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78cm"/>
    </style:style>
    <style:style style:name="co3" style:family="table-column">
      <style:table-column-properties fo:break-before="auto" style:column-width="4.175cm"/>
    </style:style>
    <style:style style:name="co4" style:family="table-column">
      <style:table-column-properties fo:break-before="auto" style:column-width="5.156cm"/>
    </style:style>
    <style:style style:name="co5" style:family="table-column">
      <style:table-column-properties fo:break-before="auto" style:column-width="3.18cm"/>
    </style:style>
    <style:style style:name="co6" style:family="table-column">
      <style:table-column-properties fo:break-before="auto" style:column-width="3.152cm"/>
    </style:style>
    <style:style style:name="co7" style:family="table-column">
      <style:table-column-properties fo:break-before="auto" style:column-width="2.8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47">
      <number:month number:style="long"/>
      <number:text>-</number:text>
      <number:day number:style="long"/>
    </number:date-style>
    <style:style style:name="ce1" style:family="table-cell" style:parent-style-name="Default" style:data-style-name="N36"/>
    <style:style style:name="ce2" style:family="table-cell" style:parent-style-name="Default" style:data-style-name="N47"/>
    <style:style style:name="ce24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5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6" style:family="table-cell" style:parent-style-name="Pivot_20_Table_20_Category" style:data-style-name="N36">
      <style:table-cell-properties fo:border-bottom="none" fo:border-left="2.01pt solid #000000" fo:border-right="0.99pt solid #000000" fo:border-top="0.99pt solid #000000"/>
    </style:style>
    <style:style style:name="ce27" style:family="table-cell" style:parent-style-name="Pivot_20_Table_20_Category" style:data-style-name="N36">
      <style:table-cell-properties fo:border-bottom="none" fo:border-left="2.01pt solid #000000" fo:border-right="0.99pt solid #000000" fo:border-top="none"/>
    </style:style>
    <style:style style:name="ce28" style:family="table-cell" style:parent-style-name="Pivot_20_Table_20_Title" style:data-style-name="N36">
      <style:table-cell-properties fo:border-bottom="2.01pt solid #000000" fo:border-left="2.01pt solid #000000" fo:border-right="0.99pt solid #000000" fo:border-top="0.99pt solid #000000"/>
    </style:style>
    <style:style style:name="ce8" style:family="table-cell" style:parent-style-name="Pivot_20_Table_20_Category" style:data-style-name="N36">
      <style:table-cell-properties fo:border="none"/>
    </style:style>
    <style:style style:name="ce30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1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32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33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34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35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5" style:family="table-cell" style:parent-style-name="Pivot_20_Table_20_Value" style:data-style-name="N0">
      <style:table-cell-properties fo:border="none"/>
    </style:style>
    <style:style style:name="ce37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38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39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40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41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42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43" style:family="table-cell" style:parent-style-name="Default" style:data-style-name="N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zad 5.1" table:style-name="ta1">
        <table:table-column table:style-name="co1" table:default-cell-style-name="Default"/>
        <table:table-column table:style-name="co2" table:default-cell-style-name="ce2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dni</text:p>
          </table:table-cell>
          <table:table-cell office:value-type="string" calcext:value-type="string">
            <text:p>dzień i miesiąc</text:p>
          </table:table-cell>
          <table:table-cell office:value-type="string" calcext:value-type="string">
            <text:p>pora roku</text:p>
          </table:table-cell>
          <table:table-cell office:value-type="string" calcext:value-type="string">
            <text:p>wypożyczenie w procent</text:p>
          </table:table-cell>
          <table:table-cell office:value-type="string" calcext:value-type="string">
            <text:p>przychód</text:p>
          </table:table-cell>
          <table:table-cell office:value-type="string" calcext:value-type="string">
            <text:p>wydatki</text:p>
          </table:table-cell>
          <table:table-cell office:value-type="string" calcext:value-type="string">
            <text:p>kasa </text:p>
          </table:table-cell>
          <table:table-cell/>
          <table:table-cell office:value-type="string" calcext:value-type="string">
            <text:p>całkowity dochód</text:p>
          </table:table-cell>
          <table:table-cell/>
        </table:table-row>
        <table:table-row table:style-name="ro1">
          <table:table-cell table:style-name="ce1" office:value-type="date" office:date-value="2023-01-01" calcext:value-type="date">
            <text:p>1.01.2023</text:p>
          </table:table-cell>
          <table:table-cell table:formula="of:=[.A2]" office:value-type="date" office:date-value="2023-01-01" calcext:value-type="date">
            <text:p>01-01</text:p>
          </table:table-cell>
          <table:table-cell table:style-name="ce1" table:formula="of:=IF([.B2] &lt; DATE(YEAR([.A2]);3;21); &quot;ZIMA&quot;; IF([.B2] &lt; DATE(YEAR([.A2]);6;21);&quot;WIOSNA&quot; ; IF([.B2] &lt; DATE(YEAR([.A2]);9;23); &quot;LATO&quot;; IF([.B2] &lt; DATE(YEAR([.A2]);12;21);&quot;JESIEŃ&quot;; &quot;ZIMA&quot;))))" office:value-type="string" office:string-value="ZIMA" calcext:value-type="string">
            <text:p>ZIMA</text:p>
          </table:table-cell>
          <table:table-cell table:formula="of:=IF([.C2] = &quot;ZIMA&quot;; 0.2; IF([.C2] = &quot;WIOSNA&quot;; 0.5; IF([.C2] = &quot;LATO&quot;; 0.9; 0.4)))"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8150" calcext:value-type="float">
            <text:p>8150</text:p>
          </table:table-cell>
          <table:table-cell table:formula="of:=[.E2]-[.F2]" office:value-type="float" office:value="-8150" calcext:value-type="float">
            <text:p>-8150</text:p>
          </table:table-cell>
          <table:table-cell/>
          <table:table-cell table:formula="of:=[.G732]" office:value-type="float" office:value="150022" calcext:value-type="float">
            <text:p>150022</text:p>
          </table:table-cell>
          <table:table-cell office:value-type="string" calcext:value-type="string">
            <text:p>ilość rowerów</text:p>
          </table:table-cell>
        </table:table-row>
        <table:table-row table:style-name="ro1">
          <table:table-cell table:style-name="ce1" office:value-type="date" office:date-value="2023-01-02" calcext:value-type="date">
            <text:p>2.01.2023</text:p>
          </table:table-cell>
          <table:table-cell table:formula="of:=[.A3]" office:value-type="date" office:date-value="2023-01-02" calcext:value-type="date">
            <text:p>01-02</text:p>
          </table:table-cell>
          <table:table-cell table:style-name="ce1" table:formula="of:=IF([.B3] &lt; DATE(YEAR([.A3]);3;21); &quot;ZIMA&quot;; IF([.B3] &lt; DATE(YEAR([.A3]);6;21);&quot;WIOSNA&quot; ; IF([.B3] &lt; DATE(YEAR([.A3]);9;23); &quot;LATO&quot;; IF([.B3] &lt; DATE(YEAR([.A3]);12;21);&quot;JESIEŃ&quot;; &quot;ZIMA&quot;))))" office:value-type="string" office:string-value="ZIMA" calcext:value-type="string">
            <text:p>ZIMA</text:p>
          </table:table-cell>
          <table:table-cell table:formula="of:=IF([.C3] = &quot;ZIMA&quot;; 0.2; IF([.C3] = &quot;WIOSNA&quot;; 0.5; IF([.C3] = &quot;LATO&quot;; 0.9; 0.4)))" office:value-type="float" office:value="0.2" calcext:value-type="float">
            <text:p>0,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G2] -[.F3] +[.E3]" office:value-type="float" office:value="-8090" calcext:value-type="float">
            <text:p>-8090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2023-01-03" calcext:value-type="date">
            <text:p>3.01.2023</text:p>
          </table:table-cell>
          <table:table-cell table:formula="of:=[.A4]" office:value-type="date" office:date-value="2023-01-03" calcext:value-type="date">
            <text:p>01-03</text:p>
          </table:table-cell>
          <table:table-cell table:style-name="ce1" table:formula="of:=IF([.B4] &lt; DATE(YEAR([.A4]);3;21); &quot;ZIMA&quot;; IF([.B4] &lt; DATE(YEAR([.A4]);6;21);&quot;WIOSNA&quot; ; IF([.B4] &lt; DATE(YEAR([.A4]);9;23); &quot;LATO&quot;; IF([.B4] &lt; DATE(YEAR([.A4]);12;21);&quot;JESIEŃ&quot;; &quot;ZIMA&quot;))))" office:value-type="string" office:string-value="ZIMA" calcext:value-type="string">
            <text:p>ZIMA</text:p>
          </table:table-cell>
          <table:table-cell table:formula="of:=IF([.C4] = &quot;ZIMA&quot;; 0.2; IF([.C4] = &quot;WIOSNA&quot;; 0.5; IF([.C4] = &quot;LATO&quot;; 0.9; 0.4)))" office:value-type="float" office:value="0.2" calcext:value-type="float">
            <text:p>0,2</text:p>
          </table:table-cell>
          <table:table-cell table:formula="of:=IF(WEEKDAY([.A4];2)&lt; 6; 1; 0) * [.$J$3] *[.D4] *[.$J$7]" office:value-type="float" office:value="132" calcext:value-type="float">
            <text:p>132</text:p>
          </table:table-cell>
          <table:table-cell table:formula="of:=IF(WEEKDAY([.A4];2) = 7; 150; 0)" office:value-type="float" office:value="0" calcext:value-type="float">
            <text:p>0</text:p>
          </table:table-cell>
          <table:table-cell table:formula="of:=[.G3] -[.F4] +[.E4]" office:value-type="float" office:value="-7958" calcext:value-type="float">
            <text:p>-7958</text:p>
          </table:table-cell>
          <table:table-cell table:number-columns-repeated="2"/>
          <table:table-cell office:value-type="string" calcext:value-type="string">
            <text:p>koszt roweru</text:p>
          </table:table-cell>
        </table:table-row>
        <table:table-row table:style-name="ro1">
          <table:table-cell table:style-name="ce1" office:value-type="date" office:date-value="2023-01-04" calcext:value-type="date">
            <text:p>4.01.2023</text:p>
          </table:table-cell>
          <table:table-cell table:formula="of:=[.A5]" office:value-type="date" office:date-value="2023-01-04" calcext:value-type="date">
            <text:p>01-04</text:p>
          </table:table-cell>
          <table:table-cell table:style-name="ce1" table:formula="of:=IF([.B5] &lt; DATE(YEAR([.A5]);3;21); &quot;ZIMA&quot;; IF([.B5] &lt; DATE(YEAR([.A5]);6;21);&quot;WIOSNA&quot; ; IF([.B5] &lt; DATE(YEAR([.A5]);9;23); &quot;LATO&quot;; IF([.B5] &lt; DATE(YEAR([.A5]);12;21);&quot;JESIEŃ&quot;; &quot;ZIMA&quot;))))" office:value-type="string" office:string-value="ZIMA" calcext:value-type="string">
            <text:p>ZIMA</text:p>
          </table:table-cell>
          <table:table-cell table:formula="of:=IF([.C5] = &quot;ZIMA&quot;; 0.2; IF([.C5] = &quot;WIOSNA&quot;; 0.5; IF([.C5] = &quot;LATO&quot;; 0.9; 0.4)))" office:value-type="float" office:value="0.2" calcext:value-type="float">
            <text:p>0,2</text:p>
          </table:table-cell>
          <table:table-cell table:formula="of:=IF(WEEKDAY([.A5];2)&lt; 6; 1; 0) * [.$J$3] *[.D5] *[.$J$7]" office:value-type="float" office:value="132" calcext:value-type="float">
            <text:p>132</text:p>
          </table:table-cell>
          <table:table-cell table:formula="of:=IF(WEEKDAY([.A5];2) = 7; 150; 0)" office:value-type="float" office:value="0" calcext:value-type="float">
            <text:p>0</text:p>
          </table:table-cell>
          <table:table-cell table:formula="of:=[.G4] -[.F5] +[.E5]" office:value-type="float" office:value="-7826" calcext:value-type="float">
            <text:p>-7826</text:p>
          </table:table-cell>
          <table:table-cell table:number-columns-repeated="2"/>
          <table:table-cell office:value-type="float" office:value="800" calcext:value-type="float">
            <text:p>800</text:p>
          </table:table-cell>
        </table:table-row>
        <table:table-row table:style-name="ro1">
          <table:table-cell table:style-name="ce1" office:value-type="date" office:date-value="2023-01-05" calcext:value-type="date">
            <text:p>5.01.2023</text:p>
          </table:table-cell>
          <table:table-cell table:formula="of:=[.A6]" office:value-type="date" office:date-value="2023-01-05" calcext:value-type="date">
            <text:p>01-05</text:p>
          </table:table-cell>
          <table:table-cell table:style-name="ce1" table:formula="of:=IF([.B6] &lt; DATE(YEAR([.A6]);3;21); &quot;ZIMA&quot;; IF([.B6] &lt; DATE(YEAR([.A6]);6;21);&quot;WIOSNA&quot; ; IF([.B6] &lt; DATE(YEAR([.A6]);9;23); &quot;LATO&quot;; IF([.B6] &lt; DATE(YEAR([.A6]);12;21);&quot;JESIEŃ&quot;; &quot;ZIMA&quot;))))" office:value-type="string" office:string-value="ZIMA" calcext:value-type="string">
            <text:p>ZIMA</text:p>
          </table:table-cell>
          <table:table-cell table:formula="of:=IF([.C6] = &quot;ZIMA&quot;; 0.2; IF([.C6] = &quot;WIOSNA&quot;; 0.5; IF([.C6] = &quot;LATO&quot;; 0.9; 0.4)))" office:value-type="float" office:value="0.2" calcext:value-type="float">
            <text:p>0,2</text:p>
          </table:table-cell>
          <table:table-cell table:formula="of:=IF(WEEKDAY([.A6];2)&lt; 6; 1; 0) * [.$J$3] *[.D6] *[.$J$7]" office:value-type="float" office:value="132" calcext:value-type="float">
            <text:p>132</text:p>
          </table:table-cell>
          <table:table-cell table:formula="of:=IF(WEEKDAY([.A6];2) = 7; 150; 0)" office:value-type="float" office:value="0" calcext:value-type="float">
            <text:p>0</text:p>
          </table:table-cell>
          <table:table-cell table:formula="of:=[.G5] -[.F6] +[.E6]" office:value-type="float" office:value="-7694" calcext:value-type="float">
            <text:p>-7694</text:p>
          </table:table-cell>
          <table:table-cell table:number-columns-repeated="2"/>
          <table:table-cell office:value-type="string" calcext:value-type="string">
            <text:p>za dzień </text:p>
          </table:table-cell>
        </table:table-row>
        <table:table-row table:style-name="ro1">
          <table:table-cell table:style-name="ce1" office:value-type="date" office:date-value="2023-01-06" calcext:value-type="date">
            <text:p>6.01.2023</text:p>
          </table:table-cell>
          <table:table-cell table:formula="of:=[.A7]" office:value-type="date" office:date-value="2023-01-06" calcext:value-type="date">
            <text:p>01-06</text:p>
          </table:table-cell>
          <table:table-cell table:style-name="ce1" table:formula="of:=IF([.B7] &lt; DATE(YEAR([.A7]);3;21); &quot;ZIMA&quot;; IF([.B7] &lt; DATE(YEAR([.A7]);6;21);&quot;WIOSNA&quot; ; IF([.B7] &lt; DATE(YEAR([.A7]);9;23); &quot;LATO&quot;; IF([.B7] &lt; DATE(YEAR([.A7]);12;21);&quot;JESIEŃ&quot;; &quot;ZIMA&quot;))))" office:value-type="string" office:string-value="ZIMA" calcext:value-type="string">
            <text:p>ZIMA</text:p>
          </table:table-cell>
          <table:table-cell table:formula="of:=IF([.C7] = &quot;ZIMA&quot;; 0.2; IF([.C7] = &quot;WIOSNA&quot;; 0.5; IF([.C7] = &quot;LATO&quot;; 0.9; 0.4)))" office:value-type="float" office:value="0.2" calcext:value-type="float">
            <text:p>0,2</text:p>
          </table:table-cell>
          <table:table-cell table:formula="of:=IF(WEEKDAY([.A7];2)&lt; 6; 1; 0) * [.$J$3] *[.D7] *[.$J$7]" office:value-type="float" office:value="132" calcext:value-type="float">
            <text:p>132</text:p>
          </table:table-cell>
          <table:table-cell table:formula="of:=IF(WEEKDAY([.A7];2) = 7; 150; 0)" office:value-type="float" office:value="0" calcext:value-type="float">
            <text:p>0</text:p>
          </table:table-cell>
          <table:table-cell table:formula="of:=[.G6] -[.F7] +[.E7]" office:value-type="float" office:value="-7562" calcext:value-type="float">
            <text:p>-7562</text:p>
          </table:table-cell>
          <table:table-cell table:number-columns-repeated="2"/>
          <table:table-cell office:value-type="float" office:value="66" calcext:value-type="float">
            <text:p>66</text:p>
          </table:table-cell>
        </table:table-row>
        <table:table-row table:style-name="ro1">
          <table:table-cell table:style-name="ce1" office:value-type="date" office:date-value="2023-01-07" calcext:value-type="date">
            <text:p>7.01.2023</text:p>
          </table:table-cell>
          <table:table-cell table:formula="of:=[.A8]" office:value-type="date" office:date-value="2023-01-07" calcext:value-type="date">
            <text:p>01-07</text:p>
          </table:table-cell>
          <table:table-cell table:style-name="ce1" table:formula="of:=IF([.B8] &lt; DATE(YEAR([.A8]);3;21); &quot;ZIMA&quot;; IF([.B8] &lt; DATE(YEAR([.A8]);6;21);&quot;WIOSNA&quot; ; IF([.B8] &lt; DATE(YEAR([.A8]);9;23); &quot;LATO&quot;; IF([.B8] &lt; DATE(YEAR([.A8]);12;21);&quot;JESIEŃ&quot;; &quot;ZIMA&quot;))))" office:value-type="string" office:string-value="ZIMA" calcext:value-type="string">
            <text:p>ZIMA</text:p>
          </table:table-cell>
          <table:table-cell table:formula="of:=IF([.C8] = &quot;ZIMA&quot;; 0.2; IF([.C8] = &quot;WIOSNA&quot;; 0.5; IF([.C8] = &quot;LATO&quot;; 0.9; 0.4)))" office:value-type="float" office:value="0.2" calcext:value-type="float">
            <text:p>0,2</text:p>
          </table:table-cell>
          <table:table-cell table:formula="of:=IF(WEEKDAY([.A8];2)&lt; 6; 1; 0) * [.$J$3] *[.D8] *[.$J$7]" office:value-type="float" office:value="0" calcext:value-type="float">
            <text:p>0</text:p>
          </table:table-cell>
          <table:table-cell table:formula="of:=IF(WEEKDAY([.A8];2) = 7; 150; 0)" office:value-type="float" office:value="0" calcext:value-type="float">
            <text:p>0</text:p>
          </table:table-cell>
          <table:table-cell table:formula="of:=[.G7] -[.F8] +[.E8]" office:value-type="float" office:value="-7562" calcext:value-type="float">
            <text:p>-7562</text:p>
          </table:table-cell>
          <table:table-cell table:number-columns-repeated="2"/>
          <table:table-cell office:value-type="string" calcext:value-type="string">
            <text:p>s, n nie działa</text:p>
          </table:table-cell>
        </table:table-row>
        <table:table-row table:style-name="ro1">
          <table:table-cell table:style-name="ce1" office:value-type="date" office:date-value="2023-01-08" calcext:value-type="date">
            <text:p>8.01.2023</text:p>
          </table:table-cell>
          <table:table-cell table:formula="of:=[.A9]" office:value-type="date" office:date-value="2023-01-08" calcext:value-type="date">
            <text:p>01-08</text:p>
          </table:table-cell>
          <table:table-cell table:style-name="ce1" table:formula="of:=IF([.B9] &lt; DATE(YEAR([.A9]);3;21); &quot;ZIMA&quot;; IF([.B9] &lt; DATE(YEAR([.A9]);6;21);&quot;WIOSNA&quot; ; IF([.B9] &lt; DATE(YEAR([.A9]);9;23); &quot;LATO&quot;; IF([.B9] &lt; DATE(YEAR([.A9]);12;21);&quot;JESIEŃ&quot;; &quot;ZIMA&quot;))))" office:value-type="string" office:string-value="ZIMA" calcext:value-type="string">
            <text:p>ZIMA</text:p>
          </table:table-cell>
          <table:table-cell table:formula="of:=IF([.C9] = &quot;ZIMA&quot;; 0.2; IF([.C9] = &quot;WIOSNA&quot;; 0.5; IF([.C9] = &quot;LATO&quot;; 0.9; 0.4)))" office:value-type="float" office:value="0.2" calcext:value-type="float">
            <text:p>0,2</text:p>
          </table:table-cell>
          <table:table-cell table:formula="of:=IF(WEEKDAY([.A9];2)&lt; 6; 1; 0) * [.$J$3] *[.D9] *[.$J$7]" office:value-type="float" office:value="0" calcext:value-type="float">
            <text:p>0</text:p>
          </table:table-cell>
          <table:table-cell table:formula="of:=IF(WEEKDAY([.A9];2) = 7; 150; 0)" office:value-type="float" office:value="150" calcext:value-type="float">
            <text:p>150</text:p>
          </table:table-cell>
          <table:table-cell table:formula="of:=[.G8] -[.F9] +[.E9]" office:value-type="float" office:value="-7712" calcext:value-type="float">
            <text:p>-7712</text:p>
          </table:table-cell>
          <table:table-cell table:number-columns-repeated="2"/>
          <table:table-cell office:value-type="string" calcext:value-type="string">
            <text:p>serwis </text:p>
          </table:table-cell>
        </table:table-row>
        <table:table-row table:style-name="ro1">
          <table:table-cell table:style-name="ce1" office:value-type="date" office:date-value="2023-01-09" calcext:value-type="date">
            <text:p>9.01.2023</text:p>
          </table:table-cell>
          <table:table-cell table:formula="of:=[.A10]" office:value-type="date" office:date-value="2023-01-09" calcext:value-type="date">
            <text:p>01-09</text:p>
          </table:table-cell>
          <table:table-cell table:style-name="ce1" table:formula="of:=IF([.B10] &lt; DATE(YEAR([.A10]);3;21); &quot;ZIMA&quot;; IF([.B10] &lt; DATE(YEAR([.A10]);6;21);&quot;WIOSNA&quot; ; IF([.B10] &lt; DATE(YEAR([.A10]);9;23); &quot;LATO&quot;; IF([.B10] &lt; DATE(YEAR([.A10]);12;21);&quot;JESIEŃ&quot;; &quot;ZIMA&quot;))))" office:value-type="string" office:string-value="ZIMA" calcext:value-type="string">
            <text:p>ZIMA</text:p>
          </table:table-cell>
          <table:table-cell table:formula="of:=IF([.C10] = &quot;ZIMA&quot;; 0.2; IF([.C10] = &quot;WIOSNA&quot;; 0.5; IF([.C10] = &quot;LATO&quot;; 0.9; 0.4)))" office:value-type="float" office:value="0.2" calcext:value-type="float">
            <text:p>0,2</text:p>
          </table:table-cell>
          <table:table-cell table:formula="of:=IF(WEEKDAY([.A10];2)&lt; 6; 1; 0) * [.$J$3] *[.D10] *[.$J$7]" office:value-type="float" office:value="132" calcext:value-type="float">
            <text:p>132</text:p>
          </table:table-cell>
          <table:table-cell table:formula="of:=IF(WEEKDAY([.A10];2) = 7; 150; 0)" office:value-type="float" office:value="0" calcext:value-type="float">
            <text:p>0</text:p>
          </table:table-cell>
          <table:table-cell table:formula="of:=[.G9] -[.F10] +[.E10]" office:value-type="float" office:value="-7580" calcext:value-type="float">
            <text:p>-7580</text:p>
          </table:table-cell>
          <table:table-cell table:number-columns-repeated="2"/>
          <table:table-cell office:value-type="string" calcext:value-type="string">
            <text:p>15 * ilość rowerów</text:p>
          </table:table-cell>
        </table:table-row>
        <table:table-row table:style-name="ro1">
          <table:table-cell table:style-name="ce1" office:value-type="date" office:date-value="2023-01-10" calcext:value-type="date">
            <text:p>10.01.2023</text:p>
          </table:table-cell>
          <table:table-cell table:formula="of:=[.A11]" office:value-type="date" office:date-value="2023-01-10" calcext:value-type="date">
            <text:p>01-10</text:p>
          </table:table-cell>
          <table:table-cell table:style-name="ce1" table:formula="of:=IF([.B11] &lt; DATE(YEAR([.A11]);3;21); &quot;ZIMA&quot;; IF([.B11] &lt; DATE(YEAR([.A11]);6;21);&quot;WIOSNA&quot; ; IF([.B11] &lt; DATE(YEAR([.A11]);9;23); &quot;LATO&quot;; IF([.B11] &lt; DATE(YEAR([.A11]);12;21);&quot;JESIEŃ&quot;; &quot;ZIMA&quot;))))" office:value-type="string" office:string-value="ZIMA" calcext:value-type="string">
            <text:p>ZIMA</text:p>
          </table:table-cell>
          <table:table-cell table:formula="of:=IF([.C11] = &quot;ZIMA&quot;; 0.2; IF([.C11] = &quot;WIOSNA&quot;; 0.5; IF([.C11] = &quot;LATO&quot;; 0.9; 0.4)))" office:value-type="float" office:value="0.2" calcext:value-type="float">
            <text:p>0,2</text:p>
          </table:table-cell>
          <table:table-cell table:formula="of:=IF(WEEKDAY([.A11];2)&lt; 6; 1; 0) * [.$J$3] *[.D11] *[.$J$7]" office:value-type="float" office:value="132" calcext:value-type="float">
            <text:p>132</text:p>
          </table:table-cell>
          <table:table-cell table:formula="of:=IF(WEEKDAY([.A11];2) = 7; 150; 0)" office:value-type="float" office:value="0" calcext:value-type="float">
            <text:p>0</text:p>
          </table:table-cell>
          <table:table-cell table:formula="of:=[.G10] -[.F11] +[.E11]" office:value-type="float" office:value="-7448" calcext:value-type="float">
            <text:p>-7448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11" calcext:value-type="date">
            <text:p>11.01.2023</text:p>
          </table:table-cell>
          <table:table-cell table:formula="of:=[.A12]" office:value-type="date" office:date-value="2023-01-11" calcext:value-type="date">
            <text:p>01-11</text:p>
          </table:table-cell>
          <table:table-cell table:style-name="ce1" table:formula="of:=IF([.B12] &lt; DATE(YEAR([.A12]);3;21); &quot;ZIMA&quot;; IF([.B12] &lt; DATE(YEAR([.A12]);6;21);&quot;WIOSNA&quot; ; IF([.B12] &lt; DATE(YEAR([.A12]);9;23); &quot;LATO&quot;; IF([.B12] &lt; DATE(YEAR([.A12]);12;21);&quot;JESIEŃ&quot;; &quot;ZIMA&quot;))))" office:value-type="string" office:string-value="ZIMA" calcext:value-type="string">
            <text:p>ZIMA</text:p>
          </table:table-cell>
          <table:table-cell table:formula="of:=IF([.C12] = &quot;ZIMA&quot;; 0.2; IF([.C12] = &quot;WIOSNA&quot;; 0.5; IF([.C12] = &quot;LATO&quot;; 0.9; 0.4)))" office:value-type="float" office:value="0.2" calcext:value-type="float">
            <text:p>0,2</text:p>
          </table:table-cell>
          <table:table-cell table:formula="of:=IF(WEEKDAY([.A12];2)&lt; 6; 1; 0) * [.$J$3] *[.D12] *[.$J$7]" office:value-type="float" office:value="132" calcext:value-type="float">
            <text:p>132</text:p>
          </table:table-cell>
          <table:table-cell table:formula="of:=IF(WEEKDAY([.A12];2) = 7; 150; 0)" office:value-type="float" office:value="0" calcext:value-type="float">
            <text:p>0</text:p>
          </table:table-cell>
          <table:table-cell table:formula="of:=[.G11] -[.F12] +[.E12]" office:value-type="float" office:value="-7316" calcext:value-type="float">
            <text:p>-7316</text:p>
          </table:table-cell>
          <table:table-cell table:number-columns-repeated="2"/>
          <table:table-cell office:value-type="string" calcext:value-type="string">
            <text:p>W – 50, l – 90, j – 40, z - 20% </text:p>
          </table:table-cell>
        </table:table-row>
        <table:table-row table:style-name="ro1">
          <table:table-cell table:style-name="ce1" office:value-type="date" office:date-value="2023-01-12" calcext:value-type="date">
            <text:p>12.01.2023</text:p>
          </table:table-cell>
          <table:table-cell table:formula="of:=[.A13]" office:value-type="date" office:date-value="2023-01-12" calcext:value-type="date">
            <text:p>01-12</text:p>
          </table:table-cell>
          <table:table-cell table:style-name="ce1" table:formula="of:=IF([.B13] &lt; DATE(YEAR([.A13]);3;21); &quot;ZIMA&quot;; IF([.B13] &lt; DATE(YEAR([.A13]);6;21);&quot;WIOSNA&quot; ; IF([.B13] &lt; DATE(YEAR([.A13]);9;23); &quot;LATO&quot;; IF([.B13] &lt; DATE(YEAR([.A13]);12;21);&quot;JESIEŃ&quot;; &quot;ZIMA&quot;))))" office:value-type="string" office:string-value="ZIMA" calcext:value-type="string">
            <text:p>ZIMA</text:p>
          </table:table-cell>
          <table:table-cell table:formula="of:=IF([.C13] = &quot;ZIMA&quot;; 0.2; IF([.C13] = &quot;WIOSNA&quot;; 0.5; IF([.C13] = &quot;LATO&quot;; 0.9; 0.4)))" office:value-type="float" office:value="0.2" calcext:value-type="float">
            <text:p>0,2</text:p>
          </table:table-cell>
          <table:table-cell table:formula="of:=IF(WEEKDAY([.A13];2)&lt; 6; 1; 0) * [.$J$3] *[.D13] *[.$J$7]" office:value-type="float" office:value="132" calcext:value-type="float">
            <text:p>132</text:p>
          </table:table-cell>
          <table:table-cell table:formula="of:=IF(WEEKDAY([.A13];2) = 7; 150; 0)" office:value-type="float" office:value="0" calcext:value-type="float">
            <text:p>0</text:p>
          </table:table-cell>
          <table:table-cell table:formula="of:=[.G12] -[.F13] +[.E13]" office:value-type="float" office:value="-7184" calcext:value-type="float">
            <text:p>-7184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13" calcext:value-type="date">
            <text:p>13.01.2023</text:p>
          </table:table-cell>
          <table:table-cell table:formula="of:=[.A14]" office:value-type="date" office:date-value="2023-01-13" calcext:value-type="date">
            <text:p>01-13</text:p>
          </table:table-cell>
          <table:table-cell table:style-name="ce1" table:formula="of:=IF([.B14] &lt; DATE(YEAR([.A14]);3;21); &quot;ZIMA&quot;; IF([.B14] &lt; DATE(YEAR([.A14]);6;21);&quot;WIOSNA&quot; ; IF([.B14] &lt; DATE(YEAR([.A14]);9;23); &quot;LATO&quot;; IF([.B14] &lt; DATE(YEAR([.A14]);12;21);&quot;JESIEŃ&quot;; &quot;ZIMA&quot;))))" office:value-type="string" office:string-value="ZIMA" calcext:value-type="string">
            <text:p>ZIMA</text:p>
          </table:table-cell>
          <table:table-cell table:formula="of:=IF([.C14] = &quot;ZIMA&quot;; 0.2; IF([.C14] = &quot;WIOSNA&quot;; 0.5; IF([.C14] = &quot;LATO&quot;; 0.9; 0.4)))" office:value-type="float" office:value="0.2" calcext:value-type="float">
            <text:p>0,2</text:p>
          </table:table-cell>
          <table:table-cell table:formula="of:=IF(WEEKDAY([.A14];2)&lt; 6; 1; 0) * [.$J$3] *[.D14] *[.$J$7]" office:value-type="float" office:value="132" calcext:value-type="float">
            <text:p>132</text:p>
          </table:table-cell>
          <table:table-cell table:formula="of:=IF(WEEKDAY([.A14];2) = 7; 150; 0)" office:value-type="float" office:value="0" calcext:value-type="float">
            <text:p>0</text:p>
          </table:table-cell>
          <table:table-cell table:formula="of:=[.G13] -[.F14] +[.E14]" office:value-type="float" office:value="-7052" calcext:value-type="float">
            <text:p>-705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14" calcext:value-type="date">
            <text:p>14.01.2023</text:p>
          </table:table-cell>
          <table:table-cell table:formula="of:=[.A15]" office:value-type="date" office:date-value="2023-01-14" calcext:value-type="date">
            <text:p>01-14</text:p>
          </table:table-cell>
          <table:table-cell table:style-name="ce1" table:formula="of:=IF([.B15] &lt; DATE(YEAR([.A15]);3;21); &quot;ZIMA&quot;; IF([.B15] &lt; DATE(YEAR([.A15]);6;21);&quot;WIOSNA&quot; ; IF([.B15] &lt; DATE(YEAR([.A15]);9;23); &quot;LATO&quot;; IF([.B15] &lt; DATE(YEAR([.A15]);12;21);&quot;JESIEŃ&quot;; &quot;ZIMA&quot;))))" office:value-type="string" office:string-value="ZIMA" calcext:value-type="string">
            <text:p>ZIMA</text:p>
          </table:table-cell>
          <table:table-cell table:formula="of:=IF([.C15] = &quot;ZIMA&quot;; 0.2; IF([.C15] = &quot;WIOSNA&quot;; 0.5; IF([.C15] = &quot;LATO&quot;; 0.9; 0.4)))" office:value-type="float" office:value="0.2" calcext:value-type="float">
            <text:p>0,2</text:p>
          </table:table-cell>
          <table:table-cell table:formula="of:=IF(WEEKDAY([.A15];2)&lt; 6; 1; 0) * [.$J$3] *[.D15] *[.$J$7]" office:value-type="float" office:value="0" calcext:value-type="float">
            <text:p>0</text:p>
          </table:table-cell>
          <table:table-cell table:formula="of:=IF(WEEKDAY([.A15];2) = 7; 150; 0)" office:value-type="float" office:value="0" calcext:value-type="float">
            <text:p>0</text:p>
          </table:table-cell>
          <table:table-cell table:formula="of:=[.G14] -[.F15] +[.E15]" office:value-type="float" office:value="-7052" calcext:value-type="float">
            <text:p>-705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15" calcext:value-type="date">
            <text:p>15.01.2023</text:p>
          </table:table-cell>
          <table:table-cell table:formula="of:=[.A16]" office:value-type="date" office:date-value="2023-01-15" calcext:value-type="date">
            <text:p>01-15</text:p>
          </table:table-cell>
          <table:table-cell table:style-name="ce1" table:formula="of:=IF([.B16] &lt; DATE(YEAR([.A16]);3;21); &quot;ZIMA&quot;; IF([.B16] &lt; DATE(YEAR([.A16]);6;21);&quot;WIOSNA&quot; ; IF([.B16] &lt; DATE(YEAR([.A16]);9;23); &quot;LATO&quot;; IF([.B16] &lt; DATE(YEAR([.A16]);12;21);&quot;JESIEŃ&quot;; &quot;ZIMA&quot;))))" office:value-type="string" office:string-value="ZIMA" calcext:value-type="string">
            <text:p>ZIMA</text:p>
          </table:table-cell>
          <table:table-cell table:formula="of:=IF([.C16] = &quot;ZIMA&quot;; 0.2; IF([.C16] = &quot;WIOSNA&quot;; 0.5; IF([.C16] = &quot;LATO&quot;; 0.9; 0.4)))" office:value-type="float" office:value="0.2" calcext:value-type="float">
            <text:p>0,2</text:p>
          </table:table-cell>
          <table:table-cell table:formula="of:=IF(WEEKDAY([.A16];2)&lt; 6; 1; 0) * [.$J$3] *[.D16] *[.$J$7]" office:value-type="float" office:value="0" calcext:value-type="float">
            <text:p>0</text:p>
          </table:table-cell>
          <table:table-cell table:formula="of:=IF(WEEKDAY([.A16];2) = 7; 150; 0)" office:value-type="float" office:value="150" calcext:value-type="float">
            <text:p>150</text:p>
          </table:table-cell>
          <table:table-cell table:formula="of:=[.G15] -[.F16] +[.E16]" office:value-type="float" office:value="-7202" calcext:value-type="float">
            <text:p>-720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16" calcext:value-type="date">
            <text:p>16.01.2023</text:p>
          </table:table-cell>
          <table:table-cell table:formula="of:=[.A17]" office:value-type="date" office:date-value="2023-01-16" calcext:value-type="date">
            <text:p>01-16</text:p>
          </table:table-cell>
          <table:table-cell table:style-name="ce1" table:formula="of:=IF([.B17] &lt; DATE(YEAR([.A17]);3;21); &quot;ZIMA&quot;; IF([.B17] &lt; DATE(YEAR([.A17]);6;21);&quot;WIOSNA&quot; ; IF([.B17] &lt; DATE(YEAR([.A17]);9;23); &quot;LATO&quot;; IF([.B17] &lt; DATE(YEAR([.A17]);12;21);&quot;JESIEŃ&quot;; &quot;ZIMA&quot;))))" office:value-type="string" office:string-value="ZIMA" calcext:value-type="string">
            <text:p>ZIMA</text:p>
          </table:table-cell>
          <table:table-cell table:formula="of:=IF([.C17] = &quot;ZIMA&quot;; 0.2; IF([.C17] = &quot;WIOSNA&quot;; 0.5; IF([.C17] = &quot;LATO&quot;; 0.9; 0.4)))" office:value-type="float" office:value="0.2" calcext:value-type="float">
            <text:p>0,2</text:p>
          </table:table-cell>
          <table:table-cell table:formula="of:=IF(WEEKDAY([.A17];2)&lt; 6; 1; 0) * [.$J$3] *[.D17] *[.$J$7]" office:value-type="float" office:value="132" calcext:value-type="float">
            <text:p>132</text:p>
          </table:table-cell>
          <table:table-cell table:formula="of:=IF(WEEKDAY([.A17];2) = 7; 150; 0)" office:value-type="float" office:value="0" calcext:value-type="float">
            <text:p>0</text:p>
          </table:table-cell>
          <table:table-cell table:formula="of:=[.G16] -[.F17] +[.E17]" office:value-type="float" office:value="-7070" calcext:value-type="float">
            <text:p>-707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17" calcext:value-type="date">
            <text:p>17.01.2023</text:p>
          </table:table-cell>
          <table:table-cell table:formula="of:=[.A18]" office:value-type="date" office:date-value="2023-01-17" calcext:value-type="date">
            <text:p>01-17</text:p>
          </table:table-cell>
          <table:table-cell table:style-name="ce1" table:formula="of:=IF([.B18] &lt; DATE(YEAR([.A18]);3;21); &quot;ZIMA&quot;; IF([.B18] &lt; DATE(YEAR([.A18]);6;21);&quot;WIOSNA&quot; ; IF([.B18] &lt; DATE(YEAR([.A18]);9;23); &quot;LATO&quot;; IF([.B18] &lt; DATE(YEAR([.A18]);12;21);&quot;JESIEŃ&quot;; &quot;ZIMA&quot;))))" office:value-type="string" office:string-value="ZIMA" calcext:value-type="string">
            <text:p>ZIMA</text:p>
          </table:table-cell>
          <table:table-cell table:formula="of:=IF([.C18] = &quot;ZIMA&quot;; 0.2; IF([.C18] = &quot;WIOSNA&quot;; 0.5; IF([.C18] = &quot;LATO&quot;; 0.9; 0.4)))" office:value-type="float" office:value="0.2" calcext:value-type="float">
            <text:p>0,2</text:p>
          </table:table-cell>
          <table:table-cell table:formula="of:=IF(WEEKDAY([.A18];2)&lt; 6; 1; 0) * [.$J$3] *[.D18] *[.$J$7]" office:value-type="float" office:value="132" calcext:value-type="float">
            <text:p>132</text:p>
          </table:table-cell>
          <table:table-cell table:formula="of:=IF(WEEKDAY([.A18];2) = 7; 150; 0)" office:value-type="float" office:value="0" calcext:value-type="float">
            <text:p>0</text:p>
          </table:table-cell>
          <table:table-cell table:formula="of:=[.G17] -[.F18] +[.E18]" office:value-type="float" office:value="-6938" calcext:value-type="float">
            <text:p>-6938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18" calcext:value-type="date">
            <text:p>18.01.2023</text:p>
          </table:table-cell>
          <table:table-cell table:formula="of:=[.A19]" office:value-type="date" office:date-value="2023-01-18" calcext:value-type="date">
            <text:p>01-18</text:p>
          </table:table-cell>
          <table:table-cell table:style-name="ce1" table:formula="of:=IF([.B19] &lt; DATE(YEAR([.A19]);3;21); &quot;ZIMA&quot;; IF([.B19] &lt; DATE(YEAR([.A19]);6;21);&quot;WIOSNA&quot; ; IF([.B19] &lt; DATE(YEAR([.A19]);9;23); &quot;LATO&quot;; IF([.B19] &lt; DATE(YEAR([.A19]);12;21);&quot;JESIEŃ&quot;; &quot;ZIMA&quot;))))" office:value-type="string" office:string-value="ZIMA" calcext:value-type="string">
            <text:p>ZIMA</text:p>
          </table:table-cell>
          <table:table-cell table:formula="of:=IF([.C19] = &quot;ZIMA&quot;; 0.2; IF([.C19] = &quot;WIOSNA&quot;; 0.5; IF([.C19] = &quot;LATO&quot;; 0.9; 0.4)))" office:value-type="float" office:value="0.2" calcext:value-type="float">
            <text:p>0,2</text:p>
          </table:table-cell>
          <table:table-cell table:formula="of:=IF(WEEKDAY([.A19];2)&lt; 6; 1; 0) * [.$J$3] *[.D19] *[.$J$7]" office:value-type="float" office:value="132" calcext:value-type="float">
            <text:p>132</text:p>
          </table:table-cell>
          <table:table-cell table:formula="of:=IF(WEEKDAY([.A19];2) = 7; 150; 0)" office:value-type="float" office:value="0" calcext:value-type="float">
            <text:p>0</text:p>
          </table:table-cell>
          <table:table-cell table:formula="of:=[.G18] -[.F19] +[.E19]" office:value-type="float" office:value="-6806" calcext:value-type="float">
            <text:p>-6806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19" calcext:value-type="date">
            <text:p>19.01.2023</text:p>
          </table:table-cell>
          <table:table-cell table:formula="of:=[.A20]" office:value-type="date" office:date-value="2023-01-19" calcext:value-type="date">
            <text:p>01-19</text:p>
          </table:table-cell>
          <table:table-cell table:style-name="ce1" table:formula="of:=IF([.B20] &lt; DATE(YEAR([.A20]);3;21); &quot;ZIMA&quot;; IF([.B20] &lt; DATE(YEAR([.A20]);6;21);&quot;WIOSNA&quot; ; IF([.B20] &lt; DATE(YEAR([.A20]);9;23); &quot;LATO&quot;; IF([.B20] &lt; DATE(YEAR([.A20]);12;21);&quot;JESIEŃ&quot;; &quot;ZIMA&quot;))))" office:value-type="string" office:string-value="ZIMA" calcext:value-type="string">
            <text:p>ZIMA</text:p>
          </table:table-cell>
          <table:table-cell table:formula="of:=IF([.C20] = &quot;ZIMA&quot;; 0.2; IF([.C20] = &quot;WIOSNA&quot;; 0.5; IF([.C20] = &quot;LATO&quot;; 0.9; 0.4)))" office:value-type="float" office:value="0.2" calcext:value-type="float">
            <text:p>0,2</text:p>
          </table:table-cell>
          <table:table-cell table:formula="of:=IF(WEEKDAY([.A20];2)&lt; 6; 1; 0) * [.$J$3] *[.D20] *[.$J$7]" office:value-type="float" office:value="132" calcext:value-type="float">
            <text:p>132</text:p>
          </table:table-cell>
          <table:table-cell table:formula="of:=IF(WEEKDAY([.A20];2) = 7; 150; 0)" office:value-type="float" office:value="0" calcext:value-type="float">
            <text:p>0</text:p>
          </table:table-cell>
          <table:table-cell table:formula="of:=[.G19] -[.F20] +[.E20]" office:value-type="float" office:value="-6674" calcext:value-type="float">
            <text:p>-6674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20" calcext:value-type="date">
            <text:p>20.01.2023</text:p>
          </table:table-cell>
          <table:table-cell table:formula="of:=[.A21]" office:value-type="date" office:date-value="2023-01-20" calcext:value-type="date">
            <text:p>01-20</text:p>
          </table:table-cell>
          <table:table-cell table:style-name="ce1" table:formula="of:=IF([.B21] &lt; DATE(YEAR([.A21]);3;21); &quot;ZIMA&quot;; IF([.B21] &lt; DATE(YEAR([.A21]);6;21);&quot;WIOSNA&quot; ; IF([.B21] &lt; DATE(YEAR([.A21]);9;23); &quot;LATO&quot;; IF([.B21] &lt; DATE(YEAR([.A21]);12;21);&quot;JESIEŃ&quot;; &quot;ZIMA&quot;))))" office:value-type="string" office:string-value="ZIMA" calcext:value-type="string">
            <text:p>ZIMA</text:p>
          </table:table-cell>
          <table:table-cell table:formula="of:=IF([.C21] = &quot;ZIMA&quot;; 0.2; IF([.C21] = &quot;WIOSNA&quot;; 0.5; IF([.C21] = &quot;LATO&quot;; 0.9; 0.4)))" office:value-type="float" office:value="0.2" calcext:value-type="float">
            <text:p>0,2</text:p>
          </table:table-cell>
          <table:table-cell table:formula="of:=IF(WEEKDAY([.A21];2)&lt; 6; 1; 0) * [.$J$3] *[.D21] *[.$J$7]" office:value-type="float" office:value="132" calcext:value-type="float">
            <text:p>132</text:p>
          </table:table-cell>
          <table:table-cell table:formula="of:=IF(WEEKDAY([.A21];2) = 7; 150; 0)" office:value-type="float" office:value="0" calcext:value-type="float">
            <text:p>0</text:p>
          </table:table-cell>
          <table:table-cell table:formula="of:=[.G20] -[.F21] +[.E21]" office:value-type="float" office:value="-6542" calcext:value-type="float">
            <text:p>-654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21" calcext:value-type="date">
            <text:p>21.01.2023</text:p>
          </table:table-cell>
          <table:table-cell table:formula="of:=[.A22]" office:value-type="date" office:date-value="2023-01-21" calcext:value-type="date">
            <text:p>01-21</text:p>
          </table:table-cell>
          <table:table-cell table:style-name="ce1" table:formula="of:=IF([.B22] &lt; DATE(YEAR([.A22]);3;21); &quot;ZIMA&quot;; IF([.B22] &lt; DATE(YEAR([.A22]);6;21);&quot;WIOSNA&quot; ; IF([.B22] &lt; DATE(YEAR([.A22]);9;23); &quot;LATO&quot;; IF([.B22] &lt; DATE(YEAR([.A22]);12;21);&quot;JESIEŃ&quot;; &quot;ZIMA&quot;))))" office:value-type="string" office:string-value="ZIMA" calcext:value-type="string">
            <text:p>ZIMA</text:p>
          </table:table-cell>
          <table:table-cell table:formula="of:=IF([.C22] = &quot;ZIMA&quot;; 0.2; IF([.C22] = &quot;WIOSNA&quot;; 0.5; IF([.C22] = &quot;LATO&quot;; 0.9; 0.4)))" office:value-type="float" office:value="0.2" calcext:value-type="float">
            <text:p>0,2</text:p>
          </table:table-cell>
          <table:table-cell table:formula="of:=IF(WEEKDAY([.A22];2)&lt; 6; 1; 0) * [.$J$3] *[.D22] *[.$J$7]" office:value-type="float" office:value="0" calcext:value-type="float">
            <text:p>0</text:p>
          </table:table-cell>
          <table:table-cell table:formula="of:=IF(WEEKDAY([.A22];2) = 7; 150; 0)" office:value-type="float" office:value="0" calcext:value-type="float">
            <text:p>0</text:p>
          </table:table-cell>
          <table:table-cell table:formula="of:=[.G21] -[.F22] +[.E22]" office:value-type="float" office:value="-6542" calcext:value-type="float">
            <text:p>-654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22" calcext:value-type="date">
            <text:p>22.01.2023</text:p>
          </table:table-cell>
          <table:table-cell table:formula="of:=[.A23]" office:value-type="date" office:date-value="2023-01-22" calcext:value-type="date">
            <text:p>01-22</text:p>
          </table:table-cell>
          <table:table-cell table:style-name="ce1" table:formula="of:=IF([.B23] &lt; DATE(YEAR([.A23]);3;21); &quot;ZIMA&quot;; IF([.B23] &lt; DATE(YEAR([.A23]);6;21);&quot;WIOSNA&quot; ; IF([.B23] &lt; DATE(YEAR([.A23]);9;23); &quot;LATO&quot;; IF([.B23] &lt; DATE(YEAR([.A23]);12;21);&quot;JESIEŃ&quot;; &quot;ZIMA&quot;))))" office:value-type="string" office:string-value="ZIMA" calcext:value-type="string">
            <text:p>ZIMA</text:p>
          </table:table-cell>
          <table:table-cell table:formula="of:=IF([.C23] = &quot;ZIMA&quot;; 0.2; IF([.C23] = &quot;WIOSNA&quot;; 0.5; IF([.C23] = &quot;LATO&quot;; 0.9; 0.4)))" office:value-type="float" office:value="0.2" calcext:value-type="float">
            <text:p>0,2</text:p>
          </table:table-cell>
          <table:table-cell table:formula="of:=IF(WEEKDAY([.A23];2)&lt; 6; 1; 0) * [.$J$3] *[.D23] *[.$J$7]" office:value-type="float" office:value="0" calcext:value-type="float">
            <text:p>0</text:p>
          </table:table-cell>
          <table:table-cell table:formula="of:=IF(WEEKDAY([.A23];2) = 7; 150; 0)" office:value-type="float" office:value="150" calcext:value-type="float">
            <text:p>150</text:p>
          </table:table-cell>
          <table:table-cell table:formula="of:=[.G22] -[.F23] +[.E23]" office:value-type="float" office:value="-6692" calcext:value-type="float">
            <text:p>-669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23" calcext:value-type="date">
            <text:p>23.01.2023</text:p>
          </table:table-cell>
          <table:table-cell table:formula="of:=[.A24]" office:value-type="date" office:date-value="2023-01-23" calcext:value-type="date">
            <text:p>01-23</text:p>
          </table:table-cell>
          <table:table-cell table:style-name="ce1" table:formula="of:=IF([.B24] &lt; DATE(YEAR([.A24]);3;21); &quot;ZIMA&quot;; IF([.B24] &lt; DATE(YEAR([.A24]);6;21);&quot;WIOSNA&quot; ; IF([.B24] &lt; DATE(YEAR([.A24]);9;23); &quot;LATO&quot;; IF([.B24] &lt; DATE(YEAR([.A24]);12;21);&quot;JESIEŃ&quot;; &quot;ZIMA&quot;))))" office:value-type="string" office:string-value="ZIMA" calcext:value-type="string">
            <text:p>ZIMA</text:p>
          </table:table-cell>
          <table:table-cell table:formula="of:=IF([.C24] = &quot;ZIMA&quot;; 0.2; IF([.C24] = &quot;WIOSNA&quot;; 0.5; IF([.C24] = &quot;LATO&quot;; 0.9; 0.4)))" office:value-type="float" office:value="0.2" calcext:value-type="float">
            <text:p>0,2</text:p>
          </table:table-cell>
          <table:table-cell table:formula="of:=IF(WEEKDAY([.A24];2)&lt; 6; 1; 0) * [.$J$3] *[.D24] *[.$J$7]" office:value-type="float" office:value="132" calcext:value-type="float">
            <text:p>132</text:p>
          </table:table-cell>
          <table:table-cell table:formula="of:=IF(WEEKDAY([.A24];2) = 7; 150; 0)" office:value-type="float" office:value="0" calcext:value-type="float">
            <text:p>0</text:p>
          </table:table-cell>
          <table:table-cell table:formula="of:=[.G23] -[.F24] +[.E24]" office:value-type="float" office:value="-6560" calcext:value-type="float">
            <text:p>-656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24" calcext:value-type="date">
            <text:p>24.01.2023</text:p>
          </table:table-cell>
          <table:table-cell table:formula="of:=[.A25]" office:value-type="date" office:date-value="2023-01-24" calcext:value-type="date">
            <text:p>01-24</text:p>
          </table:table-cell>
          <table:table-cell table:style-name="ce1" table:formula="of:=IF([.B25] &lt; DATE(YEAR([.A25]);3;21); &quot;ZIMA&quot;; IF([.B25] &lt; DATE(YEAR([.A25]);6;21);&quot;WIOSNA&quot; ; IF([.B25] &lt; DATE(YEAR([.A25]);9;23); &quot;LATO&quot;; IF([.B25] &lt; DATE(YEAR([.A25]);12;21);&quot;JESIEŃ&quot;; &quot;ZIMA&quot;))))" office:value-type="string" office:string-value="ZIMA" calcext:value-type="string">
            <text:p>ZIMA</text:p>
          </table:table-cell>
          <table:table-cell table:formula="of:=IF([.C25] = &quot;ZIMA&quot;; 0.2; IF([.C25] = &quot;WIOSNA&quot;; 0.5; IF([.C25] = &quot;LATO&quot;; 0.9; 0.4)))" office:value-type="float" office:value="0.2" calcext:value-type="float">
            <text:p>0,2</text:p>
          </table:table-cell>
          <table:table-cell table:formula="of:=IF(WEEKDAY([.A25];2)&lt; 6; 1; 0) * [.$J$3] *[.D25] *[.$J$7]" office:value-type="float" office:value="132" calcext:value-type="float">
            <text:p>132</text:p>
          </table:table-cell>
          <table:table-cell table:formula="of:=IF(WEEKDAY([.A25];2) = 7; 150; 0)" office:value-type="float" office:value="0" calcext:value-type="float">
            <text:p>0</text:p>
          </table:table-cell>
          <table:table-cell table:formula="of:=[.G24] -[.F25] +[.E25]" office:value-type="float" office:value="-6428" calcext:value-type="float">
            <text:p>-6428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25" calcext:value-type="date">
            <text:p>25.01.2023</text:p>
          </table:table-cell>
          <table:table-cell table:formula="of:=[.A26]" office:value-type="date" office:date-value="2023-01-25" calcext:value-type="date">
            <text:p>01-25</text:p>
          </table:table-cell>
          <table:table-cell table:style-name="ce1" table:formula="of:=IF([.B26] &lt; DATE(YEAR([.A26]);3;21); &quot;ZIMA&quot;; IF([.B26] &lt; DATE(YEAR([.A26]);6;21);&quot;WIOSNA&quot; ; IF([.B26] &lt; DATE(YEAR([.A26]);9;23); &quot;LATO&quot;; IF([.B26] &lt; DATE(YEAR([.A26]);12;21);&quot;JESIEŃ&quot;; &quot;ZIMA&quot;))))" office:value-type="string" office:string-value="ZIMA" calcext:value-type="string">
            <text:p>ZIMA</text:p>
          </table:table-cell>
          <table:table-cell table:formula="of:=IF([.C26] = &quot;ZIMA&quot;; 0.2; IF([.C26] = &quot;WIOSNA&quot;; 0.5; IF([.C26] = &quot;LATO&quot;; 0.9; 0.4)))" office:value-type="float" office:value="0.2" calcext:value-type="float">
            <text:p>0,2</text:p>
          </table:table-cell>
          <table:table-cell table:formula="of:=IF(WEEKDAY([.A26];2)&lt; 6; 1; 0) * [.$J$3] *[.D26] *[.$J$7]" office:value-type="float" office:value="132" calcext:value-type="float">
            <text:p>132</text:p>
          </table:table-cell>
          <table:table-cell table:formula="of:=IF(WEEKDAY([.A26];2) = 7; 150; 0)" office:value-type="float" office:value="0" calcext:value-type="float">
            <text:p>0</text:p>
          </table:table-cell>
          <table:table-cell table:formula="of:=[.G25] -[.F26] +[.E26]" office:value-type="float" office:value="-6296" calcext:value-type="float">
            <text:p>-6296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26" calcext:value-type="date">
            <text:p>26.01.2023</text:p>
          </table:table-cell>
          <table:table-cell table:formula="of:=[.A27]" office:value-type="date" office:date-value="2023-01-26" calcext:value-type="date">
            <text:p>01-26</text:p>
          </table:table-cell>
          <table:table-cell table:style-name="ce1" table:formula="of:=IF([.B27] &lt; DATE(YEAR([.A27]);3;21); &quot;ZIMA&quot;; IF([.B27] &lt; DATE(YEAR([.A27]);6;21);&quot;WIOSNA&quot; ; IF([.B27] &lt; DATE(YEAR([.A27]);9;23); &quot;LATO&quot;; IF([.B27] &lt; DATE(YEAR([.A27]);12;21);&quot;JESIEŃ&quot;; &quot;ZIMA&quot;))))" office:value-type="string" office:string-value="ZIMA" calcext:value-type="string">
            <text:p>ZIMA</text:p>
          </table:table-cell>
          <table:table-cell table:formula="of:=IF([.C27] = &quot;ZIMA&quot;; 0.2; IF([.C27] = &quot;WIOSNA&quot;; 0.5; IF([.C27] = &quot;LATO&quot;; 0.9; 0.4)))" office:value-type="float" office:value="0.2" calcext:value-type="float">
            <text:p>0,2</text:p>
          </table:table-cell>
          <table:table-cell table:formula="of:=IF(WEEKDAY([.A27];2)&lt; 6; 1; 0) * [.$J$3] *[.D27] *[.$J$7]" office:value-type="float" office:value="132" calcext:value-type="float">
            <text:p>132</text:p>
          </table:table-cell>
          <table:table-cell table:formula="of:=IF(WEEKDAY([.A27];2) = 7; 150; 0)" office:value-type="float" office:value="0" calcext:value-type="float">
            <text:p>0</text:p>
          </table:table-cell>
          <table:table-cell table:formula="of:=[.G26] -[.F27] +[.E27]" office:value-type="float" office:value="-6164" calcext:value-type="float">
            <text:p>-6164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27" calcext:value-type="date">
            <text:p>27.01.2023</text:p>
          </table:table-cell>
          <table:table-cell table:formula="of:=[.A28]" office:value-type="date" office:date-value="2023-01-27" calcext:value-type="date">
            <text:p>01-27</text:p>
          </table:table-cell>
          <table:table-cell table:style-name="ce1" table:formula="of:=IF([.B28] &lt; DATE(YEAR([.A28]);3;21); &quot;ZIMA&quot;; IF([.B28] &lt; DATE(YEAR([.A28]);6;21);&quot;WIOSNA&quot; ; IF([.B28] &lt; DATE(YEAR([.A28]);9;23); &quot;LATO&quot;; IF([.B28] &lt; DATE(YEAR([.A28]);12;21);&quot;JESIEŃ&quot;; &quot;ZIMA&quot;))))" office:value-type="string" office:string-value="ZIMA" calcext:value-type="string">
            <text:p>ZIMA</text:p>
          </table:table-cell>
          <table:table-cell table:formula="of:=IF([.C28] = &quot;ZIMA&quot;; 0.2; IF([.C28] = &quot;WIOSNA&quot;; 0.5; IF([.C28] = &quot;LATO&quot;; 0.9; 0.4)))" office:value-type="float" office:value="0.2" calcext:value-type="float">
            <text:p>0,2</text:p>
          </table:table-cell>
          <table:table-cell table:formula="of:=IF(WEEKDAY([.A28];2)&lt; 6; 1; 0) * [.$J$3] *[.D28] *[.$J$7]" office:value-type="float" office:value="132" calcext:value-type="float">
            <text:p>132</text:p>
          </table:table-cell>
          <table:table-cell table:formula="of:=IF(WEEKDAY([.A28];2) = 7; 150; 0)" office:value-type="float" office:value="0" calcext:value-type="float">
            <text:p>0</text:p>
          </table:table-cell>
          <table:table-cell table:formula="of:=[.G27] -[.F28] +[.E28]" office:value-type="float" office:value="-6032" calcext:value-type="float">
            <text:p>-603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28" calcext:value-type="date">
            <text:p>28.01.2023</text:p>
          </table:table-cell>
          <table:table-cell table:formula="of:=[.A29]" office:value-type="date" office:date-value="2023-01-28" calcext:value-type="date">
            <text:p>01-28</text:p>
          </table:table-cell>
          <table:table-cell table:style-name="ce1" table:formula="of:=IF([.B29] &lt; DATE(YEAR([.A29]);3;21); &quot;ZIMA&quot;; IF([.B29] &lt; DATE(YEAR([.A29]);6;21);&quot;WIOSNA&quot; ; IF([.B29] &lt; DATE(YEAR([.A29]);9;23); &quot;LATO&quot;; IF([.B29] &lt; DATE(YEAR([.A29]);12;21);&quot;JESIEŃ&quot;; &quot;ZIMA&quot;))))" office:value-type="string" office:string-value="ZIMA" calcext:value-type="string">
            <text:p>ZIMA</text:p>
          </table:table-cell>
          <table:table-cell table:formula="of:=IF([.C29] = &quot;ZIMA&quot;; 0.2; IF([.C29] = &quot;WIOSNA&quot;; 0.5; IF([.C29] = &quot;LATO&quot;; 0.9; 0.4)))" office:value-type="float" office:value="0.2" calcext:value-type="float">
            <text:p>0,2</text:p>
          </table:table-cell>
          <table:table-cell table:formula="of:=IF(WEEKDAY([.A29];2)&lt; 6; 1; 0) * [.$J$3] *[.D29] *[.$J$7]" office:value-type="float" office:value="0" calcext:value-type="float">
            <text:p>0</text:p>
          </table:table-cell>
          <table:table-cell table:formula="of:=IF(WEEKDAY([.A29];2) = 7; 150; 0)" office:value-type="float" office:value="0" calcext:value-type="float">
            <text:p>0</text:p>
          </table:table-cell>
          <table:table-cell table:formula="of:=[.G28] -[.F29] +[.E29]" office:value-type="float" office:value="-6032" calcext:value-type="float">
            <text:p>-603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29" calcext:value-type="date">
            <text:p>29.01.2023</text:p>
          </table:table-cell>
          <table:table-cell table:formula="of:=[.A30]" office:value-type="date" office:date-value="2023-01-29" calcext:value-type="date">
            <text:p>01-29</text:p>
          </table:table-cell>
          <table:table-cell table:style-name="ce1" table:formula="of:=IF([.B30] &lt; DATE(YEAR([.A30]);3;21); &quot;ZIMA&quot;; IF([.B30] &lt; DATE(YEAR([.A30]);6;21);&quot;WIOSNA&quot; ; IF([.B30] &lt; DATE(YEAR([.A30]);9;23); &quot;LATO&quot;; IF([.B30] &lt; DATE(YEAR([.A30]);12;21);&quot;JESIEŃ&quot;; &quot;ZIMA&quot;))))" office:value-type="string" office:string-value="ZIMA" calcext:value-type="string">
            <text:p>ZIMA</text:p>
          </table:table-cell>
          <table:table-cell table:formula="of:=IF([.C30] = &quot;ZIMA&quot;; 0.2; IF([.C30] = &quot;WIOSNA&quot;; 0.5; IF([.C30] = &quot;LATO&quot;; 0.9; 0.4)))" office:value-type="float" office:value="0.2" calcext:value-type="float">
            <text:p>0,2</text:p>
          </table:table-cell>
          <table:table-cell table:formula="of:=IF(WEEKDAY([.A30];2)&lt; 6; 1; 0) * [.$J$3] *[.D30] *[.$J$7]" office:value-type="float" office:value="0" calcext:value-type="float">
            <text:p>0</text:p>
          </table:table-cell>
          <table:table-cell table:formula="of:=IF(WEEKDAY([.A30];2) = 7; 150; 0)" office:value-type="float" office:value="150" calcext:value-type="float">
            <text:p>150</text:p>
          </table:table-cell>
          <table:table-cell table:formula="of:=[.G29] -[.F30] +[.E30]" office:value-type="float" office:value="-6182" calcext:value-type="float">
            <text:p>-618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30" calcext:value-type="date">
            <text:p>30.01.2023</text:p>
          </table:table-cell>
          <table:table-cell table:formula="of:=[.A31]" office:value-type="date" office:date-value="2023-01-30" calcext:value-type="date">
            <text:p>01-30</text:p>
          </table:table-cell>
          <table:table-cell table:style-name="ce1" table:formula="of:=IF([.B31] &lt; DATE(YEAR([.A31]);3;21); &quot;ZIMA&quot;; IF([.B31] &lt; DATE(YEAR([.A31]);6;21);&quot;WIOSNA&quot; ; IF([.B31] &lt; DATE(YEAR([.A31]);9;23); &quot;LATO&quot;; IF([.B31] &lt; DATE(YEAR([.A31]);12;21);&quot;JESIEŃ&quot;; &quot;ZIMA&quot;))))" office:value-type="string" office:string-value="ZIMA" calcext:value-type="string">
            <text:p>ZIMA</text:p>
          </table:table-cell>
          <table:table-cell table:formula="of:=IF([.C31] = &quot;ZIMA&quot;; 0.2; IF([.C31] = &quot;WIOSNA&quot;; 0.5; IF([.C31] = &quot;LATO&quot;; 0.9; 0.4)))" office:value-type="float" office:value="0.2" calcext:value-type="float">
            <text:p>0,2</text:p>
          </table:table-cell>
          <table:table-cell table:formula="of:=IF(WEEKDAY([.A31];2)&lt; 6; 1; 0) * [.$J$3] *[.D31] *[.$J$7]" office:value-type="float" office:value="132" calcext:value-type="float">
            <text:p>132</text:p>
          </table:table-cell>
          <table:table-cell table:formula="of:=IF(WEEKDAY([.A31];2) = 7; 150; 0)" office:value-type="float" office:value="0" calcext:value-type="float">
            <text:p>0</text:p>
          </table:table-cell>
          <table:table-cell table:formula="of:=[.G30] -[.F31] +[.E31]" office:value-type="float" office:value="-6050" calcext:value-type="float">
            <text:p>-60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31" calcext:value-type="date">
            <text:p>31.01.2023</text:p>
          </table:table-cell>
          <table:table-cell table:formula="of:=[.A32]" office:value-type="date" office:date-value="2023-01-31" calcext:value-type="date">
            <text:p>01-31</text:p>
          </table:table-cell>
          <table:table-cell table:style-name="ce1" table:formula="of:=IF([.B32] &lt; DATE(YEAR([.A32]);3;21); &quot;ZIMA&quot;; IF([.B32] &lt; DATE(YEAR([.A32]);6;21);&quot;WIOSNA&quot; ; IF([.B32] &lt; DATE(YEAR([.A32]);9;23); &quot;LATO&quot;; IF([.B32] &lt; DATE(YEAR([.A32]);12;21);&quot;JESIEŃ&quot;; &quot;ZIMA&quot;))))" office:value-type="string" office:string-value="ZIMA" calcext:value-type="string">
            <text:p>ZIMA</text:p>
          </table:table-cell>
          <table:table-cell table:formula="of:=IF([.C32] = &quot;ZIMA&quot;; 0.2; IF([.C32] = &quot;WIOSNA&quot;; 0.5; IF([.C32] = &quot;LATO&quot;; 0.9; 0.4)))" office:value-type="float" office:value="0.2" calcext:value-type="float">
            <text:p>0,2</text:p>
          </table:table-cell>
          <table:table-cell table:formula="of:=IF(WEEKDAY([.A32];2)&lt; 6; 1; 0) * [.$J$3] *[.D32] *[.$J$7]" office:value-type="float" office:value="132" calcext:value-type="float">
            <text:p>132</text:p>
          </table:table-cell>
          <table:table-cell table:formula="of:=IF(WEEKDAY([.A32];2) = 7; 150; 0)" office:value-type="float" office:value="0" calcext:value-type="float">
            <text:p>0</text:p>
          </table:table-cell>
          <table:table-cell table:formula="of:=[.G31] -[.F32] +[.E32]" office:value-type="float" office:value="-5918" calcext:value-type="float">
            <text:p>-5918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01" calcext:value-type="date">
            <text:p>1.02.2023</text:p>
          </table:table-cell>
          <table:table-cell table:formula="of:=[.A33]" office:value-type="date" office:date-value="2023-02-01" calcext:value-type="date">
            <text:p>02-01</text:p>
          </table:table-cell>
          <table:table-cell table:style-name="ce1" table:formula="of:=IF([.B33] &lt; DATE(YEAR([.A33]);3;21); &quot;ZIMA&quot;; IF([.B33] &lt; DATE(YEAR([.A33]);6;21);&quot;WIOSNA&quot; ; IF([.B33] &lt; DATE(YEAR([.A33]);9;23); &quot;LATO&quot;; IF([.B33] &lt; DATE(YEAR([.A33]);12;21);&quot;JESIEŃ&quot;; &quot;ZIMA&quot;))))" office:value-type="string" office:string-value="ZIMA" calcext:value-type="string">
            <text:p>ZIMA</text:p>
          </table:table-cell>
          <table:table-cell table:formula="of:=IF([.C33] = &quot;ZIMA&quot;; 0.2; IF([.C33] = &quot;WIOSNA&quot;; 0.5; IF([.C33] = &quot;LATO&quot;; 0.9; 0.4)))" office:value-type="float" office:value="0.2" calcext:value-type="float">
            <text:p>0,2</text:p>
          </table:table-cell>
          <table:table-cell table:formula="of:=IF(WEEKDAY([.A33];2)&lt; 6; 1; 0) * [.$J$3] *[.D33] *[.$J$7]" office:value-type="float" office:value="132" calcext:value-type="float">
            <text:p>132</text:p>
          </table:table-cell>
          <table:table-cell table:formula="of:=IF(WEEKDAY([.A33];2) = 7; 150; 0)" office:value-type="float" office:value="0" calcext:value-type="float">
            <text:p>0</text:p>
          </table:table-cell>
          <table:table-cell table:formula="of:=[.G32] -[.F33] +[.E33]" office:value-type="float" office:value="-5786" calcext:value-type="float">
            <text:p>-5786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02" calcext:value-type="date">
            <text:p>2.02.2023</text:p>
          </table:table-cell>
          <table:table-cell table:formula="of:=[.A34]" office:value-type="date" office:date-value="2023-02-02" calcext:value-type="date">
            <text:p>02-02</text:p>
          </table:table-cell>
          <table:table-cell table:style-name="ce1" table:formula="of:=IF([.B34] &lt; DATE(YEAR([.A34]);3;21); &quot;ZIMA&quot;; IF([.B34] &lt; DATE(YEAR([.A34]);6;21);&quot;WIOSNA&quot; ; IF([.B34] &lt; DATE(YEAR([.A34]);9;23); &quot;LATO&quot;; IF([.B34] &lt; DATE(YEAR([.A34]);12;21);&quot;JESIEŃ&quot;; &quot;ZIMA&quot;))))" office:value-type="string" office:string-value="ZIMA" calcext:value-type="string">
            <text:p>ZIMA</text:p>
          </table:table-cell>
          <table:table-cell table:formula="of:=IF([.C34] = &quot;ZIMA&quot;; 0.2; IF([.C34] = &quot;WIOSNA&quot;; 0.5; IF([.C34] = &quot;LATO&quot;; 0.9; 0.4)))" office:value-type="float" office:value="0.2" calcext:value-type="float">
            <text:p>0,2</text:p>
          </table:table-cell>
          <table:table-cell table:formula="of:=IF(WEEKDAY([.A34];2)&lt; 6; 1; 0) * [.$J$3] *[.D34] *[.$J$7]" office:value-type="float" office:value="132" calcext:value-type="float">
            <text:p>132</text:p>
          </table:table-cell>
          <table:table-cell table:formula="of:=IF(WEEKDAY([.A34];2) = 7; 150; 0)" office:value-type="float" office:value="0" calcext:value-type="float">
            <text:p>0</text:p>
          </table:table-cell>
          <table:table-cell table:formula="of:=[.G33] -[.F34] +[.E34]" office:value-type="float" office:value="-5654" calcext:value-type="float">
            <text:p>-5654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03" calcext:value-type="date">
            <text:p>3.02.2023</text:p>
          </table:table-cell>
          <table:table-cell table:formula="of:=[.A35]" office:value-type="date" office:date-value="2023-02-03" calcext:value-type="date">
            <text:p>02-03</text:p>
          </table:table-cell>
          <table:table-cell table:style-name="ce1" table:formula="of:=IF([.B35] &lt; DATE(YEAR([.A35]);3;21); &quot;ZIMA&quot;; IF([.B35] &lt; DATE(YEAR([.A35]);6;21);&quot;WIOSNA&quot; ; IF([.B35] &lt; DATE(YEAR([.A35]);9;23); &quot;LATO&quot;; IF([.B35] &lt; DATE(YEAR([.A35]);12;21);&quot;JESIEŃ&quot;; &quot;ZIMA&quot;))))" office:value-type="string" office:string-value="ZIMA" calcext:value-type="string">
            <text:p>ZIMA</text:p>
          </table:table-cell>
          <table:table-cell table:formula="of:=IF([.C35] = &quot;ZIMA&quot;; 0.2; IF([.C35] = &quot;WIOSNA&quot;; 0.5; IF([.C35] = &quot;LATO&quot;; 0.9; 0.4)))" office:value-type="float" office:value="0.2" calcext:value-type="float">
            <text:p>0,2</text:p>
          </table:table-cell>
          <table:table-cell table:formula="of:=IF(WEEKDAY([.A35];2)&lt; 6; 1; 0) * [.$J$3] *[.D35] *[.$J$7]" office:value-type="float" office:value="132" calcext:value-type="float">
            <text:p>132</text:p>
          </table:table-cell>
          <table:table-cell table:formula="of:=IF(WEEKDAY([.A35];2) = 7; 150; 0)" office:value-type="float" office:value="0" calcext:value-type="float">
            <text:p>0</text:p>
          </table:table-cell>
          <table:table-cell table:formula="of:=[.G34] -[.F35] +[.E35]" office:value-type="float" office:value="-5522" calcext:value-type="float">
            <text:p>-552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04" calcext:value-type="date">
            <text:p>4.02.2023</text:p>
          </table:table-cell>
          <table:table-cell table:formula="of:=[.A36]" office:value-type="date" office:date-value="2023-02-04" calcext:value-type="date">
            <text:p>02-04</text:p>
          </table:table-cell>
          <table:table-cell table:style-name="ce1" table:formula="of:=IF([.B36] &lt; DATE(YEAR([.A36]);3;21); &quot;ZIMA&quot;; IF([.B36] &lt; DATE(YEAR([.A36]);6;21);&quot;WIOSNA&quot; ; IF([.B36] &lt; DATE(YEAR([.A36]);9;23); &quot;LATO&quot;; IF([.B36] &lt; DATE(YEAR([.A36]);12;21);&quot;JESIEŃ&quot;; &quot;ZIMA&quot;))))" office:value-type="string" office:string-value="ZIMA" calcext:value-type="string">
            <text:p>ZIMA</text:p>
          </table:table-cell>
          <table:table-cell table:formula="of:=IF([.C36] = &quot;ZIMA&quot;; 0.2; IF([.C36] = &quot;WIOSNA&quot;; 0.5; IF([.C36] = &quot;LATO&quot;; 0.9; 0.4)))" office:value-type="float" office:value="0.2" calcext:value-type="float">
            <text:p>0,2</text:p>
          </table:table-cell>
          <table:table-cell table:formula="of:=IF(WEEKDAY([.A36];2)&lt; 6; 1; 0) * [.$J$3] *[.D36] *[.$J$7]" office:value-type="float" office:value="0" calcext:value-type="float">
            <text:p>0</text:p>
          </table:table-cell>
          <table:table-cell table:formula="of:=IF(WEEKDAY([.A36];2) = 7; 150; 0)" office:value-type="float" office:value="0" calcext:value-type="float">
            <text:p>0</text:p>
          </table:table-cell>
          <table:table-cell table:formula="of:=[.G35] -[.F36] +[.E36]" office:value-type="float" office:value="-5522" calcext:value-type="float">
            <text:p>-552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05" calcext:value-type="date">
            <text:p>5.02.2023</text:p>
          </table:table-cell>
          <table:table-cell table:formula="of:=[.A37]" office:value-type="date" office:date-value="2023-02-05" calcext:value-type="date">
            <text:p>02-05</text:p>
          </table:table-cell>
          <table:table-cell table:style-name="ce1" table:formula="of:=IF([.B37] &lt; DATE(YEAR([.A37]);3;21); &quot;ZIMA&quot;; IF([.B37] &lt; DATE(YEAR([.A37]);6;21);&quot;WIOSNA&quot; ; IF([.B37] &lt; DATE(YEAR([.A37]);9;23); &quot;LATO&quot;; IF([.B37] &lt; DATE(YEAR([.A37]);12;21);&quot;JESIEŃ&quot;; &quot;ZIMA&quot;))))" office:value-type="string" office:string-value="ZIMA" calcext:value-type="string">
            <text:p>ZIMA</text:p>
          </table:table-cell>
          <table:table-cell table:formula="of:=IF([.C37] = &quot;ZIMA&quot;; 0.2; IF([.C37] = &quot;WIOSNA&quot;; 0.5; IF([.C37] = &quot;LATO&quot;; 0.9; 0.4)))" office:value-type="float" office:value="0.2" calcext:value-type="float">
            <text:p>0,2</text:p>
          </table:table-cell>
          <table:table-cell table:formula="of:=IF(WEEKDAY([.A37];2)&lt; 6; 1; 0) * [.$J$3] *[.D37] *[.$J$7]" office:value-type="float" office:value="0" calcext:value-type="float">
            <text:p>0</text:p>
          </table:table-cell>
          <table:table-cell table:formula="of:=IF(WEEKDAY([.A37];2) = 7; 150; 0)" office:value-type="float" office:value="150" calcext:value-type="float">
            <text:p>150</text:p>
          </table:table-cell>
          <table:table-cell table:formula="of:=[.G36] -[.F37] +[.E37]" office:value-type="float" office:value="-5672" calcext:value-type="float">
            <text:p>-567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06" calcext:value-type="date">
            <text:p>6.02.2023</text:p>
          </table:table-cell>
          <table:table-cell table:formula="of:=[.A38]" office:value-type="date" office:date-value="2023-02-06" calcext:value-type="date">
            <text:p>02-06</text:p>
          </table:table-cell>
          <table:table-cell table:style-name="ce1" table:formula="of:=IF([.B38] &lt; DATE(YEAR([.A38]);3;21); &quot;ZIMA&quot;; IF([.B38] &lt; DATE(YEAR([.A38]);6;21);&quot;WIOSNA&quot; ; IF([.B38] &lt; DATE(YEAR([.A38]);9;23); &quot;LATO&quot;; IF([.B38] &lt; DATE(YEAR([.A38]);12;21);&quot;JESIEŃ&quot;; &quot;ZIMA&quot;))))" office:value-type="string" office:string-value="ZIMA" calcext:value-type="string">
            <text:p>ZIMA</text:p>
          </table:table-cell>
          <table:table-cell table:formula="of:=IF([.C38] = &quot;ZIMA&quot;; 0.2; IF([.C38] = &quot;WIOSNA&quot;; 0.5; IF([.C38] = &quot;LATO&quot;; 0.9; 0.4)))" office:value-type="float" office:value="0.2" calcext:value-type="float">
            <text:p>0,2</text:p>
          </table:table-cell>
          <table:table-cell table:formula="of:=IF(WEEKDAY([.A38];2)&lt; 6; 1; 0) * [.$J$3] *[.D38] *[.$J$7]" office:value-type="float" office:value="132" calcext:value-type="float">
            <text:p>132</text:p>
          </table:table-cell>
          <table:table-cell table:formula="of:=IF(WEEKDAY([.A38];2) = 7; 150; 0)" office:value-type="float" office:value="0" calcext:value-type="float">
            <text:p>0</text:p>
          </table:table-cell>
          <table:table-cell table:formula="of:=[.G37] -[.F38] +[.E38]" office:value-type="float" office:value="-5540" calcext:value-type="float">
            <text:p>-55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07" calcext:value-type="date">
            <text:p>7.02.2023</text:p>
          </table:table-cell>
          <table:table-cell table:formula="of:=[.A39]" office:value-type="date" office:date-value="2023-02-07" calcext:value-type="date">
            <text:p>02-07</text:p>
          </table:table-cell>
          <table:table-cell table:style-name="ce1" table:formula="of:=IF([.B39] &lt; DATE(YEAR([.A39]);3;21); &quot;ZIMA&quot;; IF([.B39] &lt; DATE(YEAR([.A39]);6;21);&quot;WIOSNA&quot; ; IF([.B39] &lt; DATE(YEAR([.A39]);9;23); &quot;LATO&quot;; IF([.B39] &lt; DATE(YEAR([.A39]);12;21);&quot;JESIEŃ&quot;; &quot;ZIMA&quot;))))" office:value-type="string" office:string-value="ZIMA" calcext:value-type="string">
            <text:p>ZIMA</text:p>
          </table:table-cell>
          <table:table-cell table:formula="of:=IF([.C39] = &quot;ZIMA&quot;; 0.2; IF([.C39] = &quot;WIOSNA&quot;; 0.5; IF([.C39] = &quot;LATO&quot;; 0.9; 0.4)))" office:value-type="float" office:value="0.2" calcext:value-type="float">
            <text:p>0,2</text:p>
          </table:table-cell>
          <table:table-cell table:formula="of:=IF(WEEKDAY([.A39];2)&lt; 6; 1; 0) * [.$J$3] *[.D39] *[.$J$7]" office:value-type="float" office:value="132" calcext:value-type="float">
            <text:p>132</text:p>
          </table:table-cell>
          <table:table-cell table:formula="of:=IF(WEEKDAY([.A39];2) = 7; 150; 0)" office:value-type="float" office:value="0" calcext:value-type="float">
            <text:p>0</text:p>
          </table:table-cell>
          <table:table-cell table:formula="of:=[.G38] -[.F39] +[.E39]" office:value-type="float" office:value="-5408" calcext:value-type="float">
            <text:p>-5408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08" calcext:value-type="date">
            <text:p>8.02.2023</text:p>
          </table:table-cell>
          <table:table-cell table:formula="of:=[.A40]" office:value-type="date" office:date-value="2023-02-08" calcext:value-type="date">
            <text:p>02-08</text:p>
          </table:table-cell>
          <table:table-cell table:style-name="ce1" table:formula="of:=IF([.B40] &lt; DATE(YEAR([.A40]);3;21); &quot;ZIMA&quot;; IF([.B40] &lt; DATE(YEAR([.A40]);6;21);&quot;WIOSNA&quot; ; IF([.B40] &lt; DATE(YEAR([.A40]);9;23); &quot;LATO&quot;; IF([.B40] &lt; DATE(YEAR([.A40]);12;21);&quot;JESIEŃ&quot;; &quot;ZIMA&quot;))))" office:value-type="string" office:string-value="ZIMA" calcext:value-type="string">
            <text:p>ZIMA</text:p>
          </table:table-cell>
          <table:table-cell table:formula="of:=IF([.C40] = &quot;ZIMA&quot;; 0.2; IF([.C40] = &quot;WIOSNA&quot;; 0.5; IF([.C40] = &quot;LATO&quot;; 0.9; 0.4)))" office:value-type="float" office:value="0.2" calcext:value-type="float">
            <text:p>0,2</text:p>
          </table:table-cell>
          <table:table-cell table:formula="of:=IF(WEEKDAY([.A40];2)&lt; 6; 1; 0) * [.$J$3] *[.D40] *[.$J$7]" office:value-type="float" office:value="132" calcext:value-type="float">
            <text:p>132</text:p>
          </table:table-cell>
          <table:table-cell table:formula="of:=IF(WEEKDAY([.A40];2) = 7; 150; 0)" office:value-type="float" office:value="0" calcext:value-type="float">
            <text:p>0</text:p>
          </table:table-cell>
          <table:table-cell table:formula="of:=[.G39] -[.F40] +[.E40]" office:value-type="float" office:value="-5276" calcext:value-type="float">
            <text:p>-5276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09" calcext:value-type="date">
            <text:p>9.02.2023</text:p>
          </table:table-cell>
          <table:table-cell table:formula="of:=[.A41]" office:value-type="date" office:date-value="2023-02-09" calcext:value-type="date">
            <text:p>02-09</text:p>
          </table:table-cell>
          <table:table-cell table:style-name="ce1" table:formula="of:=IF([.B41] &lt; DATE(YEAR([.A41]);3;21); &quot;ZIMA&quot;; IF([.B41] &lt; DATE(YEAR([.A41]);6;21);&quot;WIOSNA&quot; ; IF([.B41] &lt; DATE(YEAR([.A41]);9;23); &quot;LATO&quot;; IF([.B41] &lt; DATE(YEAR([.A41]);12;21);&quot;JESIEŃ&quot;; &quot;ZIMA&quot;))))" office:value-type="string" office:string-value="ZIMA" calcext:value-type="string">
            <text:p>ZIMA</text:p>
          </table:table-cell>
          <table:table-cell table:formula="of:=IF([.C41] = &quot;ZIMA&quot;; 0.2; IF([.C41] = &quot;WIOSNA&quot;; 0.5; IF([.C41] = &quot;LATO&quot;; 0.9; 0.4)))" office:value-type="float" office:value="0.2" calcext:value-type="float">
            <text:p>0,2</text:p>
          </table:table-cell>
          <table:table-cell table:formula="of:=IF(WEEKDAY([.A41];2)&lt; 6; 1; 0) * [.$J$3] *[.D41] *[.$J$7]" office:value-type="float" office:value="132" calcext:value-type="float">
            <text:p>132</text:p>
          </table:table-cell>
          <table:table-cell table:formula="of:=IF(WEEKDAY([.A41];2) = 7; 150; 0)" office:value-type="float" office:value="0" calcext:value-type="float">
            <text:p>0</text:p>
          </table:table-cell>
          <table:table-cell table:formula="of:=[.G40] -[.F41] +[.E41]" office:value-type="float" office:value="-5144" calcext:value-type="float">
            <text:p>-5144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10" calcext:value-type="date">
            <text:p>10.02.2023</text:p>
          </table:table-cell>
          <table:table-cell table:formula="of:=[.A42]" office:value-type="date" office:date-value="2023-02-10" calcext:value-type="date">
            <text:p>02-10</text:p>
          </table:table-cell>
          <table:table-cell table:style-name="ce1" table:formula="of:=IF([.B42] &lt; DATE(YEAR([.A42]);3;21); &quot;ZIMA&quot;; IF([.B42] &lt; DATE(YEAR([.A42]);6;21);&quot;WIOSNA&quot; ; IF([.B42] &lt; DATE(YEAR([.A42]);9;23); &quot;LATO&quot;; IF([.B42] &lt; DATE(YEAR([.A42]);12;21);&quot;JESIEŃ&quot;; &quot;ZIMA&quot;))))" office:value-type="string" office:string-value="ZIMA" calcext:value-type="string">
            <text:p>ZIMA</text:p>
          </table:table-cell>
          <table:table-cell table:formula="of:=IF([.C42] = &quot;ZIMA&quot;; 0.2; IF([.C42] = &quot;WIOSNA&quot;; 0.5; IF([.C42] = &quot;LATO&quot;; 0.9; 0.4)))" office:value-type="float" office:value="0.2" calcext:value-type="float">
            <text:p>0,2</text:p>
          </table:table-cell>
          <table:table-cell table:formula="of:=IF(WEEKDAY([.A42];2)&lt; 6; 1; 0) * [.$J$3] *[.D42] *[.$J$7]" office:value-type="float" office:value="132" calcext:value-type="float">
            <text:p>132</text:p>
          </table:table-cell>
          <table:table-cell table:formula="of:=IF(WEEKDAY([.A42];2) = 7; 150; 0)" office:value-type="float" office:value="0" calcext:value-type="float">
            <text:p>0</text:p>
          </table:table-cell>
          <table:table-cell table:formula="of:=[.G41] -[.F42] +[.E42]" office:value-type="float" office:value="-5012" calcext:value-type="float">
            <text:p>-501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11" calcext:value-type="date">
            <text:p>11.02.2023</text:p>
          </table:table-cell>
          <table:table-cell table:formula="of:=[.A43]" office:value-type="date" office:date-value="2023-02-11" calcext:value-type="date">
            <text:p>02-11</text:p>
          </table:table-cell>
          <table:table-cell table:style-name="ce1" table:formula="of:=IF([.B43] &lt; DATE(YEAR([.A43]);3;21); &quot;ZIMA&quot;; IF([.B43] &lt; DATE(YEAR([.A43]);6;21);&quot;WIOSNA&quot; ; IF([.B43] &lt; DATE(YEAR([.A43]);9;23); &quot;LATO&quot;; IF([.B43] &lt; DATE(YEAR([.A43]);12;21);&quot;JESIEŃ&quot;; &quot;ZIMA&quot;))))" office:value-type="string" office:string-value="ZIMA" calcext:value-type="string">
            <text:p>ZIMA</text:p>
          </table:table-cell>
          <table:table-cell table:formula="of:=IF([.C43] = &quot;ZIMA&quot;; 0.2; IF([.C43] = &quot;WIOSNA&quot;; 0.5; IF([.C43] = &quot;LATO&quot;; 0.9; 0.4)))" office:value-type="float" office:value="0.2" calcext:value-type="float">
            <text:p>0,2</text:p>
          </table:table-cell>
          <table:table-cell table:formula="of:=IF(WEEKDAY([.A43];2)&lt; 6; 1; 0) * [.$J$3] *[.D43] *[.$J$7]" office:value-type="float" office:value="0" calcext:value-type="float">
            <text:p>0</text:p>
          </table:table-cell>
          <table:table-cell table:formula="of:=IF(WEEKDAY([.A43];2) = 7; 150; 0)" office:value-type="float" office:value="0" calcext:value-type="float">
            <text:p>0</text:p>
          </table:table-cell>
          <table:table-cell table:formula="of:=[.G42] -[.F43] +[.E43]" office:value-type="float" office:value="-5012" calcext:value-type="float">
            <text:p>-501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12" calcext:value-type="date">
            <text:p>12.02.2023</text:p>
          </table:table-cell>
          <table:table-cell table:formula="of:=[.A44]" office:value-type="date" office:date-value="2023-02-12" calcext:value-type="date">
            <text:p>02-12</text:p>
          </table:table-cell>
          <table:table-cell table:style-name="ce1" table:formula="of:=IF([.B44] &lt; DATE(YEAR([.A44]);3;21); &quot;ZIMA&quot;; IF([.B44] &lt; DATE(YEAR([.A44]);6;21);&quot;WIOSNA&quot; ; IF([.B44] &lt; DATE(YEAR([.A44]);9;23); &quot;LATO&quot;; IF([.B44] &lt; DATE(YEAR([.A44]);12;21);&quot;JESIEŃ&quot;; &quot;ZIMA&quot;))))" office:value-type="string" office:string-value="ZIMA" calcext:value-type="string">
            <text:p>ZIMA</text:p>
          </table:table-cell>
          <table:table-cell table:formula="of:=IF([.C44] = &quot;ZIMA&quot;; 0.2; IF([.C44] = &quot;WIOSNA&quot;; 0.5; IF([.C44] = &quot;LATO&quot;; 0.9; 0.4)))" office:value-type="float" office:value="0.2" calcext:value-type="float">
            <text:p>0,2</text:p>
          </table:table-cell>
          <table:table-cell table:formula="of:=IF(WEEKDAY([.A44];2)&lt; 6; 1; 0) * [.$J$3] *[.D44] *[.$J$7]" office:value-type="float" office:value="0" calcext:value-type="float">
            <text:p>0</text:p>
          </table:table-cell>
          <table:table-cell table:formula="of:=IF(WEEKDAY([.A44];2) = 7; 150; 0)" office:value-type="float" office:value="150" calcext:value-type="float">
            <text:p>150</text:p>
          </table:table-cell>
          <table:table-cell table:formula="of:=[.G43] -[.F44] +[.E44]" office:value-type="float" office:value="-5162" calcext:value-type="float">
            <text:p>-516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13" calcext:value-type="date">
            <text:p>13.02.2023</text:p>
          </table:table-cell>
          <table:table-cell table:formula="of:=[.A45]" office:value-type="date" office:date-value="2023-02-13" calcext:value-type="date">
            <text:p>02-13</text:p>
          </table:table-cell>
          <table:table-cell table:style-name="ce1" table:formula="of:=IF([.B45] &lt; DATE(YEAR([.A45]);3;21); &quot;ZIMA&quot;; IF([.B45] &lt; DATE(YEAR([.A45]);6;21);&quot;WIOSNA&quot; ; IF([.B45] &lt; DATE(YEAR([.A45]);9;23); &quot;LATO&quot;; IF([.B45] &lt; DATE(YEAR([.A45]);12;21);&quot;JESIEŃ&quot;; &quot;ZIMA&quot;))))" office:value-type="string" office:string-value="ZIMA" calcext:value-type="string">
            <text:p>ZIMA</text:p>
          </table:table-cell>
          <table:table-cell table:formula="of:=IF([.C45] = &quot;ZIMA&quot;; 0.2; IF([.C45] = &quot;WIOSNA&quot;; 0.5; IF([.C45] = &quot;LATO&quot;; 0.9; 0.4)))" office:value-type="float" office:value="0.2" calcext:value-type="float">
            <text:p>0,2</text:p>
          </table:table-cell>
          <table:table-cell table:formula="of:=IF(WEEKDAY([.A45];2)&lt; 6; 1; 0) * [.$J$3] *[.D45] *[.$J$7]" office:value-type="float" office:value="132" calcext:value-type="float">
            <text:p>132</text:p>
          </table:table-cell>
          <table:table-cell table:formula="of:=IF(WEEKDAY([.A45];2) = 7; 150; 0)" office:value-type="float" office:value="0" calcext:value-type="float">
            <text:p>0</text:p>
          </table:table-cell>
          <table:table-cell table:formula="of:=[.G44] -[.F45] +[.E45]" office:value-type="float" office:value="-5030" calcext:value-type="float">
            <text:p>-503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14" calcext:value-type="date">
            <text:p>14.02.2023</text:p>
          </table:table-cell>
          <table:table-cell table:formula="of:=[.A46]" office:value-type="date" office:date-value="2023-02-14" calcext:value-type="date">
            <text:p>02-14</text:p>
          </table:table-cell>
          <table:table-cell table:style-name="ce1" table:formula="of:=IF([.B46] &lt; DATE(YEAR([.A46]);3;21); &quot;ZIMA&quot;; IF([.B46] &lt; DATE(YEAR([.A46]);6;21);&quot;WIOSNA&quot; ; IF([.B46] &lt; DATE(YEAR([.A46]);9;23); &quot;LATO&quot;; IF([.B46] &lt; DATE(YEAR([.A46]);12;21);&quot;JESIEŃ&quot;; &quot;ZIMA&quot;))))" office:value-type="string" office:string-value="ZIMA" calcext:value-type="string">
            <text:p>ZIMA</text:p>
          </table:table-cell>
          <table:table-cell table:formula="of:=IF([.C46] = &quot;ZIMA&quot;; 0.2; IF([.C46] = &quot;WIOSNA&quot;; 0.5; IF([.C46] = &quot;LATO&quot;; 0.9; 0.4)))" office:value-type="float" office:value="0.2" calcext:value-type="float">
            <text:p>0,2</text:p>
          </table:table-cell>
          <table:table-cell table:formula="of:=IF(WEEKDAY([.A46];2)&lt; 6; 1; 0) * [.$J$3] *[.D46] *[.$J$7]" office:value-type="float" office:value="132" calcext:value-type="float">
            <text:p>132</text:p>
          </table:table-cell>
          <table:table-cell table:formula="of:=IF(WEEKDAY([.A46];2) = 7; 150; 0)" office:value-type="float" office:value="0" calcext:value-type="float">
            <text:p>0</text:p>
          </table:table-cell>
          <table:table-cell table:formula="of:=[.G45] -[.F46] +[.E46]" office:value-type="float" office:value="-4898" calcext:value-type="float">
            <text:p>-4898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15" calcext:value-type="date">
            <text:p>15.02.2023</text:p>
          </table:table-cell>
          <table:table-cell table:formula="of:=[.A47]" office:value-type="date" office:date-value="2023-02-15" calcext:value-type="date">
            <text:p>02-15</text:p>
          </table:table-cell>
          <table:table-cell table:style-name="ce1" table:formula="of:=IF([.B47] &lt; DATE(YEAR([.A47]);3;21); &quot;ZIMA&quot;; IF([.B47] &lt; DATE(YEAR([.A47]);6;21);&quot;WIOSNA&quot; ; IF([.B47] &lt; DATE(YEAR([.A47]);9;23); &quot;LATO&quot;; IF([.B47] &lt; DATE(YEAR([.A47]);12;21);&quot;JESIEŃ&quot;; &quot;ZIMA&quot;))))" office:value-type="string" office:string-value="ZIMA" calcext:value-type="string">
            <text:p>ZIMA</text:p>
          </table:table-cell>
          <table:table-cell table:formula="of:=IF([.C47] = &quot;ZIMA&quot;; 0.2; IF([.C47] = &quot;WIOSNA&quot;; 0.5; IF([.C47] = &quot;LATO&quot;; 0.9; 0.4)))" office:value-type="float" office:value="0.2" calcext:value-type="float">
            <text:p>0,2</text:p>
          </table:table-cell>
          <table:table-cell table:formula="of:=IF(WEEKDAY([.A47];2)&lt; 6; 1; 0) * [.$J$3] *[.D47] *[.$J$7]" office:value-type="float" office:value="132" calcext:value-type="float">
            <text:p>132</text:p>
          </table:table-cell>
          <table:table-cell table:formula="of:=IF(WEEKDAY([.A47];2) = 7; 150; 0)" office:value-type="float" office:value="0" calcext:value-type="float">
            <text:p>0</text:p>
          </table:table-cell>
          <table:table-cell table:formula="of:=[.G46] -[.F47] +[.E47]" office:value-type="float" office:value="-4766" calcext:value-type="float">
            <text:p>-4766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16" calcext:value-type="date">
            <text:p>16.02.2023</text:p>
          </table:table-cell>
          <table:table-cell table:formula="of:=[.A48]" office:value-type="date" office:date-value="2023-02-16" calcext:value-type="date">
            <text:p>02-16</text:p>
          </table:table-cell>
          <table:table-cell table:style-name="ce1" table:formula="of:=IF([.B48] &lt; DATE(YEAR([.A48]);3;21); &quot;ZIMA&quot;; IF([.B48] &lt; DATE(YEAR([.A48]);6;21);&quot;WIOSNA&quot; ; IF([.B48] &lt; DATE(YEAR([.A48]);9;23); &quot;LATO&quot;; IF([.B48] &lt; DATE(YEAR([.A48]);12;21);&quot;JESIEŃ&quot;; &quot;ZIMA&quot;))))" office:value-type="string" office:string-value="ZIMA" calcext:value-type="string">
            <text:p>ZIMA</text:p>
          </table:table-cell>
          <table:table-cell table:formula="of:=IF([.C48] = &quot;ZIMA&quot;; 0.2; IF([.C48] = &quot;WIOSNA&quot;; 0.5; IF([.C48] = &quot;LATO&quot;; 0.9; 0.4)))" office:value-type="float" office:value="0.2" calcext:value-type="float">
            <text:p>0,2</text:p>
          </table:table-cell>
          <table:table-cell table:formula="of:=IF(WEEKDAY([.A48];2)&lt; 6; 1; 0) * [.$J$3] *[.D48] *[.$J$7]" office:value-type="float" office:value="132" calcext:value-type="float">
            <text:p>132</text:p>
          </table:table-cell>
          <table:table-cell table:formula="of:=IF(WEEKDAY([.A48];2) = 7; 150; 0)" office:value-type="float" office:value="0" calcext:value-type="float">
            <text:p>0</text:p>
          </table:table-cell>
          <table:table-cell table:formula="of:=[.G47] -[.F48] +[.E48]" office:value-type="float" office:value="-4634" calcext:value-type="float">
            <text:p>-4634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17" calcext:value-type="date">
            <text:p>17.02.2023</text:p>
          </table:table-cell>
          <table:table-cell table:formula="of:=[.A49]" office:value-type="date" office:date-value="2023-02-17" calcext:value-type="date">
            <text:p>02-17</text:p>
          </table:table-cell>
          <table:table-cell table:style-name="ce1" table:formula="of:=IF([.B49] &lt; DATE(YEAR([.A49]);3;21); &quot;ZIMA&quot;; IF([.B49] &lt; DATE(YEAR([.A49]);6;21);&quot;WIOSNA&quot; ; IF([.B49] &lt; DATE(YEAR([.A49]);9;23); &quot;LATO&quot;; IF([.B49] &lt; DATE(YEAR([.A49]);12;21);&quot;JESIEŃ&quot;; &quot;ZIMA&quot;))))" office:value-type="string" office:string-value="ZIMA" calcext:value-type="string">
            <text:p>ZIMA</text:p>
          </table:table-cell>
          <table:table-cell table:formula="of:=IF([.C49] = &quot;ZIMA&quot;; 0.2; IF([.C49] = &quot;WIOSNA&quot;; 0.5; IF([.C49] = &quot;LATO&quot;; 0.9; 0.4)))" office:value-type="float" office:value="0.2" calcext:value-type="float">
            <text:p>0,2</text:p>
          </table:table-cell>
          <table:table-cell table:formula="of:=IF(WEEKDAY([.A49];2)&lt; 6; 1; 0) * [.$J$3] *[.D49] *[.$J$7]" office:value-type="float" office:value="132" calcext:value-type="float">
            <text:p>132</text:p>
          </table:table-cell>
          <table:table-cell table:formula="of:=IF(WEEKDAY([.A49];2) = 7; 150; 0)" office:value-type="float" office:value="0" calcext:value-type="float">
            <text:p>0</text:p>
          </table:table-cell>
          <table:table-cell table:formula="of:=[.G48] -[.F49] +[.E49]" office:value-type="float" office:value="-4502" calcext:value-type="float">
            <text:p>-450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18" calcext:value-type="date">
            <text:p>18.02.2023</text:p>
          </table:table-cell>
          <table:table-cell table:formula="of:=[.A50]" office:value-type="date" office:date-value="2023-02-18" calcext:value-type="date">
            <text:p>02-18</text:p>
          </table:table-cell>
          <table:table-cell table:style-name="ce1" table:formula="of:=IF([.B50] &lt; DATE(YEAR([.A50]);3;21); &quot;ZIMA&quot;; IF([.B50] &lt; DATE(YEAR([.A50]);6;21);&quot;WIOSNA&quot; ; IF([.B50] &lt; DATE(YEAR([.A50]);9;23); &quot;LATO&quot;; IF([.B50] &lt; DATE(YEAR([.A50]);12;21);&quot;JESIEŃ&quot;; &quot;ZIMA&quot;))))" office:value-type="string" office:string-value="ZIMA" calcext:value-type="string">
            <text:p>ZIMA</text:p>
          </table:table-cell>
          <table:table-cell table:formula="of:=IF([.C50] = &quot;ZIMA&quot;; 0.2; IF([.C50] = &quot;WIOSNA&quot;; 0.5; IF([.C50] = &quot;LATO&quot;; 0.9; 0.4)))" office:value-type="float" office:value="0.2" calcext:value-type="float">
            <text:p>0,2</text:p>
          </table:table-cell>
          <table:table-cell table:formula="of:=IF(WEEKDAY([.A50];2)&lt; 6; 1; 0) * [.$J$3] *[.D50] *[.$J$7]" office:value-type="float" office:value="0" calcext:value-type="float">
            <text:p>0</text:p>
          </table:table-cell>
          <table:table-cell table:formula="of:=IF(WEEKDAY([.A50];2) = 7; 150; 0)" office:value-type="float" office:value="0" calcext:value-type="float">
            <text:p>0</text:p>
          </table:table-cell>
          <table:table-cell table:formula="of:=[.G49] -[.F50] +[.E50]" office:value-type="float" office:value="-4502" calcext:value-type="float">
            <text:p>-450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19" calcext:value-type="date">
            <text:p>19.02.2023</text:p>
          </table:table-cell>
          <table:table-cell table:formula="of:=[.A51]" office:value-type="date" office:date-value="2023-02-19" calcext:value-type="date">
            <text:p>02-19</text:p>
          </table:table-cell>
          <table:table-cell table:style-name="ce1" table:formula="of:=IF([.B51] &lt; DATE(YEAR([.A51]);3;21); &quot;ZIMA&quot;; IF([.B51] &lt; DATE(YEAR([.A51]);6;21);&quot;WIOSNA&quot; ; IF([.B51] &lt; DATE(YEAR([.A51]);9;23); &quot;LATO&quot;; IF([.B51] &lt; DATE(YEAR([.A51]);12;21);&quot;JESIEŃ&quot;; &quot;ZIMA&quot;))))" office:value-type="string" office:string-value="ZIMA" calcext:value-type="string">
            <text:p>ZIMA</text:p>
          </table:table-cell>
          <table:table-cell table:formula="of:=IF([.C51] = &quot;ZIMA&quot;; 0.2; IF([.C51] = &quot;WIOSNA&quot;; 0.5; IF([.C51] = &quot;LATO&quot;; 0.9; 0.4)))" office:value-type="float" office:value="0.2" calcext:value-type="float">
            <text:p>0,2</text:p>
          </table:table-cell>
          <table:table-cell table:formula="of:=IF(WEEKDAY([.A51];2)&lt; 6; 1; 0) * [.$J$3] *[.D51] *[.$J$7]" office:value-type="float" office:value="0" calcext:value-type="float">
            <text:p>0</text:p>
          </table:table-cell>
          <table:table-cell table:formula="of:=IF(WEEKDAY([.A51];2) = 7; 150; 0)" office:value-type="float" office:value="150" calcext:value-type="float">
            <text:p>150</text:p>
          </table:table-cell>
          <table:table-cell table:formula="of:=[.G50] -[.F51] +[.E51]" office:value-type="float" office:value="-4652" calcext:value-type="float">
            <text:p>-465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20" calcext:value-type="date">
            <text:p>20.02.2023</text:p>
          </table:table-cell>
          <table:table-cell table:formula="of:=[.A52]" office:value-type="date" office:date-value="2023-02-20" calcext:value-type="date">
            <text:p>02-20</text:p>
          </table:table-cell>
          <table:table-cell table:style-name="ce1" table:formula="of:=IF([.B52] &lt; DATE(YEAR([.A52]);3;21); &quot;ZIMA&quot;; IF([.B52] &lt; DATE(YEAR([.A52]);6;21);&quot;WIOSNA&quot; ; IF([.B52] &lt; DATE(YEAR([.A52]);9;23); &quot;LATO&quot;; IF([.B52] &lt; DATE(YEAR([.A52]);12;21);&quot;JESIEŃ&quot;; &quot;ZIMA&quot;))))" office:value-type="string" office:string-value="ZIMA" calcext:value-type="string">
            <text:p>ZIMA</text:p>
          </table:table-cell>
          <table:table-cell table:formula="of:=IF([.C52] = &quot;ZIMA&quot;; 0.2; IF([.C52] = &quot;WIOSNA&quot;; 0.5; IF([.C52] = &quot;LATO&quot;; 0.9; 0.4)))" office:value-type="float" office:value="0.2" calcext:value-type="float">
            <text:p>0,2</text:p>
          </table:table-cell>
          <table:table-cell table:formula="of:=IF(WEEKDAY([.A52];2)&lt; 6; 1; 0) * [.$J$3] *[.D52] *[.$J$7]" office:value-type="float" office:value="132" calcext:value-type="float">
            <text:p>132</text:p>
          </table:table-cell>
          <table:table-cell table:formula="of:=IF(WEEKDAY([.A52];2) = 7; 150; 0)" office:value-type="float" office:value="0" calcext:value-type="float">
            <text:p>0</text:p>
          </table:table-cell>
          <table:table-cell table:formula="of:=[.G51] -[.F52] +[.E52]" office:value-type="float" office:value="-4520" calcext:value-type="float">
            <text:p>-452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21" calcext:value-type="date">
            <text:p>21.02.2023</text:p>
          </table:table-cell>
          <table:table-cell table:formula="of:=[.A53]" office:value-type="date" office:date-value="2023-02-21" calcext:value-type="date">
            <text:p>02-21</text:p>
          </table:table-cell>
          <table:table-cell table:style-name="ce1" table:formula="of:=IF([.B53] &lt; DATE(YEAR([.A53]);3;21); &quot;ZIMA&quot;; IF([.B53] &lt; DATE(YEAR([.A53]);6;21);&quot;WIOSNA&quot; ; IF([.B53] &lt; DATE(YEAR([.A53]);9;23); &quot;LATO&quot;; IF([.B53] &lt; DATE(YEAR([.A53]);12;21);&quot;JESIEŃ&quot;; &quot;ZIMA&quot;))))" office:value-type="string" office:string-value="ZIMA" calcext:value-type="string">
            <text:p>ZIMA</text:p>
          </table:table-cell>
          <table:table-cell table:formula="of:=IF([.C53] = &quot;ZIMA&quot;; 0.2; IF([.C53] = &quot;WIOSNA&quot;; 0.5; IF([.C53] = &quot;LATO&quot;; 0.9; 0.4)))" office:value-type="float" office:value="0.2" calcext:value-type="float">
            <text:p>0,2</text:p>
          </table:table-cell>
          <table:table-cell table:formula="of:=IF(WEEKDAY([.A53];2)&lt; 6; 1; 0) * [.$J$3] *[.D53] *[.$J$7]" office:value-type="float" office:value="132" calcext:value-type="float">
            <text:p>132</text:p>
          </table:table-cell>
          <table:table-cell table:formula="of:=IF(WEEKDAY([.A53];2) = 7; 150; 0)" office:value-type="float" office:value="0" calcext:value-type="float">
            <text:p>0</text:p>
          </table:table-cell>
          <table:table-cell table:formula="of:=[.G52] -[.F53] +[.E53]" office:value-type="float" office:value="-4388" calcext:value-type="float">
            <text:p>-4388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22" calcext:value-type="date">
            <text:p>22.02.2023</text:p>
          </table:table-cell>
          <table:table-cell table:formula="of:=[.A54]" office:value-type="date" office:date-value="2023-02-22" calcext:value-type="date">
            <text:p>02-22</text:p>
          </table:table-cell>
          <table:table-cell table:style-name="ce1" table:formula="of:=IF([.B54] &lt; DATE(YEAR([.A54]);3;21); &quot;ZIMA&quot;; IF([.B54] &lt; DATE(YEAR([.A54]);6;21);&quot;WIOSNA&quot; ; IF([.B54] &lt; DATE(YEAR([.A54]);9;23); &quot;LATO&quot;; IF([.B54] &lt; DATE(YEAR([.A54]);12;21);&quot;JESIEŃ&quot;; &quot;ZIMA&quot;))))" office:value-type="string" office:string-value="ZIMA" calcext:value-type="string">
            <text:p>ZIMA</text:p>
          </table:table-cell>
          <table:table-cell table:formula="of:=IF([.C54] = &quot;ZIMA&quot;; 0.2; IF([.C54] = &quot;WIOSNA&quot;; 0.5; IF([.C54] = &quot;LATO&quot;; 0.9; 0.4)))" office:value-type="float" office:value="0.2" calcext:value-type="float">
            <text:p>0,2</text:p>
          </table:table-cell>
          <table:table-cell table:formula="of:=IF(WEEKDAY([.A54];2)&lt; 6; 1; 0) * [.$J$3] *[.D54] *[.$J$7]" office:value-type="float" office:value="132" calcext:value-type="float">
            <text:p>132</text:p>
          </table:table-cell>
          <table:table-cell table:formula="of:=IF(WEEKDAY([.A54];2) = 7; 150; 0)" office:value-type="float" office:value="0" calcext:value-type="float">
            <text:p>0</text:p>
          </table:table-cell>
          <table:table-cell table:formula="of:=[.G53] -[.F54] +[.E54]" office:value-type="float" office:value="-4256" calcext:value-type="float">
            <text:p>-4256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23" calcext:value-type="date">
            <text:p>23.02.2023</text:p>
          </table:table-cell>
          <table:table-cell table:formula="of:=[.A55]" office:value-type="date" office:date-value="2023-02-23" calcext:value-type="date">
            <text:p>02-23</text:p>
          </table:table-cell>
          <table:table-cell table:style-name="ce1" table:formula="of:=IF([.B55] &lt; DATE(YEAR([.A55]);3;21); &quot;ZIMA&quot;; IF([.B55] &lt; DATE(YEAR([.A55]);6;21);&quot;WIOSNA&quot; ; IF([.B55] &lt; DATE(YEAR([.A55]);9;23); &quot;LATO&quot;; IF([.B55] &lt; DATE(YEAR([.A55]);12;21);&quot;JESIEŃ&quot;; &quot;ZIMA&quot;))))" office:value-type="string" office:string-value="ZIMA" calcext:value-type="string">
            <text:p>ZIMA</text:p>
          </table:table-cell>
          <table:table-cell table:formula="of:=IF([.C55] = &quot;ZIMA&quot;; 0.2; IF([.C55] = &quot;WIOSNA&quot;; 0.5; IF([.C55] = &quot;LATO&quot;; 0.9; 0.4)))" office:value-type="float" office:value="0.2" calcext:value-type="float">
            <text:p>0,2</text:p>
          </table:table-cell>
          <table:table-cell table:formula="of:=IF(WEEKDAY([.A55];2)&lt; 6; 1; 0) * [.$J$3] *[.D55] *[.$J$7]" office:value-type="float" office:value="132" calcext:value-type="float">
            <text:p>132</text:p>
          </table:table-cell>
          <table:table-cell table:formula="of:=IF(WEEKDAY([.A55];2) = 7; 150; 0)" office:value-type="float" office:value="0" calcext:value-type="float">
            <text:p>0</text:p>
          </table:table-cell>
          <table:table-cell table:formula="of:=[.G54] -[.F55] +[.E55]" office:value-type="float" office:value="-4124" calcext:value-type="float">
            <text:p>-4124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24" calcext:value-type="date">
            <text:p>24.02.2023</text:p>
          </table:table-cell>
          <table:table-cell table:formula="of:=[.A56]" office:value-type="date" office:date-value="2023-02-24" calcext:value-type="date">
            <text:p>02-24</text:p>
          </table:table-cell>
          <table:table-cell table:style-name="ce1" table:formula="of:=IF([.B56] &lt; DATE(YEAR([.A56]);3;21); &quot;ZIMA&quot;; IF([.B56] &lt; DATE(YEAR([.A56]);6;21);&quot;WIOSNA&quot; ; IF([.B56] &lt; DATE(YEAR([.A56]);9;23); &quot;LATO&quot;; IF([.B56] &lt; DATE(YEAR([.A56]);12;21);&quot;JESIEŃ&quot;; &quot;ZIMA&quot;))))" office:value-type="string" office:string-value="ZIMA" calcext:value-type="string">
            <text:p>ZIMA</text:p>
          </table:table-cell>
          <table:table-cell table:formula="of:=IF([.C56] = &quot;ZIMA&quot;; 0.2; IF([.C56] = &quot;WIOSNA&quot;; 0.5; IF([.C56] = &quot;LATO&quot;; 0.9; 0.4)))" office:value-type="float" office:value="0.2" calcext:value-type="float">
            <text:p>0,2</text:p>
          </table:table-cell>
          <table:table-cell table:formula="of:=IF(WEEKDAY([.A56];2)&lt; 6; 1; 0) * [.$J$3] *[.D56] *[.$J$7]" office:value-type="float" office:value="132" calcext:value-type="float">
            <text:p>132</text:p>
          </table:table-cell>
          <table:table-cell table:formula="of:=IF(WEEKDAY([.A56];2) = 7; 150; 0)" office:value-type="float" office:value="0" calcext:value-type="float">
            <text:p>0</text:p>
          </table:table-cell>
          <table:table-cell table:formula="of:=[.G55] -[.F56] +[.E56]" office:value-type="float" office:value="-3992" calcext:value-type="float">
            <text:p>-399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25" calcext:value-type="date">
            <text:p>25.02.2023</text:p>
          </table:table-cell>
          <table:table-cell table:formula="of:=[.A57]" office:value-type="date" office:date-value="2023-02-25" calcext:value-type="date">
            <text:p>02-25</text:p>
          </table:table-cell>
          <table:table-cell table:style-name="ce1" table:formula="of:=IF([.B57] &lt; DATE(YEAR([.A57]);3;21); &quot;ZIMA&quot;; IF([.B57] &lt; DATE(YEAR([.A57]);6;21);&quot;WIOSNA&quot; ; IF([.B57] &lt; DATE(YEAR([.A57]);9;23); &quot;LATO&quot;; IF([.B57] &lt; DATE(YEAR([.A57]);12;21);&quot;JESIEŃ&quot;; &quot;ZIMA&quot;))))" office:value-type="string" office:string-value="ZIMA" calcext:value-type="string">
            <text:p>ZIMA</text:p>
          </table:table-cell>
          <table:table-cell table:formula="of:=IF([.C57] = &quot;ZIMA&quot;; 0.2; IF([.C57] = &quot;WIOSNA&quot;; 0.5; IF([.C57] = &quot;LATO&quot;; 0.9; 0.4)))" office:value-type="float" office:value="0.2" calcext:value-type="float">
            <text:p>0,2</text:p>
          </table:table-cell>
          <table:table-cell table:formula="of:=IF(WEEKDAY([.A57];2)&lt; 6; 1; 0) * [.$J$3] *[.D57] *[.$J$7]" office:value-type="float" office:value="0" calcext:value-type="float">
            <text:p>0</text:p>
          </table:table-cell>
          <table:table-cell table:formula="of:=IF(WEEKDAY([.A57];2) = 7; 150; 0)" office:value-type="float" office:value="0" calcext:value-type="float">
            <text:p>0</text:p>
          </table:table-cell>
          <table:table-cell table:formula="of:=[.G56] -[.F57] +[.E57]" office:value-type="float" office:value="-3992" calcext:value-type="float">
            <text:p>-399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26" calcext:value-type="date">
            <text:p>26.02.2023</text:p>
          </table:table-cell>
          <table:table-cell table:formula="of:=[.A58]" office:value-type="date" office:date-value="2023-02-26" calcext:value-type="date">
            <text:p>02-26</text:p>
          </table:table-cell>
          <table:table-cell table:style-name="ce1" table:formula="of:=IF([.B58] &lt; DATE(YEAR([.A58]);3;21); &quot;ZIMA&quot;; IF([.B58] &lt; DATE(YEAR([.A58]);6;21);&quot;WIOSNA&quot; ; IF([.B58] &lt; DATE(YEAR([.A58]);9;23); &quot;LATO&quot;; IF([.B58] &lt; DATE(YEAR([.A58]);12;21);&quot;JESIEŃ&quot;; &quot;ZIMA&quot;))))" office:value-type="string" office:string-value="ZIMA" calcext:value-type="string">
            <text:p>ZIMA</text:p>
          </table:table-cell>
          <table:table-cell table:formula="of:=IF([.C58] = &quot;ZIMA&quot;; 0.2; IF([.C58] = &quot;WIOSNA&quot;; 0.5; IF([.C58] = &quot;LATO&quot;; 0.9; 0.4)))" office:value-type="float" office:value="0.2" calcext:value-type="float">
            <text:p>0,2</text:p>
          </table:table-cell>
          <table:table-cell table:formula="of:=IF(WEEKDAY([.A58];2)&lt; 6; 1; 0) * [.$J$3] *[.D58] *[.$J$7]" office:value-type="float" office:value="0" calcext:value-type="float">
            <text:p>0</text:p>
          </table:table-cell>
          <table:table-cell table:formula="of:=IF(WEEKDAY([.A58];2) = 7; 150; 0)" office:value-type="float" office:value="150" calcext:value-type="float">
            <text:p>150</text:p>
          </table:table-cell>
          <table:table-cell table:formula="of:=[.G57] -[.F58] +[.E58]" office:value-type="float" office:value="-4142" calcext:value-type="float">
            <text:p>-414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27" calcext:value-type="date">
            <text:p>27.02.2023</text:p>
          </table:table-cell>
          <table:table-cell table:formula="of:=[.A59]" office:value-type="date" office:date-value="2023-02-27" calcext:value-type="date">
            <text:p>02-27</text:p>
          </table:table-cell>
          <table:table-cell table:style-name="ce1" table:formula="of:=IF([.B59] &lt; DATE(YEAR([.A59]);3;21); &quot;ZIMA&quot;; IF([.B59] &lt; DATE(YEAR([.A59]);6;21);&quot;WIOSNA&quot; ; IF([.B59] &lt; DATE(YEAR([.A59]);9;23); &quot;LATO&quot;; IF([.B59] &lt; DATE(YEAR([.A59]);12;21);&quot;JESIEŃ&quot;; &quot;ZIMA&quot;))))" office:value-type="string" office:string-value="ZIMA" calcext:value-type="string">
            <text:p>ZIMA</text:p>
          </table:table-cell>
          <table:table-cell table:formula="of:=IF([.C59] = &quot;ZIMA&quot;; 0.2; IF([.C59] = &quot;WIOSNA&quot;; 0.5; IF([.C59] = &quot;LATO&quot;; 0.9; 0.4)))" office:value-type="float" office:value="0.2" calcext:value-type="float">
            <text:p>0,2</text:p>
          </table:table-cell>
          <table:table-cell table:formula="of:=IF(WEEKDAY([.A59];2)&lt; 6; 1; 0) * [.$J$3] *[.D59] *[.$J$7]" office:value-type="float" office:value="132" calcext:value-type="float">
            <text:p>132</text:p>
          </table:table-cell>
          <table:table-cell table:formula="of:=IF(WEEKDAY([.A59];2) = 7; 150; 0)" office:value-type="float" office:value="0" calcext:value-type="float">
            <text:p>0</text:p>
          </table:table-cell>
          <table:table-cell table:formula="of:=[.G58] -[.F59] +[.E59]" office:value-type="float" office:value="-4010" calcext:value-type="float">
            <text:p>-401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28" calcext:value-type="date">
            <text:p>28.02.2023</text:p>
          </table:table-cell>
          <table:table-cell table:formula="of:=[.A60]" office:value-type="date" office:date-value="2023-02-28" calcext:value-type="date">
            <text:p>02-28</text:p>
          </table:table-cell>
          <table:table-cell table:style-name="ce1" table:formula="of:=IF([.B60] &lt; DATE(YEAR([.A60]);3;21); &quot;ZIMA&quot;; IF([.B60] &lt; DATE(YEAR([.A60]);6;21);&quot;WIOSNA&quot; ; IF([.B60] &lt; DATE(YEAR([.A60]);9;23); &quot;LATO&quot;; IF([.B60] &lt; DATE(YEAR([.A60]);12;21);&quot;JESIEŃ&quot;; &quot;ZIMA&quot;))))" office:value-type="string" office:string-value="ZIMA" calcext:value-type="string">
            <text:p>ZIMA</text:p>
          </table:table-cell>
          <table:table-cell table:formula="of:=IF([.C60] = &quot;ZIMA&quot;; 0.2; IF([.C60] = &quot;WIOSNA&quot;; 0.5; IF([.C60] = &quot;LATO&quot;; 0.9; 0.4)))" office:value-type="float" office:value="0.2" calcext:value-type="float">
            <text:p>0,2</text:p>
          </table:table-cell>
          <table:table-cell table:formula="of:=IF(WEEKDAY([.A60];2)&lt; 6; 1; 0) * [.$J$3] *[.D60] *[.$J$7]" office:value-type="float" office:value="132" calcext:value-type="float">
            <text:p>132</text:p>
          </table:table-cell>
          <table:table-cell table:formula="of:=IF(WEEKDAY([.A60];2) = 7; 150; 0)" office:value-type="float" office:value="0" calcext:value-type="float">
            <text:p>0</text:p>
          </table:table-cell>
          <table:table-cell table:formula="of:=[.G59] -[.F60] +[.E60]" office:value-type="float" office:value="-3878" calcext:value-type="float">
            <text:p>-3878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01" calcext:value-type="date">
            <text:p>1.03.2023</text:p>
          </table:table-cell>
          <table:table-cell table:formula="of:=[.A61]" office:value-type="date" office:date-value="2023-03-01" calcext:value-type="date">
            <text:p>03-01</text:p>
          </table:table-cell>
          <table:table-cell table:style-name="ce1" table:formula="of:=IF([.B61] &lt; DATE(YEAR([.A61]);3;21); &quot;ZIMA&quot;; IF([.B61] &lt; DATE(YEAR([.A61]);6;21);&quot;WIOSNA&quot; ; IF([.B61] &lt; DATE(YEAR([.A61]);9;23); &quot;LATO&quot;; IF([.B61] &lt; DATE(YEAR([.A61]);12;21);&quot;JESIEŃ&quot;; &quot;ZIMA&quot;))))" office:value-type="string" office:string-value="ZIMA" calcext:value-type="string">
            <text:p>ZIMA</text:p>
          </table:table-cell>
          <table:table-cell table:formula="of:=IF([.C61] = &quot;ZIMA&quot;; 0.2; IF([.C61] = &quot;WIOSNA&quot;; 0.5; IF([.C61] = &quot;LATO&quot;; 0.9; 0.4)))" office:value-type="float" office:value="0.2" calcext:value-type="float">
            <text:p>0,2</text:p>
          </table:table-cell>
          <table:table-cell table:formula="of:=IF(WEEKDAY([.A61];2)&lt; 6; 1; 0) * [.$J$3] *[.D61] *[.$J$7]" office:value-type="float" office:value="132" calcext:value-type="float">
            <text:p>132</text:p>
          </table:table-cell>
          <table:table-cell table:formula="of:=IF(WEEKDAY([.A61];2) = 7; 150; 0)" office:value-type="float" office:value="0" calcext:value-type="float">
            <text:p>0</text:p>
          </table:table-cell>
          <table:table-cell table:formula="of:=[.G60] -[.F61] +[.E61]" office:value-type="float" office:value="-3746" calcext:value-type="float">
            <text:p>-3746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02" calcext:value-type="date">
            <text:p>2.03.2023</text:p>
          </table:table-cell>
          <table:table-cell table:formula="of:=[.A62]" office:value-type="date" office:date-value="2023-03-02" calcext:value-type="date">
            <text:p>03-02</text:p>
          </table:table-cell>
          <table:table-cell table:style-name="ce1" table:formula="of:=IF([.B62] &lt; DATE(YEAR([.A62]);3;21); &quot;ZIMA&quot;; IF([.B62] &lt; DATE(YEAR([.A62]);6;21);&quot;WIOSNA&quot; ; IF([.B62] &lt; DATE(YEAR([.A62]);9;23); &quot;LATO&quot;; IF([.B62] &lt; DATE(YEAR([.A62]);12;21);&quot;JESIEŃ&quot;; &quot;ZIMA&quot;))))" office:value-type="string" office:string-value="ZIMA" calcext:value-type="string">
            <text:p>ZIMA</text:p>
          </table:table-cell>
          <table:table-cell table:formula="of:=IF([.C62] = &quot;ZIMA&quot;; 0.2; IF([.C62] = &quot;WIOSNA&quot;; 0.5; IF([.C62] = &quot;LATO&quot;; 0.9; 0.4)))" office:value-type="float" office:value="0.2" calcext:value-type="float">
            <text:p>0,2</text:p>
          </table:table-cell>
          <table:table-cell table:formula="of:=IF(WEEKDAY([.A62];2)&lt; 6; 1; 0) * [.$J$3] *[.D62] *[.$J$7]" office:value-type="float" office:value="132" calcext:value-type="float">
            <text:p>132</text:p>
          </table:table-cell>
          <table:table-cell table:formula="of:=IF(WEEKDAY([.A62];2) = 7; 150; 0)" office:value-type="float" office:value="0" calcext:value-type="float">
            <text:p>0</text:p>
          </table:table-cell>
          <table:table-cell table:formula="of:=[.G61] -[.F62] +[.E62]" office:value-type="float" office:value="-3614" calcext:value-type="float">
            <text:p>-3614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03" calcext:value-type="date">
            <text:p>3.03.2023</text:p>
          </table:table-cell>
          <table:table-cell table:formula="of:=[.A63]" office:value-type="date" office:date-value="2023-03-03" calcext:value-type="date">
            <text:p>03-03</text:p>
          </table:table-cell>
          <table:table-cell table:style-name="ce1" table:formula="of:=IF([.B63] &lt; DATE(YEAR([.A63]);3;21); &quot;ZIMA&quot;; IF([.B63] &lt; DATE(YEAR([.A63]);6;21);&quot;WIOSNA&quot; ; IF([.B63] &lt; DATE(YEAR([.A63]);9;23); &quot;LATO&quot;; IF([.B63] &lt; DATE(YEAR([.A63]);12;21);&quot;JESIEŃ&quot;; &quot;ZIMA&quot;))))" office:value-type="string" office:string-value="ZIMA" calcext:value-type="string">
            <text:p>ZIMA</text:p>
          </table:table-cell>
          <table:table-cell table:formula="of:=IF([.C63] = &quot;ZIMA&quot;; 0.2; IF([.C63] = &quot;WIOSNA&quot;; 0.5; IF([.C63] = &quot;LATO&quot;; 0.9; 0.4)))" office:value-type="float" office:value="0.2" calcext:value-type="float">
            <text:p>0,2</text:p>
          </table:table-cell>
          <table:table-cell table:formula="of:=IF(WEEKDAY([.A63];2)&lt; 6; 1; 0) * [.$J$3] *[.D63] *[.$J$7]" office:value-type="float" office:value="132" calcext:value-type="float">
            <text:p>132</text:p>
          </table:table-cell>
          <table:table-cell table:formula="of:=IF(WEEKDAY([.A63];2) = 7; 150; 0)" office:value-type="float" office:value="0" calcext:value-type="float">
            <text:p>0</text:p>
          </table:table-cell>
          <table:table-cell table:formula="of:=[.G62] -[.F63] +[.E63]" office:value-type="float" office:value="-3482" calcext:value-type="float">
            <text:p>-348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04" calcext:value-type="date">
            <text:p>4.03.2023</text:p>
          </table:table-cell>
          <table:table-cell table:formula="of:=[.A64]" office:value-type="date" office:date-value="2023-03-04" calcext:value-type="date">
            <text:p>03-04</text:p>
          </table:table-cell>
          <table:table-cell table:style-name="ce1" table:formula="of:=IF([.B64] &lt; DATE(YEAR([.A64]);3;21); &quot;ZIMA&quot;; IF([.B64] &lt; DATE(YEAR([.A64]);6;21);&quot;WIOSNA&quot; ; IF([.B64] &lt; DATE(YEAR([.A64]);9;23); &quot;LATO&quot;; IF([.B64] &lt; DATE(YEAR([.A64]);12;21);&quot;JESIEŃ&quot;; &quot;ZIMA&quot;))))" office:value-type="string" office:string-value="ZIMA" calcext:value-type="string">
            <text:p>ZIMA</text:p>
          </table:table-cell>
          <table:table-cell table:formula="of:=IF([.C64] = &quot;ZIMA&quot;; 0.2; IF([.C64] = &quot;WIOSNA&quot;; 0.5; IF([.C64] = &quot;LATO&quot;; 0.9; 0.4)))" office:value-type="float" office:value="0.2" calcext:value-type="float">
            <text:p>0,2</text:p>
          </table:table-cell>
          <table:table-cell table:formula="of:=IF(WEEKDAY([.A64];2)&lt; 6; 1; 0) * [.$J$3] *[.D64] *[.$J$7]" office:value-type="float" office:value="0" calcext:value-type="float">
            <text:p>0</text:p>
          </table:table-cell>
          <table:table-cell table:formula="of:=IF(WEEKDAY([.A64];2) = 7; 150; 0)" office:value-type="float" office:value="0" calcext:value-type="float">
            <text:p>0</text:p>
          </table:table-cell>
          <table:table-cell table:formula="of:=[.G63] -[.F64] +[.E64]" office:value-type="float" office:value="-3482" calcext:value-type="float">
            <text:p>-348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05" calcext:value-type="date">
            <text:p>5.03.2023</text:p>
          </table:table-cell>
          <table:table-cell table:formula="of:=[.A65]" office:value-type="date" office:date-value="2023-03-05" calcext:value-type="date">
            <text:p>03-05</text:p>
          </table:table-cell>
          <table:table-cell table:style-name="ce1" table:formula="of:=IF([.B65] &lt; DATE(YEAR([.A65]);3;21); &quot;ZIMA&quot;; IF([.B65] &lt; DATE(YEAR([.A65]);6;21);&quot;WIOSNA&quot; ; IF([.B65] &lt; DATE(YEAR([.A65]);9;23); &quot;LATO&quot;; IF([.B65] &lt; DATE(YEAR([.A65]);12;21);&quot;JESIEŃ&quot;; &quot;ZIMA&quot;))))" office:value-type="string" office:string-value="ZIMA" calcext:value-type="string">
            <text:p>ZIMA</text:p>
          </table:table-cell>
          <table:table-cell table:formula="of:=IF([.C65] = &quot;ZIMA&quot;; 0.2; IF([.C65] = &quot;WIOSNA&quot;; 0.5; IF([.C65] = &quot;LATO&quot;; 0.9; 0.4)))" office:value-type="float" office:value="0.2" calcext:value-type="float">
            <text:p>0,2</text:p>
          </table:table-cell>
          <table:table-cell table:formula="of:=IF(WEEKDAY([.A65];2)&lt; 6; 1; 0) * [.$J$3] *[.D65] *[.$J$7]" office:value-type="float" office:value="0" calcext:value-type="float">
            <text:p>0</text:p>
          </table:table-cell>
          <table:table-cell table:formula="of:=IF(WEEKDAY([.A65];2) = 7; 150; 0)" office:value-type="float" office:value="150" calcext:value-type="float">
            <text:p>150</text:p>
          </table:table-cell>
          <table:table-cell table:formula="of:=[.G64] -[.F65] +[.E65]" office:value-type="float" office:value="-3632" calcext:value-type="float">
            <text:p>-363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06" calcext:value-type="date">
            <text:p>6.03.2023</text:p>
          </table:table-cell>
          <table:table-cell table:formula="of:=[.A66]" office:value-type="date" office:date-value="2023-03-06" calcext:value-type="date">
            <text:p>03-06</text:p>
          </table:table-cell>
          <table:table-cell table:style-name="ce1" table:formula="of:=IF([.B66] &lt; DATE(YEAR([.A66]);3;21); &quot;ZIMA&quot;; IF([.B66] &lt; DATE(YEAR([.A66]);6;21);&quot;WIOSNA&quot; ; IF([.B66] &lt; DATE(YEAR([.A66]);9;23); &quot;LATO&quot;; IF([.B66] &lt; DATE(YEAR([.A66]);12;21);&quot;JESIEŃ&quot;; &quot;ZIMA&quot;))))" office:value-type="string" office:string-value="ZIMA" calcext:value-type="string">
            <text:p>ZIMA</text:p>
          </table:table-cell>
          <table:table-cell table:formula="of:=IF([.C66] = &quot;ZIMA&quot;; 0.2; IF([.C66] = &quot;WIOSNA&quot;; 0.5; IF([.C66] = &quot;LATO&quot;; 0.9; 0.4)))" office:value-type="float" office:value="0.2" calcext:value-type="float">
            <text:p>0,2</text:p>
          </table:table-cell>
          <table:table-cell table:formula="of:=IF(WEEKDAY([.A66];2)&lt; 6; 1; 0) * [.$J$3] *[.D66] *[.$J$7]" office:value-type="float" office:value="132" calcext:value-type="float">
            <text:p>132</text:p>
          </table:table-cell>
          <table:table-cell table:formula="of:=IF(WEEKDAY([.A66];2) = 7; 150; 0)" office:value-type="float" office:value="0" calcext:value-type="float">
            <text:p>0</text:p>
          </table:table-cell>
          <table:table-cell table:formula="of:=[.G65] -[.F66] +[.E66]" office:value-type="float" office:value="-3500" calcext:value-type="float">
            <text:p>-35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07" calcext:value-type="date">
            <text:p>7.03.2023</text:p>
          </table:table-cell>
          <table:table-cell table:formula="of:=[.A67]" office:value-type="date" office:date-value="2023-03-07" calcext:value-type="date">
            <text:p>03-07</text:p>
          </table:table-cell>
          <table:table-cell table:style-name="ce1" table:formula="of:=IF([.B67] &lt; DATE(YEAR([.A67]);3;21); &quot;ZIMA&quot;; IF([.B67] &lt; DATE(YEAR([.A67]);6;21);&quot;WIOSNA&quot; ; IF([.B67] &lt; DATE(YEAR([.A67]);9;23); &quot;LATO&quot;; IF([.B67] &lt; DATE(YEAR([.A67]);12;21);&quot;JESIEŃ&quot;; &quot;ZIMA&quot;))))" office:value-type="string" office:string-value="ZIMA" calcext:value-type="string">
            <text:p>ZIMA</text:p>
          </table:table-cell>
          <table:table-cell table:formula="of:=IF([.C67] = &quot;ZIMA&quot;; 0.2; IF([.C67] = &quot;WIOSNA&quot;; 0.5; IF([.C67] = &quot;LATO&quot;; 0.9; 0.4)))" office:value-type="float" office:value="0.2" calcext:value-type="float">
            <text:p>0,2</text:p>
          </table:table-cell>
          <table:table-cell table:formula="of:=IF(WEEKDAY([.A67];2)&lt; 6; 1; 0) * [.$J$3] *[.D67] *[.$J$7]" office:value-type="float" office:value="132" calcext:value-type="float">
            <text:p>132</text:p>
          </table:table-cell>
          <table:table-cell table:formula="of:=IF(WEEKDAY([.A67];2) = 7; 150; 0)" office:value-type="float" office:value="0" calcext:value-type="float">
            <text:p>0</text:p>
          </table:table-cell>
          <table:table-cell table:formula="of:=[.G66] -[.F67] +[.E67]" office:value-type="float" office:value="-3368" calcext:value-type="float">
            <text:p>-3368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08" calcext:value-type="date">
            <text:p>8.03.2023</text:p>
          </table:table-cell>
          <table:table-cell table:formula="of:=[.A68]" office:value-type="date" office:date-value="2023-03-08" calcext:value-type="date">
            <text:p>03-08</text:p>
          </table:table-cell>
          <table:table-cell table:style-name="ce1" table:formula="of:=IF([.B68] &lt; DATE(YEAR([.A68]);3;21); &quot;ZIMA&quot;; IF([.B68] &lt; DATE(YEAR([.A68]);6;21);&quot;WIOSNA&quot; ; IF([.B68] &lt; DATE(YEAR([.A68]);9;23); &quot;LATO&quot;; IF([.B68] &lt; DATE(YEAR([.A68]);12;21);&quot;JESIEŃ&quot;; &quot;ZIMA&quot;))))" office:value-type="string" office:string-value="ZIMA" calcext:value-type="string">
            <text:p>ZIMA</text:p>
          </table:table-cell>
          <table:table-cell table:formula="of:=IF([.C68] = &quot;ZIMA&quot;; 0.2; IF([.C68] = &quot;WIOSNA&quot;; 0.5; IF([.C68] = &quot;LATO&quot;; 0.9; 0.4)))" office:value-type="float" office:value="0.2" calcext:value-type="float">
            <text:p>0,2</text:p>
          </table:table-cell>
          <table:table-cell table:formula="of:=IF(WEEKDAY([.A68];2)&lt; 6; 1; 0) * [.$J$3] *[.D68] *[.$J$7]" office:value-type="float" office:value="132" calcext:value-type="float">
            <text:p>132</text:p>
          </table:table-cell>
          <table:table-cell table:formula="of:=IF(WEEKDAY([.A68];2) = 7; 150; 0)" office:value-type="float" office:value="0" calcext:value-type="float">
            <text:p>0</text:p>
          </table:table-cell>
          <table:table-cell table:formula="of:=[.G67] -[.F68] +[.E68]" office:value-type="float" office:value="-3236" calcext:value-type="float">
            <text:p>-3236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09" calcext:value-type="date">
            <text:p>9.03.2023</text:p>
          </table:table-cell>
          <table:table-cell table:formula="of:=[.A69]" office:value-type="date" office:date-value="2023-03-09" calcext:value-type="date">
            <text:p>03-09</text:p>
          </table:table-cell>
          <table:table-cell table:style-name="ce1" table:formula="of:=IF([.B69] &lt; DATE(YEAR([.A69]);3;21); &quot;ZIMA&quot;; IF([.B69] &lt; DATE(YEAR([.A69]);6;21);&quot;WIOSNA&quot; ; IF([.B69] &lt; DATE(YEAR([.A69]);9;23); &quot;LATO&quot;; IF([.B69] &lt; DATE(YEAR([.A69]);12;21);&quot;JESIEŃ&quot;; &quot;ZIMA&quot;))))" office:value-type="string" office:string-value="ZIMA" calcext:value-type="string">
            <text:p>ZIMA</text:p>
          </table:table-cell>
          <table:table-cell table:formula="of:=IF([.C69] = &quot;ZIMA&quot;; 0.2; IF([.C69] = &quot;WIOSNA&quot;; 0.5; IF([.C69] = &quot;LATO&quot;; 0.9; 0.4)))" office:value-type="float" office:value="0.2" calcext:value-type="float">
            <text:p>0,2</text:p>
          </table:table-cell>
          <table:table-cell table:formula="of:=IF(WEEKDAY([.A69];2)&lt; 6; 1; 0) * [.$J$3] *[.D69] *[.$J$7]" office:value-type="float" office:value="132" calcext:value-type="float">
            <text:p>132</text:p>
          </table:table-cell>
          <table:table-cell table:formula="of:=IF(WEEKDAY([.A69];2) = 7; 150; 0)" office:value-type="float" office:value="0" calcext:value-type="float">
            <text:p>0</text:p>
          </table:table-cell>
          <table:table-cell table:formula="of:=[.G68] -[.F69] +[.E69]" office:value-type="float" office:value="-3104" calcext:value-type="float">
            <text:p>-3104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10" calcext:value-type="date">
            <text:p>10.03.2023</text:p>
          </table:table-cell>
          <table:table-cell table:formula="of:=[.A70]" office:value-type="date" office:date-value="2023-03-10" calcext:value-type="date">
            <text:p>03-10</text:p>
          </table:table-cell>
          <table:table-cell table:style-name="ce1" table:formula="of:=IF([.B70] &lt; DATE(YEAR([.A70]);3;21); &quot;ZIMA&quot;; IF([.B70] &lt; DATE(YEAR([.A70]);6;21);&quot;WIOSNA&quot; ; IF([.B70] &lt; DATE(YEAR([.A70]);9;23); &quot;LATO&quot;; IF([.B70] &lt; DATE(YEAR([.A70]);12;21);&quot;JESIEŃ&quot;; &quot;ZIMA&quot;))))" office:value-type="string" office:string-value="ZIMA" calcext:value-type="string">
            <text:p>ZIMA</text:p>
          </table:table-cell>
          <table:table-cell table:formula="of:=IF([.C70] = &quot;ZIMA&quot;; 0.2; IF([.C70] = &quot;WIOSNA&quot;; 0.5; IF([.C70] = &quot;LATO&quot;; 0.9; 0.4)))" office:value-type="float" office:value="0.2" calcext:value-type="float">
            <text:p>0,2</text:p>
          </table:table-cell>
          <table:table-cell table:formula="of:=IF(WEEKDAY([.A70];2)&lt; 6; 1; 0) * [.$J$3] *[.D70] *[.$J$7]" office:value-type="float" office:value="132" calcext:value-type="float">
            <text:p>132</text:p>
          </table:table-cell>
          <table:table-cell table:formula="of:=IF(WEEKDAY([.A70];2) = 7; 150; 0)" office:value-type="float" office:value="0" calcext:value-type="float">
            <text:p>0</text:p>
          </table:table-cell>
          <table:table-cell table:formula="of:=[.G69] -[.F70] +[.E70]" office:value-type="float" office:value="-2972" calcext:value-type="float">
            <text:p>-297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11" calcext:value-type="date">
            <text:p>11.03.2023</text:p>
          </table:table-cell>
          <table:table-cell table:formula="of:=[.A71]" office:value-type="date" office:date-value="2023-03-11" calcext:value-type="date">
            <text:p>03-11</text:p>
          </table:table-cell>
          <table:table-cell table:style-name="ce1" table:formula="of:=IF([.B71] &lt; DATE(YEAR([.A71]);3;21); &quot;ZIMA&quot;; IF([.B71] &lt; DATE(YEAR([.A71]);6;21);&quot;WIOSNA&quot; ; IF([.B71] &lt; DATE(YEAR([.A71]);9;23); &quot;LATO&quot;; IF([.B71] &lt; DATE(YEAR([.A71]);12;21);&quot;JESIEŃ&quot;; &quot;ZIMA&quot;))))" office:value-type="string" office:string-value="ZIMA" calcext:value-type="string">
            <text:p>ZIMA</text:p>
          </table:table-cell>
          <table:table-cell table:formula="of:=IF([.C71] = &quot;ZIMA&quot;; 0.2; IF([.C71] = &quot;WIOSNA&quot;; 0.5; IF([.C71] = &quot;LATO&quot;; 0.9; 0.4)))" office:value-type="float" office:value="0.2" calcext:value-type="float">
            <text:p>0,2</text:p>
          </table:table-cell>
          <table:table-cell table:formula="of:=IF(WEEKDAY([.A71];2)&lt; 6; 1; 0) * [.$J$3] *[.D71] *[.$J$7]" office:value-type="float" office:value="0" calcext:value-type="float">
            <text:p>0</text:p>
          </table:table-cell>
          <table:table-cell table:formula="of:=IF(WEEKDAY([.A71];2) = 7; 150; 0)" office:value-type="float" office:value="0" calcext:value-type="float">
            <text:p>0</text:p>
          </table:table-cell>
          <table:table-cell table:formula="of:=[.G70] -[.F71] +[.E71]" office:value-type="float" office:value="-2972" calcext:value-type="float">
            <text:p>-297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12" calcext:value-type="date">
            <text:p>12.03.2023</text:p>
          </table:table-cell>
          <table:table-cell table:formula="of:=[.A72]" office:value-type="date" office:date-value="2023-03-12" calcext:value-type="date">
            <text:p>03-12</text:p>
          </table:table-cell>
          <table:table-cell table:style-name="ce1" table:formula="of:=IF([.B72] &lt; DATE(YEAR([.A72]);3;21); &quot;ZIMA&quot;; IF([.B72] &lt; DATE(YEAR([.A72]);6;21);&quot;WIOSNA&quot; ; IF([.B72] &lt; DATE(YEAR([.A72]);9;23); &quot;LATO&quot;; IF([.B72] &lt; DATE(YEAR([.A72]);12;21);&quot;JESIEŃ&quot;; &quot;ZIMA&quot;))))" office:value-type="string" office:string-value="ZIMA" calcext:value-type="string">
            <text:p>ZIMA</text:p>
          </table:table-cell>
          <table:table-cell table:formula="of:=IF([.C72] = &quot;ZIMA&quot;; 0.2; IF([.C72] = &quot;WIOSNA&quot;; 0.5; IF([.C72] = &quot;LATO&quot;; 0.9; 0.4)))" office:value-type="float" office:value="0.2" calcext:value-type="float">
            <text:p>0,2</text:p>
          </table:table-cell>
          <table:table-cell table:formula="of:=IF(WEEKDAY([.A72];2)&lt; 6; 1; 0) * [.$J$3] *[.D72] *[.$J$7]" office:value-type="float" office:value="0" calcext:value-type="float">
            <text:p>0</text:p>
          </table:table-cell>
          <table:table-cell table:formula="of:=IF(WEEKDAY([.A72];2) = 7; 150; 0)" office:value-type="float" office:value="150" calcext:value-type="float">
            <text:p>150</text:p>
          </table:table-cell>
          <table:table-cell table:formula="of:=[.G71] -[.F72] +[.E72]" office:value-type="float" office:value="-3122" calcext:value-type="float">
            <text:p>-312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13" calcext:value-type="date">
            <text:p>13.03.2023</text:p>
          </table:table-cell>
          <table:table-cell table:formula="of:=[.A73]" office:value-type="date" office:date-value="2023-03-13" calcext:value-type="date">
            <text:p>03-13</text:p>
          </table:table-cell>
          <table:table-cell table:style-name="ce1" table:formula="of:=IF([.B73] &lt; DATE(YEAR([.A73]);3;21); &quot;ZIMA&quot;; IF([.B73] &lt; DATE(YEAR([.A73]);6;21);&quot;WIOSNA&quot; ; IF([.B73] &lt; DATE(YEAR([.A73]);9;23); &quot;LATO&quot;; IF([.B73] &lt; DATE(YEAR([.A73]);12;21);&quot;JESIEŃ&quot;; &quot;ZIMA&quot;))))" office:value-type="string" office:string-value="ZIMA" calcext:value-type="string">
            <text:p>ZIMA</text:p>
          </table:table-cell>
          <table:table-cell table:formula="of:=IF([.C73] = &quot;ZIMA&quot;; 0.2; IF([.C73] = &quot;WIOSNA&quot;; 0.5; IF([.C73] = &quot;LATO&quot;; 0.9; 0.4)))" office:value-type="float" office:value="0.2" calcext:value-type="float">
            <text:p>0,2</text:p>
          </table:table-cell>
          <table:table-cell table:formula="of:=IF(WEEKDAY([.A73];2)&lt; 6; 1; 0) * [.$J$3] *[.D73] *[.$J$7]" office:value-type="float" office:value="132" calcext:value-type="float">
            <text:p>132</text:p>
          </table:table-cell>
          <table:table-cell table:formula="of:=IF(WEEKDAY([.A73];2) = 7; 150; 0)" office:value-type="float" office:value="0" calcext:value-type="float">
            <text:p>0</text:p>
          </table:table-cell>
          <table:table-cell table:formula="of:=[.G72] -[.F73] +[.E73]" office:value-type="float" office:value="-2990" calcext:value-type="float">
            <text:p>-29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14" calcext:value-type="date">
            <text:p>14.03.2023</text:p>
          </table:table-cell>
          <table:table-cell table:formula="of:=[.A74]" office:value-type="date" office:date-value="2023-03-14" calcext:value-type="date">
            <text:p>03-14</text:p>
          </table:table-cell>
          <table:table-cell table:style-name="ce1" table:formula="of:=IF([.B74] &lt; DATE(YEAR([.A74]);3;21); &quot;ZIMA&quot;; IF([.B74] &lt; DATE(YEAR([.A74]);6;21);&quot;WIOSNA&quot; ; IF([.B74] &lt; DATE(YEAR([.A74]);9;23); &quot;LATO&quot;; IF([.B74] &lt; DATE(YEAR([.A74]);12;21);&quot;JESIEŃ&quot;; &quot;ZIMA&quot;))))" office:value-type="string" office:string-value="ZIMA" calcext:value-type="string">
            <text:p>ZIMA</text:p>
          </table:table-cell>
          <table:table-cell table:formula="of:=IF([.C74] = &quot;ZIMA&quot;; 0.2; IF([.C74] = &quot;WIOSNA&quot;; 0.5; IF([.C74] = &quot;LATO&quot;; 0.9; 0.4)))" office:value-type="float" office:value="0.2" calcext:value-type="float">
            <text:p>0,2</text:p>
          </table:table-cell>
          <table:table-cell table:formula="of:=IF(WEEKDAY([.A74];2)&lt; 6; 1; 0) * [.$J$3] *[.D74] *[.$J$7]" office:value-type="float" office:value="132" calcext:value-type="float">
            <text:p>132</text:p>
          </table:table-cell>
          <table:table-cell table:formula="of:=IF(WEEKDAY([.A74];2) = 7; 150; 0)" office:value-type="float" office:value="0" calcext:value-type="float">
            <text:p>0</text:p>
          </table:table-cell>
          <table:table-cell table:formula="of:=[.G73] -[.F74] +[.E74]" office:value-type="float" office:value="-2858" calcext:value-type="float">
            <text:p>-2858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15" calcext:value-type="date">
            <text:p>15.03.2023</text:p>
          </table:table-cell>
          <table:table-cell table:formula="of:=[.A75]" office:value-type="date" office:date-value="2023-03-15" calcext:value-type="date">
            <text:p>03-15</text:p>
          </table:table-cell>
          <table:table-cell table:style-name="ce1" table:formula="of:=IF([.B75] &lt; DATE(YEAR([.A75]);3;21); &quot;ZIMA&quot;; IF([.B75] &lt; DATE(YEAR([.A75]);6;21);&quot;WIOSNA&quot; ; IF([.B75] &lt; DATE(YEAR([.A75]);9;23); &quot;LATO&quot;; IF([.B75] &lt; DATE(YEAR([.A75]);12;21);&quot;JESIEŃ&quot;; &quot;ZIMA&quot;))))" office:value-type="string" office:string-value="ZIMA" calcext:value-type="string">
            <text:p>ZIMA</text:p>
          </table:table-cell>
          <table:table-cell table:formula="of:=IF([.C75] = &quot;ZIMA&quot;; 0.2; IF([.C75] = &quot;WIOSNA&quot;; 0.5; IF([.C75] = &quot;LATO&quot;; 0.9; 0.4)))" office:value-type="float" office:value="0.2" calcext:value-type="float">
            <text:p>0,2</text:p>
          </table:table-cell>
          <table:table-cell table:formula="of:=IF(WEEKDAY([.A75];2)&lt; 6; 1; 0) * [.$J$3] *[.D75] *[.$J$7]" office:value-type="float" office:value="132" calcext:value-type="float">
            <text:p>132</text:p>
          </table:table-cell>
          <table:table-cell table:formula="of:=IF(WEEKDAY([.A75];2) = 7; 150; 0)" office:value-type="float" office:value="0" calcext:value-type="float">
            <text:p>0</text:p>
          </table:table-cell>
          <table:table-cell table:formula="of:=[.G74] -[.F75] +[.E75]" office:value-type="float" office:value="-2726" calcext:value-type="float">
            <text:p>-2726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16" calcext:value-type="date">
            <text:p>16.03.2023</text:p>
          </table:table-cell>
          <table:table-cell table:formula="of:=[.A76]" office:value-type="date" office:date-value="2023-03-16" calcext:value-type="date">
            <text:p>03-16</text:p>
          </table:table-cell>
          <table:table-cell table:style-name="ce1" table:formula="of:=IF([.B76] &lt; DATE(YEAR([.A76]);3;21); &quot;ZIMA&quot;; IF([.B76] &lt; DATE(YEAR([.A76]);6;21);&quot;WIOSNA&quot; ; IF([.B76] &lt; DATE(YEAR([.A76]);9;23); &quot;LATO&quot;; IF([.B76] &lt; DATE(YEAR([.A76]);12;21);&quot;JESIEŃ&quot;; &quot;ZIMA&quot;))))" office:value-type="string" office:string-value="ZIMA" calcext:value-type="string">
            <text:p>ZIMA</text:p>
          </table:table-cell>
          <table:table-cell table:formula="of:=IF([.C76] = &quot;ZIMA&quot;; 0.2; IF([.C76] = &quot;WIOSNA&quot;; 0.5; IF([.C76] = &quot;LATO&quot;; 0.9; 0.4)))" office:value-type="float" office:value="0.2" calcext:value-type="float">
            <text:p>0,2</text:p>
          </table:table-cell>
          <table:table-cell table:formula="of:=IF(WEEKDAY([.A76];2)&lt; 6; 1; 0) * [.$J$3] *[.D76] *[.$J$7]" office:value-type="float" office:value="132" calcext:value-type="float">
            <text:p>132</text:p>
          </table:table-cell>
          <table:table-cell table:formula="of:=IF(WEEKDAY([.A76];2) = 7; 150; 0)" office:value-type="float" office:value="0" calcext:value-type="float">
            <text:p>0</text:p>
          </table:table-cell>
          <table:table-cell table:formula="of:=[.G75] -[.F76] +[.E76]" office:value-type="float" office:value="-2594" calcext:value-type="float">
            <text:p>-2594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17" calcext:value-type="date">
            <text:p>17.03.2023</text:p>
          </table:table-cell>
          <table:table-cell table:formula="of:=[.A77]" office:value-type="date" office:date-value="2023-03-17" calcext:value-type="date">
            <text:p>03-17</text:p>
          </table:table-cell>
          <table:table-cell table:style-name="ce1" table:formula="of:=IF([.B77] &lt; DATE(YEAR([.A77]);3;21); &quot;ZIMA&quot;; IF([.B77] &lt; DATE(YEAR([.A77]);6;21);&quot;WIOSNA&quot; ; IF([.B77] &lt; DATE(YEAR([.A77]);9;23); &quot;LATO&quot;; IF([.B77] &lt; DATE(YEAR([.A77]);12;21);&quot;JESIEŃ&quot;; &quot;ZIMA&quot;))))" office:value-type="string" office:string-value="ZIMA" calcext:value-type="string">
            <text:p>ZIMA</text:p>
          </table:table-cell>
          <table:table-cell table:formula="of:=IF([.C77] = &quot;ZIMA&quot;; 0.2; IF([.C77] = &quot;WIOSNA&quot;; 0.5; IF([.C77] = &quot;LATO&quot;; 0.9; 0.4)))" office:value-type="float" office:value="0.2" calcext:value-type="float">
            <text:p>0,2</text:p>
          </table:table-cell>
          <table:table-cell table:formula="of:=IF(WEEKDAY([.A77];2)&lt; 6; 1; 0) * [.$J$3] *[.D77] *[.$J$7]" office:value-type="float" office:value="132" calcext:value-type="float">
            <text:p>132</text:p>
          </table:table-cell>
          <table:table-cell table:formula="of:=IF(WEEKDAY([.A77];2) = 7; 150; 0)" office:value-type="float" office:value="0" calcext:value-type="float">
            <text:p>0</text:p>
          </table:table-cell>
          <table:table-cell table:formula="of:=[.G76] -[.F77] +[.E77]" office:value-type="float" office:value="-2462" calcext:value-type="float">
            <text:p>-246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18" calcext:value-type="date">
            <text:p>18.03.2023</text:p>
          </table:table-cell>
          <table:table-cell table:formula="of:=[.A78]" office:value-type="date" office:date-value="2023-03-18" calcext:value-type="date">
            <text:p>03-18</text:p>
          </table:table-cell>
          <table:table-cell table:style-name="ce1" table:formula="of:=IF([.B78] &lt; DATE(YEAR([.A78]);3;21); &quot;ZIMA&quot;; IF([.B78] &lt; DATE(YEAR([.A78]);6;21);&quot;WIOSNA&quot; ; IF([.B78] &lt; DATE(YEAR([.A78]);9;23); &quot;LATO&quot;; IF([.B78] &lt; DATE(YEAR([.A78]);12;21);&quot;JESIEŃ&quot;; &quot;ZIMA&quot;))))" office:value-type="string" office:string-value="ZIMA" calcext:value-type="string">
            <text:p>ZIMA</text:p>
          </table:table-cell>
          <table:table-cell table:formula="of:=IF([.C78] = &quot;ZIMA&quot;; 0.2; IF([.C78] = &quot;WIOSNA&quot;; 0.5; IF([.C78] = &quot;LATO&quot;; 0.9; 0.4)))" office:value-type="float" office:value="0.2" calcext:value-type="float">
            <text:p>0,2</text:p>
          </table:table-cell>
          <table:table-cell table:formula="of:=IF(WEEKDAY([.A78];2)&lt; 6; 1; 0) * [.$J$3] *[.D78] *[.$J$7]" office:value-type="float" office:value="0" calcext:value-type="float">
            <text:p>0</text:p>
          </table:table-cell>
          <table:table-cell table:formula="of:=IF(WEEKDAY([.A78];2) = 7; 150; 0)" office:value-type="float" office:value="0" calcext:value-type="float">
            <text:p>0</text:p>
          </table:table-cell>
          <table:table-cell table:formula="of:=[.G77] -[.F78] +[.E78]" office:value-type="float" office:value="-2462" calcext:value-type="float">
            <text:p>-246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19" calcext:value-type="date">
            <text:p>19.03.2023</text:p>
          </table:table-cell>
          <table:table-cell table:formula="of:=[.A79]" office:value-type="date" office:date-value="2023-03-19" calcext:value-type="date">
            <text:p>03-19</text:p>
          </table:table-cell>
          <table:table-cell table:style-name="ce1" table:formula="of:=IF([.B79] &lt; DATE(YEAR([.A79]);3;21); &quot;ZIMA&quot;; IF([.B79] &lt; DATE(YEAR([.A79]);6;21);&quot;WIOSNA&quot; ; IF([.B79] &lt; DATE(YEAR([.A79]);9;23); &quot;LATO&quot;; IF([.B79] &lt; DATE(YEAR([.A79]);12;21);&quot;JESIEŃ&quot;; &quot;ZIMA&quot;))))" office:value-type="string" office:string-value="ZIMA" calcext:value-type="string">
            <text:p>ZIMA</text:p>
          </table:table-cell>
          <table:table-cell table:formula="of:=IF([.C79] = &quot;ZIMA&quot;; 0.2; IF([.C79] = &quot;WIOSNA&quot;; 0.5; IF([.C79] = &quot;LATO&quot;; 0.9; 0.4)))" office:value-type="float" office:value="0.2" calcext:value-type="float">
            <text:p>0,2</text:p>
          </table:table-cell>
          <table:table-cell table:formula="of:=IF(WEEKDAY([.A79];2)&lt; 6; 1; 0) * [.$J$3] *[.D79] *[.$J$7]" office:value-type="float" office:value="0" calcext:value-type="float">
            <text:p>0</text:p>
          </table:table-cell>
          <table:table-cell table:formula="of:=IF(WEEKDAY([.A79];2) = 7; 150; 0)" office:value-type="float" office:value="150" calcext:value-type="float">
            <text:p>150</text:p>
          </table:table-cell>
          <table:table-cell table:formula="of:=[.G78] -[.F79] +[.E79]" office:value-type="float" office:value="-2612" calcext:value-type="float">
            <text:p>-261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20" calcext:value-type="date">
            <text:p>20.03.2023</text:p>
          </table:table-cell>
          <table:table-cell table:formula="of:=[.A80]" office:value-type="date" office:date-value="2023-03-20" calcext:value-type="date">
            <text:p>03-20</text:p>
          </table:table-cell>
          <table:table-cell table:style-name="ce1" table:formula="of:=IF([.B80] &lt; DATE(YEAR([.A80]);3;21); &quot;ZIMA&quot;; IF([.B80] &lt; DATE(YEAR([.A80]);6;21);&quot;WIOSNA&quot; ; IF([.B80] &lt; DATE(YEAR([.A80]);9;23); &quot;LATO&quot;; IF([.B80] &lt; DATE(YEAR([.A80]);12;21);&quot;JESIEŃ&quot;; &quot;ZIMA&quot;))))" office:value-type="string" office:string-value="ZIMA" calcext:value-type="string">
            <text:p>ZIMA</text:p>
          </table:table-cell>
          <table:table-cell table:formula="of:=IF([.C80] = &quot;ZIMA&quot;; 0.2; IF([.C80] = &quot;WIOSNA&quot;; 0.5; IF([.C80] = &quot;LATO&quot;; 0.9; 0.4)))" office:value-type="float" office:value="0.2" calcext:value-type="float">
            <text:p>0,2</text:p>
          </table:table-cell>
          <table:table-cell table:formula="of:=IF(WEEKDAY([.A80];2)&lt; 6; 1; 0) * [.$J$3] *[.D80] *[.$J$7]" office:value-type="float" office:value="132" calcext:value-type="float">
            <text:p>132</text:p>
          </table:table-cell>
          <table:table-cell table:formula="of:=IF(WEEKDAY([.A80];2) = 7; 150; 0)" office:value-type="float" office:value="0" calcext:value-type="float">
            <text:p>0</text:p>
          </table:table-cell>
          <table:table-cell table:formula="of:=[.G79] -[.F80] +[.E80]" office:value-type="float" office:value="-2480" calcext:value-type="float">
            <text:p>-248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21" calcext:value-type="date">
            <text:p>21.03.2023</text:p>
          </table:table-cell>
          <table:table-cell table:formula="of:=[.A81]" office:value-type="date" office:date-value="2023-03-21" calcext:value-type="date">
            <text:p>03-21</text:p>
          </table:table-cell>
          <table:table-cell table:style-name="ce1" table:formula="of:=IF([.B81] &lt; DATE(YEAR([.A81]);3;21); &quot;ZIMA&quot;; IF([.B81] &lt; DATE(YEAR([.A81]);6;21);&quot;WIOSNA&quot; ; IF([.B81] &lt; DATE(YEAR([.A81]);9;23); &quot;LATO&quot;; IF([.B81] &lt; DATE(YEAR([.A81]);12;21);&quot;JESIEŃ&quot;; &quot;ZIMA&quot;))))" office:value-type="string" office:string-value="WIOSNA" calcext:value-type="string">
            <text:p>WIOSNA</text:p>
          </table:table-cell>
          <table:table-cell table:formula="of:=IF([.C81] = &quot;ZIMA&quot;; 0.2; IF([.C81] = &quot;WIOSNA&quot;; 0.5; IF([.C81] = &quot;LATO&quot;; 0.9; 0.4)))" office:value-type="float" office:value="0.5" calcext:value-type="float">
            <text:p>0,5</text:p>
          </table:table-cell>
          <table:table-cell table:formula="of:=IF(WEEKDAY([.A81];2)&lt; 6; 1; 0) * [.$J$3] *[.D81] *[.$J$7]" office:value-type="float" office:value="330" calcext:value-type="float">
            <text:p>330</text:p>
          </table:table-cell>
          <table:table-cell table:formula="of:=IF(WEEKDAY([.A81];2) = 7; 150; 0)" office:value-type="float" office:value="0" calcext:value-type="float">
            <text:p>0</text:p>
          </table:table-cell>
          <table:table-cell table:formula="of:=[.G80] -[.F81] +[.E81]" office:value-type="float" office:value="-2150" calcext:value-type="float">
            <text:p>-21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22" calcext:value-type="date">
            <text:p>22.03.2023</text:p>
          </table:table-cell>
          <table:table-cell table:formula="of:=[.A82]" office:value-type="date" office:date-value="2023-03-22" calcext:value-type="date">
            <text:p>03-22</text:p>
          </table:table-cell>
          <table:table-cell table:style-name="ce1" table:formula="of:=IF([.B82] &lt; DATE(YEAR([.A82]);3;21); &quot;ZIMA&quot;; IF([.B82] &lt; DATE(YEAR([.A82]);6;21);&quot;WIOSNA&quot; ; IF([.B82] &lt; DATE(YEAR([.A82]);9;23); &quot;LATO&quot;; IF([.B82] &lt; DATE(YEAR([.A82]);12;21);&quot;JESIEŃ&quot;; &quot;ZIMA&quot;))))" office:value-type="string" office:string-value="WIOSNA" calcext:value-type="string">
            <text:p>WIOSNA</text:p>
          </table:table-cell>
          <table:table-cell table:formula="of:=IF([.C82] = &quot;ZIMA&quot;; 0.2; IF([.C82] = &quot;WIOSNA&quot;; 0.5; IF([.C82] = &quot;LATO&quot;; 0.9; 0.4)))" office:value-type="float" office:value="0.5" calcext:value-type="float">
            <text:p>0,5</text:p>
          </table:table-cell>
          <table:table-cell table:formula="of:=IF(WEEKDAY([.A82];2)&lt; 6; 1; 0) * [.$J$3] *[.D82] *[.$J$7]" office:value-type="float" office:value="330" calcext:value-type="float">
            <text:p>330</text:p>
          </table:table-cell>
          <table:table-cell table:formula="of:=IF(WEEKDAY([.A82];2) = 7; 150; 0)" office:value-type="float" office:value="0" calcext:value-type="float">
            <text:p>0</text:p>
          </table:table-cell>
          <table:table-cell table:formula="of:=[.G81] -[.F82] +[.E82]" office:value-type="float" office:value="-1820" calcext:value-type="float">
            <text:p>-182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23" calcext:value-type="date">
            <text:p>23.03.2023</text:p>
          </table:table-cell>
          <table:table-cell table:formula="of:=[.A83]" office:value-type="date" office:date-value="2023-03-23" calcext:value-type="date">
            <text:p>03-23</text:p>
          </table:table-cell>
          <table:table-cell table:style-name="ce1" table:formula="of:=IF([.B83] &lt; DATE(YEAR([.A83]);3;21); &quot;ZIMA&quot;; IF([.B83] &lt; DATE(YEAR([.A83]);6;21);&quot;WIOSNA&quot; ; IF([.B83] &lt; DATE(YEAR([.A83]);9;23); &quot;LATO&quot;; IF([.B83] &lt; DATE(YEAR([.A83]);12;21);&quot;JESIEŃ&quot;; &quot;ZIMA&quot;))))" office:value-type="string" office:string-value="WIOSNA" calcext:value-type="string">
            <text:p>WIOSNA</text:p>
          </table:table-cell>
          <table:table-cell table:formula="of:=IF([.C83] = &quot;ZIMA&quot;; 0.2; IF([.C83] = &quot;WIOSNA&quot;; 0.5; IF([.C83] = &quot;LATO&quot;; 0.9; 0.4)))" office:value-type="float" office:value="0.5" calcext:value-type="float">
            <text:p>0,5</text:p>
          </table:table-cell>
          <table:table-cell table:formula="of:=IF(WEEKDAY([.A83];2)&lt; 6; 1; 0) * [.$J$3] *[.D83] *[.$J$7]" office:value-type="float" office:value="330" calcext:value-type="float">
            <text:p>330</text:p>
          </table:table-cell>
          <table:table-cell table:formula="of:=IF(WEEKDAY([.A83];2) = 7; 150; 0)" office:value-type="float" office:value="0" calcext:value-type="float">
            <text:p>0</text:p>
          </table:table-cell>
          <table:table-cell table:formula="of:=[.G82] -[.F83] +[.E83]" office:value-type="float" office:value="-1490" calcext:value-type="float">
            <text:p>-14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24" calcext:value-type="date">
            <text:p>24.03.2023</text:p>
          </table:table-cell>
          <table:table-cell table:formula="of:=[.A84]" office:value-type="date" office:date-value="2023-03-24" calcext:value-type="date">
            <text:p>03-24</text:p>
          </table:table-cell>
          <table:table-cell table:style-name="ce1" table:formula="of:=IF([.B84] &lt; DATE(YEAR([.A84]);3;21); &quot;ZIMA&quot;; IF([.B84] &lt; DATE(YEAR([.A84]);6;21);&quot;WIOSNA&quot; ; IF([.B84] &lt; DATE(YEAR([.A84]);9;23); &quot;LATO&quot;; IF([.B84] &lt; DATE(YEAR([.A84]);12;21);&quot;JESIEŃ&quot;; &quot;ZIMA&quot;))))" office:value-type="string" office:string-value="WIOSNA" calcext:value-type="string">
            <text:p>WIOSNA</text:p>
          </table:table-cell>
          <table:table-cell table:formula="of:=IF([.C84] = &quot;ZIMA&quot;; 0.2; IF([.C84] = &quot;WIOSNA&quot;; 0.5; IF([.C84] = &quot;LATO&quot;; 0.9; 0.4)))" office:value-type="float" office:value="0.5" calcext:value-type="float">
            <text:p>0,5</text:p>
          </table:table-cell>
          <table:table-cell table:formula="of:=IF(WEEKDAY([.A84];2)&lt; 6; 1; 0) * [.$J$3] *[.D84] *[.$J$7]" office:value-type="float" office:value="330" calcext:value-type="float">
            <text:p>330</text:p>
          </table:table-cell>
          <table:table-cell table:formula="of:=IF(WEEKDAY([.A84];2) = 7; 150; 0)" office:value-type="float" office:value="0" calcext:value-type="float">
            <text:p>0</text:p>
          </table:table-cell>
          <table:table-cell table:formula="of:=[.G83] -[.F84] +[.E84]" office:value-type="float" office:value="-1160" calcext:value-type="float">
            <text:p>-116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25" calcext:value-type="date">
            <text:p>25.03.2023</text:p>
          </table:table-cell>
          <table:table-cell table:formula="of:=[.A85]" office:value-type="date" office:date-value="2023-03-25" calcext:value-type="date">
            <text:p>03-25</text:p>
          </table:table-cell>
          <table:table-cell table:style-name="ce1" table:formula="of:=IF([.B85] &lt; DATE(YEAR([.A85]);3;21); &quot;ZIMA&quot;; IF([.B85] &lt; DATE(YEAR([.A85]);6;21);&quot;WIOSNA&quot; ; IF([.B85] &lt; DATE(YEAR([.A85]);9;23); &quot;LATO&quot;; IF([.B85] &lt; DATE(YEAR([.A85]);12;21);&quot;JESIEŃ&quot;; &quot;ZIMA&quot;))))" office:value-type="string" office:string-value="WIOSNA" calcext:value-type="string">
            <text:p>WIOSNA</text:p>
          </table:table-cell>
          <table:table-cell table:formula="of:=IF([.C85] = &quot;ZIMA&quot;; 0.2; IF([.C85] = &quot;WIOSNA&quot;; 0.5; IF([.C85] = &quot;LATO&quot;; 0.9; 0.4)))" office:value-type="float" office:value="0.5" calcext:value-type="float">
            <text:p>0,5</text:p>
          </table:table-cell>
          <table:table-cell table:formula="of:=IF(WEEKDAY([.A85];2)&lt; 6; 1; 0) * [.$J$3] *[.D85] *[.$J$7]" office:value-type="float" office:value="0" calcext:value-type="float">
            <text:p>0</text:p>
          </table:table-cell>
          <table:table-cell table:formula="of:=IF(WEEKDAY([.A85];2) = 7; 150; 0)" office:value-type="float" office:value="0" calcext:value-type="float">
            <text:p>0</text:p>
          </table:table-cell>
          <table:table-cell table:formula="of:=[.G84] -[.F85] +[.E85]" office:value-type="float" office:value="-1160" calcext:value-type="float">
            <text:p>-116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26" calcext:value-type="date">
            <text:p>26.03.2023</text:p>
          </table:table-cell>
          <table:table-cell table:formula="of:=[.A86]" office:value-type="date" office:date-value="2023-03-26" calcext:value-type="date">
            <text:p>03-26</text:p>
          </table:table-cell>
          <table:table-cell table:style-name="ce1" table:formula="of:=IF([.B86] &lt; DATE(YEAR([.A86]);3;21); &quot;ZIMA&quot;; IF([.B86] &lt; DATE(YEAR([.A86]);6;21);&quot;WIOSNA&quot; ; IF([.B86] &lt; DATE(YEAR([.A86]);9;23); &quot;LATO&quot;; IF([.B86] &lt; DATE(YEAR([.A86]);12;21);&quot;JESIEŃ&quot;; &quot;ZIMA&quot;))))" office:value-type="string" office:string-value="WIOSNA" calcext:value-type="string">
            <text:p>WIOSNA</text:p>
          </table:table-cell>
          <table:table-cell table:formula="of:=IF([.C86] = &quot;ZIMA&quot;; 0.2; IF([.C86] = &quot;WIOSNA&quot;; 0.5; IF([.C86] = &quot;LATO&quot;; 0.9; 0.4)))" office:value-type="float" office:value="0.5" calcext:value-type="float">
            <text:p>0,5</text:p>
          </table:table-cell>
          <table:table-cell table:formula="of:=IF(WEEKDAY([.A86];2)&lt; 6; 1; 0) * [.$J$3] *[.D86] *[.$J$7]" office:value-type="float" office:value="0" calcext:value-type="float">
            <text:p>0</text:p>
          </table:table-cell>
          <table:table-cell table:formula="of:=IF(WEEKDAY([.A86];2) = 7; 150; 0)" office:value-type="float" office:value="150" calcext:value-type="float">
            <text:p>150</text:p>
          </table:table-cell>
          <table:table-cell table:formula="of:=[.G85] -[.F86] +[.E86]" office:value-type="float" office:value="-1310" calcext:value-type="float">
            <text:p>-131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27" calcext:value-type="date">
            <text:p>27.03.2023</text:p>
          </table:table-cell>
          <table:table-cell table:formula="of:=[.A87]" office:value-type="date" office:date-value="2023-03-27" calcext:value-type="date">
            <text:p>03-27</text:p>
          </table:table-cell>
          <table:table-cell table:style-name="ce1" table:formula="of:=IF([.B87] &lt; DATE(YEAR([.A87]);3;21); &quot;ZIMA&quot;; IF([.B87] &lt; DATE(YEAR([.A87]);6;21);&quot;WIOSNA&quot; ; IF([.B87] &lt; DATE(YEAR([.A87]);9;23); &quot;LATO&quot;; IF([.B87] &lt; DATE(YEAR([.A87]);12;21);&quot;JESIEŃ&quot;; &quot;ZIMA&quot;))))" office:value-type="string" office:string-value="WIOSNA" calcext:value-type="string">
            <text:p>WIOSNA</text:p>
          </table:table-cell>
          <table:table-cell table:formula="of:=IF([.C87] = &quot;ZIMA&quot;; 0.2; IF([.C87] = &quot;WIOSNA&quot;; 0.5; IF([.C87] = &quot;LATO&quot;; 0.9; 0.4)))" office:value-type="float" office:value="0.5" calcext:value-type="float">
            <text:p>0,5</text:p>
          </table:table-cell>
          <table:table-cell table:formula="of:=IF(WEEKDAY([.A87];2)&lt; 6; 1; 0) * [.$J$3] *[.D87] *[.$J$7]" office:value-type="float" office:value="330" calcext:value-type="float">
            <text:p>330</text:p>
          </table:table-cell>
          <table:table-cell table:formula="of:=IF(WEEKDAY([.A87];2) = 7; 150; 0)" office:value-type="float" office:value="0" calcext:value-type="float">
            <text:p>0</text:p>
          </table:table-cell>
          <table:table-cell table:formula="of:=[.G86] -[.F87] +[.E87]" office:value-type="float" office:value="-980" calcext:value-type="float">
            <text:p>-98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28" calcext:value-type="date">
            <text:p>28.03.2023</text:p>
          </table:table-cell>
          <table:table-cell table:formula="of:=[.A88]" office:value-type="date" office:date-value="2023-03-28" calcext:value-type="date">
            <text:p>03-28</text:p>
          </table:table-cell>
          <table:table-cell table:style-name="ce1" table:formula="of:=IF([.B88] &lt; DATE(YEAR([.A88]);3;21); &quot;ZIMA&quot;; IF([.B88] &lt; DATE(YEAR([.A88]);6;21);&quot;WIOSNA&quot; ; IF([.B88] &lt; DATE(YEAR([.A88]);9;23); &quot;LATO&quot;; IF([.B88] &lt; DATE(YEAR([.A88]);12;21);&quot;JESIEŃ&quot;; &quot;ZIMA&quot;))))" office:value-type="string" office:string-value="WIOSNA" calcext:value-type="string">
            <text:p>WIOSNA</text:p>
          </table:table-cell>
          <table:table-cell table:formula="of:=IF([.C88] = &quot;ZIMA&quot;; 0.2; IF([.C88] = &quot;WIOSNA&quot;; 0.5; IF([.C88] = &quot;LATO&quot;; 0.9; 0.4)))" office:value-type="float" office:value="0.5" calcext:value-type="float">
            <text:p>0,5</text:p>
          </table:table-cell>
          <table:table-cell table:formula="of:=IF(WEEKDAY([.A88];2)&lt; 6; 1; 0) * [.$J$3] *[.D88] *[.$J$7]" office:value-type="float" office:value="330" calcext:value-type="float">
            <text:p>330</text:p>
          </table:table-cell>
          <table:table-cell table:formula="of:=IF(WEEKDAY([.A88];2) = 7; 150; 0)" office:value-type="float" office:value="0" calcext:value-type="float">
            <text:p>0</text:p>
          </table:table-cell>
          <table:table-cell table:formula="of:=[.G87] -[.F88] +[.E88]" office:value-type="float" office:value="-650" calcext:value-type="float">
            <text:p>-6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29" calcext:value-type="date">
            <text:p>29.03.2023</text:p>
          </table:table-cell>
          <table:table-cell table:formula="of:=[.A89]" office:value-type="date" office:date-value="2023-03-29" calcext:value-type="date">
            <text:p>03-29</text:p>
          </table:table-cell>
          <table:table-cell table:style-name="ce1" table:formula="of:=IF([.B89] &lt; DATE(YEAR([.A89]);3;21); &quot;ZIMA&quot;; IF([.B89] &lt; DATE(YEAR([.A89]);6;21);&quot;WIOSNA&quot; ; IF([.B89] &lt; DATE(YEAR([.A89]);9;23); &quot;LATO&quot;; IF([.B89] &lt; DATE(YEAR([.A89]);12;21);&quot;JESIEŃ&quot;; &quot;ZIMA&quot;))))" office:value-type="string" office:string-value="WIOSNA" calcext:value-type="string">
            <text:p>WIOSNA</text:p>
          </table:table-cell>
          <table:table-cell table:formula="of:=IF([.C89] = &quot;ZIMA&quot;; 0.2; IF([.C89] = &quot;WIOSNA&quot;; 0.5; IF([.C89] = &quot;LATO&quot;; 0.9; 0.4)))" office:value-type="float" office:value="0.5" calcext:value-type="float">
            <text:p>0,5</text:p>
          </table:table-cell>
          <table:table-cell table:formula="of:=IF(WEEKDAY([.A89];2)&lt; 6; 1; 0) * [.$J$3] *[.D89] *[.$J$7]" office:value-type="float" office:value="330" calcext:value-type="float">
            <text:p>330</text:p>
          </table:table-cell>
          <table:table-cell table:formula="of:=IF(WEEKDAY([.A89];2) = 7; 150; 0)" office:value-type="float" office:value="0" calcext:value-type="float">
            <text:p>0</text:p>
          </table:table-cell>
          <table:table-cell table:formula="of:=[.G88] -[.F89] +[.E89]" office:value-type="float" office:value="-320" calcext:value-type="float">
            <text:p>-32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30" calcext:value-type="date">
            <text:p>30.03.2023</text:p>
          </table:table-cell>
          <table:table-cell table:formula="of:=[.A90]" office:value-type="date" office:date-value="2023-03-30" calcext:value-type="date">
            <text:p>03-30</text:p>
          </table:table-cell>
          <table:table-cell table:style-name="ce1" table:formula="of:=IF([.B90] &lt; DATE(YEAR([.A90]);3;21); &quot;ZIMA&quot;; IF([.B90] &lt; DATE(YEAR([.A90]);6;21);&quot;WIOSNA&quot; ; IF([.B90] &lt; DATE(YEAR([.A90]);9;23); &quot;LATO&quot;; IF([.B90] &lt; DATE(YEAR([.A90]);12;21);&quot;JESIEŃ&quot;; &quot;ZIMA&quot;))))" office:value-type="string" office:string-value="WIOSNA" calcext:value-type="string">
            <text:p>WIOSNA</text:p>
          </table:table-cell>
          <table:table-cell table:formula="of:=IF([.C90] = &quot;ZIMA&quot;; 0.2; IF([.C90] = &quot;WIOSNA&quot;; 0.5; IF([.C90] = &quot;LATO&quot;; 0.9; 0.4)))" office:value-type="float" office:value="0.5" calcext:value-type="float">
            <text:p>0,5</text:p>
          </table:table-cell>
          <table:table-cell table:formula="of:=IF(WEEKDAY([.A90];2)&lt; 6; 1; 0) * [.$J$3] *[.D90] *[.$J$7]" office:value-type="float" office:value="330" calcext:value-type="float">
            <text:p>330</text:p>
          </table:table-cell>
          <table:table-cell table:formula="of:=IF(WEEKDAY([.A90];2) = 7; 150; 0)" office:value-type="float" office:value="0" calcext:value-type="float">
            <text:p>0</text:p>
          </table:table-cell>
          <table:table-cell table:formula="of:=[.G89] -[.F90] +[.E9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31" calcext:value-type="date">
            <text:p>31.03.2023</text:p>
          </table:table-cell>
          <table:table-cell table:formula="of:=[.A91]" office:value-type="date" office:date-value="2023-03-31" calcext:value-type="date">
            <text:p>03-31</text:p>
          </table:table-cell>
          <table:table-cell table:style-name="ce1" table:formula="of:=IF([.B91] &lt; DATE(YEAR([.A91]);3;21); &quot;ZIMA&quot;; IF([.B91] &lt; DATE(YEAR([.A91]);6;21);&quot;WIOSNA&quot; ; IF([.B91] &lt; DATE(YEAR([.A91]);9;23); &quot;LATO&quot;; IF([.B91] &lt; DATE(YEAR([.A91]);12;21);&quot;JESIEŃ&quot;; &quot;ZIMA&quot;))))" office:value-type="string" office:string-value="WIOSNA" calcext:value-type="string">
            <text:p>WIOSNA</text:p>
          </table:table-cell>
          <table:table-cell table:formula="of:=IF([.C91] = &quot;ZIMA&quot;; 0.2; IF([.C91] = &quot;WIOSNA&quot;; 0.5; IF([.C91] = &quot;LATO&quot;; 0.9; 0.4)))" office:value-type="float" office:value="0.5" calcext:value-type="float">
            <text:p>0,5</text:p>
          </table:table-cell>
          <table:table-cell table:formula="of:=IF(WEEKDAY([.A91];2)&lt; 6; 1; 0) * [.$J$3] *[.D91] *[.$J$7]" office:value-type="float" office:value="330" calcext:value-type="float">
            <text:p>330</text:p>
          </table:table-cell>
          <table:table-cell table:formula="of:=IF(WEEKDAY([.A91];2) = 7; 150; 0)" office:value-type="float" office:value="0" calcext:value-type="float">
            <text:p>0</text:p>
          </table:table-cell>
          <table:table-cell table:formula="of:=[.G90] -[.F91] +[.E91]"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01" calcext:value-type="date">
            <text:p>1.04.2023</text:p>
          </table:table-cell>
          <table:table-cell table:formula="of:=[.A92]" office:value-type="date" office:date-value="2023-04-01" calcext:value-type="date">
            <text:p>04-01</text:p>
          </table:table-cell>
          <table:table-cell table:style-name="ce1" table:formula="of:=IF([.B92] &lt; DATE(YEAR([.A92]);3;21); &quot;ZIMA&quot;; IF([.B92] &lt; DATE(YEAR([.A92]);6;21);&quot;WIOSNA&quot; ; IF([.B92] &lt; DATE(YEAR([.A92]);9;23); &quot;LATO&quot;; IF([.B92] &lt; DATE(YEAR([.A92]);12;21);&quot;JESIEŃ&quot;; &quot;ZIMA&quot;))))" office:value-type="string" office:string-value="WIOSNA" calcext:value-type="string">
            <text:p>WIOSNA</text:p>
          </table:table-cell>
          <table:table-cell table:formula="of:=IF([.C92] = &quot;ZIMA&quot;; 0.2; IF([.C92] = &quot;WIOSNA&quot;; 0.5; IF([.C92] = &quot;LATO&quot;; 0.9; 0.4)))" office:value-type="float" office:value="0.5" calcext:value-type="float">
            <text:p>0,5</text:p>
          </table:table-cell>
          <table:table-cell table:formula="of:=IF(WEEKDAY([.A92];2)&lt; 6; 1; 0) * [.$J$3] *[.D92] *[.$J$7]" office:value-type="float" office:value="0" calcext:value-type="float">
            <text:p>0</text:p>
          </table:table-cell>
          <table:table-cell table:formula="of:=IF(WEEKDAY([.A92];2) = 7; 150; 0)" office:value-type="float" office:value="0" calcext:value-type="float">
            <text:p>0</text:p>
          </table:table-cell>
          <table:table-cell table:formula="of:=[.G91] -[.F92] +[.E92]"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02" calcext:value-type="date">
            <text:p>2.04.2023</text:p>
          </table:table-cell>
          <table:table-cell table:formula="of:=[.A93]" office:value-type="date" office:date-value="2023-04-02" calcext:value-type="date">
            <text:p>04-02</text:p>
          </table:table-cell>
          <table:table-cell table:style-name="ce1" table:formula="of:=IF([.B93] &lt; DATE(YEAR([.A93]);3;21); &quot;ZIMA&quot;; IF([.B93] &lt; DATE(YEAR([.A93]);6;21);&quot;WIOSNA&quot; ; IF([.B93] &lt; DATE(YEAR([.A93]);9;23); &quot;LATO&quot;; IF([.B93] &lt; DATE(YEAR([.A93]);12;21);&quot;JESIEŃ&quot;; &quot;ZIMA&quot;))))" office:value-type="string" office:string-value="WIOSNA" calcext:value-type="string">
            <text:p>WIOSNA</text:p>
          </table:table-cell>
          <table:table-cell table:formula="of:=IF([.C93] = &quot;ZIMA&quot;; 0.2; IF([.C93] = &quot;WIOSNA&quot;; 0.5; IF([.C93] = &quot;LATO&quot;; 0.9; 0.4)))" office:value-type="float" office:value="0.5" calcext:value-type="float">
            <text:p>0,5</text:p>
          </table:table-cell>
          <table:table-cell table:formula="of:=IF(WEEKDAY([.A93];2)&lt; 6; 1; 0) * [.$J$3] *[.D93] *[.$J$7]" office:value-type="float" office:value="0" calcext:value-type="float">
            <text:p>0</text:p>
          </table:table-cell>
          <table:table-cell table:formula="of:=IF(WEEKDAY([.A93];2) = 7; 150; 0)" office:value-type="float" office:value="150" calcext:value-type="float">
            <text:p>150</text:p>
          </table:table-cell>
          <table:table-cell table:formula="of:=[.G92] -[.F93] +[.E93]"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03" calcext:value-type="date">
            <text:p>3.04.2023</text:p>
          </table:table-cell>
          <table:table-cell table:formula="of:=[.A94]" office:value-type="date" office:date-value="2023-04-03" calcext:value-type="date">
            <text:p>04-03</text:p>
          </table:table-cell>
          <table:table-cell table:style-name="ce1" table:formula="of:=IF([.B94] &lt; DATE(YEAR([.A94]);3;21); &quot;ZIMA&quot;; IF([.B94] &lt; DATE(YEAR([.A94]);6;21);&quot;WIOSNA&quot; ; IF([.B94] &lt; DATE(YEAR([.A94]);9;23); &quot;LATO&quot;; IF([.B94] &lt; DATE(YEAR([.A94]);12;21);&quot;JESIEŃ&quot;; &quot;ZIMA&quot;))))" office:value-type="string" office:string-value="WIOSNA" calcext:value-type="string">
            <text:p>WIOSNA</text:p>
          </table:table-cell>
          <table:table-cell table:formula="of:=IF([.C94] = &quot;ZIMA&quot;; 0.2; IF([.C94] = &quot;WIOSNA&quot;; 0.5; IF([.C94] = &quot;LATO&quot;; 0.9; 0.4)))" office:value-type="float" office:value="0.5" calcext:value-type="float">
            <text:p>0,5</text:p>
          </table:table-cell>
          <table:table-cell table:formula="of:=IF(WEEKDAY([.A94];2)&lt; 6; 1; 0) * [.$J$3] *[.D94] *[.$J$7]" office:value-type="float" office:value="330" calcext:value-type="float">
            <text:p>330</text:p>
          </table:table-cell>
          <table:table-cell table:formula="of:=IF(WEEKDAY([.A94];2) = 7; 150; 0)" office:value-type="float" office:value="0" calcext:value-type="float">
            <text:p>0</text:p>
          </table:table-cell>
          <table:table-cell table:formula="of:=[.G93] -[.F94] +[.E94]" office:value-type="float" office:value="520" calcext:value-type="float">
            <text:p>52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04" calcext:value-type="date">
            <text:p>4.04.2023</text:p>
          </table:table-cell>
          <table:table-cell table:formula="of:=[.A95]" office:value-type="date" office:date-value="2023-04-04" calcext:value-type="date">
            <text:p>04-04</text:p>
          </table:table-cell>
          <table:table-cell table:style-name="ce1" table:formula="of:=IF([.B95] &lt; DATE(YEAR([.A95]);3;21); &quot;ZIMA&quot;; IF([.B95] &lt; DATE(YEAR([.A95]);6;21);&quot;WIOSNA&quot; ; IF([.B95] &lt; DATE(YEAR([.A95]);9;23); &quot;LATO&quot;; IF([.B95] &lt; DATE(YEAR([.A95]);12;21);&quot;JESIEŃ&quot;; &quot;ZIMA&quot;))))" office:value-type="string" office:string-value="WIOSNA" calcext:value-type="string">
            <text:p>WIOSNA</text:p>
          </table:table-cell>
          <table:table-cell table:formula="of:=IF([.C95] = &quot;ZIMA&quot;; 0.2; IF([.C95] = &quot;WIOSNA&quot;; 0.5; IF([.C95] = &quot;LATO&quot;; 0.9; 0.4)))" office:value-type="float" office:value="0.5" calcext:value-type="float">
            <text:p>0,5</text:p>
          </table:table-cell>
          <table:table-cell table:formula="of:=IF(WEEKDAY([.A95];2)&lt; 6; 1; 0) * [.$J$3] *[.D95] *[.$J$7]" office:value-type="float" office:value="330" calcext:value-type="float">
            <text:p>330</text:p>
          </table:table-cell>
          <table:table-cell table:formula="of:=IF(WEEKDAY([.A95];2) = 7; 150; 0)" office:value-type="float" office:value="0" calcext:value-type="float">
            <text:p>0</text:p>
          </table:table-cell>
          <table:table-cell table:formula="of:=[.G94] -[.F95] +[.E95]" office:value-type="float" office:value="850" calcext:value-type="float">
            <text:p>8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05" calcext:value-type="date">
            <text:p>5.04.2023</text:p>
          </table:table-cell>
          <table:table-cell table:formula="of:=[.A96]" office:value-type="date" office:date-value="2023-04-05" calcext:value-type="date">
            <text:p>04-05</text:p>
          </table:table-cell>
          <table:table-cell table:style-name="ce1" table:formula="of:=IF([.B96] &lt; DATE(YEAR([.A96]);3;21); &quot;ZIMA&quot;; IF([.B96] &lt; DATE(YEAR([.A96]);6;21);&quot;WIOSNA&quot; ; IF([.B96] &lt; DATE(YEAR([.A96]);9;23); &quot;LATO&quot;; IF([.B96] &lt; DATE(YEAR([.A96]);12;21);&quot;JESIEŃ&quot;; &quot;ZIMA&quot;))))" office:value-type="string" office:string-value="WIOSNA" calcext:value-type="string">
            <text:p>WIOSNA</text:p>
          </table:table-cell>
          <table:table-cell table:formula="of:=IF([.C96] = &quot;ZIMA&quot;; 0.2; IF([.C96] = &quot;WIOSNA&quot;; 0.5; IF([.C96] = &quot;LATO&quot;; 0.9; 0.4)))" office:value-type="float" office:value="0.5" calcext:value-type="float">
            <text:p>0,5</text:p>
          </table:table-cell>
          <table:table-cell table:formula="of:=IF(WEEKDAY([.A96];2)&lt; 6; 1; 0) * [.$J$3] *[.D96] *[.$J$7]" office:value-type="float" office:value="330" calcext:value-type="float">
            <text:p>330</text:p>
          </table:table-cell>
          <table:table-cell table:formula="of:=IF(WEEKDAY([.A96];2) = 7; 150; 0)" office:value-type="float" office:value="0" calcext:value-type="float">
            <text:p>0</text:p>
          </table:table-cell>
          <table:table-cell table:formula="of:=[.G95] -[.F96] +[.E96]" office:value-type="float" office:value="1180" calcext:value-type="float">
            <text:p>118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06" calcext:value-type="date">
            <text:p>6.04.2023</text:p>
          </table:table-cell>
          <table:table-cell table:formula="of:=[.A97]" office:value-type="date" office:date-value="2023-04-06" calcext:value-type="date">
            <text:p>04-06</text:p>
          </table:table-cell>
          <table:table-cell table:style-name="ce1" table:formula="of:=IF([.B97] &lt; DATE(YEAR([.A97]);3;21); &quot;ZIMA&quot;; IF([.B97] &lt; DATE(YEAR([.A97]);6;21);&quot;WIOSNA&quot; ; IF([.B97] &lt; DATE(YEAR([.A97]);9;23); &quot;LATO&quot;; IF([.B97] &lt; DATE(YEAR([.A97]);12;21);&quot;JESIEŃ&quot;; &quot;ZIMA&quot;))))" office:value-type="string" office:string-value="WIOSNA" calcext:value-type="string">
            <text:p>WIOSNA</text:p>
          </table:table-cell>
          <table:table-cell table:formula="of:=IF([.C97] = &quot;ZIMA&quot;; 0.2; IF([.C97] = &quot;WIOSNA&quot;; 0.5; IF([.C97] = &quot;LATO&quot;; 0.9; 0.4)))" office:value-type="float" office:value="0.5" calcext:value-type="float">
            <text:p>0,5</text:p>
          </table:table-cell>
          <table:table-cell table:formula="of:=IF(WEEKDAY([.A97];2)&lt; 6; 1; 0) * [.$J$3] *[.D97] *[.$J$7]" office:value-type="float" office:value="330" calcext:value-type="float">
            <text:p>330</text:p>
          </table:table-cell>
          <table:table-cell table:formula="of:=IF(WEEKDAY([.A97];2) = 7; 150; 0)" office:value-type="float" office:value="0" calcext:value-type="float">
            <text:p>0</text:p>
          </table:table-cell>
          <table:table-cell table:formula="of:=[.G96] -[.F97] +[.E97]" office:value-type="float" office:value="1510" calcext:value-type="float">
            <text:p>151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07" calcext:value-type="date">
            <text:p>7.04.2023</text:p>
          </table:table-cell>
          <table:table-cell table:formula="of:=[.A98]" office:value-type="date" office:date-value="2023-04-07" calcext:value-type="date">
            <text:p>04-07</text:p>
          </table:table-cell>
          <table:table-cell table:style-name="ce1" table:formula="of:=IF([.B98] &lt; DATE(YEAR([.A98]);3;21); &quot;ZIMA&quot;; IF([.B98] &lt; DATE(YEAR([.A98]);6;21);&quot;WIOSNA&quot; ; IF([.B98] &lt; DATE(YEAR([.A98]);9;23); &quot;LATO&quot;; IF([.B98] &lt; DATE(YEAR([.A98]);12;21);&quot;JESIEŃ&quot;; &quot;ZIMA&quot;))))" office:value-type="string" office:string-value="WIOSNA" calcext:value-type="string">
            <text:p>WIOSNA</text:p>
          </table:table-cell>
          <table:table-cell table:formula="of:=IF([.C98] = &quot;ZIMA&quot;; 0.2; IF([.C98] = &quot;WIOSNA&quot;; 0.5; IF([.C98] = &quot;LATO&quot;; 0.9; 0.4)))" office:value-type="float" office:value="0.5" calcext:value-type="float">
            <text:p>0,5</text:p>
          </table:table-cell>
          <table:table-cell table:formula="of:=IF(WEEKDAY([.A98];2)&lt; 6; 1; 0) * [.$J$3] *[.D98] *[.$J$7]" office:value-type="float" office:value="330" calcext:value-type="float">
            <text:p>330</text:p>
          </table:table-cell>
          <table:table-cell table:formula="of:=IF(WEEKDAY([.A98];2) = 7; 150; 0)" office:value-type="float" office:value="0" calcext:value-type="float">
            <text:p>0</text:p>
          </table:table-cell>
          <table:table-cell table:formula="of:=[.G97] -[.F98] +[.E98]" office:value-type="float" office:value="1840" calcext:value-type="float">
            <text:p>18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08" calcext:value-type="date">
            <text:p>8.04.2023</text:p>
          </table:table-cell>
          <table:table-cell table:formula="of:=[.A99]" office:value-type="date" office:date-value="2023-04-08" calcext:value-type="date">
            <text:p>04-08</text:p>
          </table:table-cell>
          <table:table-cell table:style-name="ce1" table:formula="of:=IF([.B99] &lt; DATE(YEAR([.A99]);3;21); &quot;ZIMA&quot;; IF([.B99] &lt; DATE(YEAR([.A99]);6;21);&quot;WIOSNA&quot; ; IF([.B99] &lt; DATE(YEAR([.A99]);9;23); &quot;LATO&quot;; IF([.B99] &lt; DATE(YEAR([.A99]);12;21);&quot;JESIEŃ&quot;; &quot;ZIMA&quot;))))" office:value-type="string" office:string-value="WIOSNA" calcext:value-type="string">
            <text:p>WIOSNA</text:p>
          </table:table-cell>
          <table:table-cell table:formula="of:=IF([.C99] = &quot;ZIMA&quot;; 0.2; IF([.C99] = &quot;WIOSNA&quot;; 0.5; IF([.C99] = &quot;LATO&quot;; 0.9; 0.4)))" office:value-type="float" office:value="0.5" calcext:value-type="float">
            <text:p>0,5</text:p>
          </table:table-cell>
          <table:table-cell table:formula="of:=IF(WEEKDAY([.A99];2)&lt; 6; 1; 0) * [.$J$3] *[.D99] *[.$J$7]" office:value-type="float" office:value="0" calcext:value-type="float">
            <text:p>0</text:p>
          </table:table-cell>
          <table:table-cell table:formula="of:=IF(WEEKDAY([.A99];2) = 7; 150; 0)" office:value-type="float" office:value="0" calcext:value-type="float">
            <text:p>0</text:p>
          </table:table-cell>
          <table:table-cell table:formula="of:=[.G98] -[.F99] +[.E99]" office:value-type="float" office:value="1840" calcext:value-type="float">
            <text:p>18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09" calcext:value-type="date">
            <text:p>9.04.2023</text:p>
          </table:table-cell>
          <table:table-cell table:formula="of:=[.A100]" office:value-type="date" office:date-value="2023-04-09" calcext:value-type="date">
            <text:p>04-09</text:p>
          </table:table-cell>
          <table:table-cell table:style-name="ce1" table:formula="of:=IF([.B100] &lt; DATE(YEAR([.A100]);3;21); &quot;ZIMA&quot;; IF([.B100] &lt; DATE(YEAR([.A100]);6;21);&quot;WIOSNA&quot; ; IF([.B100] &lt; DATE(YEAR([.A100]);9;23); &quot;LATO&quot;; IF([.B100] &lt; DATE(YEAR([.A100]);12;21);&quot;JESIEŃ&quot;; &quot;ZIMA&quot;))))" office:value-type="string" office:string-value="WIOSNA" calcext:value-type="string">
            <text:p>WIOSNA</text:p>
          </table:table-cell>
          <table:table-cell table:formula="of:=IF([.C100] = &quot;ZIMA&quot;; 0.2; IF([.C100] = &quot;WIOSNA&quot;; 0.5; IF([.C100] = &quot;LATO&quot;; 0.9; 0.4)))" office:value-type="float" office:value="0.5" calcext:value-type="float">
            <text:p>0,5</text:p>
          </table:table-cell>
          <table:table-cell table:formula="of:=IF(WEEKDAY([.A100];2)&lt; 6; 1; 0) * [.$J$3] *[.D100] *[.$J$7]" office:value-type="float" office:value="0" calcext:value-type="float">
            <text:p>0</text:p>
          </table:table-cell>
          <table:table-cell table:formula="of:=IF(WEEKDAY([.A100];2) = 7; 150; 0)" office:value-type="float" office:value="150" calcext:value-type="float">
            <text:p>150</text:p>
          </table:table-cell>
          <table:table-cell table:formula="of:=[.G99] -[.F100] +[.E100]" office:value-type="float" office:value="1690" calcext:value-type="float">
            <text:p>16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10" calcext:value-type="date">
            <text:p>10.04.2023</text:p>
          </table:table-cell>
          <table:table-cell table:formula="of:=[.A101]" office:value-type="date" office:date-value="2023-04-10" calcext:value-type="date">
            <text:p>04-10</text:p>
          </table:table-cell>
          <table:table-cell table:style-name="ce1" table:formula="of:=IF([.B101] &lt; DATE(YEAR([.A101]);3;21); &quot;ZIMA&quot;; IF([.B101] &lt; DATE(YEAR([.A101]);6;21);&quot;WIOSNA&quot; ; IF([.B101] &lt; DATE(YEAR([.A101]);9;23); &quot;LATO&quot;; IF([.B101] &lt; DATE(YEAR([.A101]);12;21);&quot;JESIEŃ&quot;; &quot;ZIMA&quot;))))" office:value-type="string" office:string-value="WIOSNA" calcext:value-type="string">
            <text:p>WIOSNA</text:p>
          </table:table-cell>
          <table:table-cell table:formula="of:=IF([.C101] = &quot;ZIMA&quot;; 0.2; IF([.C101] = &quot;WIOSNA&quot;; 0.5; IF([.C101] = &quot;LATO&quot;; 0.9; 0.4)))" office:value-type="float" office:value="0.5" calcext:value-type="float">
            <text:p>0,5</text:p>
          </table:table-cell>
          <table:table-cell table:formula="of:=IF(WEEKDAY([.A101];2)&lt; 6; 1; 0) * [.$J$3] *[.D101] *[.$J$7]" office:value-type="float" office:value="330" calcext:value-type="float">
            <text:p>330</text:p>
          </table:table-cell>
          <table:table-cell table:formula="of:=IF(WEEKDAY([.A101];2) = 7; 150; 0)" office:value-type="float" office:value="0" calcext:value-type="float">
            <text:p>0</text:p>
          </table:table-cell>
          <table:table-cell table:formula="of:=[.G100] -[.F101] +[.E101]" office:value-type="float" office:value="2020" calcext:value-type="float">
            <text:p>202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11" calcext:value-type="date">
            <text:p>11.04.2023</text:p>
          </table:table-cell>
          <table:table-cell table:formula="of:=[.A102]" office:value-type="date" office:date-value="2023-04-11" calcext:value-type="date">
            <text:p>04-11</text:p>
          </table:table-cell>
          <table:table-cell table:style-name="ce1" table:formula="of:=IF([.B102] &lt; DATE(YEAR([.A102]);3;21); &quot;ZIMA&quot;; IF([.B102] &lt; DATE(YEAR([.A102]);6;21);&quot;WIOSNA&quot; ; IF([.B102] &lt; DATE(YEAR([.A102]);9;23); &quot;LATO&quot;; IF([.B102] &lt; DATE(YEAR([.A102]);12;21);&quot;JESIEŃ&quot;; &quot;ZIMA&quot;))))" office:value-type="string" office:string-value="WIOSNA" calcext:value-type="string">
            <text:p>WIOSNA</text:p>
          </table:table-cell>
          <table:table-cell table:formula="of:=IF([.C102] = &quot;ZIMA&quot;; 0.2; IF([.C102] = &quot;WIOSNA&quot;; 0.5; IF([.C102] = &quot;LATO&quot;; 0.9; 0.4)))" office:value-type="float" office:value="0.5" calcext:value-type="float">
            <text:p>0,5</text:p>
          </table:table-cell>
          <table:table-cell table:formula="of:=IF(WEEKDAY([.A102];2)&lt; 6; 1; 0) * [.$J$3] *[.D102] *[.$J$7]" office:value-type="float" office:value="330" calcext:value-type="float">
            <text:p>330</text:p>
          </table:table-cell>
          <table:table-cell table:formula="of:=IF(WEEKDAY([.A102];2) = 7; 150; 0)" office:value-type="float" office:value="0" calcext:value-type="float">
            <text:p>0</text:p>
          </table:table-cell>
          <table:table-cell table:formula="of:=[.G101] -[.F102] +[.E102]" office:value-type="float" office:value="2350" calcext:value-type="float">
            <text:p>23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12" calcext:value-type="date">
            <text:p>12.04.2023</text:p>
          </table:table-cell>
          <table:table-cell table:formula="of:=[.A103]" office:value-type="date" office:date-value="2023-04-12" calcext:value-type="date">
            <text:p>04-12</text:p>
          </table:table-cell>
          <table:table-cell table:style-name="ce1" table:formula="of:=IF([.B103] &lt; DATE(YEAR([.A103]);3;21); &quot;ZIMA&quot;; IF([.B103] &lt; DATE(YEAR([.A103]);6;21);&quot;WIOSNA&quot; ; IF([.B103] &lt; DATE(YEAR([.A103]);9;23); &quot;LATO&quot;; IF([.B103] &lt; DATE(YEAR([.A103]);12;21);&quot;JESIEŃ&quot;; &quot;ZIMA&quot;))))" office:value-type="string" office:string-value="WIOSNA" calcext:value-type="string">
            <text:p>WIOSNA</text:p>
          </table:table-cell>
          <table:table-cell table:formula="of:=IF([.C103] = &quot;ZIMA&quot;; 0.2; IF([.C103] = &quot;WIOSNA&quot;; 0.5; IF([.C103] = &quot;LATO&quot;; 0.9; 0.4)))" office:value-type="float" office:value="0.5" calcext:value-type="float">
            <text:p>0,5</text:p>
          </table:table-cell>
          <table:table-cell table:formula="of:=IF(WEEKDAY([.A103];2)&lt; 6; 1; 0) * [.$J$3] *[.D103] *[.$J$7]" office:value-type="float" office:value="330" calcext:value-type="float">
            <text:p>330</text:p>
          </table:table-cell>
          <table:table-cell table:formula="of:=IF(WEEKDAY([.A103];2) = 7; 150; 0)" office:value-type="float" office:value="0" calcext:value-type="float">
            <text:p>0</text:p>
          </table:table-cell>
          <table:table-cell table:formula="of:=[.G102] -[.F103] +[.E103]" office:value-type="float" office:value="2680" calcext:value-type="float">
            <text:p>268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13" calcext:value-type="date">
            <text:p>13.04.2023</text:p>
          </table:table-cell>
          <table:table-cell table:formula="of:=[.A104]" office:value-type="date" office:date-value="2023-04-13" calcext:value-type="date">
            <text:p>04-13</text:p>
          </table:table-cell>
          <table:table-cell table:style-name="ce1" table:formula="of:=IF([.B104] &lt; DATE(YEAR([.A104]);3;21); &quot;ZIMA&quot;; IF([.B104] &lt; DATE(YEAR([.A104]);6;21);&quot;WIOSNA&quot; ; IF([.B104] &lt; DATE(YEAR([.A104]);9;23); &quot;LATO&quot;; IF([.B104] &lt; DATE(YEAR([.A104]);12;21);&quot;JESIEŃ&quot;; &quot;ZIMA&quot;))))" office:value-type="string" office:string-value="WIOSNA" calcext:value-type="string">
            <text:p>WIOSNA</text:p>
          </table:table-cell>
          <table:table-cell table:formula="of:=IF([.C104] = &quot;ZIMA&quot;; 0.2; IF([.C104] = &quot;WIOSNA&quot;; 0.5; IF([.C104] = &quot;LATO&quot;; 0.9; 0.4)))" office:value-type="float" office:value="0.5" calcext:value-type="float">
            <text:p>0,5</text:p>
          </table:table-cell>
          <table:table-cell table:formula="of:=IF(WEEKDAY([.A104];2)&lt; 6; 1; 0) * [.$J$3] *[.D104] *[.$J$7]" office:value-type="float" office:value="330" calcext:value-type="float">
            <text:p>330</text:p>
          </table:table-cell>
          <table:table-cell table:formula="of:=IF(WEEKDAY([.A104];2) = 7; 150; 0)" office:value-type="float" office:value="0" calcext:value-type="float">
            <text:p>0</text:p>
          </table:table-cell>
          <table:table-cell table:formula="of:=[.G103] -[.F104] +[.E104]" office:value-type="float" office:value="3010" calcext:value-type="float">
            <text:p>301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14" calcext:value-type="date">
            <text:p>14.04.2023</text:p>
          </table:table-cell>
          <table:table-cell table:formula="of:=[.A105]" office:value-type="date" office:date-value="2023-04-14" calcext:value-type="date">
            <text:p>04-14</text:p>
          </table:table-cell>
          <table:table-cell table:style-name="ce1" table:formula="of:=IF([.B105] &lt; DATE(YEAR([.A105]);3;21); &quot;ZIMA&quot;; IF([.B105] &lt; DATE(YEAR([.A105]);6;21);&quot;WIOSNA&quot; ; IF([.B105] &lt; DATE(YEAR([.A105]);9;23); &quot;LATO&quot;; IF([.B105] &lt; DATE(YEAR([.A105]);12;21);&quot;JESIEŃ&quot;; &quot;ZIMA&quot;))))" office:value-type="string" office:string-value="WIOSNA" calcext:value-type="string">
            <text:p>WIOSNA</text:p>
          </table:table-cell>
          <table:table-cell table:formula="of:=IF([.C105] = &quot;ZIMA&quot;; 0.2; IF([.C105] = &quot;WIOSNA&quot;; 0.5; IF([.C105] = &quot;LATO&quot;; 0.9; 0.4)))" office:value-type="float" office:value="0.5" calcext:value-type="float">
            <text:p>0,5</text:p>
          </table:table-cell>
          <table:table-cell table:formula="of:=IF(WEEKDAY([.A105];2)&lt; 6; 1; 0) * [.$J$3] *[.D105] *[.$J$7]" office:value-type="float" office:value="330" calcext:value-type="float">
            <text:p>330</text:p>
          </table:table-cell>
          <table:table-cell table:formula="of:=IF(WEEKDAY([.A105];2) = 7; 150; 0)" office:value-type="float" office:value="0" calcext:value-type="float">
            <text:p>0</text:p>
          </table:table-cell>
          <table:table-cell table:formula="of:=[.G104] -[.F105] +[.E105]" office:value-type="float" office:value="3340" calcext:value-type="float">
            <text:p>33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15" calcext:value-type="date">
            <text:p>15.04.2023</text:p>
          </table:table-cell>
          <table:table-cell table:formula="of:=[.A106]" office:value-type="date" office:date-value="2023-04-15" calcext:value-type="date">
            <text:p>04-15</text:p>
          </table:table-cell>
          <table:table-cell table:style-name="ce1" table:formula="of:=IF([.B106] &lt; DATE(YEAR([.A106]);3;21); &quot;ZIMA&quot;; IF([.B106] &lt; DATE(YEAR([.A106]);6;21);&quot;WIOSNA&quot; ; IF([.B106] &lt; DATE(YEAR([.A106]);9;23); &quot;LATO&quot;; IF([.B106] &lt; DATE(YEAR([.A106]);12;21);&quot;JESIEŃ&quot;; &quot;ZIMA&quot;))))" office:value-type="string" office:string-value="WIOSNA" calcext:value-type="string">
            <text:p>WIOSNA</text:p>
          </table:table-cell>
          <table:table-cell table:formula="of:=IF([.C106] = &quot;ZIMA&quot;; 0.2; IF([.C106] = &quot;WIOSNA&quot;; 0.5; IF([.C106] = &quot;LATO&quot;; 0.9; 0.4)))" office:value-type="float" office:value="0.5" calcext:value-type="float">
            <text:p>0,5</text:p>
          </table:table-cell>
          <table:table-cell table:formula="of:=IF(WEEKDAY([.A106];2)&lt; 6; 1; 0) * [.$J$3] *[.D106] *[.$J$7]" office:value-type="float" office:value="0" calcext:value-type="float">
            <text:p>0</text:p>
          </table:table-cell>
          <table:table-cell table:formula="of:=IF(WEEKDAY([.A106];2) = 7; 150; 0)" office:value-type="float" office:value="0" calcext:value-type="float">
            <text:p>0</text:p>
          </table:table-cell>
          <table:table-cell table:formula="of:=[.G105] -[.F106] +[.E106]" office:value-type="float" office:value="3340" calcext:value-type="float">
            <text:p>33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16" calcext:value-type="date">
            <text:p>16.04.2023</text:p>
          </table:table-cell>
          <table:table-cell table:formula="of:=[.A107]" office:value-type="date" office:date-value="2023-04-16" calcext:value-type="date">
            <text:p>04-16</text:p>
          </table:table-cell>
          <table:table-cell table:style-name="ce1" table:formula="of:=IF([.B107] &lt; DATE(YEAR([.A107]);3;21); &quot;ZIMA&quot;; IF([.B107] &lt; DATE(YEAR([.A107]);6;21);&quot;WIOSNA&quot; ; IF([.B107] &lt; DATE(YEAR([.A107]);9;23); &quot;LATO&quot;; IF([.B107] &lt; DATE(YEAR([.A107]);12;21);&quot;JESIEŃ&quot;; &quot;ZIMA&quot;))))" office:value-type="string" office:string-value="WIOSNA" calcext:value-type="string">
            <text:p>WIOSNA</text:p>
          </table:table-cell>
          <table:table-cell table:formula="of:=IF([.C107] = &quot;ZIMA&quot;; 0.2; IF([.C107] = &quot;WIOSNA&quot;; 0.5; IF([.C107] = &quot;LATO&quot;; 0.9; 0.4)))" office:value-type="float" office:value="0.5" calcext:value-type="float">
            <text:p>0,5</text:p>
          </table:table-cell>
          <table:table-cell table:formula="of:=IF(WEEKDAY([.A107];2)&lt; 6; 1; 0) * [.$J$3] *[.D107] *[.$J$7]" office:value-type="float" office:value="0" calcext:value-type="float">
            <text:p>0</text:p>
          </table:table-cell>
          <table:table-cell table:formula="of:=IF(WEEKDAY([.A107];2) = 7; 150; 0)" office:value-type="float" office:value="150" calcext:value-type="float">
            <text:p>150</text:p>
          </table:table-cell>
          <table:table-cell table:formula="of:=[.G106] -[.F107] +[.E107]" office:value-type="float" office:value="3190" calcext:value-type="float">
            <text:p>31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17" calcext:value-type="date">
            <text:p>17.04.2023</text:p>
          </table:table-cell>
          <table:table-cell table:formula="of:=[.A108]" office:value-type="date" office:date-value="2023-04-17" calcext:value-type="date">
            <text:p>04-17</text:p>
          </table:table-cell>
          <table:table-cell table:style-name="ce1" table:formula="of:=IF([.B108] &lt; DATE(YEAR([.A108]);3;21); &quot;ZIMA&quot;; IF([.B108] &lt; DATE(YEAR([.A108]);6;21);&quot;WIOSNA&quot; ; IF([.B108] &lt; DATE(YEAR([.A108]);9;23); &quot;LATO&quot;; IF([.B108] &lt; DATE(YEAR([.A108]);12;21);&quot;JESIEŃ&quot;; &quot;ZIMA&quot;))))" office:value-type="string" office:string-value="WIOSNA" calcext:value-type="string">
            <text:p>WIOSNA</text:p>
          </table:table-cell>
          <table:table-cell table:formula="of:=IF([.C108] = &quot;ZIMA&quot;; 0.2; IF([.C108] = &quot;WIOSNA&quot;; 0.5; IF([.C108] = &quot;LATO&quot;; 0.9; 0.4)))" office:value-type="float" office:value="0.5" calcext:value-type="float">
            <text:p>0,5</text:p>
          </table:table-cell>
          <table:table-cell table:formula="of:=IF(WEEKDAY([.A108];2)&lt; 6; 1; 0) * [.$J$3] *[.D108] *[.$J$7]" office:value-type="float" office:value="330" calcext:value-type="float">
            <text:p>330</text:p>
          </table:table-cell>
          <table:table-cell table:formula="of:=IF(WEEKDAY([.A108];2) = 7; 150; 0)" office:value-type="float" office:value="0" calcext:value-type="float">
            <text:p>0</text:p>
          </table:table-cell>
          <table:table-cell table:formula="of:=[.G107] -[.F108] +[.E108]" office:value-type="float" office:value="3520" calcext:value-type="float">
            <text:p>352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18" calcext:value-type="date">
            <text:p>18.04.2023</text:p>
          </table:table-cell>
          <table:table-cell table:formula="of:=[.A109]" office:value-type="date" office:date-value="2023-04-18" calcext:value-type="date">
            <text:p>04-18</text:p>
          </table:table-cell>
          <table:table-cell table:style-name="ce1" table:formula="of:=IF([.B109] &lt; DATE(YEAR([.A109]);3;21); &quot;ZIMA&quot;; IF([.B109] &lt; DATE(YEAR([.A109]);6;21);&quot;WIOSNA&quot; ; IF([.B109] &lt; DATE(YEAR([.A109]);9;23); &quot;LATO&quot;; IF([.B109] &lt; DATE(YEAR([.A109]);12;21);&quot;JESIEŃ&quot;; &quot;ZIMA&quot;))))" office:value-type="string" office:string-value="WIOSNA" calcext:value-type="string">
            <text:p>WIOSNA</text:p>
          </table:table-cell>
          <table:table-cell table:formula="of:=IF([.C109] = &quot;ZIMA&quot;; 0.2; IF([.C109] = &quot;WIOSNA&quot;; 0.5; IF([.C109] = &quot;LATO&quot;; 0.9; 0.4)))" office:value-type="float" office:value="0.5" calcext:value-type="float">
            <text:p>0,5</text:p>
          </table:table-cell>
          <table:table-cell table:formula="of:=IF(WEEKDAY([.A109];2)&lt; 6; 1; 0) * [.$J$3] *[.D109] *[.$J$7]" office:value-type="float" office:value="330" calcext:value-type="float">
            <text:p>330</text:p>
          </table:table-cell>
          <table:table-cell table:formula="of:=IF(WEEKDAY([.A109];2) = 7; 150; 0)" office:value-type="float" office:value="0" calcext:value-type="float">
            <text:p>0</text:p>
          </table:table-cell>
          <table:table-cell table:formula="of:=[.G108] -[.F109] +[.E109]" office:value-type="float" office:value="3850" calcext:value-type="float">
            <text:p>38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19" calcext:value-type="date">
            <text:p>19.04.2023</text:p>
          </table:table-cell>
          <table:table-cell table:formula="of:=[.A110]" office:value-type="date" office:date-value="2023-04-19" calcext:value-type="date">
            <text:p>04-19</text:p>
          </table:table-cell>
          <table:table-cell table:style-name="ce1" table:formula="of:=IF([.B110] &lt; DATE(YEAR([.A110]);3;21); &quot;ZIMA&quot;; IF([.B110] &lt; DATE(YEAR([.A110]);6;21);&quot;WIOSNA&quot; ; IF([.B110] &lt; DATE(YEAR([.A110]);9;23); &quot;LATO&quot;; IF([.B110] &lt; DATE(YEAR([.A110]);12;21);&quot;JESIEŃ&quot;; &quot;ZIMA&quot;))))" office:value-type="string" office:string-value="WIOSNA" calcext:value-type="string">
            <text:p>WIOSNA</text:p>
          </table:table-cell>
          <table:table-cell table:formula="of:=IF([.C110] = &quot;ZIMA&quot;; 0.2; IF([.C110] = &quot;WIOSNA&quot;; 0.5; IF([.C110] = &quot;LATO&quot;; 0.9; 0.4)))" office:value-type="float" office:value="0.5" calcext:value-type="float">
            <text:p>0,5</text:p>
          </table:table-cell>
          <table:table-cell table:formula="of:=IF(WEEKDAY([.A110];2)&lt; 6; 1; 0) * [.$J$3] *[.D110] *[.$J$7]" office:value-type="float" office:value="330" calcext:value-type="float">
            <text:p>330</text:p>
          </table:table-cell>
          <table:table-cell table:formula="of:=IF(WEEKDAY([.A110];2) = 7; 150; 0)" office:value-type="float" office:value="0" calcext:value-type="float">
            <text:p>0</text:p>
          </table:table-cell>
          <table:table-cell table:formula="of:=[.G109] -[.F110] +[.E110]" office:value-type="float" office:value="4180" calcext:value-type="float">
            <text:p>418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20" calcext:value-type="date">
            <text:p>20.04.2023</text:p>
          </table:table-cell>
          <table:table-cell table:formula="of:=[.A111]" office:value-type="date" office:date-value="2023-04-20" calcext:value-type="date">
            <text:p>04-20</text:p>
          </table:table-cell>
          <table:table-cell table:style-name="ce1" table:formula="of:=IF([.B111] &lt; DATE(YEAR([.A111]);3;21); &quot;ZIMA&quot;; IF([.B111] &lt; DATE(YEAR([.A111]);6;21);&quot;WIOSNA&quot; ; IF([.B111] &lt; DATE(YEAR([.A111]);9;23); &quot;LATO&quot;; IF([.B111] &lt; DATE(YEAR([.A111]);12;21);&quot;JESIEŃ&quot;; &quot;ZIMA&quot;))))" office:value-type="string" office:string-value="WIOSNA" calcext:value-type="string">
            <text:p>WIOSNA</text:p>
          </table:table-cell>
          <table:table-cell table:formula="of:=IF([.C111] = &quot;ZIMA&quot;; 0.2; IF([.C111] = &quot;WIOSNA&quot;; 0.5; IF([.C111] = &quot;LATO&quot;; 0.9; 0.4)))" office:value-type="float" office:value="0.5" calcext:value-type="float">
            <text:p>0,5</text:p>
          </table:table-cell>
          <table:table-cell table:formula="of:=IF(WEEKDAY([.A111];2)&lt; 6; 1; 0) * [.$J$3] *[.D111] *[.$J$7]" office:value-type="float" office:value="330" calcext:value-type="float">
            <text:p>330</text:p>
          </table:table-cell>
          <table:table-cell table:formula="of:=IF(WEEKDAY([.A111];2) = 7; 150; 0)" office:value-type="float" office:value="0" calcext:value-type="float">
            <text:p>0</text:p>
          </table:table-cell>
          <table:table-cell table:formula="of:=[.G110] -[.F111] +[.E111]" office:value-type="float" office:value="4510" calcext:value-type="float">
            <text:p>451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21" calcext:value-type="date">
            <text:p>21.04.2023</text:p>
          </table:table-cell>
          <table:table-cell table:formula="of:=[.A112]" office:value-type="date" office:date-value="2023-04-21" calcext:value-type="date">
            <text:p>04-21</text:p>
          </table:table-cell>
          <table:table-cell table:style-name="ce1" table:formula="of:=IF([.B112] &lt; DATE(YEAR([.A112]);3;21); &quot;ZIMA&quot;; IF([.B112] &lt; DATE(YEAR([.A112]);6;21);&quot;WIOSNA&quot; ; IF([.B112] &lt; DATE(YEAR([.A112]);9;23); &quot;LATO&quot;; IF([.B112] &lt; DATE(YEAR([.A112]);12;21);&quot;JESIEŃ&quot;; &quot;ZIMA&quot;))))" office:value-type="string" office:string-value="WIOSNA" calcext:value-type="string">
            <text:p>WIOSNA</text:p>
          </table:table-cell>
          <table:table-cell table:formula="of:=IF([.C112] = &quot;ZIMA&quot;; 0.2; IF([.C112] = &quot;WIOSNA&quot;; 0.5; IF([.C112] = &quot;LATO&quot;; 0.9; 0.4)))" office:value-type="float" office:value="0.5" calcext:value-type="float">
            <text:p>0,5</text:p>
          </table:table-cell>
          <table:table-cell table:formula="of:=IF(WEEKDAY([.A112];2)&lt; 6; 1; 0) * [.$J$3] *[.D112] *[.$J$7]" office:value-type="float" office:value="330" calcext:value-type="float">
            <text:p>330</text:p>
          </table:table-cell>
          <table:table-cell table:formula="of:=IF(WEEKDAY([.A112];2) = 7; 150; 0)" office:value-type="float" office:value="0" calcext:value-type="float">
            <text:p>0</text:p>
          </table:table-cell>
          <table:table-cell table:formula="of:=[.G111] -[.F112] +[.E112]" office:value-type="float" office:value="4840" calcext:value-type="float">
            <text:p>48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22" calcext:value-type="date">
            <text:p>22.04.2023</text:p>
          </table:table-cell>
          <table:table-cell table:formula="of:=[.A113]" office:value-type="date" office:date-value="2023-04-22" calcext:value-type="date">
            <text:p>04-22</text:p>
          </table:table-cell>
          <table:table-cell table:style-name="ce1" table:formula="of:=IF([.B113] &lt; DATE(YEAR([.A113]);3;21); &quot;ZIMA&quot;; IF([.B113] &lt; DATE(YEAR([.A113]);6;21);&quot;WIOSNA&quot; ; IF([.B113] &lt; DATE(YEAR([.A113]);9;23); &quot;LATO&quot;; IF([.B113] &lt; DATE(YEAR([.A113]);12;21);&quot;JESIEŃ&quot;; &quot;ZIMA&quot;))))" office:value-type="string" office:string-value="WIOSNA" calcext:value-type="string">
            <text:p>WIOSNA</text:p>
          </table:table-cell>
          <table:table-cell table:formula="of:=IF([.C113] = &quot;ZIMA&quot;; 0.2; IF([.C113] = &quot;WIOSNA&quot;; 0.5; IF([.C113] = &quot;LATO&quot;; 0.9; 0.4)))" office:value-type="float" office:value="0.5" calcext:value-type="float">
            <text:p>0,5</text:p>
          </table:table-cell>
          <table:table-cell table:formula="of:=IF(WEEKDAY([.A113];2)&lt; 6; 1; 0) * [.$J$3] *[.D113] *[.$J$7]" office:value-type="float" office:value="0" calcext:value-type="float">
            <text:p>0</text:p>
          </table:table-cell>
          <table:table-cell table:formula="of:=IF(WEEKDAY([.A113];2) = 7; 150; 0)" office:value-type="float" office:value="0" calcext:value-type="float">
            <text:p>0</text:p>
          </table:table-cell>
          <table:table-cell table:formula="of:=[.G112] -[.F113] +[.E113]" office:value-type="float" office:value="4840" calcext:value-type="float">
            <text:p>48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23" calcext:value-type="date">
            <text:p>23.04.2023</text:p>
          </table:table-cell>
          <table:table-cell table:formula="of:=[.A114]" office:value-type="date" office:date-value="2023-04-23" calcext:value-type="date">
            <text:p>04-23</text:p>
          </table:table-cell>
          <table:table-cell table:style-name="ce1" table:formula="of:=IF([.B114] &lt; DATE(YEAR([.A114]);3;21); &quot;ZIMA&quot;; IF([.B114] &lt; DATE(YEAR([.A114]);6;21);&quot;WIOSNA&quot; ; IF([.B114] &lt; DATE(YEAR([.A114]);9;23); &quot;LATO&quot;; IF([.B114] &lt; DATE(YEAR([.A114]);12;21);&quot;JESIEŃ&quot;; &quot;ZIMA&quot;))))" office:value-type="string" office:string-value="WIOSNA" calcext:value-type="string">
            <text:p>WIOSNA</text:p>
          </table:table-cell>
          <table:table-cell table:formula="of:=IF([.C114] = &quot;ZIMA&quot;; 0.2; IF([.C114] = &quot;WIOSNA&quot;; 0.5; IF([.C114] = &quot;LATO&quot;; 0.9; 0.4)))" office:value-type="float" office:value="0.5" calcext:value-type="float">
            <text:p>0,5</text:p>
          </table:table-cell>
          <table:table-cell table:formula="of:=IF(WEEKDAY([.A114];2)&lt; 6; 1; 0) * [.$J$3] *[.D114] *[.$J$7]" office:value-type="float" office:value="0" calcext:value-type="float">
            <text:p>0</text:p>
          </table:table-cell>
          <table:table-cell table:formula="of:=IF(WEEKDAY([.A114];2) = 7; 150; 0)" office:value-type="float" office:value="150" calcext:value-type="float">
            <text:p>150</text:p>
          </table:table-cell>
          <table:table-cell table:formula="of:=[.G113] -[.F114] +[.E114]" office:value-type="float" office:value="4690" calcext:value-type="float">
            <text:p>46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24" calcext:value-type="date">
            <text:p>24.04.2023</text:p>
          </table:table-cell>
          <table:table-cell table:formula="of:=[.A115]" office:value-type="date" office:date-value="2023-04-24" calcext:value-type="date">
            <text:p>04-24</text:p>
          </table:table-cell>
          <table:table-cell table:style-name="ce1" table:formula="of:=IF([.B115] &lt; DATE(YEAR([.A115]);3;21); &quot;ZIMA&quot;; IF([.B115] &lt; DATE(YEAR([.A115]);6;21);&quot;WIOSNA&quot; ; IF([.B115] &lt; DATE(YEAR([.A115]);9;23); &quot;LATO&quot;; IF([.B115] &lt; DATE(YEAR([.A115]);12;21);&quot;JESIEŃ&quot;; &quot;ZIMA&quot;))))" office:value-type="string" office:string-value="WIOSNA" calcext:value-type="string">
            <text:p>WIOSNA</text:p>
          </table:table-cell>
          <table:table-cell table:formula="of:=IF([.C115] = &quot;ZIMA&quot;; 0.2; IF([.C115] = &quot;WIOSNA&quot;; 0.5; IF([.C115] = &quot;LATO&quot;; 0.9; 0.4)))" office:value-type="float" office:value="0.5" calcext:value-type="float">
            <text:p>0,5</text:p>
          </table:table-cell>
          <table:table-cell table:formula="of:=IF(WEEKDAY([.A115];2)&lt; 6; 1; 0) * [.$J$3] *[.D115] *[.$J$7]" office:value-type="float" office:value="330" calcext:value-type="float">
            <text:p>330</text:p>
          </table:table-cell>
          <table:table-cell table:formula="of:=IF(WEEKDAY([.A115];2) = 7; 150; 0)" office:value-type="float" office:value="0" calcext:value-type="float">
            <text:p>0</text:p>
          </table:table-cell>
          <table:table-cell table:formula="of:=[.G114] -[.F115] +[.E115]" office:value-type="float" office:value="5020" calcext:value-type="float">
            <text:p>502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25" calcext:value-type="date">
            <text:p>25.04.2023</text:p>
          </table:table-cell>
          <table:table-cell table:formula="of:=[.A116]" office:value-type="date" office:date-value="2023-04-25" calcext:value-type="date">
            <text:p>04-25</text:p>
          </table:table-cell>
          <table:table-cell table:style-name="ce1" table:formula="of:=IF([.B116] &lt; DATE(YEAR([.A116]);3;21); &quot;ZIMA&quot;; IF([.B116] &lt; DATE(YEAR([.A116]);6;21);&quot;WIOSNA&quot; ; IF([.B116] &lt; DATE(YEAR([.A116]);9;23); &quot;LATO&quot;; IF([.B116] &lt; DATE(YEAR([.A116]);12;21);&quot;JESIEŃ&quot;; &quot;ZIMA&quot;))))" office:value-type="string" office:string-value="WIOSNA" calcext:value-type="string">
            <text:p>WIOSNA</text:p>
          </table:table-cell>
          <table:table-cell table:formula="of:=IF([.C116] = &quot;ZIMA&quot;; 0.2; IF([.C116] = &quot;WIOSNA&quot;; 0.5; IF([.C116] = &quot;LATO&quot;; 0.9; 0.4)))" office:value-type="float" office:value="0.5" calcext:value-type="float">
            <text:p>0,5</text:p>
          </table:table-cell>
          <table:table-cell table:formula="of:=IF(WEEKDAY([.A116];2)&lt; 6; 1; 0) * [.$J$3] *[.D116] *[.$J$7]" office:value-type="float" office:value="330" calcext:value-type="float">
            <text:p>330</text:p>
          </table:table-cell>
          <table:table-cell table:formula="of:=IF(WEEKDAY([.A116];2) = 7; 150; 0)" office:value-type="float" office:value="0" calcext:value-type="float">
            <text:p>0</text:p>
          </table:table-cell>
          <table:table-cell table:formula="of:=[.G115] -[.F116] +[.E116]" office:value-type="float" office:value="5350" calcext:value-type="float">
            <text:p>53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26" calcext:value-type="date">
            <text:p>26.04.2023</text:p>
          </table:table-cell>
          <table:table-cell table:formula="of:=[.A117]" office:value-type="date" office:date-value="2023-04-26" calcext:value-type="date">
            <text:p>04-26</text:p>
          </table:table-cell>
          <table:table-cell table:style-name="ce1" table:formula="of:=IF([.B117] &lt; DATE(YEAR([.A117]);3;21); &quot;ZIMA&quot;; IF([.B117] &lt; DATE(YEAR([.A117]);6;21);&quot;WIOSNA&quot; ; IF([.B117] &lt; DATE(YEAR([.A117]);9;23); &quot;LATO&quot;; IF([.B117] &lt; DATE(YEAR([.A117]);12;21);&quot;JESIEŃ&quot;; &quot;ZIMA&quot;))))" office:value-type="string" office:string-value="WIOSNA" calcext:value-type="string">
            <text:p>WIOSNA</text:p>
          </table:table-cell>
          <table:table-cell table:formula="of:=IF([.C117] = &quot;ZIMA&quot;; 0.2; IF([.C117] = &quot;WIOSNA&quot;; 0.5; IF([.C117] = &quot;LATO&quot;; 0.9; 0.4)))" office:value-type="float" office:value="0.5" calcext:value-type="float">
            <text:p>0,5</text:p>
          </table:table-cell>
          <table:table-cell table:formula="of:=IF(WEEKDAY([.A117];2)&lt; 6; 1; 0) * [.$J$3] *[.D117] *[.$J$7]" office:value-type="float" office:value="330" calcext:value-type="float">
            <text:p>330</text:p>
          </table:table-cell>
          <table:table-cell table:formula="of:=IF(WEEKDAY([.A117];2) = 7; 150; 0)" office:value-type="float" office:value="0" calcext:value-type="float">
            <text:p>0</text:p>
          </table:table-cell>
          <table:table-cell table:formula="of:=[.G116] -[.F117] +[.E117]" office:value-type="float" office:value="5680" calcext:value-type="float">
            <text:p>568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27" calcext:value-type="date">
            <text:p>27.04.2023</text:p>
          </table:table-cell>
          <table:table-cell table:formula="of:=[.A118]" office:value-type="date" office:date-value="2023-04-27" calcext:value-type="date">
            <text:p>04-27</text:p>
          </table:table-cell>
          <table:table-cell table:style-name="ce1" table:formula="of:=IF([.B118] &lt; DATE(YEAR([.A118]);3;21); &quot;ZIMA&quot;; IF([.B118] &lt; DATE(YEAR([.A118]);6;21);&quot;WIOSNA&quot; ; IF([.B118] &lt; DATE(YEAR([.A118]);9;23); &quot;LATO&quot;; IF([.B118] &lt; DATE(YEAR([.A118]);12;21);&quot;JESIEŃ&quot;; &quot;ZIMA&quot;))))" office:value-type="string" office:string-value="WIOSNA" calcext:value-type="string">
            <text:p>WIOSNA</text:p>
          </table:table-cell>
          <table:table-cell table:formula="of:=IF([.C118] = &quot;ZIMA&quot;; 0.2; IF([.C118] = &quot;WIOSNA&quot;; 0.5; IF([.C118] = &quot;LATO&quot;; 0.9; 0.4)))" office:value-type="float" office:value="0.5" calcext:value-type="float">
            <text:p>0,5</text:p>
          </table:table-cell>
          <table:table-cell table:formula="of:=IF(WEEKDAY([.A118];2)&lt; 6; 1; 0) * [.$J$3] *[.D118] *[.$J$7]" office:value-type="float" office:value="330" calcext:value-type="float">
            <text:p>330</text:p>
          </table:table-cell>
          <table:table-cell table:formula="of:=IF(WEEKDAY([.A118];2) = 7; 150; 0)" office:value-type="float" office:value="0" calcext:value-type="float">
            <text:p>0</text:p>
          </table:table-cell>
          <table:table-cell table:formula="of:=[.G117] -[.F118] +[.E118]" office:value-type="float" office:value="6010" calcext:value-type="float">
            <text:p>601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28" calcext:value-type="date">
            <text:p>28.04.2023</text:p>
          </table:table-cell>
          <table:table-cell table:formula="of:=[.A119]" office:value-type="date" office:date-value="2023-04-28" calcext:value-type="date">
            <text:p>04-28</text:p>
          </table:table-cell>
          <table:table-cell table:style-name="ce1" table:formula="of:=IF([.B119] &lt; DATE(YEAR([.A119]);3;21); &quot;ZIMA&quot;; IF([.B119] &lt; DATE(YEAR([.A119]);6;21);&quot;WIOSNA&quot; ; IF([.B119] &lt; DATE(YEAR([.A119]);9;23); &quot;LATO&quot;; IF([.B119] &lt; DATE(YEAR([.A119]);12;21);&quot;JESIEŃ&quot;; &quot;ZIMA&quot;))))" office:value-type="string" office:string-value="WIOSNA" calcext:value-type="string">
            <text:p>WIOSNA</text:p>
          </table:table-cell>
          <table:table-cell table:formula="of:=IF([.C119] = &quot;ZIMA&quot;; 0.2; IF([.C119] = &quot;WIOSNA&quot;; 0.5; IF([.C119] = &quot;LATO&quot;; 0.9; 0.4)))" office:value-type="float" office:value="0.5" calcext:value-type="float">
            <text:p>0,5</text:p>
          </table:table-cell>
          <table:table-cell table:formula="of:=IF(WEEKDAY([.A119];2)&lt; 6; 1; 0) * [.$J$3] *[.D119] *[.$J$7]" office:value-type="float" office:value="330" calcext:value-type="float">
            <text:p>330</text:p>
          </table:table-cell>
          <table:table-cell table:formula="of:=IF(WEEKDAY([.A119];2) = 7; 150; 0)" office:value-type="float" office:value="0" calcext:value-type="float">
            <text:p>0</text:p>
          </table:table-cell>
          <table:table-cell table:formula="of:=[.G118] -[.F119] +[.E119]" office:value-type="float" office:value="6340" calcext:value-type="float">
            <text:p>63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29" calcext:value-type="date">
            <text:p>29.04.2023</text:p>
          </table:table-cell>
          <table:table-cell table:formula="of:=[.A120]" office:value-type="date" office:date-value="2023-04-29" calcext:value-type="date">
            <text:p>04-29</text:p>
          </table:table-cell>
          <table:table-cell table:style-name="ce1" table:formula="of:=IF([.B120] &lt; DATE(YEAR([.A120]);3;21); &quot;ZIMA&quot;; IF([.B120] &lt; DATE(YEAR([.A120]);6;21);&quot;WIOSNA&quot; ; IF([.B120] &lt; DATE(YEAR([.A120]);9;23); &quot;LATO&quot;; IF([.B120] &lt; DATE(YEAR([.A120]);12;21);&quot;JESIEŃ&quot;; &quot;ZIMA&quot;))))" office:value-type="string" office:string-value="WIOSNA" calcext:value-type="string">
            <text:p>WIOSNA</text:p>
          </table:table-cell>
          <table:table-cell table:formula="of:=IF([.C120] = &quot;ZIMA&quot;; 0.2; IF([.C120] = &quot;WIOSNA&quot;; 0.5; IF([.C120] = &quot;LATO&quot;; 0.9; 0.4)))" office:value-type="float" office:value="0.5" calcext:value-type="float">
            <text:p>0,5</text:p>
          </table:table-cell>
          <table:table-cell table:formula="of:=IF(WEEKDAY([.A120];2)&lt; 6; 1; 0) * [.$J$3] *[.D120] *[.$J$7]" office:value-type="float" office:value="0" calcext:value-type="float">
            <text:p>0</text:p>
          </table:table-cell>
          <table:table-cell table:formula="of:=IF(WEEKDAY([.A120];2) = 7; 150; 0)" office:value-type="float" office:value="0" calcext:value-type="float">
            <text:p>0</text:p>
          </table:table-cell>
          <table:table-cell table:formula="of:=[.G119] -[.F120] +[.E120]" office:value-type="float" office:value="6340" calcext:value-type="float">
            <text:p>63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30" calcext:value-type="date">
            <text:p>30.04.2023</text:p>
          </table:table-cell>
          <table:table-cell table:formula="of:=[.A121]" office:value-type="date" office:date-value="2023-04-30" calcext:value-type="date">
            <text:p>04-30</text:p>
          </table:table-cell>
          <table:table-cell table:style-name="ce1" table:formula="of:=IF([.B121] &lt; DATE(YEAR([.A121]);3;21); &quot;ZIMA&quot;; IF([.B121] &lt; DATE(YEAR([.A121]);6;21);&quot;WIOSNA&quot; ; IF([.B121] &lt; DATE(YEAR([.A121]);9;23); &quot;LATO&quot;; IF([.B121] &lt; DATE(YEAR([.A121]);12;21);&quot;JESIEŃ&quot;; &quot;ZIMA&quot;))))" office:value-type="string" office:string-value="WIOSNA" calcext:value-type="string">
            <text:p>WIOSNA</text:p>
          </table:table-cell>
          <table:table-cell table:formula="of:=IF([.C121] = &quot;ZIMA&quot;; 0.2; IF([.C121] = &quot;WIOSNA&quot;; 0.5; IF([.C121] = &quot;LATO&quot;; 0.9; 0.4)))" office:value-type="float" office:value="0.5" calcext:value-type="float">
            <text:p>0,5</text:p>
          </table:table-cell>
          <table:table-cell table:formula="of:=IF(WEEKDAY([.A121];2)&lt; 6; 1; 0) * [.$J$3] *[.D121] *[.$J$7]" office:value-type="float" office:value="0" calcext:value-type="float">
            <text:p>0</text:p>
          </table:table-cell>
          <table:table-cell table:formula="of:=IF(WEEKDAY([.A121];2) = 7; 150; 0)" office:value-type="float" office:value="150" calcext:value-type="float">
            <text:p>150</text:p>
          </table:table-cell>
          <table:table-cell table:formula="of:=[.G120] -[.F121] +[.E121]" office:value-type="float" office:value="6190" calcext:value-type="float">
            <text:p>61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01" calcext:value-type="date">
            <text:p>1.05.2023</text:p>
          </table:table-cell>
          <table:table-cell table:formula="of:=[.A122]" office:value-type="date" office:date-value="2023-05-01" calcext:value-type="date">
            <text:p>05-01</text:p>
          </table:table-cell>
          <table:table-cell table:style-name="ce1" table:formula="of:=IF([.B122] &lt; DATE(YEAR([.A122]);3;21); &quot;ZIMA&quot;; IF([.B122] &lt; DATE(YEAR([.A122]);6;21);&quot;WIOSNA&quot; ; IF([.B122] &lt; DATE(YEAR([.A122]);9;23); &quot;LATO&quot;; IF([.B122] &lt; DATE(YEAR([.A122]);12;21);&quot;JESIEŃ&quot;; &quot;ZIMA&quot;))))" office:value-type="string" office:string-value="WIOSNA" calcext:value-type="string">
            <text:p>WIOSNA</text:p>
          </table:table-cell>
          <table:table-cell table:formula="of:=IF([.C122] = &quot;ZIMA&quot;; 0.2; IF([.C122] = &quot;WIOSNA&quot;; 0.5; IF([.C122] = &quot;LATO&quot;; 0.9; 0.4)))" office:value-type="float" office:value="0.5" calcext:value-type="float">
            <text:p>0,5</text:p>
          </table:table-cell>
          <table:table-cell table:formula="of:=IF(WEEKDAY([.A122];2)&lt; 6; 1; 0) * [.$J$3] *[.D122] *[.$J$7]" office:value-type="float" office:value="330" calcext:value-type="float">
            <text:p>330</text:p>
          </table:table-cell>
          <table:table-cell table:formula="of:=IF(WEEKDAY([.A122];2) = 7; 150; 0)" office:value-type="float" office:value="0" calcext:value-type="float">
            <text:p>0</text:p>
          </table:table-cell>
          <table:table-cell table:formula="of:=[.G121] -[.F122] +[.E122]" office:value-type="float" office:value="6520" calcext:value-type="float">
            <text:p>652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02" calcext:value-type="date">
            <text:p>2.05.2023</text:p>
          </table:table-cell>
          <table:table-cell table:formula="of:=[.A123]" office:value-type="date" office:date-value="2023-05-02" calcext:value-type="date">
            <text:p>05-02</text:p>
          </table:table-cell>
          <table:table-cell table:style-name="ce1" table:formula="of:=IF([.B123] &lt; DATE(YEAR([.A123]);3;21); &quot;ZIMA&quot;; IF([.B123] &lt; DATE(YEAR([.A123]);6;21);&quot;WIOSNA&quot; ; IF([.B123] &lt; DATE(YEAR([.A123]);9;23); &quot;LATO&quot;; IF([.B123] &lt; DATE(YEAR([.A123]);12;21);&quot;JESIEŃ&quot;; &quot;ZIMA&quot;))))" office:value-type="string" office:string-value="WIOSNA" calcext:value-type="string">
            <text:p>WIOSNA</text:p>
          </table:table-cell>
          <table:table-cell table:formula="of:=IF([.C123] = &quot;ZIMA&quot;; 0.2; IF([.C123] = &quot;WIOSNA&quot;; 0.5; IF([.C123] = &quot;LATO&quot;; 0.9; 0.4)))" office:value-type="float" office:value="0.5" calcext:value-type="float">
            <text:p>0,5</text:p>
          </table:table-cell>
          <table:table-cell table:formula="of:=IF(WEEKDAY([.A123];2)&lt; 6; 1; 0) * [.$J$3] *[.D123] *[.$J$7]" office:value-type="float" office:value="330" calcext:value-type="float">
            <text:p>330</text:p>
          </table:table-cell>
          <table:table-cell table:formula="of:=IF(WEEKDAY([.A123];2) = 7; 150; 0)" office:value-type="float" office:value="0" calcext:value-type="float">
            <text:p>0</text:p>
          </table:table-cell>
          <table:table-cell table:formula="of:=[.G122] -[.F123] +[.E123]" office:value-type="float" office:value="6850" calcext:value-type="float">
            <text:p>68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03" calcext:value-type="date">
            <text:p>3.05.2023</text:p>
          </table:table-cell>
          <table:table-cell table:formula="of:=[.A124]" office:value-type="date" office:date-value="2023-05-03" calcext:value-type="date">
            <text:p>05-03</text:p>
          </table:table-cell>
          <table:table-cell table:style-name="ce1" table:formula="of:=IF([.B124] &lt; DATE(YEAR([.A124]);3;21); &quot;ZIMA&quot;; IF([.B124] &lt; DATE(YEAR([.A124]);6;21);&quot;WIOSNA&quot; ; IF([.B124] &lt; DATE(YEAR([.A124]);9;23); &quot;LATO&quot;; IF([.B124] &lt; DATE(YEAR([.A124]);12;21);&quot;JESIEŃ&quot;; &quot;ZIMA&quot;))))" office:value-type="string" office:string-value="WIOSNA" calcext:value-type="string">
            <text:p>WIOSNA</text:p>
          </table:table-cell>
          <table:table-cell table:formula="of:=IF([.C124] = &quot;ZIMA&quot;; 0.2; IF([.C124] = &quot;WIOSNA&quot;; 0.5; IF([.C124] = &quot;LATO&quot;; 0.9; 0.4)))" office:value-type="float" office:value="0.5" calcext:value-type="float">
            <text:p>0,5</text:p>
          </table:table-cell>
          <table:table-cell table:formula="of:=IF(WEEKDAY([.A124];2)&lt; 6; 1; 0) * [.$J$3] *[.D124] *[.$J$7]" office:value-type="float" office:value="330" calcext:value-type="float">
            <text:p>330</text:p>
          </table:table-cell>
          <table:table-cell table:formula="of:=IF(WEEKDAY([.A124];2) = 7; 150; 0)" office:value-type="float" office:value="0" calcext:value-type="float">
            <text:p>0</text:p>
          </table:table-cell>
          <table:table-cell table:formula="of:=[.G123] -[.F124] +[.E124]" office:value-type="float" office:value="7180" calcext:value-type="float">
            <text:p>718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04" calcext:value-type="date">
            <text:p>4.05.2023</text:p>
          </table:table-cell>
          <table:table-cell table:formula="of:=[.A125]" office:value-type="date" office:date-value="2023-05-04" calcext:value-type="date">
            <text:p>05-04</text:p>
          </table:table-cell>
          <table:table-cell table:style-name="ce1" table:formula="of:=IF([.B125] &lt; DATE(YEAR([.A125]);3;21); &quot;ZIMA&quot;; IF([.B125] &lt; DATE(YEAR([.A125]);6;21);&quot;WIOSNA&quot; ; IF([.B125] &lt; DATE(YEAR([.A125]);9;23); &quot;LATO&quot;; IF([.B125] &lt; DATE(YEAR([.A125]);12;21);&quot;JESIEŃ&quot;; &quot;ZIMA&quot;))))" office:value-type="string" office:string-value="WIOSNA" calcext:value-type="string">
            <text:p>WIOSNA</text:p>
          </table:table-cell>
          <table:table-cell table:formula="of:=IF([.C125] = &quot;ZIMA&quot;; 0.2; IF([.C125] = &quot;WIOSNA&quot;; 0.5; IF([.C125] = &quot;LATO&quot;; 0.9; 0.4)))" office:value-type="float" office:value="0.5" calcext:value-type="float">
            <text:p>0,5</text:p>
          </table:table-cell>
          <table:table-cell table:formula="of:=IF(WEEKDAY([.A125];2)&lt; 6; 1; 0) * [.$J$3] *[.D125] *[.$J$7]" office:value-type="float" office:value="330" calcext:value-type="float">
            <text:p>330</text:p>
          </table:table-cell>
          <table:table-cell table:formula="of:=IF(WEEKDAY([.A125];2) = 7; 150; 0)" office:value-type="float" office:value="0" calcext:value-type="float">
            <text:p>0</text:p>
          </table:table-cell>
          <table:table-cell table:formula="of:=[.G124] -[.F125] +[.E125]" office:value-type="float" office:value="7510" calcext:value-type="float">
            <text:p>751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05" calcext:value-type="date">
            <text:p>5.05.2023</text:p>
          </table:table-cell>
          <table:table-cell table:formula="of:=[.A126]" office:value-type="date" office:date-value="2023-05-05" calcext:value-type="date">
            <text:p>05-05</text:p>
          </table:table-cell>
          <table:table-cell table:style-name="ce1" table:formula="of:=IF([.B126] &lt; DATE(YEAR([.A126]);3;21); &quot;ZIMA&quot;; IF([.B126] &lt; DATE(YEAR([.A126]);6;21);&quot;WIOSNA&quot; ; IF([.B126] &lt; DATE(YEAR([.A126]);9;23); &quot;LATO&quot;; IF([.B126] &lt; DATE(YEAR([.A126]);12;21);&quot;JESIEŃ&quot;; &quot;ZIMA&quot;))))" office:value-type="string" office:string-value="WIOSNA" calcext:value-type="string">
            <text:p>WIOSNA</text:p>
          </table:table-cell>
          <table:table-cell table:formula="of:=IF([.C126] = &quot;ZIMA&quot;; 0.2; IF([.C126] = &quot;WIOSNA&quot;; 0.5; IF([.C126] = &quot;LATO&quot;; 0.9; 0.4)))" office:value-type="float" office:value="0.5" calcext:value-type="float">
            <text:p>0,5</text:p>
          </table:table-cell>
          <table:table-cell table:formula="of:=IF(WEEKDAY([.A126];2)&lt; 6; 1; 0) * [.$J$3] *[.D126] *[.$J$7]" office:value-type="float" office:value="330" calcext:value-type="float">
            <text:p>330</text:p>
          </table:table-cell>
          <table:table-cell table:formula="of:=IF(WEEKDAY([.A126];2) = 7; 150; 0)" office:value-type="float" office:value="0" calcext:value-type="float">
            <text:p>0</text:p>
          </table:table-cell>
          <table:table-cell table:formula="of:=[.G125] -[.F126] +[.E126]" office:value-type="float" office:value="7840" calcext:value-type="float">
            <text:p>78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06" calcext:value-type="date">
            <text:p>6.05.2023</text:p>
          </table:table-cell>
          <table:table-cell table:formula="of:=[.A127]" office:value-type="date" office:date-value="2023-05-06" calcext:value-type="date">
            <text:p>05-06</text:p>
          </table:table-cell>
          <table:table-cell table:style-name="ce1" table:formula="of:=IF([.B127] &lt; DATE(YEAR([.A127]);3;21); &quot;ZIMA&quot;; IF([.B127] &lt; DATE(YEAR([.A127]);6;21);&quot;WIOSNA&quot; ; IF([.B127] &lt; DATE(YEAR([.A127]);9;23); &quot;LATO&quot;; IF([.B127] &lt; DATE(YEAR([.A127]);12;21);&quot;JESIEŃ&quot;; &quot;ZIMA&quot;))))" office:value-type="string" office:string-value="WIOSNA" calcext:value-type="string">
            <text:p>WIOSNA</text:p>
          </table:table-cell>
          <table:table-cell table:formula="of:=IF([.C127] = &quot;ZIMA&quot;; 0.2; IF([.C127] = &quot;WIOSNA&quot;; 0.5; IF([.C127] = &quot;LATO&quot;; 0.9; 0.4)))" office:value-type="float" office:value="0.5" calcext:value-type="float">
            <text:p>0,5</text:p>
          </table:table-cell>
          <table:table-cell table:formula="of:=IF(WEEKDAY([.A127];2)&lt; 6; 1; 0) * [.$J$3] *[.D127] *[.$J$7]" office:value-type="float" office:value="0" calcext:value-type="float">
            <text:p>0</text:p>
          </table:table-cell>
          <table:table-cell table:formula="of:=IF(WEEKDAY([.A127];2) = 7; 150; 0)" office:value-type="float" office:value="0" calcext:value-type="float">
            <text:p>0</text:p>
          </table:table-cell>
          <table:table-cell table:formula="of:=[.G126] -[.F127] +[.E127]" office:value-type="float" office:value="7840" calcext:value-type="float">
            <text:p>78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07" calcext:value-type="date">
            <text:p>7.05.2023</text:p>
          </table:table-cell>
          <table:table-cell table:formula="of:=[.A128]" office:value-type="date" office:date-value="2023-05-07" calcext:value-type="date">
            <text:p>05-07</text:p>
          </table:table-cell>
          <table:table-cell table:style-name="ce1" table:formula="of:=IF([.B128] &lt; DATE(YEAR([.A128]);3;21); &quot;ZIMA&quot;; IF([.B128] &lt; DATE(YEAR([.A128]);6;21);&quot;WIOSNA&quot; ; IF([.B128] &lt; DATE(YEAR([.A128]);9;23); &quot;LATO&quot;; IF([.B128] &lt; DATE(YEAR([.A128]);12;21);&quot;JESIEŃ&quot;; &quot;ZIMA&quot;))))" office:value-type="string" office:string-value="WIOSNA" calcext:value-type="string">
            <text:p>WIOSNA</text:p>
          </table:table-cell>
          <table:table-cell table:formula="of:=IF([.C128] = &quot;ZIMA&quot;; 0.2; IF([.C128] = &quot;WIOSNA&quot;; 0.5; IF([.C128] = &quot;LATO&quot;; 0.9; 0.4)))" office:value-type="float" office:value="0.5" calcext:value-type="float">
            <text:p>0,5</text:p>
          </table:table-cell>
          <table:table-cell table:formula="of:=IF(WEEKDAY([.A128];2)&lt; 6; 1; 0) * [.$J$3] *[.D128] *[.$J$7]" office:value-type="float" office:value="0" calcext:value-type="float">
            <text:p>0</text:p>
          </table:table-cell>
          <table:table-cell table:formula="of:=IF(WEEKDAY([.A128];2) = 7; 150; 0)" office:value-type="float" office:value="150" calcext:value-type="float">
            <text:p>150</text:p>
          </table:table-cell>
          <table:table-cell table:formula="of:=[.G127] -[.F128] +[.E128]" office:value-type="float" office:value="7690" calcext:value-type="float">
            <text:p>76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08" calcext:value-type="date">
            <text:p>8.05.2023</text:p>
          </table:table-cell>
          <table:table-cell table:formula="of:=[.A129]" office:value-type="date" office:date-value="2023-05-08" calcext:value-type="date">
            <text:p>05-08</text:p>
          </table:table-cell>
          <table:table-cell table:style-name="ce1" table:formula="of:=IF([.B129] &lt; DATE(YEAR([.A129]);3;21); &quot;ZIMA&quot;; IF([.B129] &lt; DATE(YEAR([.A129]);6;21);&quot;WIOSNA&quot; ; IF([.B129] &lt; DATE(YEAR([.A129]);9;23); &quot;LATO&quot;; IF([.B129] &lt; DATE(YEAR([.A129]);12;21);&quot;JESIEŃ&quot;; &quot;ZIMA&quot;))))" office:value-type="string" office:string-value="WIOSNA" calcext:value-type="string">
            <text:p>WIOSNA</text:p>
          </table:table-cell>
          <table:table-cell table:formula="of:=IF([.C129] = &quot;ZIMA&quot;; 0.2; IF([.C129] = &quot;WIOSNA&quot;; 0.5; IF([.C129] = &quot;LATO&quot;; 0.9; 0.4)))" office:value-type="float" office:value="0.5" calcext:value-type="float">
            <text:p>0,5</text:p>
          </table:table-cell>
          <table:table-cell table:formula="of:=IF(WEEKDAY([.A129];2)&lt; 6; 1; 0) * [.$J$3] *[.D129] *[.$J$7]" office:value-type="float" office:value="330" calcext:value-type="float">
            <text:p>330</text:p>
          </table:table-cell>
          <table:table-cell table:formula="of:=IF(WEEKDAY([.A129];2) = 7; 150; 0)" office:value-type="float" office:value="0" calcext:value-type="float">
            <text:p>0</text:p>
          </table:table-cell>
          <table:table-cell table:formula="of:=[.G128] -[.F129] +[.E129]" office:value-type="float" office:value="8020" calcext:value-type="float">
            <text:p>802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09" calcext:value-type="date">
            <text:p>9.05.2023</text:p>
          </table:table-cell>
          <table:table-cell table:formula="of:=[.A130]" office:value-type="date" office:date-value="2023-05-09" calcext:value-type="date">
            <text:p>05-09</text:p>
          </table:table-cell>
          <table:table-cell table:style-name="ce1" table:formula="of:=IF([.B130] &lt; DATE(YEAR([.A130]);3;21); &quot;ZIMA&quot;; IF([.B130] &lt; DATE(YEAR([.A130]);6;21);&quot;WIOSNA&quot; ; IF([.B130] &lt; DATE(YEAR([.A130]);9;23); &quot;LATO&quot;; IF([.B130] &lt; DATE(YEAR([.A130]);12;21);&quot;JESIEŃ&quot;; &quot;ZIMA&quot;))))" office:value-type="string" office:string-value="WIOSNA" calcext:value-type="string">
            <text:p>WIOSNA</text:p>
          </table:table-cell>
          <table:table-cell table:formula="of:=IF([.C130] = &quot;ZIMA&quot;; 0.2; IF([.C130] = &quot;WIOSNA&quot;; 0.5; IF([.C130] = &quot;LATO&quot;; 0.9; 0.4)))" office:value-type="float" office:value="0.5" calcext:value-type="float">
            <text:p>0,5</text:p>
          </table:table-cell>
          <table:table-cell table:formula="of:=IF(WEEKDAY([.A130];2)&lt; 6; 1; 0) * [.$J$3] *[.D130] *[.$J$7]" office:value-type="float" office:value="330" calcext:value-type="float">
            <text:p>330</text:p>
          </table:table-cell>
          <table:table-cell table:formula="of:=IF(WEEKDAY([.A130];2) = 7; 150; 0)" office:value-type="float" office:value="0" calcext:value-type="float">
            <text:p>0</text:p>
          </table:table-cell>
          <table:table-cell table:formula="of:=[.G129] -[.F130] +[.E130]" office:value-type="float" office:value="8350" calcext:value-type="float">
            <text:p>83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10" calcext:value-type="date">
            <text:p>10.05.2023</text:p>
          </table:table-cell>
          <table:table-cell table:formula="of:=[.A131]" office:value-type="date" office:date-value="2023-05-10" calcext:value-type="date">
            <text:p>05-10</text:p>
          </table:table-cell>
          <table:table-cell table:style-name="ce1" table:formula="of:=IF([.B131] &lt; DATE(YEAR([.A131]);3;21); &quot;ZIMA&quot;; IF([.B131] &lt; DATE(YEAR([.A131]);6;21);&quot;WIOSNA&quot; ; IF([.B131] &lt; DATE(YEAR([.A131]);9;23); &quot;LATO&quot;; IF([.B131] &lt; DATE(YEAR([.A131]);12;21);&quot;JESIEŃ&quot;; &quot;ZIMA&quot;))))" office:value-type="string" office:string-value="WIOSNA" calcext:value-type="string">
            <text:p>WIOSNA</text:p>
          </table:table-cell>
          <table:table-cell table:formula="of:=IF([.C131] = &quot;ZIMA&quot;; 0.2; IF([.C131] = &quot;WIOSNA&quot;; 0.5; IF([.C131] = &quot;LATO&quot;; 0.9; 0.4)))" office:value-type="float" office:value="0.5" calcext:value-type="float">
            <text:p>0,5</text:p>
          </table:table-cell>
          <table:table-cell table:formula="of:=IF(WEEKDAY([.A131];2)&lt; 6; 1; 0) * [.$J$3] *[.D131] *[.$J$7]" office:value-type="float" office:value="330" calcext:value-type="float">
            <text:p>330</text:p>
          </table:table-cell>
          <table:table-cell table:formula="of:=IF(WEEKDAY([.A131];2) = 7; 150; 0)" office:value-type="float" office:value="0" calcext:value-type="float">
            <text:p>0</text:p>
          </table:table-cell>
          <table:table-cell table:formula="of:=[.G130] -[.F131] +[.E131]" office:value-type="float" office:value="8680" calcext:value-type="float">
            <text:p>868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11" calcext:value-type="date">
            <text:p>11.05.2023</text:p>
          </table:table-cell>
          <table:table-cell table:formula="of:=[.A132]" office:value-type="date" office:date-value="2023-05-11" calcext:value-type="date">
            <text:p>05-11</text:p>
          </table:table-cell>
          <table:table-cell table:style-name="ce1" table:formula="of:=IF([.B132] &lt; DATE(YEAR([.A132]);3;21); &quot;ZIMA&quot;; IF([.B132] &lt; DATE(YEAR([.A132]);6;21);&quot;WIOSNA&quot; ; IF([.B132] &lt; DATE(YEAR([.A132]);9;23); &quot;LATO&quot;; IF([.B132] &lt; DATE(YEAR([.A132]);12;21);&quot;JESIEŃ&quot;; &quot;ZIMA&quot;))))" office:value-type="string" office:string-value="WIOSNA" calcext:value-type="string">
            <text:p>WIOSNA</text:p>
          </table:table-cell>
          <table:table-cell table:formula="of:=IF([.C132] = &quot;ZIMA&quot;; 0.2; IF([.C132] = &quot;WIOSNA&quot;; 0.5; IF([.C132] = &quot;LATO&quot;; 0.9; 0.4)))" office:value-type="float" office:value="0.5" calcext:value-type="float">
            <text:p>0,5</text:p>
          </table:table-cell>
          <table:table-cell table:formula="of:=IF(WEEKDAY([.A132];2)&lt; 6; 1; 0) * [.$J$3] *[.D132] *[.$J$7]" office:value-type="float" office:value="330" calcext:value-type="float">
            <text:p>330</text:p>
          </table:table-cell>
          <table:table-cell table:formula="of:=IF(WEEKDAY([.A132];2) = 7; 150; 0)" office:value-type="float" office:value="0" calcext:value-type="float">
            <text:p>0</text:p>
          </table:table-cell>
          <table:table-cell table:formula="of:=[.G131] -[.F132] +[.E132]" office:value-type="float" office:value="9010" calcext:value-type="float">
            <text:p>901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12" calcext:value-type="date">
            <text:p>12.05.2023</text:p>
          </table:table-cell>
          <table:table-cell table:formula="of:=[.A133]" office:value-type="date" office:date-value="2023-05-12" calcext:value-type="date">
            <text:p>05-12</text:p>
          </table:table-cell>
          <table:table-cell table:style-name="ce1" table:formula="of:=IF([.B133] &lt; DATE(YEAR([.A133]);3;21); &quot;ZIMA&quot;; IF([.B133] &lt; DATE(YEAR([.A133]);6;21);&quot;WIOSNA&quot; ; IF([.B133] &lt; DATE(YEAR([.A133]);9;23); &quot;LATO&quot;; IF([.B133] &lt; DATE(YEAR([.A133]);12;21);&quot;JESIEŃ&quot;; &quot;ZIMA&quot;))))" office:value-type="string" office:string-value="WIOSNA" calcext:value-type="string">
            <text:p>WIOSNA</text:p>
          </table:table-cell>
          <table:table-cell table:formula="of:=IF([.C133] = &quot;ZIMA&quot;; 0.2; IF([.C133] = &quot;WIOSNA&quot;; 0.5; IF([.C133] = &quot;LATO&quot;; 0.9; 0.4)))" office:value-type="float" office:value="0.5" calcext:value-type="float">
            <text:p>0,5</text:p>
          </table:table-cell>
          <table:table-cell table:formula="of:=IF(WEEKDAY([.A133];2)&lt; 6; 1; 0) * [.$J$3] *[.D133] *[.$J$7]" office:value-type="float" office:value="330" calcext:value-type="float">
            <text:p>330</text:p>
          </table:table-cell>
          <table:table-cell table:formula="of:=IF(WEEKDAY([.A133];2) = 7; 150; 0)" office:value-type="float" office:value="0" calcext:value-type="float">
            <text:p>0</text:p>
          </table:table-cell>
          <table:table-cell table:formula="of:=[.G132] -[.F133] +[.E133]" office:value-type="float" office:value="9340" calcext:value-type="float">
            <text:p>93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13" calcext:value-type="date">
            <text:p>13.05.2023</text:p>
          </table:table-cell>
          <table:table-cell table:formula="of:=[.A134]" office:value-type="date" office:date-value="2023-05-13" calcext:value-type="date">
            <text:p>05-13</text:p>
          </table:table-cell>
          <table:table-cell table:style-name="ce1" table:formula="of:=IF([.B134] &lt; DATE(YEAR([.A134]);3;21); &quot;ZIMA&quot;; IF([.B134] &lt; DATE(YEAR([.A134]);6;21);&quot;WIOSNA&quot; ; IF([.B134] &lt; DATE(YEAR([.A134]);9;23); &quot;LATO&quot;; IF([.B134] &lt; DATE(YEAR([.A134]);12;21);&quot;JESIEŃ&quot;; &quot;ZIMA&quot;))))" office:value-type="string" office:string-value="WIOSNA" calcext:value-type="string">
            <text:p>WIOSNA</text:p>
          </table:table-cell>
          <table:table-cell table:formula="of:=IF([.C134] = &quot;ZIMA&quot;; 0.2; IF([.C134] = &quot;WIOSNA&quot;; 0.5; IF([.C134] = &quot;LATO&quot;; 0.9; 0.4)))" office:value-type="float" office:value="0.5" calcext:value-type="float">
            <text:p>0,5</text:p>
          </table:table-cell>
          <table:table-cell table:formula="of:=IF(WEEKDAY([.A134];2)&lt; 6; 1; 0) * [.$J$3] *[.D134] *[.$J$7]" office:value-type="float" office:value="0" calcext:value-type="float">
            <text:p>0</text:p>
          </table:table-cell>
          <table:table-cell table:formula="of:=IF(WEEKDAY([.A134];2) = 7; 150; 0)" office:value-type="float" office:value="0" calcext:value-type="float">
            <text:p>0</text:p>
          </table:table-cell>
          <table:table-cell table:formula="of:=[.G133] -[.F134] +[.E134]" office:value-type="float" office:value="9340" calcext:value-type="float">
            <text:p>93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14" calcext:value-type="date">
            <text:p>14.05.2023</text:p>
          </table:table-cell>
          <table:table-cell table:formula="of:=[.A135]" office:value-type="date" office:date-value="2023-05-14" calcext:value-type="date">
            <text:p>05-14</text:p>
          </table:table-cell>
          <table:table-cell table:style-name="ce1" table:formula="of:=IF([.B135] &lt; DATE(YEAR([.A135]);3;21); &quot;ZIMA&quot;; IF([.B135] &lt; DATE(YEAR([.A135]);6;21);&quot;WIOSNA&quot; ; IF([.B135] &lt; DATE(YEAR([.A135]);9;23); &quot;LATO&quot;; IF([.B135] &lt; DATE(YEAR([.A135]);12;21);&quot;JESIEŃ&quot;; &quot;ZIMA&quot;))))" office:value-type="string" office:string-value="WIOSNA" calcext:value-type="string">
            <text:p>WIOSNA</text:p>
          </table:table-cell>
          <table:table-cell table:formula="of:=IF([.C135] = &quot;ZIMA&quot;; 0.2; IF([.C135] = &quot;WIOSNA&quot;; 0.5; IF([.C135] = &quot;LATO&quot;; 0.9; 0.4)))" office:value-type="float" office:value="0.5" calcext:value-type="float">
            <text:p>0,5</text:p>
          </table:table-cell>
          <table:table-cell table:formula="of:=IF(WEEKDAY([.A135];2)&lt; 6; 1; 0) * [.$J$3] *[.D135] *[.$J$7]" office:value-type="float" office:value="0" calcext:value-type="float">
            <text:p>0</text:p>
          </table:table-cell>
          <table:table-cell table:formula="of:=IF(WEEKDAY([.A135];2) = 7; 150; 0)" office:value-type="float" office:value="150" calcext:value-type="float">
            <text:p>150</text:p>
          </table:table-cell>
          <table:table-cell table:formula="of:=[.G134] -[.F135] +[.E135]" office:value-type="float" office:value="9190" calcext:value-type="float">
            <text:p>91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15" calcext:value-type="date">
            <text:p>15.05.2023</text:p>
          </table:table-cell>
          <table:table-cell table:formula="of:=[.A136]" office:value-type="date" office:date-value="2023-05-15" calcext:value-type="date">
            <text:p>05-15</text:p>
          </table:table-cell>
          <table:table-cell table:style-name="ce1" table:formula="of:=IF([.B136] &lt; DATE(YEAR([.A136]);3;21); &quot;ZIMA&quot;; IF([.B136] &lt; DATE(YEAR([.A136]);6;21);&quot;WIOSNA&quot; ; IF([.B136] &lt; DATE(YEAR([.A136]);9;23); &quot;LATO&quot;; IF([.B136] &lt; DATE(YEAR([.A136]);12;21);&quot;JESIEŃ&quot;; &quot;ZIMA&quot;))))" office:value-type="string" office:string-value="WIOSNA" calcext:value-type="string">
            <text:p>WIOSNA</text:p>
          </table:table-cell>
          <table:table-cell table:formula="of:=IF([.C136] = &quot;ZIMA&quot;; 0.2; IF([.C136] = &quot;WIOSNA&quot;; 0.5; IF([.C136] = &quot;LATO&quot;; 0.9; 0.4)))" office:value-type="float" office:value="0.5" calcext:value-type="float">
            <text:p>0,5</text:p>
          </table:table-cell>
          <table:table-cell table:formula="of:=IF(WEEKDAY([.A136];2)&lt; 6; 1; 0) * [.$J$3] *[.D136] *[.$J$7]" office:value-type="float" office:value="330" calcext:value-type="float">
            <text:p>330</text:p>
          </table:table-cell>
          <table:table-cell table:formula="of:=IF(WEEKDAY([.A136];2) = 7; 150; 0)" office:value-type="float" office:value="0" calcext:value-type="float">
            <text:p>0</text:p>
          </table:table-cell>
          <table:table-cell table:formula="of:=[.G135] -[.F136] +[.E136]" office:value-type="float" office:value="9520" calcext:value-type="float">
            <text:p>952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16" calcext:value-type="date">
            <text:p>16.05.2023</text:p>
          </table:table-cell>
          <table:table-cell table:formula="of:=[.A137]" office:value-type="date" office:date-value="2023-05-16" calcext:value-type="date">
            <text:p>05-16</text:p>
          </table:table-cell>
          <table:table-cell table:style-name="ce1" table:formula="of:=IF([.B137] &lt; DATE(YEAR([.A137]);3;21); &quot;ZIMA&quot;; IF([.B137] &lt; DATE(YEAR([.A137]);6;21);&quot;WIOSNA&quot; ; IF([.B137] &lt; DATE(YEAR([.A137]);9;23); &quot;LATO&quot;; IF([.B137] &lt; DATE(YEAR([.A137]);12;21);&quot;JESIEŃ&quot;; &quot;ZIMA&quot;))))" office:value-type="string" office:string-value="WIOSNA" calcext:value-type="string">
            <text:p>WIOSNA</text:p>
          </table:table-cell>
          <table:table-cell table:formula="of:=IF([.C137] = &quot;ZIMA&quot;; 0.2; IF([.C137] = &quot;WIOSNA&quot;; 0.5; IF([.C137] = &quot;LATO&quot;; 0.9; 0.4)))" office:value-type="float" office:value="0.5" calcext:value-type="float">
            <text:p>0,5</text:p>
          </table:table-cell>
          <table:table-cell table:formula="of:=IF(WEEKDAY([.A137];2)&lt; 6; 1; 0) * [.$J$3] *[.D137] *[.$J$7]" office:value-type="float" office:value="330" calcext:value-type="float">
            <text:p>330</text:p>
          </table:table-cell>
          <table:table-cell table:formula="of:=IF(WEEKDAY([.A137];2) = 7; 150; 0)" office:value-type="float" office:value="0" calcext:value-type="float">
            <text:p>0</text:p>
          </table:table-cell>
          <table:table-cell table:formula="of:=[.G136] -[.F137] +[.E137]" office:value-type="float" office:value="9850" calcext:value-type="float">
            <text:p>98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17" calcext:value-type="date">
            <text:p>17.05.2023</text:p>
          </table:table-cell>
          <table:table-cell table:formula="of:=[.A138]" office:value-type="date" office:date-value="2023-05-17" calcext:value-type="date">
            <text:p>05-17</text:p>
          </table:table-cell>
          <table:table-cell table:style-name="ce1" table:formula="of:=IF([.B138] &lt; DATE(YEAR([.A138]);3;21); &quot;ZIMA&quot;; IF([.B138] &lt; DATE(YEAR([.A138]);6;21);&quot;WIOSNA&quot; ; IF([.B138] &lt; DATE(YEAR([.A138]);9;23); &quot;LATO&quot;; IF([.B138] &lt; DATE(YEAR([.A138]);12;21);&quot;JESIEŃ&quot;; &quot;ZIMA&quot;))))" office:value-type="string" office:string-value="WIOSNA" calcext:value-type="string">
            <text:p>WIOSNA</text:p>
          </table:table-cell>
          <table:table-cell table:formula="of:=IF([.C138] = &quot;ZIMA&quot;; 0.2; IF([.C138] = &quot;WIOSNA&quot;; 0.5; IF([.C138] = &quot;LATO&quot;; 0.9; 0.4)))" office:value-type="float" office:value="0.5" calcext:value-type="float">
            <text:p>0,5</text:p>
          </table:table-cell>
          <table:table-cell table:formula="of:=IF(WEEKDAY([.A138];2)&lt; 6; 1; 0) * [.$J$3] *[.D138] *[.$J$7]" office:value-type="float" office:value="330" calcext:value-type="float">
            <text:p>330</text:p>
          </table:table-cell>
          <table:table-cell table:formula="of:=IF(WEEKDAY([.A138];2) = 7; 150; 0)" office:value-type="float" office:value="0" calcext:value-type="float">
            <text:p>0</text:p>
          </table:table-cell>
          <table:table-cell table:formula="of:=[.G137] -[.F138] +[.E138]" office:value-type="float" office:value="10180" calcext:value-type="float">
            <text:p>1018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18" calcext:value-type="date">
            <text:p>18.05.2023</text:p>
          </table:table-cell>
          <table:table-cell table:formula="of:=[.A139]" office:value-type="date" office:date-value="2023-05-18" calcext:value-type="date">
            <text:p>05-18</text:p>
          </table:table-cell>
          <table:table-cell table:style-name="ce1" table:formula="of:=IF([.B139] &lt; DATE(YEAR([.A139]);3;21); &quot;ZIMA&quot;; IF([.B139] &lt; DATE(YEAR([.A139]);6;21);&quot;WIOSNA&quot; ; IF([.B139] &lt; DATE(YEAR([.A139]);9;23); &quot;LATO&quot;; IF([.B139] &lt; DATE(YEAR([.A139]);12;21);&quot;JESIEŃ&quot;; &quot;ZIMA&quot;))))" office:value-type="string" office:string-value="WIOSNA" calcext:value-type="string">
            <text:p>WIOSNA</text:p>
          </table:table-cell>
          <table:table-cell table:formula="of:=IF([.C139] = &quot;ZIMA&quot;; 0.2; IF([.C139] = &quot;WIOSNA&quot;; 0.5; IF([.C139] = &quot;LATO&quot;; 0.9; 0.4)))" office:value-type="float" office:value="0.5" calcext:value-type="float">
            <text:p>0,5</text:p>
          </table:table-cell>
          <table:table-cell table:formula="of:=IF(WEEKDAY([.A139];2)&lt; 6; 1; 0) * [.$J$3] *[.D139] *[.$J$7]" office:value-type="float" office:value="330" calcext:value-type="float">
            <text:p>330</text:p>
          </table:table-cell>
          <table:table-cell table:formula="of:=IF(WEEKDAY([.A139];2) = 7; 150; 0)" office:value-type="float" office:value="0" calcext:value-type="float">
            <text:p>0</text:p>
          </table:table-cell>
          <table:table-cell table:formula="of:=[.G138] -[.F139] +[.E139]" office:value-type="float" office:value="10510" calcext:value-type="float">
            <text:p>1051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19" calcext:value-type="date">
            <text:p>19.05.2023</text:p>
          </table:table-cell>
          <table:table-cell table:formula="of:=[.A140]" office:value-type="date" office:date-value="2023-05-19" calcext:value-type="date">
            <text:p>05-19</text:p>
          </table:table-cell>
          <table:table-cell table:style-name="ce1" table:formula="of:=IF([.B140] &lt; DATE(YEAR([.A140]);3;21); &quot;ZIMA&quot;; IF([.B140] &lt; DATE(YEAR([.A140]);6;21);&quot;WIOSNA&quot; ; IF([.B140] &lt; DATE(YEAR([.A140]);9;23); &quot;LATO&quot;; IF([.B140] &lt; DATE(YEAR([.A140]);12;21);&quot;JESIEŃ&quot;; &quot;ZIMA&quot;))))" office:value-type="string" office:string-value="WIOSNA" calcext:value-type="string">
            <text:p>WIOSNA</text:p>
          </table:table-cell>
          <table:table-cell table:formula="of:=IF([.C140] = &quot;ZIMA&quot;; 0.2; IF([.C140] = &quot;WIOSNA&quot;; 0.5; IF([.C140] = &quot;LATO&quot;; 0.9; 0.4)))" office:value-type="float" office:value="0.5" calcext:value-type="float">
            <text:p>0,5</text:p>
          </table:table-cell>
          <table:table-cell table:formula="of:=IF(WEEKDAY([.A140];2)&lt; 6; 1; 0) * [.$J$3] *[.D140] *[.$J$7]" office:value-type="float" office:value="330" calcext:value-type="float">
            <text:p>330</text:p>
          </table:table-cell>
          <table:table-cell table:formula="of:=IF(WEEKDAY([.A140];2) = 7; 150; 0)" office:value-type="float" office:value="0" calcext:value-type="float">
            <text:p>0</text:p>
          </table:table-cell>
          <table:table-cell table:formula="of:=[.G139] -[.F140] +[.E140]" office:value-type="float" office:value="10840" calcext:value-type="float">
            <text:p>108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20" calcext:value-type="date">
            <text:p>20.05.2023</text:p>
          </table:table-cell>
          <table:table-cell table:formula="of:=[.A141]" office:value-type="date" office:date-value="2023-05-20" calcext:value-type="date">
            <text:p>05-20</text:p>
          </table:table-cell>
          <table:table-cell table:style-name="ce1" table:formula="of:=IF([.B141] &lt; DATE(YEAR([.A141]);3;21); &quot;ZIMA&quot;; IF([.B141] &lt; DATE(YEAR([.A141]);6;21);&quot;WIOSNA&quot; ; IF([.B141] &lt; DATE(YEAR([.A141]);9;23); &quot;LATO&quot;; IF([.B141] &lt; DATE(YEAR([.A141]);12;21);&quot;JESIEŃ&quot;; &quot;ZIMA&quot;))))" office:value-type="string" office:string-value="WIOSNA" calcext:value-type="string">
            <text:p>WIOSNA</text:p>
          </table:table-cell>
          <table:table-cell table:formula="of:=IF([.C141] = &quot;ZIMA&quot;; 0.2; IF([.C141] = &quot;WIOSNA&quot;; 0.5; IF([.C141] = &quot;LATO&quot;; 0.9; 0.4)))" office:value-type="float" office:value="0.5" calcext:value-type="float">
            <text:p>0,5</text:p>
          </table:table-cell>
          <table:table-cell table:formula="of:=IF(WEEKDAY([.A141];2)&lt; 6; 1; 0) * [.$J$3] *[.D141] *[.$J$7]" office:value-type="float" office:value="0" calcext:value-type="float">
            <text:p>0</text:p>
          </table:table-cell>
          <table:table-cell table:formula="of:=IF(WEEKDAY([.A141];2) = 7; 150; 0)" office:value-type="float" office:value="0" calcext:value-type="float">
            <text:p>0</text:p>
          </table:table-cell>
          <table:table-cell table:formula="of:=[.G140] -[.F141] +[.E141]" office:value-type="float" office:value="10840" calcext:value-type="float">
            <text:p>108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21" calcext:value-type="date">
            <text:p>21.05.2023</text:p>
          </table:table-cell>
          <table:table-cell table:formula="of:=[.A142]" office:value-type="date" office:date-value="2023-05-21" calcext:value-type="date">
            <text:p>05-21</text:p>
          </table:table-cell>
          <table:table-cell table:style-name="ce1" table:formula="of:=IF([.B142] &lt; DATE(YEAR([.A142]);3;21); &quot;ZIMA&quot;; IF([.B142] &lt; DATE(YEAR([.A142]);6;21);&quot;WIOSNA&quot; ; IF([.B142] &lt; DATE(YEAR([.A142]);9;23); &quot;LATO&quot;; IF([.B142] &lt; DATE(YEAR([.A142]);12;21);&quot;JESIEŃ&quot;; &quot;ZIMA&quot;))))" office:value-type="string" office:string-value="WIOSNA" calcext:value-type="string">
            <text:p>WIOSNA</text:p>
          </table:table-cell>
          <table:table-cell table:formula="of:=IF([.C142] = &quot;ZIMA&quot;; 0.2; IF([.C142] = &quot;WIOSNA&quot;; 0.5; IF([.C142] = &quot;LATO&quot;; 0.9; 0.4)))" office:value-type="float" office:value="0.5" calcext:value-type="float">
            <text:p>0,5</text:p>
          </table:table-cell>
          <table:table-cell table:formula="of:=IF(WEEKDAY([.A142];2)&lt; 6; 1; 0) * [.$J$3] *[.D142] *[.$J$7]" office:value-type="float" office:value="0" calcext:value-type="float">
            <text:p>0</text:p>
          </table:table-cell>
          <table:table-cell table:formula="of:=IF(WEEKDAY([.A142];2) = 7; 150; 0)" office:value-type="float" office:value="150" calcext:value-type="float">
            <text:p>150</text:p>
          </table:table-cell>
          <table:table-cell table:formula="of:=[.G141] -[.F142] +[.E142]" office:value-type="float" office:value="10690" calcext:value-type="float">
            <text:p>106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22" calcext:value-type="date">
            <text:p>22.05.2023</text:p>
          </table:table-cell>
          <table:table-cell table:formula="of:=[.A143]" office:value-type="date" office:date-value="2023-05-22" calcext:value-type="date">
            <text:p>05-22</text:p>
          </table:table-cell>
          <table:table-cell table:style-name="ce1" table:formula="of:=IF([.B143] &lt; DATE(YEAR([.A143]);3;21); &quot;ZIMA&quot;; IF([.B143] &lt; DATE(YEAR([.A143]);6;21);&quot;WIOSNA&quot; ; IF([.B143] &lt; DATE(YEAR([.A143]);9;23); &quot;LATO&quot;; IF([.B143] &lt; DATE(YEAR([.A143]);12;21);&quot;JESIEŃ&quot;; &quot;ZIMA&quot;))))" office:value-type="string" office:string-value="WIOSNA" calcext:value-type="string">
            <text:p>WIOSNA</text:p>
          </table:table-cell>
          <table:table-cell table:formula="of:=IF([.C143] = &quot;ZIMA&quot;; 0.2; IF([.C143] = &quot;WIOSNA&quot;; 0.5; IF([.C143] = &quot;LATO&quot;; 0.9; 0.4)))" office:value-type="float" office:value="0.5" calcext:value-type="float">
            <text:p>0,5</text:p>
          </table:table-cell>
          <table:table-cell table:formula="of:=IF(WEEKDAY([.A143];2)&lt; 6; 1; 0) * [.$J$3] *[.D143] *[.$J$7]" office:value-type="float" office:value="330" calcext:value-type="float">
            <text:p>330</text:p>
          </table:table-cell>
          <table:table-cell table:formula="of:=IF(WEEKDAY([.A143];2) = 7; 150; 0)" office:value-type="float" office:value="0" calcext:value-type="float">
            <text:p>0</text:p>
          </table:table-cell>
          <table:table-cell table:formula="of:=[.G142] -[.F143] +[.E143]" office:value-type="float" office:value="11020" calcext:value-type="float">
            <text:p>1102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23" calcext:value-type="date">
            <text:p>23.05.2023</text:p>
          </table:table-cell>
          <table:table-cell table:formula="of:=[.A144]" office:value-type="date" office:date-value="2023-05-23" calcext:value-type="date">
            <text:p>05-23</text:p>
          </table:table-cell>
          <table:table-cell table:style-name="ce1" table:formula="of:=IF([.B144] &lt; DATE(YEAR([.A144]);3;21); &quot;ZIMA&quot;; IF([.B144] &lt; DATE(YEAR([.A144]);6;21);&quot;WIOSNA&quot; ; IF([.B144] &lt; DATE(YEAR([.A144]);9;23); &quot;LATO&quot;; IF([.B144] &lt; DATE(YEAR([.A144]);12;21);&quot;JESIEŃ&quot;; &quot;ZIMA&quot;))))" office:value-type="string" office:string-value="WIOSNA" calcext:value-type="string">
            <text:p>WIOSNA</text:p>
          </table:table-cell>
          <table:table-cell table:formula="of:=IF([.C144] = &quot;ZIMA&quot;; 0.2; IF([.C144] = &quot;WIOSNA&quot;; 0.5; IF([.C144] = &quot;LATO&quot;; 0.9; 0.4)))" office:value-type="float" office:value="0.5" calcext:value-type="float">
            <text:p>0,5</text:p>
          </table:table-cell>
          <table:table-cell table:formula="of:=IF(WEEKDAY([.A144];2)&lt; 6; 1; 0) * [.$J$3] *[.D144] *[.$J$7]" office:value-type="float" office:value="330" calcext:value-type="float">
            <text:p>330</text:p>
          </table:table-cell>
          <table:table-cell table:formula="of:=IF(WEEKDAY([.A144];2) = 7; 150; 0)" office:value-type="float" office:value="0" calcext:value-type="float">
            <text:p>0</text:p>
          </table:table-cell>
          <table:table-cell table:formula="of:=[.G143] -[.F144] +[.E144]" office:value-type="float" office:value="11350" calcext:value-type="float">
            <text:p>113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24" calcext:value-type="date">
            <text:p>24.05.2023</text:p>
          </table:table-cell>
          <table:table-cell table:formula="of:=[.A145]" office:value-type="date" office:date-value="2023-05-24" calcext:value-type="date">
            <text:p>05-24</text:p>
          </table:table-cell>
          <table:table-cell table:style-name="ce1" table:formula="of:=IF([.B145] &lt; DATE(YEAR([.A145]);3;21); &quot;ZIMA&quot;; IF([.B145] &lt; DATE(YEAR([.A145]);6;21);&quot;WIOSNA&quot; ; IF([.B145] &lt; DATE(YEAR([.A145]);9;23); &quot;LATO&quot;; IF([.B145] &lt; DATE(YEAR([.A145]);12;21);&quot;JESIEŃ&quot;; &quot;ZIMA&quot;))))" office:value-type="string" office:string-value="WIOSNA" calcext:value-type="string">
            <text:p>WIOSNA</text:p>
          </table:table-cell>
          <table:table-cell table:formula="of:=IF([.C145] = &quot;ZIMA&quot;; 0.2; IF([.C145] = &quot;WIOSNA&quot;; 0.5; IF([.C145] = &quot;LATO&quot;; 0.9; 0.4)))" office:value-type="float" office:value="0.5" calcext:value-type="float">
            <text:p>0,5</text:p>
          </table:table-cell>
          <table:table-cell table:formula="of:=IF(WEEKDAY([.A145];2)&lt; 6; 1; 0) * [.$J$3] *[.D145] *[.$J$7]" office:value-type="float" office:value="330" calcext:value-type="float">
            <text:p>330</text:p>
          </table:table-cell>
          <table:table-cell table:formula="of:=IF(WEEKDAY([.A145];2) = 7; 150; 0)" office:value-type="float" office:value="0" calcext:value-type="float">
            <text:p>0</text:p>
          </table:table-cell>
          <table:table-cell table:formula="of:=[.G144] -[.F145] +[.E145]" office:value-type="float" office:value="11680" calcext:value-type="float">
            <text:p>1168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25" calcext:value-type="date">
            <text:p>25.05.2023</text:p>
          </table:table-cell>
          <table:table-cell table:formula="of:=[.A146]" office:value-type="date" office:date-value="2023-05-25" calcext:value-type="date">
            <text:p>05-25</text:p>
          </table:table-cell>
          <table:table-cell table:style-name="ce1" table:formula="of:=IF([.B146] &lt; DATE(YEAR([.A146]);3;21); &quot;ZIMA&quot;; IF([.B146] &lt; DATE(YEAR([.A146]);6;21);&quot;WIOSNA&quot; ; IF([.B146] &lt; DATE(YEAR([.A146]);9;23); &quot;LATO&quot;; IF([.B146] &lt; DATE(YEAR([.A146]);12;21);&quot;JESIEŃ&quot;; &quot;ZIMA&quot;))))" office:value-type="string" office:string-value="WIOSNA" calcext:value-type="string">
            <text:p>WIOSNA</text:p>
          </table:table-cell>
          <table:table-cell table:formula="of:=IF([.C146] = &quot;ZIMA&quot;; 0.2; IF([.C146] = &quot;WIOSNA&quot;; 0.5; IF([.C146] = &quot;LATO&quot;; 0.9; 0.4)))" office:value-type="float" office:value="0.5" calcext:value-type="float">
            <text:p>0,5</text:p>
          </table:table-cell>
          <table:table-cell table:formula="of:=IF(WEEKDAY([.A146];2)&lt; 6; 1; 0) * [.$J$3] *[.D146] *[.$J$7]" office:value-type="float" office:value="330" calcext:value-type="float">
            <text:p>330</text:p>
          </table:table-cell>
          <table:table-cell table:formula="of:=IF(WEEKDAY([.A146];2) = 7; 150; 0)" office:value-type="float" office:value="0" calcext:value-type="float">
            <text:p>0</text:p>
          </table:table-cell>
          <table:table-cell table:formula="of:=[.G145] -[.F146] +[.E146]" office:value-type="float" office:value="12010" calcext:value-type="float">
            <text:p>1201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26" calcext:value-type="date">
            <text:p>26.05.2023</text:p>
          </table:table-cell>
          <table:table-cell table:formula="of:=[.A147]" office:value-type="date" office:date-value="2023-05-26" calcext:value-type="date">
            <text:p>05-26</text:p>
          </table:table-cell>
          <table:table-cell table:style-name="ce1" table:formula="of:=IF([.B147] &lt; DATE(YEAR([.A147]);3;21); &quot;ZIMA&quot;; IF([.B147] &lt; DATE(YEAR([.A147]);6;21);&quot;WIOSNA&quot; ; IF([.B147] &lt; DATE(YEAR([.A147]);9;23); &quot;LATO&quot;; IF([.B147] &lt; DATE(YEAR([.A147]);12;21);&quot;JESIEŃ&quot;; &quot;ZIMA&quot;))))" office:value-type="string" office:string-value="WIOSNA" calcext:value-type="string">
            <text:p>WIOSNA</text:p>
          </table:table-cell>
          <table:table-cell table:formula="of:=IF([.C147] = &quot;ZIMA&quot;; 0.2; IF([.C147] = &quot;WIOSNA&quot;; 0.5; IF([.C147] = &quot;LATO&quot;; 0.9; 0.4)))" office:value-type="float" office:value="0.5" calcext:value-type="float">
            <text:p>0,5</text:p>
          </table:table-cell>
          <table:table-cell table:formula="of:=IF(WEEKDAY([.A147];2)&lt; 6; 1; 0) * [.$J$3] *[.D147] *[.$J$7]" office:value-type="float" office:value="330" calcext:value-type="float">
            <text:p>330</text:p>
          </table:table-cell>
          <table:table-cell table:formula="of:=IF(WEEKDAY([.A147];2) = 7; 150; 0)" office:value-type="float" office:value="0" calcext:value-type="float">
            <text:p>0</text:p>
          </table:table-cell>
          <table:table-cell table:formula="of:=[.G146] -[.F147] +[.E147]" office:value-type="float" office:value="12340" calcext:value-type="float">
            <text:p>123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27" calcext:value-type="date">
            <text:p>27.05.2023</text:p>
          </table:table-cell>
          <table:table-cell table:formula="of:=[.A148]" office:value-type="date" office:date-value="2023-05-27" calcext:value-type="date">
            <text:p>05-27</text:p>
          </table:table-cell>
          <table:table-cell table:style-name="ce1" table:formula="of:=IF([.B148] &lt; DATE(YEAR([.A148]);3;21); &quot;ZIMA&quot;; IF([.B148] &lt; DATE(YEAR([.A148]);6;21);&quot;WIOSNA&quot; ; IF([.B148] &lt; DATE(YEAR([.A148]);9;23); &quot;LATO&quot;; IF([.B148] &lt; DATE(YEAR([.A148]);12;21);&quot;JESIEŃ&quot;; &quot;ZIMA&quot;))))" office:value-type="string" office:string-value="WIOSNA" calcext:value-type="string">
            <text:p>WIOSNA</text:p>
          </table:table-cell>
          <table:table-cell table:formula="of:=IF([.C148] = &quot;ZIMA&quot;; 0.2; IF([.C148] = &quot;WIOSNA&quot;; 0.5; IF([.C148] = &quot;LATO&quot;; 0.9; 0.4)))" office:value-type="float" office:value="0.5" calcext:value-type="float">
            <text:p>0,5</text:p>
          </table:table-cell>
          <table:table-cell table:formula="of:=IF(WEEKDAY([.A148];2)&lt; 6; 1; 0) * [.$J$3] *[.D148] *[.$J$7]" office:value-type="float" office:value="0" calcext:value-type="float">
            <text:p>0</text:p>
          </table:table-cell>
          <table:table-cell table:formula="of:=IF(WEEKDAY([.A148];2) = 7; 150; 0)" office:value-type="float" office:value="0" calcext:value-type="float">
            <text:p>0</text:p>
          </table:table-cell>
          <table:table-cell table:formula="of:=[.G147] -[.F148] +[.E148]" office:value-type="float" office:value="12340" calcext:value-type="float">
            <text:p>123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28" calcext:value-type="date">
            <text:p>28.05.2023</text:p>
          </table:table-cell>
          <table:table-cell table:formula="of:=[.A149]" office:value-type="date" office:date-value="2023-05-28" calcext:value-type="date">
            <text:p>05-28</text:p>
          </table:table-cell>
          <table:table-cell table:style-name="ce1" table:formula="of:=IF([.B149] &lt; DATE(YEAR([.A149]);3;21); &quot;ZIMA&quot;; IF([.B149] &lt; DATE(YEAR([.A149]);6;21);&quot;WIOSNA&quot; ; IF([.B149] &lt; DATE(YEAR([.A149]);9;23); &quot;LATO&quot;; IF([.B149] &lt; DATE(YEAR([.A149]);12;21);&quot;JESIEŃ&quot;; &quot;ZIMA&quot;))))" office:value-type="string" office:string-value="WIOSNA" calcext:value-type="string">
            <text:p>WIOSNA</text:p>
          </table:table-cell>
          <table:table-cell table:formula="of:=IF([.C149] = &quot;ZIMA&quot;; 0.2; IF([.C149] = &quot;WIOSNA&quot;; 0.5; IF([.C149] = &quot;LATO&quot;; 0.9; 0.4)))" office:value-type="float" office:value="0.5" calcext:value-type="float">
            <text:p>0,5</text:p>
          </table:table-cell>
          <table:table-cell table:formula="of:=IF(WEEKDAY([.A149];2)&lt; 6; 1; 0) * [.$J$3] *[.D149] *[.$J$7]" office:value-type="float" office:value="0" calcext:value-type="float">
            <text:p>0</text:p>
          </table:table-cell>
          <table:table-cell table:formula="of:=IF(WEEKDAY([.A149];2) = 7; 150; 0)" office:value-type="float" office:value="150" calcext:value-type="float">
            <text:p>150</text:p>
          </table:table-cell>
          <table:table-cell table:formula="of:=[.G148] -[.F149] +[.E149]" office:value-type="float" office:value="12190" calcext:value-type="float">
            <text:p>121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29" calcext:value-type="date">
            <text:p>29.05.2023</text:p>
          </table:table-cell>
          <table:table-cell table:formula="of:=[.A150]" office:value-type="date" office:date-value="2023-05-29" calcext:value-type="date">
            <text:p>05-29</text:p>
          </table:table-cell>
          <table:table-cell table:style-name="ce1" table:formula="of:=IF([.B150] &lt; DATE(YEAR([.A150]);3;21); &quot;ZIMA&quot;; IF([.B150] &lt; DATE(YEAR([.A150]);6;21);&quot;WIOSNA&quot; ; IF([.B150] &lt; DATE(YEAR([.A150]);9;23); &quot;LATO&quot;; IF([.B150] &lt; DATE(YEAR([.A150]);12;21);&quot;JESIEŃ&quot;; &quot;ZIMA&quot;))))" office:value-type="string" office:string-value="WIOSNA" calcext:value-type="string">
            <text:p>WIOSNA</text:p>
          </table:table-cell>
          <table:table-cell table:formula="of:=IF([.C150] = &quot;ZIMA&quot;; 0.2; IF([.C150] = &quot;WIOSNA&quot;; 0.5; IF([.C150] = &quot;LATO&quot;; 0.9; 0.4)))" office:value-type="float" office:value="0.5" calcext:value-type="float">
            <text:p>0,5</text:p>
          </table:table-cell>
          <table:table-cell table:formula="of:=IF(WEEKDAY([.A150];2)&lt; 6; 1; 0) * [.$J$3] *[.D150] *[.$J$7]" office:value-type="float" office:value="330" calcext:value-type="float">
            <text:p>330</text:p>
          </table:table-cell>
          <table:table-cell table:formula="of:=IF(WEEKDAY([.A150];2) = 7; 150; 0)" office:value-type="float" office:value="0" calcext:value-type="float">
            <text:p>0</text:p>
          </table:table-cell>
          <table:table-cell table:formula="of:=[.G149] -[.F150] +[.E150]" office:value-type="float" office:value="12520" calcext:value-type="float">
            <text:p>1252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30" calcext:value-type="date">
            <text:p>30.05.2023</text:p>
          </table:table-cell>
          <table:table-cell table:formula="of:=[.A151]" office:value-type="date" office:date-value="2023-05-30" calcext:value-type="date">
            <text:p>05-30</text:p>
          </table:table-cell>
          <table:table-cell table:style-name="ce1" table:formula="of:=IF([.B151] &lt; DATE(YEAR([.A151]);3;21); &quot;ZIMA&quot;; IF([.B151] &lt; DATE(YEAR([.A151]);6;21);&quot;WIOSNA&quot; ; IF([.B151] &lt; DATE(YEAR([.A151]);9;23); &quot;LATO&quot;; IF([.B151] &lt; DATE(YEAR([.A151]);12;21);&quot;JESIEŃ&quot;; &quot;ZIMA&quot;))))" office:value-type="string" office:string-value="WIOSNA" calcext:value-type="string">
            <text:p>WIOSNA</text:p>
          </table:table-cell>
          <table:table-cell table:formula="of:=IF([.C151] = &quot;ZIMA&quot;; 0.2; IF([.C151] = &quot;WIOSNA&quot;; 0.5; IF([.C151] = &quot;LATO&quot;; 0.9; 0.4)))" office:value-type="float" office:value="0.5" calcext:value-type="float">
            <text:p>0,5</text:p>
          </table:table-cell>
          <table:table-cell table:formula="of:=IF(WEEKDAY([.A151];2)&lt; 6; 1; 0) * [.$J$3] *[.D151] *[.$J$7]" office:value-type="float" office:value="330" calcext:value-type="float">
            <text:p>330</text:p>
          </table:table-cell>
          <table:table-cell table:formula="of:=IF(WEEKDAY([.A151];2) = 7; 150; 0)" office:value-type="float" office:value="0" calcext:value-type="float">
            <text:p>0</text:p>
          </table:table-cell>
          <table:table-cell table:formula="of:=[.G150] -[.F151] +[.E151]" office:value-type="float" office:value="12850" calcext:value-type="float">
            <text:p>128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31" calcext:value-type="date">
            <text:p>31.05.2023</text:p>
          </table:table-cell>
          <table:table-cell table:formula="of:=[.A152]" office:value-type="date" office:date-value="2023-05-31" calcext:value-type="date">
            <text:p>05-31</text:p>
          </table:table-cell>
          <table:table-cell table:style-name="ce1" table:formula="of:=IF([.B152] &lt; DATE(YEAR([.A152]);3;21); &quot;ZIMA&quot;; IF([.B152] &lt; DATE(YEAR([.A152]);6;21);&quot;WIOSNA&quot; ; IF([.B152] &lt; DATE(YEAR([.A152]);9;23); &quot;LATO&quot;; IF([.B152] &lt; DATE(YEAR([.A152]);12;21);&quot;JESIEŃ&quot;; &quot;ZIMA&quot;))))" office:value-type="string" office:string-value="WIOSNA" calcext:value-type="string">
            <text:p>WIOSNA</text:p>
          </table:table-cell>
          <table:table-cell table:formula="of:=IF([.C152] = &quot;ZIMA&quot;; 0.2; IF([.C152] = &quot;WIOSNA&quot;; 0.5; IF([.C152] = &quot;LATO&quot;; 0.9; 0.4)))" office:value-type="float" office:value="0.5" calcext:value-type="float">
            <text:p>0,5</text:p>
          </table:table-cell>
          <table:table-cell table:formula="of:=IF(WEEKDAY([.A152];2)&lt; 6; 1; 0) * [.$J$3] *[.D152] *[.$J$7]" office:value-type="float" office:value="330" calcext:value-type="float">
            <text:p>330</text:p>
          </table:table-cell>
          <table:table-cell table:formula="of:=IF(WEEKDAY([.A152];2) = 7; 150; 0)" office:value-type="float" office:value="0" calcext:value-type="float">
            <text:p>0</text:p>
          </table:table-cell>
          <table:table-cell table:formula="of:=[.G151] -[.F152] +[.E152]" office:value-type="float" office:value="13180" calcext:value-type="float">
            <text:p>1318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01" calcext:value-type="date">
            <text:p>1.06.2023</text:p>
          </table:table-cell>
          <table:table-cell table:formula="of:=[.A153]" office:value-type="date" office:date-value="2023-06-01" calcext:value-type="date">
            <text:p>06-01</text:p>
          </table:table-cell>
          <table:table-cell table:style-name="ce1" table:formula="of:=IF([.B153] &lt; DATE(YEAR([.A153]);3;21); &quot;ZIMA&quot;; IF([.B153] &lt; DATE(YEAR([.A153]);6;21);&quot;WIOSNA&quot; ; IF([.B153] &lt; DATE(YEAR([.A153]);9;23); &quot;LATO&quot;; IF([.B153] &lt; DATE(YEAR([.A153]);12;21);&quot;JESIEŃ&quot;; &quot;ZIMA&quot;))))" office:value-type="string" office:string-value="WIOSNA" calcext:value-type="string">
            <text:p>WIOSNA</text:p>
          </table:table-cell>
          <table:table-cell table:formula="of:=IF([.C153] = &quot;ZIMA&quot;; 0.2; IF([.C153] = &quot;WIOSNA&quot;; 0.5; IF([.C153] = &quot;LATO&quot;; 0.9; 0.4)))" office:value-type="float" office:value="0.5" calcext:value-type="float">
            <text:p>0,5</text:p>
          </table:table-cell>
          <table:table-cell table:formula="of:=IF(WEEKDAY([.A153];2)&lt; 6; 1; 0) * [.$J$3] *[.D153] *[.$J$7]" office:value-type="float" office:value="330" calcext:value-type="float">
            <text:p>330</text:p>
          </table:table-cell>
          <table:table-cell table:formula="of:=IF(WEEKDAY([.A153];2) = 7; 150; 0)" office:value-type="float" office:value="0" calcext:value-type="float">
            <text:p>0</text:p>
          </table:table-cell>
          <table:table-cell table:formula="of:=[.G152] -[.F153] +[.E153]" office:value-type="float" office:value="13510" calcext:value-type="float">
            <text:p>1351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02" calcext:value-type="date">
            <text:p>2.06.2023</text:p>
          </table:table-cell>
          <table:table-cell table:formula="of:=[.A154]" office:value-type="date" office:date-value="2023-06-02" calcext:value-type="date">
            <text:p>06-02</text:p>
          </table:table-cell>
          <table:table-cell table:style-name="ce1" table:formula="of:=IF([.B154] &lt; DATE(YEAR([.A154]);3;21); &quot;ZIMA&quot;; IF([.B154] &lt; DATE(YEAR([.A154]);6;21);&quot;WIOSNA&quot; ; IF([.B154] &lt; DATE(YEAR([.A154]);9;23); &quot;LATO&quot;; IF([.B154] &lt; DATE(YEAR([.A154]);12;21);&quot;JESIEŃ&quot;; &quot;ZIMA&quot;))))" office:value-type="string" office:string-value="WIOSNA" calcext:value-type="string">
            <text:p>WIOSNA</text:p>
          </table:table-cell>
          <table:table-cell table:formula="of:=IF([.C154] = &quot;ZIMA&quot;; 0.2; IF([.C154] = &quot;WIOSNA&quot;; 0.5; IF([.C154] = &quot;LATO&quot;; 0.9; 0.4)))" office:value-type="float" office:value="0.5" calcext:value-type="float">
            <text:p>0,5</text:p>
          </table:table-cell>
          <table:table-cell table:formula="of:=IF(WEEKDAY([.A154];2)&lt; 6; 1; 0) * [.$J$3] *[.D154] *[.$J$7]" office:value-type="float" office:value="330" calcext:value-type="float">
            <text:p>330</text:p>
          </table:table-cell>
          <table:table-cell table:formula="of:=IF(WEEKDAY([.A154];2) = 7; 150; 0)" office:value-type="float" office:value="0" calcext:value-type="float">
            <text:p>0</text:p>
          </table:table-cell>
          <table:table-cell table:formula="of:=[.G153] -[.F154] +[.E154]" office:value-type="float" office:value="13840" calcext:value-type="float">
            <text:p>138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03" calcext:value-type="date">
            <text:p>3.06.2023</text:p>
          </table:table-cell>
          <table:table-cell table:formula="of:=[.A155]" office:value-type="date" office:date-value="2023-06-03" calcext:value-type="date">
            <text:p>06-03</text:p>
          </table:table-cell>
          <table:table-cell table:style-name="ce1" table:formula="of:=IF([.B155] &lt; DATE(YEAR([.A155]);3;21); &quot;ZIMA&quot;; IF([.B155] &lt; DATE(YEAR([.A155]);6;21);&quot;WIOSNA&quot; ; IF([.B155] &lt; DATE(YEAR([.A155]);9;23); &quot;LATO&quot;; IF([.B155] &lt; DATE(YEAR([.A155]);12;21);&quot;JESIEŃ&quot;; &quot;ZIMA&quot;))))" office:value-type="string" office:string-value="WIOSNA" calcext:value-type="string">
            <text:p>WIOSNA</text:p>
          </table:table-cell>
          <table:table-cell table:formula="of:=IF([.C155] = &quot;ZIMA&quot;; 0.2; IF([.C155] = &quot;WIOSNA&quot;; 0.5; IF([.C155] = &quot;LATO&quot;; 0.9; 0.4)))" office:value-type="float" office:value="0.5" calcext:value-type="float">
            <text:p>0,5</text:p>
          </table:table-cell>
          <table:table-cell table:formula="of:=IF(WEEKDAY([.A155];2)&lt; 6; 1; 0) * [.$J$3] *[.D155] *[.$J$7]" office:value-type="float" office:value="0" calcext:value-type="float">
            <text:p>0</text:p>
          </table:table-cell>
          <table:table-cell table:formula="of:=IF(WEEKDAY([.A155];2) = 7; 150; 0)" office:value-type="float" office:value="0" calcext:value-type="float">
            <text:p>0</text:p>
          </table:table-cell>
          <table:table-cell table:formula="of:=[.G154] -[.F155] +[.E155]" office:value-type="float" office:value="13840" calcext:value-type="float">
            <text:p>138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04" calcext:value-type="date">
            <text:p>4.06.2023</text:p>
          </table:table-cell>
          <table:table-cell table:formula="of:=[.A156]" office:value-type="date" office:date-value="2023-06-04" calcext:value-type="date">
            <text:p>06-04</text:p>
          </table:table-cell>
          <table:table-cell table:style-name="ce1" table:formula="of:=IF([.B156] &lt; DATE(YEAR([.A156]);3;21); &quot;ZIMA&quot;; IF([.B156] &lt; DATE(YEAR([.A156]);6;21);&quot;WIOSNA&quot; ; IF([.B156] &lt; DATE(YEAR([.A156]);9;23); &quot;LATO&quot;; IF([.B156] &lt; DATE(YEAR([.A156]);12;21);&quot;JESIEŃ&quot;; &quot;ZIMA&quot;))))" office:value-type="string" office:string-value="WIOSNA" calcext:value-type="string">
            <text:p>WIOSNA</text:p>
          </table:table-cell>
          <table:table-cell table:formula="of:=IF([.C156] = &quot;ZIMA&quot;; 0.2; IF([.C156] = &quot;WIOSNA&quot;; 0.5; IF([.C156] = &quot;LATO&quot;; 0.9; 0.4)))" office:value-type="float" office:value="0.5" calcext:value-type="float">
            <text:p>0,5</text:p>
          </table:table-cell>
          <table:table-cell table:formula="of:=IF(WEEKDAY([.A156];2)&lt; 6; 1; 0) * [.$J$3] *[.D156] *[.$J$7]" office:value-type="float" office:value="0" calcext:value-type="float">
            <text:p>0</text:p>
          </table:table-cell>
          <table:table-cell table:formula="of:=IF(WEEKDAY([.A156];2) = 7; 150; 0)" office:value-type="float" office:value="150" calcext:value-type="float">
            <text:p>150</text:p>
          </table:table-cell>
          <table:table-cell table:formula="of:=[.G155] -[.F156] +[.E156]" office:value-type="float" office:value="13690" calcext:value-type="float">
            <text:p>136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05" calcext:value-type="date">
            <text:p>5.06.2023</text:p>
          </table:table-cell>
          <table:table-cell table:formula="of:=[.A157]" office:value-type="date" office:date-value="2023-06-05" calcext:value-type="date">
            <text:p>06-05</text:p>
          </table:table-cell>
          <table:table-cell table:style-name="ce1" table:formula="of:=IF([.B157] &lt; DATE(YEAR([.A157]);3;21); &quot;ZIMA&quot;; IF([.B157] &lt; DATE(YEAR([.A157]);6;21);&quot;WIOSNA&quot; ; IF([.B157] &lt; DATE(YEAR([.A157]);9;23); &quot;LATO&quot;; IF([.B157] &lt; DATE(YEAR([.A157]);12;21);&quot;JESIEŃ&quot;; &quot;ZIMA&quot;))))" office:value-type="string" office:string-value="WIOSNA" calcext:value-type="string">
            <text:p>WIOSNA</text:p>
          </table:table-cell>
          <table:table-cell table:formula="of:=IF([.C157] = &quot;ZIMA&quot;; 0.2; IF([.C157] = &quot;WIOSNA&quot;; 0.5; IF([.C157] = &quot;LATO&quot;; 0.9; 0.4)))" office:value-type="float" office:value="0.5" calcext:value-type="float">
            <text:p>0,5</text:p>
          </table:table-cell>
          <table:table-cell table:formula="of:=IF(WEEKDAY([.A157];2)&lt; 6; 1; 0) * [.$J$3] *[.D157] *[.$J$7]" office:value-type="float" office:value="330" calcext:value-type="float">
            <text:p>330</text:p>
          </table:table-cell>
          <table:table-cell table:formula="of:=IF(WEEKDAY([.A157];2) = 7; 150; 0)" office:value-type="float" office:value="0" calcext:value-type="float">
            <text:p>0</text:p>
          </table:table-cell>
          <table:table-cell table:formula="of:=[.G156] -[.F157] +[.E157]" office:value-type="float" office:value="14020" calcext:value-type="float">
            <text:p>1402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06" calcext:value-type="date">
            <text:p>6.06.2023</text:p>
          </table:table-cell>
          <table:table-cell table:formula="of:=[.A158]" office:value-type="date" office:date-value="2023-06-06" calcext:value-type="date">
            <text:p>06-06</text:p>
          </table:table-cell>
          <table:table-cell table:style-name="ce1" table:formula="of:=IF([.B158] &lt; DATE(YEAR([.A158]);3;21); &quot;ZIMA&quot;; IF([.B158] &lt; DATE(YEAR([.A158]);6;21);&quot;WIOSNA&quot; ; IF([.B158] &lt; DATE(YEAR([.A158]);9;23); &quot;LATO&quot;; IF([.B158] &lt; DATE(YEAR([.A158]);12;21);&quot;JESIEŃ&quot;; &quot;ZIMA&quot;))))" office:value-type="string" office:string-value="WIOSNA" calcext:value-type="string">
            <text:p>WIOSNA</text:p>
          </table:table-cell>
          <table:table-cell table:formula="of:=IF([.C158] = &quot;ZIMA&quot;; 0.2; IF([.C158] = &quot;WIOSNA&quot;; 0.5; IF([.C158] = &quot;LATO&quot;; 0.9; 0.4)))" office:value-type="float" office:value="0.5" calcext:value-type="float">
            <text:p>0,5</text:p>
          </table:table-cell>
          <table:table-cell table:formula="of:=IF(WEEKDAY([.A158];2)&lt; 6; 1; 0) * [.$J$3] *[.D158] *[.$J$7]" office:value-type="float" office:value="330" calcext:value-type="float">
            <text:p>330</text:p>
          </table:table-cell>
          <table:table-cell table:formula="of:=IF(WEEKDAY([.A158];2) = 7; 150; 0)" office:value-type="float" office:value="0" calcext:value-type="float">
            <text:p>0</text:p>
          </table:table-cell>
          <table:table-cell table:formula="of:=[.G157] -[.F158] +[.E158]" office:value-type="float" office:value="14350" calcext:value-type="float">
            <text:p>143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07" calcext:value-type="date">
            <text:p>7.06.2023</text:p>
          </table:table-cell>
          <table:table-cell table:formula="of:=[.A159]" office:value-type="date" office:date-value="2023-06-07" calcext:value-type="date">
            <text:p>06-07</text:p>
          </table:table-cell>
          <table:table-cell table:style-name="ce1" table:formula="of:=IF([.B159] &lt; DATE(YEAR([.A159]);3;21); &quot;ZIMA&quot;; IF([.B159] &lt; DATE(YEAR([.A159]);6;21);&quot;WIOSNA&quot; ; IF([.B159] &lt; DATE(YEAR([.A159]);9;23); &quot;LATO&quot;; IF([.B159] &lt; DATE(YEAR([.A159]);12;21);&quot;JESIEŃ&quot;; &quot;ZIMA&quot;))))" office:value-type="string" office:string-value="WIOSNA" calcext:value-type="string">
            <text:p>WIOSNA</text:p>
          </table:table-cell>
          <table:table-cell table:formula="of:=IF([.C159] = &quot;ZIMA&quot;; 0.2; IF([.C159] = &quot;WIOSNA&quot;; 0.5; IF([.C159] = &quot;LATO&quot;; 0.9; 0.4)))" office:value-type="float" office:value="0.5" calcext:value-type="float">
            <text:p>0,5</text:p>
          </table:table-cell>
          <table:table-cell table:formula="of:=IF(WEEKDAY([.A159];2)&lt; 6; 1; 0) * [.$J$3] *[.D159] *[.$J$7]" office:value-type="float" office:value="330" calcext:value-type="float">
            <text:p>330</text:p>
          </table:table-cell>
          <table:table-cell table:formula="of:=IF(WEEKDAY([.A159];2) = 7; 150; 0)" office:value-type="float" office:value="0" calcext:value-type="float">
            <text:p>0</text:p>
          </table:table-cell>
          <table:table-cell table:formula="of:=[.G158] -[.F159] +[.E159]" office:value-type="float" office:value="14680" calcext:value-type="float">
            <text:p>1468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08" calcext:value-type="date">
            <text:p>8.06.2023</text:p>
          </table:table-cell>
          <table:table-cell table:formula="of:=[.A160]" office:value-type="date" office:date-value="2023-06-08" calcext:value-type="date">
            <text:p>06-08</text:p>
          </table:table-cell>
          <table:table-cell table:style-name="ce1" table:formula="of:=IF([.B160] &lt; DATE(YEAR([.A160]);3;21); &quot;ZIMA&quot;; IF([.B160] &lt; DATE(YEAR([.A160]);6;21);&quot;WIOSNA&quot; ; IF([.B160] &lt; DATE(YEAR([.A160]);9;23); &quot;LATO&quot;; IF([.B160] &lt; DATE(YEAR([.A160]);12;21);&quot;JESIEŃ&quot;; &quot;ZIMA&quot;))))" office:value-type="string" office:string-value="WIOSNA" calcext:value-type="string">
            <text:p>WIOSNA</text:p>
          </table:table-cell>
          <table:table-cell table:formula="of:=IF([.C160] = &quot;ZIMA&quot;; 0.2; IF([.C160] = &quot;WIOSNA&quot;; 0.5; IF([.C160] = &quot;LATO&quot;; 0.9; 0.4)))" office:value-type="float" office:value="0.5" calcext:value-type="float">
            <text:p>0,5</text:p>
          </table:table-cell>
          <table:table-cell table:formula="of:=IF(WEEKDAY([.A160];2)&lt; 6; 1; 0) * [.$J$3] *[.D160] *[.$J$7]" office:value-type="float" office:value="330" calcext:value-type="float">
            <text:p>330</text:p>
          </table:table-cell>
          <table:table-cell table:formula="of:=IF(WEEKDAY([.A160];2) = 7; 150; 0)" office:value-type="float" office:value="0" calcext:value-type="float">
            <text:p>0</text:p>
          </table:table-cell>
          <table:table-cell table:formula="of:=[.G159] -[.F160] +[.E160]" office:value-type="float" office:value="15010" calcext:value-type="float">
            <text:p>1501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09" calcext:value-type="date">
            <text:p>9.06.2023</text:p>
          </table:table-cell>
          <table:table-cell table:formula="of:=[.A161]" office:value-type="date" office:date-value="2023-06-09" calcext:value-type="date">
            <text:p>06-09</text:p>
          </table:table-cell>
          <table:table-cell table:style-name="ce1" table:formula="of:=IF([.B161] &lt; DATE(YEAR([.A161]);3;21); &quot;ZIMA&quot;; IF([.B161] &lt; DATE(YEAR([.A161]);6;21);&quot;WIOSNA&quot; ; IF([.B161] &lt; DATE(YEAR([.A161]);9;23); &quot;LATO&quot;; IF([.B161] &lt; DATE(YEAR([.A161]);12;21);&quot;JESIEŃ&quot;; &quot;ZIMA&quot;))))" office:value-type="string" office:string-value="WIOSNA" calcext:value-type="string">
            <text:p>WIOSNA</text:p>
          </table:table-cell>
          <table:table-cell table:formula="of:=IF([.C161] = &quot;ZIMA&quot;; 0.2; IF([.C161] = &quot;WIOSNA&quot;; 0.5; IF([.C161] = &quot;LATO&quot;; 0.9; 0.4)))" office:value-type="float" office:value="0.5" calcext:value-type="float">
            <text:p>0,5</text:p>
          </table:table-cell>
          <table:table-cell table:formula="of:=IF(WEEKDAY([.A161];2)&lt; 6; 1; 0) * [.$J$3] *[.D161] *[.$J$7]" office:value-type="float" office:value="330" calcext:value-type="float">
            <text:p>330</text:p>
          </table:table-cell>
          <table:table-cell table:formula="of:=IF(WEEKDAY([.A161];2) = 7; 150; 0)" office:value-type="float" office:value="0" calcext:value-type="float">
            <text:p>0</text:p>
          </table:table-cell>
          <table:table-cell table:formula="of:=[.G160] -[.F161] +[.E161]" office:value-type="float" office:value="15340" calcext:value-type="float">
            <text:p>153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10" calcext:value-type="date">
            <text:p>10.06.2023</text:p>
          </table:table-cell>
          <table:table-cell table:formula="of:=[.A162]" office:value-type="date" office:date-value="2023-06-10" calcext:value-type="date">
            <text:p>06-10</text:p>
          </table:table-cell>
          <table:table-cell table:style-name="ce1" table:formula="of:=IF([.B162] &lt; DATE(YEAR([.A162]);3;21); &quot;ZIMA&quot;; IF([.B162] &lt; DATE(YEAR([.A162]);6;21);&quot;WIOSNA&quot; ; IF([.B162] &lt; DATE(YEAR([.A162]);9;23); &quot;LATO&quot;; IF([.B162] &lt; DATE(YEAR([.A162]);12;21);&quot;JESIEŃ&quot;; &quot;ZIMA&quot;))))" office:value-type="string" office:string-value="WIOSNA" calcext:value-type="string">
            <text:p>WIOSNA</text:p>
          </table:table-cell>
          <table:table-cell table:formula="of:=IF([.C162] = &quot;ZIMA&quot;; 0.2; IF([.C162] = &quot;WIOSNA&quot;; 0.5; IF([.C162] = &quot;LATO&quot;; 0.9; 0.4)))" office:value-type="float" office:value="0.5" calcext:value-type="float">
            <text:p>0,5</text:p>
          </table:table-cell>
          <table:table-cell table:formula="of:=IF(WEEKDAY([.A162];2)&lt; 6; 1; 0) * [.$J$3] *[.D162] *[.$J$7]" office:value-type="float" office:value="0" calcext:value-type="float">
            <text:p>0</text:p>
          </table:table-cell>
          <table:table-cell table:formula="of:=IF(WEEKDAY([.A162];2) = 7; 150; 0)" office:value-type="float" office:value="0" calcext:value-type="float">
            <text:p>0</text:p>
          </table:table-cell>
          <table:table-cell table:formula="of:=[.G161] -[.F162] +[.E162]" office:value-type="float" office:value="15340" calcext:value-type="float">
            <text:p>153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11" calcext:value-type="date">
            <text:p>11.06.2023</text:p>
          </table:table-cell>
          <table:table-cell table:formula="of:=[.A163]" office:value-type="date" office:date-value="2023-06-11" calcext:value-type="date">
            <text:p>06-11</text:p>
          </table:table-cell>
          <table:table-cell table:style-name="ce1" table:formula="of:=IF([.B163] &lt; DATE(YEAR([.A163]);3;21); &quot;ZIMA&quot;; IF([.B163] &lt; DATE(YEAR([.A163]);6;21);&quot;WIOSNA&quot; ; IF([.B163] &lt; DATE(YEAR([.A163]);9;23); &quot;LATO&quot;; IF([.B163] &lt; DATE(YEAR([.A163]);12;21);&quot;JESIEŃ&quot;; &quot;ZIMA&quot;))))" office:value-type="string" office:string-value="WIOSNA" calcext:value-type="string">
            <text:p>WIOSNA</text:p>
          </table:table-cell>
          <table:table-cell table:formula="of:=IF([.C163] = &quot;ZIMA&quot;; 0.2; IF([.C163] = &quot;WIOSNA&quot;; 0.5; IF([.C163] = &quot;LATO&quot;; 0.9; 0.4)))" office:value-type="float" office:value="0.5" calcext:value-type="float">
            <text:p>0,5</text:p>
          </table:table-cell>
          <table:table-cell table:formula="of:=IF(WEEKDAY([.A163];2)&lt; 6; 1; 0) * [.$J$3] *[.D163] *[.$J$7]" office:value-type="float" office:value="0" calcext:value-type="float">
            <text:p>0</text:p>
          </table:table-cell>
          <table:table-cell table:formula="of:=IF(WEEKDAY([.A163];2) = 7; 150; 0)" office:value-type="float" office:value="150" calcext:value-type="float">
            <text:p>150</text:p>
          </table:table-cell>
          <table:table-cell table:formula="of:=[.G162] -[.F163] +[.E163]" office:value-type="float" office:value="15190" calcext:value-type="float">
            <text:p>151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12" calcext:value-type="date">
            <text:p>12.06.2023</text:p>
          </table:table-cell>
          <table:table-cell table:formula="of:=[.A164]" office:value-type="date" office:date-value="2023-06-12" calcext:value-type="date">
            <text:p>06-12</text:p>
          </table:table-cell>
          <table:table-cell table:style-name="ce1" table:formula="of:=IF([.B164] &lt; DATE(YEAR([.A164]);3;21); &quot;ZIMA&quot;; IF([.B164] &lt; DATE(YEAR([.A164]);6;21);&quot;WIOSNA&quot; ; IF([.B164] &lt; DATE(YEAR([.A164]);9;23); &quot;LATO&quot;; IF([.B164] &lt; DATE(YEAR([.A164]);12;21);&quot;JESIEŃ&quot;; &quot;ZIMA&quot;))))" office:value-type="string" office:string-value="WIOSNA" calcext:value-type="string">
            <text:p>WIOSNA</text:p>
          </table:table-cell>
          <table:table-cell table:formula="of:=IF([.C164] = &quot;ZIMA&quot;; 0.2; IF([.C164] = &quot;WIOSNA&quot;; 0.5; IF([.C164] = &quot;LATO&quot;; 0.9; 0.4)))" office:value-type="float" office:value="0.5" calcext:value-type="float">
            <text:p>0,5</text:p>
          </table:table-cell>
          <table:table-cell table:formula="of:=IF(WEEKDAY([.A164];2)&lt; 6; 1; 0) * [.$J$3] *[.D164] *[.$J$7]" office:value-type="float" office:value="330" calcext:value-type="float">
            <text:p>330</text:p>
          </table:table-cell>
          <table:table-cell table:formula="of:=IF(WEEKDAY([.A164];2) = 7; 150; 0)" office:value-type="float" office:value="0" calcext:value-type="float">
            <text:p>0</text:p>
          </table:table-cell>
          <table:table-cell table:formula="of:=[.G163] -[.F164] +[.E164]" office:value-type="float" office:value="15520" calcext:value-type="float">
            <text:p>1552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13" calcext:value-type="date">
            <text:p>13.06.2023</text:p>
          </table:table-cell>
          <table:table-cell table:formula="of:=[.A165]" office:value-type="date" office:date-value="2023-06-13" calcext:value-type="date">
            <text:p>06-13</text:p>
          </table:table-cell>
          <table:table-cell table:style-name="ce1" table:formula="of:=IF([.B165] &lt; DATE(YEAR([.A165]);3;21); &quot;ZIMA&quot;; IF([.B165] &lt; DATE(YEAR([.A165]);6;21);&quot;WIOSNA&quot; ; IF([.B165] &lt; DATE(YEAR([.A165]);9;23); &quot;LATO&quot;; IF([.B165] &lt; DATE(YEAR([.A165]);12;21);&quot;JESIEŃ&quot;; &quot;ZIMA&quot;))))" office:value-type="string" office:string-value="WIOSNA" calcext:value-type="string">
            <text:p>WIOSNA</text:p>
          </table:table-cell>
          <table:table-cell table:formula="of:=IF([.C165] = &quot;ZIMA&quot;; 0.2; IF([.C165] = &quot;WIOSNA&quot;; 0.5; IF([.C165] = &quot;LATO&quot;; 0.9; 0.4)))" office:value-type="float" office:value="0.5" calcext:value-type="float">
            <text:p>0,5</text:p>
          </table:table-cell>
          <table:table-cell table:formula="of:=IF(WEEKDAY([.A165];2)&lt; 6; 1; 0) * [.$J$3] *[.D165] *[.$J$7]" office:value-type="float" office:value="330" calcext:value-type="float">
            <text:p>330</text:p>
          </table:table-cell>
          <table:table-cell table:formula="of:=IF(WEEKDAY([.A165];2) = 7; 150; 0)" office:value-type="float" office:value="0" calcext:value-type="float">
            <text:p>0</text:p>
          </table:table-cell>
          <table:table-cell table:formula="of:=[.G164] -[.F165] +[.E165]" office:value-type="float" office:value="15850" calcext:value-type="float">
            <text:p>158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14" calcext:value-type="date">
            <text:p>14.06.2023</text:p>
          </table:table-cell>
          <table:table-cell table:formula="of:=[.A166]" office:value-type="date" office:date-value="2023-06-14" calcext:value-type="date">
            <text:p>06-14</text:p>
          </table:table-cell>
          <table:table-cell table:style-name="ce1" table:formula="of:=IF([.B166] &lt; DATE(YEAR([.A166]);3;21); &quot;ZIMA&quot;; IF([.B166] &lt; DATE(YEAR([.A166]);6;21);&quot;WIOSNA&quot; ; IF([.B166] &lt; DATE(YEAR([.A166]);9;23); &quot;LATO&quot;; IF([.B166] &lt; DATE(YEAR([.A166]);12;21);&quot;JESIEŃ&quot;; &quot;ZIMA&quot;))))" office:value-type="string" office:string-value="WIOSNA" calcext:value-type="string">
            <text:p>WIOSNA</text:p>
          </table:table-cell>
          <table:table-cell table:formula="of:=IF([.C166] = &quot;ZIMA&quot;; 0.2; IF([.C166] = &quot;WIOSNA&quot;; 0.5; IF([.C166] = &quot;LATO&quot;; 0.9; 0.4)))" office:value-type="float" office:value="0.5" calcext:value-type="float">
            <text:p>0,5</text:p>
          </table:table-cell>
          <table:table-cell table:formula="of:=IF(WEEKDAY([.A166];2)&lt; 6; 1; 0) * [.$J$3] *[.D166] *[.$J$7]" office:value-type="float" office:value="330" calcext:value-type="float">
            <text:p>330</text:p>
          </table:table-cell>
          <table:table-cell table:formula="of:=IF(WEEKDAY([.A166];2) = 7; 150; 0)" office:value-type="float" office:value="0" calcext:value-type="float">
            <text:p>0</text:p>
          </table:table-cell>
          <table:table-cell table:formula="of:=[.G165] -[.F166] +[.E166]" office:value-type="float" office:value="16180" calcext:value-type="float">
            <text:p>1618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15" calcext:value-type="date">
            <text:p>15.06.2023</text:p>
          </table:table-cell>
          <table:table-cell table:formula="of:=[.A167]" office:value-type="date" office:date-value="2023-06-15" calcext:value-type="date">
            <text:p>06-15</text:p>
          </table:table-cell>
          <table:table-cell table:style-name="ce1" table:formula="of:=IF([.B167] &lt; DATE(YEAR([.A167]);3;21); &quot;ZIMA&quot;; IF([.B167] &lt; DATE(YEAR([.A167]);6;21);&quot;WIOSNA&quot; ; IF([.B167] &lt; DATE(YEAR([.A167]);9;23); &quot;LATO&quot;; IF([.B167] &lt; DATE(YEAR([.A167]);12;21);&quot;JESIEŃ&quot;; &quot;ZIMA&quot;))))" office:value-type="string" office:string-value="WIOSNA" calcext:value-type="string">
            <text:p>WIOSNA</text:p>
          </table:table-cell>
          <table:table-cell table:formula="of:=IF([.C167] = &quot;ZIMA&quot;; 0.2; IF([.C167] = &quot;WIOSNA&quot;; 0.5; IF([.C167] = &quot;LATO&quot;; 0.9; 0.4)))" office:value-type="float" office:value="0.5" calcext:value-type="float">
            <text:p>0,5</text:p>
          </table:table-cell>
          <table:table-cell table:formula="of:=IF(WEEKDAY([.A167];2)&lt; 6; 1; 0) * [.$J$3] *[.D167] *[.$J$7]" office:value-type="float" office:value="330" calcext:value-type="float">
            <text:p>330</text:p>
          </table:table-cell>
          <table:table-cell table:formula="of:=IF(WEEKDAY([.A167];2) = 7; 150; 0)" office:value-type="float" office:value="0" calcext:value-type="float">
            <text:p>0</text:p>
          </table:table-cell>
          <table:table-cell table:formula="of:=[.G166] -[.F167] +[.E167]" office:value-type="float" office:value="16510" calcext:value-type="float">
            <text:p>1651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16" calcext:value-type="date">
            <text:p>16.06.2023</text:p>
          </table:table-cell>
          <table:table-cell table:formula="of:=[.A168]" office:value-type="date" office:date-value="2023-06-16" calcext:value-type="date">
            <text:p>06-16</text:p>
          </table:table-cell>
          <table:table-cell table:style-name="ce1" table:formula="of:=IF([.B168] &lt; DATE(YEAR([.A168]);3;21); &quot;ZIMA&quot;; IF([.B168] &lt; DATE(YEAR([.A168]);6;21);&quot;WIOSNA&quot; ; IF([.B168] &lt; DATE(YEAR([.A168]);9;23); &quot;LATO&quot;; IF([.B168] &lt; DATE(YEAR([.A168]);12;21);&quot;JESIEŃ&quot;; &quot;ZIMA&quot;))))" office:value-type="string" office:string-value="WIOSNA" calcext:value-type="string">
            <text:p>WIOSNA</text:p>
          </table:table-cell>
          <table:table-cell table:formula="of:=IF([.C168] = &quot;ZIMA&quot;; 0.2; IF([.C168] = &quot;WIOSNA&quot;; 0.5; IF([.C168] = &quot;LATO&quot;; 0.9; 0.4)))" office:value-type="float" office:value="0.5" calcext:value-type="float">
            <text:p>0,5</text:p>
          </table:table-cell>
          <table:table-cell table:formula="of:=IF(WEEKDAY([.A168];2)&lt; 6; 1; 0) * [.$J$3] *[.D168] *[.$J$7]" office:value-type="float" office:value="330" calcext:value-type="float">
            <text:p>330</text:p>
          </table:table-cell>
          <table:table-cell table:formula="of:=IF(WEEKDAY([.A168];2) = 7; 150; 0)" office:value-type="float" office:value="0" calcext:value-type="float">
            <text:p>0</text:p>
          </table:table-cell>
          <table:table-cell table:formula="of:=[.G167] -[.F168] +[.E168]" office:value-type="float" office:value="16840" calcext:value-type="float">
            <text:p>168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17" calcext:value-type="date">
            <text:p>17.06.2023</text:p>
          </table:table-cell>
          <table:table-cell table:formula="of:=[.A169]" office:value-type="date" office:date-value="2023-06-17" calcext:value-type="date">
            <text:p>06-17</text:p>
          </table:table-cell>
          <table:table-cell table:style-name="ce1" table:formula="of:=IF([.B169] &lt; DATE(YEAR([.A169]);3;21); &quot;ZIMA&quot;; IF([.B169] &lt; DATE(YEAR([.A169]);6;21);&quot;WIOSNA&quot; ; IF([.B169] &lt; DATE(YEAR([.A169]);9;23); &quot;LATO&quot;; IF([.B169] &lt; DATE(YEAR([.A169]);12;21);&quot;JESIEŃ&quot;; &quot;ZIMA&quot;))))" office:value-type="string" office:string-value="WIOSNA" calcext:value-type="string">
            <text:p>WIOSNA</text:p>
          </table:table-cell>
          <table:table-cell table:formula="of:=IF([.C169] = &quot;ZIMA&quot;; 0.2; IF([.C169] = &quot;WIOSNA&quot;; 0.5; IF([.C169] = &quot;LATO&quot;; 0.9; 0.4)))" office:value-type="float" office:value="0.5" calcext:value-type="float">
            <text:p>0,5</text:p>
          </table:table-cell>
          <table:table-cell table:formula="of:=IF(WEEKDAY([.A169];2)&lt; 6; 1; 0) * [.$J$3] *[.D169] *[.$J$7]" office:value-type="float" office:value="0" calcext:value-type="float">
            <text:p>0</text:p>
          </table:table-cell>
          <table:table-cell table:formula="of:=IF(WEEKDAY([.A169];2) = 7; 150; 0)" office:value-type="float" office:value="0" calcext:value-type="float">
            <text:p>0</text:p>
          </table:table-cell>
          <table:table-cell table:formula="of:=[.G168] -[.F169] +[.E169]" office:value-type="float" office:value="16840" calcext:value-type="float">
            <text:p>168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18" calcext:value-type="date">
            <text:p>18.06.2023</text:p>
          </table:table-cell>
          <table:table-cell table:formula="of:=[.A170]" office:value-type="date" office:date-value="2023-06-18" calcext:value-type="date">
            <text:p>06-18</text:p>
          </table:table-cell>
          <table:table-cell table:style-name="ce1" table:formula="of:=IF([.B170] &lt; DATE(YEAR([.A170]);3;21); &quot;ZIMA&quot;; IF([.B170] &lt; DATE(YEAR([.A170]);6;21);&quot;WIOSNA&quot; ; IF([.B170] &lt; DATE(YEAR([.A170]);9;23); &quot;LATO&quot;; IF([.B170] &lt; DATE(YEAR([.A170]);12;21);&quot;JESIEŃ&quot;; &quot;ZIMA&quot;))))" office:value-type="string" office:string-value="WIOSNA" calcext:value-type="string">
            <text:p>WIOSNA</text:p>
          </table:table-cell>
          <table:table-cell table:formula="of:=IF([.C170] = &quot;ZIMA&quot;; 0.2; IF([.C170] = &quot;WIOSNA&quot;; 0.5; IF([.C170] = &quot;LATO&quot;; 0.9; 0.4)))" office:value-type="float" office:value="0.5" calcext:value-type="float">
            <text:p>0,5</text:p>
          </table:table-cell>
          <table:table-cell table:formula="of:=IF(WEEKDAY([.A170];2)&lt; 6; 1; 0) * [.$J$3] *[.D170] *[.$J$7]" office:value-type="float" office:value="0" calcext:value-type="float">
            <text:p>0</text:p>
          </table:table-cell>
          <table:table-cell table:formula="of:=IF(WEEKDAY([.A170];2) = 7; 150; 0)" office:value-type="float" office:value="150" calcext:value-type="float">
            <text:p>150</text:p>
          </table:table-cell>
          <table:table-cell table:formula="of:=[.G169] -[.F170] +[.E170]" office:value-type="float" office:value="16690" calcext:value-type="float">
            <text:p>166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19" calcext:value-type="date">
            <text:p>19.06.2023</text:p>
          </table:table-cell>
          <table:table-cell table:formula="of:=[.A171]" office:value-type="date" office:date-value="2023-06-19" calcext:value-type="date">
            <text:p>06-19</text:p>
          </table:table-cell>
          <table:table-cell table:style-name="ce1" table:formula="of:=IF([.B171] &lt; DATE(YEAR([.A171]);3;21); &quot;ZIMA&quot;; IF([.B171] &lt; DATE(YEAR([.A171]);6;21);&quot;WIOSNA&quot; ; IF([.B171] &lt; DATE(YEAR([.A171]);9;23); &quot;LATO&quot;; IF([.B171] &lt; DATE(YEAR([.A171]);12;21);&quot;JESIEŃ&quot;; &quot;ZIMA&quot;))))" office:value-type="string" office:string-value="WIOSNA" calcext:value-type="string">
            <text:p>WIOSNA</text:p>
          </table:table-cell>
          <table:table-cell table:formula="of:=IF([.C171] = &quot;ZIMA&quot;; 0.2; IF([.C171] = &quot;WIOSNA&quot;; 0.5; IF([.C171] = &quot;LATO&quot;; 0.9; 0.4)))" office:value-type="float" office:value="0.5" calcext:value-type="float">
            <text:p>0,5</text:p>
          </table:table-cell>
          <table:table-cell table:formula="of:=IF(WEEKDAY([.A171];2)&lt; 6; 1; 0) * [.$J$3] *[.D171] *[.$J$7]" office:value-type="float" office:value="330" calcext:value-type="float">
            <text:p>330</text:p>
          </table:table-cell>
          <table:table-cell table:formula="of:=IF(WEEKDAY([.A171];2) = 7; 150; 0)" office:value-type="float" office:value="0" calcext:value-type="float">
            <text:p>0</text:p>
          </table:table-cell>
          <table:table-cell table:formula="of:=[.G170] -[.F171] +[.E171]" office:value-type="float" office:value="17020" calcext:value-type="float">
            <text:p>1702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20" calcext:value-type="date">
            <text:p>20.06.2023</text:p>
          </table:table-cell>
          <table:table-cell table:formula="of:=[.A172]" office:value-type="date" office:date-value="2023-06-20" calcext:value-type="date">
            <text:p>06-20</text:p>
          </table:table-cell>
          <table:table-cell table:style-name="ce1" table:formula="of:=IF([.B172] &lt; DATE(YEAR([.A172]);3;21); &quot;ZIMA&quot;; IF([.B172] &lt; DATE(YEAR([.A172]);6;21);&quot;WIOSNA&quot; ; IF([.B172] &lt; DATE(YEAR([.A172]);9;23); &quot;LATO&quot;; IF([.B172] &lt; DATE(YEAR([.A172]);12;21);&quot;JESIEŃ&quot;; &quot;ZIMA&quot;))))" office:value-type="string" office:string-value="WIOSNA" calcext:value-type="string">
            <text:p>WIOSNA</text:p>
          </table:table-cell>
          <table:table-cell table:formula="of:=IF([.C172] = &quot;ZIMA&quot;; 0.2; IF([.C172] = &quot;WIOSNA&quot;; 0.5; IF([.C172] = &quot;LATO&quot;; 0.9; 0.4)))" office:value-type="float" office:value="0.5" calcext:value-type="float">
            <text:p>0,5</text:p>
          </table:table-cell>
          <table:table-cell table:formula="of:=IF(WEEKDAY([.A172];2)&lt; 6; 1; 0) * [.$J$3] *[.D172] *[.$J$7]" office:value-type="float" office:value="330" calcext:value-type="float">
            <text:p>330</text:p>
          </table:table-cell>
          <table:table-cell table:formula="of:=IF(WEEKDAY([.A172];2) = 7; 150; 0)" office:value-type="float" office:value="0" calcext:value-type="float">
            <text:p>0</text:p>
          </table:table-cell>
          <table:table-cell table:formula="of:=[.G171] -[.F172] +[.E172]" office:value-type="float" office:value="17350" calcext:value-type="float">
            <text:p>173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21" calcext:value-type="date">
            <text:p>21.06.2023</text:p>
          </table:table-cell>
          <table:table-cell table:formula="of:=[.A173]" office:value-type="date" office:date-value="2023-06-21" calcext:value-type="date">
            <text:p>06-21</text:p>
          </table:table-cell>
          <table:table-cell table:style-name="ce1" table:formula="of:=IF([.B173] &lt; DATE(YEAR([.A173]);3;21); &quot;ZIMA&quot;; IF([.B173] &lt; DATE(YEAR([.A173]);6;21);&quot;WIOSNA&quot; ; IF([.B173] &lt; DATE(YEAR([.A173]);9;23); &quot;LATO&quot;; IF([.B173] &lt; DATE(YEAR([.A173]);12;21);&quot;JESIEŃ&quot;; &quot;ZIMA&quot;))))" office:value-type="string" office:string-value="LATO" calcext:value-type="string">
            <text:p>LATO</text:p>
          </table:table-cell>
          <table:table-cell table:formula="of:=IF([.C173] = &quot;ZIMA&quot;; 0.2; IF([.C173] = &quot;WIOSNA&quot;; 0.5; IF([.C173] = &quot;LATO&quot;; 0.9; 0.4)))" office:value-type="float" office:value="0.9" calcext:value-type="float">
            <text:p>0,9</text:p>
          </table:table-cell>
          <table:table-cell table:formula="of:=IF(WEEKDAY([.A173];2)&lt; 6; 1; 0) * [.$J$3] *[.D173] *[.$J$7]" office:value-type="float" office:value="594" calcext:value-type="float">
            <text:p>594</text:p>
          </table:table-cell>
          <table:table-cell table:formula="of:=IF(WEEKDAY([.A173];2) = 7; 150; 0)" office:value-type="float" office:value="0" calcext:value-type="float">
            <text:p>0</text:p>
          </table:table-cell>
          <table:table-cell table:formula="of:=[.G172] -[.F173] +[.E173]" office:value-type="float" office:value="17944" calcext:value-type="float">
            <text:p>17944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22" calcext:value-type="date">
            <text:p>22.06.2023</text:p>
          </table:table-cell>
          <table:table-cell table:formula="of:=[.A174]" office:value-type="date" office:date-value="2023-06-22" calcext:value-type="date">
            <text:p>06-22</text:p>
          </table:table-cell>
          <table:table-cell table:style-name="ce1" table:formula="of:=IF([.B174] &lt; DATE(YEAR([.A174]);3;21); &quot;ZIMA&quot;; IF([.B174] &lt; DATE(YEAR([.A174]);6;21);&quot;WIOSNA&quot; ; IF([.B174] &lt; DATE(YEAR([.A174]);9;23); &quot;LATO&quot;; IF([.B174] &lt; DATE(YEAR([.A174]);12;21);&quot;JESIEŃ&quot;; &quot;ZIMA&quot;))))" office:value-type="string" office:string-value="LATO" calcext:value-type="string">
            <text:p>LATO</text:p>
          </table:table-cell>
          <table:table-cell table:formula="of:=IF([.C174] = &quot;ZIMA&quot;; 0.2; IF([.C174] = &quot;WIOSNA&quot;; 0.5; IF([.C174] = &quot;LATO&quot;; 0.9; 0.4)))" office:value-type="float" office:value="0.9" calcext:value-type="float">
            <text:p>0,9</text:p>
          </table:table-cell>
          <table:table-cell table:formula="of:=IF(WEEKDAY([.A174];2)&lt; 6; 1; 0) * [.$J$3] *[.D174] *[.$J$7]" office:value-type="float" office:value="594" calcext:value-type="float">
            <text:p>594</text:p>
          </table:table-cell>
          <table:table-cell table:formula="of:=IF(WEEKDAY([.A174];2) = 7; 150; 0)" office:value-type="float" office:value="0" calcext:value-type="float">
            <text:p>0</text:p>
          </table:table-cell>
          <table:table-cell table:formula="of:=[.G173] -[.F174] +[.E174]" office:value-type="float" office:value="18538" calcext:value-type="float">
            <text:p>18538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23" calcext:value-type="date">
            <text:p>23.06.2023</text:p>
          </table:table-cell>
          <table:table-cell table:formula="of:=[.A175]" office:value-type="date" office:date-value="2023-06-23" calcext:value-type="date">
            <text:p>06-23</text:p>
          </table:table-cell>
          <table:table-cell table:style-name="ce1" table:formula="of:=IF([.B175] &lt; DATE(YEAR([.A175]);3;21); &quot;ZIMA&quot;; IF([.B175] &lt; DATE(YEAR([.A175]);6;21);&quot;WIOSNA&quot; ; IF([.B175] &lt; DATE(YEAR([.A175]);9;23); &quot;LATO&quot;; IF([.B175] &lt; DATE(YEAR([.A175]);12;21);&quot;JESIEŃ&quot;; &quot;ZIMA&quot;))))" office:value-type="string" office:string-value="LATO" calcext:value-type="string">
            <text:p>LATO</text:p>
          </table:table-cell>
          <table:table-cell table:formula="of:=IF([.C175] = &quot;ZIMA&quot;; 0.2; IF([.C175] = &quot;WIOSNA&quot;; 0.5; IF([.C175] = &quot;LATO&quot;; 0.9; 0.4)))" office:value-type="float" office:value="0.9" calcext:value-type="float">
            <text:p>0,9</text:p>
          </table:table-cell>
          <table:table-cell table:formula="of:=IF(WEEKDAY([.A175];2)&lt; 6; 1; 0) * [.$J$3] *[.D175] *[.$J$7]" office:value-type="float" office:value="594" calcext:value-type="float">
            <text:p>594</text:p>
          </table:table-cell>
          <table:table-cell table:formula="of:=IF(WEEKDAY([.A175];2) = 7; 150; 0)" office:value-type="float" office:value="0" calcext:value-type="float">
            <text:p>0</text:p>
          </table:table-cell>
          <table:table-cell table:formula="of:=[.G174] -[.F175] +[.E175]" office:value-type="float" office:value="19132" calcext:value-type="float">
            <text:p>1913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24" calcext:value-type="date">
            <text:p>24.06.2023</text:p>
          </table:table-cell>
          <table:table-cell table:formula="of:=[.A176]" office:value-type="date" office:date-value="2023-06-24" calcext:value-type="date">
            <text:p>06-24</text:p>
          </table:table-cell>
          <table:table-cell table:style-name="ce1" table:formula="of:=IF([.B176] &lt; DATE(YEAR([.A176]);3;21); &quot;ZIMA&quot;; IF([.B176] &lt; DATE(YEAR([.A176]);6;21);&quot;WIOSNA&quot; ; IF([.B176] &lt; DATE(YEAR([.A176]);9;23); &quot;LATO&quot;; IF([.B176] &lt; DATE(YEAR([.A176]);12;21);&quot;JESIEŃ&quot;; &quot;ZIMA&quot;))))" office:value-type="string" office:string-value="LATO" calcext:value-type="string">
            <text:p>LATO</text:p>
          </table:table-cell>
          <table:table-cell table:formula="of:=IF([.C176] = &quot;ZIMA&quot;; 0.2; IF([.C176] = &quot;WIOSNA&quot;; 0.5; IF([.C176] = &quot;LATO&quot;; 0.9; 0.4)))" office:value-type="float" office:value="0.9" calcext:value-type="float">
            <text:p>0,9</text:p>
          </table:table-cell>
          <table:table-cell table:formula="of:=IF(WEEKDAY([.A176];2)&lt; 6; 1; 0) * [.$J$3] *[.D176] *[.$J$7]" office:value-type="float" office:value="0" calcext:value-type="float">
            <text:p>0</text:p>
          </table:table-cell>
          <table:table-cell table:formula="of:=IF(WEEKDAY([.A176];2) = 7; 150; 0)" office:value-type="float" office:value="0" calcext:value-type="float">
            <text:p>0</text:p>
          </table:table-cell>
          <table:table-cell table:formula="of:=[.G175] -[.F176] +[.E176]" office:value-type="float" office:value="19132" calcext:value-type="float">
            <text:p>1913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25" calcext:value-type="date">
            <text:p>25.06.2023</text:p>
          </table:table-cell>
          <table:table-cell table:formula="of:=[.A177]" office:value-type="date" office:date-value="2023-06-25" calcext:value-type="date">
            <text:p>06-25</text:p>
          </table:table-cell>
          <table:table-cell table:style-name="ce1" table:formula="of:=IF([.B177] &lt; DATE(YEAR([.A177]);3;21); &quot;ZIMA&quot;; IF([.B177] &lt; DATE(YEAR([.A177]);6;21);&quot;WIOSNA&quot; ; IF([.B177] &lt; DATE(YEAR([.A177]);9;23); &quot;LATO&quot;; IF([.B177] &lt; DATE(YEAR([.A177]);12;21);&quot;JESIEŃ&quot;; &quot;ZIMA&quot;))))" office:value-type="string" office:string-value="LATO" calcext:value-type="string">
            <text:p>LATO</text:p>
          </table:table-cell>
          <table:table-cell table:formula="of:=IF([.C177] = &quot;ZIMA&quot;; 0.2; IF([.C177] = &quot;WIOSNA&quot;; 0.5; IF([.C177] = &quot;LATO&quot;; 0.9; 0.4)))" office:value-type="float" office:value="0.9" calcext:value-type="float">
            <text:p>0,9</text:p>
          </table:table-cell>
          <table:table-cell table:formula="of:=IF(WEEKDAY([.A177];2)&lt; 6; 1; 0) * [.$J$3] *[.D177] *[.$J$7]" office:value-type="float" office:value="0" calcext:value-type="float">
            <text:p>0</text:p>
          </table:table-cell>
          <table:table-cell table:formula="of:=IF(WEEKDAY([.A177];2) = 7; 150; 0)" office:value-type="float" office:value="150" calcext:value-type="float">
            <text:p>150</text:p>
          </table:table-cell>
          <table:table-cell table:formula="of:=[.G176] -[.F177] +[.E177]" office:value-type="float" office:value="18982" calcext:value-type="float">
            <text:p>1898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26" calcext:value-type="date">
            <text:p>26.06.2023</text:p>
          </table:table-cell>
          <table:table-cell table:formula="of:=[.A178]" office:value-type="date" office:date-value="2023-06-26" calcext:value-type="date">
            <text:p>06-26</text:p>
          </table:table-cell>
          <table:table-cell table:style-name="ce1" table:formula="of:=IF([.B178] &lt; DATE(YEAR([.A178]);3;21); &quot;ZIMA&quot;; IF([.B178] &lt; DATE(YEAR([.A178]);6;21);&quot;WIOSNA&quot; ; IF([.B178] &lt; DATE(YEAR([.A178]);9;23); &quot;LATO&quot;; IF([.B178] &lt; DATE(YEAR([.A178]);12;21);&quot;JESIEŃ&quot;; &quot;ZIMA&quot;))))" office:value-type="string" office:string-value="LATO" calcext:value-type="string">
            <text:p>LATO</text:p>
          </table:table-cell>
          <table:table-cell table:formula="of:=IF([.C178] = &quot;ZIMA&quot;; 0.2; IF([.C178] = &quot;WIOSNA&quot;; 0.5; IF([.C178] = &quot;LATO&quot;; 0.9; 0.4)))" office:value-type="float" office:value="0.9" calcext:value-type="float">
            <text:p>0,9</text:p>
          </table:table-cell>
          <table:table-cell table:formula="of:=IF(WEEKDAY([.A178];2)&lt; 6; 1; 0) * [.$J$3] *[.D178] *[.$J$7]" office:value-type="float" office:value="594" calcext:value-type="float">
            <text:p>594</text:p>
          </table:table-cell>
          <table:table-cell table:formula="of:=IF(WEEKDAY([.A178];2) = 7; 150; 0)" office:value-type="float" office:value="0" calcext:value-type="float">
            <text:p>0</text:p>
          </table:table-cell>
          <table:table-cell table:formula="of:=[.G177] -[.F178] +[.E178]" office:value-type="float" office:value="19576" calcext:value-type="float">
            <text:p>19576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27" calcext:value-type="date">
            <text:p>27.06.2023</text:p>
          </table:table-cell>
          <table:table-cell table:formula="of:=[.A179]" office:value-type="date" office:date-value="2023-06-27" calcext:value-type="date">
            <text:p>06-27</text:p>
          </table:table-cell>
          <table:table-cell table:style-name="ce1" table:formula="of:=IF([.B179] &lt; DATE(YEAR([.A179]);3;21); &quot;ZIMA&quot;; IF([.B179] &lt; DATE(YEAR([.A179]);6;21);&quot;WIOSNA&quot; ; IF([.B179] &lt; DATE(YEAR([.A179]);9;23); &quot;LATO&quot;; IF([.B179] &lt; DATE(YEAR([.A179]);12;21);&quot;JESIEŃ&quot;; &quot;ZIMA&quot;))))" office:value-type="string" office:string-value="LATO" calcext:value-type="string">
            <text:p>LATO</text:p>
          </table:table-cell>
          <table:table-cell table:formula="of:=IF([.C179] = &quot;ZIMA&quot;; 0.2; IF([.C179] = &quot;WIOSNA&quot;; 0.5; IF([.C179] = &quot;LATO&quot;; 0.9; 0.4)))" office:value-type="float" office:value="0.9" calcext:value-type="float">
            <text:p>0,9</text:p>
          </table:table-cell>
          <table:table-cell table:formula="of:=IF(WEEKDAY([.A179];2)&lt; 6; 1; 0) * [.$J$3] *[.D179] *[.$J$7]" office:value-type="float" office:value="594" calcext:value-type="float">
            <text:p>594</text:p>
          </table:table-cell>
          <table:table-cell table:formula="of:=IF(WEEKDAY([.A179];2) = 7; 150; 0)" office:value-type="float" office:value="0" calcext:value-type="float">
            <text:p>0</text:p>
          </table:table-cell>
          <table:table-cell table:formula="of:=[.G178] -[.F179] +[.E179]" office:value-type="float" office:value="20170" calcext:value-type="float">
            <text:p>2017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28" calcext:value-type="date">
            <text:p>28.06.2023</text:p>
          </table:table-cell>
          <table:table-cell table:formula="of:=[.A180]" office:value-type="date" office:date-value="2023-06-28" calcext:value-type="date">
            <text:p>06-28</text:p>
          </table:table-cell>
          <table:table-cell table:style-name="ce1" table:formula="of:=IF([.B180] &lt; DATE(YEAR([.A180]);3;21); &quot;ZIMA&quot;; IF([.B180] &lt; DATE(YEAR([.A180]);6;21);&quot;WIOSNA&quot; ; IF([.B180] &lt; DATE(YEAR([.A180]);9;23); &quot;LATO&quot;; IF([.B180] &lt; DATE(YEAR([.A180]);12;21);&quot;JESIEŃ&quot;; &quot;ZIMA&quot;))))" office:value-type="string" office:string-value="LATO" calcext:value-type="string">
            <text:p>LATO</text:p>
          </table:table-cell>
          <table:table-cell table:formula="of:=IF([.C180] = &quot;ZIMA&quot;; 0.2; IF([.C180] = &quot;WIOSNA&quot;; 0.5; IF([.C180] = &quot;LATO&quot;; 0.9; 0.4)))" office:value-type="float" office:value="0.9" calcext:value-type="float">
            <text:p>0,9</text:p>
          </table:table-cell>
          <table:table-cell table:formula="of:=IF(WEEKDAY([.A180];2)&lt; 6; 1; 0) * [.$J$3] *[.D180] *[.$J$7]" office:value-type="float" office:value="594" calcext:value-type="float">
            <text:p>594</text:p>
          </table:table-cell>
          <table:table-cell table:formula="of:=IF(WEEKDAY([.A180];2) = 7; 150; 0)" office:value-type="float" office:value="0" calcext:value-type="float">
            <text:p>0</text:p>
          </table:table-cell>
          <table:table-cell table:formula="of:=[.G179] -[.F180] +[.E180]" office:value-type="float" office:value="20764" calcext:value-type="float">
            <text:p>20764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29" calcext:value-type="date">
            <text:p>29.06.2023</text:p>
          </table:table-cell>
          <table:table-cell table:formula="of:=[.A181]" office:value-type="date" office:date-value="2023-06-29" calcext:value-type="date">
            <text:p>06-29</text:p>
          </table:table-cell>
          <table:table-cell table:style-name="ce1" table:formula="of:=IF([.B181] &lt; DATE(YEAR([.A181]);3;21); &quot;ZIMA&quot;; IF([.B181] &lt; DATE(YEAR([.A181]);6;21);&quot;WIOSNA&quot; ; IF([.B181] &lt; DATE(YEAR([.A181]);9;23); &quot;LATO&quot;; IF([.B181] &lt; DATE(YEAR([.A181]);12;21);&quot;JESIEŃ&quot;; &quot;ZIMA&quot;))))" office:value-type="string" office:string-value="LATO" calcext:value-type="string">
            <text:p>LATO</text:p>
          </table:table-cell>
          <table:table-cell table:formula="of:=IF([.C181] = &quot;ZIMA&quot;; 0.2; IF([.C181] = &quot;WIOSNA&quot;; 0.5; IF([.C181] = &quot;LATO&quot;; 0.9; 0.4)))" office:value-type="float" office:value="0.9" calcext:value-type="float">
            <text:p>0,9</text:p>
          </table:table-cell>
          <table:table-cell table:formula="of:=IF(WEEKDAY([.A181];2)&lt; 6; 1; 0) * [.$J$3] *[.D181] *[.$J$7]" office:value-type="float" office:value="594" calcext:value-type="float">
            <text:p>594</text:p>
          </table:table-cell>
          <table:table-cell table:formula="of:=IF(WEEKDAY([.A181];2) = 7; 150; 0)" office:value-type="float" office:value="0" calcext:value-type="float">
            <text:p>0</text:p>
          </table:table-cell>
          <table:table-cell table:formula="of:=[.G180] -[.F181] +[.E181]" office:value-type="float" office:value="21358" calcext:value-type="float">
            <text:p>21358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30" calcext:value-type="date">
            <text:p>30.06.2023</text:p>
          </table:table-cell>
          <table:table-cell table:formula="of:=[.A182]" office:value-type="date" office:date-value="2023-06-30" calcext:value-type="date">
            <text:p>06-30</text:p>
          </table:table-cell>
          <table:table-cell table:style-name="ce1" table:formula="of:=IF([.B182] &lt; DATE(YEAR([.A182]);3;21); &quot;ZIMA&quot;; IF([.B182] &lt; DATE(YEAR([.A182]);6;21);&quot;WIOSNA&quot; ; IF([.B182] &lt; DATE(YEAR([.A182]);9;23); &quot;LATO&quot;; IF([.B182] &lt; DATE(YEAR([.A182]);12;21);&quot;JESIEŃ&quot;; &quot;ZIMA&quot;))))" office:value-type="string" office:string-value="LATO" calcext:value-type="string">
            <text:p>LATO</text:p>
          </table:table-cell>
          <table:table-cell table:formula="of:=IF([.C182] = &quot;ZIMA&quot;; 0.2; IF([.C182] = &quot;WIOSNA&quot;; 0.5; IF([.C182] = &quot;LATO&quot;; 0.9; 0.4)))" office:value-type="float" office:value="0.9" calcext:value-type="float">
            <text:p>0,9</text:p>
          </table:table-cell>
          <table:table-cell table:formula="of:=IF(WEEKDAY([.A182];2)&lt; 6; 1; 0) * [.$J$3] *[.D182] *[.$J$7]" office:value-type="float" office:value="594" calcext:value-type="float">
            <text:p>594</text:p>
          </table:table-cell>
          <table:table-cell table:formula="of:=IF(WEEKDAY([.A182];2) = 7; 150; 0)" office:value-type="float" office:value="0" calcext:value-type="float">
            <text:p>0</text:p>
          </table:table-cell>
          <table:table-cell table:formula="of:=[.G181] -[.F182] +[.E182]" office:value-type="float" office:value="21952" calcext:value-type="float">
            <text:p>2195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01" calcext:value-type="date">
            <text:p>1.07.2023</text:p>
          </table:table-cell>
          <table:table-cell table:formula="of:=[.A183]" office:value-type="date" office:date-value="2023-07-01" calcext:value-type="date">
            <text:p>07-01</text:p>
          </table:table-cell>
          <table:table-cell table:style-name="ce1" table:formula="of:=IF([.B183] &lt; DATE(YEAR([.A183]);3;21); &quot;ZIMA&quot;; IF([.B183] &lt; DATE(YEAR([.A183]);6;21);&quot;WIOSNA&quot; ; IF([.B183] &lt; DATE(YEAR([.A183]);9;23); &quot;LATO&quot;; IF([.B183] &lt; DATE(YEAR([.A183]);12;21);&quot;JESIEŃ&quot;; &quot;ZIMA&quot;))))" office:value-type="string" office:string-value="LATO" calcext:value-type="string">
            <text:p>LATO</text:p>
          </table:table-cell>
          <table:table-cell table:formula="of:=IF([.C183] = &quot;ZIMA&quot;; 0.2; IF([.C183] = &quot;WIOSNA&quot;; 0.5; IF([.C183] = &quot;LATO&quot;; 0.9; 0.4)))" office:value-type="float" office:value="0.9" calcext:value-type="float">
            <text:p>0,9</text:p>
          </table:table-cell>
          <table:table-cell table:formula="of:=IF(WEEKDAY([.A183];2)&lt; 6; 1; 0) * [.$J$3] *[.D183] *[.$J$7]" office:value-type="float" office:value="0" calcext:value-type="float">
            <text:p>0</text:p>
          </table:table-cell>
          <table:table-cell table:formula="of:=IF(WEEKDAY([.A183];2) = 7; 150; 0)" office:value-type="float" office:value="0" calcext:value-type="float">
            <text:p>0</text:p>
          </table:table-cell>
          <table:table-cell table:formula="of:=[.G182] -[.F183] +[.E183]" office:value-type="float" office:value="21952" calcext:value-type="float">
            <text:p>2195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02" calcext:value-type="date">
            <text:p>2.07.2023</text:p>
          </table:table-cell>
          <table:table-cell table:formula="of:=[.A184]" office:value-type="date" office:date-value="2023-07-02" calcext:value-type="date">
            <text:p>07-02</text:p>
          </table:table-cell>
          <table:table-cell table:style-name="ce1" table:formula="of:=IF([.B184] &lt; DATE(YEAR([.A184]);3;21); &quot;ZIMA&quot;; IF([.B184] &lt; DATE(YEAR([.A184]);6;21);&quot;WIOSNA&quot; ; IF([.B184] &lt; DATE(YEAR([.A184]);9;23); &quot;LATO&quot;; IF([.B184] &lt; DATE(YEAR([.A184]);12;21);&quot;JESIEŃ&quot;; &quot;ZIMA&quot;))))" office:value-type="string" office:string-value="LATO" calcext:value-type="string">
            <text:p>LATO</text:p>
          </table:table-cell>
          <table:table-cell table:formula="of:=IF([.C184] = &quot;ZIMA&quot;; 0.2; IF([.C184] = &quot;WIOSNA&quot;; 0.5; IF([.C184] = &quot;LATO&quot;; 0.9; 0.4)))" office:value-type="float" office:value="0.9" calcext:value-type="float">
            <text:p>0,9</text:p>
          </table:table-cell>
          <table:table-cell table:formula="of:=IF(WEEKDAY([.A184];2)&lt; 6; 1; 0) * [.$J$3] *[.D184] *[.$J$7]" office:value-type="float" office:value="0" calcext:value-type="float">
            <text:p>0</text:p>
          </table:table-cell>
          <table:table-cell table:formula="of:=IF(WEEKDAY([.A184];2) = 7; 150; 0)" office:value-type="float" office:value="150" calcext:value-type="float">
            <text:p>150</text:p>
          </table:table-cell>
          <table:table-cell table:formula="of:=[.G183] -[.F184] +[.E184]" office:value-type="float" office:value="21802" calcext:value-type="float">
            <text:p>2180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03" calcext:value-type="date">
            <text:p>3.07.2023</text:p>
          </table:table-cell>
          <table:table-cell table:formula="of:=[.A185]" office:value-type="date" office:date-value="2023-07-03" calcext:value-type="date">
            <text:p>07-03</text:p>
          </table:table-cell>
          <table:table-cell table:style-name="ce1" table:formula="of:=IF([.B185] &lt; DATE(YEAR([.A185]);3;21); &quot;ZIMA&quot;; IF([.B185] &lt; DATE(YEAR([.A185]);6;21);&quot;WIOSNA&quot; ; IF([.B185] &lt; DATE(YEAR([.A185]);9;23); &quot;LATO&quot;; IF([.B185] &lt; DATE(YEAR([.A185]);12;21);&quot;JESIEŃ&quot;; &quot;ZIMA&quot;))))" office:value-type="string" office:string-value="LATO" calcext:value-type="string">
            <text:p>LATO</text:p>
          </table:table-cell>
          <table:table-cell table:formula="of:=IF([.C185] = &quot;ZIMA&quot;; 0.2; IF([.C185] = &quot;WIOSNA&quot;; 0.5; IF([.C185] = &quot;LATO&quot;; 0.9; 0.4)))" office:value-type="float" office:value="0.9" calcext:value-type="float">
            <text:p>0,9</text:p>
          </table:table-cell>
          <table:table-cell table:formula="of:=IF(WEEKDAY([.A185];2)&lt; 6; 1; 0) * [.$J$3] *[.D185] *[.$J$7]" office:value-type="float" office:value="594" calcext:value-type="float">
            <text:p>594</text:p>
          </table:table-cell>
          <table:table-cell table:formula="of:=IF(WEEKDAY([.A185];2) = 7; 150; 0)" office:value-type="float" office:value="0" calcext:value-type="float">
            <text:p>0</text:p>
          </table:table-cell>
          <table:table-cell table:formula="of:=[.G184] -[.F185] +[.E185]" office:value-type="float" office:value="22396" calcext:value-type="float">
            <text:p>22396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04" calcext:value-type="date">
            <text:p>4.07.2023</text:p>
          </table:table-cell>
          <table:table-cell table:formula="of:=[.A186]" office:value-type="date" office:date-value="2023-07-04" calcext:value-type="date">
            <text:p>07-04</text:p>
          </table:table-cell>
          <table:table-cell table:style-name="ce1" table:formula="of:=IF([.B186] &lt; DATE(YEAR([.A186]);3;21); &quot;ZIMA&quot;; IF([.B186] &lt; DATE(YEAR([.A186]);6;21);&quot;WIOSNA&quot; ; IF([.B186] &lt; DATE(YEAR([.A186]);9;23); &quot;LATO&quot;; IF([.B186] &lt; DATE(YEAR([.A186]);12;21);&quot;JESIEŃ&quot;; &quot;ZIMA&quot;))))" office:value-type="string" office:string-value="LATO" calcext:value-type="string">
            <text:p>LATO</text:p>
          </table:table-cell>
          <table:table-cell table:formula="of:=IF([.C186] = &quot;ZIMA&quot;; 0.2; IF([.C186] = &quot;WIOSNA&quot;; 0.5; IF([.C186] = &quot;LATO&quot;; 0.9; 0.4)))" office:value-type="float" office:value="0.9" calcext:value-type="float">
            <text:p>0,9</text:p>
          </table:table-cell>
          <table:table-cell table:formula="of:=IF(WEEKDAY([.A186];2)&lt; 6; 1; 0) * [.$J$3] *[.D186] *[.$J$7]" office:value-type="float" office:value="594" calcext:value-type="float">
            <text:p>594</text:p>
          </table:table-cell>
          <table:table-cell table:formula="of:=IF(WEEKDAY([.A186];2) = 7; 150; 0)" office:value-type="float" office:value="0" calcext:value-type="float">
            <text:p>0</text:p>
          </table:table-cell>
          <table:table-cell table:formula="of:=[.G185] -[.F186] +[.E186]" office:value-type="float" office:value="22990" calcext:value-type="float">
            <text:p>229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05" calcext:value-type="date">
            <text:p>5.07.2023</text:p>
          </table:table-cell>
          <table:table-cell table:formula="of:=[.A187]" office:value-type="date" office:date-value="2023-07-05" calcext:value-type="date">
            <text:p>07-05</text:p>
          </table:table-cell>
          <table:table-cell table:style-name="ce1" table:formula="of:=IF([.B187] &lt; DATE(YEAR([.A187]);3;21); &quot;ZIMA&quot;; IF([.B187] &lt; DATE(YEAR([.A187]);6;21);&quot;WIOSNA&quot; ; IF([.B187] &lt; DATE(YEAR([.A187]);9;23); &quot;LATO&quot;; IF([.B187] &lt; DATE(YEAR([.A187]);12;21);&quot;JESIEŃ&quot;; &quot;ZIMA&quot;))))" office:value-type="string" office:string-value="LATO" calcext:value-type="string">
            <text:p>LATO</text:p>
          </table:table-cell>
          <table:table-cell table:formula="of:=IF([.C187] = &quot;ZIMA&quot;; 0.2; IF([.C187] = &quot;WIOSNA&quot;; 0.5; IF([.C187] = &quot;LATO&quot;; 0.9; 0.4)))" office:value-type="float" office:value="0.9" calcext:value-type="float">
            <text:p>0,9</text:p>
          </table:table-cell>
          <table:table-cell table:formula="of:=IF(WEEKDAY([.A187];2)&lt; 6; 1; 0) * [.$J$3] *[.D187] *[.$J$7]" office:value-type="float" office:value="594" calcext:value-type="float">
            <text:p>594</text:p>
          </table:table-cell>
          <table:table-cell table:formula="of:=IF(WEEKDAY([.A187];2) = 7; 150; 0)" office:value-type="float" office:value="0" calcext:value-type="float">
            <text:p>0</text:p>
          </table:table-cell>
          <table:table-cell table:formula="of:=[.G186] -[.F187] +[.E187]" office:value-type="float" office:value="23584" calcext:value-type="float">
            <text:p>23584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06" calcext:value-type="date">
            <text:p>6.07.2023</text:p>
          </table:table-cell>
          <table:table-cell table:formula="of:=[.A188]" office:value-type="date" office:date-value="2023-07-06" calcext:value-type="date">
            <text:p>07-06</text:p>
          </table:table-cell>
          <table:table-cell table:style-name="ce1" table:formula="of:=IF([.B188] &lt; DATE(YEAR([.A188]);3;21); &quot;ZIMA&quot;; IF([.B188] &lt; DATE(YEAR([.A188]);6;21);&quot;WIOSNA&quot; ; IF([.B188] &lt; DATE(YEAR([.A188]);9;23); &quot;LATO&quot;; IF([.B188] &lt; DATE(YEAR([.A188]);12;21);&quot;JESIEŃ&quot;; &quot;ZIMA&quot;))))" office:value-type="string" office:string-value="LATO" calcext:value-type="string">
            <text:p>LATO</text:p>
          </table:table-cell>
          <table:table-cell table:formula="of:=IF([.C188] = &quot;ZIMA&quot;; 0.2; IF([.C188] = &quot;WIOSNA&quot;; 0.5; IF([.C188] = &quot;LATO&quot;; 0.9; 0.4)))" office:value-type="float" office:value="0.9" calcext:value-type="float">
            <text:p>0,9</text:p>
          </table:table-cell>
          <table:table-cell table:formula="of:=IF(WEEKDAY([.A188];2)&lt; 6; 1; 0) * [.$J$3] *[.D188] *[.$J$7]" office:value-type="float" office:value="594" calcext:value-type="float">
            <text:p>594</text:p>
          </table:table-cell>
          <table:table-cell table:formula="of:=IF(WEEKDAY([.A188];2) = 7; 150; 0)" office:value-type="float" office:value="0" calcext:value-type="float">
            <text:p>0</text:p>
          </table:table-cell>
          <table:table-cell table:formula="of:=[.G187] -[.F188] +[.E188]" office:value-type="float" office:value="24178" calcext:value-type="float">
            <text:p>24178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07" calcext:value-type="date">
            <text:p>7.07.2023</text:p>
          </table:table-cell>
          <table:table-cell table:formula="of:=[.A189]" office:value-type="date" office:date-value="2023-07-07" calcext:value-type="date">
            <text:p>07-07</text:p>
          </table:table-cell>
          <table:table-cell table:style-name="ce1" table:formula="of:=IF([.B189] &lt; DATE(YEAR([.A189]);3;21); &quot;ZIMA&quot;; IF([.B189] &lt; DATE(YEAR([.A189]);6;21);&quot;WIOSNA&quot; ; IF([.B189] &lt; DATE(YEAR([.A189]);9;23); &quot;LATO&quot;; IF([.B189] &lt; DATE(YEAR([.A189]);12;21);&quot;JESIEŃ&quot;; &quot;ZIMA&quot;))))" office:value-type="string" office:string-value="LATO" calcext:value-type="string">
            <text:p>LATO</text:p>
          </table:table-cell>
          <table:table-cell table:formula="of:=IF([.C189] = &quot;ZIMA&quot;; 0.2; IF([.C189] = &quot;WIOSNA&quot;; 0.5; IF([.C189] = &quot;LATO&quot;; 0.9; 0.4)))" office:value-type="float" office:value="0.9" calcext:value-type="float">
            <text:p>0,9</text:p>
          </table:table-cell>
          <table:table-cell table:formula="of:=IF(WEEKDAY([.A189];2)&lt; 6; 1; 0) * [.$J$3] *[.D189] *[.$J$7]" office:value-type="float" office:value="594" calcext:value-type="float">
            <text:p>594</text:p>
          </table:table-cell>
          <table:table-cell table:formula="of:=IF(WEEKDAY([.A189];2) = 7; 150; 0)" office:value-type="float" office:value="0" calcext:value-type="float">
            <text:p>0</text:p>
          </table:table-cell>
          <table:table-cell table:formula="of:=[.G188] -[.F189] +[.E189]" office:value-type="float" office:value="24772" calcext:value-type="float">
            <text:p>2477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08" calcext:value-type="date">
            <text:p>8.07.2023</text:p>
          </table:table-cell>
          <table:table-cell table:formula="of:=[.A190]" office:value-type="date" office:date-value="2023-07-08" calcext:value-type="date">
            <text:p>07-08</text:p>
          </table:table-cell>
          <table:table-cell table:style-name="ce1" table:formula="of:=IF([.B190] &lt; DATE(YEAR([.A190]);3;21); &quot;ZIMA&quot;; IF([.B190] &lt; DATE(YEAR([.A190]);6;21);&quot;WIOSNA&quot; ; IF([.B190] &lt; DATE(YEAR([.A190]);9;23); &quot;LATO&quot;; IF([.B190] &lt; DATE(YEAR([.A190]);12;21);&quot;JESIEŃ&quot;; &quot;ZIMA&quot;))))" office:value-type="string" office:string-value="LATO" calcext:value-type="string">
            <text:p>LATO</text:p>
          </table:table-cell>
          <table:table-cell table:formula="of:=IF([.C190] = &quot;ZIMA&quot;; 0.2; IF([.C190] = &quot;WIOSNA&quot;; 0.5; IF([.C190] = &quot;LATO&quot;; 0.9; 0.4)))" office:value-type="float" office:value="0.9" calcext:value-type="float">
            <text:p>0,9</text:p>
          </table:table-cell>
          <table:table-cell table:formula="of:=IF(WEEKDAY([.A190];2)&lt; 6; 1; 0) * [.$J$3] *[.D190] *[.$J$7]" office:value-type="float" office:value="0" calcext:value-type="float">
            <text:p>0</text:p>
          </table:table-cell>
          <table:table-cell table:formula="of:=IF(WEEKDAY([.A190];2) = 7; 150; 0)" office:value-type="float" office:value="0" calcext:value-type="float">
            <text:p>0</text:p>
          </table:table-cell>
          <table:table-cell table:formula="of:=[.G189] -[.F190] +[.E190]" office:value-type="float" office:value="24772" calcext:value-type="float">
            <text:p>2477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09" calcext:value-type="date">
            <text:p>9.07.2023</text:p>
          </table:table-cell>
          <table:table-cell table:formula="of:=[.A191]" office:value-type="date" office:date-value="2023-07-09" calcext:value-type="date">
            <text:p>07-09</text:p>
          </table:table-cell>
          <table:table-cell table:style-name="ce1" table:formula="of:=IF([.B191] &lt; DATE(YEAR([.A191]);3;21); &quot;ZIMA&quot;; IF([.B191] &lt; DATE(YEAR([.A191]);6;21);&quot;WIOSNA&quot; ; IF([.B191] &lt; DATE(YEAR([.A191]);9;23); &quot;LATO&quot;; IF([.B191] &lt; DATE(YEAR([.A191]);12;21);&quot;JESIEŃ&quot;; &quot;ZIMA&quot;))))" office:value-type="string" office:string-value="LATO" calcext:value-type="string">
            <text:p>LATO</text:p>
          </table:table-cell>
          <table:table-cell table:formula="of:=IF([.C191] = &quot;ZIMA&quot;; 0.2; IF([.C191] = &quot;WIOSNA&quot;; 0.5; IF([.C191] = &quot;LATO&quot;; 0.9; 0.4)))" office:value-type="float" office:value="0.9" calcext:value-type="float">
            <text:p>0,9</text:p>
          </table:table-cell>
          <table:table-cell table:formula="of:=IF(WEEKDAY([.A191];2)&lt; 6; 1; 0) * [.$J$3] *[.D191] *[.$J$7]" office:value-type="float" office:value="0" calcext:value-type="float">
            <text:p>0</text:p>
          </table:table-cell>
          <table:table-cell table:formula="of:=IF(WEEKDAY([.A191];2) = 7; 150; 0)" office:value-type="float" office:value="150" calcext:value-type="float">
            <text:p>150</text:p>
          </table:table-cell>
          <table:table-cell table:formula="of:=[.G190] -[.F191] +[.E191]" office:value-type="float" office:value="24622" calcext:value-type="float">
            <text:p>2462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10" calcext:value-type="date">
            <text:p>10.07.2023</text:p>
          </table:table-cell>
          <table:table-cell table:formula="of:=[.A192]" office:value-type="date" office:date-value="2023-07-10" calcext:value-type="date">
            <text:p>07-10</text:p>
          </table:table-cell>
          <table:table-cell table:style-name="ce1" table:formula="of:=IF([.B192] &lt; DATE(YEAR([.A192]);3;21); &quot;ZIMA&quot;; IF([.B192] &lt; DATE(YEAR([.A192]);6;21);&quot;WIOSNA&quot; ; IF([.B192] &lt; DATE(YEAR([.A192]);9;23); &quot;LATO&quot;; IF([.B192] &lt; DATE(YEAR([.A192]);12;21);&quot;JESIEŃ&quot;; &quot;ZIMA&quot;))))" office:value-type="string" office:string-value="LATO" calcext:value-type="string">
            <text:p>LATO</text:p>
          </table:table-cell>
          <table:table-cell table:formula="of:=IF([.C192] = &quot;ZIMA&quot;; 0.2; IF([.C192] = &quot;WIOSNA&quot;; 0.5; IF([.C192] = &quot;LATO&quot;; 0.9; 0.4)))" office:value-type="float" office:value="0.9" calcext:value-type="float">
            <text:p>0,9</text:p>
          </table:table-cell>
          <table:table-cell table:formula="of:=IF(WEEKDAY([.A192];2)&lt; 6; 1; 0) * [.$J$3] *[.D192] *[.$J$7]" office:value-type="float" office:value="594" calcext:value-type="float">
            <text:p>594</text:p>
          </table:table-cell>
          <table:table-cell table:formula="of:=IF(WEEKDAY([.A192];2) = 7; 150; 0)" office:value-type="float" office:value="0" calcext:value-type="float">
            <text:p>0</text:p>
          </table:table-cell>
          <table:table-cell table:formula="of:=[.G191] -[.F192] +[.E192]" office:value-type="float" office:value="25216" calcext:value-type="float">
            <text:p>25216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11" calcext:value-type="date">
            <text:p>11.07.2023</text:p>
          </table:table-cell>
          <table:table-cell table:formula="of:=[.A193]" office:value-type="date" office:date-value="2023-07-11" calcext:value-type="date">
            <text:p>07-11</text:p>
          </table:table-cell>
          <table:table-cell table:style-name="ce1" table:formula="of:=IF([.B193] &lt; DATE(YEAR([.A193]);3;21); &quot;ZIMA&quot;; IF([.B193] &lt; DATE(YEAR([.A193]);6;21);&quot;WIOSNA&quot; ; IF([.B193] &lt; DATE(YEAR([.A193]);9;23); &quot;LATO&quot;; IF([.B193] &lt; DATE(YEAR([.A193]);12;21);&quot;JESIEŃ&quot;; &quot;ZIMA&quot;))))" office:value-type="string" office:string-value="LATO" calcext:value-type="string">
            <text:p>LATO</text:p>
          </table:table-cell>
          <table:table-cell table:formula="of:=IF([.C193] = &quot;ZIMA&quot;; 0.2; IF([.C193] = &quot;WIOSNA&quot;; 0.5; IF([.C193] = &quot;LATO&quot;; 0.9; 0.4)))" office:value-type="float" office:value="0.9" calcext:value-type="float">
            <text:p>0,9</text:p>
          </table:table-cell>
          <table:table-cell table:formula="of:=IF(WEEKDAY([.A193];2)&lt; 6; 1; 0) * [.$J$3] *[.D193] *[.$J$7]" office:value-type="float" office:value="594" calcext:value-type="float">
            <text:p>594</text:p>
          </table:table-cell>
          <table:table-cell table:formula="of:=IF(WEEKDAY([.A193];2) = 7; 150; 0)" office:value-type="float" office:value="0" calcext:value-type="float">
            <text:p>0</text:p>
          </table:table-cell>
          <table:table-cell table:formula="of:=[.G192] -[.F193] +[.E193]" office:value-type="float" office:value="25810" calcext:value-type="float">
            <text:p>2581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12" calcext:value-type="date">
            <text:p>12.07.2023</text:p>
          </table:table-cell>
          <table:table-cell table:formula="of:=[.A194]" office:value-type="date" office:date-value="2023-07-12" calcext:value-type="date">
            <text:p>07-12</text:p>
          </table:table-cell>
          <table:table-cell table:style-name="ce1" table:formula="of:=IF([.B194] &lt; DATE(YEAR([.A194]);3;21); &quot;ZIMA&quot;; IF([.B194] &lt; DATE(YEAR([.A194]);6;21);&quot;WIOSNA&quot; ; IF([.B194] &lt; DATE(YEAR([.A194]);9;23); &quot;LATO&quot;; IF([.B194] &lt; DATE(YEAR([.A194]);12;21);&quot;JESIEŃ&quot;; &quot;ZIMA&quot;))))" office:value-type="string" office:string-value="LATO" calcext:value-type="string">
            <text:p>LATO</text:p>
          </table:table-cell>
          <table:table-cell table:formula="of:=IF([.C194] = &quot;ZIMA&quot;; 0.2; IF([.C194] = &quot;WIOSNA&quot;; 0.5; IF([.C194] = &quot;LATO&quot;; 0.9; 0.4)))" office:value-type="float" office:value="0.9" calcext:value-type="float">
            <text:p>0,9</text:p>
          </table:table-cell>
          <table:table-cell table:formula="of:=IF(WEEKDAY([.A194];2)&lt; 6; 1; 0) * [.$J$3] *[.D194] *[.$J$7]" office:value-type="float" office:value="594" calcext:value-type="float">
            <text:p>594</text:p>
          </table:table-cell>
          <table:table-cell table:formula="of:=IF(WEEKDAY([.A194];2) = 7; 150; 0)" office:value-type="float" office:value="0" calcext:value-type="float">
            <text:p>0</text:p>
          </table:table-cell>
          <table:table-cell table:formula="of:=[.G193] -[.F194] +[.E194]" office:value-type="float" office:value="26404" calcext:value-type="float">
            <text:p>26404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13" calcext:value-type="date">
            <text:p>13.07.2023</text:p>
          </table:table-cell>
          <table:table-cell table:formula="of:=[.A195]" office:value-type="date" office:date-value="2023-07-13" calcext:value-type="date">
            <text:p>07-13</text:p>
          </table:table-cell>
          <table:table-cell table:style-name="ce1" table:formula="of:=IF([.B195] &lt; DATE(YEAR([.A195]);3;21); &quot;ZIMA&quot;; IF([.B195] &lt; DATE(YEAR([.A195]);6;21);&quot;WIOSNA&quot; ; IF([.B195] &lt; DATE(YEAR([.A195]);9;23); &quot;LATO&quot;; IF([.B195] &lt; DATE(YEAR([.A195]);12;21);&quot;JESIEŃ&quot;; &quot;ZIMA&quot;))))" office:value-type="string" office:string-value="LATO" calcext:value-type="string">
            <text:p>LATO</text:p>
          </table:table-cell>
          <table:table-cell table:formula="of:=IF([.C195] = &quot;ZIMA&quot;; 0.2; IF([.C195] = &quot;WIOSNA&quot;; 0.5; IF([.C195] = &quot;LATO&quot;; 0.9; 0.4)))" office:value-type="float" office:value="0.9" calcext:value-type="float">
            <text:p>0,9</text:p>
          </table:table-cell>
          <table:table-cell table:formula="of:=IF(WEEKDAY([.A195];2)&lt; 6; 1; 0) * [.$J$3] *[.D195] *[.$J$7]" office:value-type="float" office:value="594" calcext:value-type="float">
            <text:p>594</text:p>
          </table:table-cell>
          <table:table-cell table:formula="of:=IF(WEEKDAY([.A195];2) = 7; 150; 0)" office:value-type="float" office:value="0" calcext:value-type="float">
            <text:p>0</text:p>
          </table:table-cell>
          <table:table-cell table:formula="of:=[.G194] -[.F195] +[.E195]" office:value-type="float" office:value="26998" calcext:value-type="float">
            <text:p>26998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14" calcext:value-type="date">
            <text:p>14.07.2023</text:p>
          </table:table-cell>
          <table:table-cell table:formula="of:=[.A196]" office:value-type="date" office:date-value="2023-07-14" calcext:value-type="date">
            <text:p>07-14</text:p>
          </table:table-cell>
          <table:table-cell table:style-name="ce1" table:formula="of:=IF([.B196] &lt; DATE(YEAR([.A196]);3;21); &quot;ZIMA&quot;; IF([.B196] &lt; DATE(YEAR([.A196]);6;21);&quot;WIOSNA&quot; ; IF([.B196] &lt; DATE(YEAR([.A196]);9;23); &quot;LATO&quot;; IF([.B196] &lt; DATE(YEAR([.A196]);12;21);&quot;JESIEŃ&quot;; &quot;ZIMA&quot;))))" office:value-type="string" office:string-value="LATO" calcext:value-type="string">
            <text:p>LATO</text:p>
          </table:table-cell>
          <table:table-cell table:formula="of:=IF([.C196] = &quot;ZIMA&quot;; 0.2; IF([.C196] = &quot;WIOSNA&quot;; 0.5; IF([.C196] = &quot;LATO&quot;; 0.9; 0.4)))" office:value-type="float" office:value="0.9" calcext:value-type="float">
            <text:p>0,9</text:p>
          </table:table-cell>
          <table:table-cell table:formula="of:=IF(WEEKDAY([.A196];2)&lt; 6; 1; 0) * [.$J$3] *[.D196] *[.$J$7]" office:value-type="float" office:value="594" calcext:value-type="float">
            <text:p>594</text:p>
          </table:table-cell>
          <table:table-cell table:formula="of:=IF(WEEKDAY([.A196];2) = 7; 150; 0)" office:value-type="float" office:value="0" calcext:value-type="float">
            <text:p>0</text:p>
          </table:table-cell>
          <table:table-cell table:formula="of:=[.G195] -[.F196] +[.E196]" office:value-type="float" office:value="27592" calcext:value-type="float">
            <text:p>2759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15" calcext:value-type="date">
            <text:p>15.07.2023</text:p>
          </table:table-cell>
          <table:table-cell table:formula="of:=[.A197]" office:value-type="date" office:date-value="2023-07-15" calcext:value-type="date">
            <text:p>07-15</text:p>
          </table:table-cell>
          <table:table-cell table:style-name="ce1" table:formula="of:=IF([.B197] &lt; DATE(YEAR([.A197]);3;21); &quot;ZIMA&quot;; IF([.B197] &lt; DATE(YEAR([.A197]);6;21);&quot;WIOSNA&quot; ; IF([.B197] &lt; DATE(YEAR([.A197]);9;23); &quot;LATO&quot;; IF([.B197] &lt; DATE(YEAR([.A197]);12;21);&quot;JESIEŃ&quot;; &quot;ZIMA&quot;))))" office:value-type="string" office:string-value="LATO" calcext:value-type="string">
            <text:p>LATO</text:p>
          </table:table-cell>
          <table:table-cell table:formula="of:=IF([.C197] = &quot;ZIMA&quot;; 0.2; IF([.C197] = &quot;WIOSNA&quot;; 0.5; IF([.C197] = &quot;LATO&quot;; 0.9; 0.4)))" office:value-type="float" office:value="0.9" calcext:value-type="float">
            <text:p>0,9</text:p>
          </table:table-cell>
          <table:table-cell table:formula="of:=IF(WEEKDAY([.A197];2)&lt; 6; 1; 0) * [.$J$3] *[.D197] *[.$J$7]" office:value-type="float" office:value="0" calcext:value-type="float">
            <text:p>0</text:p>
          </table:table-cell>
          <table:table-cell table:formula="of:=IF(WEEKDAY([.A197];2) = 7; 150; 0)" office:value-type="float" office:value="0" calcext:value-type="float">
            <text:p>0</text:p>
          </table:table-cell>
          <table:table-cell table:formula="of:=[.G196] -[.F197] +[.E197]" office:value-type="float" office:value="27592" calcext:value-type="float">
            <text:p>2759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16" calcext:value-type="date">
            <text:p>16.07.2023</text:p>
          </table:table-cell>
          <table:table-cell table:formula="of:=[.A198]" office:value-type="date" office:date-value="2023-07-16" calcext:value-type="date">
            <text:p>07-16</text:p>
          </table:table-cell>
          <table:table-cell table:style-name="ce1" table:formula="of:=IF([.B198] &lt; DATE(YEAR([.A198]);3;21); &quot;ZIMA&quot;; IF([.B198] &lt; DATE(YEAR([.A198]);6;21);&quot;WIOSNA&quot; ; IF([.B198] &lt; DATE(YEAR([.A198]);9;23); &quot;LATO&quot;; IF([.B198] &lt; DATE(YEAR([.A198]);12;21);&quot;JESIEŃ&quot;; &quot;ZIMA&quot;))))" office:value-type="string" office:string-value="LATO" calcext:value-type="string">
            <text:p>LATO</text:p>
          </table:table-cell>
          <table:table-cell table:formula="of:=IF([.C198] = &quot;ZIMA&quot;; 0.2; IF([.C198] = &quot;WIOSNA&quot;; 0.5; IF([.C198] = &quot;LATO&quot;; 0.9; 0.4)))" office:value-type="float" office:value="0.9" calcext:value-type="float">
            <text:p>0,9</text:p>
          </table:table-cell>
          <table:table-cell table:formula="of:=IF(WEEKDAY([.A198];2)&lt; 6; 1; 0) * [.$J$3] *[.D198] *[.$J$7]" office:value-type="float" office:value="0" calcext:value-type="float">
            <text:p>0</text:p>
          </table:table-cell>
          <table:table-cell table:formula="of:=IF(WEEKDAY([.A198];2) = 7; 150; 0)" office:value-type="float" office:value="150" calcext:value-type="float">
            <text:p>150</text:p>
          </table:table-cell>
          <table:table-cell table:formula="of:=[.G197] -[.F198] +[.E198]" office:value-type="float" office:value="27442" calcext:value-type="float">
            <text:p>2744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17" calcext:value-type="date">
            <text:p>17.07.2023</text:p>
          </table:table-cell>
          <table:table-cell table:formula="of:=[.A199]" office:value-type="date" office:date-value="2023-07-17" calcext:value-type="date">
            <text:p>07-17</text:p>
          </table:table-cell>
          <table:table-cell table:style-name="ce1" table:formula="of:=IF([.B199] &lt; DATE(YEAR([.A199]);3;21); &quot;ZIMA&quot;; IF([.B199] &lt; DATE(YEAR([.A199]);6;21);&quot;WIOSNA&quot; ; IF([.B199] &lt; DATE(YEAR([.A199]);9;23); &quot;LATO&quot;; IF([.B199] &lt; DATE(YEAR([.A199]);12;21);&quot;JESIEŃ&quot;; &quot;ZIMA&quot;))))" office:value-type="string" office:string-value="LATO" calcext:value-type="string">
            <text:p>LATO</text:p>
          </table:table-cell>
          <table:table-cell table:formula="of:=IF([.C199] = &quot;ZIMA&quot;; 0.2; IF([.C199] = &quot;WIOSNA&quot;; 0.5; IF([.C199] = &quot;LATO&quot;; 0.9; 0.4)))" office:value-type="float" office:value="0.9" calcext:value-type="float">
            <text:p>0,9</text:p>
          </table:table-cell>
          <table:table-cell table:formula="of:=IF(WEEKDAY([.A199];2)&lt; 6; 1; 0) * [.$J$3] *[.D199] *[.$J$7]" office:value-type="float" office:value="594" calcext:value-type="float">
            <text:p>594</text:p>
          </table:table-cell>
          <table:table-cell table:formula="of:=IF(WEEKDAY([.A199];2) = 7; 150; 0)" office:value-type="float" office:value="0" calcext:value-type="float">
            <text:p>0</text:p>
          </table:table-cell>
          <table:table-cell table:formula="of:=[.G198] -[.F199] +[.E199]" office:value-type="float" office:value="28036" calcext:value-type="float">
            <text:p>28036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18" calcext:value-type="date">
            <text:p>18.07.2023</text:p>
          </table:table-cell>
          <table:table-cell table:formula="of:=[.A200]" office:value-type="date" office:date-value="2023-07-18" calcext:value-type="date">
            <text:p>07-18</text:p>
          </table:table-cell>
          <table:table-cell table:style-name="ce1" table:formula="of:=IF([.B200] &lt; DATE(YEAR([.A200]);3;21); &quot;ZIMA&quot;; IF([.B200] &lt; DATE(YEAR([.A200]);6;21);&quot;WIOSNA&quot; ; IF([.B200] &lt; DATE(YEAR([.A200]);9;23); &quot;LATO&quot;; IF([.B200] &lt; DATE(YEAR([.A200]);12;21);&quot;JESIEŃ&quot;; &quot;ZIMA&quot;))))" office:value-type="string" office:string-value="LATO" calcext:value-type="string">
            <text:p>LATO</text:p>
          </table:table-cell>
          <table:table-cell table:formula="of:=IF([.C200] = &quot;ZIMA&quot;; 0.2; IF([.C200] = &quot;WIOSNA&quot;; 0.5; IF([.C200] = &quot;LATO&quot;; 0.9; 0.4)))" office:value-type="float" office:value="0.9" calcext:value-type="float">
            <text:p>0,9</text:p>
          </table:table-cell>
          <table:table-cell table:formula="of:=IF(WEEKDAY([.A200];2)&lt; 6; 1; 0) * [.$J$3] *[.D200] *[.$J$7]" office:value-type="float" office:value="594" calcext:value-type="float">
            <text:p>594</text:p>
          </table:table-cell>
          <table:table-cell table:formula="of:=IF(WEEKDAY([.A200];2) = 7; 150; 0)" office:value-type="float" office:value="0" calcext:value-type="float">
            <text:p>0</text:p>
          </table:table-cell>
          <table:table-cell table:formula="of:=[.G199] -[.F200] +[.E200]" office:value-type="float" office:value="28630" calcext:value-type="float">
            <text:p>2863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19" calcext:value-type="date">
            <text:p>19.07.2023</text:p>
          </table:table-cell>
          <table:table-cell table:formula="of:=[.A201]" office:value-type="date" office:date-value="2023-07-19" calcext:value-type="date">
            <text:p>07-19</text:p>
          </table:table-cell>
          <table:table-cell table:style-name="ce1" table:formula="of:=IF([.B201] &lt; DATE(YEAR([.A201]);3;21); &quot;ZIMA&quot;; IF([.B201] &lt; DATE(YEAR([.A201]);6;21);&quot;WIOSNA&quot; ; IF([.B201] &lt; DATE(YEAR([.A201]);9;23); &quot;LATO&quot;; IF([.B201] &lt; DATE(YEAR([.A201]);12;21);&quot;JESIEŃ&quot;; &quot;ZIMA&quot;))))" office:value-type="string" office:string-value="LATO" calcext:value-type="string">
            <text:p>LATO</text:p>
          </table:table-cell>
          <table:table-cell table:formula="of:=IF([.C201] = &quot;ZIMA&quot;; 0.2; IF([.C201] = &quot;WIOSNA&quot;; 0.5; IF([.C201] = &quot;LATO&quot;; 0.9; 0.4)))" office:value-type="float" office:value="0.9" calcext:value-type="float">
            <text:p>0,9</text:p>
          </table:table-cell>
          <table:table-cell table:formula="of:=IF(WEEKDAY([.A201];2)&lt; 6; 1; 0) * [.$J$3] *[.D201] *[.$J$7]" office:value-type="float" office:value="594" calcext:value-type="float">
            <text:p>594</text:p>
          </table:table-cell>
          <table:table-cell table:formula="of:=IF(WEEKDAY([.A201];2) = 7; 150; 0)" office:value-type="float" office:value="0" calcext:value-type="float">
            <text:p>0</text:p>
          </table:table-cell>
          <table:table-cell table:formula="of:=[.G200] -[.F201] +[.E201]" office:value-type="float" office:value="29224" calcext:value-type="float">
            <text:p>29224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20" calcext:value-type="date">
            <text:p>20.07.2023</text:p>
          </table:table-cell>
          <table:table-cell table:formula="of:=[.A202]" office:value-type="date" office:date-value="2023-07-20" calcext:value-type="date">
            <text:p>07-20</text:p>
          </table:table-cell>
          <table:table-cell table:style-name="ce1" table:formula="of:=IF([.B202] &lt; DATE(YEAR([.A202]);3;21); &quot;ZIMA&quot;; IF([.B202] &lt; DATE(YEAR([.A202]);6;21);&quot;WIOSNA&quot; ; IF([.B202] &lt; DATE(YEAR([.A202]);9;23); &quot;LATO&quot;; IF([.B202] &lt; DATE(YEAR([.A202]);12;21);&quot;JESIEŃ&quot;; &quot;ZIMA&quot;))))" office:value-type="string" office:string-value="LATO" calcext:value-type="string">
            <text:p>LATO</text:p>
          </table:table-cell>
          <table:table-cell table:formula="of:=IF([.C202] = &quot;ZIMA&quot;; 0.2; IF([.C202] = &quot;WIOSNA&quot;; 0.5; IF([.C202] = &quot;LATO&quot;; 0.9; 0.4)))" office:value-type="float" office:value="0.9" calcext:value-type="float">
            <text:p>0,9</text:p>
          </table:table-cell>
          <table:table-cell table:formula="of:=IF(WEEKDAY([.A202];2)&lt; 6; 1; 0) * [.$J$3] *[.D202] *[.$J$7]" office:value-type="float" office:value="594" calcext:value-type="float">
            <text:p>594</text:p>
          </table:table-cell>
          <table:table-cell table:formula="of:=IF(WEEKDAY([.A202];2) = 7; 150; 0)" office:value-type="float" office:value="0" calcext:value-type="float">
            <text:p>0</text:p>
          </table:table-cell>
          <table:table-cell table:formula="of:=[.G201] -[.F202] +[.E202]" office:value-type="float" office:value="29818" calcext:value-type="float">
            <text:p>29818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21" calcext:value-type="date">
            <text:p>21.07.2023</text:p>
          </table:table-cell>
          <table:table-cell table:formula="of:=[.A203]" office:value-type="date" office:date-value="2023-07-21" calcext:value-type="date">
            <text:p>07-21</text:p>
          </table:table-cell>
          <table:table-cell table:style-name="ce1" table:formula="of:=IF([.B203] &lt; DATE(YEAR([.A203]);3;21); &quot;ZIMA&quot;; IF([.B203] &lt; DATE(YEAR([.A203]);6;21);&quot;WIOSNA&quot; ; IF([.B203] &lt; DATE(YEAR([.A203]);9;23); &quot;LATO&quot;; IF([.B203] &lt; DATE(YEAR([.A203]);12;21);&quot;JESIEŃ&quot;; &quot;ZIMA&quot;))))" office:value-type="string" office:string-value="LATO" calcext:value-type="string">
            <text:p>LATO</text:p>
          </table:table-cell>
          <table:table-cell table:formula="of:=IF([.C203] = &quot;ZIMA&quot;; 0.2; IF([.C203] = &quot;WIOSNA&quot;; 0.5; IF([.C203] = &quot;LATO&quot;; 0.9; 0.4)))" office:value-type="float" office:value="0.9" calcext:value-type="float">
            <text:p>0,9</text:p>
          </table:table-cell>
          <table:table-cell table:formula="of:=IF(WEEKDAY([.A203];2)&lt; 6; 1; 0) * [.$J$3] *[.D203] *[.$J$7]" office:value-type="float" office:value="594" calcext:value-type="float">
            <text:p>594</text:p>
          </table:table-cell>
          <table:table-cell table:formula="of:=IF(WEEKDAY([.A203];2) = 7; 150; 0)" office:value-type="float" office:value="0" calcext:value-type="float">
            <text:p>0</text:p>
          </table:table-cell>
          <table:table-cell table:formula="of:=[.G202] -[.F203] +[.E203]" office:value-type="float" office:value="30412" calcext:value-type="float">
            <text:p>3041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22" calcext:value-type="date">
            <text:p>22.07.2023</text:p>
          </table:table-cell>
          <table:table-cell table:formula="of:=[.A204]" office:value-type="date" office:date-value="2023-07-22" calcext:value-type="date">
            <text:p>07-22</text:p>
          </table:table-cell>
          <table:table-cell table:style-name="ce1" table:formula="of:=IF([.B204] &lt; DATE(YEAR([.A204]);3;21); &quot;ZIMA&quot;; IF([.B204] &lt; DATE(YEAR([.A204]);6;21);&quot;WIOSNA&quot; ; IF([.B204] &lt; DATE(YEAR([.A204]);9;23); &quot;LATO&quot;; IF([.B204] &lt; DATE(YEAR([.A204]);12;21);&quot;JESIEŃ&quot;; &quot;ZIMA&quot;))))" office:value-type="string" office:string-value="LATO" calcext:value-type="string">
            <text:p>LATO</text:p>
          </table:table-cell>
          <table:table-cell table:formula="of:=IF([.C204] = &quot;ZIMA&quot;; 0.2; IF([.C204] = &quot;WIOSNA&quot;; 0.5; IF([.C204] = &quot;LATO&quot;; 0.9; 0.4)))" office:value-type="float" office:value="0.9" calcext:value-type="float">
            <text:p>0,9</text:p>
          </table:table-cell>
          <table:table-cell table:formula="of:=IF(WEEKDAY([.A204];2)&lt; 6; 1; 0) * [.$J$3] *[.D204] *[.$J$7]" office:value-type="float" office:value="0" calcext:value-type="float">
            <text:p>0</text:p>
          </table:table-cell>
          <table:table-cell table:formula="of:=IF(WEEKDAY([.A204];2) = 7; 150; 0)" office:value-type="float" office:value="0" calcext:value-type="float">
            <text:p>0</text:p>
          </table:table-cell>
          <table:table-cell table:formula="of:=[.G203] -[.F204] +[.E204]" office:value-type="float" office:value="30412" calcext:value-type="float">
            <text:p>3041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23" calcext:value-type="date">
            <text:p>23.07.2023</text:p>
          </table:table-cell>
          <table:table-cell table:formula="of:=[.A205]" office:value-type="date" office:date-value="2023-07-23" calcext:value-type="date">
            <text:p>07-23</text:p>
          </table:table-cell>
          <table:table-cell table:style-name="ce1" table:formula="of:=IF([.B205] &lt; DATE(YEAR([.A205]);3;21); &quot;ZIMA&quot;; IF([.B205] &lt; DATE(YEAR([.A205]);6;21);&quot;WIOSNA&quot; ; IF([.B205] &lt; DATE(YEAR([.A205]);9;23); &quot;LATO&quot;; IF([.B205] &lt; DATE(YEAR([.A205]);12;21);&quot;JESIEŃ&quot;; &quot;ZIMA&quot;))))" office:value-type="string" office:string-value="LATO" calcext:value-type="string">
            <text:p>LATO</text:p>
          </table:table-cell>
          <table:table-cell table:formula="of:=IF([.C205] = &quot;ZIMA&quot;; 0.2; IF([.C205] = &quot;WIOSNA&quot;; 0.5; IF([.C205] = &quot;LATO&quot;; 0.9; 0.4)))" office:value-type="float" office:value="0.9" calcext:value-type="float">
            <text:p>0,9</text:p>
          </table:table-cell>
          <table:table-cell table:formula="of:=IF(WEEKDAY([.A205];2)&lt; 6; 1; 0) * [.$J$3] *[.D205] *[.$J$7]" office:value-type="float" office:value="0" calcext:value-type="float">
            <text:p>0</text:p>
          </table:table-cell>
          <table:table-cell table:formula="of:=IF(WEEKDAY([.A205];2) = 7; 150; 0)" office:value-type="float" office:value="150" calcext:value-type="float">
            <text:p>150</text:p>
          </table:table-cell>
          <table:table-cell table:formula="of:=[.G204] -[.F205] +[.E205]" office:value-type="float" office:value="30262" calcext:value-type="float">
            <text:p>3026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24" calcext:value-type="date">
            <text:p>24.07.2023</text:p>
          </table:table-cell>
          <table:table-cell table:formula="of:=[.A206]" office:value-type="date" office:date-value="2023-07-24" calcext:value-type="date">
            <text:p>07-24</text:p>
          </table:table-cell>
          <table:table-cell table:style-name="ce1" table:formula="of:=IF([.B206] &lt; DATE(YEAR([.A206]);3;21); &quot;ZIMA&quot;; IF([.B206] &lt; DATE(YEAR([.A206]);6;21);&quot;WIOSNA&quot; ; IF([.B206] &lt; DATE(YEAR([.A206]);9;23); &quot;LATO&quot;; IF([.B206] &lt; DATE(YEAR([.A206]);12;21);&quot;JESIEŃ&quot;; &quot;ZIMA&quot;))))" office:value-type="string" office:string-value="LATO" calcext:value-type="string">
            <text:p>LATO</text:p>
          </table:table-cell>
          <table:table-cell table:formula="of:=IF([.C206] = &quot;ZIMA&quot;; 0.2; IF([.C206] = &quot;WIOSNA&quot;; 0.5; IF([.C206] = &quot;LATO&quot;; 0.9; 0.4)))" office:value-type="float" office:value="0.9" calcext:value-type="float">
            <text:p>0,9</text:p>
          </table:table-cell>
          <table:table-cell table:formula="of:=IF(WEEKDAY([.A206];2)&lt; 6; 1; 0) * [.$J$3] *[.D206] *[.$J$7]" office:value-type="float" office:value="594" calcext:value-type="float">
            <text:p>594</text:p>
          </table:table-cell>
          <table:table-cell table:formula="of:=IF(WEEKDAY([.A206];2) = 7; 150; 0)" office:value-type="float" office:value="0" calcext:value-type="float">
            <text:p>0</text:p>
          </table:table-cell>
          <table:table-cell table:formula="of:=[.G205] -[.F206] +[.E206]" office:value-type="float" office:value="30856" calcext:value-type="float">
            <text:p>30856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25" calcext:value-type="date">
            <text:p>25.07.2023</text:p>
          </table:table-cell>
          <table:table-cell table:formula="of:=[.A207]" office:value-type="date" office:date-value="2023-07-25" calcext:value-type="date">
            <text:p>07-25</text:p>
          </table:table-cell>
          <table:table-cell table:style-name="ce1" table:formula="of:=IF([.B207] &lt; DATE(YEAR([.A207]);3;21); &quot;ZIMA&quot;; IF([.B207] &lt; DATE(YEAR([.A207]);6;21);&quot;WIOSNA&quot; ; IF([.B207] &lt; DATE(YEAR([.A207]);9;23); &quot;LATO&quot;; IF([.B207] &lt; DATE(YEAR([.A207]);12;21);&quot;JESIEŃ&quot;; &quot;ZIMA&quot;))))" office:value-type="string" office:string-value="LATO" calcext:value-type="string">
            <text:p>LATO</text:p>
          </table:table-cell>
          <table:table-cell table:formula="of:=IF([.C207] = &quot;ZIMA&quot;; 0.2; IF([.C207] = &quot;WIOSNA&quot;; 0.5; IF([.C207] = &quot;LATO&quot;; 0.9; 0.4)))" office:value-type="float" office:value="0.9" calcext:value-type="float">
            <text:p>0,9</text:p>
          </table:table-cell>
          <table:table-cell table:formula="of:=IF(WEEKDAY([.A207];2)&lt; 6; 1; 0) * [.$J$3] *[.D207] *[.$J$7]" office:value-type="float" office:value="594" calcext:value-type="float">
            <text:p>594</text:p>
          </table:table-cell>
          <table:table-cell table:formula="of:=IF(WEEKDAY([.A207];2) = 7; 150; 0)" office:value-type="float" office:value="0" calcext:value-type="float">
            <text:p>0</text:p>
          </table:table-cell>
          <table:table-cell table:formula="of:=[.G206] -[.F207] +[.E207]" office:value-type="float" office:value="31450" calcext:value-type="float">
            <text:p>314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26" calcext:value-type="date">
            <text:p>26.07.2023</text:p>
          </table:table-cell>
          <table:table-cell table:formula="of:=[.A208]" office:value-type="date" office:date-value="2023-07-26" calcext:value-type="date">
            <text:p>07-26</text:p>
          </table:table-cell>
          <table:table-cell table:style-name="ce1" table:formula="of:=IF([.B208] &lt; DATE(YEAR([.A208]);3;21); &quot;ZIMA&quot;; IF([.B208] &lt; DATE(YEAR([.A208]);6;21);&quot;WIOSNA&quot; ; IF([.B208] &lt; DATE(YEAR([.A208]);9;23); &quot;LATO&quot;; IF([.B208] &lt; DATE(YEAR([.A208]);12;21);&quot;JESIEŃ&quot;; &quot;ZIMA&quot;))))" office:value-type="string" office:string-value="LATO" calcext:value-type="string">
            <text:p>LATO</text:p>
          </table:table-cell>
          <table:table-cell table:formula="of:=IF([.C208] = &quot;ZIMA&quot;; 0.2; IF([.C208] = &quot;WIOSNA&quot;; 0.5; IF([.C208] = &quot;LATO&quot;; 0.9; 0.4)))" office:value-type="float" office:value="0.9" calcext:value-type="float">
            <text:p>0,9</text:p>
          </table:table-cell>
          <table:table-cell table:formula="of:=IF(WEEKDAY([.A208];2)&lt; 6; 1; 0) * [.$J$3] *[.D208] *[.$J$7]" office:value-type="float" office:value="594" calcext:value-type="float">
            <text:p>594</text:p>
          </table:table-cell>
          <table:table-cell table:formula="of:=IF(WEEKDAY([.A208];2) = 7; 150; 0)" office:value-type="float" office:value="0" calcext:value-type="float">
            <text:p>0</text:p>
          </table:table-cell>
          <table:table-cell table:formula="of:=[.G207] -[.F208] +[.E208]" office:value-type="float" office:value="32044" calcext:value-type="float">
            <text:p>32044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27" calcext:value-type="date">
            <text:p>27.07.2023</text:p>
          </table:table-cell>
          <table:table-cell table:formula="of:=[.A209]" office:value-type="date" office:date-value="2023-07-27" calcext:value-type="date">
            <text:p>07-27</text:p>
          </table:table-cell>
          <table:table-cell table:style-name="ce1" table:formula="of:=IF([.B209] &lt; DATE(YEAR([.A209]);3;21); &quot;ZIMA&quot;; IF([.B209] &lt; DATE(YEAR([.A209]);6;21);&quot;WIOSNA&quot; ; IF([.B209] &lt; DATE(YEAR([.A209]);9;23); &quot;LATO&quot;; IF([.B209] &lt; DATE(YEAR([.A209]);12;21);&quot;JESIEŃ&quot;; &quot;ZIMA&quot;))))" office:value-type="string" office:string-value="LATO" calcext:value-type="string">
            <text:p>LATO</text:p>
          </table:table-cell>
          <table:table-cell table:formula="of:=IF([.C209] = &quot;ZIMA&quot;; 0.2; IF([.C209] = &quot;WIOSNA&quot;; 0.5; IF([.C209] = &quot;LATO&quot;; 0.9; 0.4)))" office:value-type="float" office:value="0.9" calcext:value-type="float">
            <text:p>0,9</text:p>
          </table:table-cell>
          <table:table-cell table:formula="of:=IF(WEEKDAY([.A209];2)&lt; 6; 1; 0) * [.$J$3] *[.D209] *[.$J$7]" office:value-type="float" office:value="594" calcext:value-type="float">
            <text:p>594</text:p>
          </table:table-cell>
          <table:table-cell table:formula="of:=IF(WEEKDAY([.A209];2) = 7; 150; 0)" office:value-type="float" office:value="0" calcext:value-type="float">
            <text:p>0</text:p>
          </table:table-cell>
          <table:table-cell table:formula="of:=[.G208] -[.F209] +[.E209]" office:value-type="float" office:value="32638" calcext:value-type="float">
            <text:p>32638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28" calcext:value-type="date">
            <text:p>28.07.2023</text:p>
          </table:table-cell>
          <table:table-cell table:formula="of:=[.A210]" office:value-type="date" office:date-value="2023-07-28" calcext:value-type="date">
            <text:p>07-28</text:p>
          </table:table-cell>
          <table:table-cell table:style-name="ce1" table:formula="of:=IF([.B210] &lt; DATE(YEAR([.A210]);3;21); &quot;ZIMA&quot;; IF([.B210] &lt; DATE(YEAR([.A210]);6;21);&quot;WIOSNA&quot; ; IF([.B210] &lt; DATE(YEAR([.A210]);9;23); &quot;LATO&quot;; IF([.B210] &lt; DATE(YEAR([.A210]);12;21);&quot;JESIEŃ&quot;; &quot;ZIMA&quot;))))" office:value-type="string" office:string-value="LATO" calcext:value-type="string">
            <text:p>LATO</text:p>
          </table:table-cell>
          <table:table-cell table:formula="of:=IF([.C210] = &quot;ZIMA&quot;; 0.2; IF([.C210] = &quot;WIOSNA&quot;; 0.5; IF([.C210] = &quot;LATO&quot;; 0.9; 0.4)))" office:value-type="float" office:value="0.9" calcext:value-type="float">
            <text:p>0,9</text:p>
          </table:table-cell>
          <table:table-cell table:formula="of:=IF(WEEKDAY([.A210];2)&lt; 6; 1; 0) * [.$J$3] *[.D210] *[.$J$7]" office:value-type="float" office:value="594" calcext:value-type="float">
            <text:p>594</text:p>
          </table:table-cell>
          <table:table-cell table:formula="of:=IF(WEEKDAY([.A210];2) = 7; 150; 0)" office:value-type="float" office:value="0" calcext:value-type="float">
            <text:p>0</text:p>
          </table:table-cell>
          <table:table-cell table:formula="of:=[.G209] -[.F210] +[.E210]" office:value-type="float" office:value="33232" calcext:value-type="float">
            <text:p>3323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29" calcext:value-type="date">
            <text:p>29.07.2023</text:p>
          </table:table-cell>
          <table:table-cell table:formula="of:=[.A211]" office:value-type="date" office:date-value="2023-07-29" calcext:value-type="date">
            <text:p>07-29</text:p>
          </table:table-cell>
          <table:table-cell table:style-name="ce1" table:formula="of:=IF([.B211] &lt; DATE(YEAR([.A211]);3;21); &quot;ZIMA&quot;; IF([.B211] &lt; DATE(YEAR([.A211]);6;21);&quot;WIOSNA&quot; ; IF([.B211] &lt; DATE(YEAR([.A211]);9;23); &quot;LATO&quot;; IF([.B211] &lt; DATE(YEAR([.A211]);12;21);&quot;JESIEŃ&quot;; &quot;ZIMA&quot;))))" office:value-type="string" office:string-value="LATO" calcext:value-type="string">
            <text:p>LATO</text:p>
          </table:table-cell>
          <table:table-cell table:formula="of:=IF([.C211] = &quot;ZIMA&quot;; 0.2; IF([.C211] = &quot;WIOSNA&quot;; 0.5; IF([.C211] = &quot;LATO&quot;; 0.9; 0.4)))" office:value-type="float" office:value="0.9" calcext:value-type="float">
            <text:p>0,9</text:p>
          </table:table-cell>
          <table:table-cell table:formula="of:=IF(WEEKDAY([.A211];2)&lt; 6; 1; 0) * [.$J$3] *[.D211] *[.$J$7]" office:value-type="float" office:value="0" calcext:value-type="float">
            <text:p>0</text:p>
          </table:table-cell>
          <table:table-cell table:formula="of:=IF(WEEKDAY([.A211];2) = 7; 150; 0)" office:value-type="float" office:value="0" calcext:value-type="float">
            <text:p>0</text:p>
          </table:table-cell>
          <table:table-cell table:formula="of:=[.G210] -[.F211] +[.E211]" office:value-type="float" office:value="33232" calcext:value-type="float">
            <text:p>3323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30" calcext:value-type="date">
            <text:p>30.07.2023</text:p>
          </table:table-cell>
          <table:table-cell table:formula="of:=[.A212]" office:value-type="date" office:date-value="2023-07-30" calcext:value-type="date">
            <text:p>07-30</text:p>
          </table:table-cell>
          <table:table-cell table:style-name="ce1" table:formula="of:=IF([.B212] &lt; DATE(YEAR([.A212]);3;21); &quot;ZIMA&quot;; IF([.B212] &lt; DATE(YEAR([.A212]);6;21);&quot;WIOSNA&quot; ; IF([.B212] &lt; DATE(YEAR([.A212]);9;23); &quot;LATO&quot;; IF([.B212] &lt; DATE(YEAR([.A212]);12;21);&quot;JESIEŃ&quot;; &quot;ZIMA&quot;))))" office:value-type="string" office:string-value="LATO" calcext:value-type="string">
            <text:p>LATO</text:p>
          </table:table-cell>
          <table:table-cell table:formula="of:=IF([.C212] = &quot;ZIMA&quot;; 0.2; IF([.C212] = &quot;WIOSNA&quot;; 0.5; IF([.C212] = &quot;LATO&quot;; 0.9; 0.4)))" office:value-type="float" office:value="0.9" calcext:value-type="float">
            <text:p>0,9</text:p>
          </table:table-cell>
          <table:table-cell table:formula="of:=IF(WEEKDAY([.A212];2)&lt; 6; 1; 0) * [.$J$3] *[.D212] *[.$J$7]" office:value-type="float" office:value="0" calcext:value-type="float">
            <text:p>0</text:p>
          </table:table-cell>
          <table:table-cell table:formula="of:=IF(WEEKDAY([.A212];2) = 7; 150; 0)" office:value-type="float" office:value="150" calcext:value-type="float">
            <text:p>150</text:p>
          </table:table-cell>
          <table:table-cell table:formula="of:=[.G211] -[.F212] +[.E212]" office:value-type="float" office:value="33082" calcext:value-type="float">
            <text:p>3308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31" calcext:value-type="date">
            <text:p>31.07.2023</text:p>
          </table:table-cell>
          <table:table-cell table:formula="of:=[.A213]" office:value-type="date" office:date-value="2023-07-31" calcext:value-type="date">
            <text:p>07-31</text:p>
          </table:table-cell>
          <table:table-cell table:style-name="ce1" table:formula="of:=IF([.B213] &lt; DATE(YEAR([.A213]);3;21); &quot;ZIMA&quot;; IF([.B213] &lt; DATE(YEAR([.A213]);6;21);&quot;WIOSNA&quot; ; IF([.B213] &lt; DATE(YEAR([.A213]);9;23); &quot;LATO&quot;; IF([.B213] &lt; DATE(YEAR([.A213]);12;21);&quot;JESIEŃ&quot;; &quot;ZIMA&quot;))))" office:value-type="string" office:string-value="LATO" calcext:value-type="string">
            <text:p>LATO</text:p>
          </table:table-cell>
          <table:table-cell table:formula="of:=IF([.C213] = &quot;ZIMA&quot;; 0.2; IF([.C213] = &quot;WIOSNA&quot;; 0.5; IF([.C213] = &quot;LATO&quot;; 0.9; 0.4)))" office:value-type="float" office:value="0.9" calcext:value-type="float">
            <text:p>0,9</text:p>
          </table:table-cell>
          <table:table-cell table:formula="of:=IF(WEEKDAY([.A213];2)&lt; 6; 1; 0) * [.$J$3] *[.D213] *[.$J$7]" office:value-type="float" office:value="594" calcext:value-type="float">
            <text:p>594</text:p>
          </table:table-cell>
          <table:table-cell table:formula="of:=IF(WEEKDAY([.A213];2) = 7; 150; 0)" office:value-type="float" office:value="0" calcext:value-type="float">
            <text:p>0</text:p>
          </table:table-cell>
          <table:table-cell table:formula="of:=[.G212] -[.F213] +[.E213]" office:value-type="float" office:value="33676" calcext:value-type="float">
            <text:p>33676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01" calcext:value-type="date">
            <text:p>1.08.2023</text:p>
          </table:table-cell>
          <table:table-cell table:formula="of:=[.A214]" office:value-type="date" office:date-value="2023-08-01" calcext:value-type="date">
            <text:p>08-01</text:p>
          </table:table-cell>
          <table:table-cell table:style-name="ce1" table:formula="of:=IF([.B214] &lt; DATE(YEAR([.A214]);3;21); &quot;ZIMA&quot;; IF([.B214] &lt; DATE(YEAR([.A214]);6;21);&quot;WIOSNA&quot; ; IF([.B214] &lt; DATE(YEAR([.A214]);9;23); &quot;LATO&quot;; IF([.B214] &lt; DATE(YEAR([.A214]);12;21);&quot;JESIEŃ&quot;; &quot;ZIMA&quot;))))" office:value-type="string" office:string-value="LATO" calcext:value-type="string">
            <text:p>LATO</text:p>
          </table:table-cell>
          <table:table-cell table:formula="of:=IF([.C214] = &quot;ZIMA&quot;; 0.2; IF([.C214] = &quot;WIOSNA&quot;; 0.5; IF([.C214] = &quot;LATO&quot;; 0.9; 0.4)))" office:value-type="float" office:value="0.9" calcext:value-type="float">
            <text:p>0,9</text:p>
          </table:table-cell>
          <table:table-cell table:formula="of:=IF(WEEKDAY([.A214];2)&lt; 6; 1; 0) * [.$J$3] *[.D214] *[.$J$7]" office:value-type="float" office:value="594" calcext:value-type="float">
            <text:p>594</text:p>
          </table:table-cell>
          <table:table-cell table:formula="of:=IF(WEEKDAY([.A214];2) = 7; 150; 0)" office:value-type="float" office:value="0" calcext:value-type="float">
            <text:p>0</text:p>
          </table:table-cell>
          <table:table-cell table:formula="of:=[.G213] -[.F214] +[.E214]" office:value-type="float" office:value="34270" calcext:value-type="float">
            <text:p>3427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02" calcext:value-type="date">
            <text:p>2.08.2023</text:p>
          </table:table-cell>
          <table:table-cell table:formula="of:=[.A215]" office:value-type="date" office:date-value="2023-08-02" calcext:value-type="date">
            <text:p>08-02</text:p>
          </table:table-cell>
          <table:table-cell table:style-name="ce1" table:formula="of:=IF([.B215] &lt; DATE(YEAR([.A215]);3;21); &quot;ZIMA&quot;; IF([.B215] &lt; DATE(YEAR([.A215]);6;21);&quot;WIOSNA&quot; ; IF([.B215] &lt; DATE(YEAR([.A215]);9;23); &quot;LATO&quot;; IF([.B215] &lt; DATE(YEAR([.A215]);12;21);&quot;JESIEŃ&quot;; &quot;ZIMA&quot;))))" office:value-type="string" office:string-value="LATO" calcext:value-type="string">
            <text:p>LATO</text:p>
          </table:table-cell>
          <table:table-cell table:formula="of:=IF([.C215] = &quot;ZIMA&quot;; 0.2; IF([.C215] = &quot;WIOSNA&quot;; 0.5; IF([.C215] = &quot;LATO&quot;; 0.9; 0.4)))" office:value-type="float" office:value="0.9" calcext:value-type="float">
            <text:p>0,9</text:p>
          </table:table-cell>
          <table:table-cell table:formula="of:=IF(WEEKDAY([.A215];2)&lt; 6; 1; 0) * [.$J$3] *[.D215] *[.$J$7]" office:value-type="float" office:value="594" calcext:value-type="float">
            <text:p>594</text:p>
          </table:table-cell>
          <table:table-cell table:formula="of:=IF(WEEKDAY([.A215];2) = 7; 150; 0)" office:value-type="float" office:value="0" calcext:value-type="float">
            <text:p>0</text:p>
          </table:table-cell>
          <table:table-cell table:formula="of:=[.G214] -[.F215] +[.E215]" office:value-type="float" office:value="34864" calcext:value-type="float">
            <text:p>34864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03" calcext:value-type="date">
            <text:p>3.08.2023</text:p>
          </table:table-cell>
          <table:table-cell table:formula="of:=[.A216]" office:value-type="date" office:date-value="2023-08-03" calcext:value-type="date">
            <text:p>08-03</text:p>
          </table:table-cell>
          <table:table-cell table:style-name="ce1" table:formula="of:=IF([.B216] &lt; DATE(YEAR([.A216]);3;21); &quot;ZIMA&quot;; IF([.B216] &lt; DATE(YEAR([.A216]);6;21);&quot;WIOSNA&quot; ; IF([.B216] &lt; DATE(YEAR([.A216]);9;23); &quot;LATO&quot;; IF([.B216] &lt; DATE(YEAR([.A216]);12;21);&quot;JESIEŃ&quot;; &quot;ZIMA&quot;))))" office:value-type="string" office:string-value="LATO" calcext:value-type="string">
            <text:p>LATO</text:p>
          </table:table-cell>
          <table:table-cell table:formula="of:=IF([.C216] = &quot;ZIMA&quot;; 0.2; IF([.C216] = &quot;WIOSNA&quot;; 0.5; IF([.C216] = &quot;LATO&quot;; 0.9; 0.4)))" office:value-type="float" office:value="0.9" calcext:value-type="float">
            <text:p>0,9</text:p>
          </table:table-cell>
          <table:table-cell table:formula="of:=IF(WEEKDAY([.A216];2)&lt; 6; 1; 0) * [.$J$3] *[.D216] *[.$J$7]" office:value-type="float" office:value="594" calcext:value-type="float">
            <text:p>594</text:p>
          </table:table-cell>
          <table:table-cell table:formula="of:=IF(WEEKDAY([.A216];2) = 7; 150; 0)" office:value-type="float" office:value="0" calcext:value-type="float">
            <text:p>0</text:p>
          </table:table-cell>
          <table:table-cell table:formula="of:=[.G215] -[.F216] +[.E216]" office:value-type="float" office:value="35458" calcext:value-type="float">
            <text:p>35458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04" calcext:value-type="date">
            <text:p>4.08.2023</text:p>
          </table:table-cell>
          <table:table-cell table:formula="of:=[.A217]" office:value-type="date" office:date-value="2023-08-04" calcext:value-type="date">
            <text:p>08-04</text:p>
          </table:table-cell>
          <table:table-cell table:style-name="ce1" table:formula="of:=IF([.B217] &lt; DATE(YEAR([.A217]);3;21); &quot;ZIMA&quot;; IF([.B217] &lt; DATE(YEAR([.A217]);6;21);&quot;WIOSNA&quot; ; IF([.B217] &lt; DATE(YEAR([.A217]);9;23); &quot;LATO&quot;; IF([.B217] &lt; DATE(YEAR([.A217]);12;21);&quot;JESIEŃ&quot;; &quot;ZIMA&quot;))))" office:value-type="string" office:string-value="LATO" calcext:value-type="string">
            <text:p>LATO</text:p>
          </table:table-cell>
          <table:table-cell table:formula="of:=IF([.C217] = &quot;ZIMA&quot;; 0.2; IF([.C217] = &quot;WIOSNA&quot;; 0.5; IF([.C217] = &quot;LATO&quot;; 0.9; 0.4)))" office:value-type="float" office:value="0.9" calcext:value-type="float">
            <text:p>0,9</text:p>
          </table:table-cell>
          <table:table-cell table:formula="of:=IF(WEEKDAY([.A217];2)&lt; 6; 1; 0) * [.$J$3] *[.D217] *[.$J$7]" office:value-type="float" office:value="594" calcext:value-type="float">
            <text:p>594</text:p>
          </table:table-cell>
          <table:table-cell table:formula="of:=IF(WEEKDAY([.A217];2) = 7; 150; 0)" office:value-type="float" office:value="0" calcext:value-type="float">
            <text:p>0</text:p>
          </table:table-cell>
          <table:table-cell table:formula="of:=[.G216] -[.F217] +[.E217]" office:value-type="float" office:value="36052" calcext:value-type="float">
            <text:p>3605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05" calcext:value-type="date">
            <text:p>5.08.2023</text:p>
          </table:table-cell>
          <table:table-cell table:formula="of:=[.A218]" office:value-type="date" office:date-value="2023-08-05" calcext:value-type="date">
            <text:p>08-05</text:p>
          </table:table-cell>
          <table:table-cell table:style-name="ce1" table:formula="of:=IF([.B218] &lt; DATE(YEAR([.A218]);3;21); &quot;ZIMA&quot;; IF([.B218] &lt; DATE(YEAR([.A218]);6;21);&quot;WIOSNA&quot; ; IF([.B218] &lt; DATE(YEAR([.A218]);9;23); &quot;LATO&quot;; IF([.B218] &lt; DATE(YEAR([.A218]);12;21);&quot;JESIEŃ&quot;; &quot;ZIMA&quot;))))" office:value-type="string" office:string-value="LATO" calcext:value-type="string">
            <text:p>LATO</text:p>
          </table:table-cell>
          <table:table-cell table:formula="of:=IF([.C218] = &quot;ZIMA&quot;; 0.2; IF([.C218] = &quot;WIOSNA&quot;; 0.5; IF([.C218] = &quot;LATO&quot;; 0.9; 0.4)))" office:value-type="float" office:value="0.9" calcext:value-type="float">
            <text:p>0,9</text:p>
          </table:table-cell>
          <table:table-cell table:formula="of:=IF(WEEKDAY([.A218];2)&lt; 6; 1; 0) * [.$J$3] *[.D218] *[.$J$7]" office:value-type="float" office:value="0" calcext:value-type="float">
            <text:p>0</text:p>
          </table:table-cell>
          <table:table-cell table:formula="of:=IF(WEEKDAY([.A218];2) = 7; 150; 0)" office:value-type="float" office:value="0" calcext:value-type="float">
            <text:p>0</text:p>
          </table:table-cell>
          <table:table-cell table:formula="of:=[.G217] -[.F218] +[.E218]" office:value-type="float" office:value="36052" calcext:value-type="float">
            <text:p>3605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06" calcext:value-type="date">
            <text:p>6.08.2023</text:p>
          </table:table-cell>
          <table:table-cell table:formula="of:=[.A219]" office:value-type="date" office:date-value="2023-08-06" calcext:value-type="date">
            <text:p>08-06</text:p>
          </table:table-cell>
          <table:table-cell table:style-name="ce1" table:formula="of:=IF([.B219] &lt; DATE(YEAR([.A219]);3;21); &quot;ZIMA&quot;; IF([.B219] &lt; DATE(YEAR([.A219]);6;21);&quot;WIOSNA&quot; ; IF([.B219] &lt; DATE(YEAR([.A219]);9;23); &quot;LATO&quot;; IF([.B219] &lt; DATE(YEAR([.A219]);12;21);&quot;JESIEŃ&quot;; &quot;ZIMA&quot;))))" office:value-type="string" office:string-value="LATO" calcext:value-type="string">
            <text:p>LATO</text:p>
          </table:table-cell>
          <table:table-cell table:formula="of:=IF([.C219] = &quot;ZIMA&quot;; 0.2; IF([.C219] = &quot;WIOSNA&quot;; 0.5; IF([.C219] = &quot;LATO&quot;; 0.9; 0.4)))" office:value-type="float" office:value="0.9" calcext:value-type="float">
            <text:p>0,9</text:p>
          </table:table-cell>
          <table:table-cell table:formula="of:=IF(WEEKDAY([.A219];2)&lt; 6; 1; 0) * [.$J$3] *[.D219] *[.$J$7]" office:value-type="float" office:value="0" calcext:value-type="float">
            <text:p>0</text:p>
          </table:table-cell>
          <table:table-cell table:formula="of:=IF(WEEKDAY([.A219];2) = 7; 150; 0)" office:value-type="float" office:value="150" calcext:value-type="float">
            <text:p>150</text:p>
          </table:table-cell>
          <table:table-cell table:formula="of:=[.G218] -[.F219] +[.E219]" office:value-type="float" office:value="35902" calcext:value-type="float">
            <text:p>3590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07" calcext:value-type="date">
            <text:p>7.08.2023</text:p>
          </table:table-cell>
          <table:table-cell table:formula="of:=[.A220]" office:value-type="date" office:date-value="2023-08-07" calcext:value-type="date">
            <text:p>08-07</text:p>
          </table:table-cell>
          <table:table-cell table:style-name="ce1" table:formula="of:=IF([.B220] &lt; DATE(YEAR([.A220]);3;21); &quot;ZIMA&quot;; IF([.B220] &lt; DATE(YEAR([.A220]);6;21);&quot;WIOSNA&quot; ; IF([.B220] &lt; DATE(YEAR([.A220]);9;23); &quot;LATO&quot;; IF([.B220] &lt; DATE(YEAR([.A220]);12;21);&quot;JESIEŃ&quot;; &quot;ZIMA&quot;))))" office:value-type="string" office:string-value="LATO" calcext:value-type="string">
            <text:p>LATO</text:p>
          </table:table-cell>
          <table:table-cell table:formula="of:=IF([.C220] = &quot;ZIMA&quot;; 0.2; IF([.C220] = &quot;WIOSNA&quot;; 0.5; IF([.C220] = &quot;LATO&quot;; 0.9; 0.4)))" office:value-type="float" office:value="0.9" calcext:value-type="float">
            <text:p>0,9</text:p>
          </table:table-cell>
          <table:table-cell table:formula="of:=IF(WEEKDAY([.A220];2)&lt; 6; 1; 0) * [.$J$3] *[.D220] *[.$J$7]" office:value-type="float" office:value="594" calcext:value-type="float">
            <text:p>594</text:p>
          </table:table-cell>
          <table:table-cell table:formula="of:=IF(WEEKDAY([.A220];2) = 7; 150; 0)" office:value-type="float" office:value="0" calcext:value-type="float">
            <text:p>0</text:p>
          </table:table-cell>
          <table:table-cell table:formula="of:=[.G219] -[.F220] +[.E220]" office:value-type="float" office:value="36496" calcext:value-type="float">
            <text:p>36496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08" calcext:value-type="date">
            <text:p>8.08.2023</text:p>
          </table:table-cell>
          <table:table-cell table:formula="of:=[.A221]" office:value-type="date" office:date-value="2023-08-08" calcext:value-type="date">
            <text:p>08-08</text:p>
          </table:table-cell>
          <table:table-cell table:style-name="ce1" table:formula="of:=IF([.B221] &lt; DATE(YEAR([.A221]);3;21); &quot;ZIMA&quot;; IF([.B221] &lt; DATE(YEAR([.A221]);6;21);&quot;WIOSNA&quot; ; IF([.B221] &lt; DATE(YEAR([.A221]);9;23); &quot;LATO&quot;; IF([.B221] &lt; DATE(YEAR([.A221]);12;21);&quot;JESIEŃ&quot;; &quot;ZIMA&quot;))))" office:value-type="string" office:string-value="LATO" calcext:value-type="string">
            <text:p>LATO</text:p>
          </table:table-cell>
          <table:table-cell table:formula="of:=IF([.C221] = &quot;ZIMA&quot;; 0.2; IF([.C221] = &quot;WIOSNA&quot;; 0.5; IF([.C221] = &quot;LATO&quot;; 0.9; 0.4)))" office:value-type="float" office:value="0.9" calcext:value-type="float">
            <text:p>0,9</text:p>
          </table:table-cell>
          <table:table-cell table:formula="of:=IF(WEEKDAY([.A221];2)&lt; 6; 1; 0) * [.$J$3] *[.D221] *[.$J$7]" office:value-type="float" office:value="594" calcext:value-type="float">
            <text:p>594</text:p>
          </table:table-cell>
          <table:table-cell table:formula="of:=IF(WEEKDAY([.A221];2) = 7; 150; 0)" office:value-type="float" office:value="0" calcext:value-type="float">
            <text:p>0</text:p>
          </table:table-cell>
          <table:table-cell table:formula="of:=[.G220] -[.F221] +[.E221]" office:value-type="float" office:value="37090" calcext:value-type="float">
            <text:p>370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09" calcext:value-type="date">
            <text:p>9.08.2023</text:p>
          </table:table-cell>
          <table:table-cell table:formula="of:=[.A222]" office:value-type="date" office:date-value="2023-08-09" calcext:value-type="date">
            <text:p>08-09</text:p>
          </table:table-cell>
          <table:table-cell table:style-name="ce1" table:formula="of:=IF([.B222] &lt; DATE(YEAR([.A222]);3;21); &quot;ZIMA&quot;; IF([.B222] &lt; DATE(YEAR([.A222]);6;21);&quot;WIOSNA&quot; ; IF([.B222] &lt; DATE(YEAR([.A222]);9;23); &quot;LATO&quot;; IF([.B222] &lt; DATE(YEAR([.A222]);12;21);&quot;JESIEŃ&quot;; &quot;ZIMA&quot;))))" office:value-type="string" office:string-value="LATO" calcext:value-type="string">
            <text:p>LATO</text:p>
          </table:table-cell>
          <table:table-cell table:formula="of:=IF([.C222] = &quot;ZIMA&quot;; 0.2; IF([.C222] = &quot;WIOSNA&quot;; 0.5; IF([.C222] = &quot;LATO&quot;; 0.9; 0.4)))" office:value-type="float" office:value="0.9" calcext:value-type="float">
            <text:p>0,9</text:p>
          </table:table-cell>
          <table:table-cell table:formula="of:=IF(WEEKDAY([.A222];2)&lt; 6; 1; 0) * [.$J$3] *[.D222] *[.$J$7]" office:value-type="float" office:value="594" calcext:value-type="float">
            <text:p>594</text:p>
          </table:table-cell>
          <table:table-cell table:formula="of:=IF(WEEKDAY([.A222];2) = 7; 150; 0)" office:value-type="float" office:value="0" calcext:value-type="float">
            <text:p>0</text:p>
          </table:table-cell>
          <table:table-cell table:formula="of:=[.G221] -[.F222] +[.E222]" office:value-type="float" office:value="37684" calcext:value-type="float">
            <text:p>37684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10" calcext:value-type="date">
            <text:p>10.08.2023</text:p>
          </table:table-cell>
          <table:table-cell table:formula="of:=[.A223]" office:value-type="date" office:date-value="2023-08-10" calcext:value-type="date">
            <text:p>08-10</text:p>
          </table:table-cell>
          <table:table-cell table:style-name="ce1" table:formula="of:=IF([.B223] &lt; DATE(YEAR([.A223]);3;21); &quot;ZIMA&quot;; IF([.B223] &lt; DATE(YEAR([.A223]);6;21);&quot;WIOSNA&quot; ; IF([.B223] &lt; DATE(YEAR([.A223]);9;23); &quot;LATO&quot;; IF([.B223] &lt; DATE(YEAR([.A223]);12;21);&quot;JESIEŃ&quot;; &quot;ZIMA&quot;))))" office:value-type="string" office:string-value="LATO" calcext:value-type="string">
            <text:p>LATO</text:p>
          </table:table-cell>
          <table:table-cell table:formula="of:=IF([.C223] = &quot;ZIMA&quot;; 0.2; IF([.C223] = &quot;WIOSNA&quot;; 0.5; IF([.C223] = &quot;LATO&quot;; 0.9; 0.4)))" office:value-type="float" office:value="0.9" calcext:value-type="float">
            <text:p>0,9</text:p>
          </table:table-cell>
          <table:table-cell table:formula="of:=IF(WEEKDAY([.A223];2)&lt; 6; 1; 0) * [.$J$3] *[.D223] *[.$J$7]" office:value-type="float" office:value="594" calcext:value-type="float">
            <text:p>594</text:p>
          </table:table-cell>
          <table:table-cell table:formula="of:=IF(WEEKDAY([.A223];2) = 7; 150; 0)" office:value-type="float" office:value="0" calcext:value-type="float">
            <text:p>0</text:p>
          </table:table-cell>
          <table:table-cell table:formula="of:=[.G222] -[.F223] +[.E223]" office:value-type="float" office:value="38278" calcext:value-type="float">
            <text:p>38278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11" calcext:value-type="date">
            <text:p>11.08.2023</text:p>
          </table:table-cell>
          <table:table-cell table:formula="of:=[.A224]" office:value-type="date" office:date-value="2023-08-11" calcext:value-type="date">
            <text:p>08-11</text:p>
          </table:table-cell>
          <table:table-cell table:style-name="ce1" table:formula="of:=IF([.B224] &lt; DATE(YEAR([.A224]);3;21); &quot;ZIMA&quot;; IF([.B224] &lt; DATE(YEAR([.A224]);6;21);&quot;WIOSNA&quot; ; IF([.B224] &lt; DATE(YEAR([.A224]);9;23); &quot;LATO&quot;; IF([.B224] &lt; DATE(YEAR([.A224]);12;21);&quot;JESIEŃ&quot;; &quot;ZIMA&quot;))))" office:value-type="string" office:string-value="LATO" calcext:value-type="string">
            <text:p>LATO</text:p>
          </table:table-cell>
          <table:table-cell table:formula="of:=IF([.C224] = &quot;ZIMA&quot;; 0.2; IF([.C224] = &quot;WIOSNA&quot;; 0.5; IF([.C224] = &quot;LATO&quot;; 0.9; 0.4)))" office:value-type="float" office:value="0.9" calcext:value-type="float">
            <text:p>0,9</text:p>
          </table:table-cell>
          <table:table-cell table:formula="of:=IF(WEEKDAY([.A224];2)&lt; 6; 1; 0) * [.$J$3] *[.D224] *[.$J$7]" office:value-type="float" office:value="594" calcext:value-type="float">
            <text:p>594</text:p>
          </table:table-cell>
          <table:table-cell table:formula="of:=IF(WEEKDAY([.A224];2) = 7; 150; 0)" office:value-type="float" office:value="0" calcext:value-type="float">
            <text:p>0</text:p>
          </table:table-cell>
          <table:table-cell table:formula="of:=[.G223] -[.F224] +[.E224]" office:value-type="float" office:value="38872" calcext:value-type="float">
            <text:p>3887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12" calcext:value-type="date">
            <text:p>12.08.2023</text:p>
          </table:table-cell>
          <table:table-cell table:formula="of:=[.A225]" office:value-type="date" office:date-value="2023-08-12" calcext:value-type="date">
            <text:p>08-12</text:p>
          </table:table-cell>
          <table:table-cell table:style-name="ce1" table:formula="of:=IF([.B225] &lt; DATE(YEAR([.A225]);3;21); &quot;ZIMA&quot;; IF([.B225] &lt; DATE(YEAR([.A225]);6;21);&quot;WIOSNA&quot; ; IF([.B225] &lt; DATE(YEAR([.A225]);9;23); &quot;LATO&quot;; IF([.B225] &lt; DATE(YEAR([.A225]);12;21);&quot;JESIEŃ&quot;; &quot;ZIMA&quot;))))" office:value-type="string" office:string-value="LATO" calcext:value-type="string">
            <text:p>LATO</text:p>
          </table:table-cell>
          <table:table-cell table:formula="of:=IF([.C225] = &quot;ZIMA&quot;; 0.2; IF([.C225] = &quot;WIOSNA&quot;; 0.5; IF([.C225] = &quot;LATO&quot;; 0.9; 0.4)))" office:value-type="float" office:value="0.9" calcext:value-type="float">
            <text:p>0,9</text:p>
          </table:table-cell>
          <table:table-cell table:formula="of:=IF(WEEKDAY([.A225];2)&lt; 6; 1; 0) * [.$J$3] *[.D225] *[.$J$7]" office:value-type="float" office:value="0" calcext:value-type="float">
            <text:p>0</text:p>
          </table:table-cell>
          <table:table-cell table:formula="of:=IF(WEEKDAY([.A225];2) = 7; 150; 0)" office:value-type="float" office:value="0" calcext:value-type="float">
            <text:p>0</text:p>
          </table:table-cell>
          <table:table-cell table:formula="of:=[.G224] -[.F225] +[.E225]" office:value-type="float" office:value="38872" calcext:value-type="float">
            <text:p>3887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13" calcext:value-type="date">
            <text:p>13.08.2023</text:p>
          </table:table-cell>
          <table:table-cell table:formula="of:=[.A226]" office:value-type="date" office:date-value="2023-08-13" calcext:value-type="date">
            <text:p>08-13</text:p>
          </table:table-cell>
          <table:table-cell table:style-name="ce1" table:formula="of:=IF([.B226] &lt; DATE(YEAR([.A226]);3;21); &quot;ZIMA&quot;; IF([.B226] &lt; DATE(YEAR([.A226]);6;21);&quot;WIOSNA&quot; ; IF([.B226] &lt; DATE(YEAR([.A226]);9;23); &quot;LATO&quot;; IF([.B226] &lt; DATE(YEAR([.A226]);12;21);&quot;JESIEŃ&quot;; &quot;ZIMA&quot;))))" office:value-type="string" office:string-value="LATO" calcext:value-type="string">
            <text:p>LATO</text:p>
          </table:table-cell>
          <table:table-cell table:formula="of:=IF([.C226] = &quot;ZIMA&quot;; 0.2; IF([.C226] = &quot;WIOSNA&quot;; 0.5; IF([.C226] = &quot;LATO&quot;; 0.9; 0.4)))" office:value-type="float" office:value="0.9" calcext:value-type="float">
            <text:p>0,9</text:p>
          </table:table-cell>
          <table:table-cell table:formula="of:=IF(WEEKDAY([.A226];2)&lt; 6; 1; 0) * [.$J$3] *[.D226] *[.$J$7]" office:value-type="float" office:value="0" calcext:value-type="float">
            <text:p>0</text:p>
          </table:table-cell>
          <table:table-cell table:formula="of:=IF(WEEKDAY([.A226];2) = 7; 150; 0)" office:value-type="float" office:value="150" calcext:value-type="float">
            <text:p>150</text:p>
          </table:table-cell>
          <table:table-cell table:formula="of:=[.G225] -[.F226] +[.E226]" office:value-type="float" office:value="38722" calcext:value-type="float">
            <text:p>3872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14" calcext:value-type="date">
            <text:p>14.08.2023</text:p>
          </table:table-cell>
          <table:table-cell table:formula="of:=[.A227]" office:value-type="date" office:date-value="2023-08-14" calcext:value-type="date">
            <text:p>08-14</text:p>
          </table:table-cell>
          <table:table-cell table:style-name="ce1" table:formula="of:=IF([.B227] &lt; DATE(YEAR([.A227]);3;21); &quot;ZIMA&quot;; IF([.B227] &lt; DATE(YEAR([.A227]);6;21);&quot;WIOSNA&quot; ; IF([.B227] &lt; DATE(YEAR([.A227]);9;23); &quot;LATO&quot;; IF([.B227] &lt; DATE(YEAR([.A227]);12;21);&quot;JESIEŃ&quot;; &quot;ZIMA&quot;))))" office:value-type="string" office:string-value="LATO" calcext:value-type="string">
            <text:p>LATO</text:p>
          </table:table-cell>
          <table:table-cell table:formula="of:=IF([.C227] = &quot;ZIMA&quot;; 0.2; IF([.C227] = &quot;WIOSNA&quot;; 0.5; IF([.C227] = &quot;LATO&quot;; 0.9; 0.4)))" office:value-type="float" office:value="0.9" calcext:value-type="float">
            <text:p>0,9</text:p>
          </table:table-cell>
          <table:table-cell table:formula="of:=IF(WEEKDAY([.A227];2)&lt; 6; 1; 0) * [.$J$3] *[.D227] *[.$J$7]" office:value-type="float" office:value="594" calcext:value-type="float">
            <text:p>594</text:p>
          </table:table-cell>
          <table:table-cell table:formula="of:=IF(WEEKDAY([.A227];2) = 7; 150; 0)" office:value-type="float" office:value="0" calcext:value-type="float">
            <text:p>0</text:p>
          </table:table-cell>
          <table:table-cell table:formula="of:=[.G226] -[.F227] +[.E227]" office:value-type="float" office:value="39316" calcext:value-type="float">
            <text:p>39316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15" calcext:value-type="date">
            <text:p>15.08.2023</text:p>
          </table:table-cell>
          <table:table-cell table:formula="of:=[.A228]" office:value-type="date" office:date-value="2023-08-15" calcext:value-type="date">
            <text:p>08-15</text:p>
          </table:table-cell>
          <table:table-cell table:style-name="ce1" table:formula="of:=IF([.B228] &lt; DATE(YEAR([.A228]);3;21); &quot;ZIMA&quot;; IF([.B228] &lt; DATE(YEAR([.A228]);6;21);&quot;WIOSNA&quot; ; IF([.B228] &lt; DATE(YEAR([.A228]);9;23); &quot;LATO&quot;; IF([.B228] &lt; DATE(YEAR([.A228]);12;21);&quot;JESIEŃ&quot;; &quot;ZIMA&quot;))))" office:value-type="string" office:string-value="LATO" calcext:value-type="string">
            <text:p>LATO</text:p>
          </table:table-cell>
          <table:table-cell table:formula="of:=IF([.C228] = &quot;ZIMA&quot;; 0.2; IF([.C228] = &quot;WIOSNA&quot;; 0.5; IF([.C228] = &quot;LATO&quot;; 0.9; 0.4)))" office:value-type="float" office:value="0.9" calcext:value-type="float">
            <text:p>0,9</text:p>
          </table:table-cell>
          <table:table-cell table:formula="of:=IF(WEEKDAY([.A228];2)&lt; 6; 1; 0) * [.$J$3] *[.D228] *[.$J$7]" office:value-type="float" office:value="594" calcext:value-type="float">
            <text:p>594</text:p>
          </table:table-cell>
          <table:table-cell table:formula="of:=IF(WEEKDAY([.A228];2) = 7; 150; 0)" office:value-type="float" office:value="0" calcext:value-type="float">
            <text:p>0</text:p>
          </table:table-cell>
          <table:table-cell table:formula="of:=[.G227] -[.F228] +[.E228]" office:value-type="float" office:value="39910" calcext:value-type="float">
            <text:p>3991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16" calcext:value-type="date">
            <text:p>16.08.2023</text:p>
          </table:table-cell>
          <table:table-cell table:formula="of:=[.A229]" office:value-type="date" office:date-value="2023-08-16" calcext:value-type="date">
            <text:p>08-16</text:p>
          </table:table-cell>
          <table:table-cell table:style-name="ce1" table:formula="of:=IF([.B229] &lt; DATE(YEAR([.A229]);3;21); &quot;ZIMA&quot;; IF([.B229] &lt; DATE(YEAR([.A229]);6;21);&quot;WIOSNA&quot; ; IF([.B229] &lt; DATE(YEAR([.A229]);9;23); &quot;LATO&quot;; IF([.B229] &lt; DATE(YEAR([.A229]);12;21);&quot;JESIEŃ&quot;; &quot;ZIMA&quot;))))" office:value-type="string" office:string-value="LATO" calcext:value-type="string">
            <text:p>LATO</text:p>
          </table:table-cell>
          <table:table-cell table:formula="of:=IF([.C229] = &quot;ZIMA&quot;; 0.2; IF([.C229] = &quot;WIOSNA&quot;; 0.5; IF([.C229] = &quot;LATO&quot;; 0.9; 0.4)))" office:value-type="float" office:value="0.9" calcext:value-type="float">
            <text:p>0,9</text:p>
          </table:table-cell>
          <table:table-cell table:formula="of:=IF(WEEKDAY([.A229];2)&lt; 6; 1; 0) * [.$J$3] *[.D229] *[.$J$7]" office:value-type="float" office:value="594" calcext:value-type="float">
            <text:p>594</text:p>
          </table:table-cell>
          <table:table-cell table:formula="of:=IF(WEEKDAY([.A229];2) = 7; 150; 0)" office:value-type="float" office:value="0" calcext:value-type="float">
            <text:p>0</text:p>
          </table:table-cell>
          <table:table-cell table:formula="of:=[.G228] -[.F229] +[.E229]" office:value-type="float" office:value="40504" calcext:value-type="float">
            <text:p>40504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17" calcext:value-type="date">
            <text:p>17.08.2023</text:p>
          </table:table-cell>
          <table:table-cell table:formula="of:=[.A230]" office:value-type="date" office:date-value="2023-08-17" calcext:value-type="date">
            <text:p>08-17</text:p>
          </table:table-cell>
          <table:table-cell table:style-name="ce1" table:formula="of:=IF([.B230] &lt; DATE(YEAR([.A230]);3;21); &quot;ZIMA&quot;; IF([.B230] &lt; DATE(YEAR([.A230]);6;21);&quot;WIOSNA&quot; ; IF([.B230] &lt; DATE(YEAR([.A230]);9;23); &quot;LATO&quot;; IF([.B230] &lt; DATE(YEAR([.A230]);12;21);&quot;JESIEŃ&quot;; &quot;ZIMA&quot;))))" office:value-type="string" office:string-value="LATO" calcext:value-type="string">
            <text:p>LATO</text:p>
          </table:table-cell>
          <table:table-cell table:formula="of:=IF([.C230] = &quot;ZIMA&quot;; 0.2; IF([.C230] = &quot;WIOSNA&quot;; 0.5; IF([.C230] = &quot;LATO&quot;; 0.9; 0.4)))" office:value-type="float" office:value="0.9" calcext:value-type="float">
            <text:p>0,9</text:p>
          </table:table-cell>
          <table:table-cell table:formula="of:=IF(WEEKDAY([.A230];2)&lt; 6; 1; 0) * [.$J$3] *[.D230] *[.$J$7]" office:value-type="float" office:value="594" calcext:value-type="float">
            <text:p>594</text:p>
          </table:table-cell>
          <table:table-cell table:formula="of:=IF(WEEKDAY([.A230];2) = 7; 150; 0)" office:value-type="float" office:value="0" calcext:value-type="float">
            <text:p>0</text:p>
          </table:table-cell>
          <table:table-cell table:formula="of:=[.G229] -[.F230] +[.E230]" office:value-type="float" office:value="41098" calcext:value-type="float">
            <text:p>41098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18" calcext:value-type="date">
            <text:p>18.08.2023</text:p>
          </table:table-cell>
          <table:table-cell table:formula="of:=[.A231]" office:value-type="date" office:date-value="2023-08-18" calcext:value-type="date">
            <text:p>08-18</text:p>
          </table:table-cell>
          <table:table-cell table:style-name="ce1" table:formula="of:=IF([.B231] &lt; DATE(YEAR([.A231]);3;21); &quot;ZIMA&quot;; IF([.B231] &lt; DATE(YEAR([.A231]);6;21);&quot;WIOSNA&quot; ; IF([.B231] &lt; DATE(YEAR([.A231]);9;23); &quot;LATO&quot;; IF([.B231] &lt; DATE(YEAR([.A231]);12;21);&quot;JESIEŃ&quot;; &quot;ZIMA&quot;))))" office:value-type="string" office:string-value="LATO" calcext:value-type="string">
            <text:p>LATO</text:p>
          </table:table-cell>
          <table:table-cell table:formula="of:=IF([.C231] = &quot;ZIMA&quot;; 0.2; IF([.C231] = &quot;WIOSNA&quot;; 0.5; IF([.C231] = &quot;LATO&quot;; 0.9; 0.4)))" office:value-type="float" office:value="0.9" calcext:value-type="float">
            <text:p>0,9</text:p>
          </table:table-cell>
          <table:table-cell table:formula="of:=IF(WEEKDAY([.A231];2)&lt; 6; 1; 0) * [.$J$3] *[.D231] *[.$J$7]" office:value-type="float" office:value="594" calcext:value-type="float">
            <text:p>594</text:p>
          </table:table-cell>
          <table:table-cell table:formula="of:=IF(WEEKDAY([.A231];2) = 7; 150; 0)" office:value-type="float" office:value="0" calcext:value-type="float">
            <text:p>0</text:p>
          </table:table-cell>
          <table:table-cell table:formula="of:=[.G230] -[.F231] +[.E231]" office:value-type="float" office:value="41692" calcext:value-type="float">
            <text:p>4169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19" calcext:value-type="date">
            <text:p>19.08.2023</text:p>
          </table:table-cell>
          <table:table-cell table:formula="of:=[.A232]" office:value-type="date" office:date-value="2023-08-19" calcext:value-type="date">
            <text:p>08-19</text:p>
          </table:table-cell>
          <table:table-cell table:style-name="ce1" table:formula="of:=IF([.B232] &lt; DATE(YEAR([.A232]);3;21); &quot;ZIMA&quot;; IF([.B232] &lt; DATE(YEAR([.A232]);6;21);&quot;WIOSNA&quot; ; IF([.B232] &lt; DATE(YEAR([.A232]);9;23); &quot;LATO&quot;; IF([.B232] &lt; DATE(YEAR([.A232]);12;21);&quot;JESIEŃ&quot;; &quot;ZIMA&quot;))))" office:value-type="string" office:string-value="LATO" calcext:value-type="string">
            <text:p>LATO</text:p>
          </table:table-cell>
          <table:table-cell table:formula="of:=IF([.C232] = &quot;ZIMA&quot;; 0.2; IF([.C232] = &quot;WIOSNA&quot;; 0.5; IF([.C232] = &quot;LATO&quot;; 0.9; 0.4)))" office:value-type="float" office:value="0.9" calcext:value-type="float">
            <text:p>0,9</text:p>
          </table:table-cell>
          <table:table-cell table:formula="of:=IF(WEEKDAY([.A232];2)&lt; 6; 1; 0) * [.$J$3] *[.D232] *[.$J$7]" office:value-type="float" office:value="0" calcext:value-type="float">
            <text:p>0</text:p>
          </table:table-cell>
          <table:table-cell table:formula="of:=IF(WEEKDAY([.A232];2) = 7; 150; 0)" office:value-type="float" office:value="0" calcext:value-type="float">
            <text:p>0</text:p>
          </table:table-cell>
          <table:table-cell table:formula="of:=[.G231] -[.F232] +[.E232]" office:value-type="float" office:value="41692" calcext:value-type="float">
            <text:p>4169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20" calcext:value-type="date">
            <text:p>20.08.2023</text:p>
          </table:table-cell>
          <table:table-cell table:formula="of:=[.A233]" office:value-type="date" office:date-value="2023-08-20" calcext:value-type="date">
            <text:p>08-20</text:p>
          </table:table-cell>
          <table:table-cell table:style-name="ce1" table:formula="of:=IF([.B233] &lt; DATE(YEAR([.A233]);3;21); &quot;ZIMA&quot;; IF([.B233] &lt; DATE(YEAR([.A233]);6;21);&quot;WIOSNA&quot; ; IF([.B233] &lt; DATE(YEAR([.A233]);9;23); &quot;LATO&quot;; IF([.B233] &lt; DATE(YEAR([.A233]);12;21);&quot;JESIEŃ&quot;; &quot;ZIMA&quot;))))" office:value-type="string" office:string-value="LATO" calcext:value-type="string">
            <text:p>LATO</text:p>
          </table:table-cell>
          <table:table-cell table:formula="of:=IF([.C233] = &quot;ZIMA&quot;; 0.2; IF([.C233] = &quot;WIOSNA&quot;; 0.5; IF([.C233] = &quot;LATO&quot;; 0.9; 0.4)))" office:value-type="float" office:value="0.9" calcext:value-type="float">
            <text:p>0,9</text:p>
          </table:table-cell>
          <table:table-cell table:formula="of:=IF(WEEKDAY([.A233];2)&lt; 6; 1; 0) * [.$J$3] *[.D233] *[.$J$7]" office:value-type="float" office:value="0" calcext:value-type="float">
            <text:p>0</text:p>
          </table:table-cell>
          <table:table-cell table:formula="of:=IF(WEEKDAY([.A233];2) = 7; 150; 0)" office:value-type="float" office:value="150" calcext:value-type="float">
            <text:p>150</text:p>
          </table:table-cell>
          <table:table-cell table:formula="of:=[.G232] -[.F233] +[.E233]" office:value-type="float" office:value="41542" calcext:value-type="float">
            <text:p>4154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21" calcext:value-type="date">
            <text:p>21.08.2023</text:p>
          </table:table-cell>
          <table:table-cell table:formula="of:=[.A234]" office:value-type="date" office:date-value="2023-08-21" calcext:value-type="date">
            <text:p>08-21</text:p>
          </table:table-cell>
          <table:table-cell table:style-name="ce1" table:formula="of:=IF([.B234] &lt; DATE(YEAR([.A234]);3;21); &quot;ZIMA&quot;; IF([.B234] &lt; DATE(YEAR([.A234]);6;21);&quot;WIOSNA&quot; ; IF([.B234] &lt; DATE(YEAR([.A234]);9;23); &quot;LATO&quot;; IF([.B234] &lt; DATE(YEAR([.A234]);12;21);&quot;JESIEŃ&quot;; &quot;ZIMA&quot;))))" office:value-type="string" office:string-value="LATO" calcext:value-type="string">
            <text:p>LATO</text:p>
          </table:table-cell>
          <table:table-cell table:formula="of:=IF([.C234] = &quot;ZIMA&quot;; 0.2; IF([.C234] = &quot;WIOSNA&quot;; 0.5; IF([.C234] = &quot;LATO&quot;; 0.9; 0.4)))" office:value-type="float" office:value="0.9" calcext:value-type="float">
            <text:p>0,9</text:p>
          </table:table-cell>
          <table:table-cell table:formula="of:=IF(WEEKDAY([.A234];2)&lt; 6; 1; 0) * [.$J$3] *[.D234] *[.$J$7]" office:value-type="float" office:value="594" calcext:value-type="float">
            <text:p>594</text:p>
          </table:table-cell>
          <table:table-cell table:formula="of:=IF(WEEKDAY([.A234];2) = 7; 150; 0)" office:value-type="float" office:value="0" calcext:value-type="float">
            <text:p>0</text:p>
          </table:table-cell>
          <table:table-cell table:formula="of:=[.G233] -[.F234] +[.E234]" office:value-type="float" office:value="42136" calcext:value-type="float">
            <text:p>42136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22" calcext:value-type="date">
            <text:p>22.08.2023</text:p>
          </table:table-cell>
          <table:table-cell table:formula="of:=[.A235]" office:value-type="date" office:date-value="2023-08-22" calcext:value-type="date">
            <text:p>08-22</text:p>
          </table:table-cell>
          <table:table-cell table:style-name="ce1" table:formula="of:=IF([.B235] &lt; DATE(YEAR([.A235]);3;21); &quot;ZIMA&quot;; IF([.B235] &lt; DATE(YEAR([.A235]);6;21);&quot;WIOSNA&quot; ; IF([.B235] &lt; DATE(YEAR([.A235]);9;23); &quot;LATO&quot;; IF([.B235] &lt; DATE(YEAR([.A235]);12;21);&quot;JESIEŃ&quot;; &quot;ZIMA&quot;))))" office:value-type="string" office:string-value="LATO" calcext:value-type="string">
            <text:p>LATO</text:p>
          </table:table-cell>
          <table:table-cell table:formula="of:=IF([.C235] = &quot;ZIMA&quot;; 0.2; IF([.C235] = &quot;WIOSNA&quot;; 0.5; IF([.C235] = &quot;LATO&quot;; 0.9; 0.4)))" office:value-type="float" office:value="0.9" calcext:value-type="float">
            <text:p>0,9</text:p>
          </table:table-cell>
          <table:table-cell table:formula="of:=IF(WEEKDAY([.A235];2)&lt; 6; 1; 0) * [.$J$3] *[.D235] *[.$J$7]" office:value-type="float" office:value="594" calcext:value-type="float">
            <text:p>594</text:p>
          </table:table-cell>
          <table:table-cell table:formula="of:=IF(WEEKDAY([.A235];2) = 7; 150; 0)" office:value-type="float" office:value="0" calcext:value-type="float">
            <text:p>0</text:p>
          </table:table-cell>
          <table:table-cell table:formula="of:=[.G234] -[.F235] +[.E235]" office:value-type="float" office:value="42730" calcext:value-type="float">
            <text:p>4273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23" calcext:value-type="date">
            <text:p>23.08.2023</text:p>
          </table:table-cell>
          <table:table-cell table:formula="of:=[.A236]" office:value-type="date" office:date-value="2023-08-23" calcext:value-type="date">
            <text:p>08-23</text:p>
          </table:table-cell>
          <table:table-cell table:style-name="ce1" table:formula="of:=IF([.B236] &lt; DATE(YEAR([.A236]);3;21); &quot;ZIMA&quot;; IF([.B236] &lt; DATE(YEAR([.A236]);6;21);&quot;WIOSNA&quot; ; IF([.B236] &lt; DATE(YEAR([.A236]);9;23); &quot;LATO&quot;; IF([.B236] &lt; DATE(YEAR([.A236]);12;21);&quot;JESIEŃ&quot;; &quot;ZIMA&quot;))))" office:value-type="string" office:string-value="LATO" calcext:value-type="string">
            <text:p>LATO</text:p>
          </table:table-cell>
          <table:table-cell table:formula="of:=IF([.C236] = &quot;ZIMA&quot;; 0.2; IF([.C236] = &quot;WIOSNA&quot;; 0.5; IF([.C236] = &quot;LATO&quot;; 0.9; 0.4)))" office:value-type="float" office:value="0.9" calcext:value-type="float">
            <text:p>0,9</text:p>
          </table:table-cell>
          <table:table-cell table:formula="of:=IF(WEEKDAY([.A236];2)&lt; 6; 1; 0) * [.$J$3] *[.D236] *[.$J$7]" office:value-type="float" office:value="594" calcext:value-type="float">
            <text:p>594</text:p>
          </table:table-cell>
          <table:table-cell table:formula="of:=IF(WEEKDAY([.A236];2) = 7; 150; 0)" office:value-type="float" office:value="0" calcext:value-type="float">
            <text:p>0</text:p>
          </table:table-cell>
          <table:table-cell table:formula="of:=[.G235] -[.F236] +[.E236]" office:value-type="float" office:value="43324" calcext:value-type="float">
            <text:p>43324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24" calcext:value-type="date">
            <text:p>24.08.2023</text:p>
          </table:table-cell>
          <table:table-cell table:formula="of:=[.A237]" office:value-type="date" office:date-value="2023-08-24" calcext:value-type="date">
            <text:p>08-24</text:p>
          </table:table-cell>
          <table:table-cell table:style-name="ce1" table:formula="of:=IF([.B237] &lt; DATE(YEAR([.A237]);3;21); &quot;ZIMA&quot;; IF([.B237] &lt; DATE(YEAR([.A237]);6;21);&quot;WIOSNA&quot; ; IF([.B237] &lt; DATE(YEAR([.A237]);9;23); &quot;LATO&quot;; IF([.B237] &lt; DATE(YEAR([.A237]);12;21);&quot;JESIEŃ&quot;; &quot;ZIMA&quot;))))" office:value-type="string" office:string-value="LATO" calcext:value-type="string">
            <text:p>LATO</text:p>
          </table:table-cell>
          <table:table-cell table:formula="of:=IF([.C237] = &quot;ZIMA&quot;; 0.2; IF([.C237] = &quot;WIOSNA&quot;; 0.5; IF([.C237] = &quot;LATO&quot;; 0.9; 0.4)))" office:value-type="float" office:value="0.9" calcext:value-type="float">
            <text:p>0,9</text:p>
          </table:table-cell>
          <table:table-cell table:formula="of:=IF(WEEKDAY([.A237];2)&lt; 6; 1; 0) * [.$J$3] *[.D237] *[.$J$7]" office:value-type="float" office:value="594" calcext:value-type="float">
            <text:p>594</text:p>
          </table:table-cell>
          <table:table-cell table:formula="of:=IF(WEEKDAY([.A237];2) = 7; 150; 0)" office:value-type="float" office:value="0" calcext:value-type="float">
            <text:p>0</text:p>
          </table:table-cell>
          <table:table-cell table:formula="of:=[.G236] -[.F237] +[.E237]" office:value-type="float" office:value="43918" calcext:value-type="float">
            <text:p>43918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25" calcext:value-type="date">
            <text:p>25.08.2023</text:p>
          </table:table-cell>
          <table:table-cell table:formula="of:=[.A238]" office:value-type="date" office:date-value="2023-08-25" calcext:value-type="date">
            <text:p>08-25</text:p>
          </table:table-cell>
          <table:table-cell table:style-name="ce1" table:formula="of:=IF([.B238] &lt; DATE(YEAR([.A238]);3;21); &quot;ZIMA&quot;; IF([.B238] &lt; DATE(YEAR([.A238]);6;21);&quot;WIOSNA&quot; ; IF([.B238] &lt; DATE(YEAR([.A238]);9;23); &quot;LATO&quot;; IF([.B238] &lt; DATE(YEAR([.A238]);12;21);&quot;JESIEŃ&quot;; &quot;ZIMA&quot;))))" office:value-type="string" office:string-value="LATO" calcext:value-type="string">
            <text:p>LATO</text:p>
          </table:table-cell>
          <table:table-cell table:formula="of:=IF([.C238] = &quot;ZIMA&quot;; 0.2; IF([.C238] = &quot;WIOSNA&quot;; 0.5; IF([.C238] = &quot;LATO&quot;; 0.9; 0.4)))" office:value-type="float" office:value="0.9" calcext:value-type="float">
            <text:p>0,9</text:p>
          </table:table-cell>
          <table:table-cell table:formula="of:=IF(WEEKDAY([.A238];2)&lt; 6; 1; 0) * [.$J$3] *[.D238] *[.$J$7]" office:value-type="float" office:value="594" calcext:value-type="float">
            <text:p>594</text:p>
          </table:table-cell>
          <table:table-cell table:formula="of:=IF(WEEKDAY([.A238];2) = 7; 150; 0)" office:value-type="float" office:value="0" calcext:value-type="float">
            <text:p>0</text:p>
          </table:table-cell>
          <table:table-cell table:formula="of:=[.G237] -[.F238] +[.E238]" office:value-type="float" office:value="44512" calcext:value-type="float">
            <text:p>4451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26" calcext:value-type="date">
            <text:p>26.08.2023</text:p>
          </table:table-cell>
          <table:table-cell table:formula="of:=[.A239]" office:value-type="date" office:date-value="2023-08-26" calcext:value-type="date">
            <text:p>08-26</text:p>
          </table:table-cell>
          <table:table-cell table:style-name="ce1" table:formula="of:=IF([.B239] &lt; DATE(YEAR([.A239]);3;21); &quot;ZIMA&quot;; IF([.B239] &lt; DATE(YEAR([.A239]);6;21);&quot;WIOSNA&quot; ; IF([.B239] &lt; DATE(YEAR([.A239]);9;23); &quot;LATO&quot;; IF([.B239] &lt; DATE(YEAR([.A239]);12;21);&quot;JESIEŃ&quot;; &quot;ZIMA&quot;))))" office:value-type="string" office:string-value="LATO" calcext:value-type="string">
            <text:p>LATO</text:p>
          </table:table-cell>
          <table:table-cell table:formula="of:=IF([.C239] = &quot;ZIMA&quot;; 0.2; IF([.C239] = &quot;WIOSNA&quot;; 0.5; IF([.C239] = &quot;LATO&quot;; 0.9; 0.4)))" office:value-type="float" office:value="0.9" calcext:value-type="float">
            <text:p>0,9</text:p>
          </table:table-cell>
          <table:table-cell table:formula="of:=IF(WEEKDAY([.A239];2)&lt; 6; 1; 0) * [.$J$3] *[.D239] *[.$J$7]" office:value-type="float" office:value="0" calcext:value-type="float">
            <text:p>0</text:p>
          </table:table-cell>
          <table:table-cell table:formula="of:=IF(WEEKDAY([.A239];2) = 7; 150; 0)" office:value-type="float" office:value="0" calcext:value-type="float">
            <text:p>0</text:p>
          </table:table-cell>
          <table:table-cell table:formula="of:=[.G238] -[.F239] +[.E239]" office:value-type="float" office:value="44512" calcext:value-type="float">
            <text:p>4451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27" calcext:value-type="date">
            <text:p>27.08.2023</text:p>
          </table:table-cell>
          <table:table-cell table:formula="of:=[.A240]" office:value-type="date" office:date-value="2023-08-27" calcext:value-type="date">
            <text:p>08-27</text:p>
          </table:table-cell>
          <table:table-cell table:style-name="ce1" table:formula="of:=IF([.B240] &lt; DATE(YEAR([.A240]);3;21); &quot;ZIMA&quot;; IF([.B240] &lt; DATE(YEAR([.A240]);6;21);&quot;WIOSNA&quot; ; IF([.B240] &lt; DATE(YEAR([.A240]);9;23); &quot;LATO&quot;; IF([.B240] &lt; DATE(YEAR([.A240]);12;21);&quot;JESIEŃ&quot;; &quot;ZIMA&quot;))))" office:value-type="string" office:string-value="LATO" calcext:value-type="string">
            <text:p>LATO</text:p>
          </table:table-cell>
          <table:table-cell table:formula="of:=IF([.C240] = &quot;ZIMA&quot;; 0.2; IF([.C240] = &quot;WIOSNA&quot;; 0.5; IF([.C240] = &quot;LATO&quot;; 0.9; 0.4)))" office:value-type="float" office:value="0.9" calcext:value-type="float">
            <text:p>0,9</text:p>
          </table:table-cell>
          <table:table-cell table:formula="of:=IF(WEEKDAY([.A240];2)&lt; 6; 1; 0) * [.$J$3] *[.D240] *[.$J$7]" office:value-type="float" office:value="0" calcext:value-type="float">
            <text:p>0</text:p>
          </table:table-cell>
          <table:table-cell table:formula="of:=IF(WEEKDAY([.A240];2) = 7; 150; 0)" office:value-type="float" office:value="150" calcext:value-type="float">
            <text:p>150</text:p>
          </table:table-cell>
          <table:table-cell table:formula="of:=[.G239] -[.F240] +[.E240]" office:value-type="float" office:value="44362" calcext:value-type="float">
            <text:p>4436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28" calcext:value-type="date">
            <text:p>28.08.2023</text:p>
          </table:table-cell>
          <table:table-cell table:formula="of:=[.A241]" office:value-type="date" office:date-value="2023-08-28" calcext:value-type="date">
            <text:p>08-28</text:p>
          </table:table-cell>
          <table:table-cell table:style-name="ce1" table:formula="of:=IF([.B241] &lt; DATE(YEAR([.A241]);3;21); &quot;ZIMA&quot;; IF([.B241] &lt; DATE(YEAR([.A241]);6;21);&quot;WIOSNA&quot; ; IF([.B241] &lt; DATE(YEAR([.A241]);9;23); &quot;LATO&quot;; IF([.B241] &lt; DATE(YEAR([.A241]);12;21);&quot;JESIEŃ&quot;; &quot;ZIMA&quot;))))" office:value-type="string" office:string-value="LATO" calcext:value-type="string">
            <text:p>LATO</text:p>
          </table:table-cell>
          <table:table-cell table:formula="of:=IF([.C241] = &quot;ZIMA&quot;; 0.2; IF([.C241] = &quot;WIOSNA&quot;; 0.5; IF([.C241] = &quot;LATO&quot;; 0.9; 0.4)))" office:value-type="float" office:value="0.9" calcext:value-type="float">
            <text:p>0,9</text:p>
          </table:table-cell>
          <table:table-cell table:formula="of:=IF(WEEKDAY([.A241];2)&lt; 6; 1; 0) * [.$J$3] *[.D241] *[.$J$7]" office:value-type="float" office:value="594" calcext:value-type="float">
            <text:p>594</text:p>
          </table:table-cell>
          <table:table-cell table:formula="of:=IF(WEEKDAY([.A241];2) = 7; 150; 0)" office:value-type="float" office:value="0" calcext:value-type="float">
            <text:p>0</text:p>
          </table:table-cell>
          <table:table-cell table:formula="of:=[.G240] -[.F241] +[.E241]" office:value-type="float" office:value="44956" calcext:value-type="float">
            <text:p>44956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29" calcext:value-type="date">
            <text:p>29.08.2023</text:p>
          </table:table-cell>
          <table:table-cell table:formula="of:=[.A242]" office:value-type="date" office:date-value="2023-08-29" calcext:value-type="date">
            <text:p>08-29</text:p>
          </table:table-cell>
          <table:table-cell table:style-name="ce1" table:formula="of:=IF([.B242] &lt; DATE(YEAR([.A242]);3;21); &quot;ZIMA&quot;; IF([.B242] &lt; DATE(YEAR([.A242]);6;21);&quot;WIOSNA&quot; ; IF([.B242] &lt; DATE(YEAR([.A242]);9;23); &quot;LATO&quot;; IF([.B242] &lt; DATE(YEAR([.A242]);12;21);&quot;JESIEŃ&quot;; &quot;ZIMA&quot;))))" office:value-type="string" office:string-value="LATO" calcext:value-type="string">
            <text:p>LATO</text:p>
          </table:table-cell>
          <table:table-cell table:formula="of:=IF([.C242] = &quot;ZIMA&quot;; 0.2; IF([.C242] = &quot;WIOSNA&quot;; 0.5; IF([.C242] = &quot;LATO&quot;; 0.9; 0.4)))" office:value-type="float" office:value="0.9" calcext:value-type="float">
            <text:p>0,9</text:p>
          </table:table-cell>
          <table:table-cell table:formula="of:=IF(WEEKDAY([.A242];2)&lt; 6; 1; 0) * [.$J$3] *[.D242] *[.$J$7]" office:value-type="float" office:value="594" calcext:value-type="float">
            <text:p>594</text:p>
          </table:table-cell>
          <table:table-cell table:formula="of:=IF(WEEKDAY([.A242];2) = 7; 150; 0)" office:value-type="float" office:value="0" calcext:value-type="float">
            <text:p>0</text:p>
          </table:table-cell>
          <table:table-cell table:formula="of:=[.G241] -[.F242] +[.E242]" office:value-type="float" office:value="45550" calcext:value-type="float">
            <text:p>455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30" calcext:value-type="date">
            <text:p>30.08.2023</text:p>
          </table:table-cell>
          <table:table-cell table:formula="of:=[.A243]" office:value-type="date" office:date-value="2023-08-30" calcext:value-type="date">
            <text:p>08-30</text:p>
          </table:table-cell>
          <table:table-cell table:style-name="ce1" table:formula="of:=IF([.B243] &lt; DATE(YEAR([.A243]);3;21); &quot;ZIMA&quot;; IF([.B243] &lt; DATE(YEAR([.A243]);6;21);&quot;WIOSNA&quot; ; IF([.B243] &lt; DATE(YEAR([.A243]);9;23); &quot;LATO&quot;; IF([.B243] &lt; DATE(YEAR([.A243]);12;21);&quot;JESIEŃ&quot;; &quot;ZIMA&quot;))))" office:value-type="string" office:string-value="LATO" calcext:value-type="string">
            <text:p>LATO</text:p>
          </table:table-cell>
          <table:table-cell table:formula="of:=IF([.C243] = &quot;ZIMA&quot;; 0.2; IF([.C243] = &quot;WIOSNA&quot;; 0.5; IF([.C243] = &quot;LATO&quot;; 0.9; 0.4)))" office:value-type="float" office:value="0.9" calcext:value-type="float">
            <text:p>0,9</text:p>
          </table:table-cell>
          <table:table-cell table:formula="of:=IF(WEEKDAY([.A243];2)&lt; 6; 1; 0) * [.$J$3] *[.D243] *[.$J$7]" office:value-type="float" office:value="594" calcext:value-type="float">
            <text:p>594</text:p>
          </table:table-cell>
          <table:table-cell table:formula="of:=IF(WEEKDAY([.A243];2) = 7; 150; 0)" office:value-type="float" office:value="0" calcext:value-type="float">
            <text:p>0</text:p>
          </table:table-cell>
          <table:table-cell table:formula="of:=[.G242] -[.F243] +[.E243]" office:value-type="float" office:value="46144" calcext:value-type="float">
            <text:p>46144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31" calcext:value-type="date">
            <text:p>31.08.2023</text:p>
          </table:table-cell>
          <table:table-cell table:formula="of:=[.A244]" office:value-type="date" office:date-value="2023-08-31" calcext:value-type="date">
            <text:p>08-31</text:p>
          </table:table-cell>
          <table:table-cell table:style-name="ce1" table:formula="of:=IF([.B244] &lt; DATE(YEAR([.A244]);3;21); &quot;ZIMA&quot;; IF([.B244] &lt; DATE(YEAR([.A244]);6;21);&quot;WIOSNA&quot; ; IF([.B244] &lt; DATE(YEAR([.A244]);9;23); &quot;LATO&quot;; IF([.B244] &lt; DATE(YEAR([.A244]);12;21);&quot;JESIEŃ&quot;; &quot;ZIMA&quot;))))" office:value-type="string" office:string-value="LATO" calcext:value-type="string">
            <text:p>LATO</text:p>
          </table:table-cell>
          <table:table-cell table:formula="of:=IF([.C244] = &quot;ZIMA&quot;; 0.2; IF([.C244] = &quot;WIOSNA&quot;; 0.5; IF([.C244] = &quot;LATO&quot;; 0.9; 0.4)))" office:value-type="float" office:value="0.9" calcext:value-type="float">
            <text:p>0,9</text:p>
          </table:table-cell>
          <table:table-cell table:formula="of:=IF(WEEKDAY([.A244];2)&lt; 6; 1; 0) * [.$J$3] *[.D244] *[.$J$7]" office:value-type="float" office:value="594" calcext:value-type="float">
            <text:p>594</text:p>
          </table:table-cell>
          <table:table-cell table:formula="of:=IF(WEEKDAY([.A244];2) = 7; 150; 0)" office:value-type="float" office:value="0" calcext:value-type="float">
            <text:p>0</text:p>
          </table:table-cell>
          <table:table-cell table:formula="of:=[.G243] -[.F244] +[.E244]" office:value-type="float" office:value="46738" calcext:value-type="float">
            <text:p>46738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01" calcext:value-type="date">
            <text:p>1.09.2023</text:p>
          </table:table-cell>
          <table:table-cell table:formula="of:=[.A245]" office:value-type="date" office:date-value="2023-09-01" calcext:value-type="date">
            <text:p>09-01</text:p>
          </table:table-cell>
          <table:table-cell table:style-name="ce1" table:formula="of:=IF([.B245] &lt; DATE(YEAR([.A245]);3;21); &quot;ZIMA&quot;; IF([.B245] &lt; DATE(YEAR([.A245]);6;21);&quot;WIOSNA&quot; ; IF([.B245] &lt; DATE(YEAR([.A245]);9;23); &quot;LATO&quot;; IF([.B245] &lt; DATE(YEAR([.A245]);12;21);&quot;JESIEŃ&quot;; &quot;ZIMA&quot;))))" office:value-type="string" office:string-value="LATO" calcext:value-type="string">
            <text:p>LATO</text:p>
          </table:table-cell>
          <table:table-cell table:formula="of:=IF([.C245] = &quot;ZIMA&quot;; 0.2; IF([.C245] = &quot;WIOSNA&quot;; 0.5; IF([.C245] = &quot;LATO&quot;; 0.9; 0.4)))" office:value-type="float" office:value="0.9" calcext:value-type="float">
            <text:p>0,9</text:p>
          </table:table-cell>
          <table:table-cell table:formula="of:=IF(WEEKDAY([.A245];2)&lt; 6; 1; 0) * [.$J$3] *[.D245] *[.$J$7]" office:value-type="float" office:value="594" calcext:value-type="float">
            <text:p>594</text:p>
          </table:table-cell>
          <table:table-cell table:formula="of:=IF(WEEKDAY([.A245];2) = 7; 150; 0)" office:value-type="float" office:value="0" calcext:value-type="float">
            <text:p>0</text:p>
          </table:table-cell>
          <table:table-cell table:formula="of:=[.G244] -[.F245] +[.E245]" office:value-type="float" office:value="47332" calcext:value-type="float">
            <text:p>4733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02" calcext:value-type="date">
            <text:p>2.09.2023</text:p>
          </table:table-cell>
          <table:table-cell table:formula="of:=[.A246]" office:value-type="date" office:date-value="2023-09-02" calcext:value-type="date">
            <text:p>09-02</text:p>
          </table:table-cell>
          <table:table-cell table:style-name="ce1" table:formula="of:=IF([.B246] &lt; DATE(YEAR([.A246]);3;21); &quot;ZIMA&quot;; IF([.B246] &lt; DATE(YEAR([.A246]);6;21);&quot;WIOSNA&quot; ; IF([.B246] &lt; DATE(YEAR([.A246]);9;23); &quot;LATO&quot;; IF([.B246] &lt; DATE(YEAR([.A246]);12;21);&quot;JESIEŃ&quot;; &quot;ZIMA&quot;))))" office:value-type="string" office:string-value="LATO" calcext:value-type="string">
            <text:p>LATO</text:p>
          </table:table-cell>
          <table:table-cell table:formula="of:=IF([.C246] = &quot;ZIMA&quot;; 0.2; IF([.C246] = &quot;WIOSNA&quot;; 0.5; IF([.C246] = &quot;LATO&quot;; 0.9; 0.4)))" office:value-type="float" office:value="0.9" calcext:value-type="float">
            <text:p>0,9</text:p>
          </table:table-cell>
          <table:table-cell table:formula="of:=IF(WEEKDAY([.A246];2)&lt; 6; 1; 0) * [.$J$3] *[.D246] *[.$J$7]" office:value-type="float" office:value="0" calcext:value-type="float">
            <text:p>0</text:p>
          </table:table-cell>
          <table:table-cell table:formula="of:=IF(WEEKDAY([.A246];2) = 7; 150; 0)" office:value-type="float" office:value="0" calcext:value-type="float">
            <text:p>0</text:p>
          </table:table-cell>
          <table:table-cell table:formula="of:=[.G245] -[.F246] +[.E246]" office:value-type="float" office:value="47332" calcext:value-type="float">
            <text:p>4733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03" calcext:value-type="date">
            <text:p>3.09.2023</text:p>
          </table:table-cell>
          <table:table-cell table:formula="of:=[.A247]" office:value-type="date" office:date-value="2023-09-03" calcext:value-type="date">
            <text:p>09-03</text:p>
          </table:table-cell>
          <table:table-cell table:style-name="ce1" table:formula="of:=IF([.B247] &lt; DATE(YEAR([.A247]);3;21); &quot;ZIMA&quot;; IF([.B247] &lt; DATE(YEAR([.A247]);6;21);&quot;WIOSNA&quot; ; IF([.B247] &lt; DATE(YEAR([.A247]);9;23); &quot;LATO&quot;; IF([.B247] &lt; DATE(YEAR([.A247]);12;21);&quot;JESIEŃ&quot;; &quot;ZIMA&quot;))))" office:value-type="string" office:string-value="LATO" calcext:value-type="string">
            <text:p>LATO</text:p>
          </table:table-cell>
          <table:table-cell table:formula="of:=IF([.C247] = &quot;ZIMA&quot;; 0.2; IF([.C247] = &quot;WIOSNA&quot;; 0.5; IF([.C247] = &quot;LATO&quot;; 0.9; 0.4)))" office:value-type="float" office:value="0.9" calcext:value-type="float">
            <text:p>0,9</text:p>
          </table:table-cell>
          <table:table-cell table:formula="of:=IF(WEEKDAY([.A247];2)&lt; 6; 1; 0) * [.$J$3] *[.D247] *[.$J$7]" office:value-type="float" office:value="0" calcext:value-type="float">
            <text:p>0</text:p>
          </table:table-cell>
          <table:table-cell table:formula="of:=IF(WEEKDAY([.A247];2) = 7; 150; 0)" office:value-type="float" office:value="150" calcext:value-type="float">
            <text:p>150</text:p>
          </table:table-cell>
          <table:table-cell table:formula="of:=[.G246] -[.F247] +[.E247]" office:value-type="float" office:value="47182" calcext:value-type="float">
            <text:p>4718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04" calcext:value-type="date">
            <text:p>4.09.2023</text:p>
          </table:table-cell>
          <table:table-cell table:formula="of:=[.A248]" office:value-type="date" office:date-value="2023-09-04" calcext:value-type="date">
            <text:p>09-04</text:p>
          </table:table-cell>
          <table:table-cell table:style-name="ce1" table:formula="of:=IF([.B248] &lt; DATE(YEAR([.A248]);3;21); &quot;ZIMA&quot;; IF([.B248] &lt; DATE(YEAR([.A248]);6;21);&quot;WIOSNA&quot; ; IF([.B248] &lt; DATE(YEAR([.A248]);9;23); &quot;LATO&quot;; IF([.B248] &lt; DATE(YEAR([.A248]);12;21);&quot;JESIEŃ&quot;; &quot;ZIMA&quot;))))" office:value-type="string" office:string-value="LATO" calcext:value-type="string">
            <text:p>LATO</text:p>
          </table:table-cell>
          <table:table-cell table:formula="of:=IF([.C248] = &quot;ZIMA&quot;; 0.2; IF([.C248] = &quot;WIOSNA&quot;; 0.5; IF([.C248] = &quot;LATO&quot;; 0.9; 0.4)))" office:value-type="float" office:value="0.9" calcext:value-type="float">
            <text:p>0,9</text:p>
          </table:table-cell>
          <table:table-cell table:formula="of:=IF(WEEKDAY([.A248];2)&lt; 6; 1; 0) * [.$J$3] *[.D248] *[.$J$7]" office:value-type="float" office:value="594" calcext:value-type="float">
            <text:p>594</text:p>
          </table:table-cell>
          <table:table-cell table:formula="of:=IF(WEEKDAY([.A248];2) = 7; 150; 0)" office:value-type="float" office:value="0" calcext:value-type="float">
            <text:p>0</text:p>
          </table:table-cell>
          <table:table-cell table:formula="of:=[.G247] -[.F248] +[.E248]" office:value-type="float" office:value="47776" calcext:value-type="float">
            <text:p>47776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05" calcext:value-type="date">
            <text:p>5.09.2023</text:p>
          </table:table-cell>
          <table:table-cell table:formula="of:=[.A249]" office:value-type="date" office:date-value="2023-09-05" calcext:value-type="date">
            <text:p>09-05</text:p>
          </table:table-cell>
          <table:table-cell table:style-name="ce1" table:formula="of:=IF([.B249] &lt; DATE(YEAR([.A249]);3;21); &quot;ZIMA&quot;; IF([.B249] &lt; DATE(YEAR([.A249]);6;21);&quot;WIOSNA&quot; ; IF([.B249] &lt; DATE(YEAR([.A249]);9;23); &quot;LATO&quot;; IF([.B249] &lt; DATE(YEAR([.A249]);12;21);&quot;JESIEŃ&quot;; &quot;ZIMA&quot;))))" office:value-type="string" office:string-value="LATO" calcext:value-type="string">
            <text:p>LATO</text:p>
          </table:table-cell>
          <table:table-cell table:formula="of:=IF([.C249] = &quot;ZIMA&quot;; 0.2; IF([.C249] = &quot;WIOSNA&quot;; 0.5; IF([.C249] = &quot;LATO&quot;; 0.9; 0.4)))" office:value-type="float" office:value="0.9" calcext:value-type="float">
            <text:p>0,9</text:p>
          </table:table-cell>
          <table:table-cell table:formula="of:=IF(WEEKDAY([.A249];2)&lt; 6; 1; 0) * [.$J$3] *[.D249] *[.$J$7]" office:value-type="float" office:value="594" calcext:value-type="float">
            <text:p>594</text:p>
          </table:table-cell>
          <table:table-cell table:formula="of:=IF(WEEKDAY([.A249];2) = 7; 150; 0)" office:value-type="float" office:value="0" calcext:value-type="float">
            <text:p>0</text:p>
          </table:table-cell>
          <table:table-cell table:formula="of:=[.G248] -[.F249] +[.E249]" office:value-type="float" office:value="48370" calcext:value-type="float">
            <text:p>4837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06" calcext:value-type="date">
            <text:p>6.09.2023</text:p>
          </table:table-cell>
          <table:table-cell table:formula="of:=[.A250]" office:value-type="date" office:date-value="2023-09-06" calcext:value-type="date">
            <text:p>09-06</text:p>
          </table:table-cell>
          <table:table-cell table:style-name="ce1" table:formula="of:=IF([.B250] &lt; DATE(YEAR([.A250]);3;21); &quot;ZIMA&quot;; IF([.B250] &lt; DATE(YEAR([.A250]);6;21);&quot;WIOSNA&quot; ; IF([.B250] &lt; DATE(YEAR([.A250]);9;23); &quot;LATO&quot;; IF([.B250] &lt; DATE(YEAR([.A250]);12;21);&quot;JESIEŃ&quot;; &quot;ZIMA&quot;))))" office:value-type="string" office:string-value="LATO" calcext:value-type="string">
            <text:p>LATO</text:p>
          </table:table-cell>
          <table:table-cell table:formula="of:=IF([.C250] = &quot;ZIMA&quot;; 0.2; IF([.C250] = &quot;WIOSNA&quot;; 0.5; IF([.C250] = &quot;LATO&quot;; 0.9; 0.4)))" office:value-type="float" office:value="0.9" calcext:value-type="float">
            <text:p>0,9</text:p>
          </table:table-cell>
          <table:table-cell table:formula="of:=IF(WEEKDAY([.A250];2)&lt; 6; 1; 0) * [.$J$3] *[.D250] *[.$J$7]" office:value-type="float" office:value="594" calcext:value-type="float">
            <text:p>594</text:p>
          </table:table-cell>
          <table:table-cell table:formula="of:=IF(WEEKDAY([.A250];2) = 7; 150; 0)" office:value-type="float" office:value="0" calcext:value-type="float">
            <text:p>0</text:p>
          </table:table-cell>
          <table:table-cell table:formula="of:=[.G249] -[.F250] +[.E250]" office:value-type="float" office:value="48964" calcext:value-type="float">
            <text:p>48964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07" calcext:value-type="date">
            <text:p>7.09.2023</text:p>
          </table:table-cell>
          <table:table-cell table:formula="of:=[.A251]" office:value-type="date" office:date-value="2023-09-07" calcext:value-type="date">
            <text:p>09-07</text:p>
          </table:table-cell>
          <table:table-cell table:style-name="ce1" table:formula="of:=IF([.B251] &lt; DATE(YEAR([.A251]);3;21); &quot;ZIMA&quot;; IF([.B251] &lt; DATE(YEAR([.A251]);6;21);&quot;WIOSNA&quot; ; IF([.B251] &lt; DATE(YEAR([.A251]);9;23); &quot;LATO&quot;; IF([.B251] &lt; DATE(YEAR([.A251]);12;21);&quot;JESIEŃ&quot;; &quot;ZIMA&quot;))))" office:value-type="string" office:string-value="LATO" calcext:value-type="string">
            <text:p>LATO</text:p>
          </table:table-cell>
          <table:table-cell table:formula="of:=IF([.C251] = &quot;ZIMA&quot;; 0.2; IF([.C251] = &quot;WIOSNA&quot;; 0.5; IF([.C251] = &quot;LATO&quot;; 0.9; 0.4)))" office:value-type="float" office:value="0.9" calcext:value-type="float">
            <text:p>0,9</text:p>
          </table:table-cell>
          <table:table-cell table:formula="of:=IF(WEEKDAY([.A251];2)&lt; 6; 1; 0) * [.$J$3] *[.D251] *[.$J$7]" office:value-type="float" office:value="594" calcext:value-type="float">
            <text:p>594</text:p>
          </table:table-cell>
          <table:table-cell table:formula="of:=IF(WEEKDAY([.A251];2) = 7; 150; 0)" office:value-type="float" office:value="0" calcext:value-type="float">
            <text:p>0</text:p>
          </table:table-cell>
          <table:table-cell table:formula="of:=[.G250] -[.F251] +[.E251]" office:value-type="float" office:value="49558" calcext:value-type="float">
            <text:p>49558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08" calcext:value-type="date">
            <text:p>8.09.2023</text:p>
          </table:table-cell>
          <table:table-cell table:formula="of:=[.A252]" office:value-type="date" office:date-value="2023-09-08" calcext:value-type="date">
            <text:p>09-08</text:p>
          </table:table-cell>
          <table:table-cell table:style-name="ce1" table:formula="of:=IF([.B252] &lt; DATE(YEAR([.A252]);3;21); &quot;ZIMA&quot;; IF([.B252] &lt; DATE(YEAR([.A252]);6;21);&quot;WIOSNA&quot; ; IF([.B252] &lt; DATE(YEAR([.A252]);9;23); &quot;LATO&quot;; IF([.B252] &lt; DATE(YEAR([.A252]);12;21);&quot;JESIEŃ&quot;; &quot;ZIMA&quot;))))" office:value-type="string" office:string-value="LATO" calcext:value-type="string">
            <text:p>LATO</text:p>
          </table:table-cell>
          <table:table-cell table:formula="of:=IF([.C252] = &quot;ZIMA&quot;; 0.2; IF([.C252] = &quot;WIOSNA&quot;; 0.5; IF([.C252] = &quot;LATO&quot;; 0.9; 0.4)))" office:value-type="float" office:value="0.9" calcext:value-type="float">
            <text:p>0,9</text:p>
          </table:table-cell>
          <table:table-cell table:formula="of:=IF(WEEKDAY([.A252];2)&lt; 6; 1; 0) * [.$J$3] *[.D252] *[.$J$7]" office:value-type="float" office:value="594" calcext:value-type="float">
            <text:p>594</text:p>
          </table:table-cell>
          <table:table-cell table:formula="of:=IF(WEEKDAY([.A252];2) = 7; 150; 0)" office:value-type="float" office:value="0" calcext:value-type="float">
            <text:p>0</text:p>
          </table:table-cell>
          <table:table-cell table:formula="of:=[.G251] -[.F252] +[.E252]" office:value-type="float" office:value="50152" calcext:value-type="float">
            <text:p>5015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09" calcext:value-type="date">
            <text:p>9.09.2023</text:p>
          </table:table-cell>
          <table:table-cell table:formula="of:=[.A253]" office:value-type="date" office:date-value="2023-09-09" calcext:value-type="date">
            <text:p>09-09</text:p>
          </table:table-cell>
          <table:table-cell table:style-name="ce1" table:formula="of:=IF([.B253] &lt; DATE(YEAR([.A253]);3;21); &quot;ZIMA&quot;; IF([.B253] &lt; DATE(YEAR([.A253]);6;21);&quot;WIOSNA&quot; ; IF([.B253] &lt; DATE(YEAR([.A253]);9;23); &quot;LATO&quot;; IF([.B253] &lt; DATE(YEAR([.A253]);12;21);&quot;JESIEŃ&quot;; &quot;ZIMA&quot;))))" office:value-type="string" office:string-value="LATO" calcext:value-type="string">
            <text:p>LATO</text:p>
          </table:table-cell>
          <table:table-cell table:formula="of:=IF([.C253] = &quot;ZIMA&quot;; 0.2; IF([.C253] = &quot;WIOSNA&quot;; 0.5; IF([.C253] = &quot;LATO&quot;; 0.9; 0.4)))" office:value-type="float" office:value="0.9" calcext:value-type="float">
            <text:p>0,9</text:p>
          </table:table-cell>
          <table:table-cell table:formula="of:=IF(WEEKDAY([.A253];2)&lt; 6; 1; 0) * [.$J$3] *[.D253] *[.$J$7]" office:value-type="float" office:value="0" calcext:value-type="float">
            <text:p>0</text:p>
          </table:table-cell>
          <table:table-cell table:formula="of:=IF(WEEKDAY([.A253];2) = 7; 150; 0)" office:value-type="float" office:value="0" calcext:value-type="float">
            <text:p>0</text:p>
          </table:table-cell>
          <table:table-cell table:formula="of:=[.G252] -[.F253] +[.E253]" office:value-type="float" office:value="50152" calcext:value-type="float">
            <text:p>5015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10" calcext:value-type="date">
            <text:p>10.09.2023</text:p>
          </table:table-cell>
          <table:table-cell table:formula="of:=[.A254]" office:value-type="date" office:date-value="2023-09-10" calcext:value-type="date">
            <text:p>09-10</text:p>
          </table:table-cell>
          <table:table-cell table:style-name="ce1" table:formula="of:=IF([.B254] &lt; DATE(YEAR([.A254]);3;21); &quot;ZIMA&quot;; IF([.B254] &lt; DATE(YEAR([.A254]);6;21);&quot;WIOSNA&quot; ; IF([.B254] &lt; DATE(YEAR([.A254]);9;23); &quot;LATO&quot;; IF([.B254] &lt; DATE(YEAR([.A254]);12;21);&quot;JESIEŃ&quot;; &quot;ZIMA&quot;))))" office:value-type="string" office:string-value="LATO" calcext:value-type="string">
            <text:p>LATO</text:p>
          </table:table-cell>
          <table:table-cell table:formula="of:=IF([.C254] = &quot;ZIMA&quot;; 0.2; IF([.C254] = &quot;WIOSNA&quot;; 0.5; IF([.C254] = &quot;LATO&quot;; 0.9; 0.4)))" office:value-type="float" office:value="0.9" calcext:value-type="float">
            <text:p>0,9</text:p>
          </table:table-cell>
          <table:table-cell table:formula="of:=IF(WEEKDAY([.A254];2)&lt; 6; 1; 0) * [.$J$3] *[.D254] *[.$J$7]" office:value-type="float" office:value="0" calcext:value-type="float">
            <text:p>0</text:p>
          </table:table-cell>
          <table:table-cell table:formula="of:=IF(WEEKDAY([.A254];2) = 7; 150; 0)" office:value-type="float" office:value="150" calcext:value-type="float">
            <text:p>150</text:p>
          </table:table-cell>
          <table:table-cell table:formula="of:=[.G253] -[.F254] +[.E254]" office:value-type="float" office:value="50002" calcext:value-type="float">
            <text:p>5000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11" calcext:value-type="date">
            <text:p>11.09.2023</text:p>
          </table:table-cell>
          <table:table-cell table:formula="of:=[.A255]" office:value-type="date" office:date-value="2023-09-11" calcext:value-type="date">
            <text:p>09-11</text:p>
          </table:table-cell>
          <table:table-cell table:style-name="ce1" table:formula="of:=IF([.B255] &lt; DATE(YEAR([.A255]);3;21); &quot;ZIMA&quot;; IF([.B255] &lt; DATE(YEAR([.A255]);6;21);&quot;WIOSNA&quot; ; IF([.B255] &lt; DATE(YEAR([.A255]);9;23); &quot;LATO&quot;; IF([.B255] &lt; DATE(YEAR([.A255]);12;21);&quot;JESIEŃ&quot;; &quot;ZIMA&quot;))))" office:value-type="string" office:string-value="LATO" calcext:value-type="string">
            <text:p>LATO</text:p>
          </table:table-cell>
          <table:table-cell table:formula="of:=IF([.C255] = &quot;ZIMA&quot;; 0.2; IF([.C255] = &quot;WIOSNA&quot;; 0.5; IF([.C255] = &quot;LATO&quot;; 0.9; 0.4)))" office:value-type="float" office:value="0.9" calcext:value-type="float">
            <text:p>0,9</text:p>
          </table:table-cell>
          <table:table-cell table:formula="of:=IF(WEEKDAY([.A255];2)&lt; 6; 1; 0) * [.$J$3] *[.D255] *[.$J$7]" office:value-type="float" office:value="594" calcext:value-type="float">
            <text:p>594</text:p>
          </table:table-cell>
          <table:table-cell table:formula="of:=IF(WEEKDAY([.A255];2) = 7; 150; 0)" office:value-type="float" office:value="0" calcext:value-type="float">
            <text:p>0</text:p>
          </table:table-cell>
          <table:table-cell table:formula="of:=[.G254] -[.F255] +[.E255]" office:value-type="float" office:value="50596" calcext:value-type="float">
            <text:p>50596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12" calcext:value-type="date">
            <text:p>12.09.2023</text:p>
          </table:table-cell>
          <table:table-cell table:formula="of:=[.A256]" office:value-type="date" office:date-value="2023-09-12" calcext:value-type="date">
            <text:p>09-12</text:p>
          </table:table-cell>
          <table:table-cell table:style-name="ce1" table:formula="of:=IF([.B256] &lt; DATE(YEAR([.A256]);3;21); &quot;ZIMA&quot;; IF([.B256] &lt; DATE(YEAR([.A256]);6;21);&quot;WIOSNA&quot; ; IF([.B256] &lt; DATE(YEAR([.A256]);9;23); &quot;LATO&quot;; IF([.B256] &lt; DATE(YEAR([.A256]);12;21);&quot;JESIEŃ&quot;; &quot;ZIMA&quot;))))" office:value-type="string" office:string-value="LATO" calcext:value-type="string">
            <text:p>LATO</text:p>
          </table:table-cell>
          <table:table-cell table:formula="of:=IF([.C256] = &quot;ZIMA&quot;; 0.2; IF([.C256] = &quot;WIOSNA&quot;; 0.5; IF([.C256] = &quot;LATO&quot;; 0.9; 0.4)))" office:value-type="float" office:value="0.9" calcext:value-type="float">
            <text:p>0,9</text:p>
          </table:table-cell>
          <table:table-cell table:formula="of:=IF(WEEKDAY([.A256];2)&lt; 6; 1; 0) * [.$J$3] *[.D256] *[.$J$7]" office:value-type="float" office:value="594" calcext:value-type="float">
            <text:p>594</text:p>
          </table:table-cell>
          <table:table-cell table:formula="of:=IF(WEEKDAY([.A256];2) = 7; 150; 0)" office:value-type="float" office:value="0" calcext:value-type="float">
            <text:p>0</text:p>
          </table:table-cell>
          <table:table-cell table:formula="of:=[.G255] -[.F256] +[.E256]" office:value-type="float" office:value="51190" calcext:value-type="float">
            <text:p>511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13" calcext:value-type="date">
            <text:p>13.09.2023</text:p>
          </table:table-cell>
          <table:table-cell table:formula="of:=[.A257]" office:value-type="date" office:date-value="2023-09-13" calcext:value-type="date">
            <text:p>09-13</text:p>
          </table:table-cell>
          <table:table-cell table:style-name="ce1" table:formula="of:=IF([.B257] &lt; DATE(YEAR([.A257]);3;21); &quot;ZIMA&quot;; IF([.B257] &lt; DATE(YEAR([.A257]);6;21);&quot;WIOSNA&quot; ; IF([.B257] &lt; DATE(YEAR([.A257]);9;23); &quot;LATO&quot;; IF([.B257] &lt; DATE(YEAR([.A257]);12;21);&quot;JESIEŃ&quot;; &quot;ZIMA&quot;))))" office:value-type="string" office:string-value="LATO" calcext:value-type="string">
            <text:p>LATO</text:p>
          </table:table-cell>
          <table:table-cell table:formula="of:=IF([.C257] = &quot;ZIMA&quot;; 0.2; IF([.C257] = &quot;WIOSNA&quot;; 0.5; IF([.C257] = &quot;LATO&quot;; 0.9; 0.4)))" office:value-type="float" office:value="0.9" calcext:value-type="float">
            <text:p>0,9</text:p>
          </table:table-cell>
          <table:table-cell table:formula="of:=IF(WEEKDAY([.A257];2)&lt; 6; 1; 0) * [.$J$3] *[.D257] *[.$J$7]" office:value-type="float" office:value="594" calcext:value-type="float">
            <text:p>594</text:p>
          </table:table-cell>
          <table:table-cell table:formula="of:=IF(WEEKDAY([.A257];2) = 7; 150; 0)" office:value-type="float" office:value="0" calcext:value-type="float">
            <text:p>0</text:p>
          </table:table-cell>
          <table:table-cell table:formula="of:=[.G256] -[.F257] +[.E257]" office:value-type="float" office:value="51784" calcext:value-type="float">
            <text:p>51784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14" calcext:value-type="date">
            <text:p>14.09.2023</text:p>
          </table:table-cell>
          <table:table-cell table:formula="of:=[.A258]" office:value-type="date" office:date-value="2023-09-14" calcext:value-type="date">
            <text:p>09-14</text:p>
          </table:table-cell>
          <table:table-cell table:style-name="ce1" table:formula="of:=IF([.B258] &lt; DATE(YEAR([.A258]);3;21); &quot;ZIMA&quot;; IF([.B258] &lt; DATE(YEAR([.A258]);6;21);&quot;WIOSNA&quot; ; IF([.B258] &lt; DATE(YEAR([.A258]);9;23); &quot;LATO&quot;; IF([.B258] &lt; DATE(YEAR([.A258]);12;21);&quot;JESIEŃ&quot;; &quot;ZIMA&quot;))))" office:value-type="string" office:string-value="LATO" calcext:value-type="string">
            <text:p>LATO</text:p>
          </table:table-cell>
          <table:table-cell table:formula="of:=IF([.C258] = &quot;ZIMA&quot;; 0.2; IF([.C258] = &quot;WIOSNA&quot;; 0.5; IF([.C258] = &quot;LATO&quot;; 0.9; 0.4)))" office:value-type="float" office:value="0.9" calcext:value-type="float">
            <text:p>0,9</text:p>
          </table:table-cell>
          <table:table-cell table:formula="of:=IF(WEEKDAY([.A258];2)&lt; 6; 1; 0) * [.$J$3] *[.D258] *[.$J$7]" office:value-type="float" office:value="594" calcext:value-type="float">
            <text:p>594</text:p>
          </table:table-cell>
          <table:table-cell table:formula="of:=IF(WEEKDAY([.A258];2) = 7; 150; 0)" office:value-type="float" office:value="0" calcext:value-type="float">
            <text:p>0</text:p>
          </table:table-cell>
          <table:table-cell table:formula="of:=[.G257] -[.F258] +[.E258]" office:value-type="float" office:value="52378" calcext:value-type="float">
            <text:p>52378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15" calcext:value-type="date">
            <text:p>15.09.2023</text:p>
          </table:table-cell>
          <table:table-cell table:formula="of:=[.A259]" office:value-type="date" office:date-value="2023-09-15" calcext:value-type="date">
            <text:p>09-15</text:p>
          </table:table-cell>
          <table:table-cell table:style-name="ce1" table:formula="of:=IF([.B259] &lt; DATE(YEAR([.A259]);3;21); &quot;ZIMA&quot;; IF([.B259] &lt; DATE(YEAR([.A259]);6;21);&quot;WIOSNA&quot; ; IF([.B259] &lt; DATE(YEAR([.A259]);9;23); &quot;LATO&quot;; IF([.B259] &lt; DATE(YEAR([.A259]);12;21);&quot;JESIEŃ&quot;; &quot;ZIMA&quot;))))" office:value-type="string" office:string-value="LATO" calcext:value-type="string">
            <text:p>LATO</text:p>
          </table:table-cell>
          <table:table-cell table:formula="of:=IF([.C259] = &quot;ZIMA&quot;; 0.2; IF([.C259] = &quot;WIOSNA&quot;; 0.5; IF([.C259] = &quot;LATO&quot;; 0.9; 0.4)))" office:value-type="float" office:value="0.9" calcext:value-type="float">
            <text:p>0,9</text:p>
          </table:table-cell>
          <table:table-cell table:formula="of:=IF(WEEKDAY([.A259];2)&lt; 6; 1; 0) * [.$J$3] *[.D259] *[.$J$7]" office:value-type="float" office:value="594" calcext:value-type="float">
            <text:p>594</text:p>
          </table:table-cell>
          <table:table-cell table:formula="of:=IF(WEEKDAY([.A259];2) = 7; 150; 0)" office:value-type="float" office:value="0" calcext:value-type="float">
            <text:p>0</text:p>
          </table:table-cell>
          <table:table-cell table:formula="of:=[.G258] -[.F259] +[.E259]" office:value-type="float" office:value="52972" calcext:value-type="float">
            <text:p>5297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16" calcext:value-type="date">
            <text:p>16.09.2023</text:p>
          </table:table-cell>
          <table:table-cell table:formula="of:=[.A260]" office:value-type="date" office:date-value="2023-09-16" calcext:value-type="date">
            <text:p>09-16</text:p>
          </table:table-cell>
          <table:table-cell table:style-name="ce1" table:formula="of:=IF([.B260] &lt; DATE(YEAR([.A260]);3;21); &quot;ZIMA&quot;; IF([.B260] &lt; DATE(YEAR([.A260]);6;21);&quot;WIOSNA&quot; ; IF([.B260] &lt; DATE(YEAR([.A260]);9;23); &quot;LATO&quot;; IF([.B260] &lt; DATE(YEAR([.A260]);12;21);&quot;JESIEŃ&quot;; &quot;ZIMA&quot;))))" office:value-type="string" office:string-value="LATO" calcext:value-type="string">
            <text:p>LATO</text:p>
          </table:table-cell>
          <table:table-cell table:formula="of:=IF([.C260] = &quot;ZIMA&quot;; 0.2; IF([.C260] = &quot;WIOSNA&quot;; 0.5; IF([.C260] = &quot;LATO&quot;; 0.9; 0.4)))" office:value-type="float" office:value="0.9" calcext:value-type="float">
            <text:p>0,9</text:p>
          </table:table-cell>
          <table:table-cell table:formula="of:=IF(WEEKDAY([.A260];2)&lt; 6; 1; 0) * [.$J$3] *[.D260] *[.$J$7]" office:value-type="float" office:value="0" calcext:value-type="float">
            <text:p>0</text:p>
          </table:table-cell>
          <table:table-cell table:formula="of:=IF(WEEKDAY([.A260];2) = 7; 150; 0)" office:value-type="float" office:value="0" calcext:value-type="float">
            <text:p>0</text:p>
          </table:table-cell>
          <table:table-cell table:formula="of:=[.G259] -[.F260] +[.E260]" office:value-type="float" office:value="52972" calcext:value-type="float">
            <text:p>5297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17" calcext:value-type="date">
            <text:p>17.09.2023</text:p>
          </table:table-cell>
          <table:table-cell table:formula="of:=[.A261]" office:value-type="date" office:date-value="2023-09-17" calcext:value-type="date">
            <text:p>09-17</text:p>
          </table:table-cell>
          <table:table-cell table:style-name="ce1" table:formula="of:=IF([.B261] &lt; DATE(YEAR([.A261]);3;21); &quot;ZIMA&quot;; IF([.B261] &lt; DATE(YEAR([.A261]);6;21);&quot;WIOSNA&quot; ; IF([.B261] &lt; DATE(YEAR([.A261]);9;23); &quot;LATO&quot;; IF([.B261] &lt; DATE(YEAR([.A261]);12;21);&quot;JESIEŃ&quot;; &quot;ZIMA&quot;))))" office:value-type="string" office:string-value="LATO" calcext:value-type="string">
            <text:p>LATO</text:p>
          </table:table-cell>
          <table:table-cell table:formula="of:=IF([.C261] = &quot;ZIMA&quot;; 0.2; IF([.C261] = &quot;WIOSNA&quot;; 0.5; IF([.C261] = &quot;LATO&quot;; 0.9; 0.4)))" office:value-type="float" office:value="0.9" calcext:value-type="float">
            <text:p>0,9</text:p>
          </table:table-cell>
          <table:table-cell table:formula="of:=IF(WEEKDAY([.A261];2)&lt; 6; 1; 0) * [.$J$3] *[.D261] *[.$J$7]" office:value-type="float" office:value="0" calcext:value-type="float">
            <text:p>0</text:p>
          </table:table-cell>
          <table:table-cell table:formula="of:=IF(WEEKDAY([.A261];2) = 7; 150; 0)" office:value-type="float" office:value="150" calcext:value-type="float">
            <text:p>150</text:p>
          </table:table-cell>
          <table:table-cell table:formula="of:=[.G260] -[.F261] +[.E261]" office:value-type="float" office:value="52822" calcext:value-type="float">
            <text:p>5282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18" calcext:value-type="date">
            <text:p>18.09.2023</text:p>
          </table:table-cell>
          <table:table-cell table:formula="of:=[.A262]" office:value-type="date" office:date-value="2023-09-18" calcext:value-type="date">
            <text:p>09-18</text:p>
          </table:table-cell>
          <table:table-cell table:style-name="ce1" table:formula="of:=IF([.B262] &lt; DATE(YEAR([.A262]);3;21); &quot;ZIMA&quot;; IF([.B262] &lt; DATE(YEAR([.A262]);6;21);&quot;WIOSNA&quot; ; IF([.B262] &lt; DATE(YEAR([.A262]);9;23); &quot;LATO&quot;; IF([.B262] &lt; DATE(YEAR([.A262]);12;21);&quot;JESIEŃ&quot;; &quot;ZIMA&quot;))))" office:value-type="string" office:string-value="LATO" calcext:value-type="string">
            <text:p>LATO</text:p>
          </table:table-cell>
          <table:table-cell table:formula="of:=IF([.C262] = &quot;ZIMA&quot;; 0.2; IF([.C262] = &quot;WIOSNA&quot;; 0.5; IF([.C262] = &quot;LATO&quot;; 0.9; 0.4)))" office:value-type="float" office:value="0.9" calcext:value-type="float">
            <text:p>0,9</text:p>
          </table:table-cell>
          <table:table-cell table:formula="of:=IF(WEEKDAY([.A262];2)&lt; 6; 1; 0) * [.$J$3] *[.D262] *[.$J$7]" office:value-type="float" office:value="594" calcext:value-type="float">
            <text:p>594</text:p>
          </table:table-cell>
          <table:table-cell table:formula="of:=IF(WEEKDAY([.A262];2) = 7; 150; 0)" office:value-type="float" office:value="0" calcext:value-type="float">
            <text:p>0</text:p>
          </table:table-cell>
          <table:table-cell table:formula="of:=[.G261] -[.F262] +[.E262]" office:value-type="float" office:value="53416" calcext:value-type="float">
            <text:p>53416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19" calcext:value-type="date">
            <text:p>19.09.2023</text:p>
          </table:table-cell>
          <table:table-cell table:formula="of:=[.A263]" office:value-type="date" office:date-value="2023-09-19" calcext:value-type="date">
            <text:p>09-19</text:p>
          </table:table-cell>
          <table:table-cell table:style-name="ce1" table:formula="of:=IF([.B263] &lt; DATE(YEAR([.A263]);3;21); &quot;ZIMA&quot;; IF([.B263] &lt; DATE(YEAR([.A263]);6;21);&quot;WIOSNA&quot; ; IF([.B263] &lt; DATE(YEAR([.A263]);9;23); &quot;LATO&quot;; IF([.B263] &lt; DATE(YEAR([.A263]);12;21);&quot;JESIEŃ&quot;; &quot;ZIMA&quot;))))" office:value-type="string" office:string-value="LATO" calcext:value-type="string">
            <text:p>LATO</text:p>
          </table:table-cell>
          <table:table-cell table:formula="of:=IF([.C263] = &quot;ZIMA&quot;; 0.2; IF([.C263] = &quot;WIOSNA&quot;; 0.5; IF([.C263] = &quot;LATO&quot;; 0.9; 0.4)))" office:value-type="float" office:value="0.9" calcext:value-type="float">
            <text:p>0,9</text:p>
          </table:table-cell>
          <table:table-cell table:formula="of:=IF(WEEKDAY([.A263];2)&lt; 6; 1; 0) * [.$J$3] *[.D263] *[.$J$7]" office:value-type="float" office:value="594" calcext:value-type="float">
            <text:p>594</text:p>
          </table:table-cell>
          <table:table-cell table:formula="of:=IF(WEEKDAY([.A263];2) = 7; 150; 0)" office:value-type="float" office:value="0" calcext:value-type="float">
            <text:p>0</text:p>
          </table:table-cell>
          <table:table-cell table:formula="of:=[.G262] -[.F263] +[.E263]" office:value-type="float" office:value="54010" calcext:value-type="float">
            <text:p>5401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20" calcext:value-type="date">
            <text:p>20.09.2023</text:p>
          </table:table-cell>
          <table:table-cell table:formula="of:=[.A264]" office:value-type="date" office:date-value="2023-09-20" calcext:value-type="date">
            <text:p>09-20</text:p>
          </table:table-cell>
          <table:table-cell table:style-name="ce1" table:formula="of:=IF([.B264] &lt; DATE(YEAR([.A264]);3;21); &quot;ZIMA&quot;; IF([.B264] &lt; DATE(YEAR([.A264]);6;21);&quot;WIOSNA&quot; ; IF([.B264] &lt; DATE(YEAR([.A264]);9;23); &quot;LATO&quot;; IF([.B264] &lt; DATE(YEAR([.A264]);12;21);&quot;JESIEŃ&quot;; &quot;ZIMA&quot;))))" office:value-type="string" office:string-value="LATO" calcext:value-type="string">
            <text:p>LATO</text:p>
          </table:table-cell>
          <table:table-cell table:formula="of:=IF([.C264] = &quot;ZIMA&quot;; 0.2; IF([.C264] = &quot;WIOSNA&quot;; 0.5; IF([.C264] = &quot;LATO&quot;; 0.9; 0.4)))" office:value-type="float" office:value="0.9" calcext:value-type="float">
            <text:p>0,9</text:p>
          </table:table-cell>
          <table:table-cell table:formula="of:=IF(WEEKDAY([.A264];2)&lt; 6; 1; 0) * [.$J$3] *[.D264] *[.$J$7]" office:value-type="float" office:value="594" calcext:value-type="float">
            <text:p>594</text:p>
          </table:table-cell>
          <table:table-cell table:formula="of:=IF(WEEKDAY([.A264];2) = 7; 150; 0)" office:value-type="float" office:value="0" calcext:value-type="float">
            <text:p>0</text:p>
          </table:table-cell>
          <table:table-cell table:formula="of:=[.G263] -[.F264] +[.E264]" office:value-type="float" office:value="54604" calcext:value-type="float">
            <text:p>54604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21" calcext:value-type="date">
            <text:p>21.09.2023</text:p>
          </table:table-cell>
          <table:table-cell table:formula="of:=[.A265]" office:value-type="date" office:date-value="2023-09-21" calcext:value-type="date">
            <text:p>09-21</text:p>
          </table:table-cell>
          <table:table-cell table:style-name="ce1" table:formula="of:=IF([.B265] &lt; DATE(YEAR([.A265]);3;21); &quot;ZIMA&quot;; IF([.B265] &lt; DATE(YEAR([.A265]);6;21);&quot;WIOSNA&quot; ; IF([.B265] &lt; DATE(YEAR([.A265]);9;23); &quot;LATO&quot;; IF([.B265] &lt; DATE(YEAR([.A265]);12;21);&quot;JESIEŃ&quot;; &quot;ZIMA&quot;))))" office:value-type="string" office:string-value="LATO" calcext:value-type="string">
            <text:p>LATO</text:p>
          </table:table-cell>
          <table:table-cell table:formula="of:=IF([.C265] = &quot;ZIMA&quot;; 0.2; IF([.C265] = &quot;WIOSNA&quot;; 0.5; IF([.C265] = &quot;LATO&quot;; 0.9; 0.4)))" office:value-type="float" office:value="0.9" calcext:value-type="float">
            <text:p>0,9</text:p>
          </table:table-cell>
          <table:table-cell table:formula="of:=IF(WEEKDAY([.A265];2)&lt; 6; 1; 0) * [.$J$3] *[.D265] *[.$J$7]" office:value-type="float" office:value="594" calcext:value-type="float">
            <text:p>594</text:p>
          </table:table-cell>
          <table:table-cell table:formula="of:=IF(WEEKDAY([.A265];2) = 7; 150; 0)" office:value-type="float" office:value="0" calcext:value-type="float">
            <text:p>0</text:p>
          </table:table-cell>
          <table:table-cell table:formula="of:=[.G264] -[.F265] +[.E265]" office:value-type="float" office:value="55198" calcext:value-type="float">
            <text:p>55198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22" calcext:value-type="date">
            <text:p>22.09.2023</text:p>
          </table:table-cell>
          <table:table-cell table:formula="of:=[.A266]" office:value-type="date" office:date-value="2023-09-22" calcext:value-type="date">
            <text:p>09-22</text:p>
          </table:table-cell>
          <table:table-cell table:style-name="ce1" table:formula="of:=IF([.B266] &lt; DATE(YEAR([.A266]);3;21); &quot;ZIMA&quot;; IF([.B266] &lt; DATE(YEAR([.A266]);6;21);&quot;WIOSNA&quot; ; IF([.B266] &lt; DATE(YEAR([.A266]);9;23); &quot;LATO&quot;; IF([.B266] &lt; DATE(YEAR([.A266]);12;21);&quot;JESIEŃ&quot;; &quot;ZIMA&quot;))))" office:value-type="string" office:string-value="LATO" calcext:value-type="string">
            <text:p>LATO</text:p>
          </table:table-cell>
          <table:table-cell table:formula="of:=IF([.C266] = &quot;ZIMA&quot;; 0.2; IF([.C266] = &quot;WIOSNA&quot;; 0.5; IF([.C266] = &quot;LATO&quot;; 0.9; 0.4)))" office:value-type="float" office:value="0.9" calcext:value-type="float">
            <text:p>0,9</text:p>
          </table:table-cell>
          <table:table-cell table:formula="of:=IF(WEEKDAY([.A266];2)&lt; 6; 1; 0) * [.$J$3] *[.D266] *[.$J$7]" office:value-type="float" office:value="594" calcext:value-type="float">
            <text:p>594</text:p>
          </table:table-cell>
          <table:table-cell table:formula="of:=IF(WEEKDAY([.A266];2) = 7; 150; 0)" office:value-type="float" office:value="0" calcext:value-type="float">
            <text:p>0</text:p>
          </table:table-cell>
          <table:table-cell table:formula="of:=[.G265] -[.F266] +[.E266]" office:value-type="float" office:value="55792" calcext:value-type="float">
            <text:p>5579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23" calcext:value-type="date">
            <text:p>23.09.2023</text:p>
          </table:table-cell>
          <table:table-cell table:formula="of:=[.A267]" office:value-type="date" office:date-value="2023-09-23" calcext:value-type="date">
            <text:p>09-23</text:p>
          </table:table-cell>
          <table:table-cell table:style-name="ce1" table:formula="of:=IF([.B267] &lt; DATE(YEAR([.A267]);3;21); &quot;ZIMA&quot;; IF([.B267] &lt; DATE(YEAR([.A267]);6;21);&quot;WIOSNA&quot; ; IF([.B267] &lt; DATE(YEAR([.A267]);9;23); &quot;LATO&quot;; IF([.B267] &lt; DATE(YEAR([.A267]);12;21);&quot;JESIEŃ&quot;; &quot;ZIMA&quot;))))" office:value-type="string" office:string-value="JESIEŃ" calcext:value-type="string">
            <text:p>JESIEŃ</text:p>
          </table:table-cell>
          <table:table-cell table:formula="of:=IF([.C267] = &quot;ZIMA&quot;; 0.2; IF([.C267] = &quot;WIOSNA&quot;; 0.5; IF([.C267] = &quot;LATO&quot;; 0.9; 0.4)))" office:value-type="float" office:value="0.4" calcext:value-type="float">
            <text:p>0,4</text:p>
          </table:table-cell>
          <table:table-cell table:formula="of:=IF(WEEKDAY([.A267];2)&lt; 6; 1; 0) * [.$J$3] *[.D267] *[.$J$7]" office:value-type="float" office:value="0" calcext:value-type="float">
            <text:p>0</text:p>
          </table:table-cell>
          <table:table-cell table:formula="of:=IF(WEEKDAY([.A267];2) = 7; 150; 0)" office:value-type="float" office:value="0" calcext:value-type="float">
            <text:p>0</text:p>
          </table:table-cell>
          <table:table-cell table:formula="of:=[.G266] -[.F267] +[.E267]" office:value-type="float" office:value="55792" calcext:value-type="float">
            <text:p>5579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24" calcext:value-type="date">
            <text:p>24.09.2023</text:p>
          </table:table-cell>
          <table:table-cell table:formula="of:=[.A268]" office:value-type="date" office:date-value="2023-09-24" calcext:value-type="date">
            <text:p>09-24</text:p>
          </table:table-cell>
          <table:table-cell table:style-name="ce1" table:formula="of:=IF([.B268] &lt; DATE(YEAR([.A268]);3;21); &quot;ZIMA&quot;; IF([.B268] &lt; DATE(YEAR([.A268]);6;21);&quot;WIOSNA&quot; ; IF([.B268] &lt; DATE(YEAR([.A268]);9;23); &quot;LATO&quot;; IF([.B268] &lt; DATE(YEAR([.A268]);12;21);&quot;JESIEŃ&quot;; &quot;ZIMA&quot;))))" office:value-type="string" office:string-value="JESIEŃ" calcext:value-type="string">
            <text:p>JESIEŃ</text:p>
          </table:table-cell>
          <table:table-cell table:formula="of:=IF([.C268] = &quot;ZIMA&quot;; 0.2; IF([.C268] = &quot;WIOSNA&quot;; 0.5; IF([.C268] = &quot;LATO&quot;; 0.9; 0.4)))" office:value-type="float" office:value="0.4" calcext:value-type="float">
            <text:p>0,4</text:p>
          </table:table-cell>
          <table:table-cell table:formula="of:=IF(WEEKDAY([.A268];2)&lt; 6; 1; 0) * [.$J$3] *[.D268] *[.$J$7]" office:value-type="float" office:value="0" calcext:value-type="float">
            <text:p>0</text:p>
          </table:table-cell>
          <table:table-cell table:formula="of:=IF(WEEKDAY([.A268];2) = 7; 150; 0)" office:value-type="float" office:value="150" calcext:value-type="float">
            <text:p>150</text:p>
          </table:table-cell>
          <table:table-cell table:formula="of:=[.G267] -[.F268] +[.E268]" office:value-type="float" office:value="55642" calcext:value-type="float">
            <text:p>5564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25" calcext:value-type="date">
            <text:p>25.09.2023</text:p>
          </table:table-cell>
          <table:table-cell table:formula="of:=[.A269]" office:value-type="date" office:date-value="2023-09-25" calcext:value-type="date">
            <text:p>09-25</text:p>
          </table:table-cell>
          <table:table-cell table:style-name="ce1" table:formula="of:=IF([.B269] &lt; DATE(YEAR([.A269]);3;21); &quot;ZIMA&quot;; IF([.B269] &lt; DATE(YEAR([.A269]);6;21);&quot;WIOSNA&quot; ; IF([.B269] &lt; DATE(YEAR([.A269]);9;23); &quot;LATO&quot;; IF([.B269] &lt; DATE(YEAR([.A269]);12;21);&quot;JESIEŃ&quot;; &quot;ZIMA&quot;))))" office:value-type="string" office:string-value="JESIEŃ" calcext:value-type="string">
            <text:p>JESIEŃ</text:p>
          </table:table-cell>
          <table:table-cell table:formula="of:=IF([.C269] = &quot;ZIMA&quot;; 0.2; IF([.C269] = &quot;WIOSNA&quot;; 0.5; IF([.C269] = &quot;LATO&quot;; 0.9; 0.4)))" office:value-type="float" office:value="0.4" calcext:value-type="float">
            <text:p>0,4</text:p>
          </table:table-cell>
          <table:table-cell table:formula="of:=IF(WEEKDAY([.A269];2)&lt; 6; 1; 0) * [.$J$3] *[.D269] *[.$J$7]" office:value-type="float" office:value="264" calcext:value-type="float">
            <text:p>264</text:p>
          </table:table-cell>
          <table:table-cell table:formula="of:=IF(WEEKDAY([.A269];2) = 7; 150; 0)" office:value-type="float" office:value="0" calcext:value-type="float">
            <text:p>0</text:p>
          </table:table-cell>
          <table:table-cell table:formula="of:=[.G268] -[.F269] +[.E269]" office:value-type="float" office:value="55906" calcext:value-type="float">
            <text:p>55906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26" calcext:value-type="date">
            <text:p>26.09.2023</text:p>
          </table:table-cell>
          <table:table-cell table:formula="of:=[.A270]" office:value-type="date" office:date-value="2023-09-26" calcext:value-type="date">
            <text:p>09-26</text:p>
          </table:table-cell>
          <table:table-cell table:style-name="ce1" table:formula="of:=IF([.B270] &lt; DATE(YEAR([.A270]);3;21); &quot;ZIMA&quot;; IF([.B270] &lt; DATE(YEAR([.A270]);6;21);&quot;WIOSNA&quot; ; IF([.B270] &lt; DATE(YEAR([.A270]);9;23); &quot;LATO&quot;; IF([.B270] &lt; DATE(YEAR([.A270]);12;21);&quot;JESIEŃ&quot;; &quot;ZIMA&quot;))))" office:value-type="string" office:string-value="JESIEŃ" calcext:value-type="string">
            <text:p>JESIEŃ</text:p>
          </table:table-cell>
          <table:table-cell table:formula="of:=IF([.C270] = &quot;ZIMA&quot;; 0.2; IF([.C270] = &quot;WIOSNA&quot;; 0.5; IF([.C270] = &quot;LATO&quot;; 0.9; 0.4)))" office:value-type="float" office:value="0.4" calcext:value-type="float">
            <text:p>0,4</text:p>
          </table:table-cell>
          <table:table-cell table:formula="of:=IF(WEEKDAY([.A270];2)&lt; 6; 1; 0) * [.$J$3] *[.D270] *[.$J$7]" office:value-type="float" office:value="264" calcext:value-type="float">
            <text:p>264</text:p>
          </table:table-cell>
          <table:table-cell table:formula="of:=IF(WEEKDAY([.A270];2) = 7; 150; 0)" office:value-type="float" office:value="0" calcext:value-type="float">
            <text:p>0</text:p>
          </table:table-cell>
          <table:table-cell table:formula="of:=[.G269] -[.F270] +[.E270]" office:value-type="float" office:value="56170" calcext:value-type="float">
            <text:p>5617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27" calcext:value-type="date">
            <text:p>27.09.2023</text:p>
          </table:table-cell>
          <table:table-cell table:formula="of:=[.A271]" office:value-type="date" office:date-value="2023-09-27" calcext:value-type="date">
            <text:p>09-27</text:p>
          </table:table-cell>
          <table:table-cell table:style-name="ce1" table:formula="of:=IF([.B271] &lt; DATE(YEAR([.A271]);3;21); &quot;ZIMA&quot;; IF([.B271] &lt; DATE(YEAR([.A271]);6;21);&quot;WIOSNA&quot; ; IF([.B271] &lt; DATE(YEAR([.A271]);9;23); &quot;LATO&quot;; IF([.B271] &lt; DATE(YEAR([.A271]);12;21);&quot;JESIEŃ&quot;; &quot;ZIMA&quot;))))" office:value-type="string" office:string-value="JESIEŃ" calcext:value-type="string">
            <text:p>JESIEŃ</text:p>
          </table:table-cell>
          <table:table-cell table:formula="of:=IF([.C271] = &quot;ZIMA&quot;; 0.2; IF([.C271] = &quot;WIOSNA&quot;; 0.5; IF([.C271] = &quot;LATO&quot;; 0.9; 0.4)))" office:value-type="float" office:value="0.4" calcext:value-type="float">
            <text:p>0,4</text:p>
          </table:table-cell>
          <table:table-cell table:formula="of:=IF(WEEKDAY([.A271];2)&lt; 6; 1; 0) * [.$J$3] *[.D271] *[.$J$7]" office:value-type="float" office:value="264" calcext:value-type="float">
            <text:p>264</text:p>
          </table:table-cell>
          <table:table-cell table:formula="of:=IF(WEEKDAY([.A271];2) = 7; 150; 0)" office:value-type="float" office:value="0" calcext:value-type="float">
            <text:p>0</text:p>
          </table:table-cell>
          <table:table-cell table:formula="of:=[.G270] -[.F271] +[.E271]" office:value-type="float" office:value="56434" calcext:value-type="float">
            <text:p>56434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28" calcext:value-type="date">
            <text:p>28.09.2023</text:p>
          </table:table-cell>
          <table:table-cell table:formula="of:=[.A272]" office:value-type="date" office:date-value="2023-09-28" calcext:value-type="date">
            <text:p>09-28</text:p>
          </table:table-cell>
          <table:table-cell table:style-name="ce1" table:formula="of:=IF([.B272] &lt; DATE(YEAR([.A272]);3;21); &quot;ZIMA&quot;; IF([.B272] &lt; DATE(YEAR([.A272]);6;21);&quot;WIOSNA&quot; ; IF([.B272] &lt; DATE(YEAR([.A272]);9;23); &quot;LATO&quot;; IF([.B272] &lt; DATE(YEAR([.A272]);12;21);&quot;JESIEŃ&quot;; &quot;ZIMA&quot;))))" office:value-type="string" office:string-value="JESIEŃ" calcext:value-type="string">
            <text:p>JESIEŃ</text:p>
          </table:table-cell>
          <table:table-cell table:formula="of:=IF([.C272] = &quot;ZIMA&quot;; 0.2; IF([.C272] = &quot;WIOSNA&quot;; 0.5; IF([.C272] = &quot;LATO&quot;; 0.9; 0.4)))" office:value-type="float" office:value="0.4" calcext:value-type="float">
            <text:p>0,4</text:p>
          </table:table-cell>
          <table:table-cell table:formula="of:=IF(WEEKDAY([.A272];2)&lt; 6; 1; 0) * [.$J$3] *[.D272] *[.$J$7]" office:value-type="float" office:value="264" calcext:value-type="float">
            <text:p>264</text:p>
          </table:table-cell>
          <table:table-cell table:formula="of:=IF(WEEKDAY([.A272];2) = 7; 150; 0)" office:value-type="float" office:value="0" calcext:value-type="float">
            <text:p>0</text:p>
          </table:table-cell>
          <table:table-cell table:formula="of:=[.G271] -[.F272] +[.E272]" office:value-type="float" office:value="56698" calcext:value-type="float">
            <text:p>56698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29" calcext:value-type="date">
            <text:p>29.09.2023</text:p>
          </table:table-cell>
          <table:table-cell table:formula="of:=[.A273]" office:value-type="date" office:date-value="2023-09-29" calcext:value-type="date">
            <text:p>09-29</text:p>
          </table:table-cell>
          <table:table-cell table:style-name="ce1" table:formula="of:=IF([.B273] &lt; DATE(YEAR([.A273]);3;21); &quot;ZIMA&quot;; IF([.B273] &lt; DATE(YEAR([.A273]);6;21);&quot;WIOSNA&quot; ; IF([.B273] &lt; DATE(YEAR([.A273]);9;23); &quot;LATO&quot;; IF([.B273] &lt; DATE(YEAR([.A273]);12;21);&quot;JESIEŃ&quot;; &quot;ZIMA&quot;))))" office:value-type="string" office:string-value="JESIEŃ" calcext:value-type="string">
            <text:p>JESIEŃ</text:p>
          </table:table-cell>
          <table:table-cell table:formula="of:=IF([.C273] = &quot;ZIMA&quot;; 0.2; IF([.C273] = &quot;WIOSNA&quot;; 0.5; IF([.C273] = &quot;LATO&quot;; 0.9; 0.4)))" office:value-type="float" office:value="0.4" calcext:value-type="float">
            <text:p>0,4</text:p>
          </table:table-cell>
          <table:table-cell table:formula="of:=IF(WEEKDAY([.A273];2)&lt; 6; 1; 0) * [.$J$3] *[.D273] *[.$J$7]" office:value-type="float" office:value="264" calcext:value-type="float">
            <text:p>264</text:p>
          </table:table-cell>
          <table:table-cell table:formula="of:=IF(WEEKDAY([.A273];2) = 7; 150; 0)" office:value-type="float" office:value="0" calcext:value-type="float">
            <text:p>0</text:p>
          </table:table-cell>
          <table:table-cell table:formula="of:=[.G272] -[.F273] +[.E273]" office:value-type="float" office:value="56962" calcext:value-type="float">
            <text:p>5696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30" calcext:value-type="date">
            <text:p>30.09.2023</text:p>
          </table:table-cell>
          <table:table-cell table:formula="of:=[.A274]" office:value-type="date" office:date-value="2023-09-30" calcext:value-type="date">
            <text:p>09-30</text:p>
          </table:table-cell>
          <table:table-cell table:style-name="ce1" table:formula="of:=IF([.B274] &lt; DATE(YEAR([.A274]);3;21); &quot;ZIMA&quot;; IF([.B274] &lt; DATE(YEAR([.A274]);6;21);&quot;WIOSNA&quot; ; IF([.B274] &lt; DATE(YEAR([.A274]);9;23); &quot;LATO&quot;; IF([.B274] &lt; DATE(YEAR([.A274]);12;21);&quot;JESIEŃ&quot;; &quot;ZIMA&quot;))))" office:value-type="string" office:string-value="JESIEŃ" calcext:value-type="string">
            <text:p>JESIEŃ</text:p>
          </table:table-cell>
          <table:table-cell table:formula="of:=IF([.C274] = &quot;ZIMA&quot;; 0.2; IF([.C274] = &quot;WIOSNA&quot;; 0.5; IF([.C274] = &quot;LATO&quot;; 0.9; 0.4)))" office:value-type="float" office:value="0.4" calcext:value-type="float">
            <text:p>0,4</text:p>
          </table:table-cell>
          <table:table-cell table:formula="of:=IF(WEEKDAY([.A274];2)&lt; 6; 1; 0) * [.$J$3] *[.D274] *[.$J$7]" office:value-type="float" office:value="0" calcext:value-type="float">
            <text:p>0</text:p>
          </table:table-cell>
          <table:table-cell table:formula="of:=IF(WEEKDAY([.A274];2) = 7; 150; 0)" office:value-type="float" office:value="0" calcext:value-type="float">
            <text:p>0</text:p>
          </table:table-cell>
          <table:table-cell table:formula="of:=[.G273] -[.F274] +[.E274]" office:value-type="float" office:value="56962" calcext:value-type="float">
            <text:p>5696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01" calcext:value-type="date">
            <text:p>1.10.2023</text:p>
          </table:table-cell>
          <table:table-cell table:formula="of:=[.A275]" office:value-type="date" office:date-value="2023-10-01" calcext:value-type="date">
            <text:p>10-01</text:p>
          </table:table-cell>
          <table:table-cell table:style-name="ce1" table:formula="of:=IF([.B275] &lt; DATE(YEAR([.A275]);3;21); &quot;ZIMA&quot;; IF([.B275] &lt; DATE(YEAR([.A275]);6;21);&quot;WIOSNA&quot; ; IF([.B275] &lt; DATE(YEAR([.A275]);9;23); &quot;LATO&quot;; IF([.B275] &lt; DATE(YEAR([.A275]);12;21);&quot;JESIEŃ&quot;; &quot;ZIMA&quot;))))" office:value-type="string" office:string-value="JESIEŃ" calcext:value-type="string">
            <text:p>JESIEŃ</text:p>
          </table:table-cell>
          <table:table-cell table:formula="of:=IF([.C275] = &quot;ZIMA&quot;; 0.2; IF([.C275] = &quot;WIOSNA&quot;; 0.5; IF([.C275] = &quot;LATO&quot;; 0.9; 0.4)))" office:value-type="float" office:value="0.4" calcext:value-type="float">
            <text:p>0,4</text:p>
          </table:table-cell>
          <table:table-cell table:formula="of:=IF(WEEKDAY([.A275];2)&lt; 6; 1; 0) * [.$J$3] *[.D275] *[.$J$7]" office:value-type="float" office:value="0" calcext:value-type="float">
            <text:p>0</text:p>
          </table:table-cell>
          <table:table-cell table:formula="of:=IF(WEEKDAY([.A275];2) = 7; 150; 0)" office:value-type="float" office:value="150" calcext:value-type="float">
            <text:p>150</text:p>
          </table:table-cell>
          <table:table-cell table:formula="of:=[.G274] -[.F275] +[.E275]" office:value-type="float" office:value="56812" calcext:value-type="float">
            <text:p>5681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02" calcext:value-type="date">
            <text:p>2.10.2023</text:p>
          </table:table-cell>
          <table:table-cell table:formula="of:=[.A276]" office:value-type="date" office:date-value="2023-10-02" calcext:value-type="date">
            <text:p>10-02</text:p>
          </table:table-cell>
          <table:table-cell table:style-name="ce1" table:formula="of:=IF([.B276] &lt; DATE(YEAR([.A276]);3;21); &quot;ZIMA&quot;; IF([.B276] &lt; DATE(YEAR([.A276]);6;21);&quot;WIOSNA&quot; ; IF([.B276] &lt; DATE(YEAR([.A276]);9;23); &quot;LATO&quot;; IF([.B276] &lt; DATE(YEAR([.A276]);12;21);&quot;JESIEŃ&quot;; &quot;ZIMA&quot;))))" office:value-type="string" office:string-value="JESIEŃ" calcext:value-type="string">
            <text:p>JESIEŃ</text:p>
          </table:table-cell>
          <table:table-cell table:formula="of:=IF([.C276] = &quot;ZIMA&quot;; 0.2; IF([.C276] = &quot;WIOSNA&quot;; 0.5; IF([.C276] = &quot;LATO&quot;; 0.9; 0.4)))" office:value-type="float" office:value="0.4" calcext:value-type="float">
            <text:p>0,4</text:p>
          </table:table-cell>
          <table:table-cell table:formula="of:=IF(WEEKDAY([.A276];2)&lt; 6; 1; 0) * [.$J$3] *[.D276] *[.$J$7]" office:value-type="float" office:value="264" calcext:value-type="float">
            <text:p>264</text:p>
          </table:table-cell>
          <table:table-cell table:formula="of:=IF(WEEKDAY([.A276];2) = 7; 150; 0)" office:value-type="float" office:value="0" calcext:value-type="float">
            <text:p>0</text:p>
          </table:table-cell>
          <table:table-cell table:formula="of:=[.G275] -[.F276] +[.E276]" office:value-type="float" office:value="57076" calcext:value-type="float">
            <text:p>57076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03" calcext:value-type="date">
            <text:p>3.10.2023</text:p>
          </table:table-cell>
          <table:table-cell table:formula="of:=[.A277]" office:value-type="date" office:date-value="2023-10-03" calcext:value-type="date">
            <text:p>10-03</text:p>
          </table:table-cell>
          <table:table-cell table:style-name="ce1" table:formula="of:=IF([.B277] &lt; DATE(YEAR([.A277]);3;21); &quot;ZIMA&quot;; IF([.B277] &lt; DATE(YEAR([.A277]);6;21);&quot;WIOSNA&quot; ; IF([.B277] &lt; DATE(YEAR([.A277]);9;23); &quot;LATO&quot;; IF([.B277] &lt; DATE(YEAR([.A277]);12;21);&quot;JESIEŃ&quot;; &quot;ZIMA&quot;))))" office:value-type="string" office:string-value="JESIEŃ" calcext:value-type="string">
            <text:p>JESIEŃ</text:p>
          </table:table-cell>
          <table:table-cell table:formula="of:=IF([.C277] = &quot;ZIMA&quot;; 0.2; IF([.C277] = &quot;WIOSNA&quot;; 0.5; IF([.C277] = &quot;LATO&quot;; 0.9; 0.4)))" office:value-type="float" office:value="0.4" calcext:value-type="float">
            <text:p>0,4</text:p>
          </table:table-cell>
          <table:table-cell table:formula="of:=IF(WEEKDAY([.A277];2)&lt; 6; 1; 0) * [.$J$3] *[.D277] *[.$J$7]" office:value-type="float" office:value="264" calcext:value-type="float">
            <text:p>264</text:p>
          </table:table-cell>
          <table:table-cell table:formula="of:=IF(WEEKDAY([.A277];2) = 7; 150; 0)" office:value-type="float" office:value="0" calcext:value-type="float">
            <text:p>0</text:p>
          </table:table-cell>
          <table:table-cell table:formula="of:=[.G276] -[.F277] +[.E277]" office:value-type="float" office:value="57340" calcext:value-type="float">
            <text:p>573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04" calcext:value-type="date">
            <text:p>4.10.2023</text:p>
          </table:table-cell>
          <table:table-cell table:formula="of:=[.A278]" office:value-type="date" office:date-value="2023-10-04" calcext:value-type="date">
            <text:p>10-04</text:p>
          </table:table-cell>
          <table:table-cell table:style-name="ce1" table:formula="of:=IF([.B278] &lt; DATE(YEAR([.A278]);3;21); &quot;ZIMA&quot;; IF([.B278] &lt; DATE(YEAR([.A278]);6;21);&quot;WIOSNA&quot; ; IF([.B278] &lt; DATE(YEAR([.A278]);9;23); &quot;LATO&quot;; IF([.B278] &lt; DATE(YEAR([.A278]);12;21);&quot;JESIEŃ&quot;; &quot;ZIMA&quot;))))" office:value-type="string" office:string-value="JESIEŃ" calcext:value-type="string">
            <text:p>JESIEŃ</text:p>
          </table:table-cell>
          <table:table-cell table:formula="of:=IF([.C278] = &quot;ZIMA&quot;; 0.2; IF([.C278] = &quot;WIOSNA&quot;; 0.5; IF([.C278] = &quot;LATO&quot;; 0.9; 0.4)))" office:value-type="float" office:value="0.4" calcext:value-type="float">
            <text:p>0,4</text:p>
          </table:table-cell>
          <table:table-cell table:formula="of:=IF(WEEKDAY([.A278];2)&lt; 6; 1; 0) * [.$J$3] *[.D278] *[.$J$7]" office:value-type="float" office:value="264" calcext:value-type="float">
            <text:p>264</text:p>
          </table:table-cell>
          <table:table-cell table:formula="of:=IF(WEEKDAY([.A278];2) = 7; 150; 0)" office:value-type="float" office:value="0" calcext:value-type="float">
            <text:p>0</text:p>
          </table:table-cell>
          <table:table-cell table:formula="of:=[.G277] -[.F278] +[.E278]" office:value-type="float" office:value="57604" calcext:value-type="float">
            <text:p>57604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05" calcext:value-type="date">
            <text:p>5.10.2023</text:p>
          </table:table-cell>
          <table:table-cell table:formula="of:=[.A279]" office:value-type="date" office:date-value="2023-10-05" calcext:value-type="date">
            <text:p>10-05</text:p>
          </table:table-cell>
          <table:table-cell table:style-name="ce1" table:formula="of:=IF([.B279] &lt; DATE(YEAR([.A279]);3;21); &quot;ZIMA&quot;; IF([.B279] &lt; DATE(YEAR([.A279]);6;21);&quot;WIOSNA&quot; ; IF([.B279] &lt; DATE(YEAR([.A279]);9;23); &quot;LATO&quot;; IF([.B279] &lt; DATE(YEAR([.A279]);12;21);&quot;JESIEŃ&quot;; &quot;ZIMA&quot;))))" office:value-type="string" office:string-value="JESIEŃ" calcext:value-type="string">
            <text:p>JESIEŃ</text:p>
          </table:table-cell>
          <table:table-cell table:formula="of:=IF([.C279] = &quot;ZIMA&quot;; 0.2; IF([.C279] = &quot;WIOSNA&quot;; 0.5; IF([.C279] = &quot;LATO&quot;; 0.9; 0.4)))" office:value-type="float" office:value="0.4" calcext:value-type="float">
            <text:p>0,4</text:p>
          </table:table-cell>
          <table:table-cell table:formula="of:=IF(WEEKDAY([.A279];2)&lt; 6; 1; 0) * [.$J$3] *[.D279] *[.$J$7]" office:value-type="float" office:value="264" calcext:value-type="float">
            <text:p>264</text:p>
          </table:table-cell>
          <table:table-cell table:formula="of:=IF(WEEKDAY([.A279];2) = 7; 150; 0)" office:value-type="float" office:value="0" calcext:value-type="float">
            <text:p>0</text:p>
          </table:table-cell>
          <table:table-cell table:formula="of:=[.G278] -[.F279] +[.E279]" office:value-type="float" office:value="57868" calcext:value-type="float">
            <text:p>57868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06" calcext:value-type="date">
            <text:p>6.10.2023</text:p>
          </table:table-cell>
          <table:table-cell table:formula="of:=[.A280]" office:value-type="date" office:date-value="2023-10-06" calcext:value-type="date">
            <text:p>10-06</text:p>
          </table:table-cell>
          <table:table-cell table:style-name="ce1" table:formula="of:=IF([.B280] &lt; DATE(YEAR([.A280]);3;21); &quot;ZIMA&quot;; IF([.B280] &lt; DATE(YEAR([.A280]);6;21);&quot;WIOSNA&quot; ; IF([.B280] &lt; DATE(YEAR([.A280]);9;23); &quot;LATO&quot;; IF([.B280] &lt; DATE(YEAR([.A280]);12;21);&quot;JESIEŃ&quot;; &quot;ZIMA&quot;))))" office:value-type="string" office:string-value="JESIEŃ" calcext:value-type="string">
            <text:p>JESIEŃ</text:p>
          </table:table-cell>
          <table:table-cell table:formula="of:=IF([.C280] = &quot;ZIMA&quot;; 0.2; IF([.C280] = &quot;WIOSNA&quot;; 0.5; IF([.C280] = &quot;LATO&quot;; 0.9; 0.4)))" office:value-type="float" office:value="0.4" calcext:value-type="float">
            <text:p>0,4</text:p>
          </table:table-cell>
          <table:table-cell table:formula="of:=IF(WEEKDAY([.A280];2)&lt; 6; 1; 0) * [.$J$3] *[.D280] *[.$J$7]" office:value-type="float" office:value="264" calcext:value-type="float">
            <text:p>264</text:p>
          </table:table-cell>
          <table:table-cell table:formula="of:=IF(WEEKDAY([.A280];2) = 7; 150; 0)" office:value-type="float" office:value="0" calcext:value-type="float">
            <text:p>0</text:p>
          </table:table-cell>
          <table:table-cell table:formula="of:=[.G279] -[.F280] +[.E280]" office:value-type="float" office:value="58132" calcext:value-type="float">
            <text:p>5813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07" calcext:value-type="date">
            <text:p>7.10.2023</text:p>
          </table:table-cell>
          <table:table-cell table:formula="of:=[.A281]" office:value-type="date" office:date-value="2023-10-07" calcext:value-type="date">
            <text:p>10-07</text:p>
          </table:table-cell>
          <table:table-cell table:style-name="ce1" table:formula="of:=IF([.B281] &lt; DATE(YEAR([.A281]);3;21); &quot;ZIMA&quot;; IF([.B281] &lt; DATE(YEAR([.A281]);6;21);&quot;WIOSNA&quot; ; IF([.B281] &lt; DATE(YEAR([.A281]);9;23); &quot;LATO&quot;; IF([.B281] &lt; DATE(YEAR([.A281]);12;21);&quot;JESIEŃ&quot;; &quot;ZIMA&quot;))))" office:value-type="string" office:string-value="JESIEŃ" calcext:value-type="string">
            <text:p>JESIEŃ</text:p>
          </table:table-cell>
          <table:table-cell table:formula="of:=IF([.C281] = &quot;ZIMA&quot;; 0.2; IF([.C281] = &quot;WIOSNA&quot;; 0.5; IF([.C281] = &quot;LATO&quot;; 0.9; 0.4)))" office:value-type="float" office:value="0.4" calcext:value-type="float">
            <text:p>0,4</text:p>
          </table:table-cell>
          <table:table-cell table:formula="of:=IF(WEEKDAY([.A281];2)&lt; 6; 1; 0) * [.$J$3] *[.D281] *[.$J$7]" office:value-type="float" office:value="0" calcext:value-type="float">
            <text:p>0</text:p>
          </table:table-cell>
          <table:table-cell table:formula="of:=IF(WEEKDAY([.A281];2) = 7; 150; 0)" office:value-type="float" office:value="0" calcext:value-type="float">
            <text:p>0</text:p>
          </table:table-cell>
          <table:table-cell table:formula="of:=[.G280] -[.F281] +[.E281]" office:value-type="float" office:value="58132" calcext:value-type="float">
            <text:p>5813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08" calcext:value-type="date">
            <text:p>8.10.2023</text:p>
          </table:table-cell>
          <table:table-cell table:formula="of:=[.A282]" office:value-type="date" office:date-value="2023-10-08" calcext:value-type="date">
            <text:p>10-08</text:p>
          </table:table-cell>
          <table:table-cell table:style-name="ce1" table:formula="of:=IF([.B282] &lt; DATE(YEAR([.A282]);3;21); &quot;ZIMA&quot;; IF([.B282] &lt; DATE(YEAR([.A282]);6;21);&quot;WIOSNA&quot; ; IF([.B282] &lt; DATE(YEAR([.A282]);9;23); &quot;LATO&quot;; IF([.B282] &lt; DATE(YEAR([.A282]);12;21);&quot;JESIEŃ&quot;; &quot;ZIMA&quot;))))" office:value-type="string" office:string-value="JESIEŃ" calcext:value-type="string">
            <text:p>JESIEŃ</text:p>
          </table:table-cell>
          <table:table-cell table:formula="of:=IF([.C282] = &quot;ZIMA&quot;; 0.2; IF([.C282] = &quot;WIOSNA&quot;; 0.5; IF([.C282] = &quot;LATO&quot;; 0.9; 0.4)))" office:value-type="float" office:value="0.4" calcext:value-type="float">
            <text:p>0,4</text:p>
          </table:table-cell>
          <table:table-cell table:formula="of:=IF(WEEKDAY([.A282];2)&lt; 6; 1; 0) * [.$J$3] *[.D282] *[.$J$7]" office:value-type="float" office:value="0" calcext:value-type="float">
            <text:p>0</text:p>
          </table:table-cell>
          <table:table-cell table:formula="of:=IF(WEEKDAY([.A282];2) = 7; 150; 0)" office:value-type="float" office:value="150" calcext:value-type="float">
            <text:p>150</text:p>
          </table:table-cell>
          <table:table-cell table:formula="of:=[.G281] -[.F282] +[.E282]" office:value-type="float" office:value="57982" calcext:value-type="float">
            <text:p>5798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09" calcext:value-type="date">
            <text:p>9.10.2023</text:p>
          </table:table-cell>
          <table:table-cell table:formula="of:=[.A283]" office:value-type="date" office:date-value="2023-10-09" calcext:value-type="date">
            <text:p>10-09</text:p>
          </table:table-cell>
          <table:table-cell table:style-name="ce1" table:formula="of:=IF([.B283] &lt; DATE(YEAR([.A283]);3;21); &quot;ZIMA&quot;; IF([.B283] &lt; DATE(YEAR([.A283]);6;21);&quot;WIOSNA&quot; ; IF([.B283] &lt; DATE(YEAR([.A283]);9;23); &quot;LATO&quot;; IF([.B283] &lt; DATE(YEAR([.A283]);12;21);&quot;JESIEŃ&quot;; &quot;ZIMA&quot;))))" office:value-type="string" office:string-value="JESIEŃ" calcext:value-type="string">
            <text:p>JESIEŃ</text:p>
          </table:table-cell>
          <table:table-cell table:formula="of:=IF([.C283] = &quot;ZIMA&quot;; 0.2; IF([.C283] = &quot;WIOSNA&quot;; 0.5; IF([.C283] = &quot;LATO&quot;; 0.9; 0.4)))" office:value-type="float" office:value="0.4" calcext:value-type="float">
            <text:p>0,4</text:p>
          </table:table-cell>
          <table:table-cell table:formula="of:=IF(WEEKDAY([.A283];2)&lt; 6; 1; 0) * [.$J$3] *[.D283] *[.$J$7]" office:value-type="float" office:value="264" calcext:value-type="float">
            <text:p>264</text:p>
          </table:table-cell>
          <table:table-cell table:formula="of:=IF(WEEKDAY([.A283];2) = 7; 150; 0)" office:value-type="float" office:value="0" calcext:value-type="float">
            <text:p>0</text:p>
          </table:table-cell>
          <table:table-cell table:formula="of:=[.G282] -[.F283] +[.E283]" office:value-type="float" office:value="58246" calcext:value-type="float">
            <text:p>58246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10" calcext:value-type="date">
            <text:p>10.10.2023</text:p>
          </table:table-cell>
          <table:table-cell table:formula="of:=[.A284]" office:value-type="date" office:date-value="2023-10-10" calcext:value-type="date">
            <text:p>10-10</text:p>
          </table:table-cell>
          <table:table-cell table:style-name="ce1" table:formula="of:=IF([.B284] &lt; DATE(YEAR([.A284]);3;21); &quot;ZIMA&quot;; IF([.B284] &lt; DATE(YEAR([.A284]);6;21);&quot;WIOSNA&quot; ; IF([.B284] &lt; DATE(YEAR([.A284]);9;23); &quot;LATO&quot;; IF([.B284] &lt; DATE(YEAR([.A284]);12;21);&quot;JESIEŃ&quot;; &quot;ZIMA&quot;))))" office:value-type="string" office:string-value="JESIEŃ" calcext:value-type="string">
            <text:p>JESIEŃ</text:p>
          </table:table-cell>
          <table:table-cell table:formula="of:=IF([.C284] = &quot;ZIMA&quot;; 0.2; IF([.C284] = &quot;WIOSNA&quot;; 0.5; IF([.C284] = &quot;LATO&quot;; 0.9; 0.4)))" office:value-type="float" office:value="0.4" calcext:value-type="float">
            <text:p>0,4</text:p>
          </table:table-cell>
          <table:table-cell table:formula="of:=IF(WEEKDAY([.A284];2)&lt; 6; 1; 0) * [.$J$3] *[.D284] *[.$J$7]" office:value-type="float" office:value="264" calcext:value-type="float">
            <text:p>264</text:p>
          </table:table-cell>
          <table:table-cell table:formula="of:=IF(WEEKDAY([.A284];2) = 7; 150; 0)" office:value-type="float" office:value="0" calcext:value-type="float">
            <text:p>0</text:p>
          </table:table-cell>
          <table:table-cell table:formula="of:=[.G283] -[.F284] +[.E284]" office:value-type="float" office:value="58510" calcext:value-type="float">
            <text:p>5851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11" calcext:value-type="date">
            <text:p>11.10.2023</text:p>
          </table:table-cell>
          <table:table-cell table:formula="of:=[.A285]" office:value-type="date" office:date-value="2023-10-11" calcext:value-type="date">
            <text:p>10-11</text:p>
          </table:table-cell>
          <table:table-cell table:style-name="ce1" table:formula="of:=IF([.B285] &lt; DATE(YEAR([.A285]);3;21); &quot;ZIMA&quot;; IF([.B285] &lt; DATE(YEAR([.A285]);6;21);&quot;WIOSNA&quot; ; IF([.B285] &lt; DATE(YEAR([.A285]);9;23); &quot;LATO&quot;; IF([.B285] &lt; DATE(YEAR([.A285]);12;21);&quot;JESIEŃ&quot;; &quot;ZIMA&quot;))))" office:value-type="string" office:string-value="JESIEŃ" calcext:value-type="string">
            <text:p>JESIEŃ</text:p>
          </table:table-cell>
          <table:table-cell table:formula="of:=IF([.C285] = &quot;ZIMA&quot;; 0.2; IF([.C285] = &quot;WIOSNA&quot;; 0.5; IF([.C285] = &quot;LATO&quot;; 0.9; 0.4)))" office:value-type="float" office:value="0.4" calcext:value-type="float">
            <text:p>0,4</text:p>
          </table:table-cell>
          <table:table-cell table:formula="of:=IF(WEEKDAY([.A285];2)&lt; 6; 1; 0) * [.$J$3] *[.D285] *[.$J$7]" office:value-type="float" office:value="264" calcext:value-type="float">
            <text:p>264</text:p>
          </table:table-cell>
          <table:table-cell table:formula="of:=IF(WEEKDAY([.A285];2) = 7; 150; 0)" office:value-type="float" office:value="0" calcext:value-type="float">
            <text:p>0</text:p>
          </table:table-cell>
          <table:table-cell table:formula="of:=[.G284] -[.F285] +[.E285]" office:value-type="float" office:value="58774" calcext:value-type="float">
            <text:p>58774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12" calcext:value-type="date">
            <text:p>12.10.2023</text:p>
          </table:table-cell>
          <table:table-cell table:formula="of:=[.A286]" office:value-type="date" office:date-value="2023-10-12" calcext:value-type="date">
            <text:p>10-12</text:p>
          </table:table-cell>
          <table:table-cell table:style-name="ce1" table:formula="of:=IF([.B286] &lt; DATE(YEAR([.A286]);3;21); &quot;ZIMA&quot;; IF([.B286] &lt; DATE(YEAR([.A286]);6;21);&quot;WIOSNA&quot; ; IF([.B286] &lt; DATE(YEAR([.A286]);9;23); &quot;LATO&quot;; IF([.B286] &lt; DATE(YEAR([.A286]);12;21);&quot;JESIEŃ&quot;; &quot;ZIMA&quot;))))" office:value-type="string" office:string-value="JESIEŃ" calcext:value-type="string">
            <text:p>JESIEŃ</text:p>
          </table:table-cell>
          <table:table-cell table:formula="of:=IF([.C286] = &quot;ZIMA&quot;; 0.2; IF([.C286] = &quot;WIOSNA&quot;; 0.5; IF([.C286] = &quot;LATO&quot;; 0.9; 0.4)))" office:value-type="float" office:value="0.4" calcext:value-type="float">
            <text:p>0,4</text:p>
          </table:table-cell>
          <table:table-cell table:formula="of:=IF(WEEKDAY([.A286];2)&lt; 6; 1; 0) * [.$J$3] *[.D286] *[.$J$7]" office:value-type="float" office:value="264" calcext:value-type="float">
            <text:p>264</text:p>
          </table:table-cell>
          <table:table-cell table:formula="of:=IF(WEEKDAY([.A286];2) = 7; 150; 0)" office:value-type="float" office:value="0" calcext:value-type="float">
            <text:p>0</text:p>
          </table:table-cell>
          <table:table-cell table:formula="of:=[.G285] -[.F286] +[.E286]" office:value-type="float" office:value="59038" calcext:value-type="float">
            <text:p>59038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13" calcext:value-type="date">
            <text:p>13.10.2023</text:p>
          </table:table-cell>
          <table:table-cell table:formula="of:=[.A287]" office:value-type="date" office:date-value="2023-10-13" calcext:value-type="date">
            <text:p>10-13</text:p>
          </table:table-cell>
          <table:table-cell table:style-name="ce1" table:formula="of:=IF([.B287] &lt; DATE(YEAR([.A287]);3;21); &quot;ZIMA&quot;; IF([.B287] &lt; DATE(YEAR([.A287]);6;21);&quot;WIOSNA&quot; ; IF([.B287] &lt; DATE(YEAR([.A287]);9;23); &quot;LATO&quot;; IF([.B287] &lt; DATE(YEAR([.A287]);12;21);&quot;JESIEŃ&quot;; &quot;ZIMA&quot;))))" office:value-type="string" office:string-value="JESIEŃ" calcext:value-type="string">
            <text:p>JESIEŃ</text:p>
          </table:table-cell>
          <table:table-cell table:formula="of:=IF([.C287] = &quot;ZIMA&quot;; 0.2; IF([.C287] = &quot;WIOSNA&quot;; 0.5; IF([.C287] = &quot;LATO&quot;; 0.9; 0.4)))" office:value-type="float" office:value="0.4" calcext:value-type="float">
            <text:p>0,4</text:p>
          </table:table-cell>
          <table:table-cell table:formula="of:=IF(WEEKDAY([.A287];2)&lt; 6; 1; 0) * [.$J$3] *[.D287] *[.$J$7]" office:value-type="float" office:value="264" calcext:value-type="float">
            <text:p>264</text:p>
          </table:table-cell>
          <table:table-cell table:formula="of:=IF(WEEKDAY([.A287];2) = 7; 150; 0)" office:value-type="float" office:value="0" calcext:value-type="float">
            <text:p>0</text:p>
          </table:table-cell>
          <table:table-cell table:formula="of:=[.G286] -[.F287] +[.E287]" office:value-type="float" office:value="59302" calcext:value-type="float">
            <text:p>5930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14" calcext:value-type="date">
            <text:p>14.10.2023</text:p>
          </table:table-cell>
          <table:table-cell table:formula="of:=[.A288]" office:value-type="date" office:date-value="2023-10-14" calcext:value-type="date">
            <text:p>10-14</text:p>
          </table:table-cell>
          <table:table-cell table:style-name="ce1" table:formula="of:=IF([.B288] &lt; DATE(YEAR([.A288]);3;21); &quot;ZIMA&quot;; IF([.B288] &lt; DATE(YEAR([.A288]);6;21);&quot;WIOSNA&quot; ; IF([.B288] &lt; DATE(YEAR([.A288]);9;23); &quot;LATO&quot;; IF([.B288] &lt; DATE(YEAR([.A288]);12;21);&quot;JESIEŃ&quot;; &quot;ZIMA&quot;))))" office:value-type="string" office:string-value="JESIEŃ" calcext:value-type="string">
            <text:p>JESIEŃ</text:p>
          </table:table-cell>
          <table:table-cell table:formula="of:=IF([.C288] = &quot;ZIMA&quot;; 0.2; IF([.C288] = &quot;WIOSNA&quot;; 0.5; IF([.C288] = &quot;LATO&quot;; 0.9; 0.4)))" office:value-type="float" office:value="0.4" calcext:value-type="float">
            <text:p>0,4</text:p>
          </table:table-cell>
          <table:table-cell table:formula="of:=IF(WEEKDAY([.A288];2)&lt; 6; 1; 0) * [.$J$3] *[.D288] *[.$J$7]" office:value-type="float" office:value="0" calcext:value-type="float">
            <text:p>0</text:p>
          </table:table-cell>
          <table:table-cell table:formula="of:=IF(WEEKDAY([.A288];2) = 7; 150; 0)" office:value-type="float" office:value="0" calcext:value-type="float">
            <text:p>0</text:p>
          </table:table-cell>
          <table:table-cell table:formula="of:=[.G287] -[.F288] +[.E288]" office:value-type="float" office:value="59302" calcext:value-type="float">
            <text:p>5930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15" calcext:value-type="date">
            <text:p>15.10.2023</text:p>
          </table:table-cell>
          <table:table-cell table:formula="of:=[.A289]" office:value-type="date" office:date-value="2023-10-15" calcext:value-type="date">
            <text:p>10-15</text:p>
          </table:table-cell>
          <table:table-cell table:style-name="ce1" table:formula="of:=IF([.B289] &lt; DATE(YEAR([.A289]);3;21); &quot;ZIMA&quot;; IF([.B289] &lt; DATE(YEAR([.A289]);6;21);&quot;WIOSNA&quot; ; IF([.B289] &lt; DATE(YEAR([.A289]);9;23); &quot;LATO&quot;; IF([.B289] &lt; DATE(YEAR([.A289]);12;21);&quot;JESIEŃ&quot;; &quot;ZIMA&quot;))))" office:value-type="string" office:string-value="JESIEŃ" calcext:value-type="string">
            <text:p>JESIEŃ</text:p>
          </table:table-cell>
          <table:table-cell table:formula="of:=IF([.C289] = &quot;ZIMA&quot;; 0.2; IF([.C289] = &quot;WIOSNA&quot;; 0.5; IF([.C289] = &quot;LATO&quot;; 0.9; 0.4)))" office:value-type="float" office:value="0.4" calcext:value-type="float">
            <text:p>0,4</text:p>
          </table:table-cell>
          <table:table-cell table:formula="of:=IF(WEEKDAY([.A289];2)&lt; 6; 1; 0) * [.$J$3] *[.D289] *[.$J$7]" office:value-type="float" office:value="0" calcext:value-type="float">
            <text:p>0</text:p>
          </table:table-cell>
          <table:table-cell table:formula="of:=IF(WEEKDAY([.A289];2) = 7; 150; 0)" office:value-type="float" office:value="150" calcext:value-type="float">
            <text:p>150</text:p>
          </table:table-cell>
          <table:table-cell table:formula="of:=[.G288] -[.F289] +[.E289]" office:value-type="float" office:value="59152" calcext:value-type="float">
            <text:p>5915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16" calcext:value-type="date">
            <text:p>16.10.2023</text:p>
          </table:table-cell>
          <table:table-cell table:formula="of:=[.A290]" office:value-type="date" office:date-value="2023-10-16" calcext:value-type="date">
            <text:p>10-16</text:p>
          </table:table-cell>
          <table:table-cell table:style-name="ce1" table:formula="of:=IF([.B290] &lt; DATE(YEAR([.A290]);3;21); &quot;ZIMA&quot;; IF([.B290] &lt; DATE(YEAR([.A290]);6;21);&quot;WIOSNA&quot; ; IF([.B290] &lt; DATE(YEAR([.A290]);9;23); &quot;LATO&quot;; IF([.B290] &lt; DATE(YEAR([.A290]);12;21);&quot;JESIEŃ&quot;; &quot;ZIMA&quot;))))" office:value-type="string" office:string-value="JESIEŃ" calcext:value-type="string">
            <text:p>JESIEŃ</text:p>
          </table:table-cell>
          <table:table-cell table:formula="of:=IF([.C290] = &quot;ZIMA&quot;; 0.2; IF([.C290] = &quot;WIOSNA&quot;; 0.5; IF([.C290] = &quot;LATO&quot;; 0.9; 0.4)))" office:value-type="float" office:value="0.4" calcext:value-type="float">
            <text:p>0,4</text:p>
          </table:table-cell>
          <table:table-cell table:formula="of:=IF(WEEKDAY([.A290];2)&lt; 6; 1; 0) * [.$J$3] *[.D290] *[.$J$7]" office:value-type="float" office:value="264" calcext:value-type="float">
            <text:p>264</text:p>
          </table:table-cell>
          <table:table-cell table:formula="of:=IF(WEEKDAY([.A290];2) = 7; 150; 0)" office:value-type="float" office:value="0" calcext:value-type="float">
            <text:p>0</text:p>
          </table:table-cell>
          <table:table-cell table:formula="of:=[.G289] -[.F290] +[.E290]" office:value-type="float" office:value="59416" calcext:value-type="float">
            <text:p>59416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17" calcext:value-type="date">
            <text:p>17.10.2023</text:p>
          </table:table-cell>
          <table:table-cell table:formula="of:=[.A291]" office:value-type="date" office:date-value="2023-10-17" calcext:value-type="date">
            <text:p>10-17</text:p>
          </table:table-cell>
          <table:table-cell table:style-name="ce1" table:formula="of:=IF([.B291] &lt; DATE(YEAR([.A291]);3;21); &quot;ZIMA&quot;; IF([.B291] &lt; DATE(YEAR([.A291]);6;21);&quot;WIOSNA&quot; ; IF([.B291] &lt; DATE(YEAR([.A291]);9;23); &quot;LATO&quot;; IF([.B291] &lt; DATE(YEAR([.A291]);12;21);&quot;JESIEŃ&quot;; &quot;ZIMA&quot;))))" office:value-type="string" office:string-value="JESIEŃ" calcext:value-type="string">
            <text:p>JESIEŃ</text:p>
          </table:table-cell>
          <table:table-cell table:formula="of:=IF([.C291] = &quot;ZIMA&quot;; 0.2; IF([.C291] = &quot;WIOSNA&quot;; 0.5; IF([.C291] = &quot;LATO&quot;; 0.9; 0.4)))" office:value-type="float" office:value="0.4" calcext:value-type="float">
            <text:p>0,4</text:p>
          </table:table-cell>
          <table:table-cell table:formula="of:=IF(WEEKDAY([.A291];2)&lt; 6; 1; 0) * [.$J$3] *[.D291] *[.$J$7]" office:value-type="float" office:value="264" calcext:value-type="float">
            <text:p>264</text:p>
          </table:table-cell>
          <table:table-cell table:formula="of:=IF(WEEKDAY([.A291];2) = 7; 150; 0)" office:value-type="float" office:value="0" calcext:value-type="float">
            <text:p>0</text:p>
          </table:table-cell>
          <table:table-cell table:formula="of:=[.G290] -[.F291] +[.E291]" office:value-type="float" office:value="59680" calcext:value-type="float">
            <text:p>5968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18" calcext:value-type="date">
            <text:p>18.10.2023</text:p>
          </table:table-cell>
          <table:table-cell table:formula="of:=[.A292]" office:value-type="date" office:date-value="2023-10-18" calcext:value-type="date">
            <text:p>10-18</text:p>
          </table:table-cell>
          <table:table-cell table:style-name="ce1" table:formula="of:=IF([.B292] &lt; DATE(YEAR([.A292]);3;21); &quot;ZIMA&quot;; IF([.B292] &lt; DATE(YEAR([.A292]);6;21);&quot;WIOSNA&quot; ; IF([.B292] &lt; DATE(YEAR([.A292]);9;23); &quot;LATO&quot;; IF([.B292] &lt; DATE(YEAR([.A292]);12;21);&quot;JESIEŃ&quot;; &quot;ZIMA&quot;))))" office:value-type="string" office:string-value="JESIEŃ" calcext:value-type="string">
            <text:p>JESIEŃ</text:p>
          </table:table-cell>
          <table:table-cell table:formula="of:=IF([.C292] = &quot;ZIMA&quot;; 0.2; IF([.C292] = &quot;WIOSNA&quot;; 0.5; IF([.C292] = &quot;LATO&quot;; 0.9; 0.4)))" office:value-type="float" office:value="0.4" calcext:value-type="float">
            <text:p>0,4</text:p>
          </table:table-cell>
          <table:table-cell table:formula="of:=IF(WEEKDAY([.A292];2)&lt; 6; 1; 0) * [.$J$3] *[.D292] *[.$J$7]" office:value-type="float" office:value="264" calcext:value-type="float">
            <text:p>264</text:p>
          </table:table-cell>
          <table:table-cell table:formula="of:=IF(WEEKDAY([.A292];2) = 7; 150; 0)" office:value-type="float" office:value="0" calcext:value-type="float">
            <text:p>0</text:p>
          </table:table-cell>
          <table:table-cell table:formula="of:=[.G291] -[.F292] +[.E292]" office:value-type="float" office:value="59944" calcext:value-type="float">
            <text:p>59944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19" calcext:value-type="date">
            <text:p>19.10.2023</text:p>
          </table:table-cell>
          <table:table-cell table:formula="of:=[.A293]" office:value-type="date" office:date-value="2023-10-19" calcext:value-type="date">
            <text:p>10-19</text:p>
          </table:table-cell>
          <table:table-cell table:style-name="ce1" table:formula="of:=IF([.B293] &lt; DATE(YEAR([.A293]);3;21); &quot;ZIMA&quot;; IF([.B293] &lt; DATE(YEAR([.A293]);6;21);&quot;WIOSNA&quot; ; IF([.B293] &lt; DATE(YEAR([.A293]);9;23); &quot;LATO&quot;; IF([.B293] &lt; DATE(YEAR([.A293]);12;21);&quot;JESIEŃ&quot;; &quot;ZIMA&quot;))))" office:value-type="string" office:string-value="JESIEŃ" calcext:value-type="string">
            <text:p>JESIEŃ</text:p>
          </table:table-cell>
          <table:table-cell table:formula="of:=IF([.C293] = &quot;ZIMA&quot;; 0.2; IF([.C293] = &quot;WIOSNA&quot;; 0.5; IF([.C293] = &quot;LATO&quot;; 0.9; 0.4)))" office:value-type="float" office:value="0.4" calcext:value-type="float">
            <text:p>0,4</text:p>
          </table:table-cell>
          <table:table-cell table:formula="of:=IF(WEEKDAY([.A293];2)&lt; 6; 1; 0) * [.$J$3] *[.D293] *[.$J$7]" office:value-type="float" office:value="264" calcext:value-type="float">
            <text:p>264</text:p>
          </table:table-cell>
          <table:table-cell table:formula="of:=IF(WEEKDAY([.A293];2) = 7; 150; 0)" office:value-type="float" office:value="0" calcext:value-type="float">
            <text:p>0</text:p>
          </table:table-cell>
          <table:table-cell table:formula="of:=[.G292] -[.F293] +[.E293]" office:value-type="float" office:value="60208" calcext:value-type="float">
            <text:p>60208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20" calcext:value-type="date">
            <text:p>20.10.2023</text:p>
          </table:table-cell>
          <table:table-cell table:formula="of:=[.A294]" office:value-type="date" office:date-value="2023-10-20" calcext:value-type="date">
            <text:p>10-20</text:p>
          </table:table-cell>
          <table:table-cell table:style-name="ce1" table:formula="of:=IF([.B294] &lt; DATE(YEAR([.A294]);3;21); &quot;ZIMA&quot;; IF([.B294] &lt; DATE(YEAR([.A294]);6;21);&quot;WIOSNA&quot; ; IF([.B294] &lt; DATE(YEAR([.A294]);9;23); &quot;LATO&quot;; IF([.B294] &lt; DATE(YEAR([.A294]);12;21);&quot;JESIEŃ&quot;; &quot;ZIMA&quot;))))" office:value-type="string" office:string-value="JESIEŃ" calcext:value-type="string">
            <text:p>JESIEŃ</text:p>
          </table:table-cell>
          <table:table-cell table:formula="of:=IF([.C294] = &quot;ZIMA&quot;; 0.2; IF([.C294] = &quot;WIOSNA&quot;; 0.5; IF([.C294] = &quot;LATO&quot;; 0.9; 0.4)))" office:value-type="float" office:value="0.4" calcext:value-type="float">
            <text:p>0,4</text:p>
          </table:table-cell>
          <table:table-cell table:formula="of:=IF(WEEKDAY([.A294];2)&lt; 6; 1; 0) * [.$J$3] *[.D294] *[.$J$7]" office:value-type="float" office:value="264" calcext:value-type="float">
            <text:p>264</text:p>
          </table:table-cell>
          <table:table-cell table:formula="of:=IF(WEEKDAY([.A294];2) = 7; 150; 0)" office:value-type="float" office:value="0" calcext:value-type="float">
            <text:p>0</text:p>
          </table:table-cell>
          <table:table-cell table:formula="of:=[.G293] -[.F294] +[.E294]" office:value-type="float" office:value="60472" calcext:value-type="float">
            <text:p>6047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21" calcext:value-type="date">
            <text:p>21.10.2023</text:p>
          </table:table-cell>
          <table:table-cell table:formula="of:=[.A295]" office:value-type="date" office:date-value="2023-10-21" calcext:value-type="date">
            <text:p>10-21</text:p>
          </table:table-cell>
          <table:table-cell table:style-name="ce1" table:formula="of:=IF([.B295] &lt; DATE(YEAR([.A295]);3;21); &quot;ZIMA&quot;; IF([.B295] &lt; DATE(YEAR([.A295]);6;21);&quot;WIOSNA&quot; ; IF([.B295] &lt; DATE(YEAR([.A295]);9;23); &quot;LATO&quot;; IF([.B295] &lt; DATE(YEAR([.A295]);12;21);&quot;JESIEŃ&quot;; &quot;ZIMA&quot;))))" office:value-type="string" office:string-value="JESIEŃ" calcext:value-type="string">
            <text:p>JESIEŃ</text:p>
          </table:table-cell>
          <table:table-cell table:formula="of:=IF([.C295] = &quot;ZIMA&quot;; 0.2; IF([.C295] = &quot;WIOSNA&quot;; 0.5; IF([.C295] = &quot;LATO&quot;; 0.9; 0.4)))" office:value-type="float" office:value="0.4" calcext:value-type="float">
            <text:p>0,4</text:p>
          </table:table-cell>
          <table:table-cell table:formula="of:=IF(WEEKDAY([.A295];2)&lt; 6; 1; 0) * [.$J$3] *[.D295] *[.$J$7]" office:value-type="float" office:value="0" calcext:value-type="float">
            <text:p>0</text:p>
          </table:table-cell>
          <table:table-cell table:formula="of:=IF(WEEKDAY([.A295];2) = 7; 150; 0)" office:value-type="float" office:value="0" calcext:value-type="float">
            <text:p>0</text:p>
          </table:table-cell>
          <table:table-cell table:formula="of:=[.G294] -[.F295] +[.E295]" office:value-type="float" office:value="60472" calcext:value-type="float">
            <text:p>6047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22" calcext:value-type="date">
            <text:p>22.10.2023</text:p>
          </table:table-cell>
          <table:table-cell table:formula="of:=[.A296]" office:value-type="date" office:date-value="2023-10-22" calcext:value-type="date">
            <text:p>10-22</text:p>
          </table:table-cell>
          <table:table-cell table:style-name="ce1" table:formula="of:=IF([.B296] &lt; DATE(YEAR([.A296]);3;21); &quot;ZIMA&quot;; IF([.B296] &lt; DATE(YEAR([.A296]);6;21);&quot;WIOSNA&quot; ; IF([.B296] &lt; DATE(YEAR([.A296]);9;23); &quot;LATO&quot;; IF([.B296] &lt; DATE(YEAR([.A296]);12;21);&quot;JESIEŃ&quot;; &quot;ZIMA&quot;))))" office:value-type="string" office:string-value="JESIEŃ" calcext:value-type="string">
            <text:p>JESIEŃ</text:p>
          </table:table-cell>
          <table:table-cell table:formula="of:=IF([.C296] = &quot;ZIMA&quot;; 0.2; IF([.C296] = &quot;WIOSNA&quot;; 0.5; IF([.C296] = &quot;LATO&quot;; 0.9; 0.4)))" office:value-type="float" office:value="0.4" calcext:value-type="float">
            <text:p>0,4</text:p>
          </table:table-cell>
          <table:table-cell table:formula="of:=IF(WEEKDAY([.A296];2)&lt; 6; 1; 0) * [.$J$3] *[.D296] *[.$J$7]" office:value-type="float" office:value="0" calcext:value-type="float">
            <text:p>0</text:p>
          </table:table-cell>
          <table:table-cell table:formula="of:=IF(WEEKDAY([.A296];2) = 7; 150; 0)" office:value-type="float" office:value="150" calcext:value-type="float">
            <text:p>150</text:p>
          </table:table-cell>
          <table:table-cell table:formula="of:=[.G295] -[.F296] +[.E296]" office:value-type="float" office:value="60322" calcext:value-type="float">
            <text:p>6032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23" calcext:value-type="date">
            <text:p>23.10.2023</text:p>
          </table:table-cell>
          <table:table-cell table:formula="of:=[.A297]" office:value-type="date" office:date-value="2023-10-23" calcext:value-type="date">
            <text:p>10-23</text:p>
          </table:table-cell>
          <table:table-cell table:style-name="ce1" table:formula="of:=IF([.B297] &lt; DATE(YEAR([.A297]);3;21); &quot;ZIMA&quot;; IF([.B297] &lt; DATE(YEAR([.A297]);6;21);&quot;WIOSNA&quot; ; IF([.B297] &lt; DATE(YEAR([.A297]);9;23); &quot;LATO&quot;; IF([.B297] &lt; DATE(YEAR([.A297]);12;21);&quot;JESIEŃ&quot;; &quot;ZIMA&quot;))))" office:value-type="string" office:string-value="JESIEŃ" calcext:value-type="string">
            <text:p>JESIEŃ</text:p>
          </table:table-cell>
          <table:table-cell table:formula="of:=IF([.C297] = &quot;ZIMA&quot;; 0.2; IF([.C297] = &quot;WIOSNA&quot;; 0.5; IF([.C297] = &quot;LATO&quot;; 0.9; 0.4)))" office:value-type="float" office:value="0.4" calcext:value-type="float">
            <text:p>0,4</text:p>
          </table:table-cell>
          <table:table-cell table:formula="of:=IF(WEEKDAY([.A297];2)&lt; 6; 1; 0) * [.$J$3] *[.D297] *[.$J$7]" office:value-type="float" office:value="264" calcext:value-type="float">
            <text:p>264</text:p>
          </table:table-cell>
          <table:table-cell table:formula="of:=IF(WEEKDAY([.A297];2) = 7; 150; 0)" office:value-type="float" office:value="0" calcext:value-type="float">
            <text:p>0</text:p>
          </table:table-cell>
          <table:table-cell table:formula="of:=[.G296] -[.F297] +[.E297]" office:value-type="float" office:value="60586" calcext:value-type="float">
            <text:p>60586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24" calcext:value-type="date">
            <text:p>24.10.2023</text:p>
          </table:table-cell>
          <table:table-cell table:formula="of:=[.A298]" office:value-type="date" office:date-value="2023-10-24" calcext:value-type="date">
            <text:p>10-24</text:p>
          </table:table-cell>
          <table:table-cell table:style-name="ce1" table:formula="of:=IF([.B298] &lt; DATE(YEAR([.A298]);3;21); &quot;ZIMA&quot;; IF([.B298] &lt; DATE(YEAR([.A298]);6;21);&quot;WIOSNA&quot; ; IF([.B298] &lt; DATE(YEAR([.A298]);9;23); &quot;LATO&quot;; IF([.B298] &lt; DATE(YEAR([.A298]);12;21);&quot;JESIEŃ&quot;; &quot;ZIMA&quot;))))" office:value-type="string" office:string-value="JESIEŃ" calcext:value-type="string">
            <text:p>JESIEŃ</text:p>
          </table:table-cell>
          <table:table-cell table:formula="of:=IF([.C298] = &quot;ZIMA&quot;; 0.2; IF([.C298] = &quot;WIOSNA&quot;; 0.5; IF([.C298] = &quot;LATO&quot;; 0.9; 0.4)))" office:value-type="float" office:value="0.4" calcext:value-type="float">
            <text:p>0,4</text:p>
          </table:table-cell>
          <table:table-cell table:formula="of:=IF(WEEKDAY([.A298];2)&lt; 6; 1; 0) * [.$J$3] *[.D298] *[.$J$7]" office:value-type="float" office:value="264" calcext:value-type="float">
            <text:p>264</text:p>
          </table:table-cell>
          <table:table-cell table:formula="of:=IF(WEEKDAY([.A298];2) = 7; 150; 0)" office:value-type="float" office:value="0" calcext:value-type="float">
            <text:p>0</text:p>
          </table:table-cell>
          <table:table-cell table:formula="of:=[.G297] -[.F298] +[.E298]" office:value-type="float" office:value="60850" calcext:value-type="float">
            <text:p>608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25" calcext:value-type="date">
            <text:p>25.10.2023</text:p>
          </table:table-cell>
          <table:table-cell table:formula="of:=[.A299]" office:value-type="date" office:date-value="2023-10-25" calcext:value-type="date">
            <text:p>10-25</text:p>
          </table:table-cell>
          <table:table-cell table:style-name="ce1" table:formula="of:=IF([.B299] &lt; DATE(YEAR([.A299]);3;21); &quot;ZIMA&quot;; IF([.B299] &lt; DATE(YEAR([.A299]);6;21);&quot;WIOSNA&quot; ; IF([.B299] &lt; DATE(YEAR([.A299]);9;23); &quot;LATO&quot;; IF([.B299] &lt; DATE(YEAR([.A299]);12;21);&quot;JESIEŃ&quot;; &quot;ZIMA&quot;))))" office:value-type="string" office:string-value="JESIEŃ" calcext:value-type="string">
            <text:p>JESIEŃ</text:p>
          </table:table-cell>
          <table:table-cell table:formula="of:=IF([.C299] = &quot;ZIMA&quot;; 0.2; IF([.C299] = &quot;WIOSNA&quot;; 0.5; IF([.C299] = &quot;LATO&quot;; 0.9; 0.4)))" office:value-type="float" office:value="0.4" calcext:value-type="float">
            <text:p>0,4</text:p>
          </table:table-cell>
          <table:table-cell table:formula="of:=IF(WEEKDAY([.A299];2)&lt; 6; 1; 0) * [.$J$3] *[.D299] *[.$J$7]" office:value-type="float" office:value="264" calcext:value-type="float">
            <text:p>264</text:p>
          </table:table-cell>
          <table:table-cell table:formula="of:=IF(WEEKDAY([.A299];2) = 7; 150; 0)" office:value-type="float" office:value="0" calcext:value-type="float">
            <text:p>0</text:p>
          </table:table-cell>
          <table:table-cell table:formula="of:=[.G298] -[.F299] +[.E299]" office:value-type="float" office:value="61114" calcext:value-type="float">
            <text:p>61114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26" calcext:value-type="date">
            <text:p>26.10.2023</text:p>
          </table:table-cell>
          <table:table-cell table:formula="of:=[.A300]" office:value-type="date" office:date-value="2023-10-26" calcext:value-type="date">
            <text:p>10-26</text:p>
          </table:table-cell>
          <table:table-cell table:style-name="ce1" table:formula="of:=IF([.B300] &lt; DATE(YEAR([.A300]);3;21); &quot;ZIMA&quot;; IF([.B300] &lt; DATE(YEAR([.A300]);6;21);&quot;WIOSNA&quot; ; IF([.B300] &lt; DATE(YEAR([.A300]);9;23); &quot;LATO&quot;; IF([.B300] &lt; DATE(YEAR([.A300]);12;21);&quot;JESIEŃ&quot;; &quot;ZIMA&quot;))))" office:value-type="string" office:string-value="JESIEŃ" calcext:value-type="string">
            <text:p>JESIEŃ</text:p>
          </table:table-cell>
          <table:table-cell table:formula="of:=IF([.C300] = &quot;ZIMA&quot;; 0.2; IF([.C300] = &quot;WIOSNA&quot;; 0.5; IF([.C300] = &quot;LATO&quot;; 0.9; 0.4)))" office:value-type="float" office:value="0.4" calcext:value-type="float">
            <text:p>0,4</text:p>
          </table:table-cell>
          <table:table-cell table:formula="of:=IF(WEEKDAY([.A300];2)&lt; 6; 1; 0) * [.$J$3] *[.D300] *[.$J$7]" office:value-type="float" office:value="264" calcext:value-type="float">
            <text:p>264</text:p>
          </table:table-cell>
          <table:table-cell table:formula="of:=IF(WEEKDAY([.A300];2) = 7; 150; 0)" office:value-type="float" office:value="0" calcext:value-type="float">
            <text:p>0</text:p>
          </table:table-cell>
          <table:table-cell table:formula="of:=[.G299] -[.F300] +[.E300]" office:value-type="float" office:value="61378" calcext:value-type="float">
            <text:p>61378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27" calcext:value-type="date">
            <text:p>27.10.2023</text:p>
          </table:table-cell>
          <table:table-cell table:formula="of:=[.A301]" office:value-type="date" office:date-value="2023-10-27" calcext:value-type="date">
            <text:p>10-27</text:p>
          </table:table-cell>
          <table:table-cell table:style-name="ce1" table:formula="of:=IF([.B301] &lt; DATE(YEAR([.A301]);3;21); &quot;ZIMA&quot;; IF([.B301] &lt; DATE(YEAR([.A301]);6;21);&quot;WIOSNA&quot; ; IF([.B301] &lt; DATE(YEAR([.A301]);9;23); &quot;LATO&quot;; IF([.B301] &lt; DATE(YEAR([.A301]);12;21);&quot;JESIEŃ&quot;; &quot;ZIMA&quot;))))" office:value-type="string" office:string-value="JESIEŃ" calcext:value-type="string">
            <text:p>JESIEŃ</text:p>
          </table:table-cell>
          <table:table-cell table:formula="of:=IF([.C301] = &quot;ZIMA&quot;; 0.2; IF([.C301] = &quot;WIOSNA&quot;; 0.5; IF([.C301] = &quot;LATO&quot;; 0.9; 0.4)))" office:value-type="float" office:value="0.4" calcext:value-type="float">
            <text:p>0,4</text:p>
          </table:table-cell>
          <table:table-cell table:formula="of:=IF(WEEKDAY([.A301];2)&lt; 6; 1; 0) * [.$J$3] *[.D301] *[.$J$7]" office:value-type="float" office:value="264" calcext:value-type="float">
            <text:p>264</text:p>
          </table:table-cell>
          <table:table-cell table:formula="of:=IF(WEEKDAY([.A301];2) = 7; 150; 0)" office:value-type="float" office:value="0" calcext:value-type="float">
            <text:p>0</text:p>
          </table:table-cell>
          <table:table-cell table:formula="of:=[.G300] -[.F301] +[.E301]" office:value-type="float" office:value="61642" calcext:value-type="float">
            <text:p>6164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28" calcext:value-type="date">
            <text:p>28.10.2023</text:p>
          </table:table-cell>
          <table:table-cell table:formula="of:=[.A302]" office:value-type="date" office:date-value="2023-10-28" calcext:value-type="date">
            <text:p>10-28</text:p>
          </table:table-cell>
          <table:table-cell table:style-name="ce1" table:formula="of:=IF([.B302] &lt; DATE(YEAR([.A302]);3;21); &quot;ZIMA&quot;; IF([.B302] &lt; DATE(YEAR([.A302]);6;21);&quot;WIOSNA&quot; ; IF([.B302] &lt; DATE(YEAR([.A302]);9;23); &quot;LATO&quot;; IF([.B302] &lt; DATE(YEAR([.A302]);12;21);&quot;JESIEŃ&quot;; &quot;ZIMA&quot;))))" office:value-type="string" office:string-value="JESIEŃ" calcext:value-type="string">
            <text:p>JESIEŃ</text:p>
          </table:table-cell>
          <table:table-cell table:formula="of:=IF([.C302] = &quot;ZIMA&quot;; 0.2; IF([.C302] = &quot;WIOSNA&quot;; 0.5; IF([.C302] = &quot;LATO&quot;; 0.9; 0.4)))" office:value-type="float" office:value="0.4" calcext:value-type="float">
            <text:p>0,4</text:p>
          </table:table-cell>
          <table:table-cell table:formula="of:=IF(WEEKDAY([.A302];2)&lt; 6; 1; 0) * [.$J$3] *[.D302] *[.$J$7]" office:value-type="float" office:value="0" calcext:value-type="float">
            <text:p>0</text:p>
          </table:table-cell>
          <table:table-cell table:formula="of:=IF(WEEKDAY([.A302];2) = 7; 150; 0)" office:value-type="float" office:value="0" calcext:value-type="float">
            <text:p>0</text:p>
          </table:table-cell>
          <table:table-cell table:formula="of:=[.G301] -[.F302] +[.E302]" office:value-type="float" office:value="61642" calcext:value-type="float">
            <text:p>6164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29" calcext:value-type="date">
            <text:p>29.10.2023</text:p>
          </table:table-cell>
          <table:table-cell table:formula="of:=[.A303]" office:value-type="date" office:date-value="2023-10-29" calcext:value-type="date">
            <text:p>10-29</text:p>
          </table:table-cell>
          <table:table-cell table:style-name="ce1" table:formula="of:=IF([.B303] &lt; DATE(YEAR([.A303]);3;21); &quot;ZIMA&quot;; IF([.B303] &lt; DATE(YEAR([.A303]);6;21);&quot;WIOSNA&quot; ; IF([.B303] &lt; DATE(YEAR([.A303]);9;23); &quot;LATO&quot;; IF([.B303] &lt; DATE(YEAR([.A303]);12;21);&quot;JESIEŃ&quot;; &quot;ZIMA&quot;))))" office:value-type="string" office:string-value="JESIEŃ" calcext:value-type="string">
            <text:p>JESIEŃ</text:p>
          </table:table-cell>
          <table:table-cell table:formula="of:=IF([.C303] = &quot;ZIMA&quot;; 0.2; IF([.C303] = &quot;WIOSNA&quot;; 0.5; IF([.C303] = &quot;LATO&quot;; 0.9; 0.4)))" office:value-type="float" office:value="0.4" calcext:value-type="float">
            <text:p>0,4</text:p>
          </table:table-cell>
          <table:table-cell table:formula="of:=IF(WEEKDAY([.A303];2)&lt; 6; 1; 0) * [.$J$3] *[.D303] *[.$J$7]" office:value-type="float" office:value="0" calcext:value-type="float">
            <text:p>0</text:p>
          </table:table-cell>
          <table:table-cell table:formula="of:=IF(WEEKDAY([.A303];2) = 7; 150; 0)" office:value-type="float" office:value="150" calcext:value-type="float">
            <text:p>150</text:p>
          </table:table-cell>
          <table:table-cell table:formula="of:=[.G302] -[.F303] +[.E303]" office:value-type="float" office:value="61492" calcext:value-type="float">
            <text:p>6149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30" calcext:value-type="date">
            <text:p>30.10.2023</text:p>
          </table:table-cell>
          <table:table-cell table:formula="of:=[.A304]" office:value-type="date" office:date-value="2023-10-30" calcext:value-type="date">
            <text:p>10-30</text:p>
          </table:table-cell>
          <table:table-cell table:style-name="ce1" table:formula="of:=IF([.B304] &lt; DATE(YEAR([.A304]);3;21); &quot;ZIMA&quot;; IF([.B304] &lt; DATE(YEAR([.A304]);6;21);&quot;WIOSNA&quot; ; IF([.B304] &lt; DATE(YEAR([.A304]);9;23); &quot;LATO&quot;; IF([.B304] &lt; DATE(YEAR([.A304]);12;21);&quot;JESIEŃ&quot;; &quot;ZIMA&quot;))))" office:value-type="string" office:string-value="JESIEŃ" calcext:value-type="string">
            <text:p>JESIEŃ</text:p>
          </table:table-cell>
          <table:table-cell table:formula="of:=IF([.C304] = &quot;ZIMA&quot;; 0.2; IF([.C304] = &quot;WIOSNA&quot;; 0.5; IF([.C304] = &quot;LATO&quot;; 0.9; 0.4)))" office:value-type="float" office:value="0.4" calcext:value-type="float">
            <text:p>0,4</text:p>
          </table:table-cell>
          <table:table-cell table:formula="of:=IF(WEEKDAY([.A304];2)&lt; 6; 1; 0) * [.$J$3] *[.D304] *[.$J$7]" office:value-type="float" office:value="264" calcext:value-type="float">
            <text:p>264</text:p>
          </table:table-cell>
          <table:table-cell table:formula="of:=IF(WEEKDAY([.A304];2) = 7; 150; 0)" office:value-type="float" office:value="0" calcext:value-type="float">
            <text:p>0</text:p>
          </table:table-cell>
          <table:table-cell table:formula="of:=[.G303] -[.F304] +[.E304]" office:value-type="float" office:value="61756" calcext:value-type="float">
            <text:p>61756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31" calcext:value-type="date">
            <text:p>31.10.2023</text:p>
          </table:table-cell>
          <table:table-cell table:formula="of:=[.A305]" office:value-type="date" office:date-value="2023-10-31" calcext:value-type="date">
            <text:p>10-31</text:p>
          </table:table-cell>
          <table:table-cell table:style-name="ce1" table:formula="of:=IF([.B305] &lt; DATE(YEAR([.A305]);3;21); &quot;ZIMA&quot;; IF([.B305] &lt; DATE(YEAR([.A305]);6;21);&quot;WIOSNA&quot; ; IF([.B305] &lt; DATE(YEAR([.A305]);9;23); &quot;LATO&quot;; IF([.B305] &lt; DATE(YEAR([.A305]);12;21);&quot;JESIEŃ&quot;; &quot;ZIMA&quot;))))" office:value-type="string" office:string-value="JESIEŃ" calcext:value-type="string">
            <text:p>JESIEŃ</text:p>
          </table:table-cell>
          <table:table-cell table:formula="of:=IF([.C305] = &quot;ZIMA&quot;; 0.2; IF([.C305] = &quot;WIOSNA&quot;; 0.5; IF([.C305] = &quot;LATO&quot;; 0.9; 0.4)))" office:value-type="float" office:value="0.4" calcext:value-type="float">
            <text:p>0,4</text:p>
          </table:table-cell>
          <table:table-cell table:formula="of:=IF(WEEKDAY([.A305];2)&lt; 6; 1; 0) * [.$J$3] *[.D305] *[.$J$7]" office:value-type="float" office:value="264" calcext:value-type="float">
            <text:p>264</text:p>
          </table:table-cell>
          <table:table-cell table:formula="of:=IF(WEEKDAY([.A305];2) = 7; 150; 0)" office:value-type="float" office:value="0" calcext:value-type="float">
            <text:p>0</text:p>
          </table:table-cell>
          <table:table-cell table:formula="of:=[.G304] -[.F305] +[.E305]" office:value-type="float" office:value="62020" calcext:value-type="float">
            <text:p>6202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01" calcext:value-type="date">
            <text:p>1.11.2023</text:p>
          </table:table-cell>
          <table:table-cell table:formula="of:=[.A306]" office:value-type="date" office:date-value="2023-11-01" calcext:value-type="date">
            <text:p>11-01</text:p>
          </table:table-cell>
          <table:table-cell table:style-name="ce1" table:formula="of:=IF([.B306] &lt; DATE(YEAR([.A306]);3;21); &quot;ZIMA&quot;; IF([.B306] &lt; DATE(YEAR([.A306]);6;21);&quot;WIOSNA&quot; ; IF([.B306] &lt; DATE(YEAR([.A306]);9;23); &quot;LATO&quot;; IF([.B306] &lt; DATE(YEAR([.A306]);12;21);&quot;JESIEŃ&quot;; &quot;ZIMA&quot;))))" office:value-type="string" office:string-value="JESIEŃ" calcext:value-type="string">
            <text:p>JESIEŃ</text:p>
          </table:table-cell>
          <table:table-cell table:formula="of:=IF([.C306] = &quot;ZIMA&quot;; 0.2; IF([.C306] = &quot;WIOSNA&quot;; 0.5; IF([.C306] = &quot;LATO&quot;; 0.9; 0.4)))" office:value-type="float" office:value="0.4" calcext:value-type="float">
            <text:p>0,4</text:p>
          </table:table-cell>
          <table:table-cell table:formula="of:=IF(WEEKDAY([.A306];2)&lt; 6; 1; 0) * [.$J$3] *[.D306] *[.$J$7]" office:value-type="float" office:value="264" calcext:value-type="float">
            <text:p>264</text:p>
          </table:table-cell>
          <table:table-cell table:formula="of:=IF(WEEKDAY([.A306];2) = 7; 150; 0)" office:value-type="float" office:value="0" calcext:value-type="float">
            <text:p>0</text:p>
          </table:table-cell>
          <table:table-cell table:formula="of:=[.G305] -[.F306] +[.E306]" office:value-type="float" office:value="62284" calcext:value-type="float">
            <text:p>62284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02" calcext:value-type="date">
            <text:p>2.11.2023</text:p>
          </table:table-cell>
          <table:table-cell table:formula="of:=[.A307]" office:value-type="date" office:date-value="2023-11-02" calcext:value-type="date">
            <text:p>11-02</text:p>
          </table:table-cell>
          <table:table-cell table:style-name="ce1" table:formula="of:=IF([.B307] &lt; DATE(YEAR([.A307]);3;21); &quot;ZIMA&quot;; IF([.B307] &lt; DATE(YEAR([.A307]);6;21);&quot;WIOSNA&quot; ; IF([.B307] &lt; DATE(YEAR([.A307]);9;23); &quot;LATO&quot;; IF([.B307] &lt; DATE(YEAR([.A307]);12;21);&quot;JESIEŃ&quot;; &quot;ZIMA&quot;))))" office:value-type="string" office:string-value="JESIEŃ" calcext:value-type="string">
            <text:p>JESIEŃ</text:p>
          </table:table-cell>
          <table:table-cell table:formula="of:=IF([.C307] = &quot;ZIMA&quot;; 0.2; IF([.C307] = &quot;WIOSNA&quot;; 0.5; IF([.C307] = &quot;LATO&quot;; 0.9; 0.4)))" office:value-type="float" office:value="0.4" calcext:value-type="float">
            <text:p>0,4</text:p>
          </table:table-cell>
          <table:table-cell table:formula="of:=IF(WEEKDAY([.A307];2)&lt; 6; 1; 0) * [.$J$3] *[.D307] *[.$J$7]" office:value-type="float" office:value="264" calcext:value-type="float">
            <text:p>264</text:p>
          </table:table-cell>
          <table:table-cell table:formula="of:=IF(WEEKDAY([.A307];2) = 7; 150; 0)" office:value-type="float" office:value="0" calcext:value-type="float">
            <text:p>0</text:p>
          </table:table-cell>
          <table:table-cell table:formula="of:=[.G306] -[.F307] +[.E307]" office:value-type="float" office:value="62548" calcext:value-type="float">
            <text:p>62548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03" calcext:value-type="date">
            <text:p>3.11.2023</text:p>
          </table:table-cell>
          <table:table-cell table:formula="of:=[.A308]" office:value-type="date" office:date-value="2023-11-03" calcext:value-type="date">
            <text:p>11-03</text:p>
          </table:table-cell>
          <table:table-cell table:style-name="ce1" table:formula="of:=IF([.B308] &lt; DATE(YEAR([.A308]);3;21); &quot;ZIMA&quot;; IF([.B308] &lt; DATE(YEAR([.A308]);6;21);&quot;WIOSNA&quot; ; IF([.B308] &lt; DATE(YEAR([.A308]);9;23); &quot;LATO&quot;; IF([.B308] &lt; DATE(YEAR([.A308]);12;21);&quot;JESIEŃ&quot;; &quot;ZIMA&quot;))))" office:value-type="string" office:string-value="JESIEŃ" calcext:value-type="string">
            <text:p>JESIEŃ</text:p>
          </table:table-cell>
          <table:table-cell table:formula="of:=IF([.C308] = &quot;ZIMA&quot;; 0.2; IF([.C308] = &quot;WIOSNA&quot;; 0.5; IF([.C308] = &quot;LATO&quot;; 0.9; 0.4)))" office:value-type="float" office:value="0.4" calcext:value-type="float">
            <text:p>0,4</text:p>
          </table:table-cell>
          <table:table-cell table:formula="of:=IF(WEEKDAY([.A308];2)&lt; 6; 1; 0) * [.$J$3] *[.D308] *[.$J$7]" office:value-type="float" office:value="264" calcext:value-type="float">
            <text:p>264</text:p>
          </table:table-cell>
          <table:table-cell table:formula="of:=IF(WEEKDAY([.A308];2) = 7; 150; 0)" office:value-type="float" office:value="0" calcext:value-type="float">
            <text:p>0</text:p>
          </table:table-cell>
          <table:table-cell table:formula="of:=[.G307] -[.F308] +[.E308]" office:value-type="float" office:value="62812" calcext:value-type="float">
            <text:p>6281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04" calcext:value-type="date">
            <text:p>4.11.2023</text:p>
          </table:table-cell>
          <table:table-cell table:formula="of:=[.A309]" office:value-type="date" office:date-value="2023-11-04" calcext:value-type="date">
            <text:p>11-04</text:p>
          </table:table-cell>
          <table:table-cell table:style-name="ce1" table:formula="of:=IF([.B309] &lt; DATE(YEAR([.A309]);3;21); &quot;ZIMA&quot;; IF([.B309] &lt; DATE(YEAR([.A309]);6;21);&quot;WIOSNA&quot; ; IF([.B309] &lt; DATE(YEAR([.A309]);9;23); &quot;LATO&quot;; IF([.B309] &lt; DATE(YEAR([.A309]);12;21);&quot;JESIEŃ&quot;; &quot;ZIMA&quot;))))" office:value-type="string" office:string-value="JESIEŃ" calcext:value-type="string">
            <text:p>JESIEŃ</text:p>
          </table:table-cell>
          <table:table-cell table:formula="of:=IF([.C309] = &quot;ZIMA&quot;; 0.2; IF([.C309] = &quot;WIOSNA&quot;; 0.5; IF([.C309] = &quot;LATO&quot;; 0.9; 0.4)))" office:value-type="float" office:value="0.4" calcext:value-type="float">
            <text:p>0,4</text:p>
          </table:table-cell>
          <table:table-cell table:formula="of:=IF(WEEKDAY([.A309];2)&lt; 6; 1; 0) * [.$J$3] *[.D309] *[.$J$7]" office:value-type="float" office:value="0" calcext:value-type="float">
            <text:p>0</text:p>
          </table:table-cell>
          <table:table-cell table:formula="of:=IF(WEEKDAY([.A309];2) = 7; 150; 0)" office:value-type="float" office:value="0" calcext:value-type="float">
            <text:p>0</text:p>
          </table:table-cell>
          <table:table-cell table:formula="of:=[.G308] -[.F309] +[.E309]" office:value-type="float" office:value="62812" calcext:value-type="float">
            <text:p>6281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05" calcext:value-type="date">
            <text:p>5.11.2023</text:p>
          </table:table-cell>
          <table:table-cell table:formula="of:=[.A310]" office:value-type="date" office:date-value="2023-11-05" calcext:value-type="date">
            <text:p>11-05</text:p>
          </table:table-cell>
          <table:table-cell table:style-name="ce1" table:formula="of:=IF([.B310] &lt; DATE(YEAR([.A310]);3;21); &quot;ZIMA&quot;; IF([.B310] &lt; DATE(YEAR([.A310]);6;21);&quot;WIOSNA&quot; ; IF([.B310] &lt; DATE(YEAR([.A310]);9;23); &quot;LATO&quot;; IF([.B310] &lt; DATE(YEAR([.A310]);12;21);&quot;JESIEŃ&quot;; &quot;ZIMA&quot;))))" office:value-type="string" office:string-value="JESIEŃ" calcext:value-type="string">
            <text:p>JESIEŃ</text:p>
          </table:table-cell>
          <table:table-cell table:formula="of:=IF([.C310] = &quot;ZIMA&quot;; 0.2; IF([.C310] = &quot;WIOSNA&quot;; 0.5; IF([.C310] = &quot;LATO&quot;; 0.9; 0.4)))" office:value-type="float" office:value="0.4" calcext:value-type="float">
            <text:p>0,4</text:p>
          </table:table-cell>
          <table:table-cell table:formula="of:=IF(WEEKDAY([.A310];2)&lt; 6; 1; 0) * [.$J$3] *[.D310] *[.$J$7]" office:value-type="float" office:value="0" calcext:value-type="float">
            <text:p>0</text:p>
          </table:table-cell>
          <table:table-cell table:formula="of:=IF(WEEKDAY([.A310];2) = 7; 150; 0)" office:value-type="float" office:value="150" calcext:value-type="float">
            <text:p>150</text:p>
          </table:table-cell>
          <table:table-cell table:formula="of:=[.G309] -[.F310] +[.E310]" office:value-type="float" office:value="62662" calcext:value-type="float">
            <text:p>6266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06" calcext:value-type="date">
            <text:p>6.11.2023</text:p>
          </table:table-cell>
          <table:table-cell table:formula="of:=[.A311]" office:value-type="date" office:date-value="2023-11-06" calcext:value-type="date">
            <text:p>11-06</text:p>
          </table:table-cell>
          <table:table-cell table:style-name="ce1" table:formula="of:=IF([.B311] &lt; DATE(YEAR([.A311]);3;21); &quot;ZIMA&quot;; IF([.B311] &lt; DATE(YEAR([.A311]);6;21);&quot;WIOSNA&quot; ; IF([.B311] &lt; DATE(YEAR([.A311]);9;23); &quot;LATO&quot;; IF([.B311] &lt; DATE(YEAR([.A311]);12;21);&quot;JESIEŃ&quot;; &quot;ZIMA&quot;))))" office:value-type="string" office:string-value="JESIEŃ" calcext:value-type="string">
            <text:p>JESIEŃ</text:p>
          </table:table-cell>
          <table:table-cell table:formula="of:=IF([.C311] = &quot;ZIMA&quot;; 0.2; IF([.C311] = &quot;WIOSNA&quot;; 0.5; IF([.C311] = &quot;LATO&quot;; 0.9; 0.4)))" office:value-type="float" office:value="0.4" calcext:value-type="float">
            <text:p>0,4</text:p>
          </table:table-cell>
          <table:table-cell table:formula="of:=IF(WEEKDAY([.A311];2)&lt; 6; 1; 0) * [.$J$3] *[.D311] *[.$J$7]" office:value-type="float" office:value="264" calcext:value-type="float">
            <text:p>264</text:p>
          </table:table-cell>
          <table:table-cell table:formula="of:=IF(WEEKDAY([.A311];2) = 7; 150; 0)" office:value-type="float" office:value="0" calcext:value-type="float">
            <text:p>0</text:p>
          </table:table-cell>
          <table:table-cell table:formula="of:=[.G310] -[.F311] +[.E311]" office:value-type="float" office:value="62926" calcext:value-type="float">
            <text:p>62926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07" calcext:value-type="date">
            <text:p>7.11.2023</text:p>
          </table:table-cell>
          <table:table-cell table:formula="of:=[.A312]" office:value-type="date" office:date-value="2023-11-07" calcext:value-type="date">
            <text:p>11-07</text:p>
          </table:table-cell>
          <table:table-cell table:style-name="ce1" table:formula="of:=IF([.B312] &lt; DATE(YEAR([.A312]);3;21); &quot;ZIMA&quot;; IF([.B312] &lt; DATE(YEAR([.A312]);6;21);&quot;WIOSNA&quot; ; IF([.B312] &lt; DATE(YEAR([.A312]);9;23); &quot;LATO&quot;; IF([.B312] &lt; DATE(YEAR([.A312]);12;21);&quot;JESIEŃ&quot;; &quot;ZIMA&quot;))))" office:value-type="string" office:string-value="JESIEŃ" calcext:value-type="string">
            <text:p>JESIEŃ</text:p>
          </table:table-cell>
          <table:table-cell table:formula="of:=IF([.C312] = &quot;ZIMA&quot;; 0.2; IF([.C312] = &quot;WIOSNA&quot;; 0.5; IF([.C312] = &quot;LATO&quot;; 0.9; 0.4)))" office:value-type="float" office:value="0.4" calcext:value-type="float">
            <text:p>0,4</text:p>
          </table:table-cell>
          <table:table-cell table:formula="of:=IF(WEEKDAY([.A312];2)&lt; 6; 1; 0) * [.$J$3] *[.D312] *[.$J$7]" office:value-type="float" office:value="264" calcext:value-type="float">
            <text:p>264</text:p>
          </table:table-cell>
          <table:table-cell table:formula="of:=IF(WEEKDAY([.A312];2) = 7; 150; 0)" office:value-type="float" office:value="0" calcext:value-type="float">
            <text:p>0</text:p>
          </table:table-cell>
          <table:table-cell table:formula="of:=[.G311] -[.F312] +[.E312]" office:value-type="float" office:value="63190" calcext:value-type="float">
            <text:p>631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08" calcext:value-type="date">
            <text:p>8.11.2023</text:p>
          </table:table-cell>
          <table:table-cell table:formula="of:=[.A313]" office:value-type="date" office:date-value="2023-11-08" calcext:value-type="date">
            <text:p>11-08</text:p>
          </table:table-cell>
          <table:table-cell table:style-name="ce1" table:formula="of:=IF([.B313] &lt; DATE(YEAR([.A313]);3;21); &quot;ZIMA&quot;; IF([.B313] &lt; DATE(YEAR([.A313]);6;21);&quot;WIOSNA&quot; ; IF([.B313] &lt; DATE(YEAR([.A313]);9;23); &quot;LATO&quot;; IF([.B313] &lt; DATE(YEAR([.A313]);12;21);&quot;JESIEŃ&quot;; &quot;ZIMA&quot;))))" office:value-type="string" office:string-value="JESIEŃ" calcext:value-type="string">
            <text:p>JESIEŃ</text:p>
          </table:table-cell>
          <table:table-cell table:formula="of:=IF([.C313] = &quot;ZIMA&quot;; 0.2; IF([.C313] = &quot;WIOSNA&quot;; 0.5; IF([.C313] = &quot;LATO&quot;; 0.9; 0.4)))" office:value-type="float" office:value="0.4" calcext:value-type="float">
            <text:p>0,4</text:p>
          </table:table-cell>
          <table:table-cell table:formula="of:=IF(WEEKDAY([.A313];2)&lt; 6; 1; 0) * [.$J$3] *[.D313] *[.$J$7]" office:value-type="float" office:value="264" calcext:value-type="float">
            <text:p>264</text:p>
          </table:table-cell>
          <table:table-cell table:formula="of:=IF(WEEKDAY([.A313];2) = 7; 150; 0)" office:value-type="float" office:value="0" calcext:value-type="float">
            <text:p>0</text:p>
          </table:table-cell>
          <table:table-cell table:formula="of:=[.G312] -[.F313] +[.E313]" office:value-type="float" office:value="63454" calcext:value-type="float">
            <text:p>63454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09" calcext:value-type="date">
            <text:p>9.11.2023</text:p>
          </table:table-cell>
          <table:table-cell table:formula="of:=[.A314]" office:value-type="date" office:date-value="2023-11-09" calcext:value-type="date">
            <text:p>11-09</text:p>
          </table:table-cell>
          <table:table-cell table:style-name="ce1" table:formula="of:=IF([.B314] &lt; DATE(YEAR([.A314]);3;21); &quot;ZIMA&quot;; IF([.B314] &lt; DATE(YEAR([.A314]);6;21);&quot;WIOSNA&quot; ; IF([.B314] &lt; DATE(YEAR([.A314]);9;23); &quot;LATO&quot;; IF([.B314] &lt; DATE(YEAR([.A314]);12;21);&quot;JESIEŃ&quot;; &quot;ZIMA&quot;))))" office:value-type="string" office:string-value="JESIEŃ" calcext:value-type="string">
            <text:p>JESIEŃ</text:p>
          </table:table-cell>
          <table:table-cell table:formula="of:=IF([.C314] = &quot;ZIMA&quot;; 0.2; IF([.C314] = &quot;WIOSNA&quot;; 0.5; IF([.C314] = &quot;LATO&quot;; 0.9; 0.4)))" office:value-type="float" office:value="0.4" calcext:value-type="float">
            <text:p>0,4</text:p>
          </table:table-cell>
          <table:table-cell table:formula="of:=IF(WEEKDAY([.A314];2)&lt; 6; 1; 0) * [.$J$3] *[.D314] *[.$J$7]" office:value-type="float" office:value="264" calcext:value-type="float">
            <text:p>264</text:p>
          </table:table-cell>
          <table:table-cell table:formula="of:=IF(WEEKDAY([.A314];2) = 7; 150; 0)" office:value-type="float" office:value="0" calcext:value-type="float">
            <text:p>0</text:p>
          </table:table-cell>
          <table:table-cell table:formula="of:=[.G313] -[.F314] +[.E314]" office:value-type="float" office:value="63718" calcext:value-type="float">
            <text:p>63718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10" calcext:value-type="date">
            <text:p>10.11.2023</text:p>
          </table:table-cell>
          <table:table-cell table:formula="of:=[.A315]" office:value-type="date" office:date-value="2023-11-10" calcext:value-type="date">
            <text:p>11-10</text:p>
          </table:table-cell>
          <table:table-cell table:style-name="ce1" table:formula="of:=IF([.B315] &lt; DATE(YEAR([.A315]);3;21); &quot;ZIMA&quot;; IF([.B315] &lt; DATE(YEAR([.A315]);6;21);&quot;WIOSNA&quot; ; IF([.B315] &lt; DATE(YEAR([.A315]);9;23); &quot;LATO&quot;; IF([.B315] &lt; DATE(YEAR([.A315]);12;21);&quot;JESIEŃ&quot;; &quot;ZIMA&quot;))))" office:value-type="string" office:string-value="JESIEŃ" calcext:value-type="string">
            <text:p>JESIEŃ</text:p>
          </table:table-cell>
          <table:table-cell table:formula="of:=IF([.C315] = &quot;ZIMA&quot;; 0.2; IF([.C315] = &quot;WIOSNA&quot;; 0.5; IF([.C315] = &quot;LATO&quot;; 0.9; 0.4)))" office:value-type="float" office:value="0.4" calcext:value-type="float">
            <text:p>0,4</text:p>
          </table:table-cell>
          <table:table-cell table:formula="of:=IF(WEEKDAY([.A315];2)&lt; 6; 1; 0) * [.$J$3] *[.D315] *[.$J$7]" office:value-type="float" office:value="264" calcext:value-type="float">
            <text:p>264</text:p>
          </table:table-cell>
          <table:table-cell table:formula="of:=IF(WEEKDAY([.A315];2) = 7; 150; 0)" office:value-type="float" office:value="0" calcext:value-type="float">
            <text:p>0</text:p>
          </table:table-cell>
          <table:table-cell table:formula="of:=[.G314] -[.F315] +[.E315]" office:value-type="float" office:value="63982" calcext:value-type="float">
            <text:p>6398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11" calcext:value-type="date">
            <text:p>11.11.2023</text:p>
          </table:table-cell>
          <table:table-cell table:formula="of:=[.A316]" office:value-type="date" office:date-value="2023-11-11" calcext:value-type="date">
            <text:p>11-11</text:p>
          </table:table-cell>
          <table:table-cell table:style-name="ce1" table:formula="of:=IF([.B316] &lt; DATE(YEAR([.A316]);3;21); &quot;ZIMA&quot;; IF([.B316] &lt; DATE(YEAR([.A316]);6;21);&quot;WIOSNA&quot; ; IF([.B316] &lt; DATE(YEAR([.A316]);9;23); &quot;LATO&quot;; IF([.B316] &lt; DATE(YEAR([.A316]);12;21);&quot;JESIEŃ&quot;; &quot;ZIMA&quot;))))" office:value-type="string" office:string-value="JESIEŃ" calcext:value-type="string">
            <text:p>JESIEŃ</text:p>
          </table:table-cell>
          <table:table-cell table:formula="of:=IF([.C316] = &quot;ZIMA&quot;; 0.2; IF([.C316] = &quot;WIOSNA&quot;; 0.5; IF([.C316] = &quot;LATO&quot;; 0.9; 0.4)))" office:value-type="float" office:value="0.4" calcext:value-type="float">
            <text:p>0,4</text:p>
          </table:table-cell>
          <table:table-cell table:formula="of:=IF(WEEKDAY([.A316];2)&lt; 6; 1; 0) * [.$J$3] *[.D316] *[.$J$7]" office:value-type="float" office:value="0" calcext:value-type="float">
            <text:p>0</text:p>
          </table:table-cell>
          <table:table-cell table:formula="of:=IF(WEEKDAY([.A316];2) = 7; 150; 0)" office:value-type="float" office:value="0" calcext:value-type="float">
            <text:p>0</text:p>
          </table:table-cell>
          <table:table-cell table:formula="of:=[.G315] -[.F316] +[.E316]" office:value-type="float" office:value="63982" calcext:value-type="float">
            <text:p>6398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12" calcext:value-type="date">
            <text:p>12.11.2023</text:p>
          </table:table-cell>
          <table:table-cell table:formula="of:=[.A317]" office:value-type="date" office:date-value="2023-11-12" calcext:value-type="date">
            <text:p>11-12</text:p>
          </table:table-cell>
          <table:table-cell table:style-name="ce1" table:formula="of:=IF([.B317] &lt; DATE(YEAR([.A317]);3;21); &quot;ZIMA&quot;; IF([.B317] &lt; DATE(YEAR([.A317]);6;21);&quot;WIOSNA&quot; ; IF([.B317] &lt; DATE(YEAR([.A317]);9;23); &quot;LATO&quot;; IF([.B317] &lt; DATE(YEAR([.A317]);12;21);&quot;JESIEŃ&quot;; &quot;ZIMA&quot;))))" office:value-type="string" office:string-value="JESIEŃ" calcext:value-type="string">
            <text:p>JESIEŃ</text:p>
          </table:table-cell>
          <table:table-cell table:formula="of:=IF([.C317] = &quot;ZIMA&quot;; 0.2; IF([.C317] = &quot;WIOSNA&quot;; 0.5; IF([.C317] = &quot;LATO&quot;; 0.9; 0.4)))" office:value-type="float" office:value="0.4" calcext:value-type="float">
            <text:p>0,4</text:p>
          </table:table-cell>
          <table:table-cell table:formula="of:=IF(WEEKDAY([.A317];2)&lt; 6; 1; 0) * [.$J$3] *[.D317] *[.$J$7]" office:value-type="float" office:value="0" calcext:value-type="float">
            <text:p>0</text:p>
          </table:table-cell>
          <table:table-cell table:formula="of:=IF(WEEKDAY([.A317];2) = 7; 150; 0)" office:value-type="float" office:value="150" calcext:value-type="float">
            <text:p>150</text:p>
          </table:table-cell>
          <table:table-cell table:formula="of:=[.G316] -[.F317] +[.E317]" office:value-type="float" office:value="63832" calcext:value-type="float">
            <text:p>6383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13" calcext:value-type="date">
            <text:p>13.11.2023</text:p>
          </table:table-cell>
          <table:table-cell table:formula="of:=[.A318]" office:value-type="date" office:date-value="2023-11-13" calcext:value-type="date">
            <text:p>11-13</text:p>
          </table:table-cell>
          <table:table-cell table:style-name="ce1" table:formula="of:=IF([.B318] &lt; DATE(YEAR([.A318]);3;21); &quot;ZIMA&quot;; IF([.B318] &lt; DATE(YEAR([.A318]);6;21);&quot;WIOSNA&quot; ; IF([.B318] &lt; DATE(YEAR([.A318]);9;23); &quot;LATO&quot;; IF([.B318] &lt; DATE(YEAR([.A318]);12;21);&quot;JESIEŃ&quot;; &quot;ZIMA&quot;))))" office:value-type="string" office:string-value="JESIEŃ" calcext:value-type="string">
            <text:p>JESIEŃ</text:p>
          </table:table-cell>
          <table:table-cell table:formula="of:=IF([.C318] = &quot;ZIMA&quot;; 0.2; IF([.C318] = &quot;WIOSNA&quot;; 0.5; IF([.C318] = &quot;LATO&quot;; 0.9; 0.4)))" office:value-type="float" office:value="0.4" calcext:value-type="float">
            <text:p>0,4</text:p>
          </table:table-cell>
          <table:table-cell table:formula="of:=IF(WEEKDAY([.A318];2)&lt; 6; 1; 0) * [.$J$3] *[.D318] *[.$J$7]" office:value-type="float" office:value="264" calcext:value-type="float">
            <text:p>264</text:p>
          </table:table-cell>
          <table:table-cell table:formula="of:=IF(WEEKDAY([.A318];2) = 7; 150; 0)" office:value-type="float" office:value="0" calcext:value-type="float">
            <text:p>0</text:p>
          </table:table-cell>
          <table:table-cell table:formula="of:=[.G317] -[.F318] +[.E318]" office:value-type="float" office:value="64096" calcext:value-type="float">
            <text:p>64096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14" calcext:value-type="date">
            <text:p>14.11.2023</text:p>
          </table:table-cell>
          <table:table-cell table:formula="of:=[.A319]" office:value-type="date" office:date-value="2023-11-14" calcext:value-type="date">
            <text:p>11-14</text:p>
          </table:table-cell>
          <table:table-cell table:style-name="ce1" table:formula="of:=IF([.B319] &lt; DATE(YEAR([.A319]);3;21); &quot;ZIMA&quot;; IF([.B319] &lt; DATE(YEAR([.A319]);6;21);&quot;WIOSNA&quot; ; IF([.B319] &lt; DATE(YEAR([.A319]);9;23); &quot;LATO&quot;; IF([.B319] &lt; DATE(YEAR([.A319]);12;21);&quot;JESIEŃ&quot;; &quot;ZIMA&quot;))))" office:value-type="string" office:string-value="JESIEŃ" calcext:value-type="string">
            <text:p>JESIEŃ</text:p>
          </table:table-cell>
          <table:table-cell table:formula="of:=IF([.C319] = &quot;ZIMA&quot;; 0.2; IF([.C319] = &quot;WIOSNA&quot;; 0.5; IF([.C319] = &quot;LATO&quot;; 0.9; 0.4)))" office:value-type="float" office:value="0.4" calcext:value-type="float">
            <text:p>0,4</text:p>
          </table:table-cell>
          <table:table-cell table:formula="of:=IF(WEEKDAY([.A319];2)&lt; 6; 1; 0) * [.$J$3] *[.D319] *[.$J$7]" office:value-type="float" office:value="264" calcext:value-type="float">
            <text:p>264</text:p>
          </table:table-cell>
          <table:table-cell table:formula="of:=IF(WEEKDAY([.A319];2) = 7; 150; 0)" office:value-type="float" office:value="0" calcext:value-type="float">
            <text:p>0</text:p>
          </table:table-cell>
          <table:table-cell table:formula="of:=[.G318] -[.F319] +[.E319]" office:value-type="float" office:value="64360" calcext:value-type="float">
            <text:p>6436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15" calcext:value-type="date">
            <text:p>15.11.2023</text:p>
          </table:table-cell>
          <table:table-cell table:formula="of:=[.A320]" office:value-type="date" office:date-value="2023-11-15" calcext:value-type="date">
            <text:p>11-15</text:p>
          </table:table-cell>
          <table:table-cell table:style-name="ce1" table:formula="of:=IF([.B320] &lt; DATE(YEAR([.A320]);3;21); &quot;ZIMA&quot;; IF([.B320] &lt; DATE(YEAR([.A320]);6;21);&quot;WIOSNA&quot; ; IF([.B320] &lt; DATE(YEAR([.A320]);9;23); &quot;LATO&quot;; IF([.B320] &lt; DATE(YEAR([.A320]);12;21);&quot;JESIEŃ&quot;; &quot;ZIMA&quot;))))" office:value-type="string" office:string-value="JESIEŃ" calcext:value-type="string">
            <text:p>JESIEŃ</text:p>
          </table:table-cell>
          <table:table-cell table:formula="of:=IF([.C320] = &quot;ZIMA&quot;; 0.2; IF([.C320] = &quot;WIOSNA&quot;; 0.5; IF([.C320] = &quot;LATO&quot;; 0.9; 0.4)))" office:value-type="float" office:value="0.4" calcext:value-type="float">
            <text:p>0,4</text:p>
          </table:table-cell>
          <table:table-cell table:formula="of:=IF(WEEKDAY([.A320];2)&lt; 6; 1; 0) * [.$J$3] *[.D320] *[.$J$7]" office:value-type="float" office:value="264" calcext:value-type="float">
            <text:p>264</text:p>
          </table:table-cell>
          <table:table-cell table:formula="of:=IF(WEEKDAY([.A320];2) = 7; 150; 0)" office:value-type="float" office:value="0" calcext:value-type="float">
            <text:p>0</text:p>
          </table:table-cell>
          <table:table-cell table:formula="of:=[.G319] -[.F320] +[.E320]" office:value-type="float" office:value="64624" calcext:value-type="float">
            <text:p>64624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16" calcext:value-type="date">
            <text:p>16.11.2023</text:p>
          </table:table-cell>
          <table:table-cell table:formula="of:=[.A321]" office:value-type="date" office:date-value="2023-11-16" calcext:value-type="date">
            <text:p>11-16</text:p>
          </table:table-cell>
          <table:table-cell table:style-name="ce1" table:formula="of:=IF([.B321] &lt; DATE(YEAR([.A321]);3;21); &quot;ZIMA&quot;; IF([.B321] &lt; DATE(YEAR([.A321]);6;21);&quot;WIOSNA&quot; ; IF([.B321] &lt; DATE(YEAR([.A321]);9;23); &quot;LATO&quot;; IF([.B321] &lt; DATE(YEAR([.A321]);12;21);&quot;JESIEŃ&quot;; &quot;ZIMA&quot;))))" office:value-type="string" office:string-value="JESIEŃ" calcext:value-type="string">
            <text:p>JESIEŃ</text:p>
          </table:table-cell>
          <table:table-cell table:formula="of:=IF([.C321] = &quot;ZIMA&quot;; 0.2; IF([.C321] = &quot;WIOSNA&quot;; 0.5; IF([.C321] = &quot;LATO&quot;; 0.9; 0.4)))" office:value-type="float" office:value="0.4" calcext:value-type="float">
            <text:p>0,4</text:p>
          </table:table-cell>
          <table:table-cell table:formula="of:=IF(WEEKDAY([.A321];2)&lt; 6; 1; 0) * [.$J$3] *[.D321] *[.$J$7]" office:value-type="float" office:value="264" calcext:value-type="float">
            <text:p>264</text:p>
          </table:table-cell>
          <table:table-cell table:formula="of:=IF(WEEKDAY([.A321];2) = 7; 150; 0)" office:value-type="float" office:value="0" calcext:value-type="float">
            <text:p>0</text:p>
          </table:table-cell>
          <table:table-cell table:formula="of:=[.G320] -[.F321] +[.E321]" office:value-type="float" office:value="64888" calcext:value-type="float">
            <text:p>64888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17" calcext:value-type="date">
            <text:p>17.11.2023</text:p>
          </table:table-cell>
          <table:table-cell table:formula="of:=[.A322]" office:value-type="date" office:date-value="2023-11-17" calcext:value-type="date">
            <text:p>11-17</text:p>
          </table:table-cell>
          <table:table-cell table:style-name="ce1" table:formula="of:=IF([.B322] &lt; DATE(YEAR([.A322]);3;21); &quot;ZIMA&quot;; IF([.B322] &lt; DATE(YEAR([.A322]);6;21);&quot;WIOSNA&quot; ; IF([.B322] &lt; DATE(YEAR([.A322]);9;23); &quot;LATO&quot;; IF([.B322] &lt; DATE(YEAR([.A322]);12;21);&quot;JESIEŃ&quot;; &quot;ZIMA&quot;))))" office:value-type="string" office:string-value="JESIEŃ" calcext:value-type="string">
            <text:p>JESIEŃ</text:p>
          </table:table-cell>
          <table:table-cell table:formula="of:=IF([.C322] = &quot;ZIMA&quot;; 0.2; IF([.C322] = &quot;WIOSNA&quot;; 0.5; IF([.C322] = &quot;LATO&quot;; 0.9; 0.4)))" office:value-type="float" office:value="0.4" calcext:value-type="float">
            <text:p>0,4</text:p>
          </table:table-cell>
          <table:table-cell table:formula="of:=IF(WEEKDAY([.A322];2)&lt; 6; 1; 0) * [.$J$3] *[.D322] *[.$J$7]" office:value-type="float" office:value="264" calcext:value-type="float">
            <text:p>264</text:p>
          </table:table-cell>
          <table:table-cell table:formula="of:=IF(WEEKDAY([.A322];2) = 7; 150; 0)" office:value-type="float" office:value="0" calcext:value-type="float">
            <text:p>0</text:p>
          </table:table-cell>
          <table:table-cell table:formula="of:=[.G321] -[.F322] +[.E322]" office:value-type="float" office:value="65152" calcext:value-type="float">
            <text:p>6515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18" calcext:value-type="date">
            <text:p>18.11.2023</text:p>
          </table:table-cell>
          <table:table-cell table:formula="of:=[.A323]" office:value-type="date" office:date-value="2023-11-18" calcext:value-type="date">
            <text:p>11-18</text:p>
          </table:table-cell>
          <table:table-cell table:style-name="ce1" table:formula="of:=IF([.B323] &lt; DATE(YEAR([.A323]);3;21); &quot;ZIMA&quot;; IF([.B323] &lt; DATE(YEAR([.A323]);6;21);&quot;WIOSNA&quot; ; IF([.B323] &lt; DATE(YEAR([.A323]);9;23); &quot;LATO&quot;; IF([.B323] &lt; DATE(YEAR([.A323]);12;21);&quot;JESIEŃ&quot;; &quot;ZIMA&quot;))))" office:value-type="string" office:string-value="JESIEŃ" calcext:value-type="string">
            <text:p>JESIEŃ</text:p>
          </table:table-cell>
          <table:table-cell table:formula="of:=IF([.C323] = &quot;ZIMA&quot;; 0.2; IF([.C323] = &quot;WIOSNA&quot;; 0.5; IF([.C323] = &quot;LATO&quot;; 0.9; 0.4)))" office:value-type="float" office:value="0.4" calcext:value-type="float">
            <text:p>0,4</text:p>
          </table:table-cell>
          <table:table-cell table:formula="of:=IF(WEEKDAY([.A323];2)&lt; 6; 1; 0) * [.$J$3] *[.D323] *[.$J$7]" office:value-type="float" office:value="0" calcext:value-type="float">
            <text:p>0</text:p>
          </table:table-cell>
          <table:table-cell table:formula="of:=IF(WEEKDAY([.A323];2) = 7; 150; 0)" office:value-type="float" office:value="0" calcext:value-type="float">
            <text:p>0</text:p>
          </table:table-cell>
          <table:table-cell table:formula="of:=[.G322] -[.F323] +[.E323]" office:value-type="float" office:value="65152" calcext:value-type="float">
            <text:p>6515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19" calcext:value-type="date">
            <text:p>19.11.2023</text:p>
          </table:table-cell>
          <table:table-cell table:formula="of:=[.A324]" office:value-type="date" office:date-value="2023-11-19" calcext:value-type="date">
            <text:p>11-19</text:p>
          </table:table-cell>
          <table:table-cell table:style-name="ce1" table:formula="of:=IF([.B324] &lt; DATE(YEAR([.A324]);3;21); &quot;ZIMA&quot;; IF([.B324] &lt; DATE(YEAR([.A324]);6;21);&quot;WIOSNA&quot; ; IF([.B324] &lt; DATE(YEAR([.A324]);9;23); &quot;LATO&quot;; IF([.B324] &lt; DATE(YEAR([.A324]);12;21);&quot;JESIEŃ&quot;; &quot;ZIMA&quot;))))" office:value-type="string" office:string-value="JESIEŃ" calcext:value-type="string">
            <text:p>JESIEŃ</text:p>
          </table:table-cell>
          <table:table-cell table:formula="of:=IF([.C324] = &quot;ZIMA&quot;; 0.2; IF([.C324] = &quot;WIOSNA&quot;; 0.5; IF([.C324] = &quot;LATO&quot;; 0.9; 0.4)))" office:value-type="float" office:value="0.4" calcext:value-type="float">
            <text:p>0,4</text:p>
          </table:table-cell>
          <table:table-cell table:formula="of:=IF(WEEKDAY([.A324];2)&lt; 6; 1; 0) * [.$J$3] *[.D324] *[.$J$7]" office:value-type="float" office:value="0" calcext:value-type="float">
            <text:p>0</text:p>
          </table:table-cell>
          <table:table-cell table:formula="of:=IF(WEEKDAY([.A324];2) = 7; 150; 0)" office:value-type="float" office:value="150" calcext:value-type="float">
            <text:p>150</text:p>
          </table:table-cell>
          <table:table-cell table:formula="of:=[.G323] -[.F324] +[.E324]" office:value-type="float" office:value="65002" calcext:value-type="float">
            <text:p>6500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20" calcext:value-type="date">
            <text:p>20.11.2023</text:p>
          </table:table-cell>
          <table:table-cell table:formula="of:=[.A325]" office:value-type="date" office:date-value="2023-11-20" calcext:value-type="date">
            <text:p>11-20</text:p>
          </table:table-cell>
          <table:table-cell table:style-name="ce1" table:formula="of:=IF([.B325] &lt; DATE(YEAR([.A325]);3;21); &quot;ZIMA&quot;; IF([.B325] &lt; DATE(YEAR([.A325]);6;21);&quot;WIOSNA&quot; ; IF([.B325] &lt; DATE(YEAR([.A325]);9;23); &quot;LATO&quot;; IF([.B325] &lt; DATE(YEAR([.A325]);12;21);&quot;JESIEŃ&quot;; &quot;ZIMA&quot;))))" office:value-type="string" office:string-value="JESIEŃ" calcext:value-type="string">
            <text:p>JESIEŃ</text:p>
          </table:table-cell>
          <table:table-cell table:formula="of:=IF([.C325] = &quot;ZIMA&quot;; 0.2; IF([.C325] = &quot;WIOSNA&quot;; 0.5; IF([.C325] = &quot;LATO&quot;; 0.9; 0.4)))" office:value-type="float" office:value="0.4" calcext:value-type="float">
            <text:p>0,4</text:p>
          </table:table-cell>
          <table:table-cell table:formula="of:=IF(WEEKDAY([.A325];2)&lt; 6; 1; 0) * [.$J$3] *[.D325] *[.$J$7]" office:value-type="float" office:value="264" calcext:value-type="float">
            <text:p>264</text:p>
          </table:table-cell>
          <table:table-cell table:formula="of:=IF(WEEKDAY([.A325];2) = 7; 150; 0)" office:value-type="float" office:value="0" calcext:value-type="float">
            <text:p>0</text:p>
          </table:table-cell>
          <table:table-cell table:formula="of:=[.G324] -[.F325] +[.E325]" office:value-type="float" office:value="65266" calcext:value-type="float">
            <text:p>65266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21" calcext:value-type="date">
            <text:p>21.11.2023</text:p>
          </table:table-cell>
          <table:table-cell table:formula="of:=[.A326]" office:value-type="date" office:date-value="2023-11-21" calcext:value-type="date">
            <text:p>11-21</text:p>
          </table:table-cell>
          <table:table-cell table:style-name="ce1" table:formula="of:=IF([.B326] &lt; DATE(YEAR([.A326]);3;21); &quot;ZIMA&quot;; IF([.B326] &lt; DATE(YEAR([.A326]);6;21);&quot;WIOSNA&quot; ; IF([.B326] &lt; DATE(YEAR([.A326]);9;23); &quot;LATO&quot;; IF([.B326] &lt; DATE(YEAR([.A326]);12;21);&quot;JESIEŃ&quot;; &quot;ZIMA&quot;))))" office:value-type="string" office:string-value="JESIEŃ" calcext:value-type="string">
            <text:p>JESIEŃ</text:p>
          </table:table-cell>
          <table:table-cell table:formula="of:=IF([.C326] = &quot;ZIMA&quot;; 0.2; IF([.C326] = &quot;WIOSNA&quot;; 0.5; IF([.C326] = &quot;LATO&quot;; 0.9; 0.4)))" office:value-type="float" office:value="0.4" calcext:value-type="float">
            <text:p>0,4</text:p>
          </table:table-cell>
          <table:table-cell table:formula="of:=IF(WEEKDAY([.A326];2)&lt; 6; 1; 0) * [.$J$3] *[.D326] *[.$J$7]" office:value-type="float" office:value="264" calcext:value-type="float">
            <text:p>264</text:p>
          </table:table-cell>
          <table:table-cell table:formula="of:=IF(WEEKDAY([.A326];2) = 7; 150; 0)" office:value-type="float" office:value="0" calcext:value-type="float">
            <text:p>0</text:p>
          </table:table-cell>
          <table:table-cell table:formula="of:=[.G325] -[.F326] +[.E326]" office:value-type="float" office:value="65530" calcext:value-type="float">
            <text:p>6553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22" calcext:value-type="date">
            <text:p>22.11.2023</text:p>
          </table:table-cell>
          <table:table-cell table:formula="of:=[.A327]" office:value-type="date" office:date-value="2023-11-22" calcext:value-type="date">
            <text:p>11-22</text:p>
          </table:table-cell>
          <table:table-cell table:style-name="ce1" table:formula="of:=IF([.B327] &lt; DATE(YEAR([.A327]);3;21); &quot;ZIMA&quot;; IF([.B327] &lt; DATE(YEAR([.A327]);6;21);&quot;WIOSNA&quot; ; IF([.B327] &lt; DATE(YEAR([.A327]);9;23); &quot;LATO&quot;; IF([.B327] &lt; DATE(YEAR([.A327]);12;21);&quot;JESIEŃ&quot;; &quot;ZIMA&quot;))))" office:value-type="string" office:string-value="JESIEŃ" calcext:value-type="string">
            <text:p>JESIEŃ</text:p>
          </table:table-cell>
          <table:table-cell table:formula="of:=IF([.C327] = &quot;ZIMA&quot;; 0.2; IF([.C327] = &quot;WIOSNA&quot;; 0.5; IF([.C327] = &quot;LATO&quot;; 0.9; 0.4)))" office:value-type="float" office:value="0.4" calcext:value-type="float">
            <text:p>0,4</text:p>
          </table:table-cell>
          <table:table-cell table:formula="of:=IF(WEEKDAY([.A327];2)&lt; 6; 1; 0) * [.$J$3] *[.D327] *[.$J$7]" office:value-type="float" office:value="264" calcext:value-type="float">
            <text:p>264</text:p>
          </table:table-cell>
          <table:table-cell table:formula="of:=IF(WEEKDAY([.A327];2) = 7; 150; 0)" office:value-type="float" office:value="0" calcext:value-type="float">
            <text:p>0</text:p>
          </table:table-cell>
          <table:table-cell table:formula="of:=[.G326] -[.F327] +[.E327]" office:value-type="float" office:value="65794" calcext:value-type="float">
            <text:p>65794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23" calcext:value-type="date">
            <text:p>23.11.2023</text:p>
          </table:table-cell>
          <table:table-cell table:formula="of:=[.A328]" office:value-type="date" office:date-value="2023-11-23" calcext:value-type="date">
            <text:p>11-23</text:p>
          </table:table-cell>
          <table:table-cell table:style-name="ce1" table:formula="of:=IF([.B328] &lt; DATE(YEAR([.A328]);3;21); &quot;ZIMA&quot;; IF([.B328] &lt; DATE(YEAR([.A328]);6;21);&quot;WIOSNA&quot; ; IF([.B328] &lt; DATE(YEAR([.A328]);9;23); &quot;LATO&quot;; IF([.B328] &lt; DATE(YEAR([.A328]);12;21);&quot;JESIEŃ&quot;; &quot;ZIMA&quot;))))" office:value-type="string" office:string-value="JESIEŃ" calcext:value-type="string">
            <text:p>JESIEŃ</text:p>
          </table:table-cell>
          <table:table-cell table:formula="of:=IF([.C328] = &quot;ZIMA&quot;; 0.2; IF([.C328] = &quot;WIOSNA&quot;; 0.5; IF([.C328] = &quot;LATO&quot;; 0.9; 0.4)))" office:value-type="float" office:value="0.4" calcext:value-type="float">
            <text:p>0,4</text:p>
          </table:table-cell>
          <table:table-cell table:formula="of:=IF(WEEKDAY([.A328];2)&lt; 6; 1; 0) * [.$J$3] *[.D328] *[.$J$7]" office:value-type="float" office:value="264" calcext:value-type="float">
            <text:p>264</text:p>
          </table:table-cell>
          <table:table-cell table:formula="of:=IF(WEEKDAY([.A328];2) = 7; 150; 0)" office:value-type="float" office:value="0" calcext:value-type="float">
            <text:p>0</text:p>
          </table:table-cell>
          <table:table-cell table:formula="of:=[.G327] -[.F328] +[.E328]" office:value-type="float" office:value="66058" calcext:value-type="float">
            <text:p>66058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24" calcext:value-type="date">
            <text:p>24.11.2023</text:p>
          </table:table-cell>
          <table:table-cell table:formula="of:=[.A329]" office:value-type="date" office:date-value="2023-11-24" calcext:value-type="date">
            <text:p>11-24</text:p>
          </table:table-cell>
          <table:table-cell table:style-name="ce1" table:formula="of:=IF([.B329] &lt; DATE(YEAR([.A329]);3;21); &quot;ZIMA&quot;; IF([.B329] &lt; DATE(YEAR([.A329]);6;21);&quot;WIOSNA&quot; ; IF([.B329] &lt; DATE(YEAR([.A329]);9;23); &quot;LATO&quot;; IF([.B329] &lt; DATE(YEAR([.A329]);12;21);&quot;JESIEŃ&quot;; &quot;ZIMA&quot;))))" office:value-type="string" office:string-value="JESIEŃ" calcext:value-type="string">
            <text:p>JESIEŃ</text:p>
          </table:table-cell>
          <table:table-cell table:formula="of:=IF([.C329] = &quot;ZIMA&quot;; 0.2; IF([.C329] = &quot;WIOSNA&quot;; 0.5; IF([.C329] = &quot;LATO&quot;; 0.9; 0.4)))" office:value-type="float" office:value="0.4" calcext:value-type="float">
            <text:p>0,4</text:p>
          </table:table-cell>
          <table:table-cell table:formula="of:=IF(WEEKDAY([.A329];2)&lt; 6; 1; 0) * [.$J$3] *[.D329] *[.$J$7]" office:value-type="float" office:value="264" calcext:value-type="float">
            <text:p>264</text:p>
          </table:table-cell>
          <table:table-cell table:formula="of:=IF(WEEKDAY([.A329];2) = 7; 150; 0)" office:value-type="float" office:value="0" calcext:value-type="float">
            <text:p>0</text:p>
          </table:table-cell>
          <table:table-cell table:formula="of:=[.G328] -[.F329] +[.E329]" office:value-type="float" office:value="66322" calcext:value-type="float">
            <text:p>6632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25" calcext:value-type="date">
            <text:p>25.11.2023</text:p>
          </table:table-cell>
          <table:table-cell table:formula="of:=[.A330]" office:value-type="date" office:date-value="2023-11-25" calcext:value-type="date">
            <text:p>11-25</text:p>
          </table:table-cell>
          <table:table-cell table:style-name="ce1" table:formula="of:=IF([.B330] &lt; DATE(YEAR([.A330]);3;21); &quot;ZIMA&quot;; IF([.B330] &lt; DATE(YEAR([.A330]);6;21);&quot;WIOSNA&quot; ; IF([.B330] &lt; DATE(YEAR([.A330]);9;23); &quot;LATO&quot;; IF([.B330] &lt; DATE(YEAR([.A330]);12;21);&quot;JESIEŃ&quot;; &quot;ZIMA&quot;))))" office:value-type="string" office:string-value="JESIEŃ" calcext:value-type="string">
            <text:p>JESIEŃ</text:p>
          </table:table-cell>
          <table:table-cell table:formula="of:=IF([.C330] = &quot;ZIMA&quot;; 0.2; IF([.C330] = &quot;WIOSNA&quot;; 0.5; IF([.C330] = &quot;LATO&quot;; 0.9; 0.4)))" office:value-type="float" office:value="0.4" calcext:value-type="float">
            <text:p>0,4</text:p>
          </table:table-cell>
          <table:table-cell table:formula="of:=IF(WEEKDAY([.A330];2)&lt; 6; 1; 0) * [.$J$3] *[.D330] *[.$J$7]" office:value-type="float" office:value="0" calcext:value-type="float">
            <text:p>0</text:p>
          </table:table-cell>
          <table:table-cell table:formula="of:=IF(WEEKDAY([.A330];2) = 7; 150; 0)" office:value-type="float" office:value="0" calcext:value-type="float">
            <text:p>0</text:p>
          </table:table-cell>
          <table:table-cell table:formula="of:=[.G329] -[.F330] +[.E330]" office:value-type="float" office:value="66322" calcext:value-type="float">
            <text:p>6632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26" calcext:value-type="date">
            <text:p>26.11.2023</text:p>
          </table:table-cell>
          <table:table-cell table:formula="of:=[.A331]" office:value-type="date" office:date-value="2023-11-26" calcext:value-type="date">
            <text:p>11-26</text:p>
          </table:table-cell>
          <table:table-cell table:style-name="ce1" table:formula="of:=IF([.B331] &lt; DATE(YEAR([.A331]);3;21); &quot;ZIMA&quot;; IF([.B331] &lt; DATE(YEAR([.A331]);6;21);&quot;WIOSNA&quot; ; IF([.B331] &lt; DATE(YEAR([.A331]);9;23); &quot;LATO&quot;; IF([.B331] &lt; DATE(YEAR([.A331]);12;21);&quot;JESIEŃ&quot;; &quot;ZIMA&quot;))))" office:value-type="string" office:string-value="JESIEŃ" calcext:value-type="string">
            <text:p>JESIEŃ</text:p>
          </table:table-cell>
          <table:table-cell table:formula="of:=IF([.C331] = &quot;ZIMA&quot;; 0.2; IF([.C331] = &quot;WIOSNA&quot;; 0.5; IF([.C331] = &quot;LATO&quot;; 0.9; 0.4)))" office:value-type="float" office:value="0.4" calcext:value-type="float">
            <text:p>0,4</text:p>
          </table:table-cell>
          <table:table-cell table:formula="of:=IF(WEEKDAY([.A331];2)&lt; 6; 1; 0) * [.$J$3] *[.D331] *[.$J$7]" office:value-type="float" office:value="0" calcext:value-type="float">
            <text:p>0</text:p>
          </table:table-cell>
          <table:table-cell table:formula="of:=IF(WEEKDAY([.A331];2) = 7; 150; 0)" office:value-type="float" office:value="150" calcext:value-type="float">
            <text:p>150</text:p>
          </table:table-cell>
          <table:table-cell table:formula="of:=[.G330] -[.F331] +[.E331]" office:value-type="float" office:value="66172" calcext:value-type="float">
            <text:p>6617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27" calcext:value-type="date">
            <text:p>27.11.2023</text:p>
          </table:table-cell>
          <table:table-cell table:formula="of:=[.A332]" office:value-type="date" office:date-value="2023-11-27" calcext:value-type="date">
            <text:p>11-27</text:p>
          </table:table-cell>
          <table:table-cell table:style-name="ce1" table:formula="of:=IF([.B332] &lt; DATE(YEAR([.A332]);3;21); &quot;ZIMA&quot;; IF([.B332] &lt; DATE(YEAR([.A332]);6;21);&quot;WIOSNA&quot; ; IF([.B332] &lt; DATE(YEAR([.A332]);9;23); &quot;LATO&quot;; IF([.B332] &lt; DATE(YEAR([.A332]);12;21);&quot;JESIEŃ&quot;; &quot;ZIMA&quot;))))" office:value-type="string" office:string-value="JESIEŃ" calcext:value-type="string">
            <text:p>JESIEŃ</text:p>
          </table:table-cell>
          <table:table-cell table:formula="of:=IF([.C332] = &quot;ZIMA&quot;; 0.2; IF([.C332] = &quot;WIOSNA&quot;; 0.5; IF([.C332] = &quot;LATO&quot;; 0.9; 0.4)))" office:value-type="float" office:value="0.4" calcext:value-type="float">
            <text:p>0,4</text:p>
          </table:table-cell>
          <table:table-cell table:formula="of:=IF(WEEKDAY([.A332];2)&lt; 6; 1; 0) * [.$J$3] *[.D332] *[.$J$7]" office:value-type="float" office:value="264" calcext:value-type="float">
            <text:p>264</text:p>
          </table:table-cell>
          <table:table-cell table:formula="of:=IF(WEEKDAY([.A332];2) = 7; 150; 0)" office:value-type="float" office:value="0" calcext:value-type="float">
            <text:p>0</text:p>
          </table:table-cell>
          <table:table-cell table:formula="of:=[.G331] -[.F332] +[.E332]" office:value-type="float" office:value="66436" calcext:value-type="float">
            <text:p>66436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28" calcext:value-type="date">
            <text:p>28.11.2023</text:p>
          </table:table-cell>
          <table:table-cell table:formula="of:=[.A333]" office:value-type="date" office:date-value="2023-11-28" calcext:value-type="date">
            <text:p>11-28</text:p>
          </table:table-cell>
          <table:table-cell table:style-name="ce1" table:formula="of:=IF([.B333] &lt; DATE(YEAR([.A333]);3;21); &quot;ZIMA&quot;; IF([.B333] &lt; DATE(YEAR([.A333]);6;21);&quot;WIOSNA&quot; ; IF([.B333] &lt; DATE(YEAR([.A333]);9;23); &quot;LATO&quot;; IF([.B333] &lt; DATE(YEAR([.A333]);12;21);&quot;JESIEŃ&quot;; &quot;ZIMA&quot;))))" office:value-type="string" office:string-value="JESIEŃ" calcext:value-type="string">
            <text:p>JESIEŃ</text:p>
          </table:table-cell>
          <table:table-cell table:formula="of:=IF([.C333] = &quot;ZIMA&quot;; 0.2; IF([.C333] = &quot;WIOSNA&quot;; 0.5; IF([.C333] = &quot;LATO&quot;; 0.9; 0.4)))" office:value-type="float" office:value="0.4" calcext:value-type="float">
            <text:p>0,4</text:p>
          </table:table-cell>
          <table:table-cell table:formula="of:=IF(WEEKDAY([.A333];2)&lt; 6; 1; 0) * [.$J$3] *[.D333] *[.$J$7]" office:value-type="float" office:value="264" calcext:value-type="float">
            <text:p>264</text:p>
          </table:table-cell>
          <table:table-cell table:formula="of:=IF(WEEKDAY([.A333];2) = 7; 150; 0)" office:value-type="float" office:value="0" calcext:value-type="float">
            <text:p>0</text:p>
          </table:table-cell>
          <table:table-cell table:formula="of:=[.G332] -[.F333] +[.E333]" office:value-type="float" office:value="66700" calcext:value-type="float">
            <text:p>667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29" calcext:value-type="date">
            <text:p>29.11.2023</text:p>
          </table:table-cell>
          <table:table-cell table:formula="of:=[.A334]" office:value-type="date" office:date-value="2023-11-29" calcext:value-type="date">
            <text:p>11-29</text:p>
          </table:table-cell>
          <table:table-cell table:style-name="ce1" table:formula="of:=IF([.B334] &lt; DATE(YEAR([.A334]);3;21); &quot;ZIMA&quot;; IF([.B334] &lt; DATE(YEAR([.A334]);6;21);&quot;WIOSNA&quot; ; IF([.B334] &lt; DATE(YEAR([.A334]);9;23); &quot;LATO&quot;; IF([.B334] &lt; DATE(YEAR([.A334]);12;21);&quot;JESIEŃ&quot;; &quot;ZIMA&quot;))))" office:value-type="string" office:string-value="JESIEŃ" calcext:value-type="string">
            <text:p>JESIEŃ</text:p>
          </table:table-cell>
          <table:table-cell table:formula="of:=IF([.C334] = &quot;ZIMA&quot;; 0.2; IF([.C334] = &quot;WIOSNA&quot;; 0.5; IF([.C334] = &quot;LATO&quot;; 0.9; 0.4)))" office:value-type="float" office:value="0.4" calcext:value-type="float">
            <text:p>0,4</text:p>
          </table:table-cell>
          <table:table-cell table:formula="of:=IF(WEEKDAY([.A334];2)&lt; 6; 1; 0) * [.$J$3] *[.D334] *[.$J$7]" office:value-type="float" office:value="264" calcext:value-type="float">
            <text:p>264</text:p>
          </table:table-cell>
          <table:table-cell table:formula="of:=IF(WEEKDAY([.A334];2) = 7; 150; 0)" office:value-type="float" office:value="0" calcext:value-type="float">
            <text:p>0</text:p>
          </table:table-cell>
          <table:table-cell table:formula="of:=[.G333] -[.F334] +[.E334]" office:value-type="float" office:value="66964" calcext:value-type="float">
            <text:p>66964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30" calcext:value-type="date">
            <text:p>30.11.2023</text:p>
          </table:table-cell>
          <table:table-cell table:formula="of:=[.A335]" office:value-type="date" office:date-value="2023-11-30" calcext:value-type="date">
            <text:p>11-30</text:p>
          </table:table-cell>
          <table:table-cell table:style-name="ce1" table:formula="of:=IF([.B335] &lt; DATE(YEAR([.A335]);3;21); &quot;ZIMA&quot;; IF([.B335] &lt; DATE(YEAR([.A335]);6;21);&quot;WIOSNA&quot; ; IF([.B335] &lt; DATE(YEAR([.A335]);9;23); &quot;LATO&quot;; IF([.B335] &lt; DATE(YEAR([.A335]);12;21);&quot;JESIEŃ&quot;; &quot;ZIMA&quot;))))" office:value-type="string" office:string-value="JESIEŃ" calcext:value-type="string">
            <text:p>JESIEŃ</text:p>
          </table:table-cell>
          <table:table-cell table:formula="of:=IF([.C335] = &quot;ZIMA&quot;; 0.2; IF([.C335] = &quot;WIOSNA&quot;; 0.5; IF([.C335] = &quot;LATO&quot;; 0.9; 0.4)))" office:value-type="float" office:value="0.4" calcext:value-type="float">
            <text:p>0,4</text:p>
          </table:table-cell>
          <table:table-cell table:formula="of:=IF(WEEKDAY([.A335];2)&lt; 6; 1; 0) * [.$J$3] *[.D335] *[.$J$7]" office:value-type="float" office:value="264" calcext:value-type="float">
            <text:p>264</text:p>
          </table:table-cell>
          <table:table-cell table:formula="of:=IF(WEEKDAY([.A335];2) = 7; 150; 0)" office:value-type="float" office:value="0" calcext:value-type="float">
            <text:p>0</text:p>
          </table:table-cell>
          <table:table-cell table:formula="of:=[.G334] -[.F335] +[.E335]" office:value-type="float" office:value="67228" calcext:value-type="float">
            <text:p>67228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01" calcext:value-type="date">
            <text:p>1.12.2023</text:p>
          </table:table-cell>
          <table:table-cell table:formula="of:=[.A336]" office:value-type="date" office:date-value="2023-12-01" calcext:value-type="date">
            <text:p>12-01</text:p>
          </table:table-cell>
          <table:table-cell table:style-name="ce1" table:formula="of:=IF([.B336] &lt; DATE(YEAR([.A336]);3;21); &quot;ZIMA&quot;; IF([.B336] &lt; DATE(YEAR([.A336]);6;21);&quot;WIOSNA&quot; ; IF([.B336] &lt; DATE(YEAR([.A336]);9;23); &quot;LATO&quot;; IF([.B336] &lt; DATE(YEAR([.A336]);12;21);&quot;JESIEŃ&quot;; &quot;ZIMA&quot;))))" office:value-type="string" office:string-value="JESIEŃ" calcext:value-type="string">
            <text:p>JESIEŃ</text:p>
          </table:table-cell>
          <table:table-cell table:formula="of:=IF([.C336] = &quot;ZIMA&quot;; 0.2; IF([.C336] = &quot;WIOSNA&quot;; 0.5; IF([.C336] = &quot;LATO&quot;; 0.9; 0.4)))" office:value-type="float" office:value="0.4" calcext:value-type="float">
            <text:p>0,4</text:p>
          </table:table-cell>
          <table:table-cell table:formula="of:=IF(WEEKDAY([.A336];2)&lt; 6; 1; 0) * [.$J$3] *[.D336] *[.$J$7]" office:value-type="float" office:value="264" calcext:value-type="float">
            <text:p>264</text:p>
          </table:table-cell>
          <table:table-cell table:formula="of:=IF(WEEKDAY([.A336];2) = 7; 150; 0)" office:value-type="float" office:value="0" calcext:value-type="float">
            <text:p>0</text:p>
          </table:table-cell>
          <table:table-cell table:formula="of:=[.G335] -[.F336] +[.E336]" office:value-type="float" office:value="67492" calcext:value-type="float">
            <text:p>6749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02" calcext:value-type="date">
            <text:p>2.12.2023</text:p>
          </table:table-cell>
          <table:table-cell table:formula="of:=[.A337]" office:value-type="date" office:date-value="2023-12-02" calcext:value-type="date">
            <text:p>12-02</text:p>
          </table:table-cell>
          <table:table-cell table:style-name="ce1" table:formula="of:=IF([.B337] &lt; DATE(YEAR([.A337]);3;21); &quot;ZIMA&quot;; IF([.B337] &lt; DATE(YEAR([.A337]);6;21);&quot;WIOSNA&quot; ; IF([.B337] &lt; DATE(YEAR([.A337]);9;23); &quot;LATO&quot;; IF([.B337] &lt; DATE(YEAR([.A337]);12;21);&quot;JESIEŃ&quot;; &quot;ZIMA&quot;))))" office:value-type="string" office:string-value="JESIEŃ" calcext:value-type="string">
            <text:p>JESIEŃ</text:p>
          </table:table-cell>
          <table:table-cell table:formula="of:=IF([.C337] = &quot;ZIMA&quot;; 0.2; IF([.C337] = &quot;WIOSNA&quot;; 0.5; IF([.C337] = &quot;LATO&quot;; 0.9; 0.4)))" office:value-type="float" office:value="0.4" calcext:value-type="float">
            <text:p>0,4</text:p>
          </table:table-cell>
          <table:table-cell table:formula="of:=IF(WEEKDAY([.A337];2)&lt; 6; 1; 0) * [.$J$3] *[.D337] *[.$J$7]" office:value-type="float" office:value="0" calcext:value-type="float">
            <text:p>0</text:p>
          </table:table-cell>
          <table:table-cell table:formula="of:=IF(WEEKDAY([.A337];2) = 7; 150; 0)" office:value-type="float" office:value="0" calcext:value-type="float">
            <text:p>0</text:p>
          </table:table-cell>
          <table:table-cell table:formula="of:=[.G336] -[.F337] +[.E337]" office:value-type="float" office:value="67492" calcext:value-type="float">
            <text:p>6749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03" calcext:value-type="date">
            <text:p>3.12.2023</text:p>
          </table:table-cell>
          <table:table-cell table:formula="of:=[.A338]" office:value-type="date" office:date-value="2023-12-03" calcext:value-type="date">
            <text:p>12-03</text:p>
          </table:table-cell>
          <table:table-cell table:style-name="ce1" table:formula="of:=IF([.B338] &lt; DATE(YEAR([.A338]);3;21); &quot;ZIMA&quot;; IF([.B338] &lt; DATE(YEAR([.A338]);6;21);&quot;WIOSNA&quot; ; IF([.B338] &lt; DATE(YEAR([.A338]);9;23); &quot;LATO&quot;; IF([.B338] &lt; DATE(YEAR([.A338]);12;21);&quot;JESIEŃ&quot;; &quot;ZIMA&quot;))))" office:value-type="string" office:string-value="JESIEŃ" calcext:value-type="string">
            <text:p>JESIEŃ</text:p>
          </table:table-cell>
          <table:table-cell table:formula="of:=IF([.C338] = &quot;ZIMA&quot;; 0.2; IF([.C338] = &quot;WIOSNA&quot;; 0.5; IF([.C338] = &quot;LATO&quot;; 0.9; 0.4)))" office:value-type="float" office:value="0.4" calcext:value-type="float">
            <text:p>0,4</text:p>
          </table:table-cell>
          <table:table-cell table:formula="of:=IF(WEEKDAY([.A338];2)&lt; 6; 1; 0) * [.$J$3] *[.D338] *[.$J$7]" office:value-type="float" office:value="0" calcext:value-type="float">
            <text:p>0</text:p>
          </table:table-cell>
          <table:table-cell table:formula="of:=IF(WEEKDAY([.A338];2) = 7; 150; 0)" office:value-type="float" office:value="150" calcext:value-type="float">
            <text:p>150</text:p>
          </table:table-cell>
          <table:table-cell table:formula="of:=[.G337] -[.F338] +[.E338]" office:value-type="float" office:value="67342" calcext:value-type="float">
            <text:p>6734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04" calcext:value-type="date">
            <text:p>4.12.2023</text:p>
          </table:table-cell>
          <table:table-cell table:formula="of:=[.A339]" office:value-type="date" office:date-value="2023-12-04" calcext:value-type="date">
            <text:p>12-04</text:p>
          </table:table-cell>
          <table:table-cell table:style-name="ce1" table:formula="of:=IF([.B339] &lt; DATE(YEAR([.A339]);3;21); &quot;ZIMA&quot;; IF([.B339] &lt; DATE(YEAR([.A339]);6;21);&quot;WIOSNA&quot; ; IF([.B339] &lt; DATE(YEAR([.A339]);9;23); &quot;LATO&quot;; IF([.B339] &lt; DATE(YEAR([.A339]);12;21);&quot;JESIEŃ&quot;; &quot;ZIMA&quot;))))" office:value-type="string" office:string-value="JESIEŃ" calcext:value-type="string">
            <text:p>JESIEŃ</text:p>
          </table:table-cell>
          <table:table-cell table:formula="of:=IF([.C339] = &quot;ZIMA&quot;; 0.2; IF([.C339] = &quot;WIOSNA&quot;; 0.5; IF([.C339] = &quot;LATO&quot;; 0.9; 0.4)))" office:value-type="float" office:value="0.4" calcext:value-type="float">
            <text:p>0,4</text:p>
          </table:table-cell>
          <table:table-cell table:formula="of:=IF(WEEKDAY([.A339];2)&lt; 6; 1; 0) * [.$J$3] *[.D339] *[.$J$7]" office:value-type="float" office:value="264" calcext:value-type="float">
            <text:p>264</text:p>
          </table:table-cell>
          <table:table-cell table:formula="of:=IF(WEEKDAY([.A339];2) = 7; 150; 0)" office:value-type="float" office:value="0" calcext:value-type="float">
            <text:p>0</text:p>
          </table:table-cell>
          <table:table-cell table:formula="of:=[.G338] -[.F339] +[.E339]" office:value-type="float" office:value="67606" calcext:value-type="float">
            <text:p>67606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05" calcext:value-type="date">
            <text:p>5.12.2023</text:p>
          </table:table-cell>
          <table:table-cell table:formula="of:=[.A340]" office:value-type="date" office:date-value="2023-12-05" calcext:value-type="date">
            <text:p>12-05</text:p>
          </table:table-cell>
          <table:table-cell table:style-name="ce1" table:formula="of:=IF([.B340] &lt; DATE(YEAR([.A340]);3;21); &quot;ZIMA&quot;; IF([.B340] &lt; DATE(YEAR([.A340]);6;21);&quot;WIOSNA&quot; ; IF([.B340] &lt; DATE(YEAR([.A340]);9;23); &quot;LATO&quot;; IF([.B340] &lt; DATE(YEAR([.A340]);12;21);&quot;JESIEŃ&quot;; &quot;ZIMA&quot;))))" office:value-type="string" office:string-value="JESIEŃ" calcext:value-type="string">
            <text:p>JESIEŃ</text:p>
          </table:table-cell>
          <table:table-cell table:formula="of:=IF([.C340] = &quot;ZIMA&quot;; 0.2; IF([.C340] = &quot;WIOSNA&quot;; 0.5; IF([.C340] = &quot;LATO&quot;; 0.9; 0.4)))" office:value-type="float" office:value="0.4" calcext:value-type="float">
            <text:p>0,4</text:p>
          </table:table-cell>
          <table:table-cell table:formula="of:=IF(WEEKDAY([.A340];2)&lt; 6; 1; 0) * [.$J$3] *[.D340] *[.$J$7]" office:value-type="float" office:value="264" calcext:value-type="float">
            <text:p>264</text:p>
          </table:table-cell>
          <table:table-cell table:formula="of:=IF(WEEKDAY([.A340];2) = 7; 150; 0)" office:value-type="float" office:value="0" calcext:value-type="float">
            <text:p>0</text:p>
          </table:table-cell>
          <table:table-cell table:formula="of:=[.G339] -[.F340] +[.E340]" office:value-type="float" office:value="67870" calcext:value-type="float">
            <text:p>6787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06" calcext:value-type="date">
            <text:p>6.12.2023</text:p>
          </table:table-cell>
          <table:table-cell table:formula="of:=[.A341]" office:value-type="date" office:date-value="2023-12-06" calcext:value-type="date">
            <text:p>12-06</text:p>
          </table:table-cell>
          <table:table-cell table:style-name="ce1" table:formula="of:=IF([.B341] &lt; DATE(YEAR([.A341]);3;21); &quot;ZIMA&quot;; IF([.B341] &lt; DATE(YEAR([.A341]);6;21);&quot;WIOSNA&quot; ; IF([.B341] &lt; DATE(YEAR([.A341]);9;23); &quot;LATO&quot;; IF([.B341] &lt; DATE(YEAR([.A341]);12;21);&quot;JESIEŃ&quot;; &quot;ZIMA&quot;))))" office:value-type="string" office:string-value="JESIEŃ" calcext:value-type="string">
            <text:p>JESIEŃ</text:p>
          </table:table-cell>
          <table:table-cell table:formula="of:=IF([.C341] = &quot;ZIMA&quot;; 0.2; IF([.C341] = &quot;WIOSNA&quot;; 0.5; IF([.C341] = &quot;LATO&quot;; 0.9; 0.4)))" office:value-type="float" office:value="0.4" calcext:value-type="float">
            <text:p>0,4</text:p>
          </table:table-cell>
          <table:table-cell table:formula="of:=IF(WEEKDAY([.A341];2)&lt; 6; 1; 0) * [.$J$3] *[.D341] *[.$J$7]" office:value-type="float" office:value="264" calcext:value-type="float">
            <text:p>264</text:p>
          </table:table-cell>
          <table:table-cell table:formula="of:=IF(WEEKDAY([.A341];2) = 7; 150; 0)" office:value-type="float" office:value="0" calcext:value-type="float">
            <text:p>0</text:p>
          </table:table-cell>
          <table:table-cell table:formula="of:=[.G340] -[.F341] +[.E341]" office:value-type="float" office:value="68134" calcext:value-type="float">
            <text:p>68134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07" calcext:value-type="date">
            <text:p>7.12.2023</text:p>
          </table:table-cell>
          <table:table-cell table:formula="of:=[.A342]" office:value-type="date" office:date-value="2023-12-07" calcext:value-type="date">
            <text:p>12-07</text:p>
          </table:table-cell>
          <table:table-cell table:style-name="ce1" table:formula="of:=IF([.B342] &lt; DATE(YEAR([.A342]);3;21); &quot;ZIMA&quot;; IF([.B342] &lt; DATE(YEAR([.A342]);6;21);&quot;WIOSNA&quot; ; IF([.B342] &lt; DATE(YEAR([.A342]);9;23); &quot;LATO&quot;; IF([.B342] &lt; DATE(YEAR([.A342]);12;21);&quot;JESIEŃ&quot;; &quot;ZIMA&quot;))))" office:value-type="string" office:string-value="JESIEŃ" calcext:value-type="string">
            <text:p>JESIEŃ</text:p>
          </table:table-cell>
          <table:table-cell table:formula="of:=IF([.C342] = &quot;ZIMA&quot;; 0.2; IF([.C342] = &quot;WIOSNA&quot;; 0.5; IF([.C342] = &quot;LATO&quot;; 0.9; 0.4)))" office:value-type="float" office:value="0.4" calcext:value-type="float">
            <text:p>0,4</text:p>
          </table:table-cell>
          <table:table-cell table:formula="of:=IF(WEEKDAY([.A342];2)&lt; 6; 1; 0) * [.$J$3] *[.D342] *[.$J$7]" office:value-type="float" office:value="264" calcext:value-type="float">
            <text:p>264</text:p>
          </table:table-cell>
          <table:table-cell table:formula="of:=IF(WEEKDAY([.A342];2) = 7; 150; 0)" office:value-type="float" office:value="0" calcext:value-type="float">
            <text:p>0</text:p>
          </table:table-cell>
          <table:table-cell table:formula="of:=[.G341] -[.F342] +[.E342]" office:value-type="float" office:value="68398" calcext:value-type="float">
            <text:p>68398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08" calcext:value-type="date">
            <text:p>8.12.2023</text:p>
          </table:table-cell>
          <table:table-cell table:formula="of:=[.A343]" office:value-type="date" office:date-value="2023-12-08" calcext:value-type="date">
            <text:p>12-08</text:p>
          </table:table-cell>
          <table:table-cell table:style-name="ce1" table:formula="of:=IF([.B343] &lt; DATE(YEAR([.A343]);3;21); &quot;ZIMA&quot;; IF([.B343] &lt; DATE(YEAR([.A343]);6;21);&quot;WIOSNA&quot; ; IF([.B343] &lt; DATE(YEAR([.A343]);9;23); &quot;LATO&quot;; IF([.B343] &lt; DATE(YEAR([.A343]);12;21);&quot;JESIEŃ&quot;; &quot;ZIMA&quot;))))" office:value-type="string" office:string-value="JESIEŃ" calcext:value-type="string">
            <text:p>JESIEŃ</text:p>
          </table:table-cell>
          <table:table-cell table:formula="of:=IF([.C343] = &quot;ZIMA&quot;; 0.2; IF([.C343] = &quot;WIOSNA&quot;; 0.5; IF([.C343] = &quot;LATO&quot;; 0.9; 0.4)))" office:value-type="float" office:value="0.4" calcext:value-type="float">
            <text:p>0,4</text:p>
          </table:table-cell>
          <table:table-cell table:formula="of:=IF(WEEKDAY([.A343];2)&lt; 6; 1; 0) * [.$J$3] *[.D343] *[.$J$7]" office:value-type="float" office:value="264" calcext:value-type="float">
            <text:p>264</text:p>
          </table:table-cell>
          <table:table-cell table:formula="of:=IF(WEEKDAY([.A343];2) = 7; 150; 0)" office:value-type="float" office:value="0" calcext:value-type="float">
            <text:p>0</text:p>
          </table:table-cell>
          <table:table-cell table:formula="of:=[.G342] -[.F343] +[.E343]" office:value-type="float" office:value="68662" calcext:value-type="float">
            <text:p>6866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09" calcext:value-type="date">
            <text:p>9.12.2023</text:p>
          </table:table-cell>
          <table:table-cell table:formula="of:=[.A344]" office:value-type="date" office:date-value="2023-12-09" calcext:value-type="date">
            <text:p>12-09</text:p>
          </table:table-cell>
          <table:table-cell table:style-name="ce1" table:formula="of:=IF([.B344] &lt; DATE(YEAR([.A344]);3;21); &quot;ZIMA&quot;; IF([.B344] &lt; DATE(YEAR([.A344]);6;21);&quot;WIOSNA&quot; ; IF([.B344] &lt; DATE(YEAR([.A344]);9;23); &quot;LATO&quot;; IF([.B344] &lt; DATE(YEAR([.A344]);12;21);&quot;JESIEŃ&quot;; &quot;ZIMA&quot;))))" office:value-type="string" office:string-value="JESIEŃ" calcext:value-type="string">
            <text:p>JESIEŃ</text:p>
          </table:table-cell>
          <table:table-cell table:formula="of:=IF([.C344] = &quot;ZIMA&quot;; 0.2; IF([.C344] = &quot;WIOSNA&quot;; 0.5; IF([.C344] = &quot;LATO&quot;; 0.9; 0.4)))" office:value-type="float" office:value="0.4" calcext:value-type="float">
            <text:p>0,4</text:p>
          </table:table-cell>
          <table:table-cell table:formula="of:=IF(WEEKDAY([.A344];2)&lt; 6; 1; 0) * [.$J$3] *[.D344] *[.$J$7]" office:value-type="float" office:value="0" calcext:value-type="float">
            <text:p>0</text:p>
          </table:table-cell>
          <table:table-cell table:formula="of:=IF(WEEKDAY([.A344];2) = 7; 150; 0)" office:value-type="float" office:value="0" calcext:value-type="float">
            <text:p>0</text:p>
          </table:table-cell>
          <table:table-cell table:formula="of:=[.G343] -[.F344] +[.E344]" office:value-type="float" office:value="68662" calcext:value-type="float">
            <text:p>6866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10" calcext:value-type="date">
            <text:p>10.12.2023</text:p>
          </table:table-cell>
          <table:table-cell table:formula="of:=[.A345]" office:value-type="date" office:date-value="2023-12-10" calcext:value-type="date">
            <text:p>12-10</text:p>
          </table:table-cell>
          <table:table-cell table:style-name="ce1" table:formula="of:=IF([.B345] &lt; DATE(YEAR([.A345]);3;21); &quot;ZIMA&quot;; IF([.B345] &lt; DATE(YEAR([.A345]);6;21);&quot;WIOSNA&quot; ; IF([.B345] &lt; DATE(YEAR([.A345]);9;23); &quot;LATO&quot;; IF([.B345] &lt; DATE(YEAR([.A345]);12;21);&quot;JESIEŃ&quot;; &quot;ZIMA&quot;))))" office:value-type="string" office:string-value="JESIEŃ" calcext:value-type="string">
            <text:p>JESIEŃ</text:p>
          </table:table-cell>
          <table:table-cell table:formula="of:=IF([.C345] = &quot;ZIMA&quot;; 0.2; IF([.C345] = &quot;WIOSNA&quot;; 0.5; IF([.C345] = &quot;LATO&quot;; 0.9; 0.4)))" office:value-type="float" office:value="0.4" calcext:value-type="float">
            <text:p>0,4</text:p>
          </table:table-cell>
          <table:table-cell table:formula="of:=IF(WEEKDAY([.A345];2)&lt; 6; 1; 0) * [.$J$3] *[.D345] *[.$J$7]" office:value-type="float" office:value="0" calcext:value-type="float">
            <text:p>0</text:p>
          </table:table-cell>
          <table:table-cell table:formula="of:=IF(WEEKDAY([.A345];2) = 7; 150; 0)" office:value-type="float" office:value="150" calcext:value-type="float">
            <text:p>150</text:p>
          </table:table-cell>
          <table:table-cell table:formula="of:=[.G344] -[.F345] +[.E345]" office:value-type="float" office:value="68512" calcext:value-type="float">
            <text:p>6851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11" calcext:value-type="date">
            <text:p>11.12.2023</text:p>
          </table:table-cell>
          <table:table-cell table:formula="of:=[.A346]" office:value-type="date" office:date-value="2023-12-11" calcext:value-type="date">
            <text:p>12-11</text:p>
          </table:table-cell>
          <table:table-cell table:style-name="ce1" table:formula="of:=IF([.B346] &lt; DATE(YEAR([.A346]);3;21); &quot;ZIMA&quot;; IF([.B346] &lt; DATE(YEAR([.A346]);6;21);&quot;WIOSNA&quot; ; IF([.B346] &lt; DATE(YEAR([.A346]);9;23); &quot;LATO&quot;; IF([.B346] &lt; DATE(YEAR([.A346]);12;21);&quot;JESIEŃ&quot;; &quot;ZIMA&quot;))))" office:value-type="string" office:string-value="JESIEŃ" calcext:value-type="string">
            <text:p>JESIEŃ</text:p>
          </table:table-cell>
          <table:table-cell table:formula="of:=IF([.C346] = &quot;ZIMA&quot;; 0.2; IF([.C346] = &quot;WIOSNA&quot;; 0.5; IF([.C346] = &quot;LATO&quot;; 0.9; 0.4)))" office:value-type="float" office:value="0.4" calcext:value-type="float">
            <text:p>0,4</text:p>
          </table:table-cell>
          <table:table-cell table:formula="of:=IF(WEEKDAY([.A346];2)&lt; 6; 1; 0) * [.$J$3] *[.D346] *[.$J$7]" office:value-type="float" office:value="264" calcext:value-type="float">
            <text:p>264</text:p>
          </table:table-cell>
          <table:table-cell table:formula="of:=IF(WEEKDAY([.A346];2) = 7; 150; 0)" office:value-type="float" office:value="0" calcext:value-type="float">
            <text:p>0</text:p>
          </table:table-cell>
          <table:table-cell table:formula="of:=[.G345] -[.F346] +[.E346]" office:value-type="float" office:value="68776" calcext:value-type="float">
            <text:p>68776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12" calcext:value-type="date">
            <text:p>12.12.2023</text:p>
          </table:table-cell>
          <table:table-cell table:formula="of:=[.A347]" office:value-type="date" office:date-value="2023-12-12" calcext:value-type="date">
            <text:p>12-12</text:p>
          </table:table-cell>
          <table:table-cell table:style-name="ce1" table:formula="of:=IF([.B347] &lt; DATE(YEAR([.A347]);3;21); &quot;ZIMA&quot;; IF([.B347] &lt; DATE(YEAR([.A347]);6;21);&quot;WIOSNA&quot; ; IF([.B347] &lt; DATE(YEAR([.A347]);9;23); &quot;LATO&quot;; IF([.B347] &lt; DATE(YEAR([.A347]);12;21);&quot;JESIEŃ&quot;; &quot;ZIMA&quot;))))" office:value-type="string" office:string-value="JESIEŃ" calcext:value-type="string">
            <text:p>JESIEŃ</text:p>
          </table:table-cell>
          <table:table-cell table:formula="of:=IF([.C347] = &quot;ZIMA&quot;; 0.2; IF([.C347] = &quot;WIOSNA&quot;; 0.5; IF([.C347] = &quot;LATO&quot;; 0.9; 0.4)))" office:value-type="float" office:value="0.4" calcext:value-type="float">
            <text:p>0,4</text:p>
          </table:table-cell>
          <table:table-cell table:formula="of:=IF(WEEKDAY([.A347];2)&lt; 6; 1; 0) * [.$J$3] *[.D347] *[.$J$7]" office:value-type="float" office:value="264" calcext:value-type="float">
            <text:p>264</text:p>
          </table:table-cell>
          <table:table-cell table:formula="of:=IF(WEEKDAY([.A347];2) = 7; 150; 0)" office:value-type="float" office:value="0" calcext:value-type="float">
            <text:p>0</text:p>
          </table:table-cell>
          <table:table-cell table:formula="of:=[.G346] -[.F347] +[.E347]" office:value-type="float" office:value="69040" calcext:value-type="float">
            <text:p>690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13" calcext:value-type="date">
            <text:p>13.12.2023</text:p>
          </table:table-cell>
          <table:table-cell table:formula="of:=[.A348]" office:value-type="date" office:date-value="2023-12-13" calcext:value-type="date">
            <text:p>12-13</text:p>
          </table:table-cell>
          <table:table-cell table:style-name="ce1" table:formula="of:=IF([.B348] &lt; DATE(YEAR([.A348]);3;21); &quot;ZIMA&quot;; IF([.B348] &lt; DATE(YEAR([.A348]);6;21);&quot;WIOSNA&quot; ; IF([.B348] &lt; DATE(YEAR([.A348]);9;23); &quot;LATO&quot;; IF([.B348] &lt; DATE(YEAR([.A348]);12;21);&quot;JESIEŃ&quot;; &quot;ZIMA&quot;))))" office:value-type="string" office:string-value="JESIEŃ" calcext:value-type="string">
            <text:p>JESIEŃ</text:p>
          </table:table-cell>
          <table:table-cell table:formula="of:=IF([.C348] = &quot;ZIMA&quot;; 0.2; IF([.C348] = &quot;WIOSNA&quot;; 0.5; IF([.C348] = &quot;LATO&quot;; 0.9; 0.4)))" office:value-type="float" office:value="0.4" calcext:value-type="float">
            <text:p>0,4</text:p>
          </table:table-cell>
          <table:table-cell table:formula="of:=IF(WEEKDAY([.A348];2)&lt; 6; 1; 0) * [.$J$3] *[.D348] *[.$J$7]" office:value-type="float" office:value="264" calcext:value-type="float">
            <text:p>264</text:p>
          </table:table-cell>
          <table:table-cell table:formula="of:=IF(WEEKDAY([.A348];2) = 7; 150; 0)" office:value-type="float" office:value="0" calcext:value-type="float">
            <text:p>0</text:p>
          </table:table-cell>
          <table:table-cell table:formula="of:=[.G347] -[.F348] +[.E348]" office:value-type="float" office:value="69304" calcext:value-type="float">
            <text:p>69304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14" calcext:value-type="date">
            <text:p>14.12.2023</text:p>
          </table:table-cell>
          <table:table-cell table:formula="of:=[.A349]" office:value-type="date" office:date-value="2023-12-14" calcext:value-type="date">
            <text:p>12-14</text:p>
          </table:table-cell>
          <table:table-cell table:style-name="ce1" table:formula="of:=IF([.B349] &lt; DATE(YEAR([.A349]);3;21); &quot;ZIMA&quot;; IF([.B349] &lt; DATE(YEAR([.A349]);6;21);&quot;WIOSNA&quot; ; IF([.B349] &lt; DATE(YEAR([.A349]);9;23); &quot;LATO&quot;; IF([.B349] &lt; DATE(YEAR([.A349]);12;21);&quot;JESIEŃ&quot;; &quot;ZIMA&quot;))))" office:value-type="string" office:string-value="JESIEŃ" calcext:value-type="string">
            <text:p>JESIEŃ</text:p>
          </table:table-cell>
          <table:table-cell table:formula="of:=IF([.C349] = &quot;ZIMA&quot;; 0.2; IF([.C349] = &quot;WIOSNA&quot;; 0.5; IF([.C349] = &quot;LATO&quot;; 0.9; 0.4)))" office:value-type="float" office:value="0.4" calcext:value-type="float">
            <text:p>0,4</text:p>
          </table:table-cell>
          <table:table-cell table:formula="of:=IF(WEEKDAY([.A349];2)&lt; 6; 1; 0) * [.$J$3] *[.D349] *[.$J$7]" office:value-type="float" office:value="264" calcext:value-type="float">
            <text:p>264</text:p>
          </table:table-cell>
          <table:table-cell table:formula="of:=IF(WEEKDAY([.A349];2) = 7; 150; 0)" office:value-type="float" office:value="0" calcext:value-type="float">
            <text:p>0</text:p>
          </table:table-cell>
          <table:table-cell table:formula="of:=[.G348] -[.F349] +[.E349]" office:value-type="float" office:value="69568" calcext:value-type="float">
            <text:p>69568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15" calcext:value-type="date">
            <text:p>15.12.2023</text:p>
          </table:table-cell>
          <table:table-cell table:formula="of:=[.A350]" office:value-type="date" office:date-value="2023-12-15" calcext:value-type="date">
            <text:p>12-15</text:p>
          </table:table-cell>
          <table:table-cell table:style-name="ce1" table:formula="of:=IF([.B350] &lt; DATE(YEAR([.A350]);3;21); &quot;ZIMA&quot;; IF([.B350] &lt; DATE(YEAR([.A350]);6;21);&quot;WIOSNA&quot; ; IF([.B350] &lt; DATE(YEAR([.A350]);9;23); &quot;LATO&quot;; IF([.B350] &lt; DATE(YEAR([.A350]);12;21);&quot;JESIEŃ&quot;; &quot;ZIMA&quot;))))" office:value-type="string" office:string-value="JESIEŃ" calcext:value-type="string">
            <text:p>JESIEŃ</text:p>
          </table:table-cell>
          <table:table-cell table:formula="of:=IF([.C350] = &quot;ZIMA&quot;; 0.2; IF([.C350] = &quot;WIOSNA&quot;; 0.5; IF([.C350] = &quot;LATO&quot;; 0.9; 0.4)))" office:value-type="float" office:value="0.4" calcext:value-type="float">
            <text:p>0,4</text:p>
          </table:table-cell>
          <table:table-cell table:formula="of:=IF(WEEKDAY([.A350];2)&lt; 6; 1; 0) * [.$J$3] *[.D350] *[.$J$7]" office:value-type="float" office:value="264" calcext:value-type="float">
            <text:p>264</text:p>
          </table:table-cell>
          <table:table-cell table:formula="of:=IF(WEEKDAY([.A350];2) = 7; 150; 0)" office:value-type="float" office:value="0" calcext:value-type="float">
            <text:p>0</text:p>
          </table:table-cell>
          <table:table-cell table:formula="of:=[.G349] -[.F350] +[.E350]" office:value-type="float" office:value="69832" calcext:value-type="float">
            <text:p>6983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16" calcext:value-type="date">
            <text:p>16.12.2023</text:p>
          </table:table-cell>
          <table:table-cell table:formula="of:=[.A351]" office:value-type="date" office:date-value="2023-12-16" calcext:value-type="date">
            <text:p>12-16</text:p>
          </table:table-cell>
          <table:table-cell table:style-name="ce1" table:formula="of:=IF([.B351] &lt; DATE(YEAR([.A351]);3;21); &quot;ZIMA&quot;; IF([.B351] &lt; DATE(YEAR([.A351]);6;21);&quot;WIOSNA&quot; ; IF([.B351] &lt; DATE(YEAR([.A351]);9;23); &quot;LATO&quot;; IF([.B351] &lt; DATE(YEAR([.A351]);12;21);&quot;JESIEŃ&quot;; &quot;ZIMA&quot;))))" office:value-type="string" office:string-value="JESIEŃ" calcext:value-type="string">
            <text:p>JESIEŃ</text:p>
          </table:table-cell>
          <table:table-cell table:formula="of:=IF([.C351] = &quot;ZIMA&quot;; 0.2; IF([.C351] = &quot;WIOSNA&quot;; 0.5; IF([.C351] = &quot;LATO&quot;; 0.9; 0.4)))" office:value-type="float" office:value="0.4" calcext:value-type="float">
            <text:p>0,4</text:p>
          </table:table-cell>
          <table:table-cell table:formula="of:=IF(WEEKDAY([.A351];2)&lt; 6; 1; 0) * [.$J$3] *[.D351] *[.$J$7]" office:value-type="float" office:value="0" calcext:value-type="float">
            <text:p>0</text:p>
          </table:table-cell>
          <table:table-cell table:formula="of:=IF(WEEKDAY([.A351];2) = 7; 150; 0)" office:value-type="float" office:value="0" calcext:value-type="float">
            <text:p>0</text:p>
          </table:table-cell>
          <table:table-cell table:formula="of:=[.G350] -[.F351] +[.E351]" office:value-type="float" office:value="69832" calcext:value-type="float">
            <text:p>6983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17" calcext:value-type="date">
            <text:p>17.12.2023</text:p>
          </table:table-cell>
          <table:table-cell table:formula="of:=[.A352]" office:value-type="date" office:date-value="2023-12-17" calcext:value-type="date">
            <text:p>12-17</text:p>
          </table:table-cell>
          <table:table-cell table:style-name="ce1" table:formula="of:=IF([.B352] &lt; DATE(YEAR([.A352]);3;21); &quot;ZIMA&quot;; IF([.B352] &lt; DATE(YEAR([.A352]);6;21);&quot;WIOSNA&quot; ; IF([.B352] &lt; DATE(YEAR([.A352]);9;23); &quot;LATO&quot;; IF([.B352] &lt; DATE(YEAR([.A352]);12;21);&quot;JESIEŃ&quot;; &quot;ZIMA&quot;))))" office:value-type="string" office:string-value="JESIEŃ" calcext:value-type="string">
            <text:p>JESIEŃ</text:p>
          </table:table-cell>
          <table:table-cell table:formula="of:=IF([.C352] = &quot;ZIMA&quot;; 0.2; IF([.C352] = &quot;WIOSNA&quot;; 0.5; IF([.C352] = &quot;LATO&quot;; 0.9; 0.4)))" office:value-type="float" office:value="0.4" calcext:value-type="float">
            <text:p>0,4</text:p>
          </table:table-cell>
          <table:table-cell table:formula="of:=IF(WEEKDAY([.A352];2)&lt; 6; 1; 0) * [.$J$3] *[.D352] *[.$J$7]" office:value-type="float" office:value="0" calcext:value-type="float">
            <text:p>0</text:p>
          </table:table-cell>
          <table:table-cell table:formula="of:=IF(WEEKDAY([.A352];2) = 7; 150; 0)" office:value-type="float" office:value="150" calcext:value-type="float">
            <text:p>150</text:p>
          </table:table-cell>
          <table:table-cell table:formula="of:=[.G351] -[.F352] +[.E352]" office:value-type="float" office:value="69682" calcext:value-type="float">
            <text:p>6968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18" calcext:value-type="date">
            <text:p>18.12.2023</text:p>
          </table:table-cell>
          <table:table-cell table:formula="of:=[.A353]" office:value-type="date" office:date-value="2023-12-18" calcext:value-type="date">
            <text:p>12-18</text:p>
          </table:table-cell>
          <table:table-cell table:style-name="ce1" table:formula="of:=IF([.B353] &lt; DATE(YEAR([.A353]);3;21); &quot;ZIMA&quot;; IF([.B353] &lt; DATE(YEAR([.A353]);6;21);&quot;WIOSNA&quot; ; IF([.B353] &lt; DATE(YEAR([.A353]);9;23); &quot;LATO&quot;; IF([.B353] &lt; DATE(YEAR([.A353]);12;21);&quot;JESIEŃ&quot;; &quot;ZIMA&quot;))))" office:value-type="string" office:string-value="JESIEŃ" calcext:value-type="string">
            <text:p>JESIEŃ</text:p>
          </table:table-cell>
          <table:table-cell table:formula="of:=IF([.C353] = &quot;ZIMA&quot;; 0.2; IF([.C353] = &quot;WIOSNA&quot;; 0.5; IF([.C353] = &quot;LATO&quot;; 0.9; 0.4)))" office:value-type="float" office:value="0.4" calcext:value-type="float">
            <text:p>0,4</text:p>
          </table:table-cell>
          <table:table-cell table:formula="of:=IF(WEEKDAY([.A353];2)&lt; 6; 1; 0) * [.$J$3] *[.D353] *[.$J$7]" office:value-type="float" office:value="264" calcext:value-type="float">
            <text:p>264</text:p>
          </table:table-cell>
          <table:table-cell table:formula="of:=IF(WEEKDAY([.A353];2) = 7; 150; 0)" office:value-type="float" office:value="0" calcext:value-type="float">
            <text:p>0</text:p>
          </table:table-cell>
          <table:table-cell table:formula="of:=[.G352] -[.F353] +[.E353]" office:value-type="float" office:value="69946" calcext:value-type="float">
            <text:p>69946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19" calcext:value-type="date">
            <text:p>19.12.2023</text:p>
          </table:table-cell>
          <table:table-cell table:formula="of:=[.A354]" office:value-type="date" office:date-value="2023-12-19" calcext:value-type="date">
            <text:p>12-19</text:p>
          </table:table-cell>
          <table:table-cell table:style-name="ce1" table:formula="of:=IF([.B354] &lt; DATE(YEAR([.A354]);3;21); &quot;ZIMA&quot;; IF([.B354] &lt; DATE(YEAR([.A354]);6;21);&quot;WIOSNA&quot; ; IF([.B354] &lt; DATE(YEAR([.A354]);9;23); &quot;LATO&quot;; IF([.B354] &lt; DATE(YEAR([.A354]);12;21);&quot;JESIEŃ&quot;; &quot;ZIMA&quot;))))" office:value-type="string" office:string-value="JESIEŃ" calcext:value-type="string">
            <text:p>JESIEŃ</text:p>
          </table:table-cell>
          <table:table-cell table:formula="of:=IF([.C354] = &quot;ZIMA&quot;; 0.2; IF([.C354] = &quot;WIOSNA&quot;; 0.5; IF([.C354] = &quot;LATO&quot;; 0.9; 0.4)))" office:value-type="float" office:value="0.4" calcext:value-type="float">
            <text:p>0,4</text:p>
          </table:table-cell>
          <table:table-cell table:formula="of:=IF(WEEKDAY([.A354];2)&lt; 6; 1; 0) * [.$J$3] *[.D354] *[.$J$7]" office:value-type="float" office:value="264" calcext:value-type="float">
            <text:p>264</text:p>
          </table:table-cell>
          <table:table-cell table:formula="of:=IF(WEEKDAY([.A354];2) = 7; 150; 0)" office:value-type="float" office:value="0" calcext:value-type="float">
            <text:p>0</text:p>
          </table:table-cell>
          <table:table-cell table:formula="of:=[.G353] -[.F354] +[.E354]" office:value-type="float" office:value="70210" calcext:value-type="float">
            <text:p>7021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20" calcext:value-type="date">
            <text:p>20.12.2023</text:p>
          </table:table-cell>
          <table:table-cell table:formula="of:=[.A355]" office:value-type="date" office:date-value="2023-12-20" calcext:value-type="date">
            <text:p>12-20</text:p>
          </table:table-cell>
          <table:table-cell table:style-name="ce1" table:formula="of:=IF([.B355] &lt; DATE(YEAR([.A355]);3;21); &quot;ZIMA&quot;; IF([.B355] &lt; DATE(YEAR([.A355]);6;21);&quot;WIOSNA&quot; ; IF([.B355] &lt; DATE(YEAR([.A355]);9;23); &quot;LATO&quot;; IF([.B355] &lt; DATE(YEAR([.A355]);12;21);&quot;JESIEŃ&quot;; &quot;ZIMA&quot;))))" office:value-type="string" office:string-value="JESIEŃ" calcext:value-type="string">
            <text:p>JESIEŃ</text:p>
          </table:table-cell>
          <table:table-cell table:formula="of:=IF([.C355] = &quot;ZIMA&quot;; 0.2; IF([.C355] = &quot;WIOSNA&quot;; 0.5; IF([.C355] = &quot;LATO&quot;; 0.9; 0.4)))" office:value-type="float" office:value="0.4" calcext:value-type="float">
            <text:p>0,4</text:p>
          </table:table-cell>
          <table:table-cell table:formula="of:=IF(WEEKDAY([.A355];2)&lt; 6; 1; 0) * [.$J$3] *[.D355] *[.$J$7]" office:value-type="float" office:value="264" calcext:value-type="float">
            <text:p>264</text:p>
          </table:table-cell>
          <table:table-cell table:formula="of:=IF(WEEKDAY([.A355];2) = 7; 150; 0)" office:value-type="float" office:value="0" calcext:value-type="float">
            <text:p>0</text:p>
          </table:table-cell>
          <table:table-cell table:formula="of:=[.G354] -[.F355] +[.E355]" office:value-type="float" office:value="70474" calcext:value-type="float">
            <text:p>70474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21" calcext:value-type="date">
            <text:p>21.12.2023</text:p>
          </table:table-cell>
          <table:table-cell table:formula="of:=[.A356]" office:value-type="date" office:date-value="2023-12-21" calcext:value-type="date">
            <text:p>12-21</text:p>
          </table:table-cell>
          <table:table-cell table:style-name="ce1" table:formula="of:=IF([.B356] &lt; DATE(YEAR([.A356]);3;21); &quot;ZIMA&quot;; IF([.B356] &lt; DATE(YEAR([.A356]);6;21);&quot;WIOSNA&quot; ; IF([.B356] &lt; DATE(YEAR([.A356]);9;23); &quot;LATO&quot;; IF([.B356] &lt; DATE(YEAR([.A356]);12;21);&quot;JESIEŃ&quot;; &quot;ZIMA&quot;))))" office:value-type="string" office:string-value="ZIMA" calcext:value-type="string">
            <text:p>ZIMA</text:p>
          </table:table-cell>
          <table:table-cell table:formula="of:=IF([.C356] = &quot;ZIMA&quot;; 0.2; IF([.C356] = &quot;WIOSNA&quot;; 0.5; IF([.C356] = &quot;LATO&quot;; 0.9; 0.4)))" office:value-type="float" office:value="0.2" calcext:value-type="float">
            <text:p>0,2</text:p>
          </table:table-cell>
          <table:table-cell table:formula="of:=IF(WEEKDAY([.A356];2)&lt; 6; 1; 0) * [.$J$3] *[.D356] *[.$J$7]" office:value-type="float" office:value="132" calcext:value-type="float">
            <text:p>132</text:p>
          </table:table-cell>
          <table:table-cell table:formula="of:=IF(WEEKDAY([.A356];2) = 7; 150; 0)" office:value-type="float" office:value="0" calcext:value-type="float">
            <text:p>0</text:p>
          </table:table-cell>
          <table:table-cell table:formula="of:=[.G355] -[.F356] +[.E356]" office:value-type="float" office:value="70606" calcext:value-type="float">
            <text:p>70606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22" calcext:value-type="date">
            <text:p>22.12.2023</text:p>
          </table:table-cell>
          <table:table-cell table:formula="of:=[.A357]" office:value-type="date" office:date-value="2023-12-22" calcext:value-type="date">
            <text:p>12-22</text:p>
          </table:table-cell>
          <table:table-cell table:style-name="ce1" table:formula="of:=IF([.B357] &lt; DATE(YEAR([.A357]);3;21); &quot;ZIMA&quot;; IF([.B357] &lt; DATE(YEAR([.A357]);6;21);&quot;WIOSNA&quot; ; IF([.B357] &lt; DATE(YEAR([.A357]);9;23); &quot;LATO&quot;; IF([.B357] &lt; DATE(YEAR([.A357]);12;21);&quot;JESIEŃ&quot;; &quot;ZIMA&quot;))))" office:value-type="string" office:string-value="ZIMA" calcext:value-type="string">
            <text:p>ZIMA</text:p>
          </table:table-cell>
          <table:table-cell table:formula="of:=IF([.C357] = &quot;ZIMA&quot;; 0.2; IF([.C357] = &quot;WIOSNA&quot;; 0.5; IF([.C357] = &quot;LATO&quot;; 0.9; 0.4)))" office:value-type="float" office:value="0.2" calcext:value-type="float">
            <text:p>0,2</text:p>
          </table:table-cell>
          <table:table-cell table:formula="of:=IF(WEEKDAY([.A357];2)&lt; 6; 1; 0) * [.$J$3] *[.D357] *[.$J$7]" office:value-type="float" office:value="132" calcext:value-type="float">
            <text:p>132</text:p>
          </table:table-cell>
          <table:table-cell table:formula="of:=IF(WEEKDAY([.A357];2) = 7; 150; 0)" office:value-type="float" office:value="0" calcext:value-type="float">
            <text:p>0</text:p>
          </table:table-cell>
          <table:table-cell table:formula="of:=[.G356] -[.F357] +[.E357]" office:value-type="float" office:value="70738" calcext:value-type="float">
            <text:p>70738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23" calcext:value-type="date">
            <text:p>23.12.2023</text:p>
          </table:table-cell>
          <table:table-cell table:formula="of:=[.A358]" office:value-type="date" office:date-value="2023-12-23" calcext:value-type="date">
            <text:p>12-23</text:p>
          </table:table-cell>
          <table:table-cell table:style-name="ce1" table:formula="of:=IF([.B358] &lt; DATE(YEAR([.A358]);3;21); &quot;ZIMA&quot;; IF([.B358] &lt; DATE(YEAR([.A358]);6;21);&quot;WIOSNA&quot; ; IF([.B358] &lt; DATE(YEAR([.A358]);9;23); &quot;LATO&quot;; IF([.B358] &lt; DATE(YEAR([.A358]);12;21);&quot;JESIEŃ&quot;; &quot;ZIMA&quot;))))" office:value-type="string" office:string-value="ZIMA" calcext:value-type="string">
            <text:p>ZIMA</text:p>
          </table:table-cell>
          <table:table-cell table:formula="of:=IF([.C358] = &quot;ZIMA&quot;; 0.2; IF([.C358] = &quot;WIOSNA&quot;; 0.5; IF([.C358] = &quot;LATO&quot;; 0.9; 0.4)))" office:value-type="float" office:value="0.2" calcext:value-type="float">
            <text:p>0,2</text:p>
          </table:table-cell>
          <table:table-cell table:formula="of:=IF(WEEKDAY([.A358];2)&lt; 6; 1; 0) * [.$J$3] *[.D358] *[.$J$7]" office:value-type="float" office:value="0" calcext:value-type="float">
            <text:p>0</text:p>
          </table:table-cell>
          <table:table-cell table:formula="of:=IF(WEEKDAY([.A358];2) = 7; 150; 0)" office:value-type="float" office:value="0" calcext:value-type="float">
            <text:p>0</text:p>
          </table:table-cell>
          <table:table-cell table:formula="of:=[.G357] -[.F358] +[.E358]" office:value-type="float" office:value="70738" calcext:value-type="float">
            <text:p>70738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24" calcext:value-type="date">
            <text:p>24.12.2023</text:p>
          </table:table-cell>
          <table:table-cell table:formula="of:=[.A359]" office:value-type="date" office:date-value="2023-12-24" calcext:value-type="date">
            <text:p>12-24</text:p>
          </table:table-cell>
          <table:table-cell table:style-name="ce1" table:formula="of:=IF([.B359] &lt; DATE(YEAR([.A359]);3;21); &quot;ZIMA&quot;; IF([.B359] &lt; DATE(YEAR([.A359]);6;21);&quot;WIOSNA&quot; ; IF([.B359] &lt; DATE(YEAR([.A359]);9;23); &quot;LATO&quot;; IF([.B359] &lt; DATE(YEAR([.A359]);12;21);&quot;JESIEŃ&quot;; &quot;ZIMA&quot;))))" office:value-type="string" office:string-value="ZIMA" calcext:value-type="string">
            <text:p>ZIMA</text:p>
          </table:table-cell>
          <table:table-cell table:formula="of:=IF([.C359] = &quot;ZIMA&quot;; 0.2; IF([.C359] = &quot;WIOSNA&quot;; 0.5; IF([.C359] = &quot;LATO&quot;; 0.9; 0.4)))" office:value-type="float" office:value="0.2" calcext:value-type="float">
            <text:p>0,2</text:p>
          </table:table-cell>
          <table:table-cell table:formula="of:=IF(WEEKDAY([.A359];2)&lt; 6; 1; 0) * [.$J$3] *[.D359] *[.$J$7]" office:value-type="float" office:value="0" calcext:value-type="float">
            <text:p>0</text:p>
          </table:table-cell>
          <table:table-cell table:formula="of:=IF(WEEKDAY([.A359];2) = 7; 150; 0)" office:value-type="float" office:value="150" calcext:value-type="float">
            <text:p>150</text:p>
          </table:table-cell>
          <table:table-cell table:formula="of:=[.G358] -[.F359] +[.E359]" office:value-type="float" office:value="70588" calcext:value-type="float">
            <text:p>70588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25" calcext:value-type="date">
            <text:p>25.12.2023</text:p>
          </table:table-cell>
          <table:table-cell table:formula="of:=[.A360]" office:value-type="date" office:date-value="2023-12-25" calcext:value-type="date">
            <text:p>12-25</text:p>
          </table:table-cell>
          <table:table-cell table:style-name="ce1" table:formula="of:=IF([.B360] &lt; DATE(YEAR([.A360]);3;21); &quot;ZIMA&quot;; IF([.B360] &lt; DATE(YEAR([.A360]);6;21);&quot;WIOSNA&quot; ; IF([.B360] &lt; DATE(YEAR([.A360]);9;23); &quot;LATO&quot;; IF([.B360] &lt; DATE(YEAR([.A360]);12;21);&quot;JESIEŃ&quot;; &quot;ZIMA&quot;))))" office:value-type="string" office:string-value="ZIMA" calcext:value-type="string">
            <text:p>ZIMA</text:p>
          </table:table-cell>
          <table:table-cell table:formula="of:=IF([.C360] = &quot;ZIMA&quot;; 0.2; IF([.C360] = &quot;WIOSNA&quot;; 0.5; IF([.C360] = &quot;LATO&quot;; 0.9; 0.4)))" office:value-type="float" office:value="0.2" calcext:value-type="float">
            <text:p>0,2</text:p>
          </table:table-cell>
          <table:table-cell table:formula="of:=IF(WEEKDAY([.A360];2)&lt; 6; 1; 0) * [.$J$3] *[.D360] *[.$J$7]" office:value-type="float" office:value="132" calcext:value-type="float">
            <text:p>132</text:p>
          </table:table-cell>
          <table:table-cell table:formula="of:=IF(WEEKDAY([.A360];2) = 7; 150; 0)" office:value-type="float" office:value="0" calcext:value-type="float">
            <text:p>0</text:p>
          </table:table-cell>
          <table:table-cell table:formula="of:=[.G359] -[.F360] +[.E360]" office:value-type="float" office:value="70720" calcext:value-type="float">
            <text:p>7072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26" calcext:value-type="date">
            <text:p>26.12.2023</text:p>
          </table:table-cell>
          <table:table-cell table:formula="of:=[.A361]" office:value-type="date" office:date-value="2023-12-26" calcext:value-type="date">
            <text:p>12-26</text:p>
          </table:table-cell>
          <table:table-cell table:style-name="ce1" table:formula="of:=IF([.B361] &lt; DATE(YEAR([.A361]);3;21); &quot;ZIMA&quot;; IF([.B361] &lt; DATE(YEAR([.A361]);6;21);&quot;WIOSNA&quot; ; IF([.B361] &lt; DATE(YEAR([.A361]);9;23); &quot;LATO&quot;; IF([.B361] &lt; DATE(YEAR([.A361]);12;21);&quot;JESIEŃ&quot;; &quot;ZIMA&quot;))))" office:value-type="string" office:string-value="ZIMA" calcext:value-type="string">
            <text:p>ZIMA</text:p>
          </table:table-cell>
          <table:table-cell table:formula="of:=IF([.C361] = &quot;ZIMA&quot;; 0.2; IF([.C361] = &quot;WIOSNA&quot;; 0.5; IF([.C361] = &quot;LATO&quot;; 0.9; 0.4)))" office:value-type="float" office:value="0.2" calcext:value-type="float">
            <text:p>0,2</text:p>
          </table:table-cell>
          <table:table-cell table:formula="of:=IF(WEEKDAY([.A361];2)&lt; 6; 1; 0) * [.$J$3] *[.D361] *[.$J$7]" office:value-type="float" office:value="132" calcext:value-type="float">
            <text:p>132</text:p>
          </table:table-cell>
          <table:table-cell table:formula="of:=IF(WEEKDAY([.A361];2) = 7; 150; 0)" office:value-type="float" office:value="0" calcext:value-type="float">
            <text:p>0</text:p>
          </table:table-cell>
          <table:table-cell table:formula="of:=[.G360] -[.F361] +[.E361]" office:value-type="float" office:value="70852" calcext:value-type="float">
            <text:p>70852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27" calcext:value-type="date">
            <text:p>27.12.2023</text:p>
          </table:table-cell>
          <table:table-cell table:formula="of:=[.A362]" office:value-type="date" office:date-value="2023-12-27" calcext:value-type="date">
            <text:p>12-27</text:p>
          </table:table-cell>
          <table:table-cell table:style-name="ce1" table:formula="of:=IF([.B362] &lt; DATE(YEAR([.A362]);3;21); &quot;ZIMA&quot;; IF([.B362] &lt; DATE(YEAR([.A362]);6;21);&quot;WIOSNA&quot; ; IF([.B362] &lt; DATE(YEAR([.A362]);9;23); &quot;LATO&quot;; IF([.B362] &lt; DATE(YEAR([.A362]);12;21);&quot;JESIEŃ&quot;; &quot;ZIMA&quot;))))" office:value-type="string" office:string-value="ZIMA" calcext:value-type="string">
            <text:p>ZIMA</text:p>
          </table:table-cell>
          <table:table-cell table:formula="of:=IF([.C362] = &quot;ZIMA&quot;; 0.2; IF([.C362] = &quot;WIOSNA&quot;; 0.5; IF([.C362] = &quot;LATO&quot;; 0.9; 0.4)))" office:value-type="float" office:value="0.2" calcext:value-type="float">
            <text:p>0,2</text:p>
          </table:table-cell>
          <table:table-cell table:formula="of:=IF(WEEKDAY([.A362];2)&lt; 6; 1; 0) * [.$J$3] *[.D362] *[.$J$7]" office:value-type="float" office:value="132" calcext:value-type="float">
            <text:p>132</text:p>
          </table:table-cell>
          <table:table-cell table:formula="of:=IF(WEEKDAY([.A362];2) = 7; 150; 0)" office:value-type="float" office:value="0" calcext:value-type="float">
            <text:p>0</text:p>
          </table:table-cell>
          <table:table-cell table:formula="of:=[.G361] -[.F362] +[.E362]" office:value-type="float" office:value="70984" calcext:value-type="float">
            <text:p>70984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28" calcext:value-type="date">
            <text:p>28.12.2023</text:p>
          </table:table-cell>
          <table:table-cell table:formula="of:=[.A363]" office:value-type="date" office:date-value="2023-12-28" calcext:value-type="date">
            <text:p>12-28</text:p>
          </table:table-cell>
          <table:table-cell table:style-name="ce1" table:formula="of:=IF([.B363] &lt; DATE(YEAR([.A363]);3;21); &quot;ZIMA&quot;; IF([.B363] &lt; DATE(YEAR([.A363]);6;21);&quot;WIOSNA&quot; ; IF([.B363] &lt; DATE(YEAR([.A363]);9;23); &quot;LATO&quot;; IF([.B363] &lt; DATE(YEAR([.A363]);12;21);&quot;JESIEŃ&quot;; &quot;ZIMA&quot;))))" office:value-type="string" office:string-value="ZIMA" calcext:value-type="string">
            <text:p>ZIMA</text:p>
          </table:table-cell>
          <table:table-cell table:formula="of:=IF([.C363] = &quot;ZIMA&quot;; 0.2; IF([.C363] = &quot;WIOSNA&quot;; 0.5; IF([.C363] = &quot;LATO&quot;; 0.9; 0.4)))" office:value-type="float" office:value="0.2" calcext:value-type="float">
            <text:p>0,2</text:p>
          </table:table-cell>
          <table:table-cell table:formula="of:=IF(WEEKDAY([.A363];2)&lt; 6; 1; 0) * [.$J$3] *[.D363] *[.$J$7]" office:value-type="float" office:value="132" calcext:value-type="float">
            <text:p>132</text:p>
          </table:table-cell>
          <table:table-cell table:formula="of:=IF(WEEKDAY([.A363];2) = 7; 150; 0)" office:value-type="float" office:value="0" calcext:value-type="float">
            <text:p>0</text:p>
          </table:table-cell>
          <table:table-cell table:formula="of:=[.G362] -[.F363] +[.E363]" office:value-type="float" office:value="71116" calcext:value-type="float">
            <text:p>71116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29" calcext:value-type="date">
            <text:p>29.12.2023</text:p>
          </table:table-cell>
          <table:table-cell table:formula="of:=[.A364]" office:value-type="date" office:date-value="2023-12-29" calcext:value-type="date">
            <text:p>12-29</text:p>
          </table:table-cell>
          <table:table-cell table:style-name="ce1" table:formula="of:=IF([.B364] &lt; DATE(YEAR([.A364]);3;21); &quot;ZIMA&quot;; IF([.B364] &lt; DATE(YEAR([.A364]);6;21);&quot;WIOSNA&quot; ; IF([.B364] &lt; DATE(YEAR([.A364]);9;23); &quot;LATO&quot;; IF([.B364] &lt; DATE(YEAR([.A364]);12;21);&quot;JESIEŃ&quot;; &quot;ZIMA&quot;))))" office:value-type="string" office:string-value="ZIMA" calcext:value-type="string">
            <text:p>ZIMA</text:p>
          </table:table-cell>
          <table:table-cell table:formula="of:=IF([.C364] = &quot;ZIMA&quot;; 0.2; IF([.C364] = &quot;WIOSNA&quot;; 0.5; IF([.C364] = &quot;LATO&quot;; 0.9; 0.4)))" office:value-type="float" office:value="0.2" calcext:value-type="float">
            <text:p>0,2</text:p>
          </table:table-cell>
          <table:table-cell table:formula="of:=IF(WEEKDAY([.A364];2)&lt; 6; 1; 0) * [.$J$3] *[.D364] *[.$J$7]" office:value-type="float" office:value="132" calcext:value-type="float">
            <text:p>132</text:p>
          </table:table-cell>
          <table:table-cell table:formula="of:=IF(WEEKDAY([.A364];2) = 7; 150; 0)" office:value-type="float" office:value="0" calcext:value-type="float">
            <text:p>0</text:p>
          </table:table-cell>
          <table:table-cell table:formula="of:=[.G363] -[.F364] +[.E364]" office:value-type="float" office:value="71248" calcext:value-type="float">
            <text:p>71248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30" calcext:value-type="date">
            <text:p>30.12.2023</text:p>
          </table:table-cell>
          <table:table-cell table:formula="of:=[.A365]" office:value-type="date" office:date-value="2023-12-30" calcext:value-type="date">
            <text:p>12-30</text:p>
          </table:table-cell>
          <table:table-cell table:style-name="ce1" table:formula="of:=IF([.B365] &lt; DATE(YEAR([.A365]);3;21); &quot;ZIMA&quot;; IF([.B365] &lt; DATE(YEAR([.A365]);6;21);&quot;WIOSNA&quot; ; IF([.B365] &lt; DATE(YEAR([.A365]);9;23); &quot;LATO&quot;; IF([.B365] &lt; DATE(YEAR([.A365]);12;21);&quot;JESIEŃ&quot;; &quot;ZIMA&quot;))))" office:value-type="string" office:string-value="ZIMA" calcext:value-type="string">
            <text:p>ZIMA</text:p>
          </table:table-cell>
          <table:table-cell table:formula="of:=IF([.C365] = &quot;ZIMA&quot;; 0.2; IF([.C365] = &quot;WIOSNA&quot;; 0.5; IF([.C365] = &quot;LATO&quot;; 0.9; 0.4)))" office:value-type="float" office:value="0.2" calcext:value-type="float">
            <text:p>0,2</text:p>
          </table:table-cell>
          <table:table-cell table:formula="of:=IF(WEEKDAY([.A365];2)&lt; 6; 1; 0) * [.$J$3] *[.D365] *[.$J$7]" office:value-type="float" office:value="0" calcext:value-type="float">
            <text:p>0</text:p>
          </table:table-cell>
          <table:table-cell table:formula="of:=IF(WEEKDAY([.A365];2) = 7; 150; 0)" office:value-type="float" office:value="0" calcext:value-type="float">
            <text:p>0</text:p>
          </table:table-cell>
          <table:table-cell table:formula="of:=[.G364] -[.F365] +[.E365]" office:value-type="float" office:value="71248" calcext:value-type="float">
            <text:p>71248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31" calcext:value-type="date">
            <text:p>31.12.2023</text:p>
          </table:table-cell>
          <table:table-cell table:formula="of:=[.A366]" office:value-type="date" office:date-value="2023-12-31" calcext:value-type="date">
            <text:p>12-31</text:p>
          </table:table-cell>
          <table:table-cell table:style-name="ce1" table:formula="of:=IF([.B366] &lt; DATE(YEAR([.A366]);3;21); &quot;ZIMA&quot;; IF([.B366] &lt; DATE(YEAR([.A366]);6;21);&quot;WIOSNA&quot; ; IF([.B366] &lt; DATE(YEAR([.A366]);9;23); &quot;LATO&quot;; IF([.B366] &lt; DATE(YEAR([.A366]);12;21);&quot;JESIEŃ&quot;; &quot;ZIMA&quot;))))" office:value-type="string" office:string-value="ZIMA" calcext:value-type="string">
            <text:p>ZIMA</text:p>
          </table:table-cell>
          <table:table-cell table:formula="of:=IF([.C366] = &quot;ZIMA&quot;; 0.2; IF([.C366] = &quot;WIOSNA&quot;; 0.5; IF([.C366] = &quot;LATO&quot;; 0.9; 0.4)))" office:value-type="float" office:value="0.2" calcext:value-type="float">
            <text:p>0,2</text:p>
          </table:table-cell>
          <table:table-cell table:formula="of:=IF(WEEKDAY([.A366];2)&lt; 6; 1; 0) * [.$J$3] *[.D366] *[.$J$7]" office:value-type="float" office:value="0" calcext:value-type="float">
            <text:p>0</text:p>
          </table:table-cell>
          <table:table-cell table:formula="of:=IF(WEEKDAY([.A366];2) = 7; 150; 0)" office:value-type="float" office:value="150" calcext:value-type="float">
            <text:p>150</text:p>
          </table:table-cell>
          <table:table-cell table:formula="of:=[.G365] -[.F366] +[.E366]" office:value-type="float" office:value="71098" calcext:value-type="float">
            <text:p>7109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01" calcext:value-type="date">
            <text:p>1.01.2024</text:p>
          </table:table-cell>
          <table:table-cell table:formula="of:=[.A367]" office:value-type="date" office:date-value="2024-01-01" calcext:value-type="date">
            <text:p>01-01</text:p>
          </table:table-cell>
          <table:table-cell table:style-name="ce1" table:formula="of:=IF([.B367] &lt; DATE(YEAR([.A367]);3;21); &quot;ZIMA&quot;; IF([.B367] &lt; DATE(YEAR([.A367]);6;21);&quot;WIOSNA&quot; ; IF([.B367] &lt; DATE(YEAR([.A367]);9;23); &quot;LATO&quot;; IF([.B367] &lt; DATE(YEAR([.A367]);12;21);&quot;JESIEŃ&quot;; &quot;ZIMA&quot;))))" office:value-type="string" office:string-value="ZIMA" calcext:value-type="string">
            <text:p>ZIMA</text:p>
          </table:table-cell>
          <table:table-cell table:formula="of:=IF([.C367] = &quot;ZIMA&quot;; 0.2; IF([.C367] = &quot;WIOSNA&quot;; 0.5; IF([.C367] = &quot;LATO&quot;; 0.9; 0.4)))" office:value-type="float" office:value="0.2" calcext:value-type="float">
            <text:p>0,2</text:p>
          </table:table-cell>
          <table:table-cell table:formula="of:=IF(WEEKDAY([.A367];2)&lt; 6; 1; 0) * [.$J$3] *[.D367] *[.$J$7]" office:value-type="float" office:value="132" calcext:value-type="float">
            <text:p>132</text:p>
          </table:table-cell>
          <table:table-cell table:formula="of:=IF(WEEKDAY([.A367];2) = 7; 150; 0)" office:value-type="float" office:value="0" calcext:value-type="float">
            <text:p>0</text:p>
          </table:table-cell>
          <table:table-cell table:formula="of:=[.G366] -[.F367] +[.E367]" office:value-type="float" office:value="71230" calcext:value-type="float">
            <text:p>7123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02" calcext:value-type="date">
            <text:p>2.01.2024</text:p>
          </table:table-cell>
          <table:table-cell table:formula="of:=[.A368]" office:value-type="date" office:date-value="2024-01-02" calcext:value-type="date">
            <text:p>01-02</text:p>
          </table:table-cell>
          <table:table-cell table:style-name="ce1" table:formula="of:=IF([.B368] &lt; DATE(YEAR([.A368]);3;21); &quot;ZIMA&quot;; IF([.B368] &lt; DATE(YEAR([.A368]);6;21);&quot;WIOSNA&quot; ; IF([.B368] &lt; DATE(YEAR([.A368]);9;23); &quot;LATO&quot;; IF([.B368] &lt; DATE(YEAR([.A368]);12;21);&quot;JESIEŃ&quot;; &quot;ZIMA&quot;))))" office:value-type="string" office:string-value="ZIMA" calcext:value-type="string">
            <text:p>ZIMA</text:p>
          </table:table-cell>
          <table:table-cell table:formula="of:=IF([.C368] = &quot;ZIMA&quot;; 0.2; IF([.C368] = &quot;WIOSNA&quot;; 0.5; IF([.C368] = &quot;LATO&quot;; 0.9; 0.4)))" office:value-type="float" office:value="0.2" calcext:value-type="float">
            <text:p>0,2</text:p>
          </table:table-cell>
          <table:table-cell table:formula="of:=IF(WEEKDAY([.A368];2)&lt; 6; 1; 0) * [.$J$3] *[.D368] *[.$J$7]" office:value-type="float" office:value="132" calcext:value-type="float">
            <text:p>132</text:p>
          </table:table-cell>
          <table:table-cell table:formula="of:=IF(WEEKDAY([.A368];2) = 7; 150; 0)" office:value-type="float" office:value="0" calcext:value-type="float">
            <text:p>0</text:p>
          </table:table-cell>
          <table:table-cell table:formula="of:=[.G367] -[.F368] +[.E368]" office:value-type="float" office:value="71362" calcext:value-type="float">
            <text:p>71362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03" calcext:value-type="date">
            <text:p>3.01.2024</text:p>
          </table:table-cell>
          <table:table-cell table:formula="of:=[.A369]" office:value-type="date" office:date-value="2024-01-03" calcext:value-type="date">
            <text:p>01-03</text:p>
          </table:table-cell>
          <table:table-cell table:style-name="ce1" table:formula="of:=IF([.B369] &lt; DATE(YEAR([.A369]);3;21); &quot;ZIMA&quot;; IF([.B369] &lt; DATE(YEAR([.A369]);6;21);&quot;WIOSNA&quot; ; IF([.B369] &lt; DATE(YEAR([.A369]);9;23); &quot;LATO&quot;; IF([.B369] &lt; DATE(YEAR([.A369]);12;21);&quot;JESIEŃ&quot;; &quot;ZIMA&quot;))))" office:value-type="string" office:string-value="ZIMA" calcext:value-type="string">
            <text:p>ZIMA</text:p>
          </table:table-cell>
          <table:table-cell table:formula="of:=IF([.C369] = &quot;ZIMA&quot;; 0.2; IF([.C369] = &quot;WIOSNA&quot;; 0.5; IF([.C369] = &quot;LATO&quot;; 0.9; 0.4)))" office:value-type="float" office:value="0.2" calcext:value-type="float">
            <text:p>0,2</text:p>
          </table:table-cell>
          <table:table-cell table:formula="of:=IF(WEEKDAY([.A369];2)&lt; 6; 1; 0) * [.$J$3] *[.D369] *[.$J$7]" office:value-type="float" office:value="132" calcext:value-type="float">
            <text:p>132</text:p>
          </table:table-cell>
          <table:table-cell table:formula="of:=IF(WEEKDAY([.A369];2) = 7; 150; 0)" office:value-type="float" office:value="0" calcext:value-type="float">
            <text:p>0</text:p>
          </table:table-cell>
          <table:table-cell table:formula="of:=[.G368] -[.F369] +[.E369]" office:value-type="float" office:value="71494" calcext:value-type="float">
            <text:p>7149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04" calcext:value-type="date">
            <text:p>4.01.2024</text:p>
          </table:table-cell>
          <table:table-cell table:formula="of:=[.A370]" office:value-type="date" office:date-value="2024-01-04" calcext:value-type="date">
            <text:p>01-04</text:p>
          </table:table-cell>
          <table:table-cell table:style-name="ce1" table:formula="of:=IF([.B370] &lt; DATE(YEAR([.A370]);3;21); &quot;ZIMA&quot;; IF([.B370] &lt; DATE(YEAR([.A370]);6;21);&quot;WIOSNA&quot; ; IF([.B370] &lt; DATE(YEAR([.A370]);9;23); &quot;LATO&quot;; IF([.B370] &lt; DATE(YEAR([.A370]);12;21);&quot;JESIEŃ&quot;; &quot;ZIMA&quot;))))" office:value-type="string" office:string-value="ZIMA" calcext:value-type="string">
            <text:p>ZIMA</text:p>
          </table:table-cell>
          <table:table-cell table:formula="of:=IF([.C370] = &quot;ZIMA&quot;; 0.2; IF([.C370] = &quot;WIOSNA&quot;; 0.5; IF([.C370] = &quot;LATO&quot;; 0.9; 0.4)))" office:value-type="float" office:value="0.2" calcext:value-type="float">
            <text:p>0,2</text:p>
          </table:table-cell>
          <table:table-cell table:formula="of:=IF(WEEKDAY([.A370];2)&lt; 6; 1; 0) * [.$J$3] *[.D370] *[.$J$7]" office:value-type="float" office:value="132" calcext:value-type="float">
            <text:p>132</text:p>
          </table:table-cell>
          <table:table-cell table:formula="of:=IF(WEEKDAY([.A370];2) = 7; 150; 0)" office:value-type="float" office:value="0" calcext:value-type="float">
            <text:p>0</text:p>
          </table:table-cell>
          <table:table-cell table:formula="of:=[.G369] -[.F370] +[.E370]" office:value-type="float" office:value="71626" calcext:value-type="float">
            <text:p>71626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05" calcext:value-type="date">
            <text:p>5.01.2024</text:p>
          </table:table-cell>
          <table:table-cell table:formula="of:=[.A371]" office:value-type="date" office:date-value="2024-01-05" calcext:value-type="date">
            <text:p>01-05</text:p>
          </table:table-cell>
          <table:table-cell table:style-name="ce1" table:formula="of:=IF([.B371] &lt; DATE(YEAR([.A371]);3;21); &quot;ZIMA&quot;; IF([.B371] &lt; DATE(YEAR([.A371]);6;21);&quot;WIOSNA&quot; ; IF([.B371] &lt; DATE(YEAR([.A371]);9;23); &quot;LATO&quot;; IF([.B371] &lt; DATE(YEAR([.A371]);12;21);&quot;JESIEŃ&quot;; &quot;ZIMA&quot;))))" office:value-type="string" office:string-value="ZIMA" calcext:value-type="string">
            <text:p>ZIMA</text:p>
          </table:table-cell>
          <table:table-cell table:formula="of:=IF([.C371] = &quot;ZIMA&quot;; 0.2; IF([.C371] = &quot;WIOSNA&quot;; 0.5; IF([.C371] = &quot;LATO&quot;; 0.9; 0.4)))" office:value-type="float" office:value="0.2" calcext:value-type="float">
            <text:p>0,2</text:p>
          </table:table-cell>
          <table:table-cell table:formula="of:=IF(WEEKDAY([.A371];2)&lt; 6; 1; 0) * [.$J$3] *[.D371] *[.$J$7]" office:value-type="float" office:value="132" calcext:value-type="float">
            <text:p>132</text:p>
          </table:table-cell>
          <table:table-cell table:formula="of:=IF(WEEKDAY([.A371];2) = 7; 150; 0)" office:value-type="float" office:value="0" calcext:value-type="float">
            <text:p>0</text:p>
          </table:table-cell>
          <table:table-cell table:formula="of:=[.G370] -[.F371] +[.E371]" office:value-type="float" office:value="71758" calcext:value-type="float">
            <text:p>7175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06" calcext:value-type="date">
            <text:p>6.01.2024</text:p>
          </table:table-cell>
          <table:table-cell table:formula="of:=[.A372]" office:value-type="date" office:date-value="2024-01-06" calcext:value-type="date">
            <text:p>01-06</text:p>
          </table:table-cell>
          <table:table-cell table:style-name="ce1" table:formula="of:=IF([.B372] &lt; DATE(YEAR([.A372]);3;21); &quot;ZIMA&quot;; IF([.B372] &lt; DATE(YEAR([.A372]);6;21);&quot;WIOSNA&quot; ; IF([.B372] &lt; DATE(YEAR([.A372]);9;23); &quot;LATO&quot;; IF([.B372] &lt; DATE(YEAR([.A372]);12;21);&quot;JESIEŃ&quot;; &quot;ZIMA&quot;))))" office:value-type="string" office:string-value="ZIMA" calcext:value-type="string">
            <text:p>ZIMA</text:p>
          </table:table-cell>
          <table:table-cell table:formula="of:=IF([.C372] = &quot;ZIMA&quot;; 0.2; IF([.C372] = &quot;WIOSNA&quot;; 0.5; IF([.C372] = &quot;LATO&quot;; 0.9; 0.4)))" office:value-type="float" office:value="0.2" calcext:value-type="float">
            <text:p>0,2</text:p>
          </table:table-cell>
          <table:table-cell table:formula="of:=IF(WEEKDAY([.A372];2)&lt; 6; 1; 0) * [.$J$3] *[.D372] *[.$J$7]" office:value-type="float" office:value="0" calcext:value-type="float">
            <text:p>0</text:p>
          </table:table-cell>
          <table:table-cell table:formula="of:=IF(WEEKDAY([.A372];2) = 7; 150; 0)" office:value-type="float" office:value="0" calcext:value-type="float">
            <text:p>0</text:p>
          </table:table-cell>
          <table:table-cell table:formula="of:=[.G371] -[.F372] +[.E372]" office:value-type="float" office:value="71758" calcext:value-type="float">
            <text:p>7175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07" calcext:value-type="date">
            <text:p>7.01.2024</text:p>
          </table:table-cell>
          <table:table-cell table:formula="of:=[.A373]" office:value-type="date" office:date-value="2024-01-07" calcext:value-type="date">
            <text:p>01-07</text:p>
          </table:table-cell>
          <table:table-cell table:style-name="ce1" table:formula="of:=IF([.B373] &lt; DATE(YEAR([.A373]);3;21); &quot;ZIMA&quot;; IF([.B373] &lt; DATE(YEAR([.A373]);6;21);&quot;WIOSNA&quot; ; IF([.B373] &lt; DATE(YEAR([.A373]);9;23); &quot;LATO&quot;; IF([.B373] &lt; DATE(YEAR([.A373]);12;21);&quot;JESIEŃ&quot;; &quot;ZIMA&quot;))))" office:value-type="string" office:string-value="ZIMA" calcext:value-type="string">
            <text:p>ZIMA</text:p>
          </table:table-cell>
          <table:table-cell table:formula="of:=IF([.C373] = &quot;ZIMA&quot;; 0.2; IF([.C373] = &quot;WIOSNA&quot;; 0.5; IF([.C373] = &quot;LATO&quot;; 0.9; 0.4)))" office:value-type="float" office:value="0.2" calcext:value-type="float">
            <text:p>0,2</text:p>
          </table:table-cell>
          <table:table-cell table:formula="of:=IF(WEEKDAY([.A373];2)&lt; 6; 1; 0) * [.$J$3] *[.D373] *[.$J$7]" office:value-type="float" office:value="0" calcext:value-type="float">
            <text:p>0</text:p>
          </table:table-cell>
          <table:table-cell table:formula="of:=IF(WEEKDAY([.A373];2) = 7; 150; 0)" office:value-type="float" office:value="150" calcext:value-type="float">
            <text:p>150</text:p>
          </table:table-cell>
          <table:table-cell table:formula="of:=[.G372] -[.F373] +[.E373]" office:value-type="float" office:value="71608" calcext:value-type="float">
            <text:p>7160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08" calcext:value-type="date">
            <text:p>8.01.2024</text:p>
          </table:table-cell>
          <table:table-cell table:formula="of:=[.A374]" office:value-type="date" office:date-value="2024-01-08" calcext:value-type="date">
            <text:p>01-08</text:p>
          </table:table-cell>
          <table:table-cell table:style-name="ce1" table:formula="of:=IF([.B374] &lt; DATE(YEAR([.A374]);3;21); &quot;ZIMA&quot;; IF([.B374] &lt; DATE(YEAR([.A374]);6;21);&quot;WIOSNA&quot; ; IF([.B374] &lt; DATE(YEAR([.A374]);9;23); &quot;LATO&quot;; IF([.B374] &lt; DATE(YEAR([.A374]);12;21);&quot;JESIEŃ&quot;; &quot;ZIMA&quot;))))" office:value-type="string" office:string-value="ZIMA" calcext:value-type="string">
            <text:p>ZIMA</text:p>
          </table:table-cell>
          <table:table-cell table:formula="of:=IF([.C374] = &quot;ZIMA&quot;; 0.2; IF([.C374] = &quot;WIOSNA&quot;; 0.5; IF([.C374] = &quot;LATO&quot;; 0.9; 0.4)))" office:value-type="float" office:value="0.2" calcext:value-type="float">
            <text:p>0,2</text:p>
          </table:table-cell>
          <table:table-cell table:formula="of:=IF(WEEKDAY([.A374];2)&lt; 6; 1; 0) * [.$J$3] *[.D374] *[.$J$7]" office:value-type="float" office:value="132" calcext:value-type="float">
            <text:p>132</text:p>
          </table:table-cell>
          <table:table-cell table:formula="of:=IF(WEEKDAY([.A374];2) = 7; 150; 0)" office:value-type="float" office:value="0" calcext:value-type="float">
            <text:p>0</text:p>
          </table:table-cell>
          <table:table-cell table:formula="of:=[.G373] -[.F374] +[.E374]" office:value-type="float" office:value="71740" calcext:value-type="float">
            <text:p>717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09" calcext:value-type="date">
            <text:p>9.01.2024</text:p>
          </table:table-cell>
          <table:table-cell table:formula="of:=[.A375]" office:value-type="date" office:date-value="2024-01-09" calcext:value-type="date">
            <text:p>01-09</text:p>
          </table:table-cell>
          <table:table-cell table:style-name="ce1" table:formula="of:=IF([.B375] &lt; DATE(YEAR([.A375]);3;21); &quot;ZIMA&quot;; IF([.B375] &lt; DATE(YEAR([.A375]);6;21);&quot;WIOSNA&quot; ; IF([.B375] &lt; DATE(YEAR([.A375]);9;23); &quot;LATO&quot;; IF([.B375] &lt; DATE(YEAR([.A375]);12;21);&quot;JESIEŃ&quot;; &quot;ZIMA&quot;))))" office:value-type="string" office:string-value="ZIMA" calcext:value-type="string">
            <text:p>ZIMA</text:p>
          </table:table-cell>
          <table:table-cell table:formula="of:=IF([.C375] = &quot;ZIMA&quot;; 0.2; IF([.C375] = &quot;WIOSNA&quot;; 0.5; IF([.C375] = &quot;LATO&quot;; 0.9; 0.4)))" office:value-type="float" office:value="0.2" calcext:value-type="float">
            <text:p>0,2</text:p>
          </table:table-cell>
          <table:table-cell table:formula="of:=IF(WEEKDAY([.A375];2)&lt; 6; 1; 0) * [.$J$3] *[.D375] *[.$J$7]" office:value-type="float" office:value="132" calcext:value-type="float">
            <text:p>132</text:p>
          </table:table-cell>
          <table:table-cell table:formula="of:=IF(WEEKDAY([.A375];2) = 7; 150; 0)" office:value-type="float" office:value="0" calcext:value-type="float">
            <text:p>0</text:p>
          </table:table-cell>
          <table:table-cell table:formula="of:=[.G374] -[.F375] +[.E375]" office:value-type="float" office:value="71872" calcext:value-type="float">
            <text:p>71872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10" calcext:value-type="date">
            <text:p>10.01.2024</text:p>
          </table:table-cell>
          <table:table-cell table:formula="of:=[.A376]" office:value-type="date" office:date-value="2024-01-10" calcext:value-type="date">
            <text:p>01-10</text:p>
          </table:table-cell>
          <table:table-cell table:style-name="ce1" table:formula="of:=IF([.B376] &lt; DATE(YEAR([.A376]);3;21); &quot;ZIMA&quot;; IF([.B376] &lt; DATE(YEAR([.A376]);6;21);&quot;WIOSNA&quot; ; IF([.B376] &lt; DATE(YEAR([.A376]);9;23); &quot;LATO&quot;; IF([.B376] &lt; DATE(YEAR([.A376]);12;21);&quot;JESIEŃ&quot;; &quot;ZIMA&quot;))))" office:value-type="string" office:string-value="ZIMA" calcext:value-type="string">
            <text:p>ZIMA</text:p>
          </table:table-cell>
          <table:table-cell table:formula="of:=IF([.C376] = &quot;ZIMA&quot;; 0.2; IF([.C376] = &quot;WIOSNA&quot;; 0.5; IF([.C376] = &quot;LATO&quot;; 0.9; 0.4)))" office:value-type="float" office:value="0.2" calcext:value-type="float">
            <text:p>0,2</text:p>
          </table:table-cell>
          <table:table-cell table:formula="of:=IF(WEEKDAY([.A376];2)&lt; 6; 1; 0) * [.$J$3] *[.D376] *[.$J$7]" office:value-type="float" office:value="132" calcext:value-type="float">
            <text:p>132</text:p>
          </table:table-cell>
          <table:table-cell table:formula="of:=IF(WEEKDAY([.A376];2) = 7; 150; 0)" office:value-type="float" office:value="0" calcext:value-type="float">
            <text:p>0</text:p>
          </table:table-cell>
          <table:table-cell table:formula="of:=[.G375] -[.F376] +[.E376]" office:value-type="float" office:value="72004" calcext:value-type="float">
            <text:p>7200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11" calcext:value-type="date">
            <text:p>11.01.2024</text:p>
          </table:table-cell>
          <table:table-cell table:formula="of:=[.A377]" office:value-type="date" office:date-value="2024-01-11" calcext:value-type="date">
            <text:p>01-11</text:p>
          </table:table-cell>
          <table:table-cell table:style-name="ce1" table:formula="of:=IF([.B377] &lt; DATE(YEAR([.A377]);3;21); &quot;ZIMA&quot;; IF([.B377] &lt; DATE(YEAR([.A377]);6;21);&quot;WIOSNA&quot; ; IF([.B377] &lt; DATE(YEAR([.A377]);9;23); &quot;LATO&quot;; IF([.B377] &lt; DATE(YEAR([.A377]);12;21);&quot;JESIEŃ&quot;; &quot;ZIMA&quot;))))" office:value-type="string" office:string-value="ZIMA" calcext:value-type="string">
            <text:p>ZIMA</text:p>
          </table:table-cell>
          <table:table-cell table:formula="of:=IF([.C377] = &quot;ZIMA&quot;; 0.2; IF([.C377] = &quot;WIOSNA&quot;; 0.5; IF([.C377] = &quot;LATO&quot;; 0.9; 0.4)))" office:value-type="float" office:value="0.2" calcext:value-type="float">
            <text:p>0,2</text:p>
          </table:table-cell>
          <table:table-cell table:formula="of:=IF(WEEKDAY([.A377];2)&lt; 6; 1; 0) * [.$J$3] *[.D377] *[.$J$7]" office:value-type="float" office:value="132" calcext:value-type="float">
            <text:p>132</text:p>
          </table:table-cell>
          <table:table-cell table:formula="of:=IF(WEEKDAY([.A377];2) = 7; 150; 0)" office:value-type="float" office:value="0" calcext:value-type="float">
            <text:p>0</text:p>
          </table:table-cell>
          <table:table-cell table:formula="of:=[.G376] -[.F377] +[.E377]" office:value-type="float" office:value="72136" calcext:value-type="float">
            <text:p>72136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12" calcext:value-type="date">
            <text:p>12.01.2024</text:p>
          </table:table-cell>
          <table:table-cell table:formula="of:=[.A378]" office:value-type="date" office:date-value="2024-01-12" calcext:value-type="date">
            <text:p>01-12</text:p>
          </table:table-cell>
          <table:table-cell table:style-name="ce1" table:formula="of:=IF([.B378] &lt; DATE(YEAR([.A378]);3;21); &quot;ZIMA&quot;; IF([.B378] &lt; DATE(YEAR([.A378]);6;21);&quot;WIOSNA&quot; ; IF([.B378] &lt; DATE(YEAR([.A378]);9;23); &quot;LATO&quot;; IF([.B378] &lt; DATE(YEAR([.A378]);12;21);&quot;JESIEŃ&quot;; &quot;ZIMA&quot;))))" office:value-type="string" office:string-value="ZIMA" calcext:value-type="string">
            <text:p>ZIMA</text:p>
          </table:table-cell>
          <table:table-cell table:formula="of:=IF([.C378] = &quot;ZIMA&quot;; 0.2; IF([.C378] = &quot;WIOSNA&quot;; 0.5; IF([.C378] = &quot;LATO&quot;; 0.9; 0.4)))" office:value-type="float" office:value="0.2" calcext:value-type="float">
            <text:p>0,2</text:p>
          </table:table-cell>
          <table:table-cell table:formula="of:=IF(WEEKDAY([.A378];2)&lt; 6; 1; 0) * [.$J$3] *[.D378] *[.$J$7]" office:value-type="float" office:value="132" calcext:value-type="float">
            <text:p>132</text:p>
          </table:table-cell>
          <table:table-cell table:formula="of:=IF(WEEKDAY([.A378];2) = 7; 150; 0)" office:value-type="float" office:value="0" calcext:value-type="float">
            <text:p>0</text:p>
          </table:table-cell>
          <table:table-cell table:formula="of:=[.G377] -[.F378] +[.E378]" office:value-type="float" office:value="72268" calcext:value-type="float">
            <text:p>7226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13" calcext:value-type="date">
            <text:p>13.01.2024</text:p>
          </table:table-cell>
          <table:table-cell table:formula="of:=[.A379]" office:value-type="date" office:date-value="2024-01-13" calcext:value-type="date">
            <text:p>01-13</text:p>
          </table:table-cell>
          <table:table-cell table:style-name="ce1" table:formula="of:=IF([.B379] &lt; DATE(YEAR([.A379]);3;21); &quot;ZIMA&quot;; IF([.B379] &lt; DATE(YEAR([.A379]);6;21);&quot;WIOSNA&quot; ; IF([.B379] &lt; DATE(YEAR([.A379]);9;23); &quot;LATO&quot;; IF([.B379] &lt; DATE(YEAR([.A379]);12;21);&quot;JESIEŃ&quot;; &quot;ZIMA&quot;))))" office:value-type="string" office:string-value="ZIMA" calcext:value-type="string">
            <text:p>ZIMA</text:p>
          </table:table-cell>
          <table:table-cell table:formula="of:=IF([.C379] = &quot;ZIMA&quot;; 0.2; IF([.C379] = &quot;WIOSNA&quot;; 0.5; IF([.C379] = &quot;LATO&quot;; 0.9; 0.4)))" office:value-type="float" office:value="0.2" calcext:value-type="float">
            <text:p>0,2</text:p>
          </table:table-cell>
          <table:table-cell table:formula="of:=IF(WEEKDAY([.A379];2)&lt; 6; 1; 0) * [.$J$3] *[.D379] *[.$J$7]" office:value-type="float" office:value="0" calcext:value-type="float">
            <text:p>0</text:p>
          </table:table-cell>
          <table:table-cell table:formula="of:=IF(WEEKDAY([.A379];2) = 7; 150; 0)" office:value-type="float" office:value="0" calcext:value-type="float">
            <text:p>0</text:p>
          </table:table-cell>
          <table:table-cell table:formula="of:=[.G378] -[.F379] +[.E379]" office:value-type="float" office:value="72268" calcext:value-type="float">
            <text:p>7226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14" calcext:value-type="date">
            <text:p>14.01.2024</text:p>
          </table:table-cell>
          <table:table-cell table:formula="of:=[.A380]" office:value-type="date" office:date-value="2024-01-14" calcext:value-type="date">
            <text:p>01-14</text:p>
          </table:table-cell>
          <table:table-cell table:style-name="ce1" table:formula="of:=IF([.B380] &lt; DATE(YEAR([.A380]);3;21); &quot;ZIMA&quot;; IF([.B380] &lt; DATE(YEAR([.A380]);6;21);&quot;WIOSNA&quot; ; IF([.B380] &lt; DATE(YEAR([.A380]);9;23); &quot;LATO&quot;; IF([.B380] &lt; DATE(YEAR([.A380]);12;21);&quot;JESIEŃ&quot;; &quot;ZIMA&quot;))))" office:value-type="string" office:string-value="ZIMA" calcext:value-type="string">
            <text:p>ZIMA</text:p>
          </table:table-cell>
          <table:table-cell table:formula="of:=IF([.C380] = &quot;ZIMA&quot;; 0.2; IF([.C380] = &quot;WIOSNA&quot;; 0.5; IF([.C380] = &quot;LATO&quot;; 0.9; 0.4)))" office:value-type="float" office:value="0.2" calcext:value-type="float">
            <text:p>0,2</text:p>
          </table:table-cell>
          <table:table-cell table:formula="of:=IF(WEEKDAY([.A380];2)&lt; 6; 1; 0) * [.$J$3] *[.D380] *[.$J$7]" office:value-type="float" office:value="0" calcext:value-type="float">
            <text:p>0</text:p>
          </table:table-cell>
          <table:table-cell table:formula="of:=IF(WEEKDAY([.A380];2) = 7; 150; 0)" office:value-type="float" office:value="150" calcext:value-type="float">
            <text:p>150</text:p>
          </table:table-cell>
          <table:table-cell table:formula="of:=[.G379] -[.F380] +[.E380]" office:value-type="float" office:value="72118" calcext:value-type="float">
            <text:p>7211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15" calcext:value-type="date">
            <text:p>15.01.2024</text:p>
          </table:table-cell>
          <table:table-cell table:formula="of:=[.A381]" office:value-type="date" office:date-value="2024-01-15" calcext:value-type="date">
            <text:p>01-15</text:p>
          </table:table-cell>
          <table:table-cell table:style-name="ce1" table:formula="of:=IF([.B381] &lt; DATE(YEAR([.A381]);3;21); &quot;ZIMA&quot;; IF([.B381] &lt; DATE(YEAR([.A381]);6;21);&quot;WIOSNA&quot; ; IF([.B381] &lt; DATE(YEAR([.A381]);9;23); &quot;LATO&quot;; IF([.B381] &lt; DATE(YEAR([.A381]);12;21);&quot;JESIEŃ&quot;; &quot;ZIMA&quot;))))" office:value-type="string" office:string-value="ZIMA" calcext:value-type="string">
            <text:p>ZIMA</text:p>
          </table:table-cell>
          <table:table-cell table:formula="of:=IF([.C381] = &quot;ZIMA&quot;; 0.2; IF([.C381] = &quot;WIOSNA&quot;; 0.5; IF([.C381] = &quot;LATO&quot;; 0.9; 0.4)))" office:value-type="float" office:value="0.2" calcext:value-type="float">
            <text:p>0,2</text:p>
          </table:table-cell>
          <table:table-cell table:formula="of:=IF(WEEKDAY([.A381];2)&lt; 6; 1; 0) * [.$J$3] *[.D381] *[.$J$7]" office:value-type="float" office:value="132" calcext:value-type="float">
            <text:p>132</text:p>
          </table:table-cell>
          <table:table-cell table:formula="of:=IF(WEEKDAY([.A381];2) = 7; 150; 0)" office:value-type="float" office:value="0" calcext:value-type="float">
            <text:p>0</text:p>
          </table:table-cell>
          <table:table-cell table:formula="of:=[.G380] -[.F381] +[.E381]" office:value-type="float" office:value="72250" calcext:value-type="float">
            <text:p>722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16" calcext:value-type="date">
            <text:p>16.01.2024</text:p>
          </table:table-cell>
          <table:table-cell table:formula="of:=[.A382]" office:value-type="date" office:date-value="2024-01-16" calcext:value-type="date">
            <text:p>01-16</text:p>
          </table:table-cell>
          <table:table-cell table:style-name="ce1" table:formula="of:=IF([.B382] &lt; DATE(YEAR([.A382]);3;21); &quot;ZIMA&quot;; IF([.B382] &lt; DATE(YEAR([.A382]);6;21);&quot;WIOSNA&quot; ; IF([.B382] &lt; DATE(YEAR([.A382]);9;23); &quot;LATO&quot;; IF([.B382] &lt; DATE(YEAR([.A382]);12;21);&quot;JESIEŃ&quot;; &quot;ZIMA&quot;))))" office:value-type="string" office:string-value="ZIMA" calcext:value-type="string">
            <text:p>ZIMA</text:p>
          </table:table-cell>
          <table:table-cell table:formula="of:=IF([.C382] = &quot;ZIMA&quot;; 0.2; IF([.C382] = &quot;WIOSNA&quot;; 0.5; IF([.C382] = &quot;LATO&quot;; 0.9; 0.4)))" office:value-type="float" office:value="0.2" calcext:value-type="float">
            <text:p>0,2</text:p>
          </table:table-cell>
          <table:table-cell table:formula="of:=IF(WEEKDAY([.A382];2)&lt; 6; 1; 0) * [.$J$3] *[.D382] *[.$J$7]" office:value-type="float" office:value="132" calcext:value-type="float">
            <text:p>132</text:p>
          </table:table-cell>
          <table:table-cell table:formula="of:=IF(WEEKDAY([.A382];2) = 7; 150; 0)" office:value-type="float" office:value="0" calcext:value-type="float">
            <text:p>0</text:p>
          </table:table-cell>
          <table:table-cell table:formula="of:=[.G381] -[.F382] +[.E382]" office:value-type="float" office:value="72382" calcext:value-type="float">
            <text:p>72382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17" calcext:value-type="date">
            <text:p>17.01.2024</text:p>
          </table:table-cell>
          <table:table-cell table:formula="of:=[.A383]" office:value-type="date" office:date-value="2024-01-17" calcext:value-type="date">
            <text:p>01-17</text:p>
          </table:table-cell>
          <table:table-cell table:style-name="ce1" table:formula="of:=IF([.B383] &lt; DATE(YEAR([.A383]);3;21); &quot;ZIMA&quot;; IF([.B383] &lt; DATE(YEAR([.A383]);6;21);&quot;WIOSNA&quot; ; IF([.B383] &lt; DATE(YEAR([.A383]);9;23); &quot;LATO&quot;; IF([.B383] &lt; DATE(YEAR([.A383]);12;21);&quot;JESIEŃ&quot;; &quot;ZIMA&quot;))))" office:value-type="string" office:string-value="ZIMA" calcext:value-type="string">
            <text:p>ZIMA</text:p>
          </table:table-cell>
          <table:table-cell table:formula="of:=IF([.C383] = &quot;ZIMA&quot;; 0.2; IF([.C383] = &quot;WIOSNA&quot;; 0.5; IF([.C383] = &quot;LATO&quot;; 0.9; 0.4)))" office:value-type="float" office:value="0.2" calcext:value-type="float">
            <text:p>0,2</text:p>
          </table:table-cell>
          <table:table-cell table:formula="of:=IF(WEEKDAY([.A383];2)&lt; 6; 1; 0) * [.$J$3] *[.D383] *[.$J$7]" office:value-type="float" office:value="132" calcext:value-type="float">
            <text:p>132</text:p>
          </table:table-cell>
          <table:table-cell table:formula="of:=IF(WEEKDAY([.A383];2) = 7; 150; 0)" office:value-type="float" office:value="0" calcext:value-type="float">
            <text:p>0</text:p>
          </table:table-cell>
          <table:table-cell table:formula="of:=[.G382] -[.F383] +[.E383]" office:value-type="float" office:value="72514" calcext:value-type="float">
            <text:p>7251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18" calcext:value-type="date">
            <text:p>18.01.2024</text:p>
          </table:table-cell>
          <table:table-cell table:formula="of:=[.A384]" office:value-type="date" office:date-value="2024-01-18" calcext:value-type="date">
            <text:p>01-18</text:p>
          </table:table-cell>
          <table:table-cell table:style-name="ce1" table:formula="of:=IF([.B384] &lt; DATE(YEAR([.A384]);3;21); &quot;ZIMA&quot;; IF([.B384] &lt; DATE(YEAR([.A384]);6;21);&quot;WIOSNA&quot; ; IF([.B384] &lt; DATE(YEAR([.A384]);9;23); &quot;LATO&quot;; IF([.B384] &lt; DATE(YEAR([.A384]);12;21);&quot;JESIEŃ&quot;; &quot;ZIMA&quot;))))" office:value-type="string" office:string-value="ZIMA" calcext:value-type="string">
            <text:p>ZIMA</text:p>
          </table:table-cell>
          <table:table-cell table:formula="of:=IF([.C384] = &quot;ZIMA&quot;; 0.2; IF([.C384] = &quot;WIOSNA&quot;; 0.5; IF([.C384] = &quot;LATO&quot;; 0.9; 0.4)))" office:value-type="float" office:value="0.2" calcext:value-type="float">
            <text:p>0,2</text:p>
          </table:table-cell>
          <table:table-cell table:formula="of:=IF(WEEKDAY([.A384];2)&lt; 6; 1; 0) * [.$J$3] *[.D384] *[.$J$7]" office:value-type="float" office:value="132" calcext:value-type="float">
            <text:p>132</text:p>
          </table:table-cell>
          <table:table-cell table:formula="of:=IF(WEEKDAY([.A384];2) = 7; 150; 0)" office:value-type="float" office:value="0" calcext:value-type="float">
            <text:p>0</text:p>
          </table:table-cell>
          <table:table-cell table:formula="of:=[.G383] -[.F384] +[.E384]" office:value-type="float" office:value="72646" calcext:value-type="float">
            <text:p>72646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19" calcext:value-type="date">
            <text:p>19.01.2024</text:p>
          </table:table-cell>
          <table:table-cell table:formula="of:=[.A385]" office:value-type="date" office:date-value="2024-01-19" calcext:value-type="date">
            <text:p>01-19</text:p>
          </table:table-cell>
          <table:table-cell table:style-name="ce1" table:formula="of:=IF([.B385] &lt; DATE(YEAR([.A385]);3;21); &quot;ZIMA&quot;; IF([.B385] &lt; DATE(YEAR([.A385]);6;21);&quot;WIOSNA&quot; ; IF([.B385] &lt; DATE(YEAR([.A385]);9;23); &quot;LATO&quot;; IF([.B385] &lt; DATE(YEAR([.A385]);12;21);&quot;JESIEŃ&quot;; &quot;ZIMA&quot;))))" office:value-type="string" office:string-value="ZIMA" calcext:value-type="string">
            <text:p>ZIMA</text:p>
          </table:table-cell>
          <table:table-cell table:formula="of:=IF([.C385] = &quot;ZIMA&quot;; 0.2; IF([.C385] = &quot;WIOSNA&quot;; 0.5; IF([.C385] = &quot;LATO&quot;; 0.9; 0.4)))" office:value-type="float" office:value="0.2" calcext:value-type="float">
            <text:p>0,2</text:p>
          </table:table-cell>
          <table:table-cell table:formula="of:=IF(WEEKDAY([.A385];2)&lt; 6; 1; 0) * [.$J$3] *[.D385] *[.$J$7]" office:value-type="float" office:value="132" calcext:value-type="float">
            <text:p>132</text:p>
          </table:table-cell>
          <table:table-cell table:formula="of:=IF(WEEKDAY([.A385];2) = 7; 150; 0)" office:value-type="float" office:value="0" calcext:value-type="float">
            <text:p>0</text:p>
          </table:table-cell>
          <table:table-cell table:formula="of:=[.G384] -[.F385] +[.E385]" office:value-type="float" office:value="72778" calcext:value-type="float">
            <text:p>7277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20" calcext:value-type="date">
            <text:p>20.01.2024</text:p>
          </table:table-cell>
          <table:table-cell table:formula="of:=[.A386]" office:value-type="date" office:date-value="2024-01-20" calcext:value-type="date">
            <text:p>01-20</text:p>
          </table:table-cell>
          <table:table-cell table:style-name="ce1" table:formula="of:=IF([.B386] &lt; DATE(YEAR([.A386]);3;21); &quot;ZIMA&quot;; IF([.B386] &lt; DATE(YEAR([.A386]);6;21);&quot;WIOSNA&quot; ; IF([.B386] &lt; DATE(YEAR([.A386]);9;23); &quot;LATO&quot;; IF([.B386] &lt; DATE(YEAR([.A386]);12;21);&quot;JESIEŃ&quot;; &quot;ZIMA&quot;))))" office:value-type="string" office:string-value="ZIMA" calcext:value-type="string">
            <text:p>ZIMA</text:p>
          </table:table-cell>
          <table:table-cell table:formula="of:=IF([.C386] = &quot;ZIMA&quot;; 0.2; IF([.C386] = &quot;WIOSNA&quot;; 0.5; IF([.C386] = &quot;LATO&quot;; 0.9; 0.4)))" office:value-type="float" office:value="0.2" calcext:value-type="float">
            <text:p>0,2</text:p>
          </table:table-cell>
          <table:table-cell table:formula="of:=IF(WEEKDAY([.A386];2)&lt; 6; 1; 0) * [.$J$3] *[.D386] *[.$J$7]" office:value-type="float" office:value="0" calcext:value-type="float">
            <text:p>0</text:p>
          </table:table-cell>
          <table:table-cell table:formula="of:=IF(WEEKDAY([.A386];2) = 7; 150; 0)" office:value-type="float" office:value="0" calcext:value-type="float">
            <text:p>0</text:p>
          </table:table-cell>
          <table:table-cell table:formula="of:=[.G385] -[.F386] +[.E386]" office:value-type="float" office:value="72778" calcext:value-type="float">
            <text:p>7277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21" calcext:value-type="date">
            <text:p>21.01.2024</text:p>
          </table:table-cell>
          <table:table-cell table:formula="of:=[.A387]" office:value-type="date" office:date-value="2024-01-21" calcext:value-type="date">
            <text:p>01-21</text:p>
          </table:table-cell>
          <table:table-cell table:style-name="ce1" table:formula="of:=IF([.B387] &lt; DATE(YEAR([.A387]);3;21); &quot;ZIMA&quot;; IF([.B387] &lt; DATE(YEAR([.A387]);6;21);&quot;WIOSNA&quot; ; IF([.B387] &lt; DATE(YEAR([.A387]);9;23); &quot;LATO&quot;; IF([.B387] &lt; DATE(YEAR([.A387]);12;21);&quot;JESIEŃ&quot;; &quot;ZIMA&quot;))))" office:value-type="string" office:string-value="ZIMA" calcext:value-type="string">
            <text:p>ZIMA</text:p>
          </table:table-cell>
          <table:table-cell table:formula="of:=IF([.C387] = &quot;ZIMA&quot;; 0.2; IF([.C387] = &quot;WIOSNA&quot;; 0.5; IF([.C387] = &quot;LATO&quot;; 0.9; 0.4)))" office:value-type="float" office:value="0.2" calcext:value-type="float">
            <text:p>0,2</text:p>
          </table:table-cell>
          <table:table-cell table:formula="of:=IF(WEEKDAY([.A387];2)&lt; 6; 1; 0) * [.$J$3] *[.D387] *[.$J$7]" office:value-type="float" office:value="0" calcext:value-type="float">
            <text:p>0</text:p>
          </table:table-cell>
          <table:table-cell table:formula="of:=IF(WEEKDAY([.A387];2) = 7; 150; 0)" office:value-type="float" office:value="150" calcext:value-type="float">
            <text:p>150</text:p>
          </table:table-cell>
          <table:table-cell table:formula="of:=[.G386] -[.F387] +[.E387]" office:value-type="float" office:value="72628" calcext:value-type="float">
            <text:p>7262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22" calcext:value-type="date">
            <text:p>22.01.2024</text:p>
          </table:table-cell>
          <table:table-cell table:formula="of:=[.A388]" office:value-type="date" office:date-value="2024-01-22" calcext:value-type="date">
            <text:p>01-22</text:p>
          </table:table-cell>
          <table:table-cell table:style-name="ce1" table:formula="of:=IF([.B388] &lt; DATE(YEAR([.A388]);3;21); &quot;ZIMA&quot;; IF([.B388] &lt; DATE(YEAR([.A388]);6;21);&quot;WIOSNA&quot; ; IF([.B388] &lt; DATE(YEAR([.A388]);9;23); &quot;LATO&quot;; IF([.B388] &lt; DATE(YEAR([.A388]);12;21);&quot;JESIEŃ&quot;; &quot;ZIMA&quot;))))" office:value-type="string" office:string-value="ZIMA" calcext:value-type="string">
            <text:p>ZIMA</text:p>
          </table:table-cell>
          <table:table-cell table:formula="of:=IF([.C388] = &quot;ZIMA&quot;; 0.2; IF([.C388] = &quot;WIOSNA&quot;; 0.5; IF([.C388] = &quot;LATO&quot;; 0.9; 0.4)))" office:value-type="float" office:value="0.2" calcext:value-type="float">
            <text:p>0,2</text:p>
          </table:table-cell>
          <table:table-cell table:formula="of:=IF(WEEKDAY([.A388];2)&lt; 6; 1; 0) * [.$J$3] *[.D388] *[.$J$7]" office:value-type="float" office:value="132" calcext:value-type="float">
            <text:p>132</text:p>
          </table:table-cell>
          <table:table-cell table:formula="of:=IF(WEEKDAY([.A388];2) = 7; 150; 0)" office:value-type="float" office:value="0" calcext:value-type="float">
            <text:p>0</text:p>
          </table:table-cell>
          <table:table-cell table:formula="of:=[.G387] -[.F388] +[.E388]" office:value-type="float" office:value="72760" calcext:value-type="float">
            <text:p>7276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23" calcext:value-type="date">
            <text:p>23.01.2024</text:p>
          </table:table-cell>
          <table:table-cell table:formula="of:=[.A389]" office:value-type="date" office:date-value="2024-01-23" calcext:value-type="date">
            <text:p>01-23</text:p>
          </table:table-cell>
          <table:table-cell table:style-name="ce1" table:formula="of:=IF([.B389] &lt; DATE(YEAR([.A389]);3;21); &quot;ZIMA&quot;; IF([.B389] &lt; DATE(YEAR([.A389]);6;21);&quot;WIOSNA&quot; ; IF([.B389] &lt; DATE(YEAR([.A389]);9;23); &quot;LATO&quot;; IF([.B389] &lt; DATE(YEAR([.A389]);12;21);&quot;JESIEŃ&quot;; &quot;ZIMA&quot;))))" office:value-type="string" office:string-value="ZIMA" calcext:value-type="string">
            <text:p>ZIMA</text:p>
          </table:table-cell>
          <table:table-cell table:formula="of:=IF([.C389] = &quot;ZIMA&quot;; 0.2; IF([.C389] = &quot;WIOSNA&quot;; 0.5; IF([.C389] = &quot;LATO&quot;; 0.9; 0.4)))" office:value-type="float" office:value="0.2" calcext:value-type="float">
            <text:p>0,2</text:p>
          </table:table-cell>
          <table:table-cell table:formula="of:=IF(WEEKDAY([.A389];2)&lt; 6; 1; 0) * [.$J$3] *[.D389] *[.$J$7]" office:value-type="float" office:value="132" calcext:value-type="float">
            <text:p>132</text:p>
          </table:table-cell>
          <table:table-cell table:formula="of:=IF(WEEKDAY([.A389];2) = 7; 150; 0)" office:value-type="float" office:value="0" calcext:value-type="float">
            <text:p>0</text:p>
          </table:table-cell>
          <table:table-cell table:formula="of:=[.G388] -[.F389] +[.E389]" office:value-type="float" office:value="72892" calcext:value-type="float">
            <text:p>72892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24" calcext:value-type="date">
            <text:p>24.01.2024</text:p>
          </table:table-cell>
          <table:table-cell table:formula="of:=[.A390]" office:value-type="date" office:date-value="2024-01-24" calcext:value-type="date">
            <text:p>01-24</text:p>
          </table:table-cell>
          <table:table-cell table:style-name="ce1" table:formula="of:=IF([.B390] &lt; DATE(YEAR([.A390]);3;21); &quot;ZIMA&quot;; IF([.B390] &lt; DATE(YEAR([.A390]);6;21);&quot;WIOSNA&quot; ; IF([.B390] &lt; DATE(YEAR([.A390]);9;23); &quot;LATO&quot;; IF([.B390] &lt; DATE(YEAR([.A390]);12;21);&quot;JESIEŃ&quot;; &quot;ZIMA&quot;))))" office:value-type="string" office:string-value="ZIMA" calcext:value-type="string">
            <text:p>ZIMA</text:p>
          </table:table-cell>
          <table:table-cell table:formula="of:=IF([.C390] = &quot;ZIMA&quot;; 0.2; IF([.C390] = &quot;WIOSNA&quot;; 0.5; IF([.C390] = &quot;LATO&quot;; 0.9; 0.4)))" office:value-type="float" office:value="0.2" calcext:value-type="float">
            <text:p>0,2</text:p>
          </table:table-cell>
          <table:table-cell table:formula="of:=IF(WEEKDAY([.A390];2)&lt; 6; 1; 0) * [.$J$3] *[.D390] *[.$J$7]" office:value-type="float" office:value="132" calcext:value-type="float">
            <text:p>132</text:p>
          </table:table-cell>
          <table:table-cell table:formula="of:=IF(WEEKDAY([.A390];2) = 7; 150; 0)" office:value-type="float" office:value="0" calcext:value-type="float">
            <text:p>0</text:p>
          </table:table-cell>
          <table:table-cell table:formula="of:=[.G389] -[.F390] +[.E390]" office:value-type="float" office:value="73024" calcext:value-type="float">
            <text:p>7302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25" calcext:value-type="date">
            <text:p>25.01.2024</text:p>
          </table:table-cell>
          <table:table-cell table:formula="of:=[.A391]" office:value-type="date" office:date-value="2024-01-25" calcext:value-type="date">
            <text:p>01-25</text:p>
          </table:table-cell>
          <table:table-cell table:style-name="ce1" table:formula="of:=IF([.B391] &lt; DATE(YEAR([.A391]);3;21); &quot;ZIMA&quot;; IF([.B391] &lt; DATE(YEAR([.A391]);6;21);&quot;WIOSNA&quot; ; IF([.B391] &lt; DATE(YEAR([.A391]);9;23); &quot;LATO&quot;; IF([.B391] &lt; DATE(YEAR([.A391]);12;21);&quot;JESIEŃ&quot;; &quot;ZIMA&quot;))))" office:value-type="string" office:string-value="ZIMA" calcext:value-type="string">
            <text:p>ZIMA</text:p>
          </table:table-cell>
          <table:table-cell table:formula="of:=IF([.C391] = &quot;ZIMA&quot;; 0.2; IF([.C391] = &quot;WIOSNA&quot;; 0.5; IF([.C391] = &quot;LATO&quot;; 0.9; 0.4)))" office:value-type="float" office:value="0.2" calcext:value-type="float">
            <text:p>0,2</text:p>
          </table:table-cell>
          <table:table-cell table:formula="of:=IF(WEEKDAY([.A391];2)&lt; 6; 1; 0) * [.$J$3] *[.D391] *[.$J$7]" office:value-type="float" office:value="132" calcext:value-type="float">
            <text:p>132</text:p>
          </table:table-cell>
          <table:table-cell table:formula="of:=IF(WEEKDAY([.A391];2) = 7; 150; 0)" office:value-type="float" office:value="0" calcext:value-type="float">
            <text:p>0</text:p>
          </table:table-cell>
          <table:table-cell table:formula="of:=[.G390] -[.F391] +[.E391]" office:value-type="float" office:value="73156" calcext:value-type="float">
            <text:p>73156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26" calcext:value-type="date">
            <text:p>26.01.2024</text:p>
          </table:table-cell>
          <table:table-cell table:formula="of:=[.A392]" office:value-type="date" office:date-value="2024-01-26" calcext:value-type="date">
            <text:p>01-26</text:p>
          </table:table-cell>
          <table:table-cell table:style-name="ce1" table:formula="of:=IF([.B392] &lt; DATE(YEAR([.A392]);3;21); &quot;ZIMA&quot;; IF([.B392] &lt; DATE(YEAR([.A392]);6;21);&quot;WIOSNA&quot; ; IF([.B392] &lt; DATE(YEAR([.A392]);9;23); &quot;LATO&quot;; IF([.B392] &lt; DATE(YEAR([.A392]);12;21);&quot;JESIEŃ&quot;; &quot;ZIMA&quot;))))" office:value-type="string" office:string-value="ZIMA" calcext:value-type="string">
            <text:p>ZIMA</text:p>
          </table:table-cell>
          <table:table-cell table:formula="of:=IF([.C392] = &quot;ZIMA&quot;; 0.2; IF([.C392] = &quot;WIOSNA&quot;; 0.5; IF([.C392] = &quot;LATO&quot;; 0.9; 0.4)))" office:value-type="float" office:value="0.2" calcext:value-type="float">
            <text:p>0,2</text:p>
          </table:table-cell>
          <table:table-cell table:formula="of:=IF(WEEKDAY([.A392];2)&lt; 6; 1; 0) * [.$J$3] *[.D392] *[.$J$7]" office:value-type="float" office:value="132" calcext:value-type="float">
            <text:p>132</text:p>
          </table:table-cell>
          <table:table-cell table:formula="of:=IF(WEEKDAY([.A392];2) = 7; 150; 0)" office:value-type="float" office:value="0" calcext:value-type="float">
            <text:p>0</text:p>
          </table:table-cell>
          <table:table-cell table:formula="of:=[.G391] -[.F392] +[.E392]" office:value-type="float" office:value="73288" calcext:value-type="float">
            <text:p>7328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27" calcext:value-type="date">
            <text:p>27.01.2024</text:p>
          </table:table-cell>
          <table:table-cell table:formula="of:=[.A393]" office:value-type="date" office:date-value="2024-01-27" calcext:value-type="date">
            <text:p>01-27</text:p>
          </table:table-cell>
          <table:table-cell table:style-name="ce1" table:formula="of:=IF([.B393] &lt; DATE(YEAR([.A393]);3;21); &quot;ZIMA&quot;; IF([.B393] &lt; DATE(YEAR([.A393]);6;21);&quot;WIOSNA&quot; ; IF([.B393] &lt; DATE(YEAR([.A393]);9;23); &quot;LATO&quot;; IF([.B393] &lt; DATE(YEAR([.A393]);12;21);&quot;JESIEŃ&quot;; &quot;ZIMA&quot;))))" office:value-type="string" office:string-value="ZIMA" calcext:value-type="string">
            <text:p>ZIMA</text:p>
          </table:table-cell>
          <table:table-cell table:formula="of:=IF([.C393] = &quot;ZIMA&quot;; 0.2; IF([.C393] = &quot;WIOSNA&quot;; 0.5; IF([.C393] = &quot;LATO&quot;; 0.9; 0.4)))" office:value-type="float" office:value="0.2" calcext:value-type="float">
            <text:p>0,2</text:p>
          </table:table-cell>
          <table:table-cell table:formula="of:=IF(WEEKDAY([.A393];2)&lt; 6; 1; 0) * [.$J$3] *[.D393] *[.$J$7]" office:value-type="float" office:value="0" calcext:value-type="float">
            <text:p>0</text:p>
          </table:table-cell>
          <table:table-cell table:formula="of:=IF(WEEKDAY([.A393];2) = 7; 150; 0)" office:value-type="float" office:value="0" calcext:value-type="float">
            <text:p>0</text:p>
          </table:table-cell>
          <table:table-cell table:formula="of:=[.G392] -[.F393] +[.E393]" office:value-type="float" office:value="73288" calcext:value-type="float">
            <text:p>7328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28" calcext:value-type="date">
            <text:p>28.01.2024</text:p>
          </table:table-cell>
          <table:table-cell table:formula="of:=[.A394]" office:value-type="date" office:date-value="2024-01-28" calcext:value-type="date">
            <text:p>01-28</text:p>
          </table:table-cell>
          <table:table-cell table:style-name="ce1" table:formula="of:=IF([.B394] &lt; DATE(YEAR([.A394]);3;21); &quot;ZIMA&quot;; IF([.B394] &lt; DATE(YEAR([.A394]);6;21);&quot;WIOSNA&quot; ; IF([.B394] &lt; DATE(YEAR([.A394]);9;23); &quot;LATO&quot;; IF([.B394] &lt; DATE(YEAR([.A394]);12;21);&quot;JESIEŃ&quot;; &quot;ZIMA&quot;))))" office:value-type="string" office:string-value="ZIMA" calcext:value-type="string">
            <text:p>ZIMA</text:p>
          </table:table-cell>
          <table:table-cell table:formula="of:=IF([.C394] = &quot;ZIMA&quot;; 0.2; IF([.C394] = &quot;WIOSNA&quot;; 0.5; IF([.C394] = &quot;LATO&quot;; 0.9; 0.4)))" office:value-type="float" office:value="0.2" calcext:value-type="float">
            <text:p>0,2</text:p>
          </table:table-cell>
          <table:table-cell table:formula="of:=IF(WEEKDAY([.A394];2)&lt; 6; 1; 0) * [.$J$3] *[.D394] *[.$J$7]" office:value-type="float" office:value="0" calcext:value-type="float">
            <text:p>0</text:p>
          </table:table-cell>
          <table:table-cell table:formula="of:=IF(WEEKDAY([.A394];2) = 7; 150; 0)" office:value-type="float" office:value="150" calcext:value-type="float">
            <text:p>150</text:p>
          </table:table-cell>
          <table:table-cell table:formula="of:=[.G393] -[.F394] +[.E394]" office:value-type="float" office:value="73138" calcext:value-type="float">
            <text:p>7313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29" calcext:value-type="date">
            <text:p>29.01.2024</text:p>
          </table:table-cell>
          <table:table-cell table:formula="of:=[.A395]" office:value-type="date" office:date-value="2024-01-29" calcext:value-type="date">
            <text:p>01-29</text:p>
          </table:table-cell>
          <table:table-cell table:style-name="ce1" table:formula="of:=IF([.B395] &lt; DATE(YEAR([.A395]);3;21); &quot;ZIMA&quot;; IF([.B395] &lt; DATE(YEAR([.A395]);6;21);&quot;WIOSNA&quot; ; IF([.B395] &lt; DATE(YEAR([.A395]);9;23); &quot;LATO&quot;; IF([.B395] &lt; DATE(YEAR([.A395]);12;21);&quot;JESIEŃ&quot;; &quot;ZIMA&quot;))))" office:value-type="string" office:string-value="ZIMA" calcext:value-type="string">
            <text:p>ZIMA</text:p>
          </table:table-cell>
          <table:table-cell table:formula="of:=IF([.C395] = &quot;ZIMA&quot;; 0.2; IF([.C395] = &quot;WIOSNA&quot;; 0.5; IF([.C395] = &quot;LATO&quot;; 0.9; 0.4)))" office:value-type="float" office:value="0.2" calcext:value-type="float">
            <text:p>0,2</text:p>
          </table:table-cell>
          <table:table-cell table:formula="of:=IF(WEEKDAY([.A395];2)&lt; 6; 1; 0) * [.$J$3] *[.D395] *[.$J$7]" office:value-type="float" office:value="132" calcext:value-type="float">
            <text:p>132</text:p>
          </table:table-cell>
          <table:table-cell table:formula="of:=IF(WEEKDAY([.A395];2) = 7; 150; 0)" office:value-type="float" office:value="0" calcext:value-type="float">
            <text:p>0</text:p>
          </table:table-cell>
          <table:table-cell table:formula="of:=[.G394] -[.F395] +[.E395]" office:value-type="float" office:value="73270" calcext:value-type="float">
            <text:p>7327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30" calcext:value-type="date">
            <text:p>30.01.2024</text:p>
          </table:table-cell>
          <table:table-cell table:formula="of:=[.A396]" office:value-type="date" office:date-value="2024-01-30" calcext:value-type="date">
            <text:p>01-30</text:p>
          </table:table-cell>
          <table:table-cell table:style-name="ce1" table:formula="of:=IF([.B396] &lt; DATE(YEAR([.A396]);3;21); &quot;ZIMA&quot;; IF([.B396] &lt; DATE(YEAR([.A396]);6;21);&quot;WIOSNA&quot; ; IF([.B396] &lt; DATE(YEAR([.A396]);9;23); &quot;LATO&quot;; IF([.B396] &lt; DATE(YEAR([.A396]);12;21);&quot;JESIEŃ&quot;; &quot;ZIMA&quot;))))" office:value-type="string" office:string-value="ZIMA" calcext:value-type="string">
            <text:p>ZIMA</text:p>
          </table:table-cell>
          <table:table-cell table:formula="of:=IF([.C396] = &quot;ZIMA&quot;; 0.2; IF([.C396] = &quot;WIOSNA&quot;; 0.5; IF([.C396] = &quot;LATO&quot;; 0.9; 0.4)))" office:value-type="float" office:value="0.2" calcext:value-type="float">
            <text:p>0,2</text:p>
          </table:table-cell>
          <table:table-cell table:formula="of:=IF(WEEKDAY([.A396];2)&lt; 6; 1; 0) * [.$J$3] *[.D396] *[.$J$7]" office:value-type="float" office:value="132" calcext:value-type="float">
            <text:p>132</text:p>
          </table:table-cell>
          <table:table-cell table:formula="of:=IF(WEEKDAY([.A396];2) = 7; 150; 0)" office:value-type="float" office:value="0" calcext:value-type="float">
            <text:p>0</text:p>
          </table:table-cell>
          <table:table-cell table:formula="of:=[.G395] -[.F396] +[.E396]" office:value-type="float" office:value="73402" calcext:value-type="float">
            <text:p>73402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31" calcext:value-type="date">
            <text:p>31.01.2024</text:p>
          </table:table-cell>
          <table:table-cell table:formula="of:=[.A397]" office:value-type="date" office:date-value="2024-01-31" calcext:value-type="date">
            <text:p>01-31</text:p>
          </table:table-cell>
          <table:table-cell table:style-name="ce1" table:formula="of:=IF([.B397] &lt; DATE(YEAR([.A397]);3;21); &quot;ZIMA&quot;; IF([.B397] &lt; DATE(YEAR([.A397]);6;21);&quot;WIOSNA&quot; ; IF([.B397] &lt; DATE(YEAR([.A397]);9;23); &quot;LATO&quot;; IF([.B397] &lt; DATE(YEAR([.A397]);12;21);&quot;JESIEŃ&quot;; &quot;ZIMA&quot;))))" office:value-type="string" office:string-value="ZIMA" calcext:value-type="string">
            <text:p>ZIMA</text:p>
          </table:table-cell>
          <table:table-cell table:formula="of:=IF([.C397] = &quot;ZIMA&quot;; 0.2; IF([.C397] = &quot;WIOSNA&quot;; 0.5; IF([.C397] = &quot;LATO&quot;; 0.9; 0.4)))" office:value-type="float" office:value="0.2" calcext:value-type="float">
            <text:p>0,2</text:p>
          </table:table-cell>
          <table:table-cell table:formula="of:=IF(WEEKDAY([.A397];2)&lt; 6; 1; 0) * [.$J$3] *[.D397] *[.$J$7]" office:value-type="float" office:value="132" calcext:value-type="float">
            <text:p>132</text:p>
          </table:table-cell>
          <table:table-cell table:formula="of:=IF(WEEKDAY([.A397];2) = 7; 150; 0)" office:value-type="float" office:value="0" calcext:value-type="float">
            <text:p>0</text:p>
          </table:table-cell>
          <table:table-cell table:formula="of:=[.G396] -[.F397] +[.E397]" office:value-type="float" office:value="73534" calcext:value-type="float">
            <text:p>7353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01" calcext:value-type="date">
            <text:p>1.02.2024</text:p>
          </table:table-cell>
          <table:table-cell table:formula="of:=[.A398]" office:value-type="date" office:date-value="2024-02-01" calcext:value-type="date">
            <text:p>02-01</text:p>
          </table:table-cell>
          <table:table-cell table:style-name="ce1" table:formula="of:=IF([.B398] &lt; DATE(YEAR([.A398]);3;21); &quot;ZIMA&quot;; IF([.B398] &lt; DATE(YEAR([.A398]);6;21);&quot;WIOSNA&quot; ; IF([.B398] &lt; DATE(YEAR([.A398]);9;23); &quot;LATO&quot;; IF([.B398] &lt; DATE(YEAR([.A398]);12;21);&quot;JESIEŃ&quot;; &quot;ZIMA&quot;))))" office:value-type="string" office:string-value="ZIMA" calcext:value-type="string">
            <text:p>ZIMA</text:p>
          </table:table-cell>
          <table:table-cell table:formula="of:=IF([.C398] = &quot;ZIMA&quot;; 0.2; IF([.C398] = &quot;WIOSNA&quot;; 0.5; IF([.C398] = &quot;LATO&quot;; 0.9; 0.4)))" office:value-type="float" office:value="0.2" calcext:value-type="float">
            <text:p>0,2</text:p>
          </table:table-cell>
          <table:table-cell table:formula="of:=IF(WEEKDAY([.A398];2)&lt; 6; 1; 0) * [.$J$3] *[.D398] *[.$J$7]" office:value-type="float" office:value="132" calcext:value-type="float">
            <text:p>132</text:p>
          </table:table-cell>
          <table:table-cell table:formula="of:=IF(WEEKDAY([.A398];2) = 7; 150; 0)" office:value-type="float" office:value="0" calcext:value-type="float">
            <text:p>0</text:p>
          </table:table-cell>
          <table:table-cell table:formula="of:=[.G397] -[.F398] +[.E398]" office:value-type="float" office:value="73666" calcext:value-type="float">
            <text:p>73666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02" calcext:value-type="date">
            <text:p>2.02.2024</text:p>
          </table:table-cell>
          <table:table-cell table:formula="of:=[.A399]" office:value-type="date" office:date-value="2024-02-02" calcext:value-type="date">
            <text:p>02-02</text:p>
          </table:table-cell>
          <table:table-cell table:style-name="ce1" table:formula="of:=IF([.B399] &lt; DATE(YEAR([.A399]);3;21); &quot;ZIMA&quot;; IF([.B399] &lt; DATE(YEAR([.A399]);6;21);&quot;WIOSNA&quot; ; IF([.B399] &lt; DATE(YEAR([.A399]);9;23); &quot;LATO&quot;; IF([.B399] &lt; DATE(YEAR([.A399]);12;21);&quot;JESIEŃ&quot;; &quot;ZIMA&quot;))))" office:value-type="string" office:string-value="ZIMA" calcext:value-type="string">
            <text:p>ZIMA</text:p>
          </table:table-cell>
          <table:table-cell table:formula="of:=IF([.C399] = &quot;ZIMA&quot;; 0.2; IF([.C399] = &quot;WIOSNA&quot;; 0.5; IF([.C399] = &quot;LATO&quot;; 0.9; 0.4)))" office:value-type="float" office:value="0.2" calcext:value-type="float">
            <text:p>0,2</text:p>
          </table:table-cell>
          <table:table-cell table:formula="of:=IF(WEEKDAY([.A399];2)&lt; 6; 1; 0) * [.$J$3] *[.D399] *[.$J$7]" office:value-type="float" office:value="132" calcext:value-type="float">
            <text:p>132</text:p>
          </table:table-cell>
          <table:table-cell table:formula="of:=IF(WEEKDAY([.A399];2) = 7; 150; 0)" office:value-type="float" office:value="0" calcext:value-type="float">
            <text:p>0</text:p>
          </table:table-cell>
          <table:table-cell table:formula="of:=[.G398] -[.F399] +[.E399]" office:value-type="float" office:value="73798" calcext:value-type="float">
            <text:p>7379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03" calcext:value-type="date">
            <text:p>3.02.2024</text:p>
          </table:table-cell>
          <table:table-cell table:formula="of:=[.A400]" office:value-type="date" office:date-value="2024-02-03" calcext:value-type="date">
            <text:p>02-03</text:p>
          </table:table-cell>
          <table:table-cell table:style-name="ce1" table:formula="of:=IF([.B400] &lt; DATE(YEAR([.A400]);3;21); &quot;ZIMA&quot;; IF([.B400] &lt; DATE(YEAR([.A400]);6;21);&quot;WIOSNA&quot; ; IF([.B400] &lt; DATE(YEAR([.A400]);9;23); &quot;LATO&quot;; IF([.B400] &lt; DATE(YEAR([.A400]);12;21);&quot;JESIEŃ&quot;; &quot;ZIMA&quot;))))" office:value-type="string" office:string-value="ZIMA" calcext:value-type="string">
            <text:p>ZIMA</text:p>
          </table:table-cell>
          <table:table-cell table:formula="of:=IF([.C400] = &quot;ZIMA&quot;; 0.2; IF([.C400] = &quot;WIOSNA&quot;; 0.5; IF([.C400] = &quot;LATO&quot;; 0.9; 0.4)))" office:value-type="float" office:value="0.2" calcext:value-type="float">
            <text:p>0,2</text:p>
          </table:table-cell>
          <table:table-cell table:formula="of:=IF(WEEKDAY([.A400];2)&lt; 6; 1; 0) * [.$J$3] *[.D400] *[.$J$7]" office:value-type="float" office:value="0" calcext:value-type="float">
            <text:p>0</text:p>
          </table:table-cell>
          <table:table-cell table:formula="of:=IF(WEEKDAY([.A400];2) = 7; 150; 0)" office:value-type="float" office:value="0" calcext:value-type="float">
            <text:p>0</text:p>
          </table:table-cell>
          <table:table-cell table:formula="of:=[.G399] -[.F400] +[.E400]" office:value-type="float" office:value="73798" calcext:value-type="float">
            <text:p>7379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04" calcext:value-type="date">
            <text:p>4.02.2024</text:p>
          </table:table-cell>
          <table:table-cell table:formula="of:=[.A401]" office:value-type="date" office:date-value="2024-02-04" calcext:value-type="date">
            <text:p>02-04</text:p>
          </table:table-cell>
          <table:table-cell table:style-name="ce1" table:formula="of:=IF([.B401] &lt; DATE(YEAR([.A401]);3;21); &quot;ZIMA&quot;; IF([.B401] &lt; DATE(YEAR([.A401]);6;21);&quot;WIOSNA&quot; ; IF([.B401] &lt; DATE(YEAR([.A401]);9;23); &quot;LATO&quot;; IF([.B401] &lt; DATE(YEAR([.A401]);12;21);&quot;JESIEŃ&quot;; &quot;ZIMA&quot;))))" office:value-type="string" office:string-value="ZIMA" calcext:value-type="string">
            <text:p>ZIMA</text:p>
          </table:table-cell>
          <table:table-cell table:formula="of:=IF([.C401] = &quot;ZIMA&quot;; 0.2; IF([.C401] = &quot;WIOSNA&quot;; 0.5; IF([.C401] = &quot;LATO&quot;; 0.9; 0.4)))" office:value-type="float" office:value="0.2" calcext:value-type="float">
            <text:p>0,2</text:p>
          </table:table-cell>
          <table:table-cell table:formula="of:=IF(WEEKDAY([.A401];2)&lt; 6; 1; 0) * [.$J$3] *[.D401] *[.$J$7]" office:value-type="float" office:value="0" calcext:value-type="float">
            <text:p>0</text:p>
          </table:table-cell>
          <table:table-cell table:formula="of:=IF(WEEKDAY([.A401];2) = 7; 150; 0)" office:value-type="float" office:value="150" calcext:value-type="float">
            <text:p>150</text:p>
          </table:table-cell>
          <table:table-cell table:formula="of:=[.G400] -[.F401] +[.E401]" office:value-type="float" office:value="73648" calcext:value-type="float">
            <text:p>7364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05" calcext:value-type="date">
            <text:p>5.02.2024</text:p>
          </table:table-cell>
          <table:table-cell table:formula="of:=[.A402]" office:value-type="date" office:date-value="2024-02-05" calcext:value-type="date">
            <text:p>02-05</text:p>
          </table:table-cell>
          <table:table-cell table:style-name="ce1" table:formula="of:=IF([.B402] &lt; DATE(YEAR([.A402]);3;21); &quot;ZIMA&quot;; IF([.B402] &lt; DATE(YEAR([.A402]);6;21);&quot;WIOSNA&quot; ; IF([.B402] &lt; DATE(YEAR([.A402]);9;23); &quot;LATO&quot;; IF([.B402] &lt; DATE(YEAR([.A402]);12;21);&quot;JESIEŃ&quot;; &quot;ZIMA&quot;))))" office:value-type="string" office:string-value="ZIMA" calcext:value-type="string">
            <text:p>ZIMA</text:p>
          </table:table-cell>
          <table:table-cell table:formula="of:=IF([.C402] = &quot;ZIMA&quot;; 0.2; IF([.C402] = &quot;WIOSNA&quot;; 0.5; IF([.C402] = &quot;LATO&quot;; 0.9; 0.4)))" office:value-type="float" office:value="0.2" calcext:value-type="float">
            <text:p>0,2</text:p>
          </table:table-cell>
          <table:table-cell table:formula="of:=IF(WEEKDAY([.A402];2)&lt; 6; 1; 0) * [.$J$3] *[.D402] *[.$J$7]" office:value-type="float" office:value="132" calcext:value-type="float">
            <text:p>132</text:p>
          </table:table-cell>
          <table:table-cell table:formula="of:=IF(WEEKDAY([.A402];2) = 7; 150; 0)" office:value-type="float" office:value="0" calcext:value-type="float">
            <text:p>0</text:p>
          </table:table-cell>
          <table:table-cell table:formula="of:=[.G401] -[.F402] +[.E402]" office:value-type="float" office:value="73780" calcext:value-type="float">
            <text:p>7378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06" calcext:value-type="date">
            <text:p>6.02.2024</text:p>
          </table:table-cell>
          <table:table-cell table:formula="of:=[.A403]" office:value-type="date" office:date-value="2024-02-06" calcext:value-type="date">
            <text:p>02-06</text:p>
          </table:table-cell>
          <table:table-cell table:style-name="ce1" table:formula="of:=IF([.B403] &lt; DATE(YEAR([.A403]);3;21); &quot;ZIMA&quot;; IF([.B403] &lt; DATE(YEAR([.A403]);6;21);&quot;WIOSNA&quot; ; IF([.B403] &lt; DATE(YEAR([.A403]);9;23); &quot;LATO&quot;; IF([.B403] &lt; DATE(YEAR([.A403]);12;21);&quot;JESIEŃ&quot;; &quot;ZIMA&quot;))))" office:value-type="string" office:string-value="ZIMA" calcext:value-type="string">
            <text:p>ZIMA</text:p>
          </table:table-cell>
          <table:table-cell table:formula="of:=IF([.C403] = &quot;ZIMA&quot;; 0.2; IF([.C403] = &quot;WIOSNA&quot;; 0.5; IF([.C403] = &quot;LATO&quot;; 0.9; 0.4)))" office:value-type="float" office:value="0.2" calcext:value-type="float">
            <text:p>0,2</text:p>
          </table:table-cell>
          <table:table-cell table:formula="of:=IF(WEEKDAY([.A403];2)&lt; 6; 1; 0) * [.$J$3] *[.D403] *[.$J$7]" office:value-type="float" office:value="132" calcext:value-type="float">
            <text:p>132</text:p>
          </table:table-cell>
          <table:table-cell table:formula="of:=IF(WEEKDAY([.A403];2) = 7; 150; 0)" office:value-type="float" office:value="0" calcext:value-type="float">
            <text:p>0</text:p>
          </table:table-cell>
          <table:table-cell table:formula="of:=[.G402] -[.F403] +[.E403]" office:value-type="float" office:value="73912" calcext:value-type="float">
            <text:p>73912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07" calcext:value-type="date">
            <text:p>7.02.2024</text:p>
          </table:table-cell>
          <table:table-cell table:formula="of:=[.A404]" office:value-type="date" office:date-value="2024-02-07" calcext:value-type="date">
            <text:p>02-07</text:p>
          </table:table-cell>
          <table:table-cell table:style-name="ce1" table:formula="of:=IF([.B404] &lt; DATE(YEAR([.A404]);3;21); &quot;ZIMA&quot;; IF([.B404] &lt; DATE(YEAR([.A404]);6;21);&quot;WIOSNA&quot; ; IF([.B404] &lt; DATE(YEAR([.A404]);9;23); &quot;LATO&quot;; IF([.B404] &lt; DATE(YEAR([.A404]);12;21);&quot;JESIEŃ&quot;; &quot;ZIMA&quot;))))" office:value-type="string" office:string-value="ZIMA" calcext:value-type="string">
            <text:p>ZIMA</text:p>
          </table:table-cell>
          <table:table-cell table:formula="of:=IF([.C404] = &quot;ZIMA&quot;; 0.2; IF([.C404] = &quot;WIOSNA&quot;; 0.5; IF([.C404] = &quot;LATO&quot;; 0.9; 0.4)))" office:value-type="float" office:value="0.2" calcext:value-type="float">
            <text:p>0,2</text:p>
          </table:table-cell>
          <table:table-cell table:formula="of:=IF(WEEKDAY([.A404];2)&lt; 6; 1; 0) * [.$J$3] *[.D404] *[.$J$7]" office:value-type="float" office:value="132" calcext:value-type="float">
            <text:p>132</text:p>
          </table:table-cell>
          <table:table-cell table:formula="of:=IF(WEEKDAY([.A404];2) = 7; 150; 0)" office:value-type="float" office:value="0" calcext:value-type="float">
            <text:p>0</text:p>
          </table:table-cell>
          <table:table-cell table:formula="of:=[.G403] -[.F404] +[.E404]" office:value-type="float" office:value="74044" calcext:value-type="float">
            <text:p>7404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08" calcext:value-type="date">
            <text:p>8.02.2024</text:p>
          </table:table-cell>
          <table:table-cell table:formula="of:=[.A405]" office:value-type="date" office:date-value="2024-02-08" calcext:value-type="date">
            <text:p>02-08</text:p>
          </table:table-cell>
          <table:table-cell table:style-name="ce1" table:formula="of:=IF([.B405] &lt; DATE(YEAR([.A405]);3;21); &quot;ZIMA&quot;; IF([.B405] &lt; DATE(YEAR([.A405]);6;21);&quot;WIOSNA&quot; ; IF([.B405] &lt; DATE(YEAR([.A405]);9;23); &quot;LATO&quot;; IF([.B405] &lt; DATE(YEAR([.A405]);12;21);&quot;JESIEŃ&quot;; &quot;ZIMA&quot;))))" office:value-type="string" office:string-value="ZIMA" calcext:value-type="string">
            <text:p>ZIMA</text:p>
          </table:table-cell>
          <table:table-cell table:formula="of:=IF([.C405] = &quot;ZIMA&quot;; 0.2; IF([.C405] = &quot;WIOSNA&quot;; 0.5; IF([.C405] = &quot;LATO&quot;; 0.9; 0.4)))" office:value-type="float" office:value="0.2" calcext:value-type="float">
            <text:p>0,2</text:p>
          </table:table-cell>
          <table:table-cell table:formula="of:=IF(WEEKDAY([.A405];2)&lt; 6; 1; 0) * [.$J$3] *[.D405] *[.$J$7]" office:value-type="float" office:value="132" calcext:value-type="float">
            <text:p>132</text:p>
          </table:table-cell>
          <table:table-cell table:formula="of:=IF(WEEKDAY([.A405];2) = 7; 150; 0)" office:value-type="float" office:value="0" calcext:value-type="float">
            <text:p>0</text:p>
          </table:table-cell>
          <table:table-cell table:formula="of:=[.G404] -[.F405] +[.E405]" office:value-type="float" office:value="74176" calcext:value-type="float">
            <text:p>74176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09" calcext:value-type="date">
            <text:p>9.02.2024</text:p>
          </table:table-cell>
          <table:table-cell table:formula="of:=[.A406]" office:value-type="date" office:date-value="2024-02-09" calcext:value-type="date">
            <text:p>02-09</text:p>
          </table:table-cell>
          <table:table-cell table:style-name="ce1" table:formula="of:=IF([.B406] &lt; DATE(YEAR([.A406]);3;21); &quot;ZIMA&quot;; IF([.B406] &lt; DATE(YEAR([.A406]);6;21);&quot;WIOSNA&quot; ; IF([.B406] &lt; DATE(YEAR([.A406]);9;23); &quot;LATO&quot;; IF([.B406] &lt; DATE(YEAR([.A406]);12;21);&quot;JESIEŃ&quot;; &quot;ZIMA&quot;))))" office:value-type="string" office:string-value="ZIMA" calcext:value-type="string">
            <text:p>ZIMA</text:p>
          </table:table-cell>
          <table:table-cell table:formula="of:=IF([.C406] = &quot;ZIMA&quot;; 0.2; IF([.C406] = &quot;WIOSNA&quot;; 0.5; IF([.C406] = &quot;LATO&quot;; 0.9; 0.4)))" office:value-type="float" office:value="0.2" calcext:value-type="float">
            <text:p>0,2</text:p>
          </table:table-cell>
          <table:table-cell table:formula="of:=IF(WEEKDAY([.A406];2)&lt; 6; 1; 0) * [.$J$3] *[.D406] *[.$J$7]" office:value-type="float" office:value="132" calcext:value-type="float">
            <text:p>132</text:p>
          </table:table-cell>
          <table:table-cell table:formula="of:=IF(WEEKDAY([.A406];2) = 7; 150; 0)" office:value-type="float" office:value="0" calcext:value-type="float">
            <text:p>0</text:p>
          </table:table-cell>
          <table:table-cell table:formula="of:=[.G405] -[.F406] +[.E406]" office:value-type="float" office:value="74308" calcext:value-type="float">
            <text:p>7430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10" calcext:value-type="date">
            <text:p>10.02.2024</text:p>
          </table:table-cell>
          <table:table-cell table:formula="of:=[.A407]" office:value-type="date" office:date-value="2024-02-10" calcext:value-type="date">
            <text:p>02-10</text:p>
          </table:table-cell>
          <table:table-cell table:style-name="ce1" table:formula="of:=IF([.B407] &lt; DATE(YEAR([.A407]);3;21); &quot;ZIMA&quot;; IF([.B407] &lt; DATE(YEAR([.A407]);6;21);&quot;WIOSNA&quot; ; IF([.B407] &lt; DATE(YEAR([.A407]);9;23); &quot;LATO&quot;; IF([.B407] &lt; DATE(YEAR([.A407]);12;21);&quot;JESIEŃ&quot;; &quot;ZIMA&quot;))))" office:value-type="string" office:string-value="ZIMA" calcext:value-type="string">
            <text:p>ZIMA</text:p>
          </table:table-cell>
          <table:table-cell table:formula="of:=IF([.C407] = &quot;ZIMA&quot;; 0.2; IF([.C407] = &quot;WIOSNA&quot;; 0.5; IF([.C407] = &quot;LATO&quot;; 0.9; 0.4)))" office:value-type="float" office:value="0.2" calcext:value-type="float">
            <text:p>0,2</text:p>
          </table:table-cell>
          <table:table-cell table:formula="of:=IF(WEEKDAY([.A407];2)&lt; 6; 1; 0) * [.$J$3] *[.D407] *[.$J$7]" office:value-type="float" office:value="0" calcext:value-type="float">
            <text:p>0</text:p>
          </table:table-cell>
          <table:table-cell table:formula="of:=IF(WEEKDAY([.A407];2) = 7; 150; 0)" office:value-type="float" office:value="0" calcext:value-type="float">
            <text:p>0</text:p>
          </table:table-cell>
          <table:table-cell table:formula="of:=[.G406] -[.F407] +[.E407]" office:value-type="float" office:value="74308" calcext:value-type="float">
            <text:p>7430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11" calcext:value-type="date">
            <text:p>11.02.2024</text:p>
          </table:table-cell>
          <table:table-cell table:formula="of:=[.A408]" office:value-type="date" office:date-value="2024-02-11" calcext:value-type="date">
            <text:p>02-11</text:p>
          </table:table-cell>
          <table:table-cell table:style-name="ce1" table:formula="of:=IF([.B408] &lt; DATE(YEAR([.A408]);3;21); &quot;ZIMA&quot;; IF([.B408] &lt; DATE(YEAR([.A408]);6;21);&quot;WIOSNA&quot; ; IF([.B408] &lt; DATE(YEAR([.A408]);9;23); &quot;LATO&quot;; IF([.B408] &lt; DATE(YEAR([.A408]);12;21);&quot;JESIEŃ&quot;; &quot;ZIMA&quot;))))" office:value-type="string" office:string-value="ZIMA" calcext:value-type="string">
            <text:p>ZIMA</text:p>
          </table:table-cell>
          <table:table-cell table:formula="of:=IF([.C408] = &quot;ZIMA&quot;; 0.2; IF([.C408] = &quot;WIOSNA&quot;; 0.5; IF([.C408] = &quot;LATO&quot;; 0.9; 0.4)))" office:value-type="float" office:value="0.2" calcext:value-type="float">
            <text:p>0,2</text:p>
          </table:table-cell>
          <table:table-cell table:formula="of:=IF(WEEKDAY([.A408];2)&lt; 6; 1; 0) * [.$J$3] *[.D408] *[.$J$7]" office:value-type="float" office:value="0" calcext:value-type="float">
            <text:p>0</text:p>
          </table:table-cell>
          <table:table-cell table:formula="of:=IF(WEEKDAY([.A408];2) = 7; 150; 0)" office:value-type="float" office:value="150" calcext:value-type="float">
            <text:p>150</text:p>
          </table:table-cell>
          <table:table-cell table:formula="of:=[.G407] -[.F408] +[.E408]" office:value-type="float" office:value="74158" calcext:value-type="float">
            <text:p>7415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12" calcext:value-type="date">
            <text:p>12.02.2024</text:p>
          </table:table-cell>
          <table:table-cell table:formula="of:=[.A409]" office:value-type="date" office:date-value="2024-02-12" calcext:value-type="date">
            <text:p>02-12</text:p>
          </table:table-cell>
          <table:table-cell table:style-name="ce1" table:formula="of:=IF([.B409] &lt; DATE(YEAR([.A409]);3;21); &quot;ZIMA&quot;; IF([.B409] &lt; DATE(YEAR([.A409]);6;21);&quot;WIOSNA&quot; ; IF([.B409] &lt; DATE(YEAR([.A409]);9;23); &quot;LATO&quot;; IF([.B409] &lt; DATE(YEAR([.A409]);12;21);&quot;JESIEŃ&quot;; &quot;ZIMA&quot;))))" office:value-type="string" office:string-value="ZIMA" calcext:value-type="string">
            <text:p>ZIMA</text:p>
          </table:table-cell>
          <table:table-cell table:formula="of:=IF([.C409] = &quot;ZIMA&quot;; 0.2; IF([.C409] = &quot;WIOSNA&quot;; 0.5; IF([.C409] = &quot;LATO&quot;; 0.9; 0.4)))" office:value-type="float" office:value="0.2" calcext:value-type="float">
            <text:p>0,2</text:p>
          </table:table-cell>
          <table:table-cell table:formula="of:=IF(WEEKDAY([.A409];2)&lt; 6; 1; 0) * [.$J$3] *[.D409] *[.$J$7]" office:value-type="float" office:value="132" calcext:value-type="float">
            <text:p>132</text:p>
          </table:table-cell>
          <table:table-cell table:formula="of:=IF(WEEKDAY([.A409];2) = 7; 150; 0)" office:value-type="float" office:value="0" calcext:value-type="float">
            <text:p>0</text:p>
          </table:table-cell>
          <table:table-cell table:formula="of:=[.G408] -[.F409] +[.E409]" office:value-type="float" office:value="74290" calcext:value-type="float">
            <text:p>742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13" calcext:value-type="date">
            <text:p>13.02.2024</text:p>
          </table:table-cell>
          <table:table-cell table:formula="of:=[.A410]" office:value-type="date" office:date-value="2024-02-13" calcext:value-type="date">
            <text:p>02-13</text:p>
          </table:table-cell>
          <table:table-cell table:style-name="ce1" table:formula="of:=IF([.B410] &lt; DATE(YEAR([.A410]);3;21); &quot;ZIMA&quot;; IF([.B410] &lt; DATE(YEAR([.A410]);6;21);&quot;WIOSNA&quot; ; IF([.B410] &lt; DATE(YEAR([.A410]);9;23); &quot;LATO&quot;; IF([.B410] &lt; DATE(YEAR([.A410]);12;21);&quot;JESIEŃ&quot;; &quot;ZIMA&quot;))))" office:value-type="string" office:string-value="ZIMA" calcext:value-type="string">
            <text:p>ZIMA</text:p>
          </table:table-cell>
          <table:table-cell table:formula="of:=IF([.C410] = &quot;ZIMA&quot;; 0.2; IF([.C410] = &quot;WIOSNA&quot;; 0.5; IF([.C410] = &quot;LATO&quot;; 0.9; 0.4)))" office:value-type="float" office:value="0.2" calcext:value-type="float">
            <text:p>0,2</text:p>
          </table:table-cell>
          <table:table-cell table:formula="of:=IF(WEEKDAY([.A410];2)&lt; 6; 1; 0) * [.$J$3] *[.D410] *[.$J$7]" office:value-type="float" office:value="132" calcext:value-type="float">
            <text:p>132</text:p>
          </table:table-cell>
          <table:table-cell table:formula="of:=IF(WEEKDAY([.A410];2) = 7; 150; 0)" office:value-type="float" office:value="0" calcext:value-type="float">
            <text:p>0</text:p>
          </table:table-cell>
          <table:table-cell table:formula="of:=[.G409] -[.F410] +[.E410]" office:value-type="float" office:value="74422" calcext:value-type="float">
            <text:p>74422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14" calcext:value-type="date">
            <text:p>14.02.2024</text:p>
          </table:table-cell>
          <table:table-cell table:formula="of:=[.A411]" office:value-type="date" office:date-value="2024-02-14" calcext:value-type="date">
            <text:p>02-14</text:p>
          </table:table-cell>
          <table:table-cell table:style-name="ce1" table:formula="of:=IF([.B411] &lt; DATE(YEAR([.A411]);3;21); &quot;ZIMA&quot;; IF([.B411] &lt; DATE(YEAR([.A411]);6;21);&quot;WIOSNA&quot; ; IF([.B411] &lt; DATE(YEAR([.A411]);9;23); &quot;LATO&quot;; IF([.B411] &lt; DATE(YEAR([.A411]);12;21);&quot;JESIEŃ&quot;; &quot;ZIMA&quot;))))" office:value-type="string" office:string-value="ZIMA" calcext:value-type="string">
            <text:p>ZIMA</text:p>
          </table:table-cell>
          <table:table-cell table:formula="of:=IF([.C411] = &quot;ZIMA&quot;; 0.2; IF([.C411] = &quot;WIOSNA&quot;; 0.5; IF([.C411] = &quot;LATO&quot;; 0.9; 0.4)))" office:value-type="float" office:value="0.2" calcext:value-type="float">
            <text:p>0,2</text:p>
          </table:table-cell>
          <table:table-cell table:formula="of:=IF(WEEKDAY([.A411];2)&lt; 6; 1; 0) * [.$J$3] *[.D411] *[.$J$7]" office:value-type="float" office:value="132" calcext:value-type="float">
            <text:p>132</text:p>
          </table:table-cell>
          <table:table-cell table:formula="of:=IF(WEEKDAY([.A411];2) = 7; 150; 0)" office:value-type="float" office:value="0" calcext:value-type="float">
            <text:p>0</text:p>
          </table:table-cell>
          <table:table-cell table:formula="of:=[.G410] -[.F411] +[.E411]" office:value-type="float" office:value="74554" calcext:value-type="float">
            <text:p>7455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15" calcext:value-type="date">
            <text:p>15.02.2024</text:p>
          </table:table-cell>
          <table:table-cell table:formula="of:=[.A412]" office:value-type="date" office:date-value="2024-02-15" calcext:value-type="date">
            <text:p>02-15</text:p>
          </table:table-cell>
          <table:table-cell table:style-name="ce1" table:formula="of:=IF([.B412] &lt; DATE(YEAR([.A412]);3;21); &quot;ZIMA&quot;; IF([.B412] &lt; DATE(YEAR([.A412]);6;21);&quot;WIOSNA&quot; ; IF([.B412] &lt; DATE(YEAR([.A412]);9;23); &quot;LATO&quot;; IF([.B412] &lt; DATE(YEAR([.A412]);12;21);&quot;JESIEŃ&quot;; &quot;ZIMA&quot;))))" office:value-type="string" office:string-value="ZIMA" calcext:value-type="string">
            <text:p>ZIMA</text:p>
          </table:table-cell>
          <table:table-cell table:formula="of:=IF([.C412] = &quot;ZIMA&quot;; 0.2; IF([.C412] = &quot;WIOSNA&quot;; 0.5; IF([.C412] = &quot;LATO&quot;; 0.9; 0.4)))" office:value-type="float" office:value="0.2" calcext:value-type="float">
            <text:p>0,2</text:p>
          </table:table-cell>
          <table:table-cell table:formula="of:=IF(WEEKDAY([.A412];2)&lt; 6; 1; 0) * [.$J$3] *[.D412] *[.$J$7]" office:value-type="float" office:value="132" calcext:value-type="float">
            <text:p>132</text:p>
          </table:table-cell>
          <table:table-cell table:formula="of:=IF(WEEKDAY([.A412];2) = 7; 150; 0)" office:value-type="float" office:value="0" calcext:value-type="float">
            <text:p>0</text:p>
          </table:table-cell>
          <table:table-cell table:formula="of:=[.G411] -[.F412] +[.E412]" office:value-type="float" office:value="74686" calcext:value-type="float">
            <text:p>74686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16" calcext:value-type="date">
            <text:p>16.02.2024</text:p>
          </table:table-cell>
          <table:table-cell table:formula="of:=[.A413]" office:value-type="date" office:date-value="2024-02-16" calcext:value-type="date">
            <text:p>02-16</text:p>
          </table:table-cell>
          <table:table-cell table:style-name="ce1" table:formula="of:=IF([.B413] &lt; DATE(YEAR([.A413]);3;21); &quot;ZIMA&quot;; IF([.B413] &lt; DATE(YEAR([.A413]);6;21);&quot;WIOSNA&quot; ; IF([.B413] &lt; DATE(YEAR([.A413]);9;23); &quot;LATO&quot;; IF([.B413] &lt; DATE(YEAR([.A413]);12;21);&quot;JESIEŃ&quot;; &quot;ZIMA&quot;))))" office:value-type="string" office:string-value="ZIMA" calcext:value-type="string">
            <text:p>ZIMA</text:p>
          </table:table-cell>
          <table:table-cell table:formula="of:=IF([.C413] = &quot;ZIMA&quot;; 0.2; IF([.C413] = &quot;WIOSNA&quot;; 0.5; IF([.C413] = &quot;LATO&quot;; 0.9; 0.4)))" office:value-type="float" office:value="0.2" calcext:value-type="float">
            <text:p>0,2</text:p>
          </table:table-cell>
          <table:table-cell table:formula="of:=IF(WEEKDAY([.A413];2)&lt; 6; 1; 0) * [.$J$3] *[.D413] *[.$J$7]" office:value-type="float" office:value="132" calcext:value-type="float">
            <text:p>132</text:p>
          </table:table-cell>
          <table:table-cell table:formula="of:=IF(WEEKDAY([.A413];2) = 7; 150; 0)" office:value-type="float" office:value="0" calcext:value-type="float">
            <text:p>0</text:p>
          </table:table-cell>
          <table:table-cell table:formula="of:=[.G412] -[.F413] +[.E413]" office:value-type="float" office:value="74818" calcext:value-type="float">
            <text:p>7481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17" calcext:value-type="date">
            <text:p>17.02.2024</text:p>
          </table:table-cell>
          <table:table-cell table:formula="of:=[.A414]" office:value-type="date" office:date-value="2024-02-17" calcext:value-type="date">
            <text:p>02-17</text:p>
          </table:table-cell>
          <table:table-cell table:style-name="ce1" table:formula="of:=IF([.B414] &lt; DATE(YEAR([.A414]);3;21); &quot;ZIMA&quot;; IF([.B414] &lt; DATE(YEAR([.A414]);6;21);&quot;WIOSNA&quot; ; IF([.B414] &lt; DATE(YEAR([.A414]);9;23); &quot;LATO&quot;; IF([.B414] &lt; DATE(YEAR([.A414]);12;21);&quot;JESIEŃ&quot;; &quot;ZIMA&quot;))))" office:value-type="string" office:string-value="ZIMA" calcext:value-type="string">
            <text:p>ZIMA</text:p>
          </table:table-cell>
          <table:table-cell table:formula="of:=IF([.C414] = &quot;ZIMA&quot;; 0.2; IF([.C414] = &quot;WIOSNA&quot;; 0.5; IF([.C414] = &quot;LATO&quot;; 0.9; 0.4)))" office:value-type="float" office:value="0.2" calcext:value-type="float">
            <text:p>0,2</text:p>
          </table:table-cell>
          <table:table-cell table:formula="of:=IF(WEEKDAY([.A414];2)&lt; 6; 1; 0) * [.$J$3] *[.D414] *[.$J$7]" office:value-type="float" office:value="0" calcext:value-type="float">
            <text:p>0</text:p>
          </table:table-cell>
          <table:table-cell table:formula="of:=IF(WEEKDAY([.A414];2) = 7; 150; 0)" office:value-type="float" office:value="0" calcext:value-type="float">
            <text:p>0</text:p>
          </table:table-cell>
          <table:table-cell table:formula="of:=[.G413] -[.F414] +[.E414]" office:value-type="float" office:value="74818" calcext:value-type="float">
            <text:p>7481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18" calcext:value-type="date">
            <text:p>18.02.2024</text:p>
          </table:table-cell>
          <table:table-cell table:formula="of:=[.A415]" office:value-type="date" office:date-value="2024-02-18" calcext:value-type="date">
            <text:p>02-18</text:p>
          </table:table-cell>
          <table:table-cell table:style-name="ce1" table:formula="of:=IF([.B415] &lt; DATE(YEAR([.A415]);3;21); &quot;ZIMA&quot;; IF([.B415] &lt; DATE(YEAR([.A415]);6;21);&quot;WIOSNA&quot; ; IF([.B415] &lt; DATE(YEAR([.A415]);9;23); &quot;LATO&quot;; IF([.B415] &lt; DATE(YEAR([.A415]);12;21);&quot;JESIEŃ&quot;; &quot;ZIMA&quot;))))" office:value-type="string" office:string-value="ZIMA" calcext:value-type="string">
            <text:p>ZIMA</text:p>
          </table:table-cell>
          <table:table-cell table:formula="of:=IF([.C415] = &quot;ZIMA&quot;; 0.2; IF([.C415] = &quot;WIOSNA&quot;; 0.5; IF([.C415] = &quot;LATO&quot;; 0.9; 0.4)))" office:value-type="float" office:value="0.2" calcext:value-type="float">
            <text:p>0,2</text:p>
          </table:table-cell>
          <table:table-cell table:formula="of:=IF(WEEKDAY([.A415];2)&lt; 6; 1; 0) * [.$J$3] *[.D415] *[.$J$7]" office:value-type="float" office:value="0" calcext:value-type="float">
            <text:p>0</text:p>
          </table:table-cell>
          <table:table-cell table:formula="of:=IF(WEEKDAY([.A415];2) = 7; 150; 0)" office:value-type="float" office:value="150" calcext:value-type="float">
            <text:p>150</text:p>
          </table:table-cell>
          <table:table-cell table:formula="of:=[.G414] -[.F415] +[.E415]" office:value-type="float" office:value="74668" calcext:value-type="float">
            <text:p>7466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19" calcext:value-type="date">
            <text:p>19.02.2024</text:p>
          </table:table-cell>
          <table:table-cell table:formula="of:=[.A416]" office:value-type="date" office:date-value="2024-02-19" calcext:value-type="date">
            <text:p>02-19</text:p>
          </table:table-cell>
          <table:table-cell table:style-name="ce1" table:formula="of:=IF([.B416] &lt; DATE(YEAR([.A416]);3;21); &quot;ZIMA&quot;; IF([.B416] &lt; DATE(YEAR([.A416]);6;21);&quot;WIOSNA&quot; ; IF([.B416] &lt; DATE(YEAR([.A416]);9;23); &quot;LATO&quot;; IF([.B416] &lt; DATE(YEAR([.A416]);12;21);&quot;JESIEŃ&quot;; &quot;ZIMA&quot;))))" office:value-type="string" office:string-value="ZIMA" calcext:value-type="string">
            <text:p>ZIMA</text:p>
          </table:table-cell>
          <table:table-cell table:formula="of:=IF([.C416] = &quot;ZIMA&quot;; 0.2; IF([.C416] = &quot;WIOSNA&quot;; 0.5; IF([.C416] = &quot;LATO&quot;; 0.9; 0.4)))" office:value-type="float" office:value="0.2" calcext:value-type="float">
            <text:p>0,2</text:p>
          </table:table-cell>
          <table:table-cell table:formula="of:=IF(WEEKDAY([.A416];2)&lt; 6; 1; 0) * [.$J$3] *[.D416] *[.$J$7]" office:value-type="float" office:value="132" calcext:value-type="float">
            <text:p>132</text:p>
          </table:table-cell>
          <table:table-cell table:formula="of:=IF(WEEKDAY([.A416];2) = 7; 150; 0)" office:value-type="float" office:value="0" calcext:value-type="float">
            <text:p>0</text:p>
          </table:table-cell>
          <table:table-cell table:formula="of:=[.G415] -[.F416] +[.E416]" office:value-type="float" office:value="74800" calcext:value-type="float">
            <text:p>748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20" calcext:value-type="date">
            <text:p>20.02.2024</text:p>
          </table:table-cell>
          <table:table-cell table:formula="of:=[.A417]" office:value-type="date" office:date-value="2024-02-20" calcext:value-type="date">
            <text:p>02-20</text:p>
          </table:table-cell>
          <table:table-cell table:style-name="ce1" table:formula="of:=IF([.B417] &lt; DATE(YEAR([.A417]);3;21); &quot;ZIMA&quot;; IF([.B417] &lt; DATE(YEAR([.A417]);6;21);&quot;WIOSNA&quot; ; IF([.B417] &lt; DATE(YEAR([.A417]);9;23); &quot;LATO&quot;; IF([.B417] &lt; DATE(YEAR([.A417]);12;21);&quot;JESIEŃ&quot;; &quot;ZIMA&quot;))))" office:value-type="string" office:string-value="ZIMA" calcext:value-type="string">
            <text:p>ZIMA</text:p>
          </table:table-cell>
          <table:table-cell table:formula="of:=IF([.C417] = &quot;ZIMA&quot;; 0.2; IF([.C417] = &quot;WIOSNA&quot;; 0.5; IF([.C417] = &quot;LATO&quot;; 0.9; 0.4)))" office:value-type="float" office:value="0.2" calcext:value-type="float">
            <text:p>0,2</text:p>
          </table:table-cell>
          <table:table-cell table:formula="of:=IF(WEEKDAY([.A417];2)&lt; 6; 1; 0) * [.$J$3] *[.D417] *[.$J$7]" office:value-type="float" office:value="132" calcext:value-type="float">
            <text:p>132</text:p>
          </table:table-cell>
          <table:table-cell table:formula="of:=IF(WEEKDAY([.A417];2) = 7; 150; 0)" office:value-type="float" office:value="0" calcext:value-type="float">
            <text:p>0</text:p>
          </table:table-cell>
          <table:table-cell table:formula="of:=[.G416] -[.F417] +[.E417]" office:value-type="float" office:value="74932" calcext:value-type="float">
            <text:p>74932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21" calcext:value-type="date">
            <text:p>21.02.2024</text:p>
          </table:table-cell>
          <table:table-cell table:formula="of:=[.A418]" office:value-type="date" office:date-value="2024-02-21" calcext:value-type="date">
            <text:p>02-21</text:p>
          </table:table-cell>
          <table:table-cell table:style-name="ce1" table:formula="of:=IF([.B418] &lt; DATE(YEAR([.A418]);3;21); &quot;ZIMA&quot;; IF([.B418] &lt; DATE(YEAR([.A418]);6;21);&quot;WIOSNA&quot; ; IF([.B418] &lt; DATE(YEAR([.A418]);9;23); &quot;LATO&quot;; IF([.B418] &lt; DATE(YEAR([.A418]);12;21);&quot;JESIEŃ&quot;; &quot;ZIMA&quot;))))" office:value-type="string" office:string-value="ZIMA" calcext:value-type="string">
            <text:p>ZIMA</text:p>
          </table:table-cell>
          <table:table-cell table:formula="of:=IF([.C418] = &quot;ZIMA&quot;; 0.2; IF([.C418] = &quot;WIOSNA&quot;; 0.5; IF([.C418] = &quot;LATO&quot;; 0.9; 0.4)))" office:value-type="float" office:value="0.2" calcext:value-type="float">
            <text:p>0,2</text:p>
          </table:table-cell>
          <table:table-cell table:formula="of:=IF(WEEKDAY([.A418];2)&lt; 6; 1; 0) * [.$J$3] *[.D418] *[.$J$7]" office:value-type="float" office:value="132" calcext:value-type="float">
            <text:p>132</text:p>
          </table:table-cell>
          <table:table-cell table:formula="of:=IF(WEEKDAY([.A418];2) = 7; 150; 0)" office:value-type="float" office:value="0" calcext:value-type="float">
            <text:p>0</text:p>
          </table:table-cell>
          <table:table-cell table:formula="of:=[.G417] -[.F418] +[.E418]" office:value-type="float" office:value="75064" calcext:value-type="float">
            <text:p>7506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22" calcext:value-type="date">
            <text:p>22.02.2024</text:p>
          </table:table-cell>
          <table:table-cell table:formula="of:=[.A419]" office:value-type="date" office:date-value="2024-02-22" calcext:value-type="date">
            <text:p>02-22</text:p>
          </table:table-cell>
          <table:table-cell table:style-name="ce1" table:formula="of:=IF([.B419] &lt; DATE(YEAR([.A419]);3;21); &quot;ZIMA&quot;; IF([.B419] &lt; DATE(YEAR([.A419]);6;21);&quot;WIOSNA&quot; ; IF([.B419] &lt; DATE(YEAR([.A419]);9;23); &quot;LATO&quot;; IF([.B419] &lt; DATE(YEAR([.A419]);12;21);&quot;JESIEŃ&quot;; &quot;ZIMA&quot;))))" office:value-type="string" office:string-value="ZIMA" calcext:value-type="string">
            <text:p>ZIMA</text:p>
          </table:table-cell>
          <table:table-cell table:formula="of:=IF([.C419] = &quot;ZIMA&quot;; 0.2; IF([.C419] = &quot;WIOSNA&quot;; 0.5; IF([.C419] = &quot;LATO&quot;; 0.9; 0.4)))" office:value-type="float" office:value="0.2" calcext:value-type="float">
            <text:p>0,2</text:p>
          </table:table-cell>
          <table:table-cell table:formula="of:=IF(WEEKDAY([.A419];2)&lt; 6; 1; 0) * [.$J$3] *[.D419] *[.$J$7]" office:value-type="float" office:value="132" calcext:value-type="float">
            <text:p>132</text:p>
          </table:table-cell>
          <table:table-cell table:formula="of:=IF(WEEKDAY([.A419];2) = 7; 150; 0)" office:value-type="float" office:value="0" calcext:value-type="float">
            <text:p>0</text:p>
          </table:table-cell>
          <table:table-cell table:formula="of:=[.G418] -[.F419] +[.E419]" office:value-type="float" office:value="75196" calcext:value-type="float">
            <text:p>75196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23" calcext:value-type="date">
            <text:p>23.02.2024</text:p>
          </table:table-cell>
          <table:table-cell table:formula="of:=[.A420]" office:value-type="date" office:date-value="2024-02-23" calcext:value-type="date">
            <text:p>02-23</text:p>
          </table:table-cell>
          <table:table-cell table:style-name="ce1" table:formula="of:=IF([.B420] &lt; DATE(YEAR([.A420]);3;21); &quot;ZIMA&quot;; IF([.B420] &lt; DATE(YEAR([.A420]);6;21);&quot;WIOSNA&quot; ; IF([.B420] &lt; DATE(YEAR([.A420]);9;23); &quot;LATO&quot;; IF([.B420] &lt; DATE(YEAR([.A420]);12;21);&quot;JESIEŃ&quot;; &quot;ZIMA&quot;))))" office:value-type="string" office:string-value="ZIMA" calcext:value-type="string">
            <text:p>ZIMA</text:p>
          </table:table-cell>
          <table:table-cell table:formula="of:=IF([.C420] = &quot;ZIMA&quot;; 0.2; IF([.C420] = &quot;WIOSNA&quot;; 0.5; IF([.C420] = &quot;LATO&quot;; 0.9; 0.4)))" office:value-type="float" office:value="0.2" calcext:value-type="float">
            <text:p>0,2</text:p>
          </table:table-cell>
          <table:table-cell table:formula="of:=IF(WEEKDAY([.A420];2)&lt; 6; 1; 0) * [.$J$3] *[.D420] *[.$J$7]" office:value-type="float" office:value="132" calcext:value-type="float">
            <text:p>132</text:p>
          </table:table-cell>
          <table:table-cell table:formula="of:=IF(WEEKDAY([.A420];2) = 7; 150; 0)" office:value-type="float" office:value="0" calcext:value-type="float">
            <text:p>0</text:p>
          </table:table-cell>
          <table:table-cell table:formula="of:=[.G419] -[.F420] +[.E420]" office:value-type="float" office:value="75328" calcext:value-type="float">
            <text:p>7532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24" calcext:value-type="date">
            <text:p>24.02.2024</text:p>
          </table:table-cell>
          <table:table-cell table:formula="of:=[.A421]" office:value-type="date" office:date-value="2024-02-24" calcext:value-type="date">
            <text:p>02-24</text:p>
          </table:table-cell>
          <table:table-cell table:style-name="ce1" table:formula="of:=IF([.B421] &lt; DATE(YEAR([.A421]);3;21); &quot;ZIMA&quot;; IF([.B421] &lt; DATE(YEAR([.A421]);6;21);&quot;WIOSNA&quot; ; IF([.B421] &lt; DATE(YEAR([.A421]);9;23); &quot;LATO&quot;; IF([.B421] &lt; DATE(YEAR([.A421]);12;21);&quot;JESIEŃ&quot;; &quot;ZIMA&quot;))))" office:value-type="string" office:string-value="ZIMA" calcext:value-type="string">
            <text:p>ZIMA</text:p>
          </table:table-cell>
          <table:table-cell table:formula="of:=IF([.C421] = &quot;ZIMA&quot;; 0.2; IF([.C421] = &quot;WIOSNA&quot;; 0.5; IF([.C421] = &quot;LATO&quot;; 0.9; 0.4)))" office:value-type="float" office:value="0.2" calcext:value-type="float">
            <text:p>0,2</text:p>
          </table:table-cell>
          <table:table-cell table:formula="of:=IF(WEEKDAY([.A421];2)&lt; 6; 1; 0) * [.$J$3] *[.D421] *[.$J$7]" office:value-type="float" office:value="0" calcext:value-type="float">
            <text:p>0</text:p>
          </table:table-cell>
          <table:table-cell table:formula="of:=IF(WEEKDAY([.A421];2) = 7; 150; 0)" office:value-type="float" office:value="0" calcext:value-type="float">
            <text:p>0</text:p>
          </table:table-cell>
          <table:table-cell table:formula="of:=[.G420] -[.F421] +[.E421]" office:value-type="float" office:value="75328" calcext:value-type="float">
            <text:p>7532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25" calcext:value-type="date">
            <text:p>25.02.2024</text:p>
          </table:table-cell>
          <table:table-cell table:formula="of:=[.A422]" office:value-type="date" office:date-value="2024-02-25" calcext:value-type="date">
            <text:p>02-25</text:p>
          </table:table-cell>
          <table:table-cell table:style-name="ce1" table:formula="of:=IF([.B422] &lt; DATE(YEAR([.A422]);3;21); &quot;ZIMA&quot;; IF([.B422] &lt; DATE(YEAR([.A422]);6;21);&quot;WIOSNA&quot; ; IF([.B422] &lt; DATE(YEAR([.A422]);9;23); &quot;LATO&quot;; IF([.B422] &lt; DATE(YEAR([.A422]);12;21);&quot;JESIEŃ&quot;; &quot;ZIMA&quot;))))" office:value-type="string" office:string-value="ZIMA" calcext:value-type="string">
            <text:p>ZIMA</text:p>
          </table:table-cell>
          <table:table-cell table:formula="of:=IF([.C422] = &quot;ZIMA&quot;; 0.2; IF([.C422] = &quot;WIOSNA&quot;; 0.5; IF([.C422] = &quot;LATO&quot;; 0.9; 0.4)))" office:value-type="float" office:value="0.2" calcext:value-type="float">
            <text:p>0,2</text:p>
          </table:table-cell>
          <table:table-cell table:formula="of:=IF(WEEKDAY([.A422];2)&lt; 6; 1; 0) * [.$J$3] *[.D422] *[.$J$7]" office:value-type="float" office:value="0" calcext:value-type="float">
            <text:p>0</text:p>
          </table:table-cell>
          <table:table-cell table:formula="of:=IF(WEEKDAY([.A422];2) = 7; 150; 0)" office:value-type="float" office:value="150" calcext:value-type="float">
            <text:p>150</text:p>
          </table:table-cell>
          <table:table-cell table:formula="of:=[.G421] -[.F422] +[.E422]" office:value-type="float" office:value="75178" calcext:value-type="float">
            <text:p>7517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26" calcext:value-type="date">
            <text:p>26.02.2024</text:p>
          </table:table-cell>
          <table:table-cell table:formula="of:=[.A423]" office:value-type="date" office:date-value="2024-02-26" calcext:value-type="date">
            <text:p>02-26</text:p>
          </table:table-cell>
          <table:table-cell table:style-name="ce1" table:formula="of:=IF([.B423] &lt; DATE(YEAR([.A423]);3;21); &quot;ZIMA&quot;; IF([.B423] &lt; DATE(YEAR([.A423]);6;21);&quot;WIOSNA&quot; ; IF([.B423] &lt; DATE(YEAR([.A423]);9;23); &quot;LATO&quot;; IF([.B423] &lt; DATE(YEAR([.A423]);12;21);&quot;JESIEŃ&quot;; &quot;ZIMA&quot;))))" office:value-type="string" office:string-value="ZIMA" calcext:value-type="string">
            <text:p>ZIMA</text:p>
          </table:table-cell>
          <table:table-cell table:formula="of:=IF([.C423] = &quot;ZIMA&quot;; 0.2; IF([.C423] = &quot;WIOSNA&quot;; 0.5; IF([.C423] = &quot;LATO&quot;; 0.9; 0.4)))" office:value-type="float" office:value="0.2" calcext:value-type="float">
            <text:p>0,2</text:p>
          </table:table-cell>
          <table:table-cell table:formula="of:=IF(WEEKDAY([.A423];2)&lt; 6; 1; 0) * [.$J$3] *[.D423] *[.$J$7]" office:value-type="float" office:value="132" calcext:value-type="float">
            <text:p>132</text:p>
          </table:table-cell>
          <table:table-cell table:formula="of:=IF(WEEKDAY([.A423];2) = 7; 150; 0)" office:value-type="float" office:value="0" calcext:value-type="float">
            <text:p>0</text:p>
          </table:table-cell>
          <table:table-cell table:formula="of:=[.G422] -[.F423] +[.E423]" office:value-type="float" office:value="75310" calcext:value-type="float">
            <text:p>7531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27" calcext:value-type="date">
            <text:p>27.02.2024</text:p>
          </table:table-cell>
          <table:table-cell table:formula="of:=[.A424]" office:value-type="date" office:date-value="2024-02-27" calcext:value-type="date">
            <text:p>02-27</text:p>
          </table:table-cell>
          <table:table-cell table:style-name="ce1" table:formula="of:=IF([.B424] &lt; DATE(YEAR([.A424]);3;21); &quot;ZIMA&quot;; IF([.B424] &lt; DATE(YEAR([.A424]);6;21);&quot;WIOSNA&quot; ; IF([.B424] &lt; DATE(YEAR([.A424]);9;23); &quot;LATO&quot;; IF([.B424] &lt; DATE(YEAR([.A424]);12;21);&quot;JESIEŃ&quot;; &quot;ZIMA&quot;))))" office:value-type="string" office:string-value="ZIMA" calcext:value-type="string">
            <text:p>ZIMA</text:p>
          </table:table-cell>
          <table:table-cell table:formula="of:=IF([.C424] = &quot;ZIMA&quot;; 0.2; IF([.C424] = &quot;WIOSNA&quot;; 0.5; IF([.C424] = &quot;LATO&quot;; 0.9; 0.4)))" office:value-type="float" office:value="0.2" calcext:value-type="float">
            <text:p>0,2</text:p>
          </table:table-cell>
          <table:table-cell table:formula="of:=IF(WEEKDAY([.A424];2)&lt; 6; 1; 0) * [.$J$3] *[.D424] *[.$J$7]" office:value-type="float" office:value="132" calcext:value-type="float">
            <text:p>132</text:p>
          </table:table-cell>
          <table:table-cell table:formula="of:=IF(WEEKDAY([.A424];2) = 7; 150; 0)" office:value-type="float" office:value="0" calcext:value-type="float">
            <text:p>0</text:p>
          </table:table-cell>
          <table:table-cell table:formula="of:=[.G423] -[.F424] +[.E424]" office:value-type="float" office:value="75442" calcext:value-type="float">
            <text:p>75442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28" calcext:value-type="date">
            <text:p>28.02.2024</text:p>
          </table:table-cell>
          <table:table-cell table:formula="of:=[.A425]" office:value-type="date" office:date-value="2024-02-28" calcext:value-type="date">
            <text:p>02-28</text:p>
          </table:table-cell>
          <table:table-cell table:style-name="ce1" table:formula="of:=IF([.B425] &lt; DATE(YEAR([.A425]);3;21); &quot;ZIMA&quot;; IF([.B425] &lt; DATE(YEAR([.A425]);6;21);&quot;WIOSNA&quot; ; IF([.B425] &lt; DATE(YEAR([.A425]);9;23); &quot;LATO&quot;; IF([.B425] &lt; DATE(YEAR([.A425]);12;21);&quot;JESIEŃ&quot;; &quot;ZIMA&quot;))))" office:value-type="string" office:string-value="ZIMA" calcext:value-type="string">
            <text:p>ZIMA</text:p>
          </table:table-cell>
          <table:table-cell table:formula="of:=IF([.C425] = &quot;ZIMA&quot;; 0.2; IF([.C425] = &quot;WIOSNA&quot;; 0.5; IF([.C425] = &quot;LATO&quot;; 0.9; 0.4)))" office:value-type="float" office:value="0.2" calcext:value-type="float">
            <text:p>0,2</text:p>
          </table:table-cell>
          <table:table-cell table:formula="of:=IF(WEEKDAY([.A425];2)&lt; 6; 1; 0) * [.$J$3] *[.D425] *[.$J$7]" office:value-type="float" office:value="132" calcext:value-type="float">
            <text:p>132</text:p>
          </table:table-cell>
          <table:table-cell table:formula="of:=IF(WEEKDAY([.A425];2) = 7; 150; 0)" office:value-type="float" office:value="0" calcext:value-type="float">
            <text:p>0</text:p>
          </table:table-cell>
          <table:table-cell table:formula="of:=[.G424] -[.F425] +[.E425]" office:value-type="float" office:value="75574" calcext:value-type="float">
            <text:p>7557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29" calcext:value-type="date">
            <text:p>29.02.2024</text:p>
          </table:table-cell>
          <table:table-cell table:formula="of:=[.A426]" office:value-type="date" office:date-value="2024-02-29" calcext:value-type="date">
            <text:p>02-29</text:p>
          </table:table-cell>
          <table:table-cell table:style-name="ce1" table:formula="of:=IF([.B426] &lt; DATE(YEAR([.A426]);3;21); &quot;ZIMA&quot;; IF([.B426] &lt; DATE(YEAR([.A426]);6;21);&quot;WIOSNA&quot; ; IF([.B426] &lt; DATE(YEAR([.A426]);9;23); &quot;LATO&quot;; IF([.B426] &lt; DATE(YEAR([.A426]);12;21);&quot;JESIEŃ&quot;; &quot;ZIMA&quot;))))" office:value-type="string" office:string-value="ZIMA" calcext:value-type="string">
            <text:p>ZIMA</text:p>
          </table:table-cell>
          <table:table-cell table:formula="of:=IF([.C426] = &quot;ZIMA&quot;; 0.2; IF([.C426] = &quot;WIOSNA&quot;; 0.5; IF([.C426] = &quot;LATO&quot;; 0.9; 0.4)))" office:value-type="float" office:value="0.2" calcext:value-type="float">
            <text:p>0,2</text:p>
          </table:table-cell>
          <table:table-cell table:formula="of:=IF(WEEKDAY([.A426];2)&lt; 6; 1; 0) * [.$J$3] *[.D426] *[.$J$7]" office:value-type="float" office:value="132" calcext:value-type="float">
            <text:p>132</text:p>
          </table:table-cell>
          <table:table-cell table:formula="of:=IF(WEEKDAY([.A426];2) = 7; 150; 0)" office:value-type="float" office:value="0" calcext:value-type="float">
            <text:p>0</text:p>
          </table:table-cell>
          <table:table-cell table:formula="of:=[.G425] -[.F426] +[.E426]" office:value-type="float" office:value="75706" calcext:value-type="float">
            <text:p>75706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01" calcext:value-type="date">
            <text:p>1.03.2024</text:p>
          </table:table-cell>
          <table:table-cell table:formula="of:=[.A427]" office:value-type="date" office:date-value="2024-03-01" calcext:value-type="date">
            <text:p>03-01</text:p>
          </table:table-cell>
          <table:table-cell table:style-name="ce1" table:formula="of:=IF([.B427] &lt; DATE(YEAR([.A427]);3;21); &quot;ZIMA&quot;; IF([.B427] &lt; DATE(YEAR([.A427]);6;21);&quot;WIOSNA&quot; ; IF([.B427] &lt; DATE(YEAR([.A427]);9;23); &quot;LATO&quot;; IF([.B427] &lt; DATE(YEAR([.A427]);12;21);&quot;JESIEŃ&quot;; &quot;ZIMA&quot;))))" office:value-type="string" office:string-value="ZIMA" calcext:value-type="string">
            <text:p>ZIMA</text:p>
          </table:table-cell>
          <table:table-cell table:formula="of:=IF([.C427] = &quot;ZIMA&quot;; 0.2; IF([.C427] = &quot;WIOSNA&quot;; 0.5; IF([.C427] = &quot;LATO&quot;; 0.9; 0.4)))" office:value-type="float" office:value="0.2" calcext:value-type="float">
            <text:p>0,2</text:p>
          </table:table-cell>
          <table:table-cell table:formula="of:=IF(WEEKDAY([.A427];2)&lt; 6; 1; 0) * [.$J$3] *[.D427] *[.$J$7]" office:value-type="float" office:value="132" calcext:value-type="float">
            <text:p>132</text:p>
          </table:table-cell>
          <table:table-cell table:formula="of:=IF(WEEKDAY([.A427];2) = 7; 150; 0)" office:value-type="float" office:value="0" calcext:value-type="float">
            <text:p>0</text:p>
          </table:table-cell>
          <table:table-cell table:formula="of:=[.G426] -[.F427] +[.E427]" office:value-type="float" office:value="75838" calcext:value-type="float">
            <text:p>7583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02" calcext:value-type="date">
            <text:p>2.03.2024</text:p>
          </table:table-cell>
          <table:table-cell table:formula="of:=[.A428]" office:value-type="date" office:date-value="2024-03-02" calcext:value-type="date">
            <text:p>03-02</text:p>
          </table:table-cell>
          <table:table-cell table:style-name="ce1" table:formula="of:=IF([.B428] &lt; DATE(YEAR([.A428]);3;21); &quot;ZIMA&quot;; IF([.B428] &lt; DATE(YEAR([.A428]);6;21);&quot;WIOSNA&quot; ; IF([.B428] &lt; DATE(YEAR([.A428]);9;23); &quot;LATO&quot;; IF([.B428] &lt; DATE(YEAR([.A428]);12;21);&quot;JESIEŃ&quot;; &quot;ZIMA&quot;))))" office:value-type="string" office:string-value="ZIMA" calcext:value-type="string">
            <text:p>ZIMA</text:p>
          </table:table-cell>
          <table:table-cell table:formula="of:=IF([.C428] = &quot;ZIMA&quot;; 0.2; IF([.C428] = &quot;WIOSNA&quot;; 0.5; IF([.C428] = &quot;LATO&quot;; 0.9; 0.4)))" office:value-type="float" office:value="0.2" calcext:value-type="float">
            <text:p>0,2</text:p>
          </table:table-cell>
          <table:table-cell table:formula="of:=IF(WEEKDAY([.A428];2)&lt; 6; 1; 0) * [.$J$3] *[.D428] *[.$J$7]" office:value-type="float" office:value="0" calcext:value-type="float">
            <text:p>0</text:p>
          </table:table-cell>
          <table:table-cell table:formula="of:=IF(WEEKDAY([.A428];2) = 7; 150; 0)" office:value-type="float" office:value="0" calcext:value-type="float">
            <text:p>0</text:p>
          </table:table-cell>
          <table:table-cell table:formula="of:=[.G427] -[.F428] +[.E428]" office:value-type="float" office:value="75838" calcext:value-type="float">
            <text:p>7583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03" calcext:value-type="date">
            <text:p>3.03.2024</text:p>
          </table:table-cell>
          <table:table-cell table:formula="of:=[.A429]" office:value-type="date" office:date-value="2024-03-03" calcext:value-type="date">
            <text:p>03-03</text:p>
          </table:table-cell>
          <table:table-cell table:style-name="ce1" table:formula="of:=IF([.B429] &lt; DATE(YEAR([.A429]);3;21); &quot;ZIMA&quot;; IF([.B429] &lt; DATE(YEAR([.A429]);6;21);&quot;WIOSNA&quot; ; IF([.B429] &lt; DATE(YEAR([.A429]);9;23); &quot;LATO&quot;; IF([.B429] &lt; DATE(YEAR([.A429]);12;21);&quot;JESIEŃ&quot;; &quot;ZIMA&quot;))))" office:value-type="string" office:string-value="ZIMA" calcext:value-type="string">
            <text:p>ZIMA</text:p>
          </table:table-cell>
          <table:table-cell table:formula="of:=IF([.C429] = &quot;ZIMA&quot;; 0.2; IF([.C429] = &quot;WIOSNA&quot;; 0.5; IF([.C429] = &quot;LATO&quot;; 0.9; 0.4)))" office:value-type="float" office:value="0.2" calcext:value-type="float">
            <text:p>0,2</text:p>
          </table:table-cell>
          <table:table-cell table:formula="of:=IF(WEEKDAY([.A429];2)&lt; 6; 1; 0) * [.$J$3] *[.D429] *[.$J$7]" office:value-type="float" office:value="0" calcext:value-type="float">
            <text:p>0</text:p>
          </table:table-cell>
          <table:table-cell table:formula="of:=IF(WEEKDAY([.A429];2) = 7; 150; 0)" office:value-type="float" office:value="150" calcext:value-type="float">
            <text:p>150</text:p>
          </table:table-cell>
          <table:table-cell table:formula="of:=[.G428] -[.F429] +[.E429]" office:value-type="float" office:value="75688" calcext:value-type="float">
            <text:p>7568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04" calcext:value-type="date">
            <text:p>4.03.2024</text:p>
          </table:table-cell>
          <table:table-cell table:formula="of:=[.A430]" office:value-type="date" office:date-value="2024-03-04" calcext:value-type="date">
            <text:p>03-04</text:p>
          </table:table-cell>
          <table:table-cell table:style-name="ce1" table:formula="of:=IF([.B430] &lt; DATE(YEAR([.A430]);3;21); &quot;ZIMA&quot;; IF([.B430] &lt; DATE(YEAR([.A430]);6;21);&quot;WIOSNA&quot; ; IF([.B430] &lt; DATE(YEAR([.A430]);9;23); &quot;LATO&quot;; IF([.B430] &lt; DATE(YEAR([.A430]);12;21);&quot;JESIEŃ&quot;; &quot;ZIMA&quot;))))" office:value-type="string" office:string-value="ZIMA" calcext:value-type="string">
            <text:p>ZIMA</text:p>
          </table:table-cell>
          <table:table-cell table:formula="of:=IF([.C430] = &quot;ZIMA&quot;; 0.2; IF([.C430] = &quot;WIOSNA&quot;; 0.5; IF([.C430] = &quot;LATO&quot;; 0.9; 0.4)))" office:value-type="float" office:value="0.2" calcext:value-type="float">
            <text:p>0,2</text:p>
          </table:table-cell>
          <table:table-cell table:formula="of:=IF(WEEKDAY([.A430];2)&lt; 6; 1; 0) * [.$J$3] *[.D430] *[.$J$7]" office:value-type="float" office:value="132" calcext:value-type="float">
            <text:p>132</text:p>
          </table:table-cell>
          <table:table-cell table:formula="of:=IF(WEEKDAY([.A430];2) = 7; 150; 0)" office:value-type="float" office:value="0" calcext:value-type="float">
            <text:p>0</text:p>
          </table:table-cell>
          <table:table-cell table:formula="of:=[.G429] -[.F430] +[.E430]" office:value-type="float" office:value="75820" calcext:value-type="float">
            <text:p>7582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05" calcext:value-type="date">
            <text:p>5.03.2024</text:p>
          </table:table-cell>
          <table:table-cell table:formula="of:=[.A431]" office:value-type="date" office:date-value="2024-03-05" calcext:value-type="date">
            <text:p>03-05</text:p>
          </table:table-cell>
          <table:table-cell table:style-name="ce1" table:formula="of:=IF([.B431] &lt; DATE(YEAR([.A431]);3;21); &quot;ZIMA&quot;; IF([.B431] &lt; DATE(YEAR([.A431]);6;21);&quot;WIOSNA&quot; ; IF([.B431] &lt; DATE(YEAR([.A431]);9;23); &quot;LATO&quot;; IF([.B431] &lt; DATE(YEAR([.A431]);12;21);&quot;JESIEŃ&quot;; &quot;ZIMA&quot;))))" office:value-type="string" office:string-value="ZIMA" calcext:value-type="string">
            <text:p>ZIMA</text:p>
          </table:table-cell>
          <table:table-cell table:formula="of:=IF([.C431] = &quot;ZIMA&quot;; 0.2; IF([.C431] = &quot;WIOSNA&quot;; 0.5; IF([.C431] = &quot;LATO&quot;; 0.9; 0.4)))" office:value-type="float" office:value="0.2" calcext:value-type="float">
            <text:p>0,2</text:p>
          </table:table-cell>
          <table:table-cell table:formula="of:=IF(WEEKDAY([.A431];2)&lt; 6; 1; 0) * [.$J$3] *[.D431] *[.$J$7]" office:value-type="float" office:value="132" calcext:value-type="float">
            <text:p>132</text:p>
          </table:table-cell>
          <table:table-cell table:formula="of:=IF(WEEKDAY([.A431];2) = 7; 150; 0)" office:value-type="float" office:value="0" calcext:value-type="float">
            <text:p>0</text:p>
          </table:table-cell>
          <table:table-cell table:formula="of:=[.G430] -[.F431] +[.E431]" office:value-type="float" office:value="75952" calcext:value-type="float">
            <text:p>75952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06" calcext:value-type="date">
            <text:p>6.03.2024</text:p>
          </table:table-cell>
          <table:table-cell table:formula="of:=[.A432]" office:value-type="date" office:date-value="2024-03-06" calcext:value-type="date">
            <text:p>03-06</text:p>
          </table:table-cell>
          <table:table-cell table:style-name="ce1" table:formula="of:=IF([.B432] &lt; DATE(YEAR([.A432]);3;21); &quot;ZIMA&quot;; IF([.B432] &lt; DATE(YEAR([.A432]);6;21);&quot;WIOSNA&quot; ; IF([.B432] &lt; DATE(YEAR([.A432]);9;23); &quot;LATO&quot;; IF([.B432] &lt; DATE(YEAR([.A432]);12;21);&quot;JESIEŃ&quot;; &quot;ZIMA&quot;))))" office:value-type="string" office:string-value="ZIMA" calcext:value-type="string">
            <text:p>ZIMA</text:p>
          </table:table-cell>
          <table:table-cell table:formula="of:=IF([.C432] = &quot;ZIMA&quot;; 0.2; IF([.C432] = &quot;WIOSNA&quot;; 0.5; IF([.C432] = &quot;LATO&quot;; 0.9; 0.4)))" office:value-type="float" office:value="0.2" calcext:value-type="float">
            <text:p>0,2</text:p>
          </table:table-cell>
          <table:table-cell table:formula="of:=IF(WEEKDAY([.A432];2)&lt; 6; 1; 0) * [.$J$3] *[.D432] *[.$J$7]" office:value-type="float" office:value="132" calcext:value-type="float">
            <text:p>132</text:p>
          </table:table-cell>
          <table:table-cell table:formula="of:=IF(WEEKDAY([.A432];2) = 7; 150; 0)" office:value-type="float" office:value="0" calcext:value-type="float">
            <text:p>0</text:p>
          </table:table-cell>
          <table:table-cell table:formula="of:=[.G431] -[.F432] +[.E432]" office:value-type="float" office:value="76084" calcext:value-type="float">
            <text:p>7608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07" calcext:value-type="date">
            <text:p>7.03.2024</text:p>
          </table:table-cell>
          <table:table-cell table:formula="of:=[.A433]" office:value-type="date" office:date-value="2024-03-07" calcext:value-type="date">
            <text:p>03-07</text:p>
          </table:table-cell>
          <table:table-cell table:style-name="ce1" table:formula="of:=IF([.B433] &lt; DATE(YEAR([.A433]);3;21); &quot;ZIMA&quot;; IF([.B433] &lt; DATE(YEAR([.A433]);6;21);&quot;WIOSNA&quot; ; IF([.B433] &lt; DATE(YEAR([.A433]);9;23); &quot;LATO&quot;; IF([.B433] &lt; DATE(YEAR([.A433]);12;21);&quot;JESIEŃ&quot;; &quot;ZIMA&quot;))))" office:value-type="string" office:string-value="ZIMA" calcext:value-type="string">
            <text:p>ZIMA</text:p>
          </table:table-cell>
          <table:table-cell table:formula="of:=IF([.C433] = &quot;ZIMA&quot;; 0.2; IF([.C433] = &quot;WIOSNA&quot;; 0.5; IF([.C433] = &quot;LATO&quot;; 0.9; 0.4)))" office:value-type="float" office:value="0.2" calcext:value-type="float">
            <text:p>0,2</text:p>
          </table:table-cell>
          <table:table-cell table:formula="of:=IF(WEEKDAY([.A433];2)&lt; 6; 1; 0) * [.$J$3] *[.D433] *[.$J$7]" office:value-type="float" office:value="132" calcext:value-type="float">
            <text:p>132</text:p>
          </table:table-cell>
          <table:table-cell table:formula="of:=IF(WEEKDAY([.A433];2) = 7; 150; 0)" office:value-type="float" office:value="0" calcext:value-type="float">
            <text:p>0</text:p>
          </table:table-cell>
          <table:table-cell table:formula="of:=[.G432] -[.F433] +[.E433]" office:value-type="float" office:value="76216" calcext:value-type="float">
            <text:p>76216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08" calcext:value-type="date">
            <text:p>8.03.2024</text:p>
          </table:table-cell>
          <table:table-cell table:formula="of:=[.A434]" office:value-type="date" office:date-value="2024-03-08" calcext:value-type="date">
            <text:p>03-08</text:p>
          </table:table-cell>
          <table:table-cell table:style-name="ce1" table:formula="of:=IF([.B434] &lt; DATE(YEAR([.A434]);3;21); &quot;ZIMA&quot;; IF([.B434] &lt; DATE(YEAR([.A434]);6;21);&quot;WIOSNA&quot; ; IF([.B434] &lt; DATE(YEAR([.A434]);9;23); &quot;LATO&quot;; IF([.B434] &lt; DATE(YEAR([.A434]);12;21);&quot;JESIEŃ&quot;; &quot;ZIMA&quot;))))" office:value-type="string" office:string-value="ZIMA" calcext:value-type="string">
            <text:p>ZIMA</text:p>
          </table:table-cell>
          <table:table-cell table:formula="of:=IF([.C434] = &quot;ZIMA&quot;; 0.2; IF([.C434] = &quot;WIOSNA&quot;; 0.5; IF([.C434] = &quot;LATO&quot;; 0.9; 0.4)))" office:value-type="float" office:value="0.2" calcext:value-type="float">
            <text:p>0,2</text:p>
          </table:table-cell>
          <table:table-cell table:formula="of:=IF(WEEKDAY([.A434];2)&lt; 6; 1; 0) * [.$J$3] *[.D434] *[.$J$7]" office:value-type="float" office:value="132" calcext:value-type="float">
            <text:p>132</text:p>
          </table:table-cell>
          <table:table-cell table:formula="of:=IF(WEEKDAY([.A434];2) = 7; 150; 0)" office:value-type="float" office:value="0" calcext:value-type="float">
            <text:p>0</text:p>
          </table:table-cell>
          <table:table-cell table:formula="of:=[.G433] -[.F434] +[.E434]" office:value-type="float" office:value="76348" calcext:value-type="float">
            <text:p>7634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09" calcext:value-type="date">
            <text:p>9.03.2024</text:p>
          </table:table-cell>
          <table:table-cell table:formula="of:=[.A435]" office:value-type="date" office:date-value="2024-03-09" calcext:value-type="date">
            <text:p>03-09</text:p>
          </table:table-cell>
          <table:table-cell table:style-name="ce1" table:formula="of:=IF([.B435] &lt; DATE(YEAR([.A435]);3;21); &quot;ZIMA&quot;; IF([.B435] &lt; DATE(YEAR([.A435]);6;21);&quot;WIOSNA&quot; ; IF([.B435] &lt; DATE(YEAR([.A435]);9;23); &quot;LATO&quot;; IF([.B435] &lt; DATE(YEAR([.A435]);12;21);&quot;JESIEŃ&quot;; &quot;ZIMA&quot;))))" office:value-type="string" office:string-value="ZIMA" calcext:value-type="string">
            <text:p>ZIMA</text:p>
          </table:table-cell>
          <table:table-cell table:formula="of:=IF([.C435] = &quot;ZIMA&quot;; 0.2; IF([.C435] = &quot;WIOSNA&quot;; 0.5; IF([.C435] = &quot;LATO&quot;; 0.9; 0.4)))" office:value-type="float" office:value="0.2" calcext:value-type="float">
            <text:p>0,2</text:p>
          </table:table-cell>
          <table:table-cell table:formula="of:=IF(WEEKDAY([.A435];2)&lt; 6; 1; 0) * [.$J$3] *[.D435] *[.$J$7]" office:value-type="float" office:value="0" calcext:value-type="float">
            <text:p>0</text:p>
          </table:table-cell>
          <table:table-cell table:formula="of:=IF(WEEKDAY([.A435];2) = 7; 150; 0)" office:value-type="float" office:value="0" calcext:value-type="float">
            <text:p>0</text:p>
          </table:table-cell>
          <table:table-cell table:formula="of:=[.G434] -[.F435] +[.E435]" office:value-type="float" office:value="76348" calcext:value-type="float">
            <text:p>7634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10" calcext:value-type="date">
            <text:p>10.03.2024</text:p>
          </table:table-cell>
          <table:table-cell table:formula="of:=[.A436]" office:value-type="date" office:date-value="2024-03-10" calcext:value-type="date">
            <text:p>03-10</text:p>
          </table:table-cell>
          <table:table-cell table:style-name="ce1" table:formula="of:=IF([.B436] &lt; DATE(YEAR([.A436]);3;21); &quot;ZIMA&quot;; IF([.B436] &lt; DATE(YEAR([.A436]);6;21);&quot;WIOSNA&quot; ; IF([.B436] &lt; DATE(YEAR([.A436]);9;23); &quot;LATO&quot;; IF([.B436] &lt; DATE(YEAR([.A436]);12;21);&quot;JESIEŃ&quot;; &quot;ZIMA&quot;))))" office:value-type="string" office:string-value="ZIMA" calcext:value-type="string">
            <text:p>ZIMA</text:p>
          </table:table-cell>
          <table:table-cell table:formula="of:=IF([.C436] = &quot;ZIMA&quot;; 0.2; IF([.C436] = &quot;WIOSNA&quot;; 0.5; IF([.C436] = &quot;LATO&quot;; 0.9; 0.4)))" office:value-type="float" office:value="0.2" calcext:value-type="float">
            <text:p>0,2</text:p>
          </table:table-cell>
          <table:table-cell table:formula="of:=IF(WEEKDAY([.A436];2)&lt; 6; 1; 0) * [.$J$3] *[.D436] *[.$J$7]" office:value-type="float" office:value="0" calcext:value-type="float">
            <text:p>0</text:p>
          </table:table-cell>
          <table:table-cell table:formula="of:=IF(WEEKDAY([.A436];2) = 7; 150; 0)" office:value-type="float" office:value="150" calcext:value-type="float">
            <text:p>150</text:p>
          </table:table-cell>
          <table:table-cell table:formula="of:=[.G435] -[.F436] +[.E436]" office:value-type="float" office:value="76198" calcext:value-type="float">
            <text:p>7619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11" calcext:value-type="date">
            <text:p>11.03.2024</text:p>
          </table:table-cell>
          <table:table-cell table:formula="of:=[.A437]" office:value-type="date" office:date-value="2024-03-11" calcext:value-type="date">
            <text:p>03-11</text:p>
          </table:table-cell>
          <table:table-cell table:style-name="ce1" table:formula="of:=IF([.B437] &lt; DATE(YEAR([.A437]);3;21); &quot;ZIMA&quot;; IF([.B437] &lt; DATE(YEAR([.A437]);6;21);&quot;WIOSNA&quot; ; IF([.B437] &lt; DATE(YEAR([.A437]);9;23); &quot;LATO&quot;; IF([.B437] &lt; DATE(YEAR([.A437]);12;21);&quot;JESIEŃ&quot;; &quot;ZIMA&quot;))))" office:value-type="string" office:string-value="ZIMA" calcext:value-type="string">
            <text:p>ZIMA</text:p>
          </table:table-cell>
          <table:table-cell table:formula="of:=IF([.C437] = &quot;ZIMA&quot;; 0.2; IF([.C437] = &quot;WIOSNA&quot;; 0.5; IF([.C437] = &quot;LATO&quot;; 0.9; 0.4)))" office:value-type="float" office:value="0.2" calcext:value-type="float">
            <text:p>0,2</text:p>
          </table:table-cell>
          <table:table-cell table:formula="of:=IF(WEEKDAY([.A437];2)&lt; 6; 1; 0) * [.$J$3] *[.D437] *[.$J$7]" office:value-type="float" office:value="132" calcext:value-type="float">
            <text:p>132</text:p>
          </table:table-cell>
          <table:table-cell table:formula="of:=IF(WEEKDAY([.A437];2) = 7; 150; 0)" office:value-type="float" office:value="0" calcext:value-type="float">
            <text:p>0</text:p>
          </table:table-cell>
          <table:table-cell table:formula="of:=[.G436] -[.F437] +[.E437]" office:value-type="float" office:value="76330" calcext:value-type="float">
            <text:p>7633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12" calcext:value-type="date">
            <text:p>12.03.2024</text:p>
          </table:table-cell>
          <table:table-cell table:formula="of:=[.A438]" office:value-type="date" office:date-value="2024-03-12" calcext:value-type="date">
            <text:p>03-12</text:p>
          </table:table-cell>
          <table:table-cell table:style-name="ce1" table:formula="of:=IF([.B438] &lt; DATE(YEAR([.A438]);3;21); &quot;ZIMA&quot;; IF([.B438] &lt; DATE(YEAR([.A438]);6;21);&quot;WIOSNA&quot; ; IF([.B438] &lt; DATE(YEAR([.A438]);9;23); &quot;LATO&quot;; IF([.B438] &lt; DATE(YEAR([.A438]);12;21);&quot;JESIEŃ&quot;; &quot;ZIMA&quot;))))" office:value-type="string" office:string-value="ZIMA" calcext:value-type="string">
            <text:p>ZIMA</text:p>
          </table:table-cell>
          <table:table-cell table:formula="of:=IF([.C438] = &quot;ZIMA&quot;; 0.2; IF([.C438] = &quot;WIOSNA&quot;; 0.5; IF([.C438] = &quot;LATO&quot;; 0.9; 0.4)))" office:value-type="float" office:value="0.2" calcext:value-type="float">
            <text:p>0,2</text:p>
          </table:table-cell>
          <table:table-cell table:formula="of:=IF(WEEKDAY([.A438];2)&lt; 6; 1; 0) * [.$J$3] *[.D438] *[.$J$7]" office:value-type="float" office:value="132" calcext:value-type="float">
            <text:p>132</text:p>
          </table:table-cell>
          <table:table-cell table:formula="of:=IF(WEEKDAY([.A438];2) = 7; 150; 0)" office:value-type="float" office:value="0" calcext:value-type="float">
            <text:p>0</text:p>
          </table:table-cell>
          <table:table-cell table:formula="of:=[.G437] -[.F438] +[.E438]" office:value-type="float" office:value="76462" calcext:value-type="float">
            <text:p>76462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13" calcext:value-type="date">
            <text:p>13.03.2024</text:p>
          </table:table-cell>
          <table:table-cell table:formula="of:=[.A439]" office:value-type="date" office:date-value="2024-03-13" calcext:value-type="date">
            <text:p>03-13</text:p>
          </table:table-cell>
          <table:table-cell table:style-name="ce1" table:formula="of:=IF([.B439] &lt; DATE(YEAR([.A439]);3;21); &quot;ZIMA&quot;; IF([.B439] &lt; DATE(YEAR([.A439]);6;21);&quot;WIOSNA&quot; ; IF([.B439] &lt; DATE(YEAR([.A439]);9;23); &quot;LATO&quot;; IF([.B439] &lt; DATE(YEAR([.A439]);12;21);&quot;JESIEŃ&quot;; &quot;ZIMA&quot;))))" office:value-type="string" office:string-value="ZIMA" calcext:value-type="string">
            <text:p>ZIMA</text:p>
          </table:table-cell>
          <table:table-cell table:formula="of:=IF([.C439] = &quot;ZIMA&quot;; 0.2; IF([.C439] = &quot;WIOSNA&quot;; 0.5; IF([.C439] = &quot;LATO&quot;; 0.9; 0.4)))" office:value-type="float" office:value="0.2" calcext:value-type="float">
            <text:p>0,2</text:p>
          </table:table-cell>
          <table:table-cell table:formula="of:=IF(WEEKDAY([.A439];2)&lt; 6; 1; 0) * [.$J$3] *[.D439] *[.$J$7]" office:value-type="float" office:value="132" calcext:value-type="float">
            <text:p>132</text:p>
          </table:table-cell>
          <table:table-cell table:formula="of:=IF(WEEKDAY([.A439];2) = 7; 150; 0)" office:value-type="float" office:value="0" calcext:value-type="float">
            <text:p>0</text:p>
          </table:table-cell>
          <table:table-cell table:formula="of:=[.G438] -[.F439] +[.E439]" office:value-type="float" office:value="76594" calcext:value-type="float">
            <text:p>7659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14" calcext:value-type="date">
            <text:p>14.03.2024</text:p>
          </table:table-cell>
          <table:table-cell table:formula="of:=[.A440]" office:value-type="date" office:date-value="2024-03-14" calcext:value-type="date">
            <text:p>03-14</text:p>
          </table:table-cell>
          <table:table-cell table:style-name="ce1" table:formula="of:=IF([.B440] &lt; DATE(YEAR([.A440]);3;21); &quot;ZIMA&quot;; IF([.B440] &lt; DATE(YEAR([.A440]);6;21);&quot;WIOSNA&quot; ; IF([.B440] &lt; DATE(YEAR([.A440]);9;23); &quot;LATO&quot;; IF([.B440] &lt; DATE(YEAR([.A440]);12;21);&quot;JESIEŃ&quot;; &quot;ZIMA&quot;))))" office:value-type="string" office:string-value="ZIMA" calcext:value-type="string">
            <text:p>ZIMA</text:p>
          </table:table-cell>
          <table:table-cell table:formula="of:=IF([.C440] = &quot;ZIMA&quot;; 0.2; IF([.C440] = &quot;WIOSNA&quot;; 0.5; IF([.C440] = &quot;LATO&quot;; 0.9; 0.4)))" office:value-type="float" office:value="0.2" calcext:value-type="float">
            <text:p>0,2</text:p>
          </table:table-cell>
          <table:table-cell table:formula="of:=IF(WEEKDAY([.A440];2)&lt; 6; 1; 0) * [.$J$3] *[.D440] *[.$J$7]" office:value-type="float" office:value="132" calcext:value-type="float">
            <text:p>132</text:p>
          </table:table-cell>
          <table:table-cell table:formula="of:=IF(WEEKDAY([.A440];2) = 7; 150; 0)" office:value-type="float" office:value="0" calcext:value-type="float">
            <text:p>0</text:p>
          </table:table-cell>
          <table:table-cell table:formula="of:=[.G439] -[.F440] +[.E440]" office:value-type="float" office:value="76726" calcext:value-type="float">
            <text:p>76726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15" calcext:value-type="date">
            <text:p>15.03.2024</text:p>
          </table:table-cell>
          <table:table-cell table:formula="of:=[.A441]" office:value-type="date" office:date-value="2024-03-15" calcext:value-type="date">
            <text:p>03-15</text:p>
          </table:table-cell>
          <table:table-cell table:style-name="ce1" table:formula="of:=IF([.B441] &lt; DATE(YEAR([.A441]);3;21); &quot;ZIMA&quot;; IF([.B441] &lt; DATE(YEAR([.A441]);6;21);&quot;WIOSNA&quot; ; IF([.B441] &lt; DATE(YEAR([.A441]);9;23); &quot;LATO&quot;; IF([.B441] &lt; DATE(YEAR([.A441]);12;21);&quot;JESIEŃ&quot;; &quot;ZIMA&quot;))))" office:value-type="string" office:string-value="ZIMA" calcext:value-type="string">
            <text:p>ZIMA</text:p>
          </table:table-cell>
          <table:table-cell table:formula="of:=IF([.C441] = &quot;ZIMA&quot;; 0.2; IF([.C441] = &quot;WIOSNA&quot;; 0.5; IF([.C441] = &quot;LATO&quot;; 0.9; 0.4)))" office:value-type="float" office:value="0.2" calcext:value-type="float">
            <text:p>0,2</text:p>
          </table:table-cell>
          <table:table-cell table:formula="of:=IF(WEEKDAY([.A441];2)&lt; 6; 1; 0) * [.$J$3] *[.D441] *[.$J$7]" office:value-type="float" office:value="132" calcext:value-type="float">
            <text:p>132</text:p>
          </table:table-cell>
          <table:table-cell table:formula="of:=IF(WEEKDAY([.A441];2) = 7; 150; 0)" office:value-type="float" office:value="0" calcext:value-type="float">
            <text:p>0</text:p>
          </table:table-cell>
          <table:table-cell table:formula="of:=[.G440] -[.F441] +[.E441]" office:value-type="float" office:value="76858" calcext:value-type="float">
            <text:p>7685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16" calcext:value-type="date">
            <text:p>16.03.2024</text:p>
          </table:table-cell>
          <table:table-cell table:formula="of:=[.A442]" office:value-type="date" office:date-value="2024-03-16" calcext:value-type="date">
            <text:p>03-16</text:p>
          </table:table-cell>
          <table:table-cell table:style-name="ce1" table:formula="of:=IF([.B442] &lt; DATE(YEAR([.A442]);3;21); &quot;ZIMA&quot;; IF([.B442] &lt; DATE(YEAR([.A442]);6;21);&quot;WIOSNA&quot; ; IF([.B442] &lt; DATE(YEAR([.A442]);9;23); &quot;LATO&quot;; IF([.B442] &lt; DATE(YEAR([.A442]);12;21);&quot;JESIEŃ&quot;; &quot;ZIMA&quot;))))" office:value-type="string" office:string-value="ZIMA" calcext:value-type="string">
            <text:p>ZIMA</text:p>
          </table:table-cell>
          <table:table-cell table:formula="of:=IF([.C442] = &quot;ZIMA&quot;; 0.2; IF([.C442] = &quot;WIOSNA&quot;; 0.5; IF([.C442] = &quot;LATO&quot;; 0.9; 0.4)))" office:value-type="float" office:value="0.2" calcext:value-type="float">
            <text:p>0,2</text:p>
          </table:table-cell>
          <table:table-cell table:formula="of:=IF(WEEKDAY([.A442];2)&lt; 6; 1; 0) * [.$J$3] *[.D442] *[.$J$7]" office:value-type="float" office:value="0" calcext:value-type="float">
            <text:p>0</text:p>
          </table:table-cell>
          <table:table-cell table:formula="of:=IF(WEEKDAY([.A442];2) = 7; 150; 0)" office:value-type="float" office:value="0" calcext:value-type="float">
            <text:p>0</text:p>
          </table:table-cell>
          <table:table-cell table:formula="of:=[.G441] -[.F442] +[.E442]" office:value-type="float" office:value="76858" calcext:value-type="float">
            <text:p>7685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17" calcext:value-type="date">
            <text:p>17.03.2024</text:p>
          </table:table-cell>
          <table:table-cell table:formula="of:=[.A443]" office:value-type="date" office:date-value="2024-03-17" calcext:value-type="date">
            <text:p>03-17</text:p>
          </table:table-cell>
          <table:table-cell table:style-name="ce1" table:formula="of:=IF([.B443] &lt; DATE(YEAR([.A443]);3;21); &quot;ZIMA&quot;; IF([.B443] &lt; DATE(YEAR([.A443]);6;21);&quot;WIOSNA&quot; ; IF([.B443] &lt; DATE(YEAR([.A443]);9;23); &quot;LATO&quot;; IF([.B443] &lt; DATE(YEAR([.A443]);12;21);&quot;JESIEŃ&quot;; &quot;ZIMA&quot;))))" office:value-type="string" office:string-value="ZIMA" calcext:value-type="string">
            <text:p>ZIMA</text:p>
          </table:table-cell>
          <table:table-cell table:formula="of:=IF([.C443] = &quot;ZIMA&quot;; 0.2; IF([.C443] = &quot;WIOSNA&quot;; 0.5; IF([.C443] = &quot;LATO&quot;; 0.9; 0.4)))" office:value-type="float" office:value="0.2" calcext:value-type="float">
            <text:p>0,2</text:p>
          </table:table-cell>
          <table:table-cell table:formula="of:=IF(WEEKDAY([.A443];2)&lt; 6; 1; 0) * [.$J$3] *[.D443] *[.$J$7]" office:value-type="float" office:value="0" calcext:value-type="float">
            <text:p>0</text:p>
          </table:table-cell>
          <table:table-cell table:formula="of:=IF(WEEKDAY([.A443];2) = 7; 150; 0)" office:value-type="float" office:value="150" calcext:value-type="float">
            <text:p>150</text:p>
          </table:table-cell>
          <table:table-cell table:formula="of:=[.G442] -[.F443] +[.E443]" office:value-type="float" office:value="76708" calcext:value-type="float">
            <text:p>7670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18" calcext:value-type="date">
            <text:p>18.03.2024</text:p>
          </table:table-cell>
          <table:table-cell table:formula="of:=[.A444]" office:value-type="date" office:date-value="2024-03-18" calcext:value-type="date">
            <text:p>03-18</text:p>
          </table:table-cell>
          <table:table-cell table:style-name="ce1" table:formula="of:=IF([.B444] &lt; DATE(YEAR([.A444]);3;21); &quot;ZIMA&quot;; IF([.B444] &lt; DATE(YEAR([.A444]);6;21);&quot;WIOSNA&quot; ; IF([.B444] &lt; DATE(YEAR([.A444]);9;23); &quot;LATO&quot;; IF([.B444] &lt; DATE(YEAR([.A444]);12;21);&quot;JESIEŃ&quot;; &quot;ZIMA&quot;))))" office:value-type="string" office:string-value="ZIMA" calcext:value-type="string">
            <text:p>ZIMA</text:p>
          </table:table-cell>
          <table:table-cell table:formula="of:=IF([.C444] = &quot;ZIMA&quot;; 0.2; IF([.C444] = &quot;WIOSNA&quot;; 0.5; IF([.C444] = &quot;LATO&quot;; 0.9; 0.4)))" office:value-type="float" office:value="0.2" calcext:value-type="float">
            <text:p>0,2</text:p>
          </table:table-cell>
          <table:table-cell table:formula="of:=IF(WEEKDAY([.A444];2)&lt; 6; 1; 0) * [.$J$3] *[.D444] *[.$J$7]" office:value-type="float" office:value="132" calcext:value-type="float">
            <text:p>132</text:p>
          </table:table-cell>
          <table:table-cell table:formula="of:=IF(WEEKDAY([.A444];2) = 7; 150; 0)" office:value-type="float" office:value="0" calcext:value-type="float">
            <text:p>0</text:p>
          </table:table-cell>
          <table:table-cell table:formula="of:=[.G443] -[.F444] +[.E444]" office:value-type="float" office:value="76840" calcext:value-type="float">
            <text:p>768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19" calcext:value-type="date">
            <text:p>19.03.2024</text:p>
          </table:table-cell>
          <table:table-cell table:formula="of:=[.A445]" office:value-type="date" office:date-value="2024-03-19" calcext:value-type="date">
            <text:p>03-19</text:p>
          </table:table-cell>
          <table:table-cell table:style-name="ce1" table:formula="of:=IF([.B445] &lt; DATE(YEAR([.A445]);3;21); &quot;ZIMA&quot;; IF([.B445] &lt; DATE(YEAR([.A445]);6;21);&quot;WIOSNA&quot; ; IF([.B445] &lt; DATE(YEAR([.A445]);9;23); &quot;LATO&quot;; IF([.B445] &lt; DATE(YEAR([.A445]);12;21);&quot;JESIEŃ&quot;; &quot;ZIMA&quot;))))" office:value-type="string" office:string-value="ZIMA" calcext:value-type="string">
            <text:p>ZIMA</text:p>
          </table:table-cell>
          <table:table-cell table:formula="of:=IF([.C445] = &quot;ZIMA&quot;; 0.2; IF([.C445] = &quot;WIOSNA&quot;; 0.5; IF([.C445] = &quot;LATO&quot;; 0.9; 0.4)))" office:value-type="float" office:value="0.2" calcext:value-type="float">
            <text:p>0,2</text:p>
          </table:table-cell>
          <table:table-cell table:formula="of:=IF(WEEKDAY([.A445];2)&lt; 6; 1; 0) * [.$J$3] *[.D445] *[.$J$7]" office:value-type="float" office:value="132" calcext:value-type="float">
            <text:p>132</text:p>
          </table:table-cell>
          <table:table-cell table:formula="of:=IF(WEEKDAY([.A445];2) = 7; 150; 0)" office:value-type="float" office:value="0" calcext:value-type="float">
            <text:p>0</text:p>
          </table:table-cell>
          <table:table-cell table:formula="of:=[.G444] -[.F445] +[.E445]" office:value-type="float" office:value="76972" calcext:value-type="float">
            <text:p>76972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20" calcext:value-type="date">
            <text:p>20.03.2024</text:p>
          </table:table-cell>
          <table:table-cell table:formula="of:=[.A446]" office:value-type="date" office:date-value="2024-03-20" calcext:value-type="date">
            <text:p>03-20</text:p>
          </table:table-cell>
          <table:table-cell table:style-name="ce1" table:formula="of:=IF([.B446] &lt; DATE(YEAR([.A446]);3;21); &quot;ZIMA&quot;; IF([.B446] &lt; DATE(YEAR([.A446]);6;21);&quot;WIOSNA&quot; ; IF([.B446] &lt; DATE(YEAR([.A446]);9;23); &quot;LATO&quot;; IF([.B446] &lt; DATE(YEAR([.A446]);12;21);&quot;JESIEŃ&quot;; &quot;ZIMA&quot;))))" office:value-type="string" office:string-value="ZIMA" calcext:value-type="string">
            <text:p>ZIMA</text:p>
          </table:table-cell>
          <table:table-cell table:formula="of:=IF([.C446] = &quot;ZIMA&quot;; 0.2; IF([.C446] = &quot;WIOSNA&quot;; 0.5; IF([.C446] = &quot;LATO&quot;; 0.9; 0.4)))" office:value-type="float" office:value="0.2" calcext:value-type="float">
            <text:p>0,2</text:p>
          </table:table-cell>
          <table:table-cell table:formula="of:=IF(WEEKDAY([.A446];2)&lt; 6; 1; 0) * [.$J$3] *[.D446] *[.$J$7]" office:value-type="float" office:value="132" calcext:value-type="float">
            <text:p>132</text:p>
          </table:table-cell>
          <table:table-cell table:formula="of:=IF(WEEKDAY([.A446];2) = 7; 150; 0)" office:value-type="float" office:value="0" calcext:value-type="float">
            <text:p>0</text:p>
          </table:table-cell>
          <table:table-cell table:formula="of:=[.G445] -[.F446] +[.E446]" office:value-type="float" office:value="77104" calcext:value-type="float">
            <text:p>7710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21" calcext:value-type="date">
            <text:p>21.03.2024</text:p>
          </table:table-cell>
          <table:table-cell table:formula="of:=[.A447]" office:value-type="date" office:date-value="2024-03-21" calcext:value-type="date">
            <text:p>03-21</text:p>
          </table:table-cell>
          <table:table-cell table:style-name="ce1" table:formula="of:=IF([.B447] &lt; DATE(YEAR([.A447]);3;21); &quot;ZIMA&quot;; IF([.B447] &lt; DATE(YEAR([.A447]);6;21);&quot;WIOSNA&quot; ; IF([.B447] &lt; DATE(YEAR([.A447]);9;23); &quot;LATO&quot;; IF([.B447] &lt; DATE(YEAR([.A447]);12;21);&quot;JESIEŃ&quot;; &quot;ZIMA&quot;))))" office:value-type="string" office:string-value="WIOSNA" calcext:value-type="string">
            <text:p>WIOSNA</text:p>
          </table:table-cell>
          <table:table-cell table:formula="of:=IF([.C447] = &quot;ZIMA&quot;; 0.2; IF([.C447] = &quot;WIOSNA&quot;; 0.5; IF([.C447] = &quot;LATO&quot;; 0.9; 0.4)))" office:value-type="float" office:value="0.5" calcext:value-type="float">
            <text:p>0,5</text:p>
          </table:table-cell>
          <table:table-cell table:formula="of:=IF(WEEKDAY([.A447];2)&lt; 6; 1; 0) * [.$J$3] *[.D447] *[.$J$7]" office:value-type="float" office:value="330" calcext:value-type="float">
            <text:p>330</text:p>
          </table:table-cell>
          <table:table-cell table:formula="of:=IF(WEEKDAY([.A447];2) = 7; 150; 0)" office:value-type="float" office:value="0" calcext:value-type="float">
            <text:p>0</text:p>
          </table:table-cell>
          <table:table-cell table:formula="of:=[.G446] -[.F447] +[.E447]" office:value-type="float" office:value="77434" calcext:value-type="float">
            <text:p>7743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22" calcext:value-type="date">
            <text:p>22.03.2024</text:p>
          </table:table-cell>
          <table:table-cell table:formula="of:=[.A448]" office:value-type="date" office:date-value="2024-03-22" calcext:value-type="date">
            <text:p>03-22</text:p>
          </table:table-cell>
          <table:table-cell table:style-name="ce1" table:formula="of:=IF([.B448] &lt; DATE(YEAR([.A448]);3;21); &quot;ZIMA&quot;; IF([.B448] &lt; DATE(YEAR([.A448]);6;21);&quot;WIOSNA&quot; ; IF([.B448] &lt; DATE(YEAR([.A448]);9;23); &quot;LATO&quot;; IF([.B448] &lt; DATE(YEAR([.A448]);12;21);&quot;JESIEŃ&quot;; &quot;ZIMA&quot;))))" office:value-type="string" office:string-value="WIOSNA" calcext:value-type="string">
            <text:p>WIOSNA</text:p>
          </table:table-cell>
          <table:table-cell table:formula="of:=IF([.C448] = &quot;ZIMA&quot;; 0.2; IF([.C448] = &quot;WIOSNA&quot;; 0.5; IF([.C448] = &quot;LATO&quot;; 0.9; 0.4)))" office:value-type="float" office:value="0.5" calcext:value-type="float">
            <text:p>0,5</text:p>
          </table:table-cell>
          <table:table-cell table:formula="of:=IF(WEEKDAY([.A448];2)&lt; 6; 1; 0) * [.$J$3] *[.D448] *[.$J$7]" office:value-type="float" office:value="330" calcext:value-type="float">
            <text:p>330</text:p>
          </table:table-cell>
          <table:table-cell table:formula="of:=IF(WEEKDAY([.A448];2) = 7; 150; 0)" office:value-type="float" office:value="0" calcext:value-type="float">
            <text:p>0</text:p>
          </table:table-cell>
          <table:table-cell table:formula="of:=[.G447] -[.F448] +[.E448]" office:value-type="float" office:value="77764" calcext:value-type="float">
            <text:p>7776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23" calcext:value-type="date">
            <text:p>23.03.2024</text:p>
          </table:table-cell>
          <table:table-cell table:formula="of:=[.A449]" office:value-type="date" office:date-value="2024-03-23" calcext:value-type="date">
            <text:p>03-23</text:p>
          </table:table-cell>
          <table:table-cell table:style-name="ce1" table:formula="of:=IF([.B449] &lt; DATE(YEAR([.A449]);3;21); &quot;ZIMA&quot;; IF([.B449] &lt; DATE(YEAR([.A449]);6;21);&quot;WIOSNA&quot; ; IF([.B449] &lt; DATE(YEAR([.A449]);9;23); &quot;LATO&quot;; IF([.B449] &lt; DATE(YEAR([.A449]);12;21);&quot;JESIEŃ&quot;; &quot;ZIMA&quot;))))" office:value-type="string" office:string-value="WIOSNA" calcext:value-type="string">
            <text:p>WIOSNA</text:p>
          </table:table-cell>
          <table:table-cell table:formula="of:=IF([.C449] = &quot;ZIMA&quot;; 0.2; IF([.C449] = &quot;WIOSNA&quot;; 0.5; IF([.C449] = &quot;LATO&quot;; 0.9; 0.4)))" office:value-type="float" office:value="0.5" calcext:value-type="float">
            <text:p>0,5</text:p>
          </table:table-cell>
          <table:table-cell table:formula="of:=IF(WEEKDAY([.A449];2)&lt; 6; 1; 0) * [.$J$3] *[.D449] *[.$J$7]" office:value-type="float" office:value="0" calcext:value-type="float">
            <text:p>0</text:p>
          </table:table-cell>
          <table:table-cell table:formula="of:=IF(WEEKDAY([.A449];2) = 7; 150; 0)" office:value-type="float" office:value="0" calcext:value-type="float">
            <text:p>0</text:p>
          </table:table-cell>
          <table:table-cell table:formula="of:=[.G448] -[.F449] +[.E449]" office:value-type="float" office:value="77764" calcext:value-type="float">
            <text:p>7776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24" calcext:value-type="date">
            <text:p>24.03.2024</text:p>
          </table:table-cell>
          <table:table-cell table:formula="of:=[.A450]" office:value-type="date" office:date-value="2024-03-24" calcext:value-type="date">
            <text:p>03-24</text:p>
          </table:table-cell>
          <table:table-cell table:style-name="ce1" table:formula="of:=IF([.B450] &lt; DATE(YEAR([.A450]);3;21); &quot;ZIMA&quot;; IF([.B450] &lt; DATE(YEAR([.A450]);6;21);&quot;WIOSNA&quot; ; IF([.B450] &lt; DATE(YEAR([.A450]);9;23); &quot;LATO&quot;; IF([.B450] &lt; DATE(YEAR([.A450]);12;21);&quot;JESIEŃ&quot;; &quot;ZIMA&quot;))))" office:value-type="string" office:string-value="WIOSNA" calcext:value-type="string">
            <text:p>WIOSNA</text:p>
          </table:table-cell>
          <table:table-cell table:formula="of:=IF([.C450] = &quot;ZIMA&quot;; 0.2; IF([.C450] = &quot;WIOSNA&quot;; 0.5; IF([.C450] = &quot;LATO&quot;; 0.9; 0.4)))" office:value-type="float" office:value="0.5" calcext:value-type="float">
            <text:p>0,5</text:p>
          </table:table-cell>
          <table:table-cell table:formula="of:=IF(WEEKDAY([.A450];2)&lt; 6; 1; 0) * [.$J$3] *[.D450] *[.$J$7]" office:value-type="float" office:value="0" calcext:value-type="float">
            <text:p>0</text:p>
          </table:table-cell>
          <table:table-cell table:formula="of:=IF(WEEKDAY([.A450];2) = 7; 150; 0)" office:value-type="float" office:value="150" calcext:value-type="float">
            <text:p>150</text:p>
          </table:table-cell>
          <table:table-cell table:formula="of:=[.G449] -[.F450] +[.E450]" office:value-type="float" office:value="77614" calcext:value-type="float">
            <text:p>7761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25" calcext:value-type="date">
            <text:p>25.03.2024</text:p>
          </table:table-cell>
          <table:table-cell table:formula="of:=[.A451]" office:value-type="date" office:date-value="2024-03-25" calcext:value-type="date">
            <text:p>03-25</text:p>
          </table:table-cell>
          <table:table-cell table:style-name="ce1" table:formula="of:=IF([.B451] &lt; DATE(YEAR([.A451]);3;21); &quot;ZIMA&quot;; IF([.B451] &lt; DATE(YEAR([.A451]);6;21);&quot;WIOSNA&quot; ; IF([.B451] &lt; DATE(YEAR([.A451]);9;23); &quot;LATO&quot;; IF([.B451] &lt; DATE(YEAR([.A451]);12;21);&quot;JESIEŃ&quot;; &quot;ZIMA&quot;))))" office:value-type="string" office:string-value="WIOSNA" calcext:value-type="string">
            <text:p>WIOSNA</text:p>
          </table:table-cell>
          <table:table-cell table:formula="of:=IF([.C451] = &quot;ZIMA&quot;; 0.2; IF([.C451] = &quot;WIOSNA&quot;; 0.5; IF([.C451] = &quot;LATO&quot;; 0.9; 0.4)))" office:value-type="float" office:value="0.5" calcext:value-type="float">
            <text:p>0,5</text:p>
          </table:table-cell>
          <table:table-cell table:formula="of:=IF(WEEKDAY([.A451];2)&lt; 6; 1; 0) * [.$J$3] *[.D451] *[.$J$7]" office:value-type="float" office:value="330" calcext:value-type="float">
            <text:p>330</text:p>
          </table:table-cell>
          <table:table-cell table:formula="of:=IF(WEEKDAY([.A451];2) = 7; 150; 0)" office:value-type="float" office:value="0" calcext:value-type="float">
            <text:p>0</text:p>
          </table:table-cell>
          <table:table-cell table:formula="of:=[.G450] -[.F451] +[.E451]" office:value-type="float" office:value="77944" calcext:value-type="float">
            <text:p>7794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26" calcext:value-type="date">
            <text:p>26.03.2024</text:p>
          </table:table-cell>
          <table:table-cell table:formula="of:=[.A452]" office:value-type="date" office:date-value="2024-03-26" calcext:value-type="date">
            <text:p>03-26</text:p>
          </table:table-cell>
          <table:table-cell table:style-name="ce1" table:formula="of:=IF([.B452] &lt; DATE(YEAR([.A452]);3;21); &quot;ZIMA&quot;; IF([.B452] &lt; DATE(YEAR([.A452]);6;21);&quot;WIOSNA&quot; ; IF([.B452] &lt; DATE(YEAR([.A452]);9;23); &quot;LATO&quot;; IF([.B452] &lt; DATE(YEAR([.A452]);12;21);&quot;JESIEŃ&quot;; &quot;ZIMA&quot;))))" office:value-type="string" office:string-value="WIOSNA" calcext:value-type="string">
            <text:p>WIOSNA</text:p>
          </table:table-cell>
          <table:table-cell table:formula="of:=IF([.C452] = &quot;ZIMA&quot;; 0.2; IF([.C452] = &quot;WIOSNA&quot;; 0.5; IF([.C452] = &quot;LATO&quot;; 0.9; 0.4)))" office:value-type="float" office:value="0.5" calcext:value-type="float">
            <text:p>0,5</text:p>
          </table:table-cell>
          <table:table-cell table:formula="of:=IF(WEEKDAY([.A452];2)&lt; 6; 1; 0) * [.$J$3] *[.D452] *[.$J$7]" office:value-type="float" office:value="330" calcext:value-type="float">
            <text:p>330</text:p>
          </table:table-cell>
          <table:table-cell table:formula="of:=IF(WEEKDAY([.A452];2) = 7; 150; 0)" office:value-type="float" office:value="0" calcext:value-type="float">
            <text:p>0</text:p>
          </table:table-cell>
          <table:table-cell table:formula="of:=[.G451] -[.F452] +[.E452]" office:value-type="float" office:value="78274" calcext:value-type="float">
            <text:p>7827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27" calcext:value-type="date">
            <text:p>27.03.2024</text:p>
          </table:table-cell>
          <table:table-cell table:formula="of:=[.A453]" office:value-type="date" office:date-value="2024-03-27" calcext:value-type="date">
            <text:p>03-27</text:p>
          </table:table-cell>
          <table:table-cell table:style-name="ce1" table:formula="of:=IF([.B453] &lt; DATE(YEAR([.A453]);3;21); &quot;ZIMA&quot;; IF([.B453] &lt; DATE(YEAR([.A453]);6;21);&quot;WIOSNA&quot; ; IF([.B453] &lt; DATE(YEAR([.A453]);9;23); &quot;LATO&quot;; IF([.B453] &lt; DATE(YEAR([.A453]);12;21);&quot;JESIEŃ&quot;; &quot;ZIMA&quot;))))" office:value-type="string" office:string-value="WIOSNA" calcext:value-type="string">
            <text:p>WIOSNA</text:p>
          </table:table-cell>
          <table:table-cell table:formula="of:=IF([.C453] = &quot;ZIMA&quot;; 0.2; IF([.C453] = &quot;WIOSNA&quot;; 0.5; IF([.C453] = &quot;LATO&quot;; 0.9; 0.4)))" office:value-type="float" office:value="0.5" calcext:value-type="float">
            <text:p>0,5</text:p>
          </table:table-cell>
          <table:table-cell table:formula="of:=IF(WEEKDAY([.A453];2)&lt; 6; 1; 0) * [.$J$3] *[.D453] *[.$J$7]" office:value-type="float" office:value="330" calcext:value-type="float">
            <text:p>330</text:p>
          </table:table-cell>
          <table:table-cell table:formula="of:=IF(WEEKDAY([.A453];2) = 7; 150; 0)" office:value-type="float" office:value="0" calcext:value-type="float">
            <text:p>0</text:p>
          </table:table-cell>
          <table:table-cell table:formula="of:=[.G452] -[.F453] +[.E453]" office:value-type="float" office:value="78604" calcext:value-type="float">
            <text:p>7860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28" calcext:value-type="date">
            <text:p>28.03.2024</text:p>
          </table:table-cell>
          <table:table-cell table:formula="of:=[.A454]" office:value-type="date" office:date-value="2024-03-28" calcext:value-type="date">
            <text:p>03-28</text:p>
          </table:table-cell>
          <table:table-cell table:style-name="ce1" table:formula="of:=IF([.B454] &lt; DATE(YEAR([.A454]);3;21); &quot;ZIMA&quot;; IF([.B454] &lt; DATE(YEAR([.A454]);6;21);&quot;WIOSNA&quot; ; IF([.B454] &lt; DATE(YEAR([.A454]);9;23); &quot;LATO&quot;; IF([.B454] &lt; DATE(YEAR([.A454]);12;21);&quot;JESIEŃ&quot;; &quot;ZIMA&quot;))))" office:value-type="string" office:string-value="WIOSNA" calcext:value-type="string">
            <text:p>WIOSNA</text:p>
          </table:table-cell>
          <table:table-cell table:formula="of:=IF([.C454] = &quot;ZIMA&quot;; 0.2; IF([.C454] = &quot;WIOSNA&quot;; 0.5; IF([.C454] = &quot;LATO&quot;; 0.9; 0.4)))" office:value-type="float" office:value="0.5" calcext:value-type="float">
            <text:p>0,5</text:p>
          </table:table-cell>
          <table:table-cell table:formula="of:=IF(WEEKDAY([.A454];2)&lt; 6; 1; 0) * [.$J$3] *[.D454] *[.$J$7]" office:value-type="float" office:value="330" calcext:value-type="float">
            <text:p>330</text:p>
          </table:table-cell>
          <table:table-cell table:formula="of:=IF(WEEKDAY([.A454];2) = 7; 150; 0)" office:value-type="float" office:value="0" calcext:value-type="float">
            <text:p>0</text:p>
          </table:table-cell>
          <table:table-cell table:formula="of:=[.G453] -[.F454] +[.E454]" office:value-type="float" office:value="78934" calcext:value-type="float">
            <text:p>7893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29" calcext:value-type="date">
            <text:p>29.03.2024</text:p>
          </table:table-cell>
          <table:table-cell table:formula="of:=[.A455]" office:value-type="date" office:date-value="2024-03-29" calcext:value-type="date">
            <text:p>03-29</text:p>
          </table:table-cell>
          <table:table-cell table:style-name="ce1" table:formula="of:=IF([.B455] &lt; DATE(YEAR([.A455]);3;21); &quot;ZIMA&quot;; IF([.B455] &lt; DATE(YEAR([.A455]);6;21);&quot;WIOSNA&quot; ; IF([.B455] &lt; DATE(YEAR([.A455]);9;23); &quot;LATO&quot;; IF([.B455] &lt; DATE(YEAR([.A455]);12;21);&quot;JESIEŃ&quot;; &quot;ZIMA&quot;))))" office:value-type="string" office:string-value="WIOSNA" calcext:value-type="string">
            <text:p>WIOSNA</text:p>
          </table:table-cell>
          <table:table-cell table:formula="of:=IF([.C455] = &quot;ZIMA&quot;; 0.2; IF([.C455] = &quot;WIOSNA&quot;; 0.5; IF([.C455] = &quot;LATO&quot;; 0.9; 0.4)))" office:value-type="float" office:value="0.5" calcext:value-type="float">
            <text:p>0,5</text:p>
          </table:table-cell>
          <table:table-cell table:formula="of:=IF(WEEKDAY([.A455];2)&lt; 6; 1; 0) * [.$J$3] *[.D455] *[.$J$7]" office:value-type="float" office:value="330" calcext:value-type="float">
            <text:p>330</text:p>
          </table:table-cell>
          <table:table-cell table:formula="of:=IF(WEEKDAY([.A455];2) = 7; 150; 0)" office:value-type="float" office:value="0" calcext:value-type="float">
            <text:p>0</text:p>
          </table:table-cell>
          <table:table-cell table:formula="of:=[.G454] -[.F455] +[.E455]" office:value-type="float" office:value="79264" calcext:value-type="float">
            <text:p>7926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30" calcext:value-type="date">
            <text:p>30.03.2024</text:p>
          </table:table-cell>
          <table:table-cell table:formula="of:=[.A456]" office:value-type="date" office:date-value="2024-03-30" calcext:value-type="date">
            <text:p>03-30</text:p>
          </table:table-cell>
          <table:table-cell table:style-name="ce1" table:formula="of:=IF([.B456] &lt; DATE(YEAR([.A456]);3;21); &quot;ZIMA&quot;; IF([.B456] &lt; DATE(YEAR([.A456]);6;21);&quot;WIOSNA&quot; ; IF([.B456] &lt; DATE(YEAR([.A456]);9;23); &quot;LATO&quot;; IF([.B456] &lt; DATE(YEAR([.A456]);12;21);&quot;JESIEŃ&quot;; &quot;ZIMA&quot;))))" office:value-type="string" office:string-value="WIOSNA" calcext:value-type="string">
            <text:p>WIOSNA</text:p>
          </table:table-cell>
          <table:table-cell table:formula="of:=IF([.C456] = &quot;ZIMA&quot;; 0.2; IF([.C456] = &quot;WIOSNA&quot;; 0.5; IF([.C456] = &quot;LATO&quot;; 0.9; 0.4)))" office:value-type="float" office:value="0.5" calcext:value-type="float">
            <text:p>0,5</text:p>
          </table:table-cell>
          <table:table-cell table:formula="of:=IF(WEEKDAY([.A456];2)&lt; 6; 1; 0) * [.$J$3] *[.D456] *[.$J$7]" office:value-type="float" office:value="0" calcext:value-type="float">
            <text:p>0</text:p>
          </table:table-cell>
          <table:table-cell table:formula="of:=IF(WEEKDAY([.A456];2) = 7; 150; 0)" office:value-type="float" office:value="0" calcext:value-type="float">
            <text:p>0</text:p>
          </table:table-cell>
          <table:table-cell table:formula="of:=[.G455] -[.F456] +[.E456]" office:value-type="float" office:value="79264" calcext:value-type="float">
            <text:p>7926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31" calcext:value-type="date">
            <text:p>31.03.2024</text:p>
          </table:table-cell>
          <table:table-cell table:formula="of:=[.A457]" office:value-type="date" office:date-value="2024-03-31" calcext:value-type="date">
            <text:p>03-31</text:p>
          </table:table-cell>
          <table:table-cell table:style-name="ce1" table:formula="of:=IF([.B457] &lt; DATE(YEAR([.A457]);3;21); &quot;ZIMA&quot;; IF([.B457] &lt; DATE(YEAR([.A457]);6;21);&quot;WIOSNA&quot; ; IF([.B457] &lt; DATE(YEAR([.A457]);9;23); &quot;LATO&quot;; IF([.B457] &lt; DATE(YEAR([.A457]);12;21);&quot;JESIEŃ&quot;; &quot;ZIMA&quot;))))" office:value-type="string" office:string-value="WIOSNA" calcext:value-type="string">
            <text:p>WIOSNA</text:p>
          </table:table-cell>
          <table:table-cell table:formula="of:=IF([.C457] = &quot;ZIMA&quot;; 0.2; IF([.C457] = &quot;WIOSNA&quot;; 0.5; IF([.C457] = &quot;LATO&quot;; 0.9; 0.4)))" office:value-type="float" office:value="0.5" calcext:value-type="float">
            <text:p>0,5</text:p>
          </table:table-cell>
          <table:table-cell table:formula="of:=IF(WEEKDAY([.A457];2)&lt; 6; 1; 0) * [.$J$3] *[.D457] *[.$J$7]" office:value-type="float" office:value="0" calcext:value-type="float">
            <text:p>0</text:p>
          </table:table-cell>
          <table:table-cell table:formula="of:=IF(WEEKDAY([.A457];2) = 7; 150; 0)" office:value-type="float" office:value="150" calcext:value-type="float">
            <text:p>150</text:p>
          </table:table-cell>
          <table:table-cell table:formula="of:=[.G456] -[.F457] +[.E457]" office:value-type="float" office:value="79114" calcext:value-type="float">
            <text:p>7911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01" calcext:value-type="date">
            <text:p>1.04.2024</text:p>
          </table:table-cell>
          <table:table-cell table:formula="of:=[.A458]" office:value-type="date" office:date-value="2024-04-01" calcext:value-type="date">
            <text:p>04-01</text:p>
          </table:table-cell>
          <table:table-cell table:style-name="ce1" table:formula="of:=IF([.B458] &lt; DATE(YEAR([.A458]);3;21); &quot;ZIMA&quot;; IF([.B458] &lt; DATE(YEAR([.A458]);6;21);&quot;WIOSNA&quot; ; IF([.B458] &lt; DATE(YEAR([.A458]);9;23); &quot;LATO&quot;; IF([.B458] &lt; DATE(YEAR([.A458]);12;21);&quot;JESIEŃ&quot;; &quot;ZIMA&quot;))))" office:value-type="string" office:string-value="WIOSNA" calcext:value-type="string">
            <text:p>WIOSNA</text:p>
          </table:table-cell>
          <table:table-cell table:formula="of:=IF([.C458] = &quot;ZIMA&quot;; 0.2; IF([.C458] = &quot;WIOSNA&quot;; 0.5; IF([.C458] = &quot;LATO&quot;; 0.9; 0.4)))" office:value-type="float" office:value="0.5" calcext:value-type="float">
            <text:p>0,5</text:p>
          </table:table-cell>
          <table:table-cell table:formula="of:=IF(WEEKDAY([.A458];2)&lt; 6; 1; 0) * [.$J$3] *[.D458] *[.$J$7]" office:value-type="float" office:value="330" calcext:value-type="float">
            <text:p>330</text:p>
          </table:table-cell>
          <table:table-cell table:formula="of:=IF(WEEKDAY([.A458];2) = 7; 150; 0)" office:value-type="float" office:value="0" calcext:value-type="float">
            <text:p>0</text:p>
          </table:table-cell>
          <table:table-cell table:formula="of:=[.G457] -[.F458] +[.E458]" office:value-type="float" office:value="79444" calcext:value-type="float">
            <text:p>7944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02" calcext:value-type="date">
            <text:p>2.04.2024</text:p>
          </table:table-cell>
          <table:table-cell table:formula="of:=[.A459]" office:value-type="date" office:date-value="2024-04-02" calcext:value-type="date">
            <text:p>04-02</text:p>
          </table:table-cell>
          <table:table-cell table:style-name="ce1" table:formula="of:=IF([.B459] &lt; DATE(YEAR([.A459]);3;21); &quot;ZIMA&quot;; IF([.B459] &lt; DATE(YEAR([.A459]);6;21);&quot;WIOSNA&quot; ; IF([.B459] &lt; DATE(YEAR([.A459]);9;23); &quot;LATO&quot;; IF([.B459] &lt; DATE(YEAR([.A459]);12;21);&quot;JESIEŃ&quot;; &quot;ZIMA&quot;))))" office:value-type="string" office:string-value="WIOSNA" calcext:value-type="string">
            <text:p>WIOSNA</text:p>
          </table:table-cell>
          <table:table-cell table:formula="of:=IF([.C459] = &quot;ZIMA&quot;; 0.2; IF([.C459] = &quot;WIOSNA&quot;; 0.5; IF([.C459] = &quot;LATO&quot;; 0.9; 0.4)))" office:value-type="float" office:value="0.5" calcext:value-type="float">
            <text:p>0,5</text:p>
          </table:table-cell>
          <table:table-cell table:formula="of:=IF(WEEKDAY([.A459];2)&lt; 6; 1; 0) * [.$J$3] *[.D459] *[.$J$7]" office:value-type="float" office:value="330" calcext:value-type="float">
            <text:p>330</text:p>
          </table:table-cell>
          <table:table-cell table:formula="of:=IF(WEEKDAY([.A459];2) = 7; 150; 0)" office:value-type="float" office:value="0" calcext:value-type="float">
            <text:p>0</text:p>
          </table:table-cell>
          <table:table-cell table:formula="of:=[.G458] -[.F459] +[.E459]" office:value-type="float" office:value="79774" calcext:value-type="float">
            <text:p>7977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03" calcext:value-type="date">
            <text:p>3.04.2024</text:p>
          </table:table-cell>
          <table:table-cell table:formula="of:=[.A460]" office:value-type="date" office:date-value="2024-04-03" calcext:value-type="date">
            <text:p>04-03</text:p>
          </table:table-cell>
          <table:table-cell table:style-name="ce1" table:formula="of:=IF([.B460] &lt; DATE(YEAR([.A460]);3;21); &quot;ZIMA&quot;; IF([.B460] &lt; DATE(YEAR([.A460]);6;21);&quot;WIOSNA&quot; ; IF([.B460] &lt; DATE(YEAR([.A460]);9;23); &quot;LATO&quot;; IF([.B460] &lt; DATE(YEAR([.A460]);12;21);&quot;JESIEŃ&quot;; &quot;ZIMA&quot;))))" office:value-type="string" office:string-value="WIOSNA" calcext:value-type="string">
            <text:p>WIOSNA</text:p>
          </table:table-cell>
          <table:table-cell table:formula="of:=IF([.C460] = &quot;ZIMA&quot;; 0.2; IF([.C460] = &quot;WIOSNA&quot;; 0.5; IF([.C460] = &quot;LATO&quot;; 0.9; 0.4)))" office:value-type="float" office:value="0.5" calcext:value-type="float">
            <text:p>0,5</text:p>
          </table:table-cell>
          <table:table-cell table:formula="of:=IF(WEEKDAY([.A460];2)&lt; 6; 1; 0) * [.$J$3] *[.D460] *[.$J$7]" office:value-type="float" office:value="330" calcext:value-type="float">
            <text:p>330</text:p>
          </table:table-cell>
          <table:table-cell table:formula="of:=IF(WEEKDAY([.A460];2) = 7; 150; 0)" office:value-type="float" office:value="0" calcext:value-type="float">
            <text:p>0</text:p>
          </table:table-cell>
          <table:table-cell table:formula="of:=[.G459] -[.F460] +[.E460]" office:value-type="float" office:value="80104" calcext:value-type="float">
            <text:p>8010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04" calcext:value-type="date">
            <text:p>4.04.2024</text:p>
          </table:table-cell>
          <table:table-cell table:formula="of:=[.A461]" office:value-type="date" office:date-value="2024-04-04" calcext:value-type="date">
            <text:p>04-04</text:p>
          </table:table-cell>
          <table:table-cell table:style-name="ce1" table:formula="of:=IF([.B461] &lt; DATE(YEAR([.A461]);3;21); &quot;ZIMA&quot;; IF([.B461] &lt; DATE(YEAR([.A461]);6;21);&quot;WIOSNA&quot; ; IF([.B461] &lt; DATE(YEAR([.A461]);9;23); &quot;LATO&quot;; IF([.B461] &lt; DATE(YEAR([.A461]);12;21);&quot;JESIEŃ&quot;; &quot;ZIMA&quot;))))" office:value-type="string" office:string-value="WIOSNA" calcext:value-type="string">
            <text:p>WIOSNA</text:p>
          </table:table-cell>
          <table:table-cell table:formula="of:=IF([.C461] = &quot;ZIMA&quot;; 0.2; IF([.C461] = &quot;WIOSNA&quot;; 0.5; IF([.C461] = &quot;LATO&quot;; 0.9; 0.4)))" office:value-type="float" office:value="0.5" calcext:value-type="float">
            <text:p>0,5</text:p>
          </table:table-cell>
          <table:table-cell table:formula="of:=IF(WEEKDAY([.A461];2)&lt; 6; 1; 0) * [.$J$3] *[.D461] *[.$J$7]" office:value-type="float" office:value="330" calcext:value-type="float">
            <text:p>330</text:p>
          </table:table-cell>
          <table:table-cell table:formula="of:=IF(WEEKDAY([.A461];2) = 7; 150; 0)" office:value-type="float" office:value="0" calcext:value-type="float">
            <text:p>0</text:p>
          </table:table-cell>
          <table:table-cell table:formula="of:=[.G460] -[.F461] +[.E461]" office:value-type="float" office:value="80434" calcext:value-type="float">
            <text:p>8043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05" calcext:value-type="date">
            <text:p>5.04.2024</text:p>
          </table:table-cell>
          <table:table-cell table:formula="of:=[.A462]" office:value-type="date" office:date-value="2024-04-05" calcext:value-type="date">
            <text:p>04-05</text:p>
          </table:table-cell>
          <table:table-cell table:style-name="ce1" table:formula="of:=IF([.B462] &lt; DATE(YEAR([.A462]);3;21); &quot;ZIMA&quot;; IF([.B462] &lt; DATE(YEAR([.A462]);6;21);&quot;WIOSNA&quot; ; IF([.B462] &lt; DATE(YEAR([.A462]);9;23); &quot;LATO&quot;; IF([.B462] &lt; DATE(YEAR([.A462]);12;21);&quot;JESIEŃ&quot;; &quot;ZIMA&quot;))))" office:value-type="string" office:string-value="WIOSNA" calcext:value-type="string">
            <text:p>WIOSNA</text:p>
          </table:table-cell>
          <table:table-cell table:formula="of:=IF([.C462] = &quot;ZIMA&quot;; 0.2; IF([.C462] = &quot;WIOSNA&quot;; 0.5; IF([.C462] = &quot;LATO&quot;; 0.9; 0.4)))" office:value-type="float" office:value="0.5" calcext:value-type="float">
            <text:p>0,5</text:p>
          </table:table-cell>
          <table:table-cell table:formula="of:=IF(WEEKDAY([.A462];2)&lt; 6; 1; 0) * [.$J$3] *[.D462] *[.$J$7]" office:value-type="float" office:value="330" calcext:value-type="float">
            <text:p>330</text:p>
          </table:table-cell>
          <table:table-cell table:formula="of:=IF(WEEKDAY([.A462];2) = 7; 150; 0)" office:value-type="float" office:value="0" calcext:value-type="float">
            <text:p>0</text:p>
          </table:table-cell>
          <table:table-cell table:formula="of:=[.G461] -[.F462] +[.E462]" office:value-type="float" office:value="80764" calcext:value-type="float">
            <text:p>8076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06" calcext:value-type="date">
            <text:p>6.04.2024</text:p>
          </table:table-cell>
          <table:table-cell table:formula="of:=[.A463]" office:value-type="date" office:date-value="2024-04-06" calcext:value-type="date">
            <text:p>04-06</text:p>
          </table:table-cell>
          <table:table-cell table:style-name="ce1" table:formula="of:=IF([.B463] &lt; DATE(YEAR([.A463]);3;21); &quot;ZIMA&quot;; IF([.B463] &lt; DATE(YEAR([.A463]);6;21);&quot;WIOSNA&quot; ; IF([.B463] &lt; DATE(YEAR([.A463]);9;23); &quot;LATO&quot;; IF([.B463] &lt; DATE(YEAR([.A463]);12;21);&quot;JESIEŃ&quot;; &quot;ZIMA&quot;))))" office:value-type="string" office:string-value="WIOSNA" calcext:value-type="string">
            <text:p>WIOSNA</text:p>
          </table:table-cell>
          <table:table-cell table:formula="of:=IF([.C463] = &quot;ZIMA&quot;; 0.2; IF([.C463] = &quot;WIOSNA&quot;; 0.5; IF([.C463] = &quot;LATO&quot;; 0.9; 0.4)))" office:value-type="float" office:value="0.5" calcext:value-type="float">
            <text:p>0,5</text:p>
          </table:table-cell>
          <table:table-cell table:formula="of:=IF(WEEKDAY([.A463];2)&lt; 6; 1; 0) * [.$J$3] *[.D463] *[.$J$7]" office:value-type="float" office:value="0" calcext:value-type="float">
            <text:p>0</text:p>
          </table:table-cell>
          <table:table-cell table:formula="of:=IF(WEEKDAY([.A463];2) = 7; 150; 0)" office:value-type="float" office:value="0" calcext:value-type="float">
            <text:p>0</text:p>
          </table:table-cell>
          <table:table-cell table:formula="of:=[.G462] -[.F463] +[.E463]" office:value-type="float" office:value="80764" calcext:value-type="float">
            <text:p>8076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07" calcext:value-type="date">
            <text:p>7.04.2024</text:p>
          </table:table-cell>
          <table:table-cell table:formula="of:=[.A464]" office:value-type="date" office:date-value="2024-04-07" calcext:value-type="date">
            <text:p>04-07</text:p>
          </table:table-cell>
          <table:table-cell table:style-name="ce1" table:formula="of:=IF([.B464] &lt; DATE(YEAR([.A464]);3;21); &quot;ZIMA&quot;; IF([.B464] &lt; DATE(YEAR([.A464]);6;21);&quot;WIOSNA&quot; ; IF([.B464] &lt; DATE(YEAR([.A464]);9;23); &quot;LATO&quot;; IF([.B464] &lt; DATE(YEAR([.A464]);12;21);&quot;JESIEŃ&quot;; &quot;ZIMA&quot;))))" office:value-type="string" office:string-value="WIOSNA" calcext:value-type="string">
            <text:p>WIOSNA</text:p>
          </table:table-cell>
          <table:table-cell table:formula="of:=IF([.C464] = &quot;ZIMA&quot;; 0.2; IF([.C464] = &quot;WIOSNA&quot;; 0.5; IF([.C464] = &quot;LATO&quot;; 0.9; 0.4)))" office:value-type="float" office:value="0.5" calcext:value-type="float">
            <text:p>0,5</text:p>
          </table:table-cell>
          <table:table-cell table:formula="of:=IF(WEEKDAY([.A464];2)&lt; 6; 1; 0) * [.$J$3] *[.D464] *[.$J$7]" office:value-type="float" office:value="0" calcext:value-type="float">
            <text:p>0</text:p>
          </table:table-cell>
          <table:table-cell table:formula="of:=IF(WEEKDAY([.A464];2) = 7; 150; 0)" office:value-type="float" office:value="150" calcext:value-type="float">
            <text:p>150</text:p>
          </table:table-cell>
          <table:table-cell table:formula="of:=[.G463] -[.F464] +[.E464]" office:value-type="float" office:value="80614" calcext:value-type="float">
            <text:p>8061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08" calcext:value-type="date">
            <text:p>8.04.2024</text:p>
          </table:table-cell>
          <table:table-cell table:formula="of:=[.A465]" office:value-type="date" office:date-value="2024-04-08" calcext:value-type="date">
            <text:p>04-08</text:p>
          </table:table-cell>
          <table:table-cell table:style-name="ce1" table:formula="of:=IF([.B465] &lt; DATE(YEAR([.A465]);3;21); &quot;ZIMA&quot;; IF([.B465] &lt; DATE(YEAR([.A465]);6;21);&quot;WIOSNA&quot; ; IF([.B465] &lt; DATE(YEAR([.A465]);9;23); &quot;LATO&quot;; IF([.B465] &lt; DATE(YEAR([.A465]);12;21);&quot;JESIEŃ&quot;; &quot;ZIMA&quot;))))" office:value-type="string" office:string-value="WIOSNA" calcext:value-type="string">
            <text:p>WIOSNA</text:p>
          </table:table-cell>
          <table:table-cell table:formula="of:=IF([.C465] = &quot;ZIMA&quot;; 0.2; IF([.C465] = &quot;WIOSNA&quot;; 0.5; IF([.C465] = &quot;LATO&quot;; 0.9; 0.4)))" office:value-type="float" office:value="0.5" calcext:value-type="float">
            <text:p>0,5</text:p>
          </table:table-cell>
          <table:table-cell table:formula="of:=IF(WEEKDAY([.A465];2)&lt; 6; 1; 0) * [.$J$3] *[.D465] *[.$J$7]" office:value-type="float" office:value="330" calcext:value-type="float">
            <text:p>330</text:p>
          </table:table-cell>
          <table:table-cell table:formula="of:=IF(WEEKDAY([.A465];2) = 7; 150; 0)" office:value-type="float" office:value="0" calcext:value-type="float">
            <text:p>0</text:p>
          </table:table-cell>
          <table:table-cell table:formula="of:=[.G464] -[.F465] +[.E465]" office:value-type="float" office:value="80944" calcext:value-type="float">
            <text:p>8094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09" calcext:value-type="date">
            <text:p>9.04.2024</text:p>
          </table:table-cell>
          <table:table-cell table:formula="of:=[.A466]" office:value-type="date" office:date-value="2024-04-09" calcext:value-type="date">
            <text:p>04-09</text:p>
          </table:table-cell>
          <table:table-cell table:style-name="ce1" table:formula="of:=IF([.B466] &lt; DATE(YEAR([.A466]);3;21); &quot;ZIMA&quot;; IF([.B466] &lt; DATE(YEAR([.A466]);6;21);&quot;WIOSNA&quot; ; IF([.B466] &lt; DATE(YEAR([.A466]);9;23); &quot;LATO&quot;; IF([.B466] &lt; DATE(YEAR([.A466]);12;21);&quot;JESIEŃ&quot;; &quot;ZIMA&quot;))))" office:value-type="string" office:string-value="WIOSNA" calcext:value-type="string">
            <text:p>WIOSNA</text:p>
          </table:table-cell>
          <table:table-cell table:formula="of:=IF([.C466] = &quot;ZIMA&quot;; 0.2; IF([.C466] = &quot;WIOSNA&quot;; 0.5; IF([.C466] = &quot;LATO&quot;; 0.9; 0.4)))" office:value-type="float" office:value="0.5" calcext:value-type="float">
            <text:p>0,5</text:p>
          </table:table-cell>
          <table:table-cell table:formula="of:=IF(WEEKDAY([.A466];2)&lt; 6; 1; 0) * [.$J$3] *[.D466] *[.$J$7]" office:value-type="float" office:value="330" calcext:value-type="float">
            <text:p>330</text:p>
          </table:table-cell>
          <table:table-cell table:formula="of:=IF(WEEKDAY([.A466];2) = 7; 150; 0)" office:value-type="float" office:value="0" calcext:value-type="float">
            <text:p>0</text:p>
          </table:table-cell>
          <table:table-cell table:formula="of:=[.G465] -[.F466] +[.E466]" office:value-type="float" office:value="81274" calcext:value-type="float">
            <text:p>8127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10" calcext:value-type="date">
            <text:p>10.04.2024</text:p>
          </table:table-cell>
          <table:table-cell table:formula="of:=[.A467]" office:value-type="date" office:date-value="2024-04-10" calcext:value-type="date">
            <text:p>04-10</text:p>
          </table:table-cell>
          <table:table-cell table:style-name="ce1" table:formula="of:=IF([.B467] &lt; DATE(YEAR([.A467]);3;21); &quot;ZIMA&quot;; IF([.B467] &lt; DATE(YEAR([.A467]);6;21);&quot;WIOSNA&quot; ; IF([.B467] &lt; DATE(YEAR([.A467]);9;23); &quot;LATO&quot;; IF([.B467] &lt; DATE(YEAR([.A467]);12;21);&quot;JESIEŃ&quot;; &quot;ZIMA&quot;))))" office:value-type="string" office:string-value="WIOSNA" calcext:value-type="string">
            <text:p>WIOSNA</text:p>
          </table:table-cell>
          <table:table-cell table:formula="of:=IF([.C467] = &quot;ZIMA&quot;; 0.2; IF([.C467] = &quot;WIOSNA&quot;; 0.5; IF([.C467] = &quot;LATO&quot;; 0.9; 0.4)))" office:value-type="float" office:value="0.5" calcext:value-type="float">
            <text:p>0,5</text:p>
          </table:table-cell>
          <table:table-cell table:formula="of:=IF(WEEKDAY([.A467];2)&lt; 6; 1; 0) * [.$J$3] *[.D467] *[.$J$7]" office:value-type="float" office:value="330" calcext:value-type="float">
            <text:p>330</text:p>
          </table:table-cell>
          <table:table-cell table:formula="of:=IF(WEEKDAY([.A467];2) = 7; 150; 0)" office:value-type="float" office:value="0" calcext:value-type="float">
            <text:p>0</text:p>
          </table:table-cell>
          <table:table-cell table:formula="of:=[.G466] -[.F467] +[.E467]" office:value-type="float" office:value="81604" calcext:value-type="float">
            <text:p>8160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11" calcext:value-type="date">
            <text:p>11.04.2024</text:p>
          </table:table-cell>
          <table:table-cell table:formula="of:=[.A468]" office:value-type="date" office:date-value="2024-04-11" calcext:value-type="date">
            <text:p>04-11</text:p>
          </table:table-cell>
          <table:table-cell table:style-name="ce1" table:formula="of:=IF([.B468] &lt; DATE(YEAR([.A468]);3;21); &quot;ZIMA&quot;; IF([.B468] &lt; DATE(YEAR([.A468]);6;21);&quot;WIOSNA&quot; ; IF([.B468] &lt; DATE(YEAR([.A468]);9;23); &quot;LATO&quot;; IF([.B468] &lt; DATE(YEAR([.A468]);12;21);&quot;JESIEŃ&quot;; &quot;ZIMA&quot;))))" office:value-type="string" office:string-value="WIOSNA" calcext:value-type="string">
            <text:p>WIOSNA</text:p>
          </table:table-cell>
          <table:table-cell table:formula="of:=IF([.C468] = &quot;ZIMA&quot;; 0.2; IF([.C468] = &quot;WIOSNA&quot;; 0.5; IF([.C468] = &quot;LATO&quot;; 0.9; 0.4)))" office:value-type="float" office:value="0.5" calcext:value-type="float">
            <text:p>0,5</text:p>
          </table:table-cell>
          <table:table-cell table:formula="of:=IF(WEEKDAY([.A468];2)&lt; 6; 1; 0) * [.$J$3] *[.D468] *[.$J$7]" office:value-type="float" office:value="330" calcext:value-type="float">
            <text:p>330</text:p>
          </table:table-cell>
          <table:table-cell table:formula="of:=IF(WEEKDAY([.A468];2) = 7; 150; 0)" office:value-type="float" office:value="0" calcext:value-type="float">
            <text:p>0</text:p>
          </table:table-cell>
          <table:table-cell table:formula="of:=[.G467] -[.F468] +[.E468]" office:value-type="float" office:value="81934" calcext:value-type="float">
            <text:p>8193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12" calcext:value-type="date">
            <text:p>12.04.2024</text:p>
          </table:table-cell>
          <table:table-cell table:formula="of:=[.A469]" office:value-type="date" office:date-value="2024-04-12" calcext:value-type="date">
            <text:p>04-12</text:p>
          </table:table-cell>
          <table:table-cell table:style-name="ce1" table:formula="of:=IF([.B469] &lt; DATE(YEAR([.A469]);3;21); &quot;ZIMA&quot;; IF([.B469] &lt; DATE(YEAR([.A469]);6;21);&quot;WIOSNA&quot; ; IF([.B469] &lt; DATE(YEAR([.A469]);9;23); &quot;LATO&quot;; IF([.B469] &lt; DATE(YEAR([.A469]);12;21);&quot;JESIEŃ&quot;; &quot;ZIMA&quot;))))" office:value-type="string" office:string-value="WIOSNA" calcext:value-type="string">
            <text:p>WIOSNA</text:p>
          </table:table-cell>
          <table:table-cell table:formula="of:=IF([.C469] = &quot;ZIMA&quot;; 0.2; IF([.C469] = &quot;WIOSNA&quot;; 0.5; IF([.C469] = &quot;LATO&quot;; 0.9; 0.4)))" office:value-type="float" office:value="0.5" calcext:value-type="float">
            <text:p>0,5</text:p>
          </table:table-cell>
          <table:table-cell table:formula="of:=IF(WEEKDAY([.A469];2)&lt; 6; 1; 0) * [.$J$3] *[.D469] *[.$J$7]" office:value-type="float" office:value="330" calcext:value-type="float">
            <text:p>330</text:p>
          </table:table-cell>
          <table:table-cell table:formula="of:=IF(WEEKDAY([.A469];2) = 7; 150; 0)" office:value-type="float" office:value="0" calcext:value-type="float">
            <text:p>0</text:p>
          </table:table-cell>
          <table:table-cell table:formula="of:=[.G468] -[.F469] +[.E469]" office:value-type="float" office:value="82264" calcext:value-type="float">
            <text:p>8226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13" calcext:value-type="date">
            <text:p>13.04.2024</text:p>
          </table:table-cell>
          <table:table-cell table:formula="of:=[.A470]" office:value-type="date" office:date-value="2024-04-13" calcext:value-type="date">
            <text:p>04-13</text:p>
          </table:table-cell>
          <table:table-cell table:style-name="ce1" table:formula="of:=IF([.B470] &lt; DATE(YEAR([.A470]);3;21); &quot;ZIMA&quot;; IF([.B470] &lt; DATE(YEAR([.A470]);6;21);&quot;WIOSNA&quot; ; IF([.B470] &lt; DATE(YEAR([.A470]);9;23); &quot;LATO&quot;; IF([.B470] &lt; DATE(YEAR([.A470]);12;21);&quot;JESIEŃ&quot;; &quot;ZIMA&quot;))))" office:value-type="string" office:string-value="WIOSNA" calcext:value-type="string">
            <text:p>WIOSNA</text:p>
          </table:table-cell>
          <table:table-cell table:formula="of:=IF([.C470] = &quot;ZIMA&quot;; 0.2; IF([.C470] = &quot;WIOSNA&quot;; 0.5; IF([.C470] = &quot;LATO&quot;; 0.9; 0.4)))" office:value-type="float" office:value="0.5" calcext:value-type="float">
            <text:p>0,5</text:p>
          </table:table-cell>
          <table:table-cell table:formula="of:=IF(WEEKDAY([.A470];2)&lt; 6; 1; 0) * [.$J$3] *[.D470] *[.$J$7]" office:value-type="float" office:value="0" calcext:value-type="float">
            <text:p>0</text:p>
          </table:table-cell>
          <table:table-cell table:formula="of:=IF(WEEKDAY([.A470];2) = 7; 150; 0)" office:value-type="float" office:value="0" calcext:value-type="float">
            <text:p>0</text:p>
          </table:table-cell>
          <table:table-cell table:formula="of:=[.G469] -[.F470] +[.E470]" office:value-type="float" office:value="82264" calcext:value-type="float">
            <text:p>8226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14" calcext:value-type="date">
            <text:p>14.04.2024</text:p>
          </table:table-cell>
          <table:table-cell table:formula="of:=[.A471]" office:value-type="date" office:date-value="2024-04-14" calcext:value-type="date">
            <text:p>04-14</text:p>
          </table:table-cell>
          <table:table-cell table:style-name="ce1" table:formula="of:=IF([.B471] &lt; DATE(YEAR([.A471]);3;21); &quot;ZIMA&quot;; IF([.B471] &lt; DATE(YEAR([.A471]);6;21);&quot;WIOSNA&quot; ; IF([.B471] &lt; DATE(YEAR([.A471]);9;23); &quot;LATO&quot;; IF([.B471] &lt; DATE(YEAR([.A471]);12;21);&quot;JESIEŃ&quot;; &quot;ZIMA&quot;))))" office:value-type="string" office:string-value="WIOSNA" calcext:value-type="string">
            <text:p>WIOSNA</text:p>
          </table:table-cell>
          <table:table-cell table:formula="of:=IF([.C471] = &quot;ZIMA&quot;; 0.2; IF([.C471] = &quot;WIOSNA&quot;; 0.5; IF([.C471] = &quot;LATO&quot;; 0.9; 0.4)))" office:value-type="float" office:value="0.5" calcext:value-type="float">
            <text:p>0,5</text:p>
          </table:table-cell>
          <table:table-cell table:formula="of:=IF(WEEKDAY([.A471];2)&lt; 6; 1; 0) * [.$J$3] *[.D471] *[.$J$7]" office:value-type="float" office:value="0" calcext:value-type="float">
            <text:p>0</text:p>
          </table:table-cell>
          <table:table-cell table:formula="of:=IF(WEEKDAY([.A471];2) = 7; 150; 0)" office:value-type="float" office:value="150" calcext:value-type="float">
            <text:p>150</text:p>
          </table:table-cell>
          <table:table-cell table:formula="of:=[.G470] -[.F471] +[.E471]" office:value-type="float" office:value="82114" calcext:value-type="float">
            <text:p>8211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15" calcext:value-type="date">
            <text:p>15.04.2024</text:p>
          </table:table-cell>
          <table:table-cell table:formula="of:=[.A472]" office:value-type="date" office:date-value="2024-04-15" calcext:value-type="date">
            <text:p>04-15</text:p>
          </table:table-cell>
          <table:table-cell table:style-name="ce1" table:formula="of:=IF([.B472] &lt; DATE(YEAR([.A472]);3;21); &quot;ZIMA&quot;; IF([.B472] &lt; DATE(YEAR([.A472]);6;21);&quot;WIOSNA&quot; ; IF([.B472] &lt; DATE(YEAR([.A472]);9;23); &quot;LATO&quot;; IF([.B472] &lt; DATE(YEAR([.A472]);12;21);&quot;JESIEŃ&quot;; &quot;ZIMA&quot;))))" office:value-type="string" office:string-value="WIOSNA" calcext:value-type="string">
            <text:p>WIOSNA</text:p>
          </table:table-cell>
          <table:table-cell table:formula="of:=IF([.C472] = &quot;ZIMA&quot;; 0.2; IF([.C472] = &quot;WIOSNA&quot;; 0.5; IF([.C472] = &quot;LATO&quot;; 0.9; 0.4)))" office:value-type="float" office:value="0.5" calcext:value-type="float">
            <text:p>0,5</text:p>
          </table:table-cell>
          <table:table-cell table:formula="of:=IF(WEEKDAY([.A472];2)&lt; 6; 1; 0) * [.$J$3] *[.D472] *[.$J$7]" office:value-type="float" office:value="330" calcext:value-type="float">
            <text:p>330</text:p>
          </table:table-cell>
          <table:table-cell table:formula="of:=IF(WEEKDAY([.A472];2) = 7; 150; 0)" office:value-type="float" office:value="0" calcext:value-type="float">
            <text:p>0</text:p>
          </table:table-cell>
          <table:table-cell table:formula="of:=[.G471] -[.F472] +[.E472]" office:value-type="float" office:value="82444" calcext:value-type="float">
            <text:p>8244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16" calcext:value-type="date">
            <text:p>16.04.2024</text:p>
          </table:table-cell>
          <table:table-cell table:formula="of:=[.A473]" office:value-type="date" office:date-value="2024-04-16" calcext:value-type="date">
            <text:p>04-16</text:p>
          </table:table-cell>
          <table:table-cell table:style-name="ce1" table:formula="of:=IF([.B473] &lt; DATE(YEAR([.A473]);3;21); &quot;ZIMA&quot;; IF([.B473] &lt; DATE(YEAR([.A473]);6;21);&quot;WIOSNA&quot; ; IF([.B473] &lt; DATE(YEAR([.A473]);9;23); &quot;LATO&quot;; IF([.B473] &lt; DATE(YEAR([.A473]);12;21);&quot;JESIEŃ&quot;; &quot;ZIMA&quot;))))" office:value-type="string" office:string-value="WIOSNA" calcext:value-type="string">
            <text:p>WIOSNA</text:p>
          </table:table-cell>
          <table:table-cell table:formula="of:=IF([.C473] = &quot;ZIMA&quot;; 0.2; IF([.C473] = &quot;WIOSNA&quot;; 0.5; IF([.C473] = &quot;LATO&quot;; 0.9; 0.4)))" office:value-type="float" office:value="0.5" calcext:value-type="float">
            <text:p>0,5</text:p>
          </table:table-cell>
          <table:table-cell table:formula="of:=IF(WEEKDAY([.A473];2)&lt; 6; 1; 0) * [.$J$3] *[.D473] *[.$J$7]" office:value-type="float" office:value="330" calcext:value-type="float">
            <text:p>330</text:p>
          </table:table-cell>
          <table:table-cell table:formula="of:=IF(WEEKDAY([.A473];2) = 7; 150; 0)" office:value-type="float" office:value="0" calcext:value-type="float">
            <text:p>0</text:p>
          </table:table-cell>
          <table:table-cell table:formula="of:=[.G472] -[.F473] +[.E473]" office:value-type="float" office:value="82774" calcext:value-type="float">
            <text:p>8277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17" calcext:value-type="date">
            <text:p>17.04.2024</text:p>
          </table:table-cell>
          <table:table-cell table:formula="of:=[.A474]" office:value-type="date" office:date-value="2024-04-17" calcext:value-type="date">
            <text:p>04-17</text:p>
          </table:table-cell>
          <table:table-cell table:style-name="ce1" table:formula="of:=IF([.B474] &lt; DATE(YEAR([.A474]);3;21); &quot;ZIMA&quot;; IF([.B474] &lt; DATE(YEAR([.A474]);6;21);&quot;WIOSNA&quot; ; IF([.B474] &lt; DATE(YEAR([.A474]);9;23); &quot;LATO&quot;; IF([.B474] &lt; DATE(YEAR([.A474]);12;21);&quot;JESIEŃ&quot;; &quot;ZIMA&quot;))))" office:value-type="string" office:string-value="WIOSNA" calcext:value-type="string">
            <text:p>WIOSNA</text:p>
          </table:table-cell>
          <table:table-cell table:formula="of:=IF([.C474] = &quot;ZIMA&quot;; 0.2; IF([.C474] = &quot;WIOSNA&quot;; 0.5; IF([.C474] = &quot;LATO&quot;; 0.9; 0.4)))" office:value-type="float" office:value="0.5" calcext:value-type="float">
            <text:p>0,5</text:p>
          </table:table-cell>
          <table:table-cell table:formula="of:=IF(WEEKDAY([.A474];2)&lt; 6; 1; 0) * [.$J$3] *[.D474] *[.$J$7]" office:value-type="float" office:value="330" calcext:value-type="float">
            <text:p>330</text:p>
          </table:table-cell>
          <table:table-cell table:formula="of:=IF(WEEKDAY([.A474];2) = 7; 150; 0)" office:value-type="float" office:value="0" calcext:value-type="float">
            <text:p>0</text:p>
          </table:table-cell>
          <table:table-cell table:formula="of:=[.G473] -[.F474] +[.E474]" office:value-type="float" office:value="83104" calcext:value-type="float">
            <text:p>8310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18" calcext:value-type="date">
            <text:p>18.04.2024</text:p>
          </table:table-cell>
          <table:table-cell table:formula="of:=[.A475]" office:value-type="date" office:date-value="2024-04-18" calcext:value-type="date">
            <text:p>04-18</text:p>
          </table:table-cell>
          <table:table-cell table:style-name="ce1" table:formula="of:=IF([.B475] &lt; DATE(YEAR([.A475]);3;21); &quot;ZIMA&quot;; IF([.B475] &lt; DATE(YEAR([.A475]);6;21);&quot;WIOSNA&quot; ; IF([.B475] &lt; DATE(YEAR([.A475]);9;23); &quot;LATO&quot;; IF([.B475] &lt; DATE(YEAR([.A475]);12;21);&quot;JESIEŃ&quot;; &quot;ZIMA&quot;))))" office:value-type="string" office:string-value="WIOSNA" calcext:value-type="string">
            <text:p>WIOSNA</text:p>
          </table:table-cell>
          <table:table-cell table:formula="of:=IF([.C475] = &quot;ZIMA&quot;; 0.2; IF([.C475] = &quot;WIOSNA&quot;; 0.5; IF([.C475] = &quot;LATO&quot;; 0.9; 0.4)))" office:value-type="float" office:value="0.5" calcext:value-type="float">
            <text:p>0,5</text:p>
          </table:table-cell>
          <table:table-cell table:formula="of:=IF(WEEKDAY([.A475];2)&lt; 6; 1; 0) * [.$J$3] *[.D475] *[.$J$7]" office:value-type="float" office:value="330" calcext:value-type="float">
            <text:p>330</text:p>
          </table:table-cell>
          <table:table-cell table:formula="of:=IF(WEEKDAY([.A475];2) = 7; 150; 0)" office:value-type="float" office:value="0" calcext:value-type="float">
            <text:p>0</text:p>
          </table:table-cell>
          <table:table-cell table:formula="of:=[.G474] -[.F475] +[.E475]" office:value-type="float" office:value="83434" calcext:value-type="float">
            <text:p>8343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19" calcext:value-type="date">
            <text:p>19.04.2024</text:p>
          </table:table-cell>
          <table:table-cell table:formula="of:=[.A476]" office:value-type="date" office:date-value="2024-04-19" calcext:value-type="date">
            <text:p>04-19</text:p>
          </table:table-cell>
          <table:table-cell table:style-name="ce1" table:formula="of:=IF([.B476] &lt; DATE(YEAR([.A476]);3;21); &quot;ZIMA&quot;; IF([.B476] &lt; DATE(YEAR([.A476]);6;21);&quot;WIOSNA&quot; ; IF([.B476] &lt; DATE(YEAR([.A476]);9;23); &quot;LATO&quot;; IF([.B476] &lt; DATE(YEAR([.A476]);12;21);&quot;JESIEŃ&quot;; &quot;ZIMA&quot;))))" office:value-type="string" office:string-value="WIOSNA" calcext:value-type="string">
            <text:p>WIOSNA</text:p>
          </table:table-cell>
          <table:table-cell table:formula="of:=IF([.C476] = &quot;ZIMA&quot;; 0.2; IF([.C476] = &quot;WIOSNA&quot;; 0.5; IF([.C476] = &quot;LATO&quot;; 0.9; 0.4)))" office:value-type="float" office:value="0.5" calcext:value-type="float">
            <text:p>0,5</text:p>
          </table:table-cell>
          <table:table-cell table:formula="of:=IF(WEEKDAY([.A476];2)&lt; 6; 1; 0) * [.$J$3] *[.D476] *[.$J$7]" office:value-type="float" office:value="330" calcext:value-type="float">
            <text:p>330</text:p>
          </table:table-cell>
          <table:table-cell table:formula="of:=IF(WEEKDAY([.A476];2) = 7; 150; 0)" office:value-type="float" office:value="0" calcext:value-type="float">
            <text:p>0</text:p>
          </table:table-cell>
          <table:table-cell table:formula="of:=[.G475] -[.F476] +[.E476]" office:value-type="float" office:value="83764" calcext:value-type="float">
            <text:p>8376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20" calcext:value-type="date">
            <text:p>20.04.2024</text:p>
          </table:table-cell>
          <table:table-cell table:formula="of:=[.A477]" office:value-type="date" office:date-value="2024-04-20" calcext:value-type="date">
            <text:p>04-20</text:p>
          </table:table-cell>
          <table:table-cell table:style-name="ce1" table:formula="of:=IF([.B477] &lt; DATE(YEAR([.A477]);3;21); &quot;ZIMA&quot;; IF([.B477] &lt; DATE(YEAR([.A477]);6;21);&quot;WIOSNA&quot; ; IF([.B477] &lt; DATE(YEAR([.A477]);9;23); &quot;LATO&quot;; IF([.B477] &lt; DATE(YEAR([.A477]);12;21);&quot;JESIEŃ&quot;; &quot;ZIMA&quot;))))" office:value-type="string" office:string-value="WIOSNA" calcext:value-type="string">
            <text:p>WIOSNA</text:p>
          </table:table-cell>
          <table:table-cell table:formula="of:=IF([.C477] = &quot;ZIMA&quot;; 0.2; IF([.C477] = &quot;WIOSNA&quot;; 0.5; IF([.C477] = &quot;LATO&quot;; 0.9; 0.4)))" office:value-type="float" office:value="0.5" calcext:value-type="float">
            <text:p>0,5</text:p>
          </table:table-cell>
          <table:table-cell table:formula="of:=IF(WEEKDAY([.A477];2)&lt; 6; 1; 0) * [.$J$3] *[.D477] *[.$J$7]" office:value-type="float" office:value="0" calcext:value-type="float">
            <text:p>0</text:p>
          </table:table-cell>
          <table:table-cell table:formula="of:=IF(WEEKDAY([.A477];2) = 7; 150; 0)" office:value-type="float" office:value="0" calcext:value-type="float">
            <text:p>0</text:p>
          </table:table-cell>
          <table:table-cell table:formula="of:=[.G476] -[.F477] +[.E477]" office:value-type="float" office:value="83764" calcext:value-type="float">
            <text:p>8376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21" calcext:value-type="date">
            <text:p>21.04.2024</text:p>
          </table:table-cell>
          <table:table-cell table:formula="of:=[.A478]" office:value-type="date" office:date-value="2024-04-21" calcext:value-type="date">
            <text:p>04-21</text:p>
          </table:table-cell>
          <table:table-cell table:style-name="ce1" table:formula="of:=IF([.B478] &lt; DATE(YEAR([.A478]);3;21); &quot;ZIMA&quot;; IF([.B478] &lt; DATE(YEAR([.A478]);6;21);&quot;WIOSNA&quot; ; IF([.B478] &lt; DATE(YEAR([.A478]);9;23); &quot;LATO&quot;; IF([.B478] &lt; DATE(YEAR([.A478]);12;21);&quot;JESIEŃ&quot;; &quot;ZIMA&quot;))))" office:value-type="string" office:string-value="WIOSNA" calcext:value-type="string">
            <text:p>WIOSNA</text:p>
          </table:table-cell>
          <table:table-cell table:formula="of:=IF([.C478] = &quot;ZIMA&quot;; 0.2; IF([.C478] = &quot;WIOSNA&quot;; 0.5; IF([.C478] = &quot;LATO&quot;; 0.9; 0.4)))" office:value-type="float" office:value="0.5" calcext:value-type="float">
            <text:p>0,5</text:p>
          </table:table-cell>
          <table:table-cell table:formula="of:=IF(WEEKDAY([.A478];2)&lt; 6; 1; 0) * [.$J$3] *[.D478] *[.$J$7]" office:value-type="float" office:value="0" calcext:value-type="float">
            <text:p>0</text:p>
          </table:table-cell>
          <table:table-cell table:formula="of:=IF(WEEKDAY([.A478];2) = 7; 150; 0)" office:value-type="float" office:value="150" calcext:value-type="float">
            <text:p>150</text:p>
          </table:table-cell>
          <table:table-cell table:formula="of:=[.G477] -[.F478] +[.E478]" office:value-type="float" office:value="83614" calcext:value-type="float">
            <text:p>8361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22" calcext:value-type="date">
            <text:p>22.04.2024</text:p>
          </table:table-cell>
          <table:table-cell table:formula="of:=[.A479]" office:value-type="date" office:date-value="2024-04-22" calcext:value-type="date">
            <text:p>04-22</text:p>
          </table:table-cell>
          <table:table-cell table:style-name="ce1" table:formula="of:=IF([.B479] &lt; DATE(YEAR([.A479]);3;21); &quot;ZIMA&quot;; IF([.B479] &lt; DATE(YEAR([.A479]);6;21);&quot;WIOSNA&quot; ; IF([.B479] &lt; DATE(YEAR([.A479]);9;23); &quot;LATO&quot;; IF([.B479] &lt; DATE(YEAR([.A479]);12;21);&quot;JESIEŃ&quot;; &quot;ZIMA&quot;))))" office:value-type="string" office:string-value="WIOSNA" calcext:value-type="string">
            <text:p>WIOSNA</text:p>
          </table:table-cell>
          <table:table-cell table:formula="of:=IF([.C479] = &quot;ZIMA&quot;; 0.2; IF([.C479] = &quot;WIOSNA&quot;; 0.5; IF([.C479] = &quot;LATO&quot;; 0.9; 0.4)))" office:value-type="float" office:value="0.5" calcext:value-type="float">
            <text:p>0,5</text:p>
          </table:table-cell>
          <table:table-cell table:formula="of:=IF(WEEKDAY([.A479];2)&lt; 6; 1; 0) * [.$J$3] *[.D479] *[.$J$7]" office:value-type="float" office:value="330" calcext:value-type="float">
            <text:p>330</text:p>
          </table:table-cell>
          <table:table-cell table:formula="of:=IF(WEEKDAY([.A479];2) = 7; 150; 0)" office:value-type="float" office:value="0" calcext:value-type="float">
            <text:p>0</text:p>
          </table:table-cell>
          <table:table-cell table:formula="of:=[.G478] -[.F479] +[.E479]" office:value-type="float" office:value="83944" calcext:value-type="float">
            <text:p>8394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23" calcext:value-type="date">
            <text:p>23.04.2024</text:p>
          </table:table-cell>
          <table:table-cell table:formula="of:=[.A480]" office:value-type="date" office:date-value="2024-04-23" calcext:value-type="date">
            <text:p>04-23</text:p>
          </table:table-cell>
          <table:table-cell table:style-name="ce1" table:formula="of:=IF([.B480] &lt; DATE(YEAR([.A480]);3;21); &quot;ZIMA&quot;; IF([.B480] &lt; DATE(YEAR([.A480]);6;21);&quot;WIOSNA&quot; ; IF([.B480] &lt; DATE(YEAR([.A480]);9;23); &quot;LATO&quot;; IF([.B480] &lt; DATE(YEAR([.A480]);12;21);&quot;JESIEŃ&quot;; &quot;ZIMA&quot;))))" office:value-type="string" office:string-value="WIOSNA" calcext:value-type="string">
            <text:p>WIOSNA</text:p>
          </table:table-cell>
          <table:table-cell table:formula="of:=IF([.C480] = &quot;ZIMA&quot;; 0.2; IF([.C480] = &quot;WIOSNA&quot;; 0.5; IF([.C480] = &quot;LATO&quot;; 0.9; 0.4)))" office:value-type="float" office:value="0.5" calcext:value-type="float">
            <text:p>0,5</text:p>
          </table:table-cell>
          <table:table-cell table:formula="of:=IF(WEEKDAY([.A480];2)&lt; 6; 1; 0) * [.$J$3] *[.D480] *[.$J$7]" office:value-type="float" office:value="330" calcext:value-type="float">
            <text:p>330</text:p>
          </table:table-cell>
          <table:table-cell table:formula="of:=IF(WEEKDAY([.A480];2) = 7; 150; 0)" office:value-type="float" office:value="0" calcext:value-type="float">
            <text:p>0</text:p>
          </table:table-cell>
          <table:table-cell table:formula="of:=[.G479] -[.F480] +[.E480]" office:value-type="float" office:value="84274" calcext:value-type="float">
            <text:p>8427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24" calcext:value-type="date">
            <text:p>24.04.2024</text:p>
          </table:table-cell>
          <table:table-cell table:formula="of:=[.A481]" office:value-type="date" office:date-value="2024-04-24" calcext:value-type="date">
            <text:p>04-24</text:p>
          </table:table-cell>
          <table:table-cell table:style-name="ce1" table:formula="of:=IF([.B481] &lt; DATE(YEAR([.A481]);3;21); &quot;ZIMA&quot;; IF([.B481] &lt; DATE(YEAR([.A481]);6;21);&quot;WIOSNA&quot; ; IF([.B481] &lt; DATE(YEAR([.A481]);9;23); &quot;LATO&quot;; IF([.B481] &lt; DATE(YEAR([.A481]);12;21);&quot;JESIEŃ&quot;; &quot;ZIMA&quot;))))" office:value-type="string" office:string-value="WIOSNA" calcext:value-type="string">
            <text:p>WIOSNA</text:p>
          </table:table-cell>
          <table:table-cell table:formula="of:=IF([.C481] = &quot;ZIMA&quot;; 0.2; IF([.C481] = &quot;WIOSNA&quot;; 0.5; IF([.C481] = &quot;LATO&quot;; 0.9; 0.4)))" office:value-type="float" office:value="0.5" calcext:value-type="float">
            <text:p>0,5</text:p>
          </table:table-cell>
          <table:table-cell table:formula="of:=IF(WEEKDAY([.A481];2)&lt; 6; 1; 0) * [.$J$3] *[.D481] *[.$J$7]" office:value-type="float" office:value="330" calcext:value-type="float">
            <text:p>330</text:p>
          </table:table-cell>
          <table:table-cell table:formula="of:=IF(WEEKDAY([.A481];2) = 7; 150; 0)" office:value-type="float" office:value="0" calcext:value-type="float">
            <text:p>0</text:p>
          </table:table-cell>
          <table:table-cell table:formula="of:=[.G480] -[.F481] +[.E481]" office:value-type="float" office:value="84604" calcext:value-type="float">
            <text:p>8460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25" calcext:value-type="date">
            <text:p>25.04.2024</text:p>
          </table:table-cell>
          <table:table-cell table:formula="of:=[.A482]" office:value-type="date" office:date-value="2024-04-25" calcext:value-type="date">
            <text:p>04-25</text:p>
          </table:table-cell>
          <table:table-cell table:style-name="ce1" table:formula="of:=IF([.B482] &lt; DATE(YEAR([.A482]);3;21); &quot;ZIMA&quot;; IF([.B482] &lt; DATE(YEAR([.A482]);6;21);&quot;WIOSNA&quot; ; IF([.B482] &lt; DATE(YEAR([.A482]);9;23); &quot;LATO&quot;; IF([.B482] &lt; DATE(YEAR([.A482]);12;21);&quot;JESIEŃ&quot;; &quot;ZIMA&quot;))))" office:value-type="string" office:string-value="WIOSNA" calcext:value-type="string">
            <text:p>WIOSNA</text:p>
          </table:table-cell>
          <table:table-cell table:formula="of:=IF([.C482] = &quot;ZIMA&quot;; 0.2; IF([.C482] = &quot;WIOSNA&quot;; 0.5; IF([.C482] = &quot;LATO&quot;; 0.9; 0.4)))" office:value-type="float" office:value="0.5" calcext:value-type="float">
            <text:p>0,5</text:p>
          </table:table-cell>
          <table:table-cell table:formula="of:=IF(WEEKDAY([.A482];2)&lt; 6; 1; 0) * [.$J$3] *[.D482] *[.$J$7]" office:value-type="float" office:value="330" calcext:value-type="float">
            <text:p>330</text:p>
          </table:table-cell>
          <table:table-cell table:formula="of:=IF(WEEKDAY([.A482];2) = 7; 150; 0)" office:value-type="float" office:value="0" calcext:value-type="float">
            <text:p>0</text:p>
          </table:table-cell>
          <table:table-cell table:formula="of:=[.G481] -[.F482] +[.E482]" office:value-type="float" office:value="84934" calcext:value-type="float">
            <text:p>8493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26" calcext:value-type="date">
            <text:p>26.04.2024</text:p>
          </table:table-cell>
          <table:table-cell table:formula="of:=[.A483]" office:value-type="date" office:date-value="2024-04-26" calcext:value-type="date">
            <text:p>04-26</text:p>
          </table:table-cell>
          <table:table-cell table:style-name="ce1" table:formula="of:=IF([.B483] &lt; DATE(YEAR([.A483]);3;21); &quot;ZIMA&quot;; IF([.B483] &lt; DATE(YEAR([.A483]);6;21);&quot;WIOSNA&quot; ; IF([.B483] &lt; DATE(YEAR([.A483]);9;23); &quot;LATO&quot;; IF([.B483] &lt; DATE(YEAR([.A483]);12;21);&quot;JESIEŃ&quot;; &quot;ZIMA&quot;))))" office:value-type="string" office:string-value="WIOSNA" calcext:value-type="string">
            <text:p>WIOSNA</text:p>
          </table:table-cell>
          <table:table-cell table:formula="of:=IF([.C483] = &quot;ZIMA&quot;; 0.2; IF([.C483] = &quot;WIOSNA&quot;; 0.5; IF([.C483] = &quot;LATO&quot;; 0.9; 0.4)))" office:value-type="float" office:value="0.5" calcext:value-type="float">
            <text:p>0,5</text:p>
          </table:table-cell>
          <table:table-cell table:formula="of:=IF(WEEKDAY([.A483];2)&lt; 6; 1; 0) * [.$J$3] *[.D483] *[.$J$7]" office:value-type="float" office:value="330" calcext:value-type="float">
            <text:p>330</text:p>
          </table:table-cell>
          <table:table-cell table:formula="of:=IF(WEEKDAY([.A483];2) = 7; 150; 0)" office:value-type="float" office:value="0" calcext:value-type="float">
            <text:p>0</text:p>
          </table:table-cell>
          <table:table-cell table:formula="of:=[.G482] -[.F483] +[.E483]" office:value-type="float" office:value="85264" calcext:value-type="float">
            <text:p>8526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27" calcext:value-type="date">
            <text:p>27.04.2024</text:p>
          </table:table-cell>
          <table:table-cell table:formula="of:=[.A484]" office:value-type="date" office:date-value="2024-04-27" calcext:value-type="date">
            <text:p>04-27</text:p>
          </table:table-cell>
          <table:table-cell table:style-name="ce1" table:formula="of:=IF([.B484] &lt; DATE(YEAR([.A484]);3;21); &quot;ZIMA&quot;; IF([.B484] &lt; DATE(YEAR([.A484]);6;21);&quot;WIOSNA&quot; ; IF([.B484] &lt; DATE(YEAR([.A484]);9;23); &quot;LATO&quot;; IF([.B484] &lt; DATE(YEAR([.A484]);12;21);&quot;JESIEŃ&quot;; &quot;ZIMA&quot;))))" office:value-type="string" office:string-value="WIOSNA" calcext:value-type="string">
            <text:p>WIOSNA</text:p>
          </table:table-cell>
          <table:table-cell table:formula="of:=IF([.C484] = &quot;ZIMA&quot;; 0.2; IF([.C484] = &quot;WIOSNA&quot;; 0.5; IF([.C484] = &quot;LATO&quot;; 0.9; 0.4)))" office:value-type="float" office:value="0.5" calcext:value-type="float">
            <text:p>0,5</text:p>
          </table:table-cell>
          <table:table-cell table:formula="of:=IF(WEEKDAY([.A484];2)&lt; 6; 1; 0) * [.$J$3] *[.D484] *[.$J$7]" office:value-type="float" office:value="0" calcext:value-type="float">
            <text:p>0</text:p>
          </table:table-cell>
          <table:table-cell table:formula="of:=IF(WEEKDAY([.A484];2) = 7; 150; 0)" office:value-type="float" office:value="0" calcext:value-type="float">
            <text:p>0</text:p>
          </table:table-cell>
          <table:table-cell table:formula="of:=[.G483] -[.F484] +[.E484]" office:value-type="float" office:value="85264" calcext:value-type="float">
            <text:p>8526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28" calcext:value-type="date">
            <text:p>28.04.2024</text:p>
          </table:table-cell>
          <table:table-cell table:formula="of:=[.A485]" office:value-type="date" office:date-value="2024-04-28" calcext:value-type="date">
            <text:p>04-28</text:p>
          </table:table-cell>
          <table:table-cell table:style-name="ce1" table:formula="of:=IF([.B485] &lt; DATE(YEAR([.A485]);3;21); &quot;ZIMA&quot;; IF([.B485] &lt; DATE(YEAR([.A485]);6;21);&quot;WIOSNA&quot; ; IF([.B485] &lt; DATE(YEAR([.A485]);9;23); &quot;LATO&quot;; IF([.B485] &lt; DATE(YEAR([.A485]);12;21);&quot;JESIEŃ&quot;; &quot;ZIMA&quot;))))" office:value-type="string" office:string-value="WIOSNA" calcext:value-type="string">
            <text:p>WIOSNA</text:p>
          </table:table-cell>
          <table:table-cell table:formula="of:=IF([.C485] = &quot;ZIMA&quot;; 0.2; IF([.C485] = &quot;WIOSNA&quot;; 0.5; IF([.C485] = &quot;LATO&quot;; 0.9; 0.4)))" office:value-type="float" office:value="0.5" calcext:value-type="float">
            <text:p>0,5</text:p>
          </table:table-cell>
          <table:table-cell table:formula="of:=IF(WEEKDAY([.A485];2)&lt; 6; 1; 0) * [.$J$3] *[.D485] *[.$J$7]" office:value-type="float" office:value="0" calcext:value-type="float">
            <text:p>0</text:p>
          </table:table-cell>
          <table:table-cell table:formula="of:=IF(WEEKDAY([.A485];2) = 7; 150; 0)" office:value-type="float" office:value="150" calcext:value-type="float">
            <text:p>150</text:p>
          </table:table-cell>
          <table:table-cell table:formula="of:=[.G484] -[.F485] +[.E485]" office:value-type="float" office:value="85114" calcext:value-type="float">
            <text:p>8511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29" calcext:value-type="date">
            <text:p>29.04.2024</text:p>
          </table:table-cell>
          <table:table-cell table:formula="of:=[.A486]" office:value-type="date" office:date-value="2024-04-29" calcext:value-type="date">
            <text:p>04-29</text:p>
          </table:table-cell>
          <table:table-cell table:style-name="ce1" table:formula="of:=IF([.B486] &lt; DATE(YEAR([.A486]);3;21); &quot;ZIMA&quot;; IF([.B486] &lt; DATE(YEAR([.A486]);6;21);&quot;WIOSNA&quot; ; IF([.B486] &lt; DATE(YEAR([.A486]);9;23); &quot;LATO&quot;; IF([.B486] &lt; DATE(YEAR([.A486]);12;21);&quot;JESIEŃ&quot;; &quot;ZIMA&quot;))))" office:value-type="string" office:string-value="WIOSNA" calcext:value-type="string">
            <text:p>WIOSNA</text:p>
          </table:table-cell>
          <table:table-cell table:formula="of:=IF([.C486] = &quot;ZIMA&quot;; 0.2; IF([.C486] = &quot;WIOSNA&quot;; 0.5; IF([.C486] = &quot;LATO&quot;; 0.9; 0.4)))" office:value-type="float" office:value="0.5" calcext:value-type="float">
            <text:p>0,5</text:p>
          </table:table-cell>
          <table:table-cell table:formula="of:=IF(WEEKDAY([.A486];2)&lt; 6; 1; 0) * [.$J$3] *[.D486] *[.$J$7]" office:value-type="float" office:value="330" calcext:value-type="float">
            <text:p>330</text:p>
          </table:table-cell>
          <table:table-cell table:formula="of:=IF(WEEKDAY([.A486];2) = 7; 150; 0)" office:value-type="float" office:value="0" calcext:value-type="float">
            <text:p>0</text:p>
          </table:table-cell>
          <table:table-cell table:formula="of:=[.G485] -[.F486] +[.E486]" office:value-type="float" office:value="85444" calcext:value-type="float">
            <text:p>8544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30" calcext:value-type="date">
            <text:p>30.04.2024</text:p>
          </table:table-cell>
          <table:table-cell table:formula="of:=[.A487]" office:value-type="date" office:date-value="2024-04-30" calcext:value-type="date">
            <text:p>04-30</text:p>
          </table:table-cell>
          <table:table-cell table:style-name="ce1" table:formula="of:=IF([.B487] &lt; DATE(YEAR([.A487]);3;21); &quot;ZIMA&quot;; IF([.B487] &lt; DATE(YEAR([.A487]);6;21);&quot;WIOSNA&quot; ; IF([.B487] &lt; DATE(YEAR([.A487]);9;23); &quot;LATO&quot;; IF([.B487] &lt; DATE(YEAR([.A487]);12;21);&quot;JESIEŃ&quot;; &quot;ZIMA&quot;))))" office:value-type="string" office:string-value="WIOSNA" calcext:value-type="string">
            <text:p>WIOSNA</text:p>
          </table:table-cell>
          <table:table-cell table:formula="of:=IF([.C487] = &quot;ZIMA&quot;; 0.2; IF([.C487] = &quot;WIOSNA&quot;; 0.5; IF([.C487] = &quot;LATO&quot;; 0.9; 0.4)))" office:value-type="float" office:value="0.5" calcext:value-type="float">
            <text:p>0,5</text:p>
          </table:table-cell>
          <table:table-cell table:formula="of:=IF(WEEKDAY([.A487];2)&lt; 6; 1; 0) * [.$J$3] *[.D487] *[.$J$7]" office:value-type="float" office:value="330" calcext:value-type="float">
            <text:p>330</text:p>
          </table:table-cell>
          <table:table-cell table:formula="of:=IF(WEEKDAY([.A487];2) = 7; 150; 0)" office:value-type="float" office:value="0" calcext:value-type="float">
            <text:p>0</text:p>
          </table:table-cell>
          <table:table-cell table:formula="of:=[.G486] -[.F487] +[.E487]" office:value-type="float" office:value="85774" calcext:value-type="float">
            <text:p>8577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01" calcext:value-type="date">
            <text:p>1.05.2024</text:p>
          </table:table-cell>
          <table:table-cell table:formula="of:=[.A488]" office:value-type="date" office:date-value="2024-05-01" calcext:value-type="date">
            <text:p>05-01</text:p>
          </table:table-cell>
          <table:table-cell table:style-name="ce1" table:formula="of:=IF([.B488] &lt; DATE(YEAR([.A488]);3;21); &quot;ZIMA&quot;; IF([.B488] &lt; DATE(YEAR([.A488]);6;21);&quot;WIOSNA&quot; ; IF([.B488] &lt; DATE(YEAR([.A488]);9;23); &quot;LATO&quot;; IF([.B488] &lt; DATE(YEAR([.A488]);12;21);&quot;JESIEŃ&quot;; &quot;ZIMA&quot;))))" office:value-type="string" office:string-value="WIOSNA" calcext:value-type="string">
            <text:p>WIOSNA</text:p>
          </table:table-cell>
          <table:table-cell table:formula="of:=IF([.C488] = &quot;ZIMA&quot;; 0.2; IF([.C488] = &quot;WIOSNA&quot;; 0.5; IF([.C488] = &quot;LATO&quot;; 0.9; 0.4)))" office:value-type="float" office:value="0.5" calcext:value-type="float">
            <text:p>0,5</text:p>
          </table:table-cell>
          <table:table-cell table:formula="of:=IF(WEEKDAY([.A488];2)&lt; 6; 1; 0) * [.$J$3] *[.D488] *[.$J$7]" office:value-type="float" office:value="330" calcext:value-type="float">
            <text:p>330</text:p>
          </table:table-cell>
          <table:table-cell table:formula="of:=IF(WEEKDAY([.A488];2) = 7; 150; 0)" office:value-type="float" office:value="0" calcext:value-type="float">
            <text:p>0</text:p>
          </table:table-cell>
          <table:table-cell table:formula="of:=[.G487] -[.F488] +[.E488]" office:value-type="float" office:value="86104" calcext:value-type="float">
            <text:p>8610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02" calcext:value-type="date">
            <text:p>2.05.2024</text:p>
          </table:table-cell>
          <table:table-cell table:formula="of:=[.A489]" office:value-type="date" office:date-value="2024-05-02" calcext:value-type="date">
            <text:p>05-02</text:p>
          </table:table-cell>
          <table:table-cell table:style-name="ce1" table:formula="of:=IF([.B489] &lt; DATE(YEAR([.A489]);3;21); &quot;ZIMA&quot;; IF([.B489] &lt; DATE(YEAR([.A489]);6;21);&quot;WIOSNA&quot; ; IF([.B489] &lt; DATE(YEAR([.A489]);9;23); &quot;LATO&quot;; IF([.B489] &lt; DATE(YEAR([.A489]);12;21);&quot;JESIEŃ&quot;; &quot;ZIMA&quot;))))" office:value-type="string" office:string-value="WIOSNA" calcext:value-type="string">
            <text:p>WIOSNA</text:p>
          </table:table-cell>
          <table:table-cell table:formula="of:=IF([.C489] = &quot;ZIMA&quot;; 0.2; IF([.C489] = &quot;WIOSNA&quot;; 0.5; IF([.C489] = &quot;LATO&quot;; 0.9; 0.4)))" office:value-type="float" office:value="0.5" calcext:value-type="float">
            <text:p>0,5</text:p>
          </table:table-cell>
          <table:table-cell table:formula="of:=IF(WEEKDAY([.A489];2)&lt; 6; 1; 0) * [.$J$3] *[.D489] *[.$J$7]" office:value-type="float" office:value="330" calcext:value-type="float">
            <text:p>330</text:p>
          </table:table-cell>
          <table:table-cell table:formula="of:=IF(WEEKDAY([.A489];2) = 7; 150; 0)" office:value-type="float" office:value="0" calcext:value-type="float">
            <text:p>0</text:p>
          </table:table-cell>
          <table:table-cell table:formula="of:=[.G488] -[.F489] +[.E489]" office:value-type="float" office:value="86434" calcext:value-type="float">
            <text:p>8643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03" calcext:value-type="date">
            <text:p>3.05.2024</text:p>
          </table:table-cell>
          <table:table-cell table:formula="of:=[.A490]" office:value-type="date" office:date-value="2024-05-03" calcext:value-type="date">
            <text:p>05-03</text:p>
          </table:table-cell>
          <table:table-cell table:style-name="ce1" table:formula="of:=IF([.B490] &lt; DATE(YEAR([.A490]);3;21); &quot;ZIMA&quot;; IF([.B490] &lt; DATE(YEAR([.A490]);6;21);&quot;WIOSNA&quot; ; IF([.B490] &lt; DATE(YEAR([.A490]);9;23); &quot;LATO&quot;; IF([.B490] &lt; DATE(YEAR([.A490]);12;21);&quot;JESIEŃ&quot;; &quot;ZIMA&quot;))))" office:value-type="string" office:string-value="WIOSNA" calcext:value-type="string">
            <text:p>WIOSNA</text:p>
          </table:table-cell>
          <table:table-cell table:formula="of:=IF([.C490] = &quot;ZIMA&quot;; 0.2; IF([.C490] = &quot;WIOSNA&quot;; 0.5; IF([.C490] = &quot;LATO&quot;; 0.9; 0.4)))" office:value-type="float" office:value="0.5" calcext:value-type="float">
            <text:p>0,5</text:p>
          </table:table-cell>
          <table:table-cell table:formula="of:=IF(WEEKDAY([.A490];2)&lt; 6; 1; 0) * [.$J$3] *[.D490] *[.$J$7]" office:value-type="float" office:value="330" calcext:value-type="float">
            <text:p>330</text:p>
          </table:table-cell>
          <table:table-cell table:formula="of:=IF(WEEKDAY([.A490];2) = 7; 150; 0)" office:value-type="float" office:value="0" calcext:value-type="float">
            <text:p>0</text:p>
          </table:table-cell>
          <table:table-cell table:formula="of:=[.G489] -[.F490] +[.E490]" office:value-type="float" office:value="86764" calcext:value-type="float">
            <text:p>8676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04" calcext:value-type="date">
            <text:p>4.05.2024</text:p>
          </table:table-cell>
          <table:table-cell table:formula="of:=[.A491]" office:value-type="date" office:date-value="2024-05-04" calcext:value-type="date">
            <text:p>05-04</text:p>
          </table:table-cell>
          <table:table-cell table:style-name="ce1" table:formula="of:=IF([.B491] &lt; DATE(YEAR([.A491]);3;21); &quot;ZIMA&quot;; IF([.B491] &lt; DATE(YEAR([.A491]);6;21);&quot;WIOSNA&quot; ; IF([.B491] &lt; DATE(YEAR([.A491]);9;23); &quot;LATO&quot;; IF([.B491] &lt; DATE(YEAR([.A491]);12;21);&quot;JESIEŃ&quot;; &quot;ZIMA&quot;))))" office:value-type="string" office:string-value="WIOSNA" calcext:value-type="string">
            <text:p>WIOSNA</text:p>
          </table:table-cell>
          <table:table-cell table:formula="of:=IF([.C491] = &quot;ZIMA&quot;; 0.2; IF([.C491] = &quot;WIOSNA&quot;; 0.5; IF([.C491] = &quot;LATO&quot;; 0.9; 0.4)))" office:value-type="float" office:value="0.5" calcext:value-type="float">
            <text:p>0,5</text:p>
          </table:table-cell>
          <table:table-cell table:formula="of:=IF(WEEKDAY([.A491];2)&lt; 6; 1; 0) * [.$J$3] *[.D491] *[.$J$7]" office:value-type="float" office:value="0" calcext:value-type="float">
            <text:p>0</text:p>
          </table:table-cell>
          <table:table-cell table:formula="of:=IF(WEEKDAY([.A491];2) = 7; 150; 0)" office:value-type="float" office:value="0" calcext:value-type="float">
            <text:p>0</text:p>
          </table:table-cell>
          <table:table-cell table:formula="of:=[.G490] -[.F491] +[.E491]" office:value-type="float" office:value="86764" calcext:value-type="float">
            <text:p>8676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05" calcext:value-type="date">
            <text:p>5.05.2024</text:p>
          </table:table-cell>
          <table:table-cell table:formula="of:=[.A492]" office:value-type="date" office:date-value="2024-05-05" calcext:value-type="date">
            <text:p>05-05</text:p>
          </table:table-cell>
          <table:table-cell table:style-name="ce1" table:formula="of:=IF([.B492] &lt; DATE(YEAR([.A492]);3;21); &quot;ZIMA&quot;; IF([.B492] &lt; DATE(YEAR([.A492]);6;21);&quot;WIOSNA&quot; ; IF([.B492] &lt; DATE(YEAR([.A492]);9;23); &quot;LATO&quot;; IF([.B492] &lt; DATE(YEAR([.A492]);12;21);&quot;JESIEŃ&quot;; &quot;ZIMA&quot;))))" office:value-type="string" office:string-value="WIOSNA" calcext:value-type="string">
            <text:p>WIOSNA</text:p>
          </table:table-cell>
          <table:table-cell table:formula="of:=IF([.C492] = &quot;ZIMA&quot;; 0.2; IF([.C492] = &quot;WIOSNA&quot;; 0.5; IF([.C492] = &quot;LATO&quot;; 0.9; 0.4)))" office:value-type="float" office:value="0.5" calcext:value-type="float">
            <text:p>0,5</text:p>
          </table:table-cell>
          <table:table-cell table:formula="of:=IF(WEEKDAY([.A492];2)&lt; 6; 1; 0) * [.$J$3] *[.D492] *[.$J$7]" office:value-type="float" office:value="0" calcext:value-type="float">
            <text:p>0</text:p>
          </table:table-cell>
          <table:table-cell table:formula="of:=IF(WEEKDAY([.A492];2) = 7; 150; 0)" office:value-type="float" office:value="150" calcext:value-type="float">
            <text:p>150</text:p>
          </table:table-cell>
          <table:table-cell table:formula="of:=[.G491] -[.F492] +[.E492]" office:value-type="float" office:value="86614" calcext:value-type="float">
            <text:p>8661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06" calcext:value-type="date">
            <text:p>6.05.2024</text:p>
          </table:table-cell>
          <table:table-cell table:formula="of:=[.A493]" office:value-type="date" office:date-value="2024-05-06" calcext:value-type="date">
            <text:p>05-06</text:p>
          </table:table-cell>
          <table:table-cell table:style-name="ce1" table:formula="of:=IF([.B493] &lt; DATE(YEAR([.A493]);3;21); &quot;ZIMA&quot;; IF([.B493] &lt; DATE(YEAR([.A493]);6;21);&quot;WIOSNA&quot; ; IF([.B493] &lt; DATE(YEAR([.A493]);9;23); &quot;LATO&quot;; IF([.B493] &lt; DATE(YEAR([.A493]);12;21);&quot;JESIEŃ&quot;; &quot;ZIMA&quot;))))" office:value-type="string" office:string-value="WIOSNA" calcext:value-type="string">
            <text:p>WIOSNA</text:p>
          </table:table-cell>
          <table:table-cell table:formula="of:=IF([.C493] = &quot;ZIMA&quot;; 0.2; IF([.C493] = &quot;WIOSNA&quot;; 0.5; IF([.C493] = &quot;LATO&quot;; 0.9; 0.4)))" office:value-type="float" office:value="0.5" calcext:value-type="float">
            <text:p>0,5</text:p>
          </table:table-cell>
          <table:table-cell table:formula="of:=IF(WEEKDAY([.A493];2)&lt; 6; 1; 0) * [.$J$3] *[.D493] *[.$J$7]" office:value-type="float" office:value="330" calcext:value-type="float">
            <text:p>330</text:p>
          </table:table-cell>
          <table:table-cell table:formula="of:=IF(WEEKDAY([.A493];2) = 7; 150; 0)" office:value-type="float" office:value="0" calcext:value-type="float">
            <text:p>0</text:p>
          </table:table-cell>
          <table:table-cell table:formula="of:=[.G492] -[.F493] +[.E493]" office:value-type="float" office:value="86944" calcext:value-type="float">
            <text:p>8694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07" calcext:value-type="date">
            <text:p>7.05.2024</text:p>
          </table:table-cell>
          <table:table-cell table:formula="of:=[.A494]" office:value-type="date" office:date-value="2024-05-07" calcext:value-type="date">
            <text:p>05-07</text:p>
          </table:table-cell>
          <table:table-cell table:style-name="ce1" table:formula="of:=IF([.B494] &lt; DATE(YEAR([.A494]);3;21); &quot;ZIMA&quot;; IF([.B494] &lt; DATE(YEAR([.A494]);6;21);&quot;WIOSNA&quot; ; IF([.B494] &lt; DATE(YEAR([.A494]);9;23); &quot;LATO&quot;; IF([.B494] &lt; DATE(YEAR([.A494]);12;21);&quot;JESIEŃ&quot;; &quot;ZIMA&quot;))))" office:value-type="string" office:string-value="WIOSNA" calcext:value-type="string">
            <text:p>WIOSNA</text:p>
          </table:table-cell>
          <table:table-cell table:formula="of:=IF([.C494] = &quot;ZIMA&quot;; 0.2; IF([.C494] = &quot;WIOSNA&quot;; 0.5; IF([.C494] = &quot;LATO&quot;; 0.9; 0.4)))" office:value-type="float" office:value="0.5" calcext:value-type="float">
            <text:p>0,5</text:p>
          </table:table-cell>
          <table:table-cell table:formula="of:=IF(WEEKDAY([.A494];2)&lt; 6; 1; 0) * [.$J$3] *[.D494] *[.$J$7]" office:value-type="float" office:value="330" calcext:value-type="float">
            <text:p>330</text:p>
          </table:table-cell>
          <table:table-cell table:formula="of:=IF(WEEKDAY([.A494];2) = 7; 150; 0)" office:value-type="float" office:value="0" calcext:value-type="float">
            <text:p>0</text:p>
          </table:table-cell>
          <table:table-cell table:formula="of:=[.G493] -[.F494] +[.E494]" office:value-type="float" office:value="87274" calcext:value-type="float">
            <text:p>8727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08" calcext:value-type="date">
            <text:p>8.05.2024</text:p>
          </table:table-cell>
          <table:table-cell table:formula="of:=[.A495]" office:value-type="date" office:date-value="2024-05-08" calcext:value-type="date">
            <text:p>05-08</text:p>
          </table:table-cell>
          <table:table-cell table:style-name="ce1" table:formula="of:=IF([.B495] &lt; DATE(YEAR([.A495]);3;21); &quot;ZIMA&quot;; IF([.B495] &lt; DATE(YEAR([.A495]);6;21);&quot;WIOSNA&quot; ; IF([.B495] &lt; DATE(YEAR([.A495]);9;23); &quot;LATO&quot;; IF([.B495] &lt; DATE(YEAR([.A495]);12;21);&quot;JESIEŃ&quot;; &quot;ZIMA&quot;))))" office:value-type="string" office:string-value="WIOSNA" calcext:value-type="string">
            <text:p>WIOSNA</text:p>
          </table:table-cell>
          <table:table-cell table:formula="of:=IF([.C495] = &quot;ZIMA&quot;; 0.2; IF([.C495] = &quot;WIOSNA&quot;; 0.5; IF([.C495] = &quot;LATO&quot;; 0.9; 0.4)))" office:value-type="float" office:value="0.5" calcext:value-type="float">
            <text:p>0,5</text:p>
          </table:table-cell>
          <table:table-cell table:formula="of:=IF(WEEKDAY([.A495];2)&lt; 6; 1; 0) * [.$J$3] *[.D495] *[.$J$7]" office:value-type="float" office:value="330" calcext:value-type="float">
            <text:p>330</text:p>
          </table:table-cell>
          <table:table-cell table:formula="of:=IF(WEEKDAY([.A495];2) = 7; 150; 0)" office:value-type="float" office:value="0" calcext:value-type="float">
            <text:p>0</text:p>
          </table:table-cell>
          <table:table-cell table:formula="of:=[.G494] -[.F495] +[.E495]" office:value-type="float" office:value="87604" calcext:value-type="float">
            <text:p>8760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09" calcext:value-type="date">
            <text:p>9.05.2024</text:p>
          </table:table-cell>
          <table:table-cell table:formula="of:=[.A496]" office:value-type="date" office:date-value="2024-05-09" calcext:value-type="date">
            <text:p>05-09</text:p>
          </table:table-cell>
          <table:table-cell table:style-name="ce1" table:formula="of:=IF([.B496] &lt; DATE(YEAR([.A496]);3;21); &quot;ZIMA&quot;; IF([.B496] &lt; DATE(YEAR([.A496]);6;21);&quot;WIOSNA&quot; ; IF([.B496] &lt; DATE(YEAR([.A496]);9;23); &quot;LATO&quot;; IF([.B496] &lt; DATE(YEAR([.A496]);12;21);&quot;JESIEŃ&quot;; &quot;ZIMA&quot;))))" office:value-type="string" office:string-value="WIOSNA" calcext:value-type="string">
            <text:p>WIOSNA</text:p>
          </table:table-cell>
          <table:table-cell table:formula="of:=IF([.C496] = &quot;ZIMA&quot;; 0.2; IF([.C496] = &quot;WIOSNA&quot;; 0.5; IF([.C496] = &quot;LATO&quot;; 0.9; 0.4)))" office:value-type="float" office:value="0.5" calcext:value-type="float">
            <text:p>0,5</text:p>
          </table:table-cell>
          <table:table-cell table:formula="of:=IF(WEEKDAY([.A496];2)&lt; 6; 1; 0) * [.$J$3] *[.D496] *[.$J$7]" office:value-type="float" office:value="330" calcext:value-type="float">
            <text:p>330</text:p>
          </table:table-cell>
          <table:table-cell table:formula="of:=IF(WEEKDAY([.A496];2) = 7; 150; 0)" office:value-type="float" office:value="0" calcext:value-type="float">
            <text:p>0</text:p>
          </table:table-cell>
          <table:table-cell table:formula="of:=[.G495] -[.F496] +[.E496]" office:value-type="float" office:value="87934" calcext:value-type="float">
            <text:p>8793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10" calcext:value-type="date">
            <text:p>10.05.2024</text:p>
          </table:table-cell>
          <table:table-cell table:formula="of:=[.A497]" office:value-type="date" office:date-value="2024-05-10" calcext:value-type="date">
            <text:p>05-10</text:p>
          </table:table-cell>
          <table:table-cell table:style-name="ce1" table:formula="of:=IF([.B497] &lt; DATE(YEAR([.A497]);3;21); &quot;ZIMA&quot;; IF([.B497] &lt; DATE(YEAR([.A497]);6;21);&quot;WIOSNA&quot; ; IF([.B497] &lt; DATE(YEAR([.A497]);9;23); &quot;LATO&quot;; IF([.B497] &lt; DATE(YEAR([.A497]);12;21);&quot;JESIEŃ&quot;; &quot;ZIMA&quot;))))" office:value-type="string" office:string-value="WIOSNA" calcext:value-type="string">
            <text:p>WIOSNA</text:p>
          </table:table-cell>
          <table:table-cell table:formula="of:=IF([.C497] = &quot;ZIMA&quot;; 0.2; IF([.C497] = &quot;WIOSNA&quot;; 0.5; IF([.C497] = &quot;LATO&quot;; 0.9; 0.4)))" office:value-type="float" office:value="0.5" calcext:value-type="float">
            <text:p>0,5</text:p>
          </table:table-cell>
          <table:table-cell table:formula="of:=IF(WEEKDAY([.A497];2)&lt; 6; 1; 0) * [.$J$3] *[.D497] *[.$J$7]" office:value-type="float" office:value="330" calcext:value-type="float">
            <text:p>330</text:p>
          </table:table-cell>
          <table:table-cell table:formula="of:=IF(WEEKDAY([.A497];2) = 7; 150; 0)" office:value-type="float" office:value="0" calcext:value-type="float">
            <text:p>0</text:p>
          </table:table-cell>
          <table:table-cell table:formula="of:=[.G496] -[.F497] +[.E497]" office:value-type="float" office:value="88264" calcext:value-type="float">
            <text:p>8826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11" calcext:value-type="date">
            <text:p>11.05.2024</text:p>
          </table:table-cell>
          <table:table-cell table:formula="of:=[.A498]" office:value-type="date" office:date-value="2024-05-11" calcext:value-type="date">
            <text:p>05-11</text:p>
          </table:table-cell>
          <table:table-cell table:style-name="ce1" table:formula="of:=IF([.B498] &lt; DATE(YEAR([.A498]);3;21); &quot;ZIMA&quot;; IF([.B498] &lt; DATE(YEAR([.A498]);6;21);&quot;WIOSNA&quot; ; IF([.B498] &lt; DATE(YEAR([.A498]);9;23); &quot;LATO&quot;; IF([.B498] &lt; DATE(YEAR([.A498]);12;21);&quot;JESIEŃ&quot;; &quot;ZIMA&quot;))))" office:value-type="string" office:string-value="WIOSNA" calcext:value-type="string">
            <text:p>WIOSNA</text:p>
          </table:table-cell>
          <table:table-cell table:formula="of:=IF([.C498] = &quot;ZIMA&quot;; 0.2; IF([.C498] = &quot;WIOSNA&quot;; 0.5; IF([.C498] = &quot;LATO&quot;; 0.9; 0.4)))" office:value-type="float" office:value="0.5" calcext:value-type="float">
            <text:p>0,5</text:p>
          </table:table-cell>
          <table:table-cell table:formula="of:=IF(WEEKDAY([.A498];2)&lt; 6; 1; 0) * [.$J$3] *[.D498] *[.$J$7]" office:value-type="float" office:value="0" calcext:value-type="float">
            <text:p>0</text:p>
          </table:table-cell>
          <table:table-cell table:formula="of:=IF(WEEKDAY([.A498];2) = 7; 150; 0)" office:value-type="float" office:value="0" calcext:value-type="float">
            <text:p>0</text:p>
          </table:table-cell>
          <table:table-cell table:formula="of:=[.G497] -[.F498] +[.E498]" office:value-type="float" office:value="88264" calcext:value-type="float">
            <text:p>8826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12" calcext:value-type="date">
            <text:p>12.05.2024</text:p>
          </table:table-cell>
          <table:table-cell table:formula="of:=[.A499]" office:value-type="date" office:date-value="2024-05-12" calcext:value-type="date">
            <text:p>05-12</text:p>
          </table:table-cell>
          <table:table-cell table:style-name="ce1" table:formula="of:=IF([.B499] &lt; DATE(YEAR([.A499]);3;21); &quot;ZIMA&quot;; IF([.B499] &lt; DATE(YEAR([.A499]);6;21);&quot;WIOSNA&quot; ; IF([.B499] &lt; DATE(YEAR([.A499]);9;23); &quot;LATO&quot;; IF([.B499] &lt; DATE(YEAR([.A499]);12;21);&quot;JESIEŃ&quot;; &quot;ZIMA&quot;))))" office:value-type="string" office:string-value="WIOSNA" calcext:value-type="string">
            <text:p>WIOSNA</text:p>
          </table:table-cell>
          <table:table-cell table:formula="of:=IF([.C499] = &quot;ZIMA&quot;; 0.2; IF([.C499] = &quot;WIOSNA&quot;; 0.5; IF([.C499] = &quot;LATO&quot;; 0.9; 0.4)))" office:value-type="float" office:value="0.5" calcext:value-type="float">
            <text:p>0,5</text:p>
          </table:table-cell>
          <table:table-cell table:formula="of:=IF(WEEKDAY([.A499];2)&lt; 6; 1; 0) * [.$J$3] *[.D499] *[.$J$7]" office:value-type="float" office:value="0" calcext:value-type="float">
            <text:p>0</text:p>
          </table:table-cell>
          <table:table-cell table:formula="of:=IF(WEEKDAY([.A499];2) = 7; 150; 0)" office:value-type="float" office:value="150" calcext:value-type="float">
            <text:p>150</text:p>
          </table:table-cell>
          <table:table-cell table:formula="of:=[.G498] -[.F499] +[.E499]" office:value-type="float" office:value="88114" calcext:value-type="float">
            <text:p>8811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13" calcext:value-type="date">
            <text:p>13.05.2024</text:p>
          </table:table-cell>
          <table:table-cell table:formula="of:=[.A500]" office:value-type="date" office:date-value="2024-05-13" calcext:value-type="date">
            <text:p>05-13</text:p>
          </table:table-cell>
          <table:table-cell table:style-name="ce1" table:formula="of:=IF([.B500] &lt; DATE(YEAR([.A500]);3;21); &quot;ZIMA&quot;; IF([.B500] &lt; DATE(YEAR([.A500]);6;21);&quot;WIOSNA&quot; ; IF([.B500] &lt; DATE(YEAR([.A500]);9;23); &quot;LATO&quot;; IF([.B500] &lt; DATE(YEAR([.A500]);12;21);&quot;JESIEŃ&quot;; &quot;ZIMA&quot;))))" office:value-type="string" office:string-value="WIOSNA" calcext:value-type="string">
            <text:p>WIOSNA</text:p>
          </table:table-cell>
          <table:table-cell table:formula="of:=IF([.C500] = &quot;ZIMA&quot;; 0.2; IF([.C500] = &quot;WIOSNA&quot;; 0.5; IF([.C500] = &quot;LATO&quot;; 0.9; 0.4)))" office:value-type="float" office:value="0.5" calcext:value-type="float">
            <text:p>0,5</text:p>
          </table:table-cell>
          <table:table-cell table:formula="of:=IF(WEEKDAY([.A500];2)&lt; 6; 1; 0) * [.$J$3] *[.D500] *[.$J$7]" office:value-type="float" office:value="330" calcext:value-type="float">
            <text:p>330</text:p>
          </table:table-cell>
          <table:table-cell table:formula="of:=IF(WEEKDAY([.A500];2) = 7; 150; 0)" office:value-type="float" office:value="0" calcext:value-type="float">
            <text:p>0</text:p>
          </table:table-cell>
          <table:table-cell table:formula="of:=[.G499] -[.F500] +[.E500]" office:value-type="float" office:value="88444" calcext:value-type="float">
            <text:p>8844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14" calcext:value-type="date">
            <text:p>14.05.2024</text:p>
          </table:table-cell>
          <table:table-cell table:formula="of:=[.A501]" office:value-type="date" office:date-value="2024-05-14" calcext:value-type="date">
            <text:p>05-14</text:p>
          </table:table-cell>
          <table:table-cell table:style-name="ce1" table:formula="of:=IF([.B501] &lt; DATE(YEAR([.A501]);3;21); &quot;ZIMA&quot;; IF([.B501] &lt; DATE(YEAR([.A501]);6;21);&quot;WIOSNA&quot; ; IF([.B501] &lt; DATE(YEAR([.A501]);9;23); &quot;LATO&quot;; IF([.B501] &lt; DATE(YEAR([.A501]);12;21);&quot;JESIEŃ&quot;; &quot;ZIMA&quot;))))" office:value-type="string" office:string-value="WIOSNA" calcext:value-type="string">
            <text:p>WIOSNA</text:p>
          </table:table-cell>
          <table:table-cell table:formula="of:=IF([.C501] = &quot;ZIMA&quot;; 0.2; IF([.C501] = &quot;WIOSNA&quot;; 0.5; IF([.C501] = &quot;LATO&quot;; 0.9; 0.4)))" office:value-type="float" office:value="0.5" calcext:value-type="float">
            <text:p>0,5</text:p>
          </table:table-cell>
          <table:table-cell table:formula="of:=IF(WEEKDAY([.A501];2)&lt; 6; 1; 0) * [.$J$3] *[.D501] *[.$J$7]" office:value-type="float" office:value="330" calcext:value-type="float">
            <text:p>330</text:p>
          </table:table-cell>
          <table:table-cell table:formula="of:=IF(WEEKDAY([.A501];2) = 7; 150; 0)" office:value-type="float" office:value="0" calcext:value-type="float">
            <text:p>0</text:p>
          </table:table-cell>
          <table:table-cell table:formula="of:=[.G500] -[.F501] +[.E501]" office:value-type="float" office:value="88774" calcext:value-type="float">
            <text:p>8877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15" calcext:value-type="date">
            <text:p>15.05.2024</text:p>
          </table:table-cell>
          <table:table-cell table:formula="of:=[.A502]" office:value-type="date" office:date-value="2024-05-15" calcext:value-type="date">
            <text:p>05-15</text:p>
          </table:table-cell>
          <table:table-cell table:style-name="ce1" table:formula="of:=IF([.B502] &lt; DATE(YEAR([.A502]);3;21); &quot;ZIMA&quot;; IF([.B502] &lt; DATE(YEAR([.A502]);6;21);&quot;WIOSNA&quot; ; IF([.B502] &lt; DATE(YEAR([.A502]);9;23); &quot;LATO&quot;; IF([.B502] &lt; DATE(YEAR([.A502]);12;21);&quot;JESIEŃ&quot;; &quot;ZIMA&quot;))))" office:value-type="string" office:string-value="WIOSNA" calcext:value-type="string">
            <text:p>WIOSNA</text:p>
          </table:table-cell>
          <table:table-cell table:formula="of:=IF([.C502] = &quot;ZIMA&quot;; 0.2; IF([.C502] = &quot;WIOSNA&quot;; 0.5; IF([.C502] = &quot;LATO&quot;; 0.9; 0.4)))" office:value-type="float" office:value="0.5" calcext:value-type="float">
            <text:p>0,5</text:p>
          </table:table-cell>
          <table:table-cell table:formula="of:=IF(WEEKDAY([.A502];2)&lt; 6; 1; 0) * [.$J$3] *[.D502] *[.$J$7]" office:value-type="float" office:value="330" calcext:value-type="float">
            <text:p>330</text:p>
          </table:table-cell>
          <table:table-cell table:formula="of:=IF(WEEKDAY([.A502];2) = 7; 150; 0)" office:value-type="float" office:value="0" calcext:value-type="float">
            <text:p>0</text:p>
          </table:table-cell>
          <table:table-cell table:formula="of:=[.G501] -[.F502] +[.E502]" office:value-type="float" office:value="89104" calcext:value-type="float">
            <text:p>8910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16" calcext:value-type="date">
            <text:p>16.05.2024</text:p>
          </table:table-cell>
          <table:table-cell table:formula="of:=[.A503]" office:value-type="date" office:date-value="2024-05-16" calcext:value-type="date">
            <text:p>05-16</text:p>
          </table:table-cell>
          <table:table-cell table:style-name="ce1" table:formula="of:=IF([.B503] &lt; DATE(YEAR([.A503]);3;21); &quot;ZIMA&quot;; IF([.B503] &lt; DATE(YEAR([.A503]);6;21);&quot;WIOSNA&quot; ; IF([.B503] &lt; DATE(YEAR([.A503]);9;23); &quot;LATO&quot;; IF([.B503] &lt; DATE(YEAR([.A503]);12;21);&quot;JESIEŃ&quot;; &quot;ZIMA&quot;))))" office:value-type="string" office:string-value="WIOSNA" calcext:value-type="string">
            <text:p>WIOSNA</text:p>
          </table:table-cell>
          <table:table-cell table:formula="of:=IF([.C503] = &quot;ZIMA&quot;; 0.2; IF([.C503] = &quot;WIOSNA&quot;; 0.5; IF([.C503] = &quot;LATO&quot;; 0.9; 0.4)))" office:value-type="float" office:value="0.5" calcext:value-type="float">
            <text:p>0,5</text:p>
          </table:table-cell>
          <table:table-cell table:formula="of:=IF(WEEKDAY([.A503];2)&lt; 6; 1; 0) * [.$J$3] *[.D503] *[.$J$7]" office:value-type="float" office:value="330" calcext:value-type="float">
            <text:p>330</text:p>
          </table:table-cell>
          <table:table-cell table:formula="of:=IF(WEEKDAY([.A503];2) = 7; 150; 0)" office:value-type="float" office:value="0" calcext:value-type="float">
            <text:p>0</text:p>
          </table:table-cell>
          <table:table-cell table:formula="of:=[.G502] -[.F503] +[.E503]" office:value-type="float" office:value="89434" calcext:value-type="float">
            <text:p>8943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17" calcext:value-type="date">
            <text:p>17.05.2024</text:p>
          </table:table-cell>
          <table:table-cell table:formula="of:=[.A504]" office:value-type="date" office:date-value="2024-05-17" calcext:value-type="date">
            <text:p>05-17</text:p>
          </table:table-cell>
          <table:table-cell table:style-name="ce1" table:formula="of:=IF([.B504] &lt; DATE(YEAR([.A504]);3;21); &quot;ZIMA&quot;; IF([.B504] &lt; DATE(YEAR([.A504]);6;21);&quot;WIOSNA&quot; ; IF([.B504] &lt; DATE(YEAR([.A504]);9;23); &quot;LATO&quot;; IF([.B504] &lt; DATE(YEAR([.A504]);12;21);&quot;JESIEŃ&quot;; &quot;ZIMA&quot;))))" office:value-type="string" office:string-value="WIOSNA" calcext:value-type="string">
            <text:p>WIOSNA</text:p>
          </table:table-cell>
          <table:table-cell table:formula="of:=IF([.C504] = &quot;ZIMA&quot;; 0.2; IF([.C504] = &quot;WIOSNA&quot;; 0.5; IF([.C504] = &quot;LATO&quot;; 0.9; 0.4)))" office:value-type="float" office:value="0.5" calcext:value-type="float">
            <text:p>0,5</text:p>
          </table:table-cell>
          <table:table-cell table:formula="of:=IF(WEEKDAY([.A504];2)&lt; 6; 1; 0) * [.$J$3] *[.D504] *[.$J$7]" office:value-type="float" office:value="330" calcext:value-type="float">
            <text:p>330</text:p>
          </table:table-cell>
          <table:table-cell table:formula="of:=IF(WEEKDAY([.A504];2) = 7; 150; 0)" office:value-type="float" office:value="0" calcext:value-type="float">
            <text:p>0</text:p>
          </table:table-cell>
          <table:table-cell table:formula="of:=[.G503] -[.F504] +[.E504]" office:value-type="float" office:value="89764" calcext:value-type="float">
            <text:p>8976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18" calcext:value-type="date">
            <text:p>18.05.2024</text:p>
          </table:table-cell>
          <table:table-cell table:formula="of:=[.A505]" office:value-type="date" office:date-value="2024-05-18" calcext:value-type="date">
            <text:p>05-18</text:p>
          </table:table-cell>
          <table:table-cell table:style-name="ce1" table:formula="of:=IF([.B505] &lt; DATE(YEAR([.A505]);3;21); &quot;ZIMA&quot;; IF([.B505] &lt; DATE(YEAR([.A505]);6;21);&quot;WIOSNA&quot; ; IF([.B505] &lt; DATE(YEAR([.A505]);9;23); &quot;LATO&quot;; IF([.B505] &lt; DATE(YEAR([.A505]);12;21);&quot;JESIEŃ&quot;; &quot;ZIMA&quot;))))" office:value-type="string" office:string-value="WIOSNA" calcext:value-type="string">
            <text:p>WIOSNA</text:p>
          </table:table-cell>
          <table:table-cell table:formula="of:=IF([.C505] = &quot;ZIMA&quot;; 0.2; IF([.C505] = &quot;WIOSNA&quot;; 0.5; IF([.C505] = &quot;LATO&quot;; 0.9; 0.4)))" office:value-type="float" office:value="0.5" calcext:value-type="float">
            <text:p>0,5</text:p>
          </table:table-cell>
          <table:table-cell table:formula="of:=IF(WEEKDAY([.A505];2)&lt; 6; 1; 0) * [.$J$3] *[.D505] *[.$J$7]" office:value-type="float" office:value="0" calcext:value-type="float">
            <text:p>0</text:p>
          </table:table-cell>
          <table:table-cell table:formula="of:=IF(WEEKDAY([.A505];2) = 7; 150; 0)" office:value-type="float" office:value="0" calcext:value-type="float">
            <text:p>0</text:p>
          </table:table-cell>
          <table:table-cell table:formula="of:=[.G504] -[.F505] +[.E505]" office:value-type="float" office:value="89764" calcext:value-type="float">
            <text:p>8976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19" calcext:value-type="date">
            <text:p>19.05.2024</text:p>
          </table:table-cell>
          <table:table-cell table:formula="of:=[.A506]" office:value-type="date" office:date-value="2024-05-19" calcext:value-type="date">
            <text:p>05-19</text:p>
          </table:table-cell>
          <table:table-cell table:style-name="ce1" table:formula="of:=IF([.B506] &lt; DATE(YEAR([.A506]);3;21); &quot;ZIMA&quot;; IF([.B506] &lt; DATE(YEAR([.A506]);6;21);&quot;WIOSNA&quot; ; IF([.B506] &lt; DATE(YEAR([.A506]);9;23); &quot;LATO&quot;; IF([.B506] &lt; DATE(YEAR([.A506]);12;21);&quot;JESIEŃ&quot;; &quot;ZIMA&quot;))))" office:value-type="string" office:string-value="WIOSNA" calcext:value-type="string">
            <text:p>WIOSNA</text:p>
          </table:table-cell>
          <table:table-cell table:formula="of:=IF([.C506] = &quot;ZIMA&quot;; 0.2; IF([.C506] = &quot;WIOSNA&quot;; 0.5; IF([.C506] = &quot;LATO&quot;; 0.9; 0.4)))" office:value-type="float" office:value="0.5" calcext:value-type="float">
            <text:p>0,5</text:p>
          </table:table-cell>
          <table:table-cell table:formula="of:=IF(WEEKDAY([.A506];2)&lt; 6; 1; 0) * [.$J$3] *[.D506] *[.$J$7]" office:value-type="float" office:value="0" calcext:value-type="float">
            <text:p>0</text:p>
          </table:table-cell>
          <table:table-cell table:formula="of:=IF(WEEKDAY([.A506];2) = 7; 150; 0)" office:value-type="float" office:value="150" calcext:value-type="float">
            <text:p>150</text:p>
          </table:table-cell>
          <table:table-cell table:formula="of:=[.G505] -[.F506] +[.E506]" office:value-type="float" office:value="89614" calcext:value-type="float">
            <text:p>8961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20" calcext:value-type="date">
            <text:p>20.05.2024</text:p>
          </table:table-cell>
          <table:table-cell table:formula="of:=[.A507]" office:value-type="date" office:date-value="2024-05-20" calcext:value-type="date">
            <text:p>05-20</text:p>
          </table:table-cell>
          <table:table-cell table:style-name="ce1" table:formula="of:=IF([.B507] &lt; DATE(YEAR([.A507]);3;21); &quot;ZIMA&quot;; IF([.B507] &lt; DATE(YEAR([.A507]);6;21);&quot;WIOSNA&quot; ; IF([.B507] &lt; DATE(YEAR([.A507]);9;23); &quot;LATO&quot;; IF([.B507] &lt; DATE(YEAR([.A507]);12;21);&quot;JESIEŃ&quot;; &quot;ZIMA&quot;))))" office:value-type="string" office:string-value="WIOSNA" calcext:value-type="string">
            <text:p>WIOSNA</text:p>
          </table:table-cell>
          <table:table-cell table:formula="of:=IF([.C507] = &quot;ZIMA&quot;; 0.2; IF([.C507] = &quot;WIOSNA&quot;; 0.5; IF([.C507] = &quot;LATO&quot;; 0.9; 0.4)))" office:value-type="float" office:value="0.5" calcext:value-type="float">
            <text:p>0,5</text:p>
          </table:table-cell>
          <table:table-cell table:formula="of:=IF(WEEKDAY([.A507];2)&lt; 6; 1; 0) * [.$J$3] *[.D507] *[.$J$7]" office:value-type="float" office:value="330" calcext:value-type="float">
            <text:p>330</text:p>
          </table:table-cell>
          <table:table-cell table:formula="of:=IF(WEEKDAY([.A507];2) = 7; 150; 0)" office:value-type="float" office:value="0" calcext:value-type="float">
            <text:p>0</text:p>
          </table:table-cell>
          <table:table-cell table:formula="of:=[.G506] -[.F507] +[.E507]" office:value-type="float" office:value="89944" calcext:value-type="float">
            <text:p>8994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21" calcext:value-type="date">
            <text:p>21.05.2024</text:p>
          </table:table-cell>
          <table:table-cell table:formula="of:=[.A508]" office:value-type="date" office:date-value="2024-05-21" calcext:value-type="date">
            <text:p>05-21</text:p>
          </table:table-cell>
          <table:table-cell table:style-name="ce1" table:formula="of:=IF([.B508] &lt; DATE(YEAR([.A508]);3;21); &quot;ZIMA&quot;; IF([.B508] &lt; DATE(YEAR([.A508]);6;21);&quot;WIOSNA&quot; ; IF([.B508] &lt; DATE(YEAR([.A508]);9;23); &quot;LATO&quot;; IF([.B508] &lt; DATE(YEAR([.A508]);12;21);&quot;JESIEŃ&quot;; &quot;ZIMA&quot;))))" office:value-type="string" office:string-value="WIOSNA" calcext:value-type="string">
            <text:p>WIOSNA</text:p>
          </table:table-cell>
          <table:table-cell table:formula="of:=IF([.C508] = &quot;ZIMA&quot;; 0.2; IF([.C508] = &quot;WIOSNA&quot;; 0.5; IF([.C508] = &quot;LATO&quot;; 0.9; 0.4)))" office:value-type="float" office:value="0.5" calcext:value-type="float">
            <text:p>0,5</text:p>
          </table:table-cell>
          <table:table-cell table:formula="of:=IF(WEEKDAY([.A508];2)&lt; 6; 1; 0) * [.$J$3] *[.D508] *[.$J$7]" office:value-type="float" office:value="330" calcext:value-type="float">
            <text:p>330</text:p>
          </table:table-cell>
          <table:table-cell table:formula="of:=IF(WEEKDAY([.A508];2) = 7; 150; 0)" office:value-type="float" office:value="0" calcext:value-type="float">
            <text:p>0</text:p>
          </table:table-cell>
          <table:table-cell table:formula="of:=[.G507] -[.F508] +[.E508]" office:value-type="float" office:value="90274" calcext:value-type="float">
            <text:p>9027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22" calcext:value-type="date">
            <text:p>22.05.2024</text:p>
          </table:table-cell>
          <table:table-cell table:formula="of:=[.A509]" office:value-type="date" office:date-value="2024-05-22" calcext:value-type="date">
            <text:p>05-22</text:p>
          </table:table-cell>
          <table:table-cell table:style-name="ce1" table:formula="of:=IF([.B509] &lt; DATE(YEAR([.A509]);3;21); &quot;ZIMA&quot;; IF([.B509] &lt; DATE(YEAR([.A509]);6;21);&quot;WIOSNA&quot; ; IF([.B509] &lt; DATE(YEAR([.A509]);9;23); &quot;LATO&quot;; IF([.B509] &lt; DATE(YEAR([.A509]);12;21);&quot;JESIEŃ&quot;; &quot;ZIMA&quot;))))" office:value-type="string" office:string-value="WIOSNA" calcext:value-type="string">
            <text:p>WIOSNA</text:p>
          </table:table-cell>
          <table:table-cell table:formula="of:=IF([.C509] = &quot;ZIMA&quot;; 0.2; IF([.C509] = &quot;WIOSNA&quot;; 0.5; IF([.C509] = &quot;LATO&quot;; 0.9; 0.4)))" office:value-type="float" office:value="0.5" calcext:value-type="float">
            <text:p>0,5</text:p>
          </table:table-cell>
          <table:table-cell table:formula="of:=IF(WEEKDAY([.A509];2)&lt; 6; 1; 0) * [.$J$3] *[.D509] *[.$J$7]" office:value-type="float" office:value="330" calcext:value-type="float">
            <text:p>330</text:p>
          </table:table-cell>
          <table:table-cell table:formula="of:=IF(WEEKDAY([.A509];2) = 7; 150; 0)" office:value-type="float" office:value="0" calcext:value-type="float">
            <text:p>0</text:p>
          </table:table-cell>
          <table:table-cell table:formula="of:=[.G508] -[.F509] +[.E509]" office:value-type="float" office:value="90604" calcext:value-type="float">
            <text:p>9060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23" calcext:value-type="date">
            <text:p>23.05.2024</text:p>
          </table:table-cell>
          <table:table-cell table:formula="of:=[.A510]" office:value-type="date" office:date-value="2024-05-23" calcext:value-type="date">
            <text:p>05-23</text:p>
          </table:table-cell>
          <table:table-cell table:style-name="ce1" table:formula="of:=IF([.B510] &lt; DATE(YEAR([.A510]);3;21); &quot;ZIMA&quot;; IF([.B510] &lt; DATE(YEAR([.A510]);6;21);&quot;WIOSNA&quot; ; IF([.B510] &lt; DATE(YEAR([.A510]);9;23); &quot;LATO&quot;; IF([.B510] &lt; DATE(YEAR([.A510]);12;21);&quot;JESIEŃ&quot;; &quot;ZIMA&quot;))))" office:value-type="string" office:string-value="WIOSNA" calcext:value-type="string">
            <text:p>WIOSNA</text:p>
          </table:table-cell>
          <table:table-cell table:formula="of:=IF([.C510] = &quot;ZIMA&quot;; 0.2; IF([.C510] = &quot;WIOSNA&quot;; 0.5; IF([.C510] = &quot;LATO&quot;; 0.9; 0.4)))" office:value-type="float" office:value="0.5" calcext:value-type="float">
            <text:p>0,5</text:p>
          </table:table-cell>
          <table:table-cell table:formula="of:=IF(WEEKDAY([.A510];2)&lt; 6; 1; 0) * [.$J$3] *[.D510] *[.$J$7]" office:value-type="float" office:value="330" calcext:value-type="float">
            <text:p>330</text:p>
          </table:table-cell>
          <table:table-cell table:formula="of:=IF(WEEKDAY([.A510];2) = 7; 150; 0)" office:value-type="float" office:value="0" calcext:value-type="float">
            <text:p>0</text:p>
          </table:table-cell>
          <table:table-cell table:formula="of:=[.G509] -[.F510] +[.E510]" office:value-type="float" office:value="90934" calcext:value-type="float">
            <text:p>9093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24" calcext:value-type="date">
            <text:p>24.05.2024</text:p>
          </table:table-cell>
          <table:table-cell table:formula="of:=[.A511]" office:value-type="date" office:date-value="2024-05-24" calcext:value-type="date">
            <text:p>05-24</text:p>
          </table:table-cell>
          <table:table-cell table:style-name="ce1" table:formula="of:=IF([.B511] &lt; DATE(YEAR([.A511]);3;21); &quot;ZIMA&quot;; IF([.B511] &lt; DATE(YEAR([.A511]);6;21);&quot;WIOSNA&quot; ; IF([.B511] &lt; DATE(YEAR([.A511]);9;23); &quot;LATO&quot;; IF([.B511] &lt; DATE(YEAR([.A511]);12;21);&quot;JESIEŃ&quot;; &quot;ZIMA&quot;))))" office:value-type="string" office:string-value="WIOSNA" calcext:value-type="string">
            <text:p>WIOSNA</text:p>
          </table:table-cell>
          <table:table-cell table:formula="of:=IF([.C511] = &quot;ZIMA&quot;; 0.2; IF([.C511] = &quot;WIOSNA&quot;; 0.5; IF([.C511] = &quot;LATO&quot;; 0.9; 0.4)))" office:value-type="float" office:value="0.5" calcext:value-type="float">
            <text:p>0,5</text:p>
          </table:table-cell>
          <table:table-cell table:formula="of:=IF(WEEKDAY([.A511];2)&lt; 6; 1; 0) * [.$J$3] *[.D511] *[.$J$7]" office:value-type="float" office:value="330" calcext:value-type="float">
            <text:p>330</text:p>
          </table:table-cell>
          <table:table-cell table:formula="of:=IF(WEEKDAY([.A511];2) = 7; 150; 0)" office:value-type="float" office:value="0" calcext:value-type="float">
            <text:p>0</text:p>
          </table:table-cell>
          <table:table-cell table:formula="of:=[.G510] -[.F511] +[.E511]" office:value-type="float" office:value="91264" calcext:value-type="float">
            <text:p>9126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25" calcext:value-type="date">
            <text:p>25.05.2024</text:p>
          </table:table-cell>
          <table:table-cell table:formula="of:=[.A512]" office:value-type="date" office:date-value="2024-05-25" calcext:value-type="date">
            <text:p>05-25</text:p>
          </table:table-cell>
          <table:table-cell table:style-name="ce1" table:formula="of:=IF([.B512] &lt; DATE(YEAR([.A512]);3;21); &quot;ZIMA&quot;; IF([.B512] &lt; DATE(YEAR([.A512]);6;21);&quot;WIOSNA&quot; ; IF([.B512] &lt; DATE(YEAR([.A512]);9;23); &quot;LATO&quot;; IF([.B512] &lt; DATE(YEAR([.A512]);12;21);&quot;JESIEŃ&quot;; &quot;ZIMA&quot;))))" office:value-type="string" office:string-value="WIOSNA" calcext:value-type="string">
            <text:p>WIOSNA</text:p>
          </table:table-cell>
          <table:table-cell table:formula="of:=IF([.C512] = &quot;ZIMA&quot;; 0.2; IF([.C512] = &quot;WIOSNA&quot;; 0.5; IF([.C512] = &quot;LATO&quot;; 0.9; 0.4)))" office:value-type="float" office:value="0.5" calcext:value-type="float">
            <text:p>0,5</text:p>
          </table:table-cell>
          <table:table-cell table:formula="of:=IF(WEEKDAY([.A512];2)&lt; 6; 1; 0) * [.$J$3] *[.D512] *[.$J$7]" office:value-type="float" office:value="0" calcext:value-type="float">
            <text:p>0</text:p>
          </table:table-cell>
          <table:table-cell table:formula="of:=IF(WEEKDAY([.A512];2) = 7; 150; 0)" office:value-type="float" office:value="0" calcext:value-type="float">
            <text:p>0</text:p>
          </table:table-cell>
          <table:table-cell table:formula="of:=[.G511] -[.F512] +[.E512]" office:value-type="float" office:value="91264" calcext:value-type="float">
            <text:p>9126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26" calcext:value-type="date">
            <text:p>26.05.2024</text:p>
          </table:table-cell>
          <table:table-cell table:formula="of:=[.A513]" office:value-type="date" office:date-value="2024-05-26" calcext:value-type="date">
            <text:p>05-26</text:p>
          </table:table-cell>
          <table:table-cell table:style-name="ce1" table:formula="of:=IF([.B513] &lt; DATE(YEAR([.A513]);3;21); &quot;ZIMA&quot;; IF([.B513] &lt; DATE(YEAR([.A513]);6;21);&quot;WIOSNA&quot; ; IF([.B513] &lt; DATE(YEAR([.A513]);9;23); &quot;LATO&quot;; IF([.B513] &lt; DATE(YEAR([.A513]);12;21);&quot;JESIEŃ&quot;; &quot;ZIMA&quot;))))" office:value-type="string" office:string-value="WIOSNA" calcext:value-type="string">
            <text:p>WIOSNA</text:p>
          </table:table-cell>
          <table:table-cell table:formula="of:=IF([.C513] = &quot;ZIMA&quot;; 0.2; IF([.C513] = &quot;WIOSNA&quot;; 0.5; IF([.C513] = &quot;LATO&quot;; 0.9; 0.4)))" office:value-type="float" office:value="0.5" calcext:value-type="float">
            <text:p>0,5</text:p>
          </table:table-cell>
          <table:table-cell table:formula="of:=IF(WEEKDAY([.A513];2)&lt; 6; 1; 0) * [.$J$3] *[.D513] *[.$J$7]" office:value-type="float" office:value="0" calcext:value-type="float">
            <text:p>0</text:p>
          </table:table-cell>
          <table:table-cell table:formula="of:=IF(WEEKDAY([.A513];2) = 7; 150; 0)" office:value-type="float" office:value="150" calcext:value-type="float">
            <text:p>150</text:p>
          </table:table-cell>
          <table:table-cell table:formula="of:=[.G512] -[.F513] +[.E513]" office:value-type="float" office:value="91114" calcext:value-type="float">
            <text:p>9111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27" calcext:value-type="date">
            <text:p>27.05.2024</text:p>
          </table:table-cell>
          <table:table-cell table:formula="of:=[.A514]" office:value-type="date" office:date-value="2024-05-27" calcext:value-type="date">
            <text:p>05-27</text:p>
          </table:table-cell>
          <table:table-cell table:style-name="ce1" table:formula="of:=IF([.B514] &lt; DATE(YEAR([.A514]);3;21); &quot;ZIMA&quot;; IF([.B514] &lt; DATE(YEAR([.A514]);6;21);&quot;WIOSNA&quot; ; IF([.B514] &lt; DATE(YEAR([.A514]);9;23); &quot;LATO&quot;; IF([.B514] &lt; DATE(YEAR([.A514]);12;21);&quot;JESIEŃ&quot;; &quot;ZIMA&quot;))))" office:value-type="string" office:string-value="WIOSNA" calcext:value-type="string">
            <text:p>WIOSNA</text:p>
          </table:table-cell>
          <table:table-cell table:formula="of:=IF([.C514] = &quot;ZIMA&quot;; 0.2; IF([.C514] = &quot;WIOSNA&quot;; 0.5; IF([.C514] = &quot;LATO&quot;; 0.9; 0.4)))" office:value-type="float" office:value="0.5" calcext:value-type="float">
            <text:p>0,5</text:p>
          </table:table-cell>
          <table:table-cell table:formula="of:=IF(WEEKDAY([.A514];2)&lt; 6; 1; 0) * [.$J$3] *[.D514] *[.$J$7]" office:value-type="float" office:value="330" calcext:value-type="float">
            <text:p>330</text:p>
          </table:table-cell>
          <table:table-cell table:formula="of:=IF(WEEKDAY([.A514];2) = 7; 150; 0)" office:value-type="float" office:value="0" calcext:value-type="float">
            <text:p>0</text:p>
          </table:table-cell>
          <table:table-cell table:formula="of:=[.G513] -[.F514] +[.E514]" office:value-type="float" office:value="91444" calcext:value-type="float">
            <text:p>9144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28" calcext:value-type="date">
            <text:p>28.05.2024</text:p>
          </table:table-cell>
          <table:table-cell table:formula="of:=[.A515]" office:value-type="date" office:date-value="2024-05-28" calcext:value-type="date">
            <text:p>05-28</text:p>
          </table:table-cell>
          <table:table-cell table:style-name="ce1" table:formula="of:=IF([.B515] &lt; DATE(YEAR([.A515]);3;21); &quot;ZIMA&quot;; IF([.B515] &lt; DATE(YEAR([.A515]);6;21);&quot;WIOSNA&quot; ; IF([.B515] &lt; DATE(YEAR([.A515]);9;23); &quot;LATO&quot;; IF([.B515] &lt; DATE(YEAR([.A515]);12;21);&quot;JESIEŃ&quot;; &quot;ZIMA&quot;))))" office:value-type="string" office:string-value="WIOSNA" calcext:value-type="string">
            <text:p>WIOSNA</text:p>
          </table:table-cell>
          <table:table-cell table:formula="of:=IF([.C515] = &quot;ZIMA&quot;; 0.2; IF([.C515] = &quot;WIOSNA&quot;; 0.5; IF([.C515] = &quot;LATO&quot;; 0.9; 0.4)))" office:value-type="float" office:value="0.5" calcext:value-type="float">
            <text:p>0,5</text:p>
          </table:table-cell>
          <table:table-cell table:formula="of:=IF(WEEKDAY([.A515];2)&lt; 6; 1; 0) * [.$J$3] *[.D515] *[.$J$7]" office:value-type="float" office:value="330" calcext:value-type="float">
            <text:p>330</text:p>
          </table:table-cell>
          <table:table-cell table:formula="of:=IF(WEEKDAY([.A515];2) = 7; 150; 0)" office:value-type="float" office:value="0" calcext:value-type="float">
            <text:p>0</text:p>
          </table:table-cell>
          <table:table-cell table:formula="of:=[.G514] -[.F515] +[.E515]" office:value-type="float" office:value="91774" calcext:value-type="float">
            <text:p>9177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29" calcext:value-type="date">
            <text:p>29.05.2024</text:p>
          </table:table-cell>
          <table:table-cell table:formula="of:=[.A516]" office:value-type="date" office:date-value="2024-05-29" calcext:value-type="date">
            <text:p>05-29</text:p>
          </table:table-cell>
          <table:table-cell table:style-name="ce1" table:formula="of:=IF([.B516] &lt; DATE(YEAR([.A516]);3;21); &quot;ZIMA&quot;; IF([.B516] &lt; DATE(YEAR([.A516]);6;21);&quot;WIOSNA&quot; ; IF([.B516] &lt; DATE(YEAR([.A516]);9;23); &quot;LATO&quot;; IF([.B516] &lt; DATE(YEAR([.A516]);12;21);&quot;JESIEŃ&quot;; &quot;ZIMA&quot;))))" office:value-type="string" office:string-value="WIOSNA" calcext:value-type="string">
            <text:p>WIOSNA</text:p>
          </table:table-cell>
          <table:table-cell table:formula="of:=IF([.C516] = &quot;ZIMA&quot;; 0.2; IF([.C516] = &quot;WIOSNA&quot;; 0.5; IF([.C516] = &quot;LATO&quot;; 0.9; 0.4)))" office:value-type="float" office:value="0.5" calcext:value-type="float">
            <text:p>0,5</text:p>
          </table:table-cell>
          <table:table-cell table:formula="of:=IF(WEEKDAY([.A516];2)&lt; 6; 1; 0) * [.$J$3] *[.D516] *[.$J$7]" office:value-type="float" office:value="330" calcext:value-type="float">
            <text:p>330</text:p>
          </table:table-cell>
          <table:table-cell table:formula="of:=IF(WEEKDAY([.A516];2) = 7; 150; 0)" office:value-type="float" office:value="0" calcext:value-type="float">
            <text:p>0</text:p>
          </table:table-cell>
          <table:table-cell table:formula="of:=[.G515] -[.F516] +[.E516]" office:value-type="float" office:value="92104" calcext:value-type="float">
            <text:p>9210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30" calcext:value-type="date">
            <text:p>30.05.2024</text:p>
          </table:table-cell>
          <table:table-cell table:formula="of:=[.A517]" office:value-type="date" office:date-value="2024-05-30" calcext:value-type="date">
            <text:p>05-30</text:p>
          </table:table-cell>
          <table:table-cell table:style-name="ce1" table:formula="of:=IF([.B517] &lt; DATE(YEAR([.A517]);3;21); &quot;ZIMA&quot;; IF([.B517] &lt; DATE(YEAR([.A517]);6;21);&quot;WIOSNA&quot; ; IF([.B517] &lt; DATE(YEAR([.A517]);9;23); &quot;LATO&quot;; IF([.B517] &lt; DATE(YEAR([.A517]);12;21);&quot;JESIEŃ&quot;; &quot;ZIMA&quot;))))" office:value-type="string" office:string-value="WIOSNA" calcext:value-type="string">
            <text:p>WIOSNA</text:p>
          </table:table-cell>
          <table:table-cell table:formula="of:=IF([.C517] = &quot;ZIMA&quot;; 0.2; IF([.C517] = &quot;WIOSNA&quot;; 0.5; IF([.C517] = &quot;LATO&quot;; 0.9; 0.4)))" office:value-type="float" office:value="0.5" calcext:value-type="float">
            <text:p>0,5</text:p>
          </table:table-cell>
          <table:table-cell table:formula="of:=IF(WEEKDAY([.A517];2)&lt; 6; 1; 0) * [.$J$3] *[.D517] *[.$J$7]" office:value-type="float" office:value="330" calcext:value-type="float">
            <text:p>330</text:p>
          </table:table-cell>
          <table:table-cell table:formula="of:=IF(WEEKDAY([.A517];2) = 7; 150; 0)" office:value-type="float" office:value="0" calcext:value-type="float">
            <text:p>0</text:p>
          </table:table-cell>
          <table:table-cell table:formula="of:=[.G516] -[.F517] +[.E517]" office:value-type="float" office:value="92434" calcext:value-type="float">
            <text:p>9243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31" calcext:value-type="date">
            <text:p>31.05.2024</text:p>
          </table:table-cell>
          <table:table-cell table:formula="of:=[.A518]" office:value-type="date" office:date-value="2024-05-31" calcext:value-type="date">
            <text:p>05-31</text:p>
          </table:table-cell>
          <table:table-cell table:style-name="ce1" table:formula="of:=IF([.B518] &lt; DATE(YEAR([.A518]);3;21); &quot;ZIMA&quot;; IF([.B518] &lt; DATE(YEAR([.A518]);6;21);&quot;WIOSNA&quot; ; IF([.B518] &lt; DATE(YEAR([.A518]);9;23); &quot;LATO&quot;; IF([.B518] &lt; DATE(YEAR([.A518]);12;21);&quot;JESIEŃ&quot;; &quot;ZIMA&quot;))))" office:value-type="string" office:string-value="WIOSNA" calcext:value-type="string">
            <text:p>WIOSNA</text:p>
          </table:table-cell>
          <table:table-cell table:formula="of:=IF([.C518] = &quot;ZIMA&quot;; 0.2; IF([.C518] = &quot;WIOSNA&quot;; 0.5; IF([.C518] = &quot;LATO&quot;; 0.9; 0.4)))" office:value-type="float" office:value="0.5" calcext:value-type="float">
            <text:p>0,5</text:p>
          </table:table-cell>
          <table:table-cell table:formula="of:=IF(WEEKDAY([.A518];2)&lt; 6; 1; 0) * [.$J$3] *[.D518] *[.$J$7]" office:value-type="float" office:value="330" calcext:value-type="float">
            <text:p>330</text:p>
          </table:table-cell>
          <table:table-cell table:formula="of:=IF(WEEKDAY([.A518];2) = 7; 150; 0)" office:value-type="float" office:value="0" calcext:value-type="float">
            <text:p>0</text:p>
          </table:table-cell>
          <table:table-cell table:formula="of:=[.G517] -[.F518] +[.E518]" office:value-type="float" office:value="92764" calcext:value-type="float">
            <text:p>9276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01" calcext:value-type="date">
            <text:p>1.06.2024</text:p>
          </table:table-cell>
          <table:table-cell table:formula="of:=[.A519]" office:value-type="date" office:date-value="2024-06-01" calcext:value-type="date">
            <text:p>06-01</text:p>
          </table:table-cell>
          <table:table-cell table:style-name="ce1" table:formula="of:=IF([.B519] &lt; DATE(YEAR([.A519]);3;21); &quot;ZIMA&quot;; IF([.B519] &lt; DATE(YEAR([.A519]);6;21);&quot;WIOSNA&quot; ; IF([.B519] &lt; DATE(YEAR([.A519]);9;23); &quot;LATO&quot;; IF([.B519] &lt; DATE(YEAR([.A519]);12;21);&quot;JESIEŃ&quot;; &quot;ZIMA&quot;))))" office:value-type="string" office:string-value="WIOSNA" calcext:value-type="string">
            <text:p>WIOSNA</text:p>
          </table:table-cell>
          <table:table-cell table:formula="of:=IF([.C519] = &quot;ZIMA&quot;; 0.2; IF([.C519] = &quot;WIOSNA&quot;; 0.5; IF([.C519] = &quot;LATO&quot;; 0.9; 0.4)))" office:value-type="float" office:value="0.5" calcext:value-type="float">
            <text:p>0,5</text:p>
          </table:table-cell>
          <table:table-cell table:formula="of:=IF(WEEKDAY([.A519];2)&lt; 6; 1; 0) * [.$J$3] *[.D519] *[.$J$7]" office:value-type="float" office:value="0" calcext:value-type="float">
            <text:p>0</text:p>
          </table:table-cell>
          <table:table-cell table:formula="of:=IF(WEEKDAY([.A519];2) = 7; 150; 0)" office:value-type="float" office:value="0" calcext:value-type="float">
            <text:p>0</text:p>
          </table:table-cell>
          <table:table-cell table:formula="of:=[.G518] -[.F519] +[.E519]" office:value-type="float" office:value="92764" calcext:value-type="float">
            <text:p>9276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02" calcext:value-type="date">
            <text:p>2.06.2024</text:p>
          </table:table-cell>
          <table:table-cell table:formula="of:=[.A520]" office:value-type="date" office:date-value="2024-06-02" calcext:value-type="date">
            <text:p>06-02</text:p>
          </table:table-cell>
          <table:table-cell table:style-name="ce1" table:formula="of:=IF([.B520] &lt; DATE(YEAR([.A520]);3;21); &quot;ZIMA&quot;; IF([.B520] &lt; DATE(YEAR([.A520]);6;21);&quot;WIOSNA&quot; ; IF([.B520] &lt; DATE(YEAR([.A520]);9;23); &quot;LATO&quot;; IF([.B520] &lt; DATE(YEAR([.A520]);12;21);&quot;JESIEŃ&quot;; &quot;ZIMA&quot;))))" office:value-type="string" office:string-value="WIOSNA" calcext:value-type="string">
            <text:p>WIOSNA</text:p>
          </table:table-cell>
          <table:table-cell table:formula="of:=IF([.C520] = &quot;ZIMA&quot;; 0.2; IF([.C520] = &quot;WIOSNA&quot;; 0.5; IF([.C520] = &quot;LATO&quot;; 0.9; 0.4)))" office:value-type="float" office:value="0.5" calcext:value-type="float">
            <text:p>0,5</text:p>
          </table:table-cell>
          <table:table-cell table:formula="of:=IF(WEEKDAY([.A520];2)&lt; 6; 1; 0) * [.$J$3] *[.D520] *[.$J$7]" office:value-type="float" office:value="0" calcext:value-type="float">
            <text:p>0</text:p>
          </table:table-cell>
          <table:table-cell table:formula="of:=IF(WEEKDAY([.A520];2) = 7; 150; 0)" office:value-type="float" office:value="150" calcext:value-type="float">
            <text:p>150</text:p>
          </table:table-cell>
          <table:table-cell table:formula="of:=[.G519] -[.F520] +[.E520]" office:value-type="float" office:value="92614" calcext:value-type="float">
            <text:p>9261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03" calcext:value-type="date">
            <text:p>3.06.2024</text:p>
          </table:table-cell>
          <table:table-cell table:formula="of:=[.A521]" office:value-type="date" office:date-value="2024-06-03" calcext:value-type="date">
            <text:p>06-03</text:p>
          </table:table-cell>
          <table:table-cell table:style-name="ce1" table:formula="of:=IF([.B521] &lt; DATE(YEAR([.A521]);3;21); &quot;ZIMA&quot;; IF([.B521] &lt; DATE(YEAR([.A521]);6;21);&quot;WIOSNA&quot; ; IF([.B521] &lt; DATE(YEAR([.A521]);9;23); &quot;LATO&quot;; IF([.B521] &lt; DATE(YEAR([.A521]);12;21);&quot;JESIEŃ&quot;; &quot;ZIMA&quot;))))" office:value-type="string" office:string-value="WIOSNA" calcext:value-type="string">
            <text:p>WIOSNA</text:p>
          </table:table-cell>
          <table:table-cell table:formula="of:=IF([.C521] = &quot;ZIMA&quot;; 0.2; IF([.C521] = &quot;WIOSNA&quot;; 0.5; IF([.C521] = &quot;LATO&quot;; 0.9; 0.4)))" office:value-type="float" office:value="0.5" calcext:value-type="float">
            <text:p>0,5</text:p>
          </table:table-cell>
          <table:table-cell table:formula="of:=IF(WEEKDAY([.A521];2)&lt; 6; 1; 0) * [.$J$3] *[.D521] *[.$J$7]" office:value-type="float" office:value="330" calcext:value-type="float">
            <text:p>330</text:p>
          </table:table-cell>
          <table:table-cell table:formula="of:=IF(WEEKDAY([.A521];2) = 7; 150; 0)" office:value-type="float" office:value="0" calcext:value-type="float">
            <text:p>0</text:p>
          </table:table-cell>
          <table:table-cell table:formula="of:=[.G520] -[.F521] +[.E521]" office:value-type="float" office:value="92944" calcext:value-type="float">
            <text:p>9294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04" calcext:value-type="date">
            <text:p>4.06.2024</text:p>
          </table:table-cell>
          <table:table-cell table:formula="of:=[.A522]" office:value-type="date" office:date-value="2024-06-04" calcext:value-type="date">
            <text:p>06-04</text:p>
          </table:table-cell>
          <table:table-cell table:style-name="ce1" table:formula="of:=IF([.B522] &lt; DATE(YEAR([.A522]);3;21); &quot;ZIMA&quot;; IF([.B522] &lt; DATE(YEAR([.A522]);6;21);&quot;WIOSNA&quot; ; IF([.B522] &lt; DATE(YEAR([.A522]);9;23); &quot;LATO&quot;; IF([.B522] &lt; DATE(YEAR([.A522]);12;21);&quot;JESIEŃ&quot;; &quot;ZIMA&quot;))))" office:value-type="string" office:string-value="WIOSNA" calcext:value-type="string">
            <text:p>WIOSNA</text:p>
          </table:table-cell>
          <table:table-cell table:formula="of:=IF([.C522] = &quot;ZIMA&quot;; 0.2; IF([.C522] = &quot;WIOSNA&quot;; 0.5; IF([.C522] = &quot;LATO&quot;; 0.9; 0.4)))" office:value-type="float" office:value="0.5" calcext:value-type="float">
            <text:p>0,5</text:p>
          </table:table-cell>
          <table:table-cell table:formula="of:=IF(WEEKDAY([.A522];2)&lt; 6; 1; 0) * [.$J$3] *[.D522] *[.$J$7]" office:value-type="float" office:value="330" calcext:value-type="float">
            <text:p>330</text:p>
          </table:table-cell>
          <table:table-cell table:formula="of:=IF(WEEKDAY([.A522];2) = 7; 150; 0)" office:value-type="float" office:value="0" calcext:value-type="float">
            <text:p>0</text:p>
          </table:table-cell>
          <table:table-cell table:formula="of:=[.G521] -[.F522] +[.E522]" office:value-type="float" office:value="93274" calcext:value-type="float">
            <text:p>9327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05" calcext:value-type="date">
            <text:p>5.06.2024</text:p>
          </table:table-cell>
          <table:table-cell table:formula="of:=[.A523]" office:value-type="date" office:date-value="2024-06-05" calcext:value-type="date">
            <text:p>06-05</text:p>
          </table:table-cell>
          <table:table-cell table:style-name="ce1" table:formula="of:=IF([.B523] &lt; DATE(YEAR([.A523]);3;21); &quot;ZIMA&quot;; IF([.B523] &lt; DATE(YEAR([.A523]);6;21);&quot;WIOSNA&quot; ; IF([.B523] &lt; DATE(YEAR([.A523]);9;23); &quot;LATO&quot;; IF([.B523] &lt; DATE(YEAR([.A523]);12;21);&quot;JESIEŃ&quot;; &quot;ZIMA&quot;))))" office:value-type="string" office:string-value="WIOSNA" calcext:value-type="string">
            <text:p>WIOSNA</text:p>
          </table:table-cell>
          <table:table-cell table:formula="of:=IF([.C523] = &quot;ZIMA&quot;; 0.2; IF([.C523] = &quot;WIOSNA&quot;; 0.5; IF([.C523] = &quot;LATO&quot;; 0.9; 0.4)))" office:value-type="float" office:value="0.5" calcext:value-type="float">
            <text:p>0,5</text:p>
          </table:table-cell>
          <table:table-cell table:formula="of:=IF(WEEKDAY([.A523];2)&lt; 6; 1; 0) * [.$J$3] *[.D523] *[.$J$7]" office:value-type="float" office:value="330" calcext:value-type="float">
            <text:p>330</text:p>
          </table:table-cell>
          <table:table-cell table:formula="of:=IF(WEEKDAY([.A523];2) = 7; 150; 0)" office:value-type="float" office:value="0" calcext:value-type="float">
            <text:p>0</text:p>
          </table:table-cell>
          <table:table-cell table:formula="of:=[.G522] -[.F523] +[.E523]" office:value-type="float" office:value="93604" calcext:value-type="float">
            <text:p>9360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06" calcext:value-type="date">
            <text:p>6.06.2024</text:p>
          </table:table-cell>
          <table:table-cell table:formula="of:=[.A524]" office:value-type="date" office:date-value="2024-06-06" calcext:value-type="date">
            <text:p>06-06</text:p>
          </table:table-cell>
          <table:table-cell table:style-name="ce1" table:formula="of:=IF([.B524] &lt; DATE(YEAR([.A524]);3;21); &quot;ZIMA&quot;; IF([.B524] &lt; DATE(YEAR([.A524]);6;21);&quot;WIOSNA&quot; ; IF([.B524] &lt; DATE(YEAR([.A524]);9;23); &quot;LATO&quot;; IF([.B524] &lt; DATE(YEAR([.A524]);12;21);&quot;JESIEŃ&quot;; &quot;ZIMA&quot;))))" office:value-type="string" office:string-value="WIOSNA" calcext:value-type="string">
            <text:p>WIOSNA</text:p>
          </table:table-cell>
          <table:table-cell table:formula="of:=IF([.C524] = &quot;ZIMA&quot;; 0.2; IF([.C524] = &quot;WIOSNA&quot;; 0.5; IF([.C524] = &quot;LATO&quot;; 0.9; 0.4)))" office:value-type="float" office:value="0.5" calcext:value-type="float">
            <text:p>0,5</text:p>
          </table:table-cell>
          <table:table-cell table:formula="of:=IF(WEEKDAY([.A524];2)&lt; 6; 1; 0) * [.$J$3] *[.D524] *[.$J$7]" office:value-type="float" office:value="330" calcext:value-type="float">
            <text:p>330</text:p>
          </table:table-cell>
          <table:table-cell table:formula="of:=IF(WEEKDAY([.A524];2) = 7; 150; 0)" office:value-type="float" office:value="0" calcext:value-type="float">
            <text:p>0</text:p>
          </table:table-cell>
          <table:table-cell table:formula="of:=[.G523] -[.F524] +[.E524]" office:value-type="float" office:value="93934" calcext:value-type="float">
            <text:p>9393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07" calcext:value-type="date">
            <text:p>7.06.2024</text:p>
          </table:table-cell>
          <table:table-cell table:formula="of:=[.A525]" office:value-type="date" office:date-value="2024-06-07" calcext:value-type="date">
            <text:p>06-07</text:p>
          </table:table-cell>
          <table:table-cell table:style-name="ce1" table:formula="of:=IF([.B525] &lt; DATE(YEAR([.A525]);3;21); &quot;ZIMA&quot;; IF([.B525] &lt; DATE(YEAR([.A525]);6;21);&quot;WIOSNA&quot; ; IF([.B525] &lt; DATE(YEAR([.A525]);9;23); &quot;LATO&quot;; IF([.B525] &lt; DATE(YEAR([.A525]);12;21);&quot;JESIEŃ&quot;; &quot;ZIMA&quot;))))" office:value-type="string" office:string-value="WIOSNA" calcext:value-type="string">
            <text:p>WIOSNA</text:p>
          </table:table-cell>
          <table:table-cell table:formula="of:=IF([.C525] = &quot;ZIMA&quot;; 0.2; IF([.C525] = &quot;WIOSNA&quot;; 0.5; IF([.C525] = &quot;LATO&quot;; 0.9; 0.4)))" office:value-type="float" office:value="0.5" calcext:value-type="float">
            <text:p>0,5</text:p>
          </table:table-cell>
          <table:table-cell table:formula="of:=IF(WEEKDAY([.A525];2)&lt; 6; 1; 0) * [.$J$3] *[.D525] *[.$J$7]" office:value-type="float" office:value="330" calcext:value-type="float">
            <text:p>330</text:p>
          </table:table-cell>
          <table:table-cell table:formula="of:=IF(WEEKDAY([.A525];2) = 7; 150; 0)" office:value-type="float" office:value="0" calcext:value-type="float">
            <text:p>0</text:p>
          </table:table-cell>
          <table:table-cell table:formula="of:=[.G524] -[.F525] +[.E525]" office:value-type="float" office:value="94264" calcext:value-type="float">
            <text:p>9426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08" calcext:value-type="date">
            <text:p>8.06.2024</text:p>
          </table:table-cell>
          <table:table-cell table:formula="of:=[.A526]" office:value-type="date" office:date-value="2024-06-08" calcext:value-type="date">
            <text:p>06-08</text:p>
          </table:table-cell>
          <table:table-cell table:style-name="ce1" table:formula="of:=IF([.B526] &lt; DATE(YEAR([.A526]);3;21); &quot;ZIMA&quot;; IF([.B526] &lt; DATE(YEAR([.A526]);6;21);&quot;WIOSNA&quot; ; IF([.B526] &lt; DATE(YEAR([.A526]);9;23); &quot;LATO&quot;; IF([.B526] &lt; DATE(YEAR([.A526]);12;21);&quot;JESIEŃ&quot;; &quot;ZIMA&quot;))))" office:value-type="string" office:string-value="WIOSNA" calcext:value-type="string">
            <text:p>WIOSNA</text:p>
          </table:table-cell>
          <table:table-cell table:formula="of:=IF([.C526] = &quot;ZIMA&quot;; 0.2; IF([.C526] = &quot;WIOSNA&quot;; 0.5; IF([.C526] = &quot;LATO&quot;; 0.9; 0.4)))" office:value-type="float" office:value="0.5" calcext:value-type="float">
            <text:p>0,5</text:p>
          </table:table-cell>
          <table:table-cell table:formula="of:=IF(WEEKDAY([.A526];2)&lt; 6; 1; 0) * [.$J$3] *[.D526] *[.$J$7]" office:value-type="float" office:value="0" calcext:value-type="float">
            <text:p>0</text:p>
          </table:table-cell>
          <table:table-cell table:formula="of:=IF(WEEKDAY([.A526];2) = 7; 150; 0)" office:value-type="float" office:value="0" calcext:value-type="float">
            <text:p>0</text:p>
          </table:table-cell>
          <table:table-cell table:formula="of:=[.G525] -[.F526] +[.E526]" office:value-type="float" office:value="94264" calcext:value-type="float">
            <text:p>9426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09" calcext:value-type="date">
            <text:p>9.06.2024</text:p>
          </table:table-cell>
          <table:table-cell table:formula="of:=[.A527]" office:value-type="date" office:date-value="2024-06-09" calcext:value-type="date">
            <text:p>06-09</text:p>
          </table:table-cell>
          <table:table-cell table:style-name="ce1" table:formula="of:=IF([.B527] &lt; DATE(YEAR([.A527]);3;21); &quot;ZIMA&quot;; IF([.B527] &lt; DATE(YEAR([.A527]);6;21);&quot;WIOSNA&quot; ; IF([.B527] &lt; DATE(YEAR([.A527]);9;23); &quot;LATO&quot;; IF([.B527] &lt; DATE(YEAR([.A527]);12;21);&quot;JESIEŃ&quot;; &quot;ZIMA&quot;))))" office:value-type="string" office:string-value="WIOSNA" calcext:value-type="string">
            <text:p>WIOSNA</text:p>
          </table:table-cell>
          <table:table-cell table:formula="of:=IF([.C527] = &quot;ZIMA&quot;; 0.2; IF([.C527] = &quot;WIOSNA&quot;; 0.5; IF([.C527] = &quot;LATO&quot;; 0.9; 0.4)))" office:value-type="float" office:value="0.5" calcext:value-type="float">
            <text:p>0,5</text:p>
          </table:table-cell>
          <table:table-cell table:formula="of:=IF(WEEKDAY([.A527];2)&lt; 6; 1; 0) * [.$J$3] *[.D527] *[.$J$7]" office:value-type="float" office:value="0" calcext:value-type="float">
            <text:p>0</text:p>
          </table:table-cell>
          <table:table-cell table:formula="of:=IF(WEEKDAY([.A527];2) = 7; 150; 0)" office:value-type="float" office:value="150" calcext:value-type="float">
            <text:p>150</text:p>
          </table:table-cell>
          <table:table-cell table:formula="of:=[.G526] -[.F527] +[.E527]" office:value-type="float" office:value="94114" calcext:value-type="float">
            <text:p>9411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10" calcext:value-type="date">
            <text:p>10.06.2024</text:p>
          </table:table-cell>
          <table:table-cell table:formula="of:=[.A528]" office:value-type="date" office:date-value="2024-06-10" calcext:value-type="date">
            <text:p>06-10</text:p>
          </table:table-cell>
          <table:table-cell table:style-name="ce1" table:formula="of:=IF([.B528] &lt; DATE(YEAR([.A528]);3;21); &quot;ZIMA&quot;; IF([.B528] &lt; DATE(YEAR([.A528]);6;21);&quot;WIOSNA&quot; ; IF([.B528] &lt; DATE(YEAR([.A528]);9;23); &quot;LATO&quot;; IF([.B528] &lt; DATE(YEAR([.A528]);12;21);&quot;JESIEŃ&quot;; &quot;ZIMA&quot;))))" office:value-type="string" office:string-value="WIOSNA" calcext:value-type="string">
            <text:p>WIOSNA</text:p>
          </table:table-cell>
          <table:table-cell table:formula="of:=IF([.C528] = &quot;ZIMA&quot;; 0.2; IF([.C528] = &quot;WIOSNA&quot;; 0.5; IF([.C528] = &quot;LATO&quot;; 0.9; 0.4)))" office:value-type="float" office:value="0.5" calcext:value-type="float">
            <text:p>0,5</text:p>
          </table:table-cell>
          <table:table-cell table:formula="of:=IF(WEEKDAY([.A528];2)&lt; 6; 1; 0) * [.$J$3] *[.D528] *[.$J$7]" office:value-type="float" office:value="330" calcext:value-type="float">
            <text:p>330</text:p>
          </table:table-cell>
          <table:table-cell table:formula="of:=IF(WEEKDAY([.A528];2) = 7; 150; 0)" office:value-type="float" office:value="0" calcext:value-type="float">
            <text:p>0</text:p>
          </table:table-cell>
          <table:table-cell table:formula="of:=[.G527] -[.F528] +[.E528]" office:value-type="float" office:value="94444" calcext:value-type="float">
            <text:p>9444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11" calcext:value-type="date">
            <text:p>11.06.2024</text:p>
          </table:table-cell>
          <table:table-cell table:formula="of:=[.A529]" office:value-type="date" office:date-value="2024-06-11" calcext:value-type="date">
            <text:p>06-11</text:p>
          </table:table-cell>
          <table:table-cell table:style-name="ce1" table:formula="of:=IF([.B529] &lt; DATE(YEAR([.A529]);3;21); &quot;ZIMA&quot;; IF([.B529] &lt; DATE(YEAR([.A529]);6;21);&quot;WIOSNA&quot; ; IF([.B529] &lt; DATE(YEAR([.A529]);9;23); &quot;LATO&quot;; IF([.B529] &lt; DATE(YEAR([.A529]);12;21);&quot;JESIEŃ&quot;; &quot;ZIMA&quot;))))" office:value-type="string" office:string-value="WIOSNA" calcext:value-type="string">
            <text:p>WIOSNA</text:p>
          </table:table-cell>
          <table:table-cell table:formula="of:=IF([.C529] = &quot;ZIMA&quot;; 0.2; IF([.C529] = &quot;WIOSNA&quot;; 0.5; IF([.C529] = &quot;LATO&quot;; 0.9; 0.4)))" office:value-type="float" office:value="0.5" calcext:value-type="float">
            <text:p>0,5</text:p>
          </table:table-cell>
          <table:table-cell table:formula="of:=IF(WEEKDAY([.A529];2)&lt; 6; 1; 0) * [.$J$3] *[.D529] *[.$J$7]" office:value-type="float" office:value="330" calcext:value-type="float">
            <text:p>330</text:p>
          </table:table-cell>
          <table:table-cell table:formula="of:=IF(WEEKDAY([.A529];2) = 7; 150; 0)" office:value-type="float" office:value="0" calcext:value-type="float">
            <text:p>0</text:p>
          </table:table-cell>
          <table:table-cell table:formula="of:=[.G528] -[.F529] +[.E529]" office:value-type="float" office:value="94774" calcext:value-type="float">
            <text:p>9477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12" calcext:value-type="date">
            <text:p>12.06.2024</text:p>
          </table:table-cell>
          <table:table-cell table:formula="of:=[.A530]" office:value-type="date" office:date-value="2024-06-12" calcext:value-type="date">
            <text:p>06-12</text:p>
          </table:table-cell>
          <table:table-cell table:style-name="ce1" table:formula="of:=IF([.B530] &lt; DATE(YEAR([.A530]);3;21); &quot;ZIMA&quot;; IF([.B530] &lt; DATE(YEAR([.A530]);6;21);&quot;WIOSNA&quot; ; IF([.B530] &lt; DATE(YEAR([.A530]);9;23); &quot;LATO&quot;; IF([.B530] &lt; DATE(YEAR([.A530]);12;21);&quot;JESIEŃ&quot;; &quot;ZIMA&quot;))))" office:value-type="string" office:string-value="WIOSNA" calcext:value-type="string">
            <text:p>WIOSNA</text:p>
          </table:table-cell>
          <table:table-cell table:formula="of:=IF([.C530] = &quot;ZIMA&quot;; 0.2; IF([.C530] = &quot;WIOSNA&quot;; 0.5; IF([.C530] = &quot;LATO&quot;; 0.9; 0.4)))" office:value-type="float" office:value="0.5" calcext:value-type="float">
            <text:p>0,5</text:p>
          </table:table-cell>
          <table:table-cell table:formula="of:=IF(WEEKDAY([.A530];2)&lt; 6; 1; 0) * [.$J$3] *[.D530] *[.$J$7]" office:value-type="float" office:value="330" calcext:value-type="float">
            <text:p>330</text:p>
          </table:table-cell>
          <table:table-cell table:formula="of:=IF(WEEKDAY([.A530];2) = 7; 150; 0)" office:value-type="float" office:value="0" calcext:value-type="float">
            <text:p>0</text:p>
          </table:table-cell>
          <table:table-cell table:formula="of:=[.G529] -[.F530] +[.E530]" office:value-type="float" office:value="95104" calcext:value-type="float">
            <text:p>9510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13" calcext:value-type="date">
            <text:p>13.06.2024</text:p>
          </table:table-cell>
          <table:table-cell table:formula="of:=[.A531]" office:value-type="date" office:date-value="2024-06-13" calcext:value-type="date">
            <text:p>06-13</text:p>
          </table:table-cell>
          <table:table-cell table:style-name="ce1" table:formula="of:=IF([.B531] &lt; DATE(YEAR([.A531]);3;21); &quot;ZIMA&quot;; IF([.B531] &lt; DATE(YEAR([.A531]);6;21);&quot;WIOSNA&quot; ; IF([.B531] &lt; DATE(YEAR([.A531]);9;23); &quot;LATO&quot;; IF([.B531] &lt; DATE(YEAR([.A531]);12;21);&quot;JESIEŃ&quot;; &quot;ZIMA&quot;))))" office:value-type="string" office:string-value="WIOSNA" calcext:value-type="string">
            <text:p>WIOSNA</text:p>
          </table:table-cell>
          <table:table-cell table:formula="of:=IF([.C531] = &quot;ZIMA&quot;; 0.2; IF([.C531] = &quot;WIOSNA&quot;; 0.5; IF([.C531] = &quot;LATO&quot;; 0.9; 0.4)))" office:value-type="float" office:value="0.5" calcext:value-type="float">
            <text:p>0,5</text:p>
          </table:table-cell>
          <table:table-cell table:formula="of:=IF(WEEKDAY([.A531];2)&lt; 6; 1; 0) * [.$J$3] *[.D531] *[.$J$7]" office:value-type="float" office:value="330" calcext:value-type="float">
            <text:p>330</text:p>
          </table:table-cell>
          <table:table-cell table:formula="of:=IF(WEEKDAY([.A531];2) = 7; 150; 0)" office:value-type="float" office:value="0" calcext:value-type="float">
            <text:p>0</text:p>
          </table:table-cell>
          <table:table-cell table:formula="of:=[.G530] -[.F531] +[.E531]" office:value-type="float" office:value="95434" calcext:value-type="float">
            <text:p>9543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14" calcext:value-type="date">
            <text:p>14.06.2024</text:p>
          </table:table-cell>
          <table:table-cell table:formula="of:=[.A532]" office:value-type="date" office:date-value="2024-06-14" calcext:value-type="date">
            <text:p>06-14</text:p>
          </table:table-cell>
          <table:table-cell table:style-name="ce1" table:formula="of:=IF([.B532] &lt; DATE(YEAR([.A532]);3;21); &quot;ZIMA&quot;; IF([.B532] &lt; DATE(YEAR([.A532]);6;21);&quot;WIOSNA&quot; ; IF([.B532] &lt; DATE(YEAR([.A532]);9;23); &quot;LATO&quot;; IF([.B532] &lt; DATE(YEAR([.A532]);12;21);&quot;JESIEŃ&quot;; &quot;ZIMA&quot;))))" office:value-type="string" office:string-value="WIOSNA" calcext:value-type="string">
            <text:p>WIOSNA</text:p>
          </table:table-cell>
          <table:table-cell table:formula="of:=IF([.C532] = &quot;ZIMA&quot;; 0.2; IF([.C532] = &quot;WIOSNA&quot;; 0.5; IF([.C532] = &quot;LATO&quot;; 0.9; 0.4)))" office:value-type="float" office:value="0.5" calcext:value-type="float">
            <text:p>0,5</text:p>
          </table:table-cell>
          <table:table-cell table:formula="of:=IF(WEEKDAY([.A532];2)&lt; 6; 1; 0) * [.$J$3] *[.D532] *[.$J$7]" office:value-type="float" office:value="330" calcext:value-type="float">
            <text:p>330</text:p>
          </table:table-cell>
          <table:table-cell table:formula="of:=IF(WEEKDAY([.A532];2) = 7; 150; 0)" office:value-type="float" office:value="0" calcext:value-type="float">
            <text:p>0</text:p>
          </table:table-cell>
          <table:table-cell table:formula="of:=[.G531] -[.F532] +[.E532]" office:value-type="float" office:value="95764" calcext:value-type="float">
            <text:p>9576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15" calcext:value-type="date">
            <text:p>15.06.2024</text:p>
          </table:table-cell>
          <table:table-cell table:formula="of:=[.A533]" office:value-type="date" office:date-value="2024-06-15" calcext:value-type="date">
            <text:p>06-15</text:p>
          </table:table-cell>
          <table:table-cell table:style-name="ce1" table:formula="of:=IF([.B533] &lt; DATE(YEAR([.A533]);3;21); &quot;ZIMA&quot;; IF([.B533] &lt; DATE(YEAR([.A533]);6;21);&quot;WIOSNA&quot; ; IF([.B533] &lt; DATE(YEAR([.A533]);9;23); &quot;LATO&quot;; IF([.B533] &lt; DATE(YEAR([.A533]);12;21);&quot;JESIEŃ&quot;; &quot;ZIMA&quot;))))" office:value-type="string" office:string-value="WIOSNA" calcext:value-type="string">
            <text:p>WIOSNA</text:p>
          </table:table-cell>
          <table:table-cell table:formula="of:=IF([.C533] = &quot;ZIMA&quot;; 0.2; IF([.C533] = &quot;WIOSNA&quot;; 0.5; IF([.C533] = &quot;LATO&quot;; 0.9; 0.4)))" office:value-type="float" office:value="0.5" calcext:value-type="float">
            <text:p>0,5</text:p>
          </table:table-cell>
          <table:table-cell table:formula="of:=IF(WEEKDAY([.A533];2)&lt; 6; 1; 0) * [.$J$3] *[.D533] *[.$J$7]" office:value-type="float" office:value="0" calcext:value-type="float">
            <text:p>0</text:p>
          </table:table-cell>
          <table:table-cell table:formula="of:=IF(WEEKDAY([.A533];2) = 7; 150; 0)" office:value-type="float" office:value="0" calcext:value-type="float">
            <text:p>0</text:p>
          </table:table-cell>
          <table:table-cell table:formula="of:=[.G532] -[.F533] +[.E533]" office:value-type="float" office:value="95764" calcext:value-type="float">
            <text:p>9576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16" calcext:value-type="date">
            <text:p>16.06.2024</text:p>
          </table:table-cell>
          <table:table-cell table:formula="of:=[.A534]" office:value-type="date" office:date-value="2024-06-16" calcext:value-type="date">
            <text:p>06-16</text:p>
          </table:table-cell>
          <table:table-cell table:style-name="ce1" table:formula="of:=IF([.B534] &lt; DATE(YEAR([.A534]);3;21); &quot;ZIMA&quot;; IF([.B534] &lt; DATE(YEAR([.A534]);6;21);&quot;WIOSNA&quot; ; IF([.B534] &lt; DATE(YEAR([.A534]);9;23); &quot;LATO&quot;; IF([.B534] &lt; DATE(YEAR([.A534]);12;21);&quot;JESIEŃ&quot;; &quot;ZIMA&quot;))))" office:value-type="string" office:string-value="WIOSNA" calcext:value-type="string">
            <text:p>WIOSNA</text:p>
          </table:table-cell>
          <table:table-cell table:formula="of:=IF([.C534] = &quot;ZIMA&quot;; 0.2; IF([.C534] = &quot;WIOSNA&quot;; 0.5; IF([.C534] = &quot;LATO&quot;; 0.9; 0.4)))" office:value-type="float" office:value="0.5" calcext:value-type="float">
            <text:p>0,5</text:p>
          </table:table-cell>
          <table:table-cell table:formula="of:=IF(WEEKDAY([.A534];2)&lt; 6; 1; 0) * [.$J$3] *[.D534] *[.$J$7]" office:value-type="float" office:value="0" calcext:value-type="float">
            <text:p>0</text:p>
          </table:table-cell>
          <table:table-cell table:formula="of:=IF(WEEKDAY([.A534];2) = 7; 150; 0)" office:value-type="float" office:value="150" calcext:value-type="float">
            <text:p>150</text:p>
          </table:table-cell>
          <table:table-cell table:formula="of:=[.G533] -[.F534] +[.E534]" office:value-type="float" office:value="95614" calcext:value-type="float">
            <text:p>9561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17" calcext:value-type="date">
            <text:p>17.06.2024</text:p>
          </table:table-cell>
          <table:table-cell table:formula="of:=[.A535]" office:value-type="date" office:date-value="2024-06-17" calcext:value-type="date">
            <text:p>06-17</text:p>
          </table:table-cell>
          <table:table-cell table:style-name="ce1" table:formula="of:=IF([.B535] &lt; DATE(YEAR([.A535]);3;21); &quot;ZIMA&quot;; IF([.B535] &lt; DATE(YEAR([.A535]);6;21);&quot;WIOSNA&quot; ; IF([.B535] &lt; DATE(YEAR([.A535]);9;23); &quot;LATO&quot;; IF([.B535] &lt; DATE(YEAR([.A535]);12;21);&quot;JESIEŃ&quot;; &quot;ZIMA&quot;))))" office:value-type="string" office:string-value="WIOSNA" calcext:value-type="string">
            <text:p>WIOSNA</text:p>
          </table:table-cell>
          <table:table-cell table:formula="of:=IF([.C535] = &quot;ZIMA&quot;; 0.2; IF([.C535] = &quot;WIOSNA&quot;; 0.5; IF([.C535] = &quot;LATO&quot;; 0.9; 0.4)))" office:value-type="float" office:value="0.5" calcext:value-type="float">
            <text:p>0,5</text:p>
          </table:table-cell>
          <table:table-cell table:formula="of:=IF(WEEKDAY([.A535];2)&lt; 6; 1; 0) * [.$J$3] *[.D535] *[.$J$7]" office:value-type="float" office:value="330" calcext:value-type="float">
            <text:p>330</text:p>
          </table:table-cell>
          <table:table-cell table:formula="of:=IF(WEEKDAY([.A535];2) = 7; 150; 0)" office:value-type="float" office:value="0" calcext:value-type="float">
            <text:p>0</text:p>
          </table:table-cell>
          <table:table-cell table:formula="of:=[.G534] -[.F535] +[.E535]" office:value-type="float" office:value="95944" calcext:value-type="float">
            <text:p>9594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18" calcext:value-type="date">
            <text:p>18.06.2024</text:p>
          </table:table-cell>
          <table:table-cell table:formula="of:=[.A536]" office:value-type="date" office:date-value="2024-06-18" calcext:value-type="date">
            <text:p>06-18</text:p>
          </table:table-cell>
          <table:table-cell table:style-name="ce1" table:formula="of:=IF([.B536] &lt; DATE(YEAR([.A536]);3;21); &quot;ZIMA&quot;; IF([.B536] &lt; DATE(YEAR([.A536]);6;21);&quot;WIOSNA&quot; ; IF([.B536] &lt; DATE(YEAR([.A536]);9;23); &quot;LATO&quot;; IF([.B536] &lt; DATE(YEAR([.A536]);12;21);&quot;JESIEŃ&quot;; &quot;ZIMA&quot;))))" office:value-type="string" office:string-value="WIOSNA" calcext:value-type="string">
            <text:p>WIOSNA</text:p>
          </table:table-cell>
          <table:table-cell table:formula="of:=IF([.C536] = &quot;ZIMA&quot;; 0.2; IF([.C536] = &quot;WIOSNA&quot;; 0.5; IF([.C536] = &quot;LATO&quot;; 0.9; 0.4)))" office:value-type="float" office:value="0.5" calcext:value-type="float">
            <text:p>0,5</text:p>
          </table:table-cell>
          <table:table-cell table:formula="of:=IF(WEEKDAY([.A536];2)&lt; 6; 1; 0) * [.$J$3] *[.D536] *[.$J$7]" office:value-type="float" office:value="330" calcext:value-type="float">
            <text:p>330</text:p>
          </table:table-cell>
          <table:table-cell table:formula="of:=IF(WEEKDAY([.A536];2) = 7; 150; 0)" office:value-type="float" office:value="0" calcext:value-type="float">
            <text:p>0</text:p>
          </table:table-cell>
          <table:table-cell table:formula="of:=[.G535] -[.F536] +[.E536]" office:value-type="float" office:value="96274" calcext:value-type="float">
            <text:p>9627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19" calcext:value-type="date">
            <text:p>19.06.2024</text:p>
          </table:table-cell>
          <table:table-cell table:formula="of:=[.A537]" office:value-type="date" office:date-value="2024-06-19" calcext:value-type="date">
            <text:p>06-19</text:p>
          </table:table-cell>
          <table:table-cell table:style-name="ce1" table:formula="of:=IF([.B537] &lt; DATE(YEAR([.A537]);3;21); &quot;ZIMA&quot;; IF([.B537] &lt; DATE(YEAR([.A537]);6;21);&quot;WIOSNA&quot; ; IF([.B537] &lt; DATE(YEAR([.A537]);9;23); &quot;LATO&quot;; IF([.B537] &lt; DATE(YEAR([.A537]);12;21);&quot;JESIEŃ&quot;; &quot;ZIMA&quot;))))" office:value-type="string" office:string-value="WIOSNA" calcext:value-type="string">
            <text:p>WIOSNA</text:p>
          </table:table-cell>
          <table:table-cell table:formula="of:=IF([.C537] = &quot;ZIMA&quot;; 0.2; IF([.C537] = &quot;WIOSNA&quot;; 0.5; IF([.C537] = &quot;LATO&quot;; 0.9; 0.4)))" office:value-type="float" office:value="0.5" calcext:value-type="float">
            <text:p>0,5</text:p>
          </table:table-cell>
          <table:table-cell table:formula="of:=IF(WEEKDAY([.A537];2)&lt; 6; 1; 0) * [.$J$3] *[.D537] *[.$J$7]" office:value-type="float" office:value="330" calcext:value-type="float">
            <text:p>330</text:p>
          </table:table-cell>
          <table:table-cell table:formula="of:=IF(WEEKDAY([.A537];2) = 7; 150; 0)" office:value-type="float" office:value="0" calcext:value-type="float">
            <text:p>0</text:p>
          </table:table-cell>
          <table:table-cell table:formula="of:=[.G536] -[.F537] +[.E537]" office:value-type="float" office:value="96604" calcext:value-type="float">
            <text:p>9660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20" calcext:value-type="date">
            <text:p>20.06.2024</text:p>
          </table:table-cell>
          <table:table-cell table:formula="of:=[.A538]" office:value-type="date" office:date-value="2024-06-20" calcext:value-type="date">
            <text:p>06-20</text:p>
          </table:table-cell>
          <table:table-cell table:style-name="ce1" table:formula="of:=IF([.B538] &lt; DATE(YEAR([.A538]);3;21); &quot;ZIMA&quot;; IF([.B538] &lt; DATE(YEAR([.A538]);6;21);&quot;WIOSNA&quot; ; IF([.B538] &lt; DATE(YEAR([.A538]);9;23); &quot;LATO&quot;; IF([.B538] &lt; DATE(YEAR([.A538]);12;21);&quot;JESIEŃ&quot;; &quot;ZIMA&quot;))))" office:value-type="string" office:string-value="WIOSNA" calcext:value-type="string">
            <text:p>WIOSNA</text:p>
          </table:table-cell>
          <table:table-cell table:formula="of:=IF([.C538] = &quot;ZIMA&quot;; 0.2; IF([.C538] = &quot;WIOSNA&quot;; 0.5; IF([.C538] = &quot;LATO&quot;; 0.9; 0.4)))" office:value-type="float" office:value="0.5" calcext:value-type="float">
            <text:p>0,5</text:p>
          </table:table-cell>
          <table:table-cell table:formula="of:=IF(WEEKDAY([.A538];2)&lt; 6; 1; 0) * [.$J$3] *[.D538] *[.$J$7]" office:value-type="float" office:value="330" calcext:value-type="float">
            <text:p>330</text:p>
          </table:table-cell>
          <table:table-cell table:formula="of:=IF(WEEKDAY([.A538];2) = 7; 150; 0)" office:value-type="float" office:value="0" calcext:value-type="float">
            <text:p>0</text:p>
          </table:table-cell>
          <table:table-cell table:formula="of:=[.G537] -[.F538] +[.E538]" office:value-type="float" office:value="96934" calcext:value-type="float">
            <text:p>9693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21" calcext:value-type="date">
            <text:p>21.06.2024</text:p>
          </table:table-cell>
          <table:table-cell table:formula="of:=[.A539]" office:value-type="date" office:date-value="2024-06-21" calcext:value-type="date">
            <text:p>06-21</text:p>
          </table:table-cell>
          <table:table-cell table:style-name="ce1" table:formula="of:=IF([.B539] &lt; DATE(YEAR([.A539]);3;21); &quot;ZIMA&quot;; IF([.B539] &lt; DATE(YEAR([.A539]);6;21);&quot;WIOSNA&quot; ; IF([.B539] &lt; DATE(YEAR([.A539]);9;23); &quot;LATO&quot;; IF([.B539] &lt; DATE(YEAR([.A539]);12;21);&quot;JESIEŃ&quot;; &quot;ZIMA&quot;))))" office:value-type="string" office:string-value="LATO" calcext:value-type="string">
            <text:p>LATO</text:p>
          </table:table-cell>
          <table:table-cell table:formula="of:=IF([.C539] = &quot;ZIMA&quot;; 0.2; IF([.C539] = &quot;WIOSNA&quot;; 0.5; IF([.C539] = &quot;LATO&quot;; 0.9; 0.4)))" office:value-type="float" office:value="0.9" calcext:value-type="float">
            <text:p>0,9</text:p>
          </table:table-cell>
          <table:table-cell table:formula="of:=IF(WEEKDAY([.A539];2)&lt; 6; 1; 0) * [.$J$3] *[.D539] *[.$J$7]" office:value-type="float" office:value="594" calcext:value-type="float">
            <text:p>594</text:p>
          </table:table-cell>
          <table:table-cell table:formula="of:=IF(WEEKDAY([.A539];2) = 7; 150; 0)" office:value-type="float" office:value="0" calcext:value-type="float">
            <text:p>0</text:p>
          </table:table-cell>
          <table:table-cell table:formula="of:=[.G538] -[.F539] +[.E539]" office:value-type="float" office:value="97528" calcext:value-type="float">
            <text:p>9752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22" calcext:value-type="date">
            <text:p>22.06.2024</text:p>
          </table:table-cell>
          <table:table-cell table:formula="of:=[.A540]" office:value-type="date" office:date-value="2024-06-22" calcext:value-type="date">
            <text:p>06-22</text:p>
          </table:table-cell>
          <table:table-cell table:style-name="ce1" table:formula="of:=IF([.B540] &lt; DATE(YEAR([.A540]);3;21); &quot;ZIMA&quot;; IF([.B540] &lt; DATE(YEAR([.A540]);6;21);&quot;WIOSNA&quot; ; IF([.B540] &lt; DATE(YEAR([.A540]);9;23); &quot;LATO&quot;; IF([.B540] &lt; DATE(YEAR([.A540]);12;21);&quot;JESIEŃ&quot;; &quot;ZIMA&quot;))))" office:value-type="string" office:string-value="LATO" calcext:value-type="string">
            <text:p>LATO</text:p>
          </table:table-cell>
          <table:table-cell table:formula="of:=IF([.C540] = &quot;ZIMA&quot;; 0.2; IF([.C540] = &quot;WIOSNA&quot;; 0.5; IF([.C540] = &quot;LATO&quot;; 0.9; 0.4)))" office:value-type="float" office:value="0.9" calcext:value-type="float">
            <text:p>0,9</text:p>
          </table:table-cell>
          <table:table-cell table:formula="of:=IF(WEEKDAY([.A540];2)&lt; 6; 1; 0) * [.$J$3] *[.D540] *[.$J$7]" office:value-type="float" office:value="0" calcext:value-type="float">
            <text:p>0</text:p>
          </table:table-cell>
          <table:table-cell table:formula="of:=IF(WEEKDAY([.A540];2) = 7; 150; 0)" office:value-type="float" office:value="0" calcext:value-type="float">
            <text:p>0</text:p>
          </table:table-cell>
          <table:table-cell table:formula="of:=[.G539] -[.F540] +[.E540]" office:value-type="float" office:value="97528" calcext:value-type="float">
            <text:p>9752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23" calcext:value-type="date">
            <text:p>23.06.2024</text:p>
          </table:table-cell>
          <table:table-cell table:formula="of:=[.A541]" office:value-type="date" office:date-value="2024-06-23" calcext:value-type="date">
            <text:p>06-23</text:p>
          </table:table-cell>
          <table:table-cell table:style-name="ce1" table:formula="of:=IF([.B541] &lt; DATE(YEAR([.A541]);3;21); &quot;ZIMA&quot;; IF([.B541] &lt; DATE(YEAR([.A541]);6;21);&quot;WIOSNA&quot; ; IF([.B541] &lt; DATE(YEAR([.A541]);9;23); &quot;LATO&quot;; IF([.B541] &lt; DATE(YEAR([.A541]);12;21);&quot;JESIEŃ&quot;; &quot;ZIMA&quot;))))" office:value-type="string" office:string-value="LATO" calcext:value-type="string">
            <text:p>LATO</text:p>
          </table:table-cell>
          <table:table-cell table:formula="of:=IF([.C541] = &quot;ZIMA&quot;; 0.2; IF([.C541] = &quot;WIOSNA&quot;; 0.5; IF([.C541] = &quot;LATO&quot;; 0.9; 0.4)))" office:value-type="float" office:value="0.9" calcext:value-type="float">
            <text:p>0,9</text:p>
          </table:table-cell>
          <table:table-cell table:formula="of:=IF(WEEKDAY([.A541];2)&lt; 6; 1; 0) * [.$J$3] *[.D541] *[.$J$7]" office:value-type="float" office:value="0" calcext:value-type="float">
            <text:p>0</text:p>
          </table:table-cell>
          <table:table-cell table:formula="of:=IF(WEEKDAY([.A541];2) = 7; 150; 0)" office:value-type="float" office:value="150" calcext:value-type="float">
            <text:p>150</text:p>
          </table:table-cell>
          <table:table-cell table:formula="of:=[.G540] -[.F541] +[.E541]" office:value-type="float" office:value="97378" calcext:value-type="float">
            <text:p>9737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24" calcext:value-type="date">
            <text:p>24.06.2024</text:p>
          </table:table-cell>
          <table:table-cell table:formula="of:=[.A542]" office:value-type="date" office:date-value="2024-06-24" calcext:value-type="date">
            <text:p>06-24</text:p>
          </table:table-cell>
          <table:table-cell table:style-name="ce1" table:formula="of:=IF([.B542] &lt; DATE(YEAR([.A542]);3;21); &quot;ZIMA&quot;; IF([.B542] &lt; DATE(YEAR([.A542]);6;21);&quot;WIOSNA&quot; ; IF([.B542] &lt; DATE(YEAR([.A542]);9;23); &quot;LATO&quot;; IF([.B542] &lt; DATE(YEAR([.A542]);12;21);&quot;JESIEŃ&quot;; &quot;ZIMA&quot;))))" office:value-type="string" office:string-value="LATO" calcext:value-type="string">
            <text:p>LATO</text:p>
          </table:table-cell>
          <table:table-cell table:formula="of:=IF([.C542] = &quot;ZIMA&quot;; 0.2; IF([.C542] = &quot;WIOSNA&quot;; 0.5; IF([.C542] = &quot;LATO&quot;; 0.9; 0.4)))" office:value-type="float" office:value="0.9" calcext:value-type="float">
            <text:p>0,9</text:p>
          </table:table-cell>
          <table:table-cell table:formula="of:=IF(WEEKDAY([.A542];2)&lt; 6; 1; 0) * [.$J$3] *[.D542] *[.$J$7]" office:value-type="float" office:value="594" calcext:value-type="float">
            <text:p>594</text:p>
          </table:table-cell>
          <table:table-cell table:formula="of:=IF(WEEKDAY([.A542];2) = 7; 150; 0)" office:value-type="float" office:value="0" calcext:value-type="float">
            <text:p>0</text:p>
          </table:table-cell>
          <table:table-cell table:formula="of:=[.G541] -[.F542] +[.E542]" office:value-type="float" office:value="97972" calcext:value-type="float">
            <text:p>97972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25" calcext:value-type="date">
            <text:p>25.06.2024</text:p>
          </table:table-cell>
          <table:table-cell table:formula="of:=[.A543]" office:value-type="date" office:date-value="2024-06-25" calcext:value-type="date">
            <text:p>06-25</text:p>
          </table:table-cell>
          <table:table-cell table:style-name="ce1" table:formula="of:=IF([.B543] &lt; DATE(YEAR([.A543]);3;21); &quot;ZIMA&quot;; IF([.B543] &lt; DATE(YEAR([.A543]);6;21);&quot;WIOSNA&quot; ; IF([.B543] &lt; DATE(YEAR([.A543]);9;23); &quot;LATO&quot;; IF([.B543] &lt; DATE(YEAR([.A543]);12;21);&quot;JESIEŃ&quot;; &quot;ZIMA&quot;))))" office:value-type="string" office:string-value="LATO" calcext:value-type="string">
            <text:p>LATO</text:p>
          </table:table-cell>
          <table:table-cell table:formula="of:=IF([.C543] = &quot;ZIMA&quot;; 0.2; IF([.C543] = &quot;WIOSNA&quot;; 0.5; IF([.C543] = &quot;LATO&quot;; 0.9; 0.4)))" office:value-type="float" office:value="0.9" calcext:value-type="float">
            <text:p>0,9</text:p>
          </table:table-cell>
          <table:table-cell table:formula="of:=IF(WEEKDAY([.A543];2)&lt; 6; 1; 0) * [.$J$3] *[.D543] *[.$J$7]" office:value-type="float" office:value="594" calcext:value-type="float">
            <text:p>594</text:p>
          </table:table-cell>
          <table:table-cell table:formula="of:=IF(WEEKDAY([.A543];2) = 7; 150; 0)" office:value-type="float" office:value="0" calcext:value-type="float">
            <text:p>0</text:p>
          </table:table-cell>
          <table:table-cell table:formula="of:=[.G542] -[.F543] +[.E543]" office:value-type="float" office:value="98566" calcext:value-type="float">
            <text:p>98566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26" calcext:value-type="date">
            <text:p>26.06.2024</text:p>
          </table:table-cell>
          <table:table-cell table:formula="of:=[.A544]" office:value-type="date" office:date-value="2024-06-26" calcext:value-type="date">
            <text:p>06-26</text:p>
          </table:table-cell>
          <table:table-cell table:style-name="ce1" table:formula="of:=IF([.B544] &lt; DATE(YEAR([.A544]);3;21); &quot;ZIMA&quot;; IF([.B544] &lt; DATE(YEAR([.A544]);6;21);&quot;WIOSNA&quot; ; IF([.B544] &lt; DATE(YEAR([.A544]);9;23); &quot;LATO&quot;; IF([.B544] &lt; DATE(YEAR([.A544]);12;21);&quot;JESIEŃ&quot;; &quot;ZIMA&quot;))))" office:value-type="string" office:string-value="LATO" calcext:value-type="string">
            <text:p>LATO</text:p>
          </table:table-cell>
          <table:table-cell table:formula="of:=IF([.C544] = &quot;ZIMA&quot;; 0.2; IF([.C544] = &quot;WIOSNA&quot;; 0.5; IF([.C544] = &quot;LATO&quot;; 0.9; 0.4)))" office:value-type="float" office:value="0.9" calcext:value-type="float">
            <text:p>0,9</text:p>
          </table:table-cell>
          <table:table-cell table:formula="of:=IF(WEEKDAY([.A544];2)&lt; 6; 1; 0) * [.$J$3] *[.D544] *[.$J$7]" office:value-type="float" office:value="594" calcext:value-type="float">
            <text:p>594</text:p>
          </table:table-cell>
          <table:table-cell table:formula="of:=IF(WEEKDAY([.A544];2) = 7; 150; 0)" office:value-type="float" office:value="0" calcext:value-type="float">
            <text:p>0</text:p>
          </table:table-cell>
          <table:table-cell table:formula="of:=[.G543] -[.F544] +[.E544]" office:value-type="float" office:value="99160" calcext:value-type="float">
            <text:p>9916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27" calcext:value-type="date">
            <text:p>27.06.2024</text:p>
          </table:table-cell>
          <table:table-cell table:formula="of:=[.A545]" office:value-type="date" office:date-value="2024-06-27" calcext:value-type="date">
            <text:p>06-27</text:p>
          </table:table-cell>
          <table:table-cell table:style-name="ce1" table:formula="of:=IF([.B545] &lt; DATE(YEAR([.A545]);3;21); &quot;ZIMA&quot;; IF([.B545] &lt; DATE(YEAR([.A545]);6;21);&quot;WIOSNA&quot; ; IF([.B545] &lt; DATE(YEAR([.A545]);9;23); &quot;LATO&quot;; IF([.B545] &lt; DATE(YEAR([.A545]);12;21);&quot;JESIEŃ&quot;; &quot;ZIMA&quot;))))" office:value-type="string" office:string-value="LATO" calcext:value-type="string">
            <text:p>LATO</text:p>
          </table:table-cell>
          <table:table-cell table:formula="of:=IF([.C545] = &quot;ZIMA&quot;; 0.2; IF([.C545] = &quot;WIOSNA&quot;; 0.5; IF([.C545] = &quot;LATO&quot;; 0.9; 0.4)))" office:value-type="float" office:value="0.9" calcext:value-type="float">
            <text:p>0,9</text:p>
          </table:table-cell>
          <table:table-cell table:formula="of:=IF(WEEKDAY([.A545];2)&lt; 6; 1; 0) * [.$J$3] *[.D545] *[.$J$7]" office:value-type="float" office:value="594" calcext:value-type="float">
            <text:p>594</text:p>
          </table:table-cell>
          <table:table-cell table:formula="of:=IF(WEEKDAY([.A545];2) = 7; 150; 0)" office:value-type="float" office:value="0" calcext:value-type="float">
            <text:p>0</text:p>
          </table:table-cell>
          <table:table-cell table:formula="of:=[.G544] -[.F545] +[.E545]" office:value-type="float" office:value="99754" calcext:value-type="float">
            <text:p>9975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28" calcext:value-type="date">
            <text:p>28.06.2024</text:p>
          </table:table-cell>
          <table:table-cell table:formula="of:=[.A546]" office:value-type="date" office:date-value="2024-06-28" calcext:value-type="date">
            <text:p>06-28</text:p>
          </table:table-cell>
          <table:table-cell table:style-name="ce1" table:formula="of:=IF([.B546] &lt; DATE(YEAR([.A546]);3;21); &quot;ZIMA&quot;; IF([.B546] &lt; DATE(YEAR([.A546]);6;21);&quot;WIOSNA&quot; ; IF([.B546] &lt; DATE(YEAR([.A546]);9;23); &quot;LATO&quot;; IF([.B546] &lt; DATE(YEAR([.A546]);12;21);&quot;JESIEŃ&quot;; &quot;ZIMA&quot;))))" office:value-type="string" office:string-value="LATO" calcext:value-type="string">
            <text:p>LATO</text:p>
          </table:table-cell>
          <table:table-cell table:formula="of:=IF([.C546] = &quot;ZIMA&quot;; 0.2; IF([.C546] = &quot;WIOSNA&quot;; 0.5; IF([.C546] = &quot;LATO&quot;; 0.9; 0.4)))" office:value-type="float" office:value="0.9" calcext:value-type="float">
            <text:p>0,9</text:p>
          </table:table-cell>
          <table:table-cell table:formula="of:=IF(WEEKDAY([.A546];2)&lt; 6; 1; 0) * [.$J$3] *[.D546] *[.$J$7]" office:value-type="float" office:value="594" calcext:value-type="float">
            <text:p>594</text:p>
          </table:table-cell>
          <table:table-cell table:formula="of:=IF(WEEKDAY([.A546];2) = 7; 150; 0)" office:value-type="float" office:value="0" calcext:value-type="float">
            <text:p>0</text:p>
          </table:table-cell>
          <table:table-cell table:formula="of:=[.G545] -[.F546] +[.E546]" office:value-type="float" office:value="100348" calcext:value-type="float">
            <text:p>10034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29" calcext:value-type="date">
            <text:p>29.06.2024</text:p>
          </table:table-cell>
          <table:table-cell table:formula="of:=[.A547]" office:value-type="date" office:date-value="2024-06-29" calcext:value-type="date">
            <text:p>06-29</text:p>
          </table:table-cell>
          <table:table-cell table:style-name="ce1" table:formula="of:=IF([.B547] &lt; DATE(YEAR([.A547]);3;21); &quot;ZIMA&quot;; IF([.B547] &lt; DATE(YEAR([.A547]);6;21);&quot;WIOSNA&quot; ; IF([.B547] &lt; DATE(YEAR([.A547]);9;23); &quot;LATO&quot;; IF([.B547] &lt; DATE(YEAR([.A547]);12;21);&quot;JESIEŃ&quot;; &quot;ZIMA&quot;))))" office:value-type="string" office:string-value="LATO" calcext:value-type="string">
            <text:p>LATO</text:p>
          </table:table-cell>
          <table:table-cell table:formula="of:=IF([.C547] = &quot;ZIMA&quot;; 0.2; IF([.C547] = &quot;WIOSNA&quot;; 0.5; IF([.C547] = &quot;LATO&quot;; 0.9; 0.4)))" office:value-type="float" office:value="0.9" calcext:value-type="float">
            <text:p>0,9</text:p>
          </table:table-cell>
          <table:table-cell table:formula="of:=IF(WEEKDAY([.A547];2)&lt; 6; 1; 0) * [.$J$3] *[.D547] *[.$J$7]" office:value-type="float" office:value="0" calcext:value-type="float">
            <text:p>0</text:p>
          </table:table-cell>
          <table:table-cell table:formula="of:=IF(WEEKDAY([.A547];2) = 7; 150; 0)" office:value-type="float" office:value="0" calcext:value-type="float">
            <text:p>0</text:p>
          </table:table-cell>
          <table:table-cell table:formula="of:=[.G546] -[.F547] +[.E547]" office:value-type="float" office:value="100348" calcext:value-type="float">
            <text:p>10034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30" calcext:value-type="date">
            <text:p>30.06.2024</text:p>
          </table:table-cell>
          <table:table-cell table:formula="of:=[.A548]" office:value-type="date" office:date-value="2024-06-30" calcext:value-type="date">
            <text:p>06-30</text:p>
          </table:table-cell>
          <table:table-cell table:style-name="ce1" table:formula="of:=IF([.B548] &lt; DATE(YEAR([.A548]);3;21); &quot;ZIMA&quot;; IF([.B548] &lt; DATE(YEAR([.A548]);6;21);&quot;WIOSNA&quot; ; IF([.B548] &lt; DATE(YEAR([.A548]);9;23); &quot;LATO&quot;; IF([.B548] &lt; DATE(YEAR([.A548]);12;21);&quot;JESIEŃ&quot;; &quot;ZIMA&quot;))))" office:value-type="string" office:string-value="LATO" calcext:value-type="string">
            <text:p>LATO</text:p>
          </table:table-cell>
          <table:table-cell table:formula="of:=IF([.C548] = &quot;ZIMA&quot;; 0.2; IF([.C548] = &quot;WIOSNA&quot;; 0.5; IF([.C548] = &quot;LATO&quot;; 0.9; 0.4)))" office:value-type="float" office:value="0.9" calcext:value-type="float">
            <text:p>0,9</text:p>
          </table:table-cell>
          <table:table-cell table:formula="of:=IF(WEEKDAY([.A548];2)&lt; 6; 1; 0) * [.$J$3] *[.D548] *[.$J$7]" office:value-type="float" office:value="0" calcext:value-type="float">
            <text:p>0</text:p>
          </table:table-cell>
          <table:table-cell table:formula="of:=IF(WEEKDAY([.A548];2) = 7; 150; 0)" office:value-type="float" office:value="150" calcext:value-type="float">
            <text:p>150</text:p>
          </table:table-cell>
          <table:table-cell table:formula="of:=[.G547] -[.F548] +[.E548]" office:value-type="float" office:value="100198" calcext:value-type="float">
            <text:p>10019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01" calcext:value-type="date">
            <text:p>1.07.2024</text:p>
          </table:table-cell>
          <table:table-cell table:formula="of:=[.A549]" office:value-type="date" office:date-value="2024-07-01" calcext:value-type="date">
            <text:p>07-01</text:p>
          </table:table-cell>
          <table:table-cell table:style-name="ce1" table:formula="of:=IF([.B549] &lt; DATE(YEAR([.A549]);3;21); &quot;ZIMA&quot;; IF([.B549] &lt; DATE(YEAR([.A549]);6;21);&quot;WIOSNA&quot; ; IF([.B549] &lt; DATE(YEAR([.A549]);9;23); &quot;LATO&quot;; IF([.B549] &lt; DATE(YEAR([.A549]);12;21);&quot;JESIEŃ&quot;; &quot;ZIMA&quot;))))" office:value-type="string" office:string-value="LATO" calcext:value-type="string">
            <text:p>LATO</text:p>
          </table:table-cell>
          <table:table-cell table:formula="of:=IF([.C549] = &quot;ZIMA&quot;; 0.2; IF([.C549] = &quot;WIOSNA&quot;; 0.5; IF([.C549] = &quot;LATO&quot;; 0.9; 0.4)))" office:value-type="float" office:value="0.9" calcext:value-type="float">
            <text:p>0,9</text:p>
          </table:table-cell>
          <table:table-cell table:formula="of:=IF(WEEKDAY([.A549];2)&lt; 6; 1; 0) * [.$J$3] *[.D549] *[.$J$7]" office:value-type="float" office:value="594" calcext:value-type="float">
            <text:p>594</text:p>
          </table:table-cell>
          <table:table-cell table:formula="of:=IF(WEEKDAY([.A549];2) = 7; 150; 0)" office:value-type="float" office:value="0" calcext:value-type="float">
            <text:p>0</text:p>
          </table:table-cell>
          <table:table-cell table:formula="of:=[.G548] -[.F549] +[.E549]" office:value-type="float" office:value="100792" calcext:value-type="float">
            <text:p>100792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02" calcext:value-type="date">
            <text:p>2.07.2024</text:p>
          </table:table-cell>
          <table:table-cell table:formula="of:=[.A550]" office:value-type="date" office:date-value="2024-07-02" calcext:value-type="date">
            <text:p>07-02</text:p>
          </table:table-cell>
          <table:table-cell table:style-name="ce1" table:formula="of:=IF([.B550] &lt; DATE(YEAR([.A550]);3;21); &quot;ZIMA&quot;; IF([.B550] &lt; DATE(YEAR([.A550]);6;21);&quot;WIOSNA&quot; ; IF([.B550] &lt; DATE(YEAR([.A550]);9;23); &quot;LATO&quot;; IF([.B550] &lt; DATE(YEAR([.A550]);12;21);&quot;JESIEŃ&quot;; &quot;ZIMA&quot;))))" office:value-type="string" office:string-value="LATO" calcext:value-type="string">
            <text:p>LATO</text:p>
          </table:table-cell>
          <table:table-cell table:formula="of:=IF([.C550] = &quot;ZIMA&quot;; 0.2; IF([.C550] = &quot;WIOSNA&quot;; 0.5; IF([.C550] = &quot;LATO&quot;; 0.9; 0.4)))" office:value-type="float" office:value="0.9" calcext:value-type="float">
            <text:p>0,9</text:p>
          </table:table-cell>
          <table:table-cell table:formula="of:=IF(WEEKDAY([.A550];2)&lt; 6; 1; 0) * [.$J$3] *[.D550] *[.$J$7]" office:value-type="float" office:value="594" calcext:value-type="float">
            <text:p>594</text:p>
          </table:table-cell>
          <table:table-cell table:formula="of:=IF(WEEKDAY([.A550];2) = 7; 150; 0)" office:value-type="float" office:value="0" calcext:value-type="float">
            <text:p>0</text:p>
          </table:table-cell>
          <table:table-cell table:formula="of:=[.G549] -[.F550] +[.E550]" office:value-type="float" office:value="101386" calcext:value-type="float">
            <text:p>101386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03" calcext:value-type="date">
            <text:p>3.07.2024</text:p>
          </table:table-cell>
          <table:table-cell table:formula="of:=[.A551]" office:value-type="date" office:date-value="2024-07-03" calcext:value-type="date">
            <text:p>07-03</text:p>
          </table:table-cell>
          <table:table-cell table:style-name="ce1" table:formula="of:=IF([.B551] &lt; DATE(YEAR([.A551]);3;21); &quot;ZIMA&quot;; IF([.B551] &lt; DATE(YEAR([.A551]);6;21);&quot;WIOSNA&quot; ; IF([.B551] &lt; DATE(YEAR([.A551]);9;23); &quot;LATO&quot;; IF([.B551] &lt; DATE(YEAR([.A551]);12;21);&quot;JESIEŃ&quot;; &quot;ZIMA&quot;))))" office:value-type="string" office:string-value="LATO" calcext:value-type="string">
            <text:p>LATO</text:p>
          </table:table-cell>
          <table:table-cell table:formula="of:=IF([.C551] = &quot;ZIMA&quot;; 0.2; IF([.C551] = &quot;WIOSNA&quot;; 0.5; IF([.C551] = &quot;LATO&quot;; 0.9; 0.4)))" office:value-type="float" office:value="0.9" calcext:value-type="float">
            <text:p>0,9</text:p>
          </table:table-cell>
          <table:table-cell table:formula="of:=IF(WEEKDAY([.A551];2)&lt; 6; 1; 0) * [.$J$3] *[.D551] *[.$J$7]" office:value-type="float" office:value="594" calcext:value-type="float">
            <text:p>594</text:p>
          </table:table-cell>
          <table:table-cell table:formula="of:=IF(WEEKDAY([.A551];2) = 7; 150; 0)" office:value-type="float" office:value="0" calcext:value-type="float">
            <text:p>0</text:p>
          </table:table-cell>
          <table:table-cell table:formula="of:=[.G550] -[.F551] +[.E551]" office:value-type="float" office:value="101980" calcext:value-type="float">
            <text:p>10198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04" calcext:value-type="date">
            <text:p>4.07.2024</text:p>
          </table:table-cell>
          <table:table-cell table:formula="of:=[.A552]" office:value-type="date" office:date-value="2024-07-04" calcext:value-type="date">
            <text:p>07-04</text:p>
          </table:table-cell>
          <table:table-cell table:style-name="ce1" table:formula="of:=IF([.B552] &lt; DATE(YEAR([.A552]);3;21); &quot;ZIMA&quot;; IF([.B552] &lt; DATE(YEAR([.A552]);6;21);&quot;WIOSNA&quot; ; IF([.B552] &lt; DATE(YEAR([.A552]);9;23); &quot;LATO&quot;; IF([.B552] &lt; DATE(YEAR([.A552]);12;21);&quot;JESIEŃ&quot;; &quot;ZIMA&quot;))))" office:value-type="string" office:string-value="LATO" calcext:value-type="string">
            <text:p>LATO</text:p>
          </table:table-cell>
          <table:table-cell table:formula="of:=IF([.C552] = &quot;ZIMA&quot;; 0.2; IF([.C552] = &quot;WIOSNA&quot;; 0.5; IF([.C552] = &quot;LATO&quot;; 0.9; 0.4)))" office:value-type="float" office:value="0.9" calcext:value-type="float">
            <text:p>0,9</text:p>
          </table:table-cell>
          <table:table-cell table:formula="of:=IF(WEEKDAY([.A552];2)&lt; 6; 1; 0) * [.$J$3] *[.D552] *[.$J$7]" office:value-type="float" office:value="594" calcext:value-type="float">
            <text:p>594</text:p>
          </table:table-cell>
          <table:table-cell table:formula="of:=IF(WEEKDAY([.A552];2) = 7; 150; 0)" office:value-type="float" office:value="0" calcext:value-type="float">
            <text:p>0</text:p>
          </table:table-cell>
          <table:table-cell table:formula="of:=[.G551] -[.F552] +[.E552]" office:value-type="float" office:value="102574" calcext:value-type="float">
            <text:p>10257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05" calcext:value-type="date">
            <text:p>5.07.2024</text:p>
          </table:table-cell>
          <table:table-cell table:formula="of:=[.A553]" office:value-type="date" office:date-value="2024-07-05" calcext:value-type="date">
            <text:p>07-05</text:p>
          </table:table-cell>
          <table:table-cell table:style-name="ce1" table:formula="of:=IF([.B553] &lt; DATE(YEAR([.A553]);3;21); &quot;ZIMA&quot;; IF([.B553] &lt; DATE(YEAR([.A553]);6;21);&quot;WIOSNA&quot; ; IF([.B553] &lt; DATE(YEAR([.A553]);9;23); &quot;LATO&quot;; IF([.B553] &lt; DATE(YEAR([.A553]);12;21);&quot;JESIEŃ&quot;; &quot;ZIMA&quot;))))" office:value-type="string" office:string-value="LATO" calcext:value-type="string">
            <text:p>LATO</text:p>
          </table:table-cell>
          <table:table-cell table:formula="of:=IF([.C553] = &quot;ZIMA&quot;; 0.2; IF([.C553] = &quot;WIOSNA&quot;; 0.5; IF([.C553] = &quot;LATO&quot;; 0.9; 0.4)))" office:value-type="float" office:value="0.9" calcext:value-type="float">
            <text:p>0,9</text:p>
          </table:table-cell>
          <table:table-cell table:formula="of:=IF(WEEKDAY([.A553];2)&lt; 6; 1; 0) * [.$J$3] *[.D553] *[.$J$7]" office:value-type="float" office:value="594" calcext:value-type="float">
            <text:p>594</text:p>
          </table:table-cell>
          <table:table-cell table:formula="of:=IF(WEEKDAY([.A553];2) = 7; 150; 0)" office:value-type="float" office:value="0" calcext:value-type="float">
            <text:p>0</text:p>
          </table:table-cell>
          <table:table-cell table:formula="of:=[.G552] -[.F553] +[.E553]" office:value-type="float" office:value="103168" calcext:value-type="float">
            <text:p>10316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06" calcext:value-type="date">
            <text:p>6.07.2024</text:p>
          </table:table-cell>
          <table:table-cell table:formula="of:=[.A554]" office:value-type="date" office:date-value="2024-07-06" calcext:value-type="date">
            <text:p>07-06</text:p>
          </table:table-cell>
          <table:table-cell table:style-name="ce1" table:formula="of:=IF([.B554] &lt; DATE(YEAR([.A554]);3;21); &quot;ZIMA&quot;; IF([.B554] &lt; DATE(YEAR([.A554]);6;21);&quot;WIOSNA&quot; ; IF([.B554] &lt; DATE(YEAR([.A554]);9;23); &quot;LATO&quot;; IF([.B554] &lt; DATE(YEAR([.A554]);12;21);&quot;JESIEŃ&quot;; &quot;ZIMA&quot;))))" office:value-type="string" office:string-value="LATO" calcext:value-type="string">
            <text:p>LATO</text:p>
          </table:table-cell>
          <table:table-cell table:formula="of:=IF([.C554] = &quot;ZIMA&quot;; 0.2; IF([.C554] = &quot;WIOSNA&quot;; 0.5; IF([.C554] = &quot;LATO&quot;; 0.9; 0.4)))" office:value-type="float" office:value="0.9" calcext:value-type="float">
            <text:p>0,9</text:p>
          </table:table-cell>
          <table:table-cell table:formula="of:=IF(WEEKDAY([.A554];2)&lt; 6; 1; 0) * [.$J$3] *[.D554] *[.$J$7]" office:value-type="float" office:value="0" calcext:value-type="float">
            <text:p>0</text:p>
          </table:table-cell>
          <table:table-cell table:formula="of:=IF(WEEKDAY([.A554];2) = 7; 150; 0)" office:value-type="float" office:value="0" calcext:value-type="float">
            <text:p>0</text:p>
          </table:table-cell>
          <table:table-cell table:formula="of:=[.G553] -[.F554] +[.E554]" office:value-type="float" office:value="103168" calcext:value-type="float">
            <text:p>10316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07" calcext:value-type="date">
            <text:p>7.07.2024</text:p>
          </table:table-cell>
          <table:table-cell table:formula="of:=[.A555]" office:value-type="date" office:date-value="2024-07-07" calcext:value-type="date">
            <text:p>07-07</text:p>
          </table:table-cell>
          <table:table-cell table:style-name="ce1" table:formula="of:=IF([.B555] &lt; DATE(YEAR([.A555]);3;21); &quot;ZIMA&quot;; IF([.B555] &lt; DATE(YEAR([.A555]);6;21);&quot;WIOSNA&quot; ; IF([.B555] &lt; DATE(YEAR([.A555]);9;23); &quot;LATO&quot;; IF([.B555] &lt; DATE(YEAR([.A555]);12;21);&quot;JESIEŃ&quot;; &quot;ZIMA&quot;))))" office:value-type="string" office:string-value="LATO" calcext:value-type="string">
            <text:p>LATO</text:p>
          </table:table-cell>
          <table:table-cell table:formula="of:=IF([.C555] = &quot;ZIMA&quot;; 0.2; IF([.C555] = &quot;WIOSNA&quot;; 0.5; IF([.C555] = &quot;LATO&quot;; 0.9; 0.4)))" office:value-type="float" office:value="0.9" calcext:value-type="float">
            <text:p>0,9</text:p>
          </table:table-cell>
          <table:table-cell table:formula="of:=IF(WEEKDAY([.A555];2)&lt; 6; 1; 0) * [.$J$3] *[.D555] *[.$J$7]" office:value-type="float" office:value="0" calcext:value-type="float">
            <text:p>0</text:p>
          </table:table-cell>
          <table:table-cell table:formula="of:=IF(WEEKDAY([.A555];2) = 7; 150; 0)" office:value-type="float" office:value="150" calcext:value-type="float">
            <text:p>150</text:p>
          </table:table-cell>
          <table:table-cell table:formula="of:=[.G554] -[.F555] +[.E555]" office:value-type="float" office:value="103018" calcext:value-type="float">
            <text:p>10301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08" calcext:value-type="date">
            <text:p>8.07.2024</text:p>
          </table:table-cell>
          <table:table-cell table:formula="of:=[.A556]" office:value-type="date" office:date-value="2024-07-08" calcext:value-type="date">
            <text:p>07-08</text:p>
          </table:table-cell>
          <table:table-cell table:style-name="ce1" table:formula="of:=IF([.B556] &lt; DATE(YEAR([.A556]);3;21); &quot;ZIMA&quot;; IF([.B556] &lt; DATE(YEAR([.A556]);6;21);&quot;WIOSNA&quot; ; IF([.B556] &lt; DATE(YEAR([.A556]);9;23); &quot;LATO&quot;; IF([.B556] &lt; DATE(YEAR([.A556]);12;21);&quot;JESIEŃ&quot;; &quot;ZIMA&quot;))))" office:value-type="string" office:string-value="LATO" calcext:value-type="string">
            <text:p>LATO</text:p>
          </table:table-cell>
          <table:table-cell table:formula="of:=IF([.C556] = &quot;ZIMA&quot;; 0.2; IF([.C556] = &quot;WIOSNA&quot;; 0.5; IF([.C556] = &quot;LATO&quot;; 0.9; 0.4)))" office:value-type="float" office:value="0.9" calcext:value-type="float">
            <text:p>0,9</text:p>
          </table:table-cell>
          <table:table-cell table:formula="of:=IF(WEEKDAY([.A556];2)&lt; 6; 1; 0) * [.$J$3] *[.D556] *[.$J$7]" office:value-type="float" office:value="594" calcext:value-type="float">
            <text:p>594</text:p>
          </table:table-cell>
          <table:table-cell table:formula="of:=IF(WEEKDAY([.A556];2) = 7; 150; 0)" office:value-type="float" office:value="0" calcext:value-type="float">
            <text:p>0</text:p>
          </table:table-cell>
          <table:table-cell table:formula="of:=[.G555] -[.F556] +[.E556]" office:value-type="float" office:value="103612" calcext:value-type="float">
            <text:p>103612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09" calcext:value-type="date">
            <text:p>9.07.2024</text:p>
          </table:table-cell>
          <table:table-cell table:formula="of:=[.A557]" office:value-type="date" office:date-value="2024-07-09" calcext:value-type="date">
            <text:p>07-09</text:p>
          </table:table-cell>
          <table:table-cell table:style-name="ce1" table:formula="of:=IF([.B557] &lt; DATE(YEAR([.A557]);3;21); &quot;ZIMA&quot;; IF([.B557] &lt; DATE(YEAR([.A557]);6;21);&quot;WIOSNA&quot; ; IF([.B557] &lt; DATE(YEAR([.A557]);9;23); &quot;LATO&quot;; IF([.B557] &lt; DATE(YEAR([.A557]);12;21);&quot;JESIEŃ&quot;; &quot;ZIMA&quot;))))" office:value-type="string" office:string-value="LATO" calcext:value-type="string">
            <text:p>LATO</text:p>
          </table:table-cell>
          <table:table-cell table:formula="of:=IF([.C557] = &quot;ZIMA&quot;; 0.2; IF([.C557] = &quot;WIOSNA&quot;; 0.5; IF([.C557] = &quot;LATO&quot;; 0.9; 0.4)))" office:value-type="float" office:value="0.9" calcext:value-type="float">
            <text:p>0,9</text:p>
          </table:table-cell>
          <table:table-cell table:formula="of:=IF(WEEKDAY([.A557];2)&lt; 6; 1; 0) * [.$J$3] *[.D557] *[.$J$7]" office:value-type="float" office:value="594" calcext:value-type="float">
            <text:p>594</text:p>
          </table:table-cell>
          <table:table-cell table:formula="of:=IF(WEEKDAY([.A557];2) = 7; 150; 0)" office:value-type="float" office:value="0" calcext:value-type="float">
            <text:p>0</text:p>
          </table:table-cell>
          <table:table-cell table:formula="of:=[.G556] -[.F557] +[.E557]" office:value-type="float" office:value="104206" calcext:value-type="float">
            <text:p>104206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10" calcext:value-type="date">
            <text:p>10.07.2024</text:p>
          </table:table-cell>
          <table:table-cell table:formula="of:=[.A558]" office:value-type="date" office:date-value="2024-07-10" calcext:value-type="date">
            <text:p>07-10</text:p>
          </table:table-cell>
          <table:table-cell table:style-name="ce1" table:formula="of:=IF([.B558] &lt; DATE(YEAR([.A558]);3;21); &quot;ZIMA&quot;; IF([.B558] &lt; DATE(YEAR([.A558]);6;21);&quot;WIOSNA&quot; ; IF([.B558] &lt; DATE(YEAR([.A558]);9;23); &quot;LATO&quot;; IF([.B558] &lt; DATE(YEAR([.A558]);12;21);&quot;JESIEŃ&quot;; &quot;ZIMA&quot;))))" office:value-type="string" office:string-value="LATO" calcext:value-type="string">
            <text:p>LATO</text:p>
          </table:table-cell>
          <table:table-cell table:formula="of:=IF([.C558] = &quot;ZIMA&quot;; 0.2; IF([.C558] = &quot;WIOSNA&quot;; 0.5; IF([.C558] = &quot;LATO&quot;; 0.9; 0.4)))" office:value-type="float" office:value="0.9" calcext:value-type="float">
            <text:p>0,9</text:p>
          </table:table-cell>
          <table:table-cell table:formula="of:=IF(WEEKDAY([.A558];2)&lt; 6; 1; 0) * [.$J$3] *[.D558] *[.$J$7]" office:value-type="float" office:value="594" calcext:value-type="float">
            <text:p>594</text:p>
          </table:table-cell>
          <table:table-cell table:formula="of:=IF(WEEKDAY([.A558];2) = 7; 150; 0)" office:value-type="float" office:value="0" calcext:value-type="float">
            <text:p>0</text:p>
          </table:table-cell>
          <table:table-cell table:formula="of:=[.G557] -[.F558] +[.E558]" office:value-type="float" office:value="104800" calcext:value-type="float">
            <text:p>1048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11" calcext:value-type="date">
            <text:p>11.07.2024</text:p>
          </table:table-cell>
          <table:table-cell table:formula="of:=[.A559]" office:value-type="date" office:date-value="2024-07-11" calcext:value-type="date">
            <text:p>07-11</text:p>
          </table:table-cell>
          <table:table-cell table:style-name="ce1" table:formula="of:=IF([.B559] &lt; DATE(YEAR([.A559]);3;21); &quot;ZIMA&quot;; IF([.B559] &lt; DATE(YEAR([.A559]);6;21);&quot;WIOSNA&quot; ; IF([.B559] &lt; DATE(YEAR([.A559]);9;23); &quot;LATO&quot;; IF([.B559] &lt; DATE(YEAR([.A559]);12;21);&quot;JESIEŃ&quot;; &quot;ZIMA&quot;))))" office:value-type="string" office:string-value="LATO" calcext:value-type="string">
            <text:p>LATO</text:p>
          </table:table-cell>
          <table:table-cell table:formula="of:=IF([.C559] = &quot;ZIMA&quot;; 0.2; IF([.C559] = &quot;WIOSNA&quot;; 0.5; IF([.C559] = &quot;LATO&quot;; 0.9; 0.4)))" office:value-type="float" office:value="0.9" calcext:value-type="float">
            <text:p>0,9</text:p>
          </table:table-cell>
          <table:table-cell table:formula="of:=IF(WEEKDAY([.A559];2)&lt; 6; 1; 0) * [.$J$3] *[.D559] *[.$J$7]" office:value-type="float" office:value="594" calcext:value-type="float">
            <text:p>594</text:p>
          </table:table-cell>
          <table:table-cell table:formula="of:=IF(WEEKDAY([.A559];2) = 7; 150; 0)" office:value-type="float" office:value="0" calcext:value-type="float">
            <text:p>0</text:p>
          </table:table-cell>
          <table:table-cell table:formula="of:=[.G558] -[.F559] +[.E559]" office:value-type="float" office:value="105394" calcext:value-type="float">
            <text:p>10539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12" calcext:value-type="date">
            <text:p>12.07.2024</text:p>
          </table:table-cell>
          <table:table-cell table:formula="of:=[.A560]" office:value-type="date" office:date-value="2024-07-12" calcext:value-type="date">
            <text:p>07-12</text:p>
          </table:table-cell>
          <table:table-cell table:style-name="ce1" table:formula="of:=IF([.B560] &lt; DATE(YEAR([.A560]);3;21); &quot;ZIMA&quot;; IF([.B560] &lt; DATE(YEAR([.A560]);6;21);&quot;WIOSNA&quot; ; IF([.B560] &lt; DATE(YEAR([.A560]);9;23); &quot;LATO&quot;; IF([.B560] &lt; DATE(YEAR([.A560]);12;21);&quot;JESIEŃ&quot;; &quot;ZIMA&quot;))))" office:value-type="string" office:string-value="LATO" calcext:value-type="string">
            <text:p>LATO</text:p>
          </table:table-cell>
          <table:table-cell table:formula="of:=IF([.C560] = &quot;ZIMA&quot;; 0.2; IF([.C560] = &quot;WIOSNA&quot;; 0.5; IF([.C560] = &quot;LATO&quot;; 0.9; 0.4)))" office:value-type="float" office:value="0.9" calcext:value-type="float">
            <text:p>0,9</text:p>
          </table:table-cell>
          <table:table-cell table:formula="of:=IF(WEEKDAY([.A560];2)&lt; 6; 1; 0) * [.$J$3] *[.D560] *[.$J$7]" office:value-type="float" office:value="594" calcext:value-type="float">
            <text:p>594</text:p>
          </table:table-cell>
          <table:table-cell table:formula="of:=IF(WEEKDAY([.A560];2) = 7; 150; 0)" office:value-type="float" office:value="0" calcext:value-type="float">
            <text:p>0</text:p>
          </table:table-cell>
          <table:table-cell table:formula="of:=[.G559] -[.F560] +[.E560]" office:value-type="float" office:value="105988" calcext:value-type="float">
            <text:p>10598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13" calcext:value-type="date">
            <text:p>13.07.2024</text:p>
          </table:table-cell>
          <table:table-cell table:formula="of:=[.A561]" office:value-type="date" office:date-value="2024-07-13" calcext:value-type="date">
            <text:p>07-13</text:p>
          </table:table-cell>
          <table:table-cell table:style-name="ce1" table:formula="of:=IF([.B561] &lt; DATE(YEAR([.A561]);3;21); &quot;ZIMA&quot;; IF([.B561] &lt; DATE(YEAR([.A561]);6;21);&quot;WIOSNA&quot; ; IF([.B561] &lt; DATE(YEAR([.A561]);9;23); &quot;LATO&quot;; IF([.B561] &lt; DATE(YEAR([.A561]);12;21);&quot;JESIEŃ&quot;; &quot;ZIMA&quot;))))" office:value-type="string" office:string-value="LATO" calcext:value-type="string">
            <text:p>LATO</text:p>
          </table:table-cell>
          <table:table-cell table:formula="of:=IF([.C561] = &quot;ZIMA&quot;; 0.2; IF([.C561] = &quot;WIOSNA&quot;; 0.5; IF([.C561] = &quot;LATO&quot;; 0.9; 0.4)))" office:value-type="float" office:value="0.9" calcext:value-type="float">
            <text:p>0,9</text:p>
          </table:table-cell>
          <table:table-cell table:formula="of:=IF(WEEKDAY([.A561];2)&lt; 6; 1; 0) * [.$J$3] *[.D561] *[.$J$7]" office:value-type="float" office:value="0" calcext:value-type="float">
            <text:p>0</text:p>
          </table:table-cell>
          <table:table-cell table:formula="of:=IF(WEEKDAY([.A561];2) = 7; 150; 0)" office:value-type="float" office:value="0" calcext:value-type="float">
            <text:p>0</text:p>
          </table:table-cell>
          <table:table-cell table:formula="of:=[.G560] -[.F561] +[.E561]" office:value-type="float" office:value="105988" calcext:value-type="float">
            <text:p>10598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14" calcext:value-type="date">
            <text:p>14.07.2024</text:p>
          </table:table-cell>
          <table:table-cell table:formula="of:=[.A562]" office:value-type="date" office:date-value="2024-07-14" calcext:value-type="date">
            <text:p>07-14</text:p>
          </table:table-cell>
          <table:table-cell table:style-name="ce1" table:formula="of:=IF([.B562] &lt; DATE(YEAR([.A562]);3;21); &quot;ZIMA&quot;; IF([.B562] &lt; DATE(YEAR([.A562]);6;21);&quot;WIOSNA&quot; ; IF([.B562] &lt; DATE(YEAR([.A562]);9;23); &quot;LATO&quot;; IF([.B562] &lt; DATE(YEAR([.A562]);12;21);&quot;JESIEŃ&quot;; &quot;ZIMA&quot;))))" office:value-type="string" office:string-value="LATO" calcext:value-type="string">
            <text:p>LATO</text:p>
          </table:table-cell>
          <table:table-cell table:formula="of:=IF([.C562] = &quot;ZIMA&quot;; 0.2; IF([.C562] = &quot;WIOSNA&quot;; 0.5; IF([.C562] = &quot;LATO&quot;; 0.9; 0.4)))" office:value-type="float" office:value="0.9" calcext:value-type="float">
            <text:p>0,9</text:p>
          </table:table-cell>
          <table:table-cell table:formula="of:=IF(WEEKDAY([.A562];2)&lt; 6; 1; 0) * [.$J$3] *[.D562] *[.$J$7]" office:value-type="float" office:value="0" calcext:value-type="float">
            <text:p>0</text:p>
          </table:table-cell>
          <table:table-cell table:formula="of:=IF(WEEKDAY([.A562];2) = 7; 150; 0)" office:value-type="float" office:value="150" calcext:value-type="float">
            <text:p>150</text:p>
          </table:table-cell>
          <table:table-cell table:formula="of:=[.G561] -[.F562] +[.E562]" office:value-type="float" office:value="105838" calcext:value-type="float">
            <text:p>10583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15" calcext:value-type="date">
            <text:p>15.07.2024</text:p>
          </table:table-cell>
          <table:table-cell table:formula="of:=[.A563]" office:value-type="date" office:date-value="2024-07-15" calcext:value-type="date">
            <text:p>07-15</text:p>
          </table:table-cell>
          <table:table-cell table:style-name="ce1" table:formula="of:=IF([.B563] &lt; DATE(YEAR([.A563]);3;21); &quot;ZIMA&quot;; IF([.B563] &lt; DATE(YEAR([.A563]);6;21);&quot;WIOSNA&quot; ; IF([.B563] &lt; DATE(YEAR([.A563]);9;23); &quot;LATO&quot;; IF([.B563] &lt; DATE(YEAR([.A563]);12;21);&quot;JESIEŃ&quot;; &quot;ZIMA&quot;))))" office:value-type="string" office:string-value="LATO" calcext:value-type="string">
            <text:p>LATO</text:p>
          </table:table-cell>
          <table:table-cell table:formula="of:=IF([.C563] = &quot;ZIMA&quot;; 0.2; IF([.C563] = &quot;WIOSNA&quot;; 0.5; IF([.C563] = &quot;LATO&quot;; 0.9; 0.4)))" office:value-type="float" office:value="0.9" calcext:value-type="float">
            <text:p>0,9</text:p>
          </table:table-cell>
          <table:table-cell table:formula="of:=IF(WEEKDAY([.A563];2)&lt; 6; 1; 0) * [.$J$3] *[.D563] *[.$J$7]" office:value-type="float" office:value="594" calcext:value-type="float">
            <text:p>594</text:p>
          </table:table-cell>
          <table:table-cell table:formula="of:=IF(WEEKDAY([.A563];2) = 7; 150; 0)" office:value-type="float" office:value="0" calcext:value-type="float">
            <text:p>0</text:p>
          </table:table-cell>
          <table:table-cell table:formula="of:=[.G562] -[.F563] +[.E563]" office:value-type="float" office:value="106432" calcext:value-type="float">
            <text:p>106432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16" calcext:value-type="date">
            <text:p>16.07.2024</text:p>
          </table:table-cell>
          <table:table-cell table:formula="of:=[.A564]" office:value-type="date" office:date-value="2024-07-16" calcext:value-type="date">
            <text:p>07-16</text:p>
          </table:table-cell>
          <table:table-cell table:style-name="ce1" table:formula="of:=IF([.B564] &lt; DATE(YEAR([.A564]);3;21); &quot;ZIMA&quot;; IF([.B564] &lt; DATE(YEAR([.A564]);6;21);&quot;WIOSNA&quot; ; IF([.B564] &lt; DATE(YEAR([.A564]);9;23); &quot;LATO&quot;; IF([.B564] &lt; DATE(YEAR([.A564]);12;21);&quot;JESIEŃ&quot;; &quot;ZIMA&quot;))))" office:value-type="string" office:string-value="LATO" calcext:value-type="string">
            <text:p>LATO</text:p>
          </table:table-cell>
          <table:table-cell table:formula="of:=IF([.C564] = &quot;ZIMA&quot;; 0.2; IF([.C564] = &quot;WIOSNA&quot;; 0.5; IF([.C564] = &quot;LATO&quot;; 0.9; 0.4)))" office:value-type="float" office:value="0.9" calcext:value-type="float">
            <text:p>0,9</text:p>
          </table:table-cell>
          <table:table-cell table:formula="of:=IF(WEEKDAY([.A564];2)&lt; 6; 1; 0) * [.$J$3] *[.D564] *[.$J$7]" office:value-type="float" office:value="594" calcext:value-type="float">
            <text:p>594</text:p>
          </table:table-cell>
          <table:table-cell table:formula="of:=IF(WEEKDAY([.A564];2) = 7; 150; 0)" office:value-type="float" office:value="0" calcext:value-type="float">
            <text:p>0</text:p>
          </table:table-cell>
          <table:table-cell table:formula="of:=[.G563] -[.F564] +[.E564]" office:value-type="float" office:value="107026" calcext:value-type="float">
            <text:p>107026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17" calcext:value-type="date">
            <text:p>17.07.2024</text:p>
          </table:table-cell>
          <table:table-cell table:formula="of:=[.A565]" office:value-type="date" office:date-value="2024-07-17" calcext:value-type="date">
            <text:p>07-17</text:p>
          </table:table-cell>
          <table:table-cell table:style-name="ce1" table:formula="of:=IF([.B565] &lt; DATE(YEAR([.A565]);3;21); &quot;ZIMA&quot;; IF([.B565] &lt; DATE(YEAR([.A565]);6;21);&quot;WIOSNA&quot; ; IF([.B565] &lt; DATE(YEAR([.A565]);9;23); &quot;LATO&quot;; IF([.B565] &lt; DATE(YEAR([.A565]);12;21);&quot;JESIEŃ&quot;; &quot;ZIMA&quot;))))" office:value-type="string" office:string-value="LATO" calcext:value-type="string">
            <text:p>LATO</text:p>
          </table:table-cell>
          <table:table-cell table:formula="of:=IF([.C565] = &quot;ZIMA&quot;; 0.2; IF([.C565] = &quot;WIOSNA&quot;; 0.5; IF([.C565] = &quot;LATO&quot;; 0.9; 0.4)))" office:value-type="float" office:value="0.9" calcext:value-type="float">
            <text:p>0,9</text:p>
          </table:table-cell>
          <table:table-cell table:formula="of:=IF(WEEKDAY([.A565];2)&lt; 6; 1; 0) * [.$J$3] *[.D565] *[.$J$7]" office:value-type="float" office:value="594" calcext:value-type="float">
            <text:p>594</text:p>
          </table:table-cell>
          <table:table-cell table:formula="of:=IF(WEEKDAY([.A565];2) = 7; 150; 0)" office:value-type="float" office:value="0" calcext:value-type="float">
            <text:p>0</text:p>
          </table:table-cell>
          <table:table-cell table:formula="of:=[.G564] -[.F565] +[.E565]" office:value-type="float" office:value="107620" calcext:value-type="float">
            <text:p>10762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18" calcext:value-type="date">
            <text:p>18.07.2024</text:p>
          </table:table-cell>
          <table:table-cell table:formula="of:=[.A566]" office:value-type="date" office:date-value="2024-07-18" calcext:value-type="date">
            <text:p>07-18</text:p>
          </table:table-cell>
          <table:table-cell table:style-name="ce1" table:formula="of:=IF([.B566] &lt; DATE(YEAR([.A566]);3;21); &quot;ZIMA&quot;; IF([.B566] &lt; DATE(YEAR([.A566]);6;21);&quot;WIOSNA&quot; ; IF([.B566] &lt; DATE(YEAR([.A566]);9;23); &quot;LATO&quot;; IF([.B566] &lt; DATE(YEAR([.A566]);12;21);&quot;JESIEŃ&quot;; &quot;ZIMA&quot;))))" office:value-type="string" office:string-value="LATO" calcext:value-type="string">
            <text:p>LATO</text:p>
          </table:table-cell>
          <table:table-cell table:formula="of:=IF([.C566] = &quot;ZIMA&quot;; 0.2; IF([.C566] = &quot;WIOSNA&quot;; 0.5; IF([.C566] = &quot;LATO&quot;; 0.9; 0.4)))" office:value-type="float" office:value="0.9" calcext:value-type="float">
            <text:p>0,9</text:p>
          </table:table-cell>
          <table:table-cell table:formula="of:=IF(WEEKDAY([.A566];2)&lt; 6; 1; 0) * [.$J$3] *[.D566] *[.$J$7]" office:value-type="float" office:value="594" calcext:value-type="float">
            <text:p>594</text:p>
          </table:table-cell>
          <table:table-cell table:formula="of:=IF(WEEKDAY([.A566];2) = 7; 150; 0)" office:value-type="float" office:value="0" calcext:value-type="float">
            <text:p>0</text:p>
          </table:table-cell>
          <table:table-cell table:formula="of:=[.G565] -[.F566] +[.E566]" office:value-type="float" office:value="108214" calcext:value-type="float">
            <text:p>10821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19" calcext:value-type="date">
            <text:p>19.07.2024</text:p>
          </table:table-cell>
          <table:table-cell table:formula="of:=[.A567]" office:value-type="date" office:date-value="2024-07-19" calcext:value-type="date">
            <text:p>07-19</text:p>
          </table:table-cell>
          <table:table-cell table:style-name="ce1" table:formula="of:=IF([.B567] &lt; DATE(YEAR([.A567]);3;21); &quot;ZIMA&quot;; IF([.B567] &lt; DATE(YEAR([.A567]);6;21);&quot;WIOSNA&quot; ; IF([.B567] &lt; DATE(YEAR([.A567]);9;23); &quot;LATO&quot;; IF([.B567] &lt; DATE(YEAR([.A567]);12;21);&quot;JESIEŃ&quot;; &quot;ZIMA&quot;))))" office:value-type="string" office:string-value="LATO" calcext:value-type="string">
            <text:p>LATO</text:p>
          </table:table-cell>
          <table:table-cell table:formula="of:=IF([.C567] = &quot;ZIMA&quot;; 0.2; IF([.C567] = &quot;WIOSNA&quot;; 0.5; IF([.C567] = &quot;LATO&quot;; 0.9; 0.4)))" office:value-type="float" office:value="0.9" calcext:value-type="float">
            <text:p>0,9</text:p>
          </table:table-cell>
          <table:table-cell table:formula="of:=IF(WEEKDAY([.A567];2)&lt; 6; 1; 0) * [.$J$3] *[.D567] *[.$J$7]" office:value-type="float" office:value="594" calcext:value-type="float">
            <text:p>594</text:p>
          </table:table-cell>
          <table:table-cell table:formula="of:=IF(WEEKDAY([.A567];2) = 7; 150; 0)" office:value-type="float" office:value="0" calcext:value-type="float">
            <text:p>0</text:p>
          </table:table-cell>
          <table:table-cell table:formula="of:=[.G566] -[.F567] +[.E567]" office:value-type="float" office:value="108808" calcext:value-type="float">
            <text:p>10880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20" calcext:value-type="date">
            <text:p>20.07.2024</text:p>
          </table:table-cell>
          <table:table-cell table:formula="of:=[.A568]" office:value-type="date" office:date-value="2024-07-20" calcext:value-type="date">
            <text:p>07-20</text:p>
          </table:table-cell>
          <table:table-cell table:style-name="ce1" table:formula="of:=IF([.B568] &lt; DATE(YEAR([.A568]);3;21); &quot;ZIMA&quot;; IF([.B568] &lt; DATE(YEAR([.A568]);6;21);&quot;WIOSNA&quot; ; IF([.B568] &lt; DATE(YEAR([.A568]);9;23); &quot;LATO&quot;; IF([.B568] &lt; DATE(YEAR([.A568]);12;21);&quot;JESIEŃ&quot;; &quot;ZIMA&quot;))))" office:value-type="string" office:string-value="LATO" calcext:value-type="string">
            <text:p>LATO</text:p>
          </table:table-cell>
          <table:table-cell table:formula="of:=IF([.C568] = &quot;ZIMA&quot;; 0.2; IF([.C568] = &quot;WIOSNA&quot;; 0.5; IF([.C568] = &quot;LATO&quot;; 0.9; 0.4)))" office:value-type="float" office:value="0.9" calcext:value-type="float">
            <text:p>0,9</text:p>
          </table:table-cell>
          <table:table-cell table:formula="of:=IF(WEEKDAY([.A568];2)&lt; 6; 1; 0) * [.$J$3] *[.D568] *[.$J$7]" office:value-type="float" office:value="0" calcext:value-type="float">
            <text:p>0</text:p>
          </table:table-cell>
          <table:table-cell table:formula="of:=IF(WEEKDAY([.A568];2) = 7; 150; 0)" office:value-type="float" office:value="0" calcext:value-type="float">
            <text:p>0</text:p>
          </table:table-cell>
          <table:table-cell table:formula="of:=[.G567] -[.F568] +[.E568]" office:value-type="float" office:value="108808" calcext:value-type="float">
            <text:p>10880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21" calcext:value-type="date">
            <text:p>21.07.2024</text:p>
          </table:table-cell>
          <table:table-cell table:formula="of:=[.A569]" office:value-type="date" office:date-value="2024-07-21" calcext:value-type="date">
            <text:p>07-21</text:p>
          </table:table-cell>
          <table:table-cell table:style-name="ce1" table:formula="of:=IF([.B569] &lt; DATE(YEAR([.A569]);3;21); &quot;ZIMA&quot;; IF([.B569] &lt; DATE(YEAR([.A569]);6;21);&quot;WIOSNA&quot; ; IF([.B569] &lt; DATE(YEAR([.A569]);9;23); &quot;LATO&quot;; IF([.B569] &lt; DATE(YEAR([.A569]);12;21);&quot;JESIEŃ&quot;; &quot;ZIMA&quot;))))" office:value-type="string" office:string-value="LATO" calcext:value-type="string">
            <text:p>LATO</text:p>
          </table:table-cell>
          <table:table-cell table:formula="of:=IF([.C569] = &quot;ZIMA&quot;; 0.2; IF([.C569] = &quot;WIOSNA&quot;; 0.5; IF([.C569] = &quot;LATO&quot;; 0.9; 0.4)))" office:value-type="float" office:value="0.9" calcext:value-type="float">
            <text:p>0,9</text:p>
          </table:table-cell>
          <table:table-cell table:formula="of:=IF(WEEKDAY([.A569];2)&lt; 6; 1; 0) * [.$J$3] *[.D569] *[.$J$7]" office:value-type="float" office:value="0" calcext:value-type="float">
            <text:p>0</text:p>
          </table:table-cell>
          <table:table-cell table:formula="of:=IF(WEEKDAY([.A569];2) = 7; 150; 0)" office:value-type="float" office:value="150" calcext:value-type="float">
            <text:p>150</text:p>
          </table:table-cell>
          <table:table-cell table:formula="of:=[.G568] -[.F569] +[.E569]" office:value-type="float" office:value="108658" calcext:value-type="float">
            <text:p>10865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22" calcext:value-type="date">
            <text:p>22.07.2024</text:p>
          </table:table-cell>
          <table:table-cell table:formula="of:=[.A570]" office:value-type="date" office:date-value="2024-07-22" calcext:value-type="date">
            <text:p>07-22</text:p>
          </table:table-cell>
          <table:table-cell table:style-name="ce1" table:formula="of:=IF([.B570] &lt; DATE(YEAR([.A570]);3;21); &quot;ZIMA&quot;; IF([.B570] &lt; DATE(YEAR([.A570]);6;21);&quot;WIOSNA&quot; ; IF([.B570] &lt; DATE(YEAR([.A570]);9;23); &quot;LATO&quot;; IF([.B570] &lt; DATE(YEAR([.A570]);12;21);&quot;JESIEŃ&quot;; &quot;ZIMA&quot;))))" office:value-type="string" office:string-value="LATO" calcext:value-type="string">
            <text:p>LATO</text:p>
          </table:table-cell>
          <table:table-cell table:formula="of:=IF([.C570] = &quot;ZIMA&quot;; 0.2; IF([.C570] = &quot;WIOSNA&quot;; 0.5; IF([.C570] = &quot;LATO&quot;; 0.9; 0.4)))" office:value-type="float" office:value="0.9" calcext:value-type="float">
            <text:p>0,9</text:p>
          </table:table-cell>
          <table:table-cell table:formula="of:=IF(WEEKDAY([.A570];2)&lt; 6; 1; 0) * [.$J$3] *[.D570] *[.$J$7]" office:value-type="float" office:value="594" calcext:value-type="float">
            <text:p>594</text:p>
          </table:table-cell>
          <table:table-cell table:formula="of:=IF(WEEKDAY([.A570];2) = 7; 150; 0)" office:value-type="float" office:value="0" calcext:value-type="float">
            <text:p>0</text:p>
          </table:table-cell>
          <table:table-cell table:formula="of:=[.G569] -[.F570] +[.E570]" office:value-type="float" office:value="109252" calcext:value-type="float">
            <text:p>109252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23" calcext:value-type="date">
            <text:p>23.07.2024</text:p>
          </table:table-cell>
          <table:table-cell table:formula="of:=[.A571]" office:value-type="date" office:date-value="2024-07-23" calcext:value-type="date">
            <text:p>07-23</text:p>
          </table:table-cell>
          <table:table-cell table:style-name="ce1" table:formula="of:=IF([.B571] &lt; DATE(YEAR([.A571]);3;21); &quot;ZIMA&quot;; IF([.B571] &lt; DATE(YEAR([.A571]);6;21);&quot;WIOSNA&quot; ; IF([.B571] &lt; DATE(YEAR([.A571]);9;23); &quot;LATO&quot;; IF([.B571] &lt; DATE(YEAR([.A571]);12;21);&quot;JESIEŃ&quot;; &quot;ZIMA&quot;))))" office:value-type="string" office:string-value="LATO" calcext:value-type="string">
            <text:p>LATO</text:p>
          </table:table-cell>
          <table:table-cell table:formula="of:=IF([.C571] = &quot;ZIMA&quot;; 0.2; IF([.C571] = &quot;WIOSNA&quot;; 0.5; IF([.C571] = &quot;LATO&quot;; 0.9; 0.4)))" office:value-type="float" office:value="0.9" calcext:value-type="float">
            <text:p>0,9</text:p>
          </table:table-cell>
          <table:table-cell table:formula="of:=IF(WEEKDAY([.A571];2)&lt; 6; 1; 0) * [.$J$3] *[.D571] *[.$J$7]" office:value-type="float" office:value="594" calcext:value-type="float">
            <text:p>594</text:p>
          </table:table-cell>
          <table:table-cell table:formula="of:=IF(WEEKDAY([.A571];2) = 7; 150; 0)" office:value-type="float" office:value="0" calcext:value-type="float">
            <text:p>0</text:p>
          </table:table-cell>
          <table:table-cell table:formula="of:=[.G570] -[.F571] +[.E571]" office:value-type="float" office:value="109846" calcext:value-type="float">
            <text:p>109846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24" calcext:value-type="date">
            <text:p>24.07.2024</text:p>
          </table:table-cell>
          <table:table-cell table:formula="of:=[.A572]" office:value-type="date" office:date-value="2024-07-24" calcext:value-type="date">
            <text:p>07-24</text:p>
          </table:table-cell>
          <table:table-cell table:style-name="ce1" table:formula="of:=IF([.B572] &lt; DATE(YEAR([.A572]);3;21); &quot;ZIMA&quot;; IF([.B572] &lt; DATE(YEAR([.A572]);6;21);&quot;WIOSNA&quot; ; IF([.B572] &lt; DATE(YEAR([.A572]);9;23); &quot;LATO&quot;; IF([.B572] &lt; DATE(YEAR([.A572]);12;21);&quot;JESIEŃ&quot;; &quot;ZIMA&quot;))))" office:value-type="string" office:string-value="LATO" calcext:value-type="string">
            <text:p>LATO</text:p>
          </table:table-cell>
          <table:table-cell table:formula="of:=IF([.C572] = &quot;ZIMA&quot;; 0.2; IF([.C572] = &quot;WIOSNA&quot;; 0.5; IF([.C572] = &quot;LATO&quot;; 0.9; 0.4)))" office:value-type="float" office:value="0.9" calcext:value-type="float">
            <text:p>0,9</text:p>
          </table:table-cell>
          <table:table-cell table:formula="of:=IF(WEEKDAY([.A572];2)&lt; 6; 1; 0) * [.$J$3] *[.D572] *[.$J$7]" office:value-type="float" office:value="594" calcext:value-type="float">
            <text:p>594</text:p>
          </table:table-cell>
          <table:table-cell table:formula="of:=IF(WEEKDAY([.A572];2) = 7; 150; 0)" office:value-type="float" office:value="0" calcext:value-type="float">
            <text:p>0</text:p>
          </table:table-cell>
          <table:table-cell table:formula="of:=[.G571] -[.F572] +[.E572]" office:value-type="float" office:value="110440" calcext:value-type="float">
            <text:p>1104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25" calcext:value-type="date">
            <text:p>25.07.2024</text:p>
          </table:table-cell>
          <table:table-cell table:formula="of:=[.A573]" office:value-type="date" office:date-value="2024-07-25" calcext:value-type="date">
            <text:p>07-25</text:p>
          </table:table-cell>
          <table:table-cell table:style-name="ce1" table:formula="of:=IF([.B573] &lt; DATE(YEAR([.A573]);3;21); &quot;ZIMA&quot;; IF([.B573] &lt; DATE(YEAR([.A573]);6;21);&quot;WIOSNA&quot; ; IF([.B573] &lt; DATE(YEAR([.A573]);9;23); &quot;LATO&quot;; IF([.B573] &lt; DATE(YEAR([.A573]);12;21);&quot;JESIEŃ&quot;; &quot;ZIMA&quot;))))" office:value-type="string" office:string-value="LATO" calcext:value-type="string">
            <text:p>LATO</text:p>
          </table:table-cell>
          <table:table-cell table:formula="of:=IF([.C573] = &quot;ZIMA&quot;; 0.2; IF([.C573] = &quot;WIOSNA&quot;; 0.5; IF([.C573] = &quot;LATO&quot;; 0.9; 0.4)))" office:value-type="float" office:value="0.9" calcext:value-type="float">
            <text:p>0,9</text:p>
          </table:table-cell>
          <table:table-cell table:formula="of:=IF(WEEKDAY([.A573];2)&lt; 6; 1; 0) * [.$J$3] *[.D573] *[.$J$7]" office:value-type="float" office:value="594" calcext:value-type="float">
            <text:p>594</text:p>
          </table:table-cell>
          <table:table-cell table:formula="of:=IF(WEEKDAY([.A573];2) = 7; 150; 0)" office:value-type="float" office:value="0" calcext:value-type="float">
            <text:p>0</text:p>
          </table:table-cell>
          <table:table-cell table:formula="of:=[.G572] -[.F573] +[.E573]" office:value-type="float" office:value="111034" calcext:value-type="float">
            <text:p>11103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26" calcext:value-type="date">
            <text:p>26.07.2024</text:p>
          </table:table-cell>
          <table:table-cell table:formula="of:=[.A574]" office:value-type="date" office:date-value="2024-07-26" calcext:value-type="date">
            <text:p>07-26</text:p>
          </table:table-cell>
          <table:table-cell table:style-name="ce1" table:formula="of:=IF([.B574] &lt; DATE(YEAR([.A574]);3;21); &quot;ZIMA&quot;; IF([.B574] &lt; DATE(YEAR([.A574]);6;21);&quot;WIOSNA&quot; ; IF([.B574] &lt; DATE(YEAR([.A574]);9;23); &quot;LATO&quot;; IF([.B574] &lt; DATE(YEAR([.A574]);12;21);&quot;JESIEŃ&quot;; &quot;ZIMA&quot;))))" office:value-type="string" office:string-value="LATO" calcext:value-type="string">
            <text:p>LATO</text:p>
          </table:table-cell>
          <table:table-cell table:formula="of:=IF([.C574] = &quot;ZIMA&quot;; 0.2; IF([.C574] = &quot;WIOSNA&quot;; 0.5; IF([.C574] = &quot;LATO&quot;; 0.9; 0.4)))" office:value-type="float" office:value="0.9" calcext:value-type="float">
            <text:p>0,9</text:p>
          </table:table-cell>
          <table:table-cell table:formula="of:=IF(WEEKDAY([.A574];2)&lt; 6; 1; 0) * [.$J$3] *[.D574] *[.$J$7]" office:value-type="float" office:value="594" calcext:value-type="float">
            <text:p>594</text:p>
          </table:table-cell>
          <table:table-cell table:formula="of:=IF(WEEKDAY([.A574];2) = 7; 150; 0)" office:value-type="float" office:value="0" calcext:value-type="float">
            <text:p>0</text:p>
          </table:table-cell>
          <table:table-cell table:formula="of:=[.G573] -[.F574] +[.E574]" office:value-type="float" office:value="111628" calcext:value-type="float">
            <text:p>11162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27" calcext:value-type="date">
            <text:p>27.07.2024</text:p>
          </table:table-cell>
          <table:table-cell table:formula="of:=[.A575]" office:value-type="date" office:date-value="2024-07-27" calcext:value-type="date">
            <text:p>07-27</text:p>
          </table:table-cell>
          <table:table-cell table:style-name="ce1" table:formula="of:=IF([.B575] &lt; DATE(YEAR([.A575]);3;21); &quot;ZIMA&quot;; IF([.B575] &lt; DATE(YEAR([.A575]);6;21);&quot;WIOSNA&quot; ; IF([.B575] &lt; DATE(YEAR([.A575]);9;23); &quot;LATO&quot;; IF([.B575] &lt; DATE(YEAR([.A575]);12;21);&quot;JESIEŃ&quot;; &quot;ZIMA&quot;))))" office:value-type="string" office:string-value="LATO" calcext:value-type="string">
            <text:p>LATO</text:p>
          </table:table-cell>
          <table:table-cell table:formula="of:=IF([.C575] = &quot;ZIMA&quot;; 0.2; IF([.C575] = &quot;WIOSNA&quot;; 0.5; IF([.C575] = &quot;LATO&quot;; 0.9; 0.4)))" office:value-type="float" office:value="0.9" calcext:value-type="float">
            <text:p>0,9</text:p>
          </table:table-cell>
          <table:table-cell table:formula="of:=IF(WEEKDAY([.A575];2)&lt; 6; 1; 0) * [.$J$3] *[.D575] *[.$J$7]" office:value-type="float" office:value="0" calcext:value-type="float">
            <text:p>0</text:p>
          </table:table-cell>
          <table:table-cell table:formula="of:=IF(WEEKDAY([.A575];2) = 7; 150; 0)" office:value-type="float" office:value="0" calcext:value-type="float">
            <text:p>0</text:p>
          </table:table-cell>
          <table:table-cell table:formula="of:=[.G574] -[.F575] +[.E575]" office:value-type="float" office:value="111628" calcext:value-type="float">
            <text:p>11162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28" calcext:value-type="date">
            <text:p>28.07.2024</text:p>
          </table:table-cell>
          <table:table-cell table:formula="of:=[.A576]" office:value-type="date" office:date-value="2024-07-28" calcext:value-type="date">
            <text:p>07-28</text:p>
          </table:table-cell>
          <table:table-cell table:style-name="ce1" table:formula="of:=IF([.B576] &lt; DATE(YEAR([.A576]);3;21); &quot;ZIMA&quot;; IF([.B576] &lt; DATE(YEAR([.A576]);6;21);&quot;WIOSNA&quot; ; IF([.B576] &lt; DATE(YEAR([.A576]);9;23); &quot;LATO&quot;; IF([.B576] &lt; DATE(YEAR([.A576]);12;21);&quot;JESIEŃ&quot;; &quot;ZIMA&quot;))))" office:value-type="string" office:string-value="LATO" calcext:value-type="string">
            <text:p>LATO</text:p>
          </table:table-cell>
          <table:table-cell table:formula="of:=IF([.C576] = &quot;ZIMA&quot;; 0.2; IF([.C576] = &quot;WIOSNA&quot;; 0.5; IF([.C576] = &quot;LATO&quot;; 0.9; 0.4)))" office:value-type="float" office:value="0.9" calcext:value-type="float">
            <text:p>0,9</text:p>
          </table:table-cell>
          <table:table-cell table:formula="of:=IF(WEEKDAY([.A576];2)&lt; 6; 1; 0) * [.$J$3] *[.D576] *[.$J$7]" office:value-type="float" office:value="0" calcext:value-type="float">
            <text:p>0</text:p>
          </table:table-cell>
          <table:table-cell table:formula="of:=IF(WEEKDAY([.A576];2) = 7; 150; 0)" office:value-type="float" office:value="150" calcext:value-type="float">
            <text:p>150</text:p>
          </table:table-cell>
          <table:table-cell table:formula="of:=[.G575] -[.F576] +[.E576]" office:value-type="float" office:value="111478" calcext:value-type="float">
            <text:p>11147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29" calcext:value-type="date">
            <text:p>29.07.2024</text:p>
          </table:table-cell>
          <table:table-cell table:formula="of:=[.A577]" office:value-type="date" office:date-value="2024-07-29" calcext:value-type="date">
            <text:p>07-29</text:p>
          </table:table-cell>
          <table:table-cell table:style-name="ce1" table:formula="of:=IF([.B577] &lt; DATE(YEAR([.A577]);3;21); &quot;ZIMA&quot;; IF([.B577] &lt; DATE(YEAR([.A577]);6;21);&quot;WIOSNA&quot; ; IF([.B577] &lt; DATE(YEAR([.A577]);9;23); &quot;LATO&quot;; IF([.B577] &lt; DATE(YEAR([.A577]);12;21);&quot;JESIEŃ&quot;; &quot;ZIMA&quot;))))" office:value-type="string" office:string-value="LATO" calcext:value-type="string">
            <text:p>LATO</text:p>
          </table:table-cell>
          <table:table-cell table:formula="of:=IF([.C577] = &quot;ZIMA&quot;; 0.2; IF([.C577] = &quot;WIOSNA&quot;; 0.5; IF([.C577] = &quot;LATO&quot;; 0.9; 0.4)))" office:value-type="float" office:value="0.9" calcext:value-type="float">
            <text:p>0,9</text:p>
          </table:table-cell>
          <table:table-cell table:formula="of:=IF(WEEKDAY([.A577];2)&lt; 6; 1; 0) * [.$J$3] *[.D577] *[.$J$7]" office:value-type="float" office:value="594" calcext:value-type="float">
            <text:p>594</text:p>
          </table:table-cell>
          <table:table-cell table:formula="of:=IF(WEEKDAY([.A577];2) = 7; 150; 0)" office:value-type="float" office:value="0" calcext:value-type="float">
            <text:p>0</text:p>
          </table:table-cell>
          <table:table-cell table:formula="of:=[.G576] -[.F577] +[.E577]" office:value-type="float" office:value="112072" calcext:value-type="float">
            <text:p>112072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30" calcext:value-type="date">
            <text:p>30.07.2024</text:p>
          </table:table-cell>
          <table:table-cell table:formula="of:=[.A578]" office:value-type="date" office:date-value="2024-07-30" calcext:value-type="date">
            <text:p>07-30</text:p>
          </table:table-cell>
          <table:table-cell table:style-name="ce1" table:formula="of:=IF([.B578] &lt; DATE(YEAR([.A578]);3;21); &quot;ZIMA&quot;; IF([.B578] &lt; DATE(YEAR([.A578]);6;21);&quot;WIOSNA&quot; ; IF([.B578] &lt; DATE(YEAR([.A578]);9;23); &quot;LATO&quot;; IF([.B578] &lt; DATE(YEAR([.A578]);12;21);&quot;JESIEŃ&quot;; &quot;ZIMA&quot;))))" office:value-type="string" office:string-value="LATO" calcext:value-type="string">
            <text:p>LATO</text:p>
          </table:table-cell>
          <table:table-cell table:formula="of:=IF([.C578] = &quot;ZIMA&quot;; 0.2; IF([.C578] = &quot;WIOSNA&quot;; 0.5; IF([.C578] = &quot;LATO&quot;; 0.9; 0.4)))" office:value-type="float" office:value="0.9" calcext:value-type="float">
            <text:p>0,9</text:p>
          </table:table-cell>
          <table:table-cell table:formula="of:=IF(WEEKDAY([.A578];2)&lt; 6; 1; 0) * [.$J$3] *[.D578] *[.$J$7]" office:value-type="float" office:value="594" calcext:value-type="float">
            <text:p>594</text:p>
          </table:table-cell>
          <table:table-cell table:formula="of:=IF(WEEKDAY([.A578];2) = 7; 150; 0)" office:value-type="float" office:value="0" calcext:value-type="float">
            <text:p>0</text:p>
          </table:table-cell>
          <table:table-cell table:formula="of:=[.G577] -[.F578] +[.E578]" office:value-type="float" office:value="112666" calcext:value-type="float">
            <text:p>112666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31" calcext:value-type="date">
            <text:p>31.07.2024</text:p>
          </table:table-cell>
          <table:table-cell table:formula="of:=[.A579]" office:value-type="date" office:date-value="2024-07-31" calcext:value-type="date">
            <text:p>07-31</text:p>
          </table:table-cell>
          <table:table-cell table:style-name="ce1" table:formula="of:=IF([.B579] &lt; DATE(YEAR([.A579]);3;21); &quot;ZIMA&quot;; IF([.B579] &lt; DATE(YEAR([.A579]);6;21);&quot;WIOSNA&quot; ; IF([.B579] &lt; DATE(YEAR([.A579]);9;23); &quot;LATO&quot;; IF([.B579] &lt; DATE(YEAR([.A579]);12;21);&quot;JESIEŃ&quot;; &quot;ZIMA&quot;))))" office:value-type="string" office:string-value="LATO" calcext:value-type="string">
            <text:p>LATO</text:p>
          </table:table-cell>
          <table:table-cell table:formula="of:=IF([.C579] = &quot;ZIMA&quot;; 0.2; IF([.C579] = &quot;WIOSNA&quot;; 0.5; IF([.C579] = &quot;LATO&quot;; 0.9; 0.4)))" office:value-type="float" office:value="0.9" calcext:value-type="float">
            <text:p>0,9</text:p>
          </table:table-cell>
          <table:table-cell table:formula="of:=IF(WEEKDAY([.A579];2)&lt; 6; 1; 0) * [.$J$3] *[.D579] *[.$J$7]" office:value-type="float" office:value="594" calcext:value-type="float">
            <text:p>594</text:p>
          </table:table-cell>
          <table:table-cell table:formula="of:=IF(WEEKDAY([.A579];2) = 7; 150; 0)" office:value-type="float" office:value="0" calcext:value-type="float">
            <text:p>0</text:p>
          </table:table-cell>
          <table:table-cell table:formula="of:=[.G578] -[.F579] +[.E579]" office:value-type="float" office:value="113260" calcext:value-type="float">
            <text:p>11326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01" calcext:value-type="date">
            <text:p>1.08.2024</text:p>
          </table:table-cell>
          <table:table-cell table:formula="of:=[.A580]" office:value-type="date" office:date-value="2024-08-01" calcext:value-type="date">
            <text:p>08-01</text:p>
          </table:table-cell>
          <table:table-cell table:style-name="ce1" table:formula="of:=IF([.B580] &lt; DATE(YEAR([.A580]);3;21); &quot;ZIMA&quot;; IF([.B580] &lt; DATE(YEAR([.A580]);6;21);&quot;WIOSNA&quot; ; IF([.B580] &lt; DATE(YEAR([.A580]);9;23); &quot;LATO&quot;; IF([.B580] &lt; DATE(YEAR([.A580]);12;21);&quot;JESIEŃ&quot;; &quot;ZIMA&quot;))))" office:value-type="string" office:string-value="LATO" calcext:value-type="string">
            <text:p>LATO</text:p>
          </table:table-cell>
          <table:table-cell table:formula="of:=IF([.C580] = &quot;ZIMA&quot;; 0.2; IF([.C580] = &quot;WIOSNA&quot;; 0.5; IF([.C580] = &quot;LATO&quot;; 0.9; 0.4)))" office:value-type="float" office:value="0.9" calcext:value-type="float">
            <text:p>0,9</text:p>
          </table:table-cell>
          <table:table-cell table:formula="of:=IF(WEEKDAY([.A580];2)&lt; 6; 1; 0) * [.$J$3] *[.D580] *[.$J$7]" office:value-type="float" office:value="594" calcext:value-type="float">
            <text:p>594</text:p>
          </table:table-cell>
          <table:table-cell table:formula="of:=IF(WEEKDAY([.A580];2) = 7; 150; 0)" office:value-type="float" office:value="0" calcext:value-type="float">
            <text:p>0</text:p>
          </table:table-cell>
          <table:table-cell table:formula="of:=[.G579] -[.F580] +[.E580]" office:value-type="float" office:value="113854" calcext:value-type="float">
            <text:p>11385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02" calcext:value-type="date">
            <text:p>2.08.2024</text:p>
          </table:table-cell>
          <table:table-cell table:formula="of:=[.A581]" office:value-type="date" office:date-value="2024-08-02" calcext:value-type="date">
            <text:p>08-02</text:p>
          </table:table-cell>
          <table:table-cell table:style-name="ce1" table:formula="of:=IF([.B581] &lt; DATE(YEAR([.A581]);3;21); &quot;ZIMA&quot;; IF([.B581] &lt; DATE(YEAR([.A581]);6;21);&quot;WIOSNA&quot; ; IF([.B581] &lt; DATE(YEAR([.A581]);9;23); &quot;LATO&quot;; IF([.B581] &lt; DATE(YEAR([.A581]);12;21);&quot;JESIEŃ&quot;; &quot;ZIMA&quot;))))" office:value-type="string" office:string-value="LATO" calcext:value-type="string">
            <text:p>LATO</text:p>
          </table:table-cell>
          <table:table-cell table:formula="of:=IF([.C581] = &quot;ZIMA&quot;; 0.2; IF([.C581] = &quot;WIOSNA&quot;; 0.5; IF([.C581] = &quot;LATO&quot;; 0.9; 0.4)))" office:value-type="float" office:value="0.9" calcext:value-type="float">
            <text:p>0,9</text:p>
          </table:table-cell>
          <table:table-cell table:formula="of:=IF(WEEKDAY([.A581];2)&lt; 6; 1; 0) * [.$J$3] *[.D581] *[.$J$7]" office:value-type="float" office:value="594" calcext:value-type="float">
            <text:p>594</text:p>
          </table:table-cell>
          <table:table-cell table:formula="of:=IF(WEEKDAY([.A581];2) = 7; 150; 0)" office:value-type="float" office:value="0" calcext:value-type="float">
            <text:p>0</text:p>
          </table:table-cell>
          <table:table-cell table:formula="of:=[.G580] -[.F581] +[.E581]" office:value-type="float" office:value="114448" calcext:value-type="float">
            <text:p>11444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03" calcext:value-type="date">
            <text:p>3.08.2024</text:p>
          </table:table-cell>
          <table:table-cell table:formula="of:=[.A582]" office:value-type="date" office:date-value="2024-08-03" calcext:value-type="date">
            <text:p>08-03</text:p>
          </table:table-cell>
          <table:table-cell table:style-name="ce1" table:formula="of:=IF([.B582] &lt; DATE(YEAR([.A582]);3;21); &quot;ZIMA&quot;; IF([.B582] &lt; DATE(YEAR([.A582]);6;21);&quot;WIOSNA&quot; ; IF([.B582] &lt; DATE(YEAR([.A582]);9;23); &quot;LATO&quot;; IF([.B582] &lt; DATE(YEAR([.A582]);12;21);&quot;JESIEŃ&quot;; &quot;ZIMA&quot;))))" office:value-type="string" office:string-value="LATO" calcext:value-type="string">
            <text:p>LATO</text:p>
          </table:table-cell>
          <table:table-cell table:formula="of:=IF([.C582] = &quot;ZIMA&quot;; 0.2; IF([.C582] = &quot;WIOSNA&quot;; 0.5; IF([.C582] = &quot;LATO&quot;; 0.9; 0.4)))" office:value-type="float" office:value="0.9" calcext:value-type="float">
            <text:p>0,9</text:p>
          </table:table-cell>
          <table:table-cell table:formula="of:=IF(WEEKDAY([.A582];2)&lt; 6; 1; 0) * [.$J$3] *[.D582] *[.$J$7]" office:value-type="float" office:value="0" calcext:value-type="float">
            <text:p>0</text:p>
          </table:table-cell>
          <table:table-cell table:formula="of:=IF(WEEKDAY([.A582];2) = 7; 150; 0)" office:value-type="float" office:value="0" calcext:value-type="float">
            <text:p>0</text:p>
          </table:table-cell>
          <table:table-cell table:formula="of:=[.G581] -[.F582] +[.E582]" office:value-type="float" office:value="114448" calcext:value-type="float">
            <text:p>11444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04" calcext:value-type="date">
            <text:p>4.08.2024</text:p>
          </table:table-cell>
          <table:table-cell table:formula="of:=[.A583]" office:value-type="date" office:date-value="2024-08-04" calcext:value-type="date">
            <text:p>08-04</text:p>
          </table:table-cell>
          <table:table-cell table:style-name="ce1" table:formula="of:=IF([.B583] &lt; DATE(YEAR([.A583]);3;21); &quot;ZIMA&quot;; IF([.B583] &lt; DATE(YEAR([.A583]);6;21);&quot;WIOSNA&quot; ; IF([.B583] &lt; DATE(YEAR([.A583]);9;23); &quot;LATO&quot;; IF([.B583] &lt; DATE(YEAR([.A583]);12;21);&quot;JESIEŃ&quot;; &quot;ZIMA&quot;))))" office:value-type="string" office:string-value="LATO" calcext:value-type="string">
            <text:p>LATO</text:p>
          </table:table-cell>
          <table:table-cell table:formula="of:=IF([.C583] = &quot;ZIMA&quot;; 0.2; IF([.C583] = &quot;WIOSNA&quot;; 0.5; IF([.C583] = &quot;LATO&quot;; 0.9; 0.4)))" office:value-type="float" office:value="0.9" calcext:value-type="float">
            <text:p>0,9</text:p>
          </table:table-cell>
          <table:table-cell table:formula="of:=IF(WEEKDAY([.A583];2)&lt; 6; 1; 0) * [.$J$3] *[.D583] *[.$J$7]" office:value-type="float" office:value="0" calcext:value-type="float">
            <text:p>0</text:p>
          </table:table-cell>
          <table:table-cell table:formula="of:=IF(WEEKDAY([.A583];2) = 7; 150; 0)" office:value-type="float" office:value="150" calcext:value-type="float">
            <text:p>150</text:p>
          </table:table-cell>
          <table:table-cell table:formula="of:=[.G582] -[.F583] +[.E583]" office:value-type="float" office:value="114298" calcext:value-type="float">
            <text:p>11429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05" calcext:value-type="date">
            <text:p>5.08.2024</text:p>
          </table:table-cell>
          <table:table-cell table:formula="of:=[.A584]" office:value-type="date" office:date-value="2024-08-05" calcext:value-type="date">
            <text:p>08-05</text:p>
          </table:table-cell>
          <table:table-cell table:style-name="ce1" table:formula="of:=IF([.B584] &lt; DATE(YEAR([.A584]);3;21); &quot;ZIMA&quot;; IF([.B584] &lt; DATE(YEAR([.A584]);6;21);&quot;WIOSNA&quot; ; IF([.B584] &lt; DATE(YEAR([.A584]);9;23); &quot;LATO&quot;; IF([.B584] &lt; DATE(YEAR([.A584]);12;21);&quot;JESIEŃ&quot;; &quot;ZIMA&quot;))))" office:value-type="string" office:string-value="LATO" calcext:value-type="string">
            <text:p>LATO</text:p>
          </table:table-cell>
          <table:table-cell table:formula="of:=IF([.C584] = &quot;ZIMA&quot;; 0.2; IF([.C584] = &quot;WIOSNA&quot;; 0.5; IF([.C584] = &quot;LATO&quot;; 0.9; 0.4)))" office:value-type="float" office:value="0.9" calcext:value-type="float">
            <text:p>0,9</text:p>
          </table:table-cell>
          <table:table-cell table:formula="of:=IF(WEEKDAY([.A584];2)&lt; 6; 1; 0) * [.$J$3] *[.D584] *[.$J$7]" office:value-type="float" office:value="594" calcext:value-type="float">
            <text:p>594</text:p>
          </table:table-cell>
          <table:table-cell table:formula="of:=IF(WEEKDAY([.A584];2) = 7; 150; 0)" office:value-type="float" office:value="0" calcext:value-type="float">
            <text:p>0</text:p>
          </table:table-cell>
          <table:table-cell table:formula="of:=[.G583] -[.F584] +[.E584]" office:value-type="float" office:value="114892" calcext:value-type="float">
            <text:p>114892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06" calcext:value-type="date">
            <text:p>6.08.2024</text:p>
          </table:table-cell>
          <table:table-cell table:formula="of:=[.A585]" office:value-type="date" office:date-value="2024-08-06" calcext:value-type="date">
            <text:p>08-06</text:p>
          </table:table-cell>
          <table:table-cell table:style-name="ce1" table:formula="of:=IF([.B585] &lt; DATE(YEAR([.A585]);3;21); &quot;ZIMA&quot;; IF([.B585] &lt; DATE(YEAR([.A585]);6;21);&quot;WIOSNA&quot; ; IF([.B585] &lt; DATE(YEAR([.A585]);9;23); &quot;LATO&quot;; IF([.B585] &lt; DATE(YEAR([.A585]);12;21);&quot;JESIEŃ&quot;; &quot;ZIMA&quot;))))" office:value-type="string" office:string-value="LATO" calcext:value-type="string">
            <text:p>LATO</text:p>
          </table:table-cell>
          <table:table-cell table:formula="of:=IF([.C585] = &quot;ZIMA&quot;; 0.2; IF([.C585] = &quot;WIOSNA&quot;; 0.5; IF([.C585] = &quot;LATO&quot;; 0.9; 0.4)))" office:value-type="float" office:value="0.9" calcext:value-type="float">
            <text:p>0,9</text:p>
          </table:table-cell>
          <table:table-cell table:formula="of:=IF(WEEKDAY([.A585];2)&lt; 6; 1; 0) * [.$J$3] *[.D585] *[.$J$7]" office:value-type="float" office:value="594" calcext:value-type="float">
            <text:p>594</text:p>
          </table:table-cell>
          <table:table-cell table:formula="of:=IF(WEEKDAY([.A585];2) = 7; 150; 0)" office:value-type="float" office:value="0" calcext:value-type="float">
            <text:p>0</text:p>
          </table:table-cell>
          <table:table-cell table:formula="of:=[.G584] -[.F585] +[.E585]" office:value-type="float" office:value="115486" calcext:value-type="float">
            <text:p>115486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07" calcext:value-type="date">
            <text:p>7.08.2024</text:p>
          </table:table-cell>
          <table:table-cell table:formula="of:=[.A586]" office:value-type="date" office:date-value="2024-08-07" calcext:value-type="date">
            <text:p>08-07</text:p>
          </table:table-cell>
          <table:table-cell table:style-name="ce1" table:formula="of:=IF([.B586] &lt; DATE(YEAR([.A586]);3;21); &quot;ZIMA&quot;; IF([.B586] &lt; DATE(YEAR([.A586]);6;21);&quot;WIOSNA&quot; ; IF([.B586] &lt; DATE(YEAR([.A586]);9;23); &quot;LATO&quot;; IF([.B586] &lt; DATE(YEAR([.A586]);12;21);&quot;JESIEŃ&quot;; &quot;ZIMA&quot;))))" office:value-type="string" office:string-value="LATO" calcext:value-type="string">
            <text:p>LATO</text:p>
          </table:table-cell>
          <table:table-cell table:formula="of:=IF([.C586] = &quot;ZIMA&quot;; 0.2; IF([.C586] = &quot;WIOSNA&quot;; 0.5; IF([.C586] = &quot;LATO&quot;; 0.9; 0.4)))" office:value-type="float" office:value="0.9" calcext:value-type="float">
            <text:p>0,9</text:p>
          </table:table-cell>
          <table:table-cell table:formula="of:=IF(WEEKDAY([.A586];2)&lt; 6; 1; 0) * [.$J$3] *[.D586] *[.$J$7]" office:value-type="float" office:value="594" calcext:value-type="float">
            <text:p>594</text:p>
          </table:table-cell>
          <table:table-cell table:formula="of:=IF(WEEKDAY([.A586];2) = 7; 150; 0)" office:value-type="float" office:value="0" calcext:value-type="float">
            <text:p>0</text:p>
          </table:table-cell>
          <table:table-cell table:formula="of:=[.G585] -[.F586] +[.E586]" office:value-type="float" office:value="116080" calcext:value-type="float">
            <text:p>11608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08" calcext:value-type="date">
            <text:p>8.08.2024</text:p>
          </table:table-cell>
          <table:table-cell table:formula="of:=[.A587]" office:value-type="date" office:date-value="2024-08-08" calcext:value-type="date">
            <text:p>08-08</text:p>
          </table:table-cell>
          <table:table-cell table:style-name="ce1" table:formula="of:=IF([.B587] &lt; DATE(YEAR([.A587]);3;21); &quot;ZIMA&quot;; IF([.B587] &lt; DATE(YEAR([.A587]);6;21);&quot;WIOSNA&quot; ; IF([.B587] &lt; DATE(YEAR([.A587]);9;23); &quot;LATO&quot;; IF([.B587] &lt; DATE(YEAR([.A587]);12;21);&quot;JESIEŃ&quot;; &quot;ZIMA&quot;))))" office:value-type="string" office:string-value="LATO" calcext:value-type="string">
            <text:p>LATO</text:p>
          </table:table-cell>
          <table:table-cell table:formula="of:=IF([.C587] = &quot;ZIMA&quot;; 0.2; IF([.C587] = &quot;WIOSNA&quot;; 0.5; IF([.C587] = &quot;LATO&quot;; 0.9; 0.4)))" office:value-type="float" office:value="0.9" calcext:value-type="float">
            <text:p>0,9</text:p>
          </table:table-cell>
          <table:table-cell table:formula="of:=IF(WEEKDAY([.A587];2)&lt; 6; 1; 0) * [.$J$3] *[.D587] *[.$J$7]" office:value-type="float" office:value="594" calcext:value-type="float">
            <text:p>594</text:p>
          </table:table-cell>
          <table:table-cell table:formula="of:=IF(WEEKDAY([.A587];2) = 7; 150; 0)" office:value-type="float" office:value="0" calcext:value-type="float">
            <text:p>0</text:p>
          </table:table-cell>
          <table:table-cell table:formula="of:=[.G586] -[.F587] +[.E587]" office:value-type="float" office:value="116674" calcext:value-type="float">
            <text:p>11667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09" calcext:value-type="date">
            <text:p>9.08.2024</text:p>
          </table:table-cell>
          <table:table-cell table:formula="of:=[.A588]" office:value-type="date" office:date-value="2024-08-09" calcext:value-type="date">
            <text:p>08-09</text:p>
          </table:table-cell>
          <table:table-cell table:style-name="ce1" table:formula="of:=IF([.B588] &lt; DATE(YEAR([.A588]);3;21); &quot;ZIMA&quot;; IF([.B588] &lt; DATE(YEAR([.A588]);6;21);&quot;WIOSNA&quot; ; IF([.B588] &lt; DATE(YEAR([.A588]);9;23); &quot;LATO&quot;; IF([.B588] &lt; DATE(YEAR([.A588]);12;21);&quot;JESIEŃ&quot;; &quot;ZIMA&quot;))))" office:value-type="string" office:string-value="LATO" calcext:value-type="string">
            <text:p>LATO</text:p>
          </table:table-cell>
          <table:table-cell table:formula="of:=IF([.C588] = &quot;ZIMA&quot;; 0.2; IF([.C588] = &quot;WIOSNA&quot;; 0.5; IF([.C588] = &quot;LATO&quot;; 0.9; 0.4)))" office:value-type="float" office:value="0.9" calcext:value-type="float">
            <text:p>0,9</text:p>
          </table:table-cell>
          <table:table-cell table:formula="of:=IF(WEEKDAY([.A588];2)&lt; 6; 1; 0) * [.$J$3] *[.D588] *[.$J$7]" office:value-type="float" office:value="594" calcext:value-type="float">
            <text:p>594</text:p>
          </table:table-cell>
          <table:table-cell table:formula="of:=IF(WEEKDAY([.A588];2) = 7; 150; 0)" office:value-type="float" office:value="0" calcext:value-type="float">
            <text:p>0</text:p>
          </table:table-cell>
          <table:table-cell table:formula="of:=[.G587] -[.F588] +[.E588]" office:value-type="float" office:value="117268" calcext:value-type="float">
            <text:p>11726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10" calcext:value-type="date">
            <text:p>10.08.2024</text:p>
          </table:table-cell>
          <table:table-cell table:formula="of:=[.A589]" office:value-type="date" office:date-value="2024-08-10" calcext:value-type="date">
            <text:p>08-10</text:p>
          </table:table-cell>
          <table:table-cell table:style-name="ce1" table:formula="of:=IF([.B589] &lt; DATE(YEAR([.A589]);3;21); &quot;ZIMA&quot;; IF([.B589] &lt; DATE(YEAR([.A589]);6;21);&quot;WIOSNA&quot; ; IF([.B589] &lt; DATE(YEAR([.A589]);9;23); &quot;LATO&quot;; IF([.B589] &lt; DATE(YEAR([.A589]);12;21);&quot;JESIEŃ&quot;; &quot;ZIMA&quot;))))" office:value-type="string" office:string-value="LATO" calcext:value-type="string">
            <text:p>LATO</text:p>
          </table:table-cell>
          <table:table-cell table:formula="of:=IF([.C589] = &quot;ZIMA&quot;; 0.2; IF([.C589] = &quot;WIOSNA&quot;; 0.5; IF([.C589] = &quot;LATO&quot;; 0.9; 0.4)))" office:value-type="float" office:value="0.9" calcext:value-type="float">
            <text:p>0,9</text:p>
          </table:table-cell>
          <table:table-cell table:formula="of:=IF(WEEKDAY([.A589];2)&lt; 6; 1; 0) * [.$J$3] *[.D589] *[.$J$7]" office:value-type="float" office:value="0" calcext:value-type="float">
            <text:p>0</text:p>
          </table:table-cell>
          <table:table-cell table:formula="of:=IF(WEEKDAY([.A589];2) = 7; 150; 0)" office:value-type="float" office:value="0" calcext:value-type="float">
            <text:p>0</text:p>
          </table:table-cell>
          <table:table-cell table:formula="of:=[.G588] -[.F589] +[.E589]" office:value-type="float" office:value="117268" calcext:value-type="float">
            <text:p>11726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11" calcext:value-type="date">
            <text:p>11.08.2024</text:p>
          </table:table-cell>
          <table:table-cell table:formula="of:=[.A590]" office:value-type="date" office:date-value="2024-08-11" calcext:value-type="date">
            <text:p>08-11</text:p>
          </table:table-cell>
          <table:table-cell table:style-name="ce1" table:formula="of:=IF([.B590] &lt; DATE(YEAR([.A590]);3;21); &quot;ZIMA&quot;; IF([.B590] &lt; DATE(YEAR([.A590]);6;21);&quot;WIOSNA&quot; ; IF([.B590] &lt; DATE(YEAR([.A590]);9;23); &quot;LATO&quot;; IF([.B590] &lt; DATE(YEAR([.A590]);12;21);&quot;JESIEŃ&quot;; &quot;ZIMA&quot;))))" office:value-type="string" office:string-value="LATO" calcext:value-type="string">
            <text:p>LATO</text:p>
          </table:table-cell>
          <table:table-cell table:formula="of:=IF([.C590] = &quot;ZIMA&quot;; 0.2; IF([.C590] = &quot;WIOSNA&quot;; 0.5; IF([.C590] = &quot;LATO&quot;; 0.9; 0.4)))" office:value-type="float" office:value="0.9" calcext:value-type="float">
            <text:p>0,9</text:p>
          </table:table-cell>
          <table:table-cell table:formula="of:=IF(WEEKDAY([.A590];2)&lt; 6; 1; 0) * [.$J$3] *[.D590] *[.$J$7]" office:value-type="float" office:value="0" calcext:value-type="float">
            <text:p>0</text:p>
          </table:table-cell>
          <table:table-cell table:formula="of:=IF(WEEKDAY([.A590];2) = 7; 150; 0)" office:value-type="float" office:value="150" calcext:value-type="float">
            <text:p>150</text:p>
          </table:table-cell>
          <table:table-cell table:formula="of:=[.G589] -[.F590] +[.E590]" office:value-type="float" office:value="117118" calcext:value-type="float">
            <text:p>11711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12" calcext:value-type="date">
            <text:p>12.08.2024</text:p>
          </table:table-cell>
          <table:table-cell table:formula="of:=[.A591]" office:value-type="date" office:date-value="2024-08-12" calcext:value-type="date">
            <text:p>08-12</text:p>
          </table:table-cell>
          <table:table-cell table:style-name="ce1" table:formula="of:=IF([.B591] &lt; DATE(YEAR([.A591]);3;21); &quot;ZIMA&quot;; IF([.B591] &lt; DATE(YEAR([.A591]);6;21);&quot;WIOSNA&quot; ; IF([.B591] &lt; DATE(YEAR([.A591]);9;23); &quot;LATO&quot;; IF([.B591] &lt; DATE(YEAR([.A591]);12;21);&quot;JESIEŃ&quot;; &quot;ZIMA&quot;))))" office:value-type="string" office:string-value="LATO" calcext:value-type="string">
            <text:p>LATO</text:p>
          </table:table-cell>
          <table:table-cell table:formula="of:=IF([.C591] = &quot;ZIMA&quot;; 0.2; IF([.C591] = &quot;WIOSNA&quot;; 0.5; IF([.C591] = &quot;LATO&quot;; 0.9; 0.4)))" office:value-type="float" office:value="0.9" calcext:value-type="float">
            <text:p>0,9</text:p>
          </table:table-cell>
          <table:table-cell table:formula="of:=IF(WEEKDAY([.A591];2)&lt; 6; 1; 0) * [.$J$3] *[.D591] *[.$J$7]" office:value-type="float" office:value="594" calcext:value-type="float">
            <text:p>594</text:p>
          </table:table-cell>
          <table:table-cell table:formula="of:=IF(WEEKDAY([.A591];2) = 7; 150; 0)" office:value-type="float" office:value="0" calcext:value-type="float">
            <text:p>0</text:p>
          </table:table-cell>
          <table:table-cell table:formula="of:=[.G590] -[.F591] +[.E591]" office:value-type="float" office:value="117712" calcext:value-type="float">
            <text:p>117712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13" calcext:value-type="date">
            <text:p>13.08.2024</text:p>
          </table:table-cell>
          <table:table-cell table:formula="of:=[.A592]" office:value-type="date" office:date-value="2024-08-13" calcext:value-type="date">
            <text:p>08-13</text:p>
          </table:table-cell>
          <table:table-cell table:style-name="ce1" table:formula="of:=IF([.B592] &lt; DATE(YEAR([.A592]);3;21); &quot;ZIMA&quot;; IF([.B592] &lt; DATE(YEAR([.A592]);6;21);&quot;WIOSNA&quot; ; IF([.B592] &lt; DATE(YEAR([.A592]);9;23); &quot;LATO&quot;; IF([.B592] &lt; DATE(YEAR([.A592]);12;21);&quot;JESIEŃ&quot;; &quot;ZIMA&quot;))))" office:value-type="string" office:string-value="LATO" calcext:value-type="string">
            <text:p>LATO</text:p>
          </table:table-cell>
          <table:table-cell table:formula="of:=IF([.C592] = &quot;ZIMA&quot;; 0.2; IF([.C592] = &quot;WIOSNA&quot;; 0.5; IF([.C592] = &quot;LATO&quot;; 0.9; 0.4)))" office:value-type="float" office:value="0.9" calcext:value-type="float">
            <text:p>0,9</text:p>
          </table:table-cell>
          <table:table-cell table:formula="of:=IF(WEEKDAY([.A592];2)&lt; 6; 1; 0) * [.$J$3] *[.D592] *[.$J$7]" office:value-type="float" office:value="594" calcext:value-type="float">
            <text:p>594</text:p>
          </table:table-cell>
          <table:table-cell table:formula="of:=IF(WEEKDAY([.A592];2) = 7; 150; 0)" office:value-type="float" office:value="0" calcext:value-type="float">
            <text:p>0</text:p>
          </table:table-cell>
          <table:table-cell table:formula="of:=[.G591] -[.F592] +[.E592]" office:value-type="float" office:value="118306" calcext:value-type="float">
            <text:p>118306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14" calcext:value-type="date">
            <text:p>14.08.2024</text:p>
          </table:table-cell>
          <table:table-cell table:formula="of:=[.A593]" office:value-type="date" office:date-value="2024-08-14" calcext:value-type="date">
            <text:p>08-14</text:p>
          </table:table-cell>
          <table:table-cell table:style-name="ce1" table:formula="of:=IF([.B593] &lt; DATE(YEAR([.A593]);3;21); &quot;ZIMA&quot;; IF([.B593] &lt; DATE(YEAR([.A593]);6;21);&quot;WIOSNA&quot; ; IF([.B593] &lt; DATE(YEAR([.A593]);9;23); &quot;LATO&quot;; IF([.B593] &lt; DATE(YEAR([.A593]);12;21);&quot;JESIEŃ&quot;; &quot;ZIMA&quot;))))" office:value-type="string" office:string-value="LATO" calcext:value-type="string">
            <text:p>LATO</text:p>
          </table:table-cell>
          <table:table-cell table:formula="of:=IF([.C593] = &quot;ZIMA&quot;; 0.2; IF([.C593] = &quot;WIOSNA&quot;; 0.5; IF([.C593] = &quot;LATO&quot;; 0.9; 0.4)))" office:value-type="float" office:value="0.9" calcext:value-type="float">
            <text:p>0,9</text:p>
          </table:table-cell>
          <table:table-cell table:formula="of:=IF(WEEKDAY([.A593];2)&lt; 6; 1; 0) * [.$J$3] *[.D593] *[.$J$7]" office:value-type="float" office:value="594" calcext:value-type="float">
            <text:p>594</text:p>
          </table:table-cell>
          <table:table-cell table:formula="of:=IF(WEEKDAY([.A593];2) = 7; 150; 0)" office:value-type="float" office:value="0" calcext:value-type="float">
            <text:p>0</text:p>
          </table:table-cell>
          <table:table-cell table:formula="of:=[.G592] -[.F593] +[.E593]" office:value-type="float" office:value="118900" calcext:value-type="float">
            <text:p>1189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15" calcext:value-type="date">
            <text:p>15.08.2024</text:p>
          </table:table-cell>
          <table:table-cell table:formula="of:=[.A594]" office:value-type="date" office:date-value="2024-08-15" calcext:value-type="date">
            <text:p>08-15</text:p>
          </table:table-cell>
          <table:table-cell table:style-name="ce1" table:formula="of:=IF([.B594] &lt; DATE(YEAR([.A594]);3;21); &quot;ZIMA&quot;; IF([.B594] &lt; DATE(YEAR([.A594]);6;21);&quot;WIOSNA&quot; ; IF([.B594] &lt; DATE(YEAR([.A594]);9;23); &quot;LATO&quot;; IF([.B594] &lt; DATE(YEAR([.A594]);12;21);&quot;JESIEŃ&quot;; &quot;ZIMA&quot;))))" office:value-type="string" office:string-value="LATO" calcext:value-type="string">
            <text:p>LATO</text:p>
          </table:table-cell>
          <table:table-cell table:formula="of:=IF([.C594] = &quot;ZIMA&quot;; 0.2; IF([.C594] = &quot;WIOSNA&quot;; 0.5; IF([.C594] = &quot;LATO&quot;; 0.9; 0.4)))" office:value-type="float" office:value="0.9" calcext:value-type="float">
            <text:p>0,9</text:p>
          </table:table-cell>
          <table:table-cell table:formula="of:=IF(WEEKDAY([.A594];2)&lt; 6; 1; 0) * [.$J$3] *[.D594] *[.$J$7]" office:value-type="float" office:value="594" calcext:value-type="float">
            <text:p>594</text:p>
          </table:table-cell>
          <table:table-cell table:formula="of:=IF(WEEKDAY([.A594];2) = 7; 150; 0)" office:value-type="float" office:value="0" calcext:value-type="float">
            <text:p>0</text:p>
          </table:table-cell>
          <table:table-cell table:formula="of:=[.G593] -[.F594] +[.E594]" office:value-type="float" office:value="119494" calcext:value-type="float">
            <text:p>11949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16" calcext:value-type="date">
            <text:p>16.08.2024</text:p>
          </table:table-cell>
          <table:table-cell table:formula="of:=[.A595]" office:value-type="date" office:date-value="2024-08-16" calcext:value-type="date">
            <text:p>08-16</text:p>
          </table:table-cell>
          <table:table-cell table:style-name="ce1" table:formula="of:=IF([.B595] &lt; DATE(YEAR([.A595]);3;21); &quot;ZIMA&quot;; IF([.B595] &lt; DATE(YEAR([.A595]);6;21);&quot;WIOSNA&quot; ; IF([.B595] &lt; DATE(YEAR([.A595]);9;23); &quot;LATO&quot;; IF([.B595] &lt; DATE(YEAR([.A595]);12;21);&quot;JESIEŃ&quot;; &quot;ZIMA&quot;))))" office:value-type="string" office:string-value="LATO" calcext:value-type="string">
            <text:p>LATO</text:p>
          </table:table-cell>
          <table:table-cell table:formula="of:=IF([.C595] = &quot;ZIMA&quot;; 0.2; IF([.C595] = &quot;WIOSNA&quot;; 0.5; IF([.C595] = &quot;LATO&quot;; 0.9; 0.4)))" office:value-type="float" office:value="0.9" calcext:value-type="float">
            <text:p>0,9</text:p>
          </table:table-cell>
          <table:table-cell table:formula="of:=IF(WEEKDAY([.A595];2)&lt; 6; 1; 0) * [.$J$3] *[.D595] *[.$J$7]" office:value-type="float" office:value="594" calcext:value-type="float">
            <text:p>594</text:p>
          </table:table-cell>
          <table:table-cell table:formula="of:=IF(WEEKDAY([.A595];2) = 7; 150; 0)" office:value-type="float" office:value="0" calcext:value-type="float">
            <text:p>0</text:p>
          </table:table-cell>
          <table:table-cell table:formula="of:=[.G594] -[.F595] +[.E595]" office:value-type="float" office:value="120088" calcext:value-type="float">
            <text:p>12008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17" calcext:value-type="date">
            <text:p>17.08.2024</text:p>
          </table:table-cell>
          <table:table-cell table:formula="of:=[.A596]" office:value-type="date" office:date-value="2024-08-17" calcext:value-type="date">
            <text:p>08-17</text:p>
          </table:table-cell>
          <table:table-cell table:style-name="ce1" table:formula="of:=IF([.B596] &lt; DATE(YEAR([.A596]);3;21); &quot;ZIMA&quot;; IF([.B596] &lt; DATE(YEAR([.A596]);6;21);&quot;WIOSNA&quot; ; IF([.B596] &lt; DATE(YEAR([.A596]);9;23); &quot;LATO&quot;; IF([.B596] &lt; DATE(YEAR([.A596]);12;21);&quot;JESIEŃ&quot;; &quot;ZIMA&quot;))))" office:value-type="string" office:string-value="LATO" calcext:value-type="string">
            <text:p>LATO</text:p>
          </table:table-cell>
          <table:table-cell table:formula="of:=IF([.C596] = &quot;ZIMA&quot;; 0.2; IF([.C596] = &quot;WIOSNA&quot;; 0.5; IF([.C596] = &quot;LATO&quot;; 0.9; 0.4)))" office:value-type="float" office:value="0.9" calcext:value-type="float">
            <text:p>0,9</text:p>
          </table:table-cell>
          <table:table-cell table:formula="of:=IF(WEEKDAY([.A596];2)&lt; 6; 1; 0) * [.$J$3] *[.D596] *[.$J$7]" office:value-type="float" office:value="0" calcext:value-type="float">
            <text:p>0</text:p>
          </table:table-cell>
          <table:table-cell table:formula="of:=IF(WEEKDAY([.A596];2) = 7; 150; 0)" office:value-type="float" office:value="0" calcext:value-type="float">
            <text:p>0</text:p>
          </table:table-cell>
          <table:table-cell table:formula="of:=[.G595] -[.F596] +[.E596]" office:value-type="float" office:value="120088" calcext:value-type="float">
            <text:p>12008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18" calcext:value-type="date">
            <text:p>18.08.2024</text:p>
          </table:table-cell>
          <table:table-cell table:formula="of:=[.A597]" office:value-type="date" office:date-value="2024-08-18" calcext:value-type="date">
            <text:p>08-18</text:p>
          </table:table-cell>
          <table:table-cell table:style-name="ce1" table:formula="of:=IF([.B597] &lt; DATE(YEAR([.A597]);3;21); &quot;ZIMA&quot;; IF([.B597] &lt; DATE(YEAR([.A597]);6;21);&quot;WIOSNA&quot; ; IF([.B597] &lt; DATE(YEAR([.A597]);9;23); &quot;LATO&quot;; IF([.B597] &lt; DATE(YEAR([.A597]);12;21);&quot;JESIEŃ&quot;; &quot;ZIMA&quot;))))" office:value-type="string" office:string-value="LATO" calcext:value-type="string">
            <text:p>LATO</text:p>
          </table:table-cell>
          <table:table-cell table:formula="of:=IF([.C597] = &quot;ZIMA&quot;; 0.2; IF([.C597] = &quot;WIOSNA&quot;; 0.5; IF([.C597] = &quot;LATO&quot;; 0.9; 0.4)))" office:value-type="float" office:value="0.9" calcext:value-type="float">
            <text:p>0,9</text:p>
          </table:table-cell>
          <table:table-cell table:formula="of:=IF(WEEKDAY([.A597];2)&lt; 6; 1; 0) * [.$J$3] *[.D597] *[.$J$7]" office:value-type="float" office:value="0" calcext:value-type="float">
            <text:p>0</text:p>
          </table:table-cell>
          <table:table-cell table:formula="of:=IF(WEEKDAY([.A597];2) = 7; 150; 0)" office:value-type="float" office:value="150" calcext:value-type="float">
            <text:p>150</text:p>
          </table:table-cell>
          <table:table-cell table:formula="of:=[.G596] -[.F597] +[.E597]" office:value-type="float" office:value="119938" calcext:value-type="float">
            <text:p>11993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19" calcext:value-type="date">
            <text:p>19.08.2024</text:p>
          </table:table-cell>
          <table:table-cell table:formula="of:=[.A598]" office:value-type="date" office:date-value="2024-08-19" calcext:value-type="date">
            <text:p>08-19</text:p>
          </table:table-cell>
          <table:table-cell table:style-name="ce1" table:formula="of:=IF([.B598] &lt; DATE(YEAR([.A598]);3;21); &quot;ZIMA&quot;; IF([.B598] &lt; DATE(YEAR([.A598]);6;21);&quot;WIOSNA&quot; ; IF([.B598] &lt; DATE(YEAR([.A598]);9;23); &quot;LATO&quot;; IF([.B598] &lt; DATE(YEAR([.A598]);12;21);&quot;JESIEŃ&quot;; &quot;ZIMA&quot;))))" office:value-type="string" office:string-value="LATO" calcext:value-type="string">
            <text:p>LATO</text:p>
          </table:table-cell>
          <table:table-cell table:formula="of:=IF([.C598] = &quot;ZIMA&quot;; 0.2; IF([.C598] = &quot;WIOSNA&quot;; 0.5; IF([.C598] = &quot;LATO&quot;; 0.9; 0.4)))" office:value-type="float" office:value="0.9" calcext:value-type="float">
            <text:p>0,9</text:p>
          </table:table-cell>
          <table:table-cell table:formula="of:=IF(WEEKDAY([.A598];2)&lt; 6; 1; 0) * [.$J$3] *[.D598] *[.$J$7]" office:value-type="float" office:value="594" calcext:value-type="float">
            <text:p>594</text:p>
          </table:table-cell>
          <table:table-cell table:formula="of:=IF(WEEKDAY([.A598];2) = 7; 150; 0)" office:value-type="float" office:value="0" calcext:value-type="float">
            <text:p>0</text:p>
          </table:table-cell>
          <table:table-cell table:formula="of:=[.G597] -[.F598] +[.E598]" office:value-type="float" office:value="120532" calcext:value-type="float">
            <text:p>120532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20" calcext:value-type="date">
            <text:p>20.08.2024</text:p>
          </table:table-cell>
          <table:table-cell table:formula="of:=[.A599]" office:value-type="date" office:date-value="2024-08-20" calcext:value-type="date">
            <text:p>08-20</text:p>
          </table:table-cell>
          <table:table-cell table:style-name="ce1" table:formula="of:=IF([.B599] &lt; DATE(YEAR([.A599]);3;21); &quot;ZIMA&quot;; IF([.B599] &lt; DATE(YEAR([.A599]);6;21);&quot;WIOSNA&quot; ; IF([.B599] &lt; DATE(YEAR([.A599]);9;23); &quot;LATO&quot;; IF([.B599] &lt; DATE(YEAR([.A599]);12;21);&quot;JESIEŃ&quot;; &quot;ZIMA&quot;))))" office:value-type="string" office:string-value="LATO" calcext:value-type="string">
            <text:p>LATO</text:p>
          </table:table-cell>
          <table:table-cell table:formula="of:=IF([.C599] = &quot;ZIMA&quot;; 0.2; IF([.C599] = &quot;WIOSNA&quot;; 0.5; IF([.C599] = &quot;LATO&quot;; 0.9; 0.4)))" office:value-type="float" office:value="0.9" calcext:value-type="float">
            <text:p>0,9</text:p>
          </table:table-cell>
          <table:table-cell table:formula="of:=IF(WEEKDAY([.A599];2)&lt; 6; 1; 0) * [.$J$3] *[.D599] *[.$J$7]" office:value-type="float" office:value="594" calcext:value-type="float">
            <text:p>594</text:p>
          </table:table-cell>
          <table:table-cell table:formula="of:=IF(WEEKDAY([.A599];2) = 7; 150; 0)" office:value-type="float" office:value="0" calcext:value-type="float">
            <text:p>0</text:p>
          </table:table-cell>
          <table:table-cell table:formula="of:=[.G598] -[.F599] +[.E599]" office:value-type="float" office:value="121126" calcext:value-type="float">
            <text:p>121126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21" calcext:value-type="date">
            <text:p>21.08.2024</text:p>
          </table:table-cell>
          <table:table-cell table:formula="of:=[.A600]" office:value-type="date" office:date-value="2024-08-21" calcext:value-type="date">
            <text:p>08-21</text:p>
          </table:table-cell>
          <table:table-cell table:style-name="ce1" table:formula="of:=IF([.B600] &lt; DATE(YEAR([.A600]);3;21); &quot;ZIMA&quot;; IF([.B600] &lt; DATE(YEAR([.A600]);6;21);&quot;WIOSNA&quot; ; IF([.B600] &lt; DATE(YEAR([.A600]);9;23); &quot;LATO&quot;; IF([.B600] &lt; DATE(YEAR([.A600]);12;21);&quot;JESIEŃ&quot;; &quot;ZIMA&quot;))))" office:value-type="string" office:string-value="LATO" calcext:value-type="string">
            <text:p>LATO</text:p>
          </table:table-cell>
          <table:table-cell table:formula="of:=IF([.C600] = &quot;ZIMA&quot;; 0.2; IF([.C600] = &quot;WIOSNA&quot;; 0.5; IF([.C600] = &quot;LATO&quot;; 0.9; 0.4)))" office:value-type="float" office:value="0.9" calcext:value-type="float">
            <text:p>0,9</text:p>
          </table:table-cell>
          <table:table-cell table:formula="of:=IF(WEEKDAY([.A600];2)&lt; 6; 1; 0) * [.$J$3] *[.D600] *[.$J$7]" office:value-type="float" office:value="594" calcext:value-type="float">
            <text:p>594</text:p>
          </table:table-cell>
          <table:table-cell table:formula="of:=IF(WEEKDAY([.A600];2) = 7; 150; 0)" office:value-type="float" office:value="0" calcext:value-type="float">
            <text:p>0</text:p>
          </table:table-cell>
          <table:table-cell table:formula="of:=[.G599] -[.F600] +[.E600]" office:value-type="float" office:value="121720" calcext:value-type="float">
            <text:p>12172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22" calcext:value-type="date">
            <text:p>22.08.2024</text:p>
          </table:table-cell>
          <table:table-cell table:formula="of:=[.A601]" office:value-type="date" office:date-value="2024-08-22" calcext:value-type="date">
            <text:p>08-22</text:p>
          </table:table-cell>
          <table:table-cell table:style-name="ce1" table:formula="of:=IF([.B601] &lt; DATE(YEAR([.A601]);3;21); &quot;ZIMA&quot;; IF([.B601] &lt; DATE(YEAR([.A601]);6;21);&quot;WIOSNA&quot; ; IF([.B601] &lt; DATE(YEAR([.A601]);9;23); &quot;LATO&quot;; IF([.B601] &lt; DATE(YEAR([.A601]);12;21);&quot;JESIEŃ&quot;; &quot;ZIMA&quot;))))" office:value-type="string" office:string-value="LATO" calcext:value-type="string">
            <text:p>LATO</text:p>
          </table:table-cell>
          <table:table-cell table:formula="of:=IF([.C601] = &quot;ZIMA&quot;; 0.2; IF([.C601] = &quot;WIOSNA&quot;; 0.5; IF([.C601] = &quot;LATO&quot;; 0.9; 0.4)))" office:value-type="float" office:value="0.9" calcext:value-type="float">
            <text:p>0,9</text:p>
          </table:table-cell>
          <table:table-cell table:formula="of:=IF(WEEKDAY([.A601];2)&lt; 6; 1; 0) * [.$J$3] *[.D601] *[.$J$7]" office:value-type="float" office:value="594" calcext:value-type="float">
            <text:p>594</text:p>
          </table:table-cell>
          <table:table-cell table:formula="of:=IF(WEEKDAY([.A601];2) = 7; 150; 0)" office:value-type="float" office:value="0" calcext:value-type="float">
            <text:p>0</text:p>
          </table:table-cell>
          <table:table-cell table:formula="of:=[.G600] -[.F601] +[.E601]" office:value-type="float" office:value="122314" calcext:value-type="float">
            <text:p>12231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23" calcext:value-type="date">
            <text:p>23.08.2024</text:p>
          </table:table-cell>
          <table:table-cell table:formula="of:=[.A602]" office:value-type="date" office:date-value="2024-08-23" calcext:value-type="date">
            <text:p>08-23</text:p>
          </table:table-cell>
          <table:table-cell table:style-name="ce1" table:formula="of:=IF([.B602] &lt; DATE(YEAR([.A602]);3;21); &quot;ZIMA&quot;; IF([.B602] &lt; DATE(YEAR([.A602]);6;21);&quot;WIOSNA&quot; ; IF([.B602] &lt; DATE(YEAR([.A602]);9;23); &quot;LATO&quot;; IF([.B602] &lt; DATE(YEAR([.A602]);12;21);&quot;JESIEŃ&quot;; &quot;ZIMA&quot;))))" office:value-type="string" office:string-value="LATO" calcext:value-type="string">
            <text:p>LATO</text:p>
          </table:table-cell>
          <table:table-cell table:formula="of:=IF([.C602] = &quot;ZIMA&quot;; 0.2; IF([.C602] = &quot;WIOSNA&quot;; 0.5; IF([.C602] = &quot;LATO&quot;; 0.9; 0.4)))" office:value-type="float" office:value="0.9" calcext:value-type="float">
            <text:p>0,9</text:p>
          </table:table-cell>
          <table:table-cell table:formula="of:=IF(WEEKDAY([.A602];2)&lt; 6; 1; 0) * [.$J$3] *[.D602] *[.$J$7]" office:value-type="float" office:value="594" calcext:value-type="float">
            <text:p>594</text:p>
          </table:table-cell>
          <table:table-cell table:formula="of:=IF(WEEKDAY([.A602];2) = 7; 150; 0)" office:value-type="float" office:value="0" calcext:value-type="float">
            <text:p>0</text:p>
          </table:table-cell>
          <table:table-cell table:formula="of:=[.G601] -[.F602] +[.E602]" office:value-type="float" office:value="122908" calcext:value-type="float">
            <text:p>12290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24" calcext:value-type="date">
            <text:p>24.08.2024</text:p>
          </table:table-cell>
          <table:table-cell table:formula="of:=[.A603]" office:value-type="date" office:date-value="2024-08-24" calcext:value-type="date">
            <text:p>08-24</text:p>
          </table:table-cell>
          <table:table-cell table:style-name="ce1" table:formula="of:=IF([.B603] &lt; DATE(YEAR([.A603]);3;21); &quot;ZIMA&quot;; IF([.B603] &lt; DATE(YEAR([.A603]);6;21);&quot;WIOSNA&quot; ; IF([.B603] &lt; DATE(YEAR([.A603]);9;23); &quot;LATO&quot;; IF([.B603] &lt; DATE(YEAR([.A603]);12;21);&quot;JESIEŃ&quot;; &quot;ZIMA&quot;))))" office:value-type="string" office:string-value="LATO" calcext:value-type="string">
            <text:p>LATO</text:p>
          </table:table-cell>
          <table:table-cell table:formula="of:=IF([.C603] = &quot;ZIMA&quot;; 0.2; IF([.C603] = &quot;WIOSNA&quot;; 0.5; IF([.C603] = &quot;LATO&quot;; 0.9; 0.4)))" office:value-type="float" office:value="0.9" calcext:value-type="float">
            <text:p>0,9</text:p>
          </table:table-cell>
          <table:table-cell table:formula="of:=IF(WEEKDAY([.A603];2)&lt; 6; 1; 0) * [.$J$3] *[.D603] *[.$J$7]" office:value-type="float" office:value="0" calcext:value-type="float">
            <text:p>0</text:p>
          </table:table-cell>
          <table:table-cell table:formula="of:=IF(WEEKDAY([.A603];2) = 7; 150; 0)" office:value-type="float" office:value="0" calcext:value-type="float">
            <text:p>0</text:p>
          </table:table-cell>
          <table:table-cell table:formula="of:=[.G602] -[.F603] +[.E603]" office:value-type="float" office:value="122908" calcext:value-type="float">
            <text:p>12290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25" calcext:value-type="date">
            <text:p>25.08.2024</text:p>
          </table:table-cell>
          <table:table-cell table:formula="of:=[.A604]" office:value-type="date" office:date-value="2024-08-25" calcext:value-type="date">
            <text:p>08-25</text:p>
          </table:table-cell>
          <table:table-cell table:style-name="ce1" table:formula="of:=IF([.B604] &lt; DATE(YEAR([.A604]);3;21); &quot;ZIMA&quot;; IF([.B604] &lt; DATE(YEAR([.A604]);6;21);&quot;WIOSNA&quot; ; IF([.B604] &lt; DATE(YEAR([.A604]);9;23); &quot;LATO&quot;; IF([.B604] &lt; DATE(YEAR([.A604]);12;21);&quot;JESIEŃ&quot;; &quot;ZIMA&quot;))))" office:value-type="string" office:string-value="LATO" calcext:value-type="string">
            <text:p>LATO</text:p>
          </table:table-cell>
          <table:table-cell table:formula="of:=IF([.C604] = &quot;ZIMA&quot;; 0.2; IF([.C604] = &quot;WIOSNA&quot;; 0.5; IF([.C604] = &quot;LATO&quot;; 0.9; 0.4)))" office:value-type="float" office:value="0.9" calcext:value-type="float">
            <text:p>0,9</text:p>
          </table:table-cell>
          <table:table-cell table:formula="of:=IF(WEEKDAY([.A604];2)&lt; 6; 1; 0) * [.$J$3] *[.D604] *[.$J$7]" office:value-type="float" office:value="0" calcext:value-type="float">
            <text:p>0</text:p>
          </table:table-cell>
          <table:table-cell table:formula="of:=IF(WEEKDAY([.A604];2) = 7; 150; 0)" office:value-type="float" office:value="150" calcext:value-type="float">
            <text:p>150</text:p>
          </table:table-cell>
          <table:table-cell table:formula="of:=[.G603] -[.F604] +[.E604]" office:value-type="float" office:value="122758" calcext:value-type="float">
            <text:p>12275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26" calcext:value-type="date">
            <text:p>26.08.2024</text:p>
          </table:table-cell>
          <table:table-cell table:formula="of:=[.A605]" office:value-type="date" office:date-value="2024-08-26" calcext:value-type="date">
            <text:p>08-26</text:p>
          </table:table-cell>
          <table:table-cell table:style-name="ce1" table:formula="of:=IF([.B605] &lt; DATE(YEAR([.A605]);3;21); &quot;ZIMA&quot;; IF([.B605] &lt; DATE(YEAR([.A605]);6;21);&quot;WIOSNA&quot; ; IF([.B605] &lt; DATE(YEAR([.A605]);9;23); &quot;LATO&quot;; IF([.B605] &lt; DATE(YEAR([.A605]);12;21);&quot;JESIEŃ&quot;; &quot;ZIMA&quot;))))" office:value-type="string" office:string-value="LATO" calcext:value-type="string">
            <text:p>LATO</text:p>
          </table:table-cell>
          <table:table-cell table:formula="of:=IF([.C605] = &quot;ZIMA&quot;; 0.2; IF([.C605] = &quot;WIOSNA&quot;; 0.5; IF([.C605] = &quot;LATO&quot;; 0.9; 0.4)))" office:value-type="float" office:value="0.9" calcext:value-type="float">
            <text:p>0,9</text:p>
          </table:table-cell>
          <table:table-cell table:formula="of:=IF(WEEKDAY([.A605];2)&lt; 6; 1; 0) * [.$J$3] *[.D605] *[.$J$7]" office:value-type="float" office:value="594" calcext:value-type="float">
            <text:p>594</text:p>
          </table:table-cell>
          <table:table-cell table:formula="of:=IF(WEEKDAY([.A605];2) = 7; 150; 0)" office:value-type="float" office:value="0" calcext:value-type="float">
            <text:p>0</text:p>
          </table:table-cell>
          <table:table-cell table:formula="of:=[.G604] -[.F605] +[.E605]" office:value-type="float" office:value="123352" calcext:value-type="float">
            <text:p>123352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27" calcext:value-type="date">
            <text:p>27.08.2024</text:p>
          </table:table-cell>
          <table:table-cell table:formula="of:=[.A606]" office:value-type="date" office:date-value="2024-08-27" calcext:value-type="date">
            <text:p>08-27</text:p>
          </table:table-cell>
          <table:table-cell table:style-name="ce1" table:formula="of:=IF([.B606] &lt; DATE(YEAR([.A606]);3;21); &quot;ZIMA&quot;; IF([.B606] &lt; DATE(YEAR([.A606]);6;21);&quot;WIOSNA&quot; ; IF([.B606] &lt; DATE(YEAR([.A606]);9;23); &quot;LATO&quot;; IF([.B606] &lt; DATE(YEAR([.A606]);12;21);&quot;JESIEŃ&quot;; &quot;ZIMA&quot;))))" office:value-type="string" office:string-value="LATO" calcext:value-type="string">
            <text:p>LATO</text:p>
          </table:table-cell>
          <table:table-cell table:formula="of:=IF([.C606] = &quot;ZIMA&quot;; 0.2; IF([.C606] = &quot;WIOSNA&quot;; 0.5; IF([.C606] = &quot;LATO&quot;; 0.9; 0.4)))" office:value-type="float" office:value="0.9" calcext:value-type="float">
            <text:p>0,9</text:p>
          </table:table-cell>
          <table:table-cell table:formula="of:=IF(WEEKDAY([.A606];2)&lt; 6; 1; 0) * [.$J$3] *[.D606] *[.$J$7]" office:value-type="float" office:value="594" calcext:value-type="float">
            <text:p>594</text:p>
          </table:table-cell>
          <table:table-cell table:formula="of:=IF(WEEKDAY([.A606];2) = 7; 150; 0)" office:value-type="float" office:value="0" calcext:value-type="float">
            <text:p>0</text:p>
          </table:table-cell>
          <table:table-cell table:formula="of:=[.G605] -[.F606] +[.E606]" office:value-type="float" office:value="123946" calcext:value-type="float">
            <text:p>123946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28" calcext:value-type="date">
            <text:p>28.08.2024</text:p>
          </table:table-cell>
          <table:table-cell table:formula="of:=[.A607]" office:value-type="date" office:date-value="2024-08-28" calcext:value-type="date">
            <text:p>08-28</text:p>
          </table:table-cell>
          <table:table-cell table:style-name="ce1" table:formula="of:=IF([.B607] &lt; DATE(YEAR([.A607]);3;21); &quot;ZIMA&quot;; IF([.B607] &lt; DATE(YEAR([.A607]);6;21);&quot;WIOSNA&quot; ; IF([.B607] &lt; DATE(YEAR([.A607]);9;23); &quot;LATO&quot;; IF([.B607] &lt; DATE(YEAR([.A607]);12;21);&quot;JESIEŃ&quot;; &quot;ZIMA&quot;))))" office:value-type="string" office:string-value="LATO" calcext:value-type="string">
            <text:p>LATO</text:p>
          </table:table-cell>
          <table:table-cell table:formula="of:=IF([.C607] = &quot;ZIMA&quot;; 0.2; IF([.C607] = &quot;WIOSNA&quot;; 0.5; IF([.C607] = &quot;LATO&quot;; 0.9; 0.4)))" office:value-type="float" office:value="0.9" calcext:value-type="float">
            <text:p>0,9</text:p>
          </table:table-cell>
          <table:table-cell table:formula="of:=IF(WEEKDAY([.A607];2)&lt; 6; 1; 0) * [.$J$3] *[.D607] *[.$J$7]" office:value-type="float" office:value="594" calcext:value-type="float">
            <text:p>594</text:p>
          </table:table-cell>
          <table:table-cell table:formula="of:=IF(WEEKDAY([.A607];2) = 7; 150; 0)" office:value-type="float" office:value="0" calcext:value-type="float">
            <text:p>0</text:p>
          </table:table-cell>
          <table:table-cell table:formula="of:=[.G606] -[.F607] +[.E607]" office:value-type="float" office:value="124540" calcext:value-type="float">
            <text:p>1245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29" calcext:value-type="date">
            <text:p>29.08.2024</text:p>
          </table:table-cell>
          <table:table-cell table:formula="of:=[.A608]" office:value-type="date" office:date-value="2024-08-29" calcext:value-type="date">
            <text:p>08-29</text:p>
          </table:table-cell>
          <table:table-cell table:style-name="ce1" table:formula="of:=IF([.B608] &lt; DATE(YEAR([.A608]);3;21); &quot;ZIMA&quot;; IF([.B608] &lt; DATE(YEAR([.A608]);6;21);&quot;WIOSNA&quot; ; IF([.B608] &lt; DATE(YEAR([.A608]);9;23); &quot;LATO&quot;; IF([.B608] &lt; DATE(YEAR([.A608]);12;21);&quot;JESIEŃ&quot;; &quot;ZIMA&quot;))))" office:value-type="string" office:string-value="LATO" calcext:value-type="string">
            <text:p>LATO</text:p>
          </table:table-cell>
          <table:table-cell table:formula="of:=IF([.C608] = &quot;ZIMA&quot;; 0.2; IF([.C608] = &quot;WIOSNA&quot;; 0.5; IF([.C608] = &quot;LATO&quot;; 0.9; 0.4)))" office:value-type="float" office:value="0.9" calcext:value-type="float">
            <text:p>0,9</text:p>
          </table:table-cell>
          <table:table-cell table:formula="of:=IF(WEEKDAY([.A608];2)&lt; 6; 1; 0) * [.$J$3] *[.D608] *[.$J$7]" office:value-type="float" office:value="594" calcext:value-type="float">
            <text:p>594</text:p>
          </table:table-cell>
          <table:table-cell table:formula="of:=IF(WEEKDAY([.A608];2) = 7; 150; 0)" office:value-type="float" office:value="0" calcext:value-type="float">
            <text:p>0</text:p>
          </table:table-cell>
          <table:table-cell table:formula="of:=[.G607] -[.F608] +[.E608]" office:value-type="float" office:value="125134" calcext:value-type="float">
            <text:p>12513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30" calcext:value-type="date">
            <text:p>30.08.2024</text:p>
          </table:table-cell>
          <table:table-cell table:formula="of:=[.A609]" office:value-type="date" office:date-value="2024-08-30" calcext:value-type="date">
            <text:p>08-30</text:p>
          </table:table-cell>
          <table:table-cell table:style-name="ce1" table:formula="of:=IF([.B609] &lt; DATE(YEAR([.A609]);3;21); &quot;ZIMA&quot;; IF([.B609] &lt; DATE(YEAR([.A609]);6;21);&quot;WIOSNA&quot; ; IF([.B609] &lt; DATE(YEAR([.A609]);9;23); &quot;LATO&quot;; IF([.B609] &lt; DATE(YEAR([.A609]);12;21);&quot;JESIEŃ&quot;; &quot;ZIMA&quot;))))" office:value-type="string" office:string-value="LATO" calcext:value-type="string">
            <text:p>LATO</text:p>
          </table:table-cell>
          <table:table-cell table:formula="of:=IF([.C609] = &quot;ZIMA&quot;; 0.2; IF([.C609] = &quot;WIOSNA&quot;; 0.5; IF([.C609] = &quot;LATO&quot;; 0.9; 0.4)))" office:value-type="float" office:value="0.9" calcext:value-type="float">
            <text:p>0,9</text:p>
          </table:table-cell>
          <table:table-cell table:formula="of:=IF(WEEKDAY([.A609];2)&lt; 6; 1; 0) * [.$J$3] *[.D609] *[.$J$7]" office:value-type="float" office:value="594" calcext:value-type="float">
            <text:p>594</text:p>
          </table:table-cell>
          <table:table-cell table:formula="of:=IF(WEEKDAY([.A609];2) = 7; 150; 0)" office:value-type="float" office:value="0" calcext:value-type="float">
            <text:p>0</text:p>
          </table:table-cell>
          <table:table-cell table:formula="of:=[.G608] -[.F609] +[.E609]" office:value-type="float" office:value="125728" calcext:value-type="float">
            <text:p>12572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31" calcext:value-type="date">
            <text:p>31.08.2024</text:p>
          </table:table-cell>
          <table:table-cell table:formula="of:=[.A610]" office:value-type="date" office:date-value="2024-08-31" calcext:value-type="date">
            <text:p>08-31</text:p>
          </table:table-cell>
          <table:table-cell table:style-name="ce1" table:formula="of:=IF([.B610] &lt; DATE(YEAR([.A610]);3;21); &quot;ZIMA&quot;; IF([.B610] &lt; DATE(YEAR([.A610]);6;21);&quot;WIOSNA&quot; ; IF([.B610] &lt; DATE(YEAR([.A610]);9;23); &quot;LATO&quot;; IF([.B610] &lt; DATE(YEAR([.A610]);12;21);&quot;JESIEŃ&quot;; &quot;ZIMA&quot;))))" office:value-type="string" office:string-value="LATO" calcext:value-type="string">
            <text:p>LATO</text:p>
          </table:table-cell>
          <table:table-cell table:formula="of:=IF([.C610] = &quot;ZIMA&quot;; 0.2; IF([.C610] = &quot;WIOSNA&quot;; 0.5; IF([.C610] = &quot;LATO&quot;; 0.9; 0.4)))" office:value-type="float" office:value="0.9" calcext:value-type="float">
            <text:p>0,9</text:p>
          </table:table-cell>
          <table:table-cell table:formula="of:=IF(WEEKDAY([.A610];2)&lt; 6; 1; 0) * [.$J$3] *[.D610] *[.$J$7]" office:value-type="float" office:value="0" calcext:value-type="float">
            <text:p>0</text:p>
          </table:table-cell>
          <table:table-cell table:formula="of:=IF(WEEKDAY([.A610];2) = 7; 150; 0)" office:value-type="float" office:value="0" calcext:value-type="float">
            <text:p>0</text:p>
          </table:table-cell>
          <table:table-cell table:formula="of:=[.G609] -[.F610] +[.E610]" office:value-type="float" office:value="125728" calcext:value-type="float">
            <text:p>12572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01" calcext:value-type="date">
            <text:p>1.09.2024</text:p>
          </table:table-cell>
          <table:table-cell table:formula="of:=[.A611]" office:value-type="date" office:date-value="2024-09-01" calcext:value-type="date">
            <text:p>09-01</text:p>
          </table:table-cell>
          <table:table-cell table:style-name="ce1" table:formula="of:=IF([.B611] &lt; DATE(YEAR([.A611]);3;21); &quot;ZIMA&quot;; IF([.B611] &lt; DATE(YEAR([.A611]);6;21);&quot;WIOSNA&quot; ; IF([.B611] &lt; DATE(YEAR([.A611]);9;23); &quot;LATO&quot;; IF([.B611] &lt; DATE(YEAR([.A611]);12;21);&quot;JESIEŃ&quot;; &quot;ZIMA&quot;))))" office:value-type="string" office:string-value="LATO" calcext:value-type="string">
            <text:p>LATO</text:p>
          </table:table-cell>
          <table:table-cell table:formula="of:=IF([.C611] = &quot;ZIMA&quot;; 0.2; IF([.C611] = &quot;WIOSNA&quot;; 0.5; IF([.C611] = &quot;LATO&quot;; 0.9; 0.4)))" office:value-type="float" office:value="0.9" calcext:value-type="float">
            <text:p>0,9</text:p>
          </table:table-cell>
          <table:table-cell table:formula="of:=IF(WEEKDAY([.A611];2)&lt; 6; 1; 0) * [.$J$3] *[.D611] *[.$J$7]" office:value-type="float" office:value="0" calcext:value-type="float">
            <text:p>0</text:p>
          </table:table-cell>
          <table:table-cell table:formula="of:=IF(WEEKDAY([.A611];2) = 7; 150; 0)" office:value-type="float" office:value="150" calcext:value-type="float">
            <text:p>150</text:p>
          </table:table-cell>
          <table:table-cell table:formula="of:=[.G610] -[.F611] +[.E611]" office:value-type="float" office:value="125578" calcext:value-type="float">
            <text:p>12557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02" calcext:value-type="date">
            <text:p>2.09.2024</text:p>
          </table:table-cell>
          <table:table-cell table:formula="of:=[.A612]" office:value-type="date" office:date-value="2024-09-02" calcext:value-type="date">
            <text:p>09-02</text:p>
          </table:table-cell>
          <table:table-cell table:style-name="ce1" table:formula="of:=IF([.B612] &lt; DATE(YEAR([.A612]);3;21); &quot;ZIMA&quot;; IF([.B612] &lt; DATE(YEAR([.A612]);6;21);&quot;WIOSNA&quot; ; IF([.B612] &lt; DATE(YEAR([.A612]);9;23); &quot;LATO&quot;; IF([.B612] &lt; DATE(YEAR([.A612]);12;21);&quot;JESIEŃ&quot;; &quot;ZIMA&quot;))))" office:value-type="string" office:string-value="LATO" calcext:value-type="string">
            <text:p>LATO</text:p>
          </table:table-cell>
          <table:table-cell table:formula="of:=IF([.C612] = &quot;ZIMA&quot;; 0.2; IF([.C612] = &quot;WIOSNA&quot;; 0.5; IF([.C612] = &quot;LATO&quot;; 0.9; 0.4)))" office:value-type="float" office:value="0.9" calcext:value-type="float">
            <text:p>0,9</text:p>
          </table:table-cell>
          <table:table-cell table:formula="of:=IF(WEEKDAY([.A612];2)&lt; 6; 1; 0) * [.$J$3] *[.D612] *[.$J$7]" office:value-type="float" office:value="594" calcext:value-type="float">
            <text:p>594</text:p>
          </table:table-cell>
          <table:table-cell table:formula="of:=IF(WEEKDAY([.A612];2) = 7; 150; 0)" office:value-type="float" office:value="0" calcext:value-type="float">
            <text:p>0</text:p>
          </table:table-cell>
          <table:table-cell table:formula="of:=[.G611] -[.F612] +[.E612]" office:value-type="float" office:value="126172" calcext:value-type="float">
            <text:p>126172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03" calcext:value-type="date">
            <text:p>3.09.2024</text:p>
          </table:table-cell>
          <table:table-cell table:formula="of:=[.A613]" office:value-type="date" office:date-value="2024-09-03" calcext:value-type="date">
            <text:p>09-03</text:p>
          </table:table-cell>
          <table:table-cell table:style-name="ce1" table:formula="of:=IF([.B613] &lt; DATE(YEAR([.A613]);3;21); &quot;ZIMA&quot;; IF([.B613] &lt; DATE(YEAR([.A613]);6;21);&quot;WIOSNA&quot; ; IF([.B613] &lt; DATE(YEAR([.A613]);9;23); &quot;LATO&quot;; IF([.B613] &lt; DATE(YEAR([.A613]);12;21);&quot;JESIEŃ&quot;; &quot;ZIMA&quot;))))" office:value-type="string" office:string-value="LATO" calcext:value-type="string">
            <text:p>LATO</text:p>
          </table:table-cell>
          <table:table-cell table:formula="of:=IF([.C613] = &quot;ZIMA&quot;; 0.2; IF([.C613] = &quot;WIOSNA&quot;; 0.5; IF([.C613] = &quot;LATO&quot;; 0.9; 0.4)))" office:value-type="float" office:value="0.9" calcext:value-type="float">
            <text:p>0,9</text:p>
          </table:table-cell>
          <table:table-cell table:formula="of:=IF(WEEKDAY([.A613];2)&lt; 6; 1; 0) * [.$J$3] *[.D613] *[.$J$7]" office:value-type="float" office:value="594" calcext:value-type="float">
            <text:p>594</text:p>
          </table:table-cell>
          <table:table-cell table:formula="of:=IF(WEEKDAY([.A613];2) = 7; 150; 0)" office:value-type="float" office:value="0" calcext:value-type="float">
            <text:p>0</text:p>
          </table:table-cell>
          <table:table-cell table:formula="of:=[.G612] -[.F613] +[.E613]" office:value-type="float" office:value="126766" calcext:value-type="float">
            <text:p>126766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04" calcext:value-type="date">
            <text:p>4.09.2024</text:p>
          </table:table-cell>
          <table:table-cell table:formula="of:=[.A614]" office:value-type="date" office:date-value="2024-09-04" calcext:value-type="date">
            <text:p>09-04</text:p>
          </table:table-cell>
          <table:table-cell table:style-name="ce1" table:formula="of:=IF([.B614] &lt; DATE(YEAR([.A614]);3;21); &quot;ZIMA&quot;; IF([.B614] &lt; DATE(YEAR([.A614]);6;21);&quot;WIOSNA&quot; ; IF([.B614] &lt; DATE(YEAR([.A614]);9;23); &quot;LATO&quot;; IF([.B614] &lt; DATE(YEAR([.A614]);12;21);&quot;JESIEŃ&quot;; &quot;ZIMA&quot;))))" office:value-type="string" office:string-value="LATO" calcext:value-type="string">
            <text:p>LATO</text:p>
          </table:table-cell>
          <table:table-cell table:formula="of:=IF([.C614] = &quot;ZIMA&quot;; 0.2; IF([.C614] = &quot;WIOSNA&quot;; 0.5; IF([.C614] = &quot;LATO&quot;; 0.9; 0.4)))" office:value-type="float" office:value="0.9" calcext:value-type="float">
            <text:p>0,9</text:p>
          </table:table-cell>
          <table:table-cell table:formula="of:=IF(WEEKDAY([.A614];2)&lt; 6; 1; 0) * [.$J$3] *[.D614] *[.$J$7]" office:value-type="float" office:value="594" calcext:value-type="float">
            <text:p>594</text:p>
          </table:table-cell>
          <table:table-cell table:formula="of:=IF(WEEKDAY([.A614];2) = 7; 150; 0)" office:value-type="float" office:value="0" calcext:value-type="float">
            <text:p>0</text:p>
          </table:table-cell>
          <table:table-cell table:formula="of:=[.G613] -[.F614] +[.E614]" office:value-type="float" office:value="127360" calcext:value-type="float">
            <text:p>12736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05" calcext:value-type="date">
            <text:p>5.09.2024</text:p>
          </table:table-cell>
          <table:table-cell table:formula="of:=[.A615]" office:value-type="date" office:date-value="2024-09-05" calcext:value-type="date">
            <text:p>09-05</text:p>
          </table:table-cell>
          <table:table-cell table:style-name="ce1" table:formula="of:=IF([.B615] &lt; DATE(YEAR([.A615]);3;21); &quot;ZIMA&quot;; IF([.B615] &lt; DATE(YEAR([.A615]);6;21);&quot;WIOSNA&quot; ; IF([.B615] &lt; DATE(YEAR([.A615]);9;23); &quot;LATO&quot;; IF([.B615] &lt; DATE(YEAR([.A615]);12;21);&quot;JESIEŃ&quot;; &quot;ZIMA&quot;))))" office:value-type="string" office:string-value="LATO" calcext:value-type="string">
            <text:p>LATO</text:p>
          </table:table-cell>
          <table:table-cell table:formula="of:=IF([.C615] = &quot;ZIMA&quot;; 0.2; IF([.C615] = &quot;WIOSNA&quot;; 0.5; IF([.C615] = &quot;LATO&quot;; 0.9; 0.4)))" office:value-type="float" office:value="0.9" calcext:value-type="float">
            <text:p>0,9</text:p>
          </table:table-cell>
          <table:table-cell table:formula="of:=IF(WEEKDAY([.A615];2)&lt; 6; 1; 0) * [.$J$3] *[.D615] *[.$J$7]" office:value-type="float" office:value="594" calcext:value-type="float">
            <text:p>594</text:p>
          </table:table-cell>
          <table:table-cell table:formula="of:=IF(WEEKDAY([.A615];2) = 7; 150; 0)" office:value-type="float" office:value="0" calcext:value-type="float">
            <text:p>0</text:p>
          </table:table-cell>
          <table:table-cell table:formula="of:=[.G614] -[.F615] +[.E615]" office:value-type="float" office:value="127954" calcext:value-type="float">
            <text:p>12795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06" calcext:value-type="date">
            <text:p>6.09.2024</text:p>
          </table:table-cell>
          <table:table-cell table:formula="of:=[.A616]" office:value-type="date" office:date-value="2024-09-06" calcext:value-type="date">
            <text:p>09-06</text:p>
          </table:table-cell>
          <table:table-cell table:style-name="ce1" table:formula="of:=IF([.B616] &lt; DATE(YEAR([.A616]);3;21); &quot;ZIMA&quot;; IF([.B616] &lt; DATE(YEAR([.A616]);6;21);&quot;WIOSNA&quot; ; IF([.B616] &lt; DATE(YEAR([.A616]);9;23); &quot;LATO&quot;; IF([.B616] &lt; DATE(YEAR([.A616]);12;21);&quot;JESIEŃ&quot;; &quot;ZIMA&quot;))))" office:value-type="string" office:string-value="LATO" calcext:value-type="string">
            <text:p>LATO</text:p>
          </table:table-cell>
          <table:table-cell table:formula="of:=IF([.C616] = &quot;ZIMA&quot;; 0.2; IF([.C616] = &quot;WIOSNA&quot;; 0.5; IF([.C616] = &quot;LATO&quot;; 0.9; 0.4)))" office:value-type="float" office:value="0.9" calcext:value-type="float">
            <text:p>0,9</text:p>
          </table:table-cell>
          <table:table-cell table:formula="of:=IF(WEEKDAY([.A616];2)&lt; 6; 1; 0) * [.$J$3] *[.D616] *[.$J$7]" office:value-type="float" office:value="594" calcext:value-type="float">
            <text:p>594</text:p>
          </table:table-cell>
          <table:table-cell table:formula="of:=IF(WEEKDAY([.A616];2) = 7; 150; 0)" office:value-type="float" office:value="0" calcext:value-type="float">
            <text:p>0</text:p>
          </table:table-cell>
          <table:table-cell table:formula="of:=[.G615] -[.F616] +[.E616]" office:value-type="float" office:value="128548" calcext:value-type="float">
            <text:p>12854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07" calcext:value-type="date">
            <text:p>7.09.2024</text:p>
          </table:table-cell>
          <table:table-cell table:formula="of:=[.A617]" office:value-type="date" office:date-value="2024-09-07" calcext:value-type="date">
            <text:p>09-07</text:p>
          </table:table-cell>
          <table:table-cell table:style-name="ce1" table:formula="of:=IF([.B617] &lt; DATE(YEAR([.A617]);3;21); &quot;ZIMA&quot;; IF([.B617] &lt; DATE(YEAR([.A617]);6;21);&quot;WIOSNA&quot; ; IF([.B617] &lt; DATE(YEAR([.A617]);9;23); &quot;LATO&quot;; IF([.B617] &lt; DATE(YEAR([.A617]);12;21);&quot;JESIEŃ&quot;; &quot;ZIMA&quot;))))" office:value-type="string" office:string-value="LATO" calcext:value-type="string">
            <text:p>LATO</text:p>
          </table:table-cell>
          <table:table-cell table:formula="of:=IF([.C617] = &quot;ZIMA&quot;; 0.2; IF([.C617] = &quot;WIOSNA&quot;; 0.5; IF([.C617] = &quot;LATO&quot;; 0.9; 0.4)))" office:value-type="float" office:value="0.9" calcext:value-type="float">
            <text:p>0,9</text:p>
          </table:table-cell>
          <table:table-cell table:formula="of:=IF(WEEKDAY([.A617];2)&lt; 6; 1; 0) * [.$J$3] *[.D617] *[.$J$7]" office:value-type="float" office:value="0" calcext:value-type="float">
            <text:p>0</text:p>
          </table:table-cell>
          <table:table-cell table:formula="of:=IF(WEEKDAY([.A617];2) = 7; 150; 0)" office:value-type="float" office:value="0" calcext:value-type="float">
            <text:p>0</text:p>
          </table:table-cell>
          <table:table-cell table:formula="of:=[.G616] -[.F617] +[.E617]" office:value-type="float" office:value="128548" calcext:value-type="float">
            <text:p>12854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08" calcext:value-type="date">
            <text:p>8.09.2024</text:p>
          </table:table-cell>
          <table:table-cell table:formula="of:=[.A618]" office:value-type="date" office:date-value="2024-09-08" calcext:value-type="date">
            <text:p>09-08</text:p>
          </table:table-cell>
          <table:table-cell table:style-name="ce1" table:formula="of:=IF([.B618] &lt; DATE(YEAR([.A618]);3;21); &quot;ZIMA&quot;; IF([.B618] &lt; DATE(YEAR([.A618]);6;21);&quot;WIOSNA&quot; ; IF([.B618] &lt; DATE(YEAR([.A618]);9;23); &quot;LATO&quot;; IF([.B618] &lt; DATE(YEAR([.A618]);12;21);&quot;JESIEŃ&quot;; &quot;ZIMA&quot;))))" office:value-type="string" office:string-value="LATO" calcext:value-type="string">
            <text:p>LATO</text:p>
          </table:table-cell>
          <table:table-cell table:formula="of:=IF([.C618] = &quot;ZIMA&quot;; 0.2; IF([.C618] = &quot;WIOSNA&quot;; 0.5; IF([.C618] = &quot;LATO&quot;; 0.9; 0.4)))" office:value-type="float" office:value="0.9" calcext:value-type="float">
            <text:p>0,9</text:p>
          </table:table-cell>
          <table:table-cell table:formula="of:=IF(WEEKDAY([.A618];2)&lt; 6; 1; 0) * [.$J$3] *[.D618] *[.$J$7]" office:value-type="float" office:value="0" calcext:value-type="float">
            <text:p>0</text:p>
          </table:table-cell>
          <table:table-cell table:formula="of:=IF(WEEKDAY([.A618];2) = 7; 150; 0)" office:value-type="float" office:value="150" calcext:value-type="float">
            <text:p>150</text:p>
          </table:table-cell>
          <table:table-cell table:formula="of:=[.G617] -[.F618] +[.E618]" office:value-type="float" office:value="128398" calcext:value-type="float">
            <text:p>12839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09" calcext:value-type="date">
            <text:p>9.09.2024</text:p>
          </table:table-cell>
          <table:table-cell table:formula="of:=[.A619]" office:value-type="date" office:date-value="2024-09-09" calcext:value-type="date">
            <text:p>09-09</text:p>
          </table:table-cell>
          <table:table-cell table:style-name="ce1" table:formula="of:=IF([.B619] &lt; DATE(YEAR([.A619]);3;21); &quot;ZIMA&quot;; IF([.B619] &lt; DATE(YEAR([.A619]);6;21);&quot;WIOSNA&quot; ; IF([.B619] &lt; DATE(YEAR([.A619]);9;23); &quot;LATO&quot;; IF([.B619] &lt; DATE(YEAR([.A619]);12;21);&quot;JESIEŃ&quot;; &quot;ZIMA&quot;))))" office:value-type="string" office:string-value="LATO" calcext:value-type="string">
            <text:p>LATO</text:p>
          </table:table-cell>
          <table:table-cell table:formula="of:=IF([.C619] = &quot;ZIMA&quot;; 0.2; IF([.C619] = &quot;WIOSNA&quot;; 0.5; IF([.C619] = &quot;LATO&quot;; 0.9; 0.4)))" office:value-type="float" office:value="0.9" calcext:value-type="float">
            <text:p>0,9</text:p>
          </table:table-cell>
          <table:table-cell table:formula="of:=IF(WEEKDAY([.A619];2)&lt; 6; 1; 0) * [.$J$3] *[.D619] *[.$J$7]" office:value-type="float" office:value="594" calcext:value-type="float">
            <text:p>594</text:p>
          </table:table-cell>
          <table:table-cell table:formula="of:=IF(WEEKDAY([.A619];2) = 7; 150; 0)" office:value-type="float" office:value="0" calcext:value-type="float">
            <text:p>0</text:p>
          </table:table-cell>
          <table:table-cell table:formula="of:=[.G618] -[.F619] +[.E619]" office:value-type="float" office:value="128992" calcext:value-type="float">
            <text:p>128992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10" calcext:value-type="date">
            <text:p>10.09.2024</text:p>
          </table:table-cell>
          <table:table-cell table:formula="of:=[.A620]" office:value-type="date" office:date-value="2024-09-10" calcext:value-type="date">
            <text:p>09-10</text:p>
          </table:table-cell>
          <table:table-cell table:style-name="ce1" table:formula="of:=IF([.B620] &lt; DATE(YEAR([.A620]);3;21); &quot;ZIMA&quot;; IF([.B620] &lt; DATE(YEAR([.A620]);6;21);&quot;WIOSNA&quot; ; IF([.B620] &lt; DATE(YEAR([.A620]);9;23); &quot;LATO&quot;; IF([.B620] &lt; DATE(YEAR([.A620]);12;21);&quot;JESIEŃ&quot;; &quot;ZIMA&quot;))))" office:value-type="string" office:string-value="LATO" calcext:value-type="string">
            <text:p>LATO</text:p>
          </table:table-cell>
          <table:table-cell table:formula="of:=IF([.C620] = &quot;ZIMA&quot;; 0.2; IF([.C620] = &quot;WIOSNA&quot;; 0.5; IF([.C620] = &quot;LATO&quot;; 0.9; 0.4)))" office:value-type="float" office:value="0.9" calcext:value-type="float">
            <text:p>0,9</text:p>
          </table:table-cell>
          <table:table-cell table:formula="of:=IF(WEEKDAY([.A620];2)&lt; 6; 1; 0) * [.$J$3] *[.D620] *[.$J$7]" office:value-type="float" office:value="594" calcext:value-type="float">
            <text:p>594</text:p>
          </table:table-cell>
          <table:table-cell table:formula="of:=IF(WEEKDAY([.A620];2) = 7; 150; 0)" office:value-type="float" office:value="0" calcext:value-type="float">
            <text:p>0</text:p>
          </table:table-cell>
          <table:table-cell table:formula="of:=[.G619] -[.F620] +[.E620]" office:value-type="float" office:value="129586" calcext:value-type="float">
            <text:p>129586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11" calcext:value-type="date">
            <text:p>11.09.2024</text:p>
          </table:table-cell>
          <table:table-cell table:formula="of:=[.A621]" office:value-type="date" office:date-value="2024-09-11" calcext:value-type="date">
            <text:p>09-11</text:p>
          </table:table-cell>
          <table:table-cell table:style-name="ce1" table:formula="of:=IF([.B621] &lt; DATE(YEAR([.A621]);3;21); &quot;ZIMA&quot;; IF([.B621] &lt; DATE(YEAR([.A621]);6;21);&quot;WIOSNA&quot; ; IF([.B621] &lt; DATE(YEAR([.A621]);9;23); &quot;LATO&quot;; IF([.B621] &lt; DATE(YEAR([.A621]);12;21);&quot;JESIEŃ&quot;; &quot;ZIMA&quot;))))" office:value-type="string" office:string-value="LATO" calcext:value-type="string">
            <text:p>LATO</text:p>
          </table:table-cell>
          <table:table-cell table:formula="of:=IF([.C621] = &quot;ZIMA&quot;; 0.2; IF([.C621] = &quot;WIOSNA&quot;; 0.5; IF([.C621] = &quot;LATO&quot;; 0.9; 0.4)))" office:value-type="float" office:value="0.9" calcext:value-type="float">
            <text:p>0,9</text:p>
          </table:table-cell>
          <table:table-cell table:formula="of:=IF(WEEKDAY([.A621];2)&lt; 6; 1; 0) * [.$J$3] *[.D621] *[.$J$7]" office:value-type="float" office:value="594" calcext:value-type="float">
            <text:p>594</text:p>
          </table:table-cell>
          <table:table-cell table:formula="of:=IF(WEEKDAY([.A621];2) = 7; 150; 0)" office:value-type="float" office:value="0" calcext:value-type="float">
            <text:p>0</text:p>
          </table:table-cell>
          <table:table-cell table:formula="of:=[.G620] -[.F621] +[.E621]" office:value-type="float" office:value="130180" calcext:value-type="float">
            <text:p>13018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12" calcext:value-type="date">
            <text:p>12.09.2024</text:p>
          </table:table-cell>
          <table:table-cell table:formula="of:=[.A622]" office:value-type="date" office:date-value="2024-09-12" calcext:value-type="date">
            <text:p>09-12</text:p>
          </table:table-cell>
          <table:table-cell table:style-name="ce1" table:formula="of:=IF([.B622] &lt; DATE(YEAR([.A622]);3;21); &quot;ZIMA&quot;; IF([.B622] &lt; DATE(YEAR([.A622]);6;21);&quot;WIOSNA&quot; ; IF([.B622] &lt; DATE(YEAR([.A622]);9;23); &quot;LATO&quot;; IF([.B622] &lt; DATE(YEAR([.A622]);12;21);&quot;JESIEŃ&quot;; &quot;ZIMA&quot;))))" office:value-type="string" office:string-value="LATO" calcext:value-type="string">
            <text:p>LATO</text:p>
          </table:table-cell>
          <table:table-cell table:formula="of:=IF([.C622] = &quot;ZIMA&quot;; 0.2; IF([.C622] = &quot;WIOSNA&quot;; 0.5; IF([.C622] = &quot;LATO&quot;; 0.9; 0.4)))" office:value-type="float" office:value="0.9" calcext:value-type="float">
            <text:p>0,9</text:p>
          </table:table-cell>
          <table:table-cell table:formula="of:=IF(WEEKDAY([.A622];2)&lt; 6; 1; 0) * [.$J$3] *[.D622] *[.$J$7]" office:value-type="float" office:value="594" calcext:value-type="float">
            <text:p>594</text:p>
          </table:table-cell>
          <table:table-cell table:formula="of:=IF(WEEKDAY([.A622];2) = 7; 150; 0)" office:value-type="float" office:value="0" calcext:value-type="float">
            <text:p>0</text:p>
          </table:table-cell>
          <table:table-cell table:formula="of:=[.G621] -[.F622] +[.E622]" office:value-type="float" office:value="130774" calcext:value-type="float">
            <text:p>13077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13" calcext:value-type="date">
            <text:p>13.09.2024</text:p>
          </table:table-cell>
          <table:table-cell table:formula="of:=[.A623]" office:value-type="date" office:date-value="2024-09-13" calcext:value-type="date">
            <text:p>09-13</text:p>
          </table:table-cell>
          <table:table-cell table:style-name="ce1" table:formula="of:=IF([.B623] &lt; DATE(YEAR([.A623]);3;21); &quot;ZIMA&quot;; IF([.B623] &lt; DATE(YEAR([.A623]);6;21);&quot;WIOSNA&quot; ; IF([.B623] &lt; DATE(YEAR([.A623]);9;23); &quot;LATO&quot;; IF([.B623] &lt; DATE(YEAR([.A623]);12;21);&quot;JESIEŃ&quot;; &quot;ZIMA&quot;))))" office:value-type="string" office:string-value="LATO" calcext:value-type="string">
            <text:p>LATO</text:p>
          </table:table-cell>
          <table:table-cell table:formula="of:=IF([.C623] = &quot;ZIMA&quot;; 0.2; IF([.C623] = &quot;WIOSNA&quot;; 0.5; IF([.C623] = &quot;LATO&quot;; 0.9; 0.4)))" office:value-type="float" office:value="0.9" calcext:value-type="float">
            <text:p>0,9</text:p>
          </table:table-cell>
          <table:table-cell table:formula="of:=IF(WEEKDAY([.A623];2)&lt; 6; 1; 0) * [.$J$3] *[.D623] *[.$J$7]" office:value-type="float" office:value="594" calcext:value-type="float">
            <text:p>594</text:p>
          </table:table-cell>
          <table:table-cell table:formula="of:=IF(WEEKDAY([.A623];2) = 7; 150; 0)" office:value-type="float" office:value="0" calcext:value-type="float">
            <text:p>0</text:p>
          </table:table-cell>
          <table:table-cell table:formula="of:=[.G622] -[.F623] +[.E623]" office:value-type="float" office:value="131368" calcext:value-type="float">
            <text:p>13136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14" calcext:value-type="date">
            <text:p>14.09.2024</text:p>
          </table:table-cell>
          <table:table-cell table:formula="of:=[.A624]" office:value-type="date" office:date-value="2024-09-14" calcext:value-type="date">
            <text:p>09-14</text:p>
          </table:table-cell>
          <table:table-cell table:style-name="ce1" table:formula="of:=IF([.B624] &lt; DATE(YEAR([.A624]);3;21); &quot;ZIMA&quot;; IF([.B624] &lt; DATE(YEAR([.A624]);6;21);&quot;WIOSNA&quot; ; IF([.B624] &lt; DATE(YEAR([.A624]);9;23); &quot;LATO&quot;; IF([.B624] &lt; DATE(YEAR([.A624]);12;21);&quot;JESIEŃ&quot;; &quot;ZIMA&quot;))))" office:value-type="string" office:string-value="LATO" calcext:value-type="string">
            <text:p>LATO</text:p>
          </table:table-cell>
          <table:table-cell table:formula="of:=IF([.C624] = &quot;ZIMA&quot;; 0.2; IF([.C624] = &quot;WIOSNA&quot;; 0.5; IF([.C624] = &quot;LATO&quot;; 0.9; 0.4)))" office:value-type="float" office:value="0.9" calcext:value-type="float">
            <text:p>0,9</text:p>
          </table:table-cell>
          <table:table-cell table:formula="of:=IF(WEEKDAY([.A624];2)&lt; 6; 1; 0) * [.$J$3] *[.D624] *[.$J$7]" office:value-type="float" office:value="0" calcext:value-type="float">
            <text:p>0</text:p>
          </table:table-cell>
          <table:table-cell table:formula="of:=IF(WEEKDAY([.A624];2) = 7; 150; 0)" office:value-type="float" office:value="0" calcext:value-type="float">
            <text:p>0</text:p>
          </table:table-cell>
          <table:table-cell table:formula="of:=[.G623] -[.F624] +[.E624]" office:value-type="float" office:value="131368" calcext:value-type="float">
            <text:p>13136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15" calcext:value-type="date">
            <text:p>15.09.2024</text:p>
          </table:table-cell>
          <table:table-cell table:formula="of:=[.A625]" office:value-type="date" office:date-value="2024-09-15" calcext:value-type="date">
            <text:p>09-15</text:p>
          </table:table-cell>
          <table:table-cell table:style-name="ce1" table:formula="of:=IF([.B625] &lt; DATE(YEAR([.A625]);3;21); &quot;ZIMA&quot;; IF([.B625] &lt; DATE(YEAR([.A625]);6;21);&quot;WIOSNA&quot; ; IF([.B625] &lt; DATE(YEAR([.A625]);9;23); &quot;LATO&quot;; IF([.B625] &lt; DATE(YEAR([.A625]);12;21);&quot;JESIEŃ&quot;; &quot;ZIMA&quot;))))" office:value-type="string" office:string-value="LATO" calcext:value-type="string">
            <text:p>LATO</text:p>
          </table:table-cell>
          <table:table-cell table:formula="of:=IF([.C625] = &quot;ZIMA&quot;; 0.2; IF([.C625] = &quot;WIOSNA&quot;; 0.5; IF([.C625] = &quot;LATO&quot;; 0.9; 0.4)))" office:value-type="float" office:value="0.9" calcext:value-type="float">
            <text:p>0,9</text:p>
          </table:table-cell>
          <table:table-cell table:formula="of:=IF(WEEKDAY([.A625];2)&lt; 6; 1; 0) * [.$J$3] *[.D625] *[.$J$7]" office:value-type="float" office:value="0" calcext:value-type="float">
            <text:p>0</text:p>
          </table:table-cell>
          <table:table-cell table:formula="of:=IF(WEEKDAY([.A625];2) = 7; 150; 0)" office:value-type="float" office:value="150" calcext:value-type="float">
            <text:p>150</text:p>
          </table:table-cell>
          <table:table-cell table:formula="of:=[.G624] -[.F625] +[.E625]" office:value-type="float" office:value="131218" calcext:value-type="float">
            <text:p>13121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16" calcext:value-type="date">
            <text:p>16.09.2024</text:p>
          </table:table-cell>
          <table:table-cell table:formula="of:=[.A626]" office:value-type="date" office:date-value="2024-09-16" calcext:value-type="date">
            <text:p>09-16</text:p>
          </table:table-cell>
          <table:table-cell table:style-name="ce1" table:formula="of:=IF([.B626] &lt; DATE(YEAR([.A626]);3;21); &quot;ZIMA&quot;; IF([.B626] &lt; DATE(YEAR([.A626]);6;21);&quot;WIOSNA&quot; ; IF([.B626] &lt; DATE(YEAR([.A626]);9;23); &quot;LATO&quot;; IF([.B626] &lt; DATE(YEAR([.A626]);12;21);&quot;JESIEŃ&quot;; &quot;ZIMA&quot;))))" office:value-type="string" office:string-value="LATO" calcext:value-type="string">
            <text:p>LATO</text:p>
          </table:table-cell>
          <table:table-cell table:formula="of:=IF([.C626] = &quot;ZIMA&quot;; 0.2; IF([.C626] = &quot;WIOSNA&quot;; 0.5; IF([.C626] = &quot;LATO&quot;; 0.9; 0.4)))" office:value-type="float" office:value="0.9" calcext:value-type="float">
            <text:p>0,9</text:p>
          </table:table-cell>
          <table:table-cell table:formula="of:=IF(WEEKDAY([.A626];2)&lt; 6; 1; 0) * [.$J$3] *[.D626] *[.$J$7]" office:value-type="float" office:value="594" calcext:value-type="float">
            <text:p>594</text:p>
          </table:table-cell>
          <table:table-cell table:formula="of:=IF(WEEKDAY([.A626];2) = 7; 150; 0)" office:value-type="float" office:value="0" calcext:value-type="float">
            <text:p>0</text:p>
          </table:table-cell>
          <table:table-cell table:formula="of:=[.G625] -[.F626] +[.E626]" office:value-type="float" office:value="131812" calcext:value-type="float">
            <text:p>131812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17" calcext:value-type="date">
            <text:p>17.09.2024</text:p>
          </table:table-cell>
          <table:table-cell table:formula="of:=[.A627]" office:value-type="date" office:date-value="2024-09-17" calcext:value-type="date">
            <text:p>09-17</text:p>
          </table:table-cell>
          <table:table-cell table:style-name="ce1" table:formula="of:=IF([.B627] &lt; DATE(YEAR([.A627]);3;21); &quot;ZIMA&quot;; IF([.B627] &lt; DATE(YEAR([.A627]);6;21);&quot;WIOSNA&quot; ; IF([.B627] &lt; DATE(YEAR([.A627]);9;23); &quot;LATO&quot;; IF([.B627] &lt; DATE(YEAR([.A627]);12;21);&quot;JESIEŃ&quot;; &quot;ZIMA&quot;))))" office:value-type="string" office:string-value="LATO" calcext:value-type="string">
            <text:p>LATO</text:p>
          </table:table-cell>
          <table:table-cell table:formula="of:=IF([.C627] = &quot;ZIMA&quot;; 0.2; IF([.C627] = &quot;WIOSNA&quot;; 0.5; IF([.C627] = &quot;LATO&quot;; 0.9; 0.4)))" office:value-type="float" office:value="0.9" calcext:value-type="float">
            <text:p>0,9</text:p>
          </table:table-cell>
          <table:table-cell table:formula="of:=IF(WEEKDAY([.A627];2)&lt; 6; 1; 0) * [.$J$3] *[.D627] *[.$J$7]" office:value-type="float" office:value="594" calcext:value-type="float">
            <text:p>594</text:p>
          </table:table-cell>
          <table:table-cell table:formula="of:=IF(WEEKDAY([.A627];2) = 7; 150; 0)" office:value-type="float" office:value="0" calcext:value-type="float">
            <text:p>0</text:p>
          </table:table-cell>
          <table:table-cell table:formula="of:=[.G626] -[.F627] +[.E627]" office:value-type="float" office:value="132406" calcext:value-type="float">
            <text:p>132406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18" calcext:value-type="date">
            <text:p>18.09.2024</text:p>
          </table:table-cell>
          <table:table-cell table:formula="of:=[.A628]" office:value-type="date" office:date-value="2024-09-18" calcext:value-type="date">
            <text:p>09-18</text:p>
          </table:table-cell>
          <table:table-cell table:style-name="ce1" table:formula="of:=IF([.B628] &lt; DATE(YEAR([.A628]);3;21); &quot;ZIMA&quot;; IF([.B628] &lt; DATE(YEAR([.A628]);6;21);&quot;WIOSNA&quot; ; IF([.B628] &lt; DATE(YEAR([.A628]);9;23); &quot;LATO&quot;; IF([.B628] &lt; DATE(YEAR([.A628]);12;21);&quot;JESIEŃ&quot;; &quot;ZIMA&quot;))))" office:value-type="string" office:string-value="LATO" calcext:value-type="string">
            <text:p>LATO</text:p>
          </table:table-cell>
          <table:table-cell table:formula="of:=IF([.C628] = &quot;ZIMA&quot;; 0.2; IF([.C628] = &quot;WIOSNA&quot;; 0.5; IF([.C628] = &quot;LATO&quot;; 0.9; 0.4)))" office:value-type="float" office:value="0.9" calcext:value-type="float">
            <text:p>0,9</text:p>
          </table:table-cell>
          <table:table-cell table:formula="of:=IF(WEEKDAY([.A628];2)&lt; 6; 1; 0) * [.$J$3] *[.D628] *[.$J$7]" office:value-type="float" office:value="594" calcext:value-type="float">
            <text:p>594</text:p>
          </table:table-cell>
          <table:table-cell table:formula="of:=IF(WEEKDAY([.A628];2) = 7; 150; 0)" office:value-type="float" office:value="0" calcext:value-type="float">
            <text:p>0</text:p>
          </table:table-cell>
          <table:table-cell table:formula="of:=[.G627] -[.F628] +[.E628]" office:value-type="float" office:value="133000" calcext:value-type="float">
            <text:p>1330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19" calcext:value-type="date">
            <text:p>19.09.2024</text:p>
          </table:table-cell>
          <table:table-cell table:formula="of:=[.A629]" office:value-type="date" office:date-value="2024-09-19" calcext:value-type="date">
            <text:p>09-19</text:p>
          </table:table-cell>
          <table:table-cell table:style-name="ce1" table:formula="of:=IF([.B629] &lt; DATE(YEAR([.A629]);3;21); &quot;ZIMA&quot;; IF([.B629] &lt; DATE(YEAR([.A629]);6;21);&quot;WIOSNA&quot; ; IF([.B629] &lt; DATE(YEAR([.A629]);9;23); &quot;LATO&quot;; IF([.B629] &lt; DATE(YEAR([.A629]);12;21);&quot;JESIEŃ&quot;; &quot;ZIMA&quot;))))" office:value-type="string" office:string-value="LATO" calcext:value-type="string">
            <text:p>LATO</text:p>
          </table:table-cell>
          <table:table-cell table:formula="of:=IF([.C629] = &quot;ZIMA&quot;; 0.2; IF([.C629] = &quot;WIOSNA&quot;; 0.5; IF([.C629] = &quot;LATO&quot;; 0.9; 0.4)))" office:value-type="float" office:value="0.9" calcext:value-type="float">
            <text:p>0,9</text:p>
          </table:table-cell>
          <table:table-cell table:formula="of:=IF(WEEKDAY([.A629];2)&lt; 6; 1; 0) * [.$J$3] *[.D629] *[.$J$7]" office:value-type="float" office:value="594" calcext:value-type="float">
            <text:p>594</text:p>
          </table:table-cell>
          <table:table-cell table:formula="of:=IF(WEEKDAY([.A629];2) = 7; 150; 0)" office:value-type="float" office:value="0" calcext:value-type="float">
            <text:p>0</text:p>
          </table:table-cell>
          <table:table-cell table:formula="of:=[.G628] -[.F629] +[.E629]" office:value-type="float" office:value="133594" calcext:value-type="float">
            <text:p>13359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20" calcext:value-type="date">
            <text:p>20.09.2024</text:p>
          </table:table-cell>
          <table:table-cell table:formula="of:=[.A630]" office:value-type="date" office:date-value="2024-09-20" calcext:value-type="date">
            <text:p>09-20</text:p>
          </table:table-cell>
          <table:table-cell table:style-name="ce1" table:formula="of:=IF([.B630] &lt; DATE(YEAR([.A630]);3;21); &quot;ZIMA&quot;; IF([.B630] &lt; DATE(YEAR([.A630]);6;21);&quot;WIOSNA&quot; ; IF([.B630] &lt; DATE(YEAR([.A630]);9;23); &quot;LATO&quot;; IF([.B630] &lt; DATE(YEAR([.A630]);12;21);&quot;JESIEŃ&quot;; &quot;ZIMA&quot;))))" office:value-type="string" office:string-value="LATO" calcext:value-type="string">
            <text:p>LATO</text:p>
          </table:table-cell>
          <table:table-cell table:formula="of:=IF([.C630] = &quot;ZIMA&quot;; 0.2; IF([.C630] = &quot;WIOSNA&quot;; 0.5; IF([.C630] = &quot;LATO&quot;; 0.9; 0.4)))" office:value-type="float" office:value="0.9" calcext:value-type="float">
            <text:p>0,9</text:p>
          </table:table-cell>
          <table:table-cell table:formula="of:=IF(WEEKDAY([.A630];2)&lt; 6; 1; 0) * [.$J$3] *[.D630] *[.$J$7]" office:value-type="float" office:value="594" calcext:value-type="float">
            <text:p>594</text:p>
          </table:table-cell>
          <table:table-cell table:formula="of:=IF(WEEKDAY([.A630];2) = 7; 150; 0)" office:value-type="float" office:value="0" calcext:value-type="float">
            <text:p>0</text:p>
          </table:table-cell>
          <table:table-cell table:formula="of:=[.G629] -[.F630] +[.E630]" office:value-type="float" office:value="134188" calcext:value-type="float">
            <text:p>13418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21" calcext:value-type="date">
            <text:p>21.09.2024</text:p>
          </table:table-cell>
          <table:table-cell table:formula="of:=[.A631]" office:value-type="date" office:date-value="2024-09-21" calcext:value-type="date">
            <text:p>09-21</text:p>
          </table:table-cell>
          <table:table-cell table:style-name="ce1" table:formula="of:=IF([.B631] &lt; DATE(YEAR([.A631]);3;21); &quot;ZIMA&quot;; IF([.B631] &lt; DATE(YEAR([.A631]);6;21);&quot;WIOSNA&quot; ; IF([.B631] &lt; DATE(YEAR([.A631]);9;23); &quot;LATO&quot;; IF([.B631] &lt; DATE(YEAR([.A631]);12;21);&quot;JESIEŃ&quot;; &quot;ZIMA&quot;))))" office:value-type="string" office:string-value="LATO" calcext:value-type="string">
            <text:p>LATO</text:p>
          </table:table-cell>
          <table:table-cell table:formula="of:=IF([.C631] = &quot;ZIMA&quot;; 0.2; IF([.C631] = &quot;WIOSNA&quot;; 0.5; IF([.C631] = &quot;LATO&quot;; 0.9; 0.4)))" office:value-type="float" office:value="0.9" calcext:value-type="float">
            <text:p>0,9</text:p>
          </table:table-cell>
          <table:table-cell table:formula="of:=IF(WEEKDAY([.A631];2)&lt; 6; 1; 0) * [.$J$3] *[.D631] *[.$J$7]" office:value-type="float" office:value="0" calcext:value-type="float">
            <text:p>0</text:p>
          </table:table-cell>
          <table:table-cell table:formula="of:=IF(WEEKDAY([.A631];2) = 7; 150; 0)" office:value-type="float" office:value="0" calcext:value-type="float">
            <text:p>0</text:p>
          </table:table-cell>
          <table:table-cell table:formula="of:=[.G630] -[.F631] +[.E631]" office:value-type="float" office:value="134188" calcext:value-type="float">
            <text:p>13418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22" calcext:value-type="date">
            <text:p>22.09.2024</text:p>
          </table:table-cell>
          <table:table-cell table:formula="of:=[.A632]" office:value-type="date" office:date-value="2024-09-22" calcext:value-type="date">
            <text:p>09-22</text:p>
          </table:table-cell>
          <table:table-cell table:style-name="ce1" table:formula="of:=IF([.B632] &lt; DATE(YEAR([.A632]);3;21); &quot;ZIMA&quot;; IF([.B632] &lt; DATE(YEAR([.A632]);6;21);&quot;WIOSNA&quot; ; IF([.B632] &lt; DATE(YEAR([.A632]);9;23); &quot;LATO&quot;; IF([.B632] &lt; DATE(YEAR([.A632]);12;21);&quot;JESIEŃ&quot;; &quot;ZIMA&quot;))))" office:value-type="string" office:string-value="LATO" calcext:value-type="string">
            <text:p>LATO</text:p>
          </table:table-cell>
          <table:table-cell table:formula="of:=IF([.C632] = &quot;ZIMA&quot;; 0.2; IF([.C632] = &quot;WIOSNA&quot;; 0.5; IF([.C632] = &quot;LATO&quot;; 0.9; 0.4)))" office:value-type="float" office:value="0.9" calcext:value-type="float">
            <text:p>0,9</text:p>
          </table:table-cell>
          <table:table-cell table:formula="of:=IF(WEEKDAY([.A632];2)&lt; 6; 1; 0) * [.$J$3] *[.D632] *[.$J$7]" office:value-type="float" office:value="0" calcext:value-type="float">
            <text:p>0</text:p>
          </table:table-cell>
          <table:table-cell table:formula="of:=IF(WEEKDAY([.A632];2) = 7; 150; 0)" office:value-type="float" office:value="150" calcext:value-type="float">
            <text:p>150</text:p>
          </table:table-cell>
          <table:table-cell table:formula="of:=[.G631] -[.F632] +[.E632]" office:value-type="float" office:value="134038" calcext:value-type="float">
            <text:p>13403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23" calcext:value-type="date">
            <text:p>23.09.2024</text:p>
          </table:table-cell>
          <table:table-cell table:formula="of:=[.A633]" office:value-type="date" office:date-value="2024-09-23" calcext:value-type="date">
            <text:p>09-23</text:p>
          </table:table-cell>
          <table:table-cell table:style-name="ce1" table:formula="of:=IF([.B633] &lt; DATE(YEAR([.A633]);3;21); &quot;ZIMA&quot;; IF([.B633] &lt; DATE(YEAR([.A633]);6;21);&quot;WIOSNA&quot; ; IF([.B633] &lt; DATE(YEAR([.A633]);9;23); &quot;LATO&quot;; IF([.B633] &lt; DATE(YEAR([.A633]);12;21);&quot;JESIEŃ&quot;; &quot;ZIMA&quot;))))" office:value-type="string" office:string-value="JESIEŃ" calcext:value-type="string">
            <text:p>JESIEŃ</text:p>
          </table:table-cell>
          <table:table-cell table:formula="of:=IF([.C633] = &quot;ZIMA&quot;; 0.2; IF([.C633] = &quot;WIOSNA&quot;; 0.5; IF([.C633] = &quot;LATO&quot;; 0.9; 0.4)))" office:value-type="float" office:value="0.4" calcext:value-type="float">
            <text:p>0,4</text:p>
          </table:table-cell>
          <table:table-cell table:formula="of:=IF(WEEKDAY([.A633];2)&lt; 6; 1; 0) * [.$J$3] *[.D633] *[.$J$7]" office:value-type="float" office:value="264" calcext:value-type="float">
            <text:p>264</text:p>
          </table:table-cell>
          <table:table-cell table:formula="of:=IF(WEEKDAY([.A633];2) = 7; 150; 0)" office:value-type="float" office:value="0" calcext:value-type="float">
            <text:p>0</text:p>
          </table:table-cell>
          <table:table-cell table:formula="of:=[.G632] -[.F633] +[.E633]" office:value-type="float" office:value="134302" calcext:value-type="float">
            <text:p>134302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24" calcext:value-type="date">
            <text:p>24.09.2024</text:p>
          </table:table-cell>
          <table:table-cell table:formula="of:=[.A634]" office:value-type="date" office:date-value="2024-09-24" calcext:value-type="date">
            <text:p>09-24</text:p>
          </table:table-cell>
          <table:table-cell table:style-name="ce1" table:formula="of:=IF([.B634] &lt; DATE(YEAR([.A634]);3;21); &quot;ZIMA&quot;; IF([.B634] &lt; DATE(YEAR([.A634]);6;21);&quot;WIOSNA&quot; ; IF([.B634] &lt; DATE(YEAR([.A634]);9;23); &quot;LATO&quot;; IF([.B634] &lt; DATE(YEAR([.A634]);12;21);&quot;JESIEŃ&quot;; &quot;ZIMA&quot;))))" office:value-type="string" office:string-value="JESIEŃ" calcext:value-type="string">
            <text:p>JESIEŃ</text:p>
          </table:table-cell>
          <table:table-cell table:formula="of:=IF([.C634] = &quot;ZIMA&quot;; 0.2; IF([.C634] = &quot;WIOSNA&quot;; 0.5; IF([.C634] = &quot;LATO&quot;; 0.9; 0.4)))" office:value-type="float" office:value="0.4" calcext:value-type="float">
            <text:p>0,4</text:p>
          </table:table-cell>
          <table:table-cell table:formula="of:=IF(WEEKDAY([.A634];2)&lt; 6; 1; 0) * [.$J$3] *[.D634] *[.$J$7]" office:value-type="float" office:value="264" calcext:value-type="float">
            <text:p>264</text:p>
          </table:table-cell>
          <table:table-cell table:formula="of:=IF(WEEKDAY([.A634];2) = 7; 150; 0)" office:value-type="float" office:value="0" calcext:value-type="float">
            <text:p>0</text:p>
          </table:table-cell>
          <table:table-cell table:formula="of:=[.G633] -[.F634] +[.E634]" office:value-type="float" office:value="134566" calcext:value-type="float">
            <text:p>134566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25" calcext:value-type="date">
            <text:p>25.09.2024</text:p>
          </table:table-cell>
          <table:table-cell table:formula="of:=[.A635]" office:value-type="date" office:date-value="2024-09-25" calcext:value-type="date">
            <text:p>09-25</text:p>
          </table:table-cell>
          <table:table-cell table:style-name="ce1" table:formula="of:=IF([.B635] &lt; DATE(YEAR([.A635]);3;21); &quot;ZIMA&quot;; IF([.B635] &lt; DATE(YEAR([.A635]);6;21);&quot;WIOSNA&quot; ; IF([.B635] &lt; DATE(YEAR([.A635]);9;23); &quot;LATO&quot;; IF([.B635] &lt; DATE(YEAR([.A635]);12;21);&quot;JESIEŃ&quot;; &quot;ZIMA&quot;))))" office:value-type="string" office:string-value="JESIEŃ" calcext:value-type="string">
            <text:p>JESIEŃ</text:p>
          </table:table-cell>
          <table:table-cell table:formula="of:=IF([.C635] = &quot;ZIMA&quot;; 0.2; IF([.C635] = &quot;WIOSNA&quot;; 0.5; IF([.C635] = &quot;LATO&quot;; 0.9; 0.4)))" office:value-type="float" office:value="0.4" calcext:value-type="float">
            <text:p>0,4</text:p>
          </table:table-cell>
          <table:table-cell table:formula="of:=IF(WEEKDAY([.A635];2)&lt; 6; 1; 0) * [.$J$3] *[.D635] *[.$J$7]" office:value-type="float" office:value="264" calcext:value-type="float">
            <text:p>264</text:p>
          </table:table-cell>
          <table:table-cell table:formula="of:=IF(WEEKDAY([.A635];2) = 7; 150; 0)" office:value-type="float" office:value="0" calcext:value-type="float">
            <text:p>0</text:p>
          </table:table-cell>
          <table:table-cell table:formula="of:=[.G634] -[.F635] +[.E635]" office:value-type="float" office:value="134830" calcext:value-type="float">
            <text:p>13483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26" calcext:value-type="date">
            <text:p>26.09.2024</text:p>
          </table:table-cell>
          <table:table-cell table:formula="of:=[.A636]" office:value-type="date" office:date-value="2024-09-26" calcext:value-type="date">
            <text:p>09-26</text:p>
          </table:table-cell>
          <table:table-cell table:style-name="ce1" table:formula="of:=IF([.B636] &lt; DATE(YEAR([.A636]);3;21); &quot;ZIMA&quot;; IF([.B636] &lt; DATE(YEAR([.A636]);6;21);&quot;WIOSNA&quot; ; IF([.B636] &lt; DATE(YEAR([.A636]);9;23); &quot;LATO&quot;; IF([.B636] &lt; DATE(YEAR([.A636]);12;21);&quot;JESIEŃ&quot;; &quot;ZIMA&quot;))))" office:value-type="string" office:string-value="JESIEŃ" calcext:value-type="string">
            <text:p>JESIEŃ</text:p>
          </table:table-cell>
          <table:table-cell table:formula="of:=IF([.C636] = &quot;ZIMA&quot;; 0.2; IF([.C636] = &quot;WIOSNA&quot;; 0.5; IF([.C636] = &quot;LATO&quot;; 0.9; 0.4)))" office:value-type="float" office:value="0.4" calcext:value-type="float">
            <text:p>0,4</text:p>
          </table:table-cell>
          <table:table-cell table:formula="of:=IF(WEEKDAY([.A636];2)&lt; 6; 1; 0) * [.$J$3] *[.D636] *[.$J$7]" office:value-type="float" office:value="264" calcext:value-type="float">
            <text:p>264</text:p>
          </table:table-cell>
          <table:table-cell table:formula="of:=IF(WEEKDAY([.A636];2) = 7; 150; 0)" office:value-type="float" office:value="0" calcext:value-type="float">
            <text:p>0</text:p>
          </table:table-cell>
          <table:table-cell table:formula="of:=[.G635] -[.F636] +[.E636]" office:value-type="float" office:value="135094" calcext:value-type="float">
            <text:p>13509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27" calcext:value-type="date">
            <text:p>27.09.2024</text:p>
          </table:table-cell>
          <table:table-cell table:formula="of:=[.A637]" office:value-type="date" office:date-value="2024-09-27" calcext:value-type="date">
            <text:p>09-27</text:p>
          </table:table-cell>
          <table:table-cell table:style-name="ce1" table:formula="of:=IF([.B637] &lt; DATE(YEAR([.A637]);3;21); &quot;ZIMA&quot;; IF([.B637] &lt; DATE(YEAR([.A637]);6;21);&quot;WIOSNA&quot; ; IF([.B637] &lt; DATE(YEAR([.A637]);9;23); &quot;LATO&quot;; IF([.B637] &lt; DATE(YEAR([.A637]);12;21);&quot;JESIEŃ&quot;; &quot;ZIMA&quot;))))" office:value-type="string" office:string-value="JESIEŃ" calcext:value-type="string">
            <text:p>JESIEŃ</text:p>
          </table:table-cell>
          <table:table-cell table:formula="of:=IF([.C637] = &quot;ZIMA&quot;; 0.2; IF([.C637] = &quot;WIOSNA&quot;; 0.5; IF([.C637] = &quot;LATO&quot;; 0.9; 0.4)))" office:value-type="float" office:value="0.4" calcext:value-type="float">
            <text:p>0,4</text:p>
          </table:table-cell>
          <table:table-cell table:formula="of:=IF(WEEKDAY([.A637];2)&lt; 6; 1; 0) * [.$J$3] *[.D637] *[.$J$7]" office:value-type="float" office:value="264" calcext:value-type="float">
            <text:p>264</text:p>
          </table:table-cell>
          <table:table-cell table:formula="of:=IF(WEEKDAY([.A637];2) = 7; 150; 0)" office:value-type="float" office:value="0" calcext:value-type="float">
            <text:p>0</text:p>
          </table:table-cell>
          <table:table-cell table:formula="of:=[.G636] -[.F637] +[.E637]" office:value-type="float" office:value="135358" calcext:value-type="float">
            <text:p>13535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28" calcext:value-type="date">
            <text:p>28.09.2024</text:p>
          </table:table-cell>
          <table:table-cell table:formula="of:=[.A638]" office:value-type="date" office:date-value="2024-09-28" calcext:value-type="date">
            <text:p>09-28</text:p>
          </table:table-cell>
          <table:table-cell table:style-name="ce1" table:formula="of:=IF([.B638] &lt; DATE(YEAR([.A638]);3;21); &quot;ZIMA&quot;; IF([.B638] &lt; DATE(YEAR([.A638]);6;21);&quot;WIOSNA&quot; ; IF([.B638] &lt; DATE(YEAR([.A638]);9;23); &quot;LATO&quot;; IF([.B638] &lt; DATE(YEAR([.A638]);12;21);&quot;JESIEŃ&quot;; &quot;ZIMA&quot;))))" office:value-type="string" office:string-value="JESIEŃ" calcext:value-type="string">
            <text:p>JESIEŃ</text:p>
          </table:table-cell>
          <table:table-cell table:formula="of:=IF([.C638] = &quot;ZIMA&quot;; 0.2; IF([.C638] = &quot;WIOSNA&quot;; 0.5; IF([.C638] = &quot;LATO&quot;; 0.9; 0.4)))" office:value-type="float" office:value="0.4" calcext:value-type="float">
            <text:p>0,4</text:p>
          </table:table-cell>
          <table:table-cell table:formula="of:=IF(WEEKDAY([.A638];2)&lt; 6; 1; 0) * [.$J$3] *[.D638] *[.$J$7]" office:value-type="float" office:value="0" calcext:value-type="float">
            <text:p>0</text:p>
          </table:table-cell>
          <table:table-cell table:formula="of:=IF(WEEKDAY([.A638];2) = 7; 150; 0)" office:value-type="float" office:value="0" calcext:value-type="float">
            <text:p>0</text:p>
          </table:table-cell>
          <table:table-cell table:formula="of:=[.G637] -[.F638] +[.E638]" office:value-type="float" office:value="135358" calcext:value-type="float">
            <text:p>13535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29" calcext:value-type="date">
            <text:p>29.09.2024</text:p>
          </table:table-cell>
          <table:table-cell table:formula="of:=[.A639]" office:value-type="date" office:date-value="2024-09-29" calcext:value-type="date">
            <text:p>09-29</text:p>
          </table:table-cell>
          <table:table-cell table:style-name="ce1" table:formula="of:=IF([.B639] &lt; DATE(YEAR([.A639]);3;21); &quot;ZIMA&quot;; IF([.B639] &lt; DATE(YEAR([.A639]);6;21);&quot;WIOSNA&quot; ; IF([.B639] &lt; DATE(YEAR([.A639]);9;23); &quot;LATO&quot;; IF([.B639] &lt; DATE(YEAR([.A639]);12;21);&quot;JESIEŃ&quot;; &quot;ZIMA&quot;))))" office:value-type="string" office:string-value="JESIEŃ" calcext:value-type="string">
            <text:p>JESIEŃ</text:p>
          </table:table-cell>
          <table:table-cell table:formula="of:=IF([.C639] = &quot;ZIMA&quot;; 0.2; IF([.C639] = &quot;WIOSNA&quot;; 0.5; IF([.C639] = &quot;LATO&quot;; 0.9; 0.4)))" office:value-type="float" office:value="0.4" calcext:value-type="float">
            <text:p>0,4</text:p>
          </table:table-cell>
          <table:table-cell table:formula="of:=IF(WEEKDAY([.A639];2)&lt; 6; 1; 0) * [.$J$3] *[.D639] *[.$J$7]" office:value-type="float" office:value="0" calcext:value-type="float">
            <text:p>0</text:p>
          </table:table-cell>
          <table:table-cell table:formula="of:=IF(WEEKDAY([.A639];2) = 7; 150; 0)" office:value-type="float" office:value="150" calcext:value-type="float">
            <text:p>150</text:p>
          </table:table-cell>
          <table:table-cell table:formula="of:=[.G638] -[.F639] +[.E639]" office:value-type="float" office:value="135208" calcext:value-type="float">
            <text:p>13520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30" calcext:value-type="date">
            <text:p>30.09.2024</text:p>
          </table:table-cell>
          <table:table-cell table:formula="of:=[.A640]" office:value-type="date" office:date-value="2024-09-30" calcext:value-type="date">
            <text:p>09-30</text:p>
          </table:table-cell>
          <table:table-cell table:style-name="ce1" table:formula="of:=IF([.B640] &lt; DATE(YEAR([.A640]);3;21); &quot;ZIMA&quot;; IF([.B640] &lt; DATE(YEAR([.A640]);6;21);&quot;WIOSNA&quot; ; IF([.B640] &lt; DATE(YEAR([.A640]);9;23); &quot;LATO&quot;; IF([.B640] &lt; DATE(YEAR([.A640]);12;21);&quot;JESIEŃ&quot;; &quot;ZIMA&quot;))))" office:value-type="string" office:string-value="JESIEŃ" calcext:value-type="string">
            <text:p>JESIEŃ</text:p>
          </table:table-cell>
          <table:table-cell table:formula="of:=IF([.C640] = &quot;ZIMA&quot;; 0.2; IF([.C640] = &quot;WIOSNA&quot;; 0.5; IF([.C640] = &quot;LATO&quot;; 0.9; 0.4)))" office:value-type="float" office:value="0.4" calcext:value-type="float">
            <text:p>0,4</text:p>
          </table:table-cell>
          <table:table-cell table:formula="of:=IF(WEEKDAY([.A640];2)&lt; 6; 1; 0) * [.$J$3] *[.D640] *[.$J$7]" office:value-type="float" office:value="264" calcext:value-type="float">
            <text:p>264</text:p>
          </table:table-cell>
          <table:table-cell table:formula="of:=IF(WEEKDAY([.A640];2) = 7; 150; 0)" office:value-type="float" office:value="0" calcext:value-type="float">
            <text:p>0</text:p>
          </table:table-cell>
          <table:table-cell table:formula="of:=[.G639] -[.F640] +[.E640]" office:value-type="float" office:value="135472" calcext:value-type="float">
            <text:p>135472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01" calcext:value-type="date">
            <text:p>1.10.2024</text:p>
          </table:table-cell>
          <table:table-cell table:formula="of:=[.A641]" office:value-type="date" office:date-value="2024-10-01" calcext:value-type="date">
            <text:p>10-01</text:p>
          </table:table-cell>
          <table:table-cell table:style-name="ce1" table:formula="of:=IF([.B641] &lt; DATE(YEAR([.A641]);3;21); &quot;ZIMA&quot;; IF([.B641] &lt; DATE(YEAR([.A641]);6;21);&quot;WIOSNA&quot; ; IF([.B641] &lt; DATE(YEAR([.A641]);9;23); &quot;LATO&quot;; IF([.B641] &lt; DATE(YEAR([.A641]);12;21);&quot;JESIEŃ&quot;; &quot;ZIMA&quot;))))" office:value-type="string" office:string-value="JESIEŃ" calcext:value-type="string">
            <text:p>JESIEŃ</text:p>
          </table:table-cell>
          <table:table-cell table:formula="of:=IF([.C641] = &quot;ZIMA&quot;; 0.2; IF([.C641] = &quot;WIOSNA&quot;; 0.5; IF([.C641] = &quot;LATO&quot;; 0.9; 0.4)))" office:value-type="float" office:value="0.4" calcext:value-type="float">
            <text:p>0,4</text:p>
          </table:table-cell>
          <table:table-cell table:formula="of:=IF(WEEKDAY([.A641];2)&lt; 6; 1; 0) * [.$J$3] *[.D641] *[.$J$7]" office:value-type="float" office:value="264" calcext:value-type="float">
            <text:p>264</text:p>
          </table:table-cell>
          <table:table-cell table:formula="of:=IF(WEEKDAY([.A641];2) = 7; 150; 0)" office:value-type="float" office:value="0" calcext:value-type="float">
            <text:p>0</text:p>
          </table:table-cell>
          <table:table-cell table:formula="of:=[.G640] -[.F641] +[.E641]" office:value-type="float" office:value="135736" calcext:value-type="float">
            <text:p>135736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02" calcext:value-type="date">
            <text:p>2.10.2024</text:p>
          </table:table-cell>
          <table:table-cell table:formula="of:=[.A642]" office:value-type="date" office:date-value="2024-10-02" calcext:value-type="date">
            <text:p>10-02</text:p>
          </table:table-cell>
          <table:table-cell table:style-name="ce1" table:formula="of:=IF([.B642] &lt; DATE(YEAR([.A642]);3;21); &quot;ZIMA&quot;; IF([.B642] &lt; DATE(YEAR([.A642]);6;21);&quot;WIOSNA&quot; ; IF([.B642] &lt; DATE(YEAR([.A642]);9;23); &quot;LATO&quot;; IF([.B642] &lt; DATE(YEAR([.A642]);12;21);&quot;JESIEŃ&quot;; &quot;ZIMA&quot;))))" office:value-type="string" office:string-value="JESIEŃ" calcext:value-type="string">
            <text:p>JESIEŃ</text:p>
          </table:table-cell>
          <table:table-cell table:formula="of:=IF([.C642] = &quot;ZIMA&quot;; 0.2; IF([.C642] = &quot;WIOSNA&quot;; 0.5; IF([.C642] = &quot;LATO&quot;; 0.9; 0.4)))" office:value-type="float" office:value="0.4" calcext:value-type="float">
            <text:p>0,4</text:p>
          </table:table-cell>
          <table:table-cell table:formula="of:=IF(WEEKDAY([.A642];2)&lt; 6; 1; 0) * [.$J$3] *[.D642] *[.$J$7]" office:value-type="float" office:value="264" calcext:value-type="float">
            <text:p>264</text:p>
          </table:table-cell>
          <table:table-cell table:formula="of:=IF(WEEKDAY([.A642];2) = 7; 150; 0)" office:value-type="float" office:value="0" calcext:value-type="float">
            <text:p>0</text:p>
          </table:table-cell>
          <table:table-cell table:formula="of:=[.G641] -[.F642] +[.E642]" office:value-type="float" office:value="136000" calcext:value-type="float">
            <text:p>1360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03" calcext:value-type="date">
            <text:p>3.10.2024</text:p>
          </table:table-cell>
          <table:table-cell table:formula="of:=[.A643]" office:value-type="date" office:date-value="2024-10-03" calcext:value-type="date">
            <text:p>10-03</text:p>
          </table:table-cell>
          <table:table-cell table:style-name="ce1" table:formula="of:=IF([.B643] &lt; DATE(YEAR([.A643]);3;21); &quot;ZIMA&quot;; IF([.B643] &lt; DATE(YEAR([.A643]);6;21);&quot;WIOSNA&quot; ; IF([.B643] &lt; DATE(YEAR([.A643]);9;23); &quot;LATO&quot;; IF([.B643] &lt; DATE(YEAR([.A643]);12;21);&quot;JESIEŃ&quot;; &quot;ZIMA&quot;))))" office:value-type="string" office:string-value="JESIEŃ" calcext:value-type="string">
            <text:p>JESIEŃ</text:p>
          </table:table-cell>
          <table:table-cell table:formula="of:=IF([.C643] = &quot;ZIMA&quot;; 0.2; IF([.C643] = &quot;WIOSNA&quot;; 0.5; IF([.C643] = &quot;LATO&quot;; 0.9; 0.4)))" office:value-type="float" office:value="0.4" calcext:value-type="float">
            <text:p>0,4</text:p>
          </table:table-cell>
          <table:table-cell table:formula="of:=IF(WEEKDAY([.A643];2)&lt; 6; 1; 0) * [.$J$3] *[.D643] *[.$J$7]" office:value-type="float" office:value="264" calcext:value-type="float">
            <text:p>264</text:p>
          </table:table-cell>
          <table:table-cell table:formula="of:=IF(WEEKDAY([.A643];2) = 7; 150; 0)" office:value-type="float" office:value="0" calcext:value-type="float">
            <text:p>0</text:p>
          </table:table-cell>
          <table:table-cell table:formula="of:=[.G642] -[.F643] +[.E643]" office:value-type="float" office:value="136264" calcext:value-type="float">
            <text:p>13626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04" calcext:value-type="date">
            <text:p>4.10.2024</text:p>
          </table:table-cell>
          <table:table-cell table:formula="of:=[.A644]" office:value-type="date" office:date-value="2024-10-04" calcext:value-type="date">
            <text:p>10-04</text:p>
          </table:table-cell>
          <table:table-cell table:style-name="ce1" table:formula="of:=IF([.B644] &lt; DATE(YEAR([.A644]);3;21); &quot;ZIMA&quot;; IF([.B644] &lt; DATE(YEAR([.A644]);6;21);&quot;WIOSNA&quot; ; IF([.B644] &lt; DATE(YEAR([.A644]);9;23); &quot;LATO&quot;; IF([.B644] &lt; DATE(YEAR([.A644]);12;21);&quot;JESIEŃ&quot;; &quot;ZIMA&quot;))))" office:value-type="string" office:string-value="JESIEŃ" calcext:value-type="string">
            <text:p>JESIEŃ</text:p>
          </table:table-cell>
          <table:table-cell table:formula="of:=IF([.C644] = &quot;ZIMA&quot;; 0.2; IF([.C644] = &quot;WIOSNA&quot;; 0.5; IF([.C644] = &quot;LATO&quot;; 0.9; 0.4)))" office:value-type="float" office:value="0.4" calcext:value-type="float">
            <text:p>0,4</text:p>
          </table:table-cell>
          <table:table-cell table:formula="of:=IF(WEEKDAY([.A644];2)&lt; 6; 1; 0) * [.$J$3] *[.D644] *[.$J$7]" office:value-type="float" office:value="264" calcext:value-type="float">
            <text:p>264</text:p>
          </table:table-cell>
          <table:table-cell table:formula="of:=IF(WEEKDAY([.A644];2) = 7; 150; 0)" office:value-type="float" office:value="0" calcext:value-type="float">
            <text:p>0</text:p>
          </table:table-cell>
          <table:table-cell table:formula="of:=[.G643] -[.F644] +[.E644]" office:value-type="float" office:value="136528" calcext:value-type="float">
            <text:p>13652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05" calcext:value-type="date">
            <text:p>5.10.2024</text:p>
          </table:table-cell>
          <table:table-cell table:formula="of:=[.A645]" office:value-type="date" office:date-value="2024-10-05" calcext:value-type="date">
            <text:p>10-05</text:p>
          </table:table-cell>
          <table:table-cell table:style-name="ce1" table:formula="of:=IF([.B645] &lt; DATE(YEAR([.A645]);3;21); &quot;ZIMA&quot;; IF([.B645] &lt; DATE(YEAR([.A645]);6;21);&quot;WIOSNA&quot; ; IF([.B645] &lt; DATE(YEAR([.A645]);9;23); &quot;LATO&quot;; IF([.B645] &lt; DATE(YEAR([.A645]);12;21);&quot;JESIEŃ&quot;; &quot;ZIMA&quot;))))" office:value-type="string" office:string-value="JESIEŃ" calcext:value-type="string">
            <text:p>JESIEŃ</text:p>
          </table:table-cell>
          <table:table-cell table:formula="of:=IF([.C645] = &quot;ZIMA&quot;; 0.2; IF([.C645] = &quot;WIOSNA&quot;; 0.5; IF([.C645] = &quot;LATO&quot;; 0.9; 0.4)))" office:value-type="float" office:value="0.4" calcext:value-type="float">
            <text:p>0,4</text:p>
          </table:table-cell>
          <table:table-cell table:formula="of:=IF(WEEKDAY([.A645];2)&lt; 6; 1; 0) * [.$J$3] *[.D645] *[.$J$7]" office:value-type="float" office:value="0" calcext:value-type="float">
            <text:p>0</text:p>
          </table:table-cell>
          <table:table-cell table:formula="of:=IF(WEEKDAY([.A645];2) = 7; 150; 0)" office:value-type="float" office:value="0" calcext:value-type="float">
            <text:p>0</text:p>
          </table:table-cell>
          <table:table-cell table:formula="of:=[.G644] -[.F645] +[.E645]" office:value-type="float" office:value="136528" calcext:value-type="float">
            <text:p>13652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06" calcext:value-type="date">
            <text:p>6.10.2024</text:p>
          </table:table-cell>
          <table:table-cell table:formula="of:=[.A646]" office:value-type="date" office:date-value="2024-10-06" calcext:value-type="date">
            <text:p>10-06</text:p>
          </table:table-cell>
          <table:table-cell table:style-name="ce1" table:formula="of:=IF([.B646] &lt; DATE(YEAR([.A646]);3;21); &quot;ZIMA&quot;; IF([.B646] &lt; DATE(YEAR([.A646]);6;21);&quot;WIOSNA&quot; ; IF([.B646] &lt; DATE(YEAR([.A646]);9;23); &quot;LATO&quot;; IF([.B646] &lt; DATE(YEAR([.A646]);12;21);&quot;JESIEŃ&quot;; &quot;ZIMA&quot;))))" office:value-type="string" office:string-value="JESIEŃ" calcext:value-type="string">
            <text:p>JESIEŃ</text:p>
          </table:table-cell>
          <table:table-cell table:formula="of:=IF([.C646] = &quot;ZIMA&quot;; 0.2; IF([.C646] = &quot;WIOSNA&quot;; 0.5; IF([.C646] = &quot;LATO&quot;; 0.9; 0.4)))" office:value-type="float" office:value="0.4" calcext:value-type="float">
            <text:p>0,4</text:p>
          </table:table-cell>
          <table:table-cell table:formula="of:=IF(WEEKDAY([.A646];2)&lt; 6; 1; 0) * [.$J$3] *[.D646] *[.$J$7]" office:value-type="float" office:value="0" calcext:value-type="float">
            <text:p>0</text:p>
          </table:table-cell>
          <table:table-cell table:formula="of:=IF(WEEKDAY([.A646];2) = 7; 150; 0)" office:value-type="float" office:value="150" calcext:value-type="float">
            <text:p>150</text:p>
          </table:table-cell>
          <table:table-cell table:formula="of:=[.G645] -[.F646] +[.E646]" office:value-type="float" office:value="136378" calcext:value-type="float">
            <text:p>13637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07" calcext:value-type="date">
            <text:p>7.10.2024</text:p>
          </table:table-cell>
          <table:table-cell table:formula="of:=[.A647]" office:value-type="date" office:date-value="2024-10-07" calcext:value-type="date">
            <text:p>10-07</text:p>
          </table:table-cell>
          <table:table-cell table:style-name="ce1" table:formula="of:=IF([.B647] &lt; DATE(YEAR([.A647]);3;21); &quot;ZIMA&quot;; IF([.B647] &lt; DATE(YEAR([.A647]);6;21);&quot;WIOSNA&quot; ; IF([.B647] &lt; DATE(YEAR([.A647]);9;23); &quot;LATO&quot;; IF([.B647] &lt; DATE(YEAR([.A647]);12;21);&quot;JESIEŃ&quot;; &quot;ZIMA&quot;))))" office:value-type="string" office:string-value="JESIEŃ" calcext:value-type="string">
            <text:p>JESIEŃ</text:p>
          </table:table-cell>
          <table:table-cell table:formula="of:=IF([.C647] = &quot;ZIMA&quot;; 0.2; IF([.C647] = &quot;WIOSNA&quot;; 0.5; IF([.C647] = &quot;LATO&quot;; 0.9; 0.4)))" office:value-type="float" office:value="0.4" calcext:value-type="float">
            <text:p>0,4</text:p>
          </table:table-cell>
          <table:table-cell table:formula="of:=IF(WEEKDAY([.A647];2)&lt; 6; 1; 0) * [.$J$3] *[.D647] *[.$J$7]" office:value-type="float" office:value="264" calcext:value-type="float">
            <text:p>264</text:p>
          </table:table-cell>
          <table:table-cell table:formula="of:=IF(WEEKDAY([.A647];2) = 7; 150; 0)" office:value-type="float" office:value="0" calcext:value-type="float">
            <text:p>0</text:p>
          </table:table-cell>
          <table:table-cell table:formula="of:=[.G646] -[.F647] +[.E647]" office:value-type="float" office:value="136642" calcext:value-type="float">
            <text:p>136642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08" calcext:value-type="date">
            <text:p>8.10.2024</text:p>
          </table:table-cell>
          <table:table-cell table:formula="of:=[.A648]" office:value-type="date" office:date-value="2024-10-08" calcext:value-type="date">
            <text:p>10-08</text:p>
          </table:table-cell>
          <table:table-cell table:style-name="ce1" table:formula="of:=IF([.B648] &lt; DATE(YEAR([.A648]);3;21); &quot;ZIMA&quot;; IF([.B648] &lt; DATE(YEAR([.A648]);6;21);&quot;WIOSNA&quot; ; IF([.B648] &lt; DATE(YEAR([.A648]);9;23); &quot;LATO&quot;; IF([.B648] &lt; DATE(YEAR([.A648]);12;21);&quot;JESIEŃ&quot;; &quot;ZIMA&quot;))))" office:value-type="string" office:string-value="JESIEŃ" calcext:value-type="string">
            <text:p>JESIEŃ</text:p>
          </table:table-cell>
          <table:table-cell table:formula="of:=IF([.C648] = &quot;ZIMA&quot;; 0.2; IF([.C648] = &quot;WIOSNA&quot;; 0.5; IF([.C648] = &quot;LATO&quot;; 0.9; 0.4)))" office:value-type="float" office:value="0.4" calcext:value-type="float">
            <text:p>0,4</text:p>
          </table:table-cell>
          <table:table-cell table:formula="of:=IF(WEEKDAY([.A648];2)&lt; 6; 1; 0) * [.$J$3] *[.D648] *[.$J$7]" office:value-type="float" office:value="264" calcext:value-type="float">
            <text:p>264</text:p>
          </table:table-cell>
          <table:table-cell table:formula="of:=IF(WEEKDAY([.A648];2) = 7; 150; 0)" office:value-type="float" office:value="0" calcext:value-type="float">
            <text:p>0</text:p>
          </table:table-cell>
          <table:table-cell table:formula="of:=[.G647] -[.F648] +[.E648]" office:value-type="float" office:value="136906" calcext:value-type="float">
            <text:p>136906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09" calcext:value-type="date">
            <text:p>9.10.2024</text:p>
          </table:table-cell>
          <table:table-cell table:formula="of:=[.A649]" office:value-type="date" office:date-value="2024-10-09" calcext:value-type="date">
            <text:p>10-09</text:p>
          </table:table-cell>
          <table:table-cell table:style-name="ce1" table:formula="of:=IF([.B649] &lt; DATE(YEAR([.A649]);3;21); &quot;ZIMA&quot;; IF([.B649] &lt; DATE(YEAR([.A649]);6;21);&quot;WIOSNA&quot; ; IF([.B649] &lt; DATE(YEAR([.A649]);9;23); &quot;LATO&quot;; IF([.B649] &lt; DATE(YEAR([.A649]);12;21);&quot;JESIEŃ&quot;; &quot;ZIMA&quot;))))" office:value-type="string" office:string-value="JESIEŃ" calcext:value-type="string">
            <text:p>JESIEŃ</text:p>
          </table:table-cell>
          <table:table-cell table:formula="of:=IF([.C649] = &quot;ZIMA&quot;; 0.2; IF([.C649] = &quot;WIOSNA&quot;; 0.5; IF([.C649] = &quot;LATO&quot;; 0.9; 0.4)))" office:value-type="float" office:value="0.4" calcext:value-type="float">
            <text:p>0,4</text:p>
          </table:table-cell>
          <table:table-cell table:formula="of:=IF(WEEKDAY([.A649];2)&lt; 6; 1; 0) * [.$J$3] *[.D649] *[.$J$7]" office:value-type="float" office:value="264" calcext:value-type="float">
            <text:p>264</text:p>
          </table:table-cell>
          <table:table-cell table:formula="of:=IF(WEEKDAY([.A649];2) = 7; 150; 0)" office:value-type="float" office:value="0" calcext:value-type="float">
            <text:p>0</text:p>
          </table:table-cell>
          <table:table-cell table:formula="of:=[.G648] -[.F649] +[.E649]" office:value-type="float" office:value="137170" calcext:value-type="float">
            <text:p>13717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10" calcext:value-type="date">
            <text:p>10.10.2024</text:p>
          </table:table-cell>
          <table:table-cell table:formula="of:=[.A650]" office:value-type="date" office:date-value="2024-10-10" calcext:value-type="date">
            <text:p>10-10</text:p>
          </table:table-cell>
          <table:table-cell table:style-name="ce1" table:formula="of:=IF([.B650] &lt; DATE(YEAR([.A650]);3;21); &quot;ZIMA&quot;; IF([.B650] &lt; DATE(YEAR([.A650]);6;21);&quot;WIOSNA&quot; ; IF([.B650] &lt; DATE(YEAR([.A650]);9;23); &quot;LATO&quot;; IF([.B650] &lt; DATE(YEAR([.A650]);12;21);&quot;JESIEŃ&quot;; &quot;ZIMA&quot;))))" office:value-type="string" office:string-value="JESIEŃ" calcext:value-type="string">
            <text:p>JESIEŃ</text:p>
          </table:table-cell>
          <table:table-cell table:formula="of:=IF([.C650] = &quot;ZIMA&quot;; 0.2; IF([.C650] = &quot;WIOSNA&quot;; 0.5; IF([.C650] = &quot;LATO&quot;; 0.9; 0.4)))" office:value-type="float" office:value="0.4" calcext:value-type="float">
            <text:p>0,4</text:p>
          </table:table-cell>
          <table:table-cell table:formula="of:=IF(WEEKDAY([.A650];2)&lt; 6; 1; 0) * [.$J$3] *[.D650] *[.$J$7]" office:value-type="float" office:value="264" calcext:value-type="float">
            <text:p>264</text:p>
          </table:table-cell>
          <table:table-cell table:formula="of:=IF(WEEKDAY([.A650];2) = 7; 150; 0)" office:value-type="float" office:value="0" calcext:value-type="float">
            <text:p>0</text:p>
          </table:table-cell>
          <table:table-cell table:formula="of:=[.G649] -[.F650] +[.E650]" office:value-type="float" office:value="137434" calcext:value-type="float">
            <text:p>13743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11" calcext:value-type="date">
            <text:p>11.10.2024</text:p>
          </table:table-cell>
          <table:table-cell table:formula="of:=[.A651]" office:value-type="date" office:date-value="2024-10-11" calcext:value-type="date">
            <text:p>10-11</text:p>
          </table:table-cell>
          <table:table-cell table:style-name="ce1" table:formula="of:=IF([.B651] &lt; DATE(YEAR([.A651]);3;21); &quot;ZIMA&quot;; IF([.B651] &lt; DATE(YEAR([.A651]);6;21);&quot;WIOSNA&quot; ; IF([.B651] &lt; DATE(YEAR([.A651]);9;23); &quot;LATO&quot;; IF([.B651] &lt; DATE(YEAR([.A651]);12;21);&quot;JESIEŃ&quot;; &quot;ZIMA&quot;))))" office:value-type="string" office:string-value="JESIEŃ" calcext:value-type="string">
            <text:p>JESIEŃ</text:p>
          </table:table-cell>
          <table:table-cell table:formula="of:=IF([.C651] = &quot;ZIMA&quot;; 0.2; IF([.C651] = &quot;WIOSNA&quot;; 0.5; IF([.C651] = &quot;LATO&quot;; 0.9; 0.4)))" office:value-type="float" office:value="0.4" calcext:value-type="float">
            <text:p>0,4</text:p>
          </table:table-cell>
          <table:table-cell table:formula="of:=IF(WEEKDAY([.A651];2)&lt; 6; 1; 0) * [.$J$3] *[.D651] *[.$J$7]" office:value-type="float" office:value="264" calcext:value-type="float">
            <text:p>264</text:p>
          </table:table-cell>
          <table:table-cell table:formula="of:=IF(WEEKDAY([.A651];2) = 7; 150; 0)" office:value-type="float" office:value="0" calcext:value-type="float">
            <text:p>0</text:p>
          </table:table-cell>
          <table:table-cell table:formula="of:=[.G650] -[.F651] +[.E651]" office:value-type="float" office:value="137698" calcext:value-type="float">
            <text:p>13769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12" calcext:value-type="date">
            <text:p>12.10.2024</text:p>
          </table:table-cell>
          <table:table-cell table:formula="of:=[.A652]" office:value-type="date" office:date-value="2024-10-12" calcext:value-type="date">
            <text:p>10-12</text:p>
          </table:table-cell>
          <table:table-cell table:style-name="ce1" table:formula="of:=IF([.B652] &lt; DATE(YEAR([.A652]);3;21); &quot;ZIMA&quot;; IF([.B652] &lt; DATE(YEAR([.A652]);6;21);&quot;WIOSNA&quot; ; IF([.B652] &lt; DATE(YEAR([.A652]);9;23); &quot;LATO&quot;; IF([.B652] &lt; DATE(YEAR([.A652]);12;21);&quot;JESIEŃ&quot;; &quot;ZIMA&quot;))))" office:value-type="string" office:string-value="JESIEŃ" calcext:value-type="string">
            <text:p>JESIEŃ</text:p>
          </table:table-cell>
          <table:table-cell table:formula="of:=IF([.C652] = &quot;ZIMA&quot;; 0.2; IF([.C652] = &quot;WIOSNA&quot;; 0.5; IF([.C652] = &quot;LATO&quot;; 0.9; 0.4)))" office:value-type="float" office:value="0.4" calcext:value-type="float">
            <text:p>0,4</text:p>
          </table:table-cell>
          <table:table-cell table:formula="of:=IF(WEEKDAY([.A652];2)&lt; 6; 1; 0) * [.$J$3] *[.D652] *[.$J$7]" office:value-type="float" office:value="0" calcext:value-type="float">
            <text:p>0</text:p>
          </table:table-cell>
          <table:table-cell table:formula="of:=IF(WEEKDAY([.A652];2) = 7; 150; 0)" office:value-type="float" office:value="0" calcext:value-type="float">
            <text:p>0</text:p>
          </table:table-cell>
          <table:table-cell table:formula="of:=[.G651] -[.F652] +[.E652]" office:value-type="float" office:value="137698" calcext:value-type="float">
            <text:p>13769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13" calcext:value-type="date">
            <text:p>13.10.2024</text:p>
          </table:table-cell>
          <table:table-cell table:formula="of:=[.A653]" office:value-type="date" office:date-value="2024-10-13" calcext:value-type="date">
            <text:p>10-13</text:p>
          </table:table-cell>
          <table:table-cell table:style-name="ce1" table:formula="of:=IF([.B653] &lt; DATE(YEAR([.A653]);3;21); &quot;ZIMA&quot;; IF([.B653] &lt; DATE(YEAR([.A653]);6;21);&quot;WIOSNA&quot; ; IF([.B653] &lt; DATE(YEAR([.A653]);9;23); &quot;LATO&quot;; IF([.B653] &lt; DATE(YEAR([.A653]);12;21);&quot;JESIEŃ&quot;; &quot;ZIMA&quot;))))" office:value-type="string" office:string-value="JESIEŃ" calcext:value-type="string">
            <text:p>JESIEŃ</text:p>
          </table:table-cell>
          <table:table-cell table:formula="of:=IF([.C653] = &quot;ZIMA&quot;; 0.2; IF([.C653] = &quot;WIOSNA&quot;; 0.5; IF([.C653] = &quot;LATO&quot;; 0.9; 0.4)))" office:value-type="float" office:value="0.4" calcext:value-type="float">
            <text:p>0,4</text:p>
          </table:table-cell>
          <table:table-cell table:formula="of:=IF(WEEKDAY([.A653];2)&lt; 6; 1; 0) * [.$J$3] *[.D653] *[.$J$7]" office:value-type="float" office:value="0" calcext:value-type="float">
            <text:p>0</text:p>
          </table:table-cell>
          <table:table-cell table:formula="of:=IF(WEEKDAY([.A653];2) = 7; 150; 0)" office:value-type="float" office:value="150" calcext:value-type="float">
            <text:p>150</text:p>
          </table:table-cell>
          <table:table-cell table:formula="of:=[.G652] -[.F653] +[.E653]" office:value-type="float" office:value="137548" calcext:value-type="float">
            <text:p>13754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14" calcext:value-type="date">
            <text:p>14.10.2024</text:p>
          </table:table-cell>
          <table:table-cell table:formula="of:=[.A654]" office:value-type="date" office:date-value="2024-10-14" calcext:value-type="date">
            <text:p>10-14</text:p>
          </table:table-cell>
          <table:table-cell table:style-name="ce1" table:formula="of:=IF([.B654] &lt; DATE(YEAR([.A654]);3;21); &quot;ZIMA&quot;; IF([.B654] &lt; DATE(YEAR([.A654]);6;21);&quot;WIOSNA&quot; ; IF([.B654] &lt; DATE(YEAR([.A654]);9;23); &quot;LATO&quot;; IF([.B654] &lt; DATE(YEAR([.A654]);12;21);&quot;JESIEŃ&quot;; &quot;ZIMA&quot;))))" office:value-type="string" office:string-value="JESIEŃ" calcext:value-type="string">
            <text:p>JESIEŃ</text:p>
          </table:table-cell>
          <table:table-cell table:formula="of:=IF([.C654] = &quot;ZIMA&quot;; 0.2; IF([.C654] = &quot;WIOSNA&quot;; 0.5; IF([.C654] = &quot;LATO&quot;; 0.9; 0.4)))" office:value-type="float" office:value="0.4" calcext:value-type="float">
            <text:p>0,4</text:p>
          </table:table-cell>
          <table:table-cell table:formula="of:=IF(WEEKDAY([.A654];2)&lt; 6; 1; 0) * [.$J$3] *[.D654] *[.$J$7]" office:value-type="float" office:value="264" calcext:value-type="float">
            <text:p>264</text:p>
          </table:table-cell>
          <table:table-cell table:formula="of:=IF(WEEKDAY([.A654];2) = 7; 150; 0)" office:value-type="float" office:value="0" calcext:value-type="float">
            <text:p>0</text:p>
          </table:table-cell>
          <table:table-cell table:formula="of:=[.G653] -[.F654] +[.E654]" office:value-type="float" office:value="137812" calcext:value-type="float">
            <text:p>137812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15" calcext:value-type="date">
            <text:p>15.10.2024</text:p>
          </table:table-cell>
          <table:table-cell table:formula="of:=[.A655]" office:value-type="date" office:date-value="2024-10-15" calcext:value-type="date">
            <text:p>10-15</text:p>
          </table:table-cell>
          <table:table-cell table:style-name="ce1" table:formula="of:=IF([.B655] &lt; DATE(YEAR([.A655]);3;21); &quot;ZIMA&quot;; IF([.B655] &lt; DATE(YEAR([.A655]);6;21);&quot;WIOSNA&quot; ; IF([.B655] &lt; DATE(YEAR([.A655]);9;23); &quot;LATO&quot;; IF([.B655] &lt; DATE(YEAR([.A655]);12;21);&quot;JESIEŃ&quot;; &quot;ZIMA&quot;))))" office:value-type="string" office:string-value="JESIEŃ" calcext:value-type="string">
            <text:p>JESIEŃ</text:p>
          </table:table-cell>
          <table:table-cell table:formula="of:=IF([.C655] = &quot;ZIMA&quot;; 0.2; IF([.C655] = &quot;WIOSNA&quot;; 0.5; IF([.C655] = &quot;LATO&quot;; 0.9; 0.4)))" office:value-type="float" office:value="0.4" calcext:value-type="float">
            <text:p>0,4</text:p>
          </table:table-cell>
          <table:table-cell table:formula="of:=IF(WEEKDAY([.A655];2)&lt; 6; 1; 0) * [.$J$3] *[.D655] *[.$J$7]" office:value-type="float" office:value="264" calcext:value-type="float">
            <text:p>264</text:p>
          </table:table-cell>
          <table:table-cell table:formula="of:=IF(WEEKDAY([.A655];2) = 7; 150; 0)" office:value-type="float" office:value="0" calcext:value-type="float">
            <text:p>0</text:p>
          </table:table-cell>
          <table:table-cell table:formula="of:=[.G654] -[.F655] +[.E655]" office:value-type="float" office:value="138076" calcext:value-type="float">
            <text:p>138076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16" calcext:value-type="date">
            <text:p>16.10.2024</text:p>
          </table:table-cell>
          <table:table-cell table:formula="of:=[.A656]" office:value-type="date" office:date-value="2024-10-16" calcext:value-type="date">
            <text:p>10-16</text:p>
          </table:table-cell>
          <table:table-cell table:style-name="ce1" table:formula="of:=IF([.B656] &lt; DATE(YEAR([.A656]);3;21); &quot;ZIMA&quot;; IF([.B656] &lt; DATE(YEAR([.A656]);6;21);&quot;WIOSNA&quot; ; IF([.B656] &lt; DATE(YEAR([.A656]);9;23); &quot;LATO&quot;; IF([.B656] &lt; DATE(YEAR([.A656]);12;21);&quot;JESIEŃ&quot;; &quot;ZIMA&quot;))))" office:value-type="string" office:string-value="JESIEŃ" calcext:value-type="string">
            <text:p>JESIEŃ</text:p>
          </table:table-cell>
          <table:table-cell table:formula="of:=IF([.C656] = &quot;ZIMA&quot;; 0.2; IF([.C656] = &quot;WIOSNA&quot;; 0.5; IF([.C656] = &quot;LATO&quot;; 0.9; 0.4)))" office:value-type="float" office:value="0.4" calcext:value-type="float">
            <text:p>0,4</text:p>
          </table:table-cell>
          <table:table-cell table:formula="of:=IF(WEEKDAY([.A656];2)&lt; 6; 1; 0) * [.$J$3] *[.D656] *[.$J$7]" office:value-type="float" office:value="264" calcext:value-type="float">
            <text:p>264</text:p>
          </table:table-cell>
          <table:table-cell table:formula="of:=IF(WEEKDAY([.A656];2) = 7; 150; 0)" office:value-type="float" office:value="0" calcext:value-type="float">
            <text:p>0</text:p>
          </table:table-cell>
          <table:table-cell table:formula="of:=[.G655] -[.F656] +[.E656]" office:value-type="float" office:value="138340" calcext:value-type="float">
            <text:p>13834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17" calcext:value-type="date">
            <text:p>17.10.2024</text:p>
          </table:table-cell>
          <table:table-cell table:formula="of:=[.A657]" office:value-type="date" office:date-value="2024-10-17" calcext:value-type="date">
            <text:p>10-17</text:p>
          </table:table-cell>
          <table:table-cell table:style-name="ce1" table:formula="of:=IF([.B657] &lt; DATE(YEAR([.A657]);3;21); &quot;ZIMA&quot;; IF([.B657] &lt; DATE(YEAR([.A657]);6;21);&quot;WIOSNA&quot; ; IF([.B657] &lt; DATE(YEAR([.A657]);9;23); &quot;LATO&quot;; IF([.B657] &lt; DATE(YEAR([.A657]);12;21);&quot;JESIEŃ&quot;; &quot;ZIMA&quot;))))" office:value-type="string" office:string-value="JESIEŃ" calcext:value-type="string">
            <text:p>JESIEŃ</text:p>
          </table:table-cell>
          <table:table-cell table:formula="of:=IF([.C657] = &quot;ZIMA&quot;; 0.2; IF([.C657] = &quot;WIOSNA&quot;; 0.5; IF([.C657] = &quot;LATO&quot;; 0.9; 0.4)))" office:value-type="float" office:value="0.4" calcext:value-type="float">
            <text:p>0,4</text:p>
          </table:table-cell>
          <table:table-cell table:formula="of:=IF(WEEKDAY([.A657];2)&lt; 6; 1; 0) * [.$J$3] *[.D657] *[.$J$7]" office:value-type="float" office:value="264" calcext:value-type="float">
            <text:p>264</text:p>
          </table:table-cell>
          <table:table-cell table:formula="of:=IF(WEEKDAY([.A657];2) = 7; 150; 0)" office:value-type="float" office:value="0" calcext:value-type="float">
            <text:p>0</text:p>
          </table:table-cell>
          <table:table-cell table:formula="of:=[.G656] -[.F657] +[.E657]" office:value-type="float" office:value="138604" calcext:value-type="float">
            <text:p>13860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18" calcext:value-type="date">
            <text:p>18.10.2024</text:p>
          </table:table-cell>
          <table:table-cell table:formula="of:=[.A658]" office:value-type="date" office:date-value="2024-10-18" calcext:value-type="date">
            <text:p>10-18</text:p>
          </table:table-cell>
          <table:table-cell table:style-name="ce1" table:formula="of:=IF([.B658] &lt; DATE(YEAR([.A658]);3;21); &quot;ZIMA&quot;; IF([.B658] &lt; DATE(YEAR([.A658]);6;21);&quot;WIOSNA&quot; ; IF([.B658] &lt; DATE(YEAR([.A658]);9;23); &quot;LATO&quot;; IF([.B658] &lt; DATE(YEAR([.A658]);12;21);&quot;JESIEŃ&quot;; &quot;ZIMA&quot;))))" office:value-type="string" office:string-value="JESIEŃ" calcext:value-type="string">
            <text:p>JESIEŃ</text:p>
          </table:table-cell>
          <table:table-cell table:formula="of:=IF([.C658] = &quot;ZIMA&quot;; 0.2; IF([.C658] = &quot;WIOSNA&quot;; 0.5; IF([.C658] = &quot;LATO&quot;; 0.9; 0.4)))" office:value-type="float" office:value="0.4" calcext:value-type="float">
            <text:p>0,4</text:p>
          </table:table-cell>
          <table:table-cell table:formula="of:=IF(WEEKDAY([.A658];2)&lt; 6; 1; 0) * [.$J$3] *[.D658] *[.$J$7]" office:value-type="float" office:value="264" calcext:value-type="float">
            <text:p>264</text:p>
          </table:table-cell>
          <table:table-cell table:formula="of:=IF(WEEKDAY([.A658];2) = 7; 150; 0)" office:value-type="float" office:value="0" calcext:value-type="float">
            <text:p>0</text:p>
          </table:table-cell>
          <table:table-cell table:formula="of:=[.G657] -[.F658] +[.E658]" office:value-type="float" office:value="138868" calcext:value-type="float">
            <text:p>13886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19" calcext:value-type="date">
            <text:p>19.10.2024</text:p>
          </table:table-cell>
          <table:table-cell table:formula="of:=[.A659]" office:value-type="date" office:date-value="2024-10-19" calcext:value-type="date">
            <text:p>10-19</text:p>
          </table:table-cell>
          <table:table-cell table:style-name="ce1" table:formula="of:=IF([.B659] &lt; DATE(YEAR([.A659]);3;21); &quot;ZIMA&quot;; IF([.B659] &lt; DATE(YEAR([.A659]);6;21);&quot;WIOSNA&quot; ; IF([.B659] &lt; DATE(YEAR([.A659]);9;23); &quot;LATO&quot;; IF([.B659] &lt; DATE(YEAR([.A659]);12;21);&quot;JESIEŃ&quot;; &quot;ZIMA&quot;))))" office:value-type="string" office:string-value="JESIEŃ" calcext:value-type="string">
            <text:p>JESIEŃ</text:p>
          </table:table-cell>
          <table:table-cell table:formula="of:=IF([.C659] = &quot;ZIMA&quot;; 0.2; IF([.C659] = &quot;WIOSNA&quot;; 0.5; IF([.C659] = &quot;LATO&quot;; 0.9; 0.4)))" office:value-type="float" office:value="0.4" calcext:value-type="float">
            <text:p>0,4</text:p>
          </table:table-cell>
          <table:table-cell table:formula="of:=IF(WEEKDAY([.A659];2)&lt; 6; 1; 0) * [.$J$3] *[.D659] *[.$J$7]" office:value-type="float" office:value="0" calcext:value-type="float">
            <text:p>0</text:p>
          </table:table-cell>
          <table:table-cell table:formula="of:=IF(WEEKDAY([.A659];2) = 7; 150; 0)" office:value-type="float" office:value="0" calcext:value-type="float">
            <text:p>0</text:p>
          </table:table-cell>
          <table:table-cell table:formula="of:=[.G658] -[.F659] +[.E659]" office:value-type="float" office:value="138868" calcext:value-type="float">
            <text:p>13886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20" calcext:value-type="date">
            <text:p>20.10.2024</text:p>
          </table:table-cell>
          <table:table-cell table:formula="of:=[.A660]" office:value-type="date" office:date-value="2024-10-20" calcext:value-type="date">
            <text:p>10-20</text:p>
          </table:table-cell>
          <table:table-cell table:style-name="ce1" table:formula="of:=IF([.B660] &lt; DATE(YEAR([.A660]);3;21); &quot;ZIMA&quot;; IF([.B660] &lt; DATE(YEAR([.A660]);6;21);&quot;WIOSNA&quot; ; IF([.B660] &lt; DATE(YEAR([.A660]);9;23); &quot;LATO&quot;; IF([.B660] &lt; DATE(YEAR([.A660]);12;21);&quot;JESIEŃ&quot;; &quot;ZIMA&quot;))))" office:value-type="string" office:string-value="JESIEŃ" calcext:value-type="string">
            <text:p>JESIEŃ</text:p>
          </table:table-cell>
          <table:table-cell table:formula="of:=IF([.C660] = &quot;ZIMA&quot;; 0.2; IF([.C660] = &quot;WIOSNA&quot;; 0.5; IF([.C660] = &quot;LATO&quot;; 0.9; 0.4)))" office:value-type="float" office:value="0.4" calcext:value-type="float">
            <text:p>0,4</text:p>
          </table:table-cell>
          <table:table-cell table:formula="of:=IF(WEEKDAY([.A660];2)&lt; 6; 1; 0) * [.$J$3] *[.D660] *[.$J$7]" office:value-type="float" office:value="0" calcext:value-type="float">
            <text:p>0</text:p>
          </table:table-cell>
          <table:table-cell table:formula="of:=IF(WEEKDAY([.A660];2) = 7; 150; 0)" office:value-type="float" office:value="150" calcext:value-type="float">
            <text:p>150</text:p>
          </table:table-cell>
          <table:table-cell table:formula="of:=[.G659] -[.F660] +[.E660]" office:value-type="float" office:value="138718" calcext:value-type="float">
            <text:p>13871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21" calcext:value-type="date">
            <text:p>21.10.2024</text:p>
          </table:table-cell>
          <table:table-cell table:formula="of:=[.A661]" office:value-type="date" office:date-value="2024-10-21" calcext:value-type="date">
            <text:p>10-21</text:p>
          </table:table-cell>
          <table:table-cell table:style-name="ce1" table:formula="of:=IF([.B661] &lt; DATE(YEAR([.A661]);3;21); &quot;ZIMA&quot;; IF([.B661] &lt; DATE(YEAR([.A661]);6;21);&quot;WIOSNA&quot; ; IF([.B661] &lt; DATE(YEAR([.A661]);9;23); &quot;LATO&quot;; IF([.B661] &lt; DATE(YEAR([.A661]);12;21);&quot;JESIEŃ&quot;; &quot;ZIMA&quot;))))" office:value-type="string" office:string-value="JESIEŃ" calcext:value-type="string">
            <text:p>JESIEŃ</text:p>
          </table:table-cell>
          <table:table-cell table:formula="of:=IF([.C661] = &quot;ZIMA&quot;; 0.2; IF([.C661] = &quot;WIOSNA&quot;; 0.5; IF([.C661] = &quot;LATO&quot;; 0.9; 0.4)))" office:value-type="float" office:value="0.4" calcext:value-type="float">
            <text:p>0,4</text:p>
          </table:table-cell>
          <table:table-cell table:formula="of:=IF(WEEKDAY([.A661];2)&lt; 6; 1; 0) * [.$J$3] *[.D661] *[.$J$7]" office:value-type="float" office:value="264" calcext:value-type="float">
            <text:p>264</text:p>
          </table:table-cell>
          <table:table-cell table:formula="of:=IF(WEEKDAY([.A661];2) = 7; 150; 0)" office:value-type="float" office:value="0" calcext:value-type="float">
            <text:p>0</text:p>
          </table:table-cell>
          <table:table-cell table:formula="of:=[.G660] -[.F661] +[.E661]" office:value-type="float" office:value="138982" calcext:value-type="float">
            <text:p>138982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22" calcext:value-type="date">
            <text:p>22.10.2024</text:p>
          </table:table-cell>
          <table:table-cell table:formula="of:=[.A662]" office:value-type="date" office:date-value="2024-10-22" calcext:value-type="date">
            <text:p>10-22</text:p>
          </table:table-cell>
          <table:table-cell table:style-name="ce1" table:formula="of:=IF([.B662] &lt; DATE(YEAR([.A662]);3;21); &quot;ZIMA&quot;; IF([.B662] &lt; DATE(YEAR([.A662]);6;21);&quot;WIOSNA&quot; ; IF([.B662] &lt; DATE(YEAR([.A662]);9;23); &quot;LATO&quot;; IF([.B662] &lt; DATE(YEAR([.A662]);12;21);&quot;JESIEŃ&quot;; &quot;ZIMA&quot;))))" office:value-type="string" office:string-value="JESIEŃ" calcext:value-type="string">
            <text:p>JESIEŃ</text:p>
          </table:table-cell>
          <table:table-cell table:formula="of:=IF([.C662] = &quot;ZIMA&quot;; 0.2; IF([.C662] = &quot;WIOSNA&quot;; 0.5; IF([.C662] = &quot;LATO&quot;; 0.9; 0.4)))" office:value-type="float" office:value="0.4" calcext:value-type="float">
            <text:p>0,4</text:p>
          </table:table-cell>
          <table:table-cell table:formula="of:=IF(WEEKDAY([.A662];2)&lt; 6; 1; 0) * [.$J$3] *[.D662] *[.$J$7]" office:value-type="float" office:value="264" calcext:value-type="float">
            <text:p>264</text:p>
          </table:table-cell>
          <table:table-cell table:formula="of:=IF(WEEKDAY([.A662];2) = 7; 150; 0)" office:value-type="float" office:value="0" calcext:value-type="float">
            <text:p>0</text:p>
          </table:table-cell>
          <table:table-cell table:formula="of:=[.G661] -[.F662] +[.E662]" office:value-type="float" office:value="139246" calcext:value-type="float">
            <text:p>139246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23" calcext:value-type="date">
            <text:p>23.10.2024</text:p>
          </table:table-cell>
          <table:table-cell table:formula="of:=[.A663]" office:value-type="date" office:date-value="2024-10-23" calcext:value-type="date">
            <text:p>10-23</text:p>
          </table:table-cell>
          <table:table-cell table:style-name="ce1" table:formula="of:=IF([.B663] &lt; DATE(YEAR([.A663]);3;21); &quot;ZIMA&quot;; IF([.B663] &lt; DATE(YEAR([.A663]);6;21);&quot;WIOSNA&quot; ; IF([.B663] &lt; DATE(YEAR([.A663]);9;23); &quot;LATO&quot;; IF([.B663] &lt; DATE(YEAR([.A663]);12;21);&quot;JESIEŃ&quot;; &quot;ZIMA&quot;))))" office:value-type="string" office:string-value="JESIEŃ" calcext:value-type="string">
            <text:p>JESIEŃ</text:p>
          </table:table-cell>
          <table:table-cell table:formula="of:=IF([.C663] = &quot;ZIMA&quot;; 0.2; IF([.C663] = &quot;WIOSNA&quot;; 0.5; IF([.C663] = &quot;LATO&quot;; 0.9; 0.4)))" office:value-type="float" office:value="0.4" calcext:value-type="float">
            <text:p>0,4</text:p>
          </table:table-cell>
          <table:table-cell table:formula="of:=IF(WEEKDAY([.A663];2)&lt; 6; 1; 0) * [.$J$3] *[.D663] *[.$J$7]" office:value-type="float" office:value="264" calcext:value-type="float">
            <text:p>264</text:p>
          </table:table-cell>
          <table:table-cell table:formula="of:=IF(WEEKDAY([.A663];2) = 7; 150; 0)" office:value-type="float" office:value="0" calcext:value-type="float">
            <text:p>0</text:p>
          </table:table-cell>
          <table:table-cell table:formula="of:=[.G662] -[.F663] +[.E663]" office:value-type="float" office:value="139510" calcext:value-type="float">
            <text:p>13951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24" calcext:value-type="date">
            <text:p>24.10.2024</text:p>
          </table:table-cell>
          <table:table-cell table:formula="of:=[.A664]" office:value-type="date" office:date-value="2024-10-24" calcext:value-type="date">
            <text:p>10-24</text:p>
          </table:table-cell>
          <table:table-cell table:style-name="ce1" table:formula="of:=IF([.B664] &lt; DATE(YEAR([.A664]);3;21); &quot;ZIMA&quot;; IF([.B664] &lt; DATE(YEAR([.A664]);6;21);&quot;WIOSNA&quot; ; IF([.B664] &lt; DATE(YEAR([.A664]);9;23); &quot;LATO&quot;; IF([.B664] &lt; DATE(YEAR([.A664]);12;21);&quot;JESIEŃ&quot;; &quot;ZIMA&quot;))))" office:value-type="string" office:string-value="JESIEŃ" calcext:value-type="string">
            <text:p>JESIEŃ</text:p>
          </table:table-cell>
          <table:table-cell table:formula="of:=IF([.C664] = &quot;ZIMA&quot;; 0.2; IF([.C664] = &quot;WIOSNA&quot;; 0.5; IF([.C664] = &quot;LATO&quot;; 0.9; 0.4)))" office:value-type="float" office:value="0.4" calcext:value-type="float">
            <text:p>0,4</text:p>
          </table:table-cell>
          <table:table-cell table:formula="of:=IF(WEEKDAY([.A664];2)&lt; 6; 1; 0) * [.$J$3] *[.D664] *[.$J$7]" office:value-type="float" office:value="264" calcext:value-type="float">
            <text:p>264</text:p>
          </table:table-cell>
          <table:table-cell table:formula="of:=IF(WEEKDAY([.A664];2) = 7; 150; 0)" office:value-type="float" office:value="0" calcext:value-type="float">
            <text:p>0</text:p>
          </table:table-cell>
          <table:table-cell table:formula="of:=[.G663] -[.F664] +[.E664]" office:value-type="float" office:value="139774" calcext:value-type="float">
            <text:p>13977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25" calcext:value-type="date">
            <text:p>25.10.2024</text:p>
          </table:table-cell>
          <table:table-cell table:formula="of:=[.A665]" office:value-type="date" office:date-value="2024-10-25" calcext:value-type="date">
            <text:p>10-25</text:p>
          </table:table-cell>
          <table:table-cell table:style-name="ce1" table:formula="of:=IF([.B665] &lt; DATE(YEAR([.A665]);3;21); &quot;ZIMA&quot;; IF([.B665] &lt; DATE(YEAR([.A665]);6;21);&quot;WIOSNA&quot; ; IF([.B665] &lt; DATE(YEAR([.A665]);9;23); &quot;LATO&quot;; IF([.B665] &lt; DATE(YEAR([.A665]);12;21);&quot;JESIEŃ&quot;; &quot;ZIMA&quot;))))" office:value-type="string" office:string-value="JESIEŃ" calcext:value-type="string">
            <text:p>JESIEŃ</text:p>
          </table:table-cell>
          <table:table-cell table:formula="of:=IF([.C665] = &quot;ZIMA&quot;; 0.2; IF([.C665] = &quot;WIOSNA&quot;; 0.5; IF([.C665] = &quot;LATO&quot;; 0.9; 0.4)))" office:value-type="float" office:value="0.4" calcext:value-type="float">
            <text:p>0,4</text:p>
          </table:table-cell>
          <table:table-cell table:formula="of:=IF(WEEKDAY([.A665];2)&lt; 6; 1; 0) * [.$J$3] *[.D665] *[.$J$7]" office:value-type="float" office:value="264" calcext:value-type="float">
            <text:p>264</text:p>
          </table:table-cell>
          <table:table-cell table:formula="of:=IF(WEEKDAY([.A665];2) = 7; 150; 0)" office:value-type="float" office:value="0" calcext:value-type="float">
            <text:p>0</text:p>
          </table:table-cell>
          <table:table-cell table:formula="of:=[.G664] -[.F665] +[.E665]" office:value-type="float" office:value="140038" calcext:value-type="float">
            <text:p>14003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26" calcext:value-type="date">
            <text:p>26.10.2024</text:p>
          </table:table-cell>
          <table:table-cell table:formula="of:=[.A666]" office:value-type="date" office:date-value="2024-10-26" calcext:value-type="date">
            <text:p>10-26</text:p>
          </table:table-cell>
          <table:table-cell table:style-name="ce1" table:formula="of:=IF([.B666] &lt; DATE(YEAR([.A666]);3;21); &quot;ZIMA&quot;; IF([.B666] &lt; DATE(YEAR([.A666]);6;21);&quot;WIOSNA&quot; ; IF([.B666] &lt; DATE(YEAR([.A666]);9;23); &quot;LATO&quot;; IF([.B666] &lt; DATE(YEAR([.A666]);12;21);&quot;JESIEŃ&quot;; &quot;ZIMA&quot;))))" office:value-type="string" office:string-value="JESIEŃ" calcext:value-type="string">
            <text:p>JESIEŃ</text:p>
          </table:table-cell>
          <table:table-cell table:formula="of:=IF([.C666] = &quot;ZIMA&quot;; 0.2; IF([.C666] = &quot;WIOSNA&quot;; 0.5; IF([.C666] = &quot;LATO&quot;; 0.9; 0.4)))" office:value-type="float" office:value="0.4" calcext:value-type="float">
            <text:p>0,4</text:p>
          </table:table-cell>
          <table:table-cell table:formula="of:=IF(WEEKDAY([.A666];2)&lt; 6; 1; 0) * [.$J$3] *[.D666] *[.$J$7]" office:value-type="float" office:value="0" calcext:value-type="float">
            <text:p>0</text:p>
          </table:table-cell>
          <table:table-cell table:formula="of:=IF(WEEKDAY([.A666];2) = 7; 150; 0)" office:value-type="float" office:value="0" calcext:value-type="float">
            <text:p>0</text:p>
          </table:table-cell>
          <table:table-cell table:formula="of:=[.G665] -[.F666] +[.E666]" office:value-type="float" office:value="140038" calcext:value-type="float">
            <text:p>14003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27" calcext:value-type="date">
            <text:p>27.10.2024</text:p>
          </table:table-cell>
          <table:table-cell table:formula="of:=[.A667]" office:value-type="date" office:date-value="2024-10-27" calcext:value-type="date">
            <text:p>10-27</text:p>
          </table:table-cell>
          <table:table-cell table:style-name="ce1" table:formula="of:=IF([.B667] &lt; DATE(YEAR([.A667]);3;21); &quot;ZIMA&quot;; IF([.B667] &lt; DATE(YEAR([.A667]);6;21);&quot;WIOSNA&quot; ; IF([.B667] &lt; DATE(YEAR([.A667]);9;23); &quot;LATO&quot;; IF([.B667] &lt; DATE(YEAR([.A667]);12;21);&quot;JESIEŃ&quot;; &quot;ZIMA&quot;))))" office:value-type="string" office:string-value="JESIEŃ" calcext:value-type="string">
            <text:p>JESIEŃ</text:p>
          </table:table-cell>
          <table:table-cell table:formula="of:=IF([.C667] = &quot;ZIMA&quot;; 0.2; IF([.C667] = &quot;WIOSNA&quot;; 0.5; IF([.C667] = &quot;LATO&quot;; 0.9; 0.4)))" office:value-type="float" office:value="0.4" calcext:value-type="float">
            <text:p>0,4</text:p>
          </table:table-cell>
          <table:table-cell table:formula="of:=IF(WEEKDAY([.A667];2)&lt; 6; 1; 0) * [.$J$3] *[.D667] *[.$J$7]" office:value-type="float" office:value="0" calcext:value-type="float">
            <text:p>0</text:p>
          </table:table-cell>
          <table:table-cell table:formula="of:=IF(WEEKDAY([.A667];2) = 7; 150; 0)" office:value-type="float" office:value="150" calcext:value-type="float">
            <text:p>150</text:p>
          </table:table-cell>
          <table:table-cell table:formula="of:=[.G666] -[.F667] +[.E667]" office:value-type="float" office:value="139888" calcext:value-type="float">
            <text:p>13988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28" calcext:value-type="date">
            <text:p>28.10.2024</text:p>
          </table:table-cell>
          <table:table-cell table:formula="of:=[.A668]" office:value-type="date" office:date-value="2024-10-28" calcext:value-type="date">
            <text:p>10-28</text:p>
          </table:table-cell>
          <table:table-cell table:style-name="ce1" table:formula="of:=IF([.B668] &lt; DATE(YEAR([.A668]);3;21); &quot;ZIMA&quot;; IF([.B668] &lt; DATE(YEAR([.A668]);6;21);&quot;WIOSNA&quot; ; IF([.B668] &lt; DATE(YEAR([.A668]);9;23); &quot;LATO&quot;; IF([.B668] &lt; DATE(YEAR([.A668]);12;21);&quot;JESIEŃ&quot;; &quot;ZIMA&quot;))))" office:value-type="string" office:string-value="JESIEŃ" calcext:value-type="string">
            <text:p>JESIEŃ</text:p>
          </table:table-cell>
          <table:table-cell table:formula="of:=IF([.C668] = &quot;ZIMA&quot;; 0.2; IF([.C668] = &quot;WIOSNA&quot;; 0.5; IF([.C668] = &quot;LATO&quot;; 0.9; 0.4)))" office:value-type="float" office:value="0.4" calcext:value-type="float">
            <text:p>0,4</text:p>
          </table:table-cell>
          <table:table-cell table:formula="of:=IF(WEEKDAY([.A668];2)&lt; 6; 1; 0) * [.$J$3] *[.D668] *[.$J$7]" office:value-type="float" office:value="264" calcext:value-type="float">
            <text:p>264</text:p>
          </table:table-cell>
          <table:table-cell table:formula="of:=IF(WEEKDAY([.A668];2) = 7; 150; 0)" office:value-type="float" office:value="0" calcext:value-type="float">
            <text:p>0</text:p>
          </table:table-cell>
          <table:table-cell table:formula="of:=[.G667] -[.F668] +[.E668]" office:value-type="float" office:value="140152" calcext:value-type="float">
            <text:p>140152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29" calcext:value-type="date">
            <text:p>29.10.2024</text:p>
          </table:table-cell>
          <table:table-cell table:formula="of:=[.A669]" office:value-type="date" office:date-value="2024-10-29" calcext:value-type="date">
            <text:p>10-29</text:p>
          </table:table-cell>
          <table:table-cell table:style-name="ce1" table:formula="of:=IF([.B669] &lt; DATE(YEAR([.A669]);3;21); &quot;ZIMA&quot;; IF([.B669] &lt; DATE(YEAR([.A669]);6;21);&quot;WIOSNA&quot; ; IF([.B669] &lt; DATE(YEAR([.A669]);9;23); &quot;LATO&quot;; IF([.B669] &lt; DATE(YEAR([.A669]);12;21);&quot;JESIEŃ&quot;; &quot;ZIMA&quot;))))" office:value-type="string" office:string-value="JESIEŃ" calcext:value-type="string">
            <text:p>JESIEŃ</text:p>
          </table:table-cell>
          <table:table-cell table:formula="of:=IF([.C669] = &quot;ZIMA&quot;; 0.2; IF([.C669] = &quot;WIOSNA&quot;; 0.5; IF([.C669] = &quot;LATO&quot;; 0.9; 0.4)))" office:value-type="float" office:value="0.4" calcext:value-type="float">
            <text:p>0,4</text:p>
          </table:table-cell>
          <table:table-cell table:formula="of:=IF(WEEKDAY([.A669];2)&lt; 6; 1; 0) * [.$J$3] *[.D669] *[.$J$7]" office:value-type="float" office:value="264" calcext:value-type="float">
            <text:p>264</text:p>
          </table:table-cell>
          <table:table-cell table:formula="of:=IF(WEEKDAY([.A669];2) = 7; 150; 0)" office:value-type="float" office:value="0" calcext:value-type="float">
            <text:p>0</text:p>
          </table:table-cell>
          <table:table-cell table:formula="of:=[.G668] -[.F669] +[.E669]" office:value-type="float" office:value="140416" calcext:value-type="float">
            <text:p>140416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30" calcext:value-type="date">
            <text:p>30.10.2024</text:p>
          </table:table-cell>
          <table:table-cell table:formula="of:=[.A670]" office:value-type="date" office:date-value="2024-10-30" calcext:value-type="date">
            <text:p>10-30</text:p>
          </table:table-cell>
          <table:table-cell table:style-name="ce1" table:formula="of:=IF([.B670] &lt; DATE(YEAR([.A670]);3;21); &quot;ZIMA&quot;; IF([.B670] &lt; DATE(YEAR([.A670]);6;21);&quot;WIOSNA&quot; ; IF([.B670] &lt; DATE(YEAR([.A670]);9;23); &quot;LATO&quot;; IF([.B670] &lt; DATE(YEAR([.A670]);12;21);&quot;JESIEŃ&quot;; &quot;ZIMA&quot;))))" office:value-type="string" office:string-value="JESIEŃ" calcext:value-type="string">
            <text:p>JESIEŃ</text:p>
          </table:table-cell>
          <table:table-cell table:formula="of:=IF([.C670] = &quot;ZIMA&quot;; 0.2; IF([.C670] = &quot;WIOSNA&quot;; 0.5; IF([.C670] = &quot;LATO&quot;; 0.9; 0.4)))" office:value-type="float" office:value="0.4" calcext:value-type="float">
            <text:p>0,4</text:p>
          </table:table-cell>
          <table:table-cell table:formula="of:=IF(WEEKDAY([.A670];2)&lt; 6; 1; 0) * [.$J$3] *[.D670] *[.$J$7]" office:value-type="float" office:value="264" calcext:value-type="float">
            <text:p>264</text:p>
          </table:table-cell>
          <table:table-cell table:formula="of:=IF(WEEKDAY([.A670];2) = 7; 150; 0)" office:value-type="float" office:value="0" calcext:value-type="float">
            <text:p>0</text:p>
          </table:table-cell>
          <table:table-cell table:formula="of:=[.G669] -[.F670] +[.E670]" office:value-type="float" office:value="140680" calcext:value-type="float">
            <text:p>14068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31" calcext:value-type="date">
            <text:p>31.10.2024</text:p>
          </table:table-cell>
          <table:table-cell table:formula="of:=[.A671]" office:value-type="date" office:date-value="2024-10-31" calcext:value-type="date">
            <text:p>10-31</text:p>
          </table:table-cell>
          <table:table-cell table:style-name="ce1" table:formula="of:=IF([.B671] &lt; DATE(YEAR([.A671]);3;21); &quot;ZIMA&quot;; IF([.B671] &lt; DATE(YEAR([.A671]);6;21);&quot;WIOSNA&quot; ; IF([.B671] &lt; DATE(YEAR([.A671]);9;23); &quot;LATO&quot;; IF([.B671] &lt; DATE(YEAR([.A671]);12;21);&quot;JESIEŃ&quot;; &quot;ZIMA&quot;))))" office:value-type="string" office:string-value="JESIEŃ" calcext:value-type="string">
            <text:p>JESIEŃ</text:p>
          </table:table-cell>
          <table:table-cell table:formula="of:=IF([.C671] = &quot;ZIMA&quot;; 0.2; IF([.C671] = &quot;WIOSNA&quot;; 0.5; IF([.C671] = &quot;LATO&quot;; 0.9; 0.4)))" office:value-type="float" office:value="0.4" calcext:value-type="float">
            <text:p>0,4</text:p>
          </table:table-cell>
          <table:table-cell table:formula="of:=IF(WEEKDAY([.A671];2)&lt; 6; 1; 0) * [.$J$3] *[.D671] *[.$J$7]" office:value-type="float" office:value="264" calcext:value-type="float">
            <text:p>264</text:p>
          </table:table-cell>
          <table:table-cell table:formula="of:=IF(WEEKDAY([.A671];2) = 7; 150; 0)" office:value-type="float" office:value="0" calcext:value-type="float">
            <text:p>0</text:p>
          </table:table-cell>
          <table:table-cell table:formula="of:=[.G670] -[.F671] +[.E671]" office:value-type="float" office:value="140944" calcext:value-type="float">
            <text:p>14094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01" calcext:value-type="date">
            <text:p>1.11.2024</text:p>
          </table:table-cell>
          <table:table-cell table:formula="of:=[.A672]" office:value-type="date" office:date-value="2024-11-01" calcext:value-type="date">
            <text:p>11-01</text:p>
          </table:table-cell>
          <table:table-cell table:style-name="ce1" table:formula="of:=IF([.B672] &lt; DATE(YEAR([.A672]);3;21); &quot;ZIMA&quot;; IF([.B672] &lt; DATE(YEAR([.A672]);6;21);&quot;WIOSNA&quot; ; IF([.B672] &lt; DATE(YEAR([.A672]);9;23); &quot;LATO&quot;; IF([.B672] &lt; DATE(YEAR([.A672]);12;21);&quot;JESIEŃ&quot;; &quot;ZIMA&quot;))))" office:value-type="string" office:string-value="JESIEŃ" calcext:value-type="string">
            <text:p>JESIEŃ</text:p>
          </table:table-cell>
          <table:table-cell table:formula="of:=IF([.C672] = &quot;ZIMA&quot;; 0.2; IF([.C672] = &quot;WIOSNA&quot;; 0.5; IF([.C672] = &quot;LATO&quot;; 0.9; 0.4)))" office:value-type="float" office:value="0.4" calcext:value-type="float">
            <text:p>0,4</text:p>
          </table:table-cell>
          <table:table-cell table:formula="of:=IF(WEEKDAY([.A672];2)&lt; 6; 1; 0) * [.$J$3] *[.D672] *[.$J$7]" office:value-type="float" office:value="264" calcext:value-type="float">
            <text:p>264</text:p>
          </table:table-cell>
          <table:table-cell table:formula="of:=IF(WEEKDAY([.A672];2) = 7; 150; 0)" office:value-type="float" office:value="0" calcext:value-type="float">
            <text:p>0</text:p>
          </table:table-cell>
          <table:table-cell table:formula="of:=[.G671] -[.F672] +[.E672]" office:value-type="float" office:value="141208" calcext:value-type="float">
            <text:p>14120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02" calcext:value-type="date">
            <text:p>2.11.2024</text:p>
          </table:table-cell>
          <table:table-cell table:formula="of:=[.A673]" office:value-type="date" office:date-value="2024-11-02" calcext:value-type="date">
            <text:p>11-02</text:p>
          </table:table-cell>
          <table:table-cell table:style-name="ce1" table:formula="of:=IF([.B673] &lt; DATE(YEAR([.A673]);3;21); &quot;ZIMA&quot;; IF([.B673] &lt; DATE(YEAR([.A673]);6;21);&quot;WIOSNA&quot; ; IF([.B673] &lt; DATE(YEAR([.A673]);9;23); &quot;LATO&quot;; IF([.B673] &lt; DATE(YEAR([.A673]);12;21);&quot;JESIEŃ&quot;; &quot;ZIMA&quot;))))" office:value-type="string" office:string-value="JESIEŃ" calcext:value-type="string">
            <text:p>JESIEŃ</text:p>
          </table:table-cell>
          <table:table-cell table:formula="of:=IF([.C673] = &quot;ZIMA&quot;; 0.2; IF([.C673] = &quot;WIOSNA&quot;; 0.5; IF([.C673] = &quot;LATO&quot;; 0.9; 0.4)))" office:value-type="float" office:value="0.4" calcext:value-type="float">
            <text:p>0,4</text:p>
          </table:table-cell>
          <table:table-cell table:formula="of:=IF(WEEKDAY([.A673];2)&lt; 6; 1; 0) * [.$J$3] *[.D673] *[.$J$7]" office:value-type="float" office:value="0" calcext:value-type="float">
            <text:p>0</text:p>
          </table:table-cell>
          <table:table-cell table:formula="of:=IF(WEEKDAY([.A673];2) = 7; 150; 0)" office:value-type="float" office:value="0" calcext:value-type="float">
            <text:p>0</text:p>
          </table:table-cell>
          <table:table-cell table:formula="of:=[.G672] -[.F673] +[.E673]" office:value-type="float" office:value="141208" calcext:value-type="float">
            <text:p>14120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03" calcext:value-type="date">
            <text:p>3.11.2024</text:p>
          </table:table-cell>
          <table:table-cell table:formula="of:=[.A674]" office:value-type="date" office:date-value="2024-11-03" calcext:value-type="date">
            <text:p>11-03</text:p>
          </table:table-cell>
          <table:table-cell table:style-name="ce1" table:formula="of:=IF([.B674] &lt; DATE(YEAR([.A674]);3;21); &quot;ZIMA&quot;; IF([.B674] &lt; DATE(YEAR([.A674]);6;21);&quot;WIOSNA&quot; ; IF([.B674] &lt; DATE(YEAR([.A674]);9;23); &quot;LATO&quot;; IF([.B674] &lt; DATE(YEAR([.A674]);12;21);&quot;JESIEŃ&quot;; &quot;ZIMA&quot;))))" office:value-type="string" office:string-value="JESIEŃ" calcext:value-type="string">
            <text:p>JESIEŃ</text:p>
          </table:table-cell>
          <table:table-cell table:formula="of:=IF([.C674] = &quot;ZIMA&quot;; 0.2; IF([.C674] = &quot;WIOSNA&quot;; 0.5; IF([.C674] = &quot;LATO&quot;; 0.9; 0.4)))" office:value-type="float" office:value="0.4" calcext:value-type="float">
            <text:p>0,4</text:p>
          </table:table-cell>
          <table:table-cell table:formula="of:=IF(WEEKDAY([.A674];2)&lt; 6; 1; 0) * [.$J$3] *[.D674] *[.$J$7]" office:value-type="float" office:value="0" calcext:value-type="float">
            <text:p>0</text:p>
          </table:table-cell>
          <table:table-cell table:formula="of:=IF(WEEKDAY([.A674];2) = 7; 150; 0)" office:value-type="float" office:value="150" calcext:value-type="float">
            <text:p>150</text:p>
          </table:table-cell>
          <table:table-cell table:formula="of:=[.G673] -[.F674] +[.E674]" office:value-type="float" office:value="141058" calcext:value-type="float">
            <text:p>14105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04" calcext:value-type="date">
            <text:p>4.11.2024</text:p>
          </table:table-cell>
          <table:table-cell table:formula="of:=[.A675]" office:value-type="date" office:date-value="2024-11-04" calcext:value-type="date">
            <text:p>11-04</text:p>
          </table:table-cell>
          <table:table-cell table:style-name="ce1" table:formula="of:=IF([.B675] &lt; DATE(YEAR([.A675]);3;21); &quot;ZIMA&quot;; IF([.B675] &lt; DATE(YEAR([.A675]);6;21);&quot;WIOSNA&quot; ; IF([.B675] &lt; DATE(YEAR([.A675]);9;23); &quot;LATO&quot;; IF([.B675] &lt; DATE(YEAR([.A675]);12;21);&quot;JESIEŃ&quot;; &quot;ZIMA&quot;))))" office:value-type="string" office:string-value="JESIEŃ" calcext:value-type="string">
            <text:p>JESIEŃ</text:p>
          </table:table-cell>
          <table:table-cell table:formula="of:=IF([.C675] = &quot;ZIMA&quot;; 0.2; IF([.C675] = &quot;WIOSNA&quot;; 0.5; IF([.C675] = &quot;LATO&quot;; 0.9; 0.4)))" office:value-type="float" office:value="0.4" calcext:value-type="float">
            <text:p>0,4</text:p>
          </table:table-cell>
          <table:table-cell table:formula="of:=IF(WEEKDAY([.A675];2)&lt; 6; 1; 0) * [.$J$3] *[.D675] *[.$J$7]" office:value-type="float" office:value="264" calcext:value-type="float">
            <text:p>264</text:p>
          </table:table-cell>
          <table:table-cell table:formula="of:=IF(WEEKDAY([.A675];2) = 7; 150; 0)" office:value-type="float" office:value="0" calcext:value-type="float">
            <text:p>0</text:p>
          </table:table-cell>
          <table:table-cell table:formula="of:=[.G674] -[.F675] +[.E675]" office:value-type="float" office:value="141322" calcext:value-type="float">
            <text:p>141322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05" calcext:value-type="date">
            <text:p>5.11.2024</text:p>
          </table:table-cell>
          <table:table-cell table:formula="of:=[.A676]" office:value-type="date" office:date-value="2024-11-05" calcext:value-type="date">
            <text:p>11-05</text:p>
          </table:table-cell>
          <table:table-cell table:style-name="ce1" table:formula="of:=IF([.B676] &lt; DATE(YEAR([.A676]);3;21); &quot;ZIMA&quot;; IF([.B676] &lt; DATE(YEAR([.A676]);6;21);&quot;WIOSNA&quot; ; IF([.B676] &lt; DATE(YEAR([.A676]);9;23); &quot;LATO&quot;; IF([.B676] &lt; DATE(YEAR([.A676]);12;21);&quot;JESIEŃ&quot;; &quot;ZIMA&quot;))))" office:value-type="string" office:string-value="JESIEŃ" calcext:value-type="string">
            <text:p>JESIEŃ</text:p>
          </table:table-cell>
          <table:table-cell table:formula="of:=IF([.C676] = &quot;ZIMA&quot;; 0.2; IF([.C676] = &quot;WIOSNA&quot;; 0.5; IF([.C676] = &quot;LATO&quot;; 0.9; 0.4)))" office:value-type="float" office:value="0.4" calcext:value-type="float">
            <text:p>0,4</text:p>
          </table:table-cell>
          <table:table-cell table:formula="of:=IF(WEEKDAY([.A676];2)&lt; 6; 1; 0) * [.$J$3] *[.D676] *[.$J$7]" office:value-type="float" office:value="264" calcext:value-type="float">
            <text:p>264</text:p>
          </table:table-cell>
          <table:table-cell table:formula="of:=IF(WEEKDAY([.A676];2) = 7; 150; 0)" office:value-type="float" office:value="0" calcext:value-type="float">
            <text:p>0</text:p>
          </table:table-cell>
          <table:table-cell table:formula="of:=[.G675] -[.F676] +[.E676]" office:value-type="float" office:value="141586" calcext:value-type="float">
            <text:p>141586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06" calcext:value-type="date">
            <text:p>6.11.2024</text:p>
          </table:table-cell>
          <table:table-cell table:formula="of:=[.A677]" office:value-type="date" office:date-value="2024-11-06" calcext:value-type="date">
            <text:p>11-06</text:p>
          </table:table-cell>
          <table:table-cell table:style-name="ce1" table:formula="of:=IF([.B677] &lt; DATE(YEAR([.A677]);3;21); &quot;ZIMA&quot;; IF([.B677] &lt; DATE(YEAR([.A677]);6;21);&quot;WIOSNA&quot; ; IF([.B677] &lt; DATE(YEAR([.A677]);9;23); &quot;LATO&quot;; IF([.B677] &lt; DATE(YEAR([.A677]);12;21);&quot;JESIEŃ&quot;; &quot;ZIMA&quot;))))" office:value-type="string" office:string-value="JESIEŃ" calcext:value-type="string">
            <text:p>JESIEŃ</text:p>
          </table:table-cell>
          <table:table-cell table:formula="of:=IF([.C677] = &quot;ZIMA&quot;; 0.2; IF([.C677] = &quot;WIOSNA&quot;; 0.5; IF([.C677] = &quot;LATO&quot;; 0.9; 0.4)))" office:value-type="float" office:value="0.4" calcext:value-type="float">
            <text:p>0,4</text:p>
          </table:table-cell>
          <table:table-cell table:formula="of:=IF(WEEKDAY([.A677];2)&lt; 6; 1; 0) * [.$J$3] *[.D677] *[.$J$7]" office:value-type="float" office:value="264" calcext:value-type="float">
            <text:p>264</text:p>
          </table:table-cell>
          <table:table-cell table:formula="of:=IF(WEEKDAY([.A677];2) = 7; 150; 0)" office:value-type="float" office:value="0" calcext:value-type="float">
            <text:p>0</text:p>
          </table:table-cell>
          <table:table-cell table:formula="of:=[.G676] -[.F677] +[.E677]" office:value-type="float" office:value="141850" calcext:value-type="float">
            <text:p>1418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07" calcext:value-type="date">
            <text:p>7.11.2024</text:p>
          </table:table-cell>
          <table:table-cell table:formula="of:=[.A678]" office:value-type="date" office:date-value="2024-11-07" calcext:value-type="date">
            <text:p>11-07</text:p>
          </table:table-cell>
          <table:table-cell table:style-name="ce1" table:formula="of:=IF([.B678] &lt; DATE(YEAR([.A678]);3;21); &quot;ZIMA&quot;; IF([.B678] &lt; DATE(YEAR([.A678]);6;21);&quot;WIOSNA&quot; ; IF([.B678] &lt; DATE(YEAR([.A678]);9;23); &quot;LATO&quot;; IF([.B678] &lt; DATE(YEAR([.A678]);12;21);&quot;JESIEŃ&quot;; &quot;ZIMA&quot;))))" office:value-type="string" office:string-value="JESIEŃ" calcext:value-type="string">
            <text:p>JESIEŃ</text:p>
          </table:table-cell>
          <table:table-cell table:formula="of:=IF([.C678] = &quot;ZIMA&quot;; 0.2; IF([.C678] = &quot;WIOSNA&quot;; 0.5; IF([.C678] = &quot;LATO&quot;; 0.9; 0.4)))" office:value-type="float" office:value="0.4" calcext:value-type="float">
            <text:p>0,4</text:p>
          </table:table-cell>
          <table:table-cell table:formula="of:=IF(WEEKDAY([.A678];2)&lt; 6; 1; 0) * [.$J$3] *[.D678] *[.$J$7]" office:value-type="float" office:value="264" calcext:value-type="float">
            <text:p>264</text:p>
          </table:table-cell>
          <table:table-cell table:formula="of:=IF(WEEKDAY([.A678];2) = 7; 150; 0)" office:value-type="float" office:value="0" calcext:value-type="float">
            <text:p>0</text:p>
          </table:table-cell>
          <table:table-cell table:formula="of:=[.G677] -[.F678] +[.E678]" office:value-type="float" office:value="142114" calcext:value-type="float">
            <text:p>14211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08" calcext:value-type="date">
            <text:p>8.11.2024</text:p>
          </table:table-cell>
          <table:table-cell table:formula="of:=[.A679]" office:value-type="date" office:date-value="2024-11-08" calcext:value-type="date">
            <text:p>11-08</text:p>
          </table:table-cell>
          <table:table-cell table:style-name="ce1" table:formula="of:=IF([.B679] &lt; DATE(YEAR([.A679]);3;21); &quot;ZIMA&quot;; IF([.B679] &lt; DATE(YEAR([.A679]);6;21);&quot;WIOSNA&quot; ; IF([.B679] &lt; DATE(YEAR([.A679]);9;23); &quot;LATO&quot;; IF([.B679] &lt; DATE(YEAR([.A679]);12;21);&quot;JESIEŃ&quot;; &quot;ZIMA&quot;))))" office:value-type="string" office:string-value="JESIEŃ" calcext:value-type="string">
            <text:p>JESIEŃ</text:p>
          </table:table-cell>
          <table:table-cell table:formula="of:=IF([.C679] = &quot;ZIMA&quot;; 0.2; IF([.C679] = &quot;WIOSNA&quot;; 0.5; IF([.C679] = &quot;LATO&quot;; 0.9; 0.4)))" office:value-type="float" office:value="0.4" calcext:value-type="float">
            <text:p>0,4</text:p>
          </table:table-cell>
          <table:table-cell table:formula="of:=IF(WEEKDAY([.A679];2)&lt; 6; 1; 0) * [.$J$3] *[.D679] *[.$J$7]" office:value-type="float" office:value="264" calcext:value-type="float">
            <text:p>264</text:p>
          </table:table-cell>
          <table:table-cell table:formula="of:=IF(WEEKDAY([.A679];2) = 7; 150; 0)" office:value-type="float" office:value="0" calcext:value-type="float">
            <text:p>0</text:p>
          </table:table-cell>
          <table:table-cell table:formula="of:=[.G678] -[.F679] +[.E679]" office:value-type="float" office:value="142378" calcext:value-type="float">
            <text:p>14237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09" calcext:value-type="date">
            <text:p>9.11.2024</text:p>
          </table:table-cell>
          <table:table-cell table:formula="of:=[.A680]" office:value-type="date" office:date-value="2024-11-09" calcext:value-type="date">
            <text:p>11-09</text:p>
          </table:table-cell>
          <table:table-cell table:style-name="ce1" table:formula="of:=IF([.B680] &lt; DATE(YEAR([.A680]);3;21); &quot;ZIMA&quot;; IF([.B680] &lt; DATE(YEAR([.A680]);6;21);&quot;WIOSNA&quot; ; IF([.B680] &lt; DATE(YEAR([.A680]);9;23); &quot;LATO&quot;; IF([.B680] &lt; DATE(YEAR([.A680]);12;21);&quot;JESIEŃ&quot;; &quot;ZIMA&quot;))))" office:value-type="string" office:string-value="JESIEŃ" calcext:value-type="string">
            <text:p>JESIEŃ</text:p>
          </table:table-cell>
          <table:table-cell table:formula="of:=IF([.C680] = &quot;ZIMA&quot;; 0.2; IF([.C680] = &quot;WIOSNA&quot;; 0.5; IF([.C680] = &quot;LATO&quot;; 0.9; 0.4)))" office:value-type="float" office:value="0.4" calcext:value-type="float">
            <text:p>0,4</text:p>
          </table:table-cell>
          <table:table-cell table:formula="of:=IF(WEEKDAY([.A680];2)&lt; 6; 1; 0) * [.$J$3] *[.D680] *[.$J$7]" office:value-type="float" office:value="0" calcext:value-type="float">
            <text:p>0</text:p>
          </table:table-cell>
          <table:table-cell table:formula="of:=IF(WEEKDAY([.A680];2) = 7; 150; 0)" office:value-type="float" office:value="0" calcext:value-type="float">
            <text:p>0</text:p>
          </table:table-cell>
          <table:table-cell table:formula="of:=[.G679] -[.F680] +[.E680]" office:value-type="float" office:value="142378" calcext:value-type="float">
            <text:p>14237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10" calcext:value-type="date">
            <text:p>10.11.2024</text:p>
          </table:table-cell>
          <table:table-cell table:formula="of:=[.A681]" office:value-type="date" office:date-value="2024-11-10" calcext:value-type="date">
            <text:p>11-10</text:p>
          </table:table-cell>
          <table:table-cell table:style-name="ce1" table:formula="of:=IF([.B681] &lt; DATE(YEAR([.A681]);3;21); &quot;ZIMA&quot;; IF([.B681] &lt; DATE(YEAR([.A681]);6;21);&quot;WIOSNA&quot; ; IF([.B681] &lt; DATE(YEAR([.A681]);9;23); &quot;LATO&quot;; IF([.B681] &lt; DATE(YEAR([.A681]);12;21);&quot;JESIEŃ&quot;; &quot;ZIMA&quot;))))" office:value-type="string" office:string-value="JESIEŃ" calcext:value-type="string">
            <text:p>JESIEŃ</text:p>
          </table:table-cell>
          <table:table-cell table:formula="of:=IF([.C681] = &quot;ZIMA&quot;; 0.2; IF([.C681] = &quot;WIOSNA&quot;; 0.5; IF([.C681] = &quot;LATO&quot;; 0.9; 0.4)))" office:value-type="float" office:value="0.4" calcext:value-type="float">
            <text:p>0,4</text:p>
          </table:table-cell>
          <table:table-cell table:formula="of:=IF(WEEKDAY([.A681];2)&lt; 6; 1; 0) * [.$J$3] *[.D681] *[.$J$7]" office:value-type="float" office:value="0" calcext:value-type="float">
            <text:p>0</text:p>
          </table:table-cell>
          <table:table-cell table:formula="of:=IF(WEEKDAY([.A681];2) = 7; 150; 0)" office:value-type="float" office:value="150" calcext:value-type="float">
            <text:p>150</text:p>
          </table:table-cell>
          <table:table-cell table:formula="of:=[.G680] -[.F681] +[.E681]" office:value-type="float" office:value="142228" calcext:value-type="float">
            <text:p>14222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11" calcext:value-type="date">
            <text:p>11.11.2024</text:p>
          </table:table-cell>
          <table:table-cell table:formula="of:=[.A682]" office:value-type="date" office:date-value="2024-11-11" calcext:value-type="date">
            <text:p>11-11</text:p>
          </table:table-cell>
          <table:table-cell table:style-name="ce1" table:formula="of:=IF([.B682] &lt; DATE(YEAR([.A682]);3;21); &quot;ZIMA&quot;; IF([.B682] &lt; DATE(YEAR([.A682]);6;21);&quot;WIOSNA&quot; ; IF([.B682] &lt; DATE(YEAR([.A682]);9;23); &quot;LATO&quot;; IF([.B682] &lt; DATE(YEAR([.A682]);12;21);&quot;JESIEŃ&quot;; &quot;ZIMA&quot;))))" office:value-type="string" office:string-value="JESIEŃ" calcext:value-type="string">
            <text:p>JESIEŃ</text:p>
          </table:table-cell>
          <table:table-cell table:formula="of:=IF([.C682] = &quot;ZIMA&quot;; 0.2; IF([.C682] = &quot;WIOSNA&quot;; 0.5; IF([.C682] = &quot;LATO&quot;; 0.9; 0.4)))" office:value-type="float" office:value="0.4" calcext:value-type="float">
            <text:p>0,4</text:p>
          </table:table-cell>
          <table:table-cell table:formula="of:=IF(WEEKDAY([.A682];2)&lt; 6; 1; 0) * [.$J$3] *[.D682] *[.$J$7]" office:value-type="float" office:value="264" calcext:value-type="float">
            <text:p>264</text:p>
          </table:table-cell>
          <table:table-cell table:formula="of:=IF(WEEKDAY([.A682];2) = 7; 150; 0)" office:value-type="float" office:value="0" calcext:value-type="float">
            <text:p>0</text:p>
          </table:table-cell>
          <table:table-cell table:formula="of:=[.G681] -[.F682] +[.E682]" office:value-type="float" office:value="142492" calcext:value-type="float">
            <text:p>142492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12" calcext:value-type="date">
            <text:p>12.11.2024</text:p>
          </table:table-cell>
          <table:table-cell table:formula="of:=[.A683]" office:value-type="date" office:date-value="2024-11-12" calcext:value-type="date">
            <text:p>11-12</text:p>
          </table:table-cell>
          <table:table-cell table:style-name="ce1" table:formula="of:=IF([.B683] &lt; DATE(YEAR([.A683]);3;21); &quot;ZIMA&quot;; IF([.B683] &lt; DATE(YEAR([.A683]);6;21);&quot;WIOSNA&quot; ; IF([.B683] &lt; DATE(YEAR([.A683]);9;23); &quot;LATO&quot;; IF([.B683] &lt; DATE(YEAR([.A683]);12;21);&quot;JESIEŃ&quot;; &quot;ZIMA&quot;))))" office:value-type="string" office:string-value="JESIEŃ" calcext:value-type="string">
            <text:p>JESIEŃ</text:p>
          </table:table-cell>
          <table:table-cell table:formula="of:=IF([.C683] = &quot;ZIMA&quot;; 0.2; IF([.C683] = &quot;WIOSNA&quot;; 0.5; IF([.C683] = &quot;LATO&quot;; 0.9; 0.4)))" office:value-type="float" office:value="0.4" calcext:value-type="float">
            <text:p>0,4</text:p>
          </table:table-cell>
          <table:table-cell table:formula="of:=IF(WEEKDAY([.A683];2)&lt; 6; 1; 0) * [.$J$3] *[.D683] *[.$J$7]" office:value-type="float" office:value="264" calcext:value-type="float">
            <text:p>264</text:p>
          </table:table-cell>
          <table:table-cell table:formula="of:=IF(WEEKDAY([.A683];2) = 7; 150; 0)" office:value-type="float" office:value="0" calcext:value-type="float">
            <text:p>0</text:p>
          </table:table-cell>
          <table:table-cell table:formula="of:=[.G682] -[.F683] +[.E683]" office:value-type="float" office:value="142756" calcext:value-type="float">
            <text:p>142756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13" calcext:value-type="date">
            <text:p>13.11.2024</text:p>
          </table:table-cell>
          <table:table-cell table:formula="of:=[.A684]" office:value-type="date" office:date-value="2024-11-13" calcext:value-type="date">
            <text:p>11-13</text:p>
          </table:table-cell>
          <table:table-cell table:style-name="ce1" table:formula="of:=IF([.B684] &lt; DATE(YEAR([.A684]);3;21); &quot;ZIMA&quot;; IF([.B684] &lt; DATE(YEAR([.A684]);6;21);&quot;WIOSNA&quot; ; IF([.B684] &lt; DATE(YEAR([.A684]);9;23); &quot;LATO&quot;; IF([.B684] &lt; DATE(YEAR([.A684]);12;21);&quot;JESIEŃ&quot;; &quot;ZIMA&quot;))))" office:value-type="string" office:string-value="JESIEŃ" calcext:value-type="string">
            <text:p>JESIEŃ</text:p>
          </table:table-cell>
          <table:table-cell table:formula="of:=IF([.C684] = &quot;ZIMA&quot;; 0.2; IF([.C684] = &quot;WIOSNA&quot;; 0.5; IF([.C684] = &quot;LATO&quot;; 0.9; 0.4)))" office:value-type="float" office:value="0.4" calcext:value-type="float">
            <text:p>0,4</text:p>
          </table:table-cell>
          <table:table-cell table:formula="of:=IF(WEEKDAY([.A684];2)&lt; 6; 1; 0) * [.$J$3] *[.D684] *[.$J$7]" office:value-type="float" office:value="264" calcext:value-type="float">
            <text:p>264</text:p>
          </table:table-cell>
          <table:table-cell table:formula="of:=IF(WEEKDAY([.A684];2) = 7; 150; 0)" office:value-type="float" office:value="0" calcext:value-type="float">
            <text:p>0</text:p>
          </table:table-cell>
          <table:table-cell table:formula="of:=[.G683] -[.F684] +[.E684]" office:value-type="float" office:value="143020" calcext:value-type="float">
            <text:p>14302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14" calcext:value-type="date">
            <text:p>14.11.2024</text:p>
          </table:table-cell>
          <table:table-cell table:formula="of:=[.A685]" office:value-type="date" office:date-value="2024-11-14" calcext:value-type="date">
            <text:p>11-14</text:p>
          </table:table-cell>
          <table:table-cell table:style-name="ce1" table:formula="of:=IF([.B685] &lt; DATE(YEAR([.A685]);3;21); &quot;ZIMA&quot;; IF([.B685] &lt; DATE(YEAR([.A685]);6;21);&quot;WIOSNA&quot; ; IF([.B685] &lt; DATE(YEAR([.A685]);9;23); &quot;LATO&quot;; IF([.B685] &lt; DATE(YEAR([.A685]);12;21);&quot;JESIEŃ&quot;; &quot;ZIMA&quot;))))" office:value-type="string" office:string-value="JESIEŃ" calcext:value-type="string">
            <text:p>JESIEŃ</text:p>
          </table:table-cell>
          <table:table-cell table:formula="of:=IF([.C685] = &quot;ZIMA&quot;; 0.2; IF([.C685] = &quot;WIOSNA&quot;; 0.5; IF([.C685] = &quot;LATO&quot;; 0.9; 0.4)))" office:value-type="float" office:value="0.4" calcext:value-type="float">
            <text:p>0,4</text:p>
          </table:table-cell>
          <table:table-cell table:formula="of:=IF(WEEKDAY([.A685];2)&lt; 6; 1; 0) * [.$J$3] *[.D685] *[.$J$7]" office:value-type="float" office:value="264" calcext:value-type="float">
            <text:p>264</text:p>
          </table:table-cell>
          <table:table-cell table:formula="of:=IF(WEEKDAY([.A685];2) = 7; 150; 0)" office:value-type="float" office:value="0" calcext:value-type="float">
            <text:p>0</text:p>
          </table:table-cell>
          <table:table-cell table:formula="of:=[.G684] -[.F685] +[.E685]" office:value-type="float" office:value="143284" calcext:value-type="float">
            <text:p>14328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15" calcext:value-type="date">
            <text:p>15.11.2024</text:p>
          </table:table-cell>
          <table:table-cell table:formula="of:=[.A686]" office:value-type="date" office:date-value="2024-11-15" calcext:value-type="date">
            <text:p>11-15</text:p>
          </table:table-cell>
          <table:table-cell table:style-name="ce1" table:formula="of:=IF([.B686] &lt; DATE(YEAR([.A686]);3;21); &quot;ZIMA&quot;; IF([.B686] &lt; DATE(YEAR([.A686]);6;21);&quot;WIOSNA&quot; ; IF([.B686] &lt; DATE(YEAR([.A686]);9;23); &quot;LATO&quot;; IF([.B686] &lt; DATE(YEAR([.A686]);12;21);&quot;JESIEŃ&quot;; &quot;ZIMA&quot;))))" office:value-type="string" office:string-value="JESIEŃ" calcext:value-type="string">
            <text:p>JESIEŃ</text:p>
          </table:table-cell>
          <table:table-cell table:formula="of:=IF([.C686] = &quot;ZIMA&quot;; 0.2; IF([.C686] = &quot;WIOSNA&quot;; 0.5; IF([.C686] = &quot;LATO&quot;; 0.9; 0.4)))" office:value-type="float" office:value="0.4" calcext:value-type="float">
            <text:p>0,4</text:p>
          </table:table-cell>
          <table:table-cell table:formula="of:=IF(WEEKDAY([.A686];2)&lt; 6; 1; 0) * [.$J$3] *[.D686] *[.$J$7]" office:value-type="float" office:value="264" calcext:value-type="float">
            <text:p>264</text:p>
          </table:table-cell>
          <table:table-cell table:formula="of:=IF(WEEKDAY([.A686];2) = 7; 150; 0)" office:value-type="float" office:value="0" calcext:value-type="float">
            <text:p>0</text:p>
          </table:table-cell>
          <table:table-cell table:formula="of:=[.G685] -[.F686] +[.E686]" office:value-type="float" office:value="143548" calcext:value-type="float">
            <text:p>14354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16" calcext:value-type="date">
            <text:p>16.11.2024</text:p>
          </table:table-cell>
          <table:table-cell table:formula="of:=[.A687]" office:value-type="date" office:date-value="2024-11-16" calcext:value-type="date">
            <text:p>11-16</text:p>
          </table:table-cell>
          <table:table-cell table:style-name="ce1" table:formula="of:=IF([.B687] &lt; DATE(YEAR([.A687]);3;21); &quot;ZIMA&quot;; IF([.B687] &lt; DATE(YEAR([.A687]);6;21);&quot;WIOSNA&quot; ; IF([.B687] &lt; DATE(YEAR([.A687]);9;23); &quot;LATO&quot;; IF([.B687] &lt; DATE(YEAR([.A687]);12;21);&quot;JESIEŃ&quot;; &quot;ZIMA&quot;))))" office:value-type="string" office:string-value="JESIEŃ" calcext:value-type="string">
            <text:p>JESIEŃ</text:p>
          </table:table-cell>
          <table:table-cell table:formula="of:=IF([.C687] = &quot;ZIMA&quot;; 0.2; IF([.C687] = &quot;WIOSNA&quot;; 0.5; IF([.C687] = &quot;LATO&quot;; 0.9; 0.4)))" office:value-type="float" office:value="0.4" calcext:value-type="float">
            <text:p>0,4</text:p>
          </table:table-cell>
          <table:table-cell table:formula="of:=IF(WEEKDAY([.A687];2)&lt; 6; 1; 0) * [.$J$3] *[.D687] *[.$J$7]" office:value-type="float" office:value="0" calcext:value-type="float">
            <text:p>0</text:p>
          </table:table-cell>
          <table:table-cell table:formula="of:=IF(WEEKDAY([.A687];2) = 7; 150; 0)" office:value-type="float" office:value="0" calcext:value-type="float">
            <text:p>0</text:p>
          </table:table-cell>
          <table:table-cell table:formula="of:=[.G686] -[.F687] +[.E687]" office:value-type="float" office:value="143548" calcext:value-type="float">
            <text:p>14354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17" calcext:value-type="date">
            <text:p>17.11.2024</text:p>
          </table:table-cell>
          <table:table-cell table:formula="of:=[.A688]" office:value-type="date" office:date-value="2024-11-17" calcext:value-type="date">
            <text:p>11-17</text:p>
          </table:table-cell>
          <table:table-cell table:style-name="ce1" table:formula="of:=IF([.B688] &lt; DATE(YEAR([.A688]);3;21); &quot;ZIMA&quot;; IF([.B688] &lt; DATE(YEAR([.A688]);6;21);&quot;WIOSNA&quot; ; IF([.B688] &lt; DATE(YEAR([.A688]);9;23); &quot;LATO&quot;; IF([.B688] &lt; DATE(YEAR([.A688]);12;21);&quot;JESIEŃ&quot;; &quot;ZIMA&quot;))))" office:value-type="string" office:string-value="JESIEŃ" calcext:value-type="string">
            <text:p>JESIEŃ</text:p>
          </table:table-cell>
          <table:table-cell table:formula="of:=IF([.C688] = &quot;ZIMA&quot;; 0.2; IF([.C688] = &quot;WIOSNA&quot;; 0.5; IF([.C688] = &quot;LATO&quot;; 0.9; 0.4)))" office:value-type="float" office:value="0.4" calcext:value-type="float">
            <text:p>0,4</text:p>
          </table:table-cell>
          <table:table-cell table:formula="of:=IF(WEEKDAY([.A688];2)&lt; 6; 1; 0) * [.$J$3] *[.D688] *[.$J$7]" office:value-type="float" office:value="0" calcext:value-type="float">
            <text:p>0</text:p>
          </table:table-cell>
          <table:table-cell table:formula="of:=IF(WEEKDAY([.A688];2) = 7; 150; 0)" office:value-type="float" office:value="150" calcext:value-type="float">
            <text:p>150</text:p>
          </table:table-cell>
          <table:table-cell table:formula="of:=[.G687] -[.F688] +[.E688]" office:value-type="float" office:value="143398" calcext:value-type="float">
            <text:p>14339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18" calcext:value-type="date">
            <text:p>18.11.2024</text:p>
          </table:table-cell>
          <table:table-cell table:formula="of:=[.A689]" office:value-type="date" office:date-value="2024-11-18" calcext:value-type="date">
            <text:p>11-18</text:p>
          </table:table-cell>
          <table:table-cell table:style-name="ce1" table:formula="of:=IF([.B689] &lt; DATE(YEAR([.A689]);3;21); &quot;ZIMA&quot;; IF([.B689] &lt; DATE(YEAR([.A689]);6;21);&quot;WIOSNA&quot; ; IF([.B689] &lt; DATE(YEAR([.A689]);9;23); &quot;LATO&quot;; IF([.B689] &lt; DATE(YEAR([.A689]);12;21);&quot;JESIEŃ&quot;; &quot;ZIMA&quot;))))" office:value-type="string" office:string-value="JESIEŃ" calcext:value-type="string">
            <text:p>JESIEŃ</text:p>
          </table:table-cell>
          <table:table-cell table:formula="of:=IF([.C689] = &quot;ZIMA&quot;; 0.2; IF([.C689] = &quot;WIOSNA&quot;; 0.5; IF([.C689] = &quot;LATO&quot;; 0.9; 0.4)))" office:value-type="float" office:value="0.4" calcext:value-type="float">
            <text:p>0,4</text:p>
          </table:table-cell>
          <table:table-cell table:formula="of:=IF(WEEKDAY([.A689];2)&lt; 6; 1; 0) * [.$J$3] *[.D689] *[.$J$7]" office:value-type="float" office:value="264" calcext:value-type="float">
            <text:p>264</text:p>
          </table:table-cell>
          <table:table-cell table:formula="of:=IF(WEEKDAY([.A689];2) = 7; 150; 0)" office:value-type="float" office:value="0" calcext:value-type="float">
            <text:p>0</text:p>
          </table:table-cell>
          <table:table-cell table:formula="of:=[.G688] -[.F689] +[.E689]" office:value-type="float" office:value="143662" calcext:value-type="float">
            <text:p>143662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19" calcext:value-type="date">
            <text:p>19.11.2024</text:p>
          </table:table-cell>
          <table:table-cell table:formula="of:=[.A690]" office:value-type="date" office:date-value="2024-11-19" calcext:value-type="date">
            <text:p>11-19</text:p>
          </table:table-cell>
          <table:table-cell table:style-name="ce1" table:formula="of:=IF([.B690] &lt; DATE(YEAR([.A690]);3;21); &quot;ZIMA&quot;; IF([.B690] &lt; DATE(YEAR([.A690]);6;21);&quot;WIOSNA&quot; ; IF([.B690] &lt; DATE(YEAR([.A690]);9;23); &quot;LATO&quot;; IF([.B690] &lt; DATE(YEAR([.A690]);12;21);&quot;JESIEŃ&quot;; &quot;ZIMA&quot;))))" office:value-type="string" office:string-value="JESIEŃ" calcext:value-type="string">
            <text:p>JESIEŃ</text:p>
          </table:table-cell>
          <table:table-cell table:formula="of:=IF([.C690] = &quot;ZIMA&quot;; 0.2; IF([.C690] = &quot;WIOSNA&quot;; 0.5; IF([.C690] = &quot;LATO&quot;; 0.9; 0.4)))" office:value-type="float" office:value="0.4" calcext:value-type="float">
            <text:p>0,4</text:p>
          </table:table-cell>
          <table:table-cell table:formula="of:=IF(WEEKDAY([.A690];2)&lt; 6; 1; 0) * [.$J$3] *[.D690] *[.$J$7]" office:value-type="float" office:value="264" calcext:value-type="float">
            <text:p>264</text:p>
          </table:table-cell>
          <table:table-cell table:formula="of:=IF(WEEKDAY([.A690];2) = 7; 150; 0)" office:value-type="float" office:value="0" calcext:value-type="float">
            <text:p>0</text:p>
          </table:table-cell>
          <table:table-cell table:formula="of:=[.G689] -[.F690] +[.E690]" office:value-type="float" office:value="143926" calcext:value-type="float">
            <text:p>143926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20" calcext:value-type="date">
            <text:p>20.11.2024</text:p>
          </table:table-cell>
          <table:table-cell table:formula="of:=[.A691]" office:value-type="date" office:date-value="2024-11-20" calcext:value-type="date">
            <text:p>11-20</text:p>
          </table:table-cell>
          <table:table-cell table:style-name="ce1" table:formula="of:=IF([.B691] &lt; DATE(YEAR([.A691]);3;21); &quot;ZIMA&quot;; IF([.B691] &lt; DATE(YEAR([.A691]);6;21);&quot;WIOSNA&quot; ; IF([.B691] &lt; DATE(YEAR([.A691]);9;23); &quot;LATO&quot;; IF([.B691] &lt; DATE(YEAR([.A691]);12;21);&quot;JESIEŃ&quot;; &quot;ZIMA&quot;))))" office:value-type="string" office:string-value="JESIEŃ" calcext:value-type="string">
            <text:p>JESIEŃ</text:p>
          </table:table-cell>
          <table:table-cell table:formula="of:=IF([.C691] = &quot;ZIMA&quot;; 0.2; IF([.C691] = &quot;WIOSNA&quot;; 0.5; IF([.C691] = &quot;LATO&quot;; 0.9; 0.4)))" office:value-type="float" office:value="0.4" calcext:value-type="float">
            <text:p>0,4</text:p>
          </table:table-cell>
          <table:table-cell table:formula="of:=IF(WEEKDAY([.A691];2)&lt; 6; 1; 0) * [.$J$3] *[.D691] *[.$J$7]" office:value-type="float" office:value="264" calcext:value-type="float">
            <text:p>264</text:p>
          </table:table-cell>
          <table:table-cell table:formula="of:=IF(WEEKDAY([.A691];2) = 7; 150; 0)" office:value-type="float" office:value="0" calcext:value-type="float">
            <text:p>0</text:p>
          </table:table-cell>
          <table:table-cell table:formula="of:=[.G690] -[.F691] +[.E691]" office:value-type="float" office:value="144190" calcext:value-type="float">
            <text:p>1441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21" calcext:value-type="date">
            <text:p>21.11.2024</text:p>
          </table:table-cell>
          <table:table-cell table:formula="of:=[.A692]" office:value-type="date" office:date-value="2024-11-21" calcext:value-type="date">
            <text:p>11-21</text:p>
          </table:table-cell>
          <table:table-cell table:style-name="ce1" table:formula="of:=IF([.B692] &lt; DATE(YEAR([.A692]);3;21); &quot;ZIMA&quot;; IF([.B692] &lt; DATE(YEAR([.A692]);6;21);&quot;WIOSNA&quot; ; IF([.B692] &lt; DATE(YEAR([.A692]);9;23); &quot;LATO&quot;; IF([.B692] &lt; DATE(YEAR([.A692]);12;21);&quot;JESIEŃ&quot;; &quot;ZIMA&quot;))))" office:value-type="string" office:string-value="JESIEŃ" calcext:value-type="string">
            <text:p>JESIEŃ</text:p>
          </table:table-cell>
          <table:table-cell table:formula="of:=IF([.C692] = &quot;ZIMA&quot;; 0.2; IF([.C692] = &quot;WIOSNA&quot;; 0.5; IF([.C692] = &quot;LATO&quot;; 0.9; 0.4)))" office:value-type="float" office:value="0.4" calcext:value-type="float">
            <text:p>0,4</text:p>
          </table:table-cell>
          <table:table-cell table:formula="of:=IF(WEEKDAY([.A692];2)&lt; 6; 1; 0) * [.$J$3] *[.D692] *[.$J$7]" office:value-type="float" office:value="264" calcext:value-type="float">
            <text:p>264</text:p>
          </table:table-cell>
          <table:table-cell table:formula="of:=IF(WEEKDAY([.A692];2) = 7; 150; 0)" office:value-type="float" office:value="0" calcext:value-type="float">
            <text:p>0</text:p>
          </table:table-cell>
          <table:table-cell table:formula="of:=[.G691] -[.F692] +[.E692]" office:value-type="float" office:value="144454" calcext:value-type="float">
            <text:p>14445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22" calcext:value-type="date">
            <text:p>22.11.2024</text:p>
          </table:table-cell>
          <table:table-cell table:formula="of:=[.A693]" office:value-type="date" office:date-value="2024-11-22" calcext:value-type="date">
            <text:p>11-22</text:p>
          </table:table-cell>
          <table:table-cell table:style-name="ce1" table:formula="of:=IF([.B693] &lt; DATE(YEAR([.A693]);3;21); &quot;ZIMA&quot;; IF([.B693] &lt; DATE(YEAR([.A693]);6;21);&quot;WIOSNA&quot; ; IF([.B693] &lt; DATE(YEAR([.A693]);9;23); &quot;LATO&quot;; IF([.B693] &lt; DATE(YEAR([.A693]);12;21);&quot;JESIEŃ&quot;; &quot;ZIMA&quot;))))" office:value-type="string" office:string-value="JESIEŃ" calcext:value-type="string">
            <text:p>JESIEŃ</text:p>
          </table:table-cell>
          <table:table-cell table:formula="of:=IF([.C693] = &quot;ZIMA&quot;; 0.2; IF([.C693] = &quot;WIOSNA&quot;; 0.5; IF([.C693] = &quot;LATO&quot;; 0.9; 0.4)))" office:value-type="float" office:value="0.4" calcext:value-type="float">
            <text:p>0,4</text:p>
          </table:table-cell>
          <table:table-cell table:formula="of:=IF(WEEKDAY([.A693];2)&lt; 6; 1; 0) * [.$J$3] *[.D693] *[.$J$7]" office:value-type="float" office:value="264" calcext:value-type="float">
            <text:p>264</text:p>
          </table:table-cell>
          <table:table-cell table:formula="of:=IF(WEEKDAY([.A693];2) = 7; 150; 0)" office:value-type="float" office:value="0" calcext:value-type="float">
            <text:p>0</text:p>
          </table:table-cell>
          <table:table-cell table:formula="of:=[.G692] -[.F693] +[.E693]" office:value-type="float" office:value="144718" calcext:value-type="float">
            <text:p>14471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23" calcext:value-type="date">
            <text:p>23.11.2024</text:p>
          </table:table-cell>
          <table:table-cell table:formula="of:=[.A694]" office:value-type="date" office:date-value="2024-11-23" calcext:value-type="date">
            <text:p>11-23</text:p>
          </table:table-cell>
          <table:table-cell table:style-name="ce1" table:formula="of:=IF([.B694] &lt; DATE(YEAR([.A694]);3;21); &quot;ZIMA&quot;; IF([.B694] &lt; DATE(YEAR([.A694]);6;21);&quot;WIOSNA&quot; ; IF([.B694] &lt; DATE(YEAR([.A694]);9;23); &quot;LATO&quot;; IF([.B694] &lt; DATE(YEAR([.A694]);12;21);&quot;JESIEŃ&quot;; &quot;ZIMA&quot;))))" office:value-type="string" office:string-value="JESIEŃ" calcext:value-type="string">
            <text:p>JESIEŃ</text:p>
          </table:table-cell>
          <table:table-cell table:formula="of:=IF([.C694] = &quot;ZIMA&quot;; 0.2; IF([.C694] = &quot;WIOSNA&quot;; 0.5; IF([.C694] = &quot;LATO&quot;; 0.9; 0.4)))" office:value-type="float" office:value="0.4" calcext:value-type="float">
            <text:p>0,4</text:p>
          </table:table-cell>
          <table:table-cell table:formula="of:=IF(WEEKDAY([.A694];2)&lt; 6; 1; 0) * [.$J$3] *[.D694] *[.$J$7]" office:value-type="float" office:value="0" calcext:value-type="float">
            <text:p>0</text:p>
          </table:table-cell>
          <table:table-cell table:formula="of:=IF(WEEKDAY([.A694];2) = 7; 150; 0)" office:value-type="float" office:value="0" calcext:value-type="float">
            <text:p>0</text:p>
          </table:table-cell>
          <table:table-cell table:formula="of:=[.G693] -[.F694] +[.E694]" office:value-type="float" office:value="144718" calcext:value-type="float">
            <text:p>14471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24" calcext:value-type="date">
            <text:p>24.11.2024</text:p>
          </table:table-cell>
          <table:table-cell table:formula="of:=[.A695]" office:value-type="date" office:date-value="2024-11-24" calcext:value-type="date">
            <text:p>11-24</text:p>
          </table:table-cell>
          <table:table-cell table:style-name="ce1" table:formula="of:=IF([.B695] &lt; DATE(YEAR([.A695]);3;21); &quot;ZIMA&quot;; IF([.B695] &lt; DATE(YEAR([.A695]);6;21);&quot;WIOSNA&quot; ; IF([.B695] &lt; DATE(YEAR([.A695]);9;23); &quot;LATO&quot;; IF([.B695] &lt; DATE(YEAR([.A695]);12;21);&quot;JESIEŃ&quot;; &quot;ZIMA&quot;))))" office:value-type="string" office:string-value="JESIEŃ" calcext:value-type="string">
            <text:p>JESIEŃ</text:p>
          </table:table-cell>
          <table:table-cell table:formula="of:=IF([.C695] = &quot;ZIMA&quot;; 0.2; IF([.C695] = &quot;WIOSNA&quot;; 0.5; IF([.C695] = &quot;LATO&quot;; 0.9; 0.4)))" office:value-type="float" office:value="0.4" calcext:value-type="float">
            <text:p>0,4</text:p>
          </table:table-cell>
          <table:table-cell table:formula="of:=IF(WEEKDAY([.A695];2)&lt; 6; 1; 0) * [.$J$3] *[.D695] *[.$J$7]" office:value-type="float" office:value="0" calcext:value-type="float">
            <text:p>0</text:p>
          </table:table-cell>
          <table:table-cell table:formula="of:=IF(WEEKDAY([.A695];2) = 7; 150; 0)" office:value-type="float" office:value="150" calcext:value-type="float">
            <text:p>150</text:p>
          </table:table-cell>
          <table:table-cell table:formula="of:=[.G694] -[.F695] +[.E695]" office:value-type="float" office:value="144568" calcext:value-type="float">
            <text:p>14456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25" calcext:value-type="date">
            <text:p>25.11.2024</text:p>
          </table:table-cell>
          <table:table-cell table:formula="of:=[.A696]" office:value-type="date" office:date-value="2024-11-25" calcext:value-type="date">
            <text:p>11-25</text:p>
          </table:table-cell>
          <table:table-cell table:style-name="ce1" table:formula="of:=IF([.B696] &lt; DATE(YEAR([.A696]);3;21); &quot;ZIMA&quot;; IF([.B696] &lt; DATE(YEAR([.A696]);6;21);&quot;WIOSNA&quot; ; IF([.B696] &lt; DATE(YEAR([.A696]);9;23); &quot;LATO&quot;; IF([.B696] &lt; DATE(YEAR([.A696]);12;21);&quot;JESIEŃ&quot;; &quot;ZIMA&quot;))))" office:value-type="string" office:string-value="JESIEŃ" calcext:value-type="string">
            <text:p>JESIEŃ</text:p>
          </table:table-cell>
          <table:table-cell table:formula="of:=IF([.C696] = &quot;ZIMA&quot;; 0.2; IF([.C696] = &quot;WIOSNA&quot;; 0.5; IF([.C696] = &quot;LATO&quot;; 0.9; 0.4)))" office:value-type="float" office:value="0.4" calcext:value-type="float">
            <text:p>0,4</text:p>
          </table:table-cell>
          <table:table-cell table:formula="of:=IF(WEEKDAY([.A696];2)&lt; 6; 1; 0) * [.$J$3] *[.D696] *[.$J$7]" office:value-type="float" office:value="264" calcext:value-type="float">
            <text:p>264</text:p>
          </table:table-cell>
          <table:table-cell table:formula="of:=IF(WEEKDAY([.A696];2) = 7; 150; 0)" office:value-type="float" office:value="0" calcext:value-type="float">
            <text:p>0</text:p>
          </table:table-cell>
          <table:table-cell table:formula="of:=[.G695] -[.F696] +[.E696]" office:value-type="float" office:value="144832" calcext:value-type="float">
            <text:p>144832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26" calcext:value-type="date">
            <text:p>26.11.2024</text:p>
          </table:table-cell>
          <table:table-cell table:formula="of:=[.A697]" office:value-type="date" office:date-value="2024-11-26" calcext:value-type="date">
            <text:p>11-26</text:p>
          </table:table-cell>
          <table:table-cell table:style-name="ce1" table:formula="of:=IF([.B697] &lt; DATE(YEAR([.A697]);3;21); &quot;ZIMA&quot;; IF([.B697] &lt; DATE(YEAR([.A697]);6;21);&quot;WIOSNA&quot; ; IF([.B697] &lt; DATE(YEAR([.A697]);9;23); &quot;LATO&quot;; IF([.B697] &lt; DATE(YEAR([.A697]);12;21);&quot;JESIEŃ&quot;; &quot;ZIMA&quot;))))" office:value-type="string" office:string-value="JESIEŃ" calcext:value-type="string">
            <text:p>JESIEŃ</text:p>
          </table:table-cell>
          <table:table-cell table:formula="of:=IF([.C697] = &quot;ZIMA&quot;; 0.2; IF([.C697] = &quot;WIOSNA&quot;; 0.5; IF([.C697] = &quot;LATO&quot;; 0.9; 0.4)))" office:value-type="float" office:value="0.4" calcext:value-type="float">
            <text:p>0,4</text:p>
          </table:table-cell>
          <table:table-cell table:formula="of:=IF(WEEKDAY([.A697];2)&lt; 6; 1; 0) * [.$J$3] *[.D697] *[.$J$7]" office:value-type="float" office:value="264" calcext:value-type="float">
            <text:p>264</text:p>
          </table:table-cell>
          <table:table-cell table:formula="of:=IF(WEEKDAY([.A697];2) = 7; 150; 0)" office:value-type="float" office:value="0" calcext:value-type="float">
            <text:p>0</text:p>
          </table:table-cell>
          <table:table-cell table:formula="of:=[.G696] -[.F697] +[.E697]" office:value-type="float" office:value="145096" calcext:value-type="float">
            <text:p>145096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27" calcext:value-type="date">
            <text:p>27.11.2024</text:p>
          </table:table-cell>
          <table:table-cell table:formula="of:=[.A698]" office:value-type="date" office:date-value="2024-11-27" calcext:value-type="date">
            <text:p>11-27</text:p>
          </table:table-cell>
          <table:table-cell table:style-name="ce1" table:formula="of:=IF([.B698] &lt; DATE(YEAR([.A698]);3;21); &quot;ZIMA&quot;; IF([.B698] &lt; DATE(YEAR([.A698]);6;21);&quot;WIOSNA&quot; ; IF([.B698] &lt; DATE(YEAR([.A698]);9;23); &quot;LATO&quot;; IF([.B698] &lt; DATE(YEAR([.A698]);12;21);&quot;JESIEŃ&quot;; &quot;ZIMA&quot;))))" office:value-type="string" office:string-value="JESIEŃ" calcext:value-type="string">
            <text:p>JESIEŃ</text:p>
          </table:table-cell>
          <table:table-cell table:formula="of:=IF([.C698] = &quot;ZIMA&quot;; 0.2; IF([.C698] = &quot;WIOSNA&quot;; 0.5; IF([.C698] = &quot;LATO&quot;; 0.9; 0.4)))" office:value-type="float" office:value="0.4" calcext:value-type="float">
            <text:p>0,4</text:p>
          </table:table-cell>
          <table:table-cell table:formula="of:=IF(WEEKDAY([.A698];2)&lt; 6; 1; 0) * [.$J$3] *[.D698] *[.$J$7]" office:value-type="float" office:value="264" calcext:value-type="float">
            <text:p>264</text:p>
          </table:table-cell>
          <table:table-cell table:formula="of:=IF(WEEKDAY([.A698];2) = 7; 150; 0)" office:value-type="float" office:value="0" calcext:value-type="float">
            <text:p>0</text:p>
          </table:table-cell>
          <table:table-cell table:formula="of:=[.G697] -[.F698] +[.E698]" office:value-type="float" office:value="145360" calcext:value-type="float">
            <text:p>14536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28" calcext:value-type="date">
            <text:p>28.11.2024</text:p>
          </table:table-cell>
          <table:table-cell table:formula="of:=[.A699]" office:value-type="date" office:date-value="2024-11-28" calcext:value-type="date">
            <text:p>11-28</text:p>
          </table:table-cell>
          <table:table-cell table:style-name="ce1" table:formula="of:=IF([.B699] &lt; DATE(YEAR([.A699]);3;21); &quot;ZIMA&quot;; IF([.B699] &lt; DATE(YEAR([.A699]);6;21);&quot;WIOSNA&quot; ; IF([.B699] &lt; DATE(YEAR([.A699]);9;23); &quot;LATO&quot;; IF([.B699] &lt; DATE(YEAR([.A699]);12;21);&quot;JESIEŃ&quot;; &quot;ZIMA&quot;))))" office:value-type="string" office:string-value="JESIEŃ" calcext:value-type="string">
            <text:p>JESIEŃ</text:p>
          </table:table-cell>
          <table:table-cell table:formula="of:=IF([.C699] = &quot;ZIMA&quot;; 0.2; IF([.C699] = &quot;WIOSNA&quot;; 0.5; IF([.C699] = &quot;LATO&quot;; 0.9; 0.4)))" office:value-type="float" office:value="0.4" calcext:value-type="float">
            <text:p>0,4</text:p>
          </table:table-cell>
          <table:table-cell table:formula="of:=IF(WEEKDAY([.A699];2)&lt; 6; 1; 0) * [.$J$3] *[.D699] *[.$J$7]" office:value-type="float" office:value="264" calcext:value-type="float">
            <text:p>264</text:p>
          </table:table-cell>
          <table:table-cell table:formula="of:=IF(WEEKDAY([.A699];2) = 7; 150; 0)" office:value-type="float" office:value="0" calcext:value-type="float">
            <text:p>0</text:p>
          </table:table-cell>
          <table:table-cell table:formula="of:=[.G698] -[.F699] +[.E699]" office:value-type="float" office:value="145624" calcext:value-type="float">
            <text:p>14562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29" calcext:value-type="date">
            <text:p>29.11.2024</text:p>
          </table:table-cell>
          <table:table-cell table:formula="of:=[.A700]" office:value-type="date" office:date-value="2024-11-29" calcext:value-type="date">
            <text:p>11-29</text:p>
          </table:table-cell>
          <table:table-cell table:style-name="ce1" table:formula="of:=IF([.B700] &lt; DATE(YEAR([.A700]);3;21); &quot;ZIMA&quot;; IF([.B700] &lt; DATE(YEAR([.A700]);6;21);&quot;WIOSNA&quot; ; IF([.B700] &lt; DATE(YEAR([.A700]);9;23); &quot;LATO&quot;; IF([.B700] &lt; DATE(YEAR([.A700]);12;21);&quot;JESIEŃ&quot;; &quot;ZIMA&quot;))))" office:value-type="string" office:string-value="JESIEŃ" calcext:value-type="string">
            <text:p>JESIEŃ</text:p>
          </table:table-cell>
          <table:table-cell table:formula="of:=IF([.C700] = &quot;ZIMA&quot;; 0.2; IF([.C700] = &quot;WIOSNA&quot;; 0.5; IF([.C700] = &quot;LATO&quot;; 0.9; 0.4)))" office:value-type="float" office:value="0.4" calcext:value-type="float">
            <text:p>0,4</text:p>
          </table:table-cell>
          <table:table-cell table:formula="of:=IF(WEEKDAY([.A700];2)&lt; 6; 1; 0) * [.$J$3] *[.D700] *[.$J$7]" office:value-type="float" office:value="264" calcext:value-type="float">
            <text:p>264</text:p>
          </table:table-cell>
          <table:table-cell table:formula="of:=IF(WEEKDAY([.A700];2) = 7; 150; 0)" office:value-type="float" office:value="0" calcext:value-type="float">
            <text:p>0</text:p>
          </table:table-cell>
          <table:table-cell table:formula="of:=[.G699] -[.F700] +[.E700]" office:value-type="float" office:value="145888" calcext:value-type="float">
            <text:p>14588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30" calcext:value-type="date">
            <text:p>30.11.2024</text:p>
          </table:table-cell>
          <table:table-cell table:formula="of:=[.A701]" office:value-type="date" office:date-value="2024-11-30" calcext:value-type="date">
            <text:p>11-30</text:p>
          </table:table-cell>
          <table:table-cell table:style-name="ce1" table:formula="of:=IF([.B701] &lt; DATE(YEAR([.A701]);3;21); &quot;ZIMA&quot;; IF([.B701] &lt; DATE(YEAR([.A701]);6;21);&quot;WIOSNA&quot; ; IF([.B701] &lt; DATE(YEAR([.A701]);9;23); &quot;LATO&quot;; IF([.B701] &lt; DATE(YEAR([.A701]);12;21);&quot;JESIEŃ&quot;; &quot;ZIMA&quot;))))" office:value-type="string" office:string-value="JESIEŃ" calcext:value-type="string">
            <text:p>JESIEŃ</text:p>
          </table:table-cell>
          <table:table-cell table:formula="of:=IF([.C701] = &quot;ZIMA&quot;; 0.2; IF([.C701] = &quot;WIOSNA&quot;; 0.5; IF([.C701] = &quot;LATO&quot;; 0.9; 0.4)))" office:value-type="float" office:value="0.4" calcext:value-type="float">
            <text:p>0,4</text:p>
          </table:table-cell>
          <table:table-cell table:formula="of:=IF(WEEKDAY([.A701];2)&lt; 6; 1; 0) * [.$J$3] *[.D701] *[.$J$7]" office:value-type="float" office:value="0" calcext:value-type="float">
            <text:p>0</text:p>
          </table:table-cell>
          <table:table-cell table:formula="of:=IF(WEEKDAY([.A701];2) = 7; 150; 0)" office:value-type="float" office:value="0" calcext:value-type="float">
            <text:p>0</text:p>
          </table:table-cell>
          <table:table-cell table:formula="of:=[.G700] -[.F701] +[.E701]" office:value-type="float" office:value="145888" calcext:value-type="float">
            <text:p>14588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1" calcext:value-type="date">
            <text:p>1.12.2024</text:p>
          </table:table-cell>
          <table:table-cell table:formula="of:=[.A702]" office:value-type="date" office:date-value="2024-12-01" calcext:value-type="date">
            <text:p>12-01</text:p>
          </table:table-cell>
          <table:table-cell table:style-name="ce1" table:formula="of:=IF([.B702] &lt; DATE(YEAR([.A702]);3;21); &quot;ZIMA&quot;; IF([.B702] &lt; DATE(YEAR([.A702]);6;21);&quot;WIOSNA&quot; ; IF([.B702] &lt; DATE(YEAR([.A702]);9;23); &quot;LATO&quot;; IF([.B702] &lt; DATE(YEAR([.A702]);12;21);&quot;JESIEŃ&quot;; &quot;ZIMA&quot;))))" office:value-type="string" office:string-value="JESIEŃ" calcext:value-type="string">
            <text:p>JESIEŃ</text:p>
          </table:table-cell>
          <table:table-cell table:formula="of:=IF([.C702] = &quot;ZIMA&quot;; 0.2; IF([.C702] = &quot;WIOSNA&quot;; 0.5; IF([.C702] = &quot;LATO&quot;; 0.9; 0.4)))" office:value-type="float" office:value="0.4" calcext:value-type="float">
            <text:p>0,4</text:p>
          </table:table-cell>
          <table:table-cell table:formula="of:=IF(WEEKDAY([.A702];2)&lt; 6; 1; 0) * [.$J$3] *[.D702] *[.$J$7]" office:value-type="float" office:value="0" calcext:value-type="float">
            <text:p>0</text:p>
          </table:table-cell>
          <table:table-cell table:formula="of:=IF(WEEKDAY([.A702];2) = 7; 150; 0)" office:value-type="float" office:value="150" calcext:value-type="float">
            <text:p>150</text:p>
          </table:table-cell>
          <table:table-cell table:formula="of:=[.G701] -[.F702] +[.E702]" office:value-type="float" office:value="145738" calcext:value-type="float">
            <text:p>14573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2" calcext:value-type="date">
            <text:p>2.12.2024</text:p>
          </table:table-cell>
          <table:table-cell table:formula="of:=[.A703]" office:value-type="date" office:date-value="2024-12-02" calcext:value-type="date">
            <text:p>12-02</text:p>
          </table:table-cell>
          <table:table-cell table:style-name="ce1" table:formula="of:=IF([.B703] &lt; DATE(YEAR([.A703]);3;21); &quot;ZIMA&quot;; IF([.B703] &lt; DATE(YEAR([.A703]);6;21);&quot;WIOSNA&quot; ; IF([.B703] &lt; DATE(YEAR([.A703]);9;23); &quot;LATO&quot;; IF([.B703] &lt; DATE(YEAR([.A703]);12;21);&quot;JESIEŃ&quot;; &quot;ZIMA&quot;))))" office:value-type="string" office:string-value="JESIEŃ" calcext:value-type="string">
            <text:p>JESIEŃ</text:p>
          </table:table-cell>
          <table:table-cell table:formula="of:=IF([.C703] = &quot;ZIMA&quot;; 0.2; IF([.C703] = &quot;WIOSNA&quot;; 0.5; IF([.C703] = &quot;LATO&quot;; 0.9; 0.4)))" office:value-type="float" office:value="0.4" calcext:value-type="float">
            <text:p>0,4</text:p>
          </table:table-cell>
          <table:table-cell table:formula="of:=IF(WEEKDAY([.A703];2)&lt; 6; 1; 0) * [.$J$3] *[.D703] *[.$J$7]" office:value-type="float" office:value="264" calcext:value-type="float">
            <text:p>264</text:p>
          </table:table-cell>
          <table:table-cell table:formula="of:=IF(WEEKDAY([.A703];2) = 7; 150; 0)" office:value-type="float" office:value="0" calcext:value-type="float">
            <text:p>0</text:p>
          </table:table-cell>
          <table:table-cell table:formula="of:=[.G702] -[.F703] +[.E703]" office:value-type="float" office:value="146002" calcext:value-type="float">
            <text:p>146002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3" calcext:value-type="date">
            <text:p>3.12.2024</text:p>
          </table:table-cell>
          <table:table-cell table:formula="of:=[.A704]" office:value-type="date" office:date-value="2024-12-03" calcext:value-type="date">
            <text:p>12-03</text:p>
          </table:table-cell>
          <table:table-cell table:style-name="ce1" table:formula="of:=IF([.B704] &lt; DATE(YEAR([.A704]);3;21); &quot;ZIMA&quot;; IF([.B704] &lt; DATE(YEAR([.A704]);6;21);&quot;WIOSNA&quot; ; IF([.B704] &lt; DATE(YEAR([.A704]);9;23); &quot;LATO&quot;; IF([.B704] &lt; DATE(YEAR([.A704]);12;21);&quot;JESIEŃ&quot;; &quot;ZIMA&quot;))))" office:value-type="string" office:string-value="JESIEŃ" calcext:value-type="string">
            <text:p>JESIEŃ</text:p>
          </table:table-cell>
          <table:table-cell table:formula="of:=IF([.C704] = &quot;ZIMA&quot;; 0.2; IF([.C704] = &quot;WIOSNA&quot;; 0.5; IF([.C704] = &quot;LATO&quot;; 0.9; 0.4)))" office:value-type="float" office:value="0.4" calcext:value-type="float">
            <text:p>0,4</text:p>
          </table:table-cell>
          <table:table-cell table:formula="of:=IF(WEEKDAY([.A704];2)&lt; 6; 1; 0) * [.$J$3] *[.D704] *[.$J$7]" office:value-type="float" office:value="264" calcext:value-type="float">
            <text:p>264</text:p>
          </table:table-cell>
          <table:table-cell table:formula="of:=IF(WEEKDAY([.A704];2) = 7; 150; 0)" office:value-type="float" office:value="0" calcext:value-type="float">
            <text:p>0</text:p>
          </table:table-cell>
          <table:table-cell table:formula="of:=[.G703] -[.F704] +[.E704]" office:value-type="float" office:value="146266" calcext:value-type="float">
            <text:p>146266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4" calcext:value-type="date">
            <text:p>4.12.2024</text:p>
          </table:table-cell>
          <table:table-cell table:formula="of:=[.A705]" office:value-type="date" office:date-value="2024-12-04" calcext:value-type="date">
            <text:p>12-04</text:p>
          </table:table-cell>
          <table:table-cell table:style-name="ce1" table:formula="of:=IF([.B705] &lt; DATE(YEAR([.A705]);3;21); &quot;ZIMA&quot;; IF([.B705] &lt; DATE(YEAR([.A705]);6;21);&quot;WIOSNA&quot; ; IF([.B705] &lt; DATE(YEAR([.A705]);9;23); &quot;LATO&quot;; IF([.B705] &lt; DATE(YEAR([.A705]);12;21);&quot;JESIEŃ&quot;; &quot;ZIMA&quot;))))" office:value-type="string" office:string-value="JESIEŃ" calcext:value-type="string">
            <text:p>JESIEŃ</text:p>
          </table:table-cell>
          <table:table-cell table:formula="of:=IF([.C705] = &quot;ZIMA&quot;; 0.2; IF([.C705] = &quot;WIOSNA&quot;; 0.5; IF([.C705] = &quot;LATO&quot;; 0.9; 0.4)))" office:value-type="float" office:value="0.4" calcext:value-type="float">
            <text:p>0,4</text:p>
          </table:table-cell>
          <table:table-cell table:formula="of:=IF(WEEKDAY([.A705];2)&lt; 6; 1; 0) * [.$J$3] *[.D705] *[.$J$7]" office:value-type="float" office:value="264" calcext:value-type="float">
            <text:p>264</text:p>
          </table:table-cell>
          <table:table-cell table:formula="of:=IF(WEEKDAY([.A705];2) = 7; 150; 0)" office:value-type="float" office:value="0" calcext:value-type="float">
            <text:p>0</text:p>
          </table:table-cell>
          <table:table-cell table:formula="of:=[.G704] -[.F705] +[.E705]" office:value-type="float" office:value="146530" calcext:value-type="float">
            <text:p>14653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5" calcext:value-type="date">
            <text:p>5.12.2024</text:p>
          </table:table-cell>
          <table:table-cell table:formula="of:=[.A706]" office:value-type="date" office:date-value="2024-12-05" calcext:value-type="date">
            <text:p>12-05</text:p>
          </table:table-cell>
          <table:table-cell table:style-name="ce1" table:formula="of:=IF([.B706] &lt; DATE(YEAR([.A706]);3;21); &quot;ZIMA&quot;; IF([.B706] &lt; DATE(YEAR([.A706]);6;21);&quot;WIOSNA&quot; ; IF([.B706] &lt; DATE(YEAR([.A706]);9;23); &quot;LATO&quot;; IF([.B706] &lt; DATE(YEAR([.A706]);12;21);&quot;JESIEŃ&quot;; &quot;ZIMA&quot;))))" office:value-type="string" office:string-value="JESIEŃ" calcext:value-type="string">
            <text:p>JESIEŃ</text:p>
          </table:table-cell>
          <table:table-cell table:formula="of:=IF([.C706] = &quot;ZIMA&quot;; 0.2; IF([.C706] = &quot;WIOSNA&quot;; 0.5; IF([.C706] = &quot;LATO&quot;; 0.9; 0.4)))" office:value-type="float" office:value="0.4" calcext:value-type="float">
            <text:p>0,4</text:p>
          </table:table-cell>
          <table:table-cell table:formula="of:=IF(WEEKDAY([.A706];2)&lt; 6; 1; 0) * [.$J$3] *[.D706] *[.$J$7]" office:value-type="float" office:value="264" calcext:value-type="float">
            <text:p>264</text:p>
          </table:table-cell>
          <table:table-cell table:formula="of:=IF(WEEKDAY([.A706];2) = 7; 150; 0)" office:value-type="float" office:value="0" calcext:value-type="float">
            <text:p>0</text:p>
          </table:table-cell>
          <table:table-cell table:formula="of:=[.G705] -[.F706] +[.E706]" office:value-type="float" office:value="146794" calcext:value-type="float">
            <text:p>14679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6" calcext:value-type="date">
            <text:p>6.12.2024</text:p>
          </table:table-cell>
          <table:table-cell table:formula="of:=[.A707]" office:value-type="date" office:date-value="2024-12-06" calcext:value-type="date">
            <text:p>12-06</text:p>
          </table:table-cell>
          <table:table-cell table:style-name="ce1" table:formula="of:=IF([.B707] &lt; DATE(YEAR([.A707]);3;21); &quot;ZIMA&quot;; IF([.B707] &lt; DATE(YEAR([.A707]);6;21);&quot;WIOSNA&quot; ; IF([.B707] &lt; DATE(YEAR([.A707]);9;23); &quot;LATO&quot;; IF([.B707] &lt; DATE(YEAR([.A707]);12;21);&quot;JESIEŃ&quot;; &quot;ZIMA&quot;))))" office:value-type="string" office:string-value="JESIEŃ" calcext:value-type="string">
            <text:p>JESIEŃ</text:p>
          </table:table-cell>
          <table:table-cell table:formula="of:=IF([.C707] = &quot;ZIMA&quot;; 0.2; IF([.C707] = &quot;WIOSNA&quot;; 0.5; IF([.C707] = &quot;LATO&quot;; 0.9; 0.4)))" office:value-type="float" office:value="0.4" calcext:value-type="float">
            <text:p>0,4</text:p>
          </table:table-cell>
          <table:table-cell table:formula="of:=IF(WEEKDAY([.A707];2)&lt; 6; 1; 0) * [.$J$3] *[.D707] *[.$J$7]" office:value-type="float" office:value="264" calcext:value-type="float">
            <text:p>264</text:p>
          </table:table-cell>
          <table:table-cell table:formula="of:=IF(WEEKDAY([.A707];2) = 7; 150; 0)" office:value-type="float" office:value="0" calcext:value-type="float">
            <text:p>0</text:p>
          </table:table-cell>
          <table:table-cell table:formula="of:=[.G706] -[.F707] +[.E707]" office:value-type="float" office:value="147058" calcext:value-type="float">
            <text:p>14705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7" calcext:value-type="date">
            <text:p>7.12.2024</text:p>
          </table:table-cell>
          <table:table-cell table:formula="of:=[.A708]" office:value-type="date" office:date-value="2024-12-07" calcext:value-type="date">
            <text:p>12-07</text:p>
          </table:table-cell>
          <table:table-cell table:style-name="ce1" table:formula="of:=IF([.B708] &lt; DATE(YEAR([.A708]);3;21); &quot;ZIMA&quot;; IF([.B708] &lt; DATE(YEAR([.A708]);6;21);&quot;WIOSNA&quot; ; IF([.B708] &lt; DATE(YEAR([.A708]);9;23); &quot;LATO&quot;; IF([.B708] &lt; DATE(YEAR([.A708]);12;21);&quot;JESIEŃ&quot;; &quot;ZIMA&quot;))))" office:value-type="string" office:string-value="JESIEŃ" calcext:value-type="string">
            <text:p>JESIEŃ</text:p>
          </table:table-cell>
          <table:table-cell table:formula="of:=IF([.C708] = &quot;ZIMA&quot;; 0.2; IF([.C708] = &quot;WIOSNA&quot;; 0.5; IF([.C708] = &quot;LATO&quot;; 0.9; 0.4)))" office:value-type="float" office:value="0.4" calcext:value-type="float">
            <text:p>0,4</text:p>
          </table:table-cell>
          <table:table-cell table:formula="of:=IF(WEEKDAY([.A708];2)&lt; 6; 1; 0) * [.$J$3] *[.D708] *[.$J$7]" office:value-type="float" office:value="0" calcext:value-type="float">
            <text:p>0</text:p>
          </table:table-cell>
          <table:table-cell table:formula="of:=IF(WEEKDAY([.A708];2) = 7; 150; 0)" office:value-type="float" office:value="0" calcext:value-type="float">
            <text:p>0</text:p>
          </table:table-cell>
          <table:table-cell table:formula="of:=[.G707] -[.F708] +[.E708]" office:value-type="float" office:value="147058" calcext:value-type="float">
            <text:p>14705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8" calcext:value-type="date">
            <text:p>8.12.2024</text:p>
          </table:table-cell>
          <table:table-cell table:formula="of:=[.A709]" office:value-type="date" office:date-value="2024-12-08" calcext:value-type="date">
            <text:p>12-08</text:p>
          </table:table-cell>
          <table:table-cell table:style-name="ce1" table:formula="of:=IF([.B709] &lt; DATE(YEAR([.A709]);3;21); &quot;ZIMA&quot;; IF([.B709] &lt; DATE(YEAR([.A709]);6;21);&quot;WIOSNA&quot; ; IF([.B709] &lt; DATE(YEAR([.A709]);9;23); &quot;LATO&quot;; IF([.B709] &lt; DATE(YEAR([.A709]);12;21);&quot;JESIEŃ&quot;; &quot;ZIMA&quot;))))" office:value-type="string" office:string-value="JESIEŃ" calcext:value-type="string">
            <text:p>JESIEŃ</text:p>
          </table:table-cell>
          <table:table-cell table:formula="of:=IF([.C709] = &quot;ZIMA&quot;; 0.2; IF([.C709] = &quot;WIOSNA&quot;; 0.5; IF([.C709] = &quot;LATO&quot;; 0.9; 0.4)))" office:value-type="float" office:value="0.4" calcext:value-type="float">
            <text:p>0,4</text:p>
          </table:table-cell>
          <table:table-cell table:formula="of:=IF(WEEKDAY([.A709];2)&lt; 6; 1; 0) * [.$J$3] *[.D709] *[.$J$7]" office:value-type="float" office:value="0" calcext:value-type="float">
            <text:p>0</text:p>
          </table:table-cell>
          <table:table-cell table:formula="of:=IF(WEEKDAY([.A709];2) = 7; 150; 0)" office:value-type="float" office:value="150" calcext:value-type="float">
            <text:p>150</text:p>
          </table:table-cell>
          <table:table-cell table:formula="of:=[.G708] -[.F709] +[.E709]" office:value-type="float" office:value="146908" calcext:value-type="float">
            <text:p>14690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9" calcext:value-type="date">
            <text:p>9.12.2024</text:p>
          </table:table-cell>
          <table:table-cell table:formula="of:=[.A710]" office:value-type="date" office:date-value="2024-12-09" calcext:value-type="date">
            <text:p>12-09</text:p>
          </table:table-cell>
          <table:table-cell table:style-name="ce1" table:formula="of:=IF([.B710] &lt; DATE(YEAR([.A710]);3;21); &quot;ZIMA&quot;; IF([.B710] &lt; DATE(YEAR([.A710]);6;21);&quot;WIOSNA&quot; ; IF([.B710] &lt; DATE(YEAR([.A710]);9;23); &quot;LATO&quot;; IF([.B710] &lt; DATE(YEAR([.A710]);12;21);&quot;JESIEŃ&quot;; &quot;ZIMA&quot;))))" office:value-type="string" office:string-value="JESIEŃ" calcext:value-type="string">
            <text:p>JESIEŃ</text:p>
          </table:table-cell>
          <table:table-cell table:formula="of:=IF([.C710] = &quot;ZIMA&quot;; 0.2; IF([.C710] = &quot;WIOSNA&quot;; 0.5; IF([.C710] = &quot;LATO&quot;; 0.9; 0.4)))" office:value-type="float" office:value="0.4" calcext:value-type="float">
            <text:p>0,4</text:p>
          </table:table-cell>
          <table:table-cell table:formula="of:=IF(WEEKDAY([.A710];2)&lt; 6; 1; 0) * [.$J$3] *[.D710] *[.$J$7]" office:value-type="float" office:value="264" calcext:value-type="float">
            <text:p>264</text:p>
          </table:table-cell>
          <table:table-cell table:formula="of:=IF(WEEKDAY([.A710];2) = 7; 150; 0)" office:value-type="float" office:value="0" calcext:value-type="float">
            <text:p>0</text:p>
          </table:table-cell>
          <table:table-cell table:formula="of:=[.G709] -[.F710] +[.E710]" office:value-type="float" office:value="147172" calcext:value-type="float">
            <text:p>147172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0" calcext:value-type="date">
            <text:p>10.12.2024</text:p>
          </table:table-cell>
          <table:table-cell table:formula="of:=[.A711]" office:value-type="date" office:date-value="2024-12-10" calcext:value-type="date">
            <text:p>12-10</text:p>
          </table:table-cell>
          <table:table-cell table:style-name="ce1" table:formula="of:=IF([.B711] &lt; DATE(YEAR([.A711]);3;21); &quot;ZIMA&quot;; IF([.B711] &lt; DATE(YEAR([.A711]);6;21);&quot;WIOSNA&quot; ; IF([.B711] &lt; DATE(YEAR([.A711]);9;23); &quot;LATO&quot;; IF([.B711] &lt; DATE(YEAR([.A711]);12;21);&quot;JESIEŃ&quot;; &quot;ZIMA&quot;))))" office:value-type="string" office:string-value="JESIEŃ" calcext:value-type="string">
            <text:p>JESIEŃ</text:p>
          </table:table-cell>
          <table:table-cell table:formula="of:=IF([.C711] = &quot;ZIMA&quot;; 0.2; IF([.C711] = &quot;WIOSNA&quot;; 0.5; IF([.C711] = &quot;LATO&quot;; 0.9; 0.4)))" office:value-type="float" office:value="0.4" calcext:value-type="float">
            <text:p>0,4</text:p>
          </table:table-cell>
          <table:table-cell table:formula="of:=IF(WEEKDAY([.A711];2)&lt; 6; 1; 0) * [.$J$3] *[.D711] *[.$J$7]" office:value-type="float" office:value="264" calcext:value-type="float">
            <text:p>264</text:p>
          </table:table-cell>
          <table:table-cell table:formula="of:=IF(WEEKDAY([.A711];2) = 7; 150; 0)" office:value-type="float" office:value="0" calcext:value-type="float">
            <text:p>0</text:p>
          </table:table-cell>
          <table:table-cell table:formula="of:=[.G710] -[.F711] +[.E711]" office:value-type="float" office:value="147436" calcext:value-type="float">
            <text:p>147436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1" calcext:value-type="date">
            <text:p>11.12.2024</text:p>
          </table:table-cell>
          <table:table-cell table:formula="of:=[.A712]" office:value-type="date" office:date-value="2024-12-11" calcext:value-type="date">
            <text:p>12-11</text:p>
          </table:table-cell>
          <table:table-cell table:style-name="ce1" table:formula="of:=IF([.B712] &lt; DATE(YEAR([.A712]);3;21); &quot;ZIMA&quot;; IF([.B712] &lt; DATE(YEAR([.A712]);6;21);&quot;WIOSNA&quot; ; IF([.B712] &lt; DATE(YEAR([.A712]);9;23); &quot;LATO&quot;; IF([.B712] &lt; DATE(YEAR([.A712]);12;21);&quot;JESIEŃ&quot;; &quot;ZIMA&quot;))))" office:value-type="string" office:string-value="JESIEŃ" calcext:value-type="string">
            <text:p>JESIEŃ</text:p>
          </table:table-cell>
          <table:table-cell table:formula="of:=IF([.C712] = &quot;ZIMA&quot;; 0.2; IF([.C712] = &quot;WIOSNA&quot;; 0.5; IF([.C712] = &quot;LATO&quot;; 0.9; 0.4)))" office:value-type="float" office:value="0.4" calcext:value-type="float">
            <text:p>0,4</text:p>
          </table:table-cell>
          <table:table-cell table:formula="of:=IF(WEEKDAY([.A712];2)&lt; 6; 1; 0) * [.$J$3] *[.D712] *[.$J$7]" office:value-type="float" office:value="264" calcext:value-type="float">
            <text:p>264</text:p>
          </table:table-cell>
          <table:table-cell table:formula="of:=IF(WEEKDAY([.A712];2) = 7; 150; 0)" office:value-type="float" office:value="0" calcext:value-type="float">
            <text:p>0</text:p>
          </table:table-cell>
          <table:table-cell table:formula="of:=[.G711] -[.F712] +[.E712]" office:value-type="float" office:value="147700" calcext:value-type="float">
            <text:p>1477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2" calcext:value-type="date">
            <text:p>12.12.2024</text:p>
          </table:table-cell>
          <table:table-cell table:formula="of:=[.A713]" office:value-type="date" office:date-value="2024-12-12" calcext:value-type="date">
            <text:p>12-12</text:p>
          </table:table-cell>
          <table:table-cell table:style-name="ce1" table:formula="of:=IF([.B713] &lt; DATE(YEAR([.A713]);3;21); &quot;ZIMA&quot;; IF([.B713] &lt; DATE(YEAR([.A713]);6;21);&quot;WIOSNA&quot; ; IF([.B713] &lt; DATE(YEAR([.A713]);9;23); &quot;LATO&quot;; IF([.B713] &lt; DATE(YEAR([.A713]);12;21);&quot;JESIEŃ&quot;; &quot;ZIMA&quot;))))" office:value-type="string" office:string-value="JESIEŃ" calcext:value-type="string">
            <text:p>JESIEŃ</text:p>
          </table:table-cell>
          <table:table-cell table:formula="of:=IF([.C713] = &quot;ZIMA&quot;; 0.2; IF([.C713] = &quot;WIOSNA&quot;; 0.5; IF([.C713] = &quot;LATO&quot;; 0.9; 0.4)))" office:value-type="float" office:value="0.4" calcext:value-type="float">
            <text:p>0,4</text:p>
          </table:table-cell>
          <table:table-cell table:formula="of:=IF(WEEKDAY([.A713];2)&lt; 6; 1; 0) * [.$J$3] *[.D713] *[.$J$7]" office:value-type="float" office:value="264" calcext:value-type="float">
            <text:p>264</text:p>
          </table:table-cell>
          <table:table-cell table:formula="of:=IF(WEEKDAY([.A713];2) = 7; 150; 0)" office:value-type="float" office:value="0" calcext:value-type="float">
            <text:p>0</text:p>
          </table:table-cell>
          <table:table-cell table:formula="of:=[.G712] -[.F713] +[.E713]" office:value-type="float" office:value="147964" calcext:value-type="float">
            <text:p>14796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3" calcext:value-type="date">
            <text:p>13.12.2024</text:p>
          </table:table-cell>
          <table:table-cell table:formula="of:=[.A714]" office:value-type="date" office:date-value="2024-12-13" calcext:value-type="date">
            <text:p>12-13</text:p>
          </table:table-cell>
          <table:table-cell table:style-name="ce1" table:formula="of:=IF([.B714] &lt; DATE(YEAR([.A714]);3;21); &quot;ZIMA&quot;; IF([.B714] &lt; DATE(YEAR([.A714]);6;21);&quot;WIOSNA&quot; ; IF([.B714] &lt; DATE(YEAR([.A714]);9;23); &quot;LATO&quot;; IF([.B714] &lt; DATE(YEAR([.A714]);12;21);&quot;JESIEŃ&quot;; &quot;ZIMA&quot;))))" office:value-type="string" office:string-value="JESIEŃ" calcext:value-type="string">
            <text:p>JESIEŃ</text:p>
          </table:table-cell>
          <table:table-cell table:formula="of:=IF([.C714] = &quot;ZIMA&quot;; 0.2; IF([.C714] = &quot;WIOSNA&quot;; 0.5; IF([.C714] = &quot;LATO&quot;; 0.9; 0.4)))" office:value-type="float" office:value="0.4" calcext:value-type="float">
            <text:p>0,4</text:p>
          </table:table-cell>
          <table:table-cell table:formula="of:=IF(WEEKDAY([.A714];2)&lt; 6; 1; 0) * [.$J$3] *[.D714] *[.$J$7]" office:value-type="float" office:value="264" calcext:value-type="float">
            <text:p>264</text:p>
          </table:table-cell>
          <table:table-cell table:formula="of:=IF(WEEKDAY([.A714];2) = 7; 150; 0)" office:value-type="float" office:value="0" calcext:value-type="float">
            <text:p>0</text:p>
          </table:table-cell>
          <table:table-cell table:formula="of:=[.G713] -[.F714] +[.E714]" office:value-type="float" office:value="148228" calcext:value-type="float">
            <text:p>14822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4" calcext:value-type="date">
            <text:p>14.12.2024</text:p>
          </table:table-cell>
          <table:table-cell table:formula="of:=[.A715]" office:value-type="date" office:date-value="2024-12-14" calcext:value-type="date">
            <text:p>12-14</text:p>
          </table:table-cell>
          <table:table-cell table:style-name="ce1" table:formula="of:=IF([.B715] &lt; DATE(YEAR([.A715]);3;21); &quot;ZIMA&quot;; IF([.B715] &lt; DATE(YEAR([.A715]);6;21);&quot;WIOSNA&quot; ; IF([.B715] &lt; DATE(YEAR([.A715]);9;23); &quot;LATO&quot;; IF([.B715] &lt; DATE(YEAR([.A715]);12;21);&quot;JESIEŃ&quot;; &quot;ZIMA&quot;))))" office:value-type="string" office:string-value="JESIEŃ" calcext:value-type="string">
            <text:p>JESIEŃ</text:p>
          </table:table-cell>
          <table:table-cell table:formula="of:=IF([.C715] = &quot;ZIMA&quot;; 0.2; IF([.C715] = &quot;WIOSNA&quot;; 0.5; IF([.C715] = &quot;LATO&quot;; 0.9; 0.4)))" office:value-type="float" office:value="0.4" calcext:value-type="float">
            <text:p>0,4</text:p>
          </table:table-cell>
          <table:table-cell table:formula="of:=IF(WEEKDAY([.A715];2)&lt; 6; 1; 0) * [.$J$3] *[.D715] *[.$J$7]" office:value-type="float" office:value="0" calcext:value-type="float">
            <text:p>0</text:p>
          </table:table-cell>
          <table:table-cell table:formula="of:=IF(WEEKDAY([.A715];2) = 7; 150; 0)" office:value-type="float" office:value="0" calcext:value-type="float">
            <text:p>0</text:p>
          </table:table-cell>
          <table:table-cell table:formula="of:=[.G714] -[.F715] +[.E715]" office:value-type="float" office:value="148228" calcext:value-type="float">
            <text:p>14822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5" calcext:value-type="date">
            <text:p>15.12.2024</text:p>
          </table:table-cell>
          <table:table-cell table:formula="of:=[.A716]" office:value-type="date" office:date-value="2024-12-15" calcext:value-type="date">
            <text:p>12-15</text:p>
          </table:table-cell>
          <table:table-cell table:style-name="ce1" table:formula="of:=IF([.B716] &lt; DATE(YEAR([.A716]);3;21); &quot;ZIMA&quot;; IF([.B716] &lt; DATE(YEAR([.A716]);6;21);&quot;WIOSNA&quot; ; IF([.B716] &lt; DATE(YEAR([.A716]);9;23); &quot;LATO&quot;; IF([.B716] &lt; DATE(YEAR([.A716]);12;21);&quot;JESIEŃ&quot;; &quot;ZIMA&quot;))))" office:value-type="string" office:string-value="JESIEŃ" calcext:value-type="string">
            <text:p>JESIEŃ</text:p>
          </table:table-cell>
          <table:table-cell table:formula="of:=IF([.C716] = &quot;ZIMA&quot;; 0.2; IF([.C716] = &quot;WIOSNA&quot;; 0.5; IF([.C716] = &quot;LATO&quot;; 0.9; 0.4)))" office:value-type="float" office:value="0.4" calcext:value-type="float">
            <text:p>0,4</text:p>
          </table:table-cell>
          <table:table-cell table:formula="of:=IF(WEEKDAY([.A716];2)&lt; 6; 1; 0) * [.$J$3] *[.D716] *[.$J$7]" office:value-type="float" office:value="0" calcext:value-type="float">
            <text:p>0</text:p>
          </table:table-cell>
          <table:table-cell table:formula="of:=IF(WEEKDAY([.A716];2) = 7; 150; 0)" office:value-type="float" office:value="150" calcext:value-type="float">
            <text:p>150</text:p>
          </table:table-cell>
          <table:table-cell table:formula="of:=[.G715] -[.F716] +[.E716]" office:value-type="float" office:value="148078" calcext:value-type="float">
            <text:p>14807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6" calcext:value-type="date">
            <text:p>16.12.2024</text:p>
          </table:table-cell>
          <table:table-cell table:formula="of:=[.A717]" office:value-type="date" office:date-value="2024-12-16" calcext:value-type="date">
            <text:p>12-16</text:p>
          </table:table-cell>
          <table:table-cell table:style-name="ce1" table:formula="of:=IF([.B717] &lt; DATE(YEAR([.A717]);3;21); &quot;ZIMA&quot;; IF([.B717] &lt; DATE(YEAR([.A717]);6;21);&quot;WIOSNA&quot; ; IF([.B717] &lt; DATE(YEAR([.A717]);9;23); &quot;LATO&quot;; IF([.B717] &lt; DATE(YEAR([.A717]);12;21);&quot;JESIEŃ&quot;; &quot;ZIMA&quot;))))" office:value-type="string" office:string-value="JESIEŃ" calcext:value-type="string">
            <text:p>JESIEŃ</text:p>
          </table:table-cell>
          <table:table-cell table:formula="of:=IF([.C717] = &quot;ZIMA&quot;; 0.2; IF([.C717] = &quot;WIOSNA&quot;; 0.5; IF([.C717] = &quot;LATO&quot;; 0.9; 0.4)))" office:value-type="float" office:value="0.4" calcext:value-type="float">
            <text:p>0,4</text:p>
          </table:table-cell>
          <table:table-cell table:formula="of:=IF(WEEKDAY([.A717];2)&lt; 6; 1; 0) * [.$J$3] *[.D717] *[.$J$7]" office:value-type="float" office:value="264" calcext:value-type="float">
            <text:p>264</text:p>
          </table:table-cell>
          <table:table-cell table:formula="of:=IF(WEEKDAY([.A717];2) = 7; 150; 0)" office:value-type="float" office:value="0" calcext:value-type="float">
            <text:p>0</text:p>
          </table:table-cell>
          <table:table-cell table:formula="of:=[.G716] -[.F717] +[.E717]" office:value-type="float" office:value="148342" calcext:value-type="float">
            <text:p>148342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7" calcext:value-type="date">
            <text:p>17.12.2024</text:p>
          </table:table-cell>
          <table:table-cell table:formula="of:=[.A718]" office:value-type="date" office:date-value="2024-12-17" calcext:value-type="date">
            <text:p>12-17</text:p>
          </table:table-cell>
          <table:table-cell table:style-name="ce1" table:formula="of:=IF([.B718] &lt; DATE(YEAR([.A718]);3;21); &quot;ZIMA&quot;; IF([.B718] &lt; DATE(YEAR([.A718]);6;21);&quot;WIOSNA&quot; ; IF([.B718] &lt; DATE(YEAR([.A718]);9;23); &quot;LATO&quot;; IF([.B718] &lt; DATE(YEAR([.A718]);12;21);&quot;JESIEŃ&quot;; &quot;ZIMA&quot;))))" office:value-type="string" office:string-value="JESIEŃ" calcext:value-type="string">
            <text:p>JESIEŃ</text:p>
          </table:table-cell>
          <table:table-cell table:formula="of:=IF([.C718] = &quot;ZIMA&quot;; 0.2; IF([.C718] = &quot;WIOSNA&quot;; 0.5; IF([.C718] = &quot;LATO&quot;; 0.9; 0.4)))" office:value-type="float" office:value="0.4" calcext:value-type="float">
            <text:p>0,4</text:p>
          </table:table-cell>
          <table:table-cell table:formula="of:=IF(WEEKDAY([.A718];2)&lt; 6; 1; 0) * [.$J$3] *[.D718] *[.$J$7]" office:value-type="float" office:value="264" calcext:value-type="float">
            <text:p>264</text:p>
          </table:table-cell>
          <table:table-cell table:formula="of:=IF(WEEKDAY([.A718];2) = 7; 150; 0)" office:value-type="float" office:value="0" calcext:value-type="float">
            <text:p>0</text:p>
          </table:table-cell>
          <table:table-cell table:formula="of:=[.G717] -[.F718] +[.E718]" office:value-type="float" office:value="148606" calcext:value-type="float">
            <text:p>148606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8" calcext:value-type="date">
            <text:p>18.12.2024</text:p>
          </table:table-cell>
          <table:table-cell table:formula="of:=[.A719]" office:value-type="date" office:date-value="2024-12-18" calcext:value-type="date">
            <text:p>12-18</text:p>
          </table:table-cell>
          <table:table-cell table:style-name="ce1" table:formula="of:=IF([.B719] &lt; DATE(YEAR([.A719]);3;21); &quot;ZIMA&quot;; IF([.B719] &lt; DATE(YEAR([.A719]);6;21);&quot;WIOSNA&quot; ; IF([.B719] &lt; DATE(YEAR([.A719]);9;23); &quot;LATO&quot;; IF([.B719] &lt; DATE(YEAR([.A719]);12;21);&quot;JESIEŃ&quot;; &quot;ZIMA&quot;))))" office:value-type="string" office:string-value="JESIEŃ" calcext:value-type="string">
            <text:p>JESIEŃ</text:p>
          </table:table-cell>
          <table:table-cell table:formula="of:=IF([.C719] = &quot;ZIMA&quot;; 0.2; IF([.C719] = &quot;WIOSNA&quot;; 0.5; IF([.C719] = &quot;LATO&quot;; 0.9; 0.4)))" office:value-type="float" office:value="0.4" calcext:value-type="float">
            <text:p>0,4</text:p>
          </table:table-cell>
          <table:table-cell table:formula="of:=IF(WEEKDAY([.A719];2)&lt; 6; 1; 0) * [.$J$3] *[.D719] *[.$J$7]" office:value-type="float" office:value="264" calcext:value-type="float">
            <text:p>264</text:p>
          </table:table-cell>
          <table:table-cell table:formula="of:=IF(WEEKDAY([.A719];2) = 7; 150; 0)" office:value-type="float" office:value="0" calcext:value-type="float">
            <text:p>0</text:p>
          </table:table-cell>
          <table:table-cell table:formula="of:=[.G718] -[.F719] +[.E719]" office:value-type="float" office:value="148870" calcext:value-type="float">
            <text:p>14887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9" calcext:value-type="date">
            <text:p>19.12.2024</text:p>
          </table:table-cell>
          <table:table-cell table:formula="of:=[.A720]" office:value-type="date" office:date-value="2024-12-19" calcext:value-type="date">
            <text:p>12-19</text:p>
          </table:table-cell>
          <table:table-cell table:style-name="ce1" table:formula="of:=IF([.B720] &lt; DATE(YEAR([.A720]);3;21); &quot;ZIMA&quot;; IF([.B720] &lt; DATE(YEAR([.A720]);6;21);&quot;WIOSNA&quot; ; IF([.B720] &lt; DATE(YEAR([.A720]);9;23); &quot;LATO&quot;; IF([.B720] &lt; DATE(YEAR([.A720]);12;21);&quot;JESIEŃ&quot;; &quot;ZIMA&quot;))))" office:value-type="string" office:string-value="JESIEŃ" calcext:value-type="string">
            <text:p>JESIEŃ</text:p>
          </table:table-cell>
          <table:table-cell table:formula="of:=IF([.C720] = &quot;ZIMA&quot;; 0.2; IF([.C720] = &quot;WIOSNA&quot;; 0.5; IF([.C720] = &quot;LATO&quot;; 0.9; 0.4)))" office:value-type="float" office:value="0.4" calcext:value-type="float">
            <text:p>0,4</text:p>
          </table:table-cell>
          <table:table-cell table:formula="of:=IF(WEEKDAY([.A720];2)&lt; 6; 1; 0) * [.$J$3] *[.D720] *[.$J$7]" office:value-type="float" office:value="264" calcext:value-type="float">
            <text:p>264</text:p>
          </table:table-cell>
          <table:table-cell table:formula="of:=IF(WEEKDAY([.A720];2) = 7; 150; 0)" office:value-type="float" office:value="0" calcext:value-type="float">
            <text:p>0</text:p>
          </table:table-cell>
          <table:table-cell table:formula="of:=[.G719] -[.F720] +[.E720]" office:value-type="float" office:value="149134" calcext:value-type="float">
            <text:p>14913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20" calcext:value-type="date">
            <text:p>20.12.2024</text:p>
          </table:table-cell>
          <table:table-cell table:formula="of:=[.A721]" office:value-type="date" office:date-value="2024-12-20" calcext:value-type="date">
            <text:p>12-20</text:p>
          </table:table-cell>
          <table:table-cell table:style-name="ce1" table:formula="of:=IF([.B721] &lt; DATE(YEAR([.A721]);3;21); &quot;ZIMA&quot;; IF([.B721] &lt; DATE(YEAR([.A721]);6;21);&quot;WIOSNA&quot; ; IF([.B721] &lt; DATE(YEAR([.A721]);9;23); &quot;LATO&quot;; IF([.B721] &lt; DATE(YEAR([.A721]);12;21);&quot;JESIEŃ&quot;; &quot;ZIMA&quot;))))" office:value-type="string" office:string-value="JESIEŃ" calcext:value-type="string">
            <text:p>JESIEŃ</text:p>
          </table:table-cell>
          <table:table-cell table:formula="of:=IF([.C721] = &quot;ZIMA&quot;; 0.2; IF([.C721] = &quot;WIOSNA&quot;; 0.5; IF([.C721] = &quot;LATO&quot;; 0.9; 0.4)))" office:value-type="float" office:value="0.4" calcext:value-type="float">
            <text:p>0,4</text:p>
          </table:table-cell>
          <table:table-cell table:formula="of:=IF(WEEKDAY([.A721];2)&lt; 6; 1; 0) * [.$J$3] *[.D721] *[.$J$7]" office:value-type="float" office:value="264" calcext:value-type="float">
            <text:p>264</text:p>
          </table:table-cell>
          <table:table-cell table:formula="of:=IF(WEEKDAY([.A721];2) = 7; 150; 0)" office:value-type="float" office:value="0" calcext:value-type="float">
            <text:p>0</text:p>
          </table:table-cell>
          <table:table-cell table:formula="of:=[.G720] -[.F721] +[.E721]" office:value-type="float" office:value="149398" calcext:value-type="float">
            <text:p>14939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21" calcext:value-type="date">
            <text:p>21.12.2024</text:p>
          </table:table-cell>
          <table:table-cell table:formula="of:=[.A722]" office:value-type="date" office:date-value="2024-12-21" calcext:value-type="date">
            <text:p>12-21</text:p>
          </table:table-cell>
          <table:table-cell table:style-name="ce1" table:formula="of:=IF([.B722] &lt; DATE(YEAR([.A722]);3;21); &quot;ZIMA&quot;; IF([.B722] &lt; DATE(YEAR([.A722]);6;21);&quot;WIOSNA&quot; ; IF([.B722] &lt; DATE(YEAR([.A722]);9;23); &quot;LATO&quot;; IF([.B722] &lt; DATE(YEAR([.A722]);12;21);&quot;JESIEŃ&quot;; &quot;ZIMA&quot;))))" office:value-type="string" office:string-value="ZIMA" calcext:value-type="string">
            <text:p>ZIMA</text:p>
          </table:table-cell>
          <table:table-cell table:formula="of:=IF([.C722] = &quot;ZIMA&quot;; 0.2; IF([.C722] = &quot;WIOSNA&quot;; 0.5; IF([.C722] = &quot;LATO&quot;; 0.9; 0.4)))" office:value-type="float" office:value="0.2" calcext:value-type="float">
            <text:p>0,2</text:p>
          </table:table-cell>
          <table:table-cell table:formula="of:=IF(WEEKDAY([.A722];2)&lt; 6; 1; 0) * [.$J$3] *[.D722] *[.$J$7]" office:value-type="float" office:value="0" calcext:value-type="float">
            <text:p>0</text:p>
          </table:table-cell>
          <table:table-cell table:formula="of:=IF(WEEKDAY([.A722];2) = 7; 150; 0)" office:value-type="float" office:value="0" calcext:value-type="float">
            <text:p>0</text:p>
          </table:table-cell>
          <table:table-cell table:formula="of:=[.G721] -[.F722] +[.E722]" office:value-type="float" office:value="149398" calcext:value-type="float">
            <text:p>14939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22" calcext:value-type="date">
            <text:p>22.12.2024</text:p>
          </table:table-cell>
          <table:table-cell table:formula="of:=[.A723]" office:value-type="date" office:date-value="2024-12-22" calcext:value-type="date">
            <text:p>12-22</text:p>
          </table:table-cell>
          <table:table-cell table:style-name="ce1" table:formula="of:=IF([.B723] &lt; DATE(YEAR([.A723]);3;21); &quot;ZIMA&quot;; IF([.B723] &lt; DATE(YEAR([.A723]);6;21);&quot;WIOSNA&quot; ; IF([.B723] &lt; DATE(YEAR([.A723]);9;23); &quot;LATO&quot;; IF([.B723] &lt; DATE(YEAR([.A723]);12;21);&quot;JESIEŃ&quot;; &quot;ZIMA&quot;))))" office:value-type="string" office:string-value="ZIMA" calcext:value-type="string">
            <text:p>ZIMA</text:p>
          </table:table-cell>
          <table:table-cell table:formula="of:=IF([.C723] = &quot;ZIMA&quot;; 0.2; IF([.C723] = &quot;WIOSNA&quot;; 0.5; IF([.C723] = &quot;LATO&quot;; 0.9; 0.4)))" office:value-type="float" office:value="0.2" calcext:value-type="float">
            <text:p>0,2</text:p>
          </table:table-cell>
          <table:table-cell table:formula="of:=IF(WEEKDAY([.A723];2)&lt; 6; 1; 0) * [.$J$3] *[.D723] *[.$J$7]" office:value-type="float" office:value="0" calcext:value-type="float">
            <text:p>0</text:p>
          </table:table-cell>
          <table:table-cell table:formula="of:=IF(WEEKDAY([.A723];2) = 7; 150; 0)" office:value-type="float" office:value="150" calcext:value-type="float">
            <text:p>150</text:p>
          </table:table-cell>
          <table:table-cell table:formula="of:=[.G722] -[.F723] +[.E723]" office:value-type="float" office:value="149248" calcext:value-type="float">
            <text:p>14924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23" calcext:value-type="date">
            <text:p>23.12.2024</text:p>
          </table:table-cell>
          <table:table-cell table:formula="of:=[.A724]" office:value-type="date" office:date-value="2024-12-23" calcext:value-type="date">
            <text:p>12-23</text:p>
          </table:table-cell>
          <table:table-cell table:style-name="ce1" table:formula="of:=IF([.B724] &lt; DATE(YEAR([.A724]);3;21); &quot;ZIMA&quot;; IF([.B724] &lt; DATE(YEAR([.A724]);6;21);&quot;WIOSNA&quot; ; IF([.B724] &lt; DATE(YEAR([.A724]);9;23); &quot;LATO&quot;; IF([.B724] &lt; DATE(YEAR([.A724]);12;21);&quot;JESIEŃ&quot;; &quot;ZIMA&quot;))))" office:value-type="string" office:string-value="ZIMA" calcext:value-type="string">
            <text:p>ZIMA</text:p>
          </table:table-cell>
          <table:table-cell table:formula="of:=IF([.C724] = &quot;ZIMA&quot;; 0.2; IF([.C724] = &quot;WIOSNA&quot;; 0.5; IF([.C724] = &quot;LATO&quot;; 0.9; 0.4)))" office:value-type="float" office:value="0.2" calcext:value-type="float">
            <text:p>0,2</text:p>
          </table:table-cell>
          <table:table-cell table:formula="of:=IF(WEEKDAY([.A724];2)&lt; 6; 1; 0) * [.$J$3] *[.D724] *[.$J$7]" office:value-type="float" office:value="132" calcext:value-type="float">
            <text:p>132</text:p>
          </table:table-cell>
          <table:table-cell table:formula="of:=IF(WEEKDAY([.A724];2) = 7; 150; 0)" office:value-type="float" office:value="0" calcext:value-type="float">
            <text:p>0</text:p>
          </table:table-cell>
          <table:table-cell table:formula="of:=[.G723] -[.F724] +[.E724]" office:value-type="float" office:value="149380" calcext:value-type="float">
            <text:p>14938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24" calcext:value-type="date">
            <text:p>24.12.2024</text:p>
          </table:table-cell>
          <table:table-cell table:formula="of:=[.A725]" office:value-type="date" office:date-value="2024-12-24" calcext:value-type="date">
            <text:p>12-24</text:p>
          </table:table-cell>
          <table:table-cell table:style-name="ce1" table:formula="of:=IF([.B725] &lt; DATE(YEAR([.A725]);3;21); &quot;ZIMA&quot;; IF([.B725] &lt; DATE(YEAR([.A725]);6;21);&quot;WIOSNA&quot; ; IF([.B725] &lt; DATE(YEAR([.A725]);9;23); &quot;LATO&quot;; IF([.B725] &lt; DATE(YEAR([.A725]);12;21);&quot;JESIEŃ&quot;; &quot;ZIMA&quot;))))" office:value-type="string" office:string-value="ZIMA" calcext:value-type="string">
            <text:p>ZIMA</text:p>
          </table:table-cell>
          <table:table-cell table:formula="of:=IF([.C725] = &quot;ZIMA&quot;; 0.2; IF([.C725] = &quot;WIOSNA&quot;; 0.5; IF([.C725] = &quot;LATO&quot;; 0.9; 0.4)))" office:value-type="float" office:value="0.2" calcext:value-type="float">
            <text:p>0,2</text:p>
          </table:table-cell>
          <table:table-cell table:formula="of:=IF(WEEKDAY([.A725];2)&lt; 6; 1; 0) * [.$J$3] *[.D725] *[.$J$7]" office:value-type="float" office:value="132" calcext:value-type="float">
            <text:p>132</text:p>
          </table:table-cell>
          <table:table-cell table:formula="of:=IF(WEEKDAY([.A725];2) = 7; 150; 0)" office:value-type="float" office:value="0" calcext:value-type="float">
            <text:p>0</text:p>
          </table:table-cell>
          <table:table-cell table:formula="of:=[.G724] -[.F725] +[.E725]" office:value-type="float" office:value="149512" calcext:value-type="float">
            <text:p>149512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25" calcext:value-type="date">
            <text:p>25.12.2024</text:p>
          </table:table-cell>
          <table:table-cell table:formula="of:=[.A726]" office:value-type="date" office:date-value="2024-12-25" calcext:value-type="date">
            <text:p>12-25</text:p>
          </table:table-cell>
          <table:table-cell table:style-name="ce1" table:formula="of:=IF([.B726] &lt; DATE(YEAR([.A726]);3;21); &quot;ZIMA&quot;; IF([.B726] &lt; DATE(YEAR([.A726]);6;21);&quot;WIOSNA&quot; ; IF([.B726] &lt; DATE(YEAR([.A726]);9;23); &quot;LATO&quot;; IF([.B726] &lt; DATE(YEAR([.A726]);12;21);&quot;JESIEŃ&quot;; &quot;ZIMA&quot;))))" office:value-type="string" office:string-value="ZIMA" calcext:value-type="string">
            <text:p>ZIMA</text:p>
          </table:table-cell>
          <table:table-cell table:formula="of:=IF([.C726] = &quot;ZIMA&quot;; 0.2; IF([.C726] = &quot;WIOSNA&quot;; 0.5; IF([.C726] = &quot;LATO&quot;; 0.9; 0.4)))" office:value-type="float" office:value="0.2" calcext:value-type="float">
            <text:p>0,2</text:p>
          </table:table-cell>
          <table:table-cell table:formula="of:=IF(WEEKDAY([.A726];2)&lt; 6; 1; 0) * [.$J$3] *[.D726] *[.$J$7]" office:value-type="float" office:value="132" calcext:value-type="float">
            <text:p>132</text:p>
          </table:table-cell>
          <table:table-cell table:formula="of:=IF(WEEKDAY([.A726];2) = 7; 150; 0)" office:value-type="float" office:value="0" calcext:value-type="float">
            <text:p>0</text:p>
          </table:table-cell>
          <table:table-cell table:formula="of:=[.G725] -[.F726] +[.E726]" office:value-type="float" office:value="149644" calcext:value-type="float">
            <text:p>14964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26" calcext:value-type="date">
            <text:p>26.12.2024</text:p>
          </table:table-cell>
          <table:table-cell table:formula="of:=[.A727]" office:value-type="date" office:date-value="2024-12-26" calcext:value-type="date">
            <text:p>12-26</text:p>
          </table:table-cell>
          <table:table-cell table:style-name="ce1" table:formula="of:=IF([.B727] &lt; DATE(YEAR([.A727]);3;21); &quot;ZIMA&quot;; IF([.B727] &lt; DATE(YEAR([.A727]);6;21);&quot;WIOSNA&quot; ; IF([.B727] &lt; DATE(YEAR([.A727]);9;23); &quot;LATO&quot;; IF([.B727] &lt; DATE(YEAR([.A727]);12;21);&quot;JESIEŃ&quot;; &quot;ZIMA&quot;))))" office:value-type="string" office:string-value="ZIMA" calcext:value-type="string">
            <text:p>ZIMA</text:p>
          </table:table-cell>
          <table:table-cell table:formula="of:=IF([.C727] = &quot;ZIMA&quot;; 0.2; IF([.C727] = &quot;WIOSNA&quot;; 0.5; IF([.C727] = &quot;LATO&quot;; 0.9; 0.4)))" office:value-type="float" office:value="0.2" calcext:value-type="float">
            <text:p>0,2</text:p>
          </table:table-cell>
          <table:table-cell table:formula="of:=IF(WEEKDAY([.A727];2)&lt; 6; 1; 0) * [.$J$3] *[.D727] *[.$J$7]" office:value-type="float" office:value="132" calcext:value-type="float">
            <text:p>132</text:p>
          </table:table-cell>
          <table:table-cell table:formula="of:=IF(WEEKDAY([.A727];2) = 7; 150; 0)" office:value-type="float" office:value="0" calcext:value-type="float">
            <text:p>0</text:p>
          </table:table-cell>
          <table:table-cell table:formula="of:=[.G726] -[.F727] +[.E727]" office:value-type="float" office:value="149776" calcext:value-type="float">
            <text:p>149776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27" calcext:value-type="date">
            <text:p>27.12.2024</text:p>
          </table:table-cell>
          <table:table-cell table:formula="of:=[.A728]" office:value-type="date" office:date-value="2024-12-27" calcext:value-type="date">
            <text:p>12-27</text:p>
          </table:table-cell>
          <table:table-cell table:style-name="ce1" table:formula="of:=IF([.B728] &lt; DATE(YEAR([.A728]);3;21); &quot;ZIMA&quot;; IF([.B728] &lt; DATE(YEAR([.A728]);6;21);&quot;WIOSNA&quot; ; IF([.B728] &lt; DATE(YEAR([.A728]);9;23); &quot;LATO&quot;; IF([.B728] &lt; DATE(YEAR([.A728]);12;21);&quot;JESIEŃ&quot;; &quot;ZIMA&quot;))))" office:value-type="string" office:string-value="ZIMA" calcext:value-type="string">
            <text:p>ZIMA</text:p>
          </table:table-cell>
          <table:table-cell table:formula="of:=IF([.C728] = &quot;ZIMA&quot;; 0.2; IF([.C728] = &quot;WIOSNA&quot;; 0.5; IF([.C728] = &quot;LATO&quot;; 0.9; 0.4)))" office:value-type="float" office:value="0.2" calcext:value-type="float">
            <text:p>0,2</text:p>
          </table:table-cell>
          <table:table-cell table:formula="of:=IF(WEEKDAY([.A728];2)&lt; 6; 1; 0) * [.$J$3] *[.D728] *[.$J$7]" office:value-type="float" office:value="132" calcext:value-type="float">
            <text:p>132</text:p>
          </table:table-cell>
          <table:table-cell table:formula="of:=IF(WEEKDAY([.A728];2) = 7; 150; 0)" office:value-type="float" office:value="0" calcext:value-type="float">
            <text:p>0</text:p>
          </table:table-cell>
          <table:table-cell table:formula="of:=[.G727] -[.F728] +[.E728]" office:value-type="float" office:value="149908" calcext:value-type="float">
            <text:p>14990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28" calcext:value-type="date">
            <text:p>28.12.2024</text:p>
          </table:table-cell>
          <table:table-cell table:formula="of:=[.A729]" office:value-type="date" office:date-value="2024-12-28" calcext:value-type="date">
            <text:p>12-28</text:p>
          </table:table-cell>
          <table:table-cell table:style-name="ce1" table:formula="of:=IF([.B729] &lt; DATE(YEAR([.A729]);3;21); &quot;ZIMA&quot;; IF([.B729] &lt; DATE(YEAR([.A729]);6;21);&quot;WIOSNA&quot; ; IF([.B729] &lt; DATE(YEAR([.A729]);9;23); &quot;LATO&quot;; IF([.B729] &lt; DATE(YEAR([.A729]);12;21);&quot;JESIEŃ&quot;; &quot;ZIMA&quot;))))" office:value-type="string" office:string-value="ZIMA" calcext:value-type="string">
            <text:p>ZIMA</text:p>
          </table:table-cell>
          <table:table-cell table:formula="of:=IF([.C729] = &quot;ZIMA&quot;; 0.2; IF([.C729] = &quot;WIOSNA&quot;; 0.5; IF([.C729] = &quot;LATO&quot;; 0.9; 0.4)))" office:value-type="float" office:value="0.2" calcext:value-type="float">
            <text:p>0,2</text:p>
          </table:table-cell>
          <table:table-cell table:formula="of:=IF(WEEKDAY([.A729];2)&lt; 6; 1; 0) * [.$J$3] *[.D729] *[.$J$7]" office:value-type="float" office:value="0" calcext:value-type="float">
            <text:p>0</text:p>
          </table:table-cell>
          <table:table-cell table:formula="of:=IF(WEEKDAY([.A729];2) = 7; 150; 0)" office:value-type="float" office:value="0" calcext:value-type="float">
            <text:p>0</text:p>
          </table:table-cell>
          <table:table-cell table:formula="of:=[.G728] -[.F729] +[.E729]" office:value-type="float" office:value="149908" calcext:value-type="float">
            <text:p>14990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29" calcext:value-type="date">
            <text:p>29.12.2024</text:p>
          </table:table-cell>
          <table:table-cell table:formula="of:=[.A730]" office:value-type="date" office:date-value="2024-12-29" calcext:value-type="date">
            <text:p>12-29</text:p>
          </table:table-cell>
          <table:table-cell table:style-name="ce1" table:formula="of:=IF([.B730] &lt; DATE(YEAR([.A730]);3;21); &quot;ZIMA&quot;; IF([.B730] &lt; DATE(YEAR([.A730]);6;21);&quot;WIOSNA&quot; ; IF([.B730] &lt; DATE(YEAR([.A730]);9;23); &quot;LATO&quot;; IF([.B730] &lt; DATE(YEAR([.A730]);12;21);&quot;JESIEŃ&quot;; &quot;ZIMA&quot;))))" office:value-type="string" office:string-value="ZIMA" calcext:value-type="string">
            <text:p>ZIMA</text:p>
          </table:table-cell>
          <table:table-cell table:formula="of:=IF([.C730] = &quot;ZIMA&quot;; 0.2; IF([.C730] = &quot;WIOSNA&quot;; 0.5; IF([.C730] = &quot;LATO&quot;; 0.9; 0.4)))" office:value-type="float" office:value="0.2" calcext:value-type="float">
            <text:p>0,2</text:p>
          </table:table-cell>
          <table:table-cell table:formula="of:=IF(WEEKDAY([.A730];2)&lt; 6; 1; 0) * [.$J$3] *[.D730] *[.$J$7]" office:value-type="float" office:value="0" calcext:value-type="float">
            <text:p>0</text:p>
          </table:table-cell>
          <table:table-cell table:formula="of:=IF(WEEKDAY([.A730];2) = 7; 150; 0)" office:value-type="float" office:value="150" calcext:value-type="float">
            <text:p>150</text:p>
          </table:table-cell>
          <table:table-cell table:formula="of:=[.G729] -[.F730] +[.E730]" office:value-type="float" office:value="149758" calcext:value-type="float">
            <text:p>149758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30" calcext:value-type="date">
            <text:p>30.12.2024</text:p>
          </table:table-cell>
          <table:table-cell table:formula="of:=[.A731]" office:value-type="date" office:date-value="2024-12-30" calcext:value-type="date">
            <text:p>12-30</text:p>
          </table:table-cell>
          <table:table-cell table:style-name="ce1" table:formula="of:=IF([.B731] &lt; DATE(YEAR([.A731]);3;21); &quot;ZIMA&quot;; IF([.B731] &lt; DATE(YEAR([.A731]);6;21);&quot;WIOSNA&quot; ; IF([.B731] &lt; DATE(YEAR([.A731]);9;23); &quot;LATO&quot;; IF([.B731] &lt; DATE(YEAR([.A731]);12;21);&quot;JESIEŃ&quot;; &quot;ZIMA&quot;))))" office:value-type="string" office:string-value="ZIMA" calcext:value-type="string">
            <text:p>ZIMA</text:p>
          </table:table-cell>
          <table:table-cell table:formula="of:=IF([.C731] = &quot;ZIMA&quot;; 0.2; IF([.C731] = &quot;WIOSNA&quot;; 0.5; IF([.C731] = &quot;LATO&quot;; 0.9; 0.4)))" office:value-type="float" office:value="0.2" calcext:value-type="float">
            <text:p>0,2</text:p>
          </table:table-cell>
          <table:table-cell table:formula="of:=IF(WEEKDAY([.A731];2)&lt; 6; 1; 0) * [.$J$3] *[.D731] *[.$J$7]" office:value-type="float" office:value="132" calcext:value-type="float">
            <text:p>132</text:p>
          </table:table-cell>
          <table:table-cell table:formula="of:=IF(WEEKDAY([.A731];2) = 7; 150; 0)" office:value-type="float" office:value="0" calcext:value-type="float">
            <text:p>0</text:p>
          </table:table-cell>
          <table:table-cell table:formula="of:=[.G730] -[.F731] +[.E731]" office:value-type="float" office:value="149890" calcext:value-type="float">
            <text:p>14989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31" calcext:value-type="date">
            <text:p>31.12.2024</text:p>
          </table:table-cell>
          <table:table-cell table:formula="of:=[.A732]" office:value-type="date" office:date-value="2024-12-31" calcext:value-type="date">
            <text:p>12-31</text:p>
          </table:table-cell>
          <table:table-cell table:style-name="ce1" table:formula="of:=IF([.B732] &lt; DATE(YEAR([.A732]);3;21); &quot;ZIMA&quot;; IF([.B732] &lt; DATE(YEAR([.A732]);6;21);&quot;WIOSNA&quot; ; IF([.B732] &lt; DATE(YEAR([.A732]);9;23); &quot;LATO&quot;; IF([.B732] &lt; DATE(YEAR([.A732]);12;21);&quot;JESIEŃ&quot;; &quot;ZIMA&quot;))))" office:value-type="string" office:string-value="ZIMA" calcext:value-type="string">
            <text:p>ZIMA</text:p>
          </table:table-cell>
          <table:table-cell table:formula="of:=IF([.C732] = &quot;ZIMA&quot;; 0.2; IF([.C732] = &quot;WIOSNA&quot;; 0.5; IF([.C732] = &quot;LATO&quot;; 0.9; 0.4)))" office:value-type="float" office:value="0.2" calcext:value-type="float">
            <text:p>0,2</text:p>
          </table:table-cell>
          <table:table-cell table:formula="of:=IF(WEEKDAY([.A732];2)&lt; 6; 1; 0) * [.$J$3] *[.D732] *[.$J$7]" office:value-type="float" office:value="132" calcext:value-type="float">
            <text:p>132</text:p>
          </table:table-cell>
          <table:table-cell table:formula="of:=IF(WEEKDAY([.A732];2) = 7; 150; 0)" office:value-type="float" office:value="0" calcext:value-type="float">
            <text:p>0</text:p>
          </table:table-cell>
          <table:table-cell table:formula="of:=[.G731] -[.F732] +[.E732]" office:value-type="float" office:value="150022" calcext:value-type="float">
            <text:p>150022</text:p>
          </table:table-cell>
          <table:table-cell table:number-columns-repeated="3"/>
        </table:table-row>
        <table:table-row table:style-name="ro1" table:number-rows-repeated="104784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zad 5.2" table:style-name="ta1">
        <table:shapes>
          <draw:frame draw:z-index="0" draw:name="miesięczny dochód 2023" draw:style-name="gr1" draw:text-style-name="P1" svg:width="16.007cm" svg:height="8.975cm" svg:x="12.331cm" svg:y="3.471cm">
            <draw:object draw:notify-on-update-of-ranges="'zad 5.2'.A18:'zad 5.2'.A29 'zad 5.2'.D17:'zad 5.2'.D17 'zad 5.2'.D18:'zad 5.2'.D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8"/>
        <table:table-column table:style-name="co6" table:default-cell-style-name="ce15"/>
        <table:table-column table:style-name="co7" table:default-cell-style-name="ce15"/>
        <table:table-column table:style-name="co1" table:default-cell-style-name="Default"/>
        <table:table-row table:style-name="ro1">
          <table:table-cell table:style-name="ce24"/>
          <table:table-cell table:style-name="ce30" office:value-type="string" calcext:value-type="string">
            <text:p>Dane</text:p>
          </table:table-cell>
          <table:table-cell table:style-name="ce37"/>
          <table:table-cell/>
        </table:table-row>
        <table:table-row table:style-name="ro1">
          <table:table-cell table:style-name="ce25" office:value-type="string" calcext:value-type="string">
            <text:p>dni</text:p>
          </table:table-cell>
          <table:table-cell table:style-name="ce31" office:value-type="string" calcext:value-type="string">
            <text:p>Suma - przychód</text:p>
          </table:table-cell>
          <table:table-cell table:style-name="ce38" office:value-type="string" calcext:value-type="string">
            <text:p>Suma - wydatki</text:p>
          </table:table-cell>
          <table:table-cell/>
        </table:table-row>
        <table:table-row table:style-name="ro1">
          <table:table-cell table:style-name="ce26" office:value-type="string" calcext:value-type="string">
            <text:p>I</text:p>
          </table:table-cell>
          <table:table-cell table:style-name="ce32" office:value-type="float" office:value="1320" calcext:value-type="float">
            <text:p>1320</text:p>
          </table:table-cell>
          <table:table-cell table:style-name="ce39" office:value-type="float" office:value="8750" calcext:value-type="float">
            <text:p>8750</text:p>
          </table:table-cell>
          <table:table-cell/>
        </table:table-row>
        <table:table-row table:style-name="ro1">
          <table:table-cell table:style-name="ce27" office:value-type="string" calcext:value-type="string">
            <text:p>II</text:p>
          </table:table-cell>
          <table:table-cell table:style-name="ce33" office:value-type="float" office:value="1200" calcext:value-type="float">
            <text:p>1200</text:p>
          </table:table-cell>
          <table:table-cell table:style-name="ce40" office:value-type="float" office:value="600" calcext:value-type="float">
            <text:p>600</text:p>
          </table:table-cell>
          <table:table-cell/>
        </table:table-row>
        <table:table-row table:style-name="ro1">
          <table:table-cell table:style-name="ce27" office:value-type="string" calcext:value-type="string">
            <text:p>III</text:p>
          </table:table-cell>
          <table:table-cell table:style-name="ce33" office:value-type="float" office:value="2190" calcext:value-type="float">
            <text:p>2190</text:p>
          </table:table-cell>
          <table:table-cell table:style-name="ce40" office:value-type="float" office:value="600" calcext:value-type="float">
            <text:p>600</text:p>
          </table:table-cell>
          <table:table-cell/>
        </table:table-row>
        <table:table-row table:style-name="ro1">
          <table:table-cell table:style-name="ce27" office:value-type="string" calcext:value-type="string">
            <text:p>IV</text:p>
          </table:table-cell>
          <table:table-cell table:style-name="ce33" office:value-type="float" office:value="3000" calcext:value-type="float">
            <text:p>3000</text:p>
          </table:table-cell>
          <table:table-cell table:style-name="ce40" office:value-type="float" office:value="750" calcext:value-type="float">
            <text:p>750</text:p>
          </table:table-cell>
          <table:table-cell/>
        </table:table-row>
        <table:table-row table:style-name="ro1">
          <table:table-cell table:style-name="ce27" office:value-type="string" calcext:value-type="string">
            <text:p>V</text:p>
          </table:table-cell>
          <table:table-cell table:style-name="ce33" office:value-type="float" office:value="3450" calcext:value-type="float">
            <text:p>3450</text:p>
          </table:table-cell>
          <table:table-cell table:style-name="ce40" office:value-type="float" office:value="600" calcext:value-type="float">
            <text:p>600</text:p>
          </table:table-cell>
          <table:table-cell/>
        </table:table-row>
        <table:table-row table:style-name="ro1">
          <table:table-cell table:style-name="ce27" office:value-type="string" calcext:value-type="string">
            <text:p>VI</text:p>
          </table:table-cell>
          <table:table-cell table:style-name="ce33" office:value-type="float" office:value="4260" calcext:value-type="float">
            <text:p>4260</text:p>
          </table:table-cell>
          <table:table-cell table:style-name="ce40" office:value-type="float" office:value="600" calcext:value-type="float">
            <text:p>600</text:p>
          </table:table-cell>
          <table:table-cell/>
        </table:table-row>
        <table:table-row table:style-name="ro1">
          <table:table-cell table:style-name="ce27" office:value-type="string" calcext:value-type="string">
            <text:p>VII</text:p>
          </table:table-cell>
          <table:table-cell table:style-name="ce33" office:value-type="float" office:value="5670" calcext:value-type="float">
            <text:p>5670</text:p>
          </table:table-cell>
          <table:table-cell table:style-name="ce40" office:value-type="float" office:value="750" calcext:value-type="float">
            <text:p>750</text:p>
          </table:table-cell>
          <table:table-cell/>
        </table:table-row>
        <table:table-row table:style-name="ro1">
          <table:table-cell table:style-name="ce27" office:value-type="string" calcext:value-type="string">
            <text:p>VIII</text:p>
          </table:table-cell>
          <table:table-cell table:style-name="ce33" office:value-type="float" office:value="6210" calcext:value-type="float">
            <text:p>6210</text:p>
          </table:table-cell>
          <table:table-cell table:style-name="ce40" office:value-type="float" office:value="600" calcext:value-type="float">
            <text:p>600</text:p>
          </table:table-cell>
          <table:table-cell/>
        </table:table-row>
        <table:table-row table:style-name="ro1">
          <table:table-cell table:style-name="ce27" office:value-type="string" calcext:value-type="string">
            <text:p>IX</text:p>
          </table:table-cell>
          <table:table-cell table:style-name="ce33" office:value-type="float" office:value="4920" calcext:value-type="float">
            <text:p>4920</text:p>
          </table:table-cell>
          <table:table-cell table:style-name="ce40" office:value-type="float" office:value="600" calcext:value-type="float">
            <text:p>600</text:p>
          </table:table-cell>
          <table:table-cell/>
        </table:table-row>
        <table:table-row table:style-name="ro1">
          <table:table-cell table:style-name="ce27" office:value-type="string" calcext:value-type="string">
            <text:p>X</text:p>
          </table:table-cell>
          <table:table-cell table:style-name="ce33" office:value-type="float" office:value="2640" calcext:value-type="float">
            <text:p>2640</text:p>
          </table:table-cell>
          <table:table-cell table:style-name="ce40" office:value-type="float" office:value="750" calcext:value-type="float">
            <text:p>750</text:p>
          </table:table-cell>
          <table:table-cell/>
        </table:table-row>
        <table:table-row table:style-name="ro1">
          <table:table-cell table:style-name="ce27" office:value-type="string" calcext:value-type="string">
            <text:p>XI</text:p>
          </table:table-cell>
          <table:table-cell table:style-name="ce33" office:value-type="float" office:value="2640" calcext:value-type="float">
            <text:p>2640</text:p>
          </table:table-cell>
          <table:table-cell table:style-name="ce40" office:value-type="float" office:value="600" calcext:value-type="float">
            <text:p>600</text:p>
          </table:table-cell>
          <table:table-cell/>
        </table:table-row>
        <table:table-row table:style-name="ro1">
          <table:table-cell table:style-name="ce27" office:value-type="string" calcext:value-type="string">
            <text:p>XII</text:p>
          </table:table-cell>
          <table:table-cell table:style-name="ce34" office:value-type="float" office:value="2100" calcext:value-type="float">
            <text:p>2100</text:p>
          </table:table-cell>
          <table:table-cell table:style-name="ce41" office:value-type="float" office:value="750" calcext:value-type="float">
            <text:p>750</text:p>
          </table:table-cell>
          <table:table-cell/>
        </table:table-row>
        <table:table-row table:style-name="ro1">
          <table:table-cell table:style-name="ce28" office:value-type="string" calcext:value-type="string">
            <text:p>Razem Wynik</text:p>
          </table:table-cell>
          <table:table-cell table:style-name="ce35" office:value-type="float" office:value="39600" calcext:value-type="float">
            <text:p>39600</text:p>
          </table:table-cell>
          <table:table-cell table:style-name="ce42" office:value-type="float" office:value="15950" calcext:value-type="float">
            <text:p>15950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Default" table:number-columns-repeated="3"/>
          <table:table-cell office:value-type="string" calcext:value-type="string">
            <text:p>kalkulacja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320" calcext:value-type="float">
            <text:p>1320</text:p>
          </table:table-cell>
          <table:table-cell office:value-type="float" office:value="8750" calcext:value-type="float">
            <text:p>8750</text:p>
          </table:table-cell>
          <table:table-cell table:formula="of:=[.B18] - [.C18]" office:value-type="float" office:value="-7430" calcext:value-type="float">
            <text:p>-7430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1200" calcext:value-type="float">
            <text:p>1200</text:p>
          </table:table-cell>
          <table:table-cell office:value-type="float" office:value="600" calcext:value-type="float">
            <text:p>600</text:p>
          </table:table-cell>
          <table:table-cell table:formula="of:=[.B19] - [.C19]"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2190" calcext:value-type="float">
            <text:p>2190</text:p>
          </table:table-cell>
          <table:table-cell office:value-type="float" office:value="600" calcext:value-type="float">
            <text:p>600</text:p>
          </table:table-cell>
          <table:table-cell table:formula="of:=[.B20] - [.C20]" office:value-type="float" office:value="1590" calcext:value-type="float">
            <text:p>1590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3000" calcext:value-type="float">
            <text:p>3000</text:p>
          </table:table-cell>
          <table:table-cell office:value-type="float" office:value="750" calcext:value-type="float">
            <text:p>750</text:p>
          </table:table-cell>
          <table:table-cell table:formula="of:=[.B21] - [.C21]" office:value-type="float" office:value="2250" calcext:value-type="float">
            <text:p>225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450" calcext:value-type="float">
            <text:p>3450</text:p>
          </table:table-cell>
          <table:table-cell office:value-type="float" office:value="600" calcext:value-type="float">
            <text:p>600</text:p>
          </table:table-cell>
          <table:table-cell table:formula="of:=[.B22] - [.C22]" office:value-type="float" office:value="2850" calcext:value-type="float">
            <text:p>2850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office:value-type="float" office:value="4260" calcext:value-type="float">
            <text:p>4260</text:p>
          </table:table-cell>
          <table:table-cell office:value-type="float" office:value="600" calcext:value-type="float">
            <text:p>600</text:p>
          </table:table-cell>
          <table:table-cell table:formula="of:=[.B23] - [.C23]" office:value-type="float" office:value="3660" calcext:value-type="float">
            <text:p>3660</text:p>
          </table:table-cell>
        </table:table-row>
        <table:table-row table:style-name="ro1">
          <table:table-cell office:value-type="string" calcext:value-type="string">
            <text:p>VII</text:p>
          </table:table-cell>
          <table:table-cell office:value-type="float" office:value="5670" calcext:value-type="float">
            <text:p>5670</text:p>
          </table:table-cell>
          <table:table-cell office:value-type="float" office:value="750" calcext:value-type="float">
            <text:p>750</text:p>
          </table:table-cell>
          <table:table-cell table:formula="of:=[.B24] - [.C24]" office:value-type="float" office:value="4920" calcext:value-type="float">
            <text:p>4920</text:p>
          </table:table-cell>
        </table:table-row>
        <table:table-row table:style-name="ro1">
          <table:table-cell office:value-type="string" calcext:value-type="string">
            <text:p>VIII</text:p>
          </table:table-cell>
          <table:table-cell office:value-type="float" office:value="6210" calcext:value-type="float">
            <text:p>6210</text:p>
          </table:table-cell>
          <table:table-cell office:value-type="float" office:value="600" calcext:value-type="float">
            <text:p>600</text:p>
          </table:table-cell>
          <table:table-cell table:formula="of:=[.B25] - [.C25]" office:value-type="float" office:value="5610" calcext:value-type="float">
            <text:p>5610</text:p>
          </table:table-cell>
        </table:table-row>
        <table:table-row table:style-name="ro1">
          <table:table-cell office:value-type="string" calcext:value-type="string">
            <text:p>IX</text:p>
          </table:table-cell>
          <table:table-cell office:value-type="float" office:value="4920" calcext:value-type="float">
            <text:p>4920</text:p>
          </table:table-cell>
          <table:table-cell office:value-type="float" office:value="600" calcext:value-type="float">
            <text:p>600</text:p>
          </table:table-cell>
          <table:table-cell table:formula="of:=[.B26] - [.C26]" office:value-type="float" office:value="4320" calcext:value-type="float">
            <text:p>432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640" calcext:value-type="float">
            <text:p>2640</text:p>
          </table:table-cell>
          <table:table-cell office:value-type="float" office:value="750" calcext:value-type="float">
            <text:p>750</text:p>
          </table:table-cell>
          <table:table-cell table:formula="of:=[.B27] - [.C27]" office:value-type="float" office:value="1890" calcext:value-type="float">
            <text:p>1890</text:p>
          </table:table-cell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2640" calcext:value-type="float">
            <text:p>2640</text:p>
          </table:table-cell>
          <table:table-cell office:value-type="float" office:value="600" calcext:value-type="float">
            <text:p>600</text:p>
          </table:table-cell>
          <table:table-cell table:formula="of:=[.B28] - [.C28]" office:value-type="float" office:value="2040" calcext:value-type="float">
            <text:p>2040</text:p>
          </table:table-cell>
        </table:table-row>
        <table:table-row table:style-name="ro1">
          <table:table-cell office:value-type="string" calcext:value-type="string">
            <text:p>XII</text:p>
          </table:table-cell>
          <table:table-cell office:value-type="float" office:value="2100" calcext:value-type="float">
            <text:p>2100</text:p>
          </table:table-cell>
          <table:table-cell office:value-type="float" office:value="750" calcext:value-type="float">
            <text:p>750</text:p>
          </table:table-cell>
          <table:table-cell table:formula="of:=[.B29] - [.C29]" office:value-type="float" office:value="1350" calcext:value-type="float">
            <text:p>1350</text:p>
          </table:table-cell>
        </table:table-row>
      </table:table>
      <table:table table:name="zad 5.4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43"/>
        <table:table-column table:style-name="co1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dni</text:p>
          </table:table-cell>
          <table:table-cell table:style-name="ce1" office:value-type="string" calcext:value-type="string">
            <text:p>miesiąc</text:p>
          </table:table-cell>
          <table:table-cell office:value-type="string" calcext:value-type="string">
            <text:p>dzień</text:p>
          </table:table-cell>
          <table:table-cell office:value-type="string" calcext:value-type="string">
            <text:p>pora roku</text:p>
          </table:table-cell>
          <table:table-cell office:value-type="string" calcext:value-type="string">
            <text:p>wypożyczenie w procent</text:p>
          </table:table-cell>
          <table:table-cell office:value-type="string" calcext:value-type="string">
            <text:p>rowery</text:p>
          </table:table-cell>
          <table:table-cell office:value-type="string" calcext:value-type="string">
            <text:p>przychód</text:p>
          </table:table-cell>
          <table:table-cell office:value-type="string" calcext:value-type="string">
            <text:p>przychód ł</text:p>
          </table:table-cell>
          <table:table-cell office:value-type="string" calcext:value-type="string">
            <text:p>koszt</text:p>
          </table:table-cell>
          <table:table-cell office:value-type="string" calcext:value-type="string">
            <text:p>koszt ł</text:p>
          </table:table-cell>
          <table:table-cell office:value-type="string" calcext:value-type="string">
            <text:p>całkowity dochód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1-01" calcext:value-type="date">
            <text:p>1.01.2023</text:p>
          </table:table-cell>
          <table:table-cell table:style-name="ce43" table:formula="of:=MONTH([.A2])" office:value-type="float" office:value="1" calcext:value-type="float">
            <text:p>1</text:p>
          </table:table-cell>
          <table:table-cell table:formula="of:=WEEKDAY([.A2];2)" office:value-type="float" office:value="7" calcext:value-type="float">
            <text:p>7</text:p>
          </table:table-cell>
          <table:table-cell table:style-name="ce1" office:value-type="string" calcext:value-type="string">
            <text:p>ZIMA</text:p>
          </table:table-cell>
          <table:table-cell table:formula="of:=IF([.D2] = &quot;ZIMA&quot;; 0.2; IF([.D2] = &quot;WIOSNA&quot;; 0.5; IF([.D2] = &quot;LATO&quot;; 0.9; 0.4)))" office:value-type="float" office:value="0.2" calcext:value-type="float">
            <text:p>0,2</text:p>
          </table:table-cell>
          <table:table-cell table:formula="of:=IF(AND([.B2]&lt;&gt;[.B3]; [.K2]&gt;= 2400);[.M3] + 3; [.M3])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50" calcext:value-type="float">
            <text:p>8150</text:p>
          </table:table-cell>
          <table:table-cell table:formula="of:=[.I2]" office:value-type="float" office:value="8150" calcext:value-type="float">
            <text:p>8150</text:p>
          </table:table-cell>
          <table:table-cell table:formula="of:=[.H2] - [.J2]" office:value-type="float" office:value="-8150" calcext:value-type="float">
            <text:p>-8150</text:p>
          </table:table-cell>
          <table:table-cell/>
          <table:table-cell office:value-type="string" calcext:value-type="string">
            <text:p>ilość rowerów</text:p>
          </table:table-cell>
        </table:table-row>
        <table:table-row table:style-name="ro1">
          <table:table-cell table:style-name="ce1" office:value-type="date" office:date-value="2023-01-02" calcext:value-type="date">
            <text:p>2.01.2023</text:p>
          </table:table-cell>
          <table:table-cell table:style-name="ce43" table:formula="of:=MONTH([.A3])" office:value-type="float" office:value="1" calcext:value-type="float">
            <text:p>1</text:p>
          </table:table-cell>
          <table:table-cell table:formula="of:=WEEKDAY([.A3];2)" office:value-type="float" office:value="1" calcext:value-type="float">
            <text:p>1</text:p>
          </table:table-cell>
          <table:table-cell table:style-name="ce1" office:value-type="string" calcext:value-type="string">
            <text:p>ZIMA</text:p>
          </table:table-cell>
          <table:table-cell table:formula="of:=IF([.D3] = &quot;ZIMA&quot;; 0.2; IF([.D3] = &quot;WIOSNA&quot;; 0.5; IF([.D3] = &quot;LATO&quot;; 0.9; 0.4)))" office:value-type="float" office:value="0.2" calcext:value-type="float">
            <text:p>0,2</text:p>
          </table:table-cell>
          <table:table-cell table:style-name="ce43" table:formula="of:=[.F2] + IF(AND([.B2]&lt;&gt;[.B3]; [.K2]&gt;= 2400);3;0)" office:value-type="float" office:value="10" calcext:value-type="float">
            <text:p>10</text:p>
          </table:table-cell>
          <table:table-cell table:formula="of:= IF([.C3] &lt; 6; [.$M$7] * FLOOR([.E3] * [.F3]); 0)" office:value-type="float" office:value="60" calcext:value-type="float">
            <text:p>60</text:p>
          </table:table-cell>
          <table:table-cell table:formula="of:=[.H2] + [.G3]" office:value-type="float" office:value="60" calcext:value-type="float">
            <text:p>60</text:p>
          </table:table-cell>
          <table:table-cell table:style-name="ce43" table:formula="of:=IF([.C3] = 7; [.F3] * 15; 0) + IF(AND([.B2]&lt;&gt;[.B3]; [.K2]&gt;= 2400);2400;0)" office:value-type="float" office:value="0" calcext:value-type="float">
            <text:p>0</text:p>
          </table:table-cell>
          <table:table-cell table:formula="of:=[.J2] + [.I3]" office:value-type="float" office:value="8150" calcext:value-type="float">
            <text:p>8150</text:p>
          </table:table-cell>
          <table:table-cell table:formula="of:=[.H3] - [.J3]" office:value-type="float" office:value="-8090" calcext:value-type="float">
            <text:p>-809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2023-01-03" calcext:value-type="date">
            <text:p>3.01.2023</text:p>
          </table:table-cell>
          <table:table-cell table:style-name="ce43" table:formula="of:=MONTH([.A4])" office:value-type="float" office:value="1" calcext:value-type="float">
            <text:p>1</text:p>
          </table:table-cell>
          <table:table-cell table:formula="of:=WEEKDAY([.A4];2)" office:value-type="float" office:value="2" calcext:value-type="float">
            <text:p>2</text:p>
          </table:table-cell>
          <table:table-cell table:style-name="ce1" office:value-type="string" calcext:value-type="string">
            <text:p>ZIMA</text:p>
          </table:table-cell>
          <table:table-cell table:formula="of:=IF([.D4] = &quot;ZIMA&quot;; 0.2; IF([.D4] = &quot;WIOSNA&quot;; 0.5; IF([.D4] = &quot;LATO&quot;; 0.9; 0.4)))" office:value-type="float" office:value="0.2" calcext:value-type="float">
            <text:p>0,2</text:p>
          </table:table-cell>
          <table:table-cell table:style-name="ce43" table:formula="of:=[.F3] + IF(AND([.B3]&lt;&gt;[.B4]; [.K3]&gt;= 2400);3;0)" office:value-type="float" office:value="10" calcext:value-type="float">
            <text:p>10</text:p>
          </table:table-cell>
          <table:table-cell table:formula="of:= IF([.C4] &lt; 6; [.$M$7] * FLOOR([.E4] * [.F4]); 0)" office:value-type="float" office:value="60" calcext:value-type="float">
            <text:p>60</text:p>
          </table:table-cell>
          <table:table-cell table:formula="of:=[.H3] + [.G4]" office:value-type="float" office:value="120" calcext:value-type="float">
            <text:p>120</text:p>
          </table:table-cell>
          <table:table-cell table:style-name="ce43" table:formula="of:=IF([.C4] = 7; [.F4] * 15; 0) + IF(AND([.B3]&lt;&gt;[.B4]; [.K3]&gt;= 2400);2400;0)" office:value-type="float" office:value="0" calcext:value-type="float">
            <text:p>0</text:p>
          </table:table-cell>
          <table:table-cell table:formula="of:=[.J3] + [.I4]" office:value-type="float" office:value="8150" calcext:value-type="float">
            <text:p>8150</text:p>
          </table:table-cell>
          <table:table-cell table:formula="of:=[.H4] - [.J4]" office:value-type="float" office:value="-8030" calcext:value-type="float">
            <text:p>-8030</text:p>
          </table:table-cell>
          <table:table-cell/>
          <table:table-cell office:value-type="string" calcext:value-type="string">
            <text:p>koszt roweru</text:p>
          </table:table-cell>
        </table:table-row>
        <table:table-row table:style-name="ro1">
          <table:table-cell table:style-name="ce1" office:value-type="date" office:date-value="2023-01-04" calcext:value-type="date">
            <text:p>4.01.2023</text:p>
          </table:table-cell>
          <table:table-cell table:style-name="ce43" table:formula="of:=MONTH([.A5])" office:value-type="float" office:value="1" calcext:value-type="float">
            <text:p>1</text:p>
          </table:table-cell>
          <table:table-cell table:formula="of:=WEEKDAY([.A5];2)" office:value-type="float" office:value="3" calcext:value-type="float">
            <text:p>3</text:p>
          </table:table-cell>
          <table:table-cell table:style-name="ce1" office:value-type="string" calcext:value-type="string">
            <text:p>ZIMA</text:p>
          </table:table-cell>
          <table:table-cell table:formula="of:=IF([.D5] = &quot;ZIMA&quot;; 0.2; IF([.D5] = &quot;WIOSNA&quot;; 0.5; IF([.D5] = &quot;LATO&quot;; 0.9; 0.4)))" office:value-type="float" office:value="0.2" calcext:value-type="float">
            <text:p>0,2</text:p>
          </table:table-cell>
          <table:table-cell table:style-name="ce43" table:formula="of:=[.F4] + IF(AND([.B4]&lt;&gt;[.B5]; [.K4]&gt;= 2400);3;0)" office:value-type="float" office:value="10" calcext:value-type="float">
            <text:p>10</text:p>
          </table:table-cell>
          <table:table-cell table:formula="of:= IF([.C5] &lt; 6; [.$M$7] * FLOOR([.E5] * [.F5]); 0)" office:value-type="float" office:value="60" calcext:value-type="float">
            <text:p>60</text:p>
          </table:table-cell>
          <table:table-cell table:formula="of:=[.H4] + [.G5]" office:value-type="float" office:value="180" calcext:value-type="float">
            <text:p>180</text:p>
          </table:table-cell>
          <table:table-cell table:style-name="ce43" table:formula="of:=IF([.C5] = 7; [.F5] * 15; 0) + IF(AND([.B4]&lt;&gt;[.B5]; [.K4]&gt;= 2400);2400;0)" office:value-type="float" office:value="0" calcext:value-type="float">
            <text:p>0</text:p>
          </table:table-cell>
          <table:table-cell table:formula="of:=[.J4] + [.I5]" office:value-type="float" office:value="8150" calcext:value-type="float">
            <text:p>8150</text:p>
          </table:table-cell>
          <table:table-cell table:formula="of:=[.H5] - [.J5]" office:value-type="float" office:value="-7970" calcext:value-type="float">
            <text:p>-7970</text:p>
          </table:table-cell>
          <table:table-cell/>
          <table:table-cell office:value-type="float" office:value="800" calcext:value-type="float">
            <text:p>800</text:p>
          </table:table-cell>
        </table:table-row>
        <table:table-row table:style-name="ro1">
          <table:table-cell table:style-name="ce1" office:value-type="date" office:date-value="2023-01-05" calcext:value-type="date">
            <text:p>5.01.2023</text:p>
          </table:table-cell>
          <table:table-cell table:style-name="ce43" table:formula="of:=MONTH([.A6])" office:value-type="float" office:value="1" calcext:value-type="float">
            <text:p>1</text:p>
          </table:table-cell>
          <table:table-cell table:formula="of:=WEEKDAY([.A6];2)" office:value-type="float" office:value="4" calcext:value-type="float">
            <text:p>4</text:p>
          </table:table-cell>
          <table:table-cell table:style-name="ce1" office:value-type="string" calcext:value-type="string">
            <text:p>ZIMA</text:p>
          </table:table-cell>
          <table:table-cell table:formula="of:=IF([.D6] = &quot;ZIMA&quot;; 0.2; IF([.D6] = &quot;WIOSNA&quot;; 0.5; IF([.D6] = &quot;LATO&quot;; 0.9; 0.4)))" office:value-type="float" office:value="0.2" calcext:value-type="float">
            <text:p>0,2</text:p>
          </table:table-cell>
          <table:table-cell table:style-name="ce43" table:formula="of:=[.F5] + IF(AND([.B5]&lt;&gt;[.B6]; [.K5]&gt;= 2400);3;0)" office:value-type="float" office:value="10" calcext:value-type="float">
            <text:p>10</text:p>
          </table:table-cell>
          <table:table-cell table:formula="of:= IF([.C6] &lt; 6; [.$M$7] * FLOOR([.E6] * [.F6]); 0)" office:value-type="float" office:value="60" calcext:value-type="float">
            <text:p>60</text:p>
          </table:table-cell>
          <table:table-cell table:formula="of:=[.H5] + [.G6]" office:value-type="float" office:value="240" calcext:value-type="float">
            <text:p>240</text:p>
          </table:table-cell>
          <table:table-cell table:style-name="ce43" table:formula="of:=IF([.C6] = 7; [.F6] * 15; 0) + IF(AND([.B5]&lt;&gt;[.B6]; [.K5]&gt;= 2400);2400;0)" office:value-type="float" office:value="0" calcext:value-type="float">
            <text:p>0</text:p>
          </table:table-cell>
          <table:table-cell table:formula="of:=[.J5] + [.I6]" office:value-type="float" office:value="8150" calcext:value-type="float">
            <text:p>8150</text:p>
          </table:table-cell>
          <table:table-cell table:formula="of:=[.H6] - [.J6]" office:value-type="float" office:value="-7910" calcext:value-type="float">
            <text:p>-7910</text:p>
          </table:table-cell>
          <table:table-cell/>
          <table:table-cell office:value-type="string" calcext:value-type="string">
            <text:p>za dzień </text:p>
          </table:table-cell>
        </table:table-row>
        <table:table-row table:style-name="ro1">
          <table:table-cell table:style-name="ce1" office:value-type="date" office:date-value="2023-01-06" calcext:value-type="date">
            <text:p>6.01.2023</text:p>
          </table:table-cell>
          <table:table-cell table:style-name="ce43" table:formula="of:=MONTH([.A7])" office:value-type="float" office:value="1" calcext:value-type="float">
            <text:p>1</text:p>
          </table:table-cell>
          <table:table-cell table:formula="of:=WEEKDAY([.A7];2)" office:value-type="float" office:value="5" calcext:value-type="float">
            <text:p>5</text:p>
          </table:table-cell>
          <table:table-cell table:style-name="ce1" office:value-type="string" calcext:value-type="string">
            <text:p>ZIMA</text:p>
          </table:table-cell>
          <table:table-cell table:formula="of:=IF([.D7] = &quot;ZIMA&quot;; 0.2; IF([.D7] = &quot;WIOSNA&quot;; 0.5; IF([.D7] = &quot;LATO&quot;; 0.9; 0.4)))" office:value-type="float" office:value="0.2" calcext:value-type="float">
            <text:p>0,2</text:p>
          </table:table-cell>
          <table:table-cell table:style-name="ce43" table:formula="of:=[.F6] + IF(AND([.B6]&lt;&gt;[.B7]; [.K6]&gt;= 2400);3;0)" office:value-type="float" office:value="10" calcext:value-type="float">
            <text:p>10</text:p>
          </table:table-cell>
          <table:table-cell table:formula="of:= IF([.C7] &lt; 6; [.$M$7] * FLOOR([.E7] * [.F7]); 0)" office:value-type="float" office:value="60" calcext:value-type="float">
            <text:p>60</text:p>
          </table:table-cell>
          <table:table-cell table:formula="of:=[.H6] + [.G7]" office:value-type="float" office:value="300" calcext:value-type="float">
            <text:p>300</text:p>
          </table:table-cell>
          <table:table-cell table:style-name="ce43" table:formula="of:=IF([.C7] = 7; [.F7] * 15; 0) + IF(AND([.B6]&lt;&gt;[.B7]; [.K6]&gt;= 2400);2400;0)" office:value-type="float" office:value="0" calcext:value-type="float">
            <text:p>0</text:p>
          </table:table-cell>
          <table:table-cell table:formula="of:=[.J6] + [.I7]" office:value-type="float" office:value="8150" calcext:value-type="float">
            <text:p>8150</text:p>
          </table:table-cell>
          <table:table-cell table:formula="of:=[.H7] - [.J7]" office:value-type="float" office:value="-7850" calcext:value-type="float">
            <text:p>-7850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date" office:date-value="2023-01-07" calcext:value-type="date">
            <text:p>7.01.2023</text:p>
          </table:table-cell>
          <table:table-cell table:style-name="ce43" table:formula="of:=MONTH([.A8])" office:value-type="float" office:value="1" calcext:value-type="float">
            <text:p>1</text:p>
          </table:table-cell>
          <table:table-cell table:formula="of:=WEEKDAY([.A8];2)" office:value-type="float" office:value="6" calcext:value-type="float">
            <text:p>6</text:p>
          </table:table-cell>
          <table:table-cell table:style-name="ce1" office:value-type="string" calcext:value-type="string">
            <text:p>ZIMA</text:p>
          </table:table-cell>
          <table:table-cell table:formula="of:=IF([.D8] = &quot;ZIMA&quot;; 0.2; IF([.D8] = &quot;WIOSNA&quot;; 0.5; IF([.D8] = &quot;LATO&quot;; 0.9; 0.4)))" office:value-type="float" office:value="0.2" calcext:value-type="float">
            <text:p>0,2</text:p>
          </table:table-cell>
          <table:table-cell table:style-name="ce43" table:formula="of:=[.F7] + IF(AND([.B7]&lt;&gt;[.B8]; [.K7]&gt;= 2400);3;0)" office:value-type="float" office:value="10" calcext:value-type="float">
            <text:p>10</text:p>
          </table:table-cell>
          <table:table-cell table:formula="of:= IF([.C8] &lt; 6; [.$M$7] * FLOOR([.E8] * [.F8]); 0)" office:value-type="float" office:value="0" calcext:value-type="float">
            <text:p>0</text:p>
          </table:table-cell>
          <table:table-cell table:formula="of:=[.H7] + [.G8]" office:value-type="float" office:value="300" calcext:value-type="float">
            <text:p>300</text:p>
          </table:table-cell>
          <table:table-cell table:style-name="ce43" table:formula="of:=IF([.C8] = 7; [.F8] * 15; 0) + IF(AND([.B7]&lt;&gt;[.B8]; [.K7]&gt;= 2400);2400;0)" office:value-type="float" office:value="0" calcext:value-type="float">
            <text:p>0</text:p>
          </table:table-cell>
          <table:table-cell table:formula="of:=[.J7] + [.I8]" office:value-type="float" office:value="8150" calcext:value-type="float">
            <text:p>8150</text:p>
          </table:table-cell>
          <table:table-cell table:formula="of:=[.H8] - [.J8]" office:value-type="float" office:value="-7850" calcext:value-type="float">
            <text:p>-7850</text:p>
          </table:table-cell>
          <table:table-cell/>
          <table:table-cell office:value-type="string" calcext:value-type="string">
            <text:p>s, n nie działa</text:p>
          </table:table-cell>
        </table:table-row>
        <table:table-row table:style-name="ro1">
          <table:table-cell table:style-name="ce1" office:value-type="date" office:date-value="2023-01-08" calcext:value-type="date">
            <text:p>8.01.2023</text:p>
          </table:table-cell>
          <table:table-cell table:style-name="ce43" table:formula="of:=MONTH([.A9])" office:value-type="float" office:value="1" calcext:value-type="float">
            <text:p>1</text:p>
          </table:table-cell>
          <table:table-cell table:formula="of:=WEEKDAY([.A9];2)" office:value-type="float" office:value="7" calcext:value-type="float">
            <text:p>7</text:p>
          </table:table-cell>
          <table:table-cell table:style-name="ce1" office:value-type="string" calcext:value-type="string">
            <text:p>ZIMA</text:p>
          </table:table-cell>
          <table:table-cell table:formula="of:=IF([.D9] = &quot;ZIMA&quot;; 0.2; IF([.D9] = &quot;WIOSNA&quot;; 0.5; IF([.D9] = &quot;LATO&quot;; 0.9; 0.4)))" office:value-type="float" office:value="0.2" calcext:value-type="float">
            <text:p>0,2</text:p>
          </table:table-cell>
          <table:table-cell table:style-name="ce43" table:formula="of:=[.F8] + IF(AND([.B8]&lt;&gt;[.B9]; [.K8]&gt;= 2400);3;0)" office:value-type="float" office:value="10" calcext:value-type="float">
            <text:p>10</text:p>
          </table:table-cell>
          <table:table-cell table:formula="of:= IF([.C9] &lt; 6; [.$M$7] * FLOOR([.E9] * [.F9]); 0)" office:value-type="float" office:value="0" calcext:value-type="float">
            <text:p>0</text:p>
          </table:table-cell>
          <table:table-cell table:formula="of:=[.H8] + [.G9]" office:value-type="float" office:value="300" calcext:value-type="float">
            <text:p>300</text:p>
          </table:table-cell>
          <table:table-cell table:style-name="ce43" table:formula="of:=IF([.C9] = 7; [.F9] * 15; 0) + IF(AND([.B8]&lt;&gt;[.B9]; [.K8]&gt;= 2400);2400;0)" office:value-type="float" office:value="150" calcext:value-type="float">
            <text:p>150</text:p>
          </table:table-cell>
          <table:table-cell table:formula="of:=[.J8] + [.I9]" office:value-type="float" office:value="8300" calcext:value-type="float">
            <text:p>8300</text:p>
          </table:table-cell>
          <table:table-cell table:formula="of:=[.H9] - [.J9]" office:value-type="float" office:value="-8000" calcext:value-type="float">
            <text:p>-8000</text:p>
          </table:table-cell>
          <table:table-cell/>
          <table:table-cell office:value-type="string" calcext:value-type="string">
            <text:p>serwis </text:p>
          </table:table-cell>
        </table:table-row>
        <table:table-row table:style-name="ro1">
          <table:table-cell table:style-name="ce1" office:value-type="date" office:date-value="2023-01-09" calcext:value-type="date">
            <text:p>9.01.2023</text:p>
          </table:table-cell>
          <table:table-cell table:style-name="ce43" table:formula="of:=MONTH([.A10])" office:value-type="float" office:value="1" calcext:value-type="float">
            <text:p>1</text:p>
          </table:table-cell>
          <table:table-cell table:formula="of:=WEEKDAY([.A10];2)" office:value-type="float" office:value="1" calcext:value-type="float">
            <text:p>1</text:p>
          </table:table-cell>
          <table:table-cell table:style-name="ce1" office:value-type="string" calcext:value-type="string">
            <text:p>ZIMA</text:p>
          </table:table-cell>
          <table:table-cell table:formula="of:=IF([.D10] = &quot;ZIMA&quot;; 0.2; IF([.D10] = &quot;WIOSNA&quot;; 0.5; IF([.D10] = &quot;LATO&quot;; 0.9; 0.4)))" office:value-type="float" office:value="0.2" calcext:value-type="float">
            <text:p>0,2</text:p>
          </table:table-cell>
          <table:table-cell table:style-name="ce43" table:formula="of:=[.F9] + IF(AND([.B9]&lt;&gt;[.B10]; [.K9]&gt;= 2400);3;0)" office:value-type="float" office:value="10" calcext:value-type="float">
            <text:p>10</text:p>
          </table:table-cell>
          <table:table-cell table:formula="of:= IF([.C10] &lt; 6; [.$M$7] * FLOOR([.E10] * [.F10]); 0)" office:value-type="float" office:value="60" calcext:value-type="float">
            <text:p>60</text:p>
          </table:table-cell>
          <table:table-cell table:formula="of:=[.H9] + [.G10]" office:value-type="float" office:value="360" calcext:value-type="float">
            <text:p>360</text:p>
          </table:table-cell>
          <table:table-cell table:style-name="ce43" table:formula="of:=IF([.C10] = 7; [.F10] * 15; 0) + IF(AND([.B9]&lt;&gt;[.B10]; [.K9]&gt;= 2400);2400;0)" office:value-type="float" office:value="0" calcext:value-type="float">
            <text:p>0</text:p>
          </table:table-cell>
          <table:table-cell table:formula="of:=[.J9] + [.I10]" office:value-type="float" office:value="8300" calcext:value-type="float">
            <text:p>8300</text:p>
          </table:table-cell>
          <table:table-cell table:formula="of:=[.H10] - [.J10]" office:value-type="float" office:value="-7940" calcext:value-type="float">
            <text:p>-7940</text:p>
          </table:table-cell>
          <table:table-cell/>
          <table:table-cell office:value-type="string" calcext:value-type="string">
            <text:p>15 * ilość rowerów</text:p>
          </table:table-cell>
        </table:table-row>
        <table:table-row table:style-name="ro1">
          <table:table-cell table:style-name="ce1" office:value-type="date" office:date-value="2023-01-10" calcext:value-type="date">
            <text:p>10.01.2023</text:p>
          </table:table-cell>
          <table:table-cell table:style-name="ce43" table:formula="of:=MONTH([.A11])" office:value-type="float" office:value="1" calcext:value-type="float">
            <text:p>1</text:p>
          </table:table-cell>
          <table:table-cell table:formula="of:=WEEKDAY([.A11];2)" office:value-type="float" office:value="2" calcext:value-type="float">
            <text:p>2</text:p>
          </table:table-cell>
          <table:table-cell table:style-name="ce1" office:value-type="string" calcext:value-type="string">
            <text:p>ZIMA</text:p>
          </table:table-cell>
          <table:table-cell table:formula="of:=IF([.D11] = &quot;ZIMA&quot;; 0.2; IF([.D11] = &quot;WIOSNA&quot;; 0.5; IF([.D11] = &quot;LATO&quot;; 0.9; 0.4)))" office:value-type="float" office:value="0.2" calcext:value-type="float">
            <text:p>0,2</text:p>
          </table:table-cell>
          <table:table-cell table:style-name="ce43" table:formula="of:=[.F10] + IF(AND([.B10]&lt;&gt;[.B11]; [.K10]&gt;= 2400);3;0)" office:value-type="float" office:value="10" calcext:value-type="float">
            <text:p>10</text:p>
          </table:table-cell>
          <table:table-cell table:formula="of:= IF([.C11] &lt; 6; [.$M$7] * FLOOR([.E11] * [.F11]); 0)" office:value-type="float" office:value="60" calcext:value-type="float">
            <text:p>60</text:p>
          </table:table-cell>
          <table:table-cell table:formula="of:=[.H10] + [.G11]" office:value-type="float" office:value="420" calcext:value-type="float">
            <text:p>420</text:p>
          </table:table-cell>
          <table:table-cell table:style-name="ce43" table:formula="of:=IF([.C11] = 7; [.F11] * 15; 0) + IF(AND([.B10]&lt;&gt;[.B11]; [.K10]&gt;= 2400);2400;0)" office:value-type="float" office:value="0" calcext:value-type="float">
            <text:p>0</text:p>
          </table:table-cell>
          <table:table-cell table:formula="of:=[.J10] + [.I11]" office:value-type="float" office:value="8300" calcext:value-type="float">
            <text:p>8300</text:p>
          </table:table-cell>
          <table:table-cell table:formula="of:=[.H11] - [.J11]" office:value-type="float" office:value="-7880" calcext:value-type="float">
            <text:p>-788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1-11" calcext:value-type="date">
            <text:p>11.01.2023</text:p>
          </table:table-cell>
          <table:table-cell table:style-name="ce43" table:formula="of:=MONTH([.A12])" office:value-type="float" office:value="1" calcext:value-type="float">
            <text:p>1</text:p>
          </table:table-cell>
          <table:table-cell table:formula="of:=WEEKDAY([.A12];2)" office:value-type="float" office:value="3" calcext:value-type="float">
            <text:p>3</text:p>
          </table:table-cell>
          <table:table-cell table:style-name="ce1" office:value-type="string" calcext:value-type="string">
            <text:p>ZIMA</text:p>
          </table:table-cell>
          <table:table-cell table:formula="of:=IF([.D12] = &quot;ZIMA&quot;; 0.2; IF([.D12] = &quot;WIOSNA&quot;; 0.5; IF([.D12] = &quot;LATO&quot;; 0.9; 0.4)))" office:value-type="float" office:value="0.2" calcext:value-type="float">
            <text:p>0,2</text:p>
          </table:table-cell>
          <table:table-cell table:style-name="ce43" table:formula="of:=[.F11] + IF(AND([.B11]&lt;&gt;[.B12]; [.K11]&gt;= 2400);3;0)" office:value-type="float" office:value="10" calcext:value-type="float">
            <text:p>10</text:p>
          </table:table-cell>
          <table:table-cell table:formula="of:= IF([.C12] &lt; 6; [.$M$7] * FLOOR([.E12] * [.F12]); 0)" office:value-type="float" office:value="60" calcext:value-type="float">
            <text:p>60</text:p>
          </table:table-cell>
          <table:table-cell table:formula="of:=[.H11] + [.G12]" office:value-type="float" office:value="480" calcext:value-type="float">
            <text:p>480</text:p>
          </table:table-cell>
          <table:table-cell table:style-name="ce43" table:formula="of:=IF([.C12] = 7; [.F12] * 15; 0) + IF(AND([.B11]&lt;&gt;[.B12]; [.K11]&gt;= 2400);2400;0)" office:value-type="float" office:value="0" calcext:value-type="float">
            <text:p>0</text:p>
          </table:table-cell>
          <table:table-cell table:formula="of:=[.J11] + [.I12]" office:value-type="float" office:value="8300" calcext:value-type="float">
            <text:p>8300</text:p>
          </table:table-cell>
          <table:table-cell table:formula="of:=[.H12] - [.J12]" office:value-type="float" office:value="-7820" calcext:value-type="float">
            <text:p>-7820</text:p>
          </table:table-cell>
          <table:table-cell/>
          <table:table-cell office:value-type="string" calcext:value-type="string">
            <text:p>W – 50, l – 90, j – 40, z - 20% </text:p>
          </table:table-cell>
        </table:table-row>
        <table:table-row table:style-name="ro1">
          <table:table-cell table:style-name="ce1" office:value-type="date" office:date-value="2023-01-12" calcext:value-type="date">
            <text:p>12.01.2023</text:p>
          </table:table-cell>
          <table:table-cell table:style-name="ce43" table:formula="of:=MONTH([.A13])" office:value-type="float" office:value="1" calcext:value-type="float">
            <text:p>1</text:p>
          </table:table-cell>
          <table:table-cell table:formula="of:=WEEKDAY([.A13];2)" office:value-type="float" office:value="4" calcext:value-type="float">
            <text:p>4</text:p>
          </table:table-cell>
          <table:table-cell table:style-name="ce1" office:value-type="string" calcext:value-type="string">
            <text:p>ZIMA</text:p>
          </table:table-cell>
          <table:table-cell table:formula="of:=IF([.D13] = &quot;ZIMA&quot;; 0.2; IF([.D13] = &quot;WIOSNA&quot;; 0.5; IF([.D13] = &quot;LATO&quot;; 0.9; 0.4)))" office:value-type="float" office:value="0.2" calcext:value-type="float">
            <text:p>0,2</text:p>
          </table:table-cell>
          <table:table-cell table:style-name="ce43" table:formula="of:=[.F12] + IF(AND([.B12]&lt;&gt;[.B13]; [.K12]&gt;= 2400);3;0)" office:value-type="float" office:value="10" calcext:value-type="float">
            <text:p>10</text:p>
          </table:table-cell>
          <table:table-cell table:formula="of:= IF([.C13] &lt; 6; [.$M$7] * FLOOR([.E13] * [.F13]); 0)" office:value-type="float" office:value="60" calcext:value-type="float">
            <text:p>60</text:p>
          </table:table-cell>
          <table:table-cell table:formula="of:=[.H12] + [.G13]" office:value-type="float" office:value="540" calcext:value-type="float">
            <text:p>540</text:p>
          </table:table-cell>
          <table:table-cell table:style-name="ce43" table:formula="of:=IF([.C13] = 7; [.F13] * 15; 0) + IF(AND([.B12]&lt;&gt;[.B13]; [.K12]&gt;= 2400);2400;0)" office:value-type="float" office:value="0" calcext:value-type="float">
            <text:p>0</text:p>
          </table:table-cell>
          <table:table-cell table:formula="of:=[.J12] + [.I13]" office:value-type="float" office:value="8300" calcext:value-type="float">
            <text:p>8300</text:p>
          </table:table-cell>
          <table:table-cell table:formula="of:=[.H13] - [.J13]" office:value-type="float" office:value="-7760" calcext:value-type="float">
            <text:p>-776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1-13" calcext:value-type="date">
            <text:p>13.01.2023</text:p>
          </table:table-cell>
          <table:table-cell table:style-name="ce43" table:formula="of:=MONTH([.A14])" office:value-type="float" office:value="1" calcext:value-type="float">
            <text:p>1</text:p>
          </table:table-cell>
          <table:table-cell table:formula="of:=WEEKDAY([.A14];2)" office:value-type="float" office:value="5" calcext:value-type="float">
            <text:p>5</text:p>
          </table:table-cell>
          <table:table-cell table:style-name="ce1" office:value-type="string" calcext:value-type="string">
            <text:p>ZIMA</text:p>
          </table:table-cell>
          <table:table-cell table:formula="of:=IF([.D14] = &quot;ZIMA&quot;; 0.2; IF([.D14] = &quot;WIOSNA&quot;; 0.5; IF([.D14] = &quot;LATO&quot;; 0.9; 0.4)))" office:value-type="float" office:value="0.2" calcext:value-type="float">
            <text:p>0,2</text:p>
          </table:table-cell>
          <table:table-cell table:style-name="ce43" table:formula="of:=[.F13] + IF(AND([.B13]&lt;&gt;[.B14]; [.K13]&gt;= 2400);3;0)" office:value-type="float" office:value="10" calcext:value-type="float">
            <text:p>10</text:p>
          </table:table-cell>
          <table:table-cell table:formula="of:= IF([.C14] &lt; 6; [.$M$7] * FLOOR([.E14] * [.F14]); 0)" office:value-type="float" office:value="60" calcext:value-type="float">
            <text:p>60</text:p>
          </table:table-cell>
          <table:table-cell table:formula="of:=[.H13] + [.G14]" office:value-type="float" office:value="600" calcext:value-type="float">
            <text:p>600</text:p>
          </table:table-cell>
          <table:table-cell table:style-name="ce43" table:formula="of:=IF([.C14] = 7; [.F14] * 15; 0) + IF(AND([.B13]&lt;&gt;[.B14]; [.K13]&gt;= 2400);2400;0)" office:value-type="float" office:value="0" calcext:value-type="float">
            <text:p>0</text:p>
          </table:table-cell>
          <table:table-cell table:formula="of:=[.J13] + [.I14]" office:value-type="float" office:value="8300" calcext:value-type="float">
            <text:p>8300</text:p>
          </table:table-cell>
          <table:table-cell table:formula="of:=[.H14] - [.J14]" office:value-type="float" office:value="-7700" calcext:value-type="float">
            <text:p>-770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1-14" calcext:value-type="date">
            <text:p>14.01.2023</text:p>
          </table:table-cell>
          <table:table-cell table:style-name="ce43" table:formula="of:=MONTH([.A15])" office:value-type="float" office:value="1" calcext:value-type="float">
            <text:p>1</text:p>
          </table:table-cell>
          <table:table-cell table:formula="of:=WEEKDAY([.A15];2)" office:value-type="float" office:value="6" calcext:value-type="float">
            <text:p>6</text:p>
          </table:table-cell>
          <table:table-cell table:style-name="ce1" office:value-type="string" calcext:value-type="string">
            <text:p>ZIMA</text:p>
          </table:table-cell>
          <table:table-cell table:formula="of:=IF([.D15] = &quot;ZIMA&quot;; 0.2; IF([.D15] = &quot;WIOSNA&quot;; 0.5; IF([.D15] = &quot;LATO&quot;; 0.9; 0.4)))" office:value-type="float" office:value="0.2" calcext:value-type="float">
            <text:p>0,2</text:p>
          </table:table-cell>
          <table:table-cell table:style-name="ce43" table:formula="of:=[.F14] + IF(AND([.B14]&lt;&gt;[.B15]; [.K14]&gt;= 2400);3;0)" office:value-type="float" office:value="10" calcext:value-type="float">
            <text:p>10</text:p>
          </table:table-cell>
          <table:table-cell table:formula="of:= IF([.C15] &lt; 6; [.$M$7] * FLOOR([.E15] * [.F15]); 0)" office:value-type="float" office:value="0" calcext:value-type="float">
            <text:p>0</text:p>
          </table:table-cell>
          <table:table-cell table:formula="of:=[.H14] + [.G15]" office:value-type="float" office:value="600" calcext:value-type="float">
            <text:p>600</text:p>
          </table:table-cell>
          <table:table-cell table:style-name="ce43" table:formula="of:=IF([.C15] = 7; [.F15] * 15; 0) + IF(AND([.B14]&lt;&gt;[.B15]; [.K14]&gt;= 2400);2400;0)" office:value-type="float" office:value="0" calcext:value-type="float">
            <text:p>0</text:p>
          </table:table-cell>
          <table:table-cell table:formula="of:=[.J14] + [.I15]" office:value-type="float" office:value="8300" calcext:value-type="float">
            <text:p>8300</text:p>
          </table:table-cell>
          <table:table-cell table:formula="of:=[.H15] - [.J15]" office:value-type="float" office:value="-7700" calcext:value-type="float">
            <text:p>-770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1-15" calcext:value-type="date">
            <text:p>15.01.2023</text:p>
          </table:table-cell>
          <table:table-cell table:style-name="ce43" table:formula="of:=MONTH([.A16])" office:value-type="float" office:value="1" calcext:value-type="float">
            <text:p>1</text:p>
          </table:table-cell>
          <table:table-cell table:formula="of:=WEEKDAY([.A16];2)" office:value-type="float" office:value="7" calcext:value-type="float">
            <text:p>7</text:p>
          </table:table-cell>
          <table:table-cell table:style-name="ce1" office:value-type="string" calcext:value-type="string">
            <text:p>ZIMA</text:p>
          </table:table-cell>
          <table:table-cell table:formula="of:=IF([.D16] = &quot;ZIMA&quot;; 0.2; IF([.D16] = &quot;WIOSNA&quot;; 0.5; IF([.D16] = &quot;LATO&quot;; 0.9; 0.4)))" office:value-type="float" office:value="0.2" calcext:value-type="float">
            <text:p>0,2</text:p>
          </table:table-cell>
          <table:table-cell table:style-name="ce43" table:formula="of:=[.F15] + IF(AND([.B15]&lt;&gt;[.B16]; [.K15]&gt;= 2400);3;0)" office:value-type="float" office:value="10" calcext:value-type="float">
            <text:p>10</text:p>
          </table:table-cell>
          <table:table-cell table:formula="of:= IF([.C16] &lt; 6; [.$M$7] * FLOOR([.E16] * [.F16]); 0)" office:value-type="float" office:value="0" calcext:value-type="float">
            <text:p>0</text:p>
          </table:table-cell>
          <table:table-cell table:formula="of:=[.H15] + [.G16]" office:value-type="float" office:value="600" calcext:value-type="float">
            <text:p>600</text:p>
          </table:table-cell>
          <table:table-cell table:style-name="ce43" table:formula="of:=IF([.C16] = 7; [.F16] * 15; 0) + IF(AND([.B15]&lt;&gt;[.B16]; [.K15]&gt;= 2400);2400;0)" office:value-type="float" office:value="150" calcext:value-type="float">
            <text:p>150</text:p>
          </table:table-cell>
          <table:table-cell table:formula="of:=[.J15] + [.I16]" office:value-type="float" office:value="8450" calcext:value-type="float">
            <text:p>8450</text:p>
          </table:table-cell>
          <table:table-cell table:formula="of:=[.H16] - [.J16]" office:value-type="float" office:value="-7850" calcext:value-type="float">
            <text:p>-785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1-16" calcext:value-type="date">
            <text:p>16.01.2023</text:p>
          </table:table-cell>
          <table:table-cell table:style-name="ce43" table:formula="of:=MONTH([.A17])" office:value-type="float" office:value="1" calcext:value-type="float">
            <text:p>1</text:p>
          </table:table-cell>
          <table:table-cell table:formula="of:=WEEKDAY([.A17];2)" office:value-type="float" office:value="1" calcext:value-type="float">
            <text:p>1</text:p>
          </table:table-cell>
          <table:table-cell table:style-name="ce1" office:value-type="string" calcext:value-type="string">
            <text:p>ZIMA</text:p>
          </table:table-cell>
          <table:table-cell table:formula="of:=IF([.D17] = &quot;ZIMA&quot;; 0.2; IF([.D17] = &quot;WIOSNA&quot;; 0.5; IF([.D17] = &quot;LATO&quot;; 0.9; 0.4)))" office:value-type="float" office:value="0.2" calcext:value-type="float">
            <text:p>0,2</text:p>
          </table:table-cell>
          <table:table-cell table:style-name="ce43" table:formula="of:=[.F16] + IF(AND([.B16]&lt;&gt;[.B17]; [.K16]&gt;= 2400);3;0)" office:value-type="float" office:value="10" calcext:value-type="float">
            <text:p>10</text:p>
          </table:table-cell>
          <table:table-cell table:formula="of:= IF([.C17] &lt; 6; [.$M$7] * FLOOR([.E17] * [.F17]); 0)" office:value-type="float" office:value="60" calcext:value-type="float">
            <text:p>60</text:p>
          </table:table-cell>
          <table:table-cell table:formula="of:=[.H16] + [.G17]" office:value-type="float" office:value="660" calcext:value-type="float">
            <text:p>660</text:p>
          </table:table-cell>
          <table:table-cell table:style-name="ce43" table:formula="of:=IF([.C17] = 7; [.F17] * 15; 0) + IF(AND([.B16]&lt;&gt;[.B17]; [.K16]&gt;= 2400);2400;0)" office:value-type="float" office:value="0" calcext:value-type="float">
            <text:p>0</text:p>
          </table:table-cell>
          <table:table-cell table:formula="of:=[.J16] + [.I17]" office:value-type="float" office:value="8450" calcext:value-type="float">
            <text:p>8450</text:p>
          </table:table-cell>
          <table:table-cell table:formula="of:=[.H17] - [.J17]" office:value-type="float" office:value="-7790" calcext:value-type="float">
            <text:p>-779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1-17" calcext:value-type="date">
            <text:p>17.01.2023</text:p>
          </table:table-cell>
          <table:table-cell table:style-name="ce43" table:formula="of:=MONTH([.A18])" office:value-type="float" office:value="1" calcext:value-type="float">
            <text:p>1</text:p>
          </table:table-cell>
          <table:table-cell table:formula="of:=WEEKDAY([.A18];2)" office:value-type="float" office:value="2" calcext:value-type="float">
            <text:p>2</text:p>
          </table:table-cell>
          <table:table-cell table:style-name="ce1" office:value-type="string" calcext:value-type="string">
            <text:p>ZIMA</text:p>
          </table:table-cell>
          <table:table-cell table:formula="of:=IF([.D18] = &quot;ZIMA&quot;; 0.2; IF([.D18] = &quot;WIOSNA&quot;; 0.5; IF([.D18] = &quot;LATO&quot;; 0.9; 0.4)))" office:value-type="float" office:value="0.2" calcext:value-type="float">
            <text:p>0,2</text:p>
          </table:table-cell>
          <table:table-cell table:style-name="ce43" table:formula="of:=[.F17] + IF(AND([.B17]&lt;&gt;[.B18]; [.K17]&gt;= 2400);3;0)" office:value-type="float" office:value="10" calcext:value-type="float">
            <text:p>10</text:p>
          </table:table-cell>
          <table:table-cell table:formula="of:= IF([.C18] &lt; 6; [.$M$7] * FLOOR([.E18] * [.F18]); 0)" office:value-type="float" office:value="60" calcext:value-type="float">
            <text:p>60</text:p>
          </table:table-cell>
          <table:table-cell table:formula="of:=[.H17] + [.G18]" office:value-type="float" office:value="720" calcext:value-type="float">
            <text:p>720</text:p>
          </table:table-cell>
          <table:table-cell table:style-name="ce43" table:formula="of:=IF([.C18] = 7; [.F18] * 15; 0) + IF(AND([.B17]&lt;&gt;[.B18]; [.K17]&gt;= 2400);2400;0)" office:value-type="float" office:value="0" calcext:value-type="float">
            <text:p>0</text:p>
          </table:table-cell>
          <table:table-cell table:formula="of:=[.J17] + [.I18]" office:value-type="float" office:value="8450" calcext:value-type="float">
            <text:p>8450</text:p>
          </table:table-cell>
          <table:table-cell table:formula="of:=[.H18] - [.J18]" office:value-type="float" office:value="-7730" calcext:value-type="float">
            <text:p>-773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1-18" calcext:value-type="date">
            <text:p>18.01.2023</text:p>
          </table:table-cell>
          <table:table-cell table:style-name="ce43" table:formula="of:=MONTH([.A19])" office:value-type="float" office:value="1" calcext:value-type="float">
            <text:p>1</text:p>
          </table:table-cell>
          <table:table-cell table:formula="of:=WEEKDAY([.A19];2)" office:value-type="float" office:value="3" calcext:value-type="float">
            <text:p>3</text:p>
          </table:table-cell>
          <table:table-cell table:style-name="ce1" office:value-type="string" calcext:value-type="string">
            <text:p>ZIMA</text:p>
          </table:table-cell>
          <table:table-cell table:formula="of:=IF([.D19] = &quot;ZIMA&quot;; 0.2; IF([.D19] = &quot;WIOSNA&quot;; 0.5; IF([.D19] = &quot;LATO&quot;; 0.9; 0.4)))" office:value-type="float" office:value="0.2" calcext:value-type="float">
            <text:p>0,2</text:p>
          </table:table-cell>
          <table:table-cell table:style-name="ce43" table:formula="of:=[.F18] + IF(AND([.B18]&lt;&gt;[.B19]; [.K18]&gt;= 2400);3;0)" office:value-type="float" office:value="10" calcext:value-type="float">
            <text:p>10</text:p>
          </table:table-cell>
          <table:table-cell table:formula="of:= IF([.C19] &lt; 6; [.$M$7] * FLOOR([.E19] * [.F19]); 0)" office:value-type="float" office:value="60" calcext:value-type="float">
            <text:p>60</text:p>
          </table:table-cell>
          <table:table-cell table:formula="of:=[.H18] + [.G19]" office:value-type="float" office:value="780" calcext:value-type="float">
            <text:p>780</text:p>
          </table:table-cell>
          <table:table-cell table:style-name="ce43" table:formula="of:=IF([.C19] = 7; [.F19] * 15; 0) + IF(AND([.B18]&lt;&gt;[.B19]; [.K18]&gt;= 2400);2400;0)" office:value-type="float" office:value="0" calcext:value-type="float">
            <text:p>0</text:p>
          </table:table-cell>
          <table:table-cell table:formula="of:=[.J18] + [.I19]" office:value-type="float" office:value="8450" calcext:value-type="float">
            <text:p>8450</text:p>
          </table:table-cell>
          <table:table-cell table:formula="of:=[.H19] - [.J19]" office:value-type="float" office:value="-7670" calcext:value-type="float">
            <text:p>-767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1-19" calcext:value-type="date">
            <text:p>19.01.2023</text:p>
          </table:table-cell>
          <table:table-cell table:style-name="ce43" table:formula="of:=MONTH([.A20])" office:value-type="float" office:value="1" calcext:value-type="float">
            <text:p>1</text:p>
          </table:table-cell>
          <table:table-cell table:formula="of:=WEEKDAY([.A20];2)" office:value-type="float" office:value="4" calcext:value-type="float">
            <text:p>4</text:p>
          </table:table-cell>
          <table:table-cell table:style-name="ce1" office:value-type="string" calcext:value-type="string">
            <text:p>ZIMA</text:p>
          </table:table-cell>
          <table:table-cell table:formula="of:=IF([.D20] = &quot;ZIMA&quot;; 0.2; IF([.D20] = &quot;WIOSNA&quot;; 0.5; IF([.D20] = &quot;LATO&quot;; 0.9; 0.4)))" office:value-type="float" office:value="0.2" calcext:value-type="float">
            <text:p>0,2</text:p>
          </table:table-cell>
          <table:table-cell table:style-name="ce43" table:formula="of:=[.F19] + IF(AND([.B19]&lt;&gt;[.B20]; [.K19]&gt;= 2400);3;0)" office:value-type="float" office:value="10" calcext:value-type="float">
            <text:p>10</text:p>
          </table:table-cell>
          <table:table-cell table:formula="of:= IF([.C20] &lt; 6; [.$M$7] * FLOOR([.E20] * [.F20]); 0)" office:value-type="float" office:value="60" calcext:value-type="float">
            <text:p>60</text:p>
          </table:table-cell>
          <table:table-cell table:formula="of:=[.H19] + [.G20]" office:value-type="float" office:value="840" calcext:value-type="float">
            <text:p>840</text:p>
          </table:table-cell>
          <table:table-cell table:style-name="ce43" table:formula="of:=IF([.C20] = 7; [.F20] * 15; 0) + IF(AND([.B19]&lt;&gt;[.B20]; [.K19]&gt;= 2400);2400;0)" office:value-type="float" office:value="0" calcext:value-type="float">
            <text:p>0</text:p>
          </table:table-cell>
          <table:table-cell table:formula="of:=[.J19] + [.I20]" office:value-type="float" office:value="8450" calcext:value-type="float">
            <text:p>8450</text:p>
          </table:table-cell>
          <table:table-cell table:formula="of:=[.H20] - [.J20]" office:value-type="float" office:value="-7610" calcext:value-type="float">
            <text:p>-761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1-20" calcext:value-type="date">
            <text:p>20.01.2023</text:p>
          </table:table-cell>
          <table:table-cell table:style-name="ce43" table:formula="of:=MONTH([.A21])" office:value-type="float" office:value="1" calcext:value-type="float">
            <text:p>1</text:p>
          </table:table-cell>
          <table:table-cell table:formula="of:=WEEKDAY([.A21];2)" office:value-type="float" office:value="5" calcext:value-type="float">
            <text:p>5</text:p>
          </table:table-cell>
          <table:table-cell table:style-name="ce1" office:value-type="string" calcext:value-type="string">
            <text:p>ZIMA</text:p>
          </table:table-cell>
          <table:table-cell table:formula="of:=IF([.D21] = &quot;ZIMA&quot;; 0.2; IF([.D21] = &quot;WIOSNA&quot;; 0.5; IF([.D21] = &quot;LATO&quot;; 0.9; 0.4)))" office:value-type="float" office:value="0.2" calcext:value-type="float">
            <text:p>0,2</text:p>
          </table:table-cell>
          <table:table-cell table:style-name="ce43" table:formula="of:=[.F20] + IF(AND([.B20]&lt;&gt;[.B21]; [.K20]&gt;= 2400);3;0)" office:value-type="float" office:value="10" calcext:value-type="float">
            <text:p>10</text:p>
          </table:table-cell>
          <table:table-cell table:formula="of:= IF([.C21] &lt; 6; [.$M$7] * FLOOR([.E21] * [.F21]); 0)" office:value-type="float" office:value="60" calcext:value-type="float">
            <text:p>60</text:p>
          </table:table-cell>
          <table:table-cell table:formula="of:=[.H20] + [.G21]" office:value-type="float" office:value="900" calcext:value-type="float">
            <text:p>900</text:p>
          </table:table-cell>
          <table:table-cell table:style-name="ce43" table:formula="of:=IF([.C21] = 7; [.F21] * 15; 0) + IF(AND([.B20]&lt;&gt;[.B21]; [.K20]&gt;= 2400);2400;0)" office:value-type="float" office:value="0" calcext:value-type="float">
            <text:p>0</text:p>
          </table:table-cell>
          <table:table-cell table:formula="of:=[.J20] + [.I21]" office:value-type="float" office:value="8450" calcext:value-type="float">
            <text:p>8450</text:p>
          </table:table-cell>
          <table:table-cell table:formula="of:=[.H21] - [.J21]" office:value-type="float" office:value="-7550" calcext:value-type="float">
            <text:p>-755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1-21" calcext:value-type="date">
            <text:p>21.01.2023</text:p>
          </table:table-cell>
          <table:table-cell table:style-name="ce43" table:formula="of:=MONTH([.A22])" office:value-type="float" office:value="1" calcext:value-type="float">
            <text:p>1</text:p>
          </table:table-cell>
          <table:table-cell table:formula="of:=WEEKDAY([.A22];2)" office:value-type="float" office:value="6" calcext:value-type="float">
            <text:p>6</text:p>
          </table:table-cell>
          <table:table-cell table:style-name="ce1" office:value-type="string" calcext:value-type="string">
            <text:p>ZIMA</text:p>
          </table:table-cell>
          <table:table-cell table:formula="of:=IF([.D22] = &quot;ZIMA&quot;; 0.2; IF([.D22] = &quot;WIOSNA&quot;; 0.5; IF([.D22] = &quot;LATO&quot;; 0.9; 0.4)))" office:value-type="float" office:value="0.2" calcext:value-type="float">
            <text:p>0,2</text:p>
          </table:table-cell>
          <table:table-cell table:style-name="ce43" table:formula="of:=[.F21] + IF(AND([.B21]&lt;&gt;[.B22]; [.K21]&gt;= 2400);3;0)" office:value-type="float" office:value="10" calcext:value-type="float">
            <text:p>10</text:p>
          </table:table-cell>
          <table:table-cell table:formula="of:= IF([.C22] &lt; 6; [.$M$7] * FLOOR([.E22] * [.F22]); 0)" office:value-type="float" office:value="0" calcext:value-type="float">
            <text:p>0</text:p>
          </table:table-cell>
          <table:table-cell table:formula="of:=[.H21] + [.G22]" office:value-type="float" office:value="900" calcext:value-type="float">
            <text:p>900</text:p>
          </table:table-cell>
          <table:table-cell table:style-name="ce43" table:formula="of:=IF([.C22] = 7; [.F22] * 15; 0) + IF(AND([.B21]&lt;&gt;[.B22]; [.K21]&gt;= 2400);2400;0)" office:value-type="float" office:value="0" calcext:value-type="float">
            <text:p>0</text:p>
          </table:table-cell>
          <table:table-cell table:formula="of:=[.J21] + [.I22]" office:value-type="float" office:value="8450" calcext:value-type="float">
            <text:p>8450</text:p>
          </table:table-cell>
          <table:table-cell table:formula="of:=[.H22] - [.J22]" office:value-type="float" office:value="-7550" calcext:value-type="float">
            <text:p>-755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1-22" calcext:value-type="date">
            <text:p>22.01.2023</text:p>
          </table:table-cell>
          <table:table-cell table:style-name="ce43" table:formula="of:=MONTH([.A23])" office:value-type="float" office:value="1" calcext:value-type="float">
            <text:p>1</text:p>
          </table:table-cell>
          <table:table-cell table:formula="of:=WEEKDAY([.A23];2)" office:value-type="float" office:value="7" calcext:value-type="float">
            <text:p>7</text:p>
          </table:table-cell>
          <table:table-cell table:style-name="ce1" office:value-type="string" calcext:value-type="string">
            <text:p>ZIMA</text:p>
          </table:table-cell>
          <table:table-cell table:formula="of:=IF([.D23] = &quot;ZIMA&quot;; 0.2; IF([.D23] = &quot;WIOSNA&quot;; 0.5; IF([.D23] = &quot;LATO&quot;; 0.9; 0.4)))" office:value-type="float" office:value="0.2" calcext:value-type="float">
            <text:p>0,2</text:p>
          </table:table-cell>
          <table:table-cell table:style-name="ce43" table:formula="of:=[.F22] + IF(AND([.B22]&lt;&gt;[.B23]; [.K22]&gt;= 2400);3;0)" office:value-type="float" office:value="10" calcext:value-type="float">
            <text:p>10</text:p>
          </table:table-cell>
          <table:table-cell table:formula="of:= IF([.C23] &lt; 6; [.$M$7] * FLOOR([.E23] * [.F23]); 0)" office:value-type="float" office:value="0" calcext:value-type="float">
            <text:p>0</text:p>
          </table:table-cell>
          <table:table-cell table:formula="of:=[.H22] + [.G23]" office:value-type="float" office:value="900" calcext:value-type="float">
            <text:p>900</text:p>
          </table:table-cell>
          <table:table-cell table:style-name="ce43" table:formula="of:=IF([.C23] = 7; [.F23] * 15; 0) + IF(AND([.B22]&lt;&gt;[.B23]; [.K22]&gt;= 2400);2400;0)" office:value-type="float" office:value="150" calcext:value-type="float">
            <text:p>150</text:p>
          </table:table-cell>
          <table:table-cell table:formula="of:=[.J22] + [.I23]" office:value-type="float" office:value="8600" calcext:value-type="float">
            <text:p>8600</text:p>
          </table:table-cell>
          <table:table-cell table:formula="of:=[.H23] - [.J23]" office:value-type="float" office:value="-7700" calcext:value-type="float">
            <text:p>-770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1-23" calcext:value-type="date">
            <text:p>23.01.2023</text:p>
          </table:table-cell>
          <table:table-cell table:style-name="ce43" table:formula="of:=MONTH([.A24])" office:value-type="float" office:value="1" calcext:value-type="float">
            <text:p>1</text:p>
          </table:table-cell>
          <table:table-cell table:formula="of:=WEEKDAY([.A24];2)" office:value-type="float" office:value="1" calcext:value-type="float">
            <text:p>1</text:p>
          </table:table-cell>
          <table:table-cell table:style-name="ce1" office:value-type="string" calcext:value-type="string">
            <text:p>ZIMA</text:p>
          </table:table-cell>
          <table:table-cell table:formula="of:=IF([.D24] = &quot;ZIMA&quot;; 0.2; IF([.D24] = &quot;WIOSNA&quot;; 0.5; IF([.D24] = &quot;LATO&quot;; 0.9; 0.4)))" office:value-type="float" office:value="0.2" calcext:value-type="float">
            <text:p>0,2</text:p>
          </table:table-cell>
          <table:table-cell table:style-name="ce43" table:formula="of:=[.F23] + IF(AND([.B23]&lt;&gt;[.B24]; [.K23]&gt;= 2400);3;0)" office:value-type="float" office:value="10" calcext:value-type="float">
            <text:p>10</text:p>
          </table:table-cell>
          <table:table-cell table:formula="of:= IF([.C24] &lt; 6; [.$M$7] * FLOOR([.E24] * [.F24]); 0)" office:value-type="float" office:value="60" calcext:value-type="float">
            <text:p>60</text:p>
          </table:table-cell>
          <table:table-cell table:formula="of:=[.H23] + [.G24]" office:value-type="float" office:value="960" calcext:value-type="float">
            <text:p>960</text:p>
          </table:table-cell>
          <table:table-cell table:style-name="ce43" table:formula="of:=IF([.C24] = 7; [.F24] * 15; 0) + IF(AND([.B23]&lt;&gt;[.B24]; [.K23]&gt;= 2400);2400;0)" office:value-type="float" office:value="0" calcext:value-type="float">
            <text:p>0</text:p>
          </table:table-cell>
          <table:table-cell table:formula="of:=[.J23] + [.I24]" office:value-type="float" office:value="8600" calcext:value-type="float">
            <text:p>8600</text:p>
          </table:table-cell>
          <table:table-cell table:formula="of:=[.H24] - [.J24]" office:value-type="float" office:value="-7640" calcext:value-type="float">
            <text:p>-764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1-24" calcext:value-type="date">
            <text:p>24.01.2023</text:p>
          </table:table-cell>
          <table:table-cell table:style-name="ce43" table:formula="of:=MONTH([.A25])" office:value-type="float" office:value="1" calcext:value-type="float">
            <text:p>1</text:p>
          </table:table-cell>
          <table:table-cell table:formula="of:=WEEKDAY([.A25];2)" office:value-type="float" office:value="2" calcext:value-type="float">
            <text:p>2</text:p>
          </table:table-cell>
          <table:table-cell table:style-name="ce1" office:value-type="string" calcext:value-type="string">
            <text:p>ZIMA</text:p>
          </table:table-cell>
          <table:table-cell table:formula="of:=IF([.D25] = &quot;ZIMA&quot;; 0.2; IF([.D25] = &quot;WIOSNA&quot;; 0.5; IF([.D25] = &quot;LATO&quot;; 0.9; 0.4)))" office:value-type="float" office:value="0.2" calcext:value-type="float">
            <text:p>0,2</text:p>
          </table:table-cell>
          <table:table-cell table:style-name="ce43" table:formula="of:=[.F24] + IF(AND([.B24]&lt;&gt;[.B25]; [.K24]&gt;= 2400);3;0)" office:value-type="float" office:value="10" calcext:value-type="float">
            <text:p>10</text:p>
          </table:table-cell>
          <table:table-cell table:formula="of:= IF([.C25] &lt; 6; [.$M$7] * FLOOR([.E25] * [.F25]); 0)" office:value-type="float" office:value="60" calcext:value-type="float">
            <text:p>60</text:p>
          </table:table-cell>
          <table:table-cell table:formula="of:=[.H24] + [.G25]" office:value-type="float" office:value="1020" calcext:value-type="float">
            <text:p>1020</text:p>
          </table:table-cell>
          <table:table-cell table:style-name="ce43" table:formula="of:=IF([.C25] = 7; [.F25] * 15; 0) + IF(AND([.B24]&lt;&gt;[.B25]; [.K24]&gt;= 2400);2400;0)" office:value-type="float" office:value="0" calcext:value-type="float">
            <text:p>0</text:p>
          </table:table-cell>
          <table:table-cell table:formula="of:=[.J24] + [.I25]" office:value-type="float" office:value="8600" calcext:value-type="float">
            <text:p>8600</text:p>
          </table:table-cell>
          <table:table-cell table:formula="of:=[.H25] - [.J25]" office:value-type="float" office:value="-7580" calcext:value-type="float">
            <text:p>-758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1-25" calcext:value-type="date">
            <text:p>25.01.2023</text:p>
          </table:table-cell>
          <table:table-cell table:style-name="ce43" table:formula="of:=MONTH([.A26])" office:value-type="float" office:value="1" calcext:value-type="float">
            <text:p>1</text:p>
          </table:table-cell>
          <table:table-cell table:formula="of:=WEEKDAY([.A26];2)" office:value-type="float" office:value="3" calcext:value-type="float">
            <text:p>3</text:p>
          </table:table-cell>
          <table:table-cell table:style-name="ce1" office:value-type="string" calcext:value-type="string">
            <text:p>ZIMA</text:p>
          </table:table-cell>
          <table:table-cell table:formula="of:=IF([.D26] = &quot;ZIMA&quot;; 0.2; IF([.D26] = &quot;WIOSNA&quot;; 0.5; IF([.D26] = &quot;LATO&quot;; 0.9; 0.4)))" office:value-type="float" office:value="0.2" calcext:value-type="float">
            <text:p>0,2</text:p>
          </table:table-cell>
          <table:table-cell table:style-name="ce43" table:formula="of:=[.F25] + IF(AND([.B25]&lt;&gt;[.B26]; [.K25]&gt;= 2400);3;0)" office:value-type="float" office:value="10" calcext:value-type="float">
            <text:p>10</text:p>
          </table:table-cell>
          <table:table-cell table:formula="of:= IF([.C26] &lt; 6; [.$M$7] * FLOOR([.E26] * [.F26]); 0)" office:value-type="float" office:value="60" calcext:value-type="float">
            <text:p>60</text:p>
          </table:table-cell>
          <table:table-cell table:formula="of:=[.H25] + [.G26]" office:value-type="float" office:value="1080" calcext:value-type="float">
            <text:p>1080</text:p>
          </table:table-cell>
          <table:table-cell table:style-name="ce43" table:formula="of:=IF([.C26] = 7; [.F26] * 15; 0) + IF(AND([.B25]&lt;&gt;[.B26]; [.K25]&gt;= 2400);2400;0)" office:value-type="float" office:value="0" calcext:value-type="float">
            <text:p>0</text:p>
          </table:table-cell>
          <table:table-cell table:formula="of:=[.J25] + [.I26]" office:value-type="float" office:value="8600" calcext:value-type="float">
            <text:p>8600</text:p>
          </table:table-cell>
          <table:table-cell table:formula="of:=[.H26] - [.J26]" office:value-type="float" office:value="-7520" calcext:value-type="float">
            <text:p>-752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1-26" calcext:value-type="date">
            <text:p>26.01.2023</text:p>
          </table:table-cell>
          <table:table-cell table:style-name="ce43" table:formula="of:=MONTH([.A27])" office:value-type="float" office:value="1" calcext:value-type="float">
            <text:p>1</text:p>
          </table:table-cell>
          <table:table-cell table:formula="of:=WEEKDAY([.A27];2)" office:value-type="float" office:value="4" calcext:value-type="float">
            <text:p>4</text:p>
          </table:table-cell>
          <table:table-cell table:style-name="ce1" office:value-type="string" calcext:value-type="string">
            <text:p>ZIMA</text:p>
          </table:table-cell>
          <table:table-cell table:formula="of:=IF([.D27] = &quot;ZIMA&quot;; 0.2; IF([.D27] = &quot;WIOSNA&quot;; 0.5; IF([.D27] = &quot;LATO&quot;; 0.9; 0.4)))" office:value-type="float" office:value="0.2" calcext:value-type="float">
            <text:p>0,2</text:p>
          </table:table-cell>
          <table:table-cell table:style-name="ce43" table:formula="of:=[.F26] + IF(AND([.B26]&lt;&gt;[.B27]; [.K26]&gt;= 2400);3;0)" office:value-type="float" office:value="10" calcext:value-type="float">
            <text:p>10</text:p>
          </table:table-cell>
          <table:table-cell table:formula="of:= IF([.C27] &lt; 6; [.$M$7] * FLOOR([.E27] * [.F27]); 0)" office:value-type="float" office:value="60" calcext:value-type="float">
            <text:p>60</text:p>
          </table:table-cell>
          <table:table-cell table:formula="of:=[.H26] + [.G27]" office:value-type="float" office:value="1140" calcext:value-type="float">
            <text:p>1140</text:p>
          </table:table-cell>
          <table:table-cell table:style-name="ce43" table:formula="of:=IF([.C27] = 7; [.F27] * 15; 0) + IF(AND([.B26]&lt;&gt;[.B27]; [.K26]&gt;= 2400);2400;0)" office:value-type="float" office:value="0" calcext:value-type="float">
            <text:p>0</text:p>
          </table:table-cell>
          <table:table-cell table:formula="of:=[.J26] + [.I27]" office:value-type="float" office:value="8600" calcext:value-type="float">
            <text:p>8600</text:p>
          </table:table-cell>
          <table:table-cell table:formula="of:=[.H27] - [.J27]" office:value-type="float" office:value="-7460" calcext:value-type="float">
            <text:p>-746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1-27" calcext:value-type="date">
            <text:p>27.01.2023</text:p>
          </table:table-cell>
          <table:table-cell table:style-name="ce43" table:formula="of:=MONTH([.A28])" office:value-type="float" office:value="1" calcext:value-type="float">
            <text:p>1</text:p>
          </table:table-cell>
          <table:table-cell table:formula="of:=WEEKDAY([.A28];2)" office:value-type="float" office:value="5" calcext:value-type="float">
            <text:p>5</text:p>
          </table:table-cell>
          <table:table-cell table:style-name="ce1" office:value-type="string" calcext:value-type="string">
            <text:p>ZIMA</text:p>
          </table:table-cell>
          <table:table-cell table:formula="of:=IF([.D28] = &quot;ZIMA&quot;; 0.2; IF([.D28] = &quot;WIOSNA&quot;; 0.5; IF([.D28] = &quot;LATO&quot;; 0.9; 0.4)))" office:value-type="float" office:value="0.2" calcext:value-type="float">
            <text:p>0,2</text:p>
          </table:table-cell>
          <table:table-cell table:style-name="ce43" table:formula="of:=[.F27] + IF(AND([.B27]&lt;&gt;[.B28]; [.K27]&gt;= 2400);3;0)" office:value-type="float" office:value="10" calcext:value-type="float">
            <text:p>10</text:p>
          </table:table-cell>
          <table:table-cell table:formula="of:= IF([.C28] &lt; 6; [.$M$7] * FLOOR([.E28] * [.F28]); 0)" office:value-type="float" office:value="60" calcext:value-type="float">
            <text:p>60</text:p>
          </table:table-cell>
          <table:table-cell table:formula="of:=[.H27] + [.G28]" office:value-type="float" office:value="1200" calcext:value-type="float">
            <text:p>1200</text:p>
          </table:table-cell>
          <table:table-cell table:style-name="ce43" table:formula="of:=IF([.C28] = 7; [.F28] * 15; 0) + IF(AND([.B27]&lt;&gt;[.B28]; [.K27]&gt;= 2400);2400;0)" office:value-type="float" office:value="0" calcext:value-type="float">
            <text:p>0</text:p>
          </table:table-cell>
          <table:table-cell table:formula="of:=[.J27] + [.I28]" office:value-type="float" office:value="8600" calcext:value-type="float">
            <text:p>8600</text:p>
          </table:table-cell>
          <table:table-cell table:formula="of:=[.H28] - [.J28]" office:value-type="float" office:value="-7400" calcext:value-type="float">
            <text:p>-740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1-28" calcext:value-type="date">
            <text:p>28.01.2023</text:p>
          </table:table-cell>
          <table:table-cell table:style-name="ce43" table:formula="of:=MONTH([.A29])" office:value-type="float" office:value="1" calcext:value-type="float">
            <text:p>1</text:p>
          </table:table-cell>
          <table:table-cell table:formula="of:=WEEKDAY([.A29];2)" office:value-type="float" office:value="6" calcext:value-type="float">
            <text:p>6</text:p>
          </table:table-cell>
          <table:table-cell table:style-name="ce1" office:value-type="string" calcext:value-type="string">
            <text:p>ZIMA</text:p>
          </table:table-cell>
          <table:table-cell table:formula="of:=IF([.D29] = &quot;ZIMA&quot;; 0.2; IF([.D29] = &quot;WIOSNA&quot;; 0.5; IF([.D29] = &quot;LATO&quot;; 0.9; 0.4)))" office:value-type="float" office:value="0.2" calcext:value-type="float">
            <text:p>0,2</text:p>
          </table:table-cell>
          <table:table-cell table:style-name="ce43" table:formula="of:=[.F28] + IF(AND([.B28]&lt;&gt;[.B29]; [.K28]&gt;= 2400);3;0)" office:value-type="float" office:value="10" calcext:value-type="float">
            <text:p>10</text:p>
          </table:table-cell>
          <table:table-cell table:formula="of:= IF([.C29] &lt; 6; [.$M$7] * FLOOR([.E29] * [.F29]); 0)" office:value-type="float" office:value="0" calcext:value-type="float">
            <text:p>0</text:p>
          </table:table-cell>
          <table:table-cell table:formula="of:=[.H28] + [.G29]" office:value-type="float" office:value="1200" calcext:value-type="float">
            <text:p>1200</text:p>
          </table:table-cell>
          <table:table-cell table:style-name="ce43" table:formula="of:=IF([.C29] = 7; [.F29] * 15; 0) + IF(AND([.B28]&lt;&gt;[.B29]; [.K28]&gt;= 2400);2400;0)" office:value-type="float" office:value="0" calcext:value-type="float">
            <text:p>0</text:p>
          </table:table-cell>
          <table:table-cell table:formula="of:=[.J28] + [.I29]" office:value-type="float" office:value="8600" calcext:value-type="float">
            <text:p>8600</text:p>
          </table:table-cell>
          <table:table-cell table:formula="of:=[.H29] - [.J29]" office:value-type="float" office:value="-7400" calcext:value-type="float">
            <text:p>-740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1-29" calcext:value-type="date">
            <text:p>29.01.2023</text:p>
          </table:table-cell>
          <table:table-cell table:style-name="ce43" table:formula="of:=MONTH([.A30])" office:value-type="float" office:value="1" calcext:value-type="float">
            <text:p>1</text:p>
          </table:table-cell>
          <table:table-cell table:formula="of:=WEEKDAY([.A30];2)" office:value-type="float" office:value="7" calcext:value-type="float">
            <text:p>7</text:p>
          </table:table-cell>
          <table:table-cell table:style-name="ce1" office:value-type="string" calcext:value-type="string">
            <text:p>ZIMA</text:p>
          </table:table-cell>
          <table:table-cell table:formula="of:=IF([.D30] = &quot;ZIMA&quot;; 0.2; IF([.D30] = &quot;WIOSNA&quot;; 0.5; IF([.D30] = &quot;LATO&quot;; 0.9; 0.4)))" office:value-type="float" office:value="0.2" calcext:value-type="float">
            <text:p>0,2</text:p>
          </table:table-cell>
          <table:table-cell table:style-name="ce43" table:formula="of:=[.F29] + IF(AND([.B29]&lt;&gt;[.B30]; [.K29]&gt;= 2400);3;0)" office:value-type="float" office:value="10" calcext:value-type="float">
            <text:p>10</text:p>
          </table:table-cell>
          <table:table-cell table:formula="of:= IF([.C30] &lt; 6; [.$M$7] * FLOOR([.E30] * [.F30]); 0)" office:value-type="float" office:value="0" calcext:value-type="float">
            <text:p>0</text:p>
          </table:table-cell>
          <table:table-cell table:formula="of:=[.H29] + [.G30]" office:value-type="float" office:value="1200" calcext:value-type="float">
            <text:p>1200</text:p>
          </table:table-cell>
          <table:table-cell table:style-name="ce43" table:formula="of:=IF([.C30] = 7; [.F30] * 15; 0) + IF(AND([.B29]&lt;&gt;[.B30]; [.K29]&gt;= 2400);2400;0)" office:value-type="float" office:value="150" calcext:value-type="float">
            <text:p>150</text:p>
          </table:table-cell>
          <table:table-cell table:formula="of:=[.J29] + [.I30]" office:value-type="float" office:value="8750" calcext:value-type="float">
            <text:p>8750</text:p>
          </table:table-cell>
          <table:table-cell table:formula="of:=[.H30] - [.J30]" office:value-type="float" office:value="-7550" calcext:value-type="float">
            <text:p>-755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1-30" calcext:value-type="date">
            <text:p>30.01.2023</text:p>
          </table:table-cell>
          <table:table-cell table:style-name="ce43" table:formula="of:=MONTH([.A31])" office:value-type="float" office:value="1" calcext:value-type="float">
            <text:p>1</text:p>
          </table:table-cell>
          <table:table-cell table:formula="of:=WEEKDAY([.A31];2)" office:value-type="float" office:value="1" calcext:value-type="float">
            <text:p>1</text:p>
          </table:table-cell>
          <table:table-cell table:style-name="ce1" office:value-type="string" calcext:value-type="string">
            <text:p>ZIMA</text:p>
          </table:table-cell>
          <table:table-cell table:formula="of:=IF([.D31] = &quot;ZIMA&quot;; 0.2; IF([.D31] = &quot;WIOSNA&quot;; 0.5; IF([.D31] = &quot;LATO&quot;; 0.9; 0.4)))" office:value-type="float" office:value="0.2" calcext:value-type="float">
            <text:p>0,2</text:p>
          </table:table-cell>
          <table:table-cell table:style-name="ce43" table:formula="of:=[.F30] + IF(AND([.B30]&lt;&gt;[.B31]; [.K30]&gt;= 2400);3;0)" office:value-type="float" office:value="10" calcext:value-type="float">
            <text:p>10</text:p>
          </table:table-cell>
          <table:table-cell table:formula="of:= IF([.C31] &lt; 6; [.$M$7] * FLOOR([.E31] * [.F31]); 0)" office:value-type="float" office:value="60" calcext:value-type="float">
            <text:p>60</text:p>
          </table:table-cell>
          <table:table-cell table:formula="of:=[.H30] + [.G31]" office:value-type="float" office:value="1260" calcext:value-type="float">
            <text:p>1260</text:p>
          </table:table-cell>
          <table:table-cell table:style-name="ce43" table:formula="of:=IF([.C31] = 7; [.F31] * 15; 0) + IF(AND([.B30]&lt;&gt;[.B31]; [.K30]&gt;= 2400);2400;0)" office:value-type="float" office:value="0" calcext:value-type="float">
            <text:p>0</text:p>
          </table:table-cell>
          <table:table-cell table:formula="of:=[.J30] + [.I31]" office:value-type="float" office:value="8750" calcext:value-type="float">
            <text:p>8750</text:p>
          </table:table-cell>
          <table:table-cell table:formula="of:=[.H31] - [.J31]" office:value-type="float" office:value="-7490" calcext:value-type="float">
            <text:p>-749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1-31" calcext:value-type="date">
            <text:p>31.01.2023</text:p>
          </table:table-cell>
          <table:table-cell table:style-name="ce43" table:formula="of:=MONTH([.A32])" office:value-type="float" office:value="1" calcext:value-type="float">
            <text:p>1</text:p>
          </table:table-cell>
          <table:table-cell table:formula="of:=WEEKDAY([.A32];2)" office:value-type="float" office:value="2" calcext:value-type="float">
            <text:p>2</text:p>
          </table:table-cell>
          <table:table-cell table:style-name="ce1" office:value-type="string" calcext:value-type="string">
            <text:p>ZIMA</text:p>
          </table:table-cell>
          <table:table-cell table:formula="of:=IF([.D32] = &quot;ZIMA&quot;; 0.2; IF([.D32] = &quot;WIOSNA&quot;; 0.5; IF([.D32] = &quot;LATO&quot;; 0.9; 0.4)))" office:value-type="float" office:value="0.2" calcext:value-type="float">
            <text:p>0,2</text:p>
          </table:table-cell>
          <table:table-cell table:style-name="ce43" table:formula="of:=[.F31] + IF(AND([.B31]&lt;&gt;[.B32]; [.K31]&gt;= 2400);3;0)" office:value-type="float" office:value="10" calcext:value-type="float">
            <text:p>10</text:p>
          </table:table-cell>
          <table:table-cell table:formula="of:= IF([.C32] &lt; 6; [.$M$7] * FLOOR([.E32] * [.F32]); 0)" office:value-type="float" office:value="60" calcext:value-type="float">
            <text:p>60</text:p>
          </table:table-cell>
          <table:table-cell table:formula="of:=[.H31] + [.G32]" office:value-type="float" office:value="1320" calcext:value-type="float">
            <text:p>1320</text:p>
          </table:table-cell>
          <table:table-cell table:style-name="ce43" table:formula="of:=IF([.C32] = 7; [.F32] * 15; 0) + IF(AND([.B31]&lt;&gt;[.B32]; [.K31]&gt;= 2400);2400;0)" office:value-type="float" office:value="0" calcext:value-type="float">
            <text:p>0</text:p>
          </table:table-cell>
          <table:table-cell table:formula="of:=[.J31] + [.I32]" office:value-type="float" office:value="8750" calcext:value-type="float">
            <text:p>8750</text:p>
          </table:table-cell>
          <table:table-cell table:formula="of:=[.H32] - [.J32]" office:value-type="float" office:value="-7430" calcext:value-type="float">
            <text:p>-743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2-01" calcext:value-type="date">
            <text:p>1.02.2023</text:p>
          </table:table-cell>
          <table:table-cell table:style-name="ce43" table:formula="of:=MONTH([.A33])" office:value-type="float" office:value="2" calcext:value-type="float">
            <text:p>2</text:p>
          </table:table-cell>
          <table:table-cell table:formula="of:=WEEKDAY([.A33];2)" office:value-type="float" office:value="3" calcext:value-type="float">
            <text:p>3</text:p>
          </table:table-cell>
          <table:table-cell table:style-name="ce1" office:value-type="string" calcext:value-type="string">
            <text:p>ZIMA</text:p>
          </table:table-cell>
          <table:table-cell table:formula="of:=IF([.D33] = &quot;ZIMA&quot;; 0.2; IF([.D33] = &quot;WIOSNA&quot;; 0.5; IF([.D33] = &quot;LATO&quot;; 0.9; 0.4)))" office:value-type="float" office:value="0.2" calcext:value-type="float">
            <text:p>0,2</text:p>
          </table:table-cell>
          <table:table-cell table:style-name="ce43" table:formula="of:=[.F32] + IF(AND([.B32]&lt;&gt;[.B33]; [.K32]&gt;= 2400);3;0)" office:value-type="float" office:value="10" calcext:value-type="float">
            <text:p>10</text:p>
          </table:table-cell>
          <table:table-cell table:formula="of:= IF([.C33] &lt; 6; [.$M$7] * FLOOR([.E33] * [.F33]); 0)" office:value-type="float" office:value="60" calcext:value-type="float">
            <text:p>60</text:p>
          </table:table-cell>
          <table:table-cell table:formula="of:=[.H32] + [.G33]" office:value-type="float" office:value="1380" calcext:value-type="float">
            <text:p>1380</text:p>
          </table:table-cell>
          <table:table-cell table:style-name="ce43" table:formula="of:=IF([.C33] = 7; [.F33] * 15; 0) + IF(AND([.B32]&lt;&gt;[.B33]; [.K32]&gt;= 2400);2400;0)" office:value-type="float" office:value="0" calcext:value-type="float">
            <text:p>0</text:p>
          </table:table-cell>
          <table:table-cell table:formula="of:=[.J32] + [.I33]" office:value-type="float" office:value="8750" calcext:value-type="float">
            <text:p>8750</text:p>
          </table:table-cell>
          <table:table-cell table:formula="of:=[.H33] - [.J33]" office:value-type="float" office:value="-7370" calcext:value-type="float">
            <text:p>-737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2-02" calcext:value-type="date">
            <text:p>2.02.2023</text:p>
          </table:table-cell>
          <table:table-cell table:style-name="ce43" table:formula="of:=MONTH([.A34])" office:value-type="float" office:value="2" calcext:value-type="float">
            <text:p>2</text:p>
          </table:table-cell>
          <table:table-cell table:formula="of:=WEEKDAY([.A34];2)" office:value-type="float" office:value="4" calcext:value-type="float">
            <text:p>4</text:p>
          </table:table-cell>
          <table:table-cell table:style-name="ce1" office:value-type="string" calcext:value-type="string">
            <text:p>ZIMA</text:p>
          </table:table-cell>
          <table:table-cell table:formula="of:=IF([.D34] = &quot;ZIMA&quot;; 0.2; IF([.D34] = &quot;WIOSNA&quot;; 0.5; IF([.D34] = &quot;LATO&quot;; 0.9; 0.4)))" office:value-type="float" office:value="0.2" calcext:value-type="float">
            <text:p>0,2</text:p>
          </table:table-cell>
          <table:table-cell table:style-name="ce43" table:formula="of:=[.F33] + IF(AND([.B33]&lt;&gt;[.B34]; [.K33]&gt;= 2400);3;0)" office:value-type="float" office:value="10" calcext:value-type="float">
            <text:p>10</text:p>
          </table:table-cell>
          <table:table-cell table:formula="of:= IF([.C34] &lt; 6; [.$M$7] * FLOOR([.E34] * [.F34]); 0)" office:value-type="float" office:value="60" calcext:value-type="float">
            <text:p>60</text:p>
          </table:table-cell>
          <table:table-cell table:formula="of:=[.H33] + [.G34]" office:value-type="float" office:value="1440" calcext:value-type="float">
            <text:p>1440</text:p>
          </table:table-cell>
          <table:table-cell table:style-name="ce43" table:formula="of:=IF([.C34] = 7; [.F34] * 15; 0) + IF(AND([.B33]&lt;&gt;[.B34]; [.K33]&gt;= 2400);2400;0)" office:value-type="float" office:value="0" calcext:value-type="float">
            <text:p>0</text:p>
          </table:table-cell>
          <table:table-cell table:formula="of:=[.J33] + [.I34]" office:value-type="float" office:value="8750" calcext:value-type="float">
            <text:p>8750</text:p>
          </table:table-cell>
          <table:table-cell table:formula="of:=[.H34] - [.J34]" office:value-type="float" office:value="-7310" calcext:value-type="float">
            <text:p>-731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2-03" calcext:value-type="date">
            <text:p>3.02.2023</text:p>
          </table:table-cell>
          <table:table-cell table:style-name="ce43" table:formula="of:=MONTH([.A35])" office:value-type="float" office:value="2" calcext:value-type="float">
            <text:p>2</text:p>
          </table:table-cell>
          <table:table-cell table:formula="of:=WEEKDAY([.A35];2)" office:value-type="float" office:value="5" calcext:value-type="float">
            <text:p>5</text:p>
          </table:table-cell>
          <table:table-cell table:style-name="ce1" office:value-type="string" calcext:value-type="string">
            <text:p>ZIMA</text:p>
          </table:table-cell>
          <table:table-cell table:formula="of:=IF([.D35] = &quot;ZIMA&quot;; 0.2; IF([.D35] = &quot;WIOSNA&quot;; 0.5; IF([.D35] = &quot;LATO&quot;; 0.9; 0.4)))" office:value-type="float" office:value="0.2" calcext:value-type="float">
            <text:p>0,2</text:p>
          </table:table-cell>
          <table:table-cell table:style-name="ce43" table:formula="of:=[.F34] + IF(AND([.B34]&lt;&gt;[.B35]; [.K34]&gt;= 2400);3;0)" office:value-type="float" office:value="10" calcext:value-type="float">
            <text:p>10</text:p>
          </table:table-cell>
          <table:table-cell table:formula="of:= IF([.C35] &lt; 6; [.$M$7] * FLOOR([.E35] * [.F35]); 0)" office:value-type="float" office:value="60" calcext:value-type="float">
            <text:p>60</text:p>
          </table:table-cell>
          <table:table-cell table:formula="of:=[.H34] + [.G35]" office:value-type="float" office:value="1500" calcext:value-type="float">
            <text:p>1500</text:p>
          </table:table-cell>
          <table:table-cell table:style-name="ce43" table:formula="of:=IF([.C35] = 7; [.F35] * 15; 0) + IF(AND([.B34]&lt;&gt;[.B35]; [.K34]&gt;= 2400);2400;0)" office:value-type="float" office:value="0" calcext:value-type="float">
            <text:p>0</text:p>
          </table:table-cell>
          <table:table-cell table:formula="of:=[.J34] + [.I35]" office:value-type="float" office:value="8750" calcext:value-type="float">
            <text:p>8750</text:p>
          </table:table-cell>
          <table:table-cell table:formula="of:=[.H35] - [.J35]" office:value-type="float" office:value="-7250" calcext:value-type="float">
            <text:p>-725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2-04" calcext:value-type="date">
            <text:p>4.02.2023</text:p>
          </table:table-cell>
          <table:table-cell table:style-name="ce43" table:formula="of:=MONTH([.A36])" office:value-type="float" office:value="2" calcext:value-type="float">
            <text:p>2</text:p>
          </table:table-cell>
          <table:table-cell table:formula="of:=WEEKDAY([.A36];2)" office:value-type="float" office:value="6" calcext:value-type="float">
            <text:p>6</text:p>
          </table:table-cell>
          <table:table-cell table:style-name="ce1" office:value-type="string" calcext:value-type="string">
            <text:p>ZIMA</text:p>
          </table:table-cell>
          <table:table-cell table:formula="of:=IF([.D36] = &quot;ZIMA&quot;; 0.2; IF([.D36] = &quot;WIOSNA&quot;; 0.5; IF([.D36] = &quot;LATO&quot;; 0.9; 0.4)))" office:value-type="float" office:value="0.2" calcext:value-type="float">
            <text:p>0,2</text:p>
          </table:table-cell>
          <table:table-cell table:style-name="ce43" table:formula="of:=[.F35] + IF(AND([.B35]&lt;&gt;[.B36]; [.K35]&gt;= 2400);3;0)" office:value-type="float" office:value="10" calcext:value-type="float">
            <text:p>10</text:p>
          </table:table-cell>
          <table:table-cell table:formula="of:= IF([.C36] &lt; 6; [.$M$7] * FLOOR([.E36] * [.F36]); 0)" office:value-type="float" office:value="0" calcext:value-type="float">
            <text:p>0</text:p>
          </table:table-cell>
          <table:table-cell table:formula="of:=[.H35] + [.G36]" office:value-type="float" office:value="1500" calcext:value-type="float">
            <text:p>1500</text:p>
          </table:table-cell>
          <table:table-cell table:style-name="ce43" table:formula="of:=IF([.C36] = 7; [.F36] * 15; 0) + IF(AND([.B35]&lt;&gt;[.B36]; [.K35]&gt;= 2400);2400;0)" office:value-type="float" office:value="0" calcext:value-type="float">
            <text:p>0</text:p>
          </table:table-cell>
          <table:table-cell table:formula="of:=[.J35] + [.I36]" office:value-type="float" office:value="8750" calcext:value-type="float">
            <text:p>8750</text:p>
          </table:table-cell>
          <table:table-cell table:formula="of:=[.H36] - [.J36]" office:value-type="float" office:value="-7250" calcext:value-type="float">
            <text:p>-725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2-05" calcext:value-type="date">
            <text:p>5.02.2023</text:p>
          </table:table-cell>
          <table:table-cell table:style-name="ce43" table:formula="of:=MONTH([.A37])" office:value-type="float" office:value="2" calcext:value-type="float">
            <text:p>2</text:p>
          </table:table-cell>
          <table:table-cell table:formula="of:=WEEKDAY([.A37];2)" office:value-type="float" office:value="7" calcext:value-type="float">
            <text:p>7</text:p>
          </table:table-cell>
          <table:table-cell table:style-name="ce1" office:value-type="string" calcext:value-type="string">
            <text:p>ZIMA</text:p>
          </table:table-cell>
          <table:table-cell table:formula="of:=IF([.D37] = &quot;ZIMA&quot;; 0.2; IF([.D37] = &quot;WIOSNA&quot;; 0.5; IF([.D37] = &quot;LATO&quot;; 0.9; 0.4)))" office:value-type="float" office:value="0.2" calcext:value-type="float">
            <text:p>0,2</text:p>
          </table:table-cell>
          <table:table-cell table:style-name="ce43" table:formula="of:=[.F36] + IF(AND([.B36]&lt;&gt;[.B37]; [.K36]&gt;= 2400);3;0)" office:value-type="float" office:value="10" calcext:value-type="float">
            <text:p>10</text:p>
          </table:table-cell>
          <table:table-cell table:formula="of:= IF([.C37] &lt; 6; [.$M$7] * FLOOR([.E37] * [.F37]); 0)" office:value-type="float" office:value="0" calcext:value-type="float">
            <text:p>0</text:p>
          </table:table-cell>
          <table:table-cell table:formula="of:=[.H36] + [.G37]" office:value-type="float" office:value="1500" calcext:value-type="float">
            <text:p>1500</text:p>
          </table:table-cell>
          <table:table-cell table:style-name="ce43" table:formula="of:=IF([.C37] = 7; [.F37] * 15; 0) + IF(AND([.B36]&lt;&gt;[.B37]; [.K36]&gt;= 2400);2400;0)" office:value-type="float" office:value="150" calcext:value-type="float">
            <text:p>150</text:p>
          </table:table-cell>
          <table:table-cell table:formula="of:=[.J36] + [.I37]" office:value-type="float" office:value="8900" calcext:value-type="float">
            <text:p>8900</text:p>
          </table:table-cell>
          <table:table-cell table:formula="of:=[.H37] - [.J37]" office:value-type="float" office:value="-7400" calcext:value-type="float">
            <text:p>-740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2-06" calcext:value-type="date">
            <text:p>6.02.2023</text:p>
          </table:table-cell>
          <table:table-cell table:style-name="ce43" table:formula="of:=MONTH([.A38])" office:value-type="float" office:value="2" calcext:value-type="float">
            <text:p>2</text:p>
          </table:table-cell>
          <table:table-cell table:formula="of:=WEEKDAY([.A38];2)" office:value-type="float" office:value="1" calcext:value-type="float">
            <text:p>1</text:p>
          </table:table-cell>
          <table:table-cell table:style-name="ce1" office:value-type="string" calcext:value-type="string">
            <text:p>ZIMA</text:p>
          </table:table-cell>
          <table:table-cell table:formula="of:=IF([.D38] = &quot;ZIMA&quot;; 0.2; IF([.D38] = &quot;WIOSNA&quot;; 0.5; IF([.D38] = &quot;LATO&quot;; 0.9; 0.4)))" office:value-type="float" office:value="0.2" calcext:value-type="float">
            <text:p>0,2</text:p>
          </table:table-cell>
          <table:table-cell table:style-name="ce43" table:formula="of:=[.F37] + IF(AND([.B37]&lt;&gt;[.B38]; [.K37]&gt;= 2400);3;0)" office:value-type="float" office:value="10" calcext:value-type="float">
            <text:p>10</text:p>
          </table:table-cell>
          <table:table-cell table:formula="of:= IF([.C38] &lt; 6; [.$M$7] * FLOOR([.E38] * [.F38]); 0)" office:value-type="float" office:value="60" calcext:value-type="float">
            <text:p>60</text:p>
          </table:table-cell>
          <table:table-cell table:formula="of:=[.H37] + [.G38]" office:value-type="float" office:value="1560" calcext:value-type="float">
            <text:p>1560</text:p>
          </table:table-cell>
          <table:table-cell table:style-name="ce43" table:formula="of:=IF([.C38] = 7; [.F38] * 15; 0) + IF(AND([.B37]&lt;&gt;[.B38]; [.K37]&gt;= 2400);2400;0)" office:value-type="float" office:value="0" calcext:value-type="float">
            <text:p>0</text:p>
          </table:table-cell>
          <table:table-cell table:formula="of:=[.J37] + [.I38]" office:value-type="float" office:value="8900" calcext:value-type="float">
            <text:p>8900</text:p>
          </table:table-cell>
          <table:table-cell table:formula="of:=[.H38] - [.J38]" office:value-type="float" office:value="-7340" calcext:value-type="float">
            <text:p>-734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2-07" calcext:value-type="date">
            <text:p>7.02.2023</text:p>
          </table:table-cell>
          <table:table-cell table:style-name="ce43" table:formula="of:=MONTH([.A39])" office:value-type="float" office:value="2" calcext:value-type="float">
            <text:p>2</text:p>
          </table:table-cell>
          <table:table-cell table:formula="of:=WEEKDAY([.A39];2)" office:value-type="float" office:value="2" calcext:value-type="float">
            <text:p>2</text:p>
          </table:table-cell>
          <table:table-cell table:style-name="ce1" office:value-type="string" calcext:value-type="string">
            <text:p>ZIMA</text:p>
          </table:table-cell>
          <table:table-cell table:formula="of:=IF([.D39] = &quot;ZIMA&quot;; 0.2; IF([.D39] = &quot;WIOSNA&quot;; 0.5; IF([.D39] = &quot;LATO&quot;; 0.9; 0.4)))" office:value-type="float" office:value="0.2" calcext:value-type="float">
            <text:p>0,2</text:p>
          </table:table-cell>
          <table:table-cell table:style-name="ce43" table:formula="of:=[.F38] + IF(AND([.B38]&lt;&gt;[.B39]; [.K38]&gt;= 2400);3;0)" office:value-type="float" office:value="10" calcext:value-type="float">
            <text:p>10</text:p>
          </table:table-cell>
          <table:table-cell table:formula="of:= IF([.C39] &lt; 6; [.$M$7] * FLOOR([.E39] * [.F39]); 0)" office:value-type="float" office:value="60" calcext:value-type="float">
            <text:p>60</text:p>
          </table:table-cell>
          <table:table-cell table:formula="of:=[.H38] + [.G39]" office:value-type="float" office:value="1620" calcext:value-type="float">
            <text:p>1620</text:p>
          </table:table-cell>
          <table:table-cell table:style-name="ce43" table:formula="of:=IF([.C39] = 7; [.F39] * 15; 0) + IF(AND([.B38]&lt;&gt;[.B39]; [.K38]&gt;= 2400);2400;0)" office:value-type="float" office:value="0" calcext:value-type="float">
            <text:p>0</text:p>
          </table:table-cell>
          <table:table-cell table:formula="of:=[.J38] + [.I39]" office:value-type="float" office:value="8900" calcext:value-type="float">
            <text:p>8900</text:p>
          </table:table-cell>
          <table:table-cell table:formula="of:=[.H39] - [.J39]" office:value-type="float" office:value="-7280" calcext:value-type="float">
            <text:p>-728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2-08" calcext:value-type="date">
            <text:p>8.02.2023</text:p>
          </table:table-cell>
          <table:table-cell table:style-name="ce43" table:formula="of:=MONTH([.A40])" office:value-type="float" office:value="2" calcext:value-type="float">
            <text:p>2</text:p>
          </table:table-cell>
          <table:table-cell table:formula="of:=WEEKDAY([.A40];2)" office:value-type="float" office:value="3" calcext:value-type="float">
            <text:p>3</text:p>
          </table:table-cell>
          <table:table-cell table:style-name="ce1" office:value-type="string" calcext:value-type="string">
            <text:p>ZIMA</text:p>
          </table:table-cell>
          <table:table-cell table:formula="of:=IF([.D40] = &quot;ZIMA&quot;; 0.2; IF([.D40] = &quot;WIOSNA&quot;; 0.5; IF([.D40] = &quot;LATO&quot;; 0.9; 0.4)))" office:value-type="float" office:value="0.2" calcext:value-type="float">
            <text:p>0,2</text:p>
          </table:table-cell>
          <table:table-cell table:style-name="ce43" table:formula="of:=[.F39] + IF(AND([.B39]&lt;&gt;[.B40]; [.K39]&gt;= 2400);3;0)" office:value-type="float" office:value="10" calcext:value-type="float">
            <text:p>10</text:p>
          </table:table-cell>
          <table:table-cell table:formula="of:= IF([.C40] &lt; 6; [.$M$7] * FLOOR([.E40] * [.F40]); 0)" office:value-type="float" office:value="60" calcext:value-type="float">
            <text:p>60</text:p>
          </table:table-cell>
          <table:table-cell table:formula="of:=[.H39] + [.G40]" office:value-type="float" office:value="1680" calcext:value-type="float">
            <text:p>1680</text:p>
          </table:table-cell>
          <table:table-cell table:style-name="ce43" table:formula="of:=IF([.C40] = 7; [.F40] * 15; 0) + IF(AND([.B39]&lt;&gt;[.B40]; [.K39]&gt;= 2400);2400;0)" office:value-type="float" office:value="0" calcext:value-type="float">
            <text:p>0</text:p>
          </table:table-cell>
          <table:table-cell table:formula="of:=[.J39] + [.I40]" office:value-type="float" office:value="8900" calcext:value-type="float">
            <text:p>8900</text:p>
          </table:table-cell>
          <table:table-cell table:formula="of:=[.H40] - [.J40]" office:value-type="float" office:value="-7220" calcext:value-type="float">
            <text:p>-722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2-09" calcext:value-type="date">
            <text:p>9.02.2023</text:p>
          </table:table-cell>
          <table:table-cell table:style-name="ce43" table:formula="of:=MONTH([.A41])" office:value-type="float" office:value="2" calcext:value-type="float">
            <text:p>2</text:p>
          </table:table-cell>
          <table:table-cell table:formula="of:=WEEKDAY([.A41];2)" office:value-type="float" office:value="4" calcext:value-type="float">
            <text:p>4</text:p>
          </table:table-cell>
          <table:table-cell table:style-name="ce1" office:value-type="string" calcext:value-type="string">
            <text:p>ZIMA</text:p>
          </table:table-cell>
          <table:table-cell table:formula="of:=IF([.D41] = &quot;ZIMA&quot;; 0.2; IF([.D41] = &quot;WIOSNA&quot;; 0.5; IF([.D41] = &quot;LATO&quot;; 0.9; 0.4)))" office:value-type="float" office:value="0.2" calcext:value-type="float">
            <text:p>0,2</text:p>
          </table:table-cell>
          <table:table-cell table:style-name="ce43" table:formula="of:=[.F40] + IF(AND([.B40]&lt;&gt;[.B41]; [.K40]&gt;= 2400);3;0)" office:value-type="float" office:value="10" calcext:value-type="float">
            <text:p>10</text:p>
          </table:table-cell>
          <table:table-cell table:formula="of:= IF([.C41] &lt; 6; [.$M$7] * FLOOR([.E41] * [.F41]); 0)" office:value-type="float" office:value="60" calcext:value-type="float">
            <text:p>60</text:p>
          </table:table-cell>
          <table:table-cell table:formula="of:=[.H40] + [.G41]" office:value-type="float" office:value="1740" calcext:value-type="float">
            <text:p>1740</text:p>
          </table:table-cell>
          <table:table-cell table:style-name="ce43" table:formula="of:=IF([.C41] = 7; [.F41] * 15; 0) + IF(AND([.B40]&lt;&gt;[.B41]; [.K40]&gt;= 2400);2400;0)" office:value-type="float" office:value="0" calcext:value-type="float">
            <text:p>0</text:p>
          </table:table-cell>
          <table:table-cell table:formula="of:=[.J40] + [.I41]" office:value-type="float" office:value="8900" calcext:value-type="float">
            <text:p>8900</text:p>
          </table:table-cell>
          <table:table-cell table:formula="of:=[.H41] - [.J41]" office:value-type="float" office:value="-7160" calcext:value-type="float">
            <text:p>-716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2-10" calcext:value-type="date">
            <text:p>10.02.2023</text:p>
          </table:table-cell>
          <table:table-cell table:style-name="ce43" table:formula="of:=MONTH([.A42])" office:value-type="float" office:value="2" calcext:value-type="float">
            <text:p>2</text:p>
          </table:table-cell>
          <table:table-cell table:formula="of:=WEEKDAY([.A42];2)" office:value-type="float" office:value="5" calcext:value-type="float">
            <text:p>5</text:p>
          </table:table-cell>
          <table:table-cell table:style-name="ce1" office:value-type="string" calcext:value-type="string">
            <text:p>ZIMA</text:p>
          </table:table-cell>
          <table:table-cell table:formula="of:=IF([.D42] = &quot;ZIMA&quot;; 0.2; IF([.D42] = &quot;WIOSNA&quot;; 0.5; IF([.D42] = &quot;LATO&quot;; 0.9; 0.4)))" office:value-type="float" office:value="0.2" calcext:value-type="float">
            <text:p>0,2</text:p>
          </table:table-cell>
          <table:table-cell table:style-name="ce43" table:formula="of:=[.F41] + IF(AND([.B41]&lt;&gt;[.B42]; [.K41]&gt;= 2400);3;0)" office:value-type="float" office:value="10" calcext:value-type="float">
            <text:p>10</text:p>
          </table:table-cell>
          <table:table-cell table:formula="of:= IF([.C42] &lt; 6; [.$M$7] * FLOOR([.E42] * [.F42]); 0)" office:value-type="float" office:value="60" calcext:value-type="float">
            <text:p>60</text:p>
          </table:table-cell>
          <table:table-cell table:formula="of:=[.H41] + [.G42]" office:value-type="float" office:value="1800" calcext:value-type="float">
            <text:p>1800</text:p>
          </table:table-cell>
          <table:table-cell table:style-name="ce43" table:formula="of:=IF([.C42] = 7; [.F42] * 15; 0) + IF(AND([.B41]&lt;&gt;[.B42]; [.K41]&gt;= 2400);2400;0)" office:value-type="float" office:value="0" calcext:value-type="float">
            <text:p>0</text:p>
          </table:table-cell>
          <table:table-cell table:formula="of:=[.J41] + [.I42]" office:value-type="float" office:value="8900" calcext:value-type="float">
            <text:p>8900</text:p>
          </table:table-cell>
          <table:table-cell table:formula="of:=[.H42] - [.J42]" office:value-type="float" office:value="-7100" calcext:value-type="float">
            <text:p>-710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2-11" calcext:value-type="date">
            <text:p>11.02.2023</text:p>
          </table:table-cell>
          <table:table-cell table:style-name="ce43" table:formula="of:=MONTH([.A43])" office:value-type="float" office:value="2" calcext:value-type="float">
            <text:p>2</text:p>
          </table:table-cell>
          <table:table-cell table:formula="of:=WEEKDAY([.A43];2)" office:value-type="float" office:value="6" calcext:value-type="float">
            <text:p>6</text:p>
          </table:table-cell>
          <table:table-cell table:style-name="ce1" office:value-type="string" calcext:value-type="string">
            <text:p>ZIMA</text:p>
          </table:table-cell>
          <table:table-cell table:formula="of:=IF([.D43] = &quot;ZIMA&quot;; 0.2; IF([.D43] = &quot;WIOSNA&quot;; 0.5; IF([.D43] = &quot;LATO&quot;; 0.9; 0.4)))" office:value-type="float" office:value="0.2" calcext:value-type="float">
            <text:p>0,2</text:p>
          </table:table-cell>
          <table:table-cell table:style-name="ce43" table:formula="of:=[.F42] + IF(AND([.B42]&lt;&gt;[.B43]; [.K42]&gt;= 2400);3;0)" office:value-type="float" office:value="10" calcext:value-type="float">
            <text:p>10</text:p>
          </table:table-cell>
          <table:table-cell table:formula="of:= IF([.C43] &lt; 6; [.$M$7] * FLOOR([.E43] * [.F43]); 0)" office:value-type="float" office:value="0" calcext:value-type="float">
            <text:p>0</text:p>
          </table:table-cell>
          <table:table-cell table:formula="of:=[.H42] + [.G43]" office:value-type="float" office:value="1800" calcext:value-type="float">
            <text:p>1800</text:p>
          </table:table-cell>
          <table:table-cell table:style-name="ce43" table:formula="of:=IF([.C43] = 7; [.F43] * 15; 0) + IF(AND([.B42]&lt;&gt;[.B43]; [.K42]&gt;= 2400);2400;0)" office:value-type="float" office:value="0" calcext:value-type="float">
            <text:p>0</text:p>
          </table:table-cell>
          <table:table-cell table:formula="of:=[.J42] + [.I43]" office:value-type="float" office:value="8900" calcext:value-type="float">
            <text:p>8900</text:p>
          </table:table-cell>
          <table:table-cell table:formula="of:=[.H43] - [.J43]" office:value-type="float" office:value="-7100" calcext:value-type="float">
            <text:p>-710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2-12" calcext:value-type="date">
            <text:p>12.02.2023</text:p>
          </table:table-cell>
          <table:table-cell table:style-name="ce43" table:formula="of:=MONTH([.A44])" office:value-type="float" office:value="2" calcext:value-type="float">
            <text:p>2</text:p>
          </table:table-cell>
          <table:table-cell table:formula="of:=WEEKDAY([.A44];2)" office:value-type="float" office:value="7" calcext:value-type="float">
            <text:p>7</text:p>
          </table:table-cell>
          <table:table-cell table:style-name="ce1" office:value-type="string" calcext:value-type="string">
            <text:p>ZIMA</text:p>
          </table:table-cell>
          <table:table-cell table:formula="of:=IF([.D44] = &quot;ZIMA&quot;; 0.2; IF([.D44] = &quot;WIOSNA&quot;; 0.5; IF([.D44] = &quot;LATO&quot;; 0.9; 0.4)))" office:value-type="float" office:value="0.2" calcext:value-type="float">
            <text:p>0,2</text:p>
          </table:table-cell>
          <table:table-cell table:style-name="ce43" table:formula="of:=[.F43] + IF(AND([.B43]&lt;&gt;[.B44]; [.K43]&gt;= 2400);3;0)" office:value-type="float" office:value="10" calcext:value-type="float">
            <text:p>10</text:p>
          </table:table-cell>
          <table:table-cell table:formula="of:= IF([.C44] &lt; 6; [.$M$7] * FLOOR([.E44] * [.F44]); 0)" office:value-type="float" office:value="0" calcext:value-type="float">
            <text:p>0</text:p>
          </table:table-cell>
          <table:table-cell table:formula="of:=[.H43] + [.G44]" office:value-type="float" office:value="1800" calcext:value-type="float">
            <text:p>1800</text:p>
          </table:table-cell>
          <table:table-cell table:style-name="ce43" table:formula="of:=IF([.C44] = 7; [.F44] * 15; 0) + IF(AND([.B43]&lt;&gt;[.B44]; [.K43]&gt;= 2400);2400;0)" office:value-type="float" office:value="150" calcext:value-type="float">
            <text:p>150</text:p>
          </table:table-cell>
          <table:table-cell table:formula="of:=[.J43] + [.I44]" office:value-type="float" office:value="9050" calcext:value-type="float">
            <text:p>9050</text:p>
          </table:table-cell>
          <table:table-cell table:formula="of:=[.H44] - [.J44]" office:value-type="float" office:value="-7250" calcext:value-type="float">
            <text:p>-725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2-13" calcext:value-type="date">
            <text:p>13.02.2023</text:p>
          </table:table-cell>
          <table:table-cell table:style-name="ce43" table:formula="of:=MONTH([.A45])" office:value-type="float" office:value="2" calcext:value-type="float">
            <text:p>2</text:p>
          </table:table-cell>
          <table:table-cell table:formula="of:=WEEKDAY([.A45];2)" office:value-type="float" office:value="1" calcext:value-type="float">
            <text:p>1</text:p>
          </table:table-cell>
          <table:table-cell table:style-name="ce1" office:value-type="string" calcext:value-type="string">
            <text:p>ZIMA</text:p>
          </table:table-cell>
          <table:table-cell table:formula="of:=IF([.D45] = &quot;ZIMA&quot;; 0.2; IF([.D45] = &quot;WIOSNA&quot;; 0.5; IF([.D45] = &quot;LATO&quot;; 0.9; 0.4)))" office:value-type="float" office:value="0.2" calcext:value-type="float">
            <text:p>0,2</text:p>
          </table:table-cell>
          <table:table-cell table:style-name="ce43" table:formula="of:=[.F44] + IF(AND([.B44]&lt;&gt;[.B45]; [.K44]&gt;= 2400);3;0)" office:value-type="float" office:value="10" calcext:value-type="float">
            <text:p>10</text:p>
          </table:table-cell>
          <table:table-cell table:formula="of:= IF([.C45] &lt; 6; [.$M$7] * FLOOR([.E45] * [.F45]); 0)" office:value-type="float" office:value="60" calcext:value-type="float">
            <text:p>60</text:p>
          </table:table-cell>
          <table:table-cell table:formula="of:=[.H44] + [.G45]" office:value-type="float" office:value="1860" calcext:value-type="float">
            <text:p>1860</text:p>
          </table:table-cell>
          <table:table-cell table:style-name="ce43" table:formula="of:=IF([.C45] = 7; [.F45] * 15; 0) + IF(AND([.B44]&lt;&gt;[.B45]; [.K44]&gt;= 2400);2400;0)" office:value-type="float" office:value="0" calcext:value-type="float">
            <text:p>0</text:p>
          </table:table-cell>
          <table:table-cell table:formula="of:=[.J44] + [.I45]" office:value-type="float" office:value="9050" calcext:value-type="float">
            <text:p>9050</text:p>
          </table:table-cell>
          <table:table-cell table:formula="of:=[.H45] - [.J45]" office:value-type="float" office:value="-7190" calcext:value-type="float">
            <text:p>-719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2-14" calcext:value-type="date">
            <text:p>14.02.2023</text:p>
          </table:table-cell>
          <table:table-cell table:style-name="ce43" table:formula="of:=MONTH([.A46])" office:value-type="float" office:value="2" calcext:value-type="float">
            <text:p>2</text:p>
          </table:table-cell>
          <table:table-cell table:formula="of:=WEEKDAY([.A46];2)" office:value-type="float" office:value="2" calcext:value-type="float">
            <text:p>2</text:p>
          </table:table-cell>
          <table:table-cell table:style-name="ce1" office:value-type="string" calcext:value-type="string">
            <text:p>ZIMA</text:p>
          </table:table-cell>
          <table:table-cell table:formula="of:=IF([.D46] = &quot;ZIMA&quot;; 0.2; IF([.D46] = &quot;WIOSNA&quot;; 0.5; IF([.D46] = &quot;LATO&quot;; 0.9; 0.4)))" office:value-type="float" office:value="0.2" calcext:value-type="float">
            <text:p>0,2</text:p>
          </table:table-cell>
          <table:table-cell table:style-name="ce43" table:formula="of:=[.F45] + IF(AND([.B45]&lt;&gt;[.B46]; [.K45]&gt;= 2400);3;0)" office:value-type="float" office:value="10" calcext:value-type="float">
            <text:p>10</text:p>
          </table:table-cell>
          <table:table-cell table:formula="of:= IF([.C46] &lt; 6; [.$M$7] * FLOOR([.E46] * [.F46]); 0)" office:value-type="float" office:value="60" calcext:value-type="float">
            <text:p>60</text:p>
          </table:table-cell>
          <table:table-cell table:formula="of:=[.H45] + [.G46]" office:value-type="float" office:value="1920" calcext:value-type="float">
            <text:p>1920</text:p>
          </table:table-cell>
          <table:table-cell table:style-name="ce43" table:formula="of:=IF([.C46] = 7; [.F46] * 15; 0) + IF(AND([.B45]&lt;&gt;[.B46]; [.K45]&gt;= 2400);2400;0)" office:value-type="float" office:value="0" calcext:value-type="float">
            <text:p>0</text:p>
          </table:table-cell>
          <table:table-cell table:formula="of:=[.J45] + [.I46]" office:value-type="float" office:value="9050" calcext:value-type="float">
            <text:p>9050</text:p>
          </table:table-cell>
          <table:table-cell table:formula="of:=[.H46] - [.J46]" office:value-type="float" office:value="-7130" calcext:value-type="float">
            <text:p>-713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2-15" calcext:value-type="date">
            <text:p>15.02.2023</text:p>
          </table:table-cell>
          <table:table-cell table:style-name="ce43" table:formula="of:=MONTH([.A47])" office:value-type="float" office:value="2" calcext:value-type="float">
            <text:p>2</text:p>
          </table:table-cell>
          <table:table-cell table:formula="of:=WEEKDAY([.A47];2)" office:value-type="float" office:value="3" calcext:value-type="float">
            <text:p>3</text:p>
          </table:table-cell>
          <table:table-cell table:style-name="ce1" office:value-type="string" calcext:value-type="string">
            <text:p>ZIMA</text:p>
          </table:table-cell>
          <table:table-cell table:formula="of:=IF([.D47] = &quot;ZIMA&quot;; 0.2; IF([.D47] = &quot;WIOSNA&quot;; 0.5; IF([.D47] = &quot;LATO&quot;; 0.9; 0.4)))" office:value-type="float" office:value="0.2" calcext:value-type="float">
            <text:p>0,2</text:p>
          </table:table-cell>
          <table:table-cell table:style-name="ce43" table:formula="of:=[.F46] + IF(AND([.B46]&lt;&gt;[.B47]; [.K46]&gt;= 2400);3;0)" office:value-type="float" office:value="10" calcext:value-type="float">
            <text:p>10</text:p>
          </table:table-cell>
          <table:table-cell table:formula="of:= IF([.C47] &lt; 6; [.$M$7] * FLOOR([.E47] * [.F47]); 0)" office:value-type="float" office:value="60" calcext:value-type="float">
            <text:p>60</text:p>
          </table:table-cell>
          <table:table-cell table:formula="of:=[.H46] + [.G47]" office:value-type="float" office:value="1980" calcext:value-type="float">
            <text:p>1980</text:p>
          </table:table-cell>
          <table:table-cell table:style-name="ce43" table:formula="of:=IF([.C47] = 7; [.F47] * 15; 0) + IF(AND([.B46]&lt;&gt;[.B47]; [.K46]&gt;= 2400);2400;0)" office:value-type="float" office:value="0" calcext:value-type="float">
            <text:p>0</text:p>
          </table:table-cell>
          <table:table-cell table:formula="of:=[.J46] + [.I47]" office:value-type="float" office:value="9050" calcext:value-type="float">
            <text:p>9050</text:p>
          </table:table-cell>
          <table:table-cell table:formula="of:=[.H47] - [.J47]" office:value-type="float" office:value="-7070" calcext:value-type="float">
            <text:p>-707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2-16" calcext:value-type="date">
            <text:p>16.02.2023</text:p>
          </table:table-cell>
          <table:table-cell table:style-name="ce43" table:formula="of:=MONTH([.A48])" office:value-type="float" office:value="2" calcext:value-type="float">
            <text:p>2</text:p>
          </table:table-cell>
          <table:table-cell table:formula="of:=WEEKDAY([.A48];2)" office:value-type="float" office:value="4" calcext:value-type="float">
            <text:p>4</text:p>
          </table:table-cell>
          <table:table-cell table:style-name="ce1" office:value-type="string" calcext:value-type="string">
            <text:p>ZIMA</text:p>
          </table:table-cell>
          <table:table-cell table:formula="of:=IF([.D48] = &quot;ZIMA&quot;; 0.2; IF([.D48] = &quot;WIOSNA&quot;; 0.5; IF([.D48] = &quot;LATO&quot;; 0.9; 0.4)))" office:value-type="float" office:value="0.2" calcext:value-type="float">
            <text:p>0,2</text:p>
          </table:table-cell>
          <table:table-cell table:style-name="ce43" table:formula="of:=[.F47] + IF(AND([.B47]&lt;&gt;[.B48]; [.K47]&gt;= 2400);3;0)" office:value-type="float" office:value="10" calcext:value-type="float">
            <text:p>10</text:p>
          </table:table-cell>
          <table:table-cell table:formula="of:= IF([.C48] &lt; 6; [.$M$7] * FLOOR([.E48] * [.F48]); 0)" office:value-type="float" office:value="60" calcext:value-type="float">
            <text:p>60</text:p>
          </table:table-cell>
          <table:table-cell table:formula="of:=[.H47] + [.G48]" office:value-type="float" office:value="2040" calcext:value-type="float">
            <text:p>2040</text:p>
          </table:table-cell>
          <table:table-cell table:style-name="ce43" table:formula="of:=IF([.C48] = 7; [.F48] * 15; 0) + IF(AND([.B47]&lt;&gt;[.B48]; [.K47]&gt;= 2400);2400;0)" office:value-type="float" office:value="0" calcext:value-type="float">
            <text:p>0</text:p>
          </table:table-cell>
          <table:table-cell table:formula="of:=[.J47] + [.I48]" office:value-type="float" office:value="9050" calcext:value-type="float">
            <text:p>9050</text:p>
          </table:table-cell>
          <table:table-cell table:formula="of:=[.H48] - [.J48]" office:value-type="float" office:value="-7010" calcext:value-type="float">
            <text:p>-701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2-17" calcext:value-type="date">
            <text:p>17.02.2023</text:p>
          </table:table-cell>
          <table:table-cell table:style-name="ce43" table:formula="of:=MONTH([.A49])" office:value-type="float" office:value="2" calcext:value-type="float">
            <text:p>2</text:p>
          </table:table-cell>
          <table:table-cell table:formula="of:=WEEKDAY([.A49];2)" office:value-type="float" office:value="5" calcext:value-type="float">
            <text:p>5</text:p>
          </table:table-cell>
          <table:table-cell table:style-name="ce1" office:value-type="string" calcext:value-type="string">
            <text:p>ZIMA</text:p>
          </table:table-cell>
          <table:table-cell table:formula="of:=IF([.D49] = &quot;ZIMA&quot;; 0.2; IF([.D49] = &quot;WIOSNA&quot;; 0.5; IF([.D49] = &quot;LATO&quot;; 0.9; 0.4)))" office:value-type="float" office:value="0.2" calcext:value-type="float">
            <text:p>0,2</text:p>
          </table:table-cell>
          <table:table-cell table:style-name="ce43" table:formula="of:=[.F48] + IF(AND([.B48]&lt;&gt;[.B49]; [.K48]&gt;= 2400);3;0)" office:value-type="float" office:value="10" calcext:value-type="float">
            <text:p>10</text:p>
          </table:table-cell>
          <table:table-cell table:formula="of:= IF([.C49] &lt; 6; [.$M$7] * FLOOR([.E49] * [.F49]); 0)" office:value-type="float" office:value="60" calcext:value-type="float">
            <text:p>60</text:p>
          </table:table-cell>
          <table:table-cell table:formula="of:=[.H48] + [.G49]" office:value-type="float" office:value="2100" calcext:value-type="float">
            <text:p>2100</text:p>
          </table:table-cell>
          <table:table-cell table:style-name="ce43" table:formula="of:=IF([.C49] = 7; [.F49] * 15; 0) + IF(AND([.B48]&lt;&gt;[.B49]; [.K48]&gt;= 2400);2400;0)" office:value-type="float" office:value="0" calcext:value-type="float">
            <text:p>0</text:p>
          </table:table-cell>
          <table:table-cell table:formula="of:=[.J48] + [.I49]" office:value-type="float" office:value="9050" calcext:value-type="float">
            <text:p>9050</text:p>
          </table:table-cell>
          <table:table-cell table:formula="of:=[.H49] - [.J49]" office:value-type="float" office:value="-6950" calcext:value-type="float">
            <text:p>-695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2-18" calcext:value-type="date">
            <text:p>18.02.2023</text:p>
          </table:table-cell>
          <table:table-cell table:style-name="ce43" table:formula="of:=MONTH([.A50])" office:value-type="float" office:value="2" calcext:value-type="float">
            <text:p>2</text:p>
          </table:table-cell>
          <table:table-cell table:formula="of:=WEEKDAY([.A50];2)" office:value-type="float" office:value="6" calcext:value-type="float">
            <text:p>6</text:p>
          </table:table-cell>
          <table:table-cell table:style-name="ce1" office:value-type="string" calcext:value-type="string">
            <text:p>ZIMA</text:p>
          </table:table-cell>
          <table:table-cell table:formula="of:=IF([.D50] = &quot;ZIMA&quot;; 0.2; IF([.D50] = &quot;WIOSNA&quot;; 0.5; IF([.D50] = &quot;LATO&quot;; 0.9; 0.4)))" office:value-type="float" office:value="0.2" calcext:value-type="float">
            <text:p>0,2</text:p>
          </table:table-cell>
          <table:table-cell table:style-name="ce43" table:formula="of:=[.F49] + IF(AND([.B49]&lt;&gt;[.B50]; [.K49]&gt;= 2400);3;0)" office:value-type="float" office:value="10" calcext:value-type="float">
            <text:p>10</text:p>
          </table:table-cell>
          <table:table-cell table:formula="of:= IF([.C50] &lt; 6; [.$M$7] * FLOOR([.E50] * [.F50]); 0)" office:value-type="float" office:value="0" calcext:value-type="float">
            <text:p>0</text:p>
          </table:table-cell>
          <table:table-cell table:formula="of:=[.H49] + [.G50]" office:value-type="float" office:value="2100" calcext:value-type="float">
            <text:p>2100</text:p>
          </table:table-cell>
          <table:table-cell table:style-name="ce43" table:formula="of:=IF([.C50] = 7; [.F50] * 15; 0) + IF(AND([.B49]&lt;&gt;[.B50]; [.K49]&gt;= 2400);2400;0)" office:value-type="float" office:value="0" calcext:value-type="float">
            <text:p>0</text:p>
          </table:table-cell>
          <table:table-cell table:formula="of:=[.J49] + [.I50]" office:value-type="float" office:value="9050" calcext:value-type="float">
            <text:p>9050</text:p>
          </table:table-cell>
          <table:table-cell table:formula="of:=[.H50] - [.J50]" office:value-type="float" office:value="-6950" calcext:value-type="float">
            <text:p>-695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2-19" calcext:value-type="date">
            <text:p>19.02.2023</text:p>
          </table:table-cell>
          <table:table-cell table:style-name="ce43" table:formula="of:=MONTH([.A51])" office:value-type="float" office:value="2" calcext:value-type="float">
            <text:p>2</text:p>
          </table:table-cell>
          <table:table-cell table:formula="of:=WEEKDAY([.A51];2)" office:value-type="float" office:value="7" calcext:value-type="float">
            <text:p>7</text:p>
          </table:table-cell>
          <table:table-cell table:style-name="ce1" office:value-type="string" calcext:value-type="string">
            <text:p>ZIMA</text:p>
          </table:table-cell>
          <table:table-cell table:formula="of:=IF([.D51] = &quot;ZIMA&quot;; 0.2; IF([.D51] = &quot;WIOSNA&quot;; 0.5; IF([.D51] = &quot;LATO&quot;; 0.9; 0.4)))" office:value-type="float" office:value="0.2" calcext:value-type="float">
            <text:p>0,2</text:p>
          </table:table-cell>
          <table:table-cell table:style-name="ce43" table:formula="of:=[.F50] + IF(AND([.B50]&lt;&gt;[.B51]; [.K50]&gt;= 2400);3;0)" office:value-type="float" office:value="10" calcext:value-type="float">
            <text:p>10</text:p>
          </table:table-cell>
          <table:table-cell table:formula="of:= IF([.C51] &lt; 6; [.$M$7] * FLOOR([.E51] * [.F51]); 0)" office:value-type="float" office:value="0" calcext:value-type="float">
            <text:p>0</text:p>
          </table:table-cell>
          <table:table-cell table:formula="of:=[.H50] + [.G51]" office:value-type="float" office:value="2100" calcext:value-type="float">
            <text:p>2100</text:p>
          </table:table-cell>
          <table:table-cell table:style-name="ce43" table:formula="of:=IF([.C51] = 7; [.F51] * 15; 0) + IF(AND([.B50]&lt;&gt;[.B51]; [.K50]&gt;= 2400);2400;0)" office:value-type="float" office:value="150" calcext:value-type="float">
            <text:p>150</text:p>
          </table:table-cell>
          <table:table-cell table:formula="of:=[.J50] + [.I51]" office:value-type="float" office:value="9200" calcext:value-type="float">
            <text:p>9200</text:p>
          </table:table-cell>
          <table:table-cell table:formula="of:=[.H51] - [.J51]" office:value-type="float" office:value="-7100" calcext:value-type="float">
            <text:p>-710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2-20" calcext:value-type="date">
            <text:p>20.02.2023</text:p>
          </table:table-cell>
          <table:table-cell table:style-name="ce43" table:formula="of:=MONTH([.A52])" office:value-type="float" office:value="2" calcext:value-type="float">
            <text:p>2</text:p>
          </table:table-cell>
          <table:table-cell table:formula="of:=WEEKDAY([.A52];2)" office:value-type="float" office:value="1" calcext:value-type="float">
            <text:p>1</text:p>
          </table:table-cell>
          <table:table-cell table:style-name="ce1" office:value-type="string" calcext:value-type="string">
            <text:p>ZIMA</text:p>
          </table:table-cell>
          <table:table-cell table:formula="of:=IF([.D52] = &quot;ZIMA&quot;; 0.2; IF([.D52] = &quot;WIOSNA&quot;; 0.5; IF([.D52] = &quot;LATO&quot;; 0.9; 0.4)))" office:value-type="float" office:value="0.2" calcext:value-type="float">
            <text:p>0,2</text:p>
          </table:table-cell>
          <table:table-cell table:style-name="ce43" table:formula="of:=[.F51] + IF(AND([.B51]&lt;&gt;[.B52]; [.K51]&gt;= 2400);3;0)" office:value-type="float" office:value="10" calcext:value-type="float">
            <text:p>10</text:p>
          </table:table-cell>
          <table:table-cell table:formula="of:= IF([.C52] &lt; 6; [.$M$7] * FLOOR([.E52] * [.F52]); 0)" office:value-type="float" office:value="60" calcext:value-type="float">
            <text:p>60</text:p>
          </table:table-cell>
          <table:table-cell table:formula="of:=[.H51] + [.G52]" office:value-type="float" office:value="2160" calcext:value-type="float">
            <text:p>2160</text:p>
          </table:table-cell>
          <table:table-cell table:style-name="ce43" table:formula="of:=IF([.C52] = 7; [.F52] * 15; 0) + IF(AND([.B51]&lt;&gt;[.B52]; [.K51]&gt;= 2400);2400;0)" office:value-type="float" office:value="0" calcext:value-type="float">
            <text:p>0</text:p>
          </table:table-cell>
          <table:table-cell table:formula="of:=[.J51] + [.I52]" office:value-type="float" office:value="9200" calcext:value-type="float">
            <text:p>9200</text:p>
          </table:table-cell>
          <table:table-cell table:formula="of:=[.H52] - [.J52]" office:value-type="float" office:value="-7040" calcext:value-type="float">
            <text:p>-704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2-21" calcext:value-type="date">
            <text:p>21.02.2023</text:p>
          </table:table-cell>
          <table:table-cell table:style-name="ce43" table:formula="of:=MONTH([.A53])" office:value-type="float" office:value="2" calcext:value-type="float">
            <text:p>2</text:p>
          </table:table-cell>
          <table:table-cell table:formula="of:=WEEKDAY([.A53];2)" office:value-type="float" office:value="2" calcext:value-type="float">
            <text:p>2</text:p>
          </table:table-cell>
          <table:table-cell table:style-name="ce1" office:value-type="string" calcext:value-type="string">
            <text:p>ZIMA</text:p>
          </table:table-cell>
          <table:table-cell table:formula="of:=IF([.D53] = &quot;ZIMA&quot;; 0.2; IF([.D53] = &quot;WIOSNA&quot;; 0.5; IF([.D53] = &quot;LATO&quot;; 0.9; 0.4)))" office:value-type="float" office:value="0.2" calcext:value-type="float">
            <text:p>0,2</text:p>
          </table:table-cell>
          <table:table-cell table:style-name="ce43" table:formula="of:=[.F52] + IF(AND([.B52]&lt;&gt;[.B53]; [.K52]&gt;= 2400);3;0)" office:value-type="float" office:value="10" calcext:value-type="float">
            <text:p>10</text:p>
          </table:table-cell>
          <table:table-cell table:formula="of:= IF([.C53] &lt; 6; [.$M$7] * FLOOR([.E53] * [.F53]); 0)" office:value-type="float" office:value="60" calcext:value-type="float">
            <text:p>60</text:p>
          </table:table-cell>
          <table:table-cell table:formula="of:=[.H52] + [.G53]" office:value-type="float" office:value="2220" calcext:value-type="float">
            <text:p>2220</text:p>
          </table:table-cell>
          <table:table-cell table:style-name="ce43" table:formula="of:=IF([.C53] = 7; [.F53] * 15; 0) + IF(AND([.B52]&lt;&gt;[.B53]; [.K52]&gt;= 2400);2400;0)" office:value-type="float" office:value="0" calcext:value-type="float">
            <text:p>0</text:p>
          </table:table-cell>
          <table:table-cell table:formula="of:=[.J52] + [.I53]" office:value-type="float" office:value="9200" calcext:value-type="float">
            <text:p>9200</text:p>
          </table:table-cell>
          <table:table-cell table:formula="of:=[.H53] - [.J53]" office:value-type="float" office:value="-6980" calcext:value-type="float">
            <text:p>-698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2-22" calcext:value-type="date">
            <text:p>22.02.2023</text:p>
          </table:table-cell>
          <table:table-cell table:style-name="ce43" table:formula="of:=MONTH([.A54])" office:value-type="float" office:value="2" calcext:value-type="float">
            <text:p>2</text:p>
          </table:table-cell>
          <table:table-cell table:formula="of:=WEEKDAY([.A54];2)" office:value-type="float" office:value="3" calcext:value-type="float">
            <text:p>3</text:p>
          </table:table-cell>
          <table:table-cell table:style-name="ce1" office:value-type="string" calcext:value-type="string">
            <text:p>ZIMA</text:p>
          </table:table-cell>
          <table:table-cell table:formula="of:=IF([.D54] = &quot;ZIMA&quot;; 0.2; IF([.D54] = &quot;WIOSNA&quot;; 0.5; IF([.D54] = &quot;LATO&quot;; 0.9; 0.4)))" office:value-type="float" office:value="0.2" calcext:value-type="float">
            <text:p>0,2</text:p>
          </table:table-cell>
          <table:table-cell table:style-name="ce43" table:formula="of:=[.F53] + IF(AND([.B53]&lt;&gt;[.B54]; [.K53]&gt;= 2400);3;0)" office:value-type="float" office:value="10" calcext:value-type="float">
            <text:p>10</text:p>
          </table:table-cell>
          <table:table-cell table:formula="of:= IF([.C54] &lt; 6; [.$M$7] * FLOOR([.E54] * [.F54]); 0)" office:value-type="float" office:value="60" calcext:value-type="float">
            <text:p>60</text:p>
          </table:table-cell>
          <table:table-cell table:formula="of:=[.H53] + [.G54]" office:value-type="float" office:value="2280" calcext:value-type="float">
            <text:p>2280</text:p>
          </table:table-cell>
          <table:table-cell table:style-name="ce43" table:formula="of:=IF([.C54] = 7; [.F54] * 15; 0) + IF(AND([.B53]&lt;&gt;[.B54]; [.K53]&gt;= 2400);2400;0)" office:value-type="float" office:value="0" calcext:value-type="float">
            <text:p>0</text:p>
          </table:table-cell>
          <table:table-cell table:formula="of:=[.J53] + [.I54]" office:value-type="float" office:value="9200" calcext:value-type="float">
            <text:p>9200</text:p>
          </table:table-cell>
          <table:table-cell table:formula="of:=[.H54] - [.J54]" office:value-type="float" office:value="-6920" calcext:value-type="float">
            <text:p>-692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2-23" calcext:value-type="date">
            <text:p>23.02.2023</text:p>
          </table:table-cell>
          <table:table-cell table:style-name="ce43" table:formula="of:=MONTH([.A55])" office:value-type="float" office:value="2" calcext:value-type="float">
            <text:p>2</text:p>
          </table:table-cell>
          <table:table-cell table:formula="of:=WEEKDAY([.A55];2)" office:value-type="float" office:value="4" calcext:value-type="float">
            <text:p>4</text:p>
          </table:table-cell>
          <table:table-cell table:style-name="ce1" office:value-type="string" calcext:value-type="string">
            <text:p>ZIMA</text:p>
          </table:table-cell>
          <table:table-cell table:formula="of:=IF([.D55] = &quot;ZIMA&quot;; 0.2; IF([.D55] = &quot;WIOSNA&quot;; 0.5; IF([.D55] = &quot;LATO&quot;; 0.9; 0.4)))" office:value-type="float" office:value="0.2" calcext:value-type="float">
            <text:p>0,2</text:p>
          </table:table-cell>
          <table:table-cell table:style-name="ce43" table:formula="of:=[.F54] + IF(AND([.B54]&lt;&gt;[.B55]; [.K54]&gt;= 2400);3;0)" office:value-type="float" office:value="10" calcext:value-type="float">
            <text:p>10</text:p>
          </table:table-cell>
          <table:table-cell table:formula="of:= IF([.C55] &lt; 6; [.$M$7] * FLOOR([.E55] * [.F55]); 0)" office:value-type="float" office:value="60" calcext:value-type="float">
            <text:p>60</text:p>
          </table:table-cell>
          <table:table-cell table:formula="of:=[.H54] + [.G55]" office:value-type="float" office:value="2340" calcext:value-type="float">
            <text:p>2340</text:p>
          </table:table-cell>
          <table:table-cell table:style-name="ce43" table:formula="of:=IF([.C55] = 7; [.F55] * 15; 0) + IF(AND([.B54]&lt;&gt;[.B55]; [.K54]&gt;= 2400);2400;0)" office:value-type="float" office:value="0" calcext:value-type="float">
            <text:p>0</text:p>
          </table:table-cell>
          <table:table-cell table:formula="of:=[.J54] + [.I55]" office:value-type="float" office:value="9200" calcext:value-type="float">
            <text:p>9200</text:p>
          </table:table-cell>
          <table:table-cell table:formula="of:=[.H55] - [.J55]" office:value-type="float" office:value="-6860" calcext:value-type="float">
            <text:p>-686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2-24" calcext:value-type="date">
            <text:p>24.02.2023</text:p>
          </table:table-cell>
          <table:table-cell table:style-name="ce43" table:formula="of:=MONTH([.A56])" office:value-type="float" office:value="2" calcext:value-type="float">
            <text:p>2</text:p>
          </table:table-cell>
          <table:table-cell table:formula="of:=WEEKDAY([.A56];2)" office:value-type="float" office:value="5" calcext:value-type="float">
            <text:p>5</text:p>
          </table:table-cell>
          <table:table-cell table:style-name="ce1" office:value-type="string" calcext:value-type="string">
            <text:p>ZIMA</text:p>
          </table:table-cell>
          <table:table-cell table:formula="of:=IF([.D56] = &quot;ZIMA&quot;; 0.2; IF([.D56] = &quot;WIOSNA&quot;; 0.5; IF([.D56] = &quot;LATO&quot;; 0.9; 0.4)))" office:value-type="float" office:value="0.2" calcext:value-type="float">
            <text:p>0,2</text:p>
          </table:table-cell>
          <table:table-cell table:style-name="ce43" table:formula="of:=[.F55] + IF(AND([.B55]&lt;&gt;[.B56]; [.K55]&gt;= 2400);3;0)" office:value-type="float" office:value="10" calcext:value-type="float">
            <text:p>10</text:p>
          </table:table-cell>
          <table:table-cell table:formula="of:= IF([.C56] &lt; 6; [.$M$7] * FLOOR([.E56] * [.F56]); 0)" office:value-type="float" office:value="60" calcext:value-type="float">
            <text:p>60</text:p>
          </table:table-cell>
          <table:table-cell table:formula="of:=[.H55] + [.G56]" office:value-type="float" office:value="2400" calcext:value-type="float">
            <text:p>2400</text:p>
          </table:table-cell>
          <table:table-cell table:style-name="ce43" table:formula="of:=IF([.C56] = 7; [.F56] * 15; 0) + IF(AND([.B55]&lt;&gt;[.B56]; [.K55]&gt;= 2400);2400;0)" office:value-type="float" office:value="0" calcext:value-type="float">
            <text:p>0</text:p>
          </table:table-cell>
          <table:table-cell table:formula="of:=[.J55] + [.I56]" office:value-type="float" office:value="9200" calcext:value-type="float">
            <text:p>9200</text:p>
          </table:table-cell>
          <table:table-cell table:formula="of:=[.H56] - [.J56]" office:value-type="float" office:value="-6800" calcext:value-type="float">
            <text:p>-680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2-25" calcext:value-type="date">
            <text:p>25.02.2023</text:p>
          </table:table-cell>
          <table:table-cell table:style-name="ce43" table:formula="of:=MONTH([.A57])" office:value-type="float" office:value="2" calcext:value-type="float">
            <text:p>2</text:p>
          </table:table-cell>
          <table:table-cell table:formula="of:=WEEKDAY([.A57];2)" office:value-type="float" office:value="6" calcext:value-type="float">
            <text:p>6</text:p>
          </table:table-cell>
          <table:table-cell table:style-name="ce1" office:value-type="string" calcext:value-type="string">
            <text:p>ZIMA</text:p>
          </table:table-cell>
          <table:table-cell table:formula="of:=IF([.D57] = &quot;ZIMA&quot;; 0.2; IF([.D57] = &quot;WIOSNA&quot;; 0.5; IF([.D57] = &quot;LATO&quot;; 0.9; 0.4)))" office:value-type="float" office:value="0.2" calcext:value-type="float">
            <text:p>0,2</text:p>
          </table:table-cell>
          <table:table-cell table:style-name="ce43" table:formula="of:=[.F56] + IF(AND([.B56]&lt;&gt;[.B57]; [.K56]&gt;= 2400);3;0)" office:value-type="float" office:value="10" calcext:value-type="float">
            <text:p>10</text:p>
          </table:table-cell>
          <table:table-cell table:formula="of:= IF([.C57] &lt; 6; [.$M$7] * FLOOR([.E57] * [.F57]); 0)" office:value-type="float" office:value="0" calcext:value-type="float">
            <text:p>0</text:p>
          </table:table-cell>
          <table:table-cell table:formula="of:=[.H56] + [.G57]" office:value-type="float" office:value="2400" calcext:value-type="float">
            <text:p>2400</text:p>
          </table:table-cell>
          <table:table-cell table:style-name="ce43" table:formula="of:=IF([.C57] = 7; [.F57] * 15; 0) + IF(AND([.B56]&lt;&gt;[.B57]; [.K56]&gt;= 2400);2400;0)" office:value-type="float" office:value="0" calcext:value-type="float">
            <text:p>0</text:p>
          </table:table-cell>
          <table:table-cell table:formula="of:=[.J56] + [.I57]" office:value-type="float" office:value="9200" calcext:value-type="float">
            <text:p>9200</text:p>
          </table:table-cell>
          <table:table-cell table:formula="of:=[.H57] - [.J57]" office:value-type="float" office:value="-6800" calcext:value-type="float">
            <text:p>-680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2-26" calcext:value-type="date">
            <text:p>26.02.2023</text:p>
          </table:table-cell>
          <table:table-cell table:style-name="ce43" table:formula="of:=MONTH([.A58])" office:value-type="float" office:value="2" calcext:value-type="float">
            <text:p>2</text:p>
          </table:table-cell>
          <table:table-cell table:formula="of:=WEEKDAY([.A58];2)" office:value-type="float" office:value="7" calcext:value-type="float">
            <text:p>7</text:p>
          </table:table-cell>
          <table:table-cell table:style-name="ce1" office:value-type="string" calcext:value-type="string">
            <text:p>ZIMA</text:p>
          </table:table-cell>
          <table:table-cell table:formula="of:=IF([.D58] = &quot;ZIMA&quot;; 0.2; IF([.D58] = &quot;WIOSNA&quot;; 0.5; IF([.D58] = &quot;LATO&quot;; 0.9; 0.4)))" office:value-type="float" office:value="0.2" calcext:value-type="float">
            <text:p>0,2</text:p>
          </table:table-cell>
          <table:table-cell table:style-name="ce43" table:formula="of:=[.F57] + IF(AND([.B57]&lt;&gt;[.B58]; [.K57]&gt;= 2400);3;0)" office:value-type="float" office:value="10" calcext:value-type="float">
            <text:p>10</text:p>
          </table:table-cell>
          <table:table-cell table:formula="of:= IF([.C58] &lt; 6; [.$M$7] * FLOOR([.E58] * [.F58]); 0)" office:value-type="float" office:value="0" calcext:value-type="float">
            <text:p>0</text:p>
          </table:table-cell>
          <table:table-cell table:formula="of:=[.H57] + [.G58]" office:value-type="float" office:value="2400" calcext:value-type="float">
            <text:p>2400</text:p>
          </table:table-cell>
          <table:table-cell table:style-name="ce43" table:formula="of:=IF([.C58] = 7; [.F58] * 15; 0) + IF(AND([.B57]&lt;&gt;[.B58]; [.K57]&gt;= 2400);2400;0)" office:value-type="float" office:value="150" calcext:value-type="float">
            <text:p>150</text:p>
          </table:table-cell>
          <table:table-cell table:formula="of:=[.J57] + [.I58]" office:value-type="float" office:value="9350" calcext:value-type="float">
            <text:p>9350</text:p>
          </table:table-cell>
          <table:table-cell table:formula="of:=[.H58] - [.J58]" office:value-type="float" office:value="-6950" calcext:value-type="float">
            <text:p>-695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2-27" calcext:value-type="date">
            <text:p>27.02.2023</text:p>
          </table:table-cell>
          <table:table-cell table:style-name="ce43" table:formula="of:=MONTH([.A59])" office:value-type="float" office:value="2" calcext:value-type="float">
            <text:p>2</text:p>
          </table:table-cell>
          <table:table-cell table:formula="of:=WEEKDAY([.A59];2)" office:value-type="float" office:value="1" calcext:value-type="float">
            <text:p>1</text:p>
          </table:table-cell>
          <table:table-cell table:style-name="ce1" office:value-type="string" calcext:value-type="string">
            <text:p>ZIMA</text:p>
          </table:table-cell>
          <table:table-cell table:formula="of:=IF([.D59] = &quot;ZIMA&quot;; 0.2; IF([.D59] = &quot;WIOSNA&quot;; 0.5; IF([.D59] = &quot;LATO&quot;; 0.9; 0.4)))" office:value-type="float" office:value="0.2" calcext:value-type="float">
            <text:p>0,2</text:p>
          </table:table-cell>
          <table:table-cell table:style-name="ce43" table:formula="of:=[.F58] + IF(AND([.B58]&lt;&gt;[.B59]; [.K58]&gt;= 2400);3;0)" office:value-type="float" office:value="10" calcext:value-type="float">
            <text:p>10</text:p>
          </table:table-cell>
          <table:table-cell table:formula="of:= IF([.C59] &lt; 6; [.$M$7] * FLOOR([.E59] * [.F59]); 0)" office:value-type="float" office:value="60" calcext:value-type="float">
            <text:p>60</text:p>
          </table:table-cell>
          <table:table-cell table:formula="of:=[.H58] + [.G59]" office:value-type="float" office:value="2460" calcext:value-type="float">
            <text:p>2460</text:p>
          </table:table-cell>
          <table:table-cell table:style-name="ce43" table:formula="of:=IF([.C59] = 7; [.F59] * 15; 0) + IF(AND([.B58]&lt;&gt;[.B59]; [.K58]&gt;= 2400);2400;0)" office:value-type="float" office:value="0" calcext:value-type="float">
            <text:p>0</text:p>
          </table:table-cell>
          <table:table-cell table:formula="of:=[.J58] + [.I59]" office:value-type="float" office:value="9350" calcext:value-type="float">
            <text:p>9350</text:p>
          </table:table-cell>
          <table:table-cell table:formula="of:=[.H59] - [.J59]" office:value-type="float" office:value="-6890" calcext:value-type="float">
            <text:p>-689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2-28" calcext:value-type="date">
            <text:p>28.02.2023</text:p>
          </table:table-cell>
          <table:table-cell table:style-name="ce43" table:formula="of:=MONTH([.A60])" office:value-type="float" office:value="2" calcext:value-type="float">
            <text:p>2</text:p>
          </table:table-cell>
          <table:table-cell table:formula="of:=WEEKDAY([.A60];2)" office:value-type="float" office:value="2" calcext:value-type="float">
            <text:p>2</text:p>
          </table:table-cell>
          <table:table-cell table:style-name="ce1" office:value-type="string" calcext:value-type="string">
            <text:p>ZIMA</text:p>
          </table:table-cell>
          <table:table-cell table:formula="of:=IF([.D60] = &quot;ZIMA&quot;; 0.2; IF([.D60] = &quot;WIOSNA&quot;; 0.5; IF([.D60] = &quot;LATO&quot;; 0.9; 0.4)))" office:value-type="float" office:value="0.2" calcext:value-type="float">
            <text:p>0,2</text:p>
          </table:table-cell>
          <table:table-cell table:style-name="ce43" table:formula="of:=[.F59] + IF(AND([.B59]&lt;&gt;[.B60]; [.K59]&gt;= 2400);3;0)" office:value-type="float" office:value="10" calcext:value-type="float">
            <text:p>10</text:p>
          </table:table-cell>
          <table:table-cell table:formula="of:= IF([.C60] &lt; 6; [.$M$7] * FLOOR([.E60] * [.F60]); 0)" office:value-type="float" office:value="60" calcext:value-type="float">
            <text:p>60</text:p>
          </table:table-cell>
          <table:table-cell table:formula="of:=[.H59] + [.G60]" office:value-type="float" office:value="2520" calcext:value-type="float">
            <text:p>2520</text:p>
          </table:table-cell>
          <table:table-cell table:style-name="ce43" table:formula="of:=IF([.C60] = 7; [.F60] * 15; 0) + IF(AND([.B59]&lt;&gt;[.B60]; [.K59]&gt;= 2400);2400;0)" office:value-type="float" office:value="0" calcext:value-type="float">
            <text:p>0</text:p>
          </table:table-cell>
          <table:table-cell table:formula="of:=[.J59] + [.I60]" office:value-type="float" office:value="9350" calcext:value-type="float">
            <text:p>9350</text:p>
          </table:table-cell>
          <table:table-cell table:formula="of:=[.H60] - [.J60]" office:value-type="float" office:value="-6830" calcext:value-type="float">
            <text:p>-683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3-01" calcext:value-type="date">
            <text:p>1.03.2023</text:p>
          </table:table-cell>
          <table:table-cell table:style-name="ce43" table:formula="of:=MONTH([.A61])" office:value-type="float" office:value="3" calcext:value-type="float">
            <text:p>3</text:p>
          </table:table-cell>
          <table:table-cell table:formula="of:=WEEKDAY([.A61];2)" office:value-type="float" office:value="3" calcext:value-type="float">
            <text:p>3</text:p>
          </table:table-cell>
          <table:table-cell table:style-name="ce1" office:value-type="string" calcext:value-type="string">
            <text:p>ZIMA</text:p>
          </table:table-cell>
          <table:table-cell table:formula="of:=IF([.D61] = &quot;ZIMA&quot;; 0.2; IF([.D61] = &quot;WIOSNA&quot;; 0.5; IF([.D61] = &quot;LATO&quot;; 0.9; 0.4)))" office:value-type="float" office:value="0.2" calcext:value-type="float">
            <text:p>0,2</text:p>
          </table:table-cell>
          <table:table-cell table:style-name="ce43" table:formula="of:=[.F60] + IF(AND([.B60]&lt;&gt;[.B61]; [.K60]&gt;= 2400);3;0)" office:value-type="float" office:value="10" calcext:value-type="float">
            <text:p>10</text:p>
          </table:table-cell>
          <table:table-cell table:formula="of:= IF([.C61] &lt; 6; [.$M$7] * FLOOR([.E61] * [.F61]); 0)" office:value-type="float" office:value="60" calcext:value-type="float">
            <text:p>60</text:p>
          </table:table-cell>
          <table:table-cell table:formula="of:=[.H60] + [.G61]" office:value-type="float" office:value="2580" calcext:value-type="float">
            <text:p>2580</text:p>
          </table:table-cell>
          <table:table-cell table:style-name="ce43" table:formula="of:=IF([.C61] = 7; [.F61] * 15; 0) + IF(AND([.B60]&lt;&gt;[.B61]; [.K60]&gt;= 2400);2400;0)" office:value-type="float" office:value="0" calcext:value-type="float">
            <text:p>0</text:p>
          </table:table-cell>
          <table:table-cell table:formula="of:=[.J60] + [.I61]" office:value-type="float" office:value="9350" calcext:value-type="float">
            <text:p>9350</text:p>
          </table:table-cell>
          <table:table-cell table:formula="of:=[.H61] - [.J61]" office:value-type="float" office:value="-6770" calcext:value-type="float">
            <text:p>-677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3-02" calcext:value-type="date">
            <text:p>2.03.2023</text:p>
          </table:table-cell>
          <table:table-cell table:style-name="ce43" table:formula="of:=MONTH([.A62])" office:value-type="float" office:value="3" calcext:value-type="float">
            <text:p>3</text:p>
          </table:table-cell>
          <table:table-cell table:formula="of:=WEEKDAY([.A62];2)" office:value-type="float" office:value="4" calcext:value-type="float">
            <text:p>4</text:p>
          </table:table-cell>
          <table:table-cell table:style-name="ce1" office:value-type="string" calcext:value-type="string">
            <text:p>ZIMA</text:p>
          </table:table-cell>
          <table:table-cell table:formula="of:=IF([.D62] = &quot;ZIMA&quot;; 0.2; IF([.D62] = &quot;WIOSNA&quot;; 0.5; IF([.D62] = &quot;LATO&quot;; 0.9; 0.4)))" office:value-type="float" office:value="0.2" calcext:value-type="float">
            <text:p>0,2</text:p>
          </table:table-cell>
          <table:table-cell table:style-name="ce43" table:formula="of:=[.F61] + IF(AND([.B61]&lt;&gt;[.B62]; [.K61]&gt;= 2400);3;0)" office:value-type="float" office:value="10" calcext:value-type="float">
            <text:p>10</text:p>
          </table:table-cell>
          <table:table-cell table:formula="of:= IF([.C62] &lt; 6; [.$M$7] * FLOOR([.E62] * [.F62]); 0)" office:value-type="float" office:value="60" calcext:value-type="float">
            <text:p>60</text:p>
          </table:table-cell>
          <table:table-cell table:formula="of:=[.H61] + [.G62]" office:value-type="float" office:value="2640" calcext:value-type="float">
            <text:p>2640</text:p>
          </table:table-cell>
          <table:table-cell table:style-name="ce43" table:formula="of:=IF([.C62] = 7; [.F62] * 15; 0) + IF(AND([.B61]&lt;&gt;[.B62]; [.K61]&gt;= 2400);2400;0)" office:value-type="float" office:value="0" calcext:value-type="float">
            <text:p>0</text:p>
          </table:table-cell>
          <table:table-cell table:formula="of:=[.J61] + [.I62]" office:value-type="float" office:value="9350" calcext:value-type="float">
            <text:p>9350</text:p>
          </table:table-cell>
          <table:table-cell table:formula="of:=[.H62] - [.J62]" office:value-type="float" office:value="-6710" calcext:value-type="float">
            <text:p>-671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3-03" calcext:value-type="date">
            <text:p>3.03.2023</text:p>
          </table:table-cell>
          <table:table-cell table:style-name="ce43" table:formula="of:=MONTH([.A63])" office:value-type="float" office:value="3" calcext:value-type="float">
            <text:p>3</text:p>
          </table:table-cell>
          <table:table-cell table:formula="of:=WEEKDAY([.A63];2)" office:value-type="float" office:value="5" calcext:value-type="float">
            <text:p>5</text:p>
          </table:table-cell>
          <table:table-cell table:style-name="ce1" office:value-type="string" calcext:value-type="string">
            <text:p>ZIMA</text:p>
          </table:table-cell>
          <table:table-cell table:formula="of:=IF([.D63] = &quot;ZIMA&quot;; 0.2; IF([.D63] = &quot;WIOSNA&quot;; 0.5; IF([.D63] = &quot;LATO&quot;; 0.9; 0.4)))" office:value-type="float" office:value="0.2" calcext:value-type="float">
            <text:p>0,2</text:p>
          </table:table-cell>
          <table:table-cell table:style-name="ce43" table:formula="of:=[.F62] + IF(AND([.B62]&lt;&gt;[.B63]; [.K62]&gt;= 2400);3;0)" office:value-type="float" office:value="10" calcext:value-type="float">
            <text:p>10</text:p>
          </table:table-cell>
          <table:table-cell table:formula="of:= IF([.C63] &lt; 6; [.$M$7] * FLOOR([.E63] * [.F63]); 0)" office:value-type="float" office:value="60" calcext:value-type="float">
            <text:p>60</text:p>
          </table:table-cell>
          <table:table-cell table:formula="of:=[.H62] + [.G63]" office:value-type="float" office:value="2700" calcext:value-type="float">
            <text:p>2700</text:p>
          </table:table-cell>
          <table:table-cell table:style-name="ce43" table:formula="of:=IF([.C63] = 7; [.F63] * 15; 0) + IF(AND([.B62]&lt;&gt;[.B63]; [.K62]&gt;= 2400);2400;0)" office:value-type="float" office:value="0" calcext:value-type="float">
            <text:p>0</text:p>
          </table:table-cell>
          <table:table-cell table:formula="of:=[.J62] + [.I63]" office:value-type="float" office:value="9350" calcext:value-type="float">
            <text:p>9350</text:p>
          </table:table-cell>
          <table:table-cell table:formula="of:=[.H63] - [.J63]" office:value-type="float" office:value="-6650" calcext:value-type="float">
            <text:p>-665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3-04" calcext:value-type="date">
            <text:p>4.03.2023</text:p>
          </table:table-cell>
          <table:table-cell table:style-name="ce43" table:formula="of:=MONTH([.A64])" office:value-type="float" office:value="3" calcext:value-type="float">
            <text:p>3</text:p>
          </table:table-cell>
          <table:table-cell table:formula="of:=WEEKDAY([.A64];2)" office:value-type="float" office:value="6" calcext:value-type="float">
            <text:p>6</text:p>
          </table:table-cell>
          <table:table-cell table:style-name="ce1" office:value-type="string" calcext:value-type="string">
            <text:p>ZIMA</text:p>
          </table:table-cell>
          <table:table-cell table:formula="of:=IF([.D64] = &quot;ZIMA&quot;; 0.2; IF([.D64] = &quot;WIOSNA&quot;; 0.5; IF([.D64] = &quot;LATO&quot;; 0.9; 0.4)))" office:value-type="float" office:value="0.2" calcext:value-type="float">
            <text:p>0,2</text:p>
          </table:table-cell>
          <table:table-cell table:style-name="ce43" table:formula="of:=[.F63] + IF(AND([.B63]&lt;&gt;[.B64]; [.K63]&gt;= 2400);3;0)" office:value-type="float" office:value="10" calcext:value-type="float">
            <text:p>10</text:p>
          </table:table-cell>
          <table:table-cell table:formula="of:= IF([.C64] &lt; 6; [.$M$7] * FLOOR([.E64] * [.F64]); 0)" office:value-type="float" office:value="0" calcext:value-type="float">
            <text:p>0</text:p>
          </table:table-cell>
          <table:table-cell table:formula="of:=[.H63] + [.G64]" office:value-type="float" office:value="2700" calcext:value-type="float">
            <text:p>2700</text:p>
          </table:table-cell>
          <table:table-cell table:style-name="ce43" table:formula="of:=IF([.C64] = 7; [.F64] * 15; 0) + IF(AND([.B63]&lt;&gt;[.B64]; [.K63]&gt;= 2400);2400;0)" office:value-type="float" office:value="0" calcext:value-type="float">
            <text:p>0</text:p>
          </table:table-cell>
          <table:table-cell table:formula="of:=[.J63] + [.I64]" office:value-type="float" office:value="9350" calcext:value-type="float">
            <text:p>9350</text:p>
          </table:table-cell>
          <table:table-cell table:formula="of:=[.H64] - [.J64]" office:value-type="float" office:value="-6650" calcext:value-type="float">
            <text:p>-665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3-05" calcext:value-type="date">
            <text:p>5.03.2023</text:p>
          </table:table-cell>
          <table:table-cell table:style-name="ce43" table:formula="of:=MONTH([.A65])" office:value-type="float" office:value="3" calcext:value-type="float">
            <text:p>3</text:p>
          </table:table-cell>
          <table:table-cell table:formula="of:=WEEKDAY([.A65];2)" office:value-type="float" office:value="7" calcext:value-type="float">
            <text:p>7</text:p>
          </table:table-cell>
          <table:table-cell table:style-name="ce1" office:value-type="string" calcext:value-type="string">
            <text:p>ZIMA</text:p>
          </table:table-cell>
          <table:table-cell table:formula="of:=IF([.D65] = &quot;ZIMA&quot;; 0.2; IF([.D65] = &quot;WIOSNA&quot;; 0.5; IF([.D65] = &quot;LATO&quot;; 0.9; 0.4)))" office:value-type="float" office:value="0.2" calcext:value-type="float">
            <text:p>0,2</text:p>
          </table:table-cell>
          <table:table-cell table:style-name="ce43" table:formula="of:=[.F64] + IF(AND([.B64]&lt;&gt;[.B65]; [.K64]&gt;= 2400);3;0)" office:value-type="float" office:value="10" calcext:value-type="float">
            <text:p>10</text:p>
          </table:table-cell>
          <table:table-cell table:formula="of:= IF([.C65] &lt; 6; [.$M$7] * FLOOR([.E65] * [.F65]); 0)" office:value-type="float" office:value="0" calcext:value-type="float">
            <text:p>0</text:p>
          </table:table-cell>
          <table:table-cell table:formula="of:=[.H64] + [.G65]" office:value-type="float" office:value="2700" calcext:value-type="float">
            <text:p>2700</text:p>
          </table:table-cell>
          <table:table-cell table:style-name="ce43" table:formula="of:=IF([.C65] = 7; [.F65] * 15; 0) + IF(AND([.B64]&lt;&gt;[.B65]; [.K64]&gt;= 2400);2400;0)" office:value-type="float" office:value="150" calcext:value-type="float">
            <text:p>150</text:p>
          </table:table-cell>
          <table:table-cell table:formula="of:=[.J64] + [.I65]" office:value-type="float" office:value="9500" calcext:value-type="float">
            <text:p>9500</text:p>
          </table:table-cell>
          <table:table-cell table:formula="of:=[.H65] - [.J65]" office:value-type="float" office:value="-6800" calcext:value-type="float">
            <text:p>-680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3-06" calcext:value-type="date">
            <text:p>6.03.2023</text:p>
          </table:table-cell>
          <table:table-cell table:style-name="ce43" table:formula="of:=MONTH([.A66])" office:value-type="float" office:value="3" calcext:value-type="float">
            <text:p>3</text:p>
          </table:table-cell>
          <table:table-cell table:formula="of:=WEEKDAY([.A66];2)" office:value-type="float" office:value="1" calcext:value-type="float">
            <text:p>1</text:p>
          </table:table-cell>
          <table:table-cell table:style-name="ce1" office:value-type="string" calcext:value-type="string">
            <text:p>ZIMA</text:p>
          </table:table-cell>
          <table:table-cell table:formula="of:=IF([.D66] = &quot;ZIMA&quot;; 0.2; IF([.D66] = &quot;WIOSNA&quot;; 0.5; IF([.D66] = &quot;LATO&quot;; 0.9; 0.4)))" office:value-type="float" office:value="0.2" calcext:value-type="float">
            <text:p>0,2</text:p>
          </table:table-cell>
          <table:table-cell table:style-name="ce43" table:formula="of:=[.F65] + IF(AND([.B65]&lt;&gt;[.B66]; [.K65]&gt;= 2400);3;0)" office:value-type="float" office:value="10" calcext:value-type="float">
            <text:p>10</text:p>
          </table:table-cell>
          <table:table-cell table:formula="of:= IF([.C66] &lt; 6; [.$M$7] * FLOOR([.E66] * [.F66]); 0)" office:value-type="float" office:value="60" calcext:value-type="float">
            <text:p>60</text:p>
          </table:table-cell>
          <table:table-cell table:formula="of:=[.H65] + [.G66]" office:value-type="float" office:value="2760" calcext:value-type="float">
            <text:p>2760</text:p>
          </table:table-cell>
          <table:table-cell table:style-name="ce43" table:formula="of:=IF([.C66] = 7; [.F66] * 15; 0) + IF(AND([.B65]&lt;&gt;[.B66]; [.K65]&gt;= 2400);2400;0)" office:value-type="float" office:value="0" calcext:value-type="float">
            <text:p>0</text:p>
          </table:table-cell>
          <table:table-cell table:formula="of:=[.J65] + [.I66]" office:value-type="float" office:value="9500" calcext:value-type="float">
            <text:p>9500</text:p>
          </table:table-cell>
          <table:table-cell table:formula="of:=[.H66] - [.J66]" office:value-type="float" office:value="-6740" calcext:value-type="float">
            <text:p>-674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3-07" calcext:value-type="date">
            <text:p>7.03.2023</text:p>
          </table:table-cell>
          <table:table-cell table:style-name="ce43" table:formula="of:=MONTH([.A67])" office:value-type="float" office:value="3" calcext:value-type="float">
            <text:p>3</text:p>
          </table:table-cell>
          <table:table-cell table:formula="of:=WEEKDAY([.A67];2)" office:value-type="float" office:value="2" calcext:value-type="float">
            <text:p>2</text:p>
          </table:table-cell>
          <table:table-cell table:style-name="ce1" office:value-type="string" calcext:value-type="string">
            <text:p>ZIMA</text:p>
          </table:table-cell>
          <table:table-cell table:formula="of:=IF([.D67] = &quot;ZIMA&quot;; 0.2; IF([.D67] = &quot;WIOSNA&quot;; 0.5; IF([.D67] = &quot;LATO&quot;; 0.9; 0.4)))" office:value-type="float" office:value="0.2" calcext:value-type="float">
            <text:p>0,2</text:p>
          </table:table-cell>
          <table:table-cell table:style-name="ce43" table:formula="of:=[.F66] + IF(AND([.B66]&lt;&gt;[.B67]; [.K66]&gt;= 2400);3;0)" office:value-type="float" office:value="10" calcext:value-type="float">
            <text:p>10</text:p>
          </table:table-cell>
          <table:table-cell table:formula="of:= IF([.C67] &lt; 6; [.$M$7] * FLOOR([.E67] * [.F67]); 0)" office:value-type="float" office:value="60" calcext:value-type="float">
            <text:p>60</text:p>
          </table:table-cell>
          <table:table-cell table:formula="of:=[.H66] + [.G67]" office:value-type="float" office:value="2820" calcext:value-type="float">
            <text:p>2820</text:p>
          </table:table-cell>
          <table:table-cell table:style-name="ce43" table:formula="of:=IF([.C67] = 7; [.F67] * 15; 0) + IF(AND([.B66]&lt;&gt;[.B67]; [.K66]&gt;= 2400);2400;0)" office:value-type="float" office:value="0" calcext:value-type="float">
            <text:p>0</text:p>
          </table:table-cell>
          <table:table-cell table:formula="of:=[.J66] + [.I67]" office:value-type="float" office:value="9500" calcext:value-type="float">
            <text:p>9500</text:p>
          </table:table-cell>
          <table:table-cell table:formula="of:=[.H67] - [.J67]" office:value-type="float" office:value="-6680" calcext:value-type="float">
            <text:p>-668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3-08" calcext:value-type="date">
            <text:p>8.03.2023</text:p>
          </table:table-cell>
          <table:table-cell table:style-name="ce43" table:formula="of:=MONTH([.A68])" office:value-type="float" office:value="3" calcext:value-type="float">
            <text:p>3</text:p>
          </table:table-cell>
          <table:table-cell table:formula="of:=WEEKDAY([.A68];2)" office:value-type="float" office:value="3" calcext:value-type="float">
            <text:p>3</text:p>
          </table:table-cell>
          <table:table-cell table:style-name="ce1" office:value-type="string" calcext:value-type="string">
            <text:p>ZIMA</text:p>
          </table:table-cell>
          <table:table-cell table:formula="of:=IF([.D68] = &quot;ZIMA&quot;; 0.2; IF([.D68] = &quot;WIOSNA&quot;; 0.5; IF([.D68] = &quot;LATO&quot;; 0.9; 0.4)))" office:value-type="float" office:value="0.2" calcext:value-type="float">
            <text:p>0,2</text:p>
          </table:table-cell>
          <table:table-cell table:style-name="ce43" table:formula="of:=[.F67] + IF(AND([.B67]&lt;&gt;[.B68]; [.K67]&gt;= 2400);3;0)" office:value-type="float" office:value="10" calcext:value-type="float">
            <text:p>10</text:p>
          </table:table-cell>
          <table:table-cell table:formula="of:= IF([.C68] &lt; 6; [.$M$7] * FLOOR([.E68] * [.F68]); 0)" office:value-type="float" office:value="60" calcext:value-type="float">
            <text:p>60</text:p>
          </table:table-cell>
          <table:table-cell table:formula="of:=[.H67] + [.G68]" office:value-type="float" office:value="2880" calcext:value-type="float">
            <text:p>2880</text:p>
          </table:table-cell>
          <table:table-cell table:style-name="ce43" table:formula="of:=IF([.C68] = 7; [.F68] * 15; 0) + IF(AND([.B67]&lt;&gt;[.B68]; [.K67]&gt;= 2400);2400;0)" office:value-type="float" office:value="0" calcext:value-type="float">
            <text:p>0</text:p>
          </table:table-cell>
          <table:table-cell table:formula="of:=[.J67] + [.I68]" office:value-type="float" office:value="9500" calcext:value-type="float">
            <text:p>9500</text:p>
          </table:table-cell>
          <table:table-cell table:formula="of:=[.H68] - [.J68]" office:value-type="float" office:value="-6620" calcext:value-type="float">
            <text:p>-662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3-09" calcext:value-type="date">
            <text:p>9.03.2023</text:p>
          </table:table-cell>
          <table:table-cell table:style-name="ce43" table:formula="of:=MONTH([.A69])" office:value-type="float" office:value="3" calcext:value-type="float">
            <text:p>3</text:p>
          </table:table-cell>
          <table:table-cell table:formula="of:=WEEKDAY([.A69];2)" office:value-type="float" office:value="4" calcext:value-type="float">
            <text:p>4</text:p>
          </table:table-cell>
          <table:table-cell table:style-name="ce1" office:value-type="string" calcext:value-type="string">
            <text:p>ZIMA</text:p>
          </table:table-cell>
          <table:table-cell table:formula="of:=IF([.D69] = &quot;ZIMA&quot;; 0.2; IF([.D69] = &quot;WIOSNA&quot;; 0.5; IF([.D69] = &quot;LATO&quot;; 0.9; 0.4)))" office:value-type="float" office:value="0.2" calcext:value-type="float">
            <text:p>0,2</text:p>
          </table:table-cell>
          <table:table-cell table:style-name="ce43" table:formula="of:=[.F68] + IF(AND([.B68]&lt;&gt;[.B69]; [.K68]&gt;= 2400);3;0)" office:value-type="float" office:value="10" calcext:value-type="float">
            <text:p>10</text:p>
          </table:table-cell>
          <table:table-cell table:formula="of:= IF([.C69] &lt; 6; [.$M$7] * FLOOR([.E69] * [.F69]); 0)" office:value-type="float" office:value="60" calcext:value-type="float">
            <text:p>60</text:p>
          </table:table-cell>
          <table:table-cell table:formula="of:=[.H68] + [.G69]" office:value-type="float" office:value="2940" calcext:value-type="float">
            <text:p>2940</text:p>
          </table:table-cell>
          <table:table-cell table:style-name="ce43" table:formula="of:=IF([.C69] = 7; [.F69] * 15; 0) + IF(AND([.B68]&lt;&gt;[.B69]; [.K68]&gt;= 2400);2400;0)" office:value-type="float" office:value="0" calcext:value-type="float">
            <text:p>0</text:p>
          </table:table-cell>
          <table:table-cell table:formula="of:=[.J68] + [.I69]" office:value-type="float" office:value="9500" calcext:value-type="float">
            <text:p>9500</text:p>
          </table:table-cell>
          <table:table-cell table:formula="of:=[.H69] - [.J69]" office:value-type="float" office:value="-6560" calcext:value-type="float">
            <text:p>-656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3-10" calcext:value-type="date">
            <text:p>10.03.2023</text:p>
          </table:table-cell>
          <table:table-cell table:style-name="ce43" table:formula="of:=MONTH([.A70])" office:value-type="float" office:value="3" calcext:value-type="float">
            <text:p>3</text:p>
          </table:table-cell>
          <table:table-cell table:formula="of:=WEEKDAY([.A70];2)" office:value-type="float" office:value="5" calcext:value-type="float">
            <text:p>5</text:p>
          </table:table-cell>
          <table:table-cell table:style-name="ce1" office:value-type="string" calcext:value-type="string">
            <text:p>ZIMA</text:p>
          </table:table-cell>
          <table:table-cell table:formula="of:=IF([.D70] = &quot;ZIMA&quot;; 0.2; IF([.D70] = &quot;WIOSNA&quot;; 0.5; IF([.D70] = &quot;LATO&quot;; 0.9; 0.4)))" office:value-type="float" office:value="0.2" calcext:value-type="float">
            <text:p>0,2</text:p>
          </table:table-cell>
          <table:table-cell table:style-name="ce43" table:formula="of:=[.F69] + IF(AND([.B69]&lt;&gt;[.B70]; [.K69]&gt;= 2400);3;0)" office:value-type="float" office:value="10" calcext:value-type="float">
            <text:p>10</text:p>
          </table:table-cell>
          <table:table-cell table:formula="of:= IF([.C70] &lt; 6; [.$M$7] * FLOOR([.E70] * [.F70]); 0)" office:value-type="float" office:value="60" calcext:value-type="float">
            <text:p>60</text:p>
          </table:table-cell>
          <table:table-cell table:formula="of:=[.H69] + [.G70]" office:value-type="float" office:value="3000" calcext:value-type="float">
            <text:p>3000</text:p>
          </table:table-cell>
          <table:table-cell table:style-name="ce43" table:formula="of:=IF([.C70] = 7; [.F70] * 15; 0) + IF(AND([.B69]&lt;&gt;[.B70]; [.K69]&gt;= 2400);2400;0)" office:value-type="float" office:value="0" calcext:value-type="float">
            <text:p>0</text:p>
          </table:table-cell>
          <table:table-cell table:formula="of:=[.J69] + [.I70]" office:value-type="float" office:value="9500" calcext:value-type="float">
            <text:p>9500</text:p>
          </table:table-cell>
          <table:table-cell table:formula="of:=[.H70] - [.J70]" office:value-type="float" office:value="-6500" calcext:value-type="float">
            <text:p>-650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3-11" calcext:value-type="date">
            <text:p>11.03.2023</text:p>
          </table:table-cell>
          <table:table-cell table:style-name="ce43" table:formula="of:=MONTH([.A71])" office:value-type="float" office:value="3" calcext:value-type="float">
            <text:p>3</text:p>
          </table:table-cell>
          <table:table-cell table:formula="of:=WEEKDAY([.A71];2)" office:value-type="float" office:value="6" calcext:value-type="float">
            <text:p>6</text:p>
          </table:table-cell>
          <table:table-cell table:style-name="ce1" office:value-type="string" calcext:value-type="string">
            <text:p>ZIMA</text:p>
          </table:table-cell>
          <table:table-cell table:formula="of:=IF([.D71] = &quot;ZIMA&quot;; 0.2; IF([.D71] = &quot;WIOSNA&quot;; 0.5; IF([.D71] = &quot;LATO&quot;; 0.9; 0.4)))" office:value-type="float" office:value="0.2" calcext:value-type="float">
            <text:p>0,2</text:p>
          </table:table-cell>
          <table:table-cell table:style-name="ce43" table:formula="of:=[.F70] + IF(AND([.B70]&lt;&gt;[.B71]; [.K70]&gt;= 2400);3;0)" office:value-type="float" office:value="10" calcext:value-type="float">
            <text:p>10</text:p>
          </table:table-cell>
          <table:table-cell table:formula="of:= IF([.C71] &lt; 6; [.$M$7] * FLOOR([.E71] * [.F71]); 0)" office:value-type="float" office:value="0" calcext:value-type="float">
            <text:p>0</text:p>
          </table:table-cell>
          <table:table-cell table:formula="of:=[.H70] + [.G71]" office:value-type="float" office:value="3000" calcext:value-type="float">
            <text:p>3000</text:p>
          </table:table-cell>
          <table:table-cell table:style-name="ce43" table:formula="of:=IF([.C71] = 7; [.F71] * 15; 0) + IF(AND([.B70]&lt;&gt;[.B71]; [.K70]&gt;= 2400);2400;0)" office:value-type="float" office:value="0" calcext:value-type="float">
            <text:p>0</text:p>
          </table:table-cell>
          <table:table-cell table:formula="of:=[.J70] + [.I71]" office:value-type="float" office:value="9500" calcext:value-type="float">
            <text:p>9500</text:p>
          </table:table-cell>
          <table:table-cell table:formula="of:=[.H71] - [.J71]" office:value-type="float" office:value="-6500" calcext:value-type="float">
            <text:p>-650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3-12" calcext:value-type="date">
            <text:p>12.03.2023</text:p>
          </table:table-cell>
          <table:table-cell table:style-name="ce43" table:formula="of:=MONTH([.A72])" office:value-type="float" office:value="3" calcext:value-type="float">
            <text:p>3</text:p>
          </table:table-cell>
          <table:table-cell table:formula="of:=WEEKDAY([.A72];2)" office:value-type="float" office:value="7" calcext:value-type="float">
            <text:p>7</text:p>
          </table:table-cell>
          <table:table-cell table:style-name="ce1" office:value-type="string" calcext:value-type="string">
            <text:p>ZIMA</text:p>
          </table:table-cell>
          <table:table-cell table:formula="of:=IF([.D72] = &quot;ZIMA&quot;; 0.2; IF([.D72] = &quot;WIOSNA&quot;; 0.5; IF([.D72] = &quot;LATO&quot;; 0.9; 0.4)))" office:value-type="float" office:value="0.2" calcext:value-type="float">
            <text:p>0,2</text:p>
          </table:table-cell>
          <table:table-cell table:style-name="ce43" table:formula="of:=[.F71] + IF(AND([.B71]&lt;&gt;[.B72]; [.K71]&gt;= 2400);3;0)" office:value-type="float" office:value="10" calcext:value-type="float">
            <text:p>10</text:p>
          </table:table-cell>
          <table:table-cell table:formula="of:= IF([.C72] &lt; 6; [.$M$7] * FLOOR([.E72] * [.F72]); 0)" office:value-type="float" office:value="0" calcext:value-type="float">
            <text:p>0</text:p>
          </table:table-cell>
          <table:table-cell table:formula="of:=[.H71] + [.G72]" office:value-type="float" office:value="3000" calcext:value-type="float">
            <text:p>3000</text:p>
          </table:table-cell>
          <table:table-cell table:style-name="ce43" table:formula="of:=IF([.C72] = 7; [.F72] * 15; 0) + IF(AND([.B71]&lt;&gt;[.B72]; [.K71]&gt;= 2400);2400;0)" office:value-type="float" office:value="150" calcext:value-type="float">
            <text:p>150</text:p>
          </table:table-cell>
          <table:table-cell table:formula="of:=[.J71] + [.I72]" office:value-type="float" office:value="9650" calcext:value-type="float">
            <text:p>9650</text:p>
          </table:table-cell>
          <table:table-cell table:formula="of:=[.H72] - [.J72]" office:value-type="float" office:value="-6650" calcext:value-type="float">
            <text:p>-665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3-13" calcext:value-type="date">
            <text:p>13.03.2023</text:p>
          </table:table-cell>
          <table:table-cell table:style-name="ce43" table:formula="of:=MONTH([.A73])" office:value-type="float" office:value="3" calcext:value-type="float">
            <text:p>3</text:p>
          </table:table-cell>
          <table:table-cell table:formula="of:=WEEKDAY([.A73];2)" office:value-type="float" office:value="1" calcext:value-type="float">
            <text:p>1</text:p>
          </table:table-cell>
          <table:table-cell table:style-name="ce1" office:value-type="string" calcext:value-type="string">
            <text:p>ZIMA</text:p>
          </table:table-cell>
          <table:table-cell table:formula="of:=IF([.D73] = &quot;ZIMA&quot;; 0.2; IF([.D73] = &quot;WIOSNA&quot;; 0.5; IF([.D73] = &quot;LATO&quot;; 0.9; 0.4)))" office:value-type="float" office:value="0.2" calcext:value-type="float">
            <text:p>0,2</text:p>
          </table:table-cell>
          <table:table-cell table:style-name="ce43" table:formula="of:=[.F72] + IF(AND([.B72]&lt;&gt;[.B73]; [.K72]&gt;= 2400);3;0)" office:value-type="float" office:value="10" calcext:value-type="float">
            <text:p>10</text:p>
          </table:table-cell>
          <table:table-cell table:formula="of:= IF([.C73] &lt; 6; [.$M$7] * FLOOR([.E73] * [.F73]); 0)" office:value-type="float" office:value="60" calcext:value-type="float">
            <text:p>60</text:p>
          </table:table-cell>
          <table:table-cell table:formula="of:=[.H72] + [.G73]" office:value-type="float" office:value="3060" calcext:value-type="float">
            <text:p>3060</text:p>
          </table:table-cell>
          <table:table-cell table:style-name="ce43" table:formula="of:=IF([.C73] = 7; [.F73] * 15; 0) + IF(AND([.B72]&lt;&gt;[.B73]; [.K72]&gt;= 2400);2400;0)" office:value-type="float" office:value="0" calcext:value-type="float">
            <text:p>0</text:p>
          </table:table-cell>
          <table:table-cell table:formula="of:=[.J72] + [.I73]" office:value-type="float" office:value="9650" calcext:value-type="float">
            <text:p>9650</text:p>
          </table:table-cell>
          <table:table-cell table:formula="of:=[.H73] - [.J73]" office:value-type="float" office:value="-6590" calcext:value-type="float">
            <text:p>-659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3-14" calcext:value-type="date">
            <text:p>14.03.2023</text:p>
          </table:table-cell>
          <table:table-cell table:style-name="ce43" table:formula="of:=MONTH([.A74])" office:value-type="float" office:value="3" calcext:value-type="float">
            <text:p>3</text:p>
          </table:table-cell>
          <table:table-cell table:formula="of:=WEEKDAY([.A74];2)" office:value-type="float" office:value="2" calcext:value-type="float">
            <text:p>2</text:p>
          </table:table-cell>
          <table:table-cell table:style-name="ce1" office:value-type="string" calcext:value-type="string">
            <text:p>ZIMA</text:p>
          </table:table-cell>
          <table:table-cell table:formula="of:=IF([.D74] = &quot;ZIMA&quot;; 0.2; IF([.D74] = &quot;WIOSNA&quot;; 0.5; IF([.D74] = &quot;LATO&quot;; 0.9; 0.4)))" office:value-type="float" office:value="0.2" calcext:value-type="float">
            <text:p>0,2</text:p>
          </table:table-cell>
          <table:table-cell table:style-name="ce43" table:formula="of:=[.F73] + IF(AND([.B73]&lt;&gt;[.B74]; [.K73]&gt;= 2400);3;0)" office:value-type="float" office:value="10" calcext:value-type="float">
            <text:p>10</text:p>
          </table:table-cell>
          <table:table-cell table:formula="of:= IF([.C74] &lt; 6; [.$M$7] * FLOOR([.E74] * [.F74]); 0)" office:value-type="float" office:value="60" calcext:value-type="float">
            <text:p>60</text:p>
          </table:table-cell>
          <table:table-cell table:formula="of:=[.H73] + [.G74]" office:value-type="float" office:value="3120" calcext:value-type="float">
            <text:p>3120</text:p>
          </table:table-cell>
          <table:table-cell table:style-name="ce43" table:formula="of:=IF([.C74] = 7; [.F74] * 15; 0) + IF(AND([.B73]&lt;&gt;[.B74]; [.K73]&gt;= 2400);2400;0)" office:value-type="float" office:value="0" calcext:value-type="float">
            <text:p>0</text:p>
          </table:table-cell>
          <table:table-cell table:formula="of:=[.J73] + [.I74]" office:value-type="float" office:value="9650" calcext:value-type="float">
            <text:p>9650</text:p>
          </table:table-cell>
          <table:table-cell table:formula="of:=[.H74] - [.J74]" office:value-type="float" office:value="-6530" calcext:value-type="float">
            <text:p>-653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3-15" calcext:value-type="date">
            <text:p>15.03.2023</text:p>
          </table:table-cell>
          <table:table-cell table:style-name="ce43" table:formula="of:=MONTH([.A75])" office:value-type="float" office:value="3" calcext:value-type="float">
            <text:p>3</text:p>
          </table:table-cell>
          <table:table-cell table:formula="of:=WEEKDAY([.A75];2)" office:value-type="float" office:value="3" calcext:value-type="float">
            <text:p>3</text:p>
          </table:table-cell>
          <table:table-cell table:style-name="ce1" office:value-type="string" calcext:value-type="string">
            <text:p>ZIMA</text:p>
          </table:table-cell>
          <table:table-cell table:formula="of:=IF([.D75] = &quot;ZIMA&quot;; 0.2; IF([.D75] = &quot;WIOSNA&quot;; 0.5; IF([.D75] = &quot;LATO&quot;; 0.9; 0.4)))" office:value-type="float" office:value="0.2" calcext:value-type="float">
            <text:p>0,2</text:p>
          </table:table-cell>
          <table:table-cell table:style-name="ce43" table:formula="of:=[.F74] + IF(AND([.B74]&lt;&gt;[.B75]; [.K74]&gt;= 2400);3;0)" office:value-type="float" office:value="10" calcext:value-type="float">
            <text:p>10</text:p>
          </table:table-cell>
          <table:table-cell table:formula="of:= IF([.C75] &lt; 6; [.$M$7] * FLOOR([.E75] * [.F75]); 0)" office:value-type="float" office:value="60" calcext:value-type="float">
            <text:p>60</text:p>
          </table:table-cell>
          <table:table-cell table:formula="of:=[.H74] + [.G75]" office:value-type="float" office:value="3180" calcext:value-type="float">
            <text:p>3180</text:p>
          </table:table-cell>
          <table:table-cell table:style-name="ce43" table:formula="of:=IF([.C75] = 7; [.F75] * 15; 0) + IF(AND([.B74]&lt;&gt;[.B75]; [.K74]&gt;= 2400);2400;0)" office:value-type="float" office:value="0" calcext:value-type="float">
            <text:p>0</text:p>
          </table:table-cell>
          <table:table-cell table:formula="of:=[.J74] + [.I75]" office:value-type="float" office:value="9650" calcext:value-type="float">
            <text:p>9650</text:p>
          </table:table-cell>
          <table:table-cell table:formula="of:=[.H75] - [.J75]" office:value-type="float" office:value="-6470" calcext:value-type="float">
            <text:p>-647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3-16" calcext:value-type="date">
            <text:p>16.03.2023</text:p>
          </table:table-cell>
          <table:table-cell table:style-name="ce43" table:formula="of:=MONTH([.A76])" office:value-type="float" office:value="3" calcext:value-type="float">
            <text:p>3</text:p>
          </table:table-cell>
          <table:table-cell table:formula="of:=WEEKDAY([.A76];2)" office:value-type="float" office:value="4" calcext:value-type="float">
            <text:p>4</text:p>
          </table:table-cell>
          <table:table-cell table:style-name="ce1" office:value-type="string" calcext:value-type="string">
            <text:p>ZIMA</text:p>
          </table:table-cell>
          <table:table-cell table:formula="of:=IF([.D76] = &quot;ZIMA&quot;; 0.2; IF([.D76] = &quot;WIOSNA&quot;; 0.5; IF([.D76] = &quot;LATO&quot;; 0.9; 0.4)))" office:value-type="float" office:value="0.2" calcext:value-type="float">
            <text:p>0,2</text:p>
          </table:table-cell>
          <table:table-cell table:style-name="ce43" table:formula="of:=[.F75] + IF(AND([.B75]&lt;&gt;[.B76]; [.K75]&gt;= 2400);3;0)" office:value-type="float" office:value="10" calcext:value-type="float">
            <text:p>10</text:p>
          </table:table-cell>
          <table:table-cell table:formula="of:= IF([.C76] &lt; 6; [.$M$7] * FLOOR([.E76] * [.F76]); 0)" office:value-type="float" office:value="60" calcext:value-type="float">
            <text:p>60</text:p>
          </table:table-cell>
          <table:table-cell table:formula="of:=[.H75] + [.G76]" office:value-type="float" office:value="3240" calcext:value-type="float">
            <text:p>3240</text:p>
          </table:table-cell>
          <table:table-cell table:style-name="ce43" table:formula="of:=IF([.C76] = 7; [.F76] * 15; 0) + IF(AND([.B75]&lt;&gt;[.B76]; [.K75]&gt;= 2400);2400;0)" office:value-type="float" office:value="0" calcext:value-type="float">
            <text:p>0</text:p>
          </table:table-cell>
          <table:table-cell table:formula="of:=[.J75] + [.I76]" office:value-type="float" office:value="9650" calcext:value-type="float">
            <text:p>9650</text:p>
          </table:table-cell>
          <table:table-cell table:formula="of:=[.H76] - [.J76]" office:value-type="float" office:value="-6410" calcext:value-type="float">
            <text:p>-641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3-17" calcext:value-type="date">
            <text:p>17.03.2023</text:p>
          </table:table-cell>
          <table:table-cell table:style-name="ce43" table:formula="of:=MONTH([.A77])" office:value-type="float" office:value="3" calcext:value-type="float">
            <text:p>3</text:p>
          </table:table-cell>
          <table:table-cell table:formula="of:=WEEKDAY([.A77];2)" office:value-type="float" office:value="5" calcext:value-type="float">
            <text:p>5</text:p>
          </table:table-cell>
          <table:table-cell table:style-name="ce1" office:value-type="string" calcext:value-type="string">
            <text:p>ZIMA</text:p>
          </table:table-cell>
          <table:table-cell table:formula="of:=IF([.D77] = &quot;ZIMA&quot;; 0.2; IF([.D77] = &quot;WIOSNA&quot;; 0.5; IF([.D77] = &quot;LATO&quot;; 0.9; 0.4)))" office:value-type="float" office:value="0.2" calcext:value-type="float">
            <text:p>0,2</text:p>
          </table:table-cell>
          <table:table-cell table:style-name="ce43" table:formula="of:=[.F76] + IF(AND([.B76]&lt;&gt;[.B77]; [.K76]&gt;= 2400);3;0)" office:value-type="float" office:value="10" calcext:value-type="float">
            <text:p>10</text:p>
          </table:table-cell>
          <table:table-cell table:formula="of:= IF([.C77] &lt; 6; [.$M$7] * FLOOR([.E77] * [.F77]); 0)" office:value-type="float" office:value="60" calcext:value-type="float">
            <text:p>60</text:p>
          </table:table-cell>
          <table:table-cell table:formula="of:=[.H76] + [.G77]" office:value-type="float" office:value="3300" calcext:value-type="float">
            <text:p>3300</text:p>
          </table:table-cell>
          <table:table-cell table:style-name="ce43" table:formula="of:=IF([.C77] = 7; [.F77] * 15; 0) + IF(AND([.B76]&lt;&gt;[.B77]; [.K76]&gt;= 2400);2400;0)" office:value-type="float" office:value="0" calcext:value-type="float">
            <text:p>0</text:p>
          </table:table-cell>
          <table:table-cell table:formula="of:=[.J76] + [.I77]" office:value-type="float" office:value="9650" calcext:value-type="float">
            <text:p>9650</text:p>
          </table:table-cell>
          <table:table-cell table:formula="of:=[.H77] - [.J77]" office:value-type="float" office:value="-6350" calcext:value-type="float">
            <text:p>-635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3-18" calcext:value-type="date">
            <text:p>18.03.2023</text:p>
          </table:table-cell>
          <table:table-cell table:style-name="ce43" table:formula="of:=MONTH([.A78])" office:value-type="float" office:value="3" calcext:value-type="float">
            <text:p>3</text:p>
          </table:table-cell>
          <table:table-cell table:formula="of:=WEEKDAY([.A78];2)" office:value-type="float" office:value="6" calcext:value-type="float">
            <text:p>6</text:p>
          </table:table-cell>
          <table:table-cell table:style-name="ce1" office:value-type="string" calcext:value-type="string">
            <text:p>ZIMA</text:p>
          </table:table-cell>
          <table:table-cell table:formula="of:=IF([.D78] = &quot;ZIMA&quot;; 0.2; IF([.D78] = &quot;WIOSNA&quot;; 0.5; IF([.D78] = &quot;LATO&quot;; 0.9; 0.4)))" office:value-type="float" office:value="0.2" calcext:value-type="float">
            <text:p>0,2</text:p>
          </table:table-cell>
          <table:table-cell table:style-name="ce43" table:formula="of:=[.F77] + IF(AND([.B77]&lt;&gt;[.B78]; [.K77]&gt;= 2400);3;0)" office:value-type="float" office:value="10" calcext:value-type="float">
            <text:p>10</text:p>
          </table:table-cell>
          <table:table-cell table:formula="of:= IF([.C78] &lt; 6; [.$M$7] * FLOOR([.E78] * [.F78]); 0)" office:value-type="float" office:value="0" calcext:value-type="float">
            <text:p>0</text:p>
          </table:table-cell>
          <table:table-cell table:formula="of:=[.H77] + [.G78]" office:value-type="float" office:value="3300" calcext:value-type="float">
            <text:p>3300</text:p>
          </table:table-cell>
          <table:table-cell table:style-name="ce43" table:formula="of:=IF([.C78] = 7; [.F78] * 15; 0) + IF(AND([.B77]&lt;&gt;[.B78]; [.K77]&gt;= 2400);2400;0)" office:value-type="float" office:value="0" calcext:value-type="float">
            <text:p>0</text:p>
          </table:table-cell>
          <table:table-cell table:formula="of:=[.J77] + [.I78]" office:value-type="float" office:value="9650" calcext:value-type="float">
            <text:p>9650</text:p>
          </table:table-cell>
          <table:table-cell table:formula="of:=[.H78] - [.J78]" office:value-type="float" office:value="-6350" calcext:value-type="float">
            <text:p>-635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3-19" calcext:value-type="date">
            <text:p>19.03.2023</text:p>
          </table:table-cell>
          <table:table-cell table:style-name="ce43" table:formula="of:=MONTH([.A79])" office:value-type="float" office:value="3" calcext:value-type="float">
            <text:p>3</text:p>
          </table:table-cell>
          <table:table-cell table:formula="of:=WEEKDAY([.A79];2)" office:value-type="float" office:value="7" calcext:value-type="float">
            <text:p>7</text:p>
          </table:table-cell>
          <table:table-cell table:style-name="ce1" office:value-type="string" calcext:value-type="string">
            <text:p>ZIMA</text:p>
          </table:table-cell>
          <table:table-cell table:formula="of:=IF([.D79] = &quot;ZIMA&quot;; 0.2; IF([.D79] = &quot;WIOSNA&quot;; 0.5; IF([.D79] = &quot;LATO&quot;; 0.9; 0.4)))" office:value-type="float" office:value="0.2" calcext:value-type="float">
            <text:p>0,2</text:p>
          </table:table-cell>
          <table:table-cell table:style-name="ce43" table:formula="of:=[.F78] + IF(AND([.B78]&lt;&gt;[.B79]; [.K78]&gt;= 2400);3;0)" office:value-type="float" office:value="10" calcext:value-type="float">
            <text:p>10</text:p>
          </table:table-cell>
          <table:table-cell table:formula="of:= IF([.C79] &lt; 6; [.$M$7] * FLOOR([.E79] * [.F79]); 0)" office:value-type="float" office:value="0" calcext:value-type="float">
            <text:p>0</text:p>
          </table:table-cell>
          <table:table-cell table:formula="of:=[.H78] + [.G79]" office:value-type="float" office:value="3300" calcext:value-type="float">
            <text:p>3300</text:p>
          </table:table-cell>
          <table:table-cell table:style-name="ce43" table:formula="of:=IF([.C79] = 7; [.F79] * 15; 0) + IF(AND([.B78]&lt;&gt;[.B79]; [.K78]&gt;= 2400);2400;0)" office:value-type="float" office:value="150" calcext:value-type="float">
            <text:p>150</text:p>
          </table:table-cell>
          <table:table-cell table:formula="of:=[.J78] + [.I79]" office:value-type="float" office:value="9800" calcext:value-type="float">
            <text:p>9800</text:p>
          </table:table-cell>
          <table:table-cell table:formula="of:=[.H79] - [.J79]" office:value-type="float" office:value="-6500" calcext:value-type="float">
            <text:p>-650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3-20" calcext:value-type="date">
            <text:p>20.03.2023</text:p>
          </table:table-cell>
          <table:table-cell table:style-name="ce43" table:formula="of:=MONTH([.A80])" office:value-type="float" office:value="3" calcext:value-type="float">
            <text:p>3</text:p>
          </table:table-cell>
          <table:table-cell table:formula="of:=WEEKDAY([.A80];2)" office:value-type="float" office:value="1" calcext:value-type="float">
            <text:p>1</text:p>
          </table:table-cell>
          <table:table-cell table:style-name="ce1" office:value-type="string" calcext:value-type="string">
            <text:p>ZIMA</text:p>
          </table:table-cell>
          <table:table-cell table:formula="of:=IF([.D80] = &quot;ZIMA&quot;; 0.2; IF([.D80] = &quot;WIOSNA&quot;; 0.5; IF([.D80] = &quot;LATO&quot;; 0.9; 0.4)))" office:value-type="float" office:value="0.2" calcext:value-type="float">
            <text:p>0,2</text:p>
          </table:table-cell>
          <table:table-cell table:style-name="ce43" table:formula="of:=[.F79] + IF(AND([.B79]&lt;&gt;[.B80]; [.K79]&gt;= 2400);3;0)" office:value-type="float" office:value="10" calcext:value-type="float">
            <text:p>10</text:p>
          </table:table-cell>
          <table:table-cell table:formula="of:= IF([.C80] &lt; 6; [.$M$7] * FLOOR([.E80] * [.F80]); 0)" office:value-type="float" office:value="60" calcext:value-type="float">
            <text:p>60</text:p>
          </table:table-cell>
          <table:table-cell table:formula="of:=[.H79] + [.G80]" office:value-type="float" office:value="3360" calcext:value-type="float">
            <text:p>3360</text:p>
          </table:table-cell>
          <table:table-cell table:style-name="ce43" table:formula="of:=IF([.C80] = 7; [.F80] * 15; 0) + IF(AND([.B79]&lt;&gt;[.B80]; [.K79]&gt;= 2400);2400;0)" office:value-type="float" office:value="0" calcext:value-type="float">
            <text:p>0</text:p>
          </table:table-cell>
          <table:table-cell table:formula="of:=[.J79] + [.I80]" office:value-type="float" office:value="9800" calcext:value-type="float">
            <text:p>9800</text:p>
          </table:table-cell>
          <table:table-cell table:formula="of:=[.H80] - [.J80]" office:value-type="float" office:value="-6440" calcext:value-type="float">
            <text:p>-644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3-21" calcext:value-type="date">
            <text:p>21.03.2023</text:p>
          </table:table-cell>
          <table:table-cell table:style-name="ce43" table:formula="of:=MONTH([.A81])" office:value-type="float" office:value="3" calcext:value-type="float">
            <text:p>3</text:p>
          </table:table-cell>
          <table:table-cell table:formula="of:=WEEKDAY([.A81];2)" office:value-type="float" office:value="2" calcext:value-type="float">
            <text:p>2</text:p>
          </table:table-cell>
          <table:table-cell table:style-name="ce1" office:value-type="string" calcext:value-type="string">
            <text:p>WIOSNA</text:p>
          </table:table-cell>
          <table:table-cell table:formula="of:=IF([.D81] = &quot;ZIMA&quot;; 0.2; IF([.D81] = &quot;WIOSNA&quot;; 0.5; IF([.D81] = &quot;LATO&quot;; 0.9; 0.4)))" office:value-type="float" office:value="0.5" calcext:value-type="float">
            <text:p>0,5</text:p>
          </table:table-cell>
          <table:table-cell table:style-name="ce43" table:formula="of:=[.F80] + IF(AND([.B80]&lt;&gt;[.B81]; [.K80]&gt;= 2400);3;0)" office:value-type="float" office:value="10" calcext:value-type="float">
            <text:p>10</text:p>
          </table:table-cell>
          <table:table-cell table:formula="of:= IF([.C81] &lt; 6; [.$M$7] * FLOOR([.E81] * [.F81]); 0)" office:value-type="float" office:value="150" calcext:value-type="float">
            <text:p>150</text:p>
          </table:table-cell>
          <table:table-cell table:formula="of:=[.H80] + [.G81]" office:value-type="float" office:value="3510" calcext:value-type="float">
            <text:p>3510</text:p>
          </table:table-cell>
          <table:table-cell table:style-name="ce43" table:formula="of:=IF([.C81] = 7; [.F81] * 15; 0) + IF(AND([.B80]&lt;&gt;[.B81]; [.K80]&gt;= 2400);2400;0)" office:value-type="float" office:value="0" calcext:value-type="float">
            <text:p>0</text:p>
          </table:table-cell>
          <table:table-cell table:formula="of:=[.J80] + [.I81]" office:value-type="float" office:value="9800" calcext:value-type="float">
            <text:p>9800</text:p>
          </table:table-cell>
          <table:table-cell table:formula="of:=[.H81] - [.J81]" office:value-type="float" office:value="-6290" calcext:value-type="float">
            <text:p>-6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3-22" calcext:value-type="date">
            <text:p>22.03.2023</text:p>
          </table:table-cell>
          <table:table-cell table:style-name="ce43" table:formula="of:=MONTH([.A82])" office:value-type="float" office:value="3" calcext:value-type="float">
            <text:p>3</text:p>
          </table:table-cell>
          <table:table-cell table:formula="of:=WEEKDAY([.A82];2)" office:value-type="float" office:value="3" calcext:value-type="float">
            <text:p>3</text:p>
          </table:table-cell>
          <table:table-cell table:style-name="ce1" office:value-type="string" calcext:value-type="string">
            <text:p>WIOSNA</text:p>
          </table:table-cell>
          <table:table-cell table:formula="of:=IF([.D82] = &quot;ZIMA&quot;; 0.2; IF([.D82] = &quot;WIOSNA&quot;; 0.5; IF([.D82] = &quot;LATO&quot;; 0.9; 0.4)))" office:value-type="float" office:value="0.5" calcext:value-type="float">
            <text:p>0,5</text:p>
          </table:table-cell>
          <table:table-cell table:style-name="ce43" table:formula="of:=[.F81] + IF(AND([.B81]&lt;&gt;[.B82]; [.K81]&gt;= 2400);3;0)" office:value-type="float" office:value="10" calcext:value-type="float">
            <text:p>10</text:p>
          </table:table-cell>
          <table:table-cell table:formula="of:= IF([.C82] &lt; 6; [.$M$7] * FLOOR([.E82] * [.F82]); 0)" office:value-type="float" office:value="150" calcext:value-type="float">
            <text:p>150</text:p>
          </table:table-cell>
          <table:table-cell table:formula="of:=[.H81] + [.G82]" office:value-type="float" office:value="3660" calcext:value-type="float">
            <text:p>3660</text:p>
          </table:table-cell>
          <table:table-cell table:style-name="ce43" table:formula="of:=IF([.C82] = 7; [.F82] * 15; 0) + IF(AND([.B81]&lt;&gt;[.B82]; [.K81]&gt;= 2400);2400;0)" office:value-type="float" office:value="0" calcext:value-type="float">
            <text:p>0</text:p>
          </table:table-cell>
          <table:table-cell table:formula="of:=[.J81] + [.I82]" office:value-type="float" office:value="9800" calcext:value-type="float">
            <text:p>9800</text:p>
          </table:table-cell>
          <table:table-cell table:formula="of:=[.H82] - [.J82]" office:value-type="float" office:value="-6140" calcext:value-type="float">
            <text:p>-614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3-23" calcext:value-type="date">
            <text:p>23.03.2023</text:p>
          </table:table-cell>
          <table:table-cell table:style-name="ce43" table:formula="of:=MONTH([.A83])" office:value-type="float" office:value="3" calcext:value-type="float">
            <text:p>3</text:p>
          </table:table-cell>
          <table:table-cell table:formula="of:=WEEKDAY([.A83];2)" office:value-type="float" office:value="4" calcext:value-type="float">
            <text:p>4</text:p>
          </table:table-cell>
          <table:table-cell table:style-name="ce1" office:value-type="string" calcext:value-type="string">
            <text:p>WIOSNA</text:p>
          </table:table-cell>
          <table:table-cell table:formula="of:=IF([.D83] = &quot;ZIMA&quot;; 0.2; IF([.D83] = &quot;WIOSNA&quot;; 0.5; IF([.D83] = &quot;LATO&quot;; 0.9; 0.4)))" office:value-type="float" office:value="0.5" calcext:value-type="float">
            <text:p>0,5</text:p>
          </table:table-cell>
          <table:table-cell table:style-name="ce43" table:formula="of:=[.F82] + IF(AND([.B82]&lt;&gt;[.B83]; [.K82]&gt;= 2400);3;0)" office:value-type="float" office:value="10" calcext:value-type="float">
            <text:p>10</text:p>
          </table:table-cell>
          <table:table-cell table:formula="of:= IF([.C83] &lt; 6; [.$M$7] * FLOOR([.E83] * [.F83]); 0)" office:value-type="float" office:value="150" calcext:value-type="float">
            <text:p>150</text:p>
          </table:table-cell>
          <table:table-cell table:formula="of:=[.H82] + [.G83]" office:value-type="float" office:value="3810" calcext:value-type="float">
            <text:p>3810</text:p>
          </table:table-cell>
          <table:table-cell table:style-name="ce43" table:formula="of:=IF([.C83] = 7; [.F83] * 15; 0) + IF(AND([.B82]&lt;&gt;[.B83]; [.K82]&gt;= 2400);2400;0)" office:value-type="float" office:value="0" calcext:value-type="float">
            <text:p>0</text:p>
          </table:table-cell>
          <table:table-cell table:formula="of:=[.J82] + [.I83]" office:value-type="float" office:value="9800" calcext:value-type="float">
            <text:p>9800</text:p>
          </table:table-cell>
          <table:table-cell table:formula="of:=[.H83] - [.J83]" office:value-type="float" office:value="-5990" calcext:value-type="float">
            <text:p>-599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3-24" calcext:value-type="date">
            <text:p>24.03.2023</text:p>
          </table:table-cell>
          <table:table-cell table:style-name="ce43" table:formula="of:=MONTH([.A84])" office:value-type="float" office:value="3" calcext:value-type="float">
            <text:p>3</text:p>
          </table:table-cell>
          <table:table-cell table:formula="of:=WEEKDAY([.A84];2)" office:value-type="float" office:value="5" calcext:value-type="float">
            <text:p>5</text:p>
          </table:table-cell>
          <table:table-cell table:style-name="ce1" office:value-type="string" calcext:value-type="string">
            <text:p>WIOSNA</text:p>
          </table:table-cell>
          <table:table-cell table:formula="of:=IF([.D84] = &quot;ZIMA&quot;; 0.2; IF([.D84] = &quot;WIOSNA&quot;; 0.5; IF([.D84] = &quot;LATO&quot;; 0.9; 0.4)))" office:value-type="float" office:value="0.5" calcext:value-type="float">
            <text:p>0,5</text:p>
          </table:table-cell>
          <table:table-cell table:style-name="ce43" table:formula="of:=[.F83] + IF(AND([.B83]&lt;&gt;[.B84]; [.K83]&gt;= 2400);3;0)" office:value-type="float" office:value="10" calcext:value-type="float">
            <text:p>10</text:p>
          </table:table-cell>
          <table:table-cell table:formula="of:= IF([.C84] &lt; 6; [.$M$7] * FLOOR([.E84] * [.F84]); 0)" office:value-type="float" office:value="150" calcext:value-type="float">
            <text:p>150</text:p>
          </table:table-cell>
          <table:table-cell table:formula="of:=[.H83] + [.G84]" office:value-type="float" office:value="3960" calcext:value-type="float">
            <text:p>3960</text:p>
          </table:table-cell>
          <table:table-cell table:style-name="ce43" table:formula="of:=IF([.C84] = 7; [.F84] * 15; 0) + IF(AND([.B83]&lt;&gt;[.B84]; [.K83]&gt;= 2400);2400;0)" office:value-type="float" office:value="0" calcext:value-type="float">
            <text:p>0</text:p>
          </table:table-cell>
          <table:table-cell table:formula="of:=[.J83] + [.I84]" office:value-type="float" office:value="9800" calcext:value-type="float">
            <text:p>9800</text:p>
          </table:table-cell>
          <table:table-cell table:formula="of:=[.H84] - [.J84]" office:value-type="float" office:value="-5840" calcext:value-type="float">
            <text:p>-584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3-25" calcext:value-type="date">
            <text:p>25.03.2023</text:p>
          </table:table-cell>
          <table:table-cell table:style-name="ce43" table:formula="of:=MONTH([.A85])" office:value-type="float" office:value="3" calcext:value-type="float">
            <text:p>3</text:p>
          </table:table-cell>
          <table:table-cell table:formula="of:=WEEKDAY([.A85];2)" office:value-type="float" office:value="6" calcext:value-type="float">
            <text:p>6</text:p>
          </table:table-cell>
          <table:table-cell table:style-name="ce1" office:value-type="string" calcext:value-type="string">
            <text:p>WIOSNA</text:p>
          </table:table-cell>
          <table:table-cell table:formula="of:=IF([.D85] = &quot;ZIMA&quot;; 0.2; IF([.D85] = &quot;WIOSNA&quot;; 0.5; IF([.D85] = &quot;LATO&quot;; 0.9; 0.4)))" office:value-type="float" office:value="0.5" calcext:value-type="float">
            <text:p>0,5</text:p>
          </table:table-cell>
          <table:table-cell table:style-name="ce43" table:formula="of:=[.F84] + IF(AND([.B84]&lt;&gt;[.B85]; [.K84]&gt;= 2400);3;0)" office:value-type="float" office:value="10" calcext:value-type="float">
            <text:p>10</text:p>
          </table:table-cell>
          <table:table-cell table:formula="of:= IF([.C85] &lt; 6; [.$M$7] * FLOOR([.E85] * [.F85]); 0)" office:value-type="float" office:value="0" calcext:value-type="float">
            <text:p>0</text:p>
          </table:table-cell>
          <table:table-cell table:formula="of:=[.H84] + [.G85]" office:value-type="float" office:value="3960" calcext:value-type="float">
            <text:p>3960</text:p>
          </table:table-cell>
          <table:table-cell table:style-name="ce43" table:formula="of:=IF([.C85] = 7; [.F85] * 15; 0) + IF(AND([.B84]&lt;&gt;[.B85]; [.K84]&gt;= 2400);2400;0)" office:value-type="float" office:value="0" calcext:value-type="float">
            <text:p>0</text:p>
          </table:table-cell>
          <table:table-cell table:formula="of:=[.J84] + [.I85]" office:value-type="float" office:value="9800" calcext:value-type="float">
            <text:p>9800</text:p>
          </table:table-cell>
          <table:table-cell table:formula="of:=[.H85] - [.J85]" office:value-type="float" office:value="-5840" calcext:value-type="float">
            <text:p>-584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3-26" calcext:value-type="date">
            <text:p>26.03.2023</text:p>
          </table:table-cell>
          <table:table-cell table:style-name="ce43" table:formula="of:=MONTH([.A86])" office:value-type="float" office:value="3" calcext:value-type="float">
            <text:p>3</text:p>
          </table:table-cell>
          <table:table-cell table:formula="of:=WEEKDAY([.A86];2)" office:value-type="float" office:value="7" calcext:value-type="float">
            <text:p>7</text:p>
          </table:table-cell>
          <table:table-cell table:style-name="ce1" office:value-type="string" calcext:value-type="string">
            <text:p>WIOSNA</text:p>
          </table:table-cell>
          <table:table-cell table:formula="of:=IF([.D86] = &quot;ZIMA&quot;; 0.2; IF([.D86] = &quot;WIOSNA&quot;; 0.5; IF([.D86] = &quot;LATO&quot;; 0.9; 0.4)))" office:value-type="float" office:value="0.5" calcext:value-type="float">
            <text:p>0,5</text:p>
          </table:table-cell>
          <table:table-cell table:style-name="ce43" table:formula="of:=[.F85] + IF(AND([.B85]&lt;&gt;[.B86]; [.K85]&gt;= 2400);3;0)" office:value-type="float" office:value="10" calcext:value-type="float">
            <text:p>10</text:p>
          </table:table-cell>
          <table:table-cell table:formula="of:= IF([.C86] &lt; 6; [.$M$7] * FLOOR([.E86] * [.F86]); 0)" office:value-type="float" office:value="0" calcext:value-type="float">
            <text:p>0</text:p>
          </table:table-cell>
          <table:table-cell table:formula="of:=[.H85] + [.G86]" office:value-type="float" office:value="3960" calcext:value-type="float">
            <text:p>3960</text:p>
          </table:table-cell>
          <table:table-cell table:style-name="ce43" table:formula="of:=IF([.C86] = 7; [.F86] * 15; 0) + IF(AND([.B85]&lt;&gt;[.B86]; [.K85]&gt;= 2400);2400;0)" office:value-type="float" office:value="150" calcext:value-type="float">
            <text:p>150</text:p>
          </table:table-cell>
          <table:table-cell table:formula="of:=[.J85] + [.I86]" office:value-type="float" office:value="9950" calcext:value-type="float">
            <text:p>9950</text:p>
          </table:table-cell>
          <table:table-cell table:formula="of:=[.H86] - [.J86]" office:value-type="float" office:value="-5990" calcext:value-type="float">
            <text:p>-599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3-27" calcext:value-type="date">
            <text:p>27.03.2023</text:p>
          </table:table-cell>
          <table:table-cell table:style-name="ce43" table:formula="of:=MONTH([.A87])" office:value-type="float" office:value="3" calcext:value-type="float">
            <text:p>3</text:p>
          </table:table-cell>
          <table:table-cell table:formula="of:=WEEKDAY([.A87];2)" office:value-type="float" office:value="1" calcext:value-type="float">
            <text:p>1</text:p>
          </table:table-cell>
          <table:table-cell table:style-name="ce1" office:value-type="string" calcext:value-type="string">
            <text:p>WIOSNA</text:p>
          </table:table-cell>
          <table:table-cell table:formula="of:=IF([.D87] = &quot;ZIMA&quot;; 0.2; IF([.D87] = &quot;WIOSNA&quot;; 0.5; IF([.D87] = &quot;LATO&quot;; 0.9; 0.4)))" office:value-type="float" office:value="0.5" calcext:value-type="float">
            <text:p>0,5</text:p>
          </table:table-cell>
          <table:table-cell table:style-name="ce43" table:formula="of:=[.F86] + IF(AND([.B86]&lt;&gt;[.B87]; [.K86]&gt;= 2400);3;0)" office:value-type="float" office:value="10" calcext:value-type="float">
            <text:p>10</text:p>
          </table:table-cell>
          <table:table-cell table:formula="of:= IF([.C87] &lt; 6; [.$M$7] * FLOOR([.E87] * [.F87]); 0)" office:value-type="float" office:value="150" calcext:value-type="float">
            <text:p>150</text:p>
          </table:table-cell>
          <table:table-cell table:formula="of:=[.H86] + [.G87]" office:value-type="float" office:value="4110" calcext:value-type="float">
            <text:p>4110</text:p>
          </table:table-cell>
          <table:table-cell table:style-name="ce43" table:formula="of:=IF([.C87] = 7; [.F87] * 15; 0) + IF(AND([.B86]&lt;&gt;[.B87]; [.K86]&gt;= 2400);2400;0)" office:value-type="float" office:value="0" calcext:value-type="float">
            <text:p>0</text:p>
          </table:table-cell>
          <table:table-cell table:formula="of:=[.J86] + [.I87]" office:value-type="float" office:value="9950" calcext:value-type="float">
            <text:p>9950</text:p>
          </table:table-cell>
          <table:table-cell table:formula="of:=[.H87] - [.J87]" office:value-type="float" office:value="-5840" calcext:value-type="float">
            <text:p>-584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3-28" calcext:value-type="date">
            <text:p>28.03.2023</text:p>
          </table:table-cell>
          <table:table-cell table:style-name="ce43" table:formula="of:=MONTH([.A88])" office:value-type="float" office:value="3" calcext:value-type="float">
            <text:p>3</text:p>
          </table:table-cell>
          <table:table-cell table:formula="of:=WEEKDAY([.A88];2)" office:value-type="float" office:value="2" calcext:value-type="float">
            <text:p>2</text:p>
          </table:table-cell>
          <table:table-cell table:style-name="ce1" office:value-type="string" calcext:value-type="string">
            <text:p>WIOSNA</text:p>
          </table:table-cell>
          <table:table-cell table:formula="of:=IF([.D88] = &quot;ZIMA&quot;; 0.2; IF([.D88] = &quot;WIOSNA&quot;; 0.5; IF([.D88] = &quot;LATO&quot;; 0.9; 0.4)))" office:value-type="float" office:value="0.5" calcext:value-type="float">
            <text:p>0,5</text:p>
          </table:table-cell>
          <table:table-cell table:style-name="ce43" table:formula="of:=[.F87] + IF(AND([.B87]&lt;&gt;[.B88]; [.K87]&gt;= 2400);3;0)" office:value-type="float" office:value="10" calcext:value-type="float">
            <text:p>10</text:p>
          </table:table-cell>
          <table:table-cell table:formula="of:= IF([.C88] &lt; 6; [.$M$7] * FLOOR([.E88] * [.F88]); 0)" office:value-type="float" office:value="150" calcext:value-type="float">
            <text:p>150</text:p>
          </table:table-cell>
          <table:table-cell table:formula="of:=[.H87] + [.G88]" office:value-type="float" office:value="4260" calcext:value-type="float">
            <text:p>4260</text:p>
          </table:table-cell>
          <table:table-cell table:style-name="ce43" table:formula="of:=IF([.C88] = 7; [.F88] * 15; 0) + IF(AND([.B87]&lt;&gt;[.B88]; [.K87]&gt;= 2400);2400;0)" office:value-type="float" office:value="0" calcext:value-type="float">
            <text:p>0</text:p>
          </table:table-cell>
          <table:table-cell table:formula="of:=[.J87] + [.I88]" office:value-type="float" office:value="9950" calcext:value-type="float">
            <text:p>9950</text:p>
          </table:table-cell>
          <table:table-cell table:formula="of:=[.H88] - [.J88]" office:value-type="float" office:value="-5690" calcext:value-type="float">
            <text:p>-569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3-29" calcext:value-type="date">
            <text:p>29.03.2023</text:p>
          </table:table-cell>
          <table:table-cell table:style-name="ce43" table:formula="of:=MONTH([.A89])" office:value-type="float" office:value="3" calcext:value-type="float">
            <text:p>3</text:p>
          </table:table-cell>
          <table:table-cell table:formula="of:=WEEKDAY([.A89];2)" office:value-type="float" office:value="3" calcext:value-type="float">
            <text:p>3</text:p>
          </table:table-cell>
          <table:table-cell table:style-name="ce1" office:value-type="string" calcext:value-type="string">
            <text:p>WIOSNA</text:p>
          </table:table-cell>
          <table:table-cell table:formula="of:=IF([.D89] = &quot;ZIMA&quot;; 0.2; IF([.D89] = &quot;WIOSNA&quot;; 0.5; IF([.D89] = &quot;LATO&quot;; 0.9; 0.4)))" office:value-type="float" office:value="0.5" calcext:value-type="float">
            <text:p>0,5</text:p>
          </table:table-cell>
          <table:table-cell table:style-name="ce43" table:formula="of:=[.F88] + IF(AND([.B88]&lt;&gt;[.B89]; [.K88]&gt;= 2400);3;0)" office:value-type="float" office:value="10" calcext:value-type="float">
            <text:p>10</text:p>
          </table:table-cell>
          <table:table-cell table:formula="of:= IF([.C89] &lt; 6; [.$M$7] * FLOOR([.E89] * [.F89]); 0)" office:value-type="float" office:value="150" calcext:value-type="float">
            <text:p>150</text:p>
          </table:table-cell>
          <table:table-cell table:formula="of:=[.H88] + [.G89]" office:value-type="float" office:value="4410" calcext:value-type="float">
            <text:p>4410</text:p>
          </table:table-cell>
          <table:table-cell table:style-name="ce43" table:formula="of:=IF([.C89] = 7; [.F89] * 15; 0) + IF(AND([.B88]&lt;&gt;[.B89]; [.K88]&gt;= 2400);2400;0)" office:value-type="float" office:value="0" calcext:value-type="float">
            <text:p>0</text:p>
          </table:table-cell>
          <table:table-cell table:formula="of:=[.J88] + [.I89]" office:value-type="float" office:value="9950" calcext:value-type="float">
            <text:p>9950</text:p>
          </table:table-cell>
          <table:table-cell table:formula="of:=[.H89] - [.J89]" office:value-type="float" office:value="-5540" calcext:value-type="float">
            <text:p>-554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3-30" calcext:value-type="date">
            <text:p>30.03.2023</text:p>
          </table:table-cell>
          <table:table-cell table:style-name="ce43" table:formula="of:=MONTH([.A90])" office:value-type="float" office:value="3" calcext:value-type="float">
            <text:p>3</text:p>
          </table:table-cell>
          <table:table-cell table:formula="of:=WEEKDAY([.A90];2)" office:value-type="float" office:value="4" calcext:value-type="float">
            <text:p>4</text:p>
          </table:table-cell>
          <table:table-cell table:style-name="ce1" office:value-type="string" calcext:value-type="string">
            <text:p>WIOSNA</text:p>
          </table:table-cell>
          <table:table-cell table:formula="of:=IF([.D90] = &quot;ZIMA&quot;; 0.2; IF([.D90] = &quot;WIOSNA&quot;; 0.5; IF([.D90] = &quot;LATO&quot;; 0.9; 0.4)))" office:value-type="float" office:value="0.5" calcext:value-type="float">
            <text:p>0,5</text:p>
          </table:table-cell>
          <table:table-cell table:style-name="ce43" table:formula="of:=[.F89] + IF(AND([.B89]&lt;&gt;[.B90]; [.K89]&gt;= 2400);3;0)" office:value-type="float" office:value="10" calcext:value-type="float">
            <text:p>10</text:p>
          </table:table-cell>
          <table:table-cell table:formula="of:= IF([.C90] &lt; 6; [.$M$7] * FLOOR([.E90] * [.F90]); 0)" office:value-type="float" office:value="150" calcext:value-type="float">
            <text:p>150</text:p>
          </table:table-cell>
          <table:table-cell table:formula="of:=[.H89] + [.G90]" office:value-type="float" office:value="4560" calcext:value-type="float">
            <text:p>4560</text:p>
          </table:table-cell>
          <table:table-cell table:style-name="ce43" table:formula="of:=IF([.C90] = 7; [.F90] * 15; 0) + IF(AND([.B89]&lt;&gt;[.B90]; [.K89]&gt;= 2400);2400;0)" office:value-type="float" office:value="0" calcext:value-type="float">
            <text:p>0</text:p>
          </table:table-cell>
          <table:table-cell table:formula="of:=[.J89] + [.I90]" office:value-type="float" office:value="9950" calcext:value-type="float">
            <text:p>9950</text:p>
          </table:table-cell>
          <table:table-cell table:formula="of:=[.H90] - [.J90]" office:value-type="float" office:value="-5390" calcext:value-type="float">
            <text:p>-539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3-31" calcext:value-type="date">
            <text:p>31.03.2023</text:p>
          </table:table-cell>
          <table:table-cell table:style-name="ce43" table:formula="of:=MONTH([.A91])" office:value-type="float" office:value="3" calcext:value-type="float">
            <text:p>3</text:p>
          </table:table-cell>
          <table:table-cell table:formula="of:=WEEKDAY([.A91];2)" office:value-type="float" office:value="5" calcext:value-type="float">
            <text:p>5</text:p>
          </table:table-cell>
          <table:table-cell table:style-name="ce1" office:value-type="string" calcext:value-type="string">
            <text:p>WIOSNA</text:p>
          </table:table-cell>
          <table:table-cell table:formula="of:=IF([.D91] = &quot;ZIMA&quot;; 0.2; IF([.D91] = &quot;WIOSNA&quot;; 0.5; IF([.D91] = &quot;LATO&quot;; 0.9; 0.4)))" office:value-type="float" office:value="0.5" calcext:value-type="float">
            <text:p>0,5</text:p>
          </table:table-cell>
          <table:table-cell table:style-name="ce43" table:formula="of:=[.F90] + IF(AND([.B90]&lt;&gt;[.B91]; [.K90]&gt;= 2400);3;0)" office:value-type="float" office:value="10" calcext:value-type="float">
            <text:p>10</text:p>
          </table:table-cell>
          <table:table-cell table:formula="of:= IF([.C91] &lt; 6; [.$M$7] * FLOOR([.E91] * [.F91]); 0)" office:value-type="float" office:value="150" calcext:value-type="float">
            <text:p>150</text:p>
          </table:table-cell>
          <table:table-cell table:formula="of:=[.H90] + [.G91]" office:value-type="float" office:value="4710" calcext:value-type="float">
            <text:p>4710</text:p>
          </table:table-cell>
          <table:table-cell table:style-name="ce43" table:formula="of:=IF([.C91] = 7; [.F91] * 15; 0) + IF(AND([.B90]&lt;&gt;[.B91]; [.K90]&gt;= 2400);2400;0)" office:value-type="float" office:value="0" calcext:value-type="float">
            <text:p>0</text:p>
          </table:table-cell>
          <table:table-cell table:formula="of:=[.J90] + [.I91]" office:value-type="float" office:value="9950" calcext:value-type="float">
            <text:p>9950</text:p>
          </table:table-cell>
          <table:table-cell table:formula="of:=[.H91] - [.J91]" office:value-type="float" office:value="-5240" calcext:value-type="float">
            <text:p>-524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4-01" calcext:value-type="date">
            <text:p>1.04.2023</text:p>
          </table:table-cell>
          <table:table-cell table:style-name="ce43" table:formula="of:=MONTH([.A92])" office:value-type="float" office:value="4" calcext:value-type="float">
            <text:p>4</text:p>
          </table:table-cell>
          <table:table-cell table:formula="of:=WEEKDAY([.A92];2)" office:value-type="float" office:value="6" calcext:value-type="float">
            <text:p>6</text:p>
          </table:table-cell>
          <table:table-cell table:style-name="ce1" office:value-type="string" calcext:value-type="string">
            <text:p>WIOSNA</text:p>
          </table:table-cell>
          <table:table-cell table:formula="of:=IF([.D92] = &quot;ZIMA&quot;; 0.2; IF([.D92] = &quot;WIOSNA&quot;; 0.5; IF([.D92] = &quot;LATO&quot;; 0.9; 0.4)))" office:value-type="float" office:value="0.5" calcext:value-type="float">
            <text:p>0,5</text:p>
          </table:table-cell>
          <table:table-cell table:style-name="ce43" table:formula="of:=[.F91] + IF(AND([.B91]&lt;&gt;[.B92]; [.K91]&gt;= 2400);3;0)" office:value-type="float" office:value="10" calcext:value-type="float">
            <text:p>10</text:p>
          </table:table-cell>
          <table:table-cell table:formula="of:= IF([.C92] &lt; 6; [.$M$7] * FLOOR([.E92] * [.F92]); 0)" office:value-type="float" office:value="0" calcext:value-type="float">
            <text:p>0</text:p>
          </table:table-cell>
          <table:table-cell table:formula="of:=[.H91] + [.G92]" office:value-type="float" office:value="4710" calcext:value-type="float">
            <text:p>4710</text:p>
          </table:table-cell>
          <table:table-cell table:style-name="ce43" table:formula="of:=IF([.C92] = 7; [.F92] * 15; 0) + IF(AND([.B91]&lt;&gt;[.B92]; [.K91]&gt;= 2400);2400;0)" office:value-type="float" office:value="0" calcext:value-type="float">
            <text:p>0</text:p>
          </table:table-cell>
          <table:table-cell table:formula="of:=[.J91] + [.I92]" office:value-type="float" office:value="9950" calcext:value-type="float">
            <text:p>9950</text:p>
          </table:table-cell>
          <table:table-cell table:formula="of:=[.H92] - [.J92]" office:value-type="float" office:value="-5240" calcext:value-type="float">
            <text:p>-524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4-02" calcext:value-type="date">
            <text:p>2.04.2023</text:p>
          </table:table-cell>
          <table:table-cell table:style-name="ce43" table:formula="of:=MONTH([.A93])" office:value-type="float" office:value="4" calcext:value-type="float">
            <text:p>4</text:p>
          </table:table-cell>
          <table:table-cell table:formula="of:=WEEKDAY([.A93];2)" office:value-type="float" office:value="7" calcext:value-type="float">
            <text:p>7</text:p>
          </table:table-cell>
          <table:table-cell table:style-name="ce1" office:value-type="string" calcext:value-type="string">
            <text:p>WIOSNA</text:p>
          </table:table-cell>
          <table:table-cell table:formula="of:=IF([.D93] = &quot;ZIMA&quot;; 0.2; IF([.D93] = &quot;WIOSNA&quot;; 0.5; IF([.D93] = &quot;LATO&quot;; 0.9; 0.4)))" office:value-type="float" office:value="0.5" calcext:value-type="float">
            <text:p>0,5</text:p>
          </table:table-cell>
          <table:table-cell table:style-name="ce43" table:formula="of:=[.F92] + IF(AND([.B92]&lt;&gt;[.B93]; [.K92]&gt;= 2400);3;0)" office:value-type="float" office:value="10" calcext:value-type="float">
            <text:p>10</text:p>
          </table:table-cell>
          <table:table-cell table:formula="of:= IF([.C93] &lt; 6; [.$M$7] * FLOOR([.E93] * [.F93]); 0)" office:value-type="float" office:value="0" calcext:value-type="float">
            <text:p>0</text:p>
          </table:table-cell>
          <table:table-cell table:formula="of:=[.H92] + [.G93]" office:value-type="float" office:value="4710" calcext:value-type="float">
            <text:p>4710</text:p>
          </table:table-cell>
          <table:table-cell table:style-name="ce43" table:formula="of:=IF([.C93] = 7; [.F93] * 15; 0) + IF(AND([.B92]&lt;&gt;[.B93]; [.K92]&gt;= 2400);2400;0)" office:value-type="float" office:value="150" calcext:value-type="float">
            <text:p>150</text:p>
          </table:table-cell>
          <table:table-cell table:formula="of:=[.J92] + [.I93]" office:value-type="float" office:value="10100" calcext:value-type="float">
            <text:p>10100</text:p>
          </table:table-cell>
          <table:table-cell table:formula="of:=[.H93] - [.J93]" office:value-type="float" office:value="-5390" calcext:value-type="float">
            <text:p>-539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4-03" calcext:value-type="date">
            <text:p>3.04.2023</text:p>
          </table:table-cell>
          <table:table-cell table:style-name="ce43" table:formula="of:=MONTH([.A94])" office:value-type="float" office:value="4" calcext:value-type="float">
            <text:p>4</text:p>
          </table:table-cell>
          <table:table-cell table:formula="of:=WEEKDAY([.A94];2)" office:value-type="float" office:value="1" calcext:value-type="float">
            <text:p>1</text:p>
          </table:table-cell>
          <table:table-cell table:style-name="ce1" office:value-type="string" calcext:value-type="string">
            <text:p>WIOSNA</text:p>
          </table:table-cell>
          <table:table-cell table:formula="of:=IF([.D94] = &quot;ZIMA&quot;; 0.2; IF([.D94] = &quot;WIOSNA&quot;; 0.5; IF([.D94] = &quot;LATO&quot;; 0.9; 0.4)))" office:value-type="float" office:value="0.5" calcext:value-type="float">
            <text:p>0,5</text:p>
          </table:table-cell>
          <table:table-cell table:style-name="ce43" table:formula="of:=[.F93] + IF(AND([.B93]&lt;&gt;[.B94]; [.K93]&gt;= 2400);3;0)" office:value-type="float" office:value="10" calcext:value-type="float">
            <text:p>10</text:p>
          </table:table-cell>
          <table:table-cell table:formula="of:= IF([.C94] &lt; 6; [.$M$7] * FLOOR([.E94] * [.F94]); 0)" office:value-type="float" office:value="150" calcext:value-type="float">
            <text:p>150</text:p>
          </table:table-cell>
          <table:table-cell table:formula="of:=[.H93] + [.G94]" office:value-type="float" office:value="4860" calcext:value-type="float">
            <text:p>4860</text:p>
          </table:table-cell>
          <table:table-cell table:style-name="ce43" table:formula="of:=IF([.C94] = 7; [.F94] * 15; 0) + IF(AND([.B93]&lt;&gt;[.B94]; [.K93]&gt;= 2400);2400;0)" office:value-type="float" office:value="0" calcext:value-type="float">
            <text:p>0</text:p>
          </table:table-cell>
          <table:table-cell table:formula="of:=[.J93] + [.I94]" office:value-type="float" office:value="10100" calcext:value-type="float">
            <text:p>10100</text:p>
          </table:table-cell>
          <table:table-cell table:formula="of:=[.H94] - [.J94]" office:value-type="float" office:value="-5240" calcext:value-type="float">
            <text:p>-524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4-04" calcext:value-type="date">
            <text:p>4.04.2023</text:p>
          </table:table-cell>
          <table:table-cell table:style-name="ce43" table:formula="of:=MONTH([.A95])" office:value-type="float" office:value="4" calcext:value-type="float">
            <text:p>4</text:p>
          </table:table-cell>
          <table:table-cell table:formula="of:=WEEKDAY([.A95];2)" office:value-type="float" office:value="2" calcext:value-type="float">
            <text:p>2</text:p>
          </table:table-cell>
          <table:table-cell table:style-name="ce1" office:value-type="string" calcext:value-type="string">
            <text:p>WIOSNA</text:p>
          </table:table-cell>
          <table:table-cell table:formula="of:=IF([.D95] = &quot;ZIMA&quot;; 0.2; IF([.D95] = &quot;WIOSNA&quot;; 0.5; IF([.D95] = &quot;LATO&quot;; 0.9; 0.4)))" office:value-type="float" office:value="0.5" calcext:value-type="float">
            <text:p>0,5</text:p>
          </table:table-cell>
          <table:table-cell table:style-name="ce43" table:formula="of:=[.F94] + IF(AND([.B94]&lt;&gt;[.B95]; [.K94]&gt;= 2400);3;0)" office:value-type="float" office:value="10" calcext:value-type="float">
            <text:p>10</text:p>
          </table:table-cell>
          <table:table-cell table:formula="of:= IF([.C95] &lt; 6; [.$M$7] * FLOOR([.E95] * [.F95]); 0)" office:value-type="float" office:value="150" calcext:value-type="float">
            <text:p>150</text:p>
          </table:table-cell>
          <table:table-cell table:formula="of:=[.H94] + [.G95]" office:value-type="float" office:value="5010" calcext:value-type="float">
            <text:p>5010</text:p>
          </table:table-cell>
          <table:table-cell table:style-name="ce43" table:formula="of:=IF([.C95] = 7; [.F95] * 15; 0) + IF(AND([.B94]&lt;&gt;[.B95]; [.K94]&gt;= 2400);2400;0)" office:value-type="float" office:value="0" calcext:value-type="float">
            <text:p>0</text:p>
          </table:table-cell>
          <table:table-cell table:formula="of:=[.J94] + [.I95]" office:value-type="float" office:value="10100" calcext:value-type="float">
            <text:p>10100</text:p>
          </table:table-cell>
          <table:table-cell table:formula="of:=[.H95] - [.J95]" office:value-type="float" office:value="-5090" calcext:value-type="float">
            <text:p>-509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4-05" calcext:value-type="date">
            <text:p>5.04.2023</text:p>
          </table:table-cell>
          <table:table-cell table:style-name="ce43" table:formula="of:=MONTH([.A96])" office:value-type="float" office:value="4" calcext:value-type="float">
            <text:p>4</text:p>
          </table:table-cell>
          <table:table-cell table:formula="of:=WEEKDAY([.A96];2)" office:value-type="float" office:value="3" calcext:value-type="float">
            <text:p>3</text:p>
          </table:table-cell>
          <table:table-cell table:style-name="ce1" office:value-type="string" calcext:value-type="string">
            <text:p>WIOSNA</text:p>
          </table:table-cell>
          <table:table-cell table:formula="of:=IF([.D96] = &quot;ZIMA&quot;; 0.2; IF([.D96] = &quot;WIOSNA&quot;; 0.5; IF([.D96] = &quot;LATO&quot;; 0.9; 0.4)))" office:value-type="float" office:value="0.5" calcext:value-type="float">
            <text:p>0,5</text:p>
          </table:table-cell>
          <table:table-cell table:style-name="ce43" table:formula="of:=[.F95] + IF(AND([.B95]&lt;&gt;[.B96]; [.K95]&gt;= 2400);3;0)" office:value-type="float" office:value="10" calcext:value-type="float">
            <text:p>10</text:p>
          </table:table-cell>
          <table:table-cell table:formula="of:= IF([.C96] &lt; 6; [.$M$7] * FLOOR([.E96] * [.F96]); 0)" office:value-type="float" office:value="150" calcext:value-type="float">
            <text:p>150</text:p>
          </table:table-cell>
          <table:table-cell table:formula="of:=[.H95] + [.G96]" office:value-type="float" office:value="5160" calcext:value-type="float">
            <text:p>5160</text:p>
          </table:table-cell>
          <table:table-cell table:style-name="ce43" table:formula="of:=IF([.C96] = 7; [.F96] * 15; 0) + IF(AND([.B95]&lt;&gt;[.B96]; [.K95]&gt;= 2400);2400;0)" office:value-type="float" office:value="0" calcext:value-type="float">
            <text:p>0</text:p>
          </table:table-cell>
          <table:table-cell table:formula="of:=[.J95] + [.I96]" office:value-type="float" office:value="10100" calcext:value-type="float">
            <text:p>10100</text:p>
          </table:table-cell>
          <table:table-cell table:formula="of:=[.H96] - [.J96]" office:value-type="float" office:value="-4940" calcext:value-type="float">
            <text:p>-494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4-06" calcext:value-type="date">
            <text:p>6.04.2023</text:p>
          </table:table-cell>
          <table:table-cell table:style-name="ce43" table:formula="of:=MONTH([.A97])" office:value-type="float" office:value="4" calcext:value-type="float">
            <text:p>4</text:p>
          </table:table-cell>
          <table:table-cell table:formula="of:=WEEKDAY([.A97];2)" office:value-type="float" office:value="4" calcext:value-type="float">
            <text:p>4</text:p>
          </table:table-cell>
          <table:table-cell table:style-name="ce1" office:value-type="string" calcext:value-type="string">
            <text:p>WIOSNA</text:p>
          </table:table-cell>
          <table:table-cell table:formula="of:=IF([.D97] = &quot;ZIMA&quot;; 0.2; IF([.D97] = &quot;WIOSNA&quot;; 0.5; IF([.D97] = &quot;LATO&quot;; 0.9; 0.4)))" office:value-type="float" office:value="0.5" calcext:value-type="float">
            <text:p>0,5</text:p>
          </table:table-cell>
          <table:table-cell table:style-name="ce43" table:formula="of:=[.F96] + IF(AND([.B96]&lt;&gt;[.B97]; [.K96]&gt;= 2400);3;0)" office:value-type="float" office:value="10" calcext:value-type="float">
            <text:p>10</text:p>
          </table:table-cell>
          <table:table-cell table:formula="of:= IF([.C97] &lt; 6; [.$M$7] * FLOOR([.E97] * [.F97]); 0)" office:value-type="float" office:value="150" calcext:value-type="float">
            <text:p>150</text:p>
          </table:table-cell>
          <table:table-cell table:formula="of:=[.H96] + [.G97]" office:value-type="float" office:value="5310" calcext:value-type="float">
            <text:p>5310</text:p>
          </table:table-cell>
          <table:table-cell table:style-name="ce43" table:formula="of:=IF([.C97] = 7; [.F97] * 15; 0) + IF(AND([.B96]&lt;&gt;[.B97]; [.K96]&gt;= 2400);2400;0)" office:value-type="float" office:value="0" calcext:value-type="float">
            <text:p>0</text:p>
          </table:table-cell>
          <table:table-cell table:formula="of:=[.J96] + [.I97]" office:value-type="float" office:value="10100" calcext:value-type="float">
            <text:p>10100</text:p>
          </table:table-cell>
          <table:table-cell table:formula="of:=[.H97] - [.J97]" office:value-type="float" office:value="-4790" calcext:value-type="float">
            <text:p>-479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4-07" calcext:value-type="date">
            <text:p>7.04.2023</text:p>
          </table:table-cell>
          <table:table-cell table:style-name="ce43" table:formula="of:=MONTH([.A98])" office:value-type="float" office:value="4" calcext:value-type="float">
            <text:p>4</text:p>
          </table:table-cell>
          <table:table-cell table:formula="of:=WEEKDAY([.A98];2)" office:value-type="float" office:value="5" calcext:value-type="float">
            <text:p>5</text:p>
          </table:table-cell>
          <table:table-cell table:style-name="ce1" office:value-type="string" calcext:value-type="string">
            <text:p>WIOSNA</text:p>
          </table:table-cell>
          <table:table-cell table:formula="of:=IF([.D98] = &quot;ZIMA&quot;; 0.2; IF([.D98] = &quot;WIOSNA&quot;; 0.5; IF([.D98] = &quot;LATO&quot;; 0.9; 0.4)))" office:value-type="float" office:value="0.5" calcext:value-type="float">
            <text:p>0,5</text:p>
          </table:table-cell>
          <table:table-cell table:style-name="ce43" table:formula="of:=[.F97] + IF(AND([.B97]&lt;&gt;[.B98]; [.K97]&gt;= 2400);3;0)" office:value-type="float" office:value="10" calcext:value-type="float">
            <text:p>10</text:p>
          </table:table-cell>
          <table:table-cell table:formula="of:= IF([.C98] &lt; 6; [.$M$7] * FLOOR([.E98] * [.F98]); 0)" office:value-type="float" office:value="150" calcext:value-type="float">
            <text:p>150</text:p>
          </table:table-cell>
          <table:table-cell table:formula="of:=[.H97] + [.G98]" office:value-type="float" office:value="5460" calcext:value-type="float">
            <text:p>5460</text:p>
          </table:table-cell>
          <table:table-cell table:style-name="ce43" table:formula="of:=IF([.C98] = 7; [.F98] * 15; 0) + IF(AND([.B97]&lt;&gt;[.B98]; [.K97]&gt;= 2400);2400;0)" office:value-type="float" office:value="0" calcext:value-type="float">
            <text:p>0</text:p>
          </table:table-cell>
          <table:table-cell table:formula="of:=[.J97] + [.I98]" office:value-type="float" office:value="10100" calcext:value-type="float">
            <text:p>10100</text:p>
          </table:table-cell>
          <table:table-cell table:formula="of:=[.H98] - [.J98]" office:value-type="float" office:value="-4640" calcext:value-type="float">
            <text:p>-464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4-08" calcext:value-type="date">
            <text:p>8.04.2023</text:p>
          </table:table-cell>
          <table:table-cell table:style-name="ce43" table:formula="of:=MONTH([.A99])" office:value-type="float" office:value="4" calcext:value-type="float">
            <text:p>4</text:p>
          </table:table-cell>
          <table:table-cell table:formula="of:=WEEKDAY([.A99];2)" office:value-type="float" office:value="6" calcext:value-type="float">
            <text:p>6</text:p>
          </table:table-cell>
          <table:table-cell table:style-name="ce1" office:value-type="string" calcext:value-type="string">
            <text:p>WIOSNA</text:p>
          </table:table-cell>
          <table:table-cell table:formula="of:=IF([.D99] = &quot;ZIMA&quot;; 0.2; IF([.D99] = &quot;WIOSNA&quot;; 0.5; IF([.D99] = &quot;LATO&quot;; 0.9; 0.4)))" office:value-type="float" office:value="0.5" calcext:value-type="float">
            <text:p>0,5</text:p>
          </table:table-cell>
          <table:table-cell table:style-name="ce43" table:formula="of:=[.F98] + IF(AND([.B98]&lt;&gt;[.B99]; [.K98]&gt;= 2400);3;0)" office:value-type="float" office:value="10" calcext:value-type="float">
            <text:p>10</text:p>
          </table:table-cell>
          <table:table-cell table:formula="of:= IF([.C99] &lt; 6; [.$M$7] * FLOOR([.E99] * [.F99]); 0)" office:value-type="float" office:value="0" calcext:value-type="float">
            <text:p>0</text:p>
          </table:table-cell>
          <table:table-cell table:formula="of:=[.H98] + [.G99]" office:value-type="float" office:value="5460" calcext:value-type="float">
            <text:p>5460</text:p>
          </table:table-cell>
          <table:table-cell table:style-name="ce43" table:formula="of:=IF([.C99] = 7; [.F99] * 15; 0) + IF(AND([.B98]&lt;&gt;[.B99]; [.K98]&gt;= 2400);2400;0)" office:value-type="float" office:value="0" calcext:value-type="float">
            <text:p>0</text:p>
          </table:table-cell>
          <table:table-cell table:formula="of:=[.J98] + [.I99]" office:value-type="float" office:value="10100" calcext:value-type="float">
            <text:p>10100</text:p>
          </table:table-cell>
          <table:table-cell table:formula="of:=[.H99] - [.J99]" office:value-type="float" office:value="-4640" calcext:value-type="float">
            <text:p>-464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4-09" calcext:value-type="date">
            <text:p>9.04.2023</text:p>
          </table:table-cell>
          <table:table-cell table:style-name="ce43" table:formula="of:=MONTH([.A100])" office:value-type="float" office:value="4" calcext:value-type="float">
            <text:p>4</text:p>
          </table:table-cell>
          <table:table-cell table:formula="of:=WEEKDAY([.A100];2)" office:value-type="float" office:value="7" calcext:value-type="float">
            <text:p>7</text:p>
          </table:table-cell>
          <table:table-cell table:style-name="ce1" office:value-type="string" calcext:value-type="string">
            <text:p>WIOSNA</text:p>
          </table:table-cell>
          <table:table-cell table:formula="of:=IF([.D100] = &quot;ZIMA&quot;; 0.2; IF([.D100] = &quot;WIOSNA&quot;; 0.5; IF([.D100] = &quot;LATO&quot;; 0.9; 0.4)))" office:value-type="float" office:value="0.5" calcext:value-type="float">
            <text:p>0,5</text:p>
          </table:table-cell>
          <table:table-cell table:style-name="ce43" table:formula="of:=[.F99] + IF(AND([.B99]&lt;&gt;[.B100]; [.K99]&gt;= 2400);3;0)" office:value-type="float" office:value="10" calcext:value-type="float">
            <text:p>10</text:p>
          </table:table-cell>
          <table:table-cell table:formula="of:= IF([.C100] &lt; 6; [.$M$7] * FLOOR([.E100] * [.F100]); 0)" office:value-type="float" office:value="0" calcext:value-type="float">
            <text:p>0</text:p>
          </table:table-cell>
          <table:table-cell table:formula="of:=[.H99] + [.G100]" office:value-type="float" office:value="5460" calcext:value-type="float">
            <text:p>5460</text:p>
          </table:table-cell>
          <table:table-cell table:style-name="ce43" table:formula="of:=IF([.C100] = 7; [.F100] * 15; 0) + IF(AND([.B99]&lt;&gt;[.B100]; [.K99]&gt;= 2400);2400;0)" office:value-type="float" office:value="150" calcext:value-type="float">
            <text:p>150</text:p>
          </table:table-cell>
          <table:table-cell table:formula="of:=[.J99] + [.I100]" office:value-type="float" office:value="10250" calcext:value-type="float">
            <text:p>10250</text:p>
          </table:table-cell>
          <table:table-cell table:formula="of:=[.H100] - [.J100]" office:value-type="float" office:value="-4790" calcext:value-type="float">
            <text:p>-479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4-10" calcext:value-type="date">
            <text:p>10.04.2023</text:p>
          </table:table-cell>
          <table:table-cell table:style-name="ce43" table:formula="of:=MONTH([.A101])" office:value-type="float" office:value="4" calcext:value-type="float">
            <text:p>4</text:p>
          </table:table-cell>
          <table:table-cell table:formula="of:=WEEKDAY([.A101];2)" office:value-type="float" office:value="1" calcext:value-type="float">
            <text:p>1</text:p>
          </table:table-cell>
          <table:table-cell table:style-name="ce1" office:value-type="string" calcext:value-type="string">
            <text:p>WIOSNA</text:p>
          </table:table-cell>
          <table:table-cell table:formula="of:=IF([.D101] = &quot;ZIMA&quot;; 0.2; IF([.D101] = &quot;WIOSNA&quot;; 0.5; IF([.D101] = &quot;LATO&quot;; 0.9; 0.4)))" office:value-type="float" office:value="0.5" calcext:value-type="float">
            <text:p>0,5</text:p>
          </table:table-cell>
          <table:table-cell table:style-name="ce43" table:formula="of:=[.F100] + IF(AND([.B100]&lt;&gt;[.B101]; [.K100]&gt;= 2400);3;0)" office:value-type="float" office:value="10" calcext:value-type="float">
            <text:p>10</text:p>
          </table:table-cell>
          <table:table-cell table:formula="of:= IF([.C101] &lt; 6; [.$M$7] * FLOOR([.E101] * [.F101]); 0)" office:value-type="float" office:value="150" calcext:value-type="float">
            <text:p>150</text:p>
          </table:table-cell>
          <table:table-cell table:formula="of:=[.H100] + [.G101]" office:value-type="float" office:value="5610" calcext:value-type="float">
            <text:p>5610</text:p>
          </table:table-cell>
          <table:table-cell table:style-name="ce43" table:formula="of:=IF([.C101] = 7; [.F101] * 15; 0) + IF(AND([.B100]&lt;&gt;[.B101]; [.K100]&gt;= 2400);2400;0)" office:value-type="float" office:value="0" calcext:value-type="float">
            <text:p>0</text:p>
          </table:table-cell>
          <table:table-cell table:formula="of:=[.J100] + [.I101]" office:value-type="float" office:value="10250" calcext:value-type="float">
            <text:p>10250</text:p>
          </table:table-cell>
          <table:table-cell table:formula="of:=[.H101] - [.J101]" office:value-type="float" office:value="-4640" calcext:value-type="float">
            <text:p>-464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4-11" calcext:value-type="date">
            <text:p>11.04.2023</text:p>
          </table:table-cell>
          <table:table-cell table:style-name="ce43" table:formula="of:=MONTH([.A102])" office:value-type="float" office:value="4" calcext:value-type="float">
            <text:p>4</text:p>
          </table:table-cell>
          <table:table-cell table:formula="of:=WEEKDAY([.A102];2)" office:value-type="float" office:value="2" calcext:value-type="float">
            <text:p>2</text:p>
          </table:table-cell>
          <table:table-cell table:style-name="ce1" office:value-type="string" calcext:value-type="string">
            <text:p>WIOSNA</text:p>
          </table:table-cell>
          <table:table-cell table:formula="of:=IF([.D102] = &quot;ZIMA&quot;; 0.2; IF([.D102] = &quot;WIOSNA&quot;; 0.5; IF([.D102] = &quot;LATO&quot;; 0.9; 0.4)))" office:value-type="float" office:value="0.5" calcext:value-type="float">
            <text:p>0,5</text:p>
          </table:table-cell>
          <table:table-cell table:style-name="ce43" table:formula="of:=[.F101] + IF(AND([.B101]&lt;&gt;[.B102]; [.K101]&gt;= 2400);3;0)" office:value-type="float" office:value="10" calcext:value-type="float">
            <text:p>10</text:p>
          </table:table-cell>
          <table:table-cell table:formula="of:= IF([.C102] &lt; 6; [.$M$7] * FLOOR([.E102] * [.F102]); 0)" office:value-type="float" office:value="150" calcext:value-type="float">
            <text:p>150</text:p>
          </table:table-cell>
          <table:table-cell table:formula="of:=[.H101] + [.G102]" office:value-type="float" office:value="5760" calcext:value-type="float">
            <text:p>5760</text:p>
          </table:table-cell>
          <table:table-cell table:style-name="ce43" table:formula="of:=IF([.C102] = 7; [.F102] * 15; 0) + IF(AND([.B101]&lt;&gt;[.B102]; [.K101]&gt;= 2400);2400;0)" office:value-type="float" office:value="0" calcext:value-type="float">
            <text:p>0</text:p>
          </table:table-cell>
          <table:table-cell table:formula="of:=[.J101] + [.I102]" office:value-type="float" office:value="10250" calcext:value-type="float">
            <text:p>10250</text:p>
          </table:table-cell>
          <table:table-cell table:formula="of:=[.H102] - [.J102]" office:value-type="float" office:value="-4490" calcext:value-type="float">
            <text:p>-449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4-12" calcext:value-type="date">
            <text:p>12.04.2023</text:p>
          </table:table-cell>
          <table:table-cell table:style-name="ce43" table:formula="of:=MONTH([.A103])" office:value-type="float" office:value="4" calcext:value-type="float">
            <text:p>4</text:p>
          </table:table-cell>
          <table:table-cell table:formula="of:=WEEKDAY([.A103];2)" office:value-type="float" office:value="3" calcext:value-type="float">
            <text:p>3</text:p>
          </table:table-cell>
          <table:table-cell table:style-name="ce1" office:value-type="string" calcext:value-type="string">
            <text:p>WIOSNA</text:p>
          </table:table-cell>
          <table:table-cell table:formula="of:=IF([.D103] = &quot;ZIMA&quot;; 0.2; IF([.D103] = &quot;WIOSNA&quot;; 0.5; IF([.D103] = &quot;LATO&quot;; 0.9; 0.4)))" office:value-type="float" office:value="0.5" calcext:value-type="float">
            <text:p>0,5</text:p>
          </table:table-cell>
          <table:table-cell table:style-name="ce43" table:formula="of:=[.F102] + IF(AND([.B102]&lt;&gt;[.B103]; [.K102]&gt;= 2400);3;0)" office:value-type="float" office:value="10" calcext:value-type="float">
            <text:p>10</text:p>
          </table:table-cell>
          <table:table-cell table:formula="of:= IF([.C103] &lt; 6; [.$M$7] * FLOOR([.E103] * [.F103]); 0)" office:value-type="float" office:value="150" calcext:value-type="float">
            <text:p>150</text:p>
          </table:table-cell>
          <table:table-cell table:formula="of:=[.H102] + [.G103]" office:value-type="float" office:value="5910" calcext:value-type="float">
            <text:p>5910</text:p>
          </table:table-cell>
          <table:table-cell table:style-name="ce43" table:formula="of:=IF([.C103] = 7; [.F103] * 15; 0) + IF(AND([.B102]&lt;&gt;[.B103]; [.K102]&gt;= 2400);2400;0)" office:value-type="float" office:value="0" calcext:value-type="float">
            <text:p>0</text:p>
          </table:table-cell>
          <table:table-cell table:formula="of:=[.J102] + [.I103]" office:value-type="float" office:value="10250" calcext:value-type="float">
            <text:p>10250</text:p>
          </table:table-cell>
          <table:table-cell table:formula="of:=[.H103] - [.J103]" office:value-type="float" office:value="-4340" calcext:value-type="float">
            <text:p>-434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4-13" calcext:value-type="date">
            <text:p>13.04.2023</text:p>
          </table:table-cell>
          <table:table-cell table:style-name="ce43" table:formula="of:=MONTH([.A104])" office:value-type="float" office:value="4" calcext:value-type="float">
            <text:p>4</text:p>
          </table:table-cell>
          <table:table-cell table:formula="of:=WEEKDAY([.A104];2)" office:value-type="float" office:value="4" calcext:value-type="float">
            <text:p>4</text:p>
          </table:table-cell>
          <table:table-cell table:style-name="ce1" office:value-type="string" calcext:value-type="string">
            <text:p>WIOSNA</text:p>
          </table:table-cell>
          <table:table-cell table:formula="of:=IF([.D104] = &quot;ZIMA&quot;; 0.2; IF([.D104] = &quot;WIOSNA&quot;; 0.5; IF([.D104] = &quot;LATO&quot;; 0.9; 0.4)))" office:value-type="float" office:value="0.5" calcext:value-type="float">
            <text:p>0,5</text:p>
          </table:table-cell>
          <table:table-cell table:style-name="ce43" table:formula="of:=[.F103] + IF(AND([.B103]&lt;&gt;[.B104]; [.K103]&gt;= 2400);3;0)" office:value-type="float" office:value="10" calcext:value-type="float">
            <text:p>10</text:p>
          </table:table-cell>
          <table:table-cell table:formula="of:= IF([.C104] &lt; 6; [.$M$7] * FLOOR([.E104] * [.F104]); 0)" office:value-type="float" office:value="150" calcext:value-type="float">
            <text:p>150</text:p>
          </table:table-cell>
          <table:table-cell table:formula="of:=[.H103] + [.G104]" office:value-type="float" office:value="6060" calcext:value-type="float">
            <text:p>6060</text:p>
          </table:table-cell>
          <table:table-cell table:style-name="ce43" table:formula="of:=IF([.C104] = 7; [.F104] * 15; 0) + IF(AND([.B103]&lt;&gt;[.B104]; [.K103]&gt;= 2400);2400;0)" office:value-type="float" office:value="0" calcext:value-type="float">
            <text:p>0</text:p>
          </table:table-cell>
          <table:table-cell table:formula="of:=[.J103] + [.I104]" office:value-type="float" office:value="10250" calcext:value-type="float">
            <text:p>10250</text:p>
          </table:table-cell>
          <table:table-cell table:formula="of:=[.H104] - [.J104]" office:value-type="float" office:value="-4190" calcext:value-type="float">
            <text:p>-419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4-14" calcext:value-type="date">
            <text:p>14.04.2023</text:p>
          </table:table-cell>
          <table:table-cell table:style-name="ce43" table:formula="of:=MONTH([.A105])" office:value-type="float" office:value="4" calcext:value-type="float">
            <text:p>4</text:p>
          </table:table-cell>
          <table:table-cell table:formula="of:=WEEKDAY([.A105];2)" office:value-type="float" office:value="5" calcext:value-type="float">
            <text:p>5</text:p>
          </table:table-cell>
          <table:table-cell table:style-name="ce1" office:value-type="string" calcext:value-type="string">
            <text:p>WIOSNA</text:p>
          </table:table-cell>
          <table:table-cell table:formula="of:=IF([.D105] = &quot;ZIMA&quot;; 0.2; IF([.D105] = &quot;WIOSNA&quot;; 0.5; IF([.D105] = &quot;LATO&quot;; 0.9; 0.4)))" office:value-type="float" office:value="0.5" calcext:value-type="float">
            <text:p>0,5</text:p>
          </table:table-cell>
          <table:table-cell table:style-name="ce43" table:formula="of:=[.F104] + IF(AND([.B104]&lt;&gt;[.B105]; [.K104]&gt;= 2400);3;0)" office:value-type="float" office:value="10" calcext:value-type="float">
            <text:p>10</text:p>
          </table:table-cell>
          <table:table-cell table:formula="of:= IF([.C105] &lt; 6; [.$M$7] * FLOOR([.E105] * [.F105]); 0)" office:value-type="float" office:value="150" calcext:value-type="float">
            <text:p>150</text:p>
          </table:table-cell>
          <table:table-cell table:formula="of:=[.H104] + [.G105]" office:value-type="float" office:value="6210" calcext:value-type="float">
            <text:p>6210</text:p>
          </table:table-cell>
          <table:table-cell table:style-name="ce43" table:formula="of:=IF([.C105] = 7; [.F105] * 15; 0) + IF(AND([.B104]&lt;&gt;[.B105]; [.K104]&gt;= 2400);2400;0)" office:value-type="float" office:value="0" calcext:value-type="float">
            <text:p>0</text:p>
          </table:table-cell>
          <table:table-cell table:formula="of:=[.J104] + [.I105]" office:value-type="float" office:value="10250" calcext:value-type="float">
            <text:p>10250</text:p>
          </table:table-cell>
          <table:table-cell table:formula="of:=[.H105] - [.J105]" office:value-type="float" office:value="-4040" calcext:value-type="float">
            <text:p>-404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4-15" calcext:value-type="date">
            <text:p>15.04.2023</text:p>
          </table:table-cell>
          <table:table-cell table:style-name="ce43" table:formula="of:=MONTH([.A106])" office:value-type="float" office:value="4" calcext:value-type="float">
            <text:p>4</text:p>
          </table:table-cell>
          <table:table-cell table:formula="of:=WEEKDAY([.A106];2)" office:value-type="float" office:value="6" calcext:value-type="float">
            <text:p>6</text:p>
          </table:table-cell>
          <table:table-cell table:style-name="ce1" office:value-type="string" calcext:value-type="string">
            <text:p>WIOSNA</text:p>
          </table:table-cell>
          <table:table-cell table:formula="of:=IF([.D106] = &quot;ZIMA&quot;; 0.2; IF([.D106] = &quot;WIOSNA&quot;; 0.5; IF([.D106] = &quot;LATO&quot;; 0.9; 0.4)))" office:value-type="float" office:value="0.5" calcext:value-type="float">
            <text:p>0,5</text:p>
          </table:table-cell>
          <table:table-cell table:style-name="ce43" table:formula="of:=[.F105] + IF(AND([.B105]&lt;&gt;[.B106]; [.K105]&gt;= 2400);3;0)" office:value-type="float" office:value="10" calcext:value-type="float">
            <text:p>10</text:p>
          </table:table-cell>
          <table:table-cell table:formula="of:= IF([.C106] &lt; 6; [.$M$7] * FLOOR([.E106] * [.F106]); 0)" office:value-type="float" office:value="0" calcext:value-type="float">
            <text:p>0</text:p>
          </table:table-cell>
          <table:table-cell table:formula="of:=[.H105] + [.G106]" office:value-type="float" office:value="6210" calcext:value-type="float">
            <text:p>6210</text:p>
          </table:table-cell>
          <table:table-cell table:style-name="ce43" table:formula="of:=IF([.C106] = 7; [.F106] * 15; 0) + IF(AND([.B105]&lt;&gt;[.B106]; [.K105]&gt;= 2400);2400;0)" office:value-type="float" office:value="0" calcext:value-type="float">
            <text:p>0</text:p>
          </table:table-cell>
          <table:table-cell table:formula="of:=[.J105] + [.I106]" office:value-type="float" office:value="10250" calcext:value-type="float">
            <text:p>10250</text:p>
          </table:table-cell>
          <table:table-cell table:formula="of:=[.H106] - [.J106]" office:value-type="float" office:value="-4040" calcext:value-type="float">
            <text:p>-404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4-16" calcext:value-type="date">
            <text:p>16.04.2023</text:p>
          </table:table-cell>
          <table:table-cell table:style-name="ce43" table:formula="of:=MONTH([.A107])" office:value-type="float" office:value="4" calcext:value-type="float">
            <text:p>4</text:p>
          </table:table-cell>
          <table:table-cell table:formula="of:=WEEKDAY([.A107];2)" office:value-type="float" office:value="7" calcext:value-type="float">
            <text:p>7</text:p>
          </table:table-cell>
          <table:table-cell table:style-name="ce1" office:value-type="string" calcext:value-type="string">
            <text:p>WIOSNA</text:p>
          </table:table-cell>
          <table:table-cell table:formula="of:=IF([.D107] = &quot;ZIMA&quot;; 0.2; IF([.D107] = &quot;WIOSNA&quot;; 0.5; IF([.D107] = &quot;LATO&quot;; 0.9; 0.4)))" office:value-type="float" office:value="0.5" calcext:value-type="float">
            <text:p>0,5</text:p>
          </table:table-cell>
          <table:table-cell table:style-name="ce43" table:formula="of:=[.F106] + IF(AND([.B106]&lt;&gt;[.B107]; [.K106]&gt;= 2400);3;0)" office:value-type="float" office:value="10" calcext:value-type="float">
            <text:p>10</text:p>
          </table:table-cell>
          <table:table-cell table:formula="of:= IF([.C107] &lt; 6; [.$M$7] * FLOOR([.E107] * [.F107]); 0)" office:value-type="float" office:value="0" calcext:value-type="float">
            <text:p>0</text:p>
          </table:table-cell>
          <table:table-cell table:formula="of:=[.H106] + [.G107]" office:value-type="float" office:value="6210" calcext:value-type="float">
            <text:p>6210</text:p>
          </table:table-cell>
          <table:table-cell table:style-name="ce43" table:formula="of:=IF([.C107] = 7; [.F107] * 15; 0) + IF(AND([.B106]&lt;&gt;[.B107]; [.K106]&gt;= 2400);2400;0)" office:value-type="float" office:value="150" calcext:value-type="float">
            <text:p>150</text:p>
          </table:table-cell>
          <table:table-cell table:formula="of:=[.J106] + [.I107]" office:value-type="float" office:value="10400" calcext:value-type="float">
            <text:p>10400</text:p>
          </table:table-cell>
          <table:table-cell table:formula="of:=[.H107] - [.J107]" office:value-type="float" office:value="-4190" calcext:value-type="float">
            <text:p>-419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4-17" calcext:value-type="date">
            <text:p>17.04.2023</text:p>
          </table:table-cell>
          <table:table-cell table:style-name="ce43" table:formula="of:=MONTH([.A108])" office:value-type="float" office:value="4" calcext:value-type="float">
            <text:p>4</text:p>
          </table:table-cell>
          <table:table-cell table:formula="of:=WEEKDAY([.A108];2)" office:value-type="float" office:value="1" calcext:value-type="float">
            <text:p>1</text:p>
          </table:table-cell>
          <table:table-cell table:style-name="ce1" office:value-type="string" calcext:value-type="string">
            <text:p>WIOSNA</text:p>
          </table:table-cell>
          <table:table-cell table:formula="of:=IF([.D108] = &quot;ZIMA&quot;; 0.2; IF([.D108] = &quot;WIOSNA&quot;; 0.5; IF([.D108] = &quot;LATO&quot;; 0.9; 0.4)))" office:value-type="float" office:value="0.5" calcext:value-type="float">
            <text:p>0,5</text:p>
          </table:table-cell>
          <table:table-cell table:style-name="ce43" table:formula="of:=[.F107] + IF(AND([.B107]&lt;&gt;[.B108]; [.K107]&gt;= 2400);3;0)" office:value-type="float" office:value="10" calcext:value-type="float">
            <text:p>10</text:p>
          </table:table-cell>
          <table:table-cell table:formula="of:= IF([.C108] &lt; 6; [.$M$7] * FLOOR([.E108] * [.F108]); 0)" office:value-type="float" office:value="150" calcext:value-type="float">
            <text:p>150</text:p>
          </table:table-cell>
          <table:table-cell table:formula="of:=[.H107] + [.G108]" office:value-type="float" office:value="6360" calcext:value-type="float">
            <text:p>6360</text:p>
          </table:table-cell>
          <table:table-cell table:style-name="ce43" table:formula="of:=IF([.C108] = 7; [.F108] * 15; 0) + IF(AND([.B107]&lt;&gt;[.B108]; [.K107]&gt;= 2400);2400;0)" office:value-type="float" office:value="0" calcext:value-type="float">
            <text:p>0</text:p>
          </table:table-cell>
          <table:table-cell table:formula="of:=[.J107] + [.I108]" office:value-type="float" office:value="10400" calcext:value-type="float">
            <text:p>10400</text:p>
          </table:table-cell>
          <table:table-cell table:formula="of:=[.H108] - [.J108]" office:value-type="float" office:value="-4040" calcext:value-type="float">
            <text:p>-404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4-18" calcext:value-type="date">
            <text:p>18.04.2023</text:p>
          </table:table-cell>
          <table:table-cell table:style-name="ce43" table:formula="of:=MONTH([.A109])" office:value-type="float" office:value="4" calcext:value-type="float">
            <text:p>4</text:p>
          </table:table-cell>
          <table:table-cell table:formula="of:=WEEKDAY([.A109];2)" office:value-type="float" office:value="2" calcext:value-type="float">
            <text:p>2</text:p>
          </table:table-cell>
          <table:table-cell table:style-name="ce1" office:value-type="string" calcext:value-type="string">
            <text:p>WIOSNA</text:p>
          </table:table-cell>
          <table:table-cell table:formula="of:=IF([.D109] = &quot;ZIMA&quot;; 0.2; IF([.D109] = &quot;WIOSNA&quot;; 0.5; IF([.D109] = &quot;LATO&quot;; 0.9; 0.4)))" office:value-type="float" office:value="0.5" calcext:value-type="float">
            <text:p>0,5</text:p>
          </table:table-cell>
          <table:table-cell table:style-name="ce43" table:formula="of:=[.F108] + IF(AND([.B108]&lt;&gt;[.B109]; [.K108]&gt;= 2400);3;0)" office:value-type="float" office:value="10" calcext:value-type="float">
            <text:p>10</text:p>
          </table:table-cell>
          <table:table-cell table:formula="of:= IF([.C109] &lt; 6; [.$M$7] * FLOOR([.E109] * [.F109]); 0)" office:value-type="float" office:value="150" calcext:value-type="float">
            <text:p>150</text:p>
          </table:table-cell>
          <table:table-cell table:formula="of:=[.H108] + [.G109]" office:value-type="float" office:value="6510" calcext:value-type="float">
            <text:p>6510</text:p>
          </table:table-cell>
          <table:table-cell table:style-name="ce43" table:formula="of:=IF([.C109] = 7; [.F109] * 15; 0) + IF(AND([.B108]&lt;&gt;[.B109]; [.K108]&gt;= 2400);2400;0)" office:value-type="float" office:value="0" calcext:value-type="float">
            <text:p>0</text:p>
          </table:table-cell>
          <table:table-cell table:formula="of:=[.J108] + [.I109]" office:value-type="float" office:value="10400" calcext:value-type="float">
            <text:p>10400</text:p>
          </table:table-cell>
          <table:table-cell table:formula="of:=[.H109] - [.J109]" office:value-type="float" office:value="-3890" calcext:value-type="float">
            <text:p>-389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4-19" calcext:value-type="date">
            <text:p>19.04.2023</text:p>
          </table:table-cell>
          <table:table-cell table:style-name="ce43" table:formula="of:=MONTH([.A110])" office:value-type="float" office:value="4" calcext:value-type="float">
            <text:p>4</text:p>
          </table:table-cell>
          <table:table-cell table:formula="of:=WEEKDAY([.A110];2)" office:value-type="float" office:value="3" calcext:value-type="float">
            <text:p>3</text:p>
          </table:table-cell>
          <table:table-cell table:style-name="ce1" office:value-type="string" calcext:value-type="string">
            <text:p>WIOSNA</text:p>
          </table:table-cell>
          <table:table-cell table:formula="of:=IF([.D110] = &quot;ZIMA&quot;; 0.2; IF([.D110] = &quot;WIOSNA&quot;; 0.5; IF([.D110] = &quot;LATO&quot;; 0.9; 0.4)))" office:value-type="float" office:value="0.5" calcext:value-type="float">
            <text:p>0,5</text:p>
          </table:table-cell>
          <table:table-cell table:style-name="ce43" table:formula="of:=[.F109] + IF(AND([.B109]&lt;&gt;[.B110]; [.K109]&gt;= 2400);3;0)" office:value-type="float" office:value="10" calcext:value-type="float">
            <text:p>10</text:p>
          </table:table-cell>
          <table:table-cell table:formula="of:= IF([.C110] &lt; 6; [.$M$7] * FLOOR([.E110] * [.F110]); 0)" office:value-type="float" office:value="150" calcext:value-type="float">
            <text:p>150</text:p>
          </table:table-cell>
          <table:table-cell table:formula="of:=[.H109] + [.G110]" office:value-type="float" office:value="6660" calcext:value-type="float">
            <text:p>6660</text:p>
          </table:table-cell>
          <table:table-cell table:style-name="ce43" table:formula="of:=IF([.C110] = 7; [.F110] * 15; 0) + IF(AND([.B109]&lt;&gt;[.B110]; [.K109]&gt;= 2400);2400;0)" office:value-type="float" office:value="0" calcext:value-type="float">
            <text:p>0</text:p>
          </table:table-cell>
          <table:table-cell table:formula="of:=[.J109] + [.I110]" office:value-type="float" office:value="10400" calcext:value-type="float">
            <text:p>10400</text:p>
          </table:table-cell>
          <table:table-cell table:formula="of:=[.H110] - [.J110]" office:value-type="float" office:value="-3740" calcext:value-type="float">
            <text:p>-374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4-20" calcext:value-type="date">
            <text:p>20.04.2023</text:p>
          </table:table-cell>
          <table:table-cell table:style-name="ce43" table:formula="of:=MONTH([.A111])" office:value-type="float" office:value="4" calcext:value-type="float">
            <text:p>4</text:p>
          </table:table-cell>
          <table:table-cell table:formula="of:=WEEKDAY([.A111];2)" office:value-type="float" office:value="4" calcext:value-type="float">
            <text:p>4</text:p>
          </table:table-cell>
          <table:table-cell table:style-name="ce1" office:value-type="string" calcext:value-type="string">
            <text:p>WIOSNA</text:p>
          </table:table-cell>
          <table:table-cell table:formula="of:=IF([.D111] = &quot;ZIMA&quot;; 0.2; IF([.D111] = &quot;WIOSNA&quot;; 0.5; IF([.D111] = &quot;LATO&quot;; 0.9; 0.4)))" office:value-type="float" office:value="0.5" calcext:value-type="float">
            <text:p>0,5</text:p>
          </table:table-cell>
          <table:table-cell table:style-name="ce43" table:formula="of:=[.F110] + IF(AND([.B110]&lt;&gt;[.B111]; [.K110]&gt;= 2400);3;0)" office:value-type="float" office:value="10" calcext:value-type="float">
            <text:p>10</text:p>
          </table:table-cell>
          <table:table-cell table:formula="of:= IF([.C111] &lt; 6; [.$M$7] * FLOOR([.E111] * [.F111]); 0)" office:value-type="float" office:value="150" calcext:value-type="float">
            <text:p>150</text:p>
          </table:table-cell>
          <table:table-cell table:formula="of:=[.H110] + [.G111]" office:value-type="float" office:value="6810" calcext:value-type="float">
            <text:p>6810</text:p>
          </table:table-cell>
          <table:table-cell table:style-name="ce43" table:formula="of:=IF([.C111] = 7; [.F111] * 15; 0) + IF(AND([.B110]&lt;&gt;[.B111]; [.K110]&gt;= 2400);2400;0)" office:value-type="float" office:value="0" calcext:value-type="float">
            <text:p>0</text:p>
          </table:table-cell>
          <table:table-cell table:formula="of:=[.J110] + [.I111]" office:value-type="float" office:value="10400" calcext:value-type="float">
            <text:p>10400</text:p>
          </table:table-cell>
          <table:table-cell table:formula="of:=[.H111] - [.J111]" office:value-type="float" office:value="-3590" calcext:value-type="float">
            <text:p>-359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4-21" calcext:value-type="date">
            <text:p>21.04.2023</text:p>
          </table:table-cell>
          <table:table-cell table:style-name="ce43" table:formula="of:=MONTH([.A112])" office:value-type="float" office:value="4" calcext:value-type="float">
            <text:p>4</text:p>
          </table:table-cell>
          <table:table-cell table:formula="of:=WEEKDAY([.A112];2)" office:value-type="float" office:value="5" calcext:value-type="float">
            <text:p>5</text:p>
          </table:table-cell>
          <table:table-cell table:style-name="ce1" office:value-type="string" calcext:value-type="string">
            <text:p>WIOSNA</text:p>
          </table:table-cell>
          <table:table-cell table:formula="of:=IF([.D112] = &quot;ZIMA&quot;; 0.2; IF([.D112] = &quot;WIOSNA&quot;; 0.5; IF([.D112] = &quot;LATO&quot;; 0.9; 0.4)))" office:value-type="float" office:value="0.5" calcext:value-type="float">
            <text:p>0,5</text:p>
          </table:table-cell>
          <table:table-cell table:style-name="ce43" table:formula="of:=[.F111] + IF(AND([.B111]&lt;&gt;[.B112]; [.K111]&gt;= 2400);3;0)" office:value-type="float" office:value="10" calcext:value-type="float">
            <text:p>10</text:p>
          </table:table-cell>
          <table:table-cell table:formula="of:= IF([.C112] &lt; 6; [.$M$7] * FLOOR([.E112] * [.F112]); 0)" office:value-type="float" office:value="150" calcext:value-type="float">
            <text:p>150</text:p>
          </table:table-cell>
          <table:table-cell table:formula="of:=[.H111] + [.G112]" office:value-type="float" office:value="6960" calcext:value-type="float">
            <text:p>6960</text:p>
          </table:table-cell>
          <table:table-cell table:style-name="ce43" table:formula="of:=IF([.C112] = 7; [.F112] * 15; 0) + IF(AND([.B111]&lt;&gt;[.B112]; [.K111]&gt;= 2400);2400;0)" office:value-type="float" office:value="0" calcext:value-type="float">
            <text:p>0</text:p>
          </table:table-cell>
          <table:table-cell table:formula="of:=[.J111] + [.I112]" office:value-type="float" office:value="10400" calcext:value-type="float">
            <text:p>10400</text:p>
          </table:table-cell>
          <table:table-cell table:formula="of:=[.H112] - [.J112]" office:value-type="float" office:value="-3440" calcext:value-type="float">
            <text:p>-344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4-22" calcext:value-type="date">
            <text:p>22.04.2023</text:p>
          </table:table-cell>
          <table:table-cell table:style-name="ce43" table:formula="of:=MONTH([.A113])" office:value-type="float" office:value="4" calcext:value-type="float">
            <text:p>4</text:p>
          </table:table-cell>
          <table:table-cell table:formula="of:=WEEKDAY([.A113];2)" office:value-type="float" office:value="6" calcext:value-type="float">
            <text:p>6</text:p>
          </table:table-cell>
          <table:table-cell table:style-name="ce1" office:value-type="string" calcext:value-type="string">
            <text:p>WIOSNA</text:p>
          </table:table-cell>
          <table:table-cell table:formula="of:=IF([.D113] = &quot;ZIMA&quot;; 0.2; IF([.D113] = &quot;WIOSNA&quot;; 0.5; IF([.D113] = &quot;LATO&quot;; 0.9; 0.4)))" office:value-type="float" office:value="0.5" calcext:value-type="float">
            <text:p>0,5</text:p>
          </table:table-cell>
          <table:table-cell table:style-name="ce43" table:formula="of:=[.F112] + IF(AND([.B112]&lt;&gt;[.B113]; [.K112]&gt;= 2400);3;0)" office:value-type="float" office:value="10" calcext:value-type="float">
            <text:p>10</text:p>
          </table:table-cell>
          <table:table-cell table:formula="of:= IF([.C113] &lt; 6; [.$M$7] * FLOOR([.E113] * [.F113]); 0)" office:value-type="float" office:value="0" calcext:value-type="float">
            <text:p>0</text:p>
          </table:table-cell>
          <table:table-cell table:formula="of:=[.H112] + [.G113]" office:value-type="float" office:value="6960" calcext:value-type="float">
            <text:p>6960</text:p>
          </table:table-cell>
          <table:table-cell table:style-name="ce43" table:formula="of:=IF([.C113] = 7; [.F113] * 15; 0) + IF(AND([.B112]&lt;&gt;[.B113]; [.K112]&gt;= 2400);2400;0)" office:value-type="float" office:value="0" calcext:value-type="float">
            <text:p>0</text:p>
          </table:table-cell>
          <table:table-cell table:formula="of:=[.J112] + [.I113]" office:value-type="float" office:value="10400" calcext:value-type="float">
            <text:p>10400</text:p>
          </table:table-cell>
          <table:table-cell table:formula="of:=[.H113] - [.J113]" office:value-type="float" office:value="-3440" calcext:value-type="float">
            <text:p>-344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4-23" calcext:value-type="date">
            <text:p>23.04.2023</text:p>
          </table:table-cell>
          <table:table-cell table:style-name="ce43" table:formula="of:=MONTH([.A114])" office:value-type="float" office:value="4" calcext:value-type="float">
            <text:p>4</text:p>
          </table:table-cell>
          <table:table-cell table:formula="of:=WEEKDAY([.A114];2)" office:value-type="float" office:value="7" calcext:value-type="float">
            <text:p>7</text:p>
          </table:table-cell>
          <table:table-cell table:style-name="ce1" office:value-type="string" calcext:value-type="string">
            <text:p>WIOSNA</text:p>
          </table:table-cell>
          <table:table-cell table:formula="of:=IF([.D114] = &quot;ZIMA&quot;; 0.2; IF([.D114] = &quot;WIOSNA&quot;; 0.5; IF([.D114] = &quot;LATO&quot;; 0.9; 0.4)))" office:value-type="float" office:value="0.5" calcext:value-type="float">
            <text:p>0,5</text:p>
          </table:table-cell>
          <table:table-cell table:style-name="ce43" table:formula="of:=[.F113] + IF(AND([.B113]&lt;&gt;[.B114]; [.K113]&gt;= 2400);3;0)" office:value-type="float" office:value="10" calcext:value-type="float">
            <text:p>10</text:p>
          </table:table-cell>
          <table:table-cell table:formula="of:= IF([.C114] &lt; 6; [.$M$7] * FLOOR([.E114] * [.F114]); 0)" office:value-type="float" office:value="0" calcext:value-type="float">
            <text:p>0</text:p>
          </table:table-cell>
          <table:table-cell table:formula="of:=[.H113] + [.G114]" office:value-type="float" office:value="6960" calcext:value-type="float">
            <text:p>6960</text:p>
          </table:table-cell>
          <table:table-cell table:style-name="ce43" table:formula="of:=IF([.C114] = 7; [.F114] * 15; 0) + IF(AND([.B113]&lt;&gt;[.B114]; [.K113]&gt;= 2400);2400;0)" office:value-type="float" office:value="150" calcext:value-type="float">
            <text:p>150</text:p>
          </table:table-cell>
          <table:table-cell table:formula="of:=[.J113] + [.I114]" office:value-type="float" office:value="10550" calcext:value-type="float">
            <text:p>10550</text:p>
          </table:table-cell>
          <table:table-cell table:formula="of:=[.H114] - [.J114]" office:value-type="float" office:value="-3590" calcext:value-type="float">
            <text:p>-359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4-24" calcext:value-type="date">
            <text:p>24.04.2023</text:p>
          </table:table-cell>
          <table:table-cell table:style-name="ce43" table:formula="of:=MONTH([.A115])" office:value-type="float" office:value="4" calcext:value-type="float">
            <text:p>4</text:p>
          </table:table-cell>
          <table:table-cell table:formula="of:=WEEKDAY([.A115];2)" office:value-type="float" office:value="1" calcext:value-type="float">
            <text:p>1</text:p>
          </table:table-cell>
          <table:table-cell table:style-name="ce1" office:value-type="string" calcext:value-type="string">
            <text:p>WIOSNA</text:p>
          </table:table-cell>
          <table:table-cell table:formula="of:=IF([.D115] = &quot;ZIMA&quot;; 0.2; IF([.D115] = &quot;WIOSNA&quot;; 0.5; IF([.D115] = &quot;LATO&quot;; 0.9; 0.4)))" office:value-type="float" office:value="0.5" calcext:value-type="float">
            <text:p>0,5</text:p>
          </table:table-cell>
          <table:table-cell table:style-name="ce43" table:formula="of:=[.F114] + IF(AND([.B114]&lt;&gt;[.B115]; [.K114]&gt;= 2400);3;0)" office:value-type="float" office:value="10" calcext:value-type="float">
            <text:p>10</text:p>
          </table:table-cell>
          <table:table-cell table:formula="of:= IF([.C115] &lt; 6; [.$M$7] * FLOOR([.E115] * [.F115]); 0)" office:value-type="float" office:value="150" calcext:value-type="float">
            <text:p>150</text:p>
          </table:table-cell>
          <table:table-cell table:formula="of:=[.H114] + [.G115]" office:value-type="float" office:value="7110" calcext:value-type="float">
            <text:p>7110</text:p>
          </table:table-cell>
          <table:table-cell table:style-name="ce43" table:formula="of:=IF([.C115] = 7; [.F115] * 15; 0) + IF(AND([.B114]&lt;&gt;[.B115]; [.K114]&gt;= 2400);2400;0)" office:value-type="float" office:value="0" calcext:value-type="float">
            <text:p>0</text:p>
          </table:table-cell>
          <table:table-cell table:formula="of:=[.J114] + [.I115]" office:value-type="float" office:value="10550" calcext:value-type="float">
            <text:p>10550</text:p>
          </table:table-cell>
          <table:table-cell table:formula="of:=[.H115] - [.J115]" office:value-type="float" office:value="-3440" calcext:value-type="float">
            <text:p>-344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4-25" calcext:value-type="date">
            <text:p>25.04.2023</text:p>
          </table:table-cell>
          <table:table-cell table:style-name="ce43" table:formula="of:=MONTH([.A116])" office:value-type="float" office:value="4" calcext:value-type="float">
            <text:p>4</text:p>
          </table:table-cell>
          <table:table-cell table:formula="of:=WEEKDAY([.A116];2)" office:value-type="float" office:value="2" calcext:value-type="float">
            <text:p>2</text:p>
          </table:table-cell>
          <table:table-cell table:style-name="ce1" office:value-type="string" calcext:value-type="string">
            <text:p>WIOSNA</text:p>
          </table:table-cell>
          <table:table-cell table:formula="of:=IF([.D116] = &quot;ZIMA&quot;; 0.2; IF([.D116] = &quot;WIOSNA&quot;; 0.5; IF([.D116] = &quot;LATO&quot;; 0.9; 0.4)))" office:value-type="float" office:value="0.5" calcext:value-type="float">
            <text:p>0,5</text:p>
          </table:table-cell>
          <table:table-cell table:style-name="ce43" table:formula="of:=[.F115] + IF(AND([.B115]&lt;&gt;[.B116]; [.K115]&gt;= 2400);3;0)" office:value-type="float" office:value="10" calcext:value-type="float">
            <text:p>10</text:p>
          </table:table-cell>
          <table:table-cell table:formula="of:= IF([.C116] &lt; 6; [.$M$7] * FLOOR([.E116] * [.F116]); 0)" office:value-type="float" office:value="150" calcext:value-type="float">
            <text:p>150</text:p>
          </table:table-cell>
          <table:table-cell table:formula="of:=[.H115] + [.G116]" office:value-type="float" office:value="7260" calcext:value-type="float">
            <text:p>7260</text:p>
          </table:table-cell>
          <table:table-cell table:style-name="ce43" table:formula="of:=IF([.C116] = 7; [.F116] * 15; 0) + IF(AND([.B115]&lt;&gt;[.B116]; [.K115]&gt;= 2400);2400;0)" office:value-type="float" office:value="0" calcext:value-type="float">
            <text:p>0</text:p>
          </table:table-cell>
          <table:table-cell table:formula="of:=[.J115] + [.I116]" office:value-type="float" office:value="10550" calcext:value-type="float">
            <text:p>10550</text:p>
          </table:table-cell>
          <table:table-cell table:formula="of:=[.H116] - [.J116]" office:value-type="float" office:value="-3290" calcext:value-type="float">
            <text:p>-3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4-26" calcext:value-type="date">
            <text:p>26.04.2023</text:p>
          </table:table-cell>
          <table:table-cell table:style-name="ce43" table:formula="of:=MONTH([.A117])" office:value-type="float" office:value="4" calcext:value-type="float">
            <text:p>4</text:p>
          </table:table-cell>
          <table:table-cell table:formula="of:=WEEKDAY([.A117];2)" office:value-type="float" office:value="3" calcext:value-type="float">
            <text:p>3</text:p>
          </table:table-cell>
          <table:table-cell table:style-name="ce1" office:value-type="string" calcext:value-type="string">
            <text:p>WIOSNA</text:p>
          </table:table-cell>
          <table:table-cell table:formula="of:=IF([.D117] = &quot;ZIMA&quot;; 0.2; IF([.D117] = &quot;WIOSNA&quot;; 0.5; IF([.D117] = &quot;LATO&quot;; 0.9; 0.4)))" office:value-type="float" office:value="0.5" calcext:value-type="float">
            <text:p>0,5</text:p>
          </table:table-cell>
          <table:table-cell table:style-name="ce43" table:formula="of:=[.F116] + IF(AND([.B116]&lt;&gt;[.B117]; [.K116]&gt;= 2400);3;0)" office:value-type="float" office:value="10" calcext:value-type="float">
            <text:p>10</text:p>
          </table:table-cell>
          <table:table-cell table:formula="of:= IF([.C117] &lt; 6; [.$M$7] * FLOOR([.E117] * [.F117]); 0)" office:value-type="float" office:value="150" calcext:value-type="float">
            <text:p>150</text:p>
          </table:table-cell>
          <table:table-cell table:formula="of:=[.H116] + [.G117]" office:value-type="float" office:value="7410" calcext:value-type="float">
            <text:p>7410</text:p>
          </table:table-cell>
          <table:table-cell table:style-name="ce43" table:formula="of:=IF([.C117] = 7; [.F117] * 15; 0) + IF(AND([.B116]&lt;&gt;[.B117]; [.K116]&gt;= 2400);2400;0)" office:value-type="float" office:value="0" calcext:value-type="float">
            <text:p>0</text:p>
          </table:table-cell>
          <table:table-cell table:formula="of:=[.J116] + [.I117]" office:value-type="float" office:value="10550" calcext:value-type="float">
            <text:p>10550</text:p>
          </table:table-cell>
          <table:table-cell table:formula="of:=[.H117] - [.J117]" office:value-type="float" office:value="-3140" calcext:value-type="float">
            <text:p>-314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4-27" calcext:value-type="date">
            <text:p>27.04.2023</text:p>
          </table:table-cell>
          <table:table-cell table:style-name="ce43" table:formula="of:=MONTH([.A118])" office:value-type="float" office:value="4" calcext:value-type="float">
            <text:p>4</text:p>
          </table:table-cell>
          <table:table-cell table:formula="of:=WEEKDAY([.A118];2)" office:value-type="float" office:value="4" calcext:value-type="float">
            <text:p>4</text:p>
          </table:table-cell>
          <table:table-cell table:style-name="ce1" office:value-type="string" calcext:value-type="string">
            <text:p>WIOSNA</text:p>
          </table:table-cell>
          <table:table-cell table:formula="of:=IF([.D118] = &quot;ZIMA&quot;; 0.2; IF([.D118] = &quot;WIOSNA&quot;; 0.5; IF([.D118] = &quot;LATO&quot;; 0.9; 0.4)))" office:value-type="float" office:value="0.5" calcext:value-type="float">
            <text:p>0,5</text:p>
          </table:table-cell>
          <table:table-cell table:style-name="ce43" table:formula="of:=[.F117] + IF(AND([.B117]&lt;&gt;[.B118]; [.K117]&gt;= 2400);3;0)" office:value-type="float" office:value="10" calcext:value-type="float">
            <text:p>10</text:p>
          </table:table-cell>
          <table:table-cell table:formula="of:= IF([.C118] &lt; 6; [.$M$7] * FLOOR([.E118] * [.F118]); 0)" office:value-type="float" office:value="150" calcext:value-type="float">
            <text:p>150</text:p>
          </table:table-cell>
          <table:table-cell table:formula="of:=[.H117] + [.G118]" office:value-type="float" office:value="7560" calcext:value-type="float">
            <text:p>7560</text:p>
          </table:table-cell>
          <table:table-cell table:style-name="ce43" table:formula="of:=IF([.C118] = 7; [.F118] * 15; 0) + IF(AND([.B117]&lt;&gt;[.B118]; [.K117]&gt;= 2400);2400;0)" office:value-type="float" office:value="0" calcext:value-type="float">
            <text:p>0</text:p>
          </table:table-cell>
          <table:table-cell table:formula="of:=[.J117] + [.I118]" office:value-type="float" office:value="10550" calcext:value-type="float">
            <text:p>10550</text:p>
          </table:table-cell>
          <table:table-cell table:formula="of:=[.H118] - [.J118]" office:value-type="float" office:value="-2990" calcext:value-type="float">
            <text:p>-299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4-28" calcext:value-type="date">
            <text:p>28.04.2023</text:p>
          </table:table-cell>
          <table:table-cell table:style-name="ce43" table:formula="of:=MONTH([.A119])" office:value-type="float" office:value="4" calcext:value-type="float">
            <text:p>4</text:p>
          </table:table-cell>
          <table:table-cell table:formula="of:=WEEKDAY([.A119];2)" office:value-type="float" office:value="5" calcext:value-type="float">
            <text:p>5</text:p>
          </table:table-cell>
          <table:table-cell table:style-name="ce1" office:value-type="string" calcext:value-type="string">
            <text:p>WIOSNA</text:p>
          </table:table-cell>
          <table:table-cell table:formula="of:=IF([.D119] = &quot;ZIMA&quot;; 0.2; IF([.D119] = &quot;WIOSNA&quot;; 0.5; IF([.D119] = &quot;LATO&quot;; 0.9; 0.4)))" office:value-type="float" office:value="0.5" calcext:value-type="float">
            <text:p>0,5</text:p>
          </table:table-cell>
          <table:table-cell table:style-name="ce43" table:formula="of:=[.F118] + IF(AND([.B118]&lt;&gt;[.B119]; [.K118]&gt;= 2400);3;0)" office:value-type="float" office:value="10" calcext:value-type="float">
            <text:p>10</text:p>
          </table:table-cell>
          <table:table-cell table:formula="of:= IF([.C119] &lt; 6; [.$M$7] * FLOOR([.E119] * [.F119]); 0)" office:value-type="float" office:value="150" calcext:value-type="float">
            <text:p>150</text:p>
          </table:table-cell>
          <table:table-cell table:formula="of:=[.H118] + [.G119]" office:value-type="float" office:value="7710" calcext:value-type="float">
            <text:p>7710</text:p>
          </table:table-cell>
          <table:table-cell table:style-name="ce43" table:formula="of:=IF([.C119] = 7; [.F119] * 15; 0) + IF(AND([.B118]&lt;&gt;[.B119]; [.K118]&gt;= 2400);2400;0)" office:value-type="float" office:value="0" calcext:value-type="float">
            <text:p>0</text:p>
          </table:table-cell>
          <table:table-cell table:formula="of:=[.J118] + [.I119]" office:value-type="float" office:value="10550" calcext:value-type="float">
            <text:p>10550</text:p>
          </table:table-cell>
          <table:table-cell table:formula="of:=[.H119] - [.J119]" office:value-type="float" office:value="-2840" calcext:value-type="float">
            <text:p>-284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4-29" calcext:value-type="date">
            <text:p>29.04.2023</text:p>
          </table:table-cell>
          <table:table-cell table:style-name="ce43" table:formula="of:=MONTH([.A120])" office:value-type="float" office:value="4" calcext:value-type="float">
            <text:p>4</text:p>
          </table:table-cell>
          <table:table-cell table:formula="of:=WEEKDAY([.A120];2)" office:value-type="float" office:value="6" calcext:value-type="float">
            <text:p>6</text:p>
          </table:table-cell>
          <table:table-cell table:style-name="ce1" office:value-type="string" calcext:value-type="string">
            <text:p>WIOSNA</text:p>
          </table:table-cell>
          <table:table-cell table:formula="of:=IF([.D120] = &quot;ZIMA&quot;; 0.2; IF([.D120] = &quot;WIOSNA&quot;; 0.5; IF([.D120] = &quot;LATO&quot;; 0.9; 0.4)))" office:value-type="float" office:value="0.5" calcext:value-type="float">
            <text:p>0,5</text:p>
          </table:table-cell>
          <table:table-cell table:style-name="ce43" table:formula="of:=[.F119] + IF(AND([.B119]&lt;&gt;[.B120]; [.K119]&gt;= 2400);3;0)" office:value-type="float" office:value="10" calcext:value-type="float">
            <text:p>10</text:p>
          </table:table-cell>
          <table:table-cell table:formula="of:= IF([.C120] &lt; 6; [.$M$7] * FLOOR([.E120] * [.F120]); 0)" office:value-type="float" office:value="0" calcext:value-type="float">
            <text:p>0</text:p>
          </table:table-cell>
          <table:table-cell table:formula="of:=[.H119] + [.G120]" office:value-type="float" office:value="7710" calcext:value-type="float">
            <text:p>7710</text:p>
          </table:table-cell>
          <table:table-cell table:style-name="ce43" table:formula="of:=IF([.C120] = 7; [.F120] * 15; 0) + IF(AND([.B119]&lt;&gt;[.B120]; [.K119]&gt;= 2400);2400;0)" office:value-type="float" office:value="0" calcext:value-type="float">
            <text:p>0</text:p>
          </table:table-cell>
          <table:table-cell table:formula="of:=[.J119] + [.I120]" office:value-type="float" office:value="10550" calcext:value-type="float">
            <text:p>10550</text:p>
          </table:table-cell>
          <table:table-cell table:formula="of:=[.H120] - [.J120]" office:value-type="float" office:value="-2840" calcext:value-type="float">
            <text:p>-284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4-30" calcext:value-type="date">
            <text:p>30.04.2023</text:p>
          </table:table-cell>
          <table:table-cell table:style-name="ce43" table:formula="of:=MONTH([.A121])" office:value-type="float" office:value="4" calcext:value-type="float">
            <text:p>4</text:p>
          </table:table-cell>
          <table:table-cell table:formula="of:=WEEKDAY([.A121];2)" office:value-type="float" office:value="7" calcext:value-type="float">
            <text:p>7</text:p>
          </table:table-cell>
          <table:table-cell table:style-name="ce1" office:value-type="string" calcext:value-type="string">
            <text:p>WIOSNA</text:p>
          </table:table-cell>
          <table:table-cell table:formula="of:=IF([.D121] = &quot;ZIMA&quot;; 0.2; IF([.D121] = &quot;WIOSNA&quot;; 0.5; IF([.D121] = &quot;LATO&quot;; 0.9; 0.4)))" office:value-type="float" office:value="0.5" calcext:value-type="float">
            <text:p>0,5</text:p>
          </table:table-cell>
          <table:table-cell table:style-name="ce43" table:formula="of:=[.F120] + IF(AND([.B120]&lt;&gt;[.B121]; [.K120]&gt;= 2400);3;0)" office:value-type="float" office:value="10" calcext:value-type="float">
            <text:p>10</text:p>
          </table:table-cell>
          <table:table-cell table:formula="of:= IF([.C121] &lt; 6; [.$M$7] * FLOOR([.E121] * [.F121]); 0)" office:value-type="float" office:value="0" calcext:value-type="float">
            <text:p>0</text:p>
          </table:table-cell>
          <table:table-cell table:formula="of:=[.H120] + [.G121]" office:value-type="float" office:value="7710" calcext:value-type="float">
            <text:p>7710</text:p>
          </table:table-cell>
          <table:table-cell table:style-name="ce43" table:formula="of:=IF([.C121] = 7; [.F121] * 15; 0) + IF(AND([.B120]&lt;&gt;[.B121]; [.K120]&gt;= 2400);2400;0)" office:value-type="float" office:value="150" calcext:value-type="float">
            <text:p>150</text:p>
          </table:table-cell>
          <table:table-cell table:formula="of:=[.J120] + [.I121]" office:value-type="float" office:value="10700" calcext:value-type="float">
            <text:p>10700</text:p>
          </table:table-cell>
          <table:table-cell table:formula="of:=[.H121] - [.J121]" office:value-type="float" office:value="-2990" calcext:value-type="float">
            <text:p>-299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5-01" calcext:value-type="date">
            <text:p>1.05.2023</text:p>
          </table:table-cell>
          <table:table-cell table:style-name="ce43" table:formula="of:=MONTH([.A122])" office:value-type="float" office:value="5" calcext:value-type="float">
            <text:p>5</text:p>
          </table:table-cell>
          <table:table-cell table:formula="of:=WEEKDAY([.A122];2)" office:value-type="float" office:value="1" calcext:value-type="float">
            <text:p>1</text:p>
          </table:table-cell>
          <table:table-cell table:style-name="ce1" office:value-type="string" calcext:value-type="string">
            <text:p>WIOSNA</text:p>
          </table:table-cell>
          <table:table-cell table:formula="of:=IF([.D122] = &quot;ZIMA&quot;; 0.2; IF([.D122] = &quot;WIOSNA&quot;; 0.5; IF([.D122] = &quot;LATO&quot;; 0.9; 0.4)))" office:value-type="float" office:value="0.5" calcext:value-type="float">
            <text:p>0,5</text:p>
          </table:table-cell>
          <table:table-cell table:style-name="ce43" table:formula="of:=[.F121] + IF(AND([.B121]&lt;&gt;[.B122]; [.K121]&gt;= 2400);3;0)" office:value-type="float" office:value="10" calcext:value-type="float">
            <text:p>10</text:p>
          </table:table-cell>
          <table:table-cell table:formula="of:= IF([.C122] &lt; 6; [.$M$7] * FLOOR([.E122] * [.F122]); 0)" office:value-type="float" office:value="150" calcext:value-type="float">
            <text:p>150</text:p>
          </table:table-cell>
          <table:table-cell table:formula="of:=[.H121] + [.G122]" office:value-type="float" office:value="7860" calcext:value-type="float">
            <text:p>7860</text:p>
          </table:table-cell>
          <table:table-cell table:style-name="ce43" table:formula="of:=IF([.C122] = 7; [.F122] * 15; 0) + IF(AND([.B121]&lt;&gt;[.B122]; [.K121]&gt;= 2400);2400;0)" office:value-type="float" office:value="0" calcext:value-type="float">
            <text:p>0</text:p>
          </table:table-cell>
          <table:table-cell table:formula="of:=[.J121] + [.I122]" office:value-type="float" office:value="10700" calcext:value-type="float">
            <text:p>10700</text:p>
          </table:table-cell>
          <table:table-cell table:formula="of:=[.H122] - [.J122]" office:value-type="float" office:value="-2840" calcext:value-type="float">
            <text:p>-284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5-02" calcext:value-type="date">
            <text:p>2.05.2023</text:p>
          </table:table-cell>
          <table:table-cell table:style-name="ce43" table:formula="of:=MONTH([.A123])" office:value-type="float" office:value="5" calcext:value-type="float">
            <text:p>5</text:p>
          </table:table-cell>
          <table:table-cell table:formula="of:=WEEKDAY([.A123];2)" office:value-type="float" office:value="2" calcext:value-type="float">
            <text:p>2</text:p>
          </table:table-cell>
          <table:table-cell table:style-name="ce1" office:value-type="string" calcext:value-type="string">
            <text:p>WIOSNA</text:p>
          </table:table-cell>
          <table:table-cell table:formula="of:=IF([.D123] = &quot;ZIMA&quot;; 0.2; IF([.D123] = &quot;WIOSNA&quot;; 0.5; IF([.D123] = &quot;LATO&quot;; 0.9; 0.4)))" office:value-type="float" office:value="0.5" calcext:value-type="float">
            <text:p>0,5</text:p>
          </table:table-cell>
          <table:table-cell table:style-name="ce43" table:formula="of:=[.F122] + IF(AND([.B122]&lt;&gt;[.B123]; [.K122]&gt;= 2400);3;0)" office:value-type="float" office:value="10" calcext:value-type="float">
            <text:p>10</text:p>
          </table:table-cell>
          <table:table-cell table:formula="of:= IF([.C123] &lt; 6; [.$M$7] * FLOOR([.E123] * [.F123]); 0)" office:value-type="float" office:value="150" calcext:value-type="float">
            <text:p>150</text:p>
          </table:table-cell>
          <table:table-cell table:formula="of:=[.H122] + [.G123]" office:value-type="float" office:value="8010" calcext:value-type="float">
            <text:p>8010</text:p>
          </table:table-cell>
          <table:table-cell table:style-name="ce43" table:formula="of:=IF([.C123] = 7; [.F123] * 15; 0) + IF(AND([.B122]&lt;&gt;[.B123]; [.K122]&gt;= 2400);2400;0)" office:value-type="float" office:value="0" calcext:value-type="float">
            <text:p>0</text:p>
          </table:table-cell>
          <table:table-cell table:formula="of:=[.J122] + [.I123]" office:value-type="float" office:value="10700" calcext:value-type="float">
            <text:p>10700</text:p>
          </table:table-cell>
          <table:table-cell table:formula="of:=[.H123] - [.J123]" office:value-type="float" office:value="-2690" calcext:value-type="float">
            <text:p>-269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5-03" calcext:value-type="date">
            <text:p>3.05.2023</text:p>
          </table:table-cell>
          <table:table-cell table:style-name="ce43" table:formula="of:=MONTH([.A124])" office:value-type="float" office:value="5" calcext:value-type="float">
            <text:p>5</text:p>
          </table:table-cell>
          <table:table-cell table:formula="of:=WEEKDAY([.A124];2)" office:value-type="float" office:value="3" calcext:value-type="float">
            <text:p>3</text:p>
          </table:table-cell>
          <table:table-cell table:style-name="ce1" office:value-type="string" calcext:value-type="string">
            <text:p>WIOSNA</text:p>
          </table:table-cell>
          <table:table-cell table:formula="of:=IF([.D124] = &quot;ZIMA&quot;; 0.2; IF([.D124] = &quot;WIOSNA&quot;; 0.5; IF([.D124] = &quot;LATO&quot;; 0.9; 0.4)))" office:value-type="float" office:value="0.5" calcext:value-type="float">
            <text:p>0,5</text:p>
          </table:table-cell>
          <table:table-cell table:style-name="ce43" table:formula="of:=[.F123] + IF(AND([.B123]&lt;&gt;[.B124]; [.K123]&gt;= 2400);3;0)" office:value-type="float" office:value="10" calcext:value-type="float">
            <text:p>10</text:p>
          </table:table-cell>
          <table:table-cell table:formula="of:= IF([.C124] &lt; 6; [.$M$7] * FLOOR([.E124] * [.F124]); 0)" office:value-type="float" office:value="150" calcext:value-type="float">
            <text:p>150</text:p>
          </table:table-cell>
          <table:table-cell table:formula="of:=[.H123] + [.G124]" office:value-type="float" office:value="8160" calcext:value-type="float">
            <text:p>8160</text:p>
          </table:table-cell>
          <table:table-cell table:style-name="ce43" table:formula="of:=IF([.C124] = 7; [.F124] * 15; 0) + IF(AND([.B123]&lt;&gt;[.B124]; [.K123]&gt;= 2400);2400;0)" office:value-type="float" office:value="0" calcext:value-type="float">
            <text:p>0</text:p>
          </table:table-cell>
          <table:table-cell table:formula="of:=[.J123] + [.I124]" office:value-type="float" office:value="10700" calcext:value-type="float">
            <text:p>10700</text:p>
          </table:table-cell>
          <table:table-cell table:formula="of:=[.H124] - [.J124]" office:value-type="float" office:value="-2540" calcext:value-type="float">
            <text:p>-254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5-04" calcext:value-type="date">
            <text:p>4.05.2023</text:p>
          </table:table-cell>
          <table:table-cell table:style-name="ce43" table:formula="of:=MONTH([.A125])" office:value-type="float" office:value="5" calcext:value-type="float">
            <text:p>5</text:p>
          </table:table-cell>
          <table:table-cell table:formula="of:=WEEKDAY([.A125];2)" office:value-type="float" office:value="4" calcext:value-type="float">
            <text:p>4</text:p>
          </table:table-cell>
          <table:table-cell table:style-name="ce1" office:value-type="string" calcext:value-type="string">
            <text:p>WIOSNA</text:p>
          </table:table-cell>
          <table:table-cell table:formula="of:=IF([.D125] = &quot;ZIMA&quot;; 0.2; IF([.D125] = &quot;WIOSNA&quot;; 0.5; IF([.D125] = &quot;LATO&quot;; 0.9; 0.4)))" office:value-type="float" office:value="0.5" calcext:value-type="float">
            <text:p>0,5</text:p>
          </table:table-cell>
          <table:table-cell table:style-name="ce43" table:formula="of:=[.F124] + IF(AND([.B124]&lt;&gt;[.B125]; [.K124]&gt;= 2400);3;0)" office:value-type="float" office:value="10" calcext:value-type="float">
            <text:p>10</text:p>
          </table:table-cell>
          <table:table-cell table:formula="of:= IF([.C125] &lt; 6; [.$M$7] * FLOOR([.E125] * [.F125]); 0)" office:value-type="float" office:value="150" calcext:value-type="float">
            <text:p>150</text:p>
          </table:table-cell>
          <table:table-cell table:formula="of:=[.H124] + [.G125]" office:value-type="float" office:value="8310" calcext:value-type="float">
            <text:p>8310</text:p>
          </table:table-cell>
          <table:table-cell table:style-name="ce43" table:formula="of:=IF([.C125] = 7; [.F125] * 15; 0) + IF(AND([.B124]&lt;&gt;[.B125]; [.K124]&gt;= 2400);2400;0)" office:value-type="float" office:value="0" calcext:value-type="float">
            <text:p>0</text:p>
          </table:table-cell>
          <table:table-cell table:formula="of:=[.J124] + [.I125]" office:value-type="float" office:value="10700" calcext:value-type="float">
            <text:p>10700</text:p>
          </table:table-cell>
          <table:table-cell table:formula="of:=[.H125] - [.J125]" office:value-type="float" office:value="-2390" calcext:value-type="float">
            <text:p>-239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5-05" calcext:value-type="date">
            <text:p>5.05.2023</text:p>
          </table:table-cell>
          <table:table-cell table:style-name="ce43" table:formula="of:=MONTH([.A126])" office:value-type="float" office:value="5" calcext:value-type="float">
            <text:p>5</text:p>
          </table:table-cell>
          <table:table-cell table:formula="of:=WEEKDAY([.A126];2)" office:value-type="float" office:value="5" calcext:value-type="float">
            <text:p>5</text:p>
          </table:table-cell>
          <table:table-cell table:style-name="ce1" office:value-type="string" calcext:value-type="string">
            <text:p>WIOSNA</text:p>
          </table:table-cell>
          <table:table-cell table:formula="of:=IF([.D126] = &quot;ZIMA&quot;; 0.2; IF([.D126] = &quot;WIOSNA&quot;; 0.5; IF([.D126] = &quot;LATO&quot;; 0.9; 0.4)))" office:value-type="float" office:value="0.5" calcext:value-type="float">
            <text:p>0,5</text:p>
          </table:table-cell>
          <table:table-cell table:style-name="ce43" table:formula="of:=[.F125] + IF(AND([.B125]&lt;&gt;[.B126]; [.K125]&gt;= 2400);3;0)" office:value-type="float" office:value="10" calcext:value-type="float">
            <text:p>10</text:p>
          </table:table-cell>
          <table:table-cell table:formula="of:= IF([.C126] &lt; 6; [.$M$7] * FLOOR([.E126] * [.F126]); 0)" office:value-type="float" office:value="150" calcext:value-type="float">
            <text:p>150</text:p>
          </table:table-cell>
          <table:table-cell table:formula="of:=[.H125] + [.G126]" office:value-type="float" office:value="8460" calcext:value-type="float">
            <text:p>8460</text:p>
          </table:table-cell>
          <table:table-cell table:style-name="ce43" table:formula="of:=IF([.C126] = 7; [.F126] * 15; 0) + IF(AND([.B125]&lt;&gt;[.B126]; [.K125]&gt;= 2400);2400;0)" office:value-type="float" office:value="0" calcext:value-type="float">
            <text:p>0</text:p>
          </table:table-cell>
          <table:table-cell table:formula="of:=[.J125] + [.I126]" office:value-type="float" office:value="10700" calcext:value-type="float">
            <text:p>10700</text:p>
          </table:table-cell>
          <table:table-cell table:formula="of:=[.H126] - [.J126]" office:value-type="float" office:value="-2240" calcext:value-type="float">
            <text:p>-224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5-06" calcext:value-type="date">
            <text:p>6.05.2023</text:p>
          </table:table-cell>
          <table:table-cell table:style-name="ce43" table:formula="of:=MONTH([.A127])" office:value-type="float" office:value="5" calcext:value-type="float">
            <text:p>5</text:p>
          </table:table-cell>
          <table:table-cell table:formula="of:=WEEKDAY([.A127];2)" office:value-type="float" office:value="6" calcext:value-type="float">
            <text:p>6</text:p>
          </table:table-cell>
          <table:table-cell table:style-name="ce1" office:value-type="string" calcext:value-type="string">
            <text:p>WIOSNA</text:p>
          </table:table-cell>
          <table:table-cell table:formula="of:=IF([.D127] = &quot;ZIMA&quot;; 0.2; IF([.D127] = &quot;WIOSNA&quot;; 0.5; IF([.D127] = &quot;LATO&quot;; 0.9; 0.4)))" office:value-type="float" office:value="0.5" calcext:value-type="float">
            <text:p>0,5</text:p>
          </table:table-cell>
          <table:table-cell table:style-name="ce43" table:formula="of:=[.F126] + IF(AND([.B126]&lt;&gt;[.B127]; [.K126]&gt;= 2400);3;0)" office:value-type="float" office:value="10" calcext:value-type="float">
            <text:p>10</text:p>
          </table:table-cell>
          <table:table-cell table:formula="of:= IF([.C127] &lt; 6; [.$M$7] * FLOOR([.E127] * [.F127]); 0)" office:value-type="float" office:value="0" calcext:value-type="float">
            <text:p>0</text:p>
          </table:table-cell>
          <table:table-cell table:formula="of:=[.H126] + [.G127]" office:value-type="float" office:value="8460" calcext:value-type="float">
            <text:p>8460</text:p>
          </table:table-cell>
          <table:table-cell table:style-name="ce43" table:formula="of:=IF([.C127] = 7; [.F127] * 15; 0) + IF(AND([.B126]&lt;&gt;[.B127]; [.K126]&gt;= 2400);2400;0)" office:value-type="float" office:value="0" calcext:value-type="float">
            <text:p>0</text:p>
          </table:table-cell>
          <table:table-cell table:formula="of:=[.J126] + [.I127]" office:value-type="float" office:value="10700" calcext:value-type="float">
            <text:p>10700</text:p>
          </table:table-cell>
          <table:table-cell table:formula="of:=[.H127] - [.J127]" office:value-type="float" office:value="-2240" calcext:value-type="float">
            <text:p>-224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5-07" calcext:value-type="date">
            <text:p>7.05.2023</text:p>
          </table:table-cell>
          <table:table-cell table:style-name="ce43" table:formula="of:=MONTH([.A128])" office:value-type="float" office:value="5" calcext:value-type="float">
            <text:p>5</text:p>
          </table:table-cell>
          <table:table-cell table:formula="of:=WEEKDAY([.A128];2)" office:value-type="float" office:value="7" calcext:value-type="float">
            <text:p>7</text:p>
          </table:table-cell>
          <table:table-cell table:style-name="ce1" office:value-type="string" calcext:value-type="string">
            <text:p>WIOSNA</text:p>
          </table:table-cell>
          <table:table-cell table:formula="of:=IF([.D128] = &quot;ZIMA&quot;; 0.2; IF([.D128] = &quot;WIOSNA&quot;; 0.5; IF([.D128] = &quot;LATO&quot;; 0.9; 0.4)))" office:value-type="float" office:value="0.5" calcext:value-type="float">
            <text:p>0,5</text:p>
          </table:table-cell>
          <table:table-cell table:style-name="ce43" table:formula="of:=[.F127] + IF(AND([.B127]&lt;&gt;[.B128]; [.K127]&gt;= 2400);3;0)" office:value-type="float" office:value="10" calcext:value-type="float">
            <text:p>10</text:p>
          </table:table-cell>
          <table:table-cell table:formula="of:= IF([.C128] &lt; 6; [.$M$7] * FLOOR([.E128] * [.F128]); 0)" office:value-type="float" office:value="0" calcext:value-type="float">
            <text:p>0</text:p>
          </table:table-cell>
          <table:table-cell table:formula="of:=[.H127] + [.G128]" office:value-type="float" office:value="8460" calcext:value-type="float">
            <text:p>8460</text:p>
          </table:table-cell>
          <table:table-cell table:style-name="ce43" table:formula="of:=IF([.C128] = 7; [.F128] * 15; 0) + IF(AND([.B127]&lt;&gt;[.B128]; [.K127]&gt;= 2400);2400;0)" office:value-type="float" office:value="150" calcext:value-type="float">
            <text:p>150</text:p>
          </table:table-cell>
          <table:table-cell table:formula="of:=[.J127] + [.I128]" office:value-type="float" office:value="10850" calcext:value-type="float">
            <text:p>10850</text:p>
          </table:table-cell>
          <table:table-cell table:formula="of:=[.H128] - [.J128]" office:value-type="float" office:value="-2390" calcext:value-type="float">
            <text:p>-239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5-08" calcext:value-type="date">
            <text:p>8.05.2023</text:p>
          </table:table-cell>
          <table:table-cell table:style-name="ce43" table:formula="of:=MONTH([.A129])" office:value-type="float" office:value="5" calcext:value-type="float">
            <text:p>5</text:p>
          </table:table-cell>
          <table:table-cell table:formula="of:=WEEKDAY([.A129];2)" office:value-type="float" office:value="1" calcext:value-type="float">
            <text:p>1</text:p>
          </table:table-cell>
          <table:table-cell table:style-name="ce1" office:value-type="string" calcext:value-type="string">
            <text:p>WIOSNA</text:p>
          </table:table-cell>
          <table:table-cell table:formula="of:=IF([.D129] = &quot;ZIMA&quot;; 0.2; IF([.D129] = &quot;WIOSNA&quot;; 0.5; IF([.D129] = &quot;LATO&quot;; 0.9; 0.4)))" office:value-type="float" office:value="0.5" calcext:value-type="float">
            <text:p>0,5</text:p>
          </table:table-cell>
          <table:table-cell table:style-name="ce43" table:formula="of:=[.F128] + IF(AND([.B128]&lt;&gt;[.B129]; [.K128]&gt;= 2400);3;0)" office:value-type="float" office:value="10" calcext:value-type="float">
            <text:p>10</text:p>
          </table:table-cell>
          <table:table-cell table:formula="of:= IF([.C129] &lt; 6; [.$M$7] * FLOOR([.E129] * [.F129]); 0)" office:value-type="float" office:value="150" calcext:value-type="float">
            <text:p>150</text:p>
          </table:table-cell>
          <table:table-cell table:formula="of:=[.H128] + [.G129]" office:value-type="float" office:value="8610" calcext:value-type="float">
            <text:p>8610</text:p>
          </table:table-cell>
          <table:table-cell table:style-name="ce43" table:formula="of:=IF([.C129] = 7; [.F129] * 15; 0) + IF(AND([.B128]&lt;&gt;[.B129]; [.K128]&gt;= 2400);2400;0)" office:value-type="float" office:value="0" calcext:value-type="float">
            <text:p>0</text:p>
          </table:table-cell>
          <table:table-cell table:formula="of:=[.J128] + [.I129]" office:value-type="float" office:value="10850" calcext:value-type="float">
            <text:p>10850</text:p>
          </table:table-cell>
          <table:table-cell table:formula="of:=[.H129] - [.J129]" office:value-type="float" office:value="-2240" calcext:value-type="float">
            <text:p>-224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5-09" calcext:value-type="date">
            <text:p>9.05.2023</text:p>
          </table:table-cell>
          <table:table-cell table:style-name="ce43" table:formula="of:=MONTH([.A130])" office:value-type="float" office:value="5" calcext:value-type="float">
            <text:p>5</text:p>
          </table:table-cell>
          <table:table-cell table:formula="of:=WEEKDAY([.A130];2)" office:value-type="float" office:value="2" calcext:value-type="float">
            <text:p>2</text:p>
          </table:table-cell>
          <table:table-cell table:style-name="ce1" office:value-type="string" calcext:value-type="string">
            <text:p>WIOSNA</text:p>
          </table:table-cell>
          <table:table-cell table:formula="of:=IF([.D130] = &quot;ZIMA&quot;; 0.2; IF([.D130] = &quot;WIOSNA&quot;; 0.5; IF([.D130] = &quot;LATO&quot;; 0.9; 0.4)))" office:value-type="float" office:value="0.5" calcext:value-type="float">
            <text:p>0,5</text:p>
          </table:table-cell>
          <table:table-cell table:style-name="ce43" table:formula="of:=[.F129] + IF(AND([.B129]&lt;&gt;[.B130]; [.K129]&gt;= 2400);3;0)" office:value-type="float" office:value="10" calcext:value-type="float">
            <text:p>10</text:p>
          </table:table-cell>
          <table:table-cell table:formula="of:= IF([.C130] &lt; 6; [.$M$7] * FLOOR([.E130] * [.F130]); 0)" office:value-type="float" office:value="150" calcext:value-type="float">
            <text:p>150</text:p>
          </table:table-cell>
          <table:table-cell table:formula="of:=[.H129] + [.G130]" office:value-type="float" office:value="8760" calcext:value-type="float">
            <text:p>8760</text:p>
          </table:table-cell>
          <table:table-cell table:style-name="ce43" table:formula="of:=IF([.C130] = 7; [.F130] * 15; 0) + IF(AND([.B129]&lt;&gt;[.B130]; [.K129]&gt;= 2400);2400;0)" office:value-type="float" office:value="0" calcext:value-type="float">
            <text:p>0</text:p>
          </table:table-cell>
          <table:table-cell table:formula="of:=[.J129] + [.I130]" office:value-type="float" office:value="10850" calcext:value-type="float">
            <text:p>10850</text:p>
          </table:table-cell>
          <table:table-cell table:formula="of:=[.H130] - [.J130]" office:value-type="float" office:value="-2090" calcext:value-type="float">
            <text:p>-209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5-10" calcext:value-type="date">
            <text:p>10.05.2023</text:p>
          </table:table-cell>
          <table:table-cell table:style-name="ce43" table:formula="of:=MONTH([.A131])" office:value-type="float" office:value="5" calcext:value-type="float">
            <text:p>5</text:p>
          </table:table-cell>
          <table:table-cell table:formula="of:=WEEKDAY([.A131];2)" office:value-type="float" office:value="3" calcext:value-type="float">
            <text:p>3</text:p>
          </table:table-cell>
          <table:table-cell table:style-name="ce1" office:value-type="string" calcext:value-type="string">
            <text:p>WIOSNA</text:p>
          </table:table-cell>
          <table:table-cell table:formula="of:=IF([.D131] = &quot;ZIMA&quot;; 0.2; IF([.D131] = &quot;WIOSNA&quot;; 0.5; IF([.D131] = &quot;LATO&quot;; 0.9; 0.4)))" office:value-type="float" office:value="0.5" calcext:value-type="float">
            <text:p>0,5</text:p>
          </table:table-cell>
          <table:table-cell table:style-name="ce43" table:formula="of:=[.F130] + IF(AND([.B130]&lt;&gt;[.B131]; [.K130]&gt;= 2400);3;0)" office:value-type="float" office:value="10" calcext:value-type="float">
            <text:p>10</text:p>
          </table:table-cell>
          <table:table-cell table:formula="of:= IF([.C131] &lt; 6; [.$M$7] * FLOOR([.E131] * [.F131]); 0)" office:value-type="float" office:value="150" calcext:value-type="float">
            <text:p>150</text:p>
          </table:table-cell>
          <table:table-cell table:formula="of:=[.H130] + [.G131]" office:value-type="float" office:value="8910" calcext:value-type="float">
            <text:p>8910</text:p>
          </table:table-cell>
          <table:table-cell table:style-name="ce43" table:formula="of:=IF([.C131] = 7; [.F131] * 15; 0) + IF(AND([.B130]&lt;&gt;[.B131]; [.K130]&gt;= 2400);2400;0)" office:value-type="float" office:value="0" calcext:value-type="float">
            <text:p>0</text:p>
          </table:table-cell>
          <table:table-cell table:formula="of:=[.J130] + [.I131]" office:value-type="float" office:value="10850" calcext:value-type="float">
            <text:p>10850</text:p>
          </table:table-cell>
          <table:table-cell table:formula="of:=[.H131] - [.J131]" office:value-type="float" office:value="-1940" calcext:value-type="float">
            <text:p>-194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5-11" calcext:value-type="date">
            <text:p>11.05.2023</text:p>
          </table:table-cell>
          <table:table-cell table:style-name="ce43" table:formula="of:=MONTH([.A132])" office:value-type="float" office:value="5" calcext:value-type="float">
            <text:p>5</text:p>
          </table:table-cell>
          <table:table-cell table:formula="of:=WEEKDAY([.A132];2)" office:value-type="float" office:value="4" calcext:value-type="float">
            <text:p>4</text:p>
          </table:table-cell>
          <table:table-cell table:style-name="ce1" office:value-type="string" calcext:value-type="string">
            <text:p>WIOSNA</text:p>
          </table:table-cell>
          <table:table-cell table:formula="of:=IF([.D132] = &quot;ZIMA&quot;; 0.2; IF([.D132] = &quot;WIOSNA&quot;; 0.5; IF([.D132] = &quot;LATO&quot;; 0.9; 0.4)))" office:value-type="float" office:value="0.5" calcext:value-type="float">
            <text:p>0,5</text:p>
          </table:table-cell>
          <table:table-cell table:style-name="ce43" table:formula="of:=[.F131] + IF(AND([.B131]&lt;&gt;[.B132]; [.K131]&gt;= 2400);3;0)" office:value-type="float" office:value="10" calcext:value-type="float">
            <text:p>10</text:p>
          </table:table-cell>
          <table:table-cell table:formula="of:= IF([.C132] &lt; 6; [.$M$7] * FLOOR([.E132] * [.F132]); 0)" office:value-type="float" office:value="150" calcext:value-type="float">
            <text:p>150</text:p>
          </table:table-cell>
          <table:table-cell table:formula="of:=[.H131] + [.G132]" office:value-type="float" office:value="9060" calcext:value-type="float">
            <text:p>9060</text:p>
          </table:table-cell>
          <table:table-cell table:style-name="ce43" table:formula="of:=IF([.C132] = 7; [.F132] * 15; 0) + IF(AND([.B131]&lt;&gt;[.B132]; [.K131]&gt;= 2400);2400;0)" office:value-type="float" office:value="0" calcext:value-type="float">
            <text:p>0</text:p>
          </table:table-cell>
          <table:table-cell table:formula="of:=[.J131] + [.I132]" office:value-type="float" office:value="10850" calcext:value-type="float">
            <text:p>10850</text:p>
          </table:table-cell>
          <table:table-cell table:formula="of:=[.H132] - [.J132]" office:value-type="float" office:value="-1790" calcext:value-type="float">
            <text:p>-179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5-12" calcext:value-type="date">
            <text:p>12.05.2023</text:p>
          </table:table-cell>
          <table:table-cell table:style-name="ce43" table:formula="of:=MONTH([.A133])" office:value-type="float" office:value="5" calcext:value-type="float">
            <text:p>5</text:p>
          </table:table-cell>
          <table:table-cell table:formula="of:=WEEKDAY([.A133];2)" office:value-type="float" office:value="5" calcext:value-type="float">
            <text:p>5</text:p>
          </table:table-cell>
          <table:table-cell table:style-name="ce1" office:value-type="string" calcext:value-type="string">
            <text:p>WIOSNA</text:p>
          </table:table-cell>
          <table:table-cell table:formula="of:=IF([.D133] = &quot;ZIMA&quot;; 0.2; IF([.D133] = &quot;WIOSNA&quot;; 0.5; IF([.D133] = &quot;LATO&quot;; 0.9; 0.4)))" office:value-type="float" office:value="0.5" calcext:value-type="float">
            <text:p>0,5</text:p>
          </table:table-cell>
          <table:table-cell table:style-name="ce43" table:formula="of:=[.F132] + IF(AND([.B132]&lt;&gt;[.B133]; [.K132]&gt;= 2400);3;0)" office:value-type="float" office:value="10" calcext:value-type="float">
            <text:p>10</text:p>
          </table:table-cell>
          <table:table-cell table:formula="of:= IF([.C133] &lt; 6; [.$M$7] * FLOOR([.E133] * [.F133]); 0)" office:value-type="float" office:value="150" calcext:value-type="float">
            <text:p>150</text:p>
          </table:table-cell>
          <table:table-cell table:formula="of:=[.H132] + [.G133]" office:value-type="float" office:value="9210" calcext:value-type="float">
            <text:p>9210</text:p>
          </table:table-cell>
          <table:table-cell table:style-name="ce43" table:formula="of:=IF([.C133] = 7; [.F133] * 15; 0) + IF(AND([.B132]&lt;&gt;[.B133]; [.K132]&gt;= 2400);2400;0)" office:value-type="float" office:value="0" calcext:value-type="float">
            <text:p>0</text:p>
          </table:table-cell>
          <table:table-cell table:formula="of:=[.J132] + [.I133]" office:value-type="float" office:value="10850" calcext:value-type="float">
            <text:p>10850</text:p>
          </table:table-cell>
          <table:table-cell table:formula="of:=[.H133] - [.J133]" office:value-type="float" office:value="-1640" calcext:value-type="float">
            <text:p>-164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5-13" calcext:value-type="date">
            <text:p>13.05.2023</text:p>
          </table:table-cell>
          <table:table-cell table:style-name="ce43" table:formula="of:=MONTH([.A134])" office:value-type="float" office:value="5" calcext:value-type="float">
            <text:p>5</text:p>
          </table:table-cell>
          <table:table-cell table:formula="of:=WEEKDAY([.A134];2)" office:value-type="float" office:value="6" calcext:value-type="float">
            <text:p>6</text:p>
          </table:table-cell>
          <table:table-cell table:style-name="ce1" office:value-type="string" calcext:value-type="string">
            <text:p>WIOSNA</text:p>
          </table:table-cell>
          <table:table-cell table:formula="of:=IF([.D134] = &quot;ZIMA&quot;; 0.2; IF([.D134] = &quot;WIOSNA&quot;; 0.5; IF([.D134] = &quot;LATO&quot;; 0.9; 0.4)))" office:value-type="float" office:value="0.5" calcext:value-type="float">
            <text:p>0,5</text:p>
          </table:table-cell>
          <table:table-cell table:style-name="ce43" table:formula="of:=[.F133] + IF(AND([.B133]&lt;&gt;[.B134]; [.K133]&gt;= 2400);3;0)" office:value-type="float" office:value="10" calcext:value-type="float">
            <text:p>10</text:p>
          </table:table-cell>
          <table:table-cell table:formula="of:= IF([.C134] &lt; 6; [.$M$7] * FLOOR([.E134] * [.F134]); 0)" office:value-type="float" office:value="0" calcext:value-type="float">
            <text:p>0</text:p>
          </table:table-cell>
          <table:table-cell table:formula="of:=[.H133] + [.G134]" office:value-type="float" office:value="9210" calcext:value-type="float">
            <text:p>9210</text:p>
          </table:table-cell>
          <table:table-cell table:style-name="ce43" table:formula="of:=IF([.C134] = 7; [.F134] * 15; 0) + IF(AND([.B133]&lt;&gt;[.B134]; [.K133]&gt;= 2400);2400;0)" office:value-type="float" office:value="0" calcext:value-type="float">
            <text:p>0</text:p>
          </table:table-cell>
          <table:table-cell table:formula="of:=[.J133] + [.I134]" office:value-type="float" office:value="10850" calcext:value-type="float">
            <text:p>10850</text:p>
          </table:table-cell>
          <table:table-cell table:formula="of:=[.H134] - [.J134]" office:value-type="float" office:value="-1640" calcext:value-type="float">
            <text:p>-164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5-14" calcext:value-type="date">
            <text:p>14.05.2023</text:p>
          </table:table-cell>
          <table:table-cell table:style-name="ce43" table:formula="of:=MONTH([.A135])" office:value-type="float" office:value="5" calcext:value-type="float">
            <text:p>5</text:p>
          </table:table-cell>
          <table:table-cell table:formula="of:=WEEKDAY([.A135];2)" office:value-type="float" office:value="7" calcext:value-type="float">
            <text:p>7</text:p>
          </table:table-cell>
          <table:table-cell table:style-name="ce1" office:value-type="string" calcext:value-type="string">
            <text:p>WIOSNA</text:p>
          </table:table-cell>
          <table:table-cell table:formula="of:=IF([.D135] = &quot;ZIMA&quot;; 0.2; IF([.D135] = &quot;WIOSNA&quot;; 0.5; IF([.D135] = &quot;LATO&quot;; 0.9; 0.4)))" office:value-type="float" office:value="0.5" calcext:value-type="float">
            <text:p>0,5</text:p>
          </table:table-cell>
          <table:table-cell table:style-name="ce43" table:formula="of:=[.F134] + IF(AND([.B134]&lt;&gt;[.B135]; [.K134]&gt;= 2400);3;0)" office:value-type="float" office:value="10" calcext:value-type="float">
            <text:p>10</text:p>
          </table:table-cell>
          <table:table-cell table:formula="of:= IF([.C135] &lt; 6; [.$M$7] * FLOOR([.E135] * [.F135]); 0)" office:value-type="float" office:value="0" calcext:value-type="float">
            <text:p>0</text:p>
          </table:table-cell>
          <table:table-cell table:formula="of:=[.H134] + [.G135]" office:value-type="float" office:value="9210" calcext:value-type="float">
            <text:p>9210</text:p>
          </table:table-cell>
          <table:table-cell table:style-name="ce43" table:formula="of:=IF([.C135] = 7; [.F135] * 15; 0) + IF(AND([.B134]&lt;&gt;[.B135]; [.K134]&gt;= 2400);2400;0)" office:value-type="float" office:value="150" calcext:value-type="float">
            <text:p>150</text:p>
          </table:table-cell>
          <table:table-cell table:formula="of:=[.J134] + [.I135]" office:value-type="float" office:value="11000" calcext:value-type="float">
            <text:p>11000</text:p>
          </table:table-cell>
          <table:table-cell table:formula="of:=[.H135] - [.J135]" office:value-type="float" office:value="-1790" calcext:value-type="float">
            <text:p>-179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5-15" calcext:value-type="date">
            <text:p>15.05.2023</text:p>
          </table:table-cell>
          <table:table-cell table:style-name="ce43" table:formula="of:=MONTH([.A136])" office:value-type="float" office:value="5" calcext:value-type="float">
            <text:p>5</text:p>
          </table:table-cell>
          <table:table-cell table:formula="of:=WEEKDAY([.A136];2)" office:value-type="float" office:value="1" calcext:value-type="float">
            <text:p>1</text:p>
          </table:table-cell>
          <table:table-cell table:style-name="ce1" office:value-type="string" calcext:value-type="string">
            <text:p>WIOSNA</text:p>
          </table:table-cell>
          <table:table-cell table:formula="of:=IF([.D136] = &quot;ZIMA&quot;; 0.2; IF([.D136] = &quot;WIOSNA&quot;; 0.5; IF([.D136] = &quot;LATO&quot;; 0.9; 0.4)))" office:value-type="float" office:value="0.5" calcext:value-type="float">
            <text:p>0,5</text:p>
          </table:table-cell>
          <table:table-cell table:style-name="ce43" table:formula="of:=[.F135] + IF(AND([.B135]&lt;&gt;[.B136]; [.K135]&gt;= 2400);3;0)" office:value-type="float" office:value="10" calcext:value-type="float">
            <text:p>10</text:p>
          </table:table-cell>
          <table:table-cell table:formula="of:= IF([.C136] &lt; 6; [.$M$7] * FLOOR([.E136] * [.F136]); 0)" office:value-type="float" office:value="150" calcext:value-type="float">
            <text:p>150</text:p>
          </table:table-cell>
          <table:table-cell table:formula="of:=[.H135] + [.G136]" office:value-type="float" office:value="9360" calcext:value-type="float">
            <text:p>9360</text:p>
          </table:table-cell>
          <table:table-cell table:style-name="ce43" table:formula="of:=IF([.C136] = 7; [.F136] * 15; 0) + IF(AND([.B135]&lt;&gt;[.B136]; [.K135]&gt;= 2400);2400;0)" office:value-type="float" office:value="0" calcext:value-type="float">
            <text:p>0</text:p>
          </table:table-cell>
          <table:table-cell table:formula="of:=[.J135] + [.I136]" office:value-type="float" office:value="11000" calcext:value-type="float">
            <text:p>11000</text:p>
          </table:table-cell>
          <table:table-cell table:formula="of:=[.H136] - [.J136]" office:value-type="float" office:value="-1640" calcext:value-type="float">
            <text:p>-164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5-16" calcext:value-type="date">
            <text:p>16.05.2023</text:p>
          </table:table-cell>
          <table:table-cell table:style-name="ce43" table:formula="of:=MONTH([.A137])" office:value-type="float" office:value="5" calcext:value-type="float">
            <text:p>5</text:p>
          </table:table-cell>
          <table:table-cell table:formula="of:=WEEKDAY([.A137];2)" office:value-type="float" office:value="2" calcext:value-type="float">
            <text:p>2</text:p>
          </table:table-cell>
          <table:table-cell table:style-name="ce1" office:value-type="string" calcext:value-type="string">
            <text:p>WIOSNA</text:p>
          </table:table-cell>
          <table:table-cell table:formula="of:=IF([.D137] = &quot;ZIMA&quot;; 0.2; IF([.D137] = &quot;WIOSNA&quot;; 0.5; IF([.D137] = &quot;LATO&quot;; 0.9; 0.4)))" office:value-type="float" office:value="0.5" calcext:value-type="float">
            <text:p>0,5</text:p>
          </table:table-cell>
          <table:table-cell table:style-name="ce43" table:formula="of:=[.F136] + IF(AND([.B136]&lt;&gt;[.B137]; [.K136]&gt;= 2400);3;0)" office:value-type="float" office:value="10" calcext:value-type="float">
            <text:p>10</text:p>
          </table:table-cell>
          <table:table-cell table:formula="of:= IF([.C137] &lt; 6; [.$M$7] * FLOOR([.E137] * [.F137]); 0)" office:value-type="float" office:value="150" calcext:value-type="float">
            <text:p>150</text:p>
          </table:table-cell>
          <table:table-cell table:formula="of:=[.H136] + [.G137]" office:value-type="float" office:value="9510" calcext:value-type="float">
            <text:p>9510</text:p>
          </table:table-cell>
          <table:table-cell table:style-name="ce43" table:formula="of:=IF([.C137] = 7; [.F137] * 15; 0) + IF(AND([.B136]&lt;&gt;[.B137]; [.K136]&gt;= 2400);2400;0)" office:value-type="float" office:value="0" calcext:value-type="float">
            <text:p>0</text:p>
          </table:table-cell>
          <table:table-cell table:formula="of:=[.J136] + [.I137]" office:value-type="float" office:value="11000" calcext:value-type="float">
            <text:p>11000</text:p>
          </table:table-cell>
          <table:table-cell table:formula="of:=[.H137] - [.J137]" office:value-type="float" office:value="-1490" calcext:value-type="float">
            <text:p>-149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5-17" calcext:value-type="date">
            <text:p>17.05.2023</text:p>
          </table:table-cell>
          <table:table-cell table:style-name="ce43" table:formula="of:=MONTH([.A138])" office:value-type="float" office:value="5" calcext:value-type="float">
            <text:p>5</text:p>
          </table:table-cell>
          <table:table-cell table:formula="of:=WEEKDAY([.A138];2)" office:value-type="float" office:value="3" calcext:value-type="float">
            <text:p>3</text:p>
          </table:table-cell>
          <table:table-cell table:style-name="ce1" office:value-type="string" calcext:value-type="string">
            <text:p>WIOSNA</text:p>
          </table:table-cell>
          <table:table-cell table:formula="of:=IF([.D138] = &quot;ZIMA&quot;; 0.2; IF([.D138] = &quot;WIOSNA&quot;; 0.5; IF([.D138] = &quot;LATO&quot;; 0.9; 0.4)))" office:value-type="float" office:value="0.5" calcext:value-type="float">
            <text:p>0,5</text:p>
          </table:table-cell>
          <table:table-cell table:style-name="ce43" table:formula="of:=[.F137] + IF(AND([.B137]&lt;&gt;[.B138]; [.K137]&gt;= 2400);3;0)" office:value-type="float" office:value="10" calcext:value-type="float">
            <text:p>10</text:p>
          </table:table-cell>
          <table:table-cell table:formula="of:= IF([.C138] &lt; 6; [.$M$7] * FLOOR([.E138] * [.F138]); 0)" office:value-type="float" office:value="150" calcext:value-type="float">
            <text:p>150</text:p>
          </table:table-cell>
          <table:table-cell table:formula="of:=[.H137] + [.G138]" office:value-type="float" office:value="9660" calcext:value-type="float">
            <text:p>9660</text:p>
          </table:table-cell>
          <table:table-cell table:style-name="ce43" table:formula="of:=IF([.C138] = 7; [.F138] * 15; 0) + IF(AND([.B137]&lt;&gt;[.B138]; [.K137]&gt;= 2400);2400;0)" office:value-type="float" office:value="0" calcext:value-type="float">
            <text:p>0</text:p>
          </table:table-cell>
          <table:table-cell table:formula="of:=[.J137] + [.I138]" office:value-type="float" office:value="11000" calcext:value-type="float">
            <text:p>11000</text:p>
          </table:table-cell>
          <table:table-cell table:formula="of:=[.H138] - [.J138]" office:value-type="float" office:value="-1340" calcext:value-type="float">
            <text:p>-134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5-18" calcext:value-type="date">
            <text:p>18.05.2023</text:p>
          </table:table-cell>
          <table:table-cell table:style-name="ce43" table:formula="of:=MONTH([.A139])" office:value-type="float" office:value="5" calcext:value-type="float">
            <text:p>5</text:p>
          </table:table-cell>
          <table:table-cell table:formula="of:=WEEKDAY([.A139];2)" office:value-type="float" office:value="4" calcext:value-type="float">
            <text:p>4</text:p>
          </table:table-cell>
          <table:table-cell table:style-name="ce1" office:value-type="string" calcext:value-type="string">
            <text:p>WIOSNA</text:p>
          </table:table-cell>
          <table:table-cell table:formula="of:=IF([.D139] = &quot;ZIMA&quot;; 0.2; IF([.D139] = &quot;WIOSNA&quot;; 0.5; IF([.D139] = &quot;LATO&quot;; 0.9; 0.4)))" office:value-type="float" office:value="0.5" calcext:value-type="float">
            <text:p>0,5</text:p>
          </table:table-cell>
          <table:table-cell table:style-name="ce43" table:formula="of:=[.F138] + IF(AND([.B138]&lt;&gt;[.B139]; [.K138]&gt;= 2400);3;0)" office:value-type="float" office:value="10" calcext:value-type="float">
            <text:p>10</text:p>
          </table:table-cell>
          <table:table-cell table:formula="of:= IF([.C139] &lt; 6; [.$M$7] * FLOOR([.E139] * [.F139]); 0)" office:value-type="float" office:value="150" calcext:value-type="float">
            <text:p>150</text:p>
          </table:table-cell>
          <table:table-cell table:formula="of:=[.H138] + [.G139]" office:value-type="float" office:value="9810" calcext:value-type="float">
            <text:p>9810</text:p>
          </table:table-cell>
          <table:table-cell table:style-name="ce43" table:formula="of:=IF([.C139] = 7; [.F139] * 15; 0) + IF(AND([.B138]&lt;&gt;[.B139]; [.K138]&gt;= 2400);2400;0)" office:value-type="float" office:value="0" calcext:value-type="float">
            <text:p>0</text:p>
          </table:table-cell>
          <table:table-cell table:formula="of:=[.J138] + [.I139]" office:value-type="float" office:value="11000" calcext:value-type="float">
            <text:p>11000</text:p>
          </table:table-cell>
          <table:table-cell table:formula="of:=[.H139] - [.J139]" office:value-type="float" office:value="-1190" calcext:value-type="float">
            <text:p>-119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5-19" calcext:value-type="date">
            <text:p>19.05.2023</text:p>
          </table:table-cell>
          <table:table-cell table:style-name="ce43" table:formula="of:=MONTH([.A140])" office:value-type="float" office:value="5" calcext:value-type="float">
            <text:p>5</text:p>
          </table:table-cell>
          <table:table-cell table:formula="of:=WEEKDAY([.A140];2)" office:value-type="float" office:value="5" calcext:value-type="float">
            <text:p>5</text:p>
          </table:table-cell>
          <table:table-cell table:style-name="ce1" office:value-type="string" calcext:value-type="string">
            <text:p>WIOSNA</text:p>
          </table:table-cell>
          <table:table-cell table:formula="of:=IF([.D140] = &quot;ZIMA&quot;; 0.2; IF([.D140] = &quot;WIOSNA&quot;; 0.5; IF([.D140] = &quot;LATO&quot;; 0.9; 0.4)))" office:value-type="float" office:value="0.5" calcext:value-type="float">
            <text:p>0,5</text:p>
          </table:table-cell>
          <table:table-cell table:style-name="ce43" table:formula="of:=[.F139] + IF(AND([.B139]&lt;&gt;[.B140]; [.K139]&gt;= 2400);3;0)" office:value-type="float" office:value="10" calcext:value-type="float">
            <text:p>10</text:p>
          </table:table-cell>
          <table:table-cell table:formula="of:= IF([.C140] &lt; 6; [.$M$7] * FLOOR([.E140] * [.F140]); 0)" office:value-type="float" office:value="150" calcext:value-type="float">
            <text:p>150</text:p>
          </table:table-cell>
          <table:table-cell table:formula="of:=[.H139] + [.G140]" office:value-type="float" office:value="9960" calcext:value-type="float">
            <text:p>9960</text:p>
          </table:table-cell>
          <table:table-cell table:style-name="ce43" table:formula="of:=IF([.C140] = 7; [.F140] * 15; 0) + IF(AND([.B139]&lt;&gt;[.B140]; [.K139]&gt;= 2400);2400;0)" office:value-type="float" office:value="0" calcext:value-type="float">
            <text:p>0</text:p>
          </table:table-cell>
          <table:table-cell table:formula="of:=[.J139] + [.I140]" office:value-type="float" office:value="11000" calcext:value-type="float">
            <text:p>11000</text:p>
          </table:table-cell>
          <table:table-cell table:formula="of:=[.H140] - [.J140]" office:value-type="float" office:value="-1040" calcext:value-type="float">
            <text:p>-104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5-20" calcext:value-type="date">
            <text:p>20.05.2023</text:p>
          </table:table-cell>
          <table:table-cell table:style-name="ce43" table:formula="of:=MONTH([.A141])" office:value-type="float" office:value="5" calcext:value-type="float">
            <text:p>5</text:p>
          </table:table-cell>
          <table:table-cell table:formula="of:=WEEKDAY([.A141];2)" office:value-type="float" office:value="6" calcext:value-type="float">
            <text:p>6</text:p>
          </table:table-cell>
          <table:table-cell table:style-name="ce1" office:value-type="string" calcext:value-type="string">
            <text:p>WIOSNA</text:p>
          </table:table-cell>
          <table:table-cell table:formula="of:=IF([.D141] = &quot;ZIMA&quot;; 0.2; IF([.D141] = &quot;WIOSNA&quot;; 0.5; IF([.D141] = &quot;LATO&quot;; 0.9; 0.4)))" office:value-type="float" office:value="0.5" calcext:value-type="float">
            <text:p>0,5</text:p>
          </table:table-cell>
          <table:table-cell table:style-name="ce43" table:formula="of:=[.F140] + IF(AND([.B140]&lt;&gt;[.B141]; [.K140]&gt;= 2400);3;0)" office:value-type="float" office:value="10" calcext:value-type="float">
            <text:p>10</text:p>
          </table:table-cell>
          <table:table-cell table:formula="of:= IF([.C141] &lt; 6; [.$M$7] * FLOOR([.E141] * [.F141]); 0)" office:value-type="float" office:value="0" calcext:value-type="float">
            <text:p>0</text:p>
          </table:table-cell>
          <table:table-cell table:formula="of:=[.H140] + [.G141]" office:value-type="float" office:value="9960" calcext:value-type="float">
            <text:p>9960</text:p>
          </table:table-cell>
          <table:table-cell table:style-name="ce43" table:formula="of:=IF([.C141] = 7; [.F141] * 15; 0) + IF(AND([.B140]&lt;&gt;[.B141]; [.K140]&gt;= 2400);2400;0)" office:value-type="float" office:value="0" calcext:value-type="float">
            <text:p>0</text:p>
          </table:table-cell>
          <table:table-cell table:formula="of:=[.J140] + [.I141]" office:value-type="float" office:value="11000" calcext:value-type="float">
            <text:p>11000</text:p>
          </table:table-cell>
          <table:table-cell table:formula="of:=[.H141] - [.J141]" office:value-type="float" office:value="-1040" calcext:value-type="float">
            <text:p>-104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5-21" calcext:value-type="date">
            <text:p>21.05.2023</text:p>
          </table:table-cell>
          <table:table-cell table:style-name="ce43" table:formula="of:=MONTH([.A142])" office:value-type="float" office:value="5" calcext:value-type="float">
            <text:p>5</text:p>
          </table:table-cell>
          <table:table-cell table:formula="of:=WEEKDAY([.A142];2)" office:value-type="float" office:value="7" calcext:value-type="float">
            <text:p>7</text:p>
          </table:table-cell>
          <table:table-cell table:style-name="ce1" office:value-type="string" calcext:value-type="string">
            <text:p>WIOSNA</text:p>
          </table:table-cell>
          <table:table-cell table:formula="of:=IF([.D142] = &quot;ZIMA&quot;; 0.2; IF([.D142] = &quot;WIOSNA&quot;; 0.5; IF([.D142] = &quot;LATO&quot;; 0.9; 0.4)))" office:value-type="float" office:value="0.5" calcext:value-type="float">
            <text:p>0,5</text:p>
          </table:table-cell>
          <table:table-cell table:style-name="ce43" table:formula="of:=[.F141] + IF(AND([.B141]&lt;&gt;[.B142]; [.K141]&gt;= 2400);3;0)" office:value-type="float" office:value="10" calcext:value-type="float">
            <text:p>10</text:p>
          </table:table-cell>
          <table:table-cell table:formula="of:= IF([.C142] &lt; 6; [.$M$7] * FLOOR([.E142] * [.F142]); 0)" office:value-type="float" office:value="0" calcext:value-type="float">
            <text:p>0</text:p>
          </table:table-cell>
          <table:table-cell table:formula="of:=[.H141] + [.G142]" office:value-type="float" office:value="9960" calcext:value-type="float">
            <text:p>9960</text:p>
          </table:table-cell>
          <table:table-cell table:style-name="ce43" table:formula="of:=IF([.C142] = 7; [.F142] * 15; 0) + IF(AND([.B141]&lt;&gt;[.B142]; [.K141]&gt;= 2400);2400;0)" office:value-type="float" office:value="150" calcext:value-type="float">
            <text:p>150</text:p>
          </table:table-cell>
          <table:table-cell table:formula="of:=[.J141] + [.I142]" office:value-type="float" office:value="11150" calcext:value-type="float">
            <text:p>11150</text:p>
          </table:table-cell>
          <table:table-cell table:formula="of:=[.H142] - [.J142]" office:value-type="float" office:value="-1190" calcext:value-type="float">
            <text:p>-119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5-22" calcext:value-type="date">
            <text:p>22.05.2023</text:p>
          </table:table-cell>
          <table:table-cell table:style-name="ce43" table:formula="of:=MONTH([.A143])" office:value-type="float" office:value="5" calcext:value-type="float">
            <text:p>5</text:p>
          </table:table-cell>
          <table:table-cell table:formula="of:=WEEKDAY([.A143];2)" office:value-type="float" office:value="1" calcext:value-type="float">
            <text:p>1</text:p>
          </table:table-cell>
          <table:table-cell table:style-name="ce1" office:value-type="string" calcext:value-type="string">
            <text:p>WIOSNA</text:p>
          </table:table-cell>
          <table:table-cell table:formula="of:=IF([.D143] = &quot;ZIMA&quot;; 0.2; IF([.D143] = &quot;WIOSNA&quot;; 0.5; IF([.D143] = &quot;LATO&quot;; 0.9; 0.4)))" office:value-type="float" office:value="0.5" calcext:value-type="float">
            <text:p>0,5</text:p>
          </table:table-cell>
          <table:table-cell table:style-name="ce43" table:formula="of:=[.F142] + IF(AND([.B142]&lt;&gt;[.B143]; [.K142]&gt;= 2400);3;0)" office:value-type="float" office:value="10" calcext:value-type="float">
            <text:p>10</text:p>
          </table:table-cell>
          <table:table-cell table:formula="of:= IF([.C143] &lt; 6; [.$M$7] * FLOOR([.E143] * [.F143]); 0)" office:value-type="float" office:value="150" calcext:value-type="float">
            <text:p>150</text:p>
          </table:table-cell>
          <table:table-cell table:formula="of:=[.H142] + [.G143]" office:value-type="float" office:value="10110" calcext:value-type="float">
            <text:p>10110</text:p>
          </table:table-cell>
          <table:table-cell table:style-name="ce43" table:formula="of:=IF([.C143] = 7; [.F143] * 15; 0) + IF(AND([.B142]&lt;&gt;[.B143]; [.K142]&gt;= 2400);2400;0)" office:value-type="float" office:value="0" calcext:value-type="float">
            <text:p>0</text:p>
          </table:table-cell>
          <table:table-cell table:formula="of:=[.J142] + [.I143]" office:value-type="float" office:value="11150" calcext:value-type="float">
            <text:p>11150</text:p>
          </table:table-cell>
          <table:table-cell table:formula="of:=[.H143] - [.J143]" office:value-type="float" office:value="-1040" calcext:value-type="float">
            <text:p>-104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5-23" calcext:value-type="date">
            <text:p>23.05.2023</text:p>
          </table:table-cell>
          <table:table-cell table:style-name="ce43" table:formula="of:=MONTH([.A144])" office:value-type="float" office:value="5" calcext:value-type="float">
            <text:p>5</text:p>
          </table:table-cell>
          <table:table-cell table:formula="of:=WEEKDAY([.A144];2)" office:value-type="float" office:value="2" calcext:value-type="float">
            <text:p>2</text:p>
          </table:table-cell>
          <table:table-cell table:style-name="ce1" office:value-type="string" calcext:value-type="string">
            <text:p>WIOSNA</text:p>
          </table:table-cell>
          <table:table-cell table:formula="of:=IF([.D144] = &quot;ZIMA&quot;; 0.2; IF([.D144] = &quot;WIOSNA&quot;; 0.5; IF([.D144] = &quot;LATO&quot;; 0.9; 0.4)))" office:value-type="float" office:value="0.5" calcext:value-type="float">
            <text:p>0,5</text:p>
          </table:table-cell>
          <table:table-cell table:style-name="ce43" table:formula="of:=[.F143] + IF(AND([.B143]&lt;&gt;[.B144]; [.K143]&gt;= 2400);3;0)" office:value-type="float" office:value="10" calcext:value-type="float">
            <text:p>10</text:p>
          </table:table-cell>
          <table:table-cell table:formula="of:= IF([.C144] &lt; 6; [.$M$7] * FLOOR([.E144] * [.F144]); 0)" office:value-type="float" office:value="150" calcext:value-type="float">
            <text:p>150</text:p>
          </table:table-cell>
          <table:table-cell table:formula="of:=[.H143] + [.G144]" office:value-type="float" office:value="10260" calcext:value-type="float">
            <text:p>10260</text:p>
          </table:table-cell>
          <table:table-cell table:style-name="ce43" table:formula="of:=IF([.C144] = 7; [.F144] * 15; 0) + IF(AND([.B143]&lt;&gt;[.B144]; [.K143]&gt;= 2400);2400;0)" office:value-type="float" office:value="0" calcext:value-type="float">
            <text:p>0</text:p>
          </table:table-cell>
          <table:table-cell table:formula="of:=[.J143] + [.I144]" office:value-type="float" office:value="11150" calcext:value-type="float">
            <text:p>11150</text:p>
          </table:table-cell>
          <table:table-cell table:formula="of:=[.H144] - [.J144]" office:value-type="float" office:value="-890" calcext:value-type="float">
            <text:p>-89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5-24" calcext:value-type="date">
            <text:p>24.05.2023</text:p>
          </table:table-cell>
          <table:table-cell table:style-name="ce43" table:formula="of:=MONTH([.A145])" office:value-type="float" office:value="5" calcext:value-type="float">
            <text:p>5</text:p>
          </table:table-cell>
          <table:table-cell table:formula="of:=WEEKDAY([.A145];2)" office:value-type="float" office:value="3" calcext:value-type="float">
            <text:p>3</text:p>
          </table:table-cell>
          <table:table-cell table:style-name="ce1" office:value-type="string" calcext:value-type="string">
            <text:p>WIOSNA</text:p>
          </table:table-cell>
          <table:table-cell table:formula="of:=IF([.D145] = &quot;ZIMA&quot;; 0.2; IF([.D145] = &quot;WIOSNA&quot;; 0.5; IF([.D145] = &quot;LATO&quot;; 0.9; 0.4)))" office:value-type="float" office:value="0.5" calcext:value-type="float">
            <text:p>0,5</text:p>
          </table:table-cell>
          <table:table-cell table:style-name="ce43" table:formula="of:=[.F144] + IF(AND([.B144]&lt;&gt;[.B145]; [.K144]&gt;= 2400);3;0)" office:value-type="float" office:value="10" calcext:value-type="float">
            <text:p>10</text:p>
          </table:table-cell>
          <table:table-cell table:formula="of:= IF([.C145] &lt; 6; [.$M$7] * FLOOR([.E145] * [.F145]); 0)" office:value-type="float" office:value="150" calcext:value-type="float">
            <text:p>150</text:p>
          </table:table-cell>
          <table:table-cell table:formula="of:=[.H144] + [.G145]" office:value-type="float" office:value="10410" calcext:value-type="float">
            <text:p>10410</text:p>
          </table:table-cell>
          <table:table-cell table:style-name="ce43" table:formula="of:=IF([.C145] = 7; [.F145] * 15; 0) + IF(AND([.B144]&lt;&gt;[.B145]; [.K144]&gt;= 2400);2400;0)" office:value-type="float" office:value="0" calcext:value-type="float">
            <text:p>0</text:p>
          </table:table-cell>
          <table:table-cell table:formula="of:=[.J144] + [.I145]" office:value-type="float" office:value="11150" calcext:value-type="float">
            <text:p>11150</text:p>
          </table:table-cell>
          <table:table-cell table:formula="of:=[.H145] - [.J145]" office:value-type="float" office:value="-740" calcext:value-type="float">
            <text:p>-74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5-25" calcext:value-type="date">
            <text:p>25.05.2023</text:p>
          </table:table-cell>
          <table:table-cell table:style-name="ce43" table:formula="of:=MONTH([.A146])" office:value-type="float" office:value="5" calcext:value-type="float">
            <text:p>5</text:p>
          </table:table-cell>
          <table:table-cell table:formula="of:=WEEKDAY([.A146];2)" office:value-type="float" office:value="4" calcext:value-type="float">
            <text:p>4</text:p>
          </table:table-cell>
          <table:table-cell table:style-name="ce1" office:value-type="string" calcext:value-type="string">
            <text:p>WIOSNA</text:p>
          </table:table-cell>
          <table:table-cell table:formula="of:=IF([.D146] = &quot;ZIMA&quot;; 0.2; IF([.D146] = &quot;WIOSNA&quot;; 0.5; IF([.D146] = &quot;LATO&quot;; 0.9; 0.4)))" office:value-type="float" office:value="0.5" calcext:value-type="float">
            <text:p>0,5</text:p>
          </table:table-cell>
          <table:table-cell table:style-name="ce43" table:formula="of:=[.F145] + IF(AND([.B145]&lt;&gt;[.B146]; [.K145]&gt;= 2400);3;0)" office:value-type="float" office:value="10" calcext:value-type="float">
            <text:p>10</text:p>
          </table:table-cell>
          <table:table-cell table:formula="of:= IF([.C146] &lt; 6; [.$M$7] * FLOOR([.E146] * [.F146]); 0)" office:value-type="float" office:value="150" calcext:value-type="float">
            <text:p>150</text:p>
          </table:table-cell>
          <table:table-cell table:formula="of:=[.H145] + [.G146]" office:value-type="float" office:value="10560" calcext:value-type="float">
            <text:p>10560</text:p>
          </table:table-cell>
          <table:table-cell table:style-name="ce43" table:formula="of:=IF([.C146] = 7; [.F146] * 15; 0) + IF(AND([.B145]&lt;&gt;[.B146]; [.K145]&gt;= 2400);2400;0)" office:value-type="float" office:value="0" calcext:value-type="float">
            <text:p>0</text:p>
          </table:table-cell>
          <table:table-cell table:formula="of:=[.J145] + [.I146]" office:value-type="float" office:value="11150" calcext:value-type="float">
            <text:p>11150</text:p>
          </table:table-cell>
          <table:table-cell table:formula="of:=[.H146] - [.J146]" office:value-type="float" office:value="-590" calcext:value-type="float">
            <text:p>-59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5-26" calcext:value-type="date">
            <text:p>26.05.2023</text:p>
          </table:table-cell>
          <table:table-cell table:style-name="ce43" table:formula="of:=MONTH([.A147])" office:value-type="float" office:value="5" calcext:value-type="float">
            <text:p>5</text:p>
          </table:table-cell>
          <table:table-cell table:formula="of:=WEEKDAY([.A147];2)" office:value-type="float" office:value="5" calcext:value-type="float">
            <text:p>5</text:p>
          </table:table-cell>
          <table:table-cell table:style-name="ce1" office:value-type="string" calcext:value-type="string">
            <text:p>WIOSNA</text:p>
          </table:table-cell>
          <table:table-cell table:formula="of:=IF([.D147] = &quot;ZIMA&quot;; 0.2; IF([.D147] = &quot;WIOSNA&quot;; 0.5; IF([.D147] = &quot;LATO&quot;; 0.9; 0.4)))" office:value-type="float" office:value="0.5" calcext:value-type="float">
            <text:p>0,5</text:p>
          </table:table-cell>
          <table:table-cell table:style-name="ce43" table:formula="of:=[.F146] + IF(AND([.B146]&lt;&gt;[.B147]; [.K146]&gt;= 2400);3;0)" office:value-type="float" office:value="10" calcext:value-type="float">
            <text:p>10</text:p>
          </table:table-cell>
          <table:table-cell table:formula="of:= IF([.C147] &lt; 6; [.$M$7] * FLOOR([.E147] * [.F147]); 0)" office:value-type="float" office:value="150" calcext:value-type="float">
            <text:p>150</text:p>
          </table:table-cell>
          <table:table-cell table:formula="of:=[.H146] + [.G147]" office:value-type="float" office:value="10710" calcext:value-type="float">
            <text:p>10710</text:p>
          </table:table-cell>
          <table:table-cell table:style-name="ce43" table:formula="of:=IF([.C147] = 7; [.F147] * 15; 0) + IF(AND([.B146]&lt;&gt;[.B147]; [.K146]&gt;= 2400);2400;0)" office:value-type="float" office:value="0" calcext:value-type="float">
            <text:p>0</text:p>
          </table:table-cell>
          <table:table-cell table:formula="of:=[.J146] + [.I147]" office:value-type="float" office:value="11150" calcext:value-type="float">
            <text:p>11150</text:p>
          </table:table-cell>
          <table:table-cell table:formula="of:=[.H147] - [.J147]" office:value-type="float" office:value="-440" calcext:value-type="float">
            <text:p>-44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5-27" calcext:value-type="date">
            <text:p>27.05.2023</text:p>
          </table:table-cell>
          <table:table-cell table:style-name="ce43" table:formula="of:=MONTH([.A148])" office:value-type="float" office:value="5" calcext:value-type="float">
            <text:p>5</text:p>
          </table:table-cell>
          <table:table-cell table:formula="of:=WEEKDAY([.A148];2)" office:value-type="float" office:value="6" calcext:value-type="float">
            <text:p>6</text:p>
          </table:table-cell>
          <table:table-cell table:style-name="ce1" office:value-type="string" calcext:value-type="string">
            <text:p>WIOSNA</text:p>
          </table:table-cell>
          <table:table-cell table:formula="of:=IF([.D148] = &quot;ZIMA&quot;; 0.2; IF([.D148] = &quot;WIOSNA&quot;; 0.5; IF([.D148] = &quot;LATO&quot;; 0.9; 0.4)))" office:value-type="float" office:value="0.5" calcext:value-type="float">
            <text:p>0,5</text:p>
          </table:table-cell>
          <table:table-cell table:style-name="ce43" table:formula="of:=[.F147] + IF(AND([.B147]&lt;&gt;[.B148]; [.K147]&gt;= 2400);3;0)" office:value-type="float" office:value="10" calcext:value-type="float">
            <text:p>10</text:p>
          </table:table-cell>
          <table:table-cell table:formula="of:= IF([.C148] &lt; 6; [.$M$7] * FLOOR([.E148] * [.F148]); 0)" office:value-type="float" office:value="0" calcext:value-type="float">
            <text:p>0</text:p>
          </table:table-cell>
          <table:table-cell table:formula="of:=[.H147] + [.G148]" office:value-type="float" office:value="10710" calcext:value-type="float">
            <text:p>10710</text:p>
          </table:table-cell>
          <table:table-cell table:style-name="ce43" table:formula="of:=IF([.C148] = 7; [.F148] * 15; 0) + IF(AND([.B147]&lt;&gt;[.B148]; [.K147]&gt;= 2400);2400;0)" office:value-type="float" office:value="0" calcext:value-type="float">
            <text:p>0</text:p>
          </table:table-cell>
          <table:table-cell table:formula="of:=[.J147] + [.I148]" office:value-type="float" office:value="11150" calcext:value-type="float">
            <text:p>11150</text:p>
          </table:table-cell>
          <table:table-cell table:formula="of:=[.H148] - [.J148]" office:value-type="float" office:value="-440" calcext:value-type="float">
            <text:p>-44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5-28" calcext:value-type="date">
            <text:p>28.05.2023</text:p>
          </table:table-cell>
          <table:table-cell table:style-name="ce43" table:formula="of:=MONTH([.A149])" office:value-type="float" office:value="5" calcext:value-type="float">
            <text:p>5</text:p>
          </table:table-cell>
          <table:table-cell table:formula="of:=WEEKDAY([.A149];2)" office:value-type="float" office:value="7" calcext:value-type="float">
            <text:p>7</text:p>
          </table:table-cell>
          <table:table-cell table:style-name="ce1" office:value-type="string" calcext:value-type="string">
            <text:p>WIOSNA</text:p>
          </table:table-cell>
          <table:table-cell table:formula="of:=IF([.D149] = &quot;ZIMA&quot;; 0.2; IF([.D149] = &quot;WIOSNA&quot;; 0.5; IF([.D149] = &quot;LATO&quot;; 0.9; 0.4)))" office:value-type="float" office:value="0.5" calcext:value-type="float">
            <text:p>0,5</text:p>
          </table:table-cell>
          <table:table-cell table:style-name="ce43" table:formula="of:=[.F148] + IF(AND([.B148]&lt;&gt;[.B149]; [.K148]&gt;= 2400);3;0)" office:value-type="float" office:value="10" calcext:value-type="float">
            <text:p>10</text:p>
          </table:table-cell>
          <table:table-cell table:formula="of:= IF([.C149] &lt; 6; [.$M$7] * FLOOR([.E149] * [.F149]); 0)" office:value-type="float" office:value="0" calcext:value-type="float">
            <text:p>0</text:p>
          </table:table-cell>
          <table:table-cell table:formula="of:=[.H148] + [.G149]" office:value-type="float" office:value="10710" calcext:value-type="float">
            <text:p>10710</text:p>
          </table:table-cell>
          <table:table-cell table:style-name="ce43" table:formula="of:=IF([.C149] = 7; [.F149] * 15; 0) + IF(AND([.B148]&lt;&gt;[.B149]; [.K148]&gt;= 2400);2400;0)" office:value-type="float" office:value="150" calcext:value-type="float">
            <text:p>150</text:p>
          </table:table-cell>
          <table:table-cell table:formula="of:=[.J148] + [.I149]" office:value-type="float" office:value="11300" calcext:value-type="float">
            <text:p>11300</text:p>
          </table:table-cell>
          <table:table-cell table:formula="of:=[.H149] - [.J149]" office:value-type="float" office:value="-590" calcext:value-type="float">
            <text:p>-59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5-29" calcext:value-type="date">
            <text:p>29.05.2023</text:p>
          </table:table-cell>
          <table:table-cell table:style-name="ce43" table:formula="of:=MONTH([.A150])" office:value-type="float" office:value="5" calcext:value-type="float">
            <text:p>5</text:p>
          </table:table-cell>
          <table:table-cell table:formula="of:=WEEKDAY([.A150];2)" office:value-type="float" office:value="1" calcext:value-type="float">
            <text:p>1</text:p>
          </table:table-cell>
          <table:table-cell table:style-name="ce1" office:value-type="string" calcext:value-type="string">
            <text:p>WIOSNA</text:p>
          </table:table-cell>
          <table:table-cell table:formula="of:=IF([.D150] = &quot;ZIMA&quot;; 0.2; IF([.D150] = &quot;WIOSNA&quot;; 0.5; IF([.D150] = &quot;LATO&quot;; 0.9; 0.4)))" office:value-type="float" office:value="0.5" calcext:value-type="float">
            <text:p>0,5</text:p>
          </table:table-cell>
          <table:table-cell table:style-name="ce43" table:formula="of:=[.F149] + IF(AND([.B149]&lt;&gt;[.B150]; [.K149]&gt;= 2400);3;0)" office:value-type="float" office:value="10" calcext:value-type="float">
            <text:p>10</text:p>
          </table:table-cell>
          <table:table-cell table:formula="of:= IF([.C150] &lt; 6; [.$M$7] * FLOOR([.E150] * [.F150]); 0)" office:value-type="float" office:value="150" calcext:value-type="float">
            <text:p>150</text:p>
          </table:table-cell>
          <table:table-cell table:formula="of:=[.H149] + [.G150]" office:value-type="float" office:value="10860" calcext:value-type="float">
            <text:p>10860</text:p>
          </table:table-cell>
          <table:table-cell table:style-name="ce43" table:formula="of:=IF([.C150] = 7; [.F150] * 15; 0) + IF(AND([.B149]&lt;&gt;[.B150]; [.K149]&gt;= 2400);2400;0)" office:value-type="float" office:value="0" calcext:value-type="float">
            <text:p>0</text:p>
          </table:table-cell>
          <table:table-cell table:formula="of:=[.J149] + [.I150]" office:value-type="float" office:value="11300" calcext:value-type="float">
            <text:p>11300</text:p>
          </table:table-cell>
          <table:table-cell table:formula="of:=[.H150] - [.J150]" office:value-type="float" office:value="-440" calcext:value-type="float">
            <text:p>-44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5-30" calcext:value-type="date">
            <text:p>30.05.2023</text:p>
          </table:table-cell>
          <table:table-cell table:style-name="ce43" table:formula="of:=MONTH([.A151])" office:value-type="float" office:value="5" calcext:value-type="float">
            <text:p>5</text:p>
          </table:table-cell>
          <table:table-cell table:formula="of:=WEEKDAY([.A151];2)" office:value-type="float" office:value="2" calcext:value-type="float">
            <text:p>2</text:p>
          </table:table-cell>
          <table:table-cell table:style-name="ce1" office:value-type="string" calcext:value-type="string">
            <text:p>WIOSNA</text:p>
          </table:table-cell>
          <table:table-cell table:formula="of:=IF([.D151] = &quot;ZIMA&quot;; 0.2; IF([.D151] = &quot;WIOSNA&quot;; 0.5; IF([.D151] = &quot;LATO&quot;; 0.9; 0.4)))" office:value-type="float" office:value="0.5" calcext:value-type="float">
            <text:p>0,5</text:p>
          </table:table-cell>
          <table:table-cell table:style-name="ce43" table:formula="of:=[.F150] + IF(AND([.B150]&lt;&gt;[.B151]; [.K150]&gt;= 2400);3;0)" office:value-type="float" office:value="10" calcext:value-type="float">
            <text:p>10</text:p>
          </table:table-cell>
          <table:table-cell table:formula="of:= IF([.C151] &lt; 6; [.$M$7] * FLOOR([.E151] * [.F151]); 0)" office:value-type="float" office:value="150" calcext:value-type="float">
            <text:p>150</text:p>
          </table:table-cell>
          <table:table-cell table:formula="of:=[.H150] + [.G151]" office:value-type="float" office:value="11010" calcext:value-type="float">
            <text:p>11010</text:p>
          </table:table-cell>
          <table:table-cell table:style-name="ce43" table:formula="of:=IF([.C151] = 7; [.F151] * 15; 0) + IF(AND([.B150]&lt;&gt;[.B151]; [.K150]&gt;= 2400);2400;0)" office:value-type="float" office:value="0" calcext:value-type="float">
            <text:p>0</text:p>
          </table:table-cell>
          <table:table-cell table:formula="of:=[.J150] + [.I151]" office:value-type="float" office:value="11300" calcext:value-type="float">
            <text:p>11300</text:p>
          </table:table-cell>
          <table:table-cell table:formula="of:=[.H151] - [.J151]" office:value-type="float" office:value="-290" calcext:value-type="float">
            <text:p>-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5-31" calcext:value-type="date">
            <text:p>31.05.2023</text:p>
          </table:table-cell>
          <table:table-cell table:style-name="ce43" table:formula="of:=MONTH([.A152])" office:value-type="float" office:value="5" calcext:value-type="float">
            <text:p>5</text:p>
          </table:table-cell>
          <table:table-cell table:formula="of:=WEEKDAY([.A152];2)" office:value-type="float" office:value="3" calcext:value-type="float">
            <text:p>3</text:p>
          </table:table-cell>
          <table:table-cell table:style-name="ce1" office:value-type="string" calcext:value-type="string">
            <text:p>WIOSNA</text:p>
          </table:table-cell>
          <table:table-cell table:formula="of:=IF([.D152] = &quot;ZIMA&quot;; 0.2; IF([.D152] = &quot;WIOSNA&quot;; 0.5; IF([.D152] = &quot;LATO&quot;; 0.9; 0.4)))" office:value-type="float" office:value="0.5" calcext:value-type="float">
            <text:p>0,5</text:p>
          </table:table-cell>
          <table:table-cell table:style-name="ce43" table:formula="of:=[.F151] + IF(AND([.B151]&lt;&gt;[.B152]; [.K151]&gt;= 2400);3;0)" office:value-type="float" office:value="10" calcext:value-type="float">
            <text:p>10</text:p>
          </table:table-cell>
          <table:table-cell table:formula="of:= IF([.C152] &lt; 6; [.$M$7] * FLOOR([.E152] * [.F152]); 0)" office:value-type="float" office:value="150" calcext:value-type="float">
            <text:p>150</text:p>
          </table:table-cell>
          <table:table-cell table:formula="of:=[.H151] + [.G152]" office:value-type="float" office:value="11160" calcext:value-type="float">
            <text:p>11160</text:p>
          </table:table-cell>
          <table:table-cell table:style-name="ce43" table:formula="of:=IF([.C152] = 7; [.F152] * 15; 0) + IF(AND([.B151]&lt;&gt;[.B152]; [.K151]&gt;= 2400);2400;0)" office:value-type="float" office:value="0" calcext:value-type="float">
            <text:p>0</text:p>
          </table:table-cell>
          <table:table-cell table:formula="of:=[.J151] + [.I152]" office:value-type="float" office:value="11300" calcext:value-type="float">
            <text:p>11300</text:p>
          </table:table-cell>
          <table:table-cell table:formula="of:=[.H152] - [.J152]" office:value-type="float" office:value="-140" calcext:value-type="float">
            <text:p>-14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6-01" calcext:value-type="date">
            <text:p>1.06.2023</text:p>
          </table:table-cell>
          <table:table-cell table:style-name="ce43" table:formula="of:=MONTH([.A153])" office:value-type="float" office:value="6" calcext:value-type="float">
            <text:p>6</text:p>
          </table:table-cell>
          <table:table-cell table:formula="of:=WEEKDAY([.A153];2)" office:value-type="float" office:value="4" calcext:value-type="float">
            <text:p>4</text:p>
          </table:table-cell>
          <table:table-cell table:style-name="ce1" office:value-type="string" calcext:value-type="string">
            <text:p>WIOSNA</text:p>
          </table:table-cell>
          <table:table-cell table:formula="of:=IF([.D153] = &quot;ZIMA&quot;; 0.2; IF([.D153] = &quot;WIOSNA&quot;; 0.5; IF([.D153] = &quot;LATO&quot;; 0.9; 0.4)))" office:value-type="float" office:value="0.5" calcext:value-type="float">
            <text:p>0,5</text:p>
          </table:table-cell>
          <table:table-cell table:style-name="ce43" table:formula="of:=[.F152] + IF(AND([.B152]&lt;&gt;[.B153]; [.K152]&gt;= 2400);3;0)" office:value-type="float" office:value="10" calcext:value-type="float">
            <text:p>10</text:p>
          </table:table-cell>
          <table:table-cell table:formula="of:= IF([.C153] &lt; 6; [.$M$7] * FLOOR([.E153] * [.F153]); 0)" office:value-type="float" office:value="150" calcext:value-type="float">
            <text:p>150</text:p>
          </table:table-cell>
          <table:table-cell table:formula="of:=[.H152] + [.G153]" office:value-type="float" office:value="11310" calcext:value-type="float">
            <text:p>11310</text:p>
          </table:table-cell>
          <table:table-cell table:style-name="ce43" table:formula="of:=IF([.C153] = 7; [.F153] * 15; 0) + IF(AND([.B152]&lt;&gt;[.B153]; [.K152]&gt;= 2400);2400;0)" office:value-type="float" office:value="0" calcext:value-type="float">
            <text:p>0</text:p>
          </table:table-cell>
          <table:table-cell table:formula="of:=[.J152] + [.I153]" office:value-type="float" office:value="11300" calcext:value-type="float">
            <text:p>11300</text:p>
          </table:table-cell>
          <table:table-cell table:formula="of:=[.H153] - [.J153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6-02" calcext:value-type="date">
            <text:p>2.06.2023</text:p>
          </table:table-cell>
          <table:table-cell table:style-name="ce43" table:formula="of:=MONTH([.A154])" office:value-type="float" office:value="6" calcext:value-type="float">
            <text:p>6</text:p>
          </table:table-cell>
          <table:table-cell table:formula="of:=WEEKDAY([.A154];2)" office:value-type="float" office:value="5" calcext:value-type="float">
            <text:p>5</text:p>
          </table:table-cell>
          <table:table-cell table:style-name="ce1" office:value-type="string" calcext:value-type="string">
            <text:p>WIOSNA</text:p>
          </table:table-cell>
          <table:table-cell table:formula="of:=IF([.D154] = &quot;ZIMA&quot;; 0.2; IF([.D154] = &quot;WIOSNA&quot;; 0.5; IF([.D154] = &quot;LATO&quot;; 0.9; 0.4)))" office:value-type="float" office:value="0.5" calcext:value-type="float">
            <text:p>0,5</text:p>
          </table:table-cell>
          <table:table-cell table:style-name="ce43" table:formula="of:=[.F153] + IF(AND([.B153]&lt;&gt;[.B154]; [.K153]&gt;= 2400);3;0)" office:value-type="float" office:value="10" calcext:value-type="float">
            <text:p>10</text:p>
          </table:table-cell>
          <table:table-cell table:formula="of:= IF([.C154] &lt; 6; [.$M$7] * FLOOR([.E154] * [.F154]); 0)" office:value-type="float" office:value="150" calcext:value-type="float">
            <text:p>150</text:p>
          </table:table-cell>
          <table:table-cell table:formula="of:=[.H153] + [.G154]" office:value-type="float" office:value="11460" calcext:value-type="float">
            <text:p>11460</text:p>
          </table:table-cell>
          <table:table-cell table:style-name="ce43" table:formula="of:=IF([.C154] = 7; [.F154] * 15; 0) + IF(AND([.B153]&lt;&gt;[.B154]; [.K153]&gt;= 2400);2400;0)" office:value-type="float" office:value="0" calcext:value-type="float">
            <text:p>0</text:p>
          </table:table-cell>
          <table:table-cell table:formula="of:=[.J153] + [.I154]" office:value-type="float" office:value="11300" calcext:value-type="float">
            <text:p>11300</text:p>
          </table:table-cell>
          <table:table-cell table:formula="of:=[.H154] - [.J154]"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6-03" calcext:value-type="date">
            <text:p>3.06.2023</text:p>
          </table:table-cell>
          <table:table-cell table:style-name="ce43" table:formula="of:=MONTH([.A155])" office:value-type="float" office:value="6" calcext:value-type="float">
            <text:p>6</text:p>
          </table:table-cell>
          <table:table-cell table:formula="of:=WEEKDAY([.A155];2)" office:value-type="float" office:value="6" calcext:value-type="float">
            <text:p>6</text:p>
          </table:table-cell>
          <table:table-cell table:style-name="ce1" office:value-type="string" calcext:value-type="string">
            <text:p>WIOSNA</text:p>
          </table:table-cell>
          <table:table-cell table:formula="of:=IF([.D155] = &quot;ZIMA&quot;; 0.2; IF([.D155] = &quot;WIOSNA&quot;; 0.5; IF([.D155] = &quot;LATO&quot;; 0.9; 0.4)))" office:value-type="float" office:value="0.5" calcext:value-type="float">
            <text:p>0,5</text:p>
          </table:table-cell>
          <table:table-cell table:style-name="ce43" table:formula="of:=[.F154] + IF(AND([.B154]&lt;&gt;[.B155]; [.K154]&gt;= 2400);3;0)" office:value-type="float" office:value="10" calcext:value-type="float">
            <text:p>10</text:p>
          </table:table-cell>
          <table:table-cell table:formula="of:= IF([.C155] &lt; 6; [.$M$7] * FLOOR([.E155] * [.F155]); 0)" office:value-type="float" office:value="0" calcext:value-type="float">
            <text:p>0</text:p>
          </table:table-cell>
          <table:table-cell table:formula="of:=[.H154] + [.G155]" office:value-type="float" office:value="11460" calcext:value-type="float">
            <text:p>11460</text:p>
          </table:table-cell>
          <table:table-cell table:style-name="ce43" table:formula="of:=IF([.C155] = 7; [.F155] * 15; 0) + IF(AND([.B154]&lt;&gt;[.B155]; [.K154]&gt;= 2400);2400;0)" office:value-type="float" office:value="0" calcext:value-type="float">
            <text:p>0</text:p>
          </table:table-cell>
          <table:table-cell table:formula="of:=[.J154] + [.I155]" office:value-type="float" office:value="11300" calcext:value-type="float">
            <text:p>11300</text:p>
          </table:table-cell>
          <table:table-cell table:formula="of:=[.H155] - [.J155]"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6-04" calcext:value-type="date">
            <text:p>4.06.2023</text:p>
          </table:table-cell>
          <table:table-cell table:style-name="ce43" table:formula="of:=MONTH([.A156])" office:value-type="float" office:value="6" calcext:value-type="float">
            <text:p>6</text:p>
          </table:table-cell>
          <table:table-cell table:formula="of:=WEEKDAY([.A156];2)" office:value-type="float" office:value="7" calcext:value-type="float">
            <text:p>7</text:p>
          </table:table-cell>
          <table:table-cell table:style-name="ce1" office:value-type="string" calcext:value-type="string">
            <text:p>WIOSNA</text:p>
          </table:table-cell>
          <table:table-cell table:formula="of:=IF([.D156] = &quot;ZIMA&quot;; 0.2; IF([.D156] = &quot;WIOSNA&quot;; 0.5; IF([.D156] = &quot;LATO&quot;; 0.9; 0.4)))" office:value-type="float" office:value="0.5" calcext:value-type="float">
            <text:p>0,5</text:p>
          </table:table-cell>
          <table:table-cell table:style-name="ce43" table:formula="of:=[.F155] + IF(AND([.B155]&lt;&gt;[.B156]; [.K155]&gt;= 2400);3;0)" office:value-type="float" office:value="10" calcext:value-type="float">
            <text:p>10</text:p>
          </table:table-cell>
          <table:table-cell table:formula="of:= IF([.C156] &lt; 6; [.$M$7] * FLOOR([.E156] * [.F156]); 0)" office:value-type="float" office:value="0" calcext:value-type="float">
            <text:p>0</text:p>
          </table:table-cell>
          <table:table-cell table:formula="of:=[.H155] + [.G156]" office:value-type="float" office:value="11460" calcext:value-type="float">
            <text:p>11460</text:p>
          </table:table-cell>
          <table:table-cell table:style-name="ce43" table:formula="of:=IF([.C156] = 7; [.F156] * 15; 0) + IF(AND([.B155]&lt;&gt;[.B156]; [.K155]&gt;= 2400);2400;0)" office:value-type="float" office:value="150" calcext:value-type="float">
            <text:p>150</text:p>
          </table:table-cell>
          <table:table-cell table:formula="of:=[.J155] + [.I156]" office:value-type="float" office:value="11450" calcext:value-type="float">
            <text:p>11450</text:p>
          </table:table-cell>
          <table:table-cell table:formula="of:=[.H156] - [.J156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6-05" calcext:value-type="date">
            <text:p>5.06.2023</text:p>
          </table:table-cell>
          <table:table-cell table:style-name="ce43" table:formula="of:=MONTH([.A157])" office:value-type="float" office:value="6" calcext:value-type="float">
            <text:p>6</text:p>
          </table:table-cell>
          <table:table-cell table:formula="of:=WEEKDAY([.A157];2)" office:value-type="float" office:value="1" calcext:value-type="float">
            <text:p>1</text:p>
          </table:table-cell>
          <table:table-cell table:style-name="ce1" office:value-type="string" calcext:value-type="string">
            <text:p>WIOSNA</text:p>
          </table:table-cell>
          <table:table-cell table:formula="of:=IF([.D157] = &quot;ZIMA&quot;; 0.2; IF([.D157] = &quot;WIOSNA&quot;; 0.5; IF([.D157] = &quot;LATO&quot;; 0.9; 0.4)))" office:value-type="float" office:value="0.5" calcext:value-type="float">
            <text:p>0,5</text:p>
          </table:table-cell>
          <table:table-cell table:style-name="ce43" table:formula="of:=[.F156] + IF(AND([.B156]&lt;&gt;[.B157]; [.K156]&gt;= 2400);3;0)" office:value-type="float" office:value="10" calcext:value-type="float">
            <text:p>10</text:p>
          </table:table-cell>
          <table:table-cell table:formula="of:= IF([.C157] &lt; 6; [.$M$7] * FLOOR([.E157] * [.F157]); 0)" office:value-type="float" office:value="150" calcext:value-type="float">
            <text:p>150</text:p>
          </table:table-cell>
          <table:table-cell table:formula="of:=[.H156] + [.G157]" office:value-type="float" office:value="11610" calcext:value-type="float">
            <text:p>11610</text:p>
          </table:table-cell>
          <table:table-cell table:style-name="ce43" table:formula="of:=IF([.C157] = 7; [.F157] * 15; 0) + IF(AND([.B156]&lt;&gt;[.B157]; [.K156]&gt;= 2400);2400;0)" office:value-type="float" office:value="0" calcext:value-type="float">
            <text:p>0</text:p>
          </table:table-cell>
          <table:table-cell table:formula="of:=[.J156] + [.I157]" office:value-type="float" office:value="11450" calcext:value-type="float">
            <text:p>11450</text:p>
          </table:table-cell>
          <table:table-cell table:formula="of:=[.H157] - [.J157]"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6-06" calcext:value-type="date">
            <text:p>6.06.2023</text:p>
          </table:table-cell>
          <table:table-cell table:style-name="ce43" table:formula="of:=MONTH([.A158])" office:value-type="float" office:value="6" calcext:value-type="float">
            <text:p>6</text:p>
          </table:table-cell>
          <table:table-cell table:formula="of:=WEEKDAY([.A158];2)" office:value-type="float" office:value="2" calcext:value-type="float">
            <text:p>2</text:p>
          </table:table-cell>
          <table:table-cell table:style-name="ce1" office:value-type="string" calcext:value-type="string">
            <text:p>WIOSNA</text:p>
          </table:table-cell>
          <table:table-cell table:formula="of:=IF([.D158] = &quot;ZIMA&quot;; 0.2; IF([.D158] = &quot;WIOSNA&quot;; 0.5; IF([.D158] = &quot;LATO&quot;; 0.9; 0.4)))" office:value-type="float" office:value="0.5" calcext:value-type="float">
            <text:p>0,5</text:p>
          </table:table-cell>
          <table:table-cell table:style-name="ce43" table:formula="of:=[.F157] + IF(AND([.B157]&lt;&gt;[.B158]; [.K157]&gt;= 2400);3;0)" office:value-type="float" office:value="10" calcext:value-type="float">
            <text:p>10</text:p>
          </table:table-cell>
          <table:table-cell table:formula="of:= IF([.C158] &lt; 6; [.$M$7] * FLOOR([.E158] * [.F158]); 0)" office:value-type="float" office:value="150" calcext:value-type="float">
            <text:p>150</text:p>
          </table:table-cell>
          <table:table-cell table:formula="of:=[.H157] + [.G158]" office:value-type="float" office:value="11760" calcext:value-type="float">
            <text:p>11760</text:p>
          </table:table-cell>
          <table:table-cell table:style-name="ce43" table:formula="of:=IF([.C158] = 7; [.F158] * 15; 0) + IF(AND([.B157]&lt;&gt;[.B158]; [.K157]&gt;= 2400);2400;0)" office:value-type="float" office:value="0" calcext:value-type="float">
            <text:p>0</text:p>
          </table:table-cell>
          <table:table-cell table:formula="of:=[.J157] + [.I158]" office:value-type="float" office:value="11450" calcext:value-type="float">
            <text:p>11450</text:p>
          </table:table-cell>
          <table:table-cell table:formula="of:=[.H158] - [.J158]" office:value-type="float" office:value="310" calcext:value-type="float">
            <text:p>31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6-07" calcext:value-type="date">
            <text:p>7.06.2023</text:p>
          </table:table-cell>
          <table:table-cell table:style-name="ce43" table:formula="of:=MONTH([.A159])" office:value-type="float" office:value="6" calcext:value-type="float">
            <text:p>6</text:p>
          </table:table-cell>
          <table:table-cell table:formula="of:=WEEKDAY([.A159];2)" office:value-type="float" office:value="3" calcext:value-type="float">
            <text:p>3</text:p>
          </table:table-cell>
          <table:table-cell table:style-name="ce1" office:value-type="string" calcext:value-type="string">
            <text:p>WIOSNA</text:p>
          </table:table-cell>
          <table:table-cell table:formula="of:=IF([.D159] = &quot;ZIMA&quot;; 0.2; IF([.D159] = &quot;WIOSNA&quot;; 0.5; IF([.D159] = &quot;LATO&quot;; 0.9; 0.4)))" office:value-type="float" office:value="0.5" calcext:value-type="float">
            <text:p>0,5</text:p>
          </table:table-cell>
          <table:table-cell table:style-name="ce43" table:formula="of:=[.F158] + IF(AND([.B158]&lt;&gt;[.B159]; [.K158]&gt;= 2400);3;0)" office:value-type="float" office:value="10" calcext:value-type="float">
            <text:p>10</text:p>
          </table:table-cell>
          <table:table-cell table:formula="of:= IF([.C159] &lt; 6; [.$M$7] * FLOOR([.E159] * [.F159]); 0)" office:value-type="float" office:value="150" calcext:value-type="float">
            <text:p>150</text:p>
          </table:table-cell>
          <table:table-cell table:formula="of:=[.H158] + [.G159]" office:value-type="float" office:value="11910" calcext:value-type="float">
            <text:p>11910</text:p>
          </table:table-cell>
          <table:table-cell table:style-name="ce43" table:formula="of:=IF([.C159] = 7; [.F159] * 15; 0) + IF(AND([.B158]&lt;&gt;[.B159]; [.K158]&gt;= 2400);2400;0)" office:value-type="float" office:value="0" calcext:value-type="float">
            <text:p>0</text:p>
          </table:table-cell>
          <table:table-cell table:formula="of:=[.J158] + [.I159]" office:value-type="float" office:value="11450" calcext:value-type="float">
            <text:p>11450</text:p>
          </table:table-cell>
          <table:table-cell table:formula="of:=[.H159] - [.J159]"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6-08" calcext:value-type="date">
            <text:p>8.06.2023</text:p>
          </table:table-cell>
          <table:table-cell table:style-name="ce43" table:formula="of:=MONTH([.A160])" office:value-type="float" office:value="6" calcext:value-type="float">
            <text:p>6</text:p>
          </table:table-cell>
          <table:table-cell table:formula="of:=WEEKDAY([.A160];2)" office:value-type="float" office:value="4" calcext:value-type="float">
            <text:p>4</text:p>
          </table:table-cell>
          <table:table-cell table:style-name="ce1" office:value-type="string" calcext:value-type="string">
            <text:p>WIOSNA</text:p>
          </table:table-cell>
          <table:table-cell table:formula="of:=IF([.D160] = &quot;ZIMA&quot;; 0.2; IF([.D160] = &quot;WIOSNA&quot;; 0.5; IF([.D160] = &quot;LATO&quot;; 0.9; 0.4)))" office:value-type="float" office:value="0.5" calcext:value-type="float">
            <text:p>0,5</text:p>
          </table:table-cell>
          <table:table-cell table:style-name="ce43" table:formula="of:=[.F159] + IF(AND([.B159]&lt;&gt;[.B160]; [.K159]&gt;= 2400);3;0)" office:value-type="float" office:value="10" calcext:value-type="float">
            <text:p>10</text:p>
          </table:table-cell>
          <table:table-cell table:formula="of:= IF([.C160] &lt; 6; [.$M$7] * FLOOR([.E160] * [.F160]); 0)" office:value-type="float" office:value="150" calcext:value-type="float">
            <text:p>150</text:p>
          </table:table-cell>
          <table:table-cell table:formula="of:=[.H159] + [.G160]" office:value-type="float" office:value="12060" calcext:value-type="float">
            <text:p>12060</text:p>
          </table:table-cell>
          <table:table-cell table:style-name="ce43" table:formula="of:=IF([.C160] = 7; [.F160] * 15; 0) + IF(AND([.B159]&lt;&gt;[.B160]; [.K159]&gt;= 2400);2400;0)" office:value-type="float" office:value="0" calcext:value-type="float">
            <text:p>0</text:p>
          </table:table-cell>
          <table:table-cell table:formula="of:=[.J159] + [.I160]" office:value-type="float" office:value="11450" calcext:value-type="float">
            <text:p>11450</text:p>
          </table:table-cell>
          <table:table-cell table:formula="of:=[.H160] - [.J160]" office:value-type="float" office:value="610" calcext:value-type="float">
            <text:p>61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6-09" calcext:value-type="date">
            <text:p>9.06.2023</text:p>
          </table:table-cell>
          <table:table-cell table:style-name="ce43" table:formula="of:=MONTH([.A161])" office:value-type="float" office:value="6" calcext:value-type="float">
            <text:p>6</text:p>
          </table:table-cell>
          <table:table-cell table:formula="of:=WEEKDAY([.A161];2)" office:value-type="float" office:value="5" calcext:value-type="float">
            <text:p>5</text:p>
          </table:table-cell>
          <table:table-cell table:style-name="ce1" office:value-type="string" calcext:value-type="string">
            <text:p>WIOSNA</text:p>
          </table:table-cell>
          <table:table-cell table:formula="of:=IF([.D161] = &quot;ZIMA&quot;; 0.2; IF([.D161] = &quot;WIOSNA&quot;; 0.5; IF([.D161] = &quot;LATO&quot;; 0.9; 0.4)))" office:value-type="float" office:value="0.5" calcext:value-type="float">
            <text:p>0,5</text:p>
          </table:table-cell>
          <table:table-cell table:style-name="ce43" table:formula="of:=[.F160] + IF(AND([.B160]&lt;&gt;[.B161]; [.K160]&gt;= 2400);3;0)" office:value-type="float" office:value="10" calcext:value-type="float">
            <text:p>10</text:p>
          </table:table-cell>
          <table:table-cell table:formula="of:= IF([.C161] &lt; 6; [.$M$7] * FLOOR([.E161] * [.F161]); 0)" office:value-type="float" office:value="150" calcext:value-type="float">
            <text:p>150</text:p>
          </table:table-cell>
          <table:table-cell table:formula="of:=[.H160] + [.G161]" office:value-type="float" office:value="12210" calcext:value-type="float">
            <text:p>12210</text:p>
          </table:table-cell>
          <table:table-cell table:style-name="ce43" table:formula="of:=IF([.C161] = 7; [.F161] * 15; 0) + IF(AND([.B160]&lt;&gt;[.B161]; [.K160]&gt;= 2400);2400;0)" office:value-type="float" office:value="0" calcext:value-type="float">
            <text:p>0</text:p>
          </table:table-cell>
          <table:table-cell table:formula="of:=[.J160] + [.I161]" office:value-type="float" office:value="11450" calcext:value-type="float">
            <text:p>11450</text:p>
          </table:table-cell>
          <table:table-cell table:formula="of:=[.H161] - [.J161]" office:value-type="float" office:value="760" calcext:value-type="float">
            <text:p>76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6-10" calcext:value-type="date">
            <text:p>10.06.2023</text:p>
          </table:table-cell>
          <table:table-cell table:style-name="ce43" table:formula="of:=MONTH([.A162])" office:value-type="float" office:value="6" calcext:value-type="float">
            <text:p>6</text:p>
          </table:table-cell>
          <table:table-cell table:formula="of:=WEEKDAY([.A162];2)" office:value-type="float" office:value="6" calcext:value-type="float">
            <text:p>6</text:p>
          </table:table-cell>
          <table:table-cell table:style-name="ce1" office:value-type="string" calcext:value-type="string">
            <text:p>WIOSNA</text:p>
          </table:table-cell>
          <table:table-cell table:formula="of:=IF([.D162] = &quot;ZIMA&quot;; 0.2; IF([.D162] = &quot;WIOSNA&quot;; 0.5; IF([.D162] = &quot;LATO&quot;; 0.9; 0.4)))" office:value-type="float" office:value="0.5" calcext:value-type="float">
            <text:p>0,5</text:p>
          </table:table-cell>
          <table:table-cell table:style-name="ce43" table:formula="of:=[.F161] + IF(AND([.B161]&lt;&gt;[.B162]; [.K161]&gt;= 2400);3;0)" office:value-type="float" office:value="10" calcext:value-type="float">
            <text:p>10</text:p>
          </table:table-cell>
          <table:table-cell table:formula="of:= IF([.C162] &lt; 6; [.$M$7] * FLOOR([.E162] * [.F162]); 0)" office:value-type="float" office:value="0" calcext:value-type="float">
            <text:p>0</text:p>
          </table:table-cell>
          <table:table-cell table:formula="of:=[.H161] + [.G162]" office:value-type="float" office:value="12210" calcext:value-type="float">
            <text:p>12210</text:p>
          </table:table-cell>
          <table:table-cell table:style-name="ce43" table:formula="of:=IF([.C162] = 7; [.F162] * 15; 0) + IF(AND([.B161]&lt;&gt;[.B162]; [.K161]&gt;= 2400);2400;0)" office:value-type="float" office:value="0" calcext:value-type="float">
            <text:p>0</text:p>
          </table:table-cell>
          <table:table-cell table:formula="of:=[.J161] + [.I162]" office:value-type="float" office:value="11450" calcext:value-type="float">
            <text:p>11450</text:p>
          </table:table-cell>
          <table:table-cell table:formula="of:=[.H162] - [.J162]" office:value-type="float" office:value="760" calcext:value-type="float">
            <text:p>76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6-11" calcext:value-type="date">
            <text:p>11.06.2023</text:p>
          </table:table-cell>
          <table:table-cell table:style-name="ce43" table:formula="of:=MONTH([.A163])" office:value-type="float" office:value="6" calcext:value-type="float">
            <text:p>6</text:p>
          </table:table-cell>
          <table:table-cell table:formula="of:=WEEKDAY([.A163];2)" office:value-type="float" office:value="7" calcext:value-type="float">
            <text:p>7</text:p>
          </table:table-cell>
          <table:table-cell table:style-name="ce1" office:value-type="string" calcext:value-type="string">
            <text:p>WIOSNA</text:p>
          </table:table-cell>
          <table:table-cell table:formula="of:=IF([.D163] = &quot;ZIMA&quot;; 0.2; IF([.D163] = &quot;WIOSNA&quot;; 0.5; IF([.D163] = &quot;LATO&quot;; 0.9; 0.4)))" office:value-type="float" office:value="0.5" calcext:value-type="float">
            <text:p>0,5</text:p>
          </table:table-cell>
          <table:table-cell table:style-name="ce43" table:formula="of:=[.F162] + IF(AND([.B162]&lt;&gt;[.B163]; [.K162]&gt;= 2400);3;0)" office:value-type="float" office:value="10" calcext:value-type="float">
            <text:p>10</text:p>
          </table:table-cell>
          <table:table-cell table:formula="of:= IF([.C163] &lt; 6; [.$M$7] * FLOOR([.E163] * [.F163]); 0)" office:value-type="float" office:value="0" calcext:value-type="float">
            <text:p>0</text:p>
          </table:table-cell>
          <table:table-cell table:formula="of:=[.H162] + [.G163]" office:value-type="float" office:value="12210" calcext:value-type="float">
            <text:p>12210</text:p>
          </table:table-cell>
          <table:table-cell table:style-name="ce43" table:formula="of:=IF([.C163] = 7; [.F163] * 15; 0) + IF(AND([.B162]&lt;&gt;[.B163]; [.K162]&gt;= 2400);2400;0)" office:value-type="float" office:value="150" calcext:value-type="float">
            <text:p>150</text:p>
          </table:table-cell>
          <table:table-cell table:formula="of:=[.J162] + [.I163]" office:value-type="float" office:value="11600" calcext:value-type="float">
            <text:p>11600</text:p>
          </table:table-cell>
          <table:table-cell table:formula="of:=[.H163] - [.J163]" office:value-type="float" office:value="610" calcext:value-type="float">
            <text:p>61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6-12" calcext:value-type="date">
            <text:p>12.06.2023</text:p>
          </table:table-cell>
          <table:table-cell table:style-name="ce43" table:formula="of:=MONTH([.A164])" office:value-type="float" office:value="6" calcext:value-type="float">
            <text:p>6</text:p>
          </table:table-cell>
          <table:table-cell table:formula="of:=WEEKDAY([.A164];2)" office:value-type="float" office:value="1" calcext:value-type="float">
            <text:p>1</text:p>
          </table:table-cell>
          <table:table-cell table:style-name="ce1" office:value-type="string" calcext:value-type="string">
            <text:p>WIOSNA</text:p>
          </table:table-cell>
          <table:table-cell table:formula="of:=IF([.D164] = &quot;ZIMA&quot;; 0.2; IF([.D164] = &quot;WIOSNA&quot;; 0.5; IF([.D164] = &quot;LATO&quot;; 0.9; 0.4)))" office:value-type="float" office:value="0.5" calcext:value-type="float">
            <text:p>0,5</text:p>
          </table:table-cell>
          <table:table-cell table:style-name="ce43" table:formula="of:=[.F163] + IF(AND([.B163]&lt;&gt;[.B164]; [.K163]&gt;= 2400);3;0)" office:value-type="float" office:value="10" calcext:value-type="float">
            <text:p>10</text:p>
          </table:table-cell>
          <table:table-cell table:formula="of:= IF([.C164] &lt; 6; [.$M$7] * FLOOR([.E164] * [.F164]); 0)" office:value-type="float" office:value="150" calcext:value-type="float">
            <text:p>150</text:p>
          </table:table-cell>
          <table:table-cell table:formula="of:=[.H163] + [.G164]" office:value-type="float" office:value="12360" calcext:value-type="float">
            <text:p>12360</text:p>
          </table:table-cell>
          <table:table-cell table:style-name="ce43" table:formula="of:=IF([.C164] = 7; [.F164] * 15; 0) + IF(AND([.B163]&lt;&gt;[.B164]; [.K163]&gt;= 2400);2400;0)" office:value-type="float" office:value="0" calcext:value-type="float">
            <text:p>0</text:p>
          </table:table-cell>
          <table:table-cell table:formula="of:=[.J163] + [.I164]" office:value-type="float" office:value="11600" calcext:value-type="float">
            <text:p>11600</text:p>
          </table:table-cell>
          <table:table-cell table:formula="of:=[.H164] - [.J164]" office:value-type="float" office:value="760" calcext:value-type="float">
            <text:p>76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6-13" calcext:value-type="date">
            <text:p>13.06.2023</text:p>
          </table:table-cell>
          <table:table-cell table:style-name="ce43" table:formula="of:=MONTH([.A165])" office:value-type="float" office:value="6" calcext:value-type="float">
            <text:p>6</text:p>
          </table:table-cell>
          <table:table-cell table:formula="of:=WEEKDAY([.A165];2)" office:value-type="float" office:value="2" calcext:value-type="float">
            <text:p>2</text:p>
          </table:table-cell>
          <table:table-cell table:style-name="ce1" office:value-type="string" calcext:value-type="string">
            <text:p>WIOSNA</text:p>
          </table:table-cell>
          <table:table-cell table:formula="of:=IF([.D165] = &quot;ZIMA&quot;; 0.2; IF([.D165] = &quot;WIOSNA&quot;; 0.5; IF([.D165] = &quot;LATO&quot;; 0.9; 0.4)))" office:value-type="float" office:value="0.5" calcext:value-type="float">
            <text:p>0,5</text:p>
          </table:table-cell>
          <table:table-cell table:style-name="ce43" table:formula="of:=[.F164] + IF(AND([.B164]&lt;&gt;[.B165]; [.K164]&gt;= 2400);3;0)" office:value-type="float" office:value="10" calcext:value-type="float">
            <text:p>10</text:p>
          </table:table-cell>
          <table:table-cell table:formula="of:= IF([.C165] &lt; 6; [.$M$7] * FLOOR([.E165] * [.F165]); 0)" office:value-type="float" office:value="150" calcext:value-type="float">
            <text:p>150</text:p>
          </table:table-cell>
          <table:table-cell table:formula="of:=[.H164] + [.G165]" office:value-type="float" office:value="12510" calcext:value-type="float">
            <text:p>12510</text:p>
          </table:table-cell>
          <table:table-cell table:style-name="ce43" table:formula="of:=IF([.C165] = 7; [.F165] * 15; 0) + IF(AND([.B164]&lt;&gt;[.B165]; [.K164]&gt;= 2400);2400;0)" office:value-type="float" office:value="0" calcext:value-type="float">
            <text:p>0</text:p>
          </table:table-cell>
          <table:table-cell table:formula="of:=[.J164] + [.I165]" office:value-type="float" office:value="11600" calcext:value-type="float">
            <text:p>11600</text:p>
          </table:table-cell>
          <table:table-cell table:formula="of:=[.H165] - [.J165]" office:value-type="float" office:value="910" calcext:value-type="float">
            <text:p>91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6-14" calcext:value-type="date">
            <text:p>14.06.2023</text:p>
          </table:table-cell>
          <table:table-cell table:style-name="ce43" table:formula="of:=MONTH([.A166])" office:value-type="float" office:value="6" calcext:value-type="float">
            <text:p>6</text:p>
          </table:table-cell>
          <table:table-cell table:formula="of:=WEEKDAY([.A166];2)" office:value-type="float" office:value="3" calcext:value-type="float">
            <text:p>3</text:p>
          </table:table-cell>
          <table:table-cell table:style-name="ce1" office:value-type="string" calcext:value-type="string">
            <text:p>WIOSNA</text:p>
          </table:table-cell>
          <table:table-cell table:formula="of:=IF([.D166] = &quot;ZIMA&quot;; 0.2; IF([.D166] = &quot;WIOSNA&quot;; 0.5; IF([.D166] = &quot;LATO&quot;; 0.9; 0.4)))" office:value-type="float" office:value="0.5" calcext:value-type="float">
            <text:p>0,5</text:p>
          </table:table-cell>
          <table:table-cell table:style-name="ce43" table:formula="of:=[.F165] + IF(AND([.B165]&lt;&gt;[.B166]; [.K165]&gt;= 2400);3;0)" office:value-type="float" office:value="10" calcext:value-type="float">
            <text:p>10</text:p>
          </table:table-cell>
          <table:table-cell table:formula="of:= IF([.C166] &lt; 6; [.$M$7] * FLOOR([.E166] * [.F166]); 0)" office:value-type="float" office:value="150" calcext:value-type="float">
            <text:p>150</text:p>
          </table:table-cell>
          <table:table-cell table:formula="of:=[.H165] + [.G166]" office:value-type="float" office:value="12660" calcext:value-type="float">
            <text:p>12660</text:p>
          </table:table-cell>
          <table:table-cell table:style-name="ce43" table:formula="of:=IF([.C166] = 7; [.F166] * 15; 0) + IF(AND([.B165]&lt;&gt;[.B166]; [.K165]&gt;= 2400);2400;0)" office:value-type="float" office:value="0" calcext:value-type="float">
            <text:p>0</text:p>
          </table:table-cell>
          <table:table-cell table:formula="of:=[.J165] + [.I166]" office:value-type="float" office:value="11600" calcext:value-type="float">
            <text:p>11600</text:p>
          </table:table-cell>
          <table:table-cell table:formula="of:=[.H166] - [.J166]" office:value-type="float" office:value="1060" calcext:value-type="float">
            <text:p>106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6-15" calcext:value-type="date">
            <text:p>15.06.2023</text:p>
          </table:table-cell>
          <table:table-cell table:style-name="ce43" table:formula="of:=MONTH([.A167])" office:value-type="float" office:value="6" calcext:value-type="float">
            <text:p>6</text:p>
          </table:table-cell>
          <table:table-cell table:formula="of:=WEEKDAY([.A167];2)" office:value-type="float" office:value="4" calcext:value-type="float">
            <text:p>4</text:p>
          </table:table-cell>
          <table:table-cell table:style-name="ce1" office:value-type="string" calcext:value-type="string">
            <text:p>WIOSNA</text:p>
          </table:table-cell>
          <table:table-cell table:formula="of:=IF([.D167] = &quot;ZIMA&quot;; 0.2; IF([.D167] = &quot;WIOSNA&quot;; 0.5; IF([.D167] = &quot;LATO&quot;; 0.9; 0.4)))" office:value-type="float" office:value="0.5" calcext:value-type="float">
            <text:p>0,5</text:p>
          </table:table-cell>
          <table:table-cell table:style-name="ce43" table:formula="of:=[.F166] + IF(AND([.B166]&lt;&gt;[.B167]; [.K166]&gt;= 2400);3;0)" office:value-type="float" office:value="10" calcext:value-type="float">
            <text:p>10</text:p>
          </table:table-cell>
          <table:table-cell table:formula="of:= IF([.C167] &lt; 6; [.$M$7] * FLOOR([.E167] * [.F167]); 0)" office:value-type="float" office:value="150" calcext:value-type="float">
            <text:p>150</text:p>
          </table:table-cell>
          <table:table-cell table:formula="of:=[.H166] + [.G167]" office:value-type="float" office:value="12810" calcext:value-type="float">
            <text:p>12810</text:p>
          </table:table-cell>
          <table:table-cell table:style-name="ce43" table:formula="of:=IF([.C167] = 7; [.F167] * 15; 0) + IF(AND([.B166]&lt;&gt;[.B167]; [.K166]&gt;= 2400);2400;0)" office:value-type="float" office:value="0" calcext:value-type="float">
            <text:p>0</text:p>
          </table:table-cell>
          <table:table-cell table:formula="of:=[.J166] + [.I167]" office:value-type="float" office:value="11600" calcext:value-type="float">
            <text:p>11600</text:p>
          </table:table-cell>
          <table:table-cell table:formula="of:=[.H167] - [.J167]" office:value-type="float" office:value="1210" calcext:value-type="float">
            <text:p>121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6-16" calcext:value-type="date">
            <text:p>16.06.2023</text:p>
          </table:table-cell>
          <table:table-cell table:style-name="ce43" table:formula="of:=MONTH([.A168])" office:value-type="float" office:value="6" calcext:value-type="float">
            <text:p>6</text:p>
          </table:table-cell>
          <table:table-cell table:formula="of:=WEEKDAY([.A168];2)" office:value-type="float" office:value="5" calcext:value-type="float">
            <text:p>5</text:p>
          </table:table-cell>
          <table:table-cell table:style-name="ce1" office:value-type="string" calcext:value-type="string">
            <text:p>WIOSNA</text:p>
          </table:table-cell>
          <table:table-cell table:formula="of:=IF([.D168] = &quot;ZIMA&quot;; 0.2; IF([.D168] = &quot;WIOSNA&quot;; 0.5; IF([.D168] = &quot;LATO&quot;; 0.9; 0.4)))" office:value-type="float" office:value="0.5" calcext:value-type="float">
            <text:p>0,5</text:p>
          </table:table-cell>
          <table:table-cell table:style-name="ce43" table:formula="of:=[.F167] + IF(AND([.B167]&lt;&gt;[.B168]; [.K167]&gt;= 2400);3;0)" office:value-type="float" office:value="10" calcext:value-type="float">
            <text:p>10</text:p>
          </table:table-cell>
          <table:table-cell table:formula="of:= IF([.C168] &lt; 6; [.$M$7] * FLOOR([.E168] * [.F168]); 0)" office:value-type="float" office:value="150" calcext:value-type="float">
            <text:p>150</text:p>
          </table:table-cell>
          <table:table-cell table:formula="of:=[.H167] + [.G168]" office:value-type="float" office:value="12960" calcext:value-type="float">
            <text:p>12960</text:p>
          </table:table-cell>
          <table:table-cell table:style-name="ce43" table:formula="of:=IF([.C168] = 7; [.F168] * 15; 0) + IF(AND([.B167]&lt;&gt;[.B168]; [.K167]&gt;= 2400);2400;0)" office:value-type="float" office:value="0" calcext:value-type="float">
            <text:p>0</text:p>
          </table:table-cell>
          <table:table-cell table:formula="of:=[.J167] + [.I168]" office:value-type="float" office:value="11600" calcext:value-type="float">
            <text:p>11600</text:p>
          </table:table-cell>
          <table:table-cell table:formula="of:=[.H168] - [.J168]" office:value-type="float" office:value="1360" calcext:value-type="float">
            <text:p>136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6-17" calcext:value-type="date">
            <text:p>17.06.2023</text:p>
          </table:table-cell>
          <table:table-cell table:style-name="ce43" table:formula="of:=MONTH([.A169])" office:value-type="float" office:value="6" calcext:value-type="float">
            <text:p>6</text:p>
          </table:table-cell>
          <table:table-cell table:formula="of:=WEEKDAY([.A169];2)" office:value-type="float" office:value="6" calcext:value-type="float">
            <text:p>6</text:p>
          </table:table-cell>
          <table:table-cell table:style-name="ce1" office:value-type="string" calcext:value-type="string">
            <text:p>WIOSNA</text:p>
          </table:table-cell>
          <table:table-cell table:formula="of:=IF([.D169] = &quot;ZIMA&quot;; 0.2; IF([.D169] = &quot;WIOSNA&quot;; 0.5; IF([.D169] = &quot;LATO&quot;; 0.9; 0.4)))" office:value-type="float" office:value="0.5" calcext:value-type="float">
            <text:p>0,5</text:p>
          </table:table-cell>
          <table:table-cell table:style-name="ce43" table:formula="of:=[.F168] + IF(AND([.B168]&lt;&gt;[.B169]; [.K168]&gt;= 2400);3;0)" office:value-type="float" office:value="10" calcext:value-type="float">
            <text:p>10</text:p>
          </table:table-cell>
          <table:table-cell table:formula="of:= IF([.C169] &lt; 6; [.$M$7] * FLOOR([.E169] * [.F169]); 0)" office:value-type="float" office:value="0" calcext:value-type="float">
            <text:p>0</text:p>
          </table:table-cell>
          <table:table-cell table:formula="of:=[.H168] + [.G169]" office:value-type="float" office:value="12960" calcext:value-type="float">
            <text:p>12960</text:p>
          </table:table-cell>
          <table:table-cell table:style-name="ce43" table:formula="of:=IF([.C169] = 7; [.F169] * 15; 0) + IF(AND([.B168]&lt;&gt;[.B169]; [.K168]&gt;= 2400);2400;0)" office:value-type="float" office:value="0" calcext:value-type="float">
            <text:p>0</text:p>
          </table:table-cell>
          <table:table-cell table:formula="of:=[.J168] + [.I169]" office:value-type="float" office:value="11600" calcext:value-type="float">
            <text:p>11600</text:p>
          </table:table-cell>
          <table:table-cell table:formula="of:=[.H169] - [.J169]" office:value-type="float" office:value="1360" calcext:value-type="float">
            <text:p>136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6-18" calcext:value-type="date">
            <text:p>18.06.2023</text:p>
          </table:table-cell>
          <table:table-cell table:style-name="ce43" table:formula="of:=MONTH([.A170])" office:value-type="float" office:value="6" calcext:value-type="float">
            <text:p>6</text:p>
          </table:table-cell>
          <table:table-cell table:formula="of:=WEEKDAY([.A170];2)" office:value-type="float" office:value="7" calcext:value-type="float">
            <text:p>7</text:p>
          </table:table-cell>
          <table:table-cell table:style-name="ce1" office:value-type="string" calcext:value-type="string">
            <text:p>WIOSNA</text:p>
          </table:table-cell>
          <table:table-cell table:formula="of:=IF([.D170] = &quot;ZIMA&quot;; 0.2; IF([.D170] = &quot;WIOSNA&quot;; 0.5; IF([.D170] = &quot;LATO&quot;; 0.9; 0.4)))" office:value-type="float" office:value="0.5" calcext:value-type="float">
            <text:p>0,5</text:p>
          </table:table-cell>
          <table:table-cell table:style-name="ce43" table:formula="of:=[.F169] + IF(AND([.B169]&lt;&gt;[.B170]; [.K169]&gt;= 2400);3;0)" office:value-type="float" office:value="10" calcext:value-type="float">
            <text:p>10</text:p>
          </table:table-cell>
          <table:table-cell table:formula="of:= IF([.C170] &lt; 6; [.$M$7] * FLOOR([.E170] * [.F170]); 0)" office:value-type="float" office:value="0" calcext:value-type="float">
            <text:p>0</text:p>
          </table:table-cell>
          <table:table-cell table:formula="of:=[.H169] + [.G170]" office:value-type="float" office:value="12960" calcext:value-type="float">
            <text:p>12960</text:p>
          </table:table-cell>
          <table:table-cell table:style-name="ce43" table:formula="of:=IF([.C170] = 7; [.F170] * 15; 0) + IF(AND([.B169]&lt;&gt;[.B170]; [.K169]&gt;= 2400);2400;0)" office:value-type="float" office:value="150" calcext:value-type="float">
            <text:p>150</text:p>
          </table:table-cell>
          <table:table-cell table:formula="of:=[.J169] + [.I170]" office:value-type="float" office:value="11750" calcext:value-type="float">
            <text:p>11750</text:p>
          </table:table-cell>
          <table:table-cell table:formula="of:=[.H170] - [.J170]" office:value-type="float" office:value="1210" calcext:value-type="float">
            <text:p>121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6-19" calcext:value-type="date">
            <text:p>19.06.2023</text:p>
          </table:table-cell>
          <table:table-cell table:style-name="ce43" table:formula="of:=MONTH([.A171])" office:value-type="float" office:value="6" calcext:value-type="float">
            <text:p>6</text:p>
          </table:table-cell>
          <table:table-cell table:formula="of:=WEEKDAY([.A171];2)" office:value-type="float" office:value="1" calcext:value-type="float">
            <text:p>1</text:p>
          </table:table-cell>
          <table:table-cell table:style-name="ce1" office:value-type="string" calcext:value-type="string">
            <text:p>WIOSNA</text:p>
          </table:table-cell>
          <table:table-cell table:formula="of:=IF([.D171] = &quot;ZIMA&quot;; 0.2; IF([.D171] = &quot;WIOSNA&quot;; 0.5; IF([.D171] = &quot;LATO&quot;; 0.9; 0.4)))" office:value-type="float" office:value="0.5" calcext:value-type="float">
            <text:p>0,5</text:p>
          </table:table-cell>
          <table:table-cell table:style-name="ce43" table:formula="of:=[.F170] + IF(AND([.B170]&lt;&gt;[.B171]; [.K170]&gt;= 2400);3;0)" office:value-type="float" office:value="10" calcext:value-type="float">
            <text:p>10</text:p>
          </table:table-cell>
          <table:table-cell table:formula="of:= IF([.C171] &lt; 6; [.$M$7] * FLOOR([.E171] * [.F171]); 0)" office:value-type="float" office:value="150" calcext:value-type="float">
            <text:p>150</text:p>
          </table:table-cell>
          <table:table-cell table:formula="of:=[.H170] + [.G171]" office:value-type="float" office:value="13110" calcext:value-type="float">
            <text:p>13110</text:p>
          </table:table-cell>
          <table:table-cell table:style-name="ce43" table:formula="of:=IF([.C171] = 7; [.F171] * 15; 0) + IF(AND([.B170]&lt;&gt;[.B171]; [.K170]&gt;= 2400);2400;0)" office:value-type="float" office:value="0" calcext:value-type="float">
            <text:p>0</text:p>
          </table:table-cell>
          <table:table-cell table:formula="of:=[.J170] + [.I171]" office:value-type="float" office:value="11750" calcext:value-type="float">
            <text:p>11750</text:p>
          </table:table-cell>
          <table:table-cell table:formula="of:=[.H171] - [.J171]" office:value-type="float" office:value="1360" calcext:value-type="float">
            <text:p>136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6-20" calcext:value-type="date">
            <text:p>20.06.2023</text:p>
          </table:table-cell>
          <table:table-cell table:style-name="ce43" table:formula="of:=MONTH([.A172])" office:value-type="float" office:value="6" calcext:value-type="float">
            <text:p>6</text:p>
          </table:table-cell>
          <table:table-cell table:formula="of:=WEEKDAY([.A172];2)" office:value-type="float" office:value="2" calcext:value-type="float">
            <text:p>2</text:p>
          </table:table-cell>
          <table:table-cell table:style-name="ce1" office:value-type="string" calcext:value-type="string">
            <text:p>WIOSNA</text:p>
          </table:table-cell>
          <table:table-cell table:formula="of:=IF([.D172] = &quot;ZIMA&quot;; 0.2; IF([.D172] = &quot;WIOSNA&quot;; 0.5; IF([.D172] = &quot;LATO&quot;; 0.9; 0.4)))" office:value-type="float" office:value="0.5" calcext:value-type="float">
            <text:p>0,5</text:p>
          </table:table-cell>
          <table:table-cell table:style-name="ce43" table:formula="of:=[.F171] + IF(AND([.B171]&lt;&gt;[.B172]; [.K171]&gt;= 2400);3;0)" office:value-type="float" office:value="10" calcext:value-type="float">
            <text:p>10</text:p>
          </table:table-cell>
          <table:table-cell table:formula="of:= IF([.C172] &lt; 6; [.$M$7] * FLOOR([.E172] * [.F172]); 0)" office:value-type="float" office:value="150" calcext:value-type="float">
            <text:p>150</text:p>
          </table:table-cell>
          <table:table-cell table:formula="of:=[.H171] + [.G172]" office:value-type="float" office:value="13260" calcext:value-type="float">
            <text:p>13260</text:p>
          </table:table-cell>
          <table:table-cell table:style-name="ce43" table:formula="of:=IF([.C172] = 7; [.F172] * 15; 0) + IF(AND([.B171]&lt;&gt;[.B172]; [.K171]&gt;= 2400);2400;0)" office:value-type="float" office:value="0" calcext:value-type="float">
            <text:p>0</text:p>
          </table:table-cell>
          <table:table-cell table:formula="of:=[.J171] + [.I172]" office:value-type="float" office:value="11750" calcext:value-type="float">
            <text:p>11750</text:p>
          </table:table-cell>
          <table:table-cell table:formula="of:=[.H172] - [.J172]" office:value-type="float" office:value="1510" calcext:value-type="float">
            <text:p>151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6-21" calcext:value-type="date">
            <text:p>21.06.2023</text:p>
          </table:table-cell>
          <table:table-cell table:style-name="ce43" table:formula="of:=MONTH([.A173])" office:value-type="float" office:value="6" calcext:value-type="float">
            <text:p>6</text:p>
          </table:table-cell>
          <table:table-cell table:formula="of:=WEEKDAY([.A173];2)" office:value-type="float" office:value="3" calcext:value-type="float">
            <text:p>3</text:p>
          </table:table-cell>
          <table:table-cell table:style-name="ce1" office:value-type="string" calcext:value-type="string">
            <text:p>LATO</text:p>
          </table:table-cell>
          <table:table-cell table:formula="of:=IF([.D173] = &quot;ZIMA&quot;; 0.2; IF([.D173] = &quot;WIOSNA&quot;; 0.5; IF([.D173] = &quot;LATO&quot;; 0.9; 0.4)))" office:value-type="float" office:value="0.9" calcext:value-type="float">
            <text:p>0,9</text:p>
          </table:table-cell>
          <table:table-cell table:style-name="ce43" table:formula="of:=[.F172] + IF(AND([.B172]&lt;&gt;[.B173]; [.K172]&gt;= 2400);3;0)" office:value-type="float" office:value="10" calcext:value-type="float">
            <text:p>10</text:p>
          </table:table-cell>
          <table:table-cell table:formula="of:= IF([.C173] &lt; 6; [.$M$7] * FLOOR([.E173] * [.F173]); 0)" office:value-type="float" office:value="270" calcext:value-type="float">
            <text:p>270</text:p>
          </table:table-cell>
          <table:table-cell table:formula="of:=[.H172] + [.G173]" office:value-type="float" office:value="13530" calcext:value-type="float">
            <text:p>13530</text:p>
          </table:table-cell>
          <table:table-cell table:style-name="ce43" table:formula="of:=IF([.C173] = 7; [.F173] * 15; 0) + IF(AND([.B172]&lt;&gt;[.B173]; [.K172]&gt;= 2400);2400;0)" office:value-type="float" office:value="0" calcext:value-type="float">
            <text:p>0</text:p>
          </table:table-cell>
          <table:table-cell table:formula="of:=[.J172] + [.I173]" office:value-type="float" office:value="11750" calcext:value-type="float">
            <text:p>11750</text:p>
          </table:table-cell>
          <table:table-cell table:formula="of:=[.H173] - [.J173]" office:value-type="float" office:value="1780" calcext:value-type="float">
            <text:p>178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6-22" calcext:value-type="date">
            <text:p>22.06.2023</text:p>
          </table:table-cell>
          <table:table-cell table:style-name="ce43" table:formula="of:=MONTH([.A174])" office:value-type="float" office:value="6" calcext:value-type="float">
            <text:p>6</text:p>
          </table:table-cell>
          <table:table-cell table:formula="of:=WEEKDAY([.A174];2)" office:value-type="float" office:value="4" calcext:value-type="float">
            <text:p>4</text:p>
          </table:table-cell>
          <table:table-cell table:style-name="ce1" office:value-type="string" calcext:value-type="string">
            <text:p>LATO</text:p>
          </table:table-cell>
          <table:table-cell table:formula="of:=IF([.D174] = &quot;ZIMA&quot;; 0.2; IF([.D174] = &quot;WIOSNA&quot;; 0.5; IF([.D174] = &quot;LATO&quot;; 0.9; 0.4)))" office:value-type="float" office:value="0.9" calcext:value-type="float">
            <text:p>0,9</text:p>
          </table:table-cell>
          <table:table-cell table:style-name="ce43" table:formula="of:=[.F173] + IF(AND([.B173]&lt;&gt;[.B174]; [.K173]&gt;= 2400);3;0)" office:value-type="float" office:value="10" calcext:value-type="float">
            <text:p>10</text:p>
          </table:table-cell>
          <table:table-cell table:formula="of:= IF([.C174] &lt; 6; [.$M$7] * FLOOR([.E174] * [.F174]); 0)" office:value-type="float" office:value="270" calcext:value-type="float">
            <text:p>270</text:p>
          </table:table-cell>
          <table:table-cell table:formula="of:=[.H173] + [.G174]" office:value-type="float" office:value="13800" calcext:value-type="float">
            <text:p>13800</text:p>
          </table:table-cell>
          <table:table-cell table:style-name="ce43" table:formula="of:=IF([.C174] = 7; [.F174] * 15; 0) + IF(AND([.B173]&lt;&gt;[.B174]; [.K173]&gt;= 2400);2400;0)" office:value-type="float" office:value="0" calcext:value-type="float">
            <text:p>0</text:p>
          </table:table-cell>
          <table:table-cell table:formula="of:=[.J173] + [.I174]" office:value-type="float" office:value="11750" calcext:value-type="float">
            <text:p>11750</text:p>
          </table:table-cell>
          <table:table-cell table:formula="of:=[.H174] - [.J174]" office:value-type="float" office:value="2050" calcext:value-type="float">
            <text:p>205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6-23" calcext:value-type="date">
            <text:p>23.06.2023</text:p>
          </table:table-cell>
          <table:table-cell table:style-name="ce43" table:formula="of:=MONTH([.A175])" office:value-type="float" office:value="6" calcext:value-type="float">
            <text:p>6</text:p>
          </table:table-cell>
          <table:table-cell table:formula="of:=WEEKDAY([.A175];2)" office:value-type="float" office:value="5" calcext:value-type="float">
            <text:p>5</text:p>
          </table:table-cell>
          <table:table-cell table:style-name="ce1" office:value-type="string" calcext:value-type="string">
            <text:p>LATO</text:p>
          </table:table-cell>
          <table:table-cell table:formula="of:=IF([.D175] = &quot;ZIMA&quot;; 0.2; IF([.D175] = &quot;WIOSNA&quot;; 0.5; IF([.D175] = &quot;LATO&quot;; 0.9; 0.4)))" office:value-type="float" office:value="0.9" calcext:value-type="float">
            <text:p>0,9</text:p>
          </table:table-cell>
          <table:table-cell table:style-name="ce43" table:formula="of:=[.F174] + IF(AND([.B174]&lt;&gt;[.B175]; [.K174]&gt;= 2400);3;0)" office:value-type="float" office:value="10" calcext:value-type="float">
            <text:p>10</text:p>
          </table:table-cell>
          <table:table-cell table:formula="of:= IF([.C175] &lt; 6; [.$M$7] * FLOOR([.E175] * [.F175]); 0)" office:value-type="float" office:value="270" calcext:value-type="float">
            <text:p>270</text:p>
          </table:table-cell>
          <table:table-cell table:formula="of:=[.H174] + [.G175]" office:value-type="float" office:value="14070" calcext:value-type="float">
            <text:p>14070</text:p>
          </table:table-cell>
          <table:table-cell table:style-name="ce43" table:formula="of:=IF([.C175] = 7; [.F175] * 15; 0) + IF(AND([.B174]&lt;&gt;[.B175]; [.K174]&gt;= 2400);2400;0)" office:value-type="float" office:value="0" calcext:value-type="float">
            <text:p>0</text:p>
          </table:table-cell>
          <table:table-cell table:formula="of:=[.J174] + [.I175]" office:value-type="float" office:value="11750" calcext:value-type="float">
            <text:p>11750</text:p>
          </table:table-cell>
          <table:table-cell table:formula="of:=[.H175] - [.J175]" office:value-type="float" office:value="2320" calcext:value-type="float">
            <text:p>232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6-24" calcext:value-type="date">
            <text:p>24.06.2023</text:p>
          </table:table-cell>
          <table:table-cell table:style-name="ce43" table:formula="of:=MONTH([.A176])" office:value-type="float" office:value="6" calcext:value-type="float">
            <text:p>6</text:p>
          </table:table-cell>
          <table:table-cell table:formula="of:=WEEKDAY([.A176];2)" office:value-type="float" office:value="6" calcext:value-type="float">
            <text:p>6</text:p>
          </table:table-cell>
          <table:table-cell table:style-name="ce1" office:value-type="string" calcext:value-type="string">
            <text:p>LATO</text:p>
          </table:table-cell>
          <table:table-cell table:formula="of:=IF([.D176] = &quot;ZIMA&quot;; 0.2; IF([.D176] = &quot;WIOSNA&quot;; 0.5; IF([.D176] = &quot;LATO&quot;; 0.9; 0.4)))" office:value-type="float" office:value="0.9" calcext:value-type="float">
            <text:p>0,9</text:p>
          </table:table-cell>
          <table:table-cell table:style-name="ce43" table:formula="of:=[.F175] + IF(AND([.B175]&lt;&gt;[.B176]; [.K175]&gt;= 2400);3;0)" office:value-type="float" office:value="10" calcext:value-type="float">
            <text:p>10</text:p>
          </table:table-cell>
          <table:table-cell table:formula="of:= IF([.C176] &lt; 6; [.$M$7] * FLOOR([.E176] * [.F176]); 0)" office:value-type="float" office:value="0" calcext:value-type="float">
            <text:p>0</text:p>
          </table:table-cell>
          <table:table-cell table:formula="of:=[.H175] + [.G176]" office:value-type="float" office:value="14070" calcext:value-type="float">
            <text:p>14070</text:p>
          </table:table-cell>
          <table:table-cell table:style-name="ce43" table:formula="of:=IF([.C176] = 7; [.F176] * 15; 0) + IF(AND([.B175]&lt;&gt;[.B176]; [.K175]&gt;= 2400);2400;0)" office:value-type="float" office:value="0" calcext:value-type="float">
            <text:p>0</text:p>
          </table:table-cell>
          <table:table-cell table:formula="of:=[.J175] + [.I176]" office:value-type="float" office:value="11750" calcext:value-type="float">
            <text:p>11750</text:p>
          </table:table-cell>
          <table:table-cell table:formula="of:=[.H176] - [.J176]" office:value-type="float" office:value="2320" calcext:value-type="float">
            <text:p>232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6-25" calcext:value-type="date">
            <text:p>25.06.2023</text:p>
          </table:table-cell>
          <table:table-cell table:style-name="ce43" table:formula="of:=MONTH([.A177])" office:value-type="float" office:value="6" calcext:value-type="float">
            <text:p>6</text:p>
          </table:table-cell>
          <table:table-cell table:formula="of:=WEEKDAY([.A177];2)" office:value-type="float" office:value="7" calcext:value-type="float">
            <text:p>7</text:p>
          </table:table-cell>
          <table:table-cell table:style-name="ce1" office:value-type="string" calcext:value-type="string">
            <text:p>LATO</text:p>
          </table:table-cell>
          <table:table-cell table:formula="of:=IF([.D177] = &quot;ZIMA&quot;; 0.2; IF([.D177] = &quot;WIOSNA&quot;; 0.5; IF([.D177] = &quot;LATO&quot;; 0.9; 0.4)))" office:value-type="float" office:value="0.9" calcext:value-type="float">
            <text:p>0,9</text:p>
          </table:table-cell>
          <table:table-cell table:style-name="ce43" table:formula="of:=[.F176] + IF(AND([.B176]&lt;&gt;[.B177]; [.K176]&gt;= 2400);3;0)" office:value-type="float" office:value="10" calcext:value-type="float">
            <text:p>10</text:p>
          </table:table-cell>
          <table:table-cell table:formula="of:= IF([.C177] &lt; 6; [.$M$7] * FLOOR([.E177] * [.F177]); 0)" office:value-type="float" office:value="0" calcext:value-type="float">
            <text:p>0</text:p>
          </table:table-cell>
          <table:table-cell table:formula="of:=[.H176] + [.G177]" office:value-type="float" office:value="14070" calcext:value-type="float">
            <text:p>14070</text:p>
          </table:table-cell>
          <table:table-cell table:style-name="ce43" table:formula="of:=IF([.C177] = 7; [.F177] * 15; 0) + IF(AND([.B176]&lt;&gt;[.B177]; [.K176]&gt;= 2400);2400;0)" office:value-type="float" office:value="150" calcext:value-type="float">
            <text:p>150</text:p>
          </table:table-cell>
          <table:table-cell table:formula="of:=[.J176] + [.I177]" office:value-type="float" office:value="11900" calcext:value-type="float">
            <text:p>11900</text:p>
          </table:table-cell>
          <table:table-cell table:formula="of:=[.H177] - [.J177]" office:value-type="float" office:value="2170" calcext:value-type="float">
            <text:p>217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6-26" calcext:value-type="date">
            <text:p>26.06.2023</text:p>
          </table:table-cell>
          <table:table-cell table:style-name="ce43" table:formula="of:=MONTH([.A178])" office:value-type="float" office:value="6" calcext:value-type="float">
            <text:p>6</text:p>
          </table:table-cell>
          <table:table-cell table:formula="of:=WEEKDAY([.A178];2)" office:value-type="float" office:value="1" calcext:value-type="float">
            <text:p>1</text:p>
          </table:table-cell>
          <table:table-cell table:style-name="ce1" office:value-type="string" calcext:value-type="string">
            <text:p>LATO</text:p>
          </table:table-cell>
          <table:table-cell table:formula="of:=IF([.D178] = &quot;ZIMA&quot;; 0.2; IF([.D178] = &quot;WIOSNA&quot;; 0.5; IF([.D178] = &quot;LATO&quot;; 0.9; 0.4)))" office:value-type="float" office:value="0.9" calcext:value-type="float">
            <text:p>0,9</text:p>
          </table:table-cell>
          <table:table-cell table:style-name="ce43" table:formula="of:=[.F177] + IF(AND([.B177]&lt;&gt;[.B178]; [.K177]&gt;= 2400);3;0)" office:value-type="float" office:value="10" calcext:value-type="float">
            <text:p>10</text:p>
          </table:table-cell>
          <table:table-cell table:formula="of:= IF([.C178] &lt; 6; [.$M$7] * FLOOR([.E178] * [.F178]); 0)" office:value-type="float" office:value="270" calcext:value-type="float">
            <text:p>270</text:p>
          </table:table-cell>
          <table:table-cell table:formula="of:=[.H177] + [.G178]" office:value-type="float" office:value="14340" calcext:value-type="float">
            <text:p>14340</text:p>
          </table:table-cell>
          <table:table-cell table:style-name="ce43" table:formula="of:=IF([.C178] = 7; [.F178] * 15; 0) + IF(AND([.B177]&lt;&gt;[.B178]; [.K177]&gt;= 2400);2400;0)" office:value-type="float" office:value="0" calcext:value-type="float">
            <text:p>0</text:p>
          </table:table-cell>
          <table:table-cell table:formula="of:=[.J177] + [.I178]" office:value-type="float" office:value="11900" calcext:value-type="float">
            <text:p>11900</text:p>
          </table:table-cell>
          <table:table-cell table:formula="of:=[.H178] - [.J178]" office:value-type="float" office:value="2440" calcext:value-type="float">
            <text:p>244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6-27" calcext:value-type="date">
            <text:p>27.06.2023</text:p>
          </table:table-cell>
          <table:table-cell table:style-name="ce43" table:formula="of:=MONTH([.A179])" office:value-type="float" office:value="6" calcext:value-type="float">
            <text:p>6</text:p>
          </table:table-cell>
          <table:table-cell table:formula="of:=WEEKDAY([.A179];2)" office:value-type="float" office:value="2" calcext:value-type="float">
            <text:p>2</text:p>
          </table:table-cell>
          <table:table-cell table:style-name="ce1" office:value-type="string" calcext:value-type="string">
            <text:p>LATO</text:p>
          </table:table-cell>
          <table:table-cell table:formula="of:=IF([.D179] = &quot;ZIMA&quot;; 0.2; IF([.D179] = &quot;WIOSNA&quot;; 0.5; IF([.D179] = &quot;LATO&quot;; 0.9; 0.4)))" office:value-type="float" office:value="0.9" calcext:value-type="float">
            <text:p>0,9</text:p>
          </table:table-cell>
          <table:table-cell table:style-name="ce43" table:formula="of:=[.F178] + IF(AND([.B178]&lt;&gt;[.B179]; [.K178]&gt;= 2400);3;0)" office:value-type="float" office:value="10" calcext:value-type="float">
            <text:p>10</text:p>
          </table:table-cell>
          <table:table-cell table:formula="of:= IF([.C179] &lt; 6; [.$M$7] * FLOOR([.E179] * [.F179]); 0)" office:value-type="float" office:value="270" calcext:value-type="float">
            <text:p>270</text:p>
          </table:table-cell>
          <table:table-cell table:formula="of:=[.H178] + [.G179]" office:value-type="float" office:value="14610" calcext:value-type="float">
            <text:p>14610</text:p>
          </table:table-cell>
          <table:table-cell table:style-name="ce43" table:formula="of:=IF([.C179] = 7; [.F179] * 15; 0) + IF(AND([.B178]&lt;&gt;[.B179]; [.K178]&gt;= 2400);2400;0)" office:value-type="float" office:value="0" calcext:value-type="float">
            <text:p>0</text:p>
          </table:table-cell>
          <table:table-cell table:formula="of:=[.J178] + [.I179]" office:value-type="float" office:value="11900" calcext:value-type="float">
            <text:p>11900</text:p>
          </table:table-cell>
          <table:table-cell table:formula="of:=[.H179] - [.J179]" office:value-type="float" office:value="2710" calcext:value-type="float">
            <text:p>271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6-28" calcext:value-type="date">
            <text:p>28.06.2023</text:p>
          </table:table-cell>
          <table:table-cell table:style-name="ce43" table:formula="of:=MONTH([.A180])" office:value-type="float" office:value="6" calcext:value-type="float">
            <text:p>6</text:p>
          </table:table-cell>
          <table:table-cell table:formula="of:=WEEKDAY([.A180];2)" office:value-type="float" office:value="3" calcext:value-type="float">
            <text:p>3</text:p>
          </table:table-cell>
          <table:table-cell table:style-name="ce1" office:value-type="string" calcext:value-type="string">
            <text:p>LATO</text:p>
          </table:table-cell>
          <table:table-cell table:formula="of:=IF([.D180] = &quot;ZIMA&quot;; 0.2; IF([.D180] = &quot;WIOSNA&quot;; 0.5; IF([.D180] = &quot;LATO&quot;; 0.9; 0.4)))" office:value-type="float" office:value="0.9" calcext:value-type="float">
            <text:p>0,9</text:p>
          </table:table-cell>
          <table:table-cell table:style-name="ce43" table:formula="of:=[.F179] + IF(AND([.B179]&lt;&gt;[.B180]; [.K179]&gt;= 2400);3;0)" office:value-type="float" office:value="10" calcext:value-type="float">
            <text:p>10</text:p>
          </table:table-cell>
          <table:table-cell table:formula="of:= IF([.C180] &lt; 6; [.$M$7] * FLOOR([.E180] * [.F180]); 0)" office:value-type="float" office:value="270" calcext:value-type="float">
            <text:p>270</text:p>
          </table:table-cell>
          <table:table-cell table:formula="of:=[.H179] + [.G180]" office:value-type="float" office:value="14880" calcext:value-type="float">
            <text:p>14880</text:p>
          </table:table-cell>
          <table:table-cell table:style-name="ce43" table:formula="of:=IF([.C180] = 7; [.F180] * 15; 0) + IF(AND([.B179]&lt;&gt;[.B180]; [.K179]&gt;= 2400);2400;0)" office:value-type="float" office:value="0" calcext:value-type="float">
            <text:p>0</text:p>
          </table:table-cell>
          <table:table-cell table:formula="of:=[.J179] + [.I180]" office:value-type="float" office:value="11900" calcext:value-type="float">
            <text:p>11900</text:p>
          </table:table-cell>
          <table:table-cell table:formula="of:=[.H180] - [.J180]" office:value-type="float" office:value="2980" calcext:value-type="float">
            <text:p>298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6-29" calcext:value-type="date">
            <text:p>29.06.2023</text:p>
          </table:table-cell>
          <table:table-cell table:style-name="ce43" table:formula="of:=MONTH([.A181])" office:value-type="float" office:value="6" calcext:value-type="float">
            <text:p>6</text:p>
          </table:table-cell>
          <table:table-cell table:formula="of:=WEEKDAY([.A181];2)" office:value-type="float" office:value="4" calcext:value-type="float">
            <text:p>4</text:p>
          </table:table-cell>
          <table:table-cell table:style-name="ce1" office:value-type="string" calcext:value-type="string">
            <text:p>LATO</text:p>
          </table:table-cell>
          <table:table-cell table:formula="of:=IF([.D181] = &quot;ZIMA&quot;; 0.2; IF([.D181] = &quot;WIOSNA&quot;; 0.5; IF([.D181] = &quot;LATO&quot;; 0.9; 0.4)))" office:value-type="float" office:value="0.9" calcext:value-type="float">
            <text:p>0,9</text:p>
          </table:table-cell>
          <table:table-cell table:style-name="ce43" table:formula="of:=[.F180] + IF(AND([.B180]&lt;&gt;[.B181]; [.K180]&gt;= 2400);3;0)" office:value-type="float" office:value="10" calcext:value-type="float">
            <text:p>10</text:p>
          </table:table-cell>
          <table:table-cell table:formula="of:= IF([.C181] &lt; 6; [.$M$7] * FLOOR([.E181] * [.F181]); 0)" office:value-type="float" office:value="270" calcext:value-type="float">
            <text:p>270</text:p>
          </table:table-cell>
          <table:table-cell table:formula="of:=[.H180] + [.G181]" office:value-type="float" office:value="15150" calcext:value-type="float">
            <text:p>15150</text:p>
          </table:table-cell>
          <table:table-cell table:style-name="ce43" table:formula="of:=IF([.C181] = 7; [.F181] * 15; 0) + IF(AND([.B180]&lt;&gt;[.B181]; [.K180]&gt;= 2400);2400;0)" office:value-type="float" office:value="0" calcext:value-type="float">
            <text:p>0</text:p>
          </table:table-cell>
          <table:table-cell table:formula="of:=[.J180] + [.I181]" office:value-type="float" office:value="11900" calcext:value-type="float">
            <text:p>11900</text:p>
          </table:table-cell>
          <table:table-cell table:formula="of:=[.H181] - [.J181]" office:value-type="float" office:value="3250" calcext:value-type="float">
            <text:p>325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6-30" calcext:value-type="date">
            <text:p>30.06.2023</text:p>
          </table:table-cell>
          <table:table-cell table:style-name="ce43" table:formula="of:=MONTH([.A182])" office:value-type="float" office:value="6" calcext:value-type="float">
            <text:p>6</text:p>
          </table:table-cell>
          <table:table-cell table:formula="of:=WEEKDAY([.A182];2)" office:value-type="float" office:value="5" calcext:value-type="float">
            <text:p>5</text:p>
          </table:table-cell>
          <table:table-cell table:style-name="ce1" office:value-type="string" calcext:value-type="string">
            <text:p>LATO</text:p>
          </table:table-cell>
          <table:table-cell table:formula="of:=IF([.D182] = &quot;ZIMA&quot;; 0.2; IF([.D182] = &quot;WIOSNA&quot;; 0.5; IF([.D182] = &quot;LATO&quot;; 0.9; 0.4)))" office:value-type="float" office:value="0.9" calcext:value-type="float">
            <text:p>0,9</text:p>
          </table:table-cell>
          <table:table-cell table:style-name="ce43" table:formula="of:=[.F181] + IF(AND([.B181]&lt;&gt;[.B182]; [.K181]&gt;= 2400);3;0)" office:value-type="float" office:value="10" calcext:value-type="float">
            <text:p>10</text:p>
          </table:table-cell>
          <table:table-cell table:formula="of:= IF([.C182] &lt; 6; [.$M$7] * FLOOR([.E182] * [.F182]); 0)" office:value-type="float" office:value="270" calcext:value-type="float">
            <text:p>270</text:p>
          </table:table-cell>
          <table:table-cell table:formula="of:=[.H181] + [.G182]" office:value-type="float" office:value="15420" calcext:value-type="float">
            <text:p>15420</text:p>
          </table:table-cell>
          <table:table-cell table:style-name="ce43" table:formula="of:=IF([.C182] = 7; [.F182] * 15; 0) + IF(AND([.B181]&lt;&gt;[.B182]; [.K181]&gt;= 2400);2400;0)" office:value-type="float" office:value="0" calcext:value-type="float">
            <text:p>0</text:p>
          </table:table-cell>
          <table:table-cell table:formula="of:=[.J181] + [.I182]" office:value-type="float" office:value="11900" calcext:value-type="float">
            <text:p>11900</text:p>
          </table:table-cell>
          <table:table-cell table:formula="of:=[.H182] - [.J182]" office:value-type="float" office:value="3520" calcext:value-type="float">
            <text:p>352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7-01" calcext:value-type="date">
            <text:p>1.07.2023</text:p>
          </table:table-cell>
          <table:table-cell table:style-name="ce43" table:formula="of:=MONTH([.A183])" office:value-type="float" office:value="7" calcext:value-type="float">
            <text:p>7</text:p>
          </table:table-cell>
          <table:table-cell table:formula="of:=WEEKDAY([.A183];2)" office:value-type="float" office:value="6" calcext:value-type="float">
            <text:p>6</text:p>
          </table:table-cell>
          <table:table-cell table:style-name="ce1" office:value-type="string" calcext:value-type="string">
            <text:p>LATO</text:p>
          </table:table-cell>
          <table:table-cell table:formula="of:=IF([.D183] = &quot;ZIMA&quot;; 0.2; IF([.D183] = &quot;WIOSNA&quot;; 0.5; IF([.D183] = &quot;LATO&quot;; 0.9; 0.4)))" office:value-type="float" office:value="0.9" calcext:value-type="float">
            <text:p>0,9</text:p>
          </table:table-cell>
          <table:table-cell table:style-name="ce43" table:formula="of:=[.F182] + IF(AND([.B182]&lt;&gt;[.B183]; [.K182]&gt;= 2400);3;0)" office:value-type="float" office:value="13" calcext:value-type="float">
            <text:p>13</text:p>
          </table:table-cell>
          <table:table-cell table:formula="of:= IF([.C183] &lt; 6; [.$M$7] * FLOOR([.E183] * [.F183]); 0)" office:value-type="float" office:value="0" calcext:value-type="float">
            <text:p>0</text:p>
          </table:table-cell>
          <table:table-cell table:formula="of:=[.H182] + [.G183]" office:value-type="float" office:value="15420" calcext:value-type="float">
            <text:p>15420</text:p>
          </table:table-cell>
          <table:table-cell table:style-name="ce43" table:formula="of:=IF([.C183] = 7; [.F183] * 15; 0) + IF(AND([.B182]&lt;&gt;[.B183]; [.K182]&gt;= 2400);2400;0)" office:value-type="float" office:value="2400" calcext:value-type="float">
            <text:p>2400</text:p>
          </table:table-cell>
          <table:table-cell table:formula="of:=[.J182] + [.I183]" office:value-type="float" office:value="14300" calcext:value-type="float">
            <text:p>14300</text:p>
          </table:table-cell>
          <table:table-cell table:formula="of:=[.H183] - [.J183]" office:value-type="float" office:value="1120" calcext:value-type="float">
            <text:p>112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7-02" calcext:value-type="date">
            <text:p>2.07.2023</text:p>
          </table:table-cell>
          <table:table-cell table:style-name="ce43" table:formula="of:=MONTH([.A184])" office:value-type="float" office:value="7" calcext:value-type="float">
            <text:p>7</text:p>
          </table:table-cell>
          <table:table-cell table:formula="of:=WEEKDAY([.A184];2)" office:value-type="float" office:value="7" calcext:value-type="float">
            <text:p>7</text:p>
          </table:table-cell>
          <table:table-cell table:style-name="ce1" office:value-type="string" calcext:value-type="string">
            <text:p>LATO</text:p>
          </table:table-cell>
          <table:table-cell table:formula="of:=IF([.D184] = &quot;ZIMA&quot;; 0.2; IF([.D184] = &quot;WIOSNA&quot;; 0.5; IF([.D184] = &quot;LATO&quot;; 0.9; 0.4)))" office:value-type="float" office:value="0.9" calcext:value-type="float">
            <text:p>0,9</text:p>
          </table:table-cell>
          <table:table-cell table:style-name="ce43" table:formula="of:=[.F183] + IF(AND([.B183]&lt;&gt;[.B184]; [.K183]&gt;= 2400);3;0)" office:value-type="float" office:value="13" calcext:value-type="float">
            <text:p>13</text:p>
          </table:table-cell>
          <table:table-cell table:formula="of:= IF([.C184] &lt; 6; [.$M$7] * FLOOR([.E184] * [.F184]); 0)" office:value-type="float" office:value="0" calcext:value-type="float">
            <text:p>0</text:p>
          </table:table-cell>
          <table:table-cell table:formula="of:=[.H183] + [.G184]" office:value-type="float" office:value="15420" calcext:value-type="float">
            <text:p>15420</text:p>
          </table:table-cell>
          <table:table-cell table:style-name="ce43" table:formula="of:=IF([.C184] = 7; [.F184] * 15; 0) + IF(AND([.B183]&lt;&gt;[.B184]; [.K183]&gt;= 2400);2400;0)" office:value-type="float" office:value="195" calcext:value-type="float">
            <text:p>195</text:p>
          </table:table-cell>
          <table:table-cell table:formula="of:=[.J183] + [.I184]" office:value-type="float" office:value="14495" calcext:value-type="float">
            <text:p>14495</text:p>
          </table:table-cell>
          <table:table-cell table:formula="of:=[.H184] - [.J184]" office:value-type="float" office:value="925" calcext:value-type="float">
            <text:p>92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7-03" calcext:value-type="date">
            <text:p>3.07.2023</text:p>
          </table:table-cell>
          <table:table-cell table:style-name="ce43" table:formula="of:=MONTH([.A185])" office:value-type="float" office:value="7" calcext:value-type="float">
            <text:p>7</text:p>
          </table:table-cell>
          <table:table-cell table:formula="of:=WEEKDAY([.A185];2)" office:value-type="float" office:value="1" calcext:value-type="float">
            <text:p>1</text:p>
          </table:table-cell>
          <table:table-cell table:style-name="ce1" office:value-type="string" calcext:value-type="string">
            <text:p>LATO</text:p>
          </table:table-cell>
          <table:table-cell table:formula="of:=IF([.D185] = &quot;ZIMA&quot;; 0.2; IF([.D185] = &quot;WIOSNA&quot;; 0.5; IF([.D185] = &quot;LATO&quot;; 0.9; 0.4)))" office:value-type="float" office:value="0.9" calcext:value-type="float">
            <text:p>0,9</text:p>
          </table:table-cell>
          <table:table-cell table:style-name="ce43" table:formula="of:=[.F184] + IF(AND([.B184]&lt;&gt;[.B185]; [.K184]&gt;= 2400);3;0)" office:value-type="float" office:value="13" calcext:value-type="float">
            <text:p>13</text:p>
          </table:table-cell>
          <table:table-cell table:formula="of:= IF([.C185] &lt; 6; [.$M$7] * FLOOR([.E185] * [.F185]); 0)" office:value-type="float" office:value="330" calcext:value-type="float">
            <text:p>330</text:p>
          </table:table-cell>
          <table:table-cell table:formula="of:=[.H184] + [.G185]" office:value-type="float" office:value="15750" calcext:value-type="float">
            <text:p>15750</text:p>
          </table:table-cell>
          <table:table-cell table:style-name="ce43" table:formula="of:=IF([.C185] = 7; [.F185] * 15; 0) + IF(AND([.B184]&lt;&gt;[.B185]; [.K184]&gt;= 2400);2400;0)" office:value-type="float" office:value="0" calcext:value-type="float">
            <text:p>0</text:p>
          </table:table-cell>
          <table:table-cell table:formula="of:=[.J184] + [.I185]" office:value-type="float" office:value="14495" calcext:value-type="float">
            <text:p>14495</text:p>
          </table:table-cell>
          <table:table-cell table:formula="of:=[.H185] - [.J185]" office:value-type="float" office:value="1255" calcext:value-type="float">
            <text:p>125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7-04" calcext:value-type="date">
            <text:p>4.07.2023</text:p>
          </table:table-cell>
          <table:table-cell table:style-name="ce43" table:formula="of:=MONTH([.A186])" office:value-type="float" office:value="7" calcext:value-type="float">
            <text:p>7</text:p>
          </table:table-cell>
          <table:table-cell table:formula="of:=WEEKDAY([.A186];2)" office:value-type="float" office:value="2" calcext:value-type="float">
            <text:p>2</text:p>
          </table:table-cell>
          <table:table-cell table:style-name="ce1" office:value-type="string" calcext:value-type="string">
            <text:p>LATO</text:p>
          </table:table-cell>
          <table:table-cell table:formula="of:=IF([.D186] = &quot;ZIMA&quot;; 0.2; IF([.D186] = &quot;WIOSNA&quot;; 0.5; IF([.D186] = &quot;LATO&quot;; 0.9; 0.4)))" office:value-type="float" office:value="0.9" calcext:value-type="float">
            <text:p>0,9</text:p>
          </table:table-cell>
          <table:table-cell table:style-name="ce43" table:formula="of:=[.F185] + IF(AND([.B185]&lt;&gt;[.B186]; [.K185]&gt;= 2400);3;0)" office:value-type="float" office:value="13" calcext:value-type="float">
            <text:p>13</text:p>
          </table:table-cell>
          <table:table-cell table:formula="of:= IF([.C186] &lt; 6; [.$M$7] * FLOOR([.E186] * [.F186]); 0)" office:value-type="float" office:value="330" calcext:value-type="float">
            <text:p>330</text:p>
          </table:table-cell>
          <table:table-cell table:formula="of:=[.H185] + [.G186]" office:value-type="float" office:value="16080" calcext:value-type="float">
            <text:p>16080</text:p>
          </table:table-cell>
          <table:table-cell table:style-name="ce43" table:formula="of:=IF([.C186] = 7; [.F186] * 15; 0) + IF(AND([.B185]&lt;&gt;[.B186]; [.K185]&gt;= 2400);2400;0)" office:value-type="float" office:value="0" calcext:value-type="float">
            <text:p>0</text:p>
          </table:table-cell>
          <table:table-cell table:formula="of:=[.J185] + [.I186]" office:value-type="float" office:value="14495" calcext:value-type="float">
            <text:p>14495</text:p>
          </table:table-cell>
          <table:table-cell table:formula="of:=[.H186] - [.J186]" office:value-type="float" office:value="1585" calcext:value-type="float">
            <text:p>158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7-05" calcext:value-type="date">
            <text:p>5.07.2023</text:p>
          </table:table-cell>
          <table:table-cell table:style-name="ce43" table:formula="of:=MONTH([.A187])" office:value-type="float" office:value="7" calcext:value-type="float">
            <text:p>7</text:p>
          </table:table-cell>
          <table:table-cell table:formula="of:=WEEKDAY([.A187];2)" office:value-type="float" office:value="3" calcext:value-type="float">
            <text:p>3</text:p>
          </table:table-cell>
          <table:table-cell table:style-name="ce1" office:value-type="string" calcext:value-type="string">
            <text:p>LATO</text:p>
          </table:table-cell>
          <table:table-cell table:formula="of:=IF([.D187] = &quot;ZIMA&quot;; 0.2; IF([.D187] = &quot;WIOSNA&quot;; 0.5; IF([.D187] = &quot;LATO&quot;; 0.9; 0.4)))" office:value-type="float" office:value="0.9" calcext:value-type="float">
            <text:p>0,9</text:p>
          </table:table-cell>
          <table:table-cell table:style-name="ce43" table:formula="of:=[.F186] + IF(AND([.B186]&lt;&gt;[.B187]; [.K186]&gt;= 2400);3;0)" office:value-type="float" office:value="13" calcext:value-type="float">
            <text:p>13</text:p>
          </table:table-cell>
          <table:table-cell table:formula="of:= IF([.C187] &lt; 6; [.$M$7] * FLOOR([.E187] * [.F187]); 0)" office:value-type="float" office:value="330" calcext:value-type="float">
            <text:p>330</text:p>
          </table:table-cell>
          <table:table-cell table:formula="of:=[.H186] + [.G187]" office:value-type="float" office:value="16410" calcext:value-type="float">
            <text:p>16410</text:p>
          </table:table-cell>
          <table:table-cell table:style-name="ce43" table:formula="of:=IF([.C187] = 7; [.F187] * 15; 0) + IF(AND([.B186]&lt;&gt;[.B187]; [.K186]&gt;= 2400);2400;0)" office:value-type="float" office:value="0" calcext:value-type="float">
            <text:p>0</text:p>
          </table:table-cell>
          <table:table-cell table:formula="of:=[.J186] + [.I187]" office:value-type="float" office:value="14495" calcext:value-type="float">
            <text:p>14495</text:p>
          </table:table-cell>
          <table:table-cell table:formula="of:=[.H187] - [.J187]" office:value-type="float" office:value="1915" calcext:value-type="float">
            <text:p>191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7-06" calcext:value-type="date">
            <text:p>6.07.2023</text:p>
          </table:table-cell>
          <table:table-cell table:style-name="ce43" table:formula="of:=MONTH([.A188])" office:value-type="float" office:value="7" calcext:value-type="float">
            <text:p>7</text:p>
          </table:table-cell>
          <table:table-cell table:formula="of:=WEEKDAY([.A188];2)" office:value-type="float" office:value="4" calcext:value-type="float">
            <text:p>4</text:p>
          </table:table-cell>
          <table:table-cell table:style-name="ce1" office:value-type="string" calcext:value-type="string">
            <text:p>LATO</text:p>
          </table:table-cell>
          <table:table-cell table:formula="of:=IF([.D188] = &quot;ZIMA&quot;; 0.2; IF([.D188] = &quot;WIOSNA&quot;; 0.5; IF([.D188] = &quot;LATO&quot;; 0.9; 0.4)))" office:value-type="float" office:value="0.9" calcext:value-type="float">
            <text:p>0,9</text:p>
          </table:table-cell>
          <table:table-cell table:style-name="ce43" table:formula="of:=[.F187] + IF(AND([.B187]&lt;&gt;[.B188]; [.K187]&gt;= 2400);3;0)" office:value-type="float" office:value="13" calcext:value-type="float">
            <text:p>13</text:p>
          </table:table-cell>
          <table:table-cell table:formula="of:= IF([.C188] &lt; 6; [.$M$7] * FLOOR([.E188] * [.F188]); 0)" office:value-type="float" office:value="330" calcext:value-type="float">
            <text:p>330</text:p>
          </table:table-cell>
          <table:table-cell table:formula="of:=[.H187] + [.G188]" office:value-type="float" office:value="16740" calcext:value-type="float">
            <text:p>16740</text:p>
          </table:table-cell>
          <table:table-cell table:style-name="ce43" table:formula="of:=IF([.C188] = 7; [.F188] * 15; 0) + IF(AND([.B187]&lt;&gt;[.B188]; [.K187]&gt;= 2400);2400;0)" office:value-type="float" office:value="0" calcext:value-type="float">
            <text:p>0</text:p>
          </table:table-cell>
          <table:table-cell table:formula="of:=[.J187] + [.I188]" office:value-type="float" office:value="14495" calcext:value-type="float">
            <text:p>14495</text:p>
          </table:table-cell>
          <table:table-cell table:formula="of:=[.H188] - [.J188]" office:value-type="float" office:value="2245" calcext:value-type="float">
            <text:p>224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7-07" calcext:value-type="date">
            <text:p>7.07.2023</text:p>
          </table:table-cell>
          <table:table-cell table:style-name="ce43" table:formula="of:=MONTH([.A189])" office:value-type="float" office:value="7" calcext:value-type="float">
            <text:p>7</text:p>
          </table:table-cell>
          <table:table-cell table:formula="of:=WEEKDAY([.A189];2)" office:value-type="float" office:value="5" calcext:value-type="float">
            <text:p>5</text:p>
          </table:table-cell>
          <table:table-cell table:style-name="ce1" office:value-type="string" calcext:value-type="string">
            <text:p>LATO</text:p>
          </table:table-cell>
          <table:table-cell table:formula="of:=IF([.D189] = &quot;ZIMA&quot;; 0.2; IF([.D189] = &quot;WIOSNA&quot;; 0.5; IF([.D189] = &quot;LATO&quot;; 0.9; 0.4)))" office:value-type="float" office:value="0.9" calcext:value-type="float">
            <text:p>0,9</text:p>
          </table:table-cell>
          <table:table-cell table:style-name="ce43" table:formula="of:=[.F188] + IF(AND([.B188]&lt;&gt;[.B189]; [.K188]&gt;= 2400);3;0)" office:value-type="float" office:value="13" calcext:value-type="float">
            <text:p>13</text:p>
          </table:table-cell>
          <table:table-cell table:formula="of:= IF([.C189] &lt; 6; [.$M$7] * FLOOR([.E189] * [.F189]); 0)" office:value-type="float" office:value="330" calcext:value-type="float">
            <text:p>330</text:p>
          </table:table-cell>
          <table:table-cell table:formula="of:=[.H188] + [.G189]" office:value-type="float" office:value="17070" calcext:value-type="float">
            <text:p>17070</text:p>
          </table:table-cell>
          <table:table-cell table:style-name="ce43" table:formula="of:=IF([.C189] = 7; [.F189] * 15; 0) + IF(AND([.B188]&lt;&gt;[.B189]; [.K188]&gt;= 2400);2400;0)" office:value-type="float" office:value="0" calcext:value-type="float">
            <text:p>0</text:p>
          </table:table-cell>
          <table:table-cell table:formula="of:=[.J188] + [.I189]" office:value-type="float" office:value="14495" calcext:value-type="float">
            <text:p>14495</text:p>
          </table:table-cell>
          <table:table-cell table:formula="of:=[.H189] - [.J189]" office:value-type="float" office:value="2575" calcext:value-type="float">
            <text:p>257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7-08" calcext:value-type="date">
            <text:p>8.07.2023</text:p>
          </table:table-cell>
          <table:table-cell table:style-name="ce43" table:formula="of:=MONTH([.A190])" office:value-type="float" office:value="7" calcext:value-type="float">
            <text:p>7</text:p>
          </table:table-cell>
          <table:table-cell table:formula="of:=WEEKDAY([.A190];2)" office:value-type="float" office:value="6" calcext:value-type="float">
            <text:p>6</text:p>
          </table:table-cell>
          <table:table-cell table:style-name="ce1" office:value-type="string" calcext:value-type="string">
            <text:p>LATO</text:p>
          </table:table-cell>
          <table:table-cell table:formula="of:=IF([.D190] = &quot;ZIMA&quot;; 0.2; IF([.D190] = &quot;WIOSNA&quot;; 0.5; IF([.D190] = &quot;LATO&quot;; 0.9; 0.4)))" office:value-type="float" office:value="0.9" calcext:value-type="float">
            <text:p>0,9</text:p>
          </table:table-cell>
          <table:table-cell table:style-name="ce43" table:formula="of:=[.F189] + IF(AND([.B189]&lt;&gt;[.B190]; [.K189]&gt;= 2400);3;0)" office:value-type="float" office:value="13" calcext:value-type="float">
            <text:p>13</text:p>
          </table:table-cell>
          <table:table-cell table:formula="of:= IF([.C190] &lt; 6; [.$M$7] * FLOOR([.E190] * [.F190]); 0)" office:value-type="float" office:value="0" calcext:value-type="float">
            <text:p>0</text:p>
          </table:table-cell>
          <table:table-cell table:formula="of:=[.H189] + [.G190]" office:value-type="float" office:value="17070" calcext:value-type="float">
            <text:p>17070</text:p>
          </table:table-cell>
          <table:table-cell table:style-name="ce43" table:formula="of:=IF([.C190] = 7; [.F190] * 15; 0) + IF(AND([.B189]&lt;&gt;[.B190]; [.K189]&gt;= 2400);2400;0)" office:value-type="float" office:value="0" calcext:value-type="float">
            <text:p>0</text:p>
          </table:table-cell>
          <table:table-cell table:formula="of:=[.J189] + [.I190]" office:value-type="float" office:value="14495" calcext:value-type="float">
            <text:p>14495</text:p>
          </table:table-cell>
          <table:table-cell table:formula="of:=[.H190] - [.J190]" office:value-type="float" office:value="2575" calcext:value-type="float">
            <text:p>257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7-09" calcext:value-type="date">
            <text:p>9.07.2023</text:p>
          </table:table-cell>
          <table:table-cell table:style-name="ce43" table:formula="of:=MONTH([.A191])" office:value-type="float" office:value="7" calcext:value-type="float">
            <text:p>7</text:p>
          </table:table-cell>
          <table:table-cell table:formula="of:=WEEKDAY([.A191];2)" office:value-type="float" office:value="7" calcext:value-type="float">
            <text:p>7</text:p>
          </table:table-cell>
          <table:table-cell table:style-name="ce1" office:value-type="string" calcext:value-type="string">
            <text:p>LATO</text:p>
          </table:table-cell>
          <table:table-cell table:formula="of:=IF([.D191] = &quot;ZIMA&quot;; 0.2; IF([.D191] = &quot;WIOSNA&quot;; 0.5; IF([.D191] = &quot;LATO&quot;; 0.9; 0.4)))" office:value-type="float" office:value="0.9" calcext:value-type="float">
            <text:p>0,9</text:p>
          </table:table-cell>
          <table:table-cell table:style-name="ce43" table:formula="of:=[.F190] + IF(AND([.B190]&lt;&gt;[.B191]; [.K190]&gt;= 2400);3;0)" office:value-type="float" office:value="13" calcext:value-type="float">
            <text:p>13</text:p>
          </table:table-cell>
          <table:table-cell table:formula="of:= IF([.C191] &lt; 6; [.$M$7] * FLOOR([.E191] * [.F191]); 0)" office:value-type="float" office:value="0" calcext:value-type="float">
            <text:p>0</text:p>
          </table:table-cell>
          <table:table-cell table:formula="of:=[.H190] + [.G191]" office:value-type="float" office:value="17070" calcext:value-type="float">
            <text:p>17070</text:p>
          </table:table-cell>
          <table:table-cell table:style-name="ce43" table:formula="of:=IF([.C191] = 7; [.F191] * 15; 0) + IF(AND([.B190]&lt;&gt;[.B191]; [.K190]&gt;= 2400);2400;0)" office:value-type="float" office:value="195" calcext:value-type="float">
            <text:p>195</text:p>
          </table:table-cell>
          <table:table-cell table:formula="of:=[.J190] + [.I191]" office:value-type="float" office:value="14690" calcext:value-type="float">
            <text:p>14690</text:p>
          </table:table-cell>
          <table:table-cell table:formula="of:=[.H191] - [.J191]" office:value-type="float" office:value="2380" calcext:value-type="float">
            <text:p>238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7-10" calcext:value-type="date">
            <text:p>10.07.2023</text:p>
          </table:table-cell>
          <table:table-cell table:style-name="ce43" table:formula="of:=MONTH([.A192])" office:value-type="float" office:value="7" calcext:value-type="float">
            <text:p>7</text:p>
          </table:table-cell>
          <table:table-cell table:formula="of:=WEEKDAY([.A192];2)" office:value-type="float" office:value="1" calcext:value-type="float">
            <text:p>1</text:p>
          </table:table-cell>
          <table:table-cell table:style-name="ce1" office:value-type="string" calcext:value-type="string">
            <text:p>LATO</text:p>
          </table:table-cell>
          <table:table-cell table:formula="of:=IF([.D192] = &quot;ZIMA&quot;; 0.2; IF([.D192] = &quot;WIOSNA&quot;; 0.5; IF([.D192] = &quot;LATO&quot;; 0.9; 0.4)))" office:value-type="float" office:value="0.9" calcext:value-type="float">
            <text:p>0,9</text:p>
          </table:table-cell>
          <table:table-cell table:style-name="ce43" table:formula="of:=[.F191] + IF(AND([.B191]&lt;&gt;[.B192]; [.K191]&gt;= 2400);3;0)" office:value-type="float" office:value="13" calcext:value-type="float">
            <text:p>13</text:p>
          </table:table-cell>
          <table:table-cell table:formula="of:= IF([.C192] &lt; 6; [.$M$7] * FLOOR([.E192] * [.F192]); 0)" office:value-type="float" office:value="330" calcext:value-type="float">
            <text:p>330</text:p>
          </table:table-cell>
          <table:table-cell table:formula="of:=[.H191] + [.G192]" office:value-type="float" office:value="17400" calcext:value-type="float">
            <text:p>17400</text:p>
          </table:table-cell>
          <table:table-cell table:style-name="ce43" table:formula="of:=IF([.C192] = 7; [.F192] * 15; 0) + IF(AND([.B191]&lt;&gt;[.B192]; [.K191]&gt;= 2400);2400;0)" office:value-type="float" office:value="0" calcext:value-type="float">
            <text:p>0</text:p>
          </table:table-cell>
          <table:table-cell table:formula="of:=[.J191] + [.I192]" office:value-type="float" office:value="14690" calcext:value-type="float">
            <text:p>14690</text:p>
          </table:table-cell>
          <table:table-cell table:formula="of:=[.H192] - [.J192]" office:value-type="float" office:value="2710" calcext:value-type="float">
            <text:p>271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7-11" calcext:value-type="date">
            <text:p>11.07.2023</text:p>
          </table:table-cell>
          <table:table-cell table:style-name="ce43" table:formula="of:=MONTH([.A193])" office:value-type="float" office:value="7" calcext:value-type="float">
            <text:p>7</text:p>
          </table:table-cell>
          <table:table-cell table:formula="of:=WEEKDAY([.A193];2)" office:value-type="float" office:value="2" calcext:value-type="float">
            <text:p>2</text:p>
          </table:table-cell>
          <table:table-cell table:style-name="ce1" office:value-type="string" calcext:value-type="string">
            <text:p>LATO</text:p>
          </table:table-cell>
          <table:table-cell table:formula="of:=IF([.D193] = &quot;ZIMA&quot;; 0.2; IF([.D193] = &quot;WIOSNA&quot;; 0.5; IF([.D193] = &quot;LATO&quot;; 0.9; 0.4)))" office:value-type="float" office:value="0.9" calcext:value-type="float">
            <text:p>0,9</text:p>
          </table:table-cell>
          <table:table-cell table:style-name="ce43" table:formula="of:=[.F192] + IF(AND([.B192]&lt;&gt;[.B193]; [.K192]&gt;= 2400);3;0)" office:value-type="float" office:value="13" calcext:value-type="float">
            <text:p>13</text:p>
          </table:table-cell>
          <table:table-cell table:formula="of:= IF([.C193] &lt; 6; [.$M$7] * FLOOR([.E193] * [.F193]); 0)" office:value-type="float" office:value="330" calcext:value-type="float">
            <text:p>330</text:p>
          </table:table-cell>
          <table:table-cell table:formula="of:=[.H192] + [.G193]" office:value-type="float" office:value="17730" calcext:value-type="float">
            <text:p>17730</text:p>
          </table:table-cell>
          <table:table-cell table:style-name="ce43" table:formula="of:=IF([.C193] = 7; [.F193] * 15; 0) + IF(AND([.B192]&lt;&gt;[.B193]; [.K192]&gt;= 2400);2400;0)" office:value-type="float" office:value="0" calcext:value-type="float">
            <text:p>0</text:p>
          </table:table-cell>
          <table:table-cell table:formula="of:=[.J192] + [.I193]" office:value-type="float" office:value="14690" calcext:value-type="float">
            <text:p>14690</text:p>
          </table:table-cell>
          <table:table-cell table:formula="of:=[.H193] - [.J193]" office:value-type="float" office:value="3040" calcext:value-type="float">
            <text:p>304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7-12" calcext:value-type="date">
            <text:p>12.07.2023</text:p>
          </table:table-cell>
          <table:table-cell table:style-name="ce43" table:formula="of:=MONTH([.A194])" office:value-type="float" office:value="7" calcext:value-type="float">
            <text:p>7</text:p>
          </table:table-cell>
          <table:table-cell table:formula="of:=WEEKDAY([.A194];2)" office:value-type="float" office:value="3" calcext:value-type="float">
            <text:p>3</text:p>
          </table:table-cell>
          <table:table-cell table:style-name="ce1" office:value-type="string" calcext:value-type="string">
            <text:p>LATO</text:p>
          </table:table-cell>
          <table:table-cell table:formula="of:=IF([.D194] = &quot;ZIMA&quot;; 0.2; IF([.D194] = &quot;WIOSNA&quot;; 0.5; IF([.D194] = &quot;LATO&quot;; 0.9; 0.4)))" office:value-type="float" office:value="0.9" calcext:value-type="float">
            <text:p>0,9</text:p>
          </table:table-cell>
          <table:table-cell table:style-name="ce43" table:formula="of:=[.F193] + IF(AND([.B193]&lt;&gt;[.B194]; [.K193]&gt;= 2400);3;0)" office:value-type="float" office:value="13" calcext:value-type="float">
            <text:p>13</text:p>
          </table:table-cell>
          <table:table-cell table:formula="of:= IF([.C194] &lt; 6; [.$M$7] * FLOOR([.E194] * [.F194]); 0)" office:value-type="float" office:value="330" calcext:value-type="float">
            <text:p>330</text:p>
          </table:table-cell>
          <table:table-cell table:formula="of:=[.H193] + [.G194]" office:value-type="float" office:value="18060" calcext:value-type="float">
            <text:p>18060</text:p>
          </table:table-cell>
          <table:table-cell table:style-name="ce43" table:formula="of:=IF([.C194] = 7; [.F194] * 15; 0) + IF(AND([.B193]&lt;&gt;[.B194]; [.K193]&gt;= 2400);2400;0)" office:value-type="float" office:value="0" calcext:value-type="float">
            <text:p>0</text:p>
          </table:table-cell>
          <table:table-cell table:formula="of:=[.J193] + [.I194]" office:value-type="float" office:value="14690" calcext:value-type="float">
            <text:p>14690</text:p>
          </table:table-cell>
          <table:table-cell table:formula="of:=[.H194] - [.J194]" office:value-type="float" office:value="3370" calcext:value-type="float">
            <text:p>337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7-13" calcext:value-type="date">
            <text:p>13.07.2023</text:p>
          </table:table-cell>
          <table:table-cell table:style-name="ce43" table:formula="of:=MONTH([.A195])" office:value-type="float" office:value="7" calcext:value-type="float">
            <text:p>7</text:p>
          </table:table-cell>
          <table:table-cell table:formula="of:=WEEKDAY([.A195];2)" office:value-type="float" office:value="4" calcext:value-type="float">
            <text:p>4</text:p>
          </table:table-cell>
          <table:table-cell table:style-name="ce1" office:value-type="string" calcext:value-type="string">
            <text:p>LATO</text:p>
          </table:table-cell>
          <table:table-cell table:formula="of:=IF([.D195] = &quot;ZIMA&quot;; 0.2; IF([.D195] = &quot;WIOSNA&quot;; 0.5; IF([.D195] = &quot;LATO&quot;; 0.9; 0.4)))" office:value-type="float" office:value="0.9" calcext:value-type="float">
            <text:p>0,9</text:p>
          </table:table-cell>
          <table:table-cell table:style-name="ce43" table:formula="of:=[.F194] + IF(AND([.B194]&lt;&gt;[.B195]; [.K194]&gt;= 2400);3;0)" office:value-type="float" office:value="13" calcext:value-type="float">
            <text:p>13</text:p>
          </table:table-cell>
          <table:table-cell table:formula="of:= IF([.C195] &lt; 6; [.$M$7] * FLOOR([.E195] * [.F195]); 0)" office:value-type="float" office:value="330" calcext:value-type="float">
            <text:p>330</text:p>
          </table:table-cell>
          <table:table-cell table:formula="of:=[.H194] + [.G195]" office:value-type="float" office:value="18390" calcext:value-type="float">
            <text:p>18390</text:p>
          </table:table-cell>
          <table:table-cell table:style-name="ce43" table:formula="of:=IF([.C195] = 7; [.F195] * 15; 0) + IF(AND([.B194]&lt;&gt;[.B195]; [.K194]&gt;= 2400);2400;0)" office:value-type="float" office:value="0" calcext:value-type="float">
            <text:p>0</text:p>
          </table:table-cell>
          <table:table-cell table:formula="of:=[.J194] + [.I195]" office:value-type="float" office:value="14690" calcext:value-type="float">
            <text:p>14690</text:p>
          </table:table-cell>
          <table:table-cell table:formula="of:=[.H195] - [.J195]" office:value-type="float" office:value="3700" calcext:value-type="float">
            <text:p>370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7-14" calcext:value-type="date">
            <text:p>14.07.2023</text:p>
          </table:table-cell>
          <table:table-cell table:style-name="ce43" table:formula="of:=MONTH([.A196])" office:value-type="float" office:value="7" calcext:value-type="float">
            <text:p>7</text:p>
          </table:table-cell>
          <table:table-cell table:formula="of:=WEEKDAY([.A196];2)" office:value-type="float" office:value="5" calcext:value-type="float">
            <text:p>5</text:p>
          </table:table-cell>
          <table:table-cell table:style-name="ce1" office:value-type="string" calcext:value-type="string">
            <text:p>LATO</text:p>
          </table:table-cell>
          <table:table-cell table:formula="of:=IF([.D196] = &quot;ZIMA&quot;; 0.2; IF([.D196] = &quot;WIOSNA&quot;; 0.5; IF([.D196] = &quot;LATO&quot;; 0.9; 0.4)))" office:value-type="float" office:value="0.9" calcext:value-type="float">
            <text:p>0,9</text:p>
          </table:table-cell>
          <table:table-cell table:style-name="ce43" table:formula="of:=[.F195] + IF(AND([.B195]&lt;&gt;[.B196]; [.K195]&gt;= 2400);3;0)" office:value-type="float" office:value="13" calcext:value-type="float">
            <text:p>13</text:p>
          </table:table-cell>
          <table:table-cell table:formula="of:= IF([.C196] &lt; 6; [.$M$7] * FLOOR([.E196] * [.F196]); 0)" office:value-type="float" office:value="330" calcext:value-type="float">
            <text:p>330</text:p>
          </table:table-cell>
          <table:table-cell table:formula="of:=[.H195] + [.G196]" office:value-type="float" office:value="18720" calcext:value-type="float">
            <text:p>18720</text:p>
          </table:table-cell>
          <table:table-cell table:style-name="ce43" table:formula="of:=IF([.C196] = 7; [.F196] * 15; 0) + IF(AND([.B195]&lt;&gt;[.B196]; [.K195]&gt;= 2400);2400;0)" office:value-type="float" office:value="0" calcext:value-type="float">
            <text:p>0</text:p>
          </table:table-cell>
          <table:table-cell table:formula="of:=[.J195] + [.I196]" office:value-type="float" office:value="14690" calcext:value-type="float">
            <text:p>14690</text:p>
          </table:table-cell>
          <table:table-cell table:formula="of:=[.H196] - [.J196]" office:value-type="float" office:value="4030" calcext:value-type="float">
            <text:p>403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7-15" calcext:value-type="date">
            <text:p>15.07.2023</text:p>
          </table:table-cell>
          <table:table-cell table:style-name="ce43" table:formula="of:=MONTH([.A197])" office:value-type="float" office:value="7" calcext:value-type="float">
            <text:p>7</text:p>
          </table:table-cell>
          <table:table-cell table:formula="of:=WEEKDAY([.A197];2)" office:value-type="float" office:value="6" calcext:value-type="float">
            <text:p>6</text:p>
          </table:table-cell>
          <table:table-cell table:style-name="ce1" office:value-type="string" calcext:value-type="string">
            <text:p>LATO</text:p>
          </table:table-cell>
          <table:table-cell table:formula="of:=IF([.D197] = &quot;ZIMA&quot;; 0.2; IF([.D197] = &quot;WIOSNA&quot;; 0.5; IF([.D197] = &quot;LATO&quot;; 0.9; 0.4)))" office:value-type="float" office:value="0.9" calcext:value-type="float">
            <text:p>0,9</text:p>
          </table:table-cell>
          <table:table-cell table:style-name="ce43" table:formula="of:=[.F196] + IF(AND([.B196]&lt;&gt;[.B197]; [.K196]&gt;= 2400);3;0)" office:value-type="float" office:value="13" calcext:value-type="float">
            <text:p>13</text:p>
          </table:table-cell>
          <table:table-cell table:formula="of:= IF([.C197] &lt; 6; [.$M$7] * FLOOR([.E197] * [.F197]); 0)" office:value-type="float" office:value="0" calcext:value-type="float">
            <text:p>0</text:p>
          </table:table-cell>
          <table:table-cell table:formula="of:=[.H196] + [.G197]" office:value-type="float" office:value="18720" calcext:value-type="float">
            <text:p>18720</text:p>
          </table:table-cell>
          <table:table-cell table:style-name="ce43" table:formula="of:=IF([.C197] = 7; [.F197] * 15; 0) + IF(AND([.B196]&lt;&gt;[.B197]; [.K196]&gt;= 2400);2400;0)" office:value-type="float" office:value="0" calcext:value-type="float">
            <text:p>0</text:p>
          </table:table-cell>
          <table:table-cell table:formula="of:=[.J196] + [.I197]" office:value-type="float" office:value="14690" calcext:value-type="float">
            <text:p>14690</text:p>
          </table:table-cell>
          <table:table-cell table:formula="of:=[.H197] - [.J197]" office:value-type="float" office:value="4030" calcext:value-type="float">
            <text:p>403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7-16" calcext:value-type="date">
            <text:p>16.07.2023</text:p>
          </table:table-cell>
          <table:table-cell table:style-name="ce43" table:formula="of:=MONTH([.A198])" office:value-type="float" office:value="7" calcext:value-type="float">
            <text:p>7</text:p>
          </table:table-cell>
          <table:table-cell table:formula="of:=WEEKDAY([.A198];2)" office:value-type="float" office:value="7" calcext:value-type="float">
            <text:p>7</text:p>
          </table:table-cell>
          <table:table-cell table:style-name="ce1" office:value-type="string" calcext:value-type="string">
            <text:p>LATO</text:p>
          </table:table-cell>
          <table:table-cell table:formula="of:=IF([.D198] = &quot;ZIMA&quot;; 0.2; IF([.D198] = &quot;WIOSNA&quot;; 0.5; IF([.D198] = &quot;LATO&quot;; 0.9; 0.4)))" office:value-type="float" office:value="0.9" calcext:value-type="float">
            <text:p>0,9</text:p>
          </table:table-cell>
          <table:table-cell table:style-name="ce43" table:formula="of:=[.F197] + IF(AND([.B197]&lt;&gt;[.B198]; [.K197]&gt;= 2400);3;0)" office:value-type="float" office:value="13" calcext:value-type="float">
            <text:p>13</text:p>
          </table:table-cell>
          <table:table-cell table:formula="of:= IF([.C198] &lt; 6; [.$M$7] * FLOOR([.E198] * [.F198]); 0)" office:value-type="float" office:value="0" calcext:value-type="float">
            <text:p>0</text:p>
          </table:table-cell>
          <table:table-cell table:formula="of:=[.H197] + [.G198]" office:value-type="float" office:value="18720" calcext:value-type="float">
            <text:p>18720</text:p>
          </table:table-cell>
          <table:table-cell table:style-name="ce43" table:formula="of:=IF([.C198] = 7; [.F198] * 15; 0) + IF(AND([.B197]&lt;&gt;[.B198]; [.K197]&gt;= 2400);2400;0)" office:value-type="float" office:value="195" calcext:value-type="float">
            <text:p>195</text:p>
          </table:table-cell>
          <table:table-cell table:formula="of:=[.J197] + [.I198]" office:value-type="float" office:value="14885" calcext:value-type="float">
            <text:p>14885</text:p>
          </table:table-cell>
          <table:table-cell table:formula="of:=[.H198] - [.J198]" office:value-type="float" office:value="3835" calcext:value-type="float">
            <text:p>383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7-17" calcext:value-type="date">
            <text:p>17.07.2023</text:p>
          </table:table-cell>
          <table:table-cell table:style-name="ce43" table:formula="of:=MONTH([.A199])" office:value-type="float" office:value="7" calcext:value-type="float">
            <text:p>7</text:p>
          </table:table-cell>
          <table:table-cell table:formula="of:=WEEKDAY([.A199];2)" office:value-type="float" office:value="1" calcext:value-type="float">
            <text:p>1</text:p>
          </table:table-cell>
          <table:table-cell table:style-name="ce1" office:value-type="string" calcext:value-type="string">
            <text:p>LATO</text:p>
          </table:table-cell>
          <table:table-cell table:formula="of:=IF([.D199] = &quot;ZIMA&quot;; 0.2; IF([.D199] = &quot;WIOSNA&quot;; 0.5; IF([.D199] = &quot;LATO&quot;; 0.9; 0.4)))" office:value-type="float" office:value="0.9" calcext:value-type="float">
            <text:p>0,9</text:p>
          </table:table-cell>
          <table:table-cell table:style-name="ce43" table:formula="of:=[.F198] + IF(AND([.B198]&lt;&gt;[.B199]; [.K198]&gt;= 2400);3;0)" office:value-type="float" office:value="13" calcext:value-type="float">
            <text:p>13</text:p>
          </table:table-cell>
          <table:table-cell table:formula="of:= IF([.C199] &lt; 6; [.$M$7] * FLOOR([.E199] * [.F199]); 0)" office:value-type="float" office:value="330" calcext:value-type="float">
            <text:p>330</text:p>
          </table:table-cell>
          <table:table-cell table:formula="of:=[.H198] + [.G199]" office:value-type="float" office:value="19050" calcext:value-type="float">
            <text:p>19050</text:p>
          </table:table-cell>
          <table:table-cell table:style-name="ce43" table:formula="of:=IF([.C199] = 7; [.F199] * 15; 0) + IF(AND([.B198]&lt;&gt;[.B199]; [.K198]&gt;= 2400);2400;0)" office:value-type="float" office:value="0" calcext:value-type="float">
            <text:p>0</text:p>
          </table:table-cell>
          <table:table-cell table:formula="of:=[.J198] + [.I199]" office:value-type="float" office:value="14885" calcext:value-type="float">
            <text:p>14885</text:p>
          </table:table-cell>
          <table:table-cell table:formula="of:=[.H199] - [.J199]" office:value-type="float" office:value="4165" calcext:value-type="float">
            <text:p>416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7-18" calcext:value-type="date">
            <text:p>18.07.2023</text:p>
          </table:table-cell>
          <table:table-cell table:style-name="ce43" table:formula="of:=MONTH([.A200])" office:value-type="float" office:value="7" calcext:value-type="float">
            <text:p>7</text:p>
          </table:table-cell>
          <table:table-cell table:formula="of:=WEEKDAY([.A200];2)" office:value-type="float" office:value="2" calcext:value-type="float">
            <text:p>2</text:p>
          </table:table-cell>
          <table:table-cell table:style-name="ce1" office:value-type="string" calcext:value-type="string">
            <text:p>LATO</text:p>
          </table:table-cell>
          <table:table-cell table:formula="of:=IF([.D200] = &quot;ZIMA&quot;; 0.2; IF([.D200] = &quot;WIOSNA&quot;; 0.5; IF([.D200] = &quot;LATO&quot;; 0.9; 0.4)))" office:value-type="float" office:value="0.9" calcext:value-type="float">
            <text:p>0,9</text:p>
          </table:table-cell>
          <table:table-cell table:style-name="ce43" table:formula="of:=[.F199] + IF(AND([.B199]&lt;&gt;[.B200]; [.K199]&gt;= 2400);3;0)" office:value-type="float" office:value="13" calcext:value-type="float">
            <text:p>13</text:p>
          </table:table-cell>
          <table:table-cell table:formula="of:= IF([.C200] &lt; 6; [.$M$7] * FLOOR([.E200] * [.F200]); 0)" office:value-type="float" office:value="330" calcext:value-type="float">
            <text:p>330</text:p>
          </table:table-cell>
          <table:table-cell table:formula="of:=[.H199] + [.G200]" office:value-type="float" office:value="19380" calcext:value-type="float">
            <text:p>19380</text:p>
          </table:table-cell>
          <table:table-cell table:style-name="ce43" table:formula="of:=IF([.C200] = 7; [.F200] * 15; 0) + IF(AND([.B199]&lt;&gt;[.B200]; [.K199]&gt;= 2400);2400;0)" office:value-type="float" office:value="0" calcext:value-type="float">
            <text:p>0</text:p>
          </table:table-cell>
          <table:table-cell table:formula="of:=[.J199] + [.I200]" office:value-type="float" office:value="14885" calcext:value-type="float">
            <text:p>14885</text:p>
          </table:table-cell>
          <table:table-cell table:formula="of:=[.H200] - [.J200]" office:value-type="float" office:value="4495" calcext:value-type="float">
            <text:p>449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7-19" calcext:value-type="date">
            <text:p>19.07.2023</text:p>
          </table:table-cell>
          <table:table-cell table:style-name="ce43" table:formula="of:=MONTH([.A201])" office:value-type="float" office:value="7" calcext:value-type="float">
            <text:p>7</text:p>
          </table:table-cell>
          <table:table-cell table:formula="of:=WEEKDAY([.A201];2)" office:value-type="float" office:value="3" calcext:value-type="float">
            <text:p>3</text:p>
          </table:table-cell>
          <table:table-cell table:style-name="ce1" office:value-type="string" calcext:value-type="string">
            <text:p>LATO</text:p>
          </table:table-cell>
          <table:table-cell table:formula="of:=IF([.D201] = &quot;ZIMA&quot;; 0.2; IF([.D201] = &quot;WIOSNA&quot;; 0.5; IF([.D201] = &quot;LATO&quot;; 0.9; 0.4)))" office:value-type="float" office:value="0.9" calcext:value-type="float">
            <text:p>0,9</text:p>
          </table:table-cell>
          <table:table-cell table:style-name="ce43" table:formula="of:=[.F200] + IF(AND([.B200]&lt;&gt;[.B201]; [.K200]&gt;= 2400);3;0)" office:value-type="float" office:value="13" calcext:value-type="float">
            <text:p>13</text:p>
          </table:table-cell>
          <table:table-cell table:formula="of:= IF([.C201] &lt; 6; [.$M$7] * FLOOR([.E201] * [.F201]); 0)" office:value-type="float" office:value="330" calcext:value-type="float">
            <text:p>330</text:p>
          </table:table-cell>
          <table:table-cell table:formula="of:=[.H200] + [.G201]" office:value-type="float" office:value="19710" calcext:value-type="float">
            <text:p>19710</text:p>
          </table:table-cell>
          <table:table-cell table:style-name="ce43" table:formula="of:=IF([.C201] = 7; [.F201] * 15; 0) + IF(AND([.B200]&lt;&gt;[.B201]; [.K200]&gt;= 2400);2400;0)" office:value-type="float" office:value="0" calcext:value-type="float">
            <text:p>0</text:p>
          </table:table-cell>
          <table:table-cell table:formula="of:=[.J200] + [.I201]" office:value-type="float" office:value="14885" calcext:value-type="float">
            <text:p>14885</text:p>
          </table:table-cell>
          <table:table-cell table:formula="of:=[.H201] - [.J201]" office:value-type="float" office:value="4825" calcext:value-type="float">
            <text:p>482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7-20" calcext:value-type="date">
            <text:p>20.07.2023</text:p>
          </table:table-cell>
          <table:table-cell table:style-name="ce43" table:formula="of:=MONTH([.A202])" office:value-type="float" office:value="7" calcext:value-type="float">
            <text:p>7</text:p>
          </table:table-cell>
          <table:table-cell table:formula="of:=WEEKDAY([.A202];2)" office:value-type="float" office:value="4" calcext:value-type="float">
            <text:p>4</text:p>
          </table:table-cell>
          <table:table-cell table:style-name="ce1" office:value-type="string" calcext:value-type="string">
            <text:p>LATO</text:p>
          </table:table-cell>
          <table:table-cell table:formula="of:=IF([.D202] = &quot;ZIMA&quot;; 0.2; IF([.D202] = &quot;WIOSNA&quot;; 0.5; IF([.D202] = &quot;LATO&quot;; 0.9; 0.4)))" office:value-type="float" office:value="0.9" calcext:value-type="float">
            <text:p>0,9</text:p>
          </table:table-cell>
          <table:table-cell table:style-name="ce43" table:formula="of:=[.F201] + IF(AND([.B201]&lt;&gt;[.B202]; [.K201]&gt;= 2400);3;0)" office:value-type="float" office:value="13" calcext:value-type="float">
            <text:p>13</text:p>
          </table:table-cell>
          <table:table-cell table:formula="of:= IF([.C202] &lt; 6; [.$M$7] * FLOOR([.E202] * [.F202]); 0)" office:value-type="float" office:value="330" calcext:value-type="float">
            <text:p>330</text:p>
          </table:table-cell>
          <table:table-cell table:formula="of:=[.H201] + [.G202]" office:value-type="float" office:value="20040" calcext:value-type="float">
            <text:p>20040</text:p>
          </table:table-cell>
          <table:table-cell table:style-name="ce43" table:formula="of:=IF([.C202] = 7; [.F202] * 15; 0) + IF(AND([.B201]&lt;&gt;[.B202]; [.K201]&gt;= 2400);2400;0)" office:value-type="float" office:value="0" calcext:value-type="float">
            <text:p>0</text:p>
          </table:table-cell>
          <table:table-cell table:formula="of:=[.J201] + [.I202]" office:value-type="float" office:value="14885" calcext:value-type="float">
            <text:p>14885</text:p>
          </table:table-cell>
          <table:table-cell table:formula="of:=[.H202] - [.J202]" office:value-type="float" office:value="5155" calcext:value-type="float">
            <text:p>515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7-21" calcext:value-type="date">
            <text:p>21.07.2023</text:p>
          </table:table-cell>
          <table:table-cell table:style-name="ce43" table:formula="of:=MONTH([.A203])" office:value-type="float" office:value="7" calcext:value-type="float">
            <text:p>7</text:p>
          </table:table-cell>
          <table:table-cell table:formula="of:=WEEKDAY([.A203];2)" office:value-type="float" office:value="5" calcext:value-type="float">
            <text:p>5</text:p>
          </table:table-cell>
          <table:table-cell table:style-name="ce1" office:value-type="string" calcext:value-type="string">
            <text:p>LATO</text:p>
          </table:table-cell>
          <table:table-cell table:formula="of:=IF([.D203] = &quot;ZIMA&quot;; 0.2; IF([.D203] = &quot;WIOSNA&quot;; 0.5; IF([.D203] = &quot;LATO&quot;; 0.9; 0.4)))" office:value-type="float" office:value="0.9" calcext:value-type="float">
            <text:p>0,9</text:p>
          </table:table-cell>
          <table:table-cell table:style-name="ce43" table:formula="of:=[.F202] + IF(AND([.B202]&lt;&gt;[.B203]; [.K202]&gt;= 2400);3;0)" office:value-type="float" office:value="13" calcext:value-type="float">
            <text:p>13</text:p>
          </table:table-cell>
          <table:table-cell table:formula="of:= IF([.C203] &lt; 6; [.$M$7] * FLOOR([.E203] * [.F203]); 0)" office:value-type="float" office:value="330" calcext:value-type="float">
            <text:p>330</text:p>
          </table:table-cell>
          <table:table-cell table:formula="of:=[.H202] + [.G203]" office:value-type="float" office:value="20370" calcext:value-type="float">
            <text:p>20370</text:p>
          </table:table-cell>
          <table:table-cell table:style-name="ce43" table:formula="of:=IF([.C203] = 7; [.F203] * 15; 0) + IF(AND([.B202]&lt;&gt;[.B203]; [.K202]&gt;= 2400);2400;0)" office:value-type="float" office:value="0" calcext:value-type="float">
            <text:p>0</text:p>
          </table:table-cell>
          <table:table-cell table:formula="of:=[.J202] + [.I203]" office:value-type="float" office:value="14885" calcext:value-type="float">
            <text:p>14885</text:p>
          </table:table-cell>
          <table:table-cell table:formula="of:=[.H203] - [.J203]" office:value-type="float" office:value="5485" calcext:value-type="float">
            <text:p>548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7-22" calcext:value-type="date">
            <text:p>22.07.2023</text:p>
          </table:table-cell>
          <table:table-cell table:style-name="ce43" table:formula="of:=MONTH([.A204])" office:value-type="float" office:value="7" calcext:value-type="float">
            <text:p>7</text:p>
          </table:table-cell>
          <table:table-cell table:formula="of:=WEEKDAY([.A204];2)" office:value-type="float" office:value="6" calcext:value-type="float">
            <text:p>6</text:p>
          </table:table-cell>
          <table:table-cell table:style-name="ce1" office:value-type="string" calcext:value-type="string">
            <text:p>LATO</text:p>
          </table:table-cell>
          <table:table-cell table:formula="of:=IF([.D204] = &quot;ZIMA&quot;; 0.2; IF([.D204] = &quot;WIOSNA&quot;; 0.5; IF([.D204] = &quot;LATO&quot;; 0.9; 0.4)))" office:value-type="float" office:value="0.9" calcext:value-type="float">
            <text:p>0,9</text:p>
          </table:table-cell>
          <table:table-cell table:style-name="ce43" table:formula="of:=[.F203] + IF(AND([.B203]&lt;&gt;[.B204]; [.K203]&gt;= 2400);3;0)" office:value-type="float" office:value="13" calcext:value-type="float">
            <text:p>13</text:p>
          </table:table-cell>
          <table:table-cell table:formula="of:= IF([.C204] &lt; 6; [.$M$7] * FLOOR([.E204] * [.F204]); 0)" office:value-type="float" office:value="0" calcext:value-type="float">
            <text:p>0</text:p>
          </table:table-cell>
          <table:table-cell table:formula="of:=[.H203] + [.G204]" office:value-type="float" office:value="20370" calcext:value-type="float">
            <text:p>20370</text:p>
          </table:table-cell>
          <table:table-cell table:style-name="ce43" table:formula="of:=IF([.C204] = 7; [.F204] * 15; 0) + IF(AND([.B203]&lt;&gt;[.B204]; [.K203]&gt;= 2400);2400;0)" office:value-type="float" office:value="0" calcext:value-type="float">
            <text:p>0</text:p>
          </table:table-cell>
          <table:table-cell table:formula="of:=[.J203] + [.I204]" office:value-type="float" office:value="14885" calcext:value-type="float">
            <text:p>14885</text:p>
          </table:table-cell>
          <table:table-cell table:formula="of:=[.H204] - [.J204]" office:value-type="float" office:value="5485" calcext:value-type="float">
            <text:p>548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7-23" calcext:value-type="date">
            <text:p>23.07.2023</text:p>
          </table:table-cell>
          <table:table-cell table:style-name="ce43" table:formula="of:=MONTH([.A205])" office:value-type="float" office:value="7" calcext:value-type="float">
            <text:p>7</text:p>
          </table:table-cell>
          <table:table-cell table:formula="of:=WEEKDAY([.A205];2)" office:value-type="float" office:value="7" calcext:value-type="float">
            <text:p>7</text:p>
          </table:table-cell>
          <table:table-cell table:style-name="ce1" office:value-type="string" calcext:value-type="string">
            <text:p>LATO</text:p>
          </table:table-cell>
          <table:table-cell table:formula="of:=IF([.D205] = &quot;ZIMA&quot;; 0.2; IF([.D205] = &quot;WIOSNA&quot;; 0.5; IF([.D205] = &quot;LATO&quot;; 0.9; 0.4)))" office:value-type="float" office:value="0.9" calcext:value-type="float">
            <text:p>0,9</text:p>
          </table:table-cell>
          <table:table-cell table:style-name="ce43" table:formula="of:=[.F204] + IF(AND([.B204]&lt;&gt;[.B205]; [.K204]&gt;= 2400);3;0)" office:value-type="float" office:value="13" calcext:value-type="float">
            <text:p>13</text:p>
          </table:table-cell>
          <table:table-cell table:formula="of:= IF([.C205] &lt; 6; [.$M$7] * FLOOR([.E205] * [.F205]); 0)" office:value-type="float" office:value="0" calcext:value-type="float">
            <text:p>0</text:p>
          </table:table-cell>
          <table:table-cell table:formula="of:=[.H204] + [.G205]" office:value-type="float" office:value="20370" calcext:value-type="float">
            <text:p>20370</text:p>
          </table:table-cell>
          <table:table-cell table:style-name="ce43" table:formula="of:=IF([.C205] = 7; [.F205] * 15; 0) + IF(AND([.B204]&lt;&gt;[.B205]; [.K204]&gt;= 2400);2400;0)" office:value-type="float" office:value="195" calcext:value-type="float">
            <text:p>195</text:p>
          </table:table-cell>
          <table:table-cell table:formula="of:=[.J204] + [.I205]" office:value-type="float" office:value="15080" calcext:value-type="float">
            <text:p>15080</text:p>
          </table:table-cell>
          <table:table-cell table:formula="of:=[.H205] - [.J205]" office:value-type="float" office:value="5290" calcext:value-type="float">
            <text:p>5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7-24" calcext:value-type="date">
            <text:p>24.07.2023</text:p>
          </table:table-cell>
          <table:table-cell table:style-name="ce43" table:formula="of:=MONTH([.A206])" office:value-type="float" office:value="7" calcext:value-type="float">
            <text:p>7</text:p>
          </table:table-cell>
          <table:table-cell table:formula="of:=WEEKDAY([.A206];2)" office:value-type="float" office:value="1" calcext:value-type="float">
            <text:p>1</text:p>
          </table:table-cell>
          <table:table-cell table:style-name="ce1" office:value-type="string" calcext:value-type="string">
            <text:p>LATO</text:p>
          </table:table-cell>
          <table:table-cell table:formula="of:=IF([.D206] = &quot;ZIMA&quot;; 0.2; IF([.D206] = &quot;WIOSNA&quot;; 0.5; IF([.D206] = &quot;LATO&quot;; 0.9; 0.4)))" office:value-type="float" office:value="0.9" calcext:value-type="float">
            <text:p>0,9</text:p>
          </table:table-cell>
          <table:table-cell table:style-name="ce43" table:formula="of:=[.F205] + IF(AND([.B205]&lt;&gt;[.B206]; [.K205]&gt;= 2400);3;0)" office:value-type="float" office:value="13" calcext:value-type="float">
            <text:p>13</text:p>
          </table:table-cell>
          <table:table-cell table:formula="of:= IF([.C206] &lt; 6; [.$M$7] * FLOOR([.E206] * [.F206]); 0)" office:value-type="float" office:value="330" calcext:value-type="float">
            <text:p>330</text:p>
          </table:table-cell>
          <table:table-cell table:formula="of:=[.H205] + [.G206]" office:value-type="float" office:value="20700" calcext:value-type="float">
            <text:p>20700</text:p>
          </table:table-cell>
          <table:table-cell table:style-name="ce43" table:formula="of:=IF([.C206] = 7; [.F206] * 15; 0) + IF(AND([.B205]&lt;&gt;[.B206]; [.K205]&gt;= 2400);2400;0)" office:value-type="float" office:value="0" calcext:value-type="float">
            <text:p>0</text:p>
          </table:table-cell>
          <table:table-cell table:formula="of:=[.J205] + [.I206]" office:value-type="float" office:value="15080" calcext:value-type="float">
            <text:p>15080</text:p>
          </table:table-cell>
          <table:table-cell table:formula="of:=[.H206] - [.J206]" office:value-type="float" office:value="5620" calcext:value-type="float">
            <text:p>562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7-25" calcext:value-type="date">
            <text:p>25.07.2023</text:p>
          </table:table-cell>
          <table:table-cell table:style-name="ce43" table:formula="of:=MONTH([.A207])" office:value-type="float" office:value="7" calcext:value-type="float">
            <text:p>7</text:p>
          </table:table-cell>
          <table:table-cell table:formula="of:=WEEKDAY([.A207];2)" office:value-type="float" office:value="2" calcext:value-type="float">
            <text:p>2</text:p>
          </table:table-cell>
          <table:table-cell table:style-name="ce1" office:value-type="string" calcext:value-type="string">
            <text:p>LATO</text:p>
          </table:table-cell>
          <table:table-cell table:formula="of:=IF([.D207] = &quot;ZIMA&quot;; 0.2; IF([.D207] = &quot;WIOSNA&quot;; 0.5; IF([.D207] = &quot;LATO&quot;; 0.9; 0.4)))" office:value-type="float" office:value="0.9" calcext:value-type="float">
            <text:p>0,9</text:p>
          </table:table-cell>
          <table:table-cell table:style-name="ce43" table:formula="of:=[.F206] + IF(AND([.B206]&lt;&gt;[.B207]; [.K206]&gt;= 2400);3;0)" office:value-type="float" office:value="13" calcext:value-type="float">
            <text:p>13</text:p>
          </table:table-cell>
          <table:table-cell table:formula="of:= IF([.C207] &lt; 6; [.$M$7] * FLOOR([.E207] * [.F207]); 0)" office:value-type="float" office:value="330" calcext:value-type="float">
            <text:p>330</text:p>
          </table:table-cell>
          <table:table-cell table:formula="of:=[.H206] + [.G207]" office:value-type="float" office:value="21030" calcext:value-type="float">
            <text:p>21030</text:p>
          </table:table-cell>
          <table:table-cell table:style-name="ce43" table:formula="of:=IF([.C207] = 7; [.F207] * 15; 0) + IF(AND([.B206]&lt;&gt;[.B207]; [.K206]&gt;= 2400);2400;0)" office:value-type="float" office:value="0" calcext:value-type="float">
            <text:p>0</text:p>
          </table:table-cell>
          <table:table-cell table:formula="of:=[.J206] + [.I207]" office:value-type="float" office:value="15080" calcext:value-type="float">
            <text:p>15080</text:p>
          </table:table-cell>
          <table:table-cell table:formula="of:=[.H207] - [.J207]" office:value-type="float" office:value="5950" calcext:value-type="float">
            <text:p>595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7-26" calcext:value-type="date">
            <text:p>26.07.2023</text:p>
          </table:table-cell>
          <table:table-cell table:style-name="ce43" table:formula="of:=MONTH([.A208])" office:value-type="float" office:value="7" calcext:value-type="float">
            <text:p>7</text:p>
          </table:table-cell>
          <table:table-cell table:formula="of:=WEEKDAY([.A208];2)" office:value-type="float" office:value="3" calcext:value-type="float">
            <text:p>3</text:p>
          </table:table-cell>
          <table:table-cell table:style-name="ce1" office:value-type="string" calcext:value-type="string">
            <text:p>LATO</text:p>
          </table:table-cell>
          <table:table-cell table:formula="of:=IF([.D208] = &quot;ZIMA&quot;; 0.2; IF([.D208] = &quot;WIOSNA&quot;; 0.5; IF([.D208] = &quot;LATO&quot;; 0.9; 0.4)))" office:value-type="float" office:value="0.9" calcext:value-type="float">
            <text:p>0,9</text:p>
          </table:table-cell>
          <table:table-cell table:style-name="ce43" table:formula="of:=[.F207] + IF(AND([.B207]&lt;&gt;[.B208]; [.K207]&gt;= 2400);3;0)" office:value-type="float" office:value="13" calcext:value-type="float">
            <text:p>13</text:p>
          </table:table-cell>
          <table:table-cell table:formula="of:= IF([.C208] &lt; 6; [.$M$7] * FLOOR([.E208] * [.F208]); 0)" office:value-type="float" office:value="330" calcext:value-type="float">
            <text:p>330</text:p>
          </table:table-cell>
          <table:table-cell table:formula="of:=[.H207] + [.G208]" office:value-type="float" office:value="21360" calcext:value-type="float">
            <text:p>21360</text:p>
          </table:table-cell>
          <table:table-cell table:style-name="ce43" table:formula="of:=IF([.C208] = 7; [.F208] * 15; 0) + IF(AND([.B207]&lt;&gt;[.B208]; [.K207]&gt;= 2400);2400;0)" office:value-type="float" office:value="0" calcext:value-type="float">
            <text:p>0</text:p>
          </table:table-cell>
          <table:table-cell table:formula="of:=[.J207] + [.I208]" office:value-type="float" office:value="15080" calcext:value-type="float">
            <text:p>15080</text:p>
          </table:table-cell>
          <table:table-cell table:formula="of:=[.H208] - [.J208]" office:value-type="float" office:value="6280" calcext:value-type="float">
            <text:p>628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7-27" calcext:value-type="date">
            <text:p>27.07.2023</text:p>
          </table:table-cell>
          <table:table-cell table:style-name="ce43" table:formula="of:=MONTH([.A209])" office:value-type="float" office:value="7" calcext:value-type="float">
            <text:p>7</text:p>
          </table:table-cell>
          <table:table-cell table:formula="of:=WEEKDAY([.A209];2)" office:value-type="float" office:value="4" calcext:value-type="float">
            <text:p>4</text:p>
          </table:table-cell>
          <table:table-cell table:style-name="ce1" office:value-type="string" calcext:value-type="string">
            <text:p>LATO</text:p>
          </table:table-cell>
          <table:table-cell table:formula="of:=IF([.D209] = &quot;ZIMA&quot;; 0.2; IF([.D209] = &quot;WIOSNA&quot;; 0.5; IF([.D209] = &quot;LATO&quot;; 0.9; 0.4)))" office:value-type="float" office:value="0.9" calcext:value-type="float">
            <text:p>0,9</text:p>
          </table:table-cell>
          <table:table-cell table:style-name="ce43" table:formula="of:=[.F208] + IF(AND([.B208]&lt;&gt;[.B209]; [.K208]&gt;= 2400);3;0)" office:value-type="float" office:value="13" calcext:value-type="float">
            <text:p>13</text:p>
          </table:table-cell>
          <table:table-cell table:formula="of:= IF([.C209] &lt; 6; [.$M$7] * FLOOR([.E209] * [.F209]); 0)" office:value-type="float" office:value="330" calcext:value-type="float">
            <text:p>330</text:p>
          </table:table-cell>
          <table:table-cell table:formula="of:=[.H208] + [.G209]" office:value-type="float" office:value="21690" calcext:value-type="float">
            <text:p>21690</text:p>
          </table:table-cell>
          <table:table-cell table:style-name="ce43" table:formula="of:=IF([.C209] = 7; [.F209] * 15; 0) + IF(AND([.B208]&lt;&gt;[.B209]; [.K208]&gt;= 2400);2400;0)" office:value-type="float" office:value="0" calcext:value-type="float">
            <text:p>0</text:p>
          </table:table-cell>
          <table:table-cell table:formula="of:=[.J208] + [.I209]" office:value-type="float" office:value="15080" calcext:value-type="float">
            <text:p>15080</text:p>
          </table:table-cell>
          <table:table-cell table:formula="of:=[.H209] - [.J209]" office:value-type="float" office:value="6610" calcext:value-type="float">
            <text:p>661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7-28" calcext:value-type="date">
            <text:p>28.07.2023</text:p>
          </table:table-cell>
          <table:table-cell table:style-name="ce43" table:formula="of:=MONTH([.A210])" office:value-type="float" office:value="7" calcext:value-type="float">
            <text:p>7</text:p>
          </table:table-cell>
          <table:table-cell table:formula="of:=WEEKDAY([.A210];2)" office:value-type="float" office:value="5" calcext:value-type="float">
            <text:p>5</text:p>
          </table:table-cell>
          <table:table-cell table:style-name="ce1" office:value-type="string" calcext:value-type="string">
            <text:p>LATO</text:p>
          </table:table-cell>
          <table:table-cell table:formula="of:=IF([.D210] = &quot;ZIMA&quot;; 0.2; IF([.D210] = &quot;WIOSNA&quot;; 0.5; IF([.D210] = &quot;LATO&quot;; 0.9; 0.4)))" office:value-type="float" office:value="0.9" calcext:value-type="float">
            <text:p>0,9</text:p>
          </table:table-cell>
          <table:table-cell table:style-name="ce43" table:formula="of:=[.F209] + IF(AND([.B209]&lt;&gt;[.B210]; [.K209]&gt;= 2400);3;0)" office:value-type="float" office:value="13" calcext:value-type="float">
            <text:p>13</text:p>
          </table:table-cell>
          <table:table-cell table:formula="of:= IF([.C210] &lt; 6; [.$M$7] * FLOOR([.E210] * [.F210]); 0)" office:value-type="float" office:value="330" calcext:value-type="float">
            <text:p>330</text:p>
          </table:table-cell>
          <table:table-cell table:formula="of:=[.H209] + [.G210]" office:value-type="float" office:value="22020" calcext:value-type="float">
            <text:p>22020</text:p>
          </table:table-cell>
          <table:table-cell table:style-name="ce43" table:formula="of:=IF([.C210] = 7; [.F210] * 15; 0) + IF(AND([.B209]&lt;&gt;[.B210]; [.K209]&gt;= 2400);2400;0)" office:value-type="float" office:value="0" calcext:value-type="float">
            <text:p>0</text:p>
          </table:table-cell>
          <table:table-cell table:formula="of:=[.J209] + [.I210]" office:value-type="float" office:value="15080" calcext:value-type="float">
            <text:p>15080</text:p>
          </table:table-cell>
          <table:table-cell table:formula="of:=[.H210] - [.J210]" office:value-type="float" office:value="6940" calcext:value-type="float">
            <text:p>694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7-29" calcext:value-type="date">
            <text:p>29.07.2023</text:p>
          </table:table-cell>
          <table:table-cell table:style-name="ce43" table:formula="of:=MONTH([.A211])" office:value-type="float" office:value="7" calcext:value-type="float">
            <text:p>7</text:p>
          </table:table-cell>
          <table:table-cell table:formula="of:=WEEKDAY([.A211];2)" office:value-type="float" office:value="6" calcext:value-type="float">
            <text:p>6</text:p>
          </table:table-cell>
          <table:table-cell table:style-name="ce1" office:value-type="string" calcext:value-type="string">
            <text:p>LATO</text:p>
          </table:table-cell>
          <table:table-cell table:formula="of:=IF([.D211] = &quot;ZIMA&quot;; 0.2; IF([.D211] = &quot;WIOSNA&quot;; 0.5; IF([.D211] = &quot;LATO&quot;; 0.9; 0.4)))" office:value-type="float" office:value="0.9" calcext:value-type="float">
            <text:p>0,9</text:p>
          </table:table-cell>
          <table:table-cell table:style-name="ce43" table:formula="of:=[.F210] + IF(AND([.B210]&lt;&gt;[.B211]; [.K210]&gt;= 2400);3;0)" office:value-type="float" office:value="13" calcext:value-type="float">
            <text:p>13</text:p>
          </table:table-cell>
          <table:table-cell table:formula="of:= IF([.C211] &lt; 6; [.$M$7] * FLOOR([.E211] * [.F211]); 0)" office:value-type="float" office:value="0" calcext:value-type="float">
            <text:p>0</text:p>
          </table:table-cell>
          <table:table-cell table:formula="of:=[.H210] + [.G211]" office:value-type="float" office:value="22020" calcext:value-type="float">
            <text:p>22020</text:p>
          </table:table-cell>
          <table:table-cell table:style-name="ce43" table:formula="of:=IF([.C211] = 7; [.F211] * 15; 0) + IF(AND([.B210]&lt;&gt;[.B211]; [.K210]&gt;= 2400);2400;0)" office:value-type="float" office:value="0" calcext:value-type="float">
            <text:p>0</text:p>
          </table:table-cell>
          <table:table-cell table:formula="of:=[.J210] + [.I211]" office:value-type="float" office:value="15080" calcext:value-type="float">
            <text:p>15080</text:p>
          </table:table-cell>
          <table:table-cell table:formula="of:=[.H211] - [.J211]" office:value-type="float" office:value="6940" calcext:value-type="float">
            <text:p>694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7-30" calcext:value-type="date">
            <text:p>30.07.2023</text:p>
          </table:table-cell>
          <table:table-cell table:style-name="ce43" table:formula="of:=MONTH([.A212])" office:value-type="float" office:value="7" calcext:value-type="float">
            <text:p>7</text:p>
          </table:table-cell>
          <table:table-cell table:formula="of:=WEEKDAY([.A212];2)" office:value-type="float" office:value="7" calcext:value-type="float">
            <text:p>7</text:p>
          </table:table-cell>
          <table:table-cell table:style-name="ce1" office:value-type="string" calcext:value-type="string">
            <text:p>LATO</text:p>
          </table:table-cell>
          <table:table-cell table:formula="of:=IF([.D212] = &quot;ZIMA&quot;; 0.2; IF([.D212] = &quot;WIOSNA&quot;; 0.5; IF([.D212] = &quot;LATO&quot;; 0.9; 0.4)))" office:value-type="float" office:value="0.9" calcext:value-type="float">
            <text:p>0,9</text:p>
          </table:table-cell>
          <table:table-cell table:style-name="ce43" table:formula="of:=[.F211] + IF(AND([.B211]&lt;&gt;[.B212]; [.K211]&gt;= 2400);3;0)" office:value-type="float" office:value="13" calcext:value-type="float">
            <text:p>13</text:p>
          </table:table-cell>
          <table:table-cell table:formula="of:= IF([.C212] &lt; 6; [.$M$7] * FLOOR([.E212] * [.F212]); 0)" office:value-type="float" office:value="0" calcext:value-type="float">
            <text:p>0</text:p>
          </table:table-cell>
          <table:table-cell table:formula="of:=[.H211] + [.G212]" office:value-type="float" office:value="22020" calcext:value-type="float">
            <text:p>22020</text:p>
          </table:table-cell>
          <table:table-cell table:style-name="ce43" table:formula="of:=IF([.C212] = 7; [.F212] * 15; 0) + IF(AND([.B211]&lt;&gt;[.B212]; [.K211]&gt;= 2400);2400;0)" office:value-type="float" office:value="195" calcext:value-type="float">
            <text:p>195</text:p>
          </table:table-cell>
          <table:table-cell table:formula="of:=[.J211] + [.I212]" office:value-type="float" office:value="15275" calcext:value-type="float">
            <text:p>15275</text:p>
          </table:table-cell>
          <table:table-cell table:formula="of:=[.H212] - [.J212]" office:value-type="float" office:value="6745" calcext:value-type="float">
            <text:p>674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7-31" calcext:value-type="date">
            <text:p>31.07.2023</text:p>
          </table:table-cell>
          <table:table-cell table:style-name="ce43" table:formula="of:=MONTH([.A213])" office:value-type="float" office:value="7" calcext:value-type="float">
            <text:p>7</text:p>
          </table:table-cell>
          <table:table-cell table:formula="of:=WEEKDAY([.A213];2)" office:value-type="float" office:value="1" calcext:value-type="float">
            <text:p>1</text:p>
          </table:table-cell>
          <table:table-cell table:style-name="ce1" office:value-type="string" calcext:value-type="string">
            <text:p>LATO</text:p>
          </table:table-cell>
          <table:table-cell table:formula="of:=IF([.D213] = &quot;ZIMA&quot;; 0.2; IF([.D213] = &quot;WIOSNA&quot;; 0.5; IF([.D213] = &quot;LATO&quot;; 0.9; 0.4)))" office:value-type="float" office:value="0.9" calcext:value-type="float">
            <text:p>0,9</text:p>
          </table:table-cell>
          <table:table-cell table:style-name="ce43" table:formula="of:=[.F212] + IF(AND([.B212]&lt;&gt;[.B213]; [.K212]&gt;= 2400);3;0)" office:value-type="float" office:value="13" calcext:value-type="float">
            <text:p>13</text:p>
          </table:table-cell>
          <table:table-cell table:formula="of:= IF([.C213] &lt; 6; [.$M$7] * FLOOR([.E213] * [.F213]); 0)" office:value-type="float" office:value="330" calcext:value-type="float">
            <text:p>330</text:p>
          </table:table-cell>
          <table:table-cell table:formula="of:=[.H212] + [.G213]" office:value-type="float" office:value="22350" calcext:value-type="float">
            <text:p>22350</text:p>
          </table:table-cell>
          <table:table-cell table:style-name="ce43" table:formula="of:=IF([.C213] = 7; [.F213] * 15; 0) + IF(AND([.B212]&lt;&gt;[.B213]; [.K212]&gt;= 2400);2400;0)" office:value-type="float" office:value="0" calcext:value-type="float">
            <text:p>0</text:p>
          </table:table-cell>
          <table:table-cell table:formula="of:=[.J212] + [.I213]" office:value-type="float" office:value="15275" calcext:value-type="float">
            <text:p>15275</text:p>
          </table:table-cell>
          <table:table-cell table:formula="of:=[.H213] - [.J213]" office:value-type="float" office:value="7075" calcext:value-type="float">
            <text:p>707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8-01" calcext:value-type="date">
            <text:p>1.08.2023</text:p>
          </table:table-cell>
          <table:table-cell table:style-name="ce43" table:formula="of:=MONTH([.A214])" office:value-type="float" office:value="8" calcext:value-type="float">
            <text:p>8</text:p>
          </table:table-cell>
          <table:table-cell table:formula="of:=WEEKDAY([.A214];2)" office:value-type="float" office:value="2" calcext:value-type="float">
            <text:p>2</text:p>
          </table:table-cell>
          <table:table-cell table:style-name="ce1" office:value-type="string" calcext:value-type="string">
            <text:p>LATO</text:p>
          </table:table-cell>
          <table:table-cell table:formula="of:=IF([.D214] = &quot;ZIMA&quot;; 0.2; IF([.D214] = &quot;WIOSNA&quot;; 0.5; IF([.D214] = &quot;LATO&quot;; 0.9; 0.4)))" office:value-type="float" office:value="0.9" calcext:value-type="float">
            <text:p>0,9</text:p>
          </table:table-cell>
          <table:table-cell table:style-name="ce43" table:formula="of:=[.F213] + IF(AND([.B213]&lt;&gt;[.B214]; [.K213]&gt;= 2400);3;0)" office:value-type="float" office:value="16" calcext:value-type="float">
            <text:p>16</text:p>
          </table:table-cell>
          <table:table-cell table:formula="of:= IF([.C214] &lt; 6; [.$M$7] * FLOOR([.E214] * [.F214]); 0)" office:value-type="float" office:value="420" calcext:value-type="float">
            <text:p>420</text:p>
          </table:table-cell>
          <table:table-cell table:formula="of:=[.H213] + [.G214]" office:value-type="float" office:value="22770" calcext:value-type="float">
            <text:p>22770</text:p>
          </table:table-cell>
          <table:table-cell table:style-name="ce43" table:formula="of:=IF([.C214] = 7; [.F214] * 15; 0) + IF(AND([.B213]&lt;&gt;[.B214]; [.K213]&gt;= 2400);2400;0)" office:value-type="float" office:value="2400" calcext:value-type="float">
            <text:p>2400</text:p>
          </table:table-cell>
          <table:table-cell table:formula="of:=[.J213] + [.I214]" office:value-type="float" office:value="17675" calcext:value-type="float">
            <text:p>17675</text:p>
          </table:table-cell>
          <table:table-cell table:formula="of:=[.H214] - [.J214]" office:value-type="float" office:value="5095" calcext:value-type="float">
            <text:p>509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8-02" calcext:value-type="date">
            <text:p>2.08.2023</text:p>
          </table:table-cell>
          <table:table-cell table:style-name="ce43" table:formula="of:=MONTH([.A215])" office:value-type="float" office:value="8" calcext:value-type="float">
            <text:p>8</text:p>
          </table:table-cell>
          <table:table-cell table:formula="of:=WEEKDAY([.A215];2)" office:value-type="float" office:value="3" calcext:value-type="float">
            <text:p>3</text:p>
          </table:table-cell>
          <table:table-cell table:style-name="ce1" office:value-type="string" calcext:value-type="string">
            <text:p>LATO</text:p>
          </table:table-cell>
          <table:table-cell table:formula="of:=IF([.D215] = &quot;ZIMA&quot;; 0.2; IF([.D215] = &quot;WIOSNA&quot;; 0.5; IF([.D215] = &quot;LATO&quot;; 0.9; 0.4)))" office:value-type="float" office:value="0.9" calcext:value-type="float">
            <text:p>0,9</text:p>
          </table:table-cell>
          <table:table-cell table:style-name="ce43" table:formula="of:=[.F214] + IF(AND([.B214]&lt;&gt;[.B215]; [.K214]&gt;= 2400);3;0)" office:value-type="float" office:value="16" calcext:value-type="float">
            <text:p>16</text:p>
          </table:table-cell>
          <table:table-cell table:formula="of:= IF([.C215] &lt; 6; [.$M$7] * FLOOR([.E215] * [.F215]); 0)" office:value-type="float" office:value="420" calcext:value-type="float">
            <text:p>420</text:p>
          </table:table-cell>
          <table:table-cell table:formula="of:=[.H214] + [.G215]" office:value-type="float" office:value="23190" calcext:value-type="float">
            <text:p>23190</text:p>
          </table:table-cell>
          <table:table-cell table:style-name="ce43" table:formula="of:=IF([.C215] = 7; [.F215] * 15; 0) + IF(AND([.B214]&lt;&gt;[.B215]; [.K214]&gt;= 2400);2400;0)" office:value-type="float" office:value="0" calcext:value-type="float">
            <text:p>0</text:p>
          </table:table-cell>
          <table:table-cell table:formula="of:=[.J214] + [.I215]" office:value-type="float" office:value="17675" calcext:value-type="float">
            <text:p>17675</text:p>
          </table:table-cell>
          <table:table-cell table:formula="of:=[.H215] - [.J215]" office:value-type="float" office:value="5515" calcext:value-type="float">
            <text:p>551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8-03" calcext:value-type="date">
            <text:p>3.08.2023</text:p>
          </table:table-cell>
          <table:table-cell table:style-name="ce43" table:formula="of:=MONTH([.A216])" office:value-type="float" office:value="8" calcext:value-type="float">
            <text:p>8</text:p>
          </table:table-cell>
          <table:table-cell table:formula="of:=WEEKDAY([.A216];2)" office:value-type="float" office:value="4" calcext:value-type="float">
            <text:p>4</text:p>
          </table:table-cell>
          <table:table-cell table:style-name="ce1" office:value-type="string" calcext:value-type="string">
            <text:p>LATO</text:p>
          </table:table-cell>
          <table:table-cell table:formula="of:=IF([.D216] = &quot;ZIMA&quot;; 0.2; IF([.D216] = &quot;WIOSNA&quot;; 0.5; IF([.D216] = &quot;LATO&quot;; 0.9; 0.4)))" office:value-type="float" office:value="0.9" calcext:value-type="float">
            <text:p>0,9</text:p>
          </table:table-cell>
          <table:table-cell table:style-name="ce43" table:formula="of:=[.F215] + IF(AND([.B215]&lt;&gt;[.B216]; [.K215]&gt;= 2400);3;0)" office:value-type="float" office:value="16" calcext:value-type="float">
            <text:p>16</text:p>
          </table:table-cell>
          <table:table-cell table:formula="of:= IF([.C216] &lt; 6; [.$M$7] * FLOOR([.E216] * [.F216]); 0)" office:value-type="float" office:value="420" calcext:value-type="float">
            <text:p>420</text:p>
          </table:table-cell>
          <table:table-cell table:formula="of:=[.H215] + [.G216]" office:value-type="float" office:value="23610" calcext:value-type="float">
            <text:p>23610</text:p>
          </table:table-cell>
          <table:table-cell table:style-name="ce43" table:formula="of:=IF([.C216] = 7; [.F216] * 15; 0) + IF(AND([.B215]&lt;&gt;[.B216]; [.K215]&gt;= 2400);2400;0)" office:value-type="float" office:value="0" calcext:value-type="float">
            <text:p>0</text:p>
          </table:table-cell>
          <table:table-cell table:formula="of:=[.J215] + [.I216]" office:value-type="float" office:value="17675" calcext:value-type="float">
            <text:p>17675</text:p>
          </table:table-cell>
          <table:table-cell table:formula="of:=[.H216] - [.J216]" office:value-type="float" office:value="5935" calcext:value-type="float">
            <text:p>593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8-04" calcext:value-type="date">
            <text:p>4.08.2023</text:p>
          </table:table-cell>
          <table:table-cell table:style-name="ce43" table:formula="of:=MONTH([.A217])" office:value-type="float" office:value="8" calcext:value-type="float">
            <text:p>8</text:p>
          </table:table-cell>
          <table:table-cell table:formula="of:=WEEKDAY([.A217];2)" office:value-type="float" office:value="5" calcext:value-type="float">
            <text:p>5</text:p>
          </table:table-cell>
          <table:table-cell table:style-name="ce1" office:value-type="string" calcext:value-type="string">
            <text:p>LATO</text:p>
          </table:table-cell>
          <table:table-cell table:formula="of:=IF([.D217] = &quot;ZIMA&quot;; 0.2; IF([.D217] = &quot;WIOSNA&quot;; 0.5; IF([.D217] = &quot;LATO&quot;; 0.9; 0.4)))" office:value-type="float" office:value="0.9" calcext:value-type="float">
            <text:p>0,9</text:p>
          </table:table-cell>
          <table:table-cell table:style-name="ce43" table:formula="of:=[.F216] + IF(AND([.B216]&lt;&gt;[.B217]; [.K216]&gt;= 2400);3;0)" office:value-type="float" office:value="16" calcext:value-type="float">
            <text:p>16</text:p>
          </table:table-cell>
          <table:table-cell table:formula="of:= IF([.C217] &lt; 6; [.$M$7] * FLOOR([.E217] * [.F217]); 0)" office:value-type="float" office:value="420" calcext:value-type="float">
            <text:p>420</text:p>
          </table:table-cell>
          <table:table-cell table:formula="of:=[.H216] + [.G217]" office:value-type="float" office:value="24030" calcext:value-type="float">
            <text:p>24030</text:p>
          </table:table-cell>
          <table:table-cell table:style-name="ce43" table:formula="of:=IF([.C217] = 7; [.F217] * 15; 0) + IF(AND([.B216]&lt;&gt;[.B217]; [.K216]&gt;= 2400);2400;0)" office:value-type="float" office:value="0" calcext:value-type="float">
            <text:p>0</text:p>
          </table:table-cell>
          <table:table-cell table:formula="of:=[.J216] + [.I217]" office:value-type="float" office:value="17675" calcext:value-type="float">
            <text:p>17675</text:p>
          </table:table-cell>
          <table:table-cell table:formula="of:=[.H217] - [.J217]" office:value-type="float" office:value="6355" calcext:value-type="float">
            <text:p>635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8-05" calcext:value-type="date">
            <text:p>5.08.2023</text:p>
          </table:table-cell>
          <table:table-cell table:style-name="ce43" table:formula="of:=MONTH([.A218])" office:value-type="float" office:value="8" calcext:value-type="float">
            <text:p>8</text:p>
          </table:table-cell>
          <table:table-cell table:formula="of:=WEEKDAY([.A218];2)" office:value-type="float" office:value="6" calcext:value-type="float">
            <text:p>6</text:p>
          </table:table-cell>
          <table:table-cell table:style-name="ce1" office:value-type="string" calcext:value-type="string">
            <text:p>LATO</text:p>
          </table:table-cell>
          <table:table-cell table:formula="of:=IF([.D218] = &quot;ZIMA&quot;; 0.2; IF([.D218] = &quot;WIOSNA&quot;; 0.5; IF([.D218] = &quot;LATO&quot;; 0.9; 0.4)))" office:value-type="float" office:value="0.9" calcext:value-type="float">
            <text:p>0,9</text:p>
          </table:table-cell>
          <table:table-cell table:style-name="ce43" table:formula="of:=[.F217] + IF(AND([.B217]&lt;&gt;[.B218]; [.K217]&gt;= 2400);3;0)" office:value-type="float" office:value="16" calcext:value-type="float">
            <text:p>16</text:p>
          </table:table-cell>
          <table:table-cell table:formula="of:= IF([.C218] &lt; 6; [.$M$7] * FLOOR([.E218] * [.F218]); 0)" office:value-type="float" office:value="0" calcext:value-type="float">
            <text:p>0</text:p>
          </table:table-cell>
          <table:table-cell table:formula="of:=[.H217] + [.G218]" office:value-type="float" office:value="24030" calcext:value-type="float">
            <text:p>24030</text:p>
          </table:table-cell>
          <table:table-cell table:style-name="ce43" table:formula="of:=IF([.C218] = 7; [.F218] * 15; 0) + IF(AND([.B217]&lt;&gt;[.B218]; [.K217]&gt;= 2400);2400;0)" office:value-type="float" office:value="0" calcext:value-type="float">
            <text:p>0</text:p>
          </table:table-cell>
          <table:table-cell table:formula="of:=[.J217] + [.I218]" office:value-type="float" office:value="17675" calcext:value-type="float">
            <text:p>17675</text:p>
          </table:table-cell>
          <table:table-cell table:formula="of:=[.H218] - [.J218]" office:value-type="float" office:value="6355" calcext:value-type="float">
            <text:p>635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8-06" calcext:value-type="date">
            <text:p>6.08.2023</text:p>
          </table:table-cell>
          <table:table-cell table:style-name="ce43" table:formula="of:=MONTH([.A219])" office:value-type="float" office:value="8" calcext:value-type="float">
            <text:p>8</text:p>
          </table:table-cell>
          <table:table-cell table:formula="of:=WEEKDAY([.A219];2)" office:value-type="float" office:value="7" calcext:value-type="float">
            <text:p>7</text:p>
          </table:table-cell>
          <table:table-cell table:style-name="ce1" office:value-type="string" calcext:value-type="string">
            <text:p>LATO</text:p>
          </table:table-cell>
          <table:table-cell table:formula="of:=IF([.D219] = &quot;ZIMA&quot;; 0.2; IF([.D219] = &quot;WIOSNA&quot;; 0.5; IF([.D219] = &quot;LATO&quot;; 0.9; 0.4)))" office:value-type="float" office:value="0.9" calcext:value-type="float">
            <text:p>0,9</text:p>
          </table:table-cell>
          <table:table-cell table:style-name="ce43" table:formula="of:=[.F218] + IF(AND([.B218]&lt;&gt;[.B219]; [.K218]&gt;= 2400);3;0)" office:value-type="float" office:value="16" calcext:value-type="float">
            <text:p>16</text:p>
          </table:table-cell>
          <table:table-cell table:formula="of:= IF([.C219] &lt; 6; [.$M$7] * FLOOR([.E219] * [.F219]); 0)" office:value-type="float" office:value="0" calcext:value-type="float">
            <text:p>0</text:p>
          </table:table-cell>
          <table:table-cell table:formula="of:=[.H218] + [.G219]" office:value-type="float" office:value="24030" calcext:value-type="float">
            <text:p>24030</text:p>
          </table:table-cell>
          <table:table-cell table:style-name="ce43" table:formula="of:=IF([.C219] = 7; [.F219] * 15; 0) + IF(AND([.B218]&lt;&gt;[.B219]; [.K218]&gt;= 2400);2400;0)" office:value-type="float" office:value="240" calcext:value-type="float">
            <text:p>240</text:p>
          </table:table-cell>
          <table:table-cell table:formula="of:=[.J218] + [.I219]" office:value-type="float" office:value="17915" calcext:value-type="float">
            <text:p>17915</text:p>
          </table:table-cell>
          <table:table-cell table:formula="of:=[.H219] - [.J219]" office:value-type="float" office:value="6115" calcext:value-type="float">
            <text:p>611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8-07" calcext:value-type="date">
            <text:p>7.08.2023</text:p>
          </table:table-cell>
          <table:table-cell table:style-name="ce43" table:formula="of:=MONTH([.A220])" office:value-type="float" office:value="8" calcext:value-type="float">
            <text:p>8</text:p>
          </table:table-cell>
          <table:table-cell table:formula="of:=WEEKDAY([.A220];2)" office:value-type="float" office:value="1" calcext:value-type="float">
            <text:p>1</text:p>
          </table:table-cell>
          <table:table-cell table:style-name="ce1" office:value-type="string" calcext:value-type="string">
            <text:p>LATO</text:p>
          </table:table-cell>
          <table:table-cell table:formula="of:=IF([.D220] = &quot;ZIMA&quot;; 0.2; IF([.D220] = &quot;WIOSNA&quot;; 0.5; IF([.D220] = &quot;LATO&quot;; 0.9; 0.4)))" office:value-type="float" office:value="0.9" calcext:value-type="float">
            <text:p>0,9</text:p>
          </table:table-cell>
          <table:table-cell table:style-name="ce43" table:formula="of:=[.F219] + IF(AND([.B219]&lt;&gt;[.B220]; [.K219]&gt;= 2400);3;0)" office:value-type="float" office:value="16" calcext:value-type="float">
            <text:p>16</text:p>
          </table:table-cell>
          <table:table-cell table:formula="of:= IF([.C220] &lt; 6; [.$M$7] * FLOOR([.E220] * [.F220]); 0)" office:value-type="float" office:value="420" calcext:value-type="float">
            <text:p>420</text:p>
          </table:table-cell>
          <table:table-cell table:formula="of:=[.H219] + [.G220]" office:value-type="float" office:value="24450" calcext:value-type="float">
            <text:p>24450</text:p>
          </table:table-cell>
          <table:table-cell table:style-name="ce43" table:formula="of:=IF([.C220] = 7; [.F220] * 15; 0) + IF(AND([.B219]&lt;&gt;[.B220]; [.K219]&gt;= 2400);2400;0)" office:value-type="float" office:value="0" calcext:value-type="float">
            <text:p>0</text:p>
          </table:table-cell>
          <table:table-cell table:formula="of:=[.J219] + [.I220]" office:value-type="float" office:value="17915" calcext:value-type="float">
            <text:p>17915</text:p>
          </table:table-cell>
          <table:table-cell table:formula="of:=[.H220] - [.J220]" office:value-type="float" office:value="6535" calcext:value-type="float">
            <text:p>653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8-08" calcext:value-type="date">
            <text:p>8.08.2023</text:p>
          </table:table-cell>
          <table:table-cell table:style-name="ce43" table:formula="of:=MONTH([.A221])" office:value-type="float" office:value="8" calcext:value-type="float">
            <text:p>8</text:p>
          </table:table-cell>
          <table:table-cell table:formula="of:=WEEKDAY([.A221];2)" office:value-type="float" office:value="2" calcext:value-type="float">
            <text:p>2</text:p>
          </table:table-cell>
          <table:table-cell table:style-name="ce1" office:value-type="string" calcext:value-type="string">
            <text:p>LATO</text:p>
          </table:table-cell>
          <table:table-cell table:formula="of:=IF([.D221] = &quot;ZIMA&quot;; 0.2; IF([.D221] = &quot;WIOSNA&quot;; 0.5; IF([.D221] = &quot;LATO&quot;; 0.9; 0.4)))" office:value-type="float" office:value="0.9" calcext:value-type="float">
            <text:p>0,9</text:p>
          </table:table-cell>
          <table:table-cell table:style-name="ce43" table:formula="of:=[.F220] + IF(AND([.B220]&lt;&gt;[.B221]; [.K220]&gt;= 2400);3;0)" office:value-type="float" office:value="16" calcext:value-type="float">
            <text:p>16</text:p>
          </table:table-cell>
          <table:table-cell table:formula="of:= IF([.C221] &lt; 6; [.$M$7] * FLOOR([.E221] * [.F221]); 0)" office:value-type="float" office:value="420" calcext:value-type="float">
            <text:p>420</text:p>
          </table:table-cell>
          <table:table-cell table:formula="of:=[.H220] + [.G221]" office:value-type="float" office:value="24870" calcext:value-type="float">
            <text:p>24870</text:p>
          </table:table-cell>
          <table:table-cell table:style-name="ce43" table:formula="of:=IF([.C221] = 7; [.F221] * 15; 0) + IF(AND([.B220]&lt;&gt;[.B221]; [.K220]&gt;= 2400);2400;0)" office:value-type="float" office:value="0" calcext:value-type="float">
            <text:p>0</text:p>
          </table:table-cell>
          <table:table-cell table:formula="of:=[.J220] + [.I221]" office:value-type="float" office:value="17915" calcext:value-type="float">
            <text:p>17915</text:p>
          </table:table-cell>
          <table:table-cell table:formula="of:=[.H221] - [.J221]" office:value-type="float" office:value="6955" calcext:value-type="float">
            <text:p>695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8-09" calcext:value-type="date">
            <text:p>9.08.2023</text:p>
          </table:table-cell>
          <table:table-cell table:style-name="ce43" table:formula="of:=MONTH([.A222])" office:value-type="float" office:value="8" calcext:value-type="float">
            <text:p>8</text:p>
          </table:table-cell>
          <table:table-cell table:formula="of:=WEEKDAY([.A222];2)" office:value-type="float" office:value="3" calcext:value-type="float">
            <text:p>3</text:p>
          </table:table-cell>
          <table:table-cell table:style-name="ce1" office:value-type="string" calcext:value-type="string">
            <text:p>LATO</text:p>
          </table:table-cell>
          <table:table-cell table:formula="of:=IF([.D222] = &quot;ZIMA&quot;; 0.2; IF([.D222] = &quot;WIOSNA&quot;; 0.5; IF([.D222] = &quot;LATO&quot;; 0.9; 0.4)))" office:value-type="float" office:value="0.9" calcext:value-type="float">
            <text:p>0,9</text:p>
          </table:table-cell>
          <table:table-cell table:style-name="ce43" table:formula="of:=[.F221] + IF(AND([.B221]&lt;&gt;[.B222]; [.K221]&gt;= 2400);3;0)" office:value-type="float" office:value="16" calcext:value-type="float">
            <text:p>16</text:p>
          </table:table-cell>
          <table:table-cell table:formula="of:= IF([.C222] &lt; 6; [.$M$7] * FLOOR([.E222] * [.F222]); 0)" office:value-type="float" office:value="420" calcext:value-type="float">
            <text:p>420</text:p>
          </table:table-cell>
          <table:table-cell table:formula="of:=[.H221] + [.G222]" office:value-type="float" office:value="25290" calcext:value-type="float">
            <text:p>25290</text:p>
          </table:table-cell>
          <table:table-cell table:style-name="ce43" table:formula="of:=IF([.C222] = 7; [.F222] * 15; 0) + IF(AND([.B221]&lt;&gt;[.B222]; [.K221]&gt;= 2400);2400;0)" office:value-type="float" office:value="0" calcext:value-type="float">
            <text:p>0</text:p>
          </table:table-cell>
          <table:table-cell table:formula="of:=[.J221] + [.I222]" office:value-type="float" office:value="17915" calcext:value-type="float">
            <text:p>17915</text:p>
          </table:table-cell>
          <table:table-cell table:formula="of:=[.H222] - [.J222]" office:value-type="float" office:value="7375" calcext:value-type="float">
            <text:p>737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8-10" calcext:value-type="date">
            <text:p>10.08.2023</text:p>
          </table:table-cell>
          <table:table-cell table:style-name="ce43" table:formula="of:=MONTH([.A223])" office:value-type="float" office:value="8" calcext:value-type="float">
            <text:p>8</text:p>
          </table:table-cell>
          <table:table-cell table:formula="of:=WEEKDAY([.A223];2)" office:value-type="float" office:value="4" calcext:value-type="float">
            <text:p>4</text:p>
          </table:table-cell>
          <table:table-cell table:style-name="ce1" office:value-type="string" calcext:value-type="string">
            <text:p>LATO</text:p>
          </table:table-cell>
          <table:table-cell table:formula="of:=IF([.D223] = &quot;ZIMA&quot;; 0.2; IF([.D223] = &quot;WIOSNA&quot;; 0.5; IF([.D223] = &quot;LATO&quot;; 0.9; 0.4)))" office:value-type="float" office:value="0.9" calcext:value-type="float">
            <text:p>0,9</text:p>
          </table:table-cell>
          <table:table-cell table:style-name="ce43" table:formula="of:=[.F222] + IF(AND([.B222]&lt;&gt;[.B223]; [.K222]&gt;= 2400);3;0)" office:value-type="float" office:value="16" calcext:value-type="float">
            <text:p>16</text:p>
          </table:table-cell>
          <table:table-cell table:formula="of:= IF([.C223] &lt; 6; [.$M$7] * FLOOR([.E223] * [.F223]); 0)" office:value-type="float" office:value="420" calcext:value-type="float">
            <text:p>420</text:p>
          </table:table-cell>
          <table:table-cell table:formula="of:=[.H222] + [.G223]" office:value-type="float" office:value="25710" calcext:value-type="float">
            <text:p>25710</text:p>
          </table:table-cell>
          <table:table-cell table:style-name="ce43" table:formula="of:=IF([.C223] = 7; [.F223] * 15; 0) + IF(AND([.B222]&lt;&gt;[.B223]; [.K222]&gt;= 2400);2400;0)" office:value-type="float" office:value="0" calcext:value-type="float">
            <text:p>0</text:p>
          </table:table-cell>
          <table:table-cell table:formula="of:=[.J222] + [.I223]" office:value-type="float" office:value="17915" calcext:value-type="float">
            <text:p>17915</text:p>
          </table:table-cell>
          <table:table-cell table:formula="of:=[.H223] - [.J223]" office:value-type="float" office:value="7795" calcext:value-type="float">
            <text:p>779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8-11" calcext:value-type="date">
            <text:p>11.08.2023</text:p>
          </table:table-cell>
          <table:table-cell table:style-name="ce43" table:formula="of:=MONTH([.A224])" office:value-type="float" office:value="8" calcext:value-type="float">
            <text:p>8</text:p>
          </table:table-cell>
          <table:table-cell table:formula="of:=WEEKDAY([.A224];2)" office:value-type="float" office:value="5" calcext:value-type="float">
            <text:p>5</text:p>
          </table:table-cell>
          <table:table-cell table:style-name="ce1" office:value-type="string" calcext:value-type="string">
            <text:p>LATO</text:p>
          </table:table-cell>
          <table:table-cell table:formula="of:=IF([.D224] = &quot;ZIMA&quot;; 0.2; IF([.D224] = &quot;WIOSNA&quot;; 0.5; IF([.D224] = &quot;LATO&quot;; 0.9; 0.4)))" office:value-type="float" office:value="0.9" calcext:value-type="float">
            <text:p>0,9</text:p>
          </table:table-cell>
          <table:table-cell table:style-name="ce43" table:formula="of:=[.F223] + IF(AND([.B223]&lt;&gt;[.B224]; [.K223]&gt;= 2400);3;0)" office:value-type="float" office:value="16" calcext:value-type="float">
            <text:p>16</text:p>
          </table:table-cell>
          <table:table-cell table:formula="of:= IF([.C224] &lt; 6; [.$M$7] * FLOOR([.E224] * [.F224]); 0)" office:value-type="float" office:value="420" calcext:value-type="float">
            <text:p>420</text:p>
          </table:table-cell>
          <table:table-cell table:formula="of:=[.H223] + [.G224]" office:value-type="float" office:value="26130" calcext:value-type="float">
            <text:p>26130</text:p>
          </table:table-cell>
          <table:table-cell table:style-name="ce43" table:formula="of:=IF([.C224] = 7; [.F224] * 15; 0) + IF(AND([.B223]&lt;&gt;[.B224]; [.K223]&gt;= 2400);2400;0)" office:value-type="float" office:value="0" calcext:value-type="float">
            <text:p>0</text:p>
          </table:table-cell>
          <table:table-cell table:formula="of:=[.J223] + [.I224]" office:value-type="float" office:value="17915" calcext:value-type="float">
            <text:p>17915</text:p>
          </table:table-cell>
          <table:table-cell table:formula="of:=[.H224] - [.J224]" office:value-type="float" office:value="8215" calcext:value-type="float">
            <text:p>821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8-12" calcext:value-type="date">
            <text:p>12.08.2023</text:p>
          </table:table-cell>
          <table:table-cell table:style-name="ce43" table:formula="of:=MONTH([.A225])" office:value-type="float" office:value="8" calcext:value-type="float">
            <text:p>8</text:p>
          </table:table-cell>
          <table:table-cell table:formula="of:=WEEKDAY([.A225];2)" office:value-type="float" office:value="6" calcext:value-type="float">
            <text:p>6</text:p>
          </table:table-cell>
          <table:table-cell table:style-name="ce1" office:value-type="string" calcext:value-type="string">
            <text:p>LATO</text:p>
          </table:table-cell>
          <table:table-cell table:formula="of:=IF([.D225] = &quot;ZIMA&quot;; 0.2; IF([.D225] = &quot;WIOSNA&quot;; 0.5; IF([.D225] = &quot;LATO&quot;; 0.9; 0.4)))" office:value-type="float" office:value="0.9" calcext:value-type="float">
            <text:p>0,9</text:p>
          </table:table-cell>
          <table:table-cell table:style-name="ce43" table:formula="of:=[.F224] + IF(AND([.B224]&lt;&gt;[.B225]; [.K224]&gt;= 2400);3;0)" office:value-type="float" office:value="16" calcext:value-type="float">
            <text:p>16</text:p>
          </table:table-cell>
          <table:table-cell table:formula="of:= IF([.C225] &lt; 6; [.$M$7] * FLOOR([.E225] * [.F225]); 0)" office:value-type="float" office:value="0" calcext:value-type="float">
            <text:p>0</text:p>
          </table:table-cell>
          <table:table-cell table:formula="of:=[.H224] + [.G225]" office:value-type="float" office:value="26130" calcext:value-type="float">
            <text:p>26130</text:p>
          </table:table-cell>
          <table:table-cell table:style-name="ce43" table:formula="of:=IF([.C225] = 7; [.F225] * 15; 0) + IF(AND([.B224]&lt;&gt;[.B225]; [.K224]&gt;= 2400);2400;0)" office:value-type="float" office:value="0" calcext:value-type="float">
            <text:p>0</text:p>
          </table:table-cell>
          <table:table-cell table:formula="of:=[.J224] + [.I225]" office:value-type="float" office:value="17915" calcext:value-type="float">
            <text:p>17915</text:p>
          </table:table-cell>
          <table:table-cell table:formula="of:=[.H225] - [.J225]" office:value-type="float" office:value="8215" calcext:value-type="float">
            <text:p>821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8-13" calcext:value-type="date">
            <text:p>13.08.2023</text:p>
          </table:table-cell>
          <table:table-cell table:style-name="ce43" table:formula="of:=MONTH([.A226])" office:value-type="float" office:value="8" calcext:value-type="float">
            <text:p>8</text:p>
          </table:table-cell>
          <table:table-cell table:formula="of:=WEEKDAY([.A226];2)" office:value-type="float" office:value="7" calcext:value-type="float">
            <text:p>7</text:p>
          </table:table-cell>
          <table:table-cell table:style-name="ce1" office:value-type="string" calcext:value-type="string">
            <text:p>LATO</text:p>
          </table:table-cell>
          <table:table-cell table:formula="of:=IF([.D226] = &quot;ZIMA&quot;; 0.2; IF([.D226] = &quot;WIOSNA&quot;; 0.5; IF([.D226] = &quot;LATO&quot;; 0.9; 0.4)))" office:value-type="float" office:value="0.9" calcext:value-type="float">
            <text:p>0,9</text:p>
          </table:table-cell>
          <table:table-cell table:style-name="ce43" table:formula="of:=[.F225] + IF(AND([.B225]&lt;&gt;[.B226]; [.K225]&gt;= 2400);3;0)" office:value-type="float" office:value="16" calcext:value-type="float">
            <text:p>16</text:p>
          </table:table-cell>
          <table:table-cell table:formula="of:= IF([.C226] &lt; 6; [.$M$7] * FLOOR([.E226] * [.F226]); 0)" office:value-type="float" office:value="0" calcext:value-type="float">
            <text:p>0</text:p>
          </table:table-cell>
          <table:table-cell table:formula="of:=[.H225] + [.G226]" office:value-type="float" office:value="26130" calcext:value-type="float">
            <text:p>26130</text:p>
          </table:table-cell>
          <table:table-cell table:style-name="ce43" table:formula="of:=IF([.C226] = 7; [.F226] * 15; 0) + IF(AND([.B225]&lt;&gt;[.B226]; [.K225]&gt;= 2400);2400;0)" office:value-type="float" office:value="240" calcext:value-type="float">
            <text:p>240</text:p>
          </table:table-cell>
          <table:table-cell table:formula="of:=[.J225] + [.I226]" office:value-type="float" office:value="18155" calcext:value-type="float">
            <text:p>18155</text:p>
          </table:table-cell>
          <table:table-cell table:formula="of:=[.H226] - [.J226]" office:value-type="float" office:value="7975" calcext:value-type="float">
            <text:p>797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8-14" calcext:value-type="date">
            <text:p>14.08.2023</text:p>
          </table:table-cell>
          <table:table-cell table:style-name="ce43" table:formula="of:=MONTH([.A227])" office:value-type="float" office:value="8" calcext:value-type="float">
            <text:p>8</text:p>
          </table:table-cell>
          <table:table-cell table:formula="of:=WEEKDAY([.A227];2)" office:value-type="float" office:value="1" calcext:value-type="float">
            <text:p>1</text:p>
          </table:table-cell>
          <table:table-cell table:style-name="ce1" office:value-type="string" calcext:value-type="string">
            <text:p>LATO</text:p>
          </table:table-cell>
          <table:table-cell table:formula="of:=IF([.D227] = &quot;ZIMA&quot;; 0.2; IF([.D227] = &quot;WIOSNA&quot;; 0.5; IF([.D227] = &quot;LATO&quot;; 0.9; 0.4)))" office:value-type="float" office:value="0.9" calcext:value-type="float">
            <text:p>0,9</text:p>
          </table:table-cell>
          <table:table-cell table:style-name="ce43" table:formula="of:=[.F226] + IF(AND([.B226]&lt;&gt;[.B227]; [.K226]&gt;= 2400);3;0)" office:value-type="float" office:value="16" calcext:value-type="float">
            <text:p>16</text:p>
          </table:table-cell>
          <table:table-cell table:formula="of:= IF([.C227] &lt; 6; [.$M$7] * FLOOR([.E227] * [.F227]); 0)" office:value-type="float" office:value="420" calcext:value-type="float">
            <text:p>420</text:p>
          </table:table-cell>
          <table:table-cell table:formula="of:=[.H226] + [.G227]" office:value-type="float" office:value="26550" calcext:value-type="float">
            <text:p>26550</text:p>
          </table:table-cell>
          <table:table-cell table:style-name="ce43" table:formula="of:=IF([.C227] = 7; [.F227] * 15; 0) + IF(AND([.B226]&lt;&gt;[.B227]; [.K226]&gt;= 2400);2400;0)" office:value-type="float" office:value="0" calcext:value-type="float">
            <text:p>0</text:p>
          </table:table-cell>
          <table:table-cell table:formula="of:=[.J226] + [.I227]" office:value-type="float" office:value="18155" calcext:value-type="float">
            <text:p>18155</text:p>
          </table:table-cell>
          <table:table-cell table:formula="of:=[.H227] - [.J227]" office:value-type="float" office:value="8395" calcext:value-type="float">
            <text:p>839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8-15" calcext:value-type="date">
            <text:p>15.08.2023</text:p>
          </table:table-cell>
          <table:table-cell table:style-name="ce43" table:formula="of:=MONTH([.A228])" office:value-type="float" office:value="8" calcext:value-type="float">
            <text:p>8</text:p>
          </table:table-cell>
          <table:table-cell table:formula="of:=WEEKDAY([.A228];2)" office:value-type="float" office:value="2" calcext:value-type="float">
            <text:p>2</text:p>
          </table:table-cell>
          <table:table-cell table:style-name="ce1" office:value-type="string" calcext:value-type="string">
            <text:p>LATO</text:p>
          </table:table-cell>
          <table:table-cell table:formula="of:=IF([.D228] = &quot;ZIMA&quot;; 0.2; IF([.D228] = &quot;WIOSNA&quot;; 0.5; IF([.D228] = &quot;LATO&quot;; 0.9; 0.4)))" office:value-type="float" office:value="0.9" calcext:value-type="float">
            <text:p>0,9</text:p>
          </table:table-cell>
          <table:table-cell table:style-name="ce43" table:formula="of:=[.F227] + IF(AND([.B227]&lt;&gt;[.B228]; [.K227]&gt;= 2400);3;0)" office:value-type="float" office:value="16" calcext:value-type="float">
            <text:p>16</text:p>
          </table:table-cell>
          <table:table-cell table:formula="of:= IF([.C228] &lt; 6; [.$M$7] * FLOOR([.E228] * [.F228]); 0)" office:value-type="float" office:value="420" calcext:value-type="float">
            <text:p>420</text:p>
          </table:table-cell>
          <table:table-cell table:formula="of:=[.H227] + [.G228]" office:value-type="float" office:value="26970" calcext:value-type="float">
            <text:p>26970</text:p>
          </table:table-cell>
          <table:table-cell table:style-name="ce43" table:formula="of:=IF([.C228] = 7; [.F228] * 15; 0) + IF(AND([.B227]&lt;&gt;[.B228]; [.K227]&gt;= 2400);2400;0)" office:value-type="float" office:value="0" calcext:value-type="float">
            <text:p>0</text:p>
          </table:table-cell>
          <table:table-cell table:formula="of:=[.J227] + [.I228]" office:value-type="float" office:value="18155" calcext:value-type="float">
            <text:p>18155</text:p>
          </table:table-cell>
          <table:table-cell table:formula="of:=[.H228] - [.J228]" office:value-type="float" office:value="8815" calcext:value-type="float">
            <text:p>881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8-16" calcext:value-type="date">
            <text:p>16.08.2023</text:p>
          </table:table-cell>
          <table:table-cell table:style-name="ce43" table:formula="of:=MONTH([.A229])" office:value-type="float" office:value="8" calcext:value-type="float">
            <text:p>8</text:p>
          </table:table-cell>
          <table:table-cell table:formula="of:=WEEKDAY([.A229];2)" office:value-type="float" office:value="3" calcext:value-type="float">
            <text:p>3</text:p>
          </table:table-cell>
          <table:table-cell table:style-name="ce1" office:value-type="string" calcext:value-type="string">
            <text:p>LATO</text:p>
          </table:table-cell>
          <table:table-cell table:formula="of:=IF([.D229] = &quot;ZIMA&quot;; 0.2; IF([.D229] = &quot;WIOSNA&quot;; 0.5; IF([.D229] = &quot;LATO&quot;; 0.9; 0.4)))" office:value-type="float" office:value="0.9" calcext:value-type="float">
            <text:p>0,9</text:p>
          </table:table-cell>
          <table:table-cell table:style-name="ce43" table:formula="of:=[.F228] + IF(AND([.B228]&lt;&gt;[.B229]; [.K228]&gt;= 2400);3;0)" office:value-type="float" office:value="16" calcext:value-type="float">
            <text:p>16</text:p>
          </table:table-cell>
          <table:table-cell table:formula="of:= IF([.C229] &lt; 6; [.$M$7] * FLOOR([.E229] * [.F229]); 0)" office:value-type="float" office:value="420" calcext:value-type="float">
            <text:p>420</text:p>
          </table:table-cell>
          <table:table-cell table:formula="of:=[.H228] + [.G229]" office:value-type="float" office:value="27390" calcext:value-type="float">
            <text:p>27390</text:p>
          </table:table-cell>
          <table:table-cell table:style-name="ce43" table:formula="of:=IF([.C229] = 7; [.F229] * 15; 0) + IF(AND([.B228]&lt;&gt;[.B229]; [.K228]&gt;= 2400);2400;0)" office:value-type="float" office:value="0" calcext:value-type="float">
            <text:p>0</text:p>
          </table:table-cell>
          <table:table-cell table:formula="of:=[.J228] + [.I229]" office:value-type="float" office:value="18155" calcext:value-type="float">
            <text:p>18155</text:p>
          </table:table-cell>
          <table:table-cell table:formula="of:=[.H229] - [.J229]" office:value-type="float" office:value="9235" calcext:value-type="float">
            <text:p>923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8-17" calcext:value-type="date">
            <text:p>17.08.2023</text:p>
          </table:table-cell>
          <table:table-cell table:style-name="ce43" table:formula="of:=MONTH([.A230])" office:value-type="float" office:value="8" calcext:value-type="float">
            <text:p>8</text:p>
          </table:table-cell>
          <table:table-cell table:formula="of:=WEEKDAY([.A230];2)" office:value-type="float" office:value="4" calcext:value-type="float">
            <text:p>4</text:p>
          </table:table-cell>
          <table:table-cell table:style-name="ce1" office:value-type="string" calcext:value-type="string">
            <text:p>LATO</text:p>
          </table:table-cell>
          <table:table-cell table:formula="of:=IF([.D230] = &quot;ZIMA&quot;; 0.2; IF([.D230] = &quot;WIOSNA&quot;; 0.5; IF([.D230] = &quot;LATO&quot;; 0.9; 0.4)))" office:value-type="float" office:value="0.9" calcext:value-type="float">
            <text:p>0,9</text:p>
          </table:table-cell>
          <table:table-cell table:style-name="ce43" table:formula="of:=[.F229] + IF(AND([.B229]&lt;&gt;[.B230]; [.K229]&gt;= 2400);3;0)" office:value-type="float" office:value="16" calcext:value-type="float">
            <text:p>16</text:p>
          </table:table-cell>
          <table:table-cell table:formula="of:= IF([.C230] &lt; 6; [.$M$7] * FLOOR([.E230] * [.F230]); 0)" office:value-type="float" office:value="420" calcext:value-type="float">
            <text:p>420</text:p>
          </table:table-cell>
          <table:table-cell table:formula="of:=[.H229] + [.G230]" office:value-type="float" office:value="27810" calcext:value-type="float">
            <text:p>27810</text:p>
          </table:table-cell>
          <table:table-cell table:style-name="ce43" table:formula="of:=IF([.C230] = 7; [.F230] * 15; 0) + IF(AND([.B229]&lt;&gt;[.B230]; [.K229]&gt;= 2400);2400;0)" office:value-type="float" office:value="0" calcext:value-type="float">
            <text:p>0</text:p>
          </table:table-cell>
          <table:table-cell table:formula="of:=[.J229] + [.I230]" office:value-type="float" office:value="18155" calcext:value-type="float">
            <text:p>18155</text:p>
          </table:table-cell>
          <table:table-cell table:formula="of:=[.H230] - [.J230]" office:value-type="float" office:value="9655" calcext:value-type="float">
            <text:p>965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8-18" calcext:value-type="date">
            <text:p>18.08.2023</text:p>
          </table:table-cell>
          <table:table-cell table:style-name="ce43" table:formula="of:=MONTH([.A231])" office:value-type="float" office:value="8" calcext:value-type="float">
            <text:p>8</text:p>
          </table:table-cell>
          <table:table-cell table:formula="of:=WEEKDAY([.A231];2)" office:value-type="float" office:value="5" calcext:value-type="float">
            <text:p>5</text:p>
          </table:table-cell>
          <table:table-cell table:style-name="ce1" office:value-type="string" calcext:value-type="string">
            <text:p>LATO</text:p>
          </table:table-cell>
          <table:table-cell table:formula="of:=IF([.D231] = &quot;ZIMA&quot;; 0.2; IF([.D231] = &quot;WIOSNA&quot;; 0.5; IF([.D231] = &quot;LATO&quot;; 0.9; 0.4)))" office:value-type="float" office:value="0.9" calcext:value-type="float">
            <text:p>0,9</text:p>
          </table:table-cell>
          <table:table-cell table:style-name="ce43" table:formula="of:=[.F230] + IF(AND([.B230]&lt;&gt;[.B231]; [.K230]&gt;= 2400);3;0)" office:value-type="float" office:value="16" calcext:value-type="float">
            <text:p>16</text:p>
          </table:table-cell>
          <table:table-cell table:formula="of:= IF([.C231] &lt; 6; [.$M$7] * FLOOR([.E231] * [.F231]); 0)" office:value-type="float" office:value="420" calcext:value-type="float">
            <text:p>420</text:p>
          </table:table-cell>
          <table:table-cell table:formula="of:=[.H230] + [.G231]" office:value-type="float" office:value="28230" calcext:value-type="float">
            <text:p>28230</text:p>
          </table:table-cell>
          <table:table-cell table:style-name="ce43" table:formula="of:=IF([.C231] = 7; [.F231] * 15; 0) + IF(AND([.B230]&lt;&gt;[.B231]; [.K230]&gt;= 2400);2400;0)" office:value-type="float" office:value="0" calcext:value-type="float">
            <text:p>0</text:p>
          </table:table-cell>
          <table:table-cell table:formula="of:=[.J230] + [.I231]" office:value-type="float" office:value="18155" calcext:value-type="float">
            <text:p>18155</text:p>
          </table:table-cell>
          <table:table-cell table:formula="of:=[.H231] - [.J231]" office:value-type="float" office:value="10075" calcext:value-type="float">
            <text:p>1007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8-19" calcext:value-type="date">
            <text:p>19.08.2023</text:p>
          </table:table-cell>
          <table:table-cell table:style-name="ce43" table:formula="of:=MONTH([.A232])" office:value-type="float" office:value="8" calcext:value-type="float">
            <text:p>8</text:p>
          </table:table-cell>
          <table:table-cell table:formula="of:=WEEKDAY([.A232];2)" office:value-type="float" office:value="6" calcext:value-type="float">
            <text:p>6</text:p>
          </table:table-cell>
          <table:table-cell table:style-name="ce1" office:value-type="string" calcext:value-type="string">
            <text:p>LATO</text:p>
          </table:table-cell>
          <table:table-cell table:formula="of:=IF([.D232] = &quot;ZIMA&quot;; 0.2; IF([.D232] = &quot;WIOSNA&quot;; 0.5; IF([.D232] = &quot;LATO&quot;; 0.9; 0.4)))" office:value-type="float" office:value="0.9" calcext:value-type="float">
            <text:p>0,9</text:p>
          </table:table-cell>
          <table:table-cell table:style-name="ce43" table:formula="of:=[.F231] + IF(AND([.B231]&lt;&gt;[.B232]; [.K231]&gt;= 2400);3;0)" office:value-type="float" office:value="16" calcext:value-type="float">
            <text:p>16</text:p>
          </table:table-cell>
          <table:table-cell table:formula="of:= IF([.C232] &lt; 6; [.$M$7] * FLOOR([.E232] * [.F232]); 0)" office:value-type="float" office:value="0" calcext:value-type="float">
            <text:p>0</text:p>
          </table:table-cell>
          <table:table-cell table:formula="of:=[.H231] + [.G232]" office:value-type="float" office:value="28230" calcext:value-type="float">
            <text:p>28230</text:p>
          </table:table-cell>
          <table:table-cell table:style-name="ce43" table:formula="of:=IF([.C232] = 7; [.F232] * 15; 0) + IF(AND([.B231]&lt;&gt;[.B232]; [.K231]&gt;= 2400);2400;0)" office:value-type="float" office:value="0" calcext:value-type="float">
            <text:p>0</text:p>
          </table:table-cell>
          <table:table-cell table:formula="of:=[.J231] + [.I232]" office:value-type="float" office:value="18155" calcext:value-type="float">
            <text:p>18155</text:p>
          </table:table-cell>
          <table:table-cell table:formula="of:=[.H232] - [.J232]" office:value-type="float" office:value="10075" calcext:value-type="float">
            <text:p>1007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8-20" calcext:value-type="date">
            <text:p>20.08.2023</text:p>
          </table:table-cell>
          <table:table-cell table:style-name="ce43" table:formula="of:=MONTH([.A233])" office:value-type="float" office:value="8" calcext:value-type="float">
            <text:p>8</text:p>
          </table:table-cell>
          <table:table-cell table:formula="of:=WEEKDAY([.A233];2)" office:value-type="float" office:value="7" calcext:value-type="float">
            <text:p>7</text:p>
          </table:table-cell>
          <table:table-cell table:style-name="ce1" office:value-type="string" calcext:value-type="string">
            <text:p>LATO</text:p>
          </table:table-cell>
          <table:table-cell table:formula="of:=IF([.D233] = &quot;ZIMA&quot;; 0.2; IF([.D233] = &quot;WIOSNA&quot;; 0.5; IF([.D233] = &quot;LATO&quot;; 0.9; 0.4)))" office:value-type="float" office:value="0.9" calcext:value-type="float">
            <text:p>0,9</text:p>
          </table:table-cell>
          <table:table-cell table:style-name="ce43" table:formula="of:=[.F232] + IF(AND([.B232]&lt;&gt;[.B233]; [.K232]&gt;= 2400);3;0)" office:value-type="float" office:value="16" calcext:value-type="float">
            <text:p>16</text:p>
          </table:table-cell>
          <table:table-cell table:formula="of:= IF([.C233] &lt; 6; [.$M$7] * FLOOR([.E233] * [.F233]); 0)" office:value-type="float" office:value="0" calcext:value-type="float">
            <text:p>0</text:p>
          </table:table-cell>
          <table:table-cell table:formula="of:=[.H232] + [.G233]" office:value-type="float" office:value="28230" calcext:value-type="float">
            <text:p>28230</text:p>
          </table:table-cell>
          <table:table-cell table:style-name="ce43" table:formula="of:=IF([.C233] = 7; [.F233] * 15; 0) + IF(AND([.B232]&lt;&gt;[.B233]; [.K232]&gt;= 2400);2400;0)" office:value-type="float" office:value="240" calcext:value-type="float">
            <text:p>240</text:p>
          </table:table-cell>
          <table:table-cell table:formula="of:=[.J232] + [.I233]" office:value-type="float" office:value="18395" calcext:value-type="float">
            <text:p>18395</text:p>
          </table:table-cell>
          <table:table-cell table:formula="of:=[.H233] - [.J233]" office:value-type="float" office:value="9835" calcext:value-type="float">
            <text:p>983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8-21" calcext:value-type="date">
            <text:p>21.08.2023</text:p>
          </table:table-cell>
          <table:table-cell table:style-name="ce43" table:formula="of:=MONTH([.A234])" office:value-type="float" office:value="8" calcext:value-type="float">
            <text:p>8</text:p>
          </table:table-cell>
          <table:table-cell table:formula="of:=WEEKDAY([.A234];2)" office:value-type="float" office:value="1" calcext:value-type="float">
            <text:p>1</text:p>
          </table:table-cell>
          <table:table-cell table:style-name="ce1" office:value-type="string" calcext:value-type="string">
            <text:p>LATO</text:p>
          </table:table-cell>
          <table:table-cell table:formula="of:=IF([.D234] = &quot;ZIMA&quot;; 0.2; IF([.D234] = &quot;WIOSNA&quot;; 0.5; IF([.D234] = &quot;LATO&quot;; 0.9; 0.4)))" office:value-type="float" office:value="0.9" calcext:value-type="float">
            <text:p>0,9</text:p>
          </table:table-cell>
          <table:table-cell table:style-name="ce43" table:formula="of:=[.F233] + IF(AND([.B233]&lt;&gt;[.B234]; [.K233]&gt;= 2400);3;0)" office:value-type="float" office:value="16" calcext:value-type="float">
            <text:p>16</text:p>
          </table:table-cell>
          <table:table-cell table:formula="of:= IF([.C234] &lt; 6; [.$M$7] * FLOOR([.E234] * [.F234]); 0)" office:value-type="float" office:value="420" calcext:value-type="float">
            <text:p>420</text:p>
          </table:table-cell>
          <table:table-cell table:formula="of:=[.H233] + [.G234]" office:value-type="float" office:value="28650" calcext:value-type="float">
            <text:p>28650</text:p>
          </table:table-cell>
          <table:table-cell table:style-name="ce43" table:formula="of:=IF([.C234] = 7; [.F234] * 15; 0) + IF(AND([.B233]&lt;&gt;[.B234]; [.K233]&gt;= 2400);2400;0)" office:value-type="float" office:value="0" calcext:value-type="float">
            <text:p>0</text:p>
          </table:table-cell>
          <table:table-cell table:formula="of:=[.J233] + [.I234]" office:value-type="float" office:value="18395" calcext:value-type="float">
            <text:p>18395</text:p>
          </table:table-cell>
          <table:table-cell table:formula="of:=[.H234] - [.J234]" office:value-type="float" office:value="10255" calcext:value-type="float">
            <text:p>1025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8-22" calcext:value-type="date">
            <text:p>22.08.2023</text:p>
          </table:table-cell>
          <table:table-cell table:style-name="ce43" table:formula="of:=MONTH([.A235])" office:value-type="float" office:value="8" calcext:value-type="float">
            <text:p>8</text:p>
          </table:table-cell>
          <table:table-cell table:formula="of:=WEEKDAY([.A235];2)" office:value-type="float" office:value="2" calcext:value-type="float">
            <text:p>2</text:p>
          </table:table-cell>
          <table:table-cell table:style-name="ce1" office:value-type="string" calcext:value-type="string">
            <text:p>LATO</text:p>
          </table:table-cell>
          <table:table-cell table:formula="of:=IF([.D235] = &quot;ZIMA&quot;; 0.2; IF([.D235] = &quot;WIOSNA&quot;; 0.5; IF([.D235] = &quot;LATO&quot;; 0.9; 0.4)))" office:value-type="float" office:value="0.9" calcext:value-type="float">
            <text:p>0,9</text:p>
          </table:table-cell>
          <table:table-cell table:style-name="ce43" table:formula="of:=[.F234] + IF(AND([.B234]&lt;&gt;[.B235]; [.K234]&gt;= 2400);3;0)" office:value-type="float" office:value="16" calcext:value-type="float">
            <text:p>16</text:p>
          </table:table-cell>
          <table:table-cell table:formula="of:= IF([.C235] &lt; 6; [.$M$7] * FLOOR([.E235] * [.F235]); 0)" office:value-type="float" office:value="420" calcext:value-type="float">
            <text:p>420</text:p>
          </table:table-cell>
          <table:table-cell table:formula="of:=[.H234] + [.G235]" office:value-type="float" office:value="29070" calcext:value-type="float">
            <text:p>29070</text:p>
          </table:table-cell>
          <table:table-cell table:style-name="ce43" table:formula="of:=IF([.C235] = 7; [.F235] * 15; 0) + IF(AND([.B234]&lt;&gt;[.B235]; [.K234]&gt;= 2400);2400;0)" office:value-type="float" office:value="0" calcext:value-type="float">
            <text:p>0</text:p>
          </table:table-cell>
          <table:table-cell table:formula="of:=[.J234] + [.I235]" office:value-type="float" office:value="18395" calcext:value-type="float">
            <text:p>18395</text:p>
          </table:table-cell>
          <table:table-cell table:formula="of:=[.H235] - [.J235]" office:value-type="float" office:value="10675" calcext:value-type="float">
            <text:p>1067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8-23" calcext:value-type="date">
            <text:p>23.08.2023</text:p>
          </table:table-cell>
          <table:table-cell table:style-name="ce43" table:formula="of:=MONTH([.A236])" office:value-type="float" office:value="8" calcext:value-type="float">
            <text:p>8</text:p>
          </table:table-cell>
          <table:table-cell table:formula="of:=WEEKDAY([.A236];2)" office:value-type="float" office:value="3" calcext:value-type="float">
            <text:p>3</text:p>
          </table:table-cell>
          <table:table-cell table:style-name="ce1" office:value-type="string" calcext:value-type="string">
            <text:p>LATO</text:p>
          </table:table-cell>
          <table:table-cell table:formula="of:=IF([.D236] = &quot;ZIMA&quot;; 0.2; IF([.D236] = &quot;WIOSNA&quot;; 0.5; IF([.D236] = &quot;LATO&quot;; 0.9; 0.4)))" office:value-type="float" office:value="0.9" calcext:value-type="float">
            <text:p>0,9</text:p>
          </table:table-cell>
          <table:table-cell table:style-name="ce43" table:formula="of:=[.F235] + IF(AND([.B235]&lt;&gt;[.B236]; [.K235]&gt;= 2400);3;0)" office:value-type="float" office:value="16" calcext:value-type="float">
            <text:p>16</text:p>
          </table:table-cell>
          <table:table-cell table:formula="of:= IF([.C236] &lt; 6; [.$M$7] * FLOOR([.E236] * [.F236]); 0)" office:value-type="float" office:value="420" calcext:value-type="float">
            <text:p>420</text:p>
          </table:table-cell>
          <table:table-cell table:formula="of:=[.H235] + [.G236]" office:value-type="float" office:value="29490" calcext:value-type="float">
            <text:p>29490</text:p>
          </table:table-cell>
          <table:table-cell table:style-name="ce43" table:formula="of:=IF([.C236] = 7; [.F236] * 15; 0) + IF(AND([.B235]&lt;&gt;[.B236]; [.K235]&gt;= 2400);2400;0)" office:value-type="float" office:value="0" calcext:value-type="float">
            <text:p>0</text:p>
          </table:table-cell>
          <table:table-cell table:formula="of:=[.J235] + [.I236]" office:value-type="float" office:value="18395" calcext:value-type="float">
            <text:p>18395</text:p>
          </table:table-cell>
          <table:table-cell table:formula="of:=[.H236] - [.J236]" office:value-type="float" office:value="11095" calcext:value-type="float">
            <text:p>1109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8-24" calcext:value-type="date">
            <text:p>24.08.2023</text:p>
          </table:table-cell>
          <table:table-cell table:style-name="ce43" table:formula="of:=MONTH([.A237])" office:value-type="float" office:value="8" calcext:value-type="float">
            <text:p>8</text:p>
          </table:table-cell>
          <table:table-cell table:formula="of:=WEEKDAY([.A237];2)" office:value-type="float" office:value="4" calcext:value-type="float">
            <text:p>4</text:p>
          </table:table-cell>
          <table:table-cell table:style-name="ce1" office:value-type="string" calcext:value-type="string">
            <text:p>LATO</text:p>
          </table:table-cell>
          <table:table-cell table:formula="of:=IF([.D237] = &quot;ZIMA&quot;; 0.2; IF([.D237] = &quot;WIOSNA&quot;; 0.5; IF([.D237] = &quot;LATO&quot;; 0.9; 0.4)))" office:value-type="float" office:value="0.9" calcext:value-type="float">
            <text:p>0,9</text:p>
          </table:table-cell>
          <table:table-cell table:style-name="ce43" table:formula="of:=[.F236] + IF(AND([.B236]&lt;&gt;[.B237]; [.K236]&gt;= 2400);3;0)" office:value-type="float" office:value="16" calcext:value-type="float">
            <text:p>16</text:p>
          </table:table-cell>
          <table:table-cell table:formula="of:= IF([.C237] &lt; 6; [.$M$7] * FLOOR([.E237] * [.F237]); 0)" office:value-type="float" office:value="420" calcext:value-type="float">
            <text:p>420</text:p>
          </table:table-cell>
          <table:table-cell table:formula="of:=[.H236] + [.G237]" office:value-type="float" office:value="29910" calcext:value-type="float">
            <text:p>29910</text:p>
          </table:table-cell>
          <table:table-cell table:style-name="ce43" table:formula="of:=IF([.C237] = 7; [.F237] * 15; 0) + IF(AND([.B236]&lt;&gt;[.B237]; [.K236]&gt;= 2400);2400;0)" office:value-type="float" office:value="0" calcext:value-type="float">
            <text:p>0</text:p>
          </table:table-cell>
          <table:table-cell table:formula="of:=[.J236] + [.I237]" office:value-type="float" office:value="18395" calcext:value-type="float">
            <text:p>18395</text:p>
          </table:table-cell>
          <table:table-cell table:formula="of:=[.H237] - [.J237]" office:value-type="float" office:value="11515" calcext:value-type="float">
            <text:p>1151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8-25" calcext:value-type="date">
            <text:p>25.08.2023</text:p>
          </table:table-cell>
          <table:table-cell table:style-name="ce43" table:formula="of:=MONTH([.A238])" office:value-type="float" office:value="8" calcext:value-type="float">
            <text:p>8</text:p>
          </table:table-cell>
          <table:table-cell table:formula="of:=WEEKDAY([.A238];2)" office:value-type="float" office:value="5" calcext:value-type="float">
            <text:p>5</text:p>
          </table:table-cell>
          <table:table-cell table:style-name="ce1" office:value-type="string" calcext:value-type="string">
            <text:p>LATO</text:p>
          </table:table-cell>
          <table:table-cell table:formula="of:=IF([.D238] = &quot;ZIMA&quot;; 0.2; IF([.D238] = &quot;WIOSNA&quot;; 0.5; IF([.D238] = &quot;LATO&quot;; 0.9; 0.4)))" office:value-type="float" office:value="0.9" calcext:value-type="float">
            <text:p>0,9</text:p>
          </table:table-cell>
          <table:table-cell table:style-name="ce43" table:formula="of:=[.F237] + IF(AND([.B237]&lt;&gt;[.B238]; [.K237]&gt;= 2400);3;0)" office:value-type="float" office:value="16" calcext:value-type="float">
            <text:p>16</text:p>
          </table:table-cell>
          <table:table-cell table:formula="of:= IF([.C238] &lt; 6; [.$M$7] * FLOOR([.E238] * [.F238]); 0)" office:value-type="float" office:value="420" calcext:value-type="float">
            <text:p>420</text:p>
          </table:table-cell>
          <table:table-cell table:formula="of:=[.H237] + [.G238]" office:value-type="float" office:value="30330" calcext:value-type="float">
            <text:p>30330</text:p>
          </table:table-cell>
          <table:table-cell table:style-name="ce43" table:formula="of:=IF([.C238] = 7; [.F238] * 15; 0) + IF(AND([.B237]&lt;&gt;[.B238]; [.K237]&gt;= 2400);2400;0)" office:value-type="float" office:value="0" calcext:value-type="float">
            <text:p>0</text:p>
          </table:table-cell>
          <table:table-cell table:formula="of:=[.J237] + [.I238]" office:value-type="float" office:value="18395" calcext:value-type="float">
            <text:p>18395</text:p>
          </table:table-cell>
          <table:table-cell table:formula="of:=[.H238] - [.J238]" office:value-type="float" office:value="11935" calcext:value-type="float">
            <text:p>1193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8-26" calcext:value-type="date">
            <text:p>26.08.2023</text:p>
          </table:table-cell>
          <table:table-cell table:style-name="ce43" table:formula="of:=MONTH([.A239])" office:value-type="float" office:value="8" calcext:value-type="float">
            <text:p>8</text:p>
          </table:table-cell>
          <table:table-cell table:formula="of:=WEEKDAY([.A239];2)" office:value-type="float" office:value="6" calcext:value-type="float">
            <text:p>6</text:p>
          </table:table-cell>
          <table:table-cell table:style-name="ce1" office:value-type="string" calcext:value-type="string">
            <text:p>LATO</text:p>
          </table:table-cell>
          <table:table-cell table:formula="of:=IF([.D239] = &quot;ZIMA&quot;; 0.2; IF([.D239] = &quot;WIOSNA&quot;; 0.5; IF([.D239] = &quot;LATO&quot;; 0.9; 0.4)))" office:value-type="float" office:value="0.9" calcext:value-type="float">
            <text:p>0,9</text:p>
          </table:table-cell>
          <table:table-cell table:style-name="ce43" table:formula="of:=[.F238] + IF(AND([.B238]&lt;&gt;[.B239]; [.K238]&gt;= 2400);3;0)" office:value-type="float" office:value="16" calcext:value-type="float">
            <text:p>16</text:p>
          </table:table-cell>
          <table:table-cell table:formula="of:= IF([.C239] &lt; 6; [.$M$7] * FLOOR([.E239] * [.F239]); 0)" office:value-type="float" office:value="0" calcext:value-type="float">
            <text:p>0</text:p>
          </table:table-cell>
          <table:table-cell table:formula="of:=[.H238] + [.G239]" office:value-type="float" office:value="30330" calcext:value-type="float">
            <text:p>30330</text:p>
          </table:table-cell>
          <table:table-cell table:style-name="ce43" table:formula="of:=IF([.C239] = 7; [.F239] * 15; 0) + IF(AND([.B238]&lt;&gt;[.B239]; [.K238]&gt;= 2400);2400;0)" office:value-type="float" office:value="0" calcext:value-type="float">
            <text:p>0</text:p>
          </table:table-cell>
          <table:table-cell table:formula="of:=[.J238] + [.I239]" office:value-type="float" office:value="18395" calcext:value-type="float">
            <text:p>18395</text:p>
          </table:table-cell>
          <table:table-cell table:formula="of:=[.H239] - [.J239]" office:value-type="float" office:value="11935" calcext:value-type="float">
            <text:p>1193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8-27" calcext:value-type="date">
            <text:p>27.08.2023</text:p>
          </table:table-cell>
          <table:table-cell table:style-name="ce43" table:formula="of:=MONTH([.A240])" office:value-type="float" office:value="8" calcext:value-type="float">
            <text:p>8</text:p>
          </table:table-cell>
          <table:table-cell table:formula="of:=WEEKDAY([.A240];2)" office:value-type="float" office:value="7" calcext:value-type="float">
            <text:p>7</text:p>
          </table:table-cell>
          <table:table-cell table:style-name="ce1" office:value-type="string" calcext:value-type="string">
            <text:p>LATO</text:p>
          </table:table-cell>
          <table:table-cell table:formula="of:=IF([.D240] = &quot;ZIMA&quot;; 0.2; IF([.D240] = &quot;WIOSNA&quot;; 0.5; IF([.D240] = &quot;LATO&quot;; 0.9; 0.4)))" office:value-type="float" office:value="0.9" calcext:value-type="float">
            <text:p>0,9</text:p>
          </table:table-cell>
          <table:table-cell table:style-name="ce43" table:formula="of:=[.F239] + IF(AND([.B239]&lt;&gt;[.B240]; [.K239]&gt;= 2400);3;0)" office:value-type="float" office:value="16" calcext:value-type="float">
            <text:p>16</text:p>
          </table:table-cell>
          <table:table-cell table:formula="of:= IF([.C240] &lt; 6; [.$M$7] * FLOOR([.E240] * [.F240]); 0)" office:value-type="float" office:value="0" calcext:value-type="float">
            <text:p>0</text:p>
          </table:table-cell>
          <table:table-cell table:formula="of:=[.H239] + [.G240]" office:value-type="float" office:value="30330" calcext:value-type="float">
            <text:p>30330</text:p>
          </table:table-cell>
          <table:table-cell table:style-name="ce43" table:formula="of:=IF([.C240] = 7; [.F240] * 15; 0) + IF(AND([.B239]&lt;&gt;[.B240]; [.K239]&gt;= 2400);2400;0)" office:value-type="float" office:value="240" calcext:value-type="float">
            <text:p>240</text:p>
          </table:table-cell>
          <table:table-cell table:formula="of:=[.J239] + [.I240]" office:value-type="float" office:value="18635" calcext:value-type="float">
            <text:p>18635</text:p>
          </table:table-cell>
          <table:table-cell table:formula="of:=[.H240] - [.J240]" office:value-type="float" office:value="11695" calcext:value-type="float">
            <text:p>1169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8-28" calcext:value-type="date">
            <text:p>28.08.2023</text:p>
          </table:table-cell>
          <table:table-cell table:style-name="ce43" table:formula="of:=MONTH([.A241])" office:value-type="float" office:value="8" calcext:value-type="float">
            <text:p>8</text:p>
          </table:table-cell>
          <table:table-cell table:formula="of:=WEEKDAY([.A241];2)" office:value-type="float" office:value="1" calcext:value-type="float">
            <text:p>1</text:p>
          </table:table-cell>
          <table:table-cell table:style-name="ce1" office:value-type="string" calcext:value-type="string">
            <text:p>LATO</text:p>
          </table:table-cell>
          <table:table-cell table:formula="of:=IF([.D241] = &quot;ZIMA&quot;; 0.2; IF([.D241] = &quot;WIOSNA&quot;; 0.5; IF([.D241] = &quot;LATO&quot;; 0.9; 0.4)))" office:value-type="float" office:value="0.9" calcext:value-type="float">
            <text:p>0,9</text:p>
          </table:table-cell>
          <table:table-cell table:style-name="ce43" table:formula="of:=[.F240] + IF(AND([.B240]&lt;&gt;[.B241]; [.K240]&gt;= 2400);3;0)" office:value-type="float" office:value="16" calcext:value-type="float">
            <text:p>16</text:p>
          </table:table-cell>
          <table:table-cell table:formula="of:= IF([.C241] &lt; 6; [.$M$7] * FLOOR([.E241] * [.F241]); 0)" office:value-type="float" office:value="420" calcext:value-type="float">
            <text:p>420</text:p>
          </table:table-cell>
          <table:table-cell table:formula="of:=[.H240] + [.G241]" office:value-type="float" office:value="30750" calcext:value-type="float">
            <text:p>30750</text:p>
          </table:table-cell>
          <table:table-cell table:style-name="ce43" table:formula="of:=IF([.C241] = 7; [.F241] * 15; 0) + IF(AND([.B240]&lt;&gt;[.B241]; [.K240]&gt;= 2400);2400;0)" office:value-type="float" office:value="0" calcext:value-type="float">
            <text:p>0</text:p>
          </table:table-cell>
          <table:table-cell table:formula="of:=[.J240] + [.I241]" office:value-type="float" office:value="18635" calcext:value-type="float">
            <text:p>18635</text:p>
          </table:table-cell>
          <table:table-cell table:formula="of:=[.H241] - [.J241]" office:value-type="float" office:value="12115" calcext:value-type="float">
            <text:p>1211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8-29" calcext:value-type="date">
            <text:p>29.08.2023</text:p>
          </table:table-cell>
          <table:table-cell table:style-name="ce43" table:formula="of:=MONTH([.A242])" office:value-type="float" office:value="8" calcext:value-type="float">
            <text:p>8</text:p>
          </table:table-cell>
          <table:table-cell table:formula="of:=WEEKDAY([.A242];2)" office:value-type="float" office:value="2" calcext:value-type="float">
            <text:p>2</text:p>
          </table:table-cell>
          <table:table-cell table:style-name="ce1" office:value-type="string" calcext:value-type="string">
            <text:p>LATO</text:p>
          </table:table-cell>
          <table:table-cell table:formula="of:=IF([.D242] = &quot;ZIMA&quot;; 0.2; IF([.D242] = &quot;WIOSNA&quot;; 0.5; IF([.D242] = &quot;LATO&quot;; 0.9; 0.4)))" office:value-type="float" office:value="0.9" calcext:value-type="float">
            <text:p>0,9</text:p>
          </table:table-cell>
          <table:table-cell table:style-name="ce43" table:formula="of:=[.F241] + IF(AND([.B241]&lt;&gt;[.B242]; [.K241]&gt;= 2400);3;0)" office:value-type="float" office:value="16" calcext:value-type="float">
            <text:p>16</text:p>
          </table:table-cell>
          <table:table-cell table:formula="of:= IF([.C242] &lt; 6; [.$M$7] * FLOOR([.E242] * [.F242]); 0)" office:value-type="float" office:value="420" calcext:value-type="float">
            <text:p>420</text:p>
          </table:table-cell>
          <table:table-cell table:formula="of:=[.H241] + [.G242]" office:value-type="float" office:value="31170" calcext:value-type="float">
            <text:p>31170</text:p>
          </table:table-cell>
          <table:table-cell table:style-name="ce43" table:formula="of:=IF([.C242] = 7; [.F242] * 15; 0) + IF(AND([.B241]&lt;&gt;[.B242]; [.K241]&gt;= 2400);2400;0)" office:value-type="float" office:value="0" calcext:value-type="float">
            <text:p>0</text:p>
          </table:table-cell>
          <table:table-cell table:formula="of:=[.J241] + [.I242]" office:value-type="float" office:value="18635" calcext:value-type="float">
            <text:p>18635</text:p>
          </table:table-cell>
          <table:table-cell table:formula="of:=[.H242] - [.J242]" office:value-type="float" office:value="12535" calcext:value-type="float">
            <text:p>1253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8-30" calcext:value-type="date">
            <text:p>30.08.2023</text:p>
          </table:table-cell>
          <table:table-cell table:style-name="ce43" table:formula="of:=MONTH([.A243])" office:value-type="float" office:value="8" calcext:value-type="float">
            <text:p>8</text:p>
          </table:table-cell>
          <table:table-cell table:formula="of:=WEEKDAY([.A243];2)" office:value-type="float" office:value="3" calcext:value-type="float">
            <text:p>3</text:p>
          </table:table-cell>
          <table:table-cell table:style-name="ce1" office:value-type="string" calcext:value-type="string">
            <text:p>LATO</text:p>
          </table:table-cell>
          <table:table-cell table:formula="of:=IF([.D243] = &quot;ZIMA&quot;; 0.2; IF([.D243] = &quot;WIOSNA&quot;; 0.5; IF([.D243] = &quot;LATO&quot;; 0.9; 0.4)))" office:value-type="float" office:value="0.9" calcext:value-type="float">
            <text:p>0,9</text:p>
          </table:table-cell>
          <table:table-cell table:style-name="ce43" table:formula="of:=[.F242] + IF(AND([.B242]&lt;&gt;[.B243]; [.K242]&gt;= 2400);3;0)" office:value-type="float" office:value="16" calcext:value-type="float">
            <text:p>16</text:p>
          </table:table-cell>
          <table:table-cell table:formula="of:= IF([.C243] &lt; 6; [.$M$7] * FLOOR([.E243] * [.F243]); 0)" office:value-type="float" office:value="420" calcext:value-type="float">
            <text:p>420</text:p>
          </table:table-cell>
          <table:table-cell table:formula="of:=[.H242] + [.G243]" office:value-type="float" office:value="31590" calcext:value-type="float">
            <text:p>31590</text:p>
          </table:table-cell>
          <table:table-cell table:style-name="ce43" table:formula="of:=IF([.C243] = 7; [.F243] * 15; 0) + IF(AND([.B242]&lt;&gt;[.B243]; [.K242]&gt;= 2400);2400;0)" office:value-type="float" office:value="0" calcext:value-type="float">
            <text:p>0</text:p>
          </table:table-cell>
          <table:table-cell table:formula="of:=[.J242] + [.I243]" office:value-type="float" office:value="18635" calcext:value-type="float">
            <text:p>18635</text:p>
          </table:table-cell>
          <table:table-cell table:formula="of:=[.H243] - [.J243]" office:value-type="float" office:value="12955" calcext:value-type="float">
            <text:p>1295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8-31" calcext:value-type="date">
            <text:p>31.08.2023</text:p>
          </table:table-cell>
          <table:table-cell table:style-name="ce43" table:formula="of:=MONTH([.A244])" office:value-type="float" office:value="8" calcext:value-type="float">
            <text:p>8</text:p>
          </table:table-cell>
          <table:table-cell table:formula="of:=WEEKDAY([.A244];2)" office:value-type="float" office:value="4" calcext:value-type="float">
            <text:p>4</text:p>
          </table:table-cell>
          <table:table-cell table:style-name="ce1" office:value-type="string" calcext:value-type="string">
            <text:p>LATO</text:p>
          </table:table-cell>
          <table:table-cell table:formula="of:=IF([.D244] = &quot;ZIMA&quot;; 0.2; IF([.D244] = &quot;WIOSNA&quot;; 0.5; IF([.D244] = &quot;LATO&quot;; 0.9; 0.4)))" office:value-type="float" office:value="0.9" calcext:value-type="float">
            <text:p>0,9</text:p>
          </table:table-cell>
          <table:table-cell table:style-name="ce43" table:formula="of:=[.F243] + IF(AND([.B243]&lt;&gt;[.B244]; [.K243]&gt;= 2400);3;0)" office:value-type="float" office:value="16" calcext:value-type="float">
            <text:p>16</text:p>
          </table:table-cell>
          <table:table-cell table:formula="of:= IF([.C244] &lt; 6; [.$M$7] * FLOOR([.E244] * [.F244]); 0)" office:value-type="float" office:value="420" calcext:value-type="float">
            <text:p>420</text:p>
          </table:table-cell>
          <table:table-cell table:formula="of:=[.H243] + [.G244]" office:value-type="float" office:value="32010" calcext:value-type="float">
            <text:p>32010</text:p>
          </table:table-cell>
          <table:table-cell table:style-name="ce43" table:formula="of:=IF([.C244] = 7; [.F244] * 15; 0) + IF(AND([.B243]&lt;&gt;[.B244]; [.K243]&gt;= 2400);2400;0)" office:value-type="float" office:value="0" calcext:value-type="float">
            <text:p>0</text:p>
          </table:table-cell>
          <table:table-cell table:formula="of:=[.J243] + [.I244]" office:value-type="float" office:value="18635" calcext:value-type="float">
            <text:p>18635</text:p>
          </table:table-cell>
          <table:table-cell table:formula="of:=[.H244] - [.J244]" office:value-type="float" office:value="13375" calcext:value-type="float">
            <text:p>1337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9-01" calcext:value-type="date">
            <text:p>1.09.2023</text:p>
          </table:table-cell>
          <table:table-cell table:style-name="ce43" table:formula="of:=MONTH([.A245])" office:value-type="float" office:value="9" calcext:value-type="float">
            <text:p>9</text:p>
          </table:table-cell>
          <table:table-cell table:formula="of:=WEEKDAY([.A245];2)" office:value-type="float" office:value="5" calcext:value-type="float">
            <text:p>5</text:p>
          </table:table-cell>
          <table:table-cell table:style-name="ce1" office:value-type="string" calcext:value-type="string">
            <text:p>LATO</text:p>
          </table:table-cell>
          <table:table-cell table:formula="of:=IF([.D245] = &quot;ZIMA&quot;; 0.2; IF([.D245] = &quot;WIOSNA&quot;; 0.5; IF([.D245] = &quot;LATO&quot;; 0.9; 0.4)))" office:value-type="float" office:value="0.9" calcext:value-type="float">
            <text:p>0,9</text:p>
          </table:table-cell>
          <table:table-cell table:style-name="ce43" table:formula="of:=[.F244] + IF(AND([.B244]&lt;&gt;[.B245]; [.K244]&gt;= 2400);3;0)" office:value-type="float" office:value="19" calcext:value-type="float">
            <text:p>19</text:p>
          </table:table-cell>
          <table:table-cell table:formula="of:= IF([.C245] &lt; 6; [.$M$7] * FLOOR([.E245] * [.F245]); 0)" office:value-type="float" office:value="510" calcext:value-type="float">
            <text:p>510</text:p>
          </table:table-cell>
          <table:table-cell table:formula="of:=[.H244] + [.G245]" office:value-type="float" office:value="32520" calcext:value-type="float">
            <text:p>32520</text:p>
          </table:table-cell>
          <table:table-cell table:style-name="ce43" table:formula="of:=IF([.C245] = 7; [.F245] * 15; 0) + IF(AND([.B244]&lt;&gt;[.B245]; [.K244]&gt;= 2400);2400;0)" office:value-type="float" office:value="2400" calcext:value-type="float">
            <text:p>2400</text:p>
          </table:table-cell>
          <table:table-cell table:formula="of:=[.J244] + [.I245]" office:value-type="float" office:value="21035" calcext:value-type="float">
            <text:p>21035</text:p>
          </table:table-cell>
          <table:table-cell table:formula="of:=[.H245] - [.J245]" office:value-type="float" office:value="11485" calcext:value-type="float">
            <text:p>1148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9-02" calcext:value-type="date">
            <text:p>2.09.2023</text:p>
          </table:table-cell>
          <table:table-cell table:style-name="ce43" table:formula="of:=MONTH([.A246])" office:value-type="float" office:value="9" calcext:value-type="float">
            <text:p>9</text:p>
          </table:table-cell>
          <table:table-cell table:formula="of:=WEEKDAY([.A246];2)" office:value-type="float" office:value="6" calcext:value-type="float">
            <text:p>6</text:p>
          </table:table-cell>
          <table:table-cell table:style-name="ce1" office:value-type="string" calcext:value-type="string">
            <text:p>LATO</text:p>
          </table:table-cell>
          <table:table-cell table:formula="of:=IF([.D246] = &quot;ZIMA&quot;; 0.2; IF([.D246] = &quot;WIOSNA&quot;; 0.5; IF([.D246] = &quot;LATO&quot;; 0.9; 0.4)))" office:value-type="float" office:value="0.9" calcext:value-type="float">
            <text:p>0,9</text:p>
          </table:table-cell>
          <table:table-cell table:style-name="ce43" table:formula="of:=[.F245] + IF(AND([.B245]&lt;&gt;[.B246]; [.K245]&gt;= 2400);3;0)" office:value-type="float" office:value="19" calcext:value-type="float">
            <text:p>19</text:p>
          </table:table-cell>
          <table:table-cell table:formula="of:= IF([.C246] &lt; 6; [.$M$7] * FLOOR([.E246] * [.F246]); 0)" office:value-type="float" office:value="0" calcext:value-type="float">
            <text:p>0</text:p>
          </table:table-cell>
          <table:table-cell table:formula="of:=[.H245] + [.G246]" office:value-type="float" office:value="32520" calcext:value-type="float">
            <text:p>32520</text:p>
          </table:table-cell>
          <table:table-cell table:style-name="ce43" table:formula="of:=IF([.C246] = 7; [.F246] * 15; 0) + IF(AND([.B245]&lt;&gt;[.B246]; [.K245]&gt;= 2400);2400;0)" office:value-type="float" office:value="0" calcext:value-type="float">
            <text:p>0</text:p>
          </table:table-cell>
          <table:table-cell table:formula="of:=[.J245] + [.I246]" office:value-type="float" office:value="21035" calcext:value-type="float">
            <text:p>21035</text:p>
          </table:table-cell>
          <table:table-cell table:formula="of:=[.H246] - [.J246]" office:value-type="float" office:value="11485" calcext:value-type="float">
            <text:p>1148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9-03" calcext:value-type="date">
            <text:p>3.09.2023</text:p>
          </table:table-cell>
          <table:table-cell table:style-name="ce43" table:formula="of:=MONTH([.A247])" office:value-type="float" office:value="9" calcext:value-type="float">
            <text:p>9</text:p>
          </table:table-cell>
          <table:table-cell table:formula="of:=WEEKDAY([.A247];2)" office:value-type="float" office:value="7" calcext:value-type="float">
            <text:p>7</text:p>
          </table:table-cell>
          <table:table-cell table:style-name="ce1" office:value-type="string" calcext:value-type="string">
            <text:p>LATO</text:p>
          </table:table-cell>
          <table:table-cell table:formula="of:=IF([.D247] = &quot;ZIMA&quot;; 0.2; IF([.D247] = &quot;WIOSNA&quot;; 0.5; IF([.D247] = &quot;LATO&quot;; 0.9; 0.4)))" office:value-type="float" office:value="0.9" calcext:value-type="float">
            <text:p>0,9</text:p>
          </table:table-cell>
          <table:table-cell table:style-name="ce43" table:formula="of:=[.F246] + IF(AND([.B246]&lt;&gt;[.B247]; [.K246]&gt;= 2400);3;0)" office:value-type="float" office:value="19" calcext:value-type="float">
            <text:p>19</text:p>
          </table:table-cell>
          <table:table-cell table:formula="of:= IF([.C247] &lt; 6; [.$M$7] * FLOOR([.E247] * [.F247]); 0)" office:value-type="float" office:value="0" calcext:value-type="float">
            <text:p>0</text:p>
          </table:table-cell>
          <table:table-cell table:formula="of:=[.H246] + [.G247]" office:value-type="float" office:value="32520" calcext:value-type="float">
            <text:p>32520</text:p>
          </table:table-cell>
          <table:table-cell table:style-name="ce43" table:formula="of:=IF([.C247] = 7; [.F247] * 15; 0) + IF(AND([.B246]&lt;&gt;[.B247]; [.K246]&gt;= 2400);2400;0)" office:value-type="float" office:value="285" calcext:value-type="float">
            <text:p>285</text:p>
          </table:table-cell>
          <table:table-cell table:formula="of:=[.J246] + [.I247]" office:value-type="float" office:value="21320" calcext:value-type="float">
            <text:p>21320</text:p>
          </table:table-cell>
          <table:table-cell table:formula="of:=[.H247] - [.J247]" office:value-type="float" office:value="11200" calcext:value-type="float">
            <text:p>1120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9-04" calcext:value-type="date">
            <text:p>4.09.2023</text:p>
          </table:table-cell>
          <table:table-cell table:style-name="ce43" table:formula="of:=MONTH([.A248])" office:value-type="float" office:value="9" calcext:value-type="float">
            <text:p>9</text:p>
          </table:table-cell>
          <table:table-cell table:formula="of:=WEEKDAY([.A248];2)" office:value-type="float" office:value="1" calcext:value-type="float">
            <text:p>1</text:p>
          </table:table-cell>
          <table:table-cell table:style-name="ce1" office:value-type="string" calcext:value-type="string">
            <text:p>LATO</text:p>
          </table:table-cell>
          <table:table-cell table:formula="of:=IF([.D248] = &quot;ZIMA&quot;; 0.2; IF([.D248] = &quot;WIOSNA&quot;; 0.5; IF([.D248] = &quot;LATO&quot;; 0.9; 0.4)))" office:value-type="float" office:value="0.9" calcext:value-type="float">
            <text:p>0,9</text:p>
          </table:table-cell>
          <table:table-cell table:style-name="ce43" table:formula="of:=[.F247] + IF(AND([.B247]&lt;&gt;[.B248]; [.K247]&gt;= 2400);3;0)" office:value-type="float" office:value="19" calcext:value-type="float">
            <text:p>19</text:p>
          </table:table-cell>
          <table:table-cell table:formula="of:= IF([.C248] &lt; 6; [.$M$7] * FLOOR([.E248] * [.F248]); 0)" office:value-type="float" office:value="510" calcext:value-type="float">
            <text:p>510</text:p>
          </table:table-cell>
          <table:table-cell table:formula="of:=[.H247] + [.G248]" office:value-type="float" office:value="33030" calcext:value-type="float">
            <text:p>33030</text:p>
          </table:table-cell>
          <table:table-cell table:style-name="ce43" table:formula="of:=IF([.C248] = 7; [.F248] * 15; 0) + IF(AND([.B247]&lt;&gt;[.B248]; [.K247]&gt;= 2400);2400;0)" office:value-type="float" office:value="0" calcext:value-type="float">
            <text:p>0</text:p>
          </table:table-cell>
          <table:table-cell table:formula="of:=[.J247] + [.I248]" office:value-type="float" office:value="21320" calcext:value-type="float">
            <text:p>21320</text:p>
          </table:table-cell>
          <table:table-cell table:formula="of:=[.H248] - [.J248]" office:value-type="float" office:value="11710" calcext:value-type="float">
            <text:p>1171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9-05" calcext:value-type="date">
            <text:p>5.09.2023</text:p>
          </table:table-cell>
          <table:table-cell table:style-name="ce43" table:formula="of:=MONTH([.A249])" office:value-type="float" office:value="9" calcext:value-type="float">
            <text:p>9</text:p>
          </table:table-cell>
          <table:table-cell table:formula="of:=WEEKDAY([.A249];2)" office:value-type="float" office:value="2" calcext:value-type="float">
            <text:p>2</text:p>
          </table:table-cell>
          <table:table-cell table:style-name="ce1" office:value-type="string" calcext:value-type="string">
            <text:p>LATO</text:p>
          </table:table-cell>
          <table:table-cell table:formula="of:=IF([.D249] = &quot;ZIMA&quot;; 0.2; IF([.D249] = &quot;WIOSNA&quot;; 0.5; IF([.D249] = &quot;LATO&quot;; 0.9; 0.4)))" office:value-type="float" office:value="0.9" calcext:value-type="float">
            <text:p>0,9</text:p>
          </table:table-cell>
          <table:table-cell table:style-name="ce43" table:formula="of:=[.F248] + IF(AND([.B248]&lt;&gt;[.B249]; [.K248]&gt;= 2400);3;0)" office:value-type="float" office:value="19" calcext:value-type="float">
            <text:p>19</text:p>
          </table:table-cell>
          <table:table-cell table:formula="of:= IF([.C249] &lt; 6; [.$M$7] * FLOOR([.E249] * [.F249]); 0)" office:value-type="float" office:value="510" calcext:value-type="float">
            <text:p>510</text:p>
          </table:table-cell>
          <table:table-cell table:formula="of:=[.H248] + [.G249]" office:value-type="float" office:value="33540" calcext:value-type="float">
            <text:p>33540</text:p>
          </table:table-cell>
          <table:table-cell table:style-name="ce43" table:formula="of:=IF([.C249] = 7; [.F249] * 15; 0) + IF(AND([.B248]&lt;&gt;[.B249]; [.K248]&gt;= 2400);2400;0)" office:value-type="float" office:value="0" calcext:value-type="float">
            <text:p>0</text:p>
          </table:table-cell>
          <table:table-cell table:formula="of:=[.J248] + [.I249]" office:value-type="float" office:value="21320" calcext:value-type="float">
            <text:p>21320</text:p>
          </table:table-cell>
          <table:table-cell table:formula="of:=[.H249] - [.J249]" office:value-type="float" office:value="12220" calcext:value-type="float">
            <text:p>1222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9-06" calcext:value-type="date">
            <text:p>6.09.2023</text:p>
          </table:table-cell>
          <table:table-cell table:style-name="ce43" table:formula="of:=MONTH([.A250])" office:value-type="float" office:value="9" calcext:value-type="float">
            <text:p>9</text:p>
          </table:table-cell>
          <table:table-cell table:formula="of:=WEEKDAY([.A250];2)" office:value-type="float" office:value="3" calcext:value-type="float">
            <text:p>3</text:p>
          </table:table-cell>
          <table:table-cell table:style-name="ce1" office:value-type="string" calcext:value-type="string">
            <text:p>LATO</text:p>
          </table:table-cell>
          <table:table-cell table:formula="of:=IF([.D250] = &quot;ZIMA&quot;; 0.2; IF([.D250] = &quot;WIOSNA&quot;; 0.5; IF([.D250] = &quot;LATO&quot;; 0.9; 0.4)))" office:value-type="float" office:value="0.9" calcext:value-type="float">
            <text:p>0,9</text:p>
          </table:table-cell>
          <table:table-cell table:style-name="ce43" table:formula="of:=[.F249] + IF(AND([.B249]&lt;&gt;[.B250]; [.K249]&gt;= 2400);3;0)" office:value-type="float" office:value="19" calcext:value-type="float">
            <text:p>19</text:p>
          </table:table-cell>
          <table:table-cell table:formula="of:= IF([.C250] &lt; 6; [.$M$7] * FLOOR([.E250] * [.F250]); 0)" office:value-type="float" office:value="510" calcext:value-type="float">
            <text:p>510</text:p>
          </table:table-cell>
          <table:table-cell table:formula="of:=[.H249] + [.G250]" office:value-type="float" office:value="34050" calcext:value-type="float">
            <text:p>34050</text:p>
          </table:table-cell>
          <table:table-cell table:style-name="ce43" table:formula="of:=IF([.C250] = 7; [.F250] * 15; 0) + IF(AND([.B249]&lt;&gt;[.B250]; [.K249]&gt;= 2400);2400;0)" office:value-type="float" office:value="0" calcext:value-type="float">
            <text:p>0</text:p>
          </table:table-cell>
          <table:table-cell table:formula="of:=[.J249] + [.I250]" office:value-type="float" office:value="21320" calcext:value-type="float">
            <text:p>21320</text:p>
          </table:table-cell>
          <table:table-cell table:formula="of:=[.H250] - [.J250]" office:value-type="float" office:value="12730" calcext:value-type="float">
            <text:p>1273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9-07" calcext:value-type="date">
            <text:p>7.09.2023</text:p>
          </table:table-cell>
          <table:table-cell table:style-name="ce43" table:formula="of:=MONTH([.A251])" office:value-type="float" office:value="9" calcext:value-type="float">
            <text:p>9</text:p>
          </table:table-cell>
          <table:table-cell table:formula="of:=WEEKDAY([.A251];2)" office:value-type="float" office:value="4" calcext:value-type="float">
            <text:p>4</text:p>
          </table:table-cell>
          <table:table-cell table:style-name="ce1" office:value-type="string" calcext:value-type="string">
            <text:p>LATO</text:p>
          </table:table-cell>
          <table:table-cell table:formula="of:=IF([.D251] = &quot;ZIMA&quot;; 0.2; IF([.D251] = &quot;WIOSNA&quot;; 0.5; IF([.D251] = &quot;LATO&quot;; 0.9; 0.4)))" office:value-type="float" office:value="0.9" calcext:value-type="float">
            <text:p>0,9</text:p>
          </table:table-cell>
          <table:table-cell table:style-name="ce43" table:formula="of:=[.F250] + IF(AND([.B250]&lt;&gt;[.B251]; [.K250]&gt;= 2400);3;0)" office:value-type="float" office:value="19" calcext:value-type="float">
            <text:p>19</text:p>
          </table:table-cell>
          <table:table-cell table:formula="of:= IF([.C251] &lt; 6; [.$M$7] * FLOOR([.E251] * [.F251]); 0)" office:value-type="float" office:value="510" calcext:value-type="float">
            <text:p>510</text:p>
          </table:table-cell>
          <table:table-cell table:formula="of:=[.H250] + [.G251]" office:value-type="float" office:value="34560" calcext:value-type="float">
            <text:p>34560</text:p>
          </table:table-cell>
          <table:table-cell table:style-name="ce43" table:formula="of:=IF([.C251] = 7; [.F251] * 15; 0) + IF(AND([.B250]&lt;&gt;[.B251]; [.K250]&gt;= 2400);2400;0)" office:value-type="float" office:value="0" calcext:value-type="float">
            <text:p>0</text:p>
          </table:table-cell>
          <table:table-cell table:formula="of:=[.J250] + [.I251]" office:value-type="float" office:value="21320" calcext:value-type="float">
            <text:p>21320</text:p>
          </table:table-cell>
          <table:table-cell table:formula="of:=[.H251] - [.J251]" office:value-type="float" office:value="13240" calcext:value-type="float">
            <text:p>1324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9-08" calcext:value-type="date">
            <text:p>8.09.2023</text:p>
          </table:table-cell>
          <table:table-cell table:style-name="ce43" table:formula="of:=MONTH([.A252])" office:value-type="float" office:value="9" calcext:value-type="float">
            <text:p>9</text:p>
          </table:table-cell>
          <table:table-cell table:formula="of:=WEEKDAY([.A252];2)" office:value-type="float" office:value="5" calcext:value-type="float">
            <text:p>5</text:p>
          </table:table-cell>
          <table:table-cell table:style-name="ce1" office:value-type="string" calcext:value-type="string">
            <text:p>LATO</text:p>
          </table:table-cell>
          <table:table-cell table:formula="of:=IF([.D252] = &quot;ZIMA&quot;; 0.2; IF([.D252] = &quot;WIOSNA&quot;; 0.5; IF([.D252] = &quot;LATO&quot;; 0.9; 0.4)))" office:value-type="float" office:value="0.9" calcext:value-type="float">
            <text:p>0,9</text:p>
          </table:table-cell>
          <table:table-cell table:style-name="ce43" table:formula="of:=[.F251] + IF(AND([.B251]&lt;&gt;[.B252]; [.K251]&gt;= 2400);3;0)" office:value-type="float" office:value="19" calcext:value-type="float">
            <text:p>19</text:p>
          </table:table-cell>
          <table:table-cell table:formula="of:= IF([.C252] &lt; 6; [.$M$7] * FLOOR([.E252] * [.F252]); 0)" office:value-type="float" office:value="510" calcext:value-type="float">
            <text:p>510</text:p>
          </table:table-cell>
          <table:table-cell table:formula="of:=[.H251] + [.G252]" office:value-type="float" office:value="35070" calcext:value-type="float">
            <text:p>35070</text:p>
          </table:table-cell>
          <table:table-cell table:style-name="ce43" table:formula="of:=IF([.C252] = 7; [.F252] * 15; 0) + IF(AND([.B251]&lt;&gt;[.B252]; [.K251]&gt;= 2400);2400;0)" office:value-type="float" office:value="0" calcext:value-type="float">
            <text:p>0</text:p>
          </table:table-cell>
          <table:table-cell table:formula="of:=[.J251] + [.I252]" office:value-type="float" office:value="21320" calcext:value-type="float">
            <text:p>21320</text:p>
          </table:table-cell>
          <table:table-cell table:formula="of:=[.H252] - [.J252]" office:value-type="float" office:value="13750" calcext:value-type="float">
            <text:p>1375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9-09" calcext:value-type="date">
            <text:p>9.09.2023</text:p>
          </table:table-cell>
          <table:table-cell table:style-name="ce43" table:formula="of:=MONTH([.A253])" office:value-type="float" office:value="9" calcext:value-type="float">
            <text:p>9</text:p>
          </table:table-cell>
          <table:table-cell table:formula="of:=WEEKDAY([.A253];2)" office:value-type="float" office:value="6" calcext:value-type="float">
            <text:p>6</text:p>
          </table:table-cell>
          <table:table-cell table:style-name="ce1" office:value-type="string" calcext:value-type="string">
            <text:p>LATO</text:p>
          </table:table-cell>
          <table:table-cell table:formula="of:=IF([.D253] = &quot;ZIMA&quot;; 0.2; IF([.D253] = &quot;WIOSNA&quot;; 0.5; IF([.D253] = &quot;LATO&quot;; 0.9; 0.4)))" office:value-type="float" office:value="0.9" calcext:value-type="float">
            <text:p>0,9</text:p>
          </table:table-cell>
          <table:table-cell table:style-name="ce43" table:formula="of:=[.F252] + IF(AND([.B252]&lt;&gt;[.B253]; [.K252]&gt;= 2400);3;0)" office:value-type="float" office:value="19" calcext:value-type="float">
            <text:p>19</text:p>
          </table:table-cell>
          <table:table-cell table:formula="of:= IF([.C253] &lt; 6; [.$M$7] * FLOOR([.E253] * [.F253]); 0)" office:value-type="float" office:value="0" calcext:value-type="float">
            <text:p>0</text:p>
          </table:table-cell>
          <table:table-cell table:formula="of:=[.H252] + [.G253]" office:value-type="float" office:value="35070" calcext:value-type="float">
            <text:p>35070</text:p>
          </table:table-cell>
          <table:table-cell table:style-name="ce43" table:formula="of:=IF([.C253] = 7; [.F253] * 15; 0) + IF(AND([.B252]&lt;&gt;[.B253]; [.K252]&gt;= 2400);2400;0)" office:value-type="float" office:value="0" calcext:value-type="float">
            <text:p>0</text:p>
          </table:table-cell>
          <table:table-cell table:formula="of:=[.J252] + [.I253]" office:value-type="float" office:value="21320" calcext:value-type="float">
            <text:p>21320</text:p>
          </table:table-cell>
          <table:table-cell table:formula="of:=[.H253] - [.J253]" office:value-type="float" office:value="13750" calcext:value-type="float">
            <text:p>1375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9-10" calcext:value-type="date">
            <text:p>10.09.2023</text:p>
          </table:table-cell>
          <table:table-cell table:style-name="ce43" table:formula="of:=MONTH([.A254])" office:value-type="float" office:value="9" calcext:value-type="float">
            <text:p>9</text:p>
          </table:table-cell>
          <table:table-cell table:formula="of:=WEEKDAY([.A254];2)" office:value-type="float" office:value="7" calcext:value-type="float">
            <text:p>7</text:p>
          </table:table-cell>
          <table:table-cell table:style-name="ce1" office:value-type="string" calcext:value-type="string">
            <text:p>LATO</text:p>
          </table:table-cell>
          <table:table-cell table:formula="of:=IF([.D254] = &quot;ZIMA&quot;; 0.2; IF([.D254] = &quot;WIOSNA&quot;; 0.5; IF([.D254] = &quot;LATO&quot;; 0.9; 0.4)))" office:value-type="float" office:value="0.9" calcext:value-type="float">
            <text:p>0,9</text:p>
          </table:table-cell>
          <table:table-cell table:style-name="ce43" table:formula="of:=[.F253] + IF(AND([.B253]&lt;&gt;[.B254]; [.K253]&gt;= 2400);3;0)" office:value-type="float" office:value="19" calcext:value-type="float">
            <text:p>19</text:p>
          </table:table-cell>
          <table:table-cell table:formula="of:= IF([.C254] &lt; 6; [.$M$7] * FLOOR([.E254] * [.F254]); 0)" office:value-type="float" office:value="0" calcext:value-type="float">
            <text:p>0</text:p>
          </table:table-cell>
          <table:table-cell table:formula="of:=[.H253] + [.G254]" office:value-type="float" office:value="35070" calcext:value-type="float">
            <text:p>35070</text:p>
          </table:table-cell>
          <table:table-cell table:style-name="ce43" table:formula="of:=IF([.C254] = 7; [.F254] * 15; 0) + IF(AND([.B253]&lt;&gt;[.B254]; [.K253]&gt;= 2400);2400;0)" office:value-type="float" office:value="285" calcext:value-type="float">
            <text:p>285</text:p>
          </table:table-cell>
          <table:table-cell table:formula="of:=[.J253] + [.I254]" office:value-type="float" office:value="21605" calcext:value-type="float">
            <text:p>21605</text:p>
          </table:table-cell>
          <table:table-cell table:formula="of:=[.H254] - [.J254]" office:value-type="float" office:value="13465" calcext:value-type="float">
            <text:p>1346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9-11" calcext:value-type="date">
            <text:p>11.09.2023</text:p>
          </table:table-cell>
          <table:table-cell table:style-name="ce43" table:formula="of:=MONTH([.A255])" office:value-type="float" office:value="9" calcext:value-type="float">
            <text:p>9</text:p>
          </table:table-cell>
          <table:table-cell table:formula="of:=WEEKDAY([.A255];2)" office:value-type="float" office:value="1" calcext:value-type="float">
            <text:p>1</text:p>
          </table:table-cell>
          <table:table-cell table:style-name="ce1" office:value-type="string" calcext:value-type="string">
            <text:p>LATO</text:p>
          </table:table-cell>
          <table:table-cell table:formula="of:=IF([.D255] = &quot;ZIMA&quot;; 0.2; IF([.D255] = &quot;WIOSNA&quot;; 0.5; IF([.D255] = &quot;LATO&quot;; 0.9; 0.4)))" office:value-type="float" office:value="0.9" calcext:value-type="float">
            <text:p>0,9</text:p>
          </table:table-cell>
          <table:table-cell table:style-name="ce43" table:formula="of:=[.F254] + IF(AND([.B254]&lt;&gt;[.B255]; [.K254]&gt;= 2400);3;0)" office:value-type="float" office:value="19" calcext:value-type="float">
            <text:p>19</text:p>
          </table:table-cell>
          <table:table-cell table:formula="of:= IF([.C255] &lt; 6; [.$M$7] * FLOOR([.E255] * [.F255]); 0)" office:value-type="float" office:value="510" calcext:value-type="float">
            <text:p>510</text:p>
          </table:table-cell>
          <table:table-cell table:formula="of:=[.H254] + [.G255]" office:value-type="float" office:value="35580" calcext:value-type="float">
            <text:p>35580</text:p>
          </table:table-cell>
          <table:table-cell table:style-name="ce43" table:formula="of:=IF([.C255] = 7; [.F255] * 15; 0) + IF(AND([.B254]&lt;&gt;[.B255]; [.K254]&gt;= 2400);2400;0)" office:value-type="float" office:value="0" calcext:value-type="float">
            <text:p>0</text:p>
          </table:table-cell>
          <table:table-cell table:formula="of:=[.J254] + [.I255]" office:value-type="float" office:value="21605" calcext:value-type="float">
            <text:p>21605</text:p>
          </table:table-cell>
          <table:table-cell table:formula="of:=[.H255] - [.J255]" office:value-type="float" office:value="13975" calcext:value-type="float">
            <text:p>1397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9-12" calcext:value-type="date">
            <text:p>12.09.2023</text:p>
          </table:table-cell>
          <table:table-cell table:style-name="ce43" table:formula="of:=MONTH([.A256])" office:value-type="float" office:value="9" calcext:value-type="float">
            <text:p>9</text:p>
          </table:table-cell>
          <table:table-cell table:formula="of:=WEEKDAY([.A256];2)" office:value-type="float" office:value="2" calcext:value-type="float">
            <text:p>2</text:p>
          </table:table-cell>
          <table:table-cell table:style-name="ce1" office:value-type="string" calcext:value-type="string">
            <text:p>LATO</text:p>
          </table:table-cell>
          <table:table-cell table:formula="of:=IF([.D256] = &quot;ZIMA&quot;; 0.2; IF([.D256] = &quot;WIOSNA&quot;; 0.5; IF([.D256] = &quot;LATO&quot;; 0.9; 0.4)))" office:value-type="float" office:value="0.9" calcext:value-type="float">
            <text:p>0,9</text:p>
          </table:table-cell>
          <table:table-cell table:style-name="ce43" table:formula="of:=[.F255] + IF(AND([.B255]&lt;&gt;[.B256]; [.K255]&gt;= 2400);3;0)" office:value-type="float" office:value="19" calcext:value-type="float">
            <text:p>19</text:p>
          </table:table-cell>
          <table:table-cell table:formula="of:= IF([.C256] &lt; 6; [.$M$7] * FLOOR([.E256] * [.F256]); 0)" office:value-type="float" office:value="510" calcext:value-type="float">
            <text:p>510</text:p>
          </table:table-cell>
          <table:table-cell table:formula="of:=[.H255] + [.G256]" office:value-type="float" office:value="36090" calcext:value-type="float">
            <text:p>36090</text:p>
          </table:table-cell>
          <table:table-cell table:style-name="ce43" table:formula="of:=IF([.C256] = 7; [.F256] * 15; 0) + IF(AND([.B255]&lt;&gt;[.B256]; [.K255]&gt;= 2400);2400;0)" office:value-type="float" office:value="0" calcext:value-type="float">
            <text:p>0</text:p>
          </table:table-cell>
          <table:table-cell table:formula="of:=[.J255] + [.I256]" office:value-type="float" office:value="21605" calcext:value-type="float">
            <text:p>21605</text:p>
          </table:table-cell>
          <table:table-cell table:formula="of:=[.H256] - [.J256]" office:value-type="float" office:value="14485" calcext:value-type="float">
            <text:p>1448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9-13" calcext:value-type="date">
            <text:p>13.09.2023</text:p>
          </table:table-cell>
          <table:table-cell table:style-name="ce43" table:formula="of:=MONTH([.A257])" office:value-type="float" office:value="9" calcext:value-type="float">
            <text:p>9</text:p>
          </table:table-cell>
          <table:table-cell table:formula="of:=WEEKDAY([.A257];2)" office:value-type="float" office:value="3" calcext:value-type="float">
            <text:p>3</text:p>
          </table:table-cell>
          <table:table-cell table:style-name="ce1" office:value-type="string" calcext:value-type="string">
            <text:p>LATO</text:p>
          </table:table-cell>
          <table:table-cell table:formula="of:=IF([.D257] = &quot;ZIMA&quot;; 0.2; IF([.D257] = &quot;WIOSNA&quot;; 0.5; IF([.D257] = &quot;LATO&quot;; 0.9; 0.4)))" office:value-type="float" office:value="0.9" calcext:value-type="float">
            <text:p>0,9</text:p>
          </table:table-cell>
          <table:table-cell table:style-name="ce43" table:formula="of:=[.F256] + IF(AND([.B256]&lt;&gt;[.B257]; [.K256]&gt;= 2400);3;0)" office:value-type="float" office:value="19" calcext:value-type="float">
            <text:p>19</text:p>
          </table:table-cell>
          <table:table-cell table:formula="of:= IF([.C257] &lt; 6; [.$M$7] * FLOOR([.E257] * [.F257]); 0)" office:value-type="float" office:value="510" calcext:value-type="float">
            <text:p>510</text:p>
          </table:table-cell>
          <table:table-cell table:formula="of:=[.H256] + [.G257]" office:value-type="float" office:value="36600" calcext:value-type="float">
            <text:p>36600</text:p>
          </table:table-cell>
          <table:table-cell table:style-name="ce43" table:formula="of:=IF([.C257] = 7; [.F257] * 15; 0) + IF(AND([.B256]&lt;&gt;[.B257]; [.K256]&gt;= 2400);2400;0)" office:value-type="float" office:value="0" calcext:value-type="float">
            <text:p>0</text:p>
          </table:table-cell>
          <table:table-cell table:formula="of:=[.J256] + [.I257]" office:value-type="float" office:value="21605" calcext:value-type="float">
            <text:p>21605</text:p>
          </table:table-cell>
          <table:table-cell table:formula="of:=[.H257] - [.J257]" office:value-type="float" office:value="14995" calcext:value-type="float">
            <text:p>1499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9-14" calcext:value-type="date">
            <text:p>14.09.2023</text:p>
          </table:table-cell>
          <table:table-cell table:style-name="ce43" table:formula="of:=MONTH([.A258])" office:value-type="float" office:value="9" calcext:value-type="float">
            <text:p>9</text:p>
          </table:table-cell>
          <table:table-cell table:formula="of:=WEEKDAY([.A258];2)" office:value-type="float" office:value="4" calcext:value-type="float">
            <text:p>4</text:p>
          </table:table-cell>
          <table:table-cell table:style-name="ce1" office:value-type="string" calcext:value-type="string">
            <text:p>LATO</text:p>
          </table:table-cell>
          <table:table-cell table:formula="of:=IF([.D258] = &quot;ZIMA&quot;; 0.2; IF([.D258] = &quot;WIOSNA&quot;; 0.5; IF([.D258] = &quot;LATO&quot;; 0.9; 0.4)))" office:value-type="float" office:value="0.9" calcext:value-type="float">
            <text:p>0,9</text:p>
          </table:table-cell>
          <table:table-cell table:style-name="ce43" table:formula="of:=[.F257] + IF(AND([.B257]&lt;&gt;[.B258]; [.K257]&gt;= 2400);3;0)" office:value-type="float" office:value="19" calcext:value-type="float">
            <text:p>19</text:p>
          </table:table-cell>
          <table:table-cell table:formula="of:= IF([.C258] &lt; 6; [.$M$7] * FLOOR([.E258] * [.F258]); 0)" office:value-type="float" office:value="510" calcext:value-type="float">
            <text:p>510</text:p>
          </table:table-cell>
          <table:table-cell table:formula="of:=[.H257] + [.G258]" office:value-type="float" office:value="37110" calcext:value-type="float">
            <text:p>37110</text:p>
          </table:table-cell>
          <table:table-cell table:style-name="ce43" table:formula="of:=IF([.C258] = 7; [.F258] * 15; 0) + IF(AND([.B257]&lt;&gt;[.B258]; [.K257]&gt;= 2400);2400;0)" office:value-type="float" office:value="0" calcext:value-type="float">
            <text:p>0</text:p>
          </table:table-cell>
          <table:table-cell table:formula="of:=[.J257] + [.I258]" office:value-type="float" office:value="21605" calcext:value-type="float">
            <text:p>21605</text:p>
          </table:table-cell>
          <table:table-cell table:formula="of:=[.H258] - [.J258]" office:value-type="float" office:value="15505" calcext:value-type="float">
            <text:p>1550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9-15" calcext:value-type="date">
            <text:p>15.09.2023</text:p>
          </table:table-cell>
          <table:table-cell table:style-name="ce43" table:formula="of:=MONTH([.A259])" office:value-type="float" office:value="9" calcext:value-type="float">
            <text:p>9</text:p>
          </table:table-cell>
          <table:table-cell table:formula="of:=WEEKDAY([.A259];2)" office:value-type="float" office:value="5" calcext:value-type="float">
            <text:p>5</text:p>
          </table:table-cell>
          <table:table-cell table:style-name="ce1" office:value-type="string" calcext:value-type="string">
            <text:p>LATO</text:p>
          </table:table-cell>
          <table:table-cell table:formula="of:=IF([.D259] = &quot;ZIMA&quot;; 0.2; IF([.D259] = &quot;WIOSNA&quot;; 0.5; IF([.D259] = &quot;LATO&quot;; 0.9; 0.4)))" office:value-type="float" office:value="0.9" calcext:value-type="float">
            <text:p>0,9</text:p>
          </table:table-cell>
          <table:table-cell table:style-name="ce43" table:formula="of:=[.F258] + IF(AND([.B258]&lt;&gt;[.B259]; [.K258]&gt;= 2400);3;0)" office:value-type="float" office:value="19" calcext:value-type="float">
            <text:p>19</text:p>
          </table:table-cell>
          <table:table-cell table:formula="of:= IF([.C259] &lt; 6; [.$M$7] * FLOOR([.E259] * [.F259]); 0)" office:value-type="float" office:value="510" calcext:value-type="float">
            <text:p>510</text:p>
          </table:table-cell>
          <table:table-cell table:formula="of:=[.H258] + [.G259]" office:value-type="float" office:value="37620" calcext:value-type="float">
            <text:p>37620</text:p>
          </table:table-cell>
          <table:table-cell table:style-name="ce43" table:formula="of:=IF([.C259] = 7; [.F259] * 15; 0) + IF(AND([.B258]&lt;&gt;[.B259]; [.K258]&gt;= 2400);2400;0)" office:value-type="float" office:value="0" calcext:value-type="float">
            <text:p>0</text:p>
          </table:table-cell>
          <table:table-cell table:formula="of:=[.J258] + [.I259]" office:value-type="float" office:value="21605" calcext:value-type="float">
            <text:p>21605</text:p>
          </table:table-cell>
          <table:table-cell table:formula="of:=[.H259] - [.J259]" office:value-type="float" office:value="16015" calcext:value-type="float">
            <text:p>1601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9-16" calcext:value-type="date">
            <text:p>16.09.2023</text:p>
          </table:table-cell>
          <table:table-cell table:style-name="ce43" table:formula="of:=MONTH([.A260])" office:value-type="float" office:value="9" calcext:value-type="float">
            <text:p>9</text:p>
          </table:table-cell>
          <table:table-cell table:formula="of:=WEEKDAY([.A260];2)" office:value-type="float" office:value="6" calcext:value-type="float">
            <text:p>6</text:p>
          </table:table-cell>
          <table:table-cell table:style-name="ce1" office:value-type="string" calcext:value-type="string">
            <text:p>LATO</text:p>
          </table:table-cell>
          <table:table-cell table:formula="of:=IF([.D260] = &quot;ZIMA&quot;; 0.2; IF([.D260] = &quot;WIOSNA&quot;; 0.5; IF([.D260] = &quot;LATO&quot;; 0.9; 0.4)))" office:value-type="float" office:value="0.9" calcext:value-type="float">
            <text:p>0,9</text:p>
          </table:table-cell>
          <table:table-cell table:style-name="ce43" table:formula="of:=[.F259] + IF(AND([.B259]&lt;&gt;[.B260]; [.K259]&gt;= 2400);3;0)" office:value-type="float" office:value="19" calcext:value-type="float">
            <text:p>19</text:p>
          </table:table-cell>
          <table:table-cell table:formula="of:= IF([.C260] &lt; 6; [.$M$7] * FLOOR([.E260] * [.F260]); 0)" office:value-type="float" office:value="0" calcext:value-type="float">
            <text:p>0</text:p>
          </table:table-cell>
          <table:table-cell table:formula="of:=[.H259] + [.G260]" office:value-type="float" office:value="37620" calcext:value-type="float">
            <text:p>37620</text:p>
          </table:table-cell>
          <table:table-cell table:style-name="ce43" table:formula="of:=IF([.C260] = 7; [.F260] * 15; 0) + IF(AND([.B259]&lt;&gt;[.B260]; [.K259]&gt;= 2400);2400;0)" office:value-type="float" office:value="0" calcext:value-type="float">
            <text:p>0</text:p>
          </table:table-cell>
          <table:table-cell table:formula="of:=[.J259] + [.I260]" office:value-type="float" office:value="21605" calcext:value-type="float">
            <text:p>21605</text:p>
          </table:table-cell>
          <table:table-cell table:formula="of:=[.H260] - [.J260]" office:value-type="float" office:value="16015" calcext:value-type="float">
            <text:p>1601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9-17" calcext:value-type="date">
            <text:p>17.09.2023</text:p>
          </table:table-cell>
          <table:table-cell table:style-name="ce43" table:formula="of:=MONTH([.A261])" office:value-type="float" office:value="9" calcext:value-type="float">
            <text:p>9</text:p>
          </table:table-cell>
          <table:table-cell table:formula="of:=WEEKDAY([.A261];2)" office:value-type="float" office:value="7" calcext:value-type="float">
            <text:p>7</text:p>
          </table:table-cell>
          <table:table-cell table:style-name="ce1" office:value-type="string" calcext:value-type="string">
            <text:p>LATO</text:p>
          </table:table-cell>
          <table:table-cell table:formula="of:=IF([.D261] = &quot;ZIMA&quot;; 0.2; IF([.D261] = &quot;WIOSNA&quot;; 0.5; IF([.D261] = &quot;LATO&quot;; 0.9; 0.4)))" office:value-type="float" office:value="0.9" calcext:value-type="float">
            <text:p>0,9</text:p>
          </table:table-cell>
          <table:table-cell table:style-name="ce43" table:formula="of:=[.F260] + IF(AND([.B260]&lt;&gt;[.B261]; [.K260]&gt;= 2400);3;0)" office:value-type="float" office:value="19" calcext:value-type="float">
            <text:p>19</text:p>
          </table:table-cell>
          <table:table-cell table:formula="of:= IF([.C261] &lt; 6; [.$M$7] * FLOOR([.E261] * [.F261]); 0)" office:value-type="float" office:value="0" calcext:value-type="float">
            <text:p>0</text:p>
          </table:table-cell>
          <table:table-cell table:formula="of:=[.H260] + [.G261]" office:value-type="float" office:value="37620" calcext:value-type="float">
            <text:p>37620</text:p>
          </table:table-cell>
          <table:table-cell table:style-name="ce43" table:formula="of:=IF([.C261] = 7; [.F261] * 15; 0) + IF(AND([.B260]&lt;&gt;[.B261]; [.K260]&gt;= 2400);2400;0)" office:value-type="float" office:value="285" calcext:value-type="float">
            <text:p>285</text:p>
          </table:table-cell>
          <table:table-cell table:formula="of:=[.J260] + [.I261]" office:value-type="float" office:value="21890" calcext:value-type="float">
            <text:p>21890</text:p>
          </table:table-cell>
          <table:table-cell table:formula="of:=[.H261] - [.J261]" office:value-type="float" office:value="15730" calcext:value-type="float">
            <text:p>1573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9-18" calcext:value-type="date">
            <text:p>18.09.2023</text:p>
          </table:table-cell>
          <table:table-cell table:style-name="ce43" table:formula="of:=MONTH([.A262])" office:value-type="float" office:value="9" calcext:value-type="float">
            <text:p>9</text:p>
          </table:table-cell>
          <table:table-cell table:formula="of:=WEEKDAY([.A262];2)" office:value-type="float" office:value="1" calcext:value-type="float">
            <text:p>1</text:p>
          </table:table-cell>
          <table:table-cell table:style-name="ce1" office:value-type="string" calcext:value-type="string">
            <text:p>LATO</text:p>
          </table:table-cell>
          <table:table-cell table:formula="of:=IF([.D262] = &quot;ZIMA&quot;; 0.2; IF([.D262] = &quot;WIOSNA&quot;; 0.5; IF([.D262] = &quot;LATO&quot;; 0.9; 0.4)))" office:value-type="float" office:value="0.9" calcext:value-type="float">
            <text:p>0,9</text:p>
          </table:table-cell>
          <table:table-cell table:style-name="ce43" table:formula="of:=[.F261] + IF(AND([.B261]&lt;&gt;[.B262]; [.K261]&gt;= 2400);3;0)" office:value-type="float" office:value="19" calcext:value-type="float">
            <text:p>19</text:p>
          </table:table-cell>
          <table:table-cell table:formula="of:= IF([.C262] &lt; 6; [.$M$7] * FLOOR([.E262] * [.F262]); 0)" office:value-type="float" office:value="510" calcext:value-type="float">
            <text:p>510</text:p>
          </table:table-cell>
          <table:table-cell table:formula="of:=[.H261] + [.G262]" office:value-type="float" office:value="38130" calcext:value-type="float">
            <text:p>38130</text:p>
          </table:table-cell>
          <table:table-cell table:style-name="ce43" table:formula="of:=IF([.C262] = 7; [.F262] * 15; 0) + IF(AND([.B261]&lt;&gt;[.B262]; [.K261]&gt;= 2400);2400;0)" office:value-type="float" office:value="0" calcext:value-type="float">
            <text:p>0</text:p>
          </table:table-cell>
          <table:table-cell table:formula="of:=[.J261] + [.I262]" office:value-type="float" office:value="21890" calcext:value-type="float">
            <text:p>21890</text:p>
          </table:table-cell>
          <table:table-cell table:formula="of:=[.H262] - [.J262]" office:value-type="float" office:value="16240" calcext:value-type="float">
            <text:p>1624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9-19" calcext:value-type="date">
            <text:p>19.09.2023</text:p>
          </table:table-cell>
          <table:table-cell table:style-name="ce43" table:formula="of:=MONTH([.A263])" office:value-type="float" office:value="9" calcext:value-type="float">
            <text:p>9</text:p>
          </table:table-cell>
          <table:table-cell table:formula="of:=WEEKDAY([.A263];2)" office:value-type="float" office:value="2" calcext:value-type="float">
            <text:p>2</text:p>
          </table:table-cell>
          <table:table-cell table:style-name="ce1" office:value-type="string" calcext:value-type="string">
            <text:p>LATO</text:p>
          </table:table-cell>
          <table:table-cell table:formula="of:=IF([.D263] = &quot;ZIMA&quot;; 0.2; IF([.D263] = &quot;WIOSNA&quot;; 0.5; IF([.D263] = &quot;LATO&quot;; 0.9; 0.4)))" office:value-type="float" office:value="0.9" calcext:value-type="float">
            <text:p>0,9</text:p>
          </table:table-cell>
          <table:table-cell table:style-name="ce43" table:formula="of:=[.F262] + IF(AND([.B262]&lt;&gt;[.B263]; [.K262]&gt;= 2400);3;0)" office:value-type="float" office:value="19" calcext:value-type="float">
            <text:p>19</text:p>
          </table:table-cell>
          <table:table-cell table:formula="of:= IF([.C263] &lt; 6; [.$M$7] * FLOOR([.E263] * [.F263]); 0)" office:value-type="float" office:value="510" calcext:value-type="float">
            <text:p>510</text:p>
          </table:table-cell>
          <table:table-cell table:formula="of:=[.H262] + [.G263]" office:value-type="float" office:value="38640" calcext:value-type="float">
            <text:p>38640</text:p>
          </table:table-cell>
          <table:table-cell table:style-name="ce43" table:formula="of:=IF([.C263] = 7; [.F263] * 15; 0) + IF(AND([.B262]&lt;&gt;[.B263]; [.K262]&gt;= 2400);2400;0)" office:value-type="float" office:value="0" calcext:value-type="float">
            <text:p>0</text:p>
          </table:table-cell>
          <table:table-cell table:formula="of:=[.J262] + [.I263]" office:value-type="float" office:value="21890" calcext:value-type="float">
            <text:p>21890</text:p>
          </table:table-cell>
          <table:table-cell table:formula="of:=[.H263] - [.J263]" office:value-type="float" office:value="16750" calcext:value-type="float">
            <text:p>1675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9-20" calcext:value-type="date">
            <text:p>20.09.2023</text:p>
          </table:table-cell>
          <table:table-cell table:style-name="ce43" table:formula="of:=MONTH([.A264])" office:value-type="float" office:value="9" calcext:value-type="float">
            <text:p>9</text:p>
          </table:table-cell>
          <table:table-cell table:formula="of:=WEEKDAY([.A264];2)" office:value-type="float" office:value="3" calcext:value-type="float">
            <text:p>3</text:p>
          </table:table-cell>
          <table:table-cell table:style-name="ce1" office:value-type="string" calcext:value-type="string">
            <text:p>LATO</text:p>
          </table:table-cell>
          <table:table-cell table:formula="of:=IF([.D264] = &quot;ZIMA&quot;; 0.2; IF([.D264] = &quot;WIOSNA&quot;; 0.5; IF([.D264] = &quot;LATO&quot;; 0.9; 0.4)))" office:value-type="float" office:value="0.9" calcext:value-type="float">
            <text:p>0,9</text:p>
          </table:table-cell>
          <table:table-cell table:style-name="ce43" table:formula="of:=[.F263] + IF(AND([.B263]&lt;&gt;[.B264]; [.K263]&gt;= 2400);3;0)" office:value-type="float" office:value="19" calcext:value-type="float">
            <text:p>19</text:p>
          </table:table-cell>
          <table:table-cell table:formula="of:= IF([.C264] &lt; 6; [.$M$7] * FLOOR([.E264] * [.F264]); 0)" office:value-type="float" office:value="510" calcext:value-type="float">
            <text:p>510</text:p>
          </table:table-cell>
          <table:table-cell table:formula="of:=[.H263] + [.G264]" office:value-type="float" office:value="39150" calcext:value-type="float">
            <text:p>39150</text:p>
          </table:table-cell>
          <table:table-cell table:style-name="ce43" table:formula="of:=IF([.C264] = 7; [.F264] * 15; 0) + IF(AND([.B263]&lt;&gt;[.B264]; [.K263]&gt;= 2400);2400;0)" office:value-type="float" office:value="0" calcext:value-type="float">
            <text:p>0</text:p>
          </table:table-cell>
          <table:table-cell table:formula="of:=[.J263] + [.I264]" office:value-type="float" office:value="21890" calcext:value-type="float">
            <text:p>21890</text:p>
          </table:table-cell>
          <table:table-cell table:formula="of:=[.H264] - [.J264]" office:value-type="float" office:value="17260" calcext:value-type="float">
            <text:p>1726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9-21" calcext:value-type="date">
            <text:p>21.09.2023</text:p>
          </table:table-cell>
          <table:table-cell table:style-name="ce43" table:formula="of:=MONTH([.A265])" office:value-type="float" office:value="9" calcext:value-type="float">
            <text:p>9</text:p>
          </table:table-cell>
          <table:table-cell table:formula="of:=WEEKDAY([.A265];2)" office:value-type="float" office:value="4" calcext:value-type="float">
            <text:p>4</text:p>
          </table:table-cell>
          <table:table-cell table:style-name="ce1" office:value-type="string" calcext:value-type="string">
            <text:p>LATO</text:p>
          </table:table-cell>
          <table:table-cell table:formula="of:=IF([.D265] = &quot;ZIMA&quot;; 0.2; IF([.D265] = &quot;WIOSNA&quot;; 0.5; IF([.D265] = &quot;LATO&quot;; 0.9; 0.4)))" office:value-type="float" office:value="0.9" calcext:value-type="float">
            <text:p>0,9</text:p>
          </table:table-cell>
          <table:table-cell table:style-name="ce43" table:formula="of:=[.F264] + IF(AND([.B264]&lt;&gt;[.B265]; [.K264]&gt;= 2400);3;0)" office:value-type="float" office:value="19" calcext:value-type="float">
            <text:p>19</text:p>
          </table:table-cell>
          <table:table-cell table:formula="of:= IF([.C265] &lt; 6; [.$M$7] * FLOOR([.E265] * [.F265]); 0)" office:value-type="float" office:value="510" calcext:value-type="float">
            <text:p>510</text:p>
          </table:table-cell>
          <table:table-cell table:formula="of:=[.H264] + [.G265]" office:value-type="float" office:value="39660" calcext:value-type="float">
            <text:p>39660</text:p>
          </table:table-cell>
          <table:table-cell table:style-name="ce43" table:formula="of:=IF([.C265] = 7; [.F265] * 15; 0) + IF(AND([.B264]&lt;&gt;[.B265]; [.K264]&gt;= 2400);2400;0)" office:value-type="float" office:value="0" calcext:value-type="float">
            <text:p>0</text:p>
          </table:table-cell>
          <table:table-cell table:formula="of:=[.J264] + [.I265]" office:value-type="float" office:value="21890" calcext:value-type="float">
            <text:p>21890</text:p>
          </table:table-cell>
          <table:table-cell table:formula="of:=[.H265] - [.J265]" office:value-type="float" office:value="17770" calcext:value-type="float">
            <text:p>1777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9-22" calcext:value-type="date">
            <text:p>22.09.2023</text:p>
          </table:table-cell>
          <table:table-cell table:style-name="ce43" table:formula="of:=MONTH([.A266])" office:value-type="float" office:value="9" calcext:value-type="float">
            <text:p>9</text:p>
          </table:table-cell>
          <table:table-cell table:formula="of:=WEEKDAY([.A266];2)" office:value-type="float" office:value="5" calcext:value-type="float">
            <text:p>5</text:p>
          </table:table-cell>
          <table:table-cell table:style-name="ce1" office:value-type="string" calcext:value-type="string">
            <text:p>LATO</text:p>
          </table:table-cell>
          <table:table-cell table:formula="of:=IF([.D266] = &quot;ZIMA&quot;; 0.2; IF([.D266] = &quot;WIOSNA&quot;; 0.5; IF([.D266] = &quot;LATO&quot;; 0.9; 0.4)))" office:value-type="float" office:value="0.9" calcext:value-type="float">
            <text:p>0,9</text:p>
          </table:table-cell>
          <table:table-cell table:style-name="ce43" table:formula="of:=[.F265] + IF(AND([.B265]&lt;&gt;[.B266]; [.K265]&gt;= 2400);3;0)" office:value-type="float" office:value="19" calcext:value-type="float">
            <text:p>19</text:p>
          </table:table-cell>
          <table:table-cell table:formula="of:= IF([.C266] &lt; 6; [.$M$7] * FLOOR([.E266] * [.F266]); 0)" office:value-type="float" office:value="510" calcext:value-type="float">
            <text:p>510</text:p>
          </table:table-cell>
          <table:table-cell table:formula="of:=[.H265] + [.G266]" office:value-type="float" office:value="40170" calcext:value-type="float">
            <text:p>40170</text:p>
          </table:table-cell>
          <table:table-cell table:style-name="ce43" table:formula="of:=IF([.C266] = 7; [.F266] * 15; 0) + IF(AND([.B265]&lt;&gt;[.B266]; [.K265]&gt;= 2400);2400;0)" office:value-type="float" office:value="0" calcext:value-type="float">
            <text:p>0</text:p>
          </table:table-cell>
          <table:table-cell table:formula="of:=[.J265] + [.I266]" office:value-type="float" office:value="21890" calcext:value-type="float">
            <text:p>21890</text:p>
          </table:table-cell>
          <table:table-cell table:formula="of:=[.H266] - [.J266]" office:value-type="float" office:value="18280" calcext:value-type="float">
            <text:p>1828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9-23" calcext:value-type="date">
            <text:p>23.09.2023</text:p>
          </table:table-cell>
          <table:table-cell table:style-name="ce43" table:formula="of:=MONTH([.A267])" office:value-type="float" office:value="9" calcext:value-type="float">
            <text:p>9</text:p>
          </table:table-cell>
          <table:table-cell table:formula="of:=WEEKDAY([.A267];2)" office:value-type="float" office:value="6" calcext:value-type="float">
            <text:p>6</text:p>
          </table:table-cell>
          <table:table-cell table:style-name="ce1" office:value-type="string" calcext:value-type="string">
            <text:p>JESIEŃ</text:p>
          </table:table-cell>
          <table:table-cell table:formula="of:=IF([.D267] = &quot;ZIMA&quot;; 0.2; IF([.D267] = &quot;WIOSNA&quot;; 0.5; IF([.D267] = &quot;LATO&quot;; 0.9; 0.4)))" office:value-type="float" office:value="0.4" calcext:value-type="float">
            <text:p>0,4</text:p>
          </table:table-cell>
          <table:table-cell table:style-name="ce43" table:formula="of:=[.F266] + IF(AND([.B266]&lt;&gt;[.B267]; [.K266]&gt;= 2400);3;0)" office:value-type="float" office:value="19" calcext:value-type="float">
            <text:p>19</text:p>
          </table:table-cell>
          <table:table-cell table:formula="of:= IF([.C267] &lt; 6; [.$M$7] * FLOOR([.E267] * [.F267]); 0)" office:value-type="float" office:value="0" calcext:value-type="float">
            <text:p>0</text:p>
          </table:table-cell>
          <table:table-cell table:formula="of:=[.H266] + [.G267]" office:value-type="float" office:value="40170" calcext:value-type="float">
            <text:p>40170</text:p>
          </table:table-cell>
          <table:table-cell table:style-name="ce43" table:formula="of:=IF([.C267] = 7; [.F267] * 15; 0) + IF(AND([.B266]&lt;&gt;[.B267]; [.K266]&gt;= 2400);2400;0)" office:value-type="float" office:value="0" calcext:value-type="float">
            <text:p>0</text:p>
          </table:table-cell>
          <table:table-cell table:formula="of:=[.J266] + [.I267]" office:value-type="float" office:value="21890" calcext:value-type="float">
            <text:p>21890</text:p>
          </table:table-cell>
          <table:table-cell table:formula="of:=[.H267] - [.J267]" office:value-type="float" office:value="18280" calcext:value-type="float">
            <text:p>1828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9-24" calcext:value-type="date">
            <text:p>24.09.2023</text:p>
          </table:table-cell>
          <table:table-cell table:style-name="ce43" table:formula="of:=MONTH([.A268])" office:value-type="float" office:value="9" calcext:value-type="float">
            <text:p>9</text:p>
          </table:table-cell>
          <table:table-cell table:formula="of:=WEEKDAY([.A268];2)" office:value-type="float" office:value="7" calcext:value-type="float">
            <text:p>7</text:p>
          </table:table-cell>
          <table:table-cell table:style-name="ce1" office:value-type="string" calcext:value-type="string">
            <text:p>JESIEŃ</text:p>
          </table:table-cell>
          <table:table-cell table:formula="of:=IF([.D268] = &quot;ZIMA&quot;; 0.2; IF([.D268] = &quot;WIOSNA&quot;; 0.5; IF([.D268] = &quot;LATO&quot;; 0.9; 0.4)))" office:value-type="float" office:value="0.4" calcext:value-type="float">
            <text:p>0,4</text:p>
          </table:table-cell>
          <table:table-cell table:style-name="ce43" table:formula="of:=[.F267] + IF(AND([.B267]&lt;&gt;[.B268]; [.K267]&gt;= 2400);3;0)" office:value-type="float" office:value="19" calcext:value-type="float">
            <text:p>19</text:p>
          </table:table-cell>
          <table:table-cell table:formula="of:= IF([.C268] &lt; 6; [.$M$7] * FLOOR([.E268] * [.F268]); 0)" office:value-type="float" office:value="0" calcext:value-type="float">
            <text:p>0</text:p>
          </table:table-cell>
          <table:table-cell table:formula="of:=[.H267] + [.G268]" office:value-type="float" office:value="40170" calcext:value-type="float">
            <text:p>40170</text:p>
          </table:table-cell>
          <table:table-cell table:style-name="ce43" table:formula="of:=IF([.C268] = 7; [.F268] * 15; 0) + IF(AND([.B267]&lt;&gt;[.B268]; [.K267]&gt;= 2400);2400;0)" office:value-type="float" office:value="285" calcext:value-type="float">
            <text:p>285</text:p>
          </table:table-cell>
          <table:table-cell table:formula="of:=[.J267] + [.I268]" office:value-type="float" office:value="22175" calcext:value-type="float">
            <text:p>22175</text:p>
          </table:table-cell>
          <table:table-cell table:formula="of:=[.H268] - [.J268]" office:value-type="float" office:value="17995" calcext:value-type="float">
            <text:p>1799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9-25" calcext:value-type="date">
            <text:p>25.09.2023</text:p>
          </table:table-cell>
          <table:table-cell table:style-name="ce43" table:formula="of:=MONTH([.A269])" office:value-type="float" office:value="9" calcext:value-type="float">
            <text:p>9</text:p>
          </table:table-cell>
          <table:table-cell table:formula="of:=WEEKDAY([.A269];2)" office:value-type="float" office:value="1" calcext:value-type="float">
            <text:p>1</text:p>
          </table:table-cell>
          <table:table-cell table:style-name="ce1" office:value-type="string" calcext:value-type="string">
            <text:p>JESIEŃ</text:p>
          </table:table-cell>
          <table:table-cell table:formula="of:=IF([.D269] = &quot;ZIMA&quot;; 0.2; IF([.D269] = &quot;WIOSNA&quot;; 0.5; IF([.D269] = &quot;LATO&quot;; 0.9; 0.4)))" office:value-type="float" office:value="0.4" calcext:value-type="float">
            <text:p>0,4</text:p>
          </table:table-cell>
          <table:table-cell table:style-name="ce43" table:formula="of:=[.F268] + IF(AND([.B268]&lt;&gt;[.B269]; [.K268]&gt;= 2400);3;0)" office:value-type="float" office:value="19" calcext:value-type="float">
            <text:p>19</text:p>
          </table:table-cell>
          <table:table-cell table:formula="of:= IF([.C269] &lt; 6; [.$M$7] * FLOOR([.E269] * [.F269]); 0)" office:value-type="float" office:value="210" calcext:value-type="float">
            <text:p>210</text:p>
          </table:table-cell>
          <table:table-cell table:formula="of:=[.H268] + [.G269]" office:value-type="float" office:value="40380" calcext:value-type="float">
            <text:p>40380</text:p>
          </table:table-cell>
          <table:table-cell table:style-name="ce43" table:formula="of:=IF([.C269] = 7; [.F269] * 15; 0) + IF(AND([.B268]&lt;&gt;[.B269]; [.K268]&gt;= 2400);2400;0)" office:value-type="float" office:value="0" calcext:value-type="float">
            <text:p>0</text:p>
          </table:table-cell>
          <table:table-cell table:formula="of:=[.J268] + [.I269]" office:value-type="float" office:value="22175" calcext:value-type="float">
            <text:p>22175</text:p>
          </table:table-cell>
          <table:table-cell table:formula="of:=[.H269] - [.J269]" office:value-type="float" office:value="18205" calcext:value-type="float">
            <text:p>1820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9-26" calcext:value-type="date">
            <text:p>26.09.2023</text:p>
          </table:table-cell>
          <table:table-cell table:style-name="ce43" table:formula="of:=MONTH([.A270])" office:value-type="float" office:value="9" calcext:value-type="float">
            <text:p>9</text:p>
          </table:table-cell>
          <table:table-cell table:formula="of:=WEEKDAY([.A270];2)" office:value-type="float" office:value="2" calcext:value-type="float">
            <text:p>2</text:p>
          </table:table-cell>
          <table:table-cell table:style-name="ce1" office:value-type="string" calcext:value-type="string">
            <text:p>JESIEŃ</text:p>
          </table:table-cell>
          <table:table-cell table:formula="of:=IF([.D270] = &quot;ZIMA&quot;; 0.2; IF([.D270] = &quot;WIOSNA&quot;; 0.5; IF([.D270] = &quot;LATO&quot;; 0.9; 0.4)))" office:value-type="float" office:value="0.4" calcext:value-type="float">
            <text:p>0,4</text:p>
          </table:table-cell>
          <table:table-cell table:style-name="ce43" table:formula="of:=[.F269] + IF(AND([.B269]&lt;&gt;[.B270]; [.K269]&gt;= 2400);3;0)" office:value-type="float" office:value="19" calcext:value-type="float">
            <text:p>19</text:p>
          </table:table-cell>
          <table:table-cell table:formula="of:= IF([.C270] &lt; 6; [.$M$7] * FLOOR([.E270] * [.F270]); 0)" office:value-type="float" office:value="210" calcext:value-type="float">
            <text:p>210</text:p>
          </table:table-cell>
          <table:table-cell table:formula="of:=[.H269] + [.G270]" office:value-type="float" office:value="40590" calcext:value-type="float">
            <text:p>40590</text:p>
          </table:table-cell>
          <table:table-cell table:style-name="ce43" table:formula="of:=IF([.C270] = 7; [.F270] * 15; 0) + IF(AND([.B269]&lt;&gt;[.B270]; [.K269]&gt;= 2400);2400;0)" office:value-type="float" office:value="0" calcext:value-type="float">
            <text:p>0</text:p>
          </table:table-cell>
          <table:table-cell table:formula="of:=[.J269] + [.I270]" office:value-type="float" office:value="22175" calcext:value-type="float">
            <text:p>22175</text:p>
          </table:table-cell>
          <table:table-cell table:formula="of:=[.H270] - [.J270]" office:value-type="float" office:value="18415" calcext:value-type="float">
            <text:p>1841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9-27" calcext:value-type="date">
            <text:p>27.09.2023</text:p>
          </table:table-cell>
          <table:table-cell table:style-name="ce43" table:formula="of:=MONTH([.A271])" office:value-type="float" office:value="9" calcext:value-type="float">
            <text:p>9</text:p>
          </table:table-cell>
          <table:table-cell table:formula="of:=WEEKDAY([.A271];2)" office:value-type="float" office:value="3" calcext:value-type="float">
            <text:p>3</text:p>
          </table:table-cell>
          <table:table-cell table:style-name="ce1" office:value-type="string" calcext:value-type="string">
            <text:p>JESIEŃ</text:p>
          </table:table-cell>
          <table:table-cell table:formula="of:=IF([.D271] = &quot;ZIMA&quot;; 0.2; IF([.D271] = &quot;WIOSNA&quot;; 0.5; IF([.D271] = &quot;LATO&quot;; 0.9; 0.4)))" office:value-type="float" office:value="0.4" calcext:value-type="float">
            <text:p>0,4</text:p>
          </table:table-cell>
          <table:table-cell table:style-name="ce43" table:formula="of:=[.F270] + IF(AND([.B270]&lt;&gt;[.B271]; [.K270]&gt;= 2400);3;0)" office:value-type="float" office:value="19" calcext:value-type="float">
            <text:p>19</text:p>
          </table:table-cell>
          <table:table-cell table:formula="of:= IF([.C271] &lt; 6; [.$M$7] * FLOOR([.E271] * [.F271]); 0)" office:value-type="float" office:value="210" calcext:value-type="float">
            <text:p>210</text:p>
          </table:table-cell>
          <table:table-cell table:formula="of:=[.H270] + [.G271]" office:value-type="float" office:value="40800" calcext:value-type="float">
            <text:p>40800</text:p>
          </table:table-cell>
          <table:table-cell table:style-name="ce43" table:formula="of:=IF([.C271] = 7; [.F271] * 15; 0) + IF(AND([.B270]&lt;&gt;[.B271]; [.K270]&gt;= 2400);2400;0)" office:value-type="float" office:value="0" calcext:value-type="float">
            <text:p>0</text:p>
          </table:table-cell>
          <table:table-cell table:formula="of:=[.J270] + [.I271]" office:value-type="float" office:value="22175" calcext:value-type="float">
            <text:p>22175</text:p>
          </table:table-cell>
          <table:table-cell table:formula="of:=[.H271] - [.J271]" office:value-type="float" office:value="18625" calcext:value-type="float">
            <text:p>1862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9-28" calcext:value-type="date">
            <text:p>28.09.2023</text:p>
          </table:table-cell>
          <table:table-cell table:style-name="ce43" table:formula="of:=MONTH([.A272])" office:value-type="float" office:value="9" calcext:value-type="float">
            <text:p>9</text:p>
          </table:table-cell>
          <table:table-cell table:formula="of:=WEEKDAY([.A272];2)" office:value-type="float" office:value="4" calcext:value-type="float">
            <text:p>4</text:p>
          </table:table-cell>
          <table:table-cell table:style-name="ce1" office:value-type="string" calcext:value-type="string">
            <text:p>JESIEŃ</text:p>
          </table:table-cell>
          <table:table-cell table:formula="of:=IF([.D272] = &quot;ZIMA&quot;; 0.2; IF([.D272] = &quot;WIOSNA&quot;; 0.5; IF([.D272] = &quot;LATO&quot;; 0.9; 0.4)))" office:value-type="float" office:value="0.4" calcext:value-type="float">
            <text:p>0,4</text:p>
          </table:table-cell>
          <table:table-cell table:style-name="ce43" table:formula="of:=[.F271] + IF(AND([.B271]&lt;&gt;[.B272]; [.K271]&gt;= 2400);3;0)" office:value-type="float" office:value="19" calcext:value-type="float">
            <text:p>19</text:p>
          </table:table-cell>
          <table:table-cell table:formula="of:= IF([.C272] &lt; 6; [.$M$7] * FLOOR([.E272] * [.F272]); 0)" office:value-type="float" office:value="210" calcext:value-type="float">
            <text:p>210</text:p>
          </table:table-cell>
          <table:table-cell table:formula="of:=[.H271] + [.G272]" office:value-type="float" office:value="41010" calcext:value-type="float">
            <text:p>41010</text:p>
          </table:table-cell>
          <table:table-cell table:style-name="ce43" table:formula="of:=IF([.C272] = 7; [.F272] * 15; 0) + IF(AND([.B271]&lt;&gt;[.B272]; [.K271]&gt;= 2400);2400;0)" office:value-type="float" office:value="0" calcext:value-type="float">
            <text:p>0</text:p>
          </table:table-cell>
          <table:table-cell table:formula="of:=[.J271] + [.I272]" office:value-type="float" office:value="22175" calcext:value-type="float">
            <text:p>22175</text:p>
          </table:table-cell>
          <table:table-cell table:formula="of:=[.H272] - [.J272]" office:value-type="float" office:value="18835" calcext:value-type="float">
            <text:p>1883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9-29" calcext:value-type="date">
            <text:p>29.09.2023</text:p>
          </table:table-cell>
          <table:table-cell table:style-name="ce43" table:formula="of:=MONTH([.A273])" office:value-type="float" office:value="9" calcext:value-type="float">
            <text:p>9</text:p>
          </table:table-cell>
          <table:table-cell table:formula="of:=WEEKDAY([.A273];2)" office:value-type="float" office:value="5" calcext:value-type="float">
            <text:p>5</text:p>
          </table:table-cell>
          <table:table-cell table:style-name="ce1" office:value-type="string" calcext:value-type="string">
            <text:p>JESIEŃ</text:p>
          </table:table-cell>
          <table:table-cell table:formula="of:=IF([.D273] = &quot;ZIMA&quot;; 0.2; IF([.D273] = &quot;WIOSNA&quot;; 0.5; IF([.D273] = &quot;LATO&quot;; 0.9; 0.4)))" office:value-type="float" office:value="0.4" calcext:value-type="float">
            <text:p>0,4</text:p>
          </table:table-cell>
          <table:table-cell table:style-name="ce43" table:formula="of:=[.F272] + IF(AND([.B272]&lt;&gt;[.B273]; [.K272]&gt;= 2400);3;0)" office:value-type="float" office:value="19" calcext:value-type="float">
            <text:p>19</text:p>
          </table:table-cell>
          <table:table-cell table:formula="of:= IF([.C273] &lt; 6; [.$M$7] * FLOOR([.E273] * [.F273]); 0)" office:value-type="float" office:value="210" calcext:value-type="float">
            <text:p>210</text:p>
          </table:table-cell>
          <table:table-cell table:formula="of:=[.H272] + [.G273]" office:value-type="float" office:value="41220" calcext:value-type="float">
            <text:p>41220</text:p>
          </table:table-cell>
          <table:table-cell table:style-name="ce43" table:formula="of:=IF([.C273] = 7; [.F273] * 15; 0) + IF(AND([.B272]&lt;&gt;[.B273]; [.K272]&gt;= 2400);2400;0)" office:value-type="float" office:value="0" calcext:value-type="float">
            <text:p>0</text:p>
          </table:table-cell>
          <table:table-cell table:formula="of:=[.J272] + [.I273]" office:value-type="float" office:value="22175" calcext:value-type="float">
            <text:p>22175</text:p>
          </table:table-cell>
          <table:table-cell table:formula="of:=[.H273] - [.J273]" office:value-type="float" office:value="19045" calcext:value-type="float">
            <text:p>1904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09-30" calcext:value-type="date">
            <text:p>30.09.2023</text:p>
          </table:table-cell>
          <table:table-cell table:style-name="ce43" table:formula="of:=MONTH([.A274])" office:value-type="float" office:value="9" calcext:value-type="float">
            <text:p>9</text:p>
          </table:table-cell>
          <table:table-cell table:formula="of:=WEEKDAY([.A274];2)" office:value-type="float" office:value="6" calcext:value-type="float">
            <text:p>6</text:p>
          </table:table-cell>
          <table:table-cell table:style-name="ce1" office:value-type="string" calcext:value-type="string">
            <text:p>JESIEŃ</text:p>
          </table:table-cell>
          <table:table-cell table:formula="of:=IF([.D274] = &quot;ZIMA&quot;; 0.2; IF([.D274] = &quot;WIOSNA&quot;; 0.5; IF([.D274] = &quot;LATO&quot;; 0.9; 0.4)))" office:value-type="float" office:value="0.4" calcext:value-type="float">
            <text:p>0,4</text:p>
          </table:table-cell>
          <table:table-cell table:style-name="ce43" table:formula="of:=[.F273] + IF(AND([.B273]&lt;&gt;[.B274]; [.K273]&gt;= 2400);3;0)" office:value-type="float" office:value="19" calcext:value-type="float">
            <text:p>19</text:p>
          </table:table-cell>
          <table:table-cell table:formula="of:= IF([.C274] &lt; 6; [.$M$7] * FLOOR([.E274] * [.F274]); 0)" office:value-type="float" office:value="0" calcext:value-type="float">
            <text:p>0</text:p>
          </table:table-cell>
          <table:table-cell table:formula="of:=[.H273] + [.G274]" office:value-type="float" office:value="41220" calcext:value-type="float">
            <text:p>41220</text:p>
          </table:table-cell>
          <table:table-cell table:style-name="ce43" table:formula="of:=IF([.C274] = 7; [.F274] * 15; 0) + IF(AND([.B273]&lt;&gt;[.B274]; [.K273]&gt;= 2400);2400;0)" office:value-type="float" office:value="0" calcext:value-type="float">
            <text:p>0</text:p>
          </table:table-cell>
          <table:table-cell table:formula="of:=[.J273] + [.I274]" office:value-type="float" office:value="22175" calcext:value-type="float">
            <text:p>22175</text:p>
          </table:table-cell>
          <table:table-cell table:formula="of:=[.H274] - [.J274]" office:value-type="float" office:value="19045" calcext:value-type="float">
            <text:p>1904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0-01" calcext:value-type="date">
            <text:p>1.10.2023</text:p>
          </table:table-cell>
          <table:table-cell table:style-name="ce43" table:formula="of:=MONTH([.A275])" office:value-type="float" office:value="10" calcext:value-type="float">
            <text:p>10</text:p>
          </table:table-cell>
          <table:table-cell table:formula="of:=WEEKDAY([.A275];2)" office:value-type="float" office:value="7" calcext:value-type="float">
            <text:p>7</text:p>
          </table:table-cell>
          <table:table-cell table:style-name="ce1" office:value-type="string" calcext:value-type="string">
            <text:p>JESIEŃ</text:p>
          </table:table-cell>
          <table:table-cell table:formula="of:=IF([.D275] = &quot;ZIMA&quot;; 0.2; IF([.D275] = &quot;WIOSNA&quot;; 0.5; IF([.D275] = &quot;LATO&quot;; 0.9; 0.4)))" office:value-type="float" office:value="0.4" calcext:value-type="float">
            <text:p>0,4</text:p>
          </table:table-cell>
          <table:table-cell table:style-name="ce43" table:formula="of:=[.F274] + IF(AND([.B274]&lt;&gt;[.B275]; [.K274]&gt;= 2400);3;0)" office:value-type="float" office:value="22" calcext:value-type="float">
            <text:p>22</text:p>
          </table:table-cell>
          <table:table-cell table:formula="of:= IF([.C275] &lt; 6; [.$M$7] * FLOOR([.E275] * [.F275]); 0)" office:value-type="float" office:value="0" calcext:value-type="float">
            <text:p>0</text:p>
          </table:table-cell>
          <table:table-cell table:formula="of:=[.H274] + [.G275]" office:value-type="float" office:value="41220" calcext:value-type="float">
            <text:p>41220</text:p>
          </table:table-cell>
          <table:table-cell table:style-name="ce43" table:formula="of:=IF([.C275] = 7; [.F275] * 15; 0) + IF(AND([.B274]&lt;&gt;[.B275]; [.K274]&gt;= 2400);2400;0)" office:value-type="float" office:value="2730" calcext:value-type="float">
            <text:p>2730</text:p>
          </table:table-cell>
          <table:table-cell table:formula="of:=[.J274] + [.I275]" office:value-type="float" office:value="24905" calcext:value-type="float">
            <text:p>24905</text:p>
          </table:table-cell>
          <table:table-cell table:formula="of:=[.H275] - [.J275]" office:value-type="float" office:value="16315" calcext:value-type="float">
            <text:p>1631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0-02" calcext:value-type="date">
            <text:p>2.10.2023</text:p>
          </table:table-cell>
          <table:table-cell table:style-name="ce43" table:formula="of:=MONTH([.A276])" office:value-type="float" office:value="10" calcext:value-type="float">
            <text:p>10</text:p>
          </table:table-cell>
          <table:table-cell table:formula="of:=WEEKDAY([.A276];2)" office:value-type="float" office:value="1" calcext:value-type="float">
            <text:p>1</text:p>
          </table:table-cell>
          <table:table-cell table:style-name="ce1" office:value-type="string" calcext:value-type="string">
            <text:p>JESIEŃ</text:p>
          </table:table-cell>
          <table:table-cell table:formula="of:=IF([.D276] = &quot;ZIMA&quot;; 0.2; IF([.D276] = &quot;WIOSNA&quot;; 0.5; IF([.D276] = &quot;LATO&quot;; 0.9; 0.4)))" office:value-type="float" office:value="0.4" calcext:value-type="float">
            <text:p>0,4</text:p>
          </table:table-cell>
          <table:table-cell table:style-name="ce43" table:formula="of:=[.F275] + IF(AND([.B275]&lt;&gt;[.B276]; [.K275]&gt;= 2400);3;0)" office:value-type="float" office:value="22" calcext:value-type="float">
            <text:p>22</text:p>
          </table:table-cell>
          <table:table-cell table:formula="of:= IF([.C276] &lt; 6; [.$M$7] * FLOOR([.E276] * [.F276]); 0)" office:value-type="float" office:value="240" calcext:value-type="float">
            <text:p>240</text:p>
          </table:table-cell>
          <table:table-cell table:formula="of:=[.H275] + [.G276]" office:value-type="float" office:value="41460" calcext:value-type="float">
            <text:p>41460</text:p>
          </table:table-cell>
          <table:table-cell table:style-name="ce43" table:formula="of:=IF([.C276] = 7; [.F276] * 15; 0) + IF(AND([.B275]&lt;&gt;[.B276]; [.K275]&gt;= 2400);2400;0)" office:value-type="float" office:value="0" calcext:value-type="float">
            <text:p>0</text:p>
          </table:table-cell>
          <table:table-cell table:formula="of:=[.J275] + [.I276]" office:value-type="float" office:value="24905" calcext:value-type="float">
            <text:p>24905</text:p>
          </table:table-cell>
          <table:table-cell table:formula="of:=[.H276] - [.J276]" office:value-type="float" office:value="16555" calcext:value-type="float">
            <text:p>1655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0-03" calcext:value-type="date">
            <text:p>3.10.2023</text:p>
          </table:table-cell>
          <table:table-cell table:style-name="ce43" table:formula="of:=MONTH([.A277])" office:value-type="float" office:value="10" calcext:value-type="float">
            <text:p>10</text:p>
          </table:table-cell>
          <table:table-cell table:formula="of:=WEEKDAY([.A277];2)" office:value-type="float" office:value="2" calcext:value-type="float">
            <text:p>2</text:p>
          </table:table-cell>
          <table:table-cell table:style-name="ce1" office:value-type="string" calcext:value-type="string">
            <text:p>JESIEŃ</text:p>
          </table:table-cell>
          <table:table-cell table:formula="of:=IF([.D277] = &quot;ZIMA&quot;; 0.2; IF([.D277] = &quot;WIOSNA&quot;; 0.5; IF([.D277] = &quot;LATO&quot;; 0.9; 0.4)))" office:value-type="float" office:value="0.4" calcext:value-type="float">
            <text:p>0,4</text:p>
          </table:table-cell>
          <table:table-cell table:style-name="ce43" table:formula="of:=[.F276] + IF(AND([.B276]&lt;&gt;[.B277]; [.K276]&gt;= 2400);3;0)" office:value-type="float" office:value="22" calcext:value-type="float">
            <text:p>22</text:p>
          </table:table-cell>
          <table:table-cell table:formula="of:= IF([.C277] &lt; 6; [.$M$7] * FLOOR([.E277] * [.F277]); 0)" office:value-type="float" office:value="240" calcext:value-type="float">
            <text:p>240</text:p>
          </table:table-cell>
          <table:table-cell table:formula="of:=[.H276] + [.G277]" office:value-type="float" office:value="41700" calcext:value-type="float">
            <text:p>41700</text:p>
          </table:table-cell>
          <table:table-cell table:style-name="ce43" table:formula="of:=IF([.C277] = 7; [.F277] * 15; 0) + IF(AND([.B276]&lt;&gt;[.B277]; [.K276]&gt;= 2400);2400;0)" office:value-type="float" office:value="0" calcext:value-type="float">
            <text:p>0</text:p>
          </table:table-cell>
          <table:table-cell table:formula="of:=[.J276] + [.I277]" office:value-type="float" office:value="24905" calcext:value-type="float">
            <text:p>24905</text:p>
          </table:table-cell>
          <table:table-cell table:formula="of:=[.H277] - [.J277]" office:value-type="float" office:value="16795" calcext:value-type="float">
            <text:p>1679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0-04" calcext:value-type="date">
            <text:p>4.10.2023</text:p>
          </table:table-cell>
          <table:table-cell table:style-name="ce43" table:formula="of:=MONTH([.A278])" office:value-type="float" office:value="10" calcext:value-type="float">
            <text:p>10</text:p>
          </table:table-cell>
          <table:table-cell table:formula="of:=WEEKDAY([.A278];2)" office:value-type="float" office:value="3" calcext:value-type="float">
            <text:p>3</text:p>
          </table:table-cell>
          <table:table-cell table:style-name="ce1" office:value-type="string" calcext:value-type="string">
            <text:p>JESIEŃ</text:p>
          </table:table-cell>
          <table:table-cell table:formula="of:=IF([.D278] = &quot;ZIMA&quot;; 0.2; IF([.D278] = &quot;WIOSNA&quot;; 0.5; IF([.D278] = &quot;LATO&quot;; 0.9; 0.4)))" office:value-type="float" office:value="0.4" calcext:value-type="float">
            <text:p>0,4</text:p>
          </table:table-cell>
          <table:table-cell table:style-name="ce43" table:formula="of:=[.F277] + IF(AND([.B277]&lt;&gt;[.B278]; [.K277]&gt;= 2400);3;0)" office:value-type="float" office:value="22" calcext:value-type="float">
            <text:p>22</text:p>
          </table:table-cell>
          <table:table-cell table:formula="of:= IF([.C278] &lt; 6; [.$M$7] * FLOOR([.E278] * [.F278]); 0)" office:value-type="float" office:value="240" calcext:value-type="float">
            <text:p>240</text:p>
          </table:table-cell>
          <table:table-cell table:formula="of:=[.H277] + [.G278]" office:value-type="float" office:value="41940" calcext:value-type="float">
            <text:p>41940</text:p>
          </table:table-cell>
          <table:table-cell table:style-name="ce43" table:formula="of:=IF([.C278] = 7; [.F278] * 15; 0) + IF(AND([.B277]&lt;&gt;[.B278]; [.K277]&gt;= 2400);2400;0)" office:value-type="float" office:value="0" calcext:value-type="float">
            <text:p>0</text:p>
          </table:table-cell>
          <table:table-cell table:formula="of:=[.J277] + [.I278]" office:value-type="float" office:value="24905" calcext:value-type="float">
            <text:p>24905</text:p>
          </table:table-cell>
          <table:table-cell table:formula="of:=[.H278] - [.J278]" office:value-type="float" office:value="17035" calcext:value-type="float">
            <text:p>1703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0-05" calcext:value-type="date">
            <text:p>5.10.2023</text:p>
          </table:table-cell>
          <table:table-cell table:style-name="ce43" table:formula="of:=MONTH([.A279])" office:value-type="float" office:value="10" calcext:value-type="float">
            <text:p>10</text:p>
          </table:table-cell>
          <table:table-cell table:formula="of:=WEEKDAY([.A279];2)" office:value-type="float" office:value="4" calcext:value-type="float">
            <text:p>4</text:p>
          </table:table-cell>
          <table:table-cell table:style-name="ce1" office:value-type="string" calcext:value-type="string">
            <text:p>JESIEŃ</text:p>
          </table:table-cell>
          <table:table-cell table:formula="of:=IF([.D279] = &quot;ZIMA&quot;; 0.2; IF([.D279] = &quot;WIOSNA&quot;; 0.5; IF([.D279] = &quot;LATO&quot;; 0.9; 0.4)))" office:value-type="float" office:value="0.4" calcext:value-type="float">
            <text:p>0,4</text:p>
          </table:table-cell>
          <table:table-cell table:style-name="ce43" table:formula="of:=[.F278] + IF(AND([.B278]&lt;&gt;[.B279]; [.K278]&gt;= 2400);3;0)" office:value-type="float" office:value="22" calcext:value-type="float">
            <text:p>22</text:p>
          </table:table-cell>
          <table:table-cell table:formula="of:= IF([.C279] &lt; 6; [.$M$7] * FLOOR([.E279] * [.F279]); 0)" office:value-type="float" office:value="240" calcext:value-type="float">
            <text:p>240</text:p>
          </table:table-cell>
          <table:table-cell table:formula="of:=[.H278] + [.G279]" office:value-type="float" office:value="42180" calcext:value-type="float">
            <text:p>42180</text:p>
          </table:table-cell>
          <table:table-cell table:style-name="ce43" table:formula="of:=IF([.C279] = 7; [.F279] * 15; 0) + IF(AND([.B278]&lt;&gt;[.B279]; [.K278]&gt;= 2400);2400;0)" office:value-type="float" office:value="0" calcext:value-type="float">
            <text:p>0</text:p>
          </table:table-cell>
          <table:table-cell table:formula="of:=[.J278] + [.I279]" office:value-type="float" office:value="24905" calcext:value-type="float">
            <text:p>24905</text:p>
          </table:table-cell>
          <table:table-cell table:formula="of:=[.H279] - [.J279]" office:value-type="float" office:value="17275" calcext:value-type="float">
            <text:p>1727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0-06" calcext:value-type="date">
            <text:p>6.10.2023</text:p>
          </table:table-cell>
          <table:table-cell table:style-name="ce43" table:formula="of:=MONTH([.A280])" office:value-type="float" office:value="10" calcext:value-type="float">
            <text:p>10</text:p>
          </table:table-cell>
          <table:table-cell table:formula="of:=WEEKDAY([.A280];2)" office:value-type="float" office:value="5" calcext:value-type="float">
            <text:p>5</text:p>
          </table:table-cell>
          <table:table-cell table:style-name="ce1" office:value-type="string" calcext:value-type="string">
            <text:p>JESIEŃ</text:p>
          </table:table-cell>
          <table:table-cell table:formula="of:=IF([.D280] = &quot;ZIMA&quot;; 0.2; IF([.D280] = &quot;WIOSNA&quot;; 0.5; IF([.D280] = &quot;LATO&quot;; 0.9; 0.4)))" office:value-type="float" office:value="0.4" calcext:value-type="float">
            <text:p>0,4</text:p>
          </table:table-cell>
          <table:table-cell table:style-name="ce43" table:formula="of:=[.F279] + IF(AND([.B279]&lt;&gt;[.B280]; [.K279]&gt;= 2400);3;0)" office:value-type="float" office:value="22" calcext:value-type="float">
            <text:p>22</text:p>
          </table:table-cell>
          <table:table-cell table:formula="of:= IF([.C280] &lt; 6; [.$M$7] * FLOOR([.E280] * [.F280]); 0)" office:value-type="float" office:value="240" calcext:value-type="float">
            <text:p>240</text:p>
          </table:table-cell>
          <table:table-cell table:formula="of:=[.H279] + [.G280]" office:value-type="float" office:value="42420" calcext:value-type="float">
            <text:p>42420</text:p>
          </table:table-cell>
          <table:table-cell table:style-name="ce43" table:formula="of:=IF([.C280] = 7; [.F280] * 15; 0) + IF(AND([.B279]&lt;&gt;[.B280]; [.K279]&gt;= 2400);2400;0)" office:value-type="float" office:value="0" calcext:value-type="float">
            <text:p>0</text:p>
          </table:table-cell>
          <table:table-cell table:formula="of:=[.J279] + [.I280]" office:value-type="float" office:value="24905" calcext:value-type="float">
            <text:p>24905</text:p>
          </table:table-cell>
          <table:table-cell table:formula="of:=[.H280] - [.J280]" office:value-type="float" office:value="17515" calcext:value-type="float">
            <text:p>1751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0-07" calcext:value-type="date">
            <text:p>7.10.2023</text:p>
          </table:table-cell>
          <table:table-cell table:style-name="ce43" table:formula="of:=MONTH([.A281])" office:value-type="float" office:value="10" calcext:value-type="float">
            <text:p>10</text:p>
          </table:table-cell>
          <table:table-cell table:formula="of:=WEEKDAY([.A281];2)" office:value-type="float" office:value="6" calcext:value-type="float">
            <text:p>6</text:p>
          </table:table-cell>
          <table:table-cell table:style-name="ce1" office:value-type="string" calcext:value-type="string">
            <text:p>JESIEŃ</text:p>
          </table:table-cell>
          <table:table-cell table:formula="of:=IF([.D281] = &quot;ZIMA&quot;; 0.2; IF([.D281] = &quot;WIOSNA&quot;; 0.5; IF([.D281] = &quot;LATO&quot;; 0.9; 0.4)))" office:value-type="float" office:value="0.4" calcext:value-type="float">
            <text:p>0,4</text:p>
          </table:table-cell>
          <table:table-cell table:style-name="ce43" table:formula="of:=[.F280] + IF(AND([.B280]&lt;&gt;[.B281]; [.K280]&gt;= 2400);3;0)" office:value-type="float" office:value="22" calcext:value-type="float">
            <text:p>22</text:p>
          </table:table-cell>
          <table:table-cell table:formula="of:= IF([.C281] &lt; 6; [.$M$7] * FLOOR([.E281] * [.F281]); 0)" office:value-type="float" office:value="0" calcext:value-type="float">
            <text:p>0</text:p>
          </table:table-cell>
          <table:table-cell table:formula="of:=[.H280] + [.G281]" office:value-type="float" office:value="42420" calcext:value-type="float">
            <text:p>42420</text:p>
          </table:table-cell>
          <table:table-cell table:style-name="ce43" table:formula="of:=IF([.C281] = 7; [.F281] * 15; 0) + IF(AND([.B280]&lt;&gt;[.B281]; [.K280]&gt;= 2400);2400;0)" office:value-type="float" office:value="0" calcext:value-type="float">
            <text:p>0</text:p>
          </table:table-cell>
          <table:table-cell table:formula="of:=[.J280] + [.I281]" office:value-type="float" office:value="24905" calcext:value-type="float">
            <text:p>24905</text:p>
          </table:table-cell>
          <table:table-cell table:formula="of:=[.H281] - [.J281]" office:value-type="float" office:value="17515" calcext:value-type="float">
            <text:p>1751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0-08" calcext:value-type="date">
            <text:p>8.10.2023</text:p>
          </table:table-cell>
          <table:table-cell table:style-name="ce43" table:formula="of:=MONTH([.A282])" office:value-type="float" office:value="10" calcext:value-type="float">
            <text:p>10</text:p>
          </table:table-cell>
          <table:table-cell table:formula="of:=WEEKDAY([.A282];2)" office:value-type="float" office:value="7" calcext:value-type="float">
            <text:p>7</text:p>
          </table:table-cell>
          <table:table-cell table:style-name="ce1" office:value-type="string" calcext:value-type="string">
            <text:p>JESIEŃ</text:p>
          </table:table-cell>
          <table:table-cell table:formula="of:=IF([.D282] = &quot;ZIMA&quot;; 0.2; IF([.D282] = &quot;WIOSNA&quot;; 0.5; IF([.D282] = &quot;LATO&quot;; 0.9; 0.4)))" office:value-type="float" office:value="0.4" calcext:value-type="float">
            <text:p>0,4</text:p>
          </table:table-cell>
          <table:table-cell table:style-name="ce43" table:formula="of:=[.F281] + IF(AND([.B281]&lt;&gt;[.B282]; [.K281]&gt;= 2400);3;0)" office:value-type="float" office:value="22" calcext:value-type="float">
            <text:p>22</text:p>
          </table:table-cell>
          <table:table-cell table:formula="of:= IF([.C282] &lt; 6; [.$M$7] * FLOOR([.E282] * [.F282]); 0)" office:value-type="float" office:value="0" calcext:value-type="float">
            <text:p>0</text:p>
          </table:table-cell>
          <table:table-cell table:formula="of:=[.H281] + [.G282]" office:value-type="float" office:value="42420" calcext:value-type="float">
            <text:p>42420</text:p>
          </table:table-cell>
          <table:table-cell table:style-name="ce43" table:formula="of:=IF([.C282] = 7; [.F282] * 15; 0) + IF(AND([.B281]&lt;&gt;[.B282]; [.K281]&gt;= 2400);2400;0)" office:value-type="float" office:value="330" calcext:value-type="float">
            <text:p>330</text:p>
          </table:table-cell>
          <table:table-cell table:formula="of:=[.J281] + [.I282]" office:value-type="float" office:value="25235" calcext:value-type="float">
            <text:p>25235</text:p>
          </table:table-cell>
          <table:table-cell table:formula="of:=[.H282] - [.J282]" office:value-type="float" office:value="17185" calcext:value-type="float">
            <text:p>1718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0-09" calcext:value-type="date">
            <text:p>9.10.2023</text:p>
          </table:table-cell>
          <table:table-cell table:style-name="ce43" table:formula="of:=MONTH([.A283])" office:value-type="float" office:value="10" calcext:value-type="float">
            <text:p>10</text:p>
          </table:table-cell>
          <table:table-cell table:formula="of:=WEEKDAY([.A283];2)" office:value-type="float" office:value="1" calcext:value-type="float">
            <text:p>1</text:p>
          </table:table-cell>
          <table:table-cell table:style-name="ce1" office:value-type="string" calcext:value-type="string">
            <text:p>JESIEŃ</text:p>
          </table:table-cell>
          <table:table-cell table:formula="of:=IF([.D283] = &quot;ZIMA&quot;; 0.2; IF([.D283] = &quot;WIOSNA&quot;; 0.5; IF([.D283] = &quot;LATO&quot;; 0.9; 0.4)))" office:value-type="float" office:value="0.4" calcext:value-type="float">
            <text:p>0,4</text:p>
          </table:table-cell>
          <table:table-cell table:style-name="ce43" table:formula="of:=[.F282] + IF(AND([.B282]&lt;&gt;[.B283]; [.K282]&gt;= 2400);3;0)" office:value-type="float" office:value="22" calcext:value-type="float">
            <text:p>22</text:p>
          </table:table-cell>
          <table:table-cell table:formula="of:= IF([.C283] &lt; 6; [.$M$7] * FLOOR([.E283] * [.F283]); 0)" office:value-type="float" office:value="240" calcext:value-type="float">
            <text:p>240</text:p>
          </table:table-cell>
          <table:table-cell table:formula="of:=[.H282] + [.G283]" office:value-type="float" office:value="42660" calcext:value-type="float">
            <text:p>42660</text:p>
          </table:table-cell>
          <table:table-cell table:style-name="ce43" table:formula="of:=IF([.C283] = 7; [.F283] * 15; 0) + IF(AND([.B282]&lt;&gt;[.B283]; [.K282]&gt;= 2400);2400;0)" office:value-type="float" office:value="0" calcext:value-type="float">
            <text:p>0</text:p>
          </table:table-cell>
          <table:table-cell table:formula="of:=[.J282] + [.I283]" office:value-type="float" office:value="25235" calcext:value-type="float">
            <text:p>25235</text:p>
          </table:table-cell>
          <table:table-cell table:formula="of:=[.H283] - [.J283]" office:value-type="float" office:value="17425" calcext:value-type="float">
            <text:p>1742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0-10" calcext:value-type="date">
            <text:p>10.10.2023</text:p>
          </table:table-cell>
          <table:table-cell table:style-name="ce43" table:formula="of:=MONTH([.A284])" office:value-type="float" office:value="10" calcext:value-type="float">
            <text:p>10</text:p>
          </table:table-cell>
          <table:table-cell table:formula="of:=WEEKDAY([.A284];2)" office:value-type="float" office:value="2" calcext:value-type="float">
            <text:p>2</text:p>
          </table:table-cell>
          <table:table-cell table:style-name="ce1" office:value-type="string" calcext:value-type="string">
            <text:p>JESIEŃ</text:p>
          </table:table-cell>
          <table:table-cell table:formula="of:=IF([.D284] = &quot;ZIMA&quot;; 0.2; IF([.D284] = &quot;WIOSNA&quot;; 0.5; IF([.D284] = &quot;LATO&quot;; 0.9; 0.4)))" office:value-type="float" office:value="0.4" calcext:value-type="float">
            <text:p>0,4</text:p>
          </table:table-cell>
          <table:table-cell table:style-name="ce43" table:formula="of:=[.F283] + IF(AND([.B283]&lt;&gt;[.B284]; [.K283]&gt;= 2400);3;0)" office:value-type="float" office:value="22" calcext:value-type="float">
            <text:p>22</text:p>
          </table:table-cell>
          <table:table-cell table:formula="of:= IF([.C284] &lt; 6; [.$M$7] * FLOOR([.E284] * [.F284]); 0)" office:value-type="float" office:value="240" calcext:value-type="float">
            <text:p>240</text:p>
          </table:table-cell>
          <table:table-cell table:formula="of:=[.H283] + [.G284]" office:value-type="float" office:value="42900" calcext:value-type="float">
            <text:p>42900</text:p>
          </table:table-cell>
          <table:table-cell table:style-name="ce43" table:formula="of:=IF([.C284] = 7; [.F284] * 15; 0) + IF(AND([.B283]&lt;&gt;[.B284]; [.K283]&gt;= 2400);2400;0)" office:value-type="float" office:value="0" calcext:value-type="float">
            <text:p>0</text:p>
          </table:table-cell>
          <table:table-cell table:formula="of:=[.J283] + [.I284]" office:value-type="float" office:value="25235" calcext:value-type="float">
            <text:p>25235</text:p>
          </table:table-cell>
          <table:table-cell table:formula="of:=[.H284] - [.J284]" office:value-type="float" office:value="17665" calcext:value-type="float">
            <text:p>1766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0-11" calcext:value-type="date">
            <text:p>11.10.2023</text:p>
          </table:table-cell>
          <table:table-cell table:style-name="ce43" table:formula="of:=MONTH([.A285])" office:value-type="float" office:value="10" calcext:value-type="float">
            <text:p>10</text:p>
          </table:table-cell>
          <table:table-cell table:formula="of:=WEEKDAY([.A285];2)" office:value-type="float" office:value="3" calcext:value-type="float">
            <text:p>3</text:p>
          </table:table-cell>
          <table:table-cell table:style-name="ce1" office:value-type="string" calcext:value-type="string">
            <text:p>JESIEŃ</text:p>
          </table:table-cell>
          <table:table-cell table:formula="of:=IF([.D285] = &quot;ZIMA&quot;; 0.2; IF([.D285] = &quot;WIOSNA&quot;; 0.5; IF([.D285] = &quot;LATO&quot;; 0.9; 0.4)))" office:value-type="float" office:value="0.4" calcext:value-type="float">
            <text:p>0,4</text:p>
          </table:table-cell>
          <table:table-cell table:style-name="ce43" table:formula="of:=[.F284] + IF(AND([.B284]&lt;&gt;[.B285]; [.K284]&gt;= 2400);3;0)" office:value-type="float" office:value="22" calcext:value-type="float">
            <text:p>22</text:p>
          </table:table-cell>
          <table:table-cell table:formula="of:= IF([.C285] &lt; 6; [.$M$7] * FLOOR([.E285] * [.F285]); 0)" office:value-type="float" office:value="240" calcext:value-type="float">
            <text:p>240</text:p>
          </table:table-cell>
          <table:table-cell table:formula="of:=[.H284] + [.G285]" office:value-type="float" office:value="43140" calcext:value-type="float">
            <text:p>43140</text:p>
          </table:table-cell>
          <table:table-cell table:style-name="ce43" table:formula="of:=IF([.C285] = 7; [.F285] * 15; 0) + IF(AND([.B284]&lt;&gt;[.B285]; [.K284]&gt;= 2400);2400;0)" office:value-type="float" office:value="0" calcext:value-type="float">
            <text:p>0</text:p>
          </table:table-cell>
          <table:table-cell table:formula="of:=[.J284] + [.I285]" office:value-type="float" office:value="25235" calcext:value-type="float">
            <text:p>25235</text:p>
          </table:table-cell>
          <table:table-cell table:formula="of:=[.H285] - [.J285]" office:value-type="float" office:value="17905" calcext:value-type="float">
            <text:p>1790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0-12" calcext:value-type="date">
            <text:p>12.10.2023</text:p>
          </table:table-cell>
          <table:table-cell table:style-name="ce43" table:formula="of:=MONTH([.A286])" office:value-type="float" office:value="10" calcext:value-type="float">
            <text:p>10</text:p>
          </table:table-cell>
          <table:table-cell table:formula="of:=WEEKDAY([.A286];2)" office:value-type="float" office:value="4" calcext:value-type="float">
            <text:p>4</text:p>
          </table:table-cell>
          <table:table-cell table:style-name="ce1" office:value-type="string" calcext:value-type="string">
            <text:p>JESIEŃ</text:p>
          </table:table-cell>
          <table:table-cell table:formula="of:=IF([.D286] = &quot;ZIMA&quot;; 0.2; IF([.D286] = &quot;WIOSNA&quot;; 0.5; IF([.D286] = &quot;LATO&quot;; 0.9; 0.4)))" office:value-type="float" office:value="0.4" calcext:value-type="float">
            <text:p>0,4</text:p>
          </table:table-cell>
          <table:table-cell table:style-name="ce43" table:formula="of:=[.F285] + IF(AND([.B285]&lt;&gt;[.B286]; [.K285]&gt;= 2400);3;0)" office:value-type="float" office:value="22" calcext:value-type="float">
            <text:p>22</text:p>
          </table:table-cell>
          <table:table-cell table:formula="of:= IF([.C286] &lt; 6; [.$M$7] * FLOOR([.E286] * [.F286]); 0)" office:value-type="float" office:value="240" calcext:value-type="float">
            <text:p>240</text:p>
          </table:table-cell>
          <table:table-cell table:formula="of:=[.H285] + [.G286]" office:value-type="float" office:value="43380" calcext:value-type="float">
            <text:p>43380</text:p>
          </table:table-cell>
          <table:table-cell table:style-name="ce43" table:formula="of:=IF([.C286] = 7; [.F286] * 15; 0) + IF(AND([.B285]&lt;&gt;[.B286]; [.K285]&gt;= 2400);2400;0)" office:value-type="float" office:value="0" calcext:value-type="float">
            <text:p>0</text:p>
          </table:table-cell>
          <table:table-cell table:formula="of:=[.J285] + [.I286]" office:value-type="float" office:value="25235" calcext:value-type="float">
            <text:p>25235</text:p>
          </table:table-cell>
          <table:table-cell table:formula="of:=[.H286] - [.J286]" office:value-type="float" office:value="18145" calcext:value-type="float">
            <text:p>1814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0-13" calcext:value-type="date">
            <text:p>13.10.2023</text:p>
          </table:table-cell>
          <table:table-cell table:style-name="ce43" table:formula="of:=MONTH([.A287])" office:value-type="float" office:value="10" calcext:value-type="float">
            <text:p>10</text:p>
          </table:table-cell>
          <table:table-cell table:formula="of:=WEEKDAY([.A287];2)" office:value-type="float" office:value="5" calcext:value-type="float">
            <text:p>5</text:p>
          </table:table-cell>
          <table:table-cell table:style-name="ce1" office:value-type="string" calcext:value-type="string">
            <text:p>JESIEŃ</text:p>
          </table:table-cell>
          <table:table-cell table:formula="of:=IF([.D287] = &quot;ZIMA&quot;; 0.2; IF([.D287] = &quot;WIOSNA&quot;; 0.5; IF([.D287] = &quot;LATO&quot;; 0.9; 0.4)))" office:value-type="float" office:value="0.4" calcext:value-type="float">
            <text:p>0,4</text:p>
          </table:table-cell>
          <table:table-cell table:style-name="ce43" table:formula="of:=[.F286] + IF(AND([.B286]&lt;&gt;[.B287]; [.K286]&gt;= 2400);3;0)" office:value-type="float" office:value="22" calcext:value-type="float">
            <text:p>22</text:p>
          </table:table-cell>
          <table:table-cell table:formula="of:= IF([.C287] &lt; 6; [.$M$7] * FLOOR([.E287] * [.F287]); 0)" office:value-type="float" office:value="240" calcext:value-type="float">
            <text:p>240</text:p>
          </table:table-cell>
          <table:table-cell table:formula="of:=[.H286] + [.G287]" office:value-type="float" office:value="43620" calcext:value-type="float">
            <text:p>43620</text:p>
          </table:table-cell>
          <table:table-cell table:style-name="ce43" table:formula="of:=IF([.C287] = 7; [.F287] * 15; 0) + IF(AND([.B286]&lt;&gt;[.B287]; [.K286]&gt;= 2400);2400;0)" office:value-type="float" office:value="0" calcext:value-type="float">
            <text:p>0</text:p>
          </table:table-cell>
          <table:table-cell table:formula="of:=[.J286] + [.I287]" office:value-type="float" office:value="25235" calcext:value-type="float">
            <text:p>25235</text:p>
          </table:table-cell>
          <table:table-cell table:formula="of:=[.H287] - [.J287]" office:value-type="float" office:value="18385" calcext:value-type="float">
            <text:p>1838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0-14" calcext:value-type="date">
            <text:p>14.10.2023</text:p>
          </table:table-cell>
          <table:table-cell table:style-name="ce43" table:formula="of:=MONTH([.A288])" office:value-type="float" office:value="10" calcext:value-type="float">
            <text:p>10</text:p>
          </table:table-cell>
          <table:table-cell table:formula="of:=WEEKDAY([.A288];2)" office:value-type="float" office:value="6" calcext:value-type="float">
            <text:p>6</text:p>
          </table:table-cell>
          <table:table-cell table:style-name="ce1" office:value-type="string" calcext:value-type="string">
            <text:p>JESIEŃ</text:p>
          </table:table-cell>
          <table:table-cell table:formula="of:=IF([.D288] = &quot;ZIMA&quot;; 0.2; IF([.D288] = &quot;WIOSNA&quot;; 0.5; IF([.D288] = &quot;LATO&quot;; 0.9; 0.4)))" office:value-type="float" office:value="0.4" calcext:value-type="float">
            <text:p>0,4</text:p>
          </table:table-cell>
          <table:table-cell table:style-name="ce43" table:formula="of:=[.F287] + IF(AND([.B287]&lt;&gt;[.B288]; [.K287]&gt;= 2400);3;0)" office:value-type="float" office:value="22" calcext:value-type="float">
            <text:p>22</text:p>
          </table:table-cell>
          <table:table-cell table:formula="of:= IF([.C288] &lt; 6; [.$M$7] * FLOOR([.E288] * [.F288]); 0)" office:value-type="float" office:value="0" calcext:value-type="float">
            <text:p>0</text:p>
          </table:table-cell>
          <table:table-cell table:formula="of:=[.H287] + [.G288]" office:value-type="float" office:value="43620" calcext:value-type="float">
            <text:p>43620</text:p>
          </table:table-cell>
          <table:table-cell table:style-name="ce43" table:formula="of:=IF([.C288] = 7; [.F288] * 15; 0) + IF(AND([.B287]&lt;&gt;[.B288]; [.K287]&gt;= 2400);2400;0)" office:value-type="float" office:value="0" calcext:value-type="float">
            <text:p>0</text:p>
          </table:table-cell>
          <table:table-cell table:formula="of:=[.J287] + [.I288]" office:value-type="float" office:value="25235" calcext:value-type="float">
            <text:p>25235</text:p>
          </table:table-cell>
          <table:table-cell table:formula="of:=[.H288] - [.J288]" office:value-type="float" office:value="18385" calcext:value-type="float">
            <text:p>1838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0-15" calcext:value-type="date">
            <text:p>15.10.2023</text:p>
          </table:table-cell>
          <table:table-cell table:style-name="ce43" table:formula="of:=MONTH([.A289])" office:value-type="float" office:value="10" calcext:value-type="float">
            <text:p>10</text:p>
          </table:table-cell>
          <table:table-cell table:formula="of:=WEEKDAY([.A289];2)" office:value-type="float" office:value="7" calcext:value-type="float">
            <text:p>7</text:p>
          </table:table-cell>
          <table:table-cell table:style-name="ce1" office:value-type="string" calcext:value-type="string">
            <text:p>JESIEŃ</text:p>
          </table:table-cell>
          <table:table-cell table:formula="of:=IF([.D289] = &quot;ZIMA&quot;; 0.2; IF([.D289] = &quot;WIOSNA&quot;; 0.5; IF([.D289] = &quot;LATO&quot;; 0.9; 0.4)))" office:value-type="float" office:value="0.4" calcext:value-type="float">
            <text:p>0,4</text:p>
          </table:table-cell>
          <table:table-cell table:style-name="ce43" table:formula="of:=[.F288] + IF(AND([.B288]&lt;&gt;[.B289]; [.K288]&gt;= 2400);3;0)" office:value-type="float" office:value="22" calcext:value-type="float">
            <text:p>22</text:p>
          </table:table-cell>
          <table:table-cell table:formula="of:= IF([.C289] &lt; 6; [.$M$7] * FLOOR([.E289] * [.F289]); 0)" office:value-type="float" office:value="0" calcext:value-type="float">
            <text:p>0</text:p>
          </table:table-cell>
          <table:table-cell table:formula="of:=[.H288] + [.G289]" office:value-type="float" office:value="43620" calcext:value-type="float">
            <text:p>43620</text:p>
          </table:table-cell>
          <table:table-cell table:style-name="ce43" table:formula="of:=IF([.C289] = 7; [.F289] * 15; 0) + IF(AND([.B288]&lt;&gt;[.B289]; [.K288]&gt;= 2400);2400;0)" office:value-type="float" office:value="330" calcext:value-type="float">
            <text:p>330</text:p>
          </table:table-cell>
          <table:table-cell table:formula="of:=[.J288] + [.I289]" office:value-type="float" office:value="25565" calcext:value-type="float">
            <text:p>25565</text:p>
          </table:table-cell>
          <table:table-cell table:formula="of:=[.H289] - [.J289]" office:value-type="float" office:value="18055" calcext:value-type="float">
            <text:p>1805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0-16" calcext:value-type="date">
            <text:p>16.10.2023</text:p>
          </table:table-cell>
          <table:table-cell table:style-name="ce43" table:formula="of:=MONTH([.A290])" office:value-type="float" office:value="10" calcext:value-type="float">
            <text:p>10</text:p>
          </table:table-cell>
          <table:table-cell table:formula="of:=WEEKDAY([.A290];2)" office:value-type="float" office:value="1" calcext:value-type="float">
            <text:p>1</text:p>
          </table:table-cell>
          <table:table-cell table:style-name="ce1" office:value-type="string" calcext:value-type="string">
            <text:p>JESIEŃ</text:p>
          </table:table-cell>
          <table:table-cell table:formula="of:=IF([.D290] = &quot;ZIMA&quot;; 0.2; IF([.D290] = &quot;WIOSNA&quot;; 0.5; IF([.D290] = &quot;LATO&quot;; 0.9; 0.4)))" office:value-type="float" office:value="0.4" calcext:value-type="float">
            <text:p>0,4</text:p>
          </table:table-cell>
          <table:table-cell table:style-name="ce43" table:formula="of:=[.F289] + IF(AND([.B289]&lt;&gt;[.B290]; [.K289]&gt;= 2400);3;0)" office:value-type="float" office:value="22" calcext:value-type="float">
            <text:p>22</text:p>
          </table:table-cell>
          <table:table-cell table:formula="of:= IF([.C290] &lt; 6; [.$M$7] * FLOOR([.E290] * [.F290]); 0)" office:value-type="float" office:value="240" calcext:value-type="float">
            <text:p>240</text:p>
          </table:table-cell>
          <table:table-cell table:formula="of:=[.H289] + [.G290]" office:value-type="float" office:value="43860" calcext:value-type="float">
            <text:p>43860</text:p>
          </table:table-cell>
          <table:table-cell table:style-name="ce43" table:formula="of:=IF([.C290] = 7; [.F290] * 15; 0) + IF(AND([.B289]&lt;&gt;[.B290]; [.K289]&gt;= 2400);2400;0)" office:value-type="float" office:value="0" calcext:value-type="float">
            <text:p>0</text:p>
          </table:table-cell>
          <table:table-cell table:formula="of:=[.J289] + [.I290]" office:value-type="float" office:value="25565" calcext:value-type="float">
            <text:p>25565</text:p>
          </table:table-cell>
          <table:table-cell table:formula="of:=[.H290] - [.J290]" office:value-type="float" office:value="18295" calcext:value-type="float">
            <text:p>1829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0-17" calcext:value-type="date">
            <text:p>17.10.2023</text:p>
          </table:table-cell>
          <table:table-cell table:style-name="ce43" table:formula="of:=MONTH([.A291])" office:value-type="float" office:value="10" calcext:value-type="float">
            <text:p>10</text:p>
          </table:table-cell>
          <table:table-cell table:formula="of:=WEEKDAY([.A291];2)" office:value-type="float" office:value="2" calcext:value-type="float">
            <text:p>2</text:p>
          </table:table-cell>
          <table:table-cell table:style-name="ce1" office:value-type="string" calcext:value-type="string">
            <text:p>JESIEŃ</text:p>
          </table:table-cell>
          <table:table-cell table:formula="of:=IF([.D291] = &quot;ZIMA&quot;; 0.2; IF([.D291] = &quot;WIOSNA&quot;; 0.5; IF([.D291] = &quot;LATO&quot;; 0.9; 0.4)))" office:value-type="float" office:value="0.4" calcext:value-type="float">
            <text:p>0,4</text:p>
          </table:table-cell>
          <table:table-cell table:style-name="ce43" table:formula="of:=[.F290] + IF(AND([.B290]&lt;&gt;[.B291]; [.K290]&gt;= 2400);3;0)" office:value-type="float" office:value="22" calcext:value-type="float">
            <text:p>22</text:p>
          </table:table-cell>
          <table:table-cell table:formula="of:= IF([.C291] &lt; 6; [.$M$7] * FLOOR([.E291] * [.F291]); 0)" office:value-type="float" office:value="240" calcext:value-type="float">
            <text:p>240</text:p>
          </table:table-cell>
          <table:table-cell table:formula="of:=[.H290] + [.G291]" office:value-type="float" office:value="44100" calcext:value-type="float">
            <text:p>44100</text:p>
          </table:table-cell>
          <table:table-cell table:style-name="ce43" table:formula="of:=IF([.C291] = 7; [.F291] * 15; 0) + IF(AND([.B290]&lt;&gt;[.B291]; [.K290]&gt;= 2400);2400;0)" office:value-type="float" office:value="0" calcext:value-type="float">
            <text:p>0</text:p>
          </table:table-cell>
          <table:table-cell table:formula="of:=[.J290] + [.I291]" office:value-type="float" office:value="25565" calcext:value-type="float">
            <text:p>25565</text:p>
          </table:table-cell>
          <table:table-cell table:formula="of:=[.H291] - [.J291]" office:value-type="float" office:value="18535" calcext:value-type="float">
            <text:p>1853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0-18" calcext:value-type="date">
            <text:p>18.10.2023</text:p>
          </table:table-cell>
          <table:table-cell table:style-name="ce43" table:formula="of:=MONTH([.A292])" office:value-type="float" office:value="10" calcext:value-type="float">
            <text:p>10</text:p>
          </table:table-cell>
          <table:table-cell table:formula="of:=WEEKDAY([.A292];2)" office:value-type="float" office:value="3" calcext:value-type="float">
            <text:p>3</text:p>
          </table:table-cell>
          <table:table-cell table:style-name="ce1" office:value-type="string" calcext:value-type="string">
            <text:p>JESIEŃ</text:p>
          </table:table-cell>
          <table:table-cell table:formula="of:=IF([.D292] = &quot;ZIMA&quot;; 0.2; IF([.D292] = &quot;WIOSNA&quot;; 0.5; IF([.D292] = &quot;LATO&quot;; 0.9; 0.4)))" office:value-type="float" office:value="0.4" calcext:value-type="float">
            <text:p>0,4</text:p>
          </table:table-cell>
          <table:table-cell table:style-name="ce43" table:formula="of:=[.F291] + IF(AND([.B291]&lt;&gt;[.B292]; [.K291]&gt;= 2400);3;0)" office:value-type="float" office:value="22" calcext:value-type="float">
            <text:p>22</text:p>
          </table:table-cell>
          <table:table-cell table:formula="of:= IF([.C292] &lt; 6; [.$M$7] * FLOOR([.E292] * [.F292]); 0)" office:value-type="float" office:value="240" calcext:value-type="float">
            <text:p>240</text:p>
          </table:table-cell>
          <table:table-cell table:formula="of:=[.H291] + [.G292]" office:value-type="float" office:value="44340" calcext:value-type="float">
            <text:p>44340</text:p>
          </table:table-cell>
          <table:table-cell table:style-name="ce43" table:formula="of:=IF([.C292] = 7; [.F292] * 15; 0) + IF(AND([.B291]&lt;&gt;[.B292]; [.K291]&gt;= 2400);2400;0)" office:value-type="float" office:value="0" calcext:value-type="float">
            <text:p>0</text:p>
          </table:table-cell>
          <table:table-cell table:formula="of:=[.J291] + [.I292]" office:value-type="float" office:value="25565" calcext:value-type="float">
            <text:p>25565</text:p>
          </table:table-cell>
          <table:table-cell table:formula="of:=[.H292] - [.J292]" office:value-type="float" office:value="18775" calcext:value-type="float">
            <text:p>1877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0-19" calcext:value-type="date">
            <text:p>19.10.2023</text:p>
          </table:table-cell>
          <table:table-cell table:style-name="ce43" table:formula="of:=MONTH([.A293])" office:value-type="float" office:value="10" calcext:value-type="float">
            <text:p>10</text:p>
          </table:table-cell>
          <table:table-cell table:formula="of:=WEEKDAY([.A293];2)" office:value-type="float" office:value="4" calcext:value-type="float">
            <text:p>4</text:p>
          </table:table-cell>
          <table:table-cell table:style-name="ce1" office:value-type="string" calcext:value-type="string">
            <text:p>JESIEŃ</text:p>
          </table:table-cell>
          <table:table-cell table:formula="of:=IF([.D293] = &quot;ZIMA&quot;; 0.2; IF([.D293] = &quot;WIOSNA&quot;; 0.5; IF([.D293] = &quot;LATO&quot;; 0.9; 0.4)))" office:value-type="float" office:value="0.4" calcext:value-type="float">
            <text:p>0,4</text:p>
          </table:table-cell>
          <table:table-cell table:style-name="ce43" table:formula="of:=[.F292] + IF(AND([.B292]&lt;&gt;[.B293]; [.K292]&gt;= 2400);3;0)" office:value-type="float" office:value="22" calcext:value-type="float">
            <text:p>22</text:p>
          </table:table-cell>
          <table:table-cell table:formula="of:= IF([.C293] &lt; 6; [.$M$7] * FLOOR([.E293] * [.F293]); 0)" office:value-type="float" office:value="240" calcext:value-type="float">
            <text:p>240</text:p>
          </table:table-cell>
          <table:table-cell table:formula="of:=[.H292] + [.G293]" office:value-type="float" office:value="44580" calcext:value-type="float">
            <text:p>44580</text:p>
          </table:table-cell>
          <table:table-cell table:style-name="ce43" table:formula="of:=IF([.C293] = 7; [.F293] * 15; 0) + IF(AND([.B292]&lt;&gt;[.B293]; [.K292]&gt;= 2400);2400;0)" office:value-type="float" office:value="0" calcext:value-type="float">
            <text:p>0</text:p>
          </table:table-cell>
          <table:table-cell table:formula="of:=[.J292] + [.I293]" office:value-type="float" office:value="25565" calcext:value-type="float">
            <text:p>25565</text:p>
          </table:table-cell>
          <table:table-cell table:formula="of:=[.H293] - [.J293]" office:value-type="float" office:value="19015" calcext:value-type="float">
            <text:p>1901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0-20" calcext:value-type="date">
            <text:p>20.10.2023</text:p>
          </table:table-cell>
          <table:table-cell table:style-name="ce43" table:formula="of:=MONTH([.A294])" office:value-type="float" office:value="10" calcext:value-type="float">
            <text:p>10</text:p>
          </table:table-cell>
          <table:table-cell table:formula="of:=WEEKDAY([.A294];2)" office:value-type="float" office:value="5" calcext:value-type="float">
            <text:p>5</text:p>
          </table:table-cell>
          <table:table-cell table:style-name="ce1" office:value-type="string" calcext:value-type="string">
            <text:p>JESIEŃ</text:p>
          </table:table-cell>
          <table:table-cell table:formula="of:=IF([.D294] = &quot;ZIMA&quot;; 0.2; IF([.D294] = &quot;WIOSNA&quot;; 0.5; IF([.D294] = &quot;LATO&quot;; 0.9; 0.4)))" office:value-type="float" office:value="0.4" calcext:value-type="float">
            <text:p>0,4</text:p>
          </table:table-cell>
          <table:table-cell table:style-name="ce43" table:formula="of:=[.F293] + IF(AND([.B293]&lt;&gt;[.B294]; [.K293]&gt;= 2400);3;0)" office:value-type="float" office:value="22" calcext:value-type="float">
            <text:p>22</text:p>
          </table:table-cell>
          <table:table-cell table:formula="of:= IF([.C294] &lt; 6; [.$M$7] * FLOOR([.E294] * [.F294]); 0)" office:value-type="float" office:value="240" calcext:value-type="float">
            <text:p>240</text:p>
          </table:table-cell>
          <table:table-cell table:formula="of:=[.H293] + [.G294]" office:value-type="float" office:value="44820" calcext:value-type="float">
            <text:p>44820</text:p>
          </table:table-cell>
          <table:table-cell table:style-name="ce43" table:formula="of:=IF([.C294] = 7; [.F294] * 15; 0) + IF(AND([.B293]&lt;&gt;[.B294]; [.K293]&gt;= 2400);2400;0)" office:value-type="float" office:value="0" calcext:value-type="float">
            <text:p>0</text:p>
          </table:table-cell>
          <table:table-cell table:formula="of:=[.J293] + [.I294]" office:value-type="float" office:value="25565" calcext:value-type="float">
            <text:p>25565</text:p>
          </table:table-cell>
          <table:table-cell table:formula="of:=[.H294] - [.J294]" office:value-type="float" office:value="19255" calcext:value-type="float">
            <text:p>1925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0-21" calcext:value-type="date">
            <text:p>21.10.2023</text:p>
          </table:table-cell>
          <table:table-cell table:style-name="ce43" table:formula="of:=MONTH([.A295])" office:value-type="float" office:value="10" calcext:value-type="float">
            <text:p>10</text:p>
          </table:table-cell>
          <table:table-cell table:formula="of:=WEEKDAY([.A295];2)" office:value-type="float" office:value="6" calcext:value-type="float">
            <text:p>6</text:p>
          </table:table-cell>
          <table:table-cell table:style-name="ce1" office:value-type="string" calcext:value-type="string">
            <text:p>JESIEŃ</text:p>
          </table:table-cell>
          <table:table-cell table:formula="of:=IF([.D295] = &quot;ZIMA&quot;; 0.2; IF([.D295] = &quot;WIOSNA&quot;; 0.5; IF([.D295] = &quot;LATO&quot;; 0.9; 0.4)))" office:value-type="float" office:value="0.4" calcext:value-type="float">
            <text:p>0,4</text:p>
          </table:table-cell>
          <table:table-cell table:style-name="ce43" table:formula="of:=[.F294] + IF(AND([.B294]&lt;&gt;[.B295]; [.K294]&gt;= 2400);3;0)" office:value-type="float" office:value="22" calcext:value-type="float">
            <text:p>22</text:p>
          </table:table-cell>
          <table:table-cell table:formula="of:= IF([.C295] &lt; 6; [.$M$7] * FLOOR([.E295] * [.F295]); 0)" office:value-type="float" office:value="0" calcext:value-type="float">
            <text:p>0</text:p>
          </table:table-cell>
          <table:table-cell table:formula="of:=[.H294] + [.G295]" office:value-type="float" office:value="44820" calcext:value-type="float">
            <text:p>44820</text:p>
          </table:table-cell>
          <table:table-cell table:style-name="ce43" table:formula="of:=IF([.C295] = 7; [.F295] * 15; 0) + IF(AND([.B294]&lt;&gt;[.B295]; [.K294]&gt;= 2400);2400;0)" office:value-type="float" office:value="0" calcext:value-type="float">
            <text:p>0</text:p>
          </table:table-cell>
          <table:table-cell table:formula="of:=[.J294] + [.I295]" office:value-type="float" office:value="25565" calcext:value-type="float">
            <text:p>25565</text:p>
          </table:table-cell>
          <table:table-cell table:formula="of:=[.H295] - [.J295]" office:value-type="float" office:value="19255" calcext:value-type="float">
            <text:p>1925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0-22" calcext:value-type="date">
            <text:p>22.10.2023</text:p>
          </table:table-cell>
          <table:table-cell table:style-name="ce43" table:formula="of:=MONTH([.A296])" office:value-type="float" office:value="10" calcext:value-type="float">
            <text:p>10</text:p>
          </table:table-cell>
          <table:table-cell table:formula="of:=WEEKDAY([.A296];2)" office:value-type="float" office:value="7" calcext:value-type="float">
            <text:p>7</text:p>
          </table:table-cell>
          <table:table-cell table:style-name="ce1" office:value-type="string" calcext:value-type="string">
            <text:p>JESIEŃ</text:p>
          </table:table-cell>
          <table:table-cell table:formula="of:=IF([.D296] = &quot;ZIMA&quot;; 0.2; IF([.D296] = &quot;WIOSNA&quot;; 0.5; IF([.D296] = &quot;LATO&quot;; 0.9; 0.4)))" office:value-type="float" office:value="0.4" calcext:value-type="float">
            <text:p>0,4</text:p>
          </table:table-cell>
          <table:table-cell table:style-name="ce43" table:formula="of:=[.F295] + IF(AND([.B295]&lt;&gt;[.B296]; [.K295]&gt;= 2400);3;0)" office:value-type="float" office:value="22" calcext:value-type="float">
            <text:p>22</text:p>
          </table:table-cell>
          <table:table-cell table:formula="of:= IF([.C296] &lt; 6; [.$M$7] * FLOOR([.E296] * [.F296]); 0)" office:value-type="float" office:value="0" calcext:value-type="float">
            <text:p>0</text:p>
          </table:table-cell>
          <table:table-cell table:formula="of:=[.H295] + [.G296]" office:value-type="float" office:value="44820" calcext:value-type="float">
            <text:p>44820</text:p>
          </table:table-cell>
          <table:table-cell table:style-name="ce43" table:formula="of:=IF([.C296] = 7; [.F296] * 15; 0) + IF(AND([.B295]&lt;&gt;[.B296]; [.K295]&gt;= 2400);2400;0)" office:value-type="float" office:value="330" calcext:value-type="float">
            <text:p>330</text:p>
          </table:table-cell>
          <table:table-cell table:formula="of:=[.J295] + [.I296]" office:value-type="float" office:value="25895" calcext:value-type="float">
            <text:p>25895</text:p>
          </table:table-cell>
          <table:table-cell table:formula="of:=[.H296] - [.J296]" office:value-type="float" office:value="18925" calcext:value-type="float">
            <text:p>1892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0-23" calcext:value-type="date">
            <text:p>23.10.2023</text:p>
          </table:table-cell>
          <table:table-cell table:style-name="ce43" table:formula="of:=MONTH([.A297])" office:value-type="float" office:value="10" calcext:value-type="float">
            <text:p>10</text:p>
          </table:table-cell>
          <table:table-cell table:formula="of:=WEEKDAY([.A297];2)" office:value-type="float" office:value="1" calcext:value-type="float">
            <text:p>1</text:p>
          </table:table-cell>
          <table:table-cell table:style-name="ce1" office:value-type="string" calcext:value-type="string">
            <text:p>JESIEŃ</text:p>
          </table:table-cell>
          <table:table-cell table:formula="of:=IF([.D297] = &quot;ZIMA&quot;; 0.2; IF([.D297] = &quot;WIOSNA&quot;; 0.5; IF([.D297] = &quot;LATO&quot;; 0.9; 0.4)))" office:value-type="float" office:value="0.4" calcext:value-type="float">
            <text:p>0,4</text:p>
          </table:table-cell>
          <table:table-cell table:style-name="ce43" table:formula="of:=[.F296] + IF(AND([.B296]&lt;&gt;[.B297]; [.K296]&gt;= 2400);3;0)" office:value-type="float" office:value="22" calcext:value-type="float">
            <text:p>22</text:p>
          </table:table-cell>
          <table:table-cell table:formula="of:= IF([.C297] &lt; 6; [.$M$7] * FLOOR([.E297] * [.F297]); 0)" office:value-type="float" office:value="240" calcext:value-type="float">
            <text:p>240</text:p>
          </table:table-cell>
          <table:table-cell table:formula="of:=[.H296] + [.G297]" office:value-type="float" office:value="45060" calcext:value-type="float">
            <text:p>45060</text:p>
          </table:table-cell>
          <table:table-cell table:style-name="ce43" table:formula="of:=IF([.C297] = 7; [.F297] * 15; 0) + IF(AND([.B296]&lt;&gt;[.B297]; [.K296]&gt;= 2400);2400;0)" office:value-type="float" office:value="0" calcext:value-type="float">
            <text:p>0</text:p>
          </table:table-cell>
          <table:table-cell table:formula="of:=[.J296] + [.I297]" office:value-type="float" office:value="25895" calcext:value-type="float">
            <text:p>25895</text:p>
          </table:table-cell>
          <table:table-cell table:formula="of:=[.H297] - [.J297]" office:value-type="float" office:value="19165" calcext:value-type="float">
            <text:p>1916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0-24" calcext:value-type="date">
            <text:p>24.10.2023</text:p>
          </table:table-cell>
          <table:table-cell table:style-name="ce43" table:formula="of:=MONTH([.A298])" office:value-type="float" office:value="10" calcext:value-type="float">
            <text:p>10</text:p>
          </table:table-cell>
          <table:table-cell table:formula="of:=WEEKDAY([.A298];2)" office:value-type="float" office:value="2" calcext:value-type="float">
            <text:p>2</text:p>
          </table:table-cell>
          <table:table-cell table:style-name="ce1" office:value-type="string" calcext:value-type="string">
            <text:p>JESIEŃ</text:p>
          </table:table-cell>
          <table:table-cell table:formula="of:=IF([.D298] = &quot;ZIMA&quot;; 0.2; IF([.D298] = &quot;WIOSNA&quot;; 0.5; IF([.D298] = &quot;LATO&quot;; 0.9; 0.4)))" office:value-type="float" office:value="0.4" calcext:value-type="float">
            <text:p>0,4</text:p>
          </table:table-cell>
          <table:table-cell table:style-name="ce43" table:formula="of:=[.F297] + IF(AND([.B297]&lt;&gt;[.B298]; [.K297]&gt;= 2400);3;0)" office:value-type="float" office:value="22" calcext:value-type="float">
            <text:p>22</text:p>
          </table:table-cell>
          <table:table-cell table:formula="of:= IF([.C298] &lt; 6; [.$M$7] * FLOOR([.E298] * [.F298]); 0)" office:value-type="float" office:value="240" calcext:value-type="float">
            <text:p>240</text:p>
          </table:table-cell>
          <table:table-cell table:formula="of:=[.H297] + [.G298]" office:value-type="float" office:value="45300" calcext:value-type="float">
            <text:p>45300</text:p>
          </table:table-cell>
          <table:table-cell table:style-name="ce43" table:formula="of:=IF([.C298] = 7; [.F298] * 15; 0) + IF(AND([.B297]&lt;&gt;[.B298]; [.K297]&gt;= 2400);2400;0)" office:value-type="float" office:value="0" calcext:value-type="float">
            <text:p>0</text:p>
          </table:table-cell>
          <table:table-cell table:formula="of:=[.J297] + [.I298]" office:value-type="float" office:value="25895" calcext:value-type="float">
            <text:p>25895</text:p>
          </table:table-cell>
          <table:table-cell table:formula="of:=[.H298] - [.J298]" office:value-type="float" office:value="19405" calcext:value-type="float">
            <text:p>1940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0-25" calcext:value-type="date">
            <text:p>25.10.2023</text:p>
          </table:table-cell>
          <table:table-cell table:style-name="ce43" table:formula="of:=MONTH([.A299])" office:value-type="float" office:value="10" calcext:value-type="float">
            <text:p>10</text:p>
          </table:table-cell>
          <table:table-cell table:formula="of:=WEEKDAY([.A299];2)" office:value-type="float" office:value="3" calcext:value-type="float">
            <text:p>3</text:p>
          </table:table-cell>
          <table:table-cell table:style-name="ce1" office:value-type="string" calcext:value-type="string">
            <text:p>JESIEŃ</text:p>
          </table:table-cell>
          <table:table-cell table:formula="of:=IF([.D299] = &quot;ZIMA&quot;; 0.2; IF([.D299] = &quot;WIOSNA&quot;; 0.5; IF([.D299] = &quot;LATO&quot;; 0.9; 0.4)))" office:value-type="float" office:value="0.4" calcext:value-type="float">
            <text:p>0,4</text:p>
          </table:table-cell>
          <table:table-cell table:style-name="ce43" table:formula="of:=[.F298] + IF(AND([.B298]&lt;&gt;[.B299]; [.K298]&gt;= 2400);3;0)" office:value-type="float" office:value="22" calcext:value-type="float">
            <text:p>22</text:p>
          </table:table-cell>
          <table:table-cell table:formula="of:= IF([.C299] &lt; 6; [.$M$7] * FLOOR([.E299] * [.F299]); 0)" office:value-type="float" office:value="240" calcext:value-type="float">
            <text:p>240</text:p>
          </table:table-cell>
          <table:table-cell table:formula="of:=[.H298] + [.G299]" office:value-type="float" office:value="45540" calcext:value-type="float">
            <text:p>45540</text:p>
          </table:table-cell>
          <table:table-cell table:style-name="ce43" table:formula="of:=IF([.C299] = 7; [.F299] * 15; 0) + IF(AND([.B298]&lt;&gt;[.B299]; [.K298]&gt;= 2400);2400;0)" office:value-type="float" office:value="0" calcext:value-type="float">
            <text:p>0</text:p>
          </table:table-cell>
          <table:table-cell table:formula="of:=[.J298] + [.I299]" office:value-type="float" office:value="25895" calcext:value-type="float">
            <text:p>25895</text:p>
          </table:table-cell>
          <table:table-cell table:formula="of:=[.H299] - [.J299]" office:value-type="float" office:value="19645" calcext:value-type="float">
            <text:p>1964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0-26" calcext:value-type="date">
            <text:p>26.10.2023</text:p>
          </table:table-cell>
          <table:table-cell table:style-name="ce43" table:formula="of:=MONTH([.A300])" office:value-type="float" office:value="10" calcext:value-type="float">
            <text:p>10</text:p>
          </table:table-cell>
          <table:table-cell table:formula="of:=WEEKDAY([.A300];2)" office:value-type="float" office:value="4" calcext:value-type="float">
            <text:p>4</text:p>
          </table:table-cell>
          <table:table-cell table:style-name="ce1" office:value-type="string" calcext:value-type="string">
            <text:p>JESIEŃ</text:p>
          </table:table-cell>
          <table:table-cell table:formula="of:=IF([.D300] = &quot;ZIMA&quot;; 0.2; IF([.D300] = &quot;WIOSNA&quot;; 0.5; IF([.D300] = &quot;LATO&quot;; 0.9; 0.4)))" office:value-type="float" office:value="0.4" calcext:value-type="float">
            <text:p>0,4</text:p>
          </table:table-cell>
          <table:table-cell table:style-name="ce43" table:formula="of:=[.F299] + IF(AND([.B299]&lt;&gt;[.B300]; [.K299]&gt;= 2400);3;0)" office:value-type="float" office:value="22" calcext:value-type="float">
            <text:p>22</text:p>
          </table:table-cell>
          <table:table-cell table:formula="of:= IF([.C300] &lt; 6; [.$M$7] * FLOOR([.E300] * [.F300]); 0)" office:value-type="float" office:value="240" calcext:value-type="float">
            <text:p>240</text:p>
          </table:table-cell>
          <table:table-cell table:formula="of:=[.H299] + [.G300]" office:value-type="float" office:value="45780" calcext:value-type="float">
            <text:p>45780</text:p>
          </table:table-cell>
          <table:table-cell table:style-name="ce43" table:formula="of:=IF([.C300] = 7; [.F300] * 15; 0) + IF(AND([.B299]&lt;&gt;[.B300]; [.K299]&gt;= 2400);2400;0)" office:value-type="float" office:value="0" calcext:value-type="float">
            <text:p>0</text:p>
          </table:table-cell>
          <table:table-cell table:formula="of:=[.J299] + [.I300]" office:value-type="float" office:value="25895" calcext:value-type="float">
            <text:p>25895</text:p>
          </table:table-cell>
          <table:table-cell table:formula="of:=[.H300] - [.J300]" office:value-type="float" office:value="19885" calcext:value-type="float">
            <text:p>1988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0-27" calcext:value-type="date">
            <text:p>27.10.2023</text:p>
          </table:table-cell>
          <table:table-cell table:style-name="ce43" table:formula="of:=MONTH([.A301])" office:value-type="float" office:value="10" calcext:value-type="float">
            <text:p>10</text:p>
          </table:table-cell>
          <table:table-cell table:formula="of:=WEEKDAY([.A301];2)" office:value-type="float" office:value="5" calcext:value-type="float">
            <text:p>5</text:p>
          </table:table-cell>
          <table:table-cell table:style-name="ce1" office:value-type="string" calcext:value-type="string">
            <text:p>JESIEŃ</text:p>
          </table:table-cell>
          <table:table-cell table:formula="of:=IF([.D301] = &quot;ZIMA&quot;; 0.2; IF([.D301] = &quot;WIOSNA&quot;; 0.5; IF([.D301] = &quot;LATO&quot;; 0.9; 0.4)))" office:value-type="float" office:value="0.4" calcext:value-type="float">
            <text:p>0,4</text:p>
          </table:table-cell>
          <table:table-cell table:style-name="ce43" table:formula="of:=[.F300] + IF(AND([.B300]&lt;&gt;[.B301]; [.K300]&gt;= 2400);3;0)" office:value-type="float" office:value="22" calcext:value-type="float">
            <text:p>22</text:p>
          </table:table-cell>
          <table:table-cell table:formula="of:= IF([.C301] &lt; 6; [.$M$7] * FLOOR([.E301] * [.F301]); 0)" office:value-type="float" office:value="240" calcext:value-type="float">
            <text:p>240</text:p>
          </table:table-cell>
          <table:table-cell table:formula="of:=[.H300] + [.G301]" office:value-type="float" office:value="46020" calcext:value-type="float">
            <text:p>46020</text:p>
          </table:table-cell>
          <table:table-cell table:style-name="ce43" table:formula="of:=IF([.C301] = 7; [.F301] * 15; 0) + IF(AND([.B300]&lt;&gt;[.B301]; [.K300]&gt;= 2400);2400;0)" office:value-type="float" office:value="0" calcext:value-type="float">
            <text:p>0</text:p>
          </table:table-cell>
          <table:table-cell table:formula="of:=[.J300] + [.I301]" office:value-type="float" office:value="25895" calcext:value-type="float">
            <text:p>25895</text:p>
          </table:table-cell>
          <table:table-cell table:formula="of:=[.H301] - [.J301]" office:value-type="float" office:value="20125" calcext:value-type="float">
            <text:p>2012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0-28" calcext:value-type="date">
            <text:p>28.10.2023</text:p>
          </table:table-cell>
          <table:table-cell table:style-name="ce43" table:formula="of:=MONTH([.A302])" office:value-type="float" office:value="10" calcext:value-type="float">
            <text:p>10</text:p>
          </table:table-cell>
          <table:table-cell table:formula="of:=WEEKDAY([.A302];2)" office:value-type="float" office:value="6" calcext:value-type="float">
            <text:p>6</text:p>
          </table:table-cell>
          <table:table-cell table:style-name="ce1" office:value-type="string" calcext:value-type="string">
            <text:p>JESIEŃ</text:p>
          </table:table-cell>
          <table:table-cell table:formula="of:=IF([.D302] = &quot;ZIMA&quot;; 0.2; IF([.D302] = &quot;WIOSNA&quot;; 0.5; IF([.D302] = &quot;LATO&quot;; 0.9; 0.4)))" office:value-type="float" office:value="0.4" calcext:value-type="float">
            <text:p>0,4</text:p>
          </table:table-cell>
          <table:table-cell table:style-name="ce43" table:formula="of:=[.F301] + IF(AND([.B301]&lt;&gt;[.B302]; [.K301]&gt;= 2400);3;0)" office:value-type="float" office:value="22" calcext:value-type="float">
            <text:p>22</text:p>
          </table:table-cell>
          <table:table-cell table:formula="of:= IF([.C302] &lt; 6; [.$M$7] * FLOOR([.E302] * [.F302]); 0)" office:value-type="float" office:value="0" calcext:value-type="float">
            <text:p>0</text:p>
          </table:table-cell>
          <table:table-cell table:formula="of:=[.H301] + [.G302]" office:value-type="float" office:value="46020" calcext:value-type="float">
            <text:p>46020</text:p>
          </table:table-cell>
          <table:table-cell table:style-name="ce43" table:formula="of:=IF([.C302] = 7; [.F302] * 15; 0) + IF(AND([.B301]&lt;&gt;[.B302]; [.K301]&gt;= 2400);2400;0)" office:value-type="float" office:value="0" calcext:value-type="float">
            <text:p>0</text:p>
          </table:table-cell>
          <table:table-cell table:formula="of:=[.J301] + [.I302]" office:value-type="float" office:value="25895" calcext:value-type="float">
            <text:p>25895</text:p>
          </table:table-cell>
          <table:table-cell table:formula="of:=[.H302] - [.J302]" office:value-type="float" office:value="20125" calcext:value-type="float">
            <text:p>2012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0-29" calcext:value-type="date">
            <text:p>29.10.2023</text:p>
          </table:table-cell>
          <table:table-cell table:style-name="ce43" table:formula="of:=MONTH([.A303])" office:value-type="float" office:value="10" calcext:value-type="float">
            <text:p>10</text:p>
          </table:table-cell>
          <table:table-cell table:formula="of:=WEEKDAY([.A303];2)" office:value-type="float" office:value="7" calcext:value-type="float">
            <text:p>7</text:p>
          </table:table-cell>
          <table:table-cell table:style-name="ce1" office:value-type="string" calcext:value-type="string">
            <text:p>JESIEŃ</text:p>
          </table:table-cell>
          <table:table-cell table:formula="of:=IF([.D303] = &quot;ZIMA&quot;; 0.2; IF([.D303] = &quot;WIOSNA&quot;; 0.5; IF([.D303] = &quot;LATO&quot;; 0.9; 0.4)))" office:value-type="float" office:value="0.4" calcext:value-type="float">
            <text:p>0,4</text:p>
          </table:table-cell>
          <table:table-cell table:style-name="ce43" table:formula="of:=[.F302] + IF(AND([.B302]&lt;&gt;[.B303]; [.K302]&gt;= 2400);3;0)" office:value-type="float" office:value="22" calcext:value-type="float">
            <text:p>22</text:p>
          </table:table-cell>
          <table:table-cell table:formula="of:= IF([.C303] &lt; 6; [.$M$7] * FLOOR([.E303] * [.F303]); 0)" office:value-type="float" office:value="0" calcext:value-type="float">
            <text:p>0</text:p>
          </table:table-cell>
          <table:table-cell table:formula="of:=[.H302] + [.G303]" office:value-type="float" office:value="46020" calcext:value-type="float">
            <text:p>46020</text:p>
          </table:table-cell>
          <table:table-cell table:style-name="ce43" table:formula="of:=IF([.C303] = 7; [.F303] * 15; 0) + IF(AND([.B302]&lt;&gt;[.B303]; [.K302]&gt;= 2400);2400;0)" office:value-type="float" office:value="330" calcext:value-type="float">
            <text:p>330</text:p>
          </table:table-cell>
          <table:table-cell table:formula="of:=[.J302] + [.I303]" office:value-type="float" office:value="26225" calcext:value-type="float">
            <text:p>26225</text:p>
          </table:table-cell>
          <table:table-cell table:formula="of:=[.H303] - [.J303]" office:value-type="float" office:value="19795" calcext:value-type="float">
            <text:p>1979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0-30" calcext:value-type="date">
            <text:p>30.10.2023</text:p>
          </table:table-cell>
          <table:table-cell table:style-name="ce43" table:formula="of:=MONTH([.A304])" office:value-type="float" office:value="10" calcext:value-type="float">
            <text:p>10</text:p>
          </table:table-cell>
          <table:table-cell table:formula="of:=WEEKDAY([.A304];2)" office:value-type="float" office:value="1" calcext:value-type="float">
            <text:p>1</text:p>
          </table:table-cell>
          <table:table-cell table:style-name="ce1" office:value-type="string" calcext:value-type="string">
            <text:p>JESIEŃ</text:p>
          </table:table-cell>
          <table:table-cell table:formula="of:=IF([.D304] = &quot;ZIMA&quot;; 0.2; IF([.D304] = &quot;WIOSNA&quot;; 0.5; IF([.D304] = &quot;LATO&quot;; 0.9; 0.4)))" office:value-type="float" office:value="0.4" calcext:value-type="float">
            <text:p>0,4</text:p>
          </table:table-cell>
          <table:table-cell table:style-name="ce43" table:formula="of:=[.F303] + IF(AND([.B303]&lt;&gt;[.B304]; [.K303]&gt;= 2400);3;0)" office:value-type="float" office:value="22" calcext:value-type="float">
            <text:p>22</text:p>
          </table:table-cell>
          <table:table-cell table:formula="of:= IF([.C304] &lt; 6; [.$M$7] * FLOOR([.E304] * [.F304]); 0)" office:value-type="float" office:value="240" calcext:value-type="float">
            <text:p>240</text:p>
          </table:table-cell>
          <table:table-cell table:formula="of:=[.H303] + [.G304]" office:value-type="float" office:value="46260" calcext:value-type="float">
            <text:p>46260</text:p>
          </table:table-cell>
          <table:table-cell table:style-name="ce43" table:formula="of:=IF([.C304] = 7; [.F304] * 15; 0) + IF(AND([.B303]&lt;&gt;[.B304]; [.K303]&gt;= 2400);2400;0)" office:value-type="float" office:value="0" calcext:value-type="float">
            <text:p>0</text:p>
          </table:table-cell>
          <table:table-cell table:formula="of:=[.J303] + [.I304]" office:value-type="float" office:value="26225" calcext:value-type="float">
            <text:p>26225</text:p>
          </table:table-cell>
          <table:table-cell table:formula="of:=[.H304] - [.J304]" office:value-type="float" office:value="20035" calcext:value-type="float">
            <text:p>2003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0-31" calcext:value-type="date">
            <text:p>31.10.2023</text:p>
          </table:table-cell>
          <table:table-cell table:style-name="ce43" table:formula="of:=MONTH([.A305])" office:value-type="float" office:value="10" calcext:value-type="float">
            <text:p>10</text:p>
          </table:table-cell>
          <table:table-cell table:formula="of:=WEEKDAY([.A305];2)" office:value-type="float" office:value="2" calcext:value-type="float">
            <text:p>2</text:p>
          </table:table-cell>
          <table:table-cell table:style-name="ce1" office:value-type="string" calcext:value-type="string">
            <text:p>JESIEŃ</text:p>
          </table:table-cell>
          <table:table-cell table:formula="of:=IF([.D305] = &quot;ZIMA&quot;; 0.2; IF([.D305] = &quot;WIOSNA&quot;; 0.5; IF([.D305] = &quot;LATO&quot;; 0.9; 0.4)))" office:value-type="float" office:value="0.4" calcext:value-type="float">
            <text:p>0,4</text:p>
          </table:table-cell>
          <table:table-cell table:style-name="ce43" table:formula="of:=[.F304] + IF(AND([.B304]&lt;&gt;[.B305]; [.K304]&gt;= 2400);3;0)" office:value-type="float" office:value="22" calcext:value-type="float">
            <text:p>22</text:p>
          </table:table-cell>
          <table:table-cell table:formula="of:= IF([.C305] &lt; 6; [.$M$7] * FLOOR([.E305] * [.F305]); 0)" office:value-type="float" office:value="240" calcext:value-type="float">
            <text:p>240</text:p>
          </table:table-cell>
          <table:table-cell table:formula="of:=[.H304] + [.G305]" office:value-type="float" office:value="46500" calcext:value-type="float">
            <text:p>46500</text:p>
          </table:table-cell>
          <table:table-cell table:style-name="ce43" table:formula="of:=IF([.C305] = 7; [.F305] * 15; 0) + IF(AND([.B304]&lt;&gt;[.B305]; [.K304]&gt;= 2400);2400;0)" office:value-type="float" office:value="0" calcext:value-type="float">
            <text:p>0</text:p>
          </table:table-cell>
          <table:table-cell table:formula="of:=[.J304] + [.I305]" office:value-type="float" office:value="26225" calcext:value-type="float">
            <text:p>26225</text:p>
          </table:table-cell>
          <table:table-cell table:formula="of:=[.H305] - [.J305]" office:value-type="float" office:value="20275" calcext:value-type="float">
            <text:p>2027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1-01" calcext:value-type="date">
            <text:p>1.11.2023</text:p>
          </table:table-cell>
          <table:table-cell table:style-name="ce43" table:formula="of:=MONTH([.A306])" office:value-type="float" office:value="11" calcext:value-type="float">
            <text:p>11</text:p>
          </table:table-cell>
          <table:table-cell table:formula="of:=WEEKDAY([.A306];2)" office:value-type="float" office:value="3" calcext:value-type="float">
            <text:p>3</text:p>
          </table:table-cell>
          <table:table-cell table:style-name="ce1" office:value-type="string" calcext:value-type="string">
            <text:p>JESIEŃ</text:p>
          </table:table-cell>
          <table:table-cell table:formula="of:=IF([.D306] = &quot;ZIMA&quot;; 0.2; IF([.D306] = &quot;WIOSNA&quot;; 0.5; IF([.D306] = &quot;LATO&quot;; 0.9; 0.4)))" office:value-type="float" office:value="0.4" calcext:value-type="float">
            <text:p>0,4</text:p>
          </table:table-cell>
          <table:table-cell table:style-name="ce43" table:formula="of:=[.F305] + IF(AND([.B305]&lt;&gt;[.B306]; [.K305]&gt;= 2400);3;0)" office:value-type="float" office:value="25" calcext:value-type="float">
            <text:p>25</text:p>
          </table:table-cell>
          <table:table-cell table:formula="of:= IF([.C306] &lt; 6; [.$M$7] * FLOOR([.E306] * [.F306]); 0)" office:value-type="float" office:value="300" calcext:value-type="float">
            <text:p>300</text:p>
          </table:table-cell>
          <table:table-cell table:formula="of:=[.H305] + [.G306]" office:value-type="float" office:value="46800" calcext:value-type="float">
            <text:p>46800</text:p>
          </table:table-cell>
          <table:table-cell table:style-name="ce43" table:formula="of:=IF([.C306] = 7; [.F306] * 15; 0) + IF(AND([.B305]&lt;&gt;[.B306]; [.K305]&gt;= 2400);2400;0)" office:value-type="float" office:value="2400" calcext:value-type="float">
            <text:p>2400</text:p>
          </table:table-cell>
          <table:table-cell table:formula="of:=[.J305] + [.I306]" office:value-type="float" office:value="28625" calcext:value-type="float">
            <text:p>28625</text:p>
          </table:table-cell>
          <table:table-cell table:formula="of:=[.H306] - [.J306]" office:value-type="float" office:value="18175" calcext:value-type="float">
            <text:p>1817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1-02" calcext:value-type="date">
            <text:p>2.11.2023</text:p>
          </table:table-cell>
          <table:table-cell table:style-name="ce43" table:formula="of:=MONTH([.A307])" office:value-type="float" office:value="11" calcext:value-type="float">
            <text:p>11</text:p>
          </table:table-cell>
          <table:table-cell table:formula="of:=WEEKDAY([.A307];2)" office:value-type="float" office:value="4" calcext:value-type="float">
            <text:p>4</text:p>
          </table:table-cell>
          <table:table-cell table:style-name="ce1" office:value-type="string" calcext:value-type="string">
            <text:p>JESIEŃ</text:p>
          </table:table-cell>
          <table:table-cell table:formula="of:=IF([.D307] = &quot;ZIMA&quot;; 0.2; IF([.D307] = &quot;WIOSNA&quot;; 0.5; IF([.D307] = &quot;LATO&quot;; 0.9; 0.4)))" office:value-type="float" office:value="0.4" calcext:value-type="float">
            <text:p>0,4</text:p>
          </table:table-cell>
          <table:table-cell table:style-name="ce43" table:formula="of:=[.F306] + IF(AND([.B306]&lt;&gt;[.B307]; [.K306]&gt;= 2400);3;0)" office:value-type="float" office:value="25" calcext:value-type="float">
            <text:p>25</text:p>
          </table:table-cell>
          <table:table-cell table:formula="of:= IF([.C307] &lt; 6; [.$M$7] * FLOOR([.E307] * [.F307]); 0)" office:value-type="float" office:value="300" calcext:value-type="float">
            <text:p>300</text:p>
          </table:table-cell>
          <table:table-cell table:formula="of:=[.H306] + [.G307]" office:value-type="float" office:value="47100" calcext:value-type="float">
            <text:p>47100</text:p>
          </table:table-cell>
          <table:table-cell table:style-name="ce43" table:formula="of:=IF([.C307] = 7; [.F307] * 15; 0) + IF(AND([.B306]&lt;&gt;[.B307]; [.K306]&gt;= 2400);2400;0)" office:value-type="float" office:value="0" calcext:value-type="float">
            <text:p>0</text:p>
          </table:table-cell>
          <table:table-cell table:formula="of:=[.J306] + [.I307]" office:value-type="float" office:value="28625" calcext:value-type="float">
            <text:p>28625</text:p>
          </table:table-cell>
          <table:table-cell table:formula="of:=[.H307] - [.J307]" office:value-type="float" office:value="18475" calcext:value-type="float">
            <text:p>1847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1-03" calcext:value-type="date">
            <text:p>3.11.2023</text:p>
          </table:table-cell>
          <table:table-cell table:style-name="ce43" table:formula="of:=MONTH([.A308])" office:value-type="float" office:value="11" calcext:value-type="float">
            <text:p>11</text:p>
          </table:table-cell>
          <table:table-cell table:formula="of:=WEEKDAY([.A308];2)" office:value-type="float" office:value="5" calcext:value-type="float">
            <text:p>5</text:p>
          </table:table-cell>
          <table:table-cell table:style-name="ce1" office:value-type="string" calcext:value-type="string">
            <text:p>JESIEŃ</text:p>
          </table:table-cell>
          <table:table-cell table:formula="of:=IF([.D308] = &quot;ZIMA&quot;; 0.2; IF([.D308] = &quot;WIOSNA&quot;; 0.5; IF([.D308] = &quot;LATO&quot;; 0.9; 0.4)))" office:value-type="float" office:value="0.4" calcext:value-type="float">
            <text:p>0,4</text:p>
          </table:table-cell>
          <table:table-cell table:style-name="ce43" table:formula="of:=[.F307] + IF(AND([.B307]&lt;&gt;[.B308]; [.K307]&gt;= 2400);3;0)" office:value-type="float" office:value="25" calcext:value-type="float">
            <text:p>25</text:p>
          </table:table-cell>
          <table:table-cell table:formula="of:= IF([.C308] &lt; 6; [.$M$7] * FLOOR([.E308] * [.F308]); 0)" office:value-type="float" office:value="300" calcext:value-type="float">
            <text:p>300</text:p>
          </table:table-cell>
          <table:table-cell table:formula="of:=[.H307] + [.G308]" office:value-type="float" office:value="47400" calcext:value-type="float">
            <text:p>47400</text:p>
          </table:table-cell>
          <table:table-cell table:style-name="ce43" table:formula="of:=IF([.C308] = 7; [.F308] * 15; 0) + IF(AND([.B307]&lt;&gt;[.B308]; [.K307]&gt;= 2400);2400;0)" office:value-type="float" office:value="0" calcext:value-type="float">
            <text:p>0</text:p>
          </table:table-cell>
          <table:table-cell table:formula="of:=[.J307] + [.I308]" office:value-type="float" office:value="28625" calcext:value-type="float">
            <text:p>28625</text:p>
          </table:table-cell>
          <table:table-cell table:formula="of:=[.H308] - [.J308]" office:value-type="float" office:value="18775" calcext:value-type="float">
            <text:p>1877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1-04" calcext:value-type="date">
            <text:p>4.11.2023</text:p>
          </table:table-cell>
          <table:table-cell table:style-name="ce43" table:formula="of:=MONTH([.A309])" office:value-type="float" office:value="11" calcext:value-type="float">
            <text:p>11</text:p>
          </table:table-cell>
          <table:table-cell table:formula="of:=WEEKDAY([.A309];2)" office:value-type="float" office:value="6" calcext:value-type="float">
            <text:p>6</text:p>
          </table:table-cell>
          <table:table-cell table:style-name="ce1" office:value-type="string" calcext:value-type="string">
            <text:p>JESIEŃ</text:p>
          </table:table-cell>
          <table:table-cell table:formula="of:=IF([.D309] = &quot;ZIMA&quot;; 0.2; IF([.D309] = &quot;WIOSNA&quot;; 0.5; IF([.D309] = &quot;LATO&quot;; 0.9; 0.4)))" office:value-type="float" office:value="0.4" calcext:value-type="float">
            <text:p>0,4</text:p>
          </table:table-cell>
          <table:table-cell table:style-name="ce43" table:formula="of:=[.F308] + IF(AND([.B308]&lt;&gt;[.B309]; [.K308]&gt;= 2400);3;0)" office:value-type="float" office:value="25" calcext:value-type="float">
            <text:p>25</text:p>
          </table:table-cell>
          <table:table-cell table:formula="of:= IF([.C309] &lt; 6; [.$M$7] * FLOOR([.E309] * [.F309]); 0)" office:value-type="float" office:value="0" calcext:value-type="float">
            <text:p>0</text:p>
          </table:table-cell>
          <table:table-cell table:formula="of:=[.H308] + [.G309]" office:value-type="float" office:value="47400" calcext:value-type="float">
            <text:p>47400</text:p>
          </table:table-cell>
          <table:table-cell table:style-name="ce43" table:formula="of:=IF([.C309] = 7; [.F309] * 15; 0) + IF(AND([.B308]&lt;&gt;[.B309]; [.K308]&gt;= 2400);2400;0)" office:value-type="float" office:value="0" calcext:value-type="float">
            <text:p>0</text:p>
          </table:table-cell>
          <table:table-cell table:formula="of:=[.J308] + [.I309]" office:value-type="float" office:value="28625" calcext:value-type="float">
            <text:p>28625</text:p>
          </table:table-cell>
          <table:table-cell table:formula="of:=[.H309] - [.J309]" office:value-type="float" office:value="18775" calcext:value-type="float">
            <text:p>1877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1-05" calcext:value-type="date">
            <text:p>5.11.2023</text:p>
          </table:table-cell>
          <table:table-cell table:style-name="ce43" table:formula="of:=MONTH([.A310])" office:value-type="float" office:value="11" calcext:value-type="float">
            <text:p>11</text:p>
          </table:table-cell>
          <table:table-cell table:formula="of:=WEEKDAY([.A310];2)" office:value-type="float" office:value="7" calcext:value-type="float">
            <text:p>7</text:p>
          </table:table-cell>
          <table:table-cell table:style-name="ce1" office:value-type="string" calcext:value-type="string">
            <text:p>JESIEŃ</text:p>
          </table:table-cell>
          <table:table-cell table:formula="of:=IF([.D310] = &quot;ZIMA&quot;; 0.2; IF([.D310] = &quot;WIOSNA&quot;; 0.5; IF([.D310] = &quot;LATO&quot;; 0.9; 0.4)))" office:value-type="float" office:value="0.4" calcext:value-type="float">
            <text:p>0,4</text:p>
          </table:table-cell>
          <table:table-cell table:style-name="ce43" table:formula="of:=[.F309] + IF(AND([.B309]&lt;&gt;[.B310]; [.K309]&gt;= 2400);3;0)" office:value-type="float" office:value="25" calcext:value-type="float">
            <text:p>25</text:p>
          </table:table-cell>
          <table:table-cell table:formula="of:= IF([.C310] &lt; 6; [.$M$7] * FLOOR([.E310] * [.F310]); 0)" office:value-type="float" office:value="0" calcext:value-type="float">
            <text:p>0</text:p>
          </table:table-cell>
          <table:table-cell table:formula="of:=[.H309] + [.G310]" office:value-type="float" office:value="47400" calcext:value-type="float">
            <text:p>47400</text:p>
          </table:table-cell>
          <table:table-cell table:style-name="ce43" table:formula="of:=IF([.C310] = 7; [.F310] * 15; 0) + IF(AND([.B309]&lt;&gt;[.B310]; [.K309]&gt;= 2400);2400;0)" office:value-type="float" office:value="375" calcext:value-type="float">
            <text:p>375</text:p>
          </table:table-cell>
          <table:table-cell table:formula="of:=[.J309] + [.I310]" office:value-type="float" office:value="29000" calcext:value-type="float">
            <text:p>29000</text:p>
          </table:table-cell>
          <table:table-cell table:formula="of:=[.H310] - [.J310]" office:value-type="float" office:value="18400" calcext:value-type="float">
            <text:p>1840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1-06" calcext:value-type="date">
            <text:p>6.11.2023</text:p>
          </table:table-cell>
          <table:table-cell table:style-name="ce43" table:formula="of:=MONTH([.A311])" office:value-type="float" office:value="11" calcext:value-type="float">
            <text:p>11</text:p>
          </table:table-cell>
          <table:table-cell table:formula="of:=WEEKDAY([.A311];2)" office:value-type="float" office:value="1" calcext:value-type="float">
            <text:p>1</text:p>
          </table:table-cell>
          <table:table-cell table:style-name="ce1" office:value-type="string" calcext:value-type="string">
            <text:p>JESIEŃ</text:p>
          </table:table-cell>
          <table:table-cell table:formula="of:=IF([.D311] = &quot;ZIMA&quot;; 0.2; IF([.D311] = &quot;WIOSNA&quot;; 0.5; IF([.D311] = &quot;LATO&quot;; 0.9; 0.4)))" office:value-type="float" office:value="0.4" calcext:value-type="float">
            <text:p>0,4</text:p>
          </table:table-cell>
          <table:table-cell table:style-name="ce43" table:formula="of:=[.F310] + IF(AND([.B310]&lt;&gt;[.B311]; [.K310]&gt;= 2400);3;0)" office:value-type="float" office:value="25" calcext:value-type="float">
            <text:p>25</text:p>
          </table:table-cell>
          <table:table-cell table:formula="of:= IF([.C311] &lt; 6; [.$M$7] * FLOOR([.E311] * [.F311]); 0)" office:value-type="float" office:value="300" calcext:value-type="float">
            <text:p>300</text:p>
          </table:table-cell>
          <table:table-cell table:formula="of:=[.H310] + [.G311]" office:value-type="float" office:value="47700" calcext:value-type="float">
            <text:p>47700</text:p>
          </table:table-cell>
          <table:table-cell table:style-name="ce43" table:formula="of:=IF([.C311] = 7; [.F311] * 15; 0) + IF(AND([.B310]&lt;&gt;[.B311]; [.K310]&gt;= 2400);2400;0)" office:value-type="float" office:value="0" calcext:value-type="float">
            <text:p>0</text:p>
          </table:table-cell>
          <table:table-cell table:formula="of:=[.J310] + [.I311]" office:value-type="float" office:value="29000" calcext:value-type="float">
            <text:p>29000</text:p>
          </table:table-cell>
          <table:table-cell table:formula="of:=[.H311] - [.J311]" office:value-type="float" office:value="18700" calcext:value-type="float">
            <text:p>1870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1-07" calcext:value-type="date">
            <text:p>7.11.2023</text:p>
          </table:table-cell>
          <table:table-cell table:style-name="ce43" table:formula="of:=MONTH([.A312])" office:value-type="float" office:value="11" calcext:value-type="float">
            <text:p>11</text:p>
          </table:table-cell>
          <table:table-cell table:formula="of:=WEEKDAY([.A312];2)" office:value-type="float" office:value="2" calcext:value-type="float">
            <text:p>2</text:p>
          </table:table-cell>
          <table:table-cell table:style-name="ce1" office:value-type="string" calcext:value-type="string">
            <text:p>JESIEŃ</text:p>
          </table:table-cell>
          <table:table-cell table:formula="of:=IF([.D312] = &quot;ZIMA&quot;; 0.2; IF([.D312] = &quot;WIOSNA&quot;; 0.5; IF([.D312] = &quot;LATO&quot;; 0.9; 0.4)))" office:value-type="float" office:value="0.4" calcext:value-type="float">
            <text:p>0,4</text:p>
          </table:table-cell>
          <table:table-cell table:style-name="ce43" table:formula="of:=[.F311] + IF(AND([.B311]&lt;&gt;[.B312]; [.K311]&gt;= 2400);3;0)" office:value-type="float" office:value="25" calcext:value-type="float">
            <text:p>25</text:p>
          </table:table-cell>
          <table:table-cell table:formula="of:= IF([.C312] &lt; 6; [.$M$7] * FLOOR([.E312] * [.F312]); 0)" office:value-type="float" office:value="300" calcext:value-type="float">
            <text:p>300</text:p>
          </table:table-cell>
          <table:table-cell table:formula="of:=[.H311] + [.G312]" office:value-type="float" office:value="48000" calcext:value-type="float">
            <text:p>48000</text:p>
          </table:table-cell>
          <table:table-cell table:style-name="ce43" table:formula="of:=IF([.C312] = 7; [.F312] * 15; 0) + IF(AND([.B311]&lt;&gt;[.B312]; [.K311]&gt;= 2400);2400;0)" office:value-type="float" office:value="0" calcext:value-type="float">
            <text:p>0</text:p>
          </table:table-cell>
          <table:table-cell table:formula="of:=[.J311] + [.I312]" office:value-type="float" office:value="29000" calcext:value-type="float">
            <text:p>29000</text:p>
          </table:table-cell>
          <table:table-cell table:formula="of:=[.H312] - [.J312]" office:value-type="float" office:value="19000" calcext:value-type="float">
            <text:p>1900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1-08" calcext:value-type="date">
            <text:p>8.11.2023</text:p>
          </table:table-cell>
          <table:table-cell table:style-name="ce43" table:formula="of:=MONTH([.A313])" office:value-type="float" office:value="11" calcext:value-type="float">
            <text:p>11</text:p>
          </table:table-cell>
          <table:table-cell table:formula="of:=WEEKDAY([.A313];2)" office:value-type="float" office:value="3" calcext:value-type="float">
            <text:p>3</text:p>
          </table:table-cell>
          <table:table-cell table:style-name="ce1" office:value-type="string" calcext:value-type="string">
            <text:p>JESIEŃ</text:p>
          </table:table-cell>
          <table:table-cell table:formula="of:=IF([.D313] = &quot;ZIMA&quot;; 0.2; IF([.D313] = &quot;WIOSNA&quot;; 0.5; IF([.D313] = &quot;LATO&quot;; 0.9; 0.4)))" office:value-type="float" office:value="0.4" calcext:value-type="float">
            <text:p>0,4</text:p>
          </table:table-cell>
          <table:table-cell table:style-name="ce43" table:formula="of:=[.F312] + IF(AND([.B312]&lt;&gt;[.B313]; [.K312]&gt;= 2400);3;0)" office:value-type="float" office:value="25" calcext:value-type="float">
            <text:p>25</text:p>
          </table:table-cell>
          <table:table-cell table:formula="of:= IF([.C313] &lt; 6; [.$M$7] * FLOOR([.E313] * [.F313]); 0)" office:value-type="float" office:value="300" calcext:value-type="float">
            <text:p>300</text:p>
          </table:table-cell>
          <table:table-cell table:formula="of:=[.H312] + [.G313]" office:value-type="float" office:value="48300" calcext:value-type="float">
            <text:p>48300</text:p>
          </table:table-cell>
          <table:table-cell table:style-name="ce43" table:formula="of:=IF([.C313] = 7; [.F313] * 15; 0) + IF(AND([.B312]&lt;&gt;[.B313]; [.K312]&gt;= 2400);2400;0)" office:value-type="float" office:value="0" calcext:value-type="float">
            <text:p>0</text:p>
          </table:table-cell>
          <table:table-cell table:formula="of:=[.J312] + [.I313]" office:value-type="float" office:value="29000" calcext:value-type="float">
            <text:p>29000</text:p>
          </table:table-cell>
          <table:table-cell table:formula="of:=[.H313] - [.J313]" office:value-type="float" office:value="19300" calcext:value-type="float">
            <text:p>1930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1-09" calcext:value-type="date">
            <text:p>9.11.2023</text:p>
          </table:table-cell>
          <table:table-cell table:style-name="ce43" table:formula="of:=MONTH([.A314])" office:value-type="float" office:value="11" calcext:value-type="float">
            <text:p>11</text:p>
          </table:table-cell>
          <table:table-cell table:formula="of:=WEEKDAY([.A314];2)" office:value-type="float" office:value="4" calcext:value-type="float">
            <text:p>4</text:p>
          </table:table-cell>
          <table:table-cell table:style-name="ce1" office:value-type="string" calcext:value-type="string">
            <text:p>JESIEŃ</text:p>
          </table:table-cell>
          <table:table-cell table:formula="of:=IF([.D314] = &quot;ZIMA&quot;; 0.2; IF([.D314] = &quot;WIOSNA&quot;; 0.5; IF([.D314] = &quot;LATO&quot;; 0.9; 0.4)))" office:value-type="float" office:value="0.4" calcext:value-type="float">
            <text:p>0,4</text:p>
          </table:table-cell>
          <table:table-cell table:style-name="ce43" table:formula="of:=[.F313] + IF(AND([.B313]&lt;&gt;[.B314]; [.K313]&gt;= 2400);3;0)" office:value-type="float" office:value="25" calcext:value-type="float">
            <text:p>25</text:p>
          </table:table-cell>
          <table:table-cell table:formula="of:= IF([.C314] &lt; 6; [.$M$7] * FLOOR([.E314] * [.F314]); 0)" office:value-type="float" office:value="300" calcext:value-type="float">
            <text:p>300</text:p>
          </table:table-cell>
          <table:table-cell table:formula="of:=[.H313] + [.G314]" office:value-type="float" office:value="48600" calcext:value-type="float">
            <text:p>48600</text:p>
          </table:table-cell>
          <table:table-cell table:style-name="ce43" table:formula="of:=IF([.C314] = 7; [.F314] * 15; 0) + IF(AND([.B313]&lt;&gt;[.B314]; [.K313]&gt;= 2400);2400;0)" office:value-type="float" office:value="0" calcext:value-type="float">
            <text:p>0</text:p>
          </table:table-cell>
          <table:table-cell table:formula="of:=[.J313] + [.I314]" office:value-type="float" office:value="29000" calcext:value-type="float">
            <text:p>29000</text:p>
          </table:table-cell>
          <table:table-cell table:formula="of:=[.H314] - [.J314]" office:value-type="float" office:value="19600" calcext:value-type="float">
            <text:p>1960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1-10" calcext:value-type="date">
            <text:p>10.11.2023</text:p>
          </table:table-cell>
          <table:table-cell table:style-name="ce43" table:formula="of:=MONTH([.A315])" office:value-type="float" office:value="11" calcext:value-type="float">
            <text:p>11</text:p>
          </table:table-cell>
          <table:table-cell table:formula="of:=WEEKDAY([.A315];2)" office:value-type="float" office:value="5" calcext:value-type="float">
            <text:p>5</text:p>
          </table:table-cell>
          <table:table-cell table:style-name="ce1" office:value-type="string" calcext:value-type="string">
            <text:p>JESIEŃ</text:p>
          </table:table-cell>
          <table:table-cell table:formula="of:=IF([.D315] = &quot;ZIMA&quot;; 0.2; IF([.D315] = &quot;WIOSNA&quot;; 0.5; IF([.D315] = &quot;LATO&quot;; 0.9; 0.4)))" office:value-type="float" office:value="0.4" calcext:value-type="float">
            <text:p>0,4</text:p>
          </table:table-cell>
          <table:table-cell table:style-name="ce43" table:formula="of:=[.F314] + IF(AND([.B314]&lt;&gt;[.B315]; [.K314]&gt;= 2400);3;0)" office:value-type="float" office:value="25" calcext:value-type="float">
            <text:p>25</text:p>
          </table:table-cell>
          <table:table-cell table:formula="of:= IF([.C315] &lt; 6; [.$M$7] * FLOOR([.E315] * [.F315]); 0)" office:value-type="float" office:value="300" calcext:value-type="float">
            <text:p>300</text:p>
          </table:table-cell>
          <table:table-cell table:formula="of:=[.H314] + [.G315]" office:value-type="float" office:value="48900" calcext:value-type="float">
            <text:p>48900</text:p>
          </table:table-cell>
          <table:table-cell table:style-name="ce43" table:formula="of:=IF([.C315] = 7; [.F315] * 15; 0) + IF(AND([.B314]&lt;&gt;[.B315]; [.K314]&gt;= 2400);2400;0)" office:value-type="float" office:value="0" calcext:value-type="float">
            <text:p>0</text:p>
          </table:table-cell>
          <table:table-cell table:formula="of:=[.J314] + [.I315]" office:value-type="float" office:value="29000" calcext:value-type="float">
            <text:p>29000</text:p>
          </table:table-cell>
          <table:table-cell table:formula="of:=[.H315] - [.J315]" office:value-type="float" office:value="19900" calcext:value-type="float">
            <text:p>1990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1-11" calcext:value-type="date">
            <text:p>11.11.2023</text:p>
          </table:table-cell>
          <table:table-cell table:style-name="ce43" table:formula="of:=MONTH([.A316])" office:value-type="float" office:value="11" calcext:value-type="float">
            <text:p>11</text:p>
          </table:table-cell>
          <table:table-cell table:formula="of:=WEEKDAY([.A316];2)" office:value-type="float" office:value="6" calcext:value-type="float">
            <text:p>6</text:p>
          </table:table-cell>
          <table:table-cell table:style-name="ce1" office:value-type="string" calcext:value-type="string">
            <text:p>JESIEŃ</text:p>
          </table:table-cell>
          <table:table-cell table:formula="of:=IF([.D316] = &quot;ZIMA&quot;; 0.2; IF([.D316] = &quot;WIOSNA&quot;; 0.5; IF([.D316] = &quot;LATO&quot;; 0.9; 0.4)))" office:value-type="float" office:value="0.4" calcext:value-type="float">
            <text:p>0,4</text:p>
          </table:table-cell>
          <table:table-cell table:style-name="ce43" table:formula="of:=[.F315] + IF(AND([.B315]&lt;&gt;[.B316]; [.K315]&gt;= 2400);3;0)" office:value-type="float" office:value="25" calcext:value-type="float">
            <text:p>25</text:p>
          </table:table-cell>
          <table:table-cell table:formula="of:= IF([.C316] &lt; 6; [.$M$7] * FLOOR([.E316] * [.F316]); 0)" office:value-type="float" office:value="0" calcext:value-type="float">
            <text:p>0</text:p>
          </table:table-cell>
          <table:table-cell table:formula="of:=[.H315] + [.G316]" office:value-type="float" office:value="48900" calcext:value-type="float">
            <text:p>48900</text:p>
          </table:table-cell>
          <table:table-cell table:style-name="ce43" table:formula="of:=IF([.C316] = 7; [.F316] * 15; 0) + IF(AND([.B315]&lt;&gt;[.B316]; [.K315]&gt;= 2400);2400;0)" office:value-type="float" office:value="0" calcext:value-type="float">
            <text:p>0</text:p>
          </table:table-cell>
          <table:table-cell table:formula="of:=[.J315] + [.I316]" office:value-type="float" office:value="29000" calcext:value-type="float">
            <text:p>29000</text:p>
          </table:table-cell>
          <table:table-cell table:formula="of:=[.H316] - [.J316]" office:value-type="float" office:value="19900" calcext:value-type="float">
            <text:p>1990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1-12" calcext:value-type="date">
            <text:p>12.11.2023</text:p>
          </table:table-cell>
          <table:table-cell table:style-name="ce43" table:formula="of:=MONTH([.A317])" office:value-type="float" office:value="11" calcext:value-type="float">
            <text:p>11</text:p>
          </table:table-cell>
          <table:table-cell table:formula="of:=WEEKDAY([.A317];2)" office:value-type="float" office:value="7" calcext:value-type="float">
            <text:p>7</text:p>
          </table:table-cell>
          <table:table-cell table:style-name="ce1" office:value-type="string" calcext:value-type="string">
            <text:p>JESIEŃ</text:p>
          </table:table-cell>
          <table:table-cell table:formula="of:=IF([.D317] = &quot;ZIMA&quot;; 0.2; IF([.D317] = &quot;WIOSNA&quot;; 0.5; IF([.D317] = &quot;LATO&quot;; 0.9; 0.4)))" office:value-type="float" office:value="0.4" calcext:value-type="float">
            <text:p>0,4</text:p>
          </table:table-cell>
          <table:table-cell table:style-name="ce43" table:formula="of:=[.F316] + IF(AND([.B316]&lt;&gt;[.B317]; [.K316]&gt;= 2400);3;0)" office:value-type="float" office:value="25" calcext:value-type="float">
            <text:p>25</text:p>
          </table:table-cell>
          <table:table-cell table:formula="of:= IF([.C317] &lt; 6; [.$M$7] * FLOOR([.E317] * [.F317]); 0)" office:value-type="float" office:value="0" calcext:value-type="float">
            <text:p>0</text:p>
          </table:table-cell>
          <table:table-cell table:formula="of:=[.H316] + [.G317]" office:value-type="float" office:value="48900" calcext:value-type="float">
            <text:p>48900</text:p>
          </table:table-cell>
          <table:table-cell table:style-name="ce43" table:formula="of:=IF([.C317] = 7; [.F317] * 15; 0) + IF(AND([.B316]&lt;&gt;[.B317]; [.K316]&gt;= 2400);2400;0)" office:value-type="float" office:value="375" calcext:value-type="float">
            <text:p>375</text:p>
          </table:table-cell>
          <table:table-cell table:formula="of:=[.J316] + [.I317]" office:value-type="float" office:value="29375" calcext:value-type="float">
            <text:p>29375</text:p>
          </table:table-cell>
          <table:table-cell table:formula="of:=[.H317] - [.J317]" office:value-type="float" office:value="19525" calcext:value-type="float">
            <text:p>1952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1-13" calcext:value-type="date">
            <text:p>13.11.2023</text:p>
          </table:table-cell>
          <table:table-cell table:style-name="ce43" table:formula="of:=MONTH([.A318])" office:value-type="float" office:value="11" calcext:value-type="float">
            <text:p>11</text:p>
          </table:table-cell>
          <table:table-cell table:formula="of:=WEEKDAY([.A318];2)" office:value-type="float" office:value="1" calcext:value-type="float">
            <text:p>1</text:p>
          </table:table-cell>
          <table:table-cell table:style-name="ce1" office:value-type="string" calcext:value-type="string">
            <text:p>JESIEŃ</text:p>
          </table:table-cell>
          <table:table-cell table:formula="of:=IF([.D318] = &quot;ZIMA&quot;; 0.2; IF([.D318] = &quot;WIOSNA&quot;; 0.5; IF([.D318] = &quot;LATO&quot;; 0.9; 0.4)))" office:value-type="float" office:value="0.4" calcext:value-type="float">
            <text:p>0,4</text:p>
          </table:table-cell>
          <table:table-cell table:style-name="ce43" table:formula="of:=[.F317] + IF(AND([.B317]&lt;&gt;[.B318]; [.K317]&gt;= 2400);3;0)" office:value-type="float" office:value="25" calcext:value-type="float">
            <text:p>25</text:p>
          </table:table-cell>
          <table:table-cell table:formula="of:= IF([.C318] &lt; 6; [.$M$7] * FLOOR([.E318] * [.F318]); 0)" office:value-type="float" office:value="300" calcext:value-type="float">
            <text:p>300</text:p>
          </table:table-cell>
          <table:table-cell table:formula="of:=[.H317] + [.G318]" office:value-type="float" office:value="49200" calcext:value-type="float">
            <text:p>49200</text:p>
          </table:table-cell>
          <table:table-cell table:style-name="ce43" table:formula="of:=IF([.C318] = 7; [.F318] * 15; 0) + IF(AND([.B317]&lt;&gt;[.B318]; [.K317]&gt;= 2400);2400;0)" office:value-type="float" office:value="0" calcext:value-type="float">
            <text:p>0</text:p>
          </table:table-cell>
          <table:table-cell table:formula="of:=[.J317] + [.I318]" office:value-type="float" office:value="29375" calcext:value-type="float">
            <text:p>29375</text:p>
          </table:table-cell>
          <table:table-cell table:formula="of:=[.H318] - [.J318]" office:value-type="float" office:value="19825" calcext:value-type="float">
            <text:p>1982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1-14" calcext:value-type="date">
            <text:p>14.11.2023</text:p>
          </table:table-cell>
          <table:table-cell table:style-name="ce43" table:formula="of:=MONTH([.A319])" office:value-type="float" office:value="11" calcext:value-type="float">
            <text:p>11</text:p>
          </table:table-cell>
          <table:table-cell table:formula="of:=WEEKDAY([.A319];2)" office:value-type="float" office:value="2" calcext:value-type="float">
            <text:p>2</text:p>
          </table:table-cell>
          <table:table-cell table:style-name="ce1" office:value-type="string" calcext:value-type="string">
            <text:p>JESIEŃ</text:p>
          </table:table-cell>
          <table:table-cell table:formula="of:=IF([.D319] = &quot;ZIMA&quot;; 0.2; IF([.D319] = &quot;WIOSNA&quot;; 0.5; IF([.D319] = &quot;LATO&quot;; 0.9; 0.4)))" office:value-type="float" office:value="0.4" calcext:value-type="float">
            <text:p>0,4</text:p>
          </table:table-cell>
          <table:table-cell table:style-name="ce43" table:formula="of:=[.F318] + IF(AND([.B318]&lt;&gt;[.B319]; [.K318]&gt;= 2400);3;0)" office:value-type="float" office:value="25" calcext:value-type="float">
            <text:p>25</text:p>
          </table:table-cell>
          <table:table-cell table:formula="of:= IF([.C319] &lt; 6; [.$M$7] * FLOOR([.E319] * [.F319]); 0)" office:value-type="float" office:value="300" calcext:value-type="float">
            <text:p>300</text:p>
          </table:table-cell>
          <table:table-cell table:formula="of:=[.H318] + [.G319]" office:value-type="float" office:value="49500" calcext:value-type="float">
            <text:p>49500</text:p>
          </table:table-cell>
          <table:table-cell table:style-name="ce43" table:formula="of:=IF([.C319] = 7; [.F319] * 15; 0) + IF(AND([.B318]&lt;&gt;[.B319]; [.K318]&gt;= 2400);2400;0)" office:value-type="float" office:value="0" calcext:value-type="float">
            <text:p>0</text:p>
          </table:table-cell>
          <table:table-cell table:formula="of:=[.J318] + [.I319]" office:value-type="float" office:value="29375" calcext:value-type="float">
            <text:p>29375</text:p>
          </table:table-cell>
          <table:table-cell table:formula="of:=[.H319] - [.J319]" office:value-type="float" office:value="20125" calcext:value-type="float">
            <text:p>2012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1-15" calcext:value-type="date">
            <text:p>15.11.2023</text:p>
          </table:table-cell>
          <table:table-cell table:style-name="ce43" table:formula="of:=MONTH([.A320])" office:value-type="float" office:value="11" calcext:value-type="float">
            <text:p>11</text:p>
          </table:table-cell>
          <table:table-cell table:formula="of:=WEEKDAY([.A320];2)" office:value-type="float" office:value="3" calcext:value-type="float">
            <text:p>3</text:p>
          </table:table-cell>
          <table:table-cell table:style-name="ce1" office:value-type="string" calcext:value-type="string">
            <text:p>JESIEŃ</text:p>
          </table:table-cell>
          <table:table-cell table:formula="of:=IF([.D320] = &quot;ZIMA&quot;; 0.2; IF([.D320] = &quot;WIOSNA&quot;; 0.5; IF([.D320] = &quot;LATO&quot;; 0.9; 0.4)))" office:value-type="float" office:value="0.4" calcext:value-type="float">
            <text:p>0,4</text:p>
          </table:table-cell>
          <table:table-cell table:style-name="ce43" table:formula="of:=[.F319] + IF(AND([.B319]&lt;&gt;[.B320]; [.K319]&gt;= 2400);3;0)" office:value-type="float" office:value="25" calcext:value-type="float">
            <text:p>25</text:p>
          </table:table-cell>
          <table:table-cell table:formula="of:= IF([.C320] &lt; 6; [.$M$7] * FLOOR([.E320] * [.F320]); 0)" office:value-type="float" office:value="300" calcext:value-type="float">
            <text:p>300</text:p>
          </table:table-cell>
          <table:table-cell table:formula="of:=[.H319] + [.G320]" office:value-type="float" office:value="49800" calcext:value-type="float">
            <text:p>49800</text:p>
          </table:table-cell>
          <table:table-cell table:style-name="ce43" table:formula="of:=IF([.C320] = 7; [.F320] * 15; 0) + IF(AND([.B319]&lt;&gt;[.B320]; [.K319]&gt;= 2400);2400;0)" office:value-type="float" office:value="0" calcext:value-type="float">
            <text:p>0</text:p>
          </table:table-cell>
          <table:table-cell table:formula="of:=[.J319] + [.I320]" office:value-type="float" office:value="29375" calcext:value-type="float">
            <text:p>29375</text:p>
          </table:table-cell>
          <table:table-cell table:formula="of:=[.H320] - [.J320]" office:value-type="float" office:value="20425" calcext:value-type="float">
            <text:p>2042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1-16" calcext:value-type="date">
            <text:p>16.11.2023</text:p>
          </table:table-cell>
          <table:table-cell table:style-name="ce43" table:formula="of:=MONTH([.A321])" office:value-type="float" office:value="11" calcext:value-type="float">
            <text:p>11</text:p>
          </table:table-cell>
          <table:table-cell table:formula="of:=WEEKDAY([.A321];2)" office:value-type="float" office:value="4" calcext:value-type="float">
            <text:p>4</text:p>
          </table:table-cell>
          <table:table-cell table:style-name="ce1" office:value-type="string" calcext:value-type="string">
            <text:p>JESIEŃ</text:p>
          </table:table-cell>
          <table:table-cell table:formula="of:=IF([.D321] = &quot;ZIMA&quot;; 0.2; IF([.D321] = &quot;WIOSNA&quot;; 0.5; IF([.D321] = &quot;LATO&quot;; 0.9; 0.4)))" office:value-type="float" office:value="0.4" calcext:value-type="float">
            <text:p>0,4</text:p>
          </table:table-cell>
          <table:table-cell table:style-name="ce43" table:formula="of:=[.F320] + IF(AND([.B320]&lt;&gt;[.B321]; [.K320]&gt;= 2400);3;0)" office:value-type="float" office:value="25" calcext:value-type="float">
            <text:p>25</text:p>
          </table:table-cell>
          <table:table-cell table:formula="of:= IF([.C321] &lt; 6; [.$M$7] * FLOOR([.E321] * [.F321]); 0)" office:value-type="float" office:value="300" calcext:value-type="float">
            <text:p>300</text:p>
          </table:table-cell>
          <table:table-cell table:formula="of:=[.H320] + [.G321]" office:value-type="float" office:value="50100" calcext:value-type="float">
            <text:p>50100</text:p>
          </table:table-cell>
          <table:table-cell table:style-name="ce43" table:formula="of:=IF([.C321] = 7; [.F321] * 15; 0) + IF(AND([.B320]&lt;&gt;[.B321]; [.K320]&gt;= 2400);2400;0)" office:value-type="float" office:value="0" calcext:value-type="float">
            <text:p>0</text:p>
          </table:table-cell>
          <table:table-cell table:formula="of:=[.J320] + [.I321]" office:value-type="float" office:value="29375" calcext:value-type="float">
            <text:p>29375</text:p>
          </table:table-cell>
          <table:table-cell table:formula="of:=[.H321] - [.J321]" office:value-type="float" office:value="20725" calcext:value-type="float">
            <text:p>2072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1-17" calcext:value-type="date">
            <text:p>17.11.2023</text:p>
          </table:table-cell>
          <table:table-cell table:style-name="ce43" table:formula="of:=MONTH([.A322])" office:value-type="float" office:value="11" calcext:value-type="float">
            <text:p>11</text:p>
          </table:table-cell>
          <table:table-cell table:formula="of:=WEEKDAY([.A322];2)" office:value-type="float" office:value="5" calcext:value-type="float">
            <text:p>5</text:p>
          </table:table-cell>
          <table:table-cell table:style-name="ce1" office:value-type="string" calcext:value-type="string">
            <text:p>JESIEŃ</text:p>
          </table:table-cell>
          <table:table-cell table:formula="of:=IF([.D322] = &quot;ZIMA&quot;; 0.2; IF([.D322] = &quot;WIOSNA&quot;; 0.5; IF([.D322] = &quot;LATO&quot;; 0.9; 0.4)))" office:value-type="float" office:value="0.4" calcext:value-type="float">
            <text:p>0,4</text:p>
          </table:table-cell>
          <table:table-cell table:style-name="ce43" table:formula="of:=[.F321] + IF(AND([.B321]&lt;&gt;[.B322]; [.K321]&gt;= 2400);3;0)" office:value-type="float" office:value="25" calcext:value-type="float">
            <text:p>25</text:p>
          </table:table-cell>
          <table:table-cell table:formula="of:= IF([.C322] &lt; 6; [.$M$7] * FLOOR([.E322] * [.F322]); 0)" office:value-type="float" office:value="300" calcext:value-type="float">
            <text:p>300</text:p>
          </table:table-cell>
          <table:table-cell table:formula="of:=[.H321] + [.G322]" office:value-type="float" office:value="50400" calcext:value-type="float">
            <text:p>50400</text:p>
          </table:table-cell>
          <table:table-cell table:style-name="ce43" table:formula="of:=IF([.C322] = 7; [.F322] * 15; 0) + IF(AND([.B321]&lt;&gt;[.B322]; [.K321]&gt;= 2400);2400;0)" office:value-type="float" office:value="0" calcext:value-type="float">
            <text:p>0</text:p>
          </table:table-cell>
          <table:table-cell table:formula="of:=[.J321] + [.I322]" office:value-type="float" office:value="29375" calcext:value-type="float">
            <text:p>29375</text:p>
          </table:table-cell>
          <table:table-cell table:formula="of:=[.H322] - [.J322]" office:value-type="float" office:value="21025" calcext:value-type="float">
            <text:p>2102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1-18" calcext:value-type="date">
            <text:p>18.11.2023</text:p>
          </table:table-cell>
          <table:table-cell table:style-name="ce43" table:formula="of:=MONTH([.A323])" office:value-type="float" office:value="11" calcext:value-type="float">
            <text:p>11</text:p>
          </table:table-cell>
          <table:table-cell table:formula="of:=WEEKDAY([.A323];2)" office:value-type="float" office:value="6" calcext:value-type="float">
            <text:p>6</text:p>
          </table:table-cell>
          <table:table-cell table:style-name="ce1" office:value-type="string" calcext:value-type="string">
            <text:p>JESIEŃ</text:p>
          </table:table-cell>
          <table:table-cell table:formula="of:=IF([.D323] = &quot;ZIMA&quot;; 0.2; IF([.D323] = &quot;WIOSNA&quot;; 0.5; IF([.D323] = &quot;LATO&quot;; 0.9; 0.4)))" office:value-type="float" office:value="0.4" calcext:value-type="float">
            <text:p>0,4</text:p>
          </table:table-cell>
          <table:table-cell table:style-name="ce43" table:formula="of:=[.F322] + IF(AND([.B322]&lt;&gt;[.B323]; [.K322]&gt;= 2400);3;0)" office:value-type="float" office:value="25" calcext:value-type="float">
            <text:p>25</text:p>
          </table:table-cell>
          <table:table-cell table:formula="of:= IF([.C323] &lt; 6; [.$M$7] * FLOOR([.E323] * [.F323]); 0)" office:value-type="float" office:value="0" calcext:value-type="float">
            <text:p>0</text:p>
          </table:table-cell>
          <table:table-cell table:formula="of:=[.H322] + [.G323]" office:value-type="float" office:value="50400" calcext:value-type="float">
            <text:p>50400</text:p>
          </table:table-cell>
          <table:table-cell table:style-name="ce43" table:formula="of:=IF([.C323] = 7; [.F323] * 15; 0) + IF(AND([.B322]&lt;&gt;[.B323]; [.K322]&gt;= 2400);2400;0)" office:value-type="float" office:value="0" calcext:value-type="float">
            <text:p>0</text:p>
          </table:table-cell>
          <table:table-cell table:formula="of:=[.J322] + [.I323]" office:value-type="float" office:value="29375" calcext:value-type="float">
            <text:p>29375</text:p>
          </table:table-cell>
          <table:table-cell table:formula="of:=[.H323] - [.J323]" office:value-type="float" office:value="21025" calcext:value-type="float">
            <text:p>2102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1-19" calcext:value-type="date">
            <text:p>19.11.2023</text:p>
          </table:table-cell>
          <table:table-cell table:style-name="ce43" table:formula="of:=MONTH([.A324])" office:value-type="float" office:value="11" calcext:value-type="float">
            <text:p>11</text:p>
          </table:table-cell>
          <table:table-cell table:formula="of:=WEEKDAY([.A324];2)" office:value-type="float" office:value="7" calcext:value-type="float">
            <text:p>7</text:p>
          </table:table-cell>
          <table:table-cell table:style-name="ce1" office:value-type="string" calcext:value-type="string">
            <text:p>JESIEŃ</text:p>
          </table:table-cell>
          <table:table-cell table:formula="of:=IF([.D324] = &quot;ZIMA&quot;; 0.2; IF([.D324] = &quot;WIOSNA&quot;; 0.5; IF([.D324] = &quot;LATO&quot;; 0.9; 0.4)))" office:value-type="float" office:value="0.4" calcext:value-type="float">
            <text:p>0,4</text:p>
          </table:table-cell>
          <table:table-cell table:style-name="ce43" table:formula="of:=[.F323] + IF(AND([.B323]&lt;&gt;[.B324]; [.K323]&gt;= 2400);3;0)" office:value-type="float" office:value="25" calcext:value-type="float">
            <text:p>25</text:p>
          </table:table-cell>
          <table:table-cell table:formula="of:= IF([.C324] &lt; 6; [.$M$7] * FLOOR([.E324] * [.F324]); 0)" office:value-type="float" office:value="0" calcext:value-type="float">
            <text:p>0</text:p>
          </table:table-cell>
          <table:table-cell table:formula="of:=[.H323] + [.G324]" office:value-type="float" office:value="50400" calcext:value-type="float">
            <text:p>50400</text:p>
          </table:table-cell>
          <table:table-cell table:style-name="ce43" table:formula="of:=IF([.C324] = 7; [.F324] * 15; 0) + IF(AND([.B323]&lt;&gt;[.B324]; [.K323]&gt;= 2400);2400;0)" office:value-type="float" office:value="375" calcext:value-type="float">
            <text:p>375</text:p>
          </table:table-cell>
          <table:table-cell table:formula="of:=[.J323] + [.I324]" office:value-type="float" office:value="29750" calcext:value-type="float">
            <text:p>29750</text:p>
          </table:table-cell>
          <table:table-cell table:formula="of:=[.H324] - [.J324]" office:value-type="float" office:value="20650" calcext:value-type="float">
            <text:p>2065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1-20" calcext:value-type="date">
            <text:p>20.11.2023</text:p>
          </table:table-cell>
          <table:table-cell table:style-name="ce43" table:formula="of:=MONTH([.A325])" office:value-type="float" office:value="11" calcext:value-type="float">
            <text:p>11</text:p>
          </table:table-cell>
          <table:table-cell table:formula="of:=WEEKDAY([.A325];2)" office:value-type="float" office:value="1" calcext:value-type="float">
            <text:p>1</text:p>
          </table:table-cell>
          <table:table-cell table:style-name="ce1" office:value-type="string" calcext:value-type="string">
            <text:p>JESIEŃ</text:p>
          </table:table-cell>
          <table:table-cell table:formula="of:=IF([.D325] = &quot;ZIMA&quot;; 0.2; IF([.D325] = &quot;WIOSNA&quot;; 0.5; IF([.D325] = &quot;LATO&quot;; 0.9; 0.4)))" office:value-type="float" office:value="0.4" calcext:value-type="float">
            <text:p>0,4</text:p>
          </table:table-cell>
          <table:table-cell table:style-name="ce43" table:formula="of:=[.F324] + IF(AND([.B324]&lt;&gt;[.B325]; [.K324]&gt;= 2400);3;0)" office:value-type="float" office:value="25" calcext:value-type="float">
            <text:p>25</text:p>
          </table:table-cell>
          <table:table-cell table:formula="of:= IF([.C325] &lt; 6; [.$M$7] * FLOOR([.E325] * [.F325]); 0)" office:value-type="float" office:value="300" calcext:value-type="float">
            <text:p>300</text:p>
          </table:table-cell>
          <table:table-cell table:formula="of:=[.H324] + [.G325]" office:value-type="float" office:value="50700" calcext:value-type="float">
            <text:p>50700</text:p>
          </table:table-cell>
          <table:table-cell table:style-name="ce43" table:formula="of:=IF([.C325] = 7; [.F325] * 15; 0) + IF(AND([.B324]&lt;&gt;[.B325]; [.K324]&gt;= 2400);2400;0)" office:value-type="float" office:value="0" calcext:value-type="float">
            <text:p>0</text:p>
          </table:table-cell>
          <table:table-cell table:formula="of:=[.J324] + [.I325]" office:value-type="float" office:value="29750" calcext:value-type="float">
            <text:p>29750</text:p>
          </table:table-cell>
          <table:table-cell table:formula="of:=[.H325] - [.J325]" office:value-type="float" office:value="20950" calcext:value-type="float">
            <text:p>2095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1-21" calcext:value-type="date">
            <text:p>21.11.2023</text:p>
          </table:table-cell>
          <table:table-cell table:style-name="ce43" table:formula="of:=MONTH([.A326])" office:value-type="float" office:value="11" calcext:value-type="float">
            <text:p>11</text:p>
          </table:table-cell>
          <table:table-cell table:formula="of:=WEEKDAY([.A326];2)" office:value-type="float" office:value="2" calcext:value-type="float">
            <text:p>2</text:p>
          </table:table-cell>
          <table:table-cell table:style-name="ce1" office:value-type="string" calcext:value-type="string">
            <text:p>JESIEŃ</text:p>
          </table:table-cell>
          <table:table-cell table:formula="of:=IF([.D326] = &quot;ZIMA&quot;; 0.2; IF([.D326] = &quot;WIOSNA&quot;; 0.5; IF([.D326] = &quot;LATO&quot;; 0.9; 0.4)))" office:value-type="float" office:value="0.4" calcext:value-type="float">
            <text:p>0,4</text:p>
          </table:table-cell>
          <table:table-cell table:style-name="ce43" table:formula="of:=[.F325] + IF(AND([.B325]&lt;&gt;[.B326]; [.K325]&gt;= 2400);3;0)" office:value-type="float" office:value="25" calcext:value-type="float">
            <text:p>25</text:p>
          </table:table-cell>
          <table:table-cell table:formula="of:= IF([.C326] &lt; 6; [.$M$7] * FLOOR([.E326] * [.F326]); 0)" office:value-type="float" office:value="300" calcext:value-type="float">
            <text:p>300</text:p>
          </table:table-cell>
          <table:table-cell table:formula="of:=[.H325] + [.G326]" office:value-type="float" office:value="51000" calcext:value-type="float">
            <text:p>51000</text:p>
          </table:table-cell>
          <table:table-cell table:style-name="ce43" table:formula="of:=IF([.C326] = 7; [.F326] * 15; 0) + IF(AND([.B325]&lt;&gt;[.B326]; [.K325]&gt;= 2400);2400;0)" office:value-type="float" office:value="0" calcext:value-type="float">
            <text:p>0</text:p>
          </table:table-cell>
          <table:table-cell table:formula="of:=[.J325] + [.I326]" office:value-type="float" office:value="29750" calcext:value-type="float">
            <text:p>29750</text:p>
          </table:table-cell>
          <table:table-cell table:formula="of:=[.H326] - [.J326]" office:value-type="float" office:value="21250" calcext:value-type="float">
            <text:p>2125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1-22" calcext:value-type="date">
            <text:p>22.11.2023</text:p>
          </table:table-cell>
          <table:table-cell table:style-name="ce43" table:formula="of:=MONTH([.A327])" office:value-type="float" office:value="11" calcext:value-type="float">
            <text:p>11</text:p>
          </table:table-cell>
          <table:table-cell table:formula="of:=WEEKDAY([.A327];2)" office:value-type="float" office:value="3" calcext:value-type="float">
            <text:p>3</text:p>
          </table:table-cell>
          <table:table-cell table:style-name="ce1" office:value-type="string" calcext:value-type="string">
            <text:p>JESIEŃ</text:p>
          </table:table-cell>
          <table:table-cell table:formula="of:=IF([.D327] = &quot;ZIMA&quot;; 0.2; IF([.D327] = &quot;WIOSNA&quot;; 0.5; IF([.D327] = &quot;LATO&quot;; 0.9; 0.4)))" office:value-type="float" office:value="0.4" calcext:value-type="float">
            <text:p>0,4</text:p>
          </table:table-cell>
          <table:table-cell table:style-name="ce43" table:formula="of:=[.F326] + IF(AND([.B326]&lt;&gt;[.B327]; [.K326]&gt;= 2400);3;0)" office:value-type="float" office:value="25" calcext:value-type="float">
            <text:p>25</text:p>
          </table:table-cell>
          <table:table-cell table:formula="of:= IF([.C327] &lt; 6; [.$M$7] * FLOOR([.E327] * [.F327]); 0)" office:value-type="float" office:value="300" calcext:value-type="float">
            <text:p>300</text:p>
          </table:table-cell>
          <table:table-cell table:formula="of:=[.H326] + [.G327]" office:value-type="float" office:value="51300" calcext:value-type="float">
            <text:p>51300</text:p>
          </table:table-cell>
          <table:table-cell table:style-name="ce43" table:formula="of:=IF([.C327] = 7; [.F327] * 15; 0) + IF(AND([.B326]&lt;&gt;[.B327]; [.K326]&gt;= 2400);2400;0)" office:value-type="float" office:value="0" calcext:value-type="float">
            <text:p>0</text:p>
          </table:table-cell>
          <table:table-cell table:formula="of:=[.J326] + [.I327]" office:value-type="float" office:value="29750" calcext:value-type="float">
            <text:p>29750</text:p>
          </table:table-cell>
          <table:table-cell table:formula="of:=[.H327] - [.J327]" office:value-type="float" office:value="21550" calcext:value-type="float">
            <text:p>2155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1-23" calcext:value-type="date">
            <text:p>23.11.2023</text:p>
          </table:table-cell>
          <table:table-cell table:style-name="ce43" table:formula="of:=MONTH([.A328])" office:value-type="float" office:value="11" calcext:value-type="float">
            <text:p>11</text:p>
          </table:table-cell>
          <table:table-cell table:formula="of:=WEEKDAY([.A328];2)" office:value-type="float" office:value="4" calcext:value-type="float">
            <text:p>4</text:p>
          </table:table-cell>
          <table:table-cell table:style-name="ce1" office:value-type="string" calcext:value-type="string">
            <text:p>JESIEŃ</text:p>
          </table:table-cell>
          <table:table-cell table:formula="of:=IF([.D328] = &quot;ZIMA&quot;; 0.2; IF([.D328] = &quot;WIOSNA&quot;; 0.5; IF([.D328] = &quot;LATO&quot;; 0.9; 0.4)))" office:value-type="float" office:value="0.4" calcext:value-type="float">
            <text:p>0,4</text:p>
          </table:table-cell>
          <table:table-cell table:style-name="ce43" table:formula="of:=[.F327] + IF(AND([.B327]&lt;&gt;[.B328]; [.K327]&gt;= 2400);3;0)" office:value-type="float" office:value="25" calcext:value-type="float">
            <text:p>25</text:p>
          </table:table-cell>
          <table:table-cell table:formula="of:= IF([.C328] &lt; 6; [.$M$7] * FLOOR([.E328] * [.F328]); 0)" office:value-type="float" office:value="300" calcext:value-type="float">
            <text:p>300</text:p>
          </table:table-cell>
          <table:table-cell table:formula="of:=[.H327] + [.G328]" office:value-type="float" office:value="51600" calcext:value-type="float">
            <text:p>51600</text:p>
          </table:table-cell>
          <table:table-cell table:style-name="ce43" table:formula="of:=IF([.C328] = 7; [.F328] * 15; 0) + IF(AND([.B327]&lt;&gt;[.B328]; [.K327]&gt;= 2400);2400;0)" office:value-type="float" office:value="0" calcext:value-type="float">
            <text:p>0</text:p>
          </table:table-cell>
          <table:table-cell table:formula="of:=[.J327] + [.I328]" office:value-type="float" office:value="29750" calcext:value-type="float">
            <text:p>29750</text:p>
          </table:table-cell>
          <table:table-cell table:formula="of:=[.H328] - [.J328]" office:value-type="float" office:value="21850" calcext:value-type="float">
            <text:p>2185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1-24" calcext:value-type="date">
            <text:p>24.11.2023</text:p>
          </table:table-cell>
          <table:table-cell table:style-name="ce43" table:formula="of:=MONTH([.A329])" office:value-type="float" office:value="11" calcext:value-type="float">
            <text:p>11</text:p>
          </table:table-cell>
          <table:table-cell table:formula="of:=WEEKDAY([.A329];2)" office:value-type="float" office:value="5" calcext:value-type="float">
            <text:p>5</text:p>
          </table:table-cell>
          <table:table-cell table:style-name="ce1" office:value-type="string" calcext:value-type="string">
            <text:p>JESIEŃ</text:p>
          </table:table-cell>
          <table:table-cell table:formula="of:=IF([.D329] = &quot;ZIMA&quot;; 0.2; IF([.D329] = &quot;WIOSNA&quot;; 0.5; IF([.D329] = &quot;LATO&quot;; 0.9; 0.4)))" office:value-type="float" office:value="0.4" calcext:value-type="float">
            <text:p>0,4</text:p>
          </table:table-cell>
          <table:table-cell table:style-name="ce43" table:formula="of:=[.F328] + IF(AND([.B328]&lt;&gt;[.B329]; [.K328]&gt;= 2400);3;0)" office:value-type="float" office:value="25" calcext:value-type="float">
            <text:p>25</text:p>
          </table:table-cell>
          <table:table-cell table:formula="of:= IF([.C329] &lt; 6; [.$M$7] * FLOOR([.E329] * [.F329]); 0)" office:value-type="float" office:value="300" calcext:value-type="float">
            <text:p>300</text:p>
          </table:table-cell>
          <table:table-cell table:formula="of:=[.H328] + [.G329]" office:value-type="float" office:value="51900" calcext:value-type="float">
            <text:p>51900</text:p>
          </table:table-cell>
          <table:table-cell table:style-name="ce43" table:formula="of:=IF([.C329] = 7; [.F329] * 15; 0) + IF(AND([.B328]&lt;&gt;[.B329]; [.K328]&gt;= 2400);2400;0)" office:value-type="float" office:value="0" calcext:value-type="float">
            <text:p>0</text:p>
          </table:table-cell>
          <table:table-cell table:formula="of:=[.J328] + [.I329]" office:value-type="float" office:value="29750" calcext:value-type="float">
            <text:p>29750</text:p>
          </table:table-cell>
          <table:table-cell table:formula="of:=[.H329] - [.J329]" office:value-type="float" office:value="22150" calcext:value-type="float">
            <text:p>2215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1-25" calcext:value-type="date">
            <text:p>25.11.2023</text:p>
          </table:table-cell>
          <table:table-cell table:style-name="ce43" table:formula="of:=MONTH([.A330])" office:value-type="float" office:value="11" calcext:value-type="float">
            <text:p>11</text:p>
          </table:table-cell>
          <table:table-cell table:formula="of:=WEEKDAY([.A330];2)" office:value-type="float" office:value="6" calcext:value-type="float">
            <text:p>6</text:p>
          </table:table-cell>
          <table:table-cell table:style-name="ce1" office:value-type="string" calcext:value-type="string">
            <text:p>JESIEŃ</text:p>
          </table:table-cell>
          <table:table-cell table:formula="of:=IF([.D330] = &quot;ZIMA&quot;; 0.2; IF([.D330] = &quot;WIOSNA&quot;; 0.5; IF([.D330] = &quot;LATO&quot;; 0.9; 0.4)))" office:value-type="float" office:value="0.4" calcext:value-type="float">
            <text:p>0,4</text:p>
          </table:table-cell>
          <table:table-cell table:style-name="ce43" table:formula="of:=[.F329] + IF(AND([.B329]&lt;&gt;[.B330]; [.K329]&gt;= 2400);3;0)" office:value-type="float" office:value="25" calcext:value-type="float">
            <text:p>25</text:p>
          </table:table-cell>
          <table:table-cell table:formula="of:= IF([.C330] &lt; 6; [.$M$7] * FLOOR([.E330] * [.F330]); 0)" office:value-type="float" office:value="0" calcext:value-type="float">
            <text:p>0</text:p>
          </table:table-cell>
          <table:table-cell table:formula="of:=[.H329] + [.G330]" office:value-type="float" office:value="51900" calcext:value-type="float">
            <text:p>51900</text:p>
          </table:table-cell>
          <table:table-cell table:style-name="ce43" table:formula="of:=IF([.C330] = 7; [.F330] * 15; 0) + IF(AND([.B329]&lt;&gt;[.B330]; [.K329]&gt;= 2400);2400;0)" office:value-type="float" office:value="0" calcext:value-type="float">
            <text:p>0</text:p>
          </table:table-cell>
          <table:table-cell table:formula="of:=[.J329] + [.I330]" office:value-type="float" office:value="29750" calcext:value-type="float">
            <text:p>29750</text:p>
          </table:table-cell>
          <table:table-cell table:formula="of:=[.H330] - [.J330]" office:value-type="float" office:value="22150" calcext:value-type="float">
            <text:p>22150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1-26" calcext:value-type="date">
            <text:p>26.11.2023</text:p>
          </table:table-cell>
          <table:table-cell table:style-name="ce43" table:formula="of:=MONTH([.A331])" office:value-type="float" office:value="11" calcext:value-type="float">
            <text:p>11</text:p>
          </table:table-cell>
          <table:table-cell table:formula="of:=WEEKDAY([.A331];2)" office:value-type="float" office:value="7" calcext:value-type="float">
            <text:p>7</text:p>
          </table:table-cell>
          <table:table-cell table:style-name="ce1" office:value-type="string" calcext:value-type="string">
            <text:p>JESIEŃ</text:p>
          </table:table-cell>
          <table:table-cell table:formula="of:=IF([.D331] = &quot;ZIMA&quot;; 0.2; IF([.D331] = &quot;WIOSNA&quot;; 0.5; IF([.D331] = &quot;LATO&quot;; 0.9; 0.4)))" office:value-type="float" office:value="0.4" calcext:value-type="float">
            <text:p>0,4</text:p>
          </table:table-cell>
          <table:table-cell table:style-name="ce43" table:formula="of:=[.F330] + IF(AND([.B330]&lt;&gt;[.B331]; [.K330]&gt;= 2400);3;0)" office:value-type="float" office:value="25" calcext:value-type="float">
            <text:p>25</text:p>
          </table:table-cell>
          <table:table-cell table:formula="of:= IF([.C331] &lt; 6; [.$M$7] * FLOOR([.E331] * [.F331]); 0)" office:value-type="float" office:value="0" calcext:value-type="float">
            <text:p>0</text:p>
          </table:table-cell>
          <table:table-cell table:formula="of:=[.H330] + [.G331]" office:value-type="float" office:value="51900" calcext:value-type="float">
            <text:p>51900</text:p>
          </table:table-cell>
          <table:table-cell table:style-name="ce43" table:formula="of:=IF([.C331] = 7; [.F331] * 15; 0) + IF(AND([.B330]&lt;&gt;[.B331]; [.K330]&gt;= 2400);2400;0)" office:value-type="float" office:value="375" calcext:value-type="float">
            <text:p>375</text:p>
          </table:table-cell>
          <table:table-cell table:formula="of:=[.J330] + [.I331]" office:value-type="float" office:value="30125" calcext:value-type="float">
            <text:p>30125</text:p>
          </table:table-cell>
          <table:table-cell table:formula="of:=[.H331] - [.J331]" office:value-type="float" office:value="21775" calcext:value-type="float">
            <text:p>2177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1-27" calcext:value-type="date">
            <text:p>27.11.2023</text:p>
          </table:table-cell>
          <table:table-cell table:style-name="ce43" table:formula="of:=MONTH([.A332])" office:value-type="float" office:value="11" calcext:value-type="float">
            <text:p>11</text:p>
          </table:table-cell>
          <table:table-cell table:formula="of:=WEEKDAY([.A332];2)" office:value-type="float" office:value="1" calcext:value-type="float">
            <text:p>1</text:p>
          </table:table-cell>
          <table:table-cell table:style-name="ce1" office:value-type="string" calcext:value-type="string">
            <text:p>JESIEŃ</text:p>
          </table:table-cell>
          <table:table-cell table:formula="of:=IF([.D332] = &quot;ZIMA&quot;; 0.2; IF([.D332] = &quot;WIOSNA&quot;; 0.5; IF([.D332] = &quot;LATO&quot;; 0.9; 0.4)))" office:value-type="float" office:value="0.4" calcext:value-type="float">
            <text:p>0,4</text:p>
          </table:table-cell>
          <table:table-cell table:style-name="ce43" table:formula="of:=[.F331] + IF(AND([.B331]&lt;&gt;[.B332]; [.K331]&gt;= 2400);3;0)" office:value-type="float" office:value="25" calcext:value-type="float">
            <text:p>25</text:p>
          </table:table-cell>
          <table:table-cell table:formula="of:= IF([.C332] &lt; 6; [.$M$7] * FLOOR([.E332] * [.F332]); 0)" office:value-type="float" office:value="300" calcext:value-type="float">
            <text:p>300</text:p>
          </table:table-cell>
          <table:table-cell table:formula="of:=[.H331] + [.G332]" office:value-type="float" office:value="52200" calcext:value-type="float">
            <text:p>52200</text:p>
          </table:table-cell>
          <table:table-cell table:style-name="ce43" table:formula="of:=IF([.C332] = 7; [.F332] * 15; 0) + IF(AND([.B331]&lt;&gt;[.B332]; [.K331]&gt;= 2400);2400;0)" office:value-type="float" office:value="0" calcext:value-type="float">
            <text:p>0</text:p>
          </table:table-cell>
          <table:table-cell table:formula="of:=[.J331] + [.I332]" office:value-type="float" office:value="30125" calcext:value-type="float">
            <text:p>30125</text:p>
          </table:table-cell>
          <table:table-cell table:formula="of:=[.H332] - [.J332]" office:value-type="float" office:value="22075" calcext:value-type="float">
            <text:p>2207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1-28" calcext:value-type="date">
            <text:p>28.11.2023</text:p>
          </table:table-cell>
          <table:table-cell table:style-name="ce43" table:formula="of:=MONTH([.A333])" office:value-type="float" office:value="11" calcext:value-type="float">
            <text:p>11</text:p>
          </table:table-cell>
          <table:table-cell table:formula="of:=WEEKDAY([.A333];2)" office:value-type="float" office:value="2" calcext:value-type="float">
            <text:p>2</text:p>
          </table:table-cell>
          <table:table-cell table:style-name="ce1" office:value-type="string" calcext:value-type="string">
            <text:p>JESIEŃ</text:p>
          </table:table-cell>
          <table:table-cell table:formula="of:=IF([.D333] = &quot;ZIMA&quot;; 0.2; IF([.D333] = &quot;WIOSNA&quot;; 0.5; IF([.D333] = &quot;LATO&quot;; 0.9; 0.4)))" office:value-type="float" office:value="0.4" calcext:value-type="float">
            <text:p>0,4</text:p>
          </table:table-cell>
          <table:table-cell table:style-name="ce43" table:formula="of:=[.F332] + IF(AND([.B332]&lt;&gt;[.B333]; [.K332]&gt;= 2400);3;0)" office:value-type="float" office:value="25" calcext:value-type="float">
            <text:p>25</text:p>
          </table:table-cell>
          <table:table-cell table:formula="of:= IF([.C333] &lt; 6; [.$M$7] * FLOOR([.E333] * [.F333]); 0)" office:value-type="float" office:value="300" calcext:value-type="float">
            <text:p>300</text:p>
          </table:table-cell>
          <table:table-cell table:formula="of:=[.H332] + [.G333]" office:value-type="float" office:value="52500" calcext:value-type="float">
            <text:p>52500</text:p>
          </table:table-cell>
          <table:table-cell table:style-name="ce43" table:formula="of:=IF([.C333] = 7; [.F333] * 15; 0) + IF(AND([.B332]&lt;&gt;[.B333]; [.K332]&gt;= 2400);2400;0)" office:value-type="float" office:value="0" calcext:value-type="float">
            <text:p>0</text:p>
          </table:table-cell>
          <table:table-cell table:formula="of:=[.J332] + [.I333]" office:value-type="float" office:value="30125" calcext:value-type="float">
            <text:p>30125</text:p>
          </table:table-cell>
          <table:table-cell table:formula="of:=[.H333] - [.J333]" office:value-type="float" office:value="22375" calcext:value-type="float">
            <text:p>2237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1-29" calcext:value-type="date">
            <text:p>29.11.2023</text:p>
          </table:table-cell>
          <table:table-cell table:style-name="ce43" table:formula="of:=MONTH([.A334])" office:value-type="float" office:value="11" calcext:value-type="float">
            <text:p>11</text:p>
          </table:table-cell>
          <table:table-cell table:formula="of:=WEEKDAY([.A334];2)" office:value-type="float" office:value="3" calcext:value-type="float">
            <text:p>3</text:p>
          </table:table-cell>
          <table:table-cell table:style-name="ce1" office:value-type="string" calcext:value-type="string">
            <text:p>JESIEŃ</text:p>
          </table:table-cell>
          <table:table-cell table:formula="of:=IF([.D334] = &quot;ZIMA&quot;; 0.2; IF([.D334] = &quot;WIOSNA&quot;; 0.5; IF([.D334] = &quot;LATO&quot;; 0.9; 0.4)))" office:value-type="float" office:value="0.4" calcext:value-type="float">
            <text:p>0,4</text:p>
          </table:table-cell>
          <table:table-cell table:style-name="ce43" table:formula="of:=[.F333] + IF(AND([.B333]&lt;&gt;[.B334]; [.K333]&gt;= 2400);3;0)" office:value-type="float" office:value="25" calcext:value-type="float">
            <text:p>25</text:p>
          </table:table-cell>
          <table:table-cell table:formula="of:= IF([.C334] &lt; 6; [.$M$7] * FLOOR([.E334] * [.F334]); 0)" office:value-type="float" office:value="300" calcext:value-type="float">
            <text:p>300</text:p>
          </table:table-cell>
          <table:table-cell table:formula="of:=[.H333] + [.G334]" office:value-type="float" office:value="52800" calcext:value-type="float">
            <text:p>52800</text:p>
          </table:table-cell>
          <table:table-cell table:style-name="ce43" table:formula="of:=IF([.C334] = 7; [.F334] * 15; 0) + IF(AND([.B333]&lt;&gt;[.B334]; [.K333]&gt;= 2400);2400;0)" office:value-type="float" office:value="0" calcext:value-type="float">
            <text:p>0</text:p>
          </table:table-cell>
          <table:table-cell table:formula="of:=[.J333] + [.I334]" office:value-type="float" office:value="30125" calcext:value-type="float">
            <text:p>30125</text:p>
          </table:table-cell>
          <table:table-cell table:formula="of:=[.H334] - [.J334]" office:value-type="float" office:value="22675" calcext:value-type="float">
            <text:p>2267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1-30" calcext:value-type="date">
            <text:p>30.11.2023</text:p>
          </table:table-cell>
          <table:table-cell table:style-name="ce43" table:formula="of:=MONTH([.A335])" office:value-type="float" office:value="11" calcext:value-type="float">
            <text:p>11</text:p>
          </table:table-cell>
          <table:table-cell table:formula="of:=WEEKDAY([.A335];2)" office:value-type="float" office:value="4" calcext:value-type="float">
            <text:p>4</text:p>
          </table:table-cell>
          <table:table-cell table:style-name="ce1" office:value-type="string" calcext:value-type="string">
            <text:p>JESIEŃ</text:p>
          </table:table-cell>
          <table:table-cell table:formula="of:=IF([.D335] = &quot;ZIMA&quot;; 0.2; IF([.D335] = &quot;WIOSNA&quot;; 0.5; IF([.D335] = &quot;LATO&quot;; 0.9; 0.4)))" office:value-type="float" office:value="0.4" calcext:value-type="float">
            <text:p>0,4</text:p>
          </table:table-cell>
          <table:table-cell table:style-name="ce43" table:formula="of:=[.F334] + IF(AND([.B334]&lt;&gt;[.B335]; [.K334]&gt;= 2400);3;0)" office:value-type="float" office:value="25" calcext:value-type="float">
            <text:p>25</text:p>
          </table:table-cell>
          <table:table-cell table:formula="of:= IF([.C335] &lt; 6; [.$M$7] * FLOOR([.E335] * [.F335]); 0)" office:value-type="float" office:value="300" calcext:value-type="float">
            <text:p>300</text:p>
          </table:table-cell>
          <table:table-cell table:formula="of:=[.H334] + [.G335]" office:value-type="float" office:value="53100" calcext:value-type="float">
            <text:p>53100</text:p>
          </table:table-cell>
          <table:table-cell table:style-name="ce43" table:formula="of:=IF([.C335] = 7; [.F335] * 15; 0) + IF(AND([.B334]&lt;&gt;[.B335]; [.K334]&gt;= 2400);2400;0)" office:value-type="float" office:value="0" calcext:value-type="float">
            <text:p>0</text:p>
          </table:table-cell>
          <table:table-cell table:formula="of:=[.J334] + [.I335]" office:value-type="float" office:value="30125" calcext:value-type="float">
            <text:p>30125</text:p>
          </table:table-cell>
          <table:table-cell table:formula="of:=[.H335] - [.J335]" office:value-type="float" office:value="22975" calcext:value-type="float">
            <text:p>2297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2-01" calcext:value-type="date">
            <text:p>1.12.2023</text:p>
          </table:table-cell>
          <table:table-cell table:style-name="ce43" table:formula="of:=MONTH([.A336])" office:value-type="float" office:value="12" calcext:value-type="float">
            <text:p>12</text:p>
          </table:table-cell>
          <table:table-cell table:formula="of:=WEEKDAY([.A336];2)" office:value-type="float" office:value="5" calcext:value-type="float">
            <text:p>5</text:p>
          </table:table-cell>
          <table:table-cell table:style-name="ce1" office:value-type="string" calcext:value-type="string">
            <text:p>JESIEŃ</text:p>
          </table:table-cell>
          <table:table-cell table:formula="of:=IF([.D336] = &quot;ZIMA&quot;; 0.2; IF([.D336] = &quot;WIOSNA&quot;; 0.5; IF([.D336] = &quot;LATO&quot;; 0.9; 0.4)))" office:value-type="float" office:value="0.4" calcext:value-type="float">
            <text:p>0,4</text:p>
          </table:table-cell>
          <table:table-cell table:style-name="ce43" table:formula="of:=[.F335] + IF(AND([.B335]&lt;&gt;[.B336]; [.K335]&gt;= 2400);3;0)" office:value-type="float" office:value="28" calcext:value-type="float">
            <text:p>28</text:p>
          </table:table-cell>
          <table:table-cell table:formula="of:= IF([.C336] &lt; 6; [.$M$7] * FLOOR([.E336] * [.F336]); 0)" office:value-type="float" office:value="330" calcext:value-type="float">
            <text:p>330</text:p>
          </table:table-cell>
          <table:table-cell table:formula="of:=[.H335] + [.G336]" office:value-type="float" office:value="53430" calcext:value-type="float">
            <text:p>53430</text:p>
          </table:table-cell>
          <table:table-cell table:style-name="ce43" table:formula="of:=IF([.C336] = 7; [.F336] * 15; 0) + IF(AND([.B335]&lt;&gt;[.B336]; [.K335]&gt;= 2400);2400;0)" office:value-type="float" office:value="2400" calcext:value-type="float">
            <text:p>2400</text:p>
          </table:table-cell>
          <table:table-cell table:formula="of:=[.J335] + [.I336]" office:value-type="float" office:value="32525" calcext:value-type="float">
            <text:p>32525</text:p>
          </table:table-cell>
          <table:table-cell table:formula="of:=[.H336] - [.J336]" office:value-type="float" office:value="20905" calcext:value-type="float">
            <text:p>2090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2-02" calcext:value-type="date">
            <text:p>2.12.2023</text:p>
          </table:table-cell>
          <table:table-cell table:style-name="ce43" table:formula="of:=MONTH([.A337])" office:value-type="float" office:value="12" calcext:value-type="float">
            <text:p>12</text:p>
          </table:table-cell>
          <table:table-cell table:formula="of:=WEEKDAY([.A337];2)" office:value-type="float" office:value="6" calcext:value-type="float">
            <text:p>6</text:p>
          </table:table-cell>
          <table:table-cell table:style-name="ce1" office:value-type="string" calcext:value-type="string">
            <text:p>JESIEŃ</text:p>
          </table:table-cell>
          <table:table-cell table:formula="of:=IF([.D337] = &quot;ZIMA&quot;; 0.2; IF([.D337] = &quot;WIOSNA&quot;; 0.5; IF([.D337] = &quot;LATO&quot;; 0.9; 0.4)))" office:value-type="float" office:value="0.4" calcext:value-type="float">
            <text:p>0,4</text:p>
          </table:table-cell>
          <table:table-cell table:style-name="ce43" table:formula="of:=[.F336] + IF(AND([.B336]&lt;&gt;[.B337]; [.K336]&gt;= 2400);3;0)" office:value-type="float" office:value="28" calcext:value-type="float">
            <text:p>28</text:p>
          </table:table-cell>
          <table:table-cell table:formula="of:= IF([.C337] &lt; 6; [.$M$7] * FLOOR([.E337] * [.F337]); 0)" office:value-type="float" office:value="0" calcext:value-type="float">
            <text:p>0</text:p>
          </table:table-cell>
          <table:table-cell table:formula="of:=[.H336] + [.G337]" office:value-type="float" office:value="53430" calcext:value-type="float">
            <text:p>53430</text:p>
          </table:table-cell>
          <table:table-cell table:style-name="ce43" table:formula="of:=IF([.C337] = 7; [.F337] * 15; 0) + IF(AND([.B336]&lt;&gt;[.B337]; [.K336]&gt;= 2400);2400;0)" office:value-type="float" office:value="0" calcext:value-type="float">
            <text:p>0</text:p>
          </table:table-cell>
          <table:table-cell table:formula="of:=[.J336] + [.I337]" office:value-type="float" office:value="32525" calcext:value-type="float">
            <text:p>32525</text:p>
          </table:table-cell>
          <table:table-cell table:formula="of:=[.H337] - [.J337]" office:value-type="float" office:value="20905" calcext:value-type="float">
            <text:p>2090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2-03" calcext:value-type="date">
            <text:p>3.12.2023</text:p>
          </table:table-cell>
          <table:table-cell table:style-name="ce43" table:formula="of:=MONTH([.A338])" office:value-type="float" office:value="12" calcext:value-type="float">
            <text:p>12</text:p>
          </table:table-cell>
          <table:table-cell table:formula="of:=WEEKDAY([.A338];2)" office:value-type="float" office:value="7" calcext:value-type="float">
            <text:p>7</text:p>
          </table:table-cell>
          <table:table-cell table:style-name="ce1" office:value-type="string" calcext:value-type="string">
            <text:p>JESIEŃ</text:p>
          </table:table-cell>
          <table:table-cell table:formula="of:=IF([.D338] = &quot;ZIMA&quot;; 0.2; IF([.D338] = &quot;WIOSNA&quot;; 0.5; IF([.D338] = &quot;LATO&quot;; 0.9; 0.4)))" office:value-type="float" office:value="0.4" calcext:value-type="float">
            <text:p>0,4</text:p>
          </table:table-cell>
          <table:table-cell table:style-name="ce43" table:formula="of:=[.F337] + IF(AND([.B337]&lt;&gt;[.B338]; [.K337]&gt;= 2400);3;0)" office:value-type="float" office:value="28" calcext:value-type="float">
            <text:p>28</text:p>
          </table:table-cell>
          <table:table-cell table:formula="of:= IF([.C338] &lt; 6; [.$M$7] * FLOOR([.E338] * [.F338]); 0)" office:value-type="float" office:value="0" calcext:value-type="float">
            <text:p>0</text:p>
          </table:table-cell>
          <table:table-cell table:formula="of:=[.H337] + [.G338]" office:value-type="float" office:value="53430" calcext:value-type="float">
            <text:p>53430</text:p>
          </table:table-cell>
          <table:table-cell table:style-name="ce43" table:formula="of:=IF([.C338] = 7; [.F338] * 15; 0) + IF(AND([.B337]&lt;&gt;[.B338]; [.K337]&gt;= 2400);2400;0)" office:value-type="float" office:value="420" calcext:value-type="float">
            <text:p>420</text:p>
          </table:table-cell>
          <table:table-cell table:formula="of:=[.J337] + [.I338]" office:value-type="float" office:value="32945" calcext:value-type="float">
            <text:p>32945</text:p>
          </table:table-cell>
          <table:table-cell table:formula="of:=[.H338] - [.J338]" office:value-type="float" office:value="20485" calcext:value-type="float">
            <text:p>2048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2-04" calcext:value-type="date">
            <text:p>4.12.2023</text:p>
          </table:table-cell>
          <table:table-cell table:style-name="ce43" table:formula="of:=MONTH([.A339])" office:value-type="float" office:value="12" calcext:value-type="float">
            <text:p>12</text:p>
          </table:table-cell>
          <table:table-cell table:formula="of:=WEEKDAY([.A339];2)" office:value-type="float" office:value="1" calcext:value-type="float">
            <text:p>1</text:p>
          </table:table-cell>
          <table:table-cell table:style-name="ce1" office:value-type="string" calcext:value-type="string">
            <text:p>JESIEŃ</text:p>
          </table:table-cell>
          <table:table-cell table:formula="of:=IF([.D339] = &quot;ZIMA&quot;; 0.2; IF([.D339] = &quot;WIOSNA&quot;; 0.5; IF([.D339] = &quot;LATO&quot;; 0.9; 0.4)))" office:value-type="float" office:value="0.4" calcext:value-type="float">
            <text:p>0,4</text:p>
          </table:table-cell>
          <table:table-cell table:style-name="ce43" table:formula="of:=[.F338] + IF(AND([.B338]&lt;&gt;[.B339]; [.K338]&gt;= 2400);3;0)" office:value-type="float" office:value="28" calcext:value-type="float">
            <text:p>28</text:p>
          </table:table-cell>
          <table:table-cell table:formula="of:= IF([.C339] &lt; 6; [.$M$7] * FLOOR([.E339] * [.F339]); 0)" office:value-type="float" office:value="330" calcext:value-type="float">
            <text:p>330</text:p>
          </table:table-cell>
          <table:table-cell table:formula="of:=[.H338] + [.G339]" office:value-type="float" office:value="53760" calcext:value-type="float">
            <text:p>53760</text:p>
          </table:table-cell>
          <table:table-cell table:style-name="ce43" table:formula="of:=IF([.C339] = 7; [.F339] * 15; 0) + IF(AND([.B338]&lt;&gt;[.B339]; [.K338]&gt;= 2400);2400;0)" office:value-type="float" office:value="0" calcext:value-type="float">
            <text:p>0</text:p>
          </table:table-cell>
          <table:table-cell table:formula="of:=[.J338] + [.I339]" office:value-type="float" office:value="32945" calcext:value-type="float">
            <text:p>32945</text:p>
          </table:table-cell>
          <table:table-cell table:formula="of:=[.H339] - [.J339]" office:value-type="float" office:value="20815" calcext:value-type="float">
            <text:p>2081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2-05" calcext:value-type="date">
            <text:p>5.12.2023</text:p>
          </table:table-cell>
          <table:table-cell table:style-name="ce43" table:formula="of:=MONTH([.A340])" office:value-type="float" office:value="12" calcext:value-type="float">
            <text:p>12</text:p>
          </table:table-cell>
          <table:table-cell table:formula="of:=WEEKDAY([.A340];2)" office:value-type="float" office:value="2" calcext:value-type="float">
            <text:p>2</text:p>
          </table:table-cell>
          <table:table-cell table:style-name="ce1" office:value-type="string" calcext:value-type="string">
            <text:p>JESIEŃ</text:p>
          </table:table-cell>
          <table:table-cell table:formula="of:=IF([.D340] = &quot;ZIMA&quot;; 0.2; IF([.D340] = &quot;WIOSNA&quot;; 0.5; IF([.D340] = &quot;LATO&quot;; 0.9; 0.4)))" office:value-type="float" office:value="0.4" calcext:value-type="float">
            <text:p>0,4</text:p>
          </table:table-cell>
          <table:table-cell table:style-name="ce43" table:formula="of:=[.F339] + IF(AND([.B339]&lt;&gt;[.B340]; [.K339]&gt;= 2400);3;0)" office:value-type="float" office:value="28" calcext:value-type="float">
            <text:p>28</text:p>
          </table:table-cell>
          <table:table-cell table:formula="of:= IF([.C340] &lt; 6; [.$M$7] * FLOOR([.E340] * [.F340]); 0)" office:value-type="float" office:value="330" calcext:value-type="float">
            <text:p>330</text:p>
          </table:table-cell>
          <table:table-cell table:formula="of:=[.H339] + [.G340]" office:value-type="float" office:value="54090" calcext:value-type="float">
            <text:p>54090</text:p>
          </table:table-cell>
          <table:table-cell table:style-name="ce43" table:formula="of:=IF([.C340] = 7; [.F340] * 15; 0) + IF(AND([.B339]&lt;&gt;[.B340]; [.K339]&gt;= 2400);2400;0)" office:value-type="float" office:value="0" calcext:value-type="float">
            <text:p>0</text:p>
          </table:table-cell>
          <table:table-cell table:formula="of:=[.J339] + [.I340]" office:value-type="float" office:value="32945" calcext:value-type="float">
            <text:p>32945</text:p>
          </table:table-cell>
          <table:table-cell table:formula="of:=[.H340] - [.J340]" office:value-type="float" office:value="21145" calcext:value-type="float">
            <text:p>2114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2-06" calcext:value-type="date">
            <text:p>6.12.2023</text:p>
          </table:table-cell>
          <table:table-cell table:style-name="ce43" table:formula="of:=MONTH([.A341])" office:value-type="float" office:value="12" calcext:value-type="float">
            <text:p>12</text:p>
          </table:table-cell>
          <table:table-cell table:formula="of:=WEEKDAY([.A341];2)" office:value-type="float" office:value="3" calcext:value-type="float">
            <text:p>3</text:p>
          </table:table-cell>
          <table:table-cell table:style-name="ce1" office:value-type="string" calcext:value-type="string">
            <text:p>JESIEŃ</text:p>
          </table:table-cell>
          <table:table-cell table:formula="of:=IF([.D341] = &quot;ZIMA&quot;; 0.2; IF([.D341] = &quot;WIOSNA&quot;; 0.5; IF([.D341] = &quot;LATO&quot;; 0.9; 0.4)))" office:value-type="float" office:value="0.4" calcext:value-type="float">
            <text:p>0,4</text:p>
          </table:table-cell>
          <table:table-cell table:style-name="ce43" table:formula="of:=[.F340] + IF(AND([.B340]&lt;&gt;[.B341]; [.K340]&gt;= 2400);3;0)" office:value-type="float" office:value="28" calcext:value-type="float">
            <text:p>28</text:p>
          </table:table-cell>
          <table:table-cell table:formula="of:= IF([.C341] &lt; 6; [.$M$7] * FLOOR([.E341] * [.F341]); 0)" office:value-type="float" office:value="330" calcext:value-type="float">
            <text:p>330</text:p>
          </table:table-cell>
          <table:table-cell table:formula="of:=[.H340] + [.G341]" office:value-type="float" office:value="54420" calcext:value-type="float">
            <text:p>54420</text:p>
          </table:table-cell>
          <table:table-cell table:style-name="ce43" table:formula="of:=IF([.C341] = 7; [.F341] * 15; 0) + IF(AND([.B340]&lt;&gt;[.B341]; [.K340]&gt;= 2400);2400;0)" office:value-type="float" office:value="0" calcext:value-type="float">
            <text:p>0</text:p>
          </table:table-cell>
          <table:table-cell table:formula="of:=[.J340] + [.I341]" office:value-type="float" office:value="32945" calcext:value-type="float">
            <text:p>32945</text:p>
          </table:table-cell>
          <table:table-cell table:formula="of:=[.H341] - [.J341]" office:value-type="float" office:value="21475" calcext:value-type="float">
            <text:p>2147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2-07" calcext:value-type="date">
            <text:p>7.12.2023</text:p>
          </table:table-cell>
          <table:table-cell table:style-name="ce43" table:formula="of:=MONTH([.A342])" office:value-type="float" office:value="12" calcext:value-type="float">
            <text:p>12</text:p>
          </table:table-cell>
          <table:table-cell table:formula="of:=WEEKDAY([.A342];2)" office:value-type="float" office:value="4" calcext:value-type="float">
            <text:p>4</text:p>
          </table:table-cell>
          <table:table-cell table:style-name="ce1" office:value-type="string" calcext:value-type="string">
            <text:p>JESIEŃ</text:p>
          </table:table-cell>
          <table:table-cell table:formula="of:=IF([.D342] = &quot;ZIMA&quot;; 0.2; IF([.D342] = &quot;WIOSNA&quot;; 0.5; IF([.D342] = &quot;LATO&quot;; 0.9; 0.4)))" office:value-type="float" office:value="0.4" calcext:value-type="float">
            <text:p>0,4</text:p>
          </table:table-cell>
          <table:table-cell table:style-name="ce43" table:formula="of:=[.F341] + IF(AND([.B341]&lt;&gt;[.B342]; [.K341]&gt;= 2400);3;0)" office:value-type="float" office:value="28" calcext:value-type="float">
            <text:p>28</text:p>
          </table:table-cell>
          <table:table-cell table:formula="of:= IF([.C342] &lt; 6; [.$M$7] * FLOOR([.E342] * [.F342]); 0)" office:value-type="float" office:value="330" calcext:value-type="float">
            <text:p>330</text:p>
          </table:table-cell>
          <table:table-cell table:formula="of:=[.H341] + [.G342]" office:value-type="float" office:value="54750" calcext:value-type="float">
            <text:p>54750</text:p>
          </table:table-cell>
          <table:table-cell table:style-name="ce43" table:formula="of:=IF([.C342] = 7; [.F342] * 15; 0) + IF(AND([.B341]&lt;&gt;[.B342]; [.K341]&gt;= 2400);2400;0)" office:value-type="float" office:value="0" calcext:value-type="float">
            <text:p>0</text:p>
          </table:table-cell>
          <table:table-cell table:formula="of:=[.J341] + [.I342]" office:value-type="float" office:value="32945" calcext:value-type="float">
            <text:p>32945</text:p>
          </table:table-cell>
          <table:table-cell table:formula="of:=[.H342] - [.J342]" office:value-type="float" office:value="21805" calcext:value-type="float">
            <text:p>2180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2-08" calcext:value-type="date">
            <text:p>8.12.2023</text:p>
          </table:table-cell>
          <table:table-cell table:style-name="ce43" table:formula="of:=MONTH([.A343])" office:value-type="float" office:value="12" calcext:value-type="float">
            <text:p>12</text:p>
          </table:table-cell>
          <table:table-cell table:formula="of:=WEEKDAY([.A343];2)" office:value-type="float" office:value="5" calcext:value-type="float">
            <text:p>5</text:p>
          </table:table-cell>
          <table:table-cell table:style-name="ce1" office:value-type="string" calcext:value-type="string">
            <text:p>JESIEŃ</text:p>
          </table:table-cell>
          <table:table-cell table:formula="of:=IF([.D343] = &quot;ZIMA&quot;; 0.2; IF([.D343] = &quot;WIOSNA&quot;; 0.5; IF([.D343] = &quot;LATO&quot;; 0.9; 0.4)))" office:value-type="float" office:value="0.4" calcext:value-type="float">
            <text:p>0,4</text:p>
          </table:table-cell>
          <table:table-cell table:style-name="ce43" table:formula="of:=[.F342] + IF(AND([.B342]&lt;&gt;[.B343]; [.K342]&gt;= 2400);3;0)" office:value-type="float" office:value="28" calcext:value-type="float">
            <text:p>28</text:p>
          </table:table-cell>
          <table:table-cell table:formula="of:= IF([.C343] &lt; 6; [.$M$7] * FLOOR([.E343] * [.F343]); 0)" office:value-type="float" office:value="330" calcext:value-type="float">
            <text:p>330</text:p>
          </table:table-cell>
          <table:table-cell table:formula="of:=[.H342] + [.G343]" office:value-type="float" office:value="55080" calcext:value-type="float">
            <text:p>55080</text:p>
          </table:table-cell>
          <table:table-cell table:style-name="ce43" table:formula="of:=IF([.C343] = 7; [.F343] * 15; 0) + IF(AND([.B342]&lt;&gt;[.B343]; [.K342]&gt;= 2400);2400;0)" office:value-type="float" office:value="0" calcext:value-type="float">
            <text:p>0</text:p>
          </table:table-cell>
          <table:table-cell table:formula="of:=[.J342] + [.I343]" office:value-type="float" office:value="32945" calcext:value-type="float">
            <text:p>32945</text:p>
          </table:table-cell>
          <table:table-cell table:formula="of:=[.H343] - [.J343]" office:value-type="float" office:value="22135" calcext:value-type="float">
            <text:p>2213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2-09" calcext:value-type="date">
            <text:p>9.12.2023</text:p>
          </table:table-cell>
          <table:table-cell table:style-name="ce43" table:formula="of:=MONTH([.A344])" office:value-type="float" office:value="12" calcext:value-type="float">
            <text:p>12</text:p>
          </table:table-cell>
          <table:table-cell table:formula="of:=WEEKDAY([.A344];2)" office:value-type="float" office:value="6" calcext:value-type="float">
            <text:p>6</text:p>
          </table:table-cell>
          <table:table-cell table:style-name="ce1" office:value-type="string" calcext:value-type="string">
            <text:p>JESIEŃ</text:p>
          </table:table-cell>
          <table:table-cell table:formula="of:=IF([.D344] = &quot;ZIMA&quot;; 0.2; IF([.D344] = &quot;WIOSNA&quot;; 0.5; IF([.D344] = &quot;LATO&quot;; 0.9; 0.4)))" office:value-type="float" office:value="0.4" calcext:value-type="float">
            <text:p>0,4</text:p>
          </table:table-cell>
          <table:table-cell table:style-name="ce43" table:formula="of:=[.F343] + IF(AND([.B343]&lt;&gt;[.B344]; [.K343]&gt;= 2400);3;0)" office:value-type="float" office:value="28" calcext:value-type="float">
            <text:p>28</text:p>
          </table:table-cell>
          <table:table-cell table:formula="of:= IF([.C344] &lt; 6; [.$M$7] * FLOOR([.E344] * [.F344]); 0)" office:value-type="float" office:value="0" calcext:value-type="float">
            <text:p>0</text:p>
          </table:table-cell>
          <table:table-cell table:formula="of:=[.H343] + [.G344]" office:value-type="float" office:value="55080" calcext:value-type="float">
            <text:p>55080</text:p>
          </table:table-cell>
          <table:table-cell table:style-name="ce43" table:formula="of:=IF([.C344] = 7; [.F344] * 15; 0) + IF(AND([.B343]&lt;&gt;[.B344]; [.K343]&gt;= 2400);2400;0)" office:value-type="float" office:value="0" calcext:value-type="float">
            <text:p>0</text:p>
          </table:table-cell>
          <table:table-cell table:formula="of:=[.J343] + [.I344]" office:value-type="float" office:value="32945" calcext:value-type="float">
            <text:p>32945</text:p>
          </table:table-cell>
          <table:table-cell table:formula="of:=[.H344] - [.J344]" office:value-type="float" office:value="22135" calcext:value-type="float">
            <text:p>2213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2-10" calcext:value-type="date">
            <text:p>10.12.2023</text:p>
          </table:table-cell>
          <table:table-cell table:style-name="ce43" table:formula="of:=MONTH([.A345])" office:value-type="float" office:value="12" calcext:value-type="float">
            <text:p>12</text:p>
          </table:table-cell>
          <table:table-cell table:formula="of:=WEEKDAY([.A345];2)" office:value-type="float" office:value="7" calcext:value-type="float">
            <text:p>7</text:p>
          </table:table-cell>
          <table:table-cell table:style-name="ce1" office:value-type="string" calcext:value-type="string">
            <text:p>JESIEŃ</text:p>
          </table:table-cell>
          <table:table-cell table:formula="of:=IF([.D345] = &quot;ZIMA&quot;; 0.2; IF([.D345] = &quot;WIOSNA&quot;; 0.5; IF([.D345] = &quot;LATO&quot;; 0.9; 0.4)))" office:value-type="float" office:value="0.4" calcext:value-type="float">
            <text:p>0,4</text:p>
          </table:table-cell>
          <table:table-cell table:style-name="ce43" table:formula="of:=[.F344] + IF(AND([.B344]&lt;&gt;[.B345]; [.K344]&gt;= 2400);3;0)" office:value-type="float" office:value="28" calcext:value-type="float">
            <text:p>28</text:p>
          </table:table-cell>
          <table:table-cell table:formula="of:= IF([.C345] &lt; 6; [.$M$7] * FLOOR([.E345] * [.F345]); 0)" office:value-type="float" office:value="0" calcext:value-type="float">
            <text:p>0</text:p>
          </table:table-cell>
          <table:table-cell table:formula="of:=[.H344] + [.G345]" office:value-type="float" office:value="55080" calcext:value-type="float">
            <text:p>55080</text:p>
          </table:table-cell>
          <table:table-cell table:style-name="ce43" table:formula="of:=IF([.C345] = 7; [.F345] * 15; 0) + IF(AND([.B344]&lt;&gt;[.B345]; [.K344]&gt;= 2400);2400;0)" office:value-type="float" office:value="420" calcext:value-type="float">
            <text:p>420</text:p>
          </table:table-cell>
          <table:table-cell table:formula="of:=[.J344] + [.I345]" office:value-type="float" office:value="33365" calcext:value-type="float">
            <text:p>33365</text:p>
          </table:table-cell>
          <table:table-cell table:formula="of:=[.H345] - [.J345]" office:value-type="float" office:value="21715" calcext:value-type="float">
            <text:p>2171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2-11" calcext:value-type="date">
            <text:p>11.12.2023</text:p>
          </table:table-cell>
          <table:table-cell table:style-name="ce43" table:formula="of:=MONTH([.A346])" office:value-type="float" office:value="12" calcext:value-type="float">
            <text:p>12</text:p>
          </table:table-cell>
          <table:table-cell table:formula="of:=WEEKDAY([.A346];2)" office:value-type="float" office:value="1" calcext:value-type="float">
            <text:p>1</text:p>
          </table:table-cell>
          <table:table-cell table:style-name="ce1" office:value-type="string" calcext:value-type="string">
            <text:p>JESIEŃ</text:p>
          </table:table-cell>
          <table:table-cell table:formula="of:=IF([.D346] = &quot;ZIMA&quot;; 0.2; IF([.D346] = &quot;WIOSNA&quot;; 0.5; IF([.D346] = &quot;LATO&quot;; 0.9; 0.4)))" office:value-type="float" office:value="0.4" calcext:value-type="float">
            <text:p>0,4</text:p>
          </table:table-cell>
          <table:table-cell table:style-name="ce43" table:formula="of:=[.F345] + IF(AND([.B345]&lt;&gt;[.B346]; [.K345]&gt;= 2400);3;0)" office:value-type="float" office:value="28" calcext:value-type="float">
            <text:p>28</text:p>
          </table:table-cell>
          <table:table-cell table:formula="of:= IF([.C346] &lt; 6; [.$M$7] * FLOOR([.E346] * [.F346]); 0)" office:value-type="float" office:value="330" calcext:value-type="float">
            <text:p>330</text:p>
          </table:table-cell>
          <table:table-cell table:formula="of:=[.H345] + [.G346]" office:value-type="float" office:value="55410" calcext:value-type="float">
            <text:p>55410</text:p>
          </table:table-cell>
          <table:table-cell table:style-name="ce43" table:formula="of:=IF([.C346] = 7; [.F346] * 15; 0) + IF(AND([.B345]&lt;&gt;[.B346]; [.K345]&gt;= 2400);2400;0)" office:value-type="float" office:value="0" calcext:value-type="float">
            <text:p>0</text:p>
          </table:table-cell>
          <table:table-cell table:formula="of:=[.J345] + [.I346]" office:value-type="float" office:value="33365" calcext:value-type="float">
            <text:p>33365</text:p>
          </table:table-cell>
          <table:table-cell table:formula="of:=[.H346] - [.J346]" office:value-type="float" office:value="22045" calcext:value-type="float">
            <text:p>2204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2-12" calcext:value-type="date">
            <text:p>12.12.2023</text:p>
          </table:table-cell>
          <table:table-cell table:style-name="ce43" table:formula="of:=MONTH([.A347])" office:value-type="float" office:value="12" calcext:value-type="float">
            <text:p>12</text:p>
          </table:table-cell>
          <table:table-cell table:formula="of:=WEEKDAY([.A347];2)" office:value-type="float" office:value="2" calcext:value-type="float">
            <text:p>2</text:p>
          </table:table-cell>
          <table:table-cell table:style-name="ce1" office:value-type="string" calcext:value-type="string">
            <text:p>JESIEŃ</text:p>
          </table:table-cell>
          <table:table-cell table:formula="of:=IF([.D347] = &quot;ZIMA&quot;; 0.2; IF([.D347] = &quot;WIOSNA&quot;; 0.5; IF([.D347] = &quot;LATO&quot;; 0.9; 0.4)))" office:value-type="float" office:value="0.4" calcext:value-type="float">
            <text:p>0,4</text:p>
          </table:table-cell>
          <table:table-cell table:style-name="ce43" table:formula="of:=[.F346] + IF(AND([.B346]&lt;&gt;[.B347]; [.K346]&gt;= 2400);3;0)" office:value-type="float" office:value="28" calcext:value-type="float">
            <text:p>28</text:p>
          </table:table-cell>
          <table:table-cell table:formula="of:= IF([.C347] &lt; 6; [.$M$7] * FLOOR([.E347] * [.F347]); 0)" office:value-type="float" office:value="330" calcext:value-type="float">
            <text:p>330</text:p>
          </table:table-cell>
          <table:table-cell table:formula="of:=[.H346] + [.G347]" office:value-type="float" office:value="55740" calcext:value-type="float">
            <text:p>55740</text:p>
          </table:table-cell>
          <table:table-cell table:style-name="ce43" table:formula="of:=IF([.C347] = 7; [.F347] * 15; 0) + IF(AND([.B346]&lt;&gt;[.B347]; [.K346]&gt;= 2400);2400;0)" office:value-type="float" office:value="0" calcext:value-type="float">
            <text:p>0</text:p>
          </table:table-cell>
          <table:table-cell table:formula="of:=[.J346] + [.I347]" office:value-type="float" office:value="33365" calcext:value-type="float">
            <text:p>33365</text:p>
          </table:table-cell>
          <table:table-cell table:formula="of:=[.H347] - [.J347]" office:value-type="float" office:value="22375" calcext:value-type="float">
            <text:p>2237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2-13" calcext:value-type="date">
            <text:p>13.12.2023</text:p>
          </table:table-cell>
          <table:table-cell table:style-name="ce43" table:formula="of:=MONTH([.A348])" office:value-type="float" office:value="12" calcext:value-type="float">
            <text:p>12</text:p>
          </table:table-cell>
          <table:table-cell table:formula="of:=WEEKDAY([.A348];2)" office:value-type="float" office:value="3" calcext:value-type="float">
            <text:p>3</text:p>
          </table:table-cell>
          <table:table-cell table:style-name="ce1" office:value-type="string" calcext:value-type="string">
            <text:p>JESIEŃ</text:p>
          </table:table-cell>
          <table:table-cell table:formula="of:=IF([.D348] = &quot;ZIMA&quot;; 0.2; IF([.D348] = &quot;WIOSNA&quot;; 0.5; IF([.D348] = &quot;LATO&quot;; 0.9; 0.4)))" office:value-type="float" office:value="0.4" calcext:value-type="float">
            <text:p>0,4</text:p>
          </table:table-cell>
          <table:table-cell table:style-name="ce43" table:formula="of:=[.F347] + IF(AND([.B347]&lt;&gt;[.B348]; [.K347]&gt;= 2400);3;0)" office:value-type="float" office:value="28" calcext:value-type="float">
            <text:p>28</text:p>
          </table:table-cell>
          <table:table-cell table:formula="of:= IF([.C348] &lt; 6; [.$M$7] * FLOOR([.E348] * [.F348]); 0)" office:value-type="float" office:value="330" calcext:value-type="float">
            <text:p>330</text:p>
          </table:table-cell>
          <table:table-cell table:formula="of:=[.H347] + [.G348]" office:value-type="float" office:value="56070" calcext:value-type="float">
            <text:p>56070</text:p>
          </table:table-cell>
          <table:table-cell table:style-name="ce43" table:formula="of:=IF([.C348] = 7; [.F348] * 15; 0) + IF(AND([.B347]&lt;&gt;[.B348]; [.K347]&gt;= 2400);2400;0)" office:value-type="float" office:value="0" calcext:value-type="float">
            <text:p>0</text:p>
          </table:table-cell>
          <table:table-cell table:formula="of:=[.J347] + [.I348]" office:value-type="float" office:value="33365" calcext:value-type="float">
            <text:p>33365</text:p>
          </table:table-cell>
          <table:table-cell table:formula="of:=[.H348] - [.J348]" office:value-type="float" office:value="22705" calcext:value-type="float">
            <text:p>2270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2-14" calcext:value-type="date">
            <text:p>14.12.2023</text:p>
          </table:table-cell>
          <table:table-cell table:style-name="ce43" table:formula="of:=MONTH([.A349])" office:value-type="float" office:value="12" calcext:value-type="float">
            <text:p>12</text:p>
          </table:table-cell>
          <table:table-cell table:formula="of:=WEEKDAY([.A349];2)" office:value-type="float" office:value="4" calcext:value-type="float">
            <text:p>4</text:p>
          </table:table-cell>
          <table:table-cell table:style-name="ce1" office:value-type="string" calcext:value-type="string">
            <text:p>JESIEŃ</text:p>
          </table:table-cell>
          <table:table-cell table:formula="of:=IF([.D349] = &quot;ZIMA&quot;; 0.2; IF([.D349] = &quot;WIOSNA&quot;; 0.5; IF([.D349] = &quot;LATO&quot;; 0.9; 0.4)))" office:value-type="float" office:value="0.4" calcext:value-type="float">
            <text:p>0,4</text:p>
          </table:table-cell>
          <table:table-cell table:style-name="ce43" table:formula="of:=[.F348] + IF(AND([.B348]&lt;&gt;[.B349]; [.K348]&gt;= 2400);3;0)" office:value-type="float" office:value="28" calcext:value-type="float">
            <text:p>28</text:p>
          </table:table-cell>
          <table:table-cell table:formula="of:= IF([.C349] &lt; 6; [.$M$7] * FLOOR([.E349] * [.F349]); 0)" office:value-type="float" office:value="330" calcext:value-type="float">
            <text:p>330</text:p>
          </table:table-cell>
          <table:table-cell table:formula="of:=[.H348] + [.G349]" office:value-type="float" office:value="56400" calcext:value-type="float">
            <text:p>56400</text:p>
          </table:table-cell>
          <table:table-cell table:style-name="ce43" table:formula="of:=IF([.C349] = 7; [.F349] * 15; 0) + IF(AND([.B348]&lt;&gt;[.B349]; [.K348]&gt;= 2400);2400;0)" office:value-type="float" office:value="0" calcext:value-type="float">
            <text:p>0</text:p>
          </table:table-cell>
          <table:table-cell table:formula="of:=[.J348] + [.I349]" office:value-type="float" office:value="33365" calcext:value-type="float">
            <text:p>33365</text:p>
          </table:table-cell>
          <table:table-cell table:formula="of:=[.H349] - [.J349]" office:value-type="float" office:value="23035" calcext:value-type="float">
            <text:p>2303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2-15" calcext:value-type="date">
            <text:p>15.12.2023</text:p>
          </table:table-cell>
          <table:table-cell table:style-name="ce43" table:formula="of:=MONTH([.A350])" office:value-type="float" office:value="12" calcext:value-type="float">
            <text:p>12</text:p>
          </table:table-cell>
          <table:table-cell table:formula="of:=WEEKDAY([.A350];2)" office:value-type="float" office:value="5" calcext:value-type="float">
            <text:p>5</text:p>
          </table:table-cell>
          <table:table-cell table:style-name="ce1" office:value-type="string" calcext:value-type="string">
            <text:p>JESIEŃ</text:p>
          </table:table-cell>
          <table:table-cell table:formula="of:=IF([.D350] = &quot;ZIMA&quot;; 0.2; IF([.D350] = &quot;WIOSNA&quot;; 0.5; IF([.D350] = &quot;LATO&quot;; 0.9; 0.4)))" office:value-type="float" office:value="0.4" calcext:value-type="float">
            <text:p>0,4</text:p>
          </table:table-cell>
          <table:table-cell table:style-name="ce43" table:formula="of:=[.F349] + IF(AND([.B349]&lt;&gt;[.B350]; [.K349]&gt;= 2400);3;0)" office:value-type="float" office:value="28" calcext:value-type="float">
            <text:p>28</text:p>
          </table:table-cell>
          <table:table-cell table:formula="of:= IF([.C350] &lt; 6; [.$M$7] * FLOOR([.E350] * [.F350]); 0)" office:value-type="float" office:value="330" calcext:value-type="float">
            <text:p>330</text:p>
          </table:table-cell>
          <table:table-cell table:formula="of:=[.H349] + [.G350]" office:value-type="float" office:value="56730" calcext:value-type="float">
            <text:p>56730</text:p>
          </table:table-cell>
          <table:table-cell table:style-name="ce43" table:formula="of:=IF([.C350] = 7; [.F350] * 15; 0) + IF(AND([.B349]&lt;&gt;[.B350]; [.K349]&gt;= 2400);2400;0)" office:value-type="float" office:value="0" calcext:value-type="float">
            <text:p>0</text:p>
          </table:table-cell>
          <table:table-cell table:formula="of:=[.J349] + [.I350]" office:value-type="float" office:value="33365" calcext:value-type="float">
            <text:p>33365</text:p>
          </table:table-cell>
          <table:table-cell table:formula="of:=[.H350] - [.J350]" office:value-type="float" office:value="23365" calcext:value-type="float">
            <text:p>2336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2-16" calcext:value-type="date">
            <text:p>16.12.2023</text:p>
          </table:table-cell>
          <table:table-cell table:style-name="ce43" table:formula="of:=MONTH([.A351])" office:value-type="float" office:value="12" calcext:value-type="float">
            <text:p>12</text:p>
          </table:table-cell>
          <table:table-cell table:formula="of:=WEEKDAY([.A351];2)" office:value-type="float" office:value="6" calcext:value-type="float">
            <text:p>6</text:p>
          </table:table-cell>
          <table:table-cell table:style-name="ce1" office:value-type="string" calcext:value-type="string">
            <text:p>JESIEŃ</text:p>
          </table:table-cell>
          <table:table-cell table:formula="of:=IF([.D351] = &quot;ZIMA&quot;; 0.2; IF([.D351] = &quot;WIOSNA&quot;; 0.5; IF([.D351] = &quot;LATO&quot;; 0.9; 0.4)))" office:value-type="float" office:value="0.4" calcext:value-type="float">
            <text:p>0,4</text:p>
          </table:table-cell>
          <table:table-cell table:style-name="ce43" table:formula="of:=[.F350] + IF(AND([.B350]&lt;&gt;[.B351]; [.K350]&gt;= 2400);3;0)" office:value-type="float" office:value="28" calcext:value-type="float">
            <text:p>28</text:p>
          </table:table-cell>
          <table:table-cell table:formula="of:= IF([.C351] &lt; 6; [.$M$7] * FLOOR([.E351] * [.F351]); 0)" office:value-type="float" office:value="0" calcext:value-type="float">
            <text:p>0</text:p>
          </table:table-cell>
          <table:table-cell table:formula="of:=[.H350] + [.G351]" office:value-type="float" office:value="56730" calcext:value-type="float">
            <text:p>56730</text:p>
          </table:table-cell>
          <table:table-cell table:style-name="ce43" table:formula="of:=IF([.C351] = 7; [.F351] * 15; 0) + IF(AND([.B350]&lt;&gt;[.B351]; [.K350]&gt;= 2400);2400;0)" office:value-type="float" office:value="0" calcext:value-type="float">
            <text:p>0</text:p>
          </table:table-cell>
          <table:table-cell table:formula="of:=[.J350] + [.I351]" office:value-type="float" office:value="33365" calcext:value-type="float">
            <text:p>33365</text:p>
          </table:table-cell>
          <table:table-cell table:formula="of:=[.H351] - [.J351]" office:value-type="float" office:value="23365" calcext:value-type="float">
            <text:p>2336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2-17" calcext:value-type="date">
            <text:p>17.12.2023</text:p>
          </table:table-cell>
          <table:table-cell table:style-name="ce43" table:formula="of:=MONTH([.A352])" office:value-type="float" office:value="12" calcext:value-type="float">
            <text:p>12</text:p>
          </table:table-cell>
          <table:table-cell table:formula="of:=WEEKDAY([.A352];2)" office:value-type="float" office:value="7" calcext:value-type="float">
            <text:p>7</text:p>
          </table:table-cell>
          <table:table-cell table:style-name="ce1" office:value-type="string" calcext:value-type="string">
            <text:p>JESIEŃ</text:p>
          </table:table-cell>
          <table:table-cell table:formula="of:=IF([.D352] = &quot;ZIMA&quot;; 0.2; IF([.D352] = &quot;WIOSNA&quot;; 0.5; IF([.D352] = &quot;LATO&quot;; 0.9; 0.4)))" office:value-type="float" office:value="0.4" calcext:value-type="float">
            <text:p>0,4</text:p>
          </table:table-cell>
          <table:table-cell table:style-name="ce43" table:formula="of:=[.F351] + IF(AND([.B351]&lt;&gt;[.B352]; [.K351]&gt;= 2400);3;0)" office:value-type="float" office:value="28" calcext:value-type="float">
            <text:p>28</text:p>
          </table:table-cell>
          <table:table-cell table:formula="of:= IF([.C352] &lt; 6; [.$M$7] * FLOOR([.E352] * [.F352]); 0)" office:value-type="float" office:value="0" calcext:value-type="float">
            <text:p>0</text:p>
          </table:table-cell>
          <table:table-cell table:formula="of:=[.H351] + [.G352]" office:value-type="float" office:value="56730" calcext:value-type="float">
            <text:p>56730</text:p>
          </table:table-cell>
          <table:table-cell table:style-name="ce43" table:formula="of:=IF([.C352] = 7; [.F352] * 15; 0) + IF(AND([.B351]&lt;&gt;[.B352]; [.K351]&gt;= 2400);2400;0)" office:value-type="float" office:value="420" calcext:value-type="float">
            <text:p>420</text:p>
          </table:table-cell>
          <table:table-cell table:formula="of:=[.J351] + [.I352]" office:value-type="float" office:value="33785" calcext:value-type="float">
            <text:p>33785</text:p>
          </table:table-cell>
          <table:table-cell table:formula="of:=[.H352] - [.J352]" office:value-type="float" office:value="22945" calcext:value-type="float">
            <text:p>2294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2-18" calcext:value-type="date">
            <text:p>18.12.2023</text:p>
          </table:table-cell>
          <table:table-cell table:style-name="ce43" table:formula="of:=MONTH([.A353])" office:value-type="float" office:value="12" calcext:value-type="float">
            <text:p>12</text:p>
          </table:table-cell>
          <table:table-cell table:formula="of:=WEEKDAY([.A353];2)" office:value-type="float" office:value="1" calcext:value-type="float">
            <text:p>1</text:p>
          </table:table-cell>
          <table:table-cell table:style-name="ce1" office:value-type="string" calcext:value-type="string">
            <text:p>JESIEŃ</text:p>
          </table:table-cell>
          <table:table-cell table:formula="of:=IF([.D353] = &quot;ZIMA&quot;; 0.2; IF([.D353] = &quot;WIOSNA&quot;; 0.5; IF([.D353] = &quot;LATO&quot;; 0.9; 0.4)))" office:value-type="float" office:value="0.4" calcext:value-type="float">
            <text:p>0,4</text:p>
          </table:table-cell>
          <table:table-cell table:style-name="ce43" table:formula="of:=[.F352] + IF(AND([.B352]&lt;&gt;[.B353]; [.K352]&gt;= 2400);3;0)" office:value-type="float" office:value="28" calcext:value-type="float">
            <text:p>28</text:p>
          </table:table-cell>
          <table:table-cell table:formula="of:= IF([.C353] &lt; 6; [.$M$7] * FLOOR([.E353] * [.F353]); 0)" office:value-type="float" office:value="330" calcext:value-type="float">
            <text:p>330</text:p>
          </table:table-cell>
          <table:table-cell table:formula="of:=[.H352] + [.G353]" office:value-type="float" office:value="57060" calcext:value-type="float">
            <text:p>57060</text:p>
          </table:table-cell>
          <table:table-cell table:style-name="ce43" table:formula="of:=IF([.C353] = 7; [.F353] * 15; 0) + IF(AND([.B352]&lt;&gt;[.B353]; [.K352]&gt;= 2400);2400;0)" office:value-type="float" office:value="0" calcext:value-type="float">
            <text:p>0</text:p>
          </table:table-cell>
          <table:table-cell table:formula="of:=[.J352] + [.I353]" office:value-type="float" office:value="33785" calcext:value-type="float">
            <text:p>33785</text:p>
          </table:table-cell>
          <table:table-cell table:formula="of:=[.H353] - [.J353]" office:value-type="float" office:value="23275" calcext:value-type="float">
            <text:p>2327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2-19" calcext:value-type="date">
            <text:p>19.12.2023</text:p>
          </table:table-cell>
          <table:table-cell table:style-name="ce43" table:formula="of:=MONTH([.A354])" office:value-type="float" office:value="12" calcext:value-type="float">
            <text:p>12</text:p>
          </table:table-cell>
          <table:table-cell table:formula="of:=WEEKDAY([.A354];2)" office:value-type="float" office:value="2" calcext:value-type="float">
            <text:p>2</text:p>
          </table:table-cell>
          <table:table-cell table:style-name="ce1" office:value-type="string" calcext:value-type="string">
            <text:p>JESIEŃ</text:p>
          </table:table-cell>
          <table:table-cell table:formula="of:=IF([.D354] = &quot;ZIMA&quot;; 0.2; IF([.D354] = &quot;WIOSNA&quot;; 0.5; IF([.D354] = &quot;LATO&quot;; 0.9; 0.4)))" office:value-type="float" office:value="0.4" calcext:value-type="float">
            <text:p>0,4</text:p>
          </table:table-cell>
          <table:table-cell table:style-name="ce43" table:formula="of:=[.F353] + IF(AND([.B353]&lt;&gt;[.B354]; [.K353]&gt;= 2400);3;0)" office:value-type="float" office:value="28" calcext:value-type="float">
            <text:p>28</text:p>
          </table:table-cell>
          <table:table-cell table:formula="of:= IF([.C354] &lt; 6; [.$M$7] * FLOOR([.E354] * [.F354]); 0)" office:value-type="float" office:value="330" calcext:value-type="float">
            <text:p>330</text:p>
          </table:table-cell>
          <table:table-cell table:formula="of:=[.H353] + [.G354]" office:value-type="float" office:value="57390" calcext:value-type="float">
            <text:p>57390</text:p>
          </table:table-cell>
          <table:table-cell table:style-name="ce43" table:formula="of:=IF([.C354] = 7; [.F354] * 15; 0) + IF(AND([.B353]&lt;&gt;[.B354]; [.K353]&gt;= 2400);2400;0)" office:value-type="float" office:value="0" calcext:value-type="float">
            <text:p>0</text:p>
          </table:table-cell>
          <table:table-cell table:formula="of:=[.J353] + [.I354]" office:value-type="float" office:value="33785" calcext:value-type="float">
            <text:p>33785</text:p>
          </table:table-cell>
          <table:table-cell table:formula="of:=[.H354] - [.J354]" office:value-type="float" office:value="23605" calcext:value-type="float">
            <text:p>2360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2-20" calcext:value-type="date">
            <text:p>20.12.2023</text:p>
          </table:table-cell>
          <table:table-cell table:style-name="ce43" table:formula="of:=MONTH([.A355])" office:value-type="float" office:value="12" calcext:value-type="float">
            <text:p>12</text:p>
          </table:table-cell>
          <table:table-cell table:formula="of:=WEEKDAY([.A355];2)" office:value-type="float" office:value="3" calcext:value-type="float">
            <text:p>3</text:p>
          </table:table-cell>
          <table:table-cell table:style-name="ce1" office:value-type="string" calcext:value-type="string">
            <text:p>JESIEŃ</text:p>
          </table:table-cell>
          <table:table-cell table:formula="of:=IF([.D355] = &quot;ZIMA&quot;; 0.2; IF([.D355] = &quot;WIOSNA&quot;; 0.5; IF([.D355] = &quot;LATO&quot;; 0.9; 0.4)))" office:value-type="float" office:value="0.4" calcext:value-type="float">
            <text:p>0,4</text:p>
          </table:table-cell>
          <table:table-cell table:style-name="ce43" table:formula="of:=[.F354] + IF(AND([.B354]&lt;&gt;[.B355]; [.K354]&gt;= 2400);3;0)" office:value-type="float" office:value="28" calcext:value-type="float">
            <text:p>28</text:p>
          </table:table-cell>
          <table:table-cell table:formula="of:= IF([.C355] &lt; 6; [.$M$7] * FLOOR([.E355] * [.F355]); 0)" office:value-type="float" office:value="330" calcext:value-type="float">
            <text:p>330</text:p>
          </table:table-cell>
          <table:table-cell table:formula="of:=[.H354] + [.G355]" office:value-type="float" office:value="57720" calcext:value-type="float">
            <text:p>57720</text:p>
          </table:table-cell>
          <table:table-cell table:style-name="ce43" table:formula="of:=IF([.C355] = 7; [.F355] * 15; 0) + IF(AND([.B354]&lt;&gt;[.B355]; [.K354]&gt;= 2400);2400;0)" office:value-type="float" office:value="0" calcext:value-type="float">
            <text:p>0</text:p>
          </table:table-cell>
          <table:table-cell table:formula="of:=[.J354] + [.I355]" office:value-type="float" office:value="33785" calcext:value-type="float">
            <text:p>33785</text:p>
          </table:table-cell>
          <table:table-cell table:formula="of:=[.H355] - [.J355]" office:value-type="float" office:value="23935" calcext:value-type="float">
            <text:p>2393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2-21" calcext:value-type="date">
            <text:p>21.12.2023</text:p>
          </table:table-cell>
          <table:table-cell table:style-name="ce43" table:formula="of:=MONTH([.A356])" office:value-type="float" office:value="12" calcext:value-type="float">
            <text:p>12</text:p>
          </table:table-cell>
          <table:table-cell table:formula="of:=WEEKDAY([.A356];2)" office:value-type="float" office:value="4" calcext:value-type="float">
            <text:p>4</text:p>
          </table:table-cell>
          <table:table-cell table:style-name="ce1" office:value-type="string" calcext:value-type="string">
            <text:p>ZIMA</text:p>
          </table:table-cell>
          <table:table-cell table:formula="of:=IF([.D356] = &quot;ZIMA&quot;; 0.2; IF([.D356] = &quot;WIOSNA&quot;; 0.5; IF([.D356] = &quot;LATO&quot;; 0.9; 0.4)))" office:value-type="float" office:value="0.2" calcext:value-type="float">
            <text:p>0,2</text:p>
          </table:table-cell>
          <table:table-cell table:style-name="ce43" table:formula="of:=[.F355] + IF(AND([.B355]&lt;&gt;[.B356]; [.K355]&gt;= 2400);3;0)" office:value-type="float" office:value="28" calcext:value-type="float">
            <text:p>28</text:p>
          </table:table-cell>
          <table:table-cell table:formula="of:= IF([.C356] &lt; 6; [.$M$7] * FLOOR([.E356] * [.F356]); 0)" office:value-type="float" office:value="150" calcext:value-type="float">
            <text:p>150</text:p>
          </table:table-cell>
          <table:table-cell table:formula="of:=[.H355] + [.G356]" office:value-type="float" office:value="57870" calcext:value-type="float">
            <text:p>57870</text:p>
          </table:table-cell>
          <table:table-cell table:style-name="ce43" table:formula="of:=IF([.C356] = 7; [.F356] * 15; 0) + IF(AND([.B355]&lt;&gt;[.B356]; [.K355]&gt;= 2400);2400;0)" office:value-type="float" office:value="0" calcext:value-type="float">
            <text:p>0</text:p>
          </table:table-cell>
          <table:table-cell table:formula="of:=[.J355] + [.I356]" office:value-type="float" office:value="33785" calcext:value-type="float">
            <text:p>33785</text:p>
          </table:table-cell>
          <table:table-cell table:formula="of:=[.H356] - [.J356]" office:value-type="float" office:value="24085" calcext:value-type="float">
            <text:p>2408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2-22" calcext:value-type="date">
            <text:p>22.12.2023</text:p>
          </table:table-cell>
          <table:table-cell table:style-name="ce43" table:formula="of:=MONTH([.A357])" office:value-type="float" office:value="12" calcext:value-type="float">
            <text:p>12</text:p>
          </table:table-cell>
          <table:table-cell table:formula="of:=WEEKDAY([.A357];2)" office:value-type="float" office:value="5" calcext:value-type="float">
            <text:p>5</text:p>
          </table:table-cell>
          <table:table-cell table:style-name="ce1" office:value-type="string" calcext:value-type="string">
            <text:p>ZIMA</text:p>
          </table:table-cell>
          <table:table-cell table:formula="of:=IF([.D357] = &quot;ZIMA&quot;; 0.2; IF([.D357] = &quot;WIOSNA&quot;; 0.5; IF([.D357] = &quot;LATO&quot;; 0.9; 0.4)))" office:value-type="float" office:value="0.2" calcext:value-type="float">
            <text:p>0,2</text:p>
          </table:table-cell>
          <table:table-cell table:style-name="ce43" table:formula="of:=[.F356] + IF(AND([.B356]&lt;&gt;[.B357]; [.K356]&gt;= 2400);3;0)" office:value-type="float" office:value="28" calcext:value-type="float">
            <text:p>28</text:p>
          </table:table-cell>
          <table:table-cell table:formula="of:= IF([.C357] &lt; 6; [.$M$7] * FLOOR([.E357] * [.F357]); 0)" office:value-type="float" office:value="150" calcext:value-type="float">
            <text:p>150</text:p>
          </table:table-cell>
          <table:table-cell table:formula="of:=[.H356] + [.G357]" office:value-type="float" office:value="58020" calcext:value-type="float">
            <text:p>58020</text:p>
          </table:table-cell>
          <table:table-cell table:style-name="ce43" table:formula="of:=IF([.C357] = 7; [.F357] * 15; 0) + IF(AND([.B356]&lt;&gt;[.B357]; [.K356]&gt;= 2400);2400;0)" office:value-type="float" office:value="0" calcext:value-type="float">
            <text:p>0</text:p>
          </table:table-cell>
          <table:table-cell table:formula="of:=[.J356] + [.I357]" office:value-type="float" office:value="33785" calcext:value-type="float">
            <text:p>33785</text:p>
          </table:table-cell>
          <table:table-cell table:formula="of:=[.H357] - [.J357]" office:value-type="float" office:value="24235" calcext:value-type="float">
            <text:p>2423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2-23" calcext:value-type="date">
            <text:p>23.12.2023</text:p>
          </table:table-cell>
          <table:table-cell table:style-name="ce43" table:formula="of:=MONTH([.A358])" office:value-type="float" office:value="12" calcext:value-type="float">
            <text:p>12</text:p>
          </table:table-cell>
          <table:table-cell table:formula="of:=WEEKDAY([.A358];2)" office:value-type="float" office:value="6" calcext:value-type="float">
            <text:p>6</text:p>
          </table:table-cell>
          <table:table-cell table:style-name="ce1" office:value-type="string" calcext:value-type="string">
            <text:p>ZIMA</text:p>
          </table:table-cell>
          <table:table-cell table:formula="of:=IF([.D358] = &quot;ZIMA&quot;; 0.2; IF([.D358] = &quot;WIOSNA&quot;; 0.5; IF([.D358] = &quot;LATO&quot;; 0.9; 0.4)))" office:value-type="float" office:value="0.2" calcext:value-type="float">
            <text:p>0,2</text:p>
          </table:table-cell>
          <table:table-cell table:style-name="ce43" table:formula="of:=[.F357] + IF(AND([.B357]&lt;&gt;[.B358]; [.K357]&gt;= 2400);3;0)" office:value-type="float" office:value="28" calcext:value-type="float">
            <text:p>28</text:p>
          </table:table-cell>
          <table:table-cell table:formula="of:= IF([.C358] &lt; 6; [.$M$7] * FLOOR([.E358] * [.F358]); 0)" office:value-type="float" office:value="0" calcext:value-type="float">
            <text:p>0</text:p>
          </table:table-cell>
          <table:table-cell table:formula="of:=[.H357] + [.G358]" office:value-type="float" office:value="58020" calcext:value-type="float">
            <text:p>58020</text:p>
          </table:table-cell>
          <table:table-cell table:style-name="ce43" table:formula="of:=IF([.C358] = 7; [.F358] * 15; 0) + IF(AND([.B357]&lt;&gt;[.B358]; [.K357]&gt;= 2400);2400;0)" office:value-type="float" office:value="0" calcext:value-type="float">
            <text:p>0</text:p>
          </table:table-cell>
          <table:table-cell table:formula="of:=[.J357] + [.I358]" office:value-type="float" office:value="33785" calcext:value-type="float">
            <text:p>33785</text:p>
          </table:table-cell>
          <table:table-cell table:formula="of:=[.H358] - [.J358]" office:value-type="float" office:value="24235" calcext:value-type="float">
            <text:p>2423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2-24" calcext:value-type="date">
            <text:p>24.12.2023</text:p>
          </table:table-cell>
          <table:table-cell table:style-name="ce43" table:formula="of:=MONTH([.A359])" office:value-type="float" office:value="12" calcext:value-type="float">
            <text:p>12</text:p>
          </table:table-cell>
          <table:table-cell table:formula="of:=WEEKDAY([.A359];2)" office:value-type="float" office:value="7" calcext:value-type="float">
            <text:p>7</text:p>
          </table:table-cell>
          <table:table-cell table:style-name="ce1" office:value-type="string" calcext:value-type="string">
            <text:p>ZIMA</text:p>
          </table:table-cell>
          <table:table-cell table:formula="of:=IF([.D359] = &quot;ZIMA&quot;; 0.2; IF([.D359] = &quot;WIOSNA&quot;; 0.5; IF([.D359] = &quot;LATO&quot;; 0.9; 0.4)))" office:value-type="float" office:value="0.2" calcext:value-type="float">
            <text:p>0,2</text:p>
          </table:table-cell>
          <table:table-cell table:style-name="ce43" table:formula="of:=[.F358] + IF(AND([.B358]&lt;&gt;[.B359]; [.K358]&gt;= 2400);3;0)" office:value-type="float" office:value="28" calcext:value-type="float">
            <text:p>28</text:p>
          </table:table-cell>
          <table:table-cell table:formula="of:= IF([.C359] &lt; 6; [.$M$7] * FLOOR([.E359] * [.F359]); 0)" office:value-type="float" office:value="0" calcext:value-type="float">
            <text:p>0</text:p>
          </table:table-cell>
          <table:table-cell table:formula="of:=[.H358] + [.G359]" office:value-type="float" office:value="58020" calcext:value-type="float">
            <text:p>58020</text:p>
          </table:table-cell>
          <table:table-cell table:style-name="ce43" table:formula="of:=IF([.C359] = 7; [.F359] * 15; 0) + IF(AND([.B358]&lt;&gt;[.B359]; [.K358]&gt;= 2400);2400;0)" office:value-type="float" office:value="420" calcext:value-type="float">
            <text:p>420</text:p>
          </table:table-cell>
          <table:table-cell table:formula="of:=[.J358] + [.I359]" office:value-type="float" office:value="34205" calcext:value-type="float">
            <text:p>34205</text:p>
          </table:table-cell>
          <table:table-cell table:formula="of:=[.H359] - [.J359]" office:value-type="float" office:value="23815" calcext:value-type="float">
            <text:p>2381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2-25" calcext:value-type="date">
            <text:p>25.12.2023</text:p>
          </table:table-cell>
          <table:table-cell table:style-name="ce43" table:formula="of:=MONTH([.A360])" office:value-type="float" office:value="12" calcext:value-type="float">
            <text:p>12</text:p>
          </table:table-cell>
          <table:table-cell table:formula="of:=WEEKDAY([.A360];2)" office:value-type="float" office:value="1" calcext:value-type="float">
            <text:p>1</text:p>
          </table:table-cell>
          <table:table-cell table:style-name="ce1" office:value-type="string" calcext:value-type="string">
            <text:p>ZIMA</text:p>
          </table:table-cell>
          <table:table-cell table:formula="of:=IF([.D360] = &quot;ZIMA&quot;; 0.2; IF([.D360] = &quot;WIOSNA&quot;; 0.5; IF([.D360] = &quot;LATO&quot;; 0.9; 0.4)))" office:value-type="float" office:value="0.2" calcext:value-type="float">
            <text:p>0,2</text:p>
          </table:table-cell>
          <table:table-cell table:style-name="ce43" table:formula="of:=[.F359] + IF(AND([.B359]&lt;&gt;[.B360]; [.K359]&gt;= 2400);3;0)" office:value-type="float" office:value="28" calcext:value-type="float">
            <text:p>28</text:p>
          </table:table-cell>
          <table:table-cell table:formula="of:= IF([.C360] &lt; 6; [.$M$7] * FLOOR([.E360] * [.F360]); 0)" office:value-type="float" office:value="150" calcext:value-type="float">
            <text:p>150</text:p>
          </table:table-cell>
          <table:table-cell table:formula="of:=[.H359] + [.G360]" office:value-type="float" office:value="58170" calcext:value-type="float">
            <text:p>58170</text:p>
          </table:table-cell>
          <table:table-cell table:style-name="ce43" table:formula="of:=IF([.C360] = 7; [.F360] * 15; 0) + IF(AND([.B359]&lt;&gt;[.B360]; [.K359]&gt;= 2400);2400;0)" office:value-type="float" office:value="0" calcext:value-type="float">
            <text:p>0</text:p>
          </table:table-cell>
          <table:table-cell table:formula="of:=[.J359] + [.I360]" office:value-type="float" office:value="34205" calcext:value-type="float">
            <text:p>34205</text:p>
          </table:table-cell>
          <table:table-cell table:formula="of:=[.H360] - [.J360]" office:value-type="float" office:value="23965" calcext:value-type="float">
            <text:p>2396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2-26" calcext:value-type="date">
            <text:p>26.12.2023</text:p>
          </table:table-cell>
          <table:table-cell table:style-name="ce43" table:formula="of:=MONTH([.A361])" office:value-type="float" office:value="12" calcext:value-type="float">
            <text:p>12</text:p>
          </table:table-cell>
          <table:table-cell table:formula="of:=WEEKDAY([.A361];2)" office:value-type="float" office:value="2" calcext:value-type="float">
            <text:p>2</text:p>
          </table:table-cell>
          <table:table-cell table:style-name="ce1" office:value-type="string" calcext:value-type="string">
            <text:p>ZIMA</text:p>
          </table:table-cell>
          <table:table-cell table:formula="of:=IF([.D361] = &quot;ZIMA&quot;; 0.2; IF([.D361] = &quot;WIOSNA&quot;; 0.5; IF([.D361] = &quot;LATO&quot;; 0.9; 0.4)))" office:value-type="float" office:value="0.2" calcext:value-type="float">
            <text:p>0,2</text:p>
          </table:table-cell>
          <table:table-cell table:style-name="ce43" table:formula="of:=[.F360] + IF(AND([.B360]&lt;&gt;[.B361]; [.K360]&gt;= 2400);3;0)" office:value-type="float" office:value="28" calcext:value-type="float">
            <text:p>28</text:p>
          </table:table-cell>
          <table:table-cell table:formula="of:= IF([.C361] &lt; 6; [.$M$7] * FLOOR([.E361] * [.F361]); 0)" office:value-type="float" office:value="150" calcext:value-type="float">
            <text:p>150</text:p>
          </table:table-cell>
          <table:table-cell table:formula="of:=[.H360] + [.G361]" office:value-type="float" office:value="58320" calcext:value-type="float">
            <text:p>58320</text:p>
          </table:table-cell>
          <table:table-cell table:style-name="ce43" table:formula="of:=IF([.C361] = 7; [.F361] * 15; 0) + IF(AND([.B360]&lt;&gt;[.B361]; [.K360]&gt;= 2400);2400;0)" office:value-type="float" office:value="0" calcext:value-type="float">
            <text:p>0</text:p>
          </table:table-cell>
          <table:table-cell table:formula="of:=[.J360] + [.I361]" office:value-type="float" office:value="34205" calcext:value-type="float">
            <text:p>34205</text:p>
          </table:table-cell>
          <table:table-cell table:formula="of:=[.H361] - [.J361]" office:value-type="float" office:value="24115" calcext:value-type="float">
            <text:p>2411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2-27" calcext:value-type="date">
            <text:p>27.12.2023</text:p>
          </table:table-cell>
          <table:table-cell table:style-name="ce43" table:formula="of:=MONTH([.A362])" office:value-type="float" office:value="12" calcext:value-type="float">
            <text:p>12</text:p>
          </table:table-cell>
          <table:table-cell table:formula="of:=WEEKDAY([.A362];2)" office:value-type="float" office:value="3" calcext:value-type="float">
            <text:p>3</text:p>
          </table:table-cell>
          <table:table-cell table:style-name="ce1" office:value-type="string" calcext:value-type="string">
            <text:p>ZIMA</text:p>
          </table:table-cell>
          <table:table-cell table:formula="of:=IF([.D362] = &quot;ZIMA&quot;; 0.2; IF([.D362] = &quot;WIOSNA&quot;; 0.5; IF([.D362] = &quot;LATO&quot;; 0.9; 0.4)))" office:value-type="float" office:value="0.2" calcext:value-type="float">
            <text:p>0,2</text:p>
          </table:table-cell>
          <table:table-cell table:style-name="ce43" table:formula="of:=[.F361] + IF(AND([.B361]&lt;&gt;[.B362]; [.K361]&gt;= 2400);3;0)" office:value-type="float" office:value="28" calcext:value-type="float">
            <text:p>28</text:p>
          </table:table-cell>
          <table:table-cell table:formula="of:= IF([.C362] &lt; 6; [.$M$7] * FLOOR([.E362] * [.F362]); 0)" office:value-type="float" office:value="150" calcext:value-type="float">
            <text:p>150</text:p>
          </table:table-cell>
          <table:table-cell table:formula="of:=[.H361] + [.G362]" office:value-type="float" office:value="58470" calcext:value-type="float">
            <text:p>58470</text:p>
          </table:table-cell>
          <table:table-cell table:style-name="ce43" table:formula="of:=IF([.C362] = 7; [.F362] * 15; 0) + IF(AND([.B361]&lt;&gt;[.B362]; [.K361]&gt;= 2400);2400;0)" office:value-type="float" office:value="0" calcext:value-type="float">
            <text:p>0</text:p>
          </table:table-cell>
          <table:table-cell table:formula="of:=[.J361] + [.I362]" office:value-type="float" office:value="34205" calcext:value-type="float">
            <text:p>34205</text:p>
          </table:table-cell>
          <table:table-cell table:formula="of:=[.H362] - [.J362]" office:value-type="float" office:value="24265" calcext:value-type="float">
            <text:p>2426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2-28" calcext:value-type="date">
            <text:p>28.12.2023</text:p>
          </table:table-cell>
          <table:table-cell table:style-name="ce43" table:formula="of:=MONTH([.A363])" office:value-type="float" office:value="12" calcext:value-type="float">
            <text:p>12</text:p>
          </table:table-cell>
          <table:table-cell table:formula="of:=WEEKDAY([.A363];2)" office:value-type="float" office:value="4" calcext:value-type="float">
            <text:p>4</text:p>
          </table:table-cell>
          <table:table-cell table:style-name="ce1" office:value-type="string" calcext:value-type="string">
            <text:p>ZIMA</text:p>
          </table:table-cell>
          <table:table-cell table:formula="of:=IF([.D363] = &quot;ZIMA&quot;; 0.2; IF([.D363] = &quot;WIOSNA&quot;; 0.5; IF([.D363] = &quot;LATO&quot;; 0.9; 0.4)))" office:value-type="float" office:value="0.2" calcext:value-type="float">
            <text:p>0,2</text:p>
          </table:table-cell>
          <table:table-cell table:style-name="ce43" table:formula="of:=[.F362] + IF(AND([.B362]&lt;&gt;[.B363]; [.K362]&gt;= 2400);3;0)" office:value-type="float" office:value="28" calcext:value-type="float">
            <text:p>28</text:p>
          </table:table-cell>
          <table:table-cell table:formula="of:= IF([.C363] &lt; 6; [.$M$7] * FLOOR([.E363] * [.F363]); 0)" office:value-type="float" office:value="150" calcext:value-type="float">
            <text:p>150</text:p>
          </table:table-cell>
          <table:table-cell table:formula="of:=[.H362] + [.G363]" office:value-type="float" office:value="58620" calcext:value-type="float">
            <text:p>58620</text:p>
          </table:table-cell>
          <table:table-cell table:style-name="ce43" table:formula="of:=IF([.C363] = 7; [.F363] * 15; 0) + IF(AND([.B362]&lt;&gt;[.B363]; [.K362]&gt;= 2400);2400;0)" office:value-type="float" office:value="0" calcext:value-type="float">
            <text:p>0</text:p>
          </table:table-cell>
          <table:table-cell table:formula="of:=[.J362] + [.I363]" office:value-type="float" office:value="34205" calcext:value-type="float">
            <text:p>34205</text:p>
          </table:table-cell>
          <table:table-cell table:formula="of:=[.H363] - [.J363]" office:value-type="float" office:value="24415" calcext:value-type="float">
            <text:p>2441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2-29" calcext:value-type="date">
            <text:p>29.12.2023</text:p>
          </table:table-cell>
          <table:table-cell table:style-name="ce43" table:formula="of:=MONTH([.A364])" office:value-type="float" office:value="12" calcext:value-type="float">
            <text:p>12</text:p>
          </table:table-cell>
          <table:table-cell table:formula="of:=WEEKDAY([.A364];2)" office:value-type="float" office:value="5" calcext:value-type="float">
            <text:p>5</text:p>
          </table:table-cell>
          <table:table-cell table:style-name="ce1" office:value-type="string" calcext:value-type="string">
            <text:p>ZIMA</text:p>
          </table:table-cell>
          <table:table-cell table:formula="of:=IF([.D364] = &quot;ZIMA&quot;; 0.2; IF([.D364] = &quot;WIOSNA&quot;; 0.5; IF([.D364] = &quot;LATO&quot;; 0.9; 0.4)))" office:value-type="float" office:value="0.2" calcext:value-type="float">
            <text:p>0,2</text:p>
          </table:table-cell>
          <table:table-cell table:style-name="ce43" table:formula="of:=[.F363] + IF(AND([.B363]&lt;&gt;[.B364]; [.K363]&gt;= 2400);3;0)" office:value-type="float" office:value="28" calcext:value-type="float">
            <text:p>28</text:p>
          </table:table-cell>
          <table:table-cell table:formula="of:= IF([.C364] &lt; 6; [.$M$7] * FLOOR([.E364] * [.F364]); 0)" office:value-type="float" office:value="150" calcext:value-type="float">
            <text:p>150</text:p>
          </table:table-cell>
          <table:table-cell table:formula="of:=[.H363] + [.G364]" office:value-type="float" office:value="58770" calcext:value-type="float">
            <text:p>58770</text:p>
          </table:table-cell>
          <table:table-cell table:style-name="ce43" table:formula="of:=IF([.C364] = 7; [.F364] * 15; 0) + IF(AND([.B363]&lt;&gt;[.B364]; [.K363]&gt;= 2400);2400;0)" office:value-type="float" office:value="0" calcext:value-type="float">
            <text:p>0</text:p>
          </table:table-cell>
          <table:table-cell table:formula="of:=[.J363] + [.I364]" office:value-type="float" office:value="34205" calcext:value-type="float">
            <text:p>34205</text:p>
          </table:table-cell>
          <table:table-cell table:formula="of:=[.H364] - [.J364]" office:value-type="float" office:value="24565" calcext:value-type="float">
            <text:p>2456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2-30" calcext:value-type="date">
            <text:p>30.12.2023</text:p>
          </table:table-cell>
          <table:table-cell table:style-name="ce43" table:formula="of:=MONTH([.A365])" office:value-type="float" office:value="12" calcext:value-type="float">
            <text:p>12</text:p>
          </table:table-cell>
          <table:table-cell table:formula="of:=WEEKDAY([.A365];2)" office:value-type="float" office:value="6" calcext:value-type="float">
            <text:p>6</text:p>
          </table:table-cell>
          <table:table-cell table:style-name="ce1" office:value-type="string" calcext:value-type="string">
            <text:p>ZIMA</text:p>
          </table:table-cell>
          <table:table-cell table:formula="of:=IF([.D365] = &quot;ZIMA&quot;; 0.2; IF([.D365] = &quot;WIOSNA&quot;; 0.5; IF([.D365] = &quot;LATO&quot;; 0.9; 0.4)))" office:value-type="float" office:value="0.2" calcext:value-type="float">
            <text:p>0,2</text:p>
          </table:table-cell>
          <table:table-cell table:style-name="ce43" table:formula="of:=[.F364] + IF(AND([.B364]&lt;&gt;[.B365]; [.K364]&gt;= 2400);3;0)" office:value-type="float" office:value="28" calcext:value-type="float">
            <text:p>28</text:p>
          </table:table-cell>
          <table:table-cell table:formula="of:= IF([.C365] &lt; 6; [.$M$7] * FLOOR([.E365] * [.F365]); 0)" office:value-type="float" office:value="0" calcext:value-type="float">
            <text:p>0</text:p>
          </table:table-cell>
          <table:table-cell table:formula="of:=[.H364] + [.G365]" office:value-type="float" office:value="58770" calcext:value-type="float">
            <text:p>58770</text:p>
          </table:table-cell>
          <table:table-cell table:style-name="ce43" table:formula="of:=IF([.C365] = 7; [.F365] * 15; 0) + IF(AND([.B364]&lt;&gt;[.B365]; [.K364]&gt;= 2400);2400;0)" office:value-type="float" office:value="0" calcext:value-type="float">
            <text:p>0</text:p>
          </table:table-cell>
          <table:table-cell table:formula="of:=[.J364] + [.I365]" office:value-type="float" office:value="34205" calcext:value-type="float">
            <text:p>34205</text:p>
          </table:table-cell>
          <table:table-cell table:formula="of:=[.H365] - [.J365]" office:value-type="float" office:value="24565" calcext:value-type="float">
            <text:p>24565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2-31" calcext:value-type="date">
            <text:p>31.12.2023</text:p>
          </table:table-cell>
          <table:table-cell table:style-name="ce43" table:formula="of:=MONTH([.A366])" office:value-type="float" office:value="12" calcext:value-type="float">
            <text:p>12</text:p>
          </table:table-cell>
          <table:table-cell table:formula="of:=WEEKDAY([.A366];2)" office:value-type="float" office:value="7" calcext:value-type="float">
            <text:p>7</text:p>
          </table:table-cell>
          <table:table-cell table:style-name="ce1" office:value-type="string" calcext:value-type="string">
            <text:p>ZIMA</text:p>
          </table:table-cell>
          <table:table-cell table:formula="of:=IF([.D366] = &quot;ZIMA&quot;; 0.2; IF([.D366] = &quot;WIOSNA&quot;; 0.5; IF([.D366] = &quot;LATO&quot;; 0.9; 0.4)))" office:value-type="float" office:value="0.2" calcext:value-type="float">
            <text:p>0,2</text:p>
          </table:table-cell>
          <table:table-cell table:style-name="ce43" table:formula="of:=[.F365] + IF(AND([.B365]&lt;&gt;[.B366]; [.K365]&gt;= 2400);3;0)" office:value-type="float" office:value="28" calcext:value-type="float">
            <text:p>28</text:p>
          </table:table-cell>
          <table:table-cell table:formula="of:= IF([.C366] &lt; 6; [.$M$7] * FLOOR([.E366] * [.F366]); 0)" office:value-type="float" office:value="0" calcext:value-type="float">
            <text:p>0</text:p>
          </table:table-cell>
          <table:table-cell table:formula="of:=[.H365] + [.G366]" office:value-type="float" office:value="58770" calcext:value-type="float">
            <text:p>58770</text:p>
          </table:table-cell>
          <table:table-cell table:style-name="ce43" table:formula="of:=IF([.C366] = 7; [.F366] * 15; 0) + IF(AND([.B365]&lt;&gt;[.B366]; [.K365]&gt;= 2400);2400;0)" office:value-type="float" office:value="420" calcext:value-type="float">
            <text:p>420</text:p>
          </table:table-cell>
          <table:table-cell table:formula="of:=[.J365] + [.I366]" office:value-type="float" office:value="34625" calcext:value-type="float">
            <text:p>34625</text:p>
          </table:table-cell>
          <table:table-cell table:formula="of:=[.H366] - [.J366]" office:value-type="float" office:value="24145" calcext:value-type="float">
            <text:p>2414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1-01" calcext:value-type="date">
            <text:p>1.01.2024</text:p>
          </table:table-cell>
          <table:table-cell table:style-name="ce43" table:formula="of:=MONTH([.A367])" office:value-type="float" office:value="1" calcext:value-type="float">
            <text:p>1</text:p>
          </table:table-cell>
          <table:table-cell table:formula="of:=WEEKDAY([.A367];2)" office:value-type="float" office:value="1" calcext:value-type="float">
            <text:p>1</text:p>
          </table:table-cell>
          <table:table-cell table:style-name="ce1" office:value-type="string" calcext:value-type="string">
            <text:p>ZIMA</text:p>
          </table:table-cell>
          <table:table-cell table:formula="of:=IF([.D367] = &quot;ZIMA&quot;; 0.2; IF([.D367] = &quot;WIOSNA&quot;; 0.5; IF([.D367] = &quot;LATO&quot;; 0.9; 0.4)))" office:value-type="float" office:value="0.2" calcext:value-type="float">
            <text:p>0,2</text:p>
          </table:table-cell>
          <table:table-cell table:style-name="ce43" table:formula="of:=[.F366] + IF(AND([.B366]&lt;&gt;[.B367]; [.K366]&gt;= 2400);3;0)" office:value-type="float" office:value="31" calcext:value-type="float">
            <text:p>31</text:p>
          </table:table-cell>
          <table:table-cell table:formula="of:= IF([.C367] &lt; 6; [.$M$7] * FLOOR([.E367] * [.F367]); 0)" office:value-type="float" office:value="180" calcext:value-type="float">
            <text:p>180</text:p>
          </table:table-cell>
          <table:table-cell table:formula="of:=[.H366] + [.G367]" office:value-type="float" office:value="58950" calcext:value-type="float">
            <text:p>58950</text:p>
          </table:table-cell>
          <table:table-cell table:style-name="ce43" table:formula="of:=IF([.C367] = 7; [.F367] * 15; 0) + IF(AND([.B366]&lt;&gt;[.B367]; [.K366]&gt;= 2400);2400;0)" office:value-type="float" office:value="2400" calcext:value-type="float">
            <text:p>2400</text:p>
          </table:table-cell>
          <table:table-cell table:formula="of:=[.J366] + [.I367]" office:value-type="float" office:value="37025" calcext:value-type="float">
            <text:p>37025</text:p>
          </table:table-cell>
          <table:table-cell table:formula="of:=[.H367] - [.J367]" office:value-type="float" office:value="21925" calcext:value-type="float">
            <text:p>2192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1-02" calcext:value-type="date">
            <text:p>2.01.2024</text:p>
          </table:table-cell>
          <table:table-cell table:style-name="ce43" table:formula="of:=MONTH([.A368])" office:value-type="float" office:value="1" calcext:value-type="float">
            <text:p>1</text:p>
          </table:table-cell>
          <table:table-cell table:formula="of:=WEEKDAY([.A368];2)" office:value-type="float" office:value="2" calcext:value-type="float">
            <text:p>2</text:p>
          </table:table-cell>
          <table:table-cell table:style-name="ce1" office:value-type="string" calcext:value-type="string">
            <text:p>ZIMA</text:p>
          </table:table-cell>
          <table:table-cell table:formula="of:=IF([.D368] = &quot;ZIMA&quot;; 0.2; IF([.D368] = &quot;WIOSNA&quot;; 0.5; IF([.D368] = &quot;LATO&quot;; 0.9; 0.4)))" office:value-type="float" office:value="0.2" calcext:value-type="float">
            <text:p>0,2</text:p>
          </table:table-cell>
          <table:table-cell table:style-name="ce43" table:formula="of:=[.F367] + IF(AND([.B367]&lt;&gt;[.B368]; [.K367]&gt;= 2400);3;0)" office:value-type="float" office:value="31" calcext:value-type="float">
            <text:p>31</text:p>
          </table:table-cell>
          <table:table-cell table:formula="of:= IF([.C368] &lt; 6; [.$M$7] * FLOOR([.E368] * [.F368]); 0)" office:value-type="float" office:value="180" calcext:value-type="float">
            <text:p>180</text:p>
          </table:table-cell>
          <table:table-cell table:formula="of:=[.H367] + [.G368]" office:value-type="float" office:value="59130" calcext:value-type="float">
            <text:p>59130</text:p>
          </table:table-cell>
          <table:table-cell table:style-name="ce43" table:formula="of:=IF([.C368] = 7; [.F368] * 15; 0) + IF(AND([.B367]&lt;&gt;[.B368]; [.K367]&gt;= 2400);2400;0)" office:value-type="float" office:value="0" calcext:value-type="float">
            <text:p>0</text:p>
          </table:table-cell>
          <table:table-cell table:formula="of:=[.J367] + [.I368]" office:value-type="float" office:value="37025" calcext:value-type="float">
            <text:p>37025</text:p>
          </table:table-cell>
          <table:table-cell table:formula="of:=[.H368] - [.J368]" office:value-type="float" office:value="22105" calcext:value-type="float">
            <text:p>2210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1-03" calcext:value-type="date">
            <text:p>3.01.2024</text:p>
          </table:table-cell>
          <table:table-cell table:style-name="ce43" table:formula="of:=MONTH([.A369])" office:value-type="float" office:value="1" calcext:value-type="float">
            <text:p>1</text:p>
          </table:table-cell>
          <table:table-cell table:formula="of:=WEEKDAY([.A369];2)" office:value-type="float" office:value="3" calcext:value-type="float">
            <text:p>3</text:p>
          </table:table-cell>
          <table:table-cell table:style-name="ce1" office:value-type="string" calcext:value-type="string">
            <text:p>ZIMA</text:p>
          </table:table-cell>
          <table:table-cell table:formula="of:=IF([.D369] = &quot;ZIMA&quot;; 0.2; IF([.D369] = &quot;WIOSNA&quot;; 0.5; IF([.D369] = &quot;LATO&quot;; 0.9; 0.4)))" office:value-type="float" office:value="0.2" calcext:value-type="float">
            <text:p>0,2</text:p>
          </table:table-cell>
          <table:table-cell table:style-name="ce43" table:formula="of:=[.F368] + IF(AND([.B368]&lt;&gt;[.B369]; [.K368]&gt;= 2400);3;0)" office:value-type="float" office:value="31" calcext:value-type="float">
            <text:p>31</text:p>
          </table:table-cell>
          <table:table-cell table:formula="of:= IF([.C369] &lt; 6; [.$M$7] * FLOOR([.E369] * [.F369]); 0)" office:value-type="float" office:value="180" calcext:value-type="float">
            <text:p>180</text:p>
          </table:table-cell>
          <table:table-cell table:formula="of:=[.H368] + [.G369]" office:value-type="float" office:value="59310" calcext:value-type="float">
            <text:p>59310</text:p>
          </table:table-cell>
          <table:table-cell table:style-name="ce43" table:formula="of:=IF([.C369] = 7; [.F369] * 15; 0) + IF(AND([.B368]&lt;&gt;[.B369]; [.K368]&gt;= 2400);2400;0)" office:value-type="float" office:value="0" calcext:value-type="float">
            <text:p>0</text:p>
          </table:table-cell>
          <table:table-cell table:formula="of:=[.J368] + [.I369]" office:value-type="float" office:value="37025" calcext:value-type="float">
            <text:p>37025</text:p>
          </table:table-cell>
          <table:table-cell table:formula="of:=[.H369] - [.J369]" office:value-type="float" office:value="22285" calcext:value-type="float">
            <text:p>2228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1-04" calcext:value-type="date">
            <text:p>4.01.2024</text:p>
          </table:table-cell>
          <table:table-cell table:style-name="ce43" table:formula="of:=MONTH([.A370])" office:value-type="float" office:value="1" calcext:value-type="float">
            <text:p>1</text:p>
          </table:table-cell>
          <table:table-cell table:formula="of:=WEEKDAY([.A370];2)" office:value-type="float" office:value="4" calcext:value-type="float">
            <text:p>4</text:p>
          </table:table-cell>
          <table:table-cell table:style-name="ce1" office:value-type="string" calcext:value-type="string">
            <text:p>ZIMA</text:p>
          </table:table-cell>
          <table:table-cell table:formula="of:=IF([.D370] = &quot;ZIMA&quot;; 0.2; IF([.D370] = &quot;WIOSNA&quot;; 0.5; IF([.D370] = &quot;LATO&quot;; 0.9; 0.4)))" office:value-type="float" office:value="0.2" calcext:value-type="float">
            <text:p>0,2</text:p>
          </table:table-cell>
          <table:table-cell table:style-name="ce43" table:formula="of:=[.F369] + IF(AND([.B369]&lt;&gt;[.B370]; [.K369]&gt;= 2400);3;0)" office:value-type="float" office:value="31" calcext:value-type="float">
            <text:p>31</text:p>
          </table:table-cell>
          <table:table-cell table:formula="of:= IF([.C370] &lt; 6; [.$M$7] * FLOOR([.E370] * [.F370]); 0)" office:value-type="float" office:value="180" calcext:value-type="float">
            <text:p>180</text:p>
          </table:table-cell>
          <table:table-cell table:formula="of:=[.H369] + [.G370]" office:value-type="float" office:value="59490" calcext:value-type="float">
            <text:p>59490</text:p>
          </table:table-cell>
          <table:table-cell table:style-name="ce43" table:formula="of:=IF([.C370] = 7; [.F370] * 15; 0) + IF(AND([.B369]&lt;&gt;[.B370]; [.K369]&gt;= 2400);2400;0)" office:value-type="float" office:value="0" calcext:value-type="float">
            <text:p>0</text:p>
          </table:table-cell>
          <table:table-cell table:formula="of:=[.J369] + [.I370]" office:value-type="float" office:value="37025" calcext:value-type="float">
            <text:p>37025</text:p>
          </table:table-cell>
          <table:table-cell table:formula="of:=[.H370] - [.J370]" office:value-type="float" office:value="22465" calcext:value-type="float">
            <text:p>2246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1-05" calcext:value-type="date">
            <text:p>5.01.2024</text:p>
          </table:table-cell>
          <table:table-cell table:style-name="ce43" table:formula="of:=MONTH([.A371])" office:value-type="float" office:value="1" calcext:value-type="float">
            <text:p>1</text:p>
          </table:table-cell>
          <table:table-cell table:formula="of:=WEEKDAY([.A371];2)" office:value-type="float" office:value="5" calcext:value-type="float">
            <text:p>5</text:p>
          </table:table-cell>
          <table:table-cell table:style-name="ce1" office:value-type="string" calcext:value-type="string">
            <text:p>ZIMA</text:p>
          </table:table-cell>
          <table:table-cell table:formula="of:=IF([.D371] = &quot;ZIMA&quot;; 0.2; IF([.D371] = &quot;WIOSNA&quot;; 0.5; IF([.D371] = &quot;LATO&quot;; 0.9; 0.4)))" office:value-type="float" office:value="0.2" calcext:value-type="float">
            <text:p>0,2</text:p>
          </table:table-cell>
          <table:table-cell table:style-name="ce43" table:formula="of:=[.F370] + IF(AND([.B370]&lt;&gt;[.B371]; [.K370]&gt;= 2400);3;0)" office:value-type="float" office:value="31" calcext:value-type="float">
            <text:p>31</text:p>
          </table:table-cell>
          <table:table-cell table:formula="of:= IF([.C371] &lt; 6; [.$M$7] * FLOOR([.E371] * [.F371]); 0)" office:value-type="float" office:value="180" calcext:value-type="float">
            <text:p>180</text:p>
          </table:table-cell>
          <table:table-cell table:formula="of:=[.H370] + [.G371]" office:value-type="float" office:value="59670" calcext:value-type="float">
            <text:p>59670</text:p>
          </table:table-cell>
          <table:table-cell table:style-name="ce43" table:formula="of:=IF([.C371] = 7; [.F371] * 15; 0) + IF(AND([.B370]&lt;&gt;[.B371]; [.K370]&gt;= 2400);2400;0)" office:value-type="float" office:value="0" calcext:value-type="float">
            <text:p>0</text:p>
          </table:table-cell>
          <table:table-cell table:formula="of:=[.J370] + [.I371]" office:value-type="float" office:value="37025" calcext:value-type="float">
            <text:p>37025</text:p>
          </table:table-cell>
          <table:table-cell table:formula="of:=[.H371] - [.J371]" office:value-type="float" office:value="22645" calcext:value-type="float">
            <text:p>2264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1-06" calcext:value-type="date">
            <text:p>6.01.2024</text:p>
          </table:table-cell>
          <table:table-cell table:style-name="ce43" table:formula="of:=MONTH([.A372])" office:value-type="float" office:value="1" calcext:value-type="float">
            <text:p>1</text:p>
          </table:table-cell>
          <table:table-cell table:formula="of:=WEEKDAY([.A372];2)" office:value-type="float" office:value="6" calcext:value-type="float">
            <text:p>6</text:p>
          </table:table-cell>
          <table:table-cell table:style-name="ce1" office:value-type="string" calcext:value-type="string">
            <text:p>ZIMA</text:p>
          </table:table-cell>
          <table:table-cell table:formula="of:=IF([.D372] = &quot;ZIMA&quot;; 0.2; IF([.D372] = &quot;WIOSNA&quot;; 0.5; IF([.D372] = &quot;LATO&quot;; 0.9; 0.4)))" office:value-type="float" office:value="0.2" calcext:value-type="float">
            <text:p>0,2</text:p>
          </table:table-cell>
          <table:table-cell table:style-name="ce43" table:formula="of:=[.F371] + IF(AND([.B371]&lt;&gt;[.B372]; [.K371]&gt;= 2400);3;0)" office:value-type="float" office:value="31" calcext:value-type="float">
            <text:p>31</text:p>
          </table:table-cell>
          <table:table-cell table:formula="of:= IF([.C372] &lt; 6; [.$M$7] * FLOOR([.E372] * [.F372]); 0)" office:value-type="float" office:value="0" calcext:value-type="float">
            <text:p>0</text:p>
          </table:table-cell>
          <table:table-cell table:formula="of:=[.H371] + [.G372]" office:value-type="float" office:value="59670" calcext:value-type="float">
            <text:p>59670</text:p>
          </table:table-cell>
          <table:table-cell table:style-name="ce43" table:formula="of:=IF([.C372] = 7; [.F372] * 15; 0) + IF(AND([.B371]&lt;&gt;[.B372]; [.K371]&gt;= 2400);2400;0)" office:value-type="float" office:value="0" calcext:value-type="float">
            <text:p>0</text:p>
          </table:table-cell>
          <table:table-cell table:formula="of:=[.J371] + [.I372]" office:value-type="float" office:value="37025" calcext:value-type="float">
            <text:p>37025</text:p>
          </table:table-cell>
          <table:table-cell table:formula="of:=[.H372] - [.J372]" office:value-type="float" office:value="22645" calcext:value-type="float">
            <text:p>2264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1-07" calcext:value-type="date">
            <text:p>7.01.2024</text:p>
          </table:table-cell>
          <table:table-cell table:style-name="ce43" table:formula="of:=MONTH([.A373])" office:value-type="float" office:value="1" calcext:value-type="float">
            <text:p>1</text:p>
          </table:table-cell>
          <table:table-cell table:formula="of:=WEEKDAY([.A373];2)" office:value-type="float" office:value="7" calcext:value-type="float">
            <text:p>7</text:p>
          </table:table-cell>
          <table:table-cell table:style-name="ce1" office:value-type="string" calcext:value-type="string">
            <text:p>ZIMA</text:p>
          </table:table-cell>
          <table:table-cell table:formula="of:=IF([.D373] = &quot;ZIMA&quot;; 0.2; IF([.D373] = &quot;WIOSNA&quot;; 0.5; IF([.D373] = &quot;LATO&quot;; 0.9; 0.4)))" office:value-type="float" office:value="0.2" calcext:value-type="float">
            <text:p>0,2</text:p>
          </table:table-cell>
          <table:table-cell table:style-name="ce43" table:formula="of:=[.F372] + IF(AND([.B372]&lt;&gt;[.B373]; [.K372]&gt;= 2400);3;0)" office:value-type="float" office:value="31" calcext:value-type="float">
            <text:p>31</text:p>
          </table:table-cell>
          <table:table-cell table:formula="of:= IF([.C373] &lt; 6; [.$M$7] * FLOOR([.E373] * [.F373]); 0)" office:value-type="float" office:value="0" calcext:value-type="float">
            <text:p>0</text:p>
          </table:table-cell>
          <table:table-cell table:formula="of:=[.H372] + [.G373]" office:value-type="float" office:value="59670" calcext:value-type="float">
            <text:p>59670</text:p>
          </table:table-cell>
          <table:table-cell table:style-name="ce43" table:formula="of:=IF([.C373] = 7; [.F373] * 15; 0) + IF(AND([.B372]&lt;&gt;[.B373]; [.K372]&gt;= 2400);2400;0)" office:value-type="float" office:value="465" calcext:value-type="float">
            <text:p>465</text:p>
          </table:table-cell>
          <table:table-cell table:formula="of:=[.J372] + [.I373]" office:value-type="float" office:value="37490" calcext:value-type="float">
            <text:p>37490</text:p>
          </table:table-cell>
          <table:table-cell table:formula="of:=[.H373] - [.J373]" office:value-type="float" office:value="22180" calcext:value-type="float">
            <text:p>2218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1-08" calcext:value-type="date">
            <text:p>8.01.2024</text:p>
          </table:table-cell>
          <table:table-cell table:style-name="ce43" table:formula="of:=MONTH([.A374])" office:value-type="float" office:value="1" calcext:value-type="float">
            <text:p>1</text:p>
          </table:table-cell>
          <table:table-cell table:formula="of:=WEEKDAY([.A374];2)" office:value-type="float" office:value="1" calcext:value-type="float">
            <text:p>1</text:p>
          </table:table-cell>
          <table:table-cell table:style-name="ce1" office:value-type="string" calcext:value-type="string">
            <text:p>ZIMA</text:p>
          </table:table-cell>
          <table:table-cell table:formula="of:=IF([.D374] = &quot;ZIMA&quot;; 0.2; IF([.D374] = &quot;WIOSNA&quot;; 0.5; IF([.D374] = &quot;LATO&quot;; 0.9; 0.4)))" office:value-type="float" office:value="0.2" calcext:value-type="float">
            <text:p>0,2</text:p>
          </table:table-cell>
          <table:table-cell table:style-name="ce43" table:formula="of:=[.F373] + IF(AND([.B373]&lt;&gt;[.B374]; [.K373]&gt;= 2400);3;0)" office:value-type="float" office:value="31" calcext:value-type="float">
            <text:p>31</text:p>
          </table:table-cell>
          <table:table-cell table:formula="of:= IF([.C374] &lt; 6; [.$M$7] * FLOOR([.E374] * [.F374]); 0)" office:value-type="float" office:value="180" calcext:value-type="float">
            <text:p>180</text:p>
          </table:table-cell>
          <table:table-cell table:formula="of:=[.H373] + [.G374]" office:value-type="float" office:value="59850" calcext:value-type="float">
            <text:p>59850</text:p>
          </table:table-cell>
          <table:table-cell table:style-name="ce43" table:formula="of:=IF([.C374] = 7; [.F374] * 15; 0) + IF(AND([.B373]&lt;&gt;[.B374]; [.K373]&gt;= 2400);2400;0)" office:value-type="float" office:value="0" calcext:value-type="float">
            <text:p>0</text:p>
          </table:table-cell>
          <table:table-cell table:formula="of:=[.J373] + [.I374]" office:value-type="float" office:value="37490" calcext:value-type="float">
            <text:p>37490</text:p>
          </table:table-cell>
          <table:table-cell table:formula="of:=[.H374] - [.J374]" office:value-type="float" office:value="22360" calcext:value-type="float">
            <text:p>2236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1-09" calcext:value-type="date">
            <text:p>9.01.2024</text:p>
          </table:table-cell>
          <table:table-cell table:style-name="ce43" table:formula="of:=MONTH([.A375])" office:value-type="float" office:value="1" calcext:value-type="float">
            <text:p>1</text:p>
          </table:table-cell>
          <table:table-cell table:formula="of:=WEEKDAY([.A375];2)" office:value-type="float" office:value="2" calcext:value-type="float">
            <text:p>2</text:p>
          </table:table-cell>
          <table:table-cell table:style-name="ce1" office:value-type="string" calcext:value-type="string">
            <text:p>ZIMA</text:p>
          </table:table-cell>
          <table:table-cell table:formula="of:=IF([.D375] = &quot;ZIMA&quot;; 0.2; IF([.D375] = &quot;WIOSNA&quot;; 0.5; IF([.D375] = &quot;LATO&quot;; 0.9; 0.4)))" office:value-type="float" office:value="0.2" calcext:value-type="float">
            <text:p>0,2</text:p>
          </table:table-cell>
          <table:table-cell table:style-name="ce43" table:formula="of:=[.F374] + IF(AND([.B374]&lt;&gt;[.B375]; [.K374]&gt;= 2400);3;0)" office:value-type="float" office:value="31" calcext:value-type="float">
            <text:p>31</text:p>
          </table:table-cell>
          <table:table-cell table:formula="of:= IF([.C375] &lt; 6; [.$M$7] * FLOOR([.E375] * [.F375]); 0)" office:value-type="float" office:value="180" calcext:value-type="float">
            <text:p>180</text:p>
          </table:table-cell>
          <table:table-cell table:formula="of:=[.H374] + [.G375]" office:value-type="float" office:value="60030" calcext:value-type="float">
            <text:p>60030</text:p>
          </table:table-cell>
          <table:table-cell table:style-name="ce43" table:formula="of:=IF([.C375] = 7; [.F375] * 15; 0) + IF(AND([.B374]&lt;&gt;[.B375]; [.K374]&gt;= 2400);2400;0)" office:value-type="float" office:value="0" calcext:value-type="float">
            <text:p>0</text:p>
          </table:table-cell>
          <table:table-cell table:formula="of:=[.J374] + [.I375]" office:value-type="float" office:value="37490" calcext:value-type="float">
            <text:p>37490</text:p>
          </table:table-cell>
          <table:table-cell table:formula="of:=[.H375] - [.J375]" office:value-type="float" office:value="22540" calcext:value-type="float">
            <text:p>2254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1-10" calcext:value-type="date">
            <text:p>10.01.2024</text:p>
          </table:table-cell>
          <table:table-cell table:style-name="ce43" table:formula="of:=MONTH([.A376])" office:value-type="float" office:value="1" calcext:value-type="float">
            <text:p>1</text:p>
          </table:table-cell>
          <table:table-cell table:formula="of:=WEEKDAY([.A376];2)" office:value-type="float" office:value="3" calcext:value-type="float">
            <text:p>3</text:p>
          </table:table-cell>
          <table:table-cell table:style-name="ce1" office:value-type="string" calcext:value-type="string">
            <text:p>ZIMA</text:p>
          </table:table-cell>
          <table:table-cell table:formula="of:=IF([.D376] = &quot;ZIMA&quot;; 0.2; IF([.D376] = &quot;WIOSNA&quot;; 0.5; IF([.D376] = &quot;LATO&quot;; 0.9; 0.4)))" office:value-type="float" office:value="0.2" calcext:value-type="float">
            <text:p>0,2</text:p>
          </table:table-cell>
          <table:table-cell table:style-name="ce43" table:formula="of:=[.F375] + IF(AND([.B375]&lt;&gt;[.B376]; [.K375]&gt;= 2400);3;0)" office:value-type="float" office:value="31" calcext:value-type="float">
            <text:p>31</text:p>
          </table:table-cell>
          <table:table-cell table:formula="of:= IF([.C376] &lt; 6; [.$M$7] * FLOOR([.E376] * [.F376]); 0)" office:value-type="float" office:value="180" calcext:value-type="float">
            <text:p>180</text:p>
          </table:table-cell>
          <table:table-cell table:formula="of:=[.H375] + [.G376]" office:value-type="float" office:value="60210" calcext:value-type="float">
            <text:p>60210</text:p>
          </table:table-cell>
          <table:table-cell table:style-name="ce43" table:formula="of:=IF([.C376] = 7; [.F376] * 15; 0) + IF(AND([.B375]&lt;&gt;[.B376]; [.K375]&gt;= 2400);2400;0)" office:value-type="float" office:value="0" calcext:value-type="float">
            <text:p>0</text:p>
          </table:table-cell>
          <table:table-cell table:formula="of:=[.J375] + [.I376]" office:value-type="float" office:value="37490" calcext:value-type="float">
            <text:p>37490</text:p>
          </table:table-cell>
          <table:table-cell table:formula="of:=[.H376] - [.J376]" office:value-type="float" office:value="22720" calcext:value-type="float">
            <text:p>2272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1-11" calcext:value-type="date">
            <text:p>11.01.2024</text:p>
          </table:table-cell>
          <table:table-cell table:style-name="ce43" table:formula="of:=MONTH([.A377])" office:value-type="float" office:value="1" calcext:value-type="float">
            <text:p>1</text:p>
          </table:table-cell>
          <table:table-cell table:formula="of:=WEEKDAY([.A377];2)" office:value-type="float" office:value="4" calcext:value-type="float">
            <text:p>4</text:p>
          </table:table-cell>
          <table:table-cell table:style-name="ce1" office:value-type="string" calcext:value-type="string">
            <text:p>ZIMA</text:p>
          </table:table-cell>
          <table:table-cell table:formula="of:=IF([.D377] = &quot;ZIMA&quot;; 0.2; IF([.D377] = &quot;WIOSNA&quot;; 0.5; IF([.D377] = &quot;LATO&quot;; 0.9; 0.4)))" office:value-type="float" office:value="0.2" calcext:value-type="float">
            <text:p>0,2</text:p>
          </table:table-cell>
          <table:table-cell table:style-name="ce43" table:formula="of:=[.F376] + IF(AND([.B376]&lt;&gt;[.B377]; [.K376]&gt;= 2400);3;0)" office:value-type="float" office:value="31" calcext:value-type="float">
            <text:p>31</text:p>
          </table:table-cell>
          <table:table-cell table:formula="of:= IF([.C377] &lt; 6; [.$M$7] * FLOOR([.E377] * [.F377]); 0)" office:value-type="float" office:value="180" calcext:value-type="float">
            <text:p>180</text:p>
          </table:table-cell>
          <table:table-cell table:formula="of:=[.H376] + [.G377]" office:value-type="float" office:value="60390" calcext:value-type="float">
            <text:p>60390</text:p>
          </table:table-cell>
          <table:table-cell table:style-name="ce43" table:formula="of:=IF([.C377] = 7; [.F377] * 15; 0) + IF(AND([.B376]&lt;&gt;[.B377]; [.K376]&gt;= 2400);2400;0)" office:value-type="float" office:value="0" calcext:value-type="float">
            <text:p>0</text:p>
          </table:table-cell>
          <table:table-cell table:formula="of:=[.J376] + [.I377]" office:value-type="float" office:value="37490" calcext:value-type="float">
            <text:p>37490</text:p>
          </table:table-cell>
          <table:table-cell table:formula="of:=[.H377] - [.J377]" office:value-type="float" office:value="22900" calcext:value-type="float">
            <text:p>2290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1-12" calcext:value-type="date">
            <text:p>12.01.2024</text:p>
          </table:table-cell>
          <table:table-cell table:style-name="ce43" table:formula="of:=MONTH([.A378])" office:value-type="float" office:value="1" calcext:value-type="float">
            <text:p>1</text:p>
          </table:table-cell>
          <table:table-cell table:formula="of:=WEEKDAY([.A378];2)" office:value-type="float" office:value="5" calcext:value-type="float">
            <text:p>5</text:p>
          </table:table-cell>
          <table:table-cell table:style-name="ce1" office:value-type="string" calcext:value-type="string">
            <text:p>ZIMA</text:p>
          </table:table-cell>
          <table:table-cell table:formula="of:=IF([.D378] = &quot;ZIMA&quot;; 0.2; IF([.D378] = &quot;WIOSNA&quot;; 0.5; IF([.D378] = &quot;LATO&quot;; 0.9; 0.4)))" office:value-type="float" office:value="0.2" calcext:value-type="float">
            <text:p>0,2</text:p>
          </table:table-cell>
          <table:table-cell table:style-name="ce43" table:formula="of:=[.F377] + IF(AND([.B377]&lt;&gt;[.B378]; [.K377]&gt;= 2400);3;0)" office:value-type="float" office:value="31" calcext:value-type="float">
            <text:p>31</text:p>
          </table:table-cell>
          <table:table-cell table:formula="of:= IF([.C378] &lt; 6; [.$M$7] * FLOOR([.E378] * [.F378]); 0)" office:value-type="float" office:value="180" calcext:value-type="float">
            <text:p>180</text:p>
          </table:table-cell>
          <table:table-cell table:formula="of:=[.H377] + [.G378]" office:value-type="float" office:value="60570" calcext:value-type="float">
            <text:p>60570</text:p>
          </table:table-cell>
          <table:table-cell table:style-name="ce43" table:formula="of:=IF([.C378] = 7; [.F378] * 15; 0) + IF(AND([.B377]&lt;&gt;[.B378]; [.K377]&gt;= 2400);2400;0)" office:value-type="float" office:value="0" calcext:value-type="float">
            <text:p>0</text:p>
          </table:table-cell>
          <table:table-cell table:formula="of:=[.J377] + [.I378]" office:value-type="float" office:value="37490" calcext:value-type="float">
            <text:p>37490</text:p>
          </table:table-cell>
          <table:table-cell table:formula="of:=[.H378] - [.J378]" office:value-type="float" office:value="23080" calcext:value-type="float">
            <text:p>2308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1-13" calcext:value-type="date">
            <text:p>13.01.2024</text:p>
          </table:table-cell>
          <table:table-cell table:style-name="ce43" table:formula="of:=MONTH([.A379])" office:value-type="float" office:value="1" calcext:value-type="float">
            <text:p>1</text:p>
          </table:table-cell>
          <table:table-cell table:formula="of:=WEEKDAY([.A379];2)" office:value-type="float" office:value="6" calcext:value-type="float">
            <text:p>6</text:p>
          </table:table-cell>
          <table:table-cell table:style-name="ce1" office:value-type="string" calcext:value-type="string">
            <text:p>ZIMA</text:p>
          </table:table-cell>
          <table:table-cell table:formula="of:=IF([.D379] = &quot;ZIMA&quot;; 0.2; IF([.D379] = &quot;WIOSNA&quot;; 0.5; IF([.D379] = &quot;LATO&quot;; 0.9; 0.4)))" office:value-type="float" office:value="0.2" calcext:value-type="float">
            <text:p>0,2</text:p>
          </table:table-cell>
          <table:table-cell table:style-name="ce43" table:formula="of:=[.F378] + IF(AND([.B378]&lt;&gt;[.B379]; [.K378]&gt;= 2400);3;0)" office:value-type="float" office:value="31" calcext:value-type="float">
            <text:p>31</text:p>
          </table:table-cell>
          <table:table-cell table:formula="of:= IF([.C379] &lt; 6; [.$M$7] * FLOOR([.E379] * [.F379]); 0)" office:value-type="float" office:value="0" calcext:value-type="float">
            <text:p>0</text:p>
          </table:table-cell>
          <table:table-cell table:formula="of:=[.H378] + [.G379]" office:value-type="float" office:value="60570" calcext:value-type="float">
            <text:p>60570</text:p>
          </table:table-cell>
          <table:table-cell table:style-name="ce43" table:formula="of:=IF([.C379] = 7; [.F379] * 15; 0) + IF(AND([.B378]&lt;&gt;[.B379]; [.K378]&gt;= 2400);2400;0)" office:value-type="float" office:value="0" calcext:value-type="float">
            <text:p>0</text:p>
          </table:table-cell>
          <table:table-cell table:formula="of:=[.J378] + [.I379]" office:value-type="float" office:value="37490" calcext:value-type="float">
            <text:p>37490</text:p>
          </table:table-cell>
          <table:table-cell table:formula="of:=[.H379] - [.J379]" office:value-type="float" office:value="23080" calcext:value-type="float">
            <text:p>2308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1-14" calcext:value-type="date">
            <text:p>14.01.2024</text:p>
          </table:table-cell>
          <table:table-cell table:style-name="ce43" table:formula="of:=MONTH([.A380])" office:value-type="float" office:value="1" calcext:value-type="float">
            <text:p>1</text:p>
          </table:table-cell>
          <table:table-cell table:formula="of:=WEEKDAY([.A380];2)" office:value-type="float" office:value="7" calcext:value-type="float">
            <text:p>7</text:p>
          </table:table-cell>
          <table:table-cell table:style-name="ce1" office:value-type="string" calcext:value-type="string">
            <text:p>ZIMA</text:p>
          </table:table-cell>
          <table:table-cell table:formula="of:=IF([.D380] = &quot;ZIMA&quot;; 0.2; IF([.D380] = &quot;WIOSNA&quot;; 0.5; IF([.D380] = &quot;LATO&quot;; 0.9; 0.4)))" office:value-type="float" office:value="0.2" calcext:value-type="float">
            <text:p>0,2</text:p>
          </table:table-cell>
          <table:table-cell table:style-name="ce43" table:formula="of:=[.F379] + IF(AND([.B379]&lt;&gt;[.B380]; [.K379]&gt;= 2400);3;0)" office:value-type="float" office:value="31" calcext:value-type="float">
            <text:p>31</text:p>
          </table:table-cell>
          <table:table-cell table:formula="of:= IF([.C380] &lt; 6; [.$M$7] * FLOOR([.E380] * [.F380]); 0)" office:value-type="float" office:value="0" calcext:value-type="float">
            <text:p>0</text:p>
          </table:table-cell>
          <table:table-cell table:formula="of:=[.H379] + [.G380]" office:value-type="float" office:value="60570" calcext:value-type="float">
            <text:p>60570</text:p>
          </table:table-cell>
          <table:table-cell table:style-name="ce43" table:formula="of:=IF([.C380] = 7; [.F380] * 15; 0) + IF(AND([.B379]&lt;&gt;[.B380]; [.K379]&gt;= 2400);2400;0)" office:value-type="float" office:value="465" calcext:value-type="float">
            <text:p>465</text:p>
          </table:table-cell>
          <table:table-cell table:formula="of:=[.J379] + [.I380]" office:value-type="float" office:value="37955" calcext:value-type="float">
            <text:p>37955</text:p>
          </table:table-cell>
          <table:table-cell table:formula="of:=[.H380] - [.J380]" office:value-type="float" office:value="22615" calcext:value-type="float">
            <text:p>2261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1-15" calcext:value-type="date">
            <text:p>15.01.2024</text:p>
          </table:table-cell>
          <table:table-cell table:style-name="ce43" table:formula="of:=MONTH([.A381])" office:value-type="float" office:value="1" calcext:value-type="float">
            <text:p>1</text:p>
          </table:table-cell>
          <table:table-cell table:formula="of:=WEEKDAY([.A381];2)" office:value-type="float" office:value="1" calcext:value-type="float">
            <text:p>1</text:p>
          </table:table-cell>
          <table:table-cell table:style-name="ce1" office:value-type="string" calcext:value-type="string">
            <text:p>ZIMA</text:p>
          </table:table-cell>
          <table:table-cell table:formula="of:=IF([.D381] = &quot;ZIMA&quot;; 0.2; IF([.D381] = &quot;WIOSNA&quot;; 0.5; IF([.D381] = &quot;LATO&quot;; 0.9; 0.4)))" office:value-type="float" office:value="0.2" calcext:value-type="float">
            <text:p>0,2</text:p>
          </table:table-cell>
          <table:table-cell table:style-name="ce43" table:formula="of:=[.F380] + IF(AND([.B380]&lt;&gt;[.B381]; [.K380]&gt;= 2400);3;0)" office:value-type="float" office:value="31" calcext:value-type="float">
            <text:p>31</text:p>
          </table:table-cell>
          <table:table-cell table:formula="of:= IF([.C381] &lt; 6; [.$M$7] * FLOOR([.E381] * [.F381]); 0)" office:value-type="float" office:value="180" calcext:value-type="float">
            <text:p>180</text:p>
          </table:table-cell>
          <table:table-cell table:formula="of:=[.H380] + [.G381]" office:value-type="float" office:value="60750" calcext:value-type="float">
            <text:p>60750</text:p>
          </table:table-cell>
          <table:table-cell table:style-name="ce43" table:formula="of:=IF([.C381] = 7; [.F381] * 15; 0) + IF(AND([.B380]&lt;&gt;[.B381]; [.K380]&gt;= 2400);2400;0)" office:value-type="float" office:value="0" calcext:value-type="float">
            <text:p>0</text:p>
          </table:table-cell>
          <table:table-cell table:formula="of:=[.J380] + [.I381]" office:value-type="float" office:value="37955" calcext:value-type="float">
            <text:p>37955</text:p>
          </table:table-cell>
          <table:table-cell table:formula="of:=[.H381] - [.J381]" office:value-type="float" office:value="22795" calcext:value-type="float">
            <text:p>2279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1-16" calcext:value-type="date">
            <text:p>16.01.2024</text:p>
          </table:table-cell>
          <table:table-cell table:style-name="ce43" table:formula="of:=MONTH([.A382])" office:value-type="float" office:value="1" calcext:value-type="float">
            <text:p>1</text:p>
          </table:table-cell>
          <table:table-cell table:formula="of:=WEEKDAY([.A382];2)" office:value-type="float" office:value="2" calcext:value-type="float">
            <text:p>2</text:p>
          </table:table-cell>
          <table:table-cell table:style-name="ce1" office:value-type="string" calcext:value-type="string">
            <text:p>ZIMA</text:p>
          </table:table-cell>
          <table:table-cell table:formula="of:=IF([.D382] = &quot;ZIMA&quot;; 0.2; IF([.D382] = &quot;WIOSNA&quot;; 0.5; IF([.D382] = &quot;LATO&quot;; 0.9; 0.4)))" office:value-type="float" office:value="0.2" calcext:value-type="float">
            <text:p>0,2</text:p>
          </table:table-cell>
          <table:table-cell table:style-name="ce43" table:formula="of:=[.F381] + IF(AND([.B381]&lt;&gt;[.B382]; [.K381]&gt;= 2400);3;0)" office:value-type="float" office:value="31" calcext:value-type="float">
            <text:p>31</text:p>
          </table:table-cell>
          <table:table-cell table:formula="of:= IF([.C382] &lt; 6; [.$M$7] * FLOOR([.E382] * [.F382]); 0)" office:value-type="float" office:value="180" calcext:value-type="float">
            <text:p>180</text:p>
          </table:table-cell>
          <table:table-cell table:formula="of:=[.H381] + [.G382]" office:value-type="float" office:value="60930" calcext:value-type="float">
            <text:p>60930</text:p>
          </table:table-cell>
          <table:table-cell table:style-name="ce43" table:formula="of:=IF([.C382] = 7; [.F382] * 15; 0) + IF(AND([.B381]&lt;&gt;[.B382]; [.K381]&gt;= 2400);2400;0)" office:value-type="float" office:value="0" calcext:value-type="float">
            <text:p>0</text:p>
          </table:table-cell>
          <table:table-cell table:formula="of:=[.J381] + [.I382]" office:value-type="float" office:value="37955" calcext:value-type="float">
            <text:p>37955</text:p>
          </table:table-cell>
          <table:table-cell table:formula="of:=[.H382] - [.J382]" office:value-type="float" office:value="22975" calcext:value-type="float">
            <text:p>2297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1-17" calcext:value-type="date">
            <text:p>17.01.2024</text:p>
          </table:table-cell>
          <table:table-cell table:style-name="ce43" table:formula="of:=MONTH([.A383])" office:value-type="float" office:value="1" calcext:value-type="float">
            <text:p>1</text:p>
          </table:table-cell>
          <table:table-cell table:formula="of:=WEEKDAY([.A383];2)" office:value-type="float" office:value="3" calcext:value-type="float">
            <text:p>3</text:p>
          </table:table-cell>
          <table:table-cell table:style-name="ce1" office:value-type="string" calcext:value-type="string">
            <text:p>ZIMA</text:p>
          </table:table-cell>
          <table:table-cell table:formula="of:=IF([.D383] = &quot;ZIMA&quot;; 0.2; IF([.D383] = &quot;WIOSNA&quot;; 0.5; IF([.D383] = &quot;LATO&quot;; 0.9; 0.4)))" office:value-type="float" office:value="0.2" calcext:value-type="float">
            <text:p>0,2</text:p>
          </table:table-cell>
          <table:table-cell table:style-name="ce43" table:formula="of:=[.F382] + IF(AND([.B382]&lt;&gt;[.B383]; [.K382]&gt;= 2400);3;0)" office:value-type="float" office:value="31" calcext:value-type="float">
            <text:p>31</text:p>
          </table:table-cell>
          <table:table-cell table:formula="of:= IF([.C383] &lt; 6; [.$M$7] * FLOOR([.E383] * [.F383]); 0)" office:value-type="float" office:value="180" calcext:value-type="float">
            <text:p>180</text:p>
          </table:table-cell>
          <table:table-cell table:formula="of:=[.H382] + [.G383]" office:value-type="float" office:value="61110" calcext:value-type="float">
            <text:p>61110</text:p>
          </table:table-cell>
          <table:table-cell table:style-name="ce43" table:formula="of:=IF([.C383] = 7; [.F383] * 15; 0) + IF(AND([.B382]&lt;&gt;[.B383]; [.K382]&gt;= 2400);2400;0)" office:value-type="float" office:value="0" calcext:value-type="float">
            <text:p>0</text:p>
          </table:table-cell>
          <table:table-cell table:formula="of:=[.J382] + [.I383]" office:value-type="float" office:value="37955" calcext:value-type="float">
            <text:p>37955</text:p>
          </table:table-cell>
          <table:table-cell table:formula="of:=[.H383] - [.J383]" office:value-type="float" office:value="23155" calcext:value-type="float">
            <text:p>2315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1-18" calcext:value-type="date">
            <text:p>18.01.2024</text:p>
          </table:table-cell>
          <table:table-cell table:style-name="ce43" table:formula="of:=MONTH([.A384])" office:value-type="float" office:value="1" calcext:value-type="float">
            <text:p>1</text:p>
          </table:table-cell>
          <table:table-cell table:formula="of:=WEEKDAY([.A384];2)" office:value-type="float" office:value="4" calcext:value-type="float">
            <text:p>4</text:p>
          </table:table-cell>
          <table:table-cell table:style-name="ce1" office:value-type="string" calcext:value-type="string">
            <text:p>ZIMA</text:p>
          </table:table-cell>
          <table:table-cell table:formula="of:=IF([.D384] = &quot;ZIMA&quot;; 0.2; IF([.D384] = &quot;WIOSNA&quot;; 0.5; IF([.D384] = &quot;LATO&quot;; 0.9; 0.4)))" office:value-type="float" office:value="0.2" calcext:value-type="float">
            <text:p>0,2</text:p>
          </table:table-cell>
          <table:table-cell table:style-name="ce43" table:formula="of:=[.F383] + IF(AND([.B383]&lt;&gt;[.B384]; [.K383]&gt;= 2400);3;0)" office:value-type="float" office:value="31" calcext:value-type="float">
            <text:p>31</text:p>
          </table:table-cell>
          <table:table-cell table:formula="of:= IF([.C384] &lt; 6; [.$M$7] * FLOOR([.E384] * [.F384]); 0)" office:value-type="float" office:value="180" calcext:value-type="float">
            <text:p>180</text:p>
          </table:table-cell>
          <table:table-cell table:formula="of:=[.H383] + [.G384]" office:value-type="float" office:value="61290" calcext:value-type="float">
            <text:p>61290</text:p>
          </table:table-cell>
          <table:table-cell table:style-name="ce43" table:formula="of:=IF([.C384] = 7; [.F384] * 15; 0) + IF(AND([.B383]&lt;&gt;[.B384]; [.K383]&gt;= 2400);2400;0)" office:value-type="float" office:value="0" calcext:value-type="float">
            <text:p>0</text:p>
          </table:table-cell>
          <table:table-cell table:formula="of:=[.J383] + [.I384]" office:value-type="float" office:value="37955" calcext:value-type="float">
            <text:p>37955</text:p>
          </table:table-cell>
          <table:table-cell table:formula="of:=[.H384] - [.J384]" office:value-type="float" office:value="23335" calcext:value-type="float">
            <text:p>2333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1-19" calcext:value-type="date">
            <text:p>19.01.2024</text:p>
          </table:table-cell>
          <table:table-cell table:style-name="ce43" table:formula="of:=MONTH([.A385])" office:value-type="float" office:value="1" calcext:value-type="float">
            <text:p>1</text:p>
          </table:table-cell>
          <table:table-cell table:formula="of:=WEEKDAY([.A385];2)" office:value-type="float" office:value="5" calcext:value-type="float">
            <text:p>5</text:p>
          </table:table-cell>
          <table:table-cell table:style-name="ce1" office:value-type="string" calcext:value-type="string">
            <text:p>ZIMA</text:p>
          </table:table-cell>
          <table:table-cell table:formula="of:=IF([.D385] = &quot;ZIMA&quot;; 0.2; IF([.D385] = &quot;WIOSNA&quot;; 0.5; IF([.D385] = &quot;LATO&quot;; 0.9; 0.4)))" office:value-type="float" office:value="0.2" calcext:value-type="float">
            <text:p>0,2</text:p>
          </table:table-cell>
          <table:table-cell table:style-name="ce43" table:formula="of:=[.F384] + IF(AND([.B384]&lt;&gt;[.B385]; [.K384]&gt;= 2400);3;0)" office:value-type="float" office:value="31" calcext:value-type="float">
            <text:p>31</text:p>
          </table:table-cell>
          <table:table-cell table:formula="of:= IF([.C385] &lt; 6; [.$M$7] * FLOOR([.E385] * [.F385]); 0)" office:value-type="float" office:value="180" calcext:value-type="float">
            <text:p>180</text:p>
          </table:table-cell>
          <table:table-cell table:formula="of:=[.H384] + [.G385]" office:value-type="float" office:value="61470" calcext:value-type="float">
            <text:p>61470</text:p>
          </table:table-cell>
          <table:table-cell table:style-name="ce43" table:formula="of:=IF([.C385] = 7; [.F385] * 15; 0) + IF(AND([.B384]&lt;&gt;[.B385]; [.K384]&gt;= 2400);2400;0)" office:value-type="float" office:value="0" calcext:value-type="float">
            <text:p>0</text:p>
          </table:table-cell>
          <table:table-cell table:formula="of:=[.J384] + [.I385]" office:value-type="float" office:value="37955" calcext:value-type="float">
            <text:p>37955</text:p>
          </table:table-cell>
          <table:table-cell table:formula="of:=[.H385] - [.J385]" office:value-type="float" office:value="23515" calcext:value-type="float">
            <text:p>2351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1-20" calcext:value-type="date">
            <text:p>20.01.2024</text:p>
          </table:table-cell>
          <table:table-cell table:style-name="ce43" table:formula="of:=MONTH([.A386])" office:value-type="float" office:value="1" calcext:value-type="float">
            <text:p>1</text:p>
          </table:table-cell>
          <table:table-cell table:formula="of:=WEEKDAY([.A386];2)" office:value-type="float" office:value="6" calcext:value-type="float">
            <text:p>6</text:p>
          </table:table-cell>
          <table:table-cell table:style-name="ce1" office:value-type="string" calcext:value-type="string">
            <text:p>ZIMA</text:p>
          </table:table-cell>
          <table:table-cell table:formula="of:=IF([.D386] = &quot;ZIMA&quot;; 0.2; IF([.D386] = &quot;WIOSNA&quot;; 0.5; IF([.D386] = &quot;LATO&quot;; 0.9; 0.4)))" office:value-type="float" office:value="0.2" calcext:value-type="float">
            <text:p>0,2</text:p>
          </table:table-cell>
          <table:table-cell table:style-name="ce43" table:formula="of:=[.F385] + IF(AND([.B385]&lt;&gt;[.B386]; [.K385]&gt;= 2400);3;0)" office:value-type="float" office:value="31" calcext:value-type="float">
            <text:p>31</text:p>
          </table:table-cell>
          <table:table-cell table:formula="of:= IF([.C386] &lt; 6; [.$M$7] * FLOOR([.E386] * [.F386]); 0)" office:value-type="float" office:value="0" calcext:value-type="float">
            <text:p>0</text:p>
          </table:table-cell>
          <table:table-cell table:formula="of:=[.H385] + [.G386]" office:value-type="float" office:value="61470" calcext:value-type="float">
            <text:p>61470</text:p>
          </table:table-cell>
          <table:table-cell table:style-name="ce43" table:formula="of:=IF([.C386] = 7; [.F386] * 15; 0) + IF(AND([.B385]&lt;&gt;[.B386]; [.K385]&gt;= 2400);2400;0)" office:value-type="float" office:value="0" calcext:value-type="float">
            <text:p>0</text:p>
          </table:table-cell>
          <table:table-cell table:formula="of:=[.J385] + [.I386]" office:value-type="float" office:value="37955" calcext:value-type="float">
            <text:p>37955</text:p>
          </table:table-cell>
          <table:table-cell table:formula="of:=[.H386] - [.J386]" office:value-type="float" office:value="23515" calcext:value-type="float">
            <text:p>2351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1-21" calcext:value-type="date">
            <text:p>21.01.2024</text:p>
          </table:table-cell>
          <table:table-cell table:style-name="ce43" table:formula="of:=MONTH([.A387])" office:value-type="float" office:value="1" calcext:value-type="float">
            <text:p>1</text:p>
          </table:table-cell>
          <table:table-cell table:formula="of:=WEEKDAY([.A387];2)" office:value-type="float" office:value="7" calcext:value-type="float">
            <text:p>7</text:p>
          </table:table-cell>
          <table:table-cell table:style-name="ce1" office:value-type="string" calcext:value-type="string">
            <text:p>ZIMA</text:p>
          </table:table-cell>
          <table:table-cell table:formula="of:=IF([.D387] = &quot;ZIMA&quot;; 0.2; IF([.D387] = &quot;WIOSNA&quot;; 0.5; IF([.D387] = &quot;LATO&quot;; 0.9; 0.4)))" office:value-type="float" office:value="0.2" calcext:value-type="float">
            <text:p>0,2</text:p>
          </table:table-cell>
          <table:table-cell table:style-name="ce43" table:formula="of:=[.F386] + IF(AND([.B386]&lt;&gt;[.B387]; [.K386]&gt;= 2400);3;0)" office:value-type="float" office:value="31" calcext:value-type="float">
            <text:p>31</text:p>
          </table:table-cell>
          <table:table-cell table:formula="of:= IF([.C387] &lt; 6; [.$M$7] * FLOOR([.E387] * [.F387]); 0)" office:value-type="float" office:value="0" calcext:value-type="float">
            <text:p>0</text:p>
          </table:table-cell>
          <table:table-cell table:formula="of:=[.H386] + [.G387]" office:value-type="float" office:value="61470" calcext:value-type="float">
            <text:p>61470</text:p>
          </table:table-cell>
          <table:table-cell table:style-name="ce43" table:formula="of:=IF([.C387] = 7; [.F387] * 15; 0) + IF(AND([.B386]&lt;&gt;[.B387]; [.K386]&gt;= 2400);2400;0)" office:value-type="float" office:value="465" calcext:value-type="float">
            <text:p>465</text:p>
          </table:table-cell>
          <table:table-cell table:formula="of:=[.J386] + [.I387]" office:value-type="float" office:value="38420" calcext:value-type="float">
            <text:p>38420</text:p>
          </table:table-cell>
          <table:table-cell table:formula="of:=[.H387] - [.J387]" office:value-type="float" office:value="23050" calcext:value-type="float">
            <text:p>2305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1-22" calcext:value-type="date">
            <text:p>22.01.2024</text:p>
          </table:table-cell>
          <table:table-cell table:style-name="ce43" table:formula="of:=MONTH([.A388])" office:value-type="float" office:value="1" calcext:value-type="float">
            <text:p>1</text:p>
          </table:table-cell>
          <table:table-cell table:formula="of:=WEEKDAY([.A388];2)" office:value-type="float" office:value="1" calcext:value-type="float">
            <text:p>1</text:p>
          </table:table-cell>
          <table:table-cell table:style-name="ce1" office:value-type="string" calcext:value-type="string">
            <text:p>ZIMA</text:p>
          </table:table-cell>
          <table:table-cell table:formula="of:=IF([.D388] = &quot;ZIMA&quot;; 0.2; IF([.D388] = &quot;WIOSNA&quot;; 0.5; IF([.D388] = &quot;LATO&quot;; 0.9; 0.4)))" office:value-type="float" office:value="0.2" calcext:value-type="float">
            <text:p>0,2</text:p>
          </table:table-cell>
          <table:table-cell table:style-name="ce43" table:formula="of:=[.F387] + IF(AND([.B387]&lt;&gt;[.B388]; [.K387]&gt;= 2400);3;0)" office:value-type="float" office:value="31" calcext:value-type="float">
            <text:p>31</text:p>
          </table:table-cell>
          <table:table-cell table:formula="of:= IF([.C388] &lt; 6; [.$M$7] * FLOOR([.E388] * [.F388]); 0)" office:value-type="float" office:value="180" calcext:value-type="float">
            <text:p>180</text:p>
          </table:table-cell>
          <table:table-cell table:formula="of:=[.H387] + [.G388]" office:value-type="float" office:value="61650" calcext:value-type="float">
            <text:p>61650</text:p>
          </table:table-cell>
          <table:table-cell table:style-name="ce43" table:formula="of:=IF([.C388] = 7; [.F388] * 15; 0) + IF(AND([.B387]&lt;&gt;[.B388]; [.K387]&gt;= 2400);2400;0)" office:value-type="float" office:value="0" calcext:value-type="float">
            <text:p>0</text:p>
          </table:table-cell>
          <table:table-cell table:formula="of:=[.J387] + [.I388]" office:value-type="float" office:value="38420" calcext:value-type="float">
            <text:p>38420</text:p>
          </table:table-cell>
          <table:table-cell table:formula="of:=[.H388] - [.J388]" office:value-type="float" office:value="23230" calcext:value-type="float">
            <text:p>2323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1-23" calcext:value-type="date">
            <text:p>23.01.2024</text:p>
          </table:table-cell>
          <table:table-cell table:style-name="ce43" table:formula="of:=MONTH([.A389])" office:value-type="float" office:value="1" calcext:value-type="float">
            <text:p>1</text:p>
          </table:table-cell>
          <table:table-cell table:formula="of:=WEEKDAY([.A389];2)" office:value-type="float" office:value="2" calcext:value-type="float">
            <text:p>2</text:p>
          </table:table-cell>
          <table:table-cell table:style-name="ce1" office:value-type="string" calcext:value-type="string">
            <text:p>ZIMA</text:p>
          </table:table-cell>
          <table:table-cell table:formula="of:=IF([.D389] = &quot;ZIMA&quot;; 0.2; IF([.D389] = &quot;WIOSNA&quot;; 0.5; IF([.D389] = &quot;LATO&quot;; 0.9; 0.4)))" office:value-type="float" office:value="0.2" calcext:value-type="float">
            <text:p>0,2</text:p>
          </table:table-cell>
          <table:table-cell table:style-name="ce43" table:formula="of:=[.F388] + IF(AND([.B388]&lt;&gt;[.B389]; [.K388]&gt;= 2400);3;0)" office:value-type="float" office:value="31" calcext:value-type="float">
            <text:p>31</text:p>
          </table:table-cell>
          <table:table-cell table:formula="of:= IF([.C389] &lt; 6; [.$M$7] * FLOOR([.E389] * [.F389]); 0)" office:value-type="float" office:value="180" calcext:value-type="float">
            <text:p>180</text:p>
          </table:table-cell>
          <table:table-cell table:formula="of:=[.H388] + [.G389]" office:value-type="float" office:value="61830" calcext:value-type="float">
            <text:p>61830</text:p>
          </table:table-cell>
          <table:table-cell table:style-name="ce43" table:formula="of:=IF([.C389] = 7; [.F389] * 15; 0) + IF(AND([.B388]&lt;&gt;[.B389]; [.K388]&gt;= 2400);2400;0)" office:value-type="float" office:value="0" calcext:value-type="float">
            <text:p>0</text:p>
          </table:table-cell>
          <table:table-cell table:formula="of:=[.J388] + [.I389]" office:value-type="float" office:value="38420" calcext:value-type="float">
            <text:p>38420</text:p>
          </table:table-cell>
          <table:table-cell table:formula="of:=[.H389] - [.J389]" office:value-type="float" office:value="23410" calcext:value-type="float">
            <text:p>2341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1-24" calcext:value-type="date">
            <text:p>24.01.2024</text:p>
          </table:table-cell>
          <table:table-cell table:style-name="ce43" table:formula="of:=MONTH([.A390])" office:value-type="float" office:value="1" calcext:value-type="float">
            <text:p>1</text:p>
          </table:table-cell>
          <table:table-cell table:formula="of:=WEEKDAY([.A390];2)" office:value-type="float" office:value="3" calcext:value-type="float">
            <text:p>3</text:p>
          </table:table-cell>
          <table:table-cell table:style-name="ce1" office:value-type="string" calcext:value-type="string">
            <text:p>ZIMA</text:p>
          </table:table-cell>
          <table:table-cell table:formula="of:=IF([.D390] = &quot;ZIMA&quot;; 0.2; IF([.D390] = &quot;WIOSNA&quot;; 0.5; IF([.D390] = &quot;LATO&quot;; 0.9; 0.4)))" office:value-type="float" office:value="0.2" calcext:value-type="float">
            <text:p>0,2</text:p>
          </table:table-cell>
          <table:table-cell table:style-name="ce43" table:formula="of:=[.F389] + IF(AND([.B389]&lt;&gt;[.B390]; [.K389]&gt;= 2400);3;0)" office:value-type="float" office:value="31" calcext:value-type="float">
            <text:p>31</text:p>
          </table:table-cell>
          <table:table-cell table:formula="of:= IF([.C390] &lt; 6; [.$M$7] * FLOOR([.E390] * [.F390]); 0)" office:value-type="float" office:value="180" calcext:value-type="float">
            <text:p>180</text:p>
          </table:table-cell>
          <table:table-cell table:formula="of:=[.H389] + [.G390]" office:value-type="float" office:value="62010" calcext:value-type="float">
            <text:p>62010</text:p>
          </table:table-cell>
          <table:table-cell table:style-name="ce43" table:formula="of:=IF([.C390] = 7; [.F390] * 15; 0) + IF(AND([.B389]&lt;&gt;[.B390]; [.K389]&gt;= 2400);2400;0)" office:value-type="float" office:value="0" calcext:value-type="float">
            <text:p>0</text:p>
          </table:table-cell>
          <table:table-cell table:formula="of:=[.J389] + [.I390]" office:value-type="float" office:value="38420" calcext:value-type="float">
            <text:p>38420</text:p>
          </table:table-cell>
          <table:table-cell table:formula="of:=[.H390] - [.J390]" office:value-type="float" office:value="23590" calcext:value-type="float">
            <text:p>2359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1-25" calcext:value-type="date">
            <text:p>25.01.2024</text:p>
          </table:table-cell>
          <table:table-cell table:style-name="ce43" table:formula="of:=MONTH([.A391])" office:value-type="float" office:value="1" calcext:value-type="float">
            <text:p>1</text:p>
          </table:table-cell>
          <table:table-cell table:formula="of:=WEEKDAY([.A391];2)" office:value-type="float" office:value="4" calcext:value-type="float">
            <text:p>4</text:p>
          </table:table-cell>
          <table:table-cell table:style-name="ce1" office:value-type="string" calcext:value-type="string">
            <text:p>ZIMA</text:p>
          </table:table-cell>
          <table:table-cell table:formula="of:=IF([.D391] = &quot;ZIMA&quot;; 0.2; IF([.D391] = &quot;WIOSNA&quot;; 0.5; IF([.D391] = &quot;LATO&quot;; 0.9; 0.4)))" office:value-type="float" office:value="0.2" calcext:value-type="float">
            <text:p>0,2</text:p>
          </table:table-cell>
          <table:table-cell table:style-name="ce43" table:formula="of:=[.F390] + IF(AND([.B390]&lt;&gt;[.B391]; [.K390]&gt;= 2400);3;0)" office:value-type="float" office:value="31" calcext:value-type="float">
            <text:p>31</text:p>
          </table:table-cell>
          <table:table-cell table:formula="of:= IF([.C391] &lt; 6; [.$M$7] * FLOOR([.E391] * [.F391]); 0)" office:value-type="float" office:value="180" calcext:value-type="float">
            <text:p>180</text:p>
          </table:table-cell>
          <table:table-cell table:formula="of:=[.H390] + [.G391]" office:value-type="float" office:value="62190" calcext:value-type="float">
            <text:p>62190</text:p>
          </table:table-cell>
          <table:table-cell table:style-name="ce43" table:formula="of:=IF([.C391] = 7; [.F391] * 15; 0) + IF(AND([.B390]&lt;&gt;[.B391]; [.K390]&gt;= 2400);2400;0)" office:value-type="float" office:value="0" calcext:value-type="float">
            <text:p>0</text:p>
          </table:table-cell>
          <table:table-cell table:formula="of:=[.J390] + [.I391]" office:value-type="float" office:value="38420" calcext:value-type="float">
            <text:p>38420</text:p>
          </table:table-cell>
          <table:table-cell table:formula="of:=[.H391] - [.J391]" office:value-type="float" office:value="23770" calcext:value-type="float">
            <text:p>2377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1-26" calcext:value-type="date">
            <text:p>26.01.2024</text:p>
          </table:table-cell>
          <table:table-cell table:style-name="ce43" table:formula="of:=MONTH([.A392])" office:value-type="float" office:value="1" calcext:value-type="float">
            <text:p>1</text:p>
          </table:table-cell>
          <table:table-cell table:formula="of:=WEEKDAY([.A392];2)" office:value-type="float" office:value="5" calcext:value-type="float">
            <text:p>5</text:p>
          </table:table-cell>
          <table:table-cell table:style-name="ce1" office:value-type="string" calcext:value-type="string">
            <text:p>ZIMA</text:p>
          </table:table-cell>
          <table:table-cell table:formula="of:=IF([.D392] = &quot;ZIMA&quot;; 0.2; IF([.D392] = &quot;WIOSNA&quot;; 0.5; IF([.D392] = &quot;LATO&quot;; 0.9; 0.4)))" office:value-type="float" office:value="0.2" calcext:value-type="float">
            <text:p>0,2</text:p>
          </table:table-cell>
          <table:table-cell table:style-name="ce43" table:formula="of:=[.F391] + IF(AND([.B391]&lt;&gt;[.B392]; [.K391]&gt;= 2400);3;0)" office:value-type="float" office:value="31" calcext:value-type="float">
            <text:p>31</text:p>
          </table:table-cell>
          <table:table-cell table:formula="of:= IF([.C392] &lt; 6; [.$M$7] * FLOOR([.E392] * [.F392]); 0)" office:value-type="float" office:value="180" calcext:value-type="float">
            <text:p>180</text:p>
          </table:table-cell>
          <table:table-cell table:formula="of:=[.H391] + [.G392]" office:value-type="float" office:value="62370" calcext:value-type="float">
            <text:p>62370</text:p>
          </table:table-cell>
          <table:table-cell table:style-name="ce43" table:formula="of:=IF([.C392] = 7; [.F392] * 15; 0) + IF(AND([.B391]&lt;&gt;[.B392]; [.K391]&gt;= 2400);2400;0)" office:value-type="float" office:value="0" calcext:value-type="float">
            <text:p>0</text:p>
          </table:table-cell>
          <table:table-cell table:formula="of:=[.J391] + [.I392]" office:value-type="float" office:value="38420" calcext:value-type="float">
            <text:p>38420</text:p>
          </table:table-cell>
          <table:table-cell table:formula="of:=[.H392] - [.J392]" office:value-type="float" office:value="23950" calcext:value-type="float">
            <text:p>2395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1-27" calcext:value-type="date">
            <text:p>27.01.2024</text:p>
          </table:table-cell>
          <table:table-cell table:style-name="ce43" table:formula="of:=MONTH([.A393])" office:value-type="float" office:value="1" calcext:value-type="float">
            <text:p>1</text:p>
          </table:table-cell>
          <table:table-cell table:formula="of:=WEEKDAY([.A393];2)" office:value-type="float" office:value="6" calcext:value-type="float">
            <text:p>6</text:p>
          </table:table-cell>
          <table:table-cell table:style-name="ce1" office:value-type="string" calcext:value-type="string">
            <text:p>ZIMA</text:p>
          </table:table-cell>
          <table:table-cell table:formula="of:=IF([.D393] = &quot;ZIMA&quot;; 0.2; IF([.D393] = &quot;WIOSNA&quot;; 0.5; IF([.D393] = &quot;LATO&quot;; 0.9; 0.4)))" office:value-type="float" office:value="0.2" calcext:value-type="float">
            <text:p>0,2</text:p>
          </table:table-cell>
          <table:table-cell table:style-name="ce43" table:formula="of:=[.F392] + IF(AND([.B392]&lt;&gt;[.B393]; [.K392]&gt;= 2400);3;0)" office:value-type="float" office:value="31" calcext:value-type="float">
            <text:p>31</text:p>
          </table:table-cell>
          <table:table-cell table:formula="of:= IF([.C393] &lt; 6; [.$M$7] * FLOOR([.E393] * [.F393]); 0)" office:value-type="float" office:value="0" calcext:value-type="float">
            <text:p>0</text:p>
          </table:table-cell>
          <table:table-cell table:formula="of:=[.H392] + [.G393]" office:value-type="float" office:value="62370" calcext:value-type="float">
            <text:p>62370</text:p>
          </table:table-cell>
          <table:table-cell table:style-name="ce43" table:formula="of:=IF([.C393] = 7; [.F393] * 15; 0) + IF(AND([.B392]&lt;&gt;[.B393]; [.K392]&gt;= 2400);2400;0)" office:value-type="float" office:value="0" calcext:value-type="float">
            <text:p>0</text:p>
          </table:table-cell>
          <table:table-cell table:formula="of:=[.J392] + [.I393]" office:value-type="float" office:value="38420" calcext:value-type="float">
            <text:p>38420</text:p>
          </table:table-cell>
          <table:table-cell table:formula="of:=[.H393] - [.J393]" office:value-type="float" office:value="23950" calcext:value-type="float">
            <text:p>2395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1-28" calcext:value-type="date">
            <text:p>28.01.2024</text:p>
          </table:table-cell>
          <table:table-cell table:style-name="ce43" table:formula="of:=MONTH([.A394])" office:value-type="float" office:value="1" calcext:value-type="float">
            <text:p>1</text:p>
          </table:table-cell>
          <table:table-cell table:formula="of:=WEEKDAY([.A394];2)" office:value-type="float" office:value="7" calcext:value-type="float">
            <text:p>7</text:p>
          </table:table-cell>
          <table:table-cell table:style-name="ce1" office:value-type="string" calcext:value-type="string">
            <text:p>ZIMA</text:p>
          </table:table-cell>
          <table:table-cell table:formula="of:=IF([.D394] = &quot;ZIMA&quot;; 0.2; IF([.D394] = &quot;WIOSNA&quot;; 0.5; IF([.D394] = &quot;LATO&quot;; 0.9; 0.4)))" office:value-type="float" office:value="0.2" calcext:value-type="float">
            <text:p>0,2</text:p>
          </table:table-cell>
          <table:table-cell table:style-name="ce43" table:formula="of:=[.F393] + IF(AND([.B393]&lt;&gt;[.B394]; [.K393]&gt;= 2400);3;0)" office:value-type="float" office:value="31" calcext:value-type="float">
            <text:p>31</text:p>
          </table:table-cell>
          <table:table-cell table:formula="of:= IF([.C394] &lt; 6; [.$M$7] * FLOOR([.E394] * [.F394]); 0)" office:value-type="float" office:value="0" calcext:value-type="float">
            <text:p>0</text:p>
          </table:table-cell>
          <table:table-cell table:formula="of:=[.H393] + [.G394]" office:value-type="float" office:value="62370" calcext:value-type="float">
            <text:p>62370</text:p>
          </table:table-cell>
          <table:table-cell table:style-name="ce43" table:formula="of:=IF([.C394] = 7; [.F394] * 15; 0) + IF(AND([.B393]&lt;&gt;[.B394]; [.K393]&gt;= 2400);2400;0)" office:value-type="float" office:value="465" calcext:value-type="float">
            <text:p>465</text:p>
          </table:table-cell>
          <table:table-cell table:formula="of:=[.J393] + [.I394]" office:value-type="float" office:value="38885" calcext:value-type="float">
            <text:p>38885</text:p>
          </table:table-cell>
          <table:table-cell table:formula="of:=[.H394] - [.J394]" office:value-type="float" office:value="23485" calcext:value-type="float">
            <text:p>2348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1-29" calcext:value-type="date">
            <text:p>29.01.2024</text:p>
          </table:table-cell>
          <table:table-cell table:style-name="ce43" table:formula="of:=MONTH([.A395])" office:value-type="float" office:value="1" calcext:value-type="float">
            <text:p>1</text:p>
          </table:table-cell>
          <table:table-cell table:formula="of:=WEEKDAY([.A395];2)" office:value-type="float" office:value="1" calcext:value-type="float">
            <text:p>1</text:p>
          </table:table-cell>
          <table:table-cell table:style-name="ce1" office:value-type="string" calcext:value-type="string">
            <text:p>ZIMA</text:p>
          </table:table-cell>
          <table:table-cell table:formula="of:=IF([.D395] = &quot;ZIMA&quot;; 0.2; IF([.D395] = &quot;WIOSNA&quot;; 0.5; IF([.D395] = &quot;LATO&quot;; 0.9; 0.4)))" office:value-type="float" office:value="0.2" calcext:value-type="float">
            <text:p>0,2</text:p>
          </table:table-cell>
          <table:table-cell table:style-name="ce43" table:formula="of:=[.F394] + IF(AND([.B394]&lt;&gt;[.B395]; [.K394]&gt;= 2400);3;0)" office:value-type="float" office:value="31" calcext:value-type="float">
            <text:p>31</text:p>
          </table:table-cell>
          <table:table-cell table:formula="of:= IF([.C395] &lt; 6; [.$M$7] * FLOOR([.E395] * [.F395]); 0)" office:value-type="float" office:value="180" calcext:value-type="float">
            <text:p>180</text:p>
          </table:table-cell>
          <table:table-cell table:formula="of:=[.H394] + [.G395]" office:value-type="float" office:value="62550" calcext:value-type="float">
            <text:p>62550</text:p>
          </table:table-cell>
          <table:table-cell table:style-name="ce43" table:formula="of:=IF([.C395] = 7; [.F395] * 15; 0) + IF(AND([.B394]&lt;&gt;[.B395]; [.K394]&gt;= 2400);2400;0)" office:value-type="float" office:value="0" calcext:value-type="float">
            <text:p>0</text:p>
          </table:table-cell>
          <table:table-cell table:formula="of:=[.J394] + [.I395]" office:value-type="float" office:value="38885" calcext:value-type="float">
            <text:p>38885</text:p>
          </table:table-cell>
          <table:table-cell table:formula="of:=[.H395] - [.J395]" office:value-type="float" office:value="23665" calcext:value-type="float">
            <text:p>2366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1-30" calcext:value-type="date">
            <text:p>30.01.2024</text:p>
          </table:table-cell>
          <table:table-cell table:style-name="ce43" table:formula="of:=MONTH([.A396])" office:value-type="float" office:value="1" calcext:value-type="float">
            <text:p>1</text:p>
          </table:table-cell>
          <table:table-cell table:formula="of:=WEEKDAY([.A396];2)" office:value-type="float" office:value="2" calcext:value-type="float">
            <text:p>2</text:p>
          </table:table-cell>
          <table:table-cell table:style-name="ce1" office:value-type="string" calcext:value-type="string">
            <text:p>ZIMA</text:p>
          </table:table-cell>
          <table:table-cell table:formula="of:=IF([.D396] = &quot;ZIMA&quot;; 0.2; IF([.D396] = &quot;WIOSNA&quot;; 0.5; IF([.D396] = &quot;LATO&quot;; 0.9; 0.4)))" office:value-type="float" office:value="0.2" calcext:value-type="float">
            <text:p>0,2</text:p>
          </table:table-cell>
          <table:table-cell table:style-name="ce43" table:formula="of:=[.F395] + IF(AND([.B395]&lt;&gt;[.B396]; [.K395]&gt;= 2400);3;0)" office:value-type="float" office:value="31" calcext:value-type="float">
            <text:p>31</text:p>
          </table:table-cell>
          <table:table-cell table:formula="of:= IF([.C396] &lt; 6; [.$M$7] * FLOOR([.E396] * [.F396]); 0)" office:value-type="float" office:value="180" calcext:value-type="float">
            <text:p>180</text:p>
          </table:table-cell>
          <table:table-cell table:formula="of:=[.H395] + [.G396]" office:value-type="float" office:value="62730" calcext:value-type="float">
            <text:p>62730</text:p>
          </table:table-cell>
          <table:table-cell table:style-name="ce43" table:formula="of:=IF([.C396] = 7; [.F396] * 15; 0) + IF(AND([.B395]&lt;&gt;[.B396]; [.K395]&gt;= 2400);2400;0)" office:value-type="float" office:value="0" calcext:value-type="float">
            <text:p>0</text:p>
          </table:table-cell>
          <table:table-cell table:formula="of:=[.J395] + [.I396]" office:value-type="float" office:value="38885" calcext:value-type="float">
            <text:p>38885</text:p>
          </table:table-cell>
          <table:table-cell table:formula="of:=[.H396] - [.J396]" office:value-type="float" office:value="23845" calcext:value-type="float">
            <text:p>2384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1-31" calcext:value-type="date">
            <text:p>31.01.2024</text:p>
          </table:table-cell>
          <table:table-cell table:style-name="ce43" table:formula="of:=MONTH([.A397])" office:value-type="float" office:value="1" calcext:value-type="float">
            <text:p>1</text:p>
          </table:table-cell>
          <table:table-cell table:formula="of:=WEEKDAY([.A397];2)" office:value-type="float" office:value="3" calcext:value-type="float">
            <text:p>3</text:p>
          </table:table-cell>
          <table:table-cell table:style-name="ce1" office:value-type="string" calcext:value-type="string">
            <text:p>ZIMA</text:p>
          </table:table-cell>
          <table:table-cell table:formula="of:=IF([.D397] = &quot;ZIMA&quot;; 0.2; IF([.D397] = &quot;WIOSNA&quot;; 0.5; IF([.D397] = &quot;LATO&quot;; 0.9; 0.4)))" office:value-type="float" office:value="0.2" calcext:value-type="float">
            <text:p>0,2</text:p>
          </table:table-cell>
          <table:table-cell table:style-name="ce43" table:formula="of:=[.F396] + IF(AND([.B396]&lt;&gt;[.B397]; [.K396]&gt;= 2400);3;0)" office:value-type="float" office:value="31" calcext:value-type="float">
            <text:p>31</text:p>
          </table:table-cell>
          <table:table-cell table:formula="of:= IF([.C397] &lt; 6; [.$M$7] * FLOOR([.E397] * [.F397]); 0)" office:value-type="float" office:value="180" calcext:value-type="float">
            <text:p>180</text:p>
          </table:table-cell>
          <table:table-cell table:formula="of:=[.H396] + [.G397]" office:value-type="float" office:value="62910" calcext:value-type="float">
            <text:p>62910</text:p>
          </table:table-cell>
          <table:table-cell table:style-name="ce43" table:formula="of:=IF([.C397] = 7; [.F397] * 15; 0) + IF(AND([.B396]&lt;&gt;[.B397]; [.K396]&gt;= 2400);2400;0)" office:value-type="float" office:value="0" calcext:value-type="float">
            <text:p>0</text:p>
          </table:table-cell>
          <table:table-cell table:formula="of:=[.J396] + [.I397]" office:value-type="float" office:value="38885" calcext:value-type="float">
            <text:p>38885</text:p>
          </table:table-cell>
          <table:table-cell table:formula="of:=[.H397] - [.J397]" office:value-type="float" office:value="24025" calcext:value-type="float">
            <text:p>2402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2-01" calcext:value-type="date">
            <text:p>1.02.2024</text:p>
          </table:table-cell>
          <table:table-cell table:style-name="ce43" table:formula="of:=MONTH([.A398])" office:value-type="float" office:value="2" calcext:value-type="float">
            <text:p>2</text:p>
          </table:table-cell>
          <table:table-cell table:formula="of:=WEEKDAY([.A398];2)" office:value-type="float" office:value="4" calcext:value-type="float">
            <text:p>4</text:p>
          </table:table-cell>
          <table:table-cell table:style-name="ce1" office:value-type="string" calcext:value-type="string">
            <text:p>ZIMA</text:p>
          </table:table-cell>
          <table:table-cell table:formula="of:=IF([.D398] = &quot;ZIMA&quot;; 0.2; IF([.D398] = &quot;WIOSNA&quot;; 0.5; IF([.D398] = &quot;LATO&quot;; 0.9; 0.4)))" office:value-type="float" office:value="0.2" calcext:value-type="float">
            <text:p>0,2</text:p>
          </table:table-cell>
          <table:table-cell table:style-name="ce43" table:formula="of:=[.F397] + IF(AND([.B397]&lt;&gt;[.B398]; [.K397]&gt;= 2400);3;0)" office:value-type="float" office:value="34" calcext:value-type="float">
            <text:p>34</text:p>
          </table:table-cell>
          <table:table-cell table:formula="of:= IF([.C398] &lt; 6; [.$M$7] * FLOOR([.E398] * [.F398]); 0)" office:value-type="float" office:value="180" calcext:value-type="float">
            <text:p>180</text:p>
          </table:table-cell>
          <table:table-cell table:formula="of:=[.H397] + [.G398]" office:value-type="float" office:value="63090" calcext:value-type="float">
            <text:p>63090</text:p>
          </table:table-cell>
          <table:table-cell table:style-name="ce43" table:formula="of:=IF([.C398] = 7; [.F398] * 15; 0) + IF(AND([.B397]&lt;&gt;[.B398]; [.K397]&gt;= 2400);2400;0)" office:value-type="float" office:value="2400" calcext:value-type="float">
            <text:p>2400</text:p>
          </table:table-cell>
          <table:table-cell table:formula="of:=[.J397] + [.I398]" office:value-type="float" office:value="41285" calcext:value-type="float">
            <text:p>41285</text:p>
          </table:table-cell>
          <table:table-cell table:formula="of:=[.H398] - [.J398]" office:value-type="float" office:value="21805" calcext:value-type="float">
            <text:p>2180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2-02" calcext:value-type="date">
            <text:p>2.02.2024</text:p>
          </table:table-cell>
          <table:table-cell table:style-name="ce43" table:formula="of:=MONTH([.A399])" office:value-type="float" office:value="2" calcext:value-type="float">
            <text:p>2</text:p>
          </table:table-cell>
          <table:table-cell table:formula="of:=WEEKDAY([.A399];2)" office:value-type="float" office:value="5" calcext:value-type="float">
            <text:p>5</text:p>
          </table:table-cell>
          <table:table-cell table:style-name="ce1" office:value-type="string" calcext:value-type="string">
            <text:p>ZIMA</text:p>
          </table:table-cell>
          <table:table-cell table:formula="of:=IF([.D399] = &quot;ZIMA&quot;; 0.2; IF([.D399] = &quot;WIOSNA&quot;; 0.5; IF([.D399] = &quot;LATO&quot;; 0.9; 0.4)))" office:value-type="float" office:value="0.2" calcext:value-type="float">
            <text:p>0,2</text:p>
          </table:table-cell>
          <table:table-cell table:style-name="ce43" table:formula="of:=[.F398] + IF(AND([.B398]&lt;&gt;[.B399]; [.K398]&gt;= 2400);3;0)" office:value-type="float" office:value="34" calcext:value-type="float">
            <text:p>34</text:p>
          </table:table-cell>
          <table:table-cell table:formula="of:= IF([.C399] &lt; 6; [.$M$7] * FLOOR([.E399] * [.F399]); 0)" office:value-type="float" office:value="180" calcext:value-type="float">
            <text:p>180</text:p>
          </table:table-cell>
          <table:table-cell table:formula="of:=[.H398] + [.G399]" office:value-type="float" office:value="63270" calcext:value-type="float">
            <text:p>63270</text:p>
          </table:table-cell>
          <table:table-cell table:style-name="ce43" table:formula="of:=IF([.C399] = 7; [.F399] * 15; 0) + IF(AND([.B398]&lt;&gt;[.B399]; [.K398]&gt;= 2400);2400;0)" office:value-type="float" office:value="0" calcext:value-type="float">
            <text:p>0</text:p>
          </table:table-cell>
          <table:table-cell table:formula="of:=[.J398] + [.I399]" office:value-type="float" office:value="41285" calcext:value-type="float">
            <text:p>41285</text:p>
          </table:table-cell>
          <table:table-cell table:formula="of:=[.H399] - [.J399]" office:value-type="float" office:value="21985" calcext:value-type="float">
            <text:p>2198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2-03" calcext:value-type="date">
            <text:p>3.02.2024</text:p>
          </table:table-cell>
          <table:table-cell table:style-name="ce43" table:formula="of:=MONTH([.A400])" office:value-type="float" office:value="2" calcext:value-type="float">
            <text:p>2</text:p>
          </table:table-cell>
          <table:table-cell table:formula="of:=WEEKDAY([.A400];2)" office:value-type="float" office:value="6" calcext:value-type="float">
            <text:p>6</text:p>
          </table:table-cell>
          <table:table-cell table:style-name="ce1" office:value-type="string" calcext:value-type="string">
            <text:p>ZIMA</text:p>
          </table:table-cell>
          <table:table-cell table:formula="of:=IF([.D400] = &quot;ZIMA&quot;; 0.2; IF([.D400] = &quot;WIOSNA&quot;; 0.5; IF([.D400] = &quot;LATO&quot;; 0.9; 0.4)))" office:value-type="float" office:value="0.2" calcext:value-type="float">
            <text:p>0,2</text:p>
          </table:table-cell>
          <table:table-cell table:style-name="ce43" table:formula="of:=[.F399] + IF(AND([.B399]&lt;&gt;[.B400]; [.K399]&gt;= 2400);3;0)" office:value-type="float" office:value="34" calcext:value-type="float">
            <text:p>34</text:p>
          </table:table-cell>
          <table:table-cell table:formula="of:= IF([.C400] &lt; 6; [.$M$7] * FLOOR([.E400] * [.F400]); 0)" office:value-type="float" office:value="0" calcext:value-type="float">
            <text:p>0</text:p>
          </table:table-cell>
          <table:table-cell table:formula="of:=[.H399] + [.G400]" office:value-type="float" office:value="63270" calcext:value-type="float">
            <text:p>63270</text:p>
          </table:table-cell>
          <table:table-cell table:style-name="ce43" table:formula="of:=IF([.C400] = 7; [.F400] * 15; 0) + IF(AND([.B399]&lt;&gt;[.B400]; [.K399]&gt;= 2400);2400;0)" office:value-type="float" office:value="0" calcext:value-type="float">
            <text:p>0</text:p>
          </table:table-cell>
          <table:table-cell table:formula="of:=[.J399] + [.I400]" office:value-type="float" office:value="41285" calcext:value-type="float">
            <text:p>41285</text:p>
          </table:table-cell>
          <table:table-cell table:formula="of:=[.H400] - [.J400]" office:value-type="float" office:value="21985" calcext:value-type="float">
            <text:p>2198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2-04" calcext:value-type="date">
            <text:p>4.02.2024</text:p>
          </table:table-cell>
          <table:table-cell table:style-name="ce43" table:formula="of:=MONTH([.A401])" office:value-type="float" office:value="2" calcext:value-type="float">
            <text:p>2</text:p>
          </table:table-cell>
          <table:table-cell table:formula="of:=WEEKDAY([.A401];2)" office:value-type="float" office:value="7" calcext:value-type="float">
            <text:p>7</text:p>
          </table:table-cell>
          <table:table-cell table:style-name="ce1" office:value-type="string" calcext:value-type="string">
            <text:p>ZIMA</text:p>
          </table:table-cell>
          <table:table-cell table:formula="of:=IF([.D401] = &quot;ZIMA&quot;; 0.2; IF([.D401] = &quot;WIOSNA&quot;; 0.5; IF([.D401] = &quot;LATO&quot;; 0.9; 0.4)))" office:value-type="float" office:value="0.2" calcext:value-type="float">
            <text:p>0,2</text:p>
          </table:table-cell>
          <table:table-cell table:style-name="ce43" table:formula="of:=[.F400] + IF(AND([.B400]&lt;&gt;[.B401]; [.K400]&gt;= 2400);3;0)" office:value-type="float" office:value="34" calcext:value-type="float">
            <text:p>34</text:p>
          </table:table-cell>
          <table:table-cell table:formula="of:= IF([.C401] &lt; 6; [.$M$7] * FLOOR([.E401] * [.F401]); 0)" office:value-type="float" office:value="0" calcext:value-type="float">
            <text:p>0</text:p>
          </table:table-cell>
          <table:table-cell table:formula="of:=[.H400] + [.G401]" office:value-type="float" office:value="63270" calcext:value-type="float">
            <text:p>63270</text:p>
          </table:table-cell>
          <table:table-cell table:style-name="ce43" table:formula="of:=IF([.C401] = 7; [.F401] * 15; 0) + IF(AND([.B400]&lt;&gt;[.B401]; [.K400]&gt;= 2400);2400;0)" office:value-type="float" office:value="510" calcext:value-type="float">
            <text:p>510</text:p>
          </table:table-cell>
          <table:table-cell table:formula="of:=[.J400] + [.I401]" office:value-type="float" office:value="41795" calcext:value-type="float">
            <text:p>41795</text:p>
          </table:table-cell>
          <table:table-cell table:formula="of:=[.H401] - [.J401]" office:value-type="float" office:value="21475" calcext:value-type="float">
            <text:p>2147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2-05" calcext:value-type="date">
            <text:p>5.02.2024</text:p>
          </table:table-cell>
          <table:table-cell table:style-name="ce43" table:formula="of:=MONTH([.A402])" office:value-type="float" office:value="2" calcext:value-type="float">
            <text:p>2</text:p>
          </table:table-cell>
          <table:table-cell table:formula="of:=WEEKDAY([.A402];2)" office:value-type="float" office:value="1" calcext:value-type="float">
            <text:p>1</text:p>
          </table:table-cell>
          <table:table-cell table:style-name="ce1" office:value-type="string" calcext:value-type="string">
            <text:p>ZIMA</text:p>
          </table:table-cell>
          <table:table-cell table:formula="of:=IF([.D402] = &quot;ZIMA&quot;; 0.2; IF([.D402] = &quot;WIOSNA&quot;; 0.5; IF([.D402] = &quot;LATO&quot;; 0.9; 0.4)))" office:value-type="float" office:value="0.2" calcext:value-type="float">
            <text:p>0,2</text:p>
          </table:table-cell>
          <table:table-cell table:style-name="ce43" table:formula="of:=[.F401] + IF(AND([.B401]&lt;&gt;[.B402]; [.K401]&gt;= 2400);3;0)" office:value-type="float" office:value="34" calcext:value-type="float">
            <text:p>34</text:p>
          </table:table-cell>
          <table:table-cell table:formula="of:= IF([.C402] &lt; 6; [.$M$7] * FLOOR([.E402] * [.F402]); 0)" office:value-type="float" office:value="180" calcext:value-type="float">
            <text:p>180</text:p>
          </table:table-cell>
          <table:table-cell table:formula="of:=[.H401] + [.G402]" office:value-type="float" office:value="63450" calcext:value-type="float">
            <text:p>63450</text:p>
          </table:table-cell>
          <table:table-cell table:style-name="ce43" table:formula="of:=IF([.C402] = 7; [.F402] * 15; 0) + IF(AND([.B401]&lt;&gt;[.B402]; [.K401]&gt;= 2400);2400;0)" office:value-type="float" office:value="0" calcext:value-type="float">
            <text:p>0</text:p>
          </table:table-cell>
          <table:table-cell table:formula="of:=[.J401] + [.I402]" office:value-type="float" office:value="41795" calcext:value-type="float">
            <text:p>41795</text:p>
          </table:table-cell>
          <table:table-cell table:formula="of:=[.H402] - [.J402]" office:value-type="float" office:value="21655" calcext:value-type="float">
            <text:p>2165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2-06" calcext:value-type="date">
            <text:p>6.02.2024</text:p>
          </table:table-cell>
          <table:table-cell table:style-name="ce43" table:formula="of:=MONTH([.A403])" office:value-type="float" office:value="2" calcext:value-type="float">
            <text:p>2</text:p>
          </table:table-cell>
          <table:table-cell table:formula="of:=WEEKDAY([.A403];2)" office:value-type="float" office:value="2" calcext:value-type="float">
            <text:p>2</text:p>
          </table:table-cell>
          <table:table-cell table:style-name="ce1" office:value-type="string" calcext:value-type="string">
            <text:p>ZIMA</text:p>
          </table:table-cell>
          <table:table-cell table:formula="of:=IF([.D403] = &quot;ZIMA&quot;; 0.2; IF([.D403] = &quot;WIOSNA&quot;; 0.5; IF([.D403] = &quot;LATO&quot;; 0.9; 0.4)))" office:value-type="float" office:value="0.2" calcext:value-type="float">
            <text:p>0,2</text:p>
          </table:table-cell>
          <table:table-cell table:style-name="ce43" table:formula="of:=[.F402] + IF(AND([.B402]&lt;&gt;[.B403]; [.K402]&gt;= 2400);3;0)" office:value-type="float" office:value="34" calcext:value-type="float">
            <text:p>34</text:p>
          </table:table-cell>
          <table:table-cell table:formula="of:= IF([.C403] &lt; 6; [.$M$7] * FLOOR([.E403] * [.F403]); 0)" office:value-type="float" office:value="180" calcext:value-type="float">
            <text:p>180</text:p>
          </table:table-cell>
          <table:table-cell table:formula="of:=[.H402] + [.G403]" office:value-type="float" office:value="63630" calcext:value-type="float">
            <text:p>63630</text:p>
          </table:table-cell>
          <table:table-cell table:style-name="ce43" table:formula="of:=IF([.C403] = 7; [.F403] * 15; 0) + IF(AND([.B402]&lt;&gt;[.B403]; [.K402]&gt;= 2400);2400;0)" office:value-type="float" office:value="0" calcext:value-type="float">
            <text:p>0</text:p>
          </table:table-cell>
          <table:table-cell table:formula="of:=[.J402] + [.I403]" office:value-type="float" office:value="41795" calcext:value-type="float">
            <text:p>41795</text:p>
          </table:table-cell>
          <table:table-cell table:formula="of:=[.H403] - [.J403]" office:value-type="float" office:value="21835" calcext:value-type="float">
            <text:p>2183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2-07" calcext:value-type="date">
            <text:p>7.02.2024</text:p>
          </table:table-cell>
          <table:table-cell table:style-name="ce43" table:formula="of:=MONTH([.A404])" office:value-type="float" office:value="2" calcext:value-type="float">
            <text:p>2</text:p>
          </table:table-cell>
          <table:table-cell table:formula="of:=WEEKDAY([.A404];2)" office:value-type="float" office:value="3" calcext:value-type="float">
            <text:p>3</text:p>
          </table:table-cell>
          <table:table-cell table:style-name="ce1" office:value-type="string" calcext:value-type="string">
            <text:p>ZIMA</text:p>
          </table:table-cell>
          <table:table-cell table:formula="of:=IF([.D404] = &quot;ZIMA&quot;; 0.2; IF([.D404] = &quot;WIOSNA&quot;; 0.5; IF([.D404] = &quot;LATO&quot;; 0.9; 0.4)))" office:value-type="float" office:value="0.2" calcext:value-type="float">
            <text:p>0,2</text:p>
          </table:table-cell>
          <table:table-cell table:style-name="ce43" table:formula="of:=[.F403] + IF(AND([.B403]&lt;&gt;[.B404]; [.K403]&gt;= 2400);3;0)" office:value-type="float" office:value="34" calcext:value-type="float">
            <text:p>34</text:p>
          </table:table-cell>
          <table:table-cell table:formula="of:= IF([.C404] &lt; 6; [.$M$7] * FLOOR([.E404] * [.F404]); 0)" office:value-type="float" office:value="180" calcext:value-type="float">
            <text:p>180</text:p>
          </table:table-cell>
          <table:table-cell table:formula="of:=[.H403] + [.G404]" office:value-type="float" office:value="63810" calcext:value-type="float">
            <text:p>63810</text:p>
          </table:table-cell>
          <table:table-cell table:style-name="ce43" table:formula="of:=IF([.C404] = 7; [.F404] * 15; 0) + IF(AND([.B403]&lt;&gt;[.B404]; [.K403]&gt;= 2400);2400;0)" office:value-type="float" office:value="0" calcext:value-type="float">
            <text:p>0</text:p>
          </table:table-cell>
          <table:table-cell table:formula="of:=[.J403] + [.I404]" office:value-type="float" office:value="41795" calcext:value-type="float">
            <text:p>41795</text:p>
          </table:table-cell>
          <table:table-cell table:formula="of:=[.H404] - [.J404]" office:value-type="float" office:value="22015" calcext:value-type="float">
            <text:p>2201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2-08" calcext:value-type="date">
            <text:p>8.02.2024</text:p>
          </table:table-cell>
          <table:table-cell table:style-name="ce43" table:formula="of:=MONTH([.A405])" office:value-type="float" office:value="2" calcext:value-type="float">
            <text:p>2</text:p>
          </table:table-cell>
          <table:table-cell table:formula="of:=WEEKDAY([.A405];2)" office:value-type="float" office:value="4" calcext:value-type="float">
            <text:p>4</text:p>
          </table:table-cell>
          <table:table-cell table:style-name="ce1" office:value-type="string" calcext:value-type="string">
            <text:p>ZIMA</text:p>
          </table:table-cell>
          <table:table-cell table:formula="of:=IF([.D405] = &quot;ZIMA&quot;; 0.2; IF([.D405] = &quot;WIOSNA&quot;; 0.5; IF([.D405] = &quot;LATO&quot;; 0.9; 0.4)))" office:value-type="float" office:value="0.2" calcext:value-type="float">
            <text:p>0,2</text:p>
          </table:table-cell>
          <table:table-cell table:style-name="ce43" table:formula="of:=[.F404] + IF(AND([.B404]&lt;&gt;[.B405]; [.K404]&gt;= 2400);3;0)" office:value-type="float" office:value="34" calcext:value-type="float">
            <text:p>34</text:p>
          </table:table-cell>
          <table:table-cell table:formula="of:= IF([.C405] &lt; 6; [.$M$7] * FLOOR([.E405] * [.F405]); 0)" office:value-type="float" office:value="180" calcext:value-type="float">
            <text:p>180</text:p>
          </table:table-cell>
          <table:table-cell table:formula="of:=[.H404] + [.G405]" office:value-type="float" office:value="63990" calcext:value-type="float">
            <text:p>63990</text:p>
          </table:table-cell>
          <table:table-cell table:style-name="ce43" table:formula="of:=IF([.C405] = 7; [.F405] * 15; 0) + IF(AND([.B404]&lt;&gt;[.B405]; [.K404]&gt;= 2400);2400;0)" office:value-type="float" office:value="0" calcext:value-type="float">
            <text:p>0</text:p>
          </table:table-cell>
          <table:table-cell table:formula="of:=[.J404] + [.I405]" office:value-type="float" office:value="41795" calcext:value-type="float">
            <text:p>41795</text:p>
          </table:table-cell>
          <table:table-cell table:formula="of:=[.H405] - [.J405]" office:value-type="float" office:value="22195" calcext:value-type="float">
            <text:p>2219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2-09" calcext:value-type="date">
            <text:p>9.02.2024</text:p>
          </table:table-cell>
          <table:table-cell table:style-name="ce43" table:formula="of:=MONTH([.A406])" office:value-type="float" office:value="2" calcext:value-type="float">
            <text:p>2</text:p>
          </table:table-cell>
          <table:table-cell table:formula="of:=WEEKDAY([.A406];2)" office:value-type="float" office:value="5" calcext:value-type="float">
            <text:p>5</text:p>
          </table:table-cell>
          <table:table-cell table:style-name="ce1" office:value-type="string" calcext:value-type="string">
            <text:p>ZIMA</text:p>
          </table:table-cell>
          <table:table-cell table:formula="of:=IF([.D406] = &quot;ZIMA&quot;; 0.2; IF([.D406] = &quot;WIOSNA&quot;; 0.5; IF([.D406] = &quot;LATO&quot;; 0.9; 0.4)))" office:value-type="float" office:value="0.2" calcext:value-type="float">
            <text:p>0,2</text:p>
          </table:table-cell>
          <table:table-cell table:style-name="ce43" table:formula="of:=[.F405] + IF(AND([.B405]&lt;&gt;[.B406]; [.K405]&gt;= 2400);3;0)" office:value-type="float" office:value="34" calcext:value-type="float">
            <text:p>34</text:p>
          </table:table-cell>
          <table:table-cell table:formula="of:= IF([.C406] &lt; 6; [.$M$7] * FLOOR([.E406] * [.F406]); 0)" office:value-type="float" office:value="180" calcext:value-type="float">
            <text:p>180</text:p>
          </table:table-cell>
          <table:table-cell table:formula="of:=[.H405] + [.G406]" office:value-type="float" office:value="64170" calcext:value-type="float">
            <text:p>64170</text:p>
          </table:table-cell>
          <table:table-cell table:style-name="ce43" table:formula="of:=IF([.C406] = 7; [.F406] * 15; 0) + IF(AND([.B405]&lt;&gt;[.B406]; [.K405]&gt;= 2400);2400;0)" office:value-type="float" office:value="0" calcext:value-type="float">
            <text:p>0</text:p>
          </table:table-cell>
          <table:table-cell table:formula="of:=[.J405] + [.I406]" office:value-type="float" office:value="41795" calcext:value-type="float">
            <text:p>41795</text:p>
          </table:table-cell>
          <table:table-cell table:formula="of:=[.H406] - [.J406]" office:value-type="float" office:value="22375" calcext:value-type="float">
            <text:p>2237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2-10" calcext:value-type="date">
            <text:p>10.02.2024</text:p>
          </table:table-cell>
          <table:table-cell table:style-name="ce43" table:formula="of:=MONTH([.A407])" office:value-type="float" office:value="2" calcext:value-type="float">
            <text:p>2</text:p>
          </table:table-cell>
          <table:table-cell table:formula="of:=WEEKDAY([.A407];2)" office:value-type="float" office:value="6" calcext:value-type="float">
            <text:p>6</text:p>
          </table:table-cell>
          <table:table-cell table:style-name="ce1" office:value-type="string" calcext:value-type="string">
            <text:p>ZIMA</text:p>
          </table:table-cell>
          <table:table-cell table:formula="of:=IF([.D407] = &quot;ZIMA&quot;; 0.2; IF([.D407] = &quot;WIOSNA&quot;; 0.5; IF([.D407] = &quot;LATO&quot;; 0.9; 0.4)))" office:value-type="float" office:value="0.2" calcext:value-type="float">
            <text:p>0,2</text:p>
          </table:table-cell>
          <table:table-cell table:style-name="ce43" table:formula="of:=[.F406] + IF(AND([.B406]&lt;&gt;[.B407]; [.K406]&gt;= 2400);3;0)" office:value-type="float" office:value="34" calcext:value-type="float">
            <text:p>34</text:p>
          </table:table-cell>
          <table:table-cell table:formula="of:= IF([.C407] &lt; 6; [.$M$7] * FLOOR([.E407] * [.F407]); 0)" office:value-type="float" office:value="0" calcext:value-type="float">
            <text:p>0</text:p>
          </table:table-cell>
          <table:table-cell table:formula="of:=[.H406] + [.G407]" office:value-type="float" office:value="64170" calcext:value-type="float">
            <text:p>64170</text:p>
          </table:table-cell>
          <table:table-cell table:style-name="ce43" table:formula="of:=IF([.C407] = 7; [.F407] * 15; 0) + IF(AND([.B406]&lt;&gt;[.B407]; [.K406]&gt;= 2400);2400;0)" office:value-type="float" office:value="0" calcext:value-type="float">
            <text:p>0</text:p>
          </table:table-cell>
          <table:table-cell table:formula="of:=[.J406] + [.I407]" office:value-type="float" office:value="41795" calcext:value-type="float">
            <text:p>41795</text:p>
          </table:table-cell>
          <table:table-cell table:formula="of:=[.H407] - [.J407]" office:value-type="float" office:value="22375" calcext:value-type="float">
            <text:p>2237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2-11" calcext:value-type="date">
            <text:p>11.02.2024</text:p>
          </table:table-cell>
          <table:table-cell table:style-name="ce43" table:formula="of:=MONTH([.A408])" office:value-type="float" office:value="2" calcext:value-type="float">
            <text:p>2</text:p>
          </table:table-cell>
          <table:table-cell table:formula="of:=WEEKDAY([.A408];2)" office:value-type="float" office:value="7" calcext:value-type="float">
            <text:p>7</text:p>
          </table:table-cell>
          <table:table-cell table:style-name="ce1" office:value-type="string" calcext:value-type="string">
            <text:p>ZIMA</text:p>
          </table:table-cell>
          <table:table-cell table:formula="of:=IF([.D408] = &quot;ZIMA&quot;; 0.2; IF([.D408] = &quot;WIOSNA&quot;; 0.5; IF([.D408] = &quot;LATO&quot;; 0.9; 0.4)))" office:value-type="float" office:value="0.2" calcext:value-type="float">
            <text:p>0,2</text:p>
          </table:table-cell>
          <table:table-cell table:style-name="ce43" table:formula="of:=[.F407] + IF(AND([.B407]&lt;&gt;[.B408]; [.K407]&gt;= 2400);3;0)" office:value-type="float" office:value="34" calcext:value-type="float">
            <text:p>34</text:p>
          </table:table-cell>
          <table:table-cell table:formula="of:= IF([.C408] &lt; 6; [.$M$7] * FLOOR([.E408] * [.F408]); 0)" office:value-type="float" office:value="0" calcext:value-type="float">
            <text:p>0</text:p>
          </table:table-cell>
          <table:table-cell table:formula="of:=[.H407] + [.G408]" office:value-type="float" office:value="64170" calcext:value-type="float">
            <text:p>64170</text:p>
          </table:table-cell>
          <table:table-cell table:style-name="ce43" table:formula="of:=IF([.C408] = 7; [.F408] * 15; 0) + IF(AND([.B407]&lt;&gt;[.B408]; [.K407]&gt;= 2400);2400;0)" office:value-type="float" office:value="510" calcext:value-type="float">
            <text:p>510</text:p>
          </table:table-cell>
          <table:table-cell table:formula="of:=[.J407] + [.I408]" office:value-type="float" office:value="42305" calcext:value-type="float">
            <text:p>42305</text:p>
          </table:table-cell>
          <table:table-cell table:formula="of:=[.H408] - [.J408]" office:value-type="float" office:value="21865" calcext:value-type="float">
            <text:p>2186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2-12" calcext:value-type="date">
            <text:p>12.02.2024</text:p>
          </table:table-cell>
          <table:table-cell table:style-name="ce43" table:formula="of:=MONTH([.A409])" office:value-type="float" office:value="2" calcext:value-type="float">
            <text:p>2</text:p>
          </table:table-cell>
          <table:table-cell table:formula="of:=WEEKDAY([.A409];2)" office:value-type="float" office:value="1" calcext:value-type="float">
            <text:p>1</text:p>
          </table:table-cell>
          <table:table-cell table:style-name="ce1" office:value-type="string" calcext:value-type="string">
            <text:p>ZIMA</text:p>
          </table:table-cell>
          <table:table-cell table:formula="of:=IF([.D409] = &quot;ZIMA&quot;; 0.2; IF([.D409] = &quot;WIOSNA&quot;; 0.5; IF([.D409] = &quot;LATO&quot;; 0.9; 0.4)))" office:value-type="float" office:value="0.2" calcext:value-type="float">
            <text:p>0,2</text:p>
          </table:table-cell>
          <table:table-cell table:style-name="ce43" table:formula="of:=[.F408] + IF(AND([.B408]&lt;&gt;[.B409]; [.K408]&gt;= 2400);3;0)" office:value-type="float" office:value="34" calcext:value-type="float">
            <text:p>34</text:p>
          </table:table-cell>
          <table:table-cell table:formula="of:= IF([.C409] &lt; 6; [.$M$7] * FLOOR([.E409] * [.F409]); 0)" office:value-type="float" office:value="180" calcext:value-type="float">
            <text:p>180</text:p>
          </table:table-cell>
          <table:table-cell table:formula="of:=[.H408] + [.G409]" office:value-type="float" office:value="64350" calcext:value-type="float">
            <text:p>64350</text:p>
          </table:table-cell>
          <table:table-cell table:style-name="ce43" table:formula="of:=IF([.C409] = 7; [.F409] * 15; 0) + IF(AND([.B408]&lt;&gt;[.B409]; [.K408]&gt;= 2400);2400;0)" office:value-type="float" office:value="0" calcext:value-type="float">
            <text:p>0</text:p>
          </table:table-cell>
          <table:table-cell table:formula="of:=[.J408] + [.I409]" office:value-type="float" office:value="42305" calcext:value-type="float">
            <text:p>42305</text:p>
          </table:table-cell>
          <table:table-cell table:formula="of:=[.H409] - [.J409]" office:value-type="float" office:value="22045" calcext:value-type="float">
            <text:p>2204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2-13" calcext:value-type="date">
            <text:p>13.02.2024</text:p>
          </table:table-cell>
          <table:table-cell table:style-name="ce43" table:formula="of:=MONTH([.A410])" office:value-type="float" office:value="2" calcext:value-type="float">
            <text:p>2</text:p>
          </table:table-cell>
          <table:table-cell table:formula="of:=WEEKDAY([.A410];2)" office:value-type="float" office:value="2" calcext:value-type="float">
            <text:p>2</text:p>
          </table:table-cell>
          <table:table-cell table:style-name="ce1" office:value-type="string" calcext:value-type="string">
            <text:p>ZIMA</text:p>
          </table:table-cell>
          <table:table-cell table:formula="of:=IF([.D410] = &quot;ZIMA&quot;; 0.2; IF([.D410] = &quot;WIOSNA&quot;; 0.5; IF([.D410] = &quot;LATO&quot;; 0.9; 0.4)))" office:value-type="float" office:value="0.2" calcext:value-type="float">
            <text:p>0,2</text:p>
          </table:table-cell>
          <table:table-cell table:style-name="ce43" table:formula="of:=[.F409] + IF(AND([.B409]&lt;&gt;[.B410]; [.K409]&gt;= 2400);3;0)" office:value-type="float" office:value="34" calcext:value-type="float">
            <text:p>34</text:p>
          </table:table-cell>
          <table:table-cell table:formula="of:= IF([.C410] &lt; 6; [.$M$7] * FLOOR([.E410] * [.F410]); 0)" office:value-type="float" office:value="180" calcext:value-type="float">
            <text:p>180</text:p>
          </table:table-cell>
          <table:table-cell table:formula="of:=[.H409] + [.G410]" office:value-type="float" office:value="64530" calcext:value-type="float">
            <text:p>64530</text:p>
          </table:table-cell>
          <table:table-cell table:style-name="ce43" table:formula="of:=IF([.C410] = 7; [.F410] * 15; 0) + IF(AND([.B409]&lt;&gt;[.B410]; [.K409]&gt;= 2400);2400;0)" office:value-type="float" office:value="0" calcext:value-type="float">
            <text:p>0</text:p>
          </table:table-cell>
          <table:table-cell table:formula="of:=[.J409] + [.I410]" office:value-type="float" office:value="42305" calcext:value-type="float">
            <text:p>42305</text:p>
          </table:table-cell>
          <table:table-cell table:formula="of:=[.H410] - [.J410]" office:value-type="float" office:value="22225" calcext:value-type="float">
            <text:p>2222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2-14" calcext:value-type="date">
            <text:p>14.02.2024</text:p>
          </table:table-cell>
          <table:table-cell table:style-name="ce43" table:formula="of:=MONTH([.A411])" office:value-type="float" office:value="2" calcext:value-type="float">
            <text:p>2</text:p>
          </table:table-cell>
          <table:table-cell table:formula="of:=WEEKDAY([.A411];2)" office:value-type="float" office:value="3" calcext:value-type="float">
            <text:p>3</text:p>
          </table:table-cell>
          <table:table-cell table:style-name="ce1" office:value-type="string" calcext:value-type="string">
            <text:p>ZIMA</text:p>
          </table:table-cell>
          <table:table-cell table:formula="of:=IF([.D411] = &quot;ZIMA&quot;; 0.2; IF([.D411] = &quot;WIOSNA&quot;; 0.5; IF([.D411] = &quot;LATO&quot;; 0.9; 0.4)))" office:value-type="float" office:value="0.2" calcext:value-type="float">
            <text:p>0,2</text:p>
          </table:table-cell>
          <table:table-cell table:style-name="ce43" table:formula="of:=[.F410] + IF(AND([.B410]&lt;&gt;[.B411]; [.K410]&gt;= 2400);3;0)" office:value-type="float" office:value="34" calcext:value-type="float">
            <text:p>34</text:p>
          </table:table-cell>
          <table:table-cell table:formula="of:= IF([.C411] &lt; 6; [.$M$7] * FLOOR([.E411] * [.F411]); 0)" office:value-type="float" office:value="180" calcext:value-type="float">
            <text:p>180</text:p>
          </table:table-cell>
          <table:table-cell table:formula="of:=[.H410] + [.G411]" office:value-type="float" office:value="64710" calcext:value-type="float">
            <text:p>64710</text:p>
          </table:table-cell>
          <table:table-cell table:style-name="ce43" table:formula="of:=IF([.C411] = 7; [.F411] * 15; 0) + IF(AND([.B410]&lt;&gt;[.B411]; [.K410]&gt;= 2400);2400;0)" office:value-type="float" office:value="0" calcext:value-type="float">
            <text:p>0</text:p>
          </table:table-cell>
          <table:table-cell table:formula="of:=[.J410] + [.I411]" office:value-type="float" office:value="42305" calcext:value-type="float">
            <text:p>42305</text:p>
          </table:table-cell>
          <table:table-cell table:formula="of:=[.H411] - [.J411]" office:value-type="float" office:value="22405" calcext:value-type="float">
            <text:p>2240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2-15" calcext:value-type="date">
            <text:p>15.02.2024</text:p>
          </table:table-cell>
          <table:table-cell table:style-name="ce43" table:formula="of:=MONTH([.A412])" office:value-type="float" office:value="2" calcext:value-type="float">
            <text:p>2</text:p>
          </table:table-cell>
          <table:table-cell table:formula="of:=WEEKDAY([.A412];2)" office:value-type="float" office:value="4" calcext:value-type="float">
            <text:p>4</text:p>
          </table:table-cell>
          <table:table-cell table:style-name="ce1" office:value-type="string" calcext:value-type="string">
            <text:p>ZIMA</text:p>
          </table:table-cell>
          <table:table-cell table:formula="of:=IF([.D412] = &quot;ZIMA&quot;; 0.2; IF([.D412] = &quot;WIOSNA&quot;; 0.5; IF([.D412] = &quot;LATO&quot;; 0.9; 0.4)))" office:value-type="float" office:value="0.2" calcext:value-type="float">
            <text:p>0,2</text:p>
          </table:table-cell>
          <table:table-cell table:style-name="ce43" table:formula="of:=[.F411] + IF(AND([.B411]&lt;&gt;[.B412]; [.K411]&gt;= 2400);3;0)" office:value-type="float" office:value="34" calcext:value-type="float">
            <text:p>34</text:p>
          </table:table-cell>
          <table:table-cell table:formula="of:= IF([.C412] &lt; 6; [.$M$7] * FLOOR([.E412] * [.F412]); 0)" office:value-type="float" office:value="180" calcext:value-type="float">
            <text:p>180</text:p>
          </table:table-cell>
          <table:table-cell table:formula="of:=[.H411] + [.G412]" office:value-type="float" office:value="64890" calcext:value-type="float">
            <text:p>64890</text:p>
          </table:table-cell>
          <table:table-cell table:style-name="ce43" table:formula="of:=IF([.C412] = 7; [.F412] * 15; 0) + IF(AND([.B411]&lt;&gt;[.B412]; [.K411]&gt;= 2400);2400;0)" office:value-type="float" office:value="0" calcext:value-type="float">
            <text:p>0</text:p>
          </table:table-cell>
          <table:table-cell table:formula="of:=[.J411] + [.I412]" office:value-type="float" office:value="42305" calcext:value-type="float">
            <text:p>42305</text:p>
          </table:table-cell>
          <table:table-cell table:formula="of:=[.H412] - [.J412]" office:value-type="float" office:value="22585" calcext:value-type="float">
            <text:p>2258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2-16" calcext:value-type="date">
            <text:p>16.02.2024</text:p>
          </table:table-cell>
          <table:table-cell table:style-name="ce43" table:formula="of:=MONTH([.A413])" office:value-type="float" office:value="2" calcext:value-type="float">
            <text:p>2</text:p>
          </table:table-cell>
          <table:table-cell table:formula="of:=WEEKDAY([.A413];2)" office:value-type="float" office:value="5" calcext:value-type="float">
            <text:p>5</text:p>
          </table:table-cell>
          <table:table-cell table:style-name="ce1" office:value-type="string" calcext:value-type="string">
            <text:p>ZIMA</text:p>
          </table:table-cell>
          <table:table-cell table:formula="of:=IF([.D413] = &quot;ZIMA&quot;; 0.2; IF([.D413] = &quot;WIOSNA&quot;; 0.5; IF([.D413] = &quot;LATO&quot;; 0.9; 0.4)))" office:value-type="float" office:value="0.2" calcext:value-type="float">
            <text:p>0,2</text:p>
          </table:table-cell>
          <table:table-cell table:style-name="ce43" table:formula="of:=[.F412] + IF(AND([.B412]&lt;&gt;[.B413]; [.K412]&gt;= 2400);3;0)" office:value-type="float" office:value="34" calcext:value-type="float">
            <text:p>34</text:p>
          </table:table-cell>
          <table:table-cell table:formula="of:= IF([.C413] &lt; 6; [.$M$7] * FLOOR([.E413] * [.F413]); 0)" office:value-type="float" office:value="180" calcext:value-type="float">
            <text:p>180</text:p>
          </table:table-cell>
          <table:table-cell table:formula="of:=[.H412] + [.G413]" office:value-type="float" office:value="65070" calcext:value-type="float">
            <text:p>65070</text:p>
          </table:table-cell>
          <table:table-cell table:style-name="ce43" table:formula="of:=IF([.C413] = 7; [.F413] * 15; 0) + IF(AND([.B412]&lt;&gt;[.B413]; [.K412]&gt;= 2400);2400;0)" office:value-type="float" office:value="0" calcext:value-type="float">
            <text:p>0</text:p>
          </table:table-cell>
          <table:table-cell table:formula="of:=[.J412] + [.I413]" office:value-type="float" office:value="42305" calcext:value-type="float">
            <text:p>42305</text:p>
          </table:table-cell>
          <table:table-cell table:formula="of:=[.H413] - [.J413]" office:value-type="float" office:value="22765" calcext:value-type="float">
            <text:p>2276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2-17" calcext:value-type="date">
            <text:p>17.02.2024</text:p>
          </table:table-cell>
          <table:table-cell table:style-name="ce43" table:formula="of:=MONTH([.A414])" office:value-type="float" office:value="2" calcext:value-type="float">
            <text:p>2</text:p>
          </table:table-cell>
          <table:table-cell table:formula="of:=WEEKDAY([.A414];2)" office:value-type="float" office:value="6" calcext:value-type="float">
            <text:p>6</text:p>
          </table:table-cell>
          <table:table-cell table:style-name="ce1" office:value-type="string" calcext:value-type="string">
            <text:p>ZIMA</text:p>
          </table:table-cell>
          <table:table-cell table:formula="of:=IF([.D414] = &quot;ZIMA&quot;; 0.2; IF([.D414] = &quot;WIOSNA&quot;; 0.5; IF([.D414] = &quot;LATO&quot;; 0.9; 0.4)))" office:value-type="float" office:value="0.2" calcext:value-type="float">
            <text:p>0,2</text:p>
          </table:table-cell>
          <table:table-cell table:style-name="ce43" table:formula="of:=[.F413] + IF(AND([.B413]&lt;&gt;[.B414]; [.K413]&gt;= 2400);3;0)" office:value-type="float" office:value="34" calcext:value-type="float">
            <text:p>34</text:p>
          </table:table-cell>
          <table:table-cell table:formula="of:= IF([.C414] &lt; 6; [.$M$7] * FLOOR([.E414] * [.F414]); 0)" office:value-type="float" office:value="0" calcext:value-type="float">
            <text:p>0</text:p>
          </table:table-cell>
          <table:table-cell table:formula="of:=[.H413] + [.G414]" office:value-type="float" office:value="65070" calcext:value-type="float">
            <text:p>65070</text:p>
          </table:table-cell>
          <table:table-cell table:style-name="ce43" table:formula="of:=IF([.C414] = 7; [.F414] * 15; 0) + IF(AND([.B413]&lt;&gt;[.B414]; [.K413]&gt;= 2400);2400;0)" office:value-type="float" office:value="0" calcext:value-type="float">
            <text:p>0</text:p>
          </table:table-cell>
          <table:table-cell table:formula="of:=[.J413] + [.I414]" office:value-type="float" office:value="42305" calcext:value-type="float">
            <text:p>42305</text:p>
          </table:table-cell>
          <table:table-cell table:formula="of:=[.H414] - [.J414]" office:value-type="float" office:value="22765" calcext:value-type="float">
            <text:p>2276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2-18" calcext:value-type="date">
            <text:p>18.02.2024</text:p>
          </table:table-cell>
          <table:table-cell table:style-name="ce43" table:formula="of:=MONTH([.A415])" office:value-type="float" office:value="2" calcext:value-type="float">
            <text:p>2</text:p>
          </table:table-cell>
          <table:table-cell table:formula="of:=WEEKDAY([.A415];2)" office:value-type="float" office:value="7" calcext:value-type="float">
            <text:p>7</text:p>
          </table:table-cell>
          <table:table-cell table:style-name="ce1" office:value-type="string" calcext:value-type="string">
            <text:p>ZIMA</text:p>
          </table:table-cell>
          <table:table-cell table:formula="of:=IF([.D415] = &quot;ZIMA&quot;; 0.2; IF([.D415] = &quot;WIOSNA&quot;; 0.5; IF([.D415] = &quot;LATO&quot;; 0.9; 0.4)))" office:value-type="float" office:value="0.2" calcext:value-type="float">
            <text:p>0,2</text:p>
          </table:table-cell>
          <table:table-cell table:style-name="ce43" table:formula="of:=[.F414] + IF(AND([.B414]&lt;&gt;[.B415]; [.K414]&gt;= 2400);3;0)" office:value-type="float" office:value="34" calcext:value-type="float">
            <text:p>34</text:p>
          </table:table-cell>
          <table:table-cell table:formula="of:= IF([.C415] &lt; 6; [.$M$7] * FLOOR([.E415] * [.F415]); 0)" office:value-type="float" office:value="0" calcext:value-type="float">
            <text:p>0</text:p>
          </table:table-cell>
          <table:table-cell table:formula="of:=[.H414] + [.G415]" office:value-type="float" office:value="65070" calcext:value-type="float">
            <text:p>65070</text:p>
          </table:table-cell>
          <table:table-cell table:style-name="ce43" table:formula="of:=IF([.C415] = 7; [.F415] * 15; 0) + IF(AND([.B414]&lt;&gt;[.B415]; [.K414]&gt;= 2400);2400;0)" office:value-type="float" office:value="510" calcext:value-type="float">
            <text:p>510</text:p>
          </table:table-cell>
          <table:table-cell table:formula="of:=[.J414] + [.I415]" office:value-type="float" office:value="42815" calcext:value-type="float">
            <text:p>42815</text:p>
          </table:table-cell>
          <table:table-cell table:formula="of:=[.H415] - [.J415]" office:value-type="float" office:value="22255" calcext:value-type="float">
            <text:p>2225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2-19" calcext:value-type="date">
            <text:p>19.02.2024</text:p>
          </table:table-cell>
          <table:table-cell table:style-name="ce43" table:formula="of:=MONTH([.A416])" office:value-type="float" office:value="2" calcext:value-type="float">
            <text:p>2</text:p>
          </table:table-cell>
          <table:table-cell table:formula="of:=WEEKDAY([.A416];2)" office:value-type="float" office:value="1" calcext:value-type="float">
            <text:p>1</text:p>
          </table:table-cell>
          <table:table-cell table:style-name="ce1" office:value-type="string" calcext:value-type="string">
            <text:p>ZIMA</text:p>
          </table:table-cell>
          <table:table-cell table:formula="of:=IF([.D416] = &quot;ZIMA&quot;; 0.2; IF([.D416] = &quot;WIOSNA&quot;; 0.5; IF([.D416] = &quot;LATO&quot;; 0.9; 0.4)))" office:value-type="float" office:value="0.2" calcext:value-type="float">
            <text:p>0,2</text:p>
          </table:table-cell>
          <table:table-cell table:style-name="ce43" table:formula="of:=[.F415] + IF(AND([.B415]&lt;&gt;[.B416]; [.K415]&gt;= 2400);3;0)" office:value-type="float" office:value="34" calcext:value-type="float">
            <text:p>34</text:p>
          </table:table-cell>
          <table:table-cell table:formula="of:= IF([.C416] &lt; 6; [.$M$7] * FLOOR([.E416] * [.F416]); 0)" office:value-type="float" office:value="180" calcext:value-type="float">
            <text:p>180</text:p>
          </table:table-cell>
          <table:table-cell table:formula="of:=[.H415] + [.G416]" office:value-type="float" office:value="65250" calcext:value-type="float">
            <text:p>65250</text:p>
          </table:table-cell>
          <table:table-cell table:style-name="ce43" table:formula="of:=IF([.C416] = 7; [.F416] * 15; 0) + IF(AND([.B415]&lt;&gt;[.B416]; [.K415]&gt;= 2400);2400;0)" office:value-type="float" office:value="0" calcext:value-type="float">
            <text:p>0</text:p>
          </table:table-cell>
          <table:table-cell table:formula="of:=[.J415] + [.I416]" office:value-type="float" office:value="42815" calcext:value-type="float">
            <text:p>42815</text:p>
          </table:table-cell>
          <table:table-cell table:formula="of:=[.H416] - [.J416]" office:value-type="float" office:value="22435" calcext:value-type="float">
            <text:p>2243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2-20" calcext:value-type="date">
            <text:p>20.02.2024</text:p>
          </table:table-cell>
          <table:table-cell table:style-name="ce43" table:formula="of:=MONTH([.A417])" office:value-type="float" office:value="2" calcext:value-type="float">
            <text:p>2</text:p>
          </table:table-cell>
          <table:table-cell table:formula="of:=WEEKDAY([.A417];2)" office:value-type="float" office:value="2" calcext:value-type="float">
            <text:p>2</text:p>
          </table:table-cell>
          <table:table-cell table:style-name="ce1" office:value-type="string" calcext:value-type="string">
            <text:p>ZIMA</text:p>
          </table:table-cell>
          <table:table-cell table:formula="of:=IF([.D417] = &quot;ZIMA&quot;; 0.2; IF([.D417] = &quot;WIOSNA&quot;; 0.5; IF([.D417] = &quot;LATO&quot;; 0.9; 0.4)))" office:value-type="float" office:value="0.2" calcext:value-type="float">
            <text:p>0,2</text:p>
          </table:table-cell>
          <table:table-cell table:style-name="ce43" table:formula="of:=[.F416] + IF(AND([.B416]&lt;&gt;[.B417]; [.K416]&gt;= 2400);3;0)" office:value-type="float" office:value="34" calcext:value-type="float">
            <text:p>34</text:p>
          </table:table-cell>
          <table:table-cell table:formula="of:= IF([.C417] &lt; 6; [.$M$7] * FLOOR([.E417] * [.F417]); 0)" office:value-type="float" office:value="180" calcext:value-type="float">
            <text:p>180</text:p>
          </table:table-cell>
          <table:table-cell table:formula="of:=[.H416] + [.G417]" office:value-type="float" office:value="65430" calcext:value-type="float">
            <text:p>65430</text:p>
          </table:table-cell>
          <table:table-cell table:style-name="ce43" table:formula="of:=IF([.C417] = 7; [.F417] * 15; 0) + IF(AND([.B416]&lt;&gt;[.B417]; [.K416]&gt;= 2400);2400;0)" office:value-type="float" office:value="0" calcext:value-type="float">
            <text:p>0</text:p>
          </table:table-cell>
          <table:table-cell table:formula="of:=[.J416] + [.I417]" office:value-type="float" office:value="42815" calcext:value-type="float">
            <text:p>42815</text:p>
          </table:table-cell>
          <table:table-cell table:formula="of:=[.H417] - [.J417]" office:value-type="float" office:value="22615" calcext:value-type="float">
            <text:p>2261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2-21" calcext:value-type="date">
            <text:p>21.02.2024</text:p>
          </table:table-cell>
          <table:table-cell table:style-name="ce43" table:formula="of:=MONTH([.A418])" office:value-type="float" office:value="2" calcext:value-type="float">
            <text:p>2</text:p>
          </table:table-cell>
          <table:table-cell table:formula="of:=WEEKDAY([.A418];2)" office:value-type="float" office:value="3" calcext:value-type="float">
            <text:p>3</text:p>
          </table:table-cell>
          <table:table-cell table:style-name="ce1" office:value-type="string" calcext:value-type="string">
            <text:p>ZIMA</text:p>
          </table:table-cell>
          <table:table-cell table:formula="of:=IF([.D418] = &quot;ZIMA&quot;; 0.2; IF([.D418] = &quot;WIOSNA&quot;; 0.5; IF([.D418] = &quot;LATO&quot;; 0.9; 0.4)))" office:value-type="float" office:value="0.2" calcext:value-type="float">
            <text:p>0,2</text:p>
          </table:table-cell>
          <table:table-cell table:style-name="ce43" table:formula="of:=[.F417] + IF(AND([.B417]&lt;&gt;[.B418]; [.K417]&gt;= 2400);3;0)" office:value-type="float" office:value="34" calcext:value-type="float">
            <text:p>34</text:p>
          </table:table-cell>
          <table:table-cell table:formula="of:= IF([.C418] &lt; 6; [.$M$7] * FLOOR([.E418] * [.F418]); 0)" office:value-type="float" office:value="180" calcext:value-type="float">
            <text:p>180</text:p>
          </table:table-cell>
          <table:table-cell table:formula="of:=[.H417] + [.G418]" office:value-type="float" office:value="65610" calcext:value-type="float">
            <text:p>65610</text:p>
          </table:table-cell>
          <table:table-cell table:style-name="ce43" table:formula="of:=IF([.C418] = 7; [.F418] * 15; 0) + IF(AND([.B417]&lt;&gt;[.B418]; [.K417]&gt;= 2400);2400;0)" office:value-type="float" office:value="0" calcext:value-type="float">
            <text:p>0</text:p>
          </table:table-cell>
          <table:table-cell table:formula="of:=[.J417] + [.I418]" office:value-type="float" office:value="42815" calcext:value-type="float">
            <text:p>42815</text:p>
          </table:table-cell>
          <table:table-cell table:formula="of:=[.H418] - [.J418]" office:value-type="float" office:value="22795" calcext:value-type="float">
            <text:p>2279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2-22" calcext:value-type="date">
            <text:p>22.02.2024</text:p>
          </table:table-cell>
          <table:table-cell table:style-name="ce43" table:formula="of:=MONTH([.A419])" office:value-type="float" office:value="2" calcext:value-type="float">
            <text:p>2</text:p>
          </table:table-cell>
          <table:table-cell table:formula="of:=WEEKDAY([.A419];2)" office:value-type="float" office:value="4" calcext:value-type="float">
            <text:p>4</text:p>
          </table:table-cell>
          <table:table-cell table:style-name="ce1" office:value-type="string" calcext:value-type="string">
            <text:p>ZIMA</text:p>
          </table:table-cell>
          <table:table-cell table:formula="of:=IF([.D419] = &quot;ZIMA&quot;; 0.2; IF([.D419] = &quot;WIOSNA&quot;; 0.5; IF([.D419] = &quot;LATO&quot;; 0.9; 0.4)))" office:value-type="float" office:value="0.2" calcext:value-type="float">
            <text:p>0,2</text:p>
          </table:table-cell>
          <table:table-cell table:style-name="ce43" table:formula="of:=[.F418] + IF(AND([.B418]&lt;&gt;[.B419]; [.K418]&gt;= 2400);3;0)" office:value-type="float" office:value="34" calcext:value-type="float">
            <text:p>34</text:p>
          </table:table-cell>
          <table:table-cell table:formula="of:= IF([.C419] &lt; 6; [.$M$7] * FLOOR([.E419] * [.F419]); 0)" office:value-type="float" office:value="180" calcext:value-type="float">
            <text:p>180</text:p>
          </table:table-cell>
          <table:table-cell table:formula="of:=[.H418] + [.G419]" office:value-type="float" office:value="65790" calcext:value-type="float">
            <text:p>65790</text:p>
          </table:table-cell>
          <table:table-cell table:style-name="ce43" table:formula="of:=IF([.C419] = 7; [.F419] * 15; 0) + IF(AND([.B418]&lt;&gt;[.B419]; [.K418]&gt;= 2400);2400;0)" office:value-type="float" office:value="0" calcext:value-type="float">
            <text:p>0</text:p>
          </table:table-cell>
          <table:table-cell table:formula="of:=[.J418] + [.I419]" office:value-type="float" office:value="42815" calcext:value-type="float">
            <text:p>42815</text:p>
          </table:table-cell>
          <table:table-cell table:formula="of:=[.H419] - [.J419]" office:value-type="float" office:value="22975" calcext:value-type="float">
            <text:p>2297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2-23" calcext:value-type="date">
            <text:p>23.02.2024</text:p>
          </table:table-cell>
          <table:table-cell table:style-name="ce43" table:formula="of:=MONTH([.A420])" office:value-type="float" office:value="2" calcext:value-type="float">
            <text:p>2</text:p>
          </table:table-cell>
          <table:table-cell table:formula="of:=WEEKDAY([.A420];2)" office:value-type="float" office:value="5" calcext:value-type="float">
            <text:p>5</text:p>
          </table:table-cell>
          <table:table-cell table:style-name="ce1" office:value-type="string" calcext:value-type="string">
            <text:p>ZIMA</text:p>
          </table:table-cell>
          <table:table-cell table:formula="of:=IF([.D420] = &quot;ZIMA&quot;; 0.2; IF([.D420] = &quot;WIOSNA&quot;; 0.5; IF([.D420] = &quot;LATO&quot;; 0.9; 0.4)))" office:value-type="float" office:value="0.2" calcext:value-type="float">
            <text:p>0,2</text:p>
          </table:table-cell>
          <table:table-cell table:style-name="ce43" table:formula="of:=[.F419] + IF(AND([.B419]&lt;&gt;[.B420]; [.K419]&gt;= 2400);3;0)" office:value-type="float" office:value="34" calcext:value-type="float">
            <text:p>34</text:p>
          </table:table-cell>
          <table:table-cell table:formula="of:= IF([.C420] &lt; 6; [.$M$7] * FLOOR([.E420] * [.F420]); 0)" office:value-type="float" office:value="180" calcext:value-type="float">
            <text:p>180</text:p>
          </table:table-cell>
          <table:table-cell table:formula="of:=[.H419] + [.G420]" office:value-type="float" office:value="65970" calcext:value-type="float">
            <text:p>65970</text:p>
          </table:table-cell>
          <table:table-cell table:style-name="ce43" table:formula="of:=IF([.C420] = 7; [.F420] * 15; 0) + IF(AND([.B419]&lt;&gt;[.B420]; [.K419]&gt;= 2400);2400;0)" office:value-type="float" office:value="0" calcext:value-type="float">
            <text:p>0</text:p>
          </table:table-cell>
          <table:table-cell table:formula="of:=[.J419] + [.I420]" office:value-type="float" office:value="42815" calcext:value-type="float">
            <text:p>42815</text:p>
          </table:table-cell>
          <table:table-cell table:formula="of:=[.H420] - [.J420]" office:value-type="float" office:value="23155" calcext:value-type="float">
            <text:p>2315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2-24" calcext:value-type="date">
            <text:p>24.02.2024</text:p>
          </table:table-cell>
          <table:table-cell table:style-name="ce43" table:formula="of:=MONTH([.A421])" office:value-type="float" office:value="2" calcext:value-type="float">
            <text:p>2</text:p>
          </table:table-cell>
          <table:table-cell table:formula="of:=WEEKDAY([.A421];2)" office:value-type="float" office:value="6" calcext:value-type="float">
            <text:p>6</text:p>
          </table:table-cell>
          <table:table-cell table:style-name="ce1" office:value-type="string" calcext:value-type="string">
            <text:p>ZIMA</text:p>
          </table:table-cell>
          <table:table-cell table:formula="of:=IF([.D421] = &quot;ZIMA&quot;; 0.2; IF([.D421] = &quot;WIOSNA&quot;; 0.5; IF([.D421] = &quot;LATO&quot;; 0.9; 0.4)))" office:value-type="float" office:value="0.2" calcext:value-type="float">
            <text:p>0,2</text:p>
          </table:table-cell>
          <table:table-cell table:style-name="ce43" table:formula="of:=[.F420] + IF(AND([.B420]&lt;&gt;[.B421]; [.K420]&gt;= 2400);3;0)" office:value-type="float" office:value="34" calcext:value-type="float">
            <text:p>34</text:p>
          </table:table-cell>
          <table:table-cell table:formula="of:= IF([.C421] &lt; 6; [.$M$7] * FLOOR([.E421] * [.F421]); 0)" office:value-type="float" office:value="0" calcext:value-type="float">
            <text:p>0</text:p>
          </table:table-cell>
          <table:table-cell table:formula="of:=[.H420] + [.G421]" office:value-type="float" office:value="65970" calcext:value-type="float">
            <text:p>65970</text:p>
          </table:table-cell>
          <table:table-cell table:style-name="ce43" table:formula="of:=IF([.C421] = 7; [.F421] * 15; 0) + IF(AND([.B420]&lt;&gt;[.B421]; [.K420]&gt;= 2400);2400;0)" office:value-type="float" office:value="0" calcext:value-type="float">
            <text:p>0</text:p>
          </table:table-cell>
          <table:table-cell table:formula="of:=[.J420] + [.I421]" office:value-type="float" office:value="42815" calcext:value-type="float">
            <text:p>42815</text:p>
          </table:table-cell>
          <table:table-cell table:formula="of:=[.H421] - [.J421]" office:value-type="float" office:value="23155" calcext:value-type="float">
            <text:p>2315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2-25" calcext:value-type="date">
            <text:p>25.02.2024</text:p>
          </table:table-cell>
          <table:table-cell table:style-name="ce43" table:formula="of:=MONTH([.A422])" office:value-type="float" office:value="2" calcext:value-type="float">
            <text:p>2</text:p>
          </table:table-cell>
          <table:table-cell table:formula="of:=WEEKDAY([.A422];2)" office:value-type="float" office:value="7" calcext:value-type="float">
            <text:p>7</text:p>
          </table:table-cell>
          <table:table-cell table:style-name="ce1" office:value-type="string" calcext:value-type="string">
            <text:p>ZIMA</text:p>
          </table:table-cell>
          <table:table-cell table:formula="of:=IF([.D422] = &quot;ZIMA&quot;; 0.2; IF([.D422] = &quot;WIOSNA&quot;; 0.5; IF([.D422] = &quot;LATO&quot;; 0.9; 0.4)))" office:value-type="float" office:value="0.2" calcext:value-type="float">
            <text:p>0,2</text:p>
          </table:table-cell>
          <table:table-cell table:style-name="ce43" table:formula="of:=[.F421] + IF(AND([.B421]&lt;&gt;[.B422]; [.K421]&gt;= 2400);3;0)" office:value-type="float" office:value="34" calcext:value-type="float">
            <text:p>34</text:p>
          </table:table-cell>
          <table:table-cell table:formula="of:= IF([.C422] &lt; 6; [.$M$7] * FLOOR([.E422] * [.F422]); 0)" office:value-type="float" office:value="0" calcext:value-type="float">
            <text:p>0</text:p>
          </table:table-cell>
          <table:table-cell table:formula="of:=[.H421] + [.G422]" office:value-type="float" office:value="65970" calcext:value-type="float">
            <text:p>65970</text:p>
          </table:table-cell>
          <table:table-cell table:style-name="ce43" table:formula="of:=IF([.C422] = 7; [.F422] * 15; 0) + IF(AND([.B421]&lt;&gt;[.B422]; [.K421]&gt;= 2400);2400;0)" office:value-type="float" office:value="510" calcext:value-type="float">
            <text:p>510</text:p>
          </table:table-cell>
          <table:table-cell table:formula="of:=[.J421] + [.I422]" office:value-type="float" office:value="43325" calcext:value-type="float">
            <text:p>43325</text:p>
          </table:table-cell>
          <table:table-cell table:formula="of:=[.H422] - [.J422]" office:value-type="float" office:value="22645" calcext:value-type="float">
            <text:p>2264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2-26" calcext:value-type="date">
            <text:p>26.02.2024</text:p>
          </table:table-cell>
          <table:table-cell table:style-name="ce43" table:formula="of:=MONTH([.A423])" office:value-type="float" office:value="2" calcext:value-type="float">
            <text:p>2</text:p>
          </table:table-cell>
          <table:table-cell table:formula="of:=WEEKDAY([.A423];2)" office:value-type="float" office:value="1" calcext:value-type="float">
            <text:p>1</text:p>
          </table:table-cell>
          <table:table-cell table:style-name="ce1" office:value-type="string" calcext:value-type="string">
            <text:p>ZIMA</text:p>
          </table:table-cell>
          <table:table-cell table:formula="of:=IF([.D423] = &quot;ZIMA&quot;; 0.2; IF([.D423] = &quot;WIOSNA&quot;; 0.5; IF([.D423] = &quot;LATO&quot;; 0.9; 0.4)))" office:value-type="float" office:value="0.2" calcext:value-type="float">
            <text:p>0,2</text:p>
          </table:table-cell>
          <table:table-cell table:style-name="ce43" table:formula="of:=[.F422] + IF(AND([.B422]&lt;&gt;[.B423]; [.K422]&gt;= 2400);3;0)" office:value-type="float" office:value="34" calcext:value-type="float">
            <text:p>34</text:p>
          </table:table-cell>
          <table:table-cell table:formula="of:= IF([.C423] &lt; 6; [.$M$7] * FLOOR([.E423] * [.F423]); 0)" office:value-type="float" office:value="180" calcext:value-type="float">
            <text:p>180</text:p>
          </table:table-cell>
          <table:table-cell table:formula="of:=[.H422] + [.G423]" office:value-type="float" office:value="66150" calcext:value-type="float">
            <text:p>66150</text:p>
          </table:table-cell>
          <table:table-cell table:style-name="ce43" table:formula="of:=IF([.C423] = 7; [.F423] * 15; 0) + IF(AND([.B422]&lt;&gt;[.B423]; [.K422]&gt;= 2400);2400;0)" office:value-type="float" office:value="0" calcext:value-type="float">
            <text:p>0</text:p>
          </table:table-cell>
          <table:table-cell table:formula="of:=[.J422] + [.I423]" office:value-type="float" office:value="43325" calcext:value-type="float">
            <text:p>43325</text:p>
          </table:table-cell>
          <table:table-cell table:formula="of:=[.H423] - [.J423]" office:value-type="float" office:value="22825" calcext:value-type="float">
            <text:p>2282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2-27" calcext:value-type="date">
            <text:p>27.02.2024</text:p>
          </table:table-cell>
          <table:table-cell table:style-name="ce43" table:formula="of:=MONTH([.A424])" office:value-type="float" office:value="2" calcext:value-type="float">
            <text:p>2</text:p>
          </table:table-cell>
          <table:table-cell table:formula="of:=WEEKDAY([.A424];2)" office:value-type="float" office:value="2" calcext:value-type="float">
            <text:p>2</text:p>
          </table:table-cell>
          <table:table-cell table:style-name="ce1" office:value-type="string" calcext:value-type="string">
            <text:p>ZIMA</text:p>
          </table:table-cell>
          <table:table-cell table:formula="of:=IF([.D424] = &quot;ZIMA&quot;; 0.2; IF([.D424] = &quot;WIOSNA&quot;; 0.5; IF([.D424] = &quot;LATO&quot;; 0.9; 0.4)))" office:value-type="float" office:value="0.2" calcext:value-type="float">
            <text:p>0,2</text:p>
          </table:table-cell>
          <table:table-cell table:style-name="ce43" table:formula="of:=[.F423] + IF(AND([.B423]&lt;&gt;[.B424]; [.K423]&gt;= 2400);3;0)" office:value-type="float" office:value="34" calcext:value-type="float">
            <text:p>34</text:p>
          </table:table-cell>
          <table:table-cell table:formula="of:= IF([.C424] &lt; 6; [.$M$7] * FLOOR([.E424] * [.F424]); 0)" office:value-type="float" office:value="180" calcext:value-type="float">
            <text:p>180</text:p>
          </table:table-cell>
          <table:table-cell table:formula="of:=[.H423] + [.G424]" office:value-type="float" office:value="66330" calcext:value-type="float">
            <text:p>66330</text:p>
          </table:table-cell>
          <table:table-cell table:style-name="ce43" table:formula="of:=IF([.C424] = 7; [.F424] * 15; 0) + IF(AND([.B423]&lt;&gt;[.B424]; [.K423]&gt;= 2400);2400;0)" office:value-type="float" office:value="0" calcext:value-type="float">
            <text:p>0</text:p>
          </table:table-cell>
          <table:table-cell table:formula="of:=[.J423] + [.I424]" office:value-type="float" office:value="43325" calcext:value-type="float">
            <text:p>43325</text:p>
          </table:table-cell>
          <table:table-cell table:formula="of:=[.H424] - [.J424]" office:value-type="float" office:value="23005" calcext:value-type="float">
            <text:p>2300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2-28" calcext:value-type="date">
            <text:p>28.02.2024</text:p>
          </table:table-cell>
          <table:table-cell table:style-name="ce43" table:formula="of:=MONTH([.A425])" office:value-type="float" office:value="2" calcext:value-type="float">
            <text:p>2</text:p>
          </table:table-cell>
          <table:table-cell table:formula="of:=WEEKDAY([.A425];2)" office:value-type="float" office:value="3" calcext:value-type="float">
            <text:p>3</text:p>
          </table:table-cell>
          <table:table-cell table:style-name="ce1" office:value-type="string" calcext:value-type="string">
            <text:p>ZIMA</text:p>
          </table:table-cell>
          <table:table-cell table:formula="of:=IF([.D425] = &quot;ZIMA&quot;; 0.2; IF([.D425] = &quot;WIOSNA&quot;; 0.5; IF([.D425] = &quot;LATO&quot;; 0.9; 0.4)))" office:value-type="float" office:value="0.2" calcext:value-type="float">
            <text:p>0,2</text:p>
          </table:table-cell>
          <table:table-cell table:style-name="ce43" table:formula="of:=[.F424] + IF(AND([.B424]&lt;&gt;[.B425]; [.K424]&gt;= 2400);3;0)" office:value-type="float" office:value="34" calcext:value-type="float">
            <text:p>34</text:p>
          </table:table-cell>
          <table:table-cell table:formula="of:= IF([.C425] &lt; 6; [.$M$7] * FLOOR([.E425] * [.F425]); 0)" office:value-type="float" office:value="180" calcext:value-type="float">
            <text:p>180</text:p>
          </table:table-cell>
          <table:table-cell table:formula="of:=[.H424] + [.G425]" office:value-type="float" office:value="66510" calcext:value-type="float">
            <text:p>66510</text:p>
          </table:table-cell>
          <table:table-cell table:style-name="ce43" table:formula="of:=IF([.C425] = 7; [.F425] * 15; 0) + IF(AND([.B424]&lt;&gt;[.B425]; [.K424]&gt;= 2400);2400;0)" office:value-type="float" office:value="0" calcext:value-type="float">
            <text:p>0</text:p>
          </table:table-cell>
          <table:table-cell table:formula="of:=[.J424] + [.I425]" office:value-type="float" office:value="43325" calcext:value-type="float">
            <text:p>43325</text:p>
          </table:table-cell>
          <table:table-cell table:formula="of:=[.H425] - [.J425]" office:value-type="float" office:value="23185" calcext:value-type="float">
            <text:p>2318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2-29" calcext:value-type="date">
            <text:p>29.02.2024</text:p>
          </table:table-cell>
          <table:table-cell table:style-name="ce43" table:formula="of:=MONTH([.A426])" office:value-type="float" office:value="2" calcext:value-type="float">
            <text:p>2</text:p>
          </table:table-cell>
          <table:table-cell table:formula="of:=WEEKDAY([.A426];2)" office:value-type="float" office:value="4" calcext:value-type="float">
            <text:p>4</text:p>
          </table:table-cell>
          <table:table-cell table:style-name="ce1" office:value-type="string" calcext:value-type="string">
            <text:p>ZIMA</text:p>
          </table:table-cell>
          <table:table-cell table:formula="of:=IF([.D426] = &quot;ZIMA&quot;; 0.2; IF([.D426] = &quot;WIOSNA&quot;; 0.5; IF([.D426] = &quot;LATO&quot;; 0.9; 0.4)))" office:value-type="float" office:value="0.2" calcext:value-type="float">
            <text:p>0,2</text:p>
          </table:table-cell>
          <table:table-cell table:style-name="ce43" table:formula="of:=[.F425] + IF(AND([.B425]&lt;&gt;[.B426]; [.K425]&gt;= 2400);3;0)" office:value-type="float" office:value="34" calcext:value-type="float">
            <text:p>34</text:p>
          </table:table-cell>
          <table:table-cell table:formula="of:= IF([.C426] &lt; 6; [.$M$7] * FLOOR([.E426] * [.F426]); 0)" office:value-type="float" office:value="180" calcext:value-type="float">
            <text:p>180</text:p>
          </table:table-cell>
          <table:table-cell table:formula="of:=[.H425] + [.G426]" office:value-type="float" office:value="66690" calcext:value-type="float">
            <text:p>66690</text:p>
          </table:table-cell>
          <table:table-cell table:style-name="ce43" table:formula="of:=IF([.C426] = 7; [.F426] * 15; 0) + IF(AND([.B425]&lt;&gt;[.B426]; [.K425]&gt;= 2400);2400;0)" office:value-type="float" office:value="0" calcext:value-type="float">
            <text:p>0</text:p>
          </table:table-cell>
          <table:table-cell table:formula="of:=[.J425] + [.I426]" office:value-type="float" office:value="43325" calcext:value-type="float">
            <text:p>43325</text:p>
          </table:table-cell>
          <table:table-cell table:formula="of:=[.H426] - [.J426]" office:value-type="float" office:value="23365" calcext:value-type="float">
            <text:p>2336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3-01" calcext:value-type="date">
            <text:p>1.03.2024</text:p>
          </table:table-cell>
          <table:table-cell table:style-name="ce43" table:formula="of:=MONTH([.A427])" office:value-type="float" office:value="3" calcext:value-type="float">
            <text:p>3</text:p>
          </table:table-cell>
          <table:table-cell table:formula="of:=WEEKDAY([.A427];2)" office:value-type="float" office:value="5" calcext:value-type="float">
            <text:p>5</text:p>
          </table:table-cell>
          <table:table-cell table:style-name="ce1" office:value-type="string" calcext:value-type="string">
            <text:p>ZIMA</text:p>
          </table:table-cell>
          <table:table-cell table:formula="of:=IF([.D427] = &quot;ZIMA&quot;; 0.2; IF([.D427] = &quot;WIOSNA&quot;; 0.5; IF([.D427] = &quot;LATO&quot;; 0.9; 0.4)))" office:value-type="float" office:value="0.2" calcext:value-type="float">
            <text:p>0,2</text:p>
          </table:table-cell>
          <table:table-cell table:style-name="ce43" table:formula="of:=[.F426] + IF(AND([.B426]&lt;&gt;[.B427]; [.K426]&gt;= 2400);3;0)" office:value-type="float" office:value="37" calcext:value-type="float">
            <text:p>37</text:p>
          </table:table-cell>
          <table:table-cell table:formula="of:= IF([.C427] &lt; 6; [.$M$7] * FLOOR([.E427] * [.F427]); 0)" office:value-type="float" office:value="210" calcext:value-type="float">
            <text:p>210</text:p>
          </table:table-cell>
          <table:table-cell table:formula="of:=[.H426] + [.G427]" office:value-type="float" office:value="66900" calcext:value-type="float">
            <text:p>66900</text:p>
          </table:table-cell>
          <table:table-cell table:style-name="ce43" table:formula="of:=IF([.C427] = 7; [.F427] * 15; 0) + IF(AND([.B426]&lt;&gt;[.B427]; [.K426]&gt;= 2400);2400;0)" office:value-type="float" office:value="2400" calcext:value-type="float">
            <text:p>2400</text:p>
          </table:table-cell>
          <table:table-cell table:formula="of:=[.J426] + [.I427]" office:value-type="float" office:value="45725" calcext:value-type="float">
            <text:p>45725</text:p>
          </table:table-cell>
          <table:table-cell table:formula="of:=[.H427] - [.J427]" office:value-type="float" office:value="21175" calcext:value-type="float">
            <text:p>2117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3-02" calcext:value-type="date">
            <text:p>2.03.2024</text:p>
          </table:table-cell>
          <table:table-cell table:style-name="ce43" table:formula="of:=MONTH([.A428])" office:value-type="float" office:value="3" calcext:value-type="float">
            <text:p>3</text:p>
          </table:table-cell>
          <table:table-cell table:formula="of:=WEEKDAY([.A428];2)" office:value-type="float" office:value="6" calcext:value-type="float">
            <text:p>6</text:p>
          </table:table-cell>
          <table:table-cell table:style-name="ce1" office:value-type="string" calcext:value-type="string">
            <text:p>ZIMA</text:p>
          </table:table-cell>
          <table:table-cell table:formula="of:=IF([.D428] = &quot;ZIMA&quot;; 0.2; IF([.D428] = &quot;WIOSNA&quot;; 0.5; IF([.D428] = &quot;LATO&quot;; 0.9; 0.4)))" office:value-type="float" office:value="0.2" calcext:value-type="float">
            <text:p>0,2</text:p>
          </table:table-cell>
          <table:table-cell table:style-name="ce43" table:formula="of:=[.F427] + IF(AND([.B427]&lt;&gt;[.B428]; [.K427]&gt;= 2400);3;0)" office:value-type="float" office:value="37" calcext:value-type="float">
            <text:p>37</text:p>
          </table:table-cell>
          <table:table-cell table:formula="of:= IF([.C428] &lt; 6; [.$M$7] * FLOOR([.E428] * [.F428]); 0)" office:value-type="float" office:value="0" calcext:value-type="float">
            <text:p>0</text:p>
          </table:table-cell>
          <table:table-cell table:formula="of:=[.H427] + [.G428]" office:value-type="float" office:value="66900" calcext:value-type="float">
            <text:p>66900</text:p>
          </table:table-cell>
          <table:table-cell table:style-name="ce43" table:formula="of:=IF([.C428] = 7; [.F428] * 15; 0) + IF(AND([.B427]&lt;&gt;[.B428]; [.K427]&gt;= 2400);2400;0)" office:value-type="float" office:value="0" calcext:value-type="float">
            <text:p>0</text:p>
          </table:table-cell>
          <table:table-cell table:formula="of:=[.J427] + [.I428]" office:value-type="float" office:value="45725" calcext:value-type="float">
            <text:p>45725</text:p>
          </table:table-cell>
          <table:table-cell table:formula="of:=[.H428] - [.J428]" office:value-type="float" office:value="21175" calcext:value-type="float">
            <text:p>2117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3-03" calcext:value-type="date">
            <text:p>3.03.2024</text:p>
          </table:table-cell>
          <table:table-cell table:style-name="ce43" table:formula="of:=MONTH([.A429])" office:value-type="float" office:value="3" calcext:value-type="float">
            <text:p>3</text:p>
          </table:table-cell>
          <table:table-cell table:formula="of:=WEEKDAY([.A429];2)" office:value-type="float" office:value="7" calcext:value-type="float">
            <text:p>7</text:p>
          </table:table-cell>
          <table:table-cell table:style-name="ce1" office:value-type="string" calcext:value-type="string">
            <text:p>ZIMA</text:p>
          </table:table-cell>
          <table:table-cell table:formula="of:=IF([.D429] = &quot;ZIMA&quot;; 0.2; IF([.D429] = &quot;WIOSNA&quot;; 0.5; IF([.D429] = &quot;LATO&quot;; 0.9; 0.4)))" office:value-type="float" office:value="0.2" calcext:value-type="float">
            <text:p>0,2</text:p>
          </table:table-cell>
          <table:table-cell table:style-name="ce43" table:formula="of:=[.F428] + IF(AND([.B428]&lt;&gt;[.B429]; [.K428]&gt;= 2400);3;0)" office:value-type="float" office:value="37" calcext:value-type="float">
            <text:p>37</text:p>
          </table:table-cell>
          <table:table-cell table:formula="of:= IF([.C429] &lt; 6; [.$M$7] * FLOOR([.E429] * [.F429]); 0)" office:value-type="float" office:value="0" calcext:value-type="float">
            <text:p>0</text:p>
          </table:table-cell>
          <table:table-cell table:formula="of:=[.H428] + [.G429]" office:value-type="float" office:value="66900" calcext:value-type="float">
            <text:p>66900</text:p>
          </table:table-cell>
          <table:table-cell table:style-name="ce43" table:formula="of:=IF([.C429] = 7; [.F429] * 15; 0) + IF(AND([.B428]&lt;&gt;[.B429]; [.K428]&gt;= 2400);2400;0)" office:value-type="float" office:value="555" calcext:value-type="float">
            <text:p>555</text:p>
          </table:table-cell>
          <table:table-cell table:formula="of:=[.J428] + [.I429]" office:value-type="float" office:value="46280" calcext:value-type="float">
            <text:p>46280</text:p>
          </table:table-cell>
          <table:table-cell table:formula="of:=[.H429] - [.J429]" office:value-type="float" office:value="20620" calcext:value-type="float">
            <text:p>2062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3-04" calcext:value-type="date">
            <text:p>4.03.2024</text:p>
          </table:table-cell>
          <table:table-cell table:style-name="ce43" table:formula="of:=MONTH([.A430])" office:value-type="float" office:value="3" calcext:value-type="float">
            <text:p>3</text:p>
          </table:table-cell>
          <table:table-cell table:formula="of:=WEEKDAY([.A430];2)" office:value-type="float" office:value="1" calcext:value-type="float">
            <text:p>1</text:p>
          </table:table-cell>
          <table:table-cell table:style-name="ce1" office:value-type="string" calcext:value-type="string">
            <text:p>ZIMA</text:p>
          </table:table-cell>
          <table:table-cell table:formula="of:=IF([.D430] = &quot;ZIMA&quot;; 0.2; IF([.D430] = &quot;WIOSNA&quot;; 0.5; IF([.D430] = &quot;LATO&quot;; 0.9; 0.4)))" office:value-type="float" office:value="0.2" calcext:value-type="float">
            <text:p>0,2</text:p>
          </table:table-cell>
          <table:table-cell table:style-name="ce43" table:formula="of:=[.F429] + IF(AND([.B429]&lt;&gt;[.B430]; [.K429]&gt;= 2400);3;0)" office:value-type="float" office:value="37" calcext:value-type="float">
            <text:p>37</text:p>
          </table:table-cell>
          <table:table-cell table:formula="of:= IF([.C430] &lt; 6; [.$M$7] * FLOOR([.E430] * [.F430]); 0)" office:value-type="float" office:value="210" calcext:value-type="float">
            <text:p>210</text:p>
          </table:table-cell>
          <table:table-cell table:formula="of:=[.H429] + [.G430]" office:value-type="float" office:value="67110" calcext:value-type="float">
            <text:p>67110</text:p>
          </table:table-cell>
          <table:table-cell table:style-name="ce43" table:formula="of:=IF([.C430] = 7; [.F430] * 15; 0) + IF(AND([.B429]&lt;&gt;[.B430]; [.K429]&gt;= 2400);2400;0)" office:value-type="float" office:value="0" calcext:value-type="float">
            <text:p>0</text:p>
          </table:table-cell>
          <table:table-cell table:formula="of:=[.J429] + [.I430]" office:value-type="float" office:value="46280" calcext:value-type="float">
            <text:p>46280</text:p>
          </table:table-cell>
          <table:table-cell table:formula="of:=[.H430] - [.J430]" office:value-type="float" office:value="20830" calcext:value-type="float">
            <text:p>2083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3-05" calcext:value-type="date">
            <text:p>5.03.2024</text:p>
          </table:table-cell>
          <table:table-cell table:style-name="ce43" table:formula="of:=MONTH([.A431])" office:value-type="float" office:value="3" calcext:value-type="float">
            <text:p>3</text:p>
          </table:table-cell>
          <table:table-cell table:formula="of:=WEEKDAY([.A431];2)" office:value-type="float" office:value="2" calcext:value-type="float">
            <text:p>2</text:p>
          </table:table-cell>
          <table:table-cell table:style-name="ce1" office:value-type="string" calcext:value-type="string">
            <text:p>ZIMA</text:p>
          </table:table-cell>
          <table:table-cell table:formula="of:=IF([.D431] = &quot;ZIMA&quot;; 0.2; IF([.D431] = &quot;WIOSNA&quot;; 0.5; IF([.D431] = &quot;LATO&quot;; 0.9; 0.4)))" office:value-type="float" office:value="0.2" calcext:value-type="float">
            <text:p>0,2</text:p>
          </table:table-cell>
          <table:table-cell table:style-name="ce43" table:formula="of:=[.F430] + IF(AND([.B430]&lt;&gt;[.B431]; [.K430]&gt;= 2400);3;0)" office:value-type="float" office:value="37" calcext:value-type="float">
            <text:p>37</text:p>
          </table:table-cell>
          <table:table-cell table:formula="of:= IF([.C431] &lt; 6; [.$M$7] * FLOOR([.E431] * [.F431]); 0)" office:value-type="float" office:value="210" calcext:value-type="float">
            <text:p>210</text:p>
          </table:table-cell>
          <table:table-cell table:formula="of:=[.H430] + [.G431]" office:value-type="float" office:value="67320" calcext:value-type="float">
            <text:p>67320</text:p>
          </table:table-cell>
          <table:table-cell table:style-name="ce43" table:formula="of:=IF([.C431] = 7; [.F431] * 15; 0) + IF(AND([.B430]&lt;&gt;[.B431]; [.K430]&gt;= 2400);2400;0)" office:value-type="float" office:value="0" calcext:value-type="float">
            <text:p>0</text:p>
          </table:table-cell>
          <table:table-cell table:formula="of:=[.J430] + [.I431]" office:value-type="float" office:value="46280" calcext:value-type="float">
            <text:p>46280</text:p>
          </table:table-cell>
          <table:table-cell table:formula="of:=[.H431] - [.J431]" office:value-type="float" office:value="21040" calcext:value-type="float">
            <text:p>2104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3-06" calcext:value-type="date">
            <text:p>6.03.2024</text:p>
          </table:table-cell>
          <table:table-cell table:style-name="ce43" table:formula="of:=MONTH([.A432])" office:value-type="float" office:value="3" calcext:value-type="float">
            <text:p>3</text:p>
          </table:table-cell>
          <table:table-cell table:formula="of:=WEEKDAY([.A432];2)" office:value-type="float" office:value="3" calcext:value-type="float">
            <text:p>3</text:p>
          </table:table-cell>
          <table:table-cell table:style-name="ce1" office:value-type="string" calcext:value-type="string">
            <text:p>ZIMA</text:p>
          </table:table-cell>
          <table:table-cell table:formula="of:=IF([.D432] = &quot;ZIMA&quot;; 0.2; IF([.D432] = &quot;WIOSNA&quot;; 0.5; IF([.D432] = &quot;LATO&quot;; 0.9; 0.4)))" office:value-type="float" office:value="0.2" calcext:value-type="float">
            <text:p>0,2</text:p>
          </table:table-cell>
          <table:table-cell table:style-name="ce43" table:formula="of:=[.F431] + IF(AND([.B431]&lt;&gt;[.B432]; [.K431]&gt;= 2400);3;0)" office:value-type="float" office:value="37" calcext:value-type="float">
            <text:p>37</text:p>
          </table:table-cell>
          <table:table-cell table:formula="of:= IF([.C432] &lt; 6; [.$M$7] * FLOOR([.E432] * [.F432]); 0)" office:value-type="float" office:value="210" calcext:value-type="float">
            <text:p>210</text:p>
          </table:table-cell>
          <table:table-cell table:formula="of:=[.H431] + [.G432]" office:value-type="float" office:value="67530" calcext:value-type="float">
            <text:p>67530</text:p>
          </table:table-cell>
          <table:table-cell table:style-name="ce43" table:formula="of:=IF([.C432] = 7; [.F432] * 15; 0) + IF(AND([.B431]&lt;&gt;[.B432]; [.K431]&gt;= 2400);2400;0)" office:value-type="float" office:value="0" calcext:value-type="float">
            <text:p>0</text:p>
          </table:table-cell>
          <table:table-cell table:formula="of:=[.J431] + [.I432]" office:value-type="float" office:value="46280" calcext:value-type="float">
            <text:p>46280</text:p>
          </table:table-cell>
          <table:table-cell table:formula="of:=[.H432] - [.J432]" office:value-type="float" office:value="21250" calcext:value-type="float">
            <text:p>2125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3-07" calcext:value-type="date">
            <text:p>7.03.2024</text:p>
          </table:table-cell>
          <table:table-cell table:style-name="ce43" table:formula="of:=MONTH([.A433])" office:value-type="float" office:value="3" calcext:value-type="float">
            <text:p>3</text:p>
          </table:table-cell>
          <table:table-cell table:formula="of:=WEEKDAY([.A433];2)" office:value-type="float" office:value="4" calcext:value-type="float">
            <text:p>4</text:p>
          </table:table-cell>
          <table:table-cell table:style-name="ce1" office:value-type="string" calcext:value-type="string">
            <text:p>ZIMA</text:p>
          </table:table-cell>
          <table:table-cell table:formula="of:=IF([.D433] = &quot;ZIMA&quot;; 0.2; IF([.D433] = &quot;WIOSNA&quot;; 0.5; IF([.D433] = &quot;LATO&quot;; 0.9; 0.4)))" office:value-type="float" office:value="0.2" calcext:value-type="float">
            <text:p>0,2</text:p>
          </table:table-cell>
          <table:table-cell table:style-name="ce43" table:formula="of:=[.F432] + IF(AND([.B432]&lt;&gt;[.B433]; [.K432]&gt;= 2400);3;0)" office:value-type="float" office:value="37" calcext:value-type="float">
            <text:p>37</text:p>
          </table:table-cell>
          <table:table-cell table:formula="of:= IF([.C433] &lt; 6; [.$M$7] * FLOOR([.E433] * [.F433]); 0)" office:value-type="float" office:value="210" calcext:value-type="float">
            <text:p>210</text:p>
          </table:table-cell>
          <table:table-cell table:formula="of:=[.H432] + [.G433]" office:value-type="float" office:value="67740" calcext:value-type="float">
            <text:p>67740</text:p>
          </table:table-cell>
          <table:table-cell table:style-name="ce43" table:formula="of:=IF([.C433] = 7; [.F433] * 15; 0) + IF(AND([.B432]&lt;&gt;[.B433]; [.K432]&gt;= 2400);2400;0)" office:value-type="float" office:value="0" calcext:value-type="float">
            <text:p>0</text:p>
          </table:table-cell>
          <table:table-cell table:formula="of:=[.J432] + [.I433]" office:value-type="float" office:value="46280" calcext:value-type="float">
            <text:p>46280</text:p>
          </table:table-cell>
          <table:table-cell table:formula="of:=[.H433] - [.J433]" office:value-type="float" office:value="21460" calcext:value-type="float">
            <text:p>2146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3-08" calcext:value-type="date">
            <text:p>8.03.2024</text:p>
          </table:table-cell>
          <table:table-cell table:style-name="ce43" table:formula="of:=MONTH([.A434])" office:value-type="float" office:value="3" calcext:value-type="float">
            <text:p>3</text:p>
          </table:table-cell>
          <table:table-cell table:formula="of:=WEEKDAY([.A434];2)" office:value-type="float" office:value="5" calcext:value-type="float">
            <text:p>5</text:p>
          </table:table-cell>
          <table:table-cell table:style-name="ce1" office:value-type="string" calcext:value-type="string">
            <text:p>ZIMA</text:p>
          </table:table-cell>
          <table:table-cell table:formula="of:=IF([.D434] = &quot;ZIMA&quot;; 0.2; IF([.D434] = &quot;WIOSNA&quot;; 0.5; IF([.D434] = &quot;LATO&quot;; 0.9; 0.4)))" office:value-type="float" office:value="0.2" calcext:value-type="float">
            <text:p>0,2</text:p>
          </table:table-cell>
          <table:table-cell table:style-name="ce43" table:formula="of:=[.F433] + IF(AND([.B433]&lt;&gt;[.B434]; [.K433]&gt;= 2400);3;0)" office:value-type="float" office:value="37" calcext:value-type="float">
            <text:p>37</text:p>
          </table:table-cell>
          <table:table-cell table:formula="of:= IF([.C434] &lt; 6; [.$M$7] * FLOOR([.E434] * [.F434]); 0)" office:value-type="float" office:value="210" calcext:value-type="float">
            <text:p>210</text:p>
          </table:table-cell>
          <table:table-cell table:formula="of:=[.H433] + [.G434]" office:value-type="float" office:value="67950" calcext:value-type="float">
            <text:p>67950</text:p>
          </table:table-cell>
          <table:table-cell table:style-name="ce43" table:formula="of:=IF([.C434] = 7; [.F434] * 15; 0) + IF(AND([.B433]&lt;&gt;[.B434]; [.K433]&gt;= 2400);2400;0)" office:value-type="float" office:value="0" calcext:value-type="float">
            <text:p>0</text:p>
          </table:table-cell>
          <table:table-cell table:formula="of:=[.J433] + [.I434]" office:value-type="float" office:value="46280" calcext:value-type="float">
            <text:p>46280</text:p>
          </table:table-cell>
          <table:table-cell table:formula="of:=[.H434] - [.J434]" office:value-type="float" office:value="21670" calcext:value-type="float">
            <text:p>2167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3-09" calcext:value-type="date">
            <text:p>9.03.2024</text:p>
          </table:table-cell>
          <table:table-cell table:style-name="ce43" table:formula="of:=MONTH([.A435])" office:value-type="float" office:value="3" calcext:value-type="float">
            <text:p>3</text:p>
          </table:table-cell>
          <table:table-cell table:formula="of:=WEEKDAY([.A435];2)" office:value-type="float" office:value="6" calcext:value-type="float">
            <text:p>6</text:p>
          </table:table-cell>
          <table:table-cell table:style-name="ce1" office:value-type="string" calcext:value-type="string">
            <text:p>ZIMA</text:p>
          </table:table-cell>
          <table:table-cell table:formula="of:=IF([.D435] = &quot;ZIMA&quot;; 0.2; IF([.D435] = &quot;WIOSNA&quot;; 0.5; IF([.D435] = &quot;LATO&quot;; 0.9; 0.4)))" office:value-type="float" office:value="0.2" calcext:value-type="float">
            <text:p>0,2</text:p>
          </table:table-cell>
          <table:table-cell table:style-name="ce43" table:formula="of:=[.F434] + IF(AND([.B434]&lt;&gt;[.B435]; [.K434]&gt;= 2400);3;0)" office:value-type="float" office:value="37" calcext:value-type="float">
            <text:p>37</text:p>
          </table:table-cell>
          <table:table-cell table:formula="of:= IF([.C435] &lt; 6; [.$M$7] * FLOOR([.E435] * [.F435]); 0)" office:value-type="float" office:value="0" calcext:value-type="float">
            <text:p>0</text:p>
          </table:table-cell>
          <table:table-cell table:formula="of:=[.H434] + [.G435]" office:value-type="float" office:value="67950" calcext:value-type="float">
            <text:p>67950</text:p>
          </table:table-cell>
          <table:table-cell table:style-name="ce43" table:formula="of:=IF([.C435] = 7; [.F435] * 15; 0) + IF(AND([.B434]&lt;&gt;[.B435]; [.K434]&gt;= 2400);2400;0)" office:value-type="float" office:value="0" calcext:value-type="float">
            <text:p>0</text:p>
          </table:table-cell>
          <table:table-cell table:formula="of:=[.J434] + [.I435]" office:value-type="float" office:value="46280" calcext:value-type="float">
            <text:p>46280</text:p>
          </table:table-cell>
          <table:table-cell table:formula="of:=[.H435] - [.J435]" office:value-type="float" office:value="21670" calcext:value-type="float">
            <text:p>2167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3-10" calcext:value-type="date">
            <text:p>10.03.2024</text:p>
          </table:table-cell>
          <table:table-cell table:style-name="ce43" table:formula="of:=MONTH([.A436])" office:value-type="float" office:value="3" calcext:value-type="float">
            <text:p>3</text:p>
          </table:table-cell>
          <table:table-cell table:formula="of:=WEEKDAY([.A436];2)" office:value-type="float" office:value="7" calcext:value-type="float">
            <text:p>7</text:p>
          </table:table-cell>
          <table:table-cell table:style-name="ce1" office:value-type="string" calcext:value-type="string">
            <text:p>ZIMA</text:p>
          </table:table-cell>
          <table:table-cell table:formula="of:=IF([.D436] = &quot;ZIMA&quot;; 0.2; IF([.D436] = &quot;WIOSNA&quot;; 0.5; IF([.D436] = &quot;LATO&quot;; 0.9; 0.4)))" office:value-type="float" office:value="0.2" calcext:value-type="float">
            <text:p>0,2</text:p>
          </table:table-cell>
          <table:table-cell table:style-name="ce43" table:formula="of:=[.F435] + IF(AND([.B435]&lt;&gt;[.B436]; [.K435]&gt;= 2400);3;0)" office:value-type="float" office:value="37" calcext:value-type="float">
            <text:p>37</text:p>
          </table:table-cell>
          <table:table-cell table:formula="of:= IF([.C436] &lt; 6; [.$M$7] * FLOOR([.E436] * [.F436]); 0)" office:value-type="float" office:value="0" calcext:value-type="float">
            <text:p>0</text:p>
          </table:table-cell>
          <table:table-cell table:formula="of:=[.H435] + [.G436]" office:value-type="float" office:value="67950" calcext:value-type="float">
            <text:p>67950</text:p>
          </table:table-cell>
          <table:table-cell table:style-name="ce43" table:formula="of:=IF([.C436] = 7; [.F436] * 15; 0) + IF(AND([.B435]&lt;&gt;[.B436]; [.K435]&gt;= 2400);2400;0)" office:value-type="float" office:value="555" calcext:value-type="float">
            <text:p>555</text:p>
          </table:table-cell>
          <table:table-cell table:formula="of:=[.J435] + [.I436]" office:value-type="float" office:value="46835" calcext:value-type="float">
            <text:p>46835</text:p>
          </table:table-cell>
          <table:table-cell table:formula="of:=[.H436] - [.J436]" office:value-type="float" office:value="21115" calcext:value-type="float">
            <text:p>2111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3-11" calcext:value-type="date">
            <text:p>11.03.2024</text:p>
          </table:table-cell>
          <table:table-cell table:style-name="ce43" table:formula="of:=MONTH([.A437])" office:value-type="float" office:value="3" calcext:value-type="float">
            <text:p>3</text:p>
          </table:table-cell>
          <table:table-cell table:formula="of:=WEEKDAY([.A437];2)" office:value-type="float" office:value="1" calcext:value-type="float">
            <text:p>1</text:p>
          </table:table-cell>
          <table:table-cell table:style-name="ce1" office:value-type="string" calcext:value-type="string">
            <text:p>ZIMA</text:p>
          </table:table-cell>
          <table:table-cell table:formula="of:=IF([.D437] = &quot;ZIMA&quot;; 0.2; IF([.D437] = &quot;WIOSNA&quot;; 0.5; IF([.D437] = &quot;LATO&quot;; 0.9; 0.4)))" office:value-type="float" office:value="0.2" calcext:value-type="float">
            <text:p>0,2</text:p>
          </table:table-cell>
          <table:table-cell table:style-name="ce43" table:formula="of:=[.F436] + IF(AND([.B436]&lt;&gt;[.B437]; [.K436]&gt;= 2400);3;0)" office:value-type="float" office:value="37" calcext:value-type="float">
            <text:p>37</text:p>
          </table:table-cell>
          <table:table-cell table:formula="of:= IF([.C437] &lt; 6; [.$M$7] * FLOOR([.E437] * [.F437]); 0)" office:value-type="float" office:value="210" calcext:value-type="float">
            <text:p>210</text:p>
          </table:table-cell>
          <table:table-cell table:formula="of:=[.H436] + [.G437]" office:value-type="float" office:value="68160" calcext:value-type="float">
            <text:p>68160</text:p>
          </table:table-cell>
          <table:table-cell table:style-name="ce43" table:formula="of:=IF([.C437] = 7; [.F437] * 15; 0) + IF(AND([.B436]&lt;&gt;[.B437]; [.K436]&gt;= 2400);2400;0)" office:value-type="float" office:value="0" calcext:value-type="float">
            <text:p>0</text:p>
          </table:table-cell>
          <table:table-cell table:formula="of:=[.J436] + [.I437]" office:value-type="float" office:value="46835" calcext:value-type="float">
            <text:p>46835</text:p>
          </table:table-cell>
          <table:table-cell table:formula="of:=[.H437] - [.J437]" office:value-type="float" office:value="21325" calcext:value-type="float">
            <text:p>2132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3-12" calcext:value-type="date">
            <text:p>12.03.2024</text:p>
          </table:table-cell>
          <table:table-cell table:style-name="ce43" table:formula="of:=MONTH([.A438])" office:value-type="float" office:value="3" calcext:value-type="float">
            <text:p>3</text:p>
          </table:table-cell>
          <table:table-cell table:formula="of:=WEEKDAY([.A438];2)" office:value-type="float" office:value="2" calcext:value-type="float">
            <text:p>2</text:p>
          </table:table-cell>
          <table:table-cell table:style-name="ce1" office:value-type="string" calcext:value-type="string">
            <text:p>ZIMA</text:p>
          </table:table-cell>
          <table:table-cell table:formula="of:=IF([.D438] = &quot;ZIMA&quot;; 0.2; IF([.D438] = &quot;WIOSNA&quot;; 0.5; IF([.D438] = &quot;LATO&quot;; 0.9; 0.4)))" office:value-type="float" office:value="0.2" calcext:value-type="float">
            <text:p>0,2</text:p>
          </table:table-cell>
          <table:table-cell table:style-name="ce43" table:formula="of:=[.F437] + IF(AND([.B437]&lt;&gt;[.B438]; [.K437]&gt;= 2400);3;0)" office:value-type="float" office:value="37" calcext:value-type="float">
            <text:p>37</text:p>
          </table:table-cell>
          <table:table-cell table:formula="of:= IF([.C438] &lt; 6; [.$M$7] * FLOOR([.E438] * [.F438]); 0)" office:value-type="float" office:value="210" calcext:value-type="float">
            <text:p>210</text:p>
          </table:table-cell>
          <table:table-cell table:formula="of:=[.H437] + [.G438]" office:value-type="float" office:value="68370" calcext:value-type="float">
            <text:p>68370</text:p>
          </table:table-cell>
          <table:table-cell table:style-name="ce43" table:formula="of:=IF([.C438] = 7; [.F438] * 15; 0) + IF(AND([.B437]&lt;&gt;[.B438]; [.K437]&gt;= 2400);2400;0)" office:value-type="float" office:value="0" calcext:value-type="float">
            <text:p>0</text:p>
          </table:table-cell>
          <table:table-cell table:formula="of:=[.J437] + [.I438]" office:value-type="float" office:value="46835" calcext:value-type="float">
            <text:p>46835</text:p>
          </table:table-cell>
          <table:table-cell table:formula="of:=[.H438] - [.J438]" office:value-type="float" office:value="21535" calcext:value-type="float">
            <text:p>2153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3-13" calcext:value-type="date">
            <text:p>13.03.2024</text:p>
          </table:table-cell>
          <table:table-cell table:style-name="ce43" table:formula="of:=MONTH([.A439])" office:value-type="float" office:value="3" calcext:value-type="float">
            <text:p>3</text:p>
          </table:table-cell>
          <table:table-cell table:formula="of:=WEEKDAY([.A439];2)" office:value-type="float" office:value="3" calcext:value-type="float">
            <text:p>3</text:p>
          </table:table-cell>
          <table:table-cell table:style-name="ce1" office:value-type="string" calcext:value-type="string">
            <text:p>ZIMA</text:p>
          </table:table-cell>
          <table:table-cell table:formula="of:=IF([.D439] = &quot;ZIMA&quot;; 0.2; IF([.D439] = &quot;WIOSNA&quot;; 0.5; IF([.D439] = &quot;LATO&quot;; 0.9; 0.4)))" office:value-type="float" office:value="0.2" calcext:value-type="float">
            <text:p>0,2</text:p>
          </table:table-cell>
          <table:table-cell table:style-name="ce43" table:formula="of:=[.F438] + IF(AND([.B438]&lt;&gt;[.B439]; [.K438]&gt;= 2400);3;0)" office:value-type="float" office:value="37" calcext:value-type="float">
            <text:p>37</text:p>
          </table:table-cell>
          <table:table-cell table:formula="of:= IF([.C439] &lt; 6; [.$M$7] * FLOOR([.E439] * [.F439]); 0)" office:value-type="float" office:value="210" calcext:value-type="float">
            <text:p>210</text:p>
          </table:table-cell>
          <table:table-cell table:formula="of:=[.H438] + [.G439]" office:value-type="float" office:value="68580" calcext:value-type="float">
            <text:p>68580</text:p>
          </table:table-cell>
          <table:table-cell table:style-name="ce43" table:formula="of:=IF([.C439] = 7; [.F439] * 15; 0) + IF(AND([.B438]&lt;&gt;[.B439]; [.K438]&gt;= 2400);2400;0)" office:value-type="float" office:value="0" calcext:value-type="float">
            <text:p>0</text:p>
          </table:table-cell>
          <table:table-cell table:formula="of:=[.J438] + [.I439]" office:value-type="float" office:value="46835" calcext:value-type="float">
            <text:p>46835</text:p>
          </table:table-cell>
          <table:table-cell table:formula="of:=[.H439] - [.J439]" office:value-type="float" office:value="21745" calcext:value-type="float">
            <text:p>2174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3-14" calcext:value-type="date">
            <text:p>14.03.2024</text:p>
          </table:table-cell>
          <table:table-cell table:style-name="ce43" table:formula="of:=MONTH([.A440])" office:value-type="float" office:value="3" calcext:value-type="float">
            <text:p>3</text:p>
          </table:table-cell>
          <table:table-cell table:formula="of:=WEEKDAY([.A440];2)" office:value-type="float" office:value="4" calcext:value-type="float">
            <text:p>4</text:p>
          </table:table-cell>
          <table:table-cell table:style-name="ce1" office:value-type="string" calcext:value-type="string">
            <text:p>ZIMA</text:p>
          </table:table-cell>
          <table:table-cell table:formula="of:=IF([.D440] = &quot;ZIMA&quot;; 0.2; IF([.D440] = &quot;WIOSNA&quot;; 0.5; IF([.D440] = &quot;LATO&quot;; 0.9; 0.4)))" office:value-type="float" office:value="0.2" calcext:value-type="float">
            <text:p>0,2</text:p>
          </table:table-cell>
          <table:table-cell table:style-name="ce43" table:formula="of:=[.F439] + IF(AND([.B439]&lt;&gt;[.B440]; [.K439]&gt;= 2400);3;0)" office:value-type="float" office:value="37" calcext:value-type="float">
            <text:p>37</text:p>
          </table:table-cell>
          <table:table-cell table:formula="of:= IF([.C440] &lt; 6; [.$M$7] * FLOOR([.E440] * [.F440]); 0)" office:value-type="float" office:value="210" calcext:value-type="float">
            <text:p>210</text:p>
          </table:table-cell>
          <table:table-cell table:formula="of:=[.H439] + [.G440]" office:value-type="float" office:value="68790" calcext:value-type="float">
            <text:p>68790</text:p>
          </table:table-cell>
          <table:table-cell table:style-name="ce43" table:formula="of:=IF([.C440] = 7; [.F440] * 15; 0) + IF(AND([.B439]&lt;&gt;[.B440]; [.K439]&gt;= 2400);2400;0)" office:value-type="float" office:value="0" calcext:value-type="float">
            <text:p>0</text:p>
          </table:table-cell>
          <table:table-cell table:formula="of:=[.J439] + [.I440]" office:value-type="float" office:value="46835" calcext:value-type="float">
            <text:p>46835</text:p>
          </table:table-cell>
          <table:table-cell table:formula="of:=[.H440] - [.J440]" office:value-type="float" office:value="21955" calcext:value-type="float">
            <text:p>2195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3-15" calcext:value-type="date">
            <text:p>15.03.2024</text:p>
          </table:table-cell>
          <table:table-cell table:style-name="ce43" table:formula="of:=MONTH([.A441])" office:value-type="float" office:value="3" calcext:value-type="float">
            <text:p>3</text:p>
          </table:table-cell>
          <table:table-cell table:formula="of:=WEEKDAY([.A441];2)" office:value-type="float" office:value="5" calcext:value-type="float">
            <text:p>5</text:p>
          </table:table-cell>
          <table:table-cell table:style-name="ce1" office:value-type="string" calcext:value-type="string">
            <text:p>ZIMA</text:p>
          </table:table-cell>
          <table:table-cell table:formula="of:=IF([.D441] = &quot;ZIMA&quot;; 0.2; IF([.D441] = &quot;WIOSNA&quot;; 0.5; IF([.D441] = &quot;LATO&quot;; 0.9; 0.4)))" office:value-type="float" office:value="0.2" calcext:value-type="float">
            <text:p>0,2</text:p>
          </table:table-cell>
          <table:table-cell table:style-name="ce43" table:formula="of:=[.F440] + IF(AND([.B440]&lt;&gt;[.B441]; [.K440]&gt;= 2400);3;0)" office:value-type="float" office:value="37" calcext:value-type="float">
            <text:p>37</text:p>
          </table:table-cell>
          <table:table-cell table:formula="of:= IF([.C441] &lt; 6; [.$M$7] * FLOOR([.E441] * [.F441]); 0)" office:value-type="float" office:value="210" calcext:value-type="float">
            <text:p>210</text:p>
          </table:table-cell>
          <table:table-cell table:formula="of:=[.H440] + [.G441]" office:value-type="float" office:value="69000" calcext:value-type="float">
            <text:p>69000</text:p>
          </table:table-cell>
          <table:table-cell table:style-name="ce43" table:formula="of:=IF([.C441] = 7; [.F441] * 15; 0) + IF(AND([.B440]&lt;&gt;[.B441]; [.K440]&gt;= 2400);2400;0)" office:value-type="float" office:value="0" calcext:value-type="float">
            <text:p>0</text:p>
          </table:table-cell>
          <table:table-cell table:formula="of:=[.J440] + [.I441]" office:value-type="float" office:value="46835" calcext:value-type="float">
            <text:p>46835</text:p>
          </table:table-cell>
          <table:table-cell table:formula="of:=[.H441] - [.J441]" office:value-type="float" office:value="22165" calcext:value-type="float">
            <text:p>2216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3-16" calcext:value-type="date">
            <text:p>16.03.2024</text:p>
          </table:table-cell>
          <table:table-cell table:style-name="ce43" table:formula="of:=MONTH([.A442])" office:value-type="float" office:value="3" calcext:value-type="float">
            <text:p>3</text:p>
          </table:table-cell>
          <table:table-cell table:formula="of:=WEEKDAY([.A442];2)" office:value-type="float" office:value="6" calcext:value-type="float">
            <text:p>6</text:p>
          </table:table-cell>
          <table:table-cell table:style-name="ce1" office:value-type="string" calcext:value-type="string">
            <text:p>ZIMA</text:p>
          </table:table-cell>
          <table:table-cell table:formula="of:=IF([.D442] = &quot;ZIMA&quot;; 0.2; IF([.D442] = &quot;WIOSNA&quot;; 0.5; IF([.D442] = &quot;LATO&quot;; 0.9; 0.4)))" office:value-type="float" office:value="0.2" calcext:value-type="float">
            <text:p>0,2</text:p>
          </table:table-cell>
          <table:table-cell table:style-name="ce43" table:formula="of:=[.F441] + IF(AND([.B441]&lt;&gt;[.B442]; [.K441]&gt;= 2400);3;0)" office:value-type="float" office:value="37" calcext:value-type="float">
            <text:p>37</text:p>
          </table:table-cell>
          <table:table-cell table:formula="of:= IF([.C442] &lt; 6; [.$M$7] * FLOOR([.E442] * [.F442]); 0)" office:value-type="float" office:value="0" calcext:value-type="float">
            <text:p>0</text:p>
          </table:table-cell>
          <table:table-cell table:formula="of:=[.H441] + [.G442]" office:value-type="float" office:value="69000" calcext:value-type="float">
            <text:p>69000</text:p>
          </table:table-cell>
          <table:table-cell table:style-name="ce43" table:formula="of:=IF([.C442] = 7; [.F442] * 15; 0) + IF(AND([.B441]&lt;&gt;[.B442]; [.K441]&gt;= 2400);2400;0)" office:value-type="float" office:value="0" calcext:value-type="float">
            <text:p>0</text:p>
          </table:table-cell>
          <table:table-cell table:formula="of:=[.J441] + [.I442]" office:value-type="float" office:value="46835" calcext:value-type="float">
            <text:p>46835</text:p>
          </table:table-cell>
          <table:table-cell table:formula="of:=[.H442] - [.J442]" office:value-type="float" office:value="22165" calcext:value-type="float">
            <text:p>2216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3-17" calcext:value-type="date">
            <text:p>17.03.2024</text:p>
          </table:table-cell>
          <table:table-cell table:style-name="ce43" table:formula="of:=MONTH([.A443])" office:value-type="float" office:value="3" calcext:value-type="float">
            <text:p>3</text:p>
          </table:table-cell>
          <table:table-cell table:formula="of:=WEEKDAY([.A443];2)" office:value-type="float" office:value="7" calcext:value-type="float">
            <text:p>7</text:p>
          </table:table-cell>
          <table:table-cell table:style-name="ce1" office:value-type="string" calcext:value-type="string">
            <text:p>ZIMA</text:p>
          </table:table-cell>
          <table:table-cell table:formula="of:=IF([.D443] = &quot;ZIMA&quot;; 0.2; IF([.D443] = &quot;WIOSNA&quot;; 0.5; IF([.D443] = &quot;LATO&quot;; 0.9; 0.4)))" office:value-type="float" office:value="0.2" calcext:value-type="float">
            <text:p>0,2</text:p>
          </table:table-cell>
          <table:table-cell table:style-name="ce43" table:formula="of:=[.F442] + IF(AND([.B442]&lt;&gt;[.B443]; [.K442]&gt;= 2400);3;0)" office:value-type="float" office:value="37" calcext:value-type="float">
            <text:p>37</text:p>
          </table:table-cell>
          <table:table-cell table:formula="of:= IF([.C443] &lt; 6; [.$M$7] * FLOOR([.E443] * [.F443]); 0)" office:value-type="float" office:value="0" calcext:value-type="float">
            <text:p>0</text:p>
          </table:table-cell>
          <table:table-cell table:formula="of:=[.H442] + [.G443]" office:value-type="float" office:value="69000" calcext:value-type="float">
            <text:p>69000</text:p>
          </table:table-cell>
          <table:table-cell table:style-name="ce43" table:formula="of:=IF([.C443] = 7; [.F443] * 15; 0) + IF(AND([.B442]&lt;&gt;[.B443]; [.K442]&gt;= 2400);2400;0)" office:value-type="float" office:value="555" calcext:value-type="float">
            <text:p>555</text:p>
          </table:table-cell>
          <table:table-cell table:formula="of:=[.J442] + [.I443]" office:value-type="float" office:value="47390" calcext:value-type="float">
            <text:p>47390</text:p>
          </table:table-cell>
          <table:table-cell table:formula="of:=[.H443] - [.J443]" office:value-type="float" office:value="21610" calcext:value-type="float">
            <text:p>2161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3-18" calcext:value-type="date">
            <text:p>18.03.2024</text:p>
          </table:table-cell>
          <table:table-cell table:style-name="ce43" table:formula="of:=MONTH([.A444])" office:value-type="float" office:value="3" calcext:value-type="float">
            <text:p>3</text:p>
          </table:table-cell>
          <table:table-cell table:formula="of:=WEEKDAY([.A444];2)" office:value-type="float" office:value="1" calcext:value-type="float">
            <text:p>1</text:p>
          </table:table-cell>
          <table:table-cell table:style-name="ce1" office:value-type="string" calcext:value-type="string">
            <text:p>ZIMA</text:p>
          </table:table-cell>
          <table:table-cell table:formula="of:=IF([.D444] = &quot;ZIMA&quot;; 0.2; IF([.D444] = &quot;WIOSNA&quot;; 0.5; IF([.D444] = &quot;LATO&quot;; 0.9; 0.4)))" office:value-type="float" office:value="0.2" calcext:value-type="float">
            <text:p>0,2</text:p>
          </table:table-cell>
          <table:table-cell table:style-name="ce43" table:formula="of:=[.F443] + IF(AND([.B443]&lt;&gt;[.B444]; [.K443]&gt;= 2400);3;0)" office:value-type="float" office:value="37" calcext:value-type="float">
            <text:p>37</text:p>
          </table:table-cell>
          <table:table-cell table:formula="of:= IF([.C444] &lt; 6; [.$M$7] * FLOOR([.E444] * [.F444]); 0)" office:value-type="float" office:value="210" calcext:value-type="float">
            <text:p>210</text:p>
          </table:table-cell>
          <table:table-cell table:formula="of:=[.H443] + [.G444]" office:value-type="float" office:value="69210" calcext:value-type="float">
            <text:p>69210</text:p>
          </table:table-cell>
          <table:table-cell table:style-name="ce43" table:formula="of:=IF([.C444] = 7; [.F444] * 15; 0) + IF(AND([.B443]&lt;&gt;[.B444]; [.K443]&gt;= 2400);2400;0)" office:value-type="float" office:value="0" calcext:value-type="float">
            <text:p>0</text:p>
          </table:table-cell>
          <table:table-cell table:formula="of:=[.J443] + [.I444]" office:value-type="float" office:value="47390" calcext:value-type="float">
            <text:p>47390</text:p>
          </table:table-cell>
          <table:table-cell table:formula="of:=[.H444] - [.J444]" office:value-type="float" office:value="21820" calcext:value-type="float">
            <text:p>2182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3-19" calcext:value-type="date">
            <text:p>19.03.2024</text:p>
          </table:table-cell>
          <table:table-cell table:style-name="ce43" table:formula="of:=MONTH([.A445])" office:value-type="float" office:value="3" calcext:value-type="float">
            <text:p>3</text:p>
          </table:table-cell>
          <table:table-cell table:formula="of:=WEEKDAY([.A445];2)" office:value-type="float" office:value="2" calcext:value-type="float">
            <text:p>2</text:p>
          </table:table-cell>
          <table:table-cell table:style-name="ce1" office:value-type="string" calcext:value-type="string">
            <text:p>ZIMA</text:p>
          </table:table-cell>
          <table:table-cell table:formula="of:=IF([.D445] = &quot;ZIMA&quot;; 0.2; IF([.D445] = &quot;WIOSNA&quot;; 0.5; IF([.D445] = &quot;LATO&quot;; 0.9; 0.4)))" office:value-type="float" office:value="0.2" calcext:value-type="float">
            <text:p>0,2</text:p>
          </table:table-cell>
          <table:table-cell table:style-name="ce43" table:formula="of:=[.F444] + IF(AND([.B444]&lt;&gt;[.B445]; [.K444]&gt;= 2400);3;0)" office:value-type="float" office:value="37" calcext:value-type="float">
            <text:p>37</text:p>
          </table:table-cell>
          <table:table-cell table:formula="of:= IF([.C445] &lt; 6; [.$M$7] * FLOOR([.E445] * [.F445]); 0)" office:value-type="float" office:value="210" calcext:value-type="float">
            <text:p>210</text:p>
          </table:table-cell>
          <table:table-cell table:formula="of:=[.H444] + [.G445]" office:value-type="float" office:value="69420" calcext:value-type="float">
            <text:p>69420</text:p>
          </table:table-cell>
          <table:table-cell table:style-name="ce43" table:formula="of:=IF([.C445] = 7; [.F445] * 15; 0) + IF(AND([.B444]&lt;&gt;[.B445]; [.K444]&gt;= 2400);2400;0)" office:value-type="float" office:value="0" calcext:value-type="float">
            <text:p>0</text:p>
          </table:table-cell>
          <table:table-cell table:formula="of:=[.J444] + [.I445]" office:value-type="float" office:value="47390" calcext:value-type="float">
            <text:p>47390</text:p>
          </table:table-cell>
          <table:table-cell table:formula="of:=[.H445] - [.J445]" office:value-type="float" office:value="22030" calcext:value-type="float">
            <text:p>2203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3-20" calcext:value-type="date">
            <text:p>20.03.2024</text:p>
          </table:table-cell>
          <table:table-cell table:style-name="ce43" table:formula="of:=MONTH([.A446])" office:value-type="float" office:value="3" calcext:value-type="float">
            <text:p>3</text:p>
          </table:table-cell>
          <table:table-cell table:formula="of:=WEEKDAY([.A446];2)" office:value-type="float" office:value="3" calcext:value-type="float">
            <text:p>3</text:p>
          </table:table-cell>
          <table:table-cell table:style-name="ce1" office:value-type="string" calcext:value-type="string">
            <text:p>ZIMA</text:p>
          </table:table-cell>
          <table:table-cell table:formula="of:=IF([.D446] = &quot;ZIMA&quot;; 0.2; IF([.D446] = &quot;WIOSNA&quot;; 0.5; IF([.D446] = &quot;LATO&quot;; 0.9; 0.4)))" office:value-type="float" office:value="0.2" calcext:value-type="float">
            <text:p>0,2</text:p>
          </table:table-cell>
          <table:table-cell table:style-name="ce43" table:formula="of:=[.F445] + IF(AND([.B445]&lt;&gt;[.B446]; [.K445]&gt;= 2400);3;0)" office:value-type="float" office:value="37" calcext:value-type="float">
            <text:p>37</text:p>
          </table:table-cell>
          <table:table-cell table:formula="of:= IF([.C446] &lt; 6; [.$M$7] * FLOOR([.E446] * [.F446]); 0)" office:value-type="float" office:value="210" calcext:value-type="float">
            <text:p>210</text:p>
          </table:table-cell>
          <table:table-cell table:formula="of:=[.H445] + [.G446]" office:value-type="float" office:value="69630" calcext:value-type="float">
            <text:p>69630</text:p>
          </table:table-cell>
          <table:table-cell table:style-name="ce43" table:formula="of:=IF([.C446] = 7; [.F446] * 15; 0) + IF(AND([.B445]&lt;&gt;[.B446]; [.K445]&gt;= 2400);2400;0)" office:value-type="float" office:value="0" calcext:value-type="float">
            <text:p>0</text:p>
          </table:table-cell>
          <table:table-cell table:formula="of:=[.J445] + [.I446]" office:value-type="float" office:value="47390" calcext:value-type="float">
            <text:p>47390</text:p>
          </table:table-cell>
          <table:table-cell table:formula="of:=[.H446] - [.J446]" office:value-type="float" office:value="22240" calcext:value-type="float">
            <text:p>2224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3-21" calcext:value-type="date">
            <text:p>21.03.2024</text:p>
          </table:table-cell>
          <table:table-cell table:style-name="ce43" table:formula="of:=MONTH([.A447])" office:value-type="float" office:value="3" calcext:value-type="float">
            <text:p>3</text:p>
          </table:table-cell>
          <table:table-cell table:formula="of:=WEEKDAY([.A447];2)" office:value-type="float" office:value="4" calcext:value-type="float">
            <text:p>4</text:p>
          </table:table-cell>
          <table:table-cell table:style-name="ce1" office:value-type="string" calcext:value-type="string">
            <text:p>WIOSNA</text:p>
          </table:table-cell>
          <table:table-cell table:formula="of:=IF([.D447] = &quot;ZIMA&quot;; 0.2; IF([.D447] = &quot;WIOSNA&quot;; 0.5; IF([.D447] = &quot;LATO&quot;; 0.9; 0.4)))" office:value-type="float" office:value="0.5" calcext:value-type="float">
            <text:p>0,5</text:p>
          </table:table-cell>
          <table:table-cell table:style-name="ce43" table:formula="of:=[.F446] + IF(AND([.B446]&lt;&gt;[.B447]; [.K446]&gt;= 2400);3;0)" office:value-type="float" office:value="37" calcext:value-type="float">
            <text:p>37</text:p>
          </table:table-cell>
          <table:table-cell table:formula="of:= IF([.C447] &lt; 6; [.$M$7] * FLOOR([.E447] * [.F447]); 0)" office:value-type="float" office:value="540" calcext:value-type="float">
            <text:p>540</text:p>
          </table:table-cell>
          <table:table-cell table:formula="of:=[.H446] + [.G447]" office:value-type="float" office:value="70170" calcext:value-type="float">
            <text:p>70170</text:p>
          </table:table-cell>
          <table:table-cell table:style-name="ce43" table:formula="of:=IF([.C447] = 7; [.F447] * 15; 0) + IF(AND([.B446]&lt;&gt;[.B447]; [.K446]&gt;= 2400);2400;0)" office:value-type="float" office:value="0" calcext:value-type="float">
            <text:p>0</text:p>
          </table:table-cell>
          <table:table-cell table:formula="of:=[.J446] + [.I447]" office:value-type="float" office:value="47390" calcext:value-type="float">
            <text:p>47390</text:p>
          </table:table-cell>
          <table:table-cell table:formula="of:=[.H447] - [.J447]" office:value-type="float" office:value="22780" calcext:value-type="float">
            <text:p>2278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3-22" calcext:value-type="date">
            <text:p>22.03.2024</text:p>
          </table:table-cell>
          <table:table-cell table:style-name="ce43" table:formula="of:=MONTH([.A448])" office:value-type="float" office:value="3" calcext:value-type="float">
            <text:p>3</text:p>
          </table:table-cell>
          <table:table-cell table:formula="of:=WEEKDAY([.A448];2)" office:value-type="float" office:value="5" calcext:value-type="float">
            <text:p>5</text:p>
          </table:table-cell>
          <table:table-cell table:style-name="ce1" office:value-type="string" calcext:value-type="string">
            <text:p>WIOSNA</text:p>
          </table:table-cell>
          <table:table-cell table:formula="of:=IF([.D448] = &quot;ZIMA&quot;; 0.2; IF([.D448] = &quot;WIOSNA&quot;; 0.5; IF([.D448] = &quot;LATO&quot;; 0.9; 0.4)))" office:value-type="float" office:value="0.5" calcext:value-type="float">
            <text:p>0,5</text:p>
          </table:table-cell>
          <table:table-cell table:style-name="ce43" table:formula="of:=[.F447] + IF(AND([.B447]&lt;&gt;[.B448]; [.K447]&gt;= 2400);3;0)" office:value-type="float" office:value="37" calcext:value-type="float">
            <text:p>37</text:p>
          </table:table-cell>
          <table:table-cell table:formula="of:= IF([.C448] &lt; 6; [.$M$7] * FLOOR([.E448] * [.F448]); 0)" office:value-type="float" office:value="540" calcext:value-type="float">
            <text:p>540</text:p>
          </table:table-cell>
          <table:table-cell table:formula="of:=[.H447] + [.G448]" office:value-type="float" office:value="70710" calcext:value-type="float">
            <text:p>70710</text:p>
          </table:table-cell>
          <table:table-cell table:style-name="ce43" table:formula="of:=IF([.C448] = 7; [.F448] * 15; 0) + IF(AND([.B447]&lt;&gt;[.B448]; [.K447]&gt;= 2400);2400;0)" office:value-type="float" office:value="0" calcext:value-type="float">
            <text:p>0</text:p>
          </table:table-cell>
          <table:table-cell table:formula="of:=[.J447] + [.I448]" office:value-type="float" office:value="47390" calcext:value-type="float">
            <text:p>47390</text:p>
          </table:table-cell>
          <table:table-cell table:formula="of:=[.H448] - [.J448]" office:value-type="float" office:value="23320" calcext:value-type="float">
            <text:p>2332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3-23" calcext:value-type="date">
            <text:p>23.03.2024</text:p>
          </table:table-cell>
          <table:table-cell table:style-name="ce43" table:formula="of:=MONTH([.A449])" office:value-type="float" office:value="3" calcext:value-type="float">
            <text:p>3</text:p>
          </table:table-cell>
          <table:table-cell table:formula="of:=WEEKDAY([.A449];2)" office:value-type="float" office:value="6" calcext:value-type="float">
            <text:p>6</text:p>
          </table:table-cell>
          <table:table-cell table:style-name="ce1" office:value-type="string" calcext:value-type="string">
            <text:p>WIOSNA</text:p>
          </table:table-cell>
          <table:table-cell table:formula="of:=IF([.D449] = &quot;ZIMA&quot;; 0.2; IF([.D449] = &quot;WIOSNA&quot;; 0.5; IF([.D449] = &quot;LATO&quot;; 0.9; 0.4)))" office:value-type="float" office:value="0.5" calcext:value-type="float">
            <text:p>0,5</text:p>
          </table:table-cell>
          <table:table-cell table:style-name="ce43" table:formula="of:=[.F448] + IF(AND([.B448]&lt;&gt;[.B449]; [.K448]&gt;= 2400);3;0)" office:value-type="float" office:value="37" calcext:value-type="float">
            <text:p>37</text:p>
          </table:table-cell>
          <table:table-cell table:formula="of:= IF([.C449] &lt; 6; [.$M$7] * FLOOR([.E449] * [.F449]); 0)" office:value-type="float" office:value="0" calcext:value-type="float">
            <text:p>0</text:p>
          </table:table-cell>
          <table:table-cell table:formula="of:=[.H448] + [.G449]" office:value-type="float" office:value="70710" calcext:value-type="float">
            <text:p>70710</text:p>
          </table:table-cell>
          <table:table-cell table:style-name="ce43" table:formula="of:=IF([.C449] = 7; [.F449] * 15; 0) + IF(AND([.B448]&lt;&gt;[.B449]; [.K448]&gt;= 2400);2400;0)" office:value-type="float" office:value="0" calcext:value-type="float">
            <text:p>0</text:p>
          </table:table-cell>
          <table:table-cell table:formula="of:=[.J448] + [.I449]" office:value-type="float" office:value="47390" calcext:value-type="float">
            <text:p>47390</text:p>
          </table:table-cell>
          <table:table-cell table:formula="of:=[.H449] - [.J449]" office:value-type="float" office:value="23320" calcext:value-type="float">
            <text:p>2332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3-24" calcext:value-type="date">
            <text:p>24.03.2024</text:p>
          </table:table-cell>
          <table:table-cell table:style-name="ce43" table:formula="of:=MONTH([.A450])" office:value-type="float" office:value="3" calcext:value-type="float">
            <text:p>3</text:p>
          </table:table-cell>
          <table:table-cell table:formula="of:=WEEKDAY([.A450];2)" office:value-type="float" office:value="7" calcext:value-type="float">
            <text:p>7</text:p>
          </table:table-cell>
          <table:table-cell table:style-name="ce1" office:value-type="string" calcext:value-type="string">
            <text:p>WIOSNA</text:p>
          </table:table-cell>
          <table:table-cell table:formula="of:=IF([.D450] = &quot;ZIMA&quot;; 0.2; IF([.D450] = &quot;WIOSNA&quot;; 0.5; IF([.D450] = &quot;LATO&quot;; 0.9; 0.4)))" office:value-type="float" office:value="0.5" calcext:value-type="float">
            <text:p>0,5</text:p>
          </table:table-cell>
          <table:table-cell table:style-name="ce43" table:formula="of:=[.F449] + IF(AND([.B449]&lt;&gt;[.B450]; [.K449]&gt;= 2400);3;0)" office:value-type="float" office:value="37" calcext:value-type="float">
            <text:p>37</text:p>
          </table:table-cell>
          <table:table-cell table:formula="of:= IF([.C450] &lt; 6; [.$M$7] * FLOOR([.E450] * [.F450]); 0)" office:value-type="float" office:value="0" calcext:value-type="float">
            <text:p>0</text:p>
          </table:table-cell>
          <table:table-cell table:formula="of:=[.H449] + [.G450]" office:value-type="float" office:value="70710" calcext:value-type="float">
            <text:p>70710</text:p>
          </table:table-cell>
          <table:table-cell table:style-name="ce43" table:formula="of:=IF([.C450] = 7; [.F450] * 15; 0) + IF(AND([.B449]&lt;&gt;[.B450]; [.K449]&gt;= 2400);2400;0)" office:value-type="float" office:value="555" calcext:value-type="float">
            <text:p>555</text:p>
          </table:table-cell>
          <table:table-cell table:formula="of:=[.J449] + [.I450]" office:value-type="float" office:value="47945" calcext:value-type="float">
            <text:p>47945</text:p>
          </table:table-cell>
          <table:table-cell table:formula="of:=[.H450] - [.J450]" office:value-type="float" office:value="22765" calcext:value-type="float">
            <text:p>2276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3-25" calcext:value-type="date">
            <text:p>25.03.2024</text:p>
          </table:table-cell>
          <table:table-cell table:style-name="ce43" table:formula="of:=MONTH([.A451])" office:value-type="float" office:value="3" calcext:value-type="float">
            <text:p>3</text:p>
          </table:table-cell>
          <table:table-cell table:formula="of:=WEEKDAY([.A451];2)" office:value-type="float" office:value="1" calcext:value-type="float">
            <text:p>1</text:p>
          </table:table-cell>
          <table:table-cell table:style-name="ce1" office:value-type="string" calcext:value-type="string">
            <text:p>WIOSNA</text:p>
          </table:table-cell>
          <table:table-cell table:formula="of:=IF([.D451] = &quot;ZIMA&quot;; 0.2; IF([.D451] = &quot;WIOSNA&quot;; 0.5; IF([.D451] = &quot;LATO&quot;; 0.9; 0.4)))" office:value-type="float" office:value="0.5" calcext:value-type="float">
            <text:p>0,5</text:p>
          </table:table-cell>
          <table:table-cell table:style-name="ce43" table:formula="of:=[.F450] + IF(AND([.B450]&lt;&gt;[.B451]; [.K450]&gt;= 2400);3;0)" office:value-type="float" office:value="37" calcext:value-type="float">
            <text:p>37</text:p>
          </table:table-cell>
          <table:table-cell table:formula="of:= IF([.C451] &lt; 6; [.$M$7] * FLOOR([.E451] * [.F451]); 0)" office:value-type="float" office:value="540" calcext:value-type="float">
            <text:p>540</text:p>
          </table:table-cell>
          <table:table-cell table:formula="of:=[.H450] + [.G451]" office:value-type="float" office:value="71250" calcext:value-type="float">
            <text:p>71250</text:p>
          </table:table-cell>
          <table:table-cell table:style-name="ce43" table:formula="of:=IF([.C451] = 7; [.F451] * 15; 0) + IF(AND([.B450]&lt;&gt;[.B451]; [.K450]&gt;= 2400);2400;0)" office:value-type="float" office:value="0" calcext:value-type="float">
            <text:p>0</text:p>
          </table:table-cell>
          <table:table-cell table:formula="of:=[.J450] + [.I451]" office:value-type="float" office:value="47945" calcext:value-type="float">
            <text:p>47945</text:p>
          </table:table-cell>
          <table:table-cell table:formula="of:=[.H451] - [.J451]" office:value-type="float" office:value="23305" calcext:value-type="float">
            <text:p>2330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3-26" calcext:value-type="date">
            <text:p>26.03.2024</text:p>
          </table:table-cell>
          <table:table-cell table:style-name="ce43" table:formula="of:=MONTH([.A452])" office:value-type="float" office:value="3" calcext:value-type="float">
            <text:p>3</text:p>
          </table:table-cell>
          <table:table-cell table:formula="of:=WEEKDAY([.A452];2)" office:value-type="float" office:value="2" calcext:value-type="float">
            <text:p>2</text:p>
          </table:table-cell>
          <table:table-cell table:style-name="ce1" office:value-type="string" calcext:value-type="string">
            <text:p>WIOSNA</text:p>
          </table:table-cell>
          <table:table-cell table:formula="of:=IF([.D452] = &quot;ZIMA&quot;; 0.2; IF([.D452] = &quot;WIOSNA&quot;; 0.5; IF([.D452] = &quot;LATO&quot;; 0.9; 0.4)))" office:value-type="float" office:value="0.5" calcext:value-type="float">
            <text:p>0,5</text:p>
          </table:table-cell>
          <table:table-cell table:style-name="ce43" table:formula="of:=[.F451] + IF(AND([.B451]&lt;&gt;[.B452]; [.K451]&gt;= 2400);3;0)" office:value-type="float" office:value="37" calcext:value-type="float">
            <text:p>37</text:p>
          </table:table-cell>
          <table:table-cell table:formula="of:= IF([.C452] &lt; 6; [.$M$7] * FLOOR([.E452] * [.F452]); 0)" office:value-type="float" office:value="540" calcext:value-type="float">
            <text:p>540</text:p>
          </table:table-cell>
          <table:table-cell table:formula="of:=[.H451] + [.G452]" office:value-type="float" office:value="71790" calcext:value-type="float">
            <text:p>71790</text:p>
          </table:table-cell>
          <table:table-cell table:style-name="ce43" table:formula="of:=IF([.C452] = 7; [.F452] * 15; 0) + IF(AND([.B451]&lt;&gt;[.B452]; [.K451]&gt;= 2400);2400;0)" office:value-type="float" office:value="0" calcext:value-type="float">
            <text:p>0</text:p>
          </table:table-cell>
          <table:table-cell table:formula="of:=[.J451] + [.I452]" office:value-type="float" office:value="47945" calcext:value-type="float">
            <text:p>47945</text:p>
          </table:table-cell>
          <table:table-cell table:formula="of:=[.H452] - [.J452]" office:value-type="float" office:value="23845" calcext:value-type="float">
            <text:p>2384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3-27" calcext:value-type="date">
            <text:p>27.03.2024</text:p>
          </table:table-cell>
          <table:table-cell table:style-name="ce43" table:formula="of:=MONTH([.A453])" office:value-type="float" office:value="3" calcext:value-type="float">
            <text:p>3</text:p>
          </table:table-cell>
          <table:table-cell table:formula="of:=WEEKDAY([.A453];2)" office:value-type="float" office:value="3" calcext:value-type="float">
            <text:p>3</text:p>
          </table:table-cell>
          <table:table-cell table:style-name="ce1" office:value-type="string" calcext:value-type="string">
            <text:p>WIOSNA</text:p>
          </table:table-cell>
          <table:table-cell table:formula="of:=IF([.D453] = &quot;ZIMA&quot;; 0.2; IF([.D453] = &quot;WIOSNA&quot;; 0.5; IF([.D453] = &quot;LATO&quot;; 0.9; 0.4)))" office:value-type="float" office:value="0.5" calcext:value-type="float">
            <text:p>0,5</text:p>
          </table:table-cell>
          <table:table-cell table:style-name="ce43" table:formula="of:=[.F452] + IF(AND([.B452]&lt;&gt;[.B453]; [.K452]&gt;= 2400);3;0)" office:value-type="float" office:value="37" calcext:value-type="float">
            <text:p>37</text:p>
          </table:table-cell>
          <table:table-cell table:formula="of:= IF([.C453] &lt; 6; [.$M$7] * FLOOR([.E453] * [.F453]); 0)" office:value-type="float" office:value="540" calcext:value-type="float">
            <text:p>540</text:p>
          </table:table-cell>
          <table:table-cell table:formula="of:=[.H452] + [.G453]" office:value-type="float" office:value="72330" calcext:value-type="float">
            <text:p>72330</text:p>
          </table:table-cell>
          <table:table-cell table:style-name="ce43" table:formula="of:=IF([.C453] = 7; [.F453] * 15; 0) + IF(AND([.B452]&lt;&gt;[.B453]; [.K452]&gt;= 2400);2400;0)" office:value-type="float" office:value="0" calcext:value-type="float">
            <text:p>0</text:p>
          </table:table-cell>
          <table:table-cell table:formula="of:=[.J452] + [.I453]" office:value-type="float" office:value="47945" calcext:value-type="float">
            <text:p>47945</text:p>
          </table:table-cell>
          <table:table-cell table:formula="of:=[.H453] - [.J453]" office:value-type="float" office:value="24385" calcext:value-type="float">
            <text:p>2438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3-28" calcext:value-type="date">
            <text:p>28.03.2024</text:p>
          </table:table-cell>
          <table:table-cell table:style-name="ce43" table:formula="of:=MONTH([.A454])" office:value-type="float" office:value="3" calcext:value-type="float">
            <text:p>3</text:p>
          </table:table-cell>
          <table:table-cell table:formula="of:=WEEKDAY([.A454];2)" office:value-type="float" office:value="4" calcext:value-type="float">
            <text:p>4</text:p>
          </table:table-cell>
          <table:table-cell table:style-name="ce1" office:value-type="string" calcext:value-type="string">
            <text:p>WIOSNA</text:p>
          </table:table-cell>
          <table:table-cell table:formula="of:=IF([.D454] = &quot;ZIMA&quot;; 0.2; IF([.D454] = &quot;WIOSNA&quot;; 0.5; IF([.D454] = &quot;LATO&quot;; 0.9; 0.4)))" office:value-type="float" office:value="0.5" calcext:value-type="float">
            <text:p>0,5</text:p>
          </table:table-cell>
          <table:table-cell table:style-name="ce43" table:formula="of:=[.F453] + IF(AND([.B453]&lt;&gt;[.B454]; [.K453]&gt;= 2400);3;0)" office:value-type="float" office:value="37" calcext:value-type="float">
            <text:p>37</text:p>
          </table:table-cell>
          <table:table-cell table:formula="of:= IF([.C454] &lt; 6; [.$M$7] * FLOOR([.E454] * [.F454]); 0)" office:value-type="float" office:value="540" calcext:value-type="float">
            <text:p>540</text:p>
          </table:table-cell>
          <table:table-cell table:formula="of:=[.H453] + [.G454]" office:value-type="float" office:value="72870" calcext:value-type="float">
            <text:p>72870</text:p>
          </table:table-cell>
          <table:table-cell table:style-name="ce43" table:formula="of:=IF([.C454] = 7; [.F454] * 15; 0) + IF(AND([.B453]&lt;&gt;[.B454]; [.K453]&gt;= 2400);2400;0)" office:value-type="float" office:value="0" calcext:value-type="float">
            <text:p>0</text:p>
          </table:table-cell>
          <table:table-cell table:formula="of:=[.J453] + [.I454]" office:value-type="float" office:value="47945" calcext:value-type="float">
            <text:p>47945</text:p>
          </table:table-cell>
          <table:table-cell table:formula="of:=[.H454] - [.J454]" office:value-type="float" office:value="24925" calcext:value-type="float">
            <text:p>2492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3-29" calcext:value-type="date">
            <text:p>29.03.2024</text:p>
          </table:table-cell>
          <table:table-cell table:style-name="ce43" table:formula="of:=MONTH([.A455])" office:value-type="float" office:value="3" calcext:value-type="float">
            <text:p>3</text:p>
          </table:table-cell>
          <table:table-cell table:formula="of:=WEEKDAY([.A455];2)" office:value-type="float" office:value="5" calcext:value-type="float">
            <text:p>5</text:p>
          </table:table-cell>
          <table:table-cell table:style-name="ce1" office:value-type="string" calcext:value-type="string">
            <text:p>WIOSNA</text:p>
          </table:table-cell>
          <table:table-cell table:formula="of:=IF([.D455] = &quot;ZIMA&quot;; 0.2; IF([.D455] = &quot;WIOSNA&quot;; 0.5; IF([.D455] = &quot;LATO&quot;; 0.9; 0.4)))" office:value-type="float" office:value="0.5" calcext:value-type="float">
            <text:p>0,5</text:p>
          </table:table-cell>
          <table:table-cell table:style-name="ce43" table:formula="of:=[.F454] + IF(AND([.B454]&lt;&gt;[.B455]; [.K454]&gt;= 2400);3;0)" office:value-type="float" office:value="37" calcext:value-type="float">
            <text:p>37</text:p>
          </table:table-cell>
          <table:table-cell table:formula="of:= IF([.C455] &lt; 6; [.$M$7] * FLOOR([.E455] * [.F455]); 0)" office:value-type="float" office:value="540" calcext:value-type="float">
            <text:p>540</text:p>
          </table:table-cell>
          <table:table-cell table:formula="of:=[.H454] + [.G455]" office:value-type="float" office:value="73410" calcext:value-type="float">
            <text:p>73410</text:p>
          </table:table-cell>
          <table:table-cell table:style-name="ce43" table:formula="of:=IF([.C455] = 7; [.F455] * 15; 0) + IF(AND([.B454]&lt;&gt;[.B455]; [.K454]&gt;= 2400);2400;0)" office:value-type="float" office:value="0" calcext:value-type="float">
            <text:p>0</text:p>
          </table:table-cell>
          <table:table-cell table:formula="of:=[.J454] + [.I455]" office:value-type="float" office:value="47945" calcext:value-type="float">
            <text:p>47945</text:p>
          </table:table-cell>
          <table:table-cell table:formula="of:=[.H455] - [.J455]" office:value-type="float" office:value="25465" calcext:value-type="float">
            <text:p>2546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3-30" calcext:value-type="date">
            <text:p>30.03.2024</text:p>
          </table:table-cell>
          <table:table-cell table:style-name="ce43" table:formula="of:=MONTH([.A456])" office:value-type="float" office:value="3" calcext:value-type="float">
            <text:p>3</text:p>
          </table:table-cell>
          <table:table-cell table:formula="of:=WEEKDAY([.A456];2)" office:value-type="float" office:value="6" calcext:value-type="float">
            <text:p>6</text:p>
          </table:table-cell>
          <table:table-cell table:style-name="ce1" office:value-type="string" calcext:value-type="string">
            <text:p>WIOSNA</text:p>
          </table:table-cell>
          <table:table-cell table:formula="of:=IF([.D456] = &quot;ZIMA&quot;; 0.2; IF([.D456] = &quot;WIOSNA&quot;; 0.5; IF([.D456] = &quot;LATO&quot;; 0.9; 0.4)))" office:value-type="float" office:value="0.5" calcext:value-type="float">
            <text:p>0,5</text:p>
          </table:table-cell>
          <table:table-cell table:style-name="ce43" table:formula="of:=[.F455] + IF(AND([.B455]&lt;&gt;[.B456]; [.K455]&gt;= 2400);3;0)" office:value-type="float" office:value="37" calcext:value-type="float">
            <text:p>37</text:p>
          </table:table-cell>
          <table:table-cell table:formula="of:= IF([.C456] &lt; 6; [.$M$7] * FLOOR([.E456] * [.F456]); 0)" office:value-type="float" office:value="0" calcext:value-type="float">
            <text:p>0</text:p>
          </table:table-cell>
          <table:table-cell table:formula="of:=[.H455] + [.G456]" office:value-type="float" office:value="73410" calcext:value-type="float">
            <text:p>73410</text:p>
          </table:table-cell>
          <table:table-cell table:style-name="ce43" table:formula="of:=IF([.C456] = 7; [.F456] * 15; 0) + IF(AND([.B455]&lt;&gt;[.B456]; [.K455]&gt;= 2400);2400;0)" office:value-type="float" office:value="0" calcext:value-type="float">
            <text:p>0</text:p>
          </table:table-cell>
          <table:table-cell table:formula="of:=[.J455] + [.I456]" office:value-type="float" office:value="47945" calcext:value-type="float">
            <text:p>47945</text:p>
          </table:table-cell>
          <table:table-cell table:formula="of:=[.H456] - [.J456]" office:value-type="float" office:value="25465" calcext:value-type="float">
            <text:p>2546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3-31" calcext:value-type="date">
            <text:p>31.03.2024</text:p>
          </table:table-cell>
          <table:table-cell table:style-name="ce43" table:formula="of:=MONTH([.A457])" office:value-type="float" office:value="3" calcext:value-type="float">
            <text:p>3</text:p>
          </table:table-cell>
          <table:table-cell table:formula="of:=WEEKDAY([.A457];2)" office:value-type="float" office:value="7" calcext:value-type="float">
            <text:p>7</text:p>
          </table:table-cell>
          <table:table-cell table:style-name="ce1" office:value-type="string" calcext:value-type="string">
            <text:p>WIOSNA</text:p>
          </table:table-cell>
          <table:table-cell table:formula="of:=IF([.D457] = &quot;ZIMA&quot;; 0.2; IF([.D457] = &quot;WIOSNA&quot;; 0.5; IF([.D457] = &quot;LATO&quot;; 0.9; 0.4)))" office:value-type="float" office:value="0.5" calcext:value-type="float">
            <text:p>0,5</text:p>
          </table:table-cell>
          <table:table-cell table:style-name="ce43" table:formula="of:=[.F456] + IF(AND([.B456]&lt;&gt;[.B457]; [.K456]&gt;= 2400);3;0)" office:value-type="float" office:value="37" calcext:value-type="float">
            <text:p>37</text:p>
          </table:table-cell>
          <table:table-cell table:formula="of:= IF([.C457] &lt; 6; [.$M$7] * FLOOR([.E457] * [.F457]); 0)" office:value-type="float" office:value="0" calcext:value-type="float">
            <text:p>0</text:p>
          </table:table-cell>
          <table:table-cell table:formula="of:=[.H456] + [.G457]" office:value-type="float" office:value="73410" calcext:value-type="float">
            <text:p>73410</text:p>
          </table:table-cell>
          <table:table-cell table:style-name="ce43" table:formula="of:=IF([.C457] = 7; [.F457] * 15; 0) + IF(AND([.B456]&lt;&gt;[.B457]; [.K456]&gt;= 2400);2400;0)" office:value-type="float" office:value="555" calcext:value-type="float">
            <text:p>555</text:p>
          </table:table-cell>
          <table:table-cell table:formula="of:=[.J456] + [.I457]" office:value-type="float" office:value="48500" calcext:value-type="float">
            <text:p>48500</text:p>
          </table:table-cell>
          <table:table-cell table:formula="of:=[.H457] - [.J457]" office:value-type="float" office:value="24910" calcext:value-type="float">
            <text:p>2491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4-01" calcext:value-type="date">
            <text:p>1.04.2024</text:p>
          </table:table-cell>
          <table:table-cell table:style-name="ce43" table:formula="of:=MONTH([.A458])" office:value-type="float" office:value="4" calcext:value-type="float">
            <text:p>4</text:p>
          </table:table-cell>
          <table:table-cell table:formula="of:=WEEKDAY([.A458];2)" office:value-type="float" office:value="1" calcext:value-type="float">
            <text:p>1</text:p>
          </table:table-cell>
          <table:table-cell table:style-name="ce1" office:value-type="string" calcext:value-type="string">
            <text:p>WIOSNA</text:p>
          </table:table-cell>
          <table:table-cell table:formula="of:=IF([.D458] = &quot;ZIMA&quot;; 0.2; IF([.D458] = &quot;WIOSNA&quot;; 0.5; IF([.D458] = &quot;LATO&quot;; 0.9; 0.4)))" office:value-type="float" office:value="0.5" calcext:value-type="float">
            <text:p>0,5</text:p>
          </table:table-cell>
          <table:table-cell table:style-name="ce43" table:formula="of:=[.F457] + IF(AND([.B457]&lt;&gt;[.B458]; [.K457]&gt;= 2400);3;0)" office:value-type="float" office:value="40" calcext:value-type="float">
            <text:p>40</text:p>
          </table:table-cell>
          <table:table-cell table:formula="of:= IF([.C458] &lt; 6; [.$M$7] * FLOOR([.E458] * [.F458]); 0)" office:value-type="float" office:value="600" calcext:value-type="float">
            <text:p>600</text:p>
          </table:table-cell>
          <table:table-cell table:formula="of:=[.H457] + [.G458]" office:value-type="float" office:value="74010" calcext:value-type="float">
            <text:p>74010</text:p>
          </table:table-cell>
          <table:table-cell table:style-name="ce43" table:formula="of:=IF([.C458] = 7; [.F458] * 15; 0) + IF(AND([.B457]&lt;&gt;[.B458]; [.K457]&gt;= 2400);2400;0)" office:value-type="float" office:value="2400" calcext:value-type="float">
            <text:p>2400</text:p>
          </table:table-cell>
          <table:table-cell table:formula="of:=[.J457] + [.I458]" office:value-type="float" office:value="50900" calcext:value-type="float">
            <text:p>50900</text:p>
          </table:table-cell>
          <table:table-cell table:formula="of:=[.H458] - [.J458]" office:value-type="float" office:value="23110" calcext:value-type="float">
            <text:p>2311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4-02" calcext:value-type="date">
            <text:p>2.04.2024</text:p>
          </table:table-cell>
          <table:table-cell table:style-name="ce43" table:formula="of:=MONTH([.A459])" office:value-type="float" office:value="4" calcext:value-type="float">
            <text:p>4</text:p>
          </table:table-cell>
          <table:table-cell table:formula="of:=WEEKDAY([.A459];2)" office:value-type="float" office:value="2" calcext:value-type="float">
            <text:p>2</text:p>
          </table:table-cell>
          <table:table-cell table:style-name="ce1" office:value-type="string" calcext:value-type="string">
            <text:p>WIOSNA</text:p>
          </table:table-cell>
          <table:table-cell table:formula="of:=IF([.D459] = &quot;ZIMA&quot;; 0.2; IF([.D459] = &quot;WIOSNA&quot;; 0.5; IF([.D459] = &quot;LATO&quot;; 0.9; 0.4)))" office:value-type="float" office:value="0.5" calcext:value-type="float">
            <text:p>0,5</text:p>
          </table:table-cell>
          <table:table-cell table:style-name="ce43" table:formula="of:=[.F458] + IF(AND([.B458]&lt;&gt;[.B459]; [.K458]&gt;= 2400);3;0)" office:value-type="float" office:value="40" calcext:value-type="float">
            <text:p>40</text:p>
          </table:table-cell>
          <table:table-cell table:formula="of:= IF([.C459] &lt; 6; [.$M$7] * FLOOR([.E459] * [.F459]); 0)" office:value-type="float" office:value="600" calcext:value-type="float">
            <text:p>600</text:p>
          </table:table-cell>
          <table:table-cell table:formula="of:=[.H458] + [.G459]" office:value-type="float" office:value="74610" calcext:value-type="float">
            <text:p>74610</text:p>
          </table:table-cell>
          <table:table-cell table:style-name="ce43" table:formula="of:=IF([.C459] = 7; [.F459] * 15; 0) + IF(AND([.B458]&lt;&gt;[.B459]; [.K458]&gt;= 2400);2400;0)" office:value-type="float" office:value="0" calcext:value-type="float">
            <text:p>0</text:p>
          </table:table-cell>
          <table:table-cell table:formula="of:=[.J458] + [.I459]" office:value-type="float" office:value="50900" calcext:value-type="float">
            <text:p>50900</text:p>
          </table:table-cell>
          <table:table-cell table:formula="of:=[.H459] - [.J459]" office:value-type="float" office:value="23710" calcext:value-type="float">
            <text:p>2371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4-03" calcext:value-type="date">
            <text:p>3.04.2024</text:p>
          </table:table-cell>
          <table:table-cell table:style-name="ce43" table:formula="of:=MONTH([.A460])" office:value-type="float" office:value="4" calcext:value-type="float">
            <text:p>4</text:p>
          </table:table-cell>
          <table:table-cell table:formula="of:=WEEKDAY([.A460];2)" office:value-type="float" office:value="3" calcext:value-type="float">
            <text:p>3</text:p>
          </table:table-cell>
          <table:table-cell table:style-name="ce1" office:value-type="string" calcext:value-type="string">
            <text:p>WIOSNA</text:p>
          </table:table-cell>
          <table:table-cell table:formula="of:=IF([.D460] = &quot;ZIMA&quot;; 0.2; IF([.D460] = &quot;WIOSNA&quot;; 0.5; IF([.D460] = &quot;LATO&quot;; 0.9; 0.4)))" office:value-type="float" office:value="0.5" calcext:value-type="float">
            <text:p>0,5</text:p>
          </table:table-cell>
          <table:table-cell table:style-name="ce43" table:formula="of:=[.F459] + IF(AND([.B459]&lt;&gt;[.B460]; [.K459]&gt;= 2400);3;0)" office:value-type="float" office:value="40" calcext:value-type="float">
            <text:p>40</text:p>
          </table:table-cell>
          <table:table-cell table:formula="of:= IF([.C460] &lt; 6; [.$M$7] * FLOOR([.E460] * [.F460]); 0)" office:value-type="float" office:value="600" calcext:value-type="float">
            <text:p>600</text:p>
          </table:table-cell>
          <table:table-cell table:formula="of:=[.H459] + [.G460]" office:value-type="float" office:value="75210" calcext:value-type="float">
            <text:p>75210</text:p>
          </table:table-cell>
          <table:table-cell table:style-name="ce43" table:formula="of:=IF([.C460] = 7; [.F460] * 15; 0) + IF(AND([.B459]&lt;&gt;[.B460]; [.K459]&gt;= 2400);2400;0)" office:value-type="float" office:value="0" calcext:value-type="float">
            <text:p>0</text:p>
          </table:table-cell>
          <table:table-cell table:formula="of:=[.J459] + [.I460]" office:value-type="float" office:value="50900" calcext:value-type="float">
            <text:p>50900</text:p>
          </table:table-cell>
          <table:table-cell table:formula="of:=[.H460] - [.J460]" office:value-type="float" office:value="24310" calcext:value-type="float">
            <text:p>2431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4-04" calcext:value-type="date">
            <text:p>4.04.2024</text:p>
          </table:table-cell>
          <table:table-cell table:style-name="ce43" table:formula="of:=MONTH([.A461])" office:value-type="float" office:value="4" calcext:value-type="float">
            <text:p>4</text:p>
          </table:table-cell>
          <table:table-cell table:formula="of:=WEEKDAY([.A461];2)" office:value-type="float" office:value="4" calcext:value-type="float">
            <text:p>4</text:p>
          </table:table-cell>
          <table:table-cell table:style-name="ce1" office:value-type="string" calcext:value-type="string">
            <text:p>WIOSNA</text:p>
          </table:table-cell>
          <table:table-cell table:formula="of:=IF([.D461] = &quot;ZIMA&quot;; 0.2; IF([.D461] = &quot;WIOSNA&quot;; 0.5; IF([.D461] = &quot;LATO&quot;; 0.9; 0.4)))" office:value-type="float" office:value="0.5" calcext:value-type="float">
            <text:p>0,5</text:p>
          </table:table-cell>
          <table:table-cell table:style-name="ce43" table:formula="of:=[.F460] + IF(AND([.B460]&lt;&gt;[.B461]; [.K460]&gt;= 2400);3;0)" office:value-type="float" office:value="40" calcext:value-type="float">
            <text:p>40</text:p>
          </table:table-cell>
          <table:table-cell table:formula="of:= IF([.C461] &lt; 6; [.$M$7] * FLOOR([.E461] * [.F461]); 0)" office:value-type="float" office:value="600" calcext:value-type="float">
            <text:p>600</text:p>
          </table:table-cell>
          <table:table-cell table:formula="of:=[.H460] + [.G461]" office:value-type="float" office:value="75810" calcext:value-type="float">
            <text:p>75810</text:p>
          </table:table-cell>
          <table:table-cell table:style-name="ce43" table:formula="of:=IF([.C461] = 7; [.F461] * 15; 0) + IF(AND([.B460]&lt;&gt;[.B461]; [.K460]&gt;= 2400);2400;0)" office:value-type="float" office:value="0" calcext:value-type="float">
            <text:p>0</text:p>
          </table:table-cell>
          <table:table-cell table:formula="of:=[.J460] + [.I461]" office:value-type="float" office:value="50900" calcext:value-type="float">
            <text:p>50900</text:p>
          </table:table-cell>
          <table:table-cell table:formula="of:=[.H461] - [.J461]" office:value-type="float" office:value="24910" calcext:value-type="float">
            <text:p>2491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4-05" calcext:value-type="date">
            <text:p>5.04.2024</text:p>
          </table:table-cell>
          <table:table-cell table:style-name="ce43" table:formula="of:=MONTH([.A462])" office:value-type="float" office:value="4" calcext:value-type="float">
            <text:p>4</text:p>
          </table:table-cell>
          <table:table-cell table:formula="of:=WEEKDAY([.A462];2)" office:value-type="float" office:value="5" calcext:value-type="float">
            <text:p>5</text:p>
          </table:table-cell>
          <table:table-cell table:style-name="ce1" office:value-type="string" calcext:value-type="string">
            <text:p>WIOSNA</text:p>
          </table:table-cell>
          <table:table-cell table:formula="of:=IF([.D462] = &quot;ZIMA&quot;; 0.2; IF([.D462] = &quot;WIOSNA&quot;; 0.5; IF([.D462] = &quot;LATO&quot;; 0.9; 0.4)))" office:value-type="float" office:value="0.5" calcext:value-type="float">
            <text:p>0,5</text:p>
          </table:table-cell>
          <table:table-cell table:style-name="ce43" table:formula="of:=[.F461] + IF(AND([.B461]&lt;&gt;[.B462]; [.K461]&gt;= 2400);3;0)" office:value-type="float" office:value="40" calcext:value-type="float">
            <text:p>40</text:p>
          </table:table-cell>
          <table:table-cell table:formula="of:= IF([.C462] &lt; 6; [.$M$7] * FLOOR([.E462] * [.F462]); 0)" office:value-type="float" office:value="600" calcext:value-type="float">
            <text:p>600</text:p>
          </table:table-cell>
          <table:table-cell table:formula="of:=[.H461] + [.G462]" office:value-type="float" office:value="76410" calcext:value-type="float">
            <text:p>76410</text:p>
          </table:table-cell>
          <table:table-cell table:style-name="ce43" table:formula="of:=IF([.C462] = 7; [.F462] * 15; 0) + IF(AND([.B461]&lt;&gt;[.B462]; [.K461]&gt;= 2400);2400;0)" office:value-type="float" office:value="0" calcext:value-type="float">
            <text:p>0</text:p>
          </table:table-cell>
          <table:table-cell table:formula="of:=[.J461] + [.I462]" office:value-type="float" office:value="50900" calcext:value-type="float">
            <text:p>50900</text:p>
          </table:table-cell>
          <table:table-cell table:formula="of:=[.H462] - [.J462]" office:value-type="float" office:value="25510" calcext:value-type="float">
            <text:p>2551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4-06" calcext:value-type="date">
            <text:p>6.04.2024</text:p>
          </table:table-cell>
          <table:table-cell table:style-name="ce43" table:formula="of:=MONTH([.A463])" office:value-type="float" office:value="4" calcext:value-type="float">
            <text:p>4</text:p>
          </table:table-cell>
          <table:table-cell table:formula="of:=WEEKDAY([.A463];2)" office:value-type="float" office:value="6" calcext:value-type="float">
            <text:p>6</text:p>
          </table:table-cell>
          <table:table-cell table:style-name="ce1" office:value-type="string" calcext:value-type="string">
            <text:p>WIOSNA</text:p>
          </table:table-cell>
          <table:table-cell table:formula="of:=IF([.D463] = &quot;ZIMA&quot;; 0.2; IF([.D463] = &quot;WIOSNA&quot;; 0.5; IF([.D463] = &quot;LATO&quot;; 0.9; 0.4)))" office:value-type="float" office:value="0.5" calcext:value-type="float">
            <text:p>0,5</text:p>
          </table:table-cell>
          <table:table-cell table:style-name="ce43" table:formula="of:=[.F462] + IF(AND([.B462]&lt;&gt;[.B463]; [.K462]&gt;= 2400);3;0)" office:value-type="float" office:value="40" calcext:value-type="float">
            <text:p>40</text:p>
          </table:table-cell>
          <table:table-cell table:formula="of:= IF([.C463] &lt; 6; [.$M$7] * FLOOR([.E463] * [.F463]); 0)" office:value-type="float" office:value="0" calcext:value-type="float">
            <text:p>0</text:p>
          </table:table-cell>
          <table:table-cell table:formula="of:=[.H462] + [.G463]" office:value-type="float" office:value="76410" calcext:value-type="float">
            <text:p>76410</text:p>
          </table:table-cell>
          <table:table-cell table:style-name="ce43" table:formula="of:=IF([.C463] = 7; [.F463] * 15; 0) + IF(AND([.B462]&lt;&gt;[.B463]; [.K462]&gt;= 2400);2400;0)" office:value-type="float" office:value="0" calcext:value-type="float">
            <text:p>0</text:p>
          </table:table-cell>
          <table:table-cell table:formula="of:=[.J462] + [.I463]" office:value-type="float" office:value="50900" calcext:value-type="float">
            <text:p>50900</text:p>
          </table:table-cell>
          <table:table-cell table:formula="of:=[.H463] - [.J463]" office:value-type="float" office:value="25510" calcext:value-type="float">
            <text:p>2551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4-07" calcext:value-type="date">
            <text:p>7.04.2024</text:p>
          </table:table-cell>
          <table:table-cell table:style-name="ce43" table:formula="of:=MONTH([.A464])" office:value-type="float" office:value="4" calcext:value-type="float">
            <text:p>4</text:p>
          </table:table-cell>
          <table:table-cell table:formula="of:=WEEKDAY([.A464];2)" office:value-type="float" office:value="7" calcext:value-type="float">
            <text:p>7</text:p>
          </table:table-cell>
          <table:table-cell table:style-name="ce1" office:value-type="string" calcext:value-type="string">
            <text:p>WIOSNA</text:p>
          </table:table-cell>
          <table:table-cell table:formula="of:=IF([.D464] = &quot;ZIMA&quot;; 0.2; IF([.D464] = &quot;WIOSNA&quot;; 0.5; IF([.D464] = &quot;LATO&quot;; 0.9; 0.4)))" office:value-type="float" office:value="0.5" calcext:value-type="float">
            <text:p>0,5</text:p>
          </table:table-cell>
          <table:table-cell table:style-name="ce43" table:formula="of:=[.F463] + IF(AND([.B463]&lt;&gt;[.B464]; [.K463]&gt;= 2400);3;0)" office:value-type="float" office:value="40" calcext:value-type="float">
            <text:p>40</text:p>
          </table:table-cell>
          <table:table-cell table:formula="of:= IF([.C464] &lt; 6; [.$M$7] * FLOOR([.E464] * [.F464]); 0)" office:value-type="float" office:value="0" calcext:value-type="float">
            <text:p>0</text:p>
          </table:table-cell>
          <table:table-cell table:formula="of:=[.H463] + [.G464]" office:value-type="float" office:value="76410" calcext:value-type="float">
            <text:p>76410</text:p>
          </table:table-cell>
          <table:table-cell table:style-name="ce43" table:formula="of:=IF([.C464] = 7; [.F464] * 15; 0) + IF(AND([.B463]&lt;&gt;[.B464]; [.K463]&gt;= 2400);2400;0)" office:value-type="float" office:value="600" calcext:value-type="float">
            <text:p>600</text:p>
          </table:table-cell>
          <table:table-cell table:formula="of:=[.J463] + [.I464]" office:value-type="float" office:value="51500" calcext:value-type="float">
            <text:p>51500</text:p>
          </table:table-cell>
          <table:table-cell table:formula="of:=[.H464] - [.J464]" office:value-type="float" office:value="24910" calcext:value-type="float">
            <text:p>2491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4-08" calcext:value-type="date">
            <text:p>8.04.2024</text:p>
          </table:table-cell>
          <table:table-cell table:style-name="ce43" table:formula="of:=MONTH([.A465])" office:value-type="float" office:value="4" calcext:value-type="float">
            <text:p>4</text:p>
          </table:table-cell>
          <table:table-cell table:formula="of:=WEEKDAY([.A465];2)" office:value-type="float" office:value="1" calcext:value-type="float">
            <text:p>1</text:p>
          </table:table-cell>
          <table:table-cell table:style-name="ce1" office:value-type="string" calcext:value-type="string">
            <text:p>WIOSNA</text:p>
          </table:table-cell>
          <table:table-cell table:formula="of:=IF([.D465] = &quot;ZIMA&quot;; 0.2; IF([.D465] = &quot;WIOSNA&quot;; 0.5; IF([.D465] = &quot;LATO&quot;; 0.9; 0.4)))" office:value-type="float" office:value="0.5" calcext:value-type="float">
            <text:p>0,5</text:p>
          </table:table-cell>
          <table:table-cell table:style-name="ce43" table:formula="of:=[.F464] + IF(AND([.B464]&lt;&gt;[.B465]; [.K464]&gt;= 2400);3;0)" office:value-type="float" office:value="40" calcext:value-type="float">
            <text:p>40</text:p>
          </table:table-cell>
          <table:table-cell table:formula="of:= IF([.C465] &lt; 6; [.$M$7] * FLOOR([.E465] * [.F465]); 0)" office:value-type="float" office:value="600" calcext:value-type="float">
            <text:p>600</text:p>
          </table:table-cell>
          <table:table-cell table:formula="of:=[.H464] + [.G465]" office:value-type="float" office:value="77010" calcext:value-type="float">
            <text:p>77010</text:p>
          </table:table-cell>
          <table:table-cell table:style-name="ce43" table:formula="of:=IF([.C465] = 7; [.F465] * 15; 0) + IF(AND([.B464]&lt;&gt;[.B465]; [.K464]&gt;= 2400);2400;0)" office:value-type="float" office:value="0" calcext:value-type="float">
            <text:p>0</text:p>
          </table:table-cell>
          <table:table-cell table:formula="of:=[.J464] + [.I465]" office:value-type="float" office:value="51500" calcext:value-type="float">
            <text:p>51500</text:p>
          </table:table-cell>
          <table:table-cell table:formula="of:=[.H465] - [.J465]" office:value-type="float" office:value="25510" calcext:value-type="float">
            <text:p>2551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4-09" calcext:value-type="date">
            <text:p>9.04.2024</text:p>
          </table:table-cell>
          <table:table-cell table:style-name="ce43" table:formula="of:=MONTH([.A466])" office:value-type="float" office:value="4" calcext:value-type="float">
            <text:p>4</text:p>
          </table:table-cell>
          <table:table-cell table:formula="of:=WEEKDAY([.A466];2)" office:value-type="float" office:value="2" calcext:value-type="float">
            <text:p>2</text:p>
          </table:table-cell>
          <table:table-cell table:style-name="ce1" office:value-type="string" calcext:value-type="string">
            <text:p>WIOSNA</text:p>
          </table:table-cell>
          <table:table-cell table:formula="of:=IF([.D466] = &quot;ZIMA&quot;; 0.2; IF([.D466] = &quot;WIOSNA&quot;; 0.5; IF([.D466] = &quot;LATO&quot;; 0.9; 0.4)))" office:value-type="float" office:value="0.5" calcext:value-type="float">
            <text:p>0,5</text:p>
          </table:table-cell>
          <table:table-cell table:style-name="ce43" table:formula="of:=[.F465] + IF(AND([.B465]&lt;&gt;[.B466]; [.K465]&gt;= 2400);3;0)" office:value-type="float" office:value="40" calcext:value-type="float">
            <text:p>40</text:p>
          </table:table-cell>
          <table:table-cell table:formula="of:= IF([.C466] &lt; 6; [.$M$7] * FLOOR([.E466] * [.F466]); 0)" office:value-type="float" office:value="600" calcext:value-type="float">
            <text:p>600</text:p>
          </table:table-cell>
          <table:table-cell table:formula="of:=[.H465] + [.G466]" office:value-type="float" office:value="77610" calcext:value-type="float">
            <text:p>77610</text:p>
          </table:table-cell>
          <table:table-cell table:style-name="ce43" table:formula="of:=IF([.C466] = 7; [.F466] * 15; 0) + IF(AND([.B465]&lt;&gt;[.B466]; [.K465]&gt;= 2400);2400;0)" office:value-type="float" office:value="0" calcext:value-type="float">
            <text:p>0</text:p>
          </table:table-cell>
          <table:table-cell table:formula="of:=[.J465] + [.I466]" office:value-type="float" office:value="51500" calcext:value-type="float">
            <text:p>51500</text:p>
          </table:table-cell>
          <table:table-cell table:formula="of:=[.H466] - [.J466]" office:value-type="float" office:value="26110" calcext:value-type="float">
            <text:p>2611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4-10" calcext:value-type="date">
            <text:p>10.04.2024</text:p>
          </table:table-cell>
          <table:table-cell table:style-name="ce43" table:formula="of:=MONTH([.A467])" office:value-type="float" office:value="4" calcext:value-type="float">
            <text:p>4</text:p>
          </table:table-cell>
          <table:table-cell table:formula="of:=WEEKDAY([.A467];2)" office:value-type="float" office:value="3" calcext:value-type="float">
            <text:p>3</text:p>
          </table:table-cell>
          <table:table-cell table:style-name="ce1" office:value-type="string" calcext:value-type="string">
            <text:p>WIOSNA</text:p>
          </table:table-cell>
          <table:table-cell table:formula="of:=IF([.D467] = &quot;ZIMA&quot;; 0.2; IF([.D467] = &quot;WIOSNA&quot;; 0.5; IF([.D467] = &quot;LATO&quot;; 0.9; 0.4)))" office:value-type="float" office:value="0.5" calcext:value-type="float">
            <text:p>0,5</text:p>
          </table:table-cell>
          <table:table-cell table:style-name="ce43" table:formula="of:=[.F466] + IF(AND([.B466]&lt;&gt;[.B467]; [.K466]&gt;= 2400);3;0)" office:value-type="float" office:value="40" calcext:value-type="float">
            <text:p>40</text:p>
          </table:table-cell>
          <table:table-cell table:formula="of:= IF([.C467] &lt; 6; [.$M$7] * FLOOR([.E467] * [.F467]); 0)" office:value-type="float" office:value="600" calcext:value-type="float">
            <text:p>600</text:p>
          </table:table-cell>
          <table:table-cell table:formula="of:=[.H466] + [.G467]" office:value-type="float" office:value="78210" calcext:value-type="float">
            <text:p>78210</text:p>
          </table:table-cell>
          <table:table-cell table:style-name="ce43" table:formula="of:=IF([.C467] = 7; [.F467] * 15; 0) + IF(AND([.B466]&lt;&gt;[.B467]; [.K466]&gt;= 2400);2400;0)" office:value-type="float" office:value="0" calcext:value-type="float">
            <text:p>0</text:p>
          </table:table-cell>
          <table:table-cell table:formula="of:=[.J466] + [.I467]" office:value-type="float" office:value="51500" calcext:value-type="float">
            <text:p>51500</text:p>
          </table:table-cell>
          <table:table-cell table:formula="of:=[.H467] - [.J467]" office:value-type="float" office:value="26710" calcext:value-type="float">
            <text:p>2671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4-11" calcext:value-type="date">
            <text:p>11.04.2024</text:p>
          </table:table-cell>
          <table:table-cell table:style-name="ce43" table:formula="of:=MONTH([.A468])" office:value-type="float" office:value="4" calcext:value-type="float">
            <text:p>4</text:p>
          </table:table-cell>
          <table:table-cell table:formula="of:=WEEKDAY([.A468];2)" office:value-type="float" office:value="4" calcext:value-type="float">
            <text:p>4</text:p>
          </table:table-cell>
          <table:table-cell table:style-name="ce1" office:value-type="string" calcext:value-type="string">
            <text:p>WIOSNA</text:p>
          </table:table-cell>
          <table:table-cell table:formula="of:=IF([.D468] = &quot;ZIMA&quot;; 0.2; IF([.D468] = &quot;WIOSNA&quot;; 0.5; IF([.D468] = &quot;LATO&quot;; 0.9; 0.4)))" office:value-type="float" office:value="0.5" calcext:value-type="float">
            <text:p>0,5</text:p>
          </table:table-cell>
          <table:table-cell table:style-name="ce43" table:formula="of:=[.F467] + IF(AND([.B467]&lt;&gt;[.B468]; [.K467]&gt;= 2400);3;0)" office:value-type="float" office:value="40" calcext:value-type="float">
            <text:p>40</text:p>
          </table:table-cell>
          <table:table-cell table:formula="of:= IF([.C468] &lt; 6; [.$M$7] * FLOOR([.E468] * [.F468]); 0)" office:value-type="float" office:value="600" calcext:value-type="float">
            <text:p>600</text:p>
          </table:table-cell>
          <table:table-cell table:formula="of:=[.H467] + [.G468]" office:value-type="float" office:value="78810" calcext:value-type="float">
            <text:p>78810</text:p>
          </table:table-cell>
          <table:table-cell table:style-name="ce43" table:formula="of:=IF([.C468] = 7; [.F468] * 15; 0) + IF(AND([.B467]&lt;&gt;[.B468]; [.K467]&gt;= 2400);2400;0)" office:value-type="float" office:value="0" calcext:value-type="float">
            <text:p>0</text:p>
          </table:table-cell>
          <table:table-cell table:formula="of:=[.J467] + [.I468]" office:value-type="float" office:value="51500" calcext:value-type="float">
            <text:p>51500</text:p>
          </table:table-cell>
          <table:table-cell table:formula="of:=[.H468] - [.J468]" office:value-type="float" office:value="27310" calcext:value-type="float">
            <text:p>2731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4-12" calcext:value-type="date">
            <text:p>12.04.2024</text:p>
          </table:table-cell>
          <table:table-cell table:style-name="ce43" table:formula="of:=MONTH([.A469])" office:value-type="float" office:value="4" calcext:value-type="float">
            <text:p>4</text:p>
          </table:table-cell>
          <table:table-cell table:formula="of:=WEEKDAY([.A469];2)" office:value-type="float" office:value="5" calcext:value-type="float">
            <text:p>5</text:p>
          </table:table-cell>
          <table:table-cell table:style-name="ce1" office:value-type="string" calcext:value-type="string">
            <text:p>WIOSNA</text:p>
          </table:table-cell>
          <table:table-cell table:formula="of:=IF([.D469] = &quot;ZIMA&quot;; 0.2; IF([.D469] = &quot;WIOSNA&quot;; 0.5; IF([.D469] = &quot;LATO&quot;; 0.9; 0.4)))" office:value-type="float" office:value="0.5" calcext:value-type="float">
            <text:p>0,5</text:p>
          </table:table-cell>
          <table:table-cell table:style-name="ce43" table:formula="of:=[.F468] + IF(AND([.B468]&lt;&gt;[.B469]; [.K468]&gt;= 2400);3;0)" office:value-type="float" office:value="40" calcext:value-type="float">
            <text:p>40</text:p>
          </table:table-cell>
          <table:table-cell table:formula="of:= IF([.C469] &lt; 6; [.$M$7] * FLOOR([.E469] * [.F469]); 0)" office:value-type="float" office:value="600" calcext:value-type="float">
            <text:p>600</text:p>
          </table:table-cell>
          <table:table-cell table:formula="of:=[.H468] + [.G469]" office:value-type="float" office:value="79410" calcext:value-type="float">
            <text:p>79410</text:p>
          </table:table-cell>
          <table:table-cell table:style-name="ce43" table:formula="of:=IF([.C469] = 7; [.F469] * 15; 0) + IF(AND([.B468]&lt;&gt;[.B469]; [.K468]&gt;= 2400);2400;0)" office:value-type="float" office:value="0" calcext:value-type="float">
            <text:p>0</text:p>
          </table:table-cell>
          <table:table-cell table:formula="of:=[.J468] + [.I469]" office:value-type="float" office:value="51500" calcext:value-type="float">
            <text:p>51500</text:p>
          </table:table-cell>
          <table:table-cell table:formula="of:=[.H469] - [.J469]" office:value-type="float" office:value="27910" calcext:value-type="float">
            <text:p>2791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4-13" calcext:value-type="date">
            <text:p>13.04.2024</text:p>
          </table:table-cell>
          <table:table-cell table:style-name="ce43" table:formula="of:=MONTH([.A470])" office:value-type="float" office:value="4" calcext:value-type="float">
            <text:p>4</text:p>
          </table:table-cell>
          <table:table-cell table:formula="of:=WEEKDAY([.A470];2)" office:value-type="float" office:value="6" calcext:value-type="float">
            <text:p>6</text:p>
          </table:table-cell>
          <table:table-cell table:style-name="ce1" office:value-type="string" calcext:value-type="string">
            <text:p>WIOSNA</text:p>
          </table:table-cell>
          <table:table-cell table:formula="of:=IF([.D470] = &quot;ZIMA&quot;; 0.2; IF([.D470] = &quot;WIOSNA&quot;; 0.5; IF([.D470] = &quot;LATO&quot;; 0.9; 0.4)))" office:value-type="float" office:value="0.5" calcext:value-type="float">
            <text:p>0,5</text:p>
          </table:table-cell>
          <table:table-cell table:style-name="ce43" table:formula="of:=[.F469] + IF(AND([.B469]&lt;&gt;[.B470]; [.K469]&gt;= 2400);3;0)" office:value-type="float" office:value="40" calcext:value-type="float">
            <text:p>40</text:p>
          </table:table-cell>
          <table:table-cell table:formula="of:= IF([.C470] &lt; 6; [.$M$7] * FLOOR([.E470] * [.F470]); 0)" office:value-type="float" office:value="0" calcext:value-type="float">
            <text:p>0</text:p>
          </table:table-cell>
          <table:table-cell table:formula="of:=[.H469] + [.G470]" office:value-type="float" office:value="79410" calcext:value-type="float">
            <text:p>79410</text:p>
          </table:table-cell>
          <table:table-cell table:style-name="ce43" table:formula="of:=IF([.C470] = 7; [.F470] * 15; 0) + IF(AND([.B469]&lt;&gt;[.B470]; [.K469]&gt;= 2400);2400;0)" office:value-type="float" office:value="0" calcext:value-type="float">
            <text:p>0</text:p>
          </table:table-cell>
          <table:table-cell table:formula="of:=[.J469] + [.I470]" office:value-type="float" office:value="51500" calcext:value-type="float">
            <text:p>51500</text:p>
          </table:table-cell>
          <table:table-cell table:formula="of:=[.H470] - [.J470]" office:value-type="float" office:value="27910" calcext:value-type="float">
            <text:p>2791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4-14" calcext:value-type="date">
            <text:p>14.04.2024</text:p>
          </table:table-cell>
          <table:table-cell table:style-name="ce43" table:formula="of:=MONTH([.A471])" office:value-type="float" office:value="4" calcext:value-type="float">
            <text:p>4</text:p>
          </table:table-cell>
          <table:table-cell table:formula="of:=WEEKDAY([.A471];2)" office:value-type="float" office:value="7" calcext:value-type="float">
            <text:p>7</text:p>
          </table:table-cell>
          <table:table-cell table:style-name="ce1" office:value-type="string" calcext:value-type="string">
            <text:p>WIOSNA</text:p>
          </table:table-cell>
          <table:table-cell table:formula="of:=IF([.D471] = &quot;ZIMA&quot;; 0.2; IF([.D471] = &quot;WIOSNA&quot;; 0.5; IF([.D471] = &quot;LATO&quot;; 0.9; 0.4)))" office:value-type="float" office:value="0.5" calcext:value-type="float">
            <text:p>0,5</text:p>
          </table:table-cell>
          <table:table-cell table:style-name="ce43" table:formula="of:=[.F470] + IF(AND([.B470]&lt;&gt;[.B471]; [.K470]&gt;= 2400);3;0)" office:value-type="float" office:value="40" calcext:value-type="float">
            <text:p>40</text:p>
          </table:table-cell>
          <table:table-cell table:formula="of:= IF([.C471] &lt; 6; [.$M$7] * FLOOR([.E471] * [.F471]); 0)" office:value-type="float" office:value="0" calcext:value-type="float">
            <text:p>0</text:p>
          </table:table-cell>
          <table:table-cell table:formula="of:=[.H470] + [.G471]" office:value-type="float" office:value="79410" calcext:value-type="float">
            <text:p>79410</text:p>
          </table:table-cell>
          <table:table-cell table:style-name="ce43" table:formula="of:=IF([.C471] = 7; [.F471] * 15; 0) + IF(AND([.B470]&lt;&gt;[.B471]; [.K470]&gt;= 2400);2400;0)" office:value-type="float" office:value="600" calcext:value-type="float">
            <text:p>600</text:p>
          </table:table-cell>
          <table:table-cell table:formula="of:=[.J470] + [.I471]" office:value-type="float" office:value="52100" calcext:value-type="float">
            <text:p>52100</text:p>
          </table:table-cell>
          <table:table-cell table:formula="of:=[.H471] - [.J471]" office:value-type="float" office:value="27310" calcext:value-type="float">
            <text:p>2731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4-15" calcext:value-type="date">
            <text:p>15.04.2024</text:p>
          </table:table-cell>
          <table:table-cell table:style-name="ce43" table:formula="of:=MONTH([.A472])" office:value-type="float" office:value="4" calcext:value-type="float">
            <text:p>4</text:p>
          </table:table-cell>
          <table:table-cell table:formula="of:=WEEKDAY([.A472];2)" office:value-type="float" office:value="1" calcext:value-type="float">
            <text:p>1</text:p>
          </table:table-cell>
          <table:table-cell table:style-name="ce1" office:value-type="string" calcext:value-type="string">
            <text:p>WIOSNA</text:p>
          </table:table-cell>
          <table:table-cell table:formula="of:=IF([.D472] = &quot;ZIMA&quot;; 0.2; IF([.D472] = &quot;WIOSNA&quot;; 0.5; IF([.D472] = &quot;LATO&quot;; 0.9; 0.4)))" office:value-type="float" office:value="0.5" calcext:value-type="float">
            <text:p>0,5</text:p>
          </table:table-cell>
          <table:table-cell table:style-name="ce43" table:formula="of:=[.F471] + IF(AND([.B471]&lt;&gt;[.B472]; [.K471]&gt;= 2400);3;0)" office:value-type="float" office:value="40" calcext:value-type="float">
            <text:p>40</text:p>
          </table:table-cell>
          <table:table-cell table:formula="of:= IF([.C472] &lt; 6; [.$M$7] * FLOOR([.E472] * [.F472]); 0)" office:value-type="float" office:value="600" calcext:value-type="float">
            <text:p>600</text:p>
          </table:table-cell>
          <table:table-cell table:formula="of:=[.H471] + [.G472]" office:value-type="float" office:value="80010" calcext:value-type="float">
            <text:p>80010</text:p>
          </table:table-cell>
          <table:table-cell table:style-name="ce43" table:formula="of:=IF([.C472] = 7; [.F472] * 15; 0) + IF(AND([.B471]&lt;&gt;[.B472]; [.K471]&gt;= 2400);2400;0)" office:value-type="float" office:value="0" calcext:value-type="float">
            <text:p>0</text:p>
          </table:table-cell>
          <table:table-cell table:formula="of:=[.J471] + [.I472]" office:value-type="float" office:value="52100" calcext:value-type="float">
            <text:p>52100</text:p>
          </table:table-cell>
          <table:table-cell table:formula="of:=[.H472] - [.J472]" office:value-type="float" office:value="27910" calcext:value-type="float">
            <text:p>2791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4-16" calcext:value-type="date">
            <text:p>16.04.2024</text:p>
          </table:table-cell>
          <table:table-cell table:style-name="ce43" table:formula="of:=MONTH([.A473])" office:value-type="float" office:value="4" calcext:value-type="float">
            <text:p>4</text:p>
          </table:table-cell>
          <table:table-cell table:formula="of:=WEEKDAY([.A473];2)" office:value-type="float" office:value="2" calcext:value-type="float">
            <text:p>2</text:p>
          </table:table-cell>
          <table:table-cell table:style-name="ce1" office:value-type="string" calcext:value-type="string">
            <text:p>WIOSNA</text:p>
          </table:table-cell>
          <table:table-cell table:formula="of:=IF([.D473] = &quot;ZIMA&quot;; 0.2; IF([.D473] = &quot;WIOSNA&quot;; 0.5; IF([.D473] = &quot;LATO&quot;; 0.9; 0.4)))" office:value-type="float" office:value="0.5" calcext:value-type="float">
            <text:p>0,5</text:p>
          </table:table-cell>
          <table:table-cell table:style-name="ce43" table:formula="of:=[.F472] + IF(AND([.B472]&lt;&gt;[.B473]; [.K472]&gt;= 2400);3;0)" office:value-type="float" office:value="40" calcext:value-type="float">
            <text:p>40</text:p>
          </table:table-cell>
          <table:table-cell table:formula="of:= IF([.C473] &lt; 6; [.$M$7] * FLOOR([.E473] * [.F473]); 0)" office:value-type="float" office:value="600" calcext:value-type="float">
            <text:p>600</text:p>
          </table:table-cell>
          <table:table-cell table:formula="of:=[.H472] + [.G473]" office:value-type="float" office:value="80610" calcext:value-type="float">
            <text:p>80610</text:p>
          </table:table-cell>
          <table:table-cell table:style-name="ce43" table:formula="of:=IF([.C473] = 7; [.F473] * 15; 0) + IF(AND([.B472]&lt;&gt;[.B473]; [.K472]&gt;= 2400);2400;0)" office:value-type="float" office:value="0" calcext:value-type="float">
            <text:p>0</text:p>
          </table:table-cell>
          <table:table-cell table:formula="of:=[.J472] + [.I473]" office:value-type="float" office:value="52100" calcext:value-type="float">
            <text:p>52100</text:p>
          </table:table-cell>
          <table:table-cell table:formula="of:=[.H473] - [.J473]" office:value-type="float" office:value="28510" calcext:value-type="float">
            <text:p>2851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4-17" calcext:value-type="date">
            <text:p>17.04.2024</text:p>
          </table:table-cell>
          <table:table-cell table:style-name="ce43" table:formula="of:=MONTH([.A474])" office:value-type="float" office:value="4" calcext:value-type="float">
            <text:p>4</text:p>
          </table:table-cell>
          <table:table-cell table:formula="of:=WEEKDAY([.A474];2)" office:value-type="float" office:value="3" calcext:value-type="float">
            <text:p>3</text:p>
          </table:table-cell>
          <table:table-cell table:style-name="ce1" office:value-type="string" calcext:value-type="string">
            <text:p>WIOSNA</text:p>
          </table:table-cell>
          <table:table-cell table:formula="of:=IF([.D474] = &quot;ZIMA&quot;; 0.2; IF([.D474] = &quot;WIOSNA&quot;; 0.5; IF([.D474] = &quot;LATO&quot;; 0.9; 0.4)))" office:value-type="float" office:value="0.5" calcext:value-type="float">
            <text:p>0,5</text:p>
          </table:table-cell>
          <table:table-cell table:style-name="ce43" table:formula="of:=[.F473] + IF(AND([.B473]&lt;&gt;[.B474]; [.K473]&gt;= 2400);3;0)" office:value-type="float" office:value="40" calcext:value-type="float">
            <text:p>40</text:p>
          </table:table-cell>
          <table:table-cell table:formula="of:= IF([.C474] &lt; 6; [.$M$7] * FLOOR([.E474] * [.F474]); 0)" office:value-type="float" office:value="600" calcext:value-type="float">
            <text:p>600</text:p>
          </table:table-cell>
          <table:table-cell table:formula="of:=[.H473] + [.G474]" office:value-type="float" office:value="81210" calcext:value-type="float">
            <text:p>81210</text:p>
          </table:table-cell>
          <table:table-cell table:style-name="ce43" table:formula="of:=IF([.C474] = 7; [.F474] * 15; 0) + IF(AND([.B473]&lt;&gt;[.B474]; [.K473]&gt;= 2400);2400;0)" office:value-type="float" office:value="0" calcext:value-type="float">
            <text:p>0</text:p>
          </table:table-cell>
          <table:table-cell table:formula="of:=[.J473] + [.I474]" office:value-type="float" office:value="52100" calcext:value-type="float">
            <text:p>52100</text:p>
          </table:table-cell>
          <table:table-cell table:formula="of:=[.H474] - [.J474]" office:value-type="float" office:value="29110" calcext:value-type="float">
            <text:p>2911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4-18" calcext:value-type="date">
            <text:p>18.04.2024</text:p>
          </table:table-cell>
          <table:table-cell table:style-name="ce43" table:formula="of:=MONTH([.A475])" office:value-type="float" office:value="4" calcext:value-type="float">
            <text:p>4</text:p>
          </table:table-cell>
          <table:table-cell table:formula="of:=WEEKDAY([.A475];2)" office:value-type="float" office:value="4" calcext:value-type="float">
            <text:p>4</text:p>
          </table:table-cell>
          <table:table-cell table:style-name="ce1" office:value-type="string" calcext:value-type="string">
            <text:p>WIOSNA</text:p>
          </table:table-cell>
          <table:table-cell table:formula="of:=IF([.D475] = &quot;ZIMA&quot;; 0.2; IF([.D475] = &quot;WIOSNA&quot;; 0.5; IF([.D475] = &quot;LATO&quot;; 0.9; 0.4)))" office:value-type="float" office:value="0.5" calcext:value-type="float">
            <text:p>0,5</text:p>
          </table:table-cell>
          <table:table-cell table:style-name="ce43" table:formula="of:=[.F474] + IF(AND([.B474]&lt;&gt;[.B475]; [.K474]&gt;= 2400);3;0)" office:value-type="float" office:value="40" calcext:value-type="float">
            <text:p>40</text:p>
          </table:table-cell>
          <table:table-cell table:formula="of:= IF([.C475] &lt; 6; [.$M$7] * FLOOR([.E475] * [.F475]); 0)" office:value-type="float" office:value="600" calcext:value-type="float">
            <text:p>600</text:p>
          </table:table-cell>
          <table:table-cell table:formula="of:=[.H474] + [.G475]" office:value-type="float" office:value="81810" calcext:value-type="float">
            <text:p>81810</text:p>
          </table:table-cell>
          <table:table-cell table:style-name="ce43" table:formula="of:=IF([.C475] = 7; [.F475] * 15; 0) + IF(AND([.B474]&lt;&gt;[.B475]; [.K474]&gt;= 2400);2400;0)" office:value-type="float" office:value="0" calcext:value-type="float">
            <text:p>0</text:p>
          </table:table-cell>
          <table:table-cell table:formula="of:=[.J474] + [.I475]" office:value-type="float" office:value="52100" calcext:value-type="float">
            <text:p>52100</text:p>
          </table:table-cell>
          <table:table-cell table:formula="of:=[.H475] - [.J475]" office:value-type="float" office:value="29710" calcext:value-type="float">
            <text:p>2971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4-19" calcext:value-type="date">
            <text:p>19.04.2024</text:p>
          </table:table-cell>
          <table:table-cell table:style-name="ce43" table:formula="of:=MONTH([.A476])" office:value-type="float" office:value="4" calcext:value-type="float">
            <text:p>4</text:p>
          </table:table-cell>
          <table:table-cell table:formula="of:=WEEKDAY([.A476];2)" office:value-type="float" office:value="5" calcext:value-type="float">
            <text:p>5</text:p>
          </table:table-cell>
          <table:table-cell table:style-name="ce1" office:value-type="string" calcext:value-type="string">
            <text:p>WIOSNA</text:p>
          </table:table-cell>
          <table:table-cell table:formula="of:=IF([.D476] = &quot;ZIMA&quot;; 0.2; IF([.D476] = &quot;WIOSNA&quot;; 0.5; IF([.D476] = &quot;LATO&quot;; 0.9; 0.4)))" office:value-type="float" office:value="0.5" calcext:value-type="float">
            <text:p>0,5</text:p>
          </table:table-cell>
          <table:table-cell table:style-name="ce43" table:formula="of:=[.F475] + IF(AND([.B475]&lt;&gt;[.B476]; [.K475]&gt;= 2400);3;0)" office:value-type="float" office:value="40" calcext:value-type="float">
            <text:p>40</text:p>
          </table:table-cell>
          <table:table-cell table:formula="of:= IF([.C476] &lt; 6; [.$M$7] * FLOOR([.E476] * [.F476]); 0)" office:value-type="float" office:value="600" calcext:value-type="float">
            <text:p>600</text:p>
          </table:table-cell>
          <table:table-cell table:formula="of:=[.H475] + [.G476]" office:value-type="float" office:value="82410" calcext:value-type="float">
            <text:p>82410</text:p>
          </table:table-cell>
          <table:table-cell table:style-name="ce43" table:formula="of:=IF([.C476] = 7; [.F476] * 15; 0) + IF(AND([.B475]&lt;&gt;[.B476]; [.K475]&gt;= 2400);2400;0)" office:value-type="float" office:value="0" calcext:value-type="float">
            <text:p>0</text:p>
          </table:table-cell>
          <table:table-cell table:formula="of:=[.J475] + [.I476]" office:value-type="float" office:value="52100" calcext:value-type="float">
            <text:p>52100</text:p>
          </table:table-cell>
          <table:table-cell table:formula="of:=[.H476] - [.J476]" office:value-type="float" office:value="30310" calcext:value-type="float">
            <text:p>3031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4-20" calcext:value-type="date">
            <text:p>20.04.2024</text:p>
          </table:table-cell>
          <table:table-cell table:style-name="ce43" table:formula="of:=MONTH([.A477])" office:value-type="float" office:value="4" calcext:value-type="float">
            <text:p>4</text:p>
          </table:table-cell>
          <table:table-cell table:formula="of:=WEEKDAY([.A477];2)" office:value-type="float" office:value="6" calcext:value-type="float">
            <text:p>6</text:p>
          </table:table-cell>
          <table:table-cell table:style-name="ce1" office:value-type="string" calcext:value-type="string">
            <text:p>WIOSNA</text:p>
          </table:table-cell>
          <table:table-cell table:formula="of:=IF([.D477] = &quot;ZIMA&quot;; 0.2; IF([.D477] = &quot;WIOSNA&quot;; 0.5; IF([.D477] = &quot;LATO&quot;; 0.9; 0.4)))" office:value-type="float" office:value="0.5" calcext:value-type="float">
            <text:p>0,5</text:p>
          </table:table-cell>
          <table:table-cell table:style-name="ce43" table:formula="of:=[.F476] + IF(AND([.B476]&lt;&gt;[.B477]; [.K476]&gt;= 2400);3;0)" office:value-type="float" office:value="40" calcext:value-type="float">
            <text:p>40</text:p>
          </table:table-cell>
          <table:table-cell table:formula="of:= IF([.C477] &lt; 6; [.$M$7] * FLOOR([.E477] * [.F477]); 0)" office:value-type="float" office:value="0" calcext:value-type="float">
            <text:p>0</text:p>
          </table:table-cell>
          <table:table-cell table:formula="of:=[.H476] + [.G477]" office:value-type="float" office:value="82410" calcext:value-type="float">
            <text:p>82410</text:p>
          </table:table-cell>
          <table:table-cell table:style-name="ce43" table:formula="of:=IF([.C477] = 7; [.F477] * 15; 0) + IF(AND([.B476]&lt;&gt;[.B477]; [.K476]&gt;= 2400);2400;0)" office:value-type="float" office:value="0" calcext:value-type="float">
            <text:p>0</text:p>
          </table:table-cell>
          <table:table-cell table:formula="of:=[.J476] + [.I477]" office:value-type="float" office:value="52100" calcext:value-type="float">
            <text:p>52100</text:p>
          </table:table-cell>
          <table:table-cell table:formula="of:=[.H477] - [.J477]" office:value-type="float" office:value="30310" calcext:value-type="float">
            <text:p>3031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4-21" calcext:value-type="date">
            <text:p>21.04.2024</text:p>
          </table:table-cell>
          <table:table-cell table:style-name="ce43" table:formula="of:=MONTH([.A478])" office:value-type="float" office:value="4" calcext:value-type="float">
            <text:p>4</text:p>
          </table:table-cell>
          <table:table-cell table:formula="of:=WEEKDAY([.A478];2)" office:value-type="float" office:value="7" calcext:value-type="float">
            <text:p>7</text:p>
          </table:table-cell>
          <table:table-cell table:style-name="ce1" office:value-type="string" calcext:value-type="string">
            <text:p>WIOSNA</text:p>
          </table:table-cell>
          <table:table-cell table:formula="of:=IF([.D478] = &quot;ZIMA&quot;; 0.2; IF([.D478] = &quot;WIOSNA&quot;; 0.5; IF([.D478] = &quot;LATO&quot;; 0.9; 0.4)))" office:value-type="float" office:value="0.5" calcext:value-type="float">
            <text:p>0,5</text:p>
          </table:table-cell>
          <table:table-cell table:style-name="ce43" table:formula="of:=[.F477] + IF(AND([.B477]&lt;&gt;[.B478]; [.K477]&gt;= 2400);3;0)" office:value-type="float" office:value="40" calcext:value-type="float">
            <text:p>40</text:p>
          </table:table-cell>
          <table:table-cell table:formula="of:= IF([.C478] &lt; 6; [.$M$7] * FLOOR([.E478] * [.F478]); 0)" office:value-type="float" office:value="0" calcext:value-type="float">
            <text:p>0</text:p>
          </table:table-cell>
          <table:table-cell table:formula="of:=[.H477] + [.G478]" office:value-type="float" office:value="82410" calcext:value-type="float">
            <text:p>82410</text:p>
          </table:table-cell>
          <table:table-cell table:style-name="ce43" table:formula="of:=IF([.C478] = 7; [.F478] * 15; 0) + IF(AND([.B477]&lt;&gt;[.B478]; [.K477]&gt;= 2400);2400;0)" office:value-type="float" office:value="600" calcext:value-type="float">
            <text:p>600</text:p>
          </table:table-cell>
          <table:table-cell table:formula="of:=[.J477] + [.I478]" office:value-type="float" office:value="52700" calcext:value-type="float">
            <text:p>52700</text:p>
          </table:table-cell>
          <table:table-cell table:formula="of:=[.H478] - [.J478]" office:value-type="float" office:value="29710" calcext:value-type="float">
            <text:p>2971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4-22" calcext:value-type="date">
            <text:p>22.04.2024</text:p>
          </table:table-cell>
          <table:table-cell table:style-name="ce43" table:formula="of:=MONTH([.A479])" office:value-type="float" office:value="4" calcext:value-type="float">
            <text:p>4</text:p>
          </table:table-cell>
          <table:table-cell table:formula="of:=WEEKDAY([.A479];2)" office:value-type="float" office:value="1" calcext:value-type="float">
            <text:p>1</text:p>
          </table:table-cell>
          <table:table-cell table:style-name="ce1" office:value-type="string" calcext:value-type="string">
            <text:p>WIOSNA</text:p>
          </table:table-cell>
          <table:table-cell table:formula="of:=IF([.D479] = &quot;ZIMA&quot;; 0.2; IF([.D479] = &quot;WIOSNA&quot;; 0.5; IF([.D479] = &quot;LATO&quot;; 0.9; 0.4)))" office:value-type="float" office:value="0.5" calcext:value-type="float">
            <text:p>0,5</text:p>
          </table:table-cell>
          <table:table-cell table:style-name="ce43" table:formula="of:=[.F478] + IF(AND([.B478]&lt;&gt;[.B479]; [.K478]&gt;= 2400);3;0)" office:value-type="float" office:value="40" calcext:value-type="float">
            <text:p>40</text:p>
          </table:table-cell>
          <table:table-cell table:formula="of:= IF([.C479] &lt; 6; [.$M$7] * FLOOR([.E479] * [.F479]); 0)" office:value-type="float" office:value="600" calcext:value-type="float">
            <text:p>600</text:p>
          </table:table-cell>
          <table:table-cell table:formula="of:=[.H478] + [.G479]" office:value-type="float" office:value="83010" calcext:value-type="float">
            <text:p>83010</text:p>
          </table:table-cell>
          <table:table-cell table:style-name="ce43" table:formula="of:=IF([.C479] = 7; [.F479] * 15; 0) + IF(AND([.B478]&lt;&gt;[.B479]; [.K478]&gt;= 2400);2400;0)" office:value-type="float" office:value="0" calcext:value-type="float">
            <text:p>0</text:p>
          </table:table-cell>
          <table:table-cell table:formula="of:=[.J478] + [.I479]" office:value-type="float" office:value="52700" calcext:value-type="float">
            <text:p>52700</text:p>
          </table:table-cell>
          <table:table-cell table:formula="of:=[.H479] - [.J479]" office:value-type="float" office:value="30310" calcext:value-type="float">
            <text:p>3031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4-23" calcext:value-type="date">
            <text:p>23.04.2024</text:p>
          </table:table-cell>
          <table:table-cell table:style-name="ce43" table:formula="of:=MONTH([.A480])" office:value-type="float" office:value="4" calcext:value-type="float">
            <text:p>4</text:p>
          </table:table-cell>
          <table:table-cell table:formula="of:=WEEKDAY([.A480];2)" office:value-type="float" office:value="2" calcext:value-type="float">
            <text:p>2</text:p>
          </table:table-cell>
          <table:table-cell table:style-name="ce1" office:value-type="string" calcext:value-type="string">
            <text:p>WIOSNA</text:p>
          </table:table-cell>
          <table:table-cell table:formula="of:=IF([.D480] = &quot;ZIMA&quot;; 0.2; IF([.D480] = &quot;WIOSNA&quot;; 0.5; IF([.D480] = &quot;LATO&quot;; 0.9; 0.4)))" office:value-type="float" office:value="0.5" calcext:value-type="float">
            <text:p>0,5</text:p>
          </table:table-cell>
          <table:table-cell table:style-name="ce43" table:formula="of:=[.F479] + IF(AND([.B479]&lt;&gt;[.B480]; [.K479]&gt;= 2400);3;0)" office:value-type="float" office:value="40" calcext:value-type="float">
            <text:p>40</text:p>
          </table:table-cell>
          <table:table-cell table:formula="of:= IF([.C480] &lt; 6; [.$M$7] * FLOOR([.E480] * [.F480]); 0)" office:value-type="float" office:value="600" calcext:value-type="float">
            <text:p>600</text:p>
          </table:table-cell>
          <table:table-cell table:formula="of:=[.H479] + [.G480]" office:value-type="float" office:value="83610" calcext:value-type="float">
            <text:p>83610</text:p>
          </table:table-cell>
          <table:table-cell table:style-name="ce43" table:formula="of:=IF([.C480] = 7; [.F480] * 15; 0) + IF(AND([.B479]&lt;&gt;[.B480]; [.K479]&gt;= 2400);2400;0)" office:value-type="float" office:value="0" calcext:value-type="float">
            <text:p>0</text:p>
          </table:table-cell>
          <table:table-cell table:formula="of:=[.J479] + [.I480]" office:value-type="float" office:value="52700" calcext:value-type="float">
            <text:p>52700</text:p>
          </table:table-cell>
          <table:table-cell table:formula="of:=[.H480] - [.J480]" office:value-type="float" office:value="30910" calcext:value-type="float">
            <text:p>3091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4-24" calcext:value-type="date">
            <text:p>24.04.2024</text:p>
          </table:table-cell>
          <table:table-cell table:style-name="ce43" table:formula="of:=MONTH([.A481])" office:value-type="float" office:value="4" calcext:value-type="float">
            <text:p>4</text:p>
          </table:table-cell>
          <table:table-cell table:formula="of:=WEEKDAY([.A481];2)" office:value-type="float" office:value="3" calcext:value-type="float">
            <text:p>3</text:p>
          </table:table-cell>
          <table:table-cell table:style-name="ce1" office:value-type="string" calcext:value-type="string">
            <text:p>WIOSNA</text:p>
          </table:table-cell>
          <table:table-cell table:formula="of:=IF([.D481] = &quot;ZIMA&quot;; 0.2; IF([.D481] = &quot;WIOSNA&quot;; 0.5; IF([.D481] = &quot;LATO&quot;; 0.9; 0.4)))" office:value-type="float" office:value="0.5" calcext:value-type="float">
            <text:p>0,5</text:p>
          </table:table-cell>
          <table:table-cell table:style-name="ce43" table:formula="of:=[.F480] + IF(AND([.B480]&lt;&gt;[.B481]; [.K480]&gt;= 2400);3;0)" office:value-type="float" office:value="40" calcext:value-type="float">
            <text:p>40</text:p>
          </table:table-cell>
          <table:table-cell table:formula="of:= IF([.C481] &lt; 6; [.$M$7] * FLOOR([.E481] * [.F481]); 0)" office:value-type="float" office:value="600" calcext:value-type="float">
            <text:p>600</text:p>
          </table:table-cell>
          <table:table-cell table:formula="of:=[.H480] + [.G481]" office:value-type="float" office:value="84210" calcext:value-type="float">
            <text:p>84210</text:p>
          </table:table-cell>
          <table:table-cell table:style-name="ce43" table:formula="of:=IF([.C481] = 7; [.F481] * 15; 0) + IF(AND([.B480]&lt;&gt;[.B481]; [.K480]&gt;= 2400);2400;0)" office:value-type="float" office:value="0" calcext:value-type="float">
            <text:p>0</text:p>
          </table:table-cell>
          <table:table-cell table:formula="of:=[.J480] + [.I481]" office:value-type="float" office:value="52700" calcext:value-type="float">
            <text:p>52700</text:p>
          </table:table-cell>
          <table:table-cell table:formula="of:=[.H481] - [.J481]" office:value-type="float" office:value="31510" calcext:value-type="float">
            <text:p>3151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4-25" calcext:value-type="date">
            <text:p>25.04.2024</text:p>
          </table:table-cell>
          <table:table-cell table:style-name="ce43" table:formula="of:=MONTH([.A482])" office:value-type="float" office:value="4" calcext:value-type="float">
            <text:p>4</text:p>
          </table:table-cell>
          <table:table-cell table:formula="of:=WEEKDAY([.A482];2)" office:value-type="float" office:value="4" calcext:value-type="float">
            <text:p>4</text:p>
          </table:table-cell>
          <table:table-cell table:style-name="ce1" office:value-type="string" calcext:value-type="string">
            <text:p>WIOSNA</text:p>
          </table:table-cell>
          <table:table-cell table:formula="of:=IF([.D482] = &quot;ZIMA&quot;; 0.2; IF([.D482] = &quot;WIOSNA&quot;; 0.5; IF([.D482] = &quot;LATO&quot;; 0.9; 0.4)))" office:value-type="float" office:value="0.5" calcext:value-type="float">
            <text:p>0,5</text:p>
          </table:table-cell>
          <table:table-cell table:style-name="ce43" table:formula="of:=[.F481] + IF(AND([.B481]&lt;&gt;[.B482]; [.K481]&gt;= 2400);3;0)" office:value-type="float" office:value="40" calcext:value-type="float">
            <text:p>40</text:p>
          </table:table-cell>
          <table:table-cell table:formula="of:= IF([.C482] &lt; 6; [.$M$7] * FLOOR([.E482] * [.F482]); 0)" office:value-type="float" office:value="600" calcext:value-type="float">
            <text:p>600</text:p>
          </table:table-cell>
          <table:table-cell table:formula="of:=[.H481] + [.G482]" office:value-type="float" office:value="84810" calcext:value-type="float">
            <text:p>84810</text:p>
          </table:table-cell>
          <table:table-cell table:style-name="ce43" table:formula="of:=IF([.C482] = 7; [.F482] * 15; 0) + IF(AND([.B481]&lt;&gt;[.B482]; [.K481]&gt;= 2400);2400;0)" office:value-type="float" office:value="0" calcext:value-type="float">
            <text:p>0</text:p>
          </table:table-cell>
          <table:table-cell table:formula="of:=[.J481] + [.I482]" office:value-type="float" office:value="52700" calcext:value-type="float">
            <text:p>52700</text:p>
          </table:table-cell>
          <table:table-cell table:formula="of:=[.H482] - [.J482]" office:value-type="float" office:value="32110" calcext:value-type="float">
            <text:p>3211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4-26" calcext:value-type="date">
            <text:p>26.04.2024</text:p>
          </table:table-cell>
          <table:table-cell table:style-name="ce43" table:formula="of:=MONTH([.A483])" office:value-type="float" office:value="4" calcext:value-type="float">
            <text:p>4</text:p>
          </table:table-cell>
          <table:table-cell table:formula="of:=WEEKDAY([.A483];2)" office:value-type="float" office:value="5" calcext:value-type="float">
            <text:p>5</text:p>
          </table:table-cell>
          <table:table-cell table:style-name="ce1" office:value-type="string" calcext:value-type="string">
            <text:p>WIOSNA</text:p>
          </table:table-cell>
          <table:table-cell table:formula="of:=IF([.D483] = &quot;ZIMA&quot;; 0.2; IF([.D483] = &quot;WIOSNA&quot;; 0.5; IF([.D483] = &quot;LATO&quot;; 0.9; 0.4)))" office:value-type="float" office:value="0.5" calcext:value-type="float">
            <text:p>0,5</text:p>
          </table:table-cell>
          <table:table-cell table:style-name="ce43" table:formula="of:=[.F482] + IF(AND([.B482]&lt;&gt;[.B483]; [.K482]&gt;= 2400);3;0)" office:value-type="float" office:value="40" calcext:value-type="float">
            <text:p>40</text:p>
          </table:table-cell>
          <table:table-cell table:formula="of:= IF([.C483] &lt; 6; [.$M$7] * FLOOR([.E483] * [.F483]); 0)" office:value-type="float" office:value="600" calcext:value-type="float">
            <text:p>600</text:p>
          </table:table-cell>
          <table:table-cell table:formula="of:=[.H482] + [.G483]" office:value-type="float" office:value="85410" calcext:value-type="float">
            <text:p>85410</text:p>
          </table:table-cell>
          <table:table-cell table:style-name="ce43" table:formula="of:=IF([.C483] = 7; [.F483] * 15; 0) + IF(AND([.B482]&lt;&gt;[.B483]; [.K482]&gt;= 2400);2400;0)" office:value-type="float" office:value="0" calcext:value-type="float">
            <text:p>0</text:p>
          </table:table-cell>
          <table:table-cell table:formula="of:=[.J482] + [.I483]" office:value-type="float" office:value="52700" calcext:value-type="float">
            <text:p>52700</text:p>
          </table:table-cell>
          <table:table-cell table:formula="of:=[.H483] - [.J483]" office:value-type="float" office:value="32710" calcext:value-type="float">
            <text:p>3271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4-27" calcext:value-type="date">
            <text:p>27.04.2024</text:p>
          </table:table-cell>
          <table:table-cell table:style-name="ce43" table:formula="of:=MONTH([.A484])" office:value-type="float" office:value="4" calcext:value-type="float">
            <text:p>4</text:p>
          </table:table-cell>
          <table:table-cell table:formula="of:=WEEKDAY([.A484];2)" office:value-type="float" office:value="6" calcext:value-type="float">
            <text:p>6</text:p>
          </table:table-cell>
          <table:table-cell table:style-name="ce1" office:value-type="string" calcext:value-type="string">
            <text:p>WIOSNA</text:p>
          </table:table-cell>
          <table:table-cell table:formula="of:=IF([.D484] = &quot;ZIMA&quot;; 0.2; IF([.D484] = &quot;WIOSNA&quot;; 0.5; IF([.D484] = &quot;LATO&quot;; 0.9; 0.4)))" office:value-type="float" office:value="0.5" calcext:value-type="float">
            <text:p>0,5</text:p>
          </table:table-cell>
          <table:table-cell table:style-name="ce43" table:formula="of:=[.F483] + IF(AND([.B483]&lt;&gt;[.B484]; [.K483]&gt;= 2400);3;0)" office:value-type="float" office:value="40" calcext:value-type="float">
            <text:p>40</text:p>
          </table:table-cell>
          <table:table-cell table:formula="of:= IF([.C484] &lt; 6; [.$M$7] * FLOOR([.E484] * [.F484]); 0)" office:value-type="float" office:value="0" calcext:value-type="float">
            <text:p>0</text:p>
          </table:table-cell>
          <table:table-cell table:formula="of:=[.H483] + [.G484]" office:value-type="float" office:value="85410" calcext:value-type="float">
            <text:p>85410</text:p>
          </table:table-cell>
          <table:table-cell table:style-name="ce43" table:formula="of:=IF([.C484] = 7; [.F484] * 15; 0) + IF(AND([.B483]&lt;&gt;[.B484]; [.K483]&gt;= 2400);2400;0)" office:value-type="float" office:value="0" calcext:value-type="float">
            <text:p>0</text:p>
          </table:table-cell>
          <table:table-cell table:formula="of:=[.J483] + [.I484]" office:value-type="float" office:value="52700" calcext:value-type="float">
            <text:p>52700</text:p>
          </table:table-cell>
          <table:table-cell table:formula="of:=[.H484] - [.J484]" office:value-type="float" office:value="32710" calcext:value-type="float">
            <text:p>3271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4-28" calcext:value-type="date">
            <text:p>28.04.2024</text:p>
          </table:table-cell>
          <table:table-cell table:style-name="ce43" table:formula="of:=MONTH([.A485])" office:value-type="float" office:value="4" calcext:value-type="float">
            <text:p>4</text:p>
          </table:table-cell>
          <table:table-cell table:formula="of:=WEEKDAY([.A485];2)" office:value-type="float" office:value="7" calcext:value-type="float">
            <text:p>7</text:p>
          </table:table-cell>
          <table:table-cell table:style-name="ce1" office:value-type="string" calcext:value-type="string">
            <text:p>WIOSNA</text:p>
          </table:table-cell>
          <table:table-cell table:formula="of:=IF([.D485] = &quot;ZIMA&quot;; 0.2; IF([.D485] = &quot;WIOSNA&quot;; 0.5; IF([.D485] = &quot;LATO&quot;; 0.9; 0.4)))" office:value-type="float" office:value="0.5" calcext:value-type="float">
            <text:p>0,5</text:p>
          </table:table-cell>
          <table:table-cell table:style-name="ce43" table:formula="of:=[.F484] + IF(AND([.B484]&lt;&gt;[.B485]; [.K484]&gt;= 2400);3;0)" office:value-type="float" office:value="40" calcext:value-type="float">
            <text:p>40</text:p>
          </table:table-cell>
          <table:table-cell table:formula="of:= IF([.C485] &lt; 6; [.$M$7] * FLOOR([.E485] * [.F485]); 0)" office:value-type="float" office:value="0" calcext:value-type="float">
            <text:p>0</text:p>
          </table:table-cell>
          <table:table-cell table:formula="of:=[.H484] + [.G485]" office:value-type="float" office:value="85410" calcext:value-type="float">
            <text:p>85410</text:p>
          </table:table-cell>
          <table:table-cell table:style-name="ce43" table:formula="of:=IF([.C485] = 7; [.F485] * 15; 0) + IF(AND([.B484]&lt;&gt;[.B485]; [.K484]&gt;= 2400);2400;0)" office:value-type="float" office:value="600" calcext:value-type="float">
            <text:p>600</text:p>
          </table:table-cell>
          <table:table-cell table:formula="of:=[.J484] + [.I485]" office:value-type="float" office:value="53300" calcext:value-type="float">
            <text:p>53300</text:p>
          </table:table-cell>
          <table:table-cell table:formula="of:=[.H485] - [.J485]" office:value-type="float" office:value="32110" calcext:value-type="float">
            <text:p>3211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4-29" calcext:value-type="date">
            <text:p>29.04.2024</text:p>
          </table:table-cell>
          <table:table-cell table:style-name="ce43" table:formula="of:=MONTH([.A486])" office:value-type="float" office:value="4" calcext:value-type="float">
            <text:p>4</text:p>
          </table:table-cell>
          <table:table-cell table:formula="of:=WEEKDAY([.A486];2)" office:value-type="float" office:value="1" calcext:value-type="float">
            <text:p>1</text:p>
          </table:table-cell>
          <table:table-cell table:style-name="ce1" office:value-type="string" calcext:value-type="string">
            <text:p>WIOSNA</text:p>
          </table:table-cell>
          <table:table-cell table:formula="of:=IF([.D486] = &quot;ZIMA&quot;; 0.2; IF([.D486] = &quot;WIOSNA&quot;; 0.5; IF([.D486] = &quot;LATO&quot;; 0.9; 0.4)))" office:value-type="float" office:value="0.5" calcext:value-type="float">
            <text:p>0,5</text:p>
          </table:table-cell>
          <table:table-cell table:style-name="ce43" table:formula="of:=[.F485] + IF(AND([.B485]&lt;&gt;[.B486]; [.K485]&gt;= 2400);3;0)" office:value-type="float" office:value="40" calcext:value-type="float">
            <text:p>40</text:p>
          </table:table-cell>
          <table:table-cell table:formula="of:= IF([.C486] &lt; 6; [.$M$7] * FLOOR([.E486] * [.F486]); 0)" office:value-type="float" office:value="600" calcext:value-type="float">
            <text:p>600</text:p>
          </table:table-cell>
          <table:table-cell table:formula="of:=[.H485] + [.G486]" office:value-type="float" office:value="86010" calcext:value-type="float">
            <text:p>86010</text:p>
          </table:table-cell>
          <table:table-cell table:style-name="ce43" table:formula="of:=IF([.C486] = 7; [.F486] * 15; 0) + IF(AND([.B485]&lt;&gt;[.B486]; [.K485]&gt;= 2400);2400;0)" office:value-type="float" office:value="0" calcext:value-type="float">
            <text:p>0</text:p>
          </table:table-cell>
          <table:table-cell table:formula="of:=[.J485] + [.I486]" office:value-type="float" office:value="53300" calcext:value-type="float">
            <text:p>53300</text:p>
          </table:table-cell>
          <table:table-cell table:formula="of:=[.H486] - [.J486]" office:value-type="float" office:value="32710" calcext:value-type="float">
            <text:p>3271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4-30" calcext:value-type="date">
            <text:p>30.04.2024</text:p>
          </table:table-cell>
          <table:table-cell table:style-name="ce43" table:formula="of:=MONTH([.A487])" office:value-type="float" office:value="4" calcext:value-type="float">
            <text:p>4</text:p>
          </table:table-cell>
          <table:table-cell table:formula="of:=WEEKDAY([.A487];2)" office:value-type="float" office:value="2" calcext:value-type="float">
            <text:p>2</text:p>
          </table:table-cell>
          <table:table-cell table:style-name="ce1" office:value-type="string" calcext:value-type="string">
            <text:p>WIOSNA</text:p>
          </table:table-cell>
          <table:table-cell table:formula="of:=IF([.D487] = &quot;ZIMA&quot;; 0.2; IF([.D487] = &quot;WIOSNA&quot;; 0.5; IF([.D487] = &quot;LATO&quot;; 0.9; 0.4)))" office:value-type="float" office:value="0.5" calcext:value-type="float">
            <text:p>0,5</text:p>
          </table:table-cell>
          <table:table-cell table:style-name="ce43" table:formula="of:=[.F486] + IF(AND([.B486]&lt;&gt;[.B487]; [.K486]&gt;= 2400);3;0)" office:value-type="float" office:value="40" calcext:value-type="float">
            <text:p>40</text:p>
          </table:table-cell>
          <table:table-cell table:formula="of:= IF([.C487] &lt; 6; [.$M$7] * FLOOR([.E487] * [.F487]); 0)" office:value-type="float" office:value="600" calcext:value-type="float">
            <text:p>600</text:p>
          </table:table-cell>
          <table:table-cell table:formula="of:=[.H486] + [.G487]" office:value-type="float" office:value="86610" calcext:value-type="float">
            <text:p>86610</text:p>
          </table:table-cell>
          <table:table-cell table:style-name="ce43" table:formula="of:=IF([.C487] = 7; [.F487] * 15; 0) + IF(AND([.B486]&lt;&gt;[.B487]; [.K486]&gt;= 2400);2400;0)" office:value-type="float" office:value="0" calcext:value-type="float">
            <text:p>0</text:p>
          </table:table-cell>
          <table:table-cell table:formula="of:=[.J486] + [.I487]" office:value-type="float" office:value="53300" calcext:value-type="float">
            <text:p>53300</text:p>
          </table:table-cell>
          <table:table-cell table:formula="of:=[.H487] - [.J487]" office:value-type="float" office:value="33310" calcext:value-type="float">
            <text:p>3331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5-01" calcext:value-type="date">
            <text:p>1.05.2024</text:p>
          </table:table-cell>
          <table:table-cell table:style-name="ce43" table:formula="of:=MONTH([.A488])" office:value-type="float" office:value="5" calcext:value-type="float">
            <text:p>5</text:p>
          </table:table-cell>
          <table:table-cell table:formula="of:=WEEKDAY([.A488];2)" office:value-type="float" office:value="3" calcext:value-type="float">
            <text:p>3</text:p>
          </table:table-cell>
          <table:table-cell table:style-name="ce1" office:value-type="string" calcext:value-type="string">
            <text:p>WIOSNA</text:p>
          </table:table-cell>
          <table:table-cell table:formula="of:=IF([.D488] = &quot;ZIMA&quot;; 0.2; IF([.D488] = &quot;WIOSNA&quot;; 0.5; IF([.D488] = &quot;LATO&quot;; 0.9; 0.4)))" office:value-type="float" office:value="0.5" calcext:value-type="float">
            <text:p>0,5</text:p>
          </table:table-cell>
          <table:table-cell table:style-name="ce43" table:formula="of:=[.F487] + IF(AND([.B487]&lt;&gt;[.B488]; [.K487]&gt;= 2400);3;0)" office:value-type="float" office:value="43" calcext:value-type="float">
            <text:p>43</text:p>
          </table:table-cell>
          <table:table-cell table:formula="of:= IF([.C488] &lt; 6; [.$M$7] * FLOOR([.E488] * [.F488]); 0)" office:value-type="float" office:value="630" calcext:value-type="float">
            <text:p>630</text:p>
          </table:table-cell>
          <table:table-cell table:formula="of:=[.H487] + [.G488]" office:value-type="float" office:value="87240" calcext:value-type="float">
            <text:p>87240</text:p>
          </table:table-cell>
          <table:table-cell table:style-name="ce43" table:formula="of:=IF([.C488] = 7; [.F488] * 15; 0) + IF(AND([.B487]&lt;&gt;[.B488]; [.K487]&gt;= 2400);2400;0)" office:value-type="float" office:value="2400" calcext:value-type="float">
            <text:p>2400</text:p>
          </table:table-cell>
          <table:table-cell table:formula="of:=[.J487] + [.I488]" office:value-type="float" office:value="55700" calcext:value-type="float">
            <text:p>55700</text:p>
          </table:table-cell>
          <table:table-cell table:formula="of:=[.H488] - [.J488]" office:value-type="float" office:value="31540" calcext:value-type="float">
            <text:p>3154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5-02" calcext:value-type="date">
            <text:p>2.05.2024</text:p>
          </table:table-cell>
          <table:table-cell table:style-name="ce43" table:formula="of:=MONTH([.A489])" office:value-type="float" office:value="5" calcext:value-type="float">
            <text:p>5</text:p>
          </table:table-cell>
          <table:table-cell table:formula="of:=WEEKDAY([.A489];2)" office:value-type="float" office:value="4" calcext:value-type="float">
            <text:p>4</text:p>
          </table:table-cell>
          <table:table-cell table:style-name="ce1" office:value-type="string" calcext:value-type="string">
            <text:p>WIOSNA</text:p>
          </table:table-cell>
          <table:table-cell table:formula="of:=IF([.D489] = &quot;ZIMA&quot;; 0.2; IF([.D489] = &quot;WIOSNA&quot;; 0.5; IF([.D489] = &quot;LATO&quot;; 0.9; 0.4)))" office:value-type="float" office:value="0.5" calcext:value-type="float">
            <text:p>0,5</text:p>
          </table:table-cell>
          <table:table-cell table:style-name="ce43" table:formula="of:=[.F488] + IF(AND([.B488]&lt;&gt;[.B489]; [.K488]&gt;= 2400);3;0)" office:value-type="float" office:value="43" calcext:value-type="float">
            <text:p>43</text:p>
          </table:table-cell>
          <table:table-cell table:formula="of:= IF([.C489] &lt; 6; [.$M$7] * FLOOR([.E489] * [.F489]); 0)" office:value-type="float" office:value="630" calcext:value-type="float">
            <text:p>630</text:p>
          </table:table-cell>
          <table:table-cell table:formula="of:=[.H488] + [.G489]" office:value-type="float" office:value="87870" calcext:value-type="float">
            <text:p>87870</text:p>
          </table:table-cell>
          <table:table-cell table:style-name="ce43" table:formula="of:=IF([.C489] = 7; [.F489] * 15; 0) + IF(AND([.B488]&lt;&gt;[.B489]; [.K488]&gt;= 2400);2400;0)" office:value-type="float" office:value="0" calcext:value-type="float">
            <text:p>0</text:p>
          </table:table-cell>
          <table:table-cell table:formula="of:=[.J488] + [.I489]" office:value-type="float" office:value="55700" calcext:value-type="float">
            <text:p>55700</text:p>
          </table:table-cell>
          <table:table-cell table:formula="of:=[.H489] - [.J489]" office:value-type="float" office:value="32170" calcext:value-type="float">
            <text:p>3217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5-03" calcext:value-type="date">
            <text:p>3.05.2024</text:p>
          </table:table-cell>
          <table:table-cell table:style-name="ce43" table:formula="of:=MONTH([.A490])" office:value-type="float" office:value="5" calcext:value-type="float">
            <text:p>5</text:p>
          </table:table-cell>
          <table:table-cell table:formula="of:=WEEKDAY([.A490];2)" office:value-type="float" office:value="5" calcext:value-type="float">
            <text:p>5</text:p>
          </table:table-cell>
          <table:table-cell table:style-name="ce1" office:value-type="string" calcext:value-type="string">
            <text:p>WIOSNA</text:p>
          </table:table-cell>
          <table:table-cell table:formula="of:=IF([.D490] = &quot;ZIMA&quot;; 0.2; IF([.D490] = &quot;WIOSNA&quot;; 0.5; IF([.D490] = &quot;LATO&quot;; 0.9; 0.4)))" office:value-type="float" office:value="0.5" calcext:value-type="float">
            <text:p>0,5</text:p>
          </table:table-cell>
          <table:table-cell table:style-name="ce43" table:formula="of:=[.F489] + IF(AND([.B489]&lt;&gt;[.B490]; [.K489]&gt;= 2400);3;0)" office:value-type="float" office:value="43" calcext:value-type="float">
            <text:p>43</text:p>
          </table:table-cell>
          <table:table-cell table:formula="of:= IF([.C490] &lt; 6; [.$M$7] * FLOOR([.E490] * [.F490]); 0)" office:value-type="float" office:value="630" calcext:value-type="float">
            <text:p>630</text:p>
          </table:table-cell>
          <table:table-cell table:formula="of:=[.H489] + [.G490]" office:value-type="float" office:value="88500" calcext:value-type="float">
            <text:p>88500</text:p>
          </table:table-cell>
          <table:table-cell table:style-name="ce43" table:formula="of:=IF([.C490] = 7; [.F490] * 15; 0) + IF(AND([.B489]&lt;&gt;[.B490]; [.K489]&gt;= 2400);2400;0)" office:value-type="float" office:value="0" calcext:value-type="float">
            <text:p>0</text:p>
          </table:table-cell>
          <table:table-cell table:formula="of:=[.J489] + [.I490]" office:value-type="float" office:value="55700" calcext:value-type="float">
            <text:p>55700</text:p>
          </table:table-cell>
          <table:table-cell table:formula="of:=[.H490] - [.J490]" office:value-type="float" office:value="32800" calcext:value-type="float">
            <text:p>3280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5-04" calcext:value-type="date">
            <text:p>4.05.2024</text:p>
          </table:table-cell>
          <table:table-cell table:style-name="ce43" table:formula="of:=MONTH([.A491])" office:value-type="float" office:value="5" calcext:value-type="float">
            <text:p>5</text:p>
          </table:table-cell>
          <table:table-cell table:formula="of:=WEEKDAY([.A491];2)" office:value-type="float" office:value="6" calcext:value-type="float">
            <text:p>6</text:p>
          </table:table-cell>
          <table:table-cell table:style-name="ce1" office:value-type="string" calcext:value-type="string">
            <text:p>WIOSNA</text:p>
          </table:table-cell>
          <table:table-cell table:formula="of:=IF([.D491] = &quot;ZIMA&quot;; 0.2; IF([.D491] = &quot;WIOSNA&quot;; 0.5; IF([.D491] = &quot;LATO&quot;; 0.9; 0.4)))" office:value-type="float" office:value="0.5" calcext:value-type="float">
            <text:p>0,5</text:p>
          </table:table-cell>
          <table:table-cell table:style-name="ce43" table:formula="of:=[.F490] + IF(AND([.B490]&lt;&gt;[.B491]; [.K490]&gt;= 2400);3;0)" office:value-type="float" office:value="43" calcext:value-type="float">
            <text:p>43</text:p>
          </table:table-cell>
          <table:table-cell table:formula="of:= IF([.C491] &lt; 6; [.$M$7] * FLOOR([.E491] * [.F491]); 0)" office:value-type="float" office:value="0" calcext:value-type="float">
            <text:p>0</text:p>
          </table:table-cell>
          <table:table-cell table:formula="of:=[.H490] + [.G491]" office:value-type="float" office:value="88500" calcext:value-type="float">
            <text:p>88500</text:p>
          </table:table-cell>
          <table:table-cell table:style-name="ce43" table:formula="of:=IF([.C491] = 7; [.F491] * 15; 0) + IF(AND([.B490]&lt;&gt;[.B491]; [.K490]&gt;= 2400);2400;0)" office:value-type="float" office:value="0" calcext:value-type="float">
            <text:p>0</text:p>
          </table:table-cell>
          <table:table-cell table:formula="of:=[.J490] + [.I491]" office:value-type="float" office:value="55700" calcext:value-type="float">
            <text:p>55700</text:p>
          </table:table-cell>
          <table:table-cell table:formula="of:=[.H491] - [.J491]" office:value-type="float" office:value="32800" calcext:value-type="float">
            <text:p>3280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5-05" calcext:value-type="date">
            <text:p>5.05.2024</text:p>
          </table:table-cell>
          <table:table-cell table:style-name="ce43" table:formula="of:=MONTH([.A492])" office:value-type="float" office:value="5" calcext:value-type="float">
            <text:p>5</text:p>
          </table:table-cell>
          <table:table-cell table:formula="of:=WEEKDAY([.A492];2)" office:value-type="float" office:value="7" calcext:value-type="float">
            <text:p>7</text:p>
          </table:table-cell>
          <table:table-cell table:style-name="ce1" office:value-type="string" calcext:value-type="string">
            <text:p>WIOSNA</text:p>
          </table:table-cell>
          <table:table-cell table:formula="of:=IF([.D492] = &quot;ZIMA&quot;; 0.2; IF([.D492] = &quot;WIOSNA&quot;; 0.5; IF([.D492] = &quot;LATO&quot;; 0.9; 0.4)))" office:value-type="float" office:value="0.5" calcext:value-type="float">
            <text:p>0,5</text:p>
          </table:table-cell>
          <table:table-cell table:style-name="ce43" table:formula="of:=[.F491] + IF(AND([.B491]&lt;&gt;[.B492]; [.K491]&gt;= 2400);3;0)" office:value-type="float" office:value="43" calcext:value-type="float">
            <text:p>43</text:p>
          </table:table-cell>
          <table:table-cell table:formula="of:= IF([.C492] &lt; 6; [.$M$7] * FLOOR([.E492] * [.F492]); 0)" office:value-type="float" office:value="0" calcext:value-type="float">
            <text:p>0</text:p>
          </table:table-cell>
          <table:table-cell table:formula="of:=[.H491] + [.G492]" office:value-type="float" office:value="88500" calcext:value-type="float">
            <text:p>88500</text:p>
          </table:table-cell>
          <table:table-cell table:style-name="ce43" table:formula="of:=IF([.C492] = 7; [.F492] * 15; 0) + IF(AND([.B491]&lt;&gt;[.B492]; [.K491]&gt;= 2400);2400;0)" office:value-type="float" office:value="645" calcext:value-type="float">
            <text:p>645</text:p>
          </table:table-cell>
          <table:table-cell table:formula="of:=[.J491] + [.I492]" office:value-type="float" office:value="56345" calcext:value-type="float">
            <text:p>56345</text:p>
          </table:table-cell>
          <table:table-cell table:formula="of:=[.H492] - [.J492]" office:value-type="float" office:value="32155" calcext:value-type="float">
            <text:p>3215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5-06" calcext:value-type="date">
            <text:p>6.05.2024</text:p>
          </table:table-cell>
          <table:table-cell table:style-name="ce43" table:formula="of:=MONTH([.A493])" office:value-type="float" office:value="5" calcext:value-type="float">
            <text:p>5</text:p>
          </table:table-cell>
          <table:table-cell table:formula="of:=WEEKDAY([.A493];2)" office:value-type="float" office:value="1" calcext:value-type="float">
            <text:p>1</text:p>
          </table:table-cell>
          <table:table-cell table:style-name="ce1" office:value-type="string" calcext:value-type="string">
            <text:p>WIOSNA</text:p>
          </table:table-cell>
          <table:table-cell table:formula="of:=IF([.D493] = &quot;ZIMA&quot;; 0.2; IF([.D493] = &quot;WIOSNA&quot;; 0.5; IF([.D493] = &quot;LATO&quot;; 0.9; 0.4)))" office:value-type="float" office:value="0.5" calcext:value-type="float">
            <text:p>0,5</text:p>
          </table:table-cell>
          <table:table-cell table:style-name="ce43" table:formula="of:=[.F492] + IF(AND([.B492]&lt;&gt;[.B493]; [.K492]&gt;= 2400);3;0)" office:value-type="float" office:value="43" calcext:value-type="float">
            <text:p>43</text:p>
          </table:table-cell>
          <table:table-cell table:formula="of:= IF([.C493] &lt; 6; [.$M$7] * FLOOR([.E493] * [.F493]); 0)" office:value-type="float" office:value="630" calcext:value-type="float">
            <text:p>630</text:p>
          </table:table-cell>
          <table:table-cell table:formula="of:=[.H492] + [.G493]" office:value-type="float" office:value="89130" calcext:value-type="float">
            <text:p>89130</text:p>
          </table:table-cell>
          <table:table-cell table:style-name="ce43" table:formula="of:=IF([.C493] = 7; [.F493] * 15; 0) + IF(AND([.B492]&lt;&gt;[.B493]; [.K492]&gt;= 2400);2400;0)" office:value-type="float" office:value="0" calcext:value-type="float">
            <text:p>0</text:p>
          </table:table-cell>
          <table:table-cell table:formula="of:=[.J492] + [.I493]" office:value-type="float" office:value="56345" calcext:value-type="float">
            <text:p>56345</text:p>
          </table:table-cell>
          <table:table-cell table:formula="of:=[.H493] - [.J493]" office:value-type="float" office:value="32785" calcext:value-type="float">
            <text:p>3278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5-07" calcext:value-type="date">
            <text:p>7.05.2024</text:p>
          </table:table-cell>
          <table:table-cell table:style-name="ce43" table:formula="of:=MONTH([.A494])" office:value-type="float" office:value="5" calcext:value-type="float">
            <text:p>5</text:p>
          </table:table-cell>
          <table:table-cell table:formula="of:=WEEKDAY([.A494];2)" office:value-type="float" office:value="2" calcext:value-type="float">
            <text:p>2</text:p>
          </table:table-cell>
          <table:table-cell table:style-name="ce1" office:value-type="string" calcext:value-type="string">
            <text:p>WIOSNA</text:p>
          </table:table-cell>
          <table:table-cell table:formula="of:=IF([.D494] = &quot;ZIMA&quot;; 0.2; IF([.D494] = &quot;WIOSNA&quot;; 0.5; IF([.D494] = &quot;LATO&quot;; 0.9; 0.4)))" office:value-type="float" office:value="0.5" calcext:value-type="float">
            <text:p>0,5</text:p>
          </table:table-cell>
          <table:table-cell table:style-name="ce43" table:formula="of:=[.F493] + IF(AND([.B493]&lt;&gt;[.B494]; [.K493]&gt;= 2400);3;0)" office:value-type="float" office:value="43" calcext:value-type="float">
            <text:p>43</text:p>
          </table:table-cell>
          <table:table-cell table:formula="of:= IF([.C494] &lt; 6; [.$M$7] * FLOOR([.E494] * [.F494]); 0)" office:value-type="float" office:value="630" calcext:value-type="float">
            <text:p>630</text:p>
          </table:table-cell>
          <table:table-cell table:formula="of:=[.H493] + [.G494]" office:value-type="float" office:value="89760" calcext:value-type="float">
            <text:p>89760</text:p>
          </table:table-cell>
          <table:table-cell table:style-name="ce43" table:formula="of:=IF([.C494] = 7; [.F494] * 15; 0) + IF(AND([.B493]&lt;&gt;[.B494]; [.K493]&gt;= 2400);2400;0)" office:value-type="float" office:value="0" calcext:value-type="float">
            <text:p>0</text:p>
          </table:table-cell>
          <table:table-cell table:formula="of:=[.J493] + [.I494]" office:value-type="float" office:value="56345" calcext:value-type="float">
            <text:p>56345</text:p>
          </table:table-cell>
          <table:table-cell table:formula="of:=[.H494] - [.J494]" office:value-type="float" office:value="33415" calcext:value-type="float">
            <text:p>3341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5-08" calcext:value-type="date">
            <text:p>8.05.2024</text:p>
          </table:table-cell>
          <table:table-cell table:style-name="ce43" table:formula="of:=MONTH([.A495])" office:value-type="float" office:value="5" calcext:value-type="float">
            <text:p>5</text:p>
          </table:table-cell>
          <table:table-cell table:formula="of:=WEEKDAY([.A495];2)" office:value-type="float" office:value="3" calcext:value-type="float">
            <text:p>3</text:p>
          </table:table-cell>
          <table:table-cell table:style-name="ce1" office:value-type="string" calcext:value-type="string">
            <text:p>WIOSNA</text:p>
          </table:table-cell>
          <table:table-cell table:formula="of:=IF([.D495] = &quot;ZIMA&quot;; 0.2; IF([.D495] = &quot;WIOSNA&quot;; 0.5; IF([.D495] = &quot;LATO&quot;; 0.9; 0.4)))" office:value-type="float" office:value="0.5" calcext:value-type="float">
            <text:p>0,5</text:p>
          </table:table-cell>
          <table:table-cell table:style-name="ce43" table:formula="of:=[.F494] + IF(AND([.B494]&lt;&gt;[.B495]; [.K494]&gt;= 2400);3;0)" office:value-type="float" office:value="43" calcext:value-type="float">
            <text:p>43</text:p>
          </table:table-cell>
          <table:table-cell table:formula="of:= IF([.C495] &lt; 6; [.$M$7] * FLOOR([.E495] * [.F495]); 0)" office:value-type="float" office:value="630" calcext:value-type="float">
            <text:p>630</text:p>
          </table:table-cell>
          <table:table-cell table:formula="of:=[.H494] + [.G495]" office:value-type="float" office:value="90390" calcext:value-type="float">
            <text:p>90390</text:p>
          </table:table-cell>
          <table:table-cell table:style-name="ce43" table:formula="of:=IF([.C495] = 7; [.F495] * 15; 0) + IF(AND([.B494]&lt;&gt;[.B495]; [.K494]&gt;= 2400);2400;0)" office:value-type="float" office:value="0" calcext:value-type="float">
            <text:p>0</text:p>
          </table:table-cell>
          <table:table-cell table:formula="of:=[.J494] + [.I495]" office:value-type="float" office:value="56345" calcext:value-type="float">
            <text:p>56345</text:p>
          </table:table-cell>
          <table:table-cell table:formula="of:=[.H495] - [.J495]" office:value-type="float" office:value="34045" calcext:value-type="float">
            <text:p>3404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5-09" calcext:value-type="date">
            <text:p>9.05.2024</text:p>
          </table:table-cell>
          <table:table-cell table:style-name="ce43" table:formula="of:=MONTH([.A496])" office:value-type="float" office:value="5" calcext:value-type="float">
            <text:p>5</text:p>
          </table:table-cell>
          <table:table-cell table:formula="of:=WEEKDAY([.A496];2)" office:value-type="float" office:value="4" calcext:value-type="float">
            <text:p>4</text:p>
          </table:table-cell>
          <table:table-cell table:style-name="ce1" office:value-type="string" calcext:value-type="string">
            <text:p>WIOSNA</text:p>
          </table:table-cell>
          <table:table-cell table:formula="of:=IF([.D496] = &quot;ZIMA&quot;; 0.2; IF([.D496] = &quot;WIOSNA&quot;; 0.5; IF([.D496] = &quot;LATO&quot;; 0.9; 0.4)))" office:value-type="float" office:value="0.5" calcext:value-type="float">
            <text:p>0,5</text:p>
          </table:table-cell>
          <table:table-cell table:style-name="ce43" table:formula="of:=[.F495] + IF(AND([.B495]&lt;&gt;[.B496]; [.K495]&gt;= 2400);3;0)" office:value-type="float" office:value="43" calcext:value-type="float">
            <text:p>43</text:p>
          </table:table-cell>
          <table:table-cell table:formula="of:= IF([.C496] &lt; 6; [.$M$7] * FLOOR([.E496] * [.F496]); 0)" office:value-type="float" office:value="630" calcext:value-type="float">
            <text:p>630</text:p>
          </table:table-cell>
          <table:table-cell table:formula="of:=[.H495] + [.G496]" office:value-type="float" office:value="91020" calcext:value-type="float">
            <text:p>91020</text:p>
          </table:table-cell>
          <table:table-cell table:style-name="ce43" table:formula="of:=IF([.C496] = 7; [.F496] * 15; 0) + IF(AND([.B495]&lt;&gt;[.B496]; [.K495]&gt;= 2400);2400;0)" office:value-type="float" office:value="0" calcext:value-type="float">
            <text:p>0</text:p>
          </table:table-cell>
          <table:table-cell table:formula="of:=[.J495] + [.I496]" office:value-type="float" office:value="56345" calcext:value-type="float">
            <text:p>56345</text:p>
          </table:table-cell>
          <table:table-cell table:formula="of:=[.H496] - [.J496]" office:value-type="float" office:value="34675" calcext:value-type="float">
            <text:p>3467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5-10" calcext:value-type="date">
            <text:p>10.05.2024</text:p>
          </table:table-cell>
          <table:table-cell table:style-name="ce43" table:formula="of:=MONTH([.A497])" office:value-type="float" office:value="5" calcext:value-type="float">
            <text:p>5</text:p>
          </table:table-cell>
          <table:table-cell table:formula="of:=WEEKDAY([.A497];2)" office:value-type="float" office:value="5" calcext:value-type="float">
            <text:p>5</text:p>
          </table:table-cell>
          <table:table-cell table:style-name="ce1" office:value-type="string" calcext:value-type="string">
            <text:p>WIOSNA</text:p>
          </table:table-cell>
          <table:table-cell table:formula="of:=IF([.D497] = &quot;ZIMA&quot;; 0.2; IF([.D497] = &quot;WIOSNA&quot;; 0.5; IF([.D497] = &quot;LATO&quot;; 0.9; 0.4)))" office:value-type="float" office:value="0.5" calcext:value-type="float">
            <text:p>0,5</text:p>
          </table:table-cell>
          <table:table-cell table:style-name="ce43" table:formula="of:=[.F496] + IF(AND([.B496]&lt;&gt;[.B497]; [.K496]&gt;= 2400);3;0)" office:value-type="float" office:value="43" calcext:value-type="float">
            <text:p>43</text:p>
          </table:table-cell>
          <table:table-cell table:formula="of:= IF([.C497] &lt; 6; [.$M$7] * FLOOR([.E497] * [.F497]); 0)" office:value-type="float" office:value="630" calcext:value-type="float">
            <text:p>630</text:p>
          </table:table-cell>
          <table:table-cell table:formula="of:=[.H496] + [.G497]" office:value-type="float" office:value="91650" calcext:value-type="float">
            <text:p>91650</text:p>
          </table:table-cell>
          <table:table-cell table:style-name="ce43" table:formula="of:=IF([.C497] = 7; [.F497] * 15; 0) + IF(AND([.B496]&lt;&gt;[.B497]; [.K496]&gt;= 2400);2400;0)" office:value-type="float" office:value="0" calcext:value-type="float">
            <text:p>0</text:p>
          </table:table-cell>
          <table:table-cell table:formula="of:=[.J496] + [.I497]" office:value-type="float" office:value="56345" calcext:value-type="float">
            <text:p>56345</text:p>
          </table:table-cell>
          <table:table-cell table:formula="of:=[.H497] - [.J497]" office:value-type="float" office:value="35305" calcext:value-type="float">
            <text:p>3530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5-11" calcext:value-type="date">
            <text:p>11.05.2024</text:p>
          </table:table-cell>
          <table:table-cell table:style-name="ce43" table:formula="of:=MONTH([.A498])" office:value-type="float" office:value="5" calcext:value-type="float">
            <text:p>5</text:p>
          </table:table-cell>
          <table:table-cell table:formula="of:=WEEKDAY([.A498];2)" office:value-type="float" office:value="6" calcext:value-type="float">
            <text:p>6</text:p>
          </table:table-cell>
          <table:table-cell table:style-name="ce1" office:value-type="string" calcext:value-type="string">
            <text:p>WIOSNA</text:p>
          </table:table-cell>
          <table:table-cell table:formula="of:=IF([.D498] = &quot;ZIMA&quot;; 0.2; IF([.D498] = &quot;WIOSNA&quot;; 0.5; IF([.D498] = &quot;LATO&quot;; 0.9; 0.4)))" office:value-type="float" office:value="0.5" calcext:value-type="float">
            <text:p>0,5</text:p>
          </table:table-cell>
          <table:table-cell table:style-name="ce43" table:formula="of:=[.F497] + IF(AND([.B497]&lt;&gt;[.B498]; [.K497]&gt;= 2400);3;0)" office:value-type="float" office:value="43" calcext:value-type="float">
            <text:p>43</text:p>
          </table:table-cell>
          <table:table-cell table:formula="of:= IF([.C498] &lt; 6; [.$M$7] * FLOOR([.E498] * [.F498]); 0)" office:value-type="float" office:value="0" calcext:value-type="float">
            <text:p>0</text:p>
          </table:table-cell>
          <table:table-cell table:formula="of:=[.H497] + [.G498]" office:value-type="float" office:value="91650" calcext:value-type="float">
            <text:p>91650</text:p>
          </table:table-cell>
          <table:table-cell table:style-name="ce43" table:formula="of:=IF([.C498] = 7; [.F498] * 15; 0) + IF(AND([.B497]&lt;&gt;[.B498]; [.K497]&gt;= 2400);2400;0)" office:value-type="float" office:value="0" calcext:value-type="float">
            <text:p>0</text:p>
          </table:table-cell>
          <table:table-cell table:formula="of:=[.J497] + [.I498]" office:value-type="float" office:value="56345" calcext:value-type="float">
            <text:p>56345</text:p>
          </table:table-cell>
          <table:table-cell table:formula="of:=[.H498] - [.J498]" office:value-type="float" office:value="35305" calcext:value-type="float">
            <text:p>3530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5-12" calcext:value-type="date">
            <text:p>12.05.2024</text:p>
          </table:table-cell>
          <table:table-cell table:style-name="ce43" table:formula="of:=MONTH([.A499])" office:value-type="float" office:value="5" calcext:value-type="float">
            <text:p>5</text:p>
          </table:table-cell>
          <table:table-cell table:formula="of:=WEEKDAY([.A499];2)" office:value-type="float" office:value="7" calcext:value-type="float">
            <text:p>7</text:p>
          </table:table-cell>
          <table:table-cell table:style-name="ce1" office:value-type="string" calcext:value-type="string">
            <text:p>WIOSNA</text:p>
          </table:table-cell>
          <table:table-cell table:formula="of:=IF([.D499] = &quot;ZIMA&quot;; 0.2; IF([.D499] = &quot;WIOSNA&quot;; 0.5; IF([.D499] = &quot;LATO&quot;; 0.9; 0.4)))" office:value-type="float" office:value="0.5" calcext:value-type="float">
            <text:p>0,5</text:p>
          </table:table-cell>
          <table:table-cell table:style-name="ce43" table:formula="of:=[.F498] + IF(AND([.B498]&lt;&gt;[.B499]; [.K498]&gt;= 2400);3;0)" office:value-type="float" office:value="43" calcext:value-type="float">
            <text:p>43</text:p>
          </table:table-cell>
          <table:table-cell table:formula="of:= IF([.C499] &lt; 6; [.$M$7] * FLOOR([.E499] * [.F499]); 0)" office:value-type="float" office:value="0" calcext:value-type="float">
            <text:p>0</text:p>
          </table:table-cell>
          <table:table-cell table:formula="of:=[.H498] + [.G499]" office:value-type="float" office:value="91650" calcext:value-type="float">
            <text:p>91650</text:p>
          </table:table-cell>
          <table:table-cell table:style-name="ce43" table:formula="of:=IF([.C499] = 7; [.F499] * 15; 0) + IF(AND([.B498]&lt;&gt;[.B499]; [.K498]&gt;= 2400);2400;0)" office:value-type="float" office:value="645" calcext:value-type="float">
            <text:p>645</text:p>
          </table:table-cell>
          <table:table-cell table:formula="of:=[.J498] + [.I499]" office:value-type="float" office:value="56990" calcext:value-type="float">
            <text:p>56990</text:p>
          </table:table-cell>
          <table:table-cell table:formula="of:=[.H499] - [.J499]" office:value-type="float" office:value="34660" calcext:value-type="float">
            <text:p>3466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5-13" calcext:value-type="date">
            <text:p>13.05.2024</text:p>
          </table:table-cell>
          <table:table-cell table:style-name="ce43" table:formula="of:=MONTH([.A500])" office:value-type="float" office:value="5" calcext:value-type="float">
            <text:p>5</text:p>
          </table:table-cell>
          <table:table-cell table:formula="of:=WEEKDAY([.A500];2)" office:value-type="float" office:value="1" calcext:value-type="float">
            <text:p>1</text:p>
          </table:table-cell>
          <table:table-cell table:style-name="ce1" office:value-type="string" calcext:value-type="string">
            <text:p>WIOSNA</text:p>
          </table:table-cell>
          <table:table-cell table:formula="of:=IF([.D500] = &quot;ZIMA&quot;; 0.2; IF([.D500] = &quot;WIOSNA&quot;; 0.5; IF([.D500] = &quot;LATO&quot;; 0.9; 0.4)))" office:value-type="float" office:value="0.5" calcext:value-type="float">
            <text:p>0,5</text:p>
          </table:table-cell>
          <table:table-cell table:style-name="ce43" table:formula="of:=[.F499] + IF(AND([.B499]&lt;&gt;[.B500]; [.K499]&gt;= 2400);3;0)" office:value-type="float" office:value="43" calcext:value-type="float">
            <text:p>43</text:p>
          </table:table-cell>
          <table:table-cell table:formula="of:= IF([.C500] &lt; 6; [.$M$7] * FLOOR([.E500] * [.F500]); 0)" office:value-type="float" office:value="630" calcext:value-type="float">
            <text:p>630</text:p>
          </table:table-cell>
          <table:table-cell table:formula="of:=[.H499] + [.G500]" office:value-type="float" office:value="92280" calcext:value-type="float">
            <text:p>92280</text:p>
          </table:table-cell>
          <table:table-cell table:style-name="ce43" table:formula="of:=IF([.C500] = 7; [.F500] * 15; 0) + IF(AND([.B499]&lt;&gt;[.B500]; [.K499]&gt;= 2400);2400;0)" office:value-type="float" office:value="0" calcext:value-type="float">
            <text:p>0</text:p>
          </table:table-cell>
          <table:table-cell table:formula="of:=[.J499] + [.I500]" office:value-type="float" office:value="56990" calcext:value-type="float">
            <text:p>56990</text:p>
          </table:table-cell>
          <table:table-cell table:formula="of:=[.H500] - [.J500]" office:value-type="float" office:value="35290" calcext:value-type="float">
            <text:p>3529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5-14" calcext:value-type="date">
            <text:p>14.05.2024</text:p>
          </table:table-cell>
          <table:table-cell table:style-name="ce43" table:formula="of:=MONTH([.A501])" office:value-type="float" office:value="5" calcext:value-type="float">
            <text:p>5</text:p>
          </table:table-cell>
          <table:table-cell table:formula="of:=WEEKDAY([.A501];2)" office:value-type="float" office:value="2" calcext:value-type="float">
            <text:p>2</text:p>
          </table:table-cell>
          <table:table-cell table:style-name="ce1" office:value-type="string" calcext:value-type="string">
            <text:p>WIOSNA</text:p>
          </table:table-cell>
          <table:table-cell table:formula="of:=IF([.D501] = &quot;ZIMA&quot;; 0.2; IF([.D501] = &quot;WIOSNA&quot;; 0.5; IF([.D501] = &quot;LATO&quot;; 0.9; 0.4)))" office:value-type="float" office:value="0.5" calcext:value-type="float">
            <text:p>0,5</text:p>
          </table:table-cell>
          <table:table-cell table:style-name="ce43" table:formula="of:=[.F500] + IF(AND([.B500]&lt;&gt;[.B501]; [.K500]&gt;= 2400);3;0)" office:value-type="float" office:value="43" calcext:value-type="float">
            <text:p>43</text:p>
          </table:table-cell>
          <table:table-cell table:formula="of:= IF([.C501] &lt; 6; [.$M$7] * FLOOR([.E501] * [.F501]); 0)" office:value-type="float" office:value="630" calcext:value-type="float">
            <text:p>630</text:p>
          </table:table-cell>
          <table:table-cell table:formula="of:=[.H500] + [.G501]" office:value-type="float" office:value="92910" calcext:value-type="float">
            <text:p>92910</text:p>
          </table:table-cell>
          <table:table-cell table:style-name="ce43" table:formula="of:=IF([.C501] = 7; [.F501] * 15; 0) + IF(AND([.B500]&lt;&gt;[.B501]; [.K500]&gt;= 2400);2400;0)" office:value-type="float" office:value="0" calcext:value-type="float">
            <text:p>0</text:p>
          </table:table-cell>
          <table:table-cell table:formula="of:=[.J500] + [.I501]" office:value-type="float" office:value="56990" calcext:value-type="float">
            <text:p>56990</text:p>
          </table:table-cell>
          <table:table-cell table:formula="of:=[.H501] - [.J501]" office:value-type="float" office:value="35920" calcext:value-type="float">
            <text:p>3592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5-15" calcext:value-type="date">
            <text:p>15.05.2024</text:p>
          </table:table-cell>
          <table:table-cell table:style-name="ce43" table:formula="of:=MONTH([.A502])" office:value-type="float" office:value="5" calcext:value-type="float">
            <text:p>5</text:p>
          </table:table-cell>
          <table:table-cell table:formula="of:=WEEKDAY([.A502];2)" office:value-type="float" office:value="3" calcext:value-type="float">
            <text:p>3</text:p>
          </table:table-cell>
          <table:table-cell table:style-name="ce1" office:value-type="string" calcext:value-type="string">
            <text:p>WIOSNA</text:p>
          </table:table-cell>
          <table:table-cell table:formula="of:=IF([.D502] = &quot;ZIMA&quot;; 0.2; IF([.D502] = &quot;WIOSNA&quot;; 0.5; IF([.D502] = &quot;LATO&quot;; 0.9; 0.4)))" office:value-type="float" office:value="0.5" calcext:value-type="float">
            <text:p>0,5</text:p>
          </table:table-cell>
          <table:table-cell table:style-name="ce43" table:formula="of:=[.F501] + IF(AND([.B501]&lt;&gt;[.B502]; [.K501]&gt;= 2400);3;0)" office:value-type="float" office:value="43" calcext:value-type="float">
            <text:p>43</text:p>
          </table:table-cell>
          <table:table-cell table:formula="of:= IF([.C502] &lt; 6; [.$M$7] * FLOOR([.E502] * [.F502]); 0)" office:value-type="float" office:value="630" calcext:value-type="float">
            <text:p>630</text:p>
          </table:table-cell>
          <table:table-cell table:formula="of:=[.H501] + [.G502]" office:value-type="float" office:value="93540" calcext:value-type="float">
            <text:p>93540</text:p>
          </table:table-cell>
          <table:table-cell table:style-name="ce43" table:formula="of:=IF([.C502] = 7; [.F502] * 15; 0) + IF(AND([.B501]&lt;&gt;[.B502]; [.K501]&gt;= 2400);2400;0)" office:value-type="float" office:value="0" calcext:value-type="float">
            <text:p>0</text:p>
          </table:table-cell>
          <table:table-cell table:formula="of:=[.J501] + [.I502]" office:value-type="float" office:value="56990" calcext:value-type="float">
            <text:p>56990</text:p>
          </table:table-cell>
          <table:table-cell table:formula="of:=[.H502] - [.J502]" office:value-type="float" office:value="36550" calcext:value-type="float">
            <text:p>3655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5-16" calcext:value-type="date">
            <text:p>16.05.2024</text:p>
          </table:table-cell>
          <table:table-cell table:style-name="ce43" table:formula="of:=MONTH([.A503])" office:value-type="float" office:value="5" calcext:value-type="float">
            <text:p>5</text:p>
          </table:table-cell>
          <table:table-cell table:formula="of:=WEEKDAY([.A503];2)" office:value-type="float" office:value="4" calcext:value-type="float">
            <text:p>4</text:p>
          </table:table-cell>
          <table:table-cell table:style-name="ce1" office:value-type="string" calcext:value-type="string">
            <text:p>WIOSNA</text:p>
          </table:table-cell>
          <table:table-cell table:formula="of:=IF([.D503] = &quot;ZIMA&quot;; 0.2; IF([.D503] = &quot;WIOSNA&quot;; 0.5; IF([.D503] = &quot;LATO&quot;; 0.9; 0.4)))" office:value-type="float" office:value="0.5" calcext:value-type="float">
            <text:p>0,5</text:p>
          </table:table-cell>
          <table:table-cell table:style-name="ce43" table:formula="of:=[.F502] + IF(AND([.B502]&lt;&gt;[.B503]; [.K502]&gt;= 2400);3;0)" office:value-type="float" office:value="43" calcext:value-type="float">
            <text:p>43</text:p>
          </table:table-cell>
          <table:table-cell table:formula="of:= IF([.C503] &lt; 6; [.$M$7] * FLOOR([.E503] * [.F503]); 0)" office:value-type="float" office:value="630" calcext:value-type="float">
            <text:p>630</text:p>
          </table:table-cell>
          <table:table-cell table:formula="of:=[.H502] + [.G503]" office:value-type="float" office:value="94170" calcext:value-type="float">
            <text:p>94170</text:p>
          </table:table-cell>
          <table:table-cell table:style-name="ce43" table:formula="of:=IF([.C503] = 7; [.F503] * 15; 0) + IF(AND([.B502]&lt;&gt;[.B503]; [.K502]&gt;= 2400);2400;0)" office:value-type="float" office:value="0" calcext:value-type="float">
            <text:p>0</text:p>
          </table:table-cell>
          <table:table-cell table:formula="of:=[.J502] + [.I503]" office:value-type="float" office:value="56990" calcext:value-type="float">
            <text:p>56990</text:p>
          </table:table-cell>
          <table:table-cell table:formula="of:=[.H503] - [.J503]" office:value-type="float" office:value="37180" calcext:value-type="float">
            <text:p>3718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5-17" calcext:value-type="date">
            <text:p>17.05.2024</text:p>
          </table:table-cell>
          <table:table-cell table:style-name="ce43" table:formula="of:=MONTH([.A504])" office:value-type="float" office:value="5" calcext:value-type="float">
            <text:p>5</text:p>
          </table:table-cell>
          <table:table-cell table:formula="of:=WEEKDAY([.A504];2)" office:value-type="float" office:value="5" calcext:value-type="float">
            <text:p>5</text:p>
          </table:table-cell>
          <table:table-cell table:style-name="ce1" office:value-type="string" calcext:value-type="string">
            <text:p>WIOSNA</text:p>
          </table:table-cell>
          <table:table-cell table:formula="of:=IF([.D504] = &quot;ZIMA&quot;; 0.2; IF([.D504] = &quot;WIOSNA&quot;; 0.5; IF([.D504] = &quot;LATO&quot;; 0.9; 0.4)))" office:value-type="float" office:value="0.5" calcext:value-type="float">
            <text:p>0,5</text:p>
          </table:table-cell>
          <table:table-cell table:style-name="ce43" table:formula="of:=[.F503] + IF(AND([.B503]&lt;&gt;[.B504]; [.K503]&gt;= 2400);3;0)" office:value-type="float" office:value="43" calcext:value-type="float">
            <text:p>43</text:p>
          </table:table-cell>
          <table:table-cell table:formula="of:= IF([.C504] &lt; 6; [.$M$7] * FLOOR([.E504] * [.F504]); 0)" office:value-type="float" office:value="630" calcext:value-type="float">
            <text:p>630</text:p>
          </table:table-cell>
          <table:table-cell table:formula="of:=[.H503] + [.G504]" office:value-type="float" office:value="94800" calcext:value-type="float">
            <text:p>94800</text:p>
          </table:table-cell>
          <table:table-cell table:style-name="ce43" table:formula="of:=IF([.C504] = 7; [.F504] * 15; 0) + IF(AND([.B503]&lt;&gt;[.B504]; [.K503]&gt;= 2400);2400;0)" office:value-type="float" office:value="0" calcext:value-type="float">
            <text:p>0</text:p>
          </table:table-cell>
          <table:table-cell table:formula="of:=[.J503] + [.I504]" office:value-type="float" office:value="56990" calcext:value-type="float">
            <text:p>56990</text:p>
          </table:table-cell>
          <table:table-cell table:formula="of:=[.H504] - [.J504]" office:value-type="float" office:value="37810" calcext:value-type="float">
            <text:p>3781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5-18" calcext:value-type="date">
            <text:p>18.05.2024</text:p>
          </table:table-cell>
          <table:table-cell table:style-name="ce43" table:formula="of:=MONTH([.A505])" office:value-type="float" office:value="5" calcext:value-type="float">
            <text:p>5</text:p>
          </table:table-cell>
          <table:table-cell table:formula="of:=WEEKDAY([.A505];2)" office:value-type="float" office:value="6" calcext:value-type="float">
            <text:p>6</text:p>
          </table:table-cell>
          <table:table-cell table:style-name="ce1" office:value-type="string" calcext:value-type="string">
            <text:p>WIOSNA</text:p>
          </table:table-cell>
          <table:table-cell table:formula="of:=IF([.D505] = &quot;ZIMA&quot;; 0.2; IF([.D505] = &quot;WIOSNA&quot;; 0.5; IF([.D505] = &quot;LATO&quot;; 0.9; 0.4)))" office:value-type="float" office:value="0.5" calcext:value-type="float">
            <text:p>0,5</text:p>
          </table:table-cell>
          <table:table-cell table:style-name="ce43" table:formula="of:=[.F504] + IF(AND([.B504]&lt;&gt;[.B505]; [.K504]&gt;= 2400);3;0)" office:value-type="float" office:value="43" calcext:value-type="float">
            <text:p>43</text:p>
          </table:table-cell>
          <table:table-cell table:formula="of:= IF([.C505] &lt; 6; [.$M$7] * FLOOR([.E505] * [.F505]); 0)" office:value-type="float" office:value="0" calcext:value-type="float">
            <text:p>0</text:p>
          </table:table-cell>
          <table:table-cell table:formula="of:=[.H504] + [.G505]" office:value-type="float" office:value="94800" calcext:value-type="float">
            <text:p>94800</text:p>
          </table:table-cell>
          <table:table-cell table:style-name="ce43" table:formula="of:=IF([.C505] = 7; [.F505] * 15; 0) + IF(AND([.B504]&lt;&gt;[.B505]; [.K504]&gt;= 2400);2400;0)" office:value-type="float" office:value="0" calcext:value-type="float">
            <text:p>0</text:p>
          </table:table-cell>
          <table:table-cell table:formula="of:=[.J504] + [.I505]" office:value-type="float" office:value="56990" calcext:value-type="float">
            <text:p>56990</text:p>
          </table:table-cell>
          <table:table-cell table:formula="of:=[.H505] - [.J505]" office:value-type="float" office:value="37810" calcext:value-type="float">
            <text:p>3781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5-19" calcext:value-type="date">
            <text:p>19.05.2024</text:p>
          </table:table-cell>
          <table:table-cell table:style-name="ce43" table:formula="of:=MONTH([.A506])" office:value-type="float" office:value="5" calcext:value-type="float">
            <text:p>5</text:p>
          </table:table-cell>
          <table:table-cell table:formula="of:=WEEKDAY([.A506];2)" office:value-type="float" office:value="7" calcext:value-type="float">
            <text:p>7</text:p>
          </table:table-cell>
          <table:table-cell table:style-name="ce1" office:value-type="string" calcext:value-type="string">
            <text:p>WIOSNA</text:p>
          </table:table-cell>
          <table:table-cell table:formula="of:=IF([.D506] = &quot;ZIMA&quot;; 0.2; IF([.D506] = &quot;WIOSNA&quot;; 0.5; IF([.D506] = &quot;LATO&quot;; 0.9; 0.4)))" office:value-type="float" office:value="0.5" calcext:value-type="float">
            <text:p>0,5</text:p>
          </table:table-cell>
          <table:table-cell table:style-name="ce43" table:formula="of:=[.F505] + IF(AND([.B505]&lt;&gt;[.B506]; [.K505]&gt;= 2400);3;0)" office:value-type="float" office:value="43" calcext:value-type="float">
            <text:p>43</text:p>
          </table:table-cell>
          <table:table-cell table:formula="of:= IF([.C506] &lt; 6; [.$M$7] * FLOOR([.E506] * [.F506]); 0)" office:value-type="float" office:value="0" calcext:value-type="float">
            <text:p>0</text:p>
          </table:table-cell>
          <table:table-cell table:formula="of:=[.H505] + [.G506]" office:value-type="float" office:value="94800" calcext:value-type="float">
            <text:p>94800</text:p>
          </table:table-cell>
          <table:table-cell table:style-name="ce43" table:formula="of:=IF([.C506] = 7; [.F506] * 15; 0) + IF(AND([.B505]&lt;&gt;[.B506]; [.K505]&gt;= 2400);2400;0)" office:value-type="float" office:value="645" calcext:value-type="float">
            <text:p>645</text:p>
          </table:table-cell>
          <table:table-cell table:formula="of:=[.J505] + [.I506]" office:value-type="float" office:value="57635" calcext:value-type="float">
            <text:p>57635</text:p>
          </table:table-cell>
          <table:table-cell table:formula="of:=[.H506] - [.J506]" office:value-type="float" office:value="37165" calcext:value-type="float">
            <text:p>3716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5-20" calcext:value-type="date">
            <text:p>20.05.2024</text:p>
          </table:table-cell>
          <table:table-cell table:style-name="ce43" table:formula="of:=MONTH([.A507])" office:value-type="float" office:value="5" calcext:value-type="float">
            <text:p>5</text:p>
          </table:table-cell>
          <table:table-cell table:formula="of:=WEEKDAY([.A507];2)" office:value-type="float" office:value="1" calcext:value-type="float">
            <text:p>1</text:p>
          </table:table-cell>
          <table:table-cell table:style-name="ce1" office:value-type="string" calcext:value-type="string">
            <text:p>WIOSNA</text:p>
          </table:table-cell>
          <table:table-cell table:formula="of:=IF([.D507] = &quot;ZIMA&quot;; 0.2; IF([.D507] = &quot;WIOSNA&quot;; 0.5; IF([.D507] = &quot;LATO&quot;; 0.9; 0.4)))" office:value-type="float" office:value="0.5" calcext:value-type="float">
            <text:p>0,5</text:p>
          </table:table-cell>
          <table:table-cell table:style-name="ce43" table:formula="of:=[.F506] + IF(AND([.B506]&lt;&gt;[.B507]; [.K506]&gt;= 2400);3;0)" office:value-type="float" office:value="43" calcext:value-type="float">
            <text:p>43</text:p>
          </table:table-cell>
          <table:table-cell table:formula="of:= IF([.C507] &lt; 6; [.$M$7] * FLOOR([.E507] * [.F507]); 0)" office:value-type="float" office:value="630" calcext:value-type="float">
            <text:p>630</text:p>
          </table:table-cell>
          <table:table-cell table:formula="of:=[.H506] + [.G507]" office:value-type="float" office:value="95430" calcext:value-type="float">
            <text:p>95430</text:p>
          </table:table-cell>
          <table:table-cell table:style-name="ce43" table:formula="of:=IF([.C507] = 7; [.F507] * 15; 0) + IF(AND([.B506]&lt;&gt;[.B507]; [.K506]&gt;= 2400);2400;0)" office:value-type="float" office:value="0" calcext:value-type="float">
            <text:p>0</text:p>
          </table:table-cell>
          <table:table-cell table:formula="of:=[.J506] + [.I507]" office:value-type="float" office:value="57635" calcext:value-type="float">
            <text:p>57635</text:p>
          </table:table-cell>
          <table:table-cell table:formula="of:=[.H507] - [.J507]" office:value-type="float" office:value="37795" calcext:value-type="float">
            <text:p>3779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5-21" calcext:value-type="date">
            <text:p>21.05.2024</text:p>
          </table:table-cell>
          <table:table-cell table:style-name="ce43" table:formula="of:=MONTH([.A508])" office:value-type="float" office:value="5" calcext:value-type="float">
            <text:p>5</text:p>
          </table:table-cell>
          <table:table-cell table:formula="of:=WEEKDAY([.A508];2)" office:value-type="float" office:value="2" calcext:value-type="float">
            <text:p>2</text:p>
          </table:table-cell>
          <table:table-cell table:style-name="ce1" office:value-type="string" calcext:value-type="string">
            <text:p>WIOSNA</text:p>
          </table:table-cell>
          <table:table-cell table:formula="of:=IF([.D508] = &quot;ZIMA&quot;; 0.2; IF([.D508] = &quot;WIOSNA&quot;; 0.5; IF([.D508] = &quot;LATO&quot;; 0.9; 0.4)))" office:value-type="float" office:value="0.5" calcext:value-type="float">
            <text:p>0,5</text:p>
          </table:table-cell>
          <table:table-cell table:style-name="ce43" table:formula="of:=[.F507] + IF(AND([.B507]&lt;&gt;[.B508]; [.K507]&gt;= 2400);3;0)" office:value-type="float" office:value="43" calcext:value-type="float">
            <text:p>43</text:p>
          </table:table-cell>
          <table:table-cell table:formula="of:= IF([.C508] &lt; 6; [.$M$7] * FLOOR([.E508] * [.F508]); 0)" office:value-type="float" office:value="630" calcext:value-type="float">
            <text:p>630</text:p>
          </table:table-cell>
          <table:table-cell table:formula="of:=[.H507] + [.G508]" office:value-type="float" office:value="96060" calcext:value-type="float">
            <text:p>96060</text:p>
          </table:table-cell>
          <table:table-cell table:style-name="ce43" table:formula="of:=IF([.C508] = 7; [.F508] * 15; 0) + IF(AND([.B507]&lt;&gt;[.B508]; [.K507]&gt;= 2400);2400;0)" office:value-type="float" office:value="0" calcext:value-type="float">
            <text:p>0</text:p>
          </table:table-cell>
          <table:table-cell table:formula="of:=[.J507] + [.I508]" office:value-type="float" office:value="57635" calcext:value-type="float">
            <text:p>57635</text:p>
          </table:table-cell>
          <table:table-cell table:formula="of:=[.H508] - [.J508]" office:value-type="float" office:value="38425" calcext:value-type="float">
            <text:p>3842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5-22" calcext:value-type="date">
            <text:p>22.05.2024</text:p>
          </table:table-cell>
          <table:table-cell table:style-name="ce43" table:formula="of:=MONTH([.A509])" office:value-type="float" office:value="5" calcext:value-type="float">
            <text:p>5</text:p>
          </table:table-cell>
          <table:table-cell table:formula="of:=WEEKDAY([.A509];2)" office:value-type="float" office:value="3" calcext:value-type="float">
            <text:p>3</text:p>
          </table:table-cell>
          <table:table-cell table:style-name="ce1" office:value-type="string" calcext:value-type="string">
            <text:p>WIOSNA</text:p>
          </table:table-cell>
          <table:table-cell table:formula="of:=IF([.D509] = &quot;ZIMA&quot;; 0.2; IF([.D509] = &quot;WIOSNA&quot;; 0.5; IF([.D509] = &quot;LATO&quot;; 0.9; 0.4)))" office:value-type="float" office:value="0.5" calcext:value-type="float">
            <text:p>0,5</text:p>
          </table:table-cell>
          <table:table-cell table:style-name="ce43" table:formula="of:=[.F508] + IF(AND([.B508]&lt;&gt;[.B509]; [.K508]&gt;= 2400);3;0)" office:value-type="float" office:value="43" calcext:value-type="float">
            <text:p>43</text:p>
          </table:table-cell>
          <table:table-cell table:formula="of:= IF([.C509] &lt; 6; [.$M$7] * FLOOR([.E509] * [.F509]); 0)" office:value-type="float" office:value="630" calcext:value-type="float">
            <text:p>630</text:p>
          </table:table-cell>
          <table:table-cell table:formula="of:=[.H508] + [.G509]" office:value-type="float" office:value="96690" calcext:value-type="float">
            <text:p>96690</text:p>
          </table:table-cell>
          <table:table-cell table:style-name="ce43" table:formula="of:=IF([.C509] = 7; [.F509] * 15; 0) + IF(AND([.B508]&lt;&gt;[.B509]; [.K508]&gt;= 2400);2400;0)" office:value-type="float" office:value="0" calcext:value-type="float">
            <text:p>0</text:p>
          </table:table-cell>
          <table:table-cell table:formula="of:=[.J508] + [.I509]" office:value-type="float" office:value="57635" calcext:value-type="float">
            <text:p>57635</text:p>
          </table:table-cell>
          <table:table-cell table:formula="of:=[.H509] - [.J509]" office:value-type="float" office:value="39055" calcext:value-type="float">
            <text:p>3905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5-23" calcext:value-type="date">
            <text:p>23.05.2024</text:p>
          </table:table-cell>
          <table:table-cell table:style-name="ce43" table:formula="of:=MONTH([.A510])" office:value-type="float" office:value="5" calcext:value-type="float">
            <text:p>5</text:p>
          </table:table-cell>
          <table:table-cell table:formula="of:=WEEKDAY([.A510];2)" office:value-type="float" office:value="4" calcext:value-type="float">
            <text:p>4</text:p>
          </table:table-cell>
          <table:table-cell table:style-name="ce1" office:value-type="string" calcext:value-type="string">
            <text:p>WIOSNA</text:p>
          </table:table-cell>
          <table:table-cell table:formula="of:=IF([.D510] = &quot;ZIMA&quot;; 0.2; IF([.D510] = &quot;WIOSNA&quot;; 0.5; IF([.D510] = &quot;LATO&quot;; 0.9; 0.4)))" office:value-type="float" office:value="0.5" calcext:value-type="float">
            <text:p>0,5</text:p>
          </table:table-cell>
          <table:table-cell table:style-name="ce43" table:formula="of:=[.F509] + IF(AND([.B509]&lt;&gt;[.B510]; [.K509]&gt;= 2400);3;0)" office:value-type="float" office:value="43" calcext:value-type="float">
            <text:p>43</text:p>
          </table:table-cell>
          <table:table-cell table:formula="of:= IF([.C510] &lt; 6; [.$M$7] * FLOOR([.E510] * [.F510]); 0)" office:value-type="float" office:value="630" calcext:value-type="float">
            <text:p>630</text:p>
          </table:table-cell>
          <table:table-cell table:formula="of:=[.H509] + [.G510]" office:value-type="float" office:value="97320" calcext:value-type="float">
            <text:p>97320</text:p>
          </table:table-cell>
          <table:table-cell table:style-name="ce43" table:formula="of:=IF([.C510] = 7; [.F510] * 15; 0) + IF(AND([.B509]&lt;&gt;[.B510]; [.K509]&gt;= 2400);2400;0)" office:value-type="float" office:value="0" calcext:value-type="float">
            <text:p>0</text:p>
          </table:table-cell>
          <table:table-cell table:formula="of:=[.J509] + [.I510]" office:value-type="float" office:value="57635" calcext:value-type="float">
            <text:p>57635</text:p>
          </table:table-cell>
          <table:table-cell table:formula="of:=[.H510] - [.J510]" office:value-type="float" office:value="39685" calcext:value-type="float">
            <text:p>3968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5-24" calcext:value-type="date">
            <text:p>24.05.2024</text:p>
          </table:table-cell>
          <table:table-cell table:style-name="ce43" table:formula="of:=MONTH([.A511])" office:value-type="float" office:value="5" calcext:value-type="float">
            <text:p>5</text:p>
          </table:table-cell>
          <table:table-cell table:formula="of:=WEEKDAY([.A511];2)" office:value-type="float" office:value="5" calcext:value-type="float">
            <text:p>5</text:p>
          </table:table-cell>
          <table:table-cell table:style-name="ce1" office:value-type="string" calcext:value-type="string">
            <text:p>WIOSNA</text:p>
          </table:table-cell>
          <table:table-cell table:formula="of:=IF([.D511] = &quot;ZIMA&quot;; 0.2; IF([.D511] = &quot;WIOSNA&quot;; 0.5; IF([.D511] = &quot;LATO&quot;; 0.9; 0.4)))" office:value-type="float" office:value="0.5" calcext:value-type="float">
            <text:p>0,5</text:p>
          </table:table-cell>
          <table:table-cell table:style-name="ce43" table:formula="of:=[.F510] + IF(AND([.B510]&lt;&gt;[.B511]; [.K510]&gt;= 2400);3;0)" office:value-type="float" office:value="43" calcext:value-type="float">
            <text:p>43</text:p>
          </table:table-cell>
          <table:table-cell table:formula="of:= IF([.C511] &lt; 6; [.$M$7] * FLOOR([.E511] * [.F511]); 0)" office:value-type="float" office:value="630" calcext:value-type="float">
            <text:p>630</text:p>
          </table:table-cell>
          <table:table-cell table:formula="of:=[.H510] + [.G511]" office:value-type="float" office:value="97950" calcext:value-type="float">
            <text:p>97950</text:p>
          </table:table-cell>
          <table:table-cell table:style-name="ce43" table:formula="of:=IF([.C511] = 7; [.F511] * 15; 0) + IF(AND([.B510]&lt;&gt;[.B511]; [.K510]&gt;= 2400);2400;0)" office:value-type="float" office:value="0" calcext:value-type="float">
            <text:p>0</text:p>
          </table:table-cell>
          <table:table-cell table:formula="of:=[.J510] + [.I511]" office:value-type="float" office:value="57635" calcext:value-type="float">
            <text:p>57635</text:p>
          </table:table-cell>
          <table:table-cell table:formula="of:=[.H511] - [.J511]" office:value-type="float" office:value="40315" calcext:value-type="float">
            <text:p>4031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5-25" calcext:value-type="date">
            <text:p>25.05.2024</text:p>
          </table:table-cell>
          <table:table-cell table:style-name="ce43" table:formula="of:=MONTH([.A512])" office:value-type="float" office:value="5" calcext:value-type="float">
            <text:p>5</text:p>
          </table:table-cell>
          <table:table-cell table:formula="of:=WEEKDAY([.A512];2)" office:value-type="float" office:value="6" calcext:value-type="float">
            <text:p>6</text:p>
          </table:table-cell>
          <table:table-cell table:style-name="ce1" office:value-type="string" calcext:value-type="string">
            <text:p>WIOSNA</text:p>
          </table:table-cell>
          <table:table-cell table:formula="of:=IF([.D512] = &quot;ZIMA&quot;; 0.2; IF([.D512] = &quot;WIOSNA&quot;; 0.5; IF([.D512] = &quot;LATO&quot;; 0.9; 0.4)))" office:value-type="float" office:value="0.5" calcext:value-type="float">
            <text:p>0,5</text:p>
          </table:table-cell>
          <table:table-cell table:style-name="ce43" table:formula="of:=[.F511] + IF(AND([.B511]&lt;&gt;[.B512]; [.K511]&gt;= 2400);3;0)" office:value-type="float" office:value="43" calcext:value-type="float">
            <text:p>43</text:p>
          </table:table-cell>
          <table:table-cell table:formula="of:= IF([.C512] &lt; 6; [.$M$7] * FLOOR([.E512] * [.F512]); 0)" office:value-type="float" office:value="0" calcext:value-type="float">
            <text:p>0</text:p>
          </table:table-cell>
          <table:table-cell table:formula="of:=[.H511] + [.G512]" office:value-type="float" office:value="97950" calcext:value-type="float">
            <text:p>97950</text:p>
          </table:table-cell>
          <table:table-cell table:style-name="ce43" table:formula="of:=IF([.C512] = 7; [.F512] * 15; 0) + IF(AND([.B511]&lt;&gt;[.B512]; [.K511]&gt;= 2400);2400;0)" office:value-type="float" office:value="0" calcext:value-type="float">
            <text:p>0</text:p>
          </table:table-cell>
          <table:table-cell table:formula="of:=[.J511] + [.I512]" office:value-type="float" office:value="57635" calcext:value-type="float">
            <text:p>57635</text:p>
          </table:table-cell>
          <table:table-cell table:formula="of:=[.H512] - [.J512]" office:value-type="float" office:value="40315" calcext:value-type="float">
            <text:p>4031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5-26" calcext:value-type="date">
            <text:p>26.05.2024</text:p>
          </table:table-cell>
          <table:table-cell table:style-name="ce43" table:formula="of:=MONTH([.A513])" office:value-type="float" office:value="5" calcext:value-type="float">
            <text:p>5</text:p>
          </table:table-cell>
          <table:table-cell table:formula="of:=WEEKDAY([.A513];2)" office:value-type="float" office:value="7" calcext:value-type="float">
            <text:p>7</text:p>
          </table:table-cell>
          <table:table-cell table:style-name="ce1" office:value-type="string" calcext:value-type="string">
            <text:p>WIOSNA</text:p>
          </table:table-cell>
          <table:table-cell table:formula="of:=IF([.D513] = &quot;ZIMA&quot;; 0.2; IF([.D513] = &quot;WIOSNA&quot;; 0.5; IF([.D513] = &quot;LATO&quot;; 0.9; 0.4)))" office:value-type="float" office:value="0.5" calcext:value-type="float">
            <text:p>0,5</text:p>
          </table:table-cell>
          <table:table-cell table:style-name="ce43" table:formula="of:=[.F512] + IF(AND([.B512]&lt;&gt;[.B513]; [.K512]&gt;= 2400);3;0)" office:value-type="float" office:value="43" calcext:value-type="float">
            <text:p>43</text:p>
          </table:table-cell>
          <table:table-cell table:formula="of:= IF([.C513] &lt; 6; [.$M$7] * FLOOR([.E513] * [.F513]); 0)" office:value-type="float" office:value="0" calcext:value-type="float">
            <text:p>0</text:p>
          </table:table-cell>
          <table:table-cell table:formula="of:=[.H512] + [.G513]" office:value-type="float" office:value="97950" calcext:value-type="float">
            <text:p>97950</text:p>
          </table:table-cell>
          <table:table-cell table:style-name="ce43" table:formula="of:=IF([.C513] = 7; [.F513] * 15; 0) + IF(AND([.B512]&lt;&gt;[.B513]; [.K512]&gt;= 2400);2400;0)" office:value-type="float" office:value="645" calcext:value-type="float">
            <text:p>645</text:p>
          </table:table-cell>
          <table:table-cell table:formula="of:=[.J512] + [.I513]" office:value-type="float" office:value="58280" calcext:value-type="float">
            <text:p>58280</text:p>
          </table:table-cell>
          <table:table-cell table:formula="of:=[.H513] - [.J513]" office:value-type="float" office:value="39670" calcext:value-type="float">
            <text:p>3967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5-27" calcext:value-type="date">
            <text:p>27.05.2024</text:p>
          </table:table-cell>
          <table:table-cell table:style-name="ce43" table:formula="of:=MONTH([.A514])" office:value-type="float" office:value="5" calcext:value-type="float">
            <text:p>5</text:p>
          </table:table-cell>
          <table:table-cell table:formula="of:=WEEKDAY([.A514];2)" office:value-type="float" office:value="1" calcext:value-type="float">
            <text:p>1</text:p>
          </table:table-cell>
          <table:table-cell table:style-name="ce1" office:value-type="string" calcext:value-type="string">
            <text:p>WIOSNA</text:p>
          </table:table-cell>
          <table:table-cell table:formula="of:=IF([.D514] = &quot;ZIMA&quot;; 0.2; IF([.D514] = &quot;WIOSNA&quot;; 0.5; IF([.D514] = &quot;LATO&quot;; 0.9; 0.4)))" office:value-type="float" office:value="0.5" calcext:value-type="float">
            <text:p>0,5</text:p>
          </table:table-cell>
          <table:table-cell table:style-name="ce43" table:formula="of:=[.F513] + IF(AND([.B513]&lt;&gt;[.B514]; [.K513]&gt;= 2400);3;0)" office:value-type="float" office:value="43" calcext:value-type="float">
            <text:p>43</text:p>
          </table:table-cell>
          <table:table-cell table:formula="of:= IF([.C514] &lt; 6; [.$M$7] * FLOOR([.E514] * [.F514]); 0)" office:value-type="float" office:value="630" calcext:value-type="float">
            <text:p>630</text:p>
          </table:table-cell>
          <table:table-cell table:formula="of:=[.H513] + [.G514]" office:value-type="float" office:value="98580" calcext:value-type="float">
            <text:p>98580</text:p>
          </table:table-cell>
          <table:table-cell table:style-name="ce43" table:formula="of:=IF([.C514] = 7; [.F514] * 15; 0) + IF(AND([.B513]&lt;&gt;[.B514]; [.K513]&gt;= 2400);2400;0)" office:value-type="float" office:value="0" calcext:value-type="float">
            <text:p>0</text:p>
          </table:table-cell>
          <table:table-cell table:formula="of:=[.J513] + [.I514]" office:value-type="float" office:value="58280" calcext:value-type="float">
            <text:p>58280</text:p>
          </table:table-cell>
          <table:table-cell table:formula="of:=[.H514] - [.J514]" office:value-type="float" office:value="40300" calcext:value-type="float">
            <text:p>4030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5-28" calcext:value-type="date">
            <text:p>28.05.2024</text:p>
          </table:table-cell>
          <table:table-cell table:style-name="ce43" table:formula="of:=MONTH([.A515])" office:value-type="float" office:value="5" calcext:value-type="float">
            <text:p>5</text:p>
          </table:table-cell>
          <table:table-cell table:formula="of:=WEEKDAY([.A515];2)" office:value-type="float" office:value="2" calcext:value-type="float">
            <text:p>2</text:p>
          </table:table-cell>
          <table:table-cell table:style-name="ce1" office:value-type="string" calcext:value-type="string">
            <text:p>WIOSNA</text:p>
          </table:table-cell>
          <table:table-cell table:formula="of:=IF([.D515] = &quot;ZIMA&quot;; 0.2; IF([.D515] = &quot;WIOSNA&quot;; 0.5; IF([.D515] = &quot;LATO&quot;; 0.9; 0.4)))" office:value-type="float" office:value="0.5" calcext:value-type="float">
            <text:p>0,5</text:p>
          </table:table-cell>
          <table:table-cell table:style-name="ce43" table:formula="of:=[.F514] + IF(AND([.B514]&lt;&gt;[.B515]; [.K514]&gt;= 2400);3;0)" office:value-type="float" office:value="43" calcext:value-type="float">
            <text:p>43</text:p>
          </table:table-cell>
          <table:table-cell table:formula="of:= IF([.C515] &lt; 6; [.$M$7] * FLOOR([.E515] * [.F515]); 0)" office:value-type="float" office:value="630" calcext:value-type="float">
            <text:p>630</text:p>
          </table:table-cell>
          <table:table-cell table:formula="of:=[.H514] + [.G515]" office:value-type="float" office:value="99210" calcext:value-type="float">
            <text:p>99210</text:p>
          </table:table-cell>
          <table:table-cell table:style-name="ce43" table:formula="of:=IF([.C515] = 7; [.F515] * 15; 0) + IF(AND([.B514]&lt;&gt;[.B515]; [.K514]&gt;= 2400);2400;0)" office:value-type="float" office:value="0" calcext:value-type="float">
            <text:p>0</text:p>
          </table:table-cell>
          <table:table-cell table:formula="of:=[.J514] + [.I515]" office:value-type="float" office:value="58280" calcext:value-type="float">
            <text:p>58280</text:p>
          </table:table-cell>
          <table:table-cell table:formula="of:=[.H515] - [.J515]" office:value-type="float" office:value="40930" calcext:value-type="float">
            <text:p>4093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5-29" calcext:value-type="date">
            <text:p>29.05.2024</text:p>
          </table:table-cell>
          <table:table-cell table:style-name="ce43" table:formula="of:=MONTH([.A516])" office:value-type="float" office:value="5" calcext:value-type="float">
            <text:p>5</text:p>
          </table:table-cell>
          <table:table-cell table:formula="of:=WEEKDAY([.A516];2)" office:value-type="float" office:value="3" calcext:value-type="float">
            <text:p>3</text:p>
          </table:table-cell>
          <table:table-cell table:style-name="ce1" office:value-type="string" calcext:value-type="string">
            <text:p>WIOSNA</text:p>
          </table:table-cell>
          <table:table-cell table:formula="of:=IF([.D516] = &quot;ZIMA&quot;; 0.2; IF([.D516] = &quot;WIOSNA&quot;; 0.5; IF([.D516] = &quot;LATO&quot;; 0.9; 0.4)))" office:value-type="float" office:value="0.5" calcext:value-type="float">
            <text:p>0,5</text:p>
          </table:table-cell>
          <table:table-cell table:style-name="ce43" table:formula="of:=[.F515] + IF(AND([.B515]&lt;&gt;[.B516]; [.K515]&gt;= 2400);3;0)" office:value-type="float" office:value="43" calcext:value-type="float">
            <text:p>43</text:p>
          </table:table-cell>
          <table:table-cell table:formula="of:= IF([.C516] &lt; 6; [.$M$7] * FLOOR([.E516] * [.F516]); 0)" office:value-type="float" office:value="630" calcext:value-type="float">
            <text:p>630</text:p>
          </table:table-cell>
          <table:table-cell table:formula="of:=[.H515] + [.G516]" office:value-type="float" office:value="99840" calcext:value-type="float">
            <text:p>99840</text:p>
          </table:table-cell>
          <table:table-cell table:style-name="ce43" table:formula="of:=IF([.C516] = 7; [.F516] * 15; 0) + IF(AND([.B515]&lt;&gt;[.B516]; [.K515]&gt;= 2400);2400;0)" office:value-type="float" office:value="0" calcext:value-type="float">
            <text:p>0</text:p>
          </table:table-cell>
          <table:table-cell table:formula="of:=[.J515] + [.I516]" office:value-type="float" office:value="58280" calcext:value-type="float">
            <text:p>58280</text:p>
          </table:table-cell>
          <table:table-cell table:formula="of:=[.H516] - [.J516]" office:value-type="float" office:value="41560" calcext:value-type="float">
            <text:p>4156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5-30" calcext:value-type="date">
            <text:p>30.05.2024</text:p>
          </table:table-cell>
          <table:table-cell table:style-name="ce43" table:formula="of:=MONTH([.A517])" office:value-type="float" office:value="5" calcext:value-type="float">
            <text:p>5</text:p>
          </table:table-cell>
          <table:table-cell table:formula="of:=WEEKDAY([.A517];2)" office:value-type="float" office:value="4" calcext:value-type="float">
            <text:p>4</text:p>
          </table:table-cell>
          <table:table-cell table:style-name="ce1" office:value-type="string" calcext:value-type="string">
            <text:p>WIOSNA</text:p>
          </table:table-cell>
          <table:table-cell table:formula="of:=IF([.D517] = &quot;ZIMA&quot;; 0.2; IF([.D517] = &quot;WIOSNA&quot;; 0.5; IF([.D517] = &quot;LATO&quot;; 0.9; 0.4)))" office:value-type="float" office:value="0.5" calcext:value-type="float">
            <text:p>0,5</text:p>
          </table:table-cell>
          <table:table-cell table:style-name="ce43" table:formula="of:=[.F516] + IF(AND([.B516]&lt;&gt;[.B517]; [.K516]&gt;= 2400);3;0)" office:value-type="float" office:value="43" calcext:value-type="float">
            <text:p>43</text:p>
          </table:table-cell>
          <table:table-cell table:formula="of:= IF([.C517] &lt; 6; [.$M$7] * FLOOR([.E517] * [.F517]); 0)" office:value-type="float" office:value="630" calcext:value-type="float">
            <text:p>630</text:p>
          </table:table-cell>
          <table:table-cell table:formula="of:=[.H516] + [.G517]" office:value-type="float" office:value="100470" calcext:value-type="float">
            <text:p>100470</text:p>
          </table:table-cell>
          <table:table-cell table:style-name="ce43" table:formula="of:=IF([.C517] = 7; [.F517] * 15; 0) + IF(AND([.B516]&lt;&gt;[.B517]; [.K516]&gt;= 2400);2400;0)" office:value-type="float" office:value="0" calcext:value-type="float">
            <text:p>0</text:p>
          </table:table-cell>
          <table:table-cell table:formula="of:=[.J516] + [.I517]" office:value-type="float" office:value="58280" calcext:value-type="float">
            <text:p>58280</text:p>
          </table:table-cell>
          <table:table-cell table:formula="of:=[.H517] - [.J517]" office:value-type="float" office:value="42190" calcext:value-type="float">
            <text:p>4219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5-31" calcext:value-type="date">
            <text:p>31.05.2024</text:p>
          </table:table-cell>
          <table:table-cell table:style-name="ce43" table:formula="of:=MONTH([.A518])" office:value-type="float" office:value="5" calcext:value-type="float">
            <text:p>5</text:p>
          </table:table-cell>
          <table:table-cell table:formula="of:=WEEKDAY([.A518];2)" office:value-type="float" office:value="5" calcext:value-type="float">
            <text:p>5</text:p>
          </table:table-cell>
          <table:table-cell table:style-name="ce1" office:value-type="string" calcext:value-type="string">
            <text:p>WIOSNA</text:p>
          </table:table-cell>
          <table:table-cell table:formula="of:=IF([.D518] = &quot;ZIMA&quot;; 0.2; IF([.D518] = &quot;WIOSNA&quot;; 0.5; IF([.D518] = &quot;LATO&quot;; 0.9; 0.4)))" office:value-type="float" office:value="0.5" calcext:value-type="float">
            <text:p>0,5</text:p>
          </table:table-cell>
          <table:table-cell table:style-name="ce43" table:formula="of:=[.F517] + IF(AND([.B517]&lt;&gt;[.B518]; [.K517]&gt;= 2400);3;0)" office:value-type="float" office:value="43" calcext:value-type="float">
            <text:p>43</text:p>
          </table:table-cell>
          <table:table-cell table:formula="of:= IF([.C518] &lt; 6; [.$M$7] * FLOOR([.E518] * [.F518]); 0)" office:value-type="float" office:value="630" calcext:value-type="float">
            <text:p>630</text:p>
          </table:table-cell>
          <table:table-cell table:formula="of:=[.H517] + [.G518]" office:value-type="float" office:value="101100" calcext:value-type="float">
            <text:p>101100</text:p>
          </table:table-cell>
          <table:table-cell table:style-name="ce43" table:formula="of:=IF([.C518] = 7; [.F518] * 15; 0) + IF(AND([.B517]&lt;&gt;[.B518]; [.K517]&gt;= 2400);2400;0)" office:value-type="float" office:value="0" calcext:value-type="float">
            <text:p>0</text:p>
          </table:table-cell>
          <table:table-cell table:formula="of:=[.J517] + [.I518]" office:value-type="float" office:value="58280" calcext:value-type="float">
            <text:p>58280</text:p>
          </table:table-cell>
          <table:table-cell table:formula="of:=[.H518] - [.J518]" office:value-type="float" office:value="42820" calcext:value-type="float">
            <text:p>4282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6-01" calcext:value-type="date">
            <text:p>1.06.2024</text:p>
          </table:table-cell>
          <table:table-cell table:style-name="ce43" table:formula="of:=MONTH([.A519])" office:value-type="float" office:value="6" calcext:value-type="float">
            <text:p>6</text:p>
          </table:table-cell>
          <table:table-cell table:formula="of:=WEEKDAY([.A519];2)" office:value-type="float" office:value="6" calcext:value-type="float">
            <text:p>6</text:p>
          </table:table-cell>
          <table:table-cell table:style-name="ce1" office:value-type="string" calcext:value-type="string">
            <text:p>WIOSNA</text:p>
          </table:table-cell>
          <table:table-cell table:formula="of:=IF([.D519] = &quot;ZIMA&quot;; 0.2; IF([.D519] = &quot;WIOSNA&quot;; 0.5; IF([.D519] = &quot;LATO&quot;; 0.9; 0.4)))" office:value-type="float" office:value="0.5" calcext:value-type="float">
            <text:p>0,5</text:p>
          </table:table-cell>
          <table:table-cell table:style-name="ce43" table:formula="of:=[.F518] + IF(AND([.B518]&lt;&gt;[.B519]; [.K518]&gt;= 2400);3;0)" office:value-type="float" office:value="46" calcext:value-type="float">
            <text:p>46</text:p>
          </table:table-cell>
          <table:table-cell table:formula="of:= IF([.C519] &lt; 6; [.$M$7] * FLOOR([.E519] * [.F519]); 0)" office:value-type="float" office:value="0" calcext:value-type="float">
            <text:p>0</text:p>
          </table:table-cell>
          <table:table-cell table:formula="of:=[.H518] + [.G519]" office:value-type="float" office:value="101100" calcext:value-type="float">
            <text:p>101100</text:p>
          </table:table-cell>
          <table:table-cell table:style-name="ce43" table:formula="of:=IF([.C519] = 7; [.F519] * 15; 0) + IF(AND([.B518]&lt;&gt;[.B519]; [.K518]&gt;= 2400);2400;0)" office:value-type="float" office:value="2400" calcext:value-type="float">
            <text:p>2400</text:p>
          </table:table-cell>
          <table:table-cell table:formula="of:=[.J518] + [.I519]" office:value-type="float" office:value="60680" calcext:value-type="float">
            <text:p>60680</text:p>
          </table:table-cell>
          <table:table-cell table:formula="of:=[.H519] - [.J519]" office:value-type="float" office:value="40420" calcext:value-type="float">
            <text:p>4042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6-02" calcext:value-type="date">
            <text:p>2.06.2024</text:p>
          </table:table-cell>
          <table:table-cell table:style-name="ce43" table:formula="of:=MONTH([.A520])" office:value-type="float" office:value="6" calcext:value-type="float">
            <text:p>6</text:p>
          </table:table-cell>
          <table:table-cell table:formula="of:=WEEKDAY([.A520];2)" office:value-type="float" office:value="7" calcext:value-type="float">
            <text:p>7</text:p>
          </table:table-cell>
          <table:table-cell table:style-name="ce1" office:value-type="string" calcext:value-type="string">
            <text:p>WIOSNA</text:p>
          </table:table-cell>
          <table:table-cell table:formula="of:=IF([.D520] = &quot;ZIMA&quot;; 0.2; IF([.D520] = &quot;WIOSNA&quot;; 0.5; IF([.D520] = &quot;LATO&quot;; 0.9; 0.4)))" office:value-type="float" office:value="0.5" calcext:value-type="float">
            <text:p>0,5</text:p>
          </table:table-cell>
          <table:table-cell table:style-name="ce43" table:formula="of:=[.F519] + IF(AND([.B519]&lt;&gt;[.B520]; [.K519]&gt;= 2400);3;0)" office:value-type="float" office:value="46" calcext:value-type="float">
            <text:p>46</text:p>
          </table:table-cell>
          <table:table-cell table:formula="of:= IF([.C520] &lt; 6; [.$M$7] * FLOOR([.E520] * [.F520]); 0)" office:value-type="float" office:value="0" calcext:value-type="float">
            <text:p>0</text:p>
          </table:table-cell>
          <table:table-cell table:formula="of:=[.H519] + [.G520]" office:value-type="float" office:value="101100" calcext:value-type="float">
            <text:p>101100</text:p>
          </table:table-cell>
          <table:table-cell table:style-name="ce43" table:formula="of:=IF([.C520] = 7; [.F520] * 15; 0) + IF(AND([.B519]&lt;&gt;[.B520]; [.K519]&gt;= 2400);2400;0)" office:value-type="float" office:value="690" calcext:value-type="float">
            <text:p>690</text:p>
          </table:table-cell>
          <table:table-cell table:formula="of:=[.J519] + [.I520]" office:value-type="float" office:value="61370" calcext:value-type="float">
            <text:p>61370</text:p>
          </table:table-cell>
          <table:table-cell table:formula="of:=[.H520] - [.J520]" office:value-type="float" office:value="39730" calcext:value-type="float">
            <text:p>3973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6-03" calcext:value-type="date">
            <text:p>3.06.2024</text:p>
          </table:table-cell>
          <table:table-cell table:style-name="ce43" table:formula="of:=MONTH([.A521])" office:value-type="float" office:value="6" calcext:value-type="float">
            <text:p>6</text:p>
          </table:table-cell>
          <table:table-cell table:formula="of:=WEEKDAY([.A521];2)" office:value-type="float" office:value="1" calcext:value-type="float">
            <text:p>1</text:p>
          </table:table-cell>
          <table:table-cell table:style-name="ce1" office:value-type="string" calcext:value-type="string">
            <text:p>WIOSNA</text:p>
          </table:table-cell>
          <table:table-cell table:formula="of:=IF([.D521] = &quot;ZIMA&quot;; 0.2; IF([.D521] = &quot;WIOSNA&quot;; 0.5; IF([.D521] = &quot;LATO&quot;; 0.9; 0.4)))" office:value-type="float" office:value="0.5" calcext:value-type="float">
            <text:p>0,5</text:p>
          </table:table-cell>
          <table:table-cell table:style-name="ce43" table:formula="of:=[.F520] + IF(AND([.B520]&lt;&gt;[.B521]; [.K520]&gt;= 2400);3;0)" office:value-type="float" office:value="46" calcext:value-type="float">
            <text:p>46</text:p>
          </table:table-cell>
          <table:table-cell table:formula="of:= IF([.C521] &lt; 6; [.$M$7] * FLOOR([.E521] * [.F521]); 0)" office:value-type="float" office:value="690" calcext:value-type="float">
            <text:p>690</text:p>
          </table:table-cell>
          <table:table-cell table:formula="of:=[.H520] + [.G521]" office:value-type="float" office:value="101790" calcext:value-type="float">
            <text:p>101790</text:p>
          </table:table-cell>
          <table:table-cell table:style-name="ce43" table:formula="of:=IF([.C521] = 7; [.F521] * 15; 0) + IF(AND([.B520]&lt;&gt;[.B521]; [.K520]&gt;= 2400);2400;0)" office:value-type="float" office:value="0" calcext:value-type="float">
            <text:p>0</text:p>
          </table:table-cell>
          <table:table-cell table:formula="of:=[.J520] + [.I521]" office:value-type="float" office:value="61370" calcext:value-type="float">
            <text:p>61370</text:p>
          </table:table-cell>
          <table:table-cell table:formula="of:=[.H521] - [.J521]" office:value-type="float" office:value="40420" calcext:value-type="float">
            <text:p>4042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6-04" calcext:value-type="date">
            <text:p>4.06.2024</text:p>
          </table:table-cell>
          <table:table-cell table:style-name="ce43" table:formula="of:=MONTH([.A522])" office:value-type="float" office:value="6" calcext:value-type="float">
            <text:p>6</text:p>
          </table:table-cell>
          <table:table-cell table:formula="of:=WEEKDAY([.A522];2)" office:value-type="float" office:value="2" calcext:value-type="float">
            <text:p>2</text:p>
          </table:table-cell>
          <table:table-cell table:style-name="ce1" office:value-type="string" calcext:value-type="string">
            <text:p>WIOSNA</text:p>
          </table:table-cell>
          <table:table-cell table:formula="of:=IF([.D522] = &quot;ZIMA&quot;; 0.2; IF([.D522] = &quot;WIOSNA&quot;; 0.5; IF([.D522] = &quot;LATO&quot;; 0.9; 0.4)))" office:value-type="float" office:value="0.5" calcext:value-type="float">
            <text:p>0,5</text:p>
          </table:table-cell>
          <table:table-cell table:style-name="ce43" table:formula="of:=[.F521] + IF(AND([.B521]&lt;&gt;[.B522]; [.K521]&gt;= 2400);3;0)" office:value-type="float" office:value="46" calcext:value-type="float">
            <text:p>46</text:p>
          </table:table-cell>
          <table:table-cell table:formula="of:= IF([.C522] &lt; 6; [.$M$7] * FLOOR([.E522] * [.F522]); 0)" office:value-type="float" office:value="690" calcext:value-type="float">
            <text:p>690</text:p>
          </table:table-cell>
          <table:table-cell table:formula="of:=[.H521] + [.G522]" office:value-type="float" office:value="102480" calcext:value-type="float">
            <text:p>102480</text:p>
          </table:table-cell>
          <table:table-cell table:style-name="ce43" table:formula="of:=IF([.C522] = 7; [.F522] * 15; 0) + IF(AND([.B521]&lt;&gt;[.B522]; [.K521]&gt;= 2400);2400;0)" office:value-type="float" office:value="0" calcext:value-type="float">
            <text:p>0</text:p>
          </table:table-cell>
          <table:table-cell table:formula="of:=[.J521] + [.I522]" office:value-type="float" office:value="61370" calcext:value-type="float">
            <text:p>61370</text:p>
          </table:table-cell>
          <table:table-cell table:formula="of:=[.H522] - [.J522]" office:value-type="float" office:value="41110" calcext:value-type="float">
            <text:p>4111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6-05" calcext:value-type="date">
            <text:p>5.06.2024</text:p>
          </table:table-cell>
          <table:table-cell table:style-name="ce43" table:formula="of:=MONTH([.A523])" office:value-type="float" office:value="6" calcext:value-type="float">
            <text:p>6</text:p>
          </table:table-cell>
          <table:table-cell table:formula="of:=WEEKDAY([.A523];2)" office:value-type="float" office:value="3" calcext:value-type="float">
            <text:p>3</text:p>
          </table:table-cell>
          <table:table-cell table:style-name="ce1" office:value-type="string" calcext:value-type="string">
            <text:p>WIOSNA</text:p>
          </table:table-cell>
          <table:table-cell table:formula="of:=IF([.D523] = &quot;ZIMA&quot;; 0.2; IF([.D523] = &quot;WIOSNA&quot;; 0.5; IF([.D523] = &quot;LATO&quot;; 0.9; 0.4)))" office:value-type="float" office:value="0.5" calcext:value-type="float">
            <text:p>0,5</text:p>
          </table:table-cell>
          <table:table-cell table:style-name="ce43" table:formula="of:=[.F522] + IF(AND([.B522]&lt;&gt;[.B523]; [.K522]&gt;= 2400);3;0)" office:value-type="float" office:value="46" calcext:value-type="float">
            <text:p>46</text:p>
          </table:table-cell>
          <table:table-cell table:formula="of:= IF([.C523] &lt; 6; [.$M$7] * FLOOR([.E523] * [.F523]); 0)" office:value-type="float" office:value="690" calcext:value-type="float">
            <text:p>690</text:p>
          </table:table-cell>
          <table:table-cell table:formula="of:=[.H522] + [.G523]" office:value-type="float" office:value="103170" calcext:value-type="float">
            <text:p>103170</text:p>
          </table:table-cell>
          <table:table-cell table:style-name="ce43" table:formula="of:=IF([.C523] = 7; [.F523] * 15; 0) + IF(AND([.B522]&lt;&gt;[.B523]; [.K522]&gt;= 2400);2400;0)" office:value-type="float" office:value="0" calcext:value-type="float">
            <text:p>0</text:p>
          </table:table-cell>
          <table:table-cell table:formula="of:=[.J522] + [.I523]" office:value-type="float" office:value="61370" calcext:value-type="float">
            <text:p>61370</text:p>
          </table:table-cell>
          <table:table-cell table:formula="of:=[.H523] - [.J523]" office:value-type="float" office:value="41800" calcext:value-type="float">
            <text:p>4180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6-06" calcext:value-type="date">
            <text:p>6.06.2024</text:p>
          </table:table-cell>
          <table:table-cell table:style-name="ce43" table:formula="of:=MONTH([.A524])" office:value-type="float" office:value="6" calcext:value-type="float">
            <text:p>6</text:p>
          </table:table-cell>
          <table:table-cell table:formula="of:=WEEKDAY([.A524];2)" office:value-type="float" office:value="4" calcext:value-type="float">
            <text:p>4</text:p>
          </table:table-cell>
          <table:table-cell table:style-name="ce1" office:value-type="string" calcext:value-type="string">
            <text:p>WIOSNA</text:p>
          </table:table-cell>
          <table:table-cell table:formula="of:=IF([.D524] = &quot;ZIMA&quot;; 0.2; IF([.D524] = &quot;WIOSNA&quot;; 0.5; IF([.D524] = &quot;LATO&quot;; 0.9; 0.4)))" office:value-type="float" office:value="0.5" calcext:value-type="float">
            <text:p>0,5</text:p>
          </table:table-cell>
          <table:table-cell table:style-name="ce43" table:formula="of:=[.F523] + IF(AND([.B523]&lt;&gt;[.B524]; [.K523]&gt;= 2400);3;0)" office:value-type="float" office:value="46" calcext:value-type="float">
            <text:p>46</text:p>
          </table:table-cell>
          <table:table-cell table:formula="of:= IF([.C524] &lt; 6; [.$M$7] * FLOOR([.E524] * [.F524]); 0)" office:value-type="float" office:value="690" calcext:value-type="float">
            <text:p>690</text:p>
          </table:table-cell>
          <table:table-cell table:formula="of:=[.H523] + [.G524]" office:value-type="float" office:value="103860" calcext:value-type="float">
            <text:p>103860</text:p>
          </table:table-cell>
          <table:table-cell table:style-name="ce43" table:formula="of:=IF([.C524] = 7; [.F524] * 15; 0) + IF(AND([.B523]&lt;&gt;[.B524]; [.K523]&gt;= 2400);2400;0)" office:value-type="float" office:value="0" calcext:value-type="float">
            <text:p>0</text:p>
          </table:table-cell>
          <table:table-cell table:formula="of:=[.J523] + [.I524]" office:value-type="float" office:value="61370" calcext:value-type="float">
            <text:p>61370</text:p>
          </table:table-cell>
          <table:table-cell table:formula="of:=[.H524] - [.J524]" office:value-type="float" office:value="42490" calcext:value-type="float">
            <text:p>4249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6-07" calcext:value-type="date">
            <text:p>7.06.2024</text:p>
          </table:table-cell>
          <table:table-cell table:style-name="ce43" table:formula="of:=MONTH([.A525])" office:value-type="float" office:value="6" calcext:value-type="float">
            <text:p>6</text:p>
          </table:table-cell>
          <table:table-cell table:formula="of:=WEEKDAY([.A525];2)" office:value-type="float" office:value="5" calcext:value-type="float">
            <text:p>5</text:p>
          </table:table-cell>
          <table:table-cell table:style-name="ce1" office:value-type="string" calcext:value-type="string">
            <text:p>WIOSNA</text:p>
          </table:table-cell>
          <table:table-cell table:formula="of:=IF([.D525] = &quot;ZIMA&quot;; 0.2; IF([.D525] = &quot;WIOSNA&quot;; 0.5; IF([.D525] = &quot;LATO&quot;; 0.9; 0.4)))" office:value-type="float" office:value="0.5" calcext:value-type="float">
            <text:p>0,5</text:p>
          </table:table-cell>
          <table:table-cell table:style-name="ce43" table:formula="of:=[.F524] + IF(AND([.B524]&lt;&gt;[.B525]; [.K524]&gt;= 2400);3;0)" office:value-type="float" office:value="46" calcext:value-type="float">
            <text:p>46</text:p>
          </table:table-cell>
          <table:table-cell table:formula="of:= IF([.C525] &lt; 6; [.$M$7] * FLOOR([.E525] * [.F525]); 0)" office:value-type="float" office:value="690" calcext:value-type="float">
            <text:p>690</text:p>
          </table:table-cell>
          <table:table-cell table:formula="of:=[.H524] + [.G525]" office:value-type="float" office:value="104550" calcext:value-type="float">
            <text:p>104550</text:p>
          </table:table-cell>
          <table:table-cell table:style-name="ce43" table:formula="of:=IF([.C525] = 7; [.F525] * 15; 0) + IF(AND([.B524]&lt;&gt;[.B525]; [.K524]&gt;= 2400);2400;0)" office:value-type="float" office:value="0" calcext:value-type="float">
            <text:p>0</text:p>
          </table:table-cell>
          <table:table-cell table:formula="of:=[.J524] + [.I525]" office:value-type="float" office:value="61370" calcext:value-type="float">
            <text:p>61370</text:p>
          </table:table-cell>
          <table:table-cell table:formula="of:=[.H525] - [.J525]" office:value-type="float" office:value="43180" calcext:value-type="float">
            <text:p>4318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6-08" calcext:value-type="date">
            <text:p>8.06.2024</text:p>
          </table:table-cell>
          <table:table-cell table:style-name="ce43" table:formula="of:=MONTH([.A526])" office:value-type="float" office:value="6" calcext:value-type="float">
            <text:p>6</text:p>
          </table:table-cell>
          <table:table-cell table:formula="of:=WEEKDAY([.A526];2)" office:value-type="float" office:value="6" calcext:value-type="float">
            <text:p>6</text:p>
          </table:table-cell>
          <table:table-cell table:style-name="ce1" office:value-type="string" calcext:value-type="string">
            <text:p>WIOSNA</text:p>
          </table:table-cell>
          <table:table-cell table:formula="of:=IF([.D526] = &quot;ZIMA&quot;; 0.2; IF([.D526] = &quot;WIOSNA&quot;; 0.5; IF([.D526] = &quot;LATO&quot;; 0.9; 0.4)))" office:value-type="float" office:value="0.5" calcext:value-type="float">
            <text:p>0,5</text:p>
          </table:table-cell>
          <table:table-cell table:style-name="ce43" table:formula="of:=[.F525] + IF(AND([.B525]&lt;&gt;[.B526]; [.K525]&gt;= 2400);3;0)" office:value-type="float" office:value="46" calcext:value-type="float">
            <text:p>46</text:p>
          </table:table-cell>
          <table:table-cell table:formula="of:= IF([.C526] &lt; 6; [.$M$7] * FLOOR([.E526] * [.F526]); 0)" office:value-type="float" office:value="0" calcext:value-type="float">
            <text:p>0</text:p>
          </table:table-cell>
          <table:table-cell table:formula="of:=[.H525] + [.G526]" office:value-type="float" office:value="104550" calcext:value-type="float">
            <text:p>104550</text:p>
          </table:table-cell>
          <table:table-cell table:style-name="ce43" table:formula="of:=IF([.C526] = 7; [.F526] * 15; 0) + IF(AND([.B525]&lt;&gt;[.B526]; [.K525]&gt;= 2400);2400;0)" office:value-type="float" office:value="0" calcext:value-type="float">
            <text:p>0</text:p>
          </table:table-cell>
          <table:table-cell table:formula="of:=[.J525] + [.I526]" office:value-type="float" office:value="61370" calcext:value-type="float">
            <text:p>61370</text:p>
          </table:table-cell>
          <table:table-cell table:formula="of:=[.H526] - [.J526]" office:value-type="float" office:value="43180" calcext:value-type="float">
            <text:p>4318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6-09" calcext:value-type="date">
            <text:p>9.06.2024</text:p>
          </table:table-cell>
          <table:table-cell table:style-name="ce43" table:formula="of:=MONTH([.A527])" office:value-type="float" office:value="6" calcext:value-type="float">
            <text:p>6</text:p>
          </table:table-cell>
          <table:table-cell table:formula="of:=WEEKDAY([.A527];2)" office:value-type="float" office:value="7" calcext:value-type="float">
            <text:p>7</text:p>
          </table:table-cell>
          <table:table-cell table:style-name="ce1" office:value-type="string" calcext:value-type="string">
            <text:p>WIOSNA</text:p>
          </table:table-cell>
          <table:table-cell table:formula="of:=IF([.D527] = &quot;ZIMA&quot;; 0.2; IF([.D527] = &quot;WIOSNA&quot;; 0.5; IF([.D527] = &quot;LATO&quot;; 0.9; 0.4)))" office:value-type="float" office:value="0.5" calcext:value-type="float">
            <text:p>0,5</text:p>
          </table:table-cell>
          <table:table-cell table:style-name="ce43" table:formula="of:=[.F526] + IF(AND([.B526]&lt;&gt;[.B527]; [.K526]&gt;= 2400);3;0)" office:value-type="float" office:value="46" calcext:value-type="float">
            <text:p>46</text:p>
          </table:table-cell>
          <table:table-cell table:formula="of:= IF([.C527] &lt; 6; [.$M$7] * FLOOR([.E527] * [.F527]); 0)" office:value-type="float" office:value="0" calcext:value-type="float">
            <text:p>0</text:p>
          </table:table-cell>
          <table:table-cell table:formula="of:=[.H526] + [.G527]" office:value-type="float" office:value="104550" calcext:value-type="float">
            <text:p>104550</text:p>
          </table:table-cell>
          <table:table-cell table:style-name="ce43" table:formula="of:=IF([.C527] = 7; [.F527] * 15; 0) + IF(AND([.B526]&lt;&gt;[.B527]; [.K526]&gt;= 2400);2400;0)" office:value-type="float" office:value="690" calcext:value-type="float">
            <text:p>690</text:p>
          </table:table-cell>
          <table:table-cell table:formula="of:=[.J526] + [.I527]" office:value-type="float" office:value="62060" calcext:value-type="float">
            <text:p>62060</text:p>
          </table:table-cell>
          <table:table-cell table:formula="of:=[.H527] - [.J527]" office:value-type="float" office:value="42490" calcext:value-type="float">
            <text:p>4249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6-10" calcext:value-type="date">
            <text:p>10.06.2024</text:p>
          </table:table-cell>
          <table:table-cell table:style-name="ce43" table:formula="of:=MONTH([.A528])" office:value-type="float" office:value="6" calcext:value-type="float">
            <text:p>6</text:p>
          </table:table-cell>
          <table:table-cell table:formula="of:=WEEKDAY([.A528];2)" office:value-type="float" office:value="1" calcext:value-type="float">
            <text:p>1</text:p>
          </table:table-cell>
          <table:table-cell table:style-name="ce1" office:value-type="string" calcext:value-type="string">
            <text:p>WIOSNA</text:p>
          </table:table-cell>
          <table:table-cell table:formula="of:=IF([.D528] = &quot;ZIMA&quot;; 0.2; IF([.D528] = &quot;WIOSNA&quot;; 0.5; IF([.D528] = &quot;LATO&quot;; 0.9; 0.4)))" office:value-type="float" office:value="0.5" calcext:value-type="float">
            <text:p>0,5</text:p>
          </table:table-cell>
          <table:table-cell table:style-name="ce43" table:formula="of:=[.F527] + IF(AND([.B527]&lt;&gt;[.B528]; [.K527]&gt;= 2400);3;0)" office:value-type="float" office:value="46" calcext:value-type="float">
            <text:p>46</text:p>
          </table:table-cell>
          <table:table-cell table:formula="of:= IF([.C528] &lt; 6; [.$M$7] * FLOOR([.E528] * [.F528]); 0)" office:value-type="float" office:value="690" calcext:value-type="float">
            <text:p>690</text:p>
          </table:table-cell>
          <table:table-cell table:formula="of:=[.H527] + [.G528]" office:value-type="float" office:value="105240" calcext:value-type="float">
            <text:p>105240</text:p>
          </table:table-cell>
          <table:table-cell table:style-name="ce43" table:formula="of:=IF([.C528] = 7; [.F528] * 15; 0) + IF(AND([.B527]&lt;&gt;[.B528]; [.K527]&gt;= 2400);2400;0)" office:value-type="float" office:value="0" calcext:value-type="float">
            <text:p>0</text:p>
          </table:table-cell>
          <table:table-cell table:formula="of:=[.J527] + [.I528]" office:value-type="float" office:value="62060" calcext:value-type="float">
            <text:p>62060</text:p>
          </table:table-cell>
          <table:table-cell table:formula="of:=[.H528] - [.J528]" office:value-type="float" office:value="43180" calcext:value-type="float">
            <text:p>4318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6-11" calcext:value-type="date">
            <text:p>11.06.2024</text:p>
          </table:table-cell>
          <table:table-cell table:style-name="ce43" table:formula="of:=MONTH([.A529])" office:value-type="float" office:value="6" calcext:value-type="float">
            <text:p>6</text:p>
          </table:table-cell>
          <table:table-cell table:formula="of:=WEEKDAY([.A529];2)" office:value-type="float" office:value="2" calcext:value-type="float">
            <text:p>2</text:p>
          </table:table-cell>
          <table:table-cell table:style-name="ce1" office:value-type="string" calcext:value-type="string">
            <text:p>WIOSNA</text:p>
          </table:table-cell>
          <table:table-cell table:formula="of:=IF([.D529] = &quot;ZIMA&quot;; 0.2; IF([.D529] = &quot;WIOSNA&quot;; 0.5; IF([.D529] = &quot;LATO&quot;; 0.9; 0.4)))" office:value-type="float" office:value="0.5" calcext:value-type="float">
            <text:p>0,5</text:p>
          </table:table-cell>
          <table:table-cell table:style-name="ce43" table:formula="of:=[.F528] + IF(AND([.B528]&lt;&gt;[.B529]; [.K528]&gt;= 2400);3;0)" office:value-type="float" office:value="46" calcext:value-type="float">
            <text:p>46</text:p>
          </table:table-cell>
          <table:table-cell table:formula="of:= IF([.C529] &lt; 6; [.$M$7] * FLOOR([.E529] * [.F529]); 0)" office:value-type="float" office:value="690" calcext:value-type="float">
            <text:p>690</text:p>
          </table:table-cell>
          <table:table-cell table:formula="of:=[.H528] + [.G529]" office:value-type="float" office:value="105930" calcext:value-type="float">
            <text:p>105930</text:p>
          </table:table-cell>
          <table:table-cell table:style-name="ce43" table:formula="of:=IF([.C529] = 7; [.F529] * 15; 0) + IF(AND([.B528]&lt;&gt;[.B529]; [.K528]&gt;= 2400);2400;0)" office:value-type="float" office:value="0" calcext:value-type="float">
            <text:p>0</text:p>
          </table:table-cell>
          <table:table-cell table:formula="of:=[.J528] + [.I529]" office:value-type="float" office:value="62060" calcext:value-type="float">
            <text:p>62060</text:p>
          </table:table-cell>
          <table:table-cell table:formula="of:=[.H529] - [.J529]" office:value-type="float" office:value="43870" calcext:value-type="float">
            <text:p>4387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6-12" calcext:value-type="date">
            <text:p>12.06.2024</text:p>
          </table:table-cell>
          <table:table-cell table:style-name="ce43" table:formula="of:=MONTH([.A530])" office:value-type="float" office:value="6" calcext:value-type="float">
            <text:p>6</text:p>
          </table:table-cell>
          <table:table-cell table:formula="of:=WEEKDAY([.A530];2)" office:value-type="float" office:value="3" calcext:value-type="float">
            <text:p>3</text:p>
          </table:table-cell>
          <table:table-cell table:style-name="ce1" office:value-type="string" calcext:value-type="string">
            <text:p>WIOSNA</text:p>
          </table:table-cell>
          <table:table-cell table:formula="of:=IF([.D530] = &quot;ZIMA&quot;; 0.2; IF([.D530] = &quot;WIOSNA&quot;; 0.5; IF([.D530] = &quot;LATO&quot;; 0.9; 0.4)))" office:value-type="float" office:value="0.5" calcext:value-type="float">
            <text:p>0,5</text:p>
          </table:table-cell>
          <table:table-cell table:style-name="ce43" table:formula="of:=[.F529] + IF(AND([.B529]&lt;&gt;[.B530]; [.K529]&gt;= 2400);3;0)" office:value-type="float" office:value="46" calcext:value-type="float">
            <text:p>46</text:p>
          </table:table-cell>
          <table:table-cell table:formula="of:= IF([.C530] &lt; 6; [.$M$7] * FLOOR([.E530] * [.F530]); 0)" office:value-type="float" office:value="690" calcext:value-type="float">
            <text:p>690</text:p>
          </table:table-cell>
          <table:table-cell table:formula="of:=[.H529] + [.G530]" office:value-type="float" office:value="106620" calcext:value-type="float">
            <text:p>106620</text:p>
          </table:table-cell>
          <table:table-cell table:style-name="ce43" table:formula="of:=IF([.C530] = 7; [.F530] * 15; 0) + IF(AND([.B529]&lt;&gt;[.B530]; [.K529]&gt;= 2400);2400;0)" office:value-type="float" office:value="0" calcext:value-type="float">
            <text:p>0</text:p>
          </table:table-cell>
          <table:table-cell table:formula="of:=[.J529] + [.I530]" office:value-type="float" office:value="62060" calcext:value-type="float">
            <text:p>62060</text:p>
          </table:table-cell>
          <table:table-cell table:formula="of:=[.H530] - [.J530]" office:value-type="float" office:value="44560" calcext:value-type="float">
            <text:p>4456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6-13" calcext:value-type="date">
            <text:p>13.06.2024</text:p>
          </table:table-cell>
          <table:table-cell table:style-name="ce43" table:formula="of:=MONTH([.A531])" office:value-type="float" office:value="6" calcext:value-type="float">
            <text:p>6</text:p>
          </table:table-cell>
          <table:table-cell table:formula="of:=WEEKDAY([.A531];2)" office:value-type="float" office:value="4" calcext:value-type="float">
            <text:p>4</text:p>
          </table:table-cell>
          <table:table-cell table:style-name="ce1" office:value-type="string" calcext:value-type="string">
            <text:p>WIOSNA</text:p>
          </table:table-cell>
          <table:table-cell table:formula="of:=IF([.D531] = &quot;ZIMA&quot;; 0.2; IF([.D531] = &quot;WIOSNA&quot;; 0.5; IF([.D531] = &quot;LATO&quot;; 0.9; 0.4)))" office:value-type="float" office:value="0.5" calcext:value-type="float">
            <text:p>0,5</text:p>
          </table:table-cell>
          <table:table-cell table:style-name="ce43" table:formula="of:=[.F530] + IF(AND([.B530]&lt;&gt;[.B531]; [.K530]&gt;= 2400);3;0)" office:value-type="float" office:value="46" calcext:value-type="float">
            <text:p>46</text:p>
          </table:table-cell>
          <table:table-cell table:formula="of:= IF([.C531] &lt; 6; [.$M$7] * FLOOR([.E531] * [.F531]); 0)" office:value-type="float" office:value="690" calcext:value-type="float">
            <text:p>690</text:p>
          </table:table-cell>
          <table:table-cell table:formula="of:=[.H530] + [.G531]" office:value-type="float" office:value="107310" calcext:value-type="float">
            <text:p>107310</text:p>
          </table:table-cell>
          <table:table-cell table:style-name="ce43" table:formula="of:=IF([.C531] = 7; [.F531] * 15; 0) + IF(AND([.B530]&lt;&gt;[.B531]; [.K530]&gt;= 2400);2400;0)" office:value-type="float" office:value="0" calcext:value-type="float">
            <text:p>0</text:p>
          </table:table-cell>
          <table:table-cell table:formula="of:=[.J530] + [.I531]" office:value-type="float" office:value="62060" calcext:value-type="float">
            <text:p>62060</text:p>
          </table:table-cell>
          <table:table-cell table:formula="of:=[.H531] - [.J531]" office:value-type="float" office:value="45250" calcext:value-type="float">
            <text:p>4525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6-14" calcext:value-type="date">
            <text:p>14.06.2024</text:p>
          </table:table-cell>
          <table:table-cell table:style-name="ce43" table:formula="of:=MONTH([.A532])" office:value-type="float" office:value="6" calcext:value-type="float">
            <text:p>6</text:p>
          </table:table-cell>
          <table:table-cell table:formula="of:=WEEKDAY([.A532];2)" office:value-type="float" office:value="5" calcext:value-type="float">
            <text:p>5</text:p>
          </table:table-cell>
          <table:table-cell table:style-name="ce1" office:value-type="string" calcext:value-type="string">
            <text:p>WIOSNA</text:p>
          </table:table-cell>
          <table:table-cell table:formula="of:=IF([.D532] = &quot;ZIMA&quot;; 0.2; IF([.D532] = &quot;WIOSNA&quot;; 0.5; IF([.D532] = &quot;LATO&quot;; 0.9; 0.4)))" office:value-type="float" office:value="0.5" calcext:value-type="float">
            <text:p>0,5</text:p>
          </table:table-cell>
          <table:table-cell table:style-name="ce43" table:formula="of:=[.F531] + IF(AND([.B531]&lt;&gt;[.B532]; [.K531]&gt;= 2400);3;0)" office:value-type="float" office:value="46" calcext:value-type="float">
            <text:p>46</text:p>
          </table:table-cell>
          <table:table-cell table:formula="of:= IF([.C532] &lt; 6; [.$M$7] * FLOOR([.E532] * [.F532]); 0)" office:value-type="float" office:value="690" calcext:value-type="float">
            <text:p>690</text:p>
          </table:table-cell>
          <table:table-cell table:formula="of:=[.H531] + [.G532]" office:value-type="float" office:value="108000" calcext:value-type="float">
            <text:p>108000</text:p>
          </table:table-cell>
          <table:table-cell table:style-name="ce43" table:formula="of:=IF([.C532] = 7; [.F532] * 15; 0) + IF(AND([.B531]&lt;&gt;[.B532]; [.K531]&gt;= 2400);2400;0)" office:value-type="float" office:value="0" calcext:value-type="float">
            <text:p>0</text:p>
          </table:table-cell>
          <table:table-cell table:formula="of:=[.J531] + [.I532]" office:value-type="float" office:value="62060" calcext:value-type="float">
            <text:p>62060</text:p>
          </table:table-cell>
          <table:table-cell table:formula="of:=[.H532] - [.J532]" office:value-type="float" office:value="45940" calcext:value-type="float">
            <text:p>4594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6-15" calcext:value-type="date">
            <text:p>15.06.2024</text:p>
          </table:table-cell>
          <table:table-cell table:style-name="ce43" table:formula="of:=MONTH([.A533])" office:value-type="float" office:value="6" calcext:value-type="float">
            <text:p>6</text:p>
          </table:table-cell>
          <table:table-cell table:formula="of:=WEEKDAY([.A533];2)" office:value-type="float" office:value="6" calcext:value-type="float">
            <text:p>6</text:p>
          </table:table-cell>
          <table:table-cell table:style-name="ce1" office:value-type="string" calcext:value-type="string">
            <text:p>WIOSNA</text:p>
          </table:table-cell>
          <table:table-cell table:formula="of:=IF([.D533] = &quot;ZIMA&quot;; 0.2; IF([.D533] = &quot;WIOSNA&quot;; 0.5; IF([.D533] = &quot;LATO&quot;; 0.9; 0.4)))" office:value-type="float" office:value="0.5" calcext:value-type="float">
            <text:p>0,5</text:p>
          </table:table-cell>
          <table:table-cell table:style-name="ce43" table:formula="of:=[.F532] + IF(AND([.B532]&lt;&gt;[.B533]; [.K532]&gt;= 2400);3;0)" office:value-type="float" office:value="46" calcext:value-type="float">
            <text:p>46</text:p>
          </table:table-cell>
          <table:table-cell table:formula="of:= IF([.C533] &lt; 6; [.$M$7] * FLOOR([.E533] * [.F533]); 0)" office:value-type="float" office:value="0" calcext:value-type="float">
            <text:p>0</text:p>
          </table:table-cell>
          <table:table-cell table:formula="of:=[.H532] + [.G533]" office:value-type="float" office:value="108000" calcext:value-type="float">
            <text:p>108000</text:p>
          </table:table-cell>
          <table:table-cell table:style-name="ce43" table:formula="of:=IF([.C533] = 7; [.F533] * 15; 0) + IF(AND([.B532]&lt;&gt;[.B533]; [.K532]&gt;= 2400);2400;0)" office:value-type="float" office:value="0" calcext:value-type="float">
            <text:p>0</text:p>
          </table:table-cell>
          <table:table-cell table:formula="of:=[.J532] + [.I533]" office:value-type="float" office:value="62060" calcext:value-type="float">
            <text:p>62060</text:p>
          </table:table-cell>
          <table:table-cell table:formula="of:=[.H533] - [.J533]" office:value-type="float" office:value="45940" calcext:value-type="float">
            <text:p>4594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6-16" calcext:value-type="date">
            <text:p>16.06.2024</text:p>
          </table:table-cell>
          <table:table-cell table:style-name="ce43" table:formula="of:=MONTH([.A534])" office:value-type="float" office:value="6" calcext:value-type="float">
            <text:p>6</text:p>
          </table:table-cell>
          <table:table-cell table:formula="of:=WEEKDAY([.A534];2)" office:value-type="float" office:value="7" calcext:value-type="float">
            <text:p>7</text:p>
          </table:table-cell>
          <table:table-cell table:style-name="ce1" office:value-type="string" calcext:value-type="string">
            <text:p>WIOSNA</text:p>
          </table:table-cell>
          <table:table-cell table:formula="of:=IF([.D534] = &quot;ZIMA&quot;; 0.2; IF([.D534] = &quot;WIOSNA&quot;; 0.5; IF([.D534] = &quot;LATO&quot;; 0.9; 0.4)))" office:value-type="float" office:value="0.5" calcext:value-type="float">
            <text:p>0,5</text:p>
          </table:table-cell>
          <table:table-cell table:style-name="ce43" table:formula="of:=[.F533] + IF(AND([.B533]&lt;&gt;[.B534]; [.K533]&gt;= 2400);3;0)" office:value-type="float" office:value="46" calcext:value-type="float">
            <text:p>46</text:p>
          </table:table-cell>
          <table:table-cell table:formula="of:= IF([.C534] &lt; 6; [.$M$7] * FLOOR([.E534] * [.F534]); 0)" office:value-type="float" office:value="0" calcext:value-type="float">
            <text:p>0</text:p>
          </table:table-cell>
          <table:table-cell table:formula="of:=[.H533] + [.G534]" office:value-type="float" office:value="108000" calcext:value-type="float">
            <text:p>108000</text:p>
          </table:table-cell>
          <table:table-cell table:style-name="ce43" table:formula="of:=IF([.C534] = 7; [.F534] * 15; 0) + IF(AND([.B533]&lt;&gt;[.B534]; [.K533]&gt;= 2400);2400;0)" office:value-type="float" office:value="690" calcext:value-type="float">
            <text:p>690</text:p>
          </table:table-cell>
          <table:table-cell table:formula="of:=[.J533] + [.I534]" office:value-type="float" office:value="62750" calcext:value-type="float">
            <text:p>62750</text:p>
          </table:table-cell>
          <table:table-cell table:formula="of:=[.H534] - [.J534]" office:value-type="float" office:value="45250" calcext:value-type="float">
            <text:p>4525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6-17" calcext:value-type="date">
            <text:p>17.06.2024</text:p>
          </table:table-cell>
          <table:table-cell table:style-name="ce43" table:formula="of:=MONTH([.A535])" office:value-type="float" office:value="6" calcext:value-type="float">
            <text:p>6</text:p>
          </table:table-cell>
          <table:table-cell table:formula="of:=WEEKDAY([.A535];2)" office:value-type="float" office:value="1" calcext:value-type="float">
            <text:p>1</text:p>
          </table:table-cell>
          <table:table-cell table:style-name="ce1" office:value-type="string" calcext:value-type="string">
            <text:p>WIOSNA</text:p>
          </table:table-cell>
          <table:table-cell table:formula="of:=IF([.D535] = &quot;ZIMA&quot;; 0.2; IF([.D535] = &quot;WIOSNA&quot;; 0.5; IF([.D535] = &quot;LATO&quot;; 0.9; 0.4)))" office:value-type="float" office:value="0.5" calcext:value-type="float">
            <text:p>0,5</text:p>
          </table:table-cell>
          <table:table-cell table:style-name="ce43" table:formula="of:=[.F534] + IF(AND([.B534]&lt;&gt;[.B535]; [.K534]&gt;= 2400);3;0)" office:value-type="float" office:value="46" calcext:value-type="float">
            <text:p>46</text:p>
          </table:table-cell>
          <table:table-cell table:formula="of:= IF([.C535] &lt; 6; [.$M$7] * FLOOR([.E535] * [.F535]); 0)" office:value-type="float" office:value="690" calcext:value-type="float">
            <text:p>690</text:p>
          </table:table-cell>
          <table:table-cell table:formula="of:=[.H534] + [.G535]" office:value-type="float" office:value="108690" calcext:value-type="float">
            <text:p>108690</text:p>
          </table:table-cell>
          <table:table-cell table:style-name="ce43" table:formula="of:=IF([.C535] = 7; [.F535] * 15; 0) + IF(AND([.B534]&lt;&gt;[.B535]; [.K534]&gt;= 2400);2400;0)" office:value-type="float" office:value="0" calcext:value-type="float">
            <text:p>0</text:p>
          </table:table-cell>
          <table:table-cell table:formula="of:=[.J534] + [.I535]" office:value-type="float" office:value="62750" calcext:value-type="float">
            <text:p>62750</text:p>
          </table:table-cell>
          <table:table-cell table:formula="of:=[.H535] - [.J535]" office:value-type="float" office:value="45940" calcext:value-type="float">
            <text:p>4594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6-18" calcext:value-type="date">
            <text:p>18.06.2024</text:p>
          </table:table-cell>
          <table:table-cell table:style-name="ce43" table:formula="of:=MONTH([.A536])" office:value-type="float" office:value="6" calcext:value-type="float">
            <text:p>6</text:p>
          </table:table-cell>
          <table:table-cell table:formula="of:=WEEKDAY([.A536];2)" office:value-type="float" office:value="2" calcext:value-type="float">
            <text:p>2</text:p>
          </table:table-cell>
          <table:table-cell table:style-name="ce1" office:value-type="string" calcext:value-type="string">
            <text:p>WIOSNA</text:p>
          </table:table-cell>
          <table:table-cell table:formula="of:=IF([.D536] = &quot;ZIMA&quot;; 0.2; IF([.D536] = &quot;WIOSNA&quot;; 0.5; IF([.D536] = &quot;LATO&quot;; 0.9; 0.4)))" office:value-type="float" office:value="0.5" calcext:value-type="float">
            <text:p>0,5</text:p>
          </table:table-cell>
          <table:table-cell table:style-name="ce43" table:formula="of:=[.F535] + IF(AND([.B535]&lt;&gt;[.B536]; [.K535]&gt;= 2400);3;0)" office:value-type="float" office:value="46" calcext:value-type="float">
            <text:p>46</text:p>
          </table:table-cell>
          <table:table-cell table:formula="of:= IF([.C536] &lt; 6; [.$M$7] * FLOOR([.E536] * [.F536]); 0)" office:value-type="float" office:value="690" calcext:value-type="float">
            <text:p>690</text:p>
          </table:table-cell>
          <table:table-cell table:formula="of:=[.H535] + [.G536]" office:value-type="float" office:value="109380" calcext:value-type="float">
            <text:p>109380</text:p>
          </table:table-cell>
          <table:table-cell table:style-name="ce43" table:formula="of:=IF([.C536] = 7; [.F536] * 15; 0) + IF(AND([.B535]&lt;&gt;[.B536]; [.K535]&gt;= 2400);2400;0)" office:value-type="float" office:value="0" calcext:value-type="float">
            <text:p>0</text:p>
          </table:table-cell>
          <table:table-cell table:formula="of:=[.J535] + [.I536]" office:value-type="float" office:value="62750" calcext:value-type="float">
            <text:p>62750</text:p>
          </table:table-cell>
          <table:table-cell table:formula="of:=[.H536] - [.J536]" office:value-type="float" office:value="46630" calcext:value-type="float">
            <text:p>4663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6-19" calcext:value-type="date">
            <text:p>19.06.2024</text:p>
          </table:table-cell>
          <table:table-cell table:style-name="ce43" table:formula="of:=MONTH([.A537])" office:value-type="float" office:value="6" calcext:value-type="float">
            <text:p>6</text:p>
          </table:table-cell>
          <table:table-cell table:formula="of:=WEEKDAY([.A537];2)" office:value-type="float" office:value="3" calcext:value-type="float">
            <text:p>3</text:p>
          </table:table-cell>
          <table:table-cell table:style-name="ce1" office:value-type="string" calcext:value-type="string">
            <text:p>WIOSNA</text:p>
          </table:table-cell>
          <table:table-cell table:formula="of:=IF([.D537] = &quot;ZIMA&quot;; 0.2; IF([.D537] = &quot;WIOSNA&quot;; 0.5; IF([.D537] = &quot;LATO&quot;; 0.9; 0.4)))" office:value-type="float" office:value="0.5" calcext:value-type="float">
            <text:p>0,5</text:p>
          </table:table-cell>
          <table:table-cell table:style-name="ce43" table:formula="of:=[.F536] + IF(AND([.B536]&lt;&gt;[.B537]; [.K536]&gt;= 2400);3;0)" office:value-type="float" office:value="46" calcext:value-type="float">
            <text:p>46</text:p>
          </table:table-cell>
          <table:table-cell table:formula="of:= IF([.C537] &lt; 6; [.$M$7] * FLOOR([.E537] * [.F537]); 0)" office:value-type="float" office:value="690" calcext:value-type="float">
            <text:p>690</text:p>
          </table:table-cell>
          <table:table-cell table:formula="of:=[.H536] + [.G537]" office:value-type="float" office:value="110070" calcext:value-type="float">
            <text:p>110070</text:p>
          </table:table-cell>
          <table:table-cell table:style-name="ce43" table:formula="of:=IF([.C537] = 7; [.F537] * 15; 0) + IF(AND([.B536]&lt;&gt;[.B537]; [.K536]&gt;= 2400);2400;0)" office:value-type="float" office:value="0" calcext:value-type="float">
            <text:p>0</text:p>
          </table:table-cell>
          <table:table-cell table:formula="of:=[.J536] + [.I537]" office:value-type="float" office:value="62750" calcext:value-type="float">
            <text:p>62750</text:p>
          </table:table-cell>
          <table:table-cell table:formula="of:=[.H537] - [.J537]" office:value-type="float" office:value="47320" calcext:value-type="float">
            <text:p>4732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6-20" calcext:value-type="date">
            <text:p>20.06.2024</text:p>
          </table:table-cell>
          <table:table-cell table:style-name="ce43" table:formula="of:=MONTH([.A538])" office:value-type="float" office:value="6" calcext:value-type="float">
            <text:p>6</text:p>
          </table:table-cell>
          <table:table-cell table:formula="of:=WEEKDAY([.A538];2)" office:value-type="float" office:value="4" calcext:value-type="float">
            <text:p>4</text:p>
          </table:table-cell>
          <table:table-cell table:style-name="ce1" office:value-type="string" calcext:value-type="string">
            <text:p>WIOSNA</text:p>
          </table:table-cell>
          <table:table-cell table:formula="of:=IF([.D538] = &quot;ZIMA&quot;; 0.2; IF([.D538] = &quot;WIOSNA&quot;; 0.5; IF([.D538] = &quot;LATO&quot;; 0.9; 0.4)))" office:value-type="float" office:value="0.5" calcext:value-type="float">
            <text:p>0,5</text:p>
          </table:table-cell>
          <table:table-cell table:style-name="ce43" table:formula="of:=[.F537] + IF(AND([.B537]&lt;&gt;[.B538]; [.K537]&gt;= 2400);3;0)" office:value-type="float" office:value="46" calcext:value-type="float">
            <text:p>46</text:p>
          </table:table-cell>
          <table:table-cell table:formula="of:= IF([.C538] &lt; 6; [.$M$7] * FLOOR([.E538] * [.F538]); 0)" office:value-type="float" office:value="690" calcext:value-type="float">
            <text:p>690</text:p>
          </table:table-cell>
          <table:table-cell table:formula="of:=[.H537] + [.G538]" office:value-type="float" office:value="110760" calcext:value-type="float">
            <text:p>110760</text:p>
          </table:table-cell>
          <table:table-cell table:style-name="ce43" table:formula="of:=IF([.C538] = 7; [.F538] * 15; 0) + IF(AND([.B537]&lt;&gt;[.B538]; [.K537]&gt;= 2400);2400;0)" office:value-type="float" office:value="0" calcext:value-type="float">
            <text:p>0</text:p>
          </table:table-cell>
          <table:table-cell table:formula="of:=[.J537] + [.I538]" office:value-type="float" office:value="62750" calcext:value-type="float">
            <text:p>62750</text:p>
          </table:table-cell>
          <table:table-cell table:formula="of:=[.H538] - [.J538]" office:value-type="float" office:value="48010" calcext:value-type="float">
            <text:p>4801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6-21" calcext:value-type="date">
            <text:p>21.06.2024</text:p>
          </table:table-cell>
          <table:table-cell table:style-name="ce43" table:formula="of:=MONTH([.A539])" office:value-type="float" office:value="6" calcext:value-type="float">
            <text:p>6</text:p>
          </table:table-cell>
          <table:table-cell table:formula="of:=WEEKDAY([.A539];2)" office:value-type="float" office:value="5" calcext:value-type="float">
            <text:p>5</text:p>
          </table:table-cell>
          <table:table-cell table:style-name="ce1" office:value-type="string" calcext:value-type="string">
            <text:p>LATO</text:p>
          </table:table-cell>
          <table:table-cell table:formula="of:=IF([.D539] = &quot;ZIMA&quot;; 0.2; IF([.D539] = &quot;WIOSNA&quot;; 0.5; IF([.D539] = &quot;LATO&quot;; 0.9; 0.4)))" office:value-type="float" office:value="0.9" calcext:value-type="float">
            <text:p>0,9</text:p>
          </table:table-cell>
          <table:table-cell table:style-name="ce43" table:formula="of:=[.F538] + IF(AND([.B538]&lt;&gt;[.B539]; [.K538]&gt;= 2400);3;0)" office:value-type="float" office:value="46" calcext:value-type="float">
            <text:p>46</text:p>
          </table:table-cell>
          <table:table-cell table:formula="of:= IF([.C539] &lt; 6; [.$M$7] * FLOOR([.E539] * [.F539]); 0)" office:value-type="float" office:value="1230" calcext:value-type="float">
            <text:p>1230</text:p>
          </table:table-cell>
          <table:table-cell table:formula="of:=[.H538] + [.G539]" office:value-type="float" office:value="111990" calcext:value-type="float">
            <text:p>111990</text:p>
          </table:table-cell>
          <table:table-cell table:style-name="ce43" table:formula="of:=IF([.C539] = 7; [.F539] * 15; 0) + IF(AND([.B538]&lt;&gt;[.B539]; [.K538]&gt;= 2400);2400;0)" office:value-type="float" office:value="0" calcext:value-type="float">
            <text:p>0</text:p>
          </table:table-cell>
          <table:table-cell table:formula="of:=[.J538] + [.I539]" office:value-type="float" office:value="62750" calcext:value-type="float">
            <text:p>62750</text:p>
          </table:table-cell>
          <table:table-cell table:formula="of:=[.H539] - [.J539]" office:value-type="float" office:value="49240" calcext:value-type="float">
            <text:p>4924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6-22" calcext:value-type="date">
            <text:p>22.06.2024</text:p>
          </table:table-cell>
          <table:table-cell table:style-name="ce43" table:formula="of:=MONTH([.A540])" office:value-type="float" office:value="6" calcext:value-type="float">
            <text:p>6</text:p>
          </table:table-cell>
          <table:table-cell table:formula="of:=WEEKDAY([.A540];2)" office:value-type="float" office:value="6" calcext:value-type="float">
            <text:p>6</text:p>
          </table:table-cell>
          <table:table-cell table:style-name="ce1" office:value-type="string" calcext:value-type="string">
            <text:p>LATO</text:p>
          </table:table-cell>
          <table:table-cell table:formula="of:=IF([.D540] = &quot;ZIMA&quot;; 0.2; IF([.D540] = &quot;WIOSNA&quot;; 0.5; IF([.D540] = &quot;LATO&quot;; 0.9; 0.4)))" office:value-type="float" office:value="0.9" calcext:value-type="float">
            <text:p>0,9</text:p>
          </table:table-cell>
          <table:table-cell table:style-name="ce43" table:formula="of:=[.F539] + IF(AND([.B539]&lt;&gt;[.B540]; [.K539]&gt;= 2400);3;0)" office:value-type="float" office:value="46" calcext:value-type="float">
            <text:p>46</text:p>
          </table:table-cell>
          <table:table-cell table:formula="of:= IF([.C540] &lt; 6; [.$M$7] * FLOOR([.E540] * [.F540]); 0)" office:value-type="float" office:value="0" calcext:value-type="float">
            <text:p>0</text:p>
          </table:table-cell>
          <table:table-cell table:formula="of:=[.H539] + [.G540]" office:value-type="float" office:value="111990" calcext:value-type="float">
            <text:p>111990</text:p>
          </table:table-cell>
          <table:table-cell table:style-name="ce43" table:formula="of:=IF([.C540] = 7; [.F540] * 15; 0) + IF(AND([.B539]&lt;&gt;[.B540]; [.K539]&gt;= 2400);2400;0)" office:value-type="float" office:value="0" calcext:value-type="float">
            <text:p>0</text:p>
          </table:table-cell>
          <table:table-cell table:formula="of:=[.J539] + [.I540]" office:value-type="float" office:value="62750" calcext:value-type="float">
            <text:p>62750</text:p>
          </table:table-cell>
          <table:table-cell table:formula="of:=[.H540] - [.J540]" office:value-type="float" office:value="49240" calcext:value-type="float">
            <text:p>4924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6-23" calcext:value-type="date">
            <text:p>23.06.2024</text:p>
          </table:table-cell>
          <table:table-cell table:style-name="ce43" table:formula="of:=MONTH([.A541])" office:value-type="float" office:value="6" calcext:value-type="float">
            <text:p>6</text:p>
          </table:table-cell>
          <table:table-cell table:formula="of:=WEEKDAY([.A541];2)" office:value-type="float" office:value="7" calcext:value-type="float">
            <text:p>7</text:p>
          </table:table-cell>
          <table:table-cell table:style-name="ce1" office:value-type="string" calcext:value-type="string">
            <text:p>LATO</text:p>
          </table:table-cell>
          <table:table-cell table:formula="of:=IF([.D541] = &quot;ZIMA&quot;; 0.2; IF([.D541] = &quot;WIOSNA&quot;; 0.5; IF([.D541] = &quot;LATO&quot;; 0.9; 0.4)))" office:value-type="float" office:value="0.9" calcext:value-type="float">
            <text:p>0,9</text:p>
          </table:table-cell>
          <table:table-cell table:style-name="ce43" table:formula="of:=[.F540] + IF(AND([.B540]&lt;&gt;[.B541]; [.K540]&gt;= 2400);3;0)" office:value-type="float" office:value="46" calcext:value-type="float">
            <text:p>46</text:p>
          </table:table-cell>
          <table:table-cell table:formula="of:= IF([.C541] &lt; 6; [.$M$7] * FLOOR([.E541] * [.F541]); 0)" office:value-type="float" office:value="0" calcext:value-type="float">
            <text:p>0</text:p>
          </table:table-cell>
          <table:table-cell table:formula="of:=[.H540] + [.G541]" office:value-type="float" office:value="111990" calcext:value-type="float">
            <text:p>111990</text:p>
          </table:table-cell>
          <table:table-cell table:style-name="ce43" table:formula="of:=IF([.C541] = 7; [.F541] * 15; 0) + IF(AND([.B540]&lt;&gt;[.B541]; [.K540]&gt;= 2400);2400;0)" office:value-type="float" office:value="690" calcext:value-type="float">
            <text:p>690</text:p>
          </table:table-cell>
          <table:table-cell table:formula="of:=[.J540] + [.I541]" office:value-type="float" office:value="63440" calcext:value-type="float">
            <text:p>63440</text:p>
          </table:table-cell>
          <table:table-cell table:formula="of:=[.H541] - [.J541]" office:value-type="float" office:value="48550" calcext:value-type="float">
            <text:p>4855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6-24" calcext:value-type="date">
            <text:p>24.06.2024</text:p>
          </table:table-cell>
          <table:table-cell table:style-name="ce43" table:formula="of:=MONTH([.A542])" office:value-type="float" office:value="6" calcext:value-type="float">
            <text:p>6</text:p>
          </table:table-cell>
          <table:table-cell table:formula="of:=WEEKDAY([.A542];2)" office:value-type="float" office:value="1" calcext:value-type="float">
            <text:p>1</text:p>
          </table:table-cell>
          <table:table-cell table:style-name="ce1" office:value-type="string" calcext:value-type="string">
            <text:p>LATO</text:p>
          </table:table-cell>
          <table:table-cell table:formula="of:=IF([.D542] = &quot;ZIMA&quot;; 0.2; IF([.D542] = &quot;WIOSNA&quot;; 0.5; IF([.D542] = &quot;LATO&quot;; 0.9; 0.4)))" office:value-type="float" office:value="0.9" calcext:value-type="float">
            <text:p>0,9</text:p>
          </table:table-cell>
          <table:table-cell table:style-name="ce43" table:formula="of:=[.F541] + IF(AND([.B541]&lt;&gt;[.B542]; [.K541]&gt;= 2400);3;0)" office:value-type="float" office:value="46" calcext:value-type="float">
            <text:p>46</text:p>
          </table:table-cell>
          <table:table-cell table:formula="of:= IF([.C542] &lt; 6; [.$M$7] * FLOOR([.E542] * [.F542]); 0)" office:value-type="float" office:value="1230" calcext:value-type="float">
            <text:p>1230</text:p>
          </table:table-cell>
          <table:table-cell table:formula="of:=[.H541] + [.G542]" office:value-type="float" office:value="113220" calcext:value-type="float">
            <text:p>113220</text:p>
          </table:table-cell>
          <table:table-cell table:style-name="ce43" table:formula="of:=IF([.C542] = 7; [.F542] * 15; 0) + IF(AND([.B541]&lt;&gt;[.B542]; [.K541]&gt;= 2400);2400;0)" office:value-type="float" office:value="0" calcext:value-type="float">
            <text:p>0</text:p>
          </table:table-cell>
          <table:table-cell table:formula="of:=[.J541] + [.I542]" office:value-type="float" office:value="63440" calcext:value-type="float">
            <text:p>63440</text:p>
          </table:table-cell>
          <table:table-cell table:formula="of:=[.H542] - [.J542]" office:value-type="float" office:value="49780" calcext:value-type="float">
            <text:p>4978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6-25" calcext:value-type="date">
            <text:p>25.06.2024</text:p>
          </table:table-cell>
          <table:table-cell table:style-name="ce43" table:formula="of:=MONTH([.A543])" office:value-type="float" office:value="6" calcext:value-type="float">
            <text:p>6</text:p>
          </table:table-cell>
          <table:table-cell table:formula="of:=WEEKDAY([.A543];2)" office:value-type="float" office:value="2" calcext:value-type="float">
            <text:p>2</text:p>
          </table:table-cell>
          <table:table-cell table:style-name="ce1" office:value-type="string" calcext:value-type="string">
            <text:p>LATO</text:p>
          </table:table-cell>
          <table:table-cell table:formula="of:=IF([.D543] = &quot;ZIMA&quot;; 0.2; IF([.D543] = &quot;WIOSNA&quot;; 0.5; IF([.D543] = &quot;LATO&quot;; 0.9; 0.4)))" office:value-type="float" office:value="0.9" calcext:value-type="float">
            <text:p>0,9</text:p>
          </table:table-cell>
          <table:table-cell table:style-name="ce43" table:formula="of:=[.F542] + IF(AND([.B542]&lt;&gt;[.B543]; [.K542]&gt;= 2400);3;0)" office:value-type="float" office:value="46" calcext:value-type="float">
            <text:p>46</text:p>
          </table:table-cell>
          <table:table-cell table:formula="of:= IF([.C543] &lt; 6; [.$M$7] * FLOOR([.E543] * [.F543]); 0)" office:value-type="float" office:value="1230" calcext:value-type="float">
            <text:p>1230</text:p>
          </table:table-cell>
          <table:table-cell table:formula="of:=[.H542] + [.G543]" office:value-type="float" office:value="114450" calcext:value-type="float">
            <text:p>114450</text:p>
          </table:table-cell>
          <table:table-cell table:style-name="ce43" table:formula="of:=IF([.C543] = 7; [.F543] * 15; 0) + IF(AND([.B542]&lt;&gt;[.B543]; [.K542]&gt;= 2400);2400;0)" office:value-type="float" office:value="0" calcext:value-type="float">
            <text:p>0</text:p>
          </table:table-cell>
          <table:table-cell table:formula="of:=[.J542] + [.I543]" office:value-type="float" office:value="63440" calcext:value-type="float">
            <text:p>63440</text:p>
          </table:table-cell>
          <table:table-cell table:formula="of:=[.H543] - [.J543]" office:value-type="float" office:value="51010" calcext:value-type="float">
            <text:p>5101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6-26" calcext:value-type="date">
            <text:p>26.06.2024</text:p>
          </table:table-cell>
          <table:table-cell table:style-name="ce43" table:formula="of:=MONTH([.A544])" office:value-type="float" office:value="6" calcext:value-type="float">
            <text:p>6</text:p>
          </table:table-cell>
          <table:table-cell table:formula="of:=WEEKDAY([.A544];2)" office:value-type="float" office:value="3" calcext:value-type="float">
            <text:p>3</text:p>
          </table:table-cell>
          <table:table-cell table:style-name="ce1" office:value-type="string" calcext:value-type="string">
            <text:p>LATO</text:p>
          </table:table-cell>
          <table:table-cell table:formula="of:=IF([.D544] = &quot;ZIMA&quot;; 0.2; IF([.D544] = &quot;WIOSNA&quot;; 0.5; IF([.D544] = &quot;LATO&quot;; 0.9; 0.4)))" office:value-type="float" office:value="0.9" calcext:value-type="float">
            <text:p>0,9</text:p>
          </table:table-cell>
          <table:table-cell table:style-name="ce43" table:formula="of:=[.F543] + IF(AND([.B543]&lt;&gt;[.B544]; [.K543]&gt;= 2400);3;0)" office:value-type="float" office:value="46" calcext:value-type="float">
            <text:p>46</text:p>
          </table:table-cell>
          <table:table-cell table:formula="of:= IF([.C544] &lt; 6; [.$M$7] * FLOOR([.E544] * [.F544]); 0)" office:value-type="float" office:value="1230" calcext:value-type="float">
            <text:p>1230</text:p>
          </table:table-cell>
          <table:table-cell table:formula="of:=[.H543] + [.G544]" office:value-type="float" office:value="115680" calcext:value-type="float">
            <text:p>115680</text:p>
          </table:table-cell>
          <table:table-cell table:style-name="ce43" table:formula="of:=IF([.C544] = 7; [.F544] * 15; 0) + IF(AND([.B543]&lt;&gt;[.B544]; [.K543]&gt;= 2400);2400;0)" office:value-type="float" office:value="0" calcext:value-type="float">
            <text:p>0</text:p>
          </table:table-cell>
          <table:table-cell table:formula="of:=[.J543] + [.I544]" office:value-type="float" office:value="63440" calcext:value-type="float">
            <text:p>63440</text:p>
          </table:table-cell>
          <table:table-cell table:formula="of:=[.H544] - [.J544]" office:value-type="float" office:value="52240" calcext:value-type="float">
            <text:p>5224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6-27" calcext:value-type="date">
            <text:p>27.06.2024</text:p>
          </table:table-cell>
          <table:table-cell table:style-name="ce43" table:formula="of:=MONTH([.A545])" office:value-type="float" office:value="6" calcext:value-type="float">
            <text:p>6</text:p>
          </table:table-cell>
          <table:table-cell table:formula="of:=WEEKDAY([.A545];2)" office:value-type="float" office:value="4" calcext:value-type="float">
            <text:p>4</text:p>
          </table:table-cell>
          <table:table-cell table:style-name="ce1" office:value-type="string" calcext:value-type="string">
            <text:p>LATO</text:p>
          </table:table-cell>
          <table:table-cell table:formula="of:=IF([.D545] = &quot;ZIMA&quot;; 0.2; IF([.D545] = &quot;WIOSNA&quot;; 0.5; IF([.D545] = &quot;LATO&quot;; 0.9; 0.4)))" office:value-type="float" office:value="0.9" calcext:value-type="float">
            <text:p>0,9</text:p>
          </table:table-cell>
          <table:table-cell table:style-name="ce43" table:formula="of:=[.F544] + IF(AND([.B544]&lt;&gt;[.B545]; [.K544]&gt;= 2400);3;0)" office:value-type="float" office:value="46" calcext:value-type="float">
            <text:p>46</text:p>
          </table:table-cell>
          <table:table-cell table:formula="of:= IF([.C545] &lt; 6; [.$M$7] * FLOOR([.E545] * [.F545]); 0)" office:value-type="float" office:value="1230" calcext:value-type="float">
            <text:p>1230</text:p>
          </table:table-cell>
          <table:table-cell table:formula="of:=[.H544] + [.G545]" office:value-type="float" office:value="116910" calcext:value-type="float">
            <text:p>116910</text:p>
          </table:table-cell>
          <table:table-cell table:style-name="ce43" table:formula="of:=IF([.C545] = 7; [.F545] * 15; 0) + IF(AND([.B544]&lt;&gt;[.B545]; [.K544]&gt;= 2400);2400;0)" office:value-type="float" office:value="0" calcext:value-type="float">
            <text:p>0</text:p>
          </table:table-cell>
          <table:table-cell table:formula="of:=[.J544] + [.I545]" office:value-type="float" office:value="63440" calcext:value-type="float">
            <text:p>63440</text:p>
          </table:table-cell>
          <table:table-cell table:formula="of:=[.H545] - [.J545]" office:value-type="float" office:value="53470" calcext:value-type="float">
            <text:p>5347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6-28" calcext:value-type="date">
            <text:p>28.06.2024</text:p>
          </table:table-cell>
          <table:table-cell table:style-name="ce43" table:formula="of:=MONTH([.A546])" office:value-type="float" office:value="6" calcext:value-type="float">
            <text:p>6</text:p>
          </table:table-cell>
          <table:table-cell table:formula="of:=WEEKDAY([.A546];2)" office:value-type="float" office:value="5" calcext:value-type="float">
            <text:p>5</text:p>
          </table:table-cell>
          <table:table-cell table:style-name="ce1" office:value-type="string" calcext:value-type="string">
            <text:p>LATO</text:p>
          </table:table-cell>
          <table:table-cell table:formula="of:=IF([.D546] = &quot;ZIMA&quot;; 0.2; IF([.D546] = &quot;WIOSNA&quot;; 0.5; IF([.D546] = &quot;LATO&quot;; 0.9; 0.4)))" office:value-type="float" office:value="0.9" calcext:value-type="float">
            <text:p>0,9</text:p>
          </table:table-cell>
          <table:table-cell table:style-name="ce43" table:formula="of:=[.F545] + IF(AND([.B545]&lt;&gt;[.B546]; [.K545]&gt;= 2400);3;0)" office:value-type="float" office:value="46" calcext:value-type="float">
            <text:p>46</text:p>
          </table:table-cell>
          <table:table-cell table:formula="of:= IF([.C546] &lt; 6; [.$M$7] * FLOOR([.E546] * [.F546]); 0)" office:value-type="float" office:value="1230" calcext:value-type="float">
            <text:p>1230</text:p>
          </table:table-cell>
          <table:table-cell table:formula="of:=[.H545] + [.G546]" office:value-type="float" office:value="118140" calcext:value-type="float">
            <text:p>118140</text:p>
          </table:table-cell>
          <table:table-cell table:style-name="ce43" table:formula="of:=IF([.C546] = 7; [.F546] * 15; 0) + IF(AND([.B545]&lt;&gt;[.B546]; [.K545]&gt;= 2400);2400;0)" office:value-type="float" office:value="0" calcext:value-type="float">
            <text:p>0</text:p>
          </table:table-cell>
          <table:table-cell table:formula="of:=[.J545] + [.I546]" office:value-type="float" office:value="63440" calcext:value-type="float">
            <text:p>63440</text:p>
          </table:table-cell>
          <table:table-cell table:formula="of:=[.H546] - [.J546]" office:value-type="float" office:value="54700" calcext:value-type="float">
            <text:p>5470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6-29" calcext:value-type="date">
            <text:p>29.06.2024</text:p>
          </table:table-cell>
          <table:table-cell table:style-name="ce43" table:formula="of:=MONTH([.A547])" office:value-type="float" office:value="6" calcext:value-type="float">
            <text:p>6</text:p>
          </table:table-cell>
          <table:table-cell table:formula="of:=WEEKDAY([.A547];2)" office:value-type="float" office:value="6" calcext:value-type="float">
            <text:p>6</text:p>
          </table:table-cell>
          <table:table-cell table:style-name="ce1" office:value-type="string" calcext:value-type="string">
            <text:p>LATO</text:p>
          </table:table-cell>
          <table:table-cell table:formula="of:=IF([.D547] = &quot;ZIMA&quot;; 0.2; IF([.D547] = &quot;WIOSNA&quot;; 0.5; IF([.D547] = &quot;LATO&quot;; 0.9; 0.4)))" office:value-type="float" office:value="0.9" calcext:value-type="float">
            <text:p>0,9</text:p>
          </table:table-cell>
          <table:table-cell table:style-name="ce43" table:formula="of:=[.F546] + IF(AND([.B546]&lt;&gt;[.B547]; [.K546]&gt;= 2400);3;0)" office:value-type="float" office:value="46" calcext:value-type="float">
            <text:p>46</text:p>
          </table:table-cell>
          <table:table-cell table:formula="of:= IF([.C547] &lt; 6; [.$M$7] * FLOOR([.E547] * [.F547]); 0)" office:value-type="float" office:value="0" calcext:value-type="float">
            <text:p>0</text:p>
          </table:table-cell>
          <table:table-cell table:formula="of:=[.H546] + [.G547]" office:value-type="float" office:value="118140" calcext:value-type="float">
            <text:p>118140</text:p>
          </table:table-cell>
          <table:table-cell table:style-name="ce43" table:formula="of:=IF([.C547] = 7; [.F547] * 15; 0) + IF(AND([.B546]&lt;&gt;[.B547]; [.K546]&gt;= 2400);2400;0)" office:value-type="float" office:value="0" calcext:value-type="float">
            <text:p>0</text:p>
          </table:table-cell>
          <table:table-cell table:formula="of:=[.J546] + [.I547]" office:value-type="float" office:value="63440" calcext:value-type="float">
            <text:p>63440</text:p>
          </table:table-cell>
          <table:table-cell table:formula="of:=[.H547] - [.J547]" office:value-type="float" office:value="54700" calcext:value-type="float">
            <text:p>5470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6-30" calcext:value-type="date">
            <text:p>30.06.2024</text:p>
          </table:table-cell>
          <table:table-cell table:style-name="ce43" table:formula="of:=MONTH([.A548])" office:value-type="float" office:value="6" calcext:value-type="float">
            <text:p>6</text:p>
          </table:table-cell>
          <table:table-cell table:formula="of:=WEEKDAY([.A548];2)" office:value-type="float" office:value="7" calcext:value-type="float">
            <text:p>7</text:p>
          </table:table-cell>
          <table:table-cell table:style-name="ce1" office:value-type="string" calcext:value-type="string">
            <text:p>LATO</text:p>
          </table:table-cell>
          <table:table-cell table:formula="of:=IF([.D548] = &quot;ZIMA&quot;; 0.2; IF([.D548] = &quot;WIOSNA&quot;; 0.5; IF([.D548] = &quot;LATO&quot;; 0.9; 0.4)))" office:value-type="float" office:value="0.9" calcext:value-type="float">
            <text:p>0,9</text:p>
          </table:table-cell>
          <table:table-cell table:style-name="ce43" table:formula="of:=[.F547] + IF(AND([.B547]&lt;&gt;[.B548]; [.K547]&gt;= 2400);3;0)" office:value-type="float" office:value="46" calcext:value-type="float">
            <text:p>46</text:p>
          </table:table-cell>
          <table:table-cell table:formula="of:= IF([.C548] &lt; 6; [.$M$7] * FLOOR([.E548] * [.F548]); 0)" office:value-type="float" office:value="0" calcext:value-type="float">
            <text:p>0</text:p>
          </table:table-cell>
          <table:table-cell table:formula="of:=[.H547] + [.G548]" office:value-type="float" office:value="118140" calcext:value-type="float">
            <text:p>118140</text:p>
          </table:table-cell>
          <table:table-cell table:style-name="ce43" table:formula="of:=IF([.C548] = 7; [.F548] * 15; 0) + IF(AND([.B547]&lt;&gt;[.B548]; [.K547]&gt;= 2400);2400;0)" office:value-type="float" office:value="690" calcext:value-type="float">
            <text:p>690</text:p>
          </table:table-cell>
          <table:table-cell table:formula="of:=[.J547] + [.I548]" office:value-type="float" office:value="64130" calcext:value-type="float">
            <text:p>64130</text:p>
          </table:table-cell>
          <table:table-cell table:formula="of:=[.H548] - [.J548]" office:value-type="float" office:value="54010" calcext:value-type="float">
            <text:p>5401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7-01" calcext:value-type="date">
            <text:p>1.07.2024</text:p>
          </table:table-cell>
          <table:table-cell table:style-name="ce43" table:formula="of:=MONTH([.A549])" office:value-type="float" office:value="7" calcext:value-type="float">
            <text:p>7</text:p>
          </table:table-cell>
          <table:table-cell table:formula="of:=WEEKDAY([.A549];2)" office:value-type="float" office:value="1" calcext:value-type="float">
            <text:p>1</text:p>
          </table:table-cell>
          <table:table-cell table:style-name="ce1" office:value-type="string" calcext:value-type="string">
            <text:p>LATO</text:p>
          </table:table-cell>
          <table:table-cell table:formula="of:=IF([.D549] = &quot;ZIMA&quot;; 0.2; IF([.D549] = &quot;WIOSNA&quot;; 0.5; IF([.D549] = &quot;LATO&quot;; 0.9; 0.4)))" office:value-type="float" office:value="0.9" calcext:value-type="float">
            <text:p>0,9</text:p>
          </table:table-cell>
          <table:table-cell table:style-name="ce43" table:formula="of:=[.F548] + IF(AND([.B548]&lt;&gt;[.B549]; [.K548]&gt;= 2400);3;0)" office:value-type="float" office:value="49" calcext:value-type="float">
            <text:p>49</text:p>
          </table:table-cell>
          <table:table-cell table:formula="of:= IF([.C549] &lt; 6; [.$M$7] * FLOOR([.E549] * [.F549]); 0)" office:value-type="float" office:value="1320" calcext:value-type="float">
            <text:p>1320</text:p>
          </table:table-cell>
          <table:table-cell table:formula="of:=[.H548] + [.G549]" office:value-type="float" office:value="119460" calcext:value-type="float">
            <text:p>119460</text:p>
          </table:table-cell>
          <table:table-cell table:style-name="ce43" table:formula="of:=IF([.C549] = 7; [.F549] * 15; 0) + IF(AND([.B548]&lt;&gt;[.B549]; [.K548]&gt;= 2400);2400;0)" office:value-type="float" office:value="2400" calcext:value-type="float">
            <text:p>2400</text:p>
          </table:table-cell>
          <table:table-cell table:formula="of:=[.J548] + [.I549]" office:value-type="float" office:value="66530" calcext:value-type="float">
            <text:p>66530</text:p>
          </table:table-cell>
          <table:table-cell table:formula="of:=[.H549] - [.J549]" office:value-type="float" office:value="52930" calcext:value-type="float">
            <text:p>5293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7-02" calcext:value-type="date">
            <text:p>2.07.2024</text:p>
          </table:table-cell>
          <table:table-cell table:style-name="ce43" table:formula="of:=MONTH([.A550])" office:value-type="float" office:value="7" calcext:value-type="float">
            <text:p>7</text:p>
          </table:table-cell>
          <table:table-cell table:formula="of:=WEEKDAY([.A550];2)" office:value-type="float" office:value="2" calcext:value-type="float">
            <text:p>2</text:p>
          </table:table-cell>
          <table:table-cell table:style-name="ce1" office:value-type="string" calcext:value-type="string">
            <text:p>LATO</text:p>
          </table:table-cell>
          <table:table-cell table:formula="of:=IF([.D550] = &quot;ZIMA&quot;; 0.2; IF([.D550] = &quot;WIOSNA&quot;; 0.5; IF([.D550] = &quot;LATO&quot;; 0.9; 0.4)))" office:value-type="float" office:value="0.9" calcext:value-type="float">
            <text:p>0,9</text:p>
          </table:table-cell>
          <table:table-cell table:style-name="ce43" table:formula="of:=[.F549] + IF(AND([.B549]&lt;&gt;[.B550]; [.K549]&gt;= 2400);3;0)" office:value-type="float" office:value="49" calcext:value-type="float">
            <text:p>49</text:p>
          </table:table-cell>
          <table:table-cell table:formula="of:= IF([.C550] &lt; 6; [.$M$7] * FLOOR([.E550] * [.F550]); 0)" office:value-type="float" office:value="1320" calcext:value-type="float">
            <text:p>1320</text:p>
          </table:table-cell>
          <table:table-cell table:formula="of:=[.H549] + [.G550]" office:value-type="float" office:value="120780" calcext:value-type="float">
            <text:p>120780</text:p>
          </table:table-cell>
          <table:table-cell table:style-name="ce43" table:formula="of:=IF([.C550] = 7; [.F550] * 15; 0) + IF(AND([.B549]&lt;&gt;[.B550]; [.K549]&gt;= 2400);2400;0)" office:value-type="float" office:value="0" calcext:value-type="float">
            <text:p>0</text:p>
          </table:table-cell>
          <table:table-cell table:formula="of:=[.J549] + [.I550]" office:value-type="float" office:value="66530" calcext:value-type="float">
            <text:p>66530</text:p>
          </table:table-cell>
          <table:table-cell table:formula="of:=[.H550] - [.J550]" office:value-type="float" office:value="54250" calcext:value-type="float">
            <text:p>5425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7-03" calcext:value-type="date">
            <text:p>3.07.2024</text:p>
          </table:table-cell>
          <table:table-cell table:style-name="ce43" table:formula="of:=MONTH([.A551])" office:value-type="float" office:value="7" calcext:value-type="float">
            <text:p>7</text:p>
          </table:table-cell>
          <table:table-cell table:formula="of:=WEEKDAY([.A551];2)" office:value-type="float" office:value="3" calcext:value-type="float">
            <text:p>3</text:p>
          </table:table-cell>
          <table:table-cell table:style-name="ce1" office:value-type="string" calcext:value-type="string">
            <text:p>LATO</text:p>
          </table:table-cell>
          <table:table-cell table:formula="of:=IF([.D551] = &quot;ZIMA&quot;; 0.2; IF([.D551] = &quot;WIOSNA&quot;; 0.5; IF([.D551] = &quot;LATO&quot;; 0.9; 0.4)))" office:value-type="float" office:value="0.9" calcext:value-type="float">
            <text:p>0,9</text:p>
          </table:table-cell>
          <table:table-cell table:style-name="ce43" table:formula="of:=[.F550] + IF(AND([.B550]&lt;&gt;[.B551]; [.K550]&gt;= 2400);3;0)" office:value-type="float" office:value="49" calcext:value-type="float">
            <text:p>49</text:p>
          </table:table-cell>
          <table:table-cell table:formula="of:= IF([.C551] &lt; 6; [.$M$7] * FLOOR([.E551] * [.F551]); 0)" office:value-type="float" office:value="1320" calcext:value-type="float">
            <text:p>1320</text:p>
          </table:table-cell>
          <table:table-cell table:formula="of:=[.H550] + [.G551]" office:value-type="float" office:value="122100" calcext:value-type="float">
            <text:p>122100</text:p>
          </table:table-cell>
          <table:table-cell table:style-name="ce43" table:formula="of:=IF([.C551] = 7; [.F551] * 15; 0) + IF(AND([.B550]&lt;&gt;[.B551]; [.K550]&gt;= 2400);2400;0)" office:value-type="float" office:value="0" calcext:value-type="float">
            <text:p>0</text:p>
          </table:table-cell>
          <table:table-cell table:formula="of:=[.J550] + [.I551]" office:value-type="float" office:value="66530" calcext:value-type="float">
            <text:p>66530</text:p>
          </table:table-cell>
          <table:table-cell table:formula="of:=[.H551] - [.J551]" office:value-type="float" office:value="55570" calcext:value-type="float">
            <text:p>5557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7-04" calcext:value-type="date">
            <text:p>4.07.2024</text:p>
          </table:table-cell>
          <table:table-cell table:style-name="ce43" table:formula="of:=MONTH([.A552])" office:value-type="float" office:value="7" calcext:value-type="float">
            <text:p>7</text:p>
          </table:table-cell>
          <table:table-cell table:formula="of:=WEEKDAY([.A552];2)" office:value-type="float" office:value="4" calcext:value-type="float">
            <text:p>4</text:p>
          </table:table-cell>
          <table:table-cell table:style-name="ce1" office:value-type="string" calcext:value-type="string">
            <text:p>LATO</text:p>
          </table:table-cell>
          <table:table-cell table:formula="of:=IF([.D552] = &quot;ZIMA&quot;; 0.2; IF([.D552] = &quot;WIOSNA&quot;; 0.5; IF([.D552] = &quot;LATO&quot;; 0.9; 0.4)))" office:value-type="float" office:value="0.9" calcext:value-type="float">
            <text:p>0,9</text:p>
          </table:table-cell>
          <table:table-cell table:style-name="ce43" table:formula="of:=[.F551] + IF(AND([.B551]&lt;&gt;[.B552]; [.K551]&gt;= 2400);3;0)" office:value-type="float" office:value="49" calcext:value-type="float">
            <text:p>49</text:p>
          </table:table-cell>
          <table:table-cell table:formula="of:= IF([.C552] &lt; 6; [.$M$7] * FLOOR([.E552] * [.F552]); 0)" office:value-type="float" office:value="1320" calcext:value-type="float">
            <text:p>1320</text:p>
          </table:table-cell>
          <table:table-cell table:formula="of:=[.H551] + [.G552]" office:value-type="float" office:value="123420" calcext:value-type="float">
            <text:p>123420</text:p>
          </table:table-cell>
          <table:table-cell table:style-name="ce43" table:formula="of:=IF([.C552] = 7; [.F552] * 15; 0) + IF(AND([.B551]&lt;&gt;[.B552]; [.K551]&gt;= 2400);2400;0)" office:value-type="float" office:value="0" calcext:value-type="float">
            <text:p>0</text:p>
          </table:table-cell>
          <table:table-cell table:formula="of:=[.J551] + [.I552]" office:value-type="float" office:value="66530" calcext:value-type="float">
            <text:p>66530</text:p>
          </table:table-cell>
          <table:table-cell table:formula="of:=[.H552] - [.J552]" office:value-type="float" office:value="56890" calcext:value-type="float">
            <text:p>5689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7-05" calcext:value-type="date">
            <text:p>5.07.2024</text:p>
          </table:table-cell>
          <table:table-cell table:style-name="ce43" table:formula="of:=MONTH([.A553])" office:value-type="float" office:value="7" calcext:value-type="float">
            <text:p>7</text:p>
          </table:table-cell>
          <table:table-cell table:formula="of:=WEEKDAY([.A553];2)" office:value-type="float" office:value="5" calcext:value-type="float">
            <text:p>5</text:p>
          </table:table-cell>
          <table:table-cell table:style-name="ce1" office:value-type="string" calcext:value-type="string">
            <text:p>LATO</text:p>
          </table:table-cell>
          <table:table-cell table:formula="of:=IF([.D553] = &quot;ZIMA&quot;; 0.2; IF([.D553] = &quot;WIOSNA&quot;; 0.5; IF([.D553] = &quot;LATO&quot;; 0.9; 0.4)))" office:value-type="float" office:value="0.9" calcext:value-type="float">
            <text:p>0,9</text:p>
          </table:table-cell>
          <table:table-cell table:style-name="ce43" table:formula="of:=[.F552] + IF(AND([.B552]&lt;&gt;[.B553]; [.K552]&gt;= 2400);3;0)" office:value-type="float" office:value="49" calcext:value-type="float">
            <text:p>49</text:p>
          </table:table-cell>
          <table:table-cell table:formula="of:= IF([.C553] &lt; 6; [.$M$7] * FLOOR([.E553] * [.F553]); 0)" office:value-type="float" office:value="1320" calcext:value-type="float">
            <text:p>1320</text:p>
          </table:table-cell>
          <table:table-cell table:formula="of:=[.H552] + [.G553]" office:value-type="float" office:value="124740" calcext:value-type="float">
            <text:p>124740</text:p>
          </table:table-cell>
          <table:table-cell table:style-name="ce43" table:formula="of:=IF([.C553] = 7; [.F553] * 15; 0) + IF(AND([.B552]&lt;&gt;[.B553]; [.K552]&gt;= 2400);2400;0)" office:value-type="float" office:value="0" calcext:value-type="float">
            <text:p>0</text:p>
          </table:table-cell>
          <table:table-cell table:formula="of:=[.J552] + [.I553]" office:value-type="float" office:value="66530" calcext:value-type="float">
            <text:p>66530</text:p>
          </table:table-cell>
          <table:table-cell table:formula="of:=[.H553] - [.J553]" office:value-type="float" office:value="58210" calcext:value-type="float">
            <text:p>5821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7-06" calcext:value-type="date">
            <text:p>6.07.2024</text:p>
          </table:table-cell>
          <table:table-cell table:style-name="ce43" table:formula="of:=MONTH([.A554])" office:value-type="float" office:value="7" calcext:value-type="float">
            <text:p>7</text:p>
          </table:table-cell>
          <table:table-cell table:formula="of:=WEEKDAY([.A554];2)" office:value-type="float" office:value="6" calcext:value-type="float">
            <text:p>6</text:p>
          </table:table-cell>
          <table:table-cell table:style-name="ce1" office:value-type="string" calcext:value-type="string">
            <text:p>LATO</text:p>
          </table:table-cell>
          <table:table-cell table:formula="of:=IF([.D554] = &quot;ZIMA&quot;; 0.2; IF([.D554] = &quot;WIOSNA&quot;; 0.5; IF([.D554] = &quot;LATO&quot;; 0.9; 0.4)))" office:value-type="float" office:value="0.9" calcext:value-type="float">
            <text:p>0,9</text:p>
          </table:table-cell>
          <table:table-cell table:style-name="ce43" table:formula="of:=[.F553] + IF(AND([.B553]&lt;&gt;[.B554]; [.K553]&gt;= 2400);3;0)" office:value-type="float" office:value="49" calcext:value-type="float">
            <text:p>49</text:p>
          </table:table-cell>
          <table:table-cell table:formula="of:= IF([.C554] &lt; 6; [.$M$7] * FLOOR([.E554] * [.F554]); 0)" office:value-type="float" office:value="0" calcext:value-type="float">
            <text:p>0</text:p>
          </table:table-cell>
          <table:table-cell table:formula="of:=[.H553] + [.G554]" office:value-type="float" office:value="124740" calcext:value-type="float">
            <text:p>124740</text:p>
          </table:table-cell>
          <table:table-cell table:style-name="ce43" table:formula="of:=IF([.C554] = 7; [.F554] * 15; 0) + IF(AND([.B553]&lt;&gt;[.B554]; [.K553]&gt;= 2400);2400;0)" office:value-type="float" office:value="0" calcext:value-type="float">
            <text:p>0</text:p>
          </table:table-cell>
          <table:table-cell table:formula="of:=[.J553] + [.I554]" office:value-type="float" office:value="66530" calcext:value-type="float">
            <text:p>66530</text:p>
          </table:table-cell>
          <table:table-cell table:formula="of:=[.H554] - [.J554]" office:value-type="float" office:value="58210" calcext:value-type="float">
            <text:p>5821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7-07" calcext:value-type="date">
            <text:p>7.07.2024</text:p>
          </table:table-cell>
          <table:table-cell table:style-name="ce43" table:formula="of:=MONTH([.A555])" office:value-type="float" office:value="7" calcext:value-type="float">
            <text:p>7</text:p>
          </table:table-cell>
          <table:table-cell table:formula="of:=WEEKDAY([.A555];2)" office:value-type="float" office:value="7" calcext:value-type="float">
            <text:p>7</text:p>
          </table:table-cell>
          <table:table-cell table:style-name="ce1" office:value-type="string" calcext:value-type="string">
            <text:p>LATO</text:p>
          </table:table-cell>
          <table:table-cell table:formula="of:=IF([.D555] = &quot;ZIMA&quot;; 0.2; IF([.D555] = &quot;WIOSNA&quot;; 0.5; IF([.D555] = &quot;LATO&quot;; 0.9; 0.4)))" office:value-type="float" office:value="0.9" calcext:value-type="float">
            <text:p>0,9</text:p>
          </table:table-cell>
          <table:table-cell table:style-name="ce43" table:formula="of:=[.F554] + IF(AND([.B554]&lt;&gt;[.B555]; [.K554]&gt;= 2400);3;0)" office:value-type="float" office:value="49" calcext:value-type="float">
            <text:p>49</text:p>
          </table:table-cell>
          <table:table-cell table:formula="of:= IF([.C555] &lt; 6; [.$M$7] * FLOOR([.E555] * [.F555]); 0)" office:value-type="float" office:value="0" calcext:value-type="float">
            <text:p>0</text:p>
          </table:table-cell>
          <table:table-cell table:formula="of:=[.H554] + [.G555]" office:value-type="float" office:value="124740" calcext:value-type="float">
            <text:p>124740</text:p>
          </table:table-cell>
          <table:table-cell table:style-name="ce43" table:formula="of:=IF([.C555] = 7; [.F555] * 15; 0) + IF(AND([.B554]&lt;&gt;[.B555]; [.K554]&gt;= 2400);2400;0)" office:value-type="float" office:value="735" calcext:value-type="float">
            <text:p>735</text:p>
          </table:table-cell>
          <table:table-cell table:formula="of:=[.J554] + [.I555]" office:value-type="float" office:value="67265" calcext:value-type="float">
            <text:p>67265</text:p>
          </table:table-cell>
          <table:table-cell table:formula="of:=[.H555] - [.J555]" office:value-type="float" office:value="57475" calcext:value-type="float">
            <text:p>5747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7-08" calcext:value-type="date">
            <text:p>8.07.2024</text:p>
          </table:table-cell>
          <table:table-cell table:style-name="ce43" table:formula="of:=MONTH([.A556])" office:value-type="float" office:value="7" calcext:value-type="float">
            <text:p>7</text:p>
          </table:table-cell>
          <table:table-cell table:formula="of:=WEEKDAY([.A556];2)" office:value-type="float" office:value="1" calcext:value-type="float">
            <text:p>1</text:p>
          </table:table-cell>
          <table:table-cell table:style-name="ce1" office:value-type="string" calcext:value-type="string">
            <text:p>LATO</text:p>
          </table:table-cell>
          <table:table-cell table:formula="of:=IF([.D556] = &quot;ZIMA&quot;; 0.2; IF([.D556] = &quot;WIOSNA&quot;; 0.5; IF([.D556] = &quot;LATO&quot;; 0.9; 0.4)))" office:value-type="float" office:value="0.9" calcext:value-type="float">
            <text:p>0,9</text:p>
          </table:table-cell>
          <table:table-cell table:style-name="ce43" table:formula="of:=[.F555] + IF(AND([.B555]&lt;&gt;[.B556]; [.K555]&gt;= 2400);3;0)" office:value-type="float" office:value="49" calcext:value-type="float">
            <text:p>49</text:p>
          </table:table-cell>
          <table:table-cell table:formula="of:= IF([.C556] &lt; 6; [.$M$7] * FLOOR([.E556] * [.F556]); 0)" office:value-type="float" office:value="1320" calcext:value-type="float">
            <text:p>1320</text:p>
          </table:table-cell>
          <table:table-cell table:formula="of:=[.H555] + [.G556]" office:value-type="float" office:value="126060" calcext:value-type="float">
            <text:p>126060</text:p>
          </table:table-cell>
          <table:table-cell table:style-name="ce43" table:formula="of:=IF([.C556] = 7; [.F556] * 15; 0) + IF(AND([.B555]&lt;&gt;[.B556]; [.K555]&gt;= 2400);2400;0)" office:value-type="float" office:value="0" calcext:value-type="float">
            <text:p>0</text:p>
          </table:table-cell>
          <table:table-cell table:formula="of:=[.J555] + [.I556]" office:value-type="float" office:value="67265" calcext:value-type="float">
            <text:p>67265</text:p>
          </table:table-cell>
          <table:table-cell table:formula="of:=[.H556] - [.J556]" office:value-type="float" office:value="58795" calcext:value-type="float">
            <text:p>5879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7-09" calcext:value-type="date">
            <text:p>9.07.2024</text:p>
          </table:table-cell>
          <table:table-cell table:style-name="ce43" table:formula="of:=MONTH([.A557])" office:value-type="float" office:value="7" calcext:value-type="float">
            <text:p>7</text:p>
          </table:table-cell>
          <table:table-cell table:formula="of:=WEEKDAY([.A557];2)" office:value-type="float" office:value="2" calcext:value-type="float">
            <text:p>2</text:p>
          </table:table-cell>
          <table:table-cell table:style-name="ce1" office:value-type="string" calcext:value-type="string">
            <text:p>LATO</text:p>
          </table:table-cell>
          <table:table-cell table:formula="of:=IF([.D557] = &quot;ZIMA&quot;; 0.2; IF([.D557] = &quot;WIOSNA&quot;; 0.5; IF([.D557] = &quot;LATO&quot;; 0.9; 0.4)))" office:value-type="float" office:value="0.9" calcext:value-type="float">
            <text:p>0,9</text:p>
          </table:table-cell>
          <table:table-cell table:style-name="ce43" table:formula="of:=[.F556] + IF(AND([.B556]&lt;&gt;[.B557]; [.K556]&gt;= 2400);3;0)" office:value-type="float" office:value="49" calcext:value-type="float">
            <text:p>49</text:p>
          </table:table-cell>
          <table:table-cell table:formula="of:= IF([.C557] &lt; 6; [.$M$7] * FLOOR([.E557] * [.F557]); 0)" office:value-type="float" office:value="1320" calcext:value-type="float">
            <text:p>1320</text:p>
          </table:table-cell>
          <table:table-cell table:formula="of:=[.H556] + [.G557]" office:value-type="float" office:value="127380" calcext:value-type="float">
            <text:p>127380</text:p>
          </table:table-cell>
          <table:table-cell table:style-name="ce43" table:formula="of:=IF([.C557] = 7; [.F557] * 15; 0) + IF(AND([.B556]&lt;&gt;[.B557]; [.K556]&gt;= 2400);2400;0)" office:value-type="float" office:value="0" calcext:value-type="float">
            <text:p>0</text:p>
          </table:table-cell>
          <table:table-cell table:formula="of:=[.J556] + [.I557]" office:value-type="float" office:value="67265" calcext:value-type="float">
            <text:p>67265</text:p>
          </table:table-cell>
          <table:table-cell table:formula="of:=[.H557] - [.J557]" office:value-type="float" office:value="60115" calcext:value-type="float">
            <text:p>6011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7-10" calcext:value-type="date">
            <text:p>10.07.2024</text:p>
          </table:table-cell>
          <table:table-cell table:style-name="ce43" table:formula="of:=MONTH([.A558])" office:value-type="float" office:value="7" calcext:value-type="float">
            <text:p>7</text:p>
          </table:table-cell>
          <table:table-cell table:formula="of:=WEEKDAY([.A558];2)" office:value-type="float" office:value="3" calcext:value-type="float">
            <text:p>3</text:p>
          </table:table-cell>
          <table:table-cell table:style-name="ce1" office:value-type="string" calcext:value-type="string">
            <text:p>LATO</text:p>
          </table:table-cell>
          <table:table-cell table:formula="of:=IF([.D558] = &quot;ZIMA&quot;; 0.2; IF([.D558] = &quot;WIOSNA&quot;; 0.5; IF([.D558] = &quot;LATO&quot;; 0.9; 0.4)))" office:value-type="float" office:value="0.9" calcext:value-type="float">
            <text:p>0,9</text:p>
          </table:table-cell>
          <table:table-cell table:style-name="ce43" table:formula="of:=[.F557] + IF(AND([.B557]&lt;&gt;[.B558]; [.K557]&gt;= 2400);3;0)" office:value-type="float" office:value="49" calcext:value-type="float">
            <text:p>49</text:p>
          </table:table-cell>
          <table:table-cell table:formula="of:= IF([.C558] &lt; 6; [.$M$7] * FLOOR([.E558] * [.F558]); 0)" office:value-type="float" office:value="1320" calcext:value-type="float">
            <text:p>1320</text:p>
          </table:table-cell>
          <table:table-cell table:formula="of:=[.H557] + [.G558]" office:value-type="float" office:value="128700" calcext:value-type="float">
            <text:p>128700</text:p>
          </table:table-cell>
          <table:table-cell table:style-name="ce43" table:formula="of:=IF([.C558] = 7; [.F558] * 15; 0) + IF(AND([.B557]&lt;&gt;[.B558]; [.K557]&gt;= 2400);2400;0)" office:value-type="float" office:value="0" calcext:value-type="float">
            <text:p>0</text:p>
          </table:table-cell>
          <table:table-cell table:formula="of:=[.J557] + [.I558]" office:value-type="float" office:value="67265" calcext:value-type="float">
            <text:p>67265</text:p>
          </table:table-cell>
          <table:table-cell table:formula="of:=[.H558] - [.J558]" office:value-type="float" office:value="61435" calcext:value-type="float">
            <text:p>6143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7-11" calcext:value-type="date">
            <text:p>11.07.2024</text:p>
          </table:table-cell>
          <table:table-cell table:style-name="ce43" table:formula="of:=MONTH([.A559])" office:value-type="float" office:value="7" calcext:value-type="float">
            <text:p>7</text:p>
          </table:table-cell>
          <table:table-cell table:formula="of:=WEEKDAY([.A559];2)" office:value-type="float" office:value="4" calcext:value-type="float">
            <text:p>4</text:p>
          </table:table-cell>
          <table:table-cell table:style-name="ce1" office:value-type="string" calcext:value-type="string">
            <text:p>LATO</text:p>
          </table:table-cell>
          <table:table-cell table:formula="of:=IF([.D559] = &quot;ZIMA&quot;; 0.2; IF([.D559] = &quot;WIOSNA&quot;; 0.5; IF([.D559] = &quot;LATO&quot;; 0.9; 0.4)))" office:value-type="float" office:value="0.9" calcext:value-type="float">
            <text:p>0,9</text:p>
          </table:table-cell>
          <table:table-cell table:style-name="ce43" table:formula="of:=[.F558] + IF(AND([.B558]&lt;&gt;[.B559]; [.K558]&gt;= 2400);3;0)" office:value-type="float" office:value="49" calcext:value-type="float">
            <text:p>49</text:p>
          </table:table-cell>
          <table:table-cell table:formula="of:= IF([.C559] &lt; 6; [.$M$7] * FLOOR([.E559] * [.F559]); 0)" office:value-type="float" office:value="1320" calcext:value-type="float">
            <text:p>1320</text:p>
          </table:table-cell>
          <table:table-cell table:formula="of:=[.H558] + [.G559]" office:value-type="float" office:value="130020" calcext:value-type="float">
            <text:p>130020</text:p>
          </table:table-cell>
          <table:table-cell table:style-name="ce43" table:formula="of:=IF([.C559] = 7; [.F559] * 15; 0) + IF(AND([.B558]&lt;&gt;[.B559]; [.K558]&gt;= 2400);2400;0)" office:value-type="float" office:value="0" calcext:value-type="float">
            <text:p>0</text:p>
          </table:table-cell>
          <table:table-cell table:formula="of:=[.J558] + [.I559]" office:value-type="float" office:value="67265" calcext:value-type="float">
            <text:p>67265</text:p>
          </table:table-cell>
          <table:table-cell table:formula="of:=[.H559] - [.J559]" office:value-type="float" office:value="62755" calcext:value-type="float">
            <text:p>6275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7-12" calcext:value-type="date">
            <text:p>12.07.2024</text:p>
          </table:table-cell>
          <table:table-cell table:style-name="ce43" table:formula="of:=MONTH([.A560])" office:value-type="float" office:value="7" calcext:value-type="float">
            <text:p>7</text:p>
          </table:table-cell>
          <table:table-cell table:formula="of:=WEEKDAY([.A560];2)" office:value-type="float" office:value="5" calcext:value-type="float">
            <text:p>5</text:p>
          </table:table-cell>
          <table:table-cell table:style-name="ce1" office:value-type="string" calcext:value-type="string">
            <text:p>LATO</text:p>
          </table:table-cell>
          <table:table-cell table:formula="of:=IF([.D560] = &quot;ZIMA&quot;; 0.2; IF([.D560] = &quot;WIOSNA&quot;; 0.5; IF([.D560] = &quot;LATO&quot;; 0.9; 0.4)))" office:value-type="float" office:value="0.9" calcext:value-type="float">
            <text:p>0,9</text:p>
          </table:table-cell>
          <table:table-cell table:style-name="ce43" table:formula="of:=[.F559] + IF(AND([.B559]&lt;&gt;[.B560]; [.K559]&gt;= 2400);3;0)" office:value-type="float" office:value="49" calcext:value-type="float">
            <text:p>49</text:p>
          </table:table-cell>
          <table:table-cell table:formula="of:= IF([.C560] &lt; 6; [.$M$7] * FLOOR([.E560] * [.F560]); 0)" office:value-type="float" office:value="1320" calcext:value-type="float">
            <text:p>1320</text:p>
          </table:table-cell>
          <table:table-cell table:formula="of:=[.H559] + [.G560]" office:value-type="float" office:value="131340" calcext:value-type="float">
            <text:p>131340</text:p>
          </table:table-cell>
          <table:table-cell table:style-name="ce43" table:formula="of:=IF([.C560] = 7; [.F560] * 15; 0) + IF(AND([.B559]&lt;&gt;[.B560]; [.K559]&gt;= 2400);2400;0)" office:value-type="float" office:value="0" calcext:value-type="float">
            <text:p>0</text:p>
          </table:table-cell>
          <table:table-cell table:formula="of:=[.J559] + [.I560]" office:value-type="float" office:value="67265" calcext:value-type="float">
            <text:p>67265</text:p>
          </table:table-cell>
          <table:table-cell table:formula="of:=[.H560] - [.J560]" office:value-type="float" office:value="64075" calcext:value-type="float">
            <text:p>6407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7-13" calcext:value-type="date">
            <text:p>13.07.2024</text:p>
          </table:table-cell>
          <table:table-cell table:style-name="ce43" table:formula="of:=MONTH([.A561])" office:value-type="float" office:value="7" calcext:value-type="float">
            <text:p>7</text:p>
          </table:table-cell>
          <table:table-cell table:formula="of:=WEEKDAY([.A561];2)" office:value-type="float" office:value="6" calcext:value-type="float">
            <text:p>6</text:p>
          </table:table-cell>
          <table:table-cell table:style-name="ce1" office:value-type="string" calcext:value-type="string">
            <text:p>LATO</text:p>
          </table:table-cell>
          <table:table-cell table:formula="of:=IF([.D561] = &quot;ZIMA&quot;; 0.2; IF([.D561] = &quot;WIOSNA&quot;; 0.5; IF([.D561] = &quot;LATO&quot;; 0.9; 0.4)))" office:value-type="float" office:value="0.9" calcext:value-type="float">
            <text:p>0,9</text:p>
          </table:table-cell>
          <table:table-cell table:style-name="ce43" table:formula="of:=[.F560] + IF(AND([.B560]&lt;&gt;[.B561]; [.K560]&gt;= 2400);3;0)" office:value-type="float" office:value="49" calcext:value-type="float">
            <text:p>49</text:p>
          </table:table-cell>
          <table:table-cell table:formula="of:= IF([.C561] &lt; 6; [.$M$7] * FLOOR([.E561] * [.F561]); 0)" office:value-type="float" office:value="0" calcext:value-type="float">
            <text:p>0</text:p>
          </table:table-cell>
          <table:table-cell table:formula="of:=[.H560] + [.G561]" office:value-type="float" office:value="131340" calcext:value-type="float">
            <text:p>131340</text:p>
          </table:table-cell>
          <table:table-cell table:style-name="ce43" table:formula="of:=IF([.C561] = 7; [.F561] * 15; 0) + IF(AND([.B560]&lt;&gt;[.B561]; [.K560]&gt;= 2400);2400;0)" office:value-type="float" office:value="0" calcext:value-type="float">
            <text:p>0</text:p>
          </table:table-cell>
          <table:table-cell table:formula="of:=[.J560] + [.I561]" office:value-type="float" office:value="67265" calcext:value-type="float">
            <text:p>67265</text:p>
          </table:table-cell>
          <table:table-cell table:formula="of:=[.H561] - [.J561]" office:value-type="float" office:value="64075" calcext:value-type="float">
            <text:p>6407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7-14" calcext:value-type="date">
            <text:p>14.07.2024</text:p>
          </table:table-cell>
          <table:table-cell table:style-name="ce43" table:formula="of:=MONTH([.A562])" office:value-type="float" office:value="7" calcext:value-type="float">
            <text:p>7</text:p>
          </table:table-cell>
          <table:table-cell table:formula="of:=WEEKDAY([.A562];2)" office:value-type="float" office:value="7" calcext:value-type="float">
            <text:p>7</text:p>
          </table:table-cell>
          <table:table-cell table:style-name="ce1" office:value-type="string" calcext:value-type="string">
            <text:p>LATO</text:p>
          </table:table-cell>
          <table:table-cell table:formula="of:=IF([.D562] = &quot;ZIMA&quot;; 0.2; IF([.D562] = &quot;WIOSNA&quot;; 0.5; IF([.D562] = &quot;LATO&quot;; 0.9; 0.4)))" office:value-type="float" office:value="0.9" calcext:value-type="float">
            <text:p>0,9</text:p>
          </table:table-cell>
          <table:table-cell table:style-name="ce43" table:formula="of:=[.F561] + IF(AND([.B561]&lt;&gt;[.B562]; [.K561]&gt;= 2400);3;0)" office:value-type="float" office:value="49" calcext:value-type="float">
            <text:p>49</text:p>
          </table:table-cell>
          <table:table-cell table:formula="of:= IF([.C562] &lt; 6; [.$M$7] * FLOOR([.E562] * [.F562]); 0)" office:value-type="float" office:value="0" calcext:value-type="float">
            <text:p>0</text:p>
          </table:table-cell>
          <table:table-cell table:formula="of:=[.H561] + [.G562]" office:value-type="float" office:value="131340" calcext:value-type="float">
            <text:p>131340</text:p>
          </table:table-cell>
          <table:table-cell table:style-name="ce43" table:formula="of:=IF([.C562] = 7; [.F562] * 15; 0) + IF(AND([.B561]&lt;&gt;[.B562]; [.K561]&gt;= 2400);2400;0)" office:value-type="float" office:value="735" calcext:value-type="float">
            <text:p>735</text:p>
          </table:table-cell>
          <table:table-cell table:formula="of:=[.J561] + [.I562]" office:value-type="float" office:value="68000" calcext:value-type="float">
            <text:p>68000</text:p>
          </table:table-cell>
          <table:table-cell table:formula="of:=[.H562] - [.J562]" office:value-type="float" office:value="63340" calcext:value-type="float">
            <text:p>6334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7-15" calcext:value-type="date">
            <text:p>15.07.2024</text:p>
          </table:table-cell>
          <table:table-cell table:style-name="ce43" table:formula="of:=MONTH([.A563])" office:value-type="float" office:value="7" calcext:value-type="float">
            <text:p>7</text:p>
          </table:table-cell>
          <table:table-cell table:formula="of:=WEEKDAY([.A563];2)" office:value-type="float" office:value="1" calcext:value-type="float">
            <text:p>1</text:p>
          </table:table-cell>
          <table:table-cell table:style-name="ce1" office:value-type="string" calcext:value-type="string">
            <text:p>LATO</text:p>
          </table:table-cell>
          <table:table-cell table:formula="of:=IF([.D563] = &quot;ZIMA&quot;; 0.2; IF([.D563] = &quot;WIOSNA&quot;; 0.5; IF([.D563] = &quot;LATO&quot;; 0.9; 0.4)))" office:value-type="float" office:value="0.9" calcext:value-type="float">
            <text:p>0,9</text:p>
          </table:table-cell>
          <table:table-cell table:style-name="ce43" table:formula="of:=[.F562] + IF(AND([.B562]&lt;&gt;[.B563]; [.K562]&gt;= 2400);3;0)" office:value-type="float" office:value="49" calcext:value-type="float">
            <text:p>49</text:p>
          </table:table-cell>
          <table:table-cell table:formula="of:= IF([.C563] &lt; 6; [.$M$7] * FLOOR([.E563] * [.F563]); 0)" office:value-type="float" office:value="1320" calcext:value-type="float">
            <text:p>1320</text:p>
          </table:table-cell>
          <table:table-cell table:formula="of:=[.H562] + [.G563]" office:value-type="float" office:value="132660" calcext:value-type="float">
            <text:p>132660</text:p>
          </table:table-cell>
          <table:table-cell table:style-name="ce43" table:formula="of:=IF([.C563] = 7; [.F563] * 15; 0) + IF(AND([.B562]&lt;&gt;[.B563]; [.K562]&gt;= 2400);2400;0)" office:value-type="float" office:value="0" calcext:value-type="float">
            <text:p>0</text:p>
          </table:table-cell>
          <table:table-cell table:formula="of:=[.J562] + [.I563]" office:value-type="float" office:value="68000" calcext:value-type="float">
            <text:p>68000</text:p>
          </table:table-cell>
          <table:table-cell table:formula="of:=[.H563] - [.J563]" office:value-type="float" office:value="64660" calcext:value-type="float">
            <text:p>6466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7-16" calcext:value-type="date">
            <text:p>16.07.2024</text:p>
          </table:table-cell>
          <table:table-cell table:style-name="ce43" table:formula="of:=MONTH([.A564])" office:value-type="float" office:value="7" calcext:value-type="float">
            <text:p>7</text:p>
          </table:table-cell>
          <table:table-cell table:formula="of:=WEEKDAY([.A564];2)" office:value-type="float" office:value="2" calcext:value-type="float">
            <text:p>2</text:p>
          </table:table-cell>
          <table:table-cell table:style-name="ce1" office:value-type="string" calcext:value-type="string">
            <text:p>LATO</text:p>
          </table:table-cell>
          <table:table-cell table:formula="of:=IF([.D564] = &quot;ZIMA&quot;; 0.2; IF([.D564] = &quot;WIOSNA&quot;; 0.5; IF([.D564] = &quot;LATO&quot;; 0.9; 0.4)))" office:value-type="float" office:value="0.9" calcext:value-type="float">
            <text:p>0,9</text:p>
          </table:table-cell>
          <table:table-cell table:style-name="ce43" table:formula="of:=[.F563] + IF(AND([.B563]&lt;&gt;[.B564]; [.K563]&gt;= 2400);3;0)" office:value-type="float" office:value="49" calcext:value-type="float">
            <text:p>49</text:p>
          </table:table-cell>
          <table:table-cell table:formula="of:= IF([.C564] &lt; 6; [.$M$7] * FLOOR([.E564] * [.F564]); 0)" office:value-type="float" office:value="1320" calcext:value-type="float">
            <text:p>1320</text:p>
          </table:table-cell>
          <table:table-cell table:formula="of:=[.H563] + [.G564]" office:value-type="float" office:value="133980" calcext:value-type="float">
            <text:p>133980</text:p>
          </table:table-cell>
          <table:table-cell table:style-name="ce43" table:formula="of:=IF([.C564] = 7; [.F564] * 15; 0) + IF(AND([.B563]&lt;&gt;[.B564]; [.K563]&gt;= 2400);2400;0)" office:value-type="float" office:value="0" calcext:value-type="float">
            <text:p>0</text:p>
          </table:table-cell>
          <table:table-cell table:formula="of:=[.J563] + [.I564]" office:value-type="float" office:value="68000" calcext:value-type="float">
            <text:p>68000</text:p>
          </table:table-cell>
          <table:table-cell table:formula="of:=[.H564] - [.J564]" office:value-type="float" office:value="65980" calcext:value-type="float">
            <text:p>6598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7-17" calcext:value-type="date">
            <text:p>17.07.2024</text:p>
          </table:table-cell>
          <table:table-cell table:style-name="ce43" table:formula="of:=MONTH([.A565])" office:value-type="float" office:value="7" calcext:value-type="float">
            <text:p>7</text:p>
          </table:table-cell>
          <table:table-cell table:formula="of:=WEEKDAY([.A565];2)" office:value-type="float" office:value="3" calcext:value-type="float">
            <text:p>3</text:p>
          </table:table-cell>
          <table:table-cell table:style-name="ce1" office:value-type="string" calcext:value-type="string">
            <text:p>LATO</text:p>
          </table:table-cell>
          <table:table-cell table:formula="of:=IF([.D565] = &quot;ZIMA&quot;; 0.2; IF([.D565] = &quot;WIOSNA&quot;; 0.5; IF([.D565] = &quot;LATO&quot;; 0.9; 0.4)))" office:value-type="float" office:value="0.9" calcext:value-type="float">
            <text:p>0,9</text:p>
          </table:table-cell>
          <table:table-cell table:style-name="ce43" table:formula="of:=[.F564] + IF(AND([.B564]&lt;&gt;[.B565]; [.K564]&gt;= 2400);3;0)" office:value-type="float" office:value="49" calcext:value-type="float">
            <text:p>49</text:p>
          </table:table-cell>
          <table:table-cell table:formula="of:= IF([.C565] &lt; 6; [.$M$7] * FLOOR([.E565] * [.F565]); 0)" office:value-type="float" office:value="1320" calcext:value-type="float">
            <text:p>1320</text:p>
          </table:table-cell>
          <table:table-cell table:formula="of:=[.H564] + [.G565]" office:value-type="float" office:value="135300" calcext:value-type="float">
            <text:p>135300</text:p>
          </table:table-cell>
          <table:table-cell table:style-name="ce43" table:formula="of:=IF([.C565] = 7; [.F565] * 15; 0) + IF(AND([.B564]&lt;&gt;[.B565]; [.K564]&gt;= 2400);2400;0)" office:value-type="float" office:value="0" calcext:value-type="float">
            <text:p>0</text:p>
          </table:table-cell>
          <table:table-cell table:formula="of:=[.J564] + [.I565]" office:value-type="float" office:value="68000" calcext:value-type="float">
            <text:p>68000</text:p>
          </table:table-cell>
          <table:table-cell table:formula="of:=[.H565] - [.J565]" office:value-type="float" office:value="67300" calcext:value-type="float">
            <text:p>6730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7-18" calcext:value-type="date">
            <text:p>18.07.2024</text:p>
          </table:table-cell>
          <table:table-cell table:style-name="ce43" table:formula="of:=MONTH([.A566])" office:value-type="float" office:value="7" calcext:value-type="float">
            <text:p>7</text:p>
          </table:table-cell>
          <table:table-cell table:formula="of:=WEEKDAY([.A566];2)" office:value-type="float" office:value="4" calcext:value-type="float">
            <text:p>4</text:p>
          </table:table-cell>
          <table:table-cell table:style-name="ce1" office:value-type="string" calcext:value-type="string">
            <text:p>LATO</text:p>
          </table:table-cell>
          <table:table-cell table:formula="of:=IF([.D566] = &quot;ZIMA&quot;; 0.2; IF([.D566] = &quot;WIOSNA&quot;; 0.5; IF([.D566] = &quot;LATO&quot;; 0.9; 0.4)))" office:value-type="float" office:value="0.9" calcext:value-type="float">
            <text:p>0,9</text:p>
          </table:table-cell>
          <table:table-cell table:style-name="ce43" table:formula="of:=[.F565] + IF(AND([.B565]&lt;&gt;[.B566]; [.K565]&gt;= 2400);3;0)" office:value-type="float" office:value="49" calcext:value-type="float">
            <text:p>49</text:p>
          </table:table-cell>
          <table:table-cell table:formula="of:= IF([.C566] &lt; 6; [.$M$7] * FLOOR([.E566] * [.F566]); 0)" office:value-type="float" office:value="1320" calcext:value-type="float">
            <text:p>1320</text:p>
          </table:table-cell>
          <table:table-cell table:formula="of:=[.H565] + [.G566]" office:value-type="float" office:value="136620" calcext:value-type="float">
            <text:p>136620</text:p>
          </table:table-cell>
          <table:table-cell table:style-name="ce43" table:formula="of:=IF([.C566] = 7; [.F566] * 15; 0) + IF(AND([.B565]&lt;&gt;[.B566]; [.K565]&gt;= 2400);2400;0)" office:value-type="float" office:value="0" calcext:value-type="float">
            <text:p>0</text:p>
          </table:table-cell>
          <table:table-cell table:formula="of:=[.J565] + [.I566]" office:value-type="float" office:value="68000" calcext:value-type="float">
            <text:p>68000</text:p>
          </table:table-cell>
          <table:table-cell table:formula="of:=[.H566] - [.J566]" office:value-type="float" office:value="68620" calcext:value-type="float">
            <text:p>6862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7-19" calcext:value-type="date">
            <text:p>19.07.2024</text:p>
          </table:table-cell>
          <table:table-cell table:style-name="ce43" table:formula="of:=MONTH([.A567])" office:value-type="float" office:value="7" calcext:value-type="float">
            <text:p>7</text:p>
          </table:table-cell>
          <table:table-cell table:formula="of:=WEEKDAY([.A567];2)" office:value-type="float" office:value="5" calcext:value-type="float">
            <text:p>5</text:p>
          </table:table-cell>
          <table:table-cell table:style-name="ce1" office:value-type="string" calcext:value-type="string">
            <text:p>LATO</text:p>
          </table:table-cell>
          <table:table-cell table:formula="of:=IF([.D567] = &quot;ZIMA&quot;; 0.2; IF([.D567] = &quot;WIOSNA&quot;; 0.5; IF([.D567] = &quot;LATO&quot;; 0.9; 0.4)))" office:value-type="float" office:value="0.9" calcext:value-type="float">
            <text:p>0,9</text:p>
          </table:table-cell>
          <table:table-cell table:style-name="ce43" table:formula="of:=[.F566] + IF(AND([.B566]&lt;&gt;[.B567]; [.K566]&gt;= 2400);3;0)" office:value-type="float" office:value="49" calcext:value-type="float">
            <text:p>49</text:p>
          </table:table-cell>
          <table:table-cell table:formula="of:= IF([.C567] &lt; 6; [.$M$7] * FLOOR([.E567] * [.F567]); 0)" office:value-type="float" office:value="1320" calcext:value-type="float">
            <text:p>1320</text:p>
          </table:table-cell>
          <table:table-cell table:formula="of:=[.H566] + [.G567]" office:value-type="float" office:value="137940" calcext:value-type="float">
            <text:p>137940</text:p>
          </table:table-cell>
          <table:table-cell table:style-name="ce43" table:formula="of:=IF([.C567] = 7; [.F567] * 15; 0) + IF(AND([.B566]&lt;&gt;[.B567]; [.K566]&gt;= 2400);2400;0)" office:value-type="float" office:value="0" calcext:value-type="float">
            <text:p>0</text:p>
          </table:table-cell>
          <table:table-cell table:formula="of:=[.J566] + [.I567]" office:value-type="float" office:value="68000" calcext:value-type="float">
            <text:p>68000</text:p>
          </table:table-cell>
          <table:table-cell table:formula="of:=[.H567] - [.J567]" office:value-type="float" office:value="69940" calcext:value-type="float">
            <text:p>6994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7-20" calcext:value-type="date">
            <text:p>20.07.2024</text:p>
          </table:table-cell>
          <table:table-cell table:style-name="ce43" table:formula="of:=MONTH([.A568])" office:value-type="float" office:value="7" calcext:value-type="float">
            <text:p>7</text:p>
          </table:table-cell>
          <table:table-cell table:formula="of:=WEEKDAY([.A568];2)" office:value-type="float" office:value="6" calcext:value-type="float">
            <text:p>6</text:p>
          </table:table-cell>
          <table:table-cell table:style-name="ce1" office:value-type="string" calcext:value-type="string">
            <text:p>LATO</text:p>
          </table:table-cell>
          <table:table-cell table:formula="of:=IF([.D568] = &quot;ZIMA&quot;; 0.2; IF([.D568] = &quot;WIOSNA&quot;; 0.5; IF([.D568] = &quot;LATO&quot;; 0.9; 0.4)))" office:value-type="float" office:value="0.9" calcext:value-type="float">
            <text:p>0,9</text:p>
          </table:table-cell>
          <table:table-cell table:style-name="ce43" table:formula="of:=[.F567] + IF(AND([.B567]&lt;&gt;[.B568]; [.K567]&gt;= 2400);3;0)" office:value-type="float" office:value="49" calcext:value-type="float">
            <text:p>49</text:p>
          </table:table-cell>
          <table:table-cell table:formula="of:= IF([.C568] &lt; 6; [.$M$7] * FLOOR([.E568] * [.F568]); 0)" office:value-type="float" office:value="0" calcext:value-type="float">
            <text:p>0</text:p>
          </table:table-cell>
          <table:table-cell table:formula="of:=[.H567] + [.G568]" office:value-type="float" office:value="137940" calcext:value-type="float">
            <text:p>137940</text:p>
          </table:table-cell>
          <table:table-cell table:style-name="ce43" table:formula="of:=IF([.C568] = 7; [.F568] * 15; 0) + IF(AND([.B567]&lt;&gt;[.B568]; [.K567]&gt;= 2400);2400;0)" office:value-type="float" office:value="0" calcext:value-type="float">
            <text:p>0</text:p>
          </table:table-cell>
          <table:table-cell table:formula="of:=[.J567] + [.I568]" office:value-type="float" office:value="68000" calcext:value-type="float">
            <text:p>68000</text:p>
          </table:table-cell>
          <table:table-cell table:formula="of:=[.H568] - [.J568]" office:value-type="float" office:value="69940" calcext:value-type="float">
            <text:p>6994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7-21" calcext:value-type="date">
            <text:p>21.07.2024</text:p>
          </table:table-cell>
          <table:table-cell table:style-name="ce43" table:formula="of:=MONTH([.A569])" office:value-type="float" office:value="7" calcext:value-type="float">
            <text:p>7</text:p>
          </table:table-cell>
          <table:table-cell table:formula="of:=WEEKDAY([.A569];2)" office:value-type="float" office:value="7" calcext:value-type="float">
            <text:p>7</text:p>
          </table:table-cell>
          <table:table-cell table:style-name="ce1" office:value-type="string" calcext:value-type="string">
            <text:p>LATO</text:p>
          </table:table-cell>
          <table:table-cell table:formula="of:=IF([.D569] = &quot;ZIMA&quot;; 0.2; IF([.D569] = &quot;WIOSNA&quot;; 0.5; IF([.D569] = &quot;LATO&quot;; 0.9; 0.4)))" office:value-type="float" office:value="0.9" calcext:value-type="float">
            <text:p>0,9</text:p>
          </table:table-cell>
          <table:table-cell table:style-name="ce43" table:formula="of:=[.F568] + IF(AND([.B568]&lt;&gt;[.B569]; [.K568]&gt;= 2400);3;0)" office:value-type="float" office:value="49" calcext:value-type="float">
            <text:p>49</text:p>
          </table:table-cell>
          <table:table-cell table:formula="of:= IF([.C569] &lt; 6; [.$M$7] * FLOOR([.E569] * [.F569]); 0)" office:value-type="float" office:value="0" calcext:value-type="float">
            <text:p>0</text:p>
          </table:table-cell>
          <table:table-cell table:formula="of:=[.H568] + [.G569]" office:value-type="float" office:value="137940" calcext:value-type="float">
            <text:p>137940</text:p>
          </table:table-cell>
          <table:table-cell table:style-name="ce43" table:formula="of:=IF([.C569] = 7; [.F569] * 15; 0) + IF(AND([.B568]&lt;&gt;[.B569]; [.K568]&gt;= 2400);2400;0)" office:value-type="float" office:value="735" calcext:value-type="float">
            <text:p>735</text:p>
          </table:table-cell>
          <table:table-cell table:formula="of:=[.J568] + [.I569]" office:value-type="float" office:value="68735" calcext:value-type="float">
            <text:p>68735</text:p>
          </table:table-cell>
          <table:table-cell table:formula="of:=[.H569] - [.J569]" office:value-type="float" office:value="69205" calcext:value-type="float">
            <text:p>6920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7-22" calcext:value-type="date">
            <text:p>22.07.2024</text:p>
          </table:table-cell>
          <table:table-cell table:style-name="ce43" table:formula="of:=MONTH([.A570])" office:value-type="float" office:value="7" calcext:value-type="float">
            <text:p>7</text:p>
          </table:table-cell>
          <table:table-cell table:formula="of:=WEEKDAY([.A570];2)" office:value-type="float" office:value="1" calcext:value-type="float">
            <text:p>1</text:p>
          </table:table-cell>
          <table:table-cell table:style-name="ce1" office:value-type="string" calcext:value-type="string">
            <text:p>LATO</text:p>
          </table:table-cell>
          <table:table-cell table:formula="of:=IF([.D570] = &quot;ZIMA&quot;; 0.2; IF([.D570] = &quot;WIOSNA&quot;; 0.5; IF([.D570] = &quot;LATO&quot;; 0.9; 0.4)))" office:value-type="float" office:value="0.9" calcext:value-type="float">
            <text:p>0,9</text:p>
          </table:table-cell>
          <table:table-cell table:style-name="ce43" table:formula="of:=[.F569] + IF(AND([.B569]&lt;&gt;[.B570]; [.K569]&gt;= 2400);3;0)" office:value-type="float" office:value="49" calcext:value-type="float">
            <text:p>49</text:p>
          </table:table-cell>
          <table:table-cell table:formula="of:= IF([.C570] &lt; 6; [.$M$7] * FLOOR([.E570] * [.F570]); 0)" office:value-type="float" office:value="1320" calcext:value-type="float">
            <text:p>1320</text:p>
          </table:table-cell>
          <table:table-cell table:formula="of:=[.H569] + [.G570]" office:value-type="float" office:value="139260" calcext:value-type="float">
            <text:p>139260</text:p>
          </table:table-cell>
          <table:table-cell table:style-name="ce43" table:formula="of:=IF([.C570] = 7; [.F570] * 15; 0) + IF(AND([.B569]&lt;&gt;[.B570]; [.K569]&gt;= 2400);2400;0)" office:value-type="float" office:value="0" calcext:value-type="float">
            <text:p>0</text:p>
          </table:table-cell>
          <table:table-cell table:formula="of:=[.J569] + [.I570]" office:value-type="float" office:value="68735" calcext:value-type="float">
            <text:p>68735</text:p>
          </table:table-cell>
          <table:table-cell table:formula="of:=[.H570] - [.J570]" office:value-type="float" office:value="70525" calcext:value-type="float">
            <text:p>7052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7-23" calcext:value-type="date">
            <text:p>23.07.2024</text:p>
          </table:table-cell>
          <table:table-cell table:style-name="ce43" table:formula="of:=MONTH([.A571])" office:value-type="float" office:value="7" calcext:value-type="float">
            <text:p>7</text:p>
          </table:table-cell>
          <table:table-cell table:formula="of:=WEEKDAY([.A571];2)" office:value-type="float" office:value="2" calcext:value-type="float">
            <text:p>2</text:p>
          </table:table-cell>
          <table:table-cell table:style-name="ce1" office:value-type="string" calcext:value-type="string">
            <text:p>LATO</text:p>
          </table:table-cell>
          <table:table-cell table:formula="of:=IF([.D571] = &quot;ZIMA&quot;; 0.2; IF([.D571] = &quot;WIOSNA&quot;; 0.5; IF([.D571] = &quot;LATO&quot;; 0.9; 0.4)))" office:value-type="float" office:value="0.9" calcext:value-type="float">
            <text:p>0,9</text:p>
          </table:table-cell>
          <table:table-cell table:style-name="ce43" table:formula="of:=[.F570] + IF(AND([.B570]&lt;&gt;[.B571]; [.K570]&gt;= 2400);3;0)" office:value-type="float" office:value="49" calcext:value-type="float">
            <text:p>49</text:p>
          </table:table-cell>
          <table:table-cell table:formula="of:= IF([.C571] &lt; 6; [.$M$7] * FLOOR([.E571] * [.F571]); 0)" office:value-type="float" office:value="1320" calcext:value-type="float">
            <text:p>1320</text:p>
          </table:table-cell>
          <table:table-cell table:formula="of:=[.H570] + [.G571]" office:value-type="float" office:value="140580" calcext:value-type="float">
            <text:p>140580</text:p>
          </table:table-cell>
          <table:table-cell table:style-name="ce43" table:formula="of:=IF([.C571] = 7; [.F571] * 15; 0) + IF(AND([.B570]&lt;&gt;[.B571]; [.K570]&gt;= 2400);2400;0)" office:value-type="float" office:value="0" calcext:value-type="float">
            <text:p>0</text:p>
          </table:table-cell>
          <table:table-cell table:formula="of:=[.J570] + [.I571]" office:value-type="float" office:value="68735" calcext:value-type="float">
            <text:p>68735</text:p>
          </table:table-cell>
          <table:table-cell table:formula="of:=[.H571] - [.J571]" office:value-type="float" office:value="71845" calcext:value-type="float">
            <text:p>7184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7-24" calcext:value-type="date">
            <text:p>24.07.2024</text:p>
          </table:table-cell>
          <table:table-cell table:style-name="ce43" table:formula="of:=MONTH([.A572])" office:value-type="float" office:value="7" calcext:value-type="float">
            <text:p>7</text:p>
          </table:table-cell>
          <table:table-cell table:formula="of:=WEEKDAY([.A572];2)" office:value-type="float" office:value="3" calcext:value-type="float">
            <text:p>3</text:p>
          </table:table-cell>
          <table:table-cell table:style-name="ce1" office:value-type="string" calcext:value-type="string">
            <text:p>LATO</text:p>
          </table:table-cell>
          <table:table-cell table:formula="of:=IF([.D572] = &quot;ZIMA&quot;; 0.2; IF([.D572] = &quot;WIOSNA&quot;; 0.5; IF([.D572] = &quot;LATO&quot;; 0.9; 0.4)))" office:value-type="float" office:value="0.9" calcext:value-type="float">
            <text:p>0,9</text:p>
          </table:table-cell>
          <table:table-cell table:style-name="ce43" table:formula="of:=[.F571] + IF(AND([.B571]&lt;&gt;[.B572]; [.K571]&gt;= 2400);3;0)" office:value-type="float" office:value="49" calcext:value-type="float">
            <text:p>49</text:p>
          </table:table-cell>
          <table:table-cell table:formula="of:= IF([.C572] &lt; 6; [.$M$7] * FLOOR([.E572] * [.F572]); 0)" office:value-type="float" office:value="1320" calcext:value-type="float">
            <text:p>1320</text:p>
          </table:table-cell>
          <table:table-cell table:formula="of:=[.H571] + [.G572]" office:value-type="float" office:value="141900" calcext:value-type="float">
            <text:p>141900</text:p>
          </table:table-cell>
          <table:table-cell table:style-name="ce43" table:formula="of:=IF([.C572] = 7; [.F572] * 15; 0) + IF(AND([.B571]&lt;&gt;[.B572]; [.K571]&gt;= 2400);2400;0)" office:value-type="float" office:value="0" calcext:value-type="float">
            <text:p>0</text:p>
          </table:table-cell>
          <table:table-cell table:formula="of:=[.J571] + [.I572]" office:value-type="float" office:value="68735" calcext:value-type="float">
            <text:p>68735</text:p>
          </table:table-cell>
          <table:table-cell table:formula="of:=[.H572] - [.J572]" office:value-type="float" office:value="73165" calcext:value-type="float">
            <text:p>7316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7-25" calcext:value-type="date">
            <text:p>25.07.2024</text:p>
          </table:table-cell>
          <table:table-cell table:style-name="ce43" table:formula="of:=MONTH([.A573])" office:value-type="float" office:value="7" calcext:value-type="float">
            <text:p>7</text:p>
          </table:table-cell>
          <table:table-cell table:formula="of:=WEEKDAY([.A573];2)" office:value-type="float" office:value="4" calcext:value-type="float">
            <text:p>4</text:p>
          </table:table-cell>
          <table:table-cell table:style-name="ce1" office:value-type="string" calcext:value-type="string">
            <text:p>LATO</text:p>
          </table:table-cell>
          <table:table-cell table:formula="of:=IF([.D573] = &quot;ZIMA&quot;; 0.2; IF([.D573] = &quot;WIOSNA&quot;; 0.5; IF([.D573] = &quot;LATO&quot;; 0.9; 0.4)))" office:value-type="float" office:value="0.9" calcext:value-type="float">
            <text:p>0,9</text:p>
          </table:table-cell>
          <table:table-cell table:style-name="ce43" table:formula="of:=[.F572] + IF(AND([.B572]&lt;&gt;[.B573]; [.K572]&gt;= 2400);3;0)" office:value-type="float" office:value="49" calcext:value-type="float">
            <text:p>49</text:p>
          </table:table-cell>
          <table:table-cell table:formula="of:= IF([.C573] &lt; 6; [.$M$7] * FLOOR([.E573] * [.F573]); 0)" office:value-type="float" office:value="1320" calcext:value-type="float">
            <text:p>1320</text:p>
          </table:table-cell>
          <table:table-cell table:formula="of:=[.H572] + [.G573]" office:value-type="float" office:value="143220" calcext:value-type="float">
            <text:p>143220</text:p>
          </table:table-cell>
          <table:table-cell table:style-name="ce43" table:formula="of:=IF([.C573] = 7; [.F573] * 15; 0) + IF(AND([.B572]&lt;&gt;[.B573]; [.K572]&gt;= 2400);2400;0)" office:value-type="float" office:value="0" calcext:value-type="float">
            <text:p>0</text:p>
          </table:table-cell>
          <table:table-cell table:formula="of:=[.J572] + [.I573]" office:value-type="float" office:value="68735" calcext:value-type="float">
            <text:p>68735</text:p>
          </table:table-cell>
          <table:table-cell table:formula="of:=[.H573] - [.J573]" office:value-type="float" office:value="74485" calcext:value-type="float">
            <text:p>7448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7-26" calcext:value-type="date">
            <text:p>26.07.2024</text:p>
          </table:table-cell>
          <table:table-cell table:style-name="ce43" table:formula="of:=MONTH([.A574])" office:value-type="float" office:value="7" calcext:value-type="float">
            <text:p>7</text:p>
          </table:table-cell>
          <table:table-cell table:formula="of:=WEEKDAY([.A574];2)" office:value-type="float" office:value="5" calcext:value-type="float">
            <text:p>5</text:p>
          </table:table-cell>
          <table:table-cell table:style-name="ce1" office:value-type="string" calcext:value-type="string">
            <text:p>LATO</text:p>
          </table:table-cell>
          <table:table-cell table:formula="of:=IF([.D574] = &quot;ZIMA&quot;; 0.2; IF([.D574] = &quot;WIOSNA&quot;; 0.5; IF([.D574] = &quot;LATO&quot;; 0.9; 0.4)))" office:value-type="float" office:value="0.9" calcext:value-type="float">
            <text:p>0,9</text:p>
          </table:table-cell>
          <table:table-cell table:style-name="ce43" table:formula="of:=[.F573] + IF(AND([.B573]&lt;&gt;[.B574]; [.K573]&gt;= 2400);3;0)" office:value-type="float" office:value="49" calcext:value-type="float">
            <text:p>49</text:p>
          </table:table-cell>
          <table:table-cell table:formula="of:= IF([.C574] &lt; 6; [.$M$7] * FLOOR([.E574] * [.F574]); 0)" office:value-type="float" office:value="1320" calcext:value-type="float">
            <text:p>1320</text:p>
          </table:table-cell>
          <table:table-cell table:formula="of:=[.H573] + [.G574]" office:value-type="float" office:value="144540" calcext:value-type="float">
            <text:p>144540</text:p>
          </table:table-cell>
          <table:table-cell table:style-name="ce43" table:formula="of:=IF([.C574] = 7; [.F574] * 15; 0) + IF(AND([.B573]&lt;&gt;[.B574]; [.K573]&gt;= 2400);2400;0)" office:value-type="float" office:value="0" calcext:value-type="float">
            <text:p>0</text:p>
          </table:table-cell>
          <table:table-cell table:formula="of:=[.J573] + [.I574]" office:value-type="float" office:value="68735" calcext:value-type="float">
            <text:p>68735</text:p>
          </table:table-cell>
          <table:table-cell table:formula="of:=[.H574] - [.J574]" office:value-type="float" office:value="75805" calcext:value-type="float">
            <text:p>7580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7-27" calcext:value-type="date">
            <text:p>27.07.2024</text:p>
          </table:table-cell>
          <table:table-cell table:style-name="ce43" table:formula="of:=MONTH([.A575])" office:value-type="float" office:value="7" calcext:value-type="float">
            <text:p>7</text:p>
          </table:table-cell>
          <table:table-cell table:formula="of:=WEEKDAY([.A575];2)" office:value-type="float" office:value="6" calcext:value-type="float">
            <text:p>6</text:p>
          </table:table-cell>
          <table:table-cell table:style-name="ce1" office:value-type="string" calcext:value-type="string">
            <text:p>LATO</text:p>
          </table:table-cell>
          <table:table-cell table:formula="of:=IF([.D575] = &quot;ZIMA&quot;; 0.2; IF([.D575] = &quot;WIOSNA&quot;; 0.5; IF([.D575] = &quot;LATO&quot;; 0.9; 0.4)))" office:value-type="float" office:value="0.9" calcext:value-type="float">
            <text:p>0,9</text:p>
          </table:table-cell>
          <table:table-cell table:style-name="ce43" table:formula="of:=[.F574] + IF(AND([.B574]&lt;&gt;[.B575]; [.K574]&gt;= 2400);3;0)" office:value-type="float" office:value="49" calcext:value-type="float">
            <text:p>49</text:p>
          </table:table-cell>
          <table:table-cell table:formula="of:= IF([.C575] &lt; 6; [.$M$7] * FLOOR([.E575] * [.F575]); 0)" office:value-type="float" office:value="0" calcext:value-type="float">
            <text:p>0</text:p>
          </table:table-cell>
          <table:table-cell table:formula="of:=[.H574] + [.G575]" office:value-type="float" office:value="144540" calcext:value-type="float">
            <text:p>144540</text:p>
          </table:table-cell>
          <table:table-cell table:style-name="ce43" table:formula="of:=IF([.C575] = 7; [.F575] * 15; 0) + IF(AND([.B574]&lt;&gt;[.B575]; [.K574]&gt;= 2400);2400;0)" office:value-type="float" office:value="0" calcext:value-type="float">
            <text:p>0</text:p>
          </table:table-cell>
          <table:table-cell table:formula="of:=[.J574] + [.I575]" office:value-type="float" office:value="68735" calcext:value-type="float">
            <text:p>68735</text:p>
          </table:table-cell>
          <table:table-cell table:formula="of:=[.H575] - [.J575]" office:value-type="float" office:value="75805" calcext:value-type="float">
            <text:p>7580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7-28" calcext:value-type="date">
            <text:p>28.07.2024</text:p>
          </table:table-cell>
          <table:table-cell table:style-name="ce43" table:formula="of:=MONTH([.A576])" office:value-type="float" office:value="7" calcext:value-type="float">
            <text:p>7</text:p>
          </table:table-cell>
          <table:table-cell table:formula="of:=WEEKDAY([.A576];2)" office:value-type="float" office:value="7" calcext:value-type="float">
            <text:p>7</text:p>
          </table:table-cell>
          <table:table-cell table:style-name="ce1" office:value-type="string" calcext:value-type="string">
            <text:p>LATO</text:p>
          </table:table-cell>
          <table:table-cell table:formula="of:=IF([.D576] = &quot;ZIMA&quot;; 0.2; IF([.D576] = &quot;WIOSNA&quot;; 0.5; IF([.D576] = &quot;LATO&quot;; 0.9; 0.4)))" office:value-type="float" office:value="0.9" calcext:value-type="float">
            <text:p>0,9</text:p>
          </table:table-cell>
          <table:table-cell table:style-name="ce43" table:formula="of:=[.F575] + IF(AND([.B575]&lt;&gt;[.B576]; [.K575]&gt;= 2400);3;0)" office:value-type="float" office:value="49" calcext:value-type="float">
            <text:p>49</text:p>
          </table:table-cell>
          <table:table-cell table:formula="of:= IF([.C576] &lt; 6; [.$M$7] * FLOOR([.E576] * [.F576]); 0)" office:value-type="float" office:value="0" calcext:value-type="float">
            <text:p>0</text:p>
          </table:table-cell>
          <table:table-cell table:formula="of:=[.H575] + [.G576]" office:value-type="float" office:value="144540" calcext:value-type="float">
            <text:p>144540</text:p>
          </table:table-cell>
          <table:table-cell table:style-name="ce43" table:formula="of:=IF([.C576] = 7; [.F576] * 15; 0) + IF(AND([.B575]&lt;&gt;[.B576]; [.K575]&gt;= 2400);2400;0)" office:value-type="float" office:value="735" calcext:value-type="float">
            <text:p>735</text:p>
          </table:table-cell>
          <table:table-cell table:formula="of:=[.J575] + [.I576]" office:value-type="float" office:value="69470" calcext:value-type="float">
            <text:p>69470</text:p>
          </table:table-cell>
          <table:table-cell table:formula="of:=[.H576] - [.J576]" office:value-type="float" office:value="75070" calcext:value-type="float">
            <text:p>7507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7-29" calcext:value-type="date">
            <text:p>29.07.2024</text:p>
          </table:table-cell>
          <table:table-cell table:style-name="ce43" table:formula="of:=MONTH([.A577])" office:value-type="float" office:value="7" calcext:value-type="float">
            <text:p>7</text:p>
          </table:table-cell>
          <table:table-cell table:formula="of:=WEEKDAY([.A577];2)" office:value-type="float" office:value="1" calcext:value-type="float">
            <text:p>1</text:p>
          </table:table-cell>
          <table:table-cell table:style-name="ce1" office:value-type="string" calcext:value-type="string">
            <text:p>LATO</text:p>
          </table:table-cell>
          <table:table-cell table:formula="of:=IF([.D577] = &quot;ZIMA&quot;; 0.2; IF([.D577] = &quot;WIOSNA&quot;; 0.5; IF([.D577] = &quot;LATO&quot;; 0.9; 0.4)))" office:value-type="float" office:value="0.9" calcext:value-type="float">
            <text:p>0,9</text:p>
          </table:table-cell>
          <table:table-cell table:style-name="ce43" table:formula="of:=[.F576] + IF(AND([.B576]&lt;&gt;[.B577]; [.K576]&gt;= 2400);3;0)" office:value-type="float" office:value="49" calcext:value-type="float">
            <text:p>49</text:p>
          </table:table-cell>
          <table:table-cell table:formula="of:= IF([.C577] &lt; 6; [.$M$7] * FLOOR([.E577] * [.F577]); 0)" office:value-type="float" office:value="1320" calcext:value-type="float">
            <text:p>1320</text:p>
          </table:table-cell>
          <table:table-cell table:formula="of:=[.H576] + [.G577]" office:value-type="float" office:value="145860" calcext:value-type="float">
            <text:p>145860</text:p>
          </table:table-cell>
          <table:table-cell table:style-name="ce43" table:formula="of:=IF([.C577] = 7; [.F577] * 15; 0) + IF(AND([.B576]&lt;&gt;[.B577]; [.K576]&gt;= 2400);2400;0)" office:value-type="float" office:value="0" calcext:value-type="float">
            <text:p>0</text:p>
          </table:table-cell>
          <table:table-cell table:formula="of:=[.J576] + [.I577]" office:value-type="float" office:value="69470" calcext:value-type="float">
            <text:p>69470</text:p>
          </table:table-cell>
          <table:table-cell table:formula="of:=[.H577] - [.J577]" office:value-type="float" office:value="76390" calcext:value-type="float">
            <text:p>7639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7-30" calcext:value-type="date">
            <text:p>30.07.2024</text:p>
          </table:table-cell>
          <table:table-cell table:style-name="ce43" table:formula="of:=MONTH([.A578])" office:value-type="float" office:value="7" calcext:value-type="float">
            <text:p>7</text:p>
          </table:table-cell>
          <table:table-cell table:formula="of:=WEEKDAY([.A578];2)" office:value-type="float" office:value="2" calcext:value-type="float">
            <text:p>2</text:p>
          </table:table-cell>
          <table:table-cell table:style-name="ce1" office:value-type="string" calcext:value-type="string">
            <text:p>LATO</text:p>
          </table:table-cell>
          <table:table-cell table:formula="of:=IF([.D578] = &quot;ZIMA&quot;; 0.2; IF([.D578] = &quot;WIOSNA&quot;; 0.5; IF([.D578] = &quot;LATO&quot;; 0.9; 0.4)))" office:value-type="float" office:value="0.9" calcext:value-type="float">
            <text:p>0,9</text:p>
          </table:table-cell>
          <table:table-cell table:style-name="ce43" table:formula="of:=[.F577] + IF(AND([.B577]&lt;&gt;[.B578]; [.K577]&gt;= 2400);3;0)" office:value-type="float" office:value="49" calcext:value-type="float">
            <text:p>49</text:p>
          </table:table-cell>
          <table:table-cell table:formula="of:= IF([.C578] &lt; 6; [.$M$7] * FLOOR([.E578] * [.F578]); 0)" office:value-type="float" office:value="1320" calcext:value-type="float">
            <text:p>1320</text:p>
          </table:table-cell>
          <table:table-cell table:formula="of:=[.H577] + [.G578]" office:value-type="float" office:value="147180" calcext:value-type="float">
            <text:p>147180</text:p>
          </table:table-cell>
          <table:table-cell table:style-name="ce43" table:formula="of:=IF([.C578] = 7; [.F578] * 15; 0) + IF(AND([.B577]&lt;&gt;[.B578]; [.K577]&gt;= 2400);2400;0)" office:value-type="float" office:value="0" calcext:value-type="float">
            <text:p>0</text:p>
          </table:table-cell>
          <table:table-cell table:formula="of:=[.J577] + [.I578]" office:value-type="float" office:value="69470" calcext:value-type="float">
            <text:p>69470</text:p>
          </table:table-cell>
          <table:table-cell table:formula="of:=[.H578] - [.J578]" office:value-type="float" office:value="77710" calcext:value-type="float">
            <text:p>7771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7-31" calcext:value-type="date">
            <text:p>31.07.2024</text:p>
          </table:table-cell>
          <table:table-cell table:style-name="ce43" table:formula="of:=MONTH([.A579])" office:value-type="float" office:value="7" calcext:value-type="float">
            <text:p>7</text:p>
          </table:table-cell>
          <table:table-cell table:formula="of:=WEEKDAY([.A579];2)" office:value-type="float" office:value="3" calcext:value-type="float">
            <text:p>3</text:p>
          </table:table-cell>
          <table:table-cell table:style-name="ce1" office:value-type="string" calcext:value-type="string">
            <text:p>LATO</text:p>
          </table:table-cell>
          <table:table-cell table:formula="of:=IF([.D579] = &quot;ZIMA&quot;; 0.2; IF([.D579] = &quot;WIOSNA&quot;; 0.5; IF([.D579] = &quot;LATO&quot;; 0.9; 0.4)))" office:value-type="float" office:value="0.9" calcext:value-type="float">
            <text:p>0,9</text:p>
          </table:table-cell>
          <table:table-cell table:style-name="ce43" table:formula="of:=[.F578] + IF(AND([.B578]&lt;&gt;[.B579]; [.K578]&gt;= 2400);3;0)" office:value-type="float" office:value="49" calcext:value-type="float">
            <text:p>49</text:p>
          </table:table-cell>
          <table:table-cell table:formula="of:= IF([.C579] &lt; 6; [.$M$7] * FLOOR([.E579] * [.F579]); 0)" office:value-type="float" office:value="1320" calcext:value-type="float">
            <text:p>1320</text:p>
          </table:table-cell>
          <table:table-cell table:formula="of:=[.H578] + [.G579]" office:value-type="float" office:value="148500" calcext:value-type="float">
            <text:p>148500</text:p>
          </table:table-cell>
          <table:table-cell table:style-name="ce43" table:formula="of:=IF([.C579] = 7; [.F579] * 15; 0) + IF(AND([.B578]&lt;&gt;[.B579]; [.K578]&gt;= 2400);2400;0)" office:value-type="float" office:value="0" calcext:value-type="float">
            <text:p>0</text:p>
          </table:table-cell>
          <table:table-cell table:formula="of:=[.J578] + [.I579]" office:value-type="float" office:value="69470" calcext:value-type="float">
            <text:p>69470</text:p>
          </table:table-cell>
          <table:table-cell table:formula="of:=[.H579] - [.J579]" office:value-type="float" office:value="79030" calcext:value-type="float">
            <text:p>7903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8-01" calcext:value-type="date">
            <text:p>1.08.2024</text:p>
          </table:table-cell>
          <table:table-cell table:style-name="ce43" table:formula="of:=MONTH([.A580])" office:value-type="float" office:value="8" calcext:value-type="float">
            <text:p>8</text:p>
          </table:table-cell>
          <table:table-cell table:formula="of:=WEEKDAY([.A580];2)" office:value-type="float" office:value="4" calcext:value-type="float">
            <text:p>4</text:p>
          </table:table-cell>
          <table:table-cell table:style-name="ce1" office:value-type="string" calcext:value-type="string">
            <text:p>LATO</text:p>
          </table:table-cell>
          <table:table-cell table:formula="of:=IF([.D580] = &quot;ZIMA&quot;; 0.2; IF([.D580] = &quot;WIOSNA&quot;; 0.5; IF([.D580] = &quot;LATO&quot;; 0.9; 0.4)))" office:value-type="float" office:value="0.9" calcext:value-type="float">
            <text:p>0,9</text:p>
          </table:table-cell>
          <table:table-cell table:style-name="ce43" table:formula="of:=[.F579] + IF(AND([.B579]&lt;&gt;[.B580]; [.K579]&gt;= 2400);3;0)" office:value-type="float" office:value="52" calcext:value-type="float">
            <text:p>52</text:p>
          </table:table-cell>
          <table:table-cell table:formula="of:= IF([.C580] &lt; 6; [.$M$7] * FLOOR([.E580] * [.F580]); 0)" office:value-type="float" office:value="1380" calcext:value-type="float">
            <text:p>1380</text:p>
          </table:table-cell>
          <table:table-cell table:formula="of:=[.H579] + [.G580]" office:value-type="float" office:value="149880" calcext:value-type="float">
            <text:p>149880</text:p>
          </table:table-cell>
          <table:table-cell table:style-name="ce43" table:formula="of:=IF([.C580] = 7; [.F580] * 15; 0) + IF(AND([.B579]&lt;&gt;[.B580]; [.K579]&gt;= 2400);2400;0)" office:value-type="float" office:value="2400" calcext:value-type="float">
            <text:p>2400</text:p>
          </table:table-cell>
          <table:table-cell table:formula="of:=[.J579] + [.I580]" office:value-type="float" office:value="71870" calcext:value-type="float">
            <text:p>71870</text:p>
          </table:table-cell>
          <table:table-cell table:formula="of:=[.H580] - [.J580]" office:value-type="float" office:value="78010" calcext:value-type="float">
            <text:p>7801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8-02" calcext:value-type="date">
            <text:p>2.08.2024</text:p>
          </table:table-cell>
          <table:table-cell table:style-name="ce43" table:formula="of:=MONTH([.A581])" office:value-type="float" office:value="8" calcext:value-type="float">
            <text:p>8</text:p>
          </table:table-cell>
          <table:table-cell table:formula="of:=WEEKDAY([.A581];2)" office:value-type="float" office:value="5" calcext:value-type="float">
            <text:p>5</text:p>
          </table:table-cell>
          <table:table-cell table:style-name="ce1" office:value-type="string" calcext:value-type="string">
            <text:p>LATO</text:p>
          </table:table-cell>
          <table:table-cell table:formula="of:=IF([.D581] = &quot;ZIMA&quot;; 0.2; IF([.D581] = &quot;WIOSNA&quot;; 0.5; IF([.D581] = &quot;LATO&quot;; 0.9; 0.4)))" office:value-type="float" office:value="0.9" calcext:value-type="float">
            <text:p>0,9</text:p>
          </table:table-cell>
          <table:table-cell table:style-name="ce43" table:formula="of:=[.F580] + IF(AND([.B580]&lt;&gt;[.B581]; [.K580]&gt;= 2400);3;0)" office:value-type="float" office:value="52" calcext:value-type="float">
            <text:p>52</text:p>
          </table:table-cell>
          <table:table-cell table:formula="of:= IF([.C581] &lt; 6; [.$M$7] * FLOOR([.E581] * [.F581]); 0)" office:value-type="float" office:value="1380" calcext:value-type="float">
            <text:p>1380</text:p>
          </table:table-cell>
          <table:table-cell table:formula="of:=[.H580] + [.G581]" office:value-type="float" office:value="151260" calcext:value-type="float">
            <text:p>151260</text:p>
          </table:table-cell>
          <table:table-cell table:style-name="ce43" table:formula="of:=IF([.C581] = 7; [.F581] * 15; 0) + IF(AND([.B580]&lt;&gt;[.B581]; [.K580]&gt;= 2400);2400;0)" office:value-type="float" office:value="0" calcext:value-type="float">
            <text:p>0</text:p>
          </table:table-cell>
          <table:table-cell table:formula="of:=[.J580] + [.I581]" office:value-type="float" office:value="71870" calcext:value-type="float">
            <text:p>71870</text:p>
          </table:table-cell>
          <table:table-cell table:formula="of:=[.H581] - [.J581]" office:value-type="float" office:value="79390" calcext:value-type="float">
            <text:p>7939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8-03" calcext:value-type="date">
            <text:p>3.08.2024</text:p>
          </table:table-cell>
          <table:table-cell table:style-name="ce43" table:formula="of:=MONTH([.A582])" office:value-type="float" office:value="8" calcext:value-type="float">
            <text:p>8</text:p>
          </table:table-cell>
          <table:table-cell table:formula="of:=WEEKDAY([.A582];2)" office:value-type="float" office:value="6" calcext:value-type="float">
            <text:p>6</text:p>
          </table:table-cell>
          <table:table-cell table:style-name="ce1" office:value-type="string" calcext:value-type="string">
            <text:p>LATO</text:p>
          </table:table-cell>
          <table:table-cell table:formula="of:=IF([.D582] = &quot;ZIMA&quot;; 0.2; IF([.D582] = &quot;WIOSNA&quot;; 0.5; IF([.D582] = &quot;LATO&quot;; 0.9; 0.4)))" office:value-type="float" office:value="0.9" calcext:value-type="float">
            <text:p>0,9</text:p>
          </table:table-cell>
          <table:table-cell table:style-name="ce43" table:formula="of:=[.F581] + IF(AND([.B581]&lt;&gt;[.B582]; [.K581]&gt;= 2400);3;0)" office:value-type="float" office:value="52" calcext:value-type="float">
            <text:p>52</text:p>
          </table:table-cell>
          <table:table-cell table:formula="of:= IF([.C582] &lt; 6; [.$M$7] * FLOOR([.E582] * [.F582]); 0)" office:value-type="float" office:value="0" calcext:value-type="float">
            <text:p>0</text:p>
          </table:table-cell>
          <table:table-cell table:formula="of:=[.H581] + [.G582]" office:value-type="float" office:value="151260" calcext:value-type="float">
            <text:p>151260</text:p>
          </table:table-cell>
          <table:table-cell table:style-name="ce43" table:formula="of:=IF([.C582] = 7; [.F582] * 15; 0) + IF(AND([.B581]&lt;&gt;[.B582]; [.K581]&gt;= 2400);2400;0)" office:value-type="float" office:value="0" calcext:value-type="float">
            <text:p>0</text:p>
          </table:table-cell>
          <table:table-cell table:formula="of:=[.J581] + [.I582]" office:value-type="float" office:value="71870" calcext:value-type="float">
            <text:p>71870</text:p>
          </table:table-cell>
          <table:table-cell table:formula="of:=[.H582] - [.J582]" office:value-type="float" office:value="79390" calcext:value-type="float">
            <text:p>7939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8-04" calcext:value-type="date">
            <text:p>4.08.2024</text:p>
          </table:table-cell>
          <table:table-cell table:style-name="ce43" table:formula="of:=MONTH([.A583])" office:value-type="float" office:value="8" calcext:value-type="float">
            <text:p>8</text:p>
          </table:table-cell>
          <table:table-cell table:formula="of:=WEEKDAY([.A583];2)" office:value-type="float" office:value="7" calcext:value-type="float">
            <text:p>7</text:p>
          </table:table-cell>
          <table:table-cell table:style-name="ce1" office:value-type="string" calcext:value-type="string">
            <text:p>LATO</text:p>
          </table:table-cell>
          <table:table-cell table:formula="of:=IF([.D583] = &quot;ZIMA&quot;; 0.2; IF([.D583] = &quot;WIOSNA&quot;; 0.5; IF([.D583] = &quot;LATO&quot;; 0.9; 0.4)))" office:value-type="float" office:value="0.9" calcext:value-type="float">
            <text:p>0,9</text:p>
          </table:table-cell>
          <table:table-cell table:style-name="ce43" table:formula="of:=[.F582] + IF(AND([.B582]&lt;&gt;[.B583]; [.K582]&gt;= 2400);3;0)" office:value-type="float" office:value="52" calcext:value-type="float">
            <text:p>52</text:p>
          </table:table-cell>
          <table:table-cell table:formula="of:= IF([.C583] &lt; 6; [.$M$7] * FLOOR([.E583] * [.F583]); 0)" office:value-type="float" office:value="0" calcext:value-type="float">
            <text:p>0</text:p>
          </table:table-cell>
          <table:table-cell table:formula="of:=[.H582] + [.G583]" office:value-type="float" office:value="151260" calcext:value-type="float">
            <text:p>151260</text:p>
          </table:table-cell>
          <table:table-cell table:style-name="ce43" table:formula="of:=IF([.C583] = 7; [.F583] * 15; 0) + IF(AND([.B582]&lt;&gt;[.B583]; [.K582]&gt;= 2400);2400;0)" office:value-type="float" office:value="780" calcext:value-type="float">
            <text:p>780</text:p>
          </table:table-cell>
          <table:table-cell table:formula="of:=[.J582] + [.I583]" office:value-type="float" office:value="72650" calcext:value-type="float">
            <text:p>72650</text:p>
          </table:table-cell>
          <table:table-cell table:formula="of:=[.H583] - [.J583]" office:value-type="float" office:value="78610" calcext:value-type="float">
            <text:p>7861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8-05" calcext:value-type="date">
            <text:p>5.08.2024</text:p>
          </table:table-cell>
          <table:table-cell table:style-name="ce43" table:formula="of:=MONTH([.A584])" office:value-type="float" office:value="8" calcext:value-type="float">
            <text:p>8</text:p>
          </table:table-cell>
          <table:table-cell table:formula="of:=WEEKDAY([.A584];2)" office:value-type="float" office:value="1" calcext:value-type="float">
            <text:p>1</text:p>
          </table:table-cell>
          <table:table-cell table:style-name="ce1" office:value-type="string" calcext:value-type="string">
            <text:p>LATO</text:p>
          </table:table-cell>
          <table:table-cell table:formula="of:=IF([.D584] = &quot;ZIMA&quot;; 0.2; IF([.D584] = &quot;WIOSNA&quot;; 0.5; IF([.D584] = &quot;LATO&quot;; 0.9; 0.4)))" office:value-type="float" office:value="0.9" calcext:value-type="float">
            <text:p>0,9</text:p>
          </table:table-cell>
          <table:table-cell table:style-name="ce43" table:formula="of:=[.F583] + IF(AND([.B583]&lt;&gt;[.B584]; [.K583]&gt;= 2400);3;0)" office:value-type="float" office:value="52" calcext:value-type="float">
            <text:p>52</text:p>
          </table:table-cell>
          <table:table-cell table:formula="of:= IF([.C584] &lt; 6; [.$M$7] * FLOOR([.E584] * [.F584]); 0)" office:value-type="float" office:value="1380" calcext:value-type="float">
            <text:p>1380</text:p>
          </table:table-cell>
          <table:table-cell table:formula="of:=[.H583] + [.G584]" office:value-type="float" office:value="152640" calcext:value-type="float">
            <text:p>152640</text:p>
          </table:table-cell>
          <table:table-cell table:style-name="ce43" table:formula="of:=IF([.C584] = 7; [.F584] * 15; 0) + IF(AND([.B583]&lt;&gt;[.B584]; [.K583]&gt;= 2400);2400;0)" office:value-type="float" office:value="0" calcext:value-type="float">
            <text:p>0</text:p>
          </table:table-cell>
          <table:table-cell table:formula="of:=[.J583] + [.I584]" office:value-type="float" office:value="72650" calcext:value-type="float">
            <text:p>72650</text:p>
          </table:table-cell>
          <table:table-cell table:formula="of:=[.H584] - [.J584]" office:value-type="float" office:value="79990" calcext:value-type="float">
            <text:p>7999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8-06" calcext:value-type="date">
            <text:p>6.08.2024</text:p>
          </table:table-cell>
          <table:table-cell table:style-name="ce43" table:formula="of:=MONTH([.A585])" office:value-type="float" office:value="8" calcext:value-type="float">
            <text:p>8</text:p>
          </table:table-cell>
          <table:table-cell table:formula="of:=WEEKDAY([.A585];2)" office:value-type="float" office:value="2" calcext:value-type="float">
            <text:p>2</text:p>
          </table:table-cell>
          <table:table-cell table:style-name="ce1" office:value-type="string" calcext:value-type="string">
            <text:p>LATO</text:p>
          </table:table-cell>
          <table:table-cell table:formula="of:=IF([.D585] = &quot;ZIMA&quot;; 0.2; IF([.D585] = &quot;WIOSNA&quot;; 0.5; IF([.D585] = &quot;LATO&quot;; 0.9; 0.4)))" office:value-type="float" office:value="0.9" calcext:value-type="float">
            <text:p>0,9</text:p>
          </table:table-cell>
          <table:table-cell table:style-name="ce43" table:formula="of:=[.F584] + IF(AND([.B584]&lt;&gt;[.B585]; [.K584]&gt;= 2400);3;0)" office:value-type="float" office:value="52" calcext:value-type="float">
            <text:p>52</text:p>
          </table:table-cell>
          <table:table-cell table:formula="of:= IF([.C585] &lt; 6; [.$M$7] * FLOOR([.E585] * [.F585]); 0)" office:value-type="float" office:value="1380" calcext:value-type="float">
            <text:p>1380</text:p>
          </table:table-cell>
          <table:table-cell table:formula="of:=[.H584] + [.G585]" office:value-type="float" office:value="154020" calcext:value-type="float">
            <text:p>154020</text:p>
          </table:table-cell>
          <table:table-cell table:style-name="ce43" table:formula="of:=IF([.C585] = 7; [.F585] * 15; 0) + IF(AND([.B584]&lt;&gt;[.B585]; [.K584]&gt;= 2400);2400;0)" office:value-type="float" office:value="0" calcext:value-type="float">
            <text:p>0</text:p>
          </table:table-cell>
          <table:table-cell table:formula="of:=[.J584] + [.I585]" office:value-type="float" office:value="72650" calcext:value-type="float">
            <text:p>72650</text:p>
          </table:table-cell>
          <table:table-cell table:formula="of:=[.H585] - [.J585]" office:value-type="float" office:value="81370" calcext:value-type="float">
            <text:p>8137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8-07" calcext:value-type="date">
            <text:p>7.08.2024</text:p>
          </table:table-cell>
          <table:table-cell table:style-name="ce43" table:formula="of:=MONTH([.A586])" office:value-type="float" office:value="8" calcext:value-type="float">
            <text:p>8</text:p>
          </table:table-cell>
          <table:table-cell table:formula="of:=WEEKDAY([.A586];2)" office:value-type="float" office:value="3" calcext:value-type="float">
            <text:p>3</text:p>
          </table:table-cell>
          <table:table-cell table:style-name="ce1" office:value-type="string" calcext:value-type="string">
            <text:p>LATO</text:p>
          </table:table-cell>
          <table:table-cell table:formula="of:=IF([.D586] = &quot;ZIMA&quot;; 0.2; IF([.D586] = &quot;WIOSNA&quot;; 0.5; IF([.D586] = &quot;LATO&quot;; 0.9; 0.4)))" office:value-type="float" office:value="0.9" calcext:value-type="float">
            <text:p>0,9</text:p>
          </table:table-cell>
          <table:table-cell table:style-name="ce43" table:formula="of:=[.F585] + IF(AND([.B585]&lt;&gt;[.B586]; [.K585]&gt;= 2400);3;0)" office:value-type="float" office:value="52" calcext:value-type="float">
            <text:p>52</text:p>
          </table:table-cell>
          <table:table-cell table:formula="of:= IF([.C586] &lt; 6; [.$M$7] * FLOOR([.E586] * [.F586]); 0)" office:value-type="float" office:value="1380" calcext:value-type="float">
            <text:p>1380</text:p>
          </table:table-cell>
          <table:table-cell table:formula="of:=[.H585] + [.G586]" office:value-type="float" office:value="155400" calcext:value-type="float">
            <text:p>155400</text:p>
          </table:table-cell>
          <table:table-cell table:style-name="ce43" table:formula="of:=IF([.C586] = 7; [.F586] * 15; 0) + IF(AND([.B585]&lt;&gt;[.B586]; [.K585]&gt;= 2400);2400;0)" office:value-type="float" office:value="0" calcext:value-type="float">
            <text:p>0</text:p>
          </table:table-cell>
          <table:table-cell table:formula="of:=[.J585] + [.I586]" office:value-type="float" office:value="72650" calcext:value-type="float">
            <text:p>72650</text:p>
          </table:table-cell>
          <table:table-cell table:formula="of:=[.H586] - [.J586]" office:value-type="float" office:value="82750" calcext:value-type="float">
            <text:p>8275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8-08" calcext:value-type="date">
            <text:p>8.08.2024</text:p>
          </table:table-cell>
          <table:table-cell table:style-name="ce43" table:formula="of:=MONTH([.A587])" office:value-type="float" office:value="8" calcext:value-type="float">
            <text:p>8</text:p>
          </table:table-cell>
          <table:table-cell table:formula="of:=WEEKDAY([.A587];2)" office:value-type="float" office:value="4" calcext:value-type="float">
            <text:p>4</text:p>
          </table:table-cell>
          <table:table-cell table:style-name="ce1" office:value-type="string" calcext:value-type="string">
            <text:p>LATO</text:p>
          </table:table-cell>
          <table:table-cell table:formula="of:=IF([.D587] = &quot;ZIMA&quot;; 0.2; IF([.D587] = &quot;WIOSNA&quot;; 0.5; IF([.D587] = &quot;LATO&quot;; 0.9; 0.4)))" office:value-type="float" office:value="0.9" calcext:value-type="float">
            <text:p>0,9</text:p>
          </table:table-cell>
          <table:table-cell table:style-name="ce43" table:formula="of:=[.F586] + IF(AND([.B586]&lt;&gt;[.B587]; [.K586]&gt;= 2400);3;0)" office:value-type="float" office:value="52" calcext:value-type="float">
            <text:p>52</text:p>
          </table:table-cell>
          <table:table-cell table:formula="of:= IF([.C587] &lt; 6; [.$M$7] * FLOOR([.E587] * [.F587]); 0)" office:value-type="float" office:value="1380" calcext:value-type="float">
            <text:p>1380</text:p>
          </table:table-cell>
          <table:table-cell table:formula="of:=[.H586] + [.G587]" office:value-type="float" office:value="156780" calcext:value-type="float">
            <text:p>156780</text:p>
          </table:table-cell>
          <table:table-cell table:style-name="ce43" table:formula="of:=IF([.C587] = 7; [.F587] * 15; 0) + IF(AND([.B586]&lt;&gt;[.B587]; [.K586]&gt;= 2400);2400;0)" office:value-type="float" office:value="0" calcext:value-type="float">
            <text:p>0</text:p>
          </table:table-cell>
          <table:table-cell table:formula="of:=[.J586] + [.I587]" office:value-type="float" office:value="72650" calcext:value-type="float">
            <text:p>72650</text:p>
          </table:table-cell>
          <table:table-cell table:formula="of:=[.H587] - [.J587]" office:value-type="float" office:value="84130" calcext:value-type="float">
            <text:p>8413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8-09" calcext:value-type="date">
            <text:p>9.08.2024</text:p>
          </table:table-cell>
          <table:table-cell table:style-name="ce43" table:formula="of:=MONTH([.A588])" office:value-type="float" office:value="8" calcext:value-type="float">
            <text:p>8</text:p>
          </table:table-cell>
          <table:table-cell table:formula="of:=WEEKDAY([.A588];2)" office:value-type="float" office:value="5" calcext:value-type="float">
            <text:p>5</text:p>
          </table:table-cell>
          <table:table-cell table:style-name="ce1" office:value-type="string" calcext:value-type="string">
            <text:p>LATO</text:p>
          </table:table-cell>
          <table:table-cell table:formula="of:=IF([.D588] = &quot;ZIMA&quot;; 0.2; IF([.D588] = &quot;WIOSNA&quot;; 0.5; IF([.D588] = &quot;LATO&quot;; 0.9; 0.4)))" office:value-type="float" office:value="0.9" calcext:value-type="float">
            <text:p>0,9</text:p>
          </table:table-cell>
          <table:table-cell table:style-name="ce43" table:formula="of:=[.F587] + IF(AND([.B587]&lt;&gt;[.B588]; [.K587]&gt;= 2400);3;0)" office:value-type="float" office:value="52" calcext:value-type="float">
            <text:p>52</text:p>
          </table:table-cell>
          <table:table-cell table:formula="of:= IF([.C588] &lt; 6; [.$M$7] * FLOOR([.E588] * [.F588]); 0)" office:value-type="float" office:value="1380" calcext:value-type="float">
            <text:p>1380</text:p>
          </table:table-cell>
          <table:table-cell table:formula="of:=[.H587] + [.G588]" office:value-type="float" office:value="158160" calcext:value-type="float">
            <text:p>158160</text:p>
          </table:table-cell>
          <table:table-cell table:style-name="ce43" table:formula="of:=IF([.C588] = 7; [.F588] * 15; 0) + IF(AND([.B587]&lt;&gt;[.B588]; [.K587]&gt;= 2400);2400;0)" office:value-type="float" office:value="0" calcext:value-type="float">
            <text:p>0</text:p>
          </table:table-cell>
          <table:table-cell table:formula="of:=[.J587] + [.I588]" office:value-type="float" office:value="72650" calcext:value-type="float">
            <text:p>72650</text:p>
          </table:table-cell>
          <table:table-cell table:formula="of:=[.H588] - [.J588]" office:value-type="float" office:value="85510" calcext:value-type="float">
            <text:p>8551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8-10" calcext:value-type="date">
            <text:p>10.08.2024</text:p>
          </table:table-cell>
          <table:table-cell table:style-name="ce43" table:formula="of:=MONTH([.A589])" office:value-type="float" office:value="8" calcext:value-type="float">
            <text:p>8</text:p>
          </table:table-cell>
          <table:table-cell table:formula="of:=WEEKDAY([.A589];2)" office:value-type="float" office:value="6" calcext:value-type="float">
            <text:p>6</text:p>
          </table:table-cell>
          <table:table-cell table:style-name="ce1" office:value-type="string" calcext:value-type="string">
            <text:p>LATO</text:p>
          </table:table-cell>
          <table:table-cell table:formula="of:=IF([.D589] = &quot;ZIMA&quot;; 0.2; IF([.D589] = &quot;WIOSNA&quot;; 0.5; IF([.D589] = &quot;LATO&quot;; 0.9; 0.4)))" office:value-type="float" office:value="0.9" calcext:value-type="float">
            <text:p>0,9</text:p>
          </table:table-cell>
          <table:table-cell table:style-name="ce43" table:formula="of:=[.F588] + IF(AND([.B588]&lt;&gt;[.B589]; [.K588]&gt;= 2400);3;0)" office:value-type="float" office:value="52" calcext:value-type="float">
            <text:p>52</text:p>
          </table:table-cell>
          <table:table-cell table:formula="of:= IF([.C589] &lt; 6; [.$M$7] * FLOOR([.E589] * [.F589]); 0)" office:value-type="float" office:value="0" calcext:value-type="float">
            <text:p>0</text:p>
          </table:table-cell>
          <table:table-cell table:formula="of:=[.H588] + [.G589]" office:value-type="float" office:value="158160" calcext:value-type="float">
            <text:p>158160</text:p>
          </table:table-cell>
          <table:table-cell table:style-name="ce43" table:formula="of:=IF([.C589] = 7; [.F589] * 15; 0) + IF(AND([.B588]&lt;&gt;[.B589]; [.K588]&gt;= 2400);2400;0)" office:value-type="float" office:value="0" calcext:value-type="float">
            <text:p>0</text:p>
          </table:table-cell>
          <table:table-cell table:formula="of:=[.J588] + [.I589]" office:value-type="float" office:value="72650" calcext:value-type="float">
            <text:p>72650</text:p>
          </table:table-cell>
          <table:table-cell table:formula="of:=[.H589] - [.J589]" office:value-type="float" office:value="85510" calcext:value-type="float">
            <text:p>8551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8-11" calcext:value-type="date">
            <text:p>11.08.2024</text:p>
          </table:table-cell>
          <table:table-cell table:style-name="ce43" table:formula="of:=MONTH([.A590])" office:value-type="float" office:value="8" calcext:value-type="float">
            <text:p>8</text:p>
          </table:table-cell>
          <table:table-cell table:formula="of:=WEEKDAY([.A590];2)" office:value-type="float" office:value="7" calcext:value-type="float">
            <text:p>7</text:p>
          </table:table-cell>
          <table:table-cell table:style-name="ce1" office:value-type="string" calcext:value-type="string">
            <text:p>LATO</text:p>
          </table:table-cell>
          <table:table-cell table:formula="of:=IF([.D590] = &quot;ZIMA&quot;; 0.2; IF([.D590] = &quot;WIOSNA&quot;; 0.5; IF([.D590] = &quot;LATO&quot;; 0.9; 0.4)))" office:value-type="float" office:value="0.9" calcext:value-type="float">
            <text:p>0,9</text:p>
          </table:table-cell>
          <table:table-cell table:style-name="ce43" table:formula="of:=[.F589] + IF(AND([.B589]&lt;&gt;[.B590]; [.K589]&gt;= 2400);3;0)" office:value-type="float" office:value="52" calcext:value-type="float">
            <text:p>52</text:p>
          </table:table-cell>
          <table:table-cell table:formula="of:= IF([.C590] &lt; 6; [.$M$7] * FLOOR([.E590] * [.F590]); 0)" office:value-type="float" office:value="0" calcext:value-type="float">
            <text:p>0</text:p>
          </table:table-cell>
          <table:table-cell table:formula="of:=[.H589] + [.G590]" office:value-type="float" office:value="158160" calcext:value-type="float">
            <text:p>158160</text:p>
          </table:table-cell>
          <table:table-cell table:style-name="ce43" table:formula="of:=IF([.C590] = 7; [.F590] * 15; 0) + IF(AND([.B589]&lt;&gt;[.B590]; [.K589]&gt;= 2400);2400;0)" office:value-type="float" office:value="780" calcext:value-type="float">
            <text:p>780</text:p>
          </table:table-cell>
          <table:table-cell table:formula="of:=[.J589] + [.I590]" office:value-type="float" office:value="73430" calcext:value-type="float">
            <text:p>73430</text:p>
          </table:table-cell>
          <table:table-cell table:formula="of:=[.H590] - [.J590]" office:value-type="float" office:value="84730" calcext:value-type="float">
            <text:p>8473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8-12" calcext:value-type="date">
            <text:p>12.08.2024</text:p>
          </table:table-cell>
          <table:table-cell table:style-name="ce43" table:formula="of:=MONTH([.A591])" office:value-type="float" office:value="8" calcext:value-type="float">
            <text:p>8</text:p>
          </table:table-cell>
          <table:table-cell table:formula="of:=WEEKDAY([.A591];2)" office:value-type="float" office:value="1" calcext:value-type="float">
            <text:p>1</text:p>
          </table:table-cell>
          <table:table-cell table:style-name="ce1" office:value-type="string" calcext:value-type="string">
            <text:p>LATO</text:p>
          </table:table-cell>
          <table:table-cell table:formula="of:=IF([.D591] = &quot;ZIMA&quot;; 0.2; IF([.D591] = &quot;WIOSNA&quot;; 0.5; IF([.D591] = &quot;LATO&quot;; 0.9; 0.4)))" office:value-type="float" office:value="0.9" calcext:value-type="float">
            <text:p>0,9</text:p>
          </table:table-cell>
          <table:table-cell table:style-name="ce43" table:formula="of:=[.F590] + IF(AND([.B590]&lt;&gt;[.B591]; [.K590]&gt;= 2400);3;0)" office:value-type="float" office:value="52" calcext:value-type="float">
            <text:p>52</text:p>
          </table:table-cell>
          <table:table-cell table:formula="of:= IF([.C591] &lt; 6; [.$M$7] * FLOOR([.E591] * [.F591]); 0)" office:value-type="float" office:value="1380" calcext:value-type="float">
            <text:p>1380</text:p>
          </table:table-cell>
          <table:table-cell table:formula="of:=[.H590] + [.G591]" office:value-type="float" office:value="159540" calcext:value-type="float">
            <text:p>159540</text:p>
          </table:table-cell>
          <table:table-cell table:style-name="ce43" table:formula="of:=IF([.C591] = 7; [.F591] * 15; 0) + IF(AND([.B590]&lt;&gt;[.B591]; [.K590]&gt;= 2400);2400;0)" office:value-type="float" office:value="0" calcext:value-type="float">
            <text:p>0</text:p>
          </table:table-cell>
          <table:table-cell table:formula="of:=[.J590] + [.I591]" office:value-type="float" office:value="73430" calcext:value-type="float">
            <text:p>73430</text:p>
          </table:table-cell>
          <table:table-cell table:formula="of:=[.H591] - [.J591]" office:value-type="float" office:value="86110" calcext:value-type="float">
            <text:p>8611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8-13" calcext:value-type="date">
            <text:p>13.08.2024</text:p>
          </table:table-cell>
          <table:table-cell table:style-name="ce43" table:formula="of:=MONTH([.A592])" office:value-type="float" office:value="8" calcext:value-type="float">
            <text:p>8</text:p>
          </table:table-cell>
          <table:table-cell table:formula="of:=WEEKDAY([.A592];2)" office:value-type="float" office:value="2" calcext:value-type="float">
            <text:p>2</text:p>
          </table:table-cell>
          <table:table-cell table:style-name="ce1" office:value-type="string" calcext:value-type="string">
            <text:p>LATO</text:p>
          </table:table-cell>
          <table:table-cell table:formula="of:=IF([.D592] = &quot;ZIMA&quot;; 0.2; IF([.D592] = &quot;WIOSNA&quot;; 0.5; IF([.D592] = &quot;LATO&quot;; 0.9; 0.4)))" office:value-type="float" office:value="0.9" calcext:value-type="float">
            <text:p>0,9</text:p>
          </table:table-cell>
          <table:table-cell table:style-name="ce43" table:formula="of:=[.F591] + IF(AND([.B591]&lt;&gt;[.B592]; [.K591]&gt;= 2400);3;0)" office:value-type="float" office:value="52" calcext:value-type="float">
            <text:p>52</text:p>
          </table:table-cell>
          <table:table-cell table:formula="of:= IF([.C592] &lt; 6; [.$M$7] * FLOOR([.E592] * [.F592]); 0)" office:value-type="float" office:value="1380" calcext:value-type="float">
            <text:p>1380</text:p>
          </table:table-cell>
          <table:table-cell table:formula="of:=[.H591] + [.G592]" office:value-type="float" office:value="160920" calcext:value-type="float">
            <text:p>160920</text:p>
          </table:table-cell>
          <table:table-cell table:style-name="ce43" table:formula="of:=IF([.C592] = 7; [.F592] * 15; 0) + IF(AND([.B591]&lt;&gt;[.B592]; [.K591]&gt;= 2400);2400;0)" office:value-type="float" office:value="0" calcext:value-type="float">
            <text:p>0</text:p>
          </table:table-cell>
          <table:table-cell table:formula="of:=[.J591] + [.I592]" office:value-type="float" office:value="73430" calcext:value-type="float">
            <text:p>73430</text:p>
          </table:table-cell>
          <table:table-cell table:formula="of:=[.H592] - [.J592]" office:value-type="float" office:value="87490" calcext:value-type="float">
            <text:p>8749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8-14" calcext:value-type="date">
            <text:p>14.08.2024</text:p>
          </table:table-cell>
          <table:table-cell table:style-name="ce43" table:formula="of:=MONTH([.A593])" office:value-type="float" office:value="8" calcext:value-type="float">
            <text:p>8</text:p>
          </table:table-cell>
          <table:table-cell table:formula="of:=WEEKDAY([.A593];2)" office:value-type="float" office:value="3" calcext:value-type="float">
            <text:p>3</text:p>
          </table:table-cell>
          <table:table-cell table:style-name="ce1" office:value-type="string" calcext:value-type="string">
            <text:p>LATO</text:p>
          </table:table-cell>
          <table:table-cell table:formula="of:=IF([.D593] = &quot;ZIMA&quot;; 0.2; IF([.D593] = &quot;WIOSNA&quot;; 0.5; IF([.D593] = &quot;LATO&quot;; 0.9; 0.4)))" office:value-type="float" office:value="0.9" calcext:value-type="float">
            <text:p>0,9</text:p>
          </table:table-cell>
          <table:table-cell table:style-name="ce43" table:formula="of:=[.F592] + IF(AND([.B592]&lt;&gt;[.B593]; [.K592]&gt;= 2400);3;0)" office:value-type="float" office:value="52" calcext:value-type="float">
            <text:p>52</text:p>
          </table:table-cell>
          <table:table-cell table:formula="of:= IF([.C593] &lt; 6; [.$M$7] * FLOOR([.E593] * [.F593]); 0)" office:value-type="float" office:value="1380" calcext:value-type="float">
            <text:p>1380</text:p>
          </table:table-cell>
          <table:table-cell table:formula="of:=[.H592] + [.G593]" office:value-type="float" office:value="162300" calcext:value-type="float">
            <text:p>162300</text:p>
          </table:table-cell>
          <table:table-cell table:style-name="ce43" table:formula="of:=IF([.C593] = 7; [.F593] * 15; 0) + IF(AND([.B592]&lt;&gt;[.B593]; [.K592]&gt;= 2400);2400;0)" office:value-type="float" office:value="0" calcext:value-type="float">
            <text:p>0</text:p>
          </table:table-cell>
          <table:table-cell table:formula="of:=[.J592] + [.I593]" office:value-type="float" office:value="73430" calcext:value-type="float">
            <text:p>73430</text:p>
          </table:table-cell>
          <table:table-cell table:formula="of:=[.H593] - [.J593]" office:value-type="float" office:value="88870" calcext:value-type="float">
            <text:p>8887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8-15" calcext:value-type="date">
            <text:p>15.08.2024</text:p>
          </table:table-cell>
          <table:table-cell table:style-name="ce43" table:formula="of:=MONTH([.A594])" office:value-type="float" office:value="8" calcext:value-type="float">
            <text:p>8</text:p>
          </table:table-cell>
          <table:table-cell table:formula="of:=WEEKDAY([.A594];2)" office:value-type="float" office:value="4" calcext:value-type="float">
            <text:p>4</text:p>
          </table:table-cell>
          <table:table-cell table:style-name="ce1" office:value-type="string" calcext:value-type="string">
            <text:p>LATO</text:p>
          </table:table-cell>
          <table:table-cell table:formula="of:=IF([.D594] = &quot;ZIMA&quot;; 0.2; IF([.D594] = &quot;WIOSNA&quot;; 0.5; IF([.D594] = &quot;LATO&quot;; 0.9; 0.4)))" office:value-type="float" office:value="0.9" calcext:value-type="float">
            <text:p>0,9</text:p>
          </table:table-cell>
          <table:table-cell table:style-name="ce43" table:formula="of:=[.F593] + IF(AND([.B593]&lt;&gt;[.B594]; [.K593]&gt;= 2400);3;0)" office:value-type="float" office:value="52" calcext:value-type="float">
            <text:p>52</text:p>
          </table:table-cell>
          <table:table-cell table:formula="of:= IF([.C594] &lt; 6; [.$M$7] * FLOOR([.E594] * [.F594]); 0)" office:value-type="float" office:value="1380" calcext:value-type="float">
            <text:p>1380</text:p>
          </table:table-cell>
          <table:table-cell table:formula="of:=[.H593] + [.G594]" office:value-type="float" office:value="163680" calcext:value-type="float">
            <text:p>163680</text:p>
          </table:table-cell>
          <table:table-cell table:style-name="ce43" table:formula="of:=IF([.C594] = 7; [.F594] * 15; 0) + IF(AND([.B593]&lt;&gt;[.B594]; [.K593]&gt;= 2400);2400;0)" office:value-type="float" office:value="0" calcext:value-type="float">
            <text:p>0</text:p>
          </table:table-cell>
          <table:table-cell table:formula="of:=[.J593] + [.I594]" office:value-type="float" office:value="73430" calcext:value-type="float">
            <text:p>73430</text:p>
          </table:table-cell>
          <table:table-cell table:formula="of:=[.H594] - [.J594]" office:value-type="float" office:value="90250" calcext:value-type="float">
            <text:p>9025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8-16" calcext:value-type="date">
            <text:p>16.08.2024</text:p>
          </table:table-cell>
          <table:table-cell table:style-name="ce43" table:formula="of:=MONTH([.A595])" office:value-type="float" office:value="8" calcext:value-type="float">
            <text:p>8</text:p>
          </table:table-cell>
          <table:table-cell table:formula="of:=WEEKDAY([.A595];2)" office:value-type="float" office:value="5" calcext:value-type="float">
            <text:p>5</text:p>
          </table:table-cell>
          <table:table-cell table:style-name="ce1" office:value-type="string" calcext:value-type="string">
            <text:p>LATO</text:p>
          </table:table-cell>
          <table:table-cell table:formula="of:=IF([.D595] = &quot;ZIMA&quot;; 0.2; IF([.D595] = &quot;WIOSNA&quot;; 0.5; IF([.D595] = &quot;LATO&quot;; 0.9; 0.4)))" office:value-type="float" office:value="0.9" calcext:value-type="float">
            <text:p>0,9</text:p>
          </table:table-cell>
          <table:table-cell table:style-name="ce43" table:formula="of:=[.F594] + IF(AND([.B594]&lt;&gt;[.B595]; [.K594]&gt;= 2400);3;0)" office:value-type="float" office:value="52" calcext:value-type="float">
            <text:p>52</text:p>
          </table:table-cell>
          <table:table-cell table:formula="of:= IF([.C595] &lt; 6; [.$M$7] * FLOOR([.E595] * [.F595]); 0)" office:value-type="float" office:value="1380" calcext:value-type="float">
            <text:p>1380</text:p>
          </table:table-cell>
          <table:table-cell table:formula="of:=[.H594] + [.G595]" office:value-type="float" office:value="165060" calcext:value-type="float">
            <text:p>165060</text:p>
          </table:table-cell>
          <table:table-cell table:style-name="ce43" table:formula="of:=IF([.C595] = 7; [.F595] * 15; 0) + IF(AND([.B594]&lt;&gt;[.B595]; [.K594]&gt;= 2400);2400;0)" office:value-type="float" office:value="0" calcext:value-type="float">
            <text:p>0</text:p>
          </table:table-cell>
          <table:table-cell table:formula="of:=[.J594] + [.I595]" office:value-type="float" office:value="73430" calcext:value-type="float">
            <text:p>73430</text:p>
          </table:table-cell>
          <table:table-cell table:formula="of:=[.H595] - [.J595]" office:value-type="float" office:value="91630" calcext:value-type="float">
            <text:p>9163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8-17" calcext:value-type="date">
            <text:p>17.08.2024</text:p>
          </table:table-cell>
          <table:table-cell table:style-name="ce43" table:formula="of:=MONTH([.A596])" office:value-type="float" office:value="8" calcext:value-type="float">
            <text:p>8</text:p>
          </table:table-cell>
          <table:table-cell table:formula="of:=WEEKDAY([.A596];2)" office:value-type="float" office:value="6" calcext:value-type="float">
            <text:p>6</text:p>
          </table:table-cell>
          <table:table-cell table:style-name="ce1" office:value-type="string" calcext:value-type="string">
            <text:p>LATO</text:p>
          </table:table-cell>
          <table:table-cell table:formula="of:=IF([.D596] = &quot;ZIMA&quot;; 0.2; IF([.D596] = &quot;WIOSNA&quot;; 0.5; IF([.D596] = &quot;LATO&quot;; 0.9; 0.4)))" office:value-type="float" office:value="0.9" calcext:value-type="float">
            <text:p>0,9</text:p>
          </table:table-cell>
          <table:table-cell table:style-name="ce43" table:formula="of:=[.F595] + IF(AND([.B595]&lt;&gt;[.B596]; [.K595]&gt;= 2400);3;0)" office:value-type="float" office:value="52" calcext:value-type="float">
            <text:p>52</text:p>
          </table:table-cell>
          <table:table-cell table:formula="of:= IF([.C596] &lt; 6; [.$M$7] * FLOOR([.E596] * [.F596]); 0)" office:value-type="float" office:value="0" calcext:value-type="float">
            <text:p>0</text:p>
          </table:table-cell>
          <table:table-cell table:formula="of:=[.H595] + [.G596]" office:value-type="float" office:value="165060" calcext:value-type="float">
            <text:p>165060</text:p>
          </table:table-cell>
          <table:table-cell table:style-name="ce43" table:formula="of:=IF([.C596] = 7; [.F596] * 15; 0) + IF(AND([.B595]&lt;&gt;[.B596]; [.K595]&gt;= 2400);2400;0)" office:value-type="float" office:value="0" calcext:value-type="float">
            <text:p>0</text:p>
          </table:table-cell>
          <table:table-cell table:formula="of:=[.J595] + [.I596]" office:value-type="float" office:value="73430" calcext:value-type="float">
            <text:p>73430</text:p>
          </table:table-cell>
          <table:table-cell table:formula="of:=[.H596] - [.J596]" office:value-type="float" office:value="91630" calcext:value-type="float">
            <text:p>9163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8-18" calcext:value-type="date">
            <text:p>18.08.2024</text:p>
          </table:table-cell>
          <table:table-cell table:style-name="ce43" table:formula="of:=MONTH([.A597])" office:value-type="float" office:value="8" calcext:value-type="float">
            <text:p>8</text:p>
          </table:table-cell>
          <table:table-cell table:formula="of:=WEEKDAY([.A597];2)" office:value-type="float" office:value="7" calcext:value-type="float">
            <text:p>7</text:p>
          </table:table-cell>
          <table:table-cell table:style-name="ce1" office:value-type="string" calcext:value-type="string">
            <text:p>LATO</text:p>
          </table:table-cell>
          <table:table-cell table:formula="of:=IF([.D597] = &quot;ZIMA&quot;; 0.2; IF([.D597] = &quot;WIOSNA&quot;; 0.5; IF([.D597] = &quot;LATO&quot;; 0.9; 0.4)))" office:value-type="float" office:value="0.9" calcext:value-type="float">
            <text:p>0,9</text:p>
          </table:table-cell>
          <table:table-cell table:style-name="ce43" table:formula="of:=[.F596] + IF(AND([.B596]&lt;&gt;[.B597]; [.K596]&gt;= 2400);3;0)" office:value-type="float" office:value="52" calcext:value-type="float">
            <text:p>52</text:p>
          </table:table-cell>
          <table:table-cell table:formula="of:= IF([.C597] &lt; 6; [.$M$7] * FLOOR([.E597] * [.F597]); 0)" office:value-type="float" office:value="0" calcext:value-type="float">
            <text:p>0</text:p>
          </table:table-cell>
          <table:table-cell table:formula="of:=[.H596] + [.G597]" office:value-type="float" office:value="165060" calcext:value-type="float">
            <text:p>165060</text:p>
          </table:table-cell>
          <table:table-cell table:style-name="ce43" table:formula="of:=IF([.C597] = 7; [.F597] * 15; 0) + IF(AND([.B596]&lt;&gt;[.B597]; [.K596]&gt;= 2400);2400;0)" office:value-type="float" office:value="780" calcext:value-type="float">
            <text:p>780</text:p>
          </table:table-cell>
          <table:table-cell table:formula="of:=[.J596] + [.I597]" office:value-type="float" office:value="74210" calcext:value-type="float">
            <text:p>74210</text:p>
          </table:table-cell>
          <table:table-cell table:formula="of:=[.H597] - [.J597]" office:value-type="float" office:value="90850" calcext:value-type="float">
            <text:p>9085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8-19" calcext:value-type="date">
            <text:p>19.08.2024</text:p>
          </table:table-cell>
          <table:table-cell table:style-name="ce43" table:formula="of:=MONTH([.A598])" office:value-type="float" office:value="8" calcext:value-type="float">
            <text:p>8</text:p>
          </table:table-cell>
          <table:table-cell table:formula="of:=WEEKDAY([.A598];2)" office:value-type="float" office:value="1" calcext:value-type="float">
            <text:p>1</text:p>
          </table:table-cell>
          <table:table-cell table:style-name="ce1" office:value-type="string" calcext:value-type="string">
            <text:p>LATO</text:p>
          </table:table-cell>
          <table:table-cell table:formula="of:=IF([.D598] = &quot;ZIMA&quot;; 0.2; IF([.D598] = &quot;WIOSNA&quot;; 0.5; IF([.D598] = &quot;LATO&quot;; 0.9; 0.4)))" office:value-type="float" office:value="0.9" calcext:value-type="float">
            <text:p>0,9</text:p>
          </table:table-cell>
          <table:table-cell table:style-name="ce43" table:formula="of:=[.F597] + IF(AND([.B597]&lt;&gt;[.B598]; [.K597]&gt;= 2400);3;0)" office:value-type="float" office:value="52" calcext:value-type="float">
            <text:p>52</text:p>
          </table:table-cell>
          <table:table-cell table:formula="of:= IF([.C598] &lt; 6; [.$M$7] * FLOOR([.E598] * [.F598]); 0)" office:value-type="float" office:value="1380" calcext:value-type="float">
            <text:p>1380</text:p>
          </table:table-cell>
          <table:table-cell table:formula="of:=[.H597] + [.G598]" office:value-type="float" office:value="166440" calcext:value-type="float">
            <text:p>166440</text:p>
          </table:table-cell>
          <table:table-cell table:style-name="ce43" table:formula="of:=IF([.C598] = 7; [.F598] * 15; 0) + IF(AND([.B597]&lt;&gt;[.B598]; [.K597]&gt;= 2400);2400;0)" office:value-type="float" office:value="0" calcext:value-type="float">
            <text:p>0</text:p>
          </table:table-cell>
          <table:table-cell table:formula="of:=[.J597] + [.I598]" office:value-type="float" office:value="74210" calcext:value-type="float">
            <text:p>74210</text:p>
          </table:table-cell>
          <table:table-cell table:formula="of:=[.H598] - [.J598]" office:value-type="float" office:value="92230" calcext:value-type="float">
            <text:p>9223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8-20" calcext:value-type="date">
            <text:p>20.08.2024</text:p>
          </table:table-cell>
          <table:table-cell table:style-name="ce43" table:formula="of:=MONTH([.A599])" office:value-type="float" office:value="8" calcext:value-type="float">
            <text:p>8</text:p>
          </table:table-cell>
          <table:table-cell table:formula="of:=WEEKDAY([.A599];2)" office:value-type="float" office:value="2" calcext:value-type="float">
            <text:p>2</text:p>
          </table:table-cell>
          <table:table-cell table:style-name="ce1" office:value-type="string" calcext:value-type="string">
            <text:p>LATO</text:p>
          </table:table-cell>
          <table:table-cell table:formula="of:=IF([.D599] = &quot;ZIMA&quot;; 0.2; IF([.D599] = &quot;WIOSNA&quot;; 0.5; IF([.D599] = &quot;LATO&quot;; 0.9; 0.4)))" office:value-type="float" office:value="0.9" calcext:value-type="float">
            <text:p>0,9</text:p>
          </table:table-cell>
          <table:table-cell table:style-name="ce43" table:formula="of:=[.F598] + IF(AND([.B598]&lt;&gt;[.B599]; [.K598]&gt;= 2400);3;0)" office:value-type="float" office:value="52" calcext:value-type="float">
            <text:p>52</text:p>
          </table:table-cell>
          <table:table-cell table:formula="of:= IF([.C599] &lt; 6; [.$M$7] * FLOOR([.E599] * [.F599]); 0)" office:value-type="float" office:value="1380" calcext:value-type="float">
            <text:p>1380</text:p>
          </table:table-cell>
          <table:table-cell table:formula="of:=[.H598] + [.G599]" office:value-type="float" office:value="167820" calcext:value-type="float">
            <text:p>167820</text:p>
          </table:table-cell>
          <table:table-cell table:style-name="ce43" table:formula="of:=IF([.C599] = 7; [.F599] * 15; 0) + IF(AND([.B598]&lt;&gt;[.B599]; [.K598]&gt;= 2400);2400;0)" office:value-type="float" office:value="0" calcext:value-type="float">
            <text:p>0</text:p>
          </table:table-cell>
          <table:table-cell table:formula="of:=[.J598] + [.I599]" office:value-type="float" office:value="74210" calcext:value-type="float">
            <text:p>74210</text:p>
          </table:table-cell>
          <table:table-cell table:formula="of:=[.H599] - [.J599]" office:value-type="float" office:value="93610" calcext:value-type="float">
            <text:p>9361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8-21" calcext:value-type="date">
            <text:p>21.08.2024</text:p>
          </table:table-cell>
          <table:table-cell table:style-name="ce43" table:formula="of:=MONTH([.A600])" office:value-type="float" office:value="8" calcext:value-type="float">
            <text:p>8</text:p>
          </table:table-cell>
          <table:table-cell table:formula="of:=WEEKDAY([.A600];2)" office:value-type="float" office:value="3" calcext:value-type="float">
            <text:p>3</text:p>
          </table:table-cell>
          <table:table-cell table:style-name="ce1" office:value-type="string" calcext:value-type="string">
            <text:p>LATO</text:p>
          </table:table-cell>
          <table:table-cell table:formula="of:=IF([.D600] = &quot;ZIMA&quot;; 0.2; IF([.D600] = &quot;WIOSNA&quot;; 0.5; IF([.D600] = &quot;LATO&quot;; 0.9; 0.4)))" office:value-type="float" office:value="0.9" calcext:value-type="float">
            <text:p>0,9</text:p>
          </table:table-cell>
          <table:table-cell table:style-name="ce43" table:formula="of:=[.F599] + IF(AND([.B599]&lt;&gt;[.B600]; [.K599]&gt;= 2400);3;0)" office:value-type="float" office:value="52" calcext:value-type="float">
            <text:p>52</text:p>
          </table:table-cell>
          <table:table-cell table:formula="of:= IF([.C600] &lt; 6; [.$M$7] * FLOOR([.E600] * [.F600]); 0)" office:value-type="float" office:value="1380" calcext:value-type="float">
            <text:p>1380</text:p>
          </table:table-cell>
          <table:table-cell table:formula="of:=[.H599] + [.G600]" office:value-type="float" office:value="169200" calcext:value-type="float">
            <text:p>169200</text:p>
          </table:table-cell>
          <table:table-cell table:style-name="ce43" table:formula="of:=IF([.C600] = 7; [.F600] * 15; 0) + IF(AND([.B599]&lt;&gt;[.B600]; [.K599]&gt;= 2400);2400;0)" office:value-type="float" office:value="0" calcext:value-type="float">
            <text:p>0</text:p>
          </table:table-cell>
          <table:table-cell table:formula="of:=[.J599] + [.I600]" office:value-type="float" office:value="74210" calcext:value-type="float">
            <text:p>74210</text:p>
          </table:table-cell>
          <table:table-cell table:formula="of:=[.H600] - [.J600]" office:value-type="float" office:value="94990" calcext:value-type="float">
            <text:p>9499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8-22" calcext:value-type="date">
            <text:p>22.08.2024</text:p>
          </table:table-cell>
          <table:table-cell table:style-name="ce43" table:formula="of:=MONTH([.A601])" office:value-type="float" office:value="8" calcext:value-type="float">
            <text:p>8</text:p>
          </table:table-cell>
          <table:table-cell table:formula="of:=WEEKDAY([.A601];2)" office:value-type="float" office:value="4" calcext:value-type="float">
            <text:p>4</text:p>
          </table:table-cell>
          <table:table-cell table:style-name="ce1" office:value-type="string" calcext:value-type="string">
            <text:p>LATO</text:p>
          </table:table-cell>
          <table:table-cell table:formula="of:=IF([.D601] = &quot;ZIMA&quot;; 0.2; IF([.D601] = &quot;WIOSNA&quot;; 0.5; IF([.D601] = &quot;LATO&quot;; 0.9; 0.4)))" office:value-type="float" office:value="0.9" calcext:value-type="float">
            <text:p>0,9</text:p>
          </table:table-cell>
          <table:table-cell table:style-name="ce43" table:formula="of:=[.F600] + IF(AND([.B600]&lt;&gt;[.B601]; [.K600]&gt;= 2400);3;0)" office:value-type="float" office:value="52" calcext:value-type="float">
            <text:p>52</text:p>
          </table:table-cell>
          <table:table-cell table:formula="of:= IF([.C601] &lt; 6; [.$M$7] * FLOOR([.E601] * [.F601]); 0)" office:value-type="float" office:value="1380" calcext:value-type="float">
            <text:p>1380</text:p>
          </table:table-cell>
          <table:table-cell table:formula="of:=[.H600] + [.G601]" office:value-type="float" office:value="170580" calcext:value-type="float">
            <text:p>170580</text:p>
          </table:table-cell>
          <table:table-cell table:style-name="ce43" table:formula="of:=IF([.C601] = 7; [.F601] * 15; 0) + IF(AND([.B600]&lt;&gt;[.B601]; [.K600]&gt;= 2400);2400;0)" office:value-type="float" office:value="0" calcext:value-type="float">
            <text:p>0</text:p>
          </table:table-cell>
          <table:table-cell table:formula="of:=[.J600] + [.I601]" office:value-type="float" office:value="74210" calcext:value-type="float">
            <text:p>74210</text:p>
          </table:table-cell>
          <table:table-cell table:formula="of:=[.H601] - [.J601]" office:value-type="float" office:value="96370" calcext:value-type="float">
            <text:p>9637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8-23" calcext:value-type="date">
            <text:p>23.08.2024</text:p>
          </table:table-cell>
          <table:table-cell table:style-name="ce43" table:formula="of:=MONTH([.A602])" office:value-type="float" office:value="8" calcext:value-type="float">
            <text:p>8</text:p>
          </table:table-cell>
          <table:table-cell table:formula="of:=WEEKDAY([.A602];2)" office:value-type="float" office:value="5" calcext:value-type="float">
            <text:p>5</text:p>
          </table:table-cell>
          <table:table-cell table:style-name="ce1" office:value-type="string" calcext:value-type="string">
            <text:p>LATO</text:p>
          </table:table-cell>
          <table:table-cell table:formula="of:=IF([.D602] = &quot;ZIMA&quot;; 0.2; IF([.D602] = &quot;WIOSNA&quot;; 0.5; IF([.D602] = &quot;LATO&quot;; 0.9; 0.4)))" office:value-type="float" office:value="0.9" calcext:value-type="float">
            <text:p>0,9</text:p>
          </table:table-cell>
          <table:table-cell table:style-name="ce43" table:formula="of:=[.F601] + IF(AND([.B601]&lt;&gt;[.B602]; [.K601]&gt;= 2400);3;0)" office:value-type="float" office:value="52" calcext:value-type="float">
            <text:p>52</text:p>
          </table:table-cell>
          <table:table-cell table:formula="of:= IF([.C602] &lt; 6; [.$M$7] * FLOOR([.E602] * [.F602]); 0)" office:value-type="float" office:value="1380" calcext:value-type="float">
            <text:p>1380</text:p>
          </table:table-cell>
          <table:table-cell table:formula="of:=[.H601] + [.G602]" office:value-type="float" office:value="171960" calcext:value-type="float">
            <text:p>171960</text:p>
          </table:table-cell>
          <table:table-cell table:style-name="ce43" table:formula="of:=IF([.C602] = 7; [.F602] * 15; 0) + IF(AND([.B601]&lt;&gt;[.B602]; [.K601]&gt;= 2400);2400;0)" office:value-type="float" office:value="0" calcext:value-type="float">
            <text:p>0</text:p>
          </table:table-cell>
          <table:table-cell table:formula="of:=[.J601] + [.I602]" office:value-type="float" office:value="74210" calcext:value-type="float">
            <text:p>74210</text:p>
          </table:table-cell>
          <table:table-cell table:formula="of:=[.H602] - [.J602]" office:value-type="float" office:value="97750" calcext:value-type="float">
            <text:p>9775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8-24" calcext:value-type="date">
            <text:p>24.08.2024</text:p>
          </table:table-cell>
          <table:table-cell table:style-name="ce43" table:formula="of:=MONTH([.A603])" office:value-type="float" office:value="8" calcext:value-type="float">
            <text:p>8</text:p>
          </table:table-cell>
          <table:table-cell table:formula="of:=WEEKDAY([.A603];2)" office:value-type="float" office:value="6" calcext:value-type="float">
            <text:p>6</text:p>
          </table:table-cell>
          <table:table-cell table:style-name="ce1" office:value-type="string" calcext:value-type="string">
            <text:p>LATO</text:p>
          </table:table-cell>
          <table:table-cell table:formula="of:=IF([.D603] = &quot;ZIMA&quot;; 0.2; IF([.D603] = &quot;WIOSNA&quot;; 0.5; IF([.D603] = &quot;LATO&quot;; 0.9; 0.4)))" office:value-type="float" office:value="0.9" calcext:value-type="float">
            <text:p>0,9</text:p>
          </table:table-cell>
          <table:table-cell table:style-name="ce43" table:formula="of:=[.F602] + IF(AND([.B602]&lt;&gt;[.B603]; [.K602]&gt;= 2400);3;0)" office:value-type="float" office:value="52" calcext:value-type="float">
            <text:p>52</text:p>
          </table:table-cell>
          <table:table-cell table:formula="of:= IF([.C603] &lt; 6; [.$M$7] * FLOOR([.E603] * [.F603]); 0)" office:value-type="float" office:value="0" calcext:value-type="float">
            <text:p>0</text:p>
          </table:table-cell>
          <table:table-cell table:formula="of:=[.H602] + [.G603]" office:value-type="float" office:value="171960" calcext:value-type="float">
            <text:p>171960</text:p>
          </table:table-cell>
          <table:table-cell table:style-name="ce43" table:formula="of:=IF([.C603] = 7; [.F603] * 15; 0) + IF(AND([.B602]&lt;&gt;[.B603]; [.K602]&gt;= 2400);2400;0)" office:value-type="float" office:value="0" calcext:value-type="float">
            <text:p>0</text:p>
          </table:table-cell>
          <table:table-cell table:formula="of:=[.J602] + [.I603]" office:value-type="float" office:value="74210" calcext:value-type="float">
            <text:p>74210</text:p>
          </table:table-cell>
          <table:table-cell table:formula="of:=[.H603] - [.J603]" office:value-type="float" office:value="97750" calcext:value-type="float">
            <text:p>9775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8-25" calcext:value-type="date">
            <text:p>25.08.2024</text:p>
          </table:table-cell>
          <table:table-cell table:style-name="ce43" table:formula="of:=MONTH([.A604])" office:value-type="float" office:value="8" calcext:value-type="float">
            <text:p>8</text:p>
          </table:table-cell>
          <table:table-cell table:formula="of:=WEEKDAY([.A604];2)" office:value-type="float" office:value="7" calcext:value-type="float">
            <text:p>7</text:p>
          </table:table-cell>
          <table:table-cell table:style-name="ce1" office:value-type="string" calcext:value-type="string">
            <text:p>LATO</text:p>
          </table:table-cell>
          <table:table-cell table:formula="of:=IF([.D604] = &quot;ZIMA&quot;; 0.2; IF([.D604] = &quot;WIOSNA&quot;; 0.5; IF([.D604] = &quot;LATO&quot;; 0.9; 0.4)))" office:value-type="float" office:value="0.9" calcext:value-type="float">
            <text:p>0,9</text:p>
          </table:table-cell>
          <table:table-cell table:style-name="ce43" table:formula="of:=[.F603] + IF(AND([.B603]&lt;&gt;[.B604]; [.K603]&gt;= 2400);3;0)" office:value-type="float" office:value="52" calcext:value-type="float">
            <text:p>52</text:p>
          </table:table-cell>
          <table:table-cell table:formula="of:= IF([.C604] &lt; 6; [.$M$7] * FLOOR([.E604] * [.F604]); 0)" office:value-type="float" office:value="0" calcext:value-type="float">
            <text:p>0</text:p>
          </table:table-cell>
          <table:table-cell table:formula="of:=[.H603] + [.G604]" office:value-type="float" office:value="171960" calcext:value-type="float">
            <text:p>171960</text:p>
          </table:table-cell>
          <table:table-cell table:style-name="ce43" table:formula="of:=IF([.C604] = 7; [.F604] * 15; 0) + IF(AND([.B603]&lt;&gt;[.B604]; [.K603]&gt;= 2400);2400;0)" office:value-type="float" office:value="780" calcext:value-type="float">
            <text:p>780</text:p>
          </table:table-cell>
          <table:table-cell table:formula="of:=[.J603] + [.I604]" office:value-type="float" office:value="74990" calcext:value-type="float">
            <text:p>74990</text:p>
          </table:table-cell>
          <table:table-cell table:formula="of:=[.H604] - [.J604]" office:value-type="float" office:value="96970" calcext:value-type="float">
            <text:p>9697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8-26" calcext:value-type="date">
            <text:p>26.08.2024</text:p>
          </table:table-cell>
          <table:table-cell table:style-name="ce43" table:formula="of:=MONTH([.A605])" office:value-type="float" office:value="8" calcext:value-type="float">
            <text:p>8</text:p>
          </table:table-cell>
          <table:table-cell table:formula="of:=WEEKDAY([.A605];2)" office:value-type="float" office:value="1" calcext:value-type="float">
            <text:p>1</text:p>
          </table:table-cell>
          <table:table-cell table:style-name="ce1" office:value-type="string" calcext:value-type="string">
            <text:p>LATO</text:p>
          </table:table-cell>
          <table:table-cell table:formula="of:=IF([.D605] = &quot;ZIMA&quot;; 0.2; IF([.D605] = &quot;WIOSNA&quot;; 0.5; IF([.D605] = &quot;LATO&quot;; 0.9; 0.4)))" office:value-type="float" office:value="0.9" calcext:value-type="float">
            <text:p>0,9</text:p>
          </table:table-cell>
          <table:table-cell table:style-name="ce43" table:formula="of:=[.F604] + IF(AND([.B604]&lt;&gt;[.B605]; [.K604]&gt;= 2400);3;0)" office:value-type="float" office:value="52" calcext:value-type="float">
            <text:p>52</text:p>
          </table:table-cell>
          <table:table-cell table:formula="of:= IF([.C605] &lt; 6; [.$M$7] * FLOOR([.E605] * [.F605]); 0)" office:value-type="float" office:value="1380" calcext:value-type="float">
            <text:p>1380</text:p>
          </table:table-cell>
          <table:table-cell table:formula="of:=[.H604] + [.G605]" office:value-type="float" office:value="173340" calcext:value-type="float">
            <text:p>173340</text:p>
          </table:table-cell>
          <table:table-cell table:style-name="ce43" table:formula="of:=IF([.C605] = 7; [.F605] * 15; 0) + IF(AND([.B604]&lt;&gt;[.B605]; [.K604]&gt;= 2400);2400;0)" office:value-type="float" office:value="0" calcext:value-type="float">
            <text:p>0</text:p>
          </table:table-cell>
          <table:table-cell table:formula="of:=[.J604] + [.I605]" office:value-type="float" office:value="74990" calcext:value-type="float">
            <text:p>74990</text:p>
          </table:table-cell>
          <table:table-cell table:formula="of:=[.H605] - [.J605]" office:value-type="float" office:value="98350" calcext:value-type="float">
            <text:p>9835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8-27" calcext:value-type="date">
            <text:p>27.08.2024</text:p>
          </table:table-cell>
          <table:table-cell table:style-name="ce43" table:formula="of:=MONTH([.A606])" office:value-type="float" office:value="8" calcext:value-type="float">
            <text:p>8</text:p>
          </table:table-cell>
          <table:table-cell table:formula="of:=WEEKDAY([.A606];2)" office:value-type="float" office:value="2" calcext:value-type="float">
            <text:p>2</text:p>
          </table:table-cell>
          <table:table-cell table:style-name="ce1" office:value-type="string" calcext:value-type="string">
            <text:p>LATO</text:p>
          </table:table-cell>
          <table:table-cell table:formula="of:=IF([.D606] = &quot;ZIMA&quot;; 0.2; IF([.D606] = &quot;WIOSNA&quot;; 0.5; IF([.D606] = &quot;LATO&quot;; 0.9; 0.4)))" office:value-type="float" office:value="0.9" calcext:value-type="float">
            <text:p>0,9</text:p>
          </table:table-cell>
          <table:table-cell table:style-name="ce43" table:formula="of:=[.F605] + IF(AND([.B605]&lt;&gt;[.B606]; [.K605]&gt;= 2400);3;0)" office:value-type="float" office:value="52" calcext:value-type="float">
            <text:p>52</text:p>
          </table:table-cell>
          <table:table-cell table:formula="of:= IF([.C606] &lt; 6; [.$M$7] * FLOOR([.E606] * [.F606]); 0)" office:value-type="float" office:value="1380" calcext:value-type="float">
            <text:p>1380</text:p>
          </table:table-cell>
          <table:table-cell table:formula="of:=[.H605] + [.G606]" office:value-type="float" office:value="174720" calcext:value-type="float">
            <text:p>174720</text:p>
          </table:table-cell>
          <table:table-cell table:style-name="ce43" table:formula="of:=IF([.C606] = 7; [.F606] * 15; 0) + IF(AND([.B605]&lt;&gt;[.B606]; [.K605]&gt;= 2400);2400;0)" office:value-type="float" office:value="0" calcext:value-type="float">
            <text:p>0</text:p>
          </table:table-cell>
          <table:table-cell table:formula="of:=[.J605] + [.I606]" office:value-type="float" office:value="74990" calcext:value-type="float">
            <text:p>74990</text:p>
          </table:table-cell>
          <table:table-cell table:formula="of:=[.H606] - [.J606]" office:value-type="float" office:value="99730" calcext:value-type="float">
            <text:p>9973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8-28" calcext:value-type="date">
            <text:p>28.08.2024</text:p>
          </table:table-cell>
          <table:table-cell table:style-name="ce43" table:formula="of:=MONTH([.A607])" office:value-type="float" office:value="8" calcext:value-type="float">
            <text:p>8</text:p>
          </table:table-cell>
          <table:table-cell table:formula="of:=WEEKDAY([.A607];2)" office:value-type="float" office:value="3" calcext:value-type="float">
            <text:p>3</text:p>
          </table:table-cell>
          <table:table-cell table:style-name="ce1" office:value-type="string" calcext:value-type="string">
            <text:p>LATO</text:p>
          </table:table-cell>
          <table:table-cell table:formula="of:=IF([.D607] = &quot;ZIMA&quot;; 0.2; IF([.D607] = &quot;WIOSNA&quot;; 0.5; IF([.D607] = &quot;LATO&quot;; 0.9; 0.4)))" office:value-type="float" office:value="0.9" calcext:value-type="float">
            <text:p>0,9</text:p>
          </table:table-cell>
          <table:table-cell table:style-name="ce43" table:formula="of:=[.F606] + IF(AND([.B606]&lt;&gt;[.B607]; [.K606]&gt;= 2400);3;0)" office:value-type="float" office:value="52" calcext:value-type="float">
            <text:p>52</text:p>
          </table:table-cell>
          <table:table-cell table:formula="of:= IF([.C607] &lt; 6; [.$M$7] * FLOOR([.E607] * [.F607]); 0)" office:value-type="float" office:value="1380" calcext:value-type="float">
            <text:p>1380</text:p>
          </table:table-cell>
          <table:table-cell table:formula="of:=[.H606] + [.G607]" office:value-type="float" office:value="176100" calcext:value-type="float">
            <text:p>176100</text:p>
          </table:table-cell>
          <table:table-cell table:style-name="ce43" table:formula="of:=IF([.C607] = 7; [.F607] * 15; 0) + IF(AND([.B606]&lt;&gt;[.B607]; [.K606]&gt;= 2400);2400;0)" office:value-type="float" office:value="0" calcext:value-type="float">
            <text:p>0</text:p>
          </table:table-cell>
          <table:table-cell table:formula="of:=[.J606] + [.I607]" office:value-type="float" office:value="74990" calcext:value-type="float">
            <text:p>74990</text:p>
          </table:table-cell>
          <table:table-cell table:formula="of:=[.H607] - [.J607]" office:value-type="float" office:value="101110" calcext:value-type="float">
            <text:p>10111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8-29" calcext:value-type="date">
            <text:p>29.08.2024</text:p>
          </table:table-cell>
          <table:table-cell table:style-name="ce43" table:formula="of:=MONTH([.A608])" office:value-type="float" office:value="8" calcext:value-type="float">
            <text:p>8</text:p>
          </table:table-cell>
          <table:table-cell table:formula="of:=WEEKDAY([.A608];2)" office:value-type="float" office:value="4" calcext:value-type="float">
            <text:p>4</text:p>
          </table:table-cell>
          <table:table-cell table:style-name="ce1" office:value-type="string" calcext:value-type="string">
            <text:p>LATO</text:p>
          </table:table-cell>
          <table:table-cell table:formula="of:=IF([.D608] = &quot;ZIMA&quot;; 0.2; IF([.D608] = &quot;WIOSNA&quot;; 0.5; IF([.D608] = &quot;LATO&quot;; 0.9; 0.4)))" office:value-type="float" office:value="0.9" calcext:value-type="float">
            <text:p>0,9</text:p>
          </table:table-cell>
          <table:table-cell table:style-name="ce43" table:formula="of:=[.F607] + IF(AND([.B607]&lt;&gt;[.B608]; [.K607]&gt;= 2400);3;0)" office:value-type="float" office:value="52" calcext:value-type="float">
            <text:p>52</text:p>
          </table:table-cell>
          <table:table-cell table:formula="of:= IF([.C608] &lt; 6; [.$M$7] * FLOOR([.E608] * [.F608]); 0)" office:value-type="float" office:value="1380" calcext:value-type="float">
            <text:p>1380</text:p>
          </table:table-cell>
          <table:table-cell table:formula="of:=[.H607] + [.G608]" office:value-type="float" office:value="177480" calcext:value-type="float">
            <text:p>177480</text:p>
          </table:table-cell>
          <table:table-cell table:style-name="ce43" table:formula="of:=IF([.C608] = 7; [.F608] * 15; 0) + IF(AND([.B607]&lt;&gt;[.B608]; [.K607]&gt;= 2400);2400;0)" office:value-type="float" office:value="0" calcext:value-type="float">
            <text:p>0</text:p>
          </table:table-cell>
          <table:table-cell table:formula="of:=[.J607] + [.I608]" office:value-type="float" office:value="74990" calcext:value-type="float">
            <text:p>74990</text:p>
          </table:table-cell>
          <table:table-cell table:formula="of:=[.H608] - [.J608]" office:value-type="float" office:value="102490" calcext:value-type="float">
            <text:p>10249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8-30" calcext:value-type="date">
            <text:p>30.08.2024</text:p>
          </table:table-cell>
          <table:table-cell table:style-name="ce43" table:formula="of:=MONTH([.A609])" office:value-type="float" office:value="8" calcext:value-type="float">
            <text:p>8</text:p>
          </table:table-cell>
          <table:table-cell table:formula="of:=WEEKDAY([.A609];2)" office:value-type="float" office:value="5" calcext:value-type="float">
            <text:p>5</text:p>
          </table:table-cell>
          <table:table-cell table:style-name="ce1" office:value-type="string" calcext:value-type="string">
            <text:p>LATO</text:p>
          </table:table-cell>
          <table:table-cell table:formula="of:=IF([.D609] = &quot;ZIMA&quot;; 0.2; IF([.D609] = &quot;WIOSNA&quot;; 0.5; IF([.D609] = &quot;LATO&quot;; 0.9; 0.4)))" office:value-type="float" office:value="0.9" calcext:value-type="float">
            <text:p>0,9</text:p>
          </table:table-cell>
          <table:table-cell table:style-name="ce43" table:formula="of:=[.F608] + IF(AND([.B608]&lt;&gt;[.B609]; [.K608]&gt;= 2400);3;0)" office:value-type="float" office:value="52" calcext:value-type="float">
            <text:p>52</text:p>
          </table:table-cell>
          <table:table-cell table:formula="of:= IF([.C609] &lt; 6; [.$M$7] * FLOOR([.E609] * [.F609]); 0)" office:value-type="float" office:value="1380" calcext:value-type="float">
            <text:p>1380</text:p>
          </table:table-cell>
          <table:table-cell table:formula="of:=[.H608] + [.G609]" office:value-type="float" office:value="178860" calcext:value-type="float">
            <text:p>178860</text:p>
          </table:table-cell>
          <table:table-cell table:style-name="ce43" table:formula="of:=IF([.C609] = 7; [.F609] * 15; 0) + IF(AND([.B608]&lt;&gt;[.B609]; [.K608]&gt;= 2400);2400;0)" office:value-type="float" office:value="0" calcext:value-type="float">
            <text:p>0</text:p>
          </table:table-cell>
          <table:table-cell table:formula="of:=[.J608] + [.I609]" office:value-type="float" office:value="74990" calcext:value-type="float">
            <text:p>74990</text:p>
          </table:table-cell>
          <table:table-cell table:formula="of:=[.H609] - [.J609]" office:value-type="float" office:value="103870" calcext:value-type="float">
            <text:p>10387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8-31" calcext:value-type="date">
            <text:p>31.08.2024</text:p>
          </table:table-cell>
          <table:table-cell table:style-name="ce43" table:formula="of:=MONTH([.A610])" office:value-type="float" office:value="8" calcext:value-type="float">
            <text:p>8</text:p>
          </table:table-cell>
          <table:table-cell table:formula="of:=WEEKDAY([.A610];2)" office:value-type="float" office:value="6" calcext:value-type="float">
            <text:p>6</text:p>
          </table:table-cell>
          <table:table-cell table:style-name="ce1" office:value-type="string" calcext:value-type="string">
            <text:p>LATO</text:p>
          </table:table-cell>
          <table:table-cell table:formula="of:=IF([.D610] = &quot;ZIMA&quot;; 0.2; IF([.D610] = &quot;WIOSNA&quot;; 0.5; IF([.D610] = &quot;LATO&quot;; 0.9; 0.4)))" office:value-type="float" office:value="0.9" calcext:value-type="float">
            <text:p>0,9</text:p>
          </table:table-cell>
          <table:table-cell table:style-name="ce43" table:formula="of:=[.F609] + IF(AND([.B609]&lt;&gt;[.B610]; [.K609]&gt;= 2400);3;0)" office:value-type="float" office:value="52" calcext:value-type="float">
            <text:p>52</text:p>
          </table:table-cell>
          <table:table-cell table:formula="of:= IF([.C610] &lt; 6; [.$M$7] * FLOOR([.E610] * [.F610]); 0)" office:value-type="float" office:value="0" calcext:value-type="float">
            <text:p>0</text:p>
          </table:table-cell>
          <table:table-cell table:formula="of:=[.H609] + [.G610]" office:value-type="float" office:value="178860" calcext:value-type="float">
            <text:p>178860</text:p>
          </table:table-cell>
          <table:table-cell table:style-name="ce43" table:formula="of:=IF([.C610] = 7; [.F610] * 15; 0) + IF(AND([.B609]&lt;&gt;[.B610]; [.K609]&gt;= 2400);2400;0)" office:value-type="float" office:value="0" calcext:value-type="float">
            <text:p>0</text:p>
          </table:table-cell>
          <table:table-cell table:formula="of:=[.J609] + [.I610]" office:value-type="float" office:value="74990" calcext:value-type="float">
            <text:p>74990</text:p>
          </table:table-cell>
          <table:table-cell table:formula="of:=[.H610] - [.J610]" office:value-type="float" office:value="103870" calcext:value-type="float">
            <text:p>10387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9-01" calcext:value-type="date">
            <text:p>1.09.2024</text:p>
          </table:table-cell>
          <table:table-cell table:style-name="ce43" table:formula="of:=MONTH([.A611])" office:value-type="float" office:value="9" calcext:value-type="float">
            <text:p>9</text:p>
          </table:table-cell>
          <table:table-cell table:formula="of:=WEEKDAY([.A611];2)" office:value-type="float" office:value="7" calcext:value-type="float">
            <text:p>7</text:p>
          </table:table-cell>
          <table:table-cell table:style-name="ce1" office:value-type="string" calcext:value-type="string">
            <text:p>LATO</text:p>
          </table:table-cell>
          <table:table-cell table:formula="of:=IF([.D611] = &quot;ZIMA&quot;; 0.2; IF([.D611] = &quot;WIOSNA&quot;; 0.5; IF([.D611] = &quot;LATO&quot;; 0.9; 0.4)))" office:value-type="float" office:value="0.9" calcext:value-type="float">
            <text:p>0,9</text:p>
          </table:table-cell>
          <table:table-cell table:style-name="ce43" table:formula="of:=[.F610] + IF(AND([.B610]&lt;&gt;[.B611]; [.K610]&gt;= 2400);3;0)" office:value-type="float" office:value="55" calcext:value-type="float">
            <text:p>55</text:p>
          </table:table-cell>
          <table:table-cell table:formula="of:= IF([.C611] &lt; 6; [.$M$7] * FLOOR([.E611] * [.F611]); 0)" office:value-type="float" office:value="0" calcext:value-type="float">
            <text:p>0</text:p>
          </table:table-cell>
          <table:table-cell table:formula="of:=[.H610] + [.G611]" office:value-type="float" office:value="178860" calcext:value-type="float">
            <text:p>178860</text:p>
          </table:table-cell>
          <table:table-cell table:style-name="ce43" table:formula="of:=IF([.C611] = 7; [.F611] * 15; 0) + IF(AND([.B610]&lt;&gt;[.B611]; [.K610]&gt;= 2400);2400;0)" office:value-type="float" office:value="3225" calcext:value-type="float">
            <text:p>3225</text:p>
          </table:table-cell>
          <table:table-cell table:formula="of:=[.J610] + [.I611]" office:value-type="float" office:value="78215" calcext:value-type="float">
            <text:p>78215</text:p>
          </table:table-cell>
          <table:table-cell table:formula="of:=[.H611] - [.J611]" office:value-type="float" office:value="100645" calcext:value-type="float">
            <text:p>10064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9-02" calcext:value-type="date">
            <text:p>2.09.2024</text:p>
          </table:table-cell>
          <table:table-cell table:style-name="ce43" table:formula="of:=MONTH([.A612])" office:value-type="float" office:value="9" calcext:value-type="float">
            <text:p>9</text:p>
          </table:table-cell>
          <table:table-cell table:formula="of:=WEEKDAY([.A612];2)" office:value-type="float" office:value="1" calcext:value-type="float">
            <text:p>1</text:p>
          </table:table-cell>
          <table:table-cell table:style-name="ce1" office:value-type="string" calcext:value-type="string">
            <text:p>LATO</text:p>
          </table:table-cell>
          <table:table-cell table:formula="of:=IF([.D612] = &quot;ZIMA&quot;; 0.2; IF([.D612] = &quot;WIOSNA&quot;; 0.5; IF([.D612] = &quot;LATO&quot;; 0.9; 0.4)))" office:value-type="float" office:value="0.9" calcext:value-type="float">
            <text:p>0,9</text:p>
          </table:table-cell>
          <table:table-cell table:style-name="ce43" table:formula="of:=[.F611] + IF(AND([.B611]&lt;&gt;[.B612]; [.K611]&gt;= 2400);3;0)" office:value-type="float" office:value="55" calcext:value-type="float">
            <text:p>55</text:p>
          </table:table-cell>
          <table:table-cell table:formula="of:= IF([.C612] &lt; 6; [.$M$7] * FLOOR([.E612] * [.F612]); 0)" office:value-type="float" office:value="1470" calcext:value-type="float">
            <text:p>1470</text:p>
          </table:table-cell>
          <table:table-cell table:formula="of:=[.H611] + [.G612]" office:value-type="float" office:value="180330" calcext:value-type="float">
            <text:p>180330</text:p>
          </table:table-cell>
          <table:table-cell table:style-name="ce43" table:formula="of:=IF([.C612] = 7; [.F612] * 15; 0) + IF(AND([.B611]&lt;&gt;[.B612]; [.K611]&gt;= 2400);2400;0)" office:value-type="float" office:value="0" calcext:value-type="float">
            <text:p>0</text:p>
          </table:table-cell>
          <table:table-cell table:formula="of:=[.J611] + [.I612]" office:value-type="float" office:value="78215" calcext:value-type="float">
            <text:p>78215</text:p>
          </table:table-cell>
          <table:table-cell table:formula="of:=[.H612] - [.J612]" office:value-type="float" office:value="102115" calcext:value-type="float">
            <text:p>10211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9-03" calcext:value-type="date">
            <text:p>3.09.2024</text:p>
          </table:table-cell>
          <table:table-cell table:style-name="ce43" table:formula="of:=MONTH([.A613])" office:value-type="float" office:value="9" calcext:value-type="float">
            <text:p>9</text:p>
          </table:table-cell>
          <table:table-cell table:formula="of:=WEEKDAY([.A613];2)" office:value-type="float" office:value="2" calcext:value-type="float">
            <text:p>2</text:p>
          </table:table-cell>
          <table:table-cell table:style-name="ce1" office:value-type="string" calcext:value-type="string">
            <text:p>LATO</text:p>
          </table:table-cell>
          <table:table-cell table:formula="of:=IF([.D613] = &quot;ZIMA&quot;; 0.2; IF([.D613] = &quot;WIOSNA&quot;; 0.5; IF([.D613] = &quot;LATO&quot;; 0.9; 0.4)))" office:value-type="float" office:value="0.9" calcext:value-type="float">
            <text:p>0,9</text:p>
          </table:table-cell>
          <table:table-cell table:style-name="ce43" table:formula="of:=[.F612] + IF(AND([.B612]&lt;&gt;[.B613]; [.K612]&gt;= 2400);3;0)" office:value-type="float" office:value="55" calcext:value-type="float">
            <text:p>55</text:p>
          </table:table-cell>
          <table:table-cell table:formula="of:= IF([.C613] &lt; 6; [.$M$7] * FLOOR([.E613] * [.F613]); 0)" office:value-type="float" office:value="1470" calcext:value-type="float">
            <text:p>1470</text:p>
          </table:table-cell>
          <table:table-cell table:formula="of:=[.H612] + [.G613]" office:value-type="float" office:value="181800" calcext:value-type="float">
            <text:p>181800</text:p>
          </table:table-cell>
          <table:table-cell table:style-name="ce43" table:formula="of:=IF([.C613] = 7; [.F613] * 15; 0) + IF(AND([.B612]&lt;&gt;[.B613]; [.K612]&gt;= 2400);2400;0)" office:value-type="float" office:value="0" calcext:value-type="float">
            <text:p>0</text:p>
          </table:table-cell>
          <table:table-cell table:formula="of:=[.J612] + [.I613]" office:value-type="float" office:value="78215" calcext:value-type="float">
            <text:p>78215</text:p>
          </table:table-cell>
          <table:table-cell table:formula="of:=[.H613] - [.J613]" office:value-type="float" office:value="103585" calcext:value-type="float">
            <text:p>10358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9-04" calcext:value-type="date">
            <text:p>4.09.2024</text:p>
          </table:table-cell>
          <table:table-cell table:style-name="ce43" table:formula="of:=MONTH([.A614])" office:value-type="float" office:value="9" calcext:value-type="float">
            <text:p>9</text:p>
          </table:table-cell>
          <table:table-cell table:formula="of:=WEEKDAY([.A614];2)" office:value-type="float" office:value="3" calcext:value-type="float">
            <text:p>3</text:p>
          </table:table-cell>
          <table:table-cell table:style-name="ce1" office:value-type="string" calcext:value-type="string">
            <text:p>LATO</text:p>
          </table:table-cell>
          <table:table-cell table:formula="of:=IF([.D614] = &quot;ZIMA&quot;; 0.2; IF([.D614] = &quot;WIOSNA&quot;; 0.5; IF([.D614] = &quot;LATO&quot;; 0.9; 0.4)))" office:value-type="float" office:value="0.9" calcext:value-type="float">
            <text:p>0,9</text:p>
          </table:table-cell>
          <table:table-cell table:style-name="ce43" table:formula="of:=[.F613] + IF(AND([.B613]&lt;&gt;[.B614]; [.K613]&gt;= 2400);3;0)" office:value-type="float" office:value="55" calcext:value-type="float">
            <text:p>55</text:p>
          </table:table-cell>
          <table:table-cell table:formula="of:= IF([.C614] &lt; 6; [.$M$7] * FLOOR([.E614] * [.F614]); 0)" office:value-type="float" office:value="1470" calcext:value-type="float">
            <text:p>1470</text:p>
          </table:table-cell>
          <table:table-cell table:formula="of:=[.H613] + [.G614]" office:value-type="float" office:value="183270" calcext:value-type="float">
            <text:p>183270</text:p>
          </table:table-cell>
          <table:table-cell table:style-name="ce43" table:formula="of:=IF([.C614] = 7; [.F614] * 15; 0) + IF(AND([.B613]&lt;&gt;[.B614]; [.K613]&gt;= 2400);2400;0)" office:value-type="float" office:value="0" calcext:value-type="float">
            <text:p>0</text:p>
          </table:table-cell>
          <table:table-cell table:formula="of:=[.J613] + [.I614]" office:value-type="float" office:value="78215" calcext:value-type="float">
            <text:p>78215</text:p>
          </table:table-cell>
          <table:table-cell table:formula="of:=[.H614] - [.J614]" office:value-type="float" office:value="105055" calcext:value-type="float">
            <text:p>10505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9-05" calcext:value-type="date">
            <text:p>5.09.2024</text:p>
          </table:table-cell>
          <table:table-cell table:style-name="ce43" table:formula="of:=MONTH([.A615])" office:value-type="float" office:value="9" calcext:value-type="float">
            <text:p>9</text:p>
          </table:table-cell>
          <table:table-cell table:formula="of:=WEEKDAY([.A615];2)" office:value-type="float" office:value="4" calcext:value-type="float">
            <text:p>4</text:p>
          </table:table-cell>
          <table:table-cell table:style-name="ce1" office:value-type="string" calcext:value-type="string">
            <text:p>LATO</text:p>
          </table:table-cell>
          <table:table-cell table:formula="of:=IF([.D615] = &quot;ZIMA&quot;; 0.2; IF([.D615] = &quot;WIOSNA&quot;; 0.5; IF([.D615] = &quot;LATO&quot;; 0.9; 0.4)))" office:value-type="float" office:value="0.9" calcext:value-type="float">
            <text:p>0,9</text:p>
          </table:table-cell>
          <table:table-cell table:style-name="ce43" table:formula="of:=[.F614] + IF(AND([.B614]&lt;&gt;[.B615]; [.K614]&gt;= 2400);3;0)" office:value-type="float" office:value="55" calcext:value-type="float">
            <text:p>55</text:p>
          </table:table-cell>
          <table:table-cell table:formula="of:= IF([.C615] &lt; 6; [.$M$7] * FLOOR([.E615] * [.F615]); 0)" office:value-type="float" office:value="1470" calcext:value-type="float">
            <text:p>1470</text:p>
          </table:table-cell>
          <table:table-cell table:formula="of:=[.H614] + [.G615]" office:value-type="float" office:value="184740" calcext:value-type="float">
            <text:p>184740</text:p>
          </table:table-cell>
          <table:table-cell table:style-name="ce43" table:formula="of:=IF([.C615] = 7; [.F615] * 15; 0) + IF(AND([.B614]&lt;&gt;[.B615]; [.K614]&gt;= 2400);2400;0)" office:value-type="float" office:value="0" calcext:value-type="float">
            <text:p>0</text:p>
          </table:table-cell>
          <table:table-cell table:formula="of:=[.J614] + [.I615]" office:value-type="float" office:value="78215" calcext:value-type="float">
            <text:p>78215</text:p>
          </table:table-cell>
          <table:table-cell table:formula="of:=[.H615] - [.J615]" office:value-type="float" office:value="106525" calcext:value-type="float">
            <text:p>10652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9-06" calcext:value-type="date">
            <text:p>6.09.2024</text:p>
          </table:table-cell>
          <table:table-cell table:style-name="ce43" table:formula="of:=MONTH([.A616])" office:value-type="float" office:value="9" calcext:value-type="float">
            <text:p>9</text:p>
          </table:table-cell>
          <table:table-cell table:formula="of:=WEEKDAY([.A616];2)" office:value-type="float" office:value="5" calcext:value-type="float">
            <text:p>5</text:p>
          </table:table-cell>
          <table:table-cell table:style-name="ce1" office:value-type="string" calcext:value-type="string">
            <text:p>LATO</text:p>
          </table:table-cell>
          <table:table-cell table:formula="of:=IF([.D616] = &quot;ZIMA&quot;; 0.2; IF([.D616] = &quot;WIOSNA&quot;; 0.5; IF([.D616] = &quot;LATO&quot;; 0.9; 0.4)))" office:value-type="float" office:value="0.9" calcext:value-type="float">
            <text:p>0,9</text:p>
          </table:table-cell>
          <table:table-cell table:style-name="ce43" table:formula="of:=[.F615] + IF(AND([.B615]&lt;&gt;[.B616]; [.K615]&gt;= 2400);3;0)" office:value-type="float" office:value="55" calcext:value-type="float">
            <text:p>55</text:p>
          </table:table-cell>
          <table:table-cell table:formula="of:= IF([.C616] &lt; 6; [.$M$7] * FLOOR([.E616] * [.F616]); 0)" office:value-type="float" office:value="1470" calcext:value-type="float">
            <text:p>1470</text:p>
          </table:table-cell>
          <table:table-cell table:formula="of:=[.H615] + [.G616]" office:value-type="float" office:value="186210" calcext:value-type="float">
            <text:p>186210</text:p>
          </table:table-cell>
          <table:table-cell table:style-name="ce43" table:formula="of:=IF([.C616] = 7; [.F616] * 15; 0) + IF(AND([.B615]&lt;&gt;[.B616]; [.K615]&gt;= 2400);2400;0)" office:value-type="float" office:value="0" calcext:value-type="float">
            <text:p>0</text:p>
          </table:table-cell>
          <table:table-cell table:formula="of:=[.J615] + [.I616]" office:value-type="float" office:value="78215" calcext:value-type="float">
            <text:p>78215</text:p>
          </table:table-cell>
          <table:table-cell table:formula="of:=[.H616] - [.J616]" office:value-type="float" office:value="107995" calcext:value-type="float">
            <text:p>10799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9-07" calcext:value-type="date">
            <text:p>7.09.2024</text:p>
          </table:table-cell>
          <table:table-cell table:style-name="ce43" table:formula="of:=MONTH([.A617])" office:value-type="float" office:value="9" calcext:value-type="float">
            <text:p>9</text:p>
          </table:table-cell>
          <table:table-cell table:formula="of:=WEEKDAY([.A617];2)" office:value-type="float" office:value="6" calcext:value-type="float">
            <text:p>6</text:p>
          </table:table-cell>
          <table:table-cell table:style-name="ce1" office:value-type="string" calcext:value-type="string">
            <text:p>LATO</text:p>
          </table:table-cell>
          <table:table-cell table:formula="of:=IF([.D617] = &quot;ZIMA&quot;; 0.2; IF([.D617] = &quot;WIOSNA&quot;; 0.5; IF([.D617] = &quot;LATO&quot;; 0.9; 0.4)))" office:value-type="float" office:value="0.9" calcext:value-type="float">
            <text:p>0,9</text:p>
          </table:table-cell>
          <table:table-cell table:style-name="ce43" table:formula="of:=[.F616] + IF(AND([.B616]&lt;&gt;[.B617]; [.K616]&gt;= 2400);3;0)" office:value-type="float" office:value="55" calcext:value-type="float">
            <text:p>55</text:p>
          </table:table-cell>
          <table:table-cell table:formula="of:= IF([.C617] &lt; 6; [.$M$7] * FLOOR([.E617] * [.F617]); 0)" office:value-type="float" office:value="0" calcext:value-type="float">
            <text:p>0</text:p>
          </table:table-cell>
          <table:table-cell table:formula="of:=[.H616] + [.G617]" office:value-type="float" office:value="186210" calcext:value-type="float">
            <text:p>186210</text:p>
          </table:table-cell>
          <table:table-cell table:style-name="ce43" table:formula="of:=IF([.C617] = 7; [.F617] * 15; 0) + IF(AND([.B616]&lt;&gt;[.B617]; [.K616]&gt;= 2400);2400;0)" office:value-type="float" office:value="0" calcext:value-type="float">
            <text:p>0</text:p>
          </table:table-cell>
          <table:table-cell table:formula="of:=[.J616] + [.I617]" office:value-type="float" office:value="78215" calcext:value-type="float">
            <text:p>78215</text:p>
          </table:table-cell>
          <table:table-cell table:formula="of:=[.H617] - [.J617]" office:value-type="float" office:value="107995" calcext:value-type="float">
            <text:p>10799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9-08" calcext:value-type="date">
            <text:p>8.09.2024</text:p>
          </table:table-cell>
          <table:table-cell table:style-name="ce43" table:formula="of:=MONTH([.A618])" office:value-type="float" office:value="9" calcext:value-type="float">
            <text:p>9</text:p>
          </table:table-cell>
          <table:table-cell table:formula="of:=WEEKDAY([.A618];2)" office:value-type="float" office:value="7" calcext:value-type="float">
            <text:p>7</text:p>
          </table:table-cell>
          <table:table-cell table:style-name="ce1" office:value-type="string" calcext:value-type="string">
            <text:p>LATO</text:p>
          </table:table-cell>
          <table:table-cell table:formula="of:=IF([.D618] = &quot;ZIMA&quot;; 0.2; IF([.D618] = &quot;WIOSNA&quot;; 0.5; IF([.D618] = &quot;LATO&quot;; 0.9; 0.4)))" office:value-type="float" office:value="0.9" calcext:value-type="float">
            <text:p>0,9</text:p>
          </table:table-cell>
          <table:table-cell table:style-name="ce43" table:formula="of:=[.F617] + IF(AND([.B617]&lt;&gt;[.B618]; [.K617]&gt;= 2400);3;0)" office:value-type="float" office:value="55" calcext:value-type="float">
            <text:p>55</text:p>
          </table:table-cell>
          <table:table-cell table:formula="of:= IF([.C618] &lt; 6; [.$M$7] * FLOOR([.E618] * [.F618]); 0)" office:value-type="float" office:value="0" calcext:value-type="float">
            <text:p>0</text:p>
          </table:table-cell>
          <table:table-cell table:formula="of:=[.H617] + [.G618]" office:value-type="float" office:value="186210" calcext:value-type="float">
            <text:p>186210</text:p>
          </table:table-cell>
          <table:table-cell table:style-name="ce43" table:formula="of:=IF([.C618] = 7; [.F618] * 15; 0) + IF(AND([.B617]&lt;&gt;[.B618]; [.K617]&gt;= 2400);2400;0)" office:value-type="float" office:value="825" calcext:value-type="float">
            <text:p>825</text:p>
          </table:table-cell>
          <table:table-cell table:formula="of:=[.J617] + [.I618]" office:value-type="float" office:value="79040" calcext:value-type="float">
            <text:p>79040</text:p>
          </table:table-cell>
          <table:table-cell table:formula="of:=[.H618] - [.J618]" office:value-type="float" office:value="107170" calcext:value-type="float">
            <text:p>10717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9-09" calcext:value-type="date">
            <text:p>9.09.2024</text:p>
          </table:table-cell>
          <table:table-cell table:style-name="ce43" table:formula="of:=MONTH([.A619])" office:value-type="float" office:value="9" calcext:value-type="float">
            <text:p>9</text:p>
          </table:table-cell>
          <table:table-cell table:formula="of:=WEEKDAY([.A619];2)" office:value-type="float" office:value="1" calcext:value-type="float">
            <text:p>1</text:p>
          </table:table-cell>
          <table:table-cell table:style-name="ce1" office:value-type="string" calcext:value-type="string">
            <text:p>LATO</text:p>
          </table:table-cell>
          <table:table-cell table:formula="of:=IF([.D619] = &quot;ZIMA&quot;; 0.2; IF([.D619] = &quot;WIOSNA&quot;; 0.5; IF([.D619] = &quot;LATO&quot;; 0.9; 0.4)))" office:value-type="float" office:value="0.9" calcext:value-type="float">
            <text:p>0,9</text:p>
          </table:table-cell>
          <table:table-cell table:style-name="ce43" table:formula="of:=[.F618] + IF(AND([.B618]&lt;&gt;[.B619]; [.K618]&gt;= 2400);3;0)" office:value-type="float" office:value="55" calcext:value-type="float">
            <text:p>55</text:p>
          </table:table-cell>
          <table:table-cell table:formula="of:= IF([.C619] &lt; 6; [.$M$7] * FLOOR([.E619] * [.F619]); 0)" office:value-type="float" office:value="1470" calcext:value-type="float">
            <text:p>1470</text:p>
          </table:table-cell>
          <table:table-cell table:formula="of:=[.H618] + [.G619]" office:value-type="float" office:value="187680" calcext:value-type="float">
            <text:p>187680</text:p>
          </table:table-cell>
          <table:table-cell table:style-name="ce43" table:formula="of:=IF([.C619] = 7; [.F619] * 15; 0) + IF(AND([.B618]&lt;&gt;[.B619]; [.K618]&gt;= 2400);2400;0)" office:value-type="float" office:value="0" calcext:value-type="float">
            <text:p>0</text:p>
          </table:table-cell>
          <table:table-cell table:formula="of:=[.J618] + [.I619]" office:value-type="float" office:value="79040" calcext:value-type="float">
            <text:p>79040</text:p>
          </table:table-cell>
          <table:table-cell table:formula="of:=[.H619] - [.J619]" office:value-type="float" office:value="108640" calcext:value-type="float">
            <text:p>10864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9-10" calcext:value-type="date">
            <text:p>10.09.2024</text:p>
          </table:table-cell>
          <table:table-cell table:style-name="ce43" table:formula="of:=MONTH([.A620])" office:value-type="float" office:value="9" calcext:value-type="float">
            <text:p>9</text:p>
          </table:table-cell>
          <table:table-cell table:formula="of:=WEEKDAY([.A620];2)" office:value-type="float" office:value="2" calcext:value-type="float">
            <text:p>2</text:p>
          </table:table-cell>
          <table:table-cell table:style-name="ce1" office:value-type="string" calcext:value-type="string">
            <text:p>LATO</text:p>
          </table:table-cell>
          <table:table-cell table:formula="of:=IF([.D620] = &quot;ZIMA&quot;; 0.2; IF([.D620] = &quot;WIOSNA&quot;; 0.5; IF([.D620] = &quot;LATO&quot;; 0.9; 0.4)))" office:value-type="float" office:value="0.9" calcext:value-type="float">
            <text:p>0,9</text:p>
          </table:table-cell>
          <table:table-cell table:style-name="ce43" table:formula="of:=[.F619] + IF(AND([.B619]&lt;&gt;[.B620]; [.K619]&gt;= 2400);3;0)" office:value-type="float" office:value="55" calcext:value-type="float">
            <text:p>55</text:p>
          </table:table-cell>
          <table:table-cell table:formula="of:= IF([.C620] &lt; 6; [.$M$7] * FLOOR([.E620] * [.F620]); 0)" office:value-type="float" office:value="1470" calcext:value-type="float">
            <text:p>1470</text:p>
          </table:table-cell>
          <table:table-cell table:formula="of:=[.H619] + [.G620]" office:value-type="float" office:value="189150" calcext:value-type="float">
            <text:p>189150</text:p>
          </table:table-cell>
          <table:table-cell table:style-name="ce43" table:formula="of:=IF([.C620] = 7; [.F620] * 15; 0) + IF(AND([.B619]&lt;&gt;[.B620]; [.K619]&gt;= 2400);2400;0)" office:value-type="float" office:value="0" calcext:value-type="float">
            <text:p>0</text:p>
          </table:table-cell>
          <table:table-cell table:formula="of:=[.J619] + [.I620]" office:value-type="float" office:value="79040" calcext:value-type="float">
            <text:p>79040</text:p>
          </table:table-cell>
          <table:table-cell table:formula="of:=[.H620] - [.J620]" office:value-type="float" office:value="110110" calcext:value-type="float">
            <text:p>11011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9-11" calcext:value-type="date">
            <text:p>11.09.2024</text:p>
          </table:table-cell>
          <table:table-cell table:style-name="ce43" table:formula="of:=MONTH([.A621])" office:value-type="float" office:value="9" calcext:value-type="float">
            <text:p>9</text:p>
          </table:table-cell>
          <table:table-cell table:formula="of:=WEEKDAY([.A621];2)" office:value-type="float" office:value="3" calcext:value-type="float">
            <text:p>3</text:p>
          </table:table-cell>
          <table:table-cell table:style-name="ce1" office:value-type="string" calcext:value-type="string">
            <text:p>LATO</text:p>
          </table:table-cell>
          <table:table-cell table:formula="of:=IF([.D621] = &quot;ZIMA&quot;; 0.2; IF([.D621] = &quot;WIOSNA&quot;; 0.5; IF([.D621] = &quot;LATO&quot;; 0.9; 0.4)))" office:value-type="float" office:value="0.9" calcext:value-type="float">
            <text:p>0,9</text:p>
          </table:table-cell>
          <table:table-cell table:style-name="ce43" table:formula="of:=[.F620] + IF(AND([.B620]&lt;&gt;[.B621]; [.K620]&gt;= 2400);3;0)" office:value-type="float" office:value="55" calcext:value-type="float">
            <text:p>55</text:p>
          </table:table-cell>
          <table:table-cell table:formula="of:= IF([.C621] &lt; 6; [.$M$7] * FLOOR([.E621] * [.F621]); 0)" office:value-type="float" office:value="1470" calcext:value-type="float">
            <text:p>1470</text:p>
          </table:table-cell>
          <table:table-cell table:formula="of:=[.H620] + [.G621]" office:value-type="float" office:value="190620" calcext:value-type="float">
            <text:p>190620</text:p>
          </table:table-cell>
          <table:table-cell table:style-name="ce43" table:formula="of:=IF([.C621] = 7; [.F621] * 15; 0) + IF(AND([.B620]&lt;&gt;[.B621]; [.K620]&gt;= 2400);2400;0)" office:value-type="float" office:value="0" calcext:value-type="float">
            <text:p>0</text:p>
          </table:table-cell>
          <table:table-cell table:formula="of:=[.J620] + [.I621]" office:value-type="float" office:value="79040" calcext:value-type="float">
            <text:p>79040</text:p>
          </table:table-cell>
          <table:table-cell table:formula="of:=[.H621] - [.J621]" office:value-type="float" office:value="111580" calcext:value-type="float">
            <text:p>11158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9-12" calcext:value-type="date">
            <text:p>12.09.2024</text:p>
          </table:table-cell>
          <table:table-cell table:style-name="ce43" table:formula="of:=MONTH([.A622])" office:value-type="float" office:value="9" calcext:value-type="float">
            <text:p>9</text:p>
          </table:table-cell>
          <table:table-cell table:formula="of:=WEEKDAY([.A622];2)" office:value-type="float" office:value="4" calcext:value-type="float">
            <text:p>4</text:p>
          </table:table-cell>
          <table:table-cell table:style-name="ce1" office:value-type="string" calcext:value-type="string">
            <text:p>LATO</text:p>
          </table:table-cell>
          <table:table-cell table:formula="of:=IF([.D622] = &quot;ZIMA&quot;; 0.2; IF([.D622] = &quot;WIOSNA&quot;; 0.5; IF([.D622] = &quot;LATO&quot;; 0.9; 0.4)))" office:value-type="float" office:value="0.9" calcext:value-type="float">
            <text:p>0,9</text:p>
          </table:table-cell>
          <table:table-cell table:style-name="ce43" table:formula="of:=[.F621] + IF(AND([.B621]&lt;&gt;[.B622]; [.K621]&gt;= 2400);3;0)" office:value-type="float" office:value="55" calcext:value-type="float">
            <text:p>55</text:p>
          </table:table-cell>
          <table:table-cell table:formula="of:= IF([.C622] &lt; 6; [.$M$7] * FLOOR([.E622] * [.F622]); 0)" office:value-type="float" office:value="1470" calcext:value-type="float">
            <text:p>1470</text:p>
          </table:table-cell>
          <table:table-cell table:formula="of:=[.H621] + [.G622]" office:value-type="float" office:value="192090" calcext:value-type="float">
            <text:p>192090</text:p>
          </table:table-cell>
          <table:table-cell table:style-name="ce43" table:formula="of:=IF([.C622] = 7; [.F622] * 15; 0) + IF(AND([.B621]&lt;&gt;[.B622]; [.K621]&gt;= 2400);2400;0)" office:value-type="float" office:value="0" calcext:value-type="float">
            <text:p>0</text:p>
          </table:table-cell>
          <table:table-cell table:formula="of:=[.J621] + [.I622]" office:value-type="float" office:value="79040" calcext:value-type="float">
            <text:p>79040</text:p>
          </table:table-cell>
          <table:table-cell table:formula="of:=[.H622] - [.J622]" office:value-type="float" office:value="113050" calcext:value-type="float">
            <text:p>11305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9-13" calcext:value-type="date">
            <text:p>13.09.2024</text:p>
          </table:table-cell>
          <table:table-cell table:style-name="ce43" table:formula="of:=MONTH([.A623])" office:value-type="float" office:value="9" calcext:value-type="float">
            <text:p>9</text:p>
          </table:table-cell>
          <table:table-cell table:formula="of:=WEEKDAY([.A623];2)" office:value-type="float" office:value="5" calcext:value-type="float">
            <text:p>5</text:p>
          </table:table-cell>
          <table:table-cell table:style-name="ce1" office:value-type="string" calcext:value-type="string">
            <text:p>LATO</text:p>
          </table:table-cell>
          <table:table-cell table:formula="of:=IF([.D623] = &quot;ZIMA&quot;; 0.2; IF([.D623] = &quot;WIOSNA&quot;; 0.5; IF([.D623] = &quot;LATO&quot;; 0.9; 0.4)))" office:value-type="float" office:value="0.9" calcext:value-type="float">
            <text:p>0,9</text:p>
          </table:table-cell>
          <table:table-cell table:style-name="ce43" table:formula="of:=[.F622] + IF(AND([.B622]&lt;&gt;[.B623]; [.K622]&gt;= 2400);3;0)" office:value-type="float" office:value="55" calcext:value-type="float">
            <text:p>55</text:p>
          </table:table-cell>
          <table:table-cell table:formula="of:= IF([.C623] &lt; 6; [.$M$7] * FLOOR([.E623] * [.F623]); 0)" office:value-type="float" office:value="1470" calcext:value-type="float">
            <text:p>1470</text:p>
          </table:table-cell>
          <table:table-cell table:formula="of:=[.H622] + [.G623]" office:value-type="float" office:value="193560" calcext:value-type="float">
            <text:p>193560</text:p>
          </table:table-cell>
          <table:table-cell table:style-name="ce43" table:formula="of:=IF([.C623] = 7; [.F623] * 15; 0) + IF(AND([.B622]&lt;&gt;[.B623]; [.K622]&gt;= 2400);2400;0)" office:value-type="float" office:value="0" calcext:value-type="float">
            <text:p>0</text:p>
          </table:table-cell>
          <table:table-cell table:formula="of:=[.J622] + [.I623]" office:value-type="float" office:value="79040" calcext:value-type="float">
            <text:p>79040</text:p>
          </table:table-cell>
          <table:table-cell table:formula="of:=[.H623] - [.J623]" office:value-type="float" office:value="114520" calcext:value-type="float">
            <text:p>11452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9-14" calcext:value-type="date">
            <text:p>14.09.2024</text:p>
          </table:table-cell>
          <table:table-cell table:style-name="ce43" table:formula="of:=MONTH([.A624])" office:value-type="float" office:value="9" calcext:value-type="float">
            <text:p>9</text:p>
          </table:table-cell>
          <table:table-cell table:formula="of:=WEEKDAY([.A624];2)" office:value-type="float" office:value="6" calcext:value-type="float">
            <text:p>6</text:p>
          </table:table-cell>
          <table:table-cell table:style-name="ce1" office:value-type="string" calcext:value-type="string">
            <text:p>LATO</text:p>
          </table:table-cell>
          <table:table-cell table:formula="of:=IF([.D624] = &quot;ZIMA&quot;; 0.2; IF([.D624] = &quot;WIOSNA&quot;; 0.5; IF([.D624] = &quot;LATO&quot;; 0.9; 0.4)))" office:value-type="float" office:value="0.9" calcext:value-type="float">
            <text:p>0,9</text:p>
          </table:table-cell>
          <table:table-cell table:style-name="ce43" table:formula="of:=[.F623] + IF(AND([.B623]&lt;&gt;[.B624]; [.K623]&gt;= 2400);3;0)" office:value-type="float" office:value="55" calcext:value-type="float">
            <text:p>55</text:p>
          </table:table-cell>
          <table:table-cell table:formula="of:= IF([.C624] &lt; 6; [.$M$7] * FLOOR([.E624] * [.F624]); 0)" office:value-type="float" office:value="0" calcext:value-type="float">
            <text:p>0</text:p>
          </table:table-cell>
          <table:table-cell table:formula="of:=[.H623] + [.G624]" office:value-type="float" office:value="193560" calcext:value-type="float">
            <text:p>193560</text:p>
          </table:table-cell>
          <table:table-cell table:style-name="ce43" table:formula="of:=IF([.C624] = 7; [.F624] * 15; 0) + IF(AND([.B623]&lt;&gt;[.B624]; [.K623]&gt;= 2400);2400;0)" office:value-type="float" office:value="0" calcext:value-type="float">
            <text:p>0</text:p>
          </table:table-cell>
          <table:table-cell table:formula="of:=[.J623] + [.I624]" office:value-type="float" office:value="79040" calcext:value-type="float">
            <text:p>79040</text:p>
          </table:table-cell>
          <table:table-cell table:formula="of:=[.H624] - [.J624]" office:value-type="float" office:value="114520" calcext:value-type="float">
            <text:p>11452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9-15" calcext:value-type="date">
            <text:p>15.09.2024</text:p>
          </table:table-cell>
          <table:table-cell table:style-name="ce43" table:formula="of:=MONTH([.A625])" office:value-type="float" office:value="9" calcext:value-type="float">
            <text:p>9</text:p>
          </table:table-cell>
          <table:table-cell table:formula="of:=WEEKDAY([.A625];2)" office:value-type="float" office:value="7" calcext:value-type="float">
            <text:p>7</text:p>
          </table:table-cell>
          <table:table-cell table:style-name="ce1" office:value-type="string" calcext:value-type="string">
            <text:p>LATO</text:p>
          </table:table-cell>
          <table:table-cell table:formula="of:=IF([.D625] = &quot;ZIMA&quot;; 0.2; IF([.D625] = &quot;WIOSNA&quot;; 0.5; IF([.D625] = &quot;LATO&quot;; 0.9; 0.4)))" office:value-type="float" office:value="0.9" calcext:value-type="float">
            <text:p>0,9</text:p>
          </table:table-cell>
          <table:table-cell table:style-name="ce43" table:formula="of:=[.F624] + IF(AND([.B624]&lt;&gt;[.B625]; [.K624]&gt;= 2400);3;0)" office:value-type="float" office:value="55" calcext:value-type="float">
            <text:p>55</text:p>
          </table:table-cell>
          <table:table-cell table:formula="of:= IF([.C625] &lt; 6; [.$M$7] * FLOOR([.E625] * [.F625]); 0)" office:value-type="float" office:value="0" calcext:value-type="float">
            <text:p>0</text:p>
          </table:table-cell>
          <table:table-cell table:formula="of:=[.H624] + [.G625]" office:value-type="float" office:value="193560" calcext:value-type="float">
            <text:p>193560</text:p>
          </table:table-cell>
          <table:table-cell table:style-name="ce43" table:formula="of:=IF([.C625] = 7; [.F625] * 15; 0) + IF(AND([.B624]&lt;&gt;[.B625]; [.K624]&gt;= 2400);2400;0)" office:value-type="float" office:value="825" calcext:value-type="float">
            <text:p>825</text:p>
          </table:table-cell>
          <table:table-cell table:formula="of:=[.J624] + [.I625]" office:value-type="float" office:value="79865" calcext:value-type="float">
            <text:p>79865</text:p>
          </table:table-cell>
          <table:table-cell table:formula="of:=[.H625] - [.J625]" office:value-type="float" office:value="113695" calcext:value-type="float">
            <text:p>11369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9-16" calcext:value-type="date">
            <text:p>16.09.2024</text:p>
          </table:table-cell>
          <table:table-cell table:style-name="ce43" table:formula="of:=MONTH([.A626])" office:value-type="float" office:value="9" calcext:value-type="float">
            <text:p>9</text:p>
          </table:table-cell>
          <table:table-cell table:formula="of:=WEEKDAY([.A626];2)" office:value-type="float" office:value="1" calcext:value-type="float">
            <text:p>1</text:p>
          </table:table-cell>
          <table:table-cell table:style-name="ce1" office:value-type="string" calcext:value-type="string">
            <text:p>LATO</text:p>
          </table:table-cell>
          <table:table-cell table:formula="of:=IF([.D626] = &quot;ZIMA&quot;; 0.2; IF([.D626] = &quot;WIOSNA&quot;; 0.5; IF([.D626] = &quot;LATO&quot;; 0.9; 0.4)))" office:value-type="float" office:value="0.9" calcext:value-type="float">
            <text:p>0,9</text:p>
          </table:table-cell>
          <table:table-cell table:style-name="ce43" table:formula="of:=[.F625] + IF(AND([.B625]&lt;&gt;[.B626]; [.K625]&gt;= 2400);3;0)" office:value-type="float" office:value="55" calcext:value-type="float">
            <text:p>55</text:p>
          </table:table-cell>
          <table:table-cell table:formula="of:= IF([.C626] &lt; 6; [.$M$7] * FLOOR([.E626] * [.F626]); 0)" office:value-type="float" office:value="1470" calcext:value-type="float">
            <text:p>1470</text:p>
          </table:table-cell>
          <table:table-cell table:formula="of:=[.H625] + [.G626]" office:value-type="float" office:value="195030" calcext:value-type="float">
            <text:p>195030</text:p>
          </table:table-cell>
          <table:table-cell table:style-name="ce43" table:formula="of:=IF([.C626] = 7; [.F626] * 15; 0) + IF(AND([.B625]&lt;&gt;[.B626]; [.K625]&gt;= 2400);2400;0)" office:value-type="float" office:value="0" calcext:value-type="float">
            <text:p>0</text:p>
          </table:table-cell>
          <table:table-cell table:formula="of:=[.J625] + [.I626]" office:value-type="float" office:value="79865" calcext:value-type="float">
            <text:p>79865</text:p>
          </table:table-cell>
          <table:table-cell table:formula="of:=[.H626] - [.J626]" office:value-type="float" office:value="115165" calcext:value-type="float">
            <text:p>11516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9-17" calcext:value-type="date">
            <text:p>17.09.2024</text:p>
          </table:table-cell>
          <table:table-cell table:style-name="ce43" table:formula="of:=MONTH([.A627])" office:value-type="float" office:value="9" calcext:value-type="float">
            <text:p>9</text:p>
          </table:table-cell>
          <table:table-cell table:formula="of:=WEEKDAY([.A627];2)" office:value-type="float" office:value="2" calcext:value-type="float">
            <text:p>2</text:p>
          </table:table-cell>
          <table:table-cell table:style-name="ce1" office:value-type="string" calcext:value-type="string">
            <text:p>LATO</text:p>
          </table:table-cell>
          <table:table-cell table:formula="of:=IF([.D627] = &quot;ZIMA&quot;; 0.2; IF([.D627] = &quot;WIOSNA&quot;; 0.5; IF([.D627] = &quot;LATO&quot;; 0.9; 0.4)))" office:value-type="float" office:value="0.9" calcext:value-type="float">
            <text:p>0,9</text:p>
          </table:table-cell>
          <table:table-cell table:style-name="ce43" table:formula="of:=[.F626] + IF(AND([.B626]&lt;&gt;[.B627]; [.K626]&gt;= 2400);3;0)" office:value-type="float" office:value="55" calcext:value-type="float">
            <text:p>55</text:p>
          </table:table-cell>
          <table:table-cell table:formula="of:= IF([.C627] &lt; 6; [.$M$7] * FLOOR([.E627] * [.F627]); 0)" office:value-type="float" office:value="1470" calcext:value-type="float">
            <text:p>1470</text:p>
          </table:table-cell>
          <table:table-cell table:formula="of:=[.H626] + [.G627]" office:value-type="float" office:value="196500" calcext:value-type="float">
            <text:p>196500</text:p>
          </table:table-cell>
          <table:table-cell table:style-name="ce43" table:formula="of:=IF([.C627] = 7; [.F627] * 15; 0) + IF(AND([.B626]&lt;&gt;[.B627]; [.K626]&gt;= 2400);2400;0)" office:value-type="float" office:value="0" calcext:value-type="float">
            <text:p>0</text:p>
          </table:table-cell>
          <table:table-cell table:formula="of:=[.J626] + [.I627]" office:value-type="float" office:value="79865" calcext:value-type="float">
            <text:p>79865</text:p>
          </table:table-cell>
          <table:table-cell table:formula="of:=[.H627] - [.J627]" office:value-type="float" office:value="116635" calcext:value-type="float">
            <text:p>11663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9-18" calcext:value-type="date">
            <text:p>18.09.2024</text:p>
          </table:table-cell>
          <table:table-cell table:style-name="ce43" table:formula="of:=MONTH([.A628])" office:value-type="float" office:value="9" calcext:value-type="float">
            <text:p>9</text:p>
          </table:table-cell>
          <table:table-cell table:formula="of:=WEEKDAY([.A628];2)" office:value-type="float" office:value="3" calcext:value-type="float">
            <text:p>3</text:p>
          </table:table-cell>
          <table:table-cell table:style-name="ce1" office:value-type="string" calcext:value-type="string">
            <text:p>LATO</text:p>
          </table:table-cell>
          <table:table-cell table:formula="of:=IF([.D628] = &quot;ZIMA&quot;; 0.2; IF([.D628] = &quot;WIOSNA&quot;; 0.5; IF([.D628] = &quot;LATO&quot;; 0.9; 0.4)))" office:value-type="float" office:value="0.9" calcext:value-type="float">
            <text:p>0,9</text:p>
          </table:table-cell>
          <table:table-cell table:style-name="ce43" table:formula="of:=[.F627] + IF(AND([.B627]&lt;&gt;[.B628]; [.K627]&gt;= 2400);3;0)" office:value-type="float" office:value="55" calcext:value-type="float">
            <text:p>55</text:p>
          </table:table-cell>
          <table:table-cell table:formula="of:= IF([.C628] &lt; 6; [.$M$7] * FLOOR([.E628] * [.F628]); 0)" office:value-type="float" office:value="1470" calcext:value-type="float">
            <text:p>1470</text:p>
          </table:table-cell>
          <table:table-cell table:formula="of:=[.H627] + [.G628]" office:value-type="float" office:value="197970" calcext:value-type="float">
            <text:p>197970</text:p>
          </table:table-cell>
          <table:table-cell table:style-name="ce43" table:formula="of:=IF([.C628] = 7; [.F628] * 15; 0) + IF(AND([.B627]&lt;&gt;[.B628]; [.K627]&gt;= 2400);2400;0)" office:value-type="float" office:value="0" calcext:value-type="float">
            <text:p>0</text:p>
          </table:table-cell>
          <table:table-cell table:formula="of:=[.J627] + [.I628]" office:value-type="float" office:value="79865" calcext:value-type="float">
            <text:p>79865</text:p>
          </table:table-cell>
          <table:table-cell table:formula="of:=[.H628] - [.J628]" office:value-type="float" office:value="118105" calcext:value-type="float">
            <text:p>11810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9-19" calcext:value-type="date">
            <text:p>19.09.2024</text:p>
          </table:table-cell>
          <table:table-cell table:style-name="ce43" table:formula="of:=MONTH([.A629])" office:value-type="float" office:value="9" calcext:value-type="float">
            <text:p>9</text:p>
          </table:table-cell>
          <table:table-cell table:formula="of:=WEEKDAY([.A629];2)" office:value-type="float" office:value="4" calcext:value-type="float">
            <text:p>4</text:p>
          </table:table-cell>
          <table:table-cell table:style-name="ce1" office:value-type="string" calcext:value-type="string">
            <text:p>LATO</text:p>
          </table:table-cell>
          <table:table-cell table:formula="of:=IF([.D629] = &quot;ZIMA&quot;; 0.2; IF([.D629] = &quot;WIOSNA&quot;; 0.5; IF([.D629] = &quot;LATO&quot;; 0.9; 0.4)))" office:value-type="float" office:value="0.9" calcext:value-type="float">
            <text:p>0,9</text:p>
          </table:table-cell>
          <table:table-cell table:style-name="ce43" table:formula="of:=[.F628] + IF(AND([.B628]&lt;&gt;[.B629]; [.K628]&gt;= 2400);3;0)" office:value-type="float" office:value="55" calcext:value-type="float">
            <text:p>55</text:p>
          </table:table-cell>
          <table:table-cell table:formula="of:= IF([.C629] &lt; 6; [.$M$7] * FLOOR([.E629] * [.F629]); 0)" office:value-type="float" office:value="1470" calcext:value-type="float">
            <text:p>1470</text:p>
          </table:table-cell>
          <table:table-cell table:formula="of:=[.H628] + [.G629]" office:value-type="float" office:value="199440" calcext:value-type="float">
            <text:p>199440</text:p>
          </table:table-cell>
          <table:table-cell table:style-name="ce43" table:formula="of:=IF([.C629] = 7; [.F629] * 15; 0) + IF(AND([.B628]&lt;&gt;[.B629]; [.K628]&gt;= 2400);2400;0)" office:value-type="float" office:value="0" calcext:value-type="float">
            <text:p>0</text:p>
          </table:table-cell>
          <table:table-cell table:formula="of:=[.J628] + [.I629]" office:value-type="float" office:value="79865" calcext:value-type="float">
            <text:p>79865</text:p>
          </table:table-cell>
          <table:table-cell table:formula="of:=[.H629] - [.J629]" office:value-type="float" office:value="119575" calcext:value-type="float">
            <text:p>11957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9-20" calcext:value-type="date">
            <text:p>20.09.2024</text:p>
          </table:table-cell>
          <table:table-cell table:style-name="ce43" table:formula="of:=MONTH([.A630])" office:value-type="float" office:value="9" calcext:value-type="float">
            <text:p>9</text:p>
          </table:table-cell>
          <table:table-cell table:formula="of:=WEEKDAY([.A630];2)" office:value-type="float" office:value="5" calcext:value-type="float">
            <text:p>5</text:p>
          </table:table-cell>
          <table:table-cell table:style-name="ce1" office:value-type="string" calcext:value-type="string">
            <text:p>LATO</text:p>
          </table:table-cell>
          <table:table-cell table:formula="of:=IF([.D630] = &quot;ZIMA&quot;; 0.2; IF([.D630] = &quot;WIOSNA&quot;; 0.5; IF([.D630] = &quot;LATO&quot;; 0.9; 0.4)))" office:value-type="float" office:value="0.9" calcext:value-type="float">
            <text:p>0,9</text:p>
          </table:table-cell>
          <table:table-cell table:style-name="ce43" table:formula="of:=[.F629] + IF(AND([.B629]&lt;&gt;[.B630]; [.K629]&gt;= 2400);3;0)" office:value-type="float" office:value="55" calcext:value-type="float">
            <text:p>55</text:p>
          </table:table-cell>
          <table:table-cell table:formula="of:= IF([.C630] &lt; 6; [.$M$7] * FLOOR([.E630] * [.F630]); 0)" office:value-type="float" office:value="1470" calcext:value-type="float">
            <text:p>1470</text:p>
          </table:table-cell>
          <table:table-cell table:formula="of:=[.H629] + [.G630]" office:value-type="float" office:value="200910" calcext:value-type="float">
            <text:p>200910</text:p>
          </table:table-cell>
          <table:table-cell table:style-name="ce43" table:formula="of:=IF([.C630] = 7; [.F630] * 15; 0) + IF(AND([.B629]&lt;&gt;[.B630]; [.K629]&gt;= 2400);2400;0)" office:value-type="float" office:value="0" calcext:value-type="float">
            <text:p>0</text:p>
          </table:table-cell>
          <table:table-cell table:formula="of:=[.J629] + [.I630]" office:value-type="float" office:value="79865" calcext:value-type="float">
            <text:p>79865</text:p>
          </table:table-cell>
          <table:table-cell table:formula="of:=[.H630] - [.J630]" office:value-type="float" office:value="121045" calcext:value-type="float">
            <text:p>12104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9-21" calcext:value-type="date">
            <text:p>21.09.2024</text:p>
          </table:table-cell>
          <table:table-cell table:style-name="ce43" table:formula="of:=MONTH([.A631])" office:value-type="float" office:value="9" calcext:value-type="float">
            <text:p>9</text:p>
          </table:table-cell>
          <table:table-cell table:formula="of:=WEEKDAY([.A631];2)" office:value-type="float" office:value="6" calcext:value-type="float">
            <text:p>6</text:p>
          </table:table-cell>
          <table:table-cell table:style-name="ce1" office:value-type="string" calcext:value-type="string">
            <text:p>LATO</text:p>
          </table:table-cell>
          <table:table-cell table:formula="of:=IF([.D631] = &quot;ZIMA&quot;; 0.2; IF([.D631] = &quot;WIOSNA&quot;; 0.5; IF([.D631] = &quot;LATO&quot;; 0.9; 0.4)))" office:value-type="float" office:value="0.9" calcext:value-type="float">
            <text:p>0,9</text:p>
          </table:table-cell>
          <table:table-cell table:style-name="ce43" table:formula="of:=[.F630] + IF(AND([.B630]&lt;&gt;[.B631]; [.K630]&gt;= 2400);3;0)" office:value-type="float" office:value="55" calcext:value-type="float">
            <text:p>55</text:p>
          </table:table-cell>
          <table:table-cell table:formula="of:= IF([.C631] &lt; 6; [.$M$7] * FLOOR([.E631] * [.F631]); 0)" office:value-type="float" office:value="0" calcext:value-type="float">
            <text:p>0</text:p>
          </table:table-cell>
          <table:table-cell table:formula="of:=[.H630] + [.G631]" office:value-type="float" office:value="200910" calcext:value-type="float">
            <text:p>200910</text:p>
          </table:table-cell>
          <table:table-cell table:style-name="ce43" table:formula="of:=IF([.C631] = 7; [.F631] * 15; 0) + IF(AND([.B630]&lt;&gt;[.B631]; [.K630]&gt;= 2400);2400;0)" office:value-type="float" office:value="0" calcext:value-type="float">
            <text:p>0</text:p>
          </table:table-cell>
          <table:table-cell table:formula="of:=[.J630] + [.I631]" office:value-type="float" office:value="79865" calcext:value-type="float">
            <text:p>79865</text:p>
          </table:table-cell>
          <table:table-cell table:formula="of:=[.H631] - [.J631]" office:value-type="float" office:value="121045" calcext:value-type="float">
            <text:p>12104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9-22" calcext:value-type="date">
            <text:p>22.09.2024</text:p>
          </table:table-cell>
          <table:table-cell table:style-name="ce43" table:formula="of:=MONTH([.A632])" office:value-type="float" office:value="9" calcext:value-type="float">
            <text:p>9</text:p>
          </table:table-cell>
          <table:table-cell table:formula="of:=WEEKDAY([.A632];2)" office:value-type="float" office:value="7" calcext:value-type="float">
            <text:p>7</text:p>
          </table:table-cell>
          <table:table-cell table:style-name="ce1" office:value-type="string" calcext:value-type="string">
            <text:p>LATO</text:p>
          </table:table-cell>
          <table:table-cell table:formula="of:=IF([.D632] = &quot;ZIMA&quot;; 0.2; IF([.D632] = &quot;WIOSNA&quot;; 0.5; IF([.D632] = &quot;LATO&quot;; 0.9; 0.4)))" office:value-type="float" office:value="0.9" calcext:value-type="float">
            <text:p>0,9</text:p>
          </table:table-cell>
          <table:table-cell table:style-name="ce43" table:formula="of:=[.F631] + IF(AND([.B631]&lt;&gt;[.B632]; [.K631]&gt;= 2400);3;0)" office:value-type="float" office:value="55" calcext:value-type="float">
            <text:p>55</text:p>
          </table:table-cell>
          <table:table-cell table:formula="of:= IF([.C632] &lt; 6; [.$M$7] * FLOOR([.E632] * [.F632]); 0)" office:value-type="float" office:value="0" calcext:value-type="float">
            <text:p>0</text:p>
          </table:table-cell>
          <table:table-cell table:formula="of:=[.H631] + [.G632]" office:value-type="float" office:value="200910" calcext:value-type="float">
            <text:p>200910</text:p>
          </table:table-cell>
          <table:table-cell table:style-name="ce43" table:formula="of:=IF([.C632] = 7; [.F632] * 15; 0) + IF(AND([.B631]&lt;&gt;[.B632]; [.K631]&gt;= 2400);2400;0)" office:value-type="float" office:value="825" calcext:value-type="float">
            <text:p>825</text:p>
          </table:table-cell>
          <table:table-cell table:formula="of:=[.J631] + [.I632]" office:value-type="float" office:value="80690" calcext:value-type="float">
            <text:p>80690</text:p>
          </table:table-cell>
          <table:table-cell table:formula="of:=[.H632] - [.J632]" office:value-type="float" office:value="120220" calcext:value-type="float">
            <text:p>12022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9-23" calcext:value-type="date">
            <text:p>23.09.2024</text:p>
          </table:table-cell>
          <table:table-cell table:style-name="ce43" table:formula="of:=MONTH([.A633])" office:value-type="float" office:value="9" calcext:value-type="float">
            <text:p>9</text:p>
          </table:table-cell>
          <table:table-cell table:formula="of:=WEEKDAY([.A633];2)" office:value-type="float" office:value="1" calcext:value-type="float">
            <text:p>1</text:p>
          </table:table-cell>
          <table:table-cell table:style-name="ce1" office:value-type="string" calcext:value-type="string">
            <text:p>JESIEŃ</text:p>
          </table:table-cell>
          <table:table-cell table:formula="of:=IF([.D633] = &quot;ZIMA&quot;; 0.2; IF([.D633] = &quot;WIOSNA&quot;; 0.5; IF([.D633] = &quot;LATO&quot;; 0.9; 0.4)))" office:value-type="float" office:value="0.4" calcext:value-type="float">
            <text:p>0,4</text:p>
          </table:table-cell>
          <table:table-cell table:style-name="ce43" table:formula="of:=[.F632] + IF(AND([.B632]&lt;&gt;[.B633]; [.K632]&gt;= 2400);3;0)" office:value-type="float" office:value="55" calcext:value-type="float">
            <text:p>55</text:p>
          </table:table-cell>
          <table:table-cell table:formula="of:= IF([.C633] &lt; 6; [.$M$7] * FLOOR([.E633] * [.F633]); 0)" office:value-type="float" office:value="660" calcext:value-type="float">
            <text:p>660</text:p>
          </table:table-cell>
          <table:table-cell table:formula="of:=[.H632] + [.G633]" office:value-type="float" office:value="201570" calcext:value-type="float">
            <text:p>201570</text:p>
          </table:table-cell>
          <table:table-cell table:style-name="ce43" table:formula="of:=IF([.C633] = 7; [.F633] * 15; 0) + IF(AND([.B632]&lt;&gt;[.B633]; [.K632]&gt;= 2400);2400;0)" office:value-type="float" office:value="0" calcext:value-type="float">
            <text:p>0</text:p>
          </table:table-cell>
          <table:table-cell table:formula="of:=[.J632] + [.I633]" office:value-type="float" office:value="80690" calcext:value-type="float">
            <text:p>80690</text:p>
          </table:table-cell>
          <table:table-cell table:formula="of:=[.H633] - [.J633]" office:value-type="float" office:value="120880" calcext:value-type="float">
            <text:p>12088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9-24" calcext:value-type="date">
            <text:p>24.09.2024</text:p>
          </table:table-cell>
          <table:table-cell table:style-name="ce43" table:formula="of:=MONTH([.A634])" office:value-type="float" office:value="9" calcext:value-type="float">
            <text:p>9</text:p>
          </table:table-cell>
          <table:table-cell table:formula="of:=WEEKDAY([.A634];2)" office:value-type="float" office:value="2" calcext:value-type="float">
            <text:p>2</text:p>
          </table:table-cell>
          <table:table-cell table:style-name="ce1" office:value-type="string" calcext:value-type="string">
            <text:p>JESIEŃ</text:p>
          </table:table-cell>
          <table:table-cell table:formula="of:=IF([.D634] = &quot;ZIMA&quot;; 0.2; IF([.D634] = &quot;WIOSNA&quot;; 0.5; IF([.D634] = &quot;LATO&quot;; 0.9; 0.4)))" office:value-type="float" office:value="0.4" calcext:value-type="float">
            <text:p>0,4</text:p>
          </table:table-cell>
          <table:table-cell table:style-name="ce43" table:formula="of:=[.F633] + IF(AND([.B633]&lt;&gt;[.B634]; [.K633]&gt;= 2400);3;0)" office:value-type="float" office:value="55" calcext:value-type="float">
            <text:p>55</text:p>
          </table:table-cell>
          <table:table-cell table:formula="of:= IF([.C634] &lt; 6; [.$M$7] * FLOOR([.E634] * [.F634]); 0)" office:value-type="float" office:value="660" calcext:value-type="float">
            <text:p>660</text:p>
          </table:table-cell>
          <table:table-cell table:formula="of:=[.H633] + [.G634]" office:value-type="float" office:value="202230" calcext:value-type="float">
            <text:p>202230</text:p>
          </table:table-cell>
          <table:table-cell table:style-name="ce43" table:formula="of:=IF([.C634] = 7; [.F634] * 15; 0) + IF(AND([.B633]&lt;&gt;[.B634]; [.K633]&gt;= 2400);2400;0)" office:value-type="float" office:value="0" calcext:value-type="float">
            <text:p>0</text:p>
          </table:table-cell>
          <table:table-cell table:formula="of:=[.J633] + [.I634]" office:value-type="float" office:value="80690" calcext:value-type="float">
            <text:p>80690</text:p>
          </table:table-cell>
          <table:table-cell table:formula="of:=[.H634] - [.J634]" office:value-type="float" office:value="121540" calcext:value-type="float">
            <text:p>12154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9-25" calcext:value-type="date">
            <text:p>25.09.2024</text:p>
          </table:table-cell>
          <table:table-cell table:style-name="ce43" table:formula="of:=MONTH([.A635])" office:value-type="float" office:value="9" calcext:value-type="float">
            <text:p>9</text:p>
          </table:table-cell>
          <table:table-cell table:formula="of:=WEEKDAY([.A635];2)" office:value-type="float" office:value="3" calcext:value-type="float">
            <text:p>3</text:p>
          </table:table-cell>
          <table:table-cell table:style-name="ce1" office:value-type="string" calcext:value-type="string">
            <text:p>JESIEŃ</text:p>
          </table:table-cell>
          <table:table-cell table:formula="of:=IF([.D635] = &quot;ZIMA&quot;; 0.2; IF([.D635] = &quot;WIOSNA&quot;; 0.5; IF([.D635] = &quot;LATO&quot;; 0.9; 0.4)))" office:value-type="float" office:value="0.4" calcext:value-type="float">
            <text:p>0,4</text:p>
          </table:table-cell>
          <table:table-cell table:style-name="ce43" table:formula="of:=[.F634] + IF(AND([.B634]&lt;&gt;[.B635]; [.K634]&gt;= 2400);3;0)" office:value-type="float" office:value="55" calcext:value-type="float">
            <text:p>55</text:p>
          </table:table-cell>
          <table:table-cell table:formula="of:= IF([.C635] &lt; 6; [.$M$7] * FLOOR([.E635] * [.F635]); 0)" office:value-type="float" office:value="660" calcext:value-type="float">
            <text:p>660</text:p>
          </table:table-cell>
          <table:table-cell table:formula="of:=[.H634] + [.G635]" office:value-type="float" office:value="202890" calcext:value-type="float">
            <text:p>202890</text:p>
          </table:table-cell>
          <table:table-cell table:style-name="ce43" table:formula="of:=IF([.C635] = 7; [.F635] * 15; 0) + IF(AND([.B634]&lt;&gt;[.B635]; [.K634]&gt;= 2400);2400;0)" office:value-type="float" office:value="0" calcext:value-type="float">
            <text:p>0</text:p>
          </table:table-cell>
          <table:table-cell table:formula="of:=[.J634] + [.I635]" office:value-type="float" office:value="80690" calcext:value-type="float">
            <text:p>80690</text:p>
          </table:table-cell>
          <table:table-cell table:formula="of:=[.H635] - [.J635]" office:value-type="float" office:value="122200" calcext:value-type="float">
            <text:p>12220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9-26" calcext:value-type="date">
            <text:p>26.09.2024</text:p>
          </table:table-cell>
          <table:table-cell table:style-name="ce43" table:formula="of:=MONTH([.A636])" office:value-type="float" office:value="9" calcext:value-type="float">
            <text:p>9</text:p>
          </table:table-cell>
          <table:table-cell table:formula="of:=WEEKDAY([.A636];2)" office:value-type="float" office:value="4" calcext:value-type="float">
            <text:p>4</text:p>
          </table:table-cell>
          <table:table-cell table:style-name="ce1" office:value-type="string" calcext:value-type="string">
            <text:p>JESIEŃ</text:p>
          </table:table-cell>
          <table:table-cell table:formula="of:=IF([.D636] = &quot;ZIMA&quot;; 0.2; IF([.D636] = &quot;WIOSNA&quot;; 0.5; IF([.D636] = &quot;LATO&quot;; 0.9; 0.4)))" office:value-type="float" office:value="0.4" calcext:value-type="float">
            <text:p>0,4</text:p>
          </table:table-cell>
          <table:table-cell table:style-name="ce43" table:formula="of:=[.F635] + IF(AND([.B635]&lt;&gt;[.B636]; [.K635]&gt;= 2400);3;0)" office:value-type="float" office:value="55" calcext:value-type="float">
            <text:p>55</text:p>
          </table:table-cell>
          <table:table-cell table:formula="of:= IF([.C636] &lt; 6; [.$M$7] * FLOOR([.E636] * [.F636]); 0)" office:value-type="float" office:value="660" calcext:value-type="float">
            <text:p>660</text:p>
          </table:table-cell>
          <table:table-cell table:formula="of:=[.H635] + [.G636]" office:value-type="float" office:value="203550" calcext:value-type="float">
            <text:p>203550</text:p>
          </table:table-cell>
          <table:table-cell table:style-name="ce43" table:formula="of:=IF([.C636] = 7; [.F636] * 15; 0) + IF(AND([.B635]&lt;&gt;[.B636]; [.K635]&gt;= 2400);2400;0)" office:value-type="float" office:value="0" calcext:value-type="float">
            <text:p>0</text:p>
          </table:table-cell>
          <table:table-cell table:formula="of:=[.J635] + [.I636]" office:value-type="float" office:value="80690" calcext:value-type="float">
            <text:p>80690</text:p>
          </table:table-cell>
          <table:table-cell table:formula="of:=[.H636] - [.J636]" office:value-type="float" office:value="122860" calcext:value-type="float">
            <text:p>12286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9-27" calcext:value-type="date">
            <text:p>27.09.2024</text:p>
          </table:table-cell>
          <table:table-cell table:style-name="ce43" table:formula="of:=MONTH([.A637])" office:value-type="float" office:value="9" calcext:value-type="float">
            <text:p>9</text:p>
          </table:table-cell>
          <table:table-cell table:formula="of:=WEEKDAY([.A637];2)" office:value-type="float" office:value="5" calcext:value-type="float">
            <text:p>5</text:p>
          </table:table-cell>
          <table:table-cell table:style-name="ce1" office:value-type="string" calcext:value-type="string">
            <text:p>JESIEŃ</text:p>
          </table:table-cell>
          <table:table-cell table:formula="of:=IF([.D637] = &quot;ZIMA&quot;; 0.2; IF([.D637] = &quot;WIOSNA&quot;; 0.5; IF([.D637] = &quot;LATO&quot;; 0.9; 0.4)))" office:value-type="float" office:value="0.4" calcext:value-type="float">
            <text:p>0,4</text:p>
          </table:table-cell>
          <table:table-cell table:style-name="ce43" table:formula="of:=[.F636] + IF(AND([.B636]&lt;&gt;[.B637]; [.K636]&gt;= 2400);3;0)" office:value-type="float" office:value="55" calcext:value-type="float">
            <text:p>55</text:p>
          </table:table-cell>
          <table:table-cell table:formula="of:= IF([.C637] &lt; 6; [.$M$7] * FLOOR([.E637] * [.F637]); 0)" office:value-type="float" office:value="660" calcext:value-type="float">
            <text:p>660</text:p>
          </table:table-cell>
          <table:table-cell table:formula="of:=[.H636] + [.G637]" office:value-type="float" office:value="204210" calcext:value-type="float">
            <text:p>204210</text:p>
          </table:table-cell>
          <table:table-cell table:style-name="ce43" table:formula="of:=IF([.C637] = 7; [.F637] * 15; 0) + IF(AND([.B636]&lt;&gt;[.B637]; [.K636]&gt;= 2400);2400;0)" office:value-type="float" office:value="0" calcext:value-type="float">
            <text:p>0</text:p>
          </table:table-cell>
          <table:table-cell table:formula="of:=[.J636] + [.I637]" office:value-type="float" office:value="80690" calcext:value-type="float">
            <text:p>80690</text:p>
          </table:table-cell>
          <table:table-cell table:formula="of:=[.H637] - [.J637]" office:value-type="float" office:value="123520" calcext:value-type="float">
            <text:p>12352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9-28" calcext:value-type="date">
            <text:p>28.09.2024</text:p>
          </table:table-cell>
          <table:table-cell table:style-name="ce43" table:formula="of:=MONTH([.A638])" office:value-type="float" office:value="9" calcext:value-type="float">
            <text:p>9</text:p>
          </table:table-cell>
          <table:table-cell table:formula="of:=WEEKDAY([.A638];2)" office:value-type="float" office:value="6" calcext:value-type="float">
            <text:p>6</text:p>
          </table:table-cell>
          <table:table-cell table:style-name="ce1" office:value-type="string" calcext:value-type="string">
            <text:p>JESIEŃ</text:p>
          </table:table-cell>
          <table:table-cell table:formula="of:=IF([.D638] = &quot;ZIMA&quot;; 0.2; IF([.D638] = &quot;WIOSNA&quot;; 0.5; IF([.D638] = &quot;LATO&quot;; 0.9; 0.4)))" office:value-type="float" office:value="0.4" calcext:value-type="float">
            <text:p>0,4</text:p>
          </table:table-cell>
          <table:table-cell table:style-name="ce43" table:formula="of:=[.F637] + IF(AND([.B637]&lt;&gt;[.B638]; [.K637]&gt;= 2400);3;0)" office:value-type="float" office:value="55" calcext:value-type="float">
            <text:p>55</text:p>
          </table:table-cell>
          <table:table-cell table:formula="of:= IF([.C638] &lt; 6; [.$M$7] * FLOOR([.E638] * [.F638]); 0)" office:value-type="float" office:value="0" calcext:value-type="float">
            <text:p>0</text:p>
          </table:table-cell>
          <table:table-cell table:formula="of:=[.H637] + [.G638]" office:value-type="float" office:value="204210" calcext:value-type="float">
            <text:p>204210</text:p>
          </table:table-cell>
          <table:table-cell table:style-name="ce43" table:formula="of:=IF([.C638] = 7; [.F638] * 15; 0) + IF(AND([.B637]&lt;&gt;[.B638]; [.K637]&gt;= 2400);2400;0)" office:value-type="float" office:value="0" calcext:value-type="float">
            <text:p>0</text:p>
          </table:table-cell>
          <table:table-cell table:formula="of:=[.J637] + [.I638]" office:value-type="float" office:value="80690" calcext:value-type="float">
            <text:p>80690</text:p>
          </table:table-cell>
          <table:table-cell table:formula="of:=[.H638] - [.J638]" office:value-type="float" office:value="123520" calcext:value-type="float">
            <text:p>12352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9-29" calcext:value-type="date">
            <text:p>29.09.2024</text:p>
          </table:table-cell>
          <table:table-cell table:style-name="ce43" table:formula="of:=MONTH([.A639])" office:value-type="float" office:value="9" calcext:value-type="float">
            <text:p>9</text:p>
          </table:table-cell>
          <table:table-cell table:formula="of:=WEEKDAY([.A639];2)" office:value-type="float" office:value="7" calcext:value-type="float">
            <text:p>7</text:p>
          </table:table-cell>
          <table:table-cell table:style-name="ce1" office:value-type="string" calcext:value-type="string">
            <text:p>JESIEŃ</text:p>
          </table:table-cell>
          <table:table-cell table:formula="of:=IF([.D639] = &quot;ZIMA&quot;; 0.2; IF([.D639] = &quot;WIOSNA&quot;; 0.5; IF([.D639] = &quot;LATO&quot;; 0.9; 0.4)))" office:value-type="float" office:value="0.4" calcext:value-type="float">
            <text:p>0,4</text:p>
          </table:table-cell>
          <table:table-cell table:style-name="ce43" table:formula="of:=[.F638] + IF(AND([.B638]&lt;&gt;[.B639]; [.K638]&gt;= 2400);3;0)" office:value-type="float" office:value="55" calcext:value-type="float">
            <text:p>55</text:p>
          </table:table-cell>
          <table:table-cell table:formula="of:= IF([.C639] &lt; 6; [.$M$7] * FLOOR([.E639] * [.F639]); 0)" office:value-type="float" office:value="0" calcext:value-type="float">
            <text:p>0</text:p>
          </table:table-cell>
          <table:table-cell table:formula="of:=[.H638] + [.G639]" office:value-type="float" office:value="204210" calcext:value-type="float">
            <text:p>204210</text:p>
          </table:table-cell>
          <table:table-cell table:style-name="ce43" table:formula="of:=IF([.C639] = 7; [.F639] * 15; 0) + IF(AND([.B638]&lt;&gt;[.B639]; [.K638]&gt;= 2400);2400;0)" office:value-type="float" office:value="825" calcext:value-type="float">
            <text:p>825</text:p>
          </table:table-cell>
          <table:table-cell table:formula="of:=[.J638] + [.I639]" office:value-type="float" office:value="81515" calcext:value-type="float">
            <text:p>81515</text:p>
          </table:table-cell>
          <table:table-cell table:formula="of:=[.H639] - [.J639]" office:value-type="float" office:value="122695" calcext:value-type="float">
            <text:p>12269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09-30" calcext:value-type="date">
            <text:p>30.09.2024</text:p>
          </table:table-cell>
          <table:table-cell table:style-name="ce43" table:formula="of:=MONTH([.A640])" office:value-type="float" office:value="9" calcext:value-type="float">
            <text:p>9</text:p>
          </table:table-cell>
          <table:table-cell table:formula="of:=WEEKDAY([.A640];2)" office:value-type="float" office:value="1" calcext:value-type="float">
            <text:p>1</text:p>
          </table:table-cell>
          <table:table-cell table:style-name="ce1" office:value-type="string" calcext:value-type="string">
            <text:p>JESIEŃ</text:p>
          </table:table-cell>
          <table:table-cell table:formula="of:=IF([.D640] = &quot;ZIMA&quot;; 0.2; IF([.D640] = &quot;WIOSNA&quot;; 0.5; IF([.D640] = &quot;LATO&quot;; 0.9; 0.4)))" office:value-type="float" office:value="0.4" calcext:value-type="float">
            <text:p>0,4</text:p>
          </table:table-cell>
          <table:table-cell table:style-name="ce43" table:formula="of:=[.F639] + IF(AND([.B639]&lt;&gt;[.B640]; [.K639]&gt;= 2400);3;0)" office:value-type="float" office:value="55" calcext:value-type="float">
            <text:p>55</text:p>
          </table:table-cell>
          <table:table-cell table:formula="of:= IF([.C640] &lt; 6; [.$M$7] * FLOOR([.E640] * [.F640]); 0)" office:value-type="float" office:value="660" calcext:value-type="float">
            <text:p>660</text:p>
          </table:table-cell>
          <table:table-cell table:formula="of:=[.H639] + [.G640]" office:value-type="float" office:value="204870" calcext:value-type="float">
            <text:p>204870</text:p>
          </table:table-cell>
          <table:table-cell table:style-name="ce43" table:formula="of:=IF([.C640] = 7; [.F640] * 15; 0) + IF(AND([.B639]&lt;&gt;[.B640]; [.K639]&gt;= 2400);2400;0)" office:value-type="float" office:value="0" calcext:value-type="float">
            <text:p>0</text:p>
          </table:table-cell>
          <table:table-cell table:formula="of:=[.J639] + [.I640]" office:value-type="float" office:value="81515" calcext:value-type="float">
            <text:p>81515</text:p>
          </table:table-cell>
          <table:table-cell table:formula="of:=[.H640] - [.J640]" office:value-type="float" office:value="123355" calcext:value-type="float">
            <text:p>12335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0-01" calcext:value-type="date">
            <text:p>1.10.2024</text:p>
          </table:table-cell>
          <table:table-cell table:style-name="ce43" table:formula="of:=MONTH([.A641])" office:value-type="float" office:value="10" calcext:value-type="float">
            <text:p>10</text:p>
          </table:table-cell>
          <table:table-cell table:formula="of:=WEEKDAY([.A641];2)" office:value-type="float" office:value="2" calcext:value-type="float">
            <text:p>2</text:p>
          </table:table-cell>
          <table:table-cell table:style-name="ce1" office:value-type="string" calcext:value-type="string">
            <text:p>JESIEŃ</text:p>
          </table:table-cell>
          <table:table-cell table:formula="of:=IF([.D641] = &quot;ZIMA&quot;; 0.2; IF([.D641] = &quot;WIOSNA&quot;; 0.5; IF([.D641] = &quot;LATO&quot;; 0.9; 0.4)))" office:value-type="float" office:value="0.4" calcext:value-type="float">
            <text:p>0,4</text:p>
          </table:table-cell>
          <table:table-cell table:style-name="ce43" table:formula="of:=[.F640] + IF(AND([.B640]&lt;&gt;[.B641]; [.K640]&gt;= 2400);3;0)" office:value-type="float" office:value="58" calcext:value-type="float">
            <text:p>58</text:p>
          </table:table-cell>
          <table:table-cell table:formula="of:= IF([.C641] &lt; 6; [.$M$7] * FLOOR([.E641] * [.F641]); 0)" office:value-type="float" office:value="690" calcext:value-type="float">
            <text:p>690</text:p>
          </table:table-cell>
          <table:table-cell table:formula="of:=[.H640] + [.G641]" office:value-type="float" office:value="205560" calcext:value-type="float">
            <text:p>205560</text:p>
          </table:table-cell>
          <table:table-cell table:style-name="ce43" table:formula="of:=IF([.C641] = 7; [.F641] * 15; 0) + IF(AND([.B640]&lt;&gt;[.B641]; [.K640]&gt;= 2400);2400;0)" office:value-type="float" office:value="2400" calcext:value-type="float">
            <text:p>2400</text:p>
          </table:table-cell>
          <table:table-cell table:formula="of:=[.J640] + [.I641]" office:value-type="float" office:value="83915" calcext:value-type="float">
            <text:p>83915</text:p>
          </table:table-cell>
          <table:table-cell table:formula="of:=[.H641] - [.J641]" office:value-type="float" office:value="121645" calcext:value-type="float">
            <text:p>12164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0-02" calcext:value-type="date">
            <text:p>2.10.2024</text:p>
          </table:table-cell>
          <table:table-cell table:style-name="ce43" table:formula="of:=MONTH([.A642])" office:value-type="float" office:value="10" calcext:value-type="float">
            <text:p>10</text:p>
          </table:table-cell>
          <table:table-cell table:formula="of:=WEEKDAY([.A642];2)" office:value-type="float" office:value="3" calcext:value-type="float">
            <text:p>3</text:p>
          </table:table-cell>
          <table:table-cell table:style-name="ce1" office:value-type="string" calcext:value-type="string">
            <text:p>JESIEŃ</text:p>
          </table:table-cell>
          <table:table-cell table:formula="of:=IF([.D642] = &quot;ZIMA&quot;; 0.2; IF([.D642] = &quot;WIOSNA&quot;; 0.5; IF([.D642] = &quot;LATO&quot;; 0.9; 0.4)))" office:value-type="float" office:value="0.4" calcext:value-type="float">
            <text:p>0,4</text:p>
          </table:table-cell>
          <table:table-cell table:style-name="ce43" table:formula="of:=[.F641] + IF(AND([.B641]&lt;&gt;[.B642]; [.K641]&gt;= 2400);3;0)" office:value-type="float" office:value="58" calcext:value-type="float">
            <text:p>58</text:p>
          </table:table-cell>
          <table:table-cell table:formula="of:= IF([.C642] &lt; 6; [.$M$7] * FLOOR([.E642] * [.F642]); 0)" office:value-type="float" office:value="690" calcext:value-type="float">
            <text:p>690</text:p>
          </table:table-cell>
          <table:table-cell table:formula="of:=[.H641] + [.G642]" office:value-type="float" office:value="206250" calcext:value-type="float">
            <text:p>206250</text:p>
          </table:table-cell>
          <table:table-cell table:style-name="ce43" table:formula="of:=IF([.C642] = 7; [.F642] * 15; 0) + IF(AND([.B641]&lt;&gt;[.B642]; [.K641]&gt;= 2400);2400;0)" office:value-type="float" office:value="0" calcext:value-type="float">
            <text:p>0</text:p>
          </table:table-cell>
          <table:table-cell table:formula="of:=[.J641] + [.I642]" office:value-type="float" office:value="83915" calcext:value-type="float">
            <text:p>83915</text:p>
          </table:table-cell>
          <table:table-cell table:formula="of:=[.H642] - [.J642]" office:value-type="float" office:value="122335" calcext:value-type="float">
            <text:p>12233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0-03" calcext:value-type="date">
            <text:p>3.10.2024</text:p>
          </table:table-cell>
          <table:table-cell table:style-name="ce43" table:formula="of:=MONTH([.A643])" office:value-type="float" office:value="10" calcext:value-type="float">
            <text:p>10</text:p>
          </table:table-cell>
          <table:table-cell table:formula="of:=WEEKDAY([.A643];2)" office:value-type="float" office:value="4" calcext:value-type="float">
            <text:p>4</text:p>
          </table:table-cell>
          <table:table-cell table:style-name="ce1" office:value-type="string" calcext:value-type="string">
            <text:p>JESIEŃ</text:p>
          </table:table-cell>
          <table:table-cell table:formula="of:=IF([.D643] = &quot;ZIMA&quot;; 0.2; IF([.D643] = &quot;WIOSNA&quot;; 0.5; IF([.D643] = &quot;LATO&quot;; 0.9; 0.4)))" office:value-type="float" office:value="0.4" calcext:value-type="float">
            <text:p>0,4</text:p>
          </table:table-cell>
          <table:table-cell table:style-name="ce43" table:formula="of:=[.F642] + IF(AND([.B642]&lt;&gt;[.B643]; [.K642]&gt;= 2400);3;0)" office:value-type="float" office:value="58" calcext:value-type="float">
            <text:p>58</text:p>
          </table:table-cell>
          <table:table-cell table:formula="of:= IF([.C643] &lt; 6; [.$M$7] * FLOOR([.E643] * [.F643]); 0)" office:value-type="float" office:value="690" calcext:value-type="float">
            <text:p>690</text:p>
          </table:table-cell>
          <table:table-cell table:formula="of:=[.H642] + [.G643]" office:value-type="float" office:value="206940" calcext:value-type="float">
            <text:p>206940</text:p>
          </table:table-cell>
          <table:table-cell table:style-name="ce43" table:formula="of:=IF([.C643] = 7; [.F643] * 15; 0) + IF(AND([.B642]&lt;&gt;[.B643]; [.K642]&gt;= 2400);2400;0)" office:value-type="float" office:value="0" calcext:value-type="float">
            <text:p>0</text:p>
          </table:table-cell>
          <table:table-cell table:formula="of:=[.J642] + [.I643]" office:value-type="float" office:value="83915" calcext:value-type="float">
            <text:p>83915</text:p>
          </table:table-cell>
          <table:table-cell table:formula="of:=[.H643] - [.J643]" office:value-type="float" office:value="123025" calcext:value-type="float">
            <text:p>12302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0-04" calcext:value-type="date">
            <text:p>4.10.2024</text:p>
          </table:table-cell>
          <table:table-cell table:style-name="ce43" table:formula="of:=MONTH([.A644])" office:value-type="float" office:value="10" calcext:value-type="float">
            <text:p>10</text:p>
          </table:table-cell>
          <table:table-cell table:formula="of:=WEEKDAY([.A644];2)" office:value-type="float" office:value="5" calcext:value-type="float">
            <text:p>5</text:p>
          </table:table-cell>
          <table:table-cell table:style-name="ce1" office:value-type="string" calcext:value-type="string">
            <text:p>JESIEŃ</text:p>
          </table:table-cell>
          <table:table-cell table:formula="of:=IF([.D644] = &quot;ZIMA&quot;; 0.2; IF([.D644] = &quot;WIOSNA&quot;; 0.5; IF([.D644] = &quot;LATO&quot;; 0.9; 0.4)))" office:value-type="float" office:value="0.4" calcext:value-type="float">
            <text:p>0,4</text:p>
          </table:table-cell>
          <table:table-cell table:style-name="ce43" table:formula="of:=[.F643] + IF(AND([.B643]&lt;&gt;[.B644]; [.K643]&gt;= 2400);3;0)" office:value-type="float" office:value="58" calcext:value-type="float">
            <text:p>58</text:p>
          </table:table-cell>
          <table:table-cell table:formula="of:= IF([.C644] &lt; 6; [.$M$7] * FLOOR([.E644] * [.F644]); 0)" office:value-type="float" office:value="690" calcext:value-type="float">
            <text:p>690</text:p>
          </table:table-cell>
          <table:table-cell table:formula="of:=[.H643] + [.G644]" office:value-type="float" office:value="207630" calcext:value-type="float">
            <text:p>207630</text:p>
          </table:table-cell>
          <table:table-cell table:style-name="ce43" table:formula="of:=IF([.C644] = 7; [.F644] * 15; 0) + IF(AND([.B643]&lt;&gt;[.B644]; [.K643]&gt;= 2400);2400;0)" office:value-type="float" office:value="0" calcext:value-type="float">
            <text:p>0</text:p>
          </table:table-cell>
          <table:table-cell table:formula="of:=[.J643] + [.I644]" office:value-type="float" office:value="83915" calcext:value-type="float">
            <text:p>83915</text:p>
          </table:table-cell>
          <table:table-cell table:formula="of:=[.H644] - [.J644]" office:value-type="float" office:value="123715" calcext:value-type="float">
            <text:p>12371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0-05" calcext:value-type="date">
            <text:p>5.10.2024</text:p>
          </table:table-cell>
          <table:table-cell table:style-name="ce43" table:formula="of:=MONTH([.A645])" office:value-type="float" office:value="10" calcext:value-type="float">
            <text:p>10</text:p>
          </table:table-cell>
          <table:table-cell table:formula="of:=WEEKDAY([.A645];2)" office:value-type="float" office:value="6" calcext:value-type="float">
            <text:p>6</text:p>
          </table:table-cell>
          <table:table-cell table:style-name="ce1" office:value-type="string" calcext:value-type="string">
            <text:p>JESIEŃ</text:p>
          </table:table-cell>
          <table:table-cell table:formula="of:=IF([.D645] = &quot;ZIMA&quot;; 0.2; IF([.D645] = &quot;WIOSNA&quot;; 0.5; IF([.D645] = &quot;LATO&quot;; 0.9; 0.4)))" office:value-type="float" office:value="0.4" calcext:value-type="float">
            <text:p>0,4</text:p>
          </table:table-cell>
          <table:table-cell table:style-name="ce43" table:formula="of:=[.F644] + IF(AND([.B644]&lt;&gt;[.B645]; [.K644]&gt;= 2400);3;0)" office:value-type="float" office:value="58" calcext:value-type="float">
            <text:p>58</text:p>
          </table:table-cell>
          <table:table-cell table:formula="of:= IF([.C645] &lt; 6; [.$M$7] * FLOOR([.E645] * [.F645]); 0)" office:value-type="float" office:value="0" calcext:value-type="float">
            <text:p>0</text:p>
          </table:table-cell>
          <table:table-cell table:formula="of:=[.H644] + [.G645]" office:value-type="float" office:value="207630" calcext:value-type="float">
            <text:p>207630</text:p>
          </table:table-cell>
          <table:table-cell table:style-name="ce43" table:formula="of:=IF([.C645] = 7; [.F645] * 15; 0) + IF(AND([.B644]&lt;&gt;[.B645]; [.K644]&gt;= 2400);2400;0)" office:value-type="float" office:value="0" calcext:value-type="float">
            <text:p>0</text:p>
          </table:table-cell>
          <table:table-cell table:formula="of:=[.J644] + [.I645]" office:value-type="float" office:value="83915" calcext:value-type="float">
            <text:p>83915</text:p>
          </table:table-cell>
          <table:table-cell table:formula="of:=[.H645] - [.J645]" office:value-type="float" office:value="123715" calcext:value-type="float">
            <text:p>12371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0-06" calcext:value-type="date">
            <text:p>6.10.2024</text:p>
          </table:table-cell>
          <table:table-cell table:style-name="ce43" table:formula="of:=MONTH([.A646])" office:value-type="float" office:value="10" calcext:value-type="float">
            <text:p>10</text:p>
          </table:table-cell>
          <table:table-cell table:formula="of:=WEEKDAY([.A646];2)" office:value-type="float" office:value="7" calcext:value-type="float">
            <text:p>7</text:p>
          </table:table-cell>
          <table:table-cell table:style-name="ce1" office:value-type="string" calcext:value-type="string">
            <text:p>JESIEŃ</text:p>
          </table:table-cell>
          <table:table-cell table:formula="of:=IF([.D646] = &quot;ZIMA&quot;; 0.2; IF([.D646] = &quot;WIOSNA&quot;; 0.5; IF([.D646] = &quot;LATO&quot;; 0.9; 0.4)))" office:value-type="float" office:value="0.4" calcext:value-type="float">
            <text:p>0,4</text:p>
          </table:table-cell>
          <table:table-cell table:style-name="ce43" table:formula="of:=[.F645] + IF(AND([.B645]&lt;&gt;[.B646]; [.K645]&gt;= 2400);3;0)" office:value-type="float" office:value="58" calcext:value-type="float">
            <text:p>58</text:p>
          </table:table-cell>
          <table:table-cell table:formula="of:= IF([.C646] &lt; 6; [.$M$7] * FLOOR([.E646] * [.F646]); 0)" office:value-type="float" office:value="0" calcext:value-type="float">
            <text:p>0</text:p>
          </table:table-cell>
          <table:table-cell table:formula="of:=[.H645] + [.G646]" office:value-type="float" office:value="207630" calcext:value-type="float">
            <text:p>207630</text:p>
          </table:table-cell>
          <table:table-cell table:style-name="ce43" table:formula="of:=IF([.C646] = 7; [.F646] * 15; 0) + IF(AND([.B645]&lt;&gt;[.B646]; [.K645]&gt;= 2400);2400;0)" office:value-type="float" office:value="870" calcext:value-type="float">
            <text:p>870</text:p>
          </table:table-cell>
          <table:table-cell table:formula="of:=[.J645] + [.I646]" office:value-type="float" office:value="84785" calcext:value-type="float">
            <text:p>84785</text:p>
          </table:table-cell>
          <table:table-cell table:formula="of:=[.H646] - [.J646]" office:value-type="float" office:value="122845" calcext:value-type="float">
            <text:p>12284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0-07" calcext:value-type="date">
            <text:p>7.10.2024</text:p>
          </table:table-cell>
          <table:table-cell table:style-name="ce43" table:formula="of:=MONTH([.A647])" office:value-type="float" office:value="10" calcext:value-type="float">
            <text:p>10</text:p>
          </table:table-cell>
          <table:table-cell table:formula="of:=WEEKDAY([.A647];2)" office:value-type="float" office:value="1" calcext:value-type="float">
            <text:p>1</text:p>
          </table:table-cell>
          <table:table-cell table:style-name="ce1" office:value-type="string" calcext:value-type="string">
            <text:p>JESIEŃ</text:p>
          </table:table-cell>
          <table:table-cell table:formula="of:=IF([.D647] = &quot;ZIMA&quot;; 0.2; IF([.D647] = &quot;WIOSNA&quot;; 0.5; IF([.D647] = &quot;LATO&quot;; 0.9; 0.4)))" office:value-type="float" office:value="0.4" calcext:value-type="float">
            <text:p>0,4</text:p>
          </table:table-cell>
          <table:table-cell table:style-name="ce43" table:formula="of:=[.F646] + IF(AND([.B646]&lt;&gt;[.B647]; [.K646]&gt;= 2400);3;0)" office:value-type="float" office:value="58" calcext:value-type="float">
            <text:p>58</text:p>
          </table:table-cell>
          <table:table-cell table:formula="of:= IF([.C647] &lt; 6; [.$M$7] * FLOOR([.E647] * [.F647]); 0)" office:value-type="float" office:value="690" calcext:value-type="float">
            <text:p>690</text:p>
          </table:table-cell>
          <table:table-cell table:formula="of:=[.H646] + [.G647]" office:value-type="float" office:value="208320" calcext:value-type="float">
            <text:p>208320</text:p>
          </table:table-cell>
          <table:table-cell table:style-name="ce43" table:formula="of:=IF([.C647] = 7; [.F647] * 15; 0) + IF(AND([.B646]&lt;&gt;[.B647]; [.K646]&gt;= 2400);2400;0)" office:value-type="float" office:value="0" calcext:value-type="float">
            <text:p>0</text:p>
          </table:table-cell>
          <table:table-cell table:formula="of:=[.J646] + [.I647]" office:value-type="float" office:value="84785" calcext:value-type="float">
            <text:p>84785</text:p>
          </table:table-cell>
          <table:table-cell table:formula="of:=[.H647] - [.J647]" office:value-type="float" office:value="123535" calcext:value-type="float">
            <text:p>12353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0-08" calcext:value-type="date">
            <text:p>8.10.2024</text:p>
          </table:table-cell>
          <table:table-cell table:style-name="ce43" table:formula="of:=MONTH([.A648])" office:value-type="float" office:value="10" calcext:value-type="float">
            <text:p>10</text:p>
          </table:table-cell>
          <table:table-cell table:formula="of:=WEEKDAY([.A648];2)" office:value-type="float" office:value="2" calcext:value-type="float">
            <text:p>2</text:p>
          </table:table-cell>
          <table:table-cell table:style-name="ce1" office:value-type="string" calcext:value-type="string">
            <text:p>JESIEŃ</text:p>
          </table:table-cell>
          <table:table-cell table:formula="of:=IF([.D648] = &quot;ZIMA&quot;; 0.2; IF([.D648] = &quot;WIOSNA&quot;; 0.5; IF([.D648] = &quot;LATO&quot;; 0.9; 0.4)))" office:value-type="float" office:value="0.4" calcext:value-type="float">
            <text:p>0,4</text:p>
          </table:table-cell>
          <table:table-cell table:style-name="ce43" table:formula="of:=[.F647] + IF(AND([.B647]&lt;&gt;[.B648]; [.K647]&gt;= 2400);3;0)" office:value-type="float" office:value="58" calcext:value-type="float">
            <text:p>58</text:p>
          </table:table-cell>
          <table:table-cell table:formula="of:= IF([.C648] &lt; 6; [.$M$7] * FLOOR([.E648] * [.F648]); 0)" office:value-type="float" office:value="690" calcext:value-type="float">
            <text:p>690</text:p>
          </table:table-cell>
          <table:table-cell table:formula="of:=[.H647] + [.G648]" office:value-type="float" office:value="209010" calcext:value-type="float">
            <text:p>209010</text:p>
          </table:table-cell>
          <table:table-cell table:style-name="ce43" table:formula="of:=IF([.C648] = 7; [.F648] * 15; 0) + IF(AND([.B647]&lt;&gt;[.B648]; [.K647]&gt;= 2400);2400;0)" office:value-type="float" office:value="0" calcext:value-type="float">
            <text:p>0</text:p>
          </table:table-cell>
          <table:table-cell table:formula="of:=[.J647] + [.I648]" office:value-type="float" office:value="84785" calcext:value-type="float">
            <text:p>84785</text:p>
          </table:table-cell>
          <table:table-cell table:formula="of:=[.H648] - [.J648]" office:value-type="float" office:value="124225" calcext:value-type="float">
            <text:p>12422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0-09" calcext:value-type="date">
            <text:p>9.10.2024</text:p>
          </table:table-cell>
          <table:table-cell table:style-name="ce43" table:formula="of:=MONTH([.A649])" office:value-type="float" office:value="10" calcext:value-type="float">
            <text:p>10</text:p>
          </table:table-cell>
          <table:table-cell table:formula="of:=WEEKDAY([.A649];2)" office:value-type="float" office:value="3" calcext:value-type="float">
            <text:p>3</text:p>
          </table:table-cell>
          <table:table-cell table:style-name="ce1" office:value-type="string" calcext:value-type="string">
            <text:p>JESIEŃ</text:p>
          </table:table-cell>
          <table:table-cell table:formula="of:=IF([.D649] = &quot;ZIMA&quot;; 0.2; IF([.D649] = &quot;WIOSNA&quot;; 0.5; IF([.D649] = &quot;LATO&quot;; 0.9; 0.4)))" office:value-type="float" office:value="0.4" calcext:value-type="float">
            <text:p>0,4</text:p>
          </table:table-cell>
          <table:table-cell table:style-name="ce43" table:formula="of:=[.F648] + IF(AND([.B648]&lt;&gt;[.B649]; [.K648]&gt;= 2400);3;0)" office:value-type="float" office:value="58" calcext:value-type="float">
            <text:p>58</text:p>
          </table:table-cell>
          <table:table-cell table:formula="of:= IF([.C649] &lt; 6; [.$M$7] * FLOOR([.E649] * [.F649]); 0)" office:value-type="float" office:value="690" calcext:value-type="float">
            <text:p>690</text:p>
          </table:table-cell>
          <table:table-cell table:formula="of:=[.H648] + [.G649]" office:value-type="float" office:value="209700" calcext:value-type="float">
            <text:p>209700</text:p>
          </table:table-cell>
          <table:table-cell table:style-name="ce43" table:formula="of:=IF([.C649] = 7; [.F649] * 15; 0) + IF(AND([.B648]&lt;&gt;[.B649]; [.K648]&gt;= 2400);2400;0)" office:value-type="float" office:value="0" calcext:value-type="float">
            <text:p>0</text:p>
          </table:table-cell>
          <table:table-cell table:formula="of:=[.J648] + [.I649]" office:value-type="float" office:value="84785" calcext:value-type="float">
            <text:p>84785</text:p>
          </table:table-cell>
          <table:table-cell table:formula="of:=[.H649] - [.J649]" office:value-type="float" office:value="124915" calcext:value-type="float">
            <text:p>12491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0-10" calcext:value-type="date">
            <text:p>10.10.2024</text:p>
          </table:table-cell>
          <table:table-cell table:style-name="ce43" table:formula="of:=MONTH([.A650])" office:value-type="float" office:value="10" calcext:value-type="float">
            <text:p>10</text:p>
          </table:table-cell>
          <table:table-cell table:formula="of:=WEEKDAY([.A650];2)" office:value-type="float" office:value="4" calcext:value-type="float">
            <text:p>4</text:p>
          </table:table-cell>
          <table:table-cell table:style-name="ce1" office:value-type="string" calcext:value-type="string">
            <text:p>JESIEŃ</text:p>
          </table:table-cell>
          <table:table-cell table:formula="of:=IF([.D650] = &quot;ZIMA&quot;; 0.2; IF([.D650] = &quot;WIOSNA&quot;; 0.5; IF([.D650] = &quot;LATO&quot;; 0.9; 0.4)))" office:value-type="float" office:value="0.4" calcext:value-type="float">
            <text:p>0,4</text:p>
          </table:table-cell>
          <table:table-cell table:style-name="ce43" table:formula="of:=[.F649] + IF(AND([.B649]&lt;&gt;[.B650]; [.K649]&gt;= 2400);3;0)" office:value-type="float" office:value="58" calcext:value-type="float">
            <text:p>58</text:p>
          </table:table-cell>
          <table:table-cell table:formula="of:= IF([.C650] &lt; 6; [.$M$7] * FLOOR([.E650] * [.F650]); 0)" office:value-type="float" office:value="690" calcext:value-type="float">
            <text:p>690</text:p>
          </table:table-cell>
          <table:table-cell table:formula="of:=[.H649] + [.G650]" office:value-type="float" office:value="210390" calcext:value-type="float">
            <text:p>210390</text:p>
          </table:table-cell>
          <table:table-cell table:style-name="ce43" table:formula="of:=IF([.C650] = 7; [.F650] * 15; 0) + IF(AND([.B649]&lt;&gt;[.B650]; [.K649]&gt;= 2400);2400;0)" office:value-type="float" office:value="0" calcext:value-type="float">
            <text:p>0</text:p>
          </table:table-cell>
          <table:table-cell table:formula="of:=[.J649] + [.I650]" office:value-type="float" office:value="84785" calcext:value-type="float">
            <text:p>84785</text:p>
          </table:table-cell>
          <table:table-cell table:formula="of:=[.H650] - [.J650]" office:value-type="float" office:value="125605" calcext:value-type="float">
            <text:p>12560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0-11" calcext:value-type="date">
            <text:p>11.10.2024</text:p>
          </table:table-cell>
          <table:table-cell table:style-name="ce43" table:formula="of:=MONTH([.A651])" office:value-type="float" office:value="10" calcext:value-type="float">
            <text:p>10</text:p>
          </table:table-cell>
          <table:table-cell table:formula="of:=WEEKDAY([.A651];2)" office:value-type="float" office:value="5" calcext:value-type="float">
            <text:p>5</text:p>
          </table:table-cell>
          <table:table-cell table:style-name="ce1" office:value-type="string" calcext:value-type="string">
            <text:p>JESIEŃ</text:p>
          </table:table-cell>
          <table:table-cell table:formula="of:=IF([.D651] = &quot;ZIMA&quot;; 0.2; IF([.D651] = &quot;WIOSNA&quot;; 0.5; IF([.D651] = &quot;LATO&quot;; 0.9; 0.4)))" office:value-type="float" office:value="0.4" calcext:value-type="float">
            <text:p>0,4</text:p>
          </table:table-cell>
          <table:table-cell table:style-name="ce43" table:formula="of:=[.F650] + IF(AND([.B650]&lt;&gt;[.B651]; [.K650]&gt;= 2400);3;0)" office:value-type="float" office:value="58" calcext:value-type="float">
            <text:p>58</text:p>
          </table:table-cell>
          <table:table-cell table:formula="of:= IF([.C651] &lt; 6; [.$M$7] * FLOOR([.E651] * [.F651]); 0)" office:value-type="float" office:value="690" calcext:value-type="float">
            <text:p>690</text:p>
          </table:table-cell>
          <table:table-cell table:formula="of:=[.H650] + [.G651]" office:value-type="float" office:value="211080" calcext:value-type="float">
            <text:p>211080</text:p>
          </table:table-cell>
          <table:table-cell table:style-name="ce43" table:formula="of:=IF([.C651] = 7; [.F651] * 15; 0) + IF(AND([.B650]&lt;&gt;[.B651]; [.K650]&gt;= 2400);2400;0)" office:value-type="float" office:value="0" calcext:value-type="float">
            <text:p>0</text:p>
          </table:table-cell>
          <table:table-cell table:formula="of:=[.J650] + [.I651]" office:value-type="float" office:value="84785" calcext:value-type="float">
            <text:p>84785</text:p>
          </table:table-cell>
          <table:table-cell table:formula="of:=[.H651] - [.J651]" office:value-type="float" office:value="126295" calcext:value-type="float">
            <text:p>12629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0-12" calcext:value-type="date">
            <text:p>12.10.2024</text:p>
          </table:table-cell>
          <table:table-cell table:style-name="ce43" table:formula="of:=MONTH([.A652])" office:value-type="float" office:value="10" calcext:value-type="float">
            <text:p>10</text:p>
          </table:table-cell>
          <table:table-cell table:formula="of:=WEEKDAY([.A652];2)" office:value-type="float" office:value="6" calcext:value-type="float">
            <text:p>6</text:p>
          </table:table-cell>
          <table:table-cell table:style-name="ce1" office:value-type="string" calcext:value-type="string">
            <text:p>JESIEŃ</text:p>
          </table:table-cell>
          <table:table-cell table:formula="of:=IF([.D652] = &quot;ZIMA&quot;; 0.2; IF([.D652] = &quot;WIOSNA&quot;; 0.5; IF([.D652] = &quot;LATO&quot;; 0.9; 0.4)))" office:value-type="float" office:value="0.4" calcext:value-type="float">
            <text:p>0,4</text:p>
          </table:table-cell>
          <table:table-cell table:style-name="ce43" table:formula="of:=[.F651] + IF(AND([.B651]&lt;&gt;[.B652]; [.K651]&gt;= 2400);3;0)" office:value-type="float" office:value="58" calcext:value-type="float">
            <text:p>58</text:p>
          </table:table-cell>
          <table:table-cell table:formula="of:= IF([.C652] &lt; 6; [.$M$7] * FLOOR([.E652] * [.F652]); 0)" office:value-type="float" office:value="0" calcext:value-type="float">
            <text:p>0</text:p>
          </table:table-cell>
          <table:table-cell table:formula="of:=[.H651] + [.G652]" office:value-type="float" office:value="211080" calcext:value-type="float">
            <text:p>211080</text:p>
          </table:table-cell>
          <table:table-cell table:style-name="ce43" table:formula="of:=IF([.C652] = 7; [.F652] * 15; 0) + IF(AND([.B651]&lt;&gt;[.B652]; [.K651]&gt;= 2400);2400;0)" office:value-type="float" office:value="0" calcext:value-type="float">
            <text:p>0</text:p>
          </table:table-cell>
          <table:table-cell table:formula="of:=[.J651] + [.I652]" office:value-type="float" office:value="84785" calcext:value-type="float">
            <text:p>84785</text:p>
          </table:table-cell>
          <table:table-cell table:formula="of:=[.H652] - [.J652]" office:value-type="float" office:value="126295" calcext:value-type="float">
            <text:p>12629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0-13" calcext:value-type="date">
            <text:p>13.10.2024</text:p>
          </table:table-cell>
          <table:table-cell table:style-name="ce43" table:formula="of:=MONTH([.A653])" office:value-type="float" office:value="10" calcext:value-type="float">
            <text:p>10</text:p>
          </table:table-cell>
          <table:table-cell table:formula="of:=WEEKDAY([.A653];2)" office:value-type="float" office:value="7" calcext:value-type="float">
            <text:p>7</text:p>
          </table:table-cell>
          <table:table-cell table:style-name="ce1" office:value-type="string" calcext:value-type="string">
            <text:p>JESIEŃ</text:p>
          </table:table-cell>
          <table:table-cell table:formula="of:=IF([.D653] = &quot;ZIMA&quot;; 0.2; IF([.D653] = &quot;WIOSNA&quot;; 0.5; IF([.D653] = &quot;LATO&quot;; 0.9; 0.4)))" office:value-type="float" office:value="0.4" calcext:value-type="float">
            <text:p>0,4</text:p>
          </table:table-cell>
          <table:table-cell table:style-name="ce43" table:formula="of:=[.F652] + IF(AND([.B652]&lt;&gt;[.B653]; [.K652]&gt;= 2400);3;0)" office:value-type="float" office:value="58" calcext:value-type="float">
            <text:p>58</text:p>
          </table:table-cell>
          <table:table-cell table:formula="of:= IF([.C653] &lt; 6; [.$M$7] * FLOOR([.E653] * [.F653]); 0)" office:value-type="float" office:value="0" calcext:value-type="float">
            <text:p>0</text:p>
          </table:table-cell>
          <table:table-cell table:formula="of:=[.H652] + [.G653]" office:value-type="float" office:value="211080" calcext:value-type="float">
            <text:p>211080</text:p>
          </table:table-cell>
          <table:table-cell table:style-name="ce43" table:formula="of:=IF([.C653] = 7; [.F653] * 15; 0) + IF(AND([.B652]&lt;&gt;[.B653]; [.K652]&gt;= 2400);2400;0)" office:value-type="float" office:value="870" calcext:value-type="float">
            <text:p>870</text:p>
          </table:table-cell>
          <table:table-cell table:formula="of:=[.J652] + [.I653]" office:value-type="float" office:value="85655" calcext:value-type="float">
            <text:p>85655</text:p>
          </table:table-cell>
          <table:table-cell table:formula="of:=[.H653] - [.J653]" office:value-type="float" office:value="125425" calcext:value-type="float">
            <text:p>12542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0-14" calcext:value-type="date">
            <text:p>14.10.2024</text:p>
          </table:table-cell>
          <table:table-cell table:style-name="ce43" table:formula="of:=MONTH([.A654])" office:value-type="float" office:value="10" calcext:value-type="float">
            <text:p>10</text:p>
          </table:table-cell>
          <table:table-cell table:formula="of:=WEEKDAY([.A654];2)" office:value-type="float" office:value="1" calcext:value-type="float">
            <text:p>1</text:p>
          </table:table-cell>
          <table:table-cell table:style-name="ce1" office:value-type="string" calcext:value-type="string">
            <text:p>JESIEŃ</text:p>
          </table:table-cell>
          <table:table-cell table:formula="of:=IF([.D654] = &quot;ZIMA&quot;; 0.2; IF([.D654] = &quot;WIOSNA&quot;; 0.5; IF([.D654] = &quot;LATO&quot;; 0.9; 0.4)))" office:value-type="float" office:value="0.4" calcext:value-type="float">
            <text:p>0,4</text:p>
          </table:table-cell>
          <table:table-cell table:style-name="ce43" table:formula="of:=[.F653] + IF(AND([.B653]&lt;&gt;[.B654]; [.K653]&gt;= 2400);3;0)" office:value-type="float" office:value="58" calcext:value-type="float">
            <text:p>58</text:p>
          </table:table-cell>
          <table:table-cell table:formula="of:= IF([.C654] &lt; 6; [.$M$7] * FLOOR([.E654] * [.F654]); 0)" office:value-type="float" office:value="690" calcext:value-type="float">
            <text:p>690</text:p>
          </table:table-cell>
          <table:table-cell table:formula="of:=[.H653] + [.G654]" office:value-type="float" office:value="211770" calcext:value-type="float">
            <text:p>211770</text:p>
          </table:table-cell>
          <table:table-cell table:style-name="ce43" table:formula="of:=IF([.C654] = 7; [.F654] * 15; 0) + IF(AND([.B653]&lt;&gt;[.B654]; [.K653]&gt;= 2400);2400;0)" office:value-type="float" office:value="0" calcext:value-type="float">
            <text:p>0</text:p>
          </table:table-cell>
          <table:table-cell table:formula="of:=[.J653] + [.I654]" office:value-type="float" office:value="85655" calcext:value-type="float">
            <text:p>85655</text:p>
          </table:table-cell>
          <table:table-cell table:formula="of:=[.H654] - [.J654]" office:value-type="float" office:value="126115" calcext:value-type="float">
            <text:p>12611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0-15" calcext:value-type="date">
            <text:p>15.10.2024</text:p>
          </table:table-cell>
          <table:table-cell table:style-name="ce43" table:formula="of:=MONTH([.A655])" office:value-type="float" office:value="10" calcext:value-type="float">
            <text:p>10</text:p>
          </table:table-cell>
          <table:table-cell table:formula="of:=WEEKDAY([.A655];2)" office:value-type="float" office:value="2" calcext:value-type="float">
            <text:p>2</text:p>
          </table:table-cell>
          <table:table-cell table:style-name="ce1" office:value-type="string" calcext:value-type="string">
            <text:p>JESIEŃ</text:p>
          </table:table-cell>
          <table:table-cell table:formula="of:=IF([.D655] = &quot;ZIMA&quot;; 0.2; IF([.D655] = &quot;WIOSNA&quot;; 0.5; IF([.D655] = &quot;LATO&quot;; 0.9; 0.4)))" office:value-type="float" office:value="0.4" calcext:value-type="float">
            <text:p>0,4</text:p>
          </table:table-cell>
          <table:table-cell table:style-name="ce43" table:formula="of:=[.F654] + IF(AND([.B654]&lt;&gt;[.B655]; [.K654]&gt;= 2400);3;0)" office:value-type="float" office:value="58" calcext:value-type="float">
            <text:p>58</text:p>
          </table:table-cell>
          <table:table-cell table:formula="of:= IF([.C655] &lt; 6; [.$M$7] * FLOOR([.E655] * [.F655]); 0)" office:value-type="float" office:value="690" calcext:value-type="float">
            <text:p>690</text:p>
          </table:table-cell>
          <table:table-cell table:formula="of:=[.H654] + [.G655]" office:value-type="float" office:value="212460" calcext:value-type="float">
            <text:p>212460</text:p>
          </table:table-cell>
          <table:table-cell table:style-name="ce43" table:formula="of:=IF([.C655] = 7; [.F655] * 15; 0) + IF(AND([.B654]&lt;&gt;[.B655]; [.K654]&gt;= 2400);2400;0)" office:value-type="float" office:value="0" calcext:value-type="float">
            <text:p>0</text:p>
          </table:table-cell>
          <table:table-cell table:formula="of:=[.J654] + [.I655]" office:value-type="float" office:value="85655" calcext:value-type="float">
            <text:p>85655</text:p>
          </table:table-cell>
          <table:table-cell table:formula="of:=[.H655] - [.J655]" office:value-type="float" office:value="126805" calcext:value-type="float">
            <text:p>12680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0-16" calcext:value-type="date">
            <text:p>16.10.2024</text:p>
          </table:table-cell>
          <table:table-cell table:style-name="ce43" table:formula="of:=MONTH([.A656])" office:value-type="float" office:value="10" calcext:value-type="float">
            <text:p>10</text:p>
          </table:table-cell>
          <table:table-cell table:formula="of:=WEEKDAY([.A656];2)" office:value-type="float" office:value="3" calcext:value-type="float">
            <text:p>3</text:p>
          </table:table-cell>
          <table:table-cell table:style-name="ce1" office:value-type="string" calcext:value-type="string">
            <text:p>JESIEŃ</text:p>
          </table:table-cell>
          <table:table-cell table:formula="of:=IF([.D656] = &quot;ZIMA&quot;; 0.2; IF([.D656] = &quot;WIOSNA&quot;; 0.5; IF([.D656] = &quot;LATO&quot;; 0.9; 0.4)))" office:value-type="float" office:value="0.4" calcext:value-type="float">
            <text:p>0,4</text:p>
          </table:table-cell>
          <table:table-cell table:style-name="ce43" table:formula="of:=[.F655] + IF(AND([.B655]&lt;&gt;[.B656]; [.K655]&gt;= 2400);3;0)" office:value-type="float" office:value="58" calcext:value-type="float">
            <text:p>58</text:p>
          </table:table-cell>
          <table:table-cell table:formula="of:= IF([.C656] &lt; 6; [.$M$7] * FLOOR([.E656] * [.F656]); 0)" office:value-type="float" office:value="690" calcext:value-type="float">
            <text:p>690</text:p>
          </table:table-cell>
          <table:table-cell table:formula="of:=[.H655] + [.G656]" office:value-type="float" office:value="213150" calcext:value-type="float">
            <text:p>213150</text:p>
          </table:table-cell>
          <table:table-cell table:style-name="ce43" table:formula="of:=IF([.C656] = 7; [.F656] * 15; 0) + IF(AND([.B655]&lt;&gt;[.B656]; [.K655]&gt;= 2400);2400;0)" office:value-type="float" office:value="0" calcext:value-type="float">
            <text:p>0</text:p>
          </table:table-cell>
          <table:table-cell table:formula="of:=[.J655] + [.I656]" office:value-type="float" office:value="85655" calcext:value-type="float">
            <text:p>85655</text:p>
          </table:table-cell>
          <table:table-cell table:formula="of:=[.H656] - [.J656]" office:value-type="float" office:value="127495" calcext:value-type="float">
            <text:p>12749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0-17" calcext:value-type="date">
            <text:p>17.10.2024</text:p>
          </table:table-cell>
          <table:table-cell table:style-name="ce43" table:formula="of:=MONTH([.A657])" office:value-type="float" office:value="10" calcext:value-type="float">
            <text:p>10</text:p>
          </table:table-cell>
          <table:table-cell table:formula="of:=WEEKDAY([.A657];2)" office:value-type="float" office:value="4" calcext:value-type="float">
            <text:p>4</text:p>
          </table:table-cell>
          <table:table-cell table:style-name="ce1" office:value-type="string" calcext:value-type="string">
            <text:p>JESIEŃ</text:p>
          </table:table-cell>
          <table:table-cell table:formula="of:=IF([.D657] = &quot;ZIMA&quot;; 0.2; IF([.D657] = &quot;WIOSNA&quot;; 0.5; IF([.D657] = &quot;LATO&quot;; 0.9; 0.4)))" office:value-type="float" office:value="0.4" calcext:value-type="float">
            <text:p>0,4</text:p>
          </table:table-cell>
          <table:table-cell table:style-name="ce43" table:formula="of:=[.F656] + IF(AND([.B656]&lt;&gt;[.B657]; [.K656]&gt;= 2400);3;0)" office:value-type="float" office:value="58" calcext:value-type="float">
            <text:p>58</text:p>
          </table:table-cell>
          <table:table-cell table:formula="of:= IF([.C657] &lt; 6; [.$M$7] * FLOOR([.E657] * [.F657]); 0)" office:value-type="float" office:value="690" calcext:value-type="float">
            <text:p>690</text:p>
          </table:table-cell>
          <table:table-cell table:formula="of:=[.H656] + [.G657]" office:value-type="float" office:value="213840" calcext:value-type="float">
            <text:p>213840</text:p>
          </table:table-cell>
          <table:table-cell table:style-name="ce43" table:formula="of:=IF([.C657] = 7; [.F657] * 15; 0) + IF(AND([.B656]&lt;&gt;[.B657]; [.K656]&gt;= 2400);2400;0)" office:value-type="float" office:value="0" calcext:value-type="float">
            <text:p>0</text:p>
          </table:table-cell>
          <table:table-cell table:formula="of:=[.J656] + [.I657]" office:value-type="float" office:value="85655" calcext:value-type="float">
            <text:p>85655</text:p>
          </table:table-cell>
          <table:table-cell table:formula="of:=[.H657] - [.J657]" office:value-type="float" office:value="128185" calcext:value-type="float">
            <text:p>12818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0-18" calcext:value-type="date">
            <text:p>18.10.2024</text:p>
          </table:table-cell>
          <table:table-cell table:style-name="ce43" table:formula="of:=MONTH([.A658])" office:value-type="float" office:value="10" calcext:value-type="float">
            <text:p>10</text:p>
          </table:table-cell>
          <table:table-cell table:formula="of:=WEEKDAY([.A658];2)" office:value-type="float" office:value="5" calcext:value-type="float">
            <text:p>5</text:p>
          </table:table-cell>
          <table:table-cell table:style-name="ce1" office:value-type="string" calcext:value-type="string">
            <text:p>JESIEŃ</text:p>
          </table:table-cell>
          <table:table-cell table:formula="of:=IF([.D658] = &quot;ZIMA&quot;; 0.2; IF([.D658] = &quot;WIOSNA&quot;; 0.5; IF([.D658] = &quot;LATO&quot;; 0.9; 0.4)))" office:value-type="float" office:value="0.4" calcext:value-type="float">
            <text:p>0,4</text:p>
          </table:table-cell>
          <table:table-cell table:style-name="ce43" table:formula="of:=[.F657] + IF(AND([.B657]&lt;&gt;[.B658]; [.K657]&gt;= 2400);3;0)" office:value-type="float" office:value="58" calcext:value-type="float">
            <text:p>58</text:p>
          </table:table-cell>
          <table:table-cell table:formula="of:= IF([.C658] &lt; 6; [.$M$7] * FLOOR([.E658] * [.F658]); 0)" office:value-type="float" office:value="690" calcext:value-type="float">
            <text:p>690</text:p>
          </table:table-cell>
          <table:table-cell table:formula="of:=[.H657] + [.G658]" office:value-type="float" office:value="214530" calcext:value-type="float">
            <text:p>214530</text:p>
          </table:table-cell>
          <table:table-cell table:style-name="ce43" table:formula="of:=IF([.C658] = 7; [.F658] * 15; 0) + IF(AND([.B657]&lt;&gt;[.B658]; [.K657]&gt;= 2400);2400;0)" office:value-type="float" office:value="0" calcext:value-type="float">
            <text:p>0</text:p>
          </table:table-cell>
          <table:table-cell table:formula="of:=[.J657] + [.I658]" office:value-type="float" office:value="85655" calcext:value-type="float">
            <text:p>85655</text:p>
          </table:table-cell>
          <table:table-cell table:formula="of:=[.H658] - [.J658]" office:value-type="float" office:value="128875" calcext:value-type="float">
            <text:p>12887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0-19" calcext:value-type="date">
            <text:p>19.10.2024</text:p>
          </table:table-cell>
          <table:table-cell table:style-name="ce43" table:formula="of:=MONTH([.A659])" office:value-type="float" office:value="10" calcext:value-type="float">
            <text:p>10</text:p>
          </table:table-cell>
          <table:table-cell table:formula="of:=WEEKDAY([.A659];2)" office:value-type="float" office:value="6" calcext:value-type="float">
            <text:p>6</text:p>
          </table:table-cell>
          <table:table-cell table:style-name="ce1" office:value-type="string" calcext:value-type="string">
            <text:p>JESIEŃ</text:p>
          </table:table-cell>
          <table:table-cell table:formula="of:=IF([.D659] = &quot;ZIMA&quot;; 0.2; IF([.D659] = &quot;WIOSNA&quot;; 0.5; IF([.D659] = &quot;LATO&quot;; 0.9; 0.4)))" office:value-type="float" office:value="0.4" calcext:value-type="float">
            <text:p>0,4</text:p>
          </table:table-cell>
          <table:table-cell table:style-name="ce43" table:formula="of:=[.F658] + IF(AND([.B658]&lt;&gt;[.B659]; [.K658]&gt;= 2400);3;0)" office:value-type="float" office:value="58" calcext:value-type="float">
            <text:p>58</text:p>
          </table:table-cell>
          <table:table-cell table:formula="of:= IF([.C659] &lt; 6; [.$M$7] * FLOOR([.E659] * [.F659]); 0)" office:value-type="float" office:value="0" calcext:value-type="float">
            <text:p>0</text:p>
          </table:table-cell>
          <table:table-cell table:formula="of:=[.H658] + [.G659]" office:value-type="float" office:value="214530" calcext:value-type="float">
            <text:p>214530</text:p>
          </table:table-cell>
          <table:table-cell table:style-name="ce43" table:formula="of:=IF([.C659] = 7; [.F659] * 15; 0) + IF(AND([.B658]&lt;&gt;[.B659]; [.K658]&gt;= 2400);2400;0)" office:value-type="float" office:value="0" calcext:value-type="float">
            <text:p>0</text:p>
          </table:table-cell>
          <table:table-cell table:formula="of:=[.J658] + [.I659]" office:value-type="float" office:value="85655" calcext:value-type="float">
            <text:p>85655</text:p>
          </table:table-cell>
          <table:table-cell table:formula="of:=[.H659] - [.J659]" office:value-type="float" office:value="128875" calcext:value-type="float">
            <text:p>12887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0-20" calcext:value-type="date">
            <text:p>20.10.2024</text:p>
          </table:table-cell>
          <table:table-cell table:style-name="ce43" table:formula="of:=MONTH([.A660])" office:value-type="float" office:value="10" calcext:value-type="float">
            <text:p>10</text:p>
          </table:table-cell>
          <table:table-cell table:formula="of:=WEEKDAY([.A660];2)" office:value-type="float" office:value="7" calcext:value-type="float">
            <text:p>7</text:p>
          </table:table-cell>
          <table:table-cell table:style-name="ce1" office:value-type="string" calcext:value-type="string">
            <text:p>JESIEŃ</text:p>
          </table:table-cell>
          <table:table-cell table:formula="of:=IF([.D660] = &quot;ZIMA&quot;; 0.2; IF([.D660] = &quot;WIOSNA&quot;; 0.5; IF([.D660] = &quot;LATO&quot;; 0.9; 0.4)))" office:value-type="float" office:value="0.4" calcext:value-type="float">
            <text:p>0,4</text:p>
          </table:table-cell>
          <table:table-cell table:style-name="ce43" table:formula="of:=[.F659] + IF(AND([.B659]&lt;&gt;[.B660]; [.K659]&gt;= 2400);3;0)" office:value-type="float" office:value="58" calcext:value-type="float">
            <text:p>58</text:p>
          </table:table-cell>
          <table:table-cell table:formula="of:= IF([.C660] &lt; 6; [.$M$7] * FLOOR([.E660] * [.F660]); 0)" office:value-type="float" office:value="0" calcext:value-type="float">
            <text:p>0</text:p>
          </table:table-cell>
          <table:table-cell table:formula="of:=[.H659] + [.G660]" office:value-type="float" office:value="214530" calcext:value-type="float">
            <text:p>214530</text:p>
          </table:table-cell>
          <table:table-cell table:style-name="ce43" table:formula="of:=IF([.C660] = 7; [.F660] * 15; 0) + IF(AND([.B659]&lt;&gt;[.B660]; [.K659]&gt;= 2400);2400;0)" office:value-type="float" office:value="870" calcext:value-type="float">
            <text:p>870</text:p>
          </table:table-cell>
          <table:table-cell table:formula="of:=[.J659] + [.I660]" office:value-type="float" office:value="86525" calcext:value-type="float">
            <text:p>86525</text:p>
          </table:table-cell>
          <table:table-cell table:formula="of:=[.H660] - [.J660]" office:value-type="float" office:value="128005" calcext:value-type="float">
            <text:p>12800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0-21" calcext:value-type="date">
            <text:p>21.10.2024</text:p>
          </table:table-cell>
          <table:table-cell table:style-name="ce43" table:formula="of:=MONTH([.A661])" office:value-type="float" office:value="10" calcext:value-type="float">
            <text:p>10</text:p>
          </table:table-cell>
          <table:table-cell table:formula="of:=WEEKDAY([.A661];2)" office:value-type="float" office:value="1" calcext:value-type="float">
            <text:p>1</text:p>
          </table:table-cell>
          <table:table-cell table:style-name="ce1" office:value-type="string" calcext:value-type="string">
            <text:p>JESIEŃ</text:p>
          </table:table-cell>
          <table:table-cell table:formula="of:=IF([.D661] = &quot;ZIMA&quot;; 0.2; IF([.D661] = &quot;WIOSNA&quot;; 0.5; IF([.D661] = &quot;LATO&quot;; 0.9; 0.4)))" office:value-type="float" office:value="0.4" calcext:value-type="float">
            <text:p>0,4</text:p>
          </table:table-cell>
          <table:table-cell table:style-name="ce43" table:formula="of:=[.F660] + IF(AND([.B660]&lt;&gt;[.B661]; [.K660]&gt;= 2400);3;0)" office:value-type="float" office:value="58" calcext:value-type="float">
            <text:p>58</text:p>
          </table:table-cell>
          <table:table-cell table:formula="of:= IF([.C661] &lt; 6; [.$M$7] * FLOOR([.E661] * [.F661]); 0)" office:value-type="float" office:value="690" calcext:value-type="float">
            <text:p>690</text:p>
          </table:table-cell>
          <table:table-cell table:formula="of:=[.H660] + [.G661]" office:value-type="float" office:value="215220" calcext:value-type="float">
            <text:p>215220</text:p>
          </table:table-cell>
          <table:table-cell table:style-name="ce43" table:formula="of:=IF([.C661] = 7; [.F661] * 15; 0) + IF(AND([.B660]&lt;&gt;[.B661]; [.K660]&gt;= 2400);2400;0)" office:value-type="float" office:value="0" calcext:value-type="float">
            <text:p>0</text:p>
          </table:table-cell>
          <table:table-cell table:formula="of:=[.J660] + [.I661]" office:value-type="float" office:value="86525" calcext:value-type="float">
            <text:p>86525</text:p>
          </table:table-cell>
          <table:table-cell table:formula="of:=[.H661] - [.J661]" office:value-type="float" office:value="128695" calcext:value-type="float">
            <text:p>12869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0-22" calcext:value-type="date">
            <text:p>22.10.2024</text:p>
          </table:table-cell>
          <table:table-cell table:style-name="ce43" table:formula="of:=MONTH([.A662])" office:value-type="float" office:value="10" calcext:value-type="float">
            <text:p>10</text:p>
          </table:table-cell>
          <table:table-cell table:formula="of:=WEEKDAY([.A662];2)" office:value-type="float" office:value="2" calcext:value-type="float">
            <text:p>2</text:p>
          </table:table-cell>
          <table:table-cell table:style-name="ce1" office:value-type="string" calcext:value-type="string">
            <text:p>JESIEŃ</text:p>
          </table:table-cell>
          <table:table-cell table:formula="of:=IF([.D662] = &quot;ZIMA&quot;; 0.2; IF([.D662] = &quot;WIOSNA&quot;; 0.5; IF([.D662] = &quot;LATO&quot;; 0.9; 0.4)))" office:value-type="float" office:value="0.4" calcext:value-type="float">
            <text:p>0,4</text:p>
          </table:table-cell>
          <table:table-cell table:style-name="ce43" table:formula="of:=[.F661] + IF(AND([.B661]&lt;&gt;[.B662]; [.K661]&gt;= 2400);3;0)" office:value-type="float" office:value="58" calcext:value-type="float">
            <text:p>58</text:p>
          </table:table-cell>
          <table:table-cell table:formula="of:= IF([.C662] &lt; 6; [.$M$7] * FLOOR([.E662] * [.F662]); 0)" office:value-type="float" office:value="690" calcext:value-type="float">
            <text:p>690</text:p>
          </table:table-cell>
          <table:table-cell table:formula="of:=[.H661] + [.G662]" office:value-type="float" office:value="215910" calcext:value-type="float">
            <text:p>215910</text:p>
          </table:table-cell>
          <table:table-cell table:style-name="ce43" table:formula="of:=IF([.C662] = 7; [.F662] * 15; 0) + IF(AND([.B661]&lt;&gt;[.B662]; [.K661]&gt;= 2400);2400;0)" office:value-type="float" office:value="0" calcext:value-type="float">
            <text:p>0</text:p>
          </table:table-cell>
          <table:table-cell table:formula="of:=[.J661] + [.I662]" office:value-type="float" office:value="86525" calcext:value-type="float">
            <text:p>86525</text:p>
          </table:table-cell>
          <table:table-cell table:formula="of:=[.H662] - [.J662]" office:value-type="float" office:value="129385" calcext:value-type="float">
            <text:p>12938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0-23" calcext:value-type="date">
            <text:p>23.10.2024</text:p>
          </table:table-cell>
          <table:table-cell table:style-name="ce43" table:formula="of:=MONTH([.A663])" office:value-type="float" office:value="10" calcext:value-type="float">
            <text:p>10</text:p>
          </table:table-cell>
          <table:table-cell table:formula="of:=WEEKDAY([.A663];2)" office:value-type="float" office:value="3" calcext:value-type="float">
            <text:p>3</text:p>
          </table:table-cell>
          <table:table-cell table:style-name="ce1" office:value-type="string" calcext:value-type="string">
            <text:p>JESIEŃ</text:p>
          </table:table-cell>
          <table:table-cell table:formula="of:=IF([.D663] = &quot;ZIMA&quot;; 0.2; IF([.D663] = &quot;WIOSNA&quot;; 0.5; IF([.D663] = &quot;LATO&quot;; 0.9; 0.4)))" office:value-type="float" office:value="0.4" calcext:value-type="float">
            <text:p>0,4</text:p>
          </table:table-cell>
          <table:table-cell table:style-name="ce43" table:formula="of:=[.F662] + IF(AND([.B662]&lt;&gt;[.B663]; [.K662]&gt;= 2400);3;0)" office:value-type="float" office:value="58" calcext:value-type="float">
            <text:p>58</text:p>
          </table:table-cell>
          <table:table-cell table:formula="of:= IF([.C663] &lt; 6; [.$M$7] * FLOOR([.E663] * [.F663]); 0)" office:value-type="float" office:value="690" calcext:value-type="float">
            <text:p>690</text:p>
          </table:table-cell>
          <table:table-cell table:formula="of:=[.H662] + [.G663]" office:value-type="float" office:value="216600" calcext:value-type="float">
            <text:p>216600</text:p>
          </table:table-cell>
          <table:table-cell table:style-name="ce43" table:formula="of:=IF([.C663] = 7; [.F663] * 15; 0) + IF(AND([.B662]&lt;&gt;[.B663]; [.K662]&gt;= 2400);2400;0)" office:value-type="float" office:value="0" calcext:value-type="float">
            <text:p>0</text:p>
          </table:table-cell>
          <table:table-cell table:formula="of:=[.J662] + [.I663]" office:value-type="float" office:value="86525" calcext:value-type="float">
            <text:p>86525</text:p>
          </table:table-cell>
          <table:table-cell table:formula="of:=[.H663] - [.J663]" office:value-type="float" office:value="130075" calcext:value-type="float">
            <text:p>13007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0-24" calcext:value-type="date">
            <text:p>24.10.2024</text:p>
          </table:table-cell>
          <table:table-cell table:style-name="ce43" table:formula="of:=MONTH([.A664])" office:value-type="float" office:value="10" calcext:value-type="float">
            <text:p>10</text:p>
          </table:table-cell>
          <table:table-cell table:formula="of:=WEEKDAY([.A664];2)" office:value-type="float" office:value="4" calcext:value-type="float">
            <text:p>4</text:p>
          </table:table-cell>
          <table:table-cell table:style-name="ce1" office:value-type="string" calcext:value-type="string">
            <text:p>JESIEŃ</text:p>
          </table:table-cell>
          <table:table-cell table:formula="of:=IF([.D664] = &quot;ZIMA&quot;; 0.2; IF([.D664] = &quot;WIOSNA&quot;; 0.5; IF([.D664] = &quot;LATO&quot;; 0.9; 0.4)))" office:value-type="float" office:value="0.4" calcext:value-type="float">
            <text:p>0,4</text:p>
          </table:table-cell>
          <table:table-cell table:style-name="ce43" table:formula="of:=[.F663] + IF(AND([.B663]&lt;&gt;[.B664]; [.K663]&gt;= 2400);3;0)" office:value-type="float" office:value="58" calcext:value-type="float">
            <text:p>58</text:p>
          </table:table-cell>
          <table:table-cell table:formula="of:= IF([.C664] &lt; 6; [.$M$7] * FLOOR([.E664] * [.F664]); 0)" office:value-type="float" office:value="690" calcext:value-type="float">
            <text:p>690</text:p>
          </table:table-cell>
          <table:table-cell table:formula="of:=[.H663] + [.G664]" office:value-type="float" office:value="217290" calcext:value-type="float">
            <text:p>217290</text:p>
          </table:table-cell>
          <table:table-cell table:style-name="ce43" table:formula="of:=IF([.C664] = 7; [.F664] * 15; 0) + IF(AND([.B663]&lt;&gt;[.B664]; [.K663]&gt;= 2400);2400;0)" office:value-type="float" office:value="0" calcext:value-type="float">
            <text:p>0</text:p>
          </table:table-cell>
          <table:table-cell table:formula="of:=[.J663] + [.I664]" office:value-type="float" office:value="86525" calcext:value-type="float">
            <text:p>86525</text:p>
          </table:table-cell>
          <table:table-cell table:formula="of:=[.H664] - [.J664]" office:value-type="float" office:value="130765" calcext:value-type="float">
            <text:p>13076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0-25" calcext:value-type="date">
            <text:p>25.10.2024</text:p>
          </table:table-cell>
          <table:table-cell table:style-name="ce43" table:formula="of:=MONTH([.A665])" office:value-type="float" office:value="10" calcext:value-type="float">
            <text:p>10</text:p>
          </table:table-cell>
          <table:table-cell table:formula="of:=WEEKDAY([.A665];2)" office:value-type="float" office:value="5" calcext:value-type="float">
            <text:p>5</text:p>
          </table:table-cell>
          <table:table-cell table:style-name="ce1" office:value-type="string" calcext:value-type="string">
            <text:p>JESIEŃ</text:p>
          </table:table-cell>
          <table:table-cell table:formula="of:=IF([.D665] = &quot;ZIMA&quot;; 0.2; IF([.D665] = &quot;WIOSNA&quot;; 0.5; IF([.D665] = &quot;LATO&quot;; 0.9; 0.4)))" office:value-type="float" office:value="0.4" calcext:value-type="float">
            <text:p>0,4</text:p>
          </table:table-cell>
          <table:table-cell table:style-name="ce43" table:formula="of:=[.F664] + IF(AND([.B664]&lt;&gt;[.B665]; [.K664]&gt;= 2400);3;0)" office:value-type="float" office:value="58" calcext:value-type="float">
            <text:p>58</text:p>
          </table:table-cell>
          <table:table-cell table:formula="of:= IF([.C665] &lt; 6; [.$M$7] * FLOOR([.E665] * [.F665]); 0)" office:value-type="float" office:value="690" calcext:value-type="float">
            <text:p>690</text:p>
          </table:table-cell>
          <table:table-cell table:formula="of:=[.H664] + [.G665]" office:value-type="float" office:value="217980" calcext:value-type="float">
            <text:p>217980</text:p>
          </table:table-cell>
          <table:table-cell table:style-name="ce43" table:formula="of:=IF([.C665] = 7; [.F665] * 15; 0) + IF(AND([.B664]&lt;&gt;[.B665]; [.K664]&gt;= 2400);2400;0)" office:value-type="float" office:value="0" calcext:value-type="float">
            <text:p>0</text:p>
          </table:table-cell>
          <table:table-cell table:formula="of:=[.J664] + [.I665]" office:value-type="float" office:value="86525" calcext:value-type="float">
            <text:p>86525</text:p>
          </table:table-cell>
          <table:table-cell table:formula="of:=[.H665] - [.J665]" office:value-type="float" office:value="131455" calcext:value-type="float">
            <text:p>13145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0-26" calcext:value-type="date">
            <text:p>26.10.2024</text:p>
          </table:table-cell>
          <table:table-cell table:style-name="ce43" table:formula="of:=MONTH([.A666])" office:value-type="float" office:value="10" calcext:value-type="float">
            <text:p>10</text:p>
          </table:table-cell>
          <table:table-cell table:formula="of:=WEEKDAY([.A666];2)" office:value-type="float" office:value="6" calcext:value-type="float">
            <text:p>6</text:p>
          </table:table-cell>
          <table:table-cell table:style-name="ce1" office:value-type="string" calcext:value-type="string">
            <text:p>JESIEŃ</text:p>
          </table:table-cell>
          <table:table-cell table:formula="of:=IF([.D666] = &quot;ZIMA&quot;; 0.2; IF([.D666] = &quot;WIOSNA&quot;; 0.5; IF([.D666] = &quot;LATO&quot;; 0.9; 0.4)))" office:value-type="float" office:value="0.4" calcext:value-type="float">
            <text:p>0,4</text:p>
          </table:table-cell>
          <table:table-cell table:style-name="ce43" table:formula="of:=[.F665] + IF(AND([.B665]&lt;&gt;[.B666]; [.K665]&gt;= 2400);3;0)" office:value-type="float" office:value="58" calcext:value-type="float">
            <text:p>58</text:p>
          </table:table-cell>
          <table:table-cell table:formula="of:= IF([.C666] &lt; 6; [.$M$7] * FLOOR([.E666] * [.F666]); 0)" office:value-type="float" office:value="0" calcext:value-type="float">
            <text:p>0</text:p>
          </table:table-cell>
          <table:table-cell table:formula="of:=[.H665] + [.G666]" office:value-type="float" office:value="217980" calcext:value-type="float">
            <text:p>217980</text:p>
          </table:table-cell>
          <table:table-cell table:style-name="ce43" table:formula="of:=IF([.C666] = 7; [.F666] * 15; 0) + IF(AND([.B665]&lt;&gt;[.B666]; [.K665]&gt;= 2400);2400;0)" office:value-type="float" office:value="0" calcext:value-type="float">
            <text:p>0</text:p>
          </table:table-cell>
          <table:table-cell table:formula="of:=[.J665] + [.I666]" office:value-type="float" office:value="86525" calcext:value-type="float">
            <text:p>86525</text:p>
          </table:table-cell>
          <table:table-cell table:formula="of:=[.H666] - [.J666]" office:value-type="float" office:value="131455" calcext:value-type="float">
            <text:p>13145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0-27" calcext:value-type="date">
            <text:p>27.10.2024</text:p>
          </table:table-cell>
          <table:table-cell table:style-name="ce43" table:formula="of:=MONTH([.A667])" office:value-type="float" office:value="10" calcext:value-type="float">
            <text:p>10</text:p>
          </table:table-cell>
          <table:table-cell table:formula="of:=WEEKDAY([.A667];2)" office:value-type="float" office:value="7" calcext:value-type="float">
            <text:p>7</text:p>
          </table:table-cell>
          <table:table-cell table:style-name="ce1" office:value-type="string" calcext:value-type="string">
            <text:p>JESIEŃ</text:p>
          </table:table-cell>
          <table:table-cell table:formula="of:=IF([.D667] = &quot;ZIMA&quot;; 0.2; IF([.D667] = &quot;WIOSNA&quot;; 0.5; IF([.D667] = &quot;LATO&quot;; 0.9; 0.4)))" office:value-type="float" office:value="0.4" calcext:value-type="float">
            <text:p>0,4</text:p>
          </table:table-cell>
          <table:table-cell table:style-name="ce43" table:formula="of:=[.F666] + IF(AND([.B666]&lt;&gt;[.B667]; [.K666]&gt;= 2400);3;0)" office:value-type="float" office:value="58" calcext:value-type="float">
            <text:p>58</text:p>
          </table:table-cell>
          <table:table-cell table:formula="of:= IF([.C667] &lt; 6; [.$M$7] * FLOOR([.E667] * [.F667]); 0)" office:value-type="float" office:value="0" calcext:value-type="float">
            <text:p>0</text:p>
          </table:table-cell>
          <table:table-cell table:formula="of:=[.H666] + [.G667]" office:value-type="float" office:value="217980" calcext:value-type="float">
            <text:p>217980</text:p>
          </table:table-cell>
          <table:table-cell table:style-name="ce43" table:formula="of:=IF([.C667] = 7; [.F667] * 15; 0) + IF(AND([.B666]&lt;&gt;[.B667]; [.K666]&gt;= 2400);2400;0)" office:value-type="float" office:value="870" calcext:value-type="float">
            <text:p>870</text:p>
          </table:table-cell>
          <table:table-cell table:formula="of:=[.J666] + [.I667]" office:value-type="float" office:value="87395" calcext:value-type="float">
            <text:p>87395</text:p>
          </table:table-cell>
          <table:table-cell table:formula="of:=[.H667] - [.J667]" office:value-type="float" office:value="130585" calcext:value-type="float">
            <text:p>13058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0-28" calcext:value-type="date">
            <text:p>28.10.2024</text:p>
          </table:table-cell>
          <table:table-cell table:style-name="ce43" table:formula="of:=MONTH([.A668])" office:value-type="float" office:value="10" calcext:value-type="float">
            <text:p>10</text:p>
          </table:table-cell>
          <table:table-cell table:formula="of:=WEEKDAY([.A668];2)" office:value-type="float" office:value="1" calcext:value-type="float">
            <text:p>1</text:p>
          </table:table-cell>
          <table:table-cell table:style-name="ce1" office:value-type="string" calcext:value-type="string">
            <text:p>JESIEŃ</text:p>
          </table:table-cell>
          <table:table-cell table:formula="of:=IF([.D668] = &quot;ZIMA&quot;; 0.2; IF([.D668] = &quot;WIOSNA&quot;; 0.5; IF([.D668] = &quot;LATO&quot;; 0.9; 0.4)))" office:value-type="float" office:value="0.4" calcext:value-type="float">
            <text:p>0,4</text:p>
          </table:table-cell>
          <table:table-cell table:style-name="ce43" table:formula="of:=[.F667] + IF(AND([.B667]&lt;&gt;[.B668]; [.K667]&gt;= 2400);3;0)" office:value-type="float" office:value="58" calcext:value-type="float">
            <text:p>58</text:p>
          </table:table-cell>
          <table:table-cell table:formula="of:= IF([.C668] &lt; 6; [.$M$7] * FLOOR([.E668] * [.F668]); 0)" office:value-type="float" office:value="690" calcext:value-type="float">
            <text:p>690</text:p>
          </table:table-cell>
          <table:table-cell table:formula="of:=[.H667] + [.G668]" office:value-type="float" office:value="218670" calcext:value-type="float">
            <text:p>218670</text:p>
          </table:table-cell>
          <table:table-cell table:style-name="ce43" table:formula="of:=IF([.C668] = 7; [.F668] * 15; 0) + IF(AND([.B667]&lt;&gt;[.B668]; [.K667]&gt;= 2400);2400;0)" office:value-type="float" office:value="0" calcext:value-type="float">
            <text:p>0</text:p>
          </table:table-cell>
          <table:table-cell table:formula="of:=[.J667] + [.I668]" office:value-type="float" office:value="87395" calcext:value-type="float">
            <text:p>87395</text:p>
          </table:table-cell>
          <table:table-cell table:formula="of:=[.H668] - [.J668]" office:value-type="float" office:value="131275" calcext:value-type="float">
            <text:p>13127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0-29" calcext:value-type="date">
            <text:p>29.10.2024</text:p>
          </table:table-cell>
          <table:table-cell table:style-name="ce43" table:formula="of:=MONTH([.A669])" office:value-type="float" office:value="10" calcext:value-type="float">
            <text:p>10</text:p>
          </table:table-cell>
          <table:table-cell table:formula="of:=WEEKDAY([.A669];2)" office:value-type="float" office:value="2" calcext:value-type="float">
            <text:p>2</text:p>
          </table:table-cell>
          <table:table-cell table:style-name="ce1" office:value-type="string" calcext:value-type="string">
            <text:p>JESIEŃ</text:p>
          </table:table-cell>
          <table:table-cell table:formula="of:=IF([.D669] = &quot;ZIMA&quot;; 0.2; IF([.D669] = &quot;WIOSNA&quot;; 0.5; IF([.D669] = &quot;LATO&quot;; 0.9; 0.4)))" office:value-type="float" office:value="0.4" calcext:value-type="float">
            <text:p>0,4</text:p>
          </table:table-cell>
          <table:table-cell table:style-name="ce43" table:formula="of:=[.F668] + IF(AND([.B668]&lt;&gt;[.B669]; [.K668]&gt;= 2400);3;0)" office:value-type="float" office:value="58" calcext:value-type="float">
            <text:p>58</text:p>
          </table:table-cell>
          <table:table-cell table:formula="of:= IF([.C669] &lt; 6; [.$M$7] * FLOOR([.E669] * [.F669]); 0)" office:value-type="float" office:value="690" calcext:value-type="float">
            <text:p>690</text:p>
          </table:table-cell>
          <table:table-cell table:formula="of:=[.H668] + [.G669]" office:value-type="float" office:value="219360" calcext:value-type="float">
            <text:p>219360</text:p>
          </table:table-cell>
          <table:table-cell table:style-name="ce43" table:formula="of:=IF([.C669] = 7; [.F669] * 15; 0) + IF(AND([.B668]&lt;&gt;[.B669]; [.K668]&gt;= 2400);2400;0)" office:value-type="float" office:value="0" calcext:value-type="float">
            <text:p>0</text:p>
          </table:table-cell>
          <table:table-cell table:formula="of:=[.J668] + [.I669]" office:value-type="float" office:value="87395" calcext:value-type="float">
            <text:p>87395</text:p>
          </table:table-cell>
          <table:table-cell table:formula="of:=[.H669] - [.J669]" office:value-type="float" office:value="131965" calcext:value-type="float">
            <text:p>13196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0-30" calcext:value-type="date">
            <text:p>30.10.2024</text:p>
          </table:table-cell>
          <table:table-cell table:style-name="ce43" table:formula="of:=MONTH([.A670])" office:value-type="float" office:value="10" calcext:value-type="float">
            <text:p>10</text:p>
          </table:table-cell>
          <table:table-cell table:formula="of:=WEEKDAY([.A670];2)" office:value-type="float" office:value="3" calcext:value-type="float">
            <text:p>3</text:p>
          </table:table-cell>
          <table:table-cell table:style-name="ce1" office:value-type="string" calcext:value-type="string">
            <text:p>JESIEŃ</text:p>
          </table:table-cell>
          <table:table-cell table:formula="of:=IF([.D670] = &quot;ZIMA&quot;; 0.2; IF([.D670] = &quot;WIOSNA&quot;; 0.5; IF([.D670] = &quot;LATO&quot;; 0.9; 0.4)))" office:value-type="float" office:value="0.4" calcext:value-type="float">
            <text:p>0,4</text:p>
          </table:table-cell>
          <table:table-cell table:style-name="ce43" table:formula="of:=[.F669] + IF(AND([.B669]&lt;&gt;[.B670]; [.K669]&gt;= 2400);3;0)" office:value-type="float" office:value="58" calcext:value-type="float">
            <text:p>58</text:p>
          </table:table-cell>
          <table:table-cell table:formula="of:= IF([.C670] &lt; 6; [.$M$7] * FLOOR([.E670] * [.F670]); 0)" office:value-type="float" office:value="690" calcext:value-type="float">
            <text:p>690</text:p>
          </table:table-cell>
          <table:table-cell table:formula="of:=[.H669] + [.G670]" office:value-type="float" office:value="220050" calcext:value-type="float">
            <text:p>220050</text:p>
          </table:table-cell>
          <table:table-cell table:style-name="ce43" table:formula="of:=IF([.C670] = 7; [.F670] * 15; 0) + IF(AND([.B669]&lt;&gt;[.B670]; [.K669]&gt;= 2400);2400;0)" office:value-type="float" office:value="0" calcext:value-type="float">
            <text:p>0</text:p>
          </table:table-cell>
          <table:table-cell table:formula="of:=[.J669] + [.I670]" office:value-type="float" office:value="87395" calcext:value-type="float">
            <text:p>87395</text:p>
          </table:table-cell>
          <table:table-cell table:formula="of:=[.H670] - [.J670]" office:value-type="float" office:value="132655" calcext:value-type="float">
            <text:p>13265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0-31" calcext:value-type="date">
            <text:p>31.10.2024</text:p>
          </table:table-cell>
          <table:table-cell table:style-name="ce43" table:formula="of:=MONTH([.A671])" office:value-type="float" office:value="10" calcext:value-type="float">
            <text:p>10</text:p>
          </table:table-cell>
          <table:table-cell table:formula="of:=WEEKDAY([.A671];2)" office:value-type="float" office:value="4" calcext:value-type="float">
            <text:p>4</text:p>
          </table:table-cell>
          <table:table-cell table:style-name="ce1" office:value-type="string" calcext:value-type="string">
            <text:p>JESIEŃ</text:p>
          </table:table-cell>
          <table:table-cell table:formula="of:=IF([.D671] = &quot;ZIMA&quot;; 0.2; IF([.D671] = &quot;WIOSNA&quot;; 0.5; IF([.D671] = &quot;LATO&quot;; 0.9; 0.4)))" office:value-type="float" office:value="0.4" calcext:value-type="float">
            <text:p>0,4</text:p>
          </table:table-cell>
          <table:table-cell table:style-name="ce43" table:formula="of:=[.F670] + IF(AND([.B670]&lt;&gt;[.B671]; [.K670]&gt;= 2400);3;0)" office:value-type="float" office:value="58" calcext:value-type="float">
            <text:p>58</text:p>
          </table:table-cell>
          <table:table-cell table:formula="of:= IF([.C671] &lt; 6; [.$M$7] * FLOOR([.E671] * [.F671]); 0)" office:value-type="float" office:value="690" calcext:value-type="float">
            <text:p>690</text:p>
          </table:table-cell>
          <table:table-cell table:formula="of:=[.H670] + [.G671]" office:value-type="float" office:value="220740" calcext:value-type="float">
            <text:p>220740</text:p>
          </table:table-cell>
          <table:table-cell table:style-name="ce43" table:formula="of:=IF([.C671] = 7; [.F671] * 15; 0) + IF(AND([.B670]&lt;&gt;[.B671]; [.K670]&gt;= 2400);2400;0)" office:value-type="float" office:value="0" calcext:value-type="float">
            <text:p>0</text:p>
          </table:table-cell>
          <table:table-cell table:formula="of:=[.J670] + [.I671]" office:value-type="float" office:value="87395" calcext:value-type="float">
            <text:p>87395</text:p>
          </table:table-cell>
          <table:table-cell table:formula="of:=[.H671] - [.J671]" office:value-type="float" office:value="133345" calcext:value-type="float">
            <text:p>13334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1-01" calcext:value-type="date">
            <text:p>1.11.2024</text:p>
          </table:table-cell>
          <table:table-cell table:style-name="ce43" table:formula="of:=MONTH([.A672])" office:value-type="float" office:value="11" calcext:value-type="float">
            <text:p>11</text:p>
          </table:table-cell>
          <table:table-cell table:formula="of:=WEEKDAY([.A672];2)" office:value-type="float" office:value="5" calcext:value-type="float">
            <text:p>5</text:p>
          </table:table-cell>
          <table:table-cell table:style-name="ce1" office:value-type="string" calcext:value-type="string">
            <text:p>JESIEŃ</text:p>
          </table:table-cell>
          <table:table-cell table:formula="of:=IF([.D672] = &quot;ZIMA&quot;; 0.2; IF([.D672] = &quot;WIOSNA&quot;; 0.5; IF([.D672] = &quot;LATO&quot;; 0.9; 0.4)))" office:value-type="float" office:value="0.4" calcext:value-type="float">
            <text:p>0,4</text:p>
          </table:table-cell>
          <table:table-cell table:style-name="ce43" table:formula="of:=[.F671] + IF(AND([.B671]&lt;&gt;[.B672]; [.K671]&gt;= 2400);3;0)" office:value-type="float" office:value="61" calcext:value-type="float">
            <text:p>61</text:p>
          </table:table-cell>
          <table:table-cell table:formula="of:= IF([.C672] &lt; 6; [.$M$7] * FLOOR([.E672] * [.F672]); 0)" office:value-type="float" office:value="720" calcext:value-type="float">
            <text:p>720</text:p>
          </table:table-cell>
          <table:table-cell table:formula="of:=[.H671] + [.G672]" office:value-type="float" office:value="221460" calcext:value-type="float">
            <text:p>221460</text:p>
          </table:table-cell>
          <table:table-cell table:style-name="ce43" table:formula="of:=IF([.C672] = 7; [.F672] * 15; 0) + IF(AND([.B671]&lt;&gt;[.B672]; [.K671]&gt;= 2400);2400;0)" office:value-type="float" office:value="2400" calcext:value-type="float">
            <text:p>2400</text:p>
          </table:table-cell>
          <table:table-cell table:formula="of:=[.J671] + [.I672]" office:value-type="float" office:value="89795" calcext:value-type="float">
            <text:p>89795</text:p>
          </table:table-cell>
          <table:table-cell table:formula="of:=[.H672] - [.J672]" office:value-type="float" office:value="131665" calcext:value-type="float">
            <text:p>13166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1-02" calcext:value-type="date">
            <text:p>2.11.2024</text:p>
          </table:table-cell>
          <table:table-cell table:style-name="ce43" table:formula="of:=MONTH([.A673])" office:value-type="float" office:value="11" calcext:value-type="float">
            <text:p>11</text:p>
          </table:table-cell>
          <table:table-cell table:formula="of:=WEEKDAY([.A673];2)" office:value-type="float" office:value="6" calcext:value-type="float">
            <text:p>6</text:p>
          </table:table-cell>
          <table:table-cell table:style-name="ce1" office:value-type="string" calcext:value-type="string">
            <text:p>JESIEŃ</text:p>
          </table:table-cell>
          <table:table-cell table:formula="of:=IF([.D673] = &quot;ZIMA&quot;; 0.2; IF([.D673] = &quot;WIOSNA&quot;; 0.5; IF([.D673] = &quot;LATO&quot;; 0.9; 0.4)))" office:value-type="float" office:value="0.4" calcext:value-type="float">
            <text:p>0,4</text:p>
          </table:table-cell>
          <table:table-cell table:style-name="ce43" table:formula="of:=[.F672] + IF(AND([.B672]&lt;&gt;[.B673]; [.K672]&gt;= 2400);3;0)" office:value-type="float" office:value="61" calcext:value-type="float">
            <text:p>61</text:p>
          </table:table-cell>
          <table:table-cell table:formula="of:= IF([.C673] &lt; 6; [.$M$7] * FLOOR([.E673] * [.F673]); 0)" office:value-type="float" office:value="0" calcext:value-type="float">
            <text:p>0</text:p>
          </table:table-cell>
          <table:table-cell table:formula="of:=[.H672] + [.G673]" office:value-type="float" office:value="221460" calcext:value-type="float">
            <text:p>221460</text:p>
          </table:table-cell>
          <table:table-cell table:style-name="ce43" table:formula="of:=IF([.C673] = 7; [.F673] * 15; 0) + IF(AND([.B672]&lt;&gt;[.B673]; [.K672]&gt;= 2400);2400;0)" office:value-type="float" office:value="0" calcext:value-type="float">
            <text:p>0</text:p>
          </table:table-cell>
          <table:table-cell table:formula="of:=[.J672] + [.I673]" office:value-type="float" office:value="89795" calcext:value-type="float">
            <text:p>89795</text:p>
          </table:table-cell>
          <table:table-cell table:formula="of:=[.H673] - [.J673]" office:value-type="float" office:value="131665" calcext:value-type="float">
            <text:p>13166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1-03" calcext:value-type="date">
            <text:p>3.11.2024</text:p>
          </table:table-cell>
          <table:table-cell table:style-name="ce43" table:formula="of:=MONTH([.A674])" office:value-type="float" office:value="11" calcext:value-type="float">
            <text:p>11</text:p>
          </table:table-cell>
          <table:table-cell table:formula="of:=WEEKDAY([.A674];2)" office:value-type="float" office:value="7" calcext:value-type="float">
            <text:p>7</text:p>
          </table:table-cell>
          <table:table-cell table:style-name="ce1" office:value-type="string" calcext:value-type="string">
            <text:p>JESIEŃ</text:p>
          </table:table-cell>
          <table:table-cell table:formula="of:=IF([.D674] = &quot;ZIMA&quot;; 0.2; IF([.D674] = &quot;WIOSNA&quot;; 0.5; IF([.D674] = &quot;LATO&quot;; 0.9; 0.4)))" office:value-type="float" office:value="0.4" calcext:value-type="float">
            <text:p>0,4</text:p>
          </table:table-cell>
          <table:table-cell table:style-name="ce43" table:formula="of:=[.F673] + IF(AND([.B673]&lt;&gt;[.B674]; [.K673]&gt;= 2400);3;0)" office:value-type="float" office:value="61" calcext:value-type="float">
            <text:p>61</text:p>
          </table:table-cell>
          <table:table-cell table:formula="of:= IF([.C674] &lt; 6; [.$M$7] * FLOOR([.E674] * [.F674]); 0)" office:value-type="float" office:value="0" calcext:value-type="float">
            <text:p>0</text:p>
          </table:table-cell>
          <table:table-cell table:formula="of:=[.H673] + [.G674]" office:value-type="float" office:value="221460" calcext:value-type="float">
            <text:p>221460</text:p>
          </table:table-cell>
          <table:table-cell table:style-name="ce43" table:formula="of:=IF([.C674] = 7; [.F674] * 15; 0) + IF(AND([.B673]&lt;&gt;[.B674]; [.K673]&gt;= 2400);2400;0)" office:value-type="float" office:value="915" calcext:value-type="float">
            <text:p>915</text:p>
          </table:table-cell>
          <table:table-cell table:formula="of:=[.J673] + [.I674]" office:value-type="float" office:value="90710" calcext:value-type="float">
            <text:p>90710</text:p>
          </table:table-cell>
          <table:table-cell table:formula="of:=[.H674] - [.J674]" office:value-type="float" office:value="130750" calcext:value-type="float">
            <text:p>13075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1-04" calcext:value-type="date">
            <text:p>4.11.2024</text:p>
          </table:table-cell>
          <table:table-cell table:style-name="ce43" table:formula="of:=MONTH([.A675])" office:value-type="float" office:value="11" calcext:value-type="float">
            <text:p>11</text:p>
          </table:table-cell>
          <table:table-cell table:formula="of:=WEEKDAY([.A675];2)" office:value-type="float" office:value="1" calcext:value-type="float">
            <text:p>1</text:p>
          </table:table-cell>
          <table:table-cell table:style-name="ce1" office:value-type="string" calcext:value-type="string">
            <text:p>JESIEŃ</text:p>
          </table:table-cell>
          <table:table-cell table:formula="of:=IF([.D675] = &quot;ZIMA&quot;; 0.2; IF([.D675] = &quot;WIOSNA&quot;; 0.5; IF([.D675] = &quot;LATO&quot;; 0.9; 0.4)))" office:value-type="float" office:value="0.4" calcext:value-type="float">
            <text:p>0,4</text:p>
          </table:table-cell>
          <table:table-cell table:style-name="ce43" table:formula="of:=[.F674] + IF(AND([.B674]&lt;&gt;[.B675]; [.K674]&gt;= 2400);3;0)" office:value-type="float" office:value="61" calcext:value-type="float">
            <text:p>61</text:p>
          </table:table-cell>
          <table:table-cell table:formula="of:= IF([.C675] &lt; 6; [.$M$7] * FLOOR([.E675] * [.F675]); 0)" office:value-type="float" office:value="720" calcext:value-type="float">
            <text:p>720</text:p>
          </table:table-cell>
          <table:table-cell table:formula="of:=[.H674] + [.G675]" office:value-type="float" office:value="222180" calcext:value-type="float">
            <text:p>222180</text:p>
          </table:table-cell>
          <table:table-cell table:style-name="ce43" table:formula="of:=IF([.C675] = 7; [.F675] * 15; 0) + IF(AND([.B674]&lt;&gt;[.B675]; [.K674]&gt;= 2400);2400;0)" office:value-type="float" office:value="0" calcext:value-type="float">
            <text:p>0</text:p>
          </table:table-cell>
          <table:table-cell table:formula="of:=[.J674] + [.I675]" office:value-type="float" office:value="90710" calcext:value-type="float">
            <text:p>90710</text:p>
          </table:table-cell>
          <table:table-cell table:formula="of:=[.H675] - [.J675]" office:value-type="float" office:value="131470" calcext:value-type="float">
            <text:p>13147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1-05" calcext:value-type="date">
            <text:p>5.11.2024</text:p>
          </table:table-cell>
          <table:table-cell table:style-name="ce43" table:formula="of:=MONTH([.A676])" office:value-type="float" office:value="11" calcext:value-type="float">
            <text:p>11</text:p>
          </table:table-cell>
          <table:table-cell table:formula="of:=WEEKDAY([.A676];2)" office:value-type="float" office:value="2" calcext:value-type="float">
            <text:p>2</text:p>
          </table:table-cell>
          <table:table-cell table:style-name="ce1" office:value-type="string" calcext:value-type="string">
            <text:p>JESIEŃ</text:p>
          </table:table-cell>
          <table:table-cell table:formula="of:=IF([.D676] = &quot;ZIMA&quot;; 0.2; IF([.D676] = &quot;WIOSNA&quot;; 0.5; IF([.D676] = &quot;LATO&quot;; 0.9; 0.4)))" office:value-type="float" office:value="0.4" calcext:value-type="float">
            <text:p>0,4</text:p>
          </table:table-cell>
          <table:table-cell table:style-name="ce43" table:formula="of:=[.F675] + IF(AND([.B675]&lt;&gt;[.B676]; [.K675]&gt;= 2400);3;0)" office:value-type="float" office:value="61" calcext:value-type="float">
            <text:p>61</text:p>
          </table:table-cell>
          <table:table-cell table:formula="of:= IF([.C676] &lt; 6; [.$M$7] * FLOOR([.E676] * [.F676]); 0)" office:value-type="float" office:value="720" calcext:value-type="float">
            <text:p>720</text:p>
          </table:table-cell>
          <table:table-cell table:formula="of:=[.H675] + [.G676]" office:value-type="float" office:value="222900" calcext:value-type="float">
            <text:p>222900</text:p>
          </table:table-cell>
          <table:table-cell table:style-name="ce43" table:formula="of:=IF([.C676] = 7; [.F676] * 15; 0) + IF(AND([.B675]&lt;&gt;[.B676]; [.K675]&gt;= 2400);2400;0)" office:value-type="float" office:value="0" calcext:value-type="float">
            <text:p>0</text:p>
          </table:table-cell>
          <table:table-cell table:formula="of:=[.J675] + [.I676]" office:value-type="float" office:value="90710" calcext:value-type="float">
            <text:p>90710</text:p>
          </table:table-cell>
          <table:table-cell table:formula="of:=[.H676] - [.J676]" office:value-type="float" office:value="132190" calcext:value-type="float">
            <text:p>13219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1-06" calcext:value-type="date">
            <text:p>6.11.2024</text:p>
          </table:table-cell>
          <table:table-cell table:style-name="ce43" table:formula="of:=MONTH([.A677])" office:value-type="float" office:value="11" calcext:value-type="float">
            <text:p>11</text:p>
          </table:table-cell>
          <table:table-cell table:formula="of:=WEEKDAY([.A677];2)" office:value-type="float" office:value="3" calcext:value-type="float">
            <text:p>3</text:p>
          </table:table-cell>
          <table:table-cell table:style-name="ce1" office:value-type="string" calcext:value-type="string">
            <text:p>JESIEŃ</text:p>
          </table:table-cell>
          <table:table-cell table:formula="of:=IF([.D677] = &quot;ZIMA&quot;; 0.2; IF([.D677] = &quot;WIOSNA&quot;; 0.5; IF([.D677] = &quot;LATO&quot;; 0.9; 0.4)))" office:value-type="float" office:value="0.4" calcext:value-type="float">
            <text:p>0,4</text:p>
          </table:table-cell>
          <table:table-cell table:style-name="ce43" table:formula="of:=[.F676] + IF(AND([.B676]&lt;&gt;[.B677]; [.K676]&gt;= 2400);3;0)" office:value-type="float" office:value="61" calcext:value-type="float">
            <text:p>61</text:p>
          </table:table-cell>
          <table:table-cell table:formula="of:= IF([.C677] &lt; 6; [.$M$7] * FLOOR([.E677] * [.F677]); 0)" office:value-type="float" office:value="720" calcext:value-type="float">
            <text:p>720</text:p>
          </table:table-cell>
          <table:table-cell table:formula="of:=[.H676] + [.G677]" office:value-type="float" office:value="223620" calcext:value-type="float">
            <text:p>223620</text:p>
          </table:table-cell>
          <table:table-cell table:style-name="ce43" table:formula="of:=IF([.C677] = 7; [.F677] * 15; 0) + IF(AND([.B676]&lt;&gt;[.B677]; [.K676]&gt;= 2400);2400;0)" office:value-type="float" office:value="0" calcext:value-type="float">
            <text:p>0</text:p>
          </table:table-cell>
          <table:table-cell table:formula="of:=[.J676] + [.I677]" office:value-type="float" office:value="90710" calcext:value-type="float">
            <text:p>90710</text:p>
          </table:table-cell>
          <table:table-cell table:formula="of:=[.H677] - [.J677]" office:value-type="float" office:value="132910" calcext:value-type="float">
            <text:p>13291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1-07" calcext:value-type="date">
            <text:p>7.11.2024</text:p>
          </table:table-cell>
          <table:table-cell table:style-name="ce43" table:formula="of:=MONTH([.A678])" office:value-type="float" office:value="11" calcext:value-type="float">
            <text:p>11</text:p>
          </table:table-cell>
          <table:table-cell table:formula="of:=WEEKDAY([.A678];2)" office:value-type="float" office:value="4" calcext:value-type="float">
            <text:p>4</text:p>
          </table:table-cell>
          <table:table-cell table:style-name="ce1" office:value-type="string" calcext:value-type="string">
            <text:p>JESIEŃ</text:p>
          </table:table-cell>
          <table:table-cell table:formula="of:=IF([.D678] = &quot;ZIMA&quot;; 0.2; IF([.D678] = &quot;WIOSNA&quot;; 0.5; IF([.D678] = &quot;LATO&quot;; 0.9; 0.4)))" office:value-type="float" office:value="0.4" calcext:value-type="float">
            <text:p>0,4</text:p>
          </table:table-cell>
          <table:table-cell table:style-name="ce43" table:formula="of:=[.F677] + IF(AND([.B677]&lt;&gt;[.B678]; [.K677]&gt;= 2400);3;0)" office:value-type="float" office:value="61" calcext:value-type="float">
            <text:p>61</text:p>
          </table:table-cell>
          <table:table-cell table:formula="of:= IF([.C678] &lt; 6; [.$M$7] * FLOOR([.E678] * [.F678]); 0)" office:value-type="float" office:value="720" calcext:value-type="float">
            <text:p>720</text:p>
          </table:table-cell>
          <table:table-cell table:formula="of:=[.H677] + [.G678]" office:value-type="float" office:value="224340" calcext:value-type="float">
            <text:p>224340</text:p>
          </table:table-cell>
          <table:table-cell table:style-name="ce43" table:formula="of:=IF([.C678] = 7; [.F678] * 15; 0) + IF(AND([.B677]&lt;&gt;[.B678]; [.K677]&gt;= 2400);2400;0)" office:value-type="float" office:value="0" calcext:value-type="float">
            <text:p>0</text:p>
          </table:table-cell>
          <table:table-cell table:formula="of:=[.J677] + [.I678]" office:value-type="float" office:value="90710" calcext:value-type="float">
            <text:p>90710</text:p>
          </table:table-cell>
          <table:table-cell table:formula="of:=[.H678] - [.J678]" office:value-type="float" office:value="133630" calcext:value-type="float">
            <text:p>13363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1-08" calcext:value-type="date">
            <text:p>8.11.2024</text:p>
          </table:table-cell>
          <table:table-cell table:style-name="ce43" table:formula="of:=MONTH([.A679])" office:value-type="float" office:value="11" calcext:value-type="float">
            <text:p>11</text:p>
          </table:table-cell>
          <table:table-cell table:formula="of:=WEEKDAY([.A679];2)" office:value-type="float" office:value="5" calcext:value-type="float">
            <text:p>5</text:p>
          </table:table-cell>
          <table:table-cell table:style-name="ce1" office:value-type="string" calcext:value-type="string">
            <text:p>JESIEŃ</text:p>
          </table:table-cell>
          <table:table-cell table:formula="of:=IF([.D679] = &quot;ZIMA&quot;; 0.2; IF([.D679] = &quot;WIOSNA&quot;; 0.5; IF([.D679] = &quot;LATO&quot;; 0.9; 0.4)))" office:value-type="float" office:value="0.4" calcext:value-type="float">
            <text:p>0,4</text:p>
          </table:table-cell>
          <table:table-cell table:style-name="ce43" table:formula="of:=[.F678] + IF(AND([.B678]&lt;&gt;[.B679]; [.K678]&gt;= 2400);3;0)" office:value-type="float" office:value="61" calcext:value-type="float">
            <text:p>61</text:p>
          </table:table-cell>
          <table:table-cell table:formula="of:= IF([.C679] &lt; 6; [.$M$7] * FLOOR([.E679] * [.F679]); 0)" office:value-type="float" office:value="720" calcext:value-type="float">
            <text:p>720</text:p>
          </table:table-cell>
          <table:table-cell table:formula="of:=[.H678] + [.G679]" office:value-type="float" office:value="225060" calcext:value-type="float">
            <text:p>225060</text:p>
          </table:table-cell>
          <table:table-cell table:style-name="ce43" table:formula="of:=IF([.C679] = 7; [.F679] * 15; 0) + IF(AND([.B678]&lt;&gt;[.B679]; [.K678]&gt;= 2400);2400;0)" office:value-type="float" office:value="0" calcext:value-type="float">
            <text:p>0</text:p>
          </table:table-cell>
          <table:table-cell table:formula="of:=[.J678] + [.I679]" office:value-type="float" office:value="90710" calcext:value-type="float">
            <text:p>90710</text:p>
          </table:table-cell>
          <table:table-cell table:formula="of:=[.H679] - [.J679]" office:value-type="float" office:value="134350" calcext:value-type="float">
            <text:p>13435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1-09" calcext:value-type="date">
            <text:p>9.11.2024</text:p>
          </table:table-cell>
          <table:table-cell table:style-name="ce43" table:formula="of:=MONTH([.A680])" office:value-type="float" office:value="11" calcext:value-type="float">
            <text:p>11</text:p>
          </table:table-cell>
          <table:table-cell table:formula="of:=WEEKDAY([.A680];2)" office:value-type="float" office:value="6" calcext:value-type="float">
            <text:p>6</text:p>
          </table:table-cell>
          <table:table-cell table:style-name="ce1" office:value-type="string" calcext:value-type="string">
            <text:p>JESIEŃ</text:p>
          </table:table-cell>
          <table:table-cell table:formula="of:=IF([.D680] = &quot;ZIMA&quot;; 0.2; IF([.D680] = &quot;WIOSNA&quot;; 0.5; IF([.D680] = &quot;LATO&quot;; 0.9; 0.4)))" office:value-type="float" office:value="0.4" calcext:value-type="float">
            <text:p>0,4</text:p>
          </table:table-cell>
          <table:table-cell table:style-name="ce43" table:formula="of:=[.F679] + IF(AND([.B679]&lt;&gt;[.B680]; [.K679]&gt;= 2400);3;0)" office:value-type="float" office:value="61" calcext:value-type="float">
            <text:p>61</text:p>
          </table:table-cell>
          <table:table-cell table:formula="of:= IF([.C680] &lt; 6; [.$M$7] * FLOOR([.E680] * [.F680]); 0)" office:value-type="float" office:value="0" calcext:value-type="float">
            <text:p>0</text:p>
          </table:table-cell>
          <table:table-cell table:formula="of:=[.H679] + [.G680]" office:value-type="float" office:value="225060" calcext:value-type="float">
            <text:p>225060</text:p>
          </table:table-cell>
          <table:table-cell table:style-name="ce43" table:formula="of:=IF([.C680] = 7; [.F680] * 15; 0) + IF(AND([.B679]&lt;&gt;[.B680]; [.K679]&gt;= 2400);2400;0)" office:value-type="float" office:value="0" calcext:value-type="float">
            <text:p>0</text:p>
          </table:table-cell>
          <table:table-cell table:formula="of:=[.J679] + [.I680]" office:value-type="float" office:value="90710" calcext:value-type="float">
            <text:p>90710</text:p>
          </table:table-cell>
          <table:table-cell table:formula="of:=[.H680] - [.J680]" office:value-type="float" office:value="134350" calcext:value-type="float">
            <text:p>13435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1-10" calcext:value-type="date">
            <text:p>10.11.2024</text:p>
          </table:table-cell>
          <table:table-cell table:style-name="ce43" table:formula="of:=MONTH([.A681])" office:value-type="float" office:value="11" calcext:value-type="float">
            <text:p>11</text:p>
          </table:table-cell>
          <table:table-cell table:formula="of:=WEEKDAY([.A681];2)" office:value-type="float" office:value="7" calcext:value-type="float">
            <text:p>7</text:p>
          </table:table-cell>
          <table:table-cell table:style-name="ce1" office:value-type="string" calcext:value-type="string">
            <text:p>JESIEŃ</text:p>
          </table:table-cell>
          <table:table-cell table:formula="of:=IF([.D681] = &quot;ZIMA&quot;; 0.2; IF([.D681] = &quot;WIOSNA&quot;; 0.5; IF([.D681] = &quot;LATO&quot;; 0.9; 0.4)))" office:value-type="float" office:value="0.4" calcext:value-type="float">
            <text:p>0,4</text:p>
          </table:table-cell>
          <table:table-cell table:style-name="ce43" table:formula="of:=[.F680] + IF(AND([.B680]&lt;&gt;[.B681]; [.K680]&gt;= 2400);3;0)" office:value-type="float" office:value="61" calcext:value-type="float">
            <text:p>61</text:p>
          </table:table-cell>
          <table:table-cell table:formula="of:= IF([.C681] &lt; 6; [.$M$7] * FLOOR([.E681] * [.F681]); 0)" office:value-type="float" office:value="0" calcext:value-type="float">
            <text:p>0</text:p>
          </table:table-cell>
          <table:table-cell table:formula="of:=[.H680] + [.G681]" office:value-type="float" office:value="225060" calcext:value-type="float">
            <text:p>225060</text:p>
          </table:table-cell>
          <table:table-cell table:style-name="ce43" table:formula="of:=IF([.C681] = 7; [.F681] * 15; 0) + IF(AND([.B680]&lt;&gt;[.B681]; [.K680]&gt;= 2400);2400;0)" office:value-type="float" office:value="915" calcext:value-type="float">
            <text:p>915</text:p>
          </table:table-cell>
          <table:table-cell table:formula="of:=[.J680] + [.I681]" office:value-type="float" office:value="91625" calcext:value-type="float">
            <text:p>91625</text:p>
          </table:table-cell>
          <table:table-cell table:formula="of:=[.H681] - [.J681]" office:value-type="float" office:value="133435" calcext:value-type="float">
            <text:p>13343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1-11" calcext:value-type="date">
            <text:p>11.11.2024</text:p>
          </table:table-cell>
          <table:table-cell table:style-name="ce43" table:formula="of:=MONTH([.A682])" office:value-type="float" office:value="11" calcext:value-type="float">
            <text:p>11</text:p>
          </table:table-cell>
          <table:table-cell table:formula="of:=WEEKDAY([.A682];2)" office:value-type="float" office:value="1" calcext:value-type="float">
            <text:p>1</text:p>
          </table:table-cell>
          <table:table-cell table:style-name="ce1" office:value-type="string" calcext:value-type="string">
            <text:p>JESIEŃ</text:p>
          </table:table-cell>
          <table:table-cell table:formula="of:=IF([.D682] = &quot;ZIMA&quot;; 0.2; IF([.D682] = &quot;WIOSNA&quot;; 0.5; IF([.D682] = &quot;LATO&quot;; 0.9; 0.4)))" office:value-type="float" office:value="0.4" calcext:value-type="float">
            <text:p>0,4</text:p>
          </table:table-cell>
          <table:table-cell table:style-name="ce43" table:formula="of:=[.F681] + IF(AND([.B681]&lt;&gt;[.B682]; [.K681]&gt;= 2400);3;0)" office:value-type="float" office:value="61" calcext:value-type="float">
            <text:p>61</text:p>
          </table:table-cell>
          <table:table-cell table:formula="of:= IF([.C682] &lt; 6; [.$M$7] * FLOOR([.E682] * [.F682]); 0)" office:value-type="float" office:value="720" calcext:value-type="float">
            <text:p>720</text:p>
          </table:table-cell>
          <table:table-cell table:formula="of:=[.H681] + [.G682]" office:value-type="float" office:value="225780" calcext:value-type="float">
            <text:p>225780</text:p>
          </table:table-cell>
          <table:table-cell table:style-name="ce43" table:formula="of:=IF([.C682] = 7; [.F682] * 15; 0) + IF(AND([.B681]&lt;&gt;[.B682]; [.K681]&gt;= 2400);2400;0)" office:value-type="float" office:value="0" calcext:value-type="float">
            <text:p>0</text:p>
          </table:table-cell>
          <table:table-cell table:formula="of:=[.J681] + [.I682]" office:value-type="float" office:value="91625" calcext:value-type="float">
            <text:p>91625</text:p>
          </table:table-cell>
          <table:table-cell table:formula="of:=[.H682] - [.J682]" office:value-type="float" office:value="134155" calcext:value-type="float">
            <text:p>13415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1-12" calcext:value-type="date">
            <text:p>12.11.2024</text:p>
          </table:table-cell>
          <table:table-cell table:style-name="ce43" table:formula="of:=MONTH([.A683])" office:value-type="float" office:value="11" calcext:value-type="float">
            <text:p>11</text:p>
          </table:table-cell>
          <table:table-cell table:formula="of:=WEEKDAY([.A683];2)" office:value-type="float" office:value="2" calcext:value-type="float">
            <text:p>2</text:p>
          </table:table-cell>
          <table:table-cell table:style-name="ce1" office:value-type="string" calcext:value-type="string">
            <text:p>JESIEŃ</text:p>
          </table:table-cell>
          <table:table-cell table:formula="of:=IF([.D683] = &quot;ZIMA&quot;; 0.2; IF([.D683] = &quot;WIOSNA&quot;; 0.5; IF([.D683] = &quot;LATO&quot;; 0.9; 0.4)))" office:value-type="float" office:value="0.4" calcext:value-type="float">
            <text:p>0,4</text:p>
          </table:table-cell>
          <table:table-cell table:style-name="ce43" table:formula="of:=[.F682] + IF(AND([.B682]&lt;&gt;[.B683]; [.K682]&gt;= 2400);3;0)" office:value-type="float" office:value="61" calcext:value-type="float">
            <text:p>61</text:p>
          </table:table-cell>
          <table:table-cell table:formula="of:= IF([.C683] &lt; 6; [.$M$7] * FLOOR([.E683] * [.F683]); 0)" office:value-type="float" office:value="720" calcext:value-type="float">
            <text:p>720</text:p>
          </table:table-cell>
          <table:table-cell table:formula="of:=[.H682] + [.G683]" office:value-type="float" office:value="226500" calcext:value-type="float">
            <text:p>226500</text:p>
          </table:table-cell>
          <table:table-cell table:style-name="ce43" table:formula="of:=IF([.C683] = 7; [.F683] * 15; 0) + IF(AND([.B682]&lt;&gt;[.B683]; [.K682]&gt;= 2400);2400;0)" office:value-type="float" office:value="0" calcext:value-type="float">
            <text:p>0</text:p>
          </table:table-cell>
          <table:table-cell table:formula="of:=[.J682] + [.I683]" office:value-type="float" office:value="91625" calcext:value-type="float">
            <text:p>91625</text:p>
          </table:table-cell>
          <table:table-cell table:formula="of:=[.H683] - [.J683]" office:value-type="float" office:value="134875" calcext:value-type="float">
            <text:p>13487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1-13" calcext:value-type="date">
            <text:p>13.11.2024</text:p>
          </table:table-cell>
          <table:table-cell table:style-name="ce43" table:formula="of:=MONTH([.A684])" office:value-type="float" office:value="11" calcext:value-type="float">
            <text:p>11</text:p>
          </table:table-cell>
          <table:table-cell table:formula="of:=WEEKDAY([.A684];2)" office:value-type="float" office:value="3" calcext:value-type="float">
            <text:p>3</text:p>
          </table:table-cell>
          <table:table-cell table:style-name="ce1" office:value-type="string" calcext:value-type="string">
            <text:p>JESIEŃ</text:p>
          </table:table-cell>
          <table:table-cell table:formula="of:=IF([.D684] = &quot;ZIMA&quot;; 0.2; IF([.D684] = &quot;WIOSNA&quot;; 0.5; IF([.D684] = &quot;LATO&quot;; 0.9; 0.4)))" office:value-type="float" office:value="0.4" calcext:value-type="float">
            <text:p>0,4</text:p>
          </table:table-cell>
          <table:table-cell table:style-name="ce43" table:formula="of:=[.F683] + IF(AND([.B683]&lt;&gt;[.B684]; [.K683]&gt;= 2400);3;0)" office:value-type="float" office:value="61" calcext:value-type="float">
            <text:p>61</text:p>
          </table:table-cell>
          <table:table-cell table:formula="of:= IF([.C684] &lt; 6; [.$M$7] * FLOOR([.E684] * [.F684]); 0)" office:value-type="float" office:value="720" calcext:value-type="float">
            <text:p>720</text:p>
          </table:table-cell>
          <table:table-cell table:formula="of:=[.H683] + [.G684]" office:value-type="float" office:value="227220" calcext:value-type="float">
            <text:p>227220</text:p>
          </table:table-cell>
          <table:table-cell table:style-name="ce43" table:formula="of:=IF([.C684] = 7; [.F684] * 15; 0) + IF(AND([.B683]&lt;&gt;[.B684]; [.K683]&gt;= 2400);2400;0)" office:value-type="float" office:value="0" calcext:value-type="float">
            <text:p>0</text:p>
          </table:table-cell>
          <table:table-cell table:formula="of:=[.J683] + [.I684]" office:value-type="float" office:value="91625" calcext:value-type="float">
            <text:p>91625</text:p>
          </table:table-cell>
          <table:table-cell table:formula="of:=[.H684] - [.J684]" office:value-type="float" office:value="135595" calcext:value-type="float">
            <text:p>13559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1-14" calcext:value-type="date">
            <text:p>14.11.2024</text:p>
          </table:table-cell>
          <table:table-cell table:style-name="ce43" table:formula="of:=MONTH([.A685])" office:value-type="float" office:value="11" calcext:value-type="float">
            <text:p>11</text:p>
          </table:table-cell>
          <table:table-cell table:formula="of:=WEEKDAY([.A685];2)" office:value-type="float" office:value="4" calcext:value-type="float">
            <text:p>4</text:p>
          </table:table-cell>
          <table:table-cell table:style-name="ce1" office:value-type="string" calcext:value-type="string">
            <text:p>JESIEŃ</text:p>
          </table:table-cell>
          <table:table-cell table:formula="of:=IF([.D685] = &quot;ZIMA&quot;; 0.2; IF([.D685] = &quot;WIOSNA&quot;; 0.5; IF([.D685] = &quot;LATO&quot;; 0.9; 0.4)))" office:value-type="float" office:value="0.4" calcext:value-type="float">
            <text:p>0,4</text:p>
          </table:table-cell>
          <table:table-cell table:style-name="ce43" table:formula="of:=[.F684] + IF(AND([.B684]&lt;&gt;[.B685]; [.K684]&gt;= 2400);3;0)" office:value-type="float" office:value="61" calcext:value-type="float">
            <text:p>61</text:p>
          </table:table-cell>
          <table:table-cell table:formula="of:= IF([.C685] &lt; 6; [.$M$7] * FLOOR([.E685] * [.F685]); 0)" office:value-type="float" office:value="720" calcext:value-type="float">
            <text:p>720</text:p>
          </table:table-cell>
          <table:table-cell table:formula="of:=[.H684] + [.G685]" office:value-type="float" office:value="227940" calcext:value-type="float">
            <text:p>227940</text:p>
          </table:table-cell>
          <table:table-cell table:style-name="ce43" table:formula="of:=IF([.C685] = 7; [.F685] * 15; 0) + IF(AND([.B684]&lt;&gt;[.B685]; [.K684]&gt;= 2400);2400;0)" office:value-type="float" office:value="0" calcext:value-type="float">
            <text:p>0</text:p>
          </table:table-cell>
          <table:table-cell table:formula="of:=[.J684] + [.I685]" office:value-type="float" office:value="91625" calcext:value-type="float">
            <text:p>91625</text:p>
          </table:table-cell>
          <table:table-cell table:formula="of:=[.H685] - [.J685]" office:value-type="float" office:value="136315" calcext:value-type="float">
            <text:p>13631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1-15" calcext:value-type="date">
            <text:p>15.11.2024</text:p>
          </table:table-cell>
          <table:table-cell table:style-name="ce43" table:formula="of:=MONTH([.A686])" office:value-type="float" office:value="11" calcext:value-type="float">
            <text:p>11</text:p>
          </table:table-cell>
          <table:table-cell table:formula="of:=WEEKDAY([.A686];2)" office:value-type="float" office:value="5" calcext:value-type="float">
            <text:p>5</text:p>
          </table:table-cell>
          <table:table-cell table:style-name="ce1" office:value-type="string" calcext:value-type="string">
            <text:p>JESIEŃ</text:p>
          </table:table-cell>
          <table:table-cell table:formula="of:=IF([.D686] = &quot;ZIMA&quot;; 0.2; IF([.D686] = &quot;WIOSNA&quot;; 0.5; IF([.D686] = &quot;LATO&quot;; 0.9; 0.4)))" office:value-type="float" office:value="0.4" calcext:value-type="float">
            <text:p>0,4</text:p>
          </table:table-cell>
          <table:table-cell table:style-name="ce43" table:formula="of:=[.F685] + IF(AND([.B685]&lt;&gt;[.B686]; [.K685]&gt;= 2400);3;0)" office:value-type="float" office:value="61" calcext:value-type="float">
            <text:p>61</text:p>
          </table:table-cell>
          <table:table-cell table:formula="of:= IF([.C686] &lt; 6; [.$M$7] * FLOOR([.E686] * [.F686]); 0)" office:value-type="float" office:value="720" calcext:value-type="float">
            <text:p>720</text:p>
          </table:table-cell>
          <table:table-cell table:formula="of:=[.H685] + [.G686]" office:value-type="float" office:value="228660" calcext:value-type="float">
            <text:p>228660</text:p>
          </table:table-cell>
          <table:table-cell table:style-name="ce43" table:formula="of:=IF([.C686] = 7; [.F686] * 15; 0) + IF(AND([.B685]&lt;&gt;[.B686]; [.K685]&gt;= 2400);2400;0)" office:value-type="float" office:value="0" calcext:value-type="float">
            <text:p>0</text:p>
          </table:table-cell>
          <table:table-cell table:formula="of:=[.J685] + [.I686]" office:value-type="float" office:value="91625" calcext:value-type="float">
            <text:p>91625</text:p>
          </table:table-cell>
          <table:table-cell table:formula="of:=[.H686] - [.J686]" office:value-type="float" office:value="137035" calcext:value-type="float">
            <text:p>13703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1-16" calcext:value-type="date">
            <text:p>16.11.2024</text:p>
          </table:table-cell>
          <table:table-cell table:style-name="ce43" table:formula="of:=MONTH([.A687])" office:value-type="float" office:value="11" calcext:value-type="float">
            <text:p>11</text:p>
          </table:table-cell>
          <table:table-cell table:formula="of:=WEEKDAY([.A687];2)" office:value-type="float" office:value="6" calcext:value-type="float">
            <text:p>6</text:p>
          </table:table-cell>
          <table:table-cell table:style-name="ce1" office:value-type="string" calcext:value-type="string">
            <text:p>JESIEŃ</text:p>
          </table:table-cell>
          <table:table-cell table:formula="of:=IF([.D687] = &quot;ZIMA&quot;; 0.2; IF([.D687] = &quot;WIOSNA&quot;; 0.5; IF([.D687] = &quot;LATO&quot;; 0.9; 0.4)))" office:value-type="float" office:value="0.4" calcext:value-type="float">
            <text:p>0,4</text:p>
          </table:table-cell>
          <table:table-cell table:style-name="ce43" table:formula="of:=[.F686] + IF(AND([.B686]&lt;&gt;[.B687]; [.K686]&gt;= 2400);3;0)" office:value-type="float" office:value="61" calcext:value-type="float">
            <text:p>61</text:p>
          </table:table-cell>
          <table:table-cell table:formula="of:= IF([.C687] &lt; 6; [.$M$7] * FLOOR([.E687] * [.F687]); 0)" office:value-type="float" office:value="0" calcext:value-type="float">
            <text:p>0</text:p>
          </table:table-cell>
          <table:table-cell table:formula="of:=[.H686] + [.G687]" office:value-type="float" office:value="228660" calcext:value-type="float">
            <text:p>228660</text:p>
          </table:table-cell>
          <table:table-cell table:style-name="ce43" table:formula="of:=IF([.C687] = 7; [.F687] * 15; 0) + IF(AND([.B686]&lt;&gt;[.B687]; [.K686]&gt;= 2400);2400;0)" office:value-type="float" office:value="0" calcext:value-type="float">
            <text:p>0</text:p>
          </table:table-cell>
          <table:table-cell table:formula="of:=[.J686] + [.I687]" office:value-type="float" office:value="91625" calcext:value-type="float">
            <text:p>91625</text:p>
          </table:table-cell>
          <table:table-cell table:formula="of:=[.H687] - [.J687]" office:value-type="float" office:value="137035" calcext:value-type="float">
            <text:p>13703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1-17" calcext:value-type="date">
            <text:p>17.11.2024</text:p>
          </table:table-cell>
          <table:table-cell table:style-name="ce43" table:formula="of:=MONTH([.A688])" office:value-type="float" office:value="11" calcext:value-type="float">
            <text:p>11</text:p>
          </table:table-cell>
          <table:table-cell table:formula="of:=WEEKDAY([.A688];2)" office:value-type="float" office:value="7" calcext:value-type="float">
            <text:p>7</text:p>
          </table:table-cell>
          <table:table-cell table:style-name="ce1" office:value-type="string" calcext:value-type="string">
            <text:p>JESIEŃ</text:p>
          </table:table-cell>
          <table:table-cell table:formula="of:=IF([.D688] = &quot;ZIMA&quot;; 0.2; IF([.D688] = &quot;WIOSNA&quot;; 0.5; IF([.D688] = &quot;LATO&quot;; 0.9; 0.4)))" office:value-type="float" office:value="0.4" calcext:value-type="float">
            <text:p>0,4</text:p>
          </table:table-cell>
          <table:table-cell table:style-name="ce43" table:formula="of:=[.F687] + IF(AND([.B687]&lt;&gt;[.B688]; [.K687]&gt;= 2400);3;0)" office:value-type="float" office:value="61" calcext:value-type="float">
            <text:p>61</text:p>
          </table:table-cell>
          <table:table-cell table:formula="of:= IF([.C688] &lt; 6; [.$M$7] * FLOOR([.E688] * [.F688]); 0)" office:value-type="float" office:value="0" calcext:value-type="float">
            <text:p>0</text:p>
          </table:table-cell>
          <table:table-cell table:formula="of:=[.H687] + [.G688]" office:value-type="float" office:value="228660" calcext:value-type="float">
            <text:p>228660</text:p>
          </table:table-cell>
          <table:table-cell table:style-name="ce43" table:formula="of:=IF([.C688] = 7; [.F688] * 15; 0) + IF(AND([.B687]&lt;&gt;[.B688]; [.K687]&gt;= 2400);2400;0)" office:value-type="float" office:value="915" calcext:value-type="float">
            <text:p>915</text:p>
          </table:table-cell>
          <table:table-cell table:formula="of:=[.J687] + [.I688]" office:value-type="float" office:value="92540" calcext:value-type="float">
            <text:p>92540</text:p>
          </table:table-cell>
          <table:table-cell table:formula="of:=[.H688] - [.J688]" office:value-type="float" office:value="136120" calcext:value-type="float">
            <text:p>13612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1-18" calcext:value-type="date">
            <text:p>18.11.2024</text:p>
          </table:table-cell>
          <table:table-cell table:style-name="ce43" table:formula="of:=MONTH([.A689])" office:value-type="float" office:value="11" calcext:value-type="float">
            <text:p>11</text:p>
          </table:table-cell>
          <table:table-cell table:formula="of:=WEEKDAY([.A689];2)" office:value-type="float" office:value="1" calcext:value-type="float">
            <text:p>1</text:p>
          </table:table-cell>
          <table:table-cell table:style-name="ce1" office:value-type="string" calcext:value-type="string">
            <text:p>JESIEŃ</text:p>
          </table:table-cell>
          <table:table-cell table:formula="of:=IF([.D689] = &quot;ZIMA&quot;; 0.2; IF([.D689] = &quot;WIOSNA&quot;; 0.5; IF([.D689] = &quot;LATO&quot;; 0.9; 0.4)))" office:value-type="float" office:value="0.4" calcext:value-type="float">
            <text:p>0,4</text:p>
          </table:table-cell>
          <table:table-cell table:style-name="ce43" table:formula="of:=[.F688] + IF(AND([.B688]&lt;&gt;[.B689]; [.K688]&gt;= 2400);3;0)" office:value-type="float" office:value="61" calcext:value-type="float">
            <text:p>61</text:p>
          </table:table-cell>
          <table:table-cell table:formula="of:= IF([.C689] &lt; 6; [.$M$7] * FLOOR([.E689] * [.F689]); 0)" office:value-type="float" office:value="720" calcext:value-type="float">
            <text:p>720</text:p>
          </table:table-cell>
          <table:table-cell table:formula="of:=[.H688] + [.G689]" office:value-type="float" office:value="229380" calcext:value-type="float">
            <text:p>229380</text:p>
          </table:table-cell>
          <table:table-cell table:style-name="ce43" table:formula="of:=IF([.C689] = 7; [.F689] * 15; 0) + IF(AND([.B688]&lt;&gt;[.B689]; [.K688]&gt;= 2400);2400;0)" office:value-type="float" office:value="0" calcext:value-type="float">
            <text:p>0</text:p>
          </table:table-cell>
          <table:table-cell table:formula="of:=[.J688] + [.I689]" office:value-type="float" office:value="92540" calcext:value-type="float">
            <text:p>92540</text:p>
          </table:table-cell>
          <table:table-cell table:formula="of:=[.H689] - [.J689]" office:value-type="float" office:value="136840" calcext:value-type="float">
            <text:p>13684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1-19" calcext:value-type="date">
            <text:p>19.11.2024</text:p>
          </table:table-cell>
          <table:table-cell table:style-name="ce43" table:formula="of:=MONTH([.A690])" office:value-type="float" office:value="11" calcext:value-type="float">
            <text:p>11</text:p>
          </table:table-cell>
          <table:table-cell table:formula="of:=WEEKDAY([.A690];2)" office:value-type="float" office:value="2" calcext:value-type="float">
            <text:p>2</text:p>
          </table:table-cell>
          <table:table-cell table:style-name="ce1" office:value-type="string" calcext:value-type="string">
            <text:p>JESIEŃ</text:p>
          </table:table-cell>
          <table:table-cell table:formula="of:=IF([.D690] = &quot;ZIMA&quot;; 0.2; IF([.D690] = &quot;WIOSNA&quot;; 0.5; IF([.D690] = &quot;LATO&quot;; 0.9; 0.4)))" office:value-type="float" office:value="0.4" calcext:value-type="float">
            <text:p>0,4</text:p>
          </table:table-cell>
          <table:table-cell table:style-name="ce43" table:formula="of:=[.F689] + IF(AND([.B689]&lt;&gt;[.B690]; [.K689]&gt;= 2400);3;0)" office:value-type="float" office:value="61" calcext:value-type="float">
            <text:p>61</text:p>
          </table:table-cell>
          <table:table-cell table:formula="of:= IF([.C690] &lt; 6; [.$M$7] * FLOOR([.E690] * [.F690]); 0)" office:value-type="float" office:value="720" calcext:value-type="float">
            <text:p>720</text:p>
          </table:table-cell>
          <table:table-cell table:formula="of:=[.H689] + [.G690]" office:value-type="float" office:value="230100" calcext:value-type="float">
            <text:p>230100</text:p>
          </table:table-cell>
          <table:table-cell table:style-name="ce43" table:formula="of:=IF([.C690] = 7; [.F690] * 15; 0) + IF(AND([.B689]&lt;&gt;[.B690]; [.K689]&gt;= 2400);2400;0)" office:value-type="float" office:value="0" calcext:value-type="float">
            <text:p>0</text:p>
          </table:table-cell>
          <table:table-cell table:formula="of:=[.J689] + [.I690]" office:value-type="float" office:value="92540" calcext:value-type="float">
            <text:p>92540</text:p>
          </table:table-cell>
          <table:table-cell table:formula="of:=[.H690] - [.J690]" office:value-type="float" office:value="137560" calcext:value-type="float">
            <text:p>13756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1-20" calcext:value-type="date">
            <text:p>20.11.2024</text:p>
          </table:table-cell>
          <table:table-cell table:style-name="ce43" table:formula="of:=MONTH([.A691])" office:value-type="float" office:value="11" calcext:value-type="float">
            <text:p>11</text:p>
          </table:table-cell>
          <table:table-cell table:formula="of:=WEEKDAY([.A691];2)" office:value-type="float" office:value="3" calcext:value-type="float">
            <text:p>3</text:p>
          </table:table-cell>
          <table:table-cell table:style-name="ce1" office:value-type="string" calcext:value-type="string">
            <text:p>JESIEŃ</text:p>
          </table:table-cell>
          <table:table-cell table:formula="of:=IF([.D691] = &quot;ZIMA&quot;; 0.2; IF([.D691] = &quot;WIOSNA&quot;; 0.5; IF([.D691] = &quot;LATO&quot;; 0.9; 0.4)))" office:value-type="float" office:value="0.4" calcext:value-type="float">
            <text:p>0,4</text:p>
          </table:table-cell>
          <table:table-cell table:style-name="ce43" table:formula="of:=[.F690] + IF(AND([.B690]&lt;&gt;[.B691]; [.K690]&gt;= 2400);3;0)" office:value-type="float" office:value="61" calcext:value-type="float">
            <text:p>61</text:p>
          </table:table-cell>
          <table:table-cell table:formula="of:= IF([.C691] &lt; 6; [.$M$7] * FLOOR([.E691] * [.F691]); 0)" office:value-type="float" office:value="720" calcext:value-type="float">
            <text:p>720</text:p>
          </table:table-cell>
          <table:table-cell table:formula="of:=[.H690] + [.G691]" office:value-type="float" office:value="230820" calcext:value-type="float">
            <text:p>230820</text:p>
          </table:table-cell>
          <table:table-cell table:style-name="ce43" table:formula="of:=IF([.C691] = 7; [.F691] * 15; 0) + IF(AND([.B690]&lt;&gt;[.B691]; [.K690]&gt;= 2400);2400;0)" office:value-type="float" office:value="0" calcext:value-type="float">
            <text:p>0</text:p>
          </table:table-cell>
          <table:table-cell table:formula="of:=[.J690] + [.I691]" office:value-type="float" office:value="92540" calcext:value-type="float">
            <text:p>92540</text:p>
          </table:table-cell>
          <table:table-cell table:formula="of:=[.H691] - [.J691]" office:value-type="float" office:value="138280" calcext:value-type="float">
            <text:p>13828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1-21" calcext:value-type="date">
            <text:p>21.11.2024</text:p>
          </table:table-cell>
          <table:table-cell table:style-name="ce43" table:formula="of:=MONTH([.A692])" office:value-type="float" office:value="11" calcext:value-type="float">
            <text:p>11</text:p>
          </table:table-cell>
          <table:table-cell table:formula="of:=WEEKDAY([.A692];2)" office:value-type="float" office:value="4" calcext:value-type="float">
            <text:p>4</text:p>
          </table:table-cell>
          <table:table-cell table:style-name="ce1" office:value-type="string" calcext:value-type="string">
            <text:p>JESIEŃ</text:p>
          </table:table-cell>
          <table:table-cell table:formula="of:=IF([.D692] = &quot;ZIMA&quot;; 0.2; IF([.D692] = &quot;WIOSNA&quot;; 0.5; IF([.D692] = &quot;LATO&quot;; 0.9; 0.4)))" office:value-type="float" office:value="0.4" calcext:value-type="float">
            <text:p>0,4</text:p>
          </table:table-cell>
          <table:table-cell table:style-name="ce43" table:formula="of:=[.F691] + IF(AND([.B691]&lt;&gt;[.B692]; [.K691]&gt;= 2400);3;0)" office:value-type="float" office:value="61" calcext:value-type="float">
            <text:p>61</text:p>
          </table:table-cell>
          <table:table-cell table:formula="of:= IF([.C692] &lt; 6; [.$M$7] * FLOOR([.E692] * [.F692]); 0)" office:value-type="float" office:value="720" calcext:value-type="float">
            <text:p>720</text:p>
          </table:table-cell>
          <table:table-cell table:formula="of:=[.H691] + [.G692]" office:value-type="float" office:value="231540" calcext:value-type="float">
            <text:p>231540</text:p>
          </table:table-cell>
          <table:table-cell table:style-name="ce43" table:formula="of:=IF([.C692] = 7; [.F692] * 15; 0) + IF(AND([.B691]&lt;&gt;[.B692]; [.K691]&gt;= 2400);2400;0)" office:value-type="float" office:value="0" calcext:value-type="float">
            <text:p>0</text:p>
          </table:table-cell>
          <table:table-cell table:formula="of:=[.J691] + [.I692]" office:value-type="float" office:value="92540" calcext:value-type="float">
            <text:p>92540</text:p>
          </table:table-cell>
          <table:table-cell table:formula="of:=[.H692] - [.J692]" office:value-type="float" office:value="139000" calcext:value-type="float">
            <text:p>13900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1-22" calcext:value-type="date">
            <text:p>22.11.2024</text:p>
          </table:table-cell>
          <table:table-cell table:style-name="ce43" table:formula="of:=MONTH([.A693])" office:value-type="float" office:value="11" calcext:value-type="float">
            <text:p>11</text:p>
          </table:table-cell>
          <table:table-cell table:formula="of:=WEEKDAY([.A693];2)" office:value-type="float" office:value="5" calcext:value-type="float">
            <text:p>5</text:p>
          </table:table-cell>
          <table:table-cell table:style-name="ce1" office:value-type="string" calcext:value-type="string">
            <text:p>JESIEŃ</text:p>
          </table:table-cell>
          <table:table-cell table:formula="of:=IF([.D693] = &quot;ZIMA&quot;; 0.2; IF([.D693] = &quot;WIOSNA&quot;; 0.5; IF([.D693] = &quot;LATO&quot;; 0.9; 0.4)))" office:value-type="float" office:value="0.4" calcext:value-type="float">
            <text:p>0,4</text:p>
          </table:table-cell>
          <table:table-cell table:style-name="ce43" table:formula="of:=[.F692] + IF(AND([.B692]&lt;&gt;[.B693]; [.K692]&gt;= 2400);3;0)" office:value-type="float" office:value="61" calcext:value-type="float">
            <text:p>61</text:p>
          </table:table-cell>
          <table:table-cell table:formula="of:= IF([.C693] &lt; 6; [.$M$7] * FLOOR([.E693] * [.F693]); 0)" office:value-type="float" office:value="720" calcext:value-type="float">
            <text:p>720</text:p>
          </table:table-cell>
          <table:table-cell table:formula="of:=[.H692] + [.G693]" office:value-type="float" office:value="232260" calcext:value-type="float">
            <text:p>232260</text:p>
          </table:table-cell>
          <table:table-cell table:style-name="ce43" table:formula="of:=IF([.C693] = 7; [.F693] * 15; 0) + IF(AND([.B692]&lt;&gt;[.B693]; [.K692]&gt;= 2400);2400;0)" office:value-type="float" office:value="0" calcext:value-type="float">
            <text:p>0</text:p>
          </table:table-cell>
          <table:table-cell table:formula="of:=[.J692] + [.I693]" office:value-type="float" office:value="92540" calcext:value-type="float">
            <text:p>92540</text:p>
          </table:table-cell>
          <table:table-cell table:formula="of:=[.H693] - [.J693]" office:value-type="float" office:value="139720" calcext:value-type="float">
            <text:p>13972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1-23" calcext:value-type="date">
            <text:p>23.11.2024</text:p>
          </table:table-cell>
          <table:table-cell table:style-name="ce43" table:formula="of:=MONTH([.A694])" office:value-type="float" office:value="11" calcext:value-type="float">
            <text:p>11</text:p>
          </table:table-cell>
          <table:table-cell table:formula="of:=WEEKDAY([.A694];2)" office:value-type="float" office:value="6" calcext:value-type="float">
            <text:p>6</text:p>
          </table:table-cell>
          <table:table-cell table:style-name="ce1" office:value-type="string" calcext:value-type="string">
            <text:p>JESIEŃ</text:p>
          </table:table-cell>
          <table:table-cell table:formula="of:=IF([.D694] = &quot;ZIMA&quot;; 0.2; IF([.D694] = &quot;WIOSNA&quot;; 0.5; IF([.D694] = &quot;LATO&quot;; 0.9; 0.4)))" office:value-type="float" office:value="0.4" calcext:value-type="float">
            <text:p>0,4</text:p>
          </table:table-cell>
          <table:table-cell table:style-name="ce43" table:formula="of:=[.F693] + IF(AND([.B693]&lt;&gt;[.B694]; [.K693]&gt;= 2400);3;0)" office:value-type="float" office:value="61" calcext:value-type="float">
            <text:p>61</text:p>
          </table:table-cell>
          <table:table-cell table:formula="of:= IF([.C694] &lt; 6; [.$M$7] * FLOOR([.E694] * [.F694]); 0)" office:value-type="float" office:value="0" calcext:value-type="float">
            <text:p>0</text:p>
          </table:table-cell>
          <table:table-cell table:formula="of:=[.H693] + [.G694]" office:value-type="float" office:value="232260" calcext:value-type="float">
            <text:p>232260</text:p>
          </table:table-cell>
          <table:table-cell table:style-name="ce43" table:formula="of:=IF([.C694] = 7; [.F694] * 15; 0) + IF(AND([.B693]&lt;&gt;[.B694]; [.K693]&gt;= 2400);2400;0)" office:value-type="float" office:value="0" calcext:value-type="float">
            <text:p>0</text:p>
          </table:table-cell>
          <table:table-cell table:formula="of:=[.J693] + [.I694]" office:value-type="float" office:value="92540" calcext:value-type="float">
            <text:p>92540</text:p>
          </table:table-cell>
          <table:table-cell table:formula="of:=[.H694] - [.J694]" office:value-type="float" office:value="139720" calcext:value-type="float">
            <text:p>139720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1-24" calcext:value-type="date">
            <text:p>24.11.2024</text:p>
          </table:table-cell>
          <table:table-cell table:style-name="ce43" table:formula="of:=MONTH([.A695])" office:value-type="float" office:value="11" calcext:value-type="float">
            <text:p>11</text:p>
          </table:table-cell>
          <table:table-cell table:formula="of:=WEEKDAY([.A695];2)" office:value-type="float" office:value="7" calcext:value-type="float">
            <text:p>7</text:p>
          </table:table-cell>
          <table:table-cell table:style-name="ce1" office:value-type="string" calcext:value-type="string">
            <text:p>JESIEŃ</text:p>
          </table:table-cell>
          <table:table-cell table:formula="of:=IF([.D695] = &quot;ZIMA&quot;; 0.2; IF([.D695] = &quot;WIOSNA&quot;; 0.5; IF([.D695] = &quot;LATO&quot;; 0.9; 0.4)))" office:value-type="float" office:value="0.4" calcext:value-type="float">
            <text:p>0,4</text:p>
          </table:table-cell>
          <table:table-cell table:style-name="ce43" table:formula="of:=[.F694] + IF(AND([.B694]&lt;&gt;[.B695]; [.K694]&gt;= 2400);3;0)" office:value-type="float" office:value="61" calcext:value-type="float">
            <text:p>61</text:p>
          </table:table-cell>
          <table:table-cell table:formula="of:= IF([.C695] &lt; 6; [.$M$7] * FLOOR([.E695] * [.F695]); 0)" office:value-type="float" office:value="0" calcext:value-type="float">
            <text:p>0</text:p>
          </table:table-cell>
          <table:table-cell table:formula="of:=[.H694] + [.G695]" office:value-type="float" office:value="232260" calcext:value-type="float">
            <text:p>232260</text:p>
          </table:table-cell>
          <table:table-cell table:style-name="ce43" table:formula="of:=IF([.C695] = 7; [.F695] * 15; 0) + IF(AND([.B694]&lt;&gt;[.B695]; [.K694]&gt;= 2400);2400;0)" office:value-type="float" office:value="915" calcext:value-type="float">
            <text:p>915</text:p>
          </table:table-cell>
          <table:table-cell table:formula="of:=[.J694] + [.I695]" office:value-type="float" office:value="93455" calcext:value-type="float">
            <text:p>93455</text:p>
          </table:table-cell>
          <table:table-cell table:formula="of:=[.H695] - [.J695]" office:value-type="float" office:value="138805" calcext:value-type="float">
            <text:p>13880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1-25" calcext:value-type="date">
            <text:p>25.11.2024</text:p>
          </table:table-cell>
          <table:table-cell table:style-name="ce43" table:formula="of:=MONTH([.A696])" office:value-type="float" office:value="11" calcext:value-type="float">
            <text:p>11</text:p>
          </table:table-cell>
          <table:table-cell table:formula="of:=WEEKDAY([.A696];2)" office:value-type="float" office:value="1" calcext:value-type="float">
            <text:p>1</text:p>
          </table:table-cell>
          <table:table-cell table:style-name="ce1" office:value-type="string" calcext:value-type="string">
            <text:p>JESIEŃ</text:p>
          </table:table-cell>
          <table:table-cell table:formula="of:=IF([.D696] = &quot;ZIMA&quot;; 0.2; IF([.D696] = &quot;WIOSNA&quot;; 0.5; IF([.D696] = &quot;LATO&quot;; 0.9; 0.4)))" office:value-type="float" office:value="0.4" calcext:value-type="float">
            <text:p>0,4</text:p>
          </table:table-cell>
          <table:table-cell table:style-name="ce43" table:formula="of:=[.F695] + IF(AND([.B695]&lt;&gt;[.B696]; [.K695]&gt;= 2400);3;0)" office:value-type="float" office:value="61" calcext:value-type="float">
            <text:p>61</text:p>
          </table:table-cell>
          <table:table-cell table:formula="of:= IF([.C696] &lt; 6; [.$M$7] * FLOOR([.E696] * [.F696]); 0)" office:value-type="float" office:value="720" calcext:value-type="float">
            <text:p>720</text:p>
          </table:table-cell>
          <table:table-cell table:formula="of:=[.H695] + [.G696]" office:value-type="float" office:value="232980" calcext:value-type="float">
            <text:p>232980</text:p>
          </table:table-cell>
          <table:table-cell table:style-name="ce43" table:formula="of:=IF([.C696] = 7; [.F696] * 15; 0) + IF(AND([.B695]&lt;&gt;[.B696]; [.K695]&gt;= 2400);2400;0)" office:value-type="float" office:value="0" calcext:value-type="float">
            <text:p>0</text:p>
          </table:table-cell>
          <table:table-cell table:formula="of:=[.J695] + [.I696]" office:value-type="float" office:value="93455" calcext:value-type="float">
            <text:p>93455</text:p>
          </table:table-cell>
          <table:table-cell table:formula="of:=[.H696] - [.J696]" office:value-type="float" office:value="139525" calcext:value-type="float">
            <text:p>13952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1-26" calcext:value-type="date">
            <text:p>26.11.2024</text:p>
          </table:table-cell>
          <table:table-cell table:style-name="ce43" table:formula="of:=MONTH([.A697])" office:value-type="float" office:value="11" calcext:value-type="float">
            <text:p>11</text:p>
          </table:table-cell>
          <table:table-cell table:formula="of:=WEEKDAY([.A697];2)" office:value-type="float" office:value="2" calcext:value-type="float">
            <text:p>2</text:p>
          </table:table-cell>
          <table:table-cell table:style-name="ce1" office:value-type="string" calcext:value-type="string">
            <text:p>JESIEŃ</text:p>
          </table:table-cell>
          <table:table-cell table:formula="of:=IF([.D697] = &quot;ZIMA&quot;; 0.2; IF([.D697] = &quot;WIOSNA&quot;; 0.5; IF([.D697] = &quot;LATO&quot;; 0.9; 0.4)))" office:value-type="float" office:value="0.4" calcext:value-type="float">
            <text:p>0,4</text:p>
          </table:table-cell>
          <table:table-cell table:style-name="ce43" table:formula="of:=[.F696] + IF(AND([.B696]&lt;&gt;[.B697]; [.K696]&gt;= 2400);3;0)" office:value-type="float" office:value="61" calcext:value-type="float">
            <text:p>61</text:p>
          </table:table-cell>
          <table:table-cell table:formula="of:= IF([.C697] &lt; 6; [.$M$7] * FLOOR([.E697] * [.F697]); 0)" office:value-type="float" office:value="720" calcext:value-type="float">
            <text:p>720</text:p>
          </table:table-cell>
          <table:table-cell table:formula="of:=[.H696] + [.G697]" office:value-type="float" office:value="233700" calcext:value-type="float">
            <text:p>233700</text:p>
          </table:table-cell>
          <table:table-cell table:style-name="ce43" table:formula="of:=IF([.C697] = 7; [.F697] * 15; 0) + IF(AND([.B696]&lt;&gt;[.B697]; [.K696]&gt;= 2400);2400;0)" office:value-type="float" office:value="0" calcext:value-type="float">
            <text:p>0</text:p>
          </table:table-cell>
          <table:table-cell table:formula="of:=[.J696] + [.I697]" office:value-type="float" office:value="93455" calcext:value-type="float">
            <text:p>93455</text:p>
          </table:table-cell>
          <table:table-cell table:formula="of:=[.H697] - [.J697]" office:value-type="float" office:value="140245" calcext:value-type="float">
            <text:p>14024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1-27" calcext:value-type="date">
            <text:p>27.11.2024</text:p>
          </table:table-cell>
          <table:table-cell table:style-name="ce43" table:formula="of:=MONTH([.A698])" office:value-type="float" office:value="11" calcext:value-type="float">
            <text:p>11</text:p>
          </table:table-cell>
          <table:table-cell table:formula="of:=WEEKDAY([.A698];2)" office:value-type="float" office:value="3" calcext:value-type="float">
            <text:p>3</text:p>
          </table:table-cell>
          <table:table-cell table:style-name="ce1" office:value-type="string" calcext:value-type="string">
            <text:p>JESIEŃ</text:p>
          </table:table-cell>
          <table:table-cell table:formula="of:=IF([.D698] = &quot;ZIMA&quot;; 0.2; IF([.D698] = &quot;WIOSNA&quot;; 0.5; IF([.D698] = &quot;LATO&quot;; 0.9; 0.4)))" office:value-type="float" office:value="0.4" calcext:value-type="float">
            <text:p>0,4</text:p>
          </table:table-cell>
          <table:table-cell table:style-name="ce43" table:formula="of:=[.F697] + IF(AND([.B697]&lt;&gt;[.B698]; [.K697]&gt;= 2400);3;0)" office:value-type="float" office:value="61" calcext:value-type="float">
            <text:p>61</text:p>
          </table:table-cell>
          <table:table-cell table:formula="of:= IF([.C698] &lt; 6; [.$M$7] * FLOOR([.E698] * [.F698]); 0)" office:value-type="float" office:value="720" calcext:value-type="float">
            <text:p>720</text:p>
          </table:table-cell>
          <table:table-cell table:formula="of:=[.H697] + [.G698]" office:value-type="float" office:value="234420" calcext:value-type="float">
            <text:p>234420</text:p>
          </table:table-cell>
          <table:table-cell table:style-name="ce43" table:formula="of:=IF([.C698] = 7; [.F698] * 15; 0) + IF(AND([.B697]&lt;&gt;[.B698]; [.K697]&gt;= 2400);2400;0)" office:value-type="float" office:value="0" calcext:value-type="float">
            <text:p>0</text:p>
          </table:table-cell>
          <table:table-cell table:formula="of:=[.J697] + [.I698]" office:value-type="float" office:value="93455" calcext:value-type="float">
            <text:p>93455</text:p>
          </table:table-cell>
          <table:table-cell table:formula="of:=[.H698] - [.J698]" office:value-type="float" office:value="140965" calcext:value-type="float">
            <text:p>14096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1-28" calcext:value-type="date">
            <text:p>28.11.2024</text:p>
          </table:table-cell>
          <table:table-cell table:style-name="ce43" table:formula="of:=MONTH([.A699])" office:value-type="float" office:value="11" calcext:value-type="float">
            <text:p>11</text:p>
          </table:table-cell>
          <table:table-cell table:formula="of:=WEEKDAY([.A699];2)" office:value-type="float" office:value="4" calcext:value-type="float">
            <text:p>4</text:p>
          </table:table-cell>
          <table:table-cell table:style-name="ce1" office:value-type="string" calcext:value-type="string">
            <text:p>JESIEŃ</text:p>
          </table:table-cell>
          <table:table-cell table:formula="of:=IF([.D699] = &quot;ZIMA&quot;; 0.2; IF([.D699] = &quot;WIOSNA&quot;; 0.5; IF([.D699] = &quot;LATO&quot;; 0.9; 0.4)))" office:value-type="float" office:value="0.4" calcext:value-type="float">
            <text:p>0,4</text:p>
          </table:table-cell>
          <table:table-cell table:style-name="ce43" table:formula="of:=[.F698] + IF(AND([.B698]&lt;&gt;[.B699]; [.K698]&gt;= 2400);3;0)" office:value-type="float" office:value="61" calcext:value-type="float">
            <text:p>61</text:p>
          </table:table-cell>
          <table:table-cell table:formula="of:= IF([.C699] &lt; 6; [.$M$7] * FLOOR([.E699] * [.F699]); 0)" office:value-type="float" office:value="720" calcext:value-type="float">
            <text:p>720</text:p>
          </table:table-cell>
          <table:table-cell table:formula="of:=[.H698] + [.G699]" office:value-type="float" office:value="235140" calcext:value-type="float">
            <text:p>235140</text:p>
          </table:table-cell>
          <table:table-cell table:style-name="ce43" table:formula="of:=IF([.C699] = 7; [.F699] * 15; 0) + IF(AND([.B698]&lt;&gt;[.B699]; [.K698]&gt;= 2400);2400;0)" office:value-type="float" office:value="0" calcext:value-type="float">
            <text:p>0</text:p>
          </table:table-cell>
          <table:table-cell table:formula="of:=[.J698] + [.I699]" office:value-type="float" office:value="93455" calcext:value-type="float">
            <text:p>93455</text:p>
          </table:table-cell>
          <table:table-cell table:formula="of:=[.H699] - [.J699]" office:value-type="float" office:value="141685" calcext:value-type="float">
            <text:p>14168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1-29" calcext:value-type="date">
            <text:p>29.11.2024</text:p>
          </table:table-cell>
          <table:table-cell table:style-name="ce43" table:formula="of:=MONTH([.A700])" office:value-type="float" office:value="11" calcext:value-type="float">
            <text:p>11</text:p>
          </table:table-cell>
          <table:table-cell table:formula="of:=WEEKDAY([.A700];2)" office:value-type="float" office:value="5" calcext:value-type="float">
            <text:p>5</text:p>
          </table:table-cell>
          <table:table-cell table:style-name="ce1" office:value-type="string" calcext:value-type="string">
            <text:p>JESIEŃ</text:p>
          </table:table-cell>
          <table:table-cell table:formula="of:=IF([.D700] = &quot;ZIMA&quot;; 0.2; IF([.D700] = &quot;WIOSNA&quot;; 0.5; IF([.D700] = &quot;LATO&quot;; 0.9; 0.4)))" office:value-type="float" office:value="0.4" calcext:value-type="float">
            <text:p>0,4</text:p>
          </table:table-cell>
          <table:table-cell table:style-name="ce43" table:formula="of:=[.F699] + IF(AND([.B699]&lt;&gt;[.B700]; [.K699]&gt;= 2400);3;0)" office:value-type="float" office:value="61" calcext:value-type="float">
            <text:p>61</text:p>
          </table:table-cell>
          <table:table-cell table:formula="of:= IF([.C700] &lt; 6; [.$M$7] * FLOOR([.E700] * [.F700]); 0)" office:value-type="float" office:value="720" calcext:value-type="float">
            <text:p>720</text:p>
          </table:table-cell>
          <table:table-cell table:formula="of:=[.H699] + [.G700]" office:value-type="float" office:value="235860" calcext:value-type="float">
            <text:p>235860</text:p>
          </table:table-cell>
          <table:table-cell table:style-name="ce43" table:formula="of:=IF([.C700] = 7; [.F700] * 15; 0) + IF(AND([.B699]&lt;&gt;[.B700]; [.K699]&gt;= 2400);2400;0)" office:value-type="float" office:value="0" calcext:value-type="float">
            <text:p>0</text:p>
          </table:table-cell>
          <table:table-cell table:formula="of:=[.J699] + [.I700]" office:value-type="float" office:value="93455" calcext:value-type="float">
            <text:p>93455</text:p>
          </table:table-cell>
          <table:table-cell table:formula="of:=[.H700] - [.J700]" office:value-type="float" office:value="142405" calcext:value-type="float">
            <text:p>14240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1-30" calcext:value-type="date">
            <text:p>30.11.2024</text:p>
          </table:table-cell>
          <table:table-cell table:style-name="ce43" table:formula="of:=MONTH([.A701])" office:value-type="float" office:value="11" calcext:value-type="float">
            <text:p>11</text:p>
          </table:table-cell>
          <table:table-cell table:formula="of:=WEEKDAY([.A701];2)" office:value-type="float" office:value="6" calcext:value-type="float">
            <text:p>6</text:p>
          </table:table-cell>
          <table:table-cell table:style-name="ce1" office:value-type="string" calcext:value-type="string">
            <text:p>JESIEŃ</text:p>
          </table:table-cell>
          <table:table-cell table:formula="of:=IF([.D701] = &quot;ZIMA&quot;; 0.2; IF([.D701] = &quot;WIOSNA&quot;; 0.5; IF([.D701] = &quot;LATO&quot;; 0.9; 0.4)))" office:value-type="float" office:value="0.4" calcext:value-type="float">
            <text:p>0,4</text:p>
          </table:table-cell>
          <table:table-cell table:style-name="ce43" table:formula="of:=[.F700] + IF(AND([.B700]&lt;&gt;[.B701]; [.K700]&gt;= 2400);3;0)" office:value-type="float" office:value="61" calcext:value-type="float">
            <text:p>61</text:p>
          </table:table-cell>
          <table:table-cell table:formula="of:= IF([.C701] &lt; 6; [.$M$7] * FLOOR([.E701] * [.F701]); 0)" office:value-type="float" office:value="0" calcext:value-type="float">
            <text:p>0</text:p>
          </table:table-cell>
          <table:table-cell table:formula="of:=[.H700] + [.G701]" office:value-type="float" office:value="235860" calcext:value-type="float">
            <text:p>235860</text:p>
          </table:table-cell>
          <table:table-cell table:style-name="ce43" table:formula="of:=IF([.C701] = 7; [.F701] * 15; 0) + IF(AND([.B700]&lt;&gt;[.B701]; [.K700]&gt;= 2400);2400;0)" office:value-type="float" office:value="0" calcext:value-type="float">
            <text:p>0</text:p>
          </table:table-cell>
          <table:table-cell table:formula="of:=[.J700] + [.I701]" office:value-type="float" office:value="93455" calcext:value-type="float">
            <text:p>93455</text:p>
          </table:table-cell>
          <table:table-cell table:formula="of:=[.H701] - [.J701]" office:value-type="float" office:value="142405" calcext:value-type="float">
            <text:p>14240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2-01" calcext:value-type="date">
            <text:p>1.12.2024</text:p>
          </table:table-cell>
          <table:table-cell table:style-name="ce43" table:formula="of:=MONTH([.A702])" office:value-type="float" office:value="12" calcext:value-type="float">
            <text:p>12</text:p>
          </table:table-cell>
          <table:table-cell table:formula="of:=WEEKDAY([.A702];2)" office:value-type="float" office:value="7" calcext:value-type="float">
            <text:p>7</text:p>
          </table:table-cell>
          <table:table-cell table:style-name="ce1" office:value-type="string" calcext:value-type="string">
            <text:p>JESIEŃ</text:p>
          </table:table-cell>
          <table:table-cell table:formula="of:=IF([.D702] = &quot;ZIMA&quot;; 0.2; IF([.D702] = &quot;WIOSNA&quot;; 0.5; IF([.D702] = &quot;LATO&quot;; 0.9; 0.4)))" office:value-type="float" office:value="0.4" calcext:value-type="float">
            <text:p>0,4</text:p>
          </table:table-cell>
          <table:table-cell table:style-name="ce43" table:formula="of:=[.F701] + IF(AND([.B701]&lt;&gt;[.B702]; [.K701]&gt;= 2400);3;0)" office:value-type="float" office:value="64" calcext:value-type="float">
            <text:p>64</text:p>
          </table:table-cell>
          <table:table-cell table:formula="of:= IF([.C702] &lt; 6; [.$M$7] * FLOOR([.E702] * [.F702]); 0)" office:value-type="float" office:value="0" calcext:value-type="float">
            <text:p>0</text:p>
          </table:table-cell>
          <table:table-cell table:formula="of:=[.H701] + [.G702]" office:value-type="float" office:value="235860" calcext:value-type="float">
            <text:p>235860</text:p>
          </table:table-cell>
          <table:table-cell table:style-name="ce43" table:formula="of:=IF([.C702] = 7; [.F702] * 15; 0) + IF(AND([.B701]&lt;&gt;[.B702]; [.K701]&gt;= 2400);2400;0)" office:value-type="float" office:value="3360" calcext:value-type="float">
            <text:p>3360</text:p>
          </table:table-cell>
          <table:table-cell table:formula="of:=[.J701] + [.I702]" office:value-type="float" office:value="96815" calcext:value-type="float">
            <text:p>96815</text:p>
          </table:table-cell>
          <table:table-cell table:formula="of:=[.H702] - [.J702]" office:value-type="float" office:value="139045" calcext:value-type="float">
            <text:p>13904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2-02" calcext:value-type="date">
            <text:p>2.12.2024</text:p>
          </table:table-cell>
          <table:table-cell table:style-name="ce43" table:formula="of:=MONTH([.A703])" office:value-type="float" office:value="12" calcext:value-type="float">
            <text:p>12</text:p>
          </table:table-cell>
          <table:table-cell table:formula="of:=WEEKDAY([.A703];2)" office:value-type="float" office:value="1" calcext:value-type="float">
            <text:p>1</text:p>
          </table:table-cell>
          <table:table-cell table:style-name="ce1" office:value-type="string" calcext:value-type="string">
            <text:p>JESIEŃ</text:p>
          </table:table-cell>
          <table:table-cell table:formula="of:=IF([.D703] = &quot;ZIMA&quot;; 0.2; IF([.D703] = &quot;WIOSNA&quot;; 0.5; IF([.D703] = &quot;LATO&quot;; 0.9; 0.4)))" office:value-type="float" office:value="0.4" calcext:value-type="float">
            <text:p>0,4</text:p>
          </table:table-cell>
          <table:table-cell table:style-name="ce43" table:formula="of:=[.F702] + IF(AND([.B702]&lt;&gt;[.B703]; [.K702]&gt;= 2400);3;0)" office:value-type="float" office:value="64" calcext:value-type="float">
            <text:p>64</text:p>
          </table:table-cell>
          <table:table-cell table:formula="of:= IF([.C703] &lt; 6; [.$M$7] * FLOOR([.E703] * [.F703]); 0)" office:value-type="float" office:value="750" calcext:value-type="float">
            <text:p>750</text:p>
          </table:table-cell>
          <table:table-cell table:formula="of:=[.H702] + [.G703]" office:value-type="float" office:value="236610" calcext:value-type="float">
            <text:p>236610</text:p>
          </table:table-cell>
          <table:table-cell table:style-name="ce43" table:formula="of:=IF([.C703] = 7; [.F703] * 15; 0) + IF(AND([.B702]&lt;&gt;[.B703]; [.K702]&gt;= 2400);2400;0)" office:value-type="float" office:value="0" calcext:value-type="float">
            <text:p>0</text:p>
          </table:table-cell>
          <table:table-cell table:formula="of:=[.J702] + [.I703]" office:value-type="float" office:value="96815" calcext:value-type="float">
            <text:p>96815</text:p>
          </table:table-cell>
          <table:table-cell table:formula="of:=[.H703] - [.J703]" office:value-type="float" office:value="139795" calcext:value-type="float">
            <text:p>13979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2-03" calcext:value-type="date">
            <text:p>3.12.2024</text:p>
          </table:table-cell>
          <table:table-cell table:style-name="ce43" table:formula="of:=MONTH([.A704])" office:value-type="float" office:value="12" calcext:value-type="float">
            <text:p>12</text:p>
          </table:table-cell>
          <table:table-cell table:formula="of:=WEEKDAY([.A704];2)" office:value-type="float" office:value="2" calcext:value-type="float">
            <text:p>2</text:p>
          </table:table-cell>
          <table:table-cell table:style-name="ce1" office:value-type="string" calcext:value-type="string">
            <text:p>JESIEŃ</text:p>
          </table:table-cell>
          <table:table-cell table:formula="of:=IF([.D704] = &quot;ZIMA&quot;; 0.2; IF([.D704] = &quot;WIOSNA&quot;; 0.5; IF([.D704] = &quot;LATO&quot;; 0.9; 0.4)))" office:value-type="float" office:value="0.4" calcext:value-type="float">
            <text:p>0,4</text:p>
          </table:table-cell>
          <table:table-cell table:style-name="ce43" table:formula="of:=[.F703] + IF(AND([.B703]&lt;&gt;[.B704]; [.K703]&gt;= 2400);3;0)" office:value-type="float" office:value="64" calcext:value-type="float">
            <text:p>64</text:p>
          </table:table-cell>
          <table:table-cell table:formula="of:= IF([.C704] &lt; 6; [.$M$7] * FLOOR([.E704] * [.F704]); 0)" office:value-type="float" office:value="750" calcext:value-type="float">
            <text:p>750</text:p>
          </table:table-cell>
          <table:table-cell table:formula="of:=[.H703] + [.G704]" office:value-type="float" office:value="237360" calcext:value-type="float">
            <text:p>237360</text:p>
          </table:table-cell>
          <table:table-cell table:style-name="ce43" table:formula="of:=IF([.C704] = 7; [.F704] * 15; 0) + IF(AND([.B703]&lt;&gt;[.B704]; [.K703]&gt;= 2400);2400;0)" office:value-type="float" office:value="0" calcext:value-type="float">
            <text:p>0</text:p>
          </table:table-cell>
          <table:table-cell table:formula="of:=[.J703] + [.I704]" office:value-type="float" office:value="96815" calcext:value-type="float">
            <text:p>96815</text:p>
          </table:table-cell>
          <table:table-cell table:formula="of:=[.H704] - [.J704]" office:value-type="float" office:value="140545" calcext:value-type="float">
            <text:p>14054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2-04" calcext:value-type="date">
            <text:p>4.12.2024</text:p>
          </table:table-cell>
          <table:table-cell table:style-name="ce43" table:formula="of:=MONTH([.A705])" office:value-type="float" office:value="12" calcext:value-type="float">
            <text:p>12</text:p>
          </table:table-cell>
          <table:table-cell table:formula="of:=WEEKDAY([.A705];2)" office:value-type="float" office:value="3" calcext:value-type="float">
            <text:p>3</text:p>
          </table:table-cell>
          <table:table-cell table:style-name="ce1" office:value-type="string" calcext:value-type="string">
            <text:p>JESIEŃ</text:p>
          </table:table-cell>
          <table:table-cell table:formula="of:=IF([.D705] = &quot;ZIMA&quot;; 0.2; IF([.D705] = &quot;WIOSNA&quot;; 0.5; IF([.D705] = &quot;LATO&quot;; 0.9; 0.4)))" office:value-type="float" office:value="0.4" calcext:value-type="float">
            <text:p>0,4</text:p>
          </table:table-cell>
          <table:table-cell table:style-name="ce43" table:formula="of:=[.F704] + IF(AND([.B704]&lt;&gt;[.B705]; [.K704]&gt;= 2400);3;0)" office:value-type="float" office:value="64" calcext:value-type="float">
            <text:p>64</text:p>
          </table:table-cell>
          <table:table-cell table:formula="of:= IF([.C705] &lt; 6; [.$M$7] * FLOOR([.E705] * [.F705]); 0)" office:value-type="float" office:value="750" calcext:value-type="float">
            <text:p>750</text:p>
          </table:table-cell>
          <table:table-cell table:formula="of:=[.H704] + [.G705]" office:value-type="float" office:value="238110" calcext:value-type="float">
            <text:p>238110</text:p>
          </table:table-cell>
          <table:table-cell table:style-name="ce43" table:formula="of:=IF([.C705] = 7; [.F705] * 15; 0) + IF(AND([.B704]&lt;&gt;[.B705]; [.K704]&gt;= 2400);2400;0)" office:value-type="float" office:value="0" calcext:value-type="float">
            <text:p>0</text:p>
          </table:table-cell>
          <table:table-cell table:formula="of:=[.J704] + [.I705]" office:value-type="float" office:value="96815" calcext:value-type="float">
            <text:p>96815</text:p>
          </table:table-cell>
          <table:table-cell table:formula="of:=[.H705] - [.J705]" office:value-type="float" office:value="141295" calcext:value-type="float">
            <text:p>14129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2-05" calcext:value-type="date">
            <text:p>5.12.2024</text:p>
          </table:table-cell>
          <table:table-cell table:style-name="ce43" table:formula="of:=MONTH([.A706])" office:value-type="float" office:value="12" calcext:value-type="float">
            <text:p>12</text:p>
          </table:table-cell>
          <table:table-cell table:formula="of:=WEEKDAY([.A706];2)" office:value-type="float" office:value="4" calcext:value-type="float">
            <text:p>4</text:p>
          </table:table-cell>
          <table:table-cell table:style-name="ce1" office:value-type="string" calcext:value-type="string">
            <text:p>JESIEŃ</text:p>
          </table:table-cell>
          <table:table-cell table:formula="of:=IF([.D706] = &quot;ZIMA&quot;; 0.2; IF([.D706] = &quot;WIOSNA&quot;; 0.5; IF([.D706] = &quot;LATO&quot;; 0.9; 0.4)))" office:value-type="float" office:value="0.4" calcext:value-type="float">
            <text:p>0,4</text:p>
          </table:table-cell>
          <table:table-cell table:style-name="ce43" table:formula="of:=[.F705] + IF(AND([.B705]&lt;&gt;[.B706]; [.K705]&gt;= 2400);3;0)" office:value-type="float" office:value="64" calcext:value-type="float">
            <text:p>64</text:p>
          </table:table-cell>
          <table:table-cell table:formula="of:= IF([.C706] &lt; 6; [.$M$7] * FLOOR([.E706] * [.F706]); 0)" office:value-type="float" office:value="750" calcext:value-type="float">
            <text:p>750</text:p>
          </table:table-cell>
          <table:table-cell table:formula="of:=[.H705] + [.G706]" office:value-type="float" office:value="238860" calcext:value-type="float">
            <text:p>238860</text:p>
          </table:table-cell>
          <table:table-cell table:style-name="ce43" table:formula="of:=IF([.C706] = 7; [.F706] * 15; 0) + IF(AND([.B705]&lt;&gt;[.B706]; [.K705]&gt;= 2400);2400;0)" office:value-type="float" office:value="0" calcext:value-type="float">
            <text:p>0</text:p>
          </table:table-cell>
          <table:table-cell table:formula="of:=[.J705] + [.I706]" office:value-type="float" office:value="96815" calcext:value-type="float">
            <text:p>96815</text:p>
          </table:table-cell>
          <table:table-cell table:formula="of:=[.H706] - [.J706]" office:value-type="float" office:value="142045" calcext:value-type="float">
            <text:p>14204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2-06" calcext:value-type="date">
            <text:p>6.12.2024</text:p>
          </table:table-cell>
          <table:table-cell table:style-name="ce43" table:formula="of:=MONTH([.A707])" office:value-type="float" office:value="12" calcext:value-type="float">
            <text:p>12</text:p>
          </table:table-cell>
          <table:table-cell table:formula="of:=WEEKDAY([.A707];2)" office:value-type="float" office:value="5" calcext:value-type="float">
            <text:p>5</text:p>
          </table:table-cell>
          <table:table-cell table:style-name="ce1" office:value-type="string" calcext:value-type="string">
            <text:p>JESIEŃ</text:p>
          </table:table-cell>
          <table:table-cell table:formula="of:=IF([.D707] = &quot;ZIMA&quot;; 0.2; IF([.D707] = &quot;WIOSNA&quot;; 0.5; IF([.D707] = &quot;LATO&quot;; 0.9; 0.4)))" office:value-type="float" office:value="0.4" calcext:value-type="float">
            <text:p>0,4</text:p>
          </table:table-cell>
          <table:table-cell table:style-name="ce43" table:formula="of:=[.F706] + IF(AND([.B706]&lt;&gt;[.B707]; [.K706]&gt;= 2400);3;0)" office:value-type="float" office:value="64" calcext:value-type="float">
            <text:p>64</text:p>
          </table:table-cell>
          <table:table-cell table:formula="of:= IF([.C707] &lt; 6; [.$M$7] * FLOOR([.E707] * [.F707]); 0)" office:value-type="float" office:value="750" calcext:value-type="float">
            <text:p>750</text:p>
          </table:table-cell>
          <table:table-cell table:formula="of:=[.H706] + [.G707]" office:value-type="float" office:value="239610" calcext:value-type="float">
            <text:p>239610</text:p>
          </table:table-cell>
          <table:table-cell table:style-name="ce43" table:formula="of:=IF([.C707] = 7; [.F707] * 15; 0) + IF(AND([.B706]&lt;&gt;[.B707]; [.K706]&gt;= 2400);2400;0)" office:value-type="float" office:value="0" calcext:value-type="float">
            <text:p>0</text:p>
          </table:table-cell>
          <table:table-cell table:formula="of:=[.J706] + [.I707]" office:value-type="float" office:value="96815" calcext:value-type="float">
            <text:p>96815</text:p>
          </table:table-cell>
          <table:table-cell table:formula="of:=[.H707] - [.J707]" office:value-type="float" office:value="142795" calcext:value-type="float">
            <text:p>14279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2-07" calcext:value-type="date">
            <text:p>7.12.2024</text:p>
          </table:table-cell>
          <table:table-cell table:style-name="ce43" table:formula="of:=MONTH([.A708])" office:value-type="float" office:value="12" calcext:value-type="float">
            <text:p>12</text:p>
          </table:table-cell>
          <table:table-cell table:formula="of:=WEEKDAY([.A708];2)" office:value-type="float" office:value="6" calcext:value-type="float">
            <text:p>6</text:p>
          </table:table-cell>
          <table:table-cell table:style-name="ce1" office:value-type="string" calcext:value-type="string">
            <text:p>JESIEŃ</text:p>
          </table:table-cell>
          <table:table-cell table:formula="of:=IF([.D708] = &quot;ZIMA&quot;; 0.2; IF([.D708] = &quot;WIOSNA&quot;; 0.5; IF([.D708] = &quot;LATO&quot;; 0.9; 0.4)))" office:value-type="float" office:value="0.4" calcext:value-type="float">
            <text:p>0,4</text:p>
          </table:table-cell>
          <table:table-cell table:style-name="ce43" table:formula="of:=[.F707] + IF(AND([.B707]&lt;&gt;[.B708]; [.K707]&gt;= 2400);3;0)" office:value-type="float" office:value="64" calcext:value-type="float">
            <text:p>64</text:p>
          </table:table-cell>
          <table:table-cell table:formula="of:= IF([.C708] &lt; 6; [.$M$7] * FLOOR([.E708] * [.F708]); 0)" office:value-type="float" office:value="0" calcext:value-type="float">
            <text:p>0</text:p>
          </table:table-cell>
          <table:table-cell table:formula="of:=[.H707] + [.G708]" office:value-type="float" office:value="239610" calcext:value-type="float">
            <text:p>239610</text:p>
          </table:table-cell>
          <table:table-cell table:style-name="ce43" table:formula="of:=IF([.C708] = 7; [.F708] * 15; 0) + IF(AND([.B707]&lt;&gt;[.B708]; [.K707]&gt;= 2400);2400;0)" office:value-type="float" office:value="0" calcext:value-type="float">
            <text:p>0</text:p>
          </table:table-cell>
          <table:table-cell table:formula="of:=[.J707] + [.I708]" office:value-type="float" office:value="96815" calcext:value-type="float">
            <text:p>96815</text:p>
          </table:table-cell>
          <table:table-cell table:formula="of:=[.H708] - [.J708]" office:value-type="float" office:value="142795" calcext:value-type="float">
            <text:p>14279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2-08" calcext:value-type="date">
            <text:p>8.12.2024</text:p>
          </table:table-cell>
          <table:table-cell table:style-name="ce43" table:formula="of:=MONTH([.A709])" office:value-type="float" office:value="12" calcext:value-type="float">
            <text:p>12</text:p>
          </table:table-cell>
          <table:table-cell table:formula="of:=WEEKDAY([.A709];2)" office:value-type="float" office:value="7" calcext:value-type="float">
            <text:p>7</text:p>
          </table:table-cell>
          <table:table-cell table:style-name="ce1" office:value-type="string" calcext:value-type="string">
            <text:p>JESIEŃ</text:p>
          </table:table-cell>
          <table:table-cell table:formula="of:=IF([.D709] = &quot;ZIMA&quot;; 0.2; IF([.D709] = &quot;WIOSNA&quot;; 0.5; IF([.D709] = &quot;LATO&quot;; 0.9; 0.4)))" office:value-type="float" office:value="0.4" calcext:value-type="float">
            <text:p>0,4</text:p>
          </table:table-cell>
          <table:table-cell table:style-name="ce43" table:formula="of:=[.F708] + IF(AND([.B708]&lt;&gt;[.B709]; [.K708]&gt;= 2400);3;0)" office:value-type="float" office:value="64" calcext:value-type="float">
            <text:p>64</text:p>
          </table:table-cell>
          <table:table-cell table:formula="of:= IF([.C709] &lt; 6; [.$M$7] * FLOOR([.E709] * [.F709]); 0)" office:value-type="float" office:value="0" calcext:value-type="float">
            <text:p>0</text:p>
          </table:table-cell>
          <table:table-cell table:formula="of:=[.H708] + [.G709]" office:value-type="float" office:value="239610" calcext:value-type="float">
            <text:p>239610</text:p>
          </table:table-cell>
          <table:table-cell table:style-name="ce43" table:formula="of:=IF([.C709] = 7; [.F709] * 15; 0) + IF(AND([.B708]&lt;&gt;[.B709]; [.K708]&gt;= 2400);2400;0)" office:value-type="float" office:value="960" calcext:value-type="float">
            <text:p>960</text:p>
          </table:table-cell>
          <table:table-cell table:formula="of:=[.J708] + [.I709]" office:value-type="float" office:value="97775" calcext:value-type="float">
            <text:p>97775</text:p>
          </table:table-cell>
          <table:table-cell table:formula="of:=[.H709] - [.J709]" office:value-type="float" office:value="141835" calcext:value-type="float">
            <text:p>14183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2-09" calcext:value-type="date">
            <text:p>9.12.2024</text:p>
          </table:table-cell>
          <table:table-cell table:style-name="ce43" table:formula="of:=MONTH([.A710])" office:value-type="float" office:value="12" calcext:value-type="float">
            <text:p>12</text:p>
          </table:table-cell>
          <table:table-cell table:formula="of:=WEEKDAY([.A710];2)" office:value-type="float" office:value="1" calcext:value-type="float">
            <text:p>1</text:p>
          </table:table-cell>
          <table:table-cell table:style-name="ce1" office:value-type="string" calcext:value-type="string">
            <text:p>JESIEŃ</text:p>
          </table:table-cell>
          <table:table-cell table:formula="of:=IF([.D710] = &quot;ZIMA&quot;; 0.2; IF([.D710] = &quot;WIOSNA&quot;; 0.5; IF([.D710] = &quot;LATO&quot;; 0.9; 0.4)))" office:value-type="float" office:value="0.4" calcext:value-type="float">
            <text:p>0,4</text:p>
          </table:table-cell>
          <table:table-cell table:style-name="ce43" table:formula="of:=[.F709] + IF(AND([.B709]&lt;&gt;[.B710]; [.K709]&gt;= 2400);3;0)" office:value-type="float" office:value="64" calcext:value-type="float">
            <text:p>64</text:p>
          </table:table-cell>
          <table:table-cell table:formula="of:= IF([.C710] &lt; 6; [.$M$7] * FLOOR([.E710] * [.F710]); 0)" office:value-type="float" office:value="750" calcext:value-type="float">
            <text:p>750</text:p>
          </table:table-cell>
          <table:table-cell table:formula="of:=[.H709] + [.G710]" office:value-type="float" office:value="240360" calcext:value-type="float">
            <text:p>240360</text:p>
          </table:table-cell>
          <table:table-cell table:style-name="ce43" table:formula="of:=IF([.C710] = 7; [.F710] * 15; 0) + IF(AND([.B709]&lt;&gt;[.B710]; [.K709]&gt;= 2400);2400;0)" office:value-type="float" office:value="0" calcext:value-type="float">
            <text:p>0</text:p>
          </table:table-cell>
          <table:table-cell table:formula="of:=[.J709] + [.I710]" office:value-type="float" office:value="97775" calcext:value-type="float">
            <text:p>97775</text:p>
          </table:table-cell>
          <table:table-cell table:formula="of:=[.H710] - [.J710]" office:value-type="float" office:value="142585" calcext:value-type="float">
            <text:p>14258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2-10" calcext:value-type="date">
            <text:p>10.12.2024</text:p>
          </table:table-cell>
          <table:table-cell table:style-name="ce43" table:formula="of:=MONTH([.A711])" office:value-type="float" office:value="12" calcext:value-type="float">
            <text:p>12</text:p>
          </table:table-cell>
          <table:table-cell table:formula="of:=WEEKDAY([.A711];2)" office:value-type="float" office:value="2" calcext:value-type="float">
            <text:p>2</text:p>
          </table:table-cell>
          <table:table-cell table:style-name="ce1" office:value-type="string" calcext:value-type="string">
            <text:p>JESIEŃ</text:p>
          </table:table-cell>
          <table:table-cell table:formula="of:=IF([.D711] = &quot;ZIMA&quot;; 0.2; IF([.D711] = &quot;WIOSNA&quot;; 0.5; IF([.D711] = &quot;LATO&quot;; 0.9; 0.4)))" office:value-type="float" office:value="0.4" calcext:value-type="float">
            <text:p>0,4</text:p>
          </table:table-cell>
          <table:table-cell table:style-name="ce43" table:formula="of:=[.F710] + IF(AND([.B710]&lt;&gt;[.B711]; [.K710]&gt;= 2400);3;0)" office:value-type="float" office:value="64" calcext:value-type="float">
            <text:p>64</text:p>
          </table:table-cell>
          <table:table-cell table:formula="of:= IF([.C711] &lt; 6; [.$M$7] * FLOOR([.E711] * [.F711]); 0)" office:value-type="float" office:value="750" calcext:value-type="float">
            <text:p>750</text:p>
          </table:table-cell>
          <table:table-cell table:formula="of:=[.H710] + [.G711]" office:value-type="float" office:value="241110" calcext:value-type="float">
            <text:p>241110</text:p>
          </table:table-cell>
          <table:table-cell table:style-name="ce43" table:formula="of:=IF([.C711] = 7; [.F711] * 15; 0) + IF(AND([.B710]&lt;&gt;[.B711]; [.K710]&gt;= 2400);2400;0)" office:value-type="float" office:value="0" calcext:value-type="float">
            <text:p>0</text:p>
          </table:table-cell>
          <table:table-cell table:formula="of:=[.J710] + [.I711]" office:value-type="float" office:value="97775" calcext:value-type="float">
            <text:p>97775</text:p>
          </table:table-cell>
          <table:table-cell table:formula="of:=[.H711] - [.J711]" office:value-type="float" office:value="143335" calcext:value-type="float">
            <text:p>14333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2-11" calcext:value-type="date">
            <text:p>11.12.2024</text:p>
          </table:table-cell>
          <table:table-cell table:style-name="ce43" table:formula="of:=MONTH([.A712])" office:value-type="float" office:value="12" calcext:value-type="float">
            <text:p>12</text:p>
          </table:table-cell>
          <table:table-cell table:formula="of:=WEEKDAY([.A712];2)" office:value-type="float" office:value="3" calcext:value-type="float">
            <text:p>3</text:p>
          </table:table-cell>
          <table:table-cell table:style-name="ce1" office:value-type="string" calcext:value-type="string">
            <text:p>JESIEŃ</text:p>
          </table:table-cell>
          <table:table-cell table:formula="of:=IF([.D712] = &quot;ZIMA&quot;; 0.2; IF([.D712] = &quot;WIOSNA&quot;; 0.5; IF([.D712] = &quot;LATO&quot;; 0.9; 0.4)))" office:value-type="float" office:value="0.4" calcext:value-type="float">
            <text:p>0,4</text:p>
          </table:table-cell>
          <table:table-cell table:style-name="ce43" table:formula="of:=[.F711] + IF(AND([.B711]&lt;&gt;[.B712]; [.K711]&gt;= 2400);3;0)" office:value-type="float" office:value="64" calcext:value-type="float">
            <text:p>64</text:p>
          </table:table-cell>
          <table:table-cell table:formula="of:= IF([.C712] &lt; 6; [.$M$7] * FLOOR([.E712] * [.F712]); 0)" office:value-type="float" office:value="750" calcext:value-type="float">
            <text:p>750</text:p>
          </table:table-cell>
          <table:table-cell table:formula="of:=[.H711] + [.G712]" office:value-type="float" office:value="241860" calcext:value-type="float">
            <text:p>241860</text:p>
          </table:table-cell>
          <table:table-cell table:style-name="ce43" table:formula="of:=IF([.C712] = 7; [.F712] * 15; 0) + IF(AND([.B711]&lt;&gt;[.B712]; [.K711]&gt;= 2400);2400;0)" office:value-type="float" office:value="0" calcext:value-type="float">
            <text:p>0</text:p>
          </table:table-cell>
          <table:table-cell table:formula="of:=[.J711] + [.I712]" office:value-type="float" office:value="97775" calcext:value-type="float">
            <text:p>97775</text:p>
          </table:table-cell>
          <table:table-cell table:formula="of:=[.H712] - [.J712]" office:value-type="float" office:value="144085" calcext:value-type="float">
            <text:p>14408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2-12" calcext:value-type="date">
            <text:p>12.12.2024</text:p>
          </table:table-cell>
          <table:table-cell table:style-name="ce43" table:formula="of:=MONTH([.A713])" office:value-type="float" office:value="12" calcext:value-type="float">
            <text:p>12</text:p>
          </table:table-cell>
          <table:table-cell table:formula="of:=WEEKDAY([.A713];2)" office:value-type="float" office:value="4" calcext:value-type="float">
            <text:p>4</text:p>
          </table:table-cell>
          <table:table-cell table:style-name="ce1" office:value-type="string" calcext:value-type="string">
            <text:p>JESIEŃ</text:p>
          </table:table-cell>
          <table:table-cell table:formula="of:=IF([.D713] = &quot;ZIMA&quot;; 0.2; IF([.D713] = &quot;WIOSNA&quot;; 0.5; IF([.D713] = &quot;LATO&quot;; 0.9; 0.4)))" office:value-type="float" office:value="0.4" calcext:value-type="float">
            <text:p>0,4</text:p>
          </table:table-cell>
          <table:table-cell table:style-name="ce43" table:formula="of:=[.F712] + IF(AND([.B712]&lt;&gt;[.B713]; [.K712]&gt;= 2400);3;0)" office:value-type="float" office:value="64" calcext:value-type="float">
            <text:p>64</text:p>
          </table:table-cell>
          <table:table-cell table:formula="of:= IF([.C713] &lt; 6; [.$M$7] * FLOOR([.E713] * [.F713]); 0)" office:value-type="float" office:value="750" calcext:value-type="float">
            <text:p>750</text:p>
          </table:table-cell>
          <table:table-cell table:formula="of:=[.H712] + [.G713]" office:value-type="float" office:value="242610" calcext:value-type="float">
            <text:p>242610</text:p>
          </table:table-cell>
          <table:table-cell table:style-name="ce43" table:formula="of:=IF([.C713] = 7; [.F713] * 15; 0) + IF(AND([.B712]&lt;&gt;[.B713]; [.K712]&gt;= 2400);2400;0)" office:value-type="float" office:value="0" calcext:value-type="float">
            <text:p>0</text:p>
          </table:table-cell>
          <table:table-cell table:formula="of:=[.J712] + [.I713]" office:value-type="float" office:value="97775" calcext:value-type="float">
            <text:p>97775</text:p>
          </table:table-cell>
          <table:table-cell table:formula="of:=[.H713] - [.J713]" office:value-type="float" office:value="144835" calcext:value-type="float">
            <text:p>14483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2-13" calcext:value-type="date">
            <text:p>13.12.2024</text:p>
          </table:table-cell>
          <table:table-cell table:style-name="ce43" table:formula="of:=MONTH([.A714])" office:value-type="float" office:value="12" calcext:value-type="float">
            <text:p>12</text:p>
          </table:table-cell>
          <table:table-cell table:formula="of:=WEEKDAY([.A714];2)" office:value-type="float" office:value="5" calcext:value-type="float">
            <text:p>5</text:p>
          </table:table-cell>
          <table:table-cell table:style-name="ce1" office:value-type="string" calcext:value-type="string">
            <text:p>JESIEŃ</text:p>
          </table:table-cell>
          <table:table-cell table:formula="of:=IF([.D714] = &quot;ZIMA&quot;; 0.2; IF([.D714] = &quot;WIOSNA&quot;; 0.5; IF([.D714] = &quot;LATO&quot;; 0.9; 0.4)))" office:value-type="float" office:value="0.4" calcext:value-type="float">
            <text:p>0,4</text:p>
          </table:table-cell>
          <table:table-cell table:style-name="ce43" table:formula="of:=[.F713] + IF(AND([.B713]&lt;&gt;[.B714]; [.K713]&gt;= 2400);3;0)" office:value-type="float" office:value="64" calcext:value-type="float">
            <text:p>64</text:p>
          </table:table-cell>
          <table:table-cell table:formula="of:= IF([.C714] &lt; 6; [.$M$7] * FLOOR([.E714] * [.F714]); 0)" office:value-type="float" office:value="750" calcext:value-type="float">
            <text:p>750</text:p>
          </table:table-cell>
          <table:table-cell table:formula="of:=[.H713] + [.G714]" office:value-type="float" office:value="243360" calcext:value-type="float">
            <text:p>243360</text:p>
          </table:table-cell>
          <table:table-cell table:style-name="ce43" table:formula="of:=IF([.C714] = 7; [.F714] * 15; 0) + IF(AND([.B713]&lt;&gt;[.B714]; [.K713]&gt;= 2400);2400;0)" office:value-type="float" office:value="0" calcext:value-type="float">
            <text:p>0</text:p>
          </table:table-cell>
          <table:table-cell table:formula="of:=[.J713] + [.I714]" office:value-type="float" office:value="97775" calcext:value-type="float">
            <text:p>97775</text:p>
          </table:table-cell>
          <table:table-cell table:formula="of:=[.H714] - [.J714]" office:value-type="float" office:value="145585" calcext:value-type="float">
            <text:p>14558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2-14" calcext:value-type="date">
            <text:p>14.12.2024</text:p>
          </table:table-cell>
          <table:table-cell table:style-name="ce43" table:formula="of:=MONTH([.A715])" office:value-type="float" office:value="12" calcext:value-type="float">
            <text:p>12</text:p>
          </table:table-cell>
          <table:table-cell table:formula="of:=WEEKDAY([.A715];2)" office:value-type="float" office:value="6" calcext:value-type="float">
            <text:p>6</text:p>
          </table:table-cell>
          <table:table-cell table:style-name="ce1" office:value-type="string" calcext:value-type="string">
            <text:p>JESIEŃ</text:p>
          </table:table-cell>
          <table:table-cell table:formula="of:=IF([.D715] = &quot;ZIMA&quot;; 0.2; IF([.D715] = &quot;WIOSNA&quot;; 0.5; IF([.D715] = &quot;LATO&quot;; 0.9; 0.4)))" office:value-type="float" office:value="0.4" calcext:value-type="float">
            <text:p>0,4</text:p>
          </table:table-cell>
          <table:table-cell table:style-name="ce43" table:formula="of:=[.F714] + IF(AND([.B714]&lt;&gt;[.B715]; [.K714]&gt;= 2400);3;0)" office:value-type="float" office:value="64" calcext:value-type="float">
            <text:p>64</text:p>
          </table:table-cell>
          <table:table-cell table:formula="of:= IF([.C715] &lt; 6; [.$M$7] * FLOOR([.E715] * [.F715]); 0)" office:value-type="float" office:value="0" calcext:value-type="float">
            <text:p>0</text:p>
          </table:table-cell>
          <table:table-cell table:formula="of:=[.H714] + [.G715]" office:value-type="float" office:value="243360" calcext:value-type="float">
            <text:p>243360</text:p>
          </table:table-cell>
          <table:table-cell table:style-name="ce43" table:formula="of:=IF([.C715] = 7; [.F715] * 15; 0) + IF(AND([.B714]&lt;&gt;[.B715]; [.K714]&gt;= 2400);2400;0)" office:value-type="float" office:value="0" calcext:value-type="float">
            <text:p>0</text:p>
          </table:table-cell>
          <table:table-cell table:formula="of:=[.J714] + [.I715]" office:value-type="float" office:value="97775" calcext:value-type="float">
            <text:p>97775</text:p>
          </table:table-cell>
          <table:table-cell table:formula="of:=[.H715] - [.J715]" office:value-type="float" office:value="145585" calcext:value-type="float">
            <text:p>14558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2-15" calcext:value-type="date">
            <text:p>15.12.2024</text:p>
          </table:table-cell>
          <table:table-cell table:style-name="ce43" table:formula="of:=MONTH([.A716])" office:value-type="float" office:value="12" calcext:value-type="float">
            <text:p>12</text:p>
          </table:table-cell>
          <table:table-cell table:formula="of:=WEEKDAY([.A716];2)" office:value-type="float" office:value="7" calcext:value-type="float">
            <text:p>7</text:p>
          </table:table-cell>
          <table:table-cell table:style-name="ce1" office:value-type="string" calcext:value-type="string">
            <text:p>JESIEŃ</text:p>
          </table:table-cell>
          <table:table-cell table:formula="of:=IF([.D716] = &quot;ZIMA&quot;; 0.2; IF([.D716] = &quot;WIOSNA&quot;; 0.5; IF([.D716] = &quot;LATO&quot;; 0.9; 0.4)))" office:value-type="float" office:value="0.4" calcext:value-type="float">
            <text:p>0,4</text:p>
          </table:table-cell>
          <table:table-cell table:style-name="ce43" table:formula="of:=[.F715] + IF(AND([.B715]&lt;&gt;[.B716]; [.K715]&gt;= 2400);3;0)" office:value-type="float" office:value="64" calcext:value-type="float">
            <text:p>64</text:p>
          </table:table-cell>
          <table:table-cell table:formula="of:= IF([.C716] &lt; 6; [.$M$7] * FLOOR([.E716] * [.F716]); 0)" office:value-type="float" office:value="0" calcext:value-type="float">
            <text:p>0</text:p>
          </table:table-cell>
          <table:table-cell table:formula="of:=[.H715] + [.G716]" office:value-type="float" office:value="243360" calcext:value-type="float">
            <text:p>243360</text:p>
          </table:table-cell>
          <table:table-cell table:style-name="ce43" table:formula="of:=IF([.C716] = 7; [.F716] * 15; 0) + IF(AND([.B715]&lt;&gt;[.B716]; [.K715]&gt;= 2400);2400;0)" office:value-type="float" office:value="960" calcext:value-type="float">
            <text:p>960</text:p>
          </table:table-cell>
          <table:table-cell table:formula="of:=[.J715] + [.I716]" office:value-type="float" office:value="98735" calcext:value-type="float">
            <text:p>98735</text:p>
          </table:table-cell>
          <table:table-cell table:formula="of:=[.H716] - [.J716]" office:value-type="float" office:value="144625" calcext:value-type="float">
            <text:p>14462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2-16" calcext:value-type="date">
            <text:p>16.12.2024</text:p>
          </table:table-cell>
          <table:table-cell table:style-name="ce43" table:formula="of:=MONTH([.A717])" office:value-type="float" office:value="12" calcext:value-type="float">
            <text:p>12</text:p>
          </table:table-cell>
          <table:table-cell table:formula="of:=WEEKDAY([.A717];2)" office:value-type="float" office:value="1" calcext:value-type="float">
            <text:p>1</text:p>
          </table:table-cell>
          <table:table-cell table:style-name="ce1" office:value-type="string" calcext:value-type="string">
            <text:p>JESIEŃ</text:p>
          </table:table-cell>
          <table:table-cell table:formula="of:=IF([.D717] = &quot;ZIMA&quot;; 0.2; IF([.D717] = &quot;WIOSNA&quot;; 0.5; IF([.D717] = &quot;LATO&quot;; 0.9; 0.4)))" office:value-type="float" office:value="0.4" calcext:value-type="float">
            <text:p>0,4</text:p>
          </table:table-cell>
          <table:table-cell table:style-name="ce43" table:formula="of:=[.F716] + IF(AND([.B716]&lt;&gt;[.B717]; [.K716]&gt;= 2400);3;0)" office:value-type="float" office:value="64" calcext:value-type="float">
            <text:p>64</text:p>
          </table:table-cell>
          <table:table-cell table:formula="of:= IF([.C717] &lt; 6; [.$M$7] * FLOOR([.E717] * [.F717]); 0)" office:value-type="float" office:value="750" calcext:value-type="float">
            <text:p>750</text:p>
          </table:table-cell>
          <table:table-cell table:formula="of:=[.H716] + [.G717]" office:value-type="float" office:value="244110" calcext:value-type="float">
            <text:p>244110</text:p>
          </table:table-cell>
          <table:table-cell table:style-name="ce43" table:formula="of:=IF([.C717] = 7; [.F717] * 15; 0) + IF(AND([.B716]&lt;&gt;[.B717]; [.K716]&gt;= 2400);2400;0)" office:value-type="float" office:value="0" calcext:value-type="float">
            <text:p>0</text:p>
          </table:table-cell>
          <table:table-cell table:formula="of:=[.J716] + [.I717]" office:value-type="float" office:value="98735" calcext:value-type="float">
            <text:p>98735</text:p>
          </table:table-cell>
          <table:table-cell table:formula="of:=[.H717] - [.J717]" office:value-type="float" office:value="145375" calcext:value-type="float">
            <text:p>14537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2-17" calcext:value-type="date">
            <text:p>17.12.2024</text:p>
          </table:table-cell>
          <table:table-cell table:style-name="ce43" table:formula="of:=MONTH([.A718])" office:value-type="float" office:value="12" calcext:value-type="float">
            <text:p>12</text:p>
          </table:table-cell>
          <table:table-cell table:formula="of:=WEEKDAY([.A718];2)" office:value-type="float" office:value="2" calcext:value-type="float">
            <text:p>2</text:p>
          </table:table-cell>
          <table:table-cell table:style-name="ce1" office:value-type="string" calcext:value-type="string">
            <text:p>JESIEŃ</text:p>
          </table:table-cell>
          <table:table-cell table:formula="of:=IF([.D718] = &quot;ZIMA&quot;; 0.2; IF([.D718] = &quot;WIOSNA&quot;; 0.5; IF([.D718] = &quot;LATO&quot;; 0.9; 0.4)))" office:value-type="float" office:value="0.4" calcext:value-type="float">
            <text:p>0,4</text:p>
          </table:table-cell>
          <table:table-cell table:style-name="ce43" table:formula="of:=[.F717] + IF(AND([.B717]&lt;&gt;[.B718]; [.K717]&gt;= 2400);3;0)" office:value-type="float" office:value="64" calcext:value-type="float">
            <text:p>64</text:p>
          </table:table-cell>
          <table:table-cell table:formula="of:= IF([.C718] &lt; 6; [.$M$7] * FLOOR([.E718] * [.F718]); 0)" office:value-type="float" office:value="750" calcext:value-type="float">
            <text:p>750</text:p>
          </table:table-cell>
          <table:table-cell table:formula="of:=[.H717] + [.G718]" office:value-type="float" office:value="244860" calcext:value-type="float">
            <text:p>244860</text:p>
          </table:table-cell>
          <table:table-cell table:style-name="ce43" table:formula="of:=IF([.C718] = 7; [.F718] * 15; 0) + IF(AND([.B717]&lt;&gt;[.B718]; [.K717]&gt;= 2400);2400;0)" office:value-type="float" office:value="0" calcext:value-type="float">
            <text:p>0</text:p>
          </table:table-cell>
          <table:table-cell table:formula="of:=[.J717] + [.I718]" office:value-type="float" office:value="98735" calcext:value-type="float">
            <text:p>98735</text:p>
          </table:table-cell>
          <table:table-cell table:formula="of:=[.H718] - [.J718]" office:value-type="float" office:value="146125" calcext:value-type="float">
            <text:p>14612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2-18" calcext:value-type="date">
            <text:p>18.12.2024</text:p>
          </table:table-cell>
          <table:table-cell table:style-name="ce43" table:formula="of:=MONTH([.A719])" office:value-type="float" office:value="12" calcext:value-type="float">
            <text:p>12</text:p>
          </table:table-cell>
          <table:table-cell table:formula="of:=WEEKDAY([.A719];2)" office:value-type="float" office:value="3" calcext:value-type="float">
            <text:p>3</text:p>
          </table:table-cell>
          <table:table-cell table:style-name="ce1" office:value-type="string" calcext:value-type="string">
            <text:p>JESIEŃ</text:p>
          </table:table-cell>
          <table:table-cell table:formula="of:=IF([.D719] = &quot;ZIMA&quot;; 0.2; IF([.D719] = &quot;WIOSNA&quot;; 0.5; IF([.D719] = &quot;LATO&quot;; 0.9; 0.4)))" office:value-type="float" office:value="0.4" calcext:value-type="float">
            <text:p>0,4</text:p>
          </table:table-cell>
          <table:table-cell table:style-name="ce43" table:formula="of:=[.F718] + IF(AND([.B718]&lt;&gt;[.B719]; [.K718]&gt;= 2400);3;0)" office:value-type="float" office:value="64" calcext:value-type="float">
            <text:p>64</text:p>
          </table:table-cell>
          <table:table-cell table:formula="of:= IF([.C719] &lt; 6; [.$M$7] * FLOOR([.E719] * [.F719]); 0)" office:value-type="float" office:value="750" calcext:value-type="float">
            <text:p>750</text:p>
          </table:table-cell>
          <table:table-cell table:formula="of:=[.H718] + [.G719]" office:value-type="float" office:value="245610" calcext:value-type="float">
            <text:p>245610</text:p>
          </table:table-cell>
          <table:table-cell table:style-name="ce43" table:formula="of:=IF([.C719] = 7; [.F719] * 15; 0) + IF(AND([.B718]&lt;&gt;[.B719]; [.K718]&gt;= 2400);2400;0)" office:value-type="float" office:value="0" calcext:value-type="float">
            <text:p>0</text:p>
          </table:table-cell>
          <table:table-cell table:formula="of:=[.J718] + [.I719]" office:value-type="float" office:value="98735" calcext:value-type="float">
            <text:p>98735</text:p>
          </table:table-cell>
          <table:table-cell table:formula="of:=[.H719] - [.J719]" office:value-type="float" office:value="146875" calcext:value-type="float">
            <text:p>14687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2-19" calcext:value-type="date">
            <text:p>19.12.2024</text:p>
          </table:table-cell>
          <table:table-cell table:style-name="ce43" table:formula="of:=MONTH([.A720])" office:value-type="float" office:value="12" calcext:value-type="float">
            <text:p>12</text:p>
          </table:table-cell>
          <table:table-cell table:formula="of:=WEEKDAY([.A720];2)" office:value-type="float" office:value="4" calcext:value-type="float">
            <text:p>4</text:p>
          </table:table-cell>
          <table:table-cell table:style-name="ce1" office:value-type="string" calcext:value-type="string">
            <text:p>JESIEŃ</text:p>
          </table:table-cell>
          <table:table-cell table:formula="of:=IF([.D720] = &quot;ZIMA&quot;; 0.2; IF([.D720] = &quot;WIOSNA&quot;; 0.5; IF([.D720] = &quot;LATO&quot;; 0.9; 0.4)))" office:value-type="float" office:value="0.4" calcext:value-type="float">
            <text:p>0,4</text:p>
          </table:table-cell>
          <table:table-cell table:style-name="ce43" table:formula="of:=[.F719] + IF(AND([.B719]&lt;&gt;[.B720]; [.K719]&gt;= 2400);3;0)" office:value-type="float" office:value="64" calcext:value-type="float">
            <text:p>64</text:p>
          </table:table-cell>
          <table:table-cell table:formula="of:= IF([.C720] &lt; 6; [.$M$7] * FLOOR([.E720] * [.F720]); 0)" office:value-type="float" office:value="750" calcext:value-type="float">
            <text:p>750</text:p>
          </table:table-cell>
          <table:table-cell table:formula="of:=[.H719] + [.G720]" office:value-type="float" office:value="246360" calcext:value-type="float">
            <text:p>246360</text:p>
          </table:table-cell>
          <table:table-cell table:style-name="ce43" table:formula="of:=IF([.C720] = 7; [.F720] * 15; 0) + IF(AND([.B719]&lt;&gt;[.B720]; [.K719]&gt;= 2400);2400;0)" office:value-type="float" office:value="0" calcext:value-type="float">
            <text:p>0</text:p>
          </table:table-cell>
          <table:table-cell table:formula="of:=[.J719] + [.I720]" office:value-type="float" office:value="98735" calcext:value-type="float">
            <text:p>98735</text:p>
          </table:table-cell>
          <table:table-cell table:formula="of:=[.H720] - [.J720]" office:value-type="float" office:value="147625" calcext:value-type="float">
            <text:p>14762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2-20" calcext:value-type="date">
            <text:p>20.12.2024</text:p>
          </table:table-cell>
          <table:table-cell table:style-name="ce43" table:formula="of:=MONTH([.A721])" office:value-type="float" office:value="12" calcext:value-type="float">
            <text:p>12</text:p>
          </table:table-cell>
          <table:table-cell table:formula="of:=WEEKDAY([.A721];2)" office:value-type="float" office:value="5" calcext:value-type="float">
            <text:p>5</text:p>
          </table:table-cell>
          <table:table-cell table:style-name="ce1" office:value-type="string" calcext:value-type="string">
            <text:p>JESIEŃ</text:p>
          </table:table-cell>
          <table:table-cell table:formula="of:=IF([.D721] = &quot;ZIMA&quot;; 0.2; IF([.D721] = &quot;WIOSNA&quot;; 0.5; IF([.D721] = &quot;LATO&quot;; 0.9; 0.4)))" office:value-type="float" office:value="0.4" calcext:value-type="float">
            <text:p>0,4</text:p>
          </table:table-cell>
          <table:table-cell table:style-name="ce43" table:formula="of:=[.F720] + IF(AND([.B720]&lt;&gt;[.B721]; [.K720]&gt;= 2400);3;0)" office:value-type="float" office:value="64" calcext:value-type="float">
            <text:p>64</text:p>
          </table:table-cell>
          <table:table-cell table:formula="of:= IF([.C721] &lt; 6; [.$M$7] * FLOOR([.E721] * [.F721]); 0)" office:value-type="float" office:value="750" calcext:value-type="float">
            <text:p>750</text:p>
          </table:table-cell>
          <table:table-cell table:formula="of:=[.H720] + [.G721]" office:value-type="float" office:value="247110" calcext:value-type="float">
            <text:p>247110</text:p>
          </table:table-cell>
          <table:table-cell table:style-name="ce43" table:formula="of:=IF([.C721] = 7; [.F721] * 15; 0) + IF(AND([.B720]&lt;&gt;[.B721]; [.K720]&gt;= 2400);2400;0)" office:value-type="float" office:value="0" calcext:value-type="float">
            <text:p>0</text:p>
          </table:table-cell>
          <table:table-cell table:formula="of:=[.J720] + [.I721]" office:value-type="float" office:value="98735" calcext:value-type="float">
            <text:p>98735</text:p>
          </table:table-cell>
          <table:table-cell table:formula="of:=[.H721] - [.J721]" office:value-type="float" office:value="148375" calcext:value-type="float">
            <text:p>14837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2-21" calcext:value-type="date">
            <text:p>21.12.2024</text:p>
          </table:table-cell>
          <table:table-cell table:style-name="ce43" table:formula="of:=MONTH([.A722])" office:value-type="float" office:value="12" calcext:value-type="float">
            <text:p>12</text:p>
          </table:table-cell>
          <table:table-cell table:formula="of:=WEEKDAY([.A722];2)" office:value-type="float" office:value="6" calcext:value-type="float">
            <text:p>6</text:p>
          </table:table-cell>
          <table:table-cell table:style-name="ce1" office:value-type="string" calcext:value-type="string">
            <text:p>ZIMA</text:p>
          </table:table-cell>
          <table:table-cell table:formula="of:=IF([.D722] = &quot;ZIMA&quot;; 0.2; IF([.D722] = &quot;WIOSNA&quot;; 0.5; IF([.D722] = &quot;LATO&quot;; 0.9; 0.4)))" office:value-type="float" office:value="0.2" calcext:value-type="float">
            <text:p>0,2</text:p>
          </table:table-cell>
          <table:table-cell table:style-name="ce43" table:formula="of:=[.F721] + IF(AND([.B721]&lt;&gt;[.B722]; [.K721]&gt;= 2400);3;0)" office:value-type="float" office:value="64" calcext:value-type="float">
            <text:p>64</text:p>
          </table:table-cell>
          <table:table-cell table:formula="of:= IF([.C722] &lt; 6; [.$M$7] * FLOOR([.E722] * [.F722]); 0)" office:value-type="float" office:value="0" calcext:value-type="float">
            <text:p>0</text:p>
          </table:table-cell>
          <table:table-cell table:formula="of:=[.H721] + [.G722]" office:value-type="float" office:value="247110" calcext:value-type="float">
            <text:p>247110</text:p>
          </table:table-cell>
          <table:table-cell table:style-name="ce43" table:formula="of:=IF([.C722] = 7; [.F722] * 15; 0) + IF(AND([.B721]&lt;&gt;[.B722]; [.K721]&gt;= 2400);2400;0)" office:value-type="float" office:value="0" calcext:value-type="float">
            <text:p>0</text:p>
          </table:table-cell>
          <table:table-cell table:formula="of:=[.J721] + [.I722]" office:value-type="float" office:value="98735" calcext:value-type="float">
            <text:p>98735</text:p>
          </table:table-cell>
          <table:table-cell table:formula="of:=[.H722] - [.J722]" office:value-type="float" office:value="148375" calcext:value-type="float">
            <text:p>14837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2-22" calcext:value-type="date">
            <text:p>22.12.2024</text:p>
          </table:table-cell>
          <table:table-cell table:style-name="ce43" table:formula="of:=MONTH([.A723])" office:value-type="float" office:value="12" calcext:value-type="float">
            <text:p>12</text:p>
          </table:table-cell>
          <table:table-cell table:formula="of:=WEEKDAY([.A723];2)" office:value-type="float" office:value="7" calcext:value-type="float">
            <text:p>7</text:p>
          </table:table-cell>
          <table:table-cell table:style-name="ce1" office:value-type="string" calcext:value-type="string">
            <text:p>ZIMA</text:p>
          </table:table-cell>
          <table:table-cell table:formula="of:=IF([.D723] = &quot;ZIMA&quot;; 0.2; IF([.D723] = &quot;WIOSNA&quot;; 0.5; IF([.D723] = &quot;LATO&quot;; 0.9; 0.4)))" office:value-type="float" office:value="0.2" calcext:value-type="float">
            <text:p>0,2</text:p>
          </table:table-cell>
          <table:table-cell table:style-name="ce43" table:formula="of:=[.F722] + IF(AND([.B722]&lt;&gt;[.B723]; [.K722]&gt;= 2400);3;0)" office:value-type="float" office:value="64" calcext:value-type="float">
            <text:p>64</text:p>
          </table:table-cell>
          <table:table-cell table:formula="of:= IF([.C723] &lt; 6; [.$M$7] * FLOOR([.E723] * [.F723]); 0)" office:value-type="float" office:value="0" calcext:value-type="float">
            <text:p>0</text:p>
          </table:table-cell>
          <table:table-cell table:formula="of:=[.H722] + [.G723]" office:value-type="float" office:value="247110" calcext:value-type="float">
            <text:p>247110</text:p>
          </table:table-cell>
          <table:table-cell table:style-name="ce43" table:formula="of:=IF([.C723] = 7; [.F723] * 15; 0) + IF(AND([.B722]&lt;&gt;[.B723]; [.K722]&gt;= 2400);2400;0)" office:value-type="float" office:value="960" calcext:value-type="float">
            <text:p>960</text:p>
          </table:table-cell>
          <table:table-cell table:formula="of:=[.J722] + [.I723]" office:value-type="float" office:value="99695" calcext:value-type="float">
            <text:p>99695</text:p>
          </table:table-cell>
          <table:table-cell table:formula="of:=[.H723] - [.J723]" office:value-type="float" office:value="147415" calcext:value-type="float">
            <text:p>14741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2-23" calcext:value-type="date">
            <text:p>23.12.2024</text:p>
          </table:table-cell>
          <table:table-cell table:style-name="ce43" table:formula="of:=MONTH([.A724])" office:value-type="float" office:value="12" calcext:value-type="float">
            <text:p>12</text:p>
          </table:table-cell>
          <table:table-cell table:formula="of:=WEEKDAY([.A724];2)" office:value-type="float" office:value="1" calcext:value-type="float">
            <text:p>1</text:p>
          </table:table-cell>
          <table:table-cell table:style-name="ce1" office:value-type="string" calcext:value-type="string">
            <text:p>ZIMA</text:p>
          </table:table-cell>
          <table:table-cell table:formula="of:=IF([.D724] = &quot;ZIMA&quot;; 0.2; IF([.D724] = &quot;WIOSNA&quot;; 0.5; IF([.D724] = &quot;LATO&quot;; 0.9; 0.4)))" office:value-type="float" office:value="0.2" calcext:value-type="float">
            <text:p>0,2</text:p>
          </table:table-cell>
          <table:table-cell table:style-name="ce43" table:formula="of:=[.F723] + IF(AND([.B723]&lt;&gt;[.B724]; [.K723]&gt;= 2400);3;0)" office:value-type="float" office:value="64" calcext:value-type="float">
            <text:p>64</text:p>
          </table:table-cell>
          <table:table-cell table:formula="of:= IF([.C724] &lt; 6; [.$M$7] * FLOOR([.E724] * [.F724]); 0)" office:value-type="float" office:value="360" calcext:value-type="float">
            <text:p>360</text:p>
          </table:table-cell>
          <table:table-cell table:formula="of:=[.H723] + [.G724]" office:value-type="float" office:value="247470" calcext:value-type="float">
            <text:p>247470</text:p>
          </table:table-cell>
          <table:table-cell table:style-name="ce43" table:formula="of:=IF([.C724] = 7; [.F724] * 15; 0) + IF(AND([.B723]&lt;&gt;[.B724]; [.K723]&gt;= 2400);2400;0)" office:value-type="float" office:value="0" calcext:value-type="float">
            <text:p>0</text:p>
          </table:table-cell>
          <table:table-cell table:formula="of:=[.J723] + [.I724]" office:value-type="float" office:value="99695" calcext:value-type="float">
            <text:p>99695</text:p>
          </table:table-cell>
          <table:table-cell table:formula="of:=[.H724] - [.J724]" office:value-type="float" office:value="147775" calcext:value-type="float">
            <text:p>14777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2-24" calcext:value-type="date">
            <text:p>24.12.2024</text:p>
          </table:table-cell>
          <table:table-cell table:style-name="ce43" table:formula="of:=MONTH([.A725])" office:value-type="float" office:value="12" calcext:value-type="float">
            <text:p>12</text:p>
          </table:table-cell>
          <table:table-cell table:formula="of:=WEEKDAY([.A725];2)" office:value-type="float" office:value="2" calcext:value-type="float">
            <text:p>2</text:p>
          </table:table-cell>
          <table:table-cell table:style-name="ce1" office:value-type="string" calcext:value-type="string">
            <text:p>ZIMA</text:p>
          </table:table-cell>
          <table:table-cell table:formula="of:=IF([.D725] = &quot;ZIMA&quot;; 0.2; IF([.D725] = &quot;WIOSNA&quot;; 0.5; IF([.D725] = &quot;LATO&quot;; 0.9; 0.4)))" office:value-type="float" office:value="0.2" calcext:value-type="float">
            <text:p>0,2</text:p>
          </table:table-cell>
          <table:table-cell table:style-name="ce43" table:formula="of:=[.F724] + IF(AND([.B724]&lt;&gt;[.B725]; [.K724]&gt;= 2400);3;0)" office:value-type="float" office:value="64" calcext:value-type="float">
            <text:p>64</text:p>
          </table:table-cell>
          <table:table-cell table:formula="of:= IF([.C725] &lt; 6; [.$M$7] * FLOOR([.E725] * [.F725]); 0)" office:value-type="float" office:value="360" calcext:value-type="float">
            <text:p>360</text:p>
          </table:table-cell>
          <table:table-cell table:formula="of:=[.H724] + [.G725]" office:value-type="float" office:value="247830" calcext:value-type="float">
            <text:p>247830</text:p>
          </table:table-cell>
          <table:table-cell table:style-name="ce43" table:formula="of:=IF([.C725] = 7; [.F725] * 15; 0) + IF(AND([.B724]&lt;&gt;[.B725]; [.K724]&gt;= 2400);2400;0)" office:value-type="float" office:value="0" calcext:value-type="float">
            <text:p>0</text:p>
          </table:table-cell>
          <table:table-cell table:formula="of:=[.J724] + [.I725]" office:value-type="float" office:value="99695" calcext:value-type="float">
            <text:p>99695</text:p>
          </table:table-cell>
          <table:table-cell table:formula="of:=[.H725] - [.J725]" office:value-type="float" office:value="148135" calcext:value-type="float">
            <text:p>14813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2-25" calcext:value-type="date">
            <text:p>25.12.2024</text:p>
          </table:table-cell>
          <table:table-cell table:style-name="ce43" table:formula="of:=MONTH([.A726])" office:value-type="float" office:value="12" calcext:value-type="float">
            <text:p>12</text:p>
          </table:table-cell>
          <table:table-cell table:formula="of:=WEEKDAY([.A726];2)" office:value-type="float" office:value="3" calcext:value-type="float">
            <text:p>3</text:p>
          </table:table-cell>
          <table:table-cell table:style-name="ce1" office:value-type="string" calcext:value-type="string">
            <text:p>ZIMA</text:p>
          </table:table-cell>
          <table:table-cell table:formula="of:=IF([.D726] = &quot;ZIMA&quot;; 0.2; IF([.D726] = &quot;WIOSNA&quot;; 0.5; IF([.D726] = &quot;LATO&quot;; 0.9; 0.4)))" office:value-type="float" office:value="0.2" calcext:value-type="float">
            <text:p>0,2</text:p>
          </table:table-cell>
          <table:table-cell table:style-name="ce43" table:formula="of:=[.F725] + IF(AND([.B725]&lt;&gt;[.B726]; [.K725]&gt;= 2400);3;0)" office:value-type="float" office:value="64" calcext:value-type="float">
            <text:p>64</text:p>
          </table:table-cell>
          <table:table-cell table:formula="of:= IF([.C726] &lt; 6; [.$M$7] * FLOOR([.E726] * [.F726]); 0)" office:value-type="float" office:value="360" calcext:value-type="float">
            <text:p>360</text:p>
          </table:table-cell>
          <table:table-cell table:formula="of:=[.H725] + [.G726]" office:value-type="float" office:value="248190" calcext:value-type="float">
            <text:p>248190</text:p>
          </table:table-cell>
          <table:table-cell table:style-name="ce43" table:formula="of:=IF([.C726] = 7; [.F726] * 15; 0) + IF(AND([.B725]&lt;&gt;[.B726]; [.K725]&gt;= 2400);2400;0)" office:value-type="float" office:value="0" calcext:value-type="float">
            <text:p>0</text:p>
          </table:table-cell>
          <table:table-cell table:formula="of:=[.J725] + [.I726]" office:value-type="float" office:value="99695" calcext:value-type="float">
            <text:p>99695</text:p>
          </table:table-cell>
          <table:table-cell table:formula="of:=[.H726] - [.J726]" office:value-type="float" office:value="148495" calcext:value-type="float">
            <text:p>14849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2-26" calcext:value-type="date">
            <text:p>26.12.2024</text:p>
          </table:table-cell>
          <table:table-cell table:style-name="ce43" table:formula="of:=MONTH([.A727])" office:value-type="float" office:value="12" calcext:value-type="float">
            <text:p>12</text:p>
          </table:table-cell>
          <table:table-cell table:formula="of:=WEEKDAY([.A727];2)" office:value-type="float" office:value="4" calcext:value-type="float">
            <text:p>4</text:p>
          </table:table-cell>
          <table:table-cell table:style-name="ce1" office:value-type="string" calcext:value-type="string">
            <text:p>ZIMA</text:p>
          </table:table-cell>
          <table:table-cell table:formula="of:=IF([.D727] = &quot;ZIMA&quot;; 0.2; IF([.D727] = &quot;WIOSNA&quot;; 0.5; IF([.D727] = &quot;LATO&quot;; 0.9; 0.4)))" office:value-type="float" office:value="0.2" calcext:value-type="float">
            <text:p>0,2</text:p>
          </table:table-cell>
          <table:table-cell table:style-name="ce43" table:formula="of:=[.F726] + IF(AND([.B726]&lt;&gt;[.B727]; [.K726]&gt;= 2400);3;0)" office:value-type="float" office:value="64" calcext:value-type="float">
            <text:p>64</text:p>
          </table:table-cell>
          <table:table-cell table:formula="of:= IF([.C727] &lt; 6; [.$M$7] * FLOOR([.E727] * [.F727]); 0)" office:value-type="float" office:value="360" calcext:value-type="float">
            <text:p>360</text:p>
          </table:table-cell>
          <table:table-cell table:formula="of:=[.H726] + [.G727]" office:value-type="float" office:value="248550" calcext:value-type="float">
            <text:p>248550</text:p>
          </table:table-cell>
          <table:table-cell table:style-name="ce43" table:formula="of:=IF([.C727] = 7; [.F727] * 15; 0) + IF(AND([.B726]&lt;&gt;[.B727]; [.K726]&gt;= 2400);2400;0)" office:value-type="float" office:value="0" calcext:value-type="float">
            <text:p>0</text:p>
          </table:table-cell>
          <table:table-cell table:formula="of:=[.J726] + [.I727]" office:value-type="float" office:value="99695" calcext:value-type="float">
            <text:p>99695</text:p>
          </table:table-cell>
          <table:table-cell table:formula="of:=[.H727] - [.J727]" office:value-type="float" office:value="148855" calcext:value-type="float">
            <text:p>14885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2-27" calcext:value-type="date">
            <text:p>27.12.2024</text:p>
          </table:table-cell>
          <table:table-cell table:style-name="ce43" table:formula="of:=MONTH([.A728])" office:value-type="float" office:value="12" calcext:value-type="float">
            <text:p>12</text:p>
          </table:table-cell>
          <table:table-cell table:formula="of:=WEEKDAY([.A728];2)" office:value-type="float" office:value="5" calcext:value-type="float">
            <text:p>5</text:p>
          </table:table-cell>
          <table:table-cell table:style-name="ce1" office:value-type="string" calcext:value-type="string">
            <text:p>ZIMA</text:p>
          </table:table-cell>
          <table:table-cell table:formula="of:=IF([.D728] = &quot;ZIMA&quot;; 0.2; IF([.D728] = &quot;WIOSNA&quot;; 0.5; IF([.D728] = &quot;LATO&quot;; 0.9; 0.4)))" office:value-type="float" office:value="0.2" calcext:value-type="float">
            <text:p>0,2</text:p>
          </table:table-cell>
          <table:table-cell table:style-name="ce43" table:formula="of:=[.F727] + IF(AND([.B727]&lt;&gt;[.B728]; [.K727]&gt;= 2400);3;0)" office:value-type="float" office:value="64" calcext:value-type="float">
            <text:p>64</text:p>
          </table:table-cell>
          <table:table-cell table:formula="of:= IF([.C728] &lt; 6; [.$M$7] * FLOOR([.E728] * [.F728]); 0)" office:value-type="float" office:value="360" calcext:value-type="float">
            <text:p>360</text:p>
          </table:table-cell>
          <table:table-cell table:formula="of:=[.H727] + [.G728]" office:value-type="float" office:value="248910" calcext:value-type="float">
            <text:p>248910</text:p>
          </table:table-cell>
          <table:table-cell table:style-name="ce43" table:formula="of:=IF([.C728] = 7; [.F728] * 15; 0) + IF(AND([.B727]&lt;&gt;[.B728]; [.K727]&gt;= 2400);2400;0)" office:value-type="float" office:value="0" calcext:value-type="float">
            <text:p>0</text:p>
          </table:table-cell>
          <table:table-cell table:formula="of:=[.J727] + [.I728]" office:value-type="float" office:value="99695" calcext:value-type="float">
            <text:p>99695</text:p>
          </table:table-cell>
          <table:table-cell table:formula="of:=[.H728] - [.J728]" office:value-type="float" office:value="149215" calcext:value-type="float">
            <text:p>14921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2-28" calcext:value-type="date">
            <text:p>28.12.2024</text:p>
          </table:table-cell>
          <table:table-cell table:style-name="ce43" table:formula="of:=MONTH([.A729])" office:value-type="float" office:value="12" calcext:value-type="float">
            <text:p>12</text:p>
          </table:table-cell>
          <table:table-cell table:formula="of:=WEEKDAY([.A729];2)" office:value-type="float" office:value="6" calcext:value-type="float">
            <text:p>6</text:p>
          </table:table-cell>
          <table:table-cell table:style-name="ce1" office:value-type="string" calcext:value-type="string">
            <text:p>ZIMA</text:p>
          </table:table-cell>
          <table:table-cell table:formula="of:=IF([.D729] = &quot;ZIMA&quot;; 0.2; IF([.D729] = &quot;WIOSNA&quot;; 0.5; IF([.D729] = &quot;LATO&quot;; 0.9; 0.4)))" office:value-type="float" office:value="0.2" calcext:value-type="float">
            <text:p>0,2</text:p>
          </table:table-cell>
          <table:table-cell table:style-name="ce43" table:formula="of:=[.F728] + IF(AND([.B728]&lt;&gt;[.B729]; [.K728]&gt;= 2400);3;0)" office:value-type="float" office:value="64" calcext:value-type="float">
            <text:p>64</text:p>
          </table:table-cell>
          <table:table-cell table:formula="of:= IF([.C729] &lt; 6; [.$M$7] * FLOOR([.E729] * [.F729]); 0)" office:value-type="float" office:value="0" calcext:value-type="float">
            <text:p>0</text:p>
          </table:table-cell>
          <table:table-cell table:formula="of:=[.H728] + [.G729]" office:value-type="float" office:value="248910" calcext:value-type="float">
            <text:p>248910</text:p>
          </table:table-cell>
          <table:table-cell table:style-name="ce43" table:formula="of:=IF([.C729] = 7; [.F729] * 15; 0) + IF(AND([.B728]&lt;&gt;[.B729]; [.K728]&gt;= 2400);2400;0)" office:value-type="float" office:value="0" calcext:value-type="float">
            <text:p>0</text:p>
          </table:table-cell>
          <table:table-cell table:formula="of:=[.J728] + [.I729]" office:value-type="float" office:value="99695" calcext:value-type="float">
            <text:p>99695</text:p>
          </table:table-cell>
          <table:table-cell table:formula="of:=[.H729] - [.J729]" office:value-type="float" office:value="149215" calcext:value-type="float">
            <text:p>14921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2-29" calcext:value-type="date">
            <text:p>29.12.2024</text:p>
          </table:table-cell>
          <table:table-cell table:style-name="ce43" table:formula="of:=MONTH([.A730])" office:value-type="float" office:value="12" calcext:value-type="float">
            <text:p>12</text:p>
          </table:table-cell>
          <table:table-cell table:formula="of:=WEEKDAY([.A730];2)" office:value-type="float" office:value="7" calcext:value-type="float">
            <text:p>7</text:p>
          </table:table-cell>
          <table:table-cell table:style-name="ce1" office:value-type="string" calcext:value-type="string">
            <text:p>ZIMA</text:p>
          </table:table-cell>
          <table:table-cell table:formula="of:=IF([.D730] = &quot;ZIMA&quot;; 0.2; IF([.D730] = &quot;WIOSNA&quot;; 0.5; IF([.D730] = &quot;LATO&quot;; 0.9; 0.4)))" office:value-type="float" office:value="0.2" calcext:value-type="float">
            <text:p>0,2</text:p>
          </table:table-cell>
          <table:table-cell table:style-name="ce43" table:formula="of:=[.F729] + IF(AND([.B729]&lt;&gt;[.B730]; [.K729]&gt;= 2400);3;0)" office:value-type="float" office:value="64" calcext:value-type="float">
            <text:p>64</text:p>
          </table:table-cell>
          <table:table-cell table:formula="of:= IF([.C730] &lt; 6; [.$M$7] * FLOOR([.E730] * [.F730]); 0)" office:value-type="float" office:value="0" calcext:value-type="float">
            <text:p>0</text:p>
          </table:table-cell>
          <table:table-cell table:formula="of:=[.H729] + [.G730]" office:value-type="float" office:value="248910" calcext:value-type="float">
            <text:p>248910</text:p>
          </table:table-cell>
          <table:table-cell table:style-name="ce43" table:formula="of:=IF([.C730] = 7; [.F730] * 15; 0) + IF(AND([.B729]&lt;&gt;[.B730]; [.K729]&gt;= 2400);2400;0)" office:value-type="float" office:value="960" calcext:value-type="float">
            <text:p>960</text:p>
          </table:table-cell>
          <table:table-cell table:formula="of:=[.J729] + [.I730]" office:value-type="float" office:value="100655" calcext:value-type="float">
            <text:p>100655</text:p>
          </table:table-cell>
          <table:table-cell table:formula="of:=[.H730] - [.J730]" office:value-type="float" office:value="148255" calcext:value-type="float">
            <text:p>14825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2-30" calcext:value-type="date">
            <text:p>30.12.2024</text:p>
          </table:table-cell>
          <table:table-cell table:style-name="ce43" table:formula="of:=MONTH([.A731])" office:value-type="float" office:value="12" calcext:value-type="float">
            <text:p>12</text:p>
          </table:table-cell>
          <table:table-cell table:formula="of:=WEEKDAY([.A731];2)" office:value-type="float" office:value="1" calcext:value-type="float">
            <text:p>1</text:p>
          </table:table-cell>
          <table:table-cell table:style-name="ce1" office:value-type="string" calcext:value-type="string">
            <text:p>ZIMA</text:p>
          </table:table-cell>
          <table:table-cell table:formula="of:=IF([.D731] = &quot;ZIMA&quot;; 0.2; IF([.D731] = &quot;WIOSNA&quot;; 0.5; IF([.D731] = &quot;LATO&quot;; 0.9; 0.4)))" office:value-type="float" office:value="0.2" calcext:value-type="float">
            <text:p>0,2</text:p>
          </table:table-cell>
          <table:table-cell table:style-name="ce43" table:formula="of:=[.F730] + IF(AND([.B730]&lt;&gt;[.B731]; [.K730]&gt;= 2400);3;0)" office:value-type="float" office:value="64" calcext:value-type="float">
            <text:p>64</text:p>
          </table:table-cell>
          <table:table-cell table:formula="of:= IF([.C731] &lt; 6; [.$M$7] * FLOOR([.E731] * [.F731]); 0)" office:value-type="float" office:value="360" calcext:value-type="float">
            <text:p>360</text:p>
          </table:table-cell>
          <table:table-cell table:formula="of:=[.H730] + [.G731]" office:value-type="float" office:value="249270" calcext:value-type="float">
            <text:p>249270</text:p>
          </table:table-cell>
          <table:table-cell table:style-name="ce43" table:formula="of:=IF([.C731] = 7; [.F731] * 15; 0) + IF(AND([.B730]&lt;&gt;[.B731]; [.K730]&gt;= 2400);2400;0)" office:value-type="float" office:value="0" calcext:value-type="float">
            <text:p>0</text:p>
          </table:table-cell>
          <table:table-cell table:formula="of:=[.J730] + [.I731]" office:value-type="float" office:value="100655" calcext:value-type="float">
            <text:p>100655</text:p>
          </table:table-cell>
          <table:table-cell table:formula="of:=[.H731] - [.J731]" office:value-type="float" office:value="148615" calcext:value-type="float">
            <text:p>14861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2-31" calcext:value-type="date">
            <text:p>31.12.2024</text:p>
          </table:table-cell>
          <table:table-cell table:style-name="ce43" table:formula="of:=MONTH([.A732])" office:value-type="float" office:value="12" calcext:value-type="float">
            <text:p>12</text:p>
          </table:table-cell>
          <table:table-cell table:formula="of:=WEEKDAY([.A732];2)" office:value-type="float" office:value="2" calcext:value-type="float">
            <text:p>2</text:p>
          </table:table-cell>
          <table:table-cell table:style-name="ce1" office:value-type="string" calcext:value-type="string">
            <text:p>ZIMA</text:p>
          </table:table-cell>
          <table:table-cell table:formula="of:=IF([.D732] = &quot;ZIMA&quot;; 0.2; IF([.D732] = &quot;WIOSNA&quot;; 0.5; IF([.D732] = &quot;LATO&quot;; 0.9; 0.4)))" office:value-type="float" office:value="0.2" calcext:value-type="float">
            <text:p>0,2</text:p>
          </table:table-cell>
          <table:table-cell table:style-name="ce43" table:formula="of:=[.F731] + IF(AND([.B731]&lt;&gt;[.B732]; [.K731]&gt;= 2400);3;0)" office:value-type="float" office:value="64" calcext:value-type="float">
            <text:p>64</text:p>
          </table:table-cell>
          <table:table-cell table:formula="of:= IF([.C732] &lt; 6; [.$M$7] * FLOOR([.E732] * [.F732]); 0)" office:value-type="float" office:value="360" calcext:value-type="float">
            <text:p>360</text:p>
          </table:table-cell>
          <table:table-cell table:formula="of:=[.H731] + [.G732]" office:value-type="float" office:value="249630" calcext:value-type="float">
            <text:p>249630</text:p>
          </table:table-cell>
          <table:table-cell table:style-name="ce43" table:formula="of:=IF([.C732] = 7; [.F732] * 15; 0) + IF(AND([.B731]&lt;&gt;[.B732]; [.K731]&gt;= 2400);2400;0)" office:value-type="float" office:value="0" calcext:value-type="float">
            <text:p>0</text:p>
          </table:table-cell>
          <table:table-cell table:formula="of:=[.J731] + [.I732]" office:value-type="float" office:value="100655" calcext:value-type="float">
            <text:p>100655</text:p>
          </table:table-cell>
          <table:table-cell table:formula="of:=[.H732] - [.J732]" office:value-type="float" office:value="148975" calcext:value-type="float">
            <text:p>148975</text:p>
          </table:table-cell>
          <table:table-cell table:number-columns-repeated="2"/>
        </table:table-row>
        <table:table-row table:style-name="ro1" table:number-rows-repeated="1047843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  <table:data-pilot-tables>
        <table:data-pilot-table table:name="DataPilot1" table:application-data="" table:target-range-address="'zad 5.2'.A1:'zad 5.2'.C15" table:buttons="'zad 5.2'.A2 'zad 5.2'.B1" table:show-filter-button="false" table:drill-down-on-double-click="false">
          <table:source-cell-range table:cell-range-address="'zad 5.1'.A1:'zad 5.1'.G3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ni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  <table:data-pilot-groups table:grouped-by="months" table:start="auto" table:end="auto" table:step="0"/>
          </table:data-pilot-field>
          <table:data-pilot-field table:source-field-name="przychód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60" table:display="true" table:show-details="true"/>
                <table:data-pilot-member table:name="120" table:display="true" table:show-details="true"/>
                <table:data-pilot-member table:name="150" table:display="true" table:show-details="true"/>
                <table:data-pilot-member table:name="27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ydatki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50" table:display="true" table:show-details="true"/>
                <table:data-pilot-member table:name="81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1">00.00.0000</text:date>, <text:time style:data-style-name="N2" text:time-value="09:10:02.293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31T12:24:59.188000000</meta:creation-date>
    <dc:date>2025-04-01T09:44:15.589000000</dc:date>
    <meta:editing-duration>PT17M53S</meta:editing-duration>
    <meta:editing-cycles>2</meta:editing-cycles>
    <meta:generator>LibreOffice/24.8.5.2$Windows_X86_64 LibreOffice_project/fddf2685c70b461e7832239a0162a77216259f22</meta:generator>
    <meta:document-statistic meta:table-count="3" meta:cell-count="13290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.008cm" svg:height="8.976cm" xlink:href=".." xlink:type="simple" chart:class="chart:bar" chart:style-name="ch1">
        <chart:title svg:x="5.22cm" svg:y="0.315cm" chart:style-name="ch2">
          <text:p>miesięczny dochód w 2023</text:p>
        </chart:title>
        <chart:legend chart:legend-position="end" svg:x="13.743cm" svg:y="4.189cm" style:legend-expansion="high" chart:style-name="ch3"/>
        <chart:plot-area chart:style-name="ch4" table:cell-range-address="'zad 5.2'.A18:'zad 5.2'.A29 'zad 5.2'.D17:'zad 5.2'.D29" chart:data-source-has-labels="both" svg:x="1.331cm" svg:y="1.273cm" svg:width="12.092cm" svg:height="6.543cm">
          <chart:coordinate-region svg:x="2.653cm" svg:y="1.472cm" svg:width="10.77cm" svg:height="6.145cm"/>
          <chart:axis chart:dimension="x" chart:name="primary-x" chart:style-name="ch5" chartooo:axis-type="auto">
            <chartooo:date-scale/>
            <chart:title svg:x="6.782cm" svg:y="7.995cm" chart:style-name="ch2">
              <text:p><text:span text:style-name="T1">miesiąc</text:span></text:p>
            </chart:title>
            <chart:categories table:cell-range-address="'zad 5.2'.A18:'zad 5.2'.A29"/>
          </chart:axis>
          <chart:axis chart:dimension="y" chart:name="primary-y" chart:style-name="ch6">
            <chart:title svg:x="0.451cm" svg:y="5.122cm" chart:style-name="ch7">
              <text:p><text:span text:style-name="T1">dochód</text:span></text:p>
            </chart:title>
            <chart:grid chart:style-name="ch8" chart:class="major"/>
          </chart:axis>
          <chart:series chart:style-name="ch9" chart:values-cell-range-address="'zad 5.2'.D18:'zad 5.2'.D29" chart:label-cell-address="'zad 5.2'.D17:'zad 5.2'.D17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alkulacja</text:p>
                <draw:g>
                  <svg:desc>'zad 5.2'.D17:'zad 5.2'.D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</text:p>
                <draw:g>
                  <svg:desc>'zad 5.2'.A18:'zad 5.2'.A29</svg:desc>
                </draw:g>
              </table:table-cell>
              <table:table-cell office:value-type="float" office:value="-7430">
                <text:p>-7430</text:p>
                <draw:g>
                  <svg:desc>'zad 5.2'.D18:'zad 5.2'.D29</svg:desc>
                </draw:g>
              </table:table-cell>
            </table:table-row>
            <table:table-row>
              <table:table-cell office:value-type="string">
                <text:p>II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III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IV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string">
                <text:p>VI</text:p>
              </table:table-cell>
              <table:table-cell office:value-type="float" office:value="3660">
                <text:p>3660</text:p>
              </table:table-cell>
            </table:table-row>
            <table:table-row>
              <table:table-cell office:value-type="string">
                <text:p>VII</text:p>
              </table:table-cell>
              <table:table-cell office:value-type="float" office:value="4920">
                <text:p>4920</text:p>
              </table:table-cell>
            </table:table-row>
            <table:table-row>
              <table:table-cell office:value-type="string">
                <text:p>VIII</text:p>
              </table:table-cell>
              <table:table-cell office:value-type="float" office:value="5610">
                <text:p>5610</text:p>
              </table:table-cell>
            </table:table-row>
            <table:table-row>
              <table:table-cell office:value-type="string">
                <text:p>IX</text:p>
              </table:table-cell>
              <table:table-cell office:value-type="float" office:value="4320">
                <text:p>4320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1890">
                <text:p>1890</text:p>
              </table:table-cell>
            </table:table-row>
            <table:table-row>
              <table:table-cell office:value-type="string">
                <text:p>XI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XII</text:p>
              </table:table-cell>
              <table:table-cell office:value-type="float" office:value="1350">
                <text:p>13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5.2$Windows_X86_64 LibreOffice_project/fddf2685c70b461e7832239a0162a77216259f2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